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Inconsolata" svg:font-family="Inconsolat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313.91pt"/>
    </style:style>
    <style:style style:name="co2" style:family="table-column">
      <style:table-column-properties fo:break-before="auto" style:column-width="375.76pt"/>
    </style:style>
    <style:style style:name="co3" style:family="table-column">
      <style:table-column-properties fo:break-before="auto" style:column-width="423.64pt"/>
    </style:style>
    <style:style style:name="co4" style:family="table-column">
      <style:table-column-properties fo:break-before="auto" style:column-width="430.61pt"/>
    </style:style>
    <style:style style:name="co5" style:family="table-column">
      <style:table-column-properties fo:break-before="auto" style:column-width="311.16pt"/>
    </style:style>
    <style:style style:name="co6" style:family="table-column">
      <style:table-column-properties fo:break-before="auto" style:column-width="391.69pt"/>
    </style:style>
    <style:style style:name="co7" style:family="table-column">
      <style:table-column-properties fo:break-before="auto" style:column-width="360.45pt"/>
    </style:style>
    <style:style style:name="co8" style:family="table-column">
      <style:table-column-properties fo:break-before="auto" style:column-width="421.54pt"/>
    </style:style>
    <style:style style:name="co9" style:family="table-column">
      <style:table-column-properties fo:break-before="auto" style:column-width="411.14pt"/>
    </style:style>
    <style:style style:name="co10" style:family="table-column">
      <style:table-column-properties fo:break-before="auto" style:column-width="384.75pt"/>
    </style:style>
    <style:style style:name="co11" style:family="table-column">
      <style:table-column-properties fo:break-before="auto" style:column-width="427.1pt"/>
    </style:style>
    <style:style style:name="co12" style:family="table-column">
      <style:table-column-properties fo:break-before="auto" style:column-width="359.74pt"/>
    </style:style>
    <style:style style:name="co13" style:family="table-column">
      <style:table-column-properties fo:break-before="auto" style:column-width="335.45pt"/>
    </style:style>
    <style:style style:name="co14" style:family="table-column">
      <style:table-column-properties fo:break-before="auto" style:column-width="366.69pt"/>
    </style:style>
    <style:style style:name="co15" style:family="table-column">
      <style:table-column-properties fo:break-before="auto" style:column-width="448.64pt"/>
    </style:style>
    <style:style style:name="co16" style:family="table-column">
      <style:table-column-properties fo:break-before="auto" style:column-width="463.89pt"/>
    </style:style>
    <style:style style:name="co17" style:family="table-column">
      <style:table-column-properties fo:break-before="auto" style:column-width="415.3pt"/>
    </style:style>
    <style:style style:name="co18" style:family="table-column">
      <style:table-column-properties fo:break-before="auto" style:column-width="410.46pt"/>
    </style:style>
    <style:style style:name="co19" style:family="table-column">
      <style:table-column-properties fo:break-before="auto" style:column-width="510.46pt"/>
    </style:style>
    <style:style style:name="co20" style:family="table-column">
      <style:table-column-properties fo:break-before="auto" style:column-width="381.29pt"/>
    </style:style>
    <style:style style:name="co21" style:family="table-column">
      <style:table-column-properties fo:break-before="auto" style:column-width="70.16pt"/>
    </style:style>
    <style:style style:name="co22" style:family="table-column">
      <style:table-column-properties fo:break-before="auto" style:column-width="61.09pt"/>
    </style:style>
    <style:style style:name="co23" style:family="table-column">
      <style:table-column-properties fo:break-before="auto" style:column-width="280.54pt"/>
    </style:style>
    <style:style style:name="co24" style:family="table-column">
      <style:table-column-properties fo:break-before="auto" style:column-width="214.61pt"/>
    </style:style>
    <style:style style:name="co25" style:family="table-column">
      <style:table-column-properties fo:break-before="auto" style:column-width="317.4pt"/>
    </style:style>
    <style:style style:name="co26" style:family="table-column">
      <style:table-column-properties fo:break-before="auto" style:column-width="123.59pt"/>
    </style:style>
    <style:style style:name="co27" style:family="table-column">
      <style:table-column-properties fo:break-before="auto" style:column-width="181.3pt"/>
    </style:style>
    <style:style style:name="co28" style:family="table-column">
      <style:table-column-properties fo:break-before="auto" style:column-width="72.26pt"/>
    </style:style>
    <style:style style:name="co29" style:family="table-column">
      <style:table-column-properties fo:break-before="auto" style:column-width="77.1pt"/>
    </style:style>
    <style:style style:name="co30" style:family="table-column">
      <style:table-column-properties fo:break-before="auto" style:column-width="420.21pt"/>
    </style:style>
    <style:style style:name="co31" style:family="table-column">
      <style:table-column-properties fo:break-before="auto" style:column-width="65.99pt"/>
    </style:style>
    <style:style style:name="co32" style:family="table-column">
      <style:table-column-properties fo:break-before="auto" style:column-width="352.8pt"/>
    </style:style>
    <style:style style:name="co33" style:family="table-column">
      <style:table-column-properties fo:break-before="auto" style:column-width="343.11pt"/>
    </style:style>
    <style:style style:name="co34" style:family="table-column">
      <style:table-column-properties fo:break-before="auto" style:column-width="347.95pt"/>
    </style:style>
    <style:style style:name="co35" style:family="table-column">
      <style:table-column-properties fo:break-before="auto" style:column-width="370.86pt"/>
    </style:style>
    <style:style style:name="co36" style:family="table-column">
      <style:table-column-properties fo:break-before="auto" style:column-width="304.89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polybasic.tsv">
      <style:table-properties table:display="true" style:writing-mode="lr-tb"/>
    </style:style>
    <style:style style:name="ta2" style:family="table" style:master-page-name="PageStyle_5f_keywords">
      <style:table-properties table:display="true" style:writing-mode="lr-tb"/>
    </style:style>
    <style:style style:name="ta3" style:family="table" style:master-page-name="PageStyle_5f_errors">
      <style:table-properties table:display="true" style:writing-mode="lr-tb"/>
    </style:style>
    <style:style style:name="ta4" style:family="table" style:master-page-name="PageStyle_5f_lang_5f_en">
      <style:table-properties table:display="true" style:writing-mode="lr-tb"/>
    </style:style>
    <style:style style:name="ta5" style:family="table" style:master-page-name="PageStyle_5f_lang_5f_ko">
      <style:table-properties table:display="true" style:writing-mode="lr-tb"/>
    </style:style>
    <style:style style:name="ta6" style:family="table" style:master-page-name="PageStyle_5f_lang_5f_fr">
      <style:table-properties table:display="true" style:writing-mode="lr-tb"/>
    </style:style>
    <style:style style:name="ta7" style:family="table" style:master-page-name="PageStyle_5f_lang_5f_de">
      <style:table-properties table:display="true" style:writing-mode="lr-tb"/>
    </style:style>
    <style:style style:name="ta8" style:family="table" style:master-page-name="PageStyle_5f_lang_5f_zh">
      <style:table-properties table:display="true" style:writing-mode="lr-tb"/>
    </style:style>
    <style:style style:name="ta9" style:family="table" style:master-page-name="PageStyle_5f_lang_5f_es">
      <style:table-properties table:display="true" style:writing-mode="lr-tb"/>
    </style:style>
    <style:style style:name="ta10" style:family="table" style:master-page-name="PageStyle_5f_lang_5f_ar">
      <style:table-properties table:display="true" style:writing-mode="lr-tb"/>
    </style:style>
    <style:style style:name="ta11" style:family="table" style:master-page-name="PageStyle_5f_lang_5f_ru">
      <style:table-properties table:display="true" style:writing-mode="lr-tb"/>
    </style:style>
    <style:style style:name="ta12" style:family="table" style:master-page-name="PageStyle_5f_lang_5f_hi">
      <style:table-properties table:display="true" style:writing-mode="lr-tb"/>
    </style:style>
    <style:style style:name="ta13" style:family="table" style:master-page-name="PageStyle_5f_lang_5f_bn">
      <style:table-properties table:display="true" style:writing-mode="lr-tb"/>
    </style:style>
    <style:style style:name="ta14" style:family="table" style:master-page-name="PageStyle_5f_lang_5f_pt">
      <style:table-properties table:display="true" style:writing-mode="lr-tb"/>
    </style:style>
    <style:style style:name="ta15" style:family="table" style:master-page-name="PageStyle_5f_lang_5f_in">
      <style:table-properties table:display="true" style:writing-mode="lr-tb"/>
    </style:style>
    <style:style style:name="ta16" style:family="table" style:master-page-name="PageStyle_5f_lang_5f_ja">
      <style:table-properties table:display="true" style:writing-mode="lr-tb"/>
    </style:style>
    <style:style style:name="ta17" style:family="table" style:master-page-name="PageStyle_5f_lang_5f_he">
      <style:table-properties table:display="true" style:writing-mode="lr-tb"/>
    </style:style>
    <style:style style:name="ta18" style:family="table" style:master-page-name="PageStyle_5f_lang_5f_eo">
      <style:table-properties table:display="true" style:writing-mode="lr-tb"/>
    </style:style>
    <style:style style:name="ta19" style:family="table" style:master-page-name="PageStyle_5f_lang_5f_sw">
      <style:table-properties table:display="true" style:writing-mode="lr-tb"/>
    </style:style>
    <style:style style:name="ta20" style:family="table" style:master-page-name="PageStyle_5f_lang_5f_tl">
      <style:table-properties table:display="true" style:writing-mode="lr-tb"/>
    </style:style>
    <style:style style:name="ta21" style:family="table" style:master-page-name="PageStyle_5f_lang_5f_ur">
      <style:table-properties table:display="true" style:writing-mode="lr-tb"/>
    </style:style>
    <style:style style:name="ta22" style:family="table" style:master-page-name="PageStyle_5f_lang_5f_la">
      <style:table-properties table:display="true" style:writing-mode="lr-tb"/>
    </style:style>
    <style:style style:name="ta23" style:family="table" style:master-page-name="PageStyle_5f_lang_5f_cy">
      <style:table-properties table:display="true" style:writing-mode="lr-tb"/>
    </style:style>
    <style:style style:name="ta24" style:family="table" style:master-page-name="PageStyle_5f_lang_5f_zu">
      <style:table-properties table:display="true" style:writing-mode="lr-tb"/>
    </style:style>
    <style:style style:name="ta25" style:family="table" style:master-page-name="PageStyle_5f_lang_5f_yi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ackground-color="#ffffff" style:rotation-align="none"/>
      <style:text-properties fo:color="#f7981d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</style:style>
    <style:style style:name="ce4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7e3794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  <style:map style:condition="is-true-formula(COUNTIF([.$A$3:.$A$40];[.$A3])&gt;1)" style:apply-style-name="ConditionalStyle_5f_1" style:base-cell-address="lang_ko.A3"/>
    </style:style>
    <style:style style:name="ce5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7e3794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</style:style>
    <style:style style:name="ce7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7e3794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  <style:map style:condition="is-true-formula(COUNTIF([.$A$3:.$A$40];[.$A3])&gt;1)" style:apply-style-name="ConditionalStyle_5f_1" style:base-cell-address="lang_fr.A3"/>
    </style:style>
    <style:style style:name="ce8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</style:style>
    <style:style style:name="ce9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7e3794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  <style:map style:condition="is-true-formula(COUNTIF([.$A$3:.$A$40];[.$A3])&gt;1)" style:apply-style-name="ConditionalStyle_5f_1" style:base-cell-address="lang_de.A3"/>
    </style:style>
    <style:style style:name="ce10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7e3794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  <style:map style:condition="is-true-formula(COUNTIF([.$A$3:.$A$40];[.$A3])&gt;1)" style:apply-style-name="ConditionalStyle_5f_1" style:base-cell-address="lang_zh.A3"/>
    </style:style>
    <style:style style:name="ce11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7e3794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  <style:map style:condition="is-true-formula(COUNTIF([.$A$3:.$A$40];[.$A3])&gt;1)" style:apply-style-name="ConditionalStyle_5f_1" style:base-cell-address="lang_es.A3"/>
    </style:style>
    <style:style style:name="ce12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7e3794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  <style:map style:condition="is-true-formula(COUNTIF([.$A$3:.$A$40];[.$A3])&gt;1)" style:apply-style-name="ConditionalStyle_5f_1" style:base-cell-address="lang_ar.A3"/>
    </style:style>
    <style:style style:name="ce13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7e3794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  <style:map style:condition="is-true-formula(COUNTIF([.$A$3:.$A$40];[.$A3])&gt;1)" style:apply-style-name="ConditionalStyle_5f_1" style:base-cell-address="lang_ru.A3"/>
    </style:style>
    <style:style style:name="ce14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7e3794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  <style:map style:condition="is-true-formula(COUNTIF([.$A$3:.$A$40];[.$A3])&gt;1)" style:apply-style-name="ConditionalStyle_5f_1" style:base-cell-address="lang_hi.A3"/>
    </style:style>
    <style:style style:name="ce15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7e3794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  <style:map style:condition="is-true-formula(COUNTIF([.$A$3:.$A$40];[.$A3])&gt;1)" style:apply-style-name="ConditionalStyle_5f_1" style:base-cell-address="lang_bn.A3"/>
    </style:style>
    <style:style style:name="ce16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7e3794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  <style:map style:condition="is-true-formula(COUNTIF([.$A$3:.$A$40];[.$A3])&gt;1)" style:apply-style-name="ConditionalStyle_5f_1" style:base-cell-address="lang_pt.A3"/>
    </style:style>
    <style:style style:name="ce17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7e3794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  <style:map style:condition="is-true-formula(COUNTIF([.$A$3:.$A$40];[.$A3])&gt;1)" style:apply-style-name="ConditionalStyle_5f_1" style:base-cell-address="lang_in.A3"/>
    </style:style>
    <style:style style:name="ce18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7e3794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  <style:map style:condition="is-true-formula(COUNTIF([.$A$3:.$A$40];[.$A3])&gt;1)" style:apply-style-name="ConditionalStyle_5f_1" style:base-cell-address="lang_ja.A3"/>
    </style:style>
    <style:style style:name="ce19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7e3794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  <style:map style:condition="is-true-formula(COUNTIF([.$A$3:.$A$40];[.$A3])&gt;1)" style:apply-style-name="ConditionalStyle_5f_1" style:base-cell-address="lang_he.A3"/>
    </style:style>
    <style:style style:name="ce20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7e3794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  <style:map style:condition="is-true-formula(COUNTIF([.$A$3:.$A$40];[.$A3])&gt;1)" style:apply-style-name="ConditionalStyle_5f_1" style:base-cell-address="lang_eo.A3"/>
    </style:style>
    <style:style style:name="ce21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7e3794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  <style:map style:condition="is-true-formula(COUNTIF([.$A$3:.$A$40];[.$A3])&gt;1)" style:apply-style-name="ConditionalStyle_5f_1" style:base-cell-address="lang_sw.A3"/>
    </style:style>
    <style:style style:name="ce22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7e3794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  <style:map style:condition="is-true-formula(COUNTIF([.$A$3:.$A$40];[.$A3])&gt;1)" style:apply-style-name="ConditionalStyle_5f_1" style:base-cell-address="lang_tl.A3"/>
    </style:style>
    <style:style style:name="ce23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7e3794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  <style:map style:condition="is-true-formula(COUNTIF([.$A$3:.$A$40];[.$A3])&gt;1)" style:apply-style-name="ConditionalStyle_5f_1" style:base-cell-address="lang_ur.A3"/>
    </style:style>
    <style:style style:name="ce24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7e3794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  <style:map style:condition="is-true-formula(COUNTIF([.$A$3:.$A$40];[.$A3])&gt;1)" style:apply-style-name="ConditionalStyle_5f_1" style:base-cell-address="lang_la.A3"/>
    </style:style>
    <style:style style:name="ce25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7e3794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  <style:map style:condition="is-true-formula(COUNTIF([.$A$3:.$A$40];[.$A3])&gt;1)" style:apply-style-name="ConditionalStyle_5f_1" style:base-cell-address="lang_cy.A3"/>
    </style:style>
    <style:style style:name="ce26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7e3794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  <style:map style:condition="is-true-formula(COUNTIF([.$A$3:.$A$40];[.$A3])&gt;1)" style:apply-style-name="ConditionalStyle_5f_1" style:base-cell-address="lang_zu.A3"/>
    </style:style>
    <style:style style:name="ce27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7e3794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  <style:map style:condition="is-true-formula(COUNTIF([.$A$3:.$A$40];[.$A3])&gt;1)" style:apply-style-name="ConditionalStyle_5f_1" style:base-cell-address="lang_yi.A3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olybasic.tsv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4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1001" table:default-cell-style-name="Default"/>
        <table:table-row table:style-name="ro1">
          <table:table-cell table:style-name="ce1" office:value-type="string" calcext:value-type="string">
            <text:p>abbr</text:p>
          </table:table-cell>
          <table:table-cell table:style-name="ce1" table:formula="of:=[$lang_en.A1]" office:value-type="string" office:string-value="en" calcext:value-type="string">
            <text:p>en</text:p>
          </table:table-cell>
          <table:table-cell table:style-name="ce1" table:formula="of:=[$lang_ko.A1]" office:value-type="string" office:string-value="ko" calcext:value-type="string">
            <text:p>ko</text:p>
          </table:table-cell>
          <table:table-cell table:style-name="ce1" table:formula="of:=[$lang_fr.A1]" office:value-type="string" office:string-value="fr" calcext:value-type="string">
            <text:p>fr</text:p>
          </table:table-cell>
          <table:table-cell table:style-name="ce1" table:formula="of:=[$lang_de.A1]" office:value-type="string" office:string-value="de" calcext:value-type="string">
            <text:p>de</text:p>
          </table:table-cell>
          <table:table-cell table:style-name="ce1" table:formula="of:=[$lang_zh.A1]" office:value-type="string" office:string-value="zh" calcext:value-type="string">
            <text:p>zh</text:p>
          </table:table-cell>
          <table:table-cell table:style-name="ce1" table:formula="of:=[$lang_es.A1]" office:value-type="string" office:string-value="es" calcext:value-type="string">
            <text:p>es</text:p>
          </table:table-cell>
          <table:table-cell table:style-name="ce1" table:formula="of:=[$lang_ar.A1]" office:value-type="string" office:string-value="ar" calcext:value-type="string">
            <text:p>ar</text:p>
          </table:table-cell>
          <table:table-cell table:style-name="ce1" table:formula="of:=[$lang_ru.A1]" office:value-type="string" office:string-value="ru" calcext:value-type="string">
            <text:p>ru</text:p>
          </table:table-cell>
          <table:table-cell table:style-name="ce1" table:formula="of:=[$lang_hi.A1]" office:value-type="string" office:string-value="hi" calcext:value-type="string">
            <text:p>hi</text:p>
          </table:table-cell>
          <table:table-cell table:style-name="ce1" table:formula="of:=[$lang_bn.A1]" office:value-type="string" office:string-value="bn" calcext:value-type="string">
            <text:p>bn</text:p>
          </table:table-cell>
          <table:table-cell table:style-name="ce1" table:formula="of:=[$lang_pt.A1]" office:value-type="string" office:string-value="pt" calcext:value-type="string">
            <text:p>pt</text:p>
          </table:table-cell>
          <table:table-cell table:style-name="ce1" table:formula="of:=[$lang_in.A1]" office:value-type="string" office:string-value="in" calcext:value-type="string">
            <text:p>in</text:p>
          </table:table-cell>
          <table:table-cell table:style-name="ce1" table:formula="of:=[$lang_ja.A1]" office:value-type="string" office:string-value="ja" calcext:value-type="string">
            <text:p>ja</text:p>
          </table:table-cell>
          <table:table-cell table:style-name="ce1" table:formula="of:=[$lang_he.A1]" office:value-type="string" office:string-value="he" calcext:value-type="string">
            <text:p>he</text:p>
          </table:table-cell>
          <table:table-cell table:style-name="ce1" table:formula="of:=[$lang_eo.A1]" office:value-type="string" office:string-value="eo" calcext:value-type="string">
            <text:p>eo</text:p>
          </table:table-cell>
          <table:table-cell table:style-name="ce1" table:formula="of:=[$lang_sw.A1]" office:value-type="string" office:string-value="sw" calcext:value-type="string">
            <text:p>sw</text:p>
          </table:table-cell>
          <table:table-cell table:style-name="ce1" table:formula="of:=[$lang_tl.A1]" office:value-type="string" office:string-value="tl" calcext:value-type="string">
            <text:p>tl</text:p>
          </table:table-cell>
          <table:table-cell table:style-name="ce1" table:formula="of:=[$lang_ur.A1]" office:value-type="string" office:string-value="ur" calcext:value-type="string">
            <text:p>ur</text:p>
          </table:table-cell>
          <table:table-cell table:style-name="ce2" table:formula="of:=[$lang_la.A1]" office:value-type="string" office:string-value="la" calcext:value-type="string">
            <text:p>la</text:p>
          </table:table-cell>
          <table:table-cell table:style-name="ce1" table:formula="of:=[$lang_cy.A1]" office:value-type="string" office:string-value="cy" calcext:value-type="string">
            <text:p>cy</text:p>
          </table:table-cell>
          <table:table-cell table:style-name="ce1" table:formula="of:=[$lang_zu.A1]" office:value-type="string" office:string-value="zu" calcext:value-type="string">
            <text:p>zu</text:p>
          </table:table-cell>
          <table:table-cell table:style-name="ce1" table:formula="of:=[$lang_yi.A1]" office:value-type="string" office:string-value="yi" calcext:value-type="string">
            <text:p>yi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language</text:p>
          </table:table-cell>
          <table:table-cell table:style-name="ce1" table:formula="of:=[$lang_en.A2]" office:value-type="string" office:string-value="ENGLISH" calcext:value-type="string">
            <text:p>ENGLISH</text:p>
          </table:table-cell>
          <table:table-cell table:style-name="ce1" table:formula="of:=[$lang_ko.A2]" office:value-type="string" office:string-value="KOREAN" calcext:value-type="string">
            <text:p>KOREAN</text:p>
          </table:table-cell>
          <table:table-cell table:style-name="ce1" table:formula="of:=[$lang_fr.A2]" office:value-type="string" office:string-value="FRENCH" calcext:value-type="string">
            <text:p>FRENCH</text:p>
          </table:table-cell>
          <table:table-cell table:style-name="ce1" table:formula="of:=[$lang_de.A2]" office:value-type="string" office:string-value="GERMAN" calcext:value-type="string">
            <text:p>GERMAN</text:p>
          </table:table-cell>
          <table:table-cell table:style-name="ce1" table:formula="of:=[$lang_zh.A2]" office:value-type="string" office:string-value="CHINESE" calcext:value-type="string">
            <text:p>CHINESE</text:p>
          </table:table-cell>
          <table:table-cell table:style-name="ce1" table:formula="of:=[$lang_es.A2]" office:value-type="string" office:string-value="SPANISH" calcext:value-type="string">
            <text:p>SPANISH</text:p>
          </table:table-cell>
          <table:table-cell table:style-name="ce1" table:formula="of:=[$lang_ar.A2]" office:value-type="string" office:string-value="ARABIC" calcext:value-type="string">
            <text:p>ARABIC</text:p>
          </table:table-cell>
          <table:table-cell table:style-name="ce1" table:formula="of:=[$lang_ru.A2]" office:value-type="string" office:string-value="RUSSIAN" calcext:value-type="string">
            <text:p>RUSSIAN</text:p>
          </table:table-cell>
          <table:table-cell table:style-name="ce1" table:formula="of:=[$lang_hi.A2]" office:value-type="string" office:string-value="HINDI" calcext:value-type="string">
            <text:p>HINDI</text:p>
          </table:table-cell>
          <table:table-cell table:style-name="ce1" table:formula="of:=[$lang_bn.A2]" office:value-type="string" office:string-value="BENGALI" calcext:value-type="string">
            <text:p>BENGALI</text:p>
          </table:table-cell>
          <table:table-cell table:style-name="ce1" table:formula="of:=[$lang_pt.A2]" office:value-type="string" office:string-value="PORTUGUESE" calcext:value-type="string">
            <text:p>PORTUGUESE</text:p>
          </table:table-cell>
          <table:table-cell table:style-name="ce1" table:formula="of:=[$lang_in.A2]" office:value-type="string" office:string-value="INDONESIAN" calcext:value-type="string">
            <text:p>INDONESIAN</text:p>
          </table:table-cell>
          <table:table-cell table:style-name="ce1" table:formula="of:=[$lang_ja.A2]" office:value-type="string" office:string-value="JAPANESE" calcext:value-type="string">
            <text:p>JAPANESE</text:p>
          </table:table-cell>
          <table:table-cell table:style-name="ce1" table:formula="of:=[$lang_he.A2]" office:value-type="string" office:string-value="HEBREW" calcext:value-type="string">
            <text:p>HEBREW</text:p>
          </table:table-cell>
          <table:table-cell table:style-name="ce1" table:formula="of:=[$lang_eo.A2]" office:value-type="string" office:string-value="ESPERANTO" calcext:value-type="string">
            <text:p>ESPERANTO</text:p>
          </table:table-cell>
          <table:table-cell table:style-name="ce1" table:formula="of:=[$lang_sw.A2]" office:value-type="string" office:string-value="SWAHILI" calcext:value-type="string">
            <text:p>SWAHILI</text:p>
          </table:table-cell>
          <table:table-cell table:style-name="ce1" table:formula="of:=[$lang_tl.A2]" office:value-type="string" office:string-value="TAGOLOG" calcext:value-type="string">
            <text:p>TAGOLOG</text:p>
          </table:table-cell>
          <table:table-cell table:style-name="ce1" table:formula="of:=[$lang_ur.A2]" office:value-type="string" office:string-value="URDU" calcext:value-type="string">
            <text:p>URDU</text:p>
          </table:table-cell>
          <table:table-cell table:style-name="ce2" table:formula="of:=[$lang_la.A2]" office:value-type="string" office:string-value="LATIN" calcext:value-type="string">
            <text:p>LATIN</text:p>
          </table:table-cell>
          <table:table-cell table:style-name="ce1" table:formula="of:=[$lang_cy.A2]" office:value-type="string" office:string-value="WELSH" calcext:value-type="string">
            <text:p>WELSH</text:p>
          </table:table-cell>
          <table:table-cell table:style-name="ce1" table:formula="of:=[$lang_zu.A2]" office:value-type="string" office:string-value="ZULU" calcext:value-type="string">
            <text:p>ZULU</text:p>
          </table:table-cell>
          <table:table-cell table:style-name="ce1" table:formula="of:=[$lang_yi.A2]" office:value-type="string" office:string-value="YIDDISH" calcext:value-type="string">
            <text:p>YIDDISH</text:p>
          </table:table-cell>
          <table:table-cell table:number-columns-repeated="1001"/>
        </table:table-row>
        <table:table-row table:style-name="ro1">
          <table:table-cell table:style-name="ce1" table:formula="of:=[$keywords.A1]" office:value-type="string" office:string-value="ABS" calcext:value-type="string">
            <text:p>ABS</text:p>
          </table:table-cell>
          <table:table-cell table:style-name="ce1" table:formula="of:=[$lang_en.A3]" office:value-type="string" office:string-value="ABS" calcext:value-type="string">
            <text:p>ABS</text:p>
          </table:table-cell>
          <table:table-cell table:style-name="ce1" table:formula="of:=[$lang_ko.A3]" office:value-type="string" office:string-value="양수" calcext:value-type="string">
            <text:p>양수</text:p>
          </table:table-cell>
          <table:table-cell table:style-name="ce1" table:formula="of:=[$lang_fr.A3]" office:value-type="string" office:string-value="TAILLE" calcext:value-type="string">
            <text:p>TAILLE</text:p>
          </table:table-cell>
          <table:table-cell table:style-name="ce1" table:formula="of:=[$lang_de.A3]" office:value-type="string" office:string-value="ABS" calcext:value-type="string">
            <text:p>ABS</text:p>
          </table:table-cell>
          <table:table-cell table:style-name="ce1" table:formula="of:=[$lang_zh.A3]" office:value-type="string" office:string-value="腹肌" calcext:value-type="string">
            <text:p>腹肌</text:p>
          </table:table-cell>
          <table:table-cell table:style-name="ce1" table:formula="of:=[$lang_es.A3]" office:value-type="string" office:string-value="ABDOMINALES" calcext:value-type="string">
            <text:p>ABDOMINALES</text:p>
          </table:table-cell>
          <table:table-cell table:style-name="ce1" table:formula="of:=[$lang_ar.A3]" office:value-type="string" office:string-value="عضلات المعدة" calcext:value-type="string">
            <text:p>عضلات المعدة</text:p>
          </table:table-cell>
          <table:table-cell table:style-name="ce1" table:formula="of:=[$lang_ru.A3]" office:value-type="string" office:string-value="АБС" calcext:value-type="string">
            <text:p>АБС</text:p>
          </table:table-cell>
          <table:table-cell table:style-name="ce1" table:formula="of:=[$lang_hi.A3]" office:value-type="string" office:string-value="पेट" calcext:value-type="string">
            <text:p>पेट</text:p>
          </table:table-cell>
          <table:table-cell table:style-name="ce1" table:formula="of:=[$lang_bn.A3]" office:value-type="string" office:string-value="অ্যাবস" calcext:value-type="string">
            <text:p>অ্যাবস</text:p>
          </table:table-cell>
          <table:table-cell table:style-name="ce1" table:formula="of:=[$lang_pt.A3]" office:value-type="string" office:string-value="ABDÔMEN" calcext:value-type="string">
            <text:p>ABDÔMEN</text:p>
          </table:table-cell>
          <table:table-cell table:style-name="ce1" table:formula="of:=[$lang_in.A3]" office:value-type="string" office:string-value="ABS" calcext:value-type="string">
            <text:p>ABS</text:p>
          </table:table-cell>
          <table:table-cell table:style-name="ce1" table:formula="of:=[$lang_ja.A3]" office:value-type="string" office:string-value="腹筋" calcext:value-type="string">
            <text:p>腹筋</text:p>
          </table:table-cell>
          <table:table-cell table:style-name="ce1" table:formula="of:=[$lang_he.A3]" office:value-type="string" office:string-value="שרירי בטן" calcext:value-type="string">
            <text:p>שרירי בטן</text:p>
          </table:table-cell>
          <table:table-cell table:style-name="ce1" table:formula="of:=[$lang_eo.A3]" office:value-type="string" office:string-value="ABS" calcext:value-type="string">
            <text:p>ABS</text:p>
          </table:table-cell>
          <table:table-cell table:style-name="ce1" table:formula="of:=[$lang_sw.A3]" office:value-type="string" office:string-value="ABS" calcext:value-type="string">
            <text:p>ABS</text:p>
          </table:table-cell>
          <table:table-cell table:style-name="ce1" table:formula="of:=[$lang_tl.A3]" office:value-type="string" office:string-value="ABS" calcext:value-type="string">
            <text:p>ABS</text:p>
          </table:table-cell>
          <table:table-cell table:style-name="ce1" table:formula="of:=[$lang_ur.A3]" office:value-type="string" office:string-value="ABS" calcext:value-type="string">
            <text:p>ABS</text:p>
          </table:table-cell>
          <table:table-cell table:style-name="ce2" table:formula="of:=[$lang_la.A3]" office:value-type="string" office:string-value="ABS" calcext:value-type="string">
            <text:p>ABS</text:p>
          </table:table-cell>
          <table:table-cell table:style-name="ce1" table:formula="of:=[$lang_cy.A3]" office:value-type="string" office:string-value="ABS" calcext:value-type="string">
            <text:p>ABS</text:p>
          </table:table-cell>
          <table:table-cell table:style-name="ce1" table:formula="of:=[$lang_zu.A3]" office:value-type="string" office:string-value="-VALEKE" calcext:value-type="string">
            <text:p>-VALEKE</text:p>
          </table:table-cell>
          <table:table-cell table:style-name="ce1" table:formula="of:=[$lang_yi.A3]" office:value-type="string" office:string-value="אַבס" calcext:value-type="string">
            <text:p>אַבס</text:p>
          </table:table-cell>
          <table:table-cell table:number-columns-repeated="1001"/>
        </table:table-row>
        <table:table-row table:style-name="ro1">
          <table:table-cell table:style-name="ce1" table:formula="of:=[$keywords.A2]" office:value-type="string" office:string-value="ATN" calcext:value-type="string">
            <text:p>ATN</text:p>
          </table:table-cell>
          <table:table-cell table:style-name="ce1" table:formula="of:=[$lang_en.A4]" office:value-type="string" office:string-value="ATN" calcext:value-type="string">
            <text:p>ATN</text:p>
          </table:table-cell>
          <table:table-cell table:style-name="ce1" table:formula="of:=[$lang_ko.A4]" office:value-type="string" office:string-value="아크 탕이트" calcext:value-type="string">
            <text:p>아크 탕이트</text:p>
          </table:table-cell>
          <table:table-cell table:style-name="ce1" table:formula="of:=[$lang_fr.A4]" office:value-type="string" office:string-value="ATN" calcext:value-type="string">
            <text:p>ATN</text:p>
          </table:table-cell>
          <table:table-cell table:style-name="ce1" table:formula="of:=[$lang_de.A4]" office:value-type="string" office:string-value="ATN" calcext:value-type="string">
            <text:p>ATN</text:p>
          </table:table-cell>
          <table:table-cell table:style-name="ce1" table:formula="of:=[$lang_zh.A4]" office:value-type="string" office:string-value="ATN" calcext:value-type="string">
            <text:p>ATN</text:p>
          </table:table-cell>
          <table:table-cell table:style-name="ce1" table:formula="of:=[$lang_es.A4]" office:value-type="string" office:string-value="ATN" calcext:value-type="string">
            <text:p>ATN</text:p>
          </table:table-cell>
          <table:table-cell table:style-name="ce1" table:formula="of:=[$lang_ar.A4]" office:value-type="string" office:string-value="ATN" calcext:value-type="string">
            <text:p>ATN</text:p>
          </table:table-cell>
          <table:table-cell table:style-name="ce1" table:formula="of:=[$lang_ru.A4]" office:value-type="string" office:string-value="АТ" calcext:value-type="string">
            <text:p>АТ</text:p>
          </table:table-cell>
          <table:table-cell table:style-name="ce1" table:formula="of:=[$lang_hi.A4]" office:value-type="string" office:string-value="एटीएन" calcext:value-type="string">
            <text:p>एटीएन</text:p>
          </table:table-cell>
          <table:table-cell table:style-name="ce1" table:formula="of:=[$lang_bn.A4]" office:value-type="string" office:string-value="ATN" calcext:value-type="string">
            <text:p>ATN</text:p>
          </table:table-cell>
          <table:table-cell table:style-name="ce1" table:formula="of:=[$lang_pt.A4]" office:value-type="string" office:string-value="ATN" calcext:value-type="string">
            <text:p>ATN</text:p>
          </table:table-cell>
          <table:table-cell table:style-name="ce1" table:formula="of:=[$lang_in.A4]" office:value-type="string" office:string-value="ATN" calcext:value-type="string">
            <text:p>ATN</text:p>
          </table:table-cell>
          <table:table-cell table:style-name="ce1" table:formula="of:=[$lang_ja.A4]" office:value-type="string" office:string-value="ATN" calcext:value-type="string">
            <text:p>ATN</text:p>
          </table:table-cell>
          <table:table-cell table:style-name="ce1" table:formula="of:=[$lang_he.A4]" office:value-type="string" office:string-value="אטן" calcext:value-type="string">
            <text:p>אטן</text:p>
          </table:table-cell>
          <table:table-cell table:style-name="ce1" table:formula="of:=[$lang_eo.A4]" office:value-type="string" office:string-value="ATN" calcext:value-type="string">
            <text:p>ATN</text:p>
          </table:table-cell>
          <table:table-cell table:style-name="ce1" table:formula="of:=[$lang_sw.A4]" office:value-type="string" office:string-value="ATN" calcext:value-type="string">
            <text:p>ATN</text:p>
          </table:table-cell>
          <table:table-cell table:style-name="ce1" table:formula="of:=[$lang_tl.A4]" office:value-type="string" office:string-value="ATN" calcext:value-type="string">
            <text:p>ATN</text:p>
          </table:table-cell>
          <table:table-cell table:style-name="ce1" table:formula="of:=[$lang_ur.A4]" office:value-type="string" office:string-value="ATN" calcext:value-type="string">
            <text:p>ATN</text:p>
          </table:table-cell>
          <table:table-cell table:style-name="ce2" table:formula="of:=[$lang_la.A4]" office:value-type="string" office:string-value="ATN" calcext:value-type="string">
            <text:p>ATN</text:p>
          </table:table-cell>
          <table:table-cell table:style-name="ce1" table:formula="of:=[$lang_cy.A4]" office:value-type="string" office:string-value="ATN" calcext:value-type="string">
            <text:p>ATN</text:p>
          </table:table-cell>
          <table:table-cell table:style-name="ce1" table:formula="of:=[$lang_zu.A4]" office:value-type="string" office:string-value="AT" calcext:value-type="string">
            <text:p>AT</text:p>
          </table:table-cell>
          <table:table-cell table:style-name="ce1" table:formula="of:=[$lang_yi.A4]" office:value-type="string" office:string-value="TTN" calcext:value-type="string">
            <text:p>TTN</text:p>
          </table:table-cell>
          <table:table-cell table:number-columns-repeated="1001"/>
        </table:table-row>
        <table:table-row table:style-name="ro1">
          <table:table-cell table:style-name="ce1" table:formula="of:=[$keywords.A3]" office:value-type="string" office:string-value="BASE" calcext:value-type="string">
            <text:p>BASE</text:p>
          </table:table-cell>
          <table:table-cell table:style-name="ce1" table:formula="of:=[$lang_en.A5]" office:value-type="string" office:string-value="BASE" calcext:value-type="string">
            <text:p>BASE</text:p>
          </table:table-cell>
          <table:table-cell table:style-name="ce1" table:formula="of:=[$lang_ko.A5]" office:value-type="string" office:string-value="베이스" calcext:value-type="string">
            <text:p>베이스</text:p>
          </table:table-cell>
          <table:table-cell table:style-name="ce1" table:formula="of:=[$lang_fr.A5]" office:value-type="string" office:string-value="BASE" calcext:value-type="string">
            <text:p>BASE</text:p>
          </table:table-cell>
          <table:table-cell table:style-name="ce1" table:formula="of:=[$lang_de.A5]" office:value-type="string" office:string-value="BASE" calcext:value-type="string">
            <text:p>BASE</text:p>
          </table:table-cell>
          <table:table-cell table:style-name="ce1" table:formula="of:=[$lang_zh.A5]" office:value-type="string" office:string-value="根据" calcext:value-type="string">
            <text:p>根据</text:p>
          </table:table-cell>
          <table:table-cell table:style-name="ce1" table:formula="of:=[$lang_es.A5]" office:value-type="string" office:string-value="BASE" calcext:value-type="string">
            <text:p>BASE</text:p>
          </table:table-cell>
          <table:table-cell table:style-name="ce1" table:formula="of:=[$lang_ar.A5]" office:value-type="string" office:string-value="قاعدة" calcext:value-type="string">
            <text:p>قاعدة</text:p>
          </table:table-cell>
          <table:table-cell table:style-name="ce1" table:formula="of:=[$lang_ru.A5]" office:value-type="string" office:string-value="БАЗА" calcext:value-type="string">
            <text:p>БАЗА</text:p>
          </table:table-cell>
          <table:table-cell table:style-name="ce1" table:formula="of:=[$lang_hi.A5]" office:value-type="string" office:string-value="आधार" calcext:value-type="string">
            <text:p>आधार</text:p>
          </table:table-cell>
          <table:table-cell table:style-name="ce1" table:formula="of:=[$lang_bn.A5]" office:value-type="string" office:string-value="বেস" calcext:value-type="string">
            <text:p>বেস</text:p>
          </table:table-cell>
          <table:table-cell table:style-name="ce1" table:formula="of:=[$lang_pt.A5]" office:value-type="string" office:string-value="BASE" calcext:value-type="string">
            <text:p>BASE</text:p>
          </table:table-cell>
          <table:table-cell table:style-name="ce1" table:formula="of:=[$lang_in.A5]" office:value-type="string" office:string-value="BASIS" calcext:value-type="string">
            <text:p>BASIS</text:p>
          </table:table-cell>
          <table:table-cell table:style-name="ce1" table:formula="of:=[$lang_ja.A5]" office:value-type="string" office:string-value="ベース" calcext:value-type="string">
            <text:p>ベース</text:p>
          </table:table-cell>
          <table:table-cell table:style-name="ce1" table:formula="of:=[$lang_he.A5]" office:value-type="string" office:string-value="בסיס" calcext:value-type="string">
            <text:p>בסיס</text:p>
          </table:table-cell>
          <table:table-cell table:style-name="ce1" table:formula="of:=[$lang_eo.A5]" office:value-type="string" office:string-value="BAZO" calcext:value-type="string">
            <text:p>BAZO</text:p>
          </table:table-cell>
          <table:table-cell table:style-name="ce1" table:formula="of:=[$lang_sw.A5]" office:value-type="string" office:string-value="MSINGI" calcext:value-type="string">
            <text:p>MSINGI</text:p>
          </table:table-cell>
          <table:table-cell table:style-name="ce1" table:formula="of:=[$lang_tl.A5]" office:value-type="string" office:string-value="BASE" calcext:value-type="string">
            <text:p>BASE</text:p>
          </table:table-cell>
          <table:table-cell table:style-name="ce1" table:formula="of:=[$lang_ur.A5]" office:value-type="string" office:string-value="بنیاد" calcext:value-type="string">
            <text:p>بنیاد</text:p>
          </table:table-cell>
          <table:table-cell table:style-name="ce2" table:formula="of:=[$lang_la.A5]" office:value-type="string" office:string-value="BASIS" calcext:value-type="string">
            <text:p>BASIS</text:p>
          </table:table-cell>
          <table:table-cell table:style-name="ce1" table:formula="of:=[$lang_cy.A5]" office:value-type="string" office:string-value="SEILIANT" calcext:value-type="string">
            <text:p>SEILIANT</text:p>
          </table:table-cell>
          <table:table-cell table:style-name="ce1" table:formula="of:=[$lang_zu.A5]" office:value-type="string" office:string-value="ISIZINDA" calcext:value-type="string">
            <text:p>ISIZINDA</text:p>
          </table:table-cell>
          <table:table-cell table:style-name="ce1" table:formula="of:=[$lang_yi.A5]" office:value-type="string" office:string-value="באַזע" calcext:value-type="string">
            <text:p>באַזע</text:p>
          </table:table-cell>
          <table:table-cell table:number-columns-repeated="1001"/>
        </table:table-row>
        <table:table-row table:style-name="ro1">
          <table:table-cell table:style-name="ce1" table:formula="of:=[$keywords.A4]" office:value-type="string" office:string-value="COS" calcext:value-type="string">
            <text:p>COS</text:p>
          </table:table-cell>
          <table:table-cell table:style-name="ce1" table:formula="of:=[$lang_en.A6]" office:value-type="string" office:string-value="COS" calcext:value-type="string">
            <text:p>COS</text:p>
          </table:table-cell>
          <table:table-cell table:style-name="ce1" table:formula="of:=[$lang_ko.A6]" office:value-type="string" office:string-value="코사인" calcext:value-type="string">
            <text:p>코사인</text:p>
          </table:table-cell>
          <table:table-cell table:style-name="ce1" table:formula="of:=[$lang_fr.A6]" office:value-type="string" office:string-value="COS" calcext:value-type="string">
            <text:p>COS</text:p>
          </table:table-cell>
          <table:table-cell table:style-name="ce1" table:formula="of:=[$lang_de.A6]" office:value-type="string" office:string-value="COS" calcext:value-type="string">
            <text:p>COS</text:p>
          </table:table-cell>
          <table:table-cell table:style-name="ce1" table:formula="of:=[$lang_zh.A6]" office:value-type="string" office:string-value="COS" calcext:value-type="string">
            <text:p>COS</text:p>
          </table:table-cell>
          <table:table-cell table:style-name="ce1" table:formula="of:=[$lang_es.A6]" office:value-type="string" office:string-value="COSTILLA" calcext:value-type="string">
            <text:p>COSTILLA</text:p>
          </table:table-cell>
          <table:table-cell table:style-name="ce1" table:formula="of:=[$lang_ar.A6]" office:value-type="string" office:string-value="كوس" calcext:value-type="string">
            <text:p>كوس</text:p>
          </table:table-cell>
          <table:table-cell table:style-name="ce1" table:formula="of:=[$lang_ru.A6]" office:value-type="string" office:string-value="ЗАСЕЛЕНИЕ" calcext:value-type="string">
            <text:p>ЗАСЕЛЕНИЕ</text:p>
          </table:table-cell>
          <table:table-cell table:style-name="ce1" table:formula="of:=[$lang_hi.A6]" office:value-type="string" office:string-value="भंडार नियंत्रक" calcext:value-type="string">
            <text:p>भंडार नियंत्रक</text:p>
          </table:table-cell>
          <table:table-cell table:style-name="ce1" table:formula="of:=[$lang_bn.A6]" office:value-type="string" office:string-value="কোস" calcext:value-type="string">
            <text:p>কোস</text:p>
          </table:table-cell>
          <table:table-cell table:style-name="ce1" table:formula="of:=[$lang_pt.A6]" office:value-type="string" office:string-value="COS" calcext:value-type="string">
            <text:p>COS</text:p>
          </table:table-cell>
          <table:table-cell table:style-name="ce1" table:formula="of:=[$lang_in.A6]" office:value-type="string" office:string-value="COS" calcext:value-type="string">
            <text:p>COS</text:p>
          </table:table-cell>
          <table:table-cell table:style-name="ce1" table:formula="of:=[$lang_ja.A6]" office:value-type="string" office:string-value="COS" calcext:value-type="string">
            <text:p>COS</text:p>
          </table:table-cell>
          <table:table-cell table:style-name="ce1" table:formula="of:=[$lang_he.A6]" office:value-type="string" office:string-value="חַסַת עָלִים" calcext:value-type="string">
            <text:p>חַסַת עָלִים</text:p>
          </table:table-cell>
          <table:table-cell table:style-name="ce1" table:formula="of:=[$lang_eo.A6]" office:value-type="string" office:string-value="COS" calcext:value-type="string">
            <text:p>COS</text:p>
          </table:table-cell>
          <table:table-cell table:style-name="ce1" table:formula="of:=[$lang_sw.A6]" office:value-type="string" office:string-value="COS" calcext:value-type="string">
            <text:p>COS</text:p>
          </table:table-cell>
          <table:table-cell table:style-name="ce1" table:formula="of:=[$lang_tl.A6]" office:value-type="string" office:string-value="COS" calcext:value-type="string">
            <text:p>COS</text:p>
          </table:table-cell>
          <table:table-cell table:style-name="ce1" table:formula="of:=[$lang_ur.A6]" office:value-type="string" office:string-value="کیونکہ" calcext:value-type="string">
            <text:p>کیونکہ</text:p>
          </table:table-cell>
          <table:table-cell table:style-name="ce2" table:formula="of:=[$lang_la.A6]" office:value-type="string" office:string-value="COS" calcext:value-type="string">
            <text:p>COS</text:p>
          </table:table-cell>
          <table:table-cell table:style-name="ce1" table:formula="of:=[$lang_cy.A6]" office:value-type="string" office:string-value="GOSAU" calcext:value-type="string">
            <text:p>GOSAU</text:p>
          </table:table-cell>
          <table:table-cell table:style-name="ce1" table:formula="of:=[$lang_zu.A6]" office:value-type="string" office:string-value="ICONSI" calcext:value-type="string">
            <text:p>ICONSI</text:p>
          </table:table-cell>
          <table:table-cell table:style-name="ce1" table:formula="of:=[$lang_yi.A6]" office:value-type="string" office:string-value="קאָס" calcext:value-type="string">
            <text:p>קאָס</text:p>
          </table:table-cell>
          <table:table-cell table:number-columns-repeated="1001"/>
        </table:table-row>
        <table:table-row table:style-name="ro1">
          <table:table-cell table:style-name="ce1" table:formula="of:=[$keywords.A5]" office:value-type="string" office:string-value="DATA" calcext:value-type="string">
            <text:p>DATA</text:p>
          </table:table-cell>
          <table:table-cell table:style-name="ce1" table:formula="of:=[$lang_en.A7]" office:value-type="string" office:string-value="DATA" calcext:value-type="string">
            <text:p>DATA</text:p>
          </table:table-cell>
          <table:table-cell table:style-name="ce1" table:formula="of:=[$lang_ko.A7]" office:value-type="string" office:string-value="데이터" calcext:value-type="string">
            <text:p>데이터</text:p>
          </table:table-cell>
          <table:table-cell table:style-name="ce1" table:formula="of:=[$lang_fr.A7]" office:value-type="string" office:string-value="DONNÉES" calcext:value-type="string">
            <text:p>DONNÉES</text:p>
          </table:table-cell>
          <table:table-cell table:style-name="ce1" table:formula="of:=[$lang_de.A7]" office:value-type="string" office:string-value="DATEN" calcext:value-type="string">
            <text:p>DATEN</text:p>
          </table:table-cell>
          <table:table-cell table:style-name="ce1" table:formula="of:=[$lang_zh.A7]" office:value-type="string" office:string-value="数据" calcext:value-type="string">
            <text:p>数据</text:p>
          </table:table-cell>
          <table:table-cell table:style-name="ce1" table:formula="of:=[$lang_es.A7]" office:value-type="string" office:string-value="DATOS" calcext:value-type="string">
            <text:p>DATOS</text:p>
          </table:table-cell>
          <table:table-cell table:style-name="ce1" table:formula="of:=[$lang_ar.A7]" office:value-type="string" office:string-value="بيانات" calcext:value-type="string">
            <text:p>بيانات</text:p>
          </table:table-cell>
          <table:table-cell table:style-name="ce1" table:formula="of:=[$lang_ru.A7]" office:value-type="string" office:string-value="ДАННЫЕ" calcext:value-type="string">
            <text:p>ДАННЫЕ</text:p>
          </table:table-cell>
          <table:table-cell table:style-name="ce1" table:formula="of:=[$lang_hi.A7]" office:value-type="string" office:string-value="आंकड़े" calcext:value-type="string">
            <text:p>आंकड़े</text:p>
          </table:table-cell>
          <table:table-cell table:style-name="ce1" table:formula="of:=[$lang_bn.A7]" office:value-type="string" office:string-value="ডেটা" calcext:value-type="string">
            <text:p>ডেটা</text:p>
          </table:table-cell>
          <table:table-cell table:style-name="ce1" table:formula="of:=[$lang_pt.A7]" office:value-type="string" office:string-value="DADOS" calcext:value-type="string">
            <text:p>DADOS</text:p>
          </table:table-cell>
          <table:table-cell table:style-name="ce1" table:formula="of:=[$lang_in.A7]" office:value-type="string" office:string-value="DATA" calcext:value-type="string">
            <text:p>DATA</text:p>
          </table:table-cell>
          <table:table-cell table:style-name="ce1" table:formula="of:=[$lang_ja.A7]" office:value-type="string" office:string-value="データ" calcext:value-type="string">
            <text:p>データ</text:p>
          </table:table-cell>
          <table:table-cell table:style-name="ce1" table:formula="of:=[$lang_he.A7]" office:value-type="string" office:string-value="נתונים" calcext:value-type="string">
            <text:p>נתונים</text:p>
          </table:table-cell>
          <table:table-cell table:style-name="ce1" table:formula="of:=[$lang_eo.A7]" office:value-type="string" office:string-value="DATUMOJ" calcext:value-type="string">
            <text:p>DATUMOJ</text:p>
          </table:table-cell>
          <table:table-cell table:style-name="ce1" table:formula="of:=[$lang_sw.A7]" office:value-type="string" office:string-value="TAKWIMU" calcext:value-type="string">
            <text:p>TAKWIMU</text:p>
          </table:table-cell>
          <table:table-cell table:style-name="ce1" table:formula="of:=[$lang_tl.A7]" office:value-type="string" office:string-value="DATA" calcext:value-type="string">
            <text:p>DATA</text:p>
          </table:table-cell>
          <table:table-cell table:style-name="ce1" table:formula="of:=[$lang_ur.A7]" office:value-type="string" office:string-value="ڈیٹا" calcext:value-type="string">
            <text:p>ڈیٹا</text:p>
          </table:table-cell>
          <table:table-cell table:style-name="ce2" table:formula="of:=[$lang_la.A7]" office:value-type="string" office:string-value="NOTITIA" calcext:value-type="string">
            <text:p>NOTITIA</text:p>
          </table:table-cell>
          <table:table-cell table:style-name="ce1" table:formula="of:=[$lang_cy.A7]" office:value-type="string" office:string-value="DATA" calcext:value-type="string">
            <text:p>DATA</text:p>
          </table:table-cell>
          <table:table-cell table:style-name="ce1" table:formula="of:=[$lang_zu.A7]" office:value-type="string" office:string-value="UMBHALO" calcext:value-type="string">
            <text:p>UMBHALO</text:p>
          </table:table-cell>
          <table:table-cell table:style-name="ce1" table:formula="of:=[$lang_yi.A7]" office:value-type="string" office:string-value="דאַטע" calcext:value-type="string">
            <text:p>דאַטע</text:p>
          </table:table-cell>
          <table:table-cell table:number-columns-repeated="1001"/>
        </table:table-row>
        <table:table-row table:style-name="ro1">
          <table:table-cell table:style-name="ce1" table:formula="of:=[$keywords.A6]" office:value-type="string" office:string-value="DBL" calcext:value-type="string">
            <text:p>DBL</text:p>
          </table:table-cell>
          <table:table-cell table:style-name="ce1" table:formula="of:=[$lang_en.A8]" office:value-type="string" office:string-value="DBL" calcext:value-type="string">
            <text:p>DBL</text:p>
          </table:table-cell>
          <table:table-cell table:style-name="ce1" table:formula="of:=[$lang_ko.A8]" office:value-type="string" office:string-value="수" calcext:value-type="string">
            <text:p>수</text:p>
          </table:table-cell>
          <table:table-cell table:style-name="ce1" table:formula="of:=[$lang_fr.A8]" office:value-type="string" office:string-value="DBL" calcext:value-type="string">
            <text:p>DBL</text:p>
          </table:table-cell>
          <table:table-cell table:style-name="ce1" table:formula="of:=[$lang_de.A8]" office:value-type="string" office:string-value="DBL" calcext:value-type="string">
            <text:p>DBL</text:p>
          </table:table-cell>
          <table:table-cell table:style-name="ce1" table:formula="of:=[$lang_zh.A8]" office:value-type="string" office:string-value="DBL" calcext:value-type="string">
            <text:p>DBL</text:p>
          </table:table-cell>
          <table:table-cell table:style-name="ce1" table:formula="of:=[$lang_es.A8]" office:value-type="string" office:string-value="DBL" calcext:value-type="string">
            <text:p>DBL</text:p>
          </table:table-cell>
          <table:table-cell table:style-name="ce1" table:formula="of:=[$lang_ar.A8]" office:value-type="string" office:string-value="DBL" calcext:value-type="string">
            <text:p>DBL</text:p>
          </table:table-cell>
          <table:table-cell table:style-name="ce1" table:formula="of:=[$lang_ru.A8]" office:value-type="string" office:string-value="DBL" calcext:value-type="string">
            <text:p>DBL</text:p>
          </table:table-cell>
          <table:table-cell table:style-name="ce1" table:formula="of:=[$lang_hi.A8]" office:value-type="string" office:string-value="ऋणात्मक" calcext:value-type="string">
            <text:p>ऋणात्मक</text:p>
          </table:table-cell>
          <table:table-cell table:style-name="ce1" table:formula="of:=[$lang_bn.A8]" office:value-type="string" office:string-value="ডিবিএল" calcext:value-type="string">
            <text:p>ডিবিএল</text:p>
          </table:table-cell>
          <table:table-cell table:style-name="ce1" table:formula="of:=[$lang_pt.A8]" office:value-type="string" office:string-value="DBL" calcext:value-type="string">
            <text:p>DBL</text:p>
          </table:table-cell>
          <table:table-cell table:style-name="ce1" table:formula="of:=[$lang_in.A8]" office:value-type="string" office:string-value="DBL" calcext:value-type="string">
            <text:p>DBL</text:p>
          </table:table-cell>
          <table:table-cell table:style-name="ce1" table:formula="of:=[$lang_ja.A8]" office:value-type="string" office:string-value="DBL" calcext:value-type="string">
            <text:p>DBL</text:p>
          </table:table-cell>
          <table:table-cell table:style-name="ce1" table:formula="of:=[$lang_he.A8]" office:value-type="string" office:string-value="DBL" calcext:value-type="string">
            <text:p>DBL</text:p>
          </table:table-cell>
          <table:table-cell table:style-name="ce1" table:formula="of:=[$lang_eo.A8]" office:value-type="string" office:string-value="DBL" calcext:value-type="string">
            <text:p>DBL</text:p>
          </table:table-cell>
          <table:table-cell table:style-name="ce1" table:formula="of:=[$lang_sw.A8]" office:value-type="string" office:string-value="DBL" calcext:value-type="string">
            <text:p>DBL</text:p>
          </table:table-cell>
          <table:table-cell table:style-name="ce1" table:formula="of:=[$lang_tl.A8]" office:value-type="string" office:string-value="DBL" calcext:value-type="string">
            <text:p>DBL</text:p>
          </table:table-cell>
          <table:table-cell table:style-name="ce1" table:formula="of:=[$lang_ur.A8]" office:value-type="string" office:string-value="ڈی بی ایل" calcext:value-type="string">
            <text:p>ڈی بی ایل</text:p>
          </table:table-cell>
          <table:table-cell table:style-name="ce2" table:formula="of:=[$lang_la.A8]" office:value-type="string" office:string-value="DBL" calcext:value-type="string">
            <text:p>DBL</text:p>
          </table:table-cell>
          <table:table-cell table:style-name="ce1" table:formula="of:=[$lang_cy.A8]" office:value-type="string" office:string-value="DBL" calcext:value-type="string">
            <text:p>DBL</text:p>
          </table:table-cell>
          <table:table-cell table:style-name="ce1" table:formula="of:=[$lang_zu.A8]" office:value-type="string" office:string-value="DLB" calcext:value-type="string">
            <text:p>DLB</text:p>
          </table:table-cell>
          <table:table-cell table:style-name="ce1" table:formula="of:=[$lang_yi.A8]" office:value-type="string" office:string-value="דבל" calcext:value-type="string">
            <text:p>דבל</text:p>
          </table:table-cell>
          <table:table-cell table:number-columns-repeated="1001"/>
        </table:table-row>
        <table:table-row table:style-name="ro1">
          <table:table-cell table:style-name="ce1" table:formula="of:=[$keywords.A7]" office:value-type="string" office:string-value="DEF" calcext:value-type="string">
            <text:p>DEF</text:p>
          </table:table-cell>
          <table:table-cell table:style-name="ce1" table:formula="of:=[$lang_en.A9]" office:value-type="string" office:string-value="DEF" calcext:value-type="string">
            <text:p>DEF</text:p>
          </table:table-cell>
          <table:table-cell table:style-name="ce1" table:formula="of:=[$lang_ko.A9]" office:value-type="string" office:string-value="정의하다" calcext:value-type="string">
            <text:p>정의하다</text:p>
          </table:table-cell>
          <table:table-cell table:style-name="ce1" table:formula="of:=[$lang_fr.A9]" office:value-type="string" office:string-value="DEF" calcext:value-type="string">
            <text:p>DEF</text:p>
          </table:table-cell>
          <table:table-cell table:style-name="ce1" table:formula="of:=[$lang_de.A9]" office:value-type="string" office:string-value="DEF" calcext:value-type="string">
            <text:p>DEF</text:p>
          </table:table-cell>
          <table:table-cell table:style-name="ce1" table:formula="of:=[$lang_zh.A9]" office:value-type="string" office:string-value="防御" calcext:value-type="string">
            <text:p>防御</text:p>
          </table:table-cell>
          <table:table-cell table:style-name="ce1" table:formula="of:=[$lang_es.A9]" office:value-type="string" office:string-value="DEFENSOR" calcext:value-type="string">
            <text:p>DEFENSOR</text:p>
          </table:table-cell>
          <table:table-cell table:style-name="ce1" table:formula="of:=[$lang_ar.A9]" office:value-type="string" office:string-value="ديف" calcext:value-type="string">
            <text:p>ديف</text:p>
          </table:table-cell>
          <table:table-cell table:style-name="ce1" table:formula="of:=[$lang_ru.A9]" office:value-type="string" office:string-value="ДЕФ" calcext:value-type="string">
            <text:p>ДЕФ</text:p>
          </table:table-cell>
          <table:table-cell table:style-name="ce1" table:formula="of:=[$lang_hi.A9]" office:value-type="string" office:string-value="डीईएफ़" calcext:value-type="string">
            <text:p>डीईएफ़</text:p>
          </table:table-cell>
          <table:table-cell table:style-name="ce1" table:formula="of:=[$lang_bn.A9]" office:value-type="string" office:string-value="ডিফ" calcext:value-type="string">
            <text:p>ডিফ</text:p>
          </table:table-cell>
          <table:table-cell table:style-name="ce1" table:formula="of:=[$lang_pt.A9]" office:value-type="string" office:string-value="DEF" calcext:value-type="string">
            <text:p>DEF</text:p>
          </table:table-cell>
          <table:table-cell table:style-name="ce1" table:formula="of:=[$lang_in.A9]" office:value-type="string" office:string-value="DEF" calcext:value-type="string">
            <text:p>DEF</text:p>
          </table:table-cell>
          <table:table-cell table:style-name="ce1" table:formula="of:=[$lang_ja.A9]" office:value-type="string" office:string-value="DEF" calcext:value-type="string">
            <text:p>DEF</text:p>
          </table:table-cell>
          <table:table-cell table:style-name="ce1" table:formula="of:=[$lang_he.A9]" office:value-type="string" office:string-value="DEF" calcext:value-type="string">
            <text:p>DEF</text:p>
          </table:table-cell>
          <table:table-cell table:style-name="ce1" table:formula="of:=[$lang_eo.A9]" office:value-type="string" office:string-value="DEF" calcext:value-type="string">
            <text:p>DEF</text:p>
          </table:table-cell>
          <table:table-cell table:style-name="ce1" table:formula="of:=[$lang_sw.A9]" office:value-type="string" office:string-value="DEF" calcext:value-type="string">
            <text:p>DEF</text:p>
          </table:table-cell>
          <table:table-cell table:style-name="ce1" table:formula="of:=[$lang_tl.A9]" office:value-type="string" office:string-value="DEF" calcext:value-type="string">
            <text:p>DEF</text:p>
          </table:table-cell>
          <table:table-cell table:style-name="ce1" table:formula="of:=[$lang_ur.A9]" office:value-type="string" office:string-value="ڈیف" calcext:value-type="string">
            <text:p>ڈیف</text:p>
          </table:table-cell>
          <table:table-cell table:style-name="ce2" table:formula="of:=[$lang_la.A9]" office:value-type="string" office:string-value="C" calcext:value-type="string">
            <text:p>C</text:p>
          </table:table-cell>
          <table:table-cell table:style-name="ce1" table:formula="of:=[$lang_cy.A9]" office:value-type="string" office:string-value="DEF" calcext:value-type="string">
            <text:p>DEF</text:p>
          </table:table-cell>
          <table:table-cell table:style-name="ce1" table:formula="of:=[$lang_zu.A9]" office:value-type="string" office:string-value="UKUKHANISA" calcext:value-type="string">
            <text:p>UKUKHANISA</text:p>
          </table:table-cell>
          <table:table-cell table:style-name="ce1" table:formula="of:=[$lang_yi.A9]" office:value-type="string" office:string-value="DEATH" calcext:value-type="string">
            <text:p>DEATH</text:p>
          </table:table-cell>
          <table:table-cell table:number-columns-repeated="1001"/>
        </table:table-row>
        <table:table-row table:style-name="ro1">
          <table:table-cell table:style-name="ce1" table:formula="of:=[$keywords.A8]" office:value-type="string" office:string-value="DIM" calcext:value-type="string">
            <text:p>DIM</text:p>
          </table:table-cell>
          <table:table-cell table:style-name="ce1" table:formula="of:=[$lang_en.A10]" office:value-type="string" office:string-value="DIM" calcext:value-type="string">
            <text:p>DIM</text:p>
          </table:table-cell>
          <table:table-cell table:style-name="ce1" table:formula="of:=[$lang_ko.A10]" office:value-type="string" office:string-value="어둑한" calcext:value-type="string">
            <text:p>어둑한</text:p>
          </table:table-cell>
          <table:table-cell table:style-name="ce1" table:formula="of:=[$lang_fr.A10]" office:value-type="string" office:string-value="DIMENSION" calcext:value-type="string">
            <text:p>DIMENSION</text:p>
          </table:table-cell>
          <table:table-cell table:style-name="ce1" table:formula="of:=[$lang_de.A10]" office:value-type="string" office:string-value="SCHWACH" calcext:value-type="string">
            <text:p>SCHWACH</text:p>
          </table:table-cell>
          <table:table-cell table:style-name="ce1" table:formula="of:=[$lang_zh.A10]" office:value-type="string" office:string-value="暗淡" calcext:value-type="string">
            <text:p>暗淡</text:p>
          </table:table-cell>
          <table:table-cell table:style-name="ce1" table:formula="of:=[$lang_es.A10]" office:value-type="string" office:string-value="OSCURO" calcext:value-type="string">
            <text:p>OSCURO</text:p>
          </table:table-cell>
          <table:table-cell table:style-name="ce1" table:formula="of:=[$lang_ar.A10]" office:value-type="string" office:string-value="خافت" calcext:value-type="string">
            <text:p>خافت</text:p>
          </table:table-cell>
          <table:table-cell table:style-name="ce1" table:formula="of:=[$lang_ru.A10]" office:value-type="string" office:string-value="ТУСКЛЫЙ" calcext:value-type="string">
            <text:p>ТУСКЛЫЙ</text:p>
          </table:table-cell>
          <table:table-cell table:style-name="ce1" table:formula="of:=[$lang_hi.A10]" office:value-type="string" office:string-value="मंद" calcext:value-type="string">
            <text:p>मंद</text:p>
          </table:table-cell>
          <table:table-cell table:style-name="ce1" table:formula="of:=[$lang_bn.A10]" office:value-type="string" office:string-value="ম্লান" calcext:value-type="string">
            <text:p>ম্লান</text:p>
          </table:table-cell>
          <table:table-cell table:style-name="ce1" table:formula="of:=[$lang_pt.A10]" office:value-type="string" office:string-value="DIM" calcext:value-type="string">
            <text:p>DIM</text:p>
          </table:table-cell>
          <table:table-cell table:style-name="ce1" table:formula="of:=[$lang_in.A10]" office:value-type="string" office:string-value="REDUP" calcext:value-type="string">
            <text:p>REDUP</text:p>
          </table:table-cell>
          <table:table-cell table:style-name="ce1" table:formula="of:=[$lang_ja.A10]" office:value-type="string" office:string-value="薄暗い" calcext:value-type="string">
            <text:p>薄暗い</text:p>
          </table:table-cell>
          <table:table-cell table:style-name="ce1" table:formula="of:=[$lang_he.A10]" office:value-type="string" office:string-value="עָמוּם" calcext:value-type="string">
            <text:p>עָמוּם</text:p>
          </table:table-cell>
          <table:table-cell table:style-name="ce1" table:formula="of:=[$lang_eo.A10]" office:value-type="string" office:string-value="DIM" calcext:value-type="string">
            <text:p>DIM</text:p>
          </table:table-cell>
          <table:table-cell table:style-name="ce1" table:formula="of:=[$lang_sw.A10]" office:value-type="string" office:string-value="DIM" calcext:value-type="string">
            <text:p>DIM</text:p>
          </table:table-cell>
          <table:table-cell table:style-name="ce1" table:formula="of:=[$lang_tl.A10]" office:value-type="string" office:string-value="MALABO" calcext:value-type="string">
            <text:p>MALABO</text:p>
          </table:table-cell>
          <table:table-cell table:style-name="ce1" table:formula="of:=[$lang_ur.A10]" office:value-type="string" office:string-value="مدھم" calcext:value-type="string">
            <text:p>مدھم</text:p>
          </table:table-cell>
          <table:table-cell table:style-name="ce2" table:formula="of:=[$lang_la.A10]" office:value-type="string" office:string-value="CALIGO" calcext:value-type="string">
            <text:p>CALIGO</text:p>
          </table:table-cell>
          <table:table-cell table:style-name="ce1" table:formula="of:=[$lang_cy.A10]" office:value-type="string" office:string-value="PYLER" calcext:value-type="string">
            <text:p>PYLER</text:p>
          </table:table-cell>
          <table:table-cell table:style-name="ce1" table:formula="of:=[$lang_zu.A10]" office:value-type="string" office:string-value="FUSHANE" calcext:value-type="string">
            <text:p>FUSHANE</text:p>
          </table:table-cell>
          <table:table-cell table:style-name="ce1" table:formula="of:=[$lang_yi.A10]" office:value-type="string" office:string-value="טונקל" calcext:value-type="string">
            <text:p>טונקל</text:p>
          </table:table-cell>
          <table:table-cell table:number-columns-repeated="1001"/>
        </table:table-row>
        <table:table-row table:style-name="ro1">
          <table:table-cell table:style-name="ce1" table:formula="of:=[$keywords.A9]" office:value-type="string" office:string-value="END" calcext:value-type="string">
            <text:p>END</text:p>
          </table:table-cell>
          <table:table-cell table:style-name="ce1" table:formula="of:=[$lang_en.A11]" office:value-type="string" office:string-value="END" calcext:value-type="string">
            <text:p>END</text:p>
          </table:table-cell>
          <table:table-cell table:style-name="ce1" table:formula="of:=[$lang_ko.A11]" office:value-type="string" office:string-value="끝" calcext:value-type="string">
            <text:p>끝</text:p>
          </table:table-cell>
          <table:table-cell table:style-name="ce1" table:formula="of:=[$lang_fr.A11]" office:value-type="string" office:string-value="FIN" calcext:value-type="string">
            <text:p>FIN</text:p>
          </table:table-cell>
          <table:table-cell table:style-name="ce1" table:formula="of:=[$lang_de.A11]" office:value-type="string" office:string-value="ENDE" calcext:value-type="string">
            <text:p>ENDE</text:p>
          </table:table-cell>
          <table:table-cell table:style-name="ce1" table:formula="of:=[$lang_zh.A11]" office:value-type="string" office:string-value="结尾" calcext:value-type="string">
            <text:p>结尾</text:p>
          </table:table-cell>
          <table:table-cell table:style-name="ce1" table:formula="of:=[$lang_es.A11]" office:value-type="string" office:string-value="FIN" calcext:value-type="string">
            <text:p>FIN</text:p>
          </table:table-cell>
          <table:table-cell table:style-name="ce1" table:formula="of:=[$lang_ar.A11]" office:value-type="string" office:string-value="نهاية" calcext:value-type="string">
            <text:p>نهاية</text:p>
          </table:table-cell>
          <table:table-cell table:style-name="ce1" table:formula="of:=[$lang_ru.A11]" office:value-type="string" office:string-value="КОНЕЦ" calcext:value-type="string">
            <text:p>КОНЕЦ</text:p>
          </table:table-cell>
          <table:table-cell table:style-name="ce1" table:formula="of:=[$lang_hi.A11]" office:value-type="string" office:string-value="अंत" calcext:value-type="string">
            <text:p>अंत</text:p>
          </table:table-cell>
          <table:table-cell table:style-name="ce1" table:formula="of:=[$lang_bn.A11]" office:value-type="string" office:string-value="শেষ" calcext:value-type="string">
            <text:p>শেষ</text:p>
          </table:table-cell>
          <table:table-cell table:style-name="ce1" table:formula="of:=[$lang_pt.A11]" office:value-type="string" office:string-value="FIM" calcext:value-type="string">
            <text:p>FIM</text:p>
          </table:table-cell>
          <table:table-cell table:style-name="ce1" table:formula="of:=[$lang_in.A11]" office:value-type="string" office:string-value="AKHIR" calcext:value-type="string">
            <text:p>AKHIR</text:p>
          </table:table-cell>
          <table:table-cell table:style-name="ce1" table:formula="of:=[$lang_ja.A11]" office:value-type="string" office:string-value="終わり" calcext:value-type="string">
            <text:p>終わり</text:p>
          </table:table-cell>
          <table:table-cell table:style-name="ce1" table:formula="of:=[$lang_he.A11]" office:value-type="string" office:string-value="סוֹף" calcext:value-type="string">
            <text:p>סוֹף</text:p>
          </table:table-cell>
          <table:table-cell table:style-name="ce1" table:formula="of:=[$lang_eo.A11]" office:value-type="string" office:string-value="FINO" calcext:value-type="string">
            <text:p>FINO</text:p>
          </table:table-cell>
          <table:table-cell table:style-name="ce1" table:formula="of:=[$lang_sw.A11]" office:value-type="string" office:string-value="MWISHO" calcext:value-type="string">
            <text:p>MWISHO</text:p>
          </table:table-cell>
          <table:table-cell table:style-name="ce1" table:formula="of:=[$lang_tl.A11]" office:value-type="string" office:string-value="MAGTAPOS" calcext:value-type="string">
            <text:p>MAGTAPOS</text:p>
          </table:table-cell>
          <table:table-cell table:style-name="ce1" table:formula="of:=[$lang_ur.A11]" office:value-type="string" office:string-value="آخر" calcext:value-type="string">
            <text:p>آخر</text:p>
          </table:table-cell>
          <table:table-cell table:style-name="ce2" table:formula="of:=[$lang_la.A11]" office:value-type="string" office:string-value="FINIS" calcext:value-type="string">
            <text:p>FINIS</text:p>
          </table:table-cell>
          <table:table-cell table:style-name="ce1" table:formula="of:=[$lang_cy.A11]" office:value-type="string" office:string-value="TERFYNA ’" calcext:value-type="string">
            <text:p>TERFYNA ’</text:p>
          </table:table-cell>
          <table:table-cell table:style-name="ce1" table:formula="of:=[$lang_zu.A11]" office:value-type="string" office:string-value="UKUGCINA" calcext:value-type="string">
            <text:p>UKUGCINA</text:p>
          </table:table-cell>
          <table:table-cell table:style-name="ce1" table:formula="of:=[$lang_yi.A11]" office:value-type="string" office:string-value="ויסלאָזן" calcext:value-type="string">
            <text:p>ויסלאָזן</text:p>
          </table:table-cell>
          <table:table-cell table:number-columns-repeated="1001"/>
        </table:table-row>
        <table:table-row table:style-name="ro1">
          <table:table-cell table:style-name="ce1" table:formula="of:=[$keywords.A10]" office:value-type="string" office:string-value="EXP" calcext:value-type="string">
            <text:p>EXP</text:p>
          </table:table-cell>
          <table:table-cell table:style-name="ce1" table:formula="of:=[$lang_en.A12]" office:value-type="string" office:string-value="EXP" calcext:value-type="string">
            <text:p>EXP</text:p>
          </table:table-cell>
          <table:table-cell table:style-name="ce1" table:formula="of:=[$lang_ko.A12]" office:value-type="string" office:string-value="멱지수" calcext:value-type="string">
            <text:p>멱지수</text:p>
          </table:table-cell>
          <table:table-cell table:style-name="ce1" table:formula="of:=[$lang_fr.A12]" office:value-type="string" office:string-value="EXP" calcext:value-type="string">
            <text:p>EXP</text:p>
          </table:table-cell>
          <table:table-cell table:style-name="ce1" table:formula="of:=[$lang_de.A12]" office:value-type="string" office:string-value="EXP" calcext:value-type="string">
            <text:p>EXP</text:p>
          </table:table-cell>
          <table:table-cell table:style-name="ce1" table:formula="of:=[$lang_zh.A12]" office:value-type="string" office:string-value="经验" calcext:value-type="string">
            <text:p>经验</text:p>
          </table:table-cell>
          <table:table-cell table:style-name="ce1" table:formula="of:=[$lang_es.A12]" office:value-type="string" office:string-value="EXP" calcext:value-type="string">
            <text:p>EXP</text:p>
          </table:table-cell>
          <table:table-cell table:style-name="ce1" table:formula="of:=[$lang_ar.A12]" office:value-type="string" office:string-value="إكسب" calcext:value-type="string">
            <text:p>إكسب</text:p>
          </table:table-cell>
          <table:table-cell table:style-name="ce1" table:formula="of:=[$lang_ru.A12]" office:value-type="string" office:string-value="ЭКСПЛУАТ" calcext:value-type="string">
            <text:p>ЭКСПЛУАТ</text:p>
          </table:table-cell>
          <table:table-cell table:style-name="ce1" table:formula="of:=[$lang_hi.A12]" office:value-type="string" office:string-value="ऍक्स्प" calcext:value-type="string">
            <text:p>ऍक्स्प</text:p>
          </table:table-cell>
          <table:table-cell table:style-name="ce1" table:formula="of:=[$lang_bn.A12]" office:value-type="string" office:string-value="এক্সপ্রেস" calcext:value-type="string">
            <text:p>এক্সপ্রেস</text:p>
          </table:table-cell>
          <table:table-cell table:style-name="ce1" table:formula="of:=[$lang_pt.A12]" office:value-type="string" office:string-value="EXP" calcext:value-type="string">
            <text:p>EXP</text:p>
          </table:table-cell>
          <table:table-cell table:style-name="ce1" table:formula="of:=[$lang_in.A12]" office:value-type="string" office:string-value="EXP" calcext:value-type="string">
            <text:p>EXP</text:p>
          </table:table-cell>
          <table:table-cell table:style-name="ce1" table:formula="of:=[$lang_ja.A12]" office:value-type="string" office:string-value="EXP" calcext:value-type="string">
            <text:p>EXP</text:p>
          </table:table-cell>
          <table:table-cell table:style-name="ce1" table:formula="of:=[$lang_he.A12]" office:value-type="string" office:string-value="EXP" calcext:value-type="string">
            <text:p>EXP</text:p>
          </table:table-cell>
          <table:table-cell table:style-name="ce1" table:formula="of:=[$lang_eo.A12]" office:value-type="string" office:string-value="EXP" calcext:value-type="string">
            <text:p>EXP</text:p>
          </table:table-cell>
          <table:table-cell table:style-name="ce1" table:formula="of:=[$lang_sw.A12]" office:value-type="string" office:string-value="EXP" calcext:value-type="string">
            <text:p>EXP</text:p>
          </table:table-cell>
          <table:table-cell table:style-name="ce1" table:formula="of:=[$lang_tl.A12]" office:value-type="string" office:string-value="EXP" calcext:value-type="string">
            <text:p>EXP</text:p>
          </table:table-cell>
          <table:table-cell table:style-name="ce1" table:formula="of:=[$lang_ur.A12]" office:value-type="string" office:string-value="ختم" calcext:value-type="string">
            <text:p>ختم</text:p>
          </table:table-cell>
          <table:table-cell table:style-name="ce2" table:formula="of:=[$lang_la.A12]" office:value-type="string" office:string-value="OPSTO" calcext:value-type="string">
            <text:p>OPSTO</text:p>
          </table:table-cell>
          <table:table-cell table:style-name="ce1" table:formula="of:=[$lang_cy.A12]" office:value-type="string" office:string-value="EXP" calcext:value-type="string">
            <text:p>EXP</text:p>
          </table:table-cell>
          <table:table-cell table:style-name="ce1" table:formula="of:=[$lang_zu.A12]" office:value-type="string" office:string-value="EKHOKHA" calcext:value-type="string">
            <text:p>EKHOKHA</text:p>
          </table:table-cell>
          <table:table-cell table:style-name="ce1" table:formula="of:=[$lang_yi.A12]" office:value-type="string" office:string-value="עקספּ" calcext:value-type="string">
            <text:p>עקספּ</text:p>
          </table:table-cell>
          <table:table-cell table:number-columns-repeated="1001"/>
        </table:table-row>
        <table:table-row table:style-name="ro1">
          <table:table-cell table:style-name="ce1" table:formula="of:=[$keywords.A11]" office:value-type="string" office:string-value="FOR" calcext:value-type="string">
            <text:p>FOR</text:p>
          </table:table-cell>
          <table:table-cell table:style-name="ce1" table:formula="of:=[$lang_en.A13]" office:value-type="string" office:string-value="FOR" calcext:value-type="string">
            <text:p>FOR</text:p>
          </table:table-cell>
          <table:table-cell table:style-name="ce1" table:formula="of:=[$lang_ko.A13]" office:value-type="string" office:string-value="각각" calcext:value-type="string">
            <text:p>각각</text:p>
          </table:table-cell>
          <table:table-cell table:style-name="ce1" table:formula="of:=[$lang_fr.A13]" office:value-type="string" office:string-value="POUR" calcext:value-type="string">
            <text:p>POUR</text:p>
          </table:table-cell>
          <table:table-cell table:style-name="ce1" table:formula="of:=[$lang_de.A13]" office:value-type="string" office:string-value="FÜR" calcext:value-type="string">
            <text:p>FÜR</text:p>
          </table:table-cell>
          <table:table-cell table:style-name="ce1" table:formula="of:=[$lang_zh.A13]" office:value-type="string" office:string-value="为了" calcext:value-type="string">
            <text:p>为了</text:p>
          </table:table-cell>
          <table:table-cell table:style-name="ce1" table:formula="of:=[$lang_es.A13]" office:value-type="string" office:string-value="PARA" calcext:value-type="string">
            <text:p>PARA</text:p>
          </table:table-cell>
          <table:table-cell table:style-name="ce1" table:formula="of:=[$lang_ar.A13]" office:value-type="string" office:string-value="من" calcext:value-type="string">
            <text:p>من</text:p>
          </table:table-cell>
          <table:table-cell table:style-name="ce1" table:formula="of:=[$lang_ru.A13]" office:value-type="string" office:string-value="ДЛЯ" calcext:value-type="string">
            <text:p>ДЛЯ</text:p>
          </table:table-cell>
          <table:table-cell table:style-name="ce1" table:formula="of:=[$lang_hi.A13]" office:value-type="string" office:string-value="के लिए" calcext:value-type="string">
            <text:p>के लिए</text:p>
          </table:table-cell>
          <table:table-cell table:style-name="ce1" table:formula="of:=[$lang_bn.A13]" office:value-type="string" office:string-value="জন্য" calcext:value-type="string">
            <text:p>জন্য</text:p>
          </table:table-cell>
          <table:table-cell table:style-name="ce1" table:formula="of:=[$lang_pt.A13]" office:value-type="string" office:string-value="DE" calcext:value-type="string">
            <text:p>DE</text:p>
          </table:table-cell>
          <table:table-cell table:style-name="ce1" table:formula="of:=[$lang_in.A13]" office:value-type="string" office:string-value="UNTUK" calcext:value-type="string">
            <text:p>UNTUK</text:p>
          </table:table-cell>
          <table:table-cell table:style-name="ce1" table:formula="of:=[$lang_ja.A13]" office:value-type="string" office:string-value="ために" calcext:value-type="string">
            <text:p>ために</text:p>
          </table:table-cell>
          <table:table-cell table:style-name="ce1" table:formula="of:=[$lang_he.A13]" office:value-type="string" office:string-value="מ" calcext:value-type="string">
            <text:p>מ</text:p>
          </table:table-cell>
          <table:table-cell table:style-name="ce1" table:formula="of:=[$lang_eo.A13]" office:value-type="string" office:string-value="POR" calcext:value-type="string">
            <text:p>POR</text:p>
          </table:table-cell>
          <table:table-cell table:style-name="ce1" table:formula="of:=[$lang_sw.A13]" office:value-type="string" office:string-value="KUTOKA" calcext:value-type="string">
            <text:p>KUTOKA</text:p>
          </table:table-cell>
          <table:table-cell table:style-name="ce1" table:formula="of:=[$lang_tl.A13]" office:value-type="string" office:string-value="PARA SA" calcext:value-type="string">
            <text:p>PARA SA</text:p>
          </table:table-cell>
          <table:table-cell table:style-name="ce1" table:formula="of:=[$lang_ur.A13]" office:value-type="string" office:string-value="کے لئے" calcext:value-type="string">
            <text:p>کے لئے</text:p>
          </table:table-cell>
          <table:table-cell table:style-name="ce2" table:formula="of:=[$lang_la.A13]" office:value-type="string" office:string-value="ENIM" calcext:value-type="string">
            <text:p>ENIM</text:p>
          </table:table-cell>
          <table:table-cell table:style-name="ce1" table:formula="of:=[$lang_cy.A13]" office:value-type="string" office:string-value="DROS" calcext:value-type="string">
            <text:p>DROS</text:p>
          </table:table-cell>
          <table:table-cell table:style-name="ce1" table:formula="of:=[$lang_zu.A13]" office:value-type="string" office:string-value="INGOMANE" calcext:value-type="string">
            <text:p>INGOMANE</text:p>
          </table:table-cell>
          <table:table-cell table:style-name="ce1" table:formula="of:=[$lang_yi.A13]" office:value-type="string" office:string-value="פון" calcext:value-type="string">
            <text:p>פון</text:p>
          </table:table-cell>
          <table:table-cell table:number-columns-repeated="1001"/>
        </table:table-row>
        <table:table-row table:style-name="ro1">
          <table:table-cell table:style-name="ce1" table:formula="of:=[$keywords.A12]" office:value-type="string" office:string-value="GOTO" calcext:value-type="string">
            <text:p>GOTO</text:p>
          </table:table-cell>
          <table:table-cell table:style-name="ce1" table:formula="of:=[$lang_en.A14]" office:value-type="string" office:string-value="GOTO" calcext:value-type="string">
            <text:p>GOTO</text:p>
          </table:table-cell>
          <table:table-cell table:style-name="ce1" table:formula="of:=[$lang_ko.A14]" office:value-type="string" office:string-value="도약" calcext:value-type="string">
            <text:p>도약</text:p>
          </table:table-cell>
          <table:table-cell table:style-name="ce1" table:formula="of:=[$lang_fr.A14]" office:value-type="string" office:string-value="SAUT" calcext:value-type="string">
            <text:p>SAUT</text:p>
          </table:table-cell>
          <table:table-cell table:style-name="ce1" table:formula="of:=[$lang_de.A14]" office:value-type="string" office:string-value="GEHE ZU" calcext:value-type="string">
            <text:p>GEHE ZU</text:p>
          </table:table-cell>
          <table:table-cell table:style-name="ce1" table:formula="of:=[$lang_zh.A14]" office:value-type="string" office:string-value="去" calcext:value-type="string">
            <text:p>去</text:p>
          </table:table-cell>
          <table:table-cell table:style-name="ce1" table:formula="of:=[$lang_es.A14]" office:value-type="string" office:string-value="IR A" calcext:value-type="string">
            <text:p>IR A</text:p>
          </table:table-cell>
          <table:table-cell table:style-name="ce1" table:formula="of:=[$lang_ar.A14]" office:value-type="string" office:string-value="اذهب إلى" calcext:value-type="string">
            <text:p>اذهب إلى</text:p>
          </table:table-cell>
          <table:table-cell table:style-name="ce1" table:formula="of:=[$lang_ru.A14]" office:value-type="string" office:string-value="ИДТИ К" calcext:value-type="string">
            <text:p>ИДТИ К</text:p>
          </table:table-cell>
          <table:table-cell table:style-name="ce1" table:formula="of:=[$lang_hi.A14]" office:value-type="string" office:string-value="के लिए जाओ" calcext:value-type="string">
            <text:p>के लिए जाओ</text:p>
          </table:table-cell>
          <table:table-cell table:style-name="ce1" table:formula="of:=[$lang_bn.A14]" office:value-type="string" office:string-value="যাও" calcext:value-type="string">
            <text:p>যাও</text:p>
          </table:table-cell>
          <table:table-cell table:style-name="ce1" table:formula="of:=[$lang_pt.A14]" office:value-type="string" office:string-value="VÁ PARA" calcext:value-type="string">
            <text:p>VÁ PARA</text:p>
          </table:table-cell>
          <table:table-cell table:style-name="ce1" table:formula="of:=[$lang_in.A14]" office:value-type="string" office:string-value="PERGI KE" calcext:value-type="string">
            <text:p>PERGI KE</text:p>
          </table:table-cell>
          <table:table-cell table:style-name="ce1" table:formula="of:=[$lang_ja.A14]" office:value-type="string" office:string-value="GOTO" calcext:value-type="string">
            <text:p>GOTO</text:p>
          </table:table-cell>
          <table:table-cell table:style-name="ce1" table:formula="of:=[$lang_he.A14]" office:value-type="string" office:string-value="לך ל" calcext:value-type="string">
            <text:p>לך ל</text:p>
          </table:table-cell>
          <table:table-cell table:style-name="ce1" table:formula="of:=[$lang_eo.A14]" office:value-type="string" office:string-value="IRU AL" calcext:value-type="string">
            <text:p>IRU AL</text:p>
          </table:table-cell>
          <table:table-cell table:style-name="ce1" table:formula="of:=[$lang_sw.A14]" office:value-type="string" office:string-value="ENDA KWA" calcext:value-type="string">
            <text:p>ENDA KWA</text:p>
          </table:table-cell>
          <table:table-cell table:style-name="ce1" table:formula="of:=[$lang_tl.A14]" office:value-type="string" office:string-value="PUMUNTA SA" calcext:value-type="string">
            <text:p>PUMUNTA SA</text:p>
          </table:table-cell>
          <table:table-cell table:style-name="ce1" table:formula="of:=[$lang_ur.A14]" office:value-type="string" office:string-value="کے پاس جاؤ" calcext:value-type="string">
            <text:p>کے پاس جاؤ</text:p>
          </table:table-cell>
          <table:table-cell table:style-name="ce2" table:formula="of:=[$lang_la.A14]" office:value-type="string" office:string-value="GOTO" calcext:value-type="string">
            <text:p>GOTO</text:p>
          </table:table-cell>
          <table:table-cell table:style-name="ce1" table:formula="of:=[$lang_cy.A14]" office:value-type="string" office:string-value="MYND I" calcext:value-type="string">
            <text:p>MYND I</text:p>
          </table:table-cell>
          <table:table-cell table:style-name="ce1" table:formula="of:=[$lang_zu.A14]" office:value-type="string" office:string-value="IYA KU" calcext:value-type="string">
            <text:p>IYA KU</text:p>
          </table:table-cell>
          <table:table-cell table:style-name="ce1" table:formula="of:=[$lang_yi.A14]" office:value-type="string" office:string-value="גיי צו" calcext:value-type="string">
            <text:p>גיי צו</text:p>
          </table:table-cell>
          <table:table-cell table:number-columns-repeated="1001"/>
        </table:table-row>
        <table:table-row table:style-name="ro1">
          <table:table-cell table:style-name="ce1" table:formula="of:=[$keywords.A13]" office:value-type="string" office:string-value="GOSUB" calcext:value-type="string">
            <text:p>GOSUB</text:p>
          </table:table-cell>
          <table:table-cell table:style-name="ce1" table:formula="of:=[$lang_en.A15]" office:value-type="string" office:string-value="GOSUB" calcext:value-type="string">
            <text:p>GOSUB</text:p>
          </table:table-cell>
          <table:table-cell table:style-name="ce1" table:formula="of:=[$lang_ko.A15]" office:value-type="string" office:string-value="부르다" calcext:value-type="string">
            <text:p>부르다</text:p>
          </table:table-cell>
          <table:table-cell table:style-name="ce1" table:formula="of:=[$lang_fr.A15]" office:value-type="string" office:string-value="APPEL" calcext:value-type="string">
            <text:p>APPEL</text:p>
          </table:table-cell>
          <table:table-cell table:style-name="ce1" table:formula="of:=[$lang_de.A15]" office:value-type="string" office:string-value="GOSUB" calcext:value-type="string">
            <text:p>GOSUB</text:p>
          </table:table-cell>
          <table:table-cell table:style-name="ce1" table:formula="of:=[$lang_zh.A15]" office:value-type="string" office:string-value="GOSUB" calcext:value-type="string">
            <text:p>GOSUB</text:p>
          </table:table-cell>
          <table:table-cell table:style-name="ce1" table:formula="of:=[$lang_es.A15]" office:value-type="string" office:string-value="GOSUB" calcext:value-type="string">
            <text:p>GOSUB</text:p>
          </table:table-cell>
          <table:table-cell table:style-name="ce1" table:formula="of:=[$lang_ar.A15]" office:value-type="string" office:string-value="جوسوب" calcext:value-type="string">
            <text:p>جوسوب</text:p>
          </table:table-cell>
          <table:table-cell table:style-name="ce1" table:formula="of:=[$lang_ru.A15]" office:value-type="string" office:string-value="ГОСУБ" calcext:value-type="string">
            <text:p>ГОСУБ</text:p>
          </table:table-cell>
          <table:table-cell table:style-name="ce1" table:formula="of:=[$lang_hi.A15]" office:value-type="string" office:string-value="गोसुब" calcext:value-type="string">
            <text:p>गोसुब</text:p>
          </table:table-cell>
          <table:table-cell table:style-name="ce1" table:formula="of:=[$lang_bn.A15]" office:value-type="string" office:string-value="গোসাব" calcext:value-type="string">
            <text:p>গোসাব</text:p>
          </table:table-cell>
          <table:table-cell table:style-name="ce1" table:formula="of:=[$lang_pt.A15]" office:value-type="string" office:string-value="GOSUB" calcext:value-type="string">
            <text:p>GOSUB</text:p>
          </table:table-cell>
          <table:table-cell table:style-name="ce1" table:formula="of:=[$lang_in.A15]" office:value-type="string" office:string-value="GOSUB" calcext:value-type="string">
            <text:p>GOSUB</text:p>
          </table:table-cell>
          <table:table-cell table:style-name="ce1" table:formula="of:=[$lang_ja.A15]" office:value-type="string" office:string-value="GOSUB" calcext:value-type="string">
            <text:p>GOSUB</text:p>
          </table:table-cell>
          <table:table-cell table:style-name="ce1" table:formula="of:=[$lang_he.A15]" office:value-type="string" office:string-value="גוסוב" calcext:value-type="string">
            <text:p>גוסוב</text:p>
          </table:table-cell>
          <table:table-cell table:style-name="ce1" table:formula="of:=[$lang_eo.A15]" office:value-type="string" office:string-value="GOSUB" calcext:value-type="string">
            <text:p>GOSUB</text:p>
          </table:table-cell>
          <table:table-cell table:style-name="ce1" table:formula="of:=[$lang_sw.A15]" office:value-type="string" office:string-value="GOSUB" calcext:value-type="string">
            <text:p>GOSUB</text:p>
          </table:table-cell>
          <table:table-cell table:style-name="ce1" table:formula="of:=[$lang_tl.A15]" office:value-type="string" office:string-value="GOSUB" calcext:value-type="string">
            <text:p>GOSUB</text:p>
          </table:table-cell>
          <table:table-cell table:style-name="ce1" table:formula="of:=[$lang_ur.A15]" office:value-type="string" office:string-value="گوسب" calcext:value-type="string">
            <text:p>گوسب</text:p>
          </table:table-cell>
          <table:table-cell table:style-name="ce2" table:formula="of:=[$lang_la.A15]" office:value-type="string" office:string-value="CAESIM" calcext:value-type="string">
            <text:p>CAESIM</text:p>
          </table:table-cell>
          <table:table-cell table:style-name="ce1" table:formula="of:=[$lang_cy.A15]" office:value-type="string" office:string-value="GOSUB" calcext:value-type="string">
            <text:p>GOSUB</text:p>
          </table:table-cell>
          <table:table-cell table:style-name="ce1" table:formula="of:=[$lang_zu.A15]" office:value-type="string" office:string-value="INGQINAPHE" calcext:value-type="string">
            <text:p>INGQINAPHE</text:p>
          </table:table-cell>
          <table:table-cell table:style-name="ce1" table:formula="of:=[$lang_yi.A15]" office:value-type="string" office:string-value="גאָסוב" calcext:value-type="string">
            <text:p>גאָסוב</text:p>
          </table:table-cell>
          <table:table-cell table:number-columns-repeated="1001"/>
        </table:table-row>
        <table:table-row table:style-name="ro1">
          <table:table-cell table:style-name="ce1" table:formula="of:=[$keywords.A14]" office:value-type="string" office:string-value="IF" calcext:value-type="string">
            <text:p>IF</text:p>
          </table:table-cell>
          <table:table-cell table:style-name="ce1" table:formula="of:=[$lang_en.A16]" office:value-type="string" office:string-value="IF" calcext:value-type="string">
            <text:p>IF</text:p>
          </table:table-cell>
          <table:table-cell table:style-name="ce1" table:formula="of:=[$lang_ko.A16]" office:value-type="string" office:string-value="만약" calcext:value-type="string">
            <text:p>만약</text:p>
          </table:table-cell>
          <table:table-cell table:style-name="ce1" table:formula="of:=[$lang_fr.A16]" office:value-type="string" office:string-value="SI" calcext:value-type="string">
            <text:p>SI</text:p>
          </table:table-cell>
          <table:table-cell table:style-name="ce1" table:formula="of:=[$lang_de.A16]" office:value-type="string" office:string-value="WENN" calcext:value-type="string">
            <text:p>WENN</text:p>
          </table:table-cell>
          <table:table-cell table:style-name="ce1" table:formula="of:=[$lang_zh.A16]" office:value-type="string" office:string-value="如果" calcext:value-type="string">
            <text:p>如果</text:p>
          </table:table-cell>
          <table:table-cell table:style-name="ce1" table:formula="of:=[$lang_es.A16]" office:value-type="string" office:string-value="SI" calcext:value-type="string">
            <text:p>SI</text:p>
          </table:table-cell>
          <table:table-cell table:style-name="ce1" table:formula="of:=[$lang_ar.A16]" office:value-type="string" office:string-value="لو" calcext:value-type="string">
            <text:p>لو</text:p>
          </table:table-cell>
          <table:table-cell table:style-name="ce1" table:formula="of:=[$lang_ru.A16]" office:value-type="string" office:string-value="ЕСЛИ" calcext:value-type="string">
            <text:p>ЕСЛИ</text:p>
          </table:table-cell>
          <table:table-cell table:style-name="ce1" table:formula="of:=[$lang_hi.A16]" office:value-type="string" office:string-value="अगर" calcext:value-type="string">
            <text:p>अगर</text:p>
          </table:table-cell>
          <table:table-cell table:style-name="ce1" table:formula="of:=[$lang_bn.A16]" office:value-type="string" office:string-value="যদি" calcext:value-type="string">
            <text:p>যদি</text:p>
          </table:table-cell>
          <table:table-cell table:style-name="ce1" table:formula="of:=[$lang_pt.A16]" office:value-type="string" office:string-value="SE" calcext:value-type="string">
            <text:p>SE</text:p>
          </table:table-cell>
          <table:table-cell table:style-name="ce1" table:formula="of:=[$lang_in.A16]" office:value-type="string" office:string-value="JIKA" calcext:value-type="string">
            <text:p>JIKA</text:p>
          </table:table-cell>
          <table:table-cell table:style-name="ce1" table:formula="of:=[$lang_ja.A16]" office:value-type="string" office:string-value="もしも" calcext:value-type="string">
            <text:p>もしも</text:p>
          </table:table-cell>
          <table:table-cell table:style-name="ce1" table:formula="of:=[$lang_he.A16]" office:value-type="string" office:string-value="אם" calcext:value-type="string">
            <text:p>אם</text:p>
          </table:table-cell>
          <table:table-cell table:style-name="ce1" table:formula="of:=[$lang_eo.A16]" office:value-type="string" office:string-value="SE" calcext:value-type="string">
            <text:p>SE</text:p>
          </table:table-cell>
          <table:table-cell table:style-name="ce1" table:formula="of:=[$lang_sw.A16]" office:value-type="string" office:string-value="KAMA" calcext:value-type="string">
            <text:p>KAMA</text:p>
          </table:table-cell>
          <table:table-cell table:style-name="ce1" table:formula="of:=[$lang_tl.A16]" office:value-type="string" office:string-value="KUNG" calcext:value-type="string">
            <text:p>KUNG</text:p>
          </table:table-cell>
          <table:table-cell table:style-name="ce1" table:formula="of:=[$lang_ur.A16]" office:value-type="string" office:string-value="اگر" calcext:value-type="string">
            <text:p>اگر</text:p>
          </table:table-cell>
          <table:table-cell table:style-name="ce2" table:formula="of:=[$lang_la.A16]" office:value-type="string" office:string-value="SI" calcext:value-type="string">
            <text:p>SI</text:p>
          </table:table-cell>
          <table:table-cell table:style-name="ce1" table:formula="of:=[$lang_cy.A16]" office:value-type="string" office:string-value="OS" calcext:value-type="string">
            <text:p>OS</text:p>
          </table:table-cell>
          <table:table-cell table:style-name="ce1" table:formula="of:=[$lang_zu.A16]" office:value-type="string" office:string-value="NXA" calcext:value-type="string">
            <text:p>NXA</text:p>
          </table:table-cell>
          <table:table-cell table:style-name="ce1" table:formula="of:=[$lang_yi.A16]" office:value-type="string" office:string-value="ויב" calcext:value-type="string">
            <text:p>ויב</text:p>
          </table:table-cell>
          <table:table-cell table:number-columns-repeated="1001"/>
        </table:table-row>
        <table:table-row table:style-name="ro1">
          <table:table-cell table:style-name="ce1" table:formula="of:=[$keywords.A15]" office:value-type="string" office:string-value="INT" calcext:value-type="string">
            <text:p>INT</text:p>
          </table:table-cell>
          <table:table-cell table:style-name="ce1" table:formula="of:=[$lang_en.A17]" office:value-type="string" office:string-value="INT" calcext:value-type="string">
            <text:p>INT</text:p>
          </table:table-cell>
          <table:table-cell table:style-name="ce1" table:formula="of:=[$lang_ko.A17]" office:value-type="string" office:string-value="바닥" calcext:value-type="string">
            <text:p>바닥</text:p>
          </table:table-cell>
          <table:table-cell table:style-name="ce1" table:formula="of:=[$lang_fr.A17]" office:value-type="string" office:string-value="INT" calcext:value-type="string">
            <text:p>INT</text:p>
          </table:table-cell>
          <table:table-cell table:style-name="ce1" table:formula="of:=[$lang_de.A17]" office:value-type="string" office:string-value="INT" calcext:value-type="string">
            <text:p>INT</text:p>
          </table:table-cell>
          <table:table-cell table:style-name="ce1" table:formula="of:=[$lang_zh.A17]" office:value-type="string" office:string-value="INT" calcext:value-type="string">
            <text:p>INT</text:p>
          </table:table-cell>
          <table:table-cell table:style-name="ce1" table:formula="of:=[$lang_es.A17]" office:value-type="string" office:string-value="EN T" calcext:value-type="string">
            <text:p>EN T</text:p>
          </table:table-cell>
          <table:table-cell table:style-name="ce1" table:formula="of:=[$lang_ar.A17]" office:value-type="string" office:string-value="INT" calcext:value-type="string">
            <text:p>INT</text:p>
          </table:table-cell>
          <table:table-cell table:style-name="ce1" table:formula="of:=[$lang_ru.A17]" office:value-type="string" office:string-value="ИНТ" calcext:value-type="string">
            <text:p>ИНТ</text:p>
          </table:table-cell>
          <table:table-cell table:style-name="ce1" table:formula="of:=[$lang_hi.A17]" office:value-type="string" office:string-value="INT यहाँ" calcext:value-type="string">
            <text:p>INT यहाँ</text:p>
          </table:table-cell>
          <table:table-cell table:style-name="ce1" table:formula="of:=[$lang_bn.A17]" office:value-type="string" office:string-value="ইন্ট" calcext:value-type="string">
            <text:p>ইন্ট</text:p>
          </table:table-cell>
          <table:table-cell table:style-name="ce1" table:formula="of:=[$lang_pt.A17]" office:value-type="string" office:string-value="INT" calcext:value-type="string">
            <text:p>INT</text:p>
          </table:table-cell>
          <table:table-cell table:style-name="ce1" table:formula="of:=[$lang_in.A17]" office:value-type="string" office:string-value="INT" calcext:value-type="string">
            <text:p>INT</text:p>
          </table:table-cell>
          <table:table-cell table:style-name="ce1" table:formula="of:=[$lang_ja.A17]" office:value-type="string" office:string-value="INT" calcext:value-type="string">
            <text:p>INT</text:p>
          </table:table-cell>
          <table:table-cell table:style-name="ce1" table:formula="of:=[$lang_he.A17]" office:value-type="string" office:string-value="INT" calcext:value-type="string">
            <text:p>INT</text:p>
          </table:table-cell>
          <table:table-cell table:style-name="ce1" table:formula="of:=[$lang_eo.A17]" office:value-type="string" office:string-value="INT" calcext:value-type="string">
            <text:p>INT</text:p>
          </table:table-cell>
          <table:table-cell table:style-name="ce1" table:formula="of:=[$lang_sw.A17]" office:value-type="string" office:string-value="INT" calcext:value-type="string">
            <text:p>INT</text:p>
          </table:table-cell>
          <table:table-cell table:style-name="ce1" table:formula="of:=[$lang_tl.A17]" office:value-type="string" office:string-value="INT" calcext:value-type="string">
            <text:p>INT</text:p>
          </table:table-cell>
          <table:table-cell table:style-name="ce1" table:formula="of:=[$lang_ur.A17]" office:value-type="string" office:string-value="انٹ" calcext:value-type="string">
            <text:p>انٹ</text:p>
          </table:table-cell>
          <table:table-cell table:style-name="ce2" table:formula="of:=[$lang_la.A17]" office:value-type="string" office:string-value="INT" calcext:value-type="string">
            <text:p>INT</text:p>
          </table:table-cell>
          <table:table-cell table:style-name="ce1" table:formula="of:=[$lang_cy.A17]" office:value-type="string" office:string-value="YN GYFARWYDD" calcext:value-type="string">
            <text:p>YN GYFARWYDD</text:p>
          </table:table-cell>
          <table:table-cell table:style-name="ce1" table:formula="of:=[$lang_zu.A17]" office:value-type="string" office:string-value="INT" calcext:value-type="string">
            <text:p>INT</text:p>
          </table:table-cell>
          <table:table-cell table:style-name="ce1" table:formula="of:=[$lang_yi.A17]" office:value-type="string" office:string-value="ינט" calcext:value-type="string">
            <text:p>ינט</text:p>
          </table:table-cell>
          <table:table-cell table:number-columns-repeated="1001"/>
        </table:table-row>
        <table:table-row table:style-name="ro1">
          <table:table-cell table:style-name="ce1" table:formula="of:=[$keywords.A16]" office:value-type="string" office:string-value="INPUT" calcext:value-type="string">
            <text:p>INPUT</text:p>
          </table:table-cell>
          <table:table-cell table:style-name="ce1" table:formula="of:=[$lang_en.A18]" office:value-type="string" office:string-value="INPUT" calcext:value-type="string">
            <text:p>INPUT</text:p>
          </table:table-cell>
          <table:table-cell table:style-name="ce1" table:formula="of:=[$lang_ko.A18]" office:value-type="string" office:string-value="입력" calcext:value-type="string">
            <text:p>입력</text:p>
          </table:table-cell>
          <table:table-cell table:style-name="ce1" table:formula="of:=[$lang_fr.A18]" office:value-type="string" office:string-value="SAISIR" calcext:value-type="string">
            <text:p>SAISIR</text:p>
          </table:table-cell>
          <table:table-cell table:style-name="ce1" table:formula="of:=[$lang_de.A18]" office:value-type="string" office:string-value="EINGANG" calcext:value-type="string">
            <text:p>EINGANG</text:p>
          </table:table-cell>
          <table:table-cell table:style-name="ce1" table:formula="of:=[$lang_zh.A18]" office:value-type="string" office:string-value="输入" calcext:value-type="string">
            <text:p>输入</text:p>
          </table:table-cell>
          <table:table-cell table:style-name="ce1" table:formula="of:=[$lang_es.A18]" office:value-type="string" office:string-value="APORTE" calcext:value-type="string">
            <text:p>APORTE</text:p>
          </table:table-cell>
          <table:table-cell table:style-name="ce1" table:formula="of:=[$lang_ar.A18]" office:value-type="string" office:string-value="مدخل" calcext:value-type="string">
            <text:p>مدخل</text:p>
          </table:table-cell>
          <table:table-cell table:style-name="ce1" table:formula="of:=[$lang_ru.A18]" office:value-type="string" office:string-value="ВХОД" calcext:value-type="string">
            <text:p>ВХОД</text:p>
          </table:table-cell>
          <table:table-cell table:style-name="ce1" table:formula="of:=[$lang_hi.A18]" office:value-type="string" office:string-value="इनपुट" calcext:value-type="string">
            <text:p>इनपुट</text:p>
          </table:table-cell>
          <table:table-cell table:style-name="ce1" table:formula="of:=[$lang_bn.A18]" office:value-type="string" office:string-value="ইনপুট" calcext:value-type="string">
            <text:p>ইনপুট</text:p>
          </table:table-cell>
          <table:table-cell table:style-name="ce1" table:formula="of:=[$lang_pt.A18]" office:value-type="string" office:string-value="ENTRADA" calcext:value-type="string">
            <text:p>ENTRADA</text:p>
          </table:table-cell>
          <table:table-cell table:style-name="ce1" table:formula="of:=[$lang_in.A18]" office:value-type="string" office:string-value="MEMASUKKAN" calcext:value-type="string">
            <text:p>MEMASUKKAN</text:p>
          </table:table-cell>
          <table:table-cell table:style-name="ce1" table:formula="of:=[$lang_ja.A18]" office:value-type="string" office:string-value="入力" calcext:value-type="string">
            <text:p>入力</text:p>
          </table:table-cell>
          <table:table-cell table:style-name="ce1" table:formula="of:=[$lang_he.A18]" office:value-type="string" office:string-value="קֶלֶט" calcext:value-type="string">
            <text:p>קֶלֶט</text:p>
          </table:table-cell>
          <table:table-cell table:style-name="ce1" table:formula="of:=[$lang_eo.A18]" office:value-type="string" office:string-value="ENIGO" calcext:value-type="string">
            <text:p>ENIGO</text:p>
          </table:table-cell>
          <table:table-cell table:style-name="ce1" table:formula="of:=[$lang_sw.A18]" office:value-type="string" office:string-value="PEMBEJEO" calcext:value-type="string">
            <text:p>PEMBEJEO</text:p>
          </table:table-cell>
          <table:table-cell table:style-name="ce1" table:formula="of:=[$lang_tl.A18]" office:value-type="string" office:string-value="INPUT" calcext:value-type="string">
            <text:p>INPUT</text:p>
          </table:table-cell>
          <table:table-cell table:style-name="ce1" table:formula="of:=[$lang_ur.A18]" office:value-type="string" office:string-value="ان پٹ" calcext:value-type="string">
            <text:p>ان پٹ</text:p>
          </table:table-cell>
          <table:table-cell table:style-name="ce2" table:formula="of:=[$lang_la.A18]" office:value-type="string" office:string-value="INPUT" calcext:value-type="string">
            <text:p>INPUT</text:p>
          </table:table-cell>
          <table:table-cell table:style-name="ce1" table:formula="of:=[$lang_cy.A18]" office:value-type="string" office:string-value="MEWNBYNNER" calcext:value-type="string">
            <text:p>MEWNBYNNER</text:p>
          </table:table-cell>
          <table:table-cell table:style-name="ce1" table:formula="of:=[$lang_zu.A18]" office:value-type="string" office:string-value="FAKA" calcext:value-type="string">
            <text:p>FAKA</text:p>
          </table:table-cell>
          <table:table-cell table:style-name="ce1" table:formula="of:=[$lang_yi.A18]" office:value-type="string" office:string-value="אַרייַנשרייַב" calcext:value-type="string">
            <text:p>אַרייַנשרייַב</text:p>
          </table:table-cell>
          <table:table-cell table:number-columns-repeated="1001"/>
        </table:table-row>
        <table:table-row table:style-name="ro1">
          <table:table-cell table:style-name="ce1" table:formula="of:=[$keywords.A17]" office:value-type="string" office:string-value="LET" calcext:value-type="string">
            <text:p>LET</text:p>
          </table:table-cell>
          <table:table-cell table:style-name="ce1" table:formula="of:=[$lang_en.A19]" office:value-type="string" office:string-value="LET" calcext:value-type="string">
            <text:p>LET</text:p>
          </table:table-cell>
          <table:table-cell table:style-name="ce1" table:formula="of:=[$lang_ko.A19]" office:value-type="string" office:string-value="허락하다" calcext:value-type="string">
            <text:p>허락하다</text:p>
          </table:table-cell>
          <table:table-cell table:style-name="ce1" table:formula="of:=[$lang_fr.A19]" office:value-type="string" office:string-value="LAISSER" calcext:value-type="string">
            <text:p>LAISSER</text:p>
          </table:table-cell>
          <table:table-cell table:style-name="ce1" table:formula="of:=[$lang_de.A19]" office:value-type="string" office:string-value="LASSEN" calcext:value-type="string">
            <text:p>LASSEN</text:p>
          </table:table-cell>
          <table:table-cell table:style-name="ce1" table:formula="of:=[$lang_zh.A19]" office:value-type="string" office:string-value="让" calcext:value-type="string">
            <text:p>让</text:p>
          </table:table-cell>
          <table:table-cell table:style-name="ce1" table:formula="of:=[$lang_es.A19]" office:value-type="string" office:string-value="DEJAR" calcext:value-type="string">
            <text:p>DEJAR</text:p>
          </table:table-cell>
          <table:table-cell table:style-name="ce1" table:formula="of:=[$lang_ar.A19]" office:value-type="string" office:string-value="يترك" calcext:value-type="string">
            <text:p>يترك</text:p>
          </table:table-cell>
          <table:table-cell table:style-name="ce1" table:formula="of:=[$lang_ru.A19]" office:value-type="string" office:string-value="ПОЗВОЛЯТЬ" calcext:value-type="string">
            <text:p>ПОЗВОЛЯТЬ</text:p>
          </table:table-cell>
          <table:table-cell table:style-name="ce1" table:formula="of:=[$lang_hi.A19]" office:value-type="string" office:string-value="होने देना" calcext:value-type="string">
            <text:p>होने देना</text:p>
          </table:table-cell>
          <table:table-cell table:style-name="ce1" table:formula="of:=[$lang_bn.A19]" office:value-type="string" office:string-value="দিন" calcext:value-type="string">
            <text:p>দিন</text:p>
          </table:table-cell>
          <table:table-cell table:style-name="ce1" table:formula="of:=[$lang_pt.A19]" office:value-type="string" office:string-value="DEIXAR" calcext:value-type="string">
            <text:p>DEIXAR</text:p>
          </table:table-cell>
          <table:table-cell table:style-name="ce1" table:formula="of:=[$lang_in.A19]" office:value-type="string" office:string-value="MEMBIARKAN" calcext:value-type="string">
            <text:p>MEMBIARKAN</text:p>
          </table:table-cell>
          <table:table-cell table:style-name="ce1" table:formula="of:=[$lang_ja.A19]" office:value-type="string" office:string-value="させて" calcext:value-type="string">
            <text:p>させて</text:p>
          </table:table-cell>
          <table:table-cell table:style-name="ce1" table:formula="of:=[$lang_he.A19]" office:value-type="string" office:string-value="לתת" calcext:value-type="string">
            <text:p>לתת</text:p>
          </table:table-cell>
          <table:table-cell table:style-name="ce1" table:formula="of:=[$lang_eo.A19]" office:value-type="string" office:string-value="LASU" calcext:value-type="string">
            <text:p>LASU</text:p>
          </table:table-cell>
          <table:table-cell table:style-name="ce1" table:formula="of:=[$lang_sw.A19]" office:value-type="string" office:string-value="RUHUSU" calcext:value-type="string">
            <text:p>RUHUSU</text:p>
          </table:table-cell>
          <table:table-cell table:style-name="ce1" table:formula="of:=[$lang_tl.A19]" office:value-type="string" office:string-value="HAYAAN" calcext:value-type="string">
            <text:p>HAYAAN</text:p>
          </table:table-cell>
          <table:table-cell table:style-name="ce1" table:formula="of:=[$lang_ur.A19]" office:value-type="string" office:string-value="دو" calcext:value-type="string">
            <text:p>دو</text:p>
          </table:table-cell>
          <table:table-cell table:style-name="ce2" table:formula="of:=[$lang_la.A19]" office:value-type="string" office:string-value="FIAT" calcext:value-type="string">
            <text:p>FIAT</text:p>
          </table:table-cell>
          <table:table-cell table:style-name="ce1" table:formula="of:=[$lang_cy.A19]" office:value-type="string" office:string-value="GADAWN" calcext:value-type="string">
            <text:p>GADAWN</text:p>
          </table:table-cell>
          <table:table-cell table:style-name="ce1" table:formula="of:=[$lang_zu.A19]" office:value-type="string" office:string-value="VUMELA" calcext:value-type="string">
            <text:p>VUMELA</text:p>
          </table:table-cell>
          <table:table-cell table:style-name="ce1" table:formula="of:=[$lang_yi.A19]" office:value-type="string" office:string-value="לאָזן" calcext:value-type="string">
            <text:p>לאָזן</text:p>
          </table:table-cell>
          <table:table-cell table:number-columns-repeated="1001"/>
        </table:table-row>
        <table:table-row table:style-name="ro1">
          <table:table-cell table:style-name="ce1" table:formula="of:=[$keywords.A18]" office:value-type="string" office:string-value="LOG" calcext:value-type="string">
            <text:p>LOG</text:p>
          </table:table-cell>
          <table:table-cell table:style-name="ce1" table:formula="of:=[$lang_en.A20]" office:value-type="string" office:string-value="LOG" calcext:value-type="string">
            <text:p>LOG</text:p>
          </table:table-cell>
          <table:table-cell table:style-name="ce1" table:formula="of:=[$lang_ko.A20]" office:value-type="string" office:string-value="통나무" calcext:value-type="string">
            <text:p>통나무</text:p>
          </table:table-cell>
          <table:table-cell table:style-name="ce1" table:formula="of:=[$lang_fr.A20]" office:value-type="string" office:string-value="LOGARITHME" calcext:value-type="string">
            <text:p>LOGARITHME</text:p>
          </table:table-cell>
          <table:table-cell table:style-name="ce1" table:formula="of:=[$lang_de.A20]" office:value-type="string" office:string-value="PROTOKOLL" calcext:value-type="string">
            <text:p>PROTOKOLL</text:p>
          </table:table-cell>
          <table:table-cell table:style-name="ce1" table:formula="of:=[$lang_zh.A20]" office:value-type="string" office:string-value="日志" calcext:value-type="string">
            <text:p>日志</text:p>
          </table:table-cell>
          <table:table-cell table:style-name="ce1" table:formula="of:=[$lang_es.A20]" office:value-type="string" office:string-value="REGISTRO" calcext:value-type="string">
            <text:p>REGISTRO</text:p>
          </table:table-cell>
          <table:table-cell table:style-name="ce1" table:formula="of:=[$lang_ar.A20]" office:value-type="string" office:string-value="سجل" calcext:value-type="string">
            <text:p>سجل</text:p>
          </table:table-cell>
          <table:table-cell table:style-name="ce1" table:formula="of:=[$lang_ru.A20]" office:value-type="string" office:string-value="БРЕВНО" calcext:value-type="string">
            <text:p>БРЕВНО</text:p>
          </table:table-cell>
          <table:table-cell table:style-name="ce1" table:formula="of:=[$lang_hi.A20]" office:value-type="string" office:string-value="लकड़ी का लट्ठा" calcext:value-type="string">
            <text:p>लकड़ी का लट्ठा</text:p>
          </table:table-cell>
          <table:table-cell table:style-name="ce1" table:formula="of:=[$lang_bn.A20]" office:value-type="string" office:string-value="লগ" calcext:value-type="string">
            <text:p>লগ</text:p>
          </table:table-cell>
          <table:table-cell table:style-name="ce1" table:formula="of:=[$lang_pt.A20]" office:value-type="string" office:string-value="REGISTRO" calcext:value-type="string">
            <text:p>REGISTRO</text:p>
          </table:table-cell>
          <table:table-cell table:style-name="ce1" table:formula="of:=[$lang_in.A20]" office:value-type="string" office:string-value="CATATAN" calcext:value-type="string">
            <text:p>CATATAN</text:p>
          </table:table-cell>
          <table:table-cell table:style-name="ce1" table:formula="of:=[$lang_ja.A20]" office:value-type="string" office:string-value="ログ" calcext:value-type="string">
            <text:p>ログ</text:p>
          </table:table-cell>
          <table:table-cell table:style-name="ce1" table:formula="of:=[$lang_he.A20]" office:value-type="string" office:string-value="עֵץ" calcext:value-type="string">
            <text:p>עֵץ</text:p>
          </table:table-cell>
          <table:table-cell table:style-name="ce1" table:formula="of:=[$lang_eo.A20]" office:value-type="string" office:string-value="REGISTRI" calcext:value-type="string">
            <text:p>REGISTRI</text:p>
          </table:table-cell>
          <table:table-cell table:style-name="ce1" table:formula="of:=[$lang_sw.A20]" office:value-type="string" office:string-value="LOGI" calcext:value-type="string">
            <text:p>LOGI</text:p>
          </table:table-cell>
          <table:table-cell table:style-name="ce1" table:formula="of:=[$lang_tl.A20]" office:value-type="string" office:string-value="MAG -LOG" calcext:value-type="string">
            <text:p>MAG -LOG</text:p>
          </table:table-cell>
          <table:table-cell table:style-name="ce1" table:formula="of:=[$lang_ur.A20]" office:value-type="string" office:string-value="لاگ" calcext:value-type="string">
            <text:p>لاگ</text:p>
          </table:table-cell>
          <table:table-cell table:style-name="ce2" table:formula="of:=[$lang_la.A20]" office:value-type="string" office:string-value="LOGUS" calcext:value-type="string">
            <text:p>LOGUS</text:p>
          </table:table-cell>
          <table:table-cell table:style-name="ce1" table:formula="of:=[$lang_cy.A20]" office:value-type="string" office:string-value="LOG" calcext:value-type="string">
            <text:p>LOG</text:p>
          </table:table-cell>
          <table:table-cell table:style-name="ce1" table:formula="of:=[$lang_zu.A20]" office:value-type="string" office:string-value="UGODO" calcext:value-type="string">
            <text:p>UGODO</text:p>
          </table:table-cell>
          <table:table-cell table:style-name="ce1" table:formula="of:=[$lang_yi.A20]" office:value-type="string" office:string-value="קלאָץ" calcext:value-type="string">
            <text:p>קלאָץ</text:p>
          </table:table-cell>
          <table:table-cell table:number-columns-repeated="1001"/>
        </table:table-row>
        <table:table-row table:style-name="ro1">
          <table:table-cell table:style-name="ce1" table:formula="of:=[$keywords.A19]" office:value-type="string" office:string-value="NEXT" calcext:value-type="string">
            <text:p>NEXT</text:p>
          </table:table-cell>
          <table:table-cell table:style-name="ce1" table:formula="of:=[$lang_en.A21]" office:value-type="string" office:string-value="NEXT" calcext:value-type="string">
            <text:p>NEXT</text:p>
          </table:table-cell>
          <table:table-cell table:style-name="ce1" table:formula="of:=[$lang_ko.A21]" office:value-type="string" office:string-value="다음" calcext:value-type="string">
            <text:p>다음</text:p>
          </table:table-cell>
          <table:table-cell table:style-name="ce1" table:formula="of:=[$lang_fr.A21]" office:value-type="string" office:string-value="SUIVANT" calcext:value-type="string">
            <text:p>SUIVANT</text:p>
          </table:table-cell>
          <table:table-cell table:style-name="ce1" table:formula="of:=[$lang_de.A21]" office:value-type="string" office:string-value="NÄCHSTE" calcext:value-type="string">
            <text:p>NÄCHSTE</text:p>
          </table:table-cell>
          <table:table-cell table:style-name="ce1" table:formula="of:=[$lang_zh.A21]" office:value-type="string" office:string-value="下一个" calcext:value-type="string">
            <text:p>下一个</text:p>
          </table:table-cell>
          <table:table-cell table:style-name="ce1" table:formula="of:=[$lang_es.A21]" office:value-type="string" office:string-value="PRÓXIMO" calcext:value-type="string">
            <text:p>PRÓXIMO</text:p>
          </table:table-cell>
          <table:table-cell table:style-name="ce1" table:formula="of:=[$lang_ar.A21]" office:value-type="string" office:string-value="التالي" calcext:value-type="string">
            <text:p>التالي</text:p>
          </table:table-cell>
          <table:table-cell table:style-name="ce1" table:formula="of:=[$lang_ru.A21]" office:value-type="string" office:string-value="СЛЕДУЮЩИЙ" calcext:value-type="string">
            <text:p>СЛЕДУЮЩИЙ</text:p>
          </table:table-cell>
          <table:table-cell table:style-name="ce1" table:formula="of:=[$lang_hi.A21]" office:value-type="string" office:string-value="अगला" calcext:value-type="string">
            <text:p>अगला</text:p>
          </table:table-cell>
          <table:table-cell table:style-name="ce1" table:formula="of:=[$lang_bn.A21]" office:value-type="string" office:string-value="পরবর্তী" calcext:value-type="string">
            <text:p>পরবর্তী</text:p>
          </table:table-cell>
          <table:table-cell table:style-name="ce1" table:formula="of:=[$lang_pt.A21]" office:value-type="string" office:string-value="PRÓXIMO" calcext:value-type="string">
            <text:p>PRÓXIMO</text:p>
          </table:table-cell>
          <table:table-cell table:style-name="ce1" table:formula="of:=[$lang_in.A21]" office:value-type="string" office:string-value="BERIKUTNYA" calcext:value-type="string">
            <text:p>BERIKUTNYA</text:p>
          </table:table-cell>
          <table:table-cell table:style-name="ce1" table:formula="of:=[$lang_ja.A21]" office:value-type="string" office:string-value="次" calcext:value-type="string">
            <text:p>次</text:p>
          </table:table-cell>
          <table:table-cell table:style-name="ce1" table:formula="of:=[$lang_he.A21]" office:value-type="string" office:string-value="הַבָּא" calcext:value-type="string">
            <text:p>הַבָּא</text:p>
          </table:table-cell>
          <table:table-cell table:style-name="ce1" table:formula="of:=[$lang_eo.A21]" office:value-type="string" office:string-value="POSTE" calcext:value-type="string">
            <text:p>POSTE</text:p>
          </table:table-cell>
          <table:table-cell table:style-name="ce1" table:formula="of:=[$lang_sw.A21]" office:value-type="string" office:string-value="IFUATAYO" calcext:value-type="string">
            <text:p>IFUATAYO</text:p>
          </table:table-cell>
          <table:table-cell table:style-name="ce1" table:formula="of:=[$lang_tl.A21]" office:value-type="string" office:string-value="SUSUNOD" calcext:value-type="string">
            <text:p>SUSUNOD</text:p>
          </table:table-cell>
          <table:table-cell table:style-name="ce1" table:formula="of:=[$lang_ur.A21]" office:value-type="string" office:string-value="اگلے" calcext:value-type="string">
            <text:p>اگلے</text:p>
          </table:table-cell>
          <table:table-cell table:style-name="ce2" table:formula="of:=[$lang_la.A21]" office:value-type="string" office:string-value="DEINDE" calcext:value-type="string">
            <text:p>DEINDE</text:p>
          </table:table-cell>
          <table:table-cell table:style-name="ce1" table:formula="of:=[$lang_cy.A21]" office:value-type="string" office:string-value="NESAF" calcext:value-type="string">
            <text:p>NESAF</text:p>
          </table:table-cell>
          <table:table-cell table:style-name="ce1" table:formula="of:=[$lang_zu.A21]" office:value-type="string" office:string-value="OLANDELAYO" calcext:value-type="string">
            <text:p>OLANDELAYO</text:p>
          </table:table-cell>
          <table:table-cell table:style-name="ce1" table:formula="of:=[$lang_yi.A21]" office:value-type="string" office:string-value="ווייַטער" calcext:value-type="string">
            <text:p>ווייַטער</text:p>
          </table:table-cell>
          <table:table-cell table:number-columns-repeated="1001"/>
        </table:table-row>
        <table:table-row table:style-name="ro1">
          <table:table-cell table:style-name="ce1" table:formula="of:=[$keywords.A20]" office:value-type="string" office:string-value="ON" calcext:value-type="string">
            <text:p>ON</text:p>
          </table:table-cell>
          <table:table-cell table:style-name="ce1" table:formula="of:=[$lang_en.A22]" office:value-type="string" office:string-value="ON" calcext:value-type="string">
            <text:p>ON</text:p>
          </table:table-cell>
          <table:table-cell table:style-name="ce1" table:formula="of:=[$lang_ko.A22]" office:value-type="string" office:string-value="까지" calcext:value-type="string">
            <text:p>까지</text:p>
          </table:table-cell>
          <table:table-cell table:style-name="ce1" table:formula="of:=[$lang_fr.A22]" office:value-type="string" office:string-value="SUR" calcext:value-type="string">
            <text:p>SUR</text:p>
          </table:table-cell>
          <table:table-cell table:style-name="ce1" table:formula="of:=[$lang_de.A22]" office:value-type="string" office:string-value="AN" calcext:value-type="string">
            <text:p>AN</text:p>
          </table:table-cell>
          <table:table-cell table:style-name="ce1" table:formula="of:=[$lang_zh.A22]" office:value-type="string" office:string-value="在" calcext:value-type="string">
            <text:p>在</text:p>
          </table:table-cell>
          <table:table-cell table:style-name="ce1" table:formula="of:=[$lang_es.A22]" office:value-type="string" office:string-value="EN" calcext:value-type="string">
            <text:p>EN</text:p>
          </table:table-cell>
          <table:table-cell table:style-name="ce1" table:formula="of:=[$lang_ar.A22]" office:value-type="string" office:string-value="على" calcext:value-type="string">
            <text:p>على</text:p>
          </table:table-cell>
          <table:table-cell table:style-name="ce1" table:formula="of:=[$lang_ru.A22]" office:value-type="string" office:string-value="НА" calcext:value-type="string">
            <text:p>НА</text:p>
          </table:table-cell>
          <table:table-cell table:style-name="ce1" table:formula="of:=[$lang_hi.A22]" office:value-type="string" office:string-value="पर" calcext:value-type="string">
            <text:p>पर</text:p>
          </table:table-cell>
          <table:table-cell table:style-name="ce1" table:formula="of:=[$lang_bn.A22]" office:value-type="string" office:string-value="চালু" calcext:value-type="string">
            <text:p>চালু</text:p>
          </table:table-cell>
          <table:table-cell table:style-name="ce1" table:formula="of:=[$lang_pt.A22]" office:value-type="string" office:string-value="SOBRE" calcext:value-type="string">
            <text:p>SOBRE</text:p>
          </table:table-cell>
          <table:table-cell table:style-name="ce1" table:formula="of:=[$lang_in.A22]" office:value-type="string" office:string-value="PADA" calcext:value-type="string">
            <text:p>PADA</text:p>
          </table:table-cell>
          <table:table-cell table:style-name="ce1" table:formula="of:=[$lang_ja.A22]" office:value-type="string" office:string-value="の上" calcext:value-type="string">
            <text:p>の上</text:p>
          </table:table-cell>
          <table:table-cell table:style-name="ce1" table:formula="of:=[$lang_he.A22]" office:value-type="string" office:string-value="עַל" calcext:value-type="string">
            <text:p>עַל</text:p>
          </table:table-cell>
          <table:table-cell table:style-name="ce1" table:formula="of:=[$lang_eo.A22]" office:value-type="string" office:string-value="ON" calcext:value-type="string">
            <text:p>ON</text:p>
          </table:table-cell>
          <table:table-cell table:style-name="ce1" table:formula="of:=[$lang_sw.A22]" office:value-type="string" office:string-value="ON" calcext:value-type="string">
            <text:p>ON</text:p>
          </table:table-cell>
          <table:table-cell table:style-name="ce1" table:formula="of:=[$lang_tl.A22]" office:value-type="string" office:string-value="KAILAN" calcext:value-type="string">
            <text:p>KAILAN</text:p>
          </table:table-cell>
          <table:table-cell table:style-name="ce1" table:formula="of:=[$lang_ur.A22]" office:value-type="string" office:string-value="پر" calcext:value-type="string">
            <text:p>پر</text:p>
          </table:table-cell>
          <table:table-cell table:style-name="ce2" table:formula="of:=[$lang_la.A22]" office:value-type="string" office:string-value="IN" calcext:value-type="string">
            <text:p>IN</text:p>
          </table:table-cell>
          <table:table-cell table:style-name="ce1" table:formula="of:=[$lang_cy.A22]" office:value-type="string" office:string-value="YMLAEN" calcext:value-type="string">
            <text:p>YMLAEN</text:p>
          </table:table-cell>
          <table:table-cell table:style-name="ce1" table:formula="of:=[$lang_zu.A22]" office:value-type="string" office:string-value="PHEZU KWA-" calcext:value-type="string">
            <text:p>PHEZU KWA-</text:p>
          </table:table-cell>
          <table:table-cell table:style-name="ce1" table:formula="of:=[$lang_yi.A22]" office:value-type="string" office:string-value="אַף" calcext:value-type="string">
            <text:p>אַף</text:p>
          </table:table-cell>
          <table:table-cell table:number-columns-repeated="1001"/>
        </table:table-row>
        <table:table-row table:style-name="ro1">
          <table:table-cell table:style-name="ce1" table:formula="of:=[$keywords.A21]" office:value-type="string" office:string-value="OPTION" calcext:value-type="string">
            <text:p>OPTION</text:p>
          </table:table-cell>
          <table:table-cell table:style-name="ce1" table:formula="of:=[$lang_en.A23]" office:value-type="string" office:string-value="OPTION" calcext:value-type="string">
            <text:p>OPTION</text:p>
          </table:table-cell>
          <table:table-cell table:style-name="ce1" table:formula="of:=[$lang_ko.A23]" office:value-type="string" office:string-value="옵션" calcext:value-type="string">
            <text:p>옵션</text:p>
          </table:table-cell>
          <table:table-cell table:style-name="ce1" table:formula="of:=[$lang_fr.A23]" office:value-type="string" office:string-value="OPTION" calcext:value-type="string">
            <text:p>OPTION</text:p>
          </table:table-cell>
          <table:table-cell table:style-name="ce1" table:formula="of:=[$lang_de.A23]" office:value-type="string" office:string-value="MÖGLICHKEIT" calcext:value-type="string">
            <text:p>MÖGLICHKEIT</text:p>
          </table:table-cell>
          <table:table-cell table:style-name="ce1" table:formula="of:=[$lang_zh.A23]" office:value-type="string" office:string-value="选项" calcext:value-type="string">
            <text:p>选项</text:p>
          </table:table-cell>
          <table:table-cell table:style-name="ce1" table:formula="of:=[$lang_es.A23]" office:value-type="string" office:string-value="OPCIÓN" calcext:value-type="string">
            <text:p>OPCIÓN</text:p>
          </table:table-cell>
          <table:table-cell table:style-name="ce1" table:formula="of:=[$lang_ar.A23]" office:value-type="string" office:string-value="خيار" calcext:value-type="string">
            <text:p>خيار</text:p>
          </table:table-cell>
          <table:table-cell table:style-name="ce1" table:formula="of:=[$lang_ru.A23]" office:value-type="string" office:string-value="ВАРИАНТ" calcext:value-type="string">
            <text:p>ВАРИАНТ</text:p>
          </table:table-cell>
          <table:table-cell table:style-name="ce1" table:formula="of:=[$lang_hi.A23]" office:value-type="string" office:string-value="विकल्प" calcext:value-type="string">
            <text:p>विकल्प</text:p>
          </table:table-cell>
          <table:table-cell table:style-name="ce1" table:formula="of:=[$lang_bn.A23]" office:value-type="string" office:string-value="বিকল্প" calcext:value-type="string">
            <text:p>বিকল্প</text:p>
          </table:table-cell>
          <table:table-cell table:style-name="ce1" table:formula="of:=[$lang_pt.A23]" office:value-type="string" office:string-value="OPÇÃO" calcext:value-type="string">
            <text:p>OPÇÃO</text:p>
          </table:table-cell>
          <table:table-cell table:style-name="ce1" table:formula="of:=[$lang_in.A23]" office:value-type="string" office:string-value="PILIHAN" calcext:value-type="string">
            <text:p>PILIHAN</text:p>
          </table:table-cell>
          <table:table-cell table:style-name="ce1" table:formula="of:=[$lang_ja.A23]" office:value-type="string" office:string-value="オプション" calcext:value-type="string">
            <text:p>オプション</text:p>
          </table:table-cell>
          <table:table-cell table:style-name="ce1" table:formula="of:=[$lang_he.A23]" office:value-type="string" office:string-value="אוֹפְּצִיָה" calcext:value-type="string">
            <text:p>אוֹפְּצִיָה</text:p>
          </table:table-cell>
          <table:table-cell table:style-name="ce1" table:formula="of:=[$lang_eo.A23]" office:value-type="string" office:string-value="OPCIO" calcext:value-type="string">
            <text:p>OPCIO</text:p>
          </table:table-cell>
          <table:table-cell table:style-name="ce1" table:formula="of:=[$lang_sw.A23]" office:value-type="string" office:string-value="CHAGUO" calcext:value-type="string">
            <text:p>CHAGUO</text:p>
          </table:table-cell>
          <table:table-cell table:style-name="ce1" table:formula="of:=[$lang_tl.A23]" office:value-type="string" office:string-value="PAGPIPILIAN" calcext:value-type="string">
            <text:p>PAGPIPILIAN</text:p>
          </table:table-cell>
          <table:table-cell table:style-name="ce1" table:formula="of:=[$lang_ur.A23]" office:value-type="string" office:string-value="آپشن" calcext:value-type="string">
            <text:p>آپشن</text:p>
          </table:table-cell>
          <table:table-cell table:style-name="ce2" table:formula="of:=[$lang_la.A23]" office:value-type="string" office:string-value="OPTIO" calcext:value-type="string">
            <text:p>OPTIO</text:p>
          </table:table-cell>
          <table:table-cell table:style-name="ce1" table:formula="of:=[$lang_cy.A23]" office:value-type="string" office:string-value="OPSIWN" calcext:value-type="string">
            <text:p>OPSIWN</text:p>
          </table:table-cell>
          <table:table-cell table:style-name="ce1" table:formula="of:=[$lang_zu.A23]" office:value-type="string" office:string-value="UKUKHETHA" calcext:value-type="string">
            <text:p>UKUKHETHA</text:p>
          </table:table-cell>
          <table:table-cell table:style-name="ce1" table:formula="of:=[$lang_yi.A23]" office:value-type="string" office:string-value="בריירע" calcext:value-type="string">
            <text:p>בריירע</text:p>
          </table:table-cell>
          <table:table-cell table:number-columns-repeated="1001"/>
        </table:table-row>
        <table:table-row table:style-name="ro1">
          <table:table-cell table:style-name="ce1" table:formula="of:=[$keywords.A22]" office:value-type="string" office:string-value="PRINT" calcext:value-type="string">
            <text:p>PRINT</text:p>
          </table:table-cell>
          <table:table-cell table:style-name="ce1" table:formula="of:=[$lang_en.A24]" office:value-type="string" office:string-value="PRINT" calcext:value-type="string">
            <text:p>PRINT</text:p>
          </table:table-cell>
          <table:table-cell table:style-name="ce1" table:formula="of:=[$lang_ko.A24]" office:value-type="string" office:string-value="인쇄" calcext:value-type="string">
            <text:p>인쇄</text:p>
          </table:table-cell>
          <table:table-cell table:style-name="ce1" table:formula="of:=[$lang_fr.A24]" office:value-type="string" office:string-value="IMPRIMER" calcext:value-type="string">
            <text:p>IMPRIMER</text:p>
          </table:table-cell>
          <table:table-cell table:style-name="ce1" table:formula="of:=[$lang_de.A24]" office:value-type="string" office:string-value="DRUCKEN" calcext:value-type="string">
            <text:p>DRUCKEN</text:p>
          </table:table-cell>
          <table:table-cell table:style-name="ce1" table:formula="of:=[$lang_zh.A24]" office:value-type="string" office:string-value="打印" calcext:value-type="string">
            <text:p>打印</text:p>
          </table:table-cell>
          <table:table-cell table:style-name="ce1" table:formula="of:=[$lang_es.A24]" office:value-type="string" office:string-value="IMPRIMIR" calcext:value-type="string">
            <text:p>IMPRIMIR</text:p>
          </table:table-cell>
          <table:table-cell table:style-name="ce1" table:formula="of:=[$lang_ar.A24]" office:value-type="string" office:string-value="مطبعة" calcext:value-type="string">
            <text:p>مطبعة</text:p>
          </table:table-cell>
          <table:table-cell table:style-name="ce1" table:formula="of:=[$lang_ru.A24]" office:value-type="string" office:string-value="РАСПЕЧАТАТЬ" calcext:value-type="string">
            <text:p>РАСПЕЧАТАТЬ</text:p>
          </table:table-cell>
          <table:table-cell table:style-name="ce1" table:formula="of:=[$lang_hi.A24]" office:value-type="string" office:string-value="प्रिंट" calcext:value-type="string">
            <text:p>प्रिंट</text:p>
          </table:table-cell>
          <table:table-cell table:style-name="ce1" table:formula="of:=[$lang_bn.A24]" office:value-type="string" office:string-value="ছাপা" calcext:value-type="string">
            <text:p>ছাপা</text:p>
          </table:table-cell>
          <table:table-cell table:style-name="ce1" table:formula="of:=[$lang_pt.A24]" office:value-type="string" office:string-value="IMPRIMIR" calcext:value-type="string">
            <text:p>IMPRIMIR</text:p>
          </table:table-cell>
          <table:table-cell table:style-name="ce1" table:formula="of:=[$lang_in.A24]" office:value-type="string" office:string-value="MENCETAK" calcext:value-type="string">
            <text:p>MENCETAK</text:p>
          </table:table-cell>
          <table:table-cell table:style-name="ce1" table:formula="of:=[$lang_ja.A24]" office:value-type="string" office:string-value="印刷" calcext:value-type="string">
            <text:p>印刷</text:p>
          </table:table-cell>
          <table:table-cell table:style-name="ce1" table:formula="of:=[$lang_he.A24]" office:value-type="string" office:string-value="הדפס" calcext:value-type="string">
            <text:p>הדפס</text:p>
          </table:table-cell>
          <table:table-cell table:style-name="ce1" table:formula="of:=[$lang_eo.A24]" office:value-type="string" office:string-value="PRESI" calcext:value-type="string">
            <text:p>PRESI</text:p>
          </table:table-cell>
          <table:table-cell table:style-name="ce1" table:formula="of:=[$lang_sw.A24]" office:value-type="string" office:string-value="CHAPISHA" calcext:value-type="string">
            <text:p>CHAPISHA</text:p>
          </table:table-cell>
          <table:table-cell table:style-name="ce1" table:formula="of:=[$lang_tl.A24]" office:value-type="string" office:string-value="I -PRINT" calcext:value-type="string">
            <text:p>I -PRINT</text:p>
          </table:table-cell>
          <table:table-cell table:style-name="ce1" table:formula="of:=[$lang_ur.A24]" office:value-type="string" office:string-value="پرنٹ کریں" calcext:value-type="string">
            <text:p>پرنٹ کریں</text:p>
          </table:table-cell>
          <table:table-cell table:style-name="ce2" table:formula="of:=[$lang_la.A24]" office:value-type="string" office:string-value="PRINT" calcext:value-type="string">
            <text:p>PRINT</text:p>
          </table:table-cell>
          <table:table-cell table:style-name="ce1" table:formula="of:=[$lang_cy.A24]" office:value-type="string" office:string-value="BRINTIWYD" calcext:value-type="string">
            <text:p>BRINTIWYD</text:p>
          </table:table-cell>
          <table:table-cell table:style-name="ce1" table:formula="of:=[$lang_zu.A24]" office:value-type="string" office:string-value="CINDEZELA" calcext:value-type="string">
            <text:p>CINDEZELA</text:p>
          </table:table-cell>
          <table:table-cell table:style-name="ce1" table:formula="of:=[$lang_yi.A24]" office:value-type="string" office:string-value="פאַרקויפט" calcext:value-type="string">
            <text:p>פאַרקויפט</text:p>
          </table:table-cell>
          <table:table-cell table:number-columns-repeated="1001"/>
        </table:table-row>
        <table:table-row table:style-name="ro1">
          <table:table-cell table:style-name="ce1" table:formula="of:=[$keywords.A23]" office:value-type="string" office:string-value="RANDOMIZE" calcext:value-type="string">
            <text:p>RANDOMIZE</text:p>
          </table:table-cell>
          <table:table-cell table:style-name="ce1" table:formula="of:=[$lang_en.A25]" office:value-type="string" office:string-value="RANDOMIZE" calcext:value-type="string">
            <text:p>RANDOMIZE</text:p>
          </table:table-cell>
          <table:table-cell table:style-name="ce1" table:formula="of:=[$lang_ko.A25]" office:value-type="string" office:string-value="무작위 화" calcext:value-type="string">
            <text:p>무작위 화</text:p>
          </table:table-cell>
          <table:table-cell table:style-name="ce1" table:formula="of:=[$lang_fr.A25]" office:value-type="string" office:string-value="RANDOMISER" calcext:value-type="string">
            <text:p>RANDOMISER</text:p>
          </table:table-cell>
          <table:table-cell table:style-name="ce1" table:formula="of:=[$lang_de.A25]" office:value-type="string" office:string-value="RANDOMISIEREN" calcext:value-type="string">
            <text:p>RANDOMISIEREN</text:p>
          </table:table-cell>
          <table:table-cell table:style-name="ce1" table:formula="of:=[$lang_zh.A25]" office:value-type="string" office:string-value="随机化" calcext:value-type="string">
            <text:p>随机化</text:p>
          </table:table-cell>
          <table:table-cell table:style-name="ce1" table:formula="of:=[$lang_es.A25]" office:value-type="string" office:string-value="ALEATORIZAR" calcext:value-type="string">
            <text:p>ALEATORIZAR</text:p>
          </table:table-cell>
          <table:table-cell table:style-name="ce1" table:formula="of:=[$lang_ar.A25]" office:value-type="string" office:string-value="عشوائي" calcext:value-type="string">
            <text:p>عشوائي</text:p>
          </table:table-cell>
          <table:table-cell table:style-name="ce1" table:formula="of:=[$lang_ru.A25]" office:value-type="string" office:string-value="РАНДОМИЗИРОВАТЬ" calcext:value-type="string">
            <text:p>РАНДОМИЗИРОВАТЬ</text:p>
          </table:table-cell>
          <table:table-cell table:style-name="ce1" table:formula="of:=[$lang_hi.A25]" office:value-type="string" office:string-value="अनियमित" calcext:value-type="string">
            <text:p>अनियमित</text:p>
          </table:table-cell>
          <table:table-cell table:style-name="ce1" table:formula="of:=[$lang_bn.A25]" office:value-type="string" office:string-value="এলোমেলোভাবে" calcext:value-type="string">
            <text:p>এলোমেলোভাবে</text:p>
          </table:table-cell>
          <table:table-cell table:style-name="ce1" table:formula="of:=[$lang_pt.A25]" office:value-type="string" office:string-value="ALEATÓRIA" calcext:value-type="string">
            <text:p>ALEATÓRIA</text:p>
          </table:table-cell>
          <table:table-cell table:style-name="ce1" table:formula="of:=[$lang_in.A25]" office:value-type="string" office:string-value="MENGACAK" calcext:value-type="string">
            <text:p>MENGACAK</text:p>
          </table:table-cell>
          <table:table-cell table:style-name="ce1" table:formula="of:=[$lang_ja.A25]" office:value-type="string" office:string-value="ランダム化" calcext:value-type="string">
            <text:p>ランダム化</text:p>
          </table:table-cell>
          <table:table-cell table:style-name="ce1" table:formula="of:=[$lang_he.A25]" office:value-type="string" office:string-value="אקראי" calcext:value-type="string">
            <text:p>אקראי</text:p>
          </table:table-cell>
          <table:table-cell table:style-name="ce1" table:formula="of:=[$lang_eo.A25]" office:value-type="string" office:string-value="HAZARDA" calcext:value-type="string">
            <text:p>HAZARDA</text:p>
          </table:table-cell>
          <table:table-cell table:style-name="ce1" table:formula="of:=[$lang_sw.A25]" office:value-type="string" office:string-value="BILA MPANGILIO" calcext:value-type="string">
            <text:p>BILA MPANGILIO</text:p>
          </table:table-cell>
          <table:table-cell table:style-name="ce1" table:formula="of:=[$lang_tl.A25]" office:value-type="string" office:string-value="RANDOMIZE" calcext:value-type="string">
            <text:p>RANDOMIZE</text:p>
          </table:table-cell>
          <table:table-cell table:style-name="ce1" table:formula="of:=[$lang_ur.A25]" office:value-type="string" office:string-value="بے ترتیب" calcext:value-type="string">
            <text:p>بے ترتیب</text:p>
          </table:table-cell>
          <table:table-cell table:style-name="ce2" table:formula="of:=[$lang_la.A25]" office:value-type="string" office:string-value="RANDOMIZE" calcext:value-type="string">
            <text:p>RANDOMIZE</text:p>
          </table:table-cell>
          <table:table-cell table:style-name="ce1" table:formula="of:=[$lang_cy.A25]" office:value-type="string" office:string-value="AR HAP" calcext:value-type="string">
            <text:p>AR HAP</text:p>
          </table:table-cell>
          <table:table-cell table:style-name="ce1" table:formula="of:=[$lang_zu.A25]" office:value-type="string" office:string-value="PHUNGULA" calcext:value-type="string">
            <text:p>PHUNGULA</text:p>
          </table:table-cell>
          <table:table-cell table:style-name="ce1" table:formula="of:=[$lang_yi.A25]" office:value-type="string" office:string-value="ראַנדאַמייז" calcext:value-type="string">
            <text:p>ראַנדאַמייז</text:p>
          </table:table-cell>
          <table:table-cell table:number-columns-repeated="1001"/>
        </table:table-row>
        <table:table-row table:style-name="ro1">
          <table:table-cell table:style-name="ce1" table:formula="of:=[$keywords.A24]" office:value-type="string" office:string-value="RAT" calcext:value-type="string">
            <text:p>RAT</text:p>
          </table:table-cell>
          <table:table-cell table:style-name="ce1" table:formula="of:=[$lang_en.A26]" office:value-type="string" office:string-value="RAT" calcext:value-type="string">
            <text:p>RAT</text:p>
          </table:table-cell>
          <table:table-cell table:style-name="ce1" table:formula="of:=[$lang_ko.A26]" office:value-type="string" office:string-value="비율" calcext:value-type="string">
            <text:p>비율</text:p>
          </table:table-cell>
          <table:table-cell table:style-name="ce1" table:formula="of:=[$lang_fr.A26]" office:value-type="string" office:string-value="FRACTION" calcext:value-type="string">
            <text:p>FRACTION</text:p>
          </table:table-cell>
          <table:table-cell table:style-name="ce1" table:formula="of:=[$lang_de.A26]" office:value-type="string" office:string-value="RATTE" calcext:value-type="string">
            <text:p>RATTE</text:p>
          </table:table-cell>
          <table:table-cell table:style-name="ce1" table:formula="of:=[$lang_zh.A26]" office:value-type="string" office:string-value="鼠" calcext:value-type="string">
            <text:p>鼠</text:p>
          </table:table-cell>
          <table:table-cell table:style-name="ce1" table:formula="of:=[$lang_es.A26]" office:value-type="string" office:string-value="RATA" calcext:value-type="string">
            <text:p>RATA</text:p>
          </table:table-cell>
          <table:table-cell table:style-name="ce1" table:formula="of:=[$lang_ar.A26]" office:value-type="string" office:string-value="فأر" calcext:value-type="string">
            <text:p>فأر</text:p>
          </table:table-cell>
          <table:table-cell table:style-name="ce1" table:formula="of:=[$lang_ru.A26]" office:value-type="string" office:string-value="КРЫСА" calcext:value-type="string">
            <text:p>КРЫСА</text:p>
          </table:table-cell>
          <table:table-cell table:style-name="ce1" table:formula="of:=[$lang_hi.A26]" office:value-type="string" office:string-value="चूहा" calcext:value-type="string">
            <text:p>चूहा</text:p>
          </table:table-cell>
          <table:table-cell table:style-name="ce1" table:formula="of:=[$lang_bn.A26]" office:value-type="string" office:string-value="ইঁদুর" calcext:value-type="string">
            <text:p>ইঁদুর</text:p>
          </table:table-cell>
          <table:table-cell table:style-name="ce1" table:formula="of:=[$lang_pt.A26]" office:value-type="string" office:string-value="RATO" calcext:value-type="string">
            <text:p>RATO</text:p>
          </table:table-cell>
          <table:table-cell table:style-name="ce1" table:formula="of:=[$lang_in.A26]" office:value-type="string" office:string-value="TIKUS" calcext:value-type="string">
            <text:p>TIKUS</text:p>
          </table:table-cell>
          <table:table-cell table:style-name="ce1" table:formula="of:=[$lang_ja.A26]" office:value-type="string" office:string-value="ねずみ" calcext:value-type="string">
            <text:p>ねずみ</text:p>
          </table:table-cell>
          <table:table-cell table:style-name="ce1" table:formula="of:=[$lang_he.A26]" office:value-type="string" office:string-value="עכברוש" calcext:value-type="string">
            <text:p>עכברוש</text:p>
          </table:table-cell>
          <table:table-cell table:style-name="ce1" table:formula="of:=[$lang_eo.A26]" office:value-type="string" office:string-value="RATO" calcext:value-type="string">
            <text:p>RATO</text:p>
          </table:table-cell>
          <table:table-cell table:style-name="ce1" table:formula="of:=[$lang_sw.A26]" office:value-type="string" office:string-value="PANYA" calcext:value-type="string">
            <text:p>PANYA</text:p>
          </table:table-cell>
          <table:table-cell table:style-name="ce1" table:formula="of:=[$lang_tl.A26]" office:value-type="string" office:string-value="DAGA" calcext:value-type="string">
            <text:p>DAGA</text:p>
          </table:table-cell>
          <table:table-cell table:style-name="ce1" table:formula="of:=[$lang_ur.A26]" office:value-type="string" office:string-value="چوہا" calcext:value-type="string">
            <text:p>چوہا</text:p>
          </table:table-cell>
          <table:table-cell table:style-name="ce2" table:formula="of:=[$lang_la.A26]" office:value-type="string" office:string-value="RAT" calcext:value-type="string">
            <text:p>RAT</text:p>
          </table:table-cell>
          <table:table-cell table:style-name="ce1" table:formula="of:=[$lang_cy.A26]" office:value-type="string" office:string-value="LLYGODEN" calcext:value-type="string">
            <text:p>LLYGODEN</text:p>
          </table:table-cell>
          <table:table-cell table:style-name="ce1" table:formula="of:=[$lang_zu.A26]" office:value-type="string" office:string-value="IGUNDANE" calcext:value-type="string">
            <text:p>IGUNDANE</text:p>
          </table:table-cell>
          <table:table-cell table:style-name="ce1" table:formula="of:=[$lang_yi.A26]" office:value-type="string" office:string-value="שטשור" calcext:value-type="string">
            <text:p>שטשור</text:p>
          </table:table-cell>
          <table:table-cell table:number-columns-repeated="1001"/>
        </table:table-row>
        <table:table-row table:style-name="ro1">
          <table:table-cell table:style-name="ce1" table:formula="of:=[$keywords.A25]" office:value-type="string" office:string-value="READ" calcext:value-type="string">
            <text:p>READ</text:p>
          </table:table-cell>
          <table:table-cell table:style-name="ce1" table:formula="of:=[$lang_en.A27]" office:value-type="string" office:string-value="READ" calcext:value-type="string">
            <text:p>READ</text:p>
          </table:table-cell>
          <table:table-cell table:style-name="ce1" table:formula="of:=[$lang_ko.A27]" office:value-type="string" office:string-value="읽다" calcext:value-type="string">
            <text:p>읽다</text:p>
          </table:table-cell>
          <table:table-cell table:style-name="ce1" table:formula="of:=[$lang_fr.A27]" office:value-type="string" office:string-value="LIRE" calcext:value-type="string">
            <text:p>LIRE</text:p>
          </table:table-cell>
          <table:table-cell table:style-name="ce1" table:formula="of:=[$lang_de.A27]" office:value-type="string" office:string-value="LESEN" calcext:value-type="string">
            <text:p>LESEN</text:p>
          </table:table-cell>
          <table:table-cell table:style-name="ce1" table:formula="of:=[$lang_zh.A27]" office:value-type="string" office:string-value="读" calcext:value-type="string">
            <text:p>读</text:p>
          </table:table-cell>
          <table:table-cell table:style-name="ce1" table:formula="of:=[$lang_es.A27]" office:value-type="string" office:string-value="LEER" calcext:value-type="string">
            <text:p>LEER</text:p>
          </table:table-cell>
          <table:table-cell table:style-name="ce1" table:formula="of:=[$lang_ar.A27]" office:value-type="string" office:string-value="يقرأ" calcext:value-type="string">
            <text:p>يقرأ</text:p>
          </table:table-cell>
          <table:table-cell table:style-name="ce1" table:formula="of:=[$lang_ru.A27]" office:value-type="string" office:string-value="ЧИТАТЬ" calcext:value-type="string">
            <text:p>ЧИТАТЬ</text:p>
          </table:table-cell>
          <table:table-cell table:style-name="ce1" table:formula="of:=[$lang_hi.A27]" office:value-type="string" office:string-value="पढ़ना" calcext:value-type="string">
            <text:p>पढ़ना</text:p>
          </table:table-cell>
          <table:table-cell table:style-name="ce1" table:formula="of:=[$lang_bn.A27]" office:value-type="string" office:string-value="পড়ুন" calcext:value-type="string">
            <text:p>পড়ুন</text:p>
          </table:table-cell>
          <table:table-cell table:style-name="ce1" table:formula="of:=[$lang_pt.A27]" office:value-type="string" office:string-value="LER" calcext:value-type="string">
            <text:p>LER</text:p>
          </table:table-cell>
          <table:table-cell table:style-name="ce1" table:formula="of:=[$lang_in.A27]" office:value-type="string" office:string-value="MEMBACA" calcext:value-type="string">
            <text:p>MEMBACA</text:p>
          </table:table-cell>
          <table:table-cell table:style-name="ce1" table:formula="of:=[$lang_ja.A27]" office:value-type="string" office:string-value="読む" calcext:value-type="string">
            <text:p>読む</text:p>
          </table:table-cell>
          <table:table-cell table:style-name="ce1" table:formula="of:=[$lang_he.A27]" office:value-type="string" office:string-value="לקרוא" calcext:value-type="string">
            <text:p>לקרוא</text:p>
          </table:table-cell>
          <table:table-cell table:style-name="ce1" table:formula="of:=[$lang_eo.A27]" office:value-type="string" office:string-value="LEGU" calcext:value-type="string">
            <text:p>LEGU</text:p>
          </table:table-cell>
          <table:table-cell table:style-name="ce1" table:formula="of:=[$lang_sw.A27]" office:value-type="string" office:string-value="SOMA" calcext:value-type="string">
            <text:p>SOMA</text:p>
          </table:table-cell>
          <table:table-cell table:style-name="ce1" table:formula="of:=[$lang_tl.A27]" office:value-type="string" office:string-value="BASAHIN" calcext:value-type="string">
            <text:p>BASAHIN</text:p>
          </table:table-cell>
          <table:table-cell table:style-name="ce1" table:formula="of:=[$lang_ur.A27]" office:value-type="string" office:string-value="پڑھیں" calcext:value-type="string">
            <text:p>پڑھیں</text:p>
          </table:table-cell>
          <table:table-cell table:style-name="ce2" table:formula="of:=[$lang_la.A27]" office:value-type="string" office:string-value="LEGERE" calcext:value-type="string">
            <text:p>LEGERE</text:p>
          </table:table-cell>
          <table:table-cell table:style-name="ce1" table:formula="of:=[$lang_cy.A27]" office:value-type="string" office:string-value="DARLLENEST" calcext:value-type="string">
            <text:p>DARLLENEST</text:p>
          </table:table-cell>
          <table:table-cell table:style-name="ce1" table:formula="of:=[$lang_zu.A27]" office:value-type="string" office:string-value="FUNDA" calcext:value-type="string">
            <text:p>FUNDA</text:p>
          </table:table-cell>
          <table:table-cell table:style-name="ce1" table:formula="of:=[$lang_yi.A27]" office:value-type="string" office:string-value="לייענען" calcext:value-type="string">
            <text:p>לייענען</text:p>
          </table:table-cell>
          <table:table-cell table:number-columns-repeated="1001"/>
        </table:table-row>
        <table:table-row table:style-name="ro1">
          <table:table-cell table:style-name="ce1" table:formula="of:=[$keywords.A26]" office:value-type="string" office:string-value="REM" calcext:value-type="string">
            <text:p>REM</text:p>
          </table:table-cell>
          <table:table-cell table:style-name="ce1" table:formula="of:=[$lang_en.A28]" office:value-type="string" office:string-value="REM" calcext:value-type="string">
            <text:p>REM</text:p>
          </table:table-cell>
          <table:table-cell table:style-name="ce1" table:formula="of:=[$lang_ko.A28]" office:value-type="string" office:string-value="주목" calcext:value-type="string">
            <text:p>주목</text:p>
          </table:table-cell>
          <table:table-cell table:style-name="ce1" table:formula="of:=[$lang_fr.A28]" office:value-type="string" office:string-value="COMMENTAIRE" calcext:value-type="string">
            <text:p>COMMENTAIRE</text:p>
          </table:table-cell>
          <table:table-cell table:style-name="ce1" table:formula="of:=[$lang_de.A28]" office:value-type="string" office:string-value="REM" calcext:value-type="string">
            <text:p>REM</text:p>
          </table:table-cell>
          <table:table-cell table:style-name="ce1" table:formula="of:=[$lang_zh.A28]" office:value-type="string" office:string-value="REM" calcext:value-type="string">
            <text:p>REM</text:p>
          </table:table-cell>
          <table:table-cell table:style-name="ce1" table:formula="of:=[$lang_es.A28]" office:value-type="string" office:string-value="MOVIMIENTO RÁPIDO DEL OJO" calcext:value-type="string">
            <text:p>MOVIMIENTO RÁPIDO DEL OJO</text:p>
          </table:table-cell>
          <table:table-cell table:style-name="ce1" table:formula="of:=[$lang_ar.A28]" office:value-type="string" office:string-value="ريم" calcext:value-type="string">
            <text:p>ريم</text:p>
          </table:table-cell>
          <table:table-cell table:style-name="ce1" table:formula="of:=[$lang_ru.A28]" office:value-type="string" office:string-value="ПЕРЕОБОРУДОВАНИЕ" calcext:value-type="string">
            <text:p>ПЕРЕОБОРУДОВАНИЕ</text:p>
          </table:table-cell>
          <table:table-cell table:style-name="ce1" table:formula="of:=[$lang_hi.A28]" office:value-type="string" office:string-value="निकाल देना" calcext:value-type="string">
            <text:p>निकाल देना</text:p>
          </table:table-cell>
          <table:table-cell table:style-name="ce1" table:formula="of:=[$lang_bn.A28]" office:value-type="string" office:string-value="রেম" calcext:value-type="string">
            <text:p>রেম</text:p>
          </table:table-cell>
          <table:table-cell table:style-name="ce1" table:formula="of:=[$lang_pt.A28]" office:value-type="string" office:string-value="REM" calcext:value-type="string">
            <text:p>REM</text:p>
          </table:table-cell>
          <table:table-cell table:style-name="ce1" table:formula="of:=[$lang_in.A28]" office:value-type="string" office:string-value="REM" calcext:value-type="string">
            <text:p>REM</text:p>
          </table:table-cell>
          <table:table-cell table:style-name="ce1" table:formula="of:=[$lang_ja.A28]" office:value-type="string" office:string-value="REM" calcext:value-type="string">
            <text:p>REM</text:p>
          </table:table-cell>
          <table:table-cell table:style-name="ce1" table:formula="of:=[$lang_he.A28]" office:value-type="string" office:string-value="REM" calcext:value-type="string">
            <text:p>REM</text:p>
          </table:table-cell>
          <table:table-cell table:style-name="ce1" table:formula="of:=[$lang_eo.A28]" office:value-type="string" office:string-value="REM" calcext:value-type="string">
            <text:p>REM</text:p>
          </table:table-cell>
          <table:table-cell table:style-name="ce1" table:formula="of:=[$lang_sw.A28]" office:value-type="string" office:string-value="REM" calcext:value-type="string">
            <text:p>REM</text:p>
          </table:table-cell>
          <table:table-cell table:style-name="ce1" table:formula="of:=[$lang_tl.A28]" office:value-type="string" office:string-value="REM" calcext:value-type="string">
            <text:p>REM</text:p>
          </table:table-cell>
          <table:table-cell table:style-name="ce1" table:formula="of:=[$lang_ur.A28]" office:value-type="string" office:string-value="ریم" calcext:value-type="string">
            <text:p>ریم</text:p>
          </table:table-cell>
          <table:table-cell table:style-name="ce2" table:formula="of:=[$lang_la.A28]" office:value-type="string" office:string-value="REM" calcext:value-type="string">
            <text:p>REM</text:p>
          </table:table-cell>
          <table:table-cell table:style-name="ce1" table:formula="of:=[$lang_cy.A28]" office:value-type="string" office:string-value="REM" calcext:value-type="string">
            <text:p>REM</text:p>
          </table:table-cell>
          <table:table-cell table:style-name="ce1" table:formula="of:=[$lang_zu.A28]" office:value-type="string" office:string-value="THUMA" calcext:value-type="string">
            <text:p>THUMA</text:p>
          </table:table-cell>
          <table:table-cell table:style-name="ce1" table:formula="of:=[$lang_yi.A28]" office:value-type="string" office:string-value="רעמאַוועס" calcext:value-type="string">
            <text:p>רעמאַוועס</text:p>
          </table:table-cell>
          <table:table-cell table:number-columns-repeated="1001"/>
        </table:table-row>
        <table:table-row table:style-name="ro1">
          <table:table-cell table:style-name="ce1" table:formula="of:=[$keywords.A27]" office:value-type="string" office:string-value="RESTORE" calcext:value-type="string">
            <text:p>RESTORE</text:p>
          </table:table-cell>
          <table:table-cell table:style-name="ce1" table:formula="of:=[$lang_en.A29]" office:value-type="string" office:string-value="RESTORE" calcext:value-type="string">
            <text:p>RESTORE</text:p>
          </table:table-cell>
          <table:table-cell table:style-name="ce1" table:formula="of:=[$lang_ko.A29]" office:value-type="string" office:string-value="복원하다" calcext:value-type="string">
            <text:p>복원하다</text:p>
          </table:table-cell>
          <table:table-cell table:style-name="ce1" table:formula="of:=[$lang_fr.A29]" office:value-type="string" office:string-value="RESTAURER" calcext:value-type="string">
            <text:p>RESTAURER</text:p>
          </table:table-cell>
          <table:table-cell table:style-name="ce1" table:formula="of:=[$lang_de.A29]" office:value-type="string" office:string-value="WIEDERHERSTELLEN" calcext:value-type="string">
            <text:p>WIEDERHERSTELLEN</text:p>
          </table:table-cell>
          <table:table-cell table:style-name="ce1" table:formula="of:=[$lang_zh.A29]" office:value-type="string" office:string-value="恢复" calcext:value-type="string">
            <text:p>恢复</text:p>
          </table:table-cell>
          <table:table-cell table:style-name="ce1" table:formula="of:=[$lang_es.A29]" office:value-type="string" office:string-value="RESTAURAR" calcext:value-type="string">
            <text:p>RESTAURAR</text:p>
          </table:table-cell>
          <table:table-cell table:style-name="ce1" table:formula="of:=[$lang_ar.A29]" office:value-type="string" office:string-value="يعيد" calcext:value-type="string">
            <text:p>يعيد</text:p>
          </table:table-cell>
          <table:table-cell table:style-name="ce1" table:formula="of:=[$lang_ru.A29]" office:value-type="string" office:string-value="ВОССТАНОВИТЬ" calcext:value-type="string">
            <text:p>ВОССТАНОВИТЬ</text:p>
          </table:table-cell>
          <table:table-cell table:style-name="ce1" table:formula="of:=[$lang_hi.A29]" office:value-type="string" office:string-value="पुनर्स्थापित करना" calcext:value-type="string">
            <text:p>पुनर्स्थापित करना</text:p>
          </table:table-cell>
          <table:table-cell table:style-name="ce1" table:formula="of:=[$lang_bn.A29]" office:value-type="string" office:string-value="পুনরুদ্ধার" calcext:value-type="string">
            <text:p>পুনরুদ্ধার</text:p>
          </table:table-cell>
          <table:table-cell table:style-name="ce1" table:formula="of:=[$lang_pt.A29]" office:value-type="string" office:string-value="RESTAURAR" calcext:value-type="string">
            <text:p>RESTAURAR</text:p>
          </table:table-cell>
          <table:table-cell table:style-name="ce1" table:formula="of:=[$lang_in.A29]" office:value-type="string" office:string-value="MEMULIHKAN" calcext:value-type="string">
            <text:p>MEMULIHKAN</text:p>
          </table:table-cell>
          <table:table-cell table:style-name="ce1" table:formula="of:=[$lang_ja.A29]" office:value-type="string" office:string-value="戻す" calcext:value-type="string">
            <text:p>戻す</text:p>
          </table:table-cell>
          <table:table-cell table:style-name="ce1" table:formula="of:=[$lang_he.A29]" office:value-type="string" office:string-value="לשחזר" calcext:value-type="string">
            <text:p>לשחזר</text:p>
          </table:table-cell>
          <table:table-cell table:style-name="ce1" table:formula="of:=[$lang_eo.A29]" office:value-type="string" office:string-value="RESTAŬRI" calcext:value-type="string">
            <text:p>RESTAŬRI</text:p>
          </table:table-cell>
          <table:table-cell table:style-name="ce1" table:formula="of:=[$lang_sw.A29]" office:value-type="string" office:string-value="REJESHA" calcext:value-type="string">
            <text:p>REJESHA</text:p>
          </table:table-cell>
          <table:table-cell table:style-name="ce1" table:formula="of:=[$lang_tl.A29]" office:value-type="string" office:string-value="IBALIK" calcext:value-type="string">
            <text:p>IBALIK</text:p>
          </table:table-cell>
          <table:table-cell table:style-name="ce1" table:formula="of:=[$lang_ur.A29]" office:value-type="string" office:string-value="بحال کریں" calcext:value-type="string">
            <text:p>بحال کریں</text:p>
          </table:table-cell>
          <table:table-cell table:style-name="ce2" table:formula="of:=[$lang_la.A29]" office:value-type="string" office:string-value="RESTITUO" calcext:value-type="string">
            <text:p>RESTITUO</text:p>
          </table:table-cell>
          <table:table-cell table:style-name="ce1" table:formula="of:=[$lang_cy.A29]" office:value-type="string" office:string-value="HATGYWEIRIFF" calcext:value-type="string">
            <text:p>HATGYWEIRIFF</text:p>
          </table:table-cell>
          <table:table-cell table:style-name="ce1" table:formula="of:=[$lang_zu.A29]" office:value-type="string" office:string-value="KHUZA" calcext:value-type="string">
            <text:p>KHUZA</text:p>
          </table:table-cell>
          <table:table-cell table:style-name="ce1" table:formula="of:=[$lang_yi.A29]" office:value-type="string" office:string-value="ריוויינד" calcext:value-type="string">
            <text:p>ריוויינד</text:p>
          </table:table-cell>
          <table:table-cell table:number-columns-repeated="1001"/>
        </table:table-row>
        <table:table-row table:style-name="ro1">
          <table:table-cell table:style-name="ce1" table:formula="of:=[$keywords.A28]" office:value-type="string" office:string-value="RETURN" calcext:value-type="string">
            <text:p>RETURN</text:p>
          </table:table-cell>
          <table:table-cell table:style-name="ce1" table:formula="of:=[$lang_en.A30]" office:value-type="string" office:string-value="RETURN" calcext:value-type="string">
            <text:p>RETURN</text:p>
          </table:table-cell>
          <table:table-cell table:style-name="ce1" table:formula="of:=[$lang_ko.A30]" office:value-type="string" office:string-value="반품" calcext:value-type="string">
            <text:p>반품</text:p>
          </table:table-cell>
          <table:table-cell table:style-name="ce1" table:formula="of:=[$lang_fr.A30]" office:value-type="string" office:string-value="PARTIR" calcext:value-type="string">
            <text:p>PARTIR</text:p>
          </table:table-cell>
          <table:table-cell table:style-name="ce1" table:formula="of:=[$lang_de.A30]" office:value-type="string" office:string-value="ZURÜCKKEHREN" calcext:value-type="string">
            <text:p>ZURÜCKKEHREN</text:p>
          </table:table-cell>
          <table:table-cell table:style-name="ce1" table:formula="of:=[$lang_zh.A30]" office:value-type="string" office:string-value="返回" calcext:value-type="string">
            <text:p>返回</text:p>
          </table:table-cell>
          <table:table-cell table:style-name="ce1" table:formula="of:=[$lang_es.A30]" office:value-type="string" office:string-value="DEVOLVER" calcext:value-type="string">
            <text:p>DEVOLVER</text:p>
          </table:table-cell>
          <table:table-cell table:style-name="ce1" table:formula="of:=[$lang_ar.A30]" office:value-type="string" office:string-value="يعود" calcext:value-type="string">
            <text:p>يعود</text:p>
          </table:table-cell>
          <table:table-cell table:style-name="ce1" table:formula="of:=[$lang_ru.A30]" office:value-type="string" office:string-value="ВОЗВРАЩАТЬСЯ" calcext:value-type="string">
            <text:p>ВОЗВРАЩАТЬСЯ</text:p>
          </table:table-cell>
          <table:table-cell table:style-name="ce1" table:formula="of:=[$lang_hi.A30]" office:value-type="string" office:string-value="वापस करना" calcext:value-type="string">
            <text:p>वापस करना</text:p>
          </table:table-cell>
          <table:table-cell table:style-name="ce1" table:formula="of:=[$lang_bn.A30]" office:value-type="string" office:string-value="প্রত্যাবর্তন" calcext:value-type="string">
            <text:p>প্রত্যাবর্তন</text:p>
          </table:table-cell>
          <table:table-cell table:style-name="ce1" table:formula="of:=[$lang_pt.A30]" office:value-type="string" office:string-value="RETORNAR" calcext:value-type="string">
            <text:p>RETORNAR</text:p>
          </table:table-cell>
          <table:table-cell table:style-name="ce1" table:formula="of:=[$lang_in.A30]" office:value-type="string" office:string-value="KEMBALI" calcext:value-type="string">
            <text:p>KEMBALI</text:p>
          </table:table-cell>
          <table:table-cell table:style-name="ce1" table:formula="of:=[$lang_ja.A30]" office:value-type="string" office:string-value="戻る" calcext:value-type="string">
            <text:p>戻る</text:p>
          </table:table-cell>
          <table:table-cell table:style-name="ce1" table:formula="of:=[$lang_he.A30]" office:value-type="string" office:string-value="לַחֲזוֹר" calcext:value-type="string">
            <text:p>לַחֲזוֹר</text:p>
          </table:table-cell>
          <table:table-cell table:style-name="ce1" table:formula="of:=[$lang_eo.A30]" office:value-type="string" office:string-value="REVENU" calcext:value-type="string">
            <text:p>REVENU</text:p>
          </table:table-cell>
          <table:table-cell table:style-name="ce1" table:formula="of:=[$lang_sw.A30]" office:value-type="string" office:string-value="KURUDI" calcext:value-type="string">
            <text:p>KURUDI</text:p>
          </table:table-cell>
          <table:table-cell table:style-name="ce1" table:formula="of:=[$lang_tl.A30]" office:value-type="string" office:string-value="BUMALIK" calcext:value-type="string">
            <text:p>BUMALIK</text:p>
          </table:table-cell>
          <table:table-cell table:style-name="ce1" table:formula="of:=[$lang_ur.A30]" office:value-type="string" office:string-value="واپس" calcext:value-type="string">
            <text:p>واپس</text:p>
          </table:table-cell>
          <table:table-cell table:style-name="ce2" table:formula="of:=[$lang_la.A30]" office:value-type="string" office:string-value="REDITUS" calcext:value-type="string">
            <text:p>REDITUS</text:p>
          </table:table-cell>
          <table:table-cell table:style-name="ce1" table:formula="of:=[$lang_cy.A30]" office:value-type="string" office:string-value="DDYCHWELO" calcext:value-type="string">
            <text:p>DDYCHWELO</text:p>
          </table:table-cell>
          <table:table-cell table:style-name="ce1" table:formula="of:=[$lang_zu.A30]" office:value-type="string" office:string-value="BUYISELA EMUVA" calcext:value-type="string">
            <text:p>BUYISELA EMUVA</text:p>
          </table:table-cell>
          <table:table-cell table:style-name="ce1" table:formula="of:=[$lang_yi.A30]" office:value-type="string" office:string-value="ומקערן" calcext:value-type="string">
            <text:p>ומקערן</text:p>
          </table:table-cell>
          <table:table-cell table:number-columns-repeated="1001"/>
        </table:table-row>
        <table:table-row table:style-name="ro1">
          <table:table-cell table:style-name="ce1" table:formula="of:=[$keywords.A29]" office:value-type="string" office:string-value="RND" calcext:value-type="string">
            <text:p>RND</text:p>
          </table:table-cell>
          <table:table-cell table:style-name="ce1" table:formula="of:=[$lang_en.A31]" office:value-type="string" office:string-value="RND" calcext:value-type="string">
            <text:p>RND</text:p>
          </table:table-cell>
          <table:table-cell table:style-name="ce1" table:formula="of:=[$lang_ko.A31]" office:value-type="string" office:string-value="무작위의" calcext:value-type="string">
            <text:p>무작위의</text:p>
          </table:table-cell>
          <table:table-cell table:style-name="ce1" table:formula="of:=[$lang_fr.A31]" office:value-type="string" office:string-value="RND" calcext:value-type="string">
            <text:p>RND</text:p>
          </table:table-cell>
          <table:table-cell table:style-name="ce1" table:formula="of:=[$lang_de.A31]" office:value-type="string" office:string-value="RND" calcext:value-type="string">
            <text:p>RND</text:p>
          </table:table-cell>
          <table:table-cell table:style-name="ce1" table:formula="of:=[$lang_zh.A31]" office:value-type="string" office:string-value="RND" calcext:value-type="string">
            <text:p>RND</text:p>
          </table:table-cell>
          <table:table-cell table:style-name="ce1" table:formula="of:=[$lang_es.A31]" office:value-type="string" office:string-value="RND" calcext:value-type="string">
            <text:p>RND</text:p>
          </table:table-cell>
          <table:table-cell table:style-name="ce1" table:formula="of:=[$lang_ar.A31]" office:value-type="string" office:string-value="RND" calcext:value-type="string">
            <text:p>RND</text:p>
          </table:table-cell>
          <table:table-cell table:style-name="ce1" table:formula="of:=[$lang_ru.A31]" office:value-type="string" office:string-value="RND" calcext:value-type="string">
            <text:p>RND</text:p>
          </table:table-cell>
          <table:table-cell table:style-name="ce1" table:formula="of:=[$lang_hi.A31]" office:value-type="string" office:string-value="राउंड" calcext:value-type="string">
            <text:p>राउंड</text:p>
          </table:table-cell>
          <table:table-cell table:style-name="ce1" table:formula="of:=[$lang_bn.A31]" office:value-type="string" office:string-value="RND" calcext:value-type="string">
            <text:p>RND</text:p>
          </table:table-cell>
          <table:table-cell table:style-name="ce1" table:formula="of:=[$lang_pt.A31]" office:value-type="string" office:string-value="RND" calcext:value-type="string">
            <text:p>RND</text:p>
          </table:table-cell>
          <table:table-cell table:style-name="ce1" table:formula="of:=[$lang_in.A31]" office:value-type="string" office:string-value="RND" calcext:value-type="string">
            <text:p>RND</text:p>
          </table:table-cell>
          <table:table-cell table:style-name="ce1" table:formula="of:=[$lang_ja.A31]" office:value-type="string" office:string-value="RND" calcext:value-type="string">
            <text:p>RND</text:p>
          </table:table-cell>
          <table:table-cell table:style-name="ce1" table:formula="of:=[$lang_he.A31]" office:value-type="string" office:string-value="RND" calcext:value-type="string">
            <text:p>RND</text:p>
          </table:table-cell>
          <table:table-cell table:style-name="ce1" table:formula="of:=[$lang_eo.A31]" office:value-type="string" office:string-value="RND" calcext:value-type="string">
            <text:p>RND</text:p>
          </table:table-cell>
          <table:table-cell table:style-name="ce1" table:formula="of:=[$lang_sw.A31]" office:value-type="string" office:string-value="RND" calcext:value-type="string">
            <text:p>RND</text:p>
          </table:table-cell>
          <table:table-cell table:style-name="ce1" table:formula="of:=[$lang_tl.A31]" office:value-type="string" office:string-value="RND" calcext:value-type="string">
            <text:p>RND</text:p>
          </table:table-cell>
          <table:table-cell table:style-name="ce1" table:formula="of:=[$lang_ur.A31]" office:value-type="string" office:string-value="RND" calcext:value-type="string">
            <text:p>RND</text:p>
          </table:table-cell>
          <table:table-cell table:style-name="ce2" table:formula="of:=[$lang_la.A31]" office:value-type="string" office:string-value="RND" calcext:value-type="string">
            <text:p>RND</text:p>
          </table:table-cell>
          <table:table-cell table:style-name="ce1" table:formula="of:=[$lang_cy.A31]" office:value-type="string" office:string-value="RND" calcext:value-type="string">
            <text:p>RND</text:p>
          </table:table-cell>
          <table:table-cell table:style-name="ce1" table:formula="of:=[$lang_zu.A31]" office:value-type="string" office:string-value="RND" calcext:value-type="string">
            <text:p>RND</text:p>
          </table:table-cell>
          <table:table-cell table:style-name="ce1" table:formula="of:=[$lang_yi.A31]" office:value-type="string" office:string-value="RND" calcext:value-type="string">
            <text:p>RND</text:p>
          </table:table-cell>
          <table:table-cell table:number-columns-repeated="1001"/>
        </table:table-row>
        <table:table-row table:style-name="ro1">
          <table:table-cell table:style-name="ce1" table:formula="of:=[$keywords.A30]" office:value-type="string" office:string-value="SGN" calcext:value-type="string">
            <text:p>SGN</text:p>
          </table:table-cell>
          <table:table-cell table:style-name="ce1" table:formula="of:=[$lang_en.A32]" office:value-type="string" office:string-value="SGN" calcext:value-type="string">
            <text:p>SGN</text:p>
          </table:table-cell>
          <table:table-cell table:style-name="ce1" table:formula="of:=[$lang_ko.A32]" office:value-type="string" office:string-value="시그널" calcext:value-type="string">
            <text:p>시그널</text:p>
          </table:table-cell>
          <table:table-cell table:style-name="ce1" table:formula="of:=[$lang_fr.A32]" office:value-type="string" office:string-value="SGN" calcext:value-type="string">
            <text:p>SGN</text:p>
          </table:table-cell>
          <table:table-cell table:style-name="ce1" table:formula="of:=[$lang_de.A32]" office:value-type="string" office:string-value="SGN" calcext:value-type="string">
            <text:p>SGN</text:p>
          </table:table-cell>
          <table:table-cell table:style-name="ce1" table:formula="of:=[$lang_zh.A32]" office:value-type="string" office:string-value="SGN" calcext:value-type="string">
            <text:p>SGN</text:p>
          </table:table-cell>
          <table:table-cell table:style-name="ce1" table:formula="of:=[$lang_es.A32]" office:value-type="string" office:string-value="SGN" calcext:value-type="string">
            <text:p>SGN</text:p>
          </table:table-cell>
          <table:table-cell table:style-name="ce1" table:formula="of:=[$lang_ar.A32]" office:value-type="string" office:string-value="SGN" calcext:value-type="string">
            <text:p>SGN</text:p>
          </table:table-cell>
          <table:table-cell table:style-name="ce1" table:formula="of:=[$lang_ru.A32]" office:value-type="string" office:string-value="СНОГСШИБАТЕЛЬНЫЙ" calcext:value-type="string">
            <text:p>СНОГСШИБАТЕЛЬНЫЙ</text:p>
          </table:table-cell>
          <table:table-cell table:style-name="ce1" table:formula="of:=[$lang_hi.A32]" office:value-type="string" office:string-value="एसजीएन" calcext:value-type="string">
            <text:p>एसजीएन</text:p>
          </table:table-cell>
          <table:table-cell table:style-name="ce1" table:formula="of:=[$lang_bn.A32]" office:value-type="string" office:string-value="এসজিএন" calcext:value-type="string">
            <text:p>এসজিএন</text:p>
          </table:table-cell>
          <table:table-cell table:style-name="ce1" table:formula="of:=[$lang_pt.A32]" office:value-type="string" office:string-value="SGN" calcext:value-type="string">
            <text:p>SGN</text:p>
          </table:table-cell>
          <table:table-cell table:style-name="ce1" table:formula="of:=[$lang_in.A32]" office:value-type="string" office:string-value="SGN" calcext:value-type="string">
            <text:p>SGN</text:p>
          </table:table-cell>
          <table:table-cell table:style-name="ce1" table:formula="of:=[$lang_ja.A32]" office:value-type="string" office:string-value="SGN" calcext:value-type="string">
            <text:p>SGN</text:p>
          </table:table-cell>
          <table:table-cell table:style-name="ce1" table:formula="of:=[$lang_he.A32]" office:value-type="string" office:string-value="SGN" calcext:value-type="string">
            <text:p>SGN</text:p>
          </table:table-cell>
          <table:table-cell table:style-name="ce1" table:formula="of:=[$lang_eo.A32]" office:value-type="string" office:string-value="SGN" calcext:value-type="string">
            <text:p>SGN</text:p>
          </table:table-cell>
          <table:table-cell table:style-name="ce1" table:formula="of:=[$lang_sw.A32]" office:value-type="string" office:string-value="SGN" calcext:value-type="string">
            <text:p>SGN</text:p>
          </table:table-cell>
          <table:table-cell table:style-name="ce1" table:formula="of:=[$lang_tl.A32]" office:value-type="string" office:string-value="SGN" calcext:value-type="string">
            <text:p>SGN</text:p>
          </table:table-cell>
          <table:table-cell table:style-name="ce1" table:formula="of:=[$lang_ur.A32]" office:value-type="string" office:string-value="SGN" calcext:value-type="string">
            <text:p>SGN</text:p>
          </table:table-cell>
          <table:table-cell table:style-name="ce2" table:formula="of:=[$lang_la.A32]" office:value-type="string" office:string-value="SGN" calcext:value-type="string">
            <text:p>SGN</text:p>
          </table:table-cell>
          <table:table-cell table:style-name="ce1" table:formula="of:=[$lang_cy.A32]" office:value-type="string" office:string-value="SGN" calcext:value-type="string">
            <text:p>SGN</text:p>
          </table:table-cell>
          <table:table-cell table:style-name="ce1" table:formula="of:=[$lang_zu.A32]" office:value-type="string" office:string-value="ISGN" calcext:value-type="string">
            <text:p>ISGN</text:p>
          </table:table-cell>
          <table:table-cell table:style-name="ce1" table:formula="of:=[$lang_yi.A32]" office:value-type="string" office:string-value="SGN" calcext:value-type="string">
            <text:p>SGN</text:p>
          </table:table-cell>
          <table:table-cell table:number-columns-repeated="1001"/>
        </table:table-row>
        <table:table-row table:style-name="ro1">
          <table:table-cell table:style-name="ce1" table:formula="of:=[$keywords.A31]" office:value-type="string" office:string-value="SIN" calcext:value-type="string">
            <text:p>SIN</text:p>
          </table:table-cell>
          <table:table-cell table:style-name="ce1" table:formula="of:=[$lang_en.A33]" office:value-type="string" office:string-value="SIN" calcext:value-type="string">
            <text:p>SIN</text:p>
          </table:table-cell>
          <table:table-cell table:style-name="ce1" table:formula="of:=[$lang_ko.A33]" office:value-type="string" office:string-value="사인" calcext:value-type="string">
            <text:p>사인</text:p>
          </table:table-cell>
          <table:table-cell table:style-name="ce1" table:formula="of:=[$lang_fr.A33]" office:value-type="string" office:string-value="SINUS" calcext:value-type="string">
            <text:p>SINUS</text:p>
          </table:table-cell>
          <table:table-cell table:style-name="ce1" table:formula="of:=[$lang_de.A33]" office:value-type="string" office:string-value="SÜNDE" calcext:value-type="string">
            <text:p>SÜNDE</text:p>
          </table:table-cell>
          <table:table-cell table:style-name="ce1" table:formula="of:=[$lang_zh.A33]" office:value-type="string" office:string-value="罪" calcext:value-type="string">
            <text:p>罪</text:p>
          </table:table-cell>
          <table:table-cell table:style-name="ce1" table:formula="of:=[$lang_es.A33]" office:value-type="string" office:string-value="PECADO" calcext:value-type="string">
            <text:p>PECADO</text:p>
          </table:table-cell>
          <table:table-cell table:style-name="ce1" table:formula="of:=[$lang_ar.A33]" office:value-type="string" office:string-value="الخطيئة" calcext:value-type="string">
            <text:p>الخطيئة</text:p>
          </table:table-cell>
          <table:table-cell table:style-name="ce1" table:formula="of:=[$lang_ru.A33]" office:value-type="string" office:string-value="ГРЕХ" calcext:value-type="string">
            <text:p>ГРЕХ</text:p>
          </table:table-cell>
          <table:table-cell table:style-name="ce1" table:formula="of:=[$lang_hi.A33]" office:value-type="string" office:string-value="पाप" calcext:value-type="string">
            <text:p>पाप</text:p>
          </table:table-cell>
          <table:table-cell table:style-name="ce1" table:formula="of:=[$lang_bn.A33]" office:value-type="string" office:string-value="পাপ" calcext:value-type="string">
            <text:p>পাপ</text:p>
          </table:table-cell>
          <table:table-cell table:style-name="ce1" table:formula="of:=[$lang_pt.A33]" office:value-type="string" office:string-value="PECADO" calcext:value-type="string">
            <text:p>PECADO</text:p>
          </table:table-cell>
          <table:table-cell table:style-name="ce1" table:formula="of:=[$lang_in.A33]" office:value-type="string" office:string-value="DOSA" calcext:value-type="string">
            <text:p>DOSA</text:p>
          </table:table-cell>
          <table:table-cell table:style-name="ce1" table:formula="of:=[$lang_ja.A33]" office:value-type="string" office:string-value="罪" calcext:value-type="string">
            <text:p>罪</text:p>
          </table:table-cell>
          <table:table-cell table:style-name="ce1" table:formula="of:=[$lang_he.A33]" office:value-type="string" office:string-value="חטא" calcext:value-type="string">
            <text:p>חטא</text:p>
          </table:table-cell>
          <table:table-cell table:style-name="ce1" table:formula="of:=[$lang_eo.A33]" office:value-type="string" office:string-value="PEKO" calcext:value-type="string">
            <text:p>PEKO</text:p>
          </table:table-cell>
          <table:table-cell table:style-name="ce1" table:formula="of:=[$lang_sw.A33]" office:value-type="string" office:string-value="DHAMBI" calcext:value-type="string">
            <text:p>DHAMBI</text:p>
          </table:table-cell>
          <table:table-cell table:style-name="ce1" table:formula="of:=[$lang_tl.A33]" office:value-type="string" office:string-value="KASALANAN" calcext:value-type="string">
            <text:p>KASALANAN</text:p>
          </table:table-cell>
          <table:table-cell table:style-name="ce1" table:formula="of:=[$lang_ur.A33]" office:value-type="string" office:string-value="گناہ" calcext:value-type="string">
            <text:p>گناہ</text:p>
          </table:table-cell>
          <table:table-cell table:style-name="ce2" table:formula="of:=[$lang_la.A33]" office:value-type="string" office:string-value="PECCATUM" calcext:value-type="string">
            <text:p>PECCATUM</text:p>
          </table:table-cell>
          <table:table-cell table:style-name="ce1" table:formula="of:=[$lang_cy.A33]" office:value-type="string" office:string-value="BECHODD" calcext:value-type="string">
            <text:p>BECHODD</text:p>
          </table:table-cell>
          <table:table-cell table:style-name="ce1" table:formula="of:=[$lang_zu.A33]" office:value-type="string" office:string-value="ONA" calcext:value-type="string">
            <text:p>ONA</text:p>
          </table:table-cell>
          <table:table-cell table:style-name="ce1" table:formula="of:=[$lang_yi.A33]" office:value-type="string" office:string-value="זינד" calcext:value-type="string">
            <text:p>זינד</text:p>
          </table:table-cell>
          <table:table-cell table:number-columns-repeated="1001"/>
        </table:table-row>
        <table:table-row table:style-name="ro1">
          <table:table-cell table:style-name="ce1" table:formula="of:=[$keywords.A32]" office:value-type="string" office:string-value="SQR" calcext:value-type="string">
            <text:p>SQR</text:p>
          </table:table-cell>
          <table:table-cell table:style-name="ce1" table:formula="of:=[$lang_en.A34]" office:value-type="string" office:string-value="SQR" calcext:value-type="string">
            <text:p>SQR</text:p>
          </table:table-cell>
          <table:table-cell table:style-name="ce1" table:formula="of:=[$lang_ko.A34]" office:value-type="string" office:string-value="제곱근" calcext:value-type="string">
            <text:p>제곱근</text:p>
          </table:table-cell>
          <table:table-cell table:style-name="ce1" table:formula="of:=[$lang_fr.A34]" office:value-type="string" office:string-value="SQR" calcext:value-type="string">
            <text:p>SQR</text:p>
          </table:table-cell>
          <table:table-cell table:style-name="ce1" table:formula="of:=[$lang_de.A34]" office:value-type="string" office:string-value="SQR" calcext:value-type="string">
            <text:p>SQR</text:p>
          </table:table-cell>
          <table:table-cell table:style-name="ce1" table:formula="of:=[$lang_zh.A34]" office:value-type="string" office:string-value="SQR" calcext:value-type="string">
            <text:p>SQR</text:p>
          </table:table-cell>
          <table:table-cell table:style-name="ce1" table:formula="of:=[$lang_es.A34]" office:value-type="string" office:string-value="SQR" calcext:value-type="string">
            <text:p>SQR</text:p>
          </table:table-cell>
          <table:table-cell table:style-name="ce1" table:formula="of:=[$lang_ar.A34]" office:value-type="string" office:string-value="SQR" calcext:value-type="string">
            <text:p>SQR</text:p>
          </table:table-cell>
          <table:table-cell table:style-name="ce1" table:formula="of:=[$lang_ru.A34]" office:value-type="string" office:string-value="SQR" calcext:value-type="string">
            <text:p>SQR</text:p>
          </table:table-cell>
          <table:table-cell table:style-name="ce1" table:formula="of:=[$lang_hi.A34]" office:value-type="string" office:string-value="दूसरी तिमाही समीक्षा" calcext:value-type="string">
            <text:p>दूसरी तिमाही समीक्षा</text:p>
          </table:table-cell>
          <table:table-cell table:style-name="ce1" table:formula="of:=[$lang_bn.A34]" office:value-type="string" office:string-value="এসকিউআর" calcext:value-type="string">
            <text:p>এসকিউআর</text:p>
          </table:table-cell>
          <table:table-cell table:style-name="ce1" table:formula="of:=[$lang_pt.A34]" office:value-type="string" office:string-value="SQR" calcext:value-type="string">
            <text:p>SQR</text:p>
          </table:table-cell>
          <table:table-cell table:style-name="ce1" table:formula="of:=[$lang_in.A34]" office:value-type="string" office:string-value="SQR" calcext:value-type="string">
            <text:p>SQR</text:p>
          </table:table-cell>
          <table:table-cell table:style-name="ce1" table:formula="of:=[$lang_ja.A34]" office:value-type="string" office:string-value="SQR" calcext:value-type="string">
            <text:p>SQR</text:p>
          </table:table-cell>
          <table:table-cell table:style-name="ce1" table:formula="of:=[$lang_he.A34]" office:value-type="string" office:string-value="SQR" calcext:value-type="string">
            <text:p>SQR</text:p>
          </table:table-cell>
          <table:table-cell table:style-name="ce1" table:formula="of:=[$lang_eo.A34]" office:value-type="string" office:string-value="SQR" calcext:value-type="string">
            <text:p>SQR</text:p>
          </table:table-cell>
          <table:table-cell table:style-name="ce1" table:formula="of:=[$lang_sw.A34]" office:value-type="string" office:string-value="SQR" calcext:value-type="string">
            <text:p>SQR</text:p>
          </table:table-cell>
          <table:table-cell table:style-name="ce1" table:formula="of:=[$lang_tl.A34]" office:value-type="string" office:string-value="SQR" calcext:value-type="string">
            <text:p>SQR</text:p>
          </table:table-cell>
          <table:table-cell table:style-name="ce1" table:formula="of:=[$lang_ur.A34]" office:value-type="string" office:string-value="SQR" calcext:value-type="string">
            <text:p>SQR</text:p>
          </table:table-cell>
          <table:table-cell table:style-name="ce2" table:formula="of:=[$lang_la.A34]" office:value-type="string" office:string-value="SQR" calcext:value-type="string">
            <text:p>SQR</text:p>
          </table:table-cell>
          <table:table-cell table:style-name="ce1" table:formula="of:=[$lang_cy.A34]" office:value-type="string" office:string-value="SQR" calcext:value-type="string">
            <text:p>SQR</text:p>
          </table:table-cell>
          <table:table-cell table:style-name="ce1" table:formula="of:=[$lang_zu.A34]" office:value-type="string" office:string-value="I-SQR" calcext:value-type="string">
            <text:p>I-SQR</text:p>
          </table:table-cell>
          <table:table-cell table:style-name="ce1" table:formula="of:=[$lang_yi.A34]" office:value-type="string" office:string-value="סקר" calcext:value-type="string">
            <text:p>סקר</text:p>
          </table:table-cell>
          <table:table-cell table:number-columns-repeated="1001"/>
        </table:table-row>
        <table:table-row table:style-name="ro1">
          <table:table-cell table:style-name="ce1" table:formula="of:=[$keywords.A33]" office:value-type="string" office:string-value="STEP" calcext:value-type="string">
            <text:p>STEP</text:p>
          </table:table-cell>
          <table:table-cell table:style-name="ce1" table:formula="of:=[$lang_en.A35]" office:value-type="string" office:string-value="STEP" calcext:value-type="string">
            <text:p>STEP</text:p>
          </table:table-cell>
          <table:table-cell table:style-name="ce1" table:formula="of:=[$lang_ko.A35]" office:value-type="string" office:string-value="단계" calcext:value-type="string">
            <text:p>단계</text:p>
          </table:table-cell>
          <table:table-cell table:style-name="ce1" table:formula="of:=[$lang_fr.A35]" office:value-type="string" office:string-value="MARCHER" calcext:value-type="string">
            <text:p>MARCHER</text:p>
          </table:table-cell>
          <table:table-cell table:style-name="ce1" table:formula="of:=[$lang_de.A35]" office:value-type="string" office:string-value="SCHRITT" calcext:value-type="string">
            <text:p>SCHRITT</text:p>
          </table:table-cell>
          <table:table-cell table:style-name="ce1" table:formula="of:=[$lang_zh.A35]" office:value-type="string" office:string-value="步" calcext:value-type="string">
            <text:p>步</text:p>
          </table:table-cell>
          <table:table-cell table:style-name="ce1" table:formula="of:=[$lang_es.A35]" office:value-type="string" office:string-value="PASO" calcext:value-type="string">
            <text:p>PASO</text:p>
          </table:table-cell>
          <table:table-cell table:style-name="ce1" table:formula="of:=[$lang_ar.A35]" office:value-type="string" office:string-value="خطوة" calcext:value-type="string">
            <text:p>خطوة</text:p>
          </table:table-cell>
          <table:table-cell table:style-name="ce1" table:formula="of:=[$lang_ru.A35]" office:value-type="string" office:string-value="ШАГ" calcext:value-type="string">
            <text:p>ШАГ</text:p>
          </table:table-cell>
          <table:table-cell table:style-name="ce1" table:formula="of:=[$lang_hi.A35]" office:value-type="string" office:string-value="कदम" calcext:value-type="string">
            <text:p>कदम</text:p>
          </table:table-cell>
          <table:table-cell table:style-name="ce1" table:formula="of:=[$lang_bn.A35]" office:value-type="string" office:string-value="পদক্ষেপ" calcext:value-type="string">
            <text:p>পদক্ষেপ</text:p>
          </table:table-cell>
          <table:table-cell table:style-name="ce1" table:formula="of:=[$lang_pt.A35]" office:value-type="string" office:string-value="ETAPA" calcext:value-type="string">
            <text:p>ETAPA</text:p>
          </table:table-cell>
          <table:table-cell table:style-name="ce1" table:formula="of:=[$lang_in.A35]" office:value-type="string" office:string-value="MELANGKAH" calcext:value-type="string">
            <text:p>MELANGKAH</text:p>
          </table:table-cell>
          <table:table-cell table:style-name="ce1" table:formula="of:=[$lang_ja.A35]" office:value-type="string" office:string-value="ステップ" calcext:value-type="string">
            <text:p>ステップ</text:p>
          </table:table-cell>
          <table:table-cell table:style-name="ce1" table:formula="of:=[$lang_he.A35]" office:value-type="string" office:string-value="שלב" calcext:value-type="string">
            <text:p>שלב</text:p>
          </table:table-cell>
          <table:table-cell table:style-name="ce1" table:formula="of:=[$lang_eo.A35]" office:value-type="string" office:string-value="PAŜO" calcext:value-type="string">
            <text:p>PAŜO</text:p>
          </table:table-cell>
          <table:table-cell table:style-name="ce1" table:formula="of:=[$lang_sw.A35]" office:value-type="string" office:string-value="HATUA" calcext:value-type="string">
            <text:p>HATUA</text:p>
          </table:table-cell>
          <table:table-cell table:style-name="ce1" table:formula="of:=[$lang_tl.A35]" office:value-type="string" office:string-value="HAKBANG" calcext:value-type="string">
            <text:p>HAKBANG</text:p>
          </table:table-cell>
          <table:table-cell table:style-name="ce1" table:formula="of:=[$lang_ur.A35]" office:value-type="string" office:string-value="مرحلہ" calcext:value-type="string">
            <text:p>مرحلہ</text:p>
          </table:table-cell>
          <table:table-cell table:style-name="ce2" table:formula="of:=[$lang_la.A35]" office:value-type="string" office:string-value="GRADUS" calcext:value-type="string">
            <text:p>GRADUS</text:p>
          </table:table-cell>
          <table:table-cell table:style-name="ce1" table:formula="of:=[$lang_cy.A35]" office:value-type="string" office:string-value="CAMOCH" calcext:value-type="string">
            <text:p>CAMOCH</text:p>
          </table:table-cell>
          <table:table-cell table:style-name="ce1" table:formula="of:=[$lang_zu.A35]" office:value-type="string" office:string-value="GXATHA" calcext:value-type="string">
            <text:p>GXATHA</text:p>
          </table:table-cell>
          <table:table-cell table:style-name="ce1" table:formula="of:=[$lang_yi.A35]" office:value-type="string" office:string-value="טרעפּל" calcext:value-type="string">
            <text:p>טרעפּל</text:p>
          </table:table-cell>
          <table:table-cell table:number-columns-repeated="1001"/>
        </table:table-row>
        <table:table-row table:style-name="ro1">
          <table:table-cell table:style-name="ce1" table:formula="of:=[$keywords.A34]" office:value-type="string" office:string-value="STOP" calcext:value-type="string">
            <text:p>STOP</text:p>
          </table:table-cell>
          <table:table-cell table:style-name="ce1" table:formula="of:=[$lang_en.A36]" office:value-type="string" office:string-value="STOP" calcext:value-type="string">
            <text:p>STOP</text:p>
          </table:table-cell>
          <table:table-cell table:style-name="ce1" table:formula="of:=[$lang_ko.A36]" office:value-type="string" office:string-value="멈추다" calcext:value-type="string">
            <text:p>멈추다</text:p>
          </table:table-cell>
          <table:table-cell table:style-name="ce1" table:formula="of:=[$lang_fr.A36]" office:value-type="string" office:string-value="ARRÊT" calcext:value-type="string">
            <text:p>ARRÊT</text:p>
          </table:table-cell>
          <table:table-cell table:style-name="ce1" table:formula="of:=[$lang_de.A36]" office:value-type="string" office:string-value="STOPPEN" calcext:value-type="string">
            <text:p>STOPPEN</text:p>
          </table:table-cell>
          <table:table-cell table:style-name="ce1" table:formula="of:=[$lang_zh.A36]" office:value-type="string" office:string-value="停止" calcext:value-type="string">
            <text:p>停止</text:p>
          </table:table-cell>
          <table:table-cell table:style-name="ce1" table:formula="of:=[$lang_es.A36]" office:value-type="string" office:string-value="DETENER" calcext:value-type="string">
            <text:p>DETENER</text:p>
          </table:table-cell>
          <table:table-cell table:style-name="ce1" table:formula="of:=[$lang_ar.A36]" office:value-type="string" office:string-value="قف" calcext:value-type="string">
            <text:p>قف</text:p>
          </table:table-cell>
          <table:table-cell table:style-name="ce1" table:formula="of:=[$lang_ru.A36]" office:value-type="string" office:string-value="ОСТАНАВЛИВАТЬСЯ" calcext:value-type="string">
            <text:p>ОСТАНАВЛИВАТЬСЯ</text:p>
          </table:table-cell>
          <table:table-cell table:style-name="ce1" table:formula="of:=[$lang_hi.A36]" office:value-type="string" office:string-value="रुकना" calcext:value-type="string">
            <text:p>रुकना</text:p>
          </table:table-cell>
          <table:table-cell table:style-name="ce1" table:formula="of:=[$lang_bn.A36]" office:value-type="string" office:string-value="থামুন" calcext:value-type="string">
            <text:p>থামুন</text:p>
          </table:table-cell>
          <table:table-cell table:style-name="ce1" table:formula="of:=[$lang_pt.A36]" office:value-type="string" office:string-value="PARAR" calcext:value-type="string">
            <text:p>PARAR</text:p>
          </table:table-cell>
          <table:table-cell table:style-name="ce1" table:formula="of:=[$lang_in.A36]" office:value-type="string" office:string-value="BERHENTI" calcext:value-type="string">
            <text:p>BERHENTI</text:p>
          </table:table-cell>
          <table:table-cell table:style-name="ce1" table:formula="of:=[$lang_ja.A36]" office:value-type="string" office:string-value="ストップ" calcext:value-type="string">
            <text:p>ストップ</text:p>
          </table:table-cell>
          <table:table-cell table:style-name="ce1" table:formula="of:=[$lang_he.A36]" office:value-type="string" office:string-value="תפסיק" calcext:value-type="string">
            <text:p>תפסיק</text:p>
          </table:table-cell>
          <table:table-cell table:style-name="ce1" table:formula="of:=[$lang_eo.A36]" office:value-type="string" office:string-value="ĈESU" calcext:value-type="string">
            <text:p>ĈESU</text:p>
          </table:table-cell>
          <table:table-cell table:style-name="ce1" table:formula="of:=[$lang_sw.A36]" office:value-type="string" office:string-value="ACHA" calcext:value-type="string">
            <text:p>ACHA</text:p>
          </table:table-cell>
          <table:table-cell table:style-name="ce1" table:formula="of:=[$lang_tl.A36]" office:value-type="string" office:string-value="HUMINTO" calcext:value-type="string">
            <text:p>HUMINTO</text:p>
          </table:table-cell>
          <table:table-cell table:style-name="ce1" table:formula="of:=[$lang_ur.A36]" office:value-type="string" office:string-value="بند کرو" calcext:value-type="string">
            <text:p>بند کرو</text:p>
          </table:table-cell>
          <table:table-cell table:style-name="ce2" table:formula="of:=[$lang_la.A36]" office:value-type="string" office:string-value="PROHIBERE" calcext:value-type="string">
            <text:p>PROHIBERE</text:p>
          </table:table-cell>
          <table:table-cell table:style-name="ce1" table:formula="of:=[$lang_cy.A36]" office:value-type="string" office:string-value="ARHOSWCH" calcext:value-type="string">
            <text:p>ARHOSWCH</text:p>
          </table:table-cell>
          <table:table-cell table:style-name="ce1" table:formula="of:=[$lang_zu.A36]" office:value-type="string" office:string-value="IMA" calcext:value-type="string">
            <text:p>IMA</text:p>
          </table:table-cell>
          <table:table-cell table:style-name="ce1" table:formula="of:=[$lang_yi.A36]" office:value-type="string" office:string-value="אָפּשטעל" calcext:value-type="string">
            <text:p>אָפּשטעל</text:p>
          </table:table-cell>
          <table:table-cell table:number-columns-repeated="1001"/>
        </table:table-row>
        <table:table-row table:style-name="ro1">
          <table:table-cell table:style-name="ce1" table:formula="of:=[$keywords.A35]" office:value-type="string" office:string-value="STR" calcext:value-type="string">
            <text:p>STR</text:p>
          </table:table-cell>
          <table:table-cell table:style-name="ce1" table:formula="of:=[$lang_en.A37]" office:value-type="string" office:string-value="STR" calcext:value-type="string">
            <text:p>STR</text:p>
          </table:table-cell>
          <table:table-cell table:style-name="ce1" table:formula="of:=[$lang_ko.A37]" office:value-type="string" office:string-value="텍스트" calcext:value-type="string">
            <text:p>텍스트</text:p>
          </table:table-cell>
          <table:table-cell table:style-name="ce1" table:formula="of:=[$lang_fr.A37]" office:value-type="string" office:string-value="STR" calcext:value-type="string">
            <text:p>STR</text:p>
          </table:table-cell>
          <table:table-cell table:style-name="ce1" table:formula="of:=[$lang_de.A37]" office:value-type="string" office:string-value="STR" calcext:value-type="string">
            <text:p>STR</text:p>
          </table:table-cell>
          <table:table-cell table:style-name="ce1" table:formula="of:=[$lang_zh.A37]" office:value-type="string" office:string-value="STR" calcext:value-type="string">
            <text:p>STR</text:p>
          </table:table-cell>
          <table:table-cell table:style-name="ce1" table:formula="of:=[$lang_es.A37]" office:value-type="string" office:string-value="STRI" calcext:value-type="string">
            <text:p>STRI</text:p>
          </table:table-cell>
          <table:table-cell table:style-name="ce1" table:formula="of:=[$lang_ar.A37]" office:value-type="string" office:string-value="شارع" calcext:value-type="string">
            <text:p>شارع</text:p>
          </table:table-cell>
          <table:table-cell table:style-name="ce1" table:formula="of:=[$lang_ru.A37]" office:value-type="string" office:string-value="СТР" calcext:value-type="string">
            <text:p>СТР</text:p>
          </table:table-cell>
          <table:table-cell table:style-name="ce1" table:formula="of:=[$lang_hi.A37]" office:value-type="string" office:string-value="एसटीआर" calcext:value-type="string">
            <text:p>एसटीआर</text:p>
          </table:table-cell>
          <table:table-cell table:style-name="ce1" table:formula="of:=[$lang_bn.A37]" office:value-type="string" office:string-value="স্ট্র" calcext:value-type="string">
            <text:p>স্ট্র</text:p>
          </table:table-cell>
          <table:table-cell table:style-name="ce1" table:formula="of:=[$lang_pt.A37]" office:value-type="string" office:string-value="STR" calcext:value-type="string">
            <text:p>STR</text:p>
          </table:table-cell>
          <table:table-cell table:style-name="ce1" table:formula="of:=[$lang_in.A37]" office:value-type="string" office:string-value="STR" calcext:value-type="string">
            <text:p>STR</text:p>
          </table:table-cell>
          <table:table-cell table:style-name="ce1" table:formula="of:=[$lang_ja.A37]" office:value-type="string" office:string-value="STR" calcext:value-type="string">
            <text:p>STR</text:p>
          </table:table-cell>
          <table:table-cell table:style-name="ce1" table:formula="of:=[$lang_he.A37]" office:value-type="string" office:string-value="STR" calcext:value-type="string">
            <text:p>STR</text:p>
          </table:table-cell>
          <table:table-cell table:style-name="ce1" table:formula="of:=[$lang_eo.A37]" office:value-type="string" office:string-value="STR" calcext:value-type="string">
            <text:p>STR</text:p>
          </table:table-cell>
          <table:table-cell table:style-name="ce1" table:formula="of:=[$lang_sw.A37]" office:value-type="string" office:string-value="STR" calcext:value-type="string">
            <text:p>STR</text:p>
          </table:table-cell>
          <table:table-cell table:style-name="ce1" table:formula="of:=[$lang_tl.A37]" office:value-type="string" office:string-value="STR" calcext:value-type="string">
            <text:p>STR</text:p>
          </table:table-cell>
          <table:table-cell table:style-name="ce1" table:formula="of:=[$lang_ur.A37]" office:value-type="string" office:string-value="STR" calcext:value-type="string">
            <text:p>STR</text:p>
          </table:table-cell>
          <table:table-cell table:style-name="ce2" table:formula="of:=[$lang_la.A37]" office:value-type="string" office:string-value="STRO" calcext:value-type="string">
            <text:p>STRO</text:p>
          </table:table-cell>
          <table:table-cell table:style-name="ce1" table:formula="of:=[$lang_cy.A37]" office:value-type="string" office:string-value="STRYD" calcext:value-type="string">
            <text:p>STRYD</text:p>
          </table:table-cell>
          <table:table-cell table:style-name="ce1" table:formula="of:=[$lang_zu.A37]" office:value-type="string" office:string-value="NTRLD" calcext:value-type="string">
            <text:p>NTRLD</text:p>
          </table:table-cell>
          <table:table-cell table:style-name="ce1" table:formula="of:=[$lang_yi.A37]" office:value-type="string" office:string-value="STR" calcext:value-type="string">
            <text:p>STR</text:p>
          </table:table-cell>
          <table:table-cell table:number-columns-repeated="1001"/>
        </table:table-row>
        <table:table-row table:style-name="ro1">
          <table:table-cell table:style-name="ce1" table:formula="of:=[$keywords.A36]" office:value-type="string" office:string-value="TAN" calcext:value-type="string">
            <text:p>TAN</text:p>
          </table:table-cell>
          <table:table-cell table:style-name="ce1" table:formula="of:=[$lang_en.A38]" office:value-type="string" office:string-value="TAN" calcext:value-type="string">
            <text:p>TAN</text:p>
          </table:table-cell>
          <table:table-cell table:style-name="ce1" table:formula="of:=[$lang_ko.A38]" office:value-type="string" office:string-value="접선" calcext:value-type="string">
            <text:p>접선</text:p>
          </table:table-cell>
          <table:table-cell table:style-name="ce1" table:formula="of:=[$lang_fr.A38]" office:value-type="string" office:string-value="TANGENTE" calcext:value-type="string">
            <text:p>TANGENTE</text:p>
          </table:table-cell>
          <table:table-cell table:style-name="ce1" table:formula="of:=[$lang_de.A38]" office:value-type="string" office:string-value="BRÄUNEN" calcext:value-type="string">
            <text:p>BRÄUNEN</text:p>
          </table:table-cell>
          <table:table-cell table:style-name="ce1" table:formula="of:=[$lang_zh.A38]" office:value-type="string" office:string-value="棕褐色" calcext:value-type="string">
            <text:p>棕褐色</text:p>
          </table:table-cell>
          <table:table-cell table:style-name="ce1" table:formula="of:=[$lang_es.A38]" office:value-type="string" office:string-value="BRONCEARSE" calcext:value-type="string">
            <text:p>BRONCEARSE</text:p>
          </table:table-cell>
          <table:table-cell table:style-name="ce1" table:formula="of:=[$lang_ar.A38]" office:value-type="string" office:string-value="تان" calcext:value-type="string">
            <text:p>تان</text:p>
          </table:table-cell>
          <table:table-cell table:style-name="ce1" table:formula="of:=[$lang_ru.A38]" office:value-type="string" office:string-value="ЗАГАР" calcext:value-type="string">
            <text:p>ЗАГАР</text:p>
          </table:table-cell>
          <table:table-cell table:style-name="ce1" table:formula="of:=[$lang_hi.A38]" office:value-type="string" office:string-value="टैन" calcext:value-type="string">
            <text:p>टैन</text:p>
          </table:table-cell>
          <table:table-cell table:style-name="ce1" table:formula="of:=[$lang_bn.A38]" office:value-type="string" office:string-value="ট্যান" calcext:value-type="string">
            <text:p>ট্যান</text:p>
          </table:table-cell>
          <table:table-cell table:style-name="ce1" table:formula="of:=[$lang_pt.A38]" office:value-type="string" office:string-value="BRONZEADO" calcext:value-type="string">
            <text:p>BRONZEADO</text:p>
          </table:table-cell>
          <table:table-cell table:style-name="ce1" table:formula="of:=[$lang_in.A38]" office:value-type="string" office:string-value="TAN" calcext:value-type="string">
            <text:p>TAN</text:p>
          </table:table-cell>
          <table:table-cell table:style-name="ce1" table:formula="of:=[$lang_ja.A38]" office:value-type="string" office:string-value="日焼け" calcext:value-type="string">
            <text:p>日焼け</text:p>
          </table:table-cell>
          <table:table-cell table:style-name="ce1" table:formula="of:=[$lang_he.A38]" office:value-type="string" office:string-value="לְהִשְׁתַזֵף" calcext:value-type="string">
            <text:p>לְהִשְׁתַזֵף</text:p>
          </table:table-cell>
          <table:table-cell table:style-name="ce1" table:formula="of:=[$lang_eo.A38]" office:value-type="string" office:string-value="TAN" calcext:value-type="string">
            <text:p>TAN</text:p>
          </table:table-cell>
          <table:table-cell table:style-name="ce1" table:formula="of:=[$lang_sw.A38]" office:value-type="string" office:string-value="TAN" calcext:value-type="string">
            <text:p>TAN</text:p>
          </table:table-cell>
          <table:table-cell table:style-name="ce1" table:formula="of:=[$lang_tl.A38]" office:value-type="string" office:string-value="KULAY-BALAT" calcext:value-type="string">
            <text:p>KULAY-BALAT</text:p>
          </table:table-cell>
          <table:table-cell table:style-name="ce1" table:formula="of:=[$lang_ur.A38]" office:value-type="string" office:string-value="ٹین" calcext:value-type="string">
            <text:p>ٹین</text:p>
          </table:table-cell>
          <table:table-cell table:style-name="ce2" table:formula="of:=[$lang_la.A38]" office:value-type="string" office:string-value="TAN" calcext:value-type="string">
            <text:p>TAN</text:p>
          </table:table-cell>
          <table:table-cell table:style-name="ce1" table:formula="of:=[$lang_cy.A38]" office:value-type="string" office:string-value="BARCIANT" calcext:value-type="string">
            <text:p>BARCIANT</text:p>
          </table:table-cell>
          <table:table-cell table:style-name="ce1" table:formula="of:=[$lang_zu.A38]" office:value-type="string" office:string-value="UMBALA ONSUNDU" calcext:value-type="string">
            <text:p>UMBALA ONSUNDU</text:p>
          </table:table-cell>
          <table:table-cell table:style-name="ce1" table:formula="of:=[$lang_yi.A38]" office:value-type="string" office:string-value="בעזש" calcext:value-type="string">
            <text:p>בעזש</text:p>
          </table:table-cell>
          <table:table-cell table:number-columns-repeated="1001"/>
        </table:table-row>
        <table:table-row table:style-name="ro1">
          <table:table-cell table:style-name="ce1" table:formula="of:=[$keywords.A37]" office:value-type="string" office:string-value="THEN" calcext:value-type="string">
            <text:p>THEN</text:p>
          </table:table-cell>
          <table:table-cell table:style-name="ce1" table:formula="of:=[$lang_en.A39]" office:value-type="string" office:string-value="THEN" calcext:value-type="string">
            <text:p>THEN</text:p>
          </table:table-cell>
          <table:table-cell table:style-name="ce1" table:formula="of:=[$lang_ko.A39]" office:value-type="string" office:string-value="그 다음에" calcext:value-type="string">
            <text:p>그 다음에</text:p>
          </table:table-cell>
          <table:table-cell table:style-name="ce1" table:formula="of:=[$lang_fr.A39]" office:value-type="string" office:string-value="ALORS" calcext:value-type="string">
            <text:p>ALORS</text:p>
          </table:table-cell>
          <table:table-cell table:style-name="ce1" table:formula="of:=[$lang_de.A39]" office:value-type="string" office:string-value="DANN" calcext:value-type="string">
            <text:p>DANN</text:p>
          </table:table-cell>
          <table:table-cell table:style-name="ce1" table:formula="of:=[$lang_zh.A39]" office:value-type="string" office:string-value="然后" calcext:value-type="string">
            <text:p>然后</text:p>
          </table:table-cell>
          <table:table-cell table:style-name="ce1" table:formula="of:=[$lang_es.A39]" office:value-type="string" office:string-value="ENTONCES" calcext:value-type="string">
            <text:p>ENTONCES</text:p>
          </table:table-cell>
          <table:table-cell table:style-name="ce1" table:formula="of:=[$lang_ar.A39]" office:value-type="string" office:string-value="ثم" calcext:value-type="string">
            <text:p>ثم</text:p>
          </table:table-cell>
          <table:table-cell table:style-name="ce1" table:formula="of:=[$lang_ru.A39]" office:value-type="string" office:string-value="ЗАТЕМ" calcext:value-type="string">
            <text:p>ЗАТЕМ</text:p>
          </table:table-cell>
          <table:table-cell table:style-name="ce1" table:formula="of:=[$lang_hi.A39]" office:value-type="string" office:string-value="तब" calcext:value-type="string">
            <text:p>तब</text:p>
          </table:table-cell>
          <table:table-cell table:style-name="ce1" table:formula="of:=[$lang_bn.A39]" office:value-type="string" office:string-value="তারপর" calcext:value-type="string">
            <text:p>তারপর</text:p>
          </table:table-cell>
          <table:table-cell table:style-name="ce1" table:formula="of:=[$lang_pt.A39]" office:value-type="string" office:string-value="ENTÃO" calcext:value-type="string">
            <text:p>ENTÃO</text:p>
          </table:table-cell>
          <table:table-cell table:style-name="ce1" table:formula="of:=[$lang_in.A39]" office:value-type="string" office:string-value="KEMUDIAN" calcext:value-type="string">
            <text:p>KEMUDIAN</text:p>
          </table:table-cell>
          <table:table-cell table:style-name="ce1" table:formula="of:=[$lang_ja.A39]" office:value-type="string" office:string-value="それから" calcext:value-type="string">
            <text:p>それから</text:p>
          </table:table-cell>
          <table:table-cell table:style-name="ce1" table:formula="of:=[$lang_he.A39]" office:value-type="string" office:string-value="לאחר מכן" calcext:value-type="string">
            <text:p>לאחר מכן</text:p>
          </table:table-cell>
          <table:table-cell table:style-name="ce1" table:formula="of:=[$lang_eo.A39]" office:value-type="string" office:string-value="TIAM" calcext:value-type="string">
            <text:p>TIAM</text:p>
          </table:table-cell>
          <table:table-cell table:style-name="ce1" table:formula="of:=[$lang_sw.A39]" office:value-type="string" office:string-value="BASI" calcext:value-type="string">
            <text:p>BASI</text:p>
          </table:table-cell>
          <table:table-cell table:style-name="ce1" table:formula="of:=[$lang_tl.A39]" office:value-type="string" office:string-value="PAGKATAPOS" calcext:value-type="string">
            <text:p>PAGKATAPOS</text:p>
          </table:table-cell>
          <table:table-cell table:style-name="ce1" table:formula="of:=[$lang_ur.A39]" office:value-type="string" office:string-value="پھر" calcext:value-type="string">
            <text:p>پھر</text:p>
          </table:table-cell>
          <table:table-cell table:style-name="ce2" table:formula="of:=[$lang_la.A39]" office:value-type="string" office:string-value="TUM" calcext:value-type="string">
            <text:p>TUM</text:p>
          </table:table-cell>
          <table:table-cell table:style-name="ce1" table:formula="of:=[$lang_cy.A39]" office:value-type="string" office:string-value="YNA" calcext:value-type="string">
            <text:p>YNA</text:p>
          </table:table-cell>
          <table:table-cell table:style-name="ce1" table:formula="of:=[$lang_zu.A39]" office:value-type="string" office:string-value="KHONA-" calcext:value-type="string">
            <text:p>KHONA-</text:p>
          </table:table-cell>
          <table:table-cell table:style-name="ce1" table:formula="of:=[$lang_yi.A39]" office:value-type="string" office:string-value="ווי" calcext:value-type="string">
            <text:p>ווי</text:p>
          </table:table-cell>
          <table:table-cell table:number-columns-repeated="1001"/>
        </table:table-row>
        <table:table-row table:style-name="ro1">
          <table:table-cell table:style-name="ce1" table:formula="of:=[$keywords.A38]" office:value-type="string" office:string-value="TO" calcext:value-type="string">
            <text:p>TO</text:p>
          </table:table-cell>
          <table:table-cell table:style-name="ce1" table:formula="of:=[$lang_en.A40]" office:value-type="string" office:string-value="TO" calcext:value-type="string">
            <text:p>TO</text:p>
          </table:table-cell>
          <table:table-cell table:style-name="ce1" table:formula="of:=[$lang_ko.A40]" office:value-type="string" office:string-value="에게" calcext:value-type="string">
            <text:p>에게</text:p>
          </table:table-cell>
          <table:table-cell table:style-name="ce1" table:formula="of:=[$lang_fr.A40]" office:value-type="string" office:string-value="JUSQU'À" calcext:value-type="string">
            <text:p>JUSQU'À</text:p>
          </table:table-cell>
          <table:table-cell table:style-name="ce1" table:formula="of:=[$lang_de.A40]" office:value-type="string" office:string-value="ZU" calcext:value-type="string">
            <text:p>ZU</text:p>
          </table:table-cell>
          <table:table-cell table:style-name="ce1" table:formula="of:=[$lang_zh.A40]" office:value-type="string" office:string-value="到" calcext:value-type="string">
            <text:p>到</text:p>
          </table:table-cell>
          <table:table-cell table:style-name="ce1" table:formula="of:=[$lang_es.A40]" office:value-type="string" office:string-value="A" calcext:value-type="string">
            <text:p>A</text:p>
          </table:table-cell>
          <table:table-cell table:style-name="ce1" table:formula="of:=[$lang_ar.A40]" office:value-type="string" office:string-value="ل" calcext:value-type="string">
            <text:p>ل</text:p>
          </table:table-cell>
          <table:table-cell table:style-name="ce1" table:formula="of:=[$lang_ru.A40]" office:value-type="string" office:string-value="К" calcext:value-type="string">
            <text:p>К</text:p>
          </table:table-cell>
          <table:table-cell table:style-name="ce1" table:formula="of:=[$lang_hi.A40]" office:value-type="string" office:string-value="को" calcext:value-type="string">
            <text:p>को</text:p>
          </table:table-cell>
          <table:table-cell table:style-name="ce1" table:formula="of:=[$lang_bn.A40]" office:value-type="string" office:string-value="প্রতি" calcext:value-type="string">
            <text:p>প্রতি</text:p>
          </table:table-cell>
          <table:table-cell table:style-name="ce1" table:formula="of:=[$lang_pt.A40]" office:value-type="string" office:string-value="PARA" calcext:value-type="string">
            <text:p>PARA</text:p>
          </table:table-cell>
          <table:table-cell table:style-name="ce1" table:formula="of:=[$lang_in.A40]" office:value-type="string" office:string-value="KE" calcext:value-type="string">
            <text:p>KE</text:p>
          </table:table-cell>
          <table:table-cell table:style-name="ce1" table:formula="of:=[$lang_ja.A40]" office:value-type="string" office:string-value="に" calcext:value-type="string">
            <text:p>に</text:p>
          </table:table-cell>
          <table:table-cell table:style-name="ce1" table:formula="of:=[$lang_he.A40]" office:value-type="string" office:string-value="ל" calcext:value-type="string">
            <text:p>ל</text:p>
          </table:table-cell>
          <table:table-cell table:style-name="ce1" table:formula="of:=[$lang_eo.A40]" office:value-type="string" office:string-value="AL" calcext:value-type="string">
            <text:p>AL</text:p>
          </table:table-cell>
          <table:table-cell table:style-name="ce1" table:formula="of:=[$lang_sw.A40]" office:value-type="string" office:string-value="KWA" calcext:value-type="string">
            <text:p>KWA</text:p>
          </table:table-cell>
          <table:table-cell table:style-name="ce1" table:formula="of:=[$lang_tl.A40]" office:value-type="string" office:string-value="SA" calcext:value-type="string">
            <text:p>SA</text:p>
          </table:table-cell>
          <table:table-cell table:style-name="ce1" table:formula="of:=[$lang_ur.A40]" office:value-type="string" office:string-value="TO" calcext:value-type="string">
            <text:p>TO</text:p>
          </table:table-cell>
          <table:table-cell table:style-name="ce2" table:formula="of:=[$lang_la.A40]" office:value-type="string" office:string-value="UT" calcext:value-type="string">
            <text:p>UT</text:p>
          </table:table-cell>
          <table:table-cell table:style-name="ce1" table:formula="of:=[$lang_cy.A40]" office:value-type="string" office:string-value="I" calcext:value-type="string">
            <text:p>I</text:p>
          </table:table-cell>
          <table:table-cell table:style-name="ce1" table:formula="of:=[$lang_zu.A40]" office:value-type="string" office:string-value="KWA-" calcext:value-type="string">
            <text:p>KWA-</text:p>
          </table:table-cell>
          <table:table-cell table:style-name="ce1" table:formula="of:=[$lang_yi.A40]" office:value-type="string" office:string-value="צו" calcext:value-type="string">
            <text:p>צו</text:p>
          </table:table-cell>
          <table:table-cell table:number-columns-repeated="1001"/>
        </table:table-row>
        <table:table-row table:style-name="ro1">
          <table:table-cell table:style-name="ce1" table:formula="of:=[$keywords.A42]" office:value-type="float" office:value="0" calcext:value-type="float">
            <text:p>0</text:p>
          </table:table-cell>
          <table:table-cell table:style-name="ce1" table:formula="of:=[$lang_en.A41]" office:value-type="float" office:value="0" calcext:value-type="float">
            <text:p>0</text:p>
          </table:table-cell>
          <table:table-cell table:style-name="ce1" table:formula="of:=[$lang_ko.A41]" office:value-type="float" office:value="0" calcext:value-type="float">
            <text:p>0</text:p>
          </table:table-cell>
          <table:table-cell table:style-name="ce1" table:formula="of:=[$lang_fr.A41]" office:value-type="float" office:value="0" calcext:value-type="float">
            <text:p>0</text:p>
          </table:table-cell>
          <table:table-cell table:style-name="ce1" table:formula="of:=[$lang_de.A41]" office:value-type="float" office:value="0" calcext:value-type="float">
            <text:p>0</text:p>
          </table:table-cell>
          <table:table-cell table:style-name="ce1" table:formula="of:=[$lang_zh.A41]" office:value-type="float" office:value="0" calcext:value-type="float">
            <text:p>0</text:p>
          </table:table-cell>
          <table:table-cell table:style-name="ce1" table:formula="of:=[$lang_es.A41]" office:value-type="float" office:value="0" calcext:value-type="float">
            <text:p>0</text:p>
          </table:table-cell>
          <table:table-cell table:style-name="ce1" table:formula="of:=[$lang_ar.A41]" office:value-type="float" office:value="0" calcext:value-type="float">
            <text:p>0</text:p>
          </table:table-cell>
          <table:table-cell table:style-name="ce1" table:formula="of:=[$lang_ru.A41]" office:value-type="float" office:value="0" calcext:value-type="float">
            <text:p>0</text:p>
          </table:table-cell>
          <table:table-cell table:style-name="ce1" table:formula="of:=[$lang_hi.A41]" office:value-type="float" office:value="0" calcext:value-type="float">
            <text:p>0</text:p>
          </table:table-cell>
          <table:table-cell table:style-name="ce1" table:formula="of:=[$lang_bn.A41]" office:value-type="float" office:value="0" calcext:value-type="float">
            <text:p>0</text:p>
          </table:table-cell>
          <table:table-cell table:style-name="ce1" table:formula="of:=[$lang_pt.A41]" office:value-type="float" office:value="0" calcext:value-type="float">
            <text:p>0</text:p>
          </table:table-cell>
          <table:table-cell table:style-name="ce1" table:formula="of:=[$lang_in.A41]" office:value-type="float" office:value="0" calcext:value-type="float">
            <text:p>0</text:p>
          </table:table-cell>
          <table:table-cell table:style-name="ce1" table:formula="of:=[$lang_ja.A41]" office:value-type="float" office:value="0" calcext:value-type="float">
            <text:p>0</text:p>
          </table:table-cell>
          <table:table-cell table:style-name="ce1" table:formula="of:=[$lang_he.A41]" office:value-type="float" office:value="0" calcext:value-type="float">
            <text:p>0</text:p>
          </table:table-cell>
          <table:table-cell table:style-name="ce1" table:formula="of:=[$lang_eo.A41]" office:value-type="float" office:value="0" calcext:value-type="float">
            <text:p>0</text:p>
          </table:table-cell>
          <table:table-cell table:style-name="ce1" table:formula="of:=[$lang_sw.A41]" office:value-type="float" office:value="0" calcext:value-type="float">
            <text:p>0</text:p>
          </table:table-cell>
          <table:table-cell table:style-name="ce1" table:formula="of:=[$lang_tl.A41]" office:value-type="float" office:value="0" calcext:value-type="float">
            <text:p>0</text:p>
          </table:table-cell>
          <table:table-cell table:style-name="ce1" table:formula="of:=[$lang_ur.A41]" office:value-type="float" office:value="0" calcext:value-type="float">
            <text:p>0</text:p>
          </table:table-cell>
          <table:table-cell table:style-name="ce2" table:formula="of:=[$lang_la.A41]" office:value-type="float" office:value="0" calcext:value-type="float">
            <text:p>0</text:p>
          </table:table-cell>
          <table:table-cell table:style-name="ce1" table:formula="of:=[$lang_cy.A41]" office:value-type="float" office:value="0" calcext:value-type="float">
            <text:p>0</text:p>
          </table:table-cell>
          <table:table-cell table:style-name="ce1" table:formula="of:=[$lang_zu.A41]" office:value-type="float" office:value="0" calcext:value-type="float">
            <text:p>0</text:p>
          </table:table-cell>
          <table:table-cell table:style-name="ce1" table:formula="of:=[$lang_yi.A41]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2" table:formula="of:=[$errors.A1]" office:value-type="string" office:string-value="AND NO LANGUAGE GIVEN ON COMMAND LINE.  EXITING." calcext:value-type="string">
            <text:p>AND NO LANGUAGE GIVEN ON COMMAND LINE. <text:s/>EXITING.</text:p>
          </table:table-cell>
          <table:table-cell table:style-name="ce1" table:formula="of:=[$lang_en.A42]" office:value-type="string" office:string-value="AND NO LANGUAGE GIVEN ON COMMAND LINE.  EXITING." calcext:value-type="string">
            <text:p>AND NO LANGUAGE GIVEN ON COMMAND LINE. <text:s/>EXITING.</text:p>
          </table:table-cell>
          <table:table-cell table:style-name="ce1" table:formula="of:=[$lang_ko.A42]" office:value-type="string" office:string-value="그리고 명령 줄에는 언어가 없습니다. 종료." calcext:value-type="string">
            <text:p>그리고 명령 줄에는 언어가 없습니다. 종료.</text:p>
          </table:table-cell>
          <table:table-cell table:style-name="ce1" table:formula="of:=[$lang_fr.A42]" office:value-type="string" office:string-value="ET AUCUNE LANGUE DONNÉE SUR LA LIGNE DE COMMANDE. SORTANT." calcext:value-type="string">
            <text:p>ET AUCUNE LANGUE DONNÉE SUR LA LIGNE DE COMMANDE. SORTANT.</text:p>
          </table:table-cell>
          <table:table-cell table:style-name="ce1" table:formula="of:=[$lang_de.A42]" office:value-type="string" office:string-value="UND KEINE SPRACHE IN DER BEFEHLSZEILE ANGEGEBEN. AUSGEHEN." calcext:value-type="string">
            <text:p>UND KEINE SPRACHE IN DER BEFEHLSZEILE ANGEGEBEN. AUSGEHEN.</text:p>
          </table:table-cell>
          <table:table-cell table:style-name="ce1" table:formula="of:=[$lang_zh.A42]" office:value-type="string" office:string-value="并且没有命令行上给出的语言。退出。" calcext:value-type="string">
            <text:p>并且没有命令行上给出的语言。退出。</text:p>
          </table:table-cell>
          <table:table-cell table:style-name="ce1" table:formula="of:=[$lang_es.A42]" office:value-type="string" office:string-value="Y NO HAY LENGUAJE DADO EN LA LÍNEA DE COMANDOS. SALIENDO." calcext:value-type="string">
            <text:p>Y NO HAY LENGUAJE DADO EN LA LÍNEA DE COMANDOS. SALIENDO.</text:p>
          </table:table-cell>
          <table:table-cell table:style-name="ce1" table:formula="of:=[$lang_ar.A42]" office:value-type="string" office:string-value="ولا توجد لغة ممنوحة على سطر الأوامر. الخروج." calcext:value-type="string">
            <text:p>ولا توجد لغة ممنوحة على سطر الأوامر. الخروج.</text:p>
          </table:table-cell>
          <table:table-cell table:style-name="ce1" table:formula="of:=[$lang_ru.A42]" office:value-type="string" office:string-value="И НЕТ ЯЗЫКА, НЕ УКАЗАННОГО В КОМАНДНОЙ СТРОКЕ. ВЫХОД." calcext:value-type="string">
            <text:p>И НЕТ ЯЗЫКА, НЕ УКАЗАННОГО В КОМАНДНОЙ СТРОКЕ. ВЫХОД.</text:p>
          </table:table-cell>
          <table:table-cell table:style-name="ce1" table:formula="of:=[$lang_hi.A42]" office:value-type="string" office:string-value="और कमांड लाइन पर कोई भाषा नहीं दी गई है। बाहर निकलना।" calcext:value-type="string">
            <text:p>और कमांड लाइन पर कोई भाषा नहीं दी गई है। बाहर निकलना।</text:p>
          </table:table-cell>
          <table:table-cell table:style-name="ce1" table:formula="of:=[$lang_bn.A42]" office:value-type="string" office:string-value="এবং কমান্ড লাইনে কোনও ভাষা দেওয়া হয়নি। প্রস্থান করা।" calcext:value-type="string">
            <text:p>এবং কমান্ড লাইনে কোনও ভাষা দেওয়া হয়নি। প্রস্থান করা।</text:p>
          </table:table-cell>
          <table:table-cell table:style-name="ce1" table:formula="of:=[$lang_pt.A42]" office:value-type="string" office:string-value="E NENHUM IDIOMA DADO NA LINHA DE COMANDO. SAINDO." calcext:value-type="string">
            <text:p>E NENHUM IDIOMA DADO NA LINHA DE COMANDO. SAINDO.</text:p>
          </table:table-cell>
          <table:table-cell table:style-name="ce1" table:formula="of:=[$lang_in.A42]" office:value-type="string" office:string-value="DAN TIDAK ADA BAHASA YANG DIBERIKAN PADA BARIS PERINTAH. KELUAR." calcext:value-type="string">
            <text:p>DAN TIDAK ADA BAHASA YANG DIBERIKAN PADA BARIS PERINTAH. KELUAR.</text:p>
          </table:table-cell>
          <table:table-cell table:style-name="ce1" table:formula="of:=[$lang_ja.A42]" office:value-type="string" office:string-value="コマンドラインには言語が与えられていません。終了。" calcext:value-type="string">
            <text:p>コマンドラインには言語が与えられていません。終了。</text:p>
          </table:table-cell>
          <table:table-cell table:style-name="ce1" table:formula="of:=[$lang_he.A42]" office:value-type="string" office:string-value="ושום שפה ניתנת בשורת הפקודה. יציאה." calcext:value-type="string">
            <text:p>ושום שפה ניתנת בשורת הפקודה. יציאה.</text:p>
          </table:table-cell>
          <table:table-cell table:style-name="ce1" table:formula="of:=[$lang_eo.A42]" office:value-type="string" office:string-value="KAJ NENIU LINGVO DONITA SUR KOMANDLINIO. ELIRANTE." calcext:value-type="string">
            <text:p>KAJ NENIU LINGVO DONITA SUR KOMANDLINIO. ELIRANTE.</text:p>
          </table:table-cell>
          <table:table-cell table:style-name="ce1" table:formula="of:=[$lang_sw.A42]" office:value-type="string" office:string-value="NA HAKUNA LUGHA ILIYOPEWA KWENYE MSTARI WA AMRI. KUTOKA." calcext:value-type="string">
            <text:p>NA HAKUNA LUGHA ILIYOPEWA KWENYE MSTARI WA AMRI. KUTOKA.</text:p>
          </table:table-cell>
          <table:table-cell table:style-name="ce1" table:formula="of:=[$lang_tl.A42]" office:value-type="string" office:string-value="AT WALANG WIKANG IBINIGAY SA LINYA NG UTOS. PAGLABAS." calcext:value-type="string">
            <text:p>AT WALANG WIKANG IBINIGAY SA LINYA NG UTOS. PAGLABAS.</text:p>
          </table:table-cell>
          <table:table-cell table:style-name="ce1" table:formula="of:=[$lang_ur.A42]" office:value-type="string" office:string-value="اور کمانڈ لائن پر کوئی زبان نہیں دی گئی۔ باہر نکلنا۔" calcext:value-type="string">
            <text:p>اور کمانڈ لائن پر کوئی زبان نہیں دی گئی۔ باہر نکلنا۔</text:p>
          </table:table-cell>
          <table:table-cell table:style-name="ce2" table:formula="of:=[$lang_la.A42]" office:value-type="string" office:string-value="ET NON LINGUAM DEDIT IN ORDER VERSUS. EXIVIT." calcext:value-type="string">
            <text:p>ET NON LINGUAM DEDIT IN ORDER VERSUS. EXIVIT.</text:p>
          </table:table-cell>
          <table:table-cell table:style-name="ce1" table:formula="of:=[$lang_cy.A42]" office:value-type="string" office:string-value="A DIM IAITH A RODDIR AR LINELL ORCHYMYN. GADAEL." calcext:value-type="string">
            <text:p>A DIM IAITH A RODDIR AR LINELL ORCHYMYN. GADAEL.</text:p>
          </table:table-cell>
          <table:table-cell table:style-name="ce1" table:formula="of:=[$lang_zu.A42]" office:value-type="string" office:string-value="FUTHI ALUKHO ULIMI OLUNIKEZWE KULAYINI WOMYALO. UKUPHUMA." calcext:value-type="string">
            <text:p>FUTHI ALUKHO ULIMI OLUNIKEZWE KULAYINI WOMYALO. UKUPHUMA.</text:p>
          </table:table-cell>
          <table:table-cell table:style-name="ce1" table:formula="of:=[$lang_yi.A42]" office:value-type="string" office:string-value="און קיין שפּראַך געגעבן אויף באַפֿעלן שורה. אַרויסגאַנג." calcext:value-type="string">
            <text:p>און קיין שפּראַך געגעבן אויף באַפֿעלן שורה. אַרויסגאַנג.</text:p>
          </table:table-cell>
          <table:table-cell table:number-columns-repeated="1001"/>
        </table:table-row>
        <table:table-row table:style-name="ro1">
          <table:table-cell table:style-name="ce2" table:formula="of:=[$errors.A2]" office:value-type="string" office:string-value="ARRAY ALREADY DEFINED" calcext:value-type="string">
            <text:p>ARRAY ALREADY DEFINED</text:p>
          </table:table-cell>
          <table:table-cell table:style-name="ce1" table:formula="of:=[$lang_en.A43]" office:value-type="string" office:string-value="ARRAY ALREADY DEFINED" calcext:value-type="string">
            <text:p>ARRAY ALREADY DEFINED</text:p>
          </table:table-cell>
          <table:table-cell table:style-name="ce1" table:formula="of:=[$lang_ko.A43]" office:value-type="string" office:string-value="배열은 이미 정의되었습니다" calcext:value-type="string">
            <text:p>배열은 이미 정의되었습니다</text:p>
          </table:table-cell>
          <table:table-cell table:style-name="ce1" table:formula="of:=[$lang_fr.A43]" office:value-type="string" office:string-value="TABLEAU DÉJÀ DÉFINI" calcext:value-type="string">
            <text:p>TABLEAU DÉJÀ DÉFINI</text:p>
          </table:table-cell>
          <table:table-cell table:style-name="ce1" table:formula="of:=[$lang_de.A43]" office:value-type="string" office:string-value="ARRAY BEREITS DEFINIERT" calcext:value-type="string">
            <text:p>ARRAY BEREITS DEFINIERT</text:p>
          </table:table-cell>
          <table:table-cell table:style-name="ce1" table:formula="of:=[$lang_zh.A43]" office:value-type="string" office:string-value="数组已经定义" calcext:value-type="string">
            <text:p>数组已经定义</text:p>
          </table:table-cell>
          <table:table-cell table:style-name="ce1" table:formula="of:=[$lang_es.A43]" office:value-type="string" office:string-value="MATRIZ YA DEFINIDA" calcext:value-type="string">
            <text:p>MATRIZ YA DEFINIDA</text:p>
          </table:table-cell>
          <table:table-cell table:style-name="ce1" table:formula="of:=[$lang_ar.A43]" office:value-type="string" office:string-value="صفيف محدد بالفعل" calcext:value-type="string">
            <text:p>صفيف محدد بالفعل</text:p>
          </table:table-cell>
          <table:table-cell table:style-name="ce1" table:formula="of:=[$lang_ru.A43]" office:value-type="string" office:string-value="МАССИВ УЖЕ ОПРЕДЕЛЕН" calcext:value-type="string">
            <text:p>МАССИВ УЖЕ ОПРЕДЕЛЕН</text:p>
          </table:table-cell>
          <table:table-cell table:style-name="ce1" table:formula="of:=[$lang_hi.A43]" office:value-type="string" office:string-value="सरणी पहले से ही परिभाषित है" calcext:value-type="string">
            <text:p>सरणी पहले से ही परिभाषित है</text:p>
          </table:table-cell>
          <table:table-cell table:style-name="ce1" table:formula="of:=[$lang_bn.A43]" office:value-type="string" office:string-value="অ্যারে ইতিমধ্যে সংজ্ঞায়িত" calcext:value-type="string">
            <text:p>অ্যারে ইতিমধ্যে সংজ্ঞায়িত</text:p>
          </table:table-cell>
          <table:table-cell table:style-name="ce1" table:formula="of:=[$lang_pt.A43]" office:value-type="string" office:string-value="ARRAY JÁ DEFINIDO" calcext:value-type="string">
            <text:p>ARRAY JÁ DEFINIDO</text:p>
          </table:table-cell>
          <table:table-cell table:style-name="ce1" table:formula="of:=[$lang_in.A43]" office:value-type="string" office:string-value="ARRAY SUDAH DITENTUKAN" calcext:value-type="string">
            <text:p>ARRAY SUDAH DITENTUKAN</text:p>
          </table:table-cell>
          <table:table-cell table:style-name="ce1" table:formula="of:=[$lang_ja.A43]" office:value-type="string" office:string-value="すでに定義されている配列" calcext:value-type="string">
            <text:p>すでに定義されている配列</text:p>
          </table:table-cell>
          <table:table-cell table:style-name="ce1" table:formula="of:=[$lang_he.A43]" office:value-type="string" office:string-value="מערך כבר מוגדר" calcext:value-type="string">
            <text:p>מערך כבר מוגדר</text:p>
          </table:table-cell>
          <table:table-cell table:style-name="ce1" table:formula="of:=[$lang_eo.A43]" office:value-type="string" office:string-value="TABELO JAM DIFINITA" calcext:value-type="string">
            <text:p>TABELO JAM DIFINITA</text:p>
          </table:table-cell>
          <table:table-cell table:style-name="ce1" table:formula="of:=[$lang_sw.A43]" office:value-type="string" office:string-value="SAFU TAYARI IMEELEZEWA" calcext:value-type="string">
            <text:p>SAFU TAYARI IMEELEZEWA</text:p>
          </table:table-cell>
          <table:table-cell table:style-name="ce1" table:formula="of:=[$lang_tl.A43]" office:value-type="string" office:string-value="NATUKOY NA ANG ARRAY" calcext:value-type="string">
            <text:p>NATUKOY NA ANG ARRAY</text:p>
          </table:table-cell>
          <table:table-cell table:style-name="ce1" table:formula="of:=[$lang_ur.A43]" office:value-type="string" office:string-value="سرنی پہلے ہی بیان کی گئی ہے" calcext:value-type="string">
            <text:p>سرنی پہلے ہی بیان کی گئی ہے</text:p>
          </table:table-cell>
          <table:table-cell table:style-name="ce2" table:formula="of:=[$lang_la.A43]" office:value-type="string" office:string-value="ORDINATA IAM DEFINED" calcext:value-type="string">
            <text:p>ORDINATA IAM DEFINED</text:p>
          </table:table-cell>
          <table:table-cell table:style-name="ce1" table:formula="of:=[$lang_cy.A43]" office:value-type="string" office:string-value="ARAE EISOES WEDI'I DIFFINIO" calcext:value-type="string">
            <text:p>ARAE EISOES WEDI'I DIFFINIO</text:p>
          </table:table-cell>
          <table:table-cell table:style-name="ce1" table:formula="of:=[$lang_zu.A43]" office:value-type="string" office:string-value="I-ARRAY ISIVELE ICHAZIWE" calcext:value-type="string">
            <text:p>I-ARRAY ISIVELE ICHAZIWE</text:p>
          </table:table-cell>
          <table:table-cell table:style-name="ce1" table:formula="of:=[$lang_yi.A43]" office:value-type="string" office:string-value="מענגע שוין דיפיינד" calcext:value-type="string">
            <text:p>מענגע שוין דיפיינד</text:p>
          </table:table-cell>
          <table:table-cell table:number-columns-repeated="1001"/>
        </table:table-row>
        <table:table-row table:style-name="ro1">
          <table:table-cell table:style-name="ce2" table:formula="of:=[$errors.A3]" office:value-type="string" office:string-value="ARRAY INDEX OUTSIDE OF BOUNDS" calcext:value-type="string">
            <text:p>ARRAY INDEX OUTSIDE OF BOUNDS</text:p>
          </table:table-cell>
          <table:table-cell table:style-name="ce1" table:formula="of:=[$lang_en.A44]" office:value-type="string" office:string-value="ARRAY INDEX OUTSIDE OF BOUNDS" calcext:value-type="string">
            <text:p>ARRAY INDEX OUTSIDE OF BOUNDS</text:p>
          </table:table-cell>
          <table:table-cell table:style-name="ce1" table:formula="of:=[$lang_ko.A44]" office:value-type="string" office:string-value="경계 외부의 배열 인덱스" calcext:value-type="string">
            <text:p>경계 외부의 배열 인덱스</text:p>
          </table:table-cell>
          <table:table-cell table:style-name="ce1" table:formula="of:=[$lang_fr.A44]" office:value-type="string" office:string-value="INDEX DU TABLEAU EN DEHORS DES LIMITES" calcext:value-type="string">
            <text:p>INDEX DU TABLEAU EN DEHORS DES LIMITES</text:p>
          </table:table-cell>
          <table:table-cell table:style-name="ce1" table:formula="of:=[$lang_de.A44]" office:value-type="string" office:string-value="ARRAY -INDEX AUSSERHALB DER GRENZEN" calcext:value-type="string">
            <text:p>ARRAY -INDEX AUSSERHALB DER GRENZEN</text:p>
          </table:table-cell>
          <table:table-cell table:style-name="ce1" table:formula="of:=[$lang_zh.A44]" office:value-type="string" office:string-value="数组索引范围之外" calcext:value-type="string">
            <text:p>数组索引范围之外</text:p>
          </table:table-cell>
          <table:table-cell table:style-name="ce1" table:formula="of:=[$lang_es.A44]" office:value-type="string" office:string-value="ÍNDICE DE MATRIZ FUERA DE LOS LÍMITES" calcext:value-type="string">
            <text:p>ÍNDICE DE MATRIZ FUERA DE LOS LÍMITES</text:p>
          </table:table-cell>
          <table:table-cell table:style-name="ce1" table:formula="of:=[$lang_ar.A44]" office:value-type="string" office:string-value="فهرس الصفيف خارج الحدود" calcext:value-type="string">
            <text:p>فهرس الصفيف خارج الحدود</text:p>
          </table:table-cell>
          <table:table-cell table:style-name="ce1" table:formula="of:=[$lang_ru.A44]" office:value-type="string" office:string-value="МАССИВ ИНДЕКС ЗА ПРЕДЕЛАМИ ГРАНИЦ" calcext:value-type="string">
            <text:p>МАССИВ ИНДЕКС ЗА ПРЕДЕЛАМИ ГРАНИЦ</text:p>
          </table:table-cell>
          <table:table-cell table:style-name="ce1" table:formula="of:=[$lang_hi.A44]" office:value-type="string" office:string-value="सीमा के बाहर सरणी सूचकांक" calcext:value-type="string">
            <text:p>सीमा के बाहर सरणी सूचकांक</text:p>
          </table:table-cell>
          <table:table-cell table:style-name="ce1" table:formula="of:=[$lang_bn.A44]" office:value-type="string" office:string-value="সীমানার বাইরে অ্যারে সূচক" calcext:value-type="string">
            <text:p>সীমানার বাইরে অ্যারে সূচক</text:p>
          </table:table-cell>
          <table:table-cell table:style-name="ce1" table:formula="of:=[$lang_pt.A44]" office:value-type="string" office:string-value="ÍNDICE DE MATRIZ FORA DOS LIMITES" calcext:value-type="string">
            <text:p>ÍNDICE DE MATRIZ FORA DOS LIMITES</text:p>
          </table:table-cell>
          <table:table-cell table:style-name="ce1" table:formula="of:=[$lang_in.A44]" office:value-type="string" office:string-value="INDEKS ARRAY DI LUAR BATAS" calcext:value-type="string">
            <text:p>INDEKS ARRAY DI LUAR BATAS</text:p>
          </table:table-cell>
          <table:table-cell table:style-name="ce1" table:formula="of:=[$lang_ja.A44]" office:value-type="string" office:string-value="境界外の配列インデックス" calcext:value-type="string">
            <text:p>境界外の配列インデックス</text:p>
          </table:table-cell>
          <table:table-cell table:style-name="ce1" table:formula="of:=[$lang_he.A44]" office:value-type="string" office:string-value="אינדקס מערך מחוץ לגבולות" calcext:value-type="string">
            <text:p>אינדקס מערך מחוץ לגבולות</text:p>
          </table:table-cell>
          <table:table-cell table:style-name="ce1" table:formula="of:=[$lang_eo.A44]" office:value-type="string" office:string-value="ARRAY -INDEKSO EKSTER LIMOJ" calcext:value-type="string">
            <text:p>ARRAY -INDEKSO EKSTER LIMOJ</text:p>
          </table:table-cell>
          <table:table-cell table:style-name="ce1" table:formula="of:=[$lang_sw.A44]" office:value-type="string" office:string-value="SAFU YA SAFU NJE YA MIPAKA" calcext:value-type="string">
            <text:p>SAFU YA SAFU NJE YA MIPAKA</text:p>
          </table:table-cell>
          <table:table-cell table:style-name="ce1" table:formula="of:=[$lang_tl.A44]" office:value-type="string" office:string-value="ARRAY INDEX SA LABAS NG MGA HANGGANAN" calcext:value-type="string">
            <text:p>ARRAY INDEX SA LABAS NG MGA HANGGANAN</text:p>
          </table:table-cell>
          <table:table-cell table:style-name="ce1" table:formula="of:=[$lang_ur.A44]" office:value-type="string" office:string-value="حد سے باہر سرنی انڈیکس" calcext:value-type="string">
            <text:p>حد سے باہر سرنی انڈیکس</text:p>
          </table:table-cell>
          <table:table-cell table:style-name="ce2" table:formula="of:=[$lang_la.A44]" office:value-type="string" office:string-value="ORDINATA INDEX EXTRA TERMINOS" calcext:value-type="string">
            <text:p>ORDINATA INDEX EXTRA TERMINOS</text:p>
          </table:table-cell>
          <table:table-cell table:style-name="ce1" table:formula="of:=[$lang_cy.A44]" office:value-type="string" office:string-value="MYNEGAI ARAE Y TU ALLAN I FFINIAU" calcext:value-type="string">
            <text:p>MYNEGAI ARAE Y TU ALLAN I FFINIAU</text:p>
          </table:table-cell>
          <table:table-cell table:style-name="ce1" table:formula="of:=[$lang_zu.A44]" office:value-type="string" office:string-value="I-ARRAY INDEX NGAPHANDLE KWEMINGCELE" calcext:value-type="string">
            <text:p>I-ARRAY INDEX NGAPHANDLE KWEMINGCELE</text:p>
          </table:table-cell>
          <table:table-cell table:style-name="ce1" table:formula="of:=[$lang_yi.A44]" office:value-type="string" office:string-value="מענגע ינדעקס אַרויס פון גווול" calcext:value-type="string">
            <text:p>מענגע ינדעקס אַרויס פון גווול</text:p>
          </table:table-cell>
          <table:table-cell table:number-columns-repeated="1001"/>
        </table:table-row>
        <table:table-row table:style-name="ro1">
          <table:table-cell table:style-name="ce2" table:formula="of:=[$errors.A4]" office:value-type="string" office:string-value="CANNOT ACCESS DIRECTORY" calcext:value-type="string">
            <text:p>CANNOT ACCESS DIRECTORY</text:p>
          </table:table-cell>
          <table:table-cell table:style-name="ce1" table:formula="of:=[$lang_en.A45]" office:value-type="string" office:string-value="CANNOT ACCESS DIRECTORY" calcext:value-type="string">
            <text:p>CANNOT ACCESS DIRECTORY</text:p>
          </table:table-cell>
          <table:table-cell table:style-name="ce1" table:formula="of:=[$lang_ko.A45]" office:value-type="string" office:string-value="디렉토리에 액세스 할 수 없습니다" calcext:value-type="string">
            <text:p>디렉토리에 액세스 할 수 없습니다</text:p>
          </table:table-cell>
          <table:table-cell table:style-name="ce1" table:formula="of:=[$lang_fr.A45]" office:value-type="string" office:string-value="IMPOSSIBLE D'ACCÉDER AU RÉPERTOIRE" calcext:value-type="string">
            <text:p>IMPOSSIBLE D'ACCÉDER AU RÉPERTOIRE</text:p>
          </table:table-cell>
          <table:table-cell table:style-name="ce1" table:formula="of:=[$lang_de.A45]" office:value-type="string" office:string-value="KANN NICHT AUF VERZEICHNIS ZUGREIFEN" calcext:value-type="string">
            <text:p>KANN NICHT AUF VERZEICHNIS ZUGREIFEN</text:p>
          </table:table-cell>
          <table:table-cell table:style-name="ce1" table:formula="of:=[$lang_zh.A45]" office:value-type="string" office:string-value="无法访问目录" calcext:value-type="string">
            <text:p>无法访问目录</text:p>
          </table:table-cell>
          <table:table-cell table:style-name="ce1" table:formula="of:=[$lang_es.A45]" office:value-type="string" office:string-value="NO SE PUEDE ACCEDER AL DIRECTORIO" calcext:value-type="string">
            <text:p>NO SE PUEDE ACCEDER AL DIRECTORIO</text:p>
          </table:table-cell>
          <table:table-cell table:style-name="ce1" table:formula="of:=[$lang_ar.A45]" office:value-type="string" office:string-value="لا يمكن الوصول إلى الدليل" calcext:value-type="string">
            <text:p>لا يمكن الوصول إلى الدليل</text:p>
          </table:table-cell>
          <table:table-cell table:style-name="ce1" table:formula="of:=[$lang_ru.A45]" office:value-type="string" office:string-value="НЕ МОЖЕТ ПОЛУЧИТЬ ДОСТУП К КАТАЛОГУ" calcext:value-type="string">
            <text:p>НЕ МОЖЕТ ПОЛУЧИТЬ ДОСТУП К КАТАЛОГУ</text:p>
          </table:table-cell>
          <table:table-cell table:style-name="ce1" table:formula="of:=[$lang_hi.A45]" office:value-type="string" office:string-value="एक्सेस डायरेक्टरी नहीं कर सकते" calcext:value-type="string">
            <text:p>एक्सेस डायरेक्टरी नहीं कर सकते</text:p>
          </table:table-cell>
          <table:table-cell table:style-name="ce1" table:formula="of:=[$lang_bn.A45]" office:value-type="string" office:string-value="ডিরেক্টরি অ্যাক্সেস করতে পারে না" calcext:value-type="string">
            <text:p>ডিরেক্টরি অ্যাক্সেস করতে পারে না</text:p>
          </table:table-cell>
          <table:table-cell table:style-name="ce1" table:formula="of:=[$lang_pt.A45]" office:value-type="string" office:string-value="NÃO É POSSÍVEL ACESSAR O DIRETÓRIO" calcext:value-type="string">
            <text:p>NÃO É POSSÍVEL ACESSAR O DIRETÓRIO</text:p>
          </table:table-cell>
          <table:table-cell table:style-name="ce1" table:formula="of:=[$lang_in.A45]" office:value-type="string" office:string-value="TIDAK DAPAT MENGAKSES DIREKTORI" calcext:value-type="string">
            <text:p>TIDAK DAPAT MENGAKSES DIREKTORI</text:p>
          </table:table-cell>
          <table:table-cell table:style-name="ce1" table:formula="of:=[$lang_ja.A45]" office:value-type="string" office:string-value="ディレクトリにアクセスできません" calcext:value-type="string">
            <text:p>ディレクトリにアクセスできません</text:p>
          </table:table-cell>
          <table:table-cell table:style-name="ce1" table:formula="of:=[$lang_he.A45]" office:value-type="string" office:string-value="לא ניתן לגשת לספריה" calcext:value-type="string">
            <text:p>לא ניתן לגשת לספריה</text:p>
          </table:table-cell>
          <table:table-cell table:style-name="ce1" table:formula="of:=[$lang_eo.A45]" office:value-type="string" office:string-value="NE POVAS ALIRI DOSIERUJON" calcext:value-type="string">
            <text:p>NE POVAS ALIRI DOSIERUJON</text:p>
          </table:table-cell>
          <table:table-cell table:style-name="ce1" table:formula="of:=[$lang_sw.A45]" office:value-type="string" office:string-value="HAIWEZI KUFIKIA SARAKA" calcext:value-type="string">
            <text:p>HAIWEZI KUFIKIA SARAKA</text:p>
          </table:table-cell>
          <table:table-cell table:style-name="ce1" table:formula="of:=[$lang_tl.A45]" office:value-type="string" office:string-value="HINDI MA -ACCESS ANG DIREKTORYO" calcext:value-type="string">
            <text:p>HINDI MA -ACCESS ANG DIREKTORYO</text:p>
          </table:table-cell>
          <table:table-cell table:style-name="ce1" table:formula="of:=[$lang_ur.A45]" office:value-type="string" office:string-value="ڈائریکٹری تک رسائی حاصل نہیں کرسکتی ہے" calcext:value-type="string">
            <text:p>ڈائریکٹری تک رسائی حاصل نہیں کرسکتی ہے</text:p>
          </table:table-cell>
          <table:table-cell table:style-name="ce2" table:formula="of:=[$lang_la.A45]" office:value-type="string" office:string-value="POTEST OBVIUS DIRECTORY" calcext:value-type="string">
            <text:p>POTEST OBVIUS DIRECTORY</text:p>
          </table:table-cell>
          <table:table-cell table:style-name="ce1" table:formula="of:=[$lang_cy.A45]" office:value-type="string" office:string-value="METHU CYRCHU CYFEIRIADUR" calcext:value-type="string">
            <text:p>METHU CYRCHU CYFEIRIADUR</text:p>
          </table:table-cell>
          <table:table-cell table:style-name="ce1" table:formula="of:=[$lang_zu.A45]" office:value-type="string" office:string-value="AYIKWAZI UKUFINYELELA UMKHOMBANDLELA" calcext:value-type="string">
            <text:p>AYIKWAZI UKUFINYELELA UMKHOMBANDLELA</text:p>
          </table:table-cell>
          <table:table-cell table:style-name="ce1" table:formula="of:=[$lang_yi.A45]" office:value-type="string" office:string-value="קען נישט צוטריט וועגווייַזער" calcext:value-type="string">
            <text:p>קען נישט צוטריט וועגווייַזער</text:p>
          </table:table-cell>
          <table:table-cell table:number-columns-repeated="1001"/>
        </table:table-row>
        <table:table-row table:style-name="ro1">
          <table:table-cell table:style-name="ce2" table:formula="of:=[$errors.A5]" office:value-type="string" office:string-value="DATA INPUT UNDERFLOW" calcext:value-type="string">
            <text:p>DATA INPUT UNDERFLOW</text:p>
          </table:table-cell>
          <table:table-cell table:style-name="ce1" table:formula="of:=[$lang_en.A46]" office:value-type="string" office:string-value="DATA INPUT UNDERFLOW" calcext:value-type="string">
            <text:p>DATA INPUT UNDERFLOW</text:p>
          </table:table-cell>
          <table:table-cell table:style-name="ce1" table:formula="of:=[$lang_ko.A46]" office:value-type="string" office:string-value="데이터 입력 언더 플로우" calcext:value-type="string">
            <text:p>데이터 입력 언더 플로우</text:p>
          </table:table-cell>
          <table:table-cell table:style-name="ce1" table:formula="of:=[$lang_fr.A46]" office:value-type="string" office:string-value="SOUS-BALLABLE D'ENTRÉE DE DONNÉES" calcext:value-type="string">
            <text:p>SOUS-BALLABLE D'ENTRÉE DE DONNÉES</text:p>
          </table:table-cell>
          <table:table-cell table:style-name="ce1" table:formula="of:=[$lang_de.A46]" office:value-type="string" office:string-value="DATENEINGANGSUNTERLAUF" calcext:value-type="string">
            <text:p>DATENEINGANGSUNTERLAUF</text:p>
          </table:table-cell>
          <table:table-cell table:style-name="ce1" table:formula="of:=[$lang_zh.A46]" office:value-type="string" office:string-value="数据输入下流" calcext:value-type="string">
            <text:p>数据输入下流</text:p>
          </table:table-cell>
          <table:table-cell table:style-name="ce1" table:formula="of:=[$lang_es.A46]" office:value-type="string" office:string-value="INGRESOS DE DATOS SUBFLOGO" calcext:value-type="string">
            <text:p>INGRESOS DE DATOS SUBFLOGO</text:p>
          </table:table-cell>
          <table:table-cell table:style-name="ce1" table:formula="of:=[$lang_ar.A46]" office:value-type="string" office:string-value="إدخال البيانات UNDERFLOW" calcext:value-type="string">
            <text:p>إدخال البيانات UNDERFLOW</text:p>
          </table:table-cell>
          <table:table-cell table:style-name="ce1" table:formula="of:=[$lang_ru.A46]" office:value-type="string" office:string-value="ВХОД ДАННЫХ В РАЗДЕЛЕ" calcext:value-type="string">
            <text:p>ВХОД ДАННЫХ В РАЗДЕЛЕ</text:p>
          </table:table-cell>
          <table:table-cell table:style-name="ce1" table:formula="of:=[$lang_hi.A46]" office:value-type="string" office:string-value="आंकड़ा इनपुट अंडरफ्लो" calcext:value-type="string">
            <text:p>आंकड़ा इनपुट अंडरफ्लो</text:p>
          </table:table-cell>
          <table:table-cell table:style-name="ce1" table:formula="of:=[$lang_bn.A46]" office:value-type="string" office:string-value="ডেটা ইনপুট আন্ডারফ্লো" calcext:value-type="string">
            <text:p>ডেটা ইনপুট আন্ডারফ্লো</text:p>
          </table:table-cell>
          <table:table-cell table:style-name="ce1" table:formula="of:=[$lang_pt.A46]" office:value-type="string" office:string-value="ENTRADA DE DADOS SUBFLUENTE" calcext:value-type="string">
            <text:p>ENTRADA DE DADOS SUBFLUENTE</text:p>
          </table:table-cell>
          <table:table-cell table:style-name="ce1" table:formula="of:=[$lang_in.A46]" office:value-type="string" office:string-value="INPUT DATA UNDERFLOW" calcext:value-type="string">
            <text:p>INPUT DATA UNDERFLOW</text:p>
          </table:table-cell>
          <table:table-cell table:style-name="ce1" table:formula="of:=[$lang_ja.A46]" office:value-type="string" office:string-value="データ入力アンダーフロー" calcext:value-type="string">
            <text:p>データ入力アンダーフロー</text:p>
          </table:table-cell>
          <table:table-cell table:style-name="ce1" table:formula="of:=[$lang_he.A46]" office:value-type="string" office:string-value="זרימת קלט נתונים" calcext:value-type="string">
            <text:p>זרימת קלט נתונים</text:p>
          </table:table-cell>
          <table:table-cell table:style-name="ce1" table:formula="of:=[$lang_eo.A46]" office:value-type="string" office:string-value="DATUMA ENIGA SUBFLUO" calcext:value-type="string">
            <text:p>DATUMA ENIGA SUBFLUO</text:p>
          </table:table-cell>
          <table:table-cell table:style-name="ce1" table:formula="of:=[$lang_sw.A46]" office:value-type="string" office:string-value="UINGIZAJI WA DATA UNAFURIKA" calcext:value-type="string">
            <text:p>UINGIZAJI WA DATA UNAFURIKA</text:p>
          </table:table-cell>
          <table:table-cell table:style-name="ce1" table:formula="of:=[$lang_tl.A46]" office:value-type="string" office:string-value="DATA INPUT UNDERFLOW" calcext:value-type="string">
            <text:p>DATA INPUT UNDERFLOW</text:p>
          </table:table-cell>
          <table:table-cell table:style-name="ce1" table:formula="of:=[$lang_ur.A46]" office:value-type="string" office:string-value="ڈیٹا ان پٹ انڈر فلو" calcext:value-type="string">
            <text:p>ڈیٹا ان پٹ انڈر فلو</text:p>
          </table:table-cell>
          <table:table-cell table:style-name="ce2" table:formula="of:=[$lang_la.A46]" office:value-type="string" office:string-value="DATA INPUT UNDERFLOW" calcext:value-type="string">
            <text:p>DATA INPUT UNDERFLOW</text:p>
          </table:table-cell>
          <table:table-cell table:style-name="ce1" table:formula="of:=[$lang_cy.A46]" office:value-type="string" office:string-value="TAN -LIF MEWNBWN DATA" calcext:value-type="string">
            <text:p>TAN -LIF MEWNBWN DATA</text:p>
          </table:table-cell>
          <table:table-cell table:style-name="ce1" table:formula="of:=[$lang_zu.A46]" office:value-type="string" office:string-value="UKUFAKWA KWEDATHA OKUNGEKHO EMTHETHWENI" calcext:value-type="string">
            <text:p>UKUFAKWA KWEDATHA OKUNGEKHO EMTHETHWENI</text:p>
          </table:table-cell>
          <table:table-cell table:style-name="ce1" table:formula="of:=[$lang_yi.A46]" office:value-type="string" office:string-value="דאַטן אַרייַנשרייַב אַנדערפלאָו" calcext:value-type="string">
            <text:p>דאַטן אַרייַנשרייַב אַנדערפלאָו</text:p>
          </table:table-cell>
          <table:table-cell table:number-columns-repeated="1001"/>
        </table:table-row>
        <table:table-row table:style-name="ro1">
          <table:table-cell table:style-name="ce2" table:formula="of:=[$errors.A6]" office:value-type="string" office:string-value="DATA READ UNDERFLOW" calcext:value-type="string">
            <text:p>DATA READ UNDERFLOW</text:p>
          </table:table-cell>
          <table:table-cell table:style-name="ce1" table:formula="of:=[$lang_en.A47]" office:value-type="string" office:string-value="DATA READ UNDERFLOW" calcext:value-type="string">
            <text:p>DATA READ UNDERFLOW</text:p>
          </table:table-cell>
          <table:table-cell table:style-name="ce1" table:formula="of:=[$lang_ko.A47]" office:value-type="string" office:string-value="데이터를 읽습니다" calcext:value-type="string">
            <text:p>데이터를 읽습니다</text:p>
          </table:table-cell>
          <table:table-cell table:style-name="ce1" table:formula="of:=[$lang_fr.A47]" office:value-type="string" office:string-value="DONNÉES LUS SOUS-REFOULEMENT" calcext:value-type="string">
            <text:p>DONNÉES LUS SOUS-REFOULEMENT</text:p>
          </table:table-cell>
          <table:table-cell table:style-name="ce1" table:formula="of:=[$lang_de.A47]" office:value-type="string" office:string-value="DATEN LESEN UNTERLAUF" calcext:value-type="string">
            <text:p>DATEN LESEN UNTERLAUF</text:p>
          </table:table-cell>
          <table:table-cell table:style-name="ce1" table:formula="of:=[$lang_zh.A47]" office:value-type="string" office:string-value="数据读取底流" calcext:value-type="string">
            <text:p>数据读取底流</text:p>
          </table:table-cell>
          <table:table-cell table:style-name="ce1" table:formula="of:=[$lang_es.A47]" office:value-type="string" office:string-value="DATOS LEÍDOS BAJO FLUJO" calcext:value-type="string">
            <text:p>DATOS LEÍDOS BAJO FLUJO</text:p>
          </table:table-cell>
          <table:table-cell table:style-name="ce1" table:formula="of:=[$lang_ar.A47]" office:value-type="string" office:string-value="قراءة البيانات UNDERFLOW" calcext:value-type="string">
            <text:p>قراءة البيانات UNDERFLOW</text:p>
          </table:table-cell>
          <table:table-cell table:style-name="ce1" table:formula="of:=[$lang_ru.A47]" office:value-type="string" office:string-value="ДАННЫЕ ЧИТАЮТ НЕДОСТАТОЧНЫЙ ПОТОК" calcext:value-type="string">
            <text:p>ДАННЫЕ ЧИТАЮТ НЕДОСТАТОЧНЫЙ ПОТОК</text:p>
          </table:table-cell>
          <table:table-cell table:style-name="ce1" table:formula="of:=[$lang_hi.A47]" office:value-type="string" office:string-value="डेटा पढ़ें अंडरफ्लो" calcext:value-type="string">
            <text:p>डेटा पढ़ें अंडरफ्लो</text:p>
          </table:table-cell>
          <table:table-cell table:style-name="ce1" table:formula="of:=[$lang_bn.A47]" office:value-type="string" office:string-value="ডেটা আন্ডারফ্লো রিড" calcext:value-type="string">
            <text:p>ডেটা আন্ডারফ্লো রিড</text:p>
          </table:table-cell>
          <table:table-cell table:style-name="ce1" table:formula="of:=[$lang_pt.A47]" office:value-type="string" office:string-value="DADOS LEIA O SUBFLUXO" calcext:value-type="string">
            <text:p>DADOS LEIA O SUBFLUXO</text:p>
          </table:table-cell>
          <table:table-cell table:style-name="ce1" table:formula="of:=[$lang_in.A47]" office:value-type="string" office:string-value="DATA BACA UNDERFLOW" calcext:value-type="string">
            <text:p>DATA BACA UNDERFLOW</text:p>
          </table:table-cell>
          <table:table-cell table:style-name="ce1" table:formula="of:=[$lang_ja.A47]" office:value-type="string" office:string-value="データはアンダーフローを読みます" calcext:value-type="string">
            <text:p>データはアンダーフローを読みます</text:p>
          </table:table-cell>
          <table:table-cell table:style-name="ce1" table:formula="of:=[$lang_he.A47]" office:value-type="string" office:string-value="נתונים קראו את הזרימה" calcext:value-type="string">
            <text:p>נתונים קראו את הזרימה</text:p>
          </table:table-cell>
          <table:table-cell table:style-name="ce1" table:formula="of:=[$lang_eo.A47]" office:value-type="string" office:string-value="DATUMOJ LEGU SUBFLUON" calcext:value-type="string">
            <text:p>DATUMOJ LEGU SUBFLUON</text:p>
          </table:table-cell>
          <table:table-cell table:style-name="ce1" table:formula="of:=[$lang_sw.A47]" office:value-type="string" office:string-value="TAKWIMU ZILIZOSOMWA" calcext:value-type="string">
            <text:p>TAKWIMU ZILIZOSOMWA</text:p>
          </table:table-cell>
          <table:table-cell table:style-name="ce1" table:formula="of:=[$lang_tl.A47]" office:value-type="string" office:string-value="BASAHIN ANG DATA NG UNDERFLOW" calcext:value-type="string">
            <text:p>BASAHIN ANG DATA NG UNDERFLOW</text:p>
          </table:table-cell>
          <table:table-cell table:style-name="ce1" table:formula="of:=[$lang_ur.A47]" office:value-type="string" office:string-value="ڈیٹا انڈر فلو پڑھتا ہے" calcext:value-type="string">
            <text:p>ڈیٹا انڈر فلو پڑھتا ہے</text:p>
          </table:table-cell>
          <table:table-cell table:style-name="ce2" table:formula="of:=[$lang_la.A47]" office:value-type="string" office:string-value="DATA READ UNDERFLOW" calcext:value-type="string">
            <text:p>DATA READ UNDERFLOW</text:p>
          </table:table-cell>
          <table:table-cell table:style-name="ce1" table:formula="of:=[$lang_cy.A47]" office:value-type="string" office:string-value="DATA DARLLEN TANLIF" calcext:value-type="string">
            <text:p>DATA DARLLEN TANLIF</text:p>
          </table:table-cell>
          <table:table-cell table:style-name="ce1" table:formula="of:=[$lang_zu.A47]" office:value-type="string" office:string-value="IDATHA IFUNDWE NGAPHANSI" calcext:value-type="string">
            <text:p>IDATHA IFUNDWE NGAPHANSI</text:p>
          </table:table-cell>
          <table:table-cell table:style-name="ce1" table:formula="of:=[$lang_yi.A47]" office:value-type="string" office:string-value="דאַטן לייענען אַנדערפלאָו" calcext:value-type="string">
            <text:p>דאַטן לייענען אַנדערפלאָו</text:p>
          </table:table-cell>
          <table:table-cell table:number-columns-repeated="1001"/>
        </table:table-row>
        <table:table-row table:style-name="ro1">
          <table:table-cell table:style-name="ce2" table:formula="of:=[$errors.A7]" office:value-type="string" office:string-value="DEFINITION CYCLE DISCOVERED" calcext:value-type="string">
            <text:p>DEFINITION CYCLE DISCOVERED</text:p>
          </table:table-cell>
          <table:table-cell table:style-name="ce1" table:formula="of:=[$lang_en.A48]" office:value-type="string" office:string-value="DEFINITION CYCLE DISCOVERED" calcext:value-type="string">
            <text:p>DEFINITION CYCLE DISCOVERED</text:p>
          </table:table-cell>
          <table:table-cell table:style-name="ce1" table:formula="of:=[$lang_ko.A48]" office:value-type="string" office:string-value="정의주기가 발견되었습니다" calcext:value-type="string">
            <text:p>정의주기가 발견되었습니다</text:p>
          </table:table-cell>
          <table:table-cell table:style-name="ce1" table:formula="of:=[$lang_fr.A48]" office:value-type="string" office:string-value="CYCLE DE DÉFINITION DÉCOUVERT" calcext:value-type="string">
            <text:p>CYCLE DE DÉFINITION DÉCOUVERT</text:p>
          </table:table-cell>
          <table:table-cell table:style-name="ce1" table:formula="of:=[$lang_de.A48]" office:value-type="string" office:string-value="DEFINITIONSZYKLUS ENTDECKT" calcext:value-type="string">
            <text:p>DEFINITIONSZYKLUS ENTDECKT</text:p>
          </table:table-cell>
          <table:table-cell table:style-name="ce1" table:formula="of:=[$lang_zh.A48]" office:value-type="string" office:string-value="发现定义周期" calcext:value-type="string">
            <text:p>发现定义周期</text:p>
          </table:table-cell>
          <table:table-cell table:style-name="ce1" table:formula="of:=[$lang_es.A48]" office:value-type="string" office:string-value="CICLO DE DEFINICIÓN DESCUBIERTO" calcext:value-type="string">
            <text:p>CICLO DE DEFINICIÓN DESCUBIERTO</text:p>
          </table:table-cell>
          <table:table-cell table:style-name="ce1" table:formula="of:=[$lang_ar.A48]" office:value-type="string" office:string-value="دورة التعريف التي تم اكتشافها" calcext:value-type="string">
            <text:p>دورة التعريف التي تم اكتشافها</text:p>
          </table:table-cell>
          <table:table-cell table:style-name="ce1" table:formula="of:=[$lang_ru.A48]" office:value-type="string" office:string-value="ЦИКЛ ОПРЕДЕЛЕНИЯ ОБНАРУЖЕНО" calcext:value-type="string">
            <text:p>ЦИКЛ ОПРЕДЕЛЕНИЯ ОБНАРУЖЕНО</text:p>
          </table:table-cell>
          <table:table-cell table:style-name="ce1" table:formula="of:=[$lang_hi.A48]" office:value-type="string" office:string-value="परिभाषा चक्र की खोज की गई" calcext:value-type="string">
            <text:p>परिभाषा चक्र की खोज की गई</text:p>
          </table:table-cell>
          <table:table-cell table:style-name="ce1" table:formula="of:=[$lang_bn.A48]" office:value-type="string" office:string-value="সংজ্ঞা চক্র আবিষ্কার" calcext:value-type="string">
            <text:p>সংজ্ঞা চক্র আবিষ্কার</text:p>
          </table:table-cell>
          <table:table-cell table:style-name="ce1" table:formula="of:=[$lang_pt.A48]" office:value-type="string" office:string-value="CICLO DE DEFINIÇÃO DESCOBERTO" calcext:value-type="string">
            <text:p>CICLO DE DEFINIÇÃO DESCOBERTO</text:p>
          </table:table-cell>
          <table:table-cell table:style-name="ce1" table:formula="of:=[$lang_in.A48]" office:value-type="string" office:string-value="SIKLUS DEFINISI DITEMUKAN" calcext:value-type="string">
            <text:p>SIKLUS DEFINISI DITEMUKAN</text:p>
          </table:table-cell>
          <table:table-cell table:style-name="ce1" table:formula="of:=[$lang_ja.A48]" office:value-type="string" office:string-value="定義サイクルが発見されました" calcext:value-type="string">
            <text:p>定義サイクルが発見されました</text:p>
          </table:table-cell>
          <table:table-cell table:style-name="ce1" table:formula="of:=[$lang_he.A48]" office:value-type="string" office:string-value="מחזור ההגדרה התגלה" calcext:value-type="string">
            <text:p>מחזור ההגדרה התגלה</text:p>
          </table:table-cell>
          <table:table-cell table:style-name="ce1" table:formula="of:=[$lang_eo.A48]" office:value-type="string" office:string-value="DIFINA CIKLO MALKOVRITA" calcext:value-type="string">
            <text:p>DIFINA CIKLO MALKOVRITA</text:p>
          </table:table-cell>
          <table:table-cell table:style-name="ce1" table:formula="of:=[$lang_sw.A48]" office:value-type="string" office:string-value="MZUNGUKO WA UFAFANUZI UMEGUNDULIWA" calcext:value-type="string">
            <text:p>MZUNGUKO WA UFAFANUZI UMEGUNDULIWA</text:p>
          </table:table-cell>
          <table:table-cell table:style-name="ce1" table:formula="of:=[$lang_tl.A48]" office:value-type="string" office:string-value="NATUKLASAN ANG KAHULUGAN NG CYCLE" calcext:value-type="string">
            <text:p>NATUKLASAN ANG KAHULUGAN NG CYCLE</text:p>
          </table:table-cell>
          <table:table-cell table:style-name="ce1" table:formula="of:=[$lang_ur.A48]" office:value-type="string" office:string-value="تعریف سائیکل دریافت ہوا" calcext:value-type="string">
            <text:p>تعریف سائیکل دریافت ہوا</text:p>
          </table:table-cell>
          <table:table-cell table:style-name="ce2" table:formula="of:=[$lang_la.A48]" office:value-type="string" office:string-value="DEFINITIO EXOLVUNTUR INVENTA" calcext:value-type="string">
            <text:p>DEFINITIO EXOLVUNTUR INVENTA</text:p>
          </table:table-cell>
          <table:table-cell table:style-name="ce1" table:formula="of:=[$lang_cy.A48]" office:value-type="string" office:string-value="CYLCH DIFFINIAD A DDARGANFUWYD" calcext:value-type="string">
            <text:p>CYLCH DIFFINIAD A DDARGANFUWYD</text:p>
          </table:table-cell>
          <table:table-cell table:style-name="ce1" table:formula="of:=[$lang_zu.A48]" office:value-type="string" office:string-value="UKUCHAZWA KOMJIKELEZO KUTHOLAKELE" calcext:value-type="string">
            <text:p>UKUCHAZWA KOMJIKELEZO KUTHOLAKELE</text:p>
          </table:table-cell>
          <table:table-cell table:style-name="ce1" table:formula="of:=[$lang_yi.A48]" office:value-type="string" office:string-value="דעפֿיניציע ציקל דיסקאַווערד" calcext:value-type="string">
            <text:p>דעפֿיניציע ציקל דיסקאַווערד</text:p>
          </table:table-cell>
          <table:table-cell table:number-columns-repeated="1001"/>
        </table:table-row>
        <table:table-row table:style-name="ro1">
          <table:table-cell table:style-name="ce2" table:formula="of:=[$errors.A8]" office:value-type="string" office:string-value="ERROR" calcext:value-type="string">
            <text:p>ERROR</text:p>
          </table:table-cell>
          <table:table-cell table:style-name="ce1" table:formula="of:=[$lang_en.A49]" office:value-type="string" office:string-value="ERROR" calcext:value-type="string">
            <text:p>ERROR</text:p>
          </table:table-cell>
          <table:table-cell table:style-name="ce1" table:formula="of:=[$lang_ko.A49]" office:value-type="string" office:string-value="오류" calcext:value-type="string">
            <text:p>오류</text:p>
          </table:table-cell>
          <table:table-cell table:style-name="ce1" table:formula="of:=[$lang_fr.A49]" office:value-type="string" office:string-value="ERREUR" calcext:value-type="string">
            <text:p>ERREUR</text:p>
          </table:table-cell>
          <table:table-cell table:style-name="ce1" table:formula="of:=[$lang_de.A49]" office:value-type="string" office:string-value="FEHLER" calcext:value-type="string">
            <text:p>FEHLER</text:p>
          </table:table-cell>
          <table:table-cell table:style-name="ce1" table:formula="of:=[$lang_zh.A49]" office:value-type="string" office:string-value="错误" calcext:value-type="string">
            <text:p>错误</text:p>
          </table:table-cell>
          <table:table-cell table:style-name="ce1" table:formula="of:=[$lang_es.A49]" office:value-type="string" office:string-value="ERROR" calcext:value-type="string">
            <text:p>ERROR</text:p>
          </table:table-cell>
          <table:table-cell table:style-name="ce1" table:formula="of:=[$lang_ar.A49]" office:value-type="string" office:string-value="خطأ" calcext:value-type="string">
            <text:p>خطأ</text:p>
          </table:table-cell>
          <table:table-cell table:style-name="ce1" table:formula="of:=[$lang_ru.A49]" office:value-type="string" office:string-value="ОШИБКА" calcext:value-type="string">
            <text:p>ОШИБКА</text:p>
          </table:table-cell>
          <table:table-cell table:style-name="ce1" table:formula="of:=[$lang_hi.A49]" office:value-type="string" office:string-value="गलती" calcext:value-type="string">
            <text:p>गलती</text:p>
          </table:table-cell>
          <table:table-cell table:style-name="ce1" table:formula="of:=[$lang_bn.A49]" office:value-type="string" office:string-value="ত্রুটি" calcext:value-type="string">
            <text:p>ত্রুটি</text:p>
          </table:table-cell>
          <table:table-cell table:style-name="ce1" table:formula="of:=[$lang_pt.A49]" office:value-type="string" office:string-value="ERRO" calcext:value-type="string">
            <text:p>ERRO</text:p>
          </table:table-cell>
          <table:table-cell table:style-name="ce1" table:formula="of:=[$lang_in.A49]" office:value-type="string" office:string-value="KESALAHAN" calcext:value-type="string">
            <text:p>KESALAHAN</text:p>
          </table:table-cell>
          <table:table-cell table:style-name="ce1" table:formula="of:=[$lang_ja.A49]" office:value-type="string" office:string-value="エラー" calcext:value-type="string">
            <text:p>エラー</text:p>
          </table:table-cell>
          <table:table-cell table:style-name="ce1" table:formula="of:=[$lang_he.A49]" office:value-type="string" office:string-value="שְׁגִיאָה" calcext:value-type="string">
            <text:p>שְׁגִיאָה</text:p>
          </table:table-cell>
          <table:table-cell table:style-name="ce1" table:formula="of:=[$lang_eo.A49]" office:value-type="string" office:string-value="ERARO" calcext:value-type="string">
            <text:p>ERARO</text:p>
          </table:table-cell>
          <table:table-cell table:style-name="ce1" table:formula="of:=[$lang_sw.A49]" office:value-type="string" office:string-value="KOSA" calcext:value-type="string">
            <text:p>KOSA</text:p>
          </table:table-cell>
          <table:table-cell table:style-name="ce1" table:formula="of:=[$lang_tl.A49]" office:value-type="string" office:string-value="ERROR" calcext:value-type="string">
            <text:p>ERROR</text:p>
          </table:table-cell>
          <table:table-cell table:style-name="ce1" table:formula="of:=[$lang_ur.A49]" office:value-type="string" office:string-value="غلطی" calcext:value-type="string">
            <text:p>غلطی</text:p>
          </table:table-cell>
          <table:table-cell table:style-name="ce2" table:formula="of:=[$lang_la.A49]" office:value-type="string" office:string-value="ERROR" calcext:value-type="string">
            <text:p>ERROR</text:p>
          </table:table-cell>
          <table:table-cell table:style-name="ce1" table:formula="of:=[$lang_cy.A49]" office:value-type="string" office:string-value="WALLAU" calcext:value-type="string">
            <text:p>WALLAU</text:p>
          </table:table-cell>
          <table:table-cell table:style-name="ce1" table:formula="of:=[$lang_zu.A49]" office:value-type="string" office:string-value="UKUPHAMBEKA" calcext:value-type="string">
            <text:p>UKUPHAMBEKA</text:p>
          </table:table-cell>
          <table:table-cell table:style-name="ce1" table:formula="of:=[$lang_yi.A49]" office:value-type="string" office:string-value="גרייַז" calcext:value-type="string">
            <text:p>גרייַז</text:p>
          </table:table-cell>
          <table:table-cell table:number-columns-repeated="1001"/>
        </table:table-row>
        <table:table-row table:style-name="ro1">
          <table:table-cell table:style-name="ce2" table:formula="of:=[$errors.A9]" office:value-type="string" office:string-value="FAILURE" calcext:value-type="string">
            <text:p>FAILURE</text:p>
          </table:table-cell>
          <table:table-cell table:style-name="ce1" table:formula="of:=[$lang_en.A50]" office:value-type="string" office:string-value="FAILURE" calcext:value-type="string">
            <text:p>FAILURE</text:p>
          </table:table-cell>
          <table:table-cell table:style-name="ce1" table:formula="of:=[$lang_ko.A50]" office:value-type="string" office:string-value="실패" calcext:value-type="string">
            <text:p>실패</text:p>
          </table:table-cell>
          <table:table-cell table:style-name="ce1" table:formula="of:=[$lang_fr.A50]" office:value-type="string" office:string-value="ÉCHEC" calcext:value-type="string">
            <text:p>ÉCHEC</text:p>
          </table:table-cell>
          <table:table-cell table:style-name="ce1" table:formula="of:=[$lang_de.A50]" office:value-type="string" office:string-value="VERSAGEN" calcext:value-type="string">
            <text:p>VERSAGEN</text:p>
          </table:table-cell>
          <table:table-cell table:style-name="ce1" table:formula="of:=[$lang_zh.A50]" office:value-type="string" office:string-value="失败" calcext:value-type="string">
            <text:p>失败</text:p>
          </table:table-cell>
          <table:table-cell table:style-name="ce1" table:formula="of:=[$lang_es.A50]" office:value-type="string" office:string-value="FALLA" calcext:value-type="string">
            <text:p>FALLA</text:p>
          </table:table-cell>
          <table:table-cell table:style-name="ce1" table:formula="of:=[$lang_ar.A50]" office:value-type="string" office:string-value="فشل" calcext:value-type="string">
            <text:p>فشل</text:p>
          </table:table-cell>
          <table:table-cell table:style-name="ce1" table:formula="of:=[$lang_ru.A50]" office:value-type="string" office:string-value="ОТКАЗ" calcext:value-type="string">
            <text:p>ОТКАЗ</text:p>
          </table:table-cell>
          <table:table-cell table:style-name="ce1" table:formula="of:=[$lang_hi.A50]" office:value-type="string" office:string-value="असफलता" calcext:value-type="string">
            <text:p>असफलता</text:p>
          </table:table-cell>
          <table:table-cell table:style-name="ce1" table:formula="of:=[$lang_bn.A50]" office:value-type="string" office:string-value="ব্যর্থতা" calcext:value-type="string">
            <text:p>ব্যর্থতা</text:p>
          </table:table-cell>
          <table:table-cell table:style-name="ce1" table:formula="of:=[$lang_pt.A50]" office:value-type="string" office:string-value="FALHA" calcext:value-type="string">
            <text:p>FALHA</text:p>
          </table:table-cell>
          <table:table-cell table:style-name="ce1" table:formula="of:=[$lang_in.A50]" office:value-type="string" office:string-value="KEGAGALAN" calcext:value-type="string">
            <text:p>KEGAGALAN</text:p>
          </table:table-cell>
          <table:table-cell table:style-name="ce1" table:formula="of:=[$lang_ja.A50]" office:value-type="string" office:string-value="失敗" calcext:value-type="string">
            <text:p>失敗</text:p>
          </table:table-cell>
          <table:table-cell table:style-name="ce1" table:formula="of:=[$lang_he.A50]" office:value-type="string" office:string-value="כישלון" calcext:value-type="string">
            <text:p>כישלון</text:p>
          </table:table-cell>
          <table:table-cell table:style-name="ce1" table:formula="of:=[$lang_eo.A50]" office:value-type="string" office:string-value="MALSUKCESO" calcext:value-type="string">
            <text:p>MALSUKCESO</text:p>
          </table:table-cell>
          <table:table-cell table:style-name="ce1" table:formula="of:=[$lang_sw.A50]" office:value-type="string" office:string-value="KUSHINDWA" calcext:value-type="string">
            <text:p>KUSHINDWA</text:p>
          </table:table-cell>
          <table:table-cell table:style-name="ce1" table:formula="of:=[$lang_tl.A50]" office:value-type="string" office:string-value="PAGKABIGO" calcext:value-type="string">
            <text:p>PAGKABIGO</text:p>
          </table:table-cell>
          <table:table-cell table:style-name="ce1" table:formula="of:=[$lang_ur.A50]" office:value-type="string" office:string-value="ناکامی" calcext:value-type="string">
            <text:p>ناکامی</text:p>
          </table:table-cell>
          <table:table-cell table:style-name="ce2" table:formula="of:=[$lang_la.A50]" office:value-type="string" office:string-value="DEFECTUM" calcext:value-type="string">
            <text:p>DEFECTUM</text:p>
          </table:table-cell>
          <table:table-cell table:style-name="ce1" table:formula="of:=[$lang_cy.A50]" office:value-type="string" office:string-value="METHIANNAU" calcext:value-type="string">
            <text:p>METHIANNAU</text:p>
          </table:table-cell>
          <table:table-cell table:style-name="ce1" table:formula="of:=[$lang_zu.A50]" office:value-type="string" office:string-value="PHAPHALAZA" calcext:value-type="string">
            <text:p>PHAPHALAZA</text:p>
          </table:table-cell>
          <table:table-cell table:style-name="ce1" table:formula="of:=[$lang_yi.A50]" office:value-type="string" office:string-value="דורכפאַל" calcext:value-type="string">
            <text:p>דורכפאַל</text:p>
          </table:table-cell>
          <table:table-cell table:number-columns-repeated="1001"/>
        </table:table-row>
        <table:table-row table:style-name="ro1">
          <table:table-cell table:style-name="ce2" table:formula="of:=[$errors.A10]" office:value-type="string" office:string-value="FOR VARIABLE MULTIPLY DEFINED" calcext:value-type="string">
            <text:p>FOR VARIABLE MULTIPLY DEFINED</text:p>
          </table:table-cell>
          <table:table-cell table:style-name="ce1" table:formula="of:=[$lang_en.A51]" office:value-type="string" office:string-value="FOR VARIABLE MULTIPLY DEFINED" calcext:value-type="string">
            <text:p>FOR VARIABLE MULTIPLY DEFINED</text:p>
          </table:table-cell>
          <table:table-cell table:style-name="ce1" table:formula="of:=[$lang_ko.A51]" office:value-type="string" office:string-value="변수 곱하기의 경우" calcext:value-type="string">
            <text:p>변수 곱하기의 경우</text:p>
          </table:table-cell>
          <table:table-cell table:style-name="ce1" table:formula="of:=[$lang_fr.A51]" office:value-type="string" office:string-value="POUR UNE MULTIPLICATION VARIABLE DÉFINIE" calcext:value-type="string">
            <text:p>POUR UNE MULTIPLICATION VARIABLE DÉFINIE</text:p>
          </table:table-cell>
          <table:table-cell table:style-name="ce1" table:formula="of:=[$lang_de.A51]" office:value-type="string" office:string-value="FÜR VARIABLE MULTIPLIZIERTE DEFINIERT" calcext:value-type="string">
            <text:p>FÜR VARIABLE MULTIPLIZIERTE DEFINIERT</text:p>
          </table:table-cell>
          <table:table-cell table:style-name="ce1" table:formula="of:=[$lang_zh.A51]" office:value-type="string" office:string-value="对于可变倍数定义" calcext:value-type="string">
            <text:p>对于可变倍数定义</text:p>
          </table:table-cell>
          <table:table-cell table:style-name="ce1" table:formula="of:=[$lang_es.A51]" office:value-type="string" office:string-value="PARA VARIABLE MULTIPLICAR DEFINIDA" calcext:value-type="string">
            <text:p>PARA VARIABLE MULTIPLICAR DEFINIDA</text:p>
          </table:table-cell>
          <table:table-cell table:style-name="ce1" table:formula="of:=[$lang_ar.A51]" office:value-type="string" office:string-value="للمتغير الضاعف المحدد" calcext:value-type="string">
            <text:p>للمتغير الضاعف المحدد</text:p>
          </table:table-cell>
          <table:table-cell table:style-name="ce1" table:formula="of:=[$lang_ru.A51]" office:value-type="string" office:string-value="ДЛЯ ПЕРЕМЕННОЙ УМНОЖЕННОЙ ОПРЕДЕЛЕНИЯ" calcext:value-type="string">
            <text:p>ДЛЯ ПЕРЕМЕННОЙ УМНОЖЕННОЙ ОПРЕДЕЛЕНИЯ</text:p>
          </table:table-cell>
          <table:table-cell table:style-name="ce1" table:formula="of:=[$lang_hi.A51]" office:value-type="string" office:string-value="चर के लिए परिभाषित गुणा" calcext:value-type="string">
            <text:p>चर के लिए परिभाषित गुणा</text:p>
          </table:table-cell>
          <table:table-cell table:style-name="ce1" table:formula="of:=[$lang_bn.A51]" office:value-type="string" office:string-value="ভেরিয়েবলের জন্য গুণিত সংজ্ঞায়িত" calcext:value-type="string">
            <text:p>ভেরিয়েবলের জন্য গুণিত সংজ্ঞায়িত</text:p>
          </table:table-cell>
          <table:table-cell table:style-name="ce1" table:formula="of:=[$lang_pt.A51]" office:value-type="string" office:string-value="PARA VARIÁVEL MULTIPLIQUE DEFINIDA" calcext:value-type="string">
            <text:p>PARA VARIÁVEL MULTIPLIQUE DEFINIDA</text:p>
          </table:table-cell>
          <table:table-cell table:style-name="ce1" table:formula="of:=[$lang_in.A51]" office:value-type="string" office:string-value="UNTUK VARIABEL MULTIPEL DIDEFINISIKAN" calcext:value-type="string">
            <text:p>UNTUK VARIABEL MULTIPEL DIDEFINISIKAN</text:p>
          </table:table-cell>
          <table:table-cell table:style-name="ce1" table:formula="of:=[$lang_ja.A51]" office:value-type="string" office:string-value="可変乗算定義の場合" calcext:value-type="string">
            <text:p>可変乗算定義の場合</text:p>
          </table:table-cell>
          <table:table-cell table:style-name="ce1" table:formula="of:=[$lang_he.A51]" office:value-type="string" office:string-value="עבור כפול משתנה מוגדר" calcext:value-type="string">
            <text:p>עבור כפול משתנה מוגדר</text:p>
          </table:table-cell>
          <table:table-cell table:style-name="ce1" table:formula="of:=[$lang_eo.A51]" office:value-type="string" office:string-value="POR VARIABLO MULTOBLIGITA DIFINITA" calcext:value-type="string">
            <text:p>POR VARIABLO MULTOBLIGITA DIFINITA</text:p>
          </table:table-cell>
          <table:table-cell table:style-name="ce1" table:formula="of:=[$lang_sw.A51]" office:value-type="string" office:string-value="KWA KUTOFAUTISHA HUFAFANULIWA" calcext:value-type="string">
            <text:p>KWA KUTOFAUTISHA HUFAFANULIWA</text:p>
          </table:table-cell>
          <table:table-cell table:style-name="ce1" table:formula="of:=[$lang_tl.A51]" office:value-type="string" office:string-value="PARA SA VARIABLE NA DUMAMI NA TINUKOY" calcext:value-type="string">
            <text:p>PARA SA VARIABLE NA DUMAMI NA TINUKOY</text:p>
          </table:table-cell>
          <table:table-cell table:style-name="ce1" table:formula="of:=[$lang_ur.A51]" office:value-type="string" office:string-value="متغیر ضرب کے لئے" calcext:value-type="string">
            <text:p>متغیر ضرب کے لئے</text:p>
          </table:table-cell>
          <table:table-cell table:style-name="ce2" table:formula="of:=[$lang_la.A51]" office:value-type="string" office:string-value="NAM VARIABILIS MULTIPLICENTUR DEFINED" calcext:value-type="string">
            <text:p>NAM VARIABILIS MULTIPLICENTUR DEFINED</text:p>
          </table:table-cell>
          <table:table-cell table:style-name="ce1" table:formula="of:=[$lang_cy.A51]" office:value-type="string" office:string-value="AR GYFER NEWIDYN LLUOSI WEDI'I DDIFFINIO" calcext:value-type="string">
            <text:p>AR GYFER NEWIDYN LLUOSI WEDI'I DDIFFINIO</text:p>
          </table:table-cell>
          <table:table-cell table:style-name="ce1" table:formula="of:=[$lang_zu.A51]" office:value-type="string" office:string-value="NGOKUCHAZWA OKUCHAZIWE OKUHLUKAHLUKENE" calcext:value-type="string">
            <text:p>NGOKUCHAZWA OKUCHAZIWE OKUHLUKAHLUKENE</text:p>
          </table:table-cell>
          <table:table-cell table:style-name="ce1" table:formula="of:=[$lang_yi.A51]" office:value-type="string" office:string-value="פֿאַר בייַטעוודיק מערן דיפיינד" calcext:value-type="string">
            <text:p>פֿאַר בייַטעוודיק מערן דיפיינד</text:p>
          </table:table-cell>
          <table:table-cell table:number-columns-repeated="1001"/>
        </table:table-row>
        <table:table-row table:style-name="ro1">
          <table:table-cell table:style-name="ce2" table:formula="of:=[$errors.A11]" office:value-type="string" office:string-value="FUNCTION DEFINITION MULTIPLY DEFINED" calcext:value-type="string">
            <text:p>FUNCTION DEFINITION MULTIPLY DEFINED</text:p>
          </table:table-cell>
          <table:table-cell table:style-name="ce1" table:formula="of:=[$lang_en.A52]" office:value-type="string" office:string-value="FUNCTION DEFINITION MULTIPLY DEFINED" calcext:value-type="string">
            <text:p>FUNCTION DEFINITION MULTIPLY DEFINED</text:p>
          </table:table-cell>
          <table:table-cell table:style-name="ce1" table:formula="of:=[$lang_ko.A52]" office:value-type="string" office:string-value="함수 정의 곱하기 정의" calcext:value-type="string">
            <text:p>함수 정의 곱하기 정의</text:p>
          </table:table-cell>
          <table:table-cell table:style-name="ce1" table:formula="of:=[$lang_fr.A52]" office:value-type="string" office:string-value="DÉFINITION DE FONCTION MULTIPLISE DÉFINIE" calcext:value-type="string">
            <text:p>DÉFINITION DE FONCTION MULTIPLISE DÉFINIE</text:p>
          </table:table-cell>
          <table:table-cell table:style-name="ce1" table:formula="of:=[$lang_de.A52]" office:value-type="string" office:string-value="FUNKTIONSDEFINITION MULTIPLIZIERT DEFINIERT" calcext:value-type="string">
            <text:p>FUNKTIONSDEFINITION MULTIPLIZIERT DEFINIERT</text:p>
          </table:table-cell>
          <table:table-cell table:style-name="ce1" table:formula="of:=[$lang_zh.A52]" office:value-type="string" office:string-value="功能定义乘以定义" calcext:value-type="string">
            <text:p>功能定义乘以定义</text:p>
          </table:table-cell>
          <table:table-cell table:style-name="ce1" table:formula="of:=[$lang_es.A52]" office:value-type="string" office:string-value="DEFINICIÓN DE FUNCIÓN MULTIPLICAR DEFINIDA" calcext:value-type="string">
            <text:p>DEFINICIÓN DE FUNCIÓN MULTIPLICAR DEFINIDA</text:p>
          </table:table-cell>
          <table:table-cell table:style-name="ce1" table:formula="of:=[$lang_ar.A52]" office:value-type="string" office:string-value="تعريف الوظيفة المحددة محددة" calcext:value-type="string">
            <text:p>تعريف الوظيفة المحددة محددة</text:p>
          </table:table-cell>
          <table:table-cell table:style-name="ce1" table:formula="of:=[$lang_ru.A52]" office:value-type="string" office:string-value="ОПРЕДЕЛЕНИЕ ФУНКЦИИ УМНОЖЕННОЕ ОПРЕДЕЛЕНО" calcext:value-type="string">
            <text:p>ОПРЕДЕЛЕНИЕ ФУНКЦИИ УМНОЖЕННОЕ ОПРЕДЕЛЕНО</text:p>
          </table:table-cell>
          <table:table-cell table:style-name="ce1" table:formula="of:=[$lang_hi.A52]" office:value-type="string" office:string-value="फ़ंक्शन परिभाषा गुणा परिभाषित" calcext:value-type="string">
            <text:p>फ़ंक्शन परिभाषा गुणा परिभाषित</text:p>
          </table:table-cell>
          <table:table-cell table:style-name="ce1" table:formula="of:=[$lang_bn.A52]" office:value-type="string" office:string-value="ফাংশন সংজ্ঞা গুণিত সংজ্ঞায়িত" calcext:value-type="string">
            <text:p>ফাংশন সংজ্ঞা গুণিত সংজ্ঞায়িত</text:p>
          </table:table-cell>
          <table:table-cell table:style-name="ce1" table:formula="of:=[$lang_pt.A52]" office:value-type="string" office:string-value="DEFINIÇÃO DE FUNÇÃO MULTIPLICADA" calcext:value-type="string">
            <text:p>DEFINIÇÃO DE FUNÇÃO MULTIPLICADA</text:p>
          </table:table-cell>
          <table:table-cell table:style-name="ce1" table:formula="of:=[$lang_in.A52]" office:value-type="string" office:string-value="DEFINISI FUNGSI BERLIPAT GANDA DIDEFINISIKAN" calcext:value-type="string">
            <text:p>DEFINISI FUNGSI BERLIPAT GANDA DIDEFINISIKAN</text:p>
          </table:table-cell>
          <table:table-cell table:style-name="ce1" table:formula="of:=[$lang_ja.A52]" office:value-type="string" office:string-value="関数定義が定義されているのを掛けています" calcext:value-type="string">
            <text:p>関数定義が定義されているのを掛けています</text:p>
          </table:table-cell>
          <table:table-cell table:style-name="ce1" table:formula="of:=[$lang_he.A52]" office:value-type="string" office:string-value="הגדרת פונקציה כפול מוגדרת" calcext:value-type="string">
            <text:p>הגדרת פונקציה כפול מוגדרת</text:p>
          </table:table-cell>
          <table:table-cell table:style-name="ce1" table:formula="of:=[$lang_eo.A52]" office:value-type="string" office:string-value="FUNKCIA DIFINO MULTOBLIĜAS DIFINITA" calcext:value-type="string">
            <text:p>FUNKCIA DIFINO MULTOBLIĜAS DIFINITA</text:p>
          </table:table-cell>
          <table:table-cell table:style-name="ce1" table:formula="of:=[$lang_sw.A52]" office:value-type="string" office:string-value="UFAFANUZI WA KAZI UMEFAFANULIWA" calcext:value-type="string">
            <text:p>UFAFANUZI WA KAZI UMEFAFANULIWA</text:p>
          </table:table-cell>
          <table:table-cell table:style-name="ce1" table:formula="of:=[$lang_tl.A52]" office:value-type="string" office:string-value="ANG KAHULUGAN NG PAG -ANDAR AY DUMARAMI NA TINUKOY" calcext:value-type="string">
            <text:p>ANG KAHULUGAN NG PAG -ANDAR AY DUMARAMI NA TINUKOY</text:p>
          </table:table-cell>
          <table:table-cell table:style-name="ce1" table:formula="of:=[$lang_ur.A52]" office:value-type="string" office:string-value="فنکشن کی تعریف ضرب کی وضاحت" calcext:value-type="string">
            <text:p>فنکشن کی تعریف ضرب کی وضاحت</text:p>
          </table:table-cell>
          <table:table-cell table:style-name="ce2" table:formula="of:=[$lang_la.A52]" office:value-type="string" office:string-value="FUNCTION DEFINITIONE DEFINITUR" calcext:value-type="string">
            <text:p>FUNCTION DEFINITIONE DEFINITUR</text:p>
          </table:table-cell>
          <table:table-cell table:style-name="ce1" table:formula="of:=[$lang_cy.A52]" office:value-type="string" office:string-value="DIFFINIAD SWYDDOGAETH LLUOSI WEDI'I DDIFFINIO" calcext:value-type="string">
            <text:p>DIFFINIAD SWYDDOGAETH LLUOSI WEDI'I DDIFFINIO</text:p>
          </table:table-cell>
          <table:table-cell table:style-name="ce1" table:formula="of:=[$lang_zu.A52]" office:value-type="string" office:string-value="UKUCHAZWA KOMSEBENZI OKUCHAZWE KANINGI" calcext:value-type="string">
            <text:p>UKUCHAZWA KOMSEBENZI OKUCHAZWE KANINGI</text:p>
          </table:table-cell>
          <table:table-cell table:style-name="ce1" table:formula="of:=[$lang_yi.A52]" office:value-type="string" office:string-value="פונקציע דעפֿיניציע מערן דיפיינד" calcext:value-type="string">
            <text:p>פונקציע דעפֿיניציע מערן דיפיינד</text:p>
          </table:table-cell>
          <table:table-cell table:number-columns-repeated="1001"/>
        </table:table-row>
        <table:table-row table:style-name="ro1">
          <table:table-cell table:style-name="ce2" table:formula="of:=[$errors.A12]" office:value-type="string" office:string-value="FUNCTION DEFINITION PARAMETER MISMATCH" calcext:value-type="string">
            <text:p>FUNCTION DEFINITION PARAMETER MISMATCH</text:p>
          </table:table-cell>
          <table:table-cell table:style-name="ce1" table:formula="of:=[$lang_en.A53]" office:value-type="string" office:string-value="FUNCTION DEFINITION PARAMETER MISMATCH" calcext:value-type="string">
            <text:p>FUNCTION DEFINITION PARAMETER MISMATCH</text:p>
          </table:table-cell>
          <table:table-cell table:style-name="ce1" table:formula="of:=[$lang_ko.A53]" office:value-type="string" office:string-value="통화 스택 오버플로" calcext:value-type="string">
            <text:p>통화 스택 오버플로</text:p>
          </table:table-cell>
          <table:table-cell table:style-name="ce1" table:formula="of:=[$lang_fr.A53]" office:value-type="string" office:string-value="DÉFINITION DE DÉFINITION DE LA FONCTION DÉLIACHANCE" calcext:value-type="string">
            <text:p>DÉFINITION DE DÉFINITION DE LA FONCTION DÉLIACHANCE</text:p>
          </table:table-cell>
          <table:table-cell table:style-name="ce1" table:formula="of:=[$lang_de.A53]" office:value-type="string" office:string-value="FUNKTIONSDEFINITION PARAMETER FEHLANPASSUNG" calcext:value-type="string">
            <text:p>FUNKTIONSDEFINITION PARAMETER FEHLANPASSUNG</text:p>
          </table:table-cell>
          <table:table-cell table:style-name="ce1" table:formula="of:=[$lang_zh.A53]" office:value-type="string" office:string-value="功能定义参数不匹配" calcext:value-type="string">
            <text:p>功能定义参数不匹配</text:p>
          </table:table-cell>
          <table:table-cell table:style-name="ce1" table:formula="of:=[$lang_es.A53]" office:value-type="string" office:string-value="INCENTUADOR DE PARÁMETROS DE DEFINICIÓN DE FUNCIÓN" calcext:value-type="string">
            <text:p>INCENTUADOR DE PARÁMETROS DE DEFINICIÓN DE FUNCIÓN</text:p>
          </table:table-cell>
          <table:table-cell table:style-name="ce1" table:formula="of:=[$lang_ar.A53]" office:value-type="string" office:string-value="تعريف وظيفة عدم تطابق المعلمة" calcext:value-type="string">
            <text:p>تعريف وظيفة عدم تطابق المعلمة</text:p>
          </table:table-cell>
          <table:table-cell table:style-name="ce1" table:formula="of:=[$lang_ru.A53]" office:value-type="string" office:string-value="ОПРЕДЕЛЕНИЕ ФУНКЦИИ НЕСООТВЕТСТВИЕ ПАРАМЕТРОВ" calcext:value-type="string">
            <text:p>ОПРЕДЕЛЕНИЕ ФУНКЦИИ НЕСООТВЕТСТВИЕ ПАРАМЕТРОВ</text:p>
          </table:table-cell>
          <table:table-cell table:style-name="ce1" table:formula="of:=[$lang_hi.A53]" office:value-type="string" office:string-value="समारोह परिभाषा पैरामीटर बेमेल" calcext:value-type="string">
            <text:p>समारोह परिभाषा पैरामीटर बेमेल</text:p>
          </table:table-cell>
          <table:table-cell table:style-name="ce1" table:formula="of:=[$lang_bn.A53]" office:value-type="string" office:string-value="ফাংশন সংজ্ঞা প্যারামিটার অমিল" calcext:value-type="string">
            <text:p>ফাংশন সংজ্ঞা প্যারামিটার অমিল</text:p>
          </table:table-cell>
          <table:table-cell table:style-name="ce1" table:formula="of:=[$lang_pt.A53]" office:value-type="string" office:string-value="FUNÇÃO DEFINIÇÃO PARÂMETRO INDATCH" calcext:value-type="string">
            <text:p>FUNÇÃO DEFINIÇÃO PARÂMETRO INDATCH</text:p>
          </table:table-cell>
          <table:table-cell table:style-name="ce1" table:formula="of:=[$lang_in.A53]" office:value-type="string" office:string-value="KETIDAKSESUAIAN PARAMETER DEFINISI FUNGSI" calcext:value-type="string">
            <text:p>KETIDAKSESUAIAN PARAMETER DEFINISI FUNGSI</text:p>
          </table:table-cell>
          <table:table-cell table:style-name="ce1" table:formula="of:=[$lang_ja.A53]" office:value-type="string" office:string-value="関数定義パラメーターの不一致" calcext:value-type="string">
            <text:p>関数定義パラメーターの不一致</text:p>
          </table:table-cell>
          <table:table-cell table:style-name="ce1" table:formula="of:=[$lang_he.A53]" office:value-type="string" office:string-value="הגדרת פונקציה חוסר התאמה של פרמטר" calcext:value-type="string">
            <text:p>הגדרת פונקציה חוסר התאמה של פרמטר</text:p>
          </table:table-cell>
          <table:table-cell table:style-name="ce1" table:formula="of:=[$lang_eo.A53]" office:value-type="string" office:string-value="FUNKCIA DIFINA PARAMETRO MALSUKCESA" calcext:value-type="string">
            <text:p>FUNKCIA DIFINA PARAMETRO MALSUKCESA</text:p>
          </table:table-cell>
          <table:table-cell table:style-name="ce1" table:formula="of:=[$lang_sw.A53]" office:value-type="string" office:string-value="UFAFANUZI WA KAZI YA PARAMU" calcext:value-type="string">
            <text:p>UFAFANUZI WA KAZI YA PARAMU</text:p>
          </table:table-cell>
          <table:table-cell table:style-name="ce1" table:formula="of:=[$lang_tl.A53]" office:value-type="string" office:string-value="PAG -ANDAR NG KAHULUGAN NG FUNCTION NA MISMATCH" calcext:value-type="string">
            <text:p>PAG -ANDAR NG KAHULUGAN NG FUNCTION NA MISMATCH</text:p>
          </table:table-cell>
          <table:table-cell table:style-name="ce1" table:formula="of:=[$lang_ur.A53]" office:value-type="string" office:string-value="فنکشن ڈیفینیشن پیرامیٹر مماثل" calcext:value-type="string">
            <text:p>فنکشن ڈیفینیشن پیرامیٹر مماثل</text:p>
          </table:table-cell>
          <table:table-cell table:style-name="ce2" table:formula="of:=[$lang_la.A53]" office:value-type="string" office:string-value="FUNCTION DEFINITIO PARAMETCH MISMATCH" calcext:value-type="string">
            <text:p>FUNCTION DEFINITIO PARAMETCH MISMATCH</text:p>
          </table:table-cell>
          <table:table-cell table:style-name="ce1" table:formula="of:=[$lang_cy.A53]" office:value-type="string" office:string-value="CAMGYMHARIAD PARAMEDR DIFFINIAD SWYDDOGAETH" calcext:value-type="string">
            <text:p>CAMGYMHARIAD PARAMEDR DIFFINIAD SWYDDOGAETH</text:p>
          </table:table-cell>
          <table:table-cell table:style-name="ce1" table:formula="of:=[$lang_zu.A53]" office:value-type="string" office:string-value="UMSEBENZI WOKUCHAZA UPHARAMITHA MISMATCH" calcext:value-type="string">
            <text:p>UMSEBENZI WOKUCHAZA UPHARAMITHA MISMATCH</text:p>
          </table:table-cell>
          <table:table-cell table:style-name="ce1" table:formula="of:=[$lang_yi.A53]" office:value-type="string" office:string-value="פונקציע דעפֿיניציע פּאַראַמעטער מיסמאַטש" calcext:value-type="string">
            <text:p>פונקציע דעפֿיניציע פּאַראַמעטער מיסמאַטש</text:p>
          </table:table-cell>
          <table:table-cell table:number-columns-repeated="1001"/>
        </table:table-row>
        <table:table-row table:style-name="ro1">
          <table:table-cell table:style-name="ce2" table:formula="of:=[$errors.A13]" office:value-type="string" office:string-value="GOSUB STACK OVERFLOW" calcext:value-type="string">
            <text:p>GOSUB STACK OVERFLOW</text:p>
          </table:table-cell>
          <table:table-cell table:style-name="ce1" table:formula="of:=[$lang_en.A54]" office:value-type="string" office:string-value="GOSUB STACK OVERFLOW" calcext:value-type="string">
            <text:p>GOSUB STACK OVERFLOW</text:p>
          </table:table-cell>
          <table:table-cell table:style-name="ce1" table:formula="of:=[$lang_ko.A54]" office:value-type="string" office:string-value="스택 언더 플로우를 호출하십시오" calcext:value-type="string">
            <text:p>스택 언더 플로우를 호출하십시오</text:p>
          </table:table-cell>
          <table:table-cell table:style-name="ce1" table:formula="of:=[$lang_fr.A54]" office:value-type="string" office:string-value="GOSUB STACK OVERFLOW" calcext:value-type="string">
            <text:p>GOSUB STACK OVERFLOW</text:p>
          </table:table-cell>
          <table:table-cell table:style-name="ce1" table:formula="of:=[$lang_de.A54]" office:value-type="string" office:string-value="GOSUB STACK OVERFLOW" calcext:value-type="string">
            <text:p>GOSUB STACK OVERFLOW</text:p>
          </table:table-cell>
          <table:table-cell table:style-name="ce1" table:formula="of:=[$lang_zh.A54]" office:value-type="string" office:string-value="GOSUB堆栈溢出" calcext:value-type="string">
            <text:p>GOSUB堆栈溢出</text:p>
          </table:table-cell>
          <table:table-cell table:style-name="ce1" table:formula="of:=[$lang_es.A54]" office:value-type="string" office:string-value="DESBORDAMIENTO DE LA PILA GOSUB" calcext:value-type="string">
            <text:p>DESBORDAMIENTO DE LA PILA GOSUB</text:p>
          </table:table-cell>
          <table:table-cell table:style-name="ce1" table:formula="of:=[$lang_ar.A54]" office:value-type="string" office:string-value="GOSUB STACK OVERFLOW" calcext:value-type="string">
            <text:p>GOSUB STACK OVERFLOW</text:p>
          </table:table-cell>
          <table:table-cell table:style-name="ce1" table:formula="of:=[$lang_ru.A54]" office:value-type="string" office:string-value="ГОСУБ СТЕК ПЕРЕПОЛНЕН" calcext:value-type="string">
            <text:p>ГОСУБ СТЕК ПЕРЕПОЛНЕН</text:p>
          </table:table-cell>
          <table:table-cell table:style-name="ce1" table:formula="of:=[$lang_hi.A54]" office:value-type="string" office:string-value="गोसुब स्टैक ओवरफ्लो" calcext:value-type="string">
            <text:p>गोसुब स्टैक ओवरफ्लो</text:p>
          </table:table-cell>
          <table:table-cell table:style-name="ce1" table:formula="of:=[$lang_bn.A54]" office:value-type="string" office:string-value="গোসব স্ট্যাক ওভারফ্লো" calcext:value-type="string">
            <text:p>গোসব স্ট্যাক ওভারফ্লো</text:p>
          </table:table-cell>
          <table:table-cell table:style-name="ce1" table:formula="of:=[$lang_pt.A54]" office:value-type="string" office:string-value="GOSUB STACK OVERFLOW" calcext:value-type="string">
            <text:p>GOSUB STACK OVERFLOW</text:p>
          </table:table-cell>
          <table:table-cell table:style-name="ce1" table:formula="of:=[$lang_in.A54]" office:value-type="string" office:string-value="GOSUB STACK OVERFLOW" calcext:value-type="string">
            <text:p>GOSUB STACK OVERFLOW</text:p>
          </table:table-cell>
          <table:table-cell table:style-name="ce1" table:formula="of:=[$lang_ja.A54]" office:value-type="string" office:string-value="GOSUBスタックオーバーフロー" calcext:value-type="string">
            <text:p>GOSUBスタックオーバーフロー</text:p>
          </table:table-cell>
          <table:table-cell table:style-name="ce1" table:formula="of:=[$lang_he.A54]" office:value-type="string" office:string-value="הצפת ערימה של GOSUB" calcext:value-type="string">
            <text:p>הצפת ערימה של GOSUB</text:p>
          </table:table-cell>
          <table:table-cell table:style-name="ce1" table:formula="of:=[$lang_eo.A54]" office:value-type="string" office:string-value="GOSUB -STAKO SUPERFLUAS" calcext:value-type="string">
            <text:p>GOSUB -STAKO SUPERFLUAS</text:p>
          </table:table-cell>
          <table:table-cell table:style-name="ce1" table:formula="of:=[$lang_sw.A54]" office:value-type="string" office:string-value="GOSUB STACK KUFURIKA" calcext:value-type="string">
            <text:p>GOSUB STACK KUFURIKA</text:p>
          </table:table-cell>
          <table:table-cell table:style-name="ce1" table:formula="of:=[$lang_tl.A54]" office:value-type="string" office:string-value="OVERFLOW NG GOSUB STACK" calcext:value-type="string">
            <text:p>OVERFLOW NG GOSUB STACK</text:p>
          </table:table-cell>
          <table:table-cell table:style-name="ce1" table:formula="of:=[$lang_ur.A54]" office:value-type="string" office:string-value="گوسب اسٹیک اوور فلو" calcext:value-type="string">
            <text:p>گوسب اسٹیک اوور فلو</text:p>
          </table:table-cell>
          <table:table-cell table:style-name="ce2" table:formula="of:=[$lang_la.A54]" office:value-type="string" office:string-value="GESSECTUS AMCFERO" calcext:value-type="string">
            <text:p>GESSECTUS AMCFERO</text:p>
          </table:table-cell>
          <table:table-cell table:style-name="ce1" table:formula="of:=[$lang_cy.A54]" office:value-type="string" office:string-value="GORLIF PENTWR GOSUB" calcext:value-type="string">
            <text:p>GORLIF PENTWR GOSUB</text:p>
          </table:table-cell>
          <table:table-cell table:style-name="ce1" table:formula="of:=[$lang_zu.A54]" office:value-type="string" office:string-value="I-GOSUB STACK IYACHICHIMA" calcext:value-type="string">
            <text:p>I-GOSUB STACK IYACHICHIMA</text:p>
          </table:table-cell>
          <table:table-cell table:style-name="ce1" table:formula="of:=[$lang_yi.A54]" office:value-type="string" office:string-value="גאָסוב אָנלייגן אָוווערפלאָו" calcext:value-type="string">
            <text:p>גאָסוב אָנלייגן אָוווערפלאָו</text:p>
          </table:table-cell>
          <table:table-cell table:number-columns-repeated="1001"/>
        </table:table-row>
        <table:table-row table:style-name="ro1">
          <table:table-cell table:style-name="ce2" table:formula="of:=[$errors.A14]" office:value-type="string" office:string-value="GOSUB STACK UNDERFLOW" calcext:value-type="string">
            <text:p>GOSUB STACK UNDERFLOW</text:p>
          </table:table-cell>
          <table:table-cell table:style-name="ce1" table:formula="of:=[$lang_en.A55]" office:value-type="string" office:string-value="GOSUB STACK UNDERFLOW" calcext:value-type="string">
            <text:p>GOSUB STACK UNDERFLOW</text:p>
          </table:table-cell>
          <table:table-cell table:style-name="ce1" table:formula="of:=[$lang_ko.A55]" office:value-type="string" office:string-value="GOSUB 스택 언더 플로" calcext:value-type="string">
            <text:p>GOSUB 스택 언더 플로</text:p>
          </table:table-cell>
          <table:table-cell table:style-name="ce1" table:formula="of:=[$lang_fr.A55]" office:value-type="string" office:string-value="UNDERFLOW GOSUB STACK" calcext:value-type="string">
            <text:p>UNDERFLOW GOSUB STACK</text:p>
          </table:table-cell>
          <table:table-cell table:style-name="ce1" table:formula="of:=[$lang_de.A55]" office:value-type="string" office:string-value="GOSUB -STACK -UNTERLAUF" calcext:value-type="string">
            <text:p>GOSUB -STACK -UNTERLAUF</text:p>
          </table:table-cell>
          <table:table-cell table:style-name="ce1" table:formula="of:=[$lang_zh.A55]" office:value-type="string" office:string-value="GOSUB堆栈下流" calcext:value-type="string">
            <text:p>GOSUB堆栈下流</text:p>
          </table:table-cell>
          <table:table-cell table:style-name="ce1" table:formula="of:=[$lang_es.A55]" office:value-type="string" office:string-value="GOSUB STACK SUBFLOW" calcext:value-type="string">
            <text:p>GOSUB STACK SUBFLOW</text:p>
          </table:table-cell>
          <table:table-cell table:style-name="ce1" table:formula="of:=[$lang_ar.A55]" office:value-type="string" office:string-value="GOSUB STACK UNDERFLOW" calcext:value-type="string">
            <text:p>GOSUB STACK UNDERFLOW</text:p>
          </table:table-cell>
          <table:table-cell table:style-name="ce1" table:formula="of:=[$lang_ru.A55]" office:value-type="string" office:string-value="GOSUB STACK HOONFLOW" calcext:value-type="string">
            <text:p>GOSUB STACK HOONFLOW</text:p>
          </table:table-cell>
          <table:table-cell table:style-name="ce1" table:formula="of:=[$lang_hi.A55]" office:value-type="string" office:string-value="गोसुब स्टैक अंडरफ्लो" calcext:value-type="string">
            <text:p>गोसुब स्टैक अंडरफ्लो</text:p>
          </table:table-cell>
          <table:table-cell table:style-name="ce1" table:formula="of:=[$lang_bn.A55]" office:value-type="string" office:string-value="গোসব স্ট্যাক আন্ডারফ্লো" calcext:value-type="string">
            <text:p>গোসব স্ট্যাক আন্ডারফ্লো</text:p>
          </table:table-cell>
          <table:table-cell table:style-name="ce1" table:formula="of:=[$lang_pt.A55]" office:value-type="string" office:string-value="GOSUB STACK SUBFLOW" calcext:value-type="string">
            <text:p>GOSUB STACK SUBFLOW</text:p>
          </table:table-cell>
          <table:table-cell table:style-name="ce1" table:formula="of:=[$lang_in.A55]" office:value-type="string" office:string-value="GOSUB STACK UNDERFLOW" calcext:value-type="string">
            <text:p>GOSUB STACK UNDERFLOW</text:p>
          </table:table-cell>
          <table:table-cell table:style-name="ce1" table:formula="of:=[$lang_ja.A55]" office:value-type="string" office:string-value="GOSUBスタックアンダーフロー" calcext:value-type="string">
            <text:p>GOSUBスタックアンダーフロー</text:p>
          </table:table-cell>
          <table:table-cell table:style-name="ce1" table:formula="of:=[$lang_he.A55]" office:value-type="string" office:string-value="זרימת הערימה של GOSUB" calcext:value-type="string">
            <text:p>זרימת הערימה של GOSUB</text:p>
          </table:table-cell>
          <table:table-cell table:style-name="ce1" table:formula="of:=[$lang_eo.A55]" office:value-type="string" office:string-value="GOSUB STACK SUBFLUO" calcext:value-type="string">
            <text:p>GOSUB STACK SUBFLUO</text:p>
          </table:table-cell>
          <table:table-cell table:style-name="ce1" table:formula="of:=[$lang_sw.A55]" office:value-type="string" office:string-value="GOSUB STACK UNDERED" calcext:value-type="string">
            <text:p>GOSUB STACK UNDERED</text:p>
          </table:table-cell>
          <table:table-cell table:style-name="ce1" table:formula="of:=[$lang_tl.A55]" office:value-type="string" office:string-value="GOSUB STACK UNDERFLOW" calcext:value-type="string">
            <text:p>GOSUB STACK UNDERFLOW</text:p>
          </table:table-cell>
          <table:table-cell table:style-name="ce1" table:formula="of:=[$lang_ur.A55]" office:value-type="string" office:string-value="گوسب اسٹیک انڈر فلو" calcext:value-type="string">
            <text:p>گوسب اسٹیک انڈر فلو</text:p>
          </table:table-cell>
          <table:table-cell table:style-name="ce2" table:formula="of:=[$lang_la.A55]" office:value-type="string" office:string-value="GESSUB ACERVUS UNDERFLOW" calcext:value-type="string">
            <text:p>GESSUB ACERVUS UNDERFLOW</text:p>
          </table:table-cell>
          <table:table-cell table:style-name="ce1" table:formula="of:=[$lang_cy.A55]" office:value-type="string" office:string-value="TAN -LIF PENTWR GOSUB" calcext:value-type="string">
            <text:p>TAN -LIF PENTWR GOSUB</text:p>
          </table:table-cell>
          <table:table-cell table:style-name="ce1" table:formula="of:=[$lang_zu.A55]" office:value-type="string" office:string-value="I-GOSUB STACK UKUCHICHIMA" calcext:value-type="string">
            <text:p>I-GOSUB STACK UKUCHICHIMA</text:p>
          </table:table-cell>
          <table:table-cell table:style-name="ce1" table:formula="of:=[$lang_yi.A55]" office:value-type="string" office:string-value="גאָסוב אָנלייגן אַנדערפלאָו" calcext:value-type="string">
            <text:p>גאָסוב אָנלייגן אַנדערפלאָו</text:p>
          </table:table-cell>
          <table:table-cell table:number-columns-repeated="1001"/>
        </table:table-row>
        <table:table-row table:style-name="ro1">
          <table:table-cell table:style-name="ce2" table:formula="of:=[$errors.A15]" office:value-type="string" office:string-value="INDEX OUT OF RANGE" calcext:value-type="string">
            <text:p>INDEX OUT OF RANGE</text:p>
          </table:table-cell>
          <table:table-cell table:style-name="ce1" table:formula="of:=[$lang_en.A56]" office:value-type="string" office:string-value="INDEX OUT OF RANGE" calcext:value-type="string">
            <text:p>INDEX OUT OF RANGE</text:p>
          </table:table-cell>
          <table:table-cell table:style-name="ce1" table:formula="of:=[$lang_ko.A56]" office:value-type="string" office:string-value="범위를 벗어난 색인" calcext:value-type="string">
            <text:p>범위를 벗어난 색인</text:p>
          </table:table-cell>
          <table:table-cell table:style-name="ce1" table:formula="of:=[$lang_fr.A56]" office:value-type="string" office:string-value="INDEX HORS DE PORTÉE" calcext:value-type="string">
            <text:p>INDEX HORS DE PORTÉE</text:p>
          </table:table-cell>
          <table:table-cell table:style-name="ce1" table:formula="of:=[$lang_de.A56]" office:value-type="string" office:string-value="INDEX AUSSERHALB DES BEREICHS" calcext:value-type="string">
            <text:p>INDEX AUSSERHALB DES BEREICHS</text:p>
          </table:table-cell>
          <table:table-cell table:style-name="ce1" table:formula="of:=[$lang_zh.A56]" office:value-type="string" office:string-value="索引超出范围" calcext:value-type="string">
            <text:p>索引超出范围</text:p>
          </table:table-cell>
          <table:table-cell table:style-name="ce1" table:formula="of:=[$lang_es.A56]" office:value-type="string" office:string-value="ÍNDICE FUERA DE RANGO" calcext:value-type="string">
            <text:p>ÍNDICE FUERA DE RANGO</text:p>
          </table:table-cell>
          <table:table-cell table:style-name="ce1" table:formula="of:=[$lang_ar.A56]" office:value-type="string" office:string-value="فهرس خارج النطاق" calcext:value-type="string">
            <text:p>فهرس خارج النطاق</text:p>
          </table:table-cell>
          <table:table-cell table:style-name="ce1" table:formula="of:=[$lang_ru.A56]" office:value-type="string" office:string-value="УКАЗАТЕЛЬ" calcext:value-type="string">
            <text:p>УКАЗАТЕЛЬ</text:p>
          </table:table-cell>
          <table:table-cell table:style-name="ce1" table:formula="of:=[$lang_hi.A56]" office:value-type="string" office:string-value="सीमा से बाहर" calcext:value-type="string">
            <text:p>सीमा से बाहर</text:p>
          </table:table-cell>
          <table:table-cell table:style-name="ce1" table:formula="of:=[$lang_bn.A56]" office:value-type="string" office:string-value="সীমা ছাড়িয়ে সূচক" calcext:value-type="string">
            <text:p>সীমা ছাড়িয়ে সূচক</text:p>
          </table:table-cell>
          <table:table-cell table:style-name="ce1" table:formula="of:=[$lang_pt.A56]" office:value-type="string" office:string-value="ÍNDICE FORA DE ALCANCE" calcext:value-type="string">
            <text:p>ÍNDICE FORA DE ALCANCE</text:p>
          </table:table-cell>
          <table:table-cell table:style-name="ce1" table:formula="of:=[$lang_in.A56]" office:value-type="string" office:string-value="INDEKS DI LUAR JANGKAUAN" calcext:value-type="string">
            <text:p>INDEKS DI LUAR JANGKAUAN</text:p>
          </table:table-cell>
          <table:table-cell table:style-name="ce1" table:formula="of:=[$lang_ja.A56]" office:value-type="string" office:string-value="範囲外のインデックス" calcext:value-type="string">
            <text:p>範囲外のインデックス</text:p>
          </table:table-cell>
          <table:table-cell table:style-name="ce1" table:formula="of:=[$lang_he.A56]" office:value-type="string" office:string-value="אינדקס מחוץ לטווח" calcext:value-type="string">
            <text:p>אינדקס מחוץ לטווח</text:p>
          </table:table-cell>
          <table:table-cell table:style-name="ce1" table:formula="of:=[$lang_eo.A56]" office:value-type="string" office:string-value="INDEKSO EKSTER LA GAMO" calcext:value-type="string">
            <text:p>INDEKSO EKSTER LA GAMO</text:p>
          </table:table-cell>
          <table:table-cell table:style-name="ce1" table:formula="of:=[$lang_sw.A56]" office:value-type="string" office:string-value="INDEX NJE YA ANUWAI" calcext:value-type="string">
            <text:p>INDEX NJE YA ANUWAI</text:p>
          </table:table-cell>
          <table:table-cell table:style-name="ce1" table:formula="of:=[$lang_tl.A56]" office:value-type="string" office:string-value="INDEX SA LABAS NG SAKLAW" calcext:value-type="string">
            <text:p>INDEX SA LABAS NG SAKLAW</text:p>
          </table:table-cell>
          <table:table-cell table:style-name="ce1" table:formula="of:=[$lang_ur.A56]" office:value-type="string" office:string-value="رینج سے باہر انڈیکس" calcext:value-type="string">
            <text:p>رینج سے باہر انڈیکس</text:p>
          </table:table-cell>
          <table:table-cell table:style-name="ce2" table:formula="of:=[$lang_la.A56]" office:value-type="string" office:string-value="INDEX DE RANGE" calcext:value-type="string">
            <text:p>INDEX DE RANGE</text:p>
          </table:table-cell>
          <table:table-cell table:style-name="ce1" table:formula="of:=[$lang_cy.A56]" office:value-type="string" office:string-value="MYNEGAI Y TU ALLAN I'R AMREDIAD" calcext:value-type="string">
            <text:p>MYNEGAI Y TU ALLAN I'R AMREDIAD</text:p>
          </table:table-cell>
          <table:table-cell table:style-name="ce1" table:formula="of:=[$lang_zu.A56]" office:value-type="string" office:string-value="INKOMBA NGAPHANDLE KWEBANGA" calcext:value-type="string">
            <text:p>INKOMBA NGAPHANDLE KWEBANGA</text:p>
          </table:table-cell>
          <table:table-cell table:style-name="ce1" table:formula="of:=[$lang_yi.A56]" office:value-type="string" office:string-value="אינדעקס אויס פון קייט" calcext:value-type="string">
            <text:p>אינדעקס אויס פון קייט</text:p>
          </table:table-cell>
          <table:table-cell table:number-columns-repeated="1001"/>
        </table:table-row>
        <table:table-row table:style-name="ro1">
          <table:table-cell table:style-name="ce2" table:formula="of:=[$errors.A16]" office:value-type="string" office:string-value="LABEL ALREADY DEFINED" calcext:value-type="string">
            <text:p>LABEL ALREADY DEFINED</text:p>
          </table:table-cell>
          <table:table-cell table:style-name="ce1" table:formula="of:=[$lang_en.A57]" office:value-type="string" office:string-value="LABEL ALREADY DEFINED" calcext:value-type="string">
            <text:p>LABEL ALREADY DEFINED</text:p>
          </table:table-cell>
          <table:table-cell table:style-name="ce1" table:formula="of:=[$lang_ko.A57]" office:value-type="string" office:string-value="이미 정의 된 레이블" calcext:value-type="string">
            <text:p>이미 정의 된 레이블</text:p>
          </table:table-cell>
          <table:table-cell table:style-name="ce1" table:formula="of:=[$lang_fr.A57]" office:value-type="string" office:string-value="ÉTIQUETTE DÉJÀ DÉFINIE" calcext:value-type="string">
            <text:p>ÉTIQUETTE DÉJÀ DÉFINIE</text:p>
          </table:table-cell>
          <table:table-cell table:style-name="ce1" table:formula="of:=[$lang_de.A57]" office:value-type="string" office:string-value="ETIKETT BEREITS DEFINIERT" calcext:value-type="string">
            <text:p>ETIKETT BEREITS DEFINIERT</text:p>
          </table:table-cell>
          <table:table-cell table:style-name="ce1" table:formula="of:=[$lang_zh.A57]" office:value-type="string" office:string-value="标签已经定义" calcext:value-type="string">
            <text:p>标签已经定义</text:p>
          </table:table-cell>
          <table:table-cell table:style-name="ce1" table:formula="of:=[$lang_es.A57]" office:value-type="string" office:string-value="ETIQUETA YA DEFINIDA" calcext:value-type="string">
            <text:p>ETIQUETA YA DEFINIDA</text:p>
          </table:table-cell>
          <table:table-cell table:style-name="ce1" table:formula="of:=[$lang_ar.A57]" office:value-type="string" office:string-value="تسمية محددة بالفعل" calcext:value-type="string">
            <text:p>تسمية محددة بالفعل</text:p>
          </table:table-cell>
          <table:table-cell table:style-name="ce1" table:formula="of:=[$lang_ru.A57]" office:value-type="string" office:string-value="МЕТКА УЖЕ ОПРЕДЕЛЕН" calcext:value-type="string">
            <text:p>МЕТКА УЖЕ ОПРЕДЕЛЕН</text:p>
          </table:table-cell>
          <table:table-cell table:style-name="ce1" table:formula="of:=[$lang_hi.A57]" office:value-type="string" office:string-value="पहले से परिभाषित लेबल" calcext:value-type="string">
            <text:p>पहले से परिभाषित लेबल</text:p>
          </table:table-cell>
          <table:table-cell table:style-name="ce1" table:formula="of:=[$lang_bn.A57]" office:value-type="string" office:string-value="ইতিমধ্যে সংজ্ঞায়িত লেবেল" calcext:value-type="string">
            <text:p>ইতিমধ্যে সংজ্ঞায়িত লেবেল</text:p>
          </table:table-cell>
          <table:table-cell table:style-name="ce1" table:formula="of:=[$lang_pt.A57]" office:value-type="string" office:string-value="RÓTULO JÁ DEFINIDO" calcext:value-type="string">
            <text:p>RÓTULO JÁ DEFINIDO</text:p>
          </table:table-cell>
          <table:table-cell table:style-name="ce1" table:formula="of:=[$lang_in.A57]" office:value-type="string" office:string-value="LABEL SUDAH DITENTUKAN" calcext:value-type="string">
            <text:p>LABEL SUDAH DITENTUKAN</text:p>
          </table:table-cell>
          <table:table-cell table:style-name="ce1" table:formula="of:=[$lang_ja.A57]" office:value-type="string" office:string-value="すでに定義されているラベル" calcext:value-type="string">
            <text:p>すでに定義されているラベル</text:p>
          </table:table-cell>
          <table:table-cell table:style-name="ce1" table:formula="of:=[$lang_he.A57]" office:value-type="string" office:string-value="תווית כבר מוגדרת" calcext:value-type="string">
            <text:p>תווית כבר מוגדרת</text:p>
          </table:table-cell>
          <table:table-cell table:style-name="ce1" table:formula="of:=[$lang_eo.A57]" office:value-type="string" office:string-value="ETIKEDO JAM DIFINITA" calcext:value-type="string">
            <text:p>ETIKEDO JAM DIFINITA</text:p>
          </table:table-cell>
          <table:table-cell table:style-name="ce1" table:formula="of:=[$lang_sw.A57]" office:value-type="string" office:string-value="LEBO TAYARI IMEELEZEWA" calcext:value-type="string">
            <text:p>LEBO TAYARI IMEELEZEWA</text:p>
          </table:table-cell>
          <table:table-cell table:style-name="ce1" table:formula="of:=[$lang_tl.A57]" office:value-type="string" office:string-value="NATUKOY NA ANG LABEL" calcext:value-type="string">
            <text:p>NATUKOY NA ANG LABEL</text:p>
          </table:table-cell>
          <table:table-cell table:style-name="ce1" table:formula="of:=[$lang_ur.A57]" office:value-type="string" office:string-value="لیبل پہلے ہی بیان کیا گیا ہے" calcext:value-type="string">
            <text:p>لیبل پہلے ہی بیان کیا گیا ہے</text:p>
          </table:table-cell>
          <table:table-cell table:style-name="ce2" table:formula="of:=[$lang_la.A57]" office:value-type="string" office:string-value="PITTACIUM IAM DEFINED" calcext:value-type="string">
            <text:p>PITTACIUM IAM DEFINED</text:p>
          </table:table-cell>
          <table:table-cell table:style-name="ce1" table:formula="of:=[$lang_cy.A57]" office:value-type="string" office:string-value="LABEL EISOES WEDI'I DDIFFINIO" calcext:value-type="string">
            <text:p>LABEL EISOES WEDI'I DDIFFINIO</text:p>
          </table:table-cell>
          <table:table-cell table:style-name="ce1" table:formula="of:=[$lang_zu.A57]" office:value-type="string" office:string-value="ILEBULA ECHAZIWE" calcext:value-type="string">
            <text:p>ILEBULA ECHAZIWE</text:p>
          </table:table-cell>
          <table:table-cell table:style-name="ce1" table:formula="of:=[$lang_yi.A57]" office:value-type="string" office:string-value="פירמע שוין דיפיינד" calcext:value-type="string">
            <text:p>פירמע שוין דיפיינד</text:p>
          </table:table-cell>
          <table:table-cell table:number-columns-repeated="1001"/>
        </table:table-row>
        <table:table-row table:style-name="ro1">
          <table:table-cell table:style-name="ce2" table:formula="of:=[$errors.A17]" office:value-type="string" office:string-value="LEFT / RIGHT OPERATION MISMATCH" calcext:value-type="string">
            <text:p>LEFT / RIGHT OPERATION MISMATCH</text:p>
          </table:table-cell>
          <table:table-cell table:style-name="ce1" table:formula="of:=[$lang_en.A58]" office:value-type="string" office:string-value="LEFT / RIGHT OPERATION MISMATCH" calcext:value-type="string">
            <text:p>LEFT / RIGHT OPERATION MISMATCH</text:p>
          </table:table-cell>
          <table:table-cell table:style-name="ce1" table:formula="of:=[$lang_ko.A58]" office:value-type="string" office:string-value="왼쪽 / 오른쪽 작동 불일치" calcext:value-type="string">
            <text:p>왼쪽 / 오른쪽 작동 불일치</text:p>
          </table:table-cell>
          <table:table-cell table:style-name="ce1" table:formula="of:=[$lang_fr.A58]" office:value-type="string" office:string-value="DÉLIACHANCE DE L'OPÉRATION GAUCHE / DROITE" calcext:value-type="string">
            <text:p>DÉLIACHANCE DE L'OPÉRATION GAUCHE / DROITE</text:p>
          </table:table-cell>
          <table:table-cell table:style-name="ce1" table:formula="of:=[$lang_de.A58]" office:value-type="string" office:string-value="FEHLANPASSUNG DES LINKEN / RECHTEN BETRIEBS" calcext:value-type="string">
            <text:p>FEHLANPASSUNG DES LINKEN / RECHTEN BETRIEBS</text:p>
          </table:table-cell>
          <table:table-cell table:style-name="ce1" table:formula="of:=[$lang_zh.A58]" office:value-type="string" office:string-value="左 /右操作不匹配" calcext:value-type="string">
            <text:p>左 /右操作不匹配</text:p>
          </table:table-cell>
          <table:table-cell table:style-name="ce1" table:formula="of:=[$lang_es.A58]" office:value-type="string" office:string-value="OPERACIÓN IZQUIERDA / DERECHA DESAJUSTE" calcext:value-type="string">
            <text:p>OPERACIÓN IZQUIERDA / DERECHA DESAJUSTE</text:p>
          </table:table-cell>
          <table:table-cell table:style-name="ce1" table:formula="of:=[$lang_ar.A58]" office:value-type="string" office:string-value="عدم تطابق العملية اليمنى / اليمنى" calcext:value-type="string">
            <text:p>عدم تطابق العملية اليمنى / اليمنى</text:p>
          </table:table-cell>
          <table:table-cell table:style-name="ce1" table:formula="of:=[$lang_ru.A58]" office:value-type="string" office:string-value="НЕСООТВЕТСТВИЕ ЛЕВОЙ / ПРАВОЙ ОПЕРАЦИИ" calcext:value-type="string">
            <text:p>НЕСООТВЕТСТВИЕ ЛЕВОЙ / ПРАВОЙ ОПЕРАЦИИ</text:p>
          </table:table-cell>
          <table:table-cell table:style-name="ce1" table:formula="of:=[$lang_hi.A58]" office:value-type="string" office:string-value="बाएं / दाएं ऑपरेशन बेमेल" calcext:value-type="string">
            <text:p>बाएं / दाएं ऑपरेशन बेमेल</text:p>
          </table:table-cell>
          <table:table-cell table:style-name="ce1" table:formula="of:=[$lang_bn.A58]" office:value-type="string" office:string-value="বাম / ডান অপারেশন অমিল" calcext:value-type="string">
            <text:p>বাম / ডান অপারেশন অমিল</text:p>
          </table:table-cell>
          <table:table-cell table:style-name="ce1" table:formula="of:=[$lang_pt.A58]" office:value-type="string" office:string-value="INDATIBILIDADE DE OPERAÇÃO ESQUERDA / DIREITA" calcext:value-type="string">
            <text:p>INDATIBILIDADE DE OPERAÇÃO ESQUERDA / DIREITA</text:p>
          </table:table-cell>
          <table:table-cell table:style-name="ce1" table:formula="of:=[$lang_in.A58]" office:value-type="string" office:string-value="KETIDAKCOCOKAN OPERASI KIRI / KANAN" calcext:value-type="string">
            <text:p>KETIDAKCOCOKAN OPERASI KIRI / KANAN</text:p>
          </table:table-cell>
          <table:table-cell table:style-name="ce1" table:formula="of:=[$lang_ja.A58]" office:value-type="string" office:string-value="左 /右操作の不一致" calcext:value-type="string">
            <text:p>左 /右操作の不一致</text:p>
          </table:table-cell>
          <table:table-cell table:style-name="ce1" table:formula="of:=[$lang_he.A58]" office:value-type="string" office:string-value="חוסר התאמה בין מבצע שמאל / ימין" calcext:value-type="string">
            <text:p>חוסר התאמה בין מבצע שמאל / ימין</text:p>
          </table:table-cell>
          <table:table-cell table:style-name="ce1" table:formula="of:=[$lang_eo.A58]" office:value-type="string" office:string-value="MALDEKSTRA / DEKSTRA OPERACIO MISMATCH" calcext:value-type="string">
            <text:p>MALDEKSTRA / DEKSTRA OPERACIO MISMATCH</text:p>
          </table:table-cell>
          <table:table-cell table:style-name="ce1" table:formula="of:=[$lang_sw.A58]" office:value-type="string" office:string-value="KUSHOTO / KULIA OPERESHENI MISMATCH" calcext:value-type="string">
            <text:p>KUSHOTO / KULIA OPERESHENI MISMATCH</text:p>
          </table:table-cell>
          <table:table-cell table:style-name="ce1" table:formula="of:=[$lang_tl.A58]" office:value-type="string" office:string-value="KALIWA / KANANG OPERASYON MISMATCH" calcext:value-type="string">
            <text:p>KALIWA / KANANG OPERASYON MISMATCH</text:p>
          </table:table-cell>
          <table:table-cell table:style-name="ce1" table:formula="of:=[$lang_ur.A58]" office:value-type="string" office:string-value="بائیں / دائیں آپریشن مماثلت" calcext:value-type="string">
            <text:p>بائیں / دائیں آپریشن مماثلت</text:p>
          </table:table-cell>
          <table:table-cell table:style-name="ce2" table:formula="of:=[$lang_la.A58]" office:value-type="string" office:string-value="SINISTRAM / IUS OPERATIONEM MISMATCH" calcext:value-type="string">
            <text:p>SINISTRAM / IUS OPERATIONEM MISMATCH</text:p>
          </table:table-cell>
          <table:table-cell table:style-name="ce1" table:formula="of:=[$lang_cy.A58]" office:value-type="string" office:string-value="CAMGYMHARIAD OPERATION CHWITH / DDE" calcext:value-type="string">
            <text:p>CAMGYMHARIAD OPERATION CHWITH / DDE</text:p>
          </table:table-cell>
          <table:table-cell table:style-name="ce1" table:formula="of:=[$lang_zu.A58]" office:value-type="string" office:string-value="I-LEFT / RIGHT OPERATION MISMATCH" calcext:value-type="string">
            <text:p>I-LEFT / RIGHT OPERATION MISMATCH</text:p>
          </table:table-cell>
          <table:table-cell table:style-name="ce1" table:formula="of:=[$lang_yi.A58]" office:value-type="string" office:string-value="לינקס / רעכט אָפּעראַציע מיסמאַטש" calcext:value-type="string">
            <text:p>לינקס / רעכט אָפּעראַציע מיסמאַטש</text:p>
          </table:table-cell>
          <table:table-cell table:number-columns-repeated="1001"/>
        </table:table-row>
        <table:table-row table:style-name="ro1">
          <table:table-cell table:style-name="ce2" table:formula="of:=[$errors.A18]" office:value-type="string" office:string-value="NEGATIVE INDEX" calcext:value-type="string">
            <text:p>NEGATIVE INDEX</text:p>
          </table:table-cell>
          <table:table-cell table:style-name="ce1" table:formula="of:=[$lang_en.A59]" office:value-type="string" office:string-value="NEGATIVE INDEX" calcext:value-type="string">
            <text:p>NEGATIVE INDEX</text:p>
          </table:table-cell>
          <table:table-cell table:style-name="ce1" table:formula="of:=[$lang_ko.A59]" office:value-type="string" office:string-value="음수 지수" calcext:value-type="string">
            <text:p>음수 지수</text:p>
          </table:table-cell>
          <table:table-cell table:style-name="ce1" table:formula="of:=[$lang_fr.A59]" office:value-type="string" office:string-value="INDICE NÉGATIF" calcext:value-type="string">
            <text:p>INDICE NÉGATIF</text:p>
          </table:table-cell>
          <table:table-cell table:style-name="ce1" table:formula="of:=[$lang_de.A59]" office:value-type="string" office:string-value="NEGATIVER INDEX" calcext:value-type="string">
            <text:p>NEGATIVER INDEX</text:p>
          </table:table-cell>
          <table:table-cell table:style-name="ce1" table:formula="of:=[$lang_zh.A59]" office:value-type="string" office:string-value="负数" calcext:value-type="string">
            <text:p>负数</text:p>
          </table:table-cell>
          <table:table-cell table:style-name="ce1" table:formula="of:=[$lang_es.A59]" office:value-type="string" office:string-value="ÍNDICE NEGATIVO" calcext:value-type="string">
            <text:p>ÍNDICE NEGATIVO</text:p>
          </table:table-cell>
          <table:table-cell table:style-name="ce1" table:formula="of:=[$lang_ar.A59]" office:value-type="string" office:string-value="الفهرس السلبي" calcext:value-type="string">
            <text:p>الفهرس السلبي</text:p>
          </table:table-cell>
          <table:table-cell table:style-name="ce1" table:formula="of:=[$lang_ru.A59]" office:value-type="string" office:string-value="ОТРИЦАТЕЛЬНЫЙ ИНДЕКС" calcext:value-type="string">
            <text:p>ОТРИЦАТЕЛЬНЫЙ ИНДЕКС</text:p>
          </table:table-cell>
          <table:table-cell table:style-name="ce1" table:formula="of:=[$lang_hi.A59]" office:value-type="string" office:string-value="ऋणात्मक सूचकांक" calcext:value-type="string">
            <text:p>ऋणात्मक सूचकांक</text:p>
          </table:table-cell>
          <table:table-cell table:style-name="ce1" table:formula="of:=[$lang_bn.A59]" office:value-type="string" office:string-value="নেতিবাচক সূচক" calcext:value-type="string">
            <text:p>নেতিবাচক সূচক</text:p>
          </table:table-cell>
          <table:table-cell table:style-name="ce1" table:formula="of:=[$lang_pt.A59]" office:value-type="string" office:string-value="ÍNDICE NEGATIVO" calcext:value-type="string">
            <text:p>ÍNDICE NEGATIVO</text:p>
          </table:table-cell>
          <table:table-cell table:style-name="ce1" table:formula="of:=[$lang_in.A59]" office:value-type="string" office:string-value="INDEKS NEGATIF" calcext:value-type="string">
            <text:p>INDEKS NEGATIF</text:p>
          </table:table-cell>
          <table:table-cell table:style-name="ce1" table:formula="of:=[$lang_ja.A59]" office:value-type="string" office:string-value="負のインデックス" calcext:value-type="string">
            <text:p>負のインデックス</text:p>
          </table:table-cell>
          <table:table-cell table:style-name="ce1" table:formula="of:=[$lang_he.A59]" office:value-type="string" office:string-value="אינדקס שלילי" calcext:value-type="string">
            <text:p>אינדקס שלילי</text:p>
          </table:table-cell>
          <table:table-cell table:style-name="ce1" table:formula="of:=[$lang_eo.A59]" office:value-type="string" office:string-value="NEGATIVA INDEKSO" calcext:value-type="string">
            <text:p>NEGATIVA INDEKSO</text:p>
          </table:table-cell>
          <table:table-cell table:style-name="ce1" table:formula="of:=[$lang_sw.A59]" office:value-type="string" office:string-value="KIELELEZO HASI" calcext:value-type="string">
            <text:p>KIELELEZO HASI</text:p>
          </table:table-cell>
          <table:table-cell table:style-name="ce1" table:formula="of:=[$lang_tl.A59]" office:value-type="string" office:string-value="NEGATIBONG INDEX" calcext:value-type="string">
            <text:p>NEGATIBONG INDEX</text:p>
          </table:table-cell>
          <table:table-cell table:style-name="ce1" table:formula="of:=[$lang_ur.A59]" office:value-type="string" office:string-value="منفی انڈیکس" calcext:value-type="string">
            <text:p>منفی انڈیکس</text:p>
          </table:table-cell>
          <table:table-cell table:style-name="ce2" table:formula="of:=[$lang_la.A59]" office:value-type="string" office:string-value="NEGANS INDEX" calcext:value-type="string">
            <text:p>NEGANS INDEX</text:p>
          </table:table-cell>
          <table:table-cell table:style-name="ce1" table:formula="of:=[$lang_cy.A59]" office:value-type="string" office:string-value="MYNEGAI NEGYDDOL" calcext:value-type="string">
            <text:p>MYNEGAI NEGYDDOL</text:p>
          </table:table-cell>
          <table:table-cell table:style-name="ce1" table:formula="of:=[$lang_zu.A59]" office:value-type="string" office:string-value="INKOMBA ENGEMIHLE" calcext:value-type="string">
            <text:p>INKOMBA ENGEMIHLE</text:p>
          </table:table-cell>
          <table:table-cell table:style-name="ce1" table:formula="of:=[$lang_yi.A59]" office:value-type="string" office:string-value="נעגאַטיוו אינדעקס" calcext:value-type="string">
            <text:p>נעגאַטיוו אינדעקס</text:p>
          </table:table-cell>
          <table:table-cell table:number-columns-repeated="1001"/>
        </table:table-row>
        <table:table-row table:style-name="ro1">
          <table:table-cell table:style-name="ce2" table:formula="of:=[$errors.A19]" office:value-type="string" office:string-value="NEXT ON FOR LOOP WITH STRING VARIABLE" calcext:value-type="string">
            <text:p>NEXT ON FOR LOOP WITH STRING VARIABLE</text:p>
          </table:table-cell>
          <table:table-cell table:style-name="ce1" table:formula="of:=[$lang_en.A60]" office:value-type="string" office:string-value="NEXT ON FOR LOOP WITH STRING VARIABLE" calcext:value-type="string">
            <text:p>NEXT ON FOR LOOP WITH STRING VARIABLE</text:p>
          </table:table-cell>
          <table:table-cell table:style-name="ce1" table:formula="of:=[$lang_ko.A60]" office:value-type="string" office:string-value="다음은 문자열 변수로 루프를 사용합니다" calcext:value-type="string">
            <text:p>다음은 문자열 변수로 루프를 사용합니다</text:p>
          </table:table-cell>
          <table:table-cell table:style-name="ce1" table:formula="of:=[$lang_fr.A60]" office:value-type="string" office:string-value="SUIVANT POUR LOOP AVEC VARIABLE DE CHAÎNE" calcext:value-type="string">
            <text:p>SUIVANT POUR LOOP AVEC VARIABLE DE CHAÎNE</text:p>
          </table:table-cell>
          <table:table-cell table:style-name="ce1" table:formula="of:=[$lang_de.A60]" office:value-type="string" office:string-value="ALS NÄCHSTES FÜR DIE SCHLEIFE MIT STRING -VARIABLE" calcext:value-type="string">
            <text:p>ALS NÄCHSTES FÜR DIE SCHLEIFE MIT STRING -VARIABLE</text:p>
          </table:table-cell>
          <table:table-cell table:style-name="ce1" table:formula="of:=[$lang_zh.A60]" office:value-type="string" office:string-value="下一个使用字符串变量的循环" calcext:value-type="string">
            <text:p>下一个使用字符串变量的循环</text:p>
          </table:table-cell>
          <table:table-cell table:style-name="ce1" table:formula="of:=[$lang_es.A60]" office:value-type="string" office:string-value="SIGUIENTE EN FOR LOOP CON VARIABLE DE CADENA" calcext:value-type="string">
            <text:p>SIGUIENTE EN FOR LOOP CON VARIABLE DE CADENA</text:p>
          </table:table-cell>
          <table:table-cell table:style-name="ce1" table:formula="of:=[$lang_ar.A60]" office:value-type="string" office:string-value="التالي على حلقة مع متغير السلسلة" calcext:value-type="string">
            <text:p>التالي على حلقة مع متغير السلسلة</text:p>
          </table:table-cell>
          <table:table-cell table:style-name="ce1" table:formula="of:=[$lang_ru.A60]" office:value-type="string" office:string-value="ДАЛЕЕ ДЛЯ ПЕТЛИ С ПЕРЕМЕННОЙ СТРОКИ" calcext:value-type="string">
            <text:p>ДАЛЕЕ ДЛЯ ПЕТЛИ С ПЕРЕМЕННОЙ СТРОКИ</text:p>
          </table:table-cell>
          <table:table-cell table:style-name="ce1" table:formula="of:=[$lang_hi.A60]" office:value-type="string" office:string-value="स्ट्रिंग चर के साथ लूप के लिए अगला" calcext:value-type="string">
            <text:p>स्ट्रिंग चर के साथ लूप के लिए अगला</text:p>
          </table:table-cell>
          <table:table-cell table:style-name="ce1" table:formula="of:=[$lang_bn.A60]" office:value-type="string" office:string-value="স্ট্রিং ভেরিয়েবল সহ লুপের জন্য পরবর্তী" calcext:value-type="string">
            <text:p>স্ট্রিং ভেরিয়েবল সহ লুপের জন্য পরবর্তী</text:p>
          </table:table-cell>
          <table:table-cell table:style-name="ce1" table:formula="of:=[$lang_pt.A60]" office:value-type="string" office:string-value="EM SEGUIDA, PARA LOOP COM VARIÁVEL DE STRING" calcext:value-type="string">
            <text:p>EM SEGUIDA, PARA LOOP COM VARIÁVEL DE STRING</text:p>
          </table:table-cell>
          <table:table-cell table:style-name="ce1" table:formula="of:=[$lang_in.A60]" office:value-type="string" office:string-value="SELANJUTNYA UNTUK LOOP DENGAN VARIABEL STRING" calcext:value-type="string">
            <text:p>SELANJUTNYA UNTUK LOOP DENGAN VARIABEL STRING</text:p>
          </table:table-cell>
          <table:table-cell table:style-name="ce1" table:formula="of:=[$lang_ja.A60]" office:value-type="string" office:string-value="次に、文字列変数を使用してループを使用します" calcext:value-type="string">
            <text:p>次に、文字列変数を使用してループを使用します</text:p>
          </table:table-cell>
          <table:table-cell table:style-name="ce1" table:formula="of:=[$lang_he.A60]" office:value-type="string" office:string-value="הבא לולאה עם משתנה מחרוזת" calcext:value-type="string">
            <text:p>הבא לולאה עם משתנה מחרוזת</text:p>
          </table:table-cell>
          <table:table-cell table:style-name="ce1" table:formula="of:=[$lang_eo.A60]" office:value-type="string" office:string-value="VENONTA POR BUKLO KUN ĈENA VARIABLO" calcext:value-type="string">
            <text:p>VENONTA POR BUKLO KUN ĈENA VARIABLO</text:p>
          </table:table-cell>
          <table:table-cell table:style-name="ce1" table:formula="of:=[$lang_sw.A60]" office:value-type="string" office:string-value="IFUATAYO KWA KITANZI NA KAMBA YA KUTOFAUTISHA" calcext:value-type="string">
            <text:p>IFUATAYO KWA KITANZI NA KAMBA YA KUTOFAUTISHA</text:p>
          </table:table-cell>
          <table:table-cell table:style-name="ce1" table:formula="of:=[$lang_tl.A60]" office:value-type="string" office:string-value="SUSUNOD SA PARA SA LOOP NA MAY VARIABLE NA STRING" calcext:value-type="string">
            <text:p>SUSUNOD SA PARA SA LOOP NA MAY VARIABLE NA STRING</text:p>
          </table:table-cell>
          <table:table-cell table:style-name="ce1" table:formula="of:=[$lang_ur.A60]" office:value-type="string" office:string-value="اگلا اسٹرنگ متغیر کے ساتھ لوپ کے لئے" calcext:value-type="string">
            <text:p>اگلا اسٹرنگ متغیر کے ساتھ لوپ کے لئے</text:p>
          </table:table-cell>
          <table:table-cell table:style-name="ce2" table:formula="of:=[$lang_la.A60]" office:value-type="string" office:string-value="DEINDE IN PRO LOOP CUM FILUM VARIABILIS" calcext:value-type="string">
            <text:p>DEINDE IN PRO LOOP CUM FILUM VARIABILIS</text:p>
          </table:table-cell>
          <table:table-cell table:style-name="ce1" table:formula="of:=[$lang_cy.A60]" office:value-type="string" office:string-value="NESAF YMLAEN AM DDOLEN GYDA NEWIDYN LLINYN" calcext:value-type="string">
            <text:p>NESAF YMLAEN AM DDOLEN GYDA NEWIDYN LLINYN</text:p>
          </table:table-cell>
          <table:table-cell table:style-name="ce1" table:formula="of:=[$lang_zu.A60]" office:value-type="string" office:string-value="NGOKULANDELAYO KU-LOOP NGE-STRING EGUQUGUQUKAYO" calcext:value-type="string">
            <text:p>NGOKULANDELAYO KU-LOOP NGE-STRING EGUQUGUQUKAYO</text:p>
          </table:table-cell>
          <table:table-cell table:style-name="ce1" table:formula="of:=[$lang_yi.A60]" office:value-type="string" office:string-value="ווייַטער פֿאַר שלייף מיט שטריקל בייַטעוודיק" calcext:value-type="string">
            <text:p>ווייַטער פֿאַר שלייף מיט שטריקל בייַטעוודיק</text:p>
          </table:table-cell>
          <table:table-cell table:number-columns-repeated="1001"/>
        </table:table-row>
        <table:table-row table:style-name="ro1">
          <table:table-cell table:style-name="ce2" table:formula="of:=[$errors.A20]" office:value-type="string" office:string-value="OPERAND MISMATCH" calcext:value-type="string">
            <text:p>OPERAND MISMATCH</text:p>
          </table:table-cell>
          <table:table-cell table:style-name="ce1" table:formula="of:=[$lang_en.A61]" office:value-type="string" office:string-value="OPERAND MISMATCH" calcext:value-type="string">
            <text:p>OPERAND MISMATCH</text:p>
          </table:table-cell>
          <table:table-cell table:style-name="ce1" table:formula="of:=[$lang_ko.A61]" office:value-type="string" office:string-value="피연산자 불일치" calcext:value-type="string">
            <text:p>피연산자 불일치</text:p>
          </table:table-cell>
          <table:table-cell table:style-name="ce1" table:formula="of:=[$lang_fr.A61]" office:value-type="string" office:string-value="DÉCALAGE DE L'OPÉRANDE" calcext:value-type="string">
            <text:p>DÉCALAGE DE L'OPÉRANDE</text:p>
          </table:table-cell>
          <table:table-cell table:style-name="ce1" table:formula="of:=[$lang_de.A61]" office:value-type="string" office:string-value="OPERAND -NICHTÜBEREINSTIMMUNG" calcext:value-type="string">
            <text:p>OPERAND -NICHTÜBEREINSTIMMUNG</text:p>
          </table:table-cell>
          <table:table-cell table:style-name="ce1" table:formula="of:=[$lang_zh.A61]" office:value-type="string" office:string-value="操作数不匹配" calcext:value-type="string">
            <text:p>操作数不匹配</text:p>
          </table:table-cell>
          <table:table-cell table:style-name="ce1" table:formula="of:=[$lang_es.A61]" office:value-type="string" office:string-value="DESAJUSTE DE OPERANDO" calcext:value-type="string">
            <text:p>DESAJUSTE DE OPERANDO</text:p>
          </table:table-cell>
          <table:table-cell table:style-name="ce1" table:formula="of:=[$lang_ar.A61]" office:value-type="string" office:string-value="عدم تطابق المعامل" calcext:value-type="string">
            <text:p>عدم تطابق المعامل</text:p>
          </table:table-cell>
          <table:table-cell table:style-name="ce1" table:formula="of:=[$lang_ru.A61]" office:value-type="string" office:string-value="ОПЕРАНД НЕСООТВЕТСТВИЕ" calcext:value-type="string">
            <text:p>ОПЕРАНД НЕСООТВЕТСТВИЕ</text:p>
          </table:table-cell>
          <table:table-cell table:style-name="ce1" table:formula="of:=[$lang_hi.A61]" office:value-type="string" office:string-value="संचालक बेमेल" calcext:value-type="string">
            <text:p>संचालक बेमेल</text:p>
          </table:table-cell>
          <table:table-cell table:style-name="ce1" table:formula="of:=[$lang_bn.A61]" office:value-type="string" office:string-value="অপারেন্ড অমিল" calcext:value-type="string">
            <text:p>অপারেন্ড অমিল</text:p>
          </table:table-cell>
          <table:table-cell table:style-name="ce1" table:formula="of:=[$lang_pt.A61]" office:value-type="string" office:string-value="INCOMPATIBILIDADE DO OPERANDO" calcext:value-type="string">
            <text:p>INCOMPATIBILIDADE DO OPERANDO</text:p>
          </table:table-cell>
          <table:table-cell table:style-name="ce1" table:formula="of:=[$lang_in.A61]" office:value-type="string" office:string-value="KETIDAKCOCOKAN OPERAN" calcext:value-type="string">
            <text:p>KETIDAKCOCOKAN OPERAN</text:p>
          </table:table-cell>
          <table:table-cell table:style-name="ce1" table:formula="of:=[$lang_ja.A61]" office:value-type="string" office:string-value="オペランドの不一致" calcext:value-type="string">
            <text:p>オペランドの不一致</text:p>
          </table:table-cell>
          <table:table-cell table:style-name="ce1" table:formula="of:=[$lang_he.A61]" office:value-type="string" office:string-value="אי התאמה אופרנד" calcext:value-type="string">
            <text:p>אי התאמה אופרנד</text:p>
          </table:table-cell>
          <table:table-cell table:style-name="ce1" table:formula="of:=[$lang_eo.A61]" office:value-type="string" office:string-value="OPERANDA MISKOMPRENO" calcext:value-type="string">
            <text:p>OPERANDA MISKOMPRENO</text:p>
          </table:table-cell>
          <table:table-cell table:style-name="ce1" table:formula="of:=[$lang_sw.A61]" office:value-type="string" office:string-value="UENDESHAJI WA KAZI" calcext:value-type="string">
            <text:p>UENDESHAJI WA KAZI</text:p>
          </table:table-cell>
          <table:table-cell table:style-name="ce1" table:formula="of:=[$lang_tl.A61]" office:value-type="string" office:string-value="MISMATCH NG OPERAND" calcext:value-type="string">
            <text:p>MISMATCH NG OPERAND</text:p>
          </table:table-cell>
          <table:table-cell table:style-name="ce1" table:formula="of:=[$lang_ur.A61]" office:value-type="string" office:string-value="اوپیرینڈ مماثل" calcext:value-type="string">
            <text:p>اوپیرینڈ مماثل</text:p>
          </table:table-cell>
          <table:table-cell table:style-name="ce2" table:formula="of:=[$lang_la.A61]" office:value-type="string" office:string-value="OPERAND MISMATCH" calcext:value-type="string">
            <text:p>OPERAND MISMATCH</text:p>
          </table:table-cell>
          <table:table-cell table:style-name="ce1" table:formula="of:=[$lang_cy.A61]" office:value-type="string" office:string-value="CAMGYMHARIAD OPERAND" calcext:value-type="string">
            <text:p>CAMGYMHARIAD OPERAND</text:p>
          </table:table-cell>
          <table:table-cell table:style-name="ce1" table:formula="of:=[$lang_zu.A61]" office:value-type="string" office:string-value="I-OPERAND MISMATCH" calcext:value-type="string">
            <text:p>I-OPERAND MISMATCH</text:p>
          </table:table-cell>
          <table:table-cell table:style-name="ce1" table:formula="of:=[$lang_yi.A61]" office:value-type="string" office:string-value="אָפּעראַנד מיסמאַטש" calcext:value-type="string">
            <text:p>אָפּעראַנד מיסמאַטש</text:p>
          </table:table-cell>
          <table:table-cell table:number-columns-repeated="1001"/>
        </table:table-row>
        <table:table-row table:style-name="ro1">
          <table:table-cell table:style-name="ce2" table:formula="of:=[$errors.A21]" office:value-type="string" office:string-value="OPTION REQUIRES A LANGUAGE" calcext:value-type="string">
            <text:p>OPTION REQUIRES A LANGUAGE</text:p>
          </table:table-cell>
          <table:table-cell table:style-name="ce1" table:formula="of:=[$lang_en.A62]" office:value-type="string" office:string-value="OPTION REQUIRES A LANGUAGE" calcext:value-type="string">
            <text:p>OPTION REQUIRES A LANGUAGE</text:p>
          </table:table-cell>
          <table:table-cell table:style-name="ce1" table:formula="of:=[$lang_ko.A62]" office:value-type="string" office:string-value="옵션에는 언어가 필요합니다" calcext:value-type="string">
            <text:p>옵션에는 언어가 필요합니다</text:p>
          </table:table-cell>
          <table:table-cell table:style-name="ce1" table:formula="of:=[$lang_fr.A62]" office:value-type="string" office:string-value="L'OPTION NÉCESSITE UNE LANGUE" calcext:value-type="string">
            <text:p>L'OPTION NÉCESSITE UNE LANGUE</text:p>
          </table:table-cell>
          <table:table-cell table:style-name="ce1" table:formula="of:=[$lang_de.A62]" office:value-type="string" office:string-value="OPTION ERFORDERT EINE SPRACHE" calcext:value-type="string">
            <text:p>OPTION ERFORDERT EINE SPRACHE</text:p>
          </table:table-cell>
          <table:table-cell table:style-name="ce1" table:formula="of:=[$lang_zh.A62]" office:value-type="string" office:string-value="选项需要一种语言" calcext:value-type="string">
            <text:p>选项需要一种语言</text:p>
          </table:table-cell>
          <table:table-cell table:style-name="ce1" table:formula="of:=[$lang_es.A62]" office:value-type="string" office:string-value="LA OPCIÓN REQUIERE UN IDIOMA" calcext:value-type="string">
            <text:p>LA OPCIÓN REQUIERE UN IDIOMA</text:p>
          </table:table-cell>
          <table:table-cell table:style-name="ce1" table:formula="of:=[$lang_ar.A62]" office:value-type="string" office:string-value="الخيار يتطلب لغة" calcext:value-type="string">
            <text:p>الخيار يتطلب لغة</text:p>
          </table:table-cell>
          <table:table-cell table:style-name="ce1" table:formula="of:=[$lang_ru.A62]" office:value-type="string" office:string-value="ВАРИАНТ ТРЕБУЕТ ЯЗЫКА" calcext:value-type="string">
            <text:p>ВАРИАНТ ТРЕБУЕТ ЯЗЫКА</text:p>
          </table:table-cell>
          <table:table-cell table:style-name="ce1" table:formula="of:=[$lang_hi.A62]" office:value-type="string" office:string-value="विकल्प के लिए एक भाषा की आवश्यकता होती है" calcext:value-type="string">
            <text:p>विकल्प के लिए एक भाषा की आवश्यकता होती है</text:p>
          </table:table-cell>
          <table:table-cell table:style-name="ce1" table:formula="of:=[$lang_bn.A62]" office:value-type="string" office:string-value="বিকল্পের জন্য একটি ভাষা প্রয়োজন" calcext:value-type="string">
            <text:p>বিকল্পের জন্য একটি ভাষা প্রয়োজন</text:p>
          </table:table-cell>
          <table:table-cell table:style-name="ce1" table:formula="of:=[$lang_pt.A62]" office:value-type="string" office:string-value="A OPÇÃO REQUER UM IDIOMA" calcext:value-type="string">
            <text:p>A OPÇÃO REQUER UM IDIOMA</text:p>
          </table:table-cell>
          <table:table-cell table:style-name="ce1" table:formula="of:=[$lang_in.A62]" office:value-type="string" office:string-value="OPSI MEMBUTUHKAN BAHASA" calcext:value-type="string">
            <text:p>OPSI MEMBUTUHKAN BAHASA</text:p>
          </table:table-cell>
          <table:table-cell table:style-name="ce1" table:formula="of:=[$lang_ja.A62]" office:value-type="string" office:string-value="オプションには言語が必要です" calcext:value-type="string">
            <text:p>オプションには言語が必要です</text:p>
          </table:table-cell>
          <table:table-cell table:style-name="ce1" table:formula="of:=[$lang_he.A62]" office:value-type="string" office:string-value="אפשרות דורשת שפה" calcext:value-type="string">
            <text:p>אפשרות דורשת שפה</text:p>
          </table:table-cell>
          <table:table-cell table:style-name="ce1" table:formula="of:=[$lang_eo.A62]" office:value-type="string" office:string-value="OPCIO POSTULAS LINGVON" calcext:value-type="string">
            <text:p>OPCIO POSTULAS LINGVON</text:p>
          </table:table-cell>
          <table:table-cell table:style-name="ce1" table:formula="of:=[$lang_sw.A62]" office:value-type="string" office:string-value="CHAGUO INAHITAJI LUGHA" calcext:value-type="string">
            <text:p>CHAGUO INAHITAJI LUGHA</text:p>
          </table:table-cell>
          <table:table-cell table:style-name="ce1" table:formula="of:=[$lang_tl.A62]" office:value-type="string" office:string-value="ANG PAGPIPILIAN AY NANGANGAILANGAN NG ISANG WIKA" calcext:value-type="string">
            <text:p>ANG PAGPIPILIAN AY NANGANGAILANGAN NG ISANG WIKA</text:p>
          </table:table-cell>
          <table:table-cell table:style-name="ce1" table:formula="of:=[$lang_ur.A62]" office:value-type="string" office:string-value="آپشن کے لئے زبان کی ضرورت ہوتی ہے" calcext:value-type="string">
            <text:p>آپشن کے لئے زبان کی ضرورت ہوتی ہے</text:p>
          </table:table-cell>
          <table:table-cell table:style-name="ce2" table:formula="of:=[$lang_la.A62]" office:value-type="string" office:string-value="OPTIO POSTULAT A LINGUA" calcext:value-type="string">
            <text:p>OPTIO POSTULAT A LINGUA</text:p>
          </table:table-cell>
          <table:table-cell table:style-name="ce1" table:formula="of:=[$lang_cy.A62]" office:value-type="string" office:string-value="OPSIWN YN GOFYN AM IAITH" calcext:value-type="string">
            <text:p>OPSIWN YN GOFYN AM IAITH</text:p>
          </table:table-cell>
          <table:table-cell table:style-name="ce1" table:formula="of:=[$lang_zu.A62]" office:value-type="string" office:string-value="INKETHO IDINGA ULIMI" calcext:value-type="string">
            <text:p>INKETHO IDINGA ULIMI</text:p>
          </table:table-cell>
          <table:table-cell table:style-name="ce1" table:formula="of:=[$lang_yi.A62]" office:value-type="string" office:string-value="אָפּציע ריקווייערז אַ שפּראַך" calcext:value-type="string">
            <text:p>אָפּציע ריקווייערז אַ שפּראַך</text:p>
          </table:table-cell>
          <table:table-cell table:number-columns-repeated="1001"/>
        </table:table-row>
        <table:table-row table:style-name="ro1">
          <table:table-cell table:style-name="ce2" table:formula="of:=[$errors.A22]" office:value-type="string" office:string-value="PLEASE CHECK LANGUAGE SETTINGS OR ENVIRONMENT VARIABLE" calcext:value-type="string">
            <text:p>PLEASE CHECK LANGUAGE SETTINGS OR ENVIRONMENT VARIABLE</text:p>
          </table:table-cell>
          <table:table-cell table:style-name="ce1" table:formula="of:=[$lang_en.A63]" office:value-type="string" office:string-value="PLEASE CHECK LANGUAGE SETTINGS OR ENVIRONMENT VARIABLE" calcext:value-type="string">
            <text:p>PLEASE CHECK LANGUAGE SETTINGS OR ENVIRONMENT VARIABLE</text:p>
          </table:table-cell>
          <table:table-cell table:style-name="ce1" table:formula="of:=[$lang_ko.A63]" office:value-type="string" office:string-value="언어 설정 또는 환경 변수를 확인하십시오" calcext:value-type="string">
            <text:p>언어 설정 또는 환경 변수를 확인하십시오</text:p>
          </table:table-cell>
          <table:table-cell table:style-name="ce1" table:formula="of:=[$lang_fr.A63]" office:value-type="string" office:string-value="VEUILLEZ VÉRIFIER LES PARAMÈTRES DE LA LANGUE OU LA VARIABLE D'ENVIRONNEMENT" calcext:value-type="string">
            <text:p>VEUILLEZ VÉRIFIER LES PARAMÈTRES DE LA LANGUE OU LA VARIABLE D'ENVIRONNEMENT</text:p>
          </table:table-cell>
          <table:table-cell table:style-name="ce1" table:formula="of:=[$lang_de.A63]" office:value-type="string" office:string-value="BITTE ÜBERPRÜFEN SIE DIE SPRACHEINSTELLUNGEN ODER UMGEBUNGSVARIABLE" calcext:value-type="string">
            <text:p>BITTE ÜBERPRÜFEN SIE DIE SPRACHEINSTELLUNGEN ODER UMGEBUNGSVARIABLE</text:p>
          </table:table-cell>
          <table:table-cell table:style-name="ce1" table:formula="of:=[$lang_zh.A63]" office:value-type="string" office:string-value="请检查语言设置或环境变量" calcext:value-type="string">
            <text:p>请检查语言设置或环境变量</text:p>
          </table:table-cell>
          <table:table-cell table:style-name="ce1" table:formula="of:=[$lang_es.A63]" office:value-type="string" office:string-value="VERIFIQUE LA CONFIGURACIÓN DEL IDIOMA O LA VARIABLE DE ENTORNO" calcext:value-type="string">
            <text:p>VERIFIQUE LA CONFIGURACIÓN DEL IDIOMA O LA VARIABLE DE ENTORNO</text:p>
          </table:table-cell>
          <table:table-cell table:style-name="ce1" table:formula="of:=[$lang_ar.A63]" office:value-type="string" office:string-value="يرجى التحقق من إعدادات اللغة أو متغير البيئة" calcext:value-type="string">
            <text:p>يرجى التحقق من إعدادات اللغة أو متغير البيئة</text:p>
          </table:table-cell>
          <table:table-cell table:style-name="ce1" table:formula="of:=[$lang_ru.A63]" office:value-type="string" office:string-value="ПОЖАЛУЙСТА, ПРОВЕРЬТЕ НАСТРОЙКИ ЯЗЫКА ИЛИ ПЕРЕМЕННУЮ СРЕДЫ" calcext:value-type="string">
            <text:p>ПОЖАЛУЙСТА, ПРОВЕРЬТЕ НАСТРОЙКИ ЯЗЫКА ИЛИ ПЕРЕМЕННУЮ СРЕДЫ</text:p>
          </table:table-cell>
          <table:table-cell table:style-name="ce1" table:formula="of:=[$lang_hi.A63]" office:value-type="string" office:string-value="कृपया भाषा सेटिंग्स या पर्यावरण चर की जाँच करें" calcext:value-type="string">
            <text:p>कृपया भाषा सेटिंग्स या पर्यावरण चर की जाँच करें</text:p>
          </table:table-cell>
          <table:table-cell table:style-name="ce1" table:formula="of:=[$lang_bn.A63]" office:value-type="string" office:string-value="ভাষা সেটিংস বা পরিবেশ পরিবর্তনশীল পরীক্ষা করুন" calcext:value-type="string">
            <text:p>ভাষা সেটিংস বা পরিবেশ পরিবর্তনশীল পরীক্ষা করুন</text:p>
          </table:table-cell>
          <table:table-cell table:style-name="ce1" table:formula="of:=[$lang_pt.A63]" office:value-type="string" office:string-value="VERIFIQUE AS CONFIGURAÇÕES DE IDIOMA OU A VARIÁVEL DE AMBIENTE" calcext:value-type="string">
            <text:p>VERIFIQUE AS CONFIGURAÇÕES DE IDIOMA OU A VARIÁVEL DE AMBIENTE</text:p>
          </table:table-cell>
          <table:table-cell table:style-name="ce1" table:formula="of:=[$lang_in.A63]" office:value-type="string" office:string-value="SILAKAN PERIKSA PENGATURAN BAHASA ATAU VARIABEL LINGKUNGAN" calcext:value-type="string">
            <text:p>SILAKAN PERIKSA PENGATURAN BAHASA ATAU VARIABEL LINGKUNGAN</text:p>
          </table:table-cell>
          <table:table-cell table:style-name="ce1" table:formula="of:=[$lang_ja.A63]" office:value-type="string" office:string-value="言語設定または環境変数を確認してください" calcext:value-type="string">
            <text:p>言語設定または環境変数を確認してください</text:p>
          </table:table-cell>
          <table:table-cell table:style-name="ce1" table:formula="of:=[$lang_he.A63]" office:value-type="string" office:string-value="אנא בדוק את הגדרות השפה או משתנה הסביבה" calcext:value-type="string">
            <text:p>אנא בדוק את הגדרות השפה או משתנה הסביבה</text:p>
          </table:table-cell>
          <table:table-cell table:style-name="ce1" table:formula="of:=[$lang_eo.A63]" office:value-type="string" office:string-value="BONVOLU KONTROLI LINGVAJN AGORDOJN AŬ MEDIAN VARIABLON" calcext:value-type="string">
            <text:p>BONVOLU KONTROLI LINGVAJN AGORDOJN AŬ MEDIAN VARIABLON</text:p>
          </table:table-cell>
          <table:table-cell table:style-name="ce1" table:formula="of:=[$lang_sw.A63]" office:value-type="string" office:string-value="TAFADHALI ANGALIA MIPANGILIO YA LUGHA AU KUTOFAUTISHA KWA MAZINGIRA" calcext:value-type="string">
            <text:p>TAFADHALI ANGALIA MIPANGILIO YA LUGHA AU KUTOFAUTISHA KWA MAZINGIRA</text:p>
          </table:table-cell>
          <table:table-cell table:style-name="ce1" table:formula="of:=[$lang_tl.A63]" office:value-type="string" office:string-value="MANGYARING SURIIN ANG MGA SETTING NG WIKA O VARIABLE NG KAPALIGIRAN" calcext:value-type="string">
            <text:p>MANGYARING SURIIN ANG MGA SETTING NG WIKA O VARIABLE NG KAPALIGIRAN</text:p>
          </table:table-cell>
          <table:table-cell table:style-name="ce1" table:formula="of:=[$lang_ur.A63]" office:value-type="string" office:string-value="براہ کرم زبان کی ترتیبات یا ماحولیاتی متغیر کو چیک کریں" calcext:value-type="string">
            <text:p>براہ کرم زبان کی ترتیبات یا ماحولیاتی متغیر کو چیک کریں</text:p>
          </table:table-cell>
          <table:table-cell table:style-name="ce2" table:formula="of:=[$lang_la.A63]" office:value-type="string" office:string-value="PLACERE REPREHENDO LINGUA OCCASUS VEL ENVIRONMENT VARIABILIS" calcext:value-type="string">
            <text:p>PLACERE REPREHENDO LINGUA OCCASUS VEL ENVIRONMENT VARIABILIS</text:p>
          </table:table-cell>
          <table:table-cell table:style-name="ce1" table:formula="of:=[$lang_cy.A63]" office:value-type="string" office:string-value="GWIRIWCH GOSODIADAU IAITH NEU AMGYLCHEDD AMGYLCHEDD" calcext:value-type="string">
            <text:p>GWIRIWCH GOSODIADAU IAITH NEU AMGYLCHEDD AMGYLCHEDD</text:p>
          </table:table-cell>
          <table:table-cell table:style-name="ce1" table:formula="of:=[$lang_zu.A63]" office:value-type="string" office:string-value="SICELA UBHEKE IZILUNGISELELO ZOLIMI NOMA UKUGUQUGUQUKA KWEMVELO" calcext:value-type="string">
            <text:p>SICELA UBHEKE IZILUNGISELELO ZOLIMI NOMA UKUGUQUGUQUKA KWEMVELO</text:p>
          </table:table-cell>
          <table:table-cell table:style-name="ce1" table:formula="of:=[$lang_yi.A63]" office:value-type="string" office:string-value="ביטע טשעק שפּראַך סעטטינגס אָדער סוויווע בייַטעוודיק" calcext:value-type="string">
            <text:p>ביטע טשעק שפּראַך סעטטינגס אָדער סוויווע בייַטעוודיק</text:p>
          </table:table-cell>
          <table:table-cell table:number-columns-repeated="1001"/>
        </table:table-row>
        <table:table-row table:style-name="ro1">
          <table:table-cell table:style-name="ce2" table:formula="of:=[$errors.A23]" office:value-type="string" office:string-value="STRING MATH LOGIC ERROR" calcext:value-type="string">
            <text:p>STRING MATH LOGIC ERROR</text:p>
          </table:table-cell>
          <table:table-cell table:style-name="ce1" table:formula="of:=[$lang_en.A64]" office:value-type="string" office:string-value="STRING MATH LOGIC ERROR" calcext:value-type="string">
            <text:p>STRING MATH LOGIC ERROR</text:p>
          </table:table-cell>
          <table:table-cell table:style-name="ce1" table:formula="of:=[$lang_ko.A64]" office:value-type="string" office:string-value="문자열 수학 로직 오류" calcext:value-type="string">
            <text:p>문자열 수학 로직 오류</text:p>
          </table:table-cell>
          <table:table-cell table:style-name="ce1" table:formula="of:=[$lang_fr.A64]" office:value-type="string" office:string-value="ERREUR DE LOGIQUE MATHÉMATIQUE DE CHAÎNE" calcext:value-type="string">
            <text:p>ERREUR DE LOGIQUE MATHÉMATIQUE DE CHAÎNE</text:p>
          </table:table-cell>
          <table:table-cell table:style-name="ce1" table:formula="of:=[$lang_de.A64]" office:value-type="string" office:string-value="STRING -MATHEMATIK -LOGIKFEHLER" calcext:value-type="string">
            <text:p>STRING -MATHEMATIK -LOGIKFEHLER</text:p>
          </table:table-cell>
          <table:table-cell table:style-name="ce1" table:formula="of:=[$lang_zh.A64]" office:value-type="string" office:string-value="字符串数学逻辑错误" calcext:value-type="string">
            <text:p>字符串数学逻辑错误</text:p>
          </table:table-cell>
          <table:table-cell table:style-name="ce1" table:formula="of:=[$lang_es.A64]" office:value-type="string" office:string-value="STRING MATH LOGIC ERROR" calcext:value-type="string">
            <text:p>STRING MATH LOGIC ERROR</text:p>
          </table:table-cell>
          <table:table-cell table:style-name="ce1" table:formula="of:=[$lang_ar.A64]" office:value-type="string" office:string-value="خطأ في منطق الرياضيات" calcext:value-type="string">
            <text:p>خطأ في منطق الرياضيات</text:p>
          </table:table-cell>
          <table:table-cell table:style-name="ce1" table:formula="of:=[$lang_ru.A64]" office:value-type="string" office:string-value="ОШИБКА МАТЕМАТИЧЕСКОЙ ЛОГИКИ СТРОКИ" calcext:value-type="string">
            <text:p>ОШИБКА МАТЕМАТИЧЕСКОЙ ЛОГИКИ СТРОКИ</text:p>
          </table:table-cell>
          <table:table-cell table:style-name="ce1" table:formula="of:=[$lang_hi.A64]" office:value-type="string" office:string-value="स्ट्रिंग गणित तर्क त्रुटि" calcext:value-type="string">
            <text:p>स्ट्रिंग गणित तर्क त्रुटि</text:p>
          </table:table-cell>
          <table:table-cell table:style-name="ce1" table:formula="of:=[$lang_bn.A64]" office:value-type="string" office:string-value="স্ট্রিং ম্যাথ লজিক ত্রুটি" calcext:value-type="string">
            <text:p>স্ট্রিং ম্যাথ লজিক ত্রুটি</text:p>
          </table:table-cell>
          <table:table-cell table:style-name="ce1" table:formula="of:=[$lang_pt.A64]" office:value-type="string" office:string-value="ERRO DE LÓGICA MATEMÁTICA DA STRING" calcext:value-type="string">
            <text:p>ERRO DE LÓGICA MATEMÁTICA DA STRING</text:p>
          </table:table-cell>
          <table:table-cell table:style-name="ce1" table:formula="of:=[$lang_in.A64]" office:value-type="string" office:string-value="KESALAHAN LOGIKA MATEMATIKA STRING" calcext:value-type="string">
            <text:p>KESALAHAN LOGIKA MATEMATIKA STRING</text:p>
          </table:table-cell>
          <table:table-cell table:style-name="ce1" table:formula="of:=[$lang_ja.A64]" office:value-type="string" office:string-value="文字列数学ロジックエラー" calcext:value-type="string">
            <text:p>文字列数学ロジックエラー</text:p>
          </table:table-cell>
          <table:table-cell table:style-name="ce1" table:formula="of:=[$lang_he.A64]" office:value-type="string" office:string-value="שגיאת היגיון במתמטיקה של מחרוזת" calcext:value-type="string">
            <text:p>שגיאת היגיון במתמטיקה של מחרוזת</text:p>
          </table:table-cell>
          <table:table-cell table:style-name="ce1" table:formula="of:=[$lang_eo.A64]" office:value-type="string" office:string-value="ŜNURO DE MATEMATIKA LOGIKA ERARO" calcext:value-type="string">
            <text:p>ŜNURO DE MATEMATIKA LOGIKA ERARO</text:p>
          </table:table-cell>
          <table:table-cell table:style-name="ce1" table:formula="of:=[$lang_sw.A64]" office:value-type="string" office:string-value="KOSA LA MANTIKI YA HESABU" calcext:value-type="string">
            <text:p>KOSA LA MANTIKI YA HESABU</text:p>
          </table:table-cell>
          <table:table-cell table:style-name="ce1" table:formula="of:=[$lang_tl.A64]" office:value-type="string" office:string-value="STRING ERROR SA LOGIC NG STRING" calcext:value-type="string">
            <text:p>STRING ERROR SA LOGIC NG STRING</text:p>
          </table:table-cell>
          <table:table-cell table:style-name="ce1" table:formula="of:=[$lang_ur.A64]" office:value-type="string" office:string-value="سٹرنگ ریاضی کی منطق کی خرابی" calcext:value-type="string">
            <text:p>سٹرنگ ریاضی کی منطق کی خرابی</text:p>
          </table:table-cell>
          <table:table-cell table:style-name="ce2" table:formula="of:=[$lang_la.A64]" office:value-type="string" office:string-value="MATH MATH LOGICA ERROR" calcext:value-type="string">
            <text:p>MATH MATH LOGICA ERROR</text:p>
          </table:table-cell>
          <table:table-cell table:style-name="ce1" table:formula="of:=[$lang_cy.A64]" office:value-type="string" office:string-value="GWALL RHESYMEG MATHEMATEG LLINYN" calcext:value-type="string">
            <text:p>GWALL RHESYMEG MATHEMATEG LLINYN</text:p>
          </table:table-cell>
          <table:table-cell table:style-name="ce1" table:formula="of:=[$lang_zu.A64]" office:value-type="string" office:string-value="IPHUTHA LE-STRING MATH IPHUTHA" calcext:value-type="string">
            <text:p>IPHUTHA LE-STRING MATH IPHUTHA</text:p>
          </table:table-cell>
          <table:table-cell table:style-name="ce1" table:formula="of:=[$lang_yi.A64]" office:value-type="string" office:string-value="שטריקל מאַט לאָגיק טעות" calcext:value-type="string">
            <text:p>שטריקל מאַט לאָגיק טעות</text:p>
          </table:table-cell>
          <table:table-cell table:number-columns-repeated="1001"/>
        </table:table-row>
        <table:table-row table:style-name="ro1">
          <table:table-cell table:style-name="ce2" table:formula="of:=[$errors.A24]" office:value-type="string" office:string-value="SYNTAX ERROR" calcext:value-type="string">
            <text:p>SYNTAX ERROR</text:p>
          </table:table-cell>
          <table:table-cell table:style-name="ce1" table:formula="of:=[$lang_en.A65]" office:value-type="string" office:string-value="SYNTAX ERROR" calcext:value-type="string">
            <text:p>SYNTAX ERROR</text:p>
          </table:table-cell>
          <table:table-cell table:style-name="ce1" table:formula="of:=[$lang_ko.A65]" office:value-type="string" office:string-value="구문 오류" calcext:value-type="string">
            <text:p>구문 오류</text:p>
          </table:table-cell>
          <table:table-cell table:style-name="ce1" table:formula="of:=[$lang_fr.A65]" office:value-type="string" office:string-value="ERREUR DE SYNTAXE" calcext:value-type="string">
            <text:p>ERREUR DE SYNTAXE</text:p>
          </table:table-cell>
          <table:table-cell table:style-name="ce1" table:formula="of:=[$lang_de.A65]" office:value-type="string" office:string-value="SYNTAX-FEHLER" calcext:value-type="string">
            <text:p>SYNTAX-FEHLER</text:p>
          </table:table-cell>
          <table:table-cell table:style-name="ce1" table:formula="of:=[$lang_zh.A65]" office:value-type="string" office:string-value="语法错误" calcext:value-type="string">
            <text:p>语法错误</text:p>
          </table:table-cell>
          <table:table-cell table:style-name="ce1" table:formula="of:=[$lang_es.A65]" office:value-type="string" office:string-value="ERROR DE SINTAXIS" calcext:value-type="string">
            <text:p>ERROR DE SINTAXIS</text:p>
          </table:table-cell>
          <table:table-cell table:style-name="ce1" table:formula="of:=[$lang_ar.A65]" office:value-type="string" office:string-value="خطأ في بناء الجملة" calcext:value-type="string">
            <text:p>خطأ في بناء الجملة</text:p>
          </table:table-cell>
          <table:table-cell table:style-name="ce1" table:formula="of:=[$lang_ru.A65]" office:value-type="string" office:string-value="ОШИБКА СИНТАКСИСА" calcext:value-type="string">
            <text:p>ОШИБКА СИНТАКСИСА</text:p>
          </table:table-cell>
          <table:table-cell table:style-name="ce1" table:formula="of:=[$lang_hi.A65]" office:value-type="string" office:string-value="वक्य रचना त्रुटि" calcext:value-type="string">
            <text:p>वक्य रचना त्रुटि</text:p>
          </table:table-cell>
          <table:table-cell table:style-name="ce1" table:formula="of:=[$lang_bn.A65]" office:value-type="string" office:string-value="বাক্যগঠন ত্রুটি" calcext:value-type="string">
            <text:p>বাক্যগঠন ত্রুটি</text:p>
          </table:table-cell>
          <table:table-cell table:style-name="ce1" table:formula="of:=[$lang_pt.A65]" office:value-type="string" office:string-value="ERRO DE SINTAXE" calcext:value-type="string">
            <text:p>ERRO DE SINTAXE</text:p>
          </table:table-cell>
          <table:table-cell table:style-name="ce1" table:formula="of:=[$lang_in.A65]" office:value-type="string" office:string-value="KESALAHAN SINTAKS" calcext:value-type="string">
            <text:p>KESALAHAN SINTAKS</text:p>
          </table:table-cell>
          <table:table-cell table:style-name="ce1" table:formula="of:=[$lang_ja.A65]" office:value-type="string" office:string-value="構文エラー" calcext:value-type="string">
            <text:p>構文エラー</text:p>
          </table:table-cell>
          <table:table-cell table:style-name="ce1" table:formula="of:=[$lang_he.A65]" office:value-type="string" office:string-value="שגיאת תחביר" calcext:value-type="string">
            <text:p>שגיאת תחביר</text:p>
          </table:table-cell>
          <table:table-cell table:style-name="ce1" table:formula="of:=[$lang_eo.A65]" office:value-type="string" office:string-value="SINTAKSA ERARO" calcext:value-type="string">
            <text:p>SINTAKSA ERARO</text:p>
          </table:table-cell>
          <table:table-cell table:style-name="ce1" table:formula="of:=[$lang_sw.A65]" office:value-type="string" office:string-value="KOSA LA SYNTAX" calcext:value-type="string">
            <text:p>KOSA LA SYNTAX</text:p>
          </table:table-cell>
          <table:table-cell table:style-name="ce1" table:formula="of:=[$lang_tl.A65]" office:value-type="string" office:string-value="ERROR SA SYNTAX" calcext:value-type="string">
            <text:p>ERROR SA SYNTAX</text:p>
          </table:table-cell>
          <table:table-cell table:style-name="ce1" table:formula="of:=[$lang_ur.A65]" office:value-type="string" office:string-value="نحو کی خرابی" calcext:value-type="string">
            <text:p>نحو کی خرابی</text:p>
          </table:table-cell>
          <table:table-cell table:style-name="ce2" table:formula="of:=[$lang_la.A65]" office:value-type="string" office:string-value="SYNTAX ERROR" calcext:value-type="string">
            <text:p>SYNTAX ERROR</text:p>
          </table:table-cell>
          <table:table-cell table:style-name="ce1" table:formula="of:=[$lang_cy.A65]" office:value-type="string" office:string-value="GWALL CYSTRAWEN" calcext:value-type="string">
            <text:p>GWALL CYSTRAWEN</text:p>
          </table:table-cell>
          <table:table-cell table:style-name="ce1" table:formula="of:=[$lang_zu.A65]" office:value-type="string" office:string-value="IPHUTHA LE-SYNTAX" calcext:value-type="string">
            <text:p>IPHUTHA LE-SYNTAX</text:p>
          </table:table-cell>
          <table:table-cell table:style-name="ce1" table:formula="of:=[$lang_yi.A65]" office:value-type="string" office:string-value="סינטאַקס טעות" calcext:value-type="string">
            <text:p>סינטאַקס טעות</text:p>
          </table:table-cell>
          <table:table-cell table:number-columns-repeated="1001"/>
        </table:table-row>
        <table:table-row table:style-name="ro1">
          <table:table-cell table:style-name="ce2" table:formula="of:=[$errors.A25]" office:value-type="string" office:string-value="UNABLE TO OPEN FILE" calcext:value-type="string">
            <text:p>UNABLE TO OPEN FILE</text:p>
          </table:table-cell>
          <table:table-cell table:style-name="ce1" table:formula="of:=[$lang_en.A66]" office:value-type="string" office:string-value="UNABLE TO OPEN FILE" calcext:value-type="string">
            <text:p>UNABLE TO OPEN FILE</text:p>
          </table:table-cell>
          <table:table-cell table:style-name="ce1" table:formula="of:=[$lang_ko.A66]" office:value-type="string" office:string-value="열 수없는 파일" calcext:value-type="string">
            <text:p>열 수없는 파일</text:p>
          </table:table-cell>
          <table:table-cell table:style-name="ce1" table:formula="of:=[$lang_fr.A66]" office:value-type="string" office:string-value="IMPOSSIBLE D'OUVRIR LE FICHIER" calcext:value-type="string">
            <text:p>IMPOSSIBLE D'OUVRIR LE FICHIER</text:p>
          </table:table-cell>
          <table:table-cell table:style-name="ce1" table:formula="of:=[$lang_de.A66]" office:value-type="string" office:string-value="DATEI KANN NICHT GEÖFFNET WERDEN" calcext:value-type="string">
            <text:p>DATEI KANN NICHT GEÖFFNET WERDEN</text:p>
          </table:table-cell>
          <table:table-cell table:style-name="ce1" table:formula="of:=[$lang_zh.A66]" office:value-type="string" office:string-value="无法打开文件" calcext:value-type="string">
            <text:p>无法打开文件</text:p>
          </table:table-cell>
          <table:table-cell table:style-name="ce1" table:formula="of:=[$lang_es.A66]" office:value-type="string" office:string-value="NO ES POSIBLE ABRIR EL ARCHIVO" calcext:value-type="string">
            <text:p>NO ES POSIBLE ABRIR EL ARCHIVO</text:p>
          </table:table-cell>
          <table:table-cell table:style-name="ce1" table:formula="of:=[$lang_ar.A66]" office:value-type="string" office:string-value="غير قادر على فتح ملف" calcext:value-type="string">
            <text:p>غير قادر على فتح ملف</text:p>
          </table:table-cell>
          <table:table-cell table:style-name="ce1" table:formula="of:=[$lang_ru.A66]" office:value-type="string" office:string-value="НЕВОЗМОЖНО ОТКРЫТЬ ФАЙЛ" calcext:value-type="string">
            <text:p>НЕВОЗМОЖНО ОТКРЫТЬ ФАЙЛ</text:p>
          </table:table-cell>
          <table:table-cell table:style-name="ce1" table:formula="of:=[$lang_hi.A66]" office:value-type="string" office:string-value="फाइल खोलने में असमर्थ" calcext:value-type="string">
            <text:p>फाइल खोलने में असमर्थ</text:p>
          </table:table-cell>
          <table:table-cell table:style-name="ce1" table:formula="of:=[$lang_bn.A66]" office:value-type="string" office:string-value="নথি খুলতে অক্ষম" calcext:value-type="string">
            <text:p>নথি খুলতে অক্ষম</text:p>
          </table:table-cell>
          <table:table-cell table:style-name="ce1" table:formula="of:=[$lang_pt.A66]" office:value-type="string" office:string-value="IMPOSSÍVEL ABRIR O FICHEIRO" calcext:value-type="string">
            <text:p>IMPOSSÍVEL ABRIR O FICHEIRO</text:p>
          </table:table-cell>
          <table:table-cell table:style-name="ce1" table:formula="of:=[$lang_in.A66]" office:value-type="string" office:string-value="TIDAK DAPAT MEMBUKA FILE" calcext:value-type="string">
            <text:p>TIDAK DAPAT MEMBUKA FILE</text:p>
          </table:table-cell>
          <table:table-cell table:style-name="ce1" table:formula="of:=[$lang_ja.A66]" office:value-type="string" office:string-value="ファイルを開くことができません" calcext:value-type="string">
            <text:p>ファイルを開くことができません</text:p>
          </table:table-cell>
          <table:table-cell table:style-name="ce1" table:formula="of:=[$lang_he.A66]" office:value-type="string" office:string-value="לא ניתן לפתוח קובץ" calcext:value-type="string">
            <text:p>לא ניתן לפתוח קובץ</text:p>
          </table:table-cell>
          <table:table-cell table:style-name="ce1" table:formula="of:=[$lang_eo.A66]" office:value-type="string" office:string-value="NE EBLAS MALFERMI DOSIERON" calcext:value-type="string">
            <text:p>NE EBLAS MALFERMI DOSIERON</text:p>
          </table:table-cell>
          <table:table-cell table:style-name="ce1" table:formula="of:=[$lang_sw.A66]" office:value-type="string" office:string-value="HAIWEZI KUFUNGUA FAILI" calcext:value-type="string">
            <text:p>HAIWEZI KUFUNGUA FAILI</text:p>
          </table:table-cell>
          <table:table-cell table:style-name="ce1" table:formula="of:=[$lang_tl.A66]" office:value-type="string" office:string-value="HINDI MABUKSAN ANG FILE" calcext:value-type="string">
            <text:p>HINDI MABUKSAN ANG FILE</text:p>
          </table:table-cell>
          <table:table-cell table:style-name="ce1" table:formula="of:=[$lang_ur.A66]" office:value-type="string" office:string-value="فائل کھولنے سے قاصر ہے" calcext:value-type="string">
            <text:p>فائل کھولنے سے قاصر ہے</text:p>
          </table:table-cell>
          <table:table-cell table:style-name="ce2" table:formula="of:=[$lang_la.A66]" office:value-type="string" office:string-value="'NON APERIRE FILE" calcext:value-type="string">
            <text:p>'NON APERIRE FILE</text:p>
          </table:table-cell>
          <table:table-cell table:style-name="ce1" table:formula="of:=[$lang_cy.A66]" office:value-type="string" office:string-value="METHU AGOR FFEIL" calcext:value-type="string">
            <text:p>METHU AGOR FFEIL</text:p>
          </table:table-cell>
          <table:table-cell table:style-name="ce1" table:formula="of:=[$lang_zu.A66]" office:value-type="string" office:string-value="AYIKWAZI UKUVULA IFAYELA" calcext:value-type="string">
            <text:p>AYIKWAZI UKUVULA IFAYELA</text:p>
          </table:table-cell>
          <table:table-cell table:style-name="ce1" table:formula="of:=[$lang_yi.A66]" office:value-type="string" office:string-value="ניט געקענט צו עפענען טעקע" calcext:value-type="string">
            <text:p>ניט געקענט צו עפענען טעקע</text:p>
          </table:table-cell>
          <table:table-cell table:number-columns-repeated="1001"/>
        </table:table-row>
        <table:table-row table:style-name="ro1">
          <table:table-cell table:style-name="ce2" table:formula="of:=[$errors.A26]" office:value-type="string" office:string-value="UNABLE TO OPEN TO OPEN FILE FOR READING" calcext:value-type="string">
            <text:p>UNABLE TO OPEN TO OPEN FILE FOR READING</text:p>
          </table:table-cell>
          <table:table-cell table:style-name="ce1" table:formula="of:=[$lang_en.A67]" office:value-type="string" office:string-value="UNABLE TO OPEN TO OPEN FILE FOR READING" calcext:value-type="string">
            <text:p>UNABLE TO OPEN TO OPEN FILE FOR READING</text:p>
          </table:table-cell>
          <table:table-cell table:style-name="ce1" table:formula="of:=[$lang_ko.A67]" office:value-type="string" office:string-value="읽기를 위해 파일을 열 수 없습니다" calcext:value-type="string">
            <text:p>읽기를 위해 파일을 열 수 없습니다</text:p>
          </table:table-cell>
          <table:table-cell table:style-name="ce1" table:formula="of:=[$lang_fr.A67]" office:value-type="string" office:string-value="IMPOSSIBLE D'OUVRIR À OUVRIR LE FICHIER POUR LA LECTURE" calcext:value-type="string">
            <text:p>IMPOSSIBLE D'OUVRIR À OUVRIR LE FICHIER POUR LA LECTURE</text:p>
          </table:table-cell>
          <table:table-cell table:style-name="ce1" table:formula="of:=[$lang_de.A67]" office:value-type="string" office:string-value="ES KANN NICHT GEÖFFNET WERDEN, DIE DATEI ZUM LESEN ZU ÖFFNEN" calcext:value-type="string">
            <text:p>ES KANN NICHT GEÖFFNET WERDEN, DIE DATEI ZUM LESEN ZU ÖFFNEN</text:p>
          </table:table-cell>
          <table:table-cell table:style-name="ce1" table:formula="of:=[$lang_zh.A67]" office:value-type="string" office:string-value="无法打开以读取的文件" calcext:value-type="string">
            <text:p>无法打开以读取的文件</text:p>
          </table:table-cell>
          <table:table-cell table:style-name="ce1" table:formula="of:=[$lang_es.A67]" office:value-type="string" office:string-value="NO SE PUEDE ABRIR PARA ABRIR EL ARCHIVO PARA LA LECTURA" calcext:value-type="string">
            <text:p>NO SE PUEDE ABRIR PARA ABRIR EL ARCHIVO PARA LA LECTURA</text:p>
          </table:table-cell>
          <table:table-cell table:style-name="ce1" table:formula="of:=[$lang_ar.A67]" office:value-type="string" office:string-value="غير قادر على فتح ملف للقراءة" calcext:value-type="string">
            <text:p>غير قادر على فتح ملف للقراءة</text:p>
          </table:table-cell>
          <table:table-cell table:style-name="ce1" table:formula="of:=[$lang_ru.A67]" office:value-type="string" office:string-value="НЕВОЗМОЖНО ОТКРЫТЬ ДЛЯ ОТКРЫТИЯ ФАЙЛА ДЛЯ ЧТЕНИЯ" calcext:value-type="string">
            <text:p>НЕВОЗМОЖНО ОТКРЫТЬ ДЛЯ ОТКРЫТИЯ ФАЙЛА ДЛЯ ЧТЕНИЯ</text:p>
          </table:table-cell>
          <table:table-cell table:style-name="ce1" table:formula="of:=[$lang_hi.A67]" office:value-type="string" office:string-value="पढ़ने के लिए फ़ाइल खोलने के लिए खोलने में असमर्थ" calcext:value-type="string">
            <text:p>पढ़ने के लिए फ़ाइल खोलने के लिए खोलने में असमर्थ</text:p>
          </table:table-cell>
          <table:table-cell table:style-name="ce1" table:formula="of:=[$lang_bn.A67]" office:value-type="string" office:string-value="পড়ার জন্য ফাইল খুলতে খুলতে অক্ষম" calcext:value-type="string">
            <text:p>পড়ার জন্য ফাইল খুলতে খুলতে অক্ষম</text:p>
          </table:table-cell>
          <table:table-cell table:style-name="ce1" table:formula="of:=[$lang_pt.A67]" office:value-type="string" office:string-value="INCAPAZ DE ABRIR PARA ABRIR O ARQUIVO PARA LEITURA" calcext:value-type="string">
            <text:p>INCAPAZ DE ABRIR PARA ABRIR O ARQUIVO PARA LEITURA</text:p>
          </table:table-cell>
          <table:table-cell table:style-name="ce1" table:formula="of:=[$lang_in.A67]" office:value-type="string" office:string-value="TIDAK DAPAT MEMBUKA FILE UNTUK MEMBUKA FILE" calcext:value-type="string">
            <text:p>TIDAK DAPAT MEMBUKA FILE UNTUK MEMBUKA FILE</text:p>
          </table:table-cell>
          <table:table-cell table:style-name="ce1" table:formula="of:=[$lang_ja.A67]" office:value-type="string" office:string-value="読み取りのためにファイルを開くことができません" calcext:value-type="string">
            <text:p>読み取りのためにファイルを開くことができません</text:p>
          </table:table-cell>
          <table:table-cell table:style-name="ce1" table:formula="of:=[$lang_he.A67]" office:value-type="string" office:string-value="לא ניתן לפתוח לקובץ פתוח לקריאה" calcext:value-type="string">
            <text:p>לא ניתן לפתוח לקובץ פתוח לקריאה</text:p>
          </table:table-cell>
          <table:table-cell table:style-name="ce1" table:formula="of:=[$lang_eo.A67]" office:value-type="string" office:string-value="NE POVAS MALFERMI POR MALFERMI DOSIERON POR LEGADO" calcext:value-type="string">
            <text:p>NE POVAS MALFERMI POR MALFERMI DOSIERON POR LEGADO</text:p>
          </table:table-cell>
          <table:table-cell table:style-name="ce1" table:formula="of:=[$lang_sw.A67]" office:value-type="string" office:string-value="HAIWEZI KUFUNGUA KUFUNGUA FAILI YA KUSOMA" calcext:value-type="string">
            <text:p>HAIWEZI KUFUNGUA KUFUNGUA FAILI YA KUSOMA</text:p>
          </table:table-cell>
          <table:table-cell table:style-name="ce1" table:formula="of:=[$lang_tl.A67]" office:value-type="string" office:string-value="HINDI MABUKSAN UPANG BUKSAN ANG FILE PARA SA PAGBABASA" calcext:value-type="string">
            <text:p>HINDI MABUKSAN UPANG BUKSAN ANG FILE PARA SA PAGBABASA</text:p>
          </table:table-cell>
          <table:table-cell table:style-name="ce1" table:formula="of:=[$lang_ur.A67]" office:value-type="string" office:string-value="پڑھنے کے لئے فائل کھولنے کے لئے کھولنے سے قاصر ہے" calcext:value-type="string">
            <text:p>پڑھنے کے لئے فائل کھولنے کے لئے کھولنے سے قاصر ہے</text:p>
          </table:table-cell>
          <table:table-cell table:style-name="ce2" table:formula="of:=[$lang_la.A67]" office:value-type="string" office:string-value="'NON APERIRE APERIRE FILE AD LECTIO" calcext:value-type="string">
            <text:p>'NON APERIRE APERIRE FILE AD LECTIO</text:p>
          </table:table-cell>
          <table:table-cell table:style-name="ce1" table:formula="of:=[$lang_cy.A67]" office:value-type="string" office:string-value="METHU AGOR I AGOR FFEIL AR GYFER DARLLEN" calcext:value-type="string">
            <text:p>METHU AGOR I AGOR FFEIL AR GYFER DARLLEN</text:p>
          </table:table-cell>
          <table:table-cell table:style-name="ce1" table:formula="of:=[$lang_zu.A67]" office:value-type="string" office:string-value="AYIKWAZI UKUVULA UKUVULA IFAYELA LOKUFUNDA" calcext:value-type="string">
            <text:p>AYIKWAZI UKUVULA UKUVULA IFAYELA LOKUFUNDA</text:p>
          </table:table-cell>
          <table:table-cell table:style-name="ce1" table:formula="of:=[$lang_yi.A67]" office:value-type="string" office:string-value="ניט געקענט צו עפֿענען די טעקע פֿאַר לייענען" calcext:value-type="string">
            <text:p>ניט געקענט צו עפֿענען די טעקע פֿאַר לייענען</text:p>
          </table:table-cell>
          <table:table-cell table:number-columns-repeated="1001"/>
        </table:table-row>
        <table:table-row table:style-name="ro1">
          <table:table-cell table:style-name="ce2" table:formula="of:=[$errors.A27]" office:value-type="string" office:string-value="UNDEFINED LABEL" calcext:value-type="string">
            <text:p>UNDEFINED LABEL</text:p>
          </table:table-cell>
          <table:table-cell table:style-name="ce1" table:formula="of:=[$lang_en.A68]" office:value-type="string" office:string-value="UNDEFINED LABEL" calcext:value-type="string">
            <text:p>UNDEFINED LABEL</text:p>
          </table:table-cell>
          <table:table-cell table:style-name="ce1" table:formula="of:=[$lang_ko.A68]" office:value-type="string" office:string-value="정의되지 않은 레이블" calcext:value-type="string">
            <text:p>정의되지 않은 레이블</text:p>
          </table:table-cell>
          <table:table-cell table:style-name="ce1" table:formula="of:=[$lang_fr.A68]" office:value-type="string" office:string-value="ÉTIQUETTE NON DÉFINIE" calcext:value-type="string">
            <text:p>ÉTIQUETTE NON DÉFINIE</text:p>
          </table:table-cell>
          <table:table-cell table:style-name="ce1" table:formula="of:=[$lang_de.A68]" office:value-type="string" office:string-value="UNDEFINED ETIKETT" calcext:value-type="string">
            <text:p>UNDEFINED ETIKETT</text:p>
          </table:table-cell>
          <table:table-cell table:style-name="ce1" table:formula="of:=[$lang_zh.A68]" office:value-type="string" office:string-value="未定义的标签" calcext:value-type="string">
            <text:p>未定义的标签</text:p>
          </table:table-cell>
          <table:table-cell table:style-name="ce1" table:formula="of:=[$lang_es.A68]" office:value-type="string" office:string-value="ETIQUETA INDEFINIDA" calcext:value-type="string">
            <text:p>ETIQUETA INDEFINIDA</text:p>
          </table:table-cell>
          <table:table-cell table:style-name="ce1" table:formula="of:=[$lang_ar.A68]" office:value-type="string" office:string-value="تسمية غير محددة" calcext:value-type="string">
            <text:p>تسمية غير محددة</text:p>
          </table:table-cell>
          <table:table-cell table:style-name="ce1" table:formula="of:=[$lang_ru.A68]" office:value-type="string" office:string-value="НЕОПРЕДЕЛЕННАЯ ЭТИКЕТКА" calcext:value-type="string">
            <text:p>НЕОПРЕДЕЛЕННАЯ ЭТИКЕТКА</text:p>
          </table:table-cell>
          <table:table-cell table:style-name="ce1" table:formula="of:=[$lang_hi.A68]" office:value-type="string" office:string-value="अपरिभाषित लेबल" calcext:value-type="string">
            <text:p>अपरिभाषित लेबल</text:p>
          </table:table-cell>
          <table:table-cell table:style-name="ce1" table:formula="of:=[$lang_bn.A68]" office:value-type="string" office:string-value="অপরিবর্তিত লেবেল" calcext:value-type="string">
            <text:p>অপরিবর্তিত লেবেল</text:p>
          </table:table-cell>
          <table:table-cell table:style-name="ce1" table:formula="of:=[$lang_pt.A68]" office:value-type="string" office:string-value="ETIQUETA INDEFINIDA" calcext:value-type="string">
            <text:p>ETIQUETA INDEFINIDA</text:p>
          </table:table-cell>
          <table:table-cell table:style-name="ce1" table:formula="of:=[$lang_in.A68]" office:value-type="string" office:string-value="LABEL YANG TIDAK DITENTUKAN" calcext:value-type="string">
            <text:p>LABEL YANG TIDAK DITENTUKAN</text:p>
          </table:table-cell>
          <table:table-cell table:style-name="ce1" table:formula="of:=[$lang_ja.A68]" office:value-type="string" office:string-value="未定義のラベル" calcext:value-type="string">
            <text:p>未定義のラベル</text:p>
          </table:table-cell>
          <table:table-cell table:style-name="ce1" table:formula="of:=[$lang_he.A68]" office:value-type="string" office:string-value="תווית לא מוגדרת" calcext:value-type="string">
            <text:p>תווית לא מוגדרת</text:p>
          </table:table-cell>
          <table:table-cell table:style-name="ce1" table:formula="of:=[$lang_eo.A68]" office:value-type="string" office:string-value="NEDIFINITA ETIKEDO" calcext:value-type="string">
            <text:p>NEDIFINITA ETIKEDO</text:p>
          </table:table-cell>
          <table:table-cell table:style-name="ce1" table:formula="of:=[$lang_sw.A68]" office:value-type="string" office:string-value="LEBO ISIYOELEZEWA" calcext:value-type="string">
            <text:p>LEBO ISIYOELEZEWA</text:p>
          </table:table-cell>
          <table:table-cell table:style-name="ce1" table:formula="of:=[$lang_tl.A68]" office:value-type="string" office:string-value="HINDI NATUKOY NA LABEL" calcext:value-type="string">
            <text:p>HINDI NATUKOY NA LABEL</text:p>
          </table:table-cell>
          <table:table-cell table:style-name="ce1" table:formula="of:=[$lang_ur.A68]" office:value-type="string" office:string-value="غیر متعینہ لیبل" calcext:value-type="string">
            <text:p>غیر متعینہ لیبل</text:p>
          </table:table-cell>
          <table:table-cell table:style-name="ce2" table:formula="of:=[$lang_la.A68]" office:value-type="string" office:string-value="UNDEFINED LABEL" calcext:value-type="string">
            <text:p>UNDEFINED LABEL</text:p>
          </table:table-cell>
          <table:table-cell table:style-name="ce1" table:formula="of:=[$lang_cy.A68]" office:value-type="string" office:string-value="LABEL HEB EI DDIFFINIO" calcext:value-type="string">
            <text:p>LABEL HEB EI DDIFFINIO</text:p>
          </table:table-cell>
          <table:table-cell table:style-name="ce1" table:formula="of:=[$lang_zu.A68]" office:value-type="string" office:string-value="ILEBULA ELINGACHAZWANGA" calcext:value-type="string">
            <text:p>ILEBULA ELINGACHAZWANGA</text:p>
          </table:table-cell>
          <table:table-cell table:style-name="ce1" table:formula="of:=[$lang_yi.A68]" office:value-type="string" office:string-value="UNDEFINED פירמע" calcext:value-type="string">
            <text:p>UNDEFINED פירמע</text:p>
          </table:table-cell>
          <table:table-cell table:number-columns-repeated="1001"/>
        </table:table-row>
        <table:table-row table:style-name="ro1">
          <table:table-cell table:style-name="ce2" table:formula="of:=[$errors.A28]" office:value-type="string" office:string-value="UNHANDLED OPERATION" calcext:value-type="string">
            <text:p>UNHANDLED OPERATION</text:p>
          </table:table-cell>
          <table:table-cell table:style-name="ce1" table:formula="of:=[$lang_en.A69]" office:value-type="string" office:string-value="UNHANDLED OPERATION" calcext:value-type="string">
            <text:p>UNHANDLED OPERATION</text:p>
          </table:table-cell>
          <table:table-cell table:style-name="ce1" table:formula="of:=[$lang_ko.A69]" office:value-type="string" office:string-value="처리되지 않은 작동" calcext:value-type="string">
            <text:p>처리되지 않은 작동</text:p>
          </table:table-cell>
          <table:table-cell table:style-name="ce1" table:formula="of:=[$lang_fr.A69]" office:value-type="string" office:string-value="OPÉRATION DE NON-GÉANDÉE" calcext:value-type="string">
            <text:p>OPÉRATION DE NON-GÉANDÉE</text:p>
          </table:table-cell>
          <table:table-cell table:style-name="ce1" table:formula="of:=[$lang_de.A69]" office:value-type="string" office:string-value="NICHT BEHANDELTER OPERATION" calcext:value-type="string">
            <text:p>NICHT BEHANDELTER OPERATION</text:p>
          </table:table-cell>
          <table:table-cell table:style-name="ce1" table:formula="of:=[$lang_zh.A69]" office:value-type="string" office:string-value="未经处理的操作" calcext:value-type="string">
            <text:p>未经处理的操作</text:p>
          </table:table-cell>
          <table:table-cell table:style-name="ce1" table:formula="of:=[$lang_es.A69]" office:value-type="string" office:string-value="OPERACIÓN NO CONTROLADA" calcext:value-type="string">
            <text:p>OPERACIÓN NO CONTROLADA</text:p>
          </table:table-cell>
          <table:table-cell table:style-name="ce1" table:formula="of:=[$lang_ar.A69]" office:value-type="string" office:string-value="عملية غير معطلة" calcext:value-type="string">
            <text:p>عملية غير معطلة</text:p>
          </table:table-cell>
          <table:table-cell table:style-name="ce1" table:formula="of:=[$lang_ru.A69]" office:value-type="string" office:string-value="НЕУПОМЯНУТАЯ ОПЕРАЦИЯ" calcext:value-type="string">
            <text:p>НЕУПОМЯНУТАЯ ОПЕРАЦИЯ</text:p>
          </table:table-cell>
          <table:table-cell table:style-name="ce1" table:formula="of:=[$lang_hi.A69]" office:value-type="string" office:string-value="अनहेल्दी संचालन" calcext:value-type="string">
            <text:p>अनहेल्दी संचालन</text:p>
          </table:table-cell>
          <table:table-cell table:style-name="ce1" table:formula="of:=[$lang_bn.A69]" office:value-type="string" office:string-value="UNHANDED অপারেশন" calcext:value-type="string">
            <text:p>UNHANDED অপারেশন</text:p>
          </table:table-cell>
          <table:table-cell table:style-name="ce1" table:formula="of:=[$lang_pt.A69]" office:value-type="string" office:string-value="OPERAÇÃO NÃO COMBINADA" calcext:value-type="string">
            <text:p>OPERAÇÃO NÃO COMBINADA</text:p>
          </table:table-cell>
          <table:table-cell table:style-name="ce1" table:formula="of:=[$lang_in.A69]" office:value-type="string" office:string-value="OPERASI YANG TIDAK DITANGANI" calcext:value-type="string">
            <text:p>OPERASI YANG TIDAK DITANGANI</text:p>
          </table:table-cell>
          <table:table-cell table:style-name="ce1" table:formula="of:=[$lang_ja.A69]" office:value-type="string" office:string-value="未処理の操作" calcext:value-type="string">
            <text:p>未処理の操作</text:p>
          </table:table-cell>
          <table:table-cell table:style-name="ce1" table:formula="of:=[$lang_he.A69]" office:value-type="string" office:string-value="פעולה לא מטופלת" calcext:value-type="string">
            <text:p>פעולה לא מטופלת</text:p>
          </table:table-cell>
          <table:table-cell table:style-name="ce1" table:formula="of:=[$lang_eo.A69]" office:value-type="string" office:string-value="MALKONATA OPERACIO" calcext:value-type="string">
            <text:p>MALKONATA OPERACIO</text:p>
          </table:table-cell>
          <table:table-cell table:style-name="ce1" table:formula="of:=[$lang_sw.A69]" office:value-type="string" office:string-value="OPERESHENI ISIYOSABABISHWA" calcext:value-type="string">
            <text:p>OPERESHENI ISIYOSABABISHWA</text:p>
          </table:table-cell>
          <table:table-cell table:style-name="ce1" table:formula="of:=[$lang_tl.A69]" office:value-type="string" office:string-value="HINDI NAG -IISANG OPERASYON" calcext:value-type="string">
            <text:p>HINDI NAG -IISANG OPERASYON</text:p>
          </table:table-cell>
          <table:table-cell table:style-name="ce1" table:formula="of:=[$lang_ur.A69]" office:value-type="string" office:string-value="غیر منقولہ آپریشن" calcext:value-type="string">
            <text:p>غیر منقولہ آپریشن</text:p>
          </table:table-cell>
          <table:table-cell table:style-name="ce2" table:formula="of:=[$lang_la.A69]" office:value-type="string" office:string-value="UNHARLED OPERATIO" calcext:value-type="string">
            <text:p>UNHARLED OPERATIO</text:p>
          </table:table-cell>
          <table:table-cell table:style-name="ce1" table:formula="of:=[$lang_cy.A69]" office:value-type="string" office:string-value="GWEITHREDIAD HEB EI DRIN" calcext:value-type="string">
            <text:p>GWEITHREDIAD HEB EI DRIN</text:p>
          </table:table-cell>
          <table:table-cell table:style-name="ce1" table:formula="of:=[$lang_zu.A69]" office:value-type="string" office:string-value="UKUSEBENZA OKUNGENAMKHAWULO" calcext:value-type="string">
            <text:p>UKUSEBENZA OKUNGENAMKHAWULO</text:p>
          </table:table-cell>
          <table:table-cell table:style-name="ce1" table:formula="of:=[$lang_yi.A69]" office:value-type="string" office:string-value="ונהאַנדלעד אָפּעראַציע" calcext:value-type="string">
            <text:p>ונהאַנדלעד אָפּעראַציע</text:p>
          </table:table-cell>
          <table:table-cell table:number-columns-repeated="1001"/>
        </table:table-row>
        <table:table-row table:style-name="ro1">
          <table:table-cell table:style-name="ce2" table:formula="of:=[$errors.A29]" office:value-type="string" office:string-value="UNHANDLED OPERATION CODE" calcext:value-type="string">
            <text:p>UNHANDLED OPERATION CODE</text:p>
          </table:table-cell>
          <table:table-cell table:style-name="ce1" table:formula="of:=[$lang_en.A70]" office:value-type="string" office:string-value="UNHANDLED OPERATION CODE" calcext:value-type="string">
            <text:p>UNHANDLED OPERATION CODE</text:p>
          </table:table-cell>
          <table:table-cell table:style-name="ce1" table:formula="of:=[$lang_ko.A70]" office:value-type="string" office:string-value="처리되지 않은 작동 코드" calcext:value-type="string">
            <text:p>처리되지 않은 작동 코드</text:p>
          </table:table-cell>
          <table:table-cell table:style-name="ce1" table:formula="of:=[$lang_fr.A70]" office:value-type="string" office:string-value="CODE D'OPÉRATION NON GÉRÉ" calcext:value-type="string">
            <text:p>CODE D'OPÉRATION NON GÉRÉ</text:p>
          </table:table-cell>
          <table:table-cell table:style-name="ce1" table:formula="of:=[$lang_de.A70]" office:value-type="string" office:string-value="NICHT BEHANDELTER BETRIEBSCODE" calcext:value-type="string">
            <text:p>NICHT BEHANDELTER BETRIEBSCODE</text:p>
          </table:table-cell>
          <table:table-cell table:style-name="ce1" table:formula="of:=[$lang_zh.A70]" office:value-type="string" office:string-value="未经处理的操作代码" calcext:value-type="string">
            <text:p>未经处理的操作代码</text:p>
          </table:table-cell>
          <table:table-cell table:style-name="ce1" table:formula="of:=[$lang_es.A70]" office:value-type="string" office:string-value="CÓDIGO DE OPERACIÓN NO CONTROLADO" calcext:value-type="string">
            <text:p>CÓDIGO DE OPERACIÓN NO CONTROLADO</text:p>
          </table:table-cell>
          <table:table-cell table:style-name="ce1" table:formula="of:=[$lang_ar.A70]" office:value-type="string" office:string-value="رمز التشغيل غير المعقول" calcext:value-type="string">
            <text:p>رمز التشغيل غير المعقول</text:p>
          </table:table-cell>
          <table:table-cell table:style-name="ce1" table:formula="of:=[$lang_ru.A70]" office:value-type="string" office:string-value="КОД ОПЕРАЦИИ НЕЗДОРОВОЙ" calcext:value-type="string">
            <text:p>КОД ОПЕРАЦИИ НЕЗДОРОВОЙ</text:p>
          </table:table-cell>
          <table:table-cell table:style-name="ce1" table:formula="of:=[$lang_hi.A70]" office:value-type="string" office:string-value="अनियंत्रित ऑपरेशन कोड" calcext:value-type="string">
            <text:p>अनियंत्रित ऑपरेशन कोड</text:p>
          </table:table-cell>
          <table:table-cell table:style-name="ce1" table:formula="of:=[$lang_bn.A70]" office:value-type="string" office:string-value="UNHANDLED অপারেশন কোড" calcext:value-type="string">
            <text:p>UNHANDLED অপারেশন কোড</text:p>
          </table:table-cell>
          <table:table-cell table:style-name="ce1" table:formula="of:=[$lang_pt.A70]" office:value-type="string" office:string-value="CÓDIGO DE OPERAÇÃO NÃO ATRIBUÍDO" calcext:value-type="string">
            <text:p>CÓDIGO DE OPERAÇÃO NÃO ATRIBUÍDO</text:p>
          </table:table-cell>
          <table:table-cell table:style-name="ce1" table:formula="of:=[$lang_in.A70]" office:value-type="string" office:string-value="KODE OPERASI YANG TIDAK DITANGANI" calcext:value-type="string">
            <text:p>KODE OPERASI YANG TIDAK DITANGANI</text:p>
          </table:table-cell>
          <table:table-cell table:style-name="ce1" table:formula="of:=[$lang_ja.A70]" office:value-type="string" office:string-value="未処理の操作コード" calcext:value-type="string">
            <text:p>未処理の操作コード</text:p>
          </table:table-cell>
          <table:table-cell table:style-name="ce1" table:formula="of:=[$lang_he.A70]" office:value-type="string" office:string-value="קוד פעולה לא מטופל" calcext:value-type="string">
            <text:p>קוד פעולה לא מטופל</text:p>
          </table:table-cell>
          <table:table-cell table:style-name="ce1" table:formula="of:=[$lang_eo.A70]" office:value-type="string" office:string-value="MALKONATA OPERACIA KODO" calcext:value-type="string">
            <text:p>MALKONATA OPERACIA KODO</text:p>
          </table:table-cell>
          <table:table-cell table:style-name="ce1" table:formula="of:=[$lang_sw.A70]" office:value-type="string" office:string-value="NAMBARI YA OPERESHENI ISIYOZUILIWA" calcext:value-type="string">
            <text:p>NAMBARI YA OPERESHENI ISIYOZUILIWA</text:p>
          </table:table-cell>
          <table:table-cell table:style-name="ce1" table:formula="of:=[$lang_tl.A70]" office:value-type="string" office:string-value="HINDI NAKA -IWAS NA CODE NG OPERASYON" calcext:value-type="string">
            <text:p>HINDI NAKA -IWAS NA CODE NG OPERASYON</text:p>
          </table:table-cell>
          <table:table-cell table:style-name="ce1" table:formula="of:=[$lang_ur.A70]" office:value-type="string" office:string-value="غیر منقولہ آپریشن کوڈ" calcext:value-type="string">
            <text:p>غیر منقولہ آپریشن کوڈ</text:p>
          </table:table-cell>
          <table:table-cell table:style-name="ce2" table:formula="of:=[$lang_la.A70]" office:value-type="string" office:string-value="UNHARED OPERATIO CODICE" calcext:value-type="string">
            <text:p>UNHARED OPERATIO CODICE</text:p>
          </table:table-cell>
          <table:table-cell table:style-name="ce1" table:formula="of:=[$lang_cy.A70]" office:value-type="string" office:string-value="COD GWEITHREDU HEB EI DRIN" calcext:value-type="string">
            <text:p>COD GWEITHREDU HEB EI DRIN</text:p>
          </table:table-cell>
          <table:table-cell table:style-name="ce1" table:formula="of:=[$lang_zu.A70]" office:value-type="string" office:string-value="IKHODI YOKUSEBENZA ENGATHANDEKI" calcext:value-type="string">
            <text:p>IKHODI YOKUSEBENZA ENGATHANDEKI</text:p>
          </table:table-cell>
          <table:table-cell table:style-name="ce1" table:formula="of:=[$lang_yi.A70]" office:value-type="string" office:string-value="ונהאַנדלעד אָפּעראַציע קאָד" calcext:value-type="string">
            <text:p>ונהאַנדלעד אָפּעראַציע קאָד</text:p>
          </table:table-cell>
          <table:table-cell table:number-columns-repeated="1001"/>
        </table:table-row>
        <table:table-row table:style-name="ro1">
          <table:table-cell table:style-name="ce2" table:formula="of:=[$errors.A30]" office:value-type="string" office:string-value="UNKNOWN IF LABEL" calcext:value-type="string">
            <text:p>UNKNOWN IF LABEL</text:p>
          </table:table-cell>
          <table:table-cell table:style-name="ce1" table:formula="of:=[$lang_en.A71]" office:value-type="string" office:string-value="UNKNOWN IF LABEL" calcext:value-type="string">
            <text:p>UNKNOWN IF LABEL</text:p>
          </table:table-cell>
          <table:table-cell table:style-name="ce1" table:formula="of:=[$lang_ko.A71]" office:value-type="string" office:string-value="라벨이 알려지지 않았습니다" calcext:value-type="string">
            <text:p>라벨이 알려지지 않았습니다</text:p>
          </table:table-cell>
          <table:table-cell table:style-name="ce1" table:formula="of:=[$lang_fr.A71]" office:value-type="string" office:string-value="INCONNU SI L'ÉTIQUETTE" calcext:value-type="string">
            <text:p>INCONNU SI L'ÉTIQUETTE</text:p>
          </table:table-cell>
          <table:table-cell table:style-name="ce1" table:formula="of:=[$lang_de.A71]" office:value-type="string" office:string-value="UNBEKANNT, WENN ETIKETT" calcext:value-type="string">
            <text:p>UNBEKANNT, WENN ETIKETT</text:p>
          </table:table-cell>
          <table:table-cell table:style-name="ce1" table:formula="of:=[$lang_zh.A71]" office:value-type="string" office:string-value="未知是否标签" calcext:value-type="string">
            <text:p>未知是否标签</text:p>
          </table:table-cell>
          <table:table-cell table:style-name="ce1" table:formula="of:=[$lang_es.A71]" office:value-type="string" office:string-value="DESCONOCIDO SI LA ETIQUETA" calcext:value-type="string">
            <text:p>DESCONOCIDO SI LA ETIQUETA</text:p>
          </table:table-cell>
          <table:table-cell table:style-name="ce1" table:formula="of:=[$lang_ar.A71]" office:value-type="string" office:string-value="غير معروف إذا كانت العلامة" calcext:value-type="string">
            <text:p>غير معروف إذا كانت العلامة</text:p>
          </table:table-cell>
          <table:table-cell table:style-name="ce1" table:formula="of:=[$lang_ru.A71]" office:value-type="string" office:string-value="НЕИЗВЕСТНО, ЕСЛИ ЭТИКЕТКА" calcext:value-type="string">
            <text:p>НЕИЗВЕСТНО, ЕСЛИ ЭТИКЕТКА</text:p>
          </table:table-cell>
          <table:table-cell table:style-name="ce1" table:formula="of:=[$lang_hi.A71]" office:value-type="string" office:string-value="अज्ञात अगर लेबल" calcext:value-type="string">
            <text:p>अज्ञात अगर लेबल</text:p>
          </table:table-cell>
          <table:table-cell table:style-name="ce1" table:formula="of:=[$lang_bn.A71]" office:value-type="string" office:string-value="অজানা যদি লেবেল" calcext:value-type="string">
            <text:p>অজানা যদি লেবেল</text:p>
          </table:table-cell>
          <table:table-cell table:style-name="ce1" table:formula="of:=[$lang_pt.A71]" office:value-type="string" office:string-value="DESCONHECIDO SE RÓTULO" calcext:value-type="string">
            <text:p>DESCONHECIDO SE RÓTULO</text:p>
          </table:table-cell>
          <table:table-cell table:style-name="ce1" table:formula="of:=[$lang_in.A71]" office:value-type="string" office:string-value="TIDAK DIKETAHUI JIKA LABEL" calcext:value-type="string">
            <text:p>TIDAK DIKETAHUI JIKA LABEL</text:p>
          </table:table-cell>
          <table:table-cell table:style-name="ce1" table:formula="of:=[$lang_ja.A71]" office:value-type="string" office:string-value="ラベルの場合は不明です" calcext:value-type="string">
            <text:p>ラベルの場合は不明です</text:p>
          </table:table-cell>
          <table:table-cell table:style-name="ce1" table:formula="of:=[$lang_he.A71]" office:value-type="string" office:string-value="לא ידוע אם תווית" calcext:value-type="string">
            <text:p>לא ידוע אם תווית</text:p>
          </table:table-cell>
          <table:table-cell table:style-name="ce1" table:formula="of:=[$lang_eo.A71]" office:value-type="string" office:string-value="NEKONATA SE ETIKEDO" calcext:value-type="string">
            <text:p>NEKONATA SE ETIKEDO</text:p>
          </table:table-cell>
          <table:table-cell table:style-name="ce1" table:formula="of:=[$lang_sw.A71]" office:value-type="string" office:string-value="HAIJULIKANI IKIWA LEBO" calcext:value-type="string">
            <text:p>HAIJULIKANI IKIWA LEBO</text:p>
          </table:table-cell>
          <table:table-cell table:style-name="ce1" table:formula="of:=[$lang_tl.A71]" office:value-type="string" office:string-value="HINDI ALAM KUNG LABEL" calcext:value-type="string">
            <text:p>HINDI ALAM KUNG LABEL</text:p>
          </table:table-cell>
          <table:table-cell table:style-name="ce1" table:formula="of:=[$lang_ur.A71]" office:value-type="string" office:string-value="نامعلوم اگر لیبل ہے" calcext:value-type="string">
            <text:p>نامعلوم اگر لیبل ہے</text:p>
          </table:table-cell>
          <table:table-cell table:style-name="ce2" table:formula="of:=[$lang_la.A71]" office:value-type="string" office:string-value="IGNOTUM SI LABEL" calcext:value-type="string">
            <text:p>IGNOTUM SI LABEL</text:p>
          </table:table-cell>
          <table:table-cell table:style-name="ce1" table:formula="of:=[$lang_cy.A71]" office:value-type="string" office:string-value="ANHYSBYS OS LABEL" calcext:value-type="string">
            <text:p>ANHYSBYS OS LABEL</text:p>
          </table:table-cell>
          <table:table-cell table:style-name="ce1" table:formula="of:=[$lang_zu.A71]" office:value-type="string" office:string-value="AKWAZIWA UMA ILEBULA" calcext:value-type="string">
            <text:p>AKWAZIWA UMA ILEBULA</text:p>
          </table:table-cell>
          <table:table-cell table:style-name="ce1" table:formula="of:=[$lang_yi.A71]" office:value-type="string" office:string-value="אומבאַקאַנט אויב פירמע" calcext:value-type="string">
            <text:p>אומבאַקאַנט אויב פירמע</text:p>
          </table:table-cell>
          <table:table-cell table:number-columns-repeated="1001"/>
        </table:table-row>
        <table:table-row table:style-name="ro1">
          <table:table-cell table:style-name="ce2" table:formula="of:=[$errors.A31]" office:value-type="string" office:string-value="UNRECOGNIZED DOUBLE MATH OPERATION" calcext:value-type="string">
            <text:p>UNRECOGNIZED DOUBLE MATH OPERATION</text:p>
          </table:table-cell>
          <table:table-cell table:style-name="ce1" table:formula="of:=[$lang_en.A72]" office:value-type="string" office:string-value="UNRECOGNIZED DOUBLE MATH OPERATION" calcext:value-type="string">
            <text:p>UNRECOGNIZED DOUBLE MATH OPERATION</text:p>
          </table:table-cell>
          <table:table-cell table:style-name="ce1" table:formula="of:=[$lang_ko.A72]" office:value-type="string" office:string-value="인식되지 않은 이중 수학 작동" calcext:value-type="string">
            <text:p>인식되지 않은 이중 수학 작동</text:p>
          </table:table-cell>
          <table:table-cell table:style-name="ce1" table:formula="of:=[$lang_fr.A72]" office:value-type="string" office:string-value="OPÉRATION DE DOUBLE MATHÉMATIQUES NON RECONNUE" calcext:value-type="string">
            <text:p>OPÉRATION DE DOUBLE MATHÉMATIQUES NON RECONNUE</text:p>
          </table:table-cell>
          <table:table-cell table:style-name="ce1" table:formula="of:=[$lang_de.A72]" office:value-type="string" office:string-value="UNERKANNTER DOPPELMATHEMATIKOPERATION" calcext:value-type="string">
            <text:p>UNERKANNTER DOPPELMATHEMATIKOPERATION</text:p>
          </table:table-cell>
          <table:table-cell table:style-name="ce1" table:formula="of:=[$lang_zh.A72]" office:value-type="string" office:string-value="未识别的双重数学操作" calcext:value-type="string">
            <text:p>未识别的双重数学操作</text:p>
          </table:table-cell>
          <table:table-cell table:style-name="ce1" table:formula="of:=[$lang_es.A72]" office:value-type="string" office:string-value="OPERACIÓN DE MATEMÁTICAS DOBLE NO RECONOCIDA" calcext:value-type="string">
            <text:p>OPERACIÓN DE MATEMÁTICAS DOBLE NO RECONOCIDA</text:p>
          </table:table-cell>
          <table:table-cell table:style-name="ce1" table:formula="of:=[$lang_ar.A72]" office:value-type="string" office:string-value="عملية رياضيات مزدوجة غير معترف بها" calcext:value-type="string">
            <text:p>عملية رياضيات مزدوجة غير معترف بها</text:p>
          </table:table-cell>
          <table:table-cell table:style-name="ce1" table:formula="of:=[$lang_ru.A72]" office:value-type="string" office:string-value="НЕРАСПОЗНАННАЯ ДВОЙНАЯ МАТЕМАТИЧЕСКАЯ ОПЕРАЦИЯ" calcext:value-type="string">
            <text:p>НЕРАСПОЗНАННАЯ ДВОЙНАЯ МАТЕМАТИЧЕСКАЯ ОПЕРАЦИЯ</text:p>
          </table:table-cell>
          <table:table-cell table:style-name="ce1" table:formula="of:=[$lang_hi.A72]" office:value-type="string" office:string-value="अपरिचित दोहरे गणित संचालन" calcext:value-type="string">
            <text:p>अपरिचित दोहरे गणित संचालन</text:p>
          </table:table-cell>
          <table:table-cell table:style-name="ce1" table:formula="of:=[$lang_bn.A72]" office:value-type="string" office:string-value="অচেনা ডাবল গণিত অপারেশন" calcext:value-type="string">
            <text:p>অচেনা ডাবল গণিত অপারেশন</text:p>
          </table:table-cell>
          <table:table-cell table:style-name="ce1" table:formula="of:=[$lang_pt.A72]" office:value-type="string" office:string-value="OPERAÇÃO DE MATEMÁTICA DUPLA NÃO RECONHECIDA" calcext:value-type="string">
            <text:p>OPERAÇÃO DE MATEMÁTICA DUPLA NÃO RECONHECIDA</text:p>
          </table:table-cell>
          <table:table-cell table:style-name="ce1" table:formula="of:=[$lang_in.A72]" office:value-type="string" office:string-value="OPERASI MATEMATIKA GANDA YANG TIDAK DIKENALI" calcext:value-type="string">
            <text:p>OPERASI MATEMATIKA GANDA YANG TIDAK DIKENALI</text:p>
          </table:table-cell>
          <table:table-cell table:style-name="ce1" table:formula="of:=[$lang_ja.A72]" office:value-type="string" office:string-value="認識されていない二重数学操作" calcext:value-type="string">
            <text:p>認識されていない二重数学操作</text:p>
          </table:table-cell>
          <table:table-cell table:style-name="ce1" table:formula="of:=[$lang_he.A72]" office:value-type="string" office:string-value="פעולת מתמטיקה כפולה לא מוכרת" calcext:value-type="string">
            <text:p>פעולת מתמטיקה כפולה לא מוכרת</text:p>
          </table:table-cell>
          <table:table-cell table:style-name="ce1" table:formula="of:=[$lang_eo.A72]" office:value-type="string" office:string-value="NE REKONITA DUOBLA MATEMATIKA OPERACIO" calcext:value-type="string">
            <text:p>NE REKONITA DUOBLA MATEMATIKA OPERACIO</text:p>
          </table:table-cell>
          <table:table-cell table:style-name="ce1" table:formula="of:=[$lang_sw.A72]" office:value-type="string" office:string-value="OPERESHENI YA HESABU MARA MBILI ISIYOJULIKANA" calcext:value-type="string">
            <text:p>OPERESHENI YA HESABU MARA MBILI ISIYOJULIKANA</text:p>
          </table:table-cell>
          <table:table-cell table:style-name="ce1" table:formula="of:=[$lang_tl.A72]" office:value-type="string" office:string-value="HINDI NAKIKILALANG DOBLENG OPERASYON SA MATEMATIKA" calcext:value-type="string">
            <text:p>HINDI NAKIKILALANG DOBLENG OPERASYON SA MATEMATIKA</text:p>
          </table:table-cell>
          <table:table-cell table:style-name="ce1" table:formula="of:=[$lang_ur.A72]" office:value-type="string" office:string-value="غیر تسلیم شدہ ڈبل ریاضی کا آپریشن" calcext:value-type="string">
            <text:p>غیر تسلیم شدہ ڈبل ریاضی کا آپریشن</text:p>
          </table:table-cell>
          <table:table-cell table:style-name="ce2" table:formula="of:=[$lang_la.A72]" office:value-type="string" office:string-value="DUPLEX DUPLICI MATH OPERANDI" calcext:value-type="string">
            <text:p>DUPLEX DUPLICI MATH OPERANDI</text:p>
          </table:table-cell>
          <table:table-cell table:style-name="ce1" table:formula="of:=[$lang_cy.A72]" office:value-type="string" office:string-value="GWEITHREDIAD MATHEMATEG DWBL HEB EI GYDNABOD" calcext:value-type="string">
            <text:p>GWEITHREDIAD MATHEMATEG DWBL HEB EI GYDNABOD</text:p>
          </table:table-cell>
          <table:table-cell table:style-name="ce1" table:formula="of:=[$lang_zu.A72]" office:value-type="string" office:string-value="UKUSEBENZA OKUNGAZIWA OKUPHINDWE KABILI KWEZIBALO" calcext:value-type="string">
            <text:p>UKUSEBENZA OKUNGAZIWA OKUPHINDWE KABILI KWEZIBALO</text:p>
          </table:table-cell>
          <table:table-cell table:style-name="ce1" table:formula="of:=[$lang_yi.A72]" office:value-type="string" office:string-value="אַנרעקאַגנייזד טאָפּל מאַט אָפּעראַציע" calcext:value-type="string">
            <text:p>אַנרעקאַגנייזד טאָפּל מאַט אָפּעראַציע</text:p>
          </table:table-cell>
          <table:table-cell table:number-columns-repeated="1001"/>
        </table:table-row>
        <table:table-row table:style-name="ro1">
          <table:table-cell table:style-name="ce2" table:formula="of:=[$errors.A32]" office:value-type="string" office:string-value="UNRECOGNIZED FUNCTION DEFINITION" calcext:value-type="string">
            <text:p>UNRECOGNIZED FUNCTION DEFINITION</text:p>
          </table:table-cell>
          <table:table-cell table:style-name="ce1" table:formula="of:=[$lang_en.A73]" office:value-type="string" office:string-value="UNRECOGNIZED FUNCTION DEFINITION" calcext:value-type="string">
            <text:p>UNRECOGNIZED FUNCTION DEFINITION</text:p>
          </table:table-cell>
          <table:table-cell table:style-name="ce1" table:formula="of:=[$lang_ko.A73]" office:value-type="string" office:string-value="인식되지 않은 기능 정의" calcext:value-type="string">
            <text:p>인식되지 않은 기능 정의</text:p>
          </table:table-cell>
          <table:table-cell table:style-name="ce1" table:formula="of:=[$lang_fr.A73]" office:value-type="string" office:string-value="DÉFINITION DE FONCTION NON RECONNUE" calcext:value-type="string">
            <text:p>DÉFINITION DE FONCTION NON RECONNUE</text:p>
          </table:table-cell>
          <table:table-cell table:style-name="ce1" table:formula="of:=[$lang_de.A73]" office:value-type="string" office:string-value="UNERKANNTE FUNKTIONSDEFINITION" calcext:value-type="string">
            <text:p>UNERKANNTE FUNKTIONSDEFINITION</text:p>
          </table:table-cell>
          <table:table-cell table:style-name="ce1" table:formula="of:=[$lang_zh.A73]" office:value-type="string" office:string-value="无法识别的函数定义" calcext:value-type="string">
            <text:p>无法识别的函数定义</text:p>
          </table:table-cell>
          <table:table-cell table:style-name="ce1" table:formula="of:=[$lang_es.A73]" office:value-type="string" office:string-value="DEFINICIÓN DE FUNCIÓN NO RECONOCIDA" calcext:value-type="string">
            <text:p>DEFINICIÓN DE FUNCIÓN NO RECONOCIDA</text:p>
          </table:table-cell>
          <table:table-cell table:style-name="ce1" table:formula="of:=[$lang_ar.A73]" office:value-type="string" office:string-value="تعريف الوظيفة غير المعترف به" calcext:value-type="string">
            <text:p>تعريف الوظيفة غير المعترف به</text:p>
          </table:table-cell>
          <table:table-cell table:style-name="ce1" table:formula="of:=[$lang_ru.A73]" office:value-type="string" office:string-value="НЕПОЗНАННОЕ ОПРЕДЕЛЕНИЕ ФУНКЦИИ" calcext:value-type="string">
            <text:p>НЕПОЗНАННОЕ ОПРЕДЕЛЕНИЕ ФУНКЦИИ</text:p>
          </table:table-cell>
          <table:table-cell table:style-name="ce1" table:formula="of:=[$lang_hi.A73]" office:value-type="string" office:string-value="अपरिचित कार्य परिभाषा" calcext:value-type="string">
            <text:p>अपरिचित कार्य परिभाषा</text:p>
          </table:table-cell>
          <table:table-cell table:style-name="ce1" table:formula="of:=[$lang_bn.A73]" office:value-type="string" office:string-value="অচেনা ফাংশন সংজ্ঞা" calcext:value-type="string">
            <text:p>অচেনা ফাংশন সংজ্ঞা</text:p>
          </table:table-cell>
          <table:table-cell table:style-name="ce1" table:formula="of:=[$lang_pt.A73]" office:value-type="string" office:string-value="DEFINIÇÃO DE FUNÇÃO NÃO RECONHECIDA" calcext:value-type="string">
            <text:p>DEFINIÇÃO DE FUNÇÃO NÃO RECONHECIDA</text:p>
          </table:table-cell>
          <table:table-cell table:style-name="ce1" table:formula="of:=[$lang_in.A73]" office:value-type="string" office:string-value="DEFINISI FUNGSI YANG TIDAK DIKENAL" calcext:value-type="string">
            <text:p>DEFINISI FUNGSI YANG TIDAK DIKENAL</text:p>
          </table:table-cell>
          <table:table-cell table:style-name="ce1" table:formula="of:=[$lang_ja.A73]" office:value-type="string" office:string-value="認識されていない関数定義" calcext:value-type="string">
            <text:p>認識されていない関数定義</text:p>
          </table:table-cell>
          <table:table-cell table:style-name="ce1" table:formula="of:=[$lang_he.A73]" office:value-type="string" office:string-value="הגדרת פונקציה לא מוכרת" calcext:value-type="string">
            <text:p>הגדרת פונקציה לא מוכרת</text:p>
          </table:table-cell>
          <table:table-cell table:style-name="ce1" table:formula="of:=[$lang_eo.A73]" office:value-type="string" office:string-value="NE REKONITA FUNKCIA DIFINO" calcext:value-type="string">
            <text:p>NE REKONITA FUNKCIA DIFINO</text:p>
          </table:table-cell>
          <table:table-cell table:style-name="ce1" table:formula="of:=[$lang_sw.A73]" office:value-type="string" office:string-value="UFAFANUZI WA KAZI ISIYOJULIKANA" calcext:value-type="string">
            <text:p>UFAFANUZI WA KAZI ISIYOJULIKANA</text:p>
          </table:table-cell>
          <table:table-cell table:style-name="ce1" table:formula="of:=[$lang_tl.A73]" office:value-type="string" office:string-value="HINDI NAKIKILALANG KAHULUGAN NG PAG -ANDAR" calcext:value-type="string">
            <text:p>HINDI NAKIKILALANG KAHULUGAN NG PAG -ANDAR</text:p>
          </table:table-cell>
          <table:table-cell table:style-name="ce1" table:formula="of:=[$lang_ur.A73]" office:value-type="string" office:string-value="غیر تسلیم شدہ فنکشن تعریف" calcext:value-type="string">
            <text:p>غیر تسلیم شدہ فنکشن تعریف</text:p>
          </table:table-cell>
          <table:table-cell table:style-name="ce2" table:formula="of:=[$lang_la.A73]" office:value-type="string" office:string-value="COGNITA FUNCTION DEFINITIO" calcext:value-type="string">
            <text:p>COGNITA FUNCTION DEFINITIO</text:p>
          </table:table-cell>
          <table:table-cell table:style-name="ce1" table:formula="of:=[$lang_cy.A73]" office:value-type="string" office:string-value="DIFFINIAD SWYDDOGAETH HEB EI GYDNABOD" calcext:value-type="string">
            <text:p>DIFFINIAD SWYDDOGAETH HEB EI GYDNABOD</text:p>
          </table:table-cell>
          <table:table-cell table:style-name="ce1" table:formula="of:=[$lang_zu.A73]" office:value-type="string" office:string-value="UKUCHAZWA OKUNGAZIWA UMSEBENZI" calcext:value-type="string">
            <text:p>UKUCHAZWA OKUNGAZIWA UMSEBENZI</text:p>
          </table:table-cell>
          <table:table-cell table:style-name="ce1" table:formula="of:=[$lang_yi.A73]" office:value-type="string" office:string-value="אַנרעקאַגנייזד פונקציע דעפֿיניציע" calcext:value-type="string">
            <text:p>אַנרעקאַגנייזד פונקציע דעפֿיניציע</text:p>
          </table:table-cell>
          <table:table-cell table:number-columns-repeated="1001"/>
        </table:table-row>
        <table:table-row table:style-name="ro1">
          <table:table-cell table:style-name="ce2" table:formula="of:=[$errors.A33]" office:value-type="string" office:string-value="UNRECOGNIZED GOSUB LABEL" calcext:value-type="string">
            <text:p>UNRECOGNIZED GOSUB LABEL</text:p>
          </table:table-cell>
          <table:table-cell table:style-name="ce1" table:formula="of:=[$lang_en.A74]" office:value-type="string" office:string-value="UNRECOGNIZED GOSUB LABEL" calcext:value-type="string">
            <text:p>UNRECOGNIZED GOSUB LABEL</text:p>
          </table:table-cell>
          <table:table-cell table:style-name="ce1" table:formula="of:=[$lang_ko.A74]" office:value-type="string" office:string-value="인식되지 않은 GOSUB 레이블" calcext:value-type="string">
            <text:p>인식되지 않은 GOSUB 레이블</text:p>
          </table:table-cell>
          <table:table-cell table:style-name="ce1" table:formula="of:=[$lang_fr.A74]" office:value-type="string" office:string-value="ÉTIQUETTE GOSUB NON RECONNUE" calcext:value-type="string">
            <text:p>ÉTIQUETTE GOSUB NON RECONNUE</text:p>
          </table:table-cell>
          <table:table-cell table:style-name="ce1" table:formula="of:=[$lang_de.A74]" office:value-type="string" office:string-value="NICHT ANERKANNTES GOSUB -LABEL" calcext:value-type="string">
            <text:p>NICHT ANERKANNTES GOSUB -LABEL</text:p>
          </table:table-cell>
          <table:table-cell table:style-name="ce1" table:formula="of:=[$lang_zh.A74]" office:value-type="string" office:string-value="无法识别的GOSUB标签" calcext:value-type="string">
            <text:p>无法识别的GOSUB标签</text:p>
          </table:table-cell>
          <table:table-cell table:style-name="ce1" table:formula="of:=[$lang_es.A74]" office:value-type="string" office:string-value="ETIQUETA GOSUB NO RECONOCIDA" calcext:value-type="string">
            <text:p>ETIQUETA GOSUB NO RECONOCIDA</text:p>
          </table:table-cell>
          <table:table-cell table:style-name="ce1" table:formula="of:=[$lang_ar.A74]" office:value-type="string" office:string-value="تسمية GOSUB غير المعترف بها" calcext:value-type="string">
            <text:p>تسمية GOSUB غير المعترف بها</text:p>
          </table:table-cell>
          <table:table-cell table:style-name="ce1" table:formula="of:=[$lang_ru.A74]" office:value-type="string" office:string-value="НЕПОЗНАННЫЙ ЛЕЙБЛ ГОСУБА" calcext:value-type="string">
            <text:p>НЕПОЗНАННЫЙ ЛЕЙБЛ ГОСУБА</text:p>
          </table:table-cell>
          <table:table-cell table:style-name="ce1" table:formula="of:=[$lang_hi.A74]" office:value-type="string" office:string-value="अपरिचित GOSUB लेबल" calcext:value-type="string">
            <text:p>अपरिचित GOSUB लेबल</text:p>
          </table:table-cell>
          <table:table-cell table:style-name="ce1" table:formula="of:=[$lang_bn.A74]" office:value-type="string" office:string-value="অচেনা গোসব লেবেল" calcext:value-type="string">
            <text:p>অচেনা গোসব লেবেল</text:p>
          </table:table-cell>
          <table:table-cell table:style-name="ce1" table:formula="of:=[$lang_pt.A74]" office:value-type="string" office:string-value="ETIQUETA GOSUB NÃO RECONHECIDA" calcext:value-type="string">
            <text:p>ETIQUETA GOSUB NÃO RECONHECIDA</text:p>
          </table:table-cell>
          <table:table-cell table:style-name="ce1" table:formula="of:=[$lang_in.A74]" office:value-type="string" office:string-value="LABEL GOSUB YANG TIDAK DIKENALI" calcext:value-type="string">
            <text:p>LABEL GOSUB YANG TIDAK DIKENALI</text:p>
          </table:table-cell>
          <table:table-cell table:style-name="ce1" table:formula="of:=[$lang_ja.A74]" office:value-type="string" office:string-value="認識されていないゴスブラベル" calcext:value-type="string">
            <text:p>認識されていないゴスブラベル</text:p>
          </table:table-cell>
          <table:table-cell table:style-name="ce1" table:formula="of:=[$lang_he.A74]" office:value-type="string" office:string-value="תווית GOSUB לא מוכרת" calcext:value-type="string">
            <text:p>תווית GOSUB לא מוכרת</text:p>
          </table:table-cell>
          <table:table-cell table:style-name="ce1" table:formula="of:=[$lang_eo.A74]" office:value-type="string" office:string-value="NE REKONITA GOSUB -ETIKEDO" calcext:value-type="string">
            <text:p>NE REKONITA GOSUB -ETIKEDO</text:p>
          </table:table-cell>
          <table:table-cell table:style-name="ce1" table:formula="of:=[$lang_sw.A74]" office:value-type="string" office:string-value="LEBO ISIYOJULIKANA YA GOSUB" calcext:value-type="string">
            <text:p>LEBO ISIYOJULIKANA YA GOSUB</text:p>
          </table:table-cell>
          <table:table-cell table:style-name="ce1" table:formula="of:=[$lang_tl.A74]" office:value-type="string" office:string-value="HINDI NAKIKILALANG LABEL NG GOSUB" calcext:value-type="string">
            <text:p>HINDI NAKIKILALANG LABEL NG GOSUB</text:p>
          </table:table-cell>
          <table:table-cell table:style-name="ce1" table:formula="of:=[$lang_ur.A74]" office:value-type="string" office:string-value="غیر تسلیم شدہ گوسب لیبل" calcext:value-type="string">
            <text:p>غیر تسلیم شدہ گوسب لیبل</text:p>
          </table:table-cell>
          <table:table-cell table:style-name="ce2" table:formula="of:=[$lang_la.A74]" office:value-type="string" office:string-value="COGNITA GOSOB LABEL" calcext:value-type="string">
            <text:p>COGNITA GOSOB LABEL</text:p>
          </table:table-cell>
          <table:table-cell table:style-name="ce1" table:formula="of:=[$lang_cy.A74]" office:value-type="string" office:string-value="LABEL GOSUB HEB EI GYDNABOD" calcext:value-type="string">
            <text:p>LABEL GOSUB HEB EI GYDNABOD</text:p>
          </table:table-cell>
          <table:table-cell table:style-name="ce1" table:formula="of:=[$lang_zu.A74]" office:value-type="string" office:string-value="ILEBULA YE-GOSUB ENGAZIWA" calcext:value-type="string">
            <text:p>ILEBULA YE-GOSUB ENGAZIWA</text:p>
          </table:table-cell>
          <table:table-cell table:style-name="ce1" table:formula="of:=[$lang_yi.A74]" office:value-type="string" office:string-value="אַנרעקאַגנייזד GOSUB לאַבעל" calcext:value-type="string">
            <text:p>אַנרעקאַגנייזד GOSUB לאַבעל</text:p>
          </table:table-cell>
          <table:table-cell table:number-columns-repeated="1001"/>
        </table:table-row>
        <table:table-row table:style-name="ro1">
          <table:table-cell table:style-name="ce2" table:formula="of:=[$errors.A34]" office:value-type="string" office:string-value="UNRECOGNIZED GOTO LABEL" calcext:value-type="string">
            <text:p>UNRECOGNIZED GOTO LABEL</text:p>
          </table:table-cell>
          <table:table-cell table:style-name="ce1" table:formula="of:=[$lang_en.A75]" office:value-type="string" office:string-value="UNRECOGNIZED GOTO LABEL" calcext:value-type="string">
            <text:p>UNRECOGNIZED GOTO LABEL</text:p>
          </table:table-cell>
          <table:table-cell table:style-name="ce1" table:formula="of:=[$lang_ko.A75]" office:value-type="string" office:string-value="인식되지 않은 GOTO 레이블" calcext:value-type="string">
            <text:p>인식되지 않은 GOTO 레이블</text:p>
          </table:table-cell>
          <table:table-cell table:style-name="ce1" table:formula="of:=[$lang_fr.A75]" office:value-type="string" office:string-value="ÉTIQUETTE GOTO NON RECONNUE" calcext:value-type="string">
            <text:p>ÉTIQUETTE GOTO NON RECONNUE</text:p>
          </table:table-cell>
          <table:table-cell table:style-name="ce1" table:formula="of:=[$lang_de.A75]" office:value-type="string" office:string-value="NICHT ANERKANNTES GOTO -LABEL" calcext:value-type="string">
            <text:p>NICHT ANERKANNTES GOTO -LABEL</text:p>
          </table:table-cell>
          <table:table-cell table:style-name="ce1" table:formula="of:=[$lang_zh.A75]" office:value-type="string" office:string-value="无法识别的GOTO标签" calcext:value-type="string">
            <text:p>无法识别的GOTO标签</text:p>
          </table:table-cell>
          <table:table-cell table:style-name="ce1" table:formula="of:=[$lang_es.A75]" office:value-type="string" office:string-value="ETIQUETA GOTO NO RECONOCIDA" calcext:value-type="string">
            <text:p>ETIQUETA GOTO NO RECONOCIDA</text:p>
          </table:table-cell>
          <table:table-cell table:style-name="ce1" table:formula="of:=[$lang_ar.A75]" office:value-type="string" office:string-value="تسمية GOTO غير المعترف بها" calcext:value-type="string">
            <text:p>تسمية GOTO غير المعترف بها</text:p>
          </table:table-cell>
          <table:table-cell table:style-name="ce1" table:formula="of:=[$lang_ru.A75]" office:value-type="string" office:string-value="НЕПОЗНАННЫЙ ЛЕЙБЛ GOTO" calcext:value-type="string">
            <text:p>НЕПОЗНАННЫЙ ЛЕЙБЛ GOTO</text:p>
          </table:table-cell>
          <table:table-cell table:style-name="ce1" table:formula="of:=[$lang_hi.A75]" office:value-type="string" office:string-value="गैर -मान्यता प्राप्त गोटो लेबल" calcext:value-type="string">
            <text:p>गैर -मान्यता प्राप्त गोटो लेबल</text:p>
          </table:table-cell>
          <table:table-cell table:style-name="ce1" table:formula="of:=[$lang_bn.A75]" office:value-type="string" office:string-value="অজ্ঞাত গোটো লেবেল" calcext:value-type="string">
            <text:p>অজ্ঞাত গোটো লেবেল</text:p>
          </table:table-cell>
          <table:table-cell table:style-name="ce1" table:formula="of:=[$lang_pt.A75]" office:value-type="string" office:string-value="RÓTULO GOTO NÃO RECONHECIDO" calcext:value-type="string">
            <text:p>RÓTULO GOTO NÃO RECONHECIDO</text:p>
          </table:table-cell>
          <table:table-cell table:style-name="ce1" table:formula="of:=[$lang_in.A75]" office:value-type="string" office:string-value="LABEL GOTO YANG TIDAK DIAKUI" calcext:value-type="string">
            <text:p>LABEL GOTO YANG TIDAK DIAKUI</text:p>
          </table:table-cell>
          <table:table-cell table:style-name="ce1" table:formula="of:=[$lang_ja.A75]" office:value-type="string" office:string-value="認識されていないGOTOラベル" calcext:value-type="string">
            <text:p>認識されていないGOTOラベル</text:p>
          </table:table-cell>
          <table:table-cell table:style-name="ce1" table:formula="of:=[$lang_he.A75]" office:value-type="string" office:string-value="תווית GOTO לא מוכרת" calcext:value-type="string">
            <text:p>תווית GOTO לא מוכרת</text:p>
          </table:table-cell>
          <table:table-cell table:style-name="ce1" table:formula="of:=[$lang_eo.A75]" office:value-type="string" office:string-value="NE REKONITA GOTO -ETIKEDO" calcext:value-type="string">
            <text:p>NE REKONITA GOTO -ETIKEDO</text:p>
          </table:table-cell>
          <table:table-cell table:style-name="ce1" table:formula="of:=[$lang_sw.A75]" office:value-type="string" office:string-value="LEBO ISIYOJULIKANA YA GOTO" calcext:value-type="string">
            <text:p>LEBO ISIYOJULIKANA YA GOTO</text:p>
          </table:table-cell>
          <table:table-cell table:style-name="ce1" table:formula="of:=[$lang_tl.A75]" office:value-type="string" office:string-value="HINDI NAKIKILALANG LABEL NG GOTO" calcext:value-type="string">
            <text:p>HINDI NAKIKILALANG LABEL NG GOTO</text:p>
          </table:table-cell>
          <table:table-cell table:style-name="ce1" table:formula="of:=[$lang_ur.A75]" office:value-type="string" office:string-value="غیر تسلیم شدہ گوٹو لیبل" calcext:value-type="string">
            <text:p>غیر تسلیم شدہ گوٹو لیبل</text:p>
          </table:table-cell>
          <table:table-cell table:style-name="ce2" table:formula="of:=[$lang_la.A75]" office:value-type="string" office:string-value="COGNITA GATA LABEL" calcext:value-type="string">
            <text:p>COGNITA GATA LABEL</text:p>
          </table:table-cell>
          <table:table-cell table:style-name="ce1" table:formula="of:=[$lang_cy.A75]" office:value-type="string" office:string-value="LABEL GOTO HEB EI GYDNABOD" calcext:value-type="string">
            <text:p>LABEL GOTO HEB EI GYDNABOD</text:p>
          </table:table-cell>
          <table:table-cell table:style-name="ce1" table:formula="of:=[$lang_zu.A75]" office:value-type="string" office:string-value="ILEBULA YE-GOTO ENGAZIWA" calcext:value-type="string">
            <text:p>ILEBULA YE-GOTO ENGAZIWA</text:p>
          </table:table-cell>
          <table:table-cell table:style-name="ce1" table:formula="of:=[$lang_yi.A75]" office:value-type="string" office:string-value="אַנרעקאַגנייזד גאָטאָ פירמע" calcext:value-type="string">
            <text:p>אַנרעקאַגנייזד גאָטאָ פירמע</text:p>
          </table:table-cell>
          <table:table-cell table:number-columns-repeated="1001"/>
        </table:table-row>
        <table:table-row table:style-name="ro1">
          <table:table-cell table:style-name="ce2" table:formula="of:=[$errors.A35]" office:value-type="string" office:string-value="UNRECOGNIZED INPUT" calcext:value-type="string">
            <text:p>UNRECOGNIZED INPUT</text:p>
          </table:table-cell>
          <table:table-cell table:style-name="ce1" table:formula="of:=[$lang_en.A76]" office:value-type="string" office:string-value="UNRECOGNIZED INPUT" calcext:value-type="string">
            <text:p>UNRECOGNIZED INPUT</text:p>
          </table:table-cell>
          <table:table-cell table:style-name="ce1" table:formula="of:=[$lang_ko.A76]" office:value-type="string" office:string-value="인식되지 않은 입력" calcext:value-type="string">
            <text:p>인식되지 않은 입력</text:p>
          </table:table-cell>
          <table:table-cell table:style-name="ce1" table:formula="of:=[$lang_fr.A76]" office:value-type="string" office:string-value="ENTRÉE NON RECONNUE" calcext:value-type="string">
            <text:p>ENTRÉE NON RECONNUE</text:p>
          </table:table-cell>
          <table:table-cell table:style-name="ce1" table:formula="of:=[$lang_de.A76]" office:value-type="string" office:string-value="UNERKANNTE EINGABE" calcext:value-type="string">
            <text:p>UNERKANNTE EINGABE</text:p>
          </table:table-cell>
          <table:table-cell table:style-name="ce1" table:formula="of:=[$lang_zh.A76]" office:value-type="string" office:string-value="未识别的输入" calcext:value-type="string">
            <text:p>未识别的输入</text:p>
          </table:table-cell>
          <table:table-cell table:style-name="ce1" table:formula="of:=[$lang_es.A76]" office:value-type="string" office:string-value="ENTRADA NO RECONOCIDA" calcext:value-type="string">
            <text:p>ENTRADA NO RECONOCIDA</text:p>
          </table:table-cell>
          <table:table-cell table:style-name="ce1" table:formula="of:=[$lang_ar.A76]" office:value-type="string" office:string-value="المدخلات غير المعترف بها" calcext:value-type="string">
            <text:p>المدخلات غير المعترف بها</text:p>
          </table:table-cell>
          <table:table-cell table:style-name="ce1" table:formula="of:=[$lang_ru.A76]" office:value-type="string" office:string-value="НЕПОЗНАННЫЙ ВХОД" calcext:value-type="string">
            <text:p>НЕПОЗНАННЫЙ ВХОД</text:p>
          </table:table-cell>
          <table:table-cell table:style-name="ce1" table:formula="of:=[$lang_hi.A76]" office:value-type="string" office:string-value="अपरिचित इनपुट" calcext:value-type="string">
            <text:p>अपरिचित इनपुट</text:p>
          </table:table-cell>
          <table:table-cell table:style-name="ce1" table:formula="of:=[$lang_bn.A76]" office:value-type="string" office:string-value="অচেনা ইনপুট" calcext:value-type="string">
            <text:p>অচেনা ইনপুট</text:p>
          </table:table-cell>
          <table:table-cell table:style-name="ce1" table:formula="of:=[$lang_pt.A76]" office:value-type="string" office:string-value="ENTRADA NÃO RECONHECIDA" calcext:value-type="string">
            <text:p>ENTRADA NÃO RECONHECIDA</text:p>
          </table:table-cell>
          <table:table-cell table:style-name="ce1" table:formula="of:=[$lang_in.A76]" office:value-type="string" office:string-value="INPUT YANG TIDAK DIAKUI" calcext:value-type="string">
            <text:p>INPUT YANG TIDAK DIAKUI</text:p>
          </table:table-cell>
          <table:table-cell table:style-name="ce1" table:formula="of:=[$lang_ja.A76]" office:value-type="string" office:string-value="認識されていない入力" calcext:value-type="string">
            <text:p>認識されていない入力</text:p>
          </table:table-cell>
          <table:table-cell table:style-name="ce1" table:formula="of:=[$lang_he.A76]" office:value-type="string" office:string-value="קלט לא מוכר" calcext:value-type="string">
            <text:p>קלט לא מוכר</text:p>
          </table:table-cell>
          <table:table-cell table:style-name="ce1" table:formula="of:=[$lang_eo.A76]" office:value-type="string" office:string-value="NE REKONITA ENIGO" calcext:value-type="string">
            <text:p>NE REKONITA ENIGO</text:p>
          </table:table-cell>
          <table:table-cell table:style-name="ce1" table:formula="of:=[$lang_sw.A76]" office:value-type="string" office:string-value="PEMBEJEO ISIYOJULIKANA" calcext:value-type="string">
            <text:p>PEMBEJEO ISIYOJULIKANA</text:p>
          </table:table-cell>
          <table:table-cell table:style-name="ce1" table:formula="of:=[$lang_tl.A76]" office:value-type="string" office:string-value="HINDI NAKIKILALANG INPUT" calcext:value-type="string">
            <text:p>HINDI NAKIKILALANG INPUT</text:p>
          </table:table-cell>
          <table:table-cell table:style-name="ce1" table:formula="of:=[$lang_ur.A76]" office:value-type="string" office:string-value="غیر تسلیم شدہ ان پٹ" calcext:value-type="string">
            <text:p>غیر تسلیم شدہ ان پٹ</text:p>
          </table:table-cell>
          <table:table-cell table:style-name="ce2" table:formula="of:=[$lang_la.A76]" office:value-type="string" office:string-value="INPUT" calcext:value-type="string">
            <text:p>INPUT</text:p>
          </table:table-cell>
          <table:table-cell table:style-name="ce1" table:formula="of:=[$lang_cy.A76]" office:value-type="string" office:string-value="MEWNBWN HEB EI GYDNABOD" calcext:value-type="string">
            <text:p>MEWNBWN HEB EI GYDNABOD</text:p>
          </table:table-cell>
          <table:table-cell table:style-name="ce1" table:formula="of:=[$lang_zu.A76]" office:value-type="string" office:string-value="OKOKUFAKA OKUNGAZIWA" calcext:value-type="string">
            <text:p>OKOKUFAKA OKUNGAZIWA</text:p>
          </table:table-cell>
          <table:table-cell table:style-name="ce1" table:formula="of:=[$lang_yi.A76]" office:value-type="string" office:string-value="אַנרעקאַגנייזד אַרייַנשרייַב" calcext:value-type="string">
            <text:p>אַנרעקאַגנייזד אַרייַנשרייַב</text:p>
          </table:table-cell>
          <table:table-cell table:number-columns-repeated="1001"/>
        </table:table-row>
        <table:table-row table:style-name="ro1">
          <table:table-cell table:style-name="ce2" table:formula="of:=[$errors.A36]" office:value-type="string" office:string-value="UNRECOGNIZED INTEGER MATH OPERATION" calcext:value-type="string">
            <text:p>UNRECOGNIZED INTEGER MATH OPERATION</text:p>
          </table:table-cell>
          <table:table-cell table:style-name="ce1" table:formula="of:=[$lang_en.A77]" office:value-type="string" office:string-value="UNRECOGNIZED INTEGER MATH OPERATION" calcext:value-type="string">
            <text:p>UNRECOGNIZED INTEGER MATH OPERATION</text:p>
          </table:table-cell>
          <table:table-cell table:style-name="ce1" table:formula="of:=[$lang_ko.A77]" office:value-type="string" office:string-value="인식되지 않은 정수 수학 작동" calcext:value-type="string">
            <text:p>인식되지 않은 정수 수학 작동</text:p>
          </table:table-cell>
          <table:table-cell table:style-name="ce1" table:formula="of:=[$lang_fr.A77]" office:value-type="string" office:string-value="OPÉRATION MATHÉMATIQUE ENTIER NON RECONNUE" calcext:value-type="string">
            <text:p>OPÉRATION MATHÉMATIQUE ENTIER NON RECONNUE</text:p>
          </table:table-cell>
          <table:table-cell table:style-name="ce1" table:formula="of:=[$lang_de.A77]" office:value-type="string" office:string-value="UNERKANNTE GANZZAHL -MATHEMATIKOPERATION" calcext:value-type="string">
            <text:p>UNERKANNTE GANZZAHL -MATHEMATIKOPERATION</text:p>
          </table:table-cell>
          <table:table-cell table:style-name="ce1" table:formula="of:=[$lang_zh.A77]" office:value-type="string" office:string-value="无法识别的整数数学操作" calcext:value-type="string">
            <text:p>无法识别的整数数学操作</text:p>
          </table:table-cell>
          <table:table-cell table:style-name="ce1" table:formula="of:=[$lang_es.A77]" office:value-type="string" office:string-value="OPERACIÓN DE MATEMÁTICAS ENTERAS NO RECONOCIDAS" calcext:value-type="string">
            <text:p>OPERACIÓN DE MATEMÁTICAS ENTERAS NO RECONOCIDAS</text:p>
          </table:table-cell>
          <table:table-cell table:style-name="ce1" table:formula="of:=[$lang_ar.A77]" office:value-type="string" office:string-value="عملية رياضيات عدد صحيح غير معترف بها" calcext:value-type="string">
            <text:p>عملية رياضيات عدد صحيح غير معترف بها</text:p>
          </table:table-cell>
          <table:table-cell table:style-name="ce1" table:formula="of:=[$lang_ru.A77]" office:value-type="string" office:string-value="НЕПОЗНАННАЯ ЦЕЛОЧИСЛЕННАЯ МАТЕМАТИЧЕСКАЯ ОПЕРАЦИЯ" calcext:value-type="string">
            <text:p>НЕПОЗНАННАЯ ЦЕЛОЧИСЛЕННАЯ МАТЕМАТИЧЕСКАЯ ОПЕРАЦИЯ</text:p>
          </table:table-cell>
          <table:table-cell table:style-name="ce1" table:formula="of:=[$lang_hi.A77]" office:value-type="string" office:string-value="निहित पूर्णांक गणित संचालन" calcext:value-type="string">
            <text:p>निहित पूर्णांक गणित संचालन</text:p>
          </table:table-cell>
          <table:table-cell table:style-name="ce1" table:formula="of:=[$lang_bn.A77]" office:value-type="string" office:string-value="অচেনা পূর্ণসংখ্যা গণিত অপারেশন" calcext:value-type="string">
            <text:p>অচেনা পূর্ণসংখ্যা গণিত অপারেশন</text:p>
          </table:table-cell>
          <table:table-cell table:style-name="ce1" table:formula="of:=[$lang_pt.A77]" office:value-type="string" office:string-value="OPERAÇÃO DE MATEMÁTICA INTEIRA NÃO RECONHECIDA" calcext:value-type="string">
            <text:p>OPERAÇÃO DE MATEMÁTICA INTEIRA NÃO RECONHECIDA</text:p>
          </table:table-cell>
          <table:table-cell table:style-name="ce1" table:formula="of:=[$lang_in.A77]" office:value-type="string" office:string-value="OPERASI MATEMATIKA INTEGER YANG TIDAK DIKENAL" calcext:value-type="string">
            <text:p>OPERASI MATEMATIKA INTEGER YANG TIDAK DIKENAL</text:p>
          </table:table-cell>
          <table:table-cell table:style-name="ce1" table:formula="of:=[$lang_ja.A77]" office:value-type="string" office:string-value="認識されていない整数数学操作" calcext:value-type="string">
            <text:p>認識されていない整数数学操作</text:p>
          </table:table-cell>
          <table:table-cell table:style-name="ce1" table:formula="of:=[$lang_he.A77]" office:value-type="string" office:string-value="פעולת מתמטיקה שלמה לא מוכרת" calcext:value-type="string">
            <text:p>פעולת מתמטיקה שלמה לא מוכרת</text:p>
          </table:table-cell>
          <table:table-cell table:style-name="ce1" table:formula="of:=[$lang_eo.A77]" office:value-type="string" office:string-value="NE REKONITA ENTJERA MATEMATIKA OPERACIO" calcext:value-type="string">
            <text:p>NE REKONITA ENTJERA MATEMATIKA OPERACIO</text:p>
          </table:table-cell>
          <table:table-cell table:style-name="ce1" table:formula="of:=[$lang_sw.A77]" office:value-type="string" office:string-value="OPERESHENI YA HESABU ISIYOJULIKANA" calcext:value-type="string">
            <text:p>OPERESHENI YA HESABU ISIYOJULIKANA</text:p>
          </table:table-cell>
          <table:table-cell table:style-name="ce1" table:formula="of:=[$lang_tl.A77]" office:value-type="string" office:string-value="HINDI NAKIKILALANG OPERASYON NG INTEGER MATEMATIKA" calcext:value-type="string">
            <text:p>HINDI NAKIKILALANG OPERASYON NG INTEGER MATEMATIKA</text:p>
          </table:table-cell>
          <table:table-cell table:style-name="ce1" table:formula="of:=[$lang_ur.A77]" office:value-type="string" office:string-value="غیر تسلیم شدہ انٹیجر ریاضی آپریشن" calcext:value-type="string">
            <text:p>غیر تسلیم شدہ انٹیجر ریاضی آپریشن</text:p>
          </table:table-cell>
          <table:table-cell table:style-name="ce2" table:formula="of:=[$lang_la.A77]" office:value-type="string" office:string-value="COGNITA INTEGER MATH OPERANDI" calcext:value-type="string">
            <text:p>COGNITA INTEGER MATH OPERANDI</text:p>
          </table:table-cell>
          <table:table-cell table:style-name="ce1" table:formula="of:=[$lang_cy.A77]" office:value-type="string" office:string-value="GWEITHREDIAD MATHEMATEG CYFANRIF HEB EI GYDNABOD" calcext:value-type="string">
            <text:p>GWEITHREDIAD MATHEMATEG CYFANRIF HEB EI GYDNABOD</text:p>
          </table:table-cell>
          <table:table-cell table:style-name="ce1" table:formula="of:=[$lang_zu.A77]" office:value-type="string" office:string-value="UKUSEBENZA OKUNGAZIWA KWE-INTEGER MATH" calcext:value-type="string">
            <text:p>UKUSEBENZA OKUNGAZIWA KWE-INTEGER MATH</text:p>
          </table:table-cell>
          <table:table-cell table:style-name="ce1" table:formula="of:=[$lang_yi.A77]" office:value-type="string" office:string-value="אַנרעקאַגנייזד ינטאַדזשער מאַט אָפּעראַציע" calcext:value-type="string">
            <text:p>אַנרעקאַגנייזד ינטאַדזשער מאַט אָפּעראַציע</text:p>
          </table:table-cell>
          <table:table-cell table:number-columns-repeated="1001"/>
        </table:table-row>
        <table:table-row table:style-name="ro1">
          <table:table-cell table:style-name="ce2" table:formula="of:=[$errors.A37]" office:value-type="string" office:string-value="UNRECOGNIZED MATH TYPE" calcext:value-type="string">
            <text:p>UNRECOGNIZED MATH TYPE</text:p>
          </table:table-cell>
          <table:table-cell table:style-name="ce1" table:formula="of:=[$lang_en.A78]" office:value-type="string" office:string-value="UNRECOGNIZED MATH TYPE" calcext:value-type="string">
            <text:p>UNRECOGNIZED MATH TYPE</text:p>
          </table:table-cell>
          <table:table-cell table:style-name="ce1" table:formula="of:=[$lang_ko.A78]" office:value-type="string" office:string-value="인식되지 않은 수학 유형" calcext:value-type="string">
            <text:p>인식되지 않은 수학 유형</text:p>
          </table:table-cell>
          <table:table-cell table:style-name="ce1" table:formula="of:=[$lang_fr.A78]" office:value-type="string" office:string-value="TYPE MATHÉMATIQUE NON RECONNU" calcext:value-type="string">
            <text:p>TYPE MATHÉMATIQUE NON RECONNU</text:p>
          </table:table-cell>
          <table:table-cell table:style-name="ce1" table:formula="of:=[$lang_de.A78]" office:value-type="string" office:string-value="UNERKANNTER MATHEMATISCHER TYP" calcext:value-type="string">
            <text:p>UNERKANNTER MATHEMATISCHER TYP</text:p>
          </table:table-cell>
          <table:table-cell table:style-name="ce1" table:formula="of:=[$lang_zh.A78]" office:value-type="string" office:string-value="无法识别的数学类型" calcext:value-type="string">
            <text:p>无法识别的数学类型</text:p>
          </table:table-cell>
          <table:table-cell table:style-name="ce1" table:formula="of:=[$lang_es.A78]" office:value-type="string" office:string-value="TIPO DE MATEMÁTICAS NO RECONOCIDO" calcext:value-type="string">
            <text:p>TIPO DE MATEMÁTICAS NO RECONOCIDO</text:p>
          </table:table-cell>
          <table:table-cell table:style-name="ce1" table:formula="of:=[$lang_ar.A78]" office:value-type="string" office:string-value="نوع الرياضيات غير المعترف به" calcext:value-type="string">
            <text:p>نوع الرياضيات غير المعترف به</text:p>
          </table:table-cell>
          <table:table-cell table:style-name="ce1" table:formula="of:=[$lang_ru.A78]" office:value-type="string" office:string-value="НЕПОЗНАННЫЙ МАТЕМАТИЧЕСКИЙ ТИП" calcext:value-type="string">
            <text:p>НЕПОЗНАННЫЙ МАТЕМАТИЧЕСКИЙ ТИП</text:p>
          </table:table-cell>
          <table:table-cell table:style-name="ce1" table:formula="of:=[$lang_hi.A78]" office:value-type="string" office:string-value="अपरिचित गणित प्रकार" calcext:value-type="string">
            <text:p>अपरिचित गणित प्रकार</text:p>
          </table:table-cell>
          <table:table-cell table:style-name="ce1" table:formula="of:=[$lang_bn.A78]" office:value-type="string" office:string-value="স্বীকৃত গণিতের ধরণ" calcext:value-type="string">
            <text:p>স্বীকৃত গণিতের ধরণ</text:p>
          </table:table-cell>
          <table:table-cell table:style-name="ce1" table:formula="of:=[$lang_pt.A78]" office:value-type="string" office:string-value="TIPO DE MATEMÁTICA NÃO RECONHECIDO" calcext:value-type="string">
            <text:p>TIPO DE MATEMÁTICA NÃO RECONHECIDO</text:p>
          </table:table-cell>
          <table:table-cell table:style-name="ce1" table:formula="of:=[$lang_in.A78]" office:value-type="string" office:string-value="JENIS MATEMATIKA YANG TIDAK DIKENAL" calcext:value-type="string">
            <text:p>JENIS MATEMATIKA YANG TIDAK DIKENAL</text:p>
          </table:table-cell>
          <table:table-cell table:style-name="ce1" table:formula="of:=[$lang_ja.A78]" office:value-type="string" office:string-value="認識されていない数学タイプ" calcext:value-type="string">
            <text:p>認識されていない数学タイプ</text:p>
          </table:table-cell>
          <table:table-cell table:style-name="ce1" table:formula="of:=[$lang_he.A78]" office:value-type="string" office:string-value="סוג מתמטיקה לא מוכר" calcext:value-type="string">
            <text:p>סוג מתמטיקה לא מוכר</text:p>
          </table:table-cell>
          <table:table-cell table:style-name="ce1" table:formula="of:=[$lang_eo.A78]" office:value-type="string" office:string-value="NE REKONITA MATEMATIKA TIPO" calcext:value-type="string">
            <text:p>NE REKONITA MATEMATIKA TIPO</text:p>
          </table:table-cell>
          <table:table-cell table:style-name="ce1" table:formula="of:=[$lang_sw.A78]" office:value-type="string" office:string-value="AINA YA HESABU ISIYOJULIKANA" calcext:value-type="string">
            <text:p>AINA YA HESABU ISIYOJULIKANA</text:p>
          </table:table-cell>
          <table:table-cell table:style-name="ce1" table:formula="of:=[$lang_tl.A78]" office:value-type="string" office:string-value="HINDI NAKIKILALANG URI NG MATEMATIKA" calcext:value-type="string">
            <text:p>HINDI NAKIKILALANG URI NG MATEMATIKA</text:p>
          </table:table-cell>
          <table:table-cell table:style-name="ce1" table:formula="of:=[$lang_ur.A78]" office:value-type="string" office:string-value="غیر تسلیم شدہ ریاضی کی قسم" calcext:value-type="string">
            <text:p>غیر تسلیم شدہ ریاضی کی قسم</text:p>
          </table:table-cell>
          <table:table-cell table:style-name="ce2" table:formula="of:=[$lang_la.A78]" office:value-type="string" office:string-value="COGNITA MATH TYPE" calcext:value-type="string">
            <text:p>COGNITA MATH TYPE</text:p>
          </table:table-cell>
          <table:table-cell table:style-name="ce1" table:formula="of:=[$lang_cy.A78]" office:value-type="string" office:string-value="MATH MATHEMATEG HEB EI GYDNABOD" calcext:value-type="string">
            <text:p>MATH MATHEMATEG HEB EI GYDNABOD</text:p>
          </table:table-cell>
          <table:table-cell table:style-name="ce1" table:formula="of:=[$lang_zu.A78]" office:value-type="string" office:string-value="UHLOBO LWEZIBALO OLUNGAZIWA" calcext:value-type="string">
            <text:p>UHLOBO LWEZIBALO OLUNGAZIWA</text:p>
          </table:table-cell>
          <table:table-cell table:style-name="ce1" table:formula="of:=[$lang_yi.A78]" office:value-type="string" office:string-value="אַנרעקאַגנייזד מאַטאַמאַטיק טיפּ" calcext:value-type="string">
            <text:p>אַנרעקאַגנייזד מאַטאַמאַטיק טיפּ</text:p>
          </table:table-cell>
          <table:table-cell table:number-columns-repeated="1001"/>
        </table:table-row>
        <table:table-row table:style-name="ro1">
          <table:table-cell table:style-name="ce2" table:formula="of:=[$errors.A38]" office:value-type="string" office:string-value="UNRECOGNIZED NEXT VARIABLE" calcext:value-type="string">
            <text:p>UNRECOGNIZED NEXT VARIABLE</text:p>
          </table:table-cell>
          <table:table-cell table:style-name="ce1" table:formula="of:=[$lang_en.A79]" office:value-type="string" office:string-value="UNRECOGNIZED NEXT VARIABLE" calcext:value-type="string">
            <text:p>UNRECOGNIZED NEXT VARIABLE</text:p>
          </table:table-cell>
          <table:table-cell table:style-name="ce1" table:formula="of:=[$lang_ko.A79]" office:value-type="string" office:string-value="인식되지 않은 다음 변수" calcext:value-type="string">
            <text:p>인식되지 않은 다음 변수</text:p>
          </table:table-cell>
          <table:table-cell table:style-name="ce1" table:formula="of:=[$lang_fr.A79]" office:value-type="string" office:string-value="VARIABLE SUIVANTE NON RECONNUE" calcext:value-type="string">
            <text:p>VARIABLE SUIVANTE NON RECONNUE</text:p>
          </table:table-cell>
          <table:table-cell table:style-name="ce1" table:formula="of:=[$lang_de.A79]" office:value-type="string" office:string-value="UNERKANNTE NÄCHSTE VARIABLE" calcext:value-type="string">
            <text:p>UNERKANNTE NÄCHSTE VARIABLE</text:p>
          </table:table-cell>
          <table:table-cell table:style-name="ce1" table:formula="of:=[$lang_zh.A79]" office:value-type="string" office:string-value="未识别的下一个变量" calcext:value-type="string">
            <text:p>未识别的下一个变量</text:p>
          </table:table-cell>
          <table:table-cell table:style-name="ce1" table:formula="of:=[$lang_es.A79]" office:value-type="string" office:string-value="NEXT VARIABLE NO RECONOCIDA" calcext:value-type="string">
            <text:p>NEXT VARIABLE NO RECONOCIDA</text:p>
          </table:table-cell>
          <table:table-cell table:style-name="ce1" table:formula="of:=[$lang_ar.A79]" office:value-type="string" office:string-value="المتغير التالي غير المعترف به" calcext:value-type="string">
            <text:p>المتغير التالي غير المعترف به</text:p>
          </table:table-cell>
          <table:table-cell table:style-name="ce1" table:formula="of:=[$lang_ru.A79]" office:value-type="string" office:string-value="НЕПОЗНАННАЯ СЛЕДУЮЩАЯ ПЕРЕМЕННАЯ" calcext:value-type="string">
            <text:p>НЕПОЗНАННАЯ СЛЕДУЮЩАЯ ПЕРЕМЕННАЯ</text:p>
          </table:table-cell>
          <table:table-cell table:style-name="ce1" table:formula="of:=[$lang_hi.A79]" office:value-type="string" office:string-value="अगला चर की पहचान की गई" calcext:value-type="string">
            <text:p>अगला चर की पहचान की गई</text:p>
          </table:table-cell>
          <table:table-cell table:style-name="ce1" table:formula="of:=[$lang_bn.A79]" office:value-type="string" office:string-value="অচেনা পরবর্তী পরিবর্তনশীল" calcext:value-type="string">
            <text:p>অচেনা পরবর্তী পরিবর্তনশীল</text:p>
          </table:table-cell>
          <table:table-cell table:style-name="ce1" table:formula="of:=[$lang_pt.A79]" office:value-type="string" office:string-value="PRÓXIMA VARIÁVEL NÃO RECONHECIDA" calcext:value-type="string">
            <text:p>PRÓXIMA VARIÁVEL NÃO RECONHECIDA</text:p>
          </table:table-cell>
          <table:table-cell table:style-name="ce1" table:formula="of:=[$lang_in.A79]" office:value-type="string" office:string-value="VARIABEL BERIKUTNYA YANG TIDAK DIKENALI" calcext:value-type="string">
            <text:p>VARIABEL BERIKUTNYA YANG TIDAK DIKENALI</text:p>
          </table:table-cell>
          <table:table-cell table:style-name="ce1" table:formula="of:=[$lang_ja.A79]" office:value-type="string" office:string-value="認識されていない次の変数" calcext:value-type="string">
            <text:p>認識されていない次の変数</text:p>
          </table:table-cell>
          <table:table-cell table:style-name="ce1" table:formula="of:=[$lang_he.A79]" office:value-type="string" office:string-value="משתנה הבא לא מוכר" calcext:value-type="string">
            <text:p>משתנה הבא לא מוכר</text:p>
          </table:table-cell>
          <table:table-cell table:style-name="ce1" table:formula="of:=[$lang_eo.A79]" office:value-type="string" office:string-value="NE REKONITA SEKVA VARIABLO" calcext:value-type="string">
            <text:p>NE REKONITA SEKVA VARIABLO</text:p>
          </table:table-cell>
          <table:table-cell table:style-name="ce1" table:formula="of:=[$lang_sw.A79]" office:value-type="string" office:string-value="KUTOFAULU KUTOFAUTISHA INAYOFUATA" calcext:value-type="string">
            <text:p>KUTOFAULU KUTOFAUTISHA INAYOFUATA</text:p>
          </table:table-cell>
          <table:table-cell table:style-name="ce1" table:formula="of:=[$lang_tl.A79]" office:value-type="string" office:string-value="HINDI NAKIKILALANG SUSUNOD NA VARIABLE" calcext:value-type="string">
            <text:p>HINDI NAKIKILALANG SUSUNOD NA VARIABLE</text:p>
          </table:table-cell>
          <table:table-cell table:style-name="ce1" table:formula="of:=[$lang_ur.A79]" office:value-type="string" office:string-value="غیر تسلیم شدہ اگلا متغیر" calcext:value-type="string">
            <text:p>غیر تسلیم شدہ اگلا متغیر</text:p>
          </table:table-cell>
          <table:table-cell table:style-name="ce2" table:formula="of:=[$lang_la.A79]" office:value-type="string" office:string-value="LATUIT NEXT VARIABILIS" calcext:value-type="string">
            <text:p>LATUIT NEXT VARIABILIS</text:p>
          </table:table-cell>
          <table:table-cell table:style-name="ce1" table:formula="of:=[$lang_cy.A79]" office:value-type="string" office:string-value="NEWIDYN NESAF HEB EI GYDNABOD" calcext:value-type="string">
            <text:p>NEWIDYN NESAF HEB EI GYDNABOD</text:p>
          </table:table-cell>
          <table:table-cell table:style-name="ce1" table:formula="of:=[$lang_zu.A79]" office:value-type="string" office:string-value="UKUHLUKAHLUKA OKUNGAZIWA OKULANDELAYO" calcext:value-type="string">
            <text:p>UKUHLUKAHLUKA OKUNGAZIWA OKULANDELAYO</text:p>
          </table:table-cell>
          <table:table-cell table:style-name="ce1" table:formula="of:=[$lang_yi.A79]" office:value-type="string" office:string-value="אַנרעקאַגנייזד ווייַטער בייַטעוודיק" calcext:value-type="string">
            <text:p>אַנרעקאַגנייזד ווייַטער בייַטעוודיק</text:p>
          </table:table-cell>
          <table:table-cell table:number-columns-repeated="1001"/>
        </table:table-row>
        <table:table-row table:style-name="ro1">
          <table:table-cell table:style-name="ce2" table:formula="of:=[$errors.A39]" office:value-type="string" office:string-value="UNRECOGNIZED OP IN PRINT" calcext:value-type="string">
            <text:p>UNRECOGNIZED OP IN PRINT</text:p>
          </table:table-cell>
          <table:table-cell table:style-name="ce1" table:formula="of:=[$lang_en.A80]" office:value-type="string" office:string-value="UNRECOGNIZED OP IN PRINT" calcext:value-type="string">
            <text:p>UNRECOGNIZED OP IN PRINT</text:p>
          </table:table-cell>
          <table:table-cell table:style-name="ce1" table:formula="of:=[$lang_ko.A80]" office:value-type="string" office:string-value="인식되지 않은 OP 인쇄" calcext:value-type="string">
            <text:p>인식되지 않은 OP 인쇄</text:p>
          </table:table-cell>
          <table:table-cell table:style-name="ce1" table:formula="of:=[$lang_fr.A80]" office:value-type="string" office:string-value="OP NON RECONNU SUR PAPIER" calcext:value-type="string">
            <text:p>OP NON RECONNU SUR PAPIER</text:p>
          </table:table-cell>
          <table:table-cell table:style-name="ce1" table:formula="of:=[$lang_de.A80]" office:value-type="string" office:string-value="UNERKANNTER OP IN GEDRUCKTER FORM" calcext:value-type="string">
            <text:p>UNERKANNTER OP IN GEDRUCKTER FORM</text:p>
          </table:table-cell>
          <table:table-cell table:style-name="ce1" table:formula="of:=[$lang_zh.A80]" office:value-type="string" office:string-value="未识别的OP印刷" calcext:value-type="string">
            <text:p>未识别的OP印刷</text:p>
          </table:table-cell>
          <table:table-cell table:style-name="ce1" table:formula="of:=[$lang_es.A80]" office:value-type="string" office:string-value="OP NO RECONOCIDO IMPRESO" calcext:value-type="string">
            <text:p>OP NO RECONOCIDO IMPRESO</text:p>
          </table:table-cell>
          <table:table-cell table:style-name="ce1" table:formula="of:=[$lang_ar.A80]" office:value-type="string" office:string-value="OP غير المعترف به في الطباعة" calcext:value-type="string">
            <text:p>OP غير المعترف به في الطباعة</text:p>
          </table:table-cell>
          <table:table-cell table:style-name="ce1" table:formula="of:=[$lang_ru.A80]" office:value-type="string" office:string-value="НЕПОЗНАННЫЙ OP В ПЕЧАТИ" calcext:value-type="string">
            <text:p>НЕПОЗНАННЫЙ OP В ПЕЧАТИ</text:p>
          </table:table-cell>
          <table:table-cell table:style-name="ce1" table:formula="of:=[$lang_hi.A80]" office:value-type="string" office:string-value="प्रिंट में अपरिचित ओपी" calcext:value-type="string">
            <text:p>प्रिंट में अपरिचित ओपी</text:p>
          </table:table-cell>
          <table:table-cell table:style-name="ce1" table:formula="of:=[$lang_bn.A80]" office:value-type="string" office:string-value="মুদ্রণে অচেনা ওপি" calcext:value-type="string">
            <text:p>মুদ্রণে অচেনা ওপি</text:p>
          </table:table-cell>
          <table:table-cell table:style-name="ce1" table:formula="of:=[$lang_pt.A80]" office:value-type="string" office:string-value="OP NÃO RECONHECIDO NA IMPRESSÃO" calcext:value-type="string">
            <text:p>OP NÃO RECONHECIDO NA IMPRESSÃO</text:p>
          </table:table-cell>
          <table:table-cell table:style-name="ce1" table:formula="of:=[$lang_in.A80]" office:value-type="string" office:string-value="OP YANG TIDAK DIAKUI DI MEDIA CETAK" calcext:value-type="string">
            <text:p>OP YANG TIDAK DIAKUI DI MEDIA CETAK</text:p>
          </table:table-cell>
          <table:table-cell table:style-name="ce1" table:formula="of:=[$lang_ja.A80]" office:value-type="string" office:string-value="印刷されていない認識されていないOP" calcext:value-type="string">
            <text:p>印刷されていない認識されていないOP</text:p>
          </table:table-cell>
          <table:table-cell table:style-name="ce1" table:formula="of:=[$lang_he.A80]" office:value-type="string" office:string-value="OP לא מוכר בהדפס" calcext:value-type="string">
            <text:p>OP לא מוכר בהדפס</text:p>
          </table:table-cell>
          <table:table-cell table:style-name="ce1" table:formula="of:=[$lang_eo.A80]" office:value-type="string" office:string-value="NE REKONITA OP EN PRESAĴO" calcext:value-type="string">
            <text:p>NE REKONITA OP EN PRESAĴO</text:p>
          </table:table-cell>
          <table:table-cell table:style-name="ce1" table:formula="of:=[$lang_sw.A80]" office:value-type="string" office:string-value="OP ISIYOJULIKANA KWA KUCHAPISHWA" calcext:value-type="string">
            <text:p>OP ISIYOJULIKANA KWA KUCHAPISHWA</text:p>
          </table:table-cell>
          <table:table-cell table:style-name="ce1" table:formula="of:=[$lang_tl.A80]" office:value-type="string" office:string-value="HINDI NAKIKILALANG OP SA PRINT" calcext:value-type="string">
            <text:p>HINDI NAKIKILALANG OP SA PRINT</text:p>
          </table:table-cell>
          <table:table-cell table:style-name="ce1" table:formula="of:=[$lang_ur.A80]" office:value-type="string" office:string-value="پرنٹ میں غیر تسلیم شدہ او پی" calcext:value-type="string">
            <text:p>پرنٹ میں غیر تسلیم شدہ او پی</text:p>
          </table:table-cell>
          <table:table-cell table:style-name="ce2" table:formula="of:=[$lang_la.A80]" office:value-type="string" office:string-value="COGNITA OP IN PRINT" calcext:value-type="string">
            <text:p>COGNITA OP IN PRINT</text:p>
          </table:table-cell>
          <table:table-cell table:style-name="ce1" table:formula="of:=[$lang_cy.A80]" office:value-type="string" office:string-value="OP HEB EI GYDNABOD MEWN PRINT" calcext:value-type="string">
            <text:p>OP HEB EI GYDNABOD MEWN PRINT</text:p>
          </table:table-cell>
          <table:table-cell table:style-name="ce1" table:formula="of:=[$lang_zu.A80]" office:value-type="string" office:string-value="I-OP ENGAZIWA" calcext:value-type="string">
            <text:p>I-OP ENGAZIWA</text:p>
          </table:table-cell>
          <table:table-cell table:style-name="ce1" table:formula="of:=[$lang_yi.A80]" office:value-type="string" office:string-value="אַנרעקאַגנייזד אַפּ אין דרוקן" calcext:value-type="string">
            <text:p>אַנרעקאַגנייזד אַפּ אין דרוקן</text:p>
          </table:table-cell>
          <table:table-cell table:number-columns-repeated="1001"/>
        </table:table-row>
        <table:table-row table:style-name="ro1">
          <table:table-cell table:style-name="ce2" table:formula="of:=[$errors.A40]" office:value-type="string" office:string-value="UNRECOGNIZED RATIONAL MATH OPERATION" calcext:value-type="string">
            <text:p>UNRECOGNIZED RATIONAL MATH OPERATION</text:p>
          </table:table-cell>
          <table:table-cell table:style-name="ce1" table:formula="of:=[$lang_en.A81]" office:value-type="string" office:string-value="UNRECOGNIZED RATIONAL MATH OPERATION" calcext:value-type="string">
            <text:p>UNRECOGNIZED RATIONAL MATH OPERATION</text:p>
          </table:table-cell>
          <table:table-cell table:style-name="ce1" table:formula="of:=[$lang_ko.A81]" office:value-type="string" office:string-value="인식되지 않은 합리적 수학 운영" calcext:value-type="string">
            <text:p>인식되지 않은 합리적 수학 운영</text:p>
          </table:table-cell>
          <table:table-cell table:style-name="ce1" table:formula="of:=[$lang_fr.A81]" office:value-type="string" office:string-value="OPÉRATION DE MATHÉMATIQUES RATIONNELLES NON RECONNUE" calcext:value-type="string">
            <text:p>OPÉRATION DE MATHÉMATIQUES RATIONNELLES NON RECONNUE</text:p>
          </table:table-cell>
          <table:table-cell table:style-name="ce1" table:formula="of:=[$lang_de.A81]" office:value-type="string" office:string-value="UNERKANNTER RATIONALER MATHEMATISCHER OPERATION" calcext:value-type="string">
            <text:p>UNERKANNTER RATIONALER MATHEMATISCHER OPERATION</text:p>
          </table:table-cell>
          <table:table-cell table:style-name="ce1" table:formula="of:=[$lang_zh.A81]" office:value-type="string" office:string-value="未被认可的理性数学操作" calcext:value-type="string">
            <text:p>未被认可的理性数学操作</text:p>
          </table:table-cell>
          <table:table-cell table:style-name="ce1" table:formula="of:=[$lang_es.A81]" office:value-type="string" office:string-value="OPERACIÓN MATEMÁTICA RACIONAL NO RECONOCIDA" calcext:value-type="string">
            <text:p>OPERACIÓN MATEMÁTICA RACIONAL NO RECONOCIDA</text:p>
          </table:table-cell>
          <table:table-cell table:style-name="ce1" table:formula="of:=[$lang_ar.A81]" office:value-type="string" office:string-value="عملية الرياضيات العقلانية غير المعترف بها" calcext:value-type="string">
            <text:p>عملية الرياضيات العقلانية غير المعترف بها</text:p>
          </table:table-cell>
          <table:table-cell table:style-name="ce1" table:formula="of:=[$lang_ru.A81]" office:value-type="string" office:string-value="НЕРАСПОЗНАННАЯ РАЦИОНАЛЬНАЯ МАТЕМАТИЧЕСКАЯ ОПЕРАЦИЯ" calcext:value-type="string">
            <text:p>НЕРАСПОЗНАННАЯ РАЦИОНАЛЬНАЯ МАТЕМАТИЧЕСКАЯ ОПЕРАЦИЯ</text:p>
          </table:table-cell>
          <table:table-cell table:style-name="ce1" table:formula="of:=[$lang_hi.A81]" office:value-type="string" office:string-value="बिना मान्यता प्राप्त तर्कसंगत गणित संचालन" calcext:value-type="string">
            <text:p>बिना मान्यता प्राप्त तर्कसंगत गणित संचालन</text:p>
          </table:table-cell>
          <table:table-cell table:style-name="ce1" table:formula="of:=[$lang_bn.A81]" office:value-type="string" office:string-value="অচেনা যুক্তিযুক্ত গণিত অপারেশন" calcext:value-type="string">
            <text:p>অচেনা যুক্তিযুক্ত গণিত অপারেশন</text:p>
          </table:table-cell>
          <table:table-cell table:style-name="ce1" table:formula="of:=[$lang_pt.A81]" office:value-type="string" office:string-value="OPERAÇÃO DE MATEMÁTICA RACIONAL NÃO RECONHECIDA" calcext:value-type="string">
            <text:p>OPERAÇÃO DE MATEMÁTICA RACIONAL NÃO RECONHECIDA</text:p>
          </table:table-cell>
          <table:table-cell table:style-name="ce1" table:formula="of:=[$lang_in.A81]" office:value-type="string" office:string-value="OPERASI MATEMATIKA RASIONAL YANG TIDAK DIKENAL" calcext:value-type="string">
            <text:p>OPERASI MATEMATIKA RASIONAL YANG TIDAK DIKENAL</text:p>
          </table:table-cell>
          <table:table-cell table:style-name="ce1" table:formula="of:=[$lang_ja.A81]" office:value-type="string" office:string-value="認識されていない合理的な数学操作" calcext:value-type="string">
            <text:p>認識されていない合理的な数学操作</text:p>
          </table:table-cell>
          <table:table-cell table:style-name="ce1" table:formula="of:=[$lang_he.A81]" office:value-type="string" office:string-value="פעולת מתמטיקה רציונלית לא מוכרת" calcext:value-type="string">
            <text:p>פעולת מתמטיקה רציונלית לא מוכרת</text:p>
          </table:table-cell>
          <table:table-cell table:style-name="ce1" table:formula="of:=[$lang_eo.A81]" office:value-type="string" office:string-value="NE REKONITA RACIA MATEMATIKA OPERACIO" calcext:value-type="string">
            <text:p>NE REKONITA RACIA MATEMATIKA OPERACIO</text:p>
          </table:table-cell>
          <table:table-cell table:style-name="ce1" table:formula="of:=[$lang_sw.A81]" office:value-type="string" office:string-value="OPERESHENI YA HESABU ISIYOJULIKANA" calcext:value-type="string">
            <text:p>OPERESHENI YA HESABU ISIYOJULIKANA</text:p>
          </table:table-cell>
          <table:table-cell table:style-name="ce1" table:formula="of:=[$lang_tl.A81]" office:value-type="string" office:string-value="HINDI NAKIKILALANG OPERASYON NA MAKATARUNGANG MATEMATIKA" calcext:value-type="string">
            <text:p>HINDI NAKIKILALANG OPERASYON NA MAKATARUNGANG MATEMATIKA</text:p>
          </table:table-cell>
          <table:table-cell table:style-name="ce1" table:formula="of:=[$lang_ur.A81]" office:value-type="string" office:string-value="غیر تسلیم شدہ عقلی ریاضی کا آپریشن" calcext:value-type="string">
            <text:p>غیر تسلیم شدہ عقلی ریاضی کا آپریشن</text:p>
          </table:table-cell>
          <table:table-cell table:style-name="ce2" table:formula="of:=[$lang_la.A81]" office:value-type="string" office:string-value="COGNITA RATIONALIS MATH OPERANDI" calcext:value-type="string">
            <text:p>COGNITA RATIONALIS MATH OPERANDI</text:p>
          </table:table-cell>
          <table:table-cell table:style-name="ce1" table:formula="of:=[$lang_cy.A81]" office:value-type="string" office:string-value="GWEITHREDIAD MATHEMATEG RHESYMEGOL HEB EI GYDNABOD" calcext:value-type="string">
            <text:p>GWEITHREDIAD MATHEMATEG RHESYMEGOL HEB EI GYDNABOD</text:p>
          </table:table-cell>
          <table:table-cell table:style-name="ce1" table:formula="of:=[$lang_zu.A81]" office:value-type="string" office:string-value="UKUSEBENZA OKUNGAZIWA OKUNGAZIWA KWEZIBALO" calcext:value-type="string">
            <text:p>UKUSEBENZA OKUNGAZIWA OKUNGAZIWA KWEZIBALO</text:p>
          </table:table-cell>
          <table:table-cell table:style-name="ce1" table:formula="of:=[$lang_yi.A81]" office:value-type="string" office:string-value="אַנרעקאַגנייזד באַרדאַסדיק מאַט אָפּעראַציע" calcext:value-type="string">
            <text:p>אַנרעקאַגנייזד באַרדאַסדיק מאַט אָפּעראַציע</text:p>
          </table:table-cell>
          <table:table-cell table:number-columns-repeated="1001"/>
        </table:table-row>
        <table:table-row table:style-name="ro1">
          <table:table-cell table:style-name="ce2" table:formula="of:=[$errors.A41]" office:value-type="string" office:string-value="UNRECOGNIZED VARIABLE TYPE" calcext:value-type="string">
            <text:p>UNRECOGNIZED VARIABLE TYPE</text:p>
          </table:table-cell>
          <table:table-cell table:style-name="ce1" table:formula="of:=[$lang_en.A82]" office:value-type="string" office:string-value="UNRECOGNIZED VARIABLE TYPE" calcext:value-type="string">
            <text:p>UNRECOGNIZED VARIABLE TYPE</text:p>
          </table:table-cell>
          <table:table-cell table:style-name="ce1" table:formula="of:=[$lang_ko.A82]" office:value-type="string" office:string-value="인식되지 않은 변수 유형" calcext:value-type="string">
            <text:p>인식되지 않은 변수 유형</text:p>
          </table:table-cell>
          <table:table-cell table:style-name="ce1" table:formula="of:=[$lang_fr.A82]" office:value-type="string" office:string-value="TYPE VARIABLE NON RECONNU" calcext:value-type="string">
            <text:p>TYPE VARIABLE NON RECONNU</text:p>
          </table:table-cell>
          <table:table-cell table:style-name="ce1" table:formula="of:=[$lang_de.A82]" office:value-type="string" office:string-value="UNERKANNTER VARIABLER TYP" calcext:value-type="string">
            <text:p>UNERKANNTER VARIABLER TYP</text:p>
          </table:table-cell>
          <table:table-cell table:style-name="ce1" table:formula="of:=[$lang_zh.A82]" office:value-type="string" office:string-value="无法识别的变量类型" calcext:value-type="string">
            <text:p>无法识别的变量类型</text:p>
          </table:table-cell>
          <table:table-cell table:style-name="ce1" table:formula="of:=[$lang_es.A82]" office:value-type="string" office:string-value="TIPO DE VARIABLE NO RECONOCIDO" calcext:value-type="string">
            <text:p>TIPO DE VARIABLE NO RECONOCIDO</text:p>
          </table:table-cell>
          <table:table-cell table:style-name="ce1" table:formula="of:=[$lang_ar.A82]" office:value-type="string" office:string-value="نوع متغير غير معترف به" calcext:value-type="string">
            <text:p>نوع متغير غير معترف به</text:p>
          </table:table-cell>
          <table:table-cell table:style-name="ce1" table:formula="of:=[$lang_ru.A82]" office:value-type="string" office:string-value="НЕПОЗНАННЫЙ ТИП ПЕРЕМЕННОЙ" calcext:value-type="string">
            <text:p>НЕПОЗНАННЫЙ ТИП ПЕРЕМЕННОЙ</text:p>
          </table:table-cell>
          <table:table-cell table:style-name="ce1" table:formula="of:=[$lang_hi.A82]" office:value-type="string" office:string-value="गैर -मान्यता प्राप्त चर प्रकार" calcext:value-type="string">
            <text:p>गैर -मान्यता प्राप्त चर प्रकार</text:p>
          </table:table-cell>
          <table:table-cell table:style-name="ce1" table:formula="of:=[$lang_bn.A82]" office:value-type="string" office:string-value="অচেনা পরিবর্তনশীল প্রকার" calcext:value-type="string">
            <text:p>অচেনা পরিবর্তনশীল প্রকার</text:p>
          </table:table-cell>
          <table:table-cell table:style-name="ce1" table:formula="of:=[$lang_pt.A82]" office:value-type="string" office:string-value="TIPO DE VARIÁVEL NÃO RECONHECIDO" calcext:value-type="string">
            <text:p>TIPO DE VARIÁVEL NÃO RECONHECIDO</text:p>
          </table:table-cell>
          <table:table-cell table:style-name="ce1" table:formula="of:=[$lang_in.A82]" office:value-type="string" office:string-value="JENIS VARIABEL YANG TIDAK DIKENAL" calcext:value-type="string">
            <text:p>JENIS VARIABEL YANG TIDAK DIKENAL</text:p>
          </table:table-cell>
          <table:table-cell table:style-name="ce1" table:formula="of:=[$lang_ja.A82]" office:value-type="string" office:string-value="認識されていない変数タイプ" calcext:value-type="string">
            <text:p>認識されていない変数タイプ</text:p>
          </table:table-cell>
          <table:table-cell table:style-name="ce1" table:formula="of:=[$lang_he.A82]" office:value-type="string" office:string-value="סוג משתנה לא מוכר" calcext:value-type="string">
            <text:p>סוג משתנה לא מוכר</text:p>
          </table:table-cell>
          <table:table-cell table:style-name="ce1" table:formula="of:=[$lang_eo.A82]" office:value-type="string" office:string-value="NE REKONITA VARIA TIPO" calcext:value-type="string">
            <text:p>NE REKONITA VARIA TIPO</text:p>
          </table:table-cell>
          <table:table-cell table:style-name="ce1" table:formula="of:=[$lang_sw.A82]" office:value-type="string" office:string-value="AINA YA KUTOFAUTISHA ISIYOJULIKANA" calcext:value-type="string">
            <text:p>AINA YA KUTOFAUTISHA ISIYOJULIKANA</text:p>
          </table:table-cell>
          <table:table-cell table:style-name="ce1" table:formula="of:=[$lang_tl.A82]" office:value-type="string" office:string-value="HINDI NAKIKILALANG URI NG VARIABLE" calcext:value-type="string">
            <text:p>HINDI NAKIKILALANG URI NG VARIABLE</text:p>
          </table:table-cell>
          <table:table-cell table:style-name="ce1" table:formula="of:=[$lang_ur.A82]" office:value-type="string" office:string-value="غیر تسلیم شدہ متغیر قسم" calcext:value-type="string">
            <text:p>غیر تسلیم شدہ متغیر قسم</text:p>
          </table:table-cell>
          <table:table-cell table:style-name="ce2" table:formula="of:=[$lang_la.A82]" office:value-type="string" office:string-value="COGNITA VARIABILIS TYPE" calcext:value-type="string">
            <text:p>COGNITA VARIABILIS TYPE</text:p>
          </table:table-cell>
          <table:table-cell table:style-name="ce1" table:formula="of:=[$lang_cy.A82]" office:value-type="string" office:string-value="MATH AMRYWIOL HEB EI GYDNABOD" calcext:value-type="string">
            <text:p>MATH AMRYWIOL HEB EI GYDNABOD</text:p>
          </table:table-cell>
          <table:table-cell table:style-name="ce1" table:formula="of:=[$lang_zu.A82]" office:value-type="string" office:string-value="UHLOBO OLUNGENAKUQHATHANISWA" calcext:value-type="string">
            <text:p>UHLOBO OLUNGENAKUQHATHANISWA</text:p>
          </table:table-cell>
          <table:table-cell table:style-name="ce1" table:formula="of:=[$lang_yi.A82]" office:value-type="string" office:string-value="אַנרעקאַגנייזד בייַטעוודיק טיפּ" calcext:value-type="string">
            <text:p>אַנרעקאַגנייזד בייַטעוודיק טיפּ</text:p>
          </table:table-cell>
          <table:table-cell table:number-columns-repeated="1001"/>
        </table:table-row>
        <table:table-row table:style-name="ro1">
          <table:table-cell table:style-name="ce2" table:formula="of:=[$errors.A42]" office:value-type="string" office:string-value="UNSET ENVIRONMENT VARIABLE" calcext:value-type="string">
            <text:p>UNSET ENVIRONMENT VARIABLE</text:p>
          </table:table-cell>
          <table:table-cell table:style-name="ce1" table:formula="of:=[$lang_en.A83]" office:value-type="string" office:string-value="UNSET ENVIRONMENT VARIABLE" calcext:value-type="string">
            <text:p>UNSET ENVIRONMENT VARIABLE</text:p>
          </table:table-cell>
          <table:table-cell table:style-name="ce1" table:formula="of:=[$lang_ko.A83]" office:value-type="string" office:string-value="미세한 환경 변수" calcext:value-type="string">
            <text:p>미세한 환경 변수</text:p>
          </table:table-cell>
          <table:table-cell table:style-name="ce1" table:formula="of:=[$lang_fr.A83]" office:value-type="string" office:string-value="VARIABLE D'ENVIRONNEMENT NON." calcext:value-type="string">
            <text:p>VARIABLE D'ENVIRONNEMENT NON.</text:p>
          </table:table-cell>
          <table:table-cell table:style-name="ce1" table:formula="of:=[$lang_de.A83]" office:value-type="string" office:string-value="UNBEGRENZTE UMGEBUNGSVARIABLE" calcext:value-type="string">
            <text:p>UNBEGRENZTE UMGEBUNGSVARIABLE</text:p>
          </table:table-cell>
          <table:table-cell table:style-name="ce1" table:formula="of:=[$lang_zh.A83]" office:value-type="string" office:string-value="未设置的环境变量" calcext:value-type="string">
            <text:p>未设置的环境变量</text:p>
          </table:table-cell>
          <table:table-cell table:style-name="ce1" table:formula="of:=[$lang_es.A83]" office:value-type="string" office:string-value="VARIABLE DE ENTORNO NO ESTABLECIDA" calcext:value-type="string">
            <text:p>VARIABLE DE ENTORNO NO ESTABLECIDA</text:p>
          </table:table-cell>
          <table:table-cell table:style-name="ce1" table:formula="of:=[$lang_ar.A83]" office:value-type="string" office:string-value="غير متغير البيئة" calcext:value-type="string">
            <text:p>غير متغير البيئة</text:p>
          </table:table-cell>
          <table:table-cell table:style-name="ce1" table:formula="of:=[$lang_ru.A83]" office:value-type="string" office:string-value="НЕОТКРЫТАЯ ПЕРЕМЕННАЯ СРЕДЫ" calcext:value-type="string">
            <text:p>НЕОТКРЫТАЯ ПЕРЕМЕННАЯ СРЕДЫ</text:p>
          </table:table-cell>
          <table:table-cell table:style-name="ce1" table:formula="of:=[$lang_hi.A83]" office:value-type="string" office:string-value="अस्वाभाविक पर्यावरण चर" calcext:value-type="string">
            <text:p>अस्वाभाविक पर्यावरण चर</text:p>
          </table:table-cell>
          <table:table-cell table:style-name="ce1" table:formula="of:=[$lang_bn.A83]" office:value-type="string" office:string-value="আনসেট পরিবেশ পরিবর্তনশীল" calcext:value-type="string">
            <text:p>আনসেট পরিবেশ পরিবর্তনশীল</text:p>
          </table:table-cell>
          <table:table-cell table:style-name="ce1" table:formula="of:=[$lang_pt.A83]" office:value-type="string" office:string-value="VARIÁVEL DE AMBIENTE NÃO DEFINIDO" calcext:value-type="string">
            <text:p>VARIÁVEL DE AMBIENTE NÃO DEFINIDO</text:p>
          </table:table-cell>
          <table:table-cell table:style-name="ce1" table:formula="of:=[$lang_in.A83]" office:value-type="string" office:string-value="VARIABEL LINGKUNGAN YANG TIDAK TERBAIK" calcext:value-type="string">
            <text:p>VARIABEL LINGKUNGAN YANG TIDAK TERBAIK</text:p>
          </table:table-cell>
          <table:table-cell table:style-name="ce1" table:formula="of:=[$lang_ja.A83]" office:value-type="string" office:string-value="設定されていない環境変数" calcext:value-type="string">
            <text:p>設定されていない環境変数</text:p>
          </table:table-cell>
          <table:table-cell table:style-name="ce1" table:formula="of:=[$lang_he.A83]" office:value-type="string" office:string-value="ביטול סביבת הסביבה" calcext:value-type="string">
            <text:p>ביטול סביבת הסביבה</text:p>
          </table:table-cell>
          <table:table-cell table:style-name="ce1" table:formula="of:=[$lang_eo.A83]" office:value-type="string" office:string-value="MALŜALTITA MEDIA VARIABLO" calcext:value-type="string">
            <text:p>MALŜALTITA MEDIA VARIABLO</text:p>
          </table:table-cell>
          <table:table-cell table:style-name="ce1" table:formula="of:=[$lang_sw.A83]" office:value-type="string" office:string-value="MAZINGIRA YA KUTOFAUTISHA" calcext:value-type="string">
            <text:p>MAZINGIRA YA KUTOFAUTISHA</text:p>
          </table:table-cell>
          <table:table-cell table:style-name="ce1" table:formula="of:=[$lang_tl.A83]" office:value-type="string" office:string-value="UNSET VARIABLE VARIABLE" calcext:value-type="string">
            <text:p>UNSET VARIABLE VARIABLE</text:p>
          </table:table-cell>
          <table:table-cell table:style-name="ce1" table:formula="of:=[$lang_ur.A83]" office:value-type="string" office:string-value="غیر سیٹ ماحول متغیر" calcext:value-type="string">
            <text:p>غیر سیٹ ماحول متغیر</text:p>
          </table:table-cell>
          <table:table-cell table:style-name="ce2" table:formula="of:=[$lang_la.A83]" office:value-type="string" office:string-value="UNSET ENVIRONMENT VARIABILIS" calcext:value-type="string">
            <text:p>UNSET ENVIRONMENT VARIABILIS</text:p>
          </table:table-cell>
          <table:table-cell table:style-name="ce1" table:formula="of:=[$lang_cy.A83]" office:value-type="string" office:string-value="NEWIDYN AMGYLCHEDD DADOSOD" calcext:value-type="string">
            <text:p>NEWIDYN AMGYLCHEDD DADOSOD</text:p>
          </table:table-cell>
          <table:table-cell table:style-name="ce1" table:formula="of:=[$lang_zu.A83]" office:value-type="string" office:string-value="UKUHLUKAHLUKA KWEMVELO YE-UNESET" calcext:value-type="string">
            <text:p>UKUHLUKAHLUKA KWEMVELO YE-UNESET</text:p>
          </table:table-cell>
          <table:table-cell table:style-name="ce1" table:formula="of:=[$lang_yi.A83]" office:value-type="string" office:string-value="ונעט סוויווע בייַטעוודיק" calcext:value-type="string">
            <text:p>ונעט סוויווע בייַטעוודיק</text:p>
          </table:table-cell>
          <table:table-cell table:number-columns-repeated="1001"/>
        </table:table-row>
        <table:table-row table:style-name="ro1">
          <table:table-cell table:style-name="ce2" table:formula="of:=[$errors.A43]" office:value-type="string" office:string-value="VARIABLE / ARRAY DEFINITION MISMATCH" calcext:value-type="string">
            <text:p>VARIABLE / ARRAY DEFINITION MISMATCH</text:p>
          </table:table-cell>
          <table:table-cell table:style-name="ce1" table:formula="of:=[$lang_en.A84]" office:value-type="string" office:string-value="VARIABLE / ARRAY DEFINITION MISMATCH" calcext:value-type="string">
            <text:p>VARIABLE / ARRAY DEFINITION MISMATCH</text:p>
          </table:table-cell>
          <table:table-cell table:style-name="ce1" table:formula="of:=[$lang_ko.A84]" office:value-type="string" office:string-value="변수 / 배열 정의 불일치" calcext:value-type="string">
            <text:p>변수 / 배열 정의 불일치</text:p>
          </table:table-cell>
          <table:table-cell table:style-name="ce1" table:formula="of:=[$lang_fr.A84]" office:value-type="string" office:string-value="DÉLIATÉ DE DÉFINITION VARIABLE / TABLEAU" calcext:value-type="string">
            <text:p>DÉLIATÉ DE DÉFINITION VARIABLE / TABLEAU</text:p>
          </table:table-cell>
          <table:table-cell table:style-name="ce1" table:formula="of:=[$lang_de.A84]" office:value-type="string" office:string-value="VARIABLE / ARRAY -DEFINITION FEHLANPASSUNG" calcext:value-type="string">
            <text:p>VARIABLE / ARRAY -DEFINITION FEHLANPASSUNG</text:p>
          </table:table-cell>
          <table:table-cell table:style-name="ce1" table:formula="of:=[$lang_zh.A84]" office:value-type="string" office:string-value="变量 /数组定义不匹配" calcext:value-type="string">
            <text:p>变量 /数组定义不匹配</text:p>
          </table:table-cell>
          <table:table-cell table:style-name="ce1" table:formula="of:=[$lang_es.A84]" office:value-type="string" office:string-value="DESAJUSTE DE DEFINICIÓN DE VARIABLE / MATRIZ" calcext:value-type="string">
            <text:p>DESAJUSTE DE DEFINICIÓN DE VARIABLE / MATRIZ</text:p>
          </table:table-cell>
          <table:table-cell table:style-name="ce1" table:formula="of:=[$lang_ar.A84]" office:value-type="string" office:string-value="متغير / تعريف تعريف عدم تطابق" calcext:value-type="string">
            <text:p>متغير / تعريف تعريف عدم تطابق</text:p>
          </table:table-cell>
          <table:table-cell table:style-name="ce1" table:formula="of:=[$lang_ru.A84]" office:value-type="string" office:string-value="НЕСООТВЕТСТВИЕ ОПРЕДЕЛЕНИЯ ПЕРЕМЕННОЙ / МАССИВА" calcext:value-type="string">
            <text:p>НЕСООТВЕТСТВИЕ ОПРЕДЕЛЕНИЯ ПЕРЕМЕННОЙ / МАССИВА</text:p>
          </table:table-cell>
          <table:table-cell table:style-name="ce1" table:formula="of:=[$lang_hi.A84]" office:value-type="string" office:string-value="परिवर्तनीय / सरणी परिभाषा बेमेल" calcext:value-type="string">
            <text:p>परिवर्तनीय / सरणी परिभाषा बेमेल</text:p>
          </table:table-cell>
          <table:table-cell table:style-name="ce1" table:formula="of:=[$lang_bn.A84]" office:value-type="string" office:string-value="পরিবর্তনশীল / অ্যারে সংজ্ঞা অমিল" calcext:value-type="string">
            <text:p>পরিবর্তনশীল / অ্যারে সংজ্ঞা অমিল</text:p>
          </table:table-cell>
          <table:table-cell table:style-name="ce1" table:formula="of:=[$lang_pt.A84]" office:value-type="string" office:string-value="VARIÁVEL / DEFINIÇÃO DE ARRAY INCOMPATIBILIDADE" calcext:value-type="string">
            <text:p>VARIÁVEL / DEFINIÇÃO DE ARRAY INCOMPATIBILIDADE</text:p>
          </table:table-cell>
          <table:table-cell table:style-name="ce1" table:formula="of:=[$lang_in.A84]" office:value-type="string" office:string-value="KETIDAKCOCOKAN DEFINISI VARIABEL / ARRAY" calcext:value-type="string">
            <text:p>KETIDAKCOCOKAN DEFINISI VARIABEL / ARRAY</text:p>
          </table:table-cell>
          <table:table-cell table:style-name="ce1" table:formula="of:=[$lang_ja.A84]" office:value-type="string" office:string-value="変数 /配列定義の不一致" calcext:value-type="string">
            <text:p>変数 /配列定義の不一致</text:p>
          </table:table-cell>
          <table:table-cell table:style-name="ce1" table:formula="of:=[$lang_he.A84]" office:value-type="string" office:string-value="חוסר התאמה בין הגדרת משתנה / מערך" calcext:value-type="string">
            <text:p>חוסר התאמה בין הגדרת משתנה / מערך</text:p>
          </table:table-cell>
          <table:table-cell table:style-name="ce1" table:formula="of:=[$lang_eo.A84]" office:value-type="string" office:string-value="VARIABLA / ARRAY -DIFINO MALSUKCESA" calcext:value-type="string">
            <text:p>VARIABLA / ARRAY -DIFINO MALSUKCESA</text:p>
          </table:table-cell>
          <table:table-cell table:style-name="ce1" table:formula="of:=[$lang_sw.A84]" office:value-type="string" office:string-value="UFAFANUZI WA KUTOFAUTISHA / SAFU YA UFAFANUZI" calcext:value-type="string">
            <text:p>UFAFANUZI WA KUTOFAUTISHA / SAFU YA UFAFANUZI</text:p>
          </table:table-cell>
          <table:table-cell table:style-name="ce1" table:formula="of:=[$lang_tl.A84]" office:value-type="string" office:string-value="VARIABLE / ARRAY DEFINITION MISMATCH" calcext:value-type="string">
            <text:p>VARIABLE / ARRAY DEFINITION MISMATCH</text:p>
          </table:table-cell>
          <table:table-cell table:style-name="ce1" table:formula="of:=[$lang_ur.A84]" office:value-type="string" office:string-value="متغیر / سرنی تعریف مماثل" calcext:value-type="string">
            <text:p>متغیر / سرنی تعریف مماثل</text:p>
          </table:table-cell>
          <table:table-cell table:style-name="ce2" table:formula="of:=[$lang_la.A84]" office:value-type="string" office:string-value="VARIABILIS / ORDINATA DEFINITIO MISMATCH" calcext:value-type="string">
            <text:p>VARIABILIS / ORDINATA DEFINITIO MISMATCH</text:p>
          </table:table-cell>
          <table:table-cell table:style-name="ce1" table:formula="of:=[$lang_cy.A84]" office:value-type="string" office:string-value="CAMGYMHARIAD DIFFINIAD AMRYWIOL / ARRAY" calcext:value-type="string">
            <text:p>CAMGYMHARIAD DIFFINIAD AMRYWIOL / ARRAY</text:p>
          </table:table-cell>
          <table:table-cell table:style-name="ce1" table:formula="of:=[$lang_zu.A84]" office:value-type="string" office:string-value="OKUGUQUKAYO / UKUCHAZWA KWENCAZELO MISMATCH" calcext:value-type="string">
            <text:p>OKUGUQUKAYO / UKUCHAZWA KWENCAZELO MISMATCH</text:p>
          </table:table-cell>
          <table:table-cell table:style-name="ce1" table:formula="of:=[$lang_yi.A84]" office:value-type="string" office:string-value="וואַריאַנטע / מענגע דעפֿיניציע מיסמאַטש" calcext:value-type="string">
            <text:p>וואַריאַנטע / מענגע דעפֿיניציע מיסמאַטש</text:p>
          </table:table-cell>
          <table:table-cell table:number-columns-repeated="1001"/>
        </table:table-row>
        <table:table-row table:style-name="ro1">
          <table:table-cell table:style-name="ce2" table:formula="of:=[$errors.A44]" office:value-type="string" office:string-value="VARIABLE DEFINED AS ARRAY" calcext:value-type="string">
            <text:p>VARIABLE DEFINED AS ARRAY</text:p>
          </table:table-cell>
          <table:table-cell table:style-name="ce1" table:formula="of:=[$lang_en.A85]" office:value-type="string" office:string-value="VARIABLE DEFINED AS ARRAY" calcext:value-type="string">
            <text:p>VARIABLE DEFINED AS ARRAY</text:p>
          </table:table-cell>
          <table:table-cell table:style-name="ce1" table:formula="of:=[$lang_ko.A85]" office:value-type="string" office:string-value="변수 배열로 정의됩니다" calcext:value-type="string">
            <text:p>변수 배열로 정의됩니다</text:p>
          </table:table-cell>
          <table:table-cell table:style-name="ce1" table:formula="of:=[$lang_fr.A85]" office:value-type="string" office:string-value="VARIABLE DÉFINIE COMME UN TABLEAU" calcext:value-type="string">
            <text:p>VARIABLE DÉFINIE COMME UN TABLEAU</text:p>
          </table:table-cell>
          <table:table-cell table:style-name="ce1" table:formula="of:=[$lang_de.A85]" office:value-type="string" office:string-value="VARIABLE ALS ARRAY DEFINIERT" calcext:value-type="string">
            <text:p>VARIABLE ALS ARRAY DEFINIERT</text:p>
          </table:table-cell>
          <table:table-cell table:style-name="ce1" table:formula="of:=[$lang_zh.A85]" office:value-type="string" office:string-value="定义为数组的变量" calcext:value-type="string">
            <text:p>定义为数组的变量</text:p>
          </table:table-cell>
          <table:table-cell table:style-name="ce1" table:formula="of:=[$lang_es.A85]" office:value-type="string" office:string-value="VARIABLE DEFINIDA COMO MATRIZ" calcext:value-type="string">
            <text:p>VARIABLE DEFINIDA COMO MATRIZ</text:p>
          </table:table-cell>
          <table:table-cell table:style-name="ce1" table:formula="of:=[$lang_ar.A85]" office:value-type="string" office:string-value="متغير محدد على أنه صفيف" calcext:value-type="string">
            <text:p>متغير محدد على أنه صفيف</text:p>
          </table:table-cell>
          <table:table-cell table:style-name="ce1" table:formula="of:=[$lang_ru.A85]" office:value-type="string" office:string-value="ПЕРЕМЕННАЯ, ОПРЕДЕЛЕННАЯ КАК МАССИВ" calcext:value-type="string">
            <text:p>ПЕРЕМЕННАЯ, ОПРЕДЕЛЕННАЯ КАК МАССИВ</text:p>
          </table:table-cell>
          <table:table-cell table:style-name="ce1" table:formula="of:=[$lang_hi.A85]" office:value-type="string" office:string-value="चर को सरणी के रूप में परिभाषित किया गया" calcext:value-type="string">
            <text:p>चर को सरणी के रूप में परिभाषित किया गया</text:p>
          </table:table-cell>
          <table:table-cell table:style-name="ce1" table:formula="of:=[$lang_bn.A85]" office:value-type="string" office:string-value="পরিবর্তনশীল অ্যারে হিসাবে সংজ্ঞায়িত" calcext:value-type="string">
            <text:p>পরিবর্তনশীল অ্যারে হিসাবে সংজ্ঞায়িত</text:p>
          </table:table-cell>
          <table:table-cell table:style-name="ce1" table:formula="of:=[$lang_pt.A85]" office:value-type="string" office:string-value="VARIÁVEL DEFINIDA COMO MATRIZ" calcext:value-type="string">
            <text:p>VARIÁVEL DEFINIDA COMO MATRIZ</text:p>
          </table:table-cell>
          <table:table-cell table:style-name="ce1" table:formula="of:=[$lang_in.A85]" office:value-type="string" office:string-value="VARIABEL DIDEFINISIKAN SEBAGAI ARRAY" calcext:value-type="string">
            <text:p>VARIABEL DIDEFINISIKAN SEBAGAI ARRAY</text:p>
          </table:table-cell>
          <table:table-cell table:style-name="ce1" table:formula="of:=[$lang_ja.A85]" office:value-type="string" office:string-value="配列として定義された変数" calcext:value-type="string">
            <text:p>配列として定義された変数</text:p>
          </table:table-cell>
          <table:table-cell table:style-name="ce1" table:formula="of:=[$lang_he.A85]" office:value-type="string" office:string-value="משתנה המוגדר כמערך" calcext:value-type="string">
            <text:p>משתנה המוגדר כמערך</text:p>
          </table:table-cell>
          <table:table-cell table:style-name="ce1" table:formula="of:=[$lang_eo.A85]" office:value-type="string" office:string-value="VARIAĴO DIFINITA KIEL TABELO" calcext:value-type="string">
            <text:p>VARIAĴO DIFINITA KIEL TABELO</text:p>
          </table:table-cell>
          <table:table-cell table:style-name="ce1" table:formula="of:=[$lang_sw.A85]" office:value-type="string" office:string-value="INAWEZA KUFAFANULIWA KAMA SAFU" calcext:value-type="string">
            <text:p>INAWEZA KUFAFANULIWA KAMA SAFU</text:p>
          </table:table-cell>
          <table:table-cell table:style-name="ce1" table:formula="of:=[$lang_tl.A85]" office:value-type="string" office:string-value="VARIABLE NA TINUKOY BILANG ARRAY" calcext:value-type="string">
            <text:p>VARIABLE NA TINUKOY BILANG ARRAY</text:p>
          </table:table-cell>
          <table:table-cell table:style-name="ce1" table:formula="of:=[$lang_ur.A85]" office:value-type="string" office:string-value="متغیر کی وضاحت سرنی کے طور پر کی گئی ہے" calcext:value-type="string">
            <text:p>متغیر کی وضاحت سرنی کے طور پر کی گئی ہے</text:p>
          </table:table-cell>
          <table:table-cell table:style-name="ce2" table:formula="of:=[$lang_la.A85]" office:value-type="string" office:string-value="VARIABILIS DEFINED AS ORDINATA" calcext:value-type="string">
            <text:p>VARIABILIS DEFINED AS ORDINATA</text:p>
          </table:table-cell>
          <table:table-cell table:style-name="ce1" table:formula="of:=[$lang_cy.A85]" office:value-type="string" office:string-value="AMRYWIOL WEDI'I DDIFFINIO FEL ARAE" calcext:value-type="string">
            <text:p>AMRYWIOL WEDI'I DDIFFINIO FEL ARAE</text:p>
          </table:table-cell>
          <table:table-cell table:style-name="ce1" table:formula="of:=[$lang_zu.A85]" office:value-type="string" office:string-value="OKUGUQUGUQUKAYO OKUCHAZIWE NJENGOHLU" calcext:value-type="string">
            <text:p>OKUGUQUGUQUKAYO OKUCHAZIWE NJENGOHLU</text:p>
          </table:table-cell>
          <table:table-cell table:style-name="ce1" table:formula="of:=[$lang_yi.A85]" office:value-type="string" office:string-value="וואַריאַבלע דיפיינד ווי מענגע" calcext:value-type="string">
            <text:p>וואַריאַבלע דיפיינד ווי מענגע</text:p>
          </table:table-cell>
          <table:table-cell table:number-columns-repeated="1001"/>
        </table:table-row>
        <table:table-row table:style-name="ro1">
          <table:table-cell table:style-name="ce2" table:formula="of:=[$errors.A45]" office:value-type="string" office:string-value="VARIABLE DEFINED AS NONARRAY" calcext:value-type="string">
            <text:p>VARIABLE DEFINED AS NONARRAY</text:p>
          </table:table-cell>
          <table:table-cell table:style-name="ce1" table:formula="of:=[$lang_en.A86]" office:value-type="string" office:string-value="VARIABLE DEFINED AS NONARRAY" calcext:value-type="string">
            <text:p>VARIABLE DEFINED AS NONARRAY</text:p>
          </table:table-cell>
          <table:table-cell table:style-name="ce1" table:formula="of:=[$lang_ko.A86]" office:value-type="string" office:string-value="변수가 아닌 것으로 정의됩니다" calcext:value-type="string">
            <text:p>변수가 아닌 것으로 정의됩니다</text:p>
          </table:table-cell>
          <table:table-cell table:style-name="ce1" table:formula="of:=[$lang_fr.A86]" office:value-type="string" office:string-value="VARIABLE DÉFINIE COMME NON." calcext:value-type="string">
            <text:p>VARIABLE DÉFINIE COMME NON.</text:p>
          </table:table-cell>
          <table:table-cell table:style-name="ce1" table:formula="of:=[$lang_de.A86]" office:value-type="string" office:string-value="VARIABLE DEFINIERT ALS NONARRAY" calcext:value-type="string">
            <text:p>VARIABLE DEFINIERT ALS NONARRAY</text:p>
          </table:table-cell>
          <table:table-cell table:style-name="ce1" table:formula="of:=[$lang_zh.A86]" office:value-type="string" office:string-value="定义为非阵列的变量" calcext:value-type="string">
            <text:p>定义为非阵列的变量</text:p>
          </table:table-cell>
          <table:table-cell table:style-name="ce1" table:formula="of:=[$lang_es.A86]" office:value-type="string" office:string-value="VARIABLE DEFINIDA COMO NO MATRIZ" calcext:value-type="string">
            <text:p>VARIABLE DEFINIDA COMO NO MATRIZ</text:p>
          </table:table-cell>
          <table:table-cell table:style-name="ce1" table:formula="of:=[$lang_ar.A86]" office:value-type="string" office:string-value="متغير تعريف" calcext:value-type="string">
            <text:p>متغير تعريف</text:p>
          </table:table-cell>
          <table:table-cell table:style-name="ce1" table:formula="of:=[$lang_ru.A86]" office:value-type="string" office:string-value="ПЕРЕМЕННАЯ, ОПРЕДЕЛЯЕМАЯ КАК NONARRAY" calcext:value-type="string">
            <text:p>ПЕРЕМЕННАЯ, ОПРЕДЕЛЯЕМАЯ КАК NONARRAY</text:p>
          </table:table-cell>
          <table:table-cell table:style-name="ce1" table:formula="of:=[$lang_hi.A86]" office:value-type="string" office:string-value="वैरिएबल को नॉनरे के रूप में परिभाषित किया गया" calcext:value-type="string">
            <text:p>वैरिएबल को नॉनरे के रूप में परिभाषित किया गया</text:p>
          </table:table-cell>
          <table:table-cell table:style-name="ce1" table:formula="of:=[$lang_bn.A86]" office:value-type="string" office:string-value="পরিবর্তনশীল ননআরে হিসাবে সংজ্ঞায়িত" calcext:value-type="string">
            <text:p>পরিবর্তনশীল ননআরে হিসাবে সংজ্ঞায়িত</text:p>
          </table:table-cell>
          <table:table-cell table:style-name="ce1" table:formula="of:=[$lang_pt.A86]" office:value-type="string" office:string-value="VARIÁVEL DEFINIDA COMO NÃO -MARGE" calcext:value-type="string">
            <text:p>VARIÁVEL DEFINIDA COMO NÃO -MARGE</text:p>
          </table:table-cell>
          <table:table-cell table:style-name="ce1" table:formula="of:=[$lang_in.A86]" office:value-type="string" office:string-value="VARIABEL DIDEFINISIKAN SEBAGAI NONARRAY" calcext:value-type="string">
            <text:p>VARIABEL DIDEFINISIKAN SEBAGAI NONARRAY</text:p>
          </table:table-cell>
          <table:table-cell table:style-name="ce1" table:formula="of:=[$lang_ja.A86]" office:value-type="string" office:string-value="非アレイとして定義された変数" calcext:value-type="string">
            <text:p>非アレイとして定義された変数</text:p>
          </table:table-cell>
          <table:table-cell table:style-name="ce1" table:formula="of:=[$lang_he.A86]" office:value-type="string" office:string-value="משתנה המוגדר כלא מערך" calcext:value-type="string">
            <text:p>משתנה המוגדר כלא מערך</text:p>
          </table:table-cell>
          <table:table-cell table:style-name="ce1" table:formula="of:=[$lang_eo.A86]" office:value-type="string" office:string-value="VARIAĴO DIFINITA KIEL NEARRAY" calcext:value-type="string">
            <text:p>VARIAĴO DIFINITA KIEL NEARRAY</text:p>
          </table:table-cell>
          <table:table-cell table:style-name="ce1" table:formula="of:=[$lang_sw.A86]" office:value-type="string" office:string-value="INAWEZA KUFAFANULIWA KAMA NONARRAY" calcext:value-type="string">
            <text:p>INAWEZA KUFAFANULIWA KAMA NONARRAY</text:p>
          </table:table-cell>
          <table:table-cell table:style-name="ce1" table:formula="of:=[$lang_tl.A86]" office:value-type="string" office:string-value="VARIABLE NA TINUKOY BILANG NONARRAY" calcext:value-type="string">
            <text:p>VARIABLE NA TINUKOY BILANG NONARRAY</text:p>
          </table:table-cell>
          <table:table-cell table:style-name="ce1" table:formula="of:=[$lang_ur.A86]" office:value-type="string" office:string-value="متغیر کی وضاحت نانری کے طور پر کی گئی ہے" calcext:value-type="string">
            <text:p>متغیر کی وضاحت نانری کے طور پر کی گئی ہے</text:p>
          </table:table-cell>
          <table:table-cell table:style-name="ce2" table:formula="of:=[$lang_la.A86]" office:value-type="string" office:string-value="VARIABILIS DEFINED UT NONARRAY" calcext:value-type="string">
            <text:p>VARIABILIS DEFINED UT NONARRAY</text:p>
          </table:table-cell>
          <table:table-cell table:style-name="ce1" table:formula="of:=[$lang_cy.A86]" office:value-type="string" office:string-value="AMRYWIOL WEDI'I DDIFFINIO FEL NONARRAY" calcext:value-type="string">
            <text:p>AMRYWIOL WEDI'I DDIFFINIO FEL NONARRAY</text:p>
          </table:table-cell>
          <table:table-cell table:style-name="ce1" table:formula="of:=[$lang_zu.A86]" office:value-type="string" office:string-value="OKUGUQUGUQUKAYO KUCHAZWE NJENGE-NONRAY" calcext:value-type="string">
            <text:p>OKUGUQUGUQUKAYO KUCHAZWE NJENGE-NONRAY</text:p>
          </table:table-cell>
          <table:table-cell table:style-name="ce1" table:formula="of:=[$lang_yi.A86]" office:value-type="string" office:string-value="וואַריאַבלע דיפיינד ווי ניט מער" calcext:value-type="string">
            <text:p>וואַריאַבלע דיפיינד ווי ניט מער</text:p>
          </table:table-cell>
          <table:table-cell table:number-columns-repeated="1001"/>
        </table:table-row>
        <table:table-row table:style-name="ro1">
          <table:table-cell table:style-name="ce2" table:formula="of:=[$errors.A46]" office:value-type="string" office:string-value="VARIABLE HAS NO VALUE" calcext:value-type="string">
            <text:p>VARIABLE HAS NO VALUE</text:p>
          </table:table-cell>
          <table:table-cell table:style-name="ce1" table:formula="of:=[$lang_en.A87]" office:value-type="string" office:string-value="VARIABLE HAS NO VALUE" calcext:value-type="string">
            <text:p>VARIABLE HAS NO VALUE</text:p>
          </table:table-cell>
          <table:table-cell table:style-name="ce1" table:formula="of:=[$lang_ko.A87]" office:value-type="string" office:string-value="변수는 값이 없습니다" calcext:value-type="string">
            <text:p>변수는 값이 없습니다</text:p>
          </table:table-cell>
          <table:table-cell table:style-name="ce1" table:formula="of:=[$lang_fr.A87]" office:value-type="string" office:string-value="LA VARIABLE N'A AUCUNE VALEUR" calcext:value-type="string">
            <text:p>LA VARIABLE N'A AUCUNE VALEUR</text:p>
          </table:table-cell>
          <table:table-cell table:style-name="ce1" table:formula="of:=[$lang_de.A87]" office:value-type="string" office:string-value="VARIABLE HAT KEINEN WERT" calcext:value-type="string">
            <text:p>VARIABLE HAT KEINEN WERT</text:p>
          </table:table-cell>
          <table:table-cell table:style-name="ce1" table:formula="of:=[$lang_zh.A87]" office:value-type="string" office:string-value="变量没有值" calcext:value-type="string">
            <text:p>变量没有值</text:p>
          </table:table-cell>
          <table:table-cell table:style-name="ce1" table:formula="of:=[$lang_es.A87]" office:value-type="string" office:string-value="LA VARIABLE NO TIENE VALOR" calcext:value-type="string">
            <text:p>LA VARIABLE NO TIENE VALOR</text:p>
          </table:table-cell>
          <table:table-cell table:style-name="ce1" table:formula="of:=[$lang_ar.A87]" office:value-type="string" office:string-value="المتغير ليس له قيمة" calcext:value-type="string">
            <text:p>المتغير ليس له قيمة</text:p>
          </table:table-cell>
          <table:table-cell table:style-name="ce1" table:formula="of:=[$lang_ru.A87]" office:value-type="string" office:string-value="ПЕРЕМЕННАЯ НЕ ИМЕЕТ ЗНАЧЕНИЯ" calcext:value-type="string">
            <text:p>ПЕРЕМЕННАЯ НЕ ИМЕЕТ ЗНАЧЕНИЯ</text:p>
          </table:table-cell>
          <table:table-cell table:style-name="ce1" table:formula="of:=[$lang_hi.A87]" office:value-type="string" office:string-value="चर का कोई मूल्य नहीं है" calcext:value-type="string">
            <text:p>चर का कोई मूल्य नहीं है</text:p>
          </table:table-cell>
          <table:table-cell table:style-name="ce1" table:formula="of:=[$lang_bn.A87]" office:value-type="string" office:string-value="ভেরিয়েবলের কোনও মান নেই" calcext:value-type="string">
            <text:p>ভেরিয়েবলের কোনও মান নেই</text:p>
          </table:table-cell>
          <table:table-cell table:style-name="ce1" table:formula="of:=[$lang_pt.A87]" office:value-type="string" office:string-value="A VARIÁVEL NÃO TEM VALOR" calcext:value-type="string">
            <text:p>A VARIÁVEL NÃO TEM VALOR</text:p>
          </table:table-cell>
          <table:table-cell table:style-name="ce1" table:formula="of:=[$lang_in.A87]" office:value-type="string" office:string-value="VARIABEL TIDAK MEMILIKI NILAI" calcext:value-type="string">
            <text:p>VARIABEL TIDAK MEMILIKI NILAI</text:p>
          </table:table-cell>
          <table:table-cell table:style-name="ce1" table:formula="of:=[$lang_ja.A87]" office:value-type="string" office:string-value="変数には値がありません" calcext:value-type="string">
            <text:p>変数には値がありません</text:p>
          </table:table-cell>
          <table:table-cell table:style-name="ce1" table:formula="of:=[$lang_he.A87]" office:value-type="string" office:string-value="למשתנה אין שום ערך" calcext:value-type="string">
            <text:p>למשתנה אין שום ערך</text:p>
          </table:table-cell>
          <table:table-cell table:style-name="ce1" table:formula="of:=[$lang_eo.A87]" office:value-type="string" office:string-value="VARIAĴO HAVAS NENIUN VALORON" calcext:value-type="string">
            <text:p>VARIAĴO HAVAS NENIUN VALORON</text:p>
          </table:table-cell>
          <table:table-cell table:style-name="ce1" table:formula="of:=[$lang_sw.A87]" office:value-type="string" office:string-value="KUTOFAUTISHA HAINA THAMANI" calcext:value-type="string">
            <text:p>KUTOFAUTISHA HAINA THAMANI</text:p>
          </table:table-cell>
          <table:table-cell table:style-name="ce1" table:formula="of:=[$lang_tl.A87]" office:value-type="string" office:string-value="ANG VARIABLE AY WALANG HALAGA" calcext:value-type="string">
            <text:p>ANG VARIABLE AY WALANG HALAGA</text:p>
          </table:table-cell>
          <table:table-cell table:style-name="ce1" table:formula="of:=[$lang_ur.A87]" office:value-type="string" office:string-value="متغیر کی کوئی قیمت نہیں ہے" calcext:value-type="string">
            <text:p>متغیر کی کوئی قیمت نہیں ہے</text:p>
          </table:table-cell>
          <table:table-cell table:style-name="ce2" table:formula="of:=[$lang_la.A87]" office:value-type="string" office:string-value="VARIABILIS HABET VALOREM" calcext:value-type="string">
            <text:p>VARIABILIS HABET VALOREM</text:p>
          </table:table-cell>
          <table:table-cell table:style-name="ce1" table:formula="of:=[$lang_cy.A87]" office:value-type="string" office:string-value="NID OES GWERTH I NEWIDYN" calcext:value-type="string">
            <text:p>NID OES GWERTH I NEWIDYN</text:p>
          </table:table-cell>
          <table:table-cell table:style-name="ce1" table:formula="of:=[$lang_zu.A87]" office:value-type="string" office:string-value="OKUGUQUKAYO AKUNANZUZO" calcext:value-type="string">
            <text:p>OKUGUQUKAYO AKUNANZUZO</text:p>
          </table:table-cell>
          <table:table-cell table:style-name="ce1" table:formula="of:=[$lang_yi.A87]" office:value-type="string" office:string-value="וואַריאַבלע האט קיין ווערט" calcext:value-type="string">
            <text:p>וואַריאַבלע האט קיין ווערט</text:p>
          </table:table-cell>
          <table:table-cell table:number-columns-repeated="1001"/>
        </table:table-row>
        <table:table-row table:style-name="ro1">
          <table:table-cell table:style-name="ce2" table:formula="of:=[$errors.A47]" office:value-type="string" office:string-value="VARIABLE IS NOT AN ARRAY" calcext:value-type="string">
            <text:p>VARIABLE IS NOT AN ARRAY</text:p>
          </table:table-cell>
          <table:table-cell table:style-name="ce1" table:formula="of:=[$lang_en.A88]" office:value-type="string" office:string-value="VARIABLE IS NOT AN ARRAY" calcext:value-type="string">
            <text:p>VARIABLE IS NOT AN ARRAY</text:p>
          </table:table-cell>
          <table:table-cell table:style-name="ce1" table:formula="of:=[$lang_ko.A88]" office:value-type="string" office:string-value="변수는 배열이 아닙니다" calcext:value-type="string">
            <text:p>변수는 배열이 아닙니다</text:p>
          </table:table-cell>
          <table:table-cell table:style-name="ce1" table:formula="of:=[$lang_fr.A88]" office:value-type="string" office:string-value="LA VARIABLE N'EST PAS UN TABLEAU" calcext:value-type="string">
            <text:p>LA VARIABLE N'EST PAS UN TABLEAU</text:p>
          </table:table-cell>
          <table:table-cell table:style-name="ce1" table:formula="of:=[$lang_de.A88]" office:value-type="string" office:string-value="VARIABLE IST KEIN ARRAY" calcext:value-type="string">
            <text:p>VARIABLE IST KEIN ARRAY</text:p>
          </table:table-cell>
          <table:table-cell table:style-name="ce1" table:formula="of:=[$lang_zh.A88]" office:value-type="string" office:string-value="变量不是数组" calcext:value-type="string">
            <text:p>变量不是数组</text:p>
          </table:table-cell>
          <table:table-cell table:style-name="ce1" table:formula="of:=[$lang_es.A88]" office:value-type="string" office:string-value="LA VARIABLE NO ES UNA MATRIZ" calcext:value-type="string">
            <text:p>LA VARIABLE NO ES UNA MATRIZ</text:p>
          </table:table-cell>
          <table:table-cell table:style-name="ce1" table:formula="of:=[$lang_ar.A88]" office:value-type="string" office:string-value="المتغير ليس صفيفًا" calcext:value-type="string">
            <text:p>المتغير ليس صفيفًا</text:p>
          </table:table-cell>
          <table:table-cell table:style-name="ce1" table:formula="of:=[$lang_ru.A88]" office:value-type="string" office:string-value="ПЕРЕМЕННАЯ НЕ МАССИВА" calcext:value-type="string">
            <text:p>ПЕРЕМЕННАЯ НЕ МАССИВА</text:p>
          </table:table-cell>
          <table:table-cell table:style-name="ce1" table:formula="of:=[$lang_hi.A88]" office:value-type="string" office:string-value="चर एक सरणी नहीं है" calcext:value-type="string">
            <text:p>चर एक सरणी नहीं है</text:p>
          </table:table-cell>
          <table:table-cell table:style-name="ce1" table:formula="of:=[$lang_bn.A88]" office:value-type="string" office:string-value="পরিবর্তনশীল একটি অ্যারে নয়" calcext:value-type="string">
            <text:p>পরিবর্তনশীল একটি অ্যারে নয়</text:p>
          </table:table-cell>
          <table:table-cell table:style-name="ce1" table:formula="of:=[$lang_pt.A88]" office:value-type="string" office:string-value="A VARIÁVEL NÃO É UMA MATRIZ" calcext:value-type="string">
            <text:p>A VARIÁVEL NÃO É UMA MATRIZ</text:p>
          </table:table-cell>
          <table:table-cell table:style-name="ce1" table:formula="of:=[$lang_in.A88]" office:value-type="string" office:string-value="VARIABEL BUKAN ARRAY" calcext:value-type="string">
            <text:p>VARIABEL BUKAN ARRAY</text:p>
          </table:table-cell>
          <table:table-cell table:style-name="ce1" table:formula="of:=[$lang_ja.A88]" office:value-type="string" office:string-value="変数は配列ではありません" calcext:value-type="string">
            <text:p>変数は配列ではありません</text:p>
          </table:table-cell>
          <table:table-cell table:style-name="ce1" table:formula="of:=[$lang_he.A88]" office:value-type="string" office:string-value="משתנה אינו מערך" calcext:value-type="string">
            <text:p>משתנה אינו מערך</text:p>
          </table:table-cell>
          <table:table-cell table:style-name="ce1" table:formula="of:=[$lang_eo.A88]" office:value-type="string" office:string-value="VARIAĴO NE ESTAS TABELO" calcext:value-type="string">
            <text:p>VARIAĴO NE ESTAS TABELO</text:p>
          </table:table-cell>
          <table:table-cell table:style-name="ce1" table:formula="of:=[$lang_sw.A88]" office:value-type="string" office:string-value="KUBADILIKA SIO SAFU" calcext:value-type="string">
            <text:p>KUBADILIKA SIO SAFU</text:p>
          </table:table-cell>
          <table:table-cell table:style-name="ce1" table:formula="of:=[$lang_tl.A88]" office:value-type="string" office:string-value="ANG VARIABLE AY HINDI ISANG ARRAY" calcext:value-type="string">
            <text:p>ANG VARIABLE AY HINDI ISANG ARRAY</text:p>
          </table:table-cell>
          <table:table-cell table:style-name="ce1" table:formula="of:=[$lang_ur.A88]" office:value-type="string" office:string-value="متغیر کوئی صف نہیں ہے" calcext:value-type="string">
            <text:p>متغیر کوئی صف نہیں ہے</text:p>
          </table:table-cell>
          <table:table-cell table:style-name="ce2" table:formula="of:=[$lang_la.A88]" office:value-type="string" office:string-value="VARIABILIS NON EST ORDINATA" calcext:value-type="string">
            <text:p>VARIABILIS NON EST ORDINATA</text:p>
          </table:table-cell>
          <table:table-cell table:style-name="ce1" table:formula="of:=[$lang_cy.A88]" office:value-type="string" office:string-value="NID YW NEWIDYN YN ARAE" calcext:value-type="string">
            <text:p>NID YW NEWIDYN YN ARAE</text:p>
          </table:table-cell>
          <table:table-cell table:style-name="ce1" table:formula="of:=[$lang_zu.A88]" office:value-type="string" office:string-value="OKUGUQUKAYO AKUYONA I-ARRAY" calcext:value-type="string">
            <text:p>OKUGUQUKAYO AKUYONA I-ARRAY</text:p>
          </table:table-cell>
          <table:table-cell table:style-name="ce1" table:formula="of:=[$lang_yi.A88]" office:value-type="string" office:string-value="וואַריאַבלע איז נישט אַ מענגע" calcext:value-type="string">
            <text:p>וואַריאַבלע איז נישט אַ מענגע</text:p>
          </table:table-cell>
          <table:table-cell table:number-columns-repeated="1001"/>
        </table:table-row>
        <table:table-row table:style-name="ro1">
          <table:table-cell table:style-name="ce2" table:formula="of:=[$errors.A48]" office:value-type="float" office:value="0" calcext:value-type="float">
            <text:p>0</text:p>
          </table:table-cell>
          <table:table-cell table:style-name="ce1" table:number-columns-repeated="22"/>
          <table:table-cell table:number-columns-repeated="1001"/>
        </table:table-row>
        <table:table-row table:style-name="ro1">
          <table:table-cell table:style-name="ce2" table:formula="of:=[$errors.A49]" office:value-type="float" office:value="0" calcext:value-type="float">
            <text:p>0</text:p>
          </table:table-cell>
          <table:table-cell table:number-columns-repeated="1023"/>
        </table:table-row>
        <table:table-row table:style-name="ro2" table:number-rows-repeated="104848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keywords" table:style-name="ta2">
        <table:table-column table:style-name="co22" table:default-cell-style-name="Default"/>
        <table:table-column table:style-name="co21" table:number-columns-repeated="1023" table:default-cell-style-name="Default"/>
        <table:table-row table:style-name="ro1">
          <table:table-cell table:style-name="ce1" office:value-type="string" calcext:value-type="string">
            <text:p>AB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TN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BAS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O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ATA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BL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EF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IM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EN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EXP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FOR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GOTO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GOSUB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IF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INT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INPUT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ET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OG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NEXT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ON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OPTION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RINT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RANDOMIZ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RAT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REA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REM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RESTOR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RETURN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RN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SGN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SIN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SQR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STEP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STOP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STR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TAN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THEN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TO</text:p>
          </table:table-cell>
          <table:table-cell table:number-columns-repeated="1023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rrors" table:style-name="ta3">
        <table:table-column table:style-name="co1" table:default-cell-style-name="Default"/>
        <table:table-column table:style-name="co21" table:number-columns-repeated="1023" table:default-cell-style-name="Default"/>
        <table:table-row table:style-name="ro1">
          <table:table-cell table:style-name="ce1" office:value-type="string" calcext:value-type="string">
            <text:p>AND NO LANGUAGE GIVEN ON COMMAND LINE. <text:s/>EXITING.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RRAY ALREADY DEFIN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RRAY INDEX OUTSIDE OF BOUND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ANNOT ACCESS DIRECTORY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ATA INPUT UNDERFLOW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ATA READ UNDERFLOW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EFINITION CYCLE DISCOVE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ERROR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FAILUR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FOR VARIABLE MULTIPLY DEFIN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FUNCTION DEFINITION MULTIPLY DEFIN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FUNCTION DEFINITION PARAMETER MISMATCH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GOSUB STACK OVERFLOW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GOSUB STACK UNDERFLOW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INDEX OUT OF RANG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BEL ALREADY DEFIN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EFT / RIGHT OPERATION MISMATCH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NEGATIVE INDEX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NEXT ON FOR LOOP WITH STRING VARIABL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OPERAND MISMATCH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OPTION REQUIRES A LANGUAG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LEASE CHECK LANGUAGE SETTINGS OR ENVIRONMENT VARIABL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STRING MATH LOGIC ERROR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SYNTAX ERROR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UNABLE TO OPEN FIL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UNABLE TO OPEN TO OPEN FILE FOR READING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UNDEFINED LABEL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UNHANDLED OPERATION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UNHANDLED OPERATION COD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UNKNOWN IF LABEL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UNRECOGNIZED DOUBLE MATH OPERATION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UNRECOGNIZED FUNCTION DEFINITION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UNRECOGNIZED GOSUB LABEL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UNRECOGNIZED GOTO LABEL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UNRECOGNIZED INPUT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UNRECOGNIZED INTEGER MATH OPERATION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UNRECOGNIZED MATH TYP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UNRECOGNIZED NEXT VARIABL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UNRECOGNIZED OP IN PRINT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UNRECOGNIZED RATIONAL MATH OPERATION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UNRECOGNIZED VARIABLE TYP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UNSET ENVIRONMENT VARIABL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VARIABLE / ARRAY DEFINITION MISMATCH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VARIABLE DEFINED AS ARRAY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VARIABLE DEFINED AS NONARRAY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VARIABLE HAS NO VALU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VARIABLE IS NOT AN ARRAY</text:p>
          </table:table-cell>
          <table:table-cell table:number-columns-repeated="1023"/>
        </table:table-row>
        <table:table-row table:style-name="ro2" table:number-rows-repeated="104852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ang_en" table:style-name="ta4">
        <table:table-column table:style-name="co23" table:default-cell-style-name="Default"/>
        <table:table-column table:style-name="co21" table:number-columns-repeated="1023" table:default-cell-style-name="Default"/>
        <table:table-row table:style-name="ro1">
          <table:table-cell table:style-name="ce1" office:value-type="string" calcext:value-type="string">
            <text:p>en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ENGLISH</text:p>
          </table:table-cell>
          <table:table-cell table:number-columns-repeated="1023"/>
        </table:table-row>
        <table:table-row table:style-name="ro1">
          <table:table-cell table:style-name="ce3" table:formula="of:=[$keywords.A1]" office:value-type="string" office:string-value="ABS" calcext:value-type="string">
            <text:p>ABS</text:p>
          </table:table-cell>
          <table:table-cell table:number-columns-repeated="1023"/>
        </table:table-row>
        <table:table-row table:style-name="ro1">
          <table:table-cell table:style-name="ce3" table:formula="of:=[$keywords.A2]" office:value-type="string" office:string-value="ATN" calcext:value-type="string">
            <text:p>ATN</text:p>
          </table:table-cell>
          <table:table-cell table:number-columns-repeated="1023"/>
        </table:table-row>
        <table:table-row table:style-name="ro1">
          <table:table-cell table:style-name="ce3" table:formula="of:=[$keywords.A3]" office:value-type="string" office:string-value="BASE" calcext:value-type="string">
            <text:p>BASE</text:p>
          </table:table-cell>
          <table:table-cell table:number-columns-repeated="1023"/>
        </table:table-row>
        <table:table-row table:style-name="ro1">
          <table:table-cell table:style-name="ce3" table:formula="of:=[$keywords.A4]" office:value-type="string" office:string-value="COS" calcext:value-type="string">
            <text:p>COS</text:p>
          </table:table-cell>
          <table:table-cell table:number-columns-repeated="1023"/>
        </table:table-row>
        <table:table-row table:style-name="ro1">
          <table:table-cell table:style-name="ce3" table:formula="of:=[$keywords.A5]" office:value-type="string" office:string-value="DATA" calcext:value-type="string">
            <text:p>DATA</text:p>
          </table:table-cell>
          <table:table-cell table:number-columns-repeated="1023"/>
        </table:table-row>
        <table:table-row table:style-name="ro1">
          <table:table-cell table:style-name="ce3" table:formula="of:=[$keywords.A6]" office:value-type="string" office:string-value="DBL" calcext:value-type="string">
            <text:p>DBL</text:p>
          </table:table-cell>
          <table:table-cell table:number-columns-repeated="1023"/>
        </table:table-row>
        <table:table-row table:style-name="ro1">
          <table:table-cell table:style-name="ce3" table:formula="of:=[$keywords.A7]" office:value-type="string" office:string-value="DEF" calcext:value-type="string">
            <text:p>DEF</text:p>
          </table:table-cell>
          <table:table-cell table:number-columns-repeated="1023"/>
        </table:table-row>
        <table:table-row table:style-name="ro1">
          <table:table-cell table:style-name="ce3" table:formula="of:=[$keywords.A8]" office:value-type="string" office:string-value="DIM" calcext:value-type="string">
            <text:p>DIM</text:p>
          </table:table-cell>
          <table:table-cell table:number-columns-repeated="1023"/>
        </table:table-row>
        <table:table-row table:style-name="ro1">
          <table:table-cell table:style-name="ce3" table:formula="of:=[$keywords.A9]" office:value-type="string" office:string-value="END" calcext:value-type="string">
            <text:p>END</text:p>
          </table:table-cell>
          <table:table-cell table:number-columns-repeated="1023"/>
        </table:table-row>
        <table:table-row table:style-name="ro1">
          <table:table-cell table:style-name="ce3" table:formula="of:=[$keywords.A10]" office:value-type="string" office:string-value="EXP" calcext:value-type="string">
            <text:p>EXP</text:p>
          </table:table-cell>
          <table:table-cell table:number-columns-repeated="1023"/>
        </table:table-row>
        <table:table-row table:style-name="ro1">
          <table:table-cell table:style-name="ce3" table:formula="of:=[$keywords.A11]" office:value-type="string" office:string-value="FOR" calcext:value-type="string">
            <text:p>FOR</text:p>
          </table:table-cell>
          <table:table-cell table:number-columns-repeated="1023"/>
        </table:table-row>
        <table:table-row table:style-name="ro1">
          <table:table-cell table:style-name="ce3" table:formula="of:=[$keywords.A12]" office:value-type="string" office:string-value="GOTO" calcext:value-type="string">
            <text:p>GOTO</text:p>
          </table:table-cell>
          <table:table-cell table:number-columns-repeated="1023"/>
        </table:table-row>
        <table:table-row table:style-name="ro1">
          <table:table-cell table:style-name="ce3" table:formula="of:=[$keywords.A13]" office:value-type="string" office:string-value="GOSUB" calcext:value-type="string">
            <text:p>GOSUB</text:p>
          </table:table-cell>
          <table:table-cell table:number-columns-repeated="1023"/>
        </table:table-row>
        <table:table-row table:style-name="ro1">
          <table:table-cell table:style-name="ce3" table:formula="of:=[$keywords.A14]" office:value-type="string" office:string-value="IF" calcext:value-type="string">
            <text:p>IF</text:p>
          </table:table-cell>
          <table:table-cell table:number-columns-repeated="1023"/>
        </table:table-row>
        <table:table-row table:style-name="ro1">
          <table:table-cell table:style-name="ce3" table:formula="of:=[$keywords.A15]" office:value-type="string" office:string-value="INT" calcext:value-type="string">
            <text:p>INT</text:p>
          </table:table-cell>
          <table:table-cell table:number-columns-repeated="1023"/>
        </table:table-row>
        <table:table-row table:style-name="ro1">
          <table:table-cell table:style-name="ce3" table:formula="of:=[$keywords.A16]" office:value-type="string" office:string-value="INPUT" calcext:value-type="string">
            <text:p>INPUT</text:p>
          </table:table-cell>
          <table:table-cell table:number-columns-repeated="1023"/>
        </table:table-row>
        <table:table-row table:style-name="ro1">
          <table:table-cell table:style-name="ce3" table:formula="of:=[$keywords.A17]" office:value-type="string" office:string-value="LET" calcext:value-type="string">
            <text:p>LET</text:p>
          </table:table-cell>
          <table:table-cell table:number-columns-repeated="1023"/>
        </table:table-row>
        <table:table-row table:style-name="ro1">
          <table:table-cell table:style-name="ce3" table:formula="of:=[$keywords.A18]" office:value-type="string" office:string-value="LOG" calcext:value-type="string">
            <text:p>LOG</text:p>
          </table:table-cell>
          <table:table-cell table:number-columns-repeated="1023"/>
        </table:table-row>
        <table:table-row table:style-name="ro1">
          <table:table-cell table:style-name="ce3" table:formula="of:=[$keywords.A19]" office:value-type="string" office:string-value="NEXT" calcext:value-type="string">
            <text:p>NEXT</text:p>
          </table:table-cell>
          <table:table-cell table:number-columns-repeated="1023"/>
        </table:table-row>
        <table:table-row table:style-name="ro1">
          <table:table-cell table:style-name="ce3" table:formula="of:=[$keywords.A20]" office:value-type="string" office:string-value="ON" calcext:value-type="string">
            <text:p>ON</text:p>
          </table:table-cell>
          <table:table-cell table:number-columns-repeated="1023"/>
        </table:table-row>
        <table:table-row table:style-name="ro1">
          <table:table-cell table:style-name="ce3" table:formula="of:=[$keywords.A21]" office:value-type="string" office:string-value="OPTION" calcext:value-type="string">
            <text:p>OPTION</text:p>
          </table:table-cell>
          <table:table-cell table:number-columns-repeated="1023"/>
        </table:table-row>
        <table:table-row table:style-name="ro1">
          <table:table-cell table:style-name="ce3" table:formula="of:=[$keywords.A22]" office:value-type="string" office:string-value="PRINT" calcext:value-type="string">
            <text:p>PRINT</text:p>
          </table:table-cell>
          <table:table-cell table:number-columns-repeated="1023"/>
        </table:table-row>
        <table:table-row table:style-name="ro1">
          <table:table-cell table:style-name="ce3" table:formula="of:=[$keywords.A23]" office:value-type="string" office:string-value="RANDOMIZE" calcext:value-type="string">
            <text:p>RANDOMIZE</text:p>
          </table:table-cell>
          <table:table-cell table:number-columns-repeated="1023"/>
        </table:table-row>
        <table:table-row table:style-name="ro1">
          <table:table-cell table:style-name="ce3" table:formula="of:=[$keywords.A24]" office:value-type="string" office:string-value="RAT" calcext:value-type="string">
            <text:p>RAT</text:p>
          </table:table-cell>
          <table:table-cell table:number-columns-repeated="1023"/>
        </table:table-row>
        <table:table-row table:style-name="ro1">
          <table:table-cell table:style-name="ce3" table:formula="of:=[$keywords.A25]" office:value-type="string" office:string-value="READ" calcext:value-type="string">
            <text:p>READ</text:p>
          </table:table-cell>
          <table:table-cell table:number-columns-repeated="1023"/>
        </table:table-row>
        <table:table-row table:style-name="ro1">
          <table:table-cell table:style-name="ce3" table:formula="of:=[$keywords.A26]" office:value-type="string" office:string-value="REM" calcext:value-type="string">
            <text:p>REM</text:p>
          </table:table-cell>
          <table:table-cell table:number-columns-repeated="1023"/>
        </table:table-row>
        <table:table-row table:style-name="ro1">
          <table:table-cell table:style-name="ce3" table:formula="of:=[$keywords.A27]" office:value-type="string" office:string-value="RESTORE" calcext:value-type="string">
            <text:p>RESTORE</text:p>
          </table:table-cell>
          <table:table-cell table:number-columns-repeated="1023"/>
        </table:table-row>
        <table:table-row table:style-name="ro1">
          <table:table-cell table:style-name="ce3" table:formula="of:=[$keywords.A28]" office:value-type="string" office:string-value="RETURN" calcext:value-type="string">
            <text:p>RETURN</text:p>
          </table:table-cell>
          <table:table-cell table:number-columns-repeated="1023"/>
        </table:table-row>
        <table:table-row table:style-name="ro1">
          <table:table-cell table:style-name="ce3" table:formula="of:=[$keywords.A29]" office:value-type="string" office:string-value="RND" calcext:value-type="string">
            <text:p>RND</text:p>
          </table:table-cell>
          <table:table-cell table:number-columns-repeated="1023"/>
        </table:table-row>
        <table:table-row table:style-name="ro1">
          <table:table-cell table:style-name="ce3" table:formula="of:=[$keywords.A30]" office:value-type="string" office:string-value="SGN" calcext:value-type="string">
            <text:p>SGN</text:p>
          </table:table-cell>
          <table:table-cell table:number-columns-repeated="1023"/>
        </table:table-row>
        <table:table-row table:style-name="ro1">
          <table:table-cell table:style-name="ce3" table:formula="of:=[$keywords.A31]" office:value-type="string" office:string-value="SIN" calcext:value-type="string">
            <text:p>SIN</text:p>
          </table:table-cell>
          <table:table-cell table:number-columns-repeated="1023"/>
        </table:table-row>
        <table:table-row table:style-name="ro1">
          <table:table-cell table:style-name="ce3" table:formula="of:=[$keywords.A32]" office:value-type="string" office:string-value="SQR" calcext:value-type="string">
            <text:p>SQR</text:p>
          </table:table-cell>
          <table:table-cell table:number-columns-repeated="1023"/>
        </table:table-row>
        <table:table-row table:style-name="ro1">
          <table:table-cell table:style-name="ce3" table:formula="of:=[$keywords.A33]" office:value-type="string" office:string-value="STEP" calcext:value-type="string">
            <text:p>STEP</text:p>
          </table:table-cell>
          <table:table-cell table:number-columns-repeated="1023"/>
        </table:table-row>
        <table:table-row table:style-name="ro1">
          <table:table-cell table:style-name="ce3" table:formula="of:=[$keywords.A34]" office:value-type="string" office:string-value="STOP" calcext:value-type="string">
            <text:p>STOP</text:p>
          </table:table-cell>
          <table:table-cell table:number-columns-repeated="1023"/>
        </table:table-row>
        <table:table-row table:style-name="ro1">
          <table:table-cell table:style-name="ce3" table:formula="of:=[$keywords.A35]" office:value-type="string" office:string-value="STR" calcext:value-type="string">
            <text:p>STR</text:p>
          </table:table-cell>
          <table:table-cell table:number-columns-repeated="1023"/>
        </table:table-row>
        <table:table-row table:style-name="ro1">
          <table:table-cell table:style-name="ce3" table:formula="of:=[$keywords.A36]" office:value-type="string" office:string-value="TAN" calcext:value-type="string">
            <text:p>TAN</text:p>
          </table:table-cell>
          <table:table-cell table:number-columns-repeated="1023"/>
        </table:table-row>
        <table:table-row table:style-name="ro1">
          <table:table-cell table:style-name="ce3" table:formula="of:=[$keywords.A37]" office:value-type="string" office:string-value="THEN" calcext:value-type="string">
            <text:p>THEN</text:p>
          </table:table-cell>
          <table:table-cell table:number-columns-repeated="1023"/>
        </table:table-row>
        <table:table-row table:style-name="ro1">
          <table:table-cell table:style-name="ce3" table:formula="of:=[$keywords.A38]" office:value-type="string" office:string-value="TO" calcext:value-type="string">
            <text:p>TO</text:p>
          </table:table-cell>
          <table:table-cell table:number-columns-repeated="1023"/>
        </table:table-row>
        <table:table-row table:style-name="ro1">
          <table:table-cell table:style-name="ce3" table:formula="of:=[$keywords.A39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style-name="ce3" table:formula="of:=[$errors.A1]" office:value-type="string" office:string-value="AND NO LANGUAGE GIVEN ON COMMAND LINE.  EXITING." calcext:value-type="string">
            <text:p>AND NO LANGUAGE GIVEN ON COMMAND LINE. <text:s/>EXITING.</text:p>
          </table:table-cell>
          <table:table-cell table:number-columns-repeated="1023"/>
        </table:table-row>
        <table:table-row table:style-name="ro1">
          <table:table-cell table:style-name="ce3" table:formula="of:=[$errors.A2]" office:value-type="string" office:string-value="ARRAY ALREADY DEFINED" calcext:value-type="string">
            <text:p>ARRAY ALREADY DEFINED</text:p>
          </table:table-cell>
          <table:table-cell table:number-columns-repeated="1023"/>
        </table:table-row>
        <table:table-row table:style-name="ro1">
          <table:table-cell table:style-name="ce3" table:formula="of:=[$errors.A3]" office:value-type="string" office:string-value="ARRAY INDEX OUTSIDE OF BOUNDS" calcext:value-type="string">
            <text:p>ARRAY INDEX OUTSIDE OF BOUNDS</text:p>
          </table:table-cell>
          <table:table-cell table:number-columns-repeated="1023"/>
        </table:table-row>
        <table:table-row table:style-name="ro1">
          <table:table-cell table:style-name="ce3" table:formula="of:=[$errors.A4]" office:value-type="string" office:string-value="CANNOT ACCESS DIRECTORY" calcext:value-type="string">
            <text:p>CANNOT ACCESS DIRECTORY</text:p>
          </table:table-cell>
          <table:table-cell table:number-columns-repeated="1023"/>
        </table:table-row>
        <table:table-row table:style-name="ro1">
          <table:table-cell table:style-name="ce3" table:formula="of:=[$errors.A5]" office:value-type="string" office:string-value="DATA INPUT UNDERFLOW" calcext:value-type="string">
            <text:p>DATA INPUT UNDERFLOW</text:p>
          </table:table-cell>
          <table:table-cell table:number-columns-repeated="1023"/>
        </table:table-row>
        <table:table-row table:style-name="ro1">
          <table:table-cell table:style-name="ce3" table:formula="of:=[$errors.A6]" office:value-type="string" office:string-value="DATA READ UNDERFLOW" calcext:value-type="string">
            <text:p>DATA READ UNDERFLOW</text:p>
          </table:table-cell>
          <table:table-cell table:number-columns-repeated="1023"/>
        </table:table-row>
        <table:table-row table:style-name="ro1">
          <table:table-cell table:style-name="ce3" table:formula="of:=[$errors.A7]" office:value-type="string" office:string-value="DEFINITION CYCLE DISCOVERED" calcext:value-type="string">
            <text:p>DEFINITION CYCLE DISCOVERED</text:p>
          </table:table-cell>
          <table:table-cell table:number-columns-repeated="1023"/>
        </table:table-row>
        <table:table-row table:style-name="ro1">
          <table:table-cell table:style-name="ce3" table:formula="of:=[$errors.A8]" office:value-type="string" office:string-value="ERROR" calcext:value-type="string">
            <text:p>ERROR</text:p>
          </table:table-cell>
          <table:table-cell table:number-columns-repeated="1023"/>
        </table:table-row>
        <table:table-row table:style-name="ro1">
          <table:table-cell table:style-name="ce3" table:formula="of:=[$errors.A9]" office:value-type="string" office:string-value="FAILURE" calcext:value-type="string">
            <text:p>FAILURE</text:p>
          </table:table-cell>
          <table:table-cell table:number-columns-repeated="1023"/>
        </table:table-row>
        <table:table-row table:style-name="ro1">
          <table:table-cell table:style-name="ce3" table:formula="of:=[$errors.A10]" office:value-type="string" office:string-value="FOR VARIABLE MULTIPLY DEFINED" calcext:value-type="string">
            <text:p>FOR VARIABLE MULTIPLY DEFINED</text:p>
          </table:table-cell>
          <table:table-cell table:number-columns-repeated="1023"/>
        </table:table-row>
        <table:table-row table:style-name="ro1">
          <table:table-cell table:style-name="ce3" table:formula="of:=[$errors.A11]" office:value-type="string" office:string-value="FUNCTION DEFINITION MULTIPLY DEFINED" calcext:value-type="string">
            <text:p>FUNCTION DEFINITION MULTIPLY DEFINED</text:p>
          </table:table-cell>
          <table:table-cell table:number-columns-repeated="1023"/>
        </table:table-row>
        <table:table-row table:style-name="ro1">
          <table:table-cell table:style-name="ce3" table:formula="of:=[$errors.A12]" office:value-type="string" office:string-value="FUNCTION DEFINITION PARAMETER MISMATCH" calcext:value-type="string">
            <text:p>FUNCTION DEFINITION PARAMETER MISMATCH</text:p>
          </table:table-cell>
          <table:table-cell table:number-columns-repeated="1023"/>
        </table:table-row>
        <table:table-row table:style-name="ro1">
          <table:table-cell table:style-name="ce3" table:formula="of:=[$errors.A13]" office:value-type="string" office:string-value="GOSUB STACK OVERFLOW" calcext:value-type="string">
            <text:p>GOSUB STACK OVERFLOW</text:p>
          </table:table-cell>
          <table:table-cell table:number-columns-repeated="1023"/>
        </table:table-row>
        <table:table-row table:style-name="ro1">
          <table:table-cell table:style-name="ce3" table:formula="of:=[$errors.A14]" office:value-type="string" office:string-value="GOSUB STACK UNDERFLOW" calcext:value-type="string">
            <text:p>GOSUB STACK UNDERFLOW</text:p>
          </table:table-cell>
          <table:table-cell table:number-columns-repeated="1023"/>
        </table:table-row>
        <table:table-row table:style-name="ro1">
          <table:table-cell table:style-name="ce3" table:formula="of:=[$errors.A15]" office:value-type="string" office:string-value="INDEX OUT OF RANGE" calcext:value-type="string">
            <text:p>INDEX OUT OF RANGE</text:p>
          </table:table-cell>
          <table:table-cell table:number-columns-repeated="1023"/>
        </table:table-row>
        <table:table-row table:style-name="ro1">
          <table:table-cell table:style-name="ce3" table:formula="of:=[$errors.A16]" office:value-type="string" office:string-value="LABEL ALREADY DEFINED" calcext:value-type="string">
            <text:p>LABEL ALREADY DEFINED</text:p>
          </table:table-cell>
          <table:table-cell table:number-columns-repeated="1023"/>
        </table:table-row>
        <table:table-row table:style-name="ro1">
          <table:table-cell table:style-name="ce3" table:formula="of:=[$errors.A17]" office:value-type="string" office:string-value="LEFT / RIGHT OPERATION MISMATCH" calcext:value-type="string">
            <text:p>LEFT / RIGHT OPERATION MISMATCH</text:p>
          </table:table-cell>
          <table:table-cell table:number-columns-repeated="1023"/>
        </table:table-row>
        <table:table-row table:style-name="ro1">
          <table:table-cell table:style-name="ce3" table:formula="of:=[$errors.A18]" office:value-type="string" office:string-value="NEGATIVE INDEX" calcext:value-type="string">
            <text:p>NEGATIVE INDEX</text:p>
          </table:table-cell>
          <table:table-cell table:number-columns-repeated="1023"/>
        </table:table-row>
        <table:table-row table:style-name="ro1">
          <table:table-cell table:style-name="ce3" table:formula="of:=[$errors.A19]" office:value-type="string" office:string-value="NEXT ON FOR LOOP WITH STRING VARIABLE" calcext:value-type="string">
            <text:p>NEXT ON FOR LOOP WITH STRING VARIABLE</text:p>
          </table:table-cell>
          <table:table-cell table:number-columns-repeated="1023"/>
        </table:table-row>
        <table:table-row table:style-name="ro1">
          <table:table-cell table:style-name="ce3" table:formula="of:=[$errors.A20]" office:value-type="string" office:string-value="OPERAND MISMATCH" calcext:value-type="string">
            <text:p>OPERAND MISMATCH</text:p>
          </table:table-cell>
          <table:table-cell table:number-columns-repeated="1023"/>
        </table:table-row>
        <table:table-row table:style-name="ro1">
          <table:table-cell table:style-name="ce3" table:formula="of:=[$errors.A21]" office:value-type="string" office:string-value="OPTION REQUIRES A LANGUAGE" calcext:value-type="string">
            <text:p>OPTION REQUIRES A LANGUAGE</text:p>
          </table:table-cell>
          <table:table-cell table:number-columns-repeated="1023"/>
        </table:table-row>
        <table:table-row table:style-name="ro1">
          <table:table-cell table:style-name="ce3" table:formula="of:=[$errors.A22]" office:value-type="string" office:string-value="PLEASE CHECK LANGUAGE SETTINGS OR ENVIRONMENT VARIABLE" calcext:value-type="string">
            <text:p>PLEASE CHECK LANGUAGE SETTINGS OR ENVIRONMENT VARIABLE</text:p>
          </table:table-cell>
          <table:table-cell table:number-columns-repeated="1023"/>
        </table:table-row>
        <table:table-row table:style-name="ro1">
          <table:table-cell table:style-name="ce3" table:formula="of:=[$errors.A23]" office:value-type="string" office:string-value="STRING MATH LOGIC ERROR" calcext:value-type="string">
            <text:p>STRING MATH LOGIC ERROR</text:p>
          </table:table-cell>
          <table:table-cell table:number-columns-repeated="1023"/>
        </table:table-row>
        <table:table-row table:style-name="ro1">
          <table:table-cell table:style-name="ce3" table:formula="of:=[$errors.A24]" office:value-type="string" office:string-value="SYNTAX ERROR" calcext:value-type="string">
            <text:p>SYNTAX ERROR</text:p>
          </table:table-cell>
          <table:table-cell table:number-columns-repeated="1023"/>
        </table:table-row>
        <table:table-row table:style-name="ro1">
          <table:table-cell table:style-name="ce3" table:formula="of:=[$errors.A25]" office:value-type="string" office:string-value="UNABLE TO OPEN FILE" calcext:value-type="string">
            <text:p>UNABLE TO OPEN FILE</text:p>
          </table:table-cell>
          <table:table-cell table:number-columns-repeated="1023"/>
        </table:table-row>
        <table:table-row table:style-name="ro1">
          <table:table-cell table:style-name="ce3" table:formula="of:=[$errors.A26]" office:value-type="string" office:string-value="UNABLE TO OPEN TO OPEN FILE FOR READING" calcext:value-type="string">
            <text:p>UNABLE TO OPEN TO OPEN FILE FOR READING</text:p>
          </table:table-cell>
          <table:table-cell table:number-columns-repeated="1023"/>
        </table:table-row>
        <table:table-row table:style-name="ro1">
          <table:table-cell table:style-name="ce3" table:formula="of:=[$errors.A27]" office:value-type="string" office:string-value="UNDEFINED LABEL" calcext:value-type="string">
            <text:p>UNDEFINED LABEL</text:p>
          </table:table-cell>
          <table:table-cell table:number-columns-repeated="1023"/>
        </table:table-row>
        <table:table-row table:style-name="ro1">
          <table:table-cell table:style-name="ce3" table:formula="of:=[$errors.A28]" office:value-type="string" office:string-value="UNHANDLED OPERATION" calcext:value-type="string">
            <text:p>UNHANDLED OPERATION</text:p>
          </table:table-cell>
          <table:table-cell table:number-columns-repeated="1023"/>
        </table:table-row>
        <table:table-row table:style-name="ro1">
          <table:table-cell table:style-name="ce3" table:formula="of:=[$errors.A29]" office:value-type="string" office:string-value="UNHANDLED OPERATION CODE" calcext:value-type="string">
            <text:p>UNHANDLED OPERATION CODE</text:p>
          </table:table-cell>
          <table:table-cell table:number-columns-repeated="1023"/>
        </table:table-row>
        <table:table-row table:style-name="ro1">
          <table:table-cell table:style-name="ce3" table:formula="of:=[$errors.A30]" office:value-type="string" office:string-value="UNKNOWN IF LABEL" calcext:value-type="string">
            <text:p>UNKNOWN IF LABEL</text:p>
          </table:table-cell>
          <table:table-cell table:number-columns-repeated="1023"/>
        </table:table-row>
        <table:table-row table:style-name="ro1">
          <table:table-cell table:style-name="ce3" table:formula="of:=[$errors.A31]" office:value-type="string" office:string-value="UNRECOGNIZED DOUBLE MATH OPERATION" calcext:value-type="string">
            <text:p>UNRECOGNIZED DOUBLE MATH OPERATION</text:p>
          </table:table-cell>
          <table:table-cell table:number-columns-repeated="1023"/>
        </table:table-row>
        <table:table-row table:style-name="ro1">
          <table:table-cell table:style-name="ce3" table:formula="of:=[$errors.A32]" office:value-type="string" office:string-value="UNRECOGNIZED FUNCTION DEFINITION" calcext:value-type="string">
            <text:p>UNRECOGNIZED FUNCTION DEFINITION</text:p>
          </table:table-cell>
          <table:table-cell table:number-columns-repeated="1023"/>
        </table:table-row>
        <table:table-row table:style-name="ro1">
          <table:table-cell table:style-name="ce3" table:formula="of:=[$errors.A33]" office:value-type="string" office:string-value="UNRECOGNIZED GOSUB LABEL" calcext:value-type="string">
            <text:p>UNRECOGNIZED GOSUB LABEL</text:p>
          </table:table-cell>
          <table:table-cell table:number-columns-repeated="1023"/>
        </table:table-row>
        <table:table-row table:style-name="ro1">
          <table:table-cell table:style-name="ce3" table:formula="of:=[$errors.A34]" office:value-type="string" office:string-value="UNRECOGNIZED GOTO LABEL" calcext:value-type="string">
            <text:p>UNRECOGNIZED GOTO LABEL</text:p>
          </table:table-cell>
          <table:table-cell table:number-columns-repeated="1023"/>
        </table:table-row>
        <table:table-row table:style-name="ro1">
          <table:table-cell table:style-name="ce3" table:formula="of:=[$errors.A35]" office:value-type="string" office:string-value="UNRECOGNIZED INPUT" calcext:value-type="string">
            <text:p>UNRECOGNIZED INPUT</text:p>
          </table:table-cell>
          <table:table-cell table:number-columns-repeated="1023"/>
        </table:table-row>
        <table:table-row table:style-name="ro1">
          <table:table-cell table:style-name="ce3" table:formula="of:=[$errors.A36]" office:value-type="string" office:string-value="UNRECOGNIZED INTEGER MATH OPERATION" calcext:value-type="string">
            <text:p>UNRECOGNIZED INTEGER MATH OPERATION</text:p>
          </table:table-cell>
          <table:table-cell table:number-columns-repeated="1023"/>
        </table:table-row>
        <table:table-row table:style-name="ro1">
          <table:table-cell table:style-name="ce3" table:formula="of:=[$errors.A37]" office:value-type="string" office:string-value="UNRECOGNIZED MATH TYPE" calcext:value-type="string">
            <text:p>UNRECOGNIZED MATH TYPE</text:p>
          </table:table-cell>
          <table:table-cell table:number-columns-repeated="1023"/>
        </table:table-row>
        <table:table-row table:style-name="ro1">
          <table:table-cell table:style-name="ce3" table:formula="of:=[$errors.A38]" office:value-type="string" office:string-value="UNRECOGNIZED NEXT VARIABLE" calcext:value-type="string">
            <text:p>UNRECOGNIZED NEXT VARIABLE</text:p>
          </table:table-cell>
          <table:table-cell table:number-columns-repeated="1023"/>
        </table:table-row>
        <table:table-row table:style-name="ro1">
          <table:table-cell table:style-name="ce3" table:formula="of:=[$errors.A39]" office:value-type="string" office:string-value="UNRECOGNIZED OP IN PRINT" calcext:value-type="string">
            <text:p>UNRECOGNIZED OP IN PRINT</text:p>
          </table:table-cell>
          <table:table-cell table:number-columns-repeated="1023"/>
        </table:table-row>
        <table:table-row table:style-name="ro1">
          <table:table-cell table:style-name="ce3" table:formula="of:=[$errors.A40]" office:value-type="string" office:string-value="UNRECOGNIZED RATIONAL MATH OPERATION" calcext:value-type="string">
            <text:p>UNRECOGNIZED RATIONAL MATH OPERATION</text:p>
          </table:table-cell>
          <table:table-cell table:number-columns-repeated="1023"/>
        </table:table-row>
        <table:table-row table:style-name="ro1">
          <table:table-cell table:style-name="ce3" table:formula="of:=[$errors.A41]" office:value-type="string" office:string-value="UNRECOGNIZED VARIABLE TYPE" calcext:value-type="string">
            <text:p>UNRECOGNIZED VARIABLE TYPE</text:p>
          </table:table-cell>
          <table:table-cell table:number-columns-repeated="1023"/>
        </table:table-row>
        <table:table-row table:style-name="ro1">
          <table:table-cell table:style-name="ce3" table:formula="of:=[$errors.A42]" office:value-type="string" office:string-value="UNSET ENVIRONMENT VARIABLE" calcext:value-type="string">
            <text:p>UNSET ENVIRONMENT VARIABLE</text:p>
          </table:table-cell>
          <table:table-cell table:number-columns-repeated="1023"/>
        </table:table-row>
        <table:table-row table:style-name="ro1">
          <table:table-cell table:style-name="ce3" table:formula="of:=[$errors.A43]" office:value-type="string" office:string-value="VARIABLE / ARRAY DEFINITION MISMATCH" calcext:value-type="string">
            <text:p>VARIABLE / ARRAY DEFINITION MISMATCH</text:p>
          </table:table-cell>
          <table:table-cell table:number-columns-repeated="1023"/>
        </table:table-row>
        <table:table-row table:style-name="ro1">
          <table:table-cell table:style-name="ce3" table:formula="of:=[$errors.A44]" office:value-type="string" office:string-value="VARIABLE DEFINED AS ARRAY" calcext:value-type="string">
            <text:p>VARIABLE DEFINED AS ARRAY</text:p>
          </table:table-cell>
          <table:table-cell table:number-columns-repeated="1023"/>
        </table:table-row>
        <table:table-row table:style-name="ro1">
          <table:table-cell table:style-name="ce3" table:formula="of:=[$errors.A45]" office:value-type="string" office:string-value="VARIABLE DEFINED AS NONARRAY" calcext:value-type="string">
            <text:p>VARIABLE DEFINED AS NONARRAY</text:p>
          </table:table-cell>
          <table:table-cell table:number-columns-repeated="1023"/>
        </table:table-row>
        <table:table-row table:style-name="ro1">
          <table:table-cell table:style-name="ce3" table:formula="of:=[$errors.A46]" office:value-type="string" office:string-value="VARIABLE HAS NO VALUE" calcext:value-type="string">
            <text:p>VARIABLE HAS NO VALUE</text:p>
          </table:table-cell>
          <table:table-cell table:number-columns-repeated="1023"/>
        </table:table-row>
        <table:table-row table:style-name="ro1">
          <table:table-cell table:style-name="ce3" table:formula="of:=[$errors.A47]" office:value-type="string" office:string-value="VARIABLE IS NOT AN ARRAY" calcext:value-type="string">
            <text:p>VARIABLE IS NOT AN ARRAY</text:p>
          </table:table-cell>
          <table:table-cell table:number-columns-repeated="1023"/>
        </table:table-row>
        <table:table-row table:style-name="ro1">
          <table:table-cell table:style-name="ce3" table:formula="of:=[$errors.A48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style-name="ce3" table:formula="of:=[$errors.A49]" office:value-type="float" office:value="0" calcext:value-type="float">
            <text:p>0</text:p>
          </table:table-cell>
          <table:table-cell table:number-columns-repeated="1023"/>
        </table:table-row>
        <table:table-row table:style-name="ro2" table:number-rows-repeated="104848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ang_ko" table:style-name="ta5">
        <table:table-column table:style-name="co24" table:default-cell-style-name="Default"/>
        <table:table-column table:style-name="co25" table:default-cell-style-name="Default"/>
        <table:table-column table:style-name="co1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1" table:number-columns-repeated="1017" table:default-cell-style-name="Default"/>
        <table:table-row table:style-name="ro1">
          <table:table-cell table:style-name="ce1" office:value-type="string" calcext:value-type="string">
            <text:p>ko</text:p>
          </table:table-cell>
          <table:table-cell table:style-name="ce1" office:value-type="string" calcext:value-type="string">
            <text:p>reverse</text:p>
          </table:table-cell>
          <table:table-cell table:style-name="ce1" office:value-type="string" calcext:value-type="string">
            <text:p>original</text:p>
          </table:table-cell>
          <table:table-cell table:style-name="ce1" office:value-type="string" calcext:value-type="string">
            <text:p>human override</text:p>
          </table:table-cell>
          <table:table-cell table:style-name="ce1" office:value-type="string" calcext:value-type="string">
            <text:p>google translate</text:p>
          </table:table-cell>
          <table:table-cell table:style-name="ce1" office:value-type="string" calcext:value-type="string">
            <text:p>human translate</text:p>
          </table:table-cell>
          <table:table-cell table:style-name="ce1" office:value-type="string" calcext:value-type="string">
            <text:p>contributor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KOREAN</text:p>
          </table:table-cell>
          <table:table-cell table:number-columns-repeated="1023"/>
        </table:table-row>
        <table:table-row table:style-name="ro1">
          <table:table-cell table:style-name="ce4" table:formula="of:=IF(LEN([.F3]) &gt; 0; [.F3]; [.E3])" office:value-type="string" office:string-value="양수" calcext:value-type="string">
            <text:p>양수</text:p>
          </table:table-cell>
          <table:table-cell table:style-name="ce2" table:formula="of:=IFERROR(__xludf.dummyfunction(&quot;upper(googletranslate(A3,$A$1,&quot;&quot;en&quot;&quot;))&quot;);&quot;AMNESTY&quot;)" office:value-type="string" office:string-value="AMNESTY" calcext:value-type="string">
            <text:p>AMNESTY</text:p>
          </table:table-cell>
          <table:table-cell table:style-name="ce2" table:formula="of:=[$keywords.A1]" office:value-type="string" office:string-value="ABS" calcext:value-type="string">
            <text:p>ABS</text:p>
          </table:table-cell>
          <table:table-cell/>
          <table:table-cell table:style-name="ce2" table:formula="of:=IFERROR(__xludf.dummyfunction(&quot;UPPER(GOOGLETRANSLATE(if(len(D3) &gt; 0, D3, C3),&quot;&quot;en&quot;&quot;,$A$1))&quot;);&quot;ABS&quot;)" office:value-type="string" office:string-value="ABS" calcext:value-type="string">
            <text:p>ABS</text:p>
          </table:table-cell>
          <table:table-cell table:style-name="ce1" office:value-type="string" calcext:value-type="string">
            <text:p>양수</text:p>
          </table:table-cell>
          <table:table-cell table:style-name="ce1" office:value-type="string" calcext:value-type="string">
            <text:p>GorillaSapiens</text:p>
          </table:table-cell>
          <table:table-cell table:number-columns-repeated="1017"/>
        </table:table-row>
        <table:table-row table:style-name="ro1">
          <table:table-cell table:style-name="ce4" table:formula="of:=IF(LEN([.F4]) &gt; 0; [.F4]; [.E4])" office:value-type="string" office:string-value="아크 탕이트" calcext:value-type="string">
            <text:p>아크 탕이트</text:p>
          </table:table-cell>
          <table:table-cell table:style-name="ce2" table:formula="of:=IFERROR(__xludf.dummyfunction(&quot;upper(googletranslate(A4,$A$1,&quot;&quot;en&quot;&quot;))&quot;);&quot;ARC TANGITE&quot;)" office:value-type="string" office:string-value="ARC TANGITE" calcext:value-type="string">
            <text:p>ARC TANGITE</text:p>
          </table:table-cell>
          <table:table-cell table:style-name="ce2" table:formula="of:=[$keywords.A2]" office:value-type="string" office:string-value="ATN" calcext:value-type="string">
            <text:p>ATN</text:p>
          </table:table-cell>
          <table:table-cell table:style-name="ce1" office:value-type="string" calcext:value-type="string">
            <text:p>ARCTANGENT</text:p>
          </table:table-cell>
          <table:table-cell table:style-name="ce2" table:formula="of:=IFERROR(__xludf.dummyfunction(&quot;UPPER(GOOGLETRANSLATE(if(len(D4) &gt; 0, D4, C4),&quot;&quot;en&quot;&quot;,$A$1))&quot;);&quot;아크 탕이트&quot;)" office:value-type="string" office:string-value="아크 탕이트" calcext:value-type="string">
            <text:p>아크 탕이트</text:p>
          </table:table-cell>
          <table:table-cell/>
          <table:table-cell table:style-name="ce1" office:value-type="string" calcext:value-type="string">
            <text:p>GorillaSapiens</text:p>
          </table:table-cell>
          <table:table-cell table:number-columns-repeated="1017"/>
        </table:table-row>
        <table:table-row table:style-name="ro1">
          <table:table-cell table:style-name="ce4" table:formula="of:=IF(LEN([.F5]) &gt; 0; [.F5]; [.E5])" office:value-type="string" office:string-value="베이스" calcext:value-type="string">
            <text:p>베이스</text:p>
          </table:table-cell>
          <table:table-cell table:style-name="ce2" table:formula="of:=IFERROR(__xludf.dummyfunction(&quot;upper(googletranslate(A5,$A$1,&quot;&quot;en&quot;&quot;))&quot;);&quot;BASE&quot;)" office:value-type="string" office:string-value="BASE" calcext:value-type="string">
            <text:p>BASE</text:p>
          </table:table-cell>
          <table:table-cell table:style-name="ce2" table:formula="of:=[$keywords.A3]" office:value-type="string" office:string-value="BASE" calcext:value-type="string">
            <text:p>BASE</text:p>
          </table:table-cell>
          <table:table-cell/>
          <table:table-cell table:style-name="ce2" table:formula="of:=IFERROR(__xludf.dummyfunction(&quot;UPPER(GOOGLETRANSLATE(if(len(D5) &gt; 0, D5, C5),&quot;&quot;en&quot;&quot;,$A$1))&quot;);&quot;베이스&quot;)" office:value-type="string" office:string-value="베이스" calcext:value-type="string">
            <text:p>베이스</text:p>
          </table:table-cell>
          <table:table-cell table:number-columns-repeated="1019"/>
        </table:table-row>
        <table:table-row table:style-name="ro1">
          <table:table-cell table:style-name="ce4" table:formula="of:=IF(LEN([.F6]) &gt; 0; [.F6]; [.E6])" office:value-type="string" office:string-value="코사인" calcext:value-type="string">
            <text:p>코사인</text:p>
          </table:table-cell>
          <table:table-cell table:style-name="ce2" table:formula="of:=IFERROR(__xludf.dummyfunction(&quot;upper(googletranslate(A6,$A$1,&quot;&quot;en&quot;&quot;))&quot;);&quot;COSINE&quot;)" office:value-type="string" office:string-value="COSINE" calcext:value-type="string">
            <text:p>COSINE</text:p>
          </table:table-cell>
          <table:table-cell table:style-name="ce2" table:formula="of:=[$keywords.A4]" office:value-type="string" office:string-value="COS" calcext:value-type="string">
            <text:p>COS</text:p>
          </table:table-cell>
          <table:table-cell/>
          <table:table-cell table:style-name="ce2" table:formula="of:=IFERROR(__xludf.dummyfunction(&quot;UPPER(GOOGLETRANSLATE(if(len(D6) &gt; 0, D6, C6),&quot;&quot;en&quot;&quot;,$A$1))&quot;);&quot;코사인&quot;)" office:value-type="string" office:string-value="코사인" calcext:value-type="string">
            <text:p>코사인</text:p>
          </table:table-cell>
          <table:table-cell table:number-columns-repeated="1019"/>
        </table:table-row>
        <table:table-row table:style-name="ro1">
          <table:table-cell table:style-name="ce4" table:formula="of:=IF(LEN([.F7]) &gt; 0; [.F7]; [.E7])" office:value-type="string" office:string-value="데이터" calcext:value-type="string">
            <text:p>데이터</text:p>
          </table:table-cell>
          <table:table-cell table:style-name="ce2" table:formula="of:=IFERROR(__xludf.dummyfunction(&quot;upper(googletranslate(A7,$A$1,&quot;&quot;en&quot;&quot;))&quot;);&quot;DATA&quot;)" office:value-type="string" office:string-value="DATA" calcext:value-type="string">
            <text:p>DATA</text:p>
          </table:table-cell>
          <table:table-cell table:style-name="ce2" table:formula="of:=[$keywords.A5]" office:value-type="string" office:string-value="DATA" calcext:value-type="string">
            <text:p>DATA</text:p>
          </table:table-cell>
          <table:table-cell/>
          <table:table-cell table:style-name="ce2" table:formula="of:=IFERROR(__xludf.dummyfunction(&quot;UPPER(GOOGLETRANSLATE(if(len(D7) &gt; 0, D7, C7),&quot;&quot;en&quot;&quot;,$A$1))&quot;);&quot;데이터&quot;)" office:value-type="string" office:string-value="데이터" calcext:value-type="string">
            <text:p>데이터</text:p>
          </table:table-cell>
          <table:table-cell table:number-columns-repeated="1019"/>
        </table:table-row>
        <table:table-row table:style-name="ro1">
          <table:table-cell table:style-name="ce4" table:formula="of:=IF(LEN([.F8]) &gt; 0; [.F8]; [.E8])" office:value-type="string" office:string-value="수" calcext:value-type="string">
            <text:p>수</text:p>
          </table:table-cell>
          <table:table-cell table:style-name="ce2" table:formula="of:=IFERROR(__xludf.dummyfunction(&quot;upper(googletranslate(A8,$A$1,&quot;&quot;en&quot;&quot;))&quot;);&quot;NUMBER&quot;)" office:value-type="string" office:string-value="NUMBER" calcext:value-type="string">
            <text:p>NUMBER</text:p>
          </table:table-cell>
          <table:table-cell table:style-name="ce2" table:formula="of:=[$keywords.A6]" office:value-type="string" office:string-value="DBL" calcext:value-type="string">
            <text:p>DBL</text:p>
          </table:table-cell>
          <table:table-cell table:style-name="ce1"/>
          <table:table-cell table:style-name="ce2" table:formula="of:=IFERROR(__xludf.dummyfunction(&quot;UPPER(GOOGLETRANSLATE(if(len(D8) &gt; 0, D8, C8),&quot;&quot;en&quot;&quot;,$A$1))&quot;);&quot;DBL&quot;)" office:value-type="string" office:string-value="DBL" calcext:value-type="string">
            <text:p>DBL</text:p>
          </table:table-cell>
          <table:table-cell table:style-name="ce1" office:value-type="string" calcext:value-type="string">
            <text:p>수</text:p>
          </table:table-cell>
          <table:table-cell table:style-name="ce1" office:value-type="string" calcext:value-type="string">
            <text:p>GorillaSapiens</text:p>
          </table:table-cell>
          <table:table-cell table:number-columns-repeated="1017"/>
        </table:table-row>
        <table:table-row table:style-name="ro1">
          <table:table-cell table:style-name="ce4" table:formula="of:=IF(LEN([.F9]) &gt; 0; [.F9]; [.E9])" office:value-type="string" office:string-value="정의하다" calcext:value-type="string">
            <text:p>정의하다</text:p>
          </table:table-cell>
          <table:table-cell table:style-name="ce2" table:formula="of:=IFERROR(__xludf.dummyfunction(&quot;upper(googletranslate(A9,$A$1,&quot;&quot;en&quot;&quot;))&quot;);&quot;DEFINE&quot;)" office:value-type="string" office:string-value="DEFINE" calcext:value-type="string">
            <text:p>DEFINE</text:p>
          </table:table-cell>
          <table:table-cell table:style-name="ce2" table:formula="of:=[$keywords.A7]" office:value-type="string" office:string-value="DEF" calcext:value-type="string">
            <text:p>DEF</text:p>
          </table:table-cell>
          <table:table-cell table:style-name="ce1" office:value-type="string" calcext:value-type="string">
            <text:p>DEFINE</text:p>
          </table:table-cell>
          <table:table-cell table:style-name="ce2" table:formula="of:=IFERROR(__xludf.dummyfunction(&quot;UPPER(GOOGLETRANSLATE(if(len(D9) &gt; 0, D9, C9),&quot;&quot;en&quot;&quot;,$A$1))&quot;);&quot;정의하다&quot;)" office:value-type="string" office:string-value="정의하다" calcext:value-type="string">
            <text:p>정의하다</text:p>
          </table:table-cell>
          <table:table-cell/>
          <table:table-cell table:style-name="ce1" office:value-type="string" calcext:value-type="string">
            <text:p>GorillaSapiens</text:p>
          </table:table-cell>
          <table:table-cell table:number-columns-repeated="1017"/>
        </table:table-row>
        <table:table-row table:style-name="ro1">
          <table:table-cell table:style-name="ce4" table:formula="of:=IF(LEN([.F10]) &gt; 0; [.F10]; [.E10])" office:value-type="string" office:string-value="어둑한" calcext:value-type="string">
            <text:p>어둑한</text:p>
          </table:table-cell>
          <table:table-cell table:style-name="ce2" table:formula="of:=IFERROR(__xludf.dummyfunction(&quot;upper(googletranslate(A10,$A$1,&quot;&quot;en&quot;&quot;))&quot;);&quot;DIM&quot;)" office:value-type="string" office:string-value="DIM" calcext:value-type="string">
            <text:p>DIM</text:p>
          </table:table-cell>
          <table:table-cell table:style-name="ce2" table:formula="of:=[$keywords.A8]" office:value-type="string" office:string-value="DIM" calcext:value-type="string">
            <text:p>DIM</text:p>
          </table:table-cell>
          <table:table-cell/>
          <table:table-cell table:style-name="ce2" table:formula="of:=IFERROR(__xludf.dummyfunction(&quot;UPPER(GOOGLETRANSLATE(if(len(D10) &gt; 0, D10, C10),&quot;&quot;en&quot;&quot;,$A$1))&quot;);&quot;어둑한&quot;)" office:value-type="string" office:string-value="어둑한" calcext:value-type="string">
            <text:p>어둑한</text:p>
          </table:table-cell>
          <table:table-cell table:number-columns-repeated="1019"/>
        </table:table-row>
        <table:table-row table:style-name="ro1">
          <table:table-cell table:style-name="ce4" table:formula="of:=IF(LEN([.F11]) &gt; 0; [.F11]; [.E11])" office:value-type="string" office:string-value="끝" calcext:value-type="string">
            <text:p>끝</text:p>
          </table:table-cell>
          <table:table-cell table:style-name="ce2" table:formula="of:=IFERROR(__xludf.dummyfunction(&quot;upper(googletranslate(A11,$A$1,&quot;&quot;en&quot;&quot;))&quot;);&quot;END&quot;)" office:value-type="string" office:string-value="END" calcext:value-type="string">
            <text:p>END</text:p>
          </table:table-cell>
          <table:table-cell table:style-name="ce2" table:formula="of:=[$keywords.A9]" office:value-type="string" office:string-value="END" calcext:value-type="string">
            <text:p>END</text:p>
          </table:table-cell>
          <table:table-cell/>
          <table:table-cell table:style-name="ce2" table:formula="of:=IFERROR(__xludf.dummyfunction(&quot;UPPER(GOOGLETRANSLATE(if(len(D11) &gt; 0, D11, C11),&quot;&quot;en&quot;&quot;,$A$1))&quot;);&quot;끝&quot;)" office:value-type="string" office:string-value="끝" calcext:value-type="string">
            <text:p>끝</text:p>
          </table:table-cell>
          <table:table-cell table:number-columns-repeated="1019"/>
        </table:table-row>
        <table:table-row table:style-name="ro1">
          <table:table-cell table:style-name="ce4" table:formula="of:=IF(LEN([.F12]) &gt; 0; [.F12]; [.E12])" office:value-type="string" office:string-value="멱지수" calcext:value-type="string">
            <text:p>멱지수</text:p>
          </table:table-cell>
          <table:table-cell table:style-name="ce2" table:formula="of:=IFERROR(__xludf.dummyfunction(&quot;upper(googletranslate(A12,$A$1,&quot;&quot;en&quot;&quot;))&quot;);&quot;EXPONENT&quot;)" office:value-type="string" office:string-value="EXPONENT" calcext:value-type="string">
            <text:p>EXPONENT</text:p>
          </table:table-cell>
          <table:table-cell table:style-name="ce2" table:formula="of:=[$keywords.A10]" office:value-type="string" office:string-value="EXP" calcext:value-type="string">
            <text:p>EXP</text:p>
          </table:table-cell>
          <table:table-cell table:style-name="ce1" office:value-type="string" calcext:value-type="string">
            <text:p>EXPONENT</text:p>
          </table:table-cell>
          <table:table-cell table:style-name="ce2" table:formula="of:=IFERROR(__xludf.dummyfunction(&quot;UPPER(GOOGLETRANSLATE(if(len(D12) &gt; 0, D12, C12),&quot;&quot;en&quot;&quot;,$A$1))&quot;);&quot;멱지수&quot;)" office:value-type="string" office:string-value="멱지수" calcext:value-type="string">
            <text:p>멱지수</text:p>
          </table:table-cell>
          <table:table-cell/>
          <table:table-cell table:style-name="ce1" office:value-type="string" calcext:value-type="string">
            <text:p>GorillaSapiens</text:p>
          </table:table-cell>
          <table:table-cell table:number-columns-repeated="1017"/>
        </table:table-row>
        <table:table-row table:style-name="ro1">
          <table:table-cell table:style-name="ce4" table:formula="of:=IF(LEN([.F13]) &gt; 0; [.F13]; [.E13])" office:value-type="string" office:string-value="각각" calcext:value-type="string">
            <text:p>각각</text:p>
          </table:table-cell>
          <table:table-cell table:style-name="ce2" table:formula="of:=IFERROR(__xludf.dummyfunction(&quot;upper(googletranslate(A13,$A$1,&quot;&quot;en&quot;&quot;))&quot;);&quot;EACH&quot;)" office:value-type="string" office:string-value="EACH" calcext:value-type="string">
            <text:p>EACH</text:p>
          </table:table-cell>
          <table:table-cell table:style-name="ce2" table:formula="of:=[$keywords.A11]" office:value-type="string" office:string-value="FOR" calcext:value-type="string">
            <text:p>FOR</text:p>
          </table:table-cell>
          <table:table-cell table:style-name="ce1" office:value-type="string" calcext:value-type="string">
            <text:p>FOR EACH</text:p>
          </table:table-cell>
          <table:table-cell table:style-name="ce2" table:formula="of:=IFERROR(__xludf.dummyfunction(&quot;UPPER(GOOGLETRANSLATE(if(len(D13) &gt; 0, D13, C13),&quot;&quot;en&quot;&quot;,$A$1))&quot;);&quot;각각&quot;)" office:value-type="string" office:string-value="각각" calcext:value-type="string">
            <text:p>각각</text:p>
          </table:table-cell>
          <table:table-cell/>
          <table:table-cell table:style-name="ce1" office:value-type="string" calcext:value-type="string">
            <text:p>GorillaSapiens</text:p>
          </table:table-cell>
          <table:table-cell table:number-columns-repeated="1017"/>
        </table:table-row>
        <table:table-row table:style-name="ro1">
          <table:table-cell table:style-name="ce4" table:formula="of:=IF(LEN([.F14]) &gt; 0; [.F14]; [.E14])" office:value-type="string" office:string-value="도약" calcext:value-type="string">
            <text:p>도약</text:p>
          </table:table-cell>
          <table:table-cell table:style-name="ce2" table:formula="of:=IFERROR(__xludf.dummyfunction(&quot;upper(googletranslate(A14,$A$1,&quot;&quot;en&quot;&quot;))&quot;);&quot;JUMP&quot;)" office:value-type="string" office:string-value="JUMP" calcext:value-type="string">
            <text:p>JUMP</text:p>
          </table:table-cell>
          <table:table-cell table:style-name="ce2" table:formula="of:=[$keywords.A12]" office:value-type="string" office:string-value="GOTO" calcext:value-type="string">
            <text:p>GOTO</text:p>
          </table:table-cell>
          <table:table-cell table:style-name="ce1" office:value-type="string" calcext:value-type="string">
            <text:p>JUMP</text:p>
          </table:table-cell>
          <table:table-cell table:style-name="ce2" table:formula="of:=IFERROR(__xludf.dummyfunction(&quot;UPPER(GOOGLETRANSLATE(if(len(D14) &gt; 0, D14, C14),&quot;&quot;en&quot;&quot;,$A$1))&quot;);&quot;도약&quot;)" office:value-type="string" office:string-value="도약" calcext:value-type="string">
            <text:p>도약</text:p>
          </table:table-cell>
          <table:table-cell/>
          <table:table-cell table:style-name="ce1" office:value-type="string" calcext:value-type="string">
            <text:p>GorillaSapiens</text:p>
          </table:table-cell>
          <table:table-cell table:number-columns-repeated="1017"/>
        </table:table-row>
        <table:table-row table:style-name="ro1">
          <table:table-cell table:style-name="ce4" table:formula="of:=IF(LEN([.F15]) &gt; 0; [.F15]; [.E15])" office:value-type="string" office:string-value="부르다" calcext:value-type="string">
            <text:p>부르다</text:p>
          </table:table-cell>
          <table:table-cell table:style-name="ce2" table:formula="of:=IFERROR(__xludf.dummyfunction(&quot;upper(googletranslate(A15,$A$1,&quot;&quot;en&quot;&quot;))&quot;);&quot;CALL&quot;)" office:value-type="string" office:string-value="CALL" calcext:value-type="string">
            <text:p>CALL</text:p>
          </table:table-cell>
          <table:table-cell table:style-name="ce2" table:formula="of:=[$keywords.A13]" office:value-type="string" office:string-value="GOSUB" calcext:value-type="string">
            <text:p>GOSUB</text:p>
          </table:table-cell>
          <table:table-cell table:style-name="ce1" office:value-type="string" calcext:value-type="string">
            <text:p>CALL</text:p>
          </table:table-cell>
          <table:table-cell table:style-name="ce2" table:formula="of:=IFERROR(__xludf.dummyfunction(&quot;UPPER(GOOGLETRANSLATE(if(len(D15) &gt; 0, D15, C15),&quot;&quot;en&quot;&quot;,$A$1))&quot;);&quot;부르다&quot;)" office:value-type="string" office:string-value="부르다" calcext:value-type="string">
            <text:p>부르다</text:p>
          </table:table-cell>
          <table:table-cell/>
          <table:table-cell table:style-name="ce1" office:value-type="string" calcext:value-type="string">
            <text:p>GorillaSapiens</text:p>
          </table:table-cell>
          <table:table-cell table:number-columns-repeated="1017"/>
        </table:table-row>
        <table:table-row table:style-name="ro1">
          <table:table-cell table:style-name="ce4" table:formula="of:=IF(LEN([.F16]) &gt; 0; [.F16]; [.E16])" office:value-type="string" office:string-value="만약" calcext:value-type="string">
            <text:p>만약</text:p>
          </table:table-cell>
          <table:table-cell table:style-name="ce2" table:formula="of:=IFERROR(__xludf.dummyfunction(&quot;upper(googletranslate(A16,$A$1,&quot;&quot;en&quot;&quot;))&quot;);&quot;IF&quot;)" office:value-type="string" office:string-value="IF" calcext:value-type="string">
            <text:p>IF</text:p>
          </table:table-cell>
          <table:table-cell table:style-name="ce2" table:formula="of:=[$keywords.A14]" office:value-type="string" office:string-value="IF" calcext:value-type="string">
            <text:p>IF</text:p>
          </table:table-cell>
          <table:table-cell/>
          <table:table-cell table:style-name="ce2" table:formula="of:=IFERROR(__xludf.dummyfunction(&quot;UPPER(GOOGLETRANSLATE(if(len(D16) &gt; 0, D16, C16),&quot;&quot;en&quot;&quot;,$A$1))&quot;);&quot;만약에&quot;)" office:value-type="string" office:string-value="만약에" calcext:value-type="string">
            <text:p>만약에</text:p>
          </table:table-cell>
          <table:table-cell table:style-name="ce1" office:value-type="string" calcext:value-type="string">
            <text:p>만약</text:p>
          </table:table-cell>
          <table:table-cell table:style-name="ce1" office:value-type="string" calcext:value-type="string">
            <text:p>GorillaSapiens</text:p>
          </table:table-cell>
          <table:table-cell table:number-columns-repeated="1017"/>
        </table:table-row>
        <table:table-row table:style-name="ro1">
          <table:table-cell table:style-name="ce4" table:formula="of:=IF(LEN([.F17]) &gt; 0; [.F17]; [.E17])" office:value-type="string" office:string-value="바닥" calcext:value-type="string">
            <text:p>바닥</text:p>
          </table:table-cell>
          <table:table-cell table:style-name="ce2" table:formula="of:=IFERROR(__xludf.dummyfunction(&quot;upper(googletranslate(A17,$A$1,&quot;&quot;en&quot;&quot;))&quot;);&quot;FLOOR&quot;)" office:value-type="string" office:string-value="FLOOR" calcext:value-type="string">
            <text:p>FLOOR</text:p>
          </table:table-cell>
          <table:table-cell table:style-name="ce2" table:formula="of:=[$keywords.A15]" office:value-type="string" office:string-value="INT" calcext:value-type="string">
            <text:p>INT</text:p>
          </table:table-cell>
          <table:table-cell table:style-name="ce1" office:value-type="string" calcext:value-type="string">
            <text:p>FLOOR</text:p>
          </table:table-cell>
          <table:table-cell table:style-name="ce2" table:formula="of:=IFERROR(__xludf.dummyfunction(&quot;UPPER(GOOGLETRANSLATE(if(len(D17) &gt; 0, D17, C17),&quot;&quot;en&quot;&quot;,$A$1))&quot;);&quot;바닥&quot;)" office:value-type="string" office:string-value="바닥" calcext:value-type="string">
            <text:p>바닥</text:p>
          </table:table-cell>
          <table:table-cell/>
          <table:table-cell table:style-name="ce1" office:value-type="string" calcext:value-type="string">
            <text:p>GorillaSapiens</text:p>
          </table:table-cell>
          <table:table-cell table:number-columns-repeated="1017"/>
        </table:table-row>
        <table:table-row table:style-name="ro1">
          <table:table-cell table:style-name="ce4" table:formula="of:=IF(LEN([.F18]) &gt; 0; [.F18]; [.E18])" office:value-type="string" office:string-value="입력" calcext:value-type="string">
            <text:p>입력</text:p>
          </table:table-cell>
          <table:table-cell table:style-name="ce2" table:formula="of:=IFERROR(__xludf.dummyfunction(&quot;upper(googletranslate(A18,$A$1,&quot;&quot;en&quot;&quot;))&quot;);&quot;INPUT&quot;)" office:value-type="string" office:string-value="INPUT" calcext:value-type="string">
            <text:p>INPUT</text:p>
          </table:table-cell>
          <table:table-cell table:style-name="ce2" table:formula="of:=[$keywords.A16]" office:value-type="string" office:string-value="INPUT" calcext:value-type="string">
            <text:p>INPUT</text:p>
          </table:table-cell>
          <table:table-cell/>
          <table:table-cell table:style-name="ce2" table:formula="of:=IFERROR(__xludf.dummyfunction(&quot;UPPER(GOOGLETRANSLATE(if(len(D18) &gt; 0, D18, C18),&quot;&quot;en&quot;&quot;,$A$1))&quot;);&quot;입력&quot;)" office:value-type="string" office:string-value="입력" calcext:value-type="string">
            <text:p>입력</text:p>
          </table:table-cell>
          <table:table-cell table:number-columns-repeated="1019"/>
        </table:table-row>
        <table:table-row table:style-name="ro1">
          <table:table-cell table:style-name="ce4" table:formula="of:=IF(LEN([.F19]) &gt; 0; [.F19]; [.E19])" office:value-type="string" office:string-value="허락하다" calcext:value-type="string">
            <text:p>허락하다</text:p>
          </table:table-cell>
          <table:table-cell table:style-name="ce2" table:formula="of:=IFERROR(__xludf.dummyfunction(&quot;upper(googletranslate(A19,$A$1,&quot;&quot;en&quot;&quot;))&quot;);&quot;PERMIT&quot;)" office:value-type="string" office:string-value="PERMIT" calcext:value-type="string">
            <text:p>PERMIT</text:p>
          </table:table-cell>
          <table:table-cell table:style-name="ce2" table:formula="of:=[$keywords.A17]" office:value-type="string" office:string-value="LET" calcext:value-type="string">
            <text:p>LET</text:p>
          </table:table-cell>
          <table:table-cell/>
          <table:table-cell table:style-name="ce2" table:formula="of:=IFERROR(__xludf.dummyfunction(&quot;UPPER(GOOGLETRANSLATE(if(len(D19) &gt; 0, D19, C19),&quot;&quot;en&quot;&quot;,$A$1))&quot;);&quot;허락하다&quot;)" office:value-type="string" office:string-value="허락하다" calcext:value-type="string">
            <text:p>허락하다</text:p>
          </table:table-cell>
          <table:table-cell table:number-columns-repeated="1019"/>
        </table:table-row>
        <table:table-row table:style-name="ro1">
          <table:table-cell table:style-name="ce4" table:formula="of:=IF(LEN([.F20]) &gt; 0; [.F20]; [.E20])" office:value-type="string" office:string-value="통나무" calcext:value-type="string">
            <text:p>통나무</text:p>
          </table:table-cell>
          <table:table-cell table:style-name="ce2" table:formula="of:=IFERROR(__xludf.dummyfunction(&quot;upper(googletranslate(A20,$A$1,&quot;&quot;en&quot;&quot;))&quot;);&quot;LOG&quot;)" office:value-type="string" office:string-value="LOG" calcext:value-type="string">
            <text:p>LOG</text:p>
          </table:table-cell>
          <table:table-cell table:style-name="ce2" table:formula="of:=[$keywords.A18]" office:value-type="string" office:string-value="LOG" calcext:value-type="string">
            <text:p>LOG</text:p>
          </table:table-cell>
          <table:table-cell/>
          <table:table-cell table:style-name="ce2" table:formula="of:=IFERROR(__xludf.dummyfunction(&quot;UPPER(GOOGLETRANSLATE(if(len(D20) &gt; 0, D20, C20),&quot;&quot;en&quot;&quot;,$A$1))&quot;);&quot;통나무&quot;)" office:value-type="string" office:string-value="통나무" calcext:value-type="string">
            <text:p>통나무</text:p>
          </table:table-cell>
          <table:table-cell table:number-columns-repeated="1019"/>
        </table:table-row>
        <table:table-row table:style-name="ro1">
          <table:table-cell table:style-name="ce4" table:formula="of:=IF(LEN([.F21]) &gt; 0; [.F21]; [.E21])" office:value-type="string" office:string-value="다음" calcext:value-type="string">
            <text:p>다음</text:p>
          </table:table-cell>
          <table:table-cell table:style-name="ce2" table:formula="of:=IFERROR(__xludf.dummyfunction(&quot;upper(googletranslate(A21,$A$1,&quot;&quot;en&quot;&quot;))&quot;);&quot;NEXT&quot;)" office:value-type="string" office:string-value="NEXT" calcext:value-type="string">
            <text:p>NEXT</text:p>
          </table:table-cell>
          <table:table-cell table:style-name="ce2" table:formula="of:=[$keywords.A19]" office:value-type="string" office:string-value="NEXT" calcext:value-type="string">
            <text:p>NEXT</text:p>
          </table:table-cell>
          <table:table-cell/>
          <table:table-cell table:style-name="ce2" table:formula="of:=IFERROR(__xludf.dummyfunction(&quot;UPPER(GOOGLETRANSLATE(if(len(D21) &gt; 0, D21, C21),&quot;&quot;en&quot;&quot;,$A$1))&quot;);&quot;다음&quot;)" office:value-type="string" office:string-value="다음" calcext:value-type="string">
            <text:p>다음</text:p>
          </table:table-cell>
          <table:table-cell table:number-columns-repeated="1019"/>
        </table:table-row>
        <table:table-row table:style-name="ro1">
          <table:table-cell table:style-name="ce4" table:formula="of:=IF(LEN([.F22]) &gt; 0; [.F22]; [.E22])" office:value-type="string" office:string-value="까지" calcext:value-type="string">
            <text:p>까지</text:p>
          </table:table-cell>
          <table:table-cell table:style-name="ce2" table:formula="of:=IFERROR(__xludf.dummyfunction(&quot;upper(googletranslate(A22,$A$1,&quot;&quot;en&quot;&quot;))&quot;);&quot;UNTIL&quot;)" office:value-type="string" office:string-value="UNTIL" calcext:value-type="string">
            <text:p>UNTIL</text:p>
          </table:table-cell>
          <table:table-cell table:style-name="ce2" table:formula="of:=[$keywords.A20]" office:value-type="string" office:string-value="ON" calcext:value-type="string">
            <text:p>ON</text:p>
          </table:table-cell>
          <table:table-cell table:style-name="ce1" office:value-type="string" calcext:value-type="string">
            <text:p>UNTIL</text:p>
          </table:table-cell>
          <table:table-cell table:style-name="ce2" table:formula="of:=IFERROR(__xludf.dummyfunction(&quot;UPPER(GOOGLETRANSLATE(if(len(D22) &gt; 0, D22, C22),&quot;&quot;en&quot;&quot;,$A$1))&quot;);&quot;까지&quot;)" office:value-type="string" office:string-value="까지" calcext:value-type="string">
            <text:p>까지</text:p>
          </table:table-cell>
          <table:table-cell/>
          <table:table-cell table:style-name="ce6" office:value-type="string" calcext:value-type="string">
            <text:p>GorillaSapiens</text:p>
          </table:table-cell>
          <table:table-cell table:number-columns-repeated="1017"/>
        </table:table-row>
        <table:table-row table:style-name="ro1">
          <table:table-cell table:style-name="ce4" table:formula="of:=IF(LEN([.F23]) &gt; 0; [.F23]; [.E23])" office:value-type="string" office:string-value="옵션" calcext:value-type="string">
            <text:p>옵션</text:p>
          </table:table-cell>
          <table:table-cell table:style-name="ce2" table:formula="of:=IFERROR(__xludf.dummyfunction(&quot;upper(googletranslate(A23,$A$1,&quot;&quot;en&quot;&quot;))&quot;);&quot;OPTION&quot;)" office:value-type="string" office:string-value="OPTION" calcext:value-type="string">
            <text:p>OPTION</text:p>
          </table:table-cell>
          <table:table-cell table:style-name="ce2" table:formula="of:=[$keywords.A21]" office:value-type="string" office:string-value="OPTION" calcext:value-type="string">
            <text:p>OPTION</text:p>
          </table:table-cell>
          <table:table-cell/>
          <table:table-cell table:style-name="ce2" table:formula="of:=IFERROR(__xludf.dummyfunction(&quot;UPPER(GOOGLETRANSLATE(if(len(D23) &gt; 0, D23, C23),&quot;&quot;en&quot;&quot;,$A$1))&quot;);&quot;옵션&quot;)" office:value-type="string" office:string-value="옵션" calcext:value-type="string">
            <text:p>옵션</text:p>
          </table:table-cell>
          <table:table-cell table:number-columns-repeated="1019"/>
        </table:table-row>
        <table:table-row table:style-name="ro1">
          <table:table-cell table:style-name="ce4" table:formula="of:=IF(LEN([.F24]) &gt; 0; [.F24]; [.E24])" office:value-type="string" office:string-value="인쇄" calcext:value-type="string">
            <text:p>인쇄</text:p>
          </table:table-cell>
          <table:table-cell table:style-name="ce2" table:formula="of:=IFERROR(__xludf.dummyfunction(&quot;upper(googletranslate(A24,$A$1,&quot;&quot;en&quot;&quot;))&quot;);&quot;PRINT&quot;)" office:value-type="string" office:string-value="PRINT" calcext:value-type="string">
            <text:p>PRINT</text:p>
          </table:table-cell>
          <table:table-cell table:style-name="ce2" table:formula="of:=[$keywords.A22]" office:value-type="string" office:string-value="PRINT" calcext:value-type="string">
            <text:p>PRINT</text:p>
          </table:table-cell>
          <table:table-cell/>
          <table:table-cell table:style-name="ce2" table:formula="of:=IFERROR(__xludf.dummyfunction(&quot;UPPER(GOOGLETRANSLATE(if(len(D24) &gt; 0, D24, C24),&quot;&quot;en&quot;&quot;,$A$1))&quot;);&quot;인쇄&quot;)" office:value-type="string" office:string-value="인쇄" calcext:value-type="string">
            <text:p>인쇄</text:p>
          </table:table-cell>
          <table:table-cell table:number-columns-repeated="1019"/>
        </table:table-row>
        <table:table-row table:style-name="ro1">
          <table:table-cell table:style-name="ce4" table:formula="of:=IF(LEN([.F25]) &gt; 0; [.F25]; [.E25])" office:value-type="string" office:string-value="무작위 화" calcext:value-type="string">
            <text:p>무작위 화</text:p>
          </table:table-cell>
          <table:table-cell table:style-name="ce2" table:formula="of:=IFERROR(__xludf.dummyfunction(&quot;upper(googletranslate(A25,$A$1,&quot;&quot;en&quot;&quot;))&quot;);&quot;RANDOMIZATION&quot;)" office:value-type="string" office:string-value="RANDOMIZATION" calcext:value-type="string">
            <text:p>RANDOMIZATION</text:p>
          </table:table-cell>
          <table:table-cell table:style-name="ce2" table:formula="of:=[$keywords.A23]" office:value-type="string" office:string-value="RANDOMIZE" calcext:value-type="string">
            <text:p>RANDOMIZE</text:p>
          </table:table-cell>
          <table:table-cell/>
          <table:table-cell table:style-name="ce2" table:formula="of:=IFERROR(__xludf.dummyfunction(&quot;UPPER(GOOGLETRANSLATE(if(len(D25) &gt; 0, D25, C25),&quot;&quot;en&quot;&quot;,$A$1))&quot;);&quot;무작위 화&quot;)" office:value-type="string" office:string-value="무작위 화" calcext:value-type="string">
            <text:p>무작위 화</text:p>
          </table:table-cell>
          <table:table-cell table:number-columns-repeated="1019"/>
        </table:table-row>
        <table:table-row table:style-name="ro1">
          <table:table-cell table:style-name="ce4" table:formula="of:=IF(LEN([.F26]) &gt; 0; [.F26]; [.E26])" office:value-type="string" office:string-value="비율" calcext:value-type="string">
            <text:p>비율</text:p>
          </table:table-cell>
          <table:table-cell table:style-name="ce2" table:formula="of:=IFERROR(__xludf.dummyfunction(&quot;upper(googletranslate(A26,$A$1,&quot;&quot;en&quot;&quot;))&quot;);&quot;RATIO&quot;)" office:value-type="string" office:string-value="RATIO" calcext:value-type="string">
            <text:p>RATIO</text:p>
          </table:table-cell>
          <table:table-cell table:style-name="ce2" table:formula="of:=[$keywords.A24]" office:value-type="string" office:string-value="RAT" calcext:value-type="string">
            <text:p>RAT</text:p>
          </table:table-cell>
          <table:table-cell table:style-name="ce1" office:value-type="string" calcext:value-type="string">
            <text:p>RATIO</text:p>
          </table:table-cell>
          <table:table-cell table:style-name="ce2" table:formula="of:=IFERROR(__xludf.dummyfunction(&quot;UPPER(GOOGLETRANSLATE(if(len(D26) &gt; 0, D26, C26),&quot;&quot;en&quot;&quot;,$A$1))&quot;);&quot;비율&quot;)" office:value-type="string" office:string-value="비율" calcext:value-type="string">
            <text:p>비율</text:p>
          </table:table-cell>
          <table:table-cell/>
          <table:table-cell table:style-name="ce6" office:value-type="string" calcext:value-type="string">
            <text:p>GorillaSapiens</text:p>
          </table:table-cell>
          <table:table-cell table:number-columns-repeated="1017"/>
        </table:table-row>
        <table:table-row table:style-name="ro1">
          <table:table-cell table:style-name="ce4" table:formula="of:=IF(LEN([.F27]) &gt; 0; [.F27]; [.E27])" office:value-type="string" office:string-value="읽다" calcext:value-type="string">
            <text:p>읽다</text:p>
          </table:table-cell>
          <table:table-cell table:style-name="ce2" table:formula="of:=IFERROR(__xludf.dummyfunction(&quot;upper(googletranslate(A27,$A$1,&quot;&quot;en&quot;&quot;))&quot;);&quot;READ&quot;)" office:value-type="string" office:string-value="READ" calcext:value-type="string">
            <text:p>READ</text:p>
          </table:table-cell>
          <table:table-cell table:style-name="ce2" table:formula="of:=[$keywords.A25]" office:value-type="string" office:string-value="READ" calcext:value-type="string">
            <text:p>READ</text:p>
          </table:table-cell>
          <table:table-cell/>
          <table:table-cell table:style-name="ce2" table:formula="of:=IFERROR(__xludf.dummyfunction(&quot;UPPER(GOOGLETRANSLATE(if(len(D27) &gt; 0, D27, C27),&quot;&quot;en&quot;&quot;,$A$1))&quot;);&quot;읽다&quot;)" office:value-type="string" office:string-value="읽다" calcext:value-type="string">
            <text:p>읽다</text:p>
          </table:table-cell>
          <table:table-cell table:number-columns-repeated="1019"/>
        </table:table-row>
        <table:table-row table:style-name="ro1">
          <table:table-cell table:style-name="ce4" table:formula="of:=IF(LEN([.F28]) &gt; 0; [.F28]; [.E28])" office:value-type="string" office:string-value="주목" calcext:value-type="string">
            <text:p>주목</text:p>
          </table:table-cell>
          <table:table-cell table:style-name="ce2" table:formula="of:=IFERROR(__xludf.dummyfunction(&quot;upper(googletranslate(A28,$A$1,&quot;&quot;en&quot;&quot;))&quot;);&quot;FIST&quot;)" office:value-type="string" office:string-value="FIST" calcext:value-type="string">
            <text:p>FIST</text:p>
          </table:table-cell>
          <table:table-cell table:style-name="ce2" table:formula="of:=[$keywords.A26]" office:value-type="string" office:string-value="REM" calcext:value-type="string">
            <text:p>REM</text:p>
          </table:table-cell>
          <table:table-cell table:style-name="ce1" office:value-type="string" calcext:value-type="string">
            <text:p>REMARK</text:p>
          </table:table-cell>
          <table:table-cell table:style-name="ce2" table:formula="of:=IFERROR(__xludf.dummyfunction(&quot;UPPER(GOOGLETRANSLATE(if(len(D28) &gt; 0, D28, C28),&quot;&quot;en&quot;&quot;,$A$1))&quot;);&quot;주목&quot;)" office:value-type="string" office:string-value="주목" calcext:value-type="string">
            <text:p>주목</text:p>
          </table:table-cell>
          <table:table-cell/>
          <table:table-cell table:style-name="ce6" office:value-type="string" calcext:value-type="string">
            <text:p>GorillaSapiens</text:p>
          </table:table-cell>
          <table:table-cell table:number-columns-repeated="1017"/>
        </table:table-row>
        <table:table-row table:style-name="ro1">
          <table:table-cell table:style-name="ce4" table:formula="of:=IF(LEN([.F29]) &gt; 0; [.F29]; [.E29])" office:value-type="string" office:string-value="복원하다" calcext:value-type="string">
            <text:p>복원하다</text:p>
          </table:table-cell>
          <table:table-cell table:style-name="ce2" table:formula="of:=IFERROR(__xludf.dummyfunction(&quot;upper(googletranslate(A29,$A$1,&quot;&quot;en&quot;&quot;))&quot;);&quot;RESTORE&quot;)" office:value-type="string" office:string-value="RESTORE" calcext:value-type="string">
            <text:p>RESTORE</text:p>
          </table:table-cell>
          <table:table-cell table:style-name="ce2" table:formula="of:=[$keywords.A27]" office:value-type="string" office:string-value="RESTORE" calcext:value-type="string">
            <text:p>RESTORE</text:p>
          </table:table-cell>
          <table:table-cell/>
          <table:table-cell table:style-name="ce2" table:formula="of:=IFERROR(__xludf.dummyfunction(&quot;UPPER(GOOGLETRANSLATE(if(len(D29) &gt; 0, D29, C29),&quot;&quot;en&quot;&quot;,$A$1))&quot;);&quot;복원하다&quot;)" office:value-type="string" office:string-value="복원하다" calcext:value-type="string">
            <text:p>복원하다</text:p>
          </table:table-cell>
          <table:table-cell table:number-columns-repeated="1019"/>
        </table:table-row>
        <table:table-row table:style-name="ro1">
          <table:table-cell table:style-name="ce4" table:formula="of:=IF(LEN([.F30]) &gt; 0; [.F30]; [.E30])" office:value-type="string" office:string-value="반품" calcext:value-type="string">
            <text:p>반품</text:p>
          </table:table-cell>
          <table:table-cell table:style-name="ce2" table:formula="of:=IFERROR(__xludf.dummyfunction(&quot;upper(googletranslate(A30,$A$1,&quot;&quot;en&quot;&quot;))&quot;);&quot;RETURN&quot;)" office:value-type="string" office:string-value="RETURN" calcext:value-type="string">
            <text:p>RETURN</text:p>
          </table:table-cell>
          <table:table-cell table:style-name="ce2" table:formula="of:=[$keywords.A28]" office:value-type="string" office:string-value="RETURN" calcext:value-type="string">
            <text:p>RETURN</text:p>
          </table:table-cell>
          <table:table-cell/>
          <table:table-cell table:style-name="ce2" table:formula="of:=IFERROR(__xludf.dummyfunction(&quot;UPPER(GOOGLETRANSLATE(if(len(D30) &gt; 0, D30, C30),&quot;&quot;en&quot;&quot;,$A$1))&quot;);&quot;반품&quot;)" office:value-type="string" office:string-value="반품" calcext:value-type="string">
            <text:p>반품</text:p>
          </table:table-cell>
          <table:table-cell table:number-columns-repeated="1019"/>
        </table:table-row>
        <table:table-row table:style-name="ro1">
          <table:table-cell table:style-name="ce4" table:formula="of:=IF(LEN([.F31]) &gt; 0; [.F31]; [.E31])" office:value-type="string" office:string-value="무작위의" calcext:value-type="string">
            <text:p>무작위의</text:p>
          </table:table-cell>
          <table:table-cell table:style-name="ce2" table:formula="of:=IFERROR(__xludf.dummyfunction(&quot;upper(googletranslate(A31,$A$1,&quot;&quot;en&quot;&quot;))&quot;);&quot;RANDOM&quot;)" office:value-type="string" office:string-value="RANDOM" calcext:value-type="string">
            <text:p>RANDOM</text:p>
          </table:table-cell>
          <table:table-cell table:style-name="ce2" table:formula="of:=[$keywords.A29]" office:value-type="string" office:string-value="RND" calcext:value-type="string">
            <text:p>RND</text:p>
          </table:table-cell>
          <table:table-cell table:style-name="ce1" office:value-type="string" calcext:value-type="string">
            <text:p>RANDOM</text:p>
          </table:table-cell>
          <table:table-cell table:style-name="ce2" table:formula="of:=IFERROR(__xludf.dummyfunction(&quot;UPPER(GOOGLETRANSLATE(if(len(D31) &gt; 0, D31, C31),&quot;&quot;en&quot;&quot;,$A$1))&quot;);&quot;무작위의&quot;)" office:value-type="string" office:string-value="무작위의" calcext:value-type="string">
            <text:p>무작위의</text:p>
          </table:table-cell>
          <table:table-cell/>
          <table:table-cell table:style-name="ce6" office:value-type="string" calcext:value-type="string">
            <text:p>GorillaSapiens</text:p>
          </table:table-cell>
          <table:table-cell table:number-columns-repeated="1017"/>
        </table:table-row>
        <table:table-row table:style-name="ro1">
          <table:table-cell table:style-name="ce4" table:formula="of:=IF(LEN([.F32]) &gt; 0; [.F32]; [.E32])" office:value-type="string" office:string-value="시그널" calcext:value-type="string">
            <text:p>시그널</text:p>
          </table:table-cell>
          <table:table-cell table:style-name="ce2" table:formula="of:=IFERROR(__xludf.dummyfunction(&quot;upper(googletranslate(A32,$A$1,&quot;&quot;en&quot;&quot;))&quot;);&quot;SIGNAL&quot;)" office:value-type="string" office:string-value="SIGNAL" calcext:value-type="string">
            <text:p>SIGNAL</text:p>
          </table:table-cell>
          <table:table-cell table:style-name="ce2" table:formula="of:=[$keywords.A30]" office:value-type="string" office:string-value="SGN" calcext:value-type="string">
            <text:p>SGN</text:p>
          </table:table-cell>
          <table:table-cell table:style-name="ce1" office:value-type="string" calcext:value-type="string">
            <text:p>SIGNUM</text:p>
          </table:table-cell>
          <table:table-cell table:style-name="ce2" table:formula="of:=IFERROR(__xludf.dummyfunction(&quot;UPPER(GOOGLETRANSLATE(if(len(D32) &gt; 0, D32, C32),&quot;&quot;en&quot;&quot;,$A$1))&quot;);&quot;시그널&quot;)" office:value-type="string" office:string-value="시그널" calcext:value-type="string">
            <text:p>시그널</text:p>
          </table:table-cell>
          <table:table-cell/>
          <table:table-cell table:style-name="ce6" office:value-type="string" calcext:value-type="string">
            <text:p>GorillaSapiens</text:p>
          </table:table-cell>
          <table:table-cell table:number-columns-repeated="1017"/>
        </table:table-row>
        <table:table-row table:style-name="ro1">
          <table:table-cell table:style-name="ce4" table:formula="of:=IF(LEN([.F33]) &gt; 0; [.F33]; [.E33])" office:value-type="string" office:string-value="사인" calcext:value-type="string">
            <text:p>사인</text:p>
          </table:table-cell>
          <table:table-cell table:style-name="ce2" table:formula="of:=IFERROR(__xludf.dummyfunction(&quot;upper(googletranslate(A33,$A$1,&quot;&quot;en&quot;&quot;))&quot;);&quot;SIGN&quot;)" office:value-type="string" office:string-value="SIGN" calcext:value-type="string">
            <text:p>SIGN</text:p>
          </table:table-cell>
          <table:table-cell table:style-name="ce2" table:formula="of:=[$keywords.A31]" office:value-type="string" office:string-value="SIN" calcext:value-type="string">
            <text:p>SIN</text:p>
          </table:table-cell>
          <table:table-cell table:style-name="ce1" office:value-type="string" calcext:value-type="string">
            <text:p>SINE</text:p>
          </table:table-cell>
          <table:table-cell table:style-name="ce2" table:formula="of:=IFERROR(__xludf.dummyfunction(&quot;UPPER(GOOGLETRANSLATE(if(len(D33) &gt; 0, D33, C33),&quot;&quot;en&quot;&quot;,$A$1))&quot;);&quot;사인&quot;)" office:value-type="string" office:string-value="사인" calcext:value-type="string">
            <text:p>사인</text:p>
          </table:table-cell>
          <table:table-cell/>
          <table:table-cell table:style-name="ce6" office:value-type="string" calcext:value-type="string">
            <text:p>GorillaSapiens</text:p>
          </table:table-cell>
          <table:table-cell table:number-columns-repeated="1017"/>
        </table:table-row>
        <table:table-row table:style-name="ro1">
          <table:table-cell table:style-name="ce4" table:formula="of:=IF(LEN([.F34]) &gt; 0; [.F34]; [.E34])" office:value-type="string" office:string-value="제곱근" calcext:value-type="string">
            <text:p>제곱근</text:p>
          </table:table-cell>
          <table:table-cell table:style-name="ce2" table:formula="of:=IFERROR(__xludf.dummyfunction(&quot;upper(googletranslate(A34,$A$1,&quot;&quot;en&quot;&quot;))&quot;);&quot;SQUARE ROOT&quot;)" office:value-type="string" office:string-value="SQUARE ROOT" calcext:value-type="string">
            <text:p>SQUARE ROOT</text:p>
          </table:table-cell>
          <table:table-cell table:style-name="ce2" table:formula="of:=[$keywords.A32]" office:value-type="string" office:string-value="SQR" calcext:value-type="string">
            <text:p>SQR</text:p>
          </table:table-cell>
          <table:table-cell table:style-name="ce1" office:value-type="string" calcext:value-type="string">
            <text:p>SQUARE ROOT</text:p>
          </table:table-cell>
          <table:table-cell table:style-name="ce2" table:formula="of:=IFERROR(__xludf.dummyfunction(&quot;UPPER(GOOGLETRANSLATE(if(len(D34) &gt; 0, D34, C34),&quot;&quot;en&quot;&quot;,$A$1))&quot;);&quot;제곱근&quot;)" office:value-type="string" office:string-value="제곱근" calcext:value-type="string">
            <text:p>제곱근</text:p>
          </table:table-cell>
          <table:table-cell/>
          <table:table-cell table:style-name="ce6" office:value-type="string" calcext:value-type="string">
            <text:p>GorillaSapiens</text:p>
          </table:table-cell>
          <table:table-cell table:number-columns-repeated="1017"/>
        </table:table-row>
        <table:table-row table:style-name="ro1">
          <table:table-cell table:style-name="ce4" table:formula="of:=IF(LEN([.F35]) &gt; 0; [.F35]; [.E35])" office:value-type="string" office:string-value="단계" calcext:value-type="string">
            <text:p>단계</text:p>
          </table:table-cell>
          <table:table-cell table:style-name="ce2" table:formula="of:=IFERROR(__xludf.dummyfunction(&quot;upper(googletranslate(A35,$A$1,&quot;&quot;en&quot;&quot;))&quot;);&quot;STEP&quot;)" office:value-type="string" office:string-value="STEP" calcext:value-type="string">
            <text:p>STEP</text:p>
          </table:table-cell>
          <table:table-cell table:style-name="ce2" table:formula="of:=[$keywords.A33]" office:value-type="string" office:string-value="STEP" calcext:value-type="string">
            <text:p>STEP</text:p>
          </table:table-cell>
          <table:table-cell/>
          <table:table-cell table:style-name="ce2" table:formula="of:=IFERROR(__xludf.dummyfunction(&quot;UPPER(GOOGLETRANSLATE(if(len(D35) &gt; 0, D35, C35),&quot;&quot;en&quot;&quot;,$A$1))&quot;);&quot;단계&quot;)" office:value-type="string" office:string-value="단계" calcext:value-type="string">
            <text:p>단계</text:p>
          </table:table-cell>
          <table:table-cell table:number-columns-repeated="1019"/>
        </table:table-row>
        <table:table-row table:style-name="ro1">
          <table:table-cell table:style-name="ce4" table:formula="of:=IF(LEN([.F36]) &gt; 0; [.F36]; [.E36])" office:value-type="string" office:string-value="멈추다" calcext:value-type="string">
            <text:p>멈추다</text:p>
          </table:table-cell>
          <table:table-cell table:style-name="ce2" table:formula="of:=IFERROR(__xludf.dummyfunction(&quot;upper(googletranslate(A36,$A$1,&quot;&quot;en&quot;&quot;))&quot;);&quot;STOP&quot;)" office:value-type="string" office:string-value="STOP" calcext:value-type="string">
            <text:p>STOP</text:p>
          </table:table-cell>
          <table:table-cell table:style-name="ce2" table:formula="of:=[$keywords.A34]" office:value-type="string" office:string-value="STOP" calcext:value-type="string">
            <text:p>STOP</text:p>
          </table:table-cell>
          <table:table-cell/>
          <table:table-cell table:style-name="ce2" table:formula="of:=IFERROR(__xludf.dummyfunction(&quot;UPPER(GOOGLETRANSLATE(if(len(D36) &gt; 0, D36, C36),&quot;&quot;en&quot;&quot;,$A$1))&quot;);&quot;멈추다&quot;)" office:value-type="string" office:string-value="멈추다" calcext:value-type="string">
            <text:p>멈추다</text:p>
          </table:table-cell>
          <table:table-cell table:number-columns-repeated="1019"/>
        </table:table-row>
        <table:table-row table:style-name="ro1">
          <table:table-cell table:style-name="ce4" table:formula="of:=IF(LEN([.F37]) &gt; 0; [.F37]; [.E37])" office:value-type="string" office:string-value="텍스트" calcext:value-type="string">
            <text:p>텍스트</text:p>
          </table:table-cell>
          <table:table-cell table:style-name="ce2" table:formula="of:=IFERROR(__xludf.dummyfunction(&quot;upper(googletranslate(A37,$A$1,&quot;&quot;en&quot;&quot;))&quot;);&quot;TEXT&quot;)" office:value-type="string" office:string-value="TEXT" calcext:value-type="string">
            <text:p>TEXT</text:p>
          </table:table-cell>
          <table:table-cell table:style-name="ce2" table:formula="of:=[$keywords.A35]" office:value-type="string" office:string-value="STR" calcext:value-type="string">
            <text:p>STR</text:p>
          </table:table-cell>
          <table:table-cell table:style-name="ce1" office:value-type="string" calcext:value-type="string">
            <text:p>TEXT</text:p>
          </table:table-cell>
          <table:table-cell table:style-name="ce2" table:formula="of:=IFERROR(__xludf.dummyfunction(&quot;UPPER(GOOGLETRANSLATE(if(len(D37) &gt; 0, D37, C37),&quot;&quot;en&quot;&quot;,$A$1))&quot;);&quot;텍스트&quot;)" office:value-type="string" office:string-value="텍스트" calcext:value-type="string">
            <text:p>텍스트</text:p>
          </table:table-cell>
          <table:table-cell/>
          <table:table-cell table:style-name="ce6" office:value-type="string" calcext:value-type="string">
            <text:p>GorillaSapiens</text:p>
          </table:table-cell>
          <table:table-cell table:number-columns-repeated="1017"/>
        </table:table-row>
        <table:table-row table:style-name="ro1">
          <table:table-cell table:style-name="ce4" table:formula="of:=IF(LEN([.F38]) &gt; 0; [.F38]; [.E38])" office:value-type="string" office:string-value="접선" calcext:value-type="string">
            <text:p>접선</text:p>
          </table:table-cell>
          <table:table-cell table:style-name="ce2" table:formula="of:=IFERROR(__xludf.dummyfunction(&quot;upper(googletranslate(A38,$A$1,&quot;&quot;en&quot;&quot;))&quot;);&quot;TANGENT&quot;)" office:value-type="string" office:string-value="TANGENT" calcext:value-type="string">
            <text:p>TANGENT</text:p>
          </table:table-cell>
          <table:table-cell table:style-name="ce2" table:formula="of:=[$keywords.A36]" office:value-type="string" office:string-value="TAN" calcext:value-type="string">
            <text:p>TAN</text:p>
          </table:table-cell>
          <table:table-cell table:style-name="ce1" office:value-type="string" calcext:value-type="string">
            <text:p>TANGENT</text:p>
          </table:table-cell>
          <table:table-cell table:style-name="ce2" table:formula="of:=IFERROR(__xludf.dummyfunction(&quot;UPPER(GOOGLETRANSLATE(if(len(D38) &gt; 0, D38, C38),&quot;&quot;en&quot;&quot;,$A$1))&quot;);&quot;접선&quot;)" office:value-type="string" office:string-value="접선" calcext:value-type="string">
            <text:p>접선</text:p>
          </table:table-cell>
          <table:table-cell/>
          <table:table-cell table:style-name="ce6" office:value-type="string" calcext:value-type="string">
            <text:p>GorillaSapiens</text:p>
          </table:table-cell>
          <table:table-cell table:number-columns-repeated="1017"/>
        </table:table-row>
        <table:table-row table:style-name="ro1">
          <table:table-cell table:style-name="ce4" table:formula="of:=IF(LEN([.F39]) &gt; 0; [.F39]; [.E39])" office:value-type="string" office:string-value="그 다음에" calcext:value-type="string">
            <text:p>그 다음에</text:p>
          </table:table-cell>
          <table:table-cell table:style-name="ce2" table:formula="of:=IFERROR(__xludf.dummyfunction(&quot;upper(googletranslate(A39,$A$1,&quot;&quot;en&quot;&quot;))&quot;);&quot;THEN&quot;)" office:value-type="string" office:string-value="THEN" calcext:value-type="string">
            <text:p>THEN</text:p>
          </table:table-cell>
          <table:table-cell table:style-name="ce2" table:formula="of:=[$keywords.A37]" office:value-type="string" office:string-value="THEN" calcext:value-type="string">
            <text:p>THEN</text:p>
          </table:table-cell>
          <table:table-cell/>
          <table:table-cell table:style-name="ce2" table:formula="of:=IFERROR(__xludf.dummyfunction(&quot;UPPER(GOOGLETRANSLATE(if(len(D39) &gt; 0, D39, C39),&quot;&quot;en&quot;&quot;,$A$1))&quot;);&quot;그 다음에&quot;)" office:value-type="string" office:string-value="그 다음에" calcext:value-type="string">
            <text:p>그 다음에</text:p>
          </table:table-cell>
          <table:table-cell/>
          <table:table-cell table:style-name="ce6" office:value-type="string" calcext:value-type="string">
            <text:p>GorillaSapiens</text:p>
          </table:table-cell>
          <table:table-cell table:number-columns-repeated="1017"/>
        </table:table-row>
        <table:table-row table:style-name="ro1">
          <table:table-cell table:style-name="ce4" table:formula="of:=IF(LEN([.F40]) &gt; 0; [.F40]; [.E40])" office:value-type="string" office:string-value="에게" calcext:value-type="string">
            <text:p>에게</text:p>
          </table:table-cell>
          <table:table-cell table:style-name="ce2" table:formula="of:=IFERROR(__xludf.dummyfunction(&quot;upper(googletranslate(A40,$A$1,&quot;&quot;en&quot;&quot;))&quot;);&quot;TO&quot;)" office:value-type="string" office:string-value="TO" calcext:value-type="string">
            <text:p>TO</text:p>
          </table:table-cell>
          <table:table-cell table:style-name="ce2" table:formula="of:=[$keywords.A38]" office:value-type="string" office:string-value="TO" calcext:value-type="string">
            <text:p>TO</text:p>
          </table:table-cell>
          <table:table-cell/>
          <table:table-cell table:style-name="ce2" table:formula="of:=IFERROR(__xludf.dummyfunction(&quot;UPPER(GOOGLETRANSLATE(if(len(D40) &gt; 0, D40, C40),&quot;&quot;en&quot;&quot;,$A$1))&quot;);&quot;에게&quot;)" office:value-type="string" office:string-value="에게" calcext:value-type="string">
            <text:p>에게</text:p>
          </table:table-cell>
          <table:table-cell/>
          <table:table-cell table:style-name="ce6" office:value-type="string" calcext:value-type="string">
            <text:p>GorillaSapiens</text:p>
          </table:table-cell>
          <table:table-cell table:number-columns-repeated="1017"/>
        </table:table-row>
        <table:table-row table:style-name="ro1">
          <table:table-cell table:style-name="ce5"/>
          <table:table-cell table:number-columns-repeated="1023"/>
        </table:table-row>
        <table:table-row table:style-name="ro1">
          <table:table-cell table:style-name="ce5" table:formula="of:=IF(LEN([.F42]) &gt; 0; [.F42]; [.E42])" office:value-type="string" office:string-value="그리고 명령 줄에는 언어가 없습니다. 종료." calcext:value-type="string">
            <text:p>그리고 명령 줄에는 언어가 없습니다. 종료.</text:p>
          </table:table-cell>
          <table:table-cell table:style-name="ce2" table:formula="of:=IFERROR(__xludf.dummyfunction(&quot;upper(googletranslate(A42,$A$1,&quot;&quot;en&quot;&quot;))&quot;);&quot;AND THERE IS NO LANGUAGE IN THE COMMAND LINE. END.&quot;)" office:value-type="string" office:string-value="AND THERE IS NO LANGUAGE IN THE COMMAND LINE. END." calcext:value-type="string">
            <text:p>AND THERE IS NO LANGUAGE IN THE COMMAND LINE. END.</text:p>
          </table:table-cell>
          <table:table-cell table:style-name="ce2" table:formula="of:=[$errors.A1]" office:value-type="string" office:string-value="AND NO LANGUAGE GIVEN ON COMMAND LINE.  EXITING." calcext:value-type="string">
            <text:p>AND NO LANGUAGE GIVEN ON COMMAND LINE. <text:s/>EXITING.</text:p>
          </table:table-cell>
          <table:table-cell/>
          <table:table-cell table:style-name="ce2" table:formula="of:=IFERROR(__xludf.dummyfunction(&quot;UPPER(GOOGLETRANSLATE(if(len(D42) &gt; 0, D42, C42),&quot;&quot;en&quot;&quot;,$A$1))&quot;);&quot;그리고 명령 줄에는 언어가 없습니다. 종료.&quot;)" office:value-type="string" office:string-value="그리고 명령 줄에는 언어가 없습니다. 종료." calcext:value-type="string">
            <text:p>그리고 명령 줄에는 언어가 없습니다. 종료.</text:p>
          </table:table-cell>
          <table:table-cell table:number-columns-repeated="1019"/>
        </table:table-row>
        <table:table-row table:style-name="ro1">
          <table:table-cell table:style-name="ce5" table:formula="of:=IF(LEN([.F43]) &gt; 0; [.F43]; [.E43])" office:value-type="string" office:string-value="배열은 이미 정의되었습니다" calcext:value-type="string">
            <text:p>배열은 이미 정의되었습니다</text:p>
          </table:table-cell>
          <table:table-cell table:style-name="ce2" table:formula="of:=IFERROR(__xludf.dummyfunction(&quot;upper(googletranslate(A43,$A$1,&quot;&quot;en&quot;&quot;))&quot;);&quot;THE ARRAY HAS ALREADY BEEN DEFINED&quot;)" office:value-type="string" office:string-value="THE ARRAY HAS ALREADY BEEN DEFINED" calcext:value-type="string">
            <text:p>THE ARRAY HAS ALREADY BEEN DEFINED</text:p>
          </table:table-cell>
          <table:table-cell table:style-name="ce2" table:formula="of:=[$errors.A2]" office:value-type="string" office:string-value="ARRAY ALREADY DEFINED" calcext:value-type="string">
            <text:p>ARRAY ALREADY DEFINED</text:p>
          </table:table-cell>
          <table:table-cell/>
          <table:table-cell table:style-name="ce2" table:formula="of:=IFERROR(__xludf.dummyfunction(&quot;UPPER(GOOGLETRANSLATE(if(len(D43) &gt; 0, D43, C43),&quot;&quot;en&quot;&quot;,$A$1))&quot;);&quot;배열은 이미 정의되었습니다&quot;)" office:value-type="string" office:string-value="배열은 이미 정의되었습니다" calcext:value-type="string">
            <text:p>배열은 이미 정의되었습니다</text:p>
          </table:table-cell>
          <table:table-cell table:number-columns-repeated="1019"/>
        </table:table-row>
        <table:table-row table:style-name="ro1">
          <table:table-cell table:style-name="ce5" table:formula="of:=IF(LEN([.F44]) &gt; 0; [.F44]; [.E44])" office:value-type="string" office:string-value="경계 외부의 배열 인덱스" calcext:value-type="string">
            <text:p>경계 외부의 배열 인덱스</text:p>
          </table:table-cell>
          <table:table-cell table:style-name="ce2" table:formula="of:=IFERROR(__xludf.dummyfunction(&quot;upper(googletranslate(A44,$A$1,&quot;&quot;en&quot;&quot;))&quot;);&quot;ARRAY INDEX OUTSIDE THE BOUNDARY&quot;)" office:value-type="string" office:string-value="ARRAY INDEX OUTSIDE THE BOUNDARY" calcext:value-type="string">
            <text:p>ARRAY INDEX OUTSIDE THE BOUNDARY</text:p>
          </table:table-cell>
          <table:table-cell table:style-name="ce2" table:formula="of:=[$errors.A3]" office:value-type="string" office:string-value="ARRAY INDEX OUTSIDE OF BOUNDS" calcext:value-type="string">
            <text:p>ARRAY INDEX OUTSIDE OF BOUNDS</text:p>
          </table:table-cell>
          <table:table-cell/>
          <table:table-cell table:style-name="ce2" table:formula="of:=IFERROR(__xludf.dummyfunction(&quot;UPPER(GOOGLETRANSLATE(if(len(D44) &gt; 0, D44, C44),&quot;&quot;en&quot;&quot;,$A$1))&quot;);&quot;경계 외부의 배열 인덱스&quot;)" office:value-type="string" office:string-value="경계 외부의 배열 인덱스" calcext:value-type="string">
            <text:p>경계 외부의 배열 인덱스</text:p>
          </table:table-cell>
          <table:table-cell table:number-columns-repeated="1019"/>
        </table:table-row>
        <table:table-row table:style-name="ro1">
          <table:table-cell table:style-name="ce5" table:formula="of:=IF(LEN([.F45]) &gt; 0; [.F45]; [.E45])" office:value-type="string" office:string-value="디렉토리에 액세스 할 수 없습니다" calcext:value-type="string">
            <text:p>디렉토리에 액세스 할 수 없습니다</text:p>
          </table:table-cell>
          <table:table-cell table:style-name="ce2" table:formula="of:=IFERROR(__xludf.dummyfunction(&quot;upper(googletranslate(A45,$A$1,&quot;&quot;en&quot;&quot;))&quot;);&quot;I CAN'T ACCESS THE DIRECTORY&quot;)" office:value-type="string" office:string-value="I CAN'T ACCESS THE DIRECTORY" calcext:value-type="string">
            <text:p>I CAN'T ACCESS THE DIRECTORY</text:p>
          </table:table-cell>
          <table:table-cell table:style-name="ce2" table:formula="of:=[$errors.A4]" office:value-type="string" office:string-value="CANNOT ACCESS DIRECTORY" calcext:value-type="string">
            <text:p>CANNOT ACCESS DIRECTORY</text:p>
          </table:table-cell>
          <table:table-cell/>
          <table:table-cell table:style-name="ce2" table:formula="of:=IFERROR(__xludf.dummyfunction(&quot;UPPER(GOOGLETRANSLATE(if(len(D45) &gt; 0, D45, C45),&quot;&quot;en&quot;&quot;,$A$1))&quot;);&quot;디렉토리에 액세스 할 수 없습니다&quot;)" office:value-type="string" office:string-value="디렉토리에 액세스 할 수 없습니다" calcext:value-type="string">
            <text:p>디렉토리에 액세스 할 수 없습니다</text:p>
          </table:table-cell>
          <table:table-cell table:number-columns-repeated="1019"/>
        </table:table-row>
        <table:table-row table:style-name="ro1">
          <table:table-cell table:style-name="ce5" table:formula="of:=IF(LEN([.F46]) &gt; 0; [.F46]; [.E46])" office:value-type="string" office:string-value="데이터 입력 언더 플로우" calcext:value-type="string">
            <text:p>데이터 입력 언더 플로우</text:p>
          </table:table-cell>
          <table:table-cell table:style-name="ce2" table:formula="of:=IFERROR(__xludf.dummyfunction(&quot;upper(googletranslate(A46,$A$1,&quot;&quot;en&quot;&quot;))&quot;);&quot;DATA INPUT UNDERFLOW&quot;)" office:value-type="string" office:string-value="DATA INPUT UNDERFLOW" calcext:value-type="string">
            <text:p>DATA INPUT UNDERFLOW</text:p>
          </table:table-cell>
          <table:table-cell table:style-name="ce2" table:formula="of:=[$errors.A5]" office:value-type="string" office:string-value="DATA INPUT UNDERFLOW" calcext:value-type="string">
            <text:p>DATA INPUT UNDERFLOW</text:p>
          </table:table-cell>
          <table:table-cell/>
          <table:table-cell table:style-name="ce2" table:formula="of:=IFERROR(__xludf.dummyfunction(&quot;UPPER(GOOGLETRANSLATE(if(len(D46) &gt; 0, D46, C46),&quot;&quot;en&quot;&quot;,$A$1))&quot;);&quot;데이터 입력 언더 플로우&quot;)" office:value-type="string" office:string-value="데이터 입력 언더 플로우" calcext:value-type="string">
            <text:p>데이터 입력 언더 플로우</text:p>
          </table:table-cell>
          <table:table-cell table:number-columns-repeated="1019"/>
        </table:table-row>
        <table:table-row table:style-name="ro1">
          <table:table-cell table:style-name="ce5" table:formula="of:=IF(LEN([.F47]) &gt; 0; [.F47]; [.E47])" office:value-type="string" office:string-value="데이터를 읽습니다" calcext:value-type="string">
            <text:p>데이터를 읽습니다</text:p>
          </table:table-cell>
          <table:table-cell table:style-name="ce2" table:formula="of:=IFERROR(__xludf.dummyfunction(&quot;upper(googletranslate(A47,$A$1,&quot;&quot;en&quot;&quot;))&quot;);&quot;READ DATA&quot;)" office:value-type="string" office:string-value="READ DATA" calcext:value-type="string">
            <text:p>READ DATA</text:p>
          </table:table-cell>
          <table:table-cell table:style-name="ce2" table:formula="of:=[$errors.A6]" office:value-type="string" office:string-value="DATA READ UNDERFLOW" calcext:value-type="string">
            <text:p>DATA READ UNDERFLOW</text:p>
          </table:table-cell>
          <table:table-cell/>
          <table:table-cell table:style-name="ce2" table:formula="of:=IFERROR(__xludf.dummyfunction(&quot;UPPER(GOOGLETRANSLATE(if(len(D47) &gt; 0, D47, C47),&quot;&quot;en&quot;&quot;,$A$1))&quot;);&quot;데이터를 읽습니다&quot;)" office:value-type="string" office:string-value="데이터를 읽습니다" calcext:value-type="string">
            <text:p>데이터를 읽습니다</text:p>
          </table:table-cell>
          <table:table-cell table:number-columns-repeated="1019"/>
        </table:table-row>
        <table:table-row table:style-name="ro1">
          <table:table-cell table:style-name="ce5" table:formula="of:=IF(LEN([.F48]) &gt; 0; [.F48]; [.E48])" office:value-type="string" office:string-value="정의주기가 발견되었습니다" calcext:value-type="string">
            <text:p>정의주기가 발견되었습니다</text:p>
          </table:table-cell>
          <table:table-cell table:style-name="ce2" table:formula="of:=IFERROR(__xludf.dummyfunction(&quot;upper(googletranslate(A48,$A$1,&quot;&quot;en&quot;&quot;))&quot;);&quot;A DEFINITION CYCLE HAS BEEN FOUND&quot;)" office:value-type="string" office:string-value="A DEFINITION CYCLE HAS BEEN FOUND" calcext:value-type="string">
            <text:p>A DEFINITION CYCLE HAS BEEN FOUND</text:p>
          </table:table-cell>
          <table:table-cell table:style-name="ce2" table:formula="of:=[$errors.A7]" office:value-type="string" office:string-value="DEFINITION CYCLE DISCOVERED" calcext:value-type="string">
            <text:p>DEFINITION CYCLE DISCOVERED</text:p>
          </table:table-cell>
          <table:table-cell/>
          <table:table-cell table:style-name="ce2" table:formula="of:=IFERROR(__xludf.dummyfunction(&quot;UPPER(GOOGLETRANSLATE(if(len(D48) &gt; 0, D48, C48),&quot;&quot;en&quot;&quot;,$A$1))&quot;);&quot;정의주기가 발견되었습니다&quot;)" office:value-type="string" office:string-value="정의주기가 발견되었습니다" calcext:value-type="string">
            <text:p>정의주기가 발견되었습니다</text:p>
          </table:table-cell>
          <table:table-cell table:number-columns-repeated="1019"/>
        </table:table-row>
        <table:table-row table:style-name="ro1">
          <table:table-cell table:style-name="ce5" table:formula="of:=IF(LEN([.F49]) &gt; 0; [.F49]; [.E49])" office:value-type="string" office:string-value="오류" calcext:value-type="string">
            <text:p>오류</text:p>
          </table:table-cell>
          <table:table-cell table:style-name="ce2" table:formula="of:=IFERROR(__xludf.dummyfunction(&quot;upper(googletranslate(A49,$A$1,&quot;&quot;en&quot;&quot;))&quot;);&quot;ERROR&quot;)" office:value-type="string" office:string-value="ERROR" calcext:value-type="string">
            <text:p>ERROR</text:p>
          </table:table-cell>
          <table:table-cell table:style-name="ce2" table:formula="of:=[$errors.A8]" office:value-type="string" office:string-value="ERROR" calcext:value-type="string">
            <text:p>ERROR</text:p>
          </table:table-cell>
          <table:table-cell/>
          <table:table-cell table:style-name="ce2" table:formula="of:=IFERROR(__xludf.dummyfunction(&quot;UPPER(GOOGLETRANSLATE(if(len(D49) &gt; 0, D49, C49),&quot;&quot;en&quot;&quot;,$A$1))&quot;);&quot;오류&quot;)" office:value-type="string" office:string-value="오류" calcext:value-type="string">
            <text:p>오류</text:p>
          </table:table-cell>
          <table:table-cell table:number-columns-repeated="1019"/>
        </table:table-row>
        <table:table-row table:style-name="ro1">
          <table:table-cell table:style-name="ce5" table:formula="of:=IF(LEN([.F50]) &gt; 0; [.F50]; [.E50])" office:value-type="string" office:string-value="실패" calcext:value-type="string">
            <text:p>실패</text:p>
          </table:table-cell>
          <table:table-cell table:style-name="ce2" table:formula="of:=IFERROR(__xludf.dummyfunction(&quot;upper(googletranslate(A50,$A$1,&quot;&quot;en&quot;&quot;))&quot;);&quot;FAILURE&quot;)" office:value-type="string" office:string-value="FAILURE" calcext:value-type="string">
            <text:p>FAILURE</text:p>
          </table:table-cell>
          <table:table-cell table:style-name="ce2" table:formula="of:=[$errors.A9]" office:value-type="string" office:string-value="FAILURE" calcext:value-type="string">
            <text:p>FAILURE</text:p>
          </table:table-cell>
          <table:table-cell/>
          <table:table-cell table:style-name="ce2" table:formula="of:=IFERROR(__xludf.dummyfunction(&quot;UPPER(GOOGLETRANSLATE(if(len(D50) &gt; 0, D50, C50),&quot;&quot;en&quot;&quot;,$A$1))&quot;);&quot;실패&quot;)" office:value-type="string" office:string-value="실패" calcext:value-type="string">
            <text:p>실패</text:p>
          </table:table-cell>
          <table:table-cell table:number-columns-repeated="1019"/>
        </table:table-row>
        <table:table-row table:style-name="ro1">
          <table:table-cell table:style-name="ce5" table:formula="of:=IF(LEN([.F51]) &gt; 0; [.F51]; [.E51])" office:value-type="string" office:string-value="변수 곱하기의 경우" calcext:value-type="string">
            <text:p>변수 곱하기의 경우</text:p>
          </table:table-cell>
          <table:table-cell table:style-name="ce2" table:formula="of:=IFERROR(__xludf.dummyfunction(&quot;upper(googletranslate(A51,$A$1,&quot;&quot;en&quot;&quot;))&quot;);&quot;IN THE CASE OF MULTIPLYING VARIABLES&quot;)" office:value-type="string" office:string-value="IN THE CASE OF MULTIPLYING VARIABLES" calcext:value-type="string">
            <text:p>IN THE CASE OF MULTIPLYING VARIABLES</text:p>
          </table:table-cell>
          <table:table-cell table:style-name="ce2" table:formula="of:=[$errors.A10]" office:value-type="string" office:string-value="FOR VARIABLE MULTIPLY DEFINED" calcext:value-type="string">
            <text:p>FOR VARIABLE MULTIPLY DEFINED</text:p>
          </table:table-cell>
          <table:table-cell/>
          <table:table-cell table:style-name="ce2" table:formula="of:=IFERROR(__xludf.dummyfunction(&quot;UPPER(GOOGLETRANSLATE(if(len(D51) &gt; 0, D51, C51),&quot;&quot;en&quot;&quot;,$A$1))&quot;);&quot;변수 곱하기의 경우&quot;)" office:value-type="string" office:string-value="변수 곱하기의 경우" calcext:value-type="string">
            <text:p>변수 곱하기의 경우</text:p>
          </table:table-cell>
          <table:table-cell table:number-columns-repeated="1019"/>
        </table:table-row>
        <table:table-row table:style-name="ro1">
          <table:table-cell table:style-name="ce5" table:formula="of:=IF(LEN([.F52]) &gt; 0; [.F52]; [.E52])" office:value-type="string" office:string-value="함수 정의 곱하기 정의" calcext:value-type="string">
            <text:p>함수 정의 곱하기 정의</text:p>
          </table:table-cell>
          <table:table-cell table:style-name="ce2" table:formula="of:=IFERROR(__xludf.dummyfunction(&quot;upper(googletranslate(A52,$A$1,&quot;&quot;en&quot;&quot;))&quot;);&quot;FUNCTIONAL DEFINITION DEFINITION&quot;)" office:value-type="string" office:string-value="FUNCTIONAL DEFINITION DEFINITION" calcext:value-type="string">
            <text:p>FUNCTIONAL DEFINITION DEFINITION</text:p>
          </table:table-cell>
          <table:table-cell table:style-name="ce2" table:formula="of:=[$errors.A11]" office:value-type="string" office:string-value="FUNCTION DEFINITION MULTIPLY DEFINED" calcext:value-type="string">
            <text:p>FUNCTION DEFINITION MULTIPLY DEFINED</text:p>
          </table:table-cell>
          <table:table-cell/>
          <table:table-cell table:style-name="ce2" table:formula="of:=IFERROR(__xludf.dummyfunction(&quot;UPPER(GOOGLETRANSLATE(if(len(D52) &gt; 0, D52, C52),&quot;&quot;en&quot;&quot;,$A$1))&quot;);&quot;함수 정의 곱하기 정의&quot;)" office:value-type="string" office:string-value="함수 정의 곱하기 정의" calcext:value-type="string">
            <text:p>함수 정의 곱하기 정의</text:p>
          </table:table-cell>
          <table:table-cell table:number-columns-repeated="1019"/>
        </table:table-row>
        <table:table-row table:style-name="ro1">
          <table:table-cell table:style-name="ce5" table:formula="of:=IF(LEN([.F53]) &gt; 0; [.F53]; [.E53])" office:value-type="string" office:string-value="통화 스택 오버플로" calcext:value-type="string">
            <text:p>통화 스택 오버플로</text:p>
          </table:table-cell>
          <table:table-cell table:style-name="ce2" table:formula="of:=IFERROR(__xludf.dummyfunction(&quot;upper(googletranslate(A53,$A$1,&quot;&quot;en&quot;&quot;))&quot;);&quot;CALL STACK OVERFLOW&quot;)" office:value-type="string" office:string-value="CALL STACK OVERFLOW" calcext:value-type="string">
            <text:p>CALL STACK OVERFLOW</text:p>
          </table:table-cell>
          <table:table-cell table:style-name="ce2" table:formula="of:=[$errors.A12]" office:value-type="string" office:string-value="FUNCTION DEFINITION PARAMETER MISMATCH" calcext:value-type="string">
            <text:p>FUNCTION DEFINITION PARAMETER MISMATCH</text:p>
          </table:table-cell>
          <table:table-cell table:style-name="ce1" office:value-type="string" calcext:value-type="string">
            <text:p>CALL STACK OVERFLOW</text:p>
          </table:table-cell>
          <table:table-cell table:style-name="ce2" table:formula="of:=IFERROR(__xludf.dummyfunction(&quot;UPPER(GOOGLETRANSLATE(if(len(D53) &gt; 0, D53, C53),&quot;&quot;en&quot;&quot;,$A$1))&quot;);&quot;통화 스택 오버플로&quot;)" office:value-type="string" office:string-value="통화 스택 오버플로" calcext:value-type="string">
            <text:p>통화 스택 오버플로</text:p>
          </table:table-cell>
          <table:table-cell table:number-columns-repeated="1019"/>
        </table:table-row>
        <table:table-row table:style-name="ro1">
          <table:table-cell table:style-name="ce5" table:formula="of:=IF(LEN([.F54]) &gt; 0; [.F54]; [.E54])" office:value-type="string" office:string-value="스택 언더 플로우를 호출하십시오" calcext:value-type="string">
            <text:p>스택 언더 플로우를 호출하십시오</text:p>
          </table:table-cell>
          <table:table-cell table:style-name="ce2" table:formula="of:=IFERROR(__xludf.dummyfunction(&quot;upper(googletranslate(A54,$A$1,&quot;&quot;en&quot;&quot;))&quot;);&quot;CALL THE STACK UNDERFLOW&quot;)" office:value-type="string" office:string-value="CALL THE STACK UNDERFLOW" calcext:value-type="string">
            <text:p>CALL THE STACK UNDERFLOW</text:p>
          </table:table-cell>
          <table:table-cell table:style-name="ce2" table:formula="of:=[$errors.A13]" office:value-type="string" office:string-value="GOSUB STACK OVERFLOW" calcext:value-type="string">
            <text:p>GOSUB STACK OVERFLOW</text:p>
          </table:table-cell>
          <table:table-cell table:style-name="ce1" office:value-type="string" calcext:value-type="string">
            <text:p>CALL STACK UNDERFLOW</text:p>
          </table:table-cell>
          <table:table-cell table:style-name="ce2" table:formula="of:=IFERROR(__xludf.dummyfunction(&quot;UPPER(GOOGLETRANSLATE(if(len(D54) &gt; 0, D54, C54),&quot;&quot;en&quot;&quot;,$A$1))&quot;);&quot;스택 언더 플로우를 호출하십시오&quot;)" office:value-type="string" office:string-value="스택 언더 플로우를 호출하십시오" calcext:value-type="string">
            <text:p>스택 언더 플로우를 호출하십시오</text:p>
          </table:table-cell>
          <table:table-cell table:number-columns-repeated="1019"/>
        </table:table-row>
        <table:table-row table:style-name="ro1">
          <table:table-cell table:style-name="ce5" table:formula="of:=IF(LEN([.F55]) &gt; 0; [.F55]; [.E55])" office:value-type="string" office:string-value="GOSUB 스택 언더 플로" calcext:value-type="string">
            <text:p>GOSUB 스택 언더 플로</text:p>
          </table:table-cell>
          <table:table-cell table:style-name="ce2" table:formula="of:=IFERROR(__xludf.dummyfunction(&quot;upper(googletranslate(A55,$A$1,&quot;&quot;en&quot;&quot;))&quot;);&quot;GOSUB STACK UNDERFLOW&quot;)" office:value-type="string" office:string-value="GOSUB STACK UNDERFLOW" calcext:value-type="string">
            <text:p>GOSUB STACK UNDERFLOW</text:p>
          </table:table-cell>
          <table:table-cell table:style-name="ce2" table:formula="of:=[$errors.A14]" office:value-type="string" office:string-value="GOSUB STACK UNDERFLOW" calcext:value-type="string">
            <text:p>GOSUB STACK UNDERFLOW</text:p>
          </table:table-cell>
          <table:table-cell/>
          <table:table-cell table:style-name="ce2" table:formula="of:=IFERROR(__xludf.dummyfunction(&quot;UPPER(GOOGLETRANSLATE(if(len(D55) &gt; 0, D55, C55),&quot;&quot;en&quot;&quot;,$A$1))&quot;);&quot;GOSUB 스택 언더 플로&quot;)" office:value-type="string" office:string-value="GOSUB 스택 언더 플로" calcext:value-type="string">
            <text:p>GOSUB 스택 언더 플로</text:p>
          </table:table-cell>
          <table:table-cell table:number-columns-repeated="1019"/>
        </table:table-row>
        <table:table-row table:style-name="ro1">
          <table:table-cell table:style-name="ce5" table:formula="of:=IF(LEN([.F56]) &gt; 0; [.F56]; [.E56])" office:value-type="string" office:string-value="범위를 벗어난 색인" calcext:value-type="string">
            <text:p>범위를 벗어난 색인</text:p>
          </table:table-cell>
          <table:table-cell table:style-name="ce2" table:formula="of:=IFERROR(__xludf.dummyfunction(&quot;upper(googletranslate(A56,$A$1,&quot;&quot;en&quot;&quot;))&quot;);&quot;A INDEX OUT OF THE RANGE&quot;)" office:value-type="string" office:string-value="A INDEX OUT OF THE RANGE" calcext:value-type="string">
            <text:p>A INDEX OUT OF THE RANGE</text:p>
          </table:table-cell>
          <table:table-cell table:style-name="ce2" table:formula="of:=[$errors.A15]" office:value-type="string" office:string-value="INDEX OUT OF RANGE" calcext:value-type="string">
            <text:p>INDEX OUT OF RANGE</text:p>
          </table:table-cell>
          <table:table-cell/>
          <table:table-cell table:style-name="ce2" table:formula="of:=IFERROR(__xludf.dummyfunction(&quot;UPPER(GOOGLETRANSLATE(if(len(D56) &gt; 0, D56, C56),&quot;&quot;en&quot;&quot;,$A$1))&quot;);&quot;범위를 벗어난 색인&quot;)" office:value-type="string" office:string-value="범위를 벗어난 색인" calcext:value-type="string">
            <text:p>범위를 벗어난 색인</text:p>
          </table:table-cell>
          <table:table-cell table:number-columns-repeated="1019"/>
        </table:table-row>
        <table:table-row table:style-name="ro1">
          <table:table-cell table:style-name="ce5" table:formula="of:=IF(LEN([.F57]) &gt; 0; [.F57]; [.E57])" office:value-type="string" office:string-value="이미 정의 된 레이블" calcext:value-type="string">
            <text:p>이미 정의 된 레이블</text:p>
          </table:table-cell>
          <table:table-cell table:style-name="ce2" table:formula="of:=IFERROR(__xludf.dummyfunction(&quot;upper(googletranslate(A57,$A$1,&quot;&quot;en&quot;&quot;))&quot;);&quot;LABEL ALREADY DEFINED&quot;)" office:value-type="string" office:string-value="LABEL ALREADY DEFINED" calcext:value-type="string">
            <text:p>LABEL ALREADY DEFINED</text:p>
          </table:table-cell>
          <table:table-cell table:style-name="ce2" table:formula="of:=[$errors.A16]" office:value-type="string" office:string-value="LABEL ALREADY DEFINED" calcext:value-type="string">
            <text:p>LABEL ALREADY DEFINED</text:p>
          </table:table-cell>
          <table:table-cell/>
          <table:table-cell table:style-name="ce2" table:formula="of:=IFERROR(__xludf.dummyfunction(&quot;UPPER(GOOGLETRANSLATE(if(len(D57) &gt; 0, D57, C57),&quot;&quot;en&quot;&quot;,$A$1))&quot;);&quot;이미 정의 된 레이블&quot;)" office:value-type="string" office:string-value="이미 정의 된 레이블" calcext:value-type="string">
            <text:p>이미 정의 된 레이블</text:p>
          </table:table-cell>
          <table:table-cell table:number-columns-repeated="1019"/>
        </table:table-row>
        <table:table-row table:style-name="ro1">
          <table:table-cell table:style-name="ce5" table:formula="of:=IF(LEN([.F58]) &gt; 0; [.F58]; [.E58])" office:value-type="string" office:string-value="왼쪽 / 오른쪽 작동 불일치" calcext:value-type="string">
            <text:p>왼쪽 / 오른쪽 작동 불일치</text:p>
          </table:table-cell>
          <table:table-cell table:style-name="ce2" table:formula="of:=IFERROR(__xludf.dummyfunction(&quot;upper(googletranslate(A58,$A$1,&quot;&quot;en&quot;&quot;))&quot;);&quot;LEFT / RIGHT OPERATION INCONSISTENCY&quot;)" office:value-type="string" office:string-value="LEFT / RIGHT OPERATION INCONSISTENCY" calcext:value-type="string">
            <text:p>LEFT / RIGHT OPERATION INCONSISTENCY</text:p>
          </table:table-cell>
          <table:table-cell table:style-name="ce2" table:formula="of:=[$errors.A17]" office:value-type="string" office:string-value="LEFT / RIGHT OPERATION MISMATCH" calcext:value-type="string">
            <text:p>LEFT / RIGHT OPERATION MISMATCH</text:p>
          </table:table-cell>
          <table:table-cell/>
          <table:table-cell table:style-name="ce2" table:formula="of:=IFERROR(__xludf.dummyfunction(&quot;UPPER(GOOGLETRANSLATE(if(len(D58) &gt; 0, D58, C58),&quot;&quot;en&quot;&quot;,$A$1))&quot;);&quot;왼쪽 / 오른쪽 작동 불일치&quot;)" office:value-type="string" office:string-value="왼쪽 / 오른쪽 작동 불일치" calcext:value-type="string">
            <text:p>왼쪽 / 오른쪽 작동 불일치</text:p>
          </table:table-cell>
          <table:table-cell table:number-columns-repeated="1019"/>
        </table:table-row>
        <table:table-row table:style-name="ro1">
          <table:table-cell table:style-name="ce5" table:formula="of:=IF(LEN([.F59]) &gt; 0; [.F59]; [.E59])" office:value-type="string" office:string-value="음수 지수" calcext:value-type="string">
            <text:p>음수 지수</text:p>
          </table:table-cell>
          <table:table-cell table:style-name="ce2" table:formula="of:=IFERROR(__xludf.dummyfunction(&quot;upper(googletranslate(A59,$A$1,&quot;&quot;en&quot;&quot;))&quot;);&quot;NEGATIVE INDEX&quot;)" office:value-type="string" office:string-value="NEGATIVE INDEX" calcext:value-type="string">
            <text:p>NEGATIVE INDEX</text:p>
          </table:table-cell>
          <table:table-cell table:style-name="ce2" table:formula="of:=[$errors.A18]" office:value-type="string" office:string-value="NEGATIVE INDEX" calcext:value-type="string">
            <text:p>NEGATIVE INDEX</text:p>
          </table:table-cell>
          <table:table-cell/>
          <table:table-cell table:style-name="ce2" table:formula="of:=IFERROR(__xludf.dummyfunction(&quot;UPPER(GOOGLETRANSLATE(if(len(D59) &gt; 0, D59, C59),&quot;&quot;en&quot;&quot;,$A$1))&quot;);&quot;음수 지수&quot;)" office:value-type="string" office:string-value="음수 지수" calcext:value-type="string">
            <text:p>음수 지수</text:p>
          </table:table-cell>
          <table:table-cell table:number-columns-repeated="1019"/>
        </table:table-row>
        <table:table-row table:style-name="ro1">
          <table:table-cell table:style-name="ce5" table:formula="of:=IF(LEN([.F60]) &gt; 0; [.F60]; [.E60])" office:value-type="string" office:string-value="다음은 문자열 변수로 루프를 사용합니다" calcext:value-type="string">
            <text:p>다음은 문자열 변수로 루프를 사용합니다</text:p>
          </table:table-cell>
          <table:table-cell table:style-name="ce2" table:formula="of:=IFERROR(__xludf.dummyfunction(&quot;upper(googletranslate(A60,$A$1,&quot;&quot;en&quot;&quot;))&quot;);&quot;NEXT, THE LOOP IS USED AS A STRING VARIABLE.&quot;)" office:value-type="string" office:string-value="NEXT, THE LOOP IS USED AS A STRING VARIABLE." calcext:value-type="string">
            <text:p>NEXT, THE LOOP IS USED AS A STRING VARIABLE.</text:p>
          </table:table-cell>
          <table:table-cell table:style-name="ce2" table:formula="of:=[$errors.A19]" office:value-type="string" office:string-value="NEXT ON FOR LOOP WITH STRING VARIABLE" calcext:value-type="string">
            <text:p>NEXT ON FOR LOOP WITH STRING VARIABLE</text:p>
          </table:table-cell>
          <table:table-cell/>
          <table:table-cell table:style-name="ce2" table:formula="of:=IFERROR(__xludf.dummyfunction(&quot;UPPER(GOOGLETRANSLATE(if(len(D60) &gt; 0, D60, C60),&quot;&quot;en&quot;&quot;,$A$1))&quot;);&quot;다음은 문자열 변수로 루프를 사용합니다&quot;)" office:value-type="string" office:string-value="다음은 문자열 변수로 루프를 사용합니다" calcext:value-type="string">
            <text:p>다음은 문자열 변수로 루프를 사용합니다</text:p>
          </table:table-cell>
          <table:table-cell table:number-columns-repeated="1019"/>
        </table:table-row>
        <table:table-row table:style-name="ro1">
          <table:table-cell table:style-name="ce5" table:formula="of:=IF(LEN([.F61]) &gt; 0; [.F61]; [.E61])" office:value-type="string" office:string-value="피연산자 불일치" calcext:value-type="string">
            <text:p>피연산자 불일치</text:p>
          </table:table-cell>
          <table:table-cell table:style-name="ce2" table:formula="of:=IFERROR(__xludf.dummyfunction(&quot;upper(googletranslate(A61,$A$1,&quot;&quot;en&quot;&quot;))&quot;);&quot;OPERATORS&quot;)" office:value-type="string" office:string-value="OPERATORS" calcext:value-type="string">
            <text:p>OPERATORS</text:p>
          </table:table-cell>
          <table:table-cell table:style-name="ce2" table:formula="of:=[$errors.A20]" office:value-type="string" office:string-value="OPERAND MISMATCH" calcext:value-type="string">
            <text:p>OPERAND MISMATCH</text:p>
          </table:table-cell>
          <table:table-cell/>
          <table:table-cell table:style-name="ce2" table:formula="of:=IFERROR(__xludf.dummyfunction(&quot;UPPER(GOOGLETRANSLATE(if(len(D61) &gt; 0, D61, C61),&quot;&quot;en&quot;&quot;,$A$1))&quot;);&quot;피연산자 불일치&quot;)" office:value-type="string" office:string-value="피연산자 불일치" calcext:value-type="string">
            <text:p>피연산자 불일치</text:p>
          </table:table-cell>
          <table:table-cell table:number-columns-repeated="1019"/>
        </table:table-row>
        <table:table-row table:style-name="ro1">
          <table:table-cell table:style-name="ce5" table:formula="of:=IF(LEN([.F62]) &gt; 0; [.F62]; [.E62])" office:value-type="string" office:string-value="옵션에는 언어가 필요합니다" calcext:value-type="string">
            <text:p>옵션에는 언어가 필요합니다</text:p>
          </table:table-cell>
          <table:table-cell table:style-name="ce2" table:formula="of:=IFERROR(__xludf.dummyfunction(&quot;upper(googletranslate(A62,$A$1,&quot;&quot;en&quot;&quot;))&quot;);&quot;OPTIONS REQUIRE LANGUAGE&quot;)" office:value-type="string" office:string-value="OPTIONS REQUIRE LANGUAGE" calcext:value-type="string">
            <text:p>OPTIONS REQUIRE LANGUAGE</text:p>
          </table:table-cell>
          <table:table-cell table:style-name="ce2" table:formula="of:=[$errors.A21]" office:value-type="string" office:string-value="OPTION REQUIRES A LANGUAGE" calcext:value-type="string">
            <text:p>OPTION REQUIRES A LANGUAGE</text:p>
          </table:table-cell>
          <table:table-cell/>
          <table:table-cell table:style-name="ce2" table:formula="of:=IFERROR(__xludf.dummyfunction(&quot;UPPER(GOOGLETRANSLATE(if(len(D62) &gt; 0, D62, C62),&quot;&quot;en&quot;&quot;,$A$1))&quot;);&quot;옵션에는 언어가 필요합니다&quot;)" office:value-type="string" office:string-value="옵션에는 언어가 필요합니다" calcext:value-type="string">
            <text:p>옵션에는 언어가 필요합니다</text:p>
          </table:table-cell>
          <table:table-cell table:number-columns-repeated="1019"/>
        </table:table-row>
        <table:table-row table:style-name="ro1">
          <table:table-cell table:style-name="ce5" table:formula="of:=IF(LEN([.F63]) &gt; 0; [.F63]; [.E63])" office:value-type="string" office:string-value="언어 설정 또는 환경 변수를 확인하십시오" calcext:value-type="string">
            <text:p>언어 설정 또는 환경 변수를 확인하십시오</text:p>
          </table:table-cell>
          <table:table-cell table:style-name="ce2" table:formula="of:=IFERROR(__xludf.dummyfunction(&quot;upper(googletranslate(A63,$A$1,&quot;&quot;en&quot;&quot;))&quot;);&quot;CHECK THE LANGUAGE SETTING OR ENVIRONMENT VARIABLES&quot;)" office:value-type="string" office:string-value="CHECK THE LANGUAGE SETTING OR ENVIRONMENT VARIABLES" calcext:value-type="string">
            <text:p>CHECK THE LANGUAGE SETTING OR ENVIRONMENT VARIABLES</text:p>
          </table:table-cell>
          <table:table-cell table:style-name="ce2" table:formula="of:=[$errors.A22]" office:value-type="string" office:string-value="PLEASE CHECK LANGUAGE SETTINGS OR ENVIRONMENT VARIABLE" calcext:value-type="string">
            <text:p>PLEASE CHECK LANGUAGE SETTINGS OR ENVIRONMENT VARIABLE</text:p>
          </table:table-cell>
          <table:table-cell/>
          <table:table-cell table:style-name="ce2" table:formula="of:=IFERROR(__xludf.dummyfunction(&quot;UPPER(GOOGLETRANSLATE(if(len(D63) &gt; 0, D63, C63),&quot;&quot;en&quot;&quot;,$A$1))&quot;);&quot;언어 설정 또는 환경 변수를 확인하십시오&quot;)" office:value-type="string" office:string-value="언어 설정 또는 환경 변수를 확인하십시오" calcext:value-type="string">
            <text:p>언어 설정 또는 환경 변수를 확인하십시오</text:p>
          </table:table-cell>
          <table:table-cell table:number-columns-repeated="1019"/>
        </table:table-row>
        <table:table-row table:style-name="ro1">
          <table:table-cell table:style-name="ce5" table:formula="of:=IF(LEN([.F64]) &gt; 0; [.F64]; [.E64])" office:value-type="string" office:string-value="문자열 수학 로직 오류" calcext:value-type="string">
            <text:p>문자열 수학 로직 오류</text:p>
          </table:table-cell>
          <table:table-cell table:style-name="ce2" table:formula="of:=IFERROR(__xludf.dummyfunction(&quot;upper(googletranslate(A64,$A$1,&quot;&quot;en&quot;&quot;))&quot;);&quot;STRING MATHEMATICS LOGIC ERROR&quot;)" office:value-type="string" office:string-value="STRING MATHEMATICS LOGIC ERROR" calcext:value-type="string">
            <text:p>STRING MATHEMATICS LOGIC ERROR</text:p>
          </table:table-cell>
          <table:table-cell table:style-name="ce2" table:formula="of:=[$errors.A23]" office:value-type="string" office:string-value="STRING MATH LOGIC ERROR" calcext:value-type="string">
            <text:p>STRING MATH LOGIC ERROR</text:p>
          </table:table-cell>
          <table:table-cell/>
          <table:table-cell table:style-name="ce2" table:formula="of:=IFERROR(__xludf.dummyfunction(&quot;UPPER(GOOGLETRANSLATE(if(len(D64) &gt; 0, D64, C64),&quot;&quot;en&quot;&quot;,$A$1))&quot;);&quot;문자열 수학 로직 오류&quot;)" office:value-type="string" office:string-value="문자열 수학 로직 오류" calcext:value-type="string">
            <text:p>문자열 수학 로직 오류</text:p>
          </table:table-cell>
          <table:table-cell table:number-columns-repeated="1019"/>
        </table:table-row>
        <table:table-row table:style-name="ro1">
          <table:table-cell table:style-name="ce5" table:formula="of:=IF(LEN([.F65]) &gt; 0; [.F65]; [.E65])" office:value-type="string" office:string-value="구문 오류" calcext:value-type="string">
            <text:p>구문 오류</text:p>
          </table:table-cell>
          <table:table-cell table:style-name="ce2" table:formula="of:=IFERROR(__xludf.dummyfunction(&quot;upper(googletranslate(A65,$A$1,&quot;&quot;en&quot;&quot;))&quot;);&quot;SYNTAX&quot;)" office:value-type="string" office:string-value="SYNTAX" calcext:value-type="string">
            <text:p>SYNTAX</text:p>
          </table:table-cell>
          <table:table-cell table:style-name="ce2" table:formula="of:=[$errors.A24]" office:value-type="string" office:string-value="SYNTAX ERROR" calcext:value-type="string">
            <text:p>SYNTAX ERROR</text:p>
          </table:table-cell>
          <table:table-cell/>
          <table:table-cell table:style-name="ce2" table:formula="of:=IFERROR(__xludf.dummyfunction(&quot;UPPER(GOOGLETRANSLATE(if(len(D65) &gt; 0, D65, C65),&quot;&quot;en&quot;&quot;,$A$1))&quot;);&quot;구문 오류&quot;)" office:value-type="string" office:string-value="구문 오류" calcext:value-type="string">
            <text:p>구문 오류</text:p>
          </table:table-cell>
          <table:table-cell table:number-columns-repeated="1019"/>
        </table:table-row>
        <table:table-row table:style-name="ro1">
          <table:table-cell table:style-name="ce5" table:formula="of:=IF(LEN([.F66]) &gt; 0; [.F66]; [.E66])" office:value-type="string" office:string-value="열 수없는 파일" calcext:value-type="string">
            <text:p>열 수없는 파일</text:p>
          </table:table-cell>
          <table:table-cell table:style-name="ce2" table:formula="of:=IFERROR(__xludf.dummyfunction(&quot;upper(googletranslate(A66,$A$1,&quot;&quot;en&quot;&quot;))&quot;);&quot;A FILE THAT CANNOT BE OPENED&quot;)" office:value-type="string" office:string-value="A FILE THAT CANNOT BE OPENED" calcext:value-type="string">
            <text:p>A FILE THAT CANNOT BE OPENED</text:p>
          </table:table-cell>
          <table:table-cell table:style-name="ce2" table:formula="of:=[$errors.A25]" office:value-type="string" office:string-value="UNABLE TO OPEN FILE" calcext:value-type="string">
            <text:p>UNABLE TO OPEN FILE</text:p>
          </table:table-cell>
          <table:table-cell/>
          <table:table-cell table:style-name="ce2" table:formula="of:=IFERROR(__xludf.dummyfunction(&quot;UPPER(GOOGLETRANSLATE(if(len(D66) &gt; 0, D66, C66),&quot;&quot;en&quot;&quot;,$A$1))&quot;);&quot;열 수없는 파일&quot;)" office:value-type="string" office:string-value="열 수없는 파일" calcext:value-type="string">
            <text:p>열 수없는 파일</text:p>
          </table:table-cell>
          <table:table-cell table:number-columns-repeated="1019"/>
        </table:table-row>
        <table:table-row table:style-name="ro1">
          <table:table-cell table:style-name="ce5" table:formula="of:=IF(LEN([.F67]) &gt; 0; [.F67]; [.E67])" office:value-type="string" office:string-value="읽기를 위해 파일을 열 수 없습니다" calcext:value-type="string">
            <text:p>읽기를 위해 파일을 열 수 없습니다</text:p>
          </table:table-cell>
          <table:table-cell table:style-name="ce2" table:formula="of:=IFERROR(__xludf.dummyfunction(&quot;upper(googletranslate(A67,$A$1,&quot;&quot;en&quot;&quot;))&quot;);&quot;YOU CANNOT OPEN THE FILE FOR READING&quot;)" office:value-type="string" office:string-value="YOU CANNOT OPEN THE FILE FOR READING" calcext:value-type="string">
            <text:p>YOU CANNOT OPEN THE FILE FOR READING</text:p>
          </table:table-cell>
          <table:table-cell table:style-name="ce2" table:formula="of:=[$errors.A26]" office:value-type="string" office:string-value="UNABLE TO OPEN TO OPEN FILE FOR READING" calcext:value-type="string">
            <text:p>UNABLE TO OPEN TO OPEN FILE FOR READING</text:p>
          </table:table-cell>
          <table:table-cell/>
          <table:table-cell table:style-name="ce2" table:formula="of:=IFERROR(__xludf.dummyfunction(&quot;UPPER(GOOGLETRANSLATE(if(len(D67) &gt; 0, D67, C67),&quot;&quot;en&quot;&quot;,$A$1))&quot;);&quot;읽기를 위해 파일을 열 수 없습니다&quot;)" office:value-type="string" office:string-value="읽기를 위해 파일을 열 수 없습니다" calcext:value-type="string">
            <text:p>읽기를 위해 파일을 열 수 없습니다</text:p>
          </table:table-cell>
          <table:table-cell table:number-columns-repeated="1019"/>
        </table:table-row>
        <table:table-row table:style-name="ro1">
          <table:table-cell table:style-name="ce5" table:formula="of:=IF(LEN([.F68]) &gt; 0; [.F68]; [.E68])" office:value-type="string" office:string-value="정의되지 않은 레이블" calcext:value-type="string">
            <text:p>정의되지 않은 레이블</text:p>
          </table:table-cell>
          <table:table-cell table:style-name="ce2" table:formula="of:=IFERROR(__xludf.dummyfunction(&quot;upper(googletranslate(A68,$A$1,&quot;&quot;en&quot;&quot;))&quot;);&quot;UNFINISHED LABEL&quot;)" office:value-type="string" office:string-value="UNFINISHED LABEL" calcext:value-type="string">
            <text:p>UNFINISHED LABEL</text:p>
          </table:table-cell>
          <table:table-cell table:style-name="ce2" table:formula="of:=[$errors.A27]" office:value-type="string" office:string-value="UNDEFINED LABEL" calcext:value-type="string">
            <text:p>UNDEFINED LABEL</text:p>
          </table:table-cell>
          <table:table-cell/>
          <table:table-cell table:style-name="ce2" table:formula="of:=IFERROR(__xludf.dummyfunction(&quot;UPPER(GOOGLETRANSLATE(if(len(D68) &gt; 0, D68, C68),&quot;&quot;en&quot;&quot;,$A$1))&quot;);&quot;정의되지 않은 레이블&quot;)" office:value-type="string" office:string-value="정의되지 않은 레이블" calcext:value-type="string">
            <text:p>정의되지 않은 레이블</text:p>
          </table:table-cell>
          <table:table-cell table:number-columns-repeated="1019"/>
        </table:table-row>
        <table:table-row table:style-name="ro1">
          <table:table-cell table:style-name="ce5" table:formula="of:=IF(LEN([.F69]) &gt; 0; [.F69]; [.E69])" office:value-type="string" office:string-value="처리되지 않은 작동" calcext:value-type="string">
            <text:p>처리되지 않은 작동</text:p>
          </table:table-cell>
          <table:table-cell table:style-name="ce2" table:formula="of:=IFERROR(__xludf.dummyfunction(&quot;upper(googletranslate(A69,$A$1,&quot;&quot;en&quot;&quot;))&quot;);&quot;UNT PROCESSED OPERATION&quot;)" office:value-type="string" office:string-value="UNT PROCESSED OPERATION" calcext:value-type="string">
            <text:p>UNT PROCESSED OPERATION</text:p>
          </table:table-cell>
          <table:table-cell table:style-name="ce2" table:formula="of:=[$errors.A28]" office:value-type="string" office:string-value="UNHANDLED OPERATION" calcext:value-type="string">
            <text:p>UNHANDLED OPERATION</text:p>
          </table:table-cell>
          <table:table-cell/>
          <table:table-cell table:style-name="ce2" table:formula="of:=IFERROR(__xludf.dummyfunction(&quot;UPPER(GOOGLETRANSLATE(if(len(D69) &gt; 0, D69, C69),&quot;&quot;en&quot;&quot;,$A$1))&quot;);&quot;처리되지 않은 작동&quot;)" office:value-type="string" office:string-value="처리되지 않은 작동" calcext:value-type="string">
            <text:p>처리되지 않은 작동</text:p>
          </table:table-cell>
          <table:table-cell table:number-columns-repeated="1019"/>
        </table:table-row>
        <table:table-row table:style-name="ro1">
          <table:table-cell table:style-name="ce5" table:formula="of:=IF(LEN([.F70]) &gt; 0; [.F70]; [.E70])" office:value-type="string" office:string-value="처리되지 않은 작동 코드" calcext:value-type="string">
            <text:p>처리되지 않은 작동 코드</text:p>
          </table:table-cell>
          <table:table-cell table:style-name="ce2" table:formula="of:=IFERROR(__xludf.dummyfunction(&quot;upper(googletranslate(A70,$A$1,&quot;&quot;en&quot;&quot;))&quot;);&quot;UNPROCESSED OPERATING CODE&quot;)" office:value-type="string" office:string-value="UNPROCESSED OPERATING CODE" calcext:value-type="string">
            <text:p>UNPROCESSED OPERATING CODE</text:p>
          </table:table-cell>
          <table:table-cell table:style-name="ce2" table:formula="of:=[$errors.A29]" office:value-type="string" office:string-value="UNHANDLED OPERATION CODE" calcext:value-type="string">
            <text:p>UNHANDLED OPERATION CODE</text:p>
          </table:table-cell>
          <table:table-cell/>
          <table:table-cell table:style-name="ce2" table:formula="of:=IFERROR(__xludf.dummyfunction(&quot;UPPER(GOOGLETRANSLATE(if(len(D70) &gt; 0, D70, C70),&quot;&quot;en&quot;&quot;,$A$1))&quot;);&quot;처리되지 않은 작동 코드&quot;)" office:value-type="string" office:string-value="처리되지 않은 작동 코드" calcext:value-type="string">
            <text:p>처리되지 않은 작동 코드</text:p>
          </table:table-cell>
          <table:table-cell table:number-columns-repeated="1019"/>
        </table:table-row>
        <table:table-row table:style-name="ro1">
          <table:table-cell table:style-name="ce5" table:formula="of:=IF(LEN([.F71]) &gt; 0; [.F71]; [.E71])" office:value-type="string" office:string-value="라벨이 알려지지 않았습니다" calcext:value-type="string">
            <text:p>라벨이 알려지지 않았습니다</text:p>
          </table:table-cell>
          <table:table-cell table:style-name="ce2" table:formula="of:=IFERROR(__xludf.dummyfunction(&quot;upper(googletranslate(A71,$A$1,&quot;&quot;en&quot;&quot;))&quot;);&quot;THE LABEL IS NOT KNOWN&quot;)" office:value-type="string" office:string-value="THE LABEL IS NOT KNOWN" calcext:value-type="string">
            <text:p>THE LABEL IS NOT KNOWN</text:p>
          </table:table-cell>
          <table:table-cell table:style-name="ce2" table:formula="of:=[$errors.A30]" office:value-type="string" office:string-value="UNKNOWN IF LABEL" calcext:value-type="string">
            <text:p>UNKNOWN IF LABEL</text:p>
          </table:table-cell>
          <table:table-cell/>
          <table:table-cell table:style-name="ce2" table:formula="of:=IFERROR(__xludf.dummyfunction(&quot;UPPER(GOOGLETRANSLATE(if(len(D71) &gt; 0, D71, C71),&quot;&quot;en&quot;&quot;,$A$1))&quot;);&quot;라벨이 알려지지 않았습니다&quot;)" office:value-type="string" office:string-value="라벨이 알려지지 않았습니다" calcext:value-type="string">
            <text:p>라벨이 알려지지 않았습니다</text:p>
          </table:table-cell>
          <table:table-cell table:number-columns-repeated="1019"/>
        </table:table-row>
        <table:table-row table:style-name="ro1">
          <table:table-cell table:style-name="ce5" table:formula="of:=IF(LEN([.F72]) &gt; 0; [.F72]; [.E72])" office:value-type="string" office:string-value="인식되지 않은 이중 수학 작동" calcext:value-type="string">
            <text:p>인식되지 않은 이중 수학 작동</text:p>
          </table:table-cell>
          <table:table-cell table:style-name="ce2" table:formula="of:=IFERROR(__xludf.dummyfunction(&quot;upper(googletranslate(A72,$A$1,&quot;&quot;en&quot;&quot;))&quot;);&quot;INCONSCIOUS DUAL MATHEMATICS OPERATION&quot;)" office:value-type="string" office:string-value="INCONSCIOUS DUAL MATHEMATICS OPERATION" calcext:value-type="string">
            <text:p>INCONSCIOUS DUAL MATHEMATICS OPERATION</text:p>
          </table:table-cell>
          <table:table-cell table:style-name="ce2" table:formula="of:=[$errors.A31]" office:value-type="string" office:string-value="UNRECOGNIZED DOUBLE MATH OPERATION" calcext:value-type="string">
            <text:p>UNRECOGNIZED DOUBLE MATH OPERATION</text:p>
          </table:table-cell>
          <table:table-cell/>
          <table:table-cell table:style-name="ce2" table:formula="of:=IFERROR(__xludf.dummyfunction(&quot;UPPER(GOOGLETRANSLATE(if(len(D72) &gt; 0, D72, C72),&quot;&quot;en&quot;&quot;,$A$1))&quot;);&quot;인식되지 않은 이중 수학 작동&quot;)" office:value-type="string" office:string-value="인식되지 않은 이중 수학 작동" calcext:value-type="string">
            <text:p>인식되지 않은 이중 수학 작동</text:p>
          </table:table-cell>
          <table:table-cell table:number-columns-repeated="1019"/>
        </table:table-row>
        <table:table-row table:style-name="ro1">
          <table:table-cell table:style-name="ce5" table:formula="of:=IF(LEN([.F73]) &gt; 0; [.F73]; [.E73])" office:value-type="string" office:string-value="인식되지 않은 기능 정의" calcext:value-type="string">
            <text:p>인식되지 않은 기능 정의</text:p>
          </table:table-cell>
          <table:table-cell table:style-name="ce2" table:formula="of:=IFERROR(__xludf.dummyfunction(&quot;upper(googletranslate(A73,$A$1,&quot;&quot;en&quot;&quot;))&quot;);&quot;DEFINITION OF UNNECESSARY FUNCTION&quot;)" office:value-type="string" office:string-value="DEFINITION OF UNNECESSARY FUNCTION" calcext:value-type="string">
            <text:p>DEFINITION OF UNNECESSARY FUNCTION</text:p>
          </table:table-cell>
          <table:table-cell table:style-name="ce2" table:formula="of:=[$errors.A32]" office:value-type="string" office:string-value="UNRECOGNIZED FUNCTION DEFINITION" calcext:value-type="string">
            <text:p>UNRECOGNIZED FUNCTION DEFINITION</text:p>
          </table:table-cell>
          <table:table-cell/>
          <table:table-cell table:style-name="ce2" table:formula="of:=IFERROR(__xludf.dummyfunction(&quot;UPPER(GOOGLETRANSLATE(if(len(D73) &gt; 0, D73, C73),&quot;&quot;en&quot;&quot;,$A$1))&quot;);&quot;인식되지 않은 기능 정의&quot;)" office:value-type="string" office:string-value="인식되지 않은 기능 정의" calcext:value-type="string">
            <text:p>인식되지 않은 기능 정의</text:p>
          </table:table-cell>
          <table:table-cell table:number-columns-repeated="1019"/>
        </table:table-row>
        <table:table-row table:style-name="ro1">
          <table:table-cell table:style-name="ce5" table:formula="of:=IF(LEN([.F74]) &gt; 0; [.F74]; [.E74])" office:value-type="string" office:string-value="인식되지 않은 GOSUB 레이블" calcext:value-type="string">
            <text:p>인식되지 않은 GOSUB 레이블</text:p>
          </table:table-cell>
          <table:table-cell table:style-name="ce2" table:formula="of:=IFERROR(__xludf.dummyfunction(&quot;upper(googletranslate(A74,$A$1,&quot;&quot;en&quot;&quot;))&quot;);&quot;UNCARDED GOSUB LABEL&quot;)" office:value-type="string" office:string-value="UNCARDED GOSUB LABEL" calcext:value-type="string">
            <text:p>UNCARDED GOSUB LABEL</text:p>
          </table:table-cell>
          <table:table-cell table:style-name="ce2" table:formula="of:=[$errors.A33]" office:value-type="string" office:string-value="UNRECOGNIZED GOSUB LABEL" calcext:value-type="string">
            <text:p>UNRECOGNIZED GOSUB LABEL</text:p>
          </table:table-cell>
          <table:table-cell/>
          <table:table-cell table:style-name="ce2" table:formula="of:=IFERROR(__xludf.dummyfunction(&quot;UPPER(GOOGLETRANSLATE(if(len(D74) &gt; 0, D74, C74),&quot;&quot;en&quot;&quot;,$A$1))&quot;);&quot;인식되지 않은 GOSUB 레이블&quot;)" office:value-type="string" office:string-value="인식되지 않은 GOSUB 레이블" calcext:value-type="string">
            <text:p>인식되지 않은 GOSUB 레이블</text:p>
          </table:table-cell>
          <table:table-cell table:number-columns-repeated="1019"/>
        </table:table-row>
        <table:table-row table:style-name="ro1">
          <table:table-cell table:style-name="ce5" table:formula="of:=IF(LEN([.F75]) &gt; 0; [.F75]; [.E75])" office:value-type="string" office:string-value="인식되지 않은 GOTO 레이블" calcext:value-type="string">
            <text:p>인식되지 않은 GOTO 레이블</text:p>
          </table:table-cell>
          <table:table-cell table:style-name="ce2" table:formula="of:=IFERROR(__xludf.dummyfunction(&quot;upper(googletranslate(A75,$A$1,&quot;&quot;en&quot;&quot;))&quot;);&quot;INCONSCIOUS GOTO LABEL&quot;)" office:value-type="string" office:string-value="INCONSCIOUS GOTO LABEL" calcext:value-type="string">
            <text:p>INCONSCIOUS GOTO LABEL</text:p>
          </table:table-cell>
          <table:table-cell table:style-name="ce2" table:formula="of:=[$errors.A34]" office:value-type="string" office:string-value="UNRECOGNIZED GOTO LABEL" calcext:value-type="string">
            <text:p>UNRECOGNIZED GOTO LABEL</text:p>
          </table:table-cell>
          <table:table-cell/>
          <table:table-cell table:style-name="ce2" table:formula="of:=IFERROR(__xludf.dummyfunction(&quot;UPPER(GOOGLETRANSLATE(if(len(D75) &gt; 0, D75, C75),&quot;&quot;en&quot;&quot;,$A$1))&quot;);&quot;인식되지 않은 GOTO 레이블&quot;)" office:value-type="string" office:string-value="인식되지 않은 GOTO 레이블" calcext:value-type="string">
            <text:p>인식되지 않은 GOTO 레이블</text:p>
          </table:table-cell>
          <table:table-cell table:number-columns-repeated="1019"/>
        </table:table-row>
        <table:table-row table:style-name="ro1">
          <table:table-cell table:style-name="ce5" table:formula="of:=IF(LEN([.F76]) &gt; 0; [.F76]; [.E76])" office:value-type="string" office:string-value="인식되지 않은 입력" calcext:value-type="string">
            <text:p>인식되지 않은 입력</text:p>
          </table:table-cell>
          <table:table-cell table:style-name="ce2" table:formula="of:=IFERROR(__xludf.dummyfunction(&quot;upper(googletranslate(A76,$A$1,&quot;&quot;en&quot;&quot;))&quot;);&quot;INPUT UNNECESSARY&quot;)" office:value-type="string" office:string-value="INPUT UNNECESSARY" calcext:value-type="string">
            <text:p>INPUT UNNECESSARY</text:p>
          </table:table-cell>
          <table:table-cell table:style-name="ce2" table:formula="of:=[$errors.A35]" office:value-type="string" office:string-value="UNRECOGNIZED INPUT" calcext:value-type="string">
            <text:p>UNRECOGNIZED INPUT</text:p>
          </table:table-cell>
          <table:table-cell/>
          <table:table-cell table:style-name="ce2" table:formula="of:=IFERROR(__xludf.dummyfunction(&quot;UPPER(GOOGLETRANSLATE(if(len(D76) &gt; 0, D76, C76),&quot;&quot;en&quot;&quot;,$A$1))&quot;);&quot;인식되지 않은 입력&quot;)" office:value-type="string" office:string-value="인식되지 않은 입력" calcext:value-type="string">
            <text:p>인식되지 않은 입력</text:p>
          </table:table-cell>
          <table:table-cell table:number-columns-repeated="1019"/>
        </table:table-row>
        <table:table-row table:style-name="ro1">
          <table:table-cell table:style-name="ce5" table:formula="of:=IF(LEN([.F77]) &gt; 0; [.F77]; [.E77])" office:value-type="string" office:string-value="인식되지 않은 정수 수학 작동" calcext:value-type="string">
            <text:p>인식되지 않은 정수 수학 작동</text:p>
          </table:table-cell>
          <table:table-cell table:style-name="ce2" table:formula="of:=IFERROR(__xludf.dummyfunction(&quot;upper(googletranslate(A77,$A$1,&quot;&quot;en&quot;&quot;))&quot;);&quot;INTEGER MATHEMATICS OPERATION&quot;)" office:value-type="string" office:string-value="INTEGER MATHEMATICS OPERATION" calcext:value-type="string">
            <text:p>INTEGER MATHEMATICS OPERATION</text:p>
          </table:table-cell>
          <table:table-cell table:style-name="ce2" table:formula="of:=[$errors.A36]" office:value-type="string" office:string-value="UNRECOGNIZED INTEGER MATH OPERATION" calcext:value-type="string">
            <text:p>UNRECOGNIZED INTEGER MATH OPERATION</text:p>
          </table:table-cell>
          <table:table-cell/>
          <table:table-cell table:style-name="ce2" table:formula="of:=IFERROR(__xludf.dummyfunction(&quot;UPPER(GOOGLETRANSLATE(if(len(D77) &gt; 0, D77, C77),&quot;&quot;en&quot;&quot;,$A$1))&quot;);&quot;인식되지 않은 정수 수학 작동&quot;)" office:value-type="string" office:string-value="인식되지 않은 정수 수학 작동" calcext:value-type="string">
            <text:p>인식되지 않은 정수 수학 작동</text:p>
          </table:table-cell>
          <table:table-cell table:number-columns-repeated="1019"/>
        </table:table-row>
        <table:table-row table:style-name="ro1">
          <table:table-cell table:style-name="ce5" table:formula="of:=IF(LEN([.F78]) &gt; 0; [.F78]; [.E78])" office:value-type="string" office:string-value="인식되지 않은 수학 유형" calcext:value-type="string">
            <text:p>인식되지 않은 수학 유형</text:p>
          </table:table-cell>
          <table:table-cell table:style-name="ce2" table:formula="of:=IFERROR(__xludf.dummyfunction(&quot;upper(googletranslate(A78,$A$1,&quot;&quot;en&quot;&quot;))&quot;);&quot;TYPES OF UNNECESSARY MATHEMATICS&quot;)" office:value-type="string" office:string-value="TYPES OF UNNECESSARY MATHEMATICS" calcext:value-type="string">
            <text:p>TYPES OF UNNECESSARY MATHEMATICS</text:p>
          </table:table-cell>
          <table:table-cell table:style-name="ce2" table:formula="of:=[$errors.A37]" office:value-type="string" office:string-value="UNRECOGNIZED MATH TYPE" calcext:value-type="string">
            <text:p>UNRECOGNIZED MATH TYPE</text:p>
          </table:table-cell>
          <table:table-cell/>
          <table:table-cell table:style-name="ce2" table:formula="of:=IFERROR(__xludf.dummyfunction(&quot;UPPER(GOOGLETRANSLATE(if(len(D78) &gt; 0, D78, C78),&quot;&quot;en&quot;&quot;,$A$1))&quot;);&quot;인식되지 않은 수학 유형&quot;)" office:value-type="string" office:string-value="인식되지 않은 수학 유형" calcext:value-type="string">
            <text:p>인식되지 않은 수학 유형</text:p>
          </table:table-cell>
          <table:table-cell table:number-columns-repeated="1019"/>
        </table:table-row>
        <table:table-row table:style-name="ro1">
          <table:table-cell table:style-name="ce5" table:formula="of:=IF(LEN([.F79]) &gt; 0; [.F79]; [.E79])" office:value-type="string" office:string-value="인식되지 않은 다음 변수" calcext:value-type="string">
            <text:p>인식되지 않은 다음 변수</text:p>
          </table:table-cell>
          <table:table-cell table:style-name="ce2" table:formula="of:=IFERROR(__xludf.dummyfunction(&quot;upper(googletranslate(A79,$A$1,&quot;&quot;en&quot;&quot;))&quot;);&quot;AFTER UNNECESSARY VARIABLE&quot;)" office:value-type="string" office:string-value="AFTER UNNECESSARY VARIABLE" calcext:value-type="string">
            <text:p>AFTER UNNECESSARY VARIABLE</text:p>
          </table:table-cell>
          <table:table-cell table:style-name="ce2" table:formula="of:=[$errors.A38]" office:value-type="string" office:string-value="UNRECOGNIZED NEXT VARIABLE" calcext:value-type="string">
            <text:p>UNRECOGNIZED NEXT VARIABLE</text:p>
          </table:table-cell>
          <table:table-cell/>
          <table:table-cell table:style-name="ce2" table:formula="of:=IFERROR(__xludf.dummyfunction(&quot;UPPER(GOOGLETRANSLATE(if(len(D79) &gt; 0, D79, C79),&quot;&quot;en&quot;&quot;,$A$1))&quot;);&quot;인식되지 않은 다음 변수&quot;)" office:value-type="string" office:string-value="인식되지 않은 다음 변수" calcext:value-type="string">
            <text:p>인식되지 않은 다음 변수</text:p>
          </table:table-cell>
          <table:table-cell table:number-columns-repeated="1019"/>
        </table:table-row>
        <table:table-row table:style-name="ro1">
          <table:table-cell table:style-name="ce5" table:formula="of:=IF(LEN([.F80]) &gt; 0; [.F80]; [.E80])" office:value-type="string" office:string-value="인식되지 않은 OP 인쇄" calcext:value-type="string">
            <text:p>인식되지 않은 OP 인쇄</text:p>
          </table:table-cell>
          <table:table-cell table:style-name="ce2" table:formula="of:=IFERROR(__xludf.dummyfunction(&quot;upper(googletranslate(A80,$A$1,&quot;&quot;en&quot;&quot;))&quot;);&quot;UNNECESSARY OP PRINTING&quot;)" office:value-type="string" office:string-value="UNNECESSARY OP PRINTING" calcext:value-type="string">
            <text:p>UNNECESSARY OP PRINTING</text:p>
          </table:table-cell>
          <table:table-cell table:style-name="ce2" table:formula="of:=[$errors.A39]" office:value-type="string" office:string-value="UNRECOGNIZED OP IN PRINT" calcext:value-type="string">
            <text:p>UNRECOGNIZED OP IN PRINT</text:p>
          </table:table-cell>
          <table:table-cell/>
          <table:table-cell table:style-name="ce2" table:formula="of:=IFERROR(__xludf.dummyfunction(&quot;UPPER(GOOGLETRANSLATE(if(len(D80) &gt; 0, D80, C80),&quot;&quot;en&quot;&quot;,$A$1))&quot;);&quot;인식되지 않은 OP 인쇄&quot;)" office:value-type="string" office:string-value="인식되지 않은 OP 인쇄" calcext:value-type="string">
            <text:p>인식되지 않은 OP 인쇄</text:p>
          </table:table-cell>
          <table:table-cell table:number-columns-repeated="1019"/>
        </table:table-row>
        <table:table-row table:style-name="ro1">
          <table:table-cell table:style-name="ce5" table:formula="of:=IF(LEN([.F81]) &gt; 0; [.F81]; [.E81])" office:value-type="string" office:string-value="인식되지 않은 합리적 수학 운영" calcext:value-type="string">
            <text:p>인식되지 않은 합리적 수학 운영</text:p>
          </table:table-cell>
          <table:table-cell table:style-name="ce2" table:formula="of:=IFERROR(__xludf.dummyfunction(&quot;upper(googletranslate(A81,$A$1,&quot;&quot;en&quot;&quot;))&quot;);&quot;REASONABLE MATHEMATICS OPERATION THAT IS NOT RECOGNIZED&quot;)" office:value-type="string" office:string-value="REASONABLE MATHEMATICS OPERATION THAT IS NOT RECOGNIZED" calcext:value-type="string">
            <text:p>REASONABLE MATHEMATICS OPERATION THAT IS NOT RECOGNIZED</text:p>
          </table:table-cell>
          <table:table-cell table:style-name="ce2" table:formula="of:=[$errors.A40]" office:value-type="string" office:string-value="UNRECOGNIZED RATIONAL MATH OPERATION" calcext:value-type="string">
            <text:p>UNRECOGNIZED RATIONAL MATH OPERATION</text:p>
          </table:table-cell>
          <table:table-cell/>
          <table:table-cell table:style-name="ce2" table:formula="of:=IFERROR(__xludf.dummyfunction(&quot;UPPER(GOOGLETRANSLATE(if(len(D81) &gt; 0, D81, C81),&quot;&quot;en&quot;&quot;,$A$1))&quot;);&quot;인식되지 않은 합리적 수학 운영&quot;)" office:value-type="string" office:string-value="인식되지 않은 합리적 수학 운영" calcext:value-type="string">
            <text:p>인식되지 않은 합리적 수학 운영</text:p>
          </table:table-cell>
          <table:table-cell table:number-columns-repeated="1019"/>
        </table:table-row>
        <table:table-row table:style-name="ro1">
          <table:table-cell table:style-name="ce5" table:formula="of:=IF(LEN([.F82]) &gt; 0; [.F82]; [.E82])" office:value-type="string" office:string-value="인식되지 않은 변수 유형" calcext:value-type="string">
            <text:p>인식되지 않은 변수 유형</text:p>
          </table:table-cell>
          <table:table-cell table:style-name="ce2" table:formula="of:=IFERROR(__xludf.dummyfunction(&quot;upper(googletranslate(A82,$A$1,&quot;&quot;en&quot;&quot;))&quot;);&quot;INEXPERIENCED VARIABLE TYPE&quot;)" office:value-type="string" office:string-value="INEXPERIENCED VARIABLE TYPE" calcext:value-type="string">
            <text:p>INEXPERIENCED VARIABLE TYPE</text:p>
          </table:table-cell>
          <table:table-cell table:style-name="ce2" table:formula="of:=[$errors.A41]" office:value-type="string" office:string-value="UNRECOGNIZED VARIABLE TYPE" calcext:value-type="string">
            <text:p>UNRECOGNIZED VARIABLE TYPE</text:p>
          </table:table-cell>
          <table:table-cell/>
          <table:table-cell table:style-name="ce2" table:formula="of:=IFERROR(__xludf.dummyfunction(&quot;UPPER(GOOGLETRANSLATE(if(len(D82) &gt; 0, D82, C82),&quot;&quot;en&quot;&quot;,$A$1))&quot;);&quot;인식되지 않은 변수 유형&quot;)" office:value-type="string" office:string-value="인식되지 않은 변수 유형" calcext:value-type="string">
            <text:p>인식되지 않은 변수 유형</text:p>
          </table:table-cell>
          <table:table-cell table:number-columns-repeated="1019"/>
        </table:table-row>
        <table:table-row table:style-name="ro1">
          <table:table-cell table:style-name="ce5" table:formula="of:=IF(LEN([.F83]) &gt; 0; [.F83]; [.E83])" office:value-type="string" office:string-value="미세한 환경 변수" calcext:value-type="string">
            <text:p>미세한 환경 변수</text:p>
          </table:table-cell>
          <table:table-cell table:style-name="ce2" table:formula="of:=IFERROR(__xludf.dummyfunction(&quot;upper(googletranslate(A83,$A$1,&quot;&quot;en&quot;&quot;))&quot;);&quot;FINE ENVIRONMENT&quot;)" office:value-type="string" office:string-value="FINE ENVIRONMENT" calcext:value-type="string">
            <text:p>FINE ENVIRONMENT</text:p>
          </table:table-cell>
          <table:table-cell table:style-name="ce2" table:formula="of:=[$errors.A42]" office:value-type="string" office:string-value="UNSET ENVIRONMENT VARIABLE" calcext:value-type="string">
            <text:p>UNSET ENVIRONMENT VARIABLE</text:p>
          </table:table-cell>
          <table:table-cell/>
          <table:table-cell table:style-name="ce2" table:formula="of:=IFERROR(__xludf.dummyfunction(&quot;UPPER(GOOGLETRANSLATE(if(len(D83) &gt; 0, D83, C83),&quot;&quot;en&quot;&quot;,$A$1))&quot;);&quot;미세한 환경 변수&quot;)" office:value-type="string" office:string-value="미세한 환경 변수" calcext:value-type="string">
            <text:p>미세한 환경 변수</text:p>
          </table:table-cell>
          <table:table-cell table:number-columns-repeated="1019"/>
        </table:table-row>
        <table:table-row table:style-name="ro1">
          <table:table-cell table:style-name="ce5" table:formula="of:=IF(LEN([.F84]) &gt; 0; [.F84]; [.E84])" office:value-type="string" office:string-value="변수 / 배열 정의 불일치" calcext:value-type="string">
            <text:p>변수 / 배열 정의 불일치</text:p>
          </table:table-cell>
          <table:table-cell table:style-name="ce2" table:formula="of:=IFERROR(__xludf.dummyfunction(&quot;upper(googletranslate(A84,$A$1,&quot;&quot;en&quot;&quot;))&quot;);&quot;VARIABLES / ARRAY DEFINITION INCONSISTENCY&quot;)" office:value-type="string" office:string-value="VARIABLES / ARRAY DEFINITION INCONSISTENCY" calcext:value-type="string">
            <text:p>VARIABLES / ARRAY DEFINITION INCONSISTENCY</text:p>
          </table:table-cell>
          <table:table-cell table:style-name="ce2" table:formula="of:=[$errors.A43]" office:value-type="string" office:string-value="VARIABLE / ARRAY DEFINITION MISMATCH" calcext:value-type="string">
            <text:p>VARIABLE / ARRAY DEFINITION MISMATCH</text:p>
          </table:table-cell>
          <table:table-cell/>
          <table:table-cell table:style-name="ce2" table:formula="of:=IFERROR(__xludf.dummyfunction(&quot;UPPER(GOOGLETRANSLATE(if(len(D84) &gt; 0, D84, C84),&quot;&quot;en&quot;&quot;,$A$1))&quot;);&quot;변수 / 배열 정의 불일치&quot;)" office:value-type="string" office:string-value="변수 / 배열 정의 불일치" calcext:value-type="string">
            <text:p>변수 / 배열 정의 불일치</text:p>
          </table:table-cell>
          <table:table-cell table:number-columns-repeated="1019"/>
        </table:table-row>
        <table:table-row table:style-name="ro1">
          <table:table-cell table:style-name="ce5" table:formula="of:=IF(LEN([.F85]) &gt; 0; [.F85]; [.E85])" office:value-type="string" office:string-value="변수 배열로 정의됩니다" calcext:value-type="string">
            <text:p>변수 배열로 정의됩니다</text:p>
          </table:table-cell>
          <table:table-cell table:style-name="ce2" table:formula="of:=IFERROR(__xludf.dummyfunction(&quot;upper(googletranslate(A85,$A$1,&quot;&quot;en&quot;&quot;))&quot;);&quot;IT IS DEFINED AS A VARIABLE ARRAY&quot;)" office:value-type="string" office:string-value="IT IS DEFINED AS A VARIABLE ARRAY" calcext:value-type="string">
            <text:p>IT IS DEFINED AS A VARIABLE ARRAY</text:p>
          </table:table-cell>
          <table:table-cell table:style-name="ce2" table:formula="of:=[$errors.A44]" office:value-type="string" office:string-value="VARIABLE DEFINED AS ARRAY" calcext:value-type="string">
            <text:p>VARIABLE DEFINED AS ARRAY</text:p>
          </table:table-cell>
          <table:table-cell/>
          <table:table-cell table:style-name="ce2" table:formula="of:=IFERROR(__xludf.dummyfunction(&quot;UPPER(GOOGLETRANSLATE(if(len(D85) &gt; 0, D85, C85),&quot;&quot;en&quot;&quot;,$A$1))&quot;);&quot;변수 배열로 정의됩니다&quot;)" office:value-type="string" office:string-value="변수 배열로 정의됩니다" calcext:value-type="string">
            <text:p>변수 배열로 정의됩니다</text:p>
          </table:table-cell>
          <table:table-cell table:number-columns-repeated="1019"/>
        </table:table-row>
        <table:table-row table:style-name="ro1">
          <table:table-cell table:style-name="ce5" table:formula="of:=IF(LEN([.F86]) &gt; 0; [.F86]; [.E86])" office:value-type="string" office:string-value="변수가 아닌 것으로 정의됩니다" calcext:value-type="string">
            <text:p>변수가 아닌 것으로 정의됩니다</text:p>
          </table:table-cell>
          <table:table-cell table:style-name="ce2" table:formula="of:=IFERROR(__xludf.dummyfunction(&quot;upper(googletranslate(A86,$A$1,&quot;&quot;en&quot;&quot;))&quot;);&quot;IT IS DEFINED AS NOT A VARIABLE&quot;)" office:value-type="string" office:string-value="IT IS DEFINED AS NOT A VARIABLE" calcext:value-type="string">
            <text:p>IT IS DEFINED AS NOT A VARIABLE</text:p>
          </table:table-cell>
          <table:table-cell table:style-name="ce2" table:formula="of:=[$errors.A45]" office:value-type="string" office:string-value="VARIABLE DEFINED AS NONARRAY" calcext:value-type="string">
            <text:p>VARIABLE DEFINED AS NONARRAY</text:p>
          </table:table-cell>
          <table:table-cell/>
          <table:table-cell table:style-name="ce2" table:formula="of:=IFERROR(__xludf.dummyfunction(&quot;UPPER(GOOGLETRANSLATE(if(len(D86) &gt; 0, D86, C86),&quot;&quot;en&quot;&quot;,$A$1))&quot;);&quot;변수가 아닌 것으로 정의됩니다&quot;)" office:value-type="string" office:string-value="변수가 아닌 것으로 정의됩니다" calcext:value-type="string">
            <text:p>변수가 아닌 것으로 정의됩니다</text:p>
          </table:table-cell>
          <table:table-cell table:number-columns-repeated="1019"/>
        </table:table-row>
        <table:table-row table:style-name="ro1">
          <table:table-cell table:style-name="ce5" table:formula="of:=IF(LEN([.F87]) &gt; 0; [.F87]; [.E87])" office:value-type="string" office:string-value="변수는 값이 없습니다" calcext:value-type="string">
            <text:p>변수는 값이 없습니다</text:p>
          </table:table-cell>
          <table:table-cell table:style-name="ce2" table:formula="of:=IFERROR(__xludf.dummyfunction(&quot;upper(googletranslate(A87,$A$1,&quot;&quot;en&quot;&quot;))&quot;);&quot;VARIABLES HAVE NO VALUE&quot;)" office:value-type="string" office:string-value="VARIABLES HAVE NO VALUE" calcext:value-type="string">
            <text:p>VARIABLES HAVE NO VALUE</text:p>
          </table:table-cell>
          <table:table-cell table:style-name="ce2" table:formula="of:=[$errors.A46]" office:value-type="string" office:string-value="VARIABLE HAS NO VALUE" calcext:value-type="string">
            <text:p>VARIABLE HAS NO VALUE</text:p>
          </table:table-cell>
          <table:table-cell/>
          <table:table-cell table:style-name="ce2" table:formula="of:=IFERROR(__xludf.dummyfunction(&quot;UPPER(GOOGLETRANSLATE(if(len(D87) &gt; 0, D87, C87),&quot;&quot;en&quot;&quot;,$A$1))&quot;);&quot;변수는 값이 없습니다&quot;)" office:value-type="string" office:string-value="변수는 값이 없습니다" calcext:value-type="string">
            <text:p>변수는 값이 없습니다</text:p>
          </table:table-cell>
          <table:table-cell table:number-columns-repeated="1019"/>
        </table:table-row>
        <table:table-row table:style-name="ro1">
          <table:table-cell table:style-name="ce5" table:formula="of:=IF(LEN([.F88]) &gt; 0; [.F88]; [.E88])" office:value-type="string" office:string-value="변수는 배열이 아닙니다" calcext:value-type="string">
            <text:p>변수는 배열이 아닙니다</text:p>
          </table:table-cell>
          <table:table-cell table:style-name="ce2" table:formula="of:=IFERROR(__xludf.dummyfunction(&quot;upper(googletranslate(A88,$A$1,&quot;&quot;en&quot;&quot;))&quot;);&quot;VARIABLE IS NOT AN ARRAY&quot;)" office:value-type="string" office:string-value="VARIABLE IS NOT AN ARRAY" calcext:value-type="string">
            <text:p>VARIABLE IS NOT AN ARRAY</text:p>
          </table:table-cell>
          <table:table-cell table:style-name="ce2" table:formula="of:=[$errors.A47]" office:value-type="string" office:string-value="VARIABLE IS NOT AN ARRAY" calcext:value-type="string">
            <text:p>VARIABLE IS NOT AN ARRAY</text:p>
          </table:table-cell>
          <table:table-cell/>
          <table:table-cell table:style-name="ce2" table:formula="of:=IFERROR(__xludf.dummyfunction(&quot;UPPER(GOOGLETRANSLATE(if(len(D88) &gt; 0, D88, C88),&quot;&quot;en&quot;&quot;,$A$1))&quot;);&quot;변수는 배열이 아닙니다&quot;)" office:value-type="string" office:string-value="변수는 배열이 아닙니다" calcext:value-type="string">
            <text:p>변수는 배열이 아닙니다</text:p>
          </table:table-cell>
          <table:table-cell table:number-columns-repeated="1019"/>
        </table:table-row>
        <table:table-row table:style-name="ro2" table:number-rows-repeated="1048487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lang_ko.A3:lang_ko.A40">
            <calcext:condition calcext:apply-style-name="ConditionalStyle_1" calcext:value="formula-is(COUNTIF([.$A$3:.$A$40];[.$A3])&gt;1)" calcext:base-cell-address="lang_ko.A3"/>
          </calcext:conditional-format>
        </calcext:conditional-formats>
      </table:table>
      <table:table table:name="lang_fr" table:style-name="ta6">
        <table:table-column table:style-name="co24" table:default-cell-style-name="Default"/>
        <table:table-column table:style-name="co5" table:default-cell-style-name="Default"/>
        <table:table-column table:style-name="co1" table:default-cell-style-name="Default"/>
        <table:table-column table:style-name="co21" table:default-cell-style-name="Default"/>
        <table:table-column table:style-name="co30" table:default-cell-style-name="Default"/>
        <table:table-column table:style-name="co28" table:default-cell-style-name="Default"/>
        <table:table-column table:style-name="co31" table:default-cell-style-name="Default"/>
        <table:table-column table:style-name="co21" table:number-columns-repeated="1017" table:default-cell-style-name="Default"/>
        <table:table-row table:style-name="ro1">
          <table:table-cell table:style-name="ce1" office:value-type="string" calcext:value-type="string">
            <text:p>fr</text:p>
          </table:table-cell>
          <table:table-cell table:style-name="ce1" office:value-type="string" calcext:value-type="string">
            <text:p>reverse</text:p>
          </table:table-cell>
          <table:table-cell table:style-name="ce1" office:value-type="string" calcext:value-type="string">
            <text:p>original</text:p>
          </table:table-cell>
          <table:table-cell table:style-name="ce1" office:value-type="string" calcext:value-type="string">
            <text:p>human override</text:p>
          </table:table-cell>
          <table:table-cell table:style-name="ce1" office:value-type="string" calcext:value-type="string">
            <text:p>google translate</text:p>
          </table:table-cell>
          <table:table-cell table:style-name="ce1" office:value-type="string" calcext:value-type="string">
            <text:p>human translate</text:p>
          </table:table-cell>
          <table:table-cell table:style-name="ce1" office:value-type="string" calcext:value-type="string">
            <text:p>contributor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FRENCH</text:p>
          </table:table-cell>
          <table:table-cell table:number-columns-repeated="1023"/>
        </table:table-row>
        <table:table-row table:style-name="ro1">
          <table:table-cell table:style-name="ce7" table:formula="of:=IF(LEN([.F3]) &gt; 0; [.F3]; [.E3])" office:value-type="string" office:string-value="TAILLE" calcext:value-type="string">
            <text:p>TAILLE</text:p>
          </table:table-cell>
          <table:table-cell table:style-name="ce8" table:formula="of:=IFERROR(__xludf.dummyfunction(&quot;upper(googletranslate(A3,$A$1,&quot;&quot;en&quot;&quot;))&quot;);&quot;SIZE&quot;)" office:value-type="string" office:string-value="SIZE" calcext:value-type="string">
            <text:p>SIZE</text:p>
          </table:table-cell>
          <table:table-cell table:style-name="ce2" table:formula="of:=[$keywords.A1]" office:value-type="string" office:string-value="ABS" calcext:value-type="string">
            <text:p>ABS</text:p>
          </table:table-cell>
          <table:table-cell table:style-name="ce1" office:value-type="string" calcext:value-type="string">
            <text:p>SIZE</text:p>
          </table:table-cell>
          <table:table-cell table:style-name="ce2" table:formula="of:=IFERROR(__xludf.dummyfunction(&quot;UPPER(GOOGLETRANSLATE(if(len(D3) &gt; 0, D3, C3),&quot;&quot;en&quot;&quot;,$A$1))&quot;);&quot;TAILLE&quot;)" office:value-type="string" office:string-value="TAILLE" calcext:value-type="string">
            <text:p>TAILLE</text:p>
          </table:table-cell>
          <table:table-cell table:number-columns-repeated="1019"/>
        </table:table-row>
        <table:table-row table:style-name="ro1">
          <table:table-cell table:style-name="ce7" table:formula="of:=IF(LEN([.F4]) &gt; 0; [.F4]; [.E4])" office:value-type="string" office:string-value="ATN" calcext:value-type="string">
            <text:p>ATN</text:p>
          </table:table-cell>
          <table:table-cell table:style-name="ce8" table:formula="of:=IFERROR(__xludf.dummyfunction(&quot;upper(googletranslate(A4,$A$1,&quot;&quot;en&quot;&quot;))&quot;);&quot;ATN&quot;)" office:value-type="string" office:string-value="ATN" calcext:value-type="string">
            <text:p>ATN</text:p>
          </table:table-cell>
          <table:table-cell table:style-name="ce2" table:formula="of:=[$keywords.A2]" office:value-type="string" office:string-value="ATN" calcext:value-type="string">
            <text:p>ATN</text:p>
          </table:table-cell>
          <table:table-cell/>
          <table:table-cell table:style-name="ce2" table:formula="of:=IFERROR(__xludf.dummyfunction(&quot;UPPER(GOOGLETRANSLATE(if(len(D4) &gt; 0, D4, C4),&quot;&quot;en&quot;&quot;,$A$1))&quot;);&quot;ATN&quot;)" office:value-type="string" office:string-value="ATN" calcext:value-type="string">
            <text:p>ATN</text:p>
          </table:table-cell>
          <table:table-cell table:number-columns-repeated="1019"/>
        </table:table-row>
        <table:table-row table:style-name="ro1">
          <table:table-cell table:style-name="ce7" table:formula="of:=IF(LEN([.F5]) &gt; 0; [.F5]; [.E5])" office:value-type="string" office:string-value="BASE" calcext:value-type="string">
            <text:p>BASE</text:p>
          </table:table-cell>
          <table:table-cell table:style-name="ce8" table:formula="of:=IFERROR(__xludf.dummyfunction(&quot;upper(googletranslate(A5,$A$1,&quot;&quot;en&quot;&quot;))&quot;);&quot;BASE&quot;)" office:value-type="string" office:string-value="BASE" calcext:value-type="string">
            <text:p>BASE</text:p>
          </table:table-cell>
          <table:table-cell table:style-name="ce2" table:formula="of:=[$keywords.A3]" office:value-type="string" office:string-value="BASE" calcext:value-type="string">
            <text:p>BASE</text:p>
          </table:table-cell>
          <table:table-cell/>
          <table:table-cell table:style-name="ce2" table:formula="of:=IFERROR(__xludf.dummyfunction(&quot;UPPER(GOOGLETRANSLATE(if(len(D5) &gt; 0, D5, C5),&quot;&quot;en&quot;&quot;,$A$1))&quot;);&quot;BASE&quot;)" office:value-type="string" office:string-value="BASE" calcext:value-type="string">
            <text:p>BASE</text:p>
          </table:table-cell>
          <table:table-cell table:number-columns-repeated="1019"/>
        </table:table-row>
        <table:table-row table:style-name="ro1">
          <table:table-cell table:style-name="ce7" table:formula="of:=IF(LEN([.F6]) &gt; 0; [.F6]; [.E6])" office:value-type="string" office:string-value="COS" calcext:value-type="string">
            <text:p>COS</text:p>
          </table:table-cell>
          <table:table-cell table:style-name="ce8" table:formula="of:=IFERROR(__xludf.dummyfunction(&quot;upper(googletranslate(A6,$A$1,&quot;&quot;en&quot;&quot;))&quot;);&quot;COS&quot;)" office:value-type="string" office:string-value="COS" calcext:value-type="string">
            <text:p>COS</text:p>
          </table:table-cell>
          <table:table-cell table:style-name="ce2" table:formula="of:=[$keywords.A4]" office:value-type="string" office:string-value="COS" calcext:value-type="string">
            <text:p>COS</text:p>
          </table:table-cell>
          <table:table-cell/>
          <table:table-cell table:style-name="ce2" table:formula="of:=IFERROR(__xludf.dummyfunction(&quot;UPPER(GOOGLETRANSLATE(if(len(D6) &gt; 0, D6, C6),&quot;&quot;en&quot;&quot;,$A$1))&quot;);&quot;COS&quot;)" office:value-type="string" office:string-value="COS" calcext:value-type="string">
            <text:p>COS</text:p>
          </table:table-cell>
          <table:table-cell table:number-columns-repeated="1019"/>
        </table:table-row>
        <table:table-row table:style-name="ro1">
          <table:table-cell table:style-name="ce7" table:formula="of:=IF(LEN([.F7]) &gt; 0; [.F7]; [.E7])" office:value-type="string" office:string-value="DONNÉES" calcext:value-type="string">
            <text:p>DONNÉES</text:p>
          </table:table-cell>
          <table:table-cell table:style-name="ce8" table:formula="of:=IFERROR(__xludf.dummyfunction(&quot;upper(googletranslate(A7,$A$1,&quot;&quot;en&quot;&quot;))&quot;);&quot;DATA&quot;)" office:value-type="string" office:string-value="DATA" calcext:value-type="string">
            <text:p>DATA</text:p>
          </table:table-cell>
          <table:table-cell table:style-name="ce2" table:formula="of:=[$keywords.A5]" office:value-type="string" office:string-value="DATA" calcext:value-type="string">
            <text:p>DATA</text:p>
          </table:table-cell>
          <table:table-cell/>
          <table:table-cell table:style-name="ce2" table:formula="of:=IFERROR(__xludf.dummyfunction(&quot;UPPER(GOOGLETRANSLATE(if(len(D7) &gt; 0, D7, C7),&quot;&quot;en&quot;&quot;,$A$1))&quot;);&quot;DONNÉES&quot;)" office:value-type="string" office:string-value="DONNÉES" calcext:value-type="string">
            <text:p>DONNÉES</text:p>
          </table:table-cell>
          <table:table-cell table:number-columns-repeated="1019"/>
        </table:table-row>
        <table:table-row table:style-name="ro1">
          <table:table-cell table:style-name="ce7" table:formula="of:=IF(LEN([.F8]) &gt; 0; [.F8]; [.E8])" office:value-type="string" office:string-value="DBL" calcext:value-type="string">
            <text:p>DBL</text:p>
          </table:table-cell>
          <table:table-cell table:style-name="ce8" table:formula="of:=IFERROR(__xludf.dummyfunction(&quot;upper(googletranslate(A8,$A$1,&quot;&quot;en&quot;&quot;))&quot;);&quot;DBL&quot;)" office:value-type="string" office:string-value="DBL" calcext:value-type="string">
            <text:p>DBL</text:p>
          </table:table-cell>
          <table:table-cell table:style-name="ce2" table:formula="of:=[$keywords.A6]" office:value-type="string" office:string-value="DBL" calcext:value-type="string">
            <text:p>DBL</text:p>
          </table:table-cell>
          <table:table-cell/>
          <table:table-cell table:style-name="ce2" table:formula="of:=IFERROR(__xludf.dummyfunction(&quot;UPPER(GOOGLETRANSLATE(if(len(D8) &gt; 0, D8, C8),&quot;&quot;en&quot;&quot;,$A$1))&quot;);&quot;DBL&quot;)" office:value-type="string" office:string-value="DBL" calcext:value-type="string">
            <text:p>DBL</text:p>
          </table:table-cell>
          <table:table-cell table:number-columns-repeated="1019"/>
        </table:table-row>
        <table:table-row table:style-name="ro1">
          <table:table-cell table:style-name="ce7" table:formula="of:=IF(LEN([.F9]) &gt; 0; [.F9]; [.E9])" office:value-type="string" office:string-value="DEF" calcext:value-type="string">
            <text:p>DEF</text:p>
          </table:table-cell>
          <table:table-cell table:style-name="ce8" table:formula="of:=IFERROR(__xludf.dummyfunction(&quot;upper(googletranslate(A9,$A$1,&quot;&quot;en&quot;&quot;))&quot;);&quot;DEF&quot;)" office:value-type="string" office:string-value="DEF" calcext:value-type="string">
            <text:p>DEF</text:p>
          </table:table-cell>
          <table:table-cell table:style-name="ce2" table:formula="of:=[$keywords.A7]" office:value-type="string" office:string-value="DEF" calcext:value-type="string">
            <text:p>DEF</text:p>
          </table:table-cell>
          <table:table-cell/>
          <table:table-cell table:style-name="ce2" table:formula="of:=IFERROR(__xludf.dummyfunction(&quot;UPPER(GOOGLETRANSLATE(if(len(D9) &gt; 0, D9, C9),&quot;&quot;en&quot;&quot;,$A$1))&quot;);&quot;DEF&quot;)" office:value-type="string" office:string-value="DEF" calcext:value-type="string">
            <text:p>DEF</text:p>
          </table:table-cell>
          <table:table-cell table:number-columns-repeated="1019"/>
        </table:table-row>
        <table:table-row table:style-name="ro1">
          <table:table-cell table:style-name="ce7" table:formula="of:=IF(LEN([.F10]) &gt; 0; [.F10]; [.E10])" office:value-type="string" office:string-value="DIMENSION" calcext:value-type="string">
            <text:p>DIMENSION</text:p>
          </table:table-cell>
          <table:table-cell table:style-name="ce8" table:formula="of:=IFERROR(__xludf.dummyfunction(&quot;upper(googletranslate(A10,$A$1,&quot;&quot;en&quot;&quot;))&quot;);&quot;DIMENSION&quot;)" office:value-type="string" office:string-value="DIMENSION" calcext:value-type="string">
            <text:p>DIMENSION</text:p>
          </table:table-cell>
          <table:table-cell table:style-name="ce2" table:formula="of:=[$keywords.A8]" office:value-type="string" office:string-value="DIM" calcext:value-type="string">
            <text:p>DIM</text:p>
          </table:table-cell>
          <table:table-cell table:style-name="ce1" office:value-type="string" calcext:value-type="string">
            <text:p>DIMENSION</text:p>
          </table:table-cell>
          <table:table-cell table:style-name="ce2" table:formula="of:=IFERROR(__xludf.dummyfunction(&quot;UPPER(GOOGLETRANSLATE(if(len(D10) &gt; 0, D10, C10),&quot;&quot;en&quot;&quot;,$A$1))&quot;);&quot;DIMENSION&quot;)" office:value-type="string" office:string-value="DIMENSION" calcext:value-type="string">
            <text:p>DIMENSION</text:p>
          </table:table-cell>
          <table:table-cell table:number-columns-repeated="1019"/>
        </table:table-row>
        <table:table-row table:style-name="ro1">
          <table:table-cell table:style-name="ce7" table:formula="of:=IF(LEN([.F11]) &gt; 0; [.F11]; [.E11])" office:value-type="string" office:string-value="FIN" calcext:value-type="string">
            <text:p>FIN</text:p>
          </table:table-cell>
          <table:table-cell table:style-name="ce8" table:formula="of:=IFERROR(__xludf.dummyfunction(&quot;upper(googletranslate(A11,$A$1,&quot;&quot;en&quot;&quot;))&quot;);&quot;END&quot;)" office:value-type="string" office:string-value="END" calcext:value-type="string">
            <text:p>END</text:p>
          </table:table-cell>
          <table:table-cell table:style-name="ce2" table:formula="of:=[$keywords.A9]" office:value-type="string" office:string-value="END" calcext:value-type="string">
            <text:p>END</text:p>
          </table:table-cell>
          <table:table-cell/>
          <table:table-cell table:style-name="ce2" table:formula="of:=IFERROR(__xludf.dummyfunction(&quot;UPPER(GOOGLETRANSLATE(if(len(D11) &gt; 0, D11, C11),&quot;&quot;en&quot;&quot;,$A$1))&quot;);&quot;FIN&quot;)" office:value-type="string" office:string-value="FIN" calcext:value-type="string">
            <text:p>FIN</text:p>
          </table:table-cell>
          <table:table-cell table:number-columns-repeated="1019"/>
        </table:table-row>
        <table:table-row table:style-name="ro1">
          <table:table-cell table:style-name="ce7" table:formula="of:=IF(LEN([.F12]) &gt; 0; [.F12]; [.E12])" office:value-type="string" office:string-value="EXP" calcext:value-type="string">
            <text:p>EXP</text:p>
          </table:table-cell>
          <table:table-cell table:style-name="ce8" table:formula="of:=IFERROR(__xludf.dummyfunction(&quot;upper(googletranslate(A12,$A$1,&quot;&quot;en&quot;&quot;))&quot;);&quot;EXP&quot;)" office:value-type="string" office:string-value="EXP" calcext:value-type="string">
            <text:p>EXP</text:p>
          </table:table-cell>
          <table:table-cell table:style-name="ce2" table:formula="of:=[$keywords.A10]" office:value-type="string" office:string-value="EXP" calcext:value-type="string">
            <text:p>EXP</text:p>
          </table:table-cell>
          <table:table-cell/>
          <table:table-cell table:style-name="ce2" table:formula="of:=IFERROR(__xludf.dummyfunction(&quot;UPPER(GOOGLETRANSLATE(if(len(D12) &gt; 0, D12, C12),&quot;&quot;en&quot;&quot;,$A$1))&quot;);&quot;EXP&quot;)" office:value-type="string" office:string-value="EXP" calcext:value-type="string">
            <text:p>EXP</text:p>
          </table:table-cell>
          <table:table-cell table:number-columns-repeated="1019"/>
        </table:table-row>
        <table:table-row table:style-name="ro1">
          <table:table-cell table:style-name="ce7" table:formula="of:=IF(LEN([.F13]) &gt; 0; [.F13]; [.E13])" office:value-type="string" office:string-value="POUR" calcext:value-type="string">
            <text:p>POUR</text:p>
          </table:table-cell>
          <table:table-cell table:style-name="ce8" table:formula="of:=IFERROR(__xludf.dummyfunction(&quot;upper(googletranslate(A13,$A$1,&quot;&quot;en&quot;&quot;))&quot;);&quot;FOR&quot;)" office:value-type="string" office:string-value="FOR" calcext:value-type="string">
            <text:p>FOR</text:p>
          </table:table-cell>
          <table:table-cell table:style-name="ce2" table:formula="of:=[$keywords.A11]" office:value-type="string" office:string-value="FOR" calcext:value-type="string">
            <text:p>FOR</text:p>
          </table:table-cell>
          <table:table-cell/>
          <table:table-cell table:style-name="ce2" table:formula="of:=IFERROR(__xludf.dummyfunction(&quot;UPPER(GOOGLETRANSLATE(if(len(D13) &gt; 0, D13, C13),&quot;&quot;en&quot;&quot;,$A$1))&quot;);&quot;POUR&quot;)" office:value-type="string" office:string-value="POUR" calcext:value-type="string">
            <text:p>POUR</text:p>
          </table:table-cell>
          <table:table-cell table:number-columns-repeated="1019"/>
        </table:table-row>
        <table:table-row table:style-name="ro1">
          <table:table-cell table:style-name="ce7" table:formula="of:=IF(LEN([.F14]) &gt; 0; [.F14]; [.E14])" office:value-type="string" office:string-value="SAUT" calcext:value-type="string">
            <text:p>SAUT</text:p>
          </table:table-cell>
          <table:table-cell table:style-name="ce8" table:formula="of:=IFERROR(__xludf.dummyfunction(&quot;upper(googletranslate(A14,$A$1,&quot;&quot;en&quot;&quot;))&quot;);&quot;LEAP&quot;)" office:value-type="string" office:string-value="LEAP" calcext:value-type="string">
            <text:p>LEAP</text:p>
          </table:table-cell>
          <table:table-cell table:style-name="ce2" table:formula="of:=[$keywords.A12]" office:value-type="string" office:string-value="GOTO" calcext:value-type="string">
            <text:p>GOTO</text:p>
          </table:table-cell>
          <table:table-cell table:style-name="ce1" office:value-type="string" calcext:value-type="string">
            <text:p>JUMP</text:p>
          </table:table-cell>
          <table:table-cell table:style-name="ce2" table:formula="of:=IFERROR(__xludf.dummyfunction(&quot;UPPER(GOOGLETRANSLATE(if(len(D14) &gt; 0, D14, C14),&quot;&quot;en&quot;&quot;,$A$1))&quot;);&quot;SAUT&quot;)" office:value-type="string" office:string-value="SAUT" calcext:value-type="string">
            <text:p>SAUT</text:p>
          </table:table-cell>
          <table:table-cell table:number-columns-repeated="1019"/>
        </table:table-row>
        <table:table-row table:style-name="ro1">
          <table:table-cell table:style-name="ce7" table:formula="of:=IF(LEN([.F15]) &gt; 0; [.F15]; [.E15])" office:value-type="string" office:string-value="APPEL" calcext:value-type="string">
            <text:p>APPEL</text:p>
          </table:table-cell>
          <table:table-cell table:style-name="ce8" table:formula="of:=IFERROR(__xludf.dummyfunction(&quot;upper(googletranslate(A15,$A$1,&quot;&quot;en&quot;&quot;))&quot;);&quot;CALL&quot;)" office:value-type="string" office:string-value="CALL" calcext:value-type="string">
            <text:p>CALL</text:p>
          </table:table-cell>
          <table:table-cell table:style-name="ce2" table:formula="of:=[$keywords.A13]" office:value-type="string" office:string-value="GOSUB" calcext:value-type="string">
            <text:p>GOSUB</text:p>
          </table:table-cell>
          <table:table-cell table:style-name="ce1" office:value-type="string" calcext:value-type="string">
            <text:p>CALL</text:p>
          </table:table-cell>
          <table:table-cell table:style-name="ce2" table:formula="of:=IFERROR(__xludf.dummyfunction(&quot;UPPER(GOOGLETRANSLATE(if(len(D15) &gt; 0, D15, C15),&quot;&quot;en&quot;&quot;,$A$1))&quot;);&quot;APPEL&quot;)" office:value-type="string" office:string-value="APPEL" calcext:value-type="string">
            <text:p>APPEL</text:p>
          </table:table-cell>
          <table:table-cell table:number-columns-repeated="1019"/>
        </table:table-row>
        <table:table-row table:style-name="ro1">
          <table:table-cell table:style-name="ce7" table:formula="of:=IF(LEN([.F16]) &gt; 0; [.F16]; [.E16])" office:value-type="string" office:string-value="SI" calcext:value-type="string">
            <text:p>SI</text:p>
          </table:table-cell>
          <table:table-cell table:style-name="ce8" table:formula="of:=IFERROR(__xludf.dummyfunction(&quot;upper(googletranslate(A16,$A$1,&quot;&quot;en&quot;&quot;))&quot;);&quot;WHETHER&quot;)" office:value-type="string" office:string-value="WHETHER" calcext:value-type="string">
            <text:p>WHETHER</text:p>
          </table:table-cell>
          <table:table-cell table:style-name="ce2" table:formula="of:=[$keywords.A14]" office:value-type="string" office:string-value="IF" calcext:value-type="string">
            <text:p>IF</text:p>
          </table:table-cell>
          <table:table-cell/>
          <table:table-cell table:style-name="ce2" table:formula="of:=IFERROR(__xludf.dummyfunction(&quot;UPPER(GOOGLETRANSLATE(if(len(D16) &gt; 0, D16, C16),&quot;&quot;en&quot;&quot;,$A$1))&quot;);&quot;SI&quot;)" office:value-type="string" office:string-value="SI" calcext:value-type="string">
            <text:p>SI</text:p>
          </table:table-cell>
          <table:table-cell table:number-columns-repeated="1019"/>
        </table:table-row>
        <table:table-row table:style-name="ro1">
          <table:table-cell table:style-name="ce7" table:formula="of:=IF(LEN([.F17]) &gt; 0; [.F17]; [.E17])" office:value-type="string" office:string-value="INT" calcext:value-type="string">
            <text:p>INT</text:p>
          </table:table-cell>
          <table:table-cell table:style-name="ce8" table:formula="of:=IFERROR(__xludf.dummyfunction(&quot;upper(googletranslate(A17,$A$1,&quot;&quot;en&quot;&quot;))&quot;);&quot;INT&quot;)" office:value-type="string" office:string-value="INT" calcext:value-type="string">
            <text:p>INT</text:p>
          </table:table-cell>
          <table:table-cell table:style-name="ce2" table:formula="of:=[$keywords.A15]" office:value-type="string" office:string-value="INT" calcext:value-type="string">
            <text:p>INT</text:p>
          </table:table-cell>
          <table:table-cell/>
          <table:table-cell table:style-name="ce2" table:formula="of:=IFERROR(__xludf.dummyfunction(&quot;UPPER(GOOGLETRANSLATE(if(len(D17) &gt; 0, D17, C17),&quot;&quot;en&quot;&quot;,$A$1))&quot;);&quot;INT&quot;)" office:value-type="string" office:string-value="INT" calcext:value-type="string">
            <text:p>INT</text:p>
          </table:table-cell>
          <table:table-cell table:number-columns-repeated="1019"/>
        </table:table-row>
        <table:table-row table:style-name="ro1">
          <table:table-cell table:style-name="ce7" table:formula="of:=IF(LEN([.F18]) &gt; 0; [.F18]; [.E18])" office:value-type="string" office:string-value="SAISIR" calcext:value-type="string">
            <text:p>SAISIR</text:p>
          </table:table-cell>
          <table:table-cell table:style-name="ce8" table:formula="of:=IFERROR(__xludf.dummyfunction(&quot;upper(googletranslate(A18,$A$1,&quot;&quot;en&quot;&quot;))&quot;);&quot;GRAB&quot;)" office:value-type="string" office:string-value="GRAB" calcext:value-type="string">
            <text:p>GRAB</text:p>
          </table:table-cell>
          <table:table-cell table:style-name="ce2" table:formula="of:=[$keywords.A16]" office:value-type="string" office:string-value="INPUT" calcext:value-type="string">
            <text:p>INPUT</text:p>
          </table:table-cell>
          <table:table-cell/>
          <table:table-cell table:style-name="ce2" table:formula="of:=IFERROR(__xludf.dummyfunction(&quot;UPPER(GOOGLETRANSLATE(if(len(D18) &gt; 0, D18, C18),&quot;&quot;en&quot;&quot;,$A$1))&quot;);&quot;SAISIR&quot;)" office:value-type="string" office:string-value="SAISIR" calcext:value-type="string">
            <text:p>SAISIR</text:p>
          </table:table-cell>
          <table:table-cell table:number-columns-repeated="1019"/>
        </table:table-row>
        <table:table-row table:style-name="ro1">
          <table:table-cell table:style-name="ce7" table:formula="of:=IF(LEN([.F19]) &gt; 0; [.F19]; [.E19])" office:value-type="string" office:string-value="LAISSER" calcext:value-type="string">
            <text:p>LAISSER</text:p>
          </table:table-cell>
          <table:table-cell table:style-name="ce8" table:formula="of:=IFERROR(__xludf.dummyfunction(&quot;upper(googletranslate(A19,$A$1,&quot;&quot;en&quot;&quot;))&quot;);&quot;LET&quot;)" office:value-type="string" office:string-value="LET" calcext:value-type="string">
            <text:p>LET</text:p>
          </table:table-cell>
          <table:table-cell table:style-name="ce2" table:formula="of:=[$keywords.A17]" office:value-type="string" office:string-value="LET" calcext:value-type="string">
            <text:p>LET</text:p>
          </table:table-cell>
          <table:table-cell/>
          <table:table-cell table:style-name="ce2" table:formula="of:=IFERROR(__xludf.dummyfunction(&quot;UPPER(GOOGLETRANSLATE(if(len(D19) &gt; 0, D19, C19),&quot;&quot;en&quot;&quot;,$A$1))&quot;);&quot;LAISSER&quot;)" office:value-type="string" office:string-value="LAISSER" calcext:value-type="string">
            <text:p>LAISSER</text:p>
          </table:table-cell>
          <table:table-cell table:number-columns-repeated="1019"/>
        </table:table-row>
        <table:table-row table:style-name="ro1">
          <table:table-cell table:style-name="ce7" table:formula="of:=IF(LEN([.F20]) &gt; 0; [.F20]; [.E20])" office:value-type="string" office:string-value="LOGARITHME" calcext:value-type="string">
            <text:p>LOGARITHME</text:p>
          </table:table-cell>
          <table:table-cell table:style-name="ce8" table:formula="of:=IFERROR(__xludf.dummyfunction(&quot;upper(googletranslate(A20,$A$1,&quot;&quot;en&quot;&quot;))&quot;);&quot;LOGARITHM&quot;)" office:value-type="string" office:string-value="LOGARITHM" calcext:value-type="string">
            <text:p>LOGARITHM</text:p>
          </table:table-cell>
          <table:table-cell table:style-name="ce2" table:formula="of:=[$keywords.A18]" office:value-type="string" office:string-value="LOG" calcext:value-type="string">
            <text:p>LOG</text:p>
          </table:table-cell>
          <table:table-cell table:style-name="ce1" office:value-type="string" calcext:value-type="string">
            <text:p>LOGARITHM</text:p>
          </table:table-cell>
          <table:table-cell table:style-name="ce2" table:formula="of:=IFERROR(__xludf.dummyfunction(&quot;UPPER(GOOGLETRANSLATE(if(len(D20) &gt; 0, D20, C20),&quot;&quot;en&quot;&quot;,$A$1))&quot;);&quot;LOGARITHME&quot;)" office:value-type="string" office:string-value="LOGARITHME" calcext:value-type="string">
            <text:p>LOGARITHME</text:p>
          </table:table-cell>
          <table:table-cell table:number-columns-repeated="1019"/>
        </table:table-row>
        <table:table-row table:style-name="ro1">
          <table:table-cell table:style-name="ce7" table:formula="of:=IF(LEN([.F21]) &gt; 0; [.F21]; [.E21])" office:value-type="string" office:string-value="SUIVANT" calcext:value-type="string">
            <text:p>SUIVANT</text:p>
          </table:table-cell>
          <table:table-cell table:style-name="ce8" table:formula="of:=IFERROR(__xludf.dummyfunction(&quot;upper(googletranslate(A21,$A$1,&quot;&quot;en&quot;&quot;))&quot;);&quot;FOLLOWING&quot;)" office:value-type="string" office:string-value="FOLLOWING" calcext:value-type="string">
            <text:p>FOLLOWING</text:p>
          </table:table-cell>
          <table:table-cell table:style-name="ce2" table:formula="of:=[$keywords.A19]" office:value-type="string" office:string-value="NEXT" calcext:value-type="string">
            <text:p>NEXT</text:p>
          </table:table-cell>
          <table:table-cell/>
          <table:table-cell table:style-name="ce2" table:formula="of:=IFERROR(__xludf.dummyfunction(&quot;UPPER(GOOGLETRANSLATE(if(len(D21) &gt; 0, D21, C21),&quot;&quot;en&quot;&quot;,$A$1))&quot;);&quot;SUIVANT&quot;)" office:value-type="string" office:string-value="SUIVANT" calcext:value-type="string">
            <text:p>SUIVANT</text:p>
          </table:table-cell>
          <table:table-cell table:number-columns-repeated="1019"/>
        </table:table-row>
        <table:table-row table:style-name="ro1">
          <table:table-cell table:style-name="ce7" table:formula="of:=IF(LEN([.F22]) &gt; 0; [.F22]; [.E22])" office:value-type="string" office:string-value="SUR" calcext:value-type="string">
            <text:p>SUR</text:p>
          </table:table-cell>
          <table:table-cell table:style-name="ce8" table:formula="of:=IFERROR(__xludf.dummyfunction(&quot;upper(googletranslate(A22,$A$1,&quot;&quot;en&quot;&quot;))&quot;);&quot;ON&quot;)" office:value-type="string" office:string-value="ON" calcext:value-type="string">
            <text:p>ON</text:p>
          </table:table-cell>
          <table:table-cell table:style-name="ce2" table:formula="of:=[$keywords.A20]" office:value-type="string" office:string-value="ON" calcext:value-type="string">
            <text:p>ON</text:p>
          </table:table-cell>
          <table:table-cell/>
          <table:table-cell table:style-name="ce2" table:formula="of:=IFERROR(__xludf.dummyfunction(&quot;UPPER(GOOGLETRANSLATE(if(len(D22) &gt; 0, D22, C22),&quot;&quot;en&quot;&quot;,$A$1))&quot;);&quot;SUR&quot;)" office:value-type="string" office:string-value="SUR" calcext:value-type="string">
            <text:p>SUR</text:p>
          </table:table-cell>
          <table:table-cell table:number-columns-repeated="1019"/>
        </table:table-row>
        <table:table-row table:style-name="ro1">
          <table:table-cell table:style-name="ce7" table:formula="of:=IF(LEN([.F23]) &gt; 0; [.F23]; [.E23])" office:value-type="string" office:string-value="OPTION" calcext:value-type="string">
            <text:p>OPTION</text:p>
          </table:table-cell>
          <table:table-cell table:style-name="ce8" table:formula="of:=IFERROR(__xludf.dummyfunction(&quot;upper(googletranslate(A23,$A$1,&quot;&quot;en&quot;&quot;))&quot;);&quot;OPTION&quot;)" office:value-type="string" office:string-value="OPTION" calcext:value-type="string">
            <text:p>OPTION</text:p>
          </table:table-cell>
          <table:table-cell table:style-name="ce2" table:formula="of:=[$keywords.A21]" office:value-type="string" office:string-value="OPTION" calcext:value-type="string">
            <text:p>OPTION</text:p>
          </table:table-cell>
          <table:table-cell/>
          <table:table-cell table:style-name="ce2" table:formula="of:=IFERROR(__xludf.dummyfunction(&quot;UPPER(GOOGLETRANSLATE(if(len(D23) &gt; 0, D23, C23),&quot;&quot;en&quot;&quot;,$A$1))&quot;);&quot;OPTION&quot;)" office:value-type="string" office:string-value="OPTION" calcext:value-type="string">
            <text:p>OPTION</text:p>
          </table:table-cell>
          <table:table-cell table:number-columns-repeated="1019"/>
        </table:table-row>
        <table:table-row table:style-name="ro1">
          <table:table-cell table:style-name="ce7" table:formula="of:=IF(LEN([.F24]) &gt; 0; [.F24]; [.E24])" office:value-type="string" office:string-value="IMPRIMER" calcext:value-type="string">
            <text:p>IMPRIMER</text:p>
          </table:table-cell>
          <table:table-cell table:style-name="ce8" table:formula="of:=IFERROR(__xludf.dummyfunction(&quot;upper(googletranslate(A24,$A$1,&quot;&quot;en&quot;&quot;))&quot;);&quot;TO PRINT&quot;)" office:value-type="string" office:string-value="TO PRINT" calcext:value-type="string">
            <text:p>TO PRINT</text:p>
          </table:table-cell>
          <table:table-cell table:style-name="ce2" table:formula="of:=[$keywords.A22]" office:value-type="string" office:string-value="PRINT" calcext:value-type="string">
            <text:p>PRINT</text:p>
          </table:table-cell>
          <table:table-cell/>
          <table:table-cell table:style-name="ce2" table:formula="of:=IFERROR(__xludf.dummyfunction(&quot;UPPER(GOOGLETRANSLATE(if(len(D24) &gt; 0, D24, C24),&quot;&quot;en&quot;&quot;,$A$1))&quot;);&quot;IMPRIMER&quot;)" office:value-type="string" office:string-value="IMPRIMER" calcext:value-type="string">
            <text:p>IMPRIMER</text:p>
          </table:table-cell>
          <table:table-cell table:number-columns-repeated="1019"/>
        </table:table-row>
        <table:table-row table:style-name="ro1">
          <table:table-cell table:style-name="ce7" table:formula="of:=IF(LEN([.F25]) &gt; 0; [.F25]; [.E25])" office:value-type="string" office:string-value="RANDOMISER" calcext:value-type="string">
            <text:p>RANDOMISER</text:p>
          </table:table-cell>
          <table:table-cell table:style-name="ce8" table:formula="of:=IFERROR(__xludf.dummyfunction(&quot;upper(googletranslate(A25,$A$1,&quot;&quot;en&quot;&quot;))&quot;);&quot;RANDOMIZE&quot;)" office:value-type="string" office:string-value="RANDOMIZE" calcext:value-type="string">
            <text:p>RANDOMIZE</text:p>
          </table:table-cell>
          <table:table-cell table:style-name="ce2" table:formula="of:=[$keywords.A23]" office:value-type="string" office:string-value="RANDOMIZE" calcext:value-type="string">
            <text:p>RANDOMIZE</text:p>
          </table:table-cell>
          <table:table-cell/>
          <table:table-cell table:style-name="ce2" table:formula="of:=IFERROR(__xludf.dummyfunction(&quot;UPPER(GOOGLETRANSLATE(if(len(D25) &gt; 0, D25, C25),&quot;&quot;en&quot;&quot;,$A$1))&quot;);&quot;RANDOMISER&quot;)" office:value-type="string" office:string-value="RANDOMISER" calcext:value-type="string">
            <text:p>RANDOMISER</text:p>
          </table:table-cell>
          <table:table-cell table:number-columns-repeated="1019"/>
        </table:table-row>
        <table:table-row table:style-name="ro1">
          <table:table-cell table:style-name="ce7" table:formula="of:=IF(LEN([.F26]) &gt; 0; [.F26]; [.E26])" office:value-type="string" office:string-value="FRACTION" calcext:value-type="string">
            <text:p>FRACTION</text:p>
          </table:table-cell>
          <table:table-cell table:style-name="ce8" table:formula="of:=IFERROR(__xludf.dummyfunction(&quot;upper(googletranslate(A26,$A$1,&quot;&quot;en&quot;&quot;))&quot;);&quot;FRACTION&quot;)" office:value-type="string" office:string-value="FRACTION" calcext:value-type="string">
            <text:p>FRACTION</text:p>
          </table:table-cell>
          <table:table-cell table:style-name="ce2" table:formula="of:=[$keywords.A24]" office:value-type="string" office:string-value="RAT" calcext:value-type="string">
            <text:p>RAT</text:p>
          </table:table-cell>
          <table:table-cell table:style-name="ce1" office:value-type="string" calcext:value-type="string">
            <text:p>FRACTION</text:p>
          </table:table-cell>
          <table:table-cell table:style-name="ce2" table:formula="of:=IFERROR(__xludf.dummyfunction(&quot;UPPER(GOOGLETRANSLATE(if(len(D26) &gt; 0, D26, C26),&quot;&quot;en&quot;&quot;,$A$1))&quot;);&quot;FRACTION&quot;)" office:value-type="string" office:string-value="FRACTION" calcext:value-type="string">
            <text:p>FRACTION</text:p>
          </table:table-cell>
          <table:table-cell table:number-columns-repeated="1019"/>
        </table:table-row>
        <table:table-row table:style-name="ro1">
          <table:table-cell table:style-name="ce7" table:formula="of:=IF(LEN([.F27]) &gt; 0; [.F27]; [.E27])" office:value-type="string" office:string-value="LIRE" calcext:value-type="string">
            <text:p>LIRE</text:p>
          </table:table-cell>
          <table:table-cell table:style-name="ce8" table:formula="of:=IFERROR(__xludf.dummyfunction(&quot;upper(googletranslate(A27,$A$1,&quot;&quot;en&quot;&quot;))&quot;);&quot;READ&quot;)" office:value-type="string" office:string-value="READ" calcext:value-type="string">
            <text:p>READ</text:p>
          </table:table-cell>
          <table:table-cell table:style-name="ce2" table:formula="of:=[$keywords.A25]" office:value-type="string" office:string-value="READ" calcext:value-type="string">
            <text:p>READ</text:p>
          </table:table-cell>
          <table:table-cell/>
          <table:table-cell table:style-name="ce2" table:formula="of:=IFERROR(__xludf.dummyfunction(&quot;UPPER(GOOGLETRANSLATE(if(len(D27) &gt; 0, D27, C27),&quot;&quot;en&quot;&quot;,$A$1))&quot;);&quot;LIRE&quot;)" office:value-type="string" office:string-value="LIRE" calcext:value-type="string">
            <text:p>LIRE</text:p>
          </table:table-cell>
          <table:table-cell table:number-columns-repeated="1019"/>
        </table:table-row>
        <table:table-row table:style-name="ro1">
          <table:table-cell table:style-name="ce7" table:formula="of:=IF(LEN([.F28]) &gt; 0; [.F28]; [.E28])" office:value-type="string" office:string-value="COMMENTAIRE" calcext:value-type="string">
            <text:p>COMMENTAIRE</text:p>
          </table:table-cell>
          <table:table-cell table:style-name="ce8" table:formula="of:=IFERROR(__xludf.dummyfunction(&quot;upper(googletranslate(A28,$A$1,&quot;&quot;en&quot;&quot;))&quot;);&quot;COMMENT&quot;)" office:value-type="string" office:string-value="COMMENT" calcext:value-type="string">
            <text:p>COMMENT</text:p>
          </table:table-cell>
          <table:table-cell table:style-name="ce2" table:formula="of:=[$keywords.A26]" office:value-type="string" office:string-value="REM" calcext:value-type="string">
            <text:p>REM</text:p>
          </table:table-cell>
          <table:table-cell table:style-name="ce1" office:value-type="string" calcext:value-type="string">
            <text:p>COMMENT</text:p>
          </table:table-cell>
          <table:table-cell table:style-name="ce2" table:formula="of:=IFERROR(__xludf.dummyfunction(&quot;UPPER(GOOGLETRANSLATE(if(len(D28) &gt; 0, D28, C28),&quot;&quot;en&quot;&quot;,$A$1))&quot;);&quot;COMMENTAIRE&quot;)" office:value-type="string" office:string-value="COMMENTAIRE" calcext:value-type="string">
            <text:p>COMMENTAIRE</text:p>
          </table:table-cell>
          <table:table-cell table:number-columns-repeated="1019"/>
        </table:table-row>
        <table:table-row table:style-name="ro1">
          <table:table-cell table:style-name="ce7" table:formula="of:=IF(LEN([.F29]) &gt; 0; [.F29]; [.E29])" office:value-type="string" office:string-value="RESTAURER" calcext:value-type="string">
            <text:p>RESTAURER</text:p>
          </table:table-cell>
          <table:table-cell table:style-name="ce8" table:formula="of:=IFERROR(__xludf.dummyfunction(&quot;upper(googletranslate(A29,$A$1,&quot;&quot;en&quot;&quot;))&quot;);&quot;RESTORE&quot;)" office:value-type="string" office:string-value="RESTORE" calcext:value-type="string">
            <text:p>RESTORE</text:p>
          </table:table-cell>
          <table:table-cell table:style-name="ce2" table:formula="of:=[$keywords.A27]" office:value-type="string" office:string-value="RESTORE" calcext:value-type="string">
            <text:p>RESTORE</text:p>
          </table:table-cell>
          <table:table-cell/>
          <table:table-cell table:style-name="ce2" table:formula="of:=IFERROR(__xludf.dummyfunction(&quot;UPPER(GOOGLETRANSLATE(if(len(D29) &gt; 0, D29, C29),&quot;&quot;en&quot;&quot;,$A$1))&quot;);&quot;RESTAURER&quot;)" office:value-type="string" office:string-value="RESTAURER" calcext:value-type="string">
            <text:p>RESTAURER</text:p>
          </table:table-cell>
          <table:table-cell table:number-columns-repeated="1019"/>
        </table:table-row>
        <table:table-row table:style-name="ro1">
          <table:table-cell table:style-name="ce7" table:formula="of:=IF(LEN([.F30]) &gt; 0; [.F30]; [.E30])" office:value-type="string" office:string-value="PARTIR" calcext:value-type="string">
            <text:p>PARTIR</text:p>
          </table:table-cell>
          <table:table-cell table:style-name="ce8" table:formula="of:=IFERROR(__xludf.dummyfunction(&quot;upper(googletranslate(A30,$A$1,&quot;&quot;en&quot;&quot;))&quot;);&quot;LEAVE&quot;)" office:value-type="string" office:string-value="LEAVE" calcext:value-type="string">
            <text:p>LEAVE</text:p>
          </table:table-cell>
          <table:table-cell table:style-name="ce2" table:formula="of:=[$keywords.A28]" office:value-type="string" office:string-value="RETURN" calcext:value-type="string">
            <text:p>RETURN</text:p>
          </table:table-cell>
          <table:table-cell table:style-name="ce1" office:value-type="string" calcext:value-type="string">
            <text:p>LEAVE</text:p>
          </table:table-cell>
          <table:table-cell table:style-name="ce2" table:formula="of:=IFERROR(__xludf.dummyfunction(&quot;UPPER(GOOGLETRANSLATE(if(len(D30) &gt; 0, D30, C30),&quot;&quot;en&quot;&quot;,$A$1))&quot;);&quot;PARTIR&quot;)" office:value-type="string" office:string-value="PARTIR" calcext:value-type="string">
            <text:p>PARTIR</text:p>
          </table:table-cell>
          <table:table-cell table:number-columns-repeated="1019"/>
        </table:table-row>
        <table:table-row table:style-name="ro1">
          <table:table-cell table:style-name="ce7" table:formula="of:=IF(LEN([.F31]) &gt; 0; [.F31]; [.E31])" office:value-type="string" office:string-value="RND" calcext:value-type="string">
            <text:p>RND</text:p>
          </table:table-cell>
          <table:table-cell table:style-name="ce8" table:formula="of:=IFERROR(__xludf.dummyfunction(&quot;upper(googletranslate(A31,$A$1,&quot;&quot;en&quot;&quot;))&quot;);&quot;RND&quot;)" office:value-type="string" office:string-value="RND" calcext:value-type="string">
            <text:p>RND</text:p>
          </table:table-cell>
          <table:table-cell table:style-name="ce2" table:formula="of:=[$keywords.A29]" office:value-type="string" office:string-value="RND" calcext:value-type="string">
            <text:p>RND</text:p>
          </table:table-cell>
          <table:table-cell/>
          <table:table-cell table:style-name="ce2" table:formula="of:=IFERROR(__xludf.dummyfunction(&quot;UPPER(GOOGLETRANSLATE(if(len(D31) &gt; 0, D31, C31),&quot;&quot;en&quot;&quot;,$A$1))&quot;);&quot;RND&quot;)" office:value-type="string" office:string-value="RND" calcext:value-type="string">
            <text:p>RND</text:p>
          </table:table-cell>
          <table:table-cell table:number-columns-repeated="1019"/>
        </table:table-row>
        <table:table-row table:style-name="ro1">
          <table:table-cell table:style-name="ce7" table:formula="of:=IF(LEN([.F32]) &gt; 0; [.F32]; [.E32])" office:value-type="string" office:string-value="SGN" calcext:value-type="string">
            <text:p>SGN</text:p>
          </table:table-cell>
          <table:table-cell table:style-name="ce8" table:formula="of:=IFERROR(__xludf.dummyfunction(&quot;upper(googletranslate(A32,$A$1,&quot;&quot;en&quot;&quot;))&quot;);&quot;SGN&quot;)" office:value-type="string" office:string-value="SGN" calcext:value-type="string">
            <text:p>SGN</text:p>
          </table:table-cell>
          <table:table-cell table:style-name="ce2" table:formula="of:=[$keywords.A30]" office:value-type="string" office:string-value="SGN" calcext:value-type="string">
            <text:p>SGN</text:p>
          </table:table-cell>
          <table:table-cell/>
          <table:table-cell table:style-name="ce2" table:formula="of:=IFERROR(__xludf.dummyfunction(&quot;UPPER(GOOGLETRANSLATE(if(len(D32) &gt; 0, D32, C32),&quot;&quot;en&quot;&quot;,$A$1))&quot;);&quot;SGN&quot;)" office:value-type="string" office:string-value="SGN" calcext:value-type="string">
            <text:p>SGN</text:p>
          </table:table-cell>
          <table:table-cell table:number-columns-repeated="1019"/>
        </table:table-row>
        <table:table-row table:style-name="ro1">
          <table:table-cell table:style-name="ce7" table:formula="of:=IF(LEN([.F33]) &gt; 0; [.F33]; [.E33])" office:value-type="string" office:string-value="SINUS" calcext:value-type="string">
            <text:p>SINUS</text:p>
          </table:table-cell>
          <table:table-cell table:style-name="ce8" table:formula="of:=IFERROR(__xludf.dummyfunction(&quot;upper(googletranslate(A33,$A$1,&quot;&quot;en&quot;&quot;))&quot;);&quot;SINUS&quot;)" office:value-type="string" office:string-value="SINUS" calcext:value-type="string">
            <text:p>SINUS</text:p>
          </table:table-cell>
          <table:table-cell table:style-name="ce2" table:formula="of:=[$keywords.A31]" office:value-type="string" office:string-value="SIN" calcext:value-type="string">
            <text:p>SIN</text:p>
          </table:table-cell>
          <table:table-cell table:style-name="ce1" office:value-type="string" calcext:value-type="string">
            <text:p>SINE</text:p>
          </table:table-cell>
          <table:table-cell table:style-name="ce2" table:formula="of:=IFERROR(__xludf.dummyfunction(&quot;UPPER(GOOGLETRANSLATE(if(len(D33) &gt; 0, D33, C33),&quot;&quot;en&quot;&quot;,$A$1))&quot;);&quot;SINUS&quot;)" office:value-type="string" office:string-value="SINUS" calcext:value-type="string">
            <text:p>SINUS</text:p>
          </table:table-cell>
          <table:table-cell table:number-columns-repeated="1019"/>
        </table:table-row>
        <table:table-row table:style-name="ro1">
          <table:table-cell table:style-name="ce7" table:formula="of:=IF(LEN([.F34]) &gt; 0; [.F34]; [.E34])" office:value-type="string" office:string-value="SQR" calcext:value-type="string">
            <text:p>SQR</text:p>
          </table:table-cell>
          <table:table-cell table:style-name="ce8" table:formula="of:=IFERROR(__xludf.dummyfunction(&quot;upper(googletranslate(A34,$A$1,&quot;&quot;en&quot;&quot;))&quot;);&quot;SQR&quot;)" office:value-type="string" office:string-value="SQR" calcext:value-type="string">
            <text:p>SQR</text:p>
          </table:table-cell>
          <table:table-cell table:style-name="ce2" table:formula="of:=[$keywords.A32]" office:value-type="string" office:string-value="SQR" calcext:value-type="string">
            <text:p>SQR</text:p>
          </table:table-cell>
          <table:table-cell/>
          <table:table-cell table:style-name="ce2" table:formula="of:=IFERROR(__xludf.dummyfunction(&quot;UPPER(GOOGLETRANSLATE(if(len(D34) &gt; 0, D34, C34),&quot;&quot;en&quot;&quot;,$A$1))&quot;);&quot;SQR&quot;)" office:value-type="string" office:string-value="SQR" calcext:value-type="string">
            <text:p>SQR</text:p>
          </table:table-cell>
          <table:table-cell table:number-columns-repeated="1019"/>
        </table:table-row>
        <table:table-row table:style-name="ro1">
          <table:table-cell table:style-name="ce7" table:formula="of:=IF(LEN([.F35]) &gt; 0; [.F35]; [.E35])" office:value-type="string" office:string-value="MARCHER" calcext:value-type="string">
            <text:p>MARCHER</text:p>
          </table:table-cell>
          <table:table-cell table:style-name="ce8" table:formula="of:=IFERROR(__xludf.dummyfunction(&quot;upper(googletranslate(A35,$A$1,&quot;&quot;en&quot;&quot;))&quot;);&quot;TO WALK&quot;)" office:value-type="string" office:string-value="TO WALK" calcext:value-type="string">
            <text:p>TO WALK</text:p>
          </table:table-cell>
          <table:table-cell table:style-name="ce2" table:formula="of:=[$keywords.A33]" office:value-type="string" office:string-value="STEP" calcext:value-type="string">
            <text:p>STEP</text:p>
          </table:table-cell>
          <table:table-cell/>
          <table:table-cell table:style-name="ce2" table:formula="of:=IFERROR(__xludf.dummyfunction(&quot;UPPER(GOOGLETRANSLATE(if(len(D35) &gt; 0, D35, C35),&quot;&quot;en&quot;&quot;,$A$1))&quot;);&quot;MARCHER&quot;)" office:value-type="string" office:string-value="MARCHER" calcext:value-type="string">
            <text:p>MARCHER</text:p>
          </table:table-cell>
          <table:table-cell table:number-columns-repeated="1019"/>
        </table:table-row>
        <table:table-row table:style-name="ro1">
          <table:table-cell table:style-name="ce7" table:formula="of:=IF(LEN([.F36]) &gt; 0; [.F36]; [.E36])" office:value-type="string" office:string-value="ARRÊT" calcext:value-type="string">
            <text:p>ARRÊT</text:p>
          </table:table-cell>
          <table:table-cell table:style-name="ce8" table:formula="of:=IFERROR(__xludf.dummyfunction(&quot;upper(googletranslate(A36,$A$1,&quot;&quot;en&quot;&quot;))&quot;);&quot;STOP&quot;)" office:value-type="string" office:string-value="STOP" calcext:value-type="string">
            <text:p>STOP</text:p>
          </table:table-cell>
          <table:table-cell table:style-name="ce2" table:formula="of:=[$keywords.A34]" office:value-type="string" office:string-value="STOP" calcext:value-type="string">
            <text:p>STOP</text:p>
          </table:table-cell>
          <table:table-cell/>
          <table:table-cell table:style-name="ce2" table:formula="of:=IFERROR(__xludf.dummyfunction(&quot;UPPER(GOOGLETRANSLATE(if(len(D36) &gt; 0, D36, C36),&quot;&quot;en&quot;&quot;,$A$1))&quot;);&quot;ARRÊT&quot;)" office:value-type="string" office:string-value="ARRÊT" calcext:value-type="string">
            <text:p>ARRÊT</text:p>
          </table:table-cell>
          <table:table-cell table:number-columns-repeated="1019"/>
        </table:table-row>
        <table:table-row table:style-name="ro1">
          <table:table-cell table:style-name="ce7" table:formula="of:=IF(LEN([.F37]) &gt; 0; [.F37]; [.E37])" office:value-type="string" office:string-value="STR" calcext:value-type="string">
            <text:p>STR</text:p>
          </table:table-cell>
          <table:table-cell table:style-name="ce8" table:formula="of:=IFERROR(__xludf.dummyfunction(&quot;upper(googletranslate(A37,$A$1,&quot;&quot;en&quot;&quot;))&quot;);&quot;STR&quot;)" office:value-type="string" office:string-value="STR" calcext:value-type="string">
            <text:p>STR</text:p>
          </table:table-cell>
          <table:table-cell table:style-name="ce2" table:formula="of:=[$keywords.A35]" office:value-type="string" office:string-value="STR" calcext:value-type="string">
            <text:p>STR</text:p>
          </table:table-cell>
          <table:table-cell/>
          <table:table-cell table:style-name="ce2" table:formula="of:=IFERROR(__xludf.dummyfunction(&quot;UPPER(GOOGLETRANSLATE(if(len(D37) &gt; 0, D37, C37),&quot;&quot;en&quot;&quot;,$A$1))&quot;);&quot;STR&quot;)" office:value-type="string" office:string-value="STR" calcext:value-type="string">
            <text:p>STR</text:p>
          </table:table-cell>
          <table:table-cell table:number-columns-repeated="1019"/>
        </table:table-row>
        <table:table-row table:style-name="ro1">
          <table:table-cell table:style-name="ce7" table:formula="of:=IF(LEN([.F38]) &gt; 0; [.F38]; [.E38])" office:value-type="string" office:string-value="TANGENTE" calcext:value-type="string">
            <text:p>TANGENTE</text:p>
          </table:table-cell>
          <table:table-cell table:style-name="ce8" table:formula="of:=IFERROR(__xludf.dummyfunction(&quot;upper(googletranslate(A38,$A$1,&quot;&quot;en&quot;&quot;))&quot;);&quot;TANGENT&quot;)" office:value-type="string" office:string-value="TANGENT" calcext:value-type="string">
            <text:p>TANGENT</text:p>
          </table:table-cell>
          <table:table-cell table:style-name="ce2" table:formula="of:=[$keywords.A36]" office:value-type="string" office:string-value="TAN" calcext:value-type="string">
            <text:p>TAN</text:p>
          </table:table-cell>
          <table:table-cell table:style-name="ce1" office:value-type="string" calcext:value-type="string">
            <text:p>TANGENT</text:p>
          </table:table-cell>
          <table:table-cell table:style-name="ce2" table:formula="of:=IFERROR(__xludf.dummyfunction(&quot;UPPER(GOOGLETRANSLATE(if(len(D38) &gt; 0, D38, C38),&quot;&quot;en&quot;&quot;,$A$1))&quot;);&quot;TANGENTE&quot;)" office:value-type="string" office:string-value="TANGENTE" calcext:value-type="string">
            <text:p>TANGENTE</text:p>
          </table:table-cell>
          <table:table-cell table:number-columns-repeated="1019"/>
        </table:table-row>
        <table:table-row table:style-name="ro1">
          <table:table-cell table:style-name="ce7" table:formula="of:=IF(LEN([.F39]) &gt; 0; [.F39]; [.E39])" office:value-type="string" office:string-value="ALORS" calcext:value-type="string">
            <text:p>ALORS</text:p>
          </table:table-cell>
          <table:table-cell table:style-name="ce8" table:formula="of:=IFERROR(__xludf.dummyfunction(&quot;upper(googletranslate(A39,$A$1,&quot;&quot;en&quot;&quot;))&quot;);&quot;SO&quot;)" office:value-type="string" office:string-value="SO" calcext:value-type="string">
            <text:p>SO</text:p>
          </table:table-cell>
          <table:table-cell table:style-name="ce2" table:formula="of:=[$keywords.A37]" office:value-type="string" office:string-value="THEN" calcext:value-type="string">
            <text:p>THEN</text:p>
          </table:table-cell>
          <table:table-cell/>
          <table:table-cell table:style-name="ce2" table:formula="of:=IFERROR(__xludf.dummyfunction(&quot;UPPER(GOOGLETRANSLATE(if(len(D39) &gt; 0, D39, C39),&quot;&quot;en&quot;&quot;,$A$1))&quot;);&quot;ALORS&quot;)" office:value-type="string" office:string-value="ALORS" calcext:value-type="string">
            <text:p>ALORS</text:p>
          </table:table-cell>
          <table:table-cell table:number-columns-repeated="1019"/>
        </table:table-row>
        <table:table-row table:style-name="ro1">
          <table:table-cell table:style-name="ce7" table:formula="of:=IF(LEN([.F40]) &gt; 0; [.F40]; [.E40])" office:value-type="string" office:string-value="JUSQU'À" calcext:value-type="string">
            <text:p>JUSQU'À</text:p>
          </table:table-cell>
          <table:table-cell table:style-name="ce8" table:formula="of:=IFERROR(__xludf.dummyfunction(&quot;upper(googletranslate(A40,$A$1,&quot;&quot;en&quot;&quot;))&quot;);&quot;UNTIL&quot;)" office:value-type="string" office:string-value="UNTIL" calcext:value-type="string">
            <text:p>UNTIL</text:p>
          </table:table-cell>
          <table:table-cell table:style-name="ce2" table:formula="of:=[$keywords.A38]" office:value-type="string" office:string-value="TO" calcext:value-type="string">
            <text:p>TO</text:p>
          </table:table-cell>
          <table:table-cell table:style-name="ce1" office:value-type="string" calcext:value-type="string">
            <text:p>UNTIL</text:p>
          </table:table-cell>
          <table:table-cell table:style-name="ce2" table:formula="of:=IFERROR(__xludf.dummyfunction(&quot;UPPER(GOOGLETRANSLATE(if(len(D40) &gt; 0, D40, C40),&quot;&quot;en&quot;&quot;,$A$1))&quot;);&quot;JUSQU'À&quot;)" office:value-type="string" office:string-value="JUSQU'À" calcext:value-type="string">
            <text:p>JUSQU'À</text:p>
          </table:table-cell>
          <table:table-cell table:number-columns-repeated="1019"/>
        </table:table-row>
        <table:table-row table:style-name="ro1">
          <table:table-cell table:style-name="ce5"/>
          <table:table-cell table:style-name="ce8"/>
          <table:table-cell table:number-columns-repeated="1022"/>
        </table:table-row>
        <table:table-row table:style-name="ro1">
          <table:table-cell table:style-name="ce5" table:formula="of:=IF(LEN([.F42]) &gt; 0; [.F42]; [.E42])" office:value-type="string" office:string-value="ET AUCUNE LANGUE DONNÉE SUR LA LIGNE DE COMMANDE. SORTANT." calcext:value-type="string">
            <text:p>ET AUCUNE LANGUE DONNÉE SUR LA LIGNE DE COMMANDE. SORTANT.</text:p>
          </table:table-cell>
          <table:table-cell table:style-name="ce8" table:formula="of:=IFERROR(__xludf.dummyfunction(&quot;upper(googletranslate(A42,$A$1,&quot;&quot;en&quot;&quot;))&quot;);&quot;AND NO LANGUAGE GIVEN ON THE COMMAND LINE. OUTGOING.&quot;)" office:value-type="string" office:string-value="AND NO LANGUAGE GIVEN ON THE COMMAND LINE. OUTGOING." calcext:value-type="string">
            <text:p>AND NO LANGUAGE GIVEN ON THE COMMAND LINE. OUTGOING.</text:p>
          </table:table-cell>
          <table:table-cell table:style-name="ce2" table:formula="of:=[$errors.A1]" office:value-type="string" office:string-value="AND NO LANGUAGE GIVEN ON COMMAND LINE.  EXITING." calcext:value-type="string">
            <text:p>AND NO LANGUAGE GIVEN ON COMMAND LINE. <text:s/>EXITING.</text:p>
          </table:table-cell>
          <table:table-cell/>
          <table:table-cell table:style-name="ce2" table:formula="of:=IFERROR(__xludf.dummyfunction(&quot;UPPER(GOOGLETRANSLATE(if(len(D42) &gt; 0, D42, C42),&quot;&quot;en&quot;&quot;,$A$1))&quot;);&quot;ET AUCUNE LANGUE DONNÉE SUR LA LIGNE DE COMMANDE. SORTANT.&quot;)" office:value-type="string" office:string-value="ET AUCUNE LANGUE DONNÉE SUR LA LIGNE DE COMMANDE. SORTANT." calcext:value-type="string">
            <text:p>ET AUCUNE LANGUE DONNÉE SUR LA LIGNE DE COMMANDE. SORTANT.</text:p>
          </table:table-cell>
          <table:table-cell table:number-columns-repeated="1019"/>
        </table:table-row>
        <table:table-row table:style-name="ro1">
          <table:table-cell table:style-name="ce5" table:formula="of:=IF(LEN([.F43]) &gt; 0; [.F43]; [.E43])" office:value-type="string" office:string-value="TABLEAU DÉJÀ DÉFINI" calcext:value-type="string">
            <text:p>TABLEAU DÉJÀ DÉFINI</text:p>
          </table:table-cell>
          <table:table-cell table:style-name="ce8" table:formula="of:=IFERROR(__xludf.dummyfunction(&quot;upper(googletranslate(A43,$A$1,&quot;&quot;en&quot;&quot;))&quot;);&quot;ALREADY DEFINED TABLE&quot;)" office:value-type="string" office:string-value="ALREADY DEFINED TABLE" calcext:value-type="string">
            <text:p>ALREADY DEFINED TABLE</text:p>
          </table:table-cell>
          <table:table-cell table:style-name="ce2" table:formula="of:=[$errors.A2]" office:value-type="string" office:string-value="ARRAY ALREADY DEFINED" calcext:value-type="string">
            <text:p>ARRAY ALREADY DEFINED</text:p>
          </table:table-cell>
          <table:table-cell/>
          <table:table-cell table:style-name="ce2" table:formula="of:=IFERROR(__xludf.dummyfunction(&quot;UPPER(GOOGLETRANSLATE(if(len(D43) &gt; 0, D43, C43),&quot;&quot;en&quot;&quot;,$A$1))&quot;);&quot;TABLEAU DÉJÀ DÉFINI&quot;)" office:value-type="string" office:string-value="TABLEAU DÉJÀ DÉFINI" calcext:value-type="string">
            <text:p>TABLEAU DÉJÀ DÉFINI</text:p>
          </table:table-cell>
          <table:table-cell table:number-columns-repeated="1019"/>
        </table:table-row>
        <table:table-row table:style-name="ro1">
          <table:table-cell table:style-name="ce5" table:formula="of:=IF(LEN([.F44]) &gt; 0; [.F44]; [.E44])" office:value-type="string" office:string-value="INDEX DU TABLEAU EN DEHORS DES LIMITES" calcext:value-type="string">
            <text:p>INDEX DU TABLEAU EN DEHORS DES LIMITES</text:p>
          </table:table-cell>
          <table:table-cell table:style-name="ce8" table:formula="of:=IFERROR(__xludf.dummyfunction(&quot;upper(googletranslate(A44,$A$1,&quot;&quot;en&quot;&quot;))&quot;);&quot;TABLE INDEX OUTSIDE THE LIMITS&quot;)" office:value-type="string" office:string-value="TABLE INDEX OUTSIDE THE LIMITS" calcext:value-type="string">
            <text:p>TABLE INDEX OUTSIDE THE LIMITS</text:p>
          </table:table-cell>
          <table:table-cell table:style-name="ce2" table:formula="of:=[$errors.A3]" office:value-type="string" office:string-value="ARRAY INDEX OUTSIDE OF BOUNDS" calcext:value-type="string">
            <text:p>ARRAY INDEX OUTSIDE OF BOUNDS</text:p>
          </table:table-cell>
          <table:table-cell/>
          <table:table-cell table:style-name="ce2" table:formula="of:=IFERROR(__xludf.dummyfunction(&quot;UPPER(GOOGLETRANSLATE(if(len(D44) &gt; 0, D44, C44),&quot;&quot;en&quot;&quot;,$A$1))&quot;);&quot;INDEX DU TABLEAU EN DEHORS DES LIMITES&quot;)" office:value-type="string" office:string-value="INDEX DU TABLEAU EN DEHORS DES LIMITES" calcext:value-type="string">
            <text:p>INDEX DU TABLEAU EN DEHORS DES LIMITES</text:p>
          </table:table-cell>
          <table:table-cell table:number-columns-repeated="1019"/>
        </table:table-row>
        <table:table-row table:style-name="ro1">
          <table:table-cell table:style-name="ce5" table:formula="of:=IF(LEN([.F45]) &gt; 0; [.F45]; [.E45])" office:value-type="string" office:string-value="IMPOSSIBLE D'ACCÉDER AU RÉPERTOIRE" calcext:value-type="string">
            <text:p>IMPOSSIBLE D'ACCÉDER AU RÉPERTOIRE</text:p>
          </table:table-cell>
          <table:table-cell table:style-name="ce8" table:formula="of:=IFERROR(__xludf.dummyfunction(&quot;upper(googletranslate(A45,$A$1,&quot;&quot;en&quot;&quot;))&quot;);&quot;UNABLE TO ACCESS THE DIRECTORY&quot;)" office:value-type="string" office:string-value="UNABLE TO ACCESS THE DIRECTORY" calcext:value-type="string">
            <text:p>UNABLE TO ACCESS THE DIRECTORY</text:p>
          </table:table-cell>
          <table:table-cell table:style-name="ce2" table:formula="of:=[$errors.A4]" office:value-type="string" office:string-value="CANNOT ACCESS DIRECTORY" calcext:value-type="string">
            <text:p>CANNOT ACCESS DIRECTORY</text:p>
          </table:table-cell>
          <table:table-cell/>
          <table:table-cell table:style-name="ce2" table:formula="of:=IFERROR(__xludf.dummyfunction(&quot;UPPER(GOOGLETRANSLATE(if(len(D45) &gt; 0, D45, C45),&quot;&quot;en&quot;&quot;,$A$1))&quot;);&quot;IMPOSSIBLE D'ACCÉDER AU RÉPERTOIRE&quot;)" office:value-type="string" office:string-value="IMPOSSIBLE D'ACCÉDER AU RÉPERTOIRE" calcext:value-type="string">
            <text:p>IMPOSSIBLE D'ACCÉDER AU RÉPERTOIRE</text:p>
          </table:table-cell>
          <table:table-cell table:number-columns-repeated="1019"/>
        </table:table-row>
        <table:table-row table:style-name="ro1">
          <table:table-cell table:style-name="ce5" table:formula="of:=IF(LEN([.F46]) &gt; 0; [.F46]; [.E46])" office:value-type="string" office:string-value="SOUS-BALLABLE D'ENTRÉE DE DONNÉES" calcext:value-type="string">
            <text:p>SOUS-BALLABLE D'ENTRÉE DE DONNÉES</text:p>
          </table:table-cell>
          <table:table-cell table:style-name="ce8" table:formula="of:=IFERROR(__xludf.dummyfunction(&quot;upper(googletranslate(A46,$A$1,&quot;&quot;en&quot;&quot;))&quot;);&quot;DATA INPUT SUB-ASSESSMENT&quot;)" office:value-type="string" office:string-value="DATA INPUT SUB-ASSESSMENT" calcext:value-type="string">
            <text:p>DATA INPUT SUB-ASSESSMENT</text:p>
          </table:table-cell>
          <table:table-cell table:style-name="ce2" table:formula="of:=[$errors.A5]" office:value-type="string" office:string-value="DATA INPUT UNDERFLOW" calcext:value-type="string">
            <text:p>DATA INPUT UNDERFLOW</text:p>
          </table:table-cell>
          <table:table-cell/>
          <table:table-cell table:style-name="ce2" table:formula="of:=IFERROR(__xludf.dummyfunction(&quot;UPPER(GOOGLETRANSLATE(if(len(D46) &gt; 0, D46, C46),&quot;&quot;en&quot;&quot;,$A$1))&quot;);&quot;SOUS-BALLABLE D'ENTRÉE DE DONNÉES&quot;)" office:value-type="string" office:string-value="SOUS-BALLABLE D'ENTRÉE DE DONNÉES" calcext:value-type="string">
            <text:p>SOUS-BALLABLE D'ENTRÉE DE DONNÉES</text:p>
          </table:table-cell>
          <table:table-cell table:number-columns-repeated="1019"/>
        </table:table-row>
        <table:table-row table:style-name="ro1">
          <table:table-cell table:style-name="ce5" table:formula="of:=IF(LEN([.F47]) &gt; 0; [.F47]; [.E47])" office:value-type="string" office:string-value="DONNÉES LUS SOUS-REFOULEMENT" calcext:value-type="string">
            <text:p>DONNÉES LUS SOUS-REFOULEMENT</text:p>
          </table:table-cell>
          <table:table-cell table:style-name="ce8" table:formula="of:=IFERROR(__xludf.dummyfunction(&quot;upper(googletranslate(A47,$A$1,&quot;&quot;en&quot;&quot;))&quot;);&quot;DATA READ SUB-RELIEF&quot;)" office:value-type="string" office:string-value="DATA READ SUB-RELIEF" calcext:value-type="string">
            <text:p>DATA READ SUB-RELIEF</text:p>
          </table:table-cell>
          <table:table-cell table:style-name="ce2" table:formula="of:=[$errors.A6]" office:value-type="string" office:string-value="DATA READ UNDERFLOW" calcext:value-type="string">
            <text:p>DATA READ UNDERFLOW</text:p>
          </table:table-cell>
          <table:table-cell/>
          <table:table-cell table:style-name="ce2" table:formula="of:=IFERROR(__xludf.dummyfunction(&quot;UPPER(GOOGLETRANSLATE(if(len(D47) &gt; 0, D47, C47),&quot;&quot;en&quot;&quot;,$A$1))&quot;);&quot;DONNÉES LUS SOUS-REFOULEMENT&quot;)" office:value-type="string" office:string-value="DONNÉES LUS SOUS-REFOULEMENT" calcext:value-type="string">
            <text:p>DONNÉES LUS SOUS-REFOULEMENT</text:p>
          </table:table-cell>
          <table:table-cell table:number-columns-repeated="1019"/>
        </table:table-row>
        <table:table-row table:style-name="ro1">
          <table:table-cell table:style-name="ce5" table:formula="of:=IF(LEN([.F48]) &gt; 0; [.F48]; [.E48])" office:value-type="string" office:string-value="CYCLE DE DÉFINITION DÉCOUVERT" calcext:value-type="string">
            <text:p>CYCLE DE DÉFINITION DÉCOUVERT</text:p>
          </table:table-cell>
          <table:table-cell table:style-name="ce8" table:formula="of:=IFERROR(__xludf.dummyfunction(&quot;upper(googletranslate(A48,$A$1,&quot;&quot;en&quot;&quot;))&quot;);&quot;DISCOVERED DEFINITION CYCLE&quot;)" office:value-type="string" office:string-value="DISCOVERED DEFINITION CYCLE" calcext:value-type="string">
            <text:p>DISCOVERED DEFINITION CYCLE</text:p>
          </table:table-cell>
          <table:table-cell table:style-name="ce2" table:formula="of:=[$errors.A7]" office:value-type="string" office:string-value="DEFINITION CYCLE DISCOVERED" calcext:value-type="string">
            <text:p>DEFINITION CYCLE DISCOVERED</text:p>
          </table:table-cell>
          <table:table-cell/>
          <table:table-cell table:style-name="ce2" table:formula="of:=IFERROR(__xludf.dummyfunction(&quot;UPPER(GOOGLETRANSLATE(if(len(D48) &gt; 0, D48, C48),&quot;&quot;en&quot;&quot;,$A$1))&quot;);&quot;CYCLE DE DÉFINITION DÉCOUVERT&quot;)" office:value-type="string" office:string-value="CYCLE DE DÉFINITION DÉCOUVERT" calcext:value-type="string">
            <text:p>CYCLE DE DÉFINITION DÉCOUVERT</text:p>
          </table:table-cell>
          <table:table-cell table:number-columns-repeated="1019"/>
        </table:table-row>
        <table:table-row table:style-name="ro1">
          <table:table-cell table:style-name="ce5" table:formula="of:=IF(LEN([.F49]) &gt; 0; [.F49]; [.E49])" office:value-type="string" office:string-value="ERREUR" calcext:value-type="string">
            <text:p>ERREUR</text:p>
          </table:table-cell>
          <table:table-cell table:style-name="ce8" table:formula="of:=IFERROR(__xludf.dummyfunction(&quot;upper(googletranslate(A49,$A$1,&quot;&quot;en&quot;&quot;))&quot;);&quot;ERROR&quot;)" office:value-type="string" office:string-value="ERROR" calcext:value-type="string">
            <text:p>ERROR</text:p>
          </table:table-cell>
          <table:table-cell table:style-name="ce2" table:formula="of:=[$errors.A8]" office:value-type="string" office:string-value="ERROR" calcext:value-type="string">
            <text:p>ERROR</text:p>
          </table:table-cell>
          <table:table-cell/>
          <table:table-cell table:style-name="ce2" table:formula="of:=IFERROR(__xludf.dummyfunction(&quot;UPPER(GOOGLETRANSLATE(if(len(D49) &gt; 0, D49, C49),&quot;&quot;en&quot;&quot;,$A$1))&quot;);&quot;ERREUR&quot;)" office:value-type="string" office:string-value="ERREUR" calcext:value-type="string">
            <text:p>ERREUR</text:p>
          </table:table-cell>
          <table:table-cell table:number-columns-repeated="1019"/>
        </table:table-row>
        <table:table-row table:style-name="ro1">
          <table:table-cell table:style-name="ce5" table:formula="of:=IF(LEN([.F50]) &gt; 0; [.F50]; [.E50])" office:value-type="string" office:string-value="ÉCHEC" calcext:value-type="string">
            <text:p>ÉCHEC</text:p>
          </table:table-cell>
          <table:table-cell table:style-name="ce8" table:formula="of:=IFERROR(__xludf.dummyfunction(&quot;upper(googletranslate(A50,$A$1,&quot;&quot;en&quot;&quot;))&quot;);&quot;FAILURE&quot;)" office:value-type="string" office:string-value="FAILURE" calcext:value-type="string">
            <text:p>FAILURE</text:p>
          </table:table-cell>
          <table:table-cell table:style-name="ce2" table:formula="of:=[$errors.A9]" office:value-type="string" office:string-value="FAILURE" calcext:value-type="string">
            <text:p>FAILURE</text:p>
          </table:table-cell>
          <table:table-cell/>
          <table:table-cell table:style-name="ce2" table:formula="of:=IFERROR(__xludf.dummyfunction(&quot;UPPER(GOOGLETRANSLATE(if(len(D50) &gt; 0, D50, C50),&quot;&quot;en&quot;&quot;,$A$1))&quot;);&quot;ÉCHEC&quot;)" office:value-type="string" office:string-value="ÉCHEC" calcext:value-type="string">
            <text:p>ÉCHEC</text:p>
          </table:table-cell>
          <table:table-cell table:number-columns-repeated="1019"/>
        </table:table-row>
        <table:table-row table:style-name="ro1">
          <table:table-cell table:style-name="ce5" table:formula="of:=IF(LEN([.F51]) &gt; 0; [.F51]; [.E51])" office:value-type="string" office:string-value="POUR UNE MULTIPLICATION VARIABLE DÉFINIE" calcext:value-type="string">
            <text:p>POUR UNE MULTIPLICATION VARIABLE DÉFINIE</text:p>
          </table:table-cell>
          <table:table-cell table:style-name="ce8" table:formula="of:=IFERROR(__xludf.dummyfunction(&quot;upper(googletranslate(A51,$A$1,&quot;&quot;en&quot;&quot;))&quot;);&quot;FOR A DEFINED VARIABLE MULTIPLICATION&quot;)" office:value-type="string" office:string-value="FOR A DEFINED VARIABLE MULTIPLICATION" calcext:value-type="string">
            <text:p>FOR A DEFINED VARIABLE MULTIPLICATION</text:p>
          </table:table-cell>
          <table:table-cell table:style-name="ce2" table:formula="of:=[$errors.A10]" office:value-type="string" office:string-value="FOR VARIABLE MULTIPLY DEFINED" calcext:value-type="string">
            <text:p>FOR VARIABLE MULTIPLY DEFINED</text:p>
          </table:table-cell>
          <table:table-cell/>
          <table:table-cell table:style-name="ce2" table:formula="of:=IFERROR(__xludf.dummyfunction(&quot;UPPER(GOOGLETRANSLATE(if(len(D51) &gt; 0, D51, C51),&quot;&quot;en&quot;&quot;,$A$1))&quot;);&quot;POUR UNE MULTIPLICATION VARIABLE DÉFINIE&quot;)" office:value-type="string" office:string-value="POUR UNE MULTIPLICATION VARIABLE DÉFINIE" calcext:value-type="string">
            <text:p>POUR UNE MULTIPLICATION VARIABLE DÉFINIE</text:p>
          </table:table-cell>
          <table:table-cell table:number-columns-repeated="1019"/>
        </table:table-row>
        <table:table-row table:style-name="ro1">
          <table:table-cell table:style-name="ce5" table:formula="of:=IF(LEN([.F52]) &gt; 0; [.F52]; [.E52])" office:value-type="string" office:string-value="DÉFINITION DE FONCTION MULTIPLISE DÉFINIE" calcext:value-type="string">
            <text:p>DÉFINITION DE FONCTION MULTIPLISE DÉFINIE</text:p>
          </table:table-cell>
          <table:table-cell table:style-name="ce8" table:formula="of:=IFERROR(__xludf.dummyfunction(&quot;upper(googletranslate(A52,$A$1,&quot;&quot;en&quot;&quot;))&quot;);&quot;DEFINE DEFINE DEFINITION DEFINE&quot;)" office:value-type="string" office:string-value="DEFINE DEFINE DEFINITION DEFINE" calcext:value-type="string">
            <text:p>DEFINE DEFINE DEFINITION DEFINE</text:p>
          </table:table-cell>
          <table:table-cell table:style-name="ce2" table:formula="of:=[$errors.A11]" office:value-type="string" office:string-value="FUNCTION DEFINITION MULTIPLY DEFINED" calcext:value-type="string">
            <text:p>FUNCTION DEFINITION MULTIPLY DEFINED</text:p>
          </table:table-cell>
          <table:table-cell/>
          <table:table-cell table:style-name="ce2" table:formula="of:=IFERROR(__xludf.dummyfunction(&quot;UPPER(GOOGLETRANSLATE(if(len(D52) &gt; 0, D52, C52),&quot;&quot;en&quot;&quot;,$A$1))&quot;);&quot;DÉFINITION DE FONCTION MULTIPLISE DÉFINIE&quot;)" office:value-type="string" office:string-value="DÉFINITION DE FONCTION MULTIPLISE DÉFINIE" calcext:value-type="string">
            <text:p>DÉFINITION DE FONCTION MULTIPLISE DÉFINIE</text:p>
          </table:table-cell>
          <table:table-cell table:number-columns-repeated="1019"/>
        </table:table-row>
        <table:table-row table:style-name="ro1">
          <table:table-cell table:style-name="ce5" table:formula="of:=IF(LEN([.F53]) &gt; 0; [.F53]; [.E53])" office:value-type="string" office:string-value="DÉFINITION DE DÉFINITION DE LA FONCTION DÉLIACHANCE" calcext:value-type="string">
            <text:p>DÉFINITION DE DÉFINITION DE LA FONCTION DÉLIACHANCE</text:p>
          </table:table-cell>
          <table:table-cell table:style-name="ce8" table:formula="of:=IFERROR(__xludf.dummyfunction(&quot;upper(googletranslate(A53,$A$1,&quot;&quot;en&quot;&quot;))&quot;);&quot;DEFINITION OF DEFINING THE DELIACHANCE FUNCTION&quot;)" office:value-type="string" office:string-value="DEFINITION OF DEFINING THE DELIACHANCE FUNCTION" calcext:value-type="string">
            <text:p>DEFINITION OF DEFINING THE DELIACHANCE FUNCTION</text:p>
          </table:table-cell>
          <table:table-cell table:style-name="ce2" table:formula="of:=[$errors.A12]" office:value-type="string" office:string-value="FUNCTION DEFINITION PARAMETER MISMATCH" calcext:value-type="string">
            <text:p>FUNCTION DEFINITION PARAMETER MISMATCH</text:p>
          </table:table-cell>
          <table:table-cell/>
          <table:table-cell table:style-name="ce2" table:formula="of:=IFERROR(__xludf.dummyfunction(&quot;UPPER(GOOGLETRANSLATE(if(len(D53) &gt; 0, D53, C53),&quot;&quot;en&quot;&quot;,$A$1))&quot;);&quot;DÉFINITION DE DÉFINITION DE LA FONCTION DÉLIACHANCE&quot;)" office:value-type="string" office:string-value="DÉFINITION DE DÉFINITION DE LA FONCTION DÉLIACHANCE" calcext:value-type="string">
            <text:p>DÉFINITION DE DÉFINITION DE LA FONCTION DÉLIACHANCE</text:p>
          </table:table-cell>
          <table:table-cell table:number-columns-repeated="1019"/>
        </table:table-row>
        <table:table-row table:style-name="ro1">
          <table:table-cell table:style-name="ce5" table:formula="of:=IF(LEN([.F54]) &gt; 0; [.F54]; [.E54])" office:value-type="string" office:string-value="GOSUB STACK OVERFLOW" calcext:value-type="string">
            <text:p>GOSUB STACK OVERFLOW</text:p>
          </table:table-cell>
          <table:table-cell table:style-name="ce8" table:formula="of:=IFERROR(__xludf.dummyfunction(&quot;upper(googletranslate(A54,$A$1,&quot;&quot;en&quot;&quot;))&quot;);&quot;GOSUB STACK OVERFLOW&quot;)" office:value-type="string" office:string-value="GOSUB STACK OVERFLOW" calcext:value-type="string">
            <text:p>GOSUB STACK OVERFLOW</text:p>
          </table:table-cell>
          <table:table-cell table:style-name="ce2" table:formula="of:=[$errors.A13]" office:value-type="string" office:string-value="GOSUB STACK OVERFLOW" calcext:value-type="string">
            <text:p>GOSUB STACK OVERFLOW</text:p>
          </table:table-cell>
          <table:table-cell/>
          <table:table-cell table:style-name="ce2" table:formula="of:=IFERROR(__xludf.dummyfunction(&quot;UPPER(GOOGLETRANSLATE(if(len(D54) &gt; 0, D54, C54),&quot;&quot;en&quot;&quot;,$A$1))&quot;);&quot;GOSUB STACK OVERFLOW&quot;)" office:value-type="string" office:string-value="GOSUB STACK OVERFLOW" calcext:value-type="string">
            <text:p>GOSUB STACK OVERFLOW</text:p>
          </table:table-cell>
          <table:table-cell table:number-columns-repeated="1019"/>
        </table:table-row>
        <table:table-row table:style-name="ro1">
          <table:table-cell table:style-name="ce5" table:formula="of:=IF(LEN([.F55]) &gt; 0; [.F55]; [.E55])" office:value-type="string" office:string-value="UNDERFLOW GOSUB STACK" calcext:value-type="string">
            <text:p>UNDERFLOW GOSUB STACK</text:p>
          </table:table-cell>
          <table:table-cell table:style-name="ce8" table:formula="of:=IFERROR(__xludf.dummyfunction(&quot;upper(googletranslate(A55,$A$1,&quot;&quot;en&quot;&quot;))&quot;);&quot;UNDERFLOW GOSUB STACK&quot;)" office:value-type="string" office:string-value="UNDERFLOW GOSUB STACK" calcext:value-type="string">
            <text:p>UNDERFLOW GOSUB STACK</text:p>
          </table:table-cell>
          <table:table-cell table:style-name="ce2" table:formula="of:=[$errors.A14]" office:value-type="string" office:string-value="GOSUB STACK UNDERFLOW" calcext:value-type="string">
            <text:p>GOSUB STACK UNDERFLOW</text:p>
          </table:table-cell>
          <table:table-cell/>
          <table:table-cell table:style-name="ce2" table:formula="of:=IFERROR(__xludf.dummyfunction(&quot;UPPER(GOOGLETRANSLATE(if(len(D55) &gt; 0, D55, C55),&quot;&quot;en&quot;&quot;,$A$1))&quot;);&quot;UNDERFLOW GOSUB STACK&quot;)" office:value-type="string" office:string-value="UNDERFLOW GOSUB STACK" calcext:value-type="string">
            <text:p>UNDERFLOW GOSUB STACK</text:p>
          </table:table-cell>
          <table:table-cell table:number-columns-repeated="1019"/>
        </table:table-row>
        <table:table-row table:style-name="ro1">
          <table:table-cell table:style-name="ce5" table:formula="of:=IF(LEN([.F56]) &gt; 0; [.F56]; [.E56])" office:value-type="string" office:string-value="INDEX HORS DE PORTÉE" calcext:value-type="string">
            <text:p>INDEX HORS DE PORTÉE</text:p>
          </table:table-cell>
          <table:table-cell table:style-name="ce8" table:formula="of:=IFERROR(__xludf.dummyfunction(&quot;upper(googletranslate(A56,$A$1,&quot;&quot;en&quot;&quot;))&quot;);&quot;UNDER -REACHING INDEX&quot;)" office:value-type="string" office:string-value="UNDER -REACHING INDEX" calcext:value-type="string">
            <text:p>UNDER -REACHING INDEX</text:p>
          </table:table-cell>
          <table:table-cell table:style-name="ce2" table:formula="of:=[$errors.A15]" office:value-type="string" office:string-value="INDEX OUT OF RANGE" calcext:value-type="string">
            <text:p>INDEX OUT OF RANGE</text:p>
          </table:table-cell>
          <table:table-cell/>
          <table:table-cell table:style-name="ce2" table:formula="of:=IFERROR(__xludf.dummyfunction(&quot;UPPER(GOOGLETRANSLATE(if(len(D56) &gt; 0, D56, C56),&quot;&quot;en&quot;&quot;,$A$1))&quot;);&quot;INDEX HORS DE PORTÉE&quot;)" office:value-type="string" office:string-value="INDEX HORS DE PORTÉE" calcext:value-type="string">
            <text:p>INDEX HORS DE PORTÉE</text:p>
          </table:table-cell>
          <table:table-cell table:number-columns-repeated="1019"/>
        </table:table-row>
        <table:table-row table:style-name="ro1">
          <table:table-cell table:style-name="ce5" table:formula="of:=IF(LEN([.F57]) &gt; 0; [.F57]; [.E57])" office:value-type="string" office:string-value="ÉTIQUETTE DÉJÀ DÉFINIE" calcext:value-type="string">
            <text:p>ÉTIQUETTE DÉJÀ DÉFINIE</text:p>
          </table:table-cell>
          <table:table-cell table:style-name="ce8" table:formula="of:=IFERROR(__xludf.dummyfunction(&quot;upper(googletranslate(A57,$A$1,&quot;&quot;en&quot;&quot;))&quot;);&quot;ALREADY DEFINED LABEL&quot;)" office:value-type="string" office:string-value="ALREADY DEFINED LABEL" calcext:value-type="string">
            <text:p>ALREADY DEFINED LABEL</text:p>
          </table:table-cell>
          <table:table-cell table:style-name="ce2" table:formula="of:=[$errors.A16]" office:value-type="string" office:string-value="LABEL ALREADY DEFINED" calcext:value-type="string">
            <text:p>LABEL ALREADY DEFINED</text:p>
          </table:table-cell>
          <table:table-cell/>
          <table:table-cell table:style-name="ce2" table:formula="of:=IFERROR(__xludf.dummyfunction(&quot;UPPER(GOOGLETRANSLATE(if(len(D57) &gt; 0, D57, C57),&quot;&quot;en&quot;&quot;,$A$1))&quot;);&quot;ÉTIQUETTE DÉJÀ DÉFINIE&quot;)" office:value-type="string" office:string-value="ÉTIQUETTE DÉJÀ DÉFINIE" calcext:value-type="string">
            <text:p>ÉTIQUETTE DÉJÀ DÉFINIE</text:p>
          </table:table-cell>
          <table:table-cell table:number-columns-repeated="1019"/>
        </table:table-row>
        <table:table-row table:style-name="ro1">
          <table:table-cell table:style-name="ce5" table:formula="of:=IF(LEN([.F58]) &gt; 0; [.F58]; [.E58])" office:value-type="string" office:string-value="DÉLIACHANCE DE L'OPÉRATION GAUCHE / DROITE" calcext:value-type="string">
            <text:p>DÉLIACHANCE DE L'OPÉRATION GAUCHE / DROITE</text:p>
          </table:table-cell>
          <table:table-cell table:style-name="ce8" table:formula="of:=IFERROR(__xludf.dummyfunction(&quot;upper(googletranslate(A58,$A$1,&quot;&quot;en&quot;&quot;))&quot;);&quot;DÉLIACHANCE OF THE LEFT / RIGHT OPERATION&quot;)" office:value-type="string" office:string-value="DÉLIACHANCE OF THE LEFT / RIGHT OPERATION" calcext:value-type="string">
            <text:p>DÉLIACHANCE OF THE LEFT / RIGHT OPERATION</text:p>
          </table:table-cell>
          <table:table-cell table:style-name="ce2" table:formula="of:=[$errors.A17]" office:value-type="string" office:string-value="LEFT / RIGHT OPERATION MISMATCH" calcext:value-type="string">
            <text:p>LEFT / RIGHT OPERATION MISMATCH</text:p>
          </table:table-cell>
          <table:table-cell/>
          <table:table-cell table:style-name="ce2" table:formula="of:=IFERROR(__xludf.dummyfunction(&quot;UPPER(GOOGLETRANSLATE(if(len(D58) &gt; 0, D58, C58),&quot;&quot;en&quot;&quot;,$A$1))&quot;);&quot;DÉLIACHANCE DE L'OPÉRATION GAUCHE / DROITE&quot;)" office:value-type="string" office:string-value="DÉLIACHANCE DE L'OPÉRATION GAUCHE / DROITE" calcext:value-type="string">
            <text:p>DÉLIACHANCE DE L'OPÉRATION GAUCHE / DROITE</text:p>
          </table:table-cell>
          <table:table-cell table:number-columns-repeated="1019"/>
        </table:table-row>
        <table:table-row table:style-name="ro1">
          <table:table-cell table:style-name="ce5" table:formula="of:=IF(LEN([.F59]) &gt; 0; [.F59]; [.E59])" office:value-type="string" office:string-value="INDICE NÉGATIF" calcext:value-type="string">
            <text:p>INDICE NÉGATIF</text:p>
          </table:table-cell>
          <table:table-cell table:style-name="ce8" table:formula="of:=IFERROR(__xludf.dummyfunction(&quot;upper(googletranslate(A59,$A$1,&quot;&quot;en&quot;&quot;))&quot;);&quot;NEGATIVE INDEX&quot;)" office:value-type="string" office:string-value="NEGATIVE INDEX" calcext:value-type="string">
            <text:p>NEGATIVE INDEX</text:p>
          </table:table-cell>
          <table:table-cell table:style-name="ce2" table:formula="of:=[$errors.A18]" office:value-type="string" office:string-value="NEGATIVE INDEX" calcext:value-type="string">
            <text:p>NEGATIVE INDEX</text:p>
          </table:table-cell>
          <table:table-cell/>
          <table:table-cell table:style-name="ce2" table:formula="of:=IFERROR(__xludf.dummyfunction(&quot;UPPER(GOOGLETRANSLATE(if(len(D59) &gt; 0, D59, C59),&quot;&quot;en&quot;&quot;,$A$1))&quot;);&quot;INDICE NÉGATIF&quot;)" office:value-type="string" office:string-value="INDICE NÉGATIF" calcext:value-type="string">
            <text:p>INDICE NÉGATIF</text:p>
          </table:table-cell>
          <table:table-cell table:number-columns-repeated="1019"/>
        </table:table-row>
        <table:table-row table:style-name="ro1">
          <table:table-cell table:style-name="ce5" table:formula="of:=IF(LEN([.F60]) &gt; 0; [.F60]; [.E60])" office:value-type="string" office:string-value="SUIVANT POUR LOOP AVEC VARIABLE DE CHAÎNE" calcext:value-type="string">
            <text:p>SUIVANT POUR LOOP AVEC VARIABLE DE CHAÎNE</text:p>
          </table:table-cell>
          <table:table-cell table:style-name="ce8" table:formula="of:=IFERROR(__xludf.dummyfunction(&quot;upper(googletranslate(A60,$A$1,&quot;&quot;en&quot;&quot;))&quot;);&quot;NEXT FOR LOOP WITH CHAIN VARIABLE&quot;)" office:value-type="string" office:string-value="NEXT FOR LOOP WITH CHAIN VARIABLE" calcext:value-type="string">
            <text:p>NEXT FOR LOOP WITH CHAIN VARIABLE</text:p>
          </table:table-cell>
          <table:table-cell table:style-name="ce2" table:formula="of:=[$errors.A19]" office:value-type="string" office:string-value="NEXT ON FOR LOOP WITH STRING VARIABLE" calcext:value-type="string">
            <text:p>NEXT ON FOR LOOP WITH STRING VARIABLE</text:p>
          </table:table-cell>
          <table:table-cell/>
          <table:table-cell table:style-name="ce2" table:formula="of:=IFERROR(__xludf.dummyfunction(&quot;UPPER(GOOGLETRANSLATE(if(len(D60) &gt; 0, D60, C60),&quot;&quot;en&quot;&quot;,$A$1))&quot;);&quot;SUIVANT POUR LOOP AVEC VARIABLE DE CHAÎNE&quot;)" office:value-type="string" office:string-value="SUIVANT POUR LOOP AVEC VARIABLE DE CHAÎNE" calcext:value-type="string">
            <text:p>SUIVANT POUR LOOP AVEC VARIABLE DE CHAÎNE</text:p>
          </table:table-cell>
          <table:table-cell table:number-columns-repeated="1019"/>
        </table:table-row>
        <table:table-row table:style-name="ro1">
          <table:table-cell table:style-name="ce5" table:formula="of:=IF(LEN([.F61]) &gt; 0; [.F61]; [.E61])" office:value-type="string" office:string-value="DÉCALAGE DE L'OPÉRANDE" calcext:value-type="string">
            <text:p>DÉCALAGE DE L'OPÉRANDE</text:p>
          </table:table-cell>
          <table:table-cell table:style-name="ce8" table:formula="of:=IFERROR(__xludf.dummyfunction(&quot;upper(googletranslate(A61,$A$1,&quot;&quot;en&quot;&quot;))&quot;);&quot;OPERATION LAG&quot;)" office:value-type="string" office:string-value="OPERATION LAG" calcext:value-type="string">
            <text:p>OPERATION LAG</text:p>
          </table:table-cell>
          <table:table-cell table:style-name="ce2" table:formula="of:=[$errors.A20]" office:value-type="string" office:string-value="OPERAND MISMATCH" calcext:value-type="string">
            <text:p>OPERAND MISMATCH</text:p>
          </table:table-cell>
          <table:table-cell/>
          <table:table-cell table:style-name="ce2" table:formula="of:=IFERROR(__xludf.dummyfunction(&quot;UPPER(GOOGLETRANSLATE(if(len(D61) &gt; 0, D61, C61),&quot;&quot;en&quot;&quot;,$A$1))&quot;);&quot;DÉCALAGE DE L'OPÉRANDE&quot;)" office:value-type="string" office:string-value="DÉCALAGE DE L'OPÉRANDE" calcext:value-type="string">
            <text:p>DÉCALAGE DE L'OPÉRANDE</text:p>
          </table:table-cell>
          <table:table-cell table:number-columns-repeated="1019"/>
        </table:table-row>
        <table:table-row table:style-name="ro1">
          <table:table-cell table:style-name="ce5" table:formula="of:=IF(LEN([.F62]) &gt; 0; [.F62]; [.E62])" office:value-type="string" office:string-value="L'OPTION NÉCESSITE UNE LANGUE" calcext:value-type="string">
            <text:p>L'OPTION NÉCESSITE UNE LANGUE</text:p>
          </table:table-cell>
          <table:table-cell table:style-name="ce8" table:formula="of:=IFERROR(__xludf.dummyfunction(&quot;upper(googletranslate(A62,$A$1,&quot;&quot;en&quot;&quot;))&quot;);&quot;THE OPTION REQUIRES A LANGUAGE&quot;)" office:value-type="string" office:string-value="THE OPTION REQUIRES A LANGUAGE" calcext:value-type="string">
            <text:p>THE OPTION REQUIRES A LANGUAGE</text:p>
          </table:table-cell>
          <table:table-cell table:style-name="ce2" table:formula="of:=[$errors.A21]" office:value-type="string" office:string-value="OPTION REQUIRES A LANGUAGE" calcext:value-type="string">
            <text:p>OPTION REQUIRES A LANGUAGE</text:p>
          </table:table-cell>
          <table:table-cell/>
          <table:table-cell table:style-name="ce2" table:formula="of:=IFERROR(__xludf.dummyfunction(&quot;UPPER(GOOGLETRANSLATE(if(len(D62) &gt; 0, D62, C62),&quot;&quot;en&quot;&quot;,$A$1))&quot;);&quot;L'OPTION NÉCESSITE UNE LANGUE&quot;)" office:value-type="string" office:string-value="L'OPTION NÉCESSITE UNE LANGUE" calcext:value-type="string">
            <text:p>L'OPTION NÉCESSITE UNE LANGUE</text:p>
          </table:table-cell>
          <table:table-cell table:number-columns-repeated="1019"/>
        </table:table-row>
        <table:table-row table:style-name="ro1">
          <table:table-cell table:style-name="ce5" table:formula="of:=IF(LEN([.F63]) &gt; 0; [.F63]; [.E63])" office:value-type="string" office:string-value="VEUILLEZ VÉRIFIER LES PARAMÈTRES DE LA LANGUE OU LA VARIABLE D'ENVIRONNEMENT" calcext:value-type="string">
            <text:p>VEUILLEZ VÉRIFIER LES PARAMÈTRES DE LA LANGUE OU LA VARIABLE D'ENVIRONNEMENT</text:p>
          </table:table-cell>
          <table:table-cell table:style-name="ce8" table:formula="of:=IFERROR(__xludf.dummyfunction(&quot;upper(googletranslate(A63,$A$1,&quot;&quot;en&quot;&quot;))&quot;);&quot;PLEASE CHECK THE TONGUE SETTINGS OR THE ENVIRONMENT VARIABLE&quot;)" office:value-type="string" office:string-value="PLEASE CHECK THE TONGUE SETTINGS OR THE ENVIRONMENT VARIABLE" calcext:value-type="string">
            <text:p>PLEASE CHECK THE TONGUE SETTINGS OR THE ENVIRONMENT VARIABLE</text:p>
          </table:table-cell>
          <table:table-cell table:style-name="ce2" table:formula="of:=[$errors.A22]" office:value-type="string" office:string-value="PLEASE CHECK LANGUAGE SETTINGS OR ENVIRONMENT VARIABLE" calcext:value-type="string">
            <text:p>PLEASE CHECK LANGUAGE SETTINGS OR ENVIRONMENT VARIABLE</text:p>
          </table:table-cell>
          <table:table-cell/>
          <table:table-cell table:style-name="ce2" table:formula="of:=IFERROR(__xludf.dummyfunction(&quot;UPPER(GOOGLETRANSLATE(if(len(D63) &gt; 0, D63, C63),&quot;&quot;en&quot;&quot;,$A$1))&quot;);&quot;VEUILLEZ VÉRIFIER LES PARAMÈTRES DE LA LANGUE OU LA VARIABLE D'ENVIRONNEMENT&quot;)" office:value-type="string" office:string-value="VEUILLEZ VÉRIFIER LES PARAMÈTRES DE LA LANGUE OU LA VARIABLE D'ENVIRONNEMENT" calcext:value-type="string">
            <text:p>VEUILLEZ VÉRIFIER LES PARAMÈTRES DE LA LANGUE OU LA VARIABLE D'ENVIRONNEMENT</text:p>
          </table:table-cell>
          <table:table-cell table:number-columns-repeated="1019"/>
        </table:table-row>
        <table:table-row table:style-name="ro1">
          <table:table-cell table:style-name="ce5" table:formula="of:=IF(LEN([.F64]) &gt; 0; [.F64]; [.E64])" office:value-type="string" office:string-value="ERREUR DE LOGIQUE MATHÉMATIQUE DE CHAÎNE" calcext:value-type="string">
            <text:p>ERREUR DE LOGIQUE MATHÉMATIQUE DE CHAÎNE</text:p>
          </table:table-cell>
          <table:table-cell table:style-name="ce8" table:formula="of:=IFERROR(__xludf.dummyfunction(&quot;upper(googletranslate(A64,$A$1,&quot;&quot;en&quot;&quot;))&quot;);&quot;CHAIN MATHEMATICAL LOGIC ERROR&quot;)" office:value-type="string" office:string-value="CHAIN MATHEMATICAL LOGIC ERROR" calcext:value-type="string">
            <text:p>CHAIN MATHEMATICAL LOGIC ERROR</text:p>
          </table:table-cell>
          <table:table-cell table:style-name="ce2" table:formula="of:=[$errors.A23]" office:value-type="string" office:string-value="STRING MATH LOGIC ERROR" calcext:value-type="string">
            <text:p>STRING MATH LOGIC ERROR</text:p>
          </table:table-cell>
          <table:table-cell/>
          <table:table-cell table:style-name="ce2" table:formula="of:=IFERROR(__xludf.dummyfunction(&quot;UPPER(GOOGLETRANSLATE(if(len(D64) &gt; 0, D64, C64),&quot;&quot;en&quot;&quot;,$A$1))&quot;);&quot;ERREUR DE LOGIQUE MATHÉMATIQUE DE CHAÎNE&quot;)" office:value-type="string" office:string-value="ERREUR DE LOGIQUE MATHÉMATIQUE DE CHAÎNE" calcext:value-type="string">
            <text:p>ERREUR DE LOGIQUE MATHÉMATIQUE DE CHAÎNE</text:p>
          </table:table-cell>
          <table:table-cell table:number-columns-repeated="1019"/>
        </table:table-row>
        <table:table-row table:style-name="ro1">
          <table:table-cell table:style-name="ce5" table:formula="of:=IF(LEN([.F65]) &gt; 0; [.F65]; [.E65])" office:value-type="string" office:string-value="ERREUR DE SYNTAXE" calcext:value-type="string">
            <text:p>ERREUR DE SYNTAXE</text:p>
          </table:table-cell>
          <table:table-cell table:style-name="ce8" table:formula="of:=IFERROR(__xludf.dummyfunction(&quot;upper(googletranslate(A65,$A$1,&quot;&quot;en&quot;&quot;))&quot;);&quot;SYNTAX ERROR&quot;)" office:value-type="string" office:string-value="SYNTAX ERROR" calcext:value-type="string">
            <text:p>SYNTAX ERROR</text:p>
          </table:table-cell>
          <table:table-cell table:style-name="ce2" table:formula="of:=[$errors.A24]" office:value-type="string" office:string-value="SYNTAX ERROR" calcext:value-type="string">
            <text:p>SYNTAX ERROR</text:p>
          </table:table-cell>
          <table:table-cell/>
          <table:table-cell table:style-name="ce2" table:formula="of:=IFERROR(__xludf.dummyfunction(&quot;UPPER(GOOGLETRANSLATE(if(len(D65) &gt; 0, D65, C65),&quot;&quot;en&quot;&quot;,$A$1))&quot;);&quot;ERREUR DE SYNTAXE&quot;)" office:value-type="string" office:string-value="ERREUR DE SYNTAXE" calcext:value-type="string">
            <text:p>ERREUR DE SYNTAXE</text:p>
          </table:table-cell>
          <table:table-cell table:number-columns-repeated="1019"/>
        </table:table-row>
        <table:table-row table:style-name="ro1">
          <table:table-cell table:style-name="ce5" table:formula="of:=IF(LEN([.F66]) &gt; 0; [.F66]; [.E66])" office:value-type="string" office:string-value="IMPOSSIBLE D'OUVRIR LE FICHIER" calcext:value-type="string">
            <text:p>IMPOSSIBLE D'OUVRIR LE FICHIER</text:p>
          </table:table-cell>
          <table:table-cell table:style-name="ce8" table:formula="of:=IFERROR(__xludf.dummyfunction(&quot;upper(googletranslate(A66,$A$1,&quot;&quot;en&quot;&quot;))&quot;);&quot;IMPOSSIBLE TO OPEN THE FILE&quot;)" office:value-type="string" office:string-value="IMPOSSIBLE TO OPEN THE FILE" calcext:value-type="string">
            <text:p>IMPOSSIBLE TO OPEN THE FILE</text:p>
          </table:table-cell>
          <table:table-cell table:style-name="ce2" table:formula="of:=[$errors.A25]" office:value-type="string" office:string-value="UNABLE TO OPEN FILE" calcext:value-type="string">
            <text:p>UNABLE TO OPEN FILE</text:p>
          </table:table-cell>
          <table:table-cell/>
          <table:table-cell table:style-name="ce2" table:formula="of:=IFERROR(__xludf.dummyfunction(&quot;UPPER(GOOGLETRANSLATE(if(len(D66) &gt; 0, D66, C66),&quot;&quot;en&quot;&quot;,$A$1))&quot;);&quot;IMPOSSIBLE D'OUVRIR LE FICHIER&quot;)" office:value-type="string" office:string-value="IMPOSSIBLE D'OUVRIR LE FICHIER" calcext:value-type="string">
            <text:p>IMPOSSIBLE D'OUVRIR LE FICHIER</text:p>
          </table:table-cell>
          <table:table-cell table:number-columns-repeated="1019"/>
        </table:table-row>
        <table:table-row table:style-name="ro1">
          <table:table-cell table:style-name="ce5" table:formula="of:=IF(LEN([.F67]) &gt; 0; [.F67]; [.E67])" office:value-type="string" office:string-value="IMPOSSIBLE D'OUVRIR À OUVRIR LE FICHIER POUR LA LECTURE" calcext:value-type="string">
            <text:p>IMPOSSIBLE D'OUVRIR À OUVRIR LE FICHIER POUR LA LECTURE</text:p>
          </table:table-cell>
          <table:table-cell table:style-name="ce8" table:formula="of:=IFERROR(__xludf.dummyfunction(&quot;upper(googletranslate(A67,$A$1,&quot;&quot;en&quot;&quot;))&quot;);&quot;IMPOSSIBLE TO OPEN TO OPEN THE FILE FOR READING&quot;)" office:value-type="string" office:string-value="IMPOSSIBLE TO OPEN TO OPEN THE FILE FOR READING" calcext:value-type="string">
            <text:p>IMPOSSIBLE TO OPEN TO OPEN THE FILE FOR READING</text:p>
          </table:table-cell>
          <table:table-cell table:style-name="ce2" table:formula="of:=[$errors.A26]" office:value-type="string" office:string-value="UNABLE TO OPEN TO OPEN FILE FOR READING" calcext:value-type="string">
            <text:p>UNABLE TO OPEN TO OPEN FILE FOR READING</text:p>
          </table:table-cell>
          <table:table-cell/>
          <table:table-cell table:style-name="ce2" table:formula="of:=IFERROR(__xludf.dummyfunction(&quot;UPPER(GOOGLETRANSLATE(if(len(D67) &gt; 0, D67, C67),&quot;&quot;en&quot;&quot;,$A$1))&quot;);&quot;IMPOSSIBLE D'OUVRIR À OUVRIR LE FICHIER POUR LA LECTURE&quot;)" office:value-type="string" office:string-value="IMPOSSIBLE D'OUVRIR À OUVRIR LE FICHIER POUR LA LECTURE" calcext:value-type="string">
            <text:p>IMPOSSIBLE D'OUVRIR À OUVRIR LE FICHIER POUR LA LECTURE</text:p>
          </table:table-cell>
          <table:table-cell table:number-columns-repeated="1019"/>
        </table:table-row>
        <table:table-row table:style-name="ro1">
          <table:table-cell table:style-name="ce5" table:formula="of:=IF(LEN([.F68]) &gt; 0; [.F68]; [.E68])" office:value-type="string" office:string-value="ÉTIQUETTE NON DÉFINIE" calcext:value-type="string">
            <text:p>ÉTIQUETTE NON DÉFINIE</text:p>
          </table:table-cell>
          <table:table-cell table:style-name="ce8" table:formula="of:=IFERROR(__xludf.dummyfunction(&quot;upper(googletranslate(A68,$A$1,&quot;&quot;en&quot;&quot;))&quot;);&quot;UNFAINS LABEL&quot;)" office:value-type="string" office:string-value="UNFAINS LABEL" calcext:value-type="string">
            <text:p>UNFAINS LABEL</text:p>
          </table:table-cell>
          <table:table-cell table:style-name="ce2" table:formula="of:=[$errors.A27]" office:value-type="string" office:string-value="UNDEFINED LABEL" calcext:value-type="string">
            <text:p>UNDEFINED LABEL</text:p>
          </table:table-cell>
          <table:table-cell/>
          <table:table-cell table:style-name="ce2" table:formula="of:=IFERROR(__xludf.dummyfunction(&quot;UPPER(GOOGLETRANSLATE(if(len(D68) &gt; 0, D68, C68),&quot;&quot;en&quot;&quot;,$A$1))&quot;);&quot;ÉTIQUETTE NON DÉFINIE&quot;)" office:value-type="string" office:string-value="ÉTIQUETTE NON DÉFINIE" calcext:value-type="string">
            <text:p>ÉTIQUETTE NON DÉFINIE</text:p>
          </table:table-cell>
          <table:table-cell table:number-columns-repeated="1019"/>
        </table:table-row>
        <table:table-row table:style-name="ro1">
          <table:table-cell table:style-name="ce5" table:formula="of:=IF(LEN([.F69]) &gt; 0; [.F69]; [.E69])" office:value-type="string" office:string-value="OPÉRATION DE NON-GÉANDÉE" calcext:value-type="string">
            <text:p>OPÉRATION DE NON-GÉANDÉE</text:p>
          </table:table-cell>
          <table:table-cell table:style-name="ce8" table:formula="of:=IFERROR(__xludf.dummyfunction(&quot;upper(googletranslate(A69,$A$1,&quot;&quot;en&quot;&quot;))&quot;);&quot;NON-UNABLE OPERATION&quot;)" office:value-type="string" office:string-value="NON-UNABLE OPERATION" calcext:value-type="string">
            <text:p>NON-UNABLE OPERATION</text:p>
          </table:table-cell>
          <table:table-cell table:style-name="ce2" table:formula="of:=[$errors.A28]" office:value-type="string" office:string-value="UNHANDLED OPERATION" calcext:value-type="string">
            <text:p>UNHANDLED OPERATION</text:p>
          </table:table-cell>
          <table:table-cell/>
          <table:table-cell table:style-name="ce2" table:formula="of:=IFERROR(__xludf.dummyfunction(&quot;UPPER(GOOGLETRANSLATE(if(len(D69) &gt; 0, D69, C69),&quot;&quot;en&quot;&quot;,$A$1))&quot;);&quot;OPÉRATION DE NON-GÉANDÉE&quot;)" office:value-type="string" office:string-value="OPÉRATION DE NON-GÉANDÉE" calcext:value-type="string">
            <text:p>OPÉRATION DE NON-GÉANDÉE</text:p>
          </table:table-cell>
          <table:table-cell table:number-columns-repeated="1019"/>
        </table:table-row>
        <table:table-row table:style-name="ro1">
          <table:table-cell table:style-name="ce5" table:formula="of:=IF(LEN([.F70]) &gt; 0; [.F70]; [.E70])" office:value-type="string" office:string-value="CODE D'OPÉRATION NON GÉRÉ" calcext:value-type="string">
            <text:p>CODE D'OPÉRATION NON GÉRÉ</text:p>
          </table:table-cell>
          <table:table-cell table:style-name="ce8" table:formula="of:=IFERROR(__xludf.dummyfunction(&quot;upper(googletranslate(A70,$A$1,&quot;&quot;en&quot;&quot;))&quot;);&quot;OPERATION CODE NOT MANAGED&quot;)" office:value-type="string" office:string-value="OPERATION CODE NOT MANAGED" calcext:value-type="string">
            <text:p>OPERATION CODE NOT MANAGED</text:p>
          </table:table-cell>
          <table:table-cell table:style-name="ce2" table:formula="of:=[$errors.A29]" office:value-type="string" office:string-value="UNHANDLED OPERATION CODE" calcext:value-type="string">
            <text:p>UNHANDLED OPERATION CODE</text:p>
          </table:table-cell>
          <table:table-cell/>
          <table:table-cell table:style-name="ce2" table:formula="of:=IFERROR(__xludf.dummyfunction(&quot;UPPER(GOOGLETRANSLATE(if(len(D70) &gt; 0, D70, C70),&quot;&quot;en&quot;&quot;,$A$1))&quot;);&quot;CODE D'OPÉRATION NON GÉRÉ&quot;)" office:value-type="string" office:string-value="CODE D'OPÉRATION NON GÉRÉ" calcext:value-type="string">
            <text:p>CODE D'OPÉRATION NON GÉRÉ</text:p>
          </table:table-cell>
          <table:table-cell table:number-columns-repeated="1019"/>
        </table:table-row>
        <table:table-row table:style-name="ro1">
          <table:table-cell table:style-name="ce5" table:formula="of:=IF(LEN([.F71]) &gt; 0; [.F71]; [.E71])" office:value-type="string" office:string-value="INCONNU SI L'ÉTIQUETTE" calcext:value-type="string">
            <text:p>INCONNU SI L'ÉTIQUETTE</text:p>
          </table:table-cell>
          <table:table-cell table:style-name="ce8" table:formula="of:=IFERROR(__xludf.dummyfunction(&quot;upper(googletranslate(A71,$A$1,&quot;&quot;en&quot;&quot;))&quot;);&quot;UNKNOWN IF THE LABEL&quot;)" office:value-type="string" office:string-value="UNKNOWN IF THE LABEL" calcext:value-type="string">
            <text:p>UNKNOWN IF THE LABEL</text:p>
          </table:table-cell>
          <table:table-cell table:style-name="ce2" table:formula="of:=[$errors.A30]" office:value-type="string" office:string-value="UNKNOWN IF LABEL" calcext:value-type="string">
            <text:p>UNKNOWN IF LABEL</text:p>
          </table:table-cell>
          <table:table-cell/>
          <table:table-cell table:style-name="ce2" table:formula="of:=IFERROR(__xludf.dummyfunction(&quot;UPPER(GOOGLETRANSLATE(if(len(D71) &gt; 0, D71, C71),&quot;&quot;en&quot;&quot;,$A$1))&quot;);&quot;INCONNU SI L'ÉTIQUETTE&quot;)" office:value-type="string" office:string-value="INCONNU SI L'ÉTIQUETTE" calcext:value-type="string">
            <text:p>INCONNU SI L'ÉTIQUETTE</text:p>
          </table:table-cell>
          <table:table-cell table:number-columns-repeated="1019"/>
        </table:table-row>
        <table:table-row table:style-name="ro1">
          <table:table-cell table:style-name="ce5" table:formula="of:=IF(LEN([.F72]) &gt; 0; [.F72]; [.E72])" office:value-type="string" office:string-value="OPÉRATION DE DOUBLE MATHÉMATIQUES NON RECONNUE" calcext:value-type="string">
            <text:p>OPÉRATION DE DOUBLE MATHÉMATIQUES NON RECONNUE</text:p>
          </table:table-cell>
          <table:table-cell table:style-name="ce8" table:formula="of:=IFERROR(__xludf.dummyfunction(&quot;upper(googletranslate(A72,$A$1,&quot;&quot;en&quot;&quot;))&quot;);&quot;DOUBLE MATHEMATICS OPERATION NOT RECOGNIZED&quot;)" office:value-type="string" office:string-value="DOUBLE MATHEMATICS OPERATION NOT RECOGNIZED" calcext:value-type="string">
            <text:p>DOUBLE MATHEMATICS OPERATION NOT RECOGNIZED</text:p>
          </table:table-cell>
          <table:table-cell table:style-name="ce2" table:formula="of:=[$errors.A31]" office:value-type="string" office:string-value="UNRECOGNIZED DOUBLE MATH OPERATION" calcext:value-type="string">
            <text:p>UNRECOGNIZED DOUBLE MATH OPERATION</text:p>
          </table:table-cell>
          <table:table-cell/>
          <table:table-cell table:style-name="ce2" table:formula="of:=IFERROR(__xludf.dummyfunction(&quot;UPPER(GOOGLETRANSLATE(if(len(D72) &gt; 0, D72, C72),&quot;&quot;en&quot;&quot;,$A$1))&quot;);&quot;OPÉRATION DE DOUBLE MATHÉMATIQUES NON RECONNUE&quot;)" office:value-type="string" office:string-value="OPÉRATION DE DOUBLE MATHÉMATIQUES NON RECONNUE" calcext:value-type="string">
            <text:p>OPÉRATION DE DOUBLE MATHÉMATIQUES NON RECONNUE</text:p>
          </table:table-cell>
          <table:table-cell table:number-columns-repeated="1019"/>
        </table:table-row>
        <table:table-row table:style-name="ro1">
          <table:table-cell table:style-name="ce5" table:formula="of:=IF(LEN([.F73]) &gt; 0; [.F73]; [.E73])" office:value-type="string" office:string-value="DÉFINITION DE FONCTION NON RECONNUE" calcext:value-type="string">
            <text:p>DÉFINITION DE FONCTION NON RECONNUE</text:p>
          </table:table-cell>
          <table:table-cell table:style-name="ce8" table:formula="of:=IFERROR(__xludf.dummyfunction(&quot;upper(googletranslate(A73,$A$1,&quot;&quot;en&quot;&quot;))&quot;);&quot;DEFINITION OF UNRECOGNIZED FUNCTION&quot;)" office:value-type="string" office:string-value="DEFINITION OF UNRECOGNIZED FUNCTION" calcext:value-type="string">
            <text:p>DEFINITION OF UNRECOGNIZED FUNCTION</text:p>
          </table:table-cell>
          <table:table-cell table:style-name="ce2" table:formula="of:=[$errors.A32]" office:value-type="string" office:string-value="UNRECOGNIZED FUNCTION DEFINITION" calcext:value-type="string">
            <text:p>UNRECOGNIZED FUNCTION DEFINITION</text:p>
          </table:table-cell>
          <table:table-cell/>
          <table:table-cell table:style-name="ce2" table:formula="of:=IFERROR(__xludf.dummyfunction(&quot;UPPER(GOOGLETRANSLATE(if(len(D73) &gt; 0, D73, C73),&quot;&quot;en&quot;&quot;,$A$1))&quot;);&quot;DÉFINITION DE FONCTION NON RECONNUE&quot;)" office:value-type="string" office:string-value="DÉFINITION DE FONCTION NON RECONNUE" calcext:value-type="string">
            <text:p>DÉFINITION DE FONCTION NON RECONNUE</text:p>
          </table:table-cell>
          <table:table-cell table:number-columns-repeated="1019"/>
        </table:table-row>
        <table:table-row table:style-name="ro1">
          <table:table-cell table:style-name="ce5" table:formula="of:=IF(LEN([.F74]) &gt; 0; [.F74]; [.E74])" office:value-type="string" office:string-value="ÉTIQUETTE GOSUB NON RECONNUE" calcext:value-type="string">
            <text:p>ÉTIQUETTE GOSUB NON RECONNUE</text:p>
          </table:table-cell>
          <table:table-cell table:style-name="ce8" table:formula="of:=IFERROR(__xludf.dummyfunction(&quot;upper(googletranslate(A74,$A$1,&quot;&quot;en&quot;&quot;))&quot;);&quot;UNRECOGNIZED GOSUB LABEL&quot;)" office:value-type="string" office:string-value="UNRECOGNIZED GOSUB LABEL" calcext:value-type="string">
            <text:p>UNRECOGNIZED GOSUB LABEL</text:p>
          </table:table-cell>
          <table:table-cell table:style-name="ce2" table:formula="of:=[$errors.A33]" office:value-type="string" office:string-value="UNRECOGNIZED GOSUB LABEL" calcext:value-type="string">
            <text:p>UNRECOGNIZED GOSUB LABEL</text:p>
          </table:table-cell>
          <table:table-cell/>
          <table:table-cell table:style-name="ce2" table:formula="of:=IFERROR(__xludf.dummyfunction(&quot;UPPER(GOOGLETRANSLATE(if(len(D74) &gt; 0, D74, C74),&quot;&quot;en&quot;&quot;,$A$1))&quot;);&quot;ÉTIQUETTE GOSUB NON RECONNUE&quot;)" office:value-type="string" office:string-value="ÉTIQUETTE GOSUB NON RECONNUE" calcext:value-type="string">
            <text:p>ÉTIQUETTE GOSUB NON RECONNUE</text:p>
          </table:table-cell>
          <table:table-cell table:number-columns-repeated="1019"/>
        </table:table-row>
        <table:table-row table:style-name="ro1">
          <table:table-cell table:style-name="ce5" table:formula="of:=IF(LEN([.F75]) &gt; 0; [.F75]; [.E75])" office:value-type="string" office:string-value="ÉTIQUETTE GOTO NON RECONNUE" calcext:value-type="string">
            <text:p>ÉTIQUETTE GOTO NON RECONNUE</text:p>
          </table:table-cell>
          <table:table-cell table:style-name="ce8" table:formula="of:=IFERROR(__xludf.dummyfunction(&quot;upper(googletranslate(A75,$A$1,&quot;&quot;en&quot;&quot;))&quot;);&quot;UNRECOGNIZED GOTO LABEL&quot;)" office:value-type="string" office:string-value="UNRECOGNIZED GOTO LABEL" calcext:value-type="string">
            <text:p>UNRECOGNIZED GOTO LABEL</text:p>
          </table:table-cell>
          <table:table-cell table:style-name="ce2" table:formula="of:=[$errors.A34]" office:value-type="string" office:string-value="UNRECOGNIZED GOTO LABEL" calcext:value-type="string">
            <text:p>UNRECOGNIZED GOTO LABEL</text:p>
          </table:table-cell>
          <table:table-cell/>
          <table:table-cell table:style-name="ce2" table:formula="of:=IFERROR(__xludf.dummyfunction(&quot;UPPER(GOOGLETRANSLATE(if(len(D75) &gt; 0, D75, C75),&quot;&quot;en&quot;&quot;,$A$1))&quot;);&quot;ÉTIQUETTE GOTO NON RECONNUE&quot;)" office:value-type="string" office:string-value="ÉTIQUETTE GOTO NON RECONNUE" calcext:value-type="string">
            <text:p>ÉTIQUETTE GOTO NON RECONNUE</text:p>
          </table:table-cell>
          <table:table-cell table:number-columns-repeated="1019"/>
        </table:table-row>
        <table:table-row table:style-name="ro1">
          <table:table-cell table:style-name="ce5" table:formula="of:=IF(LEN([.F76]) &gt; 0; [.F76]; [.E76])" office:value-type="string" office:string-value="ENTRÉE NON RECONNUE" calcext:value-type="string">
            <text:p>ENTRÉE NON RECONNUE</text:p>
          </table:table-cell>
          <table:table-cell table:style-name="ce8" table:formula="of:=IFERROR(__xludf.dummyfunction(&quot;upper(googletranslate(A76,$A$1,&quot;&quot;en&quot;&quot;))&quot;);&quot;UNRECOGNIZED ENTRY&quot;)" office:value-type="string" office:string-value="UNRECOGNIZED ENTRY" calcext:value-type="string">
            <text:p>UNRECOGNIZED ENTRY</text:p>
          </table:table-cell>
          <table:table-cell table:style-name="ce2" table:formula="of:=[$errors.A35]" office:value-type="string" office:string-value="UNRECOGNIZED INPUT" calcext:value-type="string">
            <text:p>UNRECOGNIZED INPUT</text:p>
          </table:table-cell>
          <table:table-cell/>
          <table:table-cell table:style-name="ce2" table:formula="of:=IFERROR(__xludf.dummyfunction(&quot;UPPER(GOOGLETRANSLATE(if(len(D76) &gt; 0, D76, C76),&quot;&quot;en&quot;&quot;,$A$1))&quot;);&quot;ENTRÉE NON RECONNUE&quot;)" office:value-type="string" office:string-value="ENTRÉE NON RECONNUE" calcext:value-type="string">
            <text:p>ENTRÉE NON RECONNUE</text:p>
          </table:table-cell>
          <table:table-cell table:number-columns-repeated="1019"/>
        </table:table-row>
        <table:table-row table:style-name="ro1">
          <table:table-cell table:style-name="ce5" table:formula="of:=IF(LEN([.F77]) &gt; 0; [.F77]; [.E77])" office:value-type="string" office:string-value="OPÉRATION MATHÉMATIQUE ENTIER NON RECONNUE" calcext:value-type="string">
            <text:p>OPÉRATION MATHÉMATIQUE ENTIER NON RECONNUE</text:p>
          </table:table-cell>
          <table:table-cell table:style-name="ce8" table:formula="of:=IFERROR(__xludf.dummyfunction(&quot;upper(googletranslate(A77,$A$1,&quot;&quot;en&quot;&quot;))&quot;);&quot;WHOLE UNRECOGNIZED MATHEMATICAL MATH OPERATION&quot;)" office:value-type="string" office:string-value="WHOLE UNRECOGNIZED MATHEMATICAL MATH OPERATION" calcext:value-type="string">
            <text:p>WHOLE UNRECOGNIZED MATHEMATICAL MATH OPERATION</text:p>
          </table:table-cell>
          <table:table-cell table:style-name="ce2" table:formula="of:=[$errors.A36]" office:value-type="string" office:string-value="UNRECOGNIZED INTEGER MATH OPERATION" calcext:value-type="string">
            <text:p>UNRECOGNIZED INTEGER MATH OPERATION</text:p>
          </table:table-cell>
          <table:table-cell/>
          <table:table-cell table:style-name="ce2" table:formula="of:=IFERROR(__xludf.dummyfunction(&quot;UPPER(GOOGLETRANSLATE(if(len(D77) &gt; 0, D77, C77),&quot;&quot;en&quot;&quot;,$A$1))&quot;);&quot;OPÉRATION MATHÉMATIQUE ENTIER NON RECONNUE&quot;)" office:value-type="string" office:string-value="OPÉRATION MATHÉMATIQUE ENTIER NON RECONNUE" calcext:value-type="string">
            <text:p>OPÉRATION MATHÉMATIQUE ENTIER NON RECONNUE</text:p>
          </table:table-cell>
          <table:table-cell table:number-columns-repeated="1019"/>
        </table:table-row>
        <table:table-row table:style-name="ro1">
          <table:table-cell table:style-name="ce5" table:formula="of:=IF(LEN([.F78]) &gt; 0; [.F78]; [.E78])" office:value-type="string" office:string-value="TYPE MATHÉMATIQUE NON RECONNU" calcext:value-type="string">
            <text:p>TYPE MATHÉMATIQUE NON RECONNU</text:p>
          </table:table-cell>
          <table:table-cell table:style-name="ce8" table:formula="of:=IFERROR(__xludf.dummyfunction(&quot;upper(googletranslate(A78,$A$1,&quot;&quot;en&quot;&quot;))&quot;);&quot;UNRECOGNIZED MATHEMATICAL TYPE&quot;)" office:value-type="string" office:string-value="UNRECOGNIZED MATHEMATICAL TYPE" calcext:value-type="string">
            <text:p>UNRECOGNIZED MATHEMATICAL TYPE</text:p>
          </table:table-cell>
          <table:table-cell table:style-name="ce2" table:formula="of:=[$errors.A37]" office:value-type="string" office:string-value="UNRECOGNIZED MATH TYPE" calcext:value-type="string">
            <text:p>UNRECOGNIZED MATH TYPE</text:p>
          </table:table-cell>
          <table:table-cell/>
          <table:table-cell table:style-name="ce2" table:formula="of:=IFERROR(__xludf.dummyfunction(&quot;UPPER(GOOGLETRANSLATE(if(len(D78) &gt; 0, D78, C78),&quot;&quot;en&quot;&quot;,$A$1))&quot;);&quot;TYPE MATHÉMATIQUE NON RECONNU&quot;)" office:value-type="string" office:string-value="TYPE MATHÉMATIQUE NON RECONNU" calcext:value-type="string">
            <text:p>TYPE MATHÉMATIQUE NON RECONNU</text:p>
          </table:table-cell>
          <table:table-cell table:number-columns-repeated="1019"/>
        </table:table-row>
        <table:table-row table:style-name="ro1">
          <table:table-cell table:style-name="ce5" table:formula="of:=IF(LEN([.F79]) &gt; 0; [.F79]; [.E79])" office:value-type="string" office:string-value="VARIABLE SUIVANTE NON RECONNUE" calcext:value-type="string">
            <text:p>VARIABLE SUIVANTE NON RECONNUE</text:p>
          </table:table-cell>
          <table:table-cell table:style-name="ce8" table:formula="of:=IFERROR(__xludf.dummyfunction(&quot;upper(googletranslate(A79,$A$1,&quot;&quot;en&quot;&quot;))&quot;);&quot;FOLLOWING VARIABLE NOT RECOGNIZED&quot;)" office:value-type="string" office:string-value="FOLLOWING VARIABLE NOT RECOGNIZED" calcext:value-type="string">
            <text:p>FOLLOWING VARIABLE NOT RECOGNIZED</text:p>
          </table:table-cell>
          <table:table-cell table:style-name="ce2" table:formula="of:=[$errors.A38]" office:value-type="string" office:string-value="UNRECOGNIZED NEXT VARIABLE" calcext:value-type="string">
            <text:p>UNRECOGNIZED NEXT VARIABLE</text:p>
          </table:table-cell>
          <table:table-cell/>
          <table:table-cell table:style-name="ce2" table:formula="of:=IFERROR(__xludf.dummyfunction(&quot;UPPER(GOOGLETRANSLATE(if(len(D79) &gt; 0, D79, C79),&quot;&quot;en&quot;&quot;,$A$1))&quot;);&quot;VARIABLE SUIVANTE NON RECONNUE&quot;)" office:value-type="string" office:string-value="VARIABLE SUIVANTE NON RECONNUE" calcext:value-type="string">
            <text:p>VARIABLE SUIVANTE NON RECONNUE</text:p>
          </table:table-cell>
          <table:table-cell table:number-columns-repeated="1019"/>
        </table:table-row>
        <table:table-row table:style-name="ro1">
          <table:table-cell table:style-name="ce5" table:formula="of:=IF(LEN([.F80]) &gt; 0; [.F80]; [.E80])" office:value-type="string" office:string-value="OP NON RECONNU SUR PAPIER" calcext:value-type="string">
            <text:p>OP NON RECONNU SUR PAPIER</text:p>
          </table:table-cell>
          <table:table-cell table:style-name="ce8" table:formula="of:=IFERROR(__xludf.dummyfunction(&quot;upper(googletranslate(A80,$A$1,&quot;&quot;en&quot;&quot;))&quot;);&quot;OP NOT RECOGNIZED ON PAPER&quot;)" office:value-type="string" office:string-value="OP NOT RECOGNIZED ON PAPER" calcext:value-type="string">
            <text:p>OP NOT RECOGNIZED ON PAPER</text:p>
          </table:table-cell>
          <table:table-cell table:style-name="ce2" table:formula="of:=[$errors.A39]" office:value-type="string" office:string-value="UNRECOGNIZED OP IN PRINT" calcext:value-type="string">
            <text:p>UNRECOGNIZED OP IN PRINT</text:p>
          </table:table-cell>
          <table:table-cell/>
          <table:table-cell table:style-name="ce2" table:formula="of:=IFERROR(__xludf.dummyfunction(&quot;UPPER(GOOGLETRANSLATE(if(len(D80) &gt; 0, D80, C80),&quot;&quot;en&quot;&quot;,$A$1))&quot;);&quot;OP NON RECONNU SUR PAPIER&quot;)" office:value-type="string" office:string-value="OP NON RECONNU SUR PAPIER" calcext:value-type="string">
            <text:p>OP NON RECONNU SUR PAPIER</text:p>
          </table:table-cell>
          <table:table-cell table:number-columns-repeated="1019"/>
        </table:table-row>
        <table:table-row table:style-name="ro1">
          <table:table-cell table:style-name="ce5" table:formula="of:=IF(LEN([.F81]) &gt; 0; [.F81]; [.E81])" office:value-type="string" office:string-value="OPÉRATION DE MATHÉMATIQUES RATIONNELLES NON RECONNUE" calcext:value-type="string">
            <text:p>OPÉRATION DE MATHÉMATIQUES RATIONNELLES NON RECONNUE</text:p>
          </table:table-cell>
          <table:table-cell table:style-name="ce8" table:formula="of:=IFERROR(__xludf.dummyfunction(&quot;upper(googletranslate(A81,$A$1,&quot;&quot;en&quot;&quot;))&quot;);&quot;UNRECOGNIZED RATIONAL MATHEMATICS OPERATION&quot;)" office:value-type="string" office:string-value="UNRECOGNIZED RATIONAL MATHEMATICS OPERATION" calcext:value-type="string">
            <text:p>UNRECOGNIZED RATIONAL MATHEMATICS OPERATION</text:p>
          </table:table-cell>
          <table:table-cell table:style-name="ce2" table:formula="of:=[$errors.A40]" office:value-type="string" office:string-value="UNRECOGNIZED RATIONAL MATH OPERATION" calcext:value-type="string">
            <text:p>UNRECOGNIZED RATIONAL MATH OPERATION</text:p>
          </table:table-cell>
          <table:table-cell/>
          <table:table-cell table:style-name="ce2" table:formula="of:=IFERROR(__xludf.dummyfunction(&quot;UPPER(GOOGLETRANSLATE(if(len(D81) &gt; 0, D81, C81),&quot;&quot;en&quot;&quot;,$A$1))&quot;);&quot;OPÉRATION DE MATHÉMATIQUES RATIONNELLES NON RECONNUE&quot;)" office:value-type="string" office:string-value="OPÉRATION DE MATHÉMATIQUES RATIONNELLES NON RECONNUE" calcext:value-type="string">
            <text:p>OPÉRATION DE MATHÉMATIQUES RATIONNELLES NON RECONNUE</text:p>
          </table:table-cell>
          <table:table-cell table:number-columns-repeated="1019"/>
        </table:table-row>
        <table:table-row table:style-name="ro1">
          <table:table-cell table:style-name="ce5" table:formula="of:=IF(LEN([.F82]) &gt; 0; [.F82]; [.E82])" office:value-type="string" office:string-value="TYPE VARIABLE NON RECONNU" calcext:value-type="string">
            <text:p>TYPE VARIABLE NON RECONNU</text:p>
          </table:table-cell>
          <table:table-cell table:style-name="ce8" table:formula="of:=IFERROR(__xludf.dummyfunction(&quot;upper(googletranslate(A82,$A$1,&quot;&quot;en&quot;&quot;))&quot;);&quot;VARIABLE TYPE NOT RECOGNIZED&quot;)" office:value-type="string" office:string-value="VARIABLE TYPE NOT RECOGNIZED" calcext:value-type="string">
            <text:p>VARIABLE TYPE NOT RECOGNIZED</text:p>
          </table:table-cell>
          <table:table-cell table:style-name="ce2" table:formula="of:=[$errors.A41]" office:value-type="string" office:string-value="UNRECOGNIZED VARIABLE TYPE" calcext:value-type="string">
            <text:p>UNRECOGNIZED VARIABLE TYPE</text:p>
          </table:table-cell>
          <table:table-cell/>
          <table:table-cell table:style-name="ce2" table:formula="of:=IFERROR(__xludf.dummyfunction(&quot;UPPER(GOOGLETRANSLATE(if(len(D82) &gt; 0, D82, C82),&quot;&quot;en&quot;&quot;,$A$1))&quot;);&quot;TYPE VARIABLE NON RECONNU&quot;)" office:value-type="string" office:string-value="TYPE VARIABLE NON RECONNU" calcext:value-type="string">
            <text:p>TYPE VARIABLE NON RECONNU</text:p>
          </table:table-cell>
          <table:table-cell table:number-columns-repeated="1019"/>
        </table:table-row>
        <table:table-row table:style-name="ro1">
          <table:table-cell table:style-name="ce5" table:formula="of:=IF(LEN([.F83]) &gt; 0; [.F83]; [.E83])" office:value-type="string" office:string-value="VARIABLE D'ENVIRONNEMENT NON." calcext:value-type="string">
            <text:p>VARIABLE D'ENVIRONNEMENT NON.</text:p>
          </table:table-cell>
          <table:table-cell table:style-name="ce8" table:formula="of:=IFERROR(__xludf.dummyfunction(&quot;upper(googletranslate(A83,$A$1,&quot;&quot;en&quot;&quot;))&quot;);&quot;ENVIRONMENT VARIABLE NOT.&quot;)" office:value-type="string" office:string-value="ENVIRONMENT VARIABLE NOT." calcext:value-type="string">
            <text:p>ENVIRONMENT VARIABLE NOT.</text:p>
          </table:table-cell>
          <table:table-cell table:style-name="ce2" table:formula="of:=[$errors.A42]" office:value-type="string" office:string-value="UNSET ENVIRONMENT VARIABLE" calcext:value-type="string">
            <text:p>UNSET ENVIRONMENT VARIABLE</text:p>
          </table:table-cell>
          <table:table-cell/>
          <table:table-cell table:style-name="ce2" table:formula="of:=IFERROR(__xludf.dummyfunction(&quot;UPPER(GOOGLETRANSLATE(if(len(D83) &gt; 0, D83, C83),&quot;&quot;en&quot;&quot;,$A$1))&quot;);&quot;VARIABLE D'ENVIRONNEMENT NON.&quot;)" office:value-type="string" office:string-value="VARIABLE D'ENVIRONNEMENT NON." calcext:value-type="string">
            <text:p>VARIABLE D'ENVIRONNEMENT NON.</text:p>
          </table:table-cell>
          <table:table-cell table:number-columns-repeated="1019"/>
        </table:table-row>
        <table:table-row table:style-name="ro1">
          <table:table-cell table:style-name="ce5" table:formula="of:=IF(LEN([.F84]) &gt; 0; [.F84]; [.E84])" office:value-type="string" office:string-value="DÉLIATÉ DE DÉFINITION VARIABLE / TABLEAU" calcext:value-type="string">
            <text:p>DÉLIATÉ DE DÉFINITION VARIABLE / TABLEAU</text:p>
          </table:table-cell>
          <table:table-cell table:style-name="ce8" table:formula="of:=IFERROR(__xludf.dummyfunction(&quot;upper(googletranslate(A84,$A$1,&quot;&quot;en&quot;&quot;))&quot;);&quot;VARIABLE DEFINITION DELIBERATE / TABLE&quot;)" office:value-type="string" office:string-value="VARIABLE DEFINITION DELIBERATE / TABLE" calcext:value-type="string">
            <text:p>VARIABLE DEFINITION DELIBERATE / TABLE</text:p>
          </table:table-cell>
          <table:table-cell table:style-name="ce2" table:formula="of:=[$errors.A43]" office:value-type="string" office:string-value="VARIABLE / ARRAY DEFINITION MISMATCH" calcext:value-type="string">
            <text:p>VARIABLE / ARRAY DEFINITION MISMATCH</text:p>
          </table:table-cell>
          <table:table-cell/>
          <table:table-cell table:style-name="ce2" table:formula="of:=IFERROR(__xludf.dummyfunction(&quot;UPPER(GOOGLETRANSLATE(if(len(D84) &gt; 0, D84, C84),&quot;&quot;en&quot;&quot;,$A$1))&quot;);&quot;DÉLIATÉ DE DÉFINITION VARIABLE / TABLEAU&quot;)" office:value-type="string" office:string-value="DÉLIATÉ DE DÉFINITION VARIABLE / TABLEAU" calcext:value-type="string">
            <text:p>DÉLIATÉ DE DÉFINITION VARIABLE / TABLEAU</text:p>
          </table:table-cell>
          <table:table-cell table:number-columns-repeated="1019"/>
        </table:table-row>
        <table:table-row table:style-name="ro1">
          <table:table-cell table:style-name="ce5" table:formula="of:=IF(LEN([.F85]) &gt; 0; [.F85]; [.E85])" office:value-type="string" office:string-value="VARIABLE DÉFINIE COMME UN TABLEAU" calcext:value-type="string">
            <text:p>VARIABLE DÉFINIE COMME UN TABLEAU</text:p>
          </table:table-cell>
          <table:table-cell table:style-name="ce8" table:formula="of:=IFERROR(__xludf.dummyfunction(&quot;upper(googletranslate(A85,$A$1,&quot;&quot;en&quot;&quot;))&quot;);&quot;VARIABLE DEFINED AS A TABLE&quot;)" office:value-type="string" office:string-value="VARIABLE DEFINED AS A TABLE" calcext:value-type="string">
            <text:p>VARIABLE DEFINED AS A TABLE</text:p>
          </table:table-cell>
          <table:table-cell table:style-name="ce2" table:formula="of:=[$errors.A44]" office:value-type="string" office:string-value="VARIABLE DEFINED AS ARRAY" calcext:value-type="string">
            <text:p>VARIABLE DEFINED AS ARRAY</text:p>
          </table:table-cell>
          <table:table-cell/>
          <table:table-cell table:style-name="ce2" table:formula="of:=IFERROR(__xludf.dummyfunction(&quot;UPPER(GOOGLETRANSLATE(if(len(D85) &gt; 0, D85, C85),&quot;&quot;en&quot;&quot;,$A$1))&quot;);&quot;VARIABLE DÉFINIE COMME UN TABLEAU&quot;)" office:value-type="string" office:string-value="VARIABLE DÉFINIE COMME UN TABLEAU" calcext:value-type="string">
            <text:p>VARIABLE DÉFINIE COMME UN TABLEAU</text:p>
          </table:table-cell>
          <table:table-cell table:number-columns-repeated="1019"/>
        </table:table-row>
        <table:table-row table:style-name="ro1">
          <table:table-cell table:style-name="ce5" table:formula="of:=IF(LEN([.F86]) &gt; 0; [.F86]; [.E86])" office:value-type="string" office:string-value="VARIABLE DÉFINIE COMME NON." calcext:value-type="string">
            <text:p>VARIABLE DÉFINIE COMME NON.</text:p>
          </table:table-cell>
          <table:table-cell table:style-name="ce8" table:formula="of:=IFERROR(__xludf.dummyfunction(&quot;upper(googletranslate(A86,$A$1,&quot;&quot;en&quot;&quot;))&quot;);&quot;VARIABLE DEFINED AS NOT.&quot;)" office:value-type="string" office:string-value="VARIABLE DEFINED AS NOT." calcext:value-type="string">
            <text:p>VARIABLE DEFINED AS NOT.</text:p>
          </table:table-cell>
          <table:table-cell table:style-name="ce2" table:formula="of:=[$errors.A45]" office:value-type="string" office:string-value="VARIABLE DEFINED AS NONARRAY" calcext:value-type="string">
            <text:p>VARIABLE DEFINED AS NONARRAY</text:p>
          </table:table-cell>
          <table:table-cell/>
          <table:table-cell table:style-name="ce2" table:formula="of:=IFERROR(__xludf.dummyfunction(&quot;UPPER(GOOGLETRANSLATE(if(len(D86) &gt; 0, D86, C86),&quot;&quot;en&quot;&quot;,$A$1))&quot;);&quot;VARIABLE DÉFINIE COMME NON.&quot;)" office:value-type="string" office:string-value="VARIABLE DÉFINIE COMME NON." calcext:value-type="string">
            <text:p>VARIABLE DÉFINIE COMME NON.</text:p>
          </table:table-cell>
          <table:table-cell table:number-columns-repeated="1019"/>
        </table:table-row>
        <table:table-row table:style-name="ro1">
          <table:table-cell table:style-name="ce5" table:formula="of:=IF(LEN([.F87]) &gt; 0; [.F87]; [.E87])" office:value-type="string" office:string-value="LA VARIABLE N'A AUCUNE VALEUR" calcext:value-type="string">
            <text:p>LA VARIABLE N'A AUCUNE VALEUR</text:p>
          </table:table-cell>
          <table:table-cell table:style-name="ce8" table:formula="of:=IFERROR(__xludf.dummyfunction(&quot;upper(googletranslate(A87,$A$1,&quot;&quot;en&quot;&quot;))&quot;);&quot;THE VARIABLE HAS NO VALUE&quot;)" office:value-type="string" office:string-value="THE VARIABLE HAS NO VALUE" calcext:value-type="string">
            <text:p>THE VARIABLE HAS NO VALUE</text:p>
          </table:table-cell>
          <table:table-cell table:style-name="ce2" table:formula="of:=[$errors.A46]" office:value-type="string" office:string-value="VARIABLE HAS NO VALUE" calcext:value-type="string">
            <text:p>VARIABLE HAS NO VALUE</text:p>
          </table:table-cell>
          <table:table-cell/>
          <table:table-cell table:style-name="ce2" table:formula="of:=IFERROR(__xludf.dummyfunction(&quot;UPPER(GOOGLETRANSLATE(if(len(D87) &gt; 0, D87, C87),&quot;&quot;en&quot;&quot;,$A$1))&quot;);&quot;LA VARIABLE N'A AUCUNE VALEUR&quot;)" office:value-type="string" office:string-value="LA VARIABLE N'A AUCUNE VALEUR" calcext:value-type="string">
            <text:p>LA VARIABLE N'A AUCUNE VALEUR</text:p>
          </table:table-cell>
          <table:table-cell table:number-columns-repeated="1019"/>
        </table:table-row>
        <table:table-row table:style-name="ro1">
          <table:table-cell table:style-name="ce5" table:formula="of:=IF(LEN([.F88]) &gt; 0; [.F88]; [.E88])" office:value-type="string" office:string-value="LA VARIABLE N'EST PAS UN TABLEAU" calcext:value-type="string">
            <text:p>LA VARIABLE N'EST PAS UN TABLEAU</text:p>
          </table:table-cell>
          <table:table-cell table:style-name="ce8" table:formula="of:=IFERROR(__xludf.dummyfunction(&quot;upper(googletranslate(A88,$A$1,&quot;&quot;en&quot;&quot;))&quot;);&quot;THE VARIABLE IS NOT A TABLE&quot;)" office:value-type="string" office:string-value="THE VARIABLE IS NOT A TABLE" calcext:value-type="string">
            <text:p>THE VARIABLE IS NOT A TABLE</text:p>
          </table:table-cell>
          <table:table-cell table:style-name="ce2" table:formula="of:=[$errors.A47]" office:value-type="string" office:string-value="VARIABLE IS NOT AN ARRAY" calcext:value-type="string">
            <text:p>VARIABLE IS NOT AN ARRAY</text:p>
          </table:table-cell>
          <table:table-cell/>
          <table:table-cell table:style-name="ce2" table:formula="of:=IFERROR(__xludf.dummyfunction(&quot;UPPER(GOOGLETRANSLATE(if(len(D88) &gt; 0, D88, C88),&quot;&quot;en&quot;&quot;,$A$1))&quot;);&quot;LA VARIABLE N'EST PAS UN TABLEAU&quot;)" office:value-type="string" office:string-value="LA VARIABLE N'EST PAS UN TABLEAU" calcext:value-type="string">
            <text:p>LA VARIABLE N'EST PAS UN TABLEAU</text:p>
          </table:table-cell>
          <table:table-cell table:number-columns-repeated="1019"/>
        </table:table-row>
        <table:table-row table:style-name="ro2" table:number-rows-repeated="1048487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lang_fr.A3:lang_fr.A40">
            <calcext:condition calcext:apply-style-name="ConditionalStyle_1" calcext:value="formula-is(COUNTIF([.$A$3:.$A$40];[.$A3])&gt;1)" calcext:base-cell-address="lang_fr.A3"/>
          </calcext:conditional-format>
        </calcext:conditional-formats>
      </table:table>
      <table:table table:name="lang_de" table:style-name="ta7">
        <table:table-column table:style-name="co24" table:default-cell-style-name="Default"/>
        <table:table-column table:style-name="co5" table:default-cell-style-name="Default"/>
        <table:table-column table:style-name="co1" table:default-cell-style-name="Default"/>
        <table:table-column table:style-name="co21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31" table:default-cell-style-name="Default"/>
        <table:table-column table:style-name="co21" table:number-columns-repeated="1017" table:default-cell-style-name="Default"/>
        <table:table-row table:style-name="ro1">
          <table:table-cell table:style-name="ce1" office:value-type="string" calcext:value-type="string">
            <text:p>de</text:p>
          </table:table-cell>
          <table:table-cell table:style-name="ce1" office:value-type="string" calcext:value-type="string">
            <text:p>reverse</text:p>
          </table:table-cell>
          <table:table-cell table:style-name="ce1" office:value-type="string" calcext:value-type="string">
            <text:p>original</text:p>
          </table:table-cell>
          <table:table-cell table:style-name="ce1" office:value-type="string" calcext:value-type="string">
            <text:p>human override</text:p>
          </table:table-cell>
          <table:table-cell table:style-name="ce1" office:value-type="string" calcext:value-type="string">
            <text:p>google translate</text:p>
          </table:table-cell>
          <table:table-cell table:style-name="ce1" office:value-type="string" calcext:value-type="string">
            <text:p>human translate</text:p>
          </table:table-cell>
          <table:table-cell table:style-name="ce1" office:value-type="string" calcext:value-type="string">
            <text:p>contributor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GERMAN</text:p>
          </table:table-cell>
          <table:table-cell table:number-columns-repeated="1023"/>
        </table:table-row>
        <table:table-row table:style-name="ro1">
          <table:table-cell table:style-name="ce9" table:formula="of:=IF(LEN([.F3]) &gt; 0; [.F3]; [.E3])" office:value-type="string" office:string-value="ABS" calcext:value-type="string">
            <text:p>ABS</text:p>
          </table:table-cell>
          <table:table-cell table:style-name="ce8" table:formula="of:=IFERROR(__xludf.dummyfunction(&quot;upper(googletranslate(A3,$A$1,&quot;&quot;en&quot;&quot;))&quot;);&quot;SECTION&quot;)" office:value-type="string" office:string-value="SECTION" calcext:value-type="string">
            <text:p>SECTION</text:p>
          </table:table-cell>
          <table:table-cell table:style-name="ce2" table:formula="of:=[$keywords.A1]" office:value-type="string" office:string-value="ABS" calcext:value-type="string">
            <text:p>ABS</text:p>
          </table:table-cell>
          <table:table-cell/>
          <table:table-cell table:style-name="ce2" table:formula="of:=IFERROR(__xludf.dummyfunction(&quot;UPPER(GOOGLETRANSLATE(if(len(D3) &gt; 0, D3, C3),&quot;&quot;en&quot;&quot;,$A$1))&quot;);&quot;ABS&quot;)" office:value-type="string" office:string-value="ABS" calcext:value-type="string">
            <text:p>ABS</text:p>
          </table:table-cell>
          <table:table-cell table:number-columns-repeated="1019"/>
        </table:table-row>
        <table:table-row table:style-name="ro1">
          <table:table-cell table:style-name="ce9" table:formula="of:=IF(LEN([.F4]) &gt; 0; [.F4]; [.E4])" office:value-type="string" office:string-value="ATN" calcext:value-type="string">
            <text:p>ATN</text:p>
          </table:table-cell>
          <table:table-cell table:style-name="ce8" table:formula="of:=IFERROR(__xludf.dummyfunction(&quot;upper(googletranslate(A4,$A$1,&quot;&quot;en&quot;&quot;))&quot;);&quot;ATN&quot;)" office:value-type="string" office:string-value="ATN" calcext:value-type="string">
            <text:p>ATN</text:p>
          </table:table-cell>
          <table:table-cell table:style-name="ce2" table:formula="of:=[$keywords.A2]" office:value-type="string" office:string-value="ATN" calcext:value-type="string">
            <text:p>ATN</text:p>
          </table:table-cell>
          <table:table-cell/>
          <table:table-cell table:style-name="ce2" table:formula="of:=IFERROR(__xludf.dummyfunction(&quot;UPPER(GOOGLETRANSLATE(if(len(D4) &gt; 0, D4, C4),&quot;&quot;en&quot;&quot;,$A$1))&quot;);&quot;ATN&quot;)" office:value-type="string" office:string-value="ATN" calcext:value-type="string">
            <text:p>ATN</text:p>
          </table:table-cell>
          <table:table-cell table:number-columns-repeated="1019"/>
        </table:table-row>
        <table:table-row table:style-name="ro1">
          <table:table-cell table:style-name="ce9" table:formula="of:=IF(LEN([.F5]) &gt; 0; [.F5]; [.E5])" office:value-type="string" office:string-value="BASE" calcext:value-type="string">
            <text:p>BASE</text:p>
          </table:table-cell>
          <table:table-cell table:style-name="ce8" table:formula="of:=IFERROR(__xludf.dummyfunction(&quot;upper(googletranslate(A5,$A$1,&quot;&quot;en&quot;&quot;))&quot;);&quot;BASE&quot;)" office:value-type="string" office:string-value="BASE" calcext:value-type="string">
            <text:p>BASE</text:p>
          </table:table-cell>
          <table:table-cell table:style-name="ce2" table:formula="of:=[$keywords.A3]" office:value-type="string" office:string-value="BASE" calcext:value-type="string">
            <text:p>BASE</text:p>
          </table:table-cell>
          <table:table-cell/>
          <table:table-cell table:style-name="ce2" table:formula="of:=IFERROR(__xludf.dummyfunction(&quot;UPPER(GOOGLETRANSLATE(if(len(D5) &gt; 0, D5, C5),&quot;&quot;en&quot;&quot;,$A$1))&quot;);&quot;BASE&quot;)" office:value-type="string" office:string-value="BASE" calcext:value-type="string">
            <text:p>BASE</text:p>
          </table:table-cell>
          <table:table-cell table:number-columns-repeated="1019"/>
        </table:table-row>
        <table:table-row table:style-name="ro1">
          <table:table-cell table:style-name="ce9" table:formula="of:=IF(LEN([.F6]) &gt; 0; [.F6]; [.E6])" office:value-type="string" office:string-value="COS" calcext:value-type="string">
            <text:p>COS</text:p>
          </table:table-cell>
          <table:table-cell table:style-name="ce8" table:formula="of:=IFERROR(__xludf.dummyfunction(&quot;upper(googletranslate(A6,$A$1,&quot;&quot;en&quot;&quot;))&quot;);&quot;COS&quot;)" office:value-type="string" office:string-value="COS" calcext:value-type="string">
            <text:p>COS</text:p>
          </table:table-cell>
          <table:table-cell table:style-name="ce2" table:formula="of:=[$keywords.A4]" office:value-type="string" office:string-value="COS" calcext:value-type="string">
            <text:p>COS</text:p>
          </table:table-cell>
          <table:table-cell/>
          <table:table-cell table:style-name="ce2" table:formula="of:=IFERROR(__xludf.dummyfunction(&quot;UPPER(GOOGLETRANSLATE(if(len(D6) &gt; 0, D6, C6),&quot;&quot;en&quot;&quot;,$A$1))&quot;);&quot;COS&quot;)" office:value-type="string" office:string-value="COS" calcext:value-type="string">
            <text:p>COS</text:p>
          </table:table-cell>
          <table:table-cell table:number-columns-repeated="1019"/>
        </table:table-row>
        <table:table-row table:style-name="ro1">
          <table:table-cell table:style-name="ce9" table:formula="of:=IF(LEN([.F7]) &gt; 0; [.F7]; [.E7])" office:value-type="string" office:string-value="DATEN" calcext:value-type="string">
            <text:p>DATEN</text:p>
          </table:table-cell>
          <table:table-cell table:style-name="ce8" table:formula="of:=IFERROR(__xludf.dummyfunction(&quot;upper(googletranslate(A7,$A$1,&quot;&quot;en&quot;&quot;))&quot;);&quot;DATA&quot;)" office:value-type="string" office:string-value="DATA" calcext:value-type="string">
            <text:p>DATA</text:p>
          </table:table-cell>
          <table:table-cell table:style-name="ce2" table:formula="of:=[$keywords.A5]" office:value-type="string" office:string-value="DATA" calcext:value-type="string">
            <text:p>DATA</text:p>
          </table:table-cell>
          <table:table-cell/>
          <table:table-cell table:style-name="ce2" table:formula="of:=IFERROR(__xludf.dummyfunction(&quot;UPPER(GOOGLETRANSLATE(if(len(D7) &gt; 0, D7, C7),&quot;&quot;en&quot;&quot;,$A$1))&quot;);&quot;DATEN&quot;)" office:value-type="string" office:string-value="DATEN" calcext:value-type="string">
            <text:p>DATEN</text:p>
          </table:table-cell>
          <table:table-cell table:number-columns-repeated="1019"/>
        </table:table-row>
        <table:table-row table:style-name="ro1">
          <table:table-cell table:style-name="ce9" table:formula="of:=IF(LEN([.F8]) &gt; 0; [.F8]; [.E8])" office:value-type="string" office:string-value="DBL" calcext:value-type="string">
            <text:p>DBL</text:p>
          </table:table-cell>
          <table:table-cell table:style-name="ce8" table:formula="of:=IFERROR(__xludf.dummyfunction(&quot;upper(googletranslate(A8,$A$1,&quot;&quot;en&quot;&quot;))&quot;);&quot;DBL&quot;)" office:value-type="string" office:string-value="DBL" calcext:value-type="string">
            <text:p>DBL</text:p>
          </table:table-cell>
          <table:table-cell table:style-name="ce2" table:formula="of:=[$keywords.A6]" office:value-type="string" office:string-value="DBL" calcext:value-type="string">
            <text:p>DBL</text:p>
          </table:table-cell>
          <table:table-cell/>
          <table:table-cell table:style-name="ce2" table:formula="of:=IFERROR(__xludf.dummyfunction(&quot;UPPER(GOOGLETRANSLATE(if(len(D8) &gt; 0, D8, C8),&quot;&quot;en&quot;&quot;,$A$1))&quot;);&quot;DBL&quot;)" office:value-type="string" office:string-value="DBL" calcext:value-type="string">
            <text:p>DBL</text:p>
          </table:table-cell>
          <table:table-cell table:number-columns-repeated="1019"/>
        </table:table-row>
        <table:table-row table:style-name="ro1">
          <table:table-cell table:style-name="ce9" table:formula="of:=IF(LEN([.F9]) &gt; 0; [.F9]; [.E9])" office:value-type="string" office:string-value="DEF" calcext:value-type="string">
            <text:p>DEF</text:p>
          </table:table-cell>
          <table:table-cell table:style-name="ce8" table:formula="of:=IFERROR(__xludf.dummyfunction(&quot;upper(googletranslate(A9,$A$1,&quot;&quot;en&quot;&quot;))&quot;);&quot;DEF&quot;)" office:value-type="string" office:string-value="DEF" calcext:value-type="string">
            <text:p>DEF</text:p>
          </table:table-cell>
          <table:table-cell table:style-name="ce2" table:formula="of:=[$keywords.A7]" office:value-type="string" office:string-value="DEF" calcext:value-type="string">
            <text:p>DEF</text:p>
          </table:table-cell>
          <table:table-cell/>
          <table:table-cell table:style-name="ce2" table:formula="of:=IFERROR(__xludf.dummyfunction(&quot;UPPER(GOOGLETRANSLATE(if(len(D9) &gt; 0, D9, C9),&quot;&quot;en&quot;&quot;,$A$1))&quot;);&quot;DEF&quot;)" office:value-type="string" office:string-value="DEF" calcext:value-type="string">
            <text:p>DEF</text:p>
          </table:table-cell>
          <table:table-cell table:number-columns-repeated="1019"/>
        </table:table-row>
        <table:table-row table:style-name="ro1">
          <table:table-cell table:style-name="ce9" table:formula="of:=IF(LEN([.F10]) &gt; 0; [.F10]; [.E10])" office:value-type="string" office:string-value="SCHWACH" calcext:value-type="string">
            <text:p>SCHWACH</text:p>
          </table:table-cell>
          <table:table-cell table:style-name="ce8" table:formula="of:=IFERROR(__xludf.dummyfunction(&quot;upper(googletranslate(A10,$A$1,&quot;&quot;en&quot;&quot;))&quot;);&quot;WEAK&quot;)" office:value-type="string" office:string-value="WEAK" calcext:value-type="string">
            <text:p>WEAK</text:p>
          </table:table-cell>
          <table:table-cell table:style-name="ce2" table:formula="of:=[$keywords.A8]" office:value-type="string" office:string-value="DIM" calcext:value-type="string">
            <text:p>DIM</text:p>
          </table:table-cell>
          <table:table-cell/>
          <table:table-cell table:style-name="ce2" table:formula="of:=IFERROR(__xludf.dummyfunction(&quot;UPPER(GOOGLETRANSLATE(if(len(D10) &gt; 0, D10, C10),&quot;&quot;en&quot;&quot;,$A$1))&quot;);&quot;SCHWACH&quot;)" office:value-type="string" office:string-value="SCHWACH" calcext:value-type="string">
            <text:p>SCHWACH</text:p>
          </table:table-cell>
          <table:table-cell table:number-columns-repeated="1019"/>
        </table:table-row>
        <table:table-row table:style-name="ro1">
          <table:table-cell table:style-name="ce9" table:formula="of:=IF(LEN([.F11]) &gt; 0; [.F11]; [.E11])" office:value-type="string" office:string-value="ENDE" calcext:value-type="string">
            <text:p>ENDE</text:p>
          </table:table-cell>
          <table:table-cell table:style-name="ce8" table:formula="of:=IFERROR(__xludf.dummyfunction(&quot;upper(googletranslate(A11,$A$1,&quot;&quot;en&quot;&quot;))&quot;);&quot;END&quot;)" office:value-type="string" office:string-value="END" calcext:value-type="string">
            <text:p>END</text:p>
          </table:table-cell>
          <table:table-cell table:style-name="ce2" table:formula="of:=[$keywords.A9]" office:value-type="string" office:string-value="END" calcext:value-type="string">
            <text:p>END</text:p>
          </table:table-cell>
          <table:table-cell/>
          <table:table-cell table:style-name="ce2" table:formula="of:=IFERROR(__xludf.dummyfunction(&quot;UPPER(GOOGLETRANSLATE(if(len(D11) &gt; 0, D11, C11),&quot;&quot;en&quot;&quot;,$A$1))&quot;);&quot;ENDE&quot;)" office:value-type="string" office:string-value="ENDE" calcext:value-type="string">
            <text:p>ENDE</text:p>
          </table:table-cell>
          <table:table-cell table:number-columns-repeated="1019"/>
        </table:table-row>
        <table:table-row table:style-name="ro1">
          <table:table-cell table:style-name="ce9" table:formula="of:=IF(LEN([.F12]) &gt; 0; [.F12]; [.E12])" office:value-type="string" office:string-value="EXP" calcext:value-type="string">
            <text:p>EXP</text:p>
          </table:table-cell>
          <table:table-cell table:style-name="ce8" table:formula="of:=IFERROR(__xludf.dummyfunction(&quot;upper(googletranslate(A12,$A$1,&quot;&quot;en&quot;&quot;))&quot;);&quot;EXP&quot;)" office:value-type="string" office:string-value="EXP" calcext:value-type="string">
            <text:p>EXP</text:p>
          </table:table-cell>
          <table:table-cell table:style-name="ce2" table:formula="of:=[$keywords.A10]" office:value-type="string" office:string-value="EXP" calcext:value-type="string">
            <text:p>EXP</text:p>
          </table:table-cell>
          <table:table-cell/>
          <table:table-cell table:style-name="ce2" table:formula="of:=IFERROR(__xludf.dummyfunction(&quot;UPPER(GOOGLETRANSLATE(if(len(D12) &gt; 0, D12, C12),&quot;&quot;en&quot;&quot;,$A$1))&quot;);&quot;EXP&quot;)" office:value-type="string" office:string-value="EXP" calcext:value-type="string">
            <text:p>EXP</text:p>
          </table:table-cell>
          <table:table-cell table:number-columns-repeated="1019"/>
        </table:table-row>
        <table:table-row table:style-name="ro1">
          <table:table-cell table:style-name="ce9" table:formula="of:=IF(LEN([.F13]) &gt; 0; [.F13]; [.E13])" office:value-type="string" office:string-value="FÜR" calcext:value-type="string">
            <text:p>FÜR</text:p>
          </table:table-cell>
          <table:table-cell table:style-name="ce8" table:formula="of:=IFERROR(__xludf.dummyfunction(&quot;upper(googletranslate(A13,$A$1,&quot;&quot;en&quot;&quot;))&quot;);&quot;FOR&quot;)" office:value-type="string" office:string-value="FOR" calcext:value-type="string">
            <text:p>FOR</text:p>
          </table:table-cell>
          <table:table-cell table:style-name="ce2" table:formula="of:=[$keywords.A11]" office:value-type="string" office:string-value="FOR" calcext:value-type="string">
            <text:p>FOR</text:p>
          </table:table-cell>
          <table:table-cell/>
          <table:table-cell table:style-name="ce2" table:formula="of:=IFERROR(__xludf.dummyfunction(&quot;UPPER(GOOGLETRANSLATE(if(len(D13) &gt; 0, D13, C13),&quot;&quot;en&quot;&quot;,$A$1))&quot;);&quot;FÜR&quot;)" office:value-type="string" office:string-value="FÜR" calcext:value-type="string">
            <text:p>FÜR</text:p>
          </table:table-cell>
          <table:table-cell table:number-columns-repeated="1019"/>
        </table:table-row>
        <table:table-row table:style-name="ro1">
          <table:table-cell table:style-name="ce9" table:formula="of:=IF(LEN([.F14]) &gt; 0; [.F14]; [.E14])" office:value-type="string" office:string-value="GEHE ZU" calcext:value-type="string">
            <text:p>GEHE ZU</text:p>
          </table:table-cell>
          <table:table-cell table:style-name="ce8" table:formula="of:=IFERROR(__xludf.dummyfunction(&quot;upper(googletranslate(A14,$A$1,&quot;&quot;en&quot;&quot;))&quot;);&quot;GO TO&quot;)" office:value-type="string" office:string-value="GO TO" calcext:value-type="string">
            <text:p>GO TO</text:p>
          </table:table-cell>
          <table:table-cell table:style-name="ce2" table:formula="of:=[$keywords.A12]" office:value-type="string" office:string-value="GOTO" calcext:value-type="string">
            <text:p>GOTO</text:p>
          </table:table-cell>
          <table:table-cell/>
          <table:table-cell table:style-name="ce2" table:formula="of:=IFERROR(__xludf.dummyfunction(&quot;UPPER(GOOGLETRANSLATE(if(len(D14) &gt; 0, D14, C14),&quot;&quot;en&quot;&quot;,$A$1))&quot;);&quot;GEHE ZU&quot;)" office:value-type="string" office:string-value="GEHE ZU" calcext:value-type="string">
            <text:p>GEHE ZU</text:p>
          </table:table-cell>
          <table:table-cell table:number-columns-repeated="1019"/>
        </table:table-row>
        <table:table-row table:style-name="ro1">
          <table:table-cell table:style-name="ce9" table:formula="of:=IF(LEN([.F15]) &gt; 0; [.F15]; [.E15])" office:value-type="string" office:string-value="GOSUB" calcext:value-type="string">
            <text:p>GOSUB</text:p>
          </table:table-cell>
          <table:table-cell table:style-name="ce8" table:formula="of:=IFERROR(__xludf.dummyfunction(&quot;upper(googletranslate(A15,$A$1,&quot;&quot;en&quot;&quot;))&quot;);&quot;GOSUB&quot;)" office:value-type="string" office:string-value="GOSUB" calcext:value-type="string">
            <text:p>GOSUB</text:p>
          </table:table-cell>
          <table:table-cell table:style-name="ce2" table:formula="of:=[$keywords.A13]" office:value-type="string" office:string-value="GOSUB" calcext:value-type="string">
            <text:p>GOSUB</text:p>
          </table:table-cell>
          <table:table-cell/>
          <table:table-cell table:style-name="ce2" table:formula="of:=IFERROR(__xludf.dummyfunction(&quot;UPPER(GOOGLETRANSLATE(if(len(D15) &gt; 0, D15, C15),&quot;&quot;en&quot;&quot;,$A$1))&quot;);&quot;GOSUB&quot;)" office:value-type="string" office:string-value="GOSUB" calcext:value-type="string">
            <text:p>GOSUB</text:p>
          </table:table-cell>
          <table:table-cell table:number-columns-repeated="1019"/>
        </table:table-row>
        <table:table-row table:style-name="ro1">
          <table:table-cell table:style-name="ce9" table:formula="of:=IF(LEN([.F16]) &gt; 0; [.F16]; [.E16])" office:value-type="string" office:string-value="WENN" calcext:value-type="string">
            <text:p>WENN</text:p>
          </table:table-cell>
          <table:table-cell table:style-name="ce8" table:formula="of:=IFERROR(__xludf.dummyfunction(&quot;upper(googletranslate(A16,$A$1,&quot;&quot;en&quot;&quot;))&quot;);&quot;IF&quot;)" office:value-type="string" office:string-value="IF" calcext:value-type="string">
            <text:p>IF</text:p>
          </table:table-cell>
          <table:table-cell table:style-name="ce2" table:formula="of:=[$keywords.A14]" office:value-type="string" office:string-value="IF" calcext:value-type="string">
            <text:p>IF</text:p>
          </table:table-cell>
          <table:table-cell/>
          <table:table-cell table:style-name="ce2" table:formula="of:=IFERROR(__xludf.dummyfunction(&quot;UPPER(GOOGLETRANSLATE(if(len(D16) &gt; 0, D16, C16),&quot;&quot;en&quot;&quot;,$A$1))&quot;);&quot;WENN&quot;)" office:value-type="string" office:string-value="WENN" calcext:value-type="string">
            <text:p>WENN</text:p>
          </table:table-cell>
          <table:table-cell table:number-columns-repeated="1019"/>
        </table:table-row>
        <table:table-row table:style-name="ro1">
          <table:table-cell table:style-name="ce9" table:formula="of:=IF(LEN([.F17]) &gt; 0; [.F17]; [.E17])" office:value-type="string" office:string-value="INT" calcext:value-type="string">
            <text:p>INT</text:p>
          </table:table-cell>
          <table:table-cell table:style-name="ce8" table:formula="of:=IFERROR(__xludf.dummyfunction(&quot;upper(googletranslate(A17,$A$1,&quot;&quot;en&quot;&quot;))&quot;);&quot;INTIMATELY&quot;)" office:value-type="string" office:string-value="INTIMATELY" calcext:value-type="string">
            <text:p>INTIMATELY</text:p>
          </table:table-cell>
          <table:table-cell table:style-name="ce2" table:formula="of:=[$keywords.A15]" office:value-type="string" office:string-value="INT" calcext:value-type="string">
            <text:p>INT</text:p>
          </table:table-cell>
          <table:table-cell/>
          <table:table-cell table:style-name="ce2" table:formula="of:=IFERROR(__xludf.dummyfunction(&quot;UPPER(GOOGLETRANSLATE(if(len(D17) &gt; 0, D17, C17),&quot;&quot;en&quot;&quot;,$A$1))&quot;);&quot;INT&quot;)" office:value-type="string" office:string-value="INT" calcext:value-type="string">
            <text:p>INT</text:p>
          </table:table-cell>
          <table:table-cell table:number-columns-repeated="1019"/>
        </table:table-row>
        <table:table-row table:style-name="ro1">
          <table:table-cell table:style-name="ce9" table:formula="of:=IF(LEN([.F18]) &gt; 0; [.F18]; [.E18])" office:value-type="string" office:string-value="EINGANG" calcext:value-type="string">
            <text:p>EINGANG</text:p>
          </table:table-cell>
          <table:table-cell table:style-name="ce8" table:formula="of:=IFERROR(__xludf.dummyfunction(&quot;upper(googletranslate(A18,$A$1,&quot;&quot;en&quot;&quot;))&quot;);&quot;ENTRY&quot;)" office:value-type="string" office:string-value="ENTRY" calcext:value-type="string">
            <text:p>ENTRY</text:p>
          </table:table-cell>
          <table:table-cell table:style-name="ce2" table:formula="of:=[$keywords.A16]" office:value-type="string" office:string-value="INPUT" calcext:value-type="string">
            <text:p>INPUT</text:p>
          </table:table-cell>
          <table:table-cell/>
          <table:table-cell table:style-name="ce2" table:formula="of:=IFERROR(__xludf.dummyfunction(&quot;UPPER(GOOGLETRANSLATE(if(len(D18) &gt; 0, D18, C18),&quot;&quot;en&quot;&quot;,$A$1))&quot;);&quot;EINGANG&quot;)" office:value-type="string" office:string-value="EINGANG" calcext:value-type="string">
            <text:p>EINGANG</text:p>
          </table:table-cell>
          <table:table-cell table:number-columns-repeated="1019"/>
        </table:table-row>
        <table:table-row table:style-name="ro1">
          <table:table-cell table:style-name="ce9" table:formula="of:=IF(LEN([.F19]) &gt; 0; [.F19]; [.E19])" office:value-type="string" office:string-value="LASSEN" calcext:value-type="string">
            <text:p>LASSEN</text:p>
          </table:table-cell>
          <table:table-cell table:style-name="ce8" table:formula="of:=IFERROR(__xludf.dummyfunction(&quot;upper(googletranslate(A19,$A$1,&quot;&quot;en&quot;&quot;))&quot;);&quot;PERMIT&quot;)" office:value-type="string" office:string-value="PERMIT" calcext:value-type="string">
            <text:p>PERMIT</text:p>
          </table:table-cell>
          <table:table-cell table:style-name="ce2" table:formula="of:=[$keywords.A17]" office:value-type="string" office:string-value="LET" calcext:value-type="string">
            <text:p>LET</text:p>
          </table:table-cell>
          <table:table-cell/>
          <table:table-cell table:style-name="ce2" table:formula="of:=IFERROR(__xludf.dummyfunction(&quot;UPPER(GOOGLETRANSLATE(if(len(D19) &gt; 0, D19, C19),&quot;&quot;en&quot;&quot;,$A$1))&quot;);&quot;LASSEN&quot;)" office:value-type="string" office:string-value="LASSEN" calcext:value-type="string">
            <text:p>LASSEN</text:p>
          </table:table-cell>
          <table:table-cell table:number-columns-repeated="1019"/>
        </table:table-row>
        <table:table-row table:style-name="ro1">
          <table:table-cell table:style-name="ce9" table:formula="of:=IF(LEN([.F20]) &gt; 0; [.F20]; [.E20])" office:value-type="string" office:string-value="PROTOKOLL" calcext:value-type="string">
            <text:p>PROTOKOLL</text:p>
          </table:table-cell>
          <table:table-cell table:style-name="ce8" table:formula="of:=IFERROR(__xludf.dummyfunction(&quot;upper(googletranslate(A20,$A$1,&quot;&quot;en&quot;&quot;))&quot;);&quot;PROTOCOL&quot;)" office:value-type="string" office:string-value="PROTOCOL" calcext:value-type="string">
            <text:p>PROTOCOL</text:p>
          </table:table-cell>
          <table:table-cell table:style-name="ce2" table:formula="of:=[$keywords.A18]" office:value-type="string" office:string-value="LOG" calcext:value-type="string">
            <text:p>LOG</text:p>
          </table:table-cell>
          <table:table-cell/>
          <table:table-cell table:style-name="ce2" table:formula="of:=IFERROR(__xludf.dummyfunction(&quot;UPPER(GOOGLETRANSLATE(if(len(D20) &gt; 0, D20, C20),&quot;&quot;en&quot;&quot;,$A$1))&quot;);&quot;PROTOKOLL&quot;)" office:value-type="string" office:string-value="PROTOKOLL" calcext:value-type="string">
            <text:p>PROTOKOLL</text:p>
          </table:table-cell>
          <table:table-cell table:number-columns-repeated="1019"/>
        </table:table-row>
        <table:table-row table:style-name="ro1">
          <table:table-cell table:style-name="ce9" table:formula="of:=IF(LEN([.F21]) &gt; 0; [.F21]; [.E21])" office:value-type="string" office:string-value="NÄCHSTE" calcext:value-type="string">
            <text:p>NÄCHSTE</text:p>
          </table:table-cell>
          <table:table-cell table:style-name="ce8" table:formula="of:=IFERROR(__xludf.dummyfunction(&quot;upper(googletranslate(A21,$A$1,&quot;&quot;en&quot;&quot;))&quot;);&quot;NEXT&quot;)" office:value-type="string" office:string-value="NEXT" calcext:value-type="string">
            <text:p>NEXT</text:p>
          </table:table-cell>
          <table:table-cell table:style-name="ce2" table:formula="of:=[$keywords.A19]" office:value-type="string" office:string-value="NEXT" calcext:value-type="string">
            <text:p>NEXT</text:p>
          </table:table-cell>
          <table:table-cell/>
          <table:table-cell table:style-name="ce2" table:formula="of:=IFERROR(__xludf.dummyfunction(&quot;UPPER(GOOGLETRANSLATE(if(len(D21) &gt; 0, D21, C21),&quot;&quot;en&quot;&quot;,$A$1))&quot;);&quot;NÄCHSTE&quot;)" office:value-type="string" office:string-value="NÄCHSTE" calcext:value-type="string">
            <text:p>NÄCHSTE</text:p>
          </table:table-cell>
          <table:table-cell table:number-columns-repeated="1019"/>
        </table:table-row>
        <table:table-row table:style-name="ro1">
          <table:table-cell table:style-name="ce9" table:formula="of:=IF(LEN([.F22]) &gt; 0; [.F22]; [.E22])" office:value-type="string" office:string-value="AN" calcext:value-type="string">
            <text:p>AN</text:p>
          </table:table-cell>
          <table:table-cell table:style-name="ce8" table:formula="of:=IFERROR(__xludf.dummyfunction(&quot;upper(googletranslate(A22,$A$1,&quot;&quot;en&quot;&quot;))&quot;);&quot;AT&quot;)" office:value-type="string" office:string-value="AT" calcext:value-type="string">
            <text:p>AT</text:p>
          </table:table-cell>
          <table:table-cell table:style-name="ce2" table:formula="of:=[$keywords.A20]" office:value-type="string" office:string-value="ON" calcext:value-type="string">
            <text:p>ON</text:p>
          </table:table-cell>
          <table:table-cell/>
          <table:table-cell table:style-name="ce2" table:formula="of:=IFERROR(__xludf.dummyfunction(&quot;UPPER(GOOGLETRANSLATE(if(len(D22) &gt; 0, D22, C22),&quot;&quot;en&quot;&quot;,$A$1))&quot;);&quot;AN&quot;)" office:value-type="string" office:string-value="AN" calcext:value-type="string">
            <text:p>AN</text:p>
          </table:table-cell>
          <table:table-cell table:number-columns-repeated="1019"/>
        </table:table-row>
        <table:table-row table:style-name="ro1">
          <table:table-cell table:style-name="ce9" table:formula="of:=IF(LEN([.F23]) &gt; 0; [.F23]; [.E23])" office:value-type="string" office:string-value="MÖGLICHKEIT" calcext:value-type="string">
            <text:p>MÖGLICHKEIT</text:p>
          </table:table-cell>
          <table:table-cell table:style-name="ce8" table:formula="of:=IFERROR(__xludf.dummyfunction(&quot;upper(googletranslate(A23,$A$1,&quot;&quot;en&quot;&quot;))&quot;);&quot;POSSIBILITY&quot;)" office:value-type="string" office:string-value="POSSIBILITY" calcext:value-type="string">
            <text:p>POSSIBILITY</text:p>
          </table:table-cell>
          <table:table-cell table:style-name="ce2" table:formula="of:=[$keywords.A21]" office:value-type="string" office:string-value="OPTION" calcext:value-type="string">
            <text:p>OPTION</text:p>
          </table:table-cell>
          <table:table-cell/>
          <table:table-cell table:style-name="ce2" table:formula="of:=IFERROR(__xludf.dummyfunction(&quot;UPPER(GOOGLETRANSLATE(if(len(D23) &gt; 0, D23, C23),&quot;&quot;en&quot;&quot;,$A$1))&quot;);&quot;MÖGLICHKEIT&quot;)" office:value-type="string" office:string-value="MÖGLICHKEIT" calcext:value-type="string">
            <text:p>MÖGLICHKEIT</text:p>
          </table:table-cell>
          <table:table-cell table:number-columns-repeated="1019"/>
        </table:table-row>
        <table:table-row table:style-name="ro1">
          <table:table-cell table:style-name="ce9" table:formula="of:=IF(LEN([.F24]) &gt; 0; [.F24]; [.E24])" office:value-type="string" office:string-value="DRUCKEN" calcext:value-type="string">
            <text:p>DRUCKEN</text:p>
          </table:table-cell>
          <table:table-cell table:style-name="ce8" table:formula="of:=IFERROR(__xludf.dummyfunction(&quot;upper(googletranslate(A24,$A$1,&quot;&quot;en&quot;&quot;))&quot;);&quot;PRESS&quot;)" office:value-type="string" office:string-value="PRESS" calcext:value-type="string">
            <text:p>PRESS</text:p>
          </table:table-cell>
          <table:table-cell table:style-name="ce2" table:formula="of:=[$keywords.A22]" office:value-type="string" office:string-value="PRINT" calcext:value-type="string">
            <text:p>PRINT</text:p>
          </table:table-cell>
          <table:table-cell/>
          <table:table-cell table:style-name="ce2" table:formula="of:=IFERROR(__xludf.dummyfunction(&quot;UPPER(GOOGLETRANSLATE(if(len(D24) &gt; 0, D24, C24),&quot;&quot;en&quot;&quot;,$A$1))&quot;);&quot;DRUCKEN&quot;)" office:value-type="string" office:string-value="DRUCKEN" calcext:value-type="string">
            <text:p>DRUCKEN</text:p>
          </table:table-cell>
          <table:table-cell table:number-columns-repeated="1019"/>
        </table:table-row>
        <table:table-row table:style-name="ro1">
          <table:table-cell table:style-name="ce9" table:formula="of:=IF(LEN([.F25]) &gt; 0; [.F25]; [.E25])" office:value-type="string" office:string-value="RANDOMISIEREN" calcext:value-type="string">
            <text:p>RANDOMISIEREN</text:p>
          </table:table-cell>
          <table:table-cell table:style-name="ce8" table:formula="of:=IFERROR(__xludf.dummyfunction(&quot;upper(googletranslate(A25,$A$1,&quot;&quot;en&quot;&quot;))&quot;);&quot;RANDOMIZE&quot;)" office:value-type="string" office:string-value="RANDOMIZE" calcext:value-type="string">
            <text:p>RANDOMIZE</text:p>
          </table:table-cell>
          <table:table-cell table:style-name="ce2" table:formula="of:=[$keywords.A23]" office:value-type="string" office:string-value="RANDOMIZE" calcext:value-type="string">
            <text:p>RANDOMIZE</text:p>
          </table:table-cell>
          <table:table-cell/>
          <table:table-cell table:style-name="ce2" table:formula="of:=IFERROR(__xludf.dummyfunction(&quot;UPPER(GOOGLETRANSLATE(if(len(D25) &gt; 0, D25, C25),&quot;&quot;en&quot;&quot;,$A$1))&quot;);&quot;RANDOMISIEREN&quot;)" office:value-type="string" office:string-value="RANDOMISIEREN" calcext:value-type="string">
            <text:p>RANDOMISIEREN</text:p>
          </table:table-cell>
          <table:table-cell table:number-columns-repeated="1019"/>
        </table:table-row>
        <table:table-row table:style-name="ro1">
          <table:table-cell table:style-name="ce9" table:formula="of:=IF(LEN([.F26]) &gt; 0; [.F26]; [.E26])" office:value-type="string" office:string-value="RATTE" calcext:value-type="string">
            <text:p>RATTE</text:p>
          </table:table-cell>
          <table:table-cell table:style-name="ce8" table:formula="of:=IFERROR(__xludf.dummyfunction(&quot;upper(googletranslate(A26,$A$1,&quot;&quot;en&quot;&quot;))&quot;);&quot;RAT&quot;)" office:value-type="string" office:string-value="RAT" calcext:value-type="string">
            <text:p>RAT</text:p>
          </table:table-cell>
          <table:table-cell table:style-name="ce2" table:formula="of:=[$keywords.A24]" office:value-type="string" office:string-value="RAT" calcext:value-type="string">
            <text:p>RAT</text:p>
          </table:table-cell>
          <table:table-cell/>
          <table:table-cell table:style-name="ce2" table:formula="of:=IFERROR(__xludf.dummyfunction(&quot;UPPER(GOOGLETRANSLATE(if(len(D26) &gt; 0, D26, C26),&quot;&quot;en&quot;&quot;,$A$1))&quot;);&quot;RATTE&quot;)" office:value-type="string" office:string-value="RATTE" calcext:value-type="string">
            <text:p>RATTE</text:p>
          </table:table-cell>
          <table:table-cell table:number-columns-repeated="1019"/>
        </table:table-row>
        <table:table-row table:style-name="ro1">
          <table:table-cell table:style-name="ce9" table:formula="of:=IF(LEN([.F27]) &gt; 0; [.F27]; [.E27])" office:value-type="string" office:string-value="LESEN" calcext:value-type="string">
            <text:p>LESEN</text:p>
          </table:table-cell>
          <table:table-cell table:style-name="ce8" table:formula="of:=IFERROR(__xludf.dummyfunction(&quot;upper(googletranslate(A27,$A$1,&quot;&quot;en&quot;&quot;))&quot;);&quot;READ&quot;)" office:value-type="string" office:string-value="READ" calcext:value-type="string">
            <text:p>READ</text:p>
          </table:table-cell>
          <table:table-cell table:style-name="ce2" table:formula="of:=[$keywords.A25]" office:value-type="string" office:string-value="READ" calcext:value-type="string">
            <text:p>READ</text:p>
          </table:table-cell>
          <table:table-cell/>
          <table:table-cell table:style-name="ce2" table:formula="of:=IFERROR(__xludf.dummyfunction(&quot;UPPER(GOOGLETRANSLATE(if(len(D27) &gt; 0, D27, C27),&quot;&quot;en&quot;&quot;,$A$1))&quot;);&quot;LESEN&quot;)" office:value-type="string" office:string-value="LESEN" calcext:value-type="string">
            <text:p>LESEN</text:p>
          </table:table-cell>
          <table:table-cell table:number-columns-repeated="1019"/>
        </table:table-row>
        <table:table-row table:style-name="ro1">
          <table:table-cell table:style-name="ce9" table:formula="of:=IF(LEN([.F28]) &gt; 0; [.F28]; [.E28])" office:value-type="string" office:string-value="REM" calcext:value-type="string">
            <text:p>REM</text:p>
          </table:table-cell>
          <table:table-cell table:style-name="ce8" table:formula="of:=IFERROR(__xludf.dummyfunction(&quot;upper(googletranslate(A28,$A$1,&quot;&quot;en&quot;&quot;))&quot;);&quot;REM&quot;)" office:value-type="string" office:string-value="REM" calcext:value-type="string">
            <text:p>REM</text:p>
          </table:table-cell>
          <table:table-cell table:style-name="ce2" table:formula="of:=[$keywords.A26]" office:value-type="string" office:string-value="REM" calcext:value-type="string">
            <text:p>REM</text:p>
          </table:table-cell>
          <table:table-cell/>
          <table:table-cell table:style-name="ce2" table:formula="of:=IFERROR(__xludf.dummyfunction(&quot;UPPER(GOOGLETRANSLATE(if(len(D28) &gt; 0, D28, C28),&quot;&quot;en&quot;&quot;,$A$1))&quot;);&quot;REM&quot;)" office:value-type="string" office:string-value="REM" calcext:value-type="string">
            <text:p>REM</text:p>
          </table:table-cell>
          <table:table-cell table:number-columns-repeated="1019"/>
        </table:table-row>
        <table:table-row table:style-name="ro1">
          <table:table-cell table:style-name="ce9" table:formula="of:=IF(LEN([.F29]) &gt; 0; [.F29]; [.E29])" office:value-type="string" office:string-value="WIEDERHERSTELLEN" calcext:value-type="string">
            <text:p>WIEDERHERSTELLEN</text:p>
          </table:table-cell>
          <table:table-cell table:style-name="ce8" table:formula="of:=IFERROR(__xludf.dummyfunction(&quot;upper(googletranslate(A29,$A$1,&quot;&quot;en&quot;&quot;))&quot;);&quot;RESTORE&quot;)" office:value-type="string" office:string-value="RESTORE" calcext:value-type="string">
            <text:p>RESTORE</text:p>
          </table:table-cell>
          <table:table-cell table:style-name="ce2" table:formula="of:=[$keywords.A27]" office:value-type="string" office:string-value="RESTORE" calcext:value-type="string">
            <text:p>RESTORE</text:p>
          </table:table-cell>
          <table:table-cell/>
          <table:table-cell table:style-name="ce2" table:formula="of:=IFERROR(__xludf.dummyfunction(&quot;UPPER(GOOGLETRANSLATE(if(len(D29) &gt; 0, D29, C29),&quot;&quot;en&quot;&quot;,$A$1))&quot;);&quot;WIEDERHERSTELLEN&quot;)" office:value-type="string" office:string-value="WIEDERHERSTELLEN" calcext:value-type="string">
            <text:p>WIEDERHERSTELLEN</text:p>
          </table:table-cell>
          <table:table-cell table:number-columns-repeated="1019"/>
        </table:table-row>
        <table:table-row table:style-name="ro1">
          <table:table-cell table:style-name="ce9" table:formula="of:=IF(LEN([.F30]) &gt; 0; [.F30]; [.E30])" office:value-type="string" office:string-value="ZURÜCKKEHREN" calcext:value-type="string">
            <text:p>ZURÜCKKEHREN</text:p>
          </table:table-cell>
          <table:table-cell table:style-name="ce8" table:formula="of:=IFERROR(__xludf.dummyfunction(&quot;upper(googletranslate(A30,$A$1,&quot;&quot;en&quot;&quot;))&quot;);&quot;TO RETURN&quot;)" office:value-type="string" office:string-value="TO RETURN" calcext:value-type="string">
            <text:p>TO RETURN</text:p>
          </table:table-cell>
          <table:table-cell table:style-name="ce2" table:formula="of:=[$keywords.A28]" office:value-type="string" office:string-value="RETURN" calcext:value-type="string">
            <text:p>RETURN</text:p>
          </table:table-cell>
          <table:table-cell/>
          <table:table-cell table:style-name="ce2" table:formula="of:=IFERROR(__xludf.dummyfunction(&quot;UPPER(GOOGLETRANSLATE(if(len(D30) &gt; 0, D30, C30),&quot;&quot;en&quot;&quot;,$A$1))&quot;);&quot;ZURÜCKKEHREN&quot;)" office:value-type="string" office:string-value="ZURÜCKKEHREN" calcext:value-type="string">
            <text:p>ZURÜCKKEHREN</text:p>
          </table:table-cell>
          <table:table-cell table:number-columns-repeated="1019"/>
        </table:table-row>
        <table:table-row table:style-name="ro1">
          <table:table-cell table:style-name="ce9" table:formula="of:=IF(LEN([.F31]) &gt; 0; [.F31]; [.E31])" office:value-type="string" office:string-value="RND" calcext:value-type="string">
            <text:p>RND</text:p>
          </table:table-cell>
          <table:table-cell table:style-name="ce8" table:formula="of:=IFERROR(__xludf.dummyfunction(&quot;upper(googletranslate(A31,$A$1,&quot;&quot;en&quot;&quot;))&quot;);&quot;RND&quot;)" office:value-type="string" office:string-value="RND" calcext:value-type="string">
            <text:p>RND</text:p>
          </table:table-cell>
          <table:table-cell table:style-name="ce2" table:formula="of:=[$keywords.A29]" office:value-type="string" office:string-value="RND" calcext:value-type="string">
            <text:p>RND</text:p>
          </table:table-cell>
          <table:table-cell/>
          <table:table-cell table:style-name="ce2" table:formula="of:=IFERROR(__xludf.dummyfunction(&quot;UPPER(GOOGLETRANSLATE(if(len(D31) &gt; 0, D31, C31),&quot;&quot;en&quot;&quot;,$A$1))&quot;);&quot;RND&quot;)" office:value-type="string" office:string-value="RND" calcext:value-type="string">
            <text:p>RND</text:p>
          </table:table-cell>
          <table:table-cell table:number-columns-repeated="1019"/>
        </table:table-row>
        <table:table-row table:style-name="ro1">
          <table:table-cell table:style-name="ce9" table:formula="of:=IF(LEN([.F32]) &gt; 0; [.F32]; [.E32])" office:value-type="string" office:string-value="SGN" calcext:value-type="string">
            <text:p>SGN</text:p>
          </table:table-cell>
          <table:table-cell table:style-name="ce8" table:formula="of:=IFERROR(__xludf.dummyfunction(&quot;upper(googletranslate(A32,$A$1,&quot;&quot;en&quot;&quot;))&quot;);&quot;SGN&quot;)" office:value-type="string" office:string-value="SGN" calcext:value-type="string">
            <text:p>SGN</text:p>
          </table:table-cell>
          <table:table-cell table:style-name="ce2" table:formula="of:=[$keywords.A30]" office:value-type="string" office:string-value="SGN" calcext:value-type="string">
            <text:p>SGN</text:p>
          </table:table-cell>
          <table:table-cell/>
          <table:table-cell table:style-name="ce2" table:formula="of:=IFERROR(__xludf.dummyfunction(&quot;UPPER(GOOGLETRANSLATE(if(len(D32) &gt; 0, D32, C32),&quot;&quot;en&quot;&quot;,$A$1))&quot;);&quot;SGN&quot;)" office:value-type="string" office:string-value="SGN" calcext:value-type="string">
            <text:p>SGN</text:p>
          </table:table-cell>
          <table:table-cell table:number-columns-repeated="1019"/>
        </table:table-row>
        <table:table-row table:style-name="ro1">
          <table:table-cell table:style-name="ce9" table:formula="of:=IF(LEN([.F33]) &gt; 0; [.F33]; [.E33])" office:value-type="string" office:string-value="SÜNDE" calcext:value-type="string">
            <text:p>SÜNDE</text:p>
          </table:table-cell>
          <table:table-cell table:style-name="ce8" table:formula="of:=IFERROR(__xludf.dummyfunction(&quot;upper(googletranslate(A33,$A$1,&quot;&quot;en&quot;&quot;))&quot;);&quot;SIN&quot;)" office:value-type="string" office:string-value="SIN" calcext:value-type="string">
            <text:p>SIN</text:p>
          </table:table-cell>
          <table:table-cell table:style-name="ce2" table:formula="of:=[$keywords.A31]" office:value-type="string" office:string-value="SIN" calcext:value-type="string">
            <text:p>SIN</text:p>
          </table:table-cell>
          <table:table-cell/>
          <table:table-cell table:style-name="ce2" table:formula="of:=IFERROR(__xludf.dummyfunction(&quot;UPPER(GOOGLETRANSLATE(if(len(D33) &gt; 0, D33, C33),&quot;&quot;en&quot;&quot;,$A$1))&quot;);&quot;SÜNDE&quot;)" office:value-type="string" office:string-value="SÜNDE" calcext:value-type="string">
            <text:p>SÜNDE</text:p>
          </table:table-cell>
          <table:table-cell table:number-columns-repeated="1019"/>
        </table:table-row>
        <table:table-row table:style-name="ro1">
          <table:table-cell table:style-name="ce9" table:formula="of:=IF(LEN([.F34]) &gt; 0; [.F34]; [.E34])" office:value-type="string" office:string-value="SQR" calcext:value-type="string">
            <text:p>SQR</text:p>
          </table:table-cell>
          <table:table-cell table:style-name="ce8" table:formula="of:=IFERROR(__xludf.dummyfunction(&quot;upper(googletranslate(A34,$A$1,&quot;&quot;en&quot;&quot;))&quot;);&quot;SQR&quot;)" office:value-type="string" office:string-value="SQR" calcext:value-type="string">
            <text:p>SQR</text:p>
          </table:table-cell>
          <table:table-cell table:style-name="ce2" table:formula="of:=[$keywords.A32]" office:value-type="string" office:string-value="SQR" calcext:value-type="string">
            <text:p>SQR</text:p>
          </table:table-cell>
          <table:table-cell/>
          <table:table-cell table:style-name="ce2" table:formula="of:=IFERROR(__xludf.dummyfunction(&quot;UPPER(GOOGLETRANSLATE(if(len(D34) &gt; 0, D34, C34),&quot;&quot;en&quot;&quot;,$A$1))&quot;);&quot;SQR&quot;)" office:value-type="string" office:string-value="SQR" calcext:value-type="string">
            <text:p>SQR</text:p>
          </table:table-cell>
          <table:table-cell table:number-columns-repeated="1019"/>
        </table:table-row>
        <table:table-row table:style-name="ro1">
          <table:table-cell table:style-name="ce9" table:formula="of:=IF(LEN([.F35]) &gt; 0; [.F35]; [.E35])" office:value-type="string" office:string-value="SCHRITT" calcext:value-type="string">
            <text:p>SCHRITT</text:p>
          </table:table-cell>
          <table:table-cell table:style-name="ce8" table:formula="of:=IFERROR(__xludf.dummyfunction(&quot;upper(googletranslate(A35,$A$1,&quot;&quot;en&quot;&quot;))&quot;);&quot;STEP&quot;)" office:value-type="string" office:string-value="STEP" calcext:value-type="string">
            <text:p>STEP</text:p>
          </table:table-cell>
          <table:table-cell table:style-name="ce2" table:formula="of:=[$keywords.A33]" office:value-type="string" office:string-value="STEP" calcext:value-type="string">
            <text:p>STEP</text:p>
          </table:table-cell>
          <table:table-cell/>
          <table:table-cell table:style-name="ce2" table:formula="of:=IFERROR(__xludf.dummyfunction(&quot;UPPER(GOOGLETRANSLATE(if(len(D35) &gt; 0, D35, C35),&quot;&quot;en&quot;&quot;,$A$1))&quot;);&quot;SCHRITT&quot;)" office:value-type="string" office:string-value="SCHRITT" calcext:value-type="string">
            <text:p>SCHRITT</text:p>
          </table:table-cell>
          <table:table-cell table:number-columns-repeated="1019"/>
        </table:table-row>
        <table:table-row table:style-name="ro1">
          <table:table-cell table:style-name="ce9" table:formula="of:=IF(LEN([.F36]) &gt; 0; [.F36]; [.E36])" office:value-type="string" office:string-value="STOPPEN" calcext:value-type="string">
            <text:p>STOPPEN</text:p>
          </table:table-cell>
          <table:table-cell table:style-name="ce8" table:formula="of:=IFERROR(__xludf.dummyfunction(&quot;upper(googletranslate(A36,$A$1,&quot;&quot;en&quot;&quot;))&quot;);&quot;TO STOP&quot;)" office:value-type="string" office:string-value="TO STOP" calcext:value-type="string">
            <text:p>TO STOP</text:p>
          </table:table-cell>
          <table:table-cell table:style-name="ce2" table:formula="of:=[$keywords.A34]" office:value-type="string" office:string-value="STOP" calcext:value-type="string">
            <text:p>STOP</text:p>
          </table:table-cell>
          <table:table-cell/>
          <table:table-cell table:style-name="ce2" table:formula="of:=IFERROR(__xludf.dummyfunction(&quot;UPPER(GOOGLETRANSLATE(if(len(D36) &gt; 0, D36, C36),&quot;&quot;en&quot;&quot;,$A$1))&quot;);&quot;STOPPEN&quot;)" office:value-type="string" office:string-value="STOPPEN" calcext:value-type="string">
            <text:p>STOPPEN</text:p>
          </table:table-cell>
          <table:table-cell table:number-columns-repeated="1019"/>
        </table:table-row>
        <table:table-row table:style-name="ro1">
          <table:table-cell table:style-name="ce9" table:formula="of:=IF(LEN([.F37]) &gt; 0; [.F37]; [.E37])" office:value-type="string" office:string-value="STR" calcext:value-type="string">
            <text:p>STR</text:p>
          </table:table-cell>
          <table:table-cell table:style-name="ce8" table:formula="of:=IFERROR(__xludf.dummyfunction(&quot;upper(googletranslate(A37,$A$1,&quot;&quot;en&quot;&quot;))&quot;);&quot;STR&quot;)" office:value-type="string" office:string-value="STR" calcext:value-type="string">
            <text:p>STR</text:p>
          </table:table-cell>
          <table:table-cell table:style-name="ce2" table:formula="of:=[$keywords.A35]" office:value-type="string" office:string-value="STR" calcext:value-type="string">
            <text:p>STR</text:p>
          </table:table-cell>
          <table:table-cell/>
          <table:table-cell table:style-name="ce2" table:formula="of:=IFERROR(__xludf.dummyfunction(&quot;UPPER(GOOGLETRANSLATE(if(len(D37) &gt; 0, D37, C37),&quot;&quot;en&quot;&quot;,$A$1))&quot;);&quot;STR&quot;)" office:value-type="string" office:string-value="STR" calcext:value-type="string">
            <text:p>STR</text:p>
          </table:table-cell>
          <table:table-cell table:number-columns-repeated="1019"/>
        </table:table-row>
        <table:table-row table:style-name="ro1">
          <table:table-cell table:style-name="ce9" table:formula="of:=IF(LEN([.F38]) &gt; 0; [.F38]; [.E38])" office:value-type="string" office:string-value="BRÄUNEN" calcext:value-type="string">
            <text:p>BRÄUNEN</text:p>
          </table:table-cell>
          <table:table-cell table:style-name="ce8" table:formula="of:=IFERROR(__xludf.dummyfunction(&quot;upper(googletranslate(A38,$A$1,&quot;&quot;en&quot;&quot;))&quot;);&quot;TAN&quot;)" office:value-type="string" office:string-value="TAN" calcext:value-type="string">
            <text:p>TAN</text:p>
          </table:table-cell>
          <table:table-cell table:style-name="ce2" table:formula="of:=[$keywords.A36]" office:value-type="string" office:string-value="TAN" calcext:value-type="string">
            <text:p>TAN</text:p>
          </table:table-cell>
          <table:table-cell/>
          <table:table-cell table:style-name="ce2" table:formula="of:=IFERROR(__xludf.dummyfunction(&quot;UPPER(GOOGLETRANSLATE(if(len(D38) &gt; 0, D38, C38),&quot;&quot;en&quot;&quot;,$A$1))&quot;);&quot;BRÄUNEN&quot;)" office:value-type="string" office:string-value="BRÄUNEN" calcext:value-type="string">
            <text:p>BRÄUNEN</text:p>
          </table:table-cell>
          <table:table-cell table:number-columns-repeated="1019"/>
        </table:table-row>
        <table:table-row table:style-name="ro1">
          <table:table-cell table:style-name="ce9" table:formula="of:=IF(LEN([.F39]) &gt; 0; [.F39]; [.E39])" office:value-type="string" office:string-value="DANN" calcext:value-type="string">
            <text:p>DANN</text:p>
          </table:table-cell>
          <table:table-cell table:style-name="ce8" table:formula="of:=IFERROR(__xludf.dummyfunction(&quot;upper(googletranslate(A39,$A$1,&quot;&quot;en&quot;&quot;))&quot;);&quot;THEN&quot;)" office:value-type="string" office:string-value="THEN" calcext:value-type="string">
            <text:p>THEN</text:p>
          </table:table-cell>
          <table:table-cell table:style-name="ce2" table:formula="of:=[$keywords.A37]" office:value-type="string" office:string-value="THEN" calcext:value-type="string">
            <text:p>THEN</text:p>
          </table:table-cell>
          <table:table-cell/>
          <table:table-cell table:style-name="ce2" table:formula="of:=IFERROR(__xludf.dummyfunction(&quot;UPPER(GOOGLETRANSLATE(if(len(D39) &gt; 0, D39, C39),&quot;&quot;en&quot;&quot;,$A$1))&quot;);&quot;DANN&quot;)" office:value-type="string" office:string-value="DANN" calcext:value-type="string">
            <text:p>DANN</text:p>
          </table:table-cell>
          <table:table-cell table:number-columns-repeated="1019"/>
        </table:table-row>
        <table:table-row table:style-name="ro1">
          <table:table-cell table:style-name="ce9" table:formula="of:=IF(LEN([.F40]) &gt; 0; [.F40]; [.E40])" office:value-type="string" office:string-value="ZU" calcext:value-type="string">
            <text:p>ZU</text:p>
          </table:table-cell>
          <table:table-cell table:style-name="ce8" table:formula="of:=IFERROR(__xludf.dummyfunction(&quot;upper(googletranslate(A40,$A$1,&quot;&quot;en&quot;&quot;))&quot;);&quot;TO&quot;)" office:value-type="string" office:string-value="TO" calcext:value-type="string">
            <text:p>TO</text:p>
          </table:table-cell>
          <table:table-cell table:style-name="ce2" table:formula="of:=[$keywords.A38]" office:value-type="string" office:string-value="TO" calcext:value-type="string">
            <text:p>TO</text:p>
          </table:table-cell>
          <table:table-cell/>
          <table:table-cell table:style-name="ce2" table:formula="of:=IFERROR(__xludf.dummyfunction(&quot;UPPER(GOOGLETRANSLATE(if(len(D40) &gt; 0, D40, C40),&quot;&quot;en&quot;&quot;,$A$1))&quot;);&quot;ZU&quot;)" office:value-type="string" office:string-value="ZU" calcext:value-type="string">
            <text:p>ZU</text:p>
          </table:table-cell>
          <table:table-cell table:number-columns-repeated="1019"/>
        </table:table-row>
        <table:table-row table:style-name="ro1">
          <table:table-cell table:style-name="ce5"/>
          <table:table-cell table:style-name="ce8"/>
          <table:table-cell table:number-columns-repeated="1022"/>
        </table:table-row>
        <table:table-row table:style-name="ro1">
          <table:table-cell table:style-name="ce5" table:formula="of:=IF(LEN([.F42]) &gt; 0; [.F42]; [.E42])" office:value-type="string" office:string-value="UND KEINE SPRACHE IN DER BEFEHLSZEILE ANGEGEBEN. AUSGEHEN." calcext:value-type="string">
            <text:p>UND KEINE SPRACHE IN DER BEFEHLSZEILE ANGEGEBEN. AUSGEHEN.</text:p>
          </table:table-cell>
          <table:table-cell table:style-name="ce8" table:formula="of:=IFERROR(__xludf.dummyfunction(&quot;upper(googletranslate(A42,$A$1,&quot;&quot;en&quot;&quot;))&quot;);&quot;AND NO LANGUAGE IN THE COMMAND LINE. GO OUT.&quot;)" office:value-type="string" office:string-value="AND NO LANGUAGE IN THE COMMAND LINE. GO OUT." calcext:value-type="string">
            <text:p>AND NO LANGUAGE IN THE COMMAND LINE. GO OUT.</text:p>
          </table:table-cell>
          <table:table-cell table:style-name="ce2" table:formula="of:=[$errors.A1]" office:value-type="string" office:string-value="AND NO LANGUAGE GIVEN ON COMMAND LINE.  EXITING." calcext:value-type="string">
            <text:p>AND NO LANGUAGE GIVEN ON COMMAND LINE. <text:s/>EXITING.</text:p>
          </table:table-cell>
          <table:table-cell/>
          <table:table-cell table:style-name="ce2" table:formula="of:=IFERROR(__xludf.dummyfunction(&quot;UPPER(GOOGLETRANSLATE(if(len(D42) &gt; 0, D42, C42),&quot;&quot;en&quot;&quot;,$A$1))&quot;);&quot;UND KEINE SPRACHE IN DER BEFEHLSZEILE ANGEGEBEN. AUSGEHEN.&quot;)" office:value-type="string" office:string-value="UND KEINE SPRACHE IN DER BEFEHLSZEILE ANGEGEBEN. AUSGEHEN." calcext:value-type="string">
            <text:p>UND KEINE SPRACHE IN DER BEFEHLSZEILE ANGEGEBEN. AUSGEHEN.</text:p>
          </table:table-cell>
          <table:table-cell table:number-columns-repeated="1019"/>
        </table:table-row>
        <table:table-row table:style-name="ro1">
          <table:table-cell table:style-name="ce5" table:formula="of:=IF(LEN([.F43]) &gt; 0; [.F43]; [.E43])" office:value-type="string" office:string-value="ARRAY BEREITS DEFINIERT" calcext:value-type="string">
            <text:p>ARRAY BEREITS DEFINIERT</text:p>
          </table:table-cell>
          <table:table-cell table:style-name="ce8" table:formula="of:=IFERROR(__xludf.dummyfunction(&quot;upper(googletranslate(A43,$A$1,&quot;&quot;en&quot;&quot;))&quot;);&quot;ARRAY ALREADY DEFINED&quot;)" office:value-type="string" office:string-value="ARRAY ALREADY DEFINED" calcext:value-type="string">
            <text:p>ARRAY ALREADY DEFINED</text:p>
          </table:table-cell>
          <table:table-cell table:style-name="ce2" table:formula="of:=[$errors.A2]" office:value-type="string" office:string-value="ARRAY ALREADY DEFINED" calcext:value-type="string">
            <text:p>ARRAY ALREADY DEFINED</text:p>
          </table:table-cell>
          <table:table-cell/>
          <table:table-cell table:style-name="ce2" table:formula="of:=IFERROR(__xludf.dummyfunction(&quot;UPPER(GOOGLETRANSLATE(if(len(D43) &gt; 0, D43, C43),&quot;&quot;en&quot;&quot;,$A$1))&quot;);&quot;ARRAY BEREITS DEFINIERT&quot;)" office:value-type="string" office:string-value="ARRAY BEREITS DEFINIERT" calcext:value-type="string">
            <text:p>ARRAY BEREITS DEFINIERT</text:p>
          </table:table-cell>
          <table:table-cell table:number-columns-repeated="1019"/>
        </table:table-row>
        <table:table-row table:style-name="ro1">
          <table:table-cell table:style-name="ce5" table:formula="of:=IF(LEN([.F44]) &gt; 0; [.F44]; [.E44])" office:value-type="string" office:string-value="ARRAY -INDEX AUSSERHALB DER GRENZEN" calcext:value-type="string">
            <text:p>ARRAY -INDEX AUSSERHALB DER GRENZEN</text:p>
          </table:table-cell>
          <table:table-cell table:style-name="ce8" table:formula="of:=IFERROR(__xludf.dummyfunction(&quot;upper(googletranslate(A44,$A$1,&quot;&quot;en&quot;&quot;))&quot;);&quot;ARRAY INDEX OUTSIDE THE BORDERS&quot;)" office:value-type="string" office:string-value="ARRAY INDEX OUTSIDE THE BORDERS" calcext:value-type="string">
            <text:p>ARRAY INDEX OUTSIDE THE BORDERS</text:p>
          </table:table-cell>
          <table:table-cell table:style-name="ce2" table:formula="of:=[$errors.A3]" office:value-type="string" office:string-value="ARRAY INDEX OUTSIDE OF BOUNDS" calcext:value-type="string">
            <text:p>ARRAY INDEX OUTSIDE OF BOUNDS</text:p>
          </table:table-cell>
          <table:table-cell/>
          <table:table-cell table:style-name="ce2" table:formula="of:=IFERROR(__xludf.dummyfunction(&quot;UPPER(GOOGLETRANSLATE(if(len(D44) &gt; 0, D44, C44),&quot;&quot;en&quot;&quot;,$A$1))&quot;);&quot;ARRAY -INDEX AUSSERHALB DER GRENZEN&quot;)" office:value-type="string" office:string-value="ARRAY -INDEX AUSSERHALB DER GRENZEN" calcext:value-type="string">
            <text:p>ARRAY -INDEX AUSSERHALB DER GRENZEN</text:p>
          </table:table-cell>
          <table:table-cell table:number-columns-repeated="1019"/>
        </table:table-row>
        <table:table-row table:style-name="ro1">
          <table:table-cell table:style-name="ce5" table:formula="of:=IF(LEN([.F45]) &gt; 0; [.F45]; [.E45])" office:value-type="string" office:string-value="KANN NICHT AUF VERZEICHNIS ZUGREIFEN" calcext:value-type="string">
            <text:p>KANN NICHT AUF VERZEICHNIS ZUGREIFEN</text:p>
          </table:table-cell>
          <table:table-cell table:style-name="ce8" table:formula="of:=IFERROR(__xludf.dummyfunction(&quot;upper(googletranslate(A45,$A$1,&quot;&quot;en&quot;&quot;))&quot;);&quot;CAN'T ACCESS THE DIRECTORY&quot;)" office:value-type="string" office:string-value="CAN'T ACCESS THE DIRECTORY" calcext:value-type="string">
            <text:p>CAN'T ACCESS THE DIRECTORY</text:p>
          </table:table-cell>
          <table:table-cell table:style-name="ce2" table:formula="of:=[$errors.A4]" office:value-type="string" office:string-value="CANNOT ACCESS DIRECTORY" calcext:value-type="string">
            <text:p>CANNOT ACCESS DIRECTORY</text:p>
          </table:table-cell>
          <table:table-cell/>
          <table:table-cell table:style-name="ce2" table:formula="of:=IFERROR(__xludf.dummyfunction(&quot;UPPER(GOOGLETRANSLATE(if(len(D45) &gt; 0, D45, C45),&quot;&quot;en&quot;&quot;,$A$1))&quot;);&quot;KANN NICHT AUF VERZEICHNIS ZUGREIFEN&quot;)" office:value-type="string" office:string-value="KANN NICHT AUF VERZEICHNIS ZUGREIFEN" calcext:value-type="string">
            <text:p>KANN NICHT AUF VERZEICHNIS ZUGREIFEN</text:p>
          </table:table-cell>
          <table:table-cell table:number-columns-repeated="1019"/>
        </table:table-row>
        <table:table-row table:style-name="ro1">
          <table:table-cell table:style-name="ce5" table:formula="of:=IF(LEN([.F46]) &gt; 0; [.F46]; [.E46])" office:value-type="string" office:string-value="DATENEINGANGSUNTERLAUF" calcext:value-type="string">
            <text:p>DATENEINGANGSUNTERLAUF</text:p>
          </table:table-cell>
          <table:table-cell table:style-name="ce8" table:formula="of:=IFERROR(__xludf.dummyfunction(&quot;upper(googletranslate(A46,$A$1,&quot;&quot;en&quot;&quot;))&quot;);&quot;DATA INPUT LOWERING&quot;)" office:value-type="string" office:string-value="DATA INPUT LOWERING" calcext:value-type="string">
            <text:p>DATA INPUT LOWERING</text:p>
          </table:table-cell>
          <table:table-cell table:style-name="ce2" table:formula="of:=[$errors.A5]" office:value-type="string" office:string-value="DATA INPUT UNDERFLOW" calcext:value-type="string">
            <text:p>DATA INPUT UNDERFLOW</text:p>
          </table:table-cell>
          <table:table-cell/>
          <table:table-cell table:style-name="ce2" table:formula="of:=IFERROR(__xludf.dummyfunction(&quot;UPPER(GOOGLETRANSLATE(if(len(D46) &gt; 0, D46, C46),&quot;&quot;en&quot;&quot;,$A$1))&quot;);&quot;DATENEINGANGSUNTERLAUF&quot;)" office:value-type="string" office:string-value="DATENEINGANGSUNTERLAUF" calcext:value-type="string">
            <text:p>DATENEINGANGSUNTERLAUF</text:p>
          </table:table-cell>
          <table:table-cell table:number-columns-repeated="1019"/>
        </table:table-row>
        <table:table-row table:style-name="ro1">
          <table:table-cell table:style-name="ce5" table:formula="of:=IF(LEN([.F47]) &gt; 0; [.F47]; [.E47])" office:value-type="string" office:string-value="DATEN LESEN UNTERLAUF" calcext:value-type="string">
            <text:p>DATEN LESEN UNTERLAUF</text:p>
          </table:table-cell>
          <table:table-cell table:style-name="ce8" table:formula="of:=IFERROR(__xludf.dummyfunction(&quot;upper(googletranslate(A47,$A$1,&quot;&quot;en&quot;&quot;))&quot;);&quot;READ DATA UNDERFLOW&quot;)" office:value-type="string" office:string-value="READ DATA UNDERFLOW" calcext:value-type="string">
            <text:p>READ DATA UNDERFLOW</text:p>
          </table:table-cell>
          <table:table-cell table:style-name="ce2" table:formula="of:=[$errors.A6]" office:value-type="string" office:string-value="DATA READ UNDERFLOW" calcext:value-type="string">
            <text:p>DATA READ UNDERFLOW</text:p>
          </table:table-cell>
          <table:table-cell/>
          <table:table-cell table:style-name="ce2" table:formula="of:=IFERROR(__xludf.dummyfunction(&quot;UPPER(GOOGLETRANSLATE(if(len(D47) &gt; 0, D47, C47),&quot;&quot;en&quot;&quot;,$A$1))&quot;);&quot;DATEN LESEN UNTERLAUF&quot;)" office:value-type="string" office:string-value="DATEN LESEN UNTERLAUF" calcext:value-type="string">
            <text:p>DATEN LESEN UNTERLAUF</text:p>
          </table:table-cell>
          <table:table-cell table:number-columns-repeated="1019"/>
        </table:table-row>
        <table:table-row table:style-name="ro1">
          <table:table-cell table:style-name="ce5" table:formula="of:=IF(LEN([.F48]) &gt; 0; [.F48]; [.E48])" office:value-type="string" office:string-value="DEFINITIONSZYKLUS ENTDECKT" calcext:value-type="string">
            <text:p>DEFINITIONSZYKLUS ENTDECKT</text:p>
          </table:table-cell>
          <table:table-cell table:style-name="ce8" table:formula="of:=IFERROR(__xludf.dummyfunction(&quot;upper(googletranslate(A48,$A$1,&quot;&quot;en&quot;&quot;))&quot;);&quot;DISCOVERED DEFINITION CYCLE&quot;)" office:value-type="string" office:string-value="DISCOVERED DEFINITION CYCLE" calcext:value-type="string">
            <text:p>DISCOVERED DEFINITION CYCLE</text:p>
          </table:table-cell>
          <table:table-cell table:style-name="ce2" table:formula="of:=[$errors.A7]" office:value-type="string" office:string-value="DEFINITION CYCLE DISCOVERED" calcext:value-type="string">
            <text:p>DEFINITION CYCLE DISCOVERED</text:p>
          </table:table-cell>
          <table:table-cell/>
          <table:table-cell table:style-name="ce2" table:formula="of:=IFERROR(__xludf.dummyfunction(&quot;UPPER(GOOGLETRANSLATE(if(len(D48) &gt; 0, D48, C48),&quot;&quot;en&quot;&quot;,$A$1))&quot;);&quot;DEFINITIONSZYKLUS ENTDECKT&quot;)" office:value-type="string" office:string-value="DEFINITIONSZYKLUS ENTDECKT" calcext:value-type="string">
            <text:p>DEFINITIONSZYKLUS ENTDECKT</text:p>
          </table:table-cell>
          <table:table-cell table:number-columns-repeated="1019"/>
        </table:table-row>
        <table:table-row table:style-name="ro1">
          <table:table-cell table:style-name="ce5" table:formula="of:=IF(LEN([.F49]) &gt; 0; [.F49]; [.E49])" office:value-type="string" office:string-value="FEHLER" calcext:value-type="string">
            <text:p>FEHLER</text:p>
          </table:table-cell>
          <table:table-cell table:style-name="ce8" table:formula="of:=IFERROR(__xludf.dummyfunction(&quot;upper(googletranslate(A49,$A$1,&quot;&quot;en&quot;&quot;))&quot;);&quot;MISTAKE&quot;)" office:value-type="string" office:string-value="MISTAKE" calcext:value-type="string">
            <text:p>MISTAKE</text:p>
          </table:table-cell>
          <table:table-cell table:style-name="ce2" table:formula="of:=[$errors.A8]" office:value-type="string" office:string-value="ERROR" calcext:value-type="string">
            <text:p>ERROR</text:p>
          </table:table-cell>
          <table:table-cell/>
          <table:table-cell table:style-name="ce2" table:formula="of:=IFERROR(__xludf.dummyfunction(&quot;UPPER(GOOGLETRANSLATE(if(len(D49) &gt; 0, D49, C49),&quot;&quot;en&quot;&quot;,$A$1))&quot;);&quot;FEHLER&quot;)" office:value-type="string" office:string-value="FEHLER" calcext:value-type="string">
            <text:p>FEHLER</text:p>
          </table:table-cell>
          <table:table-cell table:number-columns-repeated="1019"/>
        </table:table-row>
        <table:table-row table:style-name="ro1">
          <table:table-cell table:style-name="ce5" table:formula="of:=IF(LEN([.F50]) &gt; 0; [.F50]; [.E50])" office:value-type="string" office:string-value="VERSAGEN" calcext:value-type="string">
            <text:p>VERSAGEN</text:p>
          </table:table-cell>
          <table:table-cell table:style-name="ce8" table:formula="of:=IFERROR(__xludf.dummyfunction(&quot;upper(googletranslate(A50,$A$1,&quot;&quot;en&quot;&quot;))&quot;);&quot;FAIL&quot;)" office:value-type="string" office:string-value="FAIL" calcext:value-type="string">
            <text:p>FAIL</text:p>
          </table:table-cell>
          <table:table-cell table:style-name="ce2" table:formula="of:=[$errors.A9]" office:value-type="string" office:string-value="FAILURE" calcext:value-type="string">
            <text:p>FAILURE</text:p>
          </table:table-cell>
          <table:table-cell/>
          <table:table-cell table:style-name="ce2" table:formula="of:=IFERROR(__xludf.dummyfunction(&quot;UPPER(GOOGLETRANSLATE(if(len(D50) &gt; 0, D50, C50),&quot;&quot;en&quot;&quot;,$A$1))&quot;);&quot;VERSAGEN&quot;)" office:value-type="string" office:string-value="VERSAGEN" calcext:value-type="string">
            <text:p>VERSAGEN</text:p>
          </table:table-cell>
          <table:table-cell table:number-columns-repeated="1019"/>
        </table:table-row>
        <table:table-row table:style-name="ro1">
          <table:table-cell table:style-name="ce5" table:formula="of:=IF(LEN([.F51]) &gt; 0; [.F51]; [.E51])" office:value-type="string" office:string-value="FÜR VARIABLE MULTIPLIZIERTE DEFINIERT" calcext:value-type="string">
            <text:p>FÜR VARIABLE MULTIPLIZIERTE DEFINIERT</text:p>
          </table:table-cell>
          <table:table-cell table:style-name="ce8" table:formula="of:=IFERROR(__xludf.dummyfunction(&quot;upper(googletranslate(A51,$A$1,&quot;&quot;en&quot;&quot;))&quot;);&quot;DEFINED FOR VARIABLE MULTIPLIED&quot;)" office:value-type="string" office:string-value="DEFINED FOR VARIABLE MULTIPLIED" calcext:value-type="string">
            <text:p>DEFINED FOR VARIABLE MULTIPLIED</text:p>
          </table:table-cell>
          <table:table-cell table:style-name="ce2" table:formula="of:=[$errors.A10]" office:value-type="string" office:string-value="FOR VARIABLE MULTIPLY DEFINED" calcext:value-type="string">
            <text:p>FOR VARIABLE MULTIPLY DEFINED</text:p>
          </table:table-cell>
          <table:table-cell/>
          <table:table-cell table:style-name="ce2" table:formula="of:=IFERROR(__xludf.dummyfunction(&quot;UPPER(GOOGLETRANSLATE(if(len(D51) &gt; 0, D51, C51),&quot;&quot;en&quot;&quot;,$A$1))&quot;);&quot;FÜR VARIABLE MULTIPLIZIERTE DEFINIERT&quot;)" office:value-type="string" office:string-value="FÜR VARIABLE MULTIPLIZIERTE DEFINIERT" calcext:value-type="string">
            <text:p>FÜR VARIABLE MULTIPLIZIERTE DEFINIERT</text:p>
          </table:table-cell>
          <table:table-cell table:number-columns-repeated="1019"/>
        </table:table-row>
        <table:table-row table:style-name="ro1">
          <table:table-cell table:style-name="ce5" table:formula="of:=IF(LEN([.F52]) &gt; 0; [.F52]; [.E52])" office:value-type="string" office:string-value="FUNKTIONSDEFINITION MULTIPLIZIERT DEFINIERT" calcext:value-type="string">
            <text:p>FUNKTIONSDEFINITION MULTIPLIZIERT DEFINIERT</text:p>
          </table:table-cell>
          <table:table-cell table:style-name="ce8" table:formula="of:=IFERROR(__xludf.dummyfunction(&quot;upper(googletranslate(A52,$A$1,&quot;&quot;en&quot;&quot;))&quot;);&quot;FUNCTION DEFINITION MULTIPLIED DEFINED&quot;)" office:value-type="string" office:string-value="FUNCTION DEFINITION MULTIPLIED DEFINED" calcext:value-type="string">
            <text:p>FUNCTION DEFINITION MULTIPLIED DEFINED</text:p>
          </table:table-cell>
          <table:table-cell table:style-name="ce2" table:formula="of:=[$errors.A11]" office:value-type="string" office:string-value="FUNCTION DEFINITION MULTIPLY DEFINED" calcext:value-type="string">
            <text:p>FUNCTION DEFINITION MULTIPLY DEFINED</text:p>
          </table:table-cell>
          <table:table-cell/>
          <table:table-cell table:style-name="ce2" table:formula="of:=IFERROR(__xludf.dummyfunction(&quot;UPPER(GOOGLETRANSLATE(if(len(D52) &gt; 0, D52, C52),&quot;&quot;en&quot;&quot;,$A$1))&quot;);&quot;FUNKTIONSDEFINITION MULTIPLIZIERT DEFINIERT&quot;)" office:value-type="string" office:string-value="FUNKTIONSDEFINITION MULTIPLIZIERT DEFINIERT" calcext:value-type="string">
            <text:p>FUNKTIONSDEFINITION MULTIPLIZIERT DEFINIERT</text:p>
          </table:table-cell>
          <table:table-cell table:number-columns-repeated="1019"/>
        </table:table-row>
        <table:table-row table:style-name="ro1">
          <table:table-cell table:style-name="ce5" table:formula="of:=IF(LEN([.F53]) &gt; 0; [.F53]; [.E53])" office:value-type="string" office:string-value="FUNKTIONSDEFINITION PARAMETER FEHLANPASSUNG" calcext:value-type="string">
            <text:p>FUNKTIONSDEFINITION PARAMETER FEHLANPASSUNG</text:p>
          </table:table-cell>
          <table:table-cell table:style-name="ce8" table:formula="of:=IFERROR(__xludf.dummyfunction(&quot;upper(googletranslate(A53,$A$1,&quot;&quot;en&quot;&quot;))&quot;);&quot;FUNCTIONAL DEFINITION PARAMETERS OF FALSE ADJUSTMENT&quot;)" office:value-type="string" office:string-value="FUNCTIONAL DEFINITION PARAMETERS OF FALSE ADJUSTMENT" calcext:value-type="string">
            <text:p>FUNCTIONAL DEFINITION PARAMETERS OF FALSE ADJUSTMENT</text:p>
          </table:table-cell>
          <table:table-cell table:style-name="ce2" table:formula="of:=[$errors.A12]" office:value-type="string" office:string-value="FUNCTION DEFINITION PARAMETER MISMATCH" calcext:value-type="string">
            <text:p>FUNCTION DEFINITION PARAMETER MISMATCH</text:p>
          </table:table-cell>
          <table:table-cell/>
          <table:table-cell table:style-name="ce2" table:formula="of:=IFERROR(__xludf.dummyfunction(&quot;UPPER(GOOGLETRANSLATE(if(len(D53) &gt; 0, D53, C53),&quot;&quot;en&quot;&quot;,$A$1))&quot;);&quot;FUNKTIONSDEFINITION PARAMETER FEHLANPASSUNG&quot;)" office:value-type="string" office:string-value="FUNKTIONSDEFINITION PARAMETER FEHLANPASSUNG" calcext:value-type="string">
            <text:p>FUNKTIONSDEFINITION PARAMETER FEHLANPASSUNG</text:p>
          </table:table-cell>
          <table:table-cell table:number-columns-repeated="1019"/>
        </table:table-row>
        <table:table-row table:style-name="ro1">
          <table:table-cell table:style-name="ce5" table:formula="of:=IF(LEN([.F54]) &gt; 0; [.F54]; [.E54])" office:value-type="string" office:string-value="GOSUB STACK OVERFLOW" calcext:value-type="string">
            <text:p>GOSUB STACK OVERFLOW</text:p>
          </table:table-cell>
          <table:table-cell table:style-name="ce8" table:formula="of:=IFERROR(__xludf.dummyfunction(&quot;upper(googletranslate(A54,$A$1,&quot;&quot;en&quot;&quot;))&quot;);&quot;GOSUB STACK OVERFLOW&quot;)" office:value-type="string" office:string-value="GOSUB STACK OVERFLOW" calcext:value-type="string">
            <text:p>GOSUB STACK OVERFLOW</text:p>
          </table:table-cell>
          <table:table-cell table:style-name="ce2" table:formula="of:=[$errors.A13]" office:value-type="string" office:string-value="GOSUB STACK OVERFLOW" calcext:value-type="string">
            <text:p>GOSUB STACK OVERFLOW</text:p>
          </table:table-cell>
          <table:table-cell/>
          <table:table-cell table:style-name="ce2" table:formula="of:=IFERROR(__xludf.dummyfunction(&quot;UPPER(GOOGLETRANSLATE(if(len(D54) &gt; 0, D54, C54),&quot;&quot;en&quot;&quot;,$A$1))&quot;);&quot;GOSUB STACK OVERFLOW&quot;)" office:value-type="string" office:string-value="GOSUB STACK OVERFLOW" calcext:value-type="string">
            <text:p>GOSUB STACK OVERFLOW</text:p>
          </table:table-cell>
          <table:table-cell table:number-columns-repeated="1019"/>
        </table:table-row>
        <table:table-row table:style-name="ro1">
          <table:table-cell table:style-name="ce5" table:formula="of:=IF(LEN([.F55]) &gt; 0; [.F55]; [.E55])" office:value-type="string" office:string-value="GOSUB -STACK -UNTERLAUF" calcext:value-type="string">
            <text:p>GOSUB -STACK -UNTERLAUF</text:p>
          </table:table-cell>
          <table:table-cell table:style-name="ce8" table:formula="of:=IFERROR(__xludf.dummyfunction(&quot;upper(googletranslate(A55,$A$1,&quot;&quot;en&quot;&quot;))&quot;);&quot;GOSUB -STACK -UNTERLAUF&quot;)" office:value-type="string" office:string-value="GOSUB -STACK -UNTERLAUF" calcext:value-type="string">
            <text:p>GOSUB -STACK -UNTERLAUF</text:p>
          </table:table-cell>
          <table:table-cell table:style-name="ce2" table:formula="of:=[$errors.A14]" office:value-type="string" office:string-value="GOSUB STACK UNDERFLOW" calcext:value-type="string">
            <text:p>GOSUB STACK UNDERFLOW</text:p>
          </table:table-cell>
          <table:table-cell/>
          <table:table-cell table:style-name="ce2" table:formula="of:=IFERROR(__xludf.dummyfunction(&quot;UPPER(GOOGLETRANSLATE(if(len(D55) &gt; 0, D55, C55),&quot;&quot;en&quot;&quot;,$A$1))&quot;);&quot;GOSUB -STACK -UNTERLAUF&quot;)" office:value-type="string" office:string-value="GOSUB -STACK -UNTERLAUF" calcext:value-type="string">
            <text:p>GOSUB -STACK -UNTERLAUF</text:p>
          </table:table-cell>
          <table:table-cell table:number-columns-repeated="1019"/>
        </table:table-row>
        <table:table-row table:style-name="ro1">
          <table:table-cell table:style-name="ce5" table:formula="of:=IF(LEN([.F56]) &gt; 0; [.F56]; [.E56])" office:value-type="string" office:string-value="INDEX AUSSERHALB DES BEREICHS" calcext:value-type="string">
            <text:p>INDEX AUSSERHALB DES BEREICHS</text:p>
          </table:table-cell>
          <table:table-cell table:style-name="ce8" table:formula="of:=IFERROR(__xludf.dummyfunction(&quot;upper(googletranslate(A56,$A$1,&quot;&quot;en&quot;&quot;))&quot;);&quot;INDEX OUTSIDE THE AREA&quot;)" office:value-type="string" office:string-value="INDEX OUTSIDE THE AREA" calcext:value-type="string">
            <text:p>INDEX OUTSIDE THE AREA</text:p>
          </table:table-cell>
          <table:table-cell table:style-name="ce2" table:formula="of:=[$errors.A15]" office:value-type="string" office:string-value="INDEX OUT OF RANGE" calcext:value-type="string">
            <text:p>INDEX OUT OF RANGE</text:p>
          </table:table-cell>
          <table:table-cell/>
          <table:table-cell table:style-name="ce2" table:formula="of:=IFERROR(__xludf.dummyfunction(&quot;UPPER(GOOGLETRANSLATE(if(len(D56) &gt; 0, D56, C56),&quot;&quot;en&quot;&quot;,$A$1))&quot;);&quot;INDEX AUSSERHALB DES BEREICHS&quot;)" office:value-type="string" office:string-value="INDEX AUSSERHALB DES BEREICHS" calcext:value-type="string">
            <text:p>INDEX AUSSERHALB DES BEREICHS</text:p>
          </table:table-cell>
          <table:table-cell table:number-columns-repeated="1019"/>
        </table:table-row>
        <table:table-row table:style-name="ro1">
          <table:table-cell table:style-name="ce5" table:formula="of:=IF(LEN([.F57]) &gt; 0; [.F57]; [.E57])" office:value-type="string" office:string-value="ETIKETT BEREITS DEFINIERT" calcext:value-type="string">
            <text:p>ETIKETT BEREITS DEFINIERT</text:p>
          </table:table-cell>
          <table:table-cell table:style-name="ce8" table:formula="of:=IFERROR(__xludf.dummyfunction(&quot;upper(googletranslate(A57,$A$1,&quot;&quot;en&quot;&quot;))&quot;);&quot;LABEL ALREADY DEFINED&quot;)" office:value-type="string" office:string-value="LABEL ALREADY DEFINED" calcext:value-type="string">
            <text:p>LABEL ALREADY DEFINED</text:p>
          </table:table-cell>
          <table:table-cell table:style-name="ce2" table:formula="of:=[$errors.A16]" office:value-type="string" office:string-value="LABEL ALREADY DEFINED" calcext:value-type="string">
            <text:p>LABEL ALREADY DEFINED</text:p>
          </table:table-cell>
          <table:table-cell/>
          <table:table-cell table:style-name="ce2" table:formula="of:=IFERROR(__xludf.dummyfunction(&quot;UPPER(GOOGLETRANSLATE(if(len(D57) &gt; 0, D57, C57),&quot;&quot;en&quot;&quot;,$A$1))&quot;);&quot;ETIKETT BEREITS DEFINIERT&quot;)" office:value-type="string" office:string-value="ETIKETT BEREITS DEFINIERT" calcext:value-type="string">
            <text:p>ETIKETT BEREITS DEFINIERT</text:p>
          </table:table-cell>
          <table:table-cell table:number-columns-repeated="1019"/>
        </table:table-row>
        <table:table-row table:style-name="ro1">
          <table:table-cell table:style-name="ce5" table:formula="of:=IF(LEN([.F58]) &gt; 0; [.F58]; [.E58])" office:value-type="string" office:string-value="FEHLANPASSUNG DES LINKEN / RECHTEN BETRIEBS" calcext:value-type="string">
            <text:p>FEHLANPASSUNG DES LINKEN / RECHTEN BETRIEBS</text:p>
          </table:table-cell>
          <table:table-cell table:style-name="ce8" table:formula="of:=IFERROR(__xludf.dummyfunction(&quot;upper(googletranslate(A58,$A$1,&quot;&quot;en&quot;&quot;))&quot;);&quot;FALSE ADJUSTMENT OF THE LEFT / RIGHT OPERATION&quot;)" office:value-type="string" office:string-value="FALSE ADJUSTMENT OF THE LEFT / RIGHT OPERATION" calcext:value-type="string">
            <text:p>FALSE ADJUSTMENT OF THE LEFT / RIGHT OPERATION</text:p>
          </table:table-cell>
          <table:table-cell table:style-name="ce2" table:formula="of:=[$errors.A17]" office:value-type="string" office:string-value="LEFT / RIGHT OPERATION MISMATCH" calcext:value-type="string">
            <text:p>LEFT / RIGHT OPERATION MISMATCH</text:p>
          </table:table-cell>
          <table:table-cell/>
          <table:table-cell table:style-name="ce2" table:formula="of:=IFERROR(__xludf.dummyfunction(&quot;UPPER(GOOGLETRANSLATE(if(len(D58) &gt; 0, D58, C58),&quot;&quot;en&quot;&quot;,$A$1))&quot;);&quot;FEHLANPASSUNG DES LINKEN / RECHTEN BETRIEBS&quot;)" office:value-type="string" office:string-value="FEHLANPASSUNG DES LINKEN / RECHTEN BETRIEBS" calcext:value-type="string">
            <text:p>FEHLANPASSUNG DES LINKEN / RECHTEN BETRIEBS</text:p>
          </table:table-cell>
          <table:table-cell table:number-columns-repeated="1019"/>
        </table:table-row>
        <table:table-row table:style-name="ro1">
          <table:table-cell table:style-name="ce5" table:formula="of:=IF(LEN([.F59]) &gt; 0; [.F59]; [.E59])" office:value-type="string" office:string-value="NEGATIVER INDEX" calcext:value-type="string">
            <text:p>NEGATIVER INDEX</text:p>
          </table:table-cell>
          <table:table-cell table:style-name="ce8" table:formula="of:=IFERROR(__xludf.dummyfunction(&quot;upper(googletranslate(A59,$A$1,&quot;&quot;en&quot;&quot;))&quot;);&quot;NEGATIVE INDEX&quot;)" office:value-type="string" office:string-value="NEGATIVE INDEX" calcext:value-type="string">
            <text:p>NEGATIVE INDEX</text:p>
          </table:table-cell>
          <table:table-cell table:style-name="ce2" table:formula="of:=[$errors.A18]" office:value-type="string" office:string-value="NEGATIVE INDEX" calcext:value-type="string">
            <text:p>NEGATIVE INDEX</text:p>
          </table:table-cell>
          <table:table-cell/>
          <table:table-cell table:style-name="ce2" table:formula="of:=IFERROR(__xludf.dummyfunction(&quot;UPPER(GOOGLETRANSLATE(if(len(D59) &gt; 0, D59, C59),&quot;&quot;en&quot;&quot;,$A$1))&quot;);&quot;NEGATIVER INDEX&quot;)" office:value-type="string" office:string-value="NEGATIVER INDEX" calcext:value-type="string">
            <text:p>NEGATIVER INDEX</text:p>
          </table:table-cell>
          <table:table-cell table:number-columns-repeated="1019"/>
        </table:table-row>
        <table:table-row table:style-name="ro1">
          <table:table-cell table:style-name="ce5" table:formula="of:=IF(LEN([.F60]) &gt; 0; [.F60]; [.E60])" office:value-type="string" office:string-value="ALS NÄCHSTES FÜR DIE SCHLEIFE MIT STRING -VARIABLE" calcext:value-type="string">
            <text:p>ALS NÄCHSTES FÜR DIE SCHLEIFE MIT STRING -VARIABLE</text:p>
          </table:table-cell>
          <table:table-cell table:style-name="ce8" table:formula="of:=IFERROR(__xludf.dummyfunction(&quot;upper(googletranslate(A60,$A$1,&quot;&quot;en&quot;&quot;))&quot;);&quot;NEXT FOR THE LOOP WITH STRING VARIABLE&quot;)" office:value-type="string" office:string-value="NEXT FOR THE LOOP WITH STRING VARIABLE" calcext:value-type="string">
            <text:p>NEXT FOR THE LOOP WITH STRING VARIABLE</text:p>
          </table:table-cell>
          <table:table-cell table:style-name="ce2" table:formula="of:=[$errors.A19]" office:value-type="string" office:string-value="NEXT ON FOR LOOP WITH STRING VARIABLE" calcext:value-type="string">
            <text:p>NEXT ON FOR LOOP WITH STRING VARIABLE</text:p>
          </table:table-cell>
          <table:table-cell/>
          <table:table-cell table:style-name="ce2" table:formula="of:=IFERROR(__xludf.dummyfunction(&quot;UPPER(GOOGLETRANSLATE(if(len(D60) &gt; 0, D60, C60),&quot;&quot;en&quot;&quot;,$A$1))&quot;);&quot;ALS NÄCHSTES FÜR DIE SCHLEIFE MIT STRING -VARIABLE&quot;)" office:value-type="string" office:string-value="ALS NÄCHSTES FÜR DIE SCHLEIFE MIT STRING -VARIABLE" calcext:value-type="string">
            <text:p>ALS NÄCHSTES FÜR DIE SCHLEIFE MIT STRING -VARIABLE</text:p>
          </table:table-cell>
          <table:table-cell table:number-columns-repeated="1019"/>
        </table:table-row>
        <table:table-row table:style-name="ro1">
          <table:table-cell table:style-name="ce5" table:formula="of:=IF(LEN([.F61]) &gt; 0; [.F61]; [.E61])" office:value-type="string" office:string-value="OPERAND -NICHTÜBEREINSTIMMUNG" calcext:value-type="string">
            <text:p>OPERAND -NICHTÜBEREINSTIMMUNG</text:p>
          </table:table-cell>
          <table:table-cell table:style-name="ce8" table:formula="of:=IFERROR(__xludf.dummyfunction(&quot;upper(googletranslate(A61,$A$1,&quot;&quot;en&quot;&quot;))&quot;);&quot;OPERAND -NOT AGREEMENT&quot;)" office:value-type="string" office:string-value="OPERAND -NOT AGREEMENT" calcext:value-type="string">
            <text:p>OPERAND -NOT AGREEMENT</text:p>
          </table:table-cell>
          <table:table-cell table:style-name="ce2" table:formula="of:=[$errors.A20]" office:value-type="string" office:string-value="OPERAND MISMATCH" calcext:value-type="string">
            <text:p>OPERAND MISMATCH</text:p>
          </table:table-cell>
          <table:table-cell/>
          <table:table-cell table:style-name="ce2" table:formula="of:=IFERROR(__xludf.dummyfunction(&quot;UPPER(GOOGLETRANSLATE(if(len(D61) &gt; 0, D61, C61),&quot;&quot;en&quot;&quot;,$A$1))&quot;);&quot;OPERAND -NICHTÜBEREINSTIMMUNG&quot;)" office:value-type="string" office:string-value="OPERAND -NICHTÜBEREINSTIMMUNG" calcext:value-type="string">
            <text:p>OPERAND -NICHTÜBEREINSTIMMUNG</text:p>
          </table:table-cell>
          <table:table-cell table:number-columns-repeated="1019"/>
        </table:table-row>
        <table:table-row table:style-name="ro1">
          <table:table-cell table:style-name="ce5" table:formula="of:=IF(LEN([.F62]) &gt; 0; [.F62]; [.E62])" office:value-type="string" office:string-value="OPTION ERFORDERT EINE SPRACHE" calcext:value-type="string">
            <text:p>OPTION ERFORDERT EINE SPRACHE</text:p>
          </table:table-cell>
          <table:table-cell table:style-name="ce8" table:formula="of:=IFERROR(__xludf.dummyfunction(&quot;upper(googletranslate(A62,$A$1,&quot;&quot;en&quot;&quot;))&quot;);&quot;OPTION REQUIRES A LANGUAGE&quot;)" office:value-type="string" office:string-value="OPTION REQUIRES A LANGUAGE" calcext:value-type="string">
            <text:p>OPTION REQUIRES A LANGUAGE</text:p>
          </table:table-cell>
          <table:table-cell table:style-name="ce2" table:formula="of:=[$errors.A21]" office:value-type="string" office:string-value="OPTION REQUIRES A LANGUAGE" calcext:value-type="string">
            <text:p>OPTION REQUIRES A LANGUAGE</text:p>
          </table:table-cell>
          <table:table-cell/>
          <table:table-cell table:style-name="ce2" table:formula="of:=IFERROR(__xludf.dummyfunction(&quot;UPPER(GOOGLETRANSLATE(if(len(D62) &gt; 0, D62, C62),&quot;&quot;en&quot;&quot;,$A$1))&quot;);&quot;OPTION ERFORDERT EINE SPRACHE&quot;)" office:value-type="string" office:string-value="OPTION ERFORDERT EINE SPRACHE" calcext:value-type="string">
            <text:p>OPTION ERFORDERT EINE SPRACHE</text:p>
          </table:table-cell>
          <table:table-cell table:number-columns-repeated="1019"/>
        </table:table-row>
        <table:table-row table:style-name="ro1">
          <table:table-cell table:style-name="ce5" table:formula="of:=IF(LEN([.F63]) &gt; 0; [.F63]; [.E63])" office:value-type="string" office:string-value="BITTE ÜBERPRÜFEN SIE DIE SPRACHEINSTELLUNGEN ODER UMGEBUNGSVARIABLE" calcext:value-type="string">
            <text:p>BITTE ÜBERPRÜFEN SIE DIE SPRACHEINSTELLUNGEN ODER UMGEBUNGSVARIABLE</text:p>
          </table:table-cell>
          <table:table-cell table:style-name="ce8" table:formula="of:=IFERROR(__xludf.dummyfunction(&quot;upper(googletranslate(A63,$A$1,&quot;&quot;en&quot;&quot;))&quot;);&quot;PLEASE CHECK THE LANGUAGE SETTINGS OR ENVIRONMENTAL VARIABLE&quot;)" office:value-type="string" office:string-value="PLEASE CHECK THE LANGUAGE SETTINGS OR ENVIRONMENTAL VARIABLE" calcext:value-type="string">
            <text:p>PLEASE CHECK THE LANGUAGE SETTINGS OR ENVIRONMENTAL VARIABLE</text:p>
          </table:table-cell>
          <table:table-cell table:style-name="ce2" table:formula="of:=[$errors.A22]" office:value-type="string" office:string-value="PLEASE CHECK LANGUAGE SETTINGS OR ENVIRONMENT VARIABLE" calcext:value-type="string">
            <text:p>PLEASE CHECK LANGUAGE SETTINGS OR ENVIRONMENT VARIABLE</text:p>
          </table:table-cell>
          <table:table-cell/>
          <table:table-cell table:style-name="ce2" table:formula="of:=IFERROR(__xludf.dummyfunction(&quot;UPPER(GOOGLETRANSLATE(if(len(D63) &gt; 0, D63, C63),&quot;&quot;en&quot;&quot;,$A$1))&quot;);&quot;BITTE ÜBERPRÜFEN SIE DIE SPRACHEINSTELLUNGEN ODER UMGEBUNGSVARIABLE&quot;)" office:value-type="string" office:string-value="BITTE ÜBERPRÜFEN SIE DIE SPRACHEINSTELLUNGEN ODER UMGEBUNGSVARIABLE" calcext:value-type="string">
            <text:p>BITTE ÜBERPRÜFEN SIE DIE SPRACHEINSTELLUNGEN ODER UMGEBUNGSVARIABLE</text:p>
          </table:table-cell>
          <table:table-cell table:number-columns-repeated="1019"/>
        </table:table-row>
        <table:table-row table:style-name="ro1">
          <table:table-cell table:style-name="ce5" table:formula="of:=IF(LEN([.F64]) &gt; 0; [.F64]; [.E64])" office:value-type="string" office:string-value="STRING -MATHEMATIK -LOGIKFEHLER" calcext:value-type="string">
            <text:p>STRING -MATHEMATIK -LOGIKFEHLER</text:p>
          </table:table-cell>
          <table:table-cell table:style-name="ce8" table:formula="of:=IFERROR(__xludf.dummyfunction(&quot;upper(googletranslate(A64,$A$1,&quot;&quot;en&quot;&quot;))&quot;);&quot;STRING -MATHEMATICS -LOGIC ERROR&quot;)" office:value-type="string" office:string-value="STRING -MATHEMATICS -LOGIC ERROR" calcext:value-type="string">
            <text:p>STRING -MATHEMATICS -LOGIC ERROR</text:p>
          </table:table-cell>
          <table:table-cell table:style-name="ce2" table:formula="of:=[$errors.A23]" office:value-type="string" office:string-value="STRING MATH LOGIC ERROR" calcext:value-type="string">
            <text:p>STRING MATH LOGIC ERROR</text:p>
          </table:table-cell>
          <table:table-cell/>
          <table:table-cell table:style-name="ce2" table:formula="of:=IFERROR(__xludf.dummyfunction(&quot;UPPER(GOOGLETRANSLATE(if(len(D64) &gt; 0, D64, C64),&quot;&quot;en&quot;&quot;,$A$1))&quot;);&quot;STRING -MATHEMATIK -LOGIKFEHLER&quot;)" office:value-type="string" office:string-value="STRING -MATHEMATIK -LOGIKFEHLER" calcext:value-type="string">
            <text:p>STRING -MATHEMATIK -LOGIKFEHLER</text:p>
          </table:table-cell>
          <table:table-cell table:number-columns-repeated="1019"/>
        </table:table-row>
        <table:table-row table:style-name="ro1">
          <table:table-cell table:style-name="ce5" table:formula="of:=IF(LEN([.F65]) &gt; 0; [.F65]; [.E65])" office:value-type="string" office:string-value="SYNTAX-FEHLER" calcext:value-type="string">
            <text:p>SYNTAX-FEHLER</text:p>
          </table:table-cell>
          <table:table-cell table:style-name="ce8" table:formula="of:=IFERROR(__xludf.dummyfunction(&quot;upper(googletranslate(A65,$A$1,&quot;&quot;en&quot;&quot;))&quot;);&quot;SYNTAX ERROR&quot;)" office:value-type="string" office:string-value="SYNTAX ERROR" calcext:value-type="string">
            <text:p>SYNTAX ERROR</text:p>
          </table:table-cell>
          <table:table-cell table:style-name="ce2" table:formula="of:=[$errors.A24]" office:value-type="string" office:string-value="SYNTAX ERROR" calcext:value-type="string">
            <text:p>SYNTAX ERROR</text:p>
          </table:table-cell>
          <table:table-cell/>
          <table:table-cell table:style-name="ce2" table:formula="of:=IFERROR(__xludf.dummyfunction(&quot;UPPER(GOOGLETRANSLATE(if(len(D65) &gt; 0, D65, C65),&quot;&quot;en&quot;&quot;,$A$1))&quot;);&quot;SYNTAX-FEHLER&quot;)" office:value-type="string" office:string-value="SYNTAX-FEHLER" calcext:value-type="string">
            <text:p>SYNTAX-FEHLER</text:p>
          </table:table-cell>
          <table:table-cell table:number-columns-repeated="1019"/>
        </table:table-row>
        <table:table-row table:style-name="ro1">
          <table:table-cell table:style-name="ce5" table:formula="of:=IF(LEN([.F66]) &gt; 0; [.F66]; [.E66])" office:value-type="string" office:string-value="DATEI KANN NICHT GEÖFFNET WERDEN" calcext:value-type="string">
            <text:p>DATEI KANN NICHT GEÖFFNET WERDEN</text:p>
          </table:table-cell>
          <table:table-cell table:style-name="ce8" table:formula="of:=IFERROR(__xludf.dummyfunction(&quot;upper(googletranslate(A66,$A$1,&quot;&quot;en&quot;&quot;))&quot;);&quot;FILE CANNOT BE OPENED&quot;)" office:value-type="string" office:string-value="FILE CANNOT BE OPENED" calcext:value-type="string">
            <text:p>FILE CANNOT BE OPENED</text:p>
          </table:table-cell>
          <table:table-cell table:style-name="ce2" table:formula="of:=[$errors.A25]" office:value-type="string" office:string-value="UNABLE TO OPEN FILE" calcext:value-type="string">
            <text:p>UNABLE TO OPEN FILE</text:p>
          </table:table-cell>
          <table:table-cell/>
          <table:table-cell table:style-name="ce2" table:formula="of:=IFERROR(__xludf.dummyfunction(&quot;UPPER(GOOGLETRANSLATE(if(len(D66) &gt; 0, D66, C66),&quot;&quot;en&quot;&quot;,$A$1))&quot;);&quot;DATEI KANN NICHT GEÖFFNET WERDEN&quot;)" office:value-type="string" office:string-value="DATEI KANN NICHT GEÖFFNET WERDEN" calcext:value-type="string">
            <text:p>DATEI KANN NICHT GEÖFFNET WERDEN</text:p>
          </table:table-cell>
          <table:table-cell table:number-columns-repeated="1019"/>
        </table:table-row>
        <table:table-row table:style-name="ro1">
          <table:table-cell table:style-name="ce5" table:formula="of:=IF(LEN([.F67]) &gt; 0; [.F67]; [.E67])" office:value-type="string" office:string-value="ES KANN NICHT GEÖFFNET WERDEN, DIE DATEI ZUM LESEN ZU ÖFFNEN" calcext:value-type="string">
            <text:p>ES KANN NICHT GEÖFFNET WERDEN, DIE DATEI ZUM LESEN ZU ÖFFNEN</text:p>
          </table:table-cell>
          <table:table-cell table:style-name="ce8" table:formula="of:=IFERROR(__xludf.dummyfunction(&quot;upper(googletranslate(A67,$A$1,&quot;&quot;en&quot;&quot;))&quot;);&quot;IT CANNOT BE OPENED TO OPEN THE FILE FOR READING&quot;)" office:value-type="string" office:string-value="IT CANNOT BE OPENED TO OPEN THE FILE FOR READING" calcext:value-type="string">
            <text:p>IT CANNOT BE OPENED TO OPEN THE FILE FOR READING</text:p>
          </table:table-cell>
          <table:table-cell table:style-name="ce2" table:formula="of:=[$errors.A26]" office:value-type="string" office:string-value="UNABLE TO OPEN TO OPEN FILE FOR READING" calcext:value-type="string">
            <text:p>UNABLE TO OPEN TO OPEN FILE FOR READING</text:p>
          </table:table-cell>
          <table:table-cell/>
          <table:table-cell table:style-name="ce2" table:formula="of:=IFERROR(__xludf.dummyfunction(&quot;UPPER(GOOGLETRANSLATE(if(len(D67) &gt; 0, D67, C67),&quot;&quot;en&quot;&quot;,$A$1))&quot;);&quot;ES KANN NICHT GEÖFFNET WERDEN, DIE DATEI ZUM LESEN ZU ÖFFNEN&quot;)" office:value-type="string" office:string-value="ES KANN NICHT GEÖFFNET WERDEN, DIE DATEI ZUM LESEN ZU ÖFFNEN" calcext:value-type="string">
            <text:p>ES KANN NICHT GEÖFFNET WERDEN, DIE DATEI ZUM LESEN ZU ÖFFNEN</text:p>
          </table:table-cell>
          <table:table-cell table:number-columns-repeated="1019"/>
        </table:table-row>
        <table:table-row table:style-name="ro1">
          <table:table-cell table:style-name="ce5" table:formula="of:=IF(LEN([.F68]) &gt; 0; [.F68]; [.E68])" office:value-type="string" office:string-value="UNDEFINED ETIKETT" calcext:value-type="string">
            <text:p>UNDEFINED ETIKETT</text:p>
          </table:table-cell>
          <table:table-cell table:style-name="ce8" table:formula="of:=IFERROR(__xludf.dummyfunction(&quot;upper(googletranslate(A68,$A$1,&quot;&quot;en&quot;&quot;))&quot;);&quot;UNDEFINED LABEL&quot;)" office:value-type="string" office:string-value="UNDEFINED LABEL" calcext:value-type="string">
            <text:p>UNDEFINED LABEL</text:p>
          </table:table-cell>
          <table:table-cell table:style-name="ce2" table:formula="of:=[$errors.A27]" office:value-type="string" office:string-value="UNDEFINED LABEL" calcext:value-type="string">
            <text:p>UNDEFINED LABEL</text:p>
          </table:table-cell>
          <table:table-cell/>
          <table:table-cell table:style-name="ce2" table:formula="of:=IFERROR(__xludf.dummyfunction(&quot;UPPER(GOOGLETRANSLATE(if(len(D68) &gt; 0, D68, C68),&quot;&quot;en&quot;&quot;,$A$1))&quot;);&quot;UNDEFINED ETIKETT&quot;)" office:value-type="string" office:string-value="UNDEFINED ETIKETT" calcext:value-type="string">
            <text:p>UNDEFINED ETIKETT</text:p>
          </table:table-cell>
          <table:table-cell table:number-columns-repeated="1019"/>
        </table:table-row>
        <table:table-row table:style-name="ro1">
          <table:table-cell table:style-name="ce5" table:formula="of:=IF(LEN([.F69]) &gt; 0; [.F69]; [.E69])" office:value-type="string" office:string-value="NICHT BEHANDELTER OPERATION" calcext:value-type="string">
            <text:p>NICHT BEHANDELTER OPERATION</text:p>
          </table:table-cell>
          <table:table-cell table:style-name="ce8" table:formula="of:=IFERROR(__xludf.dummyfunction(&quot;upper(googletranslate(A69,$A$1,&quot;&quot;en&quot;&quot;))&quot;);&quot;UNTREATED OPERATION&quot;)" office:value-type="string" office:string-value="UNTREATED OPERATION" calcext:value-type="string">
            <text:p>UNTREATED OPERATION</text:p>
          </table:table-cell>
          <table:table-cell table:style-name="ce2" table:formula="of:=[$errors.A28]" office:value-type="string" office:string-value="UNHANDLED OPERATION" calcext:value-type="string">
            <text:p>UNHANDLED OPERATION</text:p>
          </table:table-cell>
          <table:table-cell/>
          <table:table-cell table:style-name="ce2" table:formula="of:=IFERROR(__xludf.dummyfunction(&quot;UPPER(GOOGLETRANSLATE(if(len(D69) &gt; 0, D69, C69),&quot;&quot;en&quot;&quot;,$A$1))&quot;);&quot;NICHT BEHANDELTER OPERATION&quot;)" office:value-type="string" office:string-value="NICHT BEHANDELTER OPERATION" calcext:value-type="string">
            <text:p>NICHT BEHANDELTER OPERATION</text:p>
          </table:table-cell>
          <table:table-cell table:number-columns-repeated="1019"/>
        </table:table-row>
        <table:table-row table:style-name="ro1">
          <table:table-cell table:style-name="ce5" table:formula="of:=IF(LEN([.F70]) &gt; 0; [.F70]; [.E70])" office:value-type="string" office:string-value="NICHT BEHANDELTER BETRIEBSCODE" calcext:value-type="string">
            <text:p>NICHT BEHANDELTER BETRIEBSCODE</text:p>
          </table:table-cell>
          <table:table-cell table:style-name="ce8" table:formula="of:=IFERROR(__xludf.dummyfunction(&quot;upper(googletranslate(A70,$A$1,&quot;&quot;en&quot;&quot;))&quot;);&quot;NON -TREATED OPERATING CODE&quot;)" office:value-type="string" office:string-value="NON -TREATED OPERATING CODE" calcext:value-type="string">
            <text:p>NON -TREATED OPERATING CODE</text:p>
          </table:table-cell>
          <table:table-cell table:style-name="ce2" table:formula="of:=[$errors.A29]" office:value-type="string" office:string-value="UNHANDLED OPERATION CODE" calcext:value-type="string">
            <text:p>UNHANDLED OPERATION CODE</text:p>
          </table:table-cell>
          <table:table-cell/>
          <table:table-cell table:style-name="ce2" table:formula="of:=IFERROR(__xludf.dummyfunction(&quot;UPPER(GOOGLETRANSLATE(if(len(D70) &gt; 0, D70, C70),&quot;&quot;en&quot;&quot;,$A$1))&quot;);&quot;NICHT BEHANDELTER BETRIEBSCODE&quot;)" office:value-type="string" office:string-value="NICHT BEHANDELTER BETRIEBSCODE" calcext:value-type="string">
            <text:p>NICHT BEHANDELTER BETRIEBSCODE</text:p>
          </table:table-cell>
          <table:table-cell table:number-columns-repeated="1019"/>
        </table:table-row>
        <table:table-row table:style-name="ro1">
          <table:table-cell table:style-name="ce5" table:formula="of:=IF(LEN([.F71]) &gt; 0; [.F71]; [.E71])" office:value-type="string" office:string-value="UNBEKANNT, WENN ETIKETT" calcext:value-type="string">
            <text:p>UNBEKANNT, WENN ETIKETT</text:p>
          </table:table-cell>
          <table:table-cell table:style-name="ce8" table:formula="of:=IFERROR(__xludf.dummyfunction(&quot;upper(googletranslate(A71,$A$1,&quot;&quot;en&quot;&quot;))&quot;);&quot;UNKNOWN WHEN LABEL&quot;)" office:value-type="string" office:string-value="UNKNOWN WHEN LABEL" calcext:value-type="string">
            <text:p>UNKNOWN WHEN LABEL</text:p>
          </table:table-cell>
          <table:table-cell table:style-name="ce2" table:formula="of:=[$errors.A30]" office:value-type="string" office:string-value="UNKNOWN IF LABEL" calcext:value-type="string">
            <text:p>UNKNOWN IF LABEL</text:p>
          </table:table-cell>
          <table:table-cell/>
          <table:table-cell table:style-name="ce2" table:formula="of:=IFERROR(__xludf.dummyfunction(&quot;UPPER(GOOGLETRANSLATE(if(len(D71) &gt; 0, D71, C71),&quot;&quot;en&quot;&quot;,$A$1))&quot;);&quot;UNBEKANNT, WENN ETIKETT&quot;)" office:value-type="string" office:string-value="UNBEKANNT, WENN ETIKETT" calcext:value-type="string">
            <text:p>UNBEKANNT, WENN ETIKETT</text:p>
          </table:table-cell>
          <table:table-cell table:number-columns-repeated="1019"/>
        </table:table-row>
        <table:table-row table:style-name="ro1">
          <table:table-cell table:style-name="ce5" table:formula="of:=IF(LEN([.F72]) &gt; 0; [.F72]; [.E72])" office:value-type="string" office:string-value="UNERKANNTER DOPPELMATHEMATIKOPERATION" calcext:value-type="string">
            <text:p>UNERKANNTER DOPPELMATHEMATIKOPERATION</text:p>
          </table:table-cell>
          <table:table-cell table:style-name="ce8" table:formula="of:=IFERROR(__xludf.dummyfunction(&quot;upper(googletranslate(A72,$A$1,&quot;&quot;en&quot;&quot;))&quot;);&quot;UNNECESSARY DOUBLE MATHEMATICS SURGERY&quot;)" office:value-type="string" office:string-value="UNNECESSARY DOUBLE MATHEMATICS SURGERY" calcext:value-type="string">
            <text:p>UNNECESSARY DOUBLE MATHEMATICS SURGERY</text:p>
          </table:table-cell>
          <table:table-cell table:style-name="ce2" table:formula="of:=[$errors.A31]" office:value-type="string" office:string-value="UNRECOGNIZED DOUBLE MATH OPERATION" calcext:value-type="string">
            <text:p>UNRECOGNIZED DOUBLE MATH OPERATION</text:p>
          </table:table-cell>
          <table:table-cell/>
          <table:table-cell table:style-name="ce2" table:formula="of:=IFERROR(__xludf.dummyfunction(&quot;UPPER(GOOGLETRANSLATE(if(len(D72) &gt; 0, D72, C72),&quot;&quot;en&quot;&quot;,$A$1))&quot;);&quot;UNERKANNTER DOPPELMATHEMATIKOPERATION&quot;)" office:value-type="string" office:string-value="UNERKANNTER DOPPELMATHEMATIKOPERATION" calcext:value-type="string">
            <text:p>UNERKANNTER DOPPELMATHEMATIKOPERATION</text:p>
          </table:table-cell>
          <table:table-cell table:number-columns-repeated="1019"/>
        </table:table-row>
        <table:table-row table:style-name="ro1">
          <table:table-cell table:style-name="ce5" table:formula="of:=IF(LEN([.F73]) &gt; 0; [.F73]; [.E73])" office:value-type="string" office:string-value="UNERKANNTE FUNKTIONSDEFINITION" calcext:value-type="string">
            <text:p>UNERKANNTE FUNKTIONSDEFINITION</text:p>
          </table:table-cell>
          <table:table-cell table:style-name="ce8" table:formula="of:=IFERROR(__xludf.dummyfunction(&quot;upper(googletranslate(A73,$A$1,&quot;&quot;en&quot;&quot;))&quot;);&quot;UNDETECTED FUNCTION DEFINITION&quot;)" office:value-type="string" office:string-value="UNDETECTED FUNCTION DEFINITION" calcext:value-type="string">
            <text:p>UNDETECTED FUNCTION DEFINITION</text:p>
          </table:table-cell>
          <table:table-cell table:style-name="ce2" table:formula="of:=[$errors.A32]" office:value-type="string" office:string-value="UNRECOGNIZED FUNCTION DEFINITION" calcext:value-type="string">
            <text:p>UNRECOGNIZED FUNCTION DEFINITION</text:p>
          </table:table-cell>
          <table:table-cell/>
          <table:table-cell table:style-name="ce2" table:formula="of:=IFERROR(__xludf.dummyfunction(&quot;UPPER(GOOGLETRANSLATE(if(len(D73) &gt; 0, D73, C73),&quot;&quot;en&quot;&quot;,$A$1))&quot;);&quot;UNERKANNTE FUNKTIONSDEFINITION&quot;)" office:value-type="string" office:string-value="UNERKANNTE FUNKTIONSDEFINITION" calcext:value-type="string">
            <text:p>UNERKANNTE FUNKTIONSDEFINITION</text:p>
          </table:table-cell>
          <table:table-cell table:number-columns-repeated="1019"/>
        </table:table-row>
        <table:table-row table:style-name="ro1">
          <table:table-cell table:style-name="ce5" table:formula="of:=IF(LEN([.F74]) &gt; 0; [.F74]; [.E74])" office:value-type="string" office:string-value="NICHT ANERKANNTES GOSUB -LABEL" calcext:value-type="string">
            <text:p>NICHT ANERKANNTES GOSUB -LABEL</text:p>
          </table:table-cell>
          <table:table-cell table:style-name="ce8" table:formula="of:=IFERROR(__xludf.dummyfunction(&quot;upper(googletranslate(A74,$A$1,&quot;&quot;en&quot;&quot;))&quot;);&quot;UNRELIED GOSUB LABEL&quot;)" office:value-type="string" office:string-value="UNRELIED GOSUB LABEL" calcext:value-type="string">
            <text:p>UNRELIED GOSUB LABEL</text:p>
          </table:table-cell>
          <table:table-cell table:style-name="ce2" table:formula="of:=[$errors.A33]" office:value-type="string" office:string-value="UNRECOGNIZED GOSUB LABEL" calcext:value-type="string">
            <text:p>UNRECOGNIZED GOSUB LABEL</text:p>
          </table:table-cell>
          <table:table-cell/>
          <table:table-cell table:style-name="ce2" table:formula="of:=IFERROR(__xludf.dummyfunction(&quot;UPPER(GOOGLETRANSLATE(if(len(D74) &gt; 0, D74, C74),&quot;&quot;en&quot;&quot;,$A$1))&quot;);&quot;NICHT ANERKANNTES GOSUB -LABEL&quot;)" office:value-type="string" office:string-value="NICHT ANERKANNTES GOSUB -LABEL" calcext:value-type="string">
            <text:p>NICHT ANERKANNTES GOSUB -LABEL</text:p>
          </table:table-cell>
          <table:table-cell table:number-columns-repeated="1019"/>
        </table:table-row>
        <table:table-row table:style-name="ro1">
          <table:table-cell table:style-name="ce5" table:formula="of:=IF(LEN([.F75]) &gt; 0; [.F75]; [.E75])" office:value-type="string" office:string-value="NICHT ANERKANNTES GOTO -LABEL" calcext:value-type="string">
            <text:p>NICHT ANERKANNTES GOTO -LABEL</text:p>
          </table:table-cell>
          <table:table-cell table:style-name="ce8" table:formula="of:=IFERROR(__xludf.dummyfunction(&quot;upper(googletranslate(A75,$A$1,&quot;&quot;en&quot;&quot;))&quot;);&quot;UNRELITED GOTO LABEL&quot;)" office:value-type="string" office:string-value="UNRELITED GOTO LABEL" calcext:value-type="string">
            <text:p>UNRELITED GOTO LABEL</text:p>
          </table:table-cell>
          <table:table-cell table:style-name="ce2" table:formula="of:=[$errors.A34]" office:value-type="string" office:string-value="UNRECOGNIZED GOTO LABEL" calcext:value-type="string">
            <text:p>UNRECOGNIZED GOTO LABEL</text:p>
          </table:table-cell>
          <table:table-cell/>
          <table:table-cell table:style-name="ce2" table:formula="of:=IFERROR(__xludf.dummyfunction(&quot;UPPER(GOOGLETRANSLATE(if(len(D75) &gt; 0, D75, C75),&quot;&quot;en&quot;&quot;,$A$1))&quot;);&quot;NICHT ANERKANNTES GOTO -LABEL&quot;)" office:value-type="string" office:string-value="NICHT ANERKANNTES GOTO -LABEL" calcext:value-type="string">
            <text:p>NICHT ANERKANNTES GOTO -LABEL</text:p>
          </table:table-cell>
          <table:table-cell table:number-columns-repeated="1019"/>
        </table:table-row>
        <table:table-row table:style-name="ro1">
          <table:table-cell table:style-name="ce5" table:formula="of:=IF(LEN([.F76]) &gt; 0; [.F76]; [.E76])" office:value-type="string" office:string-value="UNERKANNTE EINGABE" calcext:value-type="string">
            <text:p>UNERKANNTE EINGABE</text:p>
          </table:table-cell>
          <table:table-cell table:style-name="ce8" table:formula="of:=IFERROR(__xludf.dummyfunction(&quot;upper(googletranslate(A76,$A$1,&quot;&quot;en&quot;&quot;))&quot;);&quot;UNDETECTED&quot;)" office:value-type="string" office:string-value="UNDETECTED" calcext:value-type="string">
            <text:p>UNDETECTED</text:p>
          </table:table-cell>
          <table:table-cell table:style-name="ce2" table:formula="of:=[$errors.A35]" office:value-type="string" office:string-value="UNRECOGNIZED INPUT" calcext:value-type="string">
            <text:p>UNRECOGNIZED INPUT</text:p>
          </table:table-cell>
          <table:table-cell/>
          <table:table-cell table:style-name="ce2" table:formula="of:=IFERROR(__xludf.dummyfunction(&quot;UPPER(GOOGLETRANSLATE(if(len(D76) &gt; 0, D76, C76),&quot;&quot;en&quot;&quot;,$A$1))&quot;);&quot;UNERKANNTE EINGABE&quot;)" office:value-type="string" office:string-value="UNERKANNTE EINGABE" calcext:value-type="string">
            <text:p>UNERKANNTE EINGABE</text:p>
          </table:table-cell>
          <table:table-cell table:number-columns-repeated="1019"/>
        </table:table-row>
        <table:table-row table:style-name="ro1">
          <table:table-cell table:style-name="ce5" table:formula="of:=IF(LEN([.F77]) &gt; 0; [.F77]; [.E77])" office:value-type="string" office:string-value="UNERKANNTE GANZZAHL -MATHEMATIKOPERATION" calcext:value-type="string">
            <text:p>UNERKANNTE GANZZAHL -MATHEMATIKOPERATION</text:p>
          </table:table-cell>
          <table:table-cell table:style-name="ce8" table:formula="of:=IFERROR(__xludf.dummyfunction(&quot;upper(googletranslate(A77,$A$1,&quot;&quot;en&quot;&quot;))&quot;);&quot;UNDETECTED INTEGER -MATHEMATICS SURGERY&quot;)" office:value-type="string" office:string-value="UNDETECTED INTEGER -MATHEMATICS SURGERY" calcext:value-type="string">
            <text:p>UNDETECTED INTEGER -MATHEMATICS SURGERY</text:p>
          </table:table-cell>
          <table:table-cell table:style-name="ce2" table:formula="of:=[$errors.A36]" office:value-type="string" office:string-value="UNRECOGNIZED INTEGER MATH OPERATION" calcext:value-type="string">
            <text:p>UNRECOGNIZED INTEGER MATH OPERATION</text:p>
          </table:table-cell>
          <table:table-cell/>
          <table:table-cell table:style-name="ce2" table:formula="of:=IFERROR(__xludf.dummyfunction(&quot;UPPER(GOOGLETRANSLATE(if(len(D77) &gt; 0, D77, C77),&quot;&quot;en&quot;&quot;,$A$1))&quot;);&quot;UNERKANNTE GANZZAHL -MATHEMATIKOPERATION&quot;)" office:value-type="string" office:string-value="UNERKANNTE GANZZAHL -MATHEMATIKOPERATION" calcext:value-type="string">
            <text:p>UNERKANNTE GANZZAHL -MATHEMATIKOPERATION</text:p>
          </table:table-cell>
          <table:table-cell table:number-columns-repeated="1019"/>
        </table:table-row>
        <table:table-row table:style-name="ro1">
          <table:table-cell table:style-name="ce5" table:formula="of:=IF(LEN([.F78]) &gt; 0; [.F78]; [.E78])" office:value-type="string" office:string-value="UNERKANNTER MATHEMATISCHER TYP" calcext:value-type="string">
            <text:p>UNERKANNTER MATHEMATISCHER TYP</text:p>
          </table:table-cell>
          <table:table-cell table:style-name="ce8" table:formula="of:=IFERROR(__xludf.dummyfunction(&quot;upper(googletranslate(A78,$A$1,&quot;&quot;en&quot;&quot;))&quot;);&quot;UNDETECTED MATHEMATICAL GUY&quot;)" office:value-type="string" office:string-value="UNDETECTED MATHEMATICAL GUY" calcext:value-type="string">
            <text:p>UNDETECTED MATHEMATICAL GUY</text:p>
          </table:table-cell>
          <table:table-cell table:style-name="ce2" table:formula="of:=[$errors.A37]" office:value-type="string" office:string-value="UNRECOGNIZED MATH TYPE" calcext:value-type="string">
            <text:p>UNRECOGNIZED MATH TYPE</text:p>
          </table:table-cell>
          <table:table-cell/>
          <table:table-cell table:style-name="ce2" table:formula="of:=IFERROR(__xludf.dummyfunction(&quot;UPPER(GOOGLETRANSLATE(if(len(D78) &gt; 0, D78, C78),&quot;&quot;en&quot;&quot;,$A$1))&quot;);&quot;UNERKANNTER MATHEMATISCHER TYP&quot;)" office:value-type="string" office:string-value="UNERKANNTER MATHEMATISCHER TYP" calcext:value-type="string">
            <text:p>UNERKANNTER MATHEMATISCHER TYP</text:p>
          </table:table-cell>
          <table:table-cell table:number-columns-repeated="1019"/>
        </table:table-row>
        <table:table-row table:style-name="ro1">
          <table:table-cell table:style-name="ce5" table:formula="of:=IF(LEN([.F79]) &gt; 0; [.F79]; [.E79])" office:value-type="string" office:string-value="UNERKANNTE NÄCHSTE VARIABLE" calcext:value-type="string">
            <text:p>UNERKANNTE NÄCHSTE VARIABLE</text:p>
          </table:table-cell>
          <table:table-cell table:style-name="ce8" table:formula="of:=IFERROR(__xludf.dummyfunction(&quot;upper(googletranslate(A79,$A$1,&quot;&quot;en&quot;&quot;))&quot;);&quot;UNDETECTED NEXT VARIABLE&quot;)" office:value-type="string" office:string-value="UNDETECTED NEXT VARIABLE" calcext:value-type="string">
            <text:p>UNDETECTED NEXT VARIABLE</text:p>
          </table:table-cell>
          <table:table-cell table:style-name="ce2" table:formula="of:=[$errors.A38]" office:value-type="string" office:string-value="UNRECOGNIZED NEXT VARIABLE" calcext:value-type="string">
            <text:p>UNRECOGNIZED NEXT VARIABLE</text:p>
          </table:table-cell>
          <table:table-cell/>
          <table:table-cell table:style-name="ce2" table:formula="of:=IFERROR(__xludf.dummyfunction(&quot;UPPER(GOOGLETRANSLATE(if(len(D79) &gt; 0, D79, C79),&quot;&quot;en&quot;&quot;,$A$1))&quot;);&quot;UNERKANNTE NÄCHSTE VARIABLE&quot;)" office:value-type="string" office:string-value="UNERKANNTE NÄCHSTE VARIABLE" calcext:value-type="string">
            <text:p>UNERKANNTE NÄCHSTE VARIABLE</text:p>
          </table:table-cell>
          <table:table-cell table:number-columns-repeated="1019"/>
        </table:table-row>
        <table:table-row table:style-name="ro1">
          <table:table-cell table:style-name="ce5" table:formula="of:=IF(LEN([.F80]) &gt; 0; [.F80]; [.E80])" office:value-type="string" office:string-value="UNERKANNTER OP IN GEDRUCKTER FORM" calcext:value-type="string">
            <text:p>UNERKANNTER OP IN GEDRUCKTER FORM</text:p>
          </table:table-cell>
          <table:table-cell table:style-name="ce8" table:formula="of:=IFERROR(__xludf.dummyfunction(&quot;upper(googletranslate(A80,$A$1,&quot;&quot;en&quot;&quot;))&quot;);&quot;UNKNOWN OP IN PRINTED FORM&quot;)" office:value-type="string" office:string-value="UNKNOWN OP IN PRINTED FORM" calcext:value-type="string">
            <text:p>UNKNOWN OP IN PRINTED FORM</text:p>
          </table:table-cell>
          <table:table-cell table:style-name="ce2" table:formula="of:=[$errors.A39]" office:value-type="string" office:string-value="UNRECOGNIZED OP IN PRINT" calcext:value-type="string">
            <text:p>UNRECOGNIZED OP IN PRINT</text:p>
          </table:table-cell>
          <table:table-cell/>
          <table:table-cell table:style-name="ce2" table:formula="of:=IFERROR(__xludf.dummyfunction(&quot;UPPER(GOOGLETRANSLATE(if(len(D80) &gt; 0, D80, C80),&quot;&quot;en&quot;&quot;,$A$1))&quot;);&quot;UNERKANNTER OP IN GEDRUCKTER FORM&quot;)" office:value-type="string" office:string-value="UNERKANNTER OP IN GEDRUCKTER FORM" calcext:value-type="string">
            <text:p>UNERKANNTER OP IN GEDRUCKTER FORM</text:p>
          </table:table-cell>
          <table:table-cell table:number-columns-repeated="1019"/>
        </table:table-row>
        <table:table-row table:style-name="ro1">
          <table:table-cell table:style-name="ce5" table:formula="of:=IF(LEN([.F81]) &gt; 0; [.F81]; [.E81])" office:value-type="string" office:string-value="UNERKANNTER RATIONALER MATHEMATISCHER OPERATION" calcext:value-type="string">
            <text:p>UNERKANNTER RATIONALER MATHEMATISCHER OPERATION</text:p>
          </table:table-cell>
          <table:table-cell table:style-name="ce8" table:formula="of:=IFERROR(__xludf.dummyfunction(&quot;upper(googletranslate(A81,$A$1,&quot;&quot;en&quot;&quot;))&quot;);&quot;UNCERNED RATIONAL MATHEMATICAL OPERATION&quot;)" office:value-type="string" office:string-value="UNCERNED RATIONAL MATHEMATICAL OPERATION" calcext:value-type="string">
            <text:p>UNCERNED RATIONAL MATHEMATICAL OPERATION</text:p>
          </table:table-cell>
          <table:table-cell table:style-name="ce2" table:formula="of:=[$errors.A40]" office:value-type="string" office:string-value="UNRECOGNIZED RATIONAL MATH OPERATION" calcext:value-type="string">
            <text:p>UNRECOGNIZED RATIONAL MATH OPERATION</text:p>
          </table:table-cell>
          <table:table-cell/>
          <table:table-cell table:style-name="ce2" table:formula="of:=IFERROR(__xludf.dummyfunction(&quot;UPPER(GOOGLETRANSLATE(if(len(D81) &gt; 0, D81, C81),&quot;&quot;en&quot;&quot;,$A$1))&quot;);&quot;UNERKANNTER RATIONALER MATHEMATISCHER OPERATION&quot;)" office:value-type="string" office:string-value="UNERKANNTER RATIONALER MATHEMATISCHER OPERATION" calcext:value-type="string">
            <text:p>UNERKANNTER RATIONALER MATHEMATISCHER OPERATION</text:p>
          </table:table-cell>
          <table:table-cell table:number-columns-repeated="1019"/>
        </table:table-row>
        <table:table-row table:style-name="ro1">
          <table:table-cell table:style-name="ce5" table:formula="of:=IF(LEN([.F82]) &gt; 0; [.F82]; [.E82])" office:value-type="string" office:string-value="UNERKANNTER VARIABLER TYP" calcext:value-type="string">
            <text:p>UNERKANNTER VARIABLER TYP</text:p>
          </table:table-cell>
          <table:table-cell table:style-name="ce8" table:formula="of:=IFERROR(__xludf.dummyfunction(&quot;upper(googletranslate(A82,$A$1,&quot;&quot;en&quot;&quot;))&quot;);&quot;UNDETECTED VARIABLE TYPE&quot;)" office:value-type="string" office:string-value="UNDETECTED VARIABLE TYPE" calcext:value-type="string">
            <text:p>UNDETECTED VARIABLE TYPE</text:p>
          </table:table-cell>
          <table:table-cell table:style-name="ce2" table:formula="of:=[$errors.A41]" office:value-type="string" office:string-value="UNRECOGNIZED VARIABLE TYPE" calcext:value-type="string">
            <text:p>UNRECOGNIZED VARIABLE TYPE</text:p>
          </table:table-cell>
          <table:table-cell/>
          <table:table-cell table:style-name="ce2" table:formula="of:=IFERROR(__xludf.dummyfunction(&quot;UPPER(GOOGLETRANSLATE(if(len(D82) &gt; 0, D82, C82),&quot;&quot;en&quot;&quot;,$A$1))&quot;);&quot;UNERKANNTER VARIABLER TYP&quot;)" office:value-type="string" office:string-value="UNERKANNTER VARIABLER TYP" calcext:value-type="string">
            <text:p>UNERKANNTER VARIABLER TYP</text:p>
          </table:table-cell>
          <table:table-cell table:number-columns-repeated="1019"/>
        </table:table-row>
        <table:table-row table:style-name="ro1">
          <table:table-cell table:style-name="ce5" table:formula="of:=IF(LEN([.F83]) &gt; 0; [.F83]; [.E83])" office:value-type="string" office:string-value="UNBEGRENZTE UMGEBUNGSVARIABLE" calcext:value-type="string">
            <text:p>UNBEGRENZTE UMGEBUNGSVARIABLE</text:p>
          </table:table-cell>
          <table:table-cell table:style-name="ce8" table:formula="of:=IFERROR(__xludf.dummyfunction(&quot;upper(googletranslate(A83,$A$1,&quot;&quot;en&quot;&quot;))&quot;);&quot;UNLIMITED ENVIRONMENTAL VARIABLE&quot;)" office:value-type="string" office:string-value="UNLIMITED ENVIRONMENTAL VARIABLE" calcext:value-type="string">
            <text:p>UNLIMITED ENVIRONMENTAL VARIABLE</text:p>
          </table:table-cell>
          <table:table-cell table:style-name="ce2" table:formula="of:=[$errors.A42]" office:value-type="string" office:string-value="UNSET ENVIRONMENT VARIABLE" calcext:value-type="string">
            <text:p>UNSET ENVIRONMENT VARIABLE</text:p>
          </table:table-cell>
          <table:table-cell/>
          <table:table-cell table:style-name="ce2" table:formula="of:=IFERROR(__xludf.dummyfunction(&quot;UPPER(GOOGLETRANSLATE(if(len(D83) &gt; 0, D83, C83),&quot;&quot;en&quot;&quot;,$A$1))&quot;);&quot;UNBEGRENZTE UMGEBUNGSVARIABLE&quot;)" office:value-type="string" office:string-value="UNBEGRENZTE UMGEBUNGSVARIABLE" calcext:value-type="string">
            <text:p>UNBEGRENZTE UMGEBUNGSVARIABLE</text:p>
          </table:table-cell>
          <table:table-cell table:number-columns-repeated="1019"/>
        </table:table-row>
        <table:table-row table:style-name="ro1">
          <table:table-cell table:style-name="ce5" table:formula="of:=IF(LEN([.F84]) &gt; 0; [.F84]; [.E84])" office:value-type="string" office:string-value="VARIABLE / ARRAY -DEFINITION FEHLANPASSUNG" calcext:value-type="string">
            <text:p>VARIABLE / ARRAY -DEFINITION FEHLANPASSUNG</text:p>
          </table:table-cell>
          <table:table-cell table:style-name="ce8" table:formula="of:=IFERROR(__xludf.dummyfunction(&quot;upper(googletranslate(A84,$A$1,&quot;&quot;en&quot;&quot;))&quot;);&quot;VARIABLE / ARRAY DEFINITION MISCARRIAGE&quot;)" office:value-type="string" office:string-value="VARIABLE / ARRAY DEFINITION MISCARRIAGE" calcext:value-type="string">
            <text:p>VARIABLE / ARRAY DEFINITION MISCARRIAGE</text:p>
          </table:table-cell>
          <table:table-cell table:style-name="ce2" table:formula="of:=[$errors.A43]" office:value-type="string" office:string-value="VARIABLE / ARRAY DEFINITION MISMATCH" calcext:value-type="string">
            <text:p>VARIABLE / ARRAY DEFINITION MISMATCH</text:p>
          </table:table-cell>
          <table:table-cell/>
          <table:table-cell table:style-name="ce2" table:formula="of:=IFERROR(__xludf.dummyfunction(&quot;UPPER(GOOGLETRANSLATE(if(len(D84) &gt; 0, D84, C84),&quot;&quot;en&quot;&quot;,$A$1))&quot;);&quot;VARIABLE / ARRAY -DEFINITION FEHLANPASSUNG&quot;)" office:value-type="string" office:string-value="VARIABLE / ARRAY -DEFINITION FEHLANPASSUNG" calcext:value-type="string">
            <text:p>VARIABLE / ARRAY -DEFINITION FEHLANPASSUNG</text:p>
          </table:table-cell>
          <table:table-cell table:number-columns-repeated="1019"/>
        </table:table-row>
        <table:table-row table:style-name="ro1">
          <table:table-cell table:style-name="ce5" table:formula="of:=IF(LEN([.F85]) &gt; 0; [.F85]; [.E85])" office:value-type="string" office:string-value="VARIABLE ALS ARRAY DEFINIERT" calcext:value-type="string">
            <text:p>VARIABLE ALS ARRAY DEFINIERT</text:p>
          </table:table-cell>
          <table:table-cell table:style-name="ce8" table:formula="of:=IFERROR(__xludf.dummyfunction(&quot;upper(googletranslate(A85,$A$1,&quot;&quot;en&quot;&quot;))&quot;);&quot;VARIABLE DEFINED AS AN ARRAY&quot;)" office:value-type="string" office:string-value="VARIABLE DEFINED AS AN ARRAY" calcext:value-type="string">
            <text:p>VARIABLE DEFINED AS AN ARRAY</text:p>
          </table:table-cell>
          <table:table-cell table:style-name="ce2" table:formula="of:=[$errors.A44]" office:value-type="string" office:string-value="VARIABLE DEFINED AS ARRAY" calcext:value-type="string">
            <text:p>VARIABLE DEFINED AS ARRAY</text:p>
          </table:table-cell>
          <table:table-cell/>
          <table:table-cell table:style-name="ce2" table:formula="of:=IFERROR(__xludf.dummyfunction(&quot;UPPER(GOOGLETRANSLATE(if(len(D85) &gt; 0, D85, C85),&quot;&quot;en&quot;&quot;,$A$1))&quot;);&quot;VARIABLE ALS ARRAY DEFINIERT&quot;)" office:value-type="string" office:string-value="VARIABLE ALS ARRAY DEFINIERT" calcext:value-type="string">
            <text:p>VARIABLE ALS ARRAY DEFINIERT</text:p>
          </table:table-cell>
          <table:table-cell table:number-columns-repeated="1019"/>
        </table:table-row>
        <table:table-row table:style-name="ro1">
          <table:table-cell table:style-name="ce5" table:formula="of:=IF(LEN([.F86]) &gt; 0; [.F86]; [.E86])" office:value-type="string" office:string-value="VARIABLE DEFINIERT ALS NONARRAY" calcext:value-type="string">
            <text:p>VARIABLE DEFINIERT ALS NONARRAY</text:p>
          </table:table-cell>
          <table:table-cell table:style-name="ce8" table:formula="of:=IFERROR(__xludf.dummyfunction(&quot;upper(googletranslate(A86,$A$1,&quot;&quot;en&quot;&quot;))&quot;);&quot;VARIABLE DEFINES AS NONARRAY&quot;)" office:value-type="string" office:string-value="VARIABLE DEFINES AS NONARRAY" calcext:value-type="string">
            <text:p>VARIABLE DEFINES AS NONARRAY</text:p>
          </table:table-cell>
          <table:table-cell table:style-name="ce2" table:formula="of:=[$errors.A45]" office:value-type="string" office:string-value="VARIABLE DEFINED AS NONARRAY" calcext:value-type="string">
            <text:p>VARIABLE DEFINED AS NONARRAY</text:p>
          </table:table-cell>
          <table:table-cell/>
          <table:table-cell table:style-name="ce2" table:formula="of:=IFERROR(__xludf.dummyfunction(&quot;UPPER(GOOGLETRANSLATE(if(len(D86) &gt; 0, D86, C86),&quot;&quot;en&quot;&quot;,$A$1))&quot;);&quot;VARIABLE DEFINIERT ALS NONARRAY&quot;)" office:value-type="string" office:string-value="VARIABLE DEFINIERT ALS NONARRAY" calcext:value-type="string">
            <text:p>VARIABLE DEFINIERT ALS NONARRAY</text:p>
          </table:table-cell>
          <table:table-cell table:number-columns-repeated="1019"/>
        </table:table-row>
        <table:table-row table:style-name="ro1">
          <table:table-cell table:style-name="ce5" table:formula="of:=IF(LEN([.F87]) &gt; 0; [.F87]; [.E87])" office:value-type="string" office:string-value="VARIABLE HAT KEINEN WERT" calcext:value-type="string">
            <text:p>VARIABLE HAT KEINEN WERT</text:p>
          </table:table-cell>
          <table:table-cell table:style-name="ce8" table:formula="of:=IFERROR(__xludf.dummyfunction(&quot;upper(googletranslate(A87,$A$1,&quot;&quot;en&quot;&quot;))&quot;);&quot;VARIABLE HAS NO VALUE&quot;)" office:value-type="string" office:string-value="VARIABLE HAS NO VALUE" calcext:value-type="string">
            <text:p>VARIABLE HAS NO VALUE</text:p>
          </table:table-cell>
          <table:table-cell table:style-name="ce2" table:formula="of:=[$errors.A46]" office:value-type="string" office:string-value="VARIABLE HAS NO VALUE" calcext:value-type="string">
            <text:p>VARIABLE HAS NO VALUE</text:p>
          </table:table-cell>
          <table:table-cell/>
          <table:table-cell table:style-name="ce2" table:formula="of:=IFERROR(__xludf.dummyfunction(&quot;UPPER(GOOGLETRANSLATE(if(len(D87) &gt; 0, D87, C87),&quot;&quot;en&quot;&quot;,$A$1))&quot;);&quot;VARIABLE HAT KEINEN WERT&quot;)" office:value-type="string" office:string-value="VARIABLE HAT KEINEN WERT" calcext:value-type="string">
            <text:p>VARIABLE HAT KEINEN WERT</text:p>
          </table:table-cell>
          <table:table-cell table:number-columns-repeated="1019"/>
        </table:table-row>
        <table:table-row table:style-name="ro1">
          <table:table-cell table:style-name="ce5" table:formula="of:=IF(LEN([.F88]) &gt; 0; [.F88]; [.E88])" office:value-type="string" office:string-value="VARIABLE IST KEIN ARRAY" calcext:value-type="string">
            <text:p>VARIABLE IST KEIN ARRAY</text:p>
          </table:table-cell>
          <table:table-cell table:style-name="ce8" table:formula="of:=IFERROR(__xludf.dummyfunction(&quot;upper(googletranslate(A88,$A$1,&quot;&quot;en&quot;&quot;))&quot;);&quot;VARIABLE IS NOT AN ARRAY&quot;)" office:value-type="string" office:string-value="VARIABLE IS NOT AN ARRAY" calcext:value-type="string">
            <text:p>VARIABLE IS NOT AN ARRAY</text:p>
          </table:table-cell>
          <table:table-cell table:style-name="ce2" table:formula="of:=[$errors.A47]" office:value-type="string" office:string-value="VARIABLE IS NOT AN ARRAY" calcext:value-type="string">
            <text:p>VARIABLE IS NOT AN ARRAY</text:p>
          </table:table-cell>
          <table:table-cell/>
          <table:table-cell table:style-name="ce2" table:formula="of:=IFERROR(__xludf.dummyfunction(&quot;UPPER(GOOGLETRANSLATE(if(len(D88) &gt; 0, D88, C88),&quot;&quot;en&quot;&quot;,$A$1))&quot;);&quot;VARIABLE IST KEIN ARRAY&quot;)" office:value-type="string" office:string-value="VARIABLE IST KEIN ARRAY" calcext:value-type="string">
            <text:p>VARIABLE IST KEIN ARRAY</text:p>
          </table:table-cell>
          <table:table-cell table:number-columns-repeated="1019"/>
        </table:table-row>
        <table:table-row table:style-name="ro2" table:number-rows-repeated="1048487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lang_de.A3:lang_de.A40">
            <calcext:condition calcext:apply-style-name="ConditionalStyle_1" calcext:value="formula-is(COUNTIF([.$A$3:.$A$40];[.$A3])&gt;1)" calcext:base-cell-address="lang_de.A3"/>
          </calcext:conditional-format>
        </calcext:conditional-formats>
      </table:table>
      <table:table table:name="lang_zh" table:style-name="ta8">
        <table:table-column table:style-name="co24" table:default-cell-style-name="Default"/>
        <table:table-column table:style-name="co5" table:default-cell-style-name="Default"/>
        <table:table-column table:style-name="co1" table:default-cell-style-name="Default"/>
        <table:table-column table:style-name="co21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31" table:default-cell-style-name="Default"/>
        <table:table-column table:style-name="co21" table:number-columns-repeated="1017" table:default-cell-style-name="Default"/>
        <table:table-row table:style-name="ro1">
          <table:table-cell table:style-name="ce1" office:value-type="string" calcext:value-type="string">
            <text:p>zh</text:p>
          </table:table-cell>
          <table:table-cell table:style-name="ce1" office:value-type="string" calcext:value-type="string">
            <text:p>reverse</text:p>
          </table:table-cell>
          <table:table-cell table:style-name="ce1" office:value-type="string" calcext:value-type="string">
            <text:p>original</text:p>
          </table:table-cell>
          <table:table-cell table:style-name="ce1" office:value-type="string" calcext:value-type="string">
            <text:p>human override</text:p>
          </table:table-cell>
          <table:table-cell table:style-name="ce1" office:value-type="string" calcext:value-type="string">
            <text:p>google translate</text:p>
          </table:table-cell>
          <table:table-cell table:style-name="ce1" office:value-type="string" calcext:value-type="string">
            <text:p>human translate</text:p>
          </table:table-cell>
          <table:table-cell table:style-name="ce1" office:value-type="string" calcext:value-type="string">
            <text:p>contributor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CHINESE</text:p>
          </table:table-cell>
          <table:table-cell table:number-columns-repeated="1023"/>
        </table:table-row>
        <table:table-row table:style-name="ro1">
          <table:table-cell table:style-name="ce10" table:formula="of:=IF(LEN([.F3]) &gt; 0; [.F3]; [.E3])" office:value-type="string" office:string-value="腹肌" calcext:value-type="string">
            <text:p>腹肌</text:p>
          </table:table-cell>
          <table:table-cell table:style-name="ce8" table:formula="of:=IFERROR(__xludf.dummyfunction(&quot;upper(googletranslate(A3,$A$1,&quot;&quot;en&quot;&quot;))&quot;);&quot;ABDOMINAL MUSCLE&quot;)" office:value-type="string" office:string-value="ABDOMINAL MUSCLE" calcext:value-type="string">
            <text:p>ABDOMINAL MUSCLE</text:p>
          </table:table-cell>
          <table:table-cell table:style-name="ce2" table:formula="of:=[$keywords.A1]" office:value-type="string" office:string-value="ABS" calcext:value-type="string">
            <text:p>ABS</text:p>
          </table:table-cell>
          <table:table-cell/>
          <table:table-cell table:style-name="ce2" table:formula="of:=IFERROR(__xludf.dummyfunction(&quot;UPPER(GOOGLETRANSLATE(if(len(D3) &gt; 0, D3, C3),&quot;&quot;en&quot;&quot;,$A$1))&quot;);&quot;腹肌&quot;)" office:value-type="string" office:string-value="腹肌" calcext:value-type="string">
            <text:p>腹肌</text:p>
          </table:table-cell>
          <table:table-cell table:number-columns-repeated="1019"/>
        </table:table-row>
        <table:table-row table:style-name="ro1">
          <table:table-cell table:style-name="ce10" table:formula="of:=IF(LEN([.F4]) &gt; 0; [.F4]; [.E4])" office:value-type="string" office:string-value="ATN" calcext:value-type="string">
            <text:p>ATN</text:p>
          </table:table-cell>
          <table:table-cell table:style-name="ce8" table:formula="of:=IFERROR(__xludf.dummyfunction(&quot;upper(googletranslate(A4,$A$1,&quot;&quot;en&quot;&quot;))&quot;);&quot;ATN&quot;)" office:value-type="string" office:string-value="ATN" calcext:value-type="string">
            <text:p>ATN</text:p>
          </table:table-cell>
          <table:table-cell table:style-name="ce2" table:formula="of:=[$keywords.A2]" office:value-type="string" office:string-value="ATN" calcext:value-type="string">
            <text:p>ATN</text:p>
          </table:table-cell>
          <table:table-cell/>
          <table:table-cell table:style-name="ce2" table:formula="of:=IFERROR(__xludf.dummyfunction(&quot;UPPER(GOOGLETRANSLATE(if(len(D4) &gt; 0, D4, C4),&quot;&quot;en&quot;&quot;,$A$1))&quot;);&quot;ATN&quot;)" office:value-type="string" office:string-value="ATN" calcext:value-type="string">
            <text:p>ATN</text:p>
          </table:table-cell>
          <table:table-cell table:number-columns-repeated="1019"/>
        </table:table-row>
        <table:table-row table:style-name="ro1">
          <table:table-cell table:style-name="ce10" table:formula="of:=IF(LEN([.F5]) &gt; 0; [.F5]; [.E5])" office:value-type="string" office:string-value="根据" calcext:value-type="string">
            <text:p>根据</text:p>
          </table:table-cell>
          <table:table-cell table:style-name="ce8" table:formula="of:=IFERROR(__xludf.dummyfunction(&quot;upper(googletranslate(A5,$A$1,&quot;&quot;en&quot;&quot;))&quot;);&quot;ACCORDING TO&quot;)" office:value-type="string" office:string-value="ACCORDING TO" calcext:value-type="string">
            <text:p>ACCORDING TO</text:p>
          </table:table-cell>
          <table:table-cell table:style-name="ce2" table:formula="of:=[$keywords.A3]" office:value-type="string" office:string-value="BASE" calcext:value-type="string">
            <text:p>BASE</text:p>
          </table:table-cell>
          <table:table-cell/>
          <table:table-cell table:style-name="ce2" table:formula="of:=IFERROR(__xludf.dummyfunction(&quot;UPPER(GOOGLETRANSLATE(if(len(D5) &gt; 0, D5, C5),&quot;&quot;en&quot;&quot;,$A$1))&quot;);&quot;根据&quot;)" office:value-type="string" office:string-value="根据" calcext:value-type="string">
            <text:p>根据</text:p>
          </table:table-cell>
          <table:table-cell table:number-columns-repeated="1019"/>
        </table:table-row>
        <table:table-row table:style-name="ro1">
          <table:table-cell table:style-name="ce10" table:formula="of:=IF(LEN([.F6]) &gt; 0; [.F6]; [.E6])" office:value-type="string" office:string-value="COS" calcext:value-type="string">
            <text:p>COS</text:p>
          </table:table-cell>
          <table:table-cell table:style-name="ce8" table:formula="of:=IFERROR(__xludf.dummyfunction(&quot;upper(googletranslate(A6,$A$1,&quot;&quot;en&quot;&quot;))&quot;);&quot;COS&quot;)" office:value-type="string" office:string-value="COS" calcext:value-type="string">
            <text:p>COS</text:p>
          </table:table-cell>
          <table:table-cell table:style-name="ce2" table:formula="of:=[$keywords.A4]" office:value-type="string" office:string-value="COS" calcext:value-type="string">
            <text:p>COS</text:p>
          </table:table-cell>
          <table:table-cell/>
          <table:table-cell table:style-name="ce2" table:formula="of:=IFERROR(__xludf.dummyfunction(&quot;UPPER(GOOGLETRANSLATE(if(len(D6) &gt; 0, D6, C6),&quot;&quot;en&quot;&quot;,$A$1))&quot;);&quot;COS&quot;)" office:value-type="string" office:string-value="COS" calcext:value-type="string">
            <text:p>COS</text:p>
          </table:table-cell>
          <table:table-cell table:number-columns-repeated="1019"/>
        </table:table-row>
        <table:table-row table:style-name="ro1">
          <table:table-cell table:style-name="ce10" table:formula="of:=IF(LEN([.F7]) &gt; 0; [.F7]; [.E7])" office:value-type="string" office:string-value="数据" calcext:value-type="string">
            <text:p>数据</text:p>
          </table:table-cell>
          <table:table-cell table:style-name="ce8" table:formula="of:=IFERROR(__xludf.dummyfunction(&quot;upper(googletranslate(A7,$A$1,&quot;&quot;en&quot;&quot;))&quot;);&quot;DATA&quot;)" office:value-type="string" office:string-value="DATA" calcext:value-type="string">
            <text:p>DATA</text:p>
          </table:table-cell>
          <table:table-cell table:style-name="ce2" table:formula="of:=[$keywords.A5]" office:value-type="string" office:string-value="DATA" calcext:value-type="string">
            <text:p>DATA</text:p>
          </table:table-cell>
          <table:table-cell/>
          <table:table-cell table:style-name="ce2" table:formula="of:=IFERROR(__xludf.dummyfunction(&quot;UPPER(GOOGLETRANSLATE(if(len(D7) &gt; 0, D7, C7),&quot;&quot;en&quot;&quot;,$A$1))&quot;);&quot;数据&quot;)" office:value-type="string" office:string-value="数据" calcext:value-type="string">
            <text:p>数据</text:p>
          </table:table-cell>
          <table:table-cell table:number-columns-repeated="1019"/>
        </table:table-row>
        <table:table-row table:style-name="ro1">
          <table:table-cell table:style-name="ce10" table:formula="of:=IF(LEN([.F8]) &gt; 0; [.F8]; [.E8])" office:value-type="string" office:string-value="DBL" calcext:value-type="string">
            <text:p>DBL</text:p>
          </table:table-cell>
          <table:table-cell table:style-name="ce8" table:formula="of:=IFERROR(__xludf.dummyfunction(&quot;upper(googletranslate(A8,$A$1,&quot;&quot;en&quot;&quot;))&quot;);&quot;DBL&quot;)" office:value-type="string" office:string-value="DBL" calcext:value-type="string">
            <text:p>DBL</text:p>
          </table:table-cell>
          <table:table-cell table:style-name="ce2" table:formula="of:=[$keywords.A6]" office:value-type="string" office:string-value="DBL" calcext:value-type="string">
            <text:p>DBL</text:p>
          </table:table-cell>
          <table:table-cell/>
          <table:table-cell table:style-name="ce2" table:formula="of:=IFERROR(__xludf.dummyfunction(&quot;UPPER(GOOGLETRANSLATE(if(len(D8) &gt; 0, D8, C8),&quot;&quot;en&quot;&quot;,$A$1))&quot;);&quot;DBL&quot;)" office:value-type="string" office:string-value="DBL" calcext:value-type="string">
            <text:p>DBL</text:p>
          </table:table-cell>
          <table:table-cell table:number-columns-repeated="1019"/>
        </table:table-row>
        <table:table-row table:style-name="ro1">
          <table:table-cell table:style-name="ce10" table:formula="of:=IF(LEN([.F9]) &gt; 0; [.F9]; [.E9])" office:value-type="string" office:string-value="防御" calcext:value-type="string">
            <text:p>防御</text:p>
          </table:table-cell>
          <table:table-cell table:style-name="ce8" table:formula="of:=IFERROR(__xludf.dummyfunction(&quot;upper(googletranslate(A9,$A$1,&quot;&quot;en&quot;&quot;))&quot;);&quot;DEFENSE&quot;)" office:value-type="string" office:string-value="DEFENSE" calcext:value-type="string">
            <text:p>DEFENSE</text:p>
          </table:table-cell>
          <table:table-cell table:style-name="ce2" table:formula="of:=[$keywords.A7]" office:value-type="string" office:string-value="DEF" calcext:value-type="string">
            <text:p>DEF</text:p>
          </table:table-cell>
          <table:table-cell/>
          <table:table-cell table:style-name="ce2" table:formula="of:=IFERROR(__xludf.dummyfunction(&quot;UPPER(GOOGLETRANSLATE(if(len(D9) &gt; 0, D9, C9),&quot;&quot;en&quot;&quot;,$A$1))&quot;);&quot;防御&quot;)" office:value-type="string" office:string-value="防御" calcext:value-type="string">
            <text:p>防御</text:p>
          </table:table-cell>
          <table:table-cell table:number-columns-repeated="1019"/>
        </table:table-row>
        <table:table-row table:style-name="ro1">
          <table:table-cell table:style-name="ce10" table:formula="of:=IF(LEN([.F10]) &gt; 0; [.F10]; [.E10])" office:value-type="string" office:string-value="暗淡" calcext:value-type="string">
            <text:p>暗淡</text:p>
          </table:table-cell>
          <table:table-cell table:style-name="ce8" table:formula="of:=IFERROR(__xludf.dummyfunction(&quot;upper(googletranslate(A10,$A$1,&quot;&quot;en&quot;&quot;))&quot;);&quot;DIM&quot;)" office:value-type="string" office:string-value="DIM" calcext:value-type="string">
            <text:p>DIM</text:p>
          </table:table-cell>
          <table:table-cell table:style-name="ce2" table:formula="of:=[$keywords.A8]" office:value-type="string" office:string-value="DIM" calcext:value-type="string">
            <text:p>DIM</text:p>
          </table:table-cell>
          <table:table-cell/>
          <table:table-cell table:style-name="ce2" table:formula="of:=IFERROR(__xludf.dummyfunction(&quot;UPPER(GOOGLETRANSLATE(if(len(D10) &gt; 0, D10, C10),&quot;&quot;en&quot;&quot;,$A$1))&quot;);&quot;暗淡&quot;)" office:value-type="string" office:string-value="暗淡" calcext:value-type="string">
            <text:p>暗淡</text:p>
          </table:table-cell>
          <table:table-cell table:number-columns-repeated="1019"/>
        </table:table-row>
        <table:table-row table:style-name="ro1">
          <table:table-cell table:style-name="ce10" table:formula="of:=IF(LEN([.F11]) &gt; 0; [.F11]; [.E11])" office:value-type="string" office:string-value="结尾" calcext:value-type="string">
            <text:p>结尾</text:p>
          </table:table-cell>
          <table:table-cell table:style-name="ce8" table:formula="of:=IFERROR(__xludf.dummyfunction(&quot;upper(googletranslate(A11,$A$1,&quot;&quot;en&quot;&quot;))&quot;);&quot;END&quot;)" office:value-type="string" office:string-value="END" calcext:value-type="string">
            <text:p>END</text:p>
          </table:table-cell>
          <table:table-cell table:style-name="ce2" table:formula="of:=[$keywords.A9]" office:value-type="string" office:string-value="END" calcext:value-type="string">
            <text:p>END</text:p>
          </table:table-cell>
          <table:table-cell/>
          <table:table-cell table:style-name="ce2" table:formula="of:=IFERROR(__xludf.dummyfunction(&quot;UPPER(GOOGLETRANSLATE(if(len(D11) &gt; 0, D11, C11),&quot;&quot;en&quot;&quot;,$A$1))&quot;);&quot;结尾&quot;)" office:value-type="string" office:string-value="结尾" calcext:value-type="string">
            <text:p>结尾</text:p>
          </table:table-cell>
          <table:table-cell table:number-columns-repeated="1019"/>
        </table:table-row>
        <table:table-row table:style-name="ro1">
          <table:table-cell table:style-name="ce10" table:formula="of:=IF(LEN([.F12]) &gt; 0; [.F12]; [.E12])" office:value-type="string" office:string-value="经验" calcext:value-type="string">
            <text:p>经验</text:p>
          </table:table-cell>
          <table:table-cell table:style-name="ce8" table:formula="of:=IFERROR(__xludf.dummyfunction(&quot;upper(googletranslate(A12,$A$1,&quot;&quot;en&quot;&quot;))&quot;);&quot;EXPERIENCE&quot;)" office:value-type="string" office:string-value="EXPERIENCE" calcext:value-type="string">
            <text:p>EXPERIENCE</text:p>
          </table:table-cell>
          <table:table-cell table:style-name="ce2" table:formula="of:=[$keywords.A10]" office:value-type="string" office:string-value="EXP" calcext:value-type="string">
            <text:p>EXP</text:p>
          </table:table-cell>
          <table:table-cell/>
          <table:table-cell table:style-name="ce2" table:formula="of:=IFERROR(__xludf.dummyfunction(&quot;UPPER(GOOGLETRANSLATE(if(len(D12) &gt; 0, D12, C12),&quot;&quot;en&quot;&quot;,$A$1))&quot;);&quot;经验&quot;)" office:value-type="string" office:string-value="经验" calcext:value-type="string">
            <text:p>经验</text:p>
          </table:table-cell>
          <table:table-cell table:number-columns-repeated="1019"/>
        </table:table-row>
        <table:table-row table:style-name="ro1">
          <table:table-cell table:style-name="ce10" table:formula="of:=IF(LEN([.F13]) &gt; 0; [.F13]; [.E13])" office:value-type="string" office:string-value="为了" calcext:value-type="string">
            <text:p>为了</text:p>
          </table:table-cell>
          <table:table-cell table:style-name="ce8" table:formula="of:=IFERROR(__xludf.dummyfunction(&quot;upper(googletranslate(A13,$A$1,&quot;&quot;en&quot;&quot;))&quot;);&quot;FOR&quot;)" office:value-type="string" office:string-value="FOR" calcext:value-type="string">
            <text:p>FOR</text:p>
          </table:table-cell>
          <table:table-cell table:style-name="ce2" table:formula="of:=[$keywords.A11]" office:value-type="string" office:string-value="FOR" calcext:value-type="string">
            <text:p>FOR</text:p>
          </table:table-cell>
          <table:table-cell/>
          <table:table-cell table:style-name="ce2" table:formula="of:=IFERROR(__xludf.dummyfunction(&quot;UPPER(GOOGLETRANSLATE(if(len(D13) &gt; 0, D13, C13),&quot;&quot;en&quot;&quot;,$A$1))&quot;);&quot;为了&quot;)" office:value-type="string" office:string-value="为了" calcext:value-type="string">
            <text:p>为了</text:p>
          </table:table-cell>
          <table:table-cell table:number-columns-repeated="1019"/>
        </table:table-row>
        <table:table-row table:style-name="ro1">
          <table:table-cell table:style-name="ce10" table:formula="of:=IF(LEN([.F14]) &gt; 0; [.F14]; [.E14])" office:value-type="string" office:string-value="去" calcext:value-type="string">
            <text:p>去</text:p>
          </table:table-cell>
          <table:table-cell table:style-name="ce8" table:formula="of:=IFERROR(__xludf.dummyfunction(&quot;upper(googletranslate(A14,$A$1,&quot;&quot;en&quot;&quot;))&quot;);&quot;GO&quot;)" office:value-type="string" office:string-value="GO" calcext:value-type="string">
            <text:p>GO</text:p>
          </table:table-cell>
          <table:table-cell table:style-name="ce2" table:formula="of:=[$keywords.A12]" office:value-type="string" office:string-value="GOTO" calcext:value-type="string">
            <text:p>GOTO</text:p>
          </table:table-cell>
          <table:table-cell/>
          <table:table-cell table:style-name="ce2" table:formula="of:=IFERROR(__xludf.dummyfunction(&quot;UPPER(GOOGLETRANSLATE(if(len(D14) &gt; 0, D14, C14),&quot;&quot;en&quot;&quot;,$A$1))&quot;);&quot;去&quot;)" office:value-type="string" office:string-value="去" calcext:value-type="string">
            <text:p>去</text:p>
          </table:table-cell>
          <table:table-cell table:number-columns-repeated="1019"/>
        </table:table-row>
        <table:table-row table:style-name="ro1">
          <table:table-cell table:style-name="ce10" table:formula="of:=IF(LEN([.F15]) &gt; 0; [.F15]; [.E15])" office:value-type="string" office:string-value="GOSUB" calcext:value-type="string">
            <text:p>GOSUB</text:p>
          </table:table-cell>
          <table:table-cell table:style-name="ce8" table:formula="of:=IFERROR(__xludf.dummyfunction(&quot;upper(googletranslate(A15,$A$1,&quot;&quot;en&quot;&quot;))&quot;);&quot;GOSUB&quot;)" office:value-type="string" office:string-value="GOSUB" calcext:value-type="string">
            <text:p>GOSUB</text:p>
          </table:table-cell>
          <table:table-cell table:style-name="ce2" table:formula="of:=[$keywords.A13]" office:value-type="string" office:string-value="GOSUB" calcext:value-type="string">
            <text:p>GOSUB</text:p>
          </table:table-cell>
          <table:table-cell/>
          <table:table-cell table:style-name="ce2" table:formula="of:=IFERROR(__xludf.dummyfunction(&quot;UPPER(GOOGLETRANSLATE(if(len(D15) &gt; 0, D15, C15),&quot;&quot;en&quot;&quot;,$A$1))&quot;);&quot;GOSUB&quot;)" office:value-type="string" office:string-value="GOSUB" calcext:value-type="string">
            <text:p>GOSUB</text:p>
          </table:table-cell>
          <table:table-cell table:number-columns-repeated="1019"/>
        </table:table-row>
        <table:table-row table:style-name="ro1">
          <table:table-cell table:style-name="ce10" table:formula="of:=IF(LEN([.F16]) &gt; 0; [.F16]; [.E16])" office:value-type="string" office:string-value="如果" calcext:value-type="string">
            <text:p>如果</text:p>
          </table:table-cell>
          <table:table-cell table:style-name="ce8" table:formula="of:=IFERROR(__xludf.dummyfunction(&quot;upper(googletranslate(A16,$A$1,&quot;&quot;en&quot;&quot;))&quot;);&quot;IF&quot;)" office:value-type="string" office:string-value="IF" calcext:value-type="string">
            <text:p>IF</text:p>
          </table:table-cell>
          <table:table-cell table:style-name="ce2" table:formula="of:=[$keywords.A14]" office:value-type="string" office:string-value="IF" calcext:value-type="string">
            <text:p>IF</text:p>
          </table:table-cell>
          <table:table-cell/>
          <table:table-cell table:style-name="ce2" table:formula="of:=IFERROR(__xludf.dummyfunction(&quot;UPPER(GOOGLETRANSLATE(if(len(D16) &gt; 0, D16, C16),&quot;&quot;en&quot;&quot;,$A$1))&quot;);&quot;如果&quot;)" office:value-type="string" office:string-value="如果" calcext:value-type="string">
            <text:p>如果</text:p>
          </table:table-cell>
          <table:table-cell table:number-columns-repeated="1019"/>
        </table:table-row>
        <table:table-row table:style-name="ro1">
          <table:table-cell table:style-name="ce10" table:formula="of:=IF(LEN([.F17]) &gt; 0; [.F17]; [.E17])" office:value-type="string" office:string-value="INT" calcext:value-type="string">
            <text:p>INT</text:p>
          </table:table-cell>
          <table:table-cell table:style-name="ce8" table:formula="of:=IFERROR(__xludf.dummyfunction(&quot;upper(googletranslate(A17,$A$1,&quot;&quot;en&quot;&quot;))&quot;);&quot;INT&quot;)" office:value-type="string" office:string-value="INT" calcext:value-type="string">
            <text:p>INT</text:p>
          </table:table-cell>
          <table:table-cell table:style-name="ce2" table:formula="of:=[$keywords.A15]" office:value-type="string" office:string-value="INT" calcext:value-type="string">
            <text:p>INT</text:p>
          </table:table-cell>
          <table:table-cell/>
          <table:table-cell table:style-name="ce2" table:formula="of:=IFERROR(__xludf.dummyfunction(&quot;UPPER(GOOGLETRANSLATE(if(len(D17) &gt; 0, D17, C17),&quot;&quot;en&quot;&quot;,$A$1))&quot;);&quot;INT&quot;)" office:value-type="string" office:string-value="INT" calcext:value-type="string">
            <text:p>INT</text:p>
          </table:table-cell>
          <table:table-cell table:number-columns-repeated="1019"/>
        </table:table-row>
        <table:table-row table:style-name="ro1">
          <table:table-cell table:style-name="ce10" table:formula="of:=IF(LEN([.F18]) &gt; 0; [.F18]; [.E18])" office:value-type="string" office:string-value="输入" calcext:value-type="string">
            <text:p>输入</text:p>
          </table:table-cell>
          <table:table-cell table:style-name="ce8" table:formula="of:=IFERROR(__xludf.dummyfunction(&quot;upper(googletranslate(A18,$A$1,&quot;&quot;en&quot;&quot;))&quot;);&quot;ENTER&quot;)" office:value-type="string" office:string-value="ENTER" calcext:value-type="string">
            <text:p>ENTER</text:p>
          </table:table-cell>
          <table:table-cell table:style-name="ce2" table:formula="of:=[$keywords.A16]" office:value-type="string" office:string-value="INPUT" calcext:value-type="string">
            <text:p>INPUT</text:p>
          </table:table-cell>
          <table:table-cell/>
          <table:table-cell table:style-name="ce2" table:formula="of:=IFERROR(__xludf.dummyfunction(&quot;UPPER(GOOGLETRANSLATE(if(len(D18) &gt; 0, D18, C18),&quot;&quot;en&quot;&quot;,$A$1))&quot;);&quot;输入&quot;)" office:value-type="string" office:string-value="输入" calcext:value-type="string">
            <text:p>输入</text:p>
          </table:table-cell>
          <table:table-cell table:number-columns-repeated="1019"/>
        </table:table-row>
        <table:table-row table:style-name="ro1">
          <table:table-cell table:style-name="ce10" table:formula="of:=IF(LEN([.F19]) &gt; 0; [.F19]; [.E19])" office:value-type="string" office:string-value="让" calcext:value-type="string">
            <text:p>让</text:p>
          </table:table-cell>
          <table:table-cell table:style-name="ce8" table:formula="of:=IFERROR(__xludf.dummyfunction(&quot;upper(googletranslate(A19,$A$1,&quot;&quot;en&quot;&quot;))&quot;);&quot;LET&quot;)" office:value-type="string" office:string-value="LET" calcext:value-type="string">
            <text:p>LET</text:p>
          </table:table-cell>
          <table:table-cell table:style-name="ce2" table:formula="of:=[$keywords.A17]" office:value-type="string" office:string-value="LET" calcext:value-type="string">
            <text:p>LET</text:p>
          </table:table-cell>
          <table:table-cell/>
          <table:table-cell table:style-name="ce2" table:formula="of:=IFERROR(__xludf.dummyfunction(&quot;UPPER(GOOGLETRANSLATE(if(len(D19) &gt; 0, D19, C19),&quot;&quot;en&quot;&quot;,$A$1))&quot;);&quot;让&quot;)" office:value-type="string" office:string-value="让" calcext:value-type="string">
            <text:p>让</text:p>
          </table:table-cell>
          <table:table-cell table:number-columns-repeated="1019"/>
        </table:table-row>
        <table:table-row table:style-name="ro1">
          <table:table-cell table:style-name="ce10" table:formula="of:=IF(LEN([.F20]) &gt; 0; [.F20]; [.E20])" office:value-type="string" office:string-value="日志" calcext:value-type="string">
            <text:p>日志</text:p>
          </table:table-cell>
          <table:table-cell table:style-name="ce8" table:formula="of:=IFERROR(__xludf.dummyfunction(&quot;upper(googletranslate(A20,$A$1,&quot;&quot;en&quot;&quot;))&quot;);&quot;LOG&quot;)" office:value-type="string" office:string-value="LOG" calcext:value-type="string">
            <text:p>LOG</text:p>
          </table:table-cell>
          <table:table-cell table:style-name="ce2" table:formula="of:=[$keywords.A18]" office:value-type="string" office:string-value="LOG" calcext:value-type="string">
            <text:p>LOG</text:p>
          </table:table-cell>
          <table:table-cell/>
          <table:table-cell table:style-name="ce2" table:formula="of:=IFERROR(__xludf.dummyfunction(&quot;UPPER(GOOGLETRANSLATE(if(len(D20) &gt; 0, D20, C20),&quot;&quot;en&quot;&quot;,$A$1))&quot;);&quot;日志&quot;)" office:value-type="string" office:string-value="日志" calcext:value-type="string">
            <text:p>日志</text:p>
          </table:table-cell>
          <table:table-cell table:number-columns-repeated="1019"/>
        </table:table-row>
        <table:table-row table:style-name="ro1">
          <table:table-cell table:style-name="ce10" table:formula="of:=IF(LEN([.F21]) &gt; 0; [.F21]; [.E21])" office:value-type="string" office:string-value="下一个" calcext:value-type="string">
            <text:p>下一个</text:p>
          </table:table-cell>
          <table:table-cell table:style-name="ce8" table:formula="of:=IFERROR(__xludf.dummyfunction(&quot;upper(googletranslate(A21,$A$1,&quot;&quot;en&quot;&quot;))&quot;);&quot;NEXT&quot;)" office:value-type="string" office:string-value="NEXT" calcext:value-type="string">
            <text:p>NEXT</text:p>
          </table:table-cell>
          <table:table-cell table:style-name="ce2" table:formula="of:=[$keywords.A19]" office:value-type="string" office:string-value="NEXT" calcext:value-type="string">
            <text:p>NEXT</text:p>
          </table:table-cell>
          <table:table-cell/>
          <table:table-cell table:style-name="ce2" table:formula="of:=IFERROR(__xludf.dummyfunction(&quot;UPPER(GOOGLETRANSLATE(if(len(D21) &gt; 0, D21, C21),&quot;&quot;en&quot;&quot;,$A$1))&quot;);&quot;下一个&quot;)" office:value-type="string" office:string-value="下一个" calcext:value-type="string">
            <text:p>下一个</text:p>
          </table:table-cell>
          <table:table-cell table:number-columns-repeated="1019"/>
        </table:table-row>
        <table:table-row table:style-name="ro1">
          <table:table-cell table:style-name="ce10" table:formula="of:=IF(LEN([.F22]) &gt; 0; [.F22]; [.E22])" office:value-type="string" office:string-value="在" calcext:value-type="string">
            <text:p>在</text:p>
          </table:table-cell>
          <table:table-cell table:style-name="ce8" table:formula="of:=IFERROR(__xludf.dummyfunction(&quot;upper(googletranslate(A22,$A$1,&quot;&quot;en&quot;&quot;))&quot;);&quot;EXIST&quot;)" office:value-type="string" office:string-value="EXIST" calcext:value-type="string">
            <text:p>EXIST</text:p>
          </table:table-cell>
          <table:table-cell table:style-name="ce2" table:formula="of:=[$keywords.A20]" office:value-type="string" office:string-value="ON" calcext:value-type="string">
            <text:p>ON</text:p>
          </table:table-cell>
          <table:table-cell/>
          <table:table-cell table:style-name="ce2" table:formula="of:=IFERROR(__xludf.dummyfunction(&quot;UPPER(GOOGLETRANSLATE(if(len(D22) &gt; 0, D22, C22),&quot;&quot;en&quot;&quot;,$A$1))&quot;);&quot;在&quot;)" office:value-type="string" office:string-value="在" calcext:value-type="string">
            <text:p>在</text:p>
          </table:table-cell>
          <table:table-cell table:number-columns-repeated="1019"/>
        </table:table-row>
        <table:table-row table:style-name="ro1">
          <table:table-cell table:style-name="ce10" table:formula="of:=IF(LEN([.F23]) &gt; 0; [.F23]; [.E23])" office:value-type="string" office:string-value="选项" calcext:value-type="string">
            <text:p>选项</text:p>
          </table:table-cell>
          <table:table-cell table:style-name="ce8" table:formula="of:=IFERROR(__xludf.dummyfunction(&quot;upper(googletranslate(A23,$A$1,&quot;&quot;en&quot;&quot;))&quot;);&quot;OPTION&quot;)" office:value-type="string" office:string-value="OPTION" calcext:value-type="string">
            <text:p>OPTION</text:p>
          </table:table-cell>
          <table:table-cell table:style-name="ce2" table:formula="of:=[$keywords.A21]" office:value-type="string" office:string-value="OPTION" calcext:value-type="string">
            <text:p>OPTION</text:p>
          </table:table-cell>
          <table:table-cell/>
          <table:table-cell table:style-name="ce2" table:formula="of:=IFERROR(__xludf.dummyfunction(&quot;UPPER(GOOGLETRANSLATE(if(len(D23) &gt; 0, D23, C23),&quot;&quot;en&quot;&quot;,$A$1))&quot;);&quot;选项&quot;)" office:value-type="string" office:string-value="选项" calcext:value-type="string">
            <text:p>选项</text:p>
          </table:table-cell>
          <table:table-cell table:number-columns-repeated="1019"/>
        </table:table-row>
        <table:table-row table:style-name="ro1">
          <table:table-cell table:style-name="ce10" table:formula="of:=IF(LEN([.F24]) &gt; 0; [.F24]; [.E24])" office:value-type="string" office:string-value="打印" calcext:value-type="string">
            <text:p>打印</text:p>
          </table:table-cell>
          <table:table-cell table:style-name="ce8" table:formula="of:=IFERROR(__xludf.dummyfunction(&quot;upper(googletranslate(A24,$A$1,&quot;&quot;en&quot;&quot;))&quot;);&quot;PRINT&quot;)" office:value-type="string" office:string-value="PRINT" calcext:value-type="string">
            <text:p>PRINT</text:p>
          </table:table-cell>
          <table:table-cell table:style-name="ce2" table:formula="of:=[$keywords.A22]" office:value-type="string" office:string-value="PRINT" calcext:value-type="string">
            <text:p>PRINT</text:p>
          </table:table-cell>
          <table:table-cell/>
          <table:table-cell table:style-name="ce2" table:formula="of:=IFERROR(__xludf.dummyfunction(&quot;UPPER(GOOGLETRANSLATE(if(len(D24) &gt; 0, D24, C24),&quot;&quot;en&quot;&quot;,$A$1))&quot;);&quot;打印&quot;)" office:value-type="string" office:string-value="打印" calcext:value-type="string">
            <text:p>打印</text:p>
          </table:table-cell>
          <table:table-cell table:number-columns-repeated="1019"/>
        </table:table-row>
        <table:table-row table:style-name="ro1">
          <table:table-cell table:style-name="ce10" table:formula="of:=IF(LEN([.F25]) &gt; 0; [.F25]; [.E25])" office:value-type="string" office:string-value="随机化" calcext:value-type="string">
            <text:p>随机化</text:p>
          </table:table-cell>
          <table:table-cell table:style-name="ce8" table:formula="of:=IFERROR(__xludf.dummyfunction(&quot;upper(googletranslate(A25,$A$1,&quot;&quot;en&quot;&quot;))&quot;);&quot;RANDOM&quot;)" office:value-type="string" office:string-value="RANDOM" calcext:value-type="string">
            <text:p>RANDOM</text:p>
          </table:table-cell>
          <table:table-cell table:style-name="ce2" table:formula="of:=[$keywords.A23]" office:value-type="string" office:string-value="RANDOMIZE" calcext:value-type="string">
            <text:p>RANDOMIZE</text:p>
          </table:table-cell>
          <table:table-cell/>
          <table:table-cell table:style-name="ce2" table:formula="of:=IFERROR(__xludf.dummyfunction(&quot;UPPER(GOOGLETRANSLATE(if(len(D25) &gt; 0, D25, C25),&quot;&quot;en&quot;&quot;,$A$1))&quot;);&quot;随机化&quot;)" office:value-type="string" office:string-value="随机化" calcext:value-type="string">
            <text:p>随机化</text:p>
          </table:table-cell>
          <table:table-cell table:number-columns-repeated="1019"/>
        </table:table-row>
        <table:table-row table:style-name="ro1">
          <table:table-cell table:style-name="ce10" table:formula="of:=IF(LEN([.F26]) &gt; 0; [.F26]; [.E26])" office:value-type="string" office:string-value="鼠" calcext:value-type="string">
            <text:p>鼠</text:p>
          </table:table-cell>
          <table:table-cell table:style-name="ce8" table:formula="of:=IFERROR(__xludf.dummyfunction(&quot;upper(googletranslate(A26,$A$1,&quot;&quot;en&quot;&quot;))&quot;);&quot;MOUSE&quot;)" office:value-type="string" office:string-value="MOUSE" calcext:value-type="string">
            <text:p>MOUSE</text:p>
          </table:table-cell>
          <table:table-cell table:style-name="ce2" table:formula="of:=[$keywords.A24]" office:value-type="string" office:string-value="RAT" calcext:value-type="string">
            <text:p>RAT</text:p>
          </table:table-cell>
          <table:table-cell/>
          <table:table-cell table:style-name="ce2" table:formula="of:=IFERROR(__xludf.dummyfunction(&quot;UPPER(GOOGLETRANSLATE(if(len(D26) &gt; 0, D26, C26),&quot;&quot;en&quot;&quot;,$A$1))&quot;);&quot;鼠&quot;)" office:value-type="string" office:string-value="鼠" calcext:value-type="string">
            <text:p>鼠</text:p>
          </table:table-cell>
          <table:table-cell table:number-columns-repeated="1019"/>
        </table:table-row>
        <table:table-row table:style-name="ro1">
          <table:table-cell table:style-name="ce10" table:formula="of:=IF(LEN([.F27]) &gt; 0; [.F27]; [.E27])" office:value-type="string" office:string-value="读" calcext:value-type="string">
            <text:p>读</text:p>
          </table:table-cell>
          <table:table-cell table:style-name="ce8" table:formula="of:=IFERROR(__xludf.dummyfunction(&quot;upper(googletranslate(A27,$A$1,&quot;&quot;en&quot;&quot;))&quot;);&quot;READ&quot;)" office:value-type="string" office:string-value="READ" calcext:value-type="string">
            <text:p>READ</text:p>
          </table:table-cell>
          <table:table-cell table:style-name="ce2" table:formula="of:=[$keywords.A25]" office:value-type="string" office:string-value="READ" calcext:value-type="string">
            <text:p>READ</text:p>
          </table:table-cell>
          <table:table-cell/>
          <table:table-cell table:style-name="ce2" table:formula="of:=IFERROR(__xludf.dummyfunction(&quot;UPPER(GOOGLETRANSLATE(if(len(D27) &gt; 0, D27, C27),&quot;&quot;en&quot;&quot;,$A$1))&quot;);&quot;读&quot;)" office:value-type="string" office:string-value="读" calcext:value-type="string">
            <text:p>读</text:p>
          </table:table-cell>
          <table:table-cell table:number-columns-repeated="1019"/>
        </table:table-row>
        <table:table-row table:style-name="ro1">
          <table:table-cell table:style-name="ce10" table:formula="of:=IF(LEN([.F28]) &gt; 0; [.F28]; [.E28])" office:value-type="string" office:string-value="REM" calcext:value-type="string">
            <text:p>REM</text:p>
          </table:table-cell>
          <table:table-cell table:style-name="ce8" table:formula="of:=IFERROR(__xludf.dummyfunction(&quot;upper(googletranslate(A28,$A$1,&quot;&quot;en&quot;&quot;))&quot;);&quot;REM&quot;)" office:value-type="string" office:string-value="REM" calcext:value-type="string">
            <text:p>REM</text:p>
          </table:table-cell>
          <table:table-cell table:style-name="ce2" table:formula="of:=[$keywords.A26]" office:value-type="string" office:string-value="REM" calcext:value-type="string">
            <text:p>REM</text:p>
          </table:table-cell>
          <table:table-cell/>
          <table:table-cell table:style-name="ce2" table:formula="of:=IFERROR(__xludf.dummyfunction(&quot;UPPER(GOOGLETRANSLATE(if(len(D28) &gt; 0, D28, C28),&quot;&quot;en&quot;&quot;,$A$1))&quot;);&quot;REM&quot;)" office:value-type="string" office:string-value="REM" calcext:value-type="string">
            <text:p>REM</text:p>
          </table:table-cell>
          <table:table-cell table:number-columns-repeated="1019"/>
        </table:table-row>
        <table:table-row table:style-name="ro1">
          <table:table-cell table:style-name="ce10" table:formula="of:=IF(LEN([.F29]) &gt; 0; [.F29]; [.E29])" office:value-type="string" office:string-value="恢复" calcext:value-type="string">
            <text:p>恢复</text:p>
          </table:table-cell>
          <table:table-cell table:style-name="ce8" table:formula="of:=IFERROR(__xludf.dummyfunction(&quot;upper(googletranslate(A29,$A$1,&quot;&quot;en&quot;&quot;))&quot;);&quot;RECOVER&quot;)" office:value-type="string" office:string-value="RECOVER" calcext:value-type="string">
            <text:p>RECOVER</text:p>
          </table:table-cell>
          <table:table-cell table:style-name="ce2" table:formula="of:=[$keywords.A27]" office:value-type="string" office:string-value="RESTORE" calcext:value-type="string">
            <text:p>RESTORE</text:p>
          </table:table-cell>
          <table:table-cell/>
          <table:table-cell table:style-name="ce2" table:formula="of:=IFERROR(__xludf.dummyfunction(&quot;UPPER(GOOGLETRANSLATE(if(len(D29) &gt; 0, D29, C29),&quot;&quot;en&quot;&quot;,$A$1))&quot;);&quot;恢复&quot;)" office:value-type="string" office:string-value="恢复" calcext:value-type="string">
            <text:p>恢复</text:p>
          </table:table-cell>
          <table:table-cell table:number-columns-repeated="1019"/>
        </table:table-row>
        <table:table-row table:style-name="ro1">
          <table:table-cell table:style-name="ce10" table:formula="of:=IF(LEN([.F30]) &gt; 0; [.F30]; [.E30])" office:value-type="string" office:string-value="返回" calcext:value-type="string">
            <text:p>返回</text:p>
          </table:table-cell>
          <table:table-cell table:style-name="ce8" table:formula="of:=IFERROR(__xludf.dummyfunction(&quot;upper(googletranslate(A30,$A$1,&quot;&quot;en&quot;&quot;))&quot;);&quot;RETURN&quot;)" office:value-type="string" office:string-value="RETURN" calcext:value-type="string">
            <text:p>RETURN</text:p>
          </table:table-cell>
          <table:table-cell table:style-name="ce2" table:formula="of:=[$keywords.A28]" office:value-type="string" office:string-value="RETURN" calcext:value-type="string">
            <text:p>RETURN</text:p>
          </table:table-cell>
          <table:table-cell/>
          <table:table-cell table:style-name="ce2" table:formula="of:=IFERROR(__xludf.dummyfunction(&quot;UPPER(GOOGLETRANSLATE(if(len(D30) &gt; 0, D30, C30),&quot;&quot;en&quot;&quot;,$A$1))&quot;);&quot;返回&quot;)" office:value-type="string" office:string-value="返回" calcext:value-type="string">
            <text:p>返回</text:p>
          </table:table-cell>
          <table:table-cell table:number-columns-repeated="1019"/>
        </table:table-row>
        <table:table-row table:style-name="ro1">
          <table:table-cell table:style-name="ce10" table:formula="of:=IF(LEN([.F31]) &gt; 0; [.F31]; [.E31])" office:value-type="string" office:string-value="RND" calcext:value-type="string">
            <text:p>RND</text:p>
          </table:table-cell>
          <table:table-cell table:style-name="ce8" table:formula="of:=IFERROR(__xludf.dummyfunction(&quot;upper(googletranslate(A31,$A$1,&quot;&quot;en&quot;&quot;))&quot;);&quot;RND&quot;)" office:value-type="string" office:string-value="RND" calcext:value-type="string">
            <text:p>RND</text:p>
          </table:table-cell>
          <table:table-cell table:style-name="ce2" table:formula="of:=[$keywords.A29]" office:value-type="string" office:string-value="RND" calcext:value-type="string">
            <text:p>RND</text:p>
          </table:table-cell>
          <table:table-cell/>
          <table:table-cell table:style-name="ce2" table:formula="of:=IFERROR(__xludf.dummyfunction(&quot;UPPER(GOOGLETRANSLATE(if(len(D31) &gt; 0, D31, C31),&quot;&quot;en&quot;&quot;,$A$1))&quot;);&quot;RND&quot;)" office:value-type="string" office:string-value="RND" calcext:value-type="string">
            <text:p>RND</text:p>
          </table:table-cell>
          <table:table-cell table:number-columns-repeated="1019"/>
        </table:table-row>
        <table:table-row table:style-name="ro1">
          <table:table-cell table:style-name="ce10" table:formula="of:=IF(LEN([.F32]) &gt; 0; [.F32]; [.E32])" office:value-type="string" office:string-value="SGN" calcext:value-type="string">
            <text:p>SGN</text:p>
          </table:table-cell>
          <table:table-cell table:style-name="ce8" table:formula="of:=IFERROR(__xludf.dummyfunction(&quot;upper(googletranslate(A32,$A$1,&quot;&quot;en&quot;&quot;))&quot;);&quot;SGN&quot;)" office:value-type="string" office:string-value="SGN" calcext:value-type="string">
            <text:p>SGN</text:p>
          </table:table-cell>
          <table:table-cell table:style-name="ce2" table:formula="of:=[$keywords.A30]" office:value-type="string" office:string-value="SGN" calcext:value-type="string">
            <text:p>SGN</text:p>
          </table:table-cell>
          <table:table-cell/>
          <table:table-cell table:style-name="ce2" table:formula="of:=IFERROR(__xludf.dummyfunction(&quot;UPPER(GOOGLETRANSLATE(if(len(D32) &gt; 0, D32, C32),&quot;&quot;en&quot;&quot;,$A$1))&quot;);&quot;SGN&quot;)" office:value-type="string" office:string-value="SGN" calcext:value-type="string">
            <text:p>SGN</text:p>
          </table:table-cell>
          <table:table-cell table:number-columns-repeated="1019"/>
        </table:table-row>
        <table:table-row table:style-name="ro1">
          <table:table-cell table:style-name="ce10" table:formula="of:=IF(LEN([.F33]) &gt; 0; [.F33]; [.E33])" office:value-type="string" office:string-value="罪" calcext:value-type="string">
            <text:p>罪</text:p>
          </table:table-cell>
          <table:table-cell table:style-name="ce8" table:formula="of:=IFERROR(__xludf.dummyfunction(&quot;upper(googletranslate(A33,$A$1,&quot;&quot;en&quot;&quot;))&quot;);&quot;CRIME&quot;)" office:value-type="string" office:string-value="CRIME" calcext:value-type="string">
            <text:p>CRIME</text:p>
          </table:table-cell>
          <table:table-cell table:style-name="ce2" table:formula="of:=[$keywords.A31]" office:value-type="string" office:string-value="SIN" calcext:value-type="string">
            <text:p>SIN</text:p>
          </table:table-cell>
          <table:table-cell/>
          <table:table-cell table:style-name="ce2" table:formula="of:=IFERROR(__xludf.dummyfunction(&quot;UPPER(GOOGLETRANSLATE(if(len(D33) &gt; 0, D33, C33),&quot;&quot;en&quot;&quot;,$A$1))&quot;);&quot;罪&quot;)" office:value-type="string" office:string-value="罪" calcext:value-type="string">
            <text:p>罪</text:p>
          </table:table-cell>
          <table:table-cell table:number-columns-repeated="1019"/>
        </table:table-row>
        <table:table-row table:style-name="ro1">
          <table:table-cell table:style-name="ce10" table:formula="of:=IF(LEN([.F34]) &gt; 0; [.F34]; [.E34])" office:value-type="string" office:string-value="SQR" calcext:value-type="string">
            <text:p>SQR</text:p>
          </table:table-cell>
          <table:table-cell table:style-name="ce8" table:formula="of:=IFERROR(__xludf.dummyfunction(&quot;upper(googletranslate(A34,$A$1,&quot;&quot;en&quot;&quot;))&quot;);&quot;SQR&quot;)" office:value-type="string" office:string-value="SQR" calcext:value-type="string">
            <text:p>SQR</text:p>
          </table:table-cell>
          <table:table-cell table:style-name="ce2" table:formula="of:=[$keywords.A32]" office:value-type="string" office:string-value="SQR" calcext:value-type="string">
            <text:p>SQR</text:p>
          </table:table-cell>
          <table:table-cell/>
          <table:table-cell table:style-name="ce2" table:formula="of:=IFERROR(__xludf.dummyfunction(&quot;UPPER(GOOGLETRANSLATE(if(len(D34) &gt; 0, D34, C34),&quot;&quot;en&quot;&quot;,$A$1))&quot;);&quot;SQR&quot;)" office:value-type="string" office:string-value="SQR" calcext:value-type="string">
            <text:p>SQR</text:p>
          </table:table-cell>
          <table:table-cell table:number-columns-repeated="1019"/>
        </table:table-row>
        <table:table-row table:style-name="ro1">
          <table:table-cell table:style-name="ce10" table:formula="of:=IF(LEN([.F35]) &gt; 0; [.F35]; [.E35])" office:value-type="string" office:string-value="步" calcext:value-type="string">
            <text:p>步</text:p>
          </table:table-cell>
          <table:table-cell table:style-name="ce8" table:formula="of:=IFERROR(__xludf.dummyfunction(&quot;upper(googletranslate(A35,$A$1,&quot;&quot;en&quot;&quot;))&quot;);&quot;STEP&quot;)" office:value-type="string" office:string-value="STEP" calcext:value-type="string">
            <text:p>STEP</text:p>
          </table:table-cell>
          <table:table-cell table:style-name="ce2" table:formula="of:=[$keywords.A33]" office:value-type="string" office:string-value="STEP" calcext:value-type="string">
            <text:p>STEP</text:p>
          </table:table-cell>
          <table:table-cell/>
          <table:table-cell table:style-name="ce2" table:formula="of:=IFERROR(__xludf.dummyfunction(&quot;UPPER(GOOGLETRANSLATE(if(len(D35) &gt; 0, D35, C35),&quot;&quot;en&quot;&quot;,$A$1))&quot;);&quot;步&quot;)" office:value-type="string" office:string-value="步" calcext:value-type="string">
            <text:p>步</text:p>
          </table:table-cell>
          <table:table-cell table:number-columns-repeated="1019"/>
        </table:table-row>
        <table:table-row table:style-name="ro1">
          <table:table-cell table:style-name="ce10" table:formula="of:=IF(LEN([.F36]) &gt; 0; [.F36]; [.E36])" office:value-type="string" office:string-value="停止" calcext:value-type="string">
            <text:p>停止</text:p>
          </table:table-cell>
          <table:table-cell table:style-name="ce8" table:formula="of:=IFERROR(__xludf.dummyfunction(&quot;upper(googletranslate(A36,$A$1,&quot;&quot;en&quot;&quot;))&quot;);&quot;STOP&quot;)" office:value-type="string" office:string-value="STOP" calcext:value-type="string">
            <text:p>STOP</text:p>
          </table:table-cell>
          <table:table-cell table:style-name="ce2" table:formula="of:=[$keywords.A34]" office:value-type="string" office:string-value="STOP" calcext:value-type="string">
            <text:p>STOP</text:p>
          </table:table-cell>
          <table:table-cell/>
          <table:table-cell table:style-name="ce2" table:formula="of:=IFERROR(__xludf.dummyfunction(&quot;UPPER(GOOGLETRANSLATE(if(len(D36) &gt; 0, D36, C36),&quot;&quot;en&quot;&quot;,$A$1))&quot;);&quot;停止&quot;)" office:value-type="string" office:string-value="停止" calcext:value-type="string">
            <text:p>停止</text:p>
          </table:table-cell>
          <table:table-cell table:number-columns-repeated="1019"/>
        </table:table-row>
        <table:table-row table:style-name="ro1">
          <table:table-cell table:style-name="ce10" table:formula="of:=IF(LEN([.F37]) &gt; 0; [.F37]; [.E37])" office:value-type="string" office:string-value="STR" calcext:value-type="string">
            <text:p>STR</text:p>
          </table:table-cell>
          <table:table-cell table:style-name="ce8" table:formula="of:=IFERROR(__xludf.dummyfunction(&quot;upper(googletranslate(A37,$A$1,&quot;&quot;en&quot;&quot;))&quot;);&quot;STR&quot;)" office:value-type="string" office:string-value="STR" calcext:value-type="string">
            <text:p>STR</text:p>
          </table:table-cell>
          <table:table-cell table:style-name="ce2" table:formula="of:=[$keywords.A35]" office:value-type="string" office:string-value="STR" calcext:value-type="string">
            <text:p>STR</text:p>
          </table:table-cell>
          <table:table-cell/>
          <table:table-cell table:style-name="ce2" table:formula="of:=IFERROR(__xludf.dummyfunction(&quot;UPPER(GOOGLETRANSLATE(if(len(D37) &gt; 0, D37, C37),&quot;&quot;en&quot;&quot;,$A$1))&quot;);&quot;STR&quot;)" office:value-type="string" office:string-value="STR" calcext:value-type="string">
            <text:p>STR</text:p>
          </table:table-cell>
          <table:table-cell table:number-columns-repeated="1019"/>
        </table:table-row>
        <table:table-row table:style-name="ro1">
          <table:table-cell table:style-name="ce10" table:formula="of:=IF(LEN([.F38]) &gt; 0; [.F38]; [.E38])" office:value-type="string" office:string-value="棕褐色" calcext:value-type="string">
            <text:p>棕褐色</text:p>
          </table:table-cell>
          <table:table-cell table:style-name="ce8" table:formula="of:=IFERROR(__xludf.dummyfunction(&quot;upper(googletranslate(A38,$A$1,&quot;&quot;en&quot;&quot;))&quot;);&quot;BROWN&quot;)" office:value-type="string" office:string-value="BROWN" calcext:value-type="string">
            <text:p>BROWN</text:p>
          </table:table-cell>
          <table:table-cell table:style-name="ce2" table:formula="of:=[$keywords.A36]" office:value-type="string" office:string-value="TAN" calcext:value-type="string">
            <text:p>TAN</text:p>
          </table:table-cell>
          <table:table-cell/>
          <table:table-cell table:style-name="ce2" table:formula="of:=IFERROR(__xludf.dummyfunction(&quot;UPPER(GOOGLETRANSLATE(if(len(D38) &gt; 0, D38, C38),&quot;&quot;en&quot;&quot;,$A$1))&quot;);&quot;棕褐色&quot;)" office:value-type="string" office:string-value="棕褐色" calcext:value-type="string">
            <text:p>棕褐色</text:p>
          </table:table-cell>
          <table:table-cell table:number-columns-repeated="1019"/>
        </table:table-row>
        <table:table-row table:style-name="ro1">
          <table:table-cell table:style-name="ce10" table:formula="of:=IF(LEN([.F39]) &gt; 0; [.F39]; [.E39])" office:value-type="string" office:string-value="然后" calcext:value-type="string">
            <text:p>然后</text:p>
          </table:table-cell>
          <table:table-cell table:style-name="ce8" table:formula="of:=IFERROR(__xludf.dummyfunction(&quot;upper(googletranslate(A39,$A$1,&quot;&quot;en&quot;&quot;))&quot;);&quot;THEN&quot;)" office:value-type="string" office:string-value="THEN" calcext:value-type="string">
            <text:p>THEN</text:p>
          </table:table-cell>
          <table:table-cell table:style-name="ce2" table:formula="of:=[$keywords.A37]" office:value-type="string" office:string-value="THEN" calcext:value-type="string">
            <text:p>THEN</text:p>
          </table:table-cell>
          <table:table-cell/>
          <table:table-cell table:style-name="ce2" table:formula="of:=IFERROR(__xludf.dummyfunction(&quot;UPPER(GOOGLETRANSLATE(if(len(D39) &gt; 0, D39, C39),&quot;&quot;en&quot;&quot;,$A$1))&quot;);&quot;然后&quot;)" office:value-type="string" office:string-value="然后" calcext:value-type="string">
            <text:p>然后</text:p>
          </table:table-cell>
          <table:table-cell table:number-columns-repeated="1019"/>
        </table:table-row>
        <table:table-row table:style-name="ro1">
          <table:table-cell table:style-name="ce10" table:formula="of:=IF(LEN([.F40]) &gt; 0; [.F40]; [.E40])" office:value-type="string" office:string-value="到" calcext:value-type="string">
            <text:p>到</text:p>
          </table:table-cell>
          <table:table-cell table:style-name="ce8" table:formula="of:=IFERROR(__xludf.dummyfunction(&quot;upper(googletranslate(A40,$A$1,&quot;&quot;en&quot;&quot;))&quot;);&quot;ARRIVE&quot;)" office:value-type="string" office:string-value="ARRIVE" calcext:value-type="string">
            <text:p>ARRIVE</text:p>
          </table:table-cell>
          <table:table-cell table:style-name="ce2" table:formula="of:=[$keywords.A38]" office:value-type="string" office:string-value="TO" calcext:value-type="string">
            <text:p>TO</text:p>
          </table:table-cell>
          <table:table-cell/>
          <table:table-cell table:style-name="ce2" table:formula="of:=IFERROR(__xludf.dummyfunction(&quot;UPPER(GOOGLETRANSLATE(if(len(D40) &gt; 0, D40, C40),&quot;&quot;en&quot;&quot;,$A$1))&quot;);&quot;到&quot;)" office:value-type="string" office:string-value="到" calcext:value-type="string">
            <text:p>到</text:p>
          </table:table-cell>
          <table:table-cell table:number-columns-repeated="1019"/>
        </table:table-row>
        <table:table-row table:style-name="ro1">
          <table:table-cell table:style-name="ce5"/>
          <table:table-cell table:style-name="ce8"/>
          <table:table-cell table:number-columns-repeated="1022"/>
        </table:table-row>
        <table:table-row table:style-name="ro1">
          <table:table-cell table:style-name="ce5" table:formula="of:=IF(LEN([.F42]) &gt; 0; [.F42]; [.E42])" office:value-type="string" office:string-value="并且没有命令行上给出的语言。退出。" calcext:value-type="string">
            <text:p>并且没有命令行上给出的语言。退出。</text:p>
          </table:table-cell>
          <table:table-cell table:style-name="ce8" table:formula="of:=IFERROR(__xludf.dummyfunction(&quot;upper(googletranslate(A42,$A$1,&quot;&quot;en&quot;&quot;))&quot;);&quot;AND THERE IS NO LANGUAGE GIVEN ON THE COMMAND LINE. QUIT.&quot;)" office:value-type="string" office:string-value="AND THERE IS NO LANGUAGE GIVEN ON THE COMMAND LINE. QUIT." calcext:value-type="string">
            <text:p>AND THERE IS NO LANGUAGE GIVEN ON THE COMMAND LINE. QUIT.</text:p>
          </table:table-cell>
          <table:table-cell table:style-name="ce2" table:formula="of:=[$errors.A1]" office:value-type="string" office:string-value="AND NO LANGUAGE GIVEN ON COMMAND LINE.  EXITING." calcext:value-type="string">
            <text:p>AND NO LANGUAGE GIVEN ON COMMAND LINE. <text:s/>EXITING.</text:p>
          </table:table-cell>
          <table:table-cell/>
          <table:table-cell table:style-name="ce2" table:formula="of:=IFERROR(__xludf.dummyfunction(&quot;UPPER(GOOGLETRANSLATE(if(len(D42) &gt; 0, D42, C42),&quot;&quot;en&quot;&quot;,$A$1))&quot;);&quot;并且没有命令行上给出的语言。退出。&quot;)" office:value-type="string" office:string-value="并且没有命令行上给出的语言。退出。" calcext:value-type="string">
            <text:p>并且没有命令行上给出的语言。退出。</text:p>
          </table:table-cell>
          <table:table-cell table:number-columns-repeated="1019"/>
        </table:table-row>
        <table:table-row table:style-name="ro1">
          <table:table-cell table:style-name="ce5" table:formula="of:=IF(LEN([.F43]) &gt; 0; [.F43]; [.E43])" office:value-type="string" office:string-value="数组已经定义" calcext:value-type="string">
            <text:p>数组已经定义</text:p>
          </table:table-cell>
          <table:table-cell table:style-name="ce8" table:formula="of:=IFERROR(__xludf.dummyfunction(&quot;upper(googletranslate(A43,$A$1,&quot;&quot;en&quot;&quot;))&quot;);&quot;THE ARRAY HAS BEEN DEFINED&quot;)" office:value-type="string" office:string-value="THE ARRAY HAS BEEN DEFINED" calcext:value-type="string">
            <text:p>THE ARRAY HAS BEEN DEFINED</text:p>
          </table:table-cell>
          <table:table-cell table:style-name="ce2" table:formula="of:=[$errors.A2]" office:value-type="string" office:string-value="ARRAY ALREADY DEFINED" calcext:value-type="string">
            <text:p>ARRAY ALREADY DEFINED</text:p>
          </table:table-cell>
          <table:table-cell/>
          <table:table-cell table:style-name="ce2" table:formula="of:=IFERROR(__xludf.dummyfunction(&quot;UPPER(GOOGLETRANSLATE(if(len(D43) &gt; 0, D43, C43),&quot;&quot;en&quot;&quot;,$A$1))&quot;);&quot;数组已经定义&quot;)" office:value-type="string" office:string-value="数组已经定义" calcext:value-type="string">
            <text:p>数组已经定义</text:p>
          </table:table-cell>
          <table:table-cell table:number-columns-repeated="1019"/>
        </table:table-row>
        <table:table-row table:style-name="ro1">
          <table:table-cell table:style-name="ce5" table:formula="of:=IF(LEN([.F44]) &gt; 0; [.F44]; [.E44])" office:value-type="string" office:string-value="数组索引范围之外" calcext:value-type="string">
            <text:p>数组索引范围之外</text:p>
          </table:table-cell>
          <table:table-cell table:style-name="ce8" table:formula="of:=IFERROR(__xludf.dummyfunction(&quot;upper(googletranslate(A44,$A$1,&quot;&quot;en&quot;&quot;))&quot;);&quot;OUTSIDE THE RANGE OF ARRAY&quot;)" office:value-type="string" office:string-value="OUTSIDE THE RANGE OF ARRAY" calcext:value-type="string">
            <text:p>OUTSIDE THE RANGE OF ARRAY</text:p>
          </table:table-cell>
          <table:table-cell table:style-name="ce2" table:formula="of:=[$errors.A3]" office:value-type="string" office:string-value="ARRAY INDEX OUTSIDE OF BOUNDS" calcext:value-type="string">
            <text:p>ARRAY INDEX OUTSIDE OF BOUNDS</text:p>
          </table:table-cell>
          <table:table-cell/>
          <table:table-cell table:style-name="ce2" table:formula="of:=IFERROR(__xludf.dummyfunction(&quot;UPPER(GOOGLETRANSLATE(if(len(D44) &gt; 0, D44, C44),&quot;&quot;en&quot;&quot;,$A$1))&quot;);&quot;数组索引范围之外&quot;)" office:value-type="string" office:string-value="数组索引范围之外" calcext:value-type="string">
            <text:p>数组索引范围之外</text:p>
          </table:table-cell>
          <table:table-cell table:number-columns-repeated="1019"/>
        </table:table-row>
        <table:table-row table:style-name="ro1">
          <table:table-cell table:style-name="ce5" table:formula="of:=IF(LEN([.F45]) &gt; 0; [.F45]; [.E45])" office:value-type="string" office:string-value="无法访问目录" calcext:value-type="string">
            <text:p>无法访问目录</text:p>
          </table:table-cell>
          <table:table-cell table:style-name="ce8" table:formula="of:=IFERROR(__xludf.dummyfunction(&quot;upper(googletranslate(A45,$A$1,&quot;&quot;en&quot;&quot;))&quot;);&quot;UNABLE TO ACCESS THE DIRECTORY&quot;)" office:value-type="string" office:string-value="UNABLE TO ACCESS THE DIRECTORY" calcext:value-type="string">
            <text:p>UNABLE TO ACCESS THE DIRECTORY</text:p>
          </table:table-cell>
          <table:table-cell table:style-name="ce2" table:formula="of:=[$errors.A4]" office:value-type="string" office:string-value="CANNOT ACCESS DIRECTORY" calcext:value-type="string">
            <text:p>CANNOT ACCESS DIRECTORY</text:p>
          </table:table-cell>
          <table:table-cell/>
          <table:table-cell table:style-name="ce2" table:formula="of:=IFERROR(__xludf.dummyfunction(&quot;UPPER(GOOGLETRANSLATE(if(len(D45) &gt; 0, D45, C45),&quot;&quot;en&quot;&quot;,$A$1))&quot;);&quot;无法访问目录&quot;)" office:value-type="string" office:string-value="无法访问目录" calcext:value-type="string">
            <text:p>无法访问目录</text:p>
          </table:table-cell>
          <table:table-cell table:number-columns-repeated="1019"/>
        </table:table-row>
        <table:table-row table:style-name="ro1">
          <table:table-cell table:style-name="ce5" table:formula="of:=IF(LEN([.F46]) &gt; 0; [.F46]; [.E46])" office:value-type="string" office:string-value="数据输入下流" calcext:value-type="string">
            <text:p>数据输入下流</text:p>
          </table:table-cell>
          <table:table-cell table:style-name="ce8" table:formula="of:=IFERROR(__xludf.dummyfunction(&quot;upper(googletranslate(A46,$A$1,&quot;&quot;en&quot;&quot;))&quot;);&quot;DATA INPUT DOWNSTREAM&quot;)" office:value-type="string" office:string-value="DATA INPUT DOWNSTREAM" calcext:value-type="string">
            <text:p>DATA INPUT DOWNSTREAM</text:p>
          </table:table-cell>
          <table:table-cell table:style-name="ce2" table:formula="of:=[$errors.A5]" office:value-type="string" office:string-value="DATA INPUT UNDERFLOW" calcext:value-type="string">
            <text:p>DATA INPUT UNDERFLOW</text:p>
          </table:table-cell>
          <table:table-cell/>
          <table:table-cell table:style-name="ce2" table:formula="of:=IFERROR(__xludf.dummyfunction(&quot;UPPER(GOOGLETRANSLATE(if(len(D46) &gt; 0, D46, C46),&quot;&quot;en&quot;&quot;,$A$1))&quot;);&quot;数据输入下流&quot;)" office:value-type="string" office:string-value="数据输入下流" calcext:value-type="string">
            <text:p>数据输入下流</text:p>
          </table:table-cell>
          <table:table-cell table:number-columns-repeated="1019"/>
        </table:table-row>
        <table:table-row table:style-name="ro1">
          <table:table-cell table:style-name="ce5" table:formula="of:=IF(LEN([.F47]) &gt; 0; [.F47]; [.E47])" office:value-type="string" office:string-value="数据读取底流" calcext:value-type="string">
            <text:p>数据读取底流</text:p>
          </table:table-cell>
          <table:table-cell table:style-name="ce8" table:formula="of:=IFERROR(__xludf.dummyfunction(&quot;upper(googletranslate(A47,$A$1,&quot;&quot;en&quot;&quot;))&quot;);&quot;DATA READING BOTTOM FLOW&quot;)" office:value-type="string" office:string-value="DATA READING BOTTOM FLOW" calcext:value-type="string">
            <text:p>DATA READING BOTTOM FLOW</text:p>
          </table:table-cell>
          <table:table-cell table:style-name="ce2" table:formula="of:=[$errors.A6]" office:value-type="string" office:string-value="DATA READ UNDERFLOW" calcext:value-type="string">
            <text:p>DATA READ UNDERFLOW</text:p>
          </table:table-cell>
          <table:table-cell/>
          <table:table-cell table:style-name="ce2" table:formula="of:=IFERROR(__xludf.dummyfunction(&quot;UPPER(GOOGLETRANSLATE(if(len(D47) &gt; 0, D47, C47),&quot;&quot;en&quot;&quot;,$A$1))&quot;);&quot;数据读取底流&quot;)" office:value-type="string" office:string-value="数据读取底流" calcext:value-type="string">
            <text:p>数据读取底流</text:p>
          </table:table-cell>
          <table:table-cell table:number-columns-repeated="1019"/>
        </table:table-row>
        <table:table-row table:style-name="ro1">
          <table:table-cell table:style-name="ce5" table:formula="of:=IF(LEN([.F48]) &gt; 0; [.F48]; [.E48])" office:value-type="string" office:string-value="发现定义周期" calcext:value-type="string">
            <text:p>发现定义周期</text:p>
          </table:table-cell>
          <table:table-cell table:style-name="ce8" table:formula="of:=IFERROR(__xludf.dummyfunction(&quot;upper(googletranslate(A48,$A$1,&quot;&quot;en&quot;&quot;))&quot;);&quot;DISCOVER DEFINITION CYCLE&quot;)" office:value-type="string" office:string-value="DISCOVER DEFINITION CYCLE" calcext:value-type="string">
            <text:p>DISCOVER DEFINITION CYCLE</text:p>
          </table:table-cell>
          <table:table-cell table:style-name="ce2" table:formula="of:=[$errors.A7]" office:value-type="string" office:string-value="DEFINITION CYCLE DISCOVERED" calcext:value-type="string">
            <text:p>DEFINITION CYCLE DISCOVERED</text:p>
          </table:table-cell>
          <table:table-cell/>
          <table:table-cell table:style-name="ce2" table:formula="of:=IFERROR(__xludf.dummyfunction(&quot;UPPER(GOOGLETRANSLATE(if(len(D48) &gt; 0, D48, C48),&quot;&quot;en&quot;&quot;,$A$1))&quot;);&quot;发现定义周期&quot;)" office:value-type="string" office:string-value="发现定义周期" calcext:value-type="string">
            <text:p>发现定义周期</text:p>
          </table:table-cell>
          <table:table-cell table:number-columns-repeated="1019"/>
        </table:table-row>
        <table:table-row table:style-name="ro1">
          <table:table-cell table:style-name="ce5" table:formula="of:=IF(LEN([.F49]) &gt; 0; [.F49]; [.E49])" office:value-type="string" office:string-value="错误" calcext:value-type="string">
            <text:p>错误</text:p>
          </table:table-cell>
          <table:table-cell table:style-name="ce8" table:formula="of:=IFERROR(__xludf.dummyfunction(&quot;upper(googletranslate(A49,$A$1,&quot;&quot;en&quot;&quot;))&quot;);&quot;MISTAKE&quot;)" office:value-type="string" office:string-value="MISTAKE" calcext:value-type="string">
            <text:p>MISTAKE</text:p>
          </table:table-cell>
          <table:table-cell table:style-name="ce2" table:formula="of:=[$errors.A8]" office:value-type="string" office:string-value="ERROR" calcext:value-type="string">
            <text:p>ERROR</text:p>
          </table:table-cell>
          <table:table-cell/>
          <table:table-cell table:style-name="ce2" table:formula="of:=IFERROR(__xludf.dummyfunction(&quot;UPPER(GOOGLETRANSLATE(if(len(D49) &gt; 0, D49, C49),&quot;&quot;en&quot;&quot;,$A$1))&quot;);&quot;错误&quot;)" office:value-type="string" office:string-value="错误" calcext:value-type="string">
            <text:p>错误</text:p>
          </table:table-cell>
          <table:table-cell table:number-columns-repeated="1019"/>
        </table:table-row>
        <table:table-row table:style-name="ro1">
          <table:table-cell table:style-name="ce5" table:formula="of:=IF(LEN([.F50]) &gt; 0; [.F50]; [.E50])" office:value-type="string" office:string-value="失败" calcext:value-type="string">
            <text:p>失败</text:p>
          </table:table-cell>
          <table:table-cell table:style-name="ce8" table:formula="of:=IFERROR(__xludf.dummyfunction(&quot;upper(googletranslate(A50,$A$1,&quot;&quot;en&quot;&quot;))&quot;);&quot;FAIL&quot;)" office:value-type="string" office:string-value="FAIL" calcext:value-type="string">
            <text:p>FAIL</text:p>
          </table:table-cell>
          <table:table-cell table:style-name="ce2" table:formula="of:=[$errors.A9]" office:value-type="string" office:string-value="FAILURE" calcext:value-type="string">
            <text:p>FAILURE</text:p>
          </table:table-cell>
          <table:table-cell/>
          <table:table-cell table:style-name="ce2" table:formula="of:=IFERROR(__xludf.dummyfunction(&quot;UPPER(GOOGLETRANSLATE(if(len(D50) &gt; 0, D50, C50),&quot;&quot;en&quot;&quot;,$A$1))&quot;);&quot;失败&quot;)" office:value-type="string" office:string-value="失败" calcext:value-type="string">
            <text:p>失败</text:p>
          </table:table-cell>
          <table:table-cell table:number-columns-repeated="1019"/>
        </table:table-row>
        <table:table-row table:style-name="ro1">
          <table:table-cell table:style-name="ce5" table:formula="of:=IF(LEN([.F51]) &gt; 0; [.F51]; [.E51])" office:value-type="string" office:string-value="对于可变倍数定义" calcext:value-type="string">
            <text:p>对于可变倍数定义</text:p>
          </table:table-cell>
          <table:table-cell table:style-name="ce8" table:formula="of:=IFERROR(__xludf.dummyfunction(&quot;upper(googletranslate(A51,$A$1,&quot;&quot;en&quot;&quot;))&quot;);&quot;FOR VARIABLE MULTIPLE DEFINITION&quot;)" office:value-type="string" office:string-value="FOR VARIABLE MULTIPLE DEFINITION" calcext:value-type="string">
            <text:p>FOR VARIABLE MULTIPLE DEFINITION</text:p>
          </table:table-cell>
          <table:table-cell table:style-name="ce2" table:formula="of:=[$errors.A10]" office:value-type="string" office:string-value="FOR VARIABLE MULTIPLY DEFINED" calcext:value-type="string">
            <text:p>FOR VARIABLE MULTIPLY DEFINED</text:p>
          </table:table-cell>
          <table:table-cell/>
          <table:table-cell table:style-name="ce2" table:formula="of:=IFERROR(__xludf.dummyfunction(&quot;UPPER(GOOGLETRANSLATE(if(len(D51) &gt; 0, D51, C51),&quot;&quot;en&quot;&quot;,$A$1))&quot;);&quot;对于可变倍数定义&quot;)" office:value-type="string" office:string-value="对于可变倍数定义" calcext:value-type="string">
            <text:p>对于可变倍数定义</text:p>
          </table:table-cell>
          <table:table-cell table:number-columns-repeated="1019"/>
        </table:table-row>
        <table:table-row table:style-name="ro1">
          <table:table-cell table:style-name="ce5" table:formula="of:=IF(LEN([.F52]) &gt; 0; [.F52]; [.E52])" office:value-type="string" office:string-value="功能定义乘以定义" calcext:value-type="string">
            <text:p>功能定义乘以定义</text:p>
          </table:table-cell>
          <table:table-cell table:style-name="ce8" table:formula="of:=IFERROR(__xludf.dummyfunction(&quot;upper(googletranslate(A52,$A$1,&quot;&quot;en&quot;&quot;))&quot;);&quot;FUNCTION DEFINITION MULTIPLICATION TO DEFINE&quot;)" office:value-type="string" office:string-value="FUNCTION DEFINITION MULTIPLICATION TO DEFINE" calcext:value-type="string">
            <text:p>FUNCTION DEFINITION MULTIPLICATION TO DEFINE</text:p>
          </table:table-cell>
          <table:table-cell table:style-name="ce2" table:formula="of:=[$errors.A11]" office:value-type="string" office:string-value="FUNCTION DEFINITION MULTIPLY DEFINED" calcext:value-type="string">
            <text:p>FUNCTION DEFINITION MULTIPLY DEFINED</text:p>
          </table:table-cell>
          <table:table-cell/>
          <table:table-cell table:style-name="ce2" table:formula="of:=IFERROR(__xludf.dummyfunction(&quot;UPPER(GOOGLETRANSLATE(if(len(D52) &gt; 0, D52, C52),&quot;&quot;en&quot;&quot;,$A$1))&quot;);&quot;功能定义乘以定义&quot;)" office:value-type="string" office:string-value="功能定义乘以定义" calcext:value-type="string">
            <text:p>功能定义乘以定义</text:p>
          </table:table-cell>
          <table:table-cell table:number-columns-repeated="1019"/>
        </table:table-row>
        <table:table-row table:style-name="ro1">
          <table:table-cell table:style-name="ce5" table:formula="of:=IF(LEN([.F53]) &gt; 0; [.F53]; [.E53])" office:value-type="string" office:string-value="功能定义参数不匹配" calcext:value-type="string">
            <text:p>功能定义参数不匹配</text:p>
          </table:table-cell>
          <table:table-cell table:style-name="ce8" table:formula="of:=IFERROR(__xludf.dummyfunction(&quot;upper(googletranslate(A53,$A$1,&quot;&quot;en&quot;&quot;))&quot;);&quot;FUNCTION DEFINITION PARAMETERS DO NOT MATCH&quot;)" office:value-type="string" office:string-value="FUNCTION DEFINITION PARAMETERS DO NOT MATCH" calcext:value-type="string">
            <text:p>FUNCTION DEFINITION PARAMETERS DO NOT MATCH</text:p>
          </table:table-cell>
          <table:table-cell table:style-name="ce2" table:formula="of:=[$errors.A12]" office:value-type="string" office:string-value="FUNCTION DEFINITION PARAMETER MISMATCH" calcext:value-type="string">
            <text:p>FUNCTION DEFINITION PARAMETER MISMATCH</text:p>
          </table:table-cell>
          <table:table-cell/>
          <table:table-cell table:style-name="ce2" table:formula="of:=IFERROR(__xludf.dummyfunction(&quot;UPPER(GOOGLETRANSLATE(if(len(D53) &gt; 0, D53, C53),&quot;&quot;en&quot;&quot;,$A$1))&quot;);&quot;功能定义参数不匹配&quot;)" office:value-type="string" office:string-value="功能定义参数不匹配" calcext:value-type="string">
            <text:p>功能定义参数不匹配</text:p>
          </table:table-cell>
          <table:table-cell table:number-columns-repeated="1019"/>
        </table:table-row>
        <table:table-row table:style-name="ro1">
          <table:table-cell table:style-name="ce5" table:formula="of:=IF(LEN([.F54]) &gt; 0; [.F54]; [.E54])" office:value-type="string" office:string-value="GOSUB堆栈溢出" calcext:value-type="string">
            <text:p>GOSUB堆栈溢出</text:p>
          </table:table-cell>
          <table:table-cell table:style-name="ce8" table:formula="of:=IFERROR(__xludf.dummyfunction(&quot;upper(googletranslate(A54,$A$1,&quot;&quot;en&quot;&quot;))&quot;);&quot;GOSUB STACK OVERFLOW&quot;)" office:value-type="string" office:string-value="GOSUB STACK OVERFLOW" calcext:value-type="string">
            <text:p>GOSUB STACK OVERFLOW</text:p>
          </table:table-cell>
          <table:table-cell table:style-name="ce2" table:formula="of:=[$errors.A13]" office:value-type="string" office:string-value="GOSUB STACK OVERFLOW" calcext:value-type="string">
            <text:p>GOSUB STACK OVERFLOW</text:p>
          </table:table-cell>
          <table:table-cell/>
          <table:table-cell table:style-name="ce2" table:formula="of:=IFERROR(__xludf.dummyfunction(&quot;UPPER(GOOGLETRANSLATE(if(len(D54) &gt; 0, D54, C54),&quot;&quot;en&quot;&quot;,$A$1))&quot;);&quot;GOSUB堆栈溢出&quot;)" office:value-type="string" office:string-value="GOSUB堆栈溢出" calcext:value-type="string">
            <text:p>GOSUB堆栈溢出</text:p>
          </table:table-cell>
          <table:table-cell table:number-columns-repeated="1019"/>
        </table:table-row>
        <table:table-row table:style-name="ro1">
          <table:table-cell table:style-name="ce5" table:formula="of:=IF(LEN([.F55]) &gt; 0; [.F55]; [.E55])" office:value-type="string" office:string-value="GOSUB堆栈下流" calcext:value-type="string">
            <text:p>GOSUB堆栈下流</text:p>
          </table:table-cell>
          <table:table-cell table:style-name="ce8" table:formula="of:=IFERROR(__xludf.dummyfunction(&quot;upper(googletranslate(A55,$A$1,&quot;&quot;en&quot;&quot;))&quot;);&quot;GOSUB STACK DOWN&quot;)" office:value-type="string" office:string-value="GOSUB STACK DOWN" calcext:value-type="string">
            <text:p>GOSUB STACK DOWN</text:p>
          </table:table-cell>
          <table:table-cell table:style-name="ce2" table:formula="of:=[$errors.A14]" office:value-type="string" office:string-value="GOSUB STACK UNDERFLOW" calcext:value-type="string">
            <text:p>GOSUB STACK UNDERFLOW</text:p>
          </table:table-cell>
          <table:table-cell/>
          <table:table-cell table:style-name="ce2" table:formula="of:=IFERROR(__xludf.dummyfunction(&quot;UPPER(GOOGLETRANSLATE(if(len(D55) &gt; 0, D55, C55),&quot;&quot;en&quot;&quot;,$A$1))&quot;);&quot;GOSUB堆栈下流&quot;)" office:value-type="string" office:string-value="GOSUB堆栈下流" calcext:value-type="string">
            <text:p>GOSUB堆栈下流</text:p>
          </table:table-cell>
          <table:table-cell table:number-columns-repeated="1019"/>
        </table:table-row>
        <table:table-row table:style-name="ro1">
          <table:table-cell table:style-name="ce5" table:formula="of:=IF(LEN([.F56]) &gt; 0; [.F56]; [.E56])" office:value-type="string" office:string-value="索引超出范围" calcext:value-type="string">
            <text:p>索引超出范围</text:p>
          </table:table-cell>
          <table:table-cell table:style-name="ce8" table:formula="of:=IFERROR(__xludf.dummyfunction(&quot;upper(googletranslate(A56,$A$1,&quot;&quot;en&quot;&quot;))&quot;);&quot;INDEX EXCEEDING THE RANGE&quot;)" office:value-type="string" office:string-value="INDEX EXCEEDING THE RANGE" calcext:value-type="string">
            <text:p>INDEX EXCEEDING THE RANGE</text:p>
          </table:table-cell>
          <table:table-cell table:style-name="ce2" table:formula="of:=[$errors.A15]" office:value-type="string" office:string-value="INDEX OUT OF RANGE" calcext:value-type="string">
            <text:p>INDEX OUT OF RANGE</text:p>
          </table:table-cell>
          <table:table-cell/>
          <table:table-cell table:style-name="ce2" table:formula="of:=IFERROR(__xludf.dummyfunction(&quot;UPPER(GOOGLETRANSLATE(if(len(D56) &gt; 0, D56, C56),&quot;&quot;en&quot;&quot;,$A$1))&quot;);&quot;索引超出范围&quot;)" office:value-type="string" office:string-value="索引超出范围" calcext:value-type="string">
            <text:p>索引超出范围</text:p>
          </table:table-cell>
          <table:table-cell table:number-columns-repeated="1019"/>
        </table:table-row>
        <table:table-row table:style-name="ro1">
          <table:table-cell table:style-name="ce5" table:formula="of:=IF(LEN([.F57]) &gt; 0; [.F57]; [.E57])" office:value-type="string" office:string-value="标签已经定义" calcext:value-type="string">
            <text:p>标签已经定义</text:p>
          </table:table-cell>
          <table:table-cell table:style-name="ce8" table:formula="of:=IFERROR(__xludf.dummyfunction(&quot;upper(googletranslate(A57,$A$1,&quot;&quot;en&quot;&quot;))&quot;);&quot;TAGS HAVE BEEN DEFINED&quot;)" office:value-type="string" office:string-value="TAGS HAVE BEEN DEFINED" calcext:value-type="string">
            <text:p>TAGS HAVE BEEN DEFINED</text:p>
          </table:table-cell>
          <table:table-cell table:style-name="ce2" table:formula="of:=[$errors.A16]" office:value-type="string" office:string-value="LABEL ALREADY DEFINED" calcext:value-type="string">
            <text:p>LABEL ALREADY DEFINED</text:p>
          </table:table-cell>
          <table:table-cell/>
          <table:table-cell table:style-name="ce2" table:formula="of:=IFERROR(__xludf.dummyfunction(&quot;UPPER(GOOGLETRANSLATE(if(len(D57) &gt; 0, D57, C57),&quot;&quot;en&quot;&quot;,$A$1))&quot;);&quot;标签已经定义&quot;)" office:value-type="string" office:string-value="标签已经定义" calcext:value-type="string">
            <text:p>标签已经定义</text:p>
          </table:table-cell>
          <table:table-cell table:number-columns-repeated="1019"/>
        </table:table-row>
        <table:table-row table:style-name="ro1">
          <table:table-cell table:style-name="ce5" table:formula="of:=IF(LEN([.F58]) &gt; 0; [.F58]; [.E58])" office:value-type="string" office:string-value="左 /右操作不匹配" calcext:value-type="string">
            <text:p>左 /右操作不匹配</text:p>
          </table:table-cell>
          <table:table-cell table:style-name="ce8" table:formula="of:=IFERROR(__xludf.dummyfunction(&quot;upper(googletranslate(A58,$A$1,&quot;&quot;en&quot;&quot;))&quot;);&quot;LEFT /RIGHT OPERATION DOES NOT MATCH&quot;)" office:value-type="string" office:string-value="LEFT /RIGHT OPERATION DOES NOT MATCH" calcext:value-type="string">
            <text:p>LEFT /RIGHT OPERATION DOES NOT MATCH</text:p>
          </table:table-cell>
          <table:table-cell table:style-name="ce2" table:formula="of:=[$errors.A17]" office:value-type="string" office:string-value="LEFT / RIGHT OPERATION MISMATCH" calcext:value-type="string">
            <text:p>LEFT / RIGHT OPERATION MISMATCH</text:p>
          </table:table-cell>
          <table:table-cell/>
          <table:table-cell table:style-name="ce2" table:formula="of:=IFERROR(__xludf.dummyfunction(&quot;UPPER(GOOGLETRANSLATE(if(len(D58) &gt; 0, D58, C58),&quot;&quot;en&quot;&quot;,$A$1))&quot;);&quot;左 /右操作不匹配&quot;)" office:value-type="string" office:string-value="左 /右操作不匹配" calcext:value-type="string">
            <text:p>左 /右操作不匹配</text:p>
          </table:table-cell>
          <table:table-cell table:number-columns-repeated="1019"/>
        </table:table-row>
        <table:table-row table:style-name="ro1">
          <table:table-cell table:style-name="ce5" table:formula="of:=IF(LEN([.F59]) &gt; 0; [.F59]; [.E59])" office:value-type="string" office:string-value="负数" calcext:value-type="string">
            <text:p>负数</text:p>
          </table:table-cell>
          <table:table-cell table:style-name="ce8" table:formula="of:=IFERROR(__xludf.dummyfunction(&quot;upper(googletranslate(A59,$A$1,&quot;&quot;en&quot;&quot;))&quot;);&quot;NEGATIVE NUMBER&quot;)" office:value-type="string" office:string-value="NEGATIVE NUMBER" calcext:value-type="string">
            <text:p>NEGATIVE NUMBER</text:p>
          </table:table-cell>
          <table:table-cell table:style-name="ce2" table:formula="of:=[$errors.A18]" office:value-type="string" office:string-value="NEGATIVE INDEX" calcext:value-type="string">
            <text:p>NEGATIVE INDEX</text:p>
          </table:table-cell>
          <table:table-cell/>
          <table:table-cell table:style-name="ce2" table:formula="of:=IFERROR(__xludf.dummyfunction(&quot;UPPER(GOOGLETRANSLATE(if(len(D59) &gt; 0, D59, C59),&quot;&quot;en&quot;&quot;,$A$1))&quot;);&quot;负数&quot;)" office:value-type="string" office:string-value="负数" calcext:value-type="string">
            <text:p>负数</text:p>
          </table:table-cell>
          <table:table-cell table:number-columns-repeated="1019"/>
        </table:table-row>
        <table:table-row table:style-name="ro1">
          <table:table-cell table:style-name="ce5" table:formula="of:=IF(LEN([.F60]) &gt; 0; [.F60]; [.E60])" office:value-type="string" office:string-value="下一个使用字符串变量的循环" calcext:value-type="string">
            <text:p>下一个使用字符串变量的循环</text:p>
          </table:table-cell>
          <table:table-cell table:style-name="ce8" table:formula="of:=IFERROR(__xludf.dummyfunction(&quot;upper(googletranslate(A60,$A$1,&quot;&quot;en&quot;&quot;))&quot;);&quot;THE NEXT LOOP USING STRING VARIABLES&quot;)" office:value-type="string" office:string-value="THE NEXT LOOP USING STRING VARIABLES" calcext:value-type="string">
            <text:p>THE NEXT LOOP USING STRING VARIABLES</text:p>
          </table:table-cell>
          <table:table-cell table:style-name="ce2" table:formula="of:=[$errors.A19]" office:value-type="string" office:string-value="NEXT ON FOR LOOP WITH STRING VARIABLE" calcext:value-type="string">
            <text:p>NEXT ON FOR LOOP WITH STRING VARIABLE</text:p>
          </table:table-cell>
          <table:table-cell/>
          <table:table-cell table:style-name="ce2" table:formula="of:=IFERROR(__xludf.dummyfunction(&quot;UPPER(GOOGLETRANSLATE(if(len(D60) &gt; 0, D60, C60),&quot;&quot;en&quot;&quot;,$A$1))&quot;);&quot;下一个使用字符串变量的循环&quot;)" office:value-type="string" office:string-value="下一个使用字符串变量的循环" calcext:value-type="string">
            <text:p>下一个使用字符串变量的循环</text:p>
          </table:table-cell>
          <table:table-cell table:number-columns-repeated="1019"/>
        </table:table-row>
        <table:table-row table:style-name="ro1">
          <table:table-cell table:style-name="ce5" table:formula="of:=IF(LEN([.F61]) &gt; 0; [.F61]; [.E61])" office:value-type="string" office:string-value="操作数不匹配" calcext:value-type="string">
            <text:p>操作数不匹配</text:p>
          </table:table-cell>
          <table:table-cell table:style-name="ce8" table:formula="of:=IFERROR(__xludf.dummyfunction(&quot;upper(googletranslate(A61,$A$1,&quot;&quot;en&quot;&quot;))&quot;);&quot;DO NOT MATCH THE NUMBER OF OPERATIONS&quot;)" office:value-type="string" office:string-value="DO NOT MATCH THE NUMBER OF OPERATIONS" calcext:value-type="string">
            <text:p>DO NOT MATCH THE NUMBER OF OPERATIONS</text:p>
          </table:table-cell>
          <table:table-cell table:style-name="ce2" table:formula="of:=[$errors.A20]" office:value-type="string" office:string-value="OPERAND MISMATCH" calcext:value-type="string">
            <text:p>OPERAND MISMATCH</text:p>
          </table:table-cell>
          <table:table-cell/>
          <table:table-cell table:style-name="ce2" table:formula="of:=IFERROR(__xludf.dummyfunction(&quot;UPPER(GOOGLETRANSLATE(if(len(D61) &gt; 0, D61, C61),&quot;&quot;en&quot;&quot;,$A$1))&quot;);&quot;操作数不匹配&quot;)" office:value-type="string" office:string-value="操作数不匹配" calcext:value-type="string">
            <text:p>操作数不匹配</text:p>
          </table:table-cell>
          <table:table-cell table:number-columns-repeated="1019"/>
        </table:table-row>
        <table:table-row table:style-name="ro1">
          <table:table-cell table:style-name="ce5" table:formula="of:=IF(LEN([.F62]) &gt; 0; [.F62]; [.E62])" office:value-type="string" office:string-value="选项需要一种语言" calcext:value-type="string">
            <text:p>选项需要一种语言</text:p>
          </table:table-cell>
          <table:table-cell table:style-name="ce8" table:formula="of:=IFERROR(__xludf.dummyfunction(&quot;upper(googletranslate(A62,$A$1,&quot;&quot;en&quot;&quot;))&quot;);&quot;OPTIONS REQUIRE A LANGUAGE&quot;)" office:value-type="string" office:string-value="OPTIONS REQUIRE A LANGUAGE" calcext:value-type="string">
            <text:p>OPTIONS REQUIRE A LANGUAGE</text:p>
          </table:table-cell>
          <table:table-cell table:style-name="ce2" table:formula="of:=[$errors.A21]" office:value-type="string" office:string-value="OPTION REQUIRES A LANGUAGE" calcext:value-type="string">
            <text:p>OPTION REQUIRES A LANGUAGE</text:p>
          </table:table-cell>
          <table:table-cell/>
          <table:table-cell table:style-name="ce2" table:formula="of:=IFERROR(__xludf.dummyfunction(&quot;UPPER(GOOGLETRANSLATE(if(len(D62) &gt; 0, D62, C62),&quot;&quot;en&quot;&quot;,$A$1))&quot;);&quot;选项需要一种语言&quot;)" office:value-type="string" office:string-value="选项需要一种语言" calcext:value-type="string">
            <text:p>选项需要一种语言</text:p>
          </table:table-cell>
          <table:table-cell table:number-columns-repeated="1019"/>
        </table:table-row>
        <table:table-row table:style-name="ro1">
          <table:table-cell table:style-name="ce5" table:formula="of:=IF(LEN([.F63]) &gt; 0; [.F63]; [.E63])" office:value-type="string" office:string-value="请检查语言设置或环境变量" calcext:value-type="string">
            <text:p>请检查语言设置或环境变量</text:p>
          </table:table-cell>
          <table:table-cell table:style-name="ce8" table:formula="of:=IFERROR(__xludf.dummyfunction(&quot;upper(googletranslate(A63,$A$1,&quot;&quot;en&quot;&quot;))&quot;);&quot;PLEASE CHECK THE LANGUAGE SETTINGS OR ENVIRONMENT VARIABLES&quot;)" office:value-type="string" office:string-value="PLEASE CHECK THE LANGUAGE SETTINGS OR ENVIRONMENT VARIABLES" calcext:value-type="string">
            <text:p>PLEASE CHECK THE LANGUAGE SETTINGS OR ENVIRONMENT VARIABLES</text:p>
          </table:table-cell>
          <table:table-cell table:style-name="ce2" table:formula="of:=[$errors.A22]" office:value-type="string" office:string-value="PLEASE CHECK LANGUAGE SETTINGS OR ENVIRONMENT VARIABLE" calcext:value-type="string">
            <text:p>PLEASE CHECK LANGUAGE SETTINGS OR ENVIRONMENT VARIABLE</text:p>
          </table:table-cell>
          <table:table-cell/>
          <table:table-cell table:style-name="ce2" table:formula="of:=IFERROR(__xludf.dummyfunction(&quot;UPPER(GOOGLETRANSLATE(if(len(D63) &gt; 0, D63, C63),&quot;&quot;en&quot;&quot;,$A$1))&quot;);&quot;请检查语言设置或环境变量&quot;)" office:value-type="string" office:string-value="请检查语言设置或环境变量" calcext:value-type="string">
            <text:p>请检查语言设置或环境变量</text:p>
          </table:table-cell>
          <table:table-cell table:number-columns-repeated="1019"/>
        </table:table-row>
        <table:table-row table:style-name="ro1">
          <table:table-cell table:style-name="ce5" table:formula="of:=IF(LEN([.F64]) &gt; 0; [.F64]; [.E64])" office:value-type="string" office:string-value="字符串数学逻辑错误" calcext:value-type="string">
            <text:p>字符串数学逻辑错误</text:p>
          </table:table-cell>
          <table:table-cell table:style-name="ce8" table:formula="of:=IFERROR(__xludf.dummyfunction(&quot;upper(googletranslate(A64,$A$1,&quot;&quot;en&quot;&quot;))&quot;);&quot;STRING MATHEMATICAL LOGIC ERROR&quot;)" office:value-type="string" office:string-value="STRING MATHEMATICAL LOGIC ERROR" calcext:value-type="string">
            <text:p>STRING MATHEMATICAL LOGIC ERROR</text:p>
          </table:table-cell>
          <table:table-cell table:style-name="ce2" table:formula="of:=[$errors.A23]" office:value-type="string" office:string-value="STRING MATH LOGIC ERROR" calcext:value-type="string">
            <text:p>STRING MATH LOGIC ERROR</text:p>
          </table:table-cell>
          <table:table-cell/>
          <table:table-cell table:style-name="ce2" table:formula="of:=IFERROR(__xludf.dummyfunction(&quot;UPPER(GOOGLETRANSLATE(if(len(D64) &gt; 0, D64, C64),&quot;&quot;en&quot;&quot;,$A$1))&quot;);&quot;字符串数学逻辑错误&quot;)" office:value-type="string" office:string-value="字符串数学逻辑错误" calcext:value-type="string">
            <text:p>字符串数学逻辑错误</text:p>
          </table:table-cell>
          <table:table-cell table:number-columns-repeated="1019"/>
        </table:table-row>
        <table:table-row table:style-name="ro1">
          <table:table-cell table:style-name="ce5" table:formula="of:=IF(LEN([.F65]) &gt; 0; [.F65]; [.E65])" office:value-type="string" office:string-value="语法错误" calcext:value-type="string">
            <text:p>语法错误</text:p>
          </table:table-cell>
          <table:table-cell table:style-name="ce8" table:formula="of:=IFERROR(__xludf.dummyfunction(&quot;upper(googletranslate(A65,$A$1,&quot;&quot;en&quot;&quot;))&quot;);&quot;GRAMMATICAL ERRORS&quot;)" office:value-type="string" office:string-value="GRAMMATICAL ERRORS" calcext:value-type="string">
            <text:p>GRAMMATICAL ERRORS</text:p>
          </table:table-cell>
          <table:table-cell table:style-name="ce2" table:formula="of:=[$errors.A24]" office:value-type="string" office:string-value="SYNTAX ERROR" calcext:value-type="string">
            <text:p>SYNTAX ERROR</text:p>
          </table:table-cell>
          <table:table-cell/>
          <table:table-cell table:style-name="ce2" table:formula="of:=IFERROR(__xludf.dummyfunction(&quot;UPPER(GOOGLETRANSLATE(if(len(D65) &gt; 0, D65, C65),&quot;&quot;en&quot;&quot;,$A$1))&quot;);&quot;语法错误&quot;)" office:value-type="string" office:string-value="语法错误" calcext:value-type="string">
            <text:p>语法错误</text:p>
          </table:table-cell>
          <table:table-cell table:number-columns-repeated="1019"/>
        </table:table-row>
        <table:table-row table:style-name="ro1">
          <table:table-cell table:style-name="ce5" table:formula="of:=IF(LEN([.F66]) &gt; 0; [.F66]; [.E66])" office:value-type="string" office:string-value="无法打开文件" calcext:value-type="string">
            <text:p>无法打开文件</text:p>
          </table:table-cell>
          <table:table-cell table:style-name="ce8" table:formula="of:=IFERROR(__xludf.dummyfunction(&quot;upper(googletranslate(A66,$A$1,&quot;&quot;en&quot;&quot;))&quot;);&quot;UNABLE TO OPEN THE FILE&quot;)" office:value-type="string" office:string-value="UNABLE TO OPEN THE FILE" calcext:value-type="string">
            <text:p>UNABLE TO OPEN THE FILE</text:p>
          </table:table-cell>
          <table:table-cell table:style-name="ce2" table:formula="of:=[$errors.A25]" office:value-type="string" office:string-value="UNABLE TO OPEN FILE" calcext:value-type="string">
            <text:p>UNABLE TO OPEN FILE</text:p>
          </table:table-cell>
          <table:table-cell/>
          <table:table-cell table:style-name="ce2" table:formula="of:=IFERROR(__xludf.dummyfunction(&quot;UPPER(GOOGLETRANSLATE(if(len(D66) &gt; 0, D66, C66),&quot;&quot;en&quot;&quot;,$A$1))&quot;);&quot;无法打开文件&quot;)" office:value-type="string" office:string-value="无法打开文件" calcext:value-type="string">
            <text:p>无法打开文件</text:p>
          </table:table-cell>
          <table:table-cell table:number-columns-repeated="1019"/>
        </table:table-row>
        <table:table-row table:style-name="ro1">
          <table:table-cell table:style-name="ce5" table:formula="of:=IF(LEN([.F67]) &gt; 0; [.F67]; [.E67])" office:value-type="string" office:string-value="无法打开以读取的文件" calcext:value-type="string">
            <text:p>无法打开以读取的文件</text:p>
          </table:table-cell>
          <table:table-cell table:style-name="ce8" table:formula="of:=IFERROR(__xludf.dummyfunction(&quot;upper(googletranslate(A67,$A$1,&quot;&quot;en&quot;&quot;))&quot;);&quot;CAN'T OPEN THE FILES THAT READ TO READ&quot;)" office:value-type="string" office:string-value="CAN'T OPEN THE FILES THAT READ TO READ" calcext:value-type="string">
            <text:p>CAN'T OPEN THE FILES THAT READ TO READ</text:p>
          </table:table-cell>
          <table:table-cell table:style-name="ce2" table:formula="of:=[$errors.A26]" office:value-type="string" office:string-value="UNABLE TO OPEN TO OPEN FILE FOR READING" calcext:value-type="string">
            <text:p>UNABLE TO OPEN TO OPEN FILE FOR READING</text:p>
          </table:table-cell>
          <table:table-cell/>
          <table:table-cell table:style-name="ce2" table:formula="of:=IFERROR(__xludf.dummyfunction(&quot;UPPER(GOOGLETRANSLATE(if(len(D67) &gt; 0, D67, C67),&quot;&quot;en&quot;&quot;,$A$1))&quot;);&quot;无法打开以读取的文件&quot;)" office:value-type="string" office:string-value="无法打开以读取的文件" calcext:value-type="string">
            <text:p>无法打开以读取的文件</text:p>
          </table:table-cell>
          <table:table-cell table:number-columns-repeated="1019"/>
        </table:table-row>
        <table:table-row table:style-name="ro1">
          <table:table-cell table:style-name="ce5" table:formula="of:=IF(LEN([.F68]) &gt; 0; [.F68]; [.E68])" office:value-type="string" office:string-value="未定义的标签" calcext:value-type="string">
            <text:p>未定义的标签</text:p>
          </table:table-cell>
          <table:table-cell table:style-name="ce8" table:formula="of:=IFERROR(__xludf.dummyfunction(&quot;upper(googletranslate(A68,$A$1,&quot;&quot;en&quot;&quot;))&quot;);&quot;UNFALTED LABEL&quot;)" office:value-type="string" office:string-value="UNFALTED LABEL" calcext:value-type="string">
            <text:p>UNFALTED LABEL</text:p>
          </table:table-cell>
          <table:table-cell table:style-name="ce2" table:formula="of:=[$errors.A27]" office:value-type="string" office:string-value="UNDEFINED LABEL" calcext:value-type="string">
            <text:p>UNDEFINED LABEL</text:p>
          </table:table-cell>
          <table:table-cell/>
          <table:table-cell table:style-name="ce2" table:formula="of:=IFERROR(__xludf.dummyfunction(&quot;UPPER(GOOGLETRANSLATE(if(len(D68) &gt; 0, D68, C68),&quot;&quot;en&quot;&quot;,$A$1))&quot;);&quot;未定义的标签&quot;)" office:value-type="string" office:string-value="未定义的标签" calcext:value-type="string">
            <text:p>未定义的标签</text:p>
          </table:table-cell>
          <table:table-cell table:number-columns-repeated="1019"/>
        </table:table-row>
        <table:table-row table:style-name="ro1">
          <table:table-cell table:style-name="ce5" table:formula="of:=IF(LEN([.F69]) &gt; 0; [.F69]; [.E69])" office:value-type="string" office:string-value="未经处理的操作" calcext:value-type="string">
            <text:p>未经处理的操作</text:p>
          </table:table-cell>
          <table:table-cell table:style-name="ce8" table:formula="of:=IFERROR(__xludf.dummyfunction(&quot;upper(googletranslate(A69,$A$1,&quot;&quot;en&quot;&quot;))&quot;);&quot;UNPROCESSED OPERATION&quot;)" office:value-type="string" office:string-value="UNPROCESSED OPERATION" calcext:value-type="string">
            <text:p>UNPROCESSED OPERATION</text:p>
          </table:table-cell>
          <table:table-cell table:style-name="ce2" table:formula="of:=[$errors.A28]" office:value-type="string" office:string-value="UNHANDLED OPERATION" calcext:value-type="string">
            <text:p>UNHANDLED OPERATION</text:p>
          </table:table-cell>
          <table:table-cell/>
          <table:table-cell table:style-name="ce2" table:formula="of:=IFERROR(__xludf.dummyfunction(&quot;UPPER(GOOGLETRANSLATE(if(len(D69) &gt; 0, D69, C69),&quot;&quot;en&quot;&quot;,$A$1))&quot;);&quot;未经处理的操作&quot;)" office:value-type="string" office:string-value="未经处理的操作" calcext:value-type="string">
            <text:p>未经处理的操作</text:p>
          </table:table-cell>
          <table:table-cell table:number-columns-repeated="1019"/>
        </table:table-row>
        <table:table-row table:style-name="ro1">
          <table:table-cell table:style-name="ce5" table:formula="of:=IF(LEN([.F70]) &gt; 0; [.F70]; [.E70])" office:value-type="string" office:string-value="未经处理的操作代码" calcext:value-type="string">
            <text:p>未经处理的操作代码</text:p>
          </table:table-cell>
          <table:table-cell table:style-name="ce8" table:formula="of:=IFERROR(__xludf.dummyfunction(&quot;upper(googletranslate(A70,$A$1,&quot;&quot;en&quot;&quot;))&quot;);&quot;UNPROCESSED OPERATION CODE&quot;)" office:value-type="string" office:string-value="UNPROCESSED OPERATION CODE" calcext:value-type="string">
            <text:p>UNPROCESSED OPERATION CODE</text:p>
          </table:table-cell>
          <table:table-cell table:style-name="ce2" table:formula="of:=[$errors.A29]" office:value-type="string" office:string-value="UNHANDLED OPERATION CODE" calcext:value-type="string">
            <text:p>UNHANDLED OPERATION CODE</text:p>
          </table:table-cell>
          <table:table-cell/>
          <table:table-cell table:style-name="ce2" table:formula="of:=IFERROR(__xludf.dummyfunction(&quot;UPPER(GOOGLETRANSLATE(if(len(D70) &gt; 0, D70, C70),&quot;&quot;en&quot;&quot;,$A$1))&quot;);&quot;未经处理的操作代码&quot;)" office:value-type="string" office:string-value="未经处理的操作代码" calcext:value-type="string">
            <text:p>未经处理的操作代码</text:p>
          </table:table-cell>
          <table:table-cell table:number-columns-repeated="1019"/>
        </table:table-row>
        <table:table-row table:style-name="ro1">
          <table:table-cell table:style-name="ce5" table:formula="of:=IF(LEN([.F71]) &gt; 0; [.F71]; [.E71])" office:value-type="string" office:string-value="未知是否标签" calcext:value-type="string">
            <text:p>未知是否标签</text:p>
          </table:table-cell>
          <table:table-cell table:style-name="ce8" table:formula="of:=IFERROR(__xludf.dummyfunction(&quot;upper(googletranslate(A71,$A$1,&quot;&quot;en&quot;&quot;))&quot;);&quot;UNKNOWN WHETHER IT IS LABEL&quot;)" office:value-type="string" office:string-value="UNKNOWN WHETHER IT IS LABEL" calcext:value-type="string">
            <text:p>UNKNOWN WHETHER IT IS LABEL</text:p>
          </table:table-cell>
          <table:table-cell table:style-name="ce2" table:formula="of:=[$errors.A30]" office:value-type="string" office:string-value="UNKNOWN IF LABEL" calcext:value-type="string">
            <text:p>UNKNOWN IF LABEL</text:p>
          </table:table-cell>
          <table:table-cell/>
          <table:table-cell table:style-name="ce2" table:formula="of:=IFERROR(__xludf.dummyfunction(&quot;UPPER(GOOGLETRANSLATE(if(len(D71) &gt; 0, D71, C71),&quot;&quot;en&quot;&quot;,$A$1))&quot;);&quot;未知是否标签&quot;)" office:value-type="string" office:string-value="未知是否标签" calcext:value-type="string">
            <text:p>未知是否标签</text:p>
          </table:table-cell>
          <table:table-cell table:number-columns-repeated="1019"/>
        </table:table-row>
        <table:table-row table:style-name="ro1">
          <table:table-cell table:style-name="ce5" table:formula="of:=IF(LEN([.F72]) &gt; 0; [.F72]; [.E72])" office:value-type="string" office:string-value="未识别的双重数学操作" calcext:value-type="string">
            <text:p>未识别的双重数学操作</text:p>
          </table:table-cell>
          <table:table-cell table:style-name="ce8" table:formula="of:=IFERROR(__xludf.dummyfunction(&quot;upper(googletranslate(A72,$A$1,&quot;&quot;en&quot;&quot;))&quot;);&quot;DOUBLE MATHEMATICS OPERATIONS THAT ARE NOT RECOGNIZED&quot;)" office:value-type="string" office:string-value="DOUBLE MATHEMATICS OPERATIONS THAT ARE NOT RECOGNIZED" calcext:value-type="string">
            <text:p>DOUBLE MATHEMATICS OPERATIONS THAT ARE NOT RECOGNIZED</text:p>
          </table:table-cell>
          <table:table-cell table:style-name="ce2" table:formula="of:=[$errors.A31]" office:value-type="string" office:string-value="UNRECOGNIZED DOUBLE MATH OPERATION" calcext:value-type="string">
            <text:p>UNRECOGNIZED DOUBLE MATH OPERATION</text:p>
          </table:table-cell>
          <table:table-cell/>
          <table:table-cell table:style-name="ce2" table:formula="of:=IFERROR(__xludf.dummyfunction(&quot;UPPER(GOOGLETRANSLATE(if(len(D72) &gt; 0, D72, C72),&quot;&quot;en&quot;&quot;,$A$1))&quot;);&quot;未识别的双重数学操作&quot;)" office:value-type="string" office:string-value="未识别的双重数学操作" calcext:value-type="string">
            <text:p>未识别的双重数学操作</text:p>
          </table:table-cell>
          <table:table-cell table:number-columns-repeated="1019"/>
        </table:table-row>
        <table:table-row table:style-name="ro1">
          <table:table-cell table:style-name="ce5" table:formula="of:=IF(LEN([.F73]) &gt; 0; [.F73]; [.E73])" office:value-type="string" office:string-value="无法识别的函数定义" calcext:value-type="string">
            <text:p>无法识别的函数定义</text:p>
          </table:table-cell>
          <table:table-cell table:style-name="ce8" table:formula="of:=IFERROR(__xludf.dummyfunction(&quot;upper(googletranslate(A73,$A$1,&quot;&quot;en&quot;&quot;))&quot;);&quot;UNRECOGNIZABLE FUNCTION DEFINITION&quot;)" office:value-type="string" office:string-value="UNRECOGNIZABLE FUNCTION DEFINITION" calcext:value-type="string">
            <text:p>UNRECOGNIZABLE FUNCTION DEFINITION</text:p>
          </table:table-cell>
          <table:table-cell table:style-name="ce2" table:formula="of:=[$errors.A32]" office:value-type="string" office:string-value="UNRECOGNIZED FUNCTION DEFINITION" calcext:value-type="string">
            <text:p>UNRECOGNIZED FUNCTION DEFINITION</text:p>
          </table:table-cell>
          <table:table-cell/>
          <table:table-cell table:style-name="ce2" table:formula="of:=IFERROR(__xludf.dummyfunction(&quot;UPPER(GOOGLETRANSLATE(if(len(D73) &gt; 0, D73, C73),&quot;&quot;en&quot;&quot;,$A$1))&quot;);&quot;无法识别的函数定义&quot;)" office:value-type="string" office:string-value="无法识别的函数定义" calcext:value-type="string">
            <text:p>无法识别的函数定义</text:p>
          </table:table-cell>
          <table:table-cell table:number-columns-repeated="1019"/>
        </table:table-row>
        <table:table-row table:style-name="ro1">
          <table:table-cell table:style-name="ce5" table:formula="of:=IF(LEN([.F74]) &gt; 0; [.F74]; [.E74])" office:value-type="string" office:string-value="无法识别的GOSUB标签" calcext:value-type="string">
            <text:p>无法识别的GOSUB标签</text:p>
          </table:table-cell>
          <table:table-cell table:style-name="ce8" table:formula="of:=IFERROR(__xludf.dummyfunction(&quot;upper(googletranslate(A74,$A$1,&quot;&quot;en&quot;&quot;))&quot;);&quot;UNABLE TO RECOGNIZE GOSUB TAGS&quot;)" office:value-type="string" office:string-value="UNABLE TO RECOGNIZE GOSUB TAGS" calcext:value-type="string">
            <text:p>UNABLE TO RECOGNIZE GOSUB TAGS</text:p>
          </table:table-cell>
          <table:table-cell table:style-name="ce2" table:formula="of:=[$errors.A33]" office:value-type="string" office:string-value="UNRECOGNIZED GOSUB LABEL" calcext:value-type="string">
            <text:p>UNRECOGNIZED GOSUB LABEL</text:p>
          </table:table-cell>
          <table:table-cell/>
          <table:table-cell table:style-name="ce2" table:formula="of:=IFERROR(__xludf.dummyfunction(&quot;UPPER(GOOGLETRANSLATE(if(len(D74) &gt; 0, D74, C74),&quot;&quot;en&quot;&quot;,$A$1))&quot;);&quot;无法识别的GOSUB标签&quot;)" office:value-type="string" office:string-value="无法识别的GOSUB标签" calcext:value-type="string">
            <text:p>无法识别的GOSUB标签</text:p>
          </table:table-cell>
          <table:table-cell table:number-columns-repeated="1019"/>
        </table:table-row>
        <table:table-row table:style-name="ro1">
          <table:table-cell table:style-name="ce5" table:formula="of:=IF(LEN([.F75]) &gt; 0; [.F75]; [.E75])" office:value-type="string" office:string-value="无法识别的GOTO标签" calcext:value-type="string">
            <text:p>无法识别的GOTO标签</text:p>
          </table:table-cell>
          <table:table-cell table:style-name="ce8" table:formula="of:=IFERROR(__xludf.dummyfunction(&quot;upper(googletranslate(A75,$A$1,&quot;&quot;en&quot;&quot;))&quot;);&quot;UNABLE TO RECOGNIZE GOTO TAGS&quot;)" office:value-type="string" office:string-value="UNABLE TO RECOGNIZE GOTO TAGS" calcext:value-type="string">
            <text:p>UNABLE TO RECOGNIZE GOTO TAGS</text:p>
          </table:table-cell>
          <table:table-cell table:style-name="ce2" table:formula="of:=[$errors.A34]" office:value-type="string" office:string-value="UNRECOGNIZED GOTO LABEL" calcext:value-type="string">
            <text:p>UNRECOGNIZED GOTO LABEL</text:p>
          </table:table-cell>
          <table:table-cell/>
          <table:table-cell table:style-name="ce2" table:formula="of:=IFERROR(__xludf.dummyfunction(&quot;UPPER(GOOGLETRANSLATE(if(len(D75) &gt; 0, D75, C75),&quot;&quot;en&quot;&quot;,$A$1))&quot;);&quot;无法识别的GOTO标签&quot;)" office:value-type="string" office:string-value="无法识别的GOTO标签" calcext:value-type="string">
            <text:p>无法识别的GOTO标签</text:p>
          </table:table-cell>
          <table:table-cell table:number-columns-repeated="1019"/>
        </table:table-row>
        <table:table-row table:style-name="ro1">
          <table:table-cell table:style-name="ce5" table:formula="of:=IF(LEN([.F76]) &gt; 0; [.F76]; [.E76])" office:value-type="string" office:string-value="未识别的输入" calcext:value-type="string">
            <text:p>未识别的输入</text:p>
          </table:table-cell>
          <table:table-cell table:style-name="ce8" table:formula="of:=IFERROR(__xludf.dummyfunction(&quot;upper(googletranslate(A76,$A$1,&quot;&quot;en&quot;&quot;))&quot;);&quot;UNEXPLAINED INPUT&quot;)" office:value-type="string" office:string-value="UNEXPLAINED INPUT" calcext:value-type="string">
            <text:p>UNEXPLAINED INPUT</text:p>
          </table:table-cell>
          <table:table-cell table:style-name="ce2" table:formula="of:=[$errors.A35]" office:value-type="string" office:string-value="UNRECOGNIZED INPUT" calcext:value-type="string">
            <text:p>UNRECOGNIZED INPUT</text:p>
          </table:table-cell>
          <table:table-cell/>
          <table:table-cell table:style-name="ce2" table:formula="of:=IFERROR(__xludf.dummyfunction(&quot;UPPER(GOOGLETRANSLATE(if(len(D76) &gt; 0, D76, C76),&quot;&quot;en&quot;&quot;,$A$1))&quot;);&quot;未识别的输入&quot;)" office:value-type="string" office:string-value="未识别的输入" calcext:value-type="string">
            <text:p>未识别的输入</text:p>
          </table:table-cell>
          <table:table-cell table:number-columns-repeated="1019"/>
        </table:table-row>
        <table:table-row table:style-name="ro1">
          <table:table-cell table:style-name="ce5" table:formula="of:=IF(LEN([.F77]) &gt; 0; [.F77]; [.E77])" office:value-type="string" office:string-value="无法识别的整数数学操作" calcext:value-type="string">
            <text:p>无法识别的整数数学操作</text:p>
          </table:table-cell>
          <table:table-cell table:style-name="ce8" table:formula="of:=IFERROR(__xludf.dummyfunction(&quot;upper(googletranslate(A77,$A$1,&quot;&quot;en&quot;&quot;))&quot;);&quot;UNEXPLAINED INTEGER MATHEMATICS OPERATION&quot;)" office:value-type="string" office:string-value="UNEXPLAINED INTEGER MATHEMATICS OPERATION" calcext:value-type="string">
            <text:p>UNEXPLAINED INTEGER MATHEMATICS OPERATION</text:p>
          </table:table-cell>
          <table:table-cell table:style-name="ce2" table:formula="of:=[$errors.A36]" office:value-type="string" office:string-value="UNRECOGNIZED INTEGER MATH OPERATION" calcext:value-type="string">
            <text:p>UNRECOGNIZED INTEGER MATH OPERATION</text:p>
          </table:table-cell>
          <table:table-cell/>
          <table:table-cell table:style-name="ce2" table:formula="of:=IFERROR(__xludf.dummyfunction(&quot;UPPER(GOOGLETRANSLATE(if(len(D77) &gt; 0, D77, C77),&quot;&quot;en&quot;&quot;,$A$1))&quot;);&quot;无法识别的整数数学操作&quot;)" office:value-type="string" office:string-value="无法识别的整数数学操作" calcext:value-type="string">
            <text:p>无法识别的整数数学操作</text:p>
          </table:table-cell>
          <table:table-cell table:number-columns-repeated="1019"/>
        </table:table-row>
        <table:table-row table:style-name="ro1">
          <table:table-cell table:style-name="ce5" table:formula="of:=IF(LEN([.F78]) &gt; 0; [.F78]; [.E78])" office:value-type="string" office:string-value="无法识别的数学类型" calcext:value-type="string">
            <text:p>无法识别的数学类型</text:p>
          </table:table-cell>
          <table:table-cell table:style-name="ce8" table:formula="of:=IFERROR(__xludf.dummyfunction(&quot;upper(googletranslate(A78,$A$1,&quot;&quot;en&quot;&quot;))&quot;);&quot;UNSABLE MATHEMATICAL TYPES&quot;)" office:value-type="string" office:string-value="UNSABLE MATHEMATICAL TYPES" calcext:value-type="string">
            <text:p>UNSABLE MATHEMATICAL TYPES</text:p>
          </table:table-cell>
          <table:table-cell table:style-name="ce2" table:formula="of:=[$errors.A37]" office:value-type="string" office:string-value="UNRECOGNIZED MATH TYPE" calcext:value-type="string">
            <text:p>UNRECOGNIZED MATH TYPE</text:p>
          </table:table-cell>
          <table:table-cell/>
          <table:table-cell table:style-name="ce2" table:formula="of:=IFERROR(__xludf.dummyfunction(&quot;UPPER(GOOGLETRANSLATE(if(len(D78) &gt; 0, D78, C78),&quot;&quot;en&quot;&quot;,$A$1))&quot;);&quot;无法识别的数学类型&quot;)" office:value-type="string" office:string-value="无法识别的数学类型" calcext:value-type="string">
            <text:p>无法识别的数学类型</text:p>
          </table:table-cell>
          <table:table-cell table:number-columns-repeated="1019"/>
        </table:table-row>
        <table:table-row table:style-name="ro1">
          <table:table-cell table:style-name="ce5" table:formula="of:=IF(LEN([.F79]) &gt; 0; [.F79]; [.E79])" office:value-type="string" office:string-value="未识别的下一个变量" calcext:value-type="string">
            <text:p>未识别的下一个变量</text:p>
          </table:table-cell>
          <table:table-cell table:style-name="ce8" table:formula="of:=IFERROR(__xludf.dummyfunction(&quot;upper(googletranslate(A79,$A$1,&quot;&quot;en&quot;&quot;))&quot;);&quot;UNEXPOSED NEXT VARIABLE&quot;)" office:value-type="string" office:string-value="UNEXPOSED NEXT VARIABLE" calcext:value-type="string">
            <text:p>UNEXPOSED NEXT VARIABLE</text:p>
          </table:table-cell>
          <table:table-cell table:style-name="ce2" table:formula="of:=[$errors.A38]" office:value-type="string" office:string-value="UNRECOGNIZED NEXT VARIABLE" calcext:value-type="string">
            <text:p>UNRECOGNIZED NEXT VARIABLE</text:p>
          </table:table-cell>
          <table:table-cell/>
          <table:table-cell table:style-name="ce2" table:formula="of:=IFERROR(__xludf.dummyfunction(&quot;UPPER(GOOGLETRANSLATE(if(len(D79) &gt; 0, D79, C79),&quot;&quot;en&quot;&quot;,$A$1))&quot;);&quot;未识别的下一个变量&quot;)" office:value-type="string" office:string-value="未识别的下一个变量" calcext:value-type="string">
            <text:p>未识别的下一个变量</text:p>
          </table:table-cell>
          <table:table-cell table:number-columns-repeated="1019"/>
        </table:table-row>
        <table:table-row table:style-name="ro1">
          <table:table-cell table:style-name="ce5" table:formula="of:=IF(LEN([.F80]) &gt; 0; [.F80]; [.E80])" office:value-type="string" office:string-value="未识别的OP印刷" calcext:value-type="string">
            <text:p>未识别的OP印刷</text:p>
          </table:table-cell>
          <table:table-cell table:style-name="ce8" table:formula="of:=IFERROR(__xludf.dummyfunction(&quot;upper(googletranslate(A80,$A$1,&quot;&quot;en&quot;&quot;))&quot;);&quot;UNEXPOSED OP PRINTING&quot;)" office:value-type="string" office:string-value="UNEXPOSED OP PRINTING" calcext:value-type="string">
            <text:p>UNEXPOSED OP PRINTING</text:p>
          </table:table-cell>
          <table:table-cell table:style-name="ce2" table:formula="of:=[$errors.A39]" office:value-type="string" office:string-value="UNRECOGNIZED OP IN PRINT" calcext:value-type="string">
            <text:p>UNRECOGNIZED OP IN PRINT</text:p>
          </table:table-cell>
          <table:table-cell/>
          <table:table-cell table:style-name="ce2" table:formula="of:=IFERROR(__xludf.dummyfunction(&quot;UPPER(GOOGLETRANSLATE(if(len(D80) &gt; 0, D80, C80),&quot;&quot;en&quot;&quot;,$A$1))&quot;);&quot;未识别的OP印刷&quot;)" office:value-type="string" office:string-value="未识别的OP印刷" calcext:value-type="string">
            <text:p>未识别的OP印刷</text:p>
          </table:table-cell>
          <table:table-cell table:number-columns-repeated="1019"/>
        </table:table-row>
        <table:table-row table:style-name="ro1">
          <table:table-cell table:style-name="ce5" table:formula="of:=IF(LEN([.F81]) &gt; 0; [.F81]; [.E81])" office:value-type="string" office:string-value="未被认可的理性数学操作" calcext:value-type="string">
            <text:p>未被认可的理性数学操作</text:p>
          </table:table-cell>
          <table:table-cell table:style-name="ce8" table:formula="of:=IFERROR(__xludf.dummyfunction(&quot;upper(googletranslate(A81,$A$1,&quot;&quot;en&quot;&quot;))&quot;);&quot;UNTHICALLY RECOGNIZED RATIONAL MATHEMATICS OPERATION&quot;)" office:value-type="string" office:string-value="UNTHICALLY RECOGNIZED RATIONAL MATHEMATICS OPERATION" calcext:value-type="string">
            <text:p>UNTHICALLY RECOGNIZED RATIONAL MATHEMATICS OPERATION</text:p>
          </table:table-cell>
          <table:table-cell table:style-name="ce2" table:formula="of:=[$errors.A40]" office:value-type="string" office:string-value="UNRECOGNIZED RATIONAL MATH OPERATION" calcext:value-type="string">
            <text:p>UNRECOGNIZED RATIONAL MATH OPERATION</text:p>
          </table:table-cell>
          <table:table-cell/>
          <table:table-cell table:style-name="ce2" table:formula="of:=IFERROR(__xludf.dummyfunction(&quot;UPPER(GOOGLETRANSLATE(if(len(D81) &gt; 0, D81, C81),&quot;&quot;en&quot;&quot;,$A$1))&quot;);&quot;未被认可的理性数学操作&quot;)" office:value-type="string" office:string-value="未被认可的理性数学操作" calcext:value-type="string">
            <text:p>未被认可的理性数学操作</text:p>
          </table:table-cell>
          <table:table-cell table:number-columns-repeated="1019"/>
        </table:table-row>
        <table:table-row table:style-name="ro1">
          <table:table-cell table:style-name="ce5" table:formula="of:=IF(LEN([.F82]) &gt; 0; [.F82]; [.E82])" office:value-type="string" office:string-value="无法识别的变量类型" calcext:value-type="string">
            <text:p>无法识别的变量类型</text:p>
          </table:table-cell>
          <table:table-cell table:style-name="ce8" table:formula="of:=IFERROR(__xludf.dummyfunction(&quot;upper(googletranslate(A82,$A$1,&quot;&quot;en&quot;&quot;))&quot;);&quot;CAN'T RECOGNIZE VARIABLE TYPES&quot;)" office:value-type="string" office:string-value="CAN'T RECOGNIZE VARIABLE TYPES" calcext:value-type="string">
            <text:p>CAN'T RECOGNIZE VARIABLE TYPES</text:p>
          </table:table-cell>
          <table:table-cell table:style-name="ce2" table:formula="of:=[$errors.A41]" office:value-type="string" office:string-value="UNRECOGNIZED VARIABLE TYPE" calcext:value-type="string">
            <text:p>UNRECOGNIZED VARIABLE TYPE</text:p>
          </table:table-cell>
          <table:table-cell/>
          <table:table-cell table:style-name="ce2" table:formula="of:=IFERROR(__xludf.dummyfunction(&quot;UPPER(GOOGLETRANSLATE(if(len(D82) &gt; 0, D82, C82),&quot;&quot;en&quot;&quot;,$A$1))&quot;);&quot;无法识别的变量类型&quot;)" office:value-type="string" office:string-value="无法识别的变量类型" calcext:value-type="string">
            <text:p>无法识别的变量类型</text:p>
          </table:table-cell>
          <table:table-cell table:number-columns-repeated="1019"/>
        </table:table-row>
        <table:table-row table:style-name="ro1">
          <table:table-cell table:style-name="ce5" table:formula="of:=IF(LEN([.F83]) &gt; 0; [.F83]; [.E83])" office:value-type="string" office:string-value="未设置的环境变量" calcext:value-type="string">
            <text:p>未设置的环境变量</text:p>
          </table:table-cell>
          <table:table-cell table:style-name="ce8" table:formula="of:=IFERROR(__xludf.dummyfunction(&quot;upper(googletranslate(A83,$A$1,&quot;&quot;en&quot;&quot;))&quot;);&quot;UNEXPOSED ENVIRONMENT VARIABLE&quot;)" office:value-type="string" office:string-value="UNEXPOSED ENVIRONMENT VARIABLE" calcext:value-type="string">
            <text:p>UNEXPOSED ENVIRONMENT VARIABLE</text:p>
          </table:table-cell>
          <table:table-cell table:style-name="ce2" table:formula="of:=[$errors.A42]" office:value-type="string" office:string-value="UNSET ENVIRONMENT VARIABLE" calcext:value-type="string">
            <text:p>UNSET ENVIRONMENT VARIABLE</text:p>
          </table:table-cell>
          <table:table-cell/>
          <table:table-cell table:style-name="ce2" table:formula="of:=IFERROR(__xludf.dummyfunction(&quot;UPPER(GOOGLETRANSLATE(if(len(D83) &gt; 0, D83, C83),&quot;&quot;en&quot;&quot;,$A$1))&quot;);&quot;未设置的环境变量&quot;)" office:value-type="string" office:string-value="未设置的环境变量" calcext:value-type="string">
            <text:p>未设置的环境变量</text:p>
          </table:table-cell>
          <table:table-cell table:number-columns-repeated="1019"/>
        </table:table-row>
        <table:table-row table:style-name="ro1">
          <table:table-cell table:style-name="ce5" table:formula="of:=IF(LEN([.F84]) &gt; 0; [.F84]; [.E84])" office:value-type="string" office:string-value="变量 /数组定义不匹配" calcext:value-type="string">
            <text:p>变量 /数组定义不匹配</text:p>
          </table:table-cell>
          <table:table-cell table:style-name="ce8" table:formula="of:=IFERROR(__xludf.dummyfunction(&quot;upper(googletranslate(A84,$A$1,&quot;&quot;en&quot;&quot;))&quot;);&quot;VARIABLE /ARRAY DEFINITION DOES NOT MATCH&quot;)" office:value-type="string" office:string-value="VARIABLE /ARRAY DEFINITION DOES NOT MATCH" calcext:value-type="string">
            <text:p>VARIABLE /ARRAY DEFINITION DOES NOT MATCH</text:p>
          </table:table-cell>
          <table:table-cell table:style-name="ce2" table:formula="of:=[$errors.A43]" office:value-type="string" office:string-value="VARIABLE / ARRAY DEFINITION MISMATCH" calcext:value-type="string">
            <text:p>VARIABLE / ARRAY DEFINITION MISMATCH</text:p>
          </table:table-cell>
          <table:table-cell/>
          <table:table-cell table:style-name="ce2" table:formula="of:=IFERROR(__xludf.dummyfunction(&quot;UPPER(GOOGLETRANSLATE(if(len(D84) &gt; 0, D84, C84),&quot;&quot;en&quot;&quot;,$A$1))&quot;);&quot;变量 /数组定义不匹配&quot;)" office:value-type="string" office:string-value="变量 /数组定义不匹配" calcext:value-type="string">
            <text:p>变量 /数组定义不匹配</text:p>
          </table:table-cell>
          <table:table-cell table:number-columns-repeated="1019"/>
        </table:table-row>
        <table:table-row table:style-name="ro1">
          <table:table-cell table:style-name="ce5" table:formula="of:=IF(LEN([.F85]) &gt; 0; [.F85]; [.E85])" office:value-type="string" office:string-value="定义为数组的变量" calcext:value-type="string">
            <text:p>定义为数组的变量</text:p>
          </table:table-cell>
          <table:table-cell table:style-name="ce8" table:formula="of:=IFERROR(__xludf.dummyfunction(&quot;upper(googletranslate(A85,$A$1,&quot;&quot;en&quot;&quot;))&quot;);&quot;DEFINITION AS AN ARRAY VARIABLE&quot;)" office:value-type="string" office:string-value="DEFINITION AS AN ARRAY VARIABLE" calcext:value-type="string">
            <text:p>DEFINITION AS AN ARRAY VARIABLE</text:p>
          </table:table-cell>
          <table:table-cell table:style-name="ce2" table:formula="of:=[$errors.A44]" office:value-type="string" office:string-value="VARIABLE DEFINED AS ARRAY" calcext:value-type="string">
            <text:p>VARIABLE DEFINED AS ARRAY</text:p>
          </table:table-cell>
          <table:table-cell/>
          <table:table-cell table:style-name="ce2" table:formula="of:=IFERROR(__xludf.dummyfunction(&quot;UPPER(GOOGLETRANSLATE(if(len(D85) &gt; 0, D85, C85),&quot;&quot;en&quot;&quot;,$A$1))&quot;);&quot;定义为数组的变量&quot;)" office:value-type="string" office:string-value="定义为数组的变量" calcext:value-type="string">
            <text:p>定义为数组的变量</text:p>
          </table:table-cell>
          <table:table-cell table:number-columns-repeated="1019"/>
        </table:table-row>
        <table:table-row table:style-name="ro1">
          <table:table-cell table:style-name="ce5" table:formula="of:=IF(LEN([.F86]) &gt; 0; [.F86]; [.E86])" office:value-type="string" office:string-value="定义为非阵列的变量" calcext:value-type="string">
            <text:p>定义为非阵列的变量</text:p>
          </table:table-cell>
          <table:table-cell table:style-name="ce8" table:formula="of:=IFERROR(__xludf.dummyfunction(&quot;upper(googletranslate(A86,$A$1,&quot;&quot;en&quot;&quot;))&quot;);&quot;DEFINITION AS A VARIABLE OF NON -ARRAY&quot;)" office:value-type="string" office:string-value="DEFINITION AS A VARIABLE OF NON -ARRAY" calcext:value-type="string">
            <text:p>DEFINITION AS A VARIABLE OF NON -ARRAY</text:p>
          </table:table-cell>
          <table:table-cell table:style-name="ce2" table:formula="of:=[$errors.A45]" office:value-type="string" office:string-value="VARIABLE DEFINED AS NONARRAY" calcext:value-type="string">
            <text:p>VARIABLE DEFINED AS NONARRAY</text:p>
          </table:table-cell>
          <table:table-cell/>
          <table:table-cell table:style-name="ce2" table:formula="of:=IFERROR(__xludf.dummyfunction(&quot;UPPER(GOOGLETRANSLATE(if(len(D86) &gt; 0, D86, C86),&quot;&quot;en&quot;&quot;,$A$1))&quot;);&quot;定义为非阵列的变量&quot;)" office:value-type="string" office:string-value="定义为非阵列的变量" calcext:value-type="string">
            <text:p>定义为非阵列的变量</text:p>
          </table:table-cell>
          <table:table-cell table:number-columns-repeated="1019"/>
        </table:table-row>
        <table:table-row table:style-name="ro1">
          <table:table-cell table:style-name="ce5" table:formula="of:=IF(LEN([.F87]) &gt; 0; [.F87]; [.E87])" office:value-type="string" office:string-value="变量没有值" calcext:value-type="string">
            <text:p>变量没有值</text:p>
          </table:table-cell>
          <table:table-cell table:style-name="ce8" table:formula="of:=IFERROR(__xludf.dummyfunction(&quot;upper(googletranslate(A87,$A$1,&quot;&quot;en&quot;&quot;))&quot;);&quot;VARIOUS VARIABLES ARE WORTHLESS&quot;)" office:value-type="string" office:string-value="VARIOUS VARIABLES ARE WORTHLESS" calcext:value-type="string">
            <text:p>VARIOUS VARIABLES ARE WORTHLESS</text:p>
          </table:table-cell>
          <table:table-cell table:style-name="ce2" table:formula="of:=[$errors.A46]" office:value-type="string" office:string-value="VARIABLE HAS NO VALUE" calcext:value-type="string">
            <text:p>VARIABLE HAS NO VALUE</text:p>
          </table:table-cell>
          <table:table-cell/>
          <table:table-cell table:style-name="ce2" table:formula="of:=IFERROR(__xludf.dummyfunction(&quot;UPPER(GOOGLETRANSLATE(if(len(D87) &gt; 0, D87, C87),&quot;&quot;en&quot;&quot;,$A$1))&quot;);&quot;变量没有值&quot;)" office:value-type="string" office:string-value="变量没有值" calcext:value-type="string">
            <text:p>变量没有值</text:p>
          </table:table-cell>
          <table:table-cell table:number-columns-repeated="1019"/>
        </table:table-row>
        <table:table-row table:style-name="ro1">
          <table:table-cell table:style-name="ce5" table:formula="of:=IF(LEN([.F88]) &gt; 0; [.F88]; [.E88])" office:value-type="string" office:string-value="变量不是数组" calcext:value-type="string">
            <text:p>变量不是数组</text:p>
          </table:table-cell>
          <table:table-cell table:style-name="ce8" table:formula="of:=IFERROR(__xludf.dummyfunction(&quot;upper(googletranslate(A88,$A$1,&quot;&quot;en&quot;&quot;))&quot;);&quot;VARIABLES ARE NOT ARRAY&quot;)" office:value-type="string" office:string-value="VARIABLES ARE NOT ARRAY" calcext:value-type="string">
            <text:p>VARIABLES ARE NOT ARRAY</text:p>
          </table:table-cell>
          <table:table-cell table:style-name="ce2" table:formula="of:=[$errors.A47]" office:value-type="string" office:string-value="VARIABLE IS NOT AN ARRAY" calcext:value-type="string">
            <text:p>VARIABLE IS NOT AN ARRAY</text:p>
          </table:table-cell>
          <table:table-cell/>
          <table:table-cell table:style-name="ce2" table:formula="of:=IFERROR(__xludf.dummyfunction(&quot;UPPER(GOOGLETRANSLATE(if(len(D88) &gt; 0, D88, C88),&quot;&quot;en&quot;&quot;,$A$1))&quot;);&quot;变量不是数组&quot;)" office:value-type="string" office:string-value="变量不是数组" calcext:value-type="string">
            <text:p>变量不是数组</text:p>
          </table:table-cell>
          <table:table-cell table:number-columns-repeated="1019"/>
        </table:table-row>
        <table:table-row table:style-name="ro2" table:number-rows-repeated="1048487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lang_zh.A3:lang_zh.A40">
            <calcext:condition calcext:apply-style-name="ConditionalStyle_1" calcext:value="formula-is(COUNTIF([.$A$3:.$A$40];[.$A3])&gt;1)" calcext:base-cell-address="lang_zh.A3"/>
          </calcext:conditional-format>
        </calcext:conditional-formats>
      </table:table>
      <table:table table:name="lang_es" table:style-name="ta9">
        <table:table-column table:style-name="co24" table:default-cell-style-name="Default"/>
        <table:table-column table:style-name="co5" table:default-cell-style-name="Default"/>
        <table:table-column table:style-name="co1" table:default-cell-style-name="Default"/>
        <table:table-column table:style-name="co21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31" table:default-cell-style-name="Default"/>
        <table:table-column table:style-name="co21" table:number-columns-repeated="1017" table:default-cell-style-name="Default"/>
        <table:table-row table:style-name="ro1">
          <table:table-cell table:style-name="ce1" office:value-type="string" calcext:value-type="string">
            <text:p>es</text:p>
          </table:table-cell>
          <table:table-cell table:style-name="ce1" office:value-type="string" calcext:value-type="string">
            <text:p>reverse</text:p>
          </table:table-cell>
          <table:table-cell table:style-name="ce1" office:value-type="string" calcext:value-type="string">
            <text:p>original</text:p>
          </table:table-cell>
          <table:table-cell table:style-name="ce1" office:value-type="string" calcext:value-type="string">
            <text:p>human override</text:p>
          </table:table-cell>
          <table:table-cell table:style-name="ce1" office:value-type="string" calcext:value-type="string">
            <text:p>google translate</text:p>
          </table:table-cell>
          <table:table-cell table:style-name="ce1" office:value-type="string" calcext:value-type="string">
            <text:p>human translate</text:p>
          </table:table-cell>
          <table:table-cell table:style-name="ce1" office:value-type="string" calcext:value-type="string">
            <text:p>contributor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SPANISH</text:p>
          </table:table-cell>
          <table:table-cell table:number-columns-repeated="1023"/>
        </table:table-row>
        <table:table-row table:style-name="ro1">
          <table:table-cell table:style-name="ce11" table:formula="of:=IF(LEN([.F3]) &gt; 0; [.F3]; [.E3])" office:value-type="string" office:string-value="ABDOMINALES" calcext:value-type="string">
            <text:p>ABDOMINALES</text:p>
          </table:table-cell>
          <table:table-cell table:style-name="ce8" table:formula="of:=IFERROR(__xludf.dummyfunction(&quot;upper(googletranslate(A3,$A$1,&quot;&quot;en&quot;&quot;))&quot;);&quot;ABS&quot;)" office:value-type="string" office:string-value="ABS" calcext:value-type="string">
            <text:p>ABS</text:p>
          </table:table-cell>
          <table:table-cell table:style-name="ce2" table:formula="of:=[$keywords.A1]" office:value-type="string" office:string-value="ABS" calcext:value-type="string">
            <text:p>ABS</text:p>
          </table:table-cell>
          <table:table-cell/>
          <table:table-cell table:style-name="ce2" table:formula="of:=IFERROR(__xludf.dummyfunction(&quot;UPPER(GOOGLETRANSLATE(if(len(D3) &gt; 0, D3, C3),&quot;&quot;en&quot;&quot;,$A$1))&quot;);&quot;ABDOMINALES&quot;)" office:value-type="string" office:string-value="ABDOMINALES" calcext:value-type="string">
            <text:p>ABDOMINALES</text:p>
          </table:table-cell>
          <table:table-cell table:number-columns-repeated="1019"/>
        </table:table-row>
        <table:table-row table:style-name="ro1">
          <table:table-cell table:style-name="ce11" table:formula="of:=IF(LEN([.F4]) &gt; 0; [.F4]; [.E4])" office:value-type="string" office:string-value="ATN" calcext:value-type="string">
            <text:p>ATN</text:p>
          </table:table-cell>
          <table:table-cell table:style-name="ce8" table:formula="of:=IFERROR(__xludf.dummyfunction(&quot;upper(googletranslate(A4,$A$1,&quot;&quot;en&quot;&quot;))&quot;);&quot;ATN&quot;)" office:value-type="string" office:string-value="ATN" calcext:value-type="string">
            <text:p>ATN</text:p>
          </table:table-cell>
          <table:table-cell table:style-name="ce2" table:formula="of:=[$keywords.A2]" office:value-type="string" office:string-value="ATN" calcext:value-type="string">
            <text:p>ATN</text:p>
          </table:table-cell>
          <table:table-cell/>
          <table:table-cell table:style-name="ce2" table:formula="of:=IFERROR(__xludf.dummyfunction(&quot;UPPER(GOOGLETRANSLATE(if(len(D4) &gt; 0, D4, C4),&quot;&quot;en&quot;&quot;,$A$1))&quot;);&quot;ATN&quot;)" office:value-type="string" office:string-value="ATN" calcext:value-type="string">
            <text:p>ATN</text:p>
          </table:table-cell>
          <table:table-cell table:number-columns-repeated="1019"/>
        </table:table-row>
        <table:table-row table:style-name="ro1">
          <table:table-cell table:style-name="ce11" table:formula="of:=IF(LEN([.F5]) &gt; 0; [.F5]; [.E5])" office:value-type="string" office:string-value="BASE" calcext:value-type="string">
            <text:p>BASE</text:p>
          </table:table-cell>
          <table:table-cell table:style-name="ce8" table:formula="of:=IFERROR(__xludf.dummyfunction(&quot;upper(googletranslate(A5,$A$1,&quot;&quot;en&quot;&quot;))&quot;);&quot;BASE&quot;)" office:value-type="string" office:string-value="BASE" calcext:value-type="string">
            <text:p>BASE</text:p>
          </table:table-cell>
          <table:table-cell table:style-name="ce2" table:formula="of:=[$keywords.A3]" office:value-type="string" office:string-value="BASE" calcext:value-type="string">
            <text:p>BASE</text:p>
          </table:table-cell>
          <table:table-cell/>
          <table:table-cell table:style-name="ce2" table:formula="of:=IFERROR(__xludf.dummyfunction(&quot;UPPER(GOOGLETRANSLATE(if(len(D5) &gt; 0, D5, C5),&quot;&quot;en&quot;&quot;,$A$1))&quot;);&quot;BASE&quot;)" office:value-type="string" office:string-value="BASE" calcext:value-type="string">
            <text:p>BASE</text:p>
          </table:table-cell>
          <table:table-cell table:number-columns-repeated="1019"/>
        </table:table-row>
        <table:table-row table:style-name="ro1">
          <table:table-cell table:style-name="ce11" table:formula="of:=IF(LEN([.F6]) &gt; 0; [.F6]; [.E6])" office:value-type="string" office:string-value="COSTILLA" calcext:value-type="string">
            <text:p>COSTILLA</text:p>
          </table:table-cell>
          <table:table-cell table:style-name="ce8" table:formula="of:=IFERROR(__xludf.dummyfunction(&quot;upper(googletranslate(A6,$A$1,&quot;&quot;en&quot;&quot;))&quot;);&quot;RIB&quot;)" office:value-type="string" office:string-value="RIB" calcext:value-type="string">
            <text:p>RIB</text:p>
          </table:table-cell>
          <table:table-cell table:style-name="ce2" table:formula="of:=[$keywords.A4]" office:value-type="string" office:string-value="COS" calcext:value-type="string">
            <text:p>COS</text:p>
          </table:table-cell>
          <table:table-cell/>
          <table:table-cell table:style-name="ce2" table:formula="of:=IFERROR(__xludf.dummyfunction(&quot;UPPER(GOOGLETRANSLATE(if(len(D6) &gt; 0, D6, C6),&quot;&quot;en&quot;&quot;,$A$1))&quot;);&quot;COSTILLA&quot;)" office:value-type="string" office:string-value="COSTILLA" calcext:value-type="string">
            <text:p>COSTILLA</text:p>
          </table:table-cell>
          <table:table-cell table:number-columns-repeated="1019"/>
        </table:table-row>
        <table:table-row table:style-name="ro1">
          <table:table-cell table:style-name="ce11" table:formula="of:=IF(LEN([.F7]) &gt; 0; [.F7]; [.E7])" office:value-type="string" office:string-value="DATOS" calcext:value-type="string">
            <text:p>DATOS</text:p>
          </table:table-cell>
          <table:table-cell table:style-name="ce8" table:formula="of:=IFERROR(__xludf.dummyfunction(&quot;upper(googletranslate(A7,$A$1,&quot;&quot;en&quot;&quot;))&quot;);&quot;DATA&quot;)" office:value-type="string" office:string-value="DATA" calcext:value-type="string">
            <text:p>DATA</text:p>
          </table:table-cell>
          <table:table-cell table:style-name="ce2" table:formula="of:=[$keywords.A5]" office:value-type="string" office:string-value="DATA" calcext:value-type="string">
            <text:p>DATA</text:p>
          </table:table-cell>
          <table:table-cell/>
          <table:table-cell table:style-name="ce2" table:formula="of:=IFERROR(__xludf.dummyfunction(&quot;UPPER(GOOGLETRANSLATE(if(len(D7) &gt; 0, D7, C7),&quot;&quot;en&quot;&quot;,$A$1))&quot;);&quot;DATOS&quot;)" office:value-type="string" office:string-value="DATOS" calcext:value-type="string">
            <text:p>DATOS</text:p>
          </table:table-cell>
          <table:table-cell table:number-columns-repeated="1019"/>
        </table:table-row>
        <table:table-row table:style-name="ro1">
          <table:table-cell table:style-name="ce11" table:formula="of:=IF(LEN([.F8]) &gt; 0; [.F8]; [.E8])" office:value-type="string" office:string-value="DBL" calcext:value-type="string">
            <text:p>DBL</text:p>
          </table:table-cell>
          <table:table-cell table:style-name="ce8" table:formula="of:=IFERROR(__xludf.dummyfunction(&quot;upper(googletranslate(A8,$A$1,&quot;&quot;en&quot;&quot;))&quot;);&quot;DBL&quot;)" office:value-type="string" office:string-value="DBL" calcext:value-type="string">
            <text:p>DBL</text:p>
          </table:table-cell>
          <table:table-cell table:style-name="ce2" table:formula="of:=[$keywords.A6]" office:value-type="string" office:string-value="DBL" calcext:value-type="string">
            <text:p>DBL</text:p>
          </table:table-cell>
          <table:table-cell/>
          <table:table-cell table:style-name="ce2" table:formula="of:=IFERROR(__xludf.dummyfunction(&quot;UPPER(GOOGLETRANSLATE(if(len(D8) &gt; 0, D8, C8),&quot;&quot;en&quot;&quot;,$A$1))&quot;);&quot;DBL&quot;)" office:value-type="string" office:string-value="DBL" calcext:value-type="string">
            <text:p>DBL</text:p>
          </table:table-cell>
          <table:table-cell table:number-columns-repeated="1019"/>
        </table:table-row>
        <table:table-row table:style-name="ro1">
          <table:table-cell table:style-name="ce11" table:formula="of:=IF(LEN([.F9]) &gt; 0; [.F9]; [.E9])" office:value-type="string" office:string-value="DEFENSOR" calcext:value-type="string">
            <text:p>DEFENSOR</text:p>
          </table:table-cell>
          <table:table-cell table:style-name="ce8" table:formula="of:=IFERROR(__xludf.dummyfunction(&quot;upper(googletranslate(A9,$A$1,&quot;&quot;en&quot;&quot;))&quot;);&quot;ADVOCATE&quot;)" office:value-type="string" office:string-value="ADVOCATE" calcext:value-type="string">
            <text:p>ADVOCATE</text:p>
          </table:table-cell>
          <table:table-cell table:style-name="ce2" table:formula="of:=[$keywords.A7]" office:value-type="string" office:string-value="DEF" calcext:value-type="string">
            <text:p>DEF</text:p>
          </table:table-cell>
          <table:table-cell/>
          <table:table-cell table:style-name="ce2" table:formula="of:=IFERROR(__xludf.dummyfunction(&quot;UPPER(GOOGLETRANSLATE(if(len(D9) &gt; 0, D9, C9),&quot;&quot;en&quot;&quot;,$A$1))&quot;);&quot;DEFENSOR&quot;)" office:value-type="string" office:string-value="DEFENSOR" calcext:value-type="string">
            <text:p>DEFENSOR</text:p>
          </table:table-cell>
          <table:table-cell table:number-columns-repeated="1019"/>
        </table:table-row>
        <table:table-row table:style-name="ro1">
          <table:table-cell table:style-name="ce11" table:formula="of:=IF(LEN([.F10]) &gt; 0; [.F10]; [.E10])" office:value-type="string" office:string-value="OSCURO" calcext:value-type="string">
            <text:p>OSCURO</text:p>
          </table:table-cell>
          <table:table-cell table:style-name="ce8" table:formula="of:=IFERROR(__xludf.dummyfunction(&quot;upper(googletranslate(A10,$A$1,&quot;&quot;en&quot;&quot;))&quot;);&quot;DARK&quot;)" office:value-type="string" office:string-value="DARK" calcext:value-type="string">
            <text:p>DARK</text:p>
          </table:table-cell>
          <table:table-cell table:style-name="ce2" table:formula="of:=[$keywords.A8]" office:value-type="string" office:string-value="DIM" calcext:value-type="string">
            <text:p>DIM</text:p>
          </table:table-cell>
          <table:table-cell/>
          <table:table-cell table:style-name="ce2" table:formula="of:=IFERROR(__xludf.dummyfunction(&quot;UPPER(GOOGLETRANSLATE(if(len(D10) &gt; 0, D10, C10),&quot;&quot;en&quot;&quot;,$A$1))&quot;);&quot;OSCURO&quot;)" office:value-type="string" office:string-value="OSCURO" calcext:value-type="string">
            <text:p>OSCURO</text:p>
          </table:table-cell>
          <table:table-cell table:number-columns-repeated="1019"/>
        </table:table-row>
        <table:table-row table:style-name="ro1">
          <table:table-cell table:style-name="ce11" table:formula="of:=IF(LEN([.F11]) &gt; 0; [.F11]; [.E11])" office:value-type="string" office:string-value="FIN" calcext:value-type="string">
            <text:p>FIN</text:p>
          </table:table-cell>
          <table:table-cell table:style-name="ce8" table:formula="of:=IFERROR(__xludf.dummyfunction(&quot;upper(googletranslate(A11,$A$1,&quot;&quot;en&quot;&quot;))&quot;);&quot;END&quot;)" office:value-type="string" office:string-value="END" calcext:value-type="string">
            <text:p>END</text:p>
          </table:table-cell>
          <table:table-cell table:style-name="ce2" table:formula="of:=[$keywords.A9]" office:value-type="string" office:string-value="END" calcext:value-type="string">
            <text:p>END</text:p>
          </table:table-cell>
          <table:table-cell/>
          <table:table-cell table:style-name="ce2" table:formula="of:=IFERROR(__xludf.dummyfunction(&quot;UPPER(GOOGLETRANSLATE(if(len(D11) &gt; 0, D11, C11),&quot;&quot;en&quot;&quot;,$A$1))&quot;);&quot;FIN&quot;)" office:value-type="string" office:string-value="FIN" calcext:value-type="string">
            <text:p>FIN</text:p>
          </table:table-cell>
          <table:table-cell table:number-columns-repeated="1019"/>
        </table:table-row>
        <table:table-row table:style-name="ro1">
          <table:table-cell table:style-name="ce11" table:formula="of:=IF(LEN([.F12]) &gt; 0; [.F12]; [.E12])" office:value-type="string" office:string-value="EXP" calcext:value-type="string">
            <text:p>EXP</text:p>
          </table:table-cell>
          <table:table-cell table:style-name="ce8" table:formula="of:=IFERROR(__xludf.dummyfunction(&quot;upper(googletranslate(A12,$A$1,&quot;&quot;en&quot;&quot;))&quot;);&quot;EXP&quot;)" office:value-type="string" office:string-value="EXP" calcext:value-type="string">
            <text:p>EXP</text:p>
          </table:table-cell>
          <table:table-cell table:style-name="ce2" table:formula="of:=[$keywords.A10]" office:value-type="string" office:string-value="EXP" calcext:value-type="string">
            <text:p>EXP</text:p>
          </table:table-cell>
          <table:table-cell/>
          <table:table-cell table:style-name="ce2" table:formula="of:=IFERROR(__xludf.dummyfunction(&quot;UPPER(GOOGLETRANSLATE(if(len(D12) &gt; 0, D12, C12),&quot;&quot;en&quot;&quot;,$A$1))&quot;);&quot;EXP&quot;)" office:value-type="string" office:string-value="EXP" calcext:value-type="string">
            <text:p>EXP</text:p>
          </table:table-cell>
          <table:table-cell table:number-columns-repeated="1019"/>
        </table:table-row>
        <table:table-row table:style-name="ro1">
          <table:table-cell table:style-name="ce11" table:formula="of:=IF(LEN([.F13]) &gt; 0; [.F13]; [.E13])" office:value-type="string" office:string-value="PARA" calcext:value-type="string">
            <text:p>PARA</text:p>
          </table:table-cell>
          <table:table-cell table:style-name="ce8" table:formula="of:=IFERROR(__xludf.dummyfunction(&quot;upper(googletranslate(A13,$A$1,&quot;&quot;en&quot;&quot;))&quot;);&quot;FOR&quot;)" office:value-type="string" office:string-value="FOR" calcext:value-type="string">
            <text:p>FOR</text:p>
          </table:table-cell>
          <table:table-cell table:style-name="ce2" table:formula="of:=[$keywords.A11]" office:value-type="string" office:string-value="FOR" calcext:value-type="string">
            <text:p>FOR</text:p>
          </table:table-cell>
          <table:table-cell/>
          <table:table-cell table:style-name="ce2" table:formula="of:=IFERROR(__xludf.dummyfunction(&quot;UPPER(GOOGLETRANSLATE(if(len(D13) &gt; 0, D13, C13),&quot;&quot;en&quot;&quot;,$A$1))&quot;);&quot;PARA&quot;)" office:value-type="string" office:string-value="PARA" calcext:value-type="string">
            <text:p>PARA</text:p>
          </table:table-cell>
          <table:table-cell table:number-columns-repeated="1019"/>
        </table:table-row>
        <table:table-row table:style-name="ro1">
          <table:table-cell table:style-name="ce11" table:formula="of:=IF(LEN([.F14]) &gt; 0; [.F14]; [.E14])" office:value-type="string" office:string-value="IR A" calcext:value-type="string">
            <text:p>IR A</text:p>
          </table:table-cell>
          <table:table-cell table:style-name="ce8" table:formula="of:=IFERROR(__xludf.dummyfunction(&quot;upper(googletranslate(A14,$A$1,&quot;&quot;en&quot;&quot;))&quot;);&quot;GONNA&quot;)" office:value-type="string" office:string-value="GONNA" calcext:value-type="string">
            <text:p>GONNA</text:p>
          </table:table-cell>
          <table:table-cell table:style-name="ce2" table:formula="of:=[$keywords.A12]" office:value-type="string" office:string-value="GOTO" calcext:value-type="string">
            <text:p>GOTO</text:p>
          </table:table-cell>
          <table:table-cell/>
          <table:table-cell table:style-name="ce2" table:formula="of:=IFERROR(__xludf.dummyfunction(&quot;UPPER(GOOGLETRANSLATE(if(len(D14) &gt; 0, D14, C14),&quot;&quot;en&quot;&quot;,$A$1))&quot;);&quot;IR A&quot;)" office:value-type="string" office:string-value="IR A" calcext:value-type="string">
            <text:p>IR A</text:p>
          </table:table-cell>
          <table:table-cell table:number-columns-repeated="1019"/>
        </table:table-row>
        <table:table-row table:style-name="ro1">
          <table:table-cell table:style-name="ce11" table:formula="of:=IF(LEN([.F15]) &gt; 0; [.F15]; [.E15])" office:value-type="string" office:string-value="GOSUB" calcext:value-type="string">
            <text:p>GOSUB</text:p>
          </table:table-cell>
          <table:table-cell table:style-name="ce8" table:formula="of:=IFERROR(__xludf.dummyfunction(&quot;upper(googletranslate(A15,$A$1,&quot;&quot;en&quot;&quot;))&quot;);&quot;GOSUB&quot;)" office:value-type="string" office:string-value="GOSUB" calcext:value-type="string">
            <text:p>GOSUB</text:p>
          </table:table-cell>
          <table:table-cell table:style-name="ce2" table:formula="of:=[$keywords.A13]" office:value-type="string" office:string-value="GOSUB" calcext:value-type="string">
            <text:p>GOSUB</text:p>
          </table:table-cell>
          <table:table-cell/>
          <table:table-cell table:style-name="ce2" table:formula="of:=IFERROR(__xludf.dummyfunction(&quot;UPPER(GOOGLETRANSLATE(if(len(D15) &gt; 0, D15, C15),&quot;&quot;en&quot;&quot;,$A$1))&quot;);&quot;GOSUB&quot;)" office:value-type="string" office:string-value="GOSUB" calcext:value-type="string">
            <text:p>GOSUB</text:p>
          </table:table-cell>
          <table:table-cell table:number-columns-repeated="1019"/>
        </table:table-row>
        <table:table-row table:style-name="ro1">
          <table:table-cell table:style-name="ce11" table:formula="of:=IF(LEN([.F16]) &gt; 0; [.F16]; [.E16])" office:value-type="string" office:string-value="SI" calcext:value-type="string">
            <text:p>SI</text:p>
          </table:table-cell>
          <table:table-cell table:style-name="ce8" table:formula="of:=IFERROR(__xludf.dummyfunction(&quot;upper(googletranslate(A16,$A$1,&quot;&quot;en&quot;&quot;))&quot;);&quot;YEAH&quot;)" office:value-type="string" office:string-value="YEAH" calcext:value-type="string">
            <text:p>YEAH</text:p>
          </table:table-cell>
          <table:table-cell table:style-name="ce2" table:formula="of:=[$keywords.A14]" office:value-type="string" office:string-value="IF" calcext:value-type="string">
            <text:p>IF</text:p>
          </table:table-cell>
          <table:table-cell/>
          <table:table-cell table:style-name="ce2" table:formula="of:=IFERROR(__xludf.dummyfunction(&quot;UPPER(GOOGLETRANSLATE(if(len(D16) &gt; 0, D16, C16),&quot;&quot;en&quot;&quot;,$A$1))&quot;);&quot;SI&quot;)" office:value-type="string" office:string-value="SI" calcext:value-type="string">
            <text:p>SI</text:p>
          </table:table-cell>
          <table:table-cell table:number-columns-repeated="1019"/>
        </table:table-row>
        <table:table-row table:style-name="ro1">
          <table:table-cell table:style-name="ce11" table:formula="of:=IF(LEN([.F17]) &gt; 0; [.F17]; [.E17])" office:value-type="string" office:string-value="EN T" calcext:value-type="string">
            <text:p>EN T</text:p>
          </table:table-cell>
          <table:table-cell table:style-name="ce8" table:formula="of:=IFERROR(__xludf.dummyfunction(&quot;upper(googletranslate(A17,$A$1,&quot;&quot;en&quot;&quot;))&quot;);&quot;IN T&quot;)" office:value-type="string" office:string-value="IN T" calcext:value-type="string">
            <text:p>IN T</text:p>
          </table:table-cell>
          <table:table-cell table:style-name="ce2" table:formula="of:=[$keywords.A15]" office:value-type="string" office:string-value="INT" calcext:value-type="string">
            <text:p>INT</text:p>
          </table:table-cell>
          <table:table-cell/>
          <table:table-cell table:style-name="ce2" table:formula="of:=IFERROR(__xludf.dummyfunction(&quot;UPPER(GOOGLETRANSLATE(if(len(D17) &gt; 0, D17, C17),&quot;&quot;en&quot;&quot;,$A$1))&quot;);&quot;EN T&quot;)" office:value-type="string" office:string-value="EN T" calcext:value-type="string">
            <text:p>EN T</text:p>
          </table:table-cell>
          <table:table-cell table:number-columns-repeated="1019"/>
        </table:table-row>
        <table:table-row table:style-name="ro1">
          <table:table-cell table:style-name="ce11" table:formula="of:=IF(LEN([.F18]) &gt; 0; [.F18]; [.E18])" office:value-type="string" office:string-value="APORTE" calcext:value-type="string">
            <text:p>APORTE</text:p>
          </table:table-cell>
          <table:table-cell table:style-name="ce8" table:formula="of:=IFERROR(__xludf.dummyfunction(&quot;upper(googletranslate(A18,$A$1,&quot;&quot;en&quot;&quot;))&quot;);&quot;INPUT&quot;)" office:value-type="string" office:string-value="INPUT" calcext:value-type="string">
            <text:p>INPUT</text:p>
          </table:table-cell>
          <table:table-cell table:style-name="ce2" table:formula="of:=[$keywords.A16]" office:value-type="string" office:string-value="INPUT" calcext:value-type="string">
            <text:p>INPUT</text:p>
          </table:table-cell>
          <table:table-cell/>
          <table:table-cell table:style-name="ce2" table:formula="of:=IFERROR(__xludf.dummyfunction(&quot;UPPER(GOOGLETRANSLATE(if(len(D18) &gt; 0, D18, C18),&quot;&quot;en&quot;&quot;,$A$1))&quot;);&quot;APORTE&quot;)" office:value-type="string" office:string-value="APORTE" calcext:value-type="string">
            <text:p>APORTE</text:p>
          </table:table-cell>
          <table:table-cell table:number-columns-repeated="1019"/>
        </table:table-row>
        <table:table-row table:style-name="ro1">
          <table:table-cell table:style-name="ce11" table:formula="of:=IF(LEN([.F19]) &gt; 0; [.F19]; [.E19])" office:value-type="string" office:string-value="DEJAR" calcext:value-type="string">
            <text:p>DEJAR</text:p>
          </table:table-cell>
          <table:table-cell table:style-name="ce8" table:formula="of:=IFERROR(__xludf.dummyfunction(&quot;upper(googletranslate(A19,$A$1,&quot;&quot;en&quot;&quot;))&quot;);&quot;LEAVE&quot;)" office:value-type="string" office:string-value="LEAVE" calcext:value-type="string">
            <text:p>LEAVE</text:p>
          </table:table-cell>
          <table:table-cell table:style-name="ce2" table:formula="of:=[$keywords.A17]" office:value-type="string" office:string-value="LET" calcext:value-type="string">
            <text:p>LET</text:p>
          </table:table-cell>
          <table:table-cell/>
          <table:table-cell table:style-name="ce2" table:formula="of:=IFERROR(__xludf.dummyfunction(&quot;UPPER(GOOGLETRANSLATE(if(len(D19) &gt; 0, D19, C19),&quot;&quot;en&quot;&quot;,$A$1))&quot;);&quot;DEJAR&quot;)" office:value-type="string" office:string-value="DEJAR" calcext:value-type="string">
            <text:p>DEJAR</text:p>
          </table:table-cell>
          <table:table-cell table:number-columns-repeated="1019"/>
        </table:table-row>
        <table:table-row table:style-name="ro1">
          <table:table-cell table:style-name="ce11" table:formula="of:=IF(LEN([.F20]) &gt; 0; [.F20]; [.E20])" office:value-type="string" office:string-value="REGISTRO" calcext:value-type="string">
            <text:p>REGISTRO</text:p>
          </table:table-cell>
          <table:table-cell table:style-name="ce8" table:formula="of:=IFERROR(__xludf.dummyfunction(&quot;upper(googletranslate(A20,$A$1,&quot;&quot;en&quot;&quot;))&quot;);&quot;RECORD&quot;)" office:value-type="string" office:string-value="RECORD" calcext:value-type="string">
            <text:p>RECORD</text:p>
          </table:table-cell>
          <table:table-cell table:style-name="ce2" table:formula="of:=[$keywords.A18]" office:value-type="string" office:string-value="LOG" calcext:value-type="string">
            <text:p>LOG</text:p>
          </table:table-cell>
          <table:table-cell/>
          <table:table-cell table:style-name="ce2" table:formula="of:=IFERROR(__xludf.dummyfunction(&quot;UPPER(GOOGLETRANSLATE(if(len(D20) &gt; 0, D20, C20),&quot;&quot;en&quot;&quot;,$A$1))&quot;);&quot;REGISTRO&quot;)" office:value-type="string" office:string-value="REGISTRO" calcext:value-type="string">
            <text:p>REGISTRO</text:p>
          </table:table-cell>
          <table:table-cell table:number-columns-repeated="1019"/>
        </table:table-row>
        <table:table-row table:style-name="ro1">
          <table:table-cell table:style-name="ce11" table:formula="of:=IF(LEN([.F21]) &gt; 0; [.F21]; [.E21])" office:value-type="string" office:string-value="PRÓXIMO" calcext:value-type="string">
            <text:p>PRÓXIMO</text:p>
          </table:table-cell>
          <table:table-cell table:style-name="ce8" table:formula="of:=IFERROR(__xludf.dummyfunction(&quot;upper(googletranslate(A21,$A$1,&quot;&quot;en&quot;&quot;))&quot;);&quot;NEXT&quot;)" office:value-type="string" office:string-value="NEXT" calcext:value-type="string">
            <text:p>NEXT</text:p>
          </table:table-cell>
          <table:table-cell table:style-name="ce2" table:formula="of:=[$keywords.A19]" office:value-type="string" office:string-value="NEXT" calcext:value-type="string">
            <text:p>NEXT</text:p>
          </table:table-cell>
          <table:table-cell/>
          <table:table-cell table:style-name="ce2" table:formula="of:=IFERROR(__xludf.dummyfunction(&quot;UPPER(GOOGLETRANSLATE(if(len(D21) &gt; 0, D21, C21),&quot;&quot;en&quot;&quot;,$A$1))&quot;);&quot;PRÓXIMO&quot;)" office:value-type="string" office:string-value="PRÓXIMO" calcext:value-type="string">
            <text:p>PRÓXIMO</text:p>
          </table:table-cell>
          <table:table-cell table:number-columns-repeated="1019"/>
        </table:table-row>
        <table:table-row table:style-name="ro1">
          <table:table-cell table:style-name="ce11" table:formula="of:=IF(LEN([.F22]) &gt; 0; [.F22]; [.E22])" office:value-type="string" office:string-value="EN" calcext:value-type="string">
            <text:p>EN</text:p>
          </table:table-cell>
          <table:table-cell table:style-name="ce8" table:formula="of:=IFERROR(__xludf.dummyfunction(&quot;upper(googletranslate(A22,$A$1,&quot;&quot;en&quot;&quot;))&quot;);&quot;IN&quot;)" office:value-type="string" office:string-value="IN" calcext:value-type="string">
            <text:p>IN</text:p>
          </table:table-cell>
          <table:table-cell table:style-name="ce2" table:formula="of:=[$keywords.A20]" office:value-type="string" office:string-value="ON" calcext:value-type="string">
            <text:p>ON</text:p>
          </table:table-cell>
          <table:table-cell/>
          <table:table-cell table:style-name="ce2" table:formula="of:=IFERROR(__xludf.dummyfunction(&quot;UPPER(GOOGLETRANSLATE(if(len(D22) &gt; 0, D22, C22),&quot;&quot;en&quot;&quot;,$A$1))&quot;);&quot;EN&quot;)" office:value-type="string" office:string-value="EN" calcext:value-type="string">
            <text:p>EN</text:p>
          </table:table-cell>
          <table:table-cell table:number-columns-repeated="1019"/>
        </table:table-row>
        <table:table-row table:style-name="ro1">
          <table:table-cell table:style-name="ce11" table:formula="of:=IF(LEN([.F23]) &gt; 0; [.F23]; [.E23])" office:value-type="string" office:string-value="OPCIÓN" calcext:value-type="string">
            <text:p>OPCIÓN</text:p>
          </table:table-cell>
          <table:table-cell table:style-name="ce8" table:formula="of:=IFERROR(__xludf.dummyfunction(&quot;upper(googletranslate(A23,$A$1,&quot;&quot;en&quot;&quot;))&quot;);&quot;OPTION&quot;)" office:value-type="string" office:string-value="OPTION" calcext:value-type="string">
            <text:p>OPTION</text:p>
          </table:table-cell>
          <table:table-cell table:style-name="ce2" table:formula="of:=[$keywords.A21]" office:value-type="string" office:string-value="OPTION" calcext:value-type="string">
            <text:p>OPTION</text:p>
          </table:table-cell>
          <table:table-cell/>
          <table:table-cell table:style-name="ce2" table:formula="of:=IFERROR(__xludf.dummyfunction(&quot;UPPER(GOOGLETRANSLATE(if(len(D23) &gt; 0, D23, C23),&quot;&quot;en&quot;&quot;,$A$1))&quot;);&quot;OPCIÓN&quot;)" office:value-type="string" office:string-value="OPCIÓN" calcext:value-type="string">
            <text:p>OPCIÓN</text:p>
          </table:table-cell>
          <table:table-cell table:number-columns-repeated="1019"/>
        </table:table-row>
        <table:table-row table:style-name="ro1">
          <table:table-cell table:style-name="ce11" table:formula="of:=IF(LEN([.F24]) &gt; 0; [.F24]; [.E24])" office:value-type="string" office:string-value="IMPRIMIR" calcext:value-type="string">
            <text:p>IMPRIMIR</text:p>
          </table:table-cell>
          <table:table-cell table:style-name="ce8" table:formula="of:=IFERROR(__xludf.dummyfunction(&quot;upper(googletranslate(A24,$A$1,&quot;&quot;en&quot;&quot;))&quot;);&quot;PRINT&quot;)" office:value-type="string" office:string-value="PRINT" calcext:value-type="string">
            <text:p>PRINT</text:p>
          </table:table-cell>
          <table:table-cell table:style-name="ce2" table:formula="of:=[$keywords.A22]" office:value-type="string" office:string-value="PRINT" calcext:value-type="string">
            <text:p>PRINT</text:p>
          </table:table-cell>
          <table:table-cell/>
          <table:table-cell table:style-name="ce2" table:formula="of:=IFERROR(__xludf.dummyfunction(&quot;UPPER(GOOGLETRANSLATE(if(len(D24) &gt; 0, D24, C24),&quot;&quot;en&quot;&quot;,$A$1))&quot;);&quot;IMPRIMIR&quot;)" office:value-type="string" office:string-value="IMPRIMIR" calcext:value-type="string">
            <text:p>IMPRIMIR</text:p>
          </table:table-cell>
          <table:table-cell table:number-columns-repeated="1019"/>
        </table:table-row>
        <table:table-row table:style-name="ro1">
          <table:table-cell table:style-name="ce11" table:formula="of:=IF(LEN([.F25]) &gt; 0; [.F25]; [.E25])" office:value-type="string" office:string-value="ALEATORIZAR" calcext:value-type="string">
            <text:p>ALEATORIZAR</text:p>
          </table:table-cell>
          <table:table-cell table:style-name="ce8" table:formula="of:=IFERROR(__xludf.dummyfunction(&quot;upper(googletranslate(A25,$A$1,&quot;&quot;en&quot;&quot;))&quot;);&quot;RANDOMLY&quot;)" office:value-type="string" office:string-value="RANDOMLY" calcext:value-type="string">
            <text:p>RANDOMLY</text:p>
          </table:table-cell>
          <table:table-cell table:style-name="ce2" table:formula="of:=[$keywords.A23]" office:value-type="string" office:string-value="RANDOMIZE" calcext:value-type="string">
            <text:p>RANDOMIZE</text:p>
          </table:table-cell>
          <table:table-cell/>
          <table:table-cell table:style-name="ce2" table:formula="of:=IFERROR(__xludf.dummyfunction(&quot;UPPER(GOOGLETRANSLATE(if(len(D25) &gt; 0, D25, C25),&quot;&quot;en&quot;&quot;,$A$1))&quot;);&quot;ALEATORIZAR&quot;)" office:value-type="string" office:string-value="ALEATORIZAR" calcext:value-type="string">
            <text:p>ALEATORIZAR</text:p>
          </table:table-cell>
          <table:table-cell table:number-columns-repeated="1019"/>
        </table:table-row>
        <table:table-row table:style-name="ro1">
          <table:table-cell table:style-name="ce11" table:formula="of:=IF(LEN([.F26]) &gt; 0; [.F26]; [.E26])" office:value-type="string" office:string-value="RATA" calcext:value-type="string">
            <text:p>RATA</text:p>
          </table:table-cell>
          <table:table-cell table:style-name="ce8" table:formula="of:=IFERROR(__xludf.dummyfunction(&quot;upper(googletranslate(A26,$A$1,&quot;&quot;en&quot;&quot;))&quot;);&quot;RAT&quot;)" office:value-type="string" office:string-value="RAT" calcext:value-type="string">
            <text:p>RAT</text:p>
          </table:table-cell>
          <table:table-cell table:style-name="ce2" table:formula="of:=[$keywords.A24]" office:value-type="string" office:string-value="RAT" calcext:value-type="string">
            <text:p>RAT</text:p>
          </table:table-cell>
          <table:table-cell/>
          <table:table-cell table:style-name="ce2" table:formula="of:=IFERROR(__xludf.dummyfunction(&quot;UPPER(GOOGLETRANSLATE(if(len(D26) &gt; 0, D26, C26),&quot;&quot;en&quot;&quot;,$A$1))&quot;);&quot;RATA&quot;)" office:value-type="string" office:string-value="RATA" calcext:value-type="string">
            <text:p>RATA</text:p>
          </table:table-cell>
          <table:table-cell table:number-columns-repeated="1019"/>
        </table:table-row>
        <table:table-row table:style-name="ro1">
          <table:table-cell table:style-name="ce11" table:formula="of:=IF(LEN([.F27]) &gt; 0; [.F27]; [.E27])" office:value-type="string" office:string-value="LEER" calcext:value-type="string">
            <text:p>LEER</text:p>
          </table:table-cell>
          <table:table-cell table:style-name="ce8" table:formula="of:=IFERROR(__xludf.dummyfunction(&quot;upper(googletranslate(A27,$A$1,&quot;&quot;en&quot;&quot;))&quot;);&quot;READ&quot;)" office:value-type="string" office:string-value="READ" calcext:value-type="string">
            <text:p>READ</text:p>
          </table:table-cell>
          <table:table-cell table:style-name="ce2" table:formula="of:=[$keywords.A25]" office:value-type="string" office:string-value="READ" calcext:value-type="string">
            <text:p>READ</text:p>
          </table:table-cell>
          <table:table-cell/>
          <table:table-cell table:style-name="ce2" table:formula="of:=IFERROR(__xludf.dummyfunction(&quot;UPPER(GOOGLETRANSLATE(if(len(D27) &gt; 0, D27, C27),&quot;&quot;en&quot;&quot;,$A$1))&quot;);&quot;LEER&quot;)" office:value-type="string" office:string-value="LEER" calcext:value-type="string">
            <text:p>LEER</text:p>
          </table:table-cell>
          <table:table-cell table:number-columns-repeated="1019"/>
        </table:table-row>
        <table:table-row table:style-name="ro1">
          <table:table-cell table:style-name="ce11" table:formula="of:=IF(LEN([.F28]) &gt; 0; [.F28]; [.E28])" office:value-type="string" office:string-value="MOVIMIENTO RÁPIDO DEL OJO" calcext:value-type="string">
            <text:p>MOVIMIENTO RÁPIDO DEL OJO</text:p>
          </table:table-cell>
          <table:table-cell table:style-name="ce8" table:formula="of:=IFERROR(__xludf.dummyfunction(&quot;upper(googletranslate(A28,$A$1,&quot;&quot;en&quot;&quot;))&quot;);&quot;RAPID EYE MOVEMENT&quot;)" office:value-type="string" office:string-value="RAPID EYE MOVEMENT" calcext:value-type="string">
            <text:p>RAPID EYE MOVEMENT</text:p>
          </table:table-cell>
          <table:table-cell table:style-name="ce2" table:formula="of:=[$keywords.A26]" office:value-type="string" office:string-value="REM" calcext:value-type="string">
            <text:p>REM</text:p>
          </table:table-cell>
          <table:table-cell/>
          <table:table-cell table:style-name="ce2" table:formula="of:=IFERROR(__xludf.dummyfunction(&quot;UPPER(GOOGLETRANSLATE(if(len(D28) &gt; 0, D28, C28),&quot;&quot;en&quot;&quot;,$A$1))&quot;);&quot;MOVIMIENTO RÁPIDO DEL OJO&quot;)" office:value-type="string" office:string-value="MOVIMIENTO RÁPIDO DEL OJO" calcext:value-type="string">
            <text:p>MOVIMIENTO RÁPIDO DEL OJO</text:p>
          </table:table-cell>
          <table:table-cell table:number-columns-repeated="1019"/>
        </table:table-row>
        <table:table-row table:style-name="ro1">
          <table:table-cell table:style-name="ce11" table:formula="of:=IF(LEN([.F29]) &gt; 0; [.F29]; [.E29])" office:value-type="string" office:string-value="RESTAURAR" calcext:value-type="string">
            <text:p>RESTAURAR</text:p>
          </table:table-cell>
          <table:table-cell table:style-name="ce8" table:formula="of:=IFERROR(__xludf.dummyfunction(&quot;upper(googletranslate(A29,$A$1,&quot;&quot;en&quot;&quot;))&quot;);&quot;RESTORE&quot;)" office:value-type="string" office:string-value="RESTORE" calcext:value-type="string">
            <text:p>RESTORE</text:p>
          </table:table-cell>
          <table:table-cell table:style-name="ce2" table:formula="of:=[$keywords.A27]" office:value-type="string" office:string-value="RESTORE" calcext:value-type="string">
            <text:p>RESTORE</text:p>
          </table:table-cell>
          <table:table-cell/>
          <table:table-cell table:style-name="ce2" table:formula="of:=IFERROR(__xludf.dummyfunction(&quot;UPPER(GOOGLETRANSLATE(if(len(D29) &gt; 0, D29, C29),&quot;&quot;en&quot;&quot;,$A$1))&quot;);&quot;RESTAURAR&quot;)" office:value-type="string" office:string-value="RESTAURAR" calcext:value-type="string">
            <text:p>RESTAURAR</text:p>
          </table:table-cell>
          <table:table-cell table:number-columns-repeated="1019"/>
        </table:table-row>
        <table:table-row table:style-name="ro1">
          <table:table-cell table:style-name="ce11" table:formula="of:=IF(LEN([.F30]) &gt; 0; [.F30]; [.E30])" office:value-type="string" office:string-value="DEVOLVER" calcext:value-type="string">
            <text:p>DEVOLVER</text:p>
          </table:table-cell>
          <table:table-cell table:style-name="ce8" table:formula="of:=IFERROR(__xludf.dummyfunction(&quot;upper(googletranslate(A30,$A$1,&quot;&quot;en&quot;&quot;))&quot;);&quot;RETURN&quot;)" office:value-type="string" office:string-value="RETURN" calcext:value-type="string">
            <text:p>RETURN</text:p>
          </table:table-cell>
          <table:table-cell table:style-name="ce2" table:formula="of:=[$keywords.A28]" office:value-type="string" office:string-value="RETURN" calcext:value-type="string">
            <text:p>RETURN</text:p>
          </table:table-cell>
          <table:table-cell/>
          <table:table-cell table:style-name="ce2" table:formula="of:=IFERROR(__xludf.dummyfunction(&quot;UPPER(GOOGLETRANSLATE(if(len(D30) &gt; 0, D30, C30),&quot;&quot;en&quot;&quot;,$A$1))&quot;);&quot;DEVOLVER&quot;)" office:value-type="string" office:string-value="DEVOLVER" calcext:value-type="string">
            <text:p>DEVOLVER</text:p>
          </table:table-cell>
          <table:table-cell table:number-columns-repeated="1019"/>
        </table:table-row>
        <table:table-row table:style-name="ro1">
          <table:table-cell table:style-name="ce11" table:formula="of:=IF(LEN([.F31]) &gt; 0; [.F31]; [.E31])" office:value-type="string" office:string-value="RND" calcext:value-type="string">
            <text:p>RND</text:p>
          </table:table-cell>
          <table:table-cell table:style-name="ce8" table:formula="of:=IFERROR(__xludf.dummyfunction(&quot;upper(googletranslate(A31,$A$1,&quot;&quot;en&quot;&quot;))&quot;);&quot;RND&quot;)" office:value-type="string" office:string-value="RND" calcext:value-type="string">
            <text:p>RND</text:p>
          </table:table-cell>
          <table:table-cell table:style-name="ce2" table:formula="of:=[$keywords.A29]" office:value-type="string" office:string-value="RND" calcext:value-type="string">
            <text:p>RND</text:p>
          </table:table-cell>
          <table:table-cell/>
          <table:table-cell table:style-name="ce2" table:formula="of:=IFERROR(__xludf.dummyfunction(&quot;UPPER(GOOGLETRANSLATE(if(len(D31) &gt; 0, D31, C31),&quot;&quot;en&quot;&quot;,$A$1))&quot;);&quot;RND&quot;)" office:value-type="string" office:string-value="RND" calcext:value-type="string">
            <text:p>RND</text:p>
          </table:table-cell>
          <table:table-cell table:number-columns-repeated="1019"/>
        </table:table-row>
        <table:table-row table:style-name="ro1">
          <table:table-cell table:style-name="ce11" table:formula="of:=IF(LEN([.F32]) &gt; 0; [.F32]; [.E32])" office:value-type="string" office:string-value="SGN" calcext:value-type="string">
            <text:p>SGN</text:p>
          </table:table-cell>
          <table:table-cell table:style-name="ce8" table:formula="of:=IFERROR(__xludf.dummyfunction(&quot;upper(googletranslate(A32,$A$1,&quot;&quot;en&quot;&quot;))&quot;);&quot;SGN&quot;)" office:value-type="string" office:string-value="SGN" calcext:value-type="string">
            <text:p>SGN</text:p>
          </table:table-cell>
          <table:table-cell table:style-name="ce2" table:formula="of:=[$keywords.A30]" office:value-type="string" office:string-value="SGN" calcext:value-type="string">
            <text:p>SGN</text:p>
          </table:table-cell>
          <table:table-cell/>
          <table:table-cell table:style-name="ce2" table:formula="of:=IFERROR(__xludf.dummyfunction(&quot;UPPER(GOOGLETRANSLATE(if(len(D32) &gt; 0, D32, C32),&quot;&quot;en&quot;&quot;,$A$1))&quot;);&quot;SGN&quot;)" office:value-type="string" office:string-value="SGN" calcext:value-type="string">
            <text:p>SGN</text:p>
          </table:table-cell>
          <table:table-cell table:number-columns-repeated="1019"/>
        </table:table-row>
        <table:table-row table:style-name="ro1">
          <table:table-cell table:style-name="ce11" table:formula="of:=IF(LEN([.F33]) &gt; 0; [.F33]; [.E33])" office:value-type="string" office:string-value="PECADO" calcext:value-type="string">
            <text:p>PECADO</text:p>
          </table:table-cell>
          <table:table-cell table:style-name="ce8" table:formula="of:=IFERROR(__xludf.dummyfunction(&quot;upper(googletranslate(A33,$A$1,&quot;&quot;en&quot;&quot;))&quot;);&quot;SIN&quot;)" office:value-type="string" office:string-value="SIN" calcext:value-type="string">
            <text:p>SIN</text:p>
          </table:table-cell>
          <table:table-cell table:style-name="ce2" table:formula="of:=[$keywords.A31]" office:value-type="string" office:string-value="SIN" calcext:value-type="string">
            <text:p>SIN</text:p>
          </table:table-cell>
          <table:table-cell/>
          <table:table-cell table:style-name="ce2" table:formula="of:=IFERROR(__xludf.dummyfunction(&quot;UPPER(GOOGLETRANSLATE(if(len(D33) &gt; 0, D33, C33),&quot;&quot;en&quot;&quot;,$A$1))&quot;);&quot;PECADO&quot;)" office:value-type="string" office:string-value="PECADO" calcext:value-type="string">
            <text:p>PECADO</text:p>
          </table:table-cell>
          <table:table-cell table:number-columns-repeated="1019"/>
        </table:table-row>
        <table:table-row table:style-name="ro1">
          <table:table-cell table:style-name="ce11" table:formula="of:=IF(LEN([.F34]) &gt; 0; [.F34]; [.E34])" office:value-type="string" office:string-value="SQR" calcext:value-type="string">
            <text:p>SQR</text:p>
          </table:table-cell>
          <table:table-cell table:style-name="ce8" table:formula="of:=IFERROR(__xludf.dummyfunction(&quot;upper(googletranslate(A34,$A$1,&quot;&quot;en&quot;&quot;))&quot;);&quot;SQR&quot;)" office:value-type="string" office:string-value="SQR" calcext:value-type="string">
            <text:p>SQR</text:p>
          </table:table-cell>
          <table:table-cell table:style-name="ce2" table:formula="of:=[$keywords.A32]" office:value-type="string" office:string-value="SQR" calcext:value-type="string">
            <text:p>SQR</text:p>
          </table:table-cell>
          <table:table-cell/>
          <table:table-cell table:style-name="ce2" table:formula="of:=IFERROR(__xludf.dummyfunction(&quot;UPPER(GOOGLETRANSLATE(if(len(D34) &gt; 0, D34, C34),&quot;&quot;en&quot;&quot;,$A$1))&quot;);&quot;SQR&quot;)" office:value-type="string" office:string-value="SQR" calcext:value-type="string">
            <text:p>SQR</text:p>
          </table:table-cell>
          <table:table-cell table:number-columns-repeated="1019"/>
        </table:table-row>
        <table:table-row table:style-name="ro1">
          <table:table-cell table:style-name="ce11" table:formula="of:=IF(LEN([.F35]) &gt; 0; [.F35]; [.E35])" office:value-type="string" office:string-value="PASO" calcext:value-type="string">
            <text:p>PASO</text:p>
          </table:table-cell>
          <table:table-cell table:style-name="ce8" table:formula="of:=IFERROR(__xludf.dummyfunction(&quot;upper(googletranslate(A35,$A$1,&quot;&quot;en&quot;&quot;))&quot;);&quot;PASSED&quot;)" office:value-type="string" office:string-value="PASSED" calcext:value-type="string">
            <text:p>PASSED</text:p>
          </table:table-cell>
          <table:table-cell table:style-name="ce2" table:formula="of:=[$keywords.A33]" office:value-type="string" office:string-value="STEP" calcext:value-type="string">
            <text:p>STEP</text:p>
          </table:table-cell>
          <table:table-cell/>
          <table:table-cell table:style-name="ce2" table:formula="of:=IFERROR(__xludf.dummyfunction(&quot;UPPER(GOOGLETRANSLATE(if(len(D35) &gt; 0, D35, C35),&quot;&quot;en&quot;&quot;,$A$1))&quot;);&quot;PASO&quot;)" office:value-type="string" office:string-value="PASO" calcext:value-type="string">
            <text:p>PASO</text:p>
          </table:table-cell>
          <table:table-cell table:number-columns-repeated="1019"/>
        </table:table-row>
        <table:table-row table:style-name="ro1">
          <table:table-cell table:style-name="ce11" table:formula="of:=IF(LEN([.F36]) &gt; 0; [.F36]; [.E36])" office:value-type="string" office:string-value="DETENER" calcext:value-type="string">
            <text:p>DETENER</text:p>
          </table:table-cell>
          <table:table-cell table:style-name="ce8" table:formula="of:=IFERROR(__xludf.dummyfunction(&quot;upper(googletranslate(A36,$A$1,&quot;&quot;en&quot;&quot;))&quot;);&quot;ARREST&quot;)" office:value-type="string" office:string-value="ARREST" calcext:value-type="string">
            <text:p>ARREST</text:p>
          </table:table-cell>
          <table:table-cell table:style-name="ce2" table:formula="of:=[$keywords.A34]" office:value-type="string" office:string-value="STOP" calcext:value-type="string">
            <text:p>STOP</text:p>
          </table:table-cell>
          <table:table-cell/>
          <table:table-cell table:style-name="ce2" table:formula="of:=IFERROR(__xludf.dummyfunction(&quot;UPPER(GOOGLETRANSLATE(if(len(D36) &gt; 0, D36, C36),&quot;&quot;en&quot;&quot;,$A$1))&quot;);&quot;DETENER&quot;)" office:value-type="string" office:string-value="DETENER" calcext:value-type="string">
            <text:p>DETENER</text:p>
          </table:table-cell>
          <table:table-cell table:number-columns-repeated="1019"/>
        </table:table-row>
        <table:table-row table:style-name="ro1">
          <table:table-cell table:style-name="ce11" table:formula="of:=IF(LEN([.F37]) &gt; 0; [.F37]; [.E37])" office:value-type="string" office:string-value="STRI" calcext:value-type="string">
            <text:p>STRI</text:p>
          </table:table-cell>
          <table:table-cell table:style-name="ce8" table:formula="of:=IFERROR(__xludf.dummyfunction(&quot;upper(googletranslate(A37,$A$1,&quot;&quot;en&quot;&quot;))&quot;);&quot;STRI&quot;)" office:value-type="string" office:string-value="STRI" calcext:value-type="string">
            <text:p>STRI</text:p>
          </table:table-cell>
          <table:table-cell table:style-name="ce2" table:formula="of:=[$keywords.A35]" office:value-type="string" office:string-value="STR" calcext:value-type="string">
            <text:p>STR</text:p>
          </table:table-cell>
          <table:table-cell/>
          <table:table-cell table:style-name="ce2" table:formula="of:=IFERROR(__xludf.dummyfunction(&quot;UPPER(GOOGLETRANSLATE(if(len(D37) &gt; 0, D37, C37),&quot;&quot;en&quot;&quot;,$A$1))&quot;);&quot;STRI&quot;)" office:value-type="string" office:string-value="STRI" calcext:value-type="string">
            <text:p>STRI</text:p>
          </table:table-cell>
          <table:table-cell table:number-columns-repeated="1019"/>
        </table:table-row>
        <table:table-row table:style-name="ro1">
          <table:table-cell table:style-name="ce11" table:formula="of:=IF(LEN([.F38]) &gt; 0; [.F38]; [.E38])" office:value-type="string" office:string-value="BRONCEARSE" calcext:value-type="string">
            <text:p>BRONCEARSE</text:p>
          </table:table-cell>
          <table:table-cell table:style-name="ce8" table:formula="of:=IFERROR(__xludf.dummyfunction(&quot;upper(googletranslate(A38,$A$1,&quot;&quot;en&quot;&quot;))&quot;);&quot;TAN&quot;)" office:value-type="string" office:string-value="TAN" calcext:value-type="string">
            <text:p>TAN</text:p>
          </table:table-cell>
          <table:table-cell table:style-name="ce2" table:formula="of:=[$keywords.A36]" office:value-type="string" office:string-value="TAN" calcext:value-type="string">
            <text:p>TAN</text:p>
          </table:table-cell>
          <table:table-cell/>
          <table:table-cell table:style-name="ce2" table:formula="of:=IFERROR(__xludf.dummyfunction(&quot;UPPER(GOOGLETRANSLATE(if(len(D38) &gt; 0, D38, C38),&quot;&quot;en&quot;&quot;,$A$1))&quot;);&quot;BRONCEARSE&quot;)" office:value-type="string" office:string-value="BRONCEARSE" calcext:value-type="string">
            <text:p>BRONCEARSE</text:p>
          </table:table-cell>
          <table:table-cell table:number-columns-repeated="1019"/>
        </table:table-row>
        <table:table-row table:style-name="ro1">
          <table:table-cell table:style-name="ce11" table:formula="of:=IF(LEN([.F39]) &gt; 0; [.F39]; [.E39])" office:value-type="string" office:string-value="ENTONCES" calcext:value-type="string">
            <text:p>ENTONCES</text:p>
          </table:table-cell>
          <table:table-cell table:style-name="ce8" table:formula="of:=IFERROR(__xludf.dummyfunction(&quot;upper(googletranslate(A39,$A$1,&quot;&quot;en&quot;&quot;))&quot;);&quot;SO&quot;)" office:value-type="string" office:string-value="SO" calcext:value-type="string">
            <text:p>SO</text:p>
          </table:table-cell>
          <table:table-cell table:style-name="ce2" table:formula="of:=[$keywords.A37]" office:value-type="string" office:string-value="THEN" calcext:value-type="string">
            <text:p>THEN</text:p>
          </table:table-cell>
          <table:table-cell/>
          <table:table-cell table:style-name="ce2" table:formula="of:=IFERROR(__xludf.dummyfunction(&quot;UPPER(GOOGLETRANSLATE(if(len(D39) &gt; 0, D39, C39),&quot;&quot;en&quot;&quot;,$A$1))&quot;);&quot;ENTONCES&quot;)" office:value-type="string" office:string-value="ENTONCES" calcext:value-type="string">
            <text:p>ENTONCES</text:p>
          </table:table-cell>
          <table:table-cell table:number-columns-repeated="1019"/>
        </table:table-row>
        <table:table-row table:style-name="ro1">
          <table:table-cell table:style-name="ce11" table:formula="of:=IF(LEN([.F40]) &gt; 0; [.F40]; [.E40])" office:value-type="string" office:string-value="A" calcext:value-type="string">
            <text:p>A</text:p>
          </table:table-cell>
          <table:table-cell table:style-name="ce8" table:formula="of:=IFERROR(__xludf.dummyfunction(&quot;upper(googletranslate(A40,$A$1,&quot;&quot;en&quot;&quot;))&quot;);&quot;TO&quot;)" office:value-type="string" office:string-value="TO" calcext:value-type="string">
            <text:p>TO</text:p>
          </table:table-cell>
          <table:table-cell table:style-name="ce2" table:formula="of:=[$keywords.A38]" office:value-type="string" office:string-value="TO" calcext:value-type="string">
            <text:p>TO</text:p>
          </table:table-cell>
          <table:table-cell/>
          <table:table-cell table:style-name="ce2" table:formula="of:=IFERROR(__xludf.dummyfunction(&quot;UPPER(GOOGLETRANSLATE(if(len(D40) &gt; 0, D40, C40),&quot;&quot;en&quot;&quot;,$A$1))&quot;);&quot;A&quot;)" office:value-type="string" office:string-value="A" calcext:value-type="string">
            <text:p>A</text:p>
          </table:table-cell>
          <table:table-cell table:number-columns-repeated="1019"/>
        </table:table-row>
        <table:table-row table:style-name="ro1">
          <table:table-cell table:style-name="ce5"/>
          <table:table-cell table:style-name="ce8"/>
          <table:table-cell table:number-columns-repeated="1022"/>
        </table:table-row>
        <table:table-row table:style-name="ro1">
          <table:table-cell table:style-name="ce5" table:formula="of:=IF(LEN([.F42]) &gt; 0; [.F42]; [.E42])" office:value-type="string" office:string-value="Y NO HAY LENGUAJE DADO EN LA LÍNEA DE COMANDOS. SALIENDO." calcext:value-type="string">
            <text:p>Y NO HAY LENGUAJE DADO EN LA LÍNEA DE COMANDOS. SALIENDO.</text:p>
          </table:table-cell>
          <table:table-cell table:style-name="ce8" table:formula="of:=IFERROR(__xludf.dummyfunction(&quot;upper(googletranslate(A42,$A$1,&quot;&quot;en&quot;&quot;))&quot;);&quot;AND THERE IS NO LANGUAGE GIVEN IN THE COMMAND LINE. COMING OUT.&quot;)" office:value-type="string" office:string-value="AND THERE IS NO LANGUAGE GIVEN IN THE COMMAND LINE. COMING OUT." calcext:value-type="string">
            <text:p>AND THERE IS NO LANGUAGE GIVEN IN THE COMMAND LINE. COMING OUT.</text:p>
          </table:table-cell>
          <table:table-cell table:style-name="ce2" table:formula="of:=[$errors.A1]" office:value-type="string" office:string-value="AND NO LANGUAGE GIVEN ON COMMAND LINE.  EXITING." calcext:value-type="string">
            <text:p>AND NO LANGUAGE GIVEN ON COMMAND LINE. <text:s/>EXITING.</text:p>
          </table:table-cell>
          <table:table-cell/>
          <table:table-cell table:style-name="ce2" table:formula="of:=IFERROR(__xludf.dummyfunction(&quot;UPPER(GOOGLETRANSLATE(if(len(D42) &gt; 0, D42, C42),&quot;&quot;en&quot;&quot;,$A$1))&quot;);&quot;Y NO HAY LENGUAJE DADO EN LA LÍNEA DE COMANDOS. SALIENDO.&quot;)" office:value-type="string" office:string-value="Y NO HAY LENGUAJE DADO EN LA LÍNEA DE COMANDOS. SALIENDO." calcext:value-type="string">
            <text:p>Y NO HAY LENGUAJE DADO EN LA LÍNEA DE COMANDOS. SALIENDO.</text:p>
          </table:table-cell>
          <table:table-cell table:number-columns-repeated="1019"/>
        </table:table-row>
        <table:table-row table:style-name="ro1">
          <table:table-cell table:style-name="ce5" table:formula="of:=IF(LEN([.F43]) &gt; 0; [.F43]; [.E43])" office:value-type="string" office:string-value="MATRIZ YA DEFINIDA" calcext:value-type="string">
            <text:p>MATRIZ YA DEFINIDA</text:p>
          </table:table-cell>
          <table:table-cell table:style-name="ce8" table:formula="of:=IFERROR(__xludf.dummyfunction(&quot;upper(googletranslate(A43,$A$1,&quot;&quot;en&quot;&quot;))&quot;);&quot;MATRIX ALREADY DEFINED&quot;)" office:value-type="string" office:string-value="MATRIX ALREADY DEFINED" calcext:value-type="string">
            <text:p>MATRIX ALREADY DEFINED</text:p>
          </table:table-cell>
          <table:table-cell table:style-name="ce2" table:formula="of:=[$errors.A2]" office:value-type="string" office:string-value="ARRAY ALREADY DEFINED" calcext:value-type="string">
            <text:p>ARRAY ALREADY DEFINED</text:p>
          </table:table-cell>
          <table:table-cell/>
          <table:table-cell table:style-name="ce2" table:formula="of:=IFERROR(__xludf.dummyfunction(&quot;UPPER(GOOGLETRANSLATE(if(len(D43) &gt; 0, D43, C43),&quot;&quot;en&quot;&quot;,$A$1))&quot;);&quot;MATRIZ YA DEFINIDA&quot;)" office:value-type="string" office:string-value="MATRIZ YA DEFINIDA" calcext:value-type="string">
            <text:p>MATRIZ YA DEFINIDA</text:p>
          </table:table-cell>
          <table:table-cell table:number-columns-repeated="1019"/>
        </table:table-row>
        <table:table-row table:style-name="ro1">
          <table:table-cell table:style-name="ce5" table:formula="of:=IF(LEN([.F44]) &gt; 0; [.F44]; [.E44])" office:value-type="string" office:string-value="ÍNDICE DE MATRIZ FUERA DE LOS LÍMITES" calcext:value-type="string">
            <text:p>ÍNDICE DE MATRIZ FUERA DE LOS LÍMITES</text:p>
          </table:table-cell>
          <table:table-cell table:style-name="ce8" table:formula="of:=IFERROR(__xludf.dummyfunction(&quot;upper(googletranslate(A44,$A$1,&quot;&quot;en&quot;&quot;))&quot;);&quot;MATRIX INDEX OUTSIDE THE LIMITS&quot;)" office:value-type="string" office:string-value="MATRIX INDEX OUTSIDE THE LIMITS" calcext:value-type="string">
            <text:p>MATRIX INDEX OUTSIDE THE LIMITS</text:p>
          </table:table-cell>
          <table:table-cell table:style-name="ce2" table:formula="of:=[$errors.A3]" office:value-type="string" office:string-value="ARRAY INDEX OUTSIDE OF BOUNDS" calcext:value-type="string">
            <text:p>ARRAY INDEX OUTSIDE OF BOUNDS</text:p>
          </table:table-cell>
          <table:table-cell/>
          <table:table-cell table:style-name="ce2" table:formula="of:=IFERROR(__xludf.dummyfunction(&quot;UPPER(GOOGLETRANSLATE(if(len(D44) &gt; 0, D44, C44),&quot;&quot;en&quot;&quot;,$A$1))&quot;);&quot;ÍNDICE DE MATRIZ FUERA DE LOS LÍMITES&quot;)" office:value-type="string" office:string-value="ÍNDICE DE MATRIZ FUERA DE LOS LÍMITES" calcext:value-type="string">
            <text:p>ÍNDICE DE MATRIZ FUERA DE LOS LÍMITES</text:p>
          </table:table-cell>
          <table:table-cell table:number-columns-repeated="1019"/>
        </table:table-row>
        <table:table-row table:style-name="ro1">
          <table:table-cell table:style-name="ce5" table:formula="of:=IF(LEN([.F45]) &gt; 0; [.F45]; [.E45])" office:value-type="string" office:string-value="NO SE PUEDE ACCEDER AL DIRECTORIO" calcext:value-type="string">
            <text:p>NO SE PUEDE ACCEDER AL DIRECTORIO</text:p>
          </table:table-cell>
          <table:table-cell table:style-name="ce8" table:formula="of:=IFERROR(__xludf.dummyfunction(&quot;upper(googletranslate(A45,$A$1,&quot;&quot;en&quot;&quot;))&quot;);&quot;THE BOARD OF DIRECTORS CANNOT BE ACCESSED&quot;)" office:value-type="string" office:string-value="THE BOARD OF DIRECTORS CANNOT BE ACCESSED" calcext:value-type="string">
            <text:p>THE BOARD OF DIRECTORS CANNOT BE ACCESSED</text:p>
          </table:table-cell>
          <table:table-cell table:style-name="ce2" table:formula="of:=[$errors.A4]" office:value-type="string" office:string-value="CANNOT ACCESS DIRECTORY" calcext:value-type="string">
            <text:p>CANNOT ACCESS DIRECTORY</text:p>
          </table:table-cell>
          <table:table-cell/>
          <table:table-cell table:style-name="ce2" table:formula="of:=IFERROR(__xludf.dummyfunction(&quot;UPPER(GOOGLETRANSLATE(if(len(D45) &gt; 0, D45, C45),&quot;&quot;en&quot;&quot;,$A$1))&quot;);&quot;NO SE PUEDE ACCEDER AL DIRECTORIO&quot;)" office:value-type="string" office:string-value="NO SE PUEDE ACCEDER AL DIRECTORIO" calcext:value-type="string">
            <text:p>NO SE PUEDE ACCEDER AL DIRECTORIO</text:p>
          </table:table-cell>
          <table:table-cell table:number-columns-repeated="1019"/>
        </table:table-row>
        <table:table-row table:style-name="ro1">
          <table:table-cell table:style-name="ce5" table:formula="of:=IF(LEN([.F46]) &gt; 0; [.F46]; [.E46])" office:value-type="string" office:string-value="INGRESOS DE DATOS SUBFLOGO" calcext:value-type="string">
            <text:p>INGRESOS DE DATOS SUBFLOGO</text:p>
          </table:table-cell>
          <table:table-cell table:style-name="ce8" table:formula="of:=IFERROR(__xludf.dummyfunction(&quot;upper(googletranslate(A46,$A$1,&quot;&quot;en&quot;&quot;))&quot;);&quot;SUB -PHOGUE DATA REVENUE&quot;)" office:value-type="string" office:string-value="SUB -PHOGUE DATA REVENUE" calcext:value-type="string">
            <text:p>SUB -PHOGUE DATA REVENUE</text:p>
          </table:table-cell>
          <table:table-cell table:style-name="ce2" table:formula="of:=[$errors.A5]" office:value-type="string" office:string-value="DATA INPUT UNDERFLOW" calcext:value-type="string">
            <text:p>DATA INPUT UNDERFLOW</text:p>
          </table:table-cell>
          <table:table-cell/>
          <table:table-cell table:style-name="ce2" table:formula="of:=IFERROR(__xludf.dummyfunction(&quot;UPPER(GOOGLETRANSLATE(if(len(D46) &gt; 0, D46, C46),&quot;&quot;en&quot;&quot;,$A$1))&quot;);&quot;INGRESOS DE DATOS SUBFLOGO&quot;)" office:value-type="string" office:string-value="INGRESOS DE DATOS SUBFLOGO" calcext:value-type="string">
            <text:p>INGRESOS DE DATOS SUBFLOGO</text:p>
          </table:table-cell>
          <table:table-cell table:number-columns-repeated="1019"/>
        </table:table-row>
        <table:table-row table:style-name="ro1">
          <table:table-cell table:style-name="ce5" table:formula="of:=IF(LEN([.F47]) &gt; 0; [.F47]; [.E47])" office:value-type="string" office:string-value="DATOS LEÍDOS BAJO FLUJO" calcext:value-type="string">
            <text:p>DATOS LEÍDOS BAJO FLUJO</text:p>
          </table:table-cell>
          <table:table-cell table:style-name="ce8" table:formula="of:=IFERROR(__xludf.dummyfunction(&quot;upper(googletranslate(A47,$A$1,&quot;&quot;en&quot;&quot;))&quot;);&quot;DATA READ UNDER FLOW&quot;)" office:value-type="string" office:string-value="DATA READ UNDER FLOW" calcext:value-type="string">
            <text:p>DATA READ UNDER FLOW</text:p>
          </table:table-cell>
          <table:table-cell table:style-name="ce2" table:formula="of:=[$errors.A6]" office:value-type="string" office:string-value="DATA READ UNDERFLOW" calcext:value-type="string">
            <text:p>DATA READ UNDERFLOW</text:p>
          </table:table-cell>
          <table:table-cell/>
          <table:table-cell table:style-name="ce2" table:formula="of:=IFERROR(__xludf.dummyfunction(&quot;UPPER(GOOGLETRANSLATE(if(len(D47) &gt; 0, D47, C47),&quot;&quot;en&quot;&quot;,$A$1))&quot;);&quot;DATOS LEÍDOS BAJO FLUJO&quot;)" office:value-type="string" office:string-value="DATOS LEÍDOS BAJO FLUJO" calcext:value-type="string">
            <text:p>DATOS LEÍDOS BAJO FLUJO</text:p>
          </table:table-cell>
          <table:table-cell table:number-columns-repeated="1019"/>
        </table:table-row>
        <table:table-row table:style-name="ro1">
          <table:table-cell table:style-name="ce5" table:formula="of:=IF(LEN([.F48]) &gt; 0; [.F48]; [.E48])" office:value-type="string" office:string-value="CICLO DE DEFINICIÓN DESCUBIERTO" calcext:value-type="string">
            <text:p>CICLO DE DEFINICIÓN DESCUBIERTO</text:p>
          </table:table-cell>
          <table:table-cell table:style-name="ce8" table:formula="of:=IFERROR(__xludf.dummyfunction(&quot;upper(googletranslate(A48,$A$1,&quot;&quot;en&quot;&quot;))&quot;);&quot;DISCOVERED DEFINITION CYCLE&quot;)" office:value-type="string" office:string-value="DISCOVERED DEFINITION CYCLE" calcext:value-type="string">
            <text:p>DISCOVERED DEFINITION CYCLE</text:p>
          </table:table-cell>
          <table:table-cell table:style-name="ce2" table:formula="of:=[$errors.A7]" office:value-type="string" office:string-value="DEFINITION CYCLE DISCOVERED" calcext:value-type="string">
            <text:p>DEFINITION CYCLE DISCOVERED</text:p>
          </table:table-cell>
          <table:table-cell/>
          <table:table-cell table:style-name="ce2" table:formula="of:=IFERROR(__xludf.dummyfunction(&quot;UPPER(GOOGLETRANSLATE(if(len(D48) &gt; 0, D48, C48),&quot;&quot;en&quot;&quot;,$A$1))&quot;);&quot;CICLO DE DEFINICIÓN DESCUBIERTO&quot;)" office:value-type="string" office:string-value="CICLO DE DEFINICIÓN DESCUBIERTO" calcext:value-type="string">
            <text:p>CICLO DE DEFINICIÓN DESCUBIERTO</text:p>
          </table:table-cell>
          <table:table-cell table:number-columns-repeated="1019"/>
        </table:table-row>
        <table:table-row table:style-name="ro1">
          <table:table-cell table:style-name="ce5" table:formula="of:=IF(LEN([.F49]) &gt; 0; [.F49]; [.E49])" office:value-type="string" office:string-value="ERROR" calcext:value-type="string">
            <text:p>ERROR</text:p>
          </table:table-cell>
          <table:table-cell table:style-name="ce8" table:formula="of:=IFERROR(__xludf.dummyfunction(&quot;upper(googletranslate(A49,$A$1,&quot;&quot;en&quot;&quot;))&quot;);&quot;MISTAKE&quot;)" office:value-type="string" office:string-value="MISTAKE" calcext:value-type="string">
            <text:p>MISTAKE</text:p>
          </table:table-cell>
          <table:table-cell table:style-name="ce2" table:formula="of:=[$errors.A8]" office:value-type="string" office:string-value="ERROR" calcext:value-type="string">
            <text:p>ERROR</text:p>
          </table:table-cell>
          <table:table-cell/>
          <table:table-cell table:style-name="ce2" table:formula="of:=IFERROR(__xludf.dummyfunction(&quot;UPPER(GOOGLETRANSLATE(if(len(D49) &gt; 0, D49, C49),&quot;&quot;en&quot;&quot;,$A$1))&quot;);&quot;ERROR&quot;)" office:value-type="string" office:string-value="ERROR" calcext:value-type="string">
            <text:p>ERROR</text:p>
          </table:table-cell>
          <table:table-cell table:number-columns-repeated="1019"/>
        </table:table-row>
        <table:table-row table:style-name="ro1">
          <table:table-cell table:style-name="ce5" table:formula="of:=IF(LEN([.F50]) &gt; 0; [.F50]; [.E50])" office:value-type="string" office:string-value="FALLA" calcext:value-type="string">
            <text:p>FALLA</text:p>
          </table:table-cell>
          <table:table-cell table:style-name="ce8" table:formula="of:=IFERROR(__xludf.dummyfunction(&quot;upper(googletranslate(A50,$A$1,&quot;&quot;en&quot;&quot;))&quot;);&quot;FAILURE&quot;)" office:value-type="string" office:string-value="FAILURE" calcext:value-type="string">
            <text:p>FAILURE</text:p>
          </table:table-cell>
          <table:table-cell table:style-name="ce2" table:formula="of:=[$errors.A9]" office:value-type="string" office:string-value="FAILURE" calcext:value-type="string">
            <text:p>FAILURE</text:p>
          </table:table-cell>
          <table:table-cell/>
          <table:table-cell table:style-name="ce2" table:formula="of:=IFERROR(__xludf.dummyfunction(&quot;UPPER(GOOGLETRANSLATE(if(len(D50) &gt; 0, D50, C50),&quot;&quot;en&quot;&quot;,$A$1))&quot;);&quot;FALLA&quot;)" office:value-type="string" office:string-value="FALLA" calcext:value-type="string">
            <text:p>FALLA</text:p>
          </table:table-cell>
          <table:table-cell table:number-columns-repeated="1019"/>
        </table:table-row>
        <table:table-row table:style-name="ro1">
          <table:table-cell table:style-name="ce5" table:formula="of:=IF(LEN([.F51]) &gt; 0; [.F51]; [.E51])" office:value-type="string" office:string-value="PARA VARIABLE MULTIPLICAR DEFINIDA" calcext:value-type="string">
            <text:p>PARA VARIABLE MULTIPLICAR DEFINIDA</text:p>
          </table:table-cell>
          <table:table-cell table:style-name="ce8" table:formula="of:=IFERROR(__xludf.dummyfunction(&quot;upper(googletranslate(A51,$A$1,&quot;&quot;en&quot;&quot;))&quot;);&quot;FOR VARIABLE MULTIPLY DEFINED&quot;)" office:value-type="string" office:string-value="FOR VARIABLE MULTIPLY DEFINED" calcext:value-type="string">
            <text:p>FOR VARIABLE MULTIPLY DEFINED</text:p>
          </table:table-cell>
          <table:table-cell table:style-name="ce2" table:formula="of:=[$errors.A10]" office:value-type="string" office:string-value="FOR VARIABLE MULTIPLY DEFINED" calcext:value-type="string">
            <text:p>FOR VARIABLE MULTIPLY DEFINED</text:p>
          </table:table-cell>
          <table:table-cell/>
          <table:table-cell table:style-name="ce2" table:formula="of:=IFERROR(__xludf.dummyfunction(&quot;UPPER(GOOGLETRANSLATE(if(len(D51) &gt; 0, D51, C51),&quot;&quot;en&quot;&quot;,$A$1))&quot;);&quot;PARA VARIABLE MULTIPLICAR DEFINIDA&quot;)" office:value-type="string" office:string-value="PARA VARIABLE MULTIPLICAR DEFINIDA" calcext:value-type="string">
            <text:p>PARA VARIABLE MULTIPLICAR DEFINIDA</text:p>
          </table:table-cell>
          <table:table-cell table:number-columns-repeated="1019"/>
        </table:table-row>
        <table:table-row table:style-name="ro1">
          <table:table-cell table:style-name="ce5" table:formula="of:=IF(LEN([.F52]) &gt; 0; [.F52]; [.E52])" office:value-type="string" office:string-value="DEFINICIÓN DE FUNCIÓN MULTIPLICAR DEFINIDA" calcext:value-type="string">
            <text:p>DEFINICIÓN DE FUNCIÓN MULTIPLICAR DEFINIDA</text:p>
          </table:table-cell>
          <table:table-cell table:style-name="ce8" table:formula="of:=IFERROR(__xludf.dummyfunction(&quot;upper(googletranslate(A52,$A$1,&quot;&quot;en&quot;&quot;))&quot;);&quot;DEFINITION OF DEFINED MULTIPLICATION FUNCTION&quot;)" office:value-type="string" office:string-value="DEFINITION OF DEFINED MULTIPLICATION FUNCTION" calcext:value-type="string">
            <text:p>DEFINITION OF DEFINED MULTIPLICATION FUNCTION</text:p>
          </table:table-cell>
          <table:table-cell table:style-name="ce2" table:formula="of:=[$errors.A11]" office:value-type="string" office:string-value="FUNCTION DEFINITION MULTIPLY DEFINED" calcext:value-type="string">
            <text:p>FUNCTION DEFINITION MULTIPLY DEFINED</text:p>
          </table:table-cell>
          <table:table-cell/>
          <table:table-cell table:style-name="ce2" table:formula="of:=IFERROR(__xludf.dummyfunction(&quot;UPPER(GOOGLETRANSLATE(if(len(D52) &gt; 0, D52, C52),&quot;&quot;en&quot;&quot;,$A$1))&quot;);&quot;DEFINICIÓN DE FUNCIÓN MULTIPLICAR DEFINIDA&quot;)" office:value-type="string" office:string-value="DEFINICIÓN DE FUNCIÓN MULTIPLICAR DEFINIDA" calcext:value-type="string">
            <text:p>DEFINICIÓN DE FUNCIÓN MULTIPLICAR DEFINIDA</text:p>
          </table:table-cell>
          <table:table-cell table:number-columns-repeated="1019"/>
        </table:table-row>
        <table:table-row table:style-name="ro1">
          <table:table-cell table:style-name="ce5" table:formula="of:=IF(LEN([.F53]) &gt; 0; [.F53]; [.E53])" office:value-type="string" office:string-value="INCENTUADOR DE PARÁMETROS DE DEFINICIÓN DE FUNCIÓN" calcext:value-type="string">
            <text:p>INCENTUADOR DE PARÁMETROS DE DEFINICIÓN DE FUNCIÓN</text:p>
          </table:table-cell>
          <table:table-cell table:style-name="ce8" table:formula="of:=IFERROR(__xludf.dummyfunction(&quot;upper(googletranslate(A53,$A$1,&quot;&quot;en&quot;&quot;))&quot;);&quot;INCENTUMER OF FUNCTION DEFINITION PARAMETERS&quot;)" office:value-type="string" office:string-value="INCENTUMER OF FUNCTION DEFINITION PARAMETERS" calcext:value-type="string">
            <text:p>INCENTUMER OF FUNCTION DEFINITION PARAMETERS</text:p>
          </table:table-cell>
          <table:table-cell table:style-name="ce2" table:formula="of:=[$errors.A12]" office:value-type="string" office:string-value="FUNCTION DEFINITION PARAMETER MISMATCH" calcext:value-type="string">
            <text:p>FUNCTION DEFINITION PARAMETER MISMATCH</text:p>
          </table:table-cell>
          <table:table-cell/>
          <table:table-cell table:style-name="ce2" table:formula="of:=IFERROR(__xludf.dummyfunction(&quot;UPPER(GOOGLETRANSLATE(if(len(D53) &gt; 0, D53, C53),&quot;&quot;en&quot;&quot;,$A$1))&quot;);&quot;INCENTUADOR DE PARÁMETROS DE DEFINICIÓN DE FUNCIÓN&quot;)" office:value-type="string" office:string-value="INCENTUADOR DE PARÁMETROS DE DEFINICIÓN DE FUNCIÓN" calcext:value-type="string">
            <text:p>INCENTUADOR DE PARÁMETROS DE DEFINICIÓN DE FUNCIÓN</text:p>
          </table:table-cell>
          <table:table-cell table:number-columns-repeated="1019"/>
        </table:table-row>
        <table:table-row table:style-name="ro1">
          <table:table-cell table:style-name="ce5" table:formula="of:=IF(LEN([.F54]) &gt; 0; [.F54]; [.E54])" office:value-type="string" office:string-value="DESBORDAMIENTO DE LA PILA GOSUB" calcext:value-type="string">
            <text:p>DESBORDAMIENTO DE LA PILA GOSUB</text:p>
          </table:table-cell>
          <table:table-cell table:style-name="ce8" table:formula="of:=IFERROR(__xludf.dummyfunction(&quot;upper(googletranslate(A54,$A$1,&quot;&quot;en&quot;&quot;))&quot;);&quot;GOSUB STACK OVERFLOW&quot;)" office:value-type="string" office:string-value="GOSUB STACK OVERFLOW" calcext:value-type="string">
            <text:p>GOSUB STACK OVERFLOW</text:p>
          </table:table-cell>
          <table:table-cell table:style-name="ce2" table:formula="of:=[$errors.A13]" office:value-type="string" office:string-value="GOSUB STACK OVERFLOW" calcext:value-type="string">
            <text:p>GOSUB STACK OVERFLOW</text:p>
          </table:table-cell>
          <table:table-cell/>
          <table:table-cell table:style-name="ce2" table:formula="of:=IFERROR(__xludf.dummyfunction(&quot;UPPER(GOOGLETRANSLATE(if(len(D54) &gt; 0, D54, C54),&quot;&quot;en&quot;&quot;,$A$1))&quot;);&quot;DESBORDAMIENTO DE LA PILA GOSUB&quot;)" office:value-type="string" office:string-value="DESBORDAMIENTO DE LA PILA GOSUB" calcext:value-type="string">
            <text:p>DESBORDAMIENTO DE LA PILA GOSUB</text:p>
          </table:table-cell>
          <table:table-cell table:number-columns-repeated="1019"/>
        </table:table-row>
        <table:table-row table:style-name="ro1">
          <table:table-cell table:style-name="ce5" table:formula="of:=IF(LEN([.F55]) &gt; 0; [.F55]; [.E55])" office:value-type="string" office:string-value="GOSUB STACK SUBFLOW" calcext:value-type="string">
            <text:p>GOSUB STACK SUBFLOW</text:p>
          </table:table-cell>
          <table:table-cell table:style-name="ce8" table:formula="of:=IFERROR(__xludf.dummyfunction(&quot;upper(googletranslate(A55,$A$1,&quot;&quot;en&quot;&quot;))&quot;);&quot;GOSUB STACK SUBFLOW&quot;)" office:value-type="string" office:string-value="GOSUB STACK SUBFLOW" calcext:value-type="string">
            <text:p>GOSUB STACK SUBFLOW</text:p>
          </table:table-cell>
          <table:table-cell table:style-name="ce2" table:formula="of:=[$errors.A14]" office:value-type="string" office:string-value="GOSUB STACK UNDERFLOW" calcext:value-type="string">
            <text:p>GOSUB STACK UNDERFLOW</text:p>
          </table:table-cell>
          <table:table-cell/>
          <table:table-cell table:style-name="ce2" table:formula="of:=IFERROR(__xludf.dummyfunction(&quot;UPPER(GOOGLETRANSLATE(if(len(D55) &gt; 0, D55, C55),&quot;&quot;en&quot;&quot;,$A$1))&quot;);&quot;GOSUB STACK SUBFLOW&quot;)" office:value-type="string" office:string-value="GOSUB STACK SUBFLOW" calcext:value-type="string">
            <text:p>GOSUB STACK SUBFLOW</text:p>
          </table:table-cell>
          <table:table-cell table:number-columns-repeated="1019"/>
        </table:table-row>
        <table:table-row table:style-name="ro1">
          <table:table-cell table:style-name="ce5" table:formula="of:=IF(LEN([.F56]) &gt; 0; [.F56]; [.E56])" office:value-type="string" office:string-value="ÍNDICE FUERA DE RANGO" calcext:value-type="string">
            <text:p>ÍNDICE FUERA DE RANGO</text:p>
          </table:table-cell>
          <table:table-cell table:style-name="ce8" table:formula="of:=IFERROR(__xludf.dummyfunction(&quot;upper(googletranslate(A56,$A$1,&quot;&quot;en&quot;&quot;))&quot;);&quot;OUT -RANGE INDEX&quot;)" office:value-type="string" office:string-value="OUT -RANGE INDEX" calcext:value-type="string">
            <text:p>OUT -RANGE INDEX</text:p>
          </table:table-cell>
          <table:table-cell table:style-name="ce2" table:formula="of:=[$errors.A15]" office:value-type="string" office:string-value="INDEX OUT OF RANGE" calcext:value-type="string">
            <text:p>INDEX OUT OF RANGE</text:p>
          </table:table-cell>
          <table:table-cell/>
          <table:table-cell table:style-name="ce2" table:formula="of:=IFERROR(__xludf.dummyfunction(&quot;UPPER(GOOGLETRANSLATE(if(len(D56) &gt; 0, D56, C56),&quot;&quot;en&quot;&quot;,$A$1))&quot;);&quot;ÍNDICE FUERA DE RANGO&quot;)" office:value-type="string" office:string-value="ÍNDICE FUERA DE RANGO" calcext:value-type="string">
            <text:p>ÍNDICE FUERA DE RANGO</text:p>
          </table:table-cell>
          <table:table-cell table:number-columns-repeated="1019"/>
        </table:table-row>
        <table:table-row table:style-name="ro1">
          <table:table-cell table:style-name="ce5" table:formula="of:=IF(LEN([.F57]) &gt; 0; [.F57]; [.E57])" office:value-type="string" office:string-value="ETIQUETA YA DEFINIDA" calcext:value-type="string">
            <text:p>ETIQUETA YA DEFINIDA</text:p>
          </table:table-cell>
          <table:table-cell table:style-name="ce8" table:formula="of:=IFERROR(__xludf.dummyfunction(&quot;upper(googletranslate(A57,$A$1,&quot;&quot;en&quot;&quot;))&quot;);&quot;TAG ALREADY DEFINED&quot;)" office:value-type="string" office:string-value="TAG ALREADY DEFINED" calcext:value-type="string">
            <text:p>TAG ALREADY DEFINED</text:p>
          </table:table-cell>
          <table:table-cell table:style-name="ce2" table:formula="of:=[$errors.A16]" office:value-type="string" office:string-value="LABEL ALREADY DEFINED" calcext:value-type="string">
            <text:p>LABEL ALREADY DEFINED</text:p>
          </table:table-cell>
          <table:table-cell/>
          <table:table-cell table:style-name="ce2" table:formula="of:=IFERROR(__xludf.dummyfunction(&quot;UPPER(GOOGLETRANSLATE(if(len(D57) &gt; 0, D57, C57),&quot;&quot;en&quot;&quot;,$A$1))&quot;);&quot;ETIQUETA YA DEFINIDA&quot;)" office:value-type="string" office:string-value="ETIQUETA YA DEFINIDA" calcext:value-type="string">
            <text:p>ETIQUETA YA DEFINIDA</text:p>
          </table:table-cell>
          <table:table-cell table:number-columns-repeated="1019"/>
        </table:table-row>
        <table:table-row table:style-name="ro1">
          <table:table-cell table:style-name="ce5" table:formula="of:=IF(LEN([.F58]) &gt; 0; [.F58]; [.E58])" office:value-type="string" office:string-value="OPERACIÓN IZQUIERDA / DERECHA DESAJUSTE" calcext:value-type="string">
            <text:p>OPERACIÓN IZQUIERDA / DERECHA DESAJUSTE</text:p>
          </table:table-cell>
          <table:table-cell table:style-name="ce8" table:formula="of:=IFERROR(__xludf.dummyfunction(&quot;upper(googletranslate(A58,$A$1,&quot;&quot;en&quot;&quot;))&quot;);&quot;LEFT / RIGHT OPERATION MISMATCH&quot;)" office:value-type="string" office:string-value="LEFT / RIGHT OPERATION MISMATCH" calcext:value-type="string">
            <text:p>LEFT / RIGHT OPERATION MISMATCH</text:p>
          </table:table-cell>
          <table:table-cell table:style-name="ce2" table:formula="of:=[$errors.A17]" office:value-type="string" office:string-value="LEFT / RIGHT OPERATION MISMATCH" calcext:value-type="string">
            <text:p>LEFT / RIGHT OPERATION MISMATCH</text:p>
          </table:table-cell>
          <table:table-cell/>
          <table:table-cell table:style-name="ce2" table:formula="of:=IFERROR(__xludf.dummyfunction(&quot;UPPER(GOOGLETRANSLATE(if(len(D58) &gt; 0, D58, C58),&quot;&quot;en&quot;&quot;,$A$1))&quot;);&quot;OPERACIÓN IZQUIERDA / DERECHA DESAJUSTE&quot;)" office:value-type="string" office:string-value="OPERACIÓN IZQUIERDA / DERECHA DESAJUSTE" calcext:value-type="string">
            <text:p>OPERACIÓN IZQUIERDA / DERECHA DESAJUSTE</text:p>
          </table:table-cell>
          <table:table-cell table:number-columns-repeated="1019"/>
        </table:table-row>
        <table:table-row table:style-name="ro1">
          <table:table-cell table:style-name="ce5" table:formula="of:=IF(LEN([.F59]) &gt; 0; [.F59]; [.E59])" office:value-type="string" office:string-value="ÍNDICE NEGATIVO" calcext:value-type="string">
            <text:p>ÍNDICE NEGATIVO</text:p>
          </table:table-cell>
          <table:table-cell table:style-name="ce8" table:formula="of:=IFERROR(__xludf.dummyfunction(&quot;upper(googletranslate(A59,$A$1,&quot;&quot;en&quot;&quot;))&quot;);&quot;NEGATIVE INDEX&quot;)" office:value-type="string" office:string-value="NEGATIVE INDEX" calcext:value-type="string">
            <text:p>NEGATIVE INDEX</text:p>
          </table:table-cell>
          <table:table-cell table:style-name="ce2" table:formula="of:=[$errors.A18]" office:value-type="string" office:string-value="NEGATIVE INDEX" calcext:value-type="string">
            <text:p>NEGATIVE INDEX</text:p>
          </table:table-cell>
          <table:table-cell/>
          <table:table-cell table:style-name="ce2" table:formula="of:=IFERROR(__xludf.dummyfunction(&quot;UPPER(GOOGLETRANSLATE(if(len(D59) &gt; 0, D59, C59),&quot;&quot;en&quot;&quot;,$A$1))&quot;);&quot;ÍNDICE NEGATIVO&quot;)" office:value-type="string" office:string-value="ÍNDICE NEGATIVO" calcext:value-type="string">
            <text:p>ÍNDICE NEGATIVO</text:p>
          </table:table-cell>
          <table:table-cell table:number-columns-repeated="1019"/>
        </table:table-row>
        <table:table-row table:style-name="ro1">
          <table:table-cell table:style-name="ce5" table:formula="of:=IF(LEN([.F60]) &gt; 0; [.F60]; [.E60])" office:value-type="string" office:string-value="SIGUIENTE EN FOR LOOP CON VARIABLE DE CADENA" calcext:value-type="string">
            <text:p>SIGUIENTE EN FOR LOOP CON VARIABLE DE CADENA</text:p>
          </table:table-cell>
          <table:table-cell table:style-name="ce8" table:formula="of:=IFERROR(__xludf.dummyfunction(&quot;upper(googletranslate(A60,$A$1,&quot;&quot;en&quot;&quot;))&quot;);&quot;NEXT IN FOR LOOP WITH CHAIN VARIABLE&quot;)" office:value-type="string" office:string-value="NEXT IN FOR LOOP WITH CHAIN VARIABLE" calcext:value-type="string">
            <text:p>NEXT IN FOR LOOP WITH CHAIN VARIABLE</text:p>
          </table:table-cell>
          <table:table-cell table:style-name="ce2" table:formula="of:=[$errors.A19]" office:value-type="string" office:string-value="NEXT ON FOR LOOP WITH STRING VARIABLE" calcext:value-type="string">
            <text:p>NEXT ON FOR LOOP WITH STRING VARIABLE</text:p>
          </table:table-cell>
          <table:table-cell/>
          <table:table-cell table:style-name="ce2" table:formula="of:=IFERROR(__xludf.dummyfunction(&quot;UPPER(GOOGLETRANSLATE(if(len(D60) &gt; 0, D60, C60),&quot;&quot;en&quot;&quot;,$A$1))&quot;);&quot;SIGUIENTE EN FOR LOOP CON VARIABLE DE CADENA&quot;)" office:value-type="string" office:string-value="SIGUIENTE EN FOR LOOP CON VARIABLE DE CADENA" calcext:value-type="string">
            <text:p>SIGUIENTE EN FOR LOOP CON VARIABLE DE CADENA</text:p>
          </table:table-cell>
          <table:table-cell table:number-columns-repeated="1019"/>
        </table:table-row>
        <table:table-row table:style-name="ro1">
          <table:table-cell table:style-name="ce5" table:formula="of:=IF(LEN([.F61]) &gt; 0; [.F61]; [.E61])" office:value-type="string" office:string-value="DESAJUSTE DE OPERANDO" calcext:value-type="string">
            <text:p>DESAJUSTE DE OPERANDO</text:p>
          </table:table-cell>
          <table:table-cell table:style-name="ce8" table:formula="of:=IFERROR(__xludf.dummyfunction(&quot;upper(googletranslate(A61,$A$1,&quot;&quot;en&quot;&quot;))&quot;);&quot;OPERATING MISMATCH&quot;)" office:value-type="string" office:string-value="OPERATING MISMATCH" calcext:value-type="string">
            <text:p>OPERATING MISMATCH</text:p>
          </table:table-cell>
          <table:table-cell table:style-name="ce2" table:formula="of:=[$errors.A20]" office:value-type="string" office:string-value="OPERAND MISMATCH" calcext:value-type="string">
            <text:p>OPERAND MISMATCH</text:p>
          </table:table-cell>
          <table:table-cell/>
          <table:table-cell table:style-name="ce2" table:formula="of:=IFERROR(__xludf.dummyfunction(&quot;UPPER(GOOGLETRANSLATE(if(len(D61) &gt; 0, D61, C61),&quot;&quot;en&quot;&quot;,$A$1))&quot;);&quot;DESAJUSTE DE OPERANDO&quot;)" office:value-type="string" office:string-value="DESAJUSTE DE OPERANDO" calcext:value-type="string">
            <text:p>DESAJUSTE DE OPERANDO</text:p>
          </table:table-cell>
          <table:table-cell table:number-columns-repeated="1019"/>
        </table:table-row>
        <table:table-row table:style-name="ro1">
          <table:table-cell table:style-name="ce5" table:formula="of:=IF(LEN([.F62]) &gt; 0; [.F62]; [.E62])" office:value-type="string" office:string-value="LA OPCIÓN REQUIERE UN IDIOMA" calcext:value-type="string">
            <text:p>LA OPCIÓN REQUIERE UN IDIOMA</text:p>
          </table:table-cell>
          <table:table-cell table:style-name="ce8" table:formula="of:=IFERROR(__xludf.dummyfunction(&quot;upper(googletranslate(A62,$A$1,&quot;&quot;en&quot;&quot;))&quot;);&quot;THE OPTION REQUIRES A LANGUAGE&quot;)" office:value-type="string" office:string-value="THE OPTION REQUIRES A LANGUAGE" calcext:value-type="string">
            <text:p>THE OPTION REQUIRES A LANGUAGE</text:p>
          </table:table-cell>
          <table:table-cell table:style-name="ce2" table:formula="of:=[$errors.A21]" office:value-type="string" office:string-value="OPTION REQUIRES A LANGUAGE" calcext:value-type="string">
            <text:p>OPTION REQUIRES A LANGUAGE</text:p>
          </table:table-cell>
          <table:table-cell/>
          <table:table-cell table:style-name="ce2" table:formula="of:=IFERROR(__xludf.dummyfunction(&quot;UPPER(GOOGLETRANSLATE(if(len(D62) &gt; 0, D62, C62),&quot;&quot;en&quot;&quot;,$A$1))&quot;);&quot;LA OPCIÓN REQUIERE UN IDIOMA&quot;)" office:value-type="string" office:string-value="LA OPCIÓN REQUIERE UN IDIOMA" calcext:value-type="string">
            <text:p>LA OPCIÓN REQUIERE UN IDIOMA</text:p>
          </table:table-cell>
          <table:table-cell table:number-columns-repeated="1019"/>
        </table:table-row>
        <table:table-row table:style-name="ro1">
          <table:table-cell table:style-name="ce5" table:formula="of:=IF(LEN([.F63]) &gt; 0; [.F63]; [.E63])" office:value-type="string" office:string-value="VERIFIQUE LA CONFIGURACIÓN DEL IDIOMA O LA VARIABLE DE ENTORNO" calcext:value-type="string">
            <text:p>VERIFIQUE LA CONFIGURACIÓN DEL IDIOMA O LA VARIABLE DE ENTORNO</text:p>
          </table:table-cell>
          <table:table-cell table:style-name="ce8" table:formula="of:=IFERROR(__xludf.dummyfunction(&quot;upper(googletranslate(A63,$A$1,&quot;&quot;en&quot;&quot;))&quot;);&quot;VERIFY THE LANGUAGE CONFIGURATION OR THE ENVIRONMENT VARIABLE&quot;)" office:value-type="string" office:string-value="VERIFY THE LANGUAGE CONFIGURATION OR THE ENVIRONMENT VARIABLE" calcext:value-type="string">
            <text:p>VERIFY THE LANGUAGE CONFIGURATION OR THE ENVIRONMENT VARIABLE</text:p>
          </table:table-cell>
          <table:table-cell table:style-name="ce2" table:formula="of:=[$errors.A22]" office:value-type="string" office:string-value="PLEASE CHECK LANGUAGE SETTINGS OR ENVIRONMENT VARIABLE" calcext:value-type="string">
            <text:p>PLEASE CHECK LANGUAGE SETTINGS OR ENVIRONMENT VARIABLE</text:p>
          </table:table-cell>
          <table:table-cell/>
          <table:table-cell table:style-name="ce2" table:formula="of:=IFERROR(__xludf.dummyfunction(&quot;UPPER(GOOGLETRANSLATE(if(len(D63) &gt; 0, D63, C63),&quot;&quot;en&quot;&quot;,$A$1))&quot;);&quot;VERIFIQUE LA CONFIGURACIÓN DEL IDIOMA O LA VARIABLE DE ENTORNO&quot;)" office:value-type="string" office:string-value="VERIFIQUE LA CONFIGURACIÓN DEL IDIOMA O LA VARIABLE DE ENTORNO" calcext:value-type="string">
            <text:p>VERIFIQUE LA CONFIGURACIÓN DEL IDIOMA O LA VARIABLE DE ENTORNO</text:p>
          </table:table-cell>
          <table:table-cell table:number-columns-repeated="1019"/>
        </table:table-row>
        <table:table-row table:style-name="ro1">
          <table:table-cell table:style-name="ce5" table:formula="of:=IF(LEN([.F64]) &gt; 0; [.F64]; [.E64])" office:value-type="string" office:string-value="STRING MATH LOGIC ERROR" calcext:value-type="string">
            <text:p>STRING MATH LOGIC ERROR</text:p>
          </table:table-cell>
          <table:table-cell table:style-name="ce8" table:formula="of:=IFERROR(__xludf.dummyfunction(&quot;upper(googletranslate(A64,$A$1,&quot;&quot;en&quot;&quot;))&quot;);&quot;STRING MATH LOGIC ERROR&quot;)" office:value-type="string" office:string-value="STRING MATH LOGIC ERROR" calcext:value-type="string">
            <text:p>STRING MATH LOGIC ERROR</text:p>
          </table:table-cell>
          <table:table-cell table:style-name="ce2" table:formula="of:=[$errors.A23]" office:value-type="string" office:string-value="STRING MATH LOGIC ERROR" calcext:value-type="string">
            <text:p>STRING MATH LOGIC ERROR</text:p>
          </table:table-cell>
          <table:table-cell/>
          <table:table-cell table:style-name="ce2" table:formula="of:=IFERROR(__xludf.dummyfunction(&quot;UPPER(GOOGLETRANSLATE(if(len(D64) &gt; 0, D64, C64),&quot;&quot;en&quot;&quot;,$A$1))&quot;);&quot;STRING MATH LOGIC ERROR&quot;)" office:value-type="string" office:string-value="STRING MATH LOGIC ERROR" calcext:value-type="string">
            <text:p>STRING MATH LOGIC ERROR</text:p>
          </table:table-cell>
          <table:table-cell table:number-columns-repeated="1019"/>
        </table:table-row>
        <table:table-row table:style-name="ro1">
          <table:table-cell table:style-name="ce5" table:formula="of:=IF(LEN([.F65]) &gt; 0; [.F65]; [.E65])" office:value-type="string" office:string-value="ERROR DE SINTAXIS" calcext:value-type="string">
            <text:p>ERROR DE SINTAXIS</text:p>
          </table:table-cell>
          <table:table-cell table:style-name="ce8" table:formula="of:=IFERROR(__xludf.dummyfunction(&quot;upper(googletranslate(A65,$A$1,&quot;&quot;en&quot;&quot;))&quot;);&quot;SYNTAX ERROR&quot;)" office:value-type="string" office:string-value="SYNTAX ERROR" calcext:value-type="string">
            <text:p>SYNTAX ERROR</text:p>
          </table:table-cell>
          <table:table-cell table:style-name="ce2" table:formula="of:=[$errors.A24]" office:value-type="string" office:string-value="SYNTAX ERROR" calcext:value-type="string">
            <text:p>SYNTAX ERROR</text:p>
          </table:table-cell>
          <table:table-cell/>
          <table:table-cell table:style-name="ce2" table:formula="of:=IFERROR(__xludf.dummyfunction(&quot;UPPER(GOOGLETRANSLATE(if(len(D65) &gt; 0, D65, C65),&quot;&quot;en&quot;&quot;,$A$1))&quot;);&quot;ERROR DE SINTAXIS&quot;)" office:value-type="string" office:string-value="ERROR DE SINTAXIS" calcext:value-type="string">
            <text:p>ERROR DE SINTAXIS</text:p>
          </table:table-cell>
          <table:table-cell table:number-columns-repeated="1019"/>
        </table:table-row>
        <table:table-row table:style-name="ro1">
          <table:table-cell table:style-name="ce5" table:formula="of:=IF(LEN([.F66]) &gt; 0; [.F66]; [.E66])" office:value-type="string" office:string-value="NO ES POSIBLE ABRIR EL ARCHIVO" calcext:value-type="string">
            <text:p>NO ES POSIBLE ABRIR EL ARCHIVO</text:p>
          </table:table-cell>
          <table:table-cell table:style-name="ce8" table:formula="of:=IFERROR(__xludf.dummyfunction(&quot;upper(googletranslate(A66,$A$1,&quot;&quot;en&quot;&quot;))&quot;);&quot;IT IS NOT POSSIBLE TO OPEN THE FILE&quot;)" office:value-type="string" office:string-value="IT IS NOT POSSIBLE TO OPEN THE FILE" calcext:value-type="string">
            <text:p>IT IS NOT POSSIBLE TO OPEN THE FILE</text:p>
          </table:table-cell>
          <table:table-cell table:style-name="ce2" table:formula="of:=[$errors.A25]" office:value-type="string" office:string-value="UNABLE TO OPEN FILE" calcext:value-type="string">
            <text:p>UNABLE TO OPEN FILE</text:p>
          </table:table-cell>
          <table:table-cell/>
          <table:table-cell table:style-name="ce2" table:formula="of:=IFERROR(__xludf.dummyfunction(&quot;UPPER(GOOGLETRANSLATE(if(len(D66) &gt; 0, D66, C66),&quot;&quot;en&quot;&quot;,$A$1))&quot;);&quot;NO ES POSIBLE ABRIR EL ARCHIVO&quot;)" office:value-type="string" office:string-value="NO ES POSIBLE ABRIR EL ARCHIVO" calcext:value-type="string">
            <text:p>NO ES POSIBLE ABRIR EL ARCHIVO</text:p>
          </table:table-cell>
          <table:table-cell table:number-columns-repeated="1019"/>
        </table:table-row>
        <table:table-row table:style-name="ro1">
          <table:table-cell table:style-name="ce5" table:formula="of:=IF(LEN([.F67]) &gt; 0; [.F67]; [.E67])" office:value-type="string" office:string-value="NO SE PUEDE ABRIR PARA ABRIR EL ARCHIVO PARA LA LECTURA" calcext:value-type="string">
            <text:p>NO SE PUEDE ABRIR PARA ABRIR EL ARCHIVO PARA LA LECTURA</text:p>
          </table:table-cell>
          <table:table-cell table:style-name="ce8" table:formula="of:=IFERROR(__xludf.dummyfunction(&quot;upper(googletranslate(A67,$A$1,&quot;&quot;en&quot;&quot;))&quot;);&quot;YOU CANNOT OPEN TO OPEN THE FILE FOR READING&quot;)" office:value-type="string" office:string-value="YOU CANNOT OPEN TO OPEN THE FILE FOR READING" calcext:value-type="string">
            <text:p>YOU CANNOT OPEN TO OPEN THE FILE FOR READING</text:p>
          </table:table-cell>
          <table:table-cell table:style-name="ce2" table:formula="of:=[$errors.A26]" office:value-type="string" office:string-value="UNABLE TO OPEN TO OPEN FILE FOR READING" calcext:value-type="string">
            <text:p>UNABLE TO OPEN TO OPEN FILE FOR READING</text:p>
          </table:table-cell>
          <table:table-cell/>
          <table:table-cell table:style-name="ce2" table:formula="of:=IFERROR(__xludf.dummyfunction(&quot;UPPER(GOOGLETRANSLATE(if(len(D67) &gt; 0, D67, C67),&quot;&quot;en&quot;&quot;,$A$1))&quot;);&quot;NO SE PUEDE ABRIR PARA ABRIR EL ARCHIVO PARA LA LECTURA&quot;)" office:value-type="string" office:string-value="NO SE PUEDE ABRIR PARA ABRIR EL ARCHIVO PARA LA LECTURA" calcext:value-type="string">
            <text:p>NO SE PUEDE ABRIR PARA ABRIR EL ARCHIVO PARA LA LECTURA</text:p>
          </table:table-cell>
          <table:table-cell table:number-columns-repeated="1019"/>
        </table:table-row>
        <table:table-row table:style-name="ro1">
          <table:table-cell table:style-name="ce5" table:formula="of:=IF(LEN([.F68]) &gt; 0; [.F68]; [.E68])" office:value-type="string" office:string-value="ETIQUETA INDEFINIDA" calcext:value-type="string">
            <text:p>ETIQUETA INDEFINIDA</text:p>
          </table:table-cell>
          <table:table-cell table:style-name="ce8" table:formula="of:=IFERROR(__xludf.dummyfunction(&quot;upper(googletranslate(A68,$A$1,&quot;&quot;en&quot;&quot;))&quot;);&quot;INDEFINITE LABEL&quot;)" office:value-type="string" office:string-value="INDEFINITE LABEL" calcext:value-type="string">
            <text:p>INDEFINITE LABEL</text:p>
          </table:table-cell>
          <table:table-cell table:style-name="ce2" table:formula="of:=[$errors.A27]" office:value-type="string" office:string-value="UNDEFINED LABEL" calcext:value-type="string">
            <text:p>UNDEFINED LABEL</text:p>
          </table:table-cell>
          <table:table-cell/>
          <table:table-cell table:style-name="ce2" table:formula="of:=IFERROR(__xludf.dummyfunction(&quot;UPPER(GOOGLETRANSLATE(if(len(D68) &gt; 0, D68, C68),&quot;&quot;en&quot;&quot;,$A$1))&quot;);&quot;ETIQUETA INDEFINIDA&quot;)" office:value-type="string" office:string-value="ETIQUETA INDEFINIDA" calcext:value-type="string">
            <text:p>ETIQUETA INDEFINIDA</text:p>
          </table:table-cell>
          <table:table-cell table:number-columns-repeated="1019"/>
        </table:table-row>
        <table:table-row table:style-name="ro1">
          <table:table-cell table:style-name="ce5" table:formula="of:=IF(LEN([.F69]) &gt; 0; [.F69]; [.E69])" office:value-type="string" office:string-value="OPERACIÓN NO CONTROLADA" calcext:value-type="string">
            <text:p>OPERACIÓN NO CONTROLADA</text:p>
          </table:table-cell>
          <table:table-cell table:style-name="ce8" table:formula="of:=IFERROR(__xludf.dummyfunction(&quot;upper(googletranslate(A69,$A$1,&quot;&quot;en&quot;&quot;))&quot;);&quot;UN CONTROLLED OPERATION&quot;)" office:value-type="string" office:string-value="UN CONTROLLED OPERATION" calcext:value-type="string">
            <text:p>UN CONTROLLED OPERATION</text:p>
          </table:table-cell>
          <table:table-cell table:style-name="ce2" table:formula="of:=[$errors.A28]" office:value-type="string" office:string-value="UNHANDLED OPERATION" calcext:value-type="string">
            <text:p>UNHANDLED OPERATION</text:p>
          </table:table-cell>
          <table:table-cell/>
          <table:table-cell table:style-name="ce2" table:formula="of:=IFERROR(__xludf.dummyfunction(&quot;UPPER(GOOGLETRANSLATE(if(len(D69) &gt; 0, D69, C69),&quot;&quot;en&quot;&quot;,$A$1))&quot;);&quot;OPERACIÓN NO CONTROLADA&quot;)" office:value-type="string" office:string-value="OPERACIÓN NO CONTROLADA" calcext:value-type="string">
            <text:p>OPERACIÓN NO CONTROLADA</text:p>
          </table:table-cell>
          <table:table-cell table:number-columns-repeated="1019"/>
        </table:table-row>
        <table:table-row table:style-name="ro1">
          <table:table-cell table:style-name="ce5" table:formula="of:=IF(LEN([.F70]) &gt; 0; [.F70]; [.E70])" office:value-type="string" office:string-value="CÓDIGO DE OPERACIÓN NO CONTROLADO" calcext:value-type="string">
            <text:p>CÓDIGO DE OPERACIÓN NO CONTROLADO</text:p>
          </table:table-cell>
          <table:table-cell table:style-name="ce8" table:formula="of:=IFERROR(__xludf.dummyfunction(&quot;upper(googletranslate(A70,$A$1,&quot;&quot;en&quot;&quot;))&quot;);&quot;NON -CONTROLLED OPERATION CODE&quot;)" office:value-type="string" office:string-value="NON -CONTROLLED OPERATION CODE" calcext:value-type="string">
            <text:p>NON -CONTROLLED OPERATION CODE</text:p>
          </table:table-cell>
          <table:table-cell table:style-name="ce2" table:formula="of:=[$errors.A29]" office:value-type="string" office:string-value="UNHANDLED OPERATION CODE" calcext:value-type="string">
            <text:p>UNHANDLED OPERATION CODE</text:p>
          </table:table-cell>
          <table:table-cell/>
          <table:table-cell table:style-name="ce2" table:formula="of:=IFERROR(__xludf.dummyfunction(&quot;UPPER(GOOGLETRANSLATE(if(len(D70) &gt; 0, D70, C70),&quot;&quot;en&quot;&quot;,$A$1))&quot;);&quot;CÓDIGO DE OPERACIÓN NO CONTROLADO&quot;)" office:value-type="string" office:string-value="CÓDIGO DE OPERACIÓN NO CONTROLADO" calcext:value-type="string">
            <text:p>CÓDIGO DE OPERACIÓN NO CONTROLADO</text:p>
          </table:table-cell>
          <table:table-cell table:number-columns-repeated="1019"/>
        </table:table-row>
        <table:table-row table:style-name="ro1">
          <table:table-cell table:style-name="ce5" table:formula="of:=IF(LEN([.F71]) &gt; 0; [.F71]; [.E71])" office:value-type="string" office:string-value="DESCONOCIDO SI LA ETIQUETA" calcext:value-type="string">
            <text:p>DESCONOCIDO SI LA ETIQUETA</text:p>
          </table:table-cell>
          <table:table-cell table:style-name="ce8" table:formula="of:=IFERROR(__xludf.dummyfunction(&quot;upper(googletranslate(A71,$A$1,&quot;&quot;en&quot;&quot;))&quot;);&quot;UNKNOWN IF THE LABEL&quot;)" office:value-type="string" office:string-value="UNKNOWN IF THE LABEL" calcext:value-type="string">
            <text:p>UNKNOWN IF THE LABEL</text:p>
          </table:table-cell>
          <table:table-cell table:style-name="ce2" table:formula="of:=[$errors.A30]" office:value-type="string" office:string-value="UNKNOWN IF LABEL" calcext:value-type="string">
            <text:p>UNKNOWN IF LABEL</text:p>
          </table:table-cell>
          <table:table-cell/>
          <table:table-cell table:style-name="ce2" table:formula="of:=IFERROR(__xludf.dummyfunction(&quot;UPPER(GOOGLETRANSLATE(if(len(D71) &gt; 0, D71, C71),&quot;&quot;en&quot;&quot;,$A$1))&quot;);&quot;DESCONOCIDO SI LA ETIQUETA&quot;)" office:value-type="string" office:string-value="DESCONOCIDO SI LA ETIQUETA" calcext:value-type="string">
            <text:p>DESCONOCIDO SI LA ETIQUETA</text:p>
          </table:table-cell>
          <table:table-cell table:number-columns-repeated="1019"/>
        </table:table-row>
        <table:table-row table:style-name="ro1">
          <table:table-cell table:style-name="ce5" table:formula="of:=IF(LEN([.F72]) &gt; 0; [.F72]; [.E72])" office:value-type="string" office:string-value="OPERACIÓN DE MATEMÁTICAS DOBLE NO RECONOCIDA" calcext:value-type="string">
            <text:p>OPERACIÓN DE MATEMÁTICAS DOBLE NO RECONOCIDA</text:p>
          </table:table-cell>
          <table:table-cell table:style-name="ce8" table:formula="of:=IFERROR(__xludf.dummyfunction(&quot;upper(googletranslate(A72,$A$1,&quot;&quot;en&quot;&quot;))&quot;);&quot;NON -RECOGNIZED DOUBLE MATHEMATICS OPERATION&quot;)" office:value-type="string" office:string-value="NON -RECOGNIZED DOUBLE MATHEMATICS OPERATION" calcext:value-type="string">
            <text:p>NON -RECOGNIZED DOUBLE MATHEMATICS OPERATION</text:p>
          </table:table-cell>
          <table:table-cell table:style-name="ce2" table:formula="of:=[$errors.A31]" office:value-type="string" office:string-value="UNRECOGNIZED DOUBLE MATH OPERATION" calcext:value-type="string">
            <text:p>UNRECOGNIZED DOUBLE MATH OPERATION</text:p>
          </table:table-cell>
          <table:table-cell/>
          <table:table-cell table:style-name="ce2" table:formula="of:=IFERROR(__xludf.dummyfunction(&quot;UPPER(GOOGLETRANSLATE(if(len(D72) &gt; 0, D72, C72),&quot;&quot;en&quot;&quot;,$A$1))&quot;);&quot;OPERACIÓN DE MATEMÁTICAS DOBLE NO RECONOCIDA&quot;)" office:value-type="string" office:string-value="OPERACIÓN DE MATEMÁTICAS DOBLE NO RECONOCIDA" calcext:value-type="string">
            <text:p>OPERACIÓN DE MATEMÁTICAS DOBLE NO RECONOCIDA</text:p>
          </table:table-cell>
          <table:table-cell table:number-columns-repeated="1019"/>
        </table:table-row>
        <table:table-row table:style-name="ro1">
          <table:table-cell table:style-name="ce5" table:formula="of:=IF(LEN([.F73]) &gt; 0; [.F73]; [.E73])" office:value-type="string" office:string-value="DEFINICIÓN DE FUNCIÓN NO RECONOCIDA" calcext:value-type="string">
            <text:p>DEFINICIÓN DE FUNCIÓN NO RECONOCIDA</text:p>
          </table:table-cell>
          <table:table-cell table:style-name="ce8" table:formula="of:=IFERROR(__xludf.dummyfunction(&quot;upper(googletranslate(A73,$A$1,&quot;&quot;en&quot;&quot;))&quot;);&quot;DEFINITION OF UNRECOGNIZED FUNCTION&quot;)" office:value-type="string" office:string-value="DEFINITION OF UNRECOGNIZED FUNCTION" calcext:value-type="string">
            <text:p>DEFINITION OF UNRECOGNIZED FUNCTION</text:p>
          </table:table-cell>
          <table:table-cell table:style-name="ce2" table:formula="of:=[$errors.A32]" office:value-type="string" office:string-value="UNRECOGNIZED FUNCTION DEFINITION" calcext:value-type="string">
            <text:p>UNRECOGNIZED FUNCTION DEFINITION</text:p>
          </table:table-cell>
          <table:table-cell/>
          <table:table-cell table:style-name="ce2" table:formula="of:=IFERROR(__xludf.dummyfunction(&quot;UPPER(GOOGLETRANSLATE(if(len(D73) &gt; 0, D73, C73),&quot;&quot;en&quot;&quot;,$A$1))&quot;);&quot;DEFINICIÓN DE FUNCIÓN NO RECONOCIDA&quot;)" office:value-type="string" office:string-value="DEFINICIÓN DE FUNCIÓN NO RECONOCIDA" calcext:value-type="string">
            <text:p>DEFINICIÓN DE FUNCIÓN NO RECONOCIDA</text:p>
          </table:table-cell>
          <table:table-cell table:number-columns-repeated="1019"/>
        </table:table-row>
        <table:table-row table:style-name="ro1">
          <table:table-cell table:style-name="ce5" table:formula="of:=IF(LEN([.F74]) &gt; 0; [.F74]; [.E74])" office:value-type="string" office:string-value="ETIQUETA GOSUB NO RECONOCIDA" calcext:value-type="string">
            <text:p>ETIQUETA GOSUB NO RECONOCIDA</text:p>
          </table:table-cell>
          <table:table-cell table:style-name="ce8" table:formula="of:=IFERROR(__xludf.dummyfunction(&quot;upper(googletranslate(A74,$A$1,&quot;&quot;en&quot;&quot;))&quot;);&quot;NON -RECOGNIZED GOSUB LABEL&quot;)" office:value-type="string" office:string-value="NON -RECOGNIZED GOSUB LABEL" calcext:value-type="string">
            <text:p>NON -RECOGNIZED GOSUB LABEL</text:p>
          </table:table-cell>
          <table:table-cell table:style-name="ce2" table:formula="of:=[$errors.A33]" office:value-type="string" office:string-value="UNRECOGNIZED GOSUB LABEL" calcext:value-type="string">
            <text:p>UNRECOGNIZED GOSUB LABEL</text:p>
          </table:table-cell>
          <table:table-cell/>
          <table:table-cell table:style-name="ce2" table:formula="of:=IFERROR(__xludf.dummyfunction(&quot;UPPER(GOOGLETRANSLATE(if(len(D74) &gt; 0, D74, C74),&quot;&quot;en&quot;&quot;,$A$1))&quot;);&quot;ETIQUETA GOSUB NO RECONOCIDA&quot;)" office:value-type="string" office:string-value="ETIQUETA GOSUB NO RECONOCIDA" calcext:value-type="string">
            <text:p>ETIQUETA GOSUB NO RECONOCIDA</text:p>
          </table:table-cell>
          <table:table-cell table:number-columns-repeated="1019"/>
        </table:table-row>
        <table:table-row table:style-name="ro1">
          <table:table-cell table:style-name="ce5" table:formula="of:=IF(LEN([.F75]) &gt; 0; [.F75]; [.E75])" office:value-type="string" office:string-value="ETIQUETA GOTO NO RECONOCIDA" calcext:value-type="string">
            <text:p>ETIQUETA GOTO NO RECONOCIDA</text:p>
          </table:table-cell>
          <table:table-cell table:style-name="ce8" table:formula="of:=IFERROR(__xludf.dummyfunction(&quot;upper(googletranslate(A75,$A$1,&quot;&quot;en&quot;&quot;))&quot;);&quot;NON -RECOGNIZED GOTO TAG&quot;)" office:value-type="string" office:string-value="NON -RECOGNIZED GOTO TAG" calcext:value-type="string">
            <text:p>NON -RECOGNIZED GOTO TAG</text:p>
          </table:table-cell>
          <table:table-cell table:style-name="ce2" table:formula="of:=[$errors.A34]" office:value-type="string" office:string-value="UNRECOGNIZED GOTO LABEL" calcext:value-type="string">
            <text:p>UNRECOGNIZED GOTO LABEL</text:p>
          </table:table-cell>
          <table:table-cell/>
          <table:table-cell table:style-name="ce2" table:formula="of:=IFERROR(__xludf.dummyfunction(&quot;UPPER(GOOGLETRANSLATE(if(len(D75) &gt; 0, D75, C75),&quot;&quot;en&quot;&quot;,$A$1))&quot;);&quot;ETIQUETA GOTO NO RECONOCIDA&quot;)" office:value-type="string" office:string-value="ETIQUETA GOTO NO RECONOCIDA" calcext:value-type="string">
            <text:p>ETIQUETA GOTO NO RECONOCIDA</text:p>
          </table:table-cell>
          <table:table-cell table:number-columns-repeated="1019"/>
        </table:table-row>
        <table:table-row table:style-name="ro1">
          <table:table-cell table:style-name="ce5" table:formula="of:=IF(LEN([.F76]) &gt; 0; [.F76]; [.E76])" office:value-type="string" office:string-value="ENTRADA NO RECONOCIDA" calcext:value-type="string">
            <text:p>ENTRADA NO RECONOCIDA</text:p>
          </table:table-cell>
          <table:table-cell table:style-name="ce8" table:formula="of:=IFERROR(__xludf.dummyfunction(&quot;upper(googletranslate(A76,$A$1,&quot;&quot;en&quot;&quot;))&quot;);&quot;INPUT NOT RECOGNIZED&quot;)" office:value-type="string" office:string-value="INPUT NOT RECOGNIZED" calcext:value-type="string">
            <text:p>INPUT NOT RECOGNIZED</text:p>
          </table:table-cell>
          <table:table-cell table:style-name="ce2" table:formula="of:=[$errors.A35]" office:value-type="string" office:string-value="UNRECOGNIZED INPUT" calcext:value-type="string">
            <text:p>UNRECOGNIZED INPUT</text:p>
          </table:table-cell>
          <table:table-cell/>
          <table:table-cell table:style-name="ce2" table:formula="of:=IFERROR(__xludf.dummyfunction(&quot;UPPER(GOOGLETRANSLATE(if(len(D76) &gt; 0, D76, C76),&quot;&quot;en&quot;&quot;,$A$1))&quot;);&quot;ENTRADA NO RECONOCIDA&quot;)" office:value-type="string" office:string-value="ENTRADA NO RECONOCIDA" calcext:value-type="string">
            <text:p>ENTRADA NO RECONOCIDA</text:p>
          </table:table-cell>
          <table:table-cell table:number-columns-repeated="1019"/>
        </table:table-row>
        <table:table-row table:style-name="ro1">
          <table:table-cell table:style-name="ce5" table:formula="of:=IF(LEN([.F77]) &gt; 0; [.F77]; [.E77])" office:value-type="string" office:string-value="OPERACIÓN DE MATEMÁTICAS ENTERAS NO RECONOCIDAS" calcext:value-type="string">
            <text:p>OPERACIÓN DE MATEMÁTICAS ENTERAS NO RECONOCIDAS</text:p>
          </table:table-cell>
          <table:table-cell table:style-name="ce8" table:formula="of:=IFERROR(__xludf.dummyfunction(&quot;upper(googletranslate(A77,$A$1,&quot;&quot;en&quot;&quot;))&quot;);&quot;OPERATION OF ENTIRE NON -RECOGNIZED MATHEMATICS&quot;)" office:value-type="string" office:string-value="OPERATION OF ENTIRE NON -RECOGNIZED MATHEMATICS" calcext:value-type="string">
            <text:p>OPERATION OF ENTIRE NON -RECOGNIZED MATHEMATICS</text:p>
          </table:table-cell>
          <table:table-cell table:style-name="ce2" table:formula="of:=[$errors.A36]" office:value-type="string" office:string-value="UNRECOGNIZED INTEGER MATH OPERATION" calcext:value-type="string">
            <text:p>UNRECOGNIZED INTEGER MATH OPERATION</text:p>
          </table:table-cell>
          <table:table-cell/>
          <table:table-cell table:style-name="ce2" table:formula="of:=IFERROR(__xludf.dummyfunction(&quot;UPPER(GOOGLETRANSLATE(if(len(D77) &gt; 0, D77, C77),&quot;&quot;en&quot;&quot;,$A$1))&quot;);&quot;OPERACIÓN DE MATEMÁTICAS ENTERAS NO RECONOCIDAS&quot;)" office:value-type="string" office:string-value="OPERACIÓN DE MATEMÁTICAS ENTERAS NO RECONOCIDAS" calcext:value-type="string">
            <text:p>OPERACIÓN DE MATEMÁTICAS ENTERAS NO RECONOCIDAS</text:p>
          </table:table-cell>
          <table:table-cell table:number-columns-repeated="1019"/>
        </table:table-row>
        <table:table-row table:style-name="ro1">
          <table:table-cell table:style-name="ce5" table:formula="of:=IF(LEN([.F78]) &gt; 0; [.F78]; [.E78])" office:value-type="string" office:string-value="TIPO DE MATEMÁTICAS NO RECONOCIDO" calcext:value-type="string">
            <text:p>TIPO DE MATEMÁTICAS NO RECONOCIDO</text:p>
          </table:table-cell>
          <table:table-cell table:style-name="ce8" table:formula="of:=IFERROR(__xludf.dummyfunction(&quot;upper(googletranslate(A78,$A$1,&quot;&quot;en&quot;&quot;))&quot;);&quot;TYPE OF NOT RECOGNIZED MATHEMATICS&quot;)" office:value-type="string" office:string-value="TYPE OF NOT RECOGNIZED MATHEMATICS" calcext:value-type="string">
            <text:p>TYPE OF NOT RECOGNIZED MATHEMATICS</text:p>
          </table:table-cell>
          <table:table-cell table:style-name="ce2" table:formula="of:=[$errors.A37]" office:value-type="string" office:string-value="UNRECOGNIZED MATH TYPE" calcext:value-type="string">
            <text:p>UNRECOGNIZED MATH TYPE</text:p>
          </table:table-cell>
          <table:table-cell/>
          <table:table-cell table:style-name="ce2" table:formula="of:=IFERROR(__xludf.dummyfunction(&quot;UPPER(GOOGLETRANSLATE(if(len(D78) &gt; 0, D78, C78),&quot;&quot;en&quot;&quot;,$A$1))&quot;);&quot;TIPO DE MATEMÁTICAS NO RECONOCIDO&quot;)" office:value-type="string" office:string-value="TIPO DE MATEMÁTICAS NO RECONOCIDO" calcext:value-type="string">
            <text:p>TIPO DE MATEMÁTICAS NO RECONOCIDO</text:p>
          </table:table-cell>
          <table:table-cell table:number-columns-repeated="1019"/>
        </table:table-row>
        <table:table-row table:style-name="ro1">
          <table:table-cell table:style-name="ce5" table:formula="of:=IF(LEN([.F79]) &gt; 0; [.F79]; [.E79])" office:value-type="string" office:string-value="NEXT VARIABLE NO RECONOCIDA" calcext:value-type="string">
            <text:p>NEXT VARIABLE NO RECONOCIDA</text:p>
          </table:table-cell>
          <table:table-cell table:style-name="ce8" table:formula="of:=IFERROR(__xludf.dummyfunction(&quot;upper(googletranslate(A79,$A$1,&quot;&quot;en&quot;&quot;))&quot;);&quot;VARIABLE NEXT NOT RECOGNIZED&quot;)" office:value-type="string" office:string-value="VARIABLE NEXT NOT RECOGNIZED" calcext:value-type="string">
            <text:p>VARIABLE NEXT NOT RECOGNIZED</text:p>
          </table:table-cell>
          <table:table-cell table:style-name="ce2" table:formula="of:=[$errors.A38]" office:value-type="string" office:string-value="UNRECOGNIZED NEXT VARIABLE" calcext:value-type="string">
            <text:p>UNRECOGNIZED NEXT VARIABLE</text:p>
          </table:table-cell>
          <table:table-cell/>
          <table:table-cell table:style-name="ce2" table:formula="of:=IFERROR(__xludf.dummyfunction(&quot;UPPER(GOOGLETRANSLATE(if(len(D79) &gt; 0, D79, C79),&quot;&quot;en&quot;&quot;,$A$1))&quot;);&quot;NEXT VARIABLE NO RECONOCIDA&quot;)" office:value-type="string" office:string-value="NEXT VARIABLE NO RECONOCIDA" calcext:value-type="string">
            <text:p>NEXT VARIABLE NO RECONOCIDA</text:p>
          </table:table-cell>
          <table:table-cell table:number-columns-repeated="1019"/>
        </table:table-row>
        <table:table-row table:style-name="ro1">
          <table:table-cell table:style-name="ce5" table:formula="of:=IF(LEN([.F80]) &gt; 0; [.F80]; [.E80])" office:value-type="string" office:string-value="OP NO RECONOCIDO IMPRESO" calcext:value-type="string">
            <text:p>OP NO RECONOCIDO IMPRESO</text:p>
          </table:table-cell>
          <table:table-cell table:style-name="ce8" table:formula="of:=IFERROR(__xludf.dummyfunction(&quot;upper(googletranslate(A80,$A$1,&quot;&quot;en&quot;&quot;))&quot;);&quot;OP NOT RECOGNIZED PRINTED&quot;)" office:value-type="string" office:string-value="OP NOT RECOGNIZED PRINTED" calcext:value-type="string">
            <text:p>OP NOT RECOGNIZED PRINTED</text:p>
          </table:table-cell>
          <table:table-cell table:style-name="ce2" table:formula="of:=[$errors.A39]" office:value-type="string" office:string-value="UNRECOGNIZED OP IN PRINT" calcext:value-type="string">
            <text:p>UNRECOGNIZED OP IN PRINT</text:p>
          </table:table-cell>
          <table:table-cell/>
          <table:table-cell table:style-name="ce2" table:formula="of:=IFERROR(__xludf.dummyfunction(&quot;UPPER(GOOGLETRANSLATE(if(len(D80) &gt; 0, D80, C80),&quot;&quot;en&quot;&quot;,$A$1))&quot;);&quot;OP NO RECONOCIDO IMPRESO&quot;)" office:value-type="string" office:string-value="OP NO RECONOCIDO IMPRESO" calcext:value-type="string">
            <text:p>OP NO RECONOCIDO IMPRESO</text:p>
          </table:table-cell>
          <table:table-cell table:number-columns-repeated="1019"/>
        </table:table-row>
        <table:table-row table:style-name="ro1">
          <table:table-cell table:style-name="ce5" table:formula="of:=IF(LEN([.F81]) &gt; 0; [.F81]; [.E81])" office:value-type="string" office:string-value="OPERACIÓN MATEMÁTICA RACIONAL NO RECONOCIDA" calcext:value-type="string">
            <text:p>OPERACIÓN MATEMÁTICA RACIONAL NO RECONOCIDA</text:p>
          </table:table-cell>
          <table:table-cell table:style-name="ce8" table:formula="of:=IFERROR(__xludf.dummyfunction(&quot;upper(googletranslate(A81,$A$1,&quot;&quot;en&quot;&quot;))&quot;);&quot;RATIONAL MATHEMATICAL OPERATION NOT RECOGNIZED&quot;)" office:value-type="string" office:string-value="RATIONAL MATHEMATICAL OPERATION NOT RECOGNIZED" calcext:value-type="string">
            <text:p>RATIONAL MATHEMATICAL OPERATION NOT RECOGNIZED</text:p>
          </table:table-cell>
          <table:table-cell table:style-name="ce2" table:formula="of:=[$errors.A40]" office:value-type="string" office:string-value="UNRECOGNIZED RATIONAL MATH OPERATION" calcext:value-type="string">
            <text:p>UNRECOGNIZED RATIONAL MATH OPERATION</text:p>
          </table:table-cell>
          <table:table-cell/>
          <table:table-cell table:style-name="ce2" table:formula="of:=IFERROR(__xludf.dummyfunction(&quot;UPPER(GOOGLETRANSLATE(if(len(D81) &gt; 0, D81, C81),&quot;&quot;en&quot;&quot;,$A$1))&quot;);&quot;OPERACIÓN MATEMÁTICA RACIONAL NO RECONOCIDA&quot;)" office:value-type="string" office:string-value="OPERACIÓN MATEMÁTICA RACIONAL NO RECONOCIDA" calcext:value-type="string">
            <text:p>OPERACIÓN MATEMÁTICA RACIONAL NO RECONOCIDA</text:p>
          </table:table-cell>
          <table:table-cell table:number-columns-repeated="1019"/>
        </table:table-row>
        <table:table-row table:style-name="ro1">
          <table:table-cell table:style-name="ce5" table:formula="of:=IF(LEN([.F82]) &gt; 0; [.F82]; [.E82])" office:value-type="string" office:string-value="TIPO DE VARIABLE NO RECONOCIDO" calcext:value-type="string">
            <text:p>TIPO DE VARIABLE NO RECONOCIDO</text:p>
          </table:table-cell>
          <table:table-cell table:style-name="ce8" table:formula="of:=IFERROR(__xludf.dummyfunction(&quot;upper(googletranslate(A82,$A$1,&quot;&quot;en&quot;&quot;))&quot;);&quot;TYPE OF UNRECOGNIZED VARIABLE&quot;)" office:value-type="string" office:string-value="TYPE OF UNRECOGNIZED VARIABLE" calcext:value-type="string">
            <text:p>TYPE OF UNRECOGNIZED VARIABLE</text:p>
          </table:table-cell>
          <table:table-cell table:style-name="ce2" table:formula="of:=[$errors.A41]" office:value-type="string" office:string-value="UNRECOGNIZED VARIABLE TYPE" calcext:value-type="string">
            <text:p>UNRECOGNIZED VARIABLE TYPE</text:p>
          </table:table-cell>
          <table:table-cell/>
          <table:table-cell table:style-name="ce2" table:formula="of:=IFERROR(__xludf.dummyfunction(&quot;UPPER(GOOGLETRANSLATE(if(len(D82) &gt; 0, D82, C82),&quot;&quot;en&quot;&quot;,$A$1))&quot;);&quot;TIPO DE VARIABLE NO RECONOCIDO&quot;)" office:value-type="string" office:string-value="TIPO DE VARIABLE NO RECONOCIDO" calcext:value-type="string">
            <text:p>TIPO DE VARIABLE NO RECONOCIDO</text:p>
          </table:table-cell>
          <table:table-cell table:number-columns-repeated="1019"/>
        </table:table-row>
        <table:table-row table:style-name="ro1">
          <table:table-cell table:style-name="ce5" table:formula="of:=IF(LEN([.F83]) &gt; 0; [.F83]; [.E83])" office:value-type="string" office:string-value="VARIABLE DE ENTORNO NO ESTABLECIDA" calcext:value-type="string">
            <text:p>VARIABLE DE ENTORNO NO ESTABLECIDA</text:p>
          </table:table-cell>
          <table:table-cell table:style-name="ce8" table:formula="of:=IFERROR(__xludf.dummyfunction(&quot;upper(googletranslate(A83,$A$1,&quot;&quot;en&quot;&quot;))&quot;);&quot;UNDIGTED ENVIRONMENT VARIABLE&quot;)" office:value-type="string" office:string-value="UNDIGTED ENVIRONMENT VARIABLE" calcext:value-type="string">
            <text:p>UNDIGTED ENVIRONMENT VARIABLE</text:p>
          </table:table-cell>
          <table:table-cell table:style-name="ce2" table:formula="of:=[$errors.A42]" office:value-type="string" office:string-value="UNSET ENVIRONMENT VARIABLE" calcext:value-type="string">
            <text:p>UNSET ENVIRONMENT VARIABLE</text:p>
          </table:table-cell>
          <table:table-cell/>
          <table:table-cell table:style-name="ce2" table:formula="of:=IFERROR(__xludf.dummyfunction(&quot;UPPER(GOOGLETRANSLATE(if(len(D83) &gt; 0, D83, C83),&quot;&quot;en&quot;&quot;,$A$1))&quot;);&quot;VARIABLE DE ENTORNO NO ESTABLECIDA&quot;)" office:value-type="string" office:string-value="VARIABLE DE ENTORNO NO ESTABLECIDA" calcext:value-type="string">
            <text:p>VARIABLE DE ENTORNO NO ESTABLECIDA</text:p>
          </table:table-cell>
          <table:table-cell table:number-columns-repeated="1019"/>
        </table:table-row>
        <table:table-row table:style-name="ro1">
          <table:table-cell table:style-name="ce5" table:formula="of:=IF(LEN([.F84]) &gt; 0; [.F84]; [.E84])" office:value-type="string" office:string-value="DESAJUSTE DE DEFINICIÓN DE VARIABLE / MATRIZ" calcext:value-type="string">
            <text:p>DESAJUSTE DE DEFINICIÓN DE VARIABLE / MATRIZ</text:p>
          </table:table-cell>
          <table:table-cell table:style-name="ce8" table:formula="of:=IFERROR(__xludf.dummyfunction(&quot;upper(googletranslate(A84,$A$1,&quot;&quot;en&quot;&quot;))&quot;);&quot;DEFINITION MISMATCH OF VARIABLE / MATRIX&quot;)" office:value-type="string" office:string-value="DEFINITION MISMATCH OF VARIABLE / MATRIX" calcext:value-type="string">
            <text:p>DEFINITION MISMATCH OF VARIABLE / MATRIX</text:p>
          </table:table-cell>
          <table:table-cell table:style-name="ce2" table:formula="of:=[$errors.A43]" office:value-type="string" office:string-value="VARIABLE / ARRAY DEFINITION MISMATCH" calcext:value-type="string">
            <text:p>VARIABLE / ARRAY DEFINITION MISMATCH</text:p>
          </table:table-cell>
          <table:table-cell/>
          <table:table-cell table:style-name="ce2" table:formula="of:=IFERROR(__xludf.dummyfunction(&quot;UPPER(GOOGLETRANSLATE(if(len(D84) &gt; 0, D84, C84),&quot;&quot;en&quot;&quot;,$A$1))&quot;);&quot;DESAJUSTE DE DEFINICIÓN DE VARIABLE / MATRIZ&quot;)" office:value-type="string" office:string-value="DESAJUSTE DE DEFINICIÓN DE VARIABLE / MATRIZ" calcext:value-type="string">
            <text:p>DESAJUSTE DE DEFINICIÓN DE VARIABLE / MATRIZ</text:p>
          </table:table-cell>
          <table:table-cell table:number-columns-repeated="1019"/>
        </table:table-row>
        <table:table-row table:style-name="ro1">
          <table:table-cell table:style-name="ce5" table:formula="of:=IF(LEN([.F85]) &gt; 0; [.F85]; [.E85])" office:value-type="string" office:string-value="VARIABLE DEFINIDA COMO MATRIZ" calcext:value-type="string">
            <text:p>VARIABLE DEFINIDA COMO MATRIZ</text:p>
          </table:table-cell>
          <table:table-cell table:style-name="ce8" table:formula="of:=IFERROR(__xludf.dummyfunction(&quot;upper(googletranslate(A85,$A$1,&quot;&quot;en&quot;&quot;))&quot;);&quot;VARIABLE DEFINED AS MATRIX&quot;)" office:value-type="string" office:string-value="VARIABLE DEFINED AS MATRIX" calcext:value-type="string">
            <text:p>VARIABLE DEFINED AS MATRIX</text:p>
          </table:table-cell>
          <table:table-cell table:style-name="ce2" table:formula="of:=[$errors.A44]" office:value-type="string" office:string-value="VARIABLE DEFINED AS ARRAY" calcext:value-type="string">
            <text:p>VARIABLE DEFINED AS ARRAY</text:p>
          </table:table-cell>
          <table:table-cell/>
          <table:table-cell table:style-name="ce2" table:formula="of:=IFERROR(__xludf.dummyfunction(&quot;UPPER(GOOGLETRANSLATE(if(len(D85) &gt; 0, D85, C85),&quot;&quot;en&quot;&quot;,$A$1))&quot;);&quot;VARIABLE DEFINIDA COMO MATRIZ&quot;)" office:value-type="string" office:string-value="VARIABLE DEFINIDA COMO MATRIZ" calcext:value-type="string">
            <text:p>VARIABLE DEFINIDA COMO MATRIZ</text:p>
          </table:table-cell>
          <table:table-cell table:number-columns-repeated="1019"/>
        </table:table-row>
        <table:table-row table:style-name="ro1">
          <table:table-cell table:style-name="ce5" table:formula="of:=IF(LEN([.F86]) &gt; 0; [.F86]; [.E86])" office:value-type="string" office:string-value="VARIABLE DEFINIDA COMO NO MATRIZ" calcext:value-type="string">
            <text:p>VARIABLE DEFINIDA COMO NO MATRIZ</text:p>
          </table:table-cell>
          <table:table-cell table:style-name="ce8" table:formula="of:=IFERROR(__xludf.dummyfunction(&quot;upper(googletranslate(A86,$A$1,&quot;&quot;en&quot;&quot;))&quot;);&quot;VARIABLE DEFINED AS NON -MATRIX&quot;)" office:value-type="string" office:string-value="VARIABLE DEFINED AS NON -MATRIX" calcext:value-type="string">
            <text:p>VARIABLE DEFINED AS NON -MATRIX</text:p>
          </table:table-cell>
          <table:table-cell table:style-name="ce2" table:formula="of:=[$errors.A45]" office:value-type="string" office:string-value="VARIABLE DEFINED AS NONARRAY" calcext:value-type="string">
            <text:p>VARIABLE DEFINED AS NONARRAY</text:p>
          </table:table-cell>
          <table:table-cell/>
          <table:table-cell table:style-name="ce2" table:formula="of:=IFERROR(__xludf.dummyfunction(&quot;UPPER(GOOGLETRANSLATE(if(len(D86) &gt; 0, D86, C86),&quot;&quot;en&quot;&quot;,$A$1))&quot;);&quot;VARIABLE DEFINIDA COMO NO MATRIZ&quot;)" office:value-type="string" office:string-value="VARIABLE DEFINIDA COMO NO MATRIZ" calcext:value-type="string">
            <text:p>VARIABLE DEFINIDA COMO NO MATRIZ</text:p>
          </table:table-cell>
          <table:table-cell table:number-columns-repeated="1019"/>
        </table:table-row>
        <table:table-row table:style-name="ro1">
          <table:table-cell table:style-name="ce5" table:formula="of:=IF(LEN([.F87]) &gt; 0; [.F87]; [.E87])" office:value-type="string" office:string-value="LA VARIABLE NO TIENE VALOR" calcext:value-type="string">
            <text:p>LA VARIABLE NO TIENE VALOR</text:p>
          </table:table-cell>
          <table:table-cell table:style-name="ce8" table:formula="of:=IFERROR(__xludf.dummyfunction(&quot;upper(googletranslate(A87,$A$1,&quot;&quot;en&quot;&quot;))&quot;);&quot;THE VARIABLE HAS NO VALUE&quot;)" office:value-type="string" office:string-value="THE VARIABLE HAS NO VALUE" calcext:value-type="string">
            <text:p>THE VARIABLE HAS NO VALUE</text:p>
          </table:table-cell>
          <table:table-cell table:style-name="ce2" table:formula="of:=[$errors.A46]" office:value-type="string" office:string-value="VARIABLE HAS NO VALUE" calcext:value-type="string">
            <text:p>VARIABLE HAS NO VALUE</text:p>
          </table:table-cell>
          <table:table-cell/>
          <table:table-cell table:style-name="ce2" table:formula="of:=IFERROR(__xludf.dummyfunction(&quot;UPPER(GOOGLETRANSLATE(if(len(D87) &gt; 0, D87, C87),&quot;&quot;en&quot;&quot;,$A$1))&quot;);&quot;LA VARIABLE NO TIENE VALOR&quot;)" office:value-type="string" office:string-value="LA VARIABLE NO TIENE VALOR" calcext:value-type="string">
            <text:p>LA VARIABLE NO TIENE VALOR</text:p>
          </table:table-cell>
          <table:table-cell table:number-columns-repeated="1019"/>
        </table:table-row>
        <table:table-row table:style-name="ro1">
          <table:table-cell table:style-name="ce5" table:formula="of:=IF(LEN([.F88]) &gt; 0; [.F88]; [.E88])" office:value-type="string" office:string-value="LA VARIABLE NO ES UNA MATRIZ" calcext:value-type="string">
            <text:p>LA VARIABLE NO ES UNA MATRIZ</text:p>
          </table:table-cell>
          <table:table-cell table:style-name="ce8" table:formula="of:=IFERROR(__xludf.dummyfunction(&quot;upper(googletranslate(A88,$A$1,&quot;&quot;en&quot;&quot;))&quot;);&quot;THE VARIABLE IS NOT A MATRIX&quot;)" office:value-type="string" office:string-value="THE VARIABLE IS NOT A MATRIX" calcext:value-type="string">
            <text:p>THE VARIABLE IS NOT A MATRIX</text:p>
          </table:table-cell>
          <table:table-cell table:style-name="ce2" table:formula="of:=[$errors.A47]" office:value-type="string" office:string-value="VARIABLE IS NOT AN ARRAY" calcext:value-type="string">
            <text:p>VARIABLE IS NOT AN ARRAY</text:p>
          </table:table-cell>
          <table:table-cell/>
          <table:table-cell table:style-name="ce2" table:formula="of:=IFERROR(__xludf.dummyfunction(&quot;UPPER(GOOGLETRANSLATE(if(len(D88) &gt; 0, D88, C88),&quot;&quot;en&quot;&quot;,$A$1))&quot;);&quot;LA VARIABLE NO ES UNA MATRIZ&quot;)" office:value-type="string" office:string-value="LA VARIABLE NO ES UNA MATRIZ" calcext:value-type="string">
            <text:p>LA VARIABLE NO ES UNA MATRIZ</text:p>
          </table:table-cell>
          <table:table-cell table:number-columns-repeated="1019"/>
        </table:table-row>
        <table:table-row table:style-name="ro2" table:number-rows-repeated="1048487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lang_es.A3:lang_es.A40">
            <calcext:condition calcext:apply-style-name="ConditionalStyle_1" calcext:value="formula-is(COUNTIF([.$A$3:.$A$40];[.$A3])&gt;1)" calcext:base-cell-address="lang_es.A3"/>
          </calcext:conditional-format>
        </calcext:conditional-formats>
      </table:table>
      <table:table table:name="lang_ar" table:style-name="ta10">
        <table:table-column table:style-name="co24" table:default-cell-style-name="Default"/>
        <table:table-column table:style-name="co5" table:default-cell-style-name="Default"/>
        <table:table-column table:style-name="co1" table:default-cell-style-name="Default"/>
        <table:table-column table:style-name="co21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31" table:default-cell-style-name="Default"/>
        <table:table-column table:style-name="co21" table:number-columns-repeated="1017" table:default-cell-style-name="Default"/>
        <table:table-row table:style-name="ro1">
          <table:table-cell table:style-name="ce1" office:value-type="string" calcext:value-type="string">
            <text:p>ar</text:p>
          </table:table-cell>
          <table:table-cell table:style-name="ce1" office:value-type="string" calcext:value-type="string">
            <text:p>reverse</text:p>
          </table:table-cell>
          <table:table-cell table:style-name="ce1" office:value-type="string" calcext:value-type="string">
            <text:p>original</text:p>
          </table:table-cell>
          <table:table-cell table:style-name="ce1" office:value-type="string" calcext:value-type="string">
            <text:p>human override</text:p>
          </table:table-cell>
          <table:table-cell table:style-name="ce1" office:value-type="string" calcext:value-type="string">
            <text:p>google translate</text:p>
          </table:table-cell>
          <table:table-cell table:style-name="ce1" office:value-type="string" calcext:value-type="string">
            <text:p>human translate</text:p>
          </table:table-cell>
          <table:table-cell table:style-name="ce1" office:value-type="string" calcext:value-type="string">
            <text:p>contributor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ARABIC</text:p>
          </table:table-cell>
          <table:table-cell table:number-columns-repeated="1023"/>
        </table:table-row>
        <table:table-row table:style-name="ro1">
          <table:table-cell table:style-name="ce12" table:formula="of:=IF(LEN([.F3]) &gt; 0; [.F3]; [.E3])" office:value-type="string" office:string-value="عضلات المعدة" calcext:value-type="string">
            <text:p>عضلات المعدة</text:p>
          </table:table-cell>
          <table:table-cell table:style-name="ce8" table:formula="of:=IFERROR(__xludf.dummyfunction(&quot;upper(googletranslate(A3,$A$1,&quot;&quot;en&quot;&quot;))&quot;);&quot;STOMACH MUSCLES&quot;)" office:value-type="string" office:string-value="STOMACH MUSCLES" calcext:value-type="string">
            <text:p>STOMACH MUSCLES</text:p>
          </table:table-cell>
          <table:table-cell table:style-name="ce2" table:formula="of:=[$keywords.A1]" office:value-type="string" office:string-value="ABS" calcext:value-type="string">
            <text:p>ABS</text:p>
          </table:table-cell>
          <table:table-cell/>
          <table:table-cell table:style-name="ce2" table:formula="of:=IFERROR(__xludf.dummyfunction(&quot;UPPER(GOOGLETRANSLATE(if(len(D3) &gt; 0, D3, C3),&quot;&quot;en&quot;&quot;,$A$1))&quot;);&quot;عضلات المعدة&quot;)" office:value-type="string" office:string-value="عضلات المعدة" calcext:value-type="string">
            <text:p>عضلات المعدة</text:p>
          </table:table-cell>
          <table:table-cell table:number-columns-repeated="1019"/>
        </table:table-row>
        <table:table-row table:style-name="ro1">
          <table:table-cell table:style-name="ce12" table:formula="of:=IF(LEN([.F4]) &gt; 0; [.F4]; [.E4])" office:value-type="string" office:string-value="ATN" calcext:value-type="string">
            <text:p>ATN</text:p>
          </table:table-cell>
          <table:table-cell table:style-name="ce8" table:formula="of:=IFERROR(__xludf.dummyfunction(&quot;upper(googletranslate(A4,$A$1,&quot;&quot;en&quot;&quot;))&quot;);&quot;ATN&quot;)" office:value-type="string" office:string-value="ATN" calcext:value-type="string">
            <text:p>ATN</text:p>
          </table:table-cell>
          <table:table-cell table:style-name="ce2" table:formula="of:=[$keywords.A2]" office:value-type="string" office:string-value="ATN" calcext:value-type="string">
            <text:p>ATN</text:p>
          </table:table-cell>
          <table:table-cell/>
          <table:table-cell table:style-name="ce2" table:formula="of:=IFERROR(__xludf.dummyfunction(&quot;UPPER(GOOGLETRANSLATE(if(len(D4) &gt; 0, D4, C4),&quot;&quot;en&quot;&quot;,$A$1))&quot;);&quot;ATN&quot;)" office:value-type="string" office:string-value="ATN" calcext:value-type="string">
            <text:p>ATN</text:p>
          </table:table-cell>
          <table:table-cell table:number-columns-repeated="1019"/>
        </table:table-row>
        <table:table-row table:style-name="ro1">
          <table:table-cell table:style-name="ce12" table:formula="of:=IF(LEN([.F5]) &gt; 0; [.F5]; [.E5])" office:value-type="string" office:string-value="قاعدة" calcext:value-type="string">
            <text:p>قاعدة</text:p>
          </table:table-cell>
          <table:table-cell table:style-name="ce8" table:formula="of:=IFERROR(__xludf.dummyfunction(&quot;upper(googletranslate(A5,$A$1,&quot;&quot;en&quot;&quot;))&quot;);&quot;A BASE&quot;)" office:value-type="string" office:string-value="A BASE" calcext:value-type="string">
            <text:p>A BASE</text:p>
          </table:table-cell>
          <table:table-cell table:style-name="ce2" table:formula="of:=[$keywords.A3]" office:value-type="string" office:string-value="BASE" calcext:value-type="string">
            <text:p>BASE</text:p>
          </table:table-cell>
          <table:table-cell/>
          <table:table-cell table:style-name="ce2" table:formula="of:=IFERROR(__xludf.dummyfunction(&quot;UPPER(GOOGLETRANSLATE(if(len(D5) &gt; 0, D5, C5),&quot;&quot;en&quot;&quot;,$A$1))&quot;);&quot;قاعدة&quot;)" office:value-type="string" office:string-value="قاعدة" calcext:value-type="string">
            <text:p>قاعدة</text:p>
          </table:table-cell>
          <table:table-cell table:number-columns-repeated="1019"/>
        </table:table-row>
        <table:table-row table:style-name="ro1">
          <table:table-cell table:style-name="ce12" table:formula="of:=IF(LEN([.F6]) &gt; 0; [.F6]; [.E6])" office:value-type="string" office:string-value="كوس" calcext:value-type="string">
            <text:p>كوس</text:p>
          </table:table-cell>
          <table:table-cell table:style-name="ce8" table:formula="of:=IFERROR(__xludf.dummyfunction(&quot;upper(googletranslate(A6,$A$1,&quot;&quot;en&quot;&quot;))&quot;);&quot;ZUCCHINI&quot;)" office:value-type="string" office:string-value="ZUCCHINI" calcext:value-type="string">
            <text:p>ZUCCHINI</text:p>
          </table:table-cell>
          <table:table-cell table:style-name="ce2" table:formula="of:=[$keywords.A4]" office:value-type="string" office:string-value="COS" calcext:value-type="string">
            <text:p>COS</text:p>
          </table:table-cell>
          <table:table-cell/>
          <table:table-cell table:style-name="ce2" table:formula="of:=IFERROR(__xludf.dummyfunction(&quot;UPPER(GOOGLETRANSLATE(if(len(D6) &gt; 0, D6, C6),&quot;&quot;en&quot;&quot;,$A$1))&quot;);&quot;كوس&quot;)" office:value-type="string" office:string-value="كوس" calcext:value-type="string">
            <text:p>كوس</text:p>
          </table:table-cell>
          <table:table-cell table:number-columns-repeated="1019"/>
        </table:table-row>
        <table:table-row table:style-name="ro1">
          <table:table-cell table:style-name="ce12" table:formula="of:=IF(LEN([.F7]) &gt; 0; [.F7]; [.E7])" office:value-type="string" office:string-value="بيانات" calcext:value-type="string">
            <text:p>بيانات</text:p>
          </table:table-cell>
          <table:table-cell table:style-name="ce8" table:formula="of:=IFERROR(__xludf.dummyfunction(&quot;upper(googletranslate(A7,$A$1,&quot;&quot;en&quot;&quot;))&quot;);&quot;DATA&quot;)" office:value-type="string" office:string-value="DATA" calcext:value-type="string">
            <text:p>DATA</text:p>
          </table:table-cell>
          <table:table-cell table:style-name="ce2" table:formula="of:=[$keywords.A5]" office:value-type="string" office:string-value="DATA" calcext:value-type="string">
            <text:p>DATA</text:p>
          </table:table-cell>
          <table:table-cell/>
          <table:table-cell table:style-name="ce2" table:formula="of:=IFERROR(__xludf.dummyfunction(&quot;UPPER(GOOGLETRANSLATE(if(len(D7) &gt; 0, D7, C7),&quot;&quot;en&quot;&quot;,$A$1))&quot;);&quot;بيانات&quot;)" office:value-type="string" office:string-value="بيانات" calcext:value-type="string">
            <text:p>بيانات</text:p>
          </table:table-cell>
          <table:table-cell table:number-columns-repeated="1019"/>
        </table:table-row>
        <table:table-row table:style-name="ro1">
          <table:table-cell table:style-name="ce12" table:formula="of:=IF(LEN([.F8]) &gt; 0; [.F8]; [.E8])" office:value-type="string" office:string-value="DBL" calcext:value-type="string">
            <text:p>DBL</text:p>
          </table:table-cell>
          <table:table-cell table:style-name="ce8" table:formula="of:=IFERROR(__xludf.dummyfunction(&quot;upper(googletranslate(A8,$A$1,&quot;&quot;en&quot;&quot;))&quot;);&quot;DBL&quot;)" office:value-type="string" office:string-value="DBL" calcext:value-type="string">
            <text:p>DBL</text:p>
          </table:table-cell>
          <table:table-cell table:style-name="ce2" table:formula="of:=[$keywords.A6]" office:value-type="string" office:string-value="DBL" calcext:value-type="string">
            <text:p>DBL</text:p>
          </table:table-cell>
          <table:table-cell/>
          <table:table-cell table:style-name="ce2" table:formula="of:=IFERROR(__xludf.dummyfunction(&quot;UPPER(GOOGLETRANSLATE(if(len(D8) &gt; 0, D8, C8),&quot;&quot;en&quot;&quot;,$A$1))&quot;);&quot;DBL&quot;)" office:value-type="string" office:string-value="DBL" calcext:value-type="string">
            <text:p>DBL</text:p>
          </table:table-cell>
          <table:table-cell table:number-columns-repeated="1019"/>
        </table:table-row>
        <table:table-row table:style-name="ro1">
          <table:table-cell table:style-name="ce12" table:formula="of:=IF(LEN([.F9]) &gt; 0; [.F9]; [.E9])" office:value-type="string" office:string-value="ديف" calcext:value-type="string">
            <text:p>ديف</text:p>
          </table:table-cell>
          <table:table-cell table:style-name="ce8" table:formula="of:=IFERROR(__xludf.dummyfunction(&quot;upper(googletranslate(A9,$A$1,&quot;&quot;en&quot;&quot;))&quot;);&quot;DAVE&quot;)" office:value-type="string" office:string-value="DAVE" calcext:value-type="string">
            <text:p>DAVE</text:p>
          </table:table-cell>
          <table:table-cell table:style-name="ce2" table:formula="of:=[$keywords.A7]" office:value-type="string" office:string-value="DEF" calcext:value-type="string">
            <text:p>DEF</text:p>
          </table:table-cell>
          <table:table-cell/>
          <table:table-cell table:style-name="ce2" table:formula="of:=IFERROR(__xludf.dummyfunction(&quot;UPPER(GOOGLETRANSLATE(if(len(D9) &gt; 0, D9, C9),&quot;&quot;en&quot;&quot;,$A$1))&quot;);&quot;ديف&quot;)" office:value-type="string" office:string-value="ديف" calcext:value-type="string">
            <text:p>ديف</text:p>
          </table:table-cell>
          <table:table-cell table:number-columns-repeated="1019"/>
        </table:table-row>
        <table:table-row table:style-name="ro1">
          <table:table-cell table:style-name="ce12" table:formula="of:=IF(LEN([.F10]) &gt; 0; [.F10]; [.E10])" office:value-type="string" office:string-value="خافت" calcext:value-type="string">
            <text:p>خافت</text:p>
          </table:table-cell>
          <table:table-cell table:style-name="ce8" table:formula="of:=IFERROR(__xludf.dummyfunction(&quot;upper(googletranslate(A10,$A$1,&quot;&quot;en&quot;&quot;))&quot;);&quot;FAINT&quot;)" office:value-type="string" office:string-value="FAINT" calcext:value-type="string">
            <text:p>FAINT</text:p>
          </table:table-cell>
          <table:table-cell table:style-name="ce2" table:formula="of:=[$keywords.A8]" office:value-type="string" office:string-value="DIM" calcext:value-type="string">
            <text:p>DIM</text:p>
          </table:table-cell>
          <table:table-cell/>
          <table:table-cell table:style-name="ce2" table:formula="of:=IFERROR(__xludf.dummyfunction(&quot;UPPER(GOOGLETRANSLATE(if(len(D10) &gt; 0, D10, C10),&quot;&quot;en&quot;&quot;,$A$1))&quot;);&quot;خافت&quot;)" office:value-type="string" office:string-value="خافت" calcext:value-type="string">
            <text:p>خافت</text:p>
          </table:table-cell>
          <table:table-cell table:number-columns-repeated="1019"/>
        </table:table-row>
        <table:table-row table:style-name="ro1">
          <table:table-cell table:style-name="ce12" table:formula="of:=IF(LEN([.F11]) &gt; 0; [.F11]; [.E11])" office:value-type="string" office:string-value="نهاية" calcext:value-type="string">
            <text:p>نهاية</text:p>
          </table:table-cell>
          <table:table-cell table:style-name="ce8" table:formula="of:=IFERROR(__xludf.dummyfunction(&quot;upper(googletranslate(A11,$A$1,&quot;&quot;en&quot;&quot;))&quot;);&quot;END&quot;)" office:value-type="string" office:string-value="END" calcext:value-type="string">
            <text:p>END</text:p>
          </table:table-cell>
          <table:table-cell table:style-name="ce2" table:formula="of:=[$keywords.A9]" office:value-type="string" office:string-value="END" calcext:value-type="string">
            <text:p>END</text:p>
          </table:table-cell>
          <table:table-cell/>
          <table:table-cell table:style-name="ce2" table:formula="of:=IFERROR(__xludf.dummyfunction(&quot;UPPER(GOOGLETRANSLATE(if(len(D11) &gt; 0, D11, C11),&quot;&quot;en&quot;&quot;,$A$1))&quot;);&quot;نهاية&quot;)" office:value-type="string" office:string-value="نهاية" calcext:value-type="string">
            <text:p>نهاية</text:p>
          </table:table-cell>
          <table:table-cell table:number-columns-repeated="1019"/>
        </table:table-row>
        <table:table-row table:style-name="ro1">
          <table:table-cell table:style-name="ce12" table:formula="of:=IF(LEN([.F12]) &gt; 0; [.F12]; [.E12])" office:value-type="string" office:string-value="إكسب" calcext:value-type="string">
            <text:p>إكسب</text:p>
          </table:table-cell>
          <table:table-cell table:style-name="ce8" table:formula="of:=IFERROR(__xludf.dummyfunction(&quot;upper(googletranslate(A12,$A$1,&quot;&quot;en&quot;&quot;))&quot;);&quot;EARN&quot;)" office:value-type="string" office:string-value="EARN" calcext:value-type="string">
            <text:p>EARN</text:p>
          </table:table-cell>
          <table:table-cell table:style-name="ce2" table:formula="of:=[$keywords.A10]" office:value-type="string" office:string-value="EXP" calcext:value-type="string">
            <text:p>EXP</text:p>
          </table:table-cell>
          <table:table-cell/>
          <table:table-cell table:style-name="ce2" table:formula="of:=IFERROR(__xludf.dummyfunction(&quot;UPPER(GOOGLETRANSLATE(if(len(D12) &gt; 0, D12, C12),&quot;&quot;en&quot;&quot;,$A$1))&quot;);&quot;إكسب&quot;)" office:value-type="string" office:string-value="إكسب" calcext:value-type="string">
            <text:p>إكسب</text:p>
          </table:table-cell>
          <table:table-cell table:number-columns-repeated="1019"/>
        </table:table-row>
        <table:table-row table:style-name="ro1">
          <table:table-cell table:style-name="ce12" table:formula="of:=IF(LEN([.F13]) &gt; 0; [.F13]; [.E13])" office:value-type="string" office:string-value="من" calcext:value-type="string">
            <text:p>من</text:p>
          </table:table-cell>
          <table:table-cell table:style-name="ce8" table:formula="of:=IFERROR(__xludf.dummyfunction(&quot;upper(googletranslate(A13,$A$1,&quot;&quot;en&quot;&quot;))&quot;);&quot;FROM&quot;)" office:value-type="string" office:string-value="FROM" calcext:value-type="string">
            <text:p>FROM</text:p>
          </table:table-cell>
          <table:table-cell table:style-name="ce2" table:formula="of:=[$keywords.A11]" office:value-type="string" office:string-value="FOR" calcext:value-type="string">
            <text:p>FOR</text:p>
          </table:table-cell>
          <table:table-cell table:style-name="ce1" office:value-type="string" calcext:value-type="string">
            <text:p>FROM</text:p>
          </table:table-cell>
          <table:table-cell table:style-name="ce2" table:formula="of:=IFERROR(__xludf.dummyfunction(&quot;UPPER(GOOGLETRANSLATE(if(len(D13) &gt; 0, D13, C13),&quot;&quot;en&quot;&quot;,$A$1))&quot;);&quot;من&quot;)" office:value-type="string" office:string-value="من" calcext:value-type="string">
            <text:p>من</text:p>
          </table:table-cell>
          <table:table-cell table:number-columns-repeated="1019"/>
        </table:table-row>
        <table:table-row table:style-name="ro1">
          <table:table-cell table:style-name="ce12" table:formula="of:=IF(LEN([.F14]) &gt; 0; [.F14]; [.E14])" office:value-type="string" office:string-value="اذهب إلى" calcext:value-type="string">
            <text:p>اذهب إلى</text:p>
          </table:table-cell>
          <table:table-cell table:style-name="ce8" table:formula="of:=IFERROR(__xludf.dummyfunction(&quot;upper(googletranslate(A14,$A$1,&quot;&quot;en&quot;&quot;))&quot;);&quot;GO TO&quot;)" office:value-type="string" office:string-value="GO TO" calcext:value-type="string">
            <text:p>GO TO</text:p>
          </table:table-cell>
          <table:table-cell table:style-name="ce2" table:formula="of:=[$keywords.A12]" office:value-type="string" office:string-value="GOTO" calcext:value-type="string">
            <text:p>GOTO</text:p>
          </table:table-cell>
          <table:table-cell/>
          <table:table-cell table:style-name="ce2" table:formula="of:=IFERROR(__xludf.dummyfunction(&quot;UPPER(GOOGLETRANSLATE(if(len(D14) &gt; 0, D14, C14),&quot;&quot;en&quot;&quot;,$A$1))&quot;);&quot;اذهب إلى&quot;)" office:value-type="string" office:string-value="اذهب إلى" calcext:value-type="string">
            <text:p>اذهب إلى</text:p>
          </table:table-cell>
          <table:table-cell table:number-columns-repeated="1019"/>
        </table:table-row>
        <table:table-row table:style-name="ro1">
          <table:table-cell table:style-name="ce12" table:formula="of:=IF(LEN([.F15]) &gt; 0; [.F15]; [.E15])" office:value-type="string" office:string-value="جوسوب" calcext:value-type="string">
            <text:p>جوسوب</text:p>
          </table:table-cell>
          <table:table-cell table:style-name="ce8" table:formula="of:=IFERROR(__xludf.dummyfunction(&quot;upper(googletranslate(A15,$A$1,&quot;&quot;en&quot;&quot;))&quot;);&quot;JOSEOP&quot;)" office:value-type="string" office:string-value="JOSEOP" calcext:value-type="string">
            <text:p>JOSEOP</text:p>
          </table:table-cell>
          <table:table-cell table:style-name="ce2" table:formula="of:=[$keywords.A13]" office:value-type="string" office:string-value="GOSUB" calcext:value-type="string">
            <text:p>GOSUB</text:p>
          </table:table-cell>
          <table:table-cell/>
          <table:table-cell table:style-name="ce2" table:formula="of:=IFERROR(__xludf.dummyfunction(&quot;UPPER(GOOGLETRANSLATE(if(len(D15) &gt; 0, D15, C15),&quot;&quot;en&quot;&quot;,$A$1))&quot;);&quot;جوسوب&quot;)" office:value-type="string" office:string-value="جوسوب" calcext:value-type="string">
            <text:p>جوسوب</text:p>
          </table:table-cell>
          <table:table-cell table:number-columns-repeated="1019"/>
        </table:table-row>
        <table:table-row table:style-name="ro1">
          <table:table-cell table:style-name="ce12" table:formula="of:=IF(LEN([.F16]) &gt; 0; [.F16]; [.E16])" office:value-type="string" office:string-value="لو" calcext:value-type="string">
            <text:p>لو</text:p>
          </table:table-cell>
          <table:table-cell table:style-name="ce8" table:formula="of:=IFERROR(__xludf.dummyfunction(&quot;upper(googletranslate(A16,$A$1,&quot;&quot;en&quot;&quot;))&quot;);&quot;IF&quot;)" office:value-type="string" office:string-value="IF" calcext:value-type="string">
            <text:p>IF</text:p>
          </table:table-cell>
          <table:table-cell table:style-name="ce2" table:formula="of:=[$keywords.A14]" office:value-type="string" office:string-value="IF" calcext:value-type="string">
            <text:p>IF</text:p>
          </table:table-cell>
          <table:table-cell/>
          <table:table-cell table:style-name="ce2" table:formula="of:=IFERROR(__xludf.dummyfunction(&quot;UPPER(GOOGLETRANSLATE(if(len(D16) &gt; 0, D16, C16),&quot;&quot;en&quot;&quot;,$A$1))&quot;);&quot;لو&quot;)" office:value-type="string" office:string-value="لو" calcext:value-type="string">
            <text:p>لو</text:p>
          </table:table-cell>
          <table:table-cell table:number-columns-repeated="1019"/>
        </table:table-row>
        <table:table-row table:style-name="ro1">
          <table:table-cell table:style-name="ce12" table:formula="of:=IF(LEN([.F17]) &gt; 0; [.F17]; [.E17])" office:value-type="string" office:string-value="INT" calcext:value-type="string">
            <text:p>INT</text:p>
          </table:table-cell>
          <table:table-cell table:style-name="ce8" table:formula="of:=IFERROR(__xludf.dummyfunction(&quot;upper(googletranslate(A17,$A$1,&quot;&quot;en&quot;&quot;))&quot;);&quot;INT&quot;)" office:value-type="string" office:string-value="INT" calcext:value-type="string">
            <text:p>INT</text:p>
          </table:table-cell>
          <table:table-cell table:style-name="ce2" table:formula="of:=[$keywords.A15]" office:value-type="string" office:string-value="INT" calcext:value-type="string">
            <text:p>INT</text:p>
          </table:table-cell>
          <table:table-cell/>
          <table:table-cell table:style-name="ce2" table:formula="of:=IFERROR(__xludf.dummyfunction(&quot;UPPER(GOOGLETRANSLATE(if(len(D17) &gt; 0, D17, C17),&quot;&quot;en&quot;&quot;,$A$1))&quot;);&quot;INT&quot;)" office:value-type="string" office:string-value="INT" calcext:value-type="string">
            <text:p>INT</text:p>
          </table:table-cell>
          <table:table-cell table:number-columns-repeated="1019"/>
        </table:table-row>
        <table:table-row table:style-name="ro1">
          <table:table-cell table:style-name="ce12" table:formula="of:=IF(LEN([.F18]) &gt; 0; [.F18]; [.E18])" office:value-type="string" office:string-value="مدخل" calcext:value-type="string">
            <text:p>مدخل</text:p>
          </table:table-cell>
          <table:table-cell table:style-name="ce8" table:formula="of:=IFERROR(__xludf.dummyfunction(&quot;upper(googletranslate(A18,$A$1,&quot;&quot;en&quot;&quot;))&quot;);&quot;ENTRANCE&quot;)" office:value-type="string" office:string-value="ENTRANCE" calcext:value-type="string">
            <text:p>ENTRANCE</text:p>
          </table:table-cell>
          <table:table-cell table:style-name="ce2" table:formula="of:=[$keywords.A16]" office:value-type="string" office:string-value="INPUT" calcext:value-type="string">
            <text:p>INPUT</text:p>
          </table:table-cell>
          <table:table-cell/>
          <table:table-cell table:style-name="ce2" table:formula="of:=IFERROR(__xludf.dummyfunction(&quot;UPPER(GOOGLETRANSLATE(if(len(D18) &gt; 0, D18, C18),&quot;&quot;en&quot;&quot;,$A$1))&quot;);&quot;مدخل&quot;)" office:value-type="string" office:string-value="مدخل" calcext:value-type="string">
            <text:p>مدخل</text:p>
          </table:table-cell>
          <table:table-cell table:number-columns-repeated="1019"/>
        </table:table-row>
        <table:table-row table:style-name="ro1">
          <table:table-cell table:style-name="ce12" table:formula="of:=IF(LEN([.F19]) &gt; 0; [.F19]; [.E19])" office:value-type="string" office:string-value="يترك" calcext:value-type="string">
            <text:p>يترك</text:p>
          </table:table-cell>
          <table:table-cell table:style-name="ce8" table:formula="of:=IFERROR(__xludf.dummyfunction(&quot;upper(googletranslate(A19,$A$1,&quot;&quot;en&quot;&quot;))&quot;);&quot;LEAVE&quot;)" office:value-type="string" office:string-value="LEAVE" calcext:value-type="string">
            <text:p>LEAVE</text:p>
          </table:table-cell>
          <table:table-cell table:style-name="ce2" table:formula="of:=[$keywords.A17]" office:value-type="string" office:string-value="LET" calcext:value-type="string">
            <text:p>LET</text:p>
          </table:table-cell>
          <table:table-cell/>
          <table:table-cell table:style-name="ce2" table:formula="of:=IFERROR(__xludf.dummyfunction(&quot;UPPER(GOOGLETRANSLATE(if(len(D19) &gt; 0, D19, C19),&quot;&quot;en&quot;&quot;,$A$1))&quot;);&quot;يترك&quot;)" office:value-type="string" office:string-value="يترك" calcext:value-type="string">
            <text:p>يترك</text:p>
          </table:table-cell>
          <table:table-cell table:number-columns-repeated="1019"/>
        </table:table-row>
        <table:table-row table:style-name="ro1">
          <table:table-cell table:style-name="ce12" table:formula="of:=IF(LEN([.F20]) &gt; 0; [.F20]; [.E20])" office:value-type="string" office:string-value="سجل" calcext:value-type="string">
            <text:p>سجل</text:p>
          </table:table-cell>
          <table:table-cell table:style-name="ce8" table:formula="of:=IFERROR(__xludf.dummyfunction(&quot;upper(googletranslate(A20,$A$1,&quot;&quot;en&quot;&quot;))&quot;);&quot;REGISTER&quot;)" office:value-type="string" office:string-value="REGISTER" calcext:value-type="string">
            <text:p>REGISTER</text:p>
          </table:table-cell>
          <table:table-cell table:style-name="ce2" table:formula="of:=[$keywords.A18]" office:value-type="string" office:string-value="LOG" calcext:value-type="string">
            <text:p>LOG</text:p>
          </table:table-cell>
          <table:table-cell/>
          <table:table-cell table:style-name="ce2" table:formula="of:=IFERROR(__xludf.dummyfunction(&quot;UPPER(GOOGLETRANSLATE(if(len(D20) &gt; 0, D20, C20),&quot;&quot;en&quot;&quot;,$A$1))&quot;);&quot;سجل&quot;)" office:value-type="string" office:string-value="سجل" calcext:value-type="string">
            <text:p>سجل</text:p>
          </table:table-cell>
          <table:table-cell table:number-columns-repeated="1019"/>
        </table:table-row>
        <table:table-row table:style-name="ro1">
          <table:table-cell table:style-name="ce12" table:formula="of:=IF(LEN([.F21]) &gt; 0; [.F21]; [.E21])" office:value-type="string" office:string-value="التالي" calcext:value-type="string">
            <text:p>التالي</text:p>
          </table:table-cell>
          <table:table-cell table:style-name="ce8" table:formula="of:=IFERROR(__xludf.dummyfunction(&quot;upper(googletranslate(A21,$A$1,&quot;&quot;en&quot;&quot;))&quot;);&quot;THE NEXT&quot;)" office:value-type="string" office:string-value="THE NEXT" calcext:value-type="string">
            <text:p>THE NEXT</text:p>
          </table:table-cell>
          <table:table-cell table:style-name="ce2" table:formula="of:=[$keywords.A19]" office:value-type="string" office:string-value="NEXT" calcext:value-type="string">
            <text:p>NEXT</text:p>
          </table:table-cell>
          <table:table-cell/>
          <table:table-cell table:style-name="ce2" table:formula="of:=IFERROR(__xludf.dummyfunction(&quot;UPPER(GOOGLETRANSLATE(if(len(D21) &gt; 0, D21, C21),&quot;&quot;en&quot;&quot;,$A$1))&quot;);&quot;التالي&quot;)" office:value-type="string" office:string-value="التالي" calcext:value-type="string">
            <text:p>التالي</text:p>
          </table:table-cell>
          <table:table-cell table:number-columns-repeated="1019"/>
        </table:table-row>
        <table:table-row table:style-name="ro1">
          <table:table-cell table:style-name="ce12" table:formula="of:=IF(LEN([.F22]) &gt; 0; [.F22]; [.E22])" office:value-type="string" office:string-value="على" calcext:value-type="string">
            <text:p>على</text:p>
          </table:table-cell>
          <table:table-cell table:style-name="ce8" table:formula="of:=IFERROR(__xludf.dummyfunction(&quot;upper(googletranslate(A22,$A$1,&quot;&quot;en&quot;&quot;))&quot;);&quot;ON&quot;)" office:value-type="string" office:string-value="ON" calcext:value-type="string">
            <text:p>ON</text:p>
          </table:table-cell>
          <table:table-cell table:style-name="ce2" table:formula="of:=[$keywords.A20]" office:value-type="string" office:string-value="ON" calcext:value-type="string">
            <text:p>ON</text:p>
          </table:table-cell>
          <table:table-cell/>
          <table:table-cell table:style-name="ce2" table:formula="of:=IFERROR(__xludf.dummyfunction(&quot;UPPER(GOOGLETRANSLATE(if(len(D22) &gt; 0, D22, C22),&quot;&quot;en&quot;&quot;,$A$1))&quot;);&quot;على&quot;)" office:value-type="string" office:string-value="على" calcext:value-type="string">
            <text:p>على</text:p>
          </table:table-cell>
          <table:table-cell table:number-columns-repeated="1019"/>
        </table:table-row>
        <table:table-row table:style-name="ro1">
          <table:table-cell table:style-name="ce12" table:formula="of:=IF(LEN([.F23]) &gt; 0; [.F23]; [.E23])" office:value-type="string" office:string-value="خيار" calcext:value-type="string">
            <text:p>خيار</text:p>
          </table:table-cell>
          <table:table-cell table:style-name="ce8" table:formula="of:=IFERROR(__xludf.dummyfunction(&quot;upper(googletranslate(A23,$A$1,&quot;&quot;en&quot;&quot;))&quot;);&quot;OPTION&quot;)" office:value-type="string" office:string-value="OPTION" calcext:value-type="string">
            <text:p>OPTION</text:p>
          </table:table-cell>
          <table:table-cell table:style-name="ce2" table:formula="of:=[$keywords.A21]" office:value-type="string" office:string-value="OPTION" calcext:value-type="string">
            <text:p>OPTION</text:p>
          </table:table-cell>
          <table:table-cell/>
          <table:table-cell table:style-name="ce2" table:formula="of:=IFERROR(__xludf.dummyfunction(&quot;UPPER(GOOGLETRANSLATE(if(len(D23) &gt; 0, D23, C23),&quot;&quot;en&quot;&quot;,$A$1))&quot;);&quot;خيار&quot;)" office:value-type="string" office:string-value="خيار" calcext:value-type="string">
            <text:p>خيار</text:p>
          </table:table-cell>
          <table:table-cell table:number-columns-repeated="1019"/>
        </table:table-row>
        <table:table-row table:style-name="ro1">
          <table:table-cell table:style-name="ce12" table:formula="of:=IF(LEN([.F24]) &gt; 0; [.F24]; [.E24])" office:value-type="string" office:string-value="مطبعة" calcext:value-type="string">
            <text:p>مطبعة</text:p>
          </table:table-cell>
          <table:table-cell table:style-name="ce8" table:formula="of:=IFERROR(__xludf.dummyfunction(&quot;upper(googletranslate(A24,$A$1,&quot;&quot;en&quot;&quot;))&quot;);&quot;PRINT&quot;)" office:value-type="string" office:string-value="PRINT" calcext:value-type="string">
            <text:p>PRINT</text:p>
          </table:table-cell>
          <table:table-cell table:style-name="ce2" table:formula="of:=[$keywords.A22]" office:value-type="string" office:string-value="PRINT" calcext:value-type="string">
            <text:p>PRINT</text:p>
          </table:table-cell>
          <table:table-cell/>
          <table:table-cell table:style-name="ce2" table:formula="of:=IFERROR(__xludf.dummyfunction(&quot;UPPER(GOOGLETRANSLATE(if(len(D24) &gt; 0, D24, C24),&quot;&quot;en&quot;&quot;,$A$1))&quot;);&quot;مطبعة&quot;)" office:value-type="string" office:string-value="مطبعة" calcext:value-type="string">
            <text:p>مطبعة</text:p>
          </table:table-cell>
          <table:table-cell table:number-columns-repeated="1019"/>
        </table:table-row>
        <table:table-row table:style-name="ro1">
          <table:table-cell table:style-name="ce12" table:formula="of:=IF(LEN([.F25]) &gt; 0; [.F25]; [.E25])" office:value-type="string" office:string-value="عشوائي" calcext:value-type="string">
            <text:p>عشوائي</text:p>
          </table:table-cell>
          <table:table-cell table:style-name="ce8" table:formula="of:=IFERROR(__xludf.dummyfunction(&quot;upper(googletranslate(A25,$A$1,&quot;&quot;en&quot;&quot;))&quot;);&quot;RANDOM&quot;)" office:value-type="string" office:string-value="RANDOM" calcext:value-type="string">
            <text:p>RANDOM</text:p>
          </table:table-cell>
          <table:table-cell table:style-name="ce2" table:formula="of:=[$keywords.A23]" office:value-type="string" office:string-value="RANDOMIZE" calcext:value-type="string">
            <text:p>RANDOMIZE</text:p>
          </table:table-cell>
          <table:table-cell/>
          <table:table-cell table:style-name="ce2" table:formula="of:=IFERROR(__xludf.dummyfunction(&quot;UPPER(GOOGLETRANSLATE(if(len(D25) &gt; 0, D25, C25),&quot;&quot;en&quot;&quot;,$A$1))&quot;);&quot;عشوائي&quot;)" office:value-type="string" office:string-value="عشوائي" calcext:value-type="string">
            <text:p>عشوائي</text:p>
          </table:table-cell>
          <table:table-cell table:number-columns-repeated="1019"/>
        </table:table-row>
        <table:table-row table:style-name="ro1">
          <table:table-cell table:style-name="ce12" table:formula="of:=IF(LEN([.F26]) &gt; 0; [.F26]; [.E26])" office:value-type="string" office:string-value="فأر" calcext:value-type="string">
            <text:p>فأر</text:p>
          </table:table-cell>
          <table:table-cell table:style-name="ce8" table:formula="of:=IFERROR(__xludf.dummyfunction(&quot;upper(googletranslate(A26,$A$1,&quot;&quot;en&quot;&quot;))&quot;);&quot;MOUSE&quot;)" office:value-type="string" office:string-value="MOUSE" calcext:value-type="string">
            <text:p>MOUSE</text:p>
          </table:table-cell>
          <table:table-cell table:style-name="ce2" table:formula="of:=[$keywords.A24]" office:value-type="string" office:string-value="RAT" calcext:value-type="string">
            <text:p>RAT</text:p>
          </table:table-cell>
          <table:table-cell/>
          <table:table-cell table:style-name="ce2" table:formula="of:=IFERROR(__xludf.dummyfunction(&quot;UPPER(GOOGLETRANSLATE(if(len(D26) &gt; 0, D26, C26),&quot;&quot;en&quot;&quot;,$A$1))&quot;);&quot;فأر&quot;)" office:value-type="string" office:string-value="فأر" calcext:value-type="string">
            <text:p>فأر</text:p>
          </table:table-cell>
          <table:table-cell table:number-columns-repeated="1019"/>
        </table:table-row>
        <table:table-row table:style-name="ro1">
          <table:table-cell table:style-name="ce12" table:formula="of:=IF(LEN([.F27]) &gt; 0; [.F27]; [.E27])" office:value-type="string" office:string-value="يقرأ" calcext:value-type="string">
            <text:p>يقرأ</text:p>
          </table:table-cell>
          <table:table-cell table:style-name="ce8" table:formula="of:=IFERROR(__xludf.dummyfunction(&quot;upper(googletranslate(A27,$A$1,&quot;&quot;en&quot;&quot;))&quot;);&quot;IS READING&quot;)" office:value-type="string" office:string-value="IS READING" calcext:value-type="string">
            <text:p>IS READING</text:p>
          </table:table-cell>
          <table:table-cell table:style-name="ce2" table:formula="of:=[$keywords.A25]" office:value-type="string" office:string-value="READ" calcext:value-type="string">
            <text:p>READ</text:p>
          </table:table-cell>
          <table:table-cell/>
          <table:table-cell table:style-name="ce2" table:formula="of:=IFERROR(__xludf.dummyfunction(&quot;UPPER(GOOGLETRANSLATE(if(len(D27) &gt; 0, D27, C27),&quot;&quot;en&quot;&quot;,$A$1))&quot;);&quot;يقرأ&quot;)" office:value-type="string" office:string-value="يقرأ" calcext:value-type="string">
            <text:p>يقرأ</text:p>
          </table:table-cell>
          <table:table-cell table:number-columns-repeated="1019"/>
        </table:table-row>
        <table:table-row table:style-name="ro1">
          <table:table-cell table:style-name="ce12" table:formula="of:=IF(LEN([.F28]) &gt; 0; [.F28]; [.E28])" office:value-type="string" office:string-value="ريم" calcext:value-type="string">
            <text:p>ريم</text:p>
          </table:table-cell>
          <table:table-cell table:style-name="ce8" table:formula="of:=IFERROR(__xludf.dummyfunction(&quot;upper(googletranslate(A28,$A$1,&quot;&quot;en&quot;&quot;))&quot;);&quot;REEM&quot;)" office:value-type="string" office:string-value="REEM" calcext:value-type="string">
            <text:p>REEM</text:p>
          </table:table-cell>
          <table:table-cell table:style-name="ce2" table:formula="of:=[$keywords.A26]" office:value-type="string" office:string-value="REM" calcext:value-type="string">
            <text:p>REM</text:p>
          </table:table-cell>
          <table:table-cell/>
          <table:table-cell table:style-name="ce2" table:formula="of:=IFERROR(__xludf.dummyfunction(&quot;UPPER(GOOGLETRANSLATE(if(len(D28) &gt; 0, D28, C28),&quot;&quot;en&quot;&quot;,$A$1))&quot;);&quot;ريم&quot;)" office:value-type="string" office:string-value="ريم" calcext:value-type="string">
            <text:p>ريم</text:p>
          </table:table-cell>
          <table:table-cell table:number-columns-repeated="1019"/>
        </table:table-row>
        <table:table-row table:style-name="ro1">
          <table:table-cell table:style-name="ce12" table:formula="of:=IF(LEN([.F29]) &gt; 0; [.F29]; [.E29])" office:value-type="string" office:string-value="يعيد" calcext:value-type="string">
            <text:p>يعيد</text:p>
          </table:table-cell>
          <table:table-cell table:style-name="ce8" table:formula="of:=IFERROR(__xludf.dummyfunction(&quot;upper(googletranslate(A29,$A$1,&quot;&quot;en&quot;&quot;))&quot;);&quot;REPEAT&quot;)" office:value-type="string" office:string-value="REPEAT" calcext:value-type="string">
            <text:p>REPEAT</text:p>
          </table:table-cell>
          <table:table-cell table:style-name="ce2" table:formula="of:=[$keywords.A27]" office:value-type="string" office:string-value="RESTORE" calcext:value-type="string">
            <text:p>RESTORE</text:p>
          </table:table-cell>
          <table:table-cell/>
          <table:table-cell table:style-name="ce2" table:formula="of:=IFERROR(__xludf.dummyfunction(&quot;UPPER(GOOGLETRANSLATE(if(len(D29) &gt; 0, D29, C29),&quot;&quot;en&quot;&quot;,$A$1))&quot;);&quot;يعيد&quot;)" office:value-type="string" office:string-value="يعيد" calcext:value-type="string">
            <text:p>يعيد</text:p>
          </table:table-cell>
          <table:table-cell table:number-columns-repeated="1019"/>
        </table:table-row>
        <table:table-row table:style-name="ro1">
          <table:table-cell table:style-name="ce12" table:formula="of:=IF(LEN([.F30]) &gt; 0; [.F30]; [.E30])" office:value-type="string" office:string-value="يعود" calcext:value-type="string">
            <text:p>يعود</text:p>
          </table:table-cell>
          <table:table-cell table:style-name="ce8" table:formula="of:=IFERROR(__xludf.dummyfunction(&quot;upper(googletranslate(A30,$A$1,&quot;&quot;en&quot;&quot;))&quot;);&quot;BACK&quot;)" office:value-type="string" office:string-value="BACK" calcext:value-type="string">
            <text:p>BACK</text:p>
          </table:table-cell>
          <table:table-cell table:style-name="ce2" table:formula="of:=[$keywords.A28]" office:value-type="string" office:string-value="RETURN" calcext:value-type="string">
            <text:p>RETURN</text:p>
          </table:table-cell>
          <table:table-cell/>
          <table:table-cell table:style-name="ce2" table:formula="of:=IFERROR(__xludf.dummyfunction(&quot;UPPER(GOOGLETRANSLATE(if(len(D30) &gt; 0, D30, C30),&quot;&quot;en&quot;&quot;,$A$1))&quot;);&quot;يعود&quot;)" office:value-type="string" office:string-value="يعود" calcext:value-type="string">
            <text:p>يعود</text:p>
          </table:table-cell>
          <table:table-cell table:number-columns-repeated="1019"/>
        </table:table-row>
        <table:table-row table:style-name="ro1">
          <table:table-cell table:style-name="ce12" table:formula="of:=IF(LEN([.F31]) &gt; 0; [.F31]; [.E31])" office:value-type="string" office:string-value="RND" calcext:value-type="string">
            <text:p>RND</text:p>
          </table:table-cell>
          <table:table-cell table:style-name="ce8" table:formula="of:=IFERROR(__xludf.dummyfunction(&quot;upper(googletranslate(A31,$A$1,&quot;&quot;en&quot;&quot;))&quot;);&quot;RND&quot;)" office:value-type="string" office:string-value="RND" calcext:value-type="string">
            <text:p>RND</text:p>
          </table:table-cell>
          <table:table-cell table:style-name="ce2" table:formula="of:=[$keywords.A29]" office:value-type="string" office:string-value="RND" calcext:value-type="string">
            <text:p>RND</text:p>
          </table:table-cell>
          <table:table-cell/>
          <table:table-cell table:style-name="ce2" table:formula="of:=IFERROR(__xludf.dummyfunction(&quot;UPPER(GOOGLETRANSLATE(if(len(D31) &gt; 0, D31, C31),&quot;&quot;en&quot;&quot;,$A$1))&quot;);&quot;RND&quot;)" office:value-type="string" office:string-value="RND" calcext:value-type="string">
            <text:p>RND</text:p>
          </table:table-cell>
          <table:table-cell table:number-columns-repeated="1019"/>
        </table:table-row>
        <table:table-row table:style-name="ro1">
          <table:table-cell table:style-name="ce12" table:formula="of:=IF(LEN([.F32]) &gt; 0; [.F32]; [.E32])" office:value-type="string" office:string-value="SGN" calcext:value-type="string">
            <text:p>SGN</text:p>
          </table:table-cell>
          <table:table-cell table:style-name="ce8" table:formula="of:=IFERROR(__xludf.dummyfunction(&quot;upper(googletranslate(A32,$A$1,&quot;&quot;en&quot;&quot;))&quot;);&quot;SGN&quot;)" office:value-type="string" office:string-value="SGN" calcext:value-type="string">
            <text:p>SGN</text:p>
          </table:table-cell>
          <table:table-cell table:style-name="ce2" table:formula="of:=[$keywords.A30]" office:value-type="string" office:string-value="SGN" calcext:value-type="string">
            <text:p>SGN</text:p>
          </table:table-cell>
          <table:table-cell/>
          <table:table-cell table:style-name="ce2" table:formula="of:=IFERROR(__xludf.dummyfunction(&quot;UPPER(GOOGLETRANSLATE(if(len(D32) &gt; 0, D32, C32),&quot;&quot;en&quot;&quot;,$A$1))&quot;);&quot;SGN&quot;)" office:value-type="string" office:string-value="SGN" calcext:value-type="string">
            <text:p>SGN</text:p>
          </table:table-cell>
          <table:table-cell table:number-columns-repeated="1019"/>
        </table:table-row>
        <table:table-row table:style-name="ro1">
          <table:table-cell table:style-name="ce12" table:formula="of:=IF(LEN([.F33]) &gt; 0; [.F33]; [.E33])" office:value-type="string" office:string-value="الخطيئة" calcext:value-type="string">
            <text:p>الخطيئة</text:p>
          </table:table-cell>
          <table:table-cell table:style-name="ce8" table:formula="of:=IFERROR(__xludf.dummyfunction(&quot;upper(googletranslate(A33,$A$1,&quot;&quot;en&quot;&quot;))&quot;);&quot;SIN&quot;)" office:value-type="string" office:string-value="SIN" calcext:value-type="string">
            <text:p>SIN</text:p>
          </table:table-cell>
          <table:table-cell table:style-name="ce2" table:formula="of:=[$keywords.A31]" office:value-type="string" office:string-value="SIN" calcext:value-type="string">
            <text:p>SIN</text:p>
          </table:table-cell>
          <table:table-cell/>
          <table:table-cell table:style-name="ce2" table:formula="of:=IFERROR(__xludf.dummyfunction(&quot;UPPER(GOOGLETRANSLATE(if(len(D33) &gt; 0, D33, C33),&quot;&quot;en&quot;&quot;,$A$1))&quot;);&quot;الخطيئة&quot;)" office:value-type="string" office:string-value="الخطيئة" calcext:value-type="string">
            <text:p>الخطيئة</text:p>
          </table:table-cell>
          <table:table-cell table:number-columns-repeated="1019"/>
        </table:table-row>
        <table:table-row table:style-name="ro1">
          <table:table-cell table:style-name="ce12" table:formula="of:=IF(LEN([.F34]) &gt; 0; [.F34]; [.E34])" office:value-type="string" office:string-value="SQR" calcext:value-type="string">
            <text:p>SQR</text:p>
          </table:table-cell>
          <table:table-cell table:style-name="ce8" table:formula="of:=IFERROR(__xludf.dummyfunction(&quot;upper(googletranslate(A34,$A$1,&quot;&quot;en&quot;&quot;))&quot;);&quot;SQR&quot;)" office:value-type="string" office:string-value="SQR" calcext:value-type="string">
            <text:p>SQR</text:p>
          </table:table-cell>
          <table:table-cell table:style-name="ce2" table:formula="of:=[$keywords.A32]" office:value-type="string" office:string-value="SQR" calcext:value-type="string">
            <text:p>SQR</text:p>
          </table:table-cell>
          <table:table-cell/>
          <table:table-cell table:style-name="ce2" table:formula="of:=IFERROR(__xludf.dummyfunction(&quot;UPPER(GOOGLETRANSLATE(if(len(D34) &gt; 0, D34, C34),&quot;&quot;en&quot;&quot;,$A$1))&quot;);&quot;SQR&quot;)" office:value-type="string" office:string-value="SQR" calcext:value-type="string">
            <text:p>SQR</text:p>
          </table:table-cell>
          <table:table-cell table:number-columns-repeated="1019"/>
        </table:table-row>
        <table:table-row table:style-name="ro1">
          <table:table-cell table:style-name="ce12" table:formula="of:=IF(LEN([.F35]) &gt; 0; [.F35]; [.E35])" office:value-type="string" office:string-value="خطوة" calcext:value-type="string">
            <text:p>خطوة</text:p>
          </table:table-cell>
          <table:table-cell table:style-name="ce8" table:formula="of:=IFERROR(__xludf.dummyfunction(&quot;upper(googletranslate(A35,$A$1,&quot;&quot;en&quot;&quot;))&quot;);&quot;A STEP&quot;)" office:value-type="string" office:string-value="A STEP" calcext:value-type="string">
            <text:p>A STEP</text:p>
          </table:table-cell>
          <table:table-cell table:style-name="ce2" table:formula="of:=[$keywords.A33]" office:value-type="string" office:string-value="STEP" calcext:value-type="string">
            <text:p>STEP</text:p>
          </table:table-cell>
          <table:table-cell/>
          <table:table-cell table:style-name="ce2" table:formula="of:=IFERROR(__xludf.dummyfunction(&quot;UPPER(GOOGLETRANSLATE(if(len(D35) &gt; 0, D35, C35),&quot;&quot;en&quot;&quot;,$A$1))&quot;);&quot;خطوة&quot;)" office:value-type="string" office:string-value="خطوة" calcext:value-type="string">
            <text:p>خطوة</text:p>
          </table:table-cell>
          <table:table-cell table:number-columns-repeated="1019"/>
        </table:table-row>
        <table:table-row table:style-name="ro1">
          <table:table-cell table:style-name="ce12" table:formula="of:=IF(LEN([.F36]) &gt; 0; [.F36]; [.E36])" office:value-type="string" office:string-value="قف" calcext:value-type="string">
            <text:p>قف</text:p>
          </table:table-cell>
          <table:table-cell table:style-name="ce8" table:formula="of:=IFERROR(__xludf.dummyfunction(&quot;upper(googletranslate(A36,$A$1,&quot;&quot;en&quot;&quot;))&quot;);&quot;STOP&quot;)" office:value-type="string" office:string-value="STOP" calcext:value-type="string">
            <text:p>STOP</text:p>
          </table:table-cell>
          <table:table-cell table:style-name="ce2" table:formula="of:=[$keywords.A34]" office:value-type="string" office:string-value="STOP" calcext:value-type="string">
            <text:p>STOP</text:p>
          </table:table-cell>
          <table:table-cell/>
          <table:table-cell table:style-name="ce2" table:formula="of:=IFERROR(__xludf.dummyfunction(&quot;UPPER(GOOGLETRANSLATE(if(len(D36) &gt; 0, D36, C36),&quot;&quot;en&quot;&quot;,$A$1))&quot;);&quot;قف&quot;)" office:value-type="string" office:string-value="قف" calcext:value-type="string">
            <text:p>قف</text:p>
          </table:table-cell>
          <table:table-cell table:number-columns-repeated="1019"/>
        </table:table-row>
        <table:table-row table:style-name="ro1">
          <table:table-cell table:style-name="ce12" table:formula="of:=IF(LEN([.F37]) &gt; 0; [.F37]; [.E37])" office:value-type="string" office:string-value="شارع" calcext:value-type="string">
            <text:p>شارع</text:p>
          </table:table-cell>
          <table:table-cell table:style-name="ce8" table:formula="of:=IFERROR(__xludf.dummyfunction(&quot;upper(googletranslate(A37,$A$1,&quot;&quot;en&quot;&quot;))&quot;);&quot;STREET&quot;)" office:value-type="string" office:string-value="STREET" calcext:value-type="string">
            <text:p>STREET</text:p>
          </table:table-cell>
          <table:table-cell table:style-name="ce2" table:formula="of:=[$keywords.A35]" office:value-type="string" office:string-value="STR" calcext:value-type="string">
            <text:p>STR</text:p>
          </table:table-cell>
          <table:table-cell/>
          <table:table-cell table:style-name="ce2" table:formula="of:=IFERROR(__xludf.dummyfunction(&quot;UPPER(GOOGLETRANSLATE(if(len(D37) &gt; 0, D37, C37),&quot;&quot;en&quot;&quot;,$A$1))&quot;);&quot;شارع&quot;)" office:value-type="string" office:string-value="شارع" calcext:value-type="string">
            <text:p>شارع</text:p>
          </table:table-cell>
          <table:table-cell table:number-columns-repeated="1019"/>
        </table:table-row>
        <table:table-row table:style-name="ro1">
          <table:table-cell table:style-name="ce12" table:formula="of:=IF(LEN([.F38]) &gt; 0; [.F38]; [.E38])" office:value-type="string" office:string-value="تان" calcext:value-type="string">
            <text:p>تان</text:p>
          </table:table-cell>
          <table:table-cell table:style-name="ce8" table:formula="of:=IFERROR(__xludf.dummyfunction(&quot;upper(googletranslate(A38,$A$1,&quot;&quot;en&quot;&quot;))&quot;);&quot;TAN&quot;)" office:value-type="string" office:string-value="TAN" calcext:value-type="string">
            <text:p>TAN</text:p>
          </table:table-cell>
          <table:table-cell table:style-name="ce2" table:formula="of:=[$keywords.A36]" office:value-type="string" office:string-value="TAN" calcext:value-type="string">
            <text:p>TAN</text:p>
          </table:table-cell>
          <table:table-cell/>
          <table:table-cell table:style-name="ce2" table:formula="of:=IFERROR(__xludf.dummyfunction(&quot;UPPER(GOOGLETRANSLATE(if(len(D38) &gt; 0, D38, C38),&quot;&quot;en&quot;&quot;,$A$1))&quot;);&quot;تان&quot;)" office:value-type="string" office:string-value="تان" calcext:value-type="string">
            <text:p>تان</text:p>
          </table:table-cell>
          <table:table-cell table:number-columns-repeated="1019"/>
        </table:table-row>
        <table:table-row table:style-name="ro1">
          <table:table-cell table:style-name="ce12" table:formula="of:=IF(LEN([.F39]) &gt; 0; [.F39]; [.E39])" office:value-type="string" office:string-value="ثم" calcext:value-type="string">
            <text:p>ثم</text:p>
          </table:table-cell>
          <table:table-cell table:style-name="ce8" table:formula="of:=IFERROR(__xludf.dummyfunction(&quot;upper(googletranslate(A39,$A$1,&quot;&quot;en&quot;&quot;))&quot;);&quot;THEN&quot;)" office:value-type="string" office:string-value="THEN" calcext:value-type="string">
            <text:p>THEN</text:p>
          </table:table-cell>
          <table:table-cell table:style-name="ce2" table:formula="of:=[$keywords.A37]" office:value-type="string" office:string-value="THEN" calcext:value-type="string">
            <text:p>THEN</text:p>
          </table:table-cell>
          <table:table-cell/>
          <table:table-cell table:style-name="ce2" table:formula="of:=IFERROR(__xludf.dummyfunction(&quot;UPPER(GOOGLETRANSLATE(if(len(D39) &gt; 0, D39, C39),&quot;&quot;en&quot;&quot;,$A$1))&quot;);&quot;ثم&quot;)" office:value-type="string" office:string-value="ثم" calcext:value-type="string">
            <text:p>ثم</text:p>
          </table:table-cell>
          <table:table-cell table:number-columns-repeated="1019"/>
        </table:table-row>
        <table:table-row table:style-name="ro1">
          <table:table-cell table:style-name="ce12" table:formula="of:=IF(LEN([.F40]) &gt; 0; [.F40]; [.E40])" office:value-type="string" office:string-value="ل" calcext:value-type="string">
            <text:p>ل</text:p>
          </table:table-cell>
          <table:table-cell table:style-name="ce8" table:formula="of:=IFERROR(__xludf.dummyfunction(&quot;upper(googletranslate(A40,$A$1,&quot;&quot;en&quot;&quot;))&quot;);&quot;TO&quot;)" office:value-type="string" office:string-value="TO" calcext:value-type="string">
            <text:p>TO</text:p>
          </table:table-cell>
          <table:table-cell table:style-name="ce2" table:formula="of:=[$keywords.A38]" office:value-type="string" office:string-value="TO" calcext:value-type="string">
            <text:p>TO</text:p>
          </table:table-cell>
          <table:table-cell/>
          <table:table-cell table:style-name="ce2" table:formula="of:=IFERROR(__xludf.dummyfunction(&quot;UPPER(GOOGLETRANSLATE(if(len(D40) &gt; 0, D40, C40),&quot;&quot;en&quot;&quot;,$A$1))&quot;);&quot;ل&quot;)" office:value-type="string" office:string-value="ل" calcext:value-type="string">
            <text:p>ل</text:p>
          </table:table-cell>
          <table:table-cell table:number-columns-repeated="1019"/>
        </table:table-row>
        <table:table-row table:style-name="ro1">
          <table:table-cell table:style-name="ce5"/>
          <table:table-cell table:style-name="ce8"/>
          <table:table-cell table:number-columns-repeated="1022"/>
        </table:table-row>
        <table:table-row table:style-name="ro1">
          <table:table-cell table:style-name="ce5" table:formula="of:=IF(LEN([.F42]) &gt; 0; [.F42]; [.E42])" office:value-type="string" office:string-value="ولا توجد لغة ممنوحة على سطر الأوامر. الخروج." calcext:value-type="string">
            <text:p>ولا توجد لغة ممنوحة على سطر الأوامر. الخروج.</text:p>
          </table:table-cell>
          <table:table-cell table:style-name="ce8" table:formula="of:=IFERROR(__xludf.dummyfunction(&quot;upper(googletranslate(A42,$A$1,&quot;&quot;en&quot;&quot;))&quot;);&quot;THERE IS NO LANGUAGE GRANTED ON THE COMMAND LINE. EXIT.&quot;)" office:value-type="string" office:string-value="THERE IS NO LANGUAGE GRANTED ON THE COMMAND LINE. EXIT." calcext:value-type="string">
            <text:p>THERE IS NO LANGUAGE GRANTED ON THE COMMAND LINE. EXIT.</text:p>
          </table:table-cell>
          <table:table-cell table:style-name="ce2" table:formula="of:=[$errors.A1]" office:value-type="string" office:string-value="AND NO LANGUAGE GIVEN ON COMMAND LINE.  EXITING." calcext:value-type="string">
            <text:p>AND NO LANGUAGE GIVEN ON COMMAND LINE. <text:s/>EXITING.</text:p>
          </table:table-cell>
          <table:table-cell/>
          <table:table-cell table:style-name="ce2" table:formula="of:=IFERROR(__xludf.dummyfunction(&quot;UPPER(GOOGLETRANSLATE(if(len(D42) &gt; 0, D42, C42),&quot;&quot;en&quot;&quot;,$A$1))&quot;);&quot;ولا توجد لغة ممنوحة على سطر الأوامر. الخروج.&quot;)" office:value-type="string" office:string-value="ولا توجد لغة ممنوحة على سطر الأوامر. الخروج." calcext:value-type="string">
            <text:p>ولا توجد لغة ممنوحة على سطر الأوامر. الخروج.</text:p>
          </table:table-cell>
          <table:table-cell table:number-columns-repeated="1019"/>
        </table:table-row>
        <table:table-row table:style-name="ro1">
          <table:table-cell table:style-name="ce5" table:formula="of:=IF(LEN([.F43]) &gt; 0; [.F43]; [.E43])" office:value-type="string" office:string-value="صفيف محدد بالفعل" calcext:value-type="string">
            <text:p>صفيف محدد بالفعل</text:p>
          </table:table-cell>
          <table:table-cell table:style-name="ce8" table:formula="of:=IFERROR(__xludf.dummyfunction(&quot;upper(googletranslate(A43,$A$1,&quot;&quot;en&quot;&quot;))&quot;);&quot;ALREADY&quot;)" office:value-type="string" office:string-value="ALREADY" calcext:value-type="string">
            <text:p>ALREADY</text:p>
          </table:table-cell>
          <table:table-cell table:style-name="ce2" table:formula="of:=[$errors.A2]" office:value-type="string" office:string-value="ARRAY ALREADY DEFINED" calcext:value-type="string">
            <text:p>ARRAY ALREADY DEFINED</text:p>
          </table:table-cell>
          <table:table-cell/>
          <table:table-cell table:style-name="ce2" table:formula="of:=IFERROR(__xludf.dummyfunction(&quot;UPPER(GOOGLETRANSLATE(if(len(D43) &gt; 0, D43, C43),&quot;&quot;en&quot;&quot;,$A$1))&quot;);&quot;صفيف محدد بالفعل&quot;)" office:value-type="string" office:string-value="صفيف محدد بالفعل" calcext:value-type="string">
            <text:p>صفيف محدد بالفعل</text:p>
          </table:table-cell>
          <table:table-cell table:number-columns-repeated="1019"/>
        </table:table-row>
        <table:table-row table:style-name="ro1">
          <table:table-cell table:style-name="ce5" table:formula="of:=IF(LEN([.F44]) &gt; 0; [.F44]; [.E44])" office:value-type="string" office:string-value="فهرس الصفيف خارج الحدود" calcext:value-type="string">
            <text:p>فهرس الصفيف خارج الحدود</text:p>
          </table:table-cell>
          <table:table-cell table:style-name="ce8" table:formula="of:=IFERROR(__xludf.dummyfunction(&quot;upper(googletranslate(A44,$A$1,&quot;&quot;en&quot;&quot;))&quot;);&quot;SAFEL INDEX OUTSIDE THE BORDER&quot;)" office:value-type="string" office:string-value="SAFEL INDEX OUTSIDE THE BORDER" calcext:value-type="string">
            <text:p>SAFEL INDEX OUTSIDE THE BORDER</text:p>
          </table:table-cell>
          <table:table-cell table:style-name="ce2" table:formula="of:=[$errors.A3]" office:value-type="string" office:string-value="ARRAY INDEX OUTSIDE OF BOUNDS" calcext:value-type="string">
            <text:p>ARRAY INDEX OUTSIDE OF BOUNDS</text:p>
          </table:table-cell>
          <table:table-cell/>
          <table:table-cell table:style-name="ce2" table:formula="of:=IFERROR(__xludf.dummyfunction(&quot;UPPER(GOOGLETRANSLATE(if(len(D44) &gt; 0, D44, C44),&quot;&quot;en&quot;&quot;,$A$1))&quot;);&quot;فهرس الصفيف خارج الحدود&quot;)" office:value-type="string" office:string-value="فهرس الصفيف خارج الحدود" calcext:value-type="string">
            <text:p>فهرس الصفيف خارج الحدود</text:p>
          </table:table-cell>
          <table:table-cell table:number-columns-repeated="1019"/>
        </table:table-row>
        <table:table-row table:style-name="ro1">
          <table:table-cell table:style-name="ce5" table:formula="of:=IF(LEN([.F45]) &gt; 0; [.F45]; [.E45])" office:value-type="string" office:string-value="لا يمكن الوصول إلى الدليل" calcext:value-type="string">
            <text:p>لا يمكن الوصول إلى الدليل</text:p>
          </table:table-cell>
          <table:table-cell table:style-name="ce8" table:formula="of:=IFERROR(__xludf.dummyfunction(&quot;upper(googletranslate(A45,$A$1,&quot;&quot;en&quot;&quot;))&quot;);&quot;THE GUIDE CANNOT BE ACCESSED&quot;)" office:value-type="string" office:string-value="THE GUIDE CANNOT BE ACCESSED" calcext:value-type="string">
            <text:p>THE GUIDE CANNOT BE ACCESSED</text:p>
          </table:table-cell>
          <table:table-cell table:style-name="ce2" table:formula="of:=[$errors.A4]" office:value-type="string" office:string-value="CANNOT ACCESS DIRECTORY" calcext:value-type="string">
            <text:p>CANNOT ACCESS DIRECTORY</text:p>
          </table:table-cell>
          <table:table-cell/>
          <table:table-cell table:style-name="ce2" table:formula="of:=IFERROR(__xludf.dummyfunction(&quot;UPPER(GOOGLETRANSLATE(if(len(D45) &gt; 0, D45, C45),&quot;&quot;en&quot;&quot;,$A$1))&quot;);&quot;لا يمكن الوصول إلى الدليل&quot;)" office:value-type="string" office:string-value="لا يمكن الوصول إلى الدليل" calcext:value-type="string">
            <text:p>لا يمكن الوصول إلى الدليل</text:p>
          </table:table-cell>
          <table:table-cell table:number-columns-repeated="1019"/>
        </table:table-row>
        <table:table-row table:style-name="ro1">
          <table:table-cell table:style-name="ce5" table:formula="of:=IF(LEN([.F46]) &gt; 0; [.F46]; [.E46])" office:value-type="string" office:string-value="إدخال البيانات UNDERFLOW" calcext:value-type="string">
            <text:p>إدخال البيانات UNDERFLOW</text:p>
          </table:table-cell>
          <table:table-cell table:style-name="ce8" table:formula="of:=IFERROR(__xludf.dummyfunction(&quot;upper(googletranslate(A46,$A$1,&quot;&quot;en&quot;&quot;))&quot;);&quot;UNDERLOW DATA&quot;)" office:value-type="string" office:string-value="UNDERLOW DATA" calcext:value-type="string">
            <text:p>UNDERLOW DATA</text:p>
          </table:table-cell>
          <table:table-cell table:style-name="ce2" table:formula="of:=[$errors.A5]" office:value-type="string" office:string-value="DATA INPUT UNDERFLOW" calcext:value-type="string">
            <text:p>DATA INPUT UNDERFLOW</text:p>
          </table:table-cell>
          <table:table-cell/>
          <table:table-cell table:style-name="ce2" table:formula="of:=IFERROR(__xludf.dummyfunction(&quot;UPPER(GOOGLETRANSLATE(if(len(D46) &gt; 0, D46, C46),&quot;&quot;en&quot;&quot;,$A$1))&quot;);&quot;إدخال البيانات UNDERFLOW&quot;)" office:value-type="string" office:string-value="إدخال البيانات UNDERFLOW" calcext:value-type="string">
            <text:p>إدخال البيانات UNDERFLOW</text:p>
          </table:table-cell>
          <table:table-cell table:number-columns-repeated="1019"/>
        </table:table-row>
        <table:table-row table:style-name="ro1">
          <table:table-cell table:style-name="ce5" table:formula="of:=IF(LEN([.F47]) &gt; 0; [.F47]; [.E47])" office:value-type="string" office:string-value="قراءة البيانات UNDERFLOW" calcext:value-type="string">
            <text:p>قراءة البيانات UNDERFLOW</text:p>
          </table:table-cell>
          <table:table-cell table:style-name="ce8" table:formula="of:=IFERROR(__xludf.dummyfunction(&quot;upper(googletranslate(A47,$A$1,&quot;&quot;en&quot;&quot;))&quot;);&quot;READ THE UNDERFLOW DATA&quot;)" office:value-type="string" office:string-value="READ THE UNDERFLOW DATA" calcext:value-type="string">
            <text:p>READ THE UNDERFLOW DATA</text:p>
          </table:table-cell>
          <table:table-cell table:style-name="ce2" table:formula="of:=[$errors.A6]" office:value-type="string" office:string-value="DATA READ UNDERFLOW" calcext:value-type="string">
            <text:p>DATA READ UNDERFLOW</text:p>
          </table:table-cell>
          <table:table-cell/>
          <table:table-cell table:style-name="ce2" table:formula="of:=IFERROR(__xludf.dummyfunction(&quot;UPPER(GOOGLETRANSLATE(if(len(D47) &gt; 0, D47, C47),&quot;&quot;en&quot;&quot;,$A$1))&quot;);&quot;قراءة البيانات UNDERFLOW&quot;)" office:value-type="string" office:string-value="قراءة البيانات UNDERFLOW" calcext:value-type="string">
            <text:p>قراءة البيانات UNDERFLOW</text:p>
          </table:table-cell>
          <table:table-cell table:number-columns-repeated="1019"/>
        </table:table-row>
        <table:table-row table:style-name="ro1">
          <table:table-cell table:style-name="ce5" table:formula="of:=IF(LEN([.F48]) &gt; 0; [.F48]; [.E48])" office:value-type="string" office:string-value="دورة التعريف التي تم اكتشافها" calcext:value-type="string">
            <text:p>دورة التعريف التي تم اكتشافها</text:p>
          </table:table-cell>
          <table:table-cell table:style-name="ce8" table:formula="of:=IFERROR(__xludf.dummyfunction(&quot;upper(googletranslate(A48,$A$1,&quot;&quot;en&quot;&quot;))&quot;);&quot;THE IDENTIFICATION COURSE WAS DISCOVERED&quot;)" office:value-type="string" office:string-value="THE IDENTIFICATION COURSE WAS DISCOVERED" calcext:value-type="string">
            <text:p>THE IDENTIFICATION COURSE WAS DISCOVERED</text:p>
          </table:table-cell>
          <table:table-cell table:style-name="ce2" table:formula="of:=[$errors.A7]" office:value-type="string" office:string-value="DEFINITION CYCLE DISCOVERED" calcext:value-type="string">
            <text:p>DEFINITION CYCLE DISCOVERED</text:p>
          </table:table-cell>
          <table:table-cell/>
          <table:table-cell table:style-name="ce2" table:formula="of:=IFERROR(__xludf.dummyfunction(&quot;UPPER(GOOGLETRANSLATE(if(len(D48) &gt; 0, D48, C48),&quot;&quot;en&quot;&quot;,$A$1))&quot;);&quot;دورة التعريف التي تم اكتشافها&quot;)" office:value-type="string" office:string-value="دورة التعريف التي تم اكتشافها" calcext:value-type="string">
            <text:p>دورة التعريف التي تم اكتشافها</text:p>
          </table:table-cell>
          <table:table-cell table:number-columns-repeated="1019"/>
        </table:table-row>
        <table:table-row table:style-name="ro1">
          <table:table-cell table:style-name="ce5" table:formula="of:=IF(LEN([.F49]) &gt; 0; [.F49]; [.E49])" office:value-type="string" office:string-value="خطأ" calcext:value-type="string">
            <text:p>خطأ</text:p>
          </table:table-cell>
          <table:table-cell table:style-name="ce8" table:formula="of:=IFERROR(__xludf.dummyfunction(&quot;upper(googletranslate(A49,$A$1,&quot;&quot;en&quot;&quot;))&quot;);&quot;MISTAKE&quot;)" office:value-type="string" office:string-value="MISTAKE" calcext:value-type="string">
            <text:p>MISTAKE</text:p>
          </table:table-cell>
          <table:table-cell table:style-name="ce2" table:formula="of:=[$errors.A8]" office:value-type="string" office:string-value="ERROR" calcext:value-type="string">
            <text:p>ERROR</text:p>
          </table:table-cell>
          <table:table-cell/>
          <table:table-cell table:style-name="ce2" table:formula="of:=IFERROR(__xludf.dummyfunction(&quot;UPPER(GOOGLETRANSLATE(if(len(D49) &gt; 0, D49, C49),&quot;&quot;en&quot;&quot;,$A$1))&quot;);&quot;خطأ&quot;)" office:value-type="string" office:string-value="خطأ" calcext:value-type="string">
            <text:p>خطأ</text:p>
          </table:table-cell>
          <table:table-cell table:number-columns-repeated="1019"/>
        </table:table-row>
        <table:table-row table:style-name="ro1">
          <table:table-cell table:style-name="ce5" table:formula="of:=IF(LEN([.F50]) &gt; 0; [.F50]; [.E50])" office:value-type="string" office:string-value="فشل" calcext:value-type="string">
            <text:p>فشل</text:p>
          </table:table-cell>
          <table:table-cell table:style-name="ce8" table:formula="of:=IFERROR(__xludf.dummyfunction(&quot;upper(googletranslate(A50,$A$1,&quot;&quot;en&quot;&quot;))&quot;);&quot;TO FAIL&quot;)" office:value-type="string" office:string-value="TO FAIL" calcext:value-type="string">
            <text:p>TO FAIL</text:p>
          </table:table-cell>
          <table:table-cell table:style-name="ce2" table:formula="of:=[$errors.A9]" office:value-type="string" office:string-value="FAILURE" calcext:value-type="string">
            <text:p>FAILURE</text:p>
          </table:table-cell>
          <table:table-cell/>
          <table:table-cell table:style-name="ce2" table:formula="of:=IFERROR(__xludf.dummyfunction(&quot;UPPER(GOOGLETRANSLATE(if(len(D50) &gt; 0, D50, C50),&quot;&quot;en&quot;&quot;,$A$1))&quot;);&quot;فشل&quot;)" office:value-type="string" office:string-value="فشل" calcext:value-type="string">
            <text:p>فشل</text:p>
          </table:table-cell>
          <table:table-cell table:number-columns-repeated="1019"/>
        </table:table-row>
        <table:table-row table:style-name="ro1">
          <table:table-cell table:style-name="ce5" table:formula="of:=IF(LEN([.F51]) &gt; 0; [.F51]; [.E51])" office:value-type="string" office:string-value="للمتغير الضاعف المحدد" calcext:value-type="string">
            <text:p>للمتغير الضاعف المحدد</text:p>
          </table:table-cell>
          <table:table-cell table:style-name="ce8" table:formula="of:=IFERROR(__xludf.dummyfunction(&quot;upper(googletranslate(A51,$A$1,&quot;&quot;en&quot;&quot;))&quot;);&quot;FOR THE SPECIFIED DOUBLE VARIABLE&quot;)" office:value-type="string" office:string-value="FOR THE SPECIFIED DOUBLE VARIABLE" calcext:value-type="string">
            <text:p>FOR THE SPECIFIED DOUBLE VARIABLE</text:p>
          </table:table-cell>
          <table:table-cell table:style-name="ce2" table:formula="of:=[$errors.A10]" office:value-type="string" office:string-value="FOR VARIABLE MULTIPLY DEFINED" calcext:value-type="string">
            <text:p>FOR VARIABLE MULTIPLY DEFINED</text:p>
          </table:table-cell>
          <table:table-cell/>
          <table:table-cell table:style-name="ce2" table:formula="of:=IFERROR(__xludf.dummyfunction(&quot;UPPER(GOOGLETRANSLATE(if(len(D51) &gt; 0, D51, C51),&quot;&quot;en&quot;&quot;,$A$1))&quot;);&quot;للمتغير الضاعف المحدد&quot;)" office:value-type="string" office:string-value="للمتغير الضاعف المحدد" calcext:value-type="string">
            <text:p>للمتغير الضاعف المحدد</text:p>
          </table:table-cell>
          <table:table-cell table:number-columns-repeated="1019"/>
        </table:table-row>
        <table:table-row table:style-name="ro1">
          <table:table-cell table:style-name="ce5" table:formula="of:=IF(LEN([.F52]) &gt; 0; [.F52]; [.E52])" office:value-type="string" office:string-value="تعريف الوظيفة المحددة محددة" calcext:value-type="string">
            <text:p>تعريف الوظيفة المحددة محددة</text:p>
          </table:table-cell>
          <table:table-cell table:style-name="ce8" table:formula="of:=IFERROR(__xludf.dummyfunction(&quot;upper(googletranslate(A52,$A$1,&quot;&quot;en&quot;&quot;))&quot;);&quot;DEFINITION OF THE SPECIFIC FUNCTION SPECIFIC&quot;)" office:value-type="string" office:string-value="DEFINITION OF THE SPECIFIC FUNCTION SPECIFIC" calcext:value-type="string">
            <text:p>DEFINITION OF THE SPECIFIC FUNCTION SPECIFIC</text:p>
          </table:table-cell>
          <table:table-cell table:style-name="ce2" table:formula="of:=[$errors.A11]" office:value-type="string" office:string-value="FUNCTION DEFINITION MULTIPLY DEFINED" calcext:value-type="string">
            <text:p>FUNCTION DEFINITION MULTIPLY DEFINED</text:p>
          </table:table-cell>
          <table:table-cell/>
          <table:table-cell table:style-name="ce2" table:formula="of:=IFERROR(__xludf.dummyfunction(&quot;UPPER(GOOGLETRANSLATE(if(len(D52) &gt; 0, D52, C52),&quot;&quot;en&quot;&quot;,$A$1))&quot;);&quot;تعريف الوظيفة المحددة محددة&quot;)" office:value-type="string" office:string-value="تعريف الوظيفة المحددة محددة" calcext:value-type="string">
            <text:p>تعريف الوظيفة المحددة محددة</text:p>
          </table:table-cell>
          <table:table-cell table:number-columns-repeated="1019"/>
        </table:table-row>
        <table:table-row table:style-name="ro1">
          <table:table-cell table:style-name="ce5" table:formula="of:=IF(LEN([.F53]) &gt; 0; [.F53]; [.E53])" office:value-type="string" office:string-value="تعريف وظيفة عدم تطابق المعلمة" calcext:value-type="string">
            <text:p>تعريف وظيفة عدم تطابق المعلمة</text:p>
          </table:table-cell>
          <table:table-cell table:style-name="ce8" table:formula="of:=IFERROR(__xludf.dummyfunction(&quot;upper(googletranslate(A53,$A$1,&quot;&quot;en&quot;&quot;))&quot;);&quot;DEFINITION OF THE FUNCTION OF MATCHING THE TEACHER&quot;)" office:value-type="string" office:string-value="DEFINITION OF THE FUNCTION OF MATCHING THE TEACHER" calcext:value-type="string">
            <text:p>DEFINITION OF THE FUNCTION OF MATCHING THE TEACHER</text:p>
          </table:table-cell>
          <table:table-cell table:style-name="ce2" table:formula="of:=[$errors.A12]" office:value-type="string" office:string-value="FUNCTION DEFINITION PARAMETER MISMATCH" calcext:value-type="string">
            <text:p>FUNCTION DEFINITION PARAMETER MISMATCH</text:p>
          </table:table-cell>
          <table:table-cell/>
          <table:table-cell table:style-name="ce2" table:formula="of:=IFERROR(__xludf.dummyfunction(&quot;UPPER(GOOGLETRANSLATE(if(len(D53) &gt; 0, D53, C53),&quot;&quot;en&quot;&quot;,$A$1))&quot;);&quot;تعريف وظيفة عدم تطابق المعلمة&quot;)" office:value-type="string" office:string-value="تعريف وظيفة عدم تطابق المعلمة" calcext:value-type="string">
            <text:p>تعريف وظيفة عدم تطابق المعلمة</text:p>
          </table:table-cell>
          <table:table-cell table:number-columns-repeated="1019"/>
        </table:table-row>
        <table:table-row table:style-name="ro1">
          <table:table-cell table:style-name="ce5" table:formula="of:=IF(LEN([.F54]) &gt; 0; [.F54]; [.E54])" office:value-type="string" office:string-value="GOSUB STACK OVERFLOW" calcext:value-type="string">
            <text:p>GOSUB STACK OVERFLOW</text:p>
          </table:table-cell>
          <table:table-cell table:style-name="ce8" table:formula="of:=IFERROR(__xludf.dummyfunction(&quot;upper(googletranslate(A54,$A$1,&quot;&quot;en&quot;&quot;))&quot;);&quot;GOSUB STACK OVERFLOW&quot;)" office:value-type="string" office:string-value="GOSUB STACK OVERFLOW" calcext:value-type="string">
            <text:p>GOSUB STACK OVERFLOW</text:p>
          </table:table-cell>
          <table:table-cell table:style-name="ce2" table:formula="of:=[$errors.A13]" office:value-type="string" office:string-value="GOSUB STACK OVERFLOW" calcext:value-type="string">
            <text:p>GOSUB STACK OVERFLOW</text:p>
          </table:table-cell>
          <table:table-cell/>
          <table:table-cell table:style-name="ce2" table:formula="of:=IFERROR(__xludf.dummyfunction(&quot;UPPER(GOOGLETRANSLATE(if(len(D54) &gt; 0, D54, C54),&quot;&quot;en&quot;&quot;,$A$1))&quot;);&quot;GOSUB STACK OVERFLOW&quot;)" office:value-type="string" office:string-value="GOSUB STACK OVERFLOW" calcext:value-type="string">
            <text:p>GOSUB STACK OVERFLOW</text:p>
          </table:table-cell>
          <table:table-cell table:number-columns-repeated="1019"/>
        </table:table-row>
        <table:table-row table:style-name="ro1">
          <table:table-cell table:style-name="ce5" table:formula="of:=IF(LEN([.F55]) &gt; 0; [.F55]; [.E55])" office:value-type="string" office:string-value="GOSUB STACK UNDERFLOW" calcext:value-type="string">
            <text:p>GOSUB STACK UNDERFLOW</text:p>
          </table:table-cell>
          <table:table-cell table:style-name="ce8" table:formula="of:=IFERROR(__xludf.dummyfunction(&quot;upper(googletranslate(A55,$A$1,&quot;&quot;en&quot;&quot;))&quot;);&quot;GOSUB STACK UNDERFLOW&quot;)" office:value-type="string" office:string-value="GOSUB STACK UNDERFLOW" calcext:value-type="string">
            <text:p>GOSUB STACK UNDERFLOW</text:p>
          </table:table-cell>
          <table:table-cell table:style-name="ce2" table:formula="of:=[$errors.A14]" office:value-type="string" office:string-value="GOSUB STACK UNDERFLOW" calcext:value-type="string">
            <text:p>GOSUB STACK UNDERFLOW</text:p>
          </table:table-cell>
          <table:table-cell/>
          <table:table-cell table:style-name="ce2" table:formula="of:=IFERROR(__xludf.dummyfunction(&quot;UPPER(GOOGLETRANSLATE(if(len(D55) &gt; 0, D55, C55),&quot;&quot;en&quot;&quot;,$A$1))&quot;);&quot;GOSUB STACK UNDERFLOW&quot;)" office:value-type="string" office:string-value="GOSUB STACK UNDERFLOW" calcext:value-type="string">
            <text:p>GOSUB STACK UNDERFLOW</text:p>
          </table:table-cell>
          <table:table-cell table:number-columns-repeated="1019"/>
        </table:table-row>
        <table:table-row table:style-name="ro1">
          <table:table-cell table:style-name="ce5" table:formula="of:=IF(LEN([.F56]) &gt; 0; [.F56]; [.E56])" office:value-type="string" office:string-value="فهرس خارج النطاق" calcext:value-type="string">
            <text:p>فهرس خارج النطاق</text:p>
          </table:table-cell>
          <table:table-cell table:style-name="ce8" table:formula="of:=IFERROR(__xludf.dummyfunction(&quot;upper(googletranslate(A56,$A$1,&quot;&quot;en&quot;&quot;))&quot;);&quot;AN INDEX OUTSIDE THE RANGE&quot;)" office:value-type="string" office:string-value="AN INDEX OUTSIDE THE RANGE" calcext:value-type="string">
            <text:p>AN INDEX OUTSIDE THE RANGE</text:p>
          </table:table-cell>
          <table:table-cell table:style-name="ce2" table:formula="of:=[$errors.A15]" office:value-type="string" office:string-value="INDEX OUT OF RANGE" calcext:value-type="string">
            <text:p>INDEX OUT OF RANGE</text:p>
          </table:table-cell>
          <table:table-cell/>
          <table:table-cell table:style-name="ce2" table:formula="of:=IFERROR(__xludf.dummyfunction(&quot;UPPER(GOOGLETRANSLATE(if(len(D56) &gt; 0, D56, C56),&quot;&quot;en&quot;&quot;,$A$1))&quot;);&quot;فهرس خارج النطاق&quot;)" office:value-type="string" office:string-value="فهرس خارج النطاق" calcext:value-type="string">
            <text:p>فهرس خارج النطاق</text:p>
          </table:table-cell>
          <table:table-cell table:number-columns-repeated="1019"/>
        </table:table-row>
        <table:table-row table:style-name="ro1">
          <table:table-cell table:style-name="ce5" table:formula="of:=IF(LEN([.F57]) &gt; 0; [.F57]; [.E57])" office:value-type="string" office:string-value="تسمية محددة بالفعل" calcext:value-type="string">
            <text:p>تسمية محددة بالفعل</text:p>
          </table:table-cell>
          <table:table-cell table:style-name="ce8" table:formula="of:=IFERROR(__xludf.dummyfunction(&quot;upper(googletranslate(A57,$A$1,&quot;&quot;en&quot;&quot;))&quot;);&quot;REALLY SPECIFIC DESIGNATION&quot;)" office:value-type="string" office:string-value="REALLY SPECIFIC DESIGNATION" calcext:value-type="string">
            <text:p>REALLY SPECIFIC DESIGNATION</text:p>
          </table:table-cell>
          <table:table-cell table:style-name="ce2" table:formula="of:=[$errors.A16]" office:value-type="string" office:string-value="LABEL ALREADY DEFINED" calcext:value-type="string">
            <text:p>LABEL ALREADY DEFINED</text:p>
          </table:table-cell>
          <table:table-cell/>
          <table:table-cell table:style-name="ce2" table:formula="of:=IFERROR(__xludf.dummyfunction(&quot;UPPER(GOOGLETRANSLATE(if(len(D57) &gt; 0, D57, C57),&quot;&quot;en&quot;&quot;,$A$1))&quot;);&quot;تسمية محددة بالفعل&quot;)" office:value-type="string" office:string-value="تسمية محددة بالفعل" calcext:value-type="string">
            <text:p>تسمية محددة بالفعل</text:p>
          </table:table-cell>
          <table:table-cell table:number-columns-repeated="1019"/>
        </table:table-row>
        <table:table-row table:style-name="ro1">
          <table:table-cell table:style-name="ce5" table:formula="of:=IF(LEN([.F58]) &gt; 0; [.F58]; [.E58])" office:value-type="string" office:string-value="عدم تطابق العملية اليمنى / اليمنى" calcext:value-type="string">
            <text:p>عدم تطابق العملية اليمنى / اليمنى</text:p>
          </table:table-cell>
          <table:table-cell table:style-name="ce8" table:formula="of:=IFERROR(__xludf.dummyfunction(&quot;upper(googletranslate(A58,$A$1,&quot;&quot;en&quot;&quot;))&quot;);&quot;THE RIGHT / RIGHT -WING OPERATION MISMANAGEMENT&quot;)" office:value-type="string" office:string-value="THE RIGHT / RIGHT -WING OPERATION MISMANAGEMENT" calcext:value-type="string">
            <text:p>THE RIGHT / RIGHT -WING OPERATION MISMANAGEMENT</text:p>
          </table:table-cell>
          <table:table-cell table:style-name="ce2" table:formula="of:=[$errors.A17]" office:value-type="string" office:string-value="LEFT / RIGHT OPERATION MISMATCH" calcext:value-type="string">
            <text:p>LEFT / RIGHT OPERATION MISMATCH</text:p>
          </table:table-cell>
          <table:table-cell/>
          <table:table-cell table:style-name="ce2" table:formula="of:=IFERROR(__xludf.dummyfunction(&quot;UPPER(GOOGLETRANSLATE(if(len(D58) &gt; 0, D58, C58),&quot;&quot;en&quot;&quot;,$A$1))&quot;);&quot;عدم تطابق العملية اليمنى / اليمنى&quot;)" office:value-type="string" office:string-value="عدم تطابق العملية اليمنى / اليمنى" calcext:value-type="string">
            <text:p>عدم تطابق العملية اليمنى / اليمنى</text:p>
          </table:table-cell>
          <table:table-cell table:number-columns-repeated="1019"/>
        </table:table-row>
        <table:table-row table:style-name="ro1">
          <table:table-cell table:style-name="ce5" table:formula="of:=IF(LEN([.F59]) &gt; 0; [.F59]; [.E59])" office:value-type="string" office:string-value="الفهرس السلبي" calcext:value-type="string">
            <text:p>الفهرس السلبي</text:p>
          </table:table-cell>
          <table:table-cell table:style-name="ce8" table:formula="of:=IFERROR(__xludf.dummyfunction(&quot;upper(googletranslate(A59,$A$1,&quot;&quot;en&quot;&quot;))&quot;);&quot;NEGATIVE&quot;)" office:value-type="string" office:string-value="NEGATIVE" calcext:value-type="string">
            <text:p>NEGATIVE</text:p>
          </table:table-cell>
          <table:table-cell table:style-name="ce2" table:formula="of:=[$errors.A18]" office:value-type="string" office:string-value="NEGATIVE INDEX" calcext:value-type="string">
            <text:p>NEGATIVE INDEX</text:p>
          </table:table-cell>
          <table:table-cell/>
          <table:table-cell table:style-name="ce2" table:formula="of:=IFERROR(__xludf.dummyfunction(&quot;UPPER(GOOGLETRANSLATE(if(len(D59) &gt; 0, D59, C59),&quot;&quot;en&quot;&quot;,$A$1))&quot;);&quot;الفهرس السلبي&quot;)" office:value-type="string" office:string-value="الفهرس السلبي" calcext:value-type="string">
            <text:p>الفهرس السلبي</text:p>
          </table:table-cell>
          <table:table-cell table:number-columns-repeated="1019"/>
        </table:table-row>
        <table:table-row table:style-name="ro1">
          <table:table-cell table:style-name="ce5" table:formula="of:=IF(LEN([.F60]) &gt; 0; [.F60]; [.E60])" office:value-type="string" office:string-value="التالي على حلقة مع متغير السلسلة" calcext:value-type="string">
            <text:p>التالي على حلقة مع متغير السلسلة</text:p>
          </table:table-cell>
          <table:table-cell table:style-name="ce8" table:formula="of:=IFERROR(__xludf.dummyfunction(&quot;upper(googletranslate(A60,$A$1,&quot;&quot;en&quot;&quot;))&quot;);&quot;NEXT ON A RING WITH THE CHAIN VARIABLE&quot;)" office:value-type="string" office:string-value="NEXT ON A RING WITH THE CHAIN VARIABLE" calcext:value-type="string">
            <text:p>NEXT ON A RING WITH THE CHAIN VARIABLE</text:p>
          </table:table-cell>
          <table:table-cell table:style-name="ce2" table:formula="of:=[$errors.A19]" office:value-type="string" office:string-value="NEXT ON FOR LOOP WITH STRING VARIABLE" calcext:value-type="string">
            <text:p>NEXT ON FOR LOOP WITH STRING VARIABLE</text:p>
          </table:table-cell>
          <table:table-cell/>
          <table:table-cell table:style-name="ce2" table:formula="of:=IFERROR(__xludf.dummyfunction(&quot;UPPER(GOOGLETRANSLATE(if(len(D60) &gt; 0, D60, C60),&quot;&quot;en&quot;&quot;,$A$1))&quot;);&quot;التالي على حلقة مع متغير السلسلة&quot;)" office:value-type="string" office:string-value="التالي على حلقة مع متغير السلسلة" calcext:value-type="string">
            <text:p>التالي على حلقة مع متغير السلسلة</text:p>
          </table:table-cell>
          <table:table-cell table:number-columns-repeated="1019"/>
        </table:table-row>
        <table:table-row table:style-name="ro1">
          <table:table-cell table:style-name="ce5" table:formula="of:=IF(LEN([.F61]) &gt; 0; [.F61]; [.E61])" office:value-type="string" office:string-value="عدم تطابق المعامل" calcext:value-type="string">
            <text:p>عدم تطابق المعامل</text:p>
          </table:table-cell>
          <table:table-cell table:style-name="ce8" table:formula="of:=IFERROR(__xludf.dummyfunction(&quot;upper(googletranslate(A61,$A$1,&quot;&quot;en&quot;&quot;))&quot;);&quot;LABORATORY CORRESPONDENCE&quot;)" office:value-type="string" office:string-value="LABORATORY CORRESPONDENCE" calcext:value-type="string">
            <text:p>LABORATORY CORRESPONDENCE</text:p>
          </table:table-cell>
          <table:table-cell table:style-name="ce2" table:formula="of:=[$errors.A20]" office:value-type="string" office:string-value="OPERAND MISMATCH" calcext:value-type="string">
            <text:p>OPERAND MISMATCH</text:p>
          </table:table-cell>
          <table:table-cell/>
          <table:table-cell table:style-name="ce2" table:formula="of:=IFERROR(__xludf.dummyfunction(&quot;UPPER(GOOGLETRANSLATE(if(len(D61) &gt; 0, D61, C61),&quot;&quot;en&quot;&quot;,$A$1))&quot;);&quot;عدم تطابق المعامل&quot;)" office:value-type="string" office:string-value="عدم تطابق المعامل" calcext:value-type="string">
            <text:p>عدم تطابق المعامل</text:p>
          </table:table-cell>
          <table:table-cell table:number-columns-repeated="1019"/>
        </table:table-row>
        <table:table-row table:style-name="ro1">
          <table:table-cell table:style-name="ce5" table:formula="of:=IF(LEN([.F62]) &gt; 0; [.F62]; [.E62])" office:value-type="string" office:string-value="الخيار يتطلب لغة" calcext:value-type="string">
            <text:p>الخيار يتطلب لغة</text:p>
          </table:table-cell>
          <table:table-cell table:style-name="ce8" table:formula="of:=IFERROR(__xludf.dummyfunction(&quot;upper(googletranslate(A62,$A$1,&quot;&quot;en&quot;&quot;))&quot;);&quot;THE OPTION REQUIRES A LANGUAGE&quot;)" office:value-type="string" office:string-value="THE OPTION REQUIRES A LANGUAGE" calcext:value-type="string">
            <text:p>THE OPTION REQUIRES A LANGUAGE</text:p>
          </table:table-cell>
          <table:table-cell table:style-name="ce2" table:formula="of:=[$errors.A21]" office:value-type="string" office:string-value="OPTION REQUIRES A LANGUAGE" calcext:value-type="string">
            <text:p>OPTION REQUIRES A LANGUAGE</text:p>
          </table:table-cell>
          <table:table-cell/>
          <table:table-cell table:style-name="ce2" table:formula="of:=IFERROR(__xludf.dummyfunction(&quot;UPPER(GOOGLETRANSLATE(if(len(D62) &gt; 0, D62, C62),&quot;&quot;en&quot;&quot;,$A$1))&quot;);&quot;الخيار يتطلب لغة&quot;)" office:value-type="string" office:string-value="الخيار يتطلب لغة" calcext:value-type="string">
            <text:p>الخيار يتطلب لغة</text:p>
          </table:table-cell>
          <table:table-cell table:number-columns-repeated="1019"/>
        </table:table-row>
        <table:table-row table:style-name="ro1">
          <table:table-cell table:style-name="ce5" table:formula="of:=IF(LEN([.F63]) &gt; 0; [.F63]; [.E63])" office:value-type="string" office:string-value="يرجى التحقق من إعدادات اللغة أو متغير البيئة" calcext:value-type="string">
            <text:p>يرجى التحقق من إعدادات اللغة أو متغير البيئة</text:p>
          </table:table-cell>
          <table:table-cell table:style-name="ce8" table:formula="of:=IFERROR(__xludf.dummyfunction(&quot;upper(googletranslate(A63,$A$1,&quot;&quot;en&quot;&quot;))&quot;);&quot;PLEASE CHECK THE LANGUAGE SETTINGS OR ENVIRONMENTAL VARIABLE&quot;)" office:value-type="string" office:string-value="PLEASE CHECK THE LANGUAGE SETTINGS OR ENVIRONMENTAL VARIABLE" calcext:value-type="string">
            <text:p>PLEASE CHECK THE LANGUAGE SETTINGS OR ENVIRONMENTAL VARIABLE</text:p>
          </table:table-cell>
          <table:table-cell table:style-name="ce2" table:formula="of:=[$errors.A22]" office:value-type="string" office:string-value="PLEASE CHECK LANGUAGE SETTINGS OR ENVIRONMENT VARIABLE" calcext:value-type="string">
            <text:p>PLEASE CHECK LANGUAGE SETTINGS OR ENVIRONMENT VARIABLE</text:p>
          </table:table-cell>
          <table:table-cell/>
          <table:table-cell table:style-name="ce2" table:formula="of:=IFERROR(__xludf.dummyfunction(&quot;UPPER(GOOGLETRANSLATE(if(len(D63) &gt; 0, D63, C63),&quot;&quot;en&quot;&quot;,$A$1))&quot;);&quot;يرجى التحقق من إعدادات اللغة أو متغير البيئة&quot;)" office:value-type="string" office:string-value="يرجى التحقق من إعدادات اللغة أو متغير البيئة" calcext:value-type="string">
            <text:p>يرجى التحقق من إعدادات اللغة أو متغير البيئة</text:p>
          </table:table-cell>
          <table:table-cell table:number-columns-repeated="1019"/>
        </table:table-row>
        <table:table-row table:style-name="ro1">
          <table:table-cell table:style-name="ce5" table:formula="of:=IF(LEN([.F64]) &gt; 0; [.F64]; [.E64])" office:value-type="string" office:string-value="خطأ في منطق الرياضيات" calcext:value-type="string">
            <text:p>خطأ في منطق الرياضيات</text:p>
          </table:table-cell>
          <table:table-cell table:style-name="ce8" table:formula="of:=IFERROR(__xludf.dummyfunction(&quot;upper(googletranslate(A64,$A$1,&quot;&quot;en&quot;&quot;))&quot;);&quot;AN ERROR IN THE LOGIC OF MATHEMATICS&quot;)" office:value-type="string" office:string-value="AN ERROR IN THE LOGIC OF MATHEMATICS" calcext:value-type="string">
            <text:p>AN ERROR IN THE LOGIC OF MATHEMATICS</text:p>
          </table:table-cell>
          <table:table-cell table:style-name="ce2" table:formula="of:=[$errors.A23]" office:value-type="string" office:string-value="STRING MATH LOGIC ERROR" calcext:value-type="string">
            <text:p>STRING MATH LOGIC ERROR</text:p>
          </table:table-cell>
          <table:table-cell/>
          <table:table-cell table:style-name="ce2" table:formula="of:=IFERROR(__xludf.dummyfunction(&quot;UPPER(GOOGLETRANSLATE(if(len(D64) &gt; 0, D64, C64),&quot;&quot;en&quot;&quot;,$A$1))&quot;);&quot;خطأ في منطق الرياضيات&quot;)" office:value-type="string" office:string-value="خطأ في منطق الرياضيات" calcext:value-type="string">
            <text:p>خطأ في منطق الرياضيات</text:p>
          </table:table-cell>
          <table:table-cell table:number-columns-repeated="1019"/>
        </table:table-row>
        <table:table-row table:style-name="ro1">
          <table:table-cell table:style-name="ce5" table:formula="of:=IF(LEN([.F65]) &gt; 0; [.F65]; [.E65])" office:value-type="string" office:string-value="خطأ في بناء الجملة" calcext:value-type="string">
            <text:p>خطأ في بناء الجملة</text:p>
          </table:table-cell>
          <table:table-cell table:style-name="ce8" table:formula="of:=IFERROR(__xludf.dummyfunction(&quot;upper(googletranslate(A65,$A$1,&quot;&quot;en&quot;&quot;))&quot;);&quot;A MISTAKE IN BUILDING A SENTENCE&quot;)" office:value-type="string" office:string-value="A MISTAKE IN BUILDING A SENTENCE" calcext:value-type="string">
            <text:p>A MISTAKE IN BUILDING A SENTENCE</text:p>
          </table:table-cell>
          <table:table-cell table:style-name="ce2" table:formula="of:=[$errors.A24]" office:value-type="string" office:string-value="SYNTAX ERROR" calcext:value-type="string">
            <text:p>SYNTAX ERROR</text:p>
          </table:table-cell>
          <table:table-cell/>
          <table:table-cell table:style-name="ce2" table:formula="of:=IFERROR(__xludf.dummyfunction(&quot;UPPER(GOOGLETRANSLATE(if(len(D65) &gt; 0, D65, C65),&quot;&quot;en&quot;&quot;,$A$1))&quot;);&quot;خطأ في بناء الجملة&quot;)" office:value-type="string" office:string-value="خطأ في بناء الجملة" calcext:value-type="string">
            <text:p>خطأ في بناء الجملة</text:p>
          </table:table-cell>
          <table:table-cell table:number-columns-repeated="1019"/>
        </table:table-row>
        <table:table-row table:style-name="ro1">
          <table:table-cell table:style-name="ce5" table:formula="of:=IF(LEN([.F66]) &gt; 0; [.F66]; [.E66])" office:value-type="string" office:string-value="غير قادر على فتح ملف" calcext:value-type="string">
            <text:p>غير قادر على فتح ملف</text:p>
          </table:table-cell>
          <table:table-cell table:style-name="ce8" table:formula="of:=IFERROR(__xludf.dummyfunction(&quot;upper(googletranslate(A66,$A$1,&quot;&quot;en&quot;&quot;))&quot;);&quot;UNABLE TO OPEN A FILE&quot;)" office:value-type="string" office:string-value="UNABLE TO OPEN A FILE" calcext:value-type="string">
            <text:p>UNABLE TO OPEN A FILE</text:p>
          </table:table-cell>
          <table:table-cell table:style-name="ce2" table:formula="of:=[$errors.A25]" office:value-type="string" office:string-value="UNABLE TO OPEN FILE" calcext:value-type="string">
            <text:p>UNABLE TO OPEN FILE</text:p>
          </table:table-cell>
          <table:table-cell/>
          <table:table-cell table:style-name="ce2" table:formula="of:=IFERROR(__xludf.dummyfunction(&quot;UPPER(GOOGLETRANSLATE(if(len(D66) &gt; 0, D66, C66),&quot;&quot;en&quot;&quot;,$A$1))&quot;);&quot;غير قادر على فتح ملف&quot;)" office:value-type="string" office:string-value="غير قادر على فتح ملف" calcext:value-type="string">
            <text:p>غير قادر على فتح ملف</text:p>
          </table:table-cell>
          <table:table-cell table:number-columns-repeated="1019"/>
        </table:table-row>
        <table:table-row table:style-name="ro1">
          <table:table-cell table:style-name="ce5" table:formula="of:=IF(LEN([.F67]) &gt; 0; [.F67]; [.E67])" office:value-type="string" office:string-value="غير قادر على فتح ملف للقراءة" calcext:value-type="string">
            <text:p>غير قادر على فتح ملف للقراءة</text:p>
          </table:table-cell>
          <table:table-cell table:style-name="ce8" table:formula="of:=IFERROR(__xludf.dummyfunction(&quot;upper(googletranslate(A67,$A$1,&quot;&quot;en&quot;&quot;))&quot;);&quot;UNABLE TO OPEN A READING FILE&quot;)" office:value-type="string" office:string-value="UNABLE TO OPEN A READING FILE" calcext:value-type="string">
            <text:p>UNABLE TO OPEN A READING FILE</text:p>
          </table:table-cell>
          <table:table-cell table:style-name="ce2" table:formula="of:=[$errors.A26]" office:value-type="string" office:string-value="UNABLE TO OPEN TO OPEN FILE FOR READING" calcext:value-type="string">
            <text:p>UNABLE TO OPEN TO OPEN FILE FOR READING</text:p>
          </table:table-cell>
          <table:table-cell/>
          <table:table-cell table:style-name="ce2" table:formula="of:=IFERROR(__xludf.dummyfunction(&quot;UPPER(GOOGLETRANSLATE(if(len(D67) &gt; 0, D67, C67),&quot;&quot;en&quot;&quot;,$A$1))&quot;);&quot;غير قادر على فتح ملف للقراءة&quot;)" office:value-type="string" office:string-value="غير قادر على فتح ملف للقراءة" calcext:value-type="string">
            <text:p>غير قادر على فتح ملف للقراءة</text:p>
          </table:table-cell>
          <table:table-cell table:number-columns-repeated="1019"/>
        </table:table-row>
        <table:table-row table:style-name="ro1">
          <table:table-cell table:style-name="ce5" table:formula="of:=IF(LEN([.F68]) &gt; 0; [.F68]; [.E68])" office:value-type="string" office:string-value="تسمية غير محددة" calcext:value-type="string">
            <text:p>تسمية غير محددة</text:p>
          </table:table-cell>
          <table:table-cell table:style-name="ce8" table:formula="of:=IFERROR(__xludf.dummyfunction(&quot;upper(googletranslate(A68,$A$1,&quot;&quot;en&quot;&quot;))&quot;);&quot;UNLIMITED NAMING&quot;)" office:value-type="string" office:string-value="UNLIMITED NAMING" calcext:value-type="string">
            <text:p>UNLIMITED NAMING</text:p>
          </table:table-cell>
          <table:table-cell table:style-name="ce2" table:formula="of:=[$errors.A27]" office:value-type="string" office:string-value="UNDEFINED LABEL" calcext:value-type="string">
            <text:p>UNDEFINED LABEL</text:p>
          </table:table-cell>
          <table:table-cell/>
          <table:table-cell table:style-name="ce2" table:formula="of:=IFERROR(__xludf.dummyfunction(&quot;UPPER(GOOGLETRANSLATE(if(len(D68) &gt; 0, D68, C68),&quot;&quot;en&quot;&quot;,$A$1))&quot;);&quot;تسمية غير محددة&quot;)" office:value-type="string" office:string-value="تسمية غير محددة" calcext:value-type="string">
            <text:p>تسمية غير محددة</text:p>
          </table:table-cell>
          <table:table-cell table:number-columns-repeated="1019"/>
        </table:table-row>
        <table:table-row table:style-name="ro1">
          <table:table-cell table:style-name="ce5" table:formula="of:=IF(LEN([.F69]) &gt; 0; [.F69]; [.E69])" office:value-type="string" office:string-value="عملية غير معطلة" calcext:value-type="string">
            <text:p>عملية غير معطلة</text:p>
          </table:table-cell>
          <table:table-cell table:style-name="ce8" table:formula="of:=IFERROR(__xludf.dummyfunction(&quot;upper(googletranslate(A69,$A$1,&quot;&quot;en&quot;&quot;))&quot;);&quot;AN UNRULY OPERATION&quot;)" office:value-type="string" office:string-value="AN UNRULY OPERATION" calcext:value-type="string">
            <text:p>AN UNRULY OPERATION</text:p>
          </table:table-cell>
          <table:table-cell table:style-name="ce2" table:formula="of:=[$errors.A28]" office:value-type="string" office:string-value="UNHANDLED OPERATION" calcext:value-type="string">
            <text:p>UNHANDLED OPERATION</text:p>
          </table:table-cell>
          <table:table-cell/>
          <table:table-cell table:style-name="ce2" table:formula="of:=IFERROR(__xludf.dummyfunction(&quot;UPPER(GOOGLETRANSLATE(if(len(D69) &gt; 0, D69, C69),&quot;&quot;en&quot;&quot;,$A$1))&quot;);&quot;عملية غير معطلة&quot;)" office:value-type="string" office:string-value="عملية غير معطلة" calcext:value-type="string">
            <text:p>عملية غير معطلة</text:p>
          </table:table-cell>
          <table:table-cell table:number-columns-repeated="1019"/>
        </table:table-row>
        <table:table-row table:style-name="ro1">
          <table:table-cell table:style-name="ce5" table:formula="of:=IF(LEN([.F70]) &gt; 0; [.F70]; [.E70])" office:value-type="string" office:string-value="رمز التشغيل غير المعقول" calcext:value-type="string">
            <text:p>رمز التشغيل غير المعقول</text:p>
          </table:table-cell>
          <table:table-cell table:style-name="ce8" table:formula="of:=IFERROR(__xludf.dummyfunction(&quot;upper(googletranslate(A70,$A$1,&quot;&quot;en&quot;&quot;))&quot;);&quot;UNREASONABLE OPERATING CODE&quot;)" office:value-type="string" office:string-value="UNREASONABLE OPERATING CODE" calcext:value-type="string">
            <text:p>UNREASONABLE OPERATING CODE</text:p>
          </table:table-cell>
          <table:table-cell table:style-name="ce2" table:formula="of:=[$errors.A29]" office:value-type="string" office:string-value="UNHANDLED OPERATION CODE" calcext:value-type="string">
            <text:p>UNHANDLED OPERATION CODE</text:p>
          </table:table-cell>
          <table:table-cell/>
          <table:table-cell table:style-name="ce2" table:formula="of:=IFERROR(__xludf.dummyfunction(&quot;UPPER(GOOGLETRANSLATE(if(len(D70) &gt; 0, D70, C70),&quot;&quot;en&quot;&quot;,$A$1))&quot;);&quot;رمز التشغيل غير المعقول&quot;)" office:value-type="string" office:string-value="رمز التشغيل غير المعقول" calcext:value-type="string">
            <text:p>رمز التشغيل غير المعقول</text:p>
          </table:table-cell>
          <table:table-cell table:number-columns-repeated="1019"/>
        </table:table-row>
        <table:table-row table:style-name="ro1">
          <table:table-cell table:style-name="ce5" table:formula="of:=IF(LEN([.F71]) &gt; 0; [.F71]; [.E71])" office:value-type="string" office:string-value="غير معروف إذا كانت العلامة" calcext:value-type="string">
            <text:p>غير معروف إذا كانت العلامة</text:p>
          </table:table-cell>
          <table:table-cell table:style-name="ce8" table:formula="of:=IFERROR(__xludf.dummyfunction(&quot;upper(googletranslate(A71,$A$1,&quot;&quot;en&quot;&quot;))&quot;);&quot;UNKNOWN&quot;)" office:value-type="string" office:string-value="UNKNOWN" calcext:value-type="string">
            <text:p>UNKNOWN</text:p>
          </table:table-cell>
          <table:table-cell table:style-name="ce2" table:formula="of:=[$errors.A30]" office:value-type="string" office:string-value="UNKNOWN IF LABEL" calcext:value-type="string">
            <text:p>UNKNOWN IF LABEL</text:p>
          </table:table-cell>
          <table:table-cell/>
          <table:table-cell table:style-name="ce2" table:formula="of:=IFERROR(__xludf.dummyfunction(&quot;UPPER(GOOGLETRANSLATE(if(len(D71) &gt; 0, D71, C71),&quot;&quot;en&quot;&quot;,$A$1))&quot;);&quot;غير معروف إذا كانت العلامة&quot;)" office:value-type="string" office:string-value="غير معروف إذا كانت العلامة" calcext:value-type="string">
            <text:p>غير معروف إذا كانت العلامة</text:p>
          </table:table-cell>
          <table:table-cell table:number-columns-repeated="1019"/>
        </table:table-row>
        <table:table-row table:style-name="ro1">
          <table:table-cell table:style-name="ce5" table:formula="of:=IF(LEN([.F72]) &gt; 0; [.F72]; [.E72])" office:value-type="string" office:string-value="عملية رياضيات مزدوجة غير معترف بها" calcext:value-type="string">
            <text:p>عملية رياضيات مزدوجة غير معترف بها</text:p>
          </table:table-cell>
          <table:table-cell table:style-name="ce8" table:formula="of:=IFERROR(__xludf.dummyfunction(&quot;upper(googletranslate(A72,$A$1,&quot;&quot;en&quot;&quot;))&quot;);&quot;DOUBLE MATHEMATICS IS NOT RECOGNIZED&quot;)" office:value-type="string" office:string-value="DOUBLE MATHEMATICS IS NOT RECOGNIZED" calcext:value-type="string">
            <text:p>DOUBLE MATHEMATICS IS NOT RECOGNIZED</text:p>
          </table:table-cell>
          <table:table-cell table:style-name="ce2" table:formula="of:=[$errors.A31]" office:value-type="string" office:string-value="UNRECOGNIZED DOUBLE MATH OPERATION" calcext:value-type="string">
            <text:p>UNRECOGNIZED DOUBLE MATH OPERATION</text:p>
          </table:table-cell>
          <table:table-cell/>
          <table:table-cell table:style-name="ce2" table:formula="of:=IFERROR(__xludf.dummyfunction(&quot;UPPER(GOOGLETRANSLATE(if(len(D72) &gt; 0, D72, C72),&quot;&quot;en&quot;&quot;,$A$1))&quot;);&quot;عملية رياضيات مزدوجة غير معترف بها&quot;)" office:value-type="string" office:string-value="عملية رياضيات مزدوجة غير معترف بها" calcext:value-type="string">
            <text:p>عملية رياضيات مزدوجة غير معترف بها</text:p>
          </table:table-cell>
          <table:table-cell table:number-columns-repeated="1019"/>
        </table:table-row>
        <table:table-row table:style-name="ro1">
          <table:table-cell table:style-name="ce5" table:formula="of:=IF(LEN([.F73]) &gt; 0; [.F73]; [.E73])" office:value-type="string" office:string-value="تعريف الوظيفة غير المعترف به" calcext:value-type="string">
            <text:p>تعريف الوظيفة غير المعترف به</text:p>
          </table:table-cell>
          <table:table-cell table:style-name="ce8" table:formula="of:=IFERROR(__xludf.dummyfunction(&quot;upper(googletranslate(A73,$A$1,&quot;&quot;en&quot;&quot;))&quot;);&quot;DEFINITION OF AN UNRECOGNIZED JOB&quot;)" office:value-type="string" office:string-value="DEFINITION OF AN UNRECOGNIZED JOB" calcext:value-type="string">
            <text:p>DEFINITION OF AN UNRECOGNIZED JOB</text:p>
          </table:table-cell>
          <table:table-cell table:style-name="ce2" table:formula="of:=[$errors.A32]" office:value-type="string" office:string-value="UNRECOGNIZED FUNCTION DEFINITION" calcext:value-type="string">
            <text:p>UNRECOGNIZED FUNCTION DEFINITION</text:p>
          </table:table-cell>
          <table:table-cell/>
          <table:table-cell table:style-name="ce2" table:formula="of:=IFERROR(__xludf.dummyfunction(&quot;UPPER(GOOGLETRANSLATE(if(len(D73) &gt; 0, D73, C73),&quot;&quot;en&quot;&quot;,$A$1))&quot;);&quot;تعريف الوظيفة غير المعترف به&quot;)" office:value-type="string" office:string-value="تعريف الوظيفة غير المعترف به" calcext:value-type="string">
            <text:p>تعريف الوظيفة غير المعترف به</text:p>
          </table:table-cell>
          <table:table-cell table:number-columns-repeated="1019"/>
        </table:table-row>
        <table:table-row table:style-name="ro1">
          <table:table-cell table:style-name="ce5" table:formula="of:=IF(LEN([.F74]) &gt; 0; [.F74]; [.E74])" office:value-type="string" office:string-value="تسمية GOSUB غير المعترف بها" calcext:value-type="string">
            <text:p>تسمية GOSUB غير المعترف بها</text:p>
          </table:table-cell>
          <table:table-cell table:style-name="ce8" table:formula="of:=IFERROR(__xludf.dummyfunction(&quot;upper(googletranslate(A74,$A$1,&quot;&quot;en&quot;&quot;))&quot;);&quot;UNDERSTANDING GOSUB NAMING&quot;)" office:value-type="string" office:string-value="UNDERSTANDING GOSUB NAMING" calcext:value-type="string">
            <text:p>UNDERSTANDING GOSUB NAMING</text:p>
          </table:table-cell>
          <table:table-cell table:style-name="ce2" table:formula="of:=[$errors.A33]" office:value-type="string" office:string-value="UNRECOGNIZED GOSUB LABEL" calcext:value-type="string">
            <text:p>UNRECOGNIZED GOSUB LABEL</text:p>
          </table:table-cell>
          <table:table-cell/>
          <table:table-cell table:style-name="ce2" table:formula="of:=IFERROR(__xludf.dummyfunction(&quot;UPPER(GOOGLETRANSLATE(if(len(D74) &gt; 0, D74, C74),&quot;&quot;en&quot;&quot;,$A$1))&quot;);&quot;تسمية GOSUB غير المعترف بها&quot;)" office:value-type="string" office:string-value="تسمية GOSUB غير المعترف بها" calcext:value-type="string">
            <text:p>تسمية GOSUB غير المعترف بها</text:p>
          </table:table-cell>
          <table:table-cell table:number-columns-repeated="1019"/>
        </table:table-row>
        <table:table-row table:style-name="ro1">
          <table:table-cell table:style-name="ce5" table:formula="of:=IF(LEN([.F75]) &gt; 0; [.F75]; [.E75])" office:value-type="string" office:string-value="تسمية GOTO غير المعترف بها" calcext:value-type="string">
            <text:p>تسمية GOTO غير المعترف بها</text:p>
          </table:table-cell>
          <table:table-cell table:style-name="ce8" table:formula="of:=IFERROR(__xludf.dummyfunction(&quot;upper(googletranslate(A75,$A$1,&quot;&quot;en&quot;&quot;))&quot;);&quot;NOMINATION OF UNRECOGNIZED GOTO&quot;)" office:value-type="string" office:string-value="NOMINATION OF UNRECOGNIZED GOTO" calcext:value-type="string">
            <text:p>NOMINATION OF UNRECOGNIZED GOTO</text:p>
          </table:table-cell>
          <table:table-cell table:style-name="ce2" table:formula="of:=[$errors.A34]" office:value-type="string" office:string-value="UNRECOGNIZED GOTO LABEL" calcext:value-type="string">
            <text:p>UNRECOGNIZED GOTO LABEL</text:p>
          </table:table-cell>
          <table:table-cell/>
          <table:table-cell table:style-name="ce2" table:formula="of:=IFERROR(__xludf.dummyfunction(&quot;UPPER(GOOGLETRANSLATE(if(len(D75) &gt; 0, D75, C75),&quot;&quot;en&quot;&quot;,$A$1))&quot;);&quot;تسمية GOTO غير المعترف بها&quot;)" office:value-type="string" office:string-value="تسمية GOTO غير المعترف بها" calcext:value-type="string">
            <text:p>تسمية GOTO غير المعترف بها</text:p>
          </table:table-cell>
          <table:table-cell table:number-columns-repeated="1019"/>
        </table:table-row>
        <table:table-row table:style-name="ro1">
          <table:table-cell table:style-name="ce5" table:formula="of:=IF(LEN([.F76]) &gt; 0; [.F76]; [.E76])" office:value-type="string" office:string-value="المدخلات غير المعترف بها" calcext:value-type="string">
            <text:p>المدخلات غير المعترف بها</text:p>
          </table:table-cell>
          <table:table-cell table:style-name="ce8" table:formula="of:=IFERROR(__xludf.dummyfunction(&quot;upper(googletranslate(A76,$A$1,&quot;&quot;en&quot;&quot;))&quot;);&quot;UNRECOGNIZED INPUTS&quot;)" office:value-type="string" office:string-value="UNRECOGNIZED INPUTS" calcext:value-type="string">
            <text:p>UNRECOGNIZED INPUTS</text:p>
          </table:table-cell>
          <table:table-cell table:style-name="ce2" table:formula="of:=[$errors.A35]" office:value-type="string" office:string-value="UNRECOGNIZED INPUT" calcext:value-type="string">
            <text:p>UNRECOGNIZED INPUT</text:p>
          </table:table-cell>
          <table:table-cell/>
          <table:table-cell table:style-name="ce2" table:formula="of:=IFERROR(__xludf.dummyfunction(&quot;UPPER(GOOGLETRANSLATE(if(len(D76) &gt; 0, D76, C76),&quot;&quot;en&quot;&quot;,$A$1))&quot;);&quot;المدخلات غير المعترف بها&quot;)" office:value-type="string" office:string-value="المدخلات غير المعترف بها" calcext:value-type="string">
            <text:p>المدخلات غير المعترف بها</text:p>
          </table:table-cell>
          <table:table-cell table:number-columns-repeated="1019"/>
        </table:table-row>
        <table:table-row table:style-name="ro1">
          <table:table-cell table:style-name="ce5" table:formula="of:=IF(LEN([.F77]) &gt; 0; [.F77]; [.E77])" office:value-type="string" office:string-value="عملية رياضيات عدد صحيح غير معترف بها" calcext:value-type="string">
            <text:p>عملية رياضيات عدد صحيح غير معترف بها</text:p>
          </table:table-cell>
          <table:table-cell table:style-name="ce8" table:formula="of:=IFERROR(__xludf.dummyfunction(&quot;upper(googletranslate(A77,$A$1,&quot;&quot;en&quot;&quot;))&quot;);&quot;MATHEMATICS PROCESS IS NOT RECOGNIZED&quot;)" office:value-type="string" office:string-value="MATHEMATICS PROCESS IS NOT RECOGNIZED" calcext:value-type="string">
            <text:p>MATHEMATICS PROCESS IS NOT RECOGNIZED</text:p>
          </table:table-cell>
          <table:table-cell table:style-name="ce2" table:formula="of:=[$errors.A36]" office:value-type="string" office:string-value="UNRECOGNIZED INTEGER MATH OPERATION" calcext:value-type="string">
            <text:p>UNRECOGNIZED INTEGER MATH OPERATION</text:p>
          </table:table-cell>
          <table:table-cell/>
          <table:table-cell table:style-name="ce2" table:formula="of:=IFERROR(__xludf.dummyfunction(&quot;UPPER(GOOGLETRANSLATE(if(len(D77) &gt; 0, D77, C77),&quot;&quot;en&quot;&quot;,$A$1))&quot;);&quot;عملية رياضيات عدد صحيح غير معترف بها&quot;)" office:value-type="string" office:string-value="عملية رياضيات عدد صحيح غير معترف بها" calcext:value-type="string">
            <text:p>عملية رياضيات عدد صحيح غير معترف بها</text:p>
          </table:table-cell>
          <table:table-cell table:number-columns-repeated="1019"/>
        </table:table-row>
        <table:table-row table:style-name="ro1">
          <table:table-cell table:style-name="ce5" table:formula="of:=IF(LEN([.F78]) &gt; 0; [.F78]; [.E78])" office:value-type="string" office:string-value="نوع الرياضيات غير المعترف به" calcext:value-type="string">
            <text:p>نوع الرياضيات غير المعترف به</text:p>
          </table:table-cell>
          <table:table-cell table:style-name="ce8" table:formula="of:=IFERROR(__xludf.dummyfunction(&quot;upper(googletranslate(A78,$A$1,&quot;&quot;en&quot;&quot;))&quot;);&quot;TYPE OF MATHEMATICS THAT ARE NOT RECOGNIZED&quot;)" office:value-type="string" office:string-value="TYPE OF MATHEMATICS THAT ARE NOT RECOGNIZED" calcext:value-type="string">
            <text:p>TYPE OF MATHEMATICS THAT ARE NOT RECOGNIZED</text:p>
          </table:table-cell>
          <table:table-cell table:style-name="ce2" table:formula="of:=[$errors.A37]" office:value-type="string" office:string-value="UNRECOGNIZED MATH TYPE" calcext:value-type="string">
            <text:p>UNRECOGNIZED MATH TYPE</text:p>
          </table:table-cell>
          <table:table-cell/>
          <table:table-cell table:style-name="ce2" table:formula="of:=IFERROR(__xludf.dummyfunction(&quot;UPPER(GOOGLETRANSLATE(if(len(D78) &gt; 0, D78, C78),&quot;&quot;en&quot;&quot;,$A$1))&quot;);&quot;نوع الرياضيات غير المعترف به&quot;)" office:value-type="string" office:string-value="نوع الرياضيات غير المعترف به" calcext:value-type="string">
            <text:p>نوع الرياضيات غير المعترف به</text:p>
          </table:table-cell>
          <table:table-cell table:number-columns-repeated="1019"/>
        </table:table-row>
        <table:table-row table:style-name="ro1">
          <table:table-cell table:style-name="ce5" table:formula="of:=IF(LEN([.F79]) &gt; 0; [.F79]; [.E79])" office:value-type="string" office:string-value="المتغير التالي غير المعترف به" calcext:value-type="string">
            <text:p>المتغير التالي غير المعترف به</text:p>
          </table:table-cell>
          <table:table-cell table:style-name="ce8" table:formula="of:=IFERROR(__xludf.dummyfunction(&quot;upper(googletranslate(A79,$A$1,&quot;&quot;en&quot;&quot;))&quot;);&quot;THE NEXT NOT RECOGNIZED VARIABLE&quot;)" office:value-type="string" office:string-value="THE NEXT NOT RECOGNIZED VARIABLE" calcext:value-type="string">
            <text:p>THE NEXT NOT RECOGNIZED VARIABLE</text:p>
          </table:table-cell>
          <table:table-cell table:style-name="ce2" table:formula="of:=[$errors.A38]" office:value-type="string" office:string-value="UNRECOGNIZED NEXT VARIABLE" calcext:value-type="string">
            <text:p>UNRECOGNIZED NEXT VARIABLE</text:p>
          </table:table-cell>
          <table:table-cell/>
          <table:table-cell table:style-name="ce2" table:formula="of:=IFERROR(__xludf.dummyfunction(&quot;UPPER(GOOGLETRANSLATE(if(len(D79) &gt; 0, D79, C79),&quot;&quot;en&quot;&quot;,$A$1))&quot;);&quot;المتغير التالي غير المعترف به&quot;)" office:value-type="string" office:string-value="المتغير التالي غير المعترف به" calcext:value-type="string">
            <text:p>المتغير التالي غير المعترف به</text:p>
          </table:table-cell>
          <table:table-cell table:number-columns-repeated="1019"/>
        </table:table-row>
        <table:table-row table:style-name="ro1">
          <table:table-cell table:style-name="ce5" table:formula="of:=IF(LEN([.F80]) &gt; 0; [.F80]; [.E80])" office:value-type="string" office:string-value="OP غير المعترف به في الطباعة" calcext:value-type="string">
            <text:p>OP غير المعترف به في الطباعة</text:p>
          </table:table-cell>
          <table:table-cell table:style-name="ce8" table:formula="of:=IFERROR(__xludf.dummyfunction(&quot;upper(googletranslate(A80,$A$1,&quot;&quot;en&quot;&quot;))&quot;);&quot;UN RECOGNIZED OP&quot;)" office:value-type="string" office:string-value="UN RECOGNIZED OP" calcext:value-type="string">
            <text:p>UN RECOGNIZED OP</text:p>
          </table:table-cell>
          <table:table-cell table:style-name="ce2" table:formula="of:=[$errors.A39]" office:value-type="string" office:string-value="UNRECOGNIZED OP IN PRINT" calcext:value-type="string">
            <text:p>UNRECOGNIZED OP IN PRINT</text:p>
          </table:table-cell>
          <table:table-cell/>
          <table:table-cell table:style-name="ce2" table:formula="of:=IFERROR(__xludf.dummyfunction(&quot;UPPER(GOOGLETRANSLATE(if(len(D80) &gt; 0, D80, C80),&quot;&quot;en&quot;&quot;,$A$1))&quot;);&quot;OP غير المعترف به في الطباعة&quot;)" office:value-type="string" office:string-value="OP غير المعترف به في الطباعة" calcext:value-type="string">
            <text:p>OP غير المعترف به في الطباعة</text:p>
          </table:table-cell>
          <table:table-cell table:number-columns-repeated="1019"/>
        </table:table-row>
        <table:table-row table:style-name="ro1">
          <table:table-cell table:style-name="ce5" table:formula="of:=IF(LEN([.F81]) &gt; 0; [.F81]; [.E81])" office:value-type="string" office:string-value="عملية الرياضيات العقلانية غير المعترف بها" calcext:value-type="string">
            <text:p>عملية الرياضيات العقلانية غير المعترف بها</text:p>
          </table:table-cell>
          <table:table-cell table:style-name="ce8" table:formula="of:=IFERROR(__xludf.dummyfunction(&quot;upper(googletranslate(A81,$A$1,&quot;&quot;en&quot;&quot;))&quot;);&quot;UNRECOGNIZED RATIONAL MATHEMATICS PROCESS&quot;)" office:value-type="string" office:string-value="UNRECOGNIZED RATIONAL MATHEMATICS PROCESS" calcext:value-type="string">
            <text:p>UNRECOGNIZED RATIONAL MATHEMATICS PROCESS</text:p>
          </table:table-cell>
          <table:table-cell table:style-name="ce2" table:formula="of:=[$errors.A40]" office:value-type="string" office:string-value="UNRECOGNIZED RATIONAL MATH OPERATION" calcext:value-type="string">
            <text:p>UNRECOGNIZED RATIONAL MATH OPERATION</text:p>
          </table:table-cell>
          <table:table-cell/>
          <table:table-cell table:style-name="ce2" table:formula="of:=IFERROR(__xludf.dummyfunction(&quot;UPPER(GOOGLETRANSLATE(if(len(D81) &gt; 0, D81, C81),&quot;&quot;en&quot;&quot;,$A$1))&quot;);&quot;عملية الرياضيات العقلانية غير المعترف بها&quot;)" office:value-type="string" office:string-value="عملية الرياضيات العقلانية غير المعترف بها" calcext:value-type="string">
            <text:p>عملية الرياضيات العقلانية غير المعترف بها</text:p>
          </table:table-cell>
          <table:table-cell table:number-columns-repeated="1019"/>
        </table:table-row>
        <table:table-row table:style-name="ro1">
          <table:table-cell table:style-name="ce5" table:formula="of:=IF(LEN([.F82]) &gt; 0; [.F82]; [.E82])" office:value-type="string" office:string-value="نوع متغير غير معترف به" calcext:value-type="string">
            <text:p>نوع متغير غير معترف به</text:p>
          </table:table-cell>
          <table:table-cell table:style-name="ce8" table:formula="of:=IFERROR(__xludf.dummyfunction(&quot;upper(googletranslate(A82,$A$1,&quot;&quot;en&quot;&quot;))&quot;);&quot;A NON -RECOGNIZED VARIABLE TYPE&quot;)" office:value-type="string" office:string-value="A NON -RECOGNIZED VARIABLE TYPE" calcext:value-type="string">
            <text:p>A NON -RECOGNIZED VARIABLE TYPE</text:p>
          </table:table-cell>
          <table:table-cell table:style-name="ce2" table:formula="of:=[$errors.A41]" office:value-type="string" office:string-value="UNRECOGNIZED VARIABLE TYPE" calcext:value-type="string">
            <text:p>UNRECOGNIZED VARIABLE TYPE</text:p>
          </table:table-cell>
          <table:table-cell/>
          <table:table-cell table:style-name="ce2" table:formula="of:=IFERROR(__xludf.dummyfunction(&quot;UPPER(GOOGLETRANSLATE(if(len(D82) &gt; 0, D82, C82),&quot;&quot;en&quot;&quot;,$A$1))&quot;);&quot;نوع متغير غير معترف به&quot;)" office:value-type="string" office:string-value="نوع متغير غير معترف به" calcext:value-type="string">
            <text:p>نوع متغير غير معترف به</text:p>
          </table:table-cell>
          <table:table-cell table:number-columns-repeated="1019"/>
        </table:table-row>
        <table:table-row table:style-name="ro1">
          <table:table-cell table:style-name="ce5" table:formula="of:=IF(LEN([.F83]) &gt; 0; [.F83]; [.E83])" office:value-type="string" office:string-value="غير متغير البيئة" calcext:value-type="string">
            <text:p>غير متغير البيئة</text:p>
          </table:table-cell>
          <table:table-cell table:style-name="ce8" table:formula="of:=IFERROR(__xludf.dummyfunction(&quot;upper(googletranslate(A83,$A$1,&quot;&quot;en&quot;&quot;))&quot;);&quot;NON -VARIABLE&quot;)" office:value-type="string" office:string-value="NON -VARIABLE" calcext:value-type="string">
            <text:p>NON -VARIABLE</text:p>
          </table:table-cell>
          <table:table-cell table:style-name="ce2" table:formula="of:=[$errors.A42]" office:value-type="string" office:string-value="UNSET ENVIRONMENT VARIABLE" calcext:value-type="string">
            <text:p>UNSET ENVIRONMENT VARIABLE</text:p>
          </table:table-cell>
          <table:table-cell/>
          <table:table-cell table:style-name="ce2" table:formula="of:=IFERROR(__xludf.dummyfunction(&quot;UPPER(GOOGLETRANSLATE(if(len(D83) &gt; 0, D83, C83),&quot;&quot;en&quot;&quot;,$A$1))&quot;);&quot;غير متغير البيئة&quot;)" office:value-type="string" office:string-value="غير متغير البيئة" calcext:value-type="string">
            <text:p>غير متغير البيئة</text:p>
          </table:table-cell>
          <table:table-cell table:number-columns-repeated="1019"/>
        </table:table-row>
        <table:table-row table:style-name="ro1">
          <table:table-cell table:style-name="ce5" table:formula="of:=IF(LEN([.F84]) &gt; 0; [.F84]; [.E84])" office:value-type="string" office:string-value="متغير / تعريف تعريف عدم تطابق" calcext:value-type="string">
            <text:p>متغير / تعريف تعريف عدم تطابق</text:p>
          </table:table-cell>
          <table:table-cell table:style-name="ce8" table:formula="of:=IFERROR(__xludf.dummyfunction(&quot;upper(googletranslate(A84,$A$1,&quot;&quot;en&quot;&quot;))&quot;);&quot;VARIABLE / DEFINITION OF INCOMPATIBILITY&quot;)" office:value-type="string" office:string-value="VARIABLE / DEFINITION OF INCOMPATIBILITY" calcext:value-type="string">
            <text:p>VARIABLE / DEFINITION OF INCOMPATIBILITY</text:p>
          </table:table-cell>
          <table:table-cell table:style-name="ce2" table:formula="of:=[$errors.A43]" office:value-type="string" office:string-value="VARIABLE / ARRAY DEFINITION MISMATCH" calcext:value-type="string">
            <text:p>VARIABLE / ARRAY DEFINITION MISMATCH</text:p>
          </table:table-cell>
          <table:table-cell/>
          <table:table-cell table:style-name="ce2" table:formula="of:=IFERROR(__xludf.dummyfunction(&quot;UPPER(GOOGLETRANSLATE(if(len(D84) &gt; 0, D84, C84),&quot;&quot;en&quot;&quot;,$A$1))&quot;);&quot;متغير / تعريف تعريف عدم تطابق&quot;)" office:value-type="string" office:string-value="متغير / تعريف تعريف عدم تطابق" calcext:value-type="string">
            <text:p>متغير / تعريف تعريف عدم تطابق</text:p>
          </table:table-cell>
          <table:table-cell table:number-columns-repeated="1019"/>
        </table:table-row>
        <table:table-row table:style-name="ro1">
          <table:table-cell table:style-name="ce5" table:formula="of:=IF(LEN([.F85]) &gt; 0; [.F85]; [.E85])" office:value-type="string" office:string-value="متغير محدد على أنه صفيف" calcext:value-type="string">
            <text:p>متغير محدد على أنه صفيف</text:p>
          </table:table-cell>
          <table:table-cell table:style-name="ce8" table:formula="of:=IFERROR(__xludf.dummyfunction(&quot;upper(googletranslate(A85,$A$1,&quot;&quot;en&quot;&quot;))&quot;);&quot;SPECIFIC VARIABLE AS A BENCH&quot;)" office:value-type="string" office:string-value="SPECIFIC VARIABLE AS A BENCH" calcext:value-type="string">
            <text:p>SPECIFIC VARIABLE AS A BENCH</text:p>
          </table:table-cell>
          <table:table-cell table:style-name="ce2" table:formula="of:=[$errors.A44]" office:value-type="string" office:string-value="VARIABLE DEFINED AS ARRAY" calcext:value-type="string">
            <text:p>VARIABLE DEFINED AS ARRAY</text:p>
          </table:table-cell>
          <table:table-cell/>
          <table:table-cell table:style-name="ce2" table:formula="of:=IFERROR(__xludf.dummyfunction(&quot;UPPER(GOOGLETRANSLATE(if(len(D85) &gt; 0, D85, C85),&quot;&quot;en&quot;&quot;,$A$1))&quot;);&quot;متغير محدد على أنه صفيف&quot;)" office:value-type="string" office:string-value="متغير محدد على أنه صفيف" calcext:value-type="string">
            <text:p>متغير محدد على أنه صفيف</text:p>
          </table:table-cell>
          <table:table-cell table:number-columns-repeated="1019"/>
        </table:table-row>
        <table:table-row table:style-name="ro1">
          <table:table-cell table:style-name="ce5" table:formula="of:=IF(LEN([.F86]) &gt; 0; [.F86]; [.E86])" office:value-type="string" office:string-value="متغير تعريف" calcext:value-type="string">
            <text:p>متغير تعريف</text:p>
          </table:table-cell>
          <table:table-cell table:style-name="ce8" table:formula="of:=IFERROR(__xludf.dummyfunction(&quot;upper(googletranslate(A86,$A$1,&quot;&quot;en&quot;&quot;))&quot;);&quot;DEFINITION VARIABLE&quot;)" office:value-type="string" office:string-value="DEFINITION VARIABLE" calcext:value-type="string">
            <text:p>DEFINITION VARIABLE</text:p>
          </table:table-cell>
          <table:table-cell table:style-name="ce2" table:formula="of:=[$errors.A45]" office:value-type="string" office:string-value="VARIABLE DEFINED AS NONARRAY" calcext:value-type="string">
            <text:p>VARIABLE DEFINED AS NONARRAY</text:p>
          </table:table-cell>
          <table:table-cell/>
          <table:table-cell table:style-name="ce2" table:formula="of:=IFERROR(__xludf.dummyfunction(&quot;UPPER(GOOGLETRANSLATE(if(len(D86) &gt; 0, D86, C86),&quot;&quot;en&quot;&quot;,$A$1))&quot;);&quot;متغير تعريف&quot;)" office:value-type="string" office:string-value="متغير تعريف" calcext:value-type="string">
            <text:p>متغير تعريف</text:p>
          </table:table-cell>
          <table:table-cell table:number-columns-repeated="1019"/>
        </table:table-row>
        <table:table-row table:style-name="ro1">
          <table:table-cell table:style-name="ce5" table:formula="of:=IF(LEN([.F87]) &gt; 0; [.F87]; [.E87])" office:value-type="string" office:string-value="المتغير ليس له قيمة" calcext:value-type="string">
            <text:p>المتغير ليس له قيمة</text:p>
          </table:table-cell>
          <table:table-cell table:style-name="ce8" table:formula="of:=IFERROR(__xludf.dummyfunction(&quot;upper(googletranslate(A87,$A$1,&quot;&quot;en&quot;&quot;))&quot;);&quot;THE VARIABLE HAS NO VALUE&quot;)" office:value-type="string" office:string-value="THE VARIABLE HAS NO VALUE" calcext:value-type="string">
            <text:p>THE VARIABLE HAS NO VALUE</text:p>
          </table:table-cell>
          <table:table-cell table:style-name="ce2" table:formula="of:=[$errors.A46]" office:value-type="string" office:string-value="VARIABLE HAS NO VALUE" calcext:value-type="string">
            <text:p>VARIABLE HAS NO VALUE</text:p>
          </table:table-cell>
          <table:table-cell/>
          <table:table-cell table:style-name="ce2" table:formula="of:=IFERROR(__xludf.dummyfunction(&quot;UPPER(GOOGLETRANSLATE(if(len(D87) &gt; 0, D87, C87),&quot;&quot;en&quot;&quot;,$A$1))&quot;);&quot;المتغير ليس له قيمة&quot;)" office:value-type="string" office:string-value="المتغير ليس له قيمة" calcext:value-type="string">
            <text:p>المتغير ليس له قيمة</text:p>
          </table:table-cell>
          <table:table-cell table:number-columns-repeated="1019"/>
        </table:table-row>
        <table:table-row table:style-name="ro1">
          <table:table-cell table:style-name="ce5" table:formula="of:=IF(LEN([.F88]) &gt; 0; [.F88]; [.E88])" office:value-type="string" office:string-value="المتغير ليس صفيفًا" calcext:value-type="string">
            <text:p>المتغير ليس صفيفًا</text:p>
          </table:table-cell>
          <table:table-cell table:style-name="ce8" table:formula="of:=IFERROR(__xludf.dummyfunction(&quot;upper(googletranslate(A88,$A$1,&quot;&quot;en&quot;&quot;))&quot;);&quot;THE VARIABLE IS NOT A ROW&quot;)" office:value-type="string" office:string-value="THE VARIABLE IS NOT A ROW" calcext:value-type="string">
            <text:p>THE VARIABLE IS NOT A ROW</text:p>
          </table:table-cell>
          <table:table-cell table:style-name="ce2" table:formula="of:=[$errors.A47]" office:value-type="string" office:string-value="VARIABLE IS NOT AN ARRAY" calcext:value-type="string">
            <text:p>VARIABLE IS NOT AN ARRAY</text:p>
          </table:table-cell>
          <table:table-cell/>
          <table:table-cell table:style-name="ce2" table:formula="of:=IFERROR(__xludf.dummyfunction(&quot;UPPER(GOOGLETRANSLATE(if(len(D88) &gt; 0, D88, C88),&quot;&quot;en&quot;&quot;,$A$1))&quot;);&quot;المتغير ليس صفيفًا&quot;)" office:value-type="string" office:string-value="المتغير ليس صفيفًا" calcext:value-type="string">
            <text:p>المتغير ليس صفيفًا</text:p>
          </table:table-cell>
          <table:table-cell table:number-columns-repeated="1019"/>
        </table:table-row>
        <table:table-row table:style-name="ro2" table:number-rows-repeated="1048487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lang_ar.A3:lang_ar.A40">
            <calcext:condition calcext:apply-style-name="ConditionalStyle_1" calcext:value="formula-is(COUNTIF([.$A$3:.$A$40];[.$A3])&gt;1)" calcext:base-cell-address="lang_ar.A3"/>
          </calcext:conditional-format>
        </calcext:conditional-formats>
      </table:table>
      <table:table table:name="lang_ru" table:style-name="ta11">
        <table:table-column table:style-name="co24" table:default-cell-style-name="Default"/>
        <table:table-column table:style-name="co5" table:default-cell-style-name="Default"/>
        <table:table-column table:style-name="co1" table:default-cell-style-name="Default"/>
        <table:table-column table:style-name="co21" table:default-cell-style-name="Default"/>
        <table:table-column table:style-name="co32" table:default-cell-style-name="Default"/>
        <table:table-column table:style-name="co28" table:default-cell-style-name="Default"/>
        <table:table-column table:style-name="co31" table:default-cell-style-name="Default"/>
        <table:table-column table:style-name="co21" table:number-columns-repeated="1017" table:default-cell-style-name="Default"/>
        <table:table-row table:style-name="ro1">
          <table:table-cell table:style-name="ce1" office:value-type="string" calcext:value-type="string">
            <text:p>ru</text:p>
          </table:table-cell>
          <table:table-cell table:style-name="ce1" office:value-type="string" calcext:value-type="string">
            <text:p>reverse</text:p>
          </table:table-cell>
          <table:table-cell table:style-name="ce1" office:value-type="string" calcext:value-type="string">
            <text:p>original</text:p>
          </table:table-cell>
          <table:table-cell table:style-name="ce1" office:value-type="string" calcext:value-type="string">
            <text:p>human override</text:p>
          </table:table-cell>
          <table:table-cell table:style-name="ce1" office:value-type="string" calcext:value-type="string">
            <text:p>google translate</text:p>
          </table:table-cell>
          <table:table-cell table:style-name="ce1" office:value-type="string" calcext:value-type="string">
            <text:p>human translate</text:p>
          </table:table-cell>
          <table:table-cell table:style-name="ce1" office:value-type="string" calcext:value-type="string">
            <text:p>contributor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RUSSIAN</text:p>
          </table:table-cell>
          <table:table-cell table:number-columns-repeated="1023"/>
        </table:table-row>
        <table:table-row table:style-name="ro1">
          <table:table-cell table:style-name="ce13" table:formula="of:=IF(LEN([.F3]) &gt; 0; [.F3]; [.E3])" office:value-type="string" office:string-value="АБС" calcext:value-type="string">
            <text:p>АБС</text:p>
          </table:table-cell>
          <table:table-cell table:style-name="ce8" table:formula="of:=IFERROR(__xludf.dummyfunction(&quot;upper(googletranslate(A3,$A$1,&quot;&quot;en&quot;&quot;))&quot;);&quot;ABS&quot;)" office:value-type="string" office:string-value="ABS" calcext:value-type="string">
            <text:p>ABS</text:p>
          </table:table-cell>
          <table:table-cell table:style-name="ce2" table:formula="of:=[$keywords.A1]" office:value-type="string" office:string-value="ABS" calcext:value-type="string">
            <text:p>ABS</text:p>
          </table:table-cell>
          <table:table-cell/>
          <table:table-cell table:style-name="ce2" table:formula="of:=IFERROR(__xludf.dummyfunction(&quot;UPPER(GOOGLETRANSLATE(if(len(D3) &gt; 0, D3, C3),&quot;&quot;en&quot;&quot;,$A$1))&quot;);&quot;АБС&quot;)" office:value-type="string" office:string-value="АБС" calcext:value-type="string">
            <text:p>АБС</text:p>
          </table:table-cell>
          <table:table-cell table:number-columns-repeated="1019"/>
        </table:table-row>
        <table:table-row table:style-name="ro1">
          <table:table-cell table:style-name="ce13" table:formula="of:=IF(LEN([.F4]) &gt; 0; [.F4]; [.E4])" office:value-type="string" office:string-value="АТ" calcext:value-type="string">
            <text:p>АТ</text:p>
          </table:table-cell>
          <table:table-cell table:style-name="ce8" table:formula="of:=IFERROR(__xludf.dummyfunction(&quot;upper(googletranslate(A4,$A$1,&quot;&quot;en&quot;&quot;))&quot;);&quot;AT&quot;)" office:value-type="string" office:string-value="AT" calcext:value-type="string">
            <text:p>AT</text:p>
          </table:table-cell>
          <table:table-cell table:style-name="ce2" table:formula="of:=[$keywords.A2]" office:value-type="string" office:string-value="ATN" calcext:value-type="string">
            <text:p>ATN</text:p>
          </table:table-cell>
          <table:table-cell/>
          <table:table-cell table:style-name="ce2" table:formula="of:=IFERROR(__xludf.dummyfunction(&quot;UPPER(GOOGLETRANSLATE(if(len(D4) &gt; 0, D4, C4),&quot;&quot;en&quot;&quot;,$A$1))&quot;);&quot;АТ&quot;)" office:value-type="string" office:string-value="АТ" calcext:value-type="string">
            <text:p>АТ</text:p>
          </table:table-cell>
          <table:table-cell table:number-columns-repeated="1019"/>
        </table:table-row>
        <table:table-row table:style-name="ro1">
          <table:table-cell table:style-name="ce13" table:formula="of:=IF(LEN([.F5]) &gt; 0; [.F5]; [.E5])" office:value-type="string" office:string-value="БАЗА" calcext:value-type="string">
            <text:p>БАЗА</text:p>
          </table:table-cell>
          <table:table-cell table:style-name="ce8" table:formula="of:=IFERROR(__xludf.dummyfunction(&quot;upper(googletranslate(A5,$A$1,&quot;&quot;en&quot;&quot;))&quot;);&quot;BASE&quot;)" office:value-type="string" office:string-value="BASE" calcext:value-type="string">
            <text:p>BASE</text:p>
          </table:table-cell>
          <table:table-cell table:style-name="ce2" table:formula="of:=[$keywords.A3]" office:value-type="string" office:string-value="BASE" calcext:value-type="string">
            <text:p>BASE</text:p>
          </table:table-cell>
          <table:table-cell/>
          <table:table-cell table:style-name="ce2" table:formula="of:=IFERROR(__xludf.dummyfunction(&quot;UPPER(GOOGLETRANSLATE(if(len(D5) &gt; 0, D5, C5),&quot;&quot;en&quot;&quot;,$A$1))&quot;);&quot;БАЗА&quot;)" office:value-type="string" office:string-value="БАЗА" calcext:value-type="string">
            <text:p>БАЗА</text:p>
          </table:table-cell>
          <table:table-cell table:number-columns-repeated="1019"/>
        </table:table-row>
        <table:table-row table:style-name="ro1">
          <table:table-cell table:style-name="ce13" table:formula="of:=IF(LEN([.F6]) &gt; 0; [.F6]; [.E6])" office:value-type="string" office:string-value="ЗАСЕЛЕНИЕ" calcext:value-type="string">
            <text:p>ЗАСЕЛЕНИЕ</text:p>
          </table:table-cell>
          <table:table-cell table:style-name="ce8" table:formula="of:=IFERROR(__xludf.dummyfunction(&quot;upper(googletranslate(A6,$A$1,&quot;&quot;en&quot;&quot;))&quot;);&quot;SETTLEMENT&quot;)" office:value-type="string" office:string-value="SETTLEMENT" calcext:value-type="string">
            <text:p>SETTLEMENT</text:p>
          </table:table-cell>
          <table:table-cell table:style-name="ce2" table:formula="of:=[$keywords.A4]" office:value-type="string" office:string-value="COS" calcext:value-type="string">
            <text:p>COS</text:p>
          </table:table-cell>
          <table:table-cell/>
          <table:table-cell table:style-name="ce2" table:formula="of:=IFERROR(__xludf.dummyfunction(&quot;UPPER(GOOGLETRANSLATE(if(len(D6) &gt; 0, D6, C6),&quot;&quot;en&quot;&quot;,$A$1))&quot;);&quot;ЗАСЕЛЕНИЕ&quot;)" office:value-type="string" office:string-value="ЗАСЕЛЕНИЕ" calcext:value-type="string">
            <text:p>ЗАСЕЛЕНИЕ</text:p>
          </table:table-cell>
          <table:table-cell table:number-columns-repeated="1019"/>
        </table:table-row>
        <table:table-row table:style-name="ro1">
          <table:table-cell table:style-name="ce13" table:formula="of:=IF(LEN([.F7]) &gt; 0; [.F7]; [.E7])" office:value-type="string" office:string-value="ДАННЫЕ" calcext:value-type="string">
            <text:p>ДАННЫЕ</text:p>
          </table:table-cell>
          <table:table-cell table:style-name="ce8" table:formula="of:=IFERROR(__xludf.dummyfunction(&quot;upper(googletranslate(A7,$A$1,&quot;&quot;en&quot;&quot;))&quot;);&quot;DATA&quot;)" office:value-type="string" office:string-value="DATA" calcext:value-type="string">
            <text:p>DATA</text:p>
          </table:table-cell>
          <table:table-cell table:style-name="ce2" table:formula="of:=[$keywords.A5]" office:value-type="string" office:string-value="DATA" calcext:value-type="string">
            <text:p>DATA</text:p>
          </table:table-cell>
          <table:table-cell/>
          <table:table-cell table:style-name="ce2" table:formula="of:=IFERROR(__xludf.dummyfunction(&quot;UPPER(GOOGLETRANSLATE(if(len(D7) &gt; 0, D7, C7),&quot;&quot;en&quot;&quot;,$A$1))&quot;);&quot;ДАННЫЕ&quot;)" office:value-type="string" office:string-value="ДАННЫЕ" calcext:value-type="string">
            <text:p>ДАННЫЕ</text:p>
          </table:table-cell>
          <table:table-cell table:number-columns-repeated="1019"/>
        </table:table-row>
        <table:table-row table:style-name="ro1">
          <table:table-cell table:style-name="ce13" table:formula="of:=IF(LEN([.F8]) &gt; 0; [.F8]; [.E8])" office:value-type="string" office:string-value="DBL" calcext:value-type="string">
            <text:p>DBL</text:p>
          </table:table-cell>
          <table:table-cell table:style-name="ce8" table:formula="of:=IFERROR(__xludf.dummyfunction(&quot;upper(googletranslate(A8,$A$1,&quot;&quot;en&quot;&quot;))&quot;);&quot;DBL&quot;)" office:value-type="string" office:string-value="DBL" calcext:value-type="string">
            <text:p>DBL</text:p>
          </table:table-cell>
          <table:table-cell table:style-name="ce2" table:formula="of:=[$keywords.A6]" office:value-type="string" office:string-value="DBL" calcext:value-type="string">
            <text:p>DBL</text:p>
          </table:table-cell>
          <table:table-cell/>
          <table:table-cell table:style-name="ce2" table:formula="of:=IFERROR(__xludf.dummyfunction(&quot;UPPER(GOOGLETRANSLATE(if(len(D8) &gt; 0, D8, C8),&quot;&quot;en&quot;&quot;,$A$1))&quot;);&quot;DBL&quot;)" office:value-type="string" office:string-value="DBL" calcext:value-type="string">
            <text:p>DBL</text:p>
          </table:table-cell>
          <table:table-cell table:number-columns-repeated="1019"/>
        </table:table-row>
        <table:table-row table:style-name="ro1">
          <table:table-cell table:style-name="ce13" table:formula="of:=IF(LEN([.F9]) &gt; 0; [.F9]; [.E9])" office:value-type="string" office:string-value="ДЕФ" calcext:value-type="string">
            <text:p>ДЕФ</text:p>
          </table:table-cell>
          <table:table-cell table:style-name="ce8" table:formula="of:=IFERROR(__xludf.dummyfunction(&quot;upper(googletranslate(A9,$A$1,&quot;&quot;en&quot;&quot;))&quot;);&quot;DEF&quot;)" office:value-type="string" office:string-value="DEF" calcext:value-type="string">
            <text:p>DEF</text:p>
          </table:table-cell>
          <table:table-cell table:style-name="ce2" table:formula="of:=[$keywords.A7]" office:value-type="string" office:string-value="DEF" calcext:value-type="string">
            <text:p>DEF</text:p>
          </table:table-cell>
          <table:table-cell/>
          <table:table-cell table:style-name="ce2" table:formula="of:=IFERROR(__xludf.dummyfunction(&quot;UPPER(GOOGLETRANSLATE(if(len(D9) &gt; 0, D9, C9),&quot;&quot;en&quot;&quot;,$A$1))&quot;);&quot;ДЕФ&quot;)" office:value-type="string" office:string-value="ДЕФ" calcext:value-type="string">
            <text:p>ДЕФ</text:p>
          </table:table-cell>
          <table:table-cell table:number-columns-repeated="1019"/>
        </table:table-row>
        <table:table-row table:style-name="ro1">
          <table:table-cell table:style-name="ce13" table:formula="of:=IF(LEN([.F10]) &gt; 0; [.F10]; [.E10])" office:value-type="string" office:string-value="ТУСКЛЫЙ" calcext:value-type="string">
            <text:p>ТУСКЛЫЙ</text:p>
          </table:table-cell>
          <table:table-cell table:style-name="ce8" table:formula="of:=IFERROR(__xludf.dummyfunction(&quot;upper(googletranslate(A10,$A$1,&quot;&quot;en&quot;&quot;))&quot;);&quot;DIM&quot;)" office:value-type="string" office:string-value="DIM" calcext:value-type="string">
            <text:p>DIM</text:p>
          </table:table-cell>
          <table:table-cell table:style-name="ce2" table:formula="of:=[$keywords.A8]" office:value-type="string" office:string-value="DIM" calcext:value-type="string">
            <text:p>DIM</text:p>
          </table:table-cell>
          <table:table-cell/>
          <table:table-cell table:style-name="ce2" table:formula="of:=IFERROR(__xludf.dummyfunction(&quot;UPPER(GOOGLETRANSLATE(if(len(D10) &gt; 0, D10, C10),&quot;&quot;en&quot;&quot;,$A$1))&quot;);&quot;ТУСКЛЫЙ&quot;)" office:value-type="string" office:string-value="ТУСКЛЫЙ" calcext:value-type="string">
            <text:p>ТУСКЛЫЙ</text:p>
          </table:table-cell>
          <table:table-cell table:number-columns-repeated="1019"/>
        </table:table-row>
        <table:table-row table:style-name="ro1">
          <table:table-cell table:style-name="ce13" table:formula="of:=IF(LEN([.F11]) &gt; 0; [.F11]; [.E11])" office:value-type="string" office:string-value="КОНЕЦ" calcext:value-type="string">
            <text:p>КОНЕЦ</text:p>
          </table:table-cell>
          <table:table-cell table:style-name="ce8" table:formula="of:=IFERROR(__xludf.dummyfunction(&quot;upper(googletranslate(A11,$A$1,&quot;&quot;en&quot;&quot;))&quot;);&quot;END&quot;)" office:value-type="string" office:string-value="END" calcext:value-type="string">
            <text:p>END</text:p>
          </table:table-cell>
          <table:table-cell table:style-name="ce2" table:formula="of:=[$keywords.A9]" office:value-type="string" office:string-value="END" calcext:value-type="string">
            <text:p>END</text:p>
          </table:table-cell>
          <table:table-cell/>
          <table:table-cell table:style-name="ce2" table:formula="of:=IFERROR(__xludf.dummyfunction(&quot;UPPER(GOOGLETRANSLATE(if(len(D11) &gt; 0, D11, C11),&quot;&quot;en&quot;&quot;,$A$1))&quot;);&quot;КОНЕЦ&quot;)" office:value-type="string" office:string-value="КОНЕЦ" calcext:value-type="string">
            <text:p>КОНЕЦ</text:p>
          </table:table-cell>
          <table:table-cell table:number-columns-repeated="1019"/>
        </table:table-row>
        <table:table-row table:style-name="ro1">
          <table:table-cell table:style-name="ce13" table:formula="of:=IF(LEN([.F12]) &gt; 0; [.F12]; [.E12])" office:value-type="string" office:string-value="ЭКСПЛУАТ" calcext:value-type="string">
            <text:p>ЭКСПЛУАТ</text:p>
          </table:table-cell>
          <table:table-cell table:style-name="ce8" table:formula="of:=IFERROR(__xludf.dummyfunction(&quot;upper(googletranslate(A12,$A$1,&quot;&quot;en&quot;&quot;))&quot;);&quot;OPERATION&quot;)" office:value-type="string" office:string-value="OPERATION" calcext:value-type="string">
            <text:p>OPERATION</text:p>
          </table:table-cell>
          <table:table-cell table:style-name="ce2" table:formula="of:=[$keywords.A10]" office:value-type="string" office:string-value="EXP" calcext:value-type="string">
            <text:p>EXP</text:p>
          </table:table-cell>
          <table:table-cell/>
          <table:table-cell table:style-name="ce2" table:formula="of:=IFERROR(__xludf.dummyfunction(&quot;UPPER(GOOGLETRANSLATE(if(len(D12) &gt; 0, D12, C12),&quot;&quot;en&quot;&quot;,$A$1))&quot;);&quot;ЭКСПЛУАТ&quot;)" office:value-type="string" office:string-value="ЭКСПЛУАТ" calcext:value-type="string">
            <text:p>ЭКСПЛУАТ</text:p>
          </table:table-cell>
          <table:table-cell table:number-columns-repeated="1019"/>
        </table:table-row>
        <table:table-row table:style-name="ro1">
          <table:table-cell table:style-name="ce13" table:formula="of:=IF(LEN([.F13]) &gt; 0; [.F13]; [.E13])" office:value-type="string" office:string-value="ДЛЯ" calcext:value-type="string">
            <text:p>ДЛЯ</text:p>
          </table:table-cell>
          <table:table-cell table:style-name="ce8" table:formula="of:=IFERROR(__xludf.dummyfunction(&quot;upper(googletranslate(A13,$A$1,&quot;&quot;en&quot;&quot;))&quot;);&quot;FOR&quot;)" office:value-type="string" office:string-value="FOR" calcext:value-type="string">
            <text:p>FOR</text:p>
          </table:table-cell>
          <table:table-cell table:style-name="ce2" table:formula="of:=[$keywords.A11]" office:value-type="string" office:string-value="FOR" calcext:value-type="string">
            <text:p>FOR</text:p>
          </table:table-cell>
          <table:table-cell/>
          <table:table-cell table:style-name="ce2" table:formula="of:=IFERROR(__xludf.dummyfunction(&quot;UPPER(GOOGLETRANSLATE(if(len(D13) &gt; 0, D13, C13),&quot;&quot;en&quot;&quot;,$A$1))&quot;);&quot;ДЛЯ&quot;)" office:value-type="string" office:string-value="ДЛЯ" calcext:value-type="string">
            <text:p>ДЛЯ</text:p>
          </table:table-cell>
          <table:table-cell table:number-columns-repeated="1019"/>
        </table:table-row>
        <table:table-row table:style-name="ro1">
          <table:table-cell table:style-name="ce13" table:formula="of:=IF(LEN([.F14]) &gt; 0; [.F14]; [.E14])" office:value-type="string" office:string-value="ИДТИ К" calcext:value-type="string">
            <text:p>ИДТИ К</text:p>
          </table:table-cell>
          <table:table-cell table:style-name="ce8" table:formula="of:=IFERROR(__xludf.dummyfunction(&quot;upper(googletranslate(A14,$A$1,&quot;&quot;en&quot;&quot;))&quot;);&quot;GO TO&quot;)" office:value-type="string" office:string-value="GO TO" calcext:value-type="string">
            <text:p>GO TO</text:p>
          </table:table-cell>
          <table:table-cell table:style-name="ce2" table:formula="of:=[$keywords.A12]" office:value-type="string" office:string-value="GOTO" calcext:value-type="string">
            <text:p>GOTO</text:p>
          </table:table-cell>
          <table:table-cell/>
          <table:table-cell table:style-name="ce2" table:formula="of:=IFERROR(__xludf.dummyfunction(&quot;UPPER(GOOGLETRANSLATE(if(len(D14) &gt; 0, D14, C14),&quot;&quot;en&quot;&quot;,$A$1))&quot;);&quot;ИДТИ К&quot;)" office:value-type="string" office:string-value="ИДТИ К" calcext:value-type="string">
            <text:p>ИДТИ К</text:p>
          </table:table-cell>
          <table:table-cell table:number-columns-repeated="1019"/>
        </table:table-row>
        <table:table-row table:style-name="ro1">
          <table:table-cell table:style-name="ce13" table:formula="of:=IF(LEN([.F15]) &gt; 0; [.F15]; [.E15])" office:value-type="string" office:string-value="ГОСУБ" calcext:value-type="string">
            <text:p>ГОСУБ</text:p>
          </table:table-cell>
          <table:table-cell table:style-name="ce8" table:formula="of:=IFERROR(__xludf.dummyfunction(&quot;upper(googletranslate(A15,$A$1,&quot;&quot;en&quot;&quot;))&quot;);&quot;SOVEREIGN&quot;)" office:value-type="string" office:string-value="SOVEREIGN" calcext:value-type="string">
            <text:p>SOVEREIGN</text:p>
          </table:table-cell>
          <table:table-cell table:style-name="ce2" table:formula="of:=[$keywords.A13]" office:value-type="string" office:string-value="GOSUB" calcext:value-type="string">
            <text:p>GOSUB</text:p>
          </table:table-cell>
          <table:table-cell/>
          <table:table-cell table:style-name="ce2" table:formula="of:=IFERROR(__xludf.dummyfunction(&quot;UPPER(GOOGLETRANSLATE(if(len(D15) &gt; 0, D15, C15),&quot;&quot;en&quot;&quot;,$A$1))&quot;);&quot;ГОСУБ&quot;)" office:value-type="string" office:string-value="ГОСУБ" calcext:value-type="string">
            <text:p>ГОСУБ</text:p>
          </table:table-cell>
          <table:table-cell table:number-columns-repeated="1019"/>
        </table:table-row>
        <table:table-row table:style-name="ro1">
          <table:table-cell table:style-name="ce13" table:formula="of:=IF(LEN([.F16]) &gt; 0; [.F16]; [.E16])" office:value-type="string" office:string-value="ЕСЛИ" calcext:value-type="string">
            <text:p>ЕСЛИ</text:p>
          </table:table-cell>
          <table:table-cell table:style-name="ce8" table:formula="of:=IFERROR(__xludf.dummyfunction(&quot;upper(googletranslate(A16,$A$1,&quot;&quot;en&quot;&quot;))&quot;);&quot;IF&quot;)" office:value-type="string" office:string-value="IF" calcext:value-type="string">
            <text:p>IF</text:p>
          </table:table-cell>
          <table:table-cell table:style-name="ce2" table:formula="of:=[$keywords.A14]" office:value-type="string" office:string-value="IF" calcext:value-type="string">
            <text:p>IF</text:p>
          </table:table-cell>
          <table:table-cell/>
          <table:table-cell table:style-name="ce2" table:formula="of:=IFERROR(__xludf.dummyfunction(&quot;UPPER(GOOGLETRANSLATE(if(len(D16) &gt; 0, D16, C16),&quot;&quot;en&quot;&quot;,$A$1))&quot;);&quot;ЕСЛИ&quot;)" office:value-type="string" office:string-value="ЕСЛИ" calcext:value-type="string">
            <text:p>ЕСЛИ</text:p>
          </table:table-cell>
          <table:table-cell table:number-columns-repeated="1019"/>
        </table:table-row>
        <table:table-row table:style-name="ro1">
          <table:table-cell table:style-name="ce13" table:formula="of:=IF(LEN([.F17]) &gt; 0; [.F17]; [.E17])" office:value-type="string" office:string-value="ИНТ" calcext:value-type="string">
            <text:p>ИНТ</text:p>
          </table:table-cell>
          <table:table-cell table:style-name="ce8" table:formula="of:=IFERROR(__xludf.dummyfunction(&quot;upper(googletranslate(A17,$A$1,&quot;&quot;en&quot;&quot;))&quot;);&quot;INT&quot;)" office:value-type="string" office:string-value="INT" calcext:value-type="string">
            <text:p>INT</text:p>
          </table:table-cell>
          <table:table-cell table:style-name="ce2" table:formula="of:=[$keywords.A15]" office:value-type="string" office:string-value="INT" calcext:value-type="string">
            <text:p>INT</text:p>
          </table:table-cell>
          <table:table-cell/>
          <table:table-cell table:style-name="ce2" table:formula="of:=IFERROR(__xludf.dummyfunction(&quot;UPPER(GOOGLETRANSLATE(if(len(D17) &gt; 0, D17, C17),&quot;&quot;en&quot;&quot;,$A$1))&quot;);&quot;ИНТ&quot;)" office:value-type="string" office:string-value="ИНТ" calcext:value-type="string">
            <text:p>ИНТ</text:p>
          </table:table-cell>
          <table:table-cell table:number-columns-repeated="1019"/>
        </table:table-row>
        <table:table-row table:style-name="ro1">
          <table:table-cell table:style-name="ce13" table:formula="of:=IF(LEN([.F18]) &gt; 0; [.F18]; [.E18])" office:value-type="string" office:string-value="ВХОД" calcext:value-type="string">
            <text:p>ВХОД</text:p>
          </table:table-cell>
          <table:table-cell table:style-name="ce8" table:formula="of:=IFERROR(__xludf.dummyfunction(&quot;upper(googletranslate(A18,$A$1,&quot;&quot;en&quot;&quot;))&quot;);&quot;ENTRANCE&quot;)" office:value-type="string" office:string-value="ENTRANCE" calcext:value-type="string">
            <text:p>ENTRANCE</text:p>
          </table:table-cell>
          <table:table-cell table:style-name="ce2" table:formula="of:=[$keywords.A16]" office:value-type="string" office:string-value="INPUT" calcext:value-type="string">
            <text:p>INPUT</text:p>
          </table:table-cell>
          <table:table-cell/>
          <table:table-cell table:style-name="ce2" table:formula="of:=IFERROR(__xludf.dummyfunction(&quot;UPPER(GOOGLETRANSLATE(if(len(D18) &gt; 0, D18, C18),&quot;&quot;en&quot;&quot;,$A$1))&quot;);&quot;ВХОД&quot;)" office:value-type="string" office:string-value="ВХОД" calcext:value-type="string">
            <text:p>ВХОД</text:p>
          </table:table-cell>
          <table:table-cell table:number-columns-repeated="1019"/>
        </table:table-row>
        <table:table-row table:style-name="ro1">
          <table:table-cell table:style-name="ce13" table:formula="of:=IF(LEN([.F19]) &gt; 0; [.F19]; [.E19])" office:value-type="string" office:string-value="ПОЗВОЛЯТЬ" calcext:value-type="string">
            <text:p>ПОЗВОЛЯТЬ</text:p>
          </table:table-cell>
          <table:table-cell table:style-name="ce8" table:formula="of:=IFERROR(__xludf.dummyfunction(&quot;upper(googletranslate(A19,$A$1,&quot;&quot;en&quot;&quot;))&quot;);&quot;LET&quot;)" office:value-type="string" office:string-value="LET" calcext:value-type="string">
            <text:p>LET</text:p>
          </table:table-cell>
          <table:table-cell table:style-name="ce2" table:formula="of:=[$keywords.A17]" office:value-type="string" office:string-value="LET" calcext:value-type="string">
            <text:p>LET</text:p>
          </table:table-cell>
          <table:table-cell/>
          <table:table-cell table:style-name="ce2" table:formula="of:=IFERROR(__xludf.dummyfunction(&quot;UPPER(GOOGLETRANSLATE(if(len(D19) &gt; 0, D19, C19),&quot;&quot;en&quot;&quot;,$A$1))&quot;);&quot;ПОЗВОЛЯТЬ&quot;)" office:value-type="string" office:string-value="ПОЗВОЛЯТЬ" calcext:value-type="string">
            <text:p>ПОЗВОЛЯТЬ</text:p>
          </table:table-cell>
          <table:table-cell table:number-columns-repeated="1019"/>
        </table:table-row>
        <table:table-row table:style-name="ro1">
          <table:table-cell table:style-name="ce13" table:formula="of:=IF(LEN([.F20]) &gt; 0; [.F20]; [.E20])" office:value-type="string" office:string-value="БРЕВНО" calcext:value-type="string">
            <text:p>БРЕВНО</text:p>
          </table:table-cell>
          <table:table-cell table:style-name="ce8" table:formula="of:=IFERROR(__xludf.dummyfunction(&quot;upper(googletranslate(A20,$A$1,&quot;&quot;en&quot;&quot;))&quot;);&quot;LOG&quot;)" office:value-type="string" office:string-value="LOG" calcext:value-type="string">
            <text:p>LOG</text:p>
          </table:table-cell>
          <table:table-cell table:style-name="ce2" table:formula="of:=[$keywords.A18]" office:value-type="string" office:string-value="LOG" calcext:value-type="string">
            <text:p>LOG</text:p>
          </table:table-cell>
          <table:table-cell/>
          <table:table-cell table:style-name="ce2" table:formula="of:=IFERROR(__xludf.dummyfunction(&quot;UPPER(GOOGLETRANSLATE(if(len(D20) &gt; 0, D20, C20),&quot;&quot;en&quot;&quot;,$A$1))&quot;);&quot;БРЕВНО&quot;)" office:value-type="string" office:string-value="БРЕВНО" calcext:value-type="string">
            <text:p>БРЕВНО</text:p>
          </table:table-cell>
          <table:table-cell table:number-columns-repeated="1019"/>
        </table:table-row>
        <table:table-row table:style-name="ro1">
          <table:table-cell table:style-name="ce13" table:formula="of:=IF(LEN([.F21]) &gt; 0; [.F21]; [.E21])" office:value-type="string" office:string-value="СЛЕДУЮЩИЙ" calcext:value-type="string">
            <text:p>СЛЕДУЮЩИЙ</text:p>
          </table:table-cell>
          <table:table-cell table:style-name="ce8" table:formula="of:=IFERROR(__xludf.dummyfunction(&quot;upper(googletranslate(A21,$A$1,&quot;&quot;en&quot;&quot;))&quot;);&quot;NEXT&quot;)" office:value-type="string" office:string-value="NEXT" calcext:value-type="string">
            <text:p>NEXT</text:p>
          </table:table-cell>
          <table:table-cell table:style-name="ce2" table:formula="of:=[$keywords.A19]" office:value-type="string" office:string-value="NEXT" calcext:value-type="string">
            <text:p>NEXT</text:p>
          </table:table-cell>
          <table:table-cell/>
          <table:table-cell table:style-name="ce2" table:formula="of:=IFERROR(__xludf.dummyfunction(&quot;UPPER(GOOGLETRANSLATE(if(len(D21) &gt; 0, D21, C21),&quot;&quot;en&quot;&quot;,$A$1))&quot;);&quot;СЛЕДУЮЩИЙ&quot;)" office:value-type="string" office:string-value="СЛЕДУЮЩИЙ" calcext:value-type="string">
            <text:p>СЛЕДУЮЩИЙ</text:p>
          </table:table-cell>
          <table:table-cell table:number-columns-repeated="1019"/>
        </table:table-row>
        <table:table-row table:style-name="ro1">
          <table:table-cell table:style-name="ce13" table:formula="of:=IF(LEN([.F22]) &gt; 0; [.F22]; [.E22])" office:value-type="string" office:string-value="НА" calcext:value-type="string">
            <text:p>НА</text:p>
          </table:table-cell>
          <table:table-cell table:style-name="ce8" table:formula="of:=IFERROR(__xludf.dummyfunction(&quot;upper(googletranslate(A22,$A$1,&quot;&quot;en&quot;&quot;))&quot;);&quot;ON&quot;)" office:value-type="string" office:string-value="ON" calcext:value-type="string">
            <text:p>ON</text:p>
          </table:table-cell>
          <table:table-cell table:style-name="ce2" table:formula="of:=[$keywords.A20]" office:value-type="string" office:string-value="ON" calcext:value-type="string">
            <text:p>ON</text:p>
          </table:table-cell>
          <table:table-cell/>
          <table:table-cell table:style-name="ce2" table:formula="of:=IFERROR(__xludf.dummyfunction(&quot;UPPER(GOOGLETRANSLATE(if(len(D22) &gt; 0, D22, C22),&quot;&quot;en&quot;&quot;,$A$1))&quot;);&quot;НА&quot;)" office:value-type="string" office:string-value="НА" calcext:value-type="string">
            <text:p>НА</text:p>
          </table:table-cell>
          <table:table-cell table:number-columns-repeated="1019"/>
        </table:table-row>
        <table:table-row table:style-name="ro1">
          <table:table-cell table:style-name="ce13" table:formula="of:=IF(LEN([.F23]) &gt; 0; [.F23]; [.E23])" office:value-type="string" office:string-value="ВАРИАНТ" calcext:value-type="string">
            <text:p>ВАРИАНТ</text:p>
          </table:table-cell>
          <table:table-cell table:style-name="ce8" table:formula="of:=IFERROR(__xludf.dummyfunction(&quot;upper(googletranslate(A23,$A$1,&quot;&quot;en&quot;&quot;))&quot;);&quot;OPTION&quot;)" office:value-type="string" office:string-value="OPTION" calcext:value-type="string">
            <text:p>OPTION</text:p>
          </table:table-cell>
          <table:table-cell table:style-name="ce2" table:formula="of:=[$keywords.A21]" office:value-type="string" office:string-value="OPTION" calcext:value-type="string">
            <text:p>OPTION</text:p>
          </table:table-cell>
          <table:table-cell/>
          <table:table-cell table:style-name="ce2" table:formula="of:=IFERROR(__xludf.dummyfunction(&quot;UPPER(GOOGLETRANSLATE(if(len(D23) &gt; 0, D23, C23),&quot;&quot;en&quot;&quot;,$A$1))&quot;);&quot;ВАРИАНТ&quot;)" office:value-type="string" office:string-value="ВАРИАНТ" calcext:value-type="string">
            <text:p>ВАРИАНТ</text:p>
          </table:table-cell>
          <table:table-cell table:number-columns-repeated="1019"/>
        </table:table-row>
        <table:table-row table:style-name="ro1">
          <table:table-cell table:style-name="ce13" table:formula="of:=IF(LEN([.F24]) &gt; 0; [.F24]; [.E24])" office:value-type="string" office:string-value="РАСПЕЧАТАТЬ" calcext:value-type="string">
            <text:p>РАСПЕЧАТАТЬ</text:p>
          </table:table-cell>
          <table:table-cell table:style-name="ce8" table:formula="of:=IFERROR(__xludf.dummyfunction(&quot;upper(googletranslate(A24,$A$1,&quot;&quot;en&quot;&quot;))&quot;);&quot;PRINT&quot;)" office:value-type="string" office:string-value="PRINT" calcext:value-type="string">
            <text:p>PRINT</text:p>
          </table:table-cell>
          <table:table-cell table:style-name="ce2" table:formula="of:=[$keywords.A22]" office:value-type="string" office:string-value="PRINT" calcext:value-type="string">
            <text:p>PRINT</text:p>
          </table:table-cell>
          <table:table-cell/>
          <table:table-cell table:style-name="ce2" table:formula="of:=IFERROR(__xludf.dummyfunction(&quot;UPPER(GOOGLETRANSLATE(if(len(D24) &gt; 0, D24, C24),&quot;&quot;en&quot;&quot;,$A$1))&quot;);&quot;РАСПЕЧАТАТЬ&quot;)" office:value-type="string" office:string-value="РАСПЕЧАТАТЬ" calcext:value-type="string">
            <text:p>РАСПЕЧАТАТЬ</text:p>
          </table:table-cell>
          <table:table-cell table:number-columns-repeated="1019"/>
        </table:table-row>
        <table:table-row table:style-name="ro1">
          <table:table-cell table:style-name="ce13" table:formula="of:=IF(LEN([.F25]) &gt; 0; [.F25]; [.E25])" office:value-type="string" office:string-value="РАНДОМИЗИРОВАТЬ" calcext:value-type="string">
            <text:p>РАНДОМИЗИРОВАТЬ</text:p>
          </table:table-cell>
          <table:table-cell table:style-name="ce8" table:formula="of:=IFERROR(__xludf.dummyfunction(&quot;upper(googletranslate(A25,$A$1,&quot;&quot;en&quot;&quot;))&quot;);&quot;RANDOMIZE&quot;)" office:value-type="string" office:string-value="RANDOMIZE" calcext:value-type="string">
            <text:p>RANDOMIZE</text:p>
          </table:table-cell>
          <table:table-cell table:style-name="ce2" table:formula="of:=[$keywords.A23]" office:value-type="string" office:string-value="RANDOMIZE" calcext:value-type="string">
            <text:p>RANDOMIZE</text:p>
          </table:table-cell>
          <table:table-cell/>
          <table:table-cell table:style-name="ce2" table:formula="of:=IFERROR(__xludf.dummyfunction(&quot;UPPER(GOOGLETRANSLATE(if(len(D25) &gt; 0, D25, C25),&quot;&quot;en&quot;&quot;,$A$1))&quot;);&quot;РАНДОМИЗИРОВАТЬ&quot;)" office:value-type="string" office:string-value="РАНДОМИЗИРОВАТЬ" calcext:value-type="string">
            <text:p>РАНДОМИЗИРОВАТЬ</text:p>
          </table:table-cell>
          <table:table-cell table:number-columns-repeated="1019"/>
        </table:table-row>
        <table:table-row table:style-name="ro1">
          <table:table-cell table:style-name="ce13" table:formula="of:=IF(LEN([.F26]) &gt; 0; [.F26]; [.E26])" office:value-type="string" office:string-value="КРЫСА" calcext:value-type="string">
            <text:p>КРЫСА</text:p>
          </table:table-cell>
          <table:table-cell table:style-name="ce8" table:formula="of:=IFERROR(__xludf.dummyfunction(&quot;upper(googletranslate(A26,$A$1,&quot;&quot;en&quot;&quot;))&quot;);&quot;RAT&quot;)" office:value-type="string" office:string-value="RAT" calcext:value-type="string">
            <text:p>RAT</text:p>
          </table:table-cell>
          <table:table-cell table:style-name="ce2" table:formula="of:=[$keywords.A24]" office:value-type="string" office:string-value="RAT" calcext:value-type="string">
            <text:p>RAT</text:p>
          </table:table-cell>
          <table:table-cell/>
          <table:table-cell table:style-name="ce2" table:formula="of:=IFERROR(__xludf.dummyfunction(&quot;UPPER(GOOGLETRANSLATE(if(len(D26) &gt; 0, D26, C26),&quot;&quot;en&quot;&quot;,$A$1))&quot;);&quot;КРЫСА&quot;)" office:value-type="string" office:string-value="КРЫСА" calcext:value-type="string">
            <text:p>КРЫСА</text:p>
          </table:table-cell>
          <table:table-cell table:number-columns-repeated="1019"/>
        </table:table-row>
        <table:table-row table:style-name="ro1">
          <table:table-cell table:style-name="ce13" table:formula="of:=IF(LEN([.F27]) &gt; 0; [.F27]; [.E27])" office:value-type="string" office:string-value="ЧИТАТЬ" calcext:value-type="string">
            <text:p>ЧИТАТЬ</text:p>
          </table:table-cell>
          <table:table-cell table:style-name="ce8" table:formula="of:=IFERROR(__xludf.dummyfunction(&quot;upper(googletranslate(A27,$A$1,&quot;&quot;en&quot;&quot;))&quot;);&quot;READ&quot;)" office:value-type="string" office:string-value="READ" calcext:value-type="string">
            <text:p>READ</text:p>
          </table:table-cell>
          <table:table-cell table:style-name="ce2" table:formula="of:=[$keywords.A25]" office:value-type="string" office:string-value="READ" calcext:value-type="string">
            <text:p>READ</text:p>
          </table:table-cell>
          <table:table-cell/>
          <table:table-cell table:style-name="ce2" table:formula="of:=IFERROR(__xludf.dummyfunction(&quot;UPPER(GOOGLETRANSLATE(if(len(D27) &gt; 0, D27, C27),&quot;&quot;en&quot;&quot;,$A$1))&quot;);&quot;ЧИТАТЬ&quot;)" office:value-type="string" office:string-value="ЧИТАТЬ" calcext:value-type="string">
            <text:p>ЧИТАТЬ</text:p>
          </table:table-cell>
          <table:table-cell table:number-columns-repeated="1019"/>
        </table:table-row>
        <table:table-row table:style-name="ro1">
          <table:table-cell table:style-name="ce13" table:formula="of:=IF(LEN([.F28]) &gt; 0; [.F28]; [.E28])" office:value-type="string" office:string-value="ПЕРЕОБОРУДОВАНИЕ" calcext:value-type="string">
            <text:p>ПЕРЕОБОРУДОВАНИЕ</text:p>
          </table:table-cell>
          <table:table-cell table:style-name="ce8" table:formula="of:=IFERROR(__xludf.dummyfunction(&quot;upper(googletranslate(A28,$A$1,&quot;&quot;en&quot;&quot;))&quot;);&quot;RE -EQUIPMENT&quot;)" office:value-type="string" office:string-value="RE -EQUIPMENT" calcext:value-type="string">
            <text:p>RE -EQUIPMENT</text:p>
          </table:table-cell>
          <table:table-cell table:style-name="ce2" table:formula="of:=[$keywords.A26]" office:value-type="string" office:string-value="REM" calcext:value-type="string">
            <text:p>REM</text:p>
          </table:table-cell>
          <table:table-cell/>
          <table:table-cell table:style-name="ce2" table:formula="of:=IFERROR(__xludf.dummyfunction(&quot;UPPER(GOOGLETRANSLATE(if(len(D28) &gt; 0, D28, C28),&quot;&quot;en&quot;&quot;,$A$1))&quot;);&quot;ПЕРЕОБОРУДОВАНИЕ&quot;)" office:value-type="string" office:string-value="ПЕРЕОБОРУДОВАНИЕ" calcext:value-type="string">
            <text:p>ПЕРЕОБОРУДОВАНИЕ</text:p>
          </table:table-cell>
          <table:table-cell table:number-columns-repeated="1019"/>
        </table:table-row>
        <table:table-row table:style-name="ro1">
          <table:table-cell table:style-name="ce13" table:formula="of:=IF(LEN([.F29]) &gt; 0; [.F29]; [.E29])" office:value-type="string" office:string-value="ВОССТАНОВИТЬ" calcext:value-type="string">
            <text:p>ВОССТАНОВИТЬ</text:p>
          </table:table-cell>
          <table:table-cell table:style-name="ce8" table:formula="of:=IFERROR(__xludf.dummyfunction(&quot;upper(googletranslate(A29,$A$1,&quot;&quot;en&quot;&quot;))&quot;);&quot;RESTORE&quot;)" office:value-type="string" office:string-value="RESTORE" calcext:value-type="string">
            <text:p>RESTORE</text:p>
          </table:table-cell>
          <table:table-cell table:style-name="ce2" table:formula="of:=[$keywords.A27]" office:value-type="string" office:string-value="RESTORE" calcext:value-type="string">
            <text:p>RESTORE</text:p>
          </table:table-cell>
          <table:table-cell/>
          <table:table-cell table:style-name="ce2" table:formula="of:=IFERROR(__xludf.dummyfunction(&quot;UPPER(GOOGLETRANSLATE(if(len(D29) &gt; 0, D29, C29),&quot;&quot;en&quot;&quot;,$A$1))&quot;);&quot;ВОССТАНОВИТЬ&quot;)" office:value-type="string" office:string-value="ВОССТАНОВИТЬ" calcext:value-type="string">
            <text:p>ВОССТАНОВИТЬ</text:p>
          </table:table-cell>
          <table:table-cell table:number-columns-repeated="1019"/>
        </table:table-row>
        <table:table-row table:style-name="ro1">
          <table:table-cell table:style-name="ce13" table:formula="of:=IF(LEN([.F30]) &gt; 0; [.F30]; [.E30])" office:value-type="string" office:string-value="ВОЗВРАЩАТЬСЯ" calcext:value-type="string">
            <text:p>ВОЗВРАЩАТЬСЯ</text:p>
          </table:table-cell>
          <table:table-cell table:style-name="ce8" table:formula="of:=IFERROR(__xludf.dummyfunction(&quot;upper(googletranslate(A30,$A$1,&quot;&quot;en&quot;&quot;))&quot;);&quot;COME BACK&quot;)" office:value-type="string" office:string-value="COME BACK" calcext:value-type="string">
            <text:p>COME BACK</text:p>
          </table:table-cell>
          <table:table-cell table:style-name="ce2" table:formula="of:=[$keywords.A28]" office:value-type="string" office:string-value="RETURN" calcext:value-type="string">
            <text:p>RETURN</text:p>
          </table:table-cell>
          <table:table-cell/>
          <table:table-cell table:style-name="ce2" table:formula="of:=IFERROR(__xludf.dummyfunction(&quot;UPPER(GOOGLETRANSLATE(if(len(D30) &gt; 0, D30, C30),&quot;&quot;en&quot;&quot;,$A$1))&quot;);&quot;ВОЗВРАЩАТЬСЯ&quot;)" office:value-type="string" office:string-value="ВОЗВРАЩАТЬСЯ" calcext:value-type="string">
            <text:p>ВОЗВРАЩАТЬСЯ</text:p>
          </table:table-cell>
          <table:table-cell table:number-columns-repeated="1019"/>
        </table:table-row>
        <table:table-row table:style-name="ro1">
          <table:table-cell table:style-name="ce13" table:formula="of:=IF(LEN([.F31]) &gt; 0; [.F31]; [.E31])" office:value-type="string" office:string-value="RND" calcext:value-type="string">
            <text:p>RND</text:p>
          </table:table-cell>
          <table:table-cell table:style-name="ce8" table:formula="of:=IFERROR(__xludf.dummyfunction(&quot;upper(googletranslate(A31,$A$1,&quot;&quot;en&quot;&quot;))&quot;);&quot;RND&quot;)" office:value-type="string" office:string-value="RND" calcext:value-type="string">
            <text:p>RND</text:p>
          </table:table-cell>
          <table:table-cell table:style-name="ce2" table:formula="of:=[$keywords.A29]" office:value-type="string" office:string-value="RND" calcext:value-type="string">
            <text:p>RND</text:p>
          </table:table-cell>
          <table:table-cell/>
          <table:table-cell table:style-name="ce2" table:formula="of:=IFERROR(__xludf.dummyfunction(&quot;UPPER(GOOGLETRANSLATE(if(len(D31) &gt; 0, D31, C31),&quot;&quot;en&quot;&quot;,$A$1))&quot;);&quot;RND&quot;)" office:value-type="string" office:string-value="RND" calcext:value-type="string">
            <text:p>RND</text:p>
          </table:table-cell>
          <table:table-cell table:number-columns-repeated="1019"/>
        </table:table-row>
        <table:table-row table:style-name="ro1">
          <table:table-cell table:style-name="ce13" table:formula="of:=IF(LEN([.F32]) &gt; 0; [.F32]; [.E32])" office:value-type="string" office:string-value="СНОГСШИБАТЕЛЬНЫЙ" calcext:value-type="string">
            <text:p>СНОГСШИБАТЕЛЬНЫЙ</text:p>
          </table:table-cell>
          <table:table-cell table:style-name="ce8" table:formula="of:=IFERROR(__xludf.dummyfunction(&quot;upper(googletranslate(A32,$A$1,&quot;&quot;en&quot;&quot;))&quot;);&quot;STUNNING&quot;)" office:value-type="string" office:string-value="STUNNING" calcext:value-type="string">
            <text:p>STUNNING</text:p>
          </table:table-cell>
          <table:table-cell table:style-name="ce2" table:formula="of:=[$keywords.A30]" office:value-type="string" office:string-value="SGN" calcext:value-type="string">
            <text:p>SGN</text:p>
          </table:table-cell>
          <table:table-cell/>
          <table:table-cell table:style-name="ce2" table:formula="of:=IFERROR(__xludf.dummyfunction(&quot;UPPER(GOOGLETRANSLATE(if(len(D32) &gt; 0, D32, C32),&quot;&quot;en&quot;&quot;,$A$1))&quot;);&quot;СНОГСШИБАТЕЛЬНЫЙ&quot;)" office:value-type="string" office:string-value="СНОГСШИБАТЕЛЬНЫЙ" calcext:value-type="string">
            <text:p>СНОГСШИБАТЕЛЬНЫЙ</text:p>
          </table:table-cell>
          <table:table-cell table:number-columns-repeated="1019"/>
        </table:table-row>
        <table:table-row table:style-name="ro1">
          <table:table-cell table:style-name="ce13" table:formula="of:=IF(LEN([.F33]) &gt; 0; [.F33]; [.E33])" office:value-type="string" office:string-value="ГРЕХ" calcext:value-type="string">
            <text:p>ГРЕХ</text:p>
          </table:table-cell>
          <table:table-cell table:style-name="ce8" table:formula="of:=IFERROR(__xludf.dummyfunction(&quot;upper(googletranslate(A33,$A$1,&quot;&quot;en&quot;&quot;))&quot;);&quot;SIN&quot;)" office:value-type="string" office:string-value="SIN" calcext:value-type="string">
            <text:p>SIN</text:p>
          </table:table-cell>
          <table:table-cell table:style-name="ce2" table:formula="of:=[$keywords.A31]" office:value-type="string" office:string-value="SIN" calcext:value-type="string">
            <text:p>SIN</text:p>
          </table:table-cell>
          <table:table-cell/>
          <table:table-cell table:style-name="ce2" table:formula="of:=IFERROR(__xludf.dummyfunction(&quot;UPPER(GOOGLETRANSLATE(if(len(D33) &gt; 0, D33, C33),&quot;&quot;en&quot;&quot;,$A$1))&quot;);&quot;ГРЕХ&quot;)" office:value-type="string" office:string-value="ГРЕХ" calcext:value-type="string">
            <text:p>ГРЕХ</text:p>
          </table:table-cell>
          <table:table-cell table:number-columns-repeated="1019"/>
        </table:table-row>
        <table:table-row table:style-name="ro1">
          <table:table-cell table:style-name="ce13" table:formula="of:=IF(LEN([.F34]) &gt; 0; [.F34]; [.E34])" office:value-type="string" office:string-value="SQR" calcext:value-type="string">
            <text:p>SQR</text:p>
          </table:table-cell>
          <table:table-cell table:style-name="ce8" table:formula="of:=IFERROR(__xludf.dummyfunction(&quot;upper(googletranslate(A34,$A$1,&quot;&quot;en&quot;&quot;))&quot;);&quot;SQR&quot;)" office:value-type="string" office:string-value="SQR" calcext:value-type="string">
            <text:p>SQR</text:p>
          </table:table-cell>
          <table:table-cell table:style-name="ce2" table:formula="of:=[$keywords.A32]" office:value-type="string" office:string-value="SQR" calcext:value-type="string">
            <text:p>SQR</text:p>
          </table:table-cell>
          <table:table-cell/>
          <table:table-cell table:style-name="ce2" table:formula="of:=IFERROR(__xludf.dummyfunction(&quot;UPPER(GOOGLETRANSLATE(if(len(D34) &gt; 0, D34, C34),&quot;&quot;en&quot;&quot;,$A$1))&quot;);&quot;SQR&quot;)" office:value-type="string" office:string-value="SQR" calcext:value-type="string">
            <text:p>SQR</text:p>
          </table:table-cell>
          <table:table-cell table:number-columns-repeated="1019"/>
        </table:table-row>
        <table:table-row table:style-name="ro1">
          <table:table-cell table:style-name="ce13" table:formula="of:=IF(LEN([.F35]) &gt; 0; [.F35]; [.E35])" office:value-type="string" office:string-value="ШАГ" calcext:value-type="string">
            <text:p>ШАГ</text:p>
          </table:table-cell>
          <table:table-cell table:style-name="ce8" table:formula="of:=IFERROR(__xludf.dummyfunction(&quot;upper(googletranslate(A35,$A$1,&quot;&quot;en&quot;&quot;))&quot;);&quot;STEP&quot;)" office:value-type="string" office:string-value="STEP" calcext:value-type="string">
            <text:p>STEP</text:p>
          </table:table-cell>
          <table:table-cell table:style-name="ce2" table:formula="of:=[$keywords.A33]" office:value-type="string" office:string-value="STEP" calcext:value-type="string">
            <text:p>STEP</text:p>
          </table:table-cell>
          <table:table-cell/>
          <table:table-cell table:style-name="ce2" table:formula="of:=IFERROR(__xludf.dummyfunction(&quot;UPPER(GOOGLETRANSLATE(if(len(D35) &gt; 0, D35, C35),&quot;&quot;en&quot;&quot;,$A$1))&quot;);&quot;ШАГ&quot;)" office:value-type="string" office:string-value="ШАГ" calcext:value-type="string">
            <text:p>ШАГ</text:p>
          </table:table-cell>
          <table:table-cell table:number-columns-repeated="1019"/>
        </table:table-row>
        <table:table-row table:style-name="ro1">
          <table:table-cell table:style-name="ce13" table:formula="of:=IF(LEN([.F36]) &gt; 0; [.F36]; [.E36])" office:value-type="string" office:string-value="ОСТАНАВЛИВАТЬСЯ" calcext:value-type="string">
            <text:p>ОСТАНАВЛИВАТЬСЯ</text:p>
          </table:table-cell>
          <table:table-cell table:style-name="ce8" table:formula="of:=IFERROR(__xludf.dummyfunction(&quot;upper(googletranslate(A36,$A$1,&quot;&quot;en&quot;&quot;))&quot;);&quot;STOP&quot;)" office:value-type="string" office:string-value="STOP" calcext:value-type="string">
            <text:p>STOP</text:p>
          </table:table-cell>
          <table:table-cell table:style-name="ce2" table:formula="of:=[$keywords.A34]" office:value-type="string" office:string-value="STOP" calcext:value-type="string">
            <text:p>STOP</text:p>
          </table:table-cell>
          <table:table-cell/>
          <table:table-cell table:style-name="ce2" table:formula="of:=IFERROR(__xludf.dummyfunction(&quot;UPPER(GOOGLETRANSLATE(if(len(D36) &gt; 0, D36, C36),&quot;&quot;en&quot;&quot;,$A$1))&quot;);&quot;ОСТАНАВЛИВАТЬСЯ&quot;)" office:value-type="string" office:string-value="ОСТАНАВЛИВАТЬСЯ" calcext:value-type="string">
            <text:p>ОСТАНАВЛИВАТЬСЯ</text:p>
          </table:table-cell>
          <table:table-cell table:number-columns-repeated="1019"/>
        </table:table-row>
        <table:table-row table:style-name="ro1">
          <table:table-cell table:style-name="ce13" table:formula="of:=IF(LEN([.F37]) &gt; 0; [.F37]; [.E37])" office:value-type="string" office:string-value="СТР" calcext:value-type="string">
            <text:p>СТР</text:p>
          </table:table-cell>
          <table:table-cell table:style-name="ce8" table:formula="of:=IFERROR(__xludf.dummyfunction(&quot;upper(googletranslate(A37,$A$1,&quot;&quot;en&quot;&quot;))&quot;);&quot;P&quot;)" office:value-type="string" office:string-value="P" calcext:value-type="string">
            <text:p>P</text:p>
          </table:table-cell>
          <table:table-cell table:style-name="ce2" table:formula="of:=[$keywords.A35]" office:value-type="string" office:string-value="STR" calcext:value-type="string">
            <text:p>STR</text:p>
          </table:table-cell>
          <table:table-cell/>
          <table:table-cell table:style-name="ce2" table:formula="of:=IFERROR(__xludf.dummyfunction(&quot;UPPER(GOOGLETRANSLATE(if(len(D37) &gt; 0, D37, C37),&quot;&quot;en&quot;&quot;,$A$1))&quot;);&quot;СТР&quot;)" office:value-type="string" office:string-value="СТР" calcext:value-type="string">
            <text:p>СТР</text:p>
          </table:table-cell>
          <table:table-cell table:number-columns-repeated="1019"/>
        </table:table-row>
        <table:table-row table:style-name="ro1">
          <table:table-cell table:style-name="ce13" table:formula="of:=IF(LEN([.F38]) &gt; 0; [.F38]; [.E38])" office:value-type="string" office:string-value="ЗАГАР" calcext:value-type="string">
            <text:p>ЗАГАР</text:p>
          </table:table-cell>
          <table:table-cell table:style-name="ce8" table:formula="of:=IFERROR(__xludf.dummyfunction(&quot;upper(googletranslate(A38,$A$1,&quot;&quot;en&quot;&quot;))&quot;);&quot;A TAN&quot;)" office:value-type="string" office:string-value="A TAN" calcext:value-type="string">
            <text:p>A TAN</text:p>
          </table:table-cell>
          <table:table-cell table:style-name="ce2" table:formula="of:=[$keywords.A36]" office:value-type="string" office:string-value="TAN" calcext:value-type="string">
            <text:p>TAN</text:p>
          </table:table-cell>
          <table:table-cell/>
          <table:table-cell table:style-name="ce2" table:formula="of:=IFERROR(__xludf.dummyfunction(&quot;UPPER(GOOGLETRANSLATE(if(len(D38) &gt; 0, D38, C38),&quot;&quot;en&quot;&quot;,$A$1))&quot;);&quot;ЗАГАР&quot;)" office:value-type="string" office:string-value="ЗАГАР" calcext:value-type="string">
            <text:p>ЗАГАР</text:p>
          </table:table-cell>
          <table:table-cell table:number-columns-repeated="1019"/>
        </table:table-row>
        <table:table-row table:style-name="ro1">
          <table:table-cell table:style-name="ce13" table:formula="of:=IF(LEN([.F39]) &gt; 0; [.F39]; [.E39])" office:value-type="string" office:string-value="ЗАТЕМ" calcext:value-type="string">
            <text:p>ЗАТЕМ</text:p>
          </table:table-cell>
          <table:table-cell table:style-name="ce8" table:formula="of:=IFERROR(__xludf.dummyfunction(&quot;upper(googletranslate(A39,$A$1,&quot;&quot;en&quot;&quot;))&quot;);&quot;THEN&quot;)" office:value-type="string" office:string-value="THEN" calcext:value-type="string">
            <text:p>THEN</text:p>
          </table:table-cell>
          <table:table-cell table:style-name="ce2" table:formula="of:=[$keywords.A37]" office:value-type="string" office:string-value="THEN" calcext:value-type="string">
            <text:p>THEN</text:p>
          </table:table-cell>
          <table:table-cell/>
          <table:table-cell table:style-name="ce2" table:formula="of:=IFERROR(__xludf.dummyfunction(&quot;UPPER(GOOGLETRANSLATE(if(len(D39) &gt; 0, D39, C39),&quot;&quot;en&quot;&quot;,$A$1))&quot;);&quot;ЗАТЕМ&quot;)" office:value-type="string" office:string-value="ЗАТЕМ" calcext:value-type="string">
            <text:p>ЗАТЕМ</text:p>
          </table:table-cell>
          <table:table-cell table:number-columns-repeated="1019"/>
        </table:table-row>
        <table:table-row table:style-name="ro1">
          <table:table-cell table:style-name="ce13" table:formula="of:=IF(LEN([.F40]) &gt; 0; [.F40]; [.E40])" office:value-type="string" office:string-value="К" calcext:value-type="string">
            <text:p>К</text:p>
          </table:table-cell>
          <table:table-cell table:style-name="ce8" table:formula="of:=IFERROR(__xludf.dummyfunction(&quot;upper(googletranslate(A40,$A$1,&quot;&quot;en&quot;&quot;))&quot;);&quot;TO&quot;)" office:value-type="string" office:string-value="TO" calcext:value-type="string">
            <text:p>TO</text:p>
          </table:table-cell>
          <table:table-cell table:style-name="ce2" table:formula="of:=[$keywords.A38]" office:value-type="string" office:string-value="TO" calcext:value-type="string">
            <text:p>TO</text:p>
          </table:table-cell>
          <table:table-cell/>
          <table:table-cell table:style-name="ce2" table:formula="of:=IFERROR(__xludf.dummyfunction(&quot;UPPER(GOOGLETRANSLATE(if(len(D40) &gt; 0, D40, C40),&quot;&quot;en&quot;&quot;,$A$1))&quot;);&quot;К&quot;)" office:value-type="string" office:string-value="К" calcext:value-type="string">
            <text:p>К</text:p>
          </table:table-cell>
          <table:table-cell table:number-columns-repeated="1019"/>
        </table:table-row>
        <table:table-row table:style-name="ro1">
          <table:table-cell table:style-name="ce5"/>
          <table:table-cell table:style-name="ce8"/>
          <table:table-cell table:number-columns-repeated="1022"/>
        </table:table-row>
        <table:table-row table:style-name="ro1">
          <table:table-cell table:style-name="ce5" table:formula="of:=IF(LEN([.F42]) &gt; 0; [.F42]; [.E42])" office:value-type="string" office:string-value="И НЕТ ЯЗЫКА, НЕ УКАЗАННОГО В КОМАНДНОЙ СТРОКЕ. ВЫХОД." calcext:value-type="string">
            <text:p>И НЕТ ЯЗЫКА, НЕ УКАЗАННОГО В КОМАНДНОЙ СТРОКЕ. ВЫХОД.</text:p>
          </table:table-cell>
          <table:table-cell table:style-name="ce8" table:formula="of:=IFERROR(__xludf.dummyfunction(&quot;upper(googletranslate(A42,$A$1,&quot;&quot;en&quot;&quot;))&quot;);&quot;AND THERE IS NO LANGUAGE THAT IS NOT INDICATED ON THE COMMAND LINE. EXIT.&quot;)" office:value-type="string" office:string-value="AND THERE IS NO LANGUAGE THAT IS NOT INDICATED ON THE COMMAND LINE. EXIT." calcext:value-type="string">
            <text:p>AND THERE IS NO LANGUAGE THAT IS NOT INDICATED ON THE COMMAND LINE. EXIT.</text:p>
          </table:table-cell>
          <table:table-cell table:style-name="ce2" table:formula="of:=[$errors.A1]" office:value-type="string" office:string-value="AND NO LANGUAGE GIVEN ON COMMAND LINE.  EXITING." calcext:value-type="string">
            <text:p>AND NO LANGUAGE GIVEN ON COMMAND LINE. <text:s/>EXITING.</text:p>
          </table:table-cell>
          <table:table-cell/>
          <table:table-cell table:style-name="ce2" table:formula="of:=IFERROR(__xludf.dummyfunction(&quot;UPPER(GOOGLETRANSLATE(if(len(D42) &gt; 0, D42, C42),&quot;&quot;en&quot;&quot;,$A$1))&quot;);&quot;И НЕТ ЯЗЫКА, НЕ УКАЗАННОГО В КОМАНДНОЙ СТРОКЕ. ВЫХОД.&quot;)" office:value-type="string" office:string-value="И НЕТ ЯЗЫКА, НЕ УКАЗАННОГО В КОМАНДНОЙ СТРОКЕ. ВЫХОД." calcext:value-type="string">
            <text:p>И НЕТ ЯЗЫКА, НЕ УКАЗАННОГО В КОМАНДНОЙ СТРОКЕ. ВЫХОД.</text:p>
          </table:table-cell>
          <table:table-cell table:number-columns-repeated="1019"/>
        </table:table-row>
        <table:table-row table:style-name="ro1">
          <table:table-cell table:style-name="ce5" table:formula="of:=IF(LEN([.F43]) &gt; 0; [.F43]; [.E43])" office:value-type="string" office:string-value="МАССИВ УЖЕ ОПРЕДЕЛЕН" calcext:value-type="string">
            <text:p>МАССИВ УЖЕ ОПРЕДЕЛЕН</text:p>
          </table:table-cell>
          <table:table-cell table:style-name="ce8" table:formula="of:=IFERROR(__xludf.dummyfunction(&quot;upper(googletranslate(A43,$A$1,&quot;&quot;en&quot;&quot;))&quot;);&quot;THE ARRAY IS ALREADY DEFINED&quot;)" office:value-type="string" office:string-value="THE ARRAY IS ALREADY DEFINED" calcext:value-type="string">
            <text:p>THE ARRAY IS ALREADY DEFINED</text:p>
          </table:table-cell>
          <table:table-cell table:style-name="ce2" table:formula="of:=[$errors.A2]" office:value-type="string" office:string-value="ARRAY ALREADY DEFINED" calcext:value-type="string">
            <text:p>ARRAY ALREADY DEFINED</text:p>
          </table:table-cell>
          <table:table-cell/>
          <table:table-cell table:style-name="ce2" table:formula="of:=IFERROR(__xludf.dummyfunction(&quot;UPPER(GOOGLETRANSLATE(if(len(D43) &gt; 0, D43, C43),&quot;&quot;en&quot;&quot;,$A$1))&quot;);&quot;МАССИВ УЖЕ ОПРЕДЕЛЕН&quot;)" office:value-type="string" office:string-value="МАССИВ УЖЕ ОПРЕДЕЛЕН" calcext:value-type="string">
            <text:p>МАССИВ УЖЕ ОПРЕДЕЛЕН</text:p>
          </table:table-cell>
          <table:table-cell table:number-columns-repeated="1019"/>
        </table:table-row>
        <table:table-row table:style-name="ro1">
          <table:table-cell table:style-name="ce5" table:formula="of:=IF(LEN([.F44]) &gt; 0; [.F44]; [.E44])" office:value-type="string" office:string-value="МАССИВ ИНДЕКС ЗА ПРЕДЕЛАМИ ГРАНИЦ" calcext:value-type="string">
            <text:p>МАССИВ ИНДЕКС ЗА ПРЕДЕЛАМИ ГРАНИЦ</text:p>
          </table:table-cell>
          <table:table-cell table:style-name="ce8" table:formula="of:=IFERROR(__xludf.dummyfunction(&quot;upper(googletranslate(A44,$A$1,&quot;&quot;en&quot;&quot;))&quot;);&quot;ARRAY INDEX OUTSIDE THE BOUNDARIES&quot;)" office:value-type="string" office:string-value="ARRAY INDEX OUTSIDE THE BOUNDARIES" calcext:value-type="string">
            <text:p>ARRAY INDEX OUTSIDE THE BOUNDARIES</text:p>
          </table:table-cell>
          <table:table-cell table:style-name="ce2" table:formula="of:=[$errors.A3]" office:value-type="string" office:string-value="ARRAY INDEX OUTSIDE OF BOUNDS" calcext:value-type="string">
            <text:p>ARRAY INDEX OUTSIDE OF BOUNDS</text:p>
          </table:table-cell>
          <table:table-cell/>
          <table:table-cell table:style-name="ce2" table:formula="of:=IFERROR(__xludf.dummyfunction(&quot;UPPER(GOOGLETRANSLATE(if(len(D44) &gt; 0, D44, C44),&quot;&quot;en&quot;&quot;,$A$1))&quot;);&quot;МАССИВ ИНДЕКС ЗА ПРЕДЕЛАМИ ГРАНИЦ&quot;)" office:value-type="string" office:string-value="МАССИВ ИНДЕКС ЗА ПРЕДЕЛАМИ ГРАНИЦ" calcext:value-type="string">
            <text:p>МАССИВ ИНДЕКС ЗА ПРЕДЕЛАМИ ГРАНИЦ</text:p>
          </table:table-cell>
          <table:table-cell table:number-columns-repeated="1019"/>
        </table:table-row>
        <table:table-row table:style-name="ro1">
          <table:table-cell table:style-name="ce5" table:formula="of:=IF(LEN([.F45]) &gt; 0; [.F45]; [.E45])" office:value-type="string" office:string-value="НЕ МОЖЕТ ПОЛУЧИТЬ ДОСТУП К КАТАЛОГУ" calcext:value-type="string">
            <text:p>НЕ МОЖЕТ ПОЛУЧИТЬ ДОСТУП К КАТАЛОГУ</text:p>
          </table:table-cell>
          <table:table-cell table:style-name="ce8" table:formula="of:=IFERROR(__xludf.dummyfunction(&quot;upper(googletranslate(A45,$A$1,&quot;&quot;en&quot;&quot;))&quot;);&quot;CANNOT ACCESS THE CATALOG&quot;)" office:value-type="string" office:string-value="CANNOT ACCESS THE CATALOG" calcext:value-type="string">
            <text:p>CANNOT ACCESS THE CATALOG</text:p>
          </table:table-cell>
          <table:table-cell table:style-name="ce2" table:formula="of:=[$errors.A4]" office:value-type="string" office:string-value="CANNOT ACCESS DIRECTORY" calcext:value-type="string">
            <text:p>CANNOT ACCESS DIRECTORY</text:p>
          </table:table-cell>
          <table:table-cell/>
          <table:table-cell table:style-name="ce2" table:formula="of:=IFERROR(__xludf.dummyfunction(&quot;UPPER(GOOGLETRANSLATE(if(len(D45) &gt; 0, D45, C45),&quot;&quot;en&quot;&quot;,$A$1))&quot;);&quot;НЕ МОЖЕТ ПОЛУЧИТЬ ДОСТУП К КАТАЛОГУ&quot;)" office:value-type="string" office:string-value="НЕ МОЖЕТ ПОЛУЧИТЬ ДОСТУП К КАТАЛОГУ" calcext:value-type="string">
            <text:p>НЕ МОЖЕТ ПОЛУЧИТЬ ДОСТУП К КАТАЛОГУ</text:p>
          </table:table-cell>
          <table:table-cell table:number-columns-repeated="1019"/>
        </table:table-row>
        <table:table-row table:style-name="ro1">
          <table:table-cell table:style-name="ce5" table:formula="of:=IF(LEN([.F46]) &gt; 0; [.F46]; [.E46])" office:value-type="string" office:string-value="ВХОД ДАННЫХ В РАЗДЕЛЕ" calcext:value-type="string">
            <text:p>ВХОД ДАННЫХ В РАЗДЕЛЕ</text:p>
          </table:table-cell>
          <table:table-cell table:style-name="ce8" table:formula="of:=IFERROR(__xludf.dummyfunction(&quot;upper(googletranslate(A46,$A$1,&quot;&quot;en&quot;&quot;))&quot;);&quot;DATA INPUT IN THE SECTION&quot;)" office:value-type="string" office:string-value="DATA INPUT IN THE SECTION" calcext:value-type="string">
            <text:p>DATA INPUT IN THE SECTION</text:p>
          </table:table-cell>
          <table:table-cell table:style-name="ce2" table:formula="of:=[$errors.A5]" office:value-type="string" office:string-value="DATA INPUT UNDERFLOW" calcext:value-type="string">
            <text:p>DATA INPUT UNDERFLOW</text:p>
          </table:table-cell>
          <table:table-cell/>
          <table:table-cell table:style-name="ce2" table:formula="of:=IFERROR(__xludf.dummyfunction(&quot;UPPER(GOOGLETRANSLATE(if(len(D46) &gt; 0, D46, C46),&quot;&quot;en&quot;&quot;,$A$1))&quot;);&quot;ВХОД ДАННЫХ В РАЗДЕЛЕ&quot;)" office:value-type="string" office:string-value="ВХОД ДАННЫХ В РАЗДЕЛЕ" calcext:value-type="string">
            <text:p>ВХОД ДАННЫХ В РАЗДЕЛЕ</text:p>
          </table:table-cell>
          <table:table-cell table:number-columns-repeated="1019"/>
        </table:table-row>
        <table:table-row table:style-name="ro1">
          <table:table-cell table:style-name="ce5" table:formula="of:=IF(LEN([.F47]) &gt; 0; [.F47]; [.E47])" office:value-type="string" office:string-value="ДАННЫЕ ЧИТАЮТ НЕДОСТАТОЧНЫЙ ПОТОК" calcext:value-type="string">
            <text:p>ДАННЫЕ ЧИТАЮТ НЕДОСТАТОЧНЫЙ ПОТОК</text:p>
          </table:table-cell>
          <table:table-cell table:style-name="ce8" table:formula="of:=IFERROR(__xludf.dummyfunction(&quot;upper(googletranslate(A47,$A$1,&quot;&quot;en&quot;&quot;))&quot;);&quot;DATA READ INSUFFICIENT FLOW&quot;)" office:value-type="string" office:string-value="DATA READ INSUFFICIENT FLOW" calcext:value-type="string">
            <text:p>DATA READ INSUFFICIENT FLOW</text:p>
          </table:table-cell>
          <table:table-cell table:style-name="ce2" table:formula="of:=[$errors.A6]" office:value-type="string" office:string-value="DATA READ UNDERFLOW" calcext:value-type="string">
            <text:p>DATA READ UNDERFLOW</text:p>
          </table:table-cell>
          <table:table-cell/>
          <table:table-cell table:style-name="ce2" table:formula="of:=IFERROR(__xludf.dummyfunction(&quot;UPPER(GOOGLETRANSLATE(if(len(D47) &gt; 0, D47, C47),&quot;&quot;en&quot;&quot;,$A$1))&quot;);&quot;ДАННЫЕ ЧИТАЮТ НЕДОСТАТОЧНЫЙ ПОТОК&quot;)" office:value-type="string" office:string-value="ДАННЫЕ ЧИТАЮТ НЕДОСТАТОЧНЫЙ ПОТОК" calcext:value-type="string">
            <text:p>ДАННЫЕ ЧИТАЮТ НЕДОСТАТОЧНЫЙ ПОТОК</text:p>
          </table:table-cell>
          <table:table-cell table:number-columns-repeated="1019"/>
        </table:table-row>
        <table:table-row table:style-name="ro1">
          <table:table-cell table:style-name="ce5" table:formula="of:=IF(LEN([.F48]) &gt; 0; [.F48]; [.E48])" office:value-type="string" office:string-value="ЦИКЛ ОПРЕДЕЛЕНИЯ ОБНАРУЖЕНО" calcext:value-type="string">
            <text:p>ЦИКЛ ОПРЕДЕЛЕНИЯ ОБНАРУЖЕНО</text:p>
          </table:table-cell>
          <table:table-cell table:style-name="ce8" table:formula="of:=IFERROR(__xludf.dummyfunction(&quot;upper(googletranslate(A48,$A$1,&quot;&quot;en&quot;&quot;))&quot;);&quot;THE DEFINITION CYCLE HAS BEEN DISCOVERED&quot;)" office:value-type="string" office:string-value="THE DEFINITION CYCLE HAS BEEN DISCOVERED" calcext:value-type="string">
            <text:p>THE DEFINITION CYCLE HAS BEEN DISCOVERED</text:p>
          </table:table-cell>
          <table:table-cell table:style-name="ce2" table:formula="of:=[$errors.A7]" office:value-type="string" office:string-value="DEFINITION CYCLE DISCOVERED" calcext:value-type="string">
            <text:p>DEFINITION CYCLE DISCOVERED</text:p>
          </table:table-cell>
          <table:table-cell/>
          <table:table-cell table:style-name="ce2" table:formula="of:=IFERROR(__xludf.dummyfunction(&quot;UPPER(GOOGLETRANSLATE(if(len(D48) &gt; 0, D48, C48),&quot;&quot;en&quot;&quot;,$A$1))&quot;);&quot;ЦИКЛ ОПРЕДЕЛЕНИЯ ОБНАРУЖЕНО&quot;)" office:value-type="string" office:string-value="ЦИКЛ ОПРЕДЕЛЕНИЯ ОБНАРУЖЕНО" calcext:value-type="string">
            <text:p>ЦИКЛ ОПРЕДЕЛЕНИЯ ОБНАРУЖЕНО</text:p>
          </table:table-cell>
          <table:table-cell table:number-columns-repeated="1019"/>
        </table:table-row>
        <table:table-row table:style-name="ro1">
          <table:table-cell table:style-name="ce5" table:formula="of:=IF(LEN([.F49]) &gt; 0; [.F49]; [.E49])" office:value-type="string" office:string-value="ОШИБКА" calcext:value-type="string">
            <text:p>ОШИБКА</text:p>
          </table:table-cell>
          <table:table-cell table:style-name="ce8" table:formula="of:=IFERROR(__xludf.dummyfunction(&quot;upper(googletranslate(A49,$A$1,&quot;&quot;en&quot;&quot;))&quot;);&quot;ERROR&quot;)" office:value-type="string" office:string-value="ERROR" calcext:value-type="string">
            <text:p>ERROR</text:p>
          </table:table-cell>
          <table:table-cell table:style-name="ce2" table:formula="of:=[$errors.A8]" office:value-type="string" office:string-value="ERROR" calcext:value-type="string">
            <text:p>ERROR</text:p>
          </table:table-cell>
          <table:table-cell/>
          <table:table-cell table:style-name="ce2" table:formula="of:=IFERROR(__xludf.dummyfunction(&quot;UPPER(GOOGLETRANSLATE(if(len(D49) &gt; 0, D49, C49),&quot;&quot;en&quot;&quot;,$A$1))&quot;);&quot;ОШИБКА&quot;)" office:value-type="string" office:string-value="ОШИБКА" calcext:value-type="string">
            <text:p>ОШИБКА</text:p>
          </table:table-cell>
          <table:table-cell table:number-columns-repeated="1019"/>
        </table:table-row>
        <table:table-row table:style-name="ro1">
          <table:table-cell table:style-name="ce5" table:formula="of:=IF(LEN([.F50]) &gt; 0; [.F50]; [.E50])" office:value-type="string" office:string-value="ОТКАЗ" calcext:value-type="string">
            <text:p>ОТКАЗ</text:p>
          </table:table-cell>
          <table:table-cell table:style-name="ce8" table:formula="of:=IFERROR(__xludf.dummyfunction(&quot;upper(googletranslate(A50,$A$1,&quot;&quot;en&quot;&quot;))&quot;);&quot;REFUSAL&quot;)" office:value-type="string" office:string-value="REFUSAL" calcext:value-type="string">
            <text:p>REFUSAL</text:p>
          </table:table-cell>
          <table:table-cell table:style-name="ce2" table:formula="of:=[$errors.A9]" office:value-type="string" office:string-value="FAILURE" calcext:value-type="string">
            <text:p>FAILURE</text:p>
          </table:table-cell>
          <table:table-cell/>
          <table:table-cell table:style-name="ce2" table:formula="of:=IFERROR(__xludf.dummyfunction(&quot;UPPER(GOOGLETRANSLATE(if(len(D50) &gt; 0, D50, C50),&quot;&quot;en&quot;&quot;,$A$1))&quot;);&quot;ОТКАЗ&quot;)" office:value-type="string" office:string-value="ОТКАЗ" calcext:value-type="string">
            <text:p>ОТКАЗ</text:p>
          </table:table-cell>
          <table:table-cell table:number-columns-repeated="1019"/>
        </table:table-row>
        <table:table-row table:style-name="ro1">
          <table:table-cell table:style-name="ce5" table:formula="of:=IF(LEN([.F51]) &gt; 0; [.F51]; [.E51])" office:value-type="string" office:string-value="ДЛЯ ПЕРЕМЕННОЙ УМНОЖЕННОЙ ОПРЕДЕЛЕНИЯ" calcext:value-type="string">
            <text:p>ДЛЯ ПЕРЕМЕННОЙ УМНОЖЕННОЙ ОПРЕДЕЛЕНИЯ</text:p>
          </table:table-cell>
          <table:table-cell table:style-name="ce8" table:formula="of:=IFERROR(__xludf.dummyfunction(&quot;upper(googletranslate(A51,$A$1,&quot;&quot;en&quot;&quot;))&quot;);&quot;FOR A VARIABLE MULTIPLICATED DEFINITION&quot;)" office:value-type="string" office:string-value="FOR A VARIABLE MULTIPLICATED DEFINITION" calcext:value-type="string">
            <text:p>FOR A VARIABLE MULTIPLICATED DEFINITION</text:p>
          </table:table-cell>
          <table:table-cell table:style-name="ce2" table:formula="of:=[$errors.A10]" office:value-type="string" office:string-value="FOR VARIABLE MULTIPLY DEFINED" calcext:value-type="string">
            <text:p>FOR VARIABLE MULTIPLY DEFINED</text:p>
          </table:table-cell>
          <table:table-cell/>
          <table:table-cell table:style-name="ce2" table:formula="of:=IFERROR(__xludf.dummyfunction(&quot;UPPER(GOOGLETRANSLATE(if(len(D51) &gt; 0, D51, C51),&quot;&quot;en&quot;&quot;,$A$1))&quot;);&quot;ДЛЯ ПЕРЕМЕННОЙ УМНОЖЕННОЙ ОПРЕДЕЛЕНИЯ&quot;)" office:value-type="string" office:string-value="ДЛЯ ПЕРЕМЕННОЙ УМНОЖЕННОЙ ОПРЕДЕЛЕНИЯ" calcext:value-type="string">
            <text:p>ДЛЯ ПЕРЕМЕННОЙ УМНОЖЕННОЙ ОПРЕДЕЛЕНИЯ</text:p>
          </table:table-cell>
          <table:table-cell table:number-columns-repeated="1019"/>
        </table:table-row>
        <table:table-row table:style-name="ro1">
          <table:table-cell table:style-name="ce5" table:formula="of:=IF(LEN([.F52]) &gt; 0; [.F52]; [.E52])" office:value-type="string" office:string-value="ОПРЕДЕЛЕНИЕ ФУНКЦИИ УМНОЖЕННОЕ ОПРЕДЕЛЕНО" calcext:value-type="string">
            <text:p>ОПРЕДЕЛЕНИЕ ФУНКЦИИ УМНОЖЕННОЕ ОПРЕДЕЛЕНО</text:p>
          </table:table-cell>
          <table:table-cell table:style-name="ce8" table:formula="of:=IFERROR(__xludf.dummyfunction(&quot;upper(googletranslate(A52,$A$1,&quot;&quot;en&quot;&quot;))&quot;);&quot;DETERMINATION OF THE MULTIFACETED FUNCTION DEFINED&quot;)" office:value-type="string" office:string-value="DETERMINATION OF THE MULTIFACETED FUNCTION DEFINED" calcext:value-type="string">
            <text:p>DETERMINATION OF THE MULTIFACETED FUNCTION DEFINED</text:p>
          </table:table-cell>
          <table:table-cell table:style-name="ce2" table:formula="of:=[$errors.A11]" office:value-type="string" office:string-value="FUNCTION DEFINITION MULTIPLY DEFINED" calcext:value-type="string">
            <text:p>FUNCTION DEFINITION MULTIPLY DEFINED</text:p>
          </table:table-cell>
          <table:table-cell/>
          <table:table-cell table:style-name="ce2" table:formula="of:=IFERROR(__xludf.dummyfunction(&quot;UPPER(GOOGLETRANSLATE(if(len(D52) &gt; 0, D52, C52),&quot;&quot;en&quot;&quot;,$A$1))&quot;);&quot;ОПРЕДЕЛЕНИЕ ФУНКЦИИ УМНОЖЕННОЕ ОПРЕДЕЛЕНО&quot;)" office:value-type="string" office:string-value="ОПРЕДЕЛЕНИЕ ФУНКЦИИ УМНОЖЕННОЕ ОПРЕДЕЛЕНО" calcext:value-type="string">
            <text:p>ОПРЕДЕЛЕНИЕ ФУНКЦИИ УМНОЖЕННОЕ ОПРЕДЕЛЕНО</text:p>
          </table:table-cell>
          <table:table-cell table:number-columns-repeated="1019"/>
        </table:table-row>
        <table:table-row table:style-name="ro1">
          <table:table-cell table:style-name="ce5" table:formula="of:=IF(LEN([.F53]) &gt; 0; [.F53]; [.E53])" office:value-type="string" office:string-value="ОПРЕДЕЛЕНИЕ ФУНКЦИИ НЕСООТВЕТСТВИЕ ПАРАМЕТРОВ" calcext:value-type="string">
            <text:p>ОПРЕДЕЛЕНИЕ ФУНКЦИИ НЕСООТВЕТСТВИЕ ПАРАМЕТРОВ</text:p>
          </table:table-cell>
          <table:table-cell table:style-name="ce8" table:formula="of:=IFERROR(__xludf.dummyfunction(&quot;upper(googletranslate(A53,$A$1,&quot;&quot;en&quot;&quot;))&quot;);&quot;DETERMINATION OF THE FUNCTION OF THE INCONSISTENCY OF PARAMETERS&quot;)" office:value-type="string" office:string-value="DETERMINATION OF THE FUNCTION OF THE INCONSISTENCY OF PARAMETERS" calcext:value-type="string">
            <text:p>DETERMINATION OF THE FUNCTION OF THE INCONSISTENCY OF PARAMETERS</text:p>
          </table:table-cell>
          <table:table-cell table:style-name="ce2" table:formula="of:=[$errors.A12]" office:value-type="string" office:string-value="FUNCTION DEFINITION PARAMETER MISMATCH" calcext:value-type="string">
            <text:p>FUNCTION DEFINITION PARAMETER MISMATCH</text:p>
          </table:table-cell>
          <table:table-cell/>
          <table:table-cell table:style-name="ce2" table:formula="of:=IFERROR(__xludf.dummyfunction(&quot;UPPER(GOOGLETRANSLATE(if(len(D53) &gt; 0, D53, C53),&quot;&quot;en&quot;&quot;,$A$1))&quot;);&quot;ОПРЕДЕЛЕНИЕ ФУНКЦИИ НЕСООТВЕТСТВИЕ ПАРАМЕТРОВ&quot;)" office:value-type="string" office:string-value="ОПРЕДЕЛЕНИЕ ФУНКЦИИ НЕСООТВЕТСТВИЕ ПАРАМЕТРОВ" calcext:value-type="string">
            <text:p>ОПРЕДЕЛЕНИЕ ФУНКЦИИ НЕСООТВЕТСТВИЕ ПАРАМЕТРОВ</text:p>
          </table:table-cell>
          <table:table-cell table:number-columns-repeated="1019"/>
        </table:table-row>
        <table:table-row table:style-name="ro1">
          <table:table-cell table:style-name="ce5" table:formula="of:=IF(LEN([.F54]) &gt; 0; [.F54]; [.E54])" office:value-type="string" office:string-value="ГОСУБ СТЕК ПЕРЕПОЛНЕН" calcext:value-type="string">
            <text:p>ГОСУБ СТЕК ПЕРЕПОЛНЕН</text:p>
          </table:table-cell>
          <table:table-cell table:style-name="ce8" table:formula="of:=IFERROR(__xludf.dummyfunction(&quot;upper(googletranslate(A54,$A$1,&quot;&quot;en&quot;&quot;))&quot;);&quot;SOVETOR IS FULL&quot;)" office:value-type="string" office:string-value="SOVETOR IS FULL" calcext:value-type="string">
            <text:p>SOVETOR IS FULL</text:p>
          </table:table-cell>
          <table:table-cell table:style-name="ce2" table:formula="of:=[$errors.A13]" office:value-type="string" office:string-value="GOSUB STACK OVERFLOW" calcext:value-type="string">
            <text:p>GOSUB STACK OVERFLOW</text:p>
          </table:table-cell>
          <table:table-cell/>
          <table:table-cell table:style-name="ce2" table:formula="of:=IFERROR(__xludf.dummyfunction(&quot;UPPER(GOOGLETRANSLATE(if(len(D54) &gt; 0, D54, C54),&quot;&quot;en&quot;&quot;,$A$1))&quot;);&quot;ГОСУБ СТЕК ПЕРЕПОЛНЕН&quot;)" office:value-type="string" office:string-value="ГОСУБ СТЕК ПЕРЕПОЛНЕН" calcext:value-type="string">
            <text:p>ГОСУБ СТЕК ПЕРЕПОЛНЕН</text:p>
          </table:table-cell>
          <table:table-cell table:number-columns-repeated="1019"/>
        </table:table-row>
        <table:table-row table:style-name="ro1">
          <table:table-cell table:style-name="ce5" table:formula="of:=IF(LEN([.F55]) &gt; 0; [.F55]; [.E55])" office:value-type="string" office:string-value="GOSUB STACK HOONFLOW" calcext:value-type="string">
            <text:p>GOSUB STACK HOONFLOW</text:p>
          </table:table-cell>
          <table:table-cell table:style-name="ce8" table:formula="of:=IFERROR(__xludf.dummyfunction(&quot;upper(googletranslate(A55,$A$1,&quot;&quot;en&quot;&quot;))&quot;);&quot;GOSUB STACK HOONFLOW&quot;)" office:value-type="string" office:string-value="GOSUB STACK HOONFLOW" calcext:value-type="string">
            <text:p>GOSUB STACK HOONFLOW</text:p>
          </table:table-cell>
          <table:table-cell table:style-name="ce2" table:formula="of:=[$errors.A14]" office:value-type="string" office:string-value="GOSUB STACK UNDERFLOW" calcext:value-type="string">
            <text:p>GOSUB STACK UNDERFLOW</text:p>
          </table:table-cell>
          <table:table-cell/>
          <table:table-cell table:style-name="ce2" table:formula="of:=IFERROR(__xludf.dummyfunction(&quot;UPPER(GOOGLETRANSLATE(if(len(D55) &gt; 0, D55, C55),&quot;&quot;en&quot;&quot;,$A$1))&quot;);&quot;GOSUB STACK HOONFLOW&quot;)" office:value-type="string" office:string-value="GOSUB STACK HOONFLOW" calcext:value-type="string">
            <text:p>GOSUB STACK HOONFLOW</text:p>
          </table:table-cell>
          <table:table-cell table:number-columns-repeated="1019"/>
        </table:table-row>
        <table:table-row table:style-name="ro1">
          <table:table-cell table:style-name="ce5" table:formula="of:=IF(LEN([.F56]) &gt; 0; [.F56]; [.E56])" office:value-type="string" office:string-value="УКАЗАТЕЛЬ" calcext:value-type="string">
            <text:p>УКАЗАТЕЛЬ</text:p>
          </table:table-cell>
          <table:table-cell table:style-name="ce8" table:formula="of:=IFERROR(__xludf.dummyfunction(&quot;upper(googletranslate(A56,$A$1,&quot;&quot;en&quot;&quot;))&quot;);&quot;POINTER&quot;)" office:value-type="string" office:string-value="POINTER" calcext:value-type="string">
            <text:p>POINTER</text:p>
          </table:table-cell>
          <table:table-cell table:style-name="ce2" table:formula="of:=[$errors.A15]" office:value-type="string" office:string-value="INDEX OUT OF RANGE" calcext:value-type="string">
            <text:p>INDEX OUT OF RANGE</text:p>
          </table:table-cell>
          <table:table-cell/>
          <table:table-cell table:style-name="ce2" table:formula="of:=IFERROR(__xludf.dummyfunction(&quot;UPPER(GOOGLETRANSLATE(if(len(D56) &gt; 0, D56, C56),&quot;&quot;en&quot;&quot;,$A$1))&quot;);&quot;УКАЗАТЕЛЬ&quot;)" office:value-type="string" office:string-value="УКАЗАТЕЛЬ" calcext:value-type="string">
            <text:p>УКАЗАТЕЛЬ</text:p>
          </table:table-cell>
          <table:table-cell table:number-columns-repeated="1019"/>
        </table:table-row>
        <table:table-row table:style-name="ro1">
          <table:table-cell table:style-name="ce5" table:formula="of:=IF(LEN([.F57]) &gt; 0; [.F57]; [.E57])" office:value-type="string" office:string-value="МЕТКА УЖЕ ОПРЕДЕЛЕН" calcext:value-type="string">
            <text:p>МЕТКА УЖЕ ОПРЕДЕЛЕН</text:p>
          </table:table-cell>
          <table:table-cell table:style-name="ce8" table:formula="of:=IFERROR(__xludf.dummyfunction(&quot;upper(googletranslate(A57,$A$1,&quot;&quot;en&quot;&quot;))&quot;);&quot;THE MARK IS ALREADY DEFINED&quot;)" office:value-type="string" office:string-value="THE MARK IS ALREADY DEFINED" calcext:value-type="string">
            <text:p>THE MARK IS ALREADY DEFINED</text:p>
          </table:table-cell>
          <table:table-cell table:style-name="ce2" table:formula="of:=[$errors.A16]" office:value-type="string" office:string-value="LABEL ALREADY DEFINED" calcext:value-type="string">
            <text:p>LABEL ALREADY DEFINED</text:p>
          </table:table-cell>
          <table:table-cell/>
          <table:table-cell table:style-name="ce2" table:formula="of:=IFERROR(__xludf.dummyfunction(&quot;UPPER(GOOGLETRANSLATE(if(len(D57) &gt; 0, D57, C57),&quot;&quot;en&quot;&quot;,$A$1))&quot;);&quot;МЕТКА УЖЕ ОПРЕДЕЛЕН&quot;)" office:value-type="string" office:string-value="МЕТКА УЖЕ ОПРЕДЕЛЕН" calcext:value-type="string">
            <text:p>МЕТКА УЖЕ ОПРЕДЕЛЕН</text:p>
          </table:table-cell>
          <table:table-cell table:number-columns-repeated="1019"/>
        </table:table-row>
        <table:table-row table:style-name="ro1">
          <table:table-cell table:style-name="ce5" table:formula="of:=IF(LEN([.F58]) &gt; 0; [.F58]; [.E58])" office:value-type="string" office:string-value="НЕСООТВЕТСТВИЕ ЛЕВОЙ / ПРАВОЙ ОПЕРАЦИИ" calcext:value-type="string">
            <text:p>НЕСООТВЕТСТВИЕ ЛЕВОЙ / ПРАВОЙ ОПЕРАЦИИ</text:p>
          </table:table-cell>
          <table:table-cell table:style-name="ce8" table:formula="of:=IFERROR(__xludf.dummyfunction(&quot;upper(googletranslate(A58,$A$1,&quot;&quot;en&quot;&quot;))&quot;);&quot;NON -COMPLIANCE WITH THE LEFT / RIGHT OPERATION&quot;)" office:value-type="string" office:string-value="NON -COMPLIANCE WITH THE LEFT / RIGHT OPERATION" calcext:value-type="string">
            <text:p>NON -COMPLIANCE WITH THE LEFT / RIGHT OPERATION</text:p>
          </table:table-cell>
          <table:table-cell table:style-name="ce2" table:formula="of:=[$errors.A17]" office:value-type="string" office:string-value="LEFT / RIGHT OPERATION MISMATCH" calcext:value-type="string">
            <text:p>LEFT / RIGHT OPERATION MISMATCH</text:p>
          </table:table-cell>
          <table:table-cell/>
          <table:table-cell table:style-name="ce2" table:formula="of:=IFERROR(__xludf.dummyfunction(&quot;UPPER(GOOGLETRANSLATE(if(len(D58) &gt; 0, D58, C58),&quot;&quot;en&quot;&quot;,$A$1))&quot;);&quot;НЕСООТВЕТСТВИЕ ЛЕВОЙ / ПРАВОЙ ОПЕРАЦИИ&quot;)" office:value-type="string" office:string-value="НЕСООТВЕТСТВИЕ ЛЕВОЙ / ПРАВОЙ ОПЕРАЦИИ" calcext:value-type="string">
            <text:p>НЕСООТВЕТСТВИЕ ЛЕВОЙ / ПРАВОЙ ОПЕРАЦИИ</text:p>
          </table:table-cell>
          <table:table-cell table:number-columns-repeated="1019"/>
        </table:table-row>
        <table:table-row table:style-name="ro1">
          <table:table-cell table:style-name="ce5" table:formula="of:=IF(LEN([.F59]) &gt; 0; [.F59]; [.E59])" office:value-type="string" office:string-value="ОТРИЦАТЕЛЬНЫЙ ИНДЕКС" calcext:value-type="string">
            <text:p>ОТРИЦАТЕЛЬНЫЙ ИНДЕКС</text:p>
          </table:table-cell>
          <table:table-cell table:style-name="ce8" table:formula="of:=IFERROR(__xludf.dummyfunction(&quot;upper(googletranslate(A59,$A$1,&quot;&quot;en&quot;&quot;))&quot;);&quot;NEGATIVE INDEX&quot;)" office:value-type="string" office:string-value="NEGATIVE INDEX" calcext:value-type="string">
            <text:p>NEGATIVE INDEX</text:p>
          </table:table-cell>
          <table:table-cell table:style-name="ce2" table:formula="of:=[$errors.A18]" office:value-type="string" office:string-value="NEGATIVE INDEX" calcext:value-type="string">
            <text:p>NEGATIVE INDEX</text:p>
          </table:table-cell>
          <table:table-cell/>
          <table:table-cell table:style-name="ce2" table:formula="of:=IFERROR(__xludf.dummyfunction(&quot;UPPER(GOOGLETRANSLATE(if(len(D59) &gt; 0, D59, C59),&quot;&quot;en&quot;&quot;,$A$1))&quot;);&quot;ОТРИЦАТЕЛЬНЫЙ ИНДЕКС&quot;)" office:value-type="string" office:string-value="ОТРИЦАТЕЛЬНЫЙ ИНДЕКС" calcext:value-type="string">
            <text:p>ОТРИЦАТЕЛЬНЫЙ ИНДЕКС</text:p>
          </table:table-cell>
          <table:table-cell table:number-columns-repeated="1019"/>
        </table:table-row>
        <table:table-row table:style-name="ro1">
          <table:table-cell table:style-name="ce5" table:formula="of:=IF(LEN([.F60]) &gt; 0; [.F60]; [.E60])" office:value-type="string" office:string-value="ДАЛЕЕ ДЛЯ ПЕТЛИ С ПЕРЕМЕННОЙ СТРОКИ" calcext:value-type="string">
            <text:p>ДАЛЕЕ ДЛЯ ПЕТЛИ С ПЕРЕМЕННОЙ СТРОКИ</text:p>
          </table:table-cell>
          <table:table-cell table:style-name="ce8" table:formula="of:=IFERROR(__xludf.dummyfunction(&quot;upper(googletranslate(A60,$A$1,&quot;&quot;en&quot;&quot;))&quot;);&quot;FURTHER FOR A LOOP FROM A VARIABLE LINE&quot;)" office:value-type="string" office:string-value="FURTHER FOR A LOOP FROM A VARIABLE LINE" calcext:value-type="string">
            <text:p>FURTHER FOR A LOOP FROM A VARIABLE LINE</text:p>
          </table:table-cell>
          <table:table-cell table:style-name="ce2" table:formula="of:=[$errors.A19]" office:value-type="string" office:string-value="NEXT ON FOR LOOP WITH STRING VARIABLE" calcext:value-type="string">
            <text:p>NEXT ON FOR LOOP WITH STRING VARIABLE</text:p>
          </table:table-cell>
          <table:table-cell/>
          <table:table-cell table:style-name="ce2" table:formula="of:=IFERROR(__xludf.dummyfunction(&quot;UPPER(GOOGLETRANSLATE(if(len(D60) &gt; 0, D60, C60),&quot;&quot;en&quot;&quot;,$A$1))&quot;);&quot;ДАЛЕЕ ДЛЯ ПЕТЛИ С ПЕРЕМЕННОЙ СТРОКИ&quot;)" office:value-type="string" office:string-value="ДАЛЕЕ ДЛЯ ПЕТЛИ С ПЕРЕМЕННОЙ СТРОКИ" calcext:value-type="string">
            <text:p>ДАЛЕЕ ДЛЯ ПЕТЛИ С ПЕРЕМЕННОЙ СТРОКИ</text:p>
          </table:table-cell>
          <table:table-cell table:number-columns-repeated="1019"/>
        </table:table-row>
        <table:table-row table:style-name="ro1">
          <table:table-cell table:style-name="ce5" table:formula="of:=IF(LEN([.F61]) &gt; 0; [.F61]; [.E61])" office:value-type="string" office:string-value="ОПЕРАНД НЕСООТВЕТСТВИЕ" calcext:value-type="string">
            <text:p>ОПЕРАНД НЕСООТВЕТСТВИЕ</text:p>
          </table:table-cell>
          <table:table-cell table:style-name="ce8" table:formula="of:=IFERROR(__xludf.dummyfunction(&quot;upper(googletranslate(A61,$A$1,&quot;&quot;en&quot;&quot;))&quot;);&quot;OPERAND IS DISCREPANCY&quot;)" office:value-type="string" office:string-value="OPERAND IS DISCREPANCY" calcext:value-type="string">
            <text:p>OPERAND IS DISCREPANCY</text:p>
          </table:table-cell>
          <table:table-cell table:style-name="ce2" table:formula="of:=[$errors.A20]" office:value-type="string" office:string-value="OPERAND MISMATCH" calcext:value-type="string">
            <text:p>OPERAND MISMATCH</text:p>
          </table:table-cell>
          <table:table-cell/>
          <table:table-cell table:style-name="ce2" table:formula="of:=IFERROR(__xludf.dummyfunction(&quot;UPPER(GOOGLETRANSLATE(if(len(D61) &gt; 0, D61, C61),&quot;&quot;en&quot;&quot;,$A$1))&quot;);&quot;ОПЕРАНД НЕСООТВЕТСТВИЕ&quot;)" office:value-type="string" office:string-value="ОПЕРАНД НЕСООТВЕТСТВИЕ" calcext:value-type="string">
            <text:p>ОПЕРАНД НЕСООТВЕТСТВИЕ</text:p>
          </table:table-cell>
          <table:table-cell table:number-columns-repeated="1019"/>
        </table:table-row>
        <table:table-row table:style-name="ro1">
          <table:table-cell table:style-name="ce5" table:formula="of:=IF(LEN([.F62]) &gt; 0; [.F62]; [.E62])" office:value-type="string" office:string-value="ВАРИАНТ ТРЕБУЕТ ЯЗЫКА" calcext:value-type="string">
            <text:p>ВАРИАНТ ТРЕБУЕТ ЯЗЫКА</text:p>
          </table:table-cell>
          <table:table-cell table:style-name="ce8" table:formula="of:=IFERROR(__xludf.dummyfunction(&quot;upper(googletranslate(A62,$A$1,&quot;&quot;en&quot;&quot;))&quot;);&quot;THE OPTION REQUIRES A LANGUAGE&quot;)" office:value-type="string" office:string-value="THE OPTION REQUIRES A LANGUAGE" calcext:value-type="string">
            <text:p>THE OPTION REQUIRES A LANGUAGE</text:p>
          </table:table-cell>
          <table:table-cell table:style-name="ce2" table:formula="of:=[$errors.A21]" office:value-type="string" office:string-value="OPTION REQUIRES A LANGUAGE" calcext:value-type="string">
            <text:p>OPTION REQUIRES A LANGUAGE</text:p>
          </table:table-cell>
          <table:table-cell/>
          <table:table-cell table:style-name="ce2" table:formula="of:=IFERROR(__xludf.dummyfunction(&quot;UPPER(GOOGLETRANSLATE(if(len(D62) &gt; 0, D62, C62),&quot;&quot;en&quot;&quot;,$A$1))&quot;);&quot;ВАРИАНТ ТРЕБУЕТ ЯЗЫКА&quot;)" office:value-type="string" office:string-value="ВАРИАНТ ТРЕБУЕТ ЯЗЫКА" calcext:value-type="string">
            <text:p>ВАРИАНТ ТРЕБУЕТ ЯЗЫКА</text:p>
          </table:table-cell>
          <table:table-cell table:number-columns-repeated="1019"/>
        </table:table-row>
        <table:table-row table:style-name="ro1">
          <table:table-cell table:style-name="ce5" table:formula="of:=IF(LEN([.F63]) &gt; 0; [.F63]; [.E63])" office:value-type="string" office:string-value="ПОЖАЛУЙСТА, ПРОВЕРЬТЕ НАСТРОЙКИ ЯЗЫКА ИЛИ ПЕРЕМЕННУЮ СРЕДЫ" calcext:value-type="string">
            <text:p>ПОЖАЛУЙСТА, ПРОВЕРЬТЕ НАСТРОЙКИ ЯЗЫКА ИЛИ ПЕРЕМЕННУЮ СРЕДЫ</text:p>
          </table:table-cell>
          <table:table-cell table:style-name="ce8" table:formula="of:=IFERROR(__xludf.dummyfunction(&quot;upper(googletranslate(A63,$A$1,&quot;&quot;en&quot;&quot;))&quot;);&quot;PLEASE CHECK THE LANGUAGE SETTINGS OR ENVIRONMENTAL VARIABLE&quot;)" office:value-type="string" office:string-value="PLEASE CHECK THE LANGUAGE SETTINGS OR ENVIRONMENTAL VARIABLE" calcext:value-type="string">
            <text:p>PLEASE CHECK THE LANGUAGE SETTINGS OR ENVIRONMENTAL VARIABLE</text:p>
          </table:table-cell>
          <table:table-cell table:style-name="ce2" table:formula="of:=[$errors.A22]" office:value-type="string" office:string-value="PLEASE CHECK LANGUAGE SETTINGS OR ENVIRONMENT VARIABLE" calcext:value-type="string">
            <text:p>PLEASE CHECK LANGUAGE SETTINGS OR ENVIRONMENT VARIABLE</text:p>
          </table:table-cell>
          <table:table-cell/>
          <table:table-cell table:style-name="ce2" table:formula="of:=IFERROR(__xludf.dummyfunction(&quot;UPPER(GOOGLETRANSLATE(if(len(D63) &gt; 0, D63, C63),&quot;&quot;en&quot;&quot;,$A$1))&quot;);&quot;ПОЖАЛУЙСТА, ПРОВЕРЬТЕ НАСТРОЙКИ ЯЗЫКА ИЛИ ПЕРЕМЕННУЮ СРЕДЫ&quot;)" office:value-type="string" office:string-value="ПОЖАЛУЙСТА, ПРОВЕРЬТЕ НАСТРОЙКИ ЯЗЫКА ИЛИ ПЕРЕМЕННУЮ СРЕДЫ" calcext:value-type="string">
            <text:p>ПОЖАЛУЙСТА, ПРОВЕРЬТЕ НАСТРОЙКИ ЯЗЫКА ИЛИ ПЕРЕМЕННУЮ СРЕДЫ</text:p>
          </table:table-cell>
          <table:table-cell table:number-columns-repeated="1019"/>
        </table:table-row>
        <table:table-row table:style-name="ro1">
          <table:table-cell table:style-name="ce5" table:formula="of:=IF(LEN([.F64]) &gt; 0; [.F64]; [.E64])" office:value-type="string" office:string-value="ОШИБКА МАТЕМАТИЧЕСКОЙ ЛОГИКИ СТРОКИ" calcext:value-type="string">
            <text:p>ОШИБКА МАТЕМАТИЧЕСКОЙ ЛОГИКИ СТРОКИ</text:p>
          </table:table-cell>
          <table:table-cell table:style-name="ce8" table:formula="of:=IFERROR(__xludf.dummyfunction(&quot;upper(googletranslate(A64,$A$1,&quot;&quot;en&quot;&quot;))&quot;);&quot;MUGGLE OF MATHEMATICAL LOGIC OF THE LINE&quot;)" office:value-type="string" office:string-value="MUGGLE OF MATHEMATICAL LOGIC OF THE LINE" calcext:value-type="string">
            <text:p>MUGGLE OF MATHEMATICAL LOGIC OF THE LINE</text:p>
          </table:table-cell>
          <table:table-cell table:style-name="ce2" table:formula="of:=[$errors.A23]" office:value-type="string" office:string-value="STRING MATH LOGIC ERROR" calcext:value-type="string">
            <text:p>STRING MATH LOGIC ERROR</text:p>
          </table:table-cell>
          <table:table-cell/>
          <table:table-cell table:style-name="ce2" table:formula="of:=IFERROR(__xludf.dummyfunction(&quot;UPPER(GOOGLETRANSLATE(if(len(D64) &gt; 0, D64, C64),&quot;&quot;en&quot;&quot;,$A$1))&quot;);&quot;ОШИБКА МАТЕМАТИЧЕСКОЙ ЛОГИКИ СТРОКИ&quot;)" office:value-type="string" office:string-value="ОШИБКА МАТЕМАТИЧЕСКОЙ ЛОГИКИ СТРОКИ" calcext:value-type="string">
            <text:p>ОШИБКА МАТЕМАТИЧЕСКОЙ ЛОГИКИ СТРОКИ</text:p>
          </table:table-cell>
          <table:table-cell table:number-columns-repeated="1019"/>
        </table:table-row>
        <table:table-row table:style-name="ro1">
          <table:table-cell table:style-name="ce5" table:formula="of:=IF(LEN([.F65]) &gt; 0; [.F65]; [.E65])" office:value-type="string" office:string-value="ОШИБКА СИНТАКСИСА" calcext:value-type="string">
            <text:p>ОШИБКА СИНТАКСИСА</text:p>
          </table:table-cell>
          <table:table-cell table:style-name="ce8" table:formula="of:=IFERROR(__xludf.dummyfunction(&quot;upper(googletranslate(A65,$A$1,&quot;&quot;en&quot;&quot;))&quot;);&quot;SYNTAX ERROR&quot;)" office:value-type="string" office:string-value="SYNTAX ERROR" calcext:value-type="string">
            <text:p>SYNTAX ERROR</text:p>
          </table:table-cell>
          <table:table-cell table:style-name="ce2" table:formula="of:=[$errors.A24]" office:value-type="string" office:string-value="SYNTAX ERROR" calcext:value-type="string">
            <text:p>SYNTAX ERROR</text:p>
          </table:table-cell>
          <table:table-cell/>
          <table:table-cell table:style-name="ce2" table:formula="of:=IFERROR(__xludf.dummyfunction(&quot;UPPER(GOOGLETRANSLATE(if(len(D65) &gt; 0, D65, C65),&quot;&quot;en&quot;&quot;,$A$1))&quot;);&quot;ОШИБКА СИНТАКСИСА&quot;)" office:value-type="string" office:string-value="ОШИБКА СИНТАКСИСА" calcext:value-type="string">
            <text:p>ОШИБКА СИНТАКСИСА</text:p>
          </table:table-cell>
          <table:table-cell table:number-columns-repeated="1019"/>
        </table:table-row>
        <table:table-row table:style-name="ro1">
          <table:table-cell table:style-name="ce5" table:formula="of:=IF(LEN([.F66]) &gt; 0; [.F66]; [.E66])" office:value-type="string" office:string-value="НЕВОЗМОЖНО ОТКРЫТЬ ФАЙЛ" calcext:value-type="string">
            <text:p>НЕВОЗМОЖНО ОТКРЫТЬ ФАЙЛ</text:p>
          </table:table-cell>
          <table:table-cell table:style-name="ce8" table:formula="of:=IFERROR(__xludf.dummyfunction(&quot;upper(googletranslate(A66,$A$1,&quot;&quot;en&quot;&quot;))&quot;);&quot;IT IS IMPOSSIBLE TO OPEN THE FILE&quot;)" office:value-type="string" office:string-value="IT IS IMPOSSIBLE TO OPEN THE FILE" calcext:value-type="string">
            <text:p>IT IS IMPOSSIBLE TO OPEN THE FILE</text:p>
          </table:table-cell>
          <table:table-cell table:style-name="ce2" table:formula="of:=[$errors.A25]" office:value-type="string" office:string-value="UNABLE TO OPEN FILE" calcext:value-type="string">
            <text:p>UNABLE TO OPEN FILE</text:p>
          </table:table-cell>
          <table:table-cell/>
          <table:table-cell table:style-name="ce2" table:formula="of:=IFERROR(__xludf.dummyfunction(&quot;UPPER(GOOGLETRANSLATE(if(len(D66) &gt; 0, D66, C66),&quot;&quot;en&quot;&quot;,$A$1))&quot;);&quot;НЕВОЗМОЖНО ОТКРЫТЬ ФАЙЛ&quot;)" office:value-type="string" office:string-value="НЕВОЗМОЖНО ОТКРЫТЬ ФАЙЛ" calcext:value-type="string">
            <text:p>НЕВОЗМОЖНО ОТКРЫТЬ ФАЙЛ</text:p>
          </table:table-cell>
          <table:table-cell table:number-columns-repeated="1019"/>
        </table:table-row>
        <table:table-row table:style-name="ro1">
          <table:table-cell table:style-name="ce5" table:formula="of:=IF(LEN([.F67]) &gt; 0; [.F67]; [.E67])" office:value-type="string" office:string-value="НЕВОЗМОЖНО ОТКРЫТЬ ДЛЯ ОТКРЫТИЯ ФАЙЛА ДЛЯ ЧТЕНИЯ" calcext:value-type="string">
            <text:p>НЕВОЗМОЖНО ОТКРЫТЬ ДЛЯ ОТКРЫТИЯ ФАЙЛА ДЛЯ ЧТЕНИЯ</text:p>
          </table:table-cell>
          <table:table-cell table:style-name="ce8" table:formula="of:=IFERROR(__xludf.dummyfunction(&quot;upper(googletranslate(A67,$A$1,&quot;&quot;en&quot;&quot;))&quot;);&quot;IT IS IMPOSSIBLE TO OPEN TO OPEN A FILE FOR READING&quot;)" office:value-type="string" office:string-value="IT IS IMPOSSIBLE TO OPEN TO OPEN A FILE FOR READING" calcext:value-type="string">
            <text:p>IT IS IMPOSSIBLE TO OPEN TO OPEN A FILE FOR READING</text:p>
          </table:table-cell>
          <table:table-cell table:style-name="ce2" table:formula="of:=[$errors.A26]" office:value-type="string" office:string-value="UNABLE TO OPEN TO OPEN FILE FOR READING" calcext:value-type="string">
            <text:p>UNABLE TO OPEN TO OPEN FILE FOR READING</text:p>
          </table:table-cell>
          <table:table-cell/>
          <table:table-cell table:style-name="ce2" table:formula="of:=IFERROR(__xludf.dummyfunction(&quot;UPPER(GOOGLETRANSLATE(if(len(D67) &gt; 0, D67, C67),&quot;&quot;en&quot;&quot;,$A$1))&quot;);&quot;НЕВОЗМОЖНО ОТКРЫТЬ ДЛЯ ОТКРЫТИЯ ФАЙЛА ДЛЯ ЧТЕНИЯ&quot;)" office:value-type="string" office:string-value="НЕВОЗМОЖНО ОТКРЫТЬ ДЛЯ ОТКРЫТИЯ ФАЙЛА ДЛЯ ЧТЕНИЯ" calcext:value-type="string">
            <text:p>НЕВОЗМОЖНО ОТКРЫТЬ ДЛЯ ОТКРЫТИЯ ФАЙЛА ДЛЯ ЧТЕНИЯ</text:p>
          </table:table-cell>
          <table:table-cell table:number-columns-repeated="1019"/>
        </table:table-row>
        <table:table-row table:style-name="ro1">
          <table:table-cell table:style-name="ce5" table:formula="of:=IF(LEN([.F68]) &gt; 0; [.F68]; [.E68])" office:value-type="string" office:string-value="НЕОПРЕДЕЛЕННАЯ ЭТИКЕТКА" calcext:value-type="string">
            <text:p>НЕОПРЕДЕЛЕННАЯ ЭТИКЕТКА</text:p>
          </table:table-cell>
          <table:table-cell table:style-name="ce8" table:formula="of:=IFERROR(__xludf.dummyfunction(&quot;upper(googletranslate(A68,$A$1,&quot;&quot;en&quot;&quot;))&quot;);&quot;UNCERTAIN LABEL&quot;)" office:value-type="string" office:string-value="UNCERTAIN LABEL" calcext:value-type="string">
            <text:p>UNCERTAIN LABEL</text:p>
          </table:table-cell>
          <table:table-cell table:style-name="ce2" table:formula="of:=[$errors.A27]" office:value-type="string" office:string-value="UNDEFINED LABEL" calcext:value-type="string">
            <text:p>UNDEFINED LABEL</text:p>
          </table:table-cell>
          <table:table-cell/>
          <table:table-cell table:style-name="ce2" table:formula="of:=IFERROR(__xludf.dummyfunction(&quot;UPPER(GOOGLETRANSLATE(if(len(D68) &gt; 0, D68, C68),&quot;&quot;en&quot;&quot;,$A$1))&quot;);&quot;НЕОПРЕДЕЛЕННАЯ ЭТИКЕТКА&quot;)" office:value-type="string" office:string-value="НЕОПРЕДЕЛЕННАЯ ЭТИКЕТКА" calcext:value-type="string">
            <text:p>НЕОПРЕДЕЛЕННАЯ ЭТИКЕТКА</text:p>
          </table:table-cell>
          <table:table-cell table:number-columns-repeated="1019"/>
        </table:table-row>
        <table:table-row table:style-name="ro1">
          <table:table-cell table:style-name="ce5" table:formula="of:=IF(LEN([.F69]) &gt; 0; [.F69]; [.E69])" office:value-type="string" office:string-value="НЕУПОМЯНУТАЯ ОПЕРАЦИЯ" calcext:value-type="string">
            <text:p>НЕУПОМЯНУТАЯ ОПЕРАЦИЯ</text:p>
          </table:table-cell>
          <table:table-cell table:style-name="ce8" table:formula="of:=IFERROR(__xludf.dummyfunction(&quot;upper(googletranslate(A69,$A$1,&quot;&quot;en&quot;&quot;))&quot;);&quot;UNSUITABLE OPERATION&quot;)" office:value-type="string" office:string-value="UNSUITABLE OPERATION" calcext:value-type="string">
            <text:p>UNSUITABLE OPERATION</text:p>
          </table:table-cell>
          <table:table-cell table:style-name="ce2" table:formula="of:=[$errors.A28]" office:value-type="string" office:string-value="UNHANDLED OPERATION" calcext:value-type="string">
            <text:p>UNHANDLED OPERATION</text:p>
          </table:table-cell>
          <table:table-cell/>
          <table:table-cell table:style-name="ce2" table:formula="of:=IFERROR(__xludf.dummyfunction(&quot;UPPER(GOOGLETRANSLATE(if(len(D69) &gt; 0, D69, C69),&quot;&quot;en&quot;&quot;,$A$1))&quot;);&quot;НЕУПОМЯНУТАЯ ОПЕРАЦИЯ&quot;)" office:value-type="string" office:string-value="НЕУПОМЯНУТАЯ ОПЕРАЦИЯ" calcext:value-type="string">
            <text:p>НЕУПОМЯНУТАЯ ОПЕРАЦИЯ</text:p>
          </table:table-cell>
          <table:table-cell table:number-columns-repeated="1019"/>
        </table:table-row>
        <table:table-row table:style-name="ro1">
          <table:table-cell table:style-name="ce5" table:formula="of:=IF(LEN([.F70]) &gt; 0; [.F70]; [.E70])" office:value-type="string" office:string-value="КОД ОПЕРАЦИИ НЕЗДОРОВОЙ" calcext:value-type="string">
            <text:p>КОД ОПЕРАЦИИ НЕЗДОРОВОЙ</text:p>
          </table:table-cell>
          <table:table-cell table:style-name="ce8" table:formula="of:=IFERROR(__xludf.dummyfunction(&quot;upper(googletranslate(A70,$A$1,&quot;&quot;en&quot;&quot;))&quot;);&quot;OPERATION CODE UNHEALTHY&quot;)" office:value-type="string" office:string-value="OPERATION CODE UNHEALTHY" calcext:value-type="string">
            <text:p>OPERATION CODE UNHEALTHY</text:p>
          </table:table-cell>
          <table:table-cell table:style-name="ce2" table:formula="of:=[$errors.A29]" office:value-type="string" office:string-value="UNHANDLED OPERATION CODE" calcext:value-type="string">
            <text:p>UNHANDLED OPERATION CODE</text:p>
          </table:table-cell>
          <table:table-cell/>
          <table:table-cell table:style-name="ce2" table:formula="of:=IFERROR(__xludf.dummyfunction(&quot;UPPER(GOOGLETRANSLATE(if(len(D70) &gt; 0, D70, C70),&quot;&quot;en&quot;&quot;,$A$1))&quot;);&quot;КОД ОПЕРАЦИИ НЕЗДОРОВОЙ&quot;)" office:value-type="string" office:string-value="КОД ОПЕРАЦИИ НЕЗДОРОВОЙ" calcext:value-type="string">
            <text:p>КОД ОПЕРАЦИИ НЕЗДОРОВОЙ</text:p>
          </table:table-cell>
          <table:table-cell table:number-columns-repeated="1019"/>
        </table:table-row>
        <table:table-row table:style-name="ro1">
          <table:table-cell table:style-name="ce5" table:formula="of:=IF(LEN([.F71]) &gt; 0; [.F71]; [.E71])" office:value-type="string" office:string-value="НЕИЗВЕСТНО, ЕСЛИ ЭТИКЕТКА" calcext:value-type="string">
            <text:p>НЕИЗВЕСТНО, ЕСЛИ ЭТИКЕТКА</text:p>
          </table:table-cell>
          <table:table-cell table:style-name="ce8" table:formula="of:=IFERROR(__xludf.dummyfunction(&quot;upper(googletranslate(A71,$A$1,&quot;&quot;en&quot;&quot;))&quot;);&quot;IT IS NOT KNOWN IF THE LABEL&quot;)" office:value-type="string" office:string-value="IT IS NOT KNOWN IF THE LABEL" calcext:value-type="string">
            <text:p>IT IS NOT KNOWN IF THE LABEL</text:p>
          </table:table-cell>
          <table:table-cell table:style-name="ce2" table:formula="of:=[$errors.A30]" office:value-type="string" office:string-value="UNKNOWN IF LABEL" calcext:value-type="string">
            <text:p>UNKNOWN IF LABEL</text:p>
          </table:table-cell>
          <table:table-cell/>
          <table:table-cell table:style-name="ce2" table:formula="of:=IFERROR(__xludf.dummyfunction(&quot;UPPER(GOOGLETRANSLATE(if(len(D71) &gt; 0, D71, C71),&quot;&quot;en&quot;&quot;,$A$1))&quot;);&quot;НЕИЗВЕСТНО, ЕСЛИ ЭТИКЕТКА&quot;)" office:value-type="string" office:string-value="НЕИЗВЕСТНО, ЕСЛИ ЭТИКЕТКА" calcext:value-type="string">
            <text:p>НЕИЗВЕСТНО, ЕСЛИ ЭТИКЕТКА</text:p>
          </table:table-cell>
          <table:table-cell table:number-columns-repeated="1019"/>
        </table:table-row>
        <table:table-row table:style-name="ro1">
          <table:table-cell table:style-name="ce5" table:formula="of:=IF(LEN([.F72]) &gt; 0; [.F72]; [.E72])" office:value-type="string" office:string-value="НЕРАСПОЗНАННАЯ ДВОЙНАЯ МАТЕМАТИЧЕСКАЯ ОПЕРАЦИЯ" calcext:value-type="string">
            <text:p>НЕРАСПОЗНАННАЯ ДВОЙНАЯ МАТЕМАТИЧЕСКАЯ ОПЕРАЦИЯ</text:p>
          </table:table-cell>
          <table:table-cell table:style-name="ce8" table:formula="of:=IFERROR(__xludf.dummyfunction(&quot;upper(googletranslate(A72,$A$1,&quot;&quot;en&quot;&quot;))&quot;);&quot;UNRECOGNIZED DOUBLE MATHEMATICAL OPERATION&quot;)" office:value-type="string" office:string-value="UNRECOGNIZED DOUBLE MATHEMATICAL OPERATION" calcext:value-type="string">
            <text:p>UNRECOGNIZED DOUBLE MATHEMATICAL OPERATION</text:p>
          </table:table-cell>
          <table:table-cell table:style-name="ce2" table:formula="of:=[$errors.A31]" office:value-type="string" office:string-value="UNRECOGNIZED DOUBLE MATH OPERATION" calcext:value-type="string">
            <text:p>UNRECOGNIZED DOUBLE MATH OPERATION</text:p>
          </table:table-cell>
          <table:table-cell/>
          <table:table-cell table:style-name="ce2" table:formula="of:=IFERROR(__xludf.dummyfunction(&quot;UPPER(GOOGLETRANSLATE(if(len(D72) &gt; 0, D72, C72),&quot;&quot;en&quot;&quot;,$A$1))&quot;);&quot;НЕРАСПОЗНАННАЯ ДВОЙНАЯ МАТЕМАТИЧЕСКАЯ ОПЕРАЦИЯ&quot;)" office:value-type="string" office:string-value="НЕРАСПОЗНАННАЯ ДВОЙНАЯ МАТЕМАТИЧЕСКАЯ ОПЕРАЦИЯ" calcext:value-type="string">
            <text:p>НЕРАСПОЗНАННАЯ ДВОЙНАЯ МАТЕМАТИЧЕСКАЯ ОПЕРАЦИЯ</text:p>
          </table:table-cell>
          <table:table-cell table:number-columns-repeated="1019"/>
        </table:table-row>
        <table:table-row table:style-name="ro1">
          <table:table-cell table:style-name="ce5" table:formula="of:=IF(LEN([.F73]) &gt; 0; [.F73]; [.E73])" office:value-type="string" office:string-value="НЕПОЗНАННОЕ ОПРЕДЕЛЕНИЕ ФУНКЦИИ" calcext:value-type="string">
            <text:p>НЕПОЗНАННОЕ ОПРЕДЕЛЕНИЕ ФУНКЦИИ</text:p>
          </table:table-cell>
          <table:table-cell table:style-name="ce8" table:formula="of:=IFERROR(__xludf.dummyfunction(&quot;upper(googletranslate(A73,$A$1,&quot;&quot;en&quot;&quot;))&quot;);&quot;AN UNKNOWN DEFINITION OF A FUNCTION&quot;)" office:value-type="string" office:string-value="AN UNKNOWN DEFINITION OF A FUNCTION" calcext:value-type="string">
            <text:p>AN UNKNOWN DEFINITION OF A FUNCTION</text:p>
          </table:table-cell>
          <table:table-cell table:style-name="ce2" table:formula="of:=[$errors.A32]" office:value-type="string" office:string-value="UNRECOGNIZED FUNCTION DEFINITION" calcext:value-type="string">
            <text:p>UNRECOGNIZED FUNCTION DEFINITION</text:p>
          </table:table-cell>
          <table:table-cell/>
          <table:table-cell table:style-name="ce2" table:formula="of:=IFERROR(__xludf.dummyfunction(&quot;UPPER(GOOGLETRANSLATE(if(len(D73) &gt; 0, D73, C73),&quot;&quot;en&quot;&quot;,$A$1))&quot;);&quot;НЕПОЗНАННОЕ ОПРЕДЕЛЕНИЕ ФУНКЦИИ&quot;)" office:value-type="string" office:string-value="НЕПОЗНАННОЕ ОПРЕДЕЛЕНИЕ ФУНКЦИИ" calcext:value-type="string">
            <text:p>НЕПОЗНАННОЕ ОПРЕДЕЛЕНИЕ ФУНКЦИИ</text:p>
          </table:table-cell>
          <table:table-cell table:number-columns-repeated="1019"/>
        </table:table-row>
        <table:table-row table:style-name="ro1">
          <table:table-cell table:style-name="ce5" table:formula="of:=IF(LEN([.F74]) &gt; 0; [.F74]; [.E74])" office:value-type="string" office:string-value="НЕПОЗНАННЫЙ ЛЕЙБЛ ГОСУБА" calcext:value-type="string">
            <text:p>НЕПОЗНАННЫЙ ЛЕЙБЛ ГОСУБА</text:p>
          </table:table-cell>
          <table:table-cell table:style-name="ce8" table:formula="of:=IFERROR(__xludf.dummyfunction(&quot;upper(googletranslate(A74,$A$1,&quot;&quot;en&quot;&quot;))&quot;);&quot;THE UNKNOWN LABBIAN OF THE TSARBA&quot;)" office:value-type="string" office:string-value="THE UNKNOWN LABBIAN OF THE TSARBA" calcext:value-type="string">
            <text:p>THE UNKNOWN LABBIAN OF THE TSARBA</text:p>
          </table:table-cell>
          <table:table-cell table:style-name="ce2" table:formula="of:=[$errors.A33]" office:value-type="string" office:string-value="UNRECOGNIZED GOSUB LABEL" calcext:value-type="string">
            <text:p>UNRECOGNIZED GOSUB LABEL</text:p>
          </table:table-cell>
          <table:table-cell/>
          <table:table-cell table:style-name="ce2" table:formula="of:=IFERROR(__xludf.dummyfunction(&quot;UPPER(GOOGLETRANSLATE(if(len(D74) &gt; 0, D74, C74),&quot;&quot;en&quot;&quot;,$A$1))&quot;);&quot;НЕПОЗНАННЫЙ ЛЕЙБЛ ГОСУБА&quot;)" office:value-type="string" office:string-value="НЕПОЗНАННЫЙ ЛЕЙБЛ ГОСУБА" calcext:value-type="string">
            <text:p>НЕПОЗНАННЫЙ ЛЕЙБЛ ГОСУБА</text:p>
          </table:table-cell>
          <table:table-cell table:number-columns-repeated="1019"/>
        </table:table-row>
        <table:table-row table:style-name="ro1">
          <table:table-cell table:style-name="ce5" table:formula="of:=IF(LEN([.F75]) &gt; 0; [.F75]; [.E75])" office:value-type="string" office:string-value="НЕПОЗНАННЫЙ ЛЕЙБЛ GOTO" calcext:value-type="string">
            <text:p>НЕПОЗНАННЫЙ ЛЕЙБЛ GOTO</text:p>
          </table:table-cell>
          <table:table-cell table:style-name="ce8" table:formula="of:=IFERROR(__xludf.dummyfunction(&quot;upper(googletranslate(A75,$A$1,&quot;&quot;en&quot;&quot;))&quot;);&quot;UNKNOWN LAKE GOTO&quot;)" office:value-type="string" office:string-value="UNKNOWN LAKE GOTO" calcext:value-type="string">
            <text:p>UNKNOWN LAKE GOTO</text:p>
          </table:table-cell>
          <table:table-cell table:style-name="ce2" table:formula="of:=[$errors.A34]" office:value-type="string" office:string-value="UNRECOGNIZED GOTO LABEL" calcext:value-type="string">
            <text:p>UNRECOGNIZED GOTO LABEL</text:p>
          </table:table-cell>
          <table:table-cell/>
          <table:table-cell table:style-name="ce2" table:formula="of:=IFERROR(__xludf.dummyfunction(&quot;UPPER(GOOGLETRANSLATE(if(len(D75) &gt; 0, D75, C75),&quot;&quot;en&quot;&quot;,$A$1))&quot;);&quot;НЕПОЗНАННЫЙ ЛЕЙБЛ GOTO&quot;)" office:value-type="string" office:string-value="НЕПОЗНАННЫЙ ЛЕЙБЛ GOTO" calcext:value-type="string">
            <text:p>НЕПОЗНАННЫЙ ЛЕЙБЛ GOTO</text:p>
          </table:table-cell>
          <table:table-cell table:number-columns-repeated="1019"/>
        </table:table-row>
        <table:table-row table:style-name="ro1">
          <table:table-cell table:style-name="ce5" table:formula="of:=IF(LEN([.F76]) &gt; 0; [.F76]; [.E76])" office:value-type="string" office:string-value="НЕПОЗНАННЫЙ ВХОД" calcext:value-type="string">
            <text:p>НЕПОЗНАННЫЙ ВХОД</text:p>
          </table:table-cell>
          <table:table-cell table:style-name="ce8" table:formula="of:=IFERROR(__xludf.dummyfunction(&quot;upper(googletranslate(A76,$A$1,&quot;&quot;en&quot;&quot;))&quot;);&quot;UNKNOWN ENTRANCE&quot;)" office:value-type="string" office:string-value="UNKNOWN ENTRANCE" calcext:value-type="string">
            <text:p>UNKNOWN ENTRANCE</text:p>
          </table:table-cell>
          <table:table-cell table:style-name="ce2" table:formula="of:=[$errors.A35]" office:value-type="string" office:string-value="UNRECOGNIZED INPUT" calcext:value-type="string">
            <text:p>UNRECOGNIZED INPUT</text:p>
          </table:table-cell>
          <table:table-cell/>
          <table:table-cell table:style-name="ce2" table:formula="of:=IFERROR(__xludf.dummyfunction(&quot;UPPER(GOOGLETRANSLATE(if(len(D76) &gt; 0, D76, C76),&quot;&quot;en&quot;&quot;,$A$1))&quot;);&quot;НЕПОЗНАННЫЙ ВХОД&quot;)" office:value-type="string" office:string-value="НЕПОЗНАННЫЙ ВХОД" calcext:value-type="string">
            <text:p>НЕПОЗНАННЫЙ ВХОД</text:p>
          </table:table-cell>
          <table:table-cell table:number-columns-repeated="1019"/>
        </table:table-row>
        <table:table-row table:style-name="ro1">
          <table:table-cell table:style-name="ce5" table:formula="of:=IF(LEN([.F77]) &gt; 0; [.F77]; [.E77])" office:value-type="string" office:string-value="НЕПОЗНАННАЯ ЦЕЛОЧИСЛЕННАЯ МАТЕМАТИЧЕСКАЯ ОПЕРАЦИЯ" calcext:value-type="string">
            <text:p>НЕПОЗНАННАЯ ЦЕЛОЧИСЛЕННАЯ МАТЕМАТИЧЕСКАЯ ОПЕРАЦИЯ</text:p>
          </table:table-cell>
          <table:table-cell table:style-name="ce8" table:formula="of:=IFERROR(__xludf.dummyfunction(&quot;upper(googletranslate(A77,$A$1,&quot;&quot;en&quot;&quot;))&quot;);&quot;UNKNOWN INTEGER MATHEMATICAL OPERATION&quot;)" office:value-type="string" office:string-value="UNKNOWN INTEGER MATHEMATICAL OPERATION" calcext:value-type="string">
            <text:p>UNKNOWN INTEGER MATHEMATICAL OPERATION</text:p>
          </table:table-cell>
          <table:table-cell table:style-name="ce2" table:formula="of:=[$errors.A36]" office:value-type="string" office:string-value="UNRECOGNIZED INTEGER MATH OPERATION" calcext:value-type="string">
            <text:p>UNRECOGNIZED INTEGER MATH OPERATION</text:p>
          </table:table-cell>
          <table:table-cell/>
          <table:table-cell table:style-name="ce2" table:formula="of:=IFERROR(__xludf.dummyfunction(&quot;UPPER(GOOGLETRANSLATE(if(len(D77) &gt; 0, D77, C77),&quot;&quot;en&quot;&quot;,$A$1))&quot;);&quot;НЕПОЗНАННАЯ ЦЕЛОЧИСЛЕННАЯ МАТЕМАТИЧЕСКАЯ ОПЕРАЦИЯ&quot;)" office:value-type="string" office:string-value="НЕПОЗНАННАЯ ЦЕЛОЧИСЛЕННАЯ МАТЕМАТИЧЕСКАЯ ОПЕРАЦИЯ" calcext:value-type="string">
            <text:p>НЕПОЗНАННАЯ ЦЕЛОЧИСЛЕННАЯ МАТЕМАТИЧЕСКАЯ ОПЕРАЦИЯ</text:p>
          </table:table-cell>
          <table:table-cell table:number-columns-repeated="1019"/>
        </table:table-row>
        <table:table-row table:style-name="ro1">
          <table:table-cell table:style-name="ce5" table:formula="of:=IF(LEN([.F78]) &gt; 0; [.F78]; [.E78])" office:value-type="string" office:string-value="НЕПОЗНАННЫЙ МАТЕМАТИЧЕСКИЙ ТИП" calcext:value-type="string">
            <text:p>НЕПОЗНАННЫЙ МАТЕМАТИЧЕСКИЙ ТИП</text:p>
          </table:table-cell>
          <table:table-cell table:style-name="ce8" table:formula="of:=IFERROR(__xludf.dummyfunction(&quot;upper(googletranslate(A78,$A$1,&quot;&quot;en&quot;&quot;))&quot;);&quot;UNKNOWN MATHEMATICAL TYPE&quot;)" office:value-type="string" office:string-value="UNKNOWN MATHEMATICAL TYPE" calcext:value-type="string">
            <text:p>UNKNOWN MATHEMATICAL TYPE</text:p>
          </table:table-cell>
          <table:table-cell table:style-name="ce2" table:formula="of:=[$errors.A37]" office:value-type="string" office:string-value="UNRECOGNIZED MATH TYPE" calcext:value-type="string">
            <text:p>UNRECOGNIZED MATH TYPE</text:p>
          </table:table-cell>
          <table:table-cell/>
          <table:table-cell table:style-name="ce2" table:formula="of:=IFERROR(__xludf.dummyfunction(&quot;UPPER(GOOGLETRANSLATE(if(len(D78) &gt; 0, D78, C78),&quot;&quot;en&quot;&quot;,$A$1))&quot;);&quot;НЕПОЗНАННЫЙ МАТЕМАТИЧЕСКИЙ ТИП&quot;)" office:value-type="string" office:string-value="НЕПОЗНАННЫЙ МАТЕМАТИЧЕСКИЙ ТИП" calcext:value-type="string">
            <text:p>НЕПОЗНАННЫЙ МАТЕМАТИЧЕСКИЙ ТИП</text:p>
          </table:table-cell>
          <table:table-cell table:number-columns-repeated="1019"/>
        </table:table-row>
        <table:table-row table:style-name="ro1">
          <table:table-cell table:style-name="ce5" table:formula="of:=IF(LEN([.F79]) &gt; 0; [.F79]; [.E79])" office:value-type="string" office:string-value="НЕПОЗНАННАЯ СЛЕДУЮЩАЯ ПЕРЕМЕННАЯ" calcext:value-type="string">
            <text:p>НЕПОЗНАННАЯ СЛЕДУЮЩАЯ ПЕРЕМЕННАЯ</text:p>
          </table:table-cell>
          <table:table-cell table:style-name="ce8" table:formula="of:=IFERROR(__xludf.dummyfunction(&quot;upper(googletranslate(A79,$A$1,&quot;&quot;en&quot;&quot;))&quot;);&quot;THE UNKNOWN NEXT VARIABLE&quot;)" office:value-type="string" office:string-value="THE UNKNOWN NEXT VARIABLE" calcext:value-type="string">
            <text:p>THE UNKNOWN NEXT VARIABLE</text:p>
          </table:table-cell>
          <table:table-cell table:style-name="ce2" table:formula="of:=[$errors.A38]" office:value-type="string" office:string-value="UNRECOGNIZED NEXT VARIABLE" calcext:value-type="string">
            <text:p>UNRECOGNIZED NEXT VARIABLE</text:p>
          </table:table-cell>
          <table:table-cell/>
          <table:table-cell table:style-name="ce2" table:formula="of:=IFERROR(__xludf.dummyfunction(&quot;UPPER(GOOGLETRANSLATE(if(len(D79) &gt; 0, D79, C79),&quot;&quot;en&quot;&quot;,$A$1))&quot;);&quot;НЕПОЗНАННАЯ СЛЕДУЮЩАЯ ПЕРЕМЕННАЯ&quot;)" office:value-type="string" office:string-value="НЕПОЗНАННАЯ СЛЕДУЮЩАЯ ПЕРЕМЕННАЯ" calcext:value-type="string">
            <text:p>НЕПОЗНАННАЯ СЛЕДУЮЩАЯ ПЕРЕМЕННАЯ</text:p>
          </table:table-cell>
          <table:table-cell table:number-columns-repeated="1019"/>
        </table:table-row>
        <table:table-row table:style-name="ro1">
          <table:table-cell table:style-name="ce5" table:formula="of:=IF(LEN([.F80]) &gt; 0; [.F80]; [.E80])" office:value-type="string" office:string-value="НЕПОЗНАННЫЙ OP В ПЕЧАТИ" calcext:value-type="string">
            <text:p>НЕПОЗНАННЫЙ OP В ПЕЧАТИ</text:p>
          </table:table-cell>
          <table:table-cell table:style-name="ce8" table:formula="of:=IFERROR(__xludf.dummyfunction(&quot;upper(googletranslate(A80,$A$1,&quot;&quot;en&quot;&quot;))&quot;);&quot;UNKNOWN OP IN THE PRESS&quot;)" office:value-type="string" office:string-value="UNKNOWN OP IN THE PRESS" calcext:value-type="string">
            <text:p>UNKNOWN OP IN THE PRESS</text:p>
          </table:table-cell>
          <table:table-cell table:style-name="ce2" table:formula="of:=[$errors.A39]" office:value-type="string" office:string-value="UNRECOGNIZED OP IN PRINT" calcext:value-type="string">
            <text:p>UNRECOGNIZED OP IN PRINT</text:p>
          </table:table-cell>
          <table:table-cell/>
          <table:table-cell table:style-name="ce2" table:formula="of:=IFERROR(__xludf.dummyfunction(&quot;UPPER(GOOGLETRANSLATE(if(len(D80) &gt; 0, D80, C80),&quot;&quot;en&quot;&quot;,$A$1))&quot;);&quot;НЕПОЗНАННЫЙ OP В ПЕЧАТИ&quot;)" office:value-type="string" office:string-value="НЕПОЗНАННЫЙ OP В ПЕЧАТИ" calcext:value-type="string">
            <text:p>НЕПОЗНАННЫЙ OP В ПЕЧАТИ</text:p>
          </table:table-cell>
          <table:table-cell table:number-columns-repeated="1019"/>
        </table:table-row>
        <table:table-row table:style-name="ro1">
          <table:table-cell table:style-name="ce5" table:formula="of:=IF(LEN([.F81]) &gt; 0; [.F81]; [.E81])" office:value-type="string" office:string-value="НЕРАСПОЗНАННАЯ РАЦИОНАЛЬНАЯ МАТЕМАТИЧЕСКАЯ ОПЕРАЦИЯ" calcext:value-type="string">
            <text:p>НЕРАСПОЗНАННАЯ РАЦИОНАЛЬНАЯ МАТЕМАТИЧЕСКАЯ ОПЕРАЦИЯ</text:p>
          </table:table-cell>
          <table:table-cell table:style-name="ce8" table:formula="of:=IFERROR(__xludf.dummyfunction(&quot;upper(googletranslate(A81,$A$1,&quot;&quot;en&quot;&quot;))&quot;);&quot;UNRECOGNIZED RATIONAL MATHEMATICAL OPERATION&quot;)" office:value-type="string" office:string-value="UNRECOGNIZED RATIONAL MATHEMATICAL OPERATION" calcext:value-type="string">
            <text:p>UNRECOGNIZED RATIONAL MATHEMATICAL OPERATION</text:p>
          </table:table-cell>
          <table:table-cell table:style-name="ce2" table:formula="of:=[$errors.A40]" office:value-type="string" office:string-value="UNRECOGNIZED RATIONAL MATH OPERATION" calcext:value-type="string">
            <text:p>UNRECOGNIZED RATIONAL MATH OPERATION</text:p>
          </table:table-cell>
          <table:table-cell/>
          <table:table-cell table:style-name="ce2" table:formula="of:=IFERROR(__xludf.dummyfunction(&quot;UPPER(GOOGLETRANSLATE(if(len(D81) &gt; 0, D81, C81),&quot;&quot;en&quot;&quot;,$A$1))&quot;);&quot;НЕРАСПОЗНАННАЯ РАЦИОНАЛЬНАЯ МАТЕМАТИЧЕСКАЯ ОПЕРАЦИЯ&quot;)" office:value-type="string" office:string-value="НЕРАСПОЗНАННАЯ РАЦИОНАЛЬНАЯ МАТЕМАТИЧЕСКАЯ ОПЕРАЦИЯ" calcext:value-type="string">
            <text:p>НЕРАСПОЗНАННАЯ РАЦИОНАЛЬНАЯ МАТЕМАТИЧЕСКАЯ ОПЕРАЦИЯ</text:p>
          </table:table-cell>
          <table:table-cell table:number-columns-repeated="1019"/>
        </table:table-row>
        <table:table-row table:style-name="ro1">
          <table:table-cell table:style-name="ce5" table:formula="of:=IF(LEN([.F82]) &gt; 0; [.F82]; [.E82])" office:value-type="string" office:string-value="НЕПОЗНАННЫЙ ТИП ПЕРЕМЕННОЙ" calcext:value-type="string">
            <text:p>НЕПОЗНАННЫЙ ТИП ПЕРЕМЕННОЙ</text:p>
          </table:table-cell>
          <table:table-cell table:style-name="ce8" table:formula="of:=IFERROR(__xludf.dummyfunction(&quot;upper(googletranslate(A82,$A$1,&quot;&quot;en&quot;&quot;))&quot;);&quot;AN UNKNOWN TYPE OF VARIABLE&quot;)" office:value-type="string" office:string-value="AN UNKNOWN TYPE OF VARIABLE" calcext:value-type="string">
            <text:p>AN UNKNOWN TYPE OF VARIABLE</text:p>
          </table:table-cell>
          <table:table-cell table:style-name="ce2" table:formula="of:=[$errors.A41]" office:value-type="string" office:string-value="UNRECOGNIZED VARIABLE TYPE" calcext:value-type="string">
            <text:p>UNRECOGNIZED VARIABLE TYPE</text:p>
          </table:table-cell>
          <table:table-cell/>
          <table:table-cell table:style-name="ce2" table:formula="of:=IFERROR(__xludf.dummyfunction(&quot;UPPER(GOOGLETRANSLATE(if(len(D82) &gt; 0, D82, C82),&quot;&quot;en&quot;&quot;,$A$1))&quot;);&quot;НЕПОЗНАННЫЙ ТИП ПЕРЕМЕННОЙ&quot;)" office:value-type="string" office:string-value="НЕПОЗНАННЫЙ ТИП ПЕРЕМЕННОЙ" calcext:value-type="string">
            <text:p>НЕПОЗНАННЫЙ ТИП ПЕРЕМЕННОЙ</text:p>
          </table:table-cell>
          <table:table-cell table:number-columns-repeated="1019"/>
        </table:table-row>
        <table:table-row table:style-name="ro1">
          <table:table-cell table:style-name="ce5" table:formula="of:=IF(LEN([.F83]) &gt; 0; [.F83]; [.E83])" office:value-type="string" office:string-value="НЕОТКРЫТАЯ ПЕРЕМЕННАЯ СРЕДЫ" calcext:value-type="string">
            <text:p>НЕОТКРЫТАЯ ПЕРЕМЕННАЯ СРЕДЫ</text:p>
          </table:table-cell>
          <table:table-cell table:style-name="ce8" table:formula="of:=IFERROR(__xludf.dummyfunction(&quot;upper(googletranslate(A83,$A$1,&quot;&quot;en&quot;&quot;))&quot;);&quot;UNPASSED ENVIRONMENTAL VARIABLE&quot;)" office:value-type="string" office:string-value="UNPASSED ENVIRONMENTAL VARIABLE" calcext:value-type="string">
            <text:p>UNPASSED ENVIRONMENTAL VARIABLE</text:p>
          </table:table-cell>
          <table:table-cell table:style-name="ce2" table:formula="of:=[$errors.A42]" office:value-type="string" office:string-value="UNSET ENVIRONMENT VARIABLE" calcext:value-type="string">
            <text:p>UNSET ENVIRONMENT VARIABLE</text:p>
          </table:table-cell>
          <table:table-cell/>
          <table:table-cell table:style-name="ce2" table:formula="of:=IFERROR(__xludf.dummyfunction(&quot;UPPER(GOOGLETRANSLATE(if(len(D83) &gt; 0, D83, C83),&quot;&quot;en&quot;&quot;,$A$1))&quot;);&quot;НЕОТКРЫТАЯ ПЕРЕМЕННАЯ СРЕДЫ&quot;)" office:value-type="string" office:string-value="НЕОТКРЫТАЯ ПЕРЕМЕННАЯ СРЕДЫ" calcext:value-type="string">
            <text:p>НЕОТКРЫТАЯ ПЕРЕМЕННАЯ СРЕДЫ</text:p>
          </table:table-cell>
          <table:table-cell table:number-columns-repeated="1019"/>
        </table:table-row>
        <table:table-row table:style-name="ro1">
          <table:table-cell table:style-name="ce5" table:formula="of:=IF(LEN([.F84]) &gt; 0; [.F84]; [.E84])" office:value-type="string" office:string-value="НЕСООТВЕТСТВИЕ ОПРЕДЕЛЕНИЯ ПЕРЕМЕННОЙ / МАССИВА" calcext:value-type="string">
            <text:p>НЕСООТВЕТСТВИЕ ОПРЕДЕЛЕНИЯ ПЕРЕМЕННОЙ / МАССИВА</text:p>
          </table:table-cell>
          <table:table-cell table:style-name="ce8" table:formula="of:=IFERROR(__xludf.dummyfunction(&quot;upper(googletranslate(A84,$A$1,&quot;&quot;en&quot;&quot;))&quot;);&quot;DETERMINATION OF THE DETERMINATION OF THE VARIABLE / ARRAY&quot;)" office:value-type="string" office:string-value="DETERMINATION OF THE DETERMINATION OF THE VARIABLE / ARRAY" calcext:value-type="string">
            <text:p>DETERMINATION OF THE DETERMINATION OF THE VARIABLE / ARRAY</text:p>
          </table:table-cell>
          <table:table-cell table:style-name="ce2" table:formula="of:=[$errors.A43]" office:value-type="string" office:string-value="VARIABLE / ARRAY DEFINITION MISMATCH" calcext:value-type="string">
            <text:p>VARIABLE / ARRAY DEFINITION MISMATCH</text:p>
          </table:table-cell>
          <table:table-cell/>
          <table:table-cell table:style-name="ce2" table:formula="of:=IFERROR(__xludf.dummyfunction(&quot;UPPER(GOOGLETRANSLATE(if(len(D84) &gt; 0, D84, C84),&quot;&quot;en&quot;&quot;,$A$1))&quot;);&quot;НЕСООТВЕТСТВИЕ ОПРЕДЕЛЕНИЯ ПЕРЕМЕННОЙ / МАССИВА&quot;)" office:value-type="string" office:string-value="НЕСООТВЕТСТВИЕ ОПРЕДЕЛЕНИЯ ПЕРЕМЕННОЙ / МАССИВА" calcext:value-type="string">
            <text:p>НЕСООТВЕТСТВИЕ ОПРЕДЕЛЕНИЯ ПЕРЕМЕННОЙ / МАССИВА</text:p>
          </table:table-cell>
          <table:table-cell table:number-columns-repeated="1019"/>
        </table:table-row>
        <table:table-row table:style-name="ro1">
          <table:table-cell table:style-name="ce5" table:formula="of:=IF(LEN([.F85]) &gt; 0; [.F85]; [.E85])" office:value-type="string" office:string-value="ПЕРЕМЕННАЯ, ОПРЕДЕЛЕННАЯ КАК МАССИВ" calcext:value-type="string">
            <text:p>ПЕРЕМЕННАЯ, ОПРЕДЕЛЕННАЯ КАК МАССИВ</text:p>
          </table:table-cell>
          <table:table-cell table:style-name="ce8" table:formula="of:=IFERROR(__xludf.dummyfunction(&quot;upper(googletranslate(A85,$A$1,&quot;&quot;en&quot;&quot;))&quot;);&quot;A VARIABLE DEFINED AS AN ARRAY&quot;)" office:value-type="string" office:string-value="A VARIABLE DEFINED AS AN ARRAY" calcext:value-type="string">
            <text:p>A VARIABLE DEFINED AS AN ARRAY</text:p>
          </table:table-cell>
          <table:table-cell table:style-name="ce2" table:formula="of:=[$errors.A44]" office:value-type="string" office:string-value="VARIABLE DEFINED AS ARRAY" calcext:value-type="string">
            <text:p>VARIABLE DEFINED AS ARRAY</text:p>
          </table:table-cell>
          <table:table-cell/>
          <table:table-cell table:style-name="ce2" table:formula="of:=IFERROR(__xludf.dummyfunction(&quot;UPPER(GOOGLETRANSLATE(if(len(D85) &gt; 0, D85, C85),&quot;&quot;en&quot;&quot;,$A$1))&quot;);&quot;ПЕРЕМЕННАЯ, ОПРЕДЕЛЕННАЯ КАК МАССИВ&quot;)" office:value-type="string" office:string-value="ПЕРЕМЕННАЯ, ОПРЕДЕЛЕННАЯ КАК МАССИВ" calcext:value-type="string">
            <text:p>ПЕРЕМЕННАЯ, ОПРЕДЕЛЕННАЯ КАК МАССИВ</text:p>
          </table:table-cell>
          <table:table-cell table:number-columns-repeated="1019"/>
        </table:table-row>
        <table:table-row table:style-name="ro1">
          <table:table-cell table:style-name="ce5" table:formula="of:=IF(LEN([.F86]) &gt; 0; [.F86]; [.E86])" office:value-type="string" office:string-value="ПЕРЕМЕННАЯ, ОПРЕДЕЛЯЕМАЯ КАК NONARRAY" calcext:value-type="string">
            <text:p>ПЕРЕМЕННАЯ, ОПРЕДЕЛЯЕМАЯ КАК NONARRAY</text:p>
          </table:table-cell>
          <table:table-cell table:style-name="ce8" table:formula="of:=IFERROR(__xludf.dummyfunction(&quot;upper(googletranslate(A86,$A$1,&quot;&quot;en&quot;&quot;))&quot;);&quot;A VARIABLE DEFINED AS NONRRAY&quot;)" office:value-type="string" office:string-value="A VARIABLE DEFINED AS NONRRAY" calcext:value-type="string">
            <text:p>A VARIABLE DEFINED AS NONRRAY</text:p>
          </table:table-cell>
          <table:table-cell table:style-name="ce2" table:formula="of:=[$errors.A45]" office:value-type="string" office:string-value="VARIABLE DEFINED AS NONARRAY" calcext:value-type="string">
            <text:p>VARIABLE DEFINED AS NONARRAY</text:p>
          </table:table-cell>
          <table:table-cell/>
          <table:table-cell table:style-name="ce2" table:formula="of:=IFERROR(__xludf.dummyfunction(&quot;UPPER(GOOGLETRANSLATE(if(len(D86) &gt; 0, D86, C86),&quot;&quot;en&quot;&quot;,$A$1))&quot;);&quot;ПЕРЕМЕННАЯ, ОПРЕДЕЛЯЕМАЯ КАК NONARRAY&quot;)" office:value-type="string" office:string-value="ПЕРЕМЕННАЯ, ОПРЕДЕЛЯЕМАЯ КАК NONARRAY" calcext:value-type="string">
            <text:p>ПЕРЕМЕННАЯ, ОПРЕДЕЛЯЕМАЯ КАК NONARRAY</text:p>
          </table:table-cell>
          <table:table-cell table:number-columns-repeated="1019"/>
        </table:table-row>
        <table:table-row table:style-name="ro1">
          <table:table-cell table:style-name="ce5" table:formula="of:=IF(LEN([.F87]) &gt; 0; [.F87]; [.E87])" office:value-type="string" office:string-value="ПЕРЕМЕННАЯ НЕ ИМЕЕТ ЗНАЧЕНИЯ" calcext:value-type="string">
            <text:p>ПЕРЕМЕННАЯ НЕ ИМЕЕТ ЗНАЧЕНИЯ</text:p>
          </table:table-cell>
          <table:table-cell table:style-name="ce8" table:formula="of:=IFERROR(__xludf.dummyfunction(&quot;upper(googletranslate(A87,$A$1,&quot;&quot;en&quot;&quot;))&quot;);&quot;THE VARIABLE DOES NOT MATTER&quot;)" office:value-type="string" office:string-value="THE VARIABLE DOES NOT MATTER" calcext:value-type="string">
            <text:p>THE VARIABLE DOES NOT MATTER</text:p>
          </table:table-cell>
          <table:table-cell table:style-name="ce2" table:formula="of:=[$errors.A46]" office:value-type="string" office:string-value="VARIABLE HAS NO VALUE" calcext:value-type="string">
            <text:p>VARIABLE HAS NO VALUE</text:p>
          </table:table-cell>
          <table:table-cell/>
          <table:table-cell table:style-name="ce2" table:formula="of:=IFERROR(__xludf.dummyfunction(&quot;UPPER(GOOGLETRANSLATE(if(len(D87) &gt; 0, D87, C87),&quot;&quot;en&quot;&quot;,$A$1))&quot;);&quot;ПЕРЕМЕННАЯ НЕ ИМЕЕТ ЗНАЧЕНИЯ&quot;)" office:value-type="string" office:string-value="ПЕРЕМЕННАЯ НЕ ИМЕЕТ ЗНАЧЕНИЯ" calcext:value-type="string">
            <text:p>ПЕРЕМЕННАЯ НЕ ИМЕЕТ ЗНАЧЕНИЯ</text:p>
          </table:table-cell>
          <table:table-cell table:number-columns-repeated="1019"/>
        </table:table-row>
        <table:table-row table:style-name="ro1">
          <table:table-cell table:style-name="ce5" table:formula="of:=IF(LEN([.F88]) &gt; 0; [.F88]; [.E88])" office:value-type="string" office:string-value="ПЕРЕМЕННАЯ НЕ МАССИВА" calcext:value-type="string">
            <text:p>ПЕРЕМЕННАЯ НЕ МАССИВА</text:p>
          </table:table-cell>
          <table:table-cell table:style-name="ce8" table:formula="of:=IFERROR(__xludf.dummyfunction(&quot;upper(googletranslate(A88,$A$1,&quot;&quot;en&quot;&quot;))&quot;);&quot;THE VARIABLE IS NOT AN ARRAY&quot;)" office:value-type="string" office:string-value="THE VARIABLE IS NOT AN ARRAY" calcext:value-type="string">
            <text:p>THE VARIABLE IS NOT AN ARRAY</text:p>
          </table:table-cell>
          <table:table-cell table:style-name="ce2" table:formula="of:=[$errors.A47]" office:value-type="string" office:string-value="VARIABLE IS NOT AN ARRAY" calcext:value-type="string">
            <text:p>VARIABLE IS NOT AN ARRAY</text:p>
          </table:table-cell>
          <table:table-cell/>
          <table:table-cell table:style-name="ce2" table:formula="of:=IFERROR(__xludf.dummyfunction(&quot;UPPER(GOOGLETRANSLATE(if(len(D88) &gt; 0, D88, C88),&quot;&quot;en&quot;&quot;,$A$1))&quot;);&quot;ПЕРЕМЕННАЯ НЕ МАССИВА&quot;)" office:value-type="string" office:string-value="ПЕРЕМЕННАЯ НЕ МАССИВА" calcext:value-type="string">
            <text:p>ПЕРЕМЕННАЯ НЕ МАССИВА</text:p>
          </table:table-cell>
          <table:table-cell table:number-columns-repeated="1019"/>
        </table:table-row>
        <table:table-row table:style-name="ro2" table:number-rows-repeated="1048487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lang_ru.A3:lang_ru.A40">
            <calcext:condition calcext:apply-style-name="ConditionalStyle_1" calcext:value="formula-is(COUNTIF([.$A$3:.$A$40];[.$A3])&gt;1)" calcext:base-cell-address="lang_ru.A3"/>
          </calcext:conditional-format>
        </calcext:conditional-formats>
      </table:table>
      <table:table table:name="lang_hi" table:style-name="ta12">
        <table:table-column table:style-name="co24" table:default-cell-style-name="Default"/>
        <table:table-column table:style-name="co5" table:default-cell-style-name="Default"/>
        <table:table-column table:style-name="co1" table:default-cell-style-name="Default"/>
        <table:table-column table:style-name="co21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31" table:default-cell-style-name="Default"/>
        <table:table-column table:style-name="co21" table:number-columns-repeated="1017" table:default-cell-style-name="Default"/>
        <table:table-row table:style-name="ro1">
          <table:table-cell table:style-name="ce1" office:value-type="string" calcext:value-type="string">
            <text:p>hi</text:p>
          </table:table-cell>
          <table:table-cell table:style-name="ce1" office:value-type="string" calcext:value-type="string">
            <text:p>reverse</text:p>
          </table:table-cell>
          <table:table-cell table:style-name="ce1" office:value-type="string" calcext:value-type="string">
            <text:p>original</text:p>
          </table:table-cell>
          <table:table-cell table:style-name="ce1" office:value-type="string" calcext:value-type="string">
            <text:p>human override</text:p>
          </table:table-cell>
          <table:table-cell table:style-name="ce1" office:value-type="string" calcext:value-type="string">
            <text:p>google translate</text:p>
          </table:table-cell>
          <table:table-cell table:style-name="ce1" office:value-type="string" calcext:value-type="string">
            <text:p>human translate</text:p>
          </table:table-cell>
          <table:table-cell table:style-name="ce1" office:value-type="string" calcext:value-type="string">
            <text:p>contributor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HINDI</text:p>
          </table:table-cell>
          <table:table-cell table:number-columns-repeated="1023"/>
        </table:table-row>
        <table:table-row table:style-name="ro1">
          <table:table-cell table:style-name="ce14" table:formula="of:=IF(LEN([.F3]) &gt; 0; [.F3]; [.E3])" office:value-type="string" office:string-value="पेट" calcext:value-type="string">
            <text:p>पेट</text:p>
          </table:table-cell>
          <table:table-cell table:style-name="ce8" table:formula="of:=IFERROR(__xludf.dummyfunction(&quot;upper(googletranslate(A3,$A$1,&quot;&quot;en&quot;&quot;))&quot;);&quot;ABDOMEN&quot;)" office:value-type="string" office:string-value="ABDOMEN" calcext:value-type="string">
            <text:p>ABDOMEN</text:p>
          </table:table-cell>
          <table:table-cell table:style-name="ce2" table:formula="of:=[$keywords.A1]" office:value-type="string" office:string-value="ABS" calcext:value-type="string">
            <text:p>ABS</text:p>
          </table:table-cell>
          <table:table-cell/>
          <table:table-cell table:style-name="ce2" table:formula="of:=IFERROR(__xludf.dummyfunction(&quot;UPPER(GOOGLETRANSLATE(if(len(D3) &gt; 0, D3, C3),&quot;&quot;en&quot;&quot;,$A$1))&quot;);&quot;पेट&quot;)" office:value-type="string" office:string-value="पेट" calcext:value-type="string">
            <text:p>पेट</text:p>
          </table:table-cell>
          <table:table-cell table:number-columns-repeated="1019"/>
        </table:table-row>
        <table:table-row table:style-name="ro1">
          <table:table-cell table:style-name="ce14" table:formula="of:=IF(LEN([.F4]) &gt; 0; [.F4]; [.E4])" office:value-type="string" office:string-value="एटीएन" calcext:value-type="string">
            <text:p>एटीएन</text:p>
          </table:table-cell>
          <table:table-cell table:style-name="ce8" table:formula="of:=IFERROR(__xludf.dummyfunction(&quot;upper(googletranslate(A4,$A$1,&quot;&quot;en&quot;&quot;))&quot;);&quot;ATN&quot;)" office:value-type="string" office:string-value="ATN" calcext:value-type="string">
            <text:p>ATN</text:p>
          </table:table-cell>
          <table:table-cell table:style-name="ce2" table:formula="of:=[$keywords.A2]" office:value-type="string" office:string-value="ATN" calcext:value-type="string">
            <text:p>ATN</text:p>
          </table:table-cell>
          <table:table-cell/>
          <table:table-cell table:style-name="ce2" table:formula="of:=IFERROR(__xludf.dummyfunction(&quot;UPPER(GOOGLETRANSLATE(if(len(D4) &gt; 0, D4, C4),&quot;&quot;en&quot;&quot;,$A$1))&quot;);&quot;एटीएन&quot;)" office:value-type="string" office:string-value="एटीएन" calcext:value-type="string">
            <text:p>एटीएन</text:p>
          </table:table-cell>
          <table:table-cell table:number-columns-repeated="1019"/>
        </table:table-row>
        <table:table-row table:style-name="ro1">
          <table:table-cell table:style-name="ce14" table:formula="of:=IF(LEN([.F5]) &gt; 0; [.F5]; [.E5])" office:value-type="string" office:string-value="आधार" calcext:value-type="string">
            <text:p>आधार</text:p>
          </table:table-cell>
          <table:table-cell table:style-name="ce8" table:formula="of:=IFERROR(__xludf.dummyfunction(&quot;upper(googletranslate(A5,$A$1,&quot;&quot;en&quot;&quot;))&quot;);&quot;BASE&quot;)" office:value-type="string" office:string-value="BASE" calcext:value-type="string">
            <text:p>BASE</text:p>
          </table:table-cell>
          <table:table-cell table:style-name="ce2" table:formula="of:=[$keywords.A3]" office:value-type="string" office:string-value="BASE" calcext:value-type="string">
            <text:p>BASE</text:p>
          </table:table-cell>
          <table:table-cell/>
          <table:table-cell table:style-name="ce2" table:formula="of:=IFERROR(__xludf.dummyfunction(&quot;UPPER(GOOGLETRANSLATE(if(len(D5) &gt; 0, D5, C5),&quot;&quot;en&quot;&quot;,$A$1))&quot;);&quot;आधार&quot;)" office:value-type="string" office:string-value="आधार" calcext:value-type="string">
            <text:p>आधार</text:p>
          </table:table-cell>
          <table:table-cell table:number-columns-repeated="1019"/>
        </table:table-row>
        <table:table-row table:style-name="ro1">
          <table:table-cell table:style-name="ce14" table:formula="of:=IF(LEN([.F6]) &gt; 0; [.F6]; [.E6])" office:value-type="string" office:string-value="भंडार नियंत्रक" calcext:value-type="string">
            <text:p>भंडार नियंत्रक</text:p>
          </table:table-cell>
          <table:table-cell table:style-name="ce8" table:formula="of:=IFERROR(__xludf.dummyfunction(&quot;upper(googletranslate(A6,$A$1,&quot;&quot;en&quot;&quot;))&quot;);&quot;CONTROLLER OF STORES&quot;)" office:value-type="string" office:string-value="CONTROLLER OF STORES" calcext:value-type="string">
            <text:p>CONTROLLER OF STORES</text:p>
          </table:table-cell>
          <table:table-cell table:style-name="ce2" table:formula="of:=[$keywords.A4]" office:value-type="string" office:string-value="COS" calcext:value-type="string">
            <text:p>COS</text:p>
          </table:table-cell>
          <table:table-cell/>
          <table:table-cell table:style-name="ce2" table:formula="of:=IFERROR(__xludf.dummyfunction(&quot;UPPER(GOOGLETRANSLATE(if(len(D6) &gt; 0, D6, C6),&quot;&quot;en&quot;&quot;,$A$1))&quot;);&quot;भंडार नियंत्रक&quot;)" office:value-type="string" office:string-value="भंडार नियंत्रक" calcext:value-type="string">
            <text:p>भंडार नियंत्रक</text:p>
          </table:table-cell>
          <table:table-cell table:number-columns-repeated="1019"/>
        </table:table-row>
        <table:table-row table:style-name="ro1">
          <table:table-cell table:style-name="ce14" table:formula="of:=IF(LEN([.F7]) &gt; 0; [.F7]; [.E7])" office:value-type="string" office:string-value="आंकड़े" calcext:value-type="string">
            <text:p>आंकड़े</text:p>
          </table:table-cell>
          <table:table-cell table:style-name="ce8" table:formula="of:=IFERROR(__xludf.dummyfunction(&quot;upper(googletranslate(A7,$A$1,&quot;&quot;en&quot;&quot;))&quot;);&quot;STATISTICS&quot;)" office:value-type="string" office:string-value="STATISTICS" calcext:value-type="string">
            <text:p>STATISTICS</text:p>
          </table:table-cell>
          <table:table-cell table:style-name="ce2" table:formula="of:=[$keywords.A5]" office:value-type="string" office:string-value="DATA" calcext:value-type="string">
            <text:p>DATA</text:p>
          </table:table-cell>
          <table:table-cell/>
          <table:table-cell table:style-name="ce2" table:formula="of:=IFERROR(__xludf.dummyfunction(&quot;UPPER(GOOGLETRANSLATE(if(len(D7) &gt; 0, D7, C7),&quot;&quot;en&quot;&quot;,$A$1))&quot;);&quot;आंकड़े&quot;)" office:value-type="string" office:string-value="आंकड़े" calcext:value-type="string">
            <text:p>आंकड़े</text:p>
          </table:table-cell>
          <table:table-cell table:number-columns-repeated="1019"/>
        </table:table-row>
        <table:table-row table:style-name="ro1">
          <table:table-cell table:style-name="ce14" table:formula="of:=IF(LEN([.F8]) &gt; 0; [.F8]; [.E8])" office:value-type="string" office:string-value="ऋणात्मक" calcext:value-type="string">
            <text:p>ऋणात्मक</text:p>
          </table:table-cell>
          <table:table-cell table:style-name="ce8" table:formula="of:=IFERROR(__xludf.dummyfunction(&quot;upper(googletranslate(A8,$A$1,&quot;&quot;en&quot;&quot;))&quot;);&quot;NEGATIVE&quot;)" office:value-type="string" office:string-value="NEGATIVE" calcext:value-type="string">
            <text:p>NEGATIVE</text:p>
          </table:table-cell>
          <table:table-cell table:style-name="ce2" table:formula="of:=[$keywords.A6]" office:value-type="string" office:string-value="DBL" calcext:value-type="string">
            <text:p>DBL</text:p>
          </table:table-cell>
          <table:table-cell/>
          <table:table-cell table:style-name="ce2" table:formula="of:=IFERROR(__xludf.dummyfunction(&quot;UPPER(GOOGLETRANSLATE(if(len(D8) &gt; 0, D8, C8),&quot;&quot;en&quot;&quot;,$A$1))&quot;);&quot;ऋणात्मक&quot;)" office:value-type="string" office:string-value="ऋणात्मक" calcext:value-type="string">
            <text:p>ऋणात्मक</text:p>
          </table:table-cell>
          <table:table-cell table:number-columns-repeated="1019"/>
        </table:table-row>
        <table:table-row table:style-name="ro1">
          <table:table-cell table:style-name="ce14" table:formula="of:=IF(LEN([.F9]) &gt; 0; [.F9]; [.E9])" office:value-type="string" office:string-value="डीईएफ़" calcext:value-type="string">
            <text:p>डीईएफ़</text:p>
          </table:table-cell>
          <table:table-cell table:style-name="ce8" table:formula="of:=IFERROR(__xludf.dummyfunction(&quot;upper(googletranslate(A9,$A$1,&quot;&quot;en&quot;&quot;))&quot;);&quot;DEF&quot;)" office:value-type="string" office:string-value="DEF" calcext:value-type="string">
            <text:p>DEF</text:p>
          </table:table-cell>
          <table:table-cell table:style-name="ce2" table:formula="of:=[$keywords.A7]" office:value-type="string" office:string-value="DEF" calcext:value-type="string">
            <text:p>DEF</text:p>
          </table:table-cell>
          <table:table-cell/>
          <table:table-cell table:style-name="ce2" table:formula="of:=IFERROR(__xludf.dummyfunction(&quot;UPPER(GOOGLETRANSLATE(if(len(D9) &gt; 0, D9, C9),&quot;&quot;en&quot;&quot;,$A$1))&quot;);&quot;डीईएफ़&quot;)" office:value-type="string" office:string-value="डीईएफ़" calcext:value-type="string">
            <text:p>डीईएफ़</text:p>
          </table:table-cell>
          <table:table-cell table:number-columns-repeated="1019"/>
        </table:table-row>
        <table:table-row table:style-name="ro1">
          <table:table-cell table:style-name="ce14" table:formula="of:=IF(LEN([.F10]) &gt; 0; [.F10]; [.E10])" office:value-type="string" office:string-value="मंद" calcext:value-type="string">
            <text:p>मंद</text:p>
          </table:table-cell>
          <table:table-cell table:style-name="ce8" table:formula="of:=IFERROR(__xludf.dummyfunction(&quot;upper(googletranslate(A10,$A$1,&quot;&quot;en&quot;&quot;))&quot;);&quot;DULL&quot;)" office:value-type="string" office:string-value="DULL" calcext:value-type="string">
            <text:p>DULL</text:p>
          </table:table-cell>
          <table:table-cell table:style-name="ce2" table:formula="of:=[$keywords.A8]" office:value-type="string" office:string-value="DIM" calcext:value-type="string">
            <text:p>DIM</text:p>
          </table:table-cell>
          <table:table-cell/>
          <table:table-cell table:style-name="ce2" table:formula="of:=IFERROR(__xludf.dummyfunction(&quot;UPPER(GOOGLETRANSLATE(if(len(D10) &gt; 0, D10, C10),&quot;&quot;en&quot;&quot;,$A$1))&quot;);&quot;मंद&quot;)" office:value-type="string" office:string-value="मंद" calcext:value-type="string">
            <text:p>मंद</text:p>
          </table:table-cell>
          <table:table-cell table:number-columns-repeated="1019"/>
        </table:table-row>
        <table:table-row table:style-name="ro1">
          <table:table-cell table:style-name="ce14" table:formula="of:=IF(LEN([.F11]) &gt; 0; [.F11]; [.E11])" office:value-type="string" office:string-value="अंत" calcext:value-type="string">
            <text:p>अंत</text:p>
          </table:table-cell>
          <table:table-cell table:style-name="ce8" table:formula="of:=IFERROR(__xludf.dummyfunction(&quot;upper(googletranslate(A11,$A$1,&quot;&quot;en&quot;&quot;))&quot;);&quot;ENDING&quot;)" office:value-type="string" office:string-value="ENDING" calcext:value-type="string">
            <text:p>ENDING</text:p>
          </table:table-cell>
          <table:table-cell table:style-name="ce2" table:formula="of:=[$keywords.A9]" office:value-type="string" office:string-value="END" calcext:value-type="string">
            <text:p>END</text:p>
          </table:table-cell>
          <table:table-cell/>
          <table:table-cell table:style-name="ce2" table:formula="of:=IFERROR(__xludf.dummyfunction(&quot;UPPER(GOOGLETRANSLATE(if(len(D11) &gt; 0, D11, C11),&quot;&quot;en&quot;&quot;,$A$1))&quot;);&quot;अंत&quot;)" office:value-type="string" office:string-value="अंत" calcext:value-type="string">
            <text:p>अंत</text:p>
          </table:table-cell>
          <table:table-cell table:number-columns-repeated="1019"/>
        </table:table-row>
        <table:table-row table:style-name="ro1">
          <table:table-cell table:style-name="ce14" table:formula="of:=IF(LEN([.F12]) &gt; 0; [.F12]; [.E12])" office:value-type="string" office:string-value="ऍक्स्प" calcext:value-type="string">
            <text:p>ऍक्स्प</text:p>
          </table:table-cell>
          <table:table-cell table:style-name="ce8" table:formula="of:=IFERROR(__xludf.dummyfunction(&quot;upper(googletranslate(A12,$A$1,&quot;&quot;en&quot;&quot;))&quot;);&quot;EXP&quot;)" office:value-type="string" office:string-value="EXP" calcext:value-type="string">
            <text:p>EXP</text:p>
          </table:table-cell>
          <table:table-cell table:style-name="ce2" table:formula="of:=[$keywords.A10]" office:value-type="string" office:string-value="EXP" calcext:value-type="string">
            <text:p>EXP</text:p>
          </table:table-cell>
          <table:table-cell/>
          <table:table-cell table:style-name="ce2" table:formula="of:=IFERROR(__xludf.dummyfunction(&quot;UPPER(GOOGLETRANSLATE(if(len(D12) &gt; 0, D12, C12),&quot;&quot;en&quot;&quot;,$A$1))&quot;);&quot;ऍक्स्प&quot;)" office:value-type="string" office:string-value="ऍक्स्प" calcext:value-type="string">
            <text:p>ऍक्स्प</text:p>
          </table:table-cell>
          <table:table-cell table:number-columns-repeated="1019"/>
        </table:table-row>
        <table:table-row table:style-name="ro1">
          <table:table-cell table:style-name="ce14" table:formula="of:=IF(LEN([.F13]) &gt; 0; [.F13]; [.E13])" office:value-type="string" office:string-value="के लिए" calcext:value-type="string">
            <text:p>के लिए</text:p>
          </table:table-cell>
          <table:table-cell table:style-name="ce8" table:formula="of:=IFERROR(__xludf.dummyfunction(&quot;upper(googletranslate(A13,$A$1,&quot;&quot;en&quot;&quot;))&quot;);&quot;FOR&quot;)" office:value-type="string" office:string-value="FOR" calcext:value-type="string">
            <text:p>FOR</text:p>
          </table:table-cell>
          <table:table-cell table:style-name="ce2" table:formula="of:=[$keywords.A11]" office:value-type="string" office:string-value="FOR" calcext:value-type="string">
            <text:p>FOR</text:p>
          </table:table-cell>
          <table:table-cell/>
          <table:table-cell table:style-name="ce2" table:formula="of:=IFERROR(__xludf.dummyfunction(&quot;UPPER(GOOGLETRANSLATE(if(len(D13) &gt; 0, D13, C13),&quot;&quot;en&quot;&quot;,$A$1))&quot;);&quot;के लिए&quot;)" office:value-type="string" office:string-value="के लिए" calcext:value-type="string">
            <text:p>के लिए</text:p>
          </table:table-cell>
          <table:table-cell table:number-columns-repeated="1019"/>
        </table:table-row>
        <table:table-row table:style-name="ro1">
          <table:table-cell table:style-name="ce14" table:formula="of:=IF(LEN([.F14]) &gt; 0; [.F14]; [.E14])" office:value-type="string" office:string-value="के लिए जाओ" calcext:value-type="string">
            <text:p>के लिए जाओ</text:p>
          </table:table-cell>
          <table:table-cell table:style-name="ce8" table:formula="of:=IFERROR(__xludf.dummyfunction(&quot;upper(googletranslate(A14,$A$1,&quot;&quot;en&quot;&quot;))&quot;);&quot;GO FOR&quot;)" office:value-type="string" office:string-value="GO FOR" calcext:value-type="string">
            <text:p>GO FOR</text:p>
          </table:table-cell>
          <table:table-cell table:style-name="ce2" table:formula="of:=[$keywords.A12]" office:value-type="string" office:string-value="GOTO" calcext:value-type="string">
            <text:p>GOTO</text:p>
          </table:table-cell>
          <table:table-cell/>
          <table:table-cell table:style-name="ce2" table:formula="of:=IFERROR(__xludf.dummyfunction(&quot;UPPER(GOOGLETRANSLATE(if(len(D14) &gt; 0, D14, C14),&quot;&quot;en&quot;&quot;,$A$1))&quot;);&quot;के लिए जाओ&quot;)" office:value-type="string" office:string-value="के लिए जाओ" calcext:value-type="string">
            <text:p>के लिए जाओ</text:p>
          </table:table-cell>
          <table:table-cell table:number-columns-repeated="1019"/>
        </table:table-row>
        <table:table-row table:style-name="ro1">
          <table:table-cell table:style-name="ce14" table:formula="of:=IF(LEN([.F15]) &gt; 0; [.F15]; [.E15])" office:value-type="string" office:string-value="गोसुब" calcext:value-type="string">
            <text:p>गोसुब</text:p>
          </table:table-cell>
          <table:table-cell table:style-name="ce8" table:formula="of:=IFERROR(__xludf.dummyfunction(&quot;upper(googletranslate(A15,$A$1,&quot;&quot;en&quot;&quot;))&quot;);&quot;GOSUB&quot;)" office:value-type="string" office:string-value="GOSUB" calcext:value-type="string">
            <text:p>GOSUB</text:p>
          </table:table-cell>
          <table:table-cell table:style-name="ce2" table:formula="of:=[$keywords.A13]" office:value-type="string" office:string-value="GOSUB" calcext:value-type="string">
            <text:p>GOSUB</text:p>
          </table:table-cell>
          <table:table-cell/>
          <table:table-cell table:style-name="ce2" table:formula="of:=IFERROR(__xludf.dummyfunction(&quot;UPPER(GOOGLETRANSLATE(if(len(D15) &gt; 0, D15, C15),&quot;&quot;en&quot;&quot;,$A$1))&quot;);&quot;गोसुब&quot;)" office:value-type="string" office:string-value="गोसुब" calcext:value-type="string">
            <text:p>गोसुब</text:p>
          </table:table-cell>
          <table:table-cell table:number-columns-repeated="1019"/>
        </table:table-row>
        <table:table-row table:style-name="ro1">
          <table:table-cell table:style-name="ce14" table:formula="of:=IF(LEN([.F16]) &gt; 0; [.F16]; [.E16])" office:value-type="string" office:string-value="अगर" calcext:value-type="string">
            <text:p>अगर</text:p>
          </table:table-cell>
          <table:table-cell table:style-name="ce8" table:formula="of:=IFERROR(__xludf.dummyfunction(&quot;upper(googletranslate(A16,$A$1,&quot;&quot;en&quot;&quot;))&quot;);&quot;IF&quot;)" office:value-type="string" office:string-value="IF" calcext:value-type="string">
            <text:p>IF</text:p>
          </table:table-cell>
          <table:table-cell table:style-name="ce2" table:formula="of:=[$keywords.A14]" office:value-type="string" office:string-value="IF" calcext:value-type="string">
            <text:p>IF</text:p>
          </table:table-cell>
          <table:table-cell/>
          <table:table-cell table:style-name="ce2" table:formula="of:=IFERROR(__xludf.dummyfunction(&quot;UPPER(GOOGLETRANSLATE(if(len(D16) &gt; 0, D16, C16),&quot;&quot;en&quot;&quot;,$A$1))&quot;);&quot;अगर&quot;)" office:value-type="string" office:string-value="अगर" calcext:value-type="string">
            <text:p>अगर</text:p>
          </table:table-cell>
          <table:table-cell table:number-columns-repeated="1019"/>
        </table:table-row>
        <table:table-row table:style-name="ro1">
          <table:table-cell table:style-name="ce14" table:formula="of:=IF(LEN([.F17]) &gt; 0; [.F17]; [.E17])" office:value-type="string" office:string-value="INT यहाँ" calcext:value-type="string">
            <text:p>INT यहाँ</text:p>
          </table:table-cell>
          <table:table-cell table:style-name="ce8" table:formula="of:=IFERROR(__xludf.dummyfunction(&quot;upper(googletranslate(A17,$A$1,&quot;&quot;en&quot;&quot;))&quot;);&quot;INT HERE&quot;)" office:value-type="string" office:string-value="INT HERE" calcext:value-type="string">
            <text:p>INT HERE</text:p>
          </table:table-cell>
          <table:table-cell table:style-name="ce2" table:formula="of:=[$keywords.A15]" office:value-type="string" office:string-value="INT" calcext:value-type="string">
            <text:p>INT</text:p>
          </table:table-cell>
          <table:table-cell/>
          <table:table-cell table:style-name="ce2" table:formula="of:=IFERROR(__xludf.dummyfunction(&quot;UPPER(GOOGLETRANSLATE(if(len(D17) &gt; 0, D17, C17),&quot;&quot;en&quot;&quot;,$A$1))&quot;);&quot;INT यहाँ&quot;)" office:value-type="string" office:string-value="INT यहाँ" calcext:value-type="string">
            <text:p>INT यहाँ</text:p>
          </table:table-cell>
          <table:table-cell table:number-columns-repeated="1019"/>
        </table:table-row>
        <table:table-row table:style-name="ro1">
          <table:table-cell table:style-name="ce14" table:formula="of:=IF(LEN([.F18]) &gt; 0; [.F18]; [.E18])" office:value-type="string" office:string-value="इनपुट" calcext:value-type="string">
            <text:p>इनपुट</text:p>
          </table:table-cell>
          <table:table-cell table:style-name="ce8" table:formula="of:=IFERROR(__xludf.dummyfunction(&quot;upper(googletranslate(A18,$A$1,&quot;&quot;en&quot;&quot;))&quot;);&quot;INPUT&quot;)" office:value-type="string" office:string-value="INPUT" calcext:value-type="string">
            <text:p>INPUT</text:p>
          </table:table-cell>
          <table:table-cell table:style-name="ce2" table:formula="of:=[$keywords.A16]" office:value-type="string" office:string-value="INPUT" calcext:value-type="string">
            <text:p>INPUT</text:p>
          </table:table-cell>
          <table:table-cell/>
          <table:table-cell table:style-name="ce2" table:formula="of:=IFERROR(__xludf.dummyfunction(&quot;UPPER(GOOGLETRANSLATE(if(len(D18) &gt; 0, D18, C18),&quot;&quot;en&quot;&quot;,$A$1))&quot;);&quot;इनपुट&quot;)" office:value-type="string" office:string-value="इनपुट" calcext:value-type="string">
            <text:p>इनपुट</text:p>
          </table:table-cell>
          <table:table-cell table:number-columns-repeated="1019"/>
        </table:table-row>
        <table:table-row table:style-name="ro1">
          <table:table-cell table:style-name="ce14" table:formula="of:=IF(LEN([.F19]) &gt; 0; [.F19]; [.E19])" office:value-type="string" office:string-value="होने देना" calcext:value-type="string">
            <text:p>होने देना</text:p>
          </table:table-cell>
          <table:table-cell table:style-name="ce8" table:formula="of:=IFERROR(__xludf.dummyfunction(&quot;upper(googletranslate(A19,$A$1,&quot;&quot;en&quot;&quot;))&quot;);&quot;LET&quot;)" office:value-type="string" office:string-value="LET" calcext:value-type="string">
            <text:p>LET</text:p>
          </table:table-cell>
          <table:table-cell table:style-name="ce2" table:formula="of:=[$keywords.A17]" office:value-type="string" office:string-value="LET" calcext:value-type="string">
            <text:p>LET</text:p>
          </table:table-cell>
          <table:table-cell/>
          <table:table-cell table:style-name="ce2" table:formula="of:=IFERROR(__xludf.dummyfunction(&quot;UPPER(GOOGLETRANSLATE(if(len(D19) &gt; 0, D19, C19),&quot;&quot;en&quot;&quot;,$A$1))&quot;);&quot;होने देना&quot;)" office:value-type="string" office:string-value="होने देना" calcext:value-type="string">
            <text:p>होने देना</text:p>
          </table:table-cell>
          <table:table-cell table:number-columns-repeated="1019"/>
        </table:table-row>
        <table:table-row table:style-name="ro1">
          <table:table-cell table:style-name="ce14" table:formula="of:=IF(LEN([.F20]) &gt; 0; [.F20]; [.E20])" office:value-type="string" office:string-value="लकड़ी का लट्ठा" calcext:value-type="string">
            <text:p>लकड़ी का लट्ठा</text:p>
          </table:table-cell>
          <table:table-cell table:style-name="ce8" table:formula="of:=IFERROR(__xludf.dummyfunction(&quot;upper(googletranslate(A20,$A$1,&quot;&quot;en&quot;&quot;))&quot;);&quot;LOG&quot;)" office:value-type="string" office:string-value="LOG" calcext:value-type="string">
            <text:p>LOG</text:p>
          </table:table-cell>
          <table:table-cell table:style-name="ce2" table:formula="of:=[$keywords.A18]" office:value-type="string" office:string-value="LOG" calcext:value-type="string">
            <text:p>LOG</text:p>
          </table:table-cell>
          <table:table-cell/>
          <table:table-cell table:style-name="ce2" table:formula="of:=IFERROR(__xludf.dummyfunction(&quot;UPPER(GOOGLETRANSLATE(if(len(D20) &gt; 0, D20, C20),&quot;&quot;en&quot;&quot;,$A$1))&quot;);&quot;लकड़ी का लट्ठा&quot;)" office:value-type="string" office:string-value="लकड़ी का लट्ठा" calcext:value-type="string">
            <text:p>लकड़ी का लट्ठा</text:p>
          </table:table-cell>
          <table:table-cell table:number-columns-repeated="1019"/>
        </table:table-row>
        <table:table-row table:style-name="ro1">
          <table:table-cell table:style-name="ce14" table:formula="of:=IF(LEN([.F21]) &gt; 0; [.F21]; [.E21])" office:value-type="string" office:string-value="अगला" calcext:value-type="string">
            <text:p>अगला</text:p>
          </table:table-cell>
          <table:table-cell table:style-name="ce8" table:formula="of:=IFERROR(__xludf.dummyfunction(&quot;upper(googletranslate(A21,$A$1,&quot;&quot;en&quot;&quot;))&quot;);&quot;NEXT&quot;)" office:value-type="string" office:string-value="NEXT" calcext:value-type="string">
            <text:p>NEXT</text:p>
          </table:table-cell>
          <table:table-cell table:style-name="ce2" table:formula="of:=[$keywords.A19]" office:value-type="string" office:string-value="NEXT" calcext:value-type="string">
            <text:p>NEXT</text:p>
          </table:table-cell>
          <table:table-cell/>
          <table:table-cell table:style-name="ce2" table:formula="of:=IFERROR(__xludf.dummyfunction(&quot;UPPER(GOOGLETRANSLATE(if(len(D21) &gt; 0, D21, C21),&quot;&quot;en&quot;&quot;,$A$1))&quot;);&quot;अगला&quot;)" office:value-type="string" office:string-value="अगला" calcext:value-type="string">
            <text:p>अगला</text:p>
          </table:table-cell>
          <table:table-cell table:number-columns-repeated="1019"/>
        </table:table-row>
        <table:table-row table:style-name="ro1">
          <table:table-cell table:style-name="ce14" table:formula="of:=IF(LEN([.F22]) &gt; 0; [.F22]; [.E22])" office:value-type="string" office:string-value="पर" calcext:value-type="string">
            <text:p>पर</text:p>
          </table:table-cell>
          <table:table-cell table:style-name="ce8" table:formula="of:=IFERROR(__xludf.dummyfunction(&quot;upper(googletranslate(A22,$A$1,&quot;&quot;en&quot;&quot;))&quot;);&quot;BUT&quot;)" office:value-type="string" office:string-value="BUT" calcext:value-type="string">
            <text:p>BUT</text:p>
          </table:table-cell>
          <table:table-cell table:style-name="ce2" table:formula="of:=[$keywords.A20]" office:value-type="string" office:string-value="ON" calcext:value-type="string">
            <text:p>ON</text:p>
          </table:table-cell>
          <table:table-cell/>
          <table:table-cell table:style-name="ce2" table:formula="of:=IFERROR(__xludf.dummyfunction(&quot;UPPER(GOOGLETRANSLATE(if(len(D22) &gt; 0, D22, C22),&quot;&quot;en&quot;&quot;,$A$1))&quot;);&quot;पर&quot;)" office:value-type="string" office:string-value="पर" calcext:value-type="string">
            <text:p>पर</text:p>
          </table:table-cell>
          <table:table-cell table:number-columns-repeated="1019"/>
        </table:table-row>
        <table:table-row table:style-name="ro1">
          <table:table-cell table:style-name="ce14" table:formula="of:=IF(LEN([.F23]) &gt; 0; [.F23]; [.E23])" office:value-type="string" office:string-value="विकल्प" calcext:value-type="string">
            <text:p>विकल्प</text:p>
          </table:table-cell>
          <table:table-cell table:style-name="ce8" table:formula="of:=IFERROR(__xludf.dummyfunction(&quot;upper(googletranslate(A23,$A$1,&quot;&quot;en&quot;&quot;))&quot;);&quot;OPTION&quot;)" office:value-type="string" office:string-value="OPTION" calcext:value-type="string">
            <text:p>OPTION</text:p>
          </table:table-cell>
          <table:table-cell table:style-name="ce2" table:formula="of:=[$keywords.A21]" office:value-type="string" office:string-value="OPTION" calcext:value-type="string">
            <text:p>OPTION</text:p>
          </table:table-cell>
          <table:table-cell/>
          <table:table-cell table:style-name="ce2" table:formula="of:=IFERROR(__xludf.dummyfunction(&quot;UPPER(GOOGLETRANSLATE(if(len(D23) &gt; 0, D23, C23),&quot;&quot;en&quot;&quot;,$A$1))&quot;);&quot;विकल्प&quot;)" office:value-type="string" office:string-value="विकल्प" calcext:value-type="string">
            <text:p>विकल्प</text:p>
          </table:table-cell>
          <table:table-cell table:number-columns-repeated="1019"/>
        </table:table-row>
        <table:table-row table:style-name="ro1">
          <table:table-cell table:style-name="ce14" table:formula="of:=IF(LEN([.F24]) &gt; 0; [.F24]; [.E24])" office:value-type="string" office:string-value="प्रिंट" calcext:value-type="string">
            <text:p>प्रिंट</text:p>
          </table:table-cell>
          <table:table-cell table:style-name="ce8" table:formula="of:=IFERROR(__xludf.dummyfunction(&quot;upper(googletranslate(A24,$A$1,&quot;&quot;en&quot;&quot;))&quot;);&quot;PRINT&quot;)" office:value-type="string" office:string-value="PRINT" calcext:value-type="string">
            <text:p>PRINT</text:p>
          </table:table-cell>
          <table:table-cell table:style-name="ce2" table:formula="of:=[$keywords.A22]" office:value-type="string" office:string-value="PRINT" calcext:value-type="string">
            <text:p>PRINT</text:p>
          </table:table-cell>
          <table:table-cell/>
          <table:table-cell table:style-name="ce2" table:formula="of:=IFERROR(__xludf.dummyfunction(&quot;UPPER(GOOGLETRANSLATE(if(len(D24) &gt; 0, D24, C24),&quot;&quot;en&quot;&quot;,$A$1))&quot;);&quot;प्रिंट&quot;)" office:value-type="string" office:string-value="प्रिंट" calcext:value-type="string">
            <text:p>प्रिंट</text:p>
          </table:table-cell>
          <table:table-cell table:number-columns-repeated="1019"/>
        </table:table-row>
        <table:table-row table:style-name="ro1">
          <table:table-cell table:style-name="ce14" table:formula="of:=IF(LEN([.F25]) &gt; 0; [.F25]; [.E25])" office:value-type="string" office:string-value="अनियमित" calcext:value-type="string">
            <text:p>अनियमित</text:p>
          </table:table-cell>
          <table:table-cell table:style-name="ce8" table:formula="of:=IFERROR(__xludf.dummyfunction(&quot;upper(googletranslate(A25,$A$1,&quot;&quot;en&quot;&quot;))&quot;);&quot;RANDOM&quot;)" office:value-type="string" office:string-value="RANDOM" calcext:value-type="string">
            <text:p>RANDOM</text:p>
          </table:table-cell>
          <table:table-cell table:style-name="ce2" table:formula="of:=[$keywords.A23]" office:value-type="string" office:string-value="RANDOMIZE" calcext:value-type="string">
            <text:p>RANDOMIZE</text:p>
          </table:table-cell>
          <table:table-cell/>
          <table:table-cell table:style-name="ce2" table:formula="of:=IFERROR(__xludf.dummyfunction(&quot;UPPER(GOOGLETRANSLATE(if(len(D25) &gt; 0, D25, C25),&quot;&quot;en&quot;&quot;,$A$1))&quot;);&quot;अनियमित&quot;)" office:value-type="string" office:string-value="अनियमित" calcext:value-type="string">
            <text:p>अनियमित</text:p>
          </table:table-cell>
          <table:table-cell table:number-columns-repeated="1019"/>
        </table:table-row>
        <table:table-row table:style-name="ro1">
          <table:table-cell table:style-name="ce14" table:formula="of:=IF(LEN([.F26]) &gt; 0; [.F26]; [.E26])" office:value-type="string" office:string-value="चूहा" calcext:value-type="string">
            <text:p>चूहा</text:p>
          </table:table-cell>
          <table:table-cell table:style-name="ce8" table:formula="of:=IFERROR(__xludf.dummyfunction(&quot;upper(googletranslate(A26,$A$1,&quot;&quot;en&quot;&quot;))&quot;);&quot;MICE&quot;)" office:value-type="string" office:string-value="MICE" calcext:value-type="string">
            <text:p>MICE</text:p>
          </table:table-cell>
          <table:table-cell table:style-name="ce2" table:formula="of:=[$keywords.A24]" office:value-type="string" office:string-value="RAT" calcext:value-type="string">
            <text:p>RAT</text:p>
          </table:table-cell>
          <table:table-cell/>
          <table:table-cell table:style-name="ce2" table:formula="of:=IFERROR(__xludf.dummyfunction(&quot;UPPER(GOOGLETRANSLATE(if(len(D26) &gt; 0, D26, C26),&quot;&quot;en&quot;&quot;,$A$1))&quot;);&quot;चूहा&quot;)" office:value-type="string" office:string-value="चूहा" calcext:value-type="string">
            <text:p>चूहा</text:p>
          </table:table-cell>
          <table:table-cell table:number-columns-repeated="1019"/>
        </table:table-row>
        <table:table-row table:style-name="ro1">
          <table:table-cell table:style-name="ce14" table:formula="of:=IF(LEN([.F27]) &gt; 0; [.F27]; [.E27])" office:value-type="string" office:string-value="पढ़ना" calcext:value-type="string">
            <text:p>पढ़ना</text:p>
          </table:table-cell>
          <table:table-cell table:style-name="ce8" table:formula="of:=IFERROR(__xludf.dummyfunction(&quot;upper(googletranslate(A27,$A$1,&quot;&quot;en&quot;&quot;))&quot;);&quot;READING&quot;)" office:value-type="string" office:string-value="READING" calcext:value-type="string">
            <text:p>READING</text:p>
          </table:table-cell>
          <table:table-cell table:style-name="ce2" table:formula="of:=[$keywords.A25]" office:value-type="string" office:string-value="READ" calcext:value-type="string">
            <text:p>READ</text:p>
          </table:table-cell>
          <table:table-cell/>
          <table:table-cell table:style-name="ce2" table:formula="of:=IFERROR(__xludf.dummyfunction(&quot;UPPER(GOOGLETRANSLATE(if(len(D27) &gt; 0, D27, C27),&quot;&quot;en&quot;&quot;,$A$1))&quot;);&quot;पढ़ना&quot;)" office:value-type="string" office:string-value="पढ़ना" calcext:value-type="string">
            <text:p>पढ़ना</text:p>
          </table:table-cell>
          <table:table-cell table:number-columns-repeated="1019"/>
        </table:table-row>
        <table:table-row table:style-name="ro1">
          <table:table-cell table:style-name="ce14" table:formula="of:=IF(LEN([.F28]) &gt; 0; [.F28]; [.E28])" office:value-type="string" office:string-value="निकाल देना" calcext:value-type="string">
            <text:p>निकाल देना</text:p>
          </table:table-cell>
          <table:table-cell table:style-name="ce8" table:formula="of:=IFERROR(__xludf.dummyfunction(&quot;upper(googletranslate(A28,$A$1,&quot;&quot;en&quot;&quot;))&quot;);&quot;TO REMOVE&quot;)" office:value-type="string" office:string-value="TO REMOVE" calcext:value-type="string">
            <text:p>TO REMOVE</text:p>
          </table:table-cell>
          <table:table-cell table:style-name="ce2" table:formula="of:=[$keywords.A26]" office:value-type="string" office:string-value="REM" calcext:value-type="string">
            <text:p>REM</text:p>
          </table:table-cell>
          <table:table-cell/>
          <table:table-cell table:style-name="ce2" table:formula="of:=IFERROR(__xludf.dummyfunction(&quot;UPPER(GOOGLETRANSLATE(if(len(D28) &gt; 0, D28, C28),&quot;&quot;en&quot;&quot;,$A$1))&quot;);&quot;निकाल देना&quot;)" office:value-type="string" office:string-value="निकाल देना" calcext:value-type="string">
            <text:p>निकाल देना</text:p>
          </table:table-cell>
          <table:table-cell table:number-columns-repeated="1019"/>
        </table:table-row>
        <table:table-row table:style-name="ro1">
          <table:table-cell table:style-name="ce14" table:formula="of:=IF(LEN([.F29]) &gt; 0; [.F29]; [.E29])" office:value-type="string" office:string-value="पुनर्स्थापित करना" calcext:value-type="string">
            <text:p>पुनर्स्थापित करना</text:p>
          </table:table-cell>
          <table:table-cell table:style-name="ce8" table:formula="of:=IFERROR(__xludf.dummyfunction(&quot;upper(googletranslate(A29,$A$1,&quot;&quot;en&quot;&quot;))&quot;);&quot;RESTORE&quot;)" office:value-type="string" office:string-value="RESTORE" calcext:value-type="string">
            <text:p>RESTORE</text:p>
          </table:table-cell>
          <table:table-cell table:style-name="ce2" table:formula="of:=[$keywords.A27]" office:value-type="string" office:string-value="RESTORE" calcext:value-type="string">
            <text:p>RESTORE</text:p>
          </table:table-cell>
          <table:table-cell/>
          <table:table-cell table:style-name="ce2" table:formula="of:=IFERROR(__xludf.dummyfunction(&quot;UPPER(GOOGLETRANSLATE(if(len(D29) &gt; 0, D29, C29),&quot;&quot;en&quot;&quot;,$A$1))&quot;);&quot;पुनर्स्थापित करना&quot;)" office:value-type="string" office:string-value="पुनर्स्थापित करना" calcext:value-type="string">
            <text:p>पुनर्स्थापित करना</text:p>
          </table:table-cell>
          <table:table-cell table:number-columns-repeated="1019"/>
        </table:table-row>
        <table:table-row table:style-name="ro1">
          <table:table-cell table:style-name="ce14" table:formula="of:=IF(LEN([.F30]) &gt; 0; [.F30]; [.E30])" office:value-type="string" office:string-value="वापस करना" calcext:value-type="string">
            <text:p>वापस करना</text:p>
          </table:table-cell>
          <table:table-cell table:style-name="ce8" table:formula="of:=IFERROR(__xludf.dummyfunction(&quot;upper(googletranslate(A30,$A$1,&quot;&quot;en&quot;&quot;))&quot;);&quot;RETURN&quot;)" office:value-type="string" office:string-value="RETURN" calcext:value-type="string">
            <text:p>RETURN</text:p>
          </table:table-cell>
          <table:table-cell table:style-name="ce2" table:formula="of:=[$keywords.A28]" office:value-type="string" office:string-value="RETURN" calcext:value-type="string">
            <text:p>RETURN</text:p>
          </table:table-cell>
          <table:table-cell/>
          <table:table-cell table:style-name="ce2" table:formula="of:=IFERROR(__xludf.dummyfunction(&quot;UPPER(GOOGLETRANSLATE(if(len(D30) &gt; 0, D30, C30),&quot;&quot;en&quot;&quot;,$A$1))&quot;);&quot;वापस करना&quot;)" office:value-type="string" office:string-value="वापस करना" calcext:value-type="string">
            <text:p>वापस करना</text:p>
          </table:table-cell>
          <table:table-cell table:number-columns-repeated="1019"/>
        </table:table-row>
        <table:table-row table:style-name="ro1">
          <table:table-cell table:style-name="ce14" table:formula="of:=IF(LEN([.F31]) &gt; 0; [.F31]; [.E31])" office:value-type="string" office:string-value="राउंड" calcext:value-type="string">
            <text:p>राउंड</text:p>
          </table:table-cell>
          <table:table-cell table:style-name="ce8" table:formula="of:=IFERROR(__xludf.dummyfunction(&quot;upper(googletranslate(A31,$A$1,&quot;&quot;en&quot;&quot;))&quot;);&quot;ROUND&quot;)" office:value-type="string" office:string-value="ROUND" calcext:value-type="string">
            <text:p>ROUND</text:p>
          </table:table-cell>
          <table:table-cell table:style-name="ce2" table:formula="of:=[$keywords.A29]" office:value-type="string" office:string-value="RND" calcext:value-type="string">
            <text:p>RND</text:p>
          </table:table-cell>
          <table:table-cell/>
          <table:table-cell table:style-name="ce2" table:formula="of:=IFERROR(__xludf.dummyfunction(&quot;UPPER(GOOGLETRANSLATE(if(len(D31) &gt; 0, D31, C31),&quot;&quot;en&quot;&quot;,$A$1))&quot;);&quot;राउंड&quot;)" office:value-type="string" office:string-value="राउंड" calcext:value-type="string">
            <text:p>राउंड</text:p>
          </table:table-cell>
          <table:table-cell table:number-columns-repeated="1019"/>
        </table:table-row>
        <table:table-row table:style-name="ro1">
          <table:table-cell table:style-name="ce14" table:formula="of:=IF(LEN([.F32]) &gt; 0; [.F32]; [.E32])" office:value-type="string" office:string-value="एसजीएन" calcext:value-type="string">
            <text:p>एसजीएन</text:p>
          </table:table-cell>
          <table:table-cell table:style-name="ce8" table:formula="of:=IFERROR(__xludf.dummyfunction(&quot;upper(googletranslate(A32,$A$1,&quot;&quot;en&quot;&quot;))&quot;);&quot;SGN&quot;)" office:value-type="string" office:string-value="SGN" calcext:value-type="string">
            <text:p>SGN</text:p>
          </table:table-cell>
          <table:table-cell table:style-name="ce2" table:formula="of:=[$keywords.A30]" office:value-type="string" office:string-value="SGN" calcext:value-type="string">
            <text:p>SGN</text:p>
          </table:table-cell>
          <table:table-cell/>
          <table:table-cell table:style-name="ce2" table:formula="of:=IFERROR(__xludf.dummyfunction(&quot;UPPER(GOOGLETRANSLATE(if(len(D32) &gt; 0, D32, C32),&quot;&quot;en&quot;&quot;,$A$1))&quot;);&quot;एसजीएन&quot;)" office:value-type="string" office:string-value="एसजीएन" calcext:value-type="string">
            <text:p>एसजीएन</text:p>
          </table:table-cell>
          <table:table-cell table:number-columns-repeated="1019"/>
        </table:table-row>
        <table:table-row table:style-name="ro1">
          <table:table-cell table:style-name="ce14" table:formula="of:=IF(LEN([.F33]) &gt; 0; [.F33]; [.E33])" office:value-type="string" office:string-value="पाप" calcext:value-type="string">
            <text:p>पाप</text:p>
          </table:table-cell>
          <table:table-cell table:style-name="ce8" table:formula="of:=IFERROR(__xludf.dummyfunction(&quot;upper(googletranslate(A33,$A$1,&quot;&quot;en&quot;&quot;))&quot;);&quot;SIN&quot;)" office:value-type="string" office:string-value="SIN" calcext:value-type="string">
            <text:p>SIN</text:p>
          </table:table-cell>
          <table:table-cell table:style-name="ce2" table:formula="of:=[$keywords.A31]" office:value-type="string" office:string-value="SIN" calcext:value-type="string">
            <text:p>SIN</text:p>
          </table:table-cell>
          <table:table-cell/>
          <table:table-cell table:style-name="ce2" table:formula="of:=IFERROR(__xludf.dummyfunction(&quot;UPPER(GOOGLETRANSLATE(if(len(D33) &gt; 0, D33, C33),&quot;&quot;en&quot;&quot;,$A$1))&quot;);&quot;पाप&quot;)" office:value-type="string" office:string-value="पाप" calcext:value-type="string">
            <text:p>पाप</text:p>
          </table:table-cell>
          <table:table-cell table:number-columns-repeated="1019"/>
        </table:table-row>
        <table:table-row table:style-name="ro1">
          <table:table-cell table:style-name="ce14" table:formula="of:=IF(LEN([.F34]) &gt; 0; [.F34]; [.E34])" office:value-type="string" office:string-value="दूसरी तिमाही समीक्षा" calcext:value-type="string">
            <text:p>दूसरी तिमाही समीक्षा</text:p>
          </table:table-cell>
          <table:table-cell table:style-name="ce8" table:formula="of:=IFERROR(__xludf.dummyfunction(&quot;upper(googletranslate(A34,$A$1,&quot;&quot;en&quot;&quot;))&quot;);&quot;SECOND QUARTERLY REVIEW&quot;)" office:value-type="string" office:string-value="SECOND QUARTERLY REVIEW" calcext:value-type="string">
            <text:p>SECOND QUARTERLY REVIEW</text:p>
          </table:table-cell>
          <table:table-cell table:style-name="ce2" table:formula="of:=[$keywords.A32]" office:value-type="string" office:string-value="SQR" calcext:value-type="string">
            <text:p>SQR</text:p>
          </table:table-cell>
          <table:table-cell/>
          <table:table-cell table:style-name="ce2" table:formula="of:=IFERROR(__xludf.dummyfunction(&quot;UPPER(GOOGLETRANSLATE(if(len(D34) &gt; 0, D34, C34),&quot;&quot;en&quot;&quot;,$A$1))&quot;);&quot;दूसरी तिमाही समीक्षा&quot;)" office:value-type="string" office:string-value="दूसरी तिमाही समीक्षा" calcext:value-type="string">
            <text:p>दूसरी तिमाही समीक्षा</text:p>
          </table:table-cell>
          <table:table-cell table:number-columns-repeated="1019"/>
        </table:table-row>
        <table:table-row table:style-name="ro1">
          <table:table-cell table:style-name="ce14" table:formula="of:=IF(LEN([.F35]) &gt; 0; [.F35]; [.E35])" office:value-type="string" office:string-value="कदम" calcext:value-type="string">
            <text:p>कदम</text:p>
          </table:table-cell>
          <table:table-cell table:style-name="ce8" table:formula="of:=IFERROR(__xludf.dummyfunction(&quot;upper(googletranslate(A35,$A$1,&quot;&quot;en&quot;&quot;))&quot;);&quot;STEP&quot;)" office:value-type="string" office:string-value="STEP" calcext:value-type="string">
            <text:p>STEP</text:p>
          </table:table-cell>
          <table:table-cell table:style-name="ce2" table:formula="of:=[$keywords.A33]" office:value-type="string" office:string-value="STEP" calcext:value-type="string">
            <text:p>STEP</text:p>
          </table:table-cell>
          <table:table-cell/>
          <table:table-cell table:style-name="ce2" table:formula="of:=IFERROR(__xludf.dummyfunction(&quot;UPPER(GOOGLETRANSLATE(if(len(D35) &gt; 0, D35, C35),&quot;&quot;en&quot;&quot;,$A$1))&quot;);&quot;कदम&quot;)" office:value-type="string" office:string-value="कदम" calcext:value-type="string">
            <text:p>कदम</text:p>
          </table:table-cell>
          <table:table-cell table:number-columns-repeated="1019"/>
        </table:table-row>
        <table:table-row table:style-name="ro1">
          <table:table-cell table:style-name="ce14" table:formula="of:=IF(LEN([.F36]) &gt; 0; [.F36]; [.E36])" office:value-type="string" office:string-value="रुकना" calcext:value-type="string">
            <text:p>रुकना</text:p>
          </table:table-cell>
          <table:table-cell table:style-name="ce8" table:formula="of:=IFERROR(__xludf.dummyfunction(&quot;upper(googletranslate(A36,$A$1,&quot;&quot;en&quot;&quot;))&quot;);&quot;STOP&quot;)" office:value-type="string" office:string-value="STOP" calcext:value-type="string">
            <text:p>STOP</text:p>
          </table:table-cell>
          <table:table-cell table:style-name="ce2" table:formula="of:=[$keywords.A34]" office:value-type="string" office:string-value="STOP" calcext:value-type="string">
            <text:p>STOP</text:p>
          </table:table-cell>
          <table:table-cell/>
          <table:table-cell table:style-name="ce2" table:formula="of:=IFERROR(__xludf.dummyfunction(&quot;UPPER(GOOGLETRANSLATE(if(len(D36) &gt; 0, D36, C36),&quot;&quot;en&quot;&quot;,$A$1))&quot;);&quot;रुकना&quot;)" office:value-type="string" office:string-value="रुकना" calcext:value-type="string">
            <text:p>रुकना</text:p>
          </table:table-cell>
          <table:table-cell table:number-columns-repeated="1019"/>
        </table:table-row>
        <table:table-row table:style-name="ro1">
          <table:table-cell table:style-name="ce14" table:formula="of:=IF(LEN([.F37]) &gt; 0; [.F37]; [.E37])" office:value-type="string" office:string-value="एसटीआर" calcext:value-type="string">
            <text:p>एसटीआर</text:p>
          </table:table-cell>
          <table:table-cell table:style-name="ce8" table:formula="of:=IFERROR(__xludf.dummyfunction(&quot;upper(googletranslate(A37,$A$1,&quot;&quot;en&quot;&quot;))&quot;);&quot;STR&quot;)" office:value-type="string" office:string-value="STR" calcext:value-type="string">
            <text:p>STR</text:p>
          </table:table-cell>
          <table:table-cell table:style-name="ce2" table:formula="of:=[$keywords.A35]" office:value-type="string" office:string-value="STR" calcext:value-type="string">
            <text:p>STR</text:p>
          </table:table-cell>
          <table:table-cell/>
          <table:table-cell table:style-name="ce2" table:formula="of:=IFERROR(__xludf.dummyfunction(&quot;UPPER(GOOGLETRANSLATE(if(len(D37) &gt; 0, D37, C37),&quot;&quot;en&quot;&quot;,$A$1))&quot;);&quot;एसटीआर&quot;)" office:value-type="string" office:string-value="एसटीआर" calcext:value-type="string">
            <text:p>एसटीआर</text:p>
          </table:table-cell>
          <table:table-cell table:number-columns-repeated="1019"/>
        </table:table-row>
        <table:table-row table:style-name="ro1">
          <table:table-cell table:style-name="ce14" table:formula="of:=IF(LEN([.F38]) &gt; 0; [.F38]; [.E38])" office:value-type="string" office:string-value="टैन" calcext:value-type="string">
            <text:p>टैन</text:p>
          </table:table-cell>
          <table:table-cell table:style-name="ce8" table:formula="of:=IFERROR(__xludf.dummyfunction(&quot;upper(googletranslate(A38,$A$1,&quot;&quot;en&quot;&quot;))&quot;);&quot;TAN&quot;)" office:value-type="string" office:string-value="TAN" calcext:value-type="string">
            <text:p>TAN</text:p>
          </table:table-cell>
          <table:table-cell table:style-name="ce2" table:formula="of:=[$keywords.A36]" office:value-type="string" office:string-value="TAN" calcext:value-type="string">
            <text:p>TAN</text:p>
          </table:table-cell>
          <table:table-cell/>
          <table:table-cell table:style-name="ce2" table:formula="of:=IFERROR(__xludf.dummyfunction(&quot;UPPER(GOOGLETRANSLATE(if(len(D38) &gt; 0, D38, C38),&quot;&quot;en&quot;&quot;,$A$1))&quot;);&quot;टैन&quot;)" office:value-type="string" office:string-value="टैन" calcext:value-type="string">
            <text:p>टैन</text:p>
          </table:table-cell>
          <table:table-cell table:number-columns-repeated="1019"/>
        </table:table-row>
        <table:table-row table:style-name="ro1">
          <table:table-cell table:style-name="ce14" table:formula="of:=IF(LEN([.F39]) &gt; 0; [.F39]; [.E39])" office:value-type="string" office:string-value="तब" calcext:value-type="string">
            <text:p>तब</text:p>
          </table:table-cell>
          <table:table-cell table:style-name="ce8" table:formula="of:=IFERROR(__xludf.dummyfunction(&quot;upper(googletranslate(A39,$A$1,&quot;&quot;en&quot;&quot;))&quot;);&quot;THEN&quot;)" office:value-type="string" office:string-value="THEN" calcext:value-type="string">
            <text:p>THEN</text:p>
          </table:table-cell>
          <table:table-cell table:style-name="ce2" table:formula="of:=[$keywords.A37]" office:value-type="string" office:string-value="THEN" calcext:value-type="string">
            <text:p>THEN</text:p>
          </table:table-cell>
          <table:table-cell/>
          <table:table-cell table:style-name="ce2" table:formula="of:=IFERROR(__xludf.dummyfunction(&quot;UPPER(GOOGLETRANSLATE(if(len(D39) &gt; 0, D39, C39),&quot;&quot;en&quot;&quot;,$A$1))&quot;);&quot;तब&quot;)" office:value-type="string" office:string-value="तब" calcext:value-type="string">
            <text:p>तब</text:p>
          </table:table-cell>
          <table:table-cell table:number-columns-repeated="1019"/>
        </table:table-row>
        <table:table-row table:style-name="ro1">
          <table:table-cell table:style-name="ce14" table:formula="of:=IF(LEN([.F40]) &gt; 0; [.F40]; [.E40])" office:value-type="string" office:string-value="को" calcext:value-type="string">
            <text:p>को</text:p>
          </table:table-cell>
          <table:table-cell table:style-name="ce8" table:formula="of:=IFERROR(__xludf.dummyfunction(&quot;upper(googletranslate(A40,$A$1,&quot;&quot;en&quot;&quot;))&quot;);&quot;TO&quot;)" office:value-type="string" office:string-value="TO" calcext:value-type="string">
            <text:p>TO</text:p>
          </table:table-cell>
          <table:table-cell table:style-name="ce2" table:formula="of:=[$keywords.A38]" office:value-type="string" office:string-value="TO" calcext:value-type="string">
            <text:p>TO</text:p>
          </table:table-cell>
          <table:table-cell/>
          <table:table-cell table:style-name="ce2" table:formula="of:=IFERROR(__xludf.dummyfunction(&quot;UPPER(GOOGLETRANSLATE(if(len(D40) &gt; 0, D40, C40),&quot;&quot;en&quot;&quot;,$A$1))&quot;);&quot;को&quot;)" office:value-type="string" office:string-value="को" calcext:value-type="string">
            <text:p>को</text:p>
          </table:table-cell>
          <table:table-cell table:number-columns-repeated="1019"/>
        </table:table-row>
        <table:table-row table:style-name="ro1">
          <table:table-cell table:style-name="ce5"/>
          <table:table-cell table:style-name="ce8"/>
          <table:table-cell table:number-columns-repeated="1022"/>
        </table:table-row>
        <table:table-row table:style-name="ro1">
          <table:table-cell table:style-name="ce5" table:formula="of:=IF(LEN([.F42]) &gt; 0; [.F42]; [.E42])" office:value-type="string" office:string-value="और कमांड लाइन पर कोई भाषा नहीं दी गई है। बाहर निकलना।" calcext:value-type="string">
            <text:p>और कमांड लाइन पर कोई भाषा नहीं दी गई है। बाहर निकलना।</text:p>
          </table:table-cell>
          <table:table-cell table:style-name="ce8" table:formula="of:=IFERROR(__xludf.dummyfunction(&quot;upper(googletranslate(A42,$A$1,&quot;&quot;en&quot;&quot;))&quot;);&quot;AND NO LANGUAGE HAS BEEN GIVEN ON THE COMMAND LINE. EXIT.&quot;)" office:value-type="string" office:string-value="AND NO LANGUAGE HAS BEEN GIVEN ON THE COMMAND LINE. EXIT." calcext:value-type="string">
            <text:p>AND NO LANGUAGE HAS BEEN GIVEN ON THE COMMAND LINE. EXIT.</text:p>
          </table:table-cell>
          <table:table-cell table:style-name="ce2" table:formula="of:=[$errors.A1]" office:value-type="string" office:string-value="AND NO LANGUAGE GIVEN ON COMMAND LINE.  EXITING." calcext:value-type="string">
            <text:p>AND NO LANGUAGE GIVEN ON COMMAND LINE. <text:s/>EXITING.</text:p>
          </table:table-cell>
          <table:table-cell/>
          <table:table-cell table:style-name="ce2" table:formula="of:=IFERROR(__xludf.dummyfunction(&quot;UPPER(GOOGLETRANSLATE(if(len(D42) &gt; 0, D42, C42),&quot;&quot;en&quot;&quot;,$A$1))&quot;);&quot;और कमांड लाइन पर कोई भाषा नहीं दी गई है। बाहर निकलना।&quot;)" office:value-type="string" office:string-value="और कमांड लाइन पर कोई भाषा नहीं दी गई है। बाहर निकलना।" calcext:value-type="string">
            <text:p>और कमांड लाइन पर कोई भाषा नहीं दी गई है। बाहर निकलना।</text:p>
          </table:table-cell>
          <table:table-cell table:number-columns-repeated="1019"/>
        </table:table-row>
        <table:table-row table:style-name="ro1">
          <table:table-cell table:style-name="ce5" table:formula="of:=IF(LEN([.F43]) &gt; 0; [.F43]; [.E43])" office:value-type="string" office:string-value="सरणी पहले से ही परिभाषित है" calcext:value-type="string">
            <text:p>सरणी पहले से ही परिभाषित है</text:p>
          </table:table-cell>
          <table:table-cell table:style-name="ce8" table:formula="of:=IFERROR(__xludf.dummyfunction(&quot;upper(googletranslate(A43,$A$1,&quot;&quot;en&quot;&quot;))&quot;);&quot;THE ARRAY IS ALREADY DEFINED&quot;)" office:value-type="string" office:string-value="THE ARRAY IS ALREADY DEFINED" calcext:value-type="string">
            <text:p>THE ARRAY IS ALREADY DEFINED</text:p>
          </table:table-cell>
          <table:table-cell table:style-name="ce2" table:formula="of:=[$errors.A2]" office:value-type="string" office:string-value="ARRAY ALREADY DEFINED" calcext:value-type="string">
            <text:p>ARRAY ALREADY DEFINED</text:p>
          </table:table-cell>
          <table:table-cell/>
          <table:table-cell table:style-name="ce2" table:formula="of:=IFERROR(__xludf.dummyfunction(&quot;UPPER(GOOGLETRANSLATE(if(len(D43) &gt; 0, D43, C43),&quot;&quot;en&quot;&quot;,$A$1))&quot;);&quot;सरणी पहले से ही परिभाषित है&quot;)" office:value-type="string" office:string-value="सरणी पहले से ही परिभाषित है" calcext:value-type="string">
            <text:p>सरणी पहले से ही परिभाषित है</text:p>
          </table:table-cell>
          <table:table-cell table:number-columns-repeated="1019"/>
        </table:table-row>
        <table:table-row table:style-name="ro1">
          <table:table-cell table:style-name="ce5" table:formula="of:=IF(LEN([.F44]) &gt; 0; [.F44]; [.E44])" office:value-type="string" office:string-value="सीमा के बाहर सरणी सूचकांक" calcext:value-type="string">
            <text:p>सीमा के बाहर सरणी सूचकांक</text:p>
          </table:table-cell>
          <table:table-cell table:style-name="ce8" table:formula="of:=IFERROR(__xludf.dummyfunction(&quot;upper(googletranslate(A44,$A$1,&quot;&quot;en&quot;&quot;))&quot;);&quot;ARRAY INDEX OUTSIDE THE BORDER&quot;)" office:value-type="string" office:string-value="ARRAY INDEX OUTSIDE THE BORDER" calcext:value-type="string">
            <text:p>ARRAY INDEX OUTSIDE THE BORDER</text:p>
          </table:table-cell>
          <table:table-cell table:style-name="ce2" table:formula="of:=[$errors.A3]" office:value-type="string" office:string-value="ARRAY INDEX OUTSIDE OF BOUNDS" calcext:value-type="string">
            <text:p>ARRAY INDEX OUTSIDE OF BOUNDS</text:p>
          </table:table-cell>
          <table:table-cell/>
          <table:table-cell table:style-name="ce2" table:formula="of:=IFERROR(__xludf.dummyfunction(&quot;UPPER(GOOGLETRANSLATE(if(len(D44) &gt; 0, D44, C44),&quot;&quot;en&quot;&quot;,$A$1))&quot;);&quot;सीमा के बाहर सरणी सूचकांक&quot;)" office:value-type="string" office:string-value="सीमा के बाहर सरणी सूचकांक" calcext:value-type="string">
            <text:p>सीमा के बाहर सरणी सूचकांक</text:p>
          </table:table-cell>
          <table:table-cell table:number-columns-repeated="1019"/>
        </table:table-row>
        <table:table-row table:style-name="ro1">
          <table:table-cell table:style-name="ce5" table:formula="of:=IF(LEN([.F45]) &gt; 0; [.F45]; [.E45])" office:value-type="string" office:string-value="एक्सेस डायरेक्टरी नहीं कर सकते" calcext:value-type="string">
            <text:p>एक्सेस डायरेक्टरी नहीं कर सकते</text:p>
          </table:table-cell>
          <table:table-cell table:style-name="ce8" table:formula="of:=IFERROR(__xludf.dummyfunction(&quot;upper(googletranslate(A45,$A$1,&quot;&quot;en&quot;&quot;))&quot;);&quot;CAN'T DO ACCESS DIRECTORY&quot;)" office:value-type="string" office:string-value="CAN'T DO ACCESS DIRECTORY" calcext:value-type="string">
            <text:p>CAN'T DO ACCESS DIRECTORY</text:p>
          </table:table-cell>
          <table:table-cell table:style-name="ce2" table:formula="of:=[$errors.A4]" office:value-type="string" office:string-value="CANNOT ACCESS DIRECTORY" calcext:value-type="string">
            <text:p>CANNOT ACCESS DIRECTORY</text:p>
          </table:table-cell>
          <table:table-cell/>
          <table:table-cell table:style-name="ce2" table:formula="of:=IFERROR(__xludf.dummyfunction(&quot;UPPER(GOOGLETRANSLATE(if(len(D45) &gt; 0, D45, C45),&quot;&quot;en&quot;&quot;,$A$1))&quot;);&quot;एक्सेस डायरेक्टरी नहीं कर सकते&quot;)" office:value-type="string" office:string-value="एक्सेस डायरेक्टरी नहीं कर सकते" calcext:value-type="string">
            <text:p>एक्सेस डायरेक्टरी नहीं कर सकते</text:p>
          </table:table-cell>
          <table:table-cell table:number-columns-repeated="1019"/>
        </table:table-row>
        <table:table-row table:style-name="ro1">
          <table:table-cell table:style-name="ce5" table:formula="of:=IF(LEN([.F46]) &gt; 0; [.F46]; [.E46])" office:value-type="string" office:string-value="आंकड़ा इनपुट अंडरफ्लो" calcext:value-type="string">
            <text:p>आंकड़ा इनपुट अंडरफ्लो</text:p>
          </table:table-cell>
          <table:table-cell table:style-name="ce8" table:formula="of:=IFERROR(__xludf.dummyfunction(&quot;upper(googletranslate(A46,$A$1,&quot;&quot;en&quot;&quot;))&quot;);&quot;DATA INPUT UNDERFLOW&quot;)" office:value-type="string" office:string-value="DATA INPUT UNDERFLOW" calcext:value-type="string">
            <text:p>DATA INPUT UNDERFLOW</text:p>
          </table:table-cell>
          <table:table-cell table:style-name="ce2" table:formula="of:=[$errors.A5]" office:value-type="string" office:string-value="DATA INPUT UNDERFLOW" calcext:value-type="string">
            <text:p>DATA INPUT UNDERFLOW</text:p>
          </table:table-cell>
          <table:table-cell/>
          <table:table-cell table:style-name="ce2" table:formula="of:=IFERROR(__xludf.dummyfunction(&quot;UPPER(GOOGLETRANSLATE(if(len(D46) &gt; 0, D46, C46),&quot;&quot;en&quot;&quot;,$A$1))&quot;);&quot;आंकड़ा इनपुट अंडरफ्लो&quot;)" office:value-type="string" office:string-value="आंकड़ा इनपुट अंडरफ्लो" calcext:value-type="string">
            <text:p>आंकड़ा इनपुट अंडरफ्लो</text:p>
          </table:table-cell>
          <table:table-cell table:number-columns-repeated="1019"/>
        </table:table-row>
        <table:table-row table:style-name="ro1">
          <table:table-cell table:style-name="ce5" table:formula="of:=IF(LEN([.F47]) &gt; 0; [.F47]; [.E47])" office:value-type="string" office:string-value="डेटा पढ़ें अंडरफ्लो" calcext:value-type="string">
            <text:p>डेटा पढ़ें अंडरफ्लो</text:p>
          </table:table-cell>
          <table:table-cell table:style-name="ce8" table:formula="of:=IFERROR(__xludf.dummyfunction(&quot;upper(googletranslate(A47,$A$1,&quot;&quot;en&quot;&quot;))&quot;);&quot;READ DATA UNDERFLOW&quot;)" office:value-type="string" office:string-value="READ DATA UNDERFLOW" calcext:value-type="string">
            <text:p>READ DATA UNDERFLOW</text:p>
          </table:table-cell>
          <table:table-cell table:style-name="ce2" table:formula="of:=[$errors.A6]" office:value-type="string" office:string-value="DATA READ UNDERFLOW" calcext:value-type="string">
            <text:p>DATA READ UNDERFLOW</text:p>
          </table:table-cell>
          <table:table-cell/>
          <table:table-cell table:style-name="ce2" table:formula="of:=IFERROR(__xludf.dummyfunction(&quot;UPPER(GOOGLETRANSLATE(if(len(D47) &gt; 0, D47, C47),&quot;&quot;en&quot;&quot;,$A$1))&quot;);&quot;डेटा पढ़ें अंडरफ्लो&quot;)" office:value-type="string" office:string-value="डेटा पढ़ें अंडरफ्लो" calcext:value-type="string">
            <text:p>डेटा पढ़ें अंडरफ्लो</text:p>
          </table:table-cell>
          <table:table-cell table:number-columns-repeated="1019"/>
        </table:table-row>
        <table:table-row table:style-name="ro1">
          <table:table-cell table:style-name="ce5" table:formula="of:=IF(LEN([.F48]) &gt; 0; [.F48]; [.E48])" office:value-type="string" office:string-value="परिभाषा चक्र की खोज की गई" calcext:value-type="string">
            <text:p>परिभाषा चक्र की खोज की गई</text:p>
          </table:table-cell>
          <table:table-cell table:style-name="ce8" table:formula="of:=IFERROR(__xludf.dummyfunction(&quot;upper(googletranslate(A48,$A$1,&quot;&quot;en&quot;&quot;))&quot;);&quot;DEFINITION CYCLE DISCOVERED&quot;)" office:value-type="string" office:string-value="DEFINITION CYCLE DISCOVERED" calcext:value-type="string">
            <text:p>DEFINITION CYCLE DISCOVERED</text:p>
          </table:table-cell>
          <table:table-cell table:style-name="ce2" table:formula="of:=[$errors.A7]" office:value-type="string" office:string-value="DEFINITION CYCLE DISCOVERED" calcext:value-type="string">
            <text:p>DEFINITION CYCLE DISCOVERED</text:p>
          </table:table-cell>
          <table:table-cell/>
          <table:table-cell table:style-name="ce2" table:formula="of:=IFERROR(__xludf.dummyfunction(&quot;UPPER(GOOGLETRANSLATE(if(len(D48) &gt; 0, D48, C48),&quot;&quot;en&quot;&quot;,$A$1))&quot;);&quot;परिभाषा चक्र की खोज की गई&quot;)" office:value-type="string" office:string-value="परिभाषा चक्र की खोज की गई" calcext:value-type="string">
            <text:p>परिभाषा चक्र की खोज की गई</text:p>
          </table:table-cell>
          <table:table-cell table:number-columns-repeated="1019"/>
        </table:table-row>
        <table:table-row table:style-name="ro1">
          <table:table-cell table:style-name="ce5" table:formula="of:=IF(LEN([.F49]) &gt; 0; [.F49]; [.E49])" office:value-type="string" office:string-value="गलती" calcext:value-type="string">
            <text:p>गलती</text:p>
          </table:table-cell>
          <table:table-cell table:style-name="ce8" table:formula="of:=IFERROR(__xludf.dummyfunction(&quot;upper(googletranslate(A49,$A$1,&quot;&quot;en&quot;&quot;))&quot;);&quot;MISTAKE&quot;)" office:value-type="string" office:string-value="MISTAKE" calcext:value-type="string">
            <text:p>MISTAKE</text:p>
          </table:table-cell>
          <table:table-cell table:style-name="ce2" table:formula="of:=[$errors.A8]" office:value-type="string" office:string-value="ERROR" calcext:value-type="string">
            <text:p>ERROR</text:p>
          </table:table-cell>
          <table:table-cell/>
          <table:table-cell table:style-name="ce2" table:formula="of:=IFERROR(__xludf.dummyfunction(&quot;UPPER(GOOGLETRANSLATE(if(len(D49) &gt; 0, D49, C49),&quot;&quot;en&quot;&quot;,$A$1))&quot;);&quot;गलती&quot;)" office:value-type="string" office:string-value="गलती" calcext:value-type="string">
            <text:p>गलती</text:p>
          </table:table-cell>
          <table:table-cell table:number-columns-repeated="1019"/>
        </table:table-row>
        <table:table-row table:style-name="ro1">
          <table:table-cell table:style-name="ce5" table:formula="of:=IF(LEN([.F50]) &gt; 0; [.F50]; [.E50])" office:value-type="string" office:string-value="असफलता" calcext:value-type="string">
            <text:p>असफलता</text:p>
          </table:table-cell>
          <table:table-cell table:style-name="ce8" table:formula="of:=IFERROR(__xludf.dummyfunction(&quot;upper(googletranslate(A50,$A$1,&quot;&quot;en&quot;&quot;))&quot;);&quot;FAILURE&quot;)" office:value-type="string" office:string-value="FAILURE" calcext:value-type="string">
            <text:p>FAILURE</text:p>
          </table:table-cell>
          <table:table-cell table:style-name="ce2" table:formula="of:=[$errors.A9]" office:value-type="string" office:string-value="FAILURE" calcext:value-type="string">
            <text:p>FAILURE</text:p>
          </table:table-cell>
          <table:table-cell/>
          <table:table-cell table:style-name="ce2" table:formula="of:=IFERROR(__xludf.dummyfunction(&quot;UPPER(GOOGLETRANSLATE(if(len(D50) &gt; 0, D50, C50),&quot;&quot;en&quot;&quot;,$A$1))&quot;);&quot;असफलता&quot;)" office:value-type="string" office:string-value="असफलता" calcext:value-type="string">
            <text:p>असफलता</text:p>
          </table:table-cell>
          <table:table-cell table:number-columns-repeated="1019"/>
        </table:table-row>
        <table:table-row table:style-name="ro1">
          <table:table-cell table:style-name="ce5" table:formula="of:=IF(LEN([.F51]) &gt; 0; [.F51]; [.E51])" office:value-type="string" office:string-value="चर के लिए परिभाषित गुणा" calcext:value-type="string">
            <text:p>चर के लिए परिभाषित गुणा</text:p>
          </table:table-cell>
          <table:table-cell table:style-name="ce8" table:formula="of:=IFERROR(__xludf.dummyfunction(&quot;upper(googletranslate(A51,$A$1,&quot;&quot;en&quot;&quot;))&quot;);&quot;DEFINED MULTIPLICATION&quot;)" office:value-type="string" office:string-value="DEFINED MULTIPLICATION" calcext:value-type="string">
            <text:p>DEFINED MULTIPLICATION</text:p>
          </table:table-cell>
          <table:table-cell table:style-name="ce2" table:formula="of:=[$errors.A10]" office:value-type="string" office:string-value="FOR VARIABLE MULTIPLY DEFINED" calcext:value-type="string">
            <text:p>FOR VARIABLE MULTIPLY DEFINED</text:p>
          </table:table-cell>
          <table:table-cell/>
          <table:table-cell table:style-name="ce2" table:formula="of:=IFERROR(__xludf.dummyfunction(&quot;UPPER(GOOGLETRANSLATE(if(len(D51) &gt; 0, D51, C51),&quot;&quot;en&quot;&quot;,$A$1))&quot;);&quot;चर के लिए परिभाषित गुणा&quot;)" office:value-type="string" office:string-value="चर के लिए परिभाषित गुणा" calcext:value-type="string">
            <text:p>चर के लिए परिभाषित गुणा</text:p>
          </table:table-cell>
          <table:table-cell table:number-columns-repeated="1019"/>
        </table:table-row>
        <table:table-row table:style-name="ro1">
          <table:table-cell table:style-name="ce5" table:formula="of:=IF(LEN([.F52]) &gt; 0; [.F52]; [.E52])" office:value-type="string" office:string-value="फ़ंक्शन परिभाषा गुणा परिभाषित" calcext:value-type="string">
            <text:p>फ़ंक्शन परिभाषा गुणा परिभाषित</text:p>
          </table:table-cell>
          <table:table-cell table:style-name="ce8" table:formula="of:=IFERROR(__xludf.dummyfunction(&quot;upper(googletranslate(A52,$A$1,&quot;&quot;en&quot;&quot;))&quot;);&quot;FUNCTION DEFINITION DEFINED&quot;)" office:value-type="string" office:string-value="FUNCTION DEFINITION DEFINED" calcext:value-type="string">
            <text:p>FUNCTION DEFINITION DEFINED</text:p>
          </table:table-cell>
          <table:table-cell table:style-name="ce2" table:formula="of:=[$errors.A11]" office:value-type="string" office:string-value="FUNCTION DEFINITION MULTIPLY DEFINED" calcext:value-type="string">
            <text:p>FUNCTION DEFINITION MULTIPLY DEFINED</text:p>
          </table:table-cell>
          <table:table-cell/>
          <table:table-cell table:style-name="ce2" table:formula="of:=IFERROR(__xludf.dummyfunction(&quot;UPPER(GOOGLETRANSLATE(if(len(D52) &gt; 0, D52, C52),&quot;&quot;en&quot;&quot;,$A$1))&quot;);&quot;फ़ंक्शन परिभाषा गुणा परिभाषित&quot;)" office:value-type="string" office:string-value="फ़ंक्शन परिभाषा गुणा परिभाषित" calcext:value-type="string">
            <text:p>फ़ंक्शन परिभाषा गुणा परिभाषित</text:p>
          </table:table-cell>
          <table:table-cell table:number-columns-repeated="1019"/>
        </table:table-row>
        <table:table-row table:style-name="ro1">
          <table:table-cell table:style-name="ce5" table:formula="of:=IF(LEN([.F53]) &gt; 0; [.F53]; [.E53])" office:value-type="string" office:string-value="समारोह परिभाषा पैरामीटर बेमेल" calcext:value-type="string">
            <text:p>समारोह परिभाषा पैरामीटर बेमेल</text:p>
          </table:table-cell>
          <table:table-cell table:style-name="ce8" table:formula="of:=IFERROR(__xludf.dummyfunction(&quot;upper(googletranslate(A53,$A$1,&quot;&quot;en&quot;&quot;))&quot;);&quot;FUNCTION DEFINITION PARAMETER MISMATCHED&quot;)" office:value-type="string" office:string-value="FUNCTION DEFINITION PARAMETER MISMATCHED" calcext:value-type="string">
            <text:p>FUNCTION DEFINITION PARAMETER MISMATCHED</text:p>
          </table:table-cell>
          <table:table-cell table:style-name="ce2" table:formula="of:=[$errors.A12]" office:value-type="string" office:string-value="FUNCTION DEFINITION PARAMETER MISMATCH" calcext:value-type="string">
            <text:p>FUNCTION DEFINITION PARAMETER MISMATCH</text:p>
          </table:table-cell>
          <table:table-cell/>
          <table:table-cell table:style-name="ce2" table:formula="of:=IFERROR(__xludf.dummyfunction(&quot;UPPER(GOOGLETRANSLATE(if(len(D53) &gt; 0, D53, C53),&quot;&quot;en&quot;&quot;,$A$1))&quot;);&quot;समारोह परिभाषा पैरामीटर बेमेल&quot;)" office:value-type="string" office:string-value="समारोह परिभाषा पैरामीटर बेमेल" calcext:value-type="string">
            <text:p>समारोह परिभाषा पैरामीटर बेमेल</text:p>
          </table:table-cell>
          <table:table-cell table:number-columns-repeated="1019"/>
        </table:table-row>
        <table:table-row table:style-name="ro1">
          <table:table-cell table:style-name="ce5" table:formula="of:=IF(LEN([.F54]) &gt; 0; [.F54]; [.E54])" office:value-type="string" office:string-value="गोसुब स्टैक ओवरफ्लो" calcext:value-type="string">
            <text:p>गोसुब स्टैक ओवरफ्लो</text:p>
          </table:table-cell>
          <table:table-cell table:style-name="ce8" table:formula="of:=IFERROR(__xludf.dummyfunction(&quot;upper(googletranslate(A54,$A$1,&quot;&quot;en&quot;&quot;))&quot;);&quot;GOSUB STACK OVERFLOW&quot;)" office:value-type="string" office:string-value="GOSUB STACK OVERFLOW" calcext:value-type="string">
            <text:p>GOSUB STACK OVERFLOW</text:p>
          </table:table-cell>
          <table:table-cell table:style-name="ce2" table:formula="of:=[$errors.A13]" office:value-type="string" office:string-value="GOSUB STACK OVERFLOW" calcext:value-type="string">
            <text:p>GOSUB STACK OVERFLOW</text:p>
          </table:table-cell>
          <table:table-cell/>
          <table:table-cell table:style-name="ce2" table:formula="of:=IFERROR(__xludf.dummyfunction(&quot;UPPER(GOOGLETRANSLATE(if(len(D54) &gt; 0, D54, C54),&quot;&quot;en&quot;&quot;,$A$1))&quot;);&quot;गोसुब स्टैक ओवरफ्लो&quot;)" office:value-type="string" office:string-value="गोसुब स्टैक ओवरफ्लो" calcext:value-type="string">
            <text:p>गोसुब स्टैक ओवरफ्लो</text:p>
          </table:table-cell>
          <table:table-cell table:number-columns-repeated="1019"/>
        </table:table-row>
        <table:table-row table:style-name="ro1">
          <table:table-cell table:style-name="ce5" table:formula="of:=IF(LEN([.F55]) &gt; 0; [.F55]; [.E55])" office:value-type="string" office:string-value="गोसुब स्टैक अंडरफ्लो" calcext:value-type="string">
            <text:p>गोसुब स्टैक अंडरफ्लो</text:p>
          </table:table-cell>
          <table:table-cell table:style-name="ce8" table:formula="of:=IFERROR(__xludf.dummyfunction(&quot;upper(googletranslate(A55,$A$1,&quot;&quot;en&quot;&quot;))&quot;);&quot;GOSUB STACK UNDERFLOW&quot;)" office:value-type="string" office:string-value="GOSUB STACK UNDERFLOW" calcext:value-type="string">
            <text:p>GOSUB STACK UNDERFLOW</text:p>
          </table:table-cell>
          <table:table-cell table:style-name="ce2" table:formula="of:=[$errors.A14]" office:value-type="string" office:string-value="GOSUB STACK UNDERFLOW" calcext:value-type="string">
            <text:p>GOSUB STACK UNDERFLOW</text:p>
          </table:table-cell>
          <table:table-cell/>
          <table:table-cell table:style-name="ce2" table:formula="of:=IFERROR(__xludf.dummyfunction(&quot;UPPER(GOOGLETRANSLATE(if(len(D55) &gt; 0, D55, C55),&quot;&quot;en&quot;&quot;,$A$1))&quot;);&quot;गोसुब स्टैक अंडरफ्लो&quot;)" office:value-type="string" office:string-value="गोसुब स्टैक अंडरफ्लो" calcext:value-type="string">
            <text:p>गोसुब स्टैक अंडरफ्लो</text:p>
          </table:table-cell>
          <table:table-cell table:number-columns-repeated="1019"/>
        </table:table-row>
        <table:table-row table:style-name="ro1">
          <table:table-cell table:style-name="ce5" table:formula="of:=IF(LEN([.F56]) &gt; 0; [.F56]; [.E56])" office:value-type="string" office:string-value="सीमा से बाहर" calcext:value-type="string">
            <text:p>सीमा से बाहर</text:p>
          </table:table-cell>
          <table:table-cell table:style-name="ce8" table:formula="of:=IFERROR(__xludf.dummyfunction(&quot;upper(googletranslate(A56,$A$1,&quot;&quot;en&quot;&quot;))&quot;);&quot;OUT OF RANGE&quot;)" office:value-type="string" office:string-value="OUT OF RANGE" calcext:value-type="string">
            <text:p>OUT OF RANGE</text:p>
          </table:table-cell>
          <table:table-cell table:style-name="ce2" table:formula="of:=[$errors.A15]" office:value-type="string" office:string-value="INDEX OUT OF RANGE" calcext:value-type="string">
            <text:p>INDEX OUT OF RANGE</text:p>
          </table:table-cell>
          <table:table-cell/>
          <table:table-cell table:style-name="ce2" table:formula="of:=IFERROR(__xludf.dummyfunction(&quot;UPPER(GOOGLETRANSLATE(if(len(D56) &gt; 0, D56, C56),&quot;&quot;en&quot;&quot;,$A$1))&quot;);&quot;सीमा से बाहर&quot;)" office:value-type="string" office:string-value="सीमा से बाहर" calcext:value-type="string">
            <text:p>सीमा से बाहर</text:p>
          </table:table-cell>
          <table:table-cell table:number-columns-repeated="1019"/>
        </table:table-row>
        <table:table-row table:style-name="ro1">
          <table:table-cell table:style-name="ce5" table:formula="of:=IF(LEN([.F57]) &gt; 0; [.F57]; [.E57])" office:value-type="string" office:string-value="पहले से परिभाषित लेबल" calcext:value-type="string">
            <text:p>पहले से परिभाषित लेबल</text:p>
          </table:table-cell>
          <table:table-cell table:style-name="ce8" table:formula="of:=IFERROR(__xludf.dummyfunction(&quot;upper(googletranslate(A57,$A$1,&quot;&quot;en&quot;&quot;))&quot;);&quot;ALREADY DEFINED LABEL&quot;)" office:value-type="string" office:string-value="ALREADY DEFINED LABEL" calcext:value-type="string">
            <text:p>ALREADY DEFINED LABEL</text:p>
          </table:table-cell>
          <table:table-cell table:style-name="ce2" table:formula="of:=[$errors.A16]" office:value-type="string" office:string-value="LABEL ALREADY DEFINED" calcext:value-type="string">
            <text:p>LABEL ALREADY DEFINED</text:p>
          </table:table-cell>
          <table:table-cell/>
          <table:table-cell table:style-name="ce2" table:formula="of:=IFERROR(__xludf.dummyfunction(&quot;UPPER(GOOGLETRANSLATE(if(len(D57) &gt; 0, D57, C57),&quot;&quot;en&quot;&quot;,$A$1))&quot;);&quot;पहले से परिभाषित लेबल&quot;)" office:value-type="string" office:string-value="पहले से परिभाषित लेबल" calcext:value-type="string">
            <text:p>पहले से परिभाषित लेबल</text:p>
          </table:table-cell>
          <table:table-cell table:number-columns-repeated="1019"/>
        </table:table-row>
        <table:table-row table:style-name="ro1">
          <table:table-cell table:style-name="ce5" table:formula="of:=IF(LEN([.F58]) &gt; 0; [.F58]; [.E58])" office:value-type="string" office:string-value="बाएं / दाएं ऑपरेशन बेमेल" calcext:value-type="string">
            <text:p>बाएं / दाएं ऑपरेशन बेमेल</text:p>
          </table:table-cell>
          <table:table-cell table:style-name="ce8" table:formula="of:=IFERROR(__xludf.dummyfunction(&quot;upper(googletranslate(A58,$A$1,&quot;&quot;en&quot;&quot;))&quot;);&quot;LEFT / RIGHT OPERATION MISMATCHED&quot;)" office:value-type="string" office:string-value="LEFT / RIGHT OPERATION MISMATCHED" calcext:value-type="string">
            <text:p>LEFT / RIGHT OPERATION MISMATCHED</text:p>
          </table:table-cell>
          <table:table-cell table:style-name="ce2" table:formula="of:=[$errors.A17]" office:value-type="string" office:string-value="LEFT / RIGHT OPERATION MISMATCH" calcext:value-type="string">
            <text:p>LEFT / RIGHT OPERATION MISMATCH</text:p>
          </table:table-cell>
          <table:table-cell/>
          <table:table-cell table:style-name="ce2" table:formula="of:=IFERROR(__xludf.dummyfunction(&quot;UPPER(GOOGLETRANSLATE(if(len(D58) &gt; 0, D58, C58),&quot;&quot;en&quot;&quot;,$A$1))&quot;);&quot;बाएं / दाएं ऑपरेशन बेमेल&quot;)" office:value-type="string" office:string-value="बाएं / दाएं ऑपरेशन बेमेल" calcext:value-type="string">
            <text:p>बाएं / दाएं ऑपरेशन बेमेल</text:p>
          </table:table-cell>
          <table:table-cell table:number-columns-repeated="1019"/>
        </table:table-row>
        <table:table-row table:style-name="ro1">
          <table:table-cell table:style-name="ce5" table:formula="of:=IF(LEN([.F59]) &gt; 0; [.F59]; [.E59])" office:value-type="string" office:string-value="ऋणात्मक सूचकांक" calcext:value-type="string">
            <text:p>ऋणात्मक सूचकांक</text:p>
          </table:table-cell>
          <table:table-cell table:style-name="ce8" table:formula="of:=IFERROR(__xludf.dummyfunction(&quot;upper(googletranslate(A59,$A$1,&quot;&quot;en&quot;&quot;))&quot;);&quot;NEGATIVE INDEX&quot;)" office:value-type="string" office:string-value="NEGATIVE INDEX" calcext:value-type="string">
            <text:p>NEGATIVE INDEX</text:p>
          </table:table-cell>
          <table:table-cell table:style-name="ce2" table:formula="of:=[$errors.A18]" office:value-type="string" office:string-value="NEGATIVE INDEX" calcext:value-type="string">
            <text:p>NEGATIVE INDEX</text:p>
          </table:table-cell>
          <table:table-cell/>
          <table:table-cell table:style-name="ce2" table:formula="of:=IFERROR(__xludf.dummyfunction(&quot;UPPER(GOOGLETRANSLATE(if(len(D59) &gt; 0, D59, C59),&quot;&quot;en&quot;&quot;,$A$1))&quot;);&quot;ऋणात्मक सूचकांक&quot;)" office:value-type="string" office:string-value="ऋणात्मक सूचकांक" calcext:value-type="string">
            <text:p>ऋणात्मक सूचकांक</text:p>
          </table:table-cell>
          <table:table-cell table:number-columns-repeated="1019"/>
        </table:table-row>
        <table:table-row table:style-name="ro1">
          <table:table-cell table:style-name="ce5" table:formula="of:=IF(LEN([.F60]) &gt; 0; [.F60]; [.E60])" office:value-type="string" office:string-value="स्ट्रिंग चर के साथ लूप के लिए अगला" calcext:value-type="string">
            <text:p>स्ट्रिंग चर के साथ लूप के लिए अगला</text:p>
          </table:table-cell>
          <table:table-cell table:style-name="ce8" table:formula="of:=IFERROR(__xludf.dummyfunction(&quot;upper(googletranslate(A60,$A$1,&quot;&quot;en&quot;&quot;))&quot;);&quot;NEXT TO LOOP WITH STRING VARIABLE&quot;)" office:value-type="string" office:string-value="NEXT TO LOOP WITH STRING VARIABLE" calcext:value-type="string">
            <text:p>NEXT TO LOOP WITH STRING VARIABLE</text:p>
          </table:table-cell>
          <table:table-cell table:style-name="ce2" table:formula="of:=[$errors.A19]" office:value-type="string" office:string-value="NEXT ON FOR LOOP WITH STRING VARIABLE" calcext:value-type="string">
            <text:p>NEXT ON FOR LOOP WITH STRING VARIABLE</text:p>
          </table:table-cell>
          <table:table-cell/>
          <table:table-cell table:style-name="ce2" table:formula="of:=IFERROR(__xludf.dummyfunction(&quot;UPPER(GOOGLETRANSLATE(if(len(D60) &gt; 0, D60, C60),&quot;&quot;en&quot;&quot;,$A$1))&quot;);&quot;स्ट्रिंग चर के साथ लूप के लिए अगला&quot;)" office:value-type="string" office:string-value="स्ट्रिंग चर के साथ लूप के लिए अगला" calcext:value-type="string">
            <text:p>स्ट्रिंग चर के साथ लूप के लिए अगला</text:p>
          </table:table-cell>
          <table:table-cell table:number-columns-repeated="1019"/>
        </table:table-row>
        <table:table-row table:style-name="ro1">
          <table:table-cell table:style-name="ce5" table:formula="of:=IF(LEN([.F61]) &gt; 0; [.F61]; [.E61])" office:value-type="string" office:string-value="संचालक बेमेल" calcext:value-type="string">
            <text:p>संचालक बेमेल</text:p>
          </table:table-cell>
          <table:table-cell table:style-name="ce8" table:formula="of:=IFERROR(__xludf.dummyfunction(&quot;upper(googletranslate(A61,$A$1,&quot;&quot;en&quot;&quot;))&quot;);&quot;OPERATOR MISMATCHED&quot;)" office:value-type="string" office:string-value="OPERATOR MISMATCHED" calcext:value-type="string">
            <text:p>OPERATOR MISMATCHED</text:p>
          </table:table-cell>
          <table:table-cell table:style-name="ce2" table:formula="of:=[$errors.A20]" office:value-type="string" office:string-value="OPERAND MISMATCH" calcext:value-type="string">
            <text:p>OPERAND MISMATCH</text:p>
          </table:table-cell>
          <table:table-cell/>
          <table:table-cell table:style-name="ce2" table:formula="of:=IFERROR(__xludf.dummyfunction(&quot;UPPER(GOOGLETRANSLATE(if(len(D61) &gt; 0, D61, C61),&quot;&quot;en&quot;&quot;,$A$1))&quot;);&quot;संचालक बेमेल&quot;)" office:value-type="string" office:string-value="संचालक बेमेल" calcext:value-type="string">
            <text:p>संचालक बेमेल</text:p>
          </table:table-cell>
          <table:table-cell table:number-columns-repeated="1019"/>
        </table:table-row>
        <table:table-row table:style-name="ro1">
          <table:table-cell table:style-name="ce5" table:formula="of:=IF(LEN([.F62]) &gt; 0; [.F62]; [.E62])" office:value-type="string" office:string-value="विकल्प के लिए एक भाषा की आवश्यकता होती है" calcext:value-type="string">
            <text:p>विकल्प के लिए एक भाषा की आवश्यकता होती है</text:p>
          </table:table-cell>
          <table:table-cell table:style-name="ce8" table:formula="of:=IFERROR(__xludf.dummyfunction(&quot;upper(googletranslate(A62,$A$1,&quot;&quot;en&quot;&quot;))&quot;);&quot;OPTION REQUIRES A LANGUAGE&quot;)" office:value-type="string" office:string-value="OPTION REQUIRES A LANGUAGE" calcext:value-type="string">
            <text:p>OPTION REQUIRES A LANGUAGE</text:p>
          </table:table-cell>
          <table:table-cell table:style-name="ce2" table:formula="of:=[$errors.A21]" office:value-type="string" office:string-value="OPTION REQUIRES A LANGUAGE" calcext:value-type="string">
            <text:p>OPTION REQUIRES A LANGUAGE</text:p>
          </table:table-cell>
          <table:table-cell/>
          <table:table-cell table:style-name="ce2" table:formula="of:=IFERROR(__xludf.dummyfunction(&quot;UPPER(GOOGLETRANSLATE(if(len(D62) &gt; 0, D62, C62),&quot;&quot;en&quot;&quot;,$A$1))&quot;);&quot;विकल्प के लिए एक भाषा की आवश्यकता होती है&quot;)" office:value-type="string" office:string-value="विकल्प के लिए एक भाषा की आवश्यकता होती है" calcext:value-type="string">
            <text:p>विकल्प के लिए एक भाषा की आवश्यकता होती है</text:p>
          </table:table-cell>
          <table:table-cell table:number-columns-repeated="1019"/>
        </table:table-row>
        <table:table-row table:style-name="ro1">
          <table:table-cell table:style-name="ce5" table:formula="of:=IF(LEN([.F63]) &gt; 0; [.F63]; [.E63])" office:value-type="string" office:string-value="कृपया भाषा सेटिंग्स या पर्यावरण चर की जाँच करें" calcext:value-type="string">
            <text:p>कृपया भाषा सेटिंग्स या पर्यावरण चर की जाँच करें</text:p>
          </table:table-cell>
          <table:table-cell table:style-name="ce8" table:formula="of:=IFERROR(__xludf.dummyfunction(&quot;upper(googletranslate(A63,$A$1,&quot;&quot;en&quot;&quot;))&quot;);&quot;PLEASE CHECK THE LANGUAGE SETTINGS OR ENVIRONMENT VARIABLES&quot;)" office:value-type="string" office:string-value="PLEASE CHECK THE LANGUAGE SETTINGS OR ENVIRONMENT VARIABLES" calcext:value-type="string">
            <text:p>PLEASE CHECK THE LANGUAGE SETTINGS OR ENVIRONMENT VARIABLES</text:p>
          </table:table-cell>
          <table:table-cell table:style-name="ce2" table:formula="of:=[$errors.A22]" office:value-type="string" office:string-value="PLEASE CHECK LANGUAGE SETTINGS OR ENVIRONMENT VARIABLE" calcext:value-type="string">
            <text:p>PLEASE CHECK LANGUAGE SETTINGS OR ENVIRONMENT VARIABLE</text:p>
          </table:table-cell>
          <table:table-cell/>
          <table:table-cell table:style-name="ce2" table:formula="of:=IFERROR(__xludf.dummyfunction(&quot;UPPER(GOOGLETRANSLATE(if(len(D63) &gt; 0, D63, C63),&quot;&quot;en&quot;&quot;,$A$1))&quot;);&quot;कृपया भाषा सेटिंग्स या पर्यावरण चर की जाँच करें&quot;)" office:value-type="string" office:string-value="कृपया भाषा सेटिंग्स या पर्यावरण चर की जाँच करें" calcext:value-type="string">
            <text:p>कृपया भाषा सेटिंग्स या पर्यावरण चर की जाँच करें</text:p>
          </table:table-cell>
          <table:table-cell table:number-columns-repeated="1019"/>
        </table:table-row>
        <table:table-row table:style-name="ro1">
          <table:table-cell table:style-name="ce5" table:formula="of:=IF(LEN([.F64]) &gt; 0; [.F64]; [.E64])" office:value-type="string" office:string-value="स्ट्रिंग गणित तर्क त्रुटि" calcext:value-type="string">
            <text:p>स्ट्रिंग गणित तर्क त्रुटि</text:p>
          </table:table-cell>
          <table:table-cell table:style-name="ce8" table:formula="of:=IFERROR(__xludf.dummyfunction(&quot;upper(googletranslate(A64,$A$1,&quot;&quot;en&quot;&quot;))&quot;);&quot;STRING MATH LOGIC ERROR&quot;)" office:value-type="string" office:string-value="STRING MATH LOGIC ERROR" calcext:value-type="string">
            <text:p>STRING MATH LOGIC ERROR</text:p>
          </table:table-cell>
          <table:table-cell table:style-name="ce2" table:formula="of:=[$errors.A23]" office:value-type="string" office:string-value="STRING MATH LOGIC ERROR" calcext:value-type="string">
            <text:p>STRING MATH LOGIC ERROR</text:p>
          </table:table-cell>
          <table:table-cell/>
          <table:table-cell table:style-name="ce2" table:formula="of:=IFERROR(__xludf.dummyfunction(&quot;UPPER(GOOGLETRANSLATE(if(len(D64) &gt; 0, D64, C64),&quot;&quot;en&quot;&quot;,$A$1))&quot;);&quot;स्ट्रिंग गणित तर्क त्रुटि&quot;)" office:value-type="string" office:string-value="स्ट्रिंग गणित तर्क त्रुटि" calcext:value-type="string">
            <text:p>स्ट्रिंग गणित तर्क त्रुटि</text:p>
          </table:table-cell>
          <table:table-cell table:number-columns-repeated="1019"/>
        </table:table-row>
        <table:table-row table:style-name="ro1">
          <table:table-cell table:style-name="ce5" table:formula="of:=IF(LEN([.F65]) &gt; 0; [.F65]; [.E65])" office:value-type="string" office:string-value="वक्य रचना त्रुटि" calcext:value-type="string">
            <text:p>वक्य रचना त्रुटि</text:p>
          </table:table-cell>
          <table:table-cell table:style-name="ce8" table:formula="of:=IFERROR(__xludf.dummyfunction(&quot;upper(googletranslate(A65,$A$1,&quot;&quot;en&quot;&quot;))&quot;);&quot;SYNTAX ERROR&quot;)" office:value-type="string" office:string-value="SYNTAX ERROR" calcext:value-type="string">
            <text:p>SYNTAX ERROR</text:p>
          </table:table-cell>
          <table:table-cell table:style-name="ce2" table:formula="of:=[$errors.A24]" office:value-type="string" office:string-value="SYNTAX ERROR" calcext:value-type="string">
            <text:p>SYNTAX ERROR</text:p>
          </table:table-cell>
          <table:table-cell/>
          <table:table-cell table:style-name="ce2" table:formula="of:=IFERROR(__xludf.dummyfunction(&quot;UPPER(GOOGLETRANSLATE(if(len(D65) &gt; 0, D65, C65),&quot;&quot;en&quot;&quot;,$A$1))&quot;);&quot;वक्य रचना त्रुटि&quot;)" office:value-type="string" office:string-value="वक्य रचना त्रुटि" calcext:value-type="string">
            <text:p>वक्य रचना त्रुटि</text:p>
          </table:table-cell>
          <table:table-cell table:number-columns-repeated="1019"/>
        </table:table-row>
        <table:table-row table:style-name="ro1">
          <table:table-cell table:style-name="ce5" table:formula="of:=IF(LEN([.F66]) &gt; 0; [.F66]; [.E66])" office:value-type="string" office:string-value="फाइल खोलने में असमर्थ" calcext:value-type="string">
            <text:p>फाइल खोलने में असमर्थ</text:p>
          </table:table-cell>
          <table:table-cell table:style-name="ce8" table:formula="of:=IFERROR(__xludf.dummyfunction(&quot;upper(googletranslate(A66,$A$1,&quot;&quot;en&quot;&quot;))&quot;);&quot;UNABLE TO OPEN FILE&quot;)" office:value-type="string" office:string-value="UNABLE TO OPEN FILE" calcext:value-type="string">
            <text:p>UNABLE TO OPEN FILE</text:p>
          </table:table-cell>
          <table:table-cell table:style-name="ce2" table:formula="of:=[$errors.A25]" office:value-type="string" office:string-value="UNABLE TO OPEN FILE" calcext:value-type="string">
            <text:p>UNABLE TO OPEN FILE</text:p>
          </table:table-cell>
          <table:table-cell/>
          <table:table-cell table:style-name="ce2" table:formula="of:=IFERROR(__xludf.dummyfunction(&quot;UPPER(GOOGLETRANSLATE(if(len(D66) &gt; 0, D66, C66),&quot;&quot;en&quot;&quot;,$A$1))&quot;);&quot;फाइल खोलने में असमर्थ&quot;)" office:value-type="string" office:string-value="फाइल खोलने में असमर्थ" calcext:value-type="string">
            <text:p>फाइल खोलने में असमर्थ</text:p>
          </table:table-cell>
          <table:table-cell table:number-columns-repeated="1019"/>
        </table:table-row>
        <table:table-row table:style-name="ro1">
          <table:table-cell table:style-name="ce5" table:formula="of:=IF(LEN([.F67]) &gt; 0; [.F67]; [.E67])" office:value-type="string" office:string-value="पढ़ने के लिए फ़ाइल खोलने के लिए खोलने में असमर्थ" calcext:value-type="string">
            <text:p>पढ़ने के लिए फ़ाइल खोलने के लिए खोलने में असमर्थ</text:p>
          </table:table-cell>
          <table:table-cell table:style-name="ce8" table:formula="of:=IFERROR(__xludf.dummyfunction(&quot;upper(googletranslate(A67,$A$1,&quot;&quot;en&quot;&quot;))&quot;);&quot;UNABLE TO OPEN THE FILE FOR READING&quot;)" office:value-type="string" office:string-value="UNABLE TO OPEN THE FILE FOR READING" calcext:value-type="string">
            <text:p>UNABLE TO OPEN THE FILE FOR READING</text:p>
          </table:table-cell>
          <table:table-cell table:style-name="ce2" table:formula="of:=[$errors.A26]" office:value-type="string" office:string-value="UNABLE TO OPEN TO OPEN FILE FOR READING" calcext:value-type="string">
            <text:p>UNABLE TO OPEN TO OPEN FILE FOR READING</text:p>
          </table:table-cell>
          <table:table-cell/>
          <table:table-cell table:style-name="ce2" table:formula="of:=IFERROR(__xludf.dummyfunction(&quot;UPPER(GOOGLETRANSLATE(if(len(D67) &gt; 0, D67, C67),&quot;&quot;en&quot;&quot;,$A$1))&quot;);&quot;पढ़ने के लिए फ़ाइल खोलने के लिए खोलने में असमर्थ&quot;)" office:value-type="string" office:string-value="पढ़ने के लिए फ़ाइल खोलने के लिए खोलने में असमर्थ" calcext:value-type="string">
            <text:p>पढ़ने के लिए फ़ाइल खोलने के लिए खोलने में असमर्थ</text:p>
          </table:table-cell>
          <table:table-cell table:number-columns-repeated="1019"/>
        </table:table-row>
        <table:table-row table:style-name="ro1">
          <table:table-cell table:style-name="ce5" table:formula="of:=IF(LEN([.F68]) &gt; 0; [.F68]; [.E68])" office:value-type="string" office:string-value="अपरिभाषित लेबल" calcext:value-type="string">
            <text:p>अपरिभाषित लेबल</text:p>
          </table:table-cell>
          <table:table-cell table:style-name="ce8" table:formula="of:=IFERROR(__xludf.dummyfunction(&quot;upper(googletranslate(A68,$A$1,&quot;&quot;en&quot;&quot;))&quot;);&quot;UNDEFINED LABEL&quot;)" office:value-type="string" office:string-value="UNDEFINED LABEL" calcext:value-type="string">
            <text:p>UNDEFINED LABEL</text:p>
          </table:table-cell>
          <table:table-cell table:style-name="ce2" table:formula="of:=[$errors.A27]" office:value-type="string" office:string-value="UNDEFINED LABEL" calcext:value-type="string">
            <text:p>UNDEFINED LABEL</text:p>
          </table:table-cell>
          <table:table-cell/>
          <table:table-cell table:style-name="ce2" table:formula="of:=IFERROR(__xludf.dummyfunction(&quot;UPPER(GOOGLETRANSLATE(if(len(D68) &gt; 0, D68, C68),&quot;&quot;en&quot;&quot;,$A$1))&quot;);&quot;अपरिभाषित लेबल&quot;)" office:value-type="string" office:string-value="अपरिभाषित लेबल" calcext:value-type="string">
            <text:p>अपरिभाषित लेबल</text:p>
          </table:table-cell>
          <table:table-cell table:number-columns-repeated="1019"/>
        </table:table-row>
        <table:table-row table:style-name="ro1">
          <table:table-cell table:style-name="ce5" table:formula="of:=IF(LEN([.F69]) &gt; 0; [.F69]; [.E69])" office:value-type="string" office:string-value="अनहेल्दी संचालन" calcext:value-type="string">
            <text:p>अनहेल्दी संचालन</text:p>
          </table:table-cell>
          <table:table-cell table:style-name="ce8" table:formula="of:=IFERROR(__xludf.dummyfunction(&quot;upper(googletranslate(A69,$A$1,&quot;&quot;en&quot;&quot;))&quot;);&quot;UNHEALTHY OPERATION&quot;)" office:value-type="string" office:string-value="UNHEALTHY OPERATION" calcext:value-type="string">
            <text:p>UNHEALTHY OPERATION</text:p>
          </table:table-cell>
          <table:table-cell table:style-name="ce2" table:formula="of:=[$errors.A28]" office:value-type="string" office:string-value="UNHANDLED OPERATION" calcext:value-type="string">
            <text:p>UNHANDLED OPERATION</text:p>
          </table:table-cell>
          <table:table-cell/>
          <table:table-cell table:style-name="ce2" table:formula="of:=IFERROR(__xludf.dummyfunction(&quot;UPPER(GOOGLETRANSLATE(if(len(D69) &gt; 0, D69, C69),&quot;&quot;en&quot;&quot;,$A$1))&quot;);&quot;अनहेल्दी संचालन&quot;)" office:value-type="string" office:string-value="अनहेल्दी संचालन" calcext:value-type="string">
            <text:p>अनहेल्दी संचालन</text:p>
          </table:table-cell>
          <table:table-cell table:number-columns-repeated="1019"/>
        </table:table-row>
        <table:table-row table:style-name="ro1">
          <table:table-cell table:style-name="ce5" table:formula="of:=IF(LEN([.F70]) &gt; 0; [.F70]; [.E70])" office:value-type="string" office:string-value="अनियंत्रित ऑपरेशन कोड" calcext:value-type="string">
            <text:p>अनियंत्रित ऑपरेशन कोड</text:p>
          </table:table-cell>
          <table:table-cell table:style-name="ce8" table:formula="of:=IFERROR(__xludf.dummyfunction(&quot;upper(googletranslate(A70,$A$1,&quot;&quot;en&quot;&quot;))&quot;);&quot;UNCONTROLLED OPERATION CODE&quot;)" office:value-type="string" office:string-value="UNCONTROLLED OPERATION CODE" calcext:value-type="string">
            <text:p>UNCONTROLLED OPERATION CODE</text:p>
          </table:table-cell>
          <table:table-cell table:style-name="ce2" table:formula="of:=[$errors.A29]" office:value-type="string" office:string-value="UNHANDLED OPERATION CODE" calcext:value-type="string">
            <text:p>UNHANDLED OPERATION CODE</text:p>
          </table:table-cell>
          <table:table-cell/>
          <table:table-cell table:style-name="ce2" table:formula="of:=IFERROR(__xludf.dummyfunction(&quot;UPPER(GOOGLETRANSLATE(if(len(D70) &gt; 0, D70, C70),&quot;&quot;en&quot;&quot;,$A$1))&quot;);&quot;अनियंत्रित ऑपरेशन कोड&quot;)" office:value-type="string" office:string-value="अनियंत्रित ऑपरेशन कोड" calcext:value-type="string">
            <text:p>अनियंत्रित ऑपरेशन कोड</text:p>
          </table:table-cell>
          <table:table-cell table:number-columns-repeated="1019"/>
        </table:table-row>
        <table:table-row table:style-name="ro1">
          <table:table-cell table:style-name="ce5" table:formula="of:=IF(LEN([.F71]) &gt; 0; [.F71]; [.E71])" office:value-type="string" office:string-value="अज्ञात अगर लेबल" calcext:value-type="string">
            <text:p>अज्ञात अगर लेबल</text:p>
          </table:table-cell>
          <table:table-cell table:style-name="ce8" table:formula="of:=IFERROR(__xludf.dummyfunction(&quot;upper(googletranslate(A71,$A$1,&quot;&quot;en&quot;&quot;))&quot;);&quot;UNKNOWN IF LABEL&quot;)" office:value-type="string" office:string-value="UNKNOWN IF LABEL" calcext:value-type="string">
            <text:p>UNKNOWN IF LABEL</text:p>
          </table:table-cell>
          <table:table-cell table:style-name="ce2" table:formula="of:=[$errors.A30]" office:value-type="string" office:string-value="UNKNOWN IF LABEL" calcext:value-type="string">
            <text:p>UNKNOWN IF LABEL</text:p>
          </table:table-cell>
          <table:table-cell/>
          <table:table-cell table:style-name="ce2" table:formula="of:=IFERROR(__xludf.dummyfunction(&quot;UPPER(GOOGLETRANSLATE(if(len(D71) &gt; 0, D71, C71),&quot;&quot;en&quot;&quot;,$A$1))&quot;);&quot;अज्ञात अगर लेबल&quot;)" office:value-type="string" office:string-value="अज्ञात अगर लेबल" calcext:value-type="string">
            <text:p>अज्ञात अगर लेबल</text:p>
          </table:table-cell>
          <table:table-cell table:number-columns-repeated="1019"/>
        </table:table-row>
        <table:table-row table:style-name="ro1">
          <table:table-cell table:style-name="ce5" table:formula="of:=IF(LEN([.F72]) &gt; 0; [.F72]; [.E72])" office:value-type="string" office:string-value="अपरिचित दोहरे गणित संचालन" calcext:value-type="string">
            <text:p>अपरिचित दोहरे गणित संचालन</text:p>
          </table:table-cell>
          <table:table-cell table:style-name="ce8" table:formula="of:=IFERROR(__xludf.dummyfunction(&quot;upper(googletranslate(A72,$A$1,&quot;&quot;en&quot;&quot;))&quot;);&quot;UNFAMILIAR DOUBLE MATHEMATICS OPERATIONS&quot;)" office:value-type="string" office:string-value="UNFAMILIAR DOUBLE MATHEMATICS OPERATIONS" calcext:value-type="string">
            <text:p>UNFAMILIAR DOUBLE MATHEMATICS OPERATIONS</text:p>
          </table:table-cell>
          <table:table-cell table:style-name="ce2" table:formula="of:=[$errors.A31]" office:value-type="string" office:string-value="UNRECOGNIZED DOUBLE MATH OPERATION" calcext:value-type="string">
            <text:p>UNRECOGNIZED DOUBLE MATH OPERATION</text:p>
          </table:table-cell>
          <table:table-cell/>
          <table:table-cell table:style-name="ce2" table:formula="of:=IFERROR(__xludf.dummyfunction(&quot;UPPER(GOOGLETRANSLATE(if(len(D72) &gt; 0, D72, C72),&quot;&quot;en&quot;&quot;,$A$1))&quot;);&quot;अपरिचित दोहरे गणित संचालन&quot;)" office:value-type="string" office:string-value="अपरिचित दोहरे गणित संचालन" calcext:value-type="string">
            <text:p>अपरिचित दोहरे गणित संचालन</text:p>
          </table:table-cell>
          <table:table-cell table:number-columns-repeated="1019"/>
        </table:table-row>
        <table:table-row table:style-name="ro1">
          <table:table-cell table:style-name="ce5" table:formula="of:=IF(LEN([.F73]) &gt; 0; [.F73]; [.E73])" office:value-type="string" office:string-value="अपरिचित कार्य परिभाषा" calcext:value-type="string">
            <text:p>अपरिचित कार्य परिभाषा</text:p>
          </table:table-cell>
          <table:table-cell table:style-name="ce8" table:formula="of:=IFERROR(__xludf.dummyfunction(&quot;upper(googletranslate(A73,$A$1,&quot;&quot;en&quot;&quot;))&quot;);&quot;UNFAMILIAR WORK DEFINITION&quot;)" office:value-type="string" office:string-value="UNFAMILIAR WORK DEFINITION" calcext:value-type="string">
            <text:p>UNFAMILIAR WORK DEFINITION</text:p>
          </table:table-cell>
          <table:table-cell table:style-name="ce2" table:formula="of:=[$errors.A32]" office:value-type="string" office:string-value="UNRECOGNIZED FUNCTION DEFINITION" calcext:value-type="string">
            <text:p>UNRECOGNIZED FUNCTION DEFINITION</text:p>
          </table:table-cell>
          <table:table-cell/>
          <table:table-cell table:style-name="ce2" table:formula="of:=IFERROR(__xludf.dummyfunction(&quot;UPPER(GOOGLETRANSLATE(if(len(D73) &gt; 0, D73, C73),&quot;&quot;en&quot;&quot;,$A$1))&quot;);&quot;अपरिचित कार्य परिभाषा&quot;)" office:value-type="string" office:string-value="अपरिचित कार्य परिभाषा" calcext:value-type="string">
            <text:p>अपरिचित कार्य परिभाषा</text:p>
          </table:table-cell>
          <table:table-cell table:number-columns-repeated="1019"/>
        </table:table-row>
        <table:table-row table:style-name="ro1">
          <table:table-cell table:style-name="ce5" table:formula="of:=IF(LEN([.F74]) &gt; 0; [.F74]; [.E74])" office:value-type="string" office:string-value="अपरिचित GOSUB लेबल" calcext:value-type="string">
            <text:p>अपरिचित GOSUB लेबल</text:p>
          </table:table-cell>
          <table:table-cell table:style-name="ce8" table:formula="of:=IFERROR(__xludf.dummyfunction(&quot;upper(googletranslate(A74,$A$1,&quot;&quot;en&quot;&quot;))&quot;);&quot;UNFAMILIAR GOSUB LABEL&quot;)" office:value-type="string" office:string-value="UNFAMILIAR GOSUB LABEL" calcext:value-type="string">
            <text:p>UNFAMILIAR GOSUB LABEL</text:p>
          </table:table-cell>
          <table:table-cell table:style-name="ce2" table:formula="of:=[$errors.A33]" office:value-type="string" office:string-value="UNRECOGNIZED GOSUB LABEL" calcext:value-type="string">
            <text:p>UNRECOGNIZED GOSUB LABEL</text:p>
          </table:table-cell>
          <table:table-cell/>
          <table:table-cell table:style-name="ce2" table:formula="of:=IFERROR(__xludf.dummyfunction(&quot;UPPER(GOOGLETRANSLATE(if(len(D74) &gt; 0, D74, C74),&quot;&quot;en&quot;&quot;,$A$1))&quot;);&quot;अपरिचित GOSUB लेबल&quot;)" office:value-type="string" office:string-value="अपरिचित GOSUB लेबल" calcext:value-type="string">
            <text:p>अपरिचित GOSUB लेबल</text:p>
          </table:table-cell>
          <table:table-cell table:number-columns-repeated="1019"/>
        </table:table-row>
        <table:table-row table:style-name="ro1">
          <table:table-cell table:style-name="ce5" table:formula="of:=IF(LEN([.F75]) &gt; 0; [.F75]; [.E75])" office:value-type="string" office:string-value="गैर -मान्यता प्राप्त गोटो लेबल" calcext:value-type="string">
            <text:p>गैर -मान्यता प्राप्त गोटो लेबल</text:p>
          </table:table-cell>
          <table:table-cell table:style-name="ce8" table:formula="of:=IFERROR(__xludf.dummyfunction(&quot;upper(googletranslate(A75,$A$1,&quot;&quot;en&quot;&quot;))&quot;);&quot;NON -ACCURATE GOTO LABEL&quot;)" office:value-type="string" office:string-value="NON -ACCURATE GOTO LABEL" calcext:value-type="string">
            <text:p>NON -ACCURATE GOTO LABEL</text:p>
          </table:table-cell>
          <table:table-cell table:style-name="ce2" table:formula="of:=[$errors.A34]" office:value-type="string" office:string-value="UNRECOGNIZED GOTO LABEL" calcext:value-type="string">
            <text:p>UNRECOGNIZED GOTO LABEL</text:p>
          </table:table-cell>
          <table:table-cell/>
          <table:table-cell table:style-name="ce2" table:formula="of:=IFERROR(__xludf.dummyfunction(&quot;UPPER(GOOGLETRANSLATE(if(len(D75) &gt; 0, D75, C75),&quot;&quot;en&quot;&quot;,$A$1))&quot;);&quot;गैर -मान्यता प्राप्त गोटो लेबल&quot;)" office:value-type="string" office:string-value="गैर -मान्यता प्राप्त गोटो लेबल" calcext:value-type="string">
            <text:p>गैर -मान्यता प्राप्त गोटो लेबल</text:p>
          </table:table-cell>
          <table:table-cell table:number-columns-repeated="1019"/>
        </table:table-row>
        <table:table-row table:style-name="ro1">
          <table:table-cell table:style-name="ce5" table:formula="of:=IF(LEN([.F76]) &gt; 0; [.F76]; [.E76])" office:value-type="string" office:string-value="अपरिचित इनपुट" calcext:value-type="string">
            <text:p>अपरिचित इनपुट</text:p>
          </table:table-cell>
          <table:table-cell table:style-name="ce8" table:formula="of:=IFERROR(__xludf.dummyfunction(&quot;upper(googletranslate(A76,$A$1,&quot;&quot;en&quot;&quot;))&quot;);&quot;UNFAMILIAR INPUT&quot;)" office:value-type="string" office:string-value="UNFAMILIAR INPUT" calcext:value-type="string">
            <text:p>UNFAMILIAR INPUT</text:p>
          </table:table-cell>
          <table:table-cell table:style-name="ce2" table:formula="of:=[$errors.A35]" office:value-type="string" office:string-value="UNRECOGNIZED INPUT" calcext:value-type="string">
            <text:p>UNRECOGNIZED INPUT</text:p>
          </table:table-cell>
          <table:table-cell/>
          <table:table-cell table:style-name="ce2" table:formula="of:=IFERROR(__xludf.dummyfunction(&quot;UPPER(GOOGLETRANSLATE(if(len(D76) &gt; 0, D76, C76),&quot;&quot;en&quot;&quot;,$A$1))&quot;);&quot;अपरिचित इनपुट&quot;)" office:value-type="string" office:string-value="अपरिचित इनपुट" calcext:value-type="string">
            <text:p>अपरिचित इनपुट</text:p>
          </table:table-cell>
          <table:table-cell table:number-columns-repeated="1019"/>
        </table:table-row>
        <table:table-row table:style-name="ro1">
          <table:table-cell table:style-name="ce5" table:formula="of:=IF(LEN([.F77]) &gt; 0; [.F77]; [.E77])" office:value-type="string" office:string-value="निहित पूर्णांक गणित संचालन" calcext:value-type="string">
            <text:p>निहित पूर्णांक गणित संचालन</text:p>
          </table:table-cell>
          <table:table-cell table:style-name="ce8" table:formula="of:=IFERROR(__xludf.dummyfunction(&quot;upper(googletranslate(A77,$A$1,&quot;&quot;en&quot;&quot;))&quot;);&quot;VESTED INTEGER MATHEMATICS OPERATIONS&quot;)" office:value-type="string" office:string-value="VESTED INTEGER MATHEMATICS OPERATIONS" calcext:value-type="string">
            <text:p>VESTED INTEGER MATHEMATICS OPERATIONS</text:p>
          </table:table-cell>
          <table:table-cell table:style-name="ce2" table:formula="of:=[$errors.A36]" office:value-type="string" office:string-value="UNRECOGNIZED INTEGER MATH OPERATION" calcext:value-type="string">
            <text:p>UNRECOGNIZED INTEGER MATH OPERATION</text:p>
          </table:table-cell>
          <table:table-cell/>
          <table:table-cell table:style-name="ce2" table:formula="of:=IFERROR(__xludf.dummyfunction(&quot;UPPER(GOOGLETRANSLATE(if(len(D77) &gt; 0, D77, C77),&quot;&quot;en&quot;&quot;,$A$1))&quot;);&quot;निहित पूर्णांक गणित संचालन&quot;)" office:value-type="string" office:string-value="निहित पूर्णांक गणित संचालन" calcext:value-type="string">
            <text:p>निहित पूर्णांक गणित संचालन</text:p>
          </table:table-cell>
          <table:table-cell table:number-columns-repeated="1019"/>
        </table:table-row>
        <table:table-row table:style-name="ro1">
          <table:table-cell table:style-name="ce5" table:formula="of:=IF(LEN([.F78]) &gt; 0; [.F78]; [.E78])" office:value-type="string" office:string-value="अपरिचित गणित प्रकार" calcext:value-type="string">
            <text:p>अपरिचित गणित प्रकार</text:p>
          </table:table-cell>
          <table:table-cell table:style-name="ce8" table:formula="of:=IFERROR(__xludf.dummyfunction(&quot;upper(googletranslate(A78,$A$1,&quot;&quot;en&quot;&quot;))&quot;);&quot;UNFAMILIAR MATHEMATICS TYPE&quot;)" office:value-type="string" office:string-value="UNFAMILIAR MATHEMATICS TYPE" calcext:value-type="string">
            <text:p>UNFAMILIAR MATHEMATICS TYPE</text:p>
          </table:table-cell>
          <table:table-cell table:style-name="ce2" table:formula="of:=[$errors.A37]" office:value-type="string" office:string-value="UNRECOGNIZED MATH TYPE" calcext:value-type="string">
            <text:p>UNRECOGNIZED MATH TYPE</text:p>
          </table:table-cell>
          <table:table-cell/>
          <table:table-cell table:style-name="ce2" table:formula="of:=IFERROR(__xludf.dummyfunction(&quot;UPPER(GOOGLETRANSLATE(if(len(D78) &gt; 0, D78, C78),&quot;&quot;en&quot;&quot;,$A$1))&quot;);&quot;अपरिचित गणित प्रकार&quot;)" office:value-type="string" office:string-value="अपरिचित गणित प्रकार" calcext:value-type="string">
            <text:p>अपरिचित गणित प्रकार</text:p>
          </table:table-cell>
          <table:table-cell table:number-columns-repeated="1019"/>
        </table:table-row>
        <table:table-row table:style-name="ro1">
          <table:table-cell table:style-name="ce5" table:formula="of:=IF(LEN([.F79]) &gt; 0; [.F79]; [.E79])" office:value-type="string" office:string-value="अगला चर की पहचान की गई" calcext:value-type="string">
            <text:p>अगला चर की पहचान की गई</text:p>
          </table:table-cell>
          <table:table-cell table:style-name="ce8" table:formula="of:=IFERROR(__xludf.dummyfunction(&quot;upper(googletranslate(A79,$A$1,&quot;&quot;en&quot;&quot;))&quot;);&quot;NEXT VARIABLE WAS IDENTIFIED&quot;)" office:value-type="string" office:string-value="NEXT VARIABLE WAS IDENTIFIED" calcext:value-type="string">
            <text:p>NEXT VARIABLE WAS IDENTIFIED</text:p>
          </table:table-cell>
          <table:table-cell table:style-name="ce2" table:formula="of:=[$errors.A38]" office:value-type="string" office:string-value="UNRECOGNIZED NEXT VARIABLE" calcext:value-type="string">
            <text:p>UNRECOGNIZED NEXT VARIABLE</text:p>
          </table:table-cell>
          <table:table-cell/>
          <table:table-cell table:style-name="ce2" table:formula="of:=IFERROR(__xludf.dummyfunction(&quot;UPPER(GOOGLETRANSLATE(if(len(D79) &gt; 0, D79, C79),&quot;&quot;en&quot;&quot;,$A$1))&quot;);&quot;अगला चर की पहचान की गई&quot;)" office:value-type="string" office:string-value="अगला चर की पहचान की गई" calcext:value-type="string">
            <text:p>अगला चर की पहचान की गई</text:p>
          </table:table-cell>
          <table:table-cell table:number-columns-repeated="1019"/>
        </table:table-row>
        <table:table-row table:style-name="ro1">
          <table:table-cell table:style-name="ce5" table:formula="of:=IF(LEN([.F80]) &gt; 0; [.F80]; [.E80])" office:value-type="string" office:string-value="प्रिंट में अपरिचित ओपी" calcext:value-type="string">
            <text:p>प्रिंट में अपरिचित ओपी</text:p>
          </table:table-cell>
          <table:table-cell table:style-name="ce8" table:formula="of:=IFERROR(__xludf.dummyfunction(&quot;upper(googletranslate(A80,$A$1,&quot;&quot;en&quot;&quot;))&quot;);&quot;OP UNFAMILIAR IN PRINT&quot;)" office:value-type="string" office:string-value="OP UNFAMILIAR IN PRINT" calcext:value-type="string">
            <text:p>OP UNFAMILIAR IN PRINT</text:p>
          </table:table-cell>
          <table:table-cell table:style-name="ce2" table:formula="of:=[$errors.A39]" office:value-type="string" office:string-value="UNRECOGNIZED OP IN PRINT" calcext:value-type="string">
            <text:p>UNRECOGNIZED OP IN PRINT</text:p>
          </table:table-cell>
          <table:table-cell/>
          <table:table-cell table:style-name="ce2" table:formula="of:=IFERROR(__xludf.dummyfunction(&quot;UPPER(GOOGLETRANSLATE(if(len(D80) &gt; 0, D80, C80),&quot;&quot;en&quot;&quot;,$A$1))&quot;);&quot;प्रिंट में अपरिचित ओपी&quot;)" office:value-type="string" office:string-value="प्रिंट में अपरिचित ओपी" calcext:value-type="string">
            <text:p>प्रिंट में अपरिचित ओपी</text:p>
          </table:table-cell>
          <table:table-cell table:number-columns-repeated="1019"/>
        </table:table-row>
        <table:table-row table:style-name="ro1">
          <table:table-cell table:style-name="ce5" table:formula="of:=IF(LEN([.F81]) &gt; 0; [.F81]; [.E81])" office:value-type="string" office:string-value="बिना मान्यता प्राप्त तर्कसंगत गणित संचालन" calcext:value-type="string">
            <text:p>बिना मान्यता प्राप्त तर्कसंगत गणित संचालन</text:p>
          </table:table-cell>
          <table:table-cell table:style-name="ce8" table:formula="of:=IFERROR(__xludf.dummyfunction(&quot;upper(googletranslate(A81,$A$1,&quot;&quot;en&quot;&quot;))&quot;);&quot;NON -RECOGNIZED RATIONAL MATHEMATICS OPERATIONS&quot;)" office:value-type="string" office:string-value="NON -RECOGNIZED RATIONAL MATHEMATICS OPERATIONS" calcext:value-type="string">
            <text:p>NON -RECOGNIZED RATIONAL MATHEMATICS OPERATIONS</text:p>
          </table:table-cell>
          <table:table-cell table:style-name="ce2" table:formula="of:=[$errors.A40]" office:value-type="string" office:string-value="UNRECOGNIZED RATIONAL MATH OPERATION" calcext:value-type="string">
            <text:p>UNRECOGNIZED RATIONAL MATH OPERATION</text:p>
          </table:table-cell>
          <table:table-cell/>
          <table:table-cell table:style-name="ce2" table:formula="of:=IFERROR(__xludf.dummyfunction(&quot;UPPER(GOOGLETRANSLATE(if(len(D81) &gt; 0, D81, C81),&quot;&quot;en&quot;&quot;,$A$1))&quot;);&quot;बिना मान्यता प्राप्त तर्कसंगत गणित संचालन&quot;)" office:value-type="string" office:string-value="बिना मान्यता प्राप्त तर्कसंगत गणित संचालन" calcext:value-type="string">
            <text:p>बिना मान्यता प्राप्त तर्कसंगत गणित संचालन</text:p>
          </table:table-cell>
          <table:table-cell table:number-columns-repeated="1019"/>
        </table:table-row>
        <table:table-row table:style-name="ro1">
          <table:table-cell table:style-name="ce5" table:formula="of:=IF(LEN([.F82]) &gt; 0; [.F82]; [.E82])" office:value-type="string" office:string-value="गैर -मान्यता प्राप्त चर प्रकार" calcext:value-type="string">
            <text:p>गैर -मान्यता प्राप्त चर प्रकार</text:p>
          </table:table-cell>
          <table:table-cell table:style-name="ce8" table:formula="of:=IFERROR(__xludf.dummyfunction(&quot;upper(googletranslate(A82,$A$1,&quot;&quot;en&quot;&quot;))&quot;);&quot;NON -RECOGNIZED VARIABLE TYPE&quot;)" office:value-type="string" office:string-value="NON -RECOGNIZED VARIABLE TYPE" calcext:value-type="string">
            <text:p>NON -RECOGNIZED VARIABLE TYPE</text:p>
          </table:table-cell>
          <table:table-cell table:style-name="ce2" table:formula="of:=[$errors.A41]" office:value-type="string" office:string-value="UNRECOGNIZED VARIABLE TYPE" calcext:value-type="string">
            <text:p>UNRECOGNIZED VARIABLE TYPE</text:p>
          </table:table-cell>
          <table:table-cell/>
          <table:table-cell table:style-name="ce2" table:formula="of:=IFERROR(__xludf.dummyfunction(&quot;UPPER(GOOGLETRANSLATE(if(len(D82) &gt; 0, D82, C82),&quot;&quot;en&quot;&quot;,$A$1))&quot;);&quot;गैर -मान्यता प्राप्त चर प्रकार&quot;)" office:value-type="string" office:string-value="गैर -मान्यता प्राप्त चर प्रकार" calcext:value-type="string">
            <text:p>गैर -मान्यता प्राप्त चर प्रकार</text:p>
          </table:table-cell>
          <table:table-cell table:number-columns-repeated="1019"/>
        </table:table-row>
        <table:table-row table:style-name="ro1">
          <table:table-cell table:style-name="ce5" table:formula="of:=IF(LEN([.F83]) &gt; 0; [.F83]; [.E83])" office:value-type="string" office:string-value="अस्वाभाविक पर्यावरण चर" calcext:value-type="string">
            <text:p>अस्वाभाविक पर्यावरण चर</text:p>
          </table:table-cell>
          <table:table-cell table:style-name="ce8" table:formula="of:=IFERROR(__xludf.dummyfunction(&quot;upper(googletranslate(A83,$A$1,&quot;&quot;en&quot;&quot;))&quot;);&quot;UNNATURAL ENVIRONMENT VARIABLES&quot;)" office:value-type="string" office:string-value="UNNATURAL ENVIRONMENT VARIABLES" calcext:value-type="string">
            <text:p>UNNATURAL ENVIRONMENT VARIABLES</text:p>
          </table:table-cell>
          <table:table-cell table:style-name="ce2" table:formula="of:=[$errors.A42]" office:value-type="string" office:string-value="UNSET ENVIRONMENT VARIABLE" calcext:value-type="string">
            <text:p>UNSET ENVIRONMENT VARIABLE</text:p>
          </table:table-cell>
          <table:table-cell/>
          <table:table-cell table:style-name="ce2" table:formula="of:=IFERROR(__xludf.dummyfunction(&quot;UPPER(GOOGLETRANSLATE(if(len(D83) &gt; 0, D83, C83),&quot;&quot;en&quot;&quot;,$A$1))&quot;);&quot;अस्वाभाविक पर्यावरण चर&quot;)" office:value-type="string" office:string-value="अस्वाभाविक पर्यावरण चर" calcext:value-type="string">
            <text:p>अस्वाभाविक पर्यावरण चर</text:p>
          </table:table-cell>
          <table:table-cell table:number-columns-repeated="1019"/>
        </table:table-row>
        <table:table-row table:style-name="ro1">
          <table:table-cell table:style-name="ce5" table:formula="of:=IF(LEN([.F84]) &gt; 0; [.F84]; [.E84])" office:value-type="string" office:string-value="परिवर्तनीय / सरणी परिभाषा बेमेल" calcext:value-type="string">
            <text:p>परिवर्तनीय / सरणी परिभाषा बेमेल</text:p>
          </table:table-cell>
          <table:table-cell table:style-name="ce8" table:formula="of:=IFERROR(__xludf.dummyfunction(&quot;upper(googletranslate(A84,$A$1,&quot;&quot;en&quot;&quot;))&quot;);&quot;CONVERTIBLE / ARRAY DEFINITION MISMATCHED&quot;)" office:value-type="string" office:string-value="CONVERTIBLE / ARRAY DEFINITION MISMATCHED" calcext:value-type="string">
            <text:p>CONVERTIBLE / ARRAY DEFINITION MISMATCHED</text:p>
          </table:table-cell>
          <table:table-cell table:style-name="ce2" table:formula="of:=[$errors.A43]" office:value-type="string" office:string-value="VARIABLE / ARRAY DEFINITION MISMATCH" calcext:value-type="string">
            <text:p>VARIABLE / ARRAY DEFINITION MISMATCH</text:p>
          </table:table-cell>
          <table:table-cell/>
          <table:table-cell table:style-name="ce2" table:formula="of:=IFERROR(__xludf.dummyfunction(&quot;UPPER(GOOGLETRANSLATE(if(len(D84) &gt; 0, D84, C84),&quot;&quot;en&quot;&quot;,$A$1))&quot;);&quot;परिवर्तनीय / सरणी परिभाषा बेमेल&quot;)" office:value-type="string" office:string-value="परिवर्तनीय / सरणी परिभाषा बेमेल" calcext:value-type="string">
            <text:p>परिवर्तनीय / सरणी परिभाषा बेमेल</text:p>
          </table:table-cell>
          <table:table-cell table:number-columns-repeated="1019"/>
        </table:table-row>
        <table:table-row table:style-name="ro1">
          <table:table-cell table:style-name="ce5" table:formula="of:=IF(LEN([.F85]) &gt; 0; [.F85]; [.E85])" office:value-type="string" office:string-value="चर को सरणी के रूप में परिभाषित किया गया" calcext:value-type="string">
            <text:p>चर को सरणी के रूप में परिभाषित किया गया</text:p>
          </table:table-cell>
          <table:table-cell table:style-name="ce8" table:formula="of:=IFERROR(__xludf.dummyfunction(&quot;upper(googletranslate(A85,$A$1,&quot;&quot;en&quot;&quot;))&quot;);&quot;VARIABLE DEFINED AS ARRAY&quot;)" office:value-type="string" office:string-value="VARIABLE DEFINED AS ARRAY" calcext:value-type="string">
            <text:p>VARIABLE DEFINED AS ARRAY</text:p>
          </table:table-cell>
          <table:table-cell table:style-name="ce2" table:formula="of:=[$errors.A44]" office:value-type="string" office:string-value="VARIABLE DEFINED AS ARRAY" calcext:value-type="string">
            <text:p>VARIABLE DEFINED AS ARRAY</text:p>
          </table:table-cell>
          <table:table-cell/>
          <table:table-cell table:style-name="ce2" table:formula="of:=IFERROR(__xludf.dummyfunction(&quot;UPPER(GOOGLETRANSLATE(if(len(D85) &gt; 0, D85, C85),&quot;&quot;en&quot;&quot;,$A$1))&quot;);&quot;चर को सरणी के रूप में परिभाषित किया गया&quot;)" office:value-type="string" office:string-value="चर को सरणी के रूप में परिभाषित किया गया" calcext:value-type="string">
            <text:p>चर को सरणी के रूप में परिभाषित किया गया</text:p>
          </table:table-cell>
          <table:table-cell table:number-columns-repeated="1019"/>
        </table:table-row>
        <table:table-row table:style-name="ro1">
          <table:table-cell table:style-name="ce5" table:formula="of:=IF(LEN([.F86]) &gt; 0; [.F86]; [.E86])" office:value-type="string" office:string-value="वैरिएबल को नॉनरे के रूप में परिभाषित किया गया" calcext:value-type="string">
            <text:p>वैरिएबल को नॉनरे के रूप में परिभाषित किया गया</text:p>
          </table:table-cell>
          <table:table-cell table:style-name="ce8" table:formula="of:=IFERROR(__xludf.dummyfunction(&quot;upper(googletranslate(A86,$A$1,&quot;&quot;en&quot;&quot;))&quot;);&quot;VARIABLES DEFINED AS NONRE&quot;)" office:value-type="string" office:string-value="VARIABLES DEFINED AS NONRE" calcext:value-type="string">
            <text:p>VARIABLES DEFINED AS NONRE</text:p>
          </table:table-cell>
          <table:table-cell table:style-name="ce2" table:formula="of:=[$errors.A45]" office:value-type="string" office:string-value="VARIABLE DEFINED AS NONARRAY" calcext:value-type="string">
            <text:p>VARIABLE DEFINED AS NONARRAY</text:p>
          </table:table-cell>
          <table:table-cell/>
          <table:table-cell table:style-name="ce2" table:formula="of:=IFERROR(__xludf.dummyfunction(&quot;UPPER(GOOGLETRANSLATE(if(len(D86) &gt; 0, D86, C86),&quot;&quot;en&quot;&quot;,$A$1))&quot;);&quot;वैरिएबल को नॉनरे के रूप में परिभाषित किया गया&quot;)" office:value-type="string" office:string-value="वैरिएबल को नॉनरे के रूप में परिभाषित किया गया" calcext:value-type="string">
            <text:p>वैरिएबल को नॉनरे के रूप में परिभाषित किया गया</text:p>
          </table:table-cell>
          <table:table-cell table:number-columns-repeated="1019"/>
        </table:table-row>
        <table:table-row table:style-name="ro1">
          <table:table-cell table:style-name="ce5" table:formula="of:=IF(LEN([.F87]) &gt; 0; [.F87]; [.E87])" office:value-type="string" office:string-value="चर का कोई मूल्य नहीं है" calcext:value-type="string">
            <text:p>चर का कोई मूल्य नहीं है</text:p>
          </table:table-cell>
          <table:table-cell table:style-name="ce8" table:formula="of:=IFERROR(__xludf.dummyfunction(&quot;upper(googletranslate(A87,$A$1,&quot;&quot;en&quot;&quot;))&quot;);&quot;VARIABLE HAS NO VALUE&quot;)" office:value-type="string" office:string-value="VARIABLE HAS NO VALUE" calcext:value-type="string">
            <text:p>VARIABLE HAS NO VALUE</text:p>
          </table:table-cell>
          <table:table-cell table:style-name="ce2" table:formula="of:=[$errors.A46]" office:value-type="string" office:string-value="VARIABLE HAS NO VALUE" calcext:value-type="string">
            <text:p>VARIABLE HAS NO VALUE</text:p>
          </table:table-cell>
          <table:table-cell/>
          <table:table-cell table:style-name="ce2" table:formula="of:=IFERROR(__xludf.dummyfunction(&quot;UPPER(GOOGLETRANSLATE(if(len(D87) &gt; 0, D87, C87),&quot;&quot;en&quot;&quot;,$A$1))&quot;);&quot;चर का कोई मूल्य नहीं है&quot;)" office:value-type="string" office:string-value="चर का कोई मूल्य नहीं है" calcext:value-type="string">
            <text:p>चर का कोई मूल्य नहीं है</text:p>
          </table:table-cell>
          <table:table-cell table:number-columns-repeated="1019"/>
        </table:table-row>
        <table:table-row table:style-name="ro1">
          <table:table-cell table:style-name="ce5" table:formula="of:=IF(LEN([.F88]) &gt; 0; [.F88]; [.E88])" office:value-type="string" office:string-value="चर एक सरणी नहीं है" calcext:value-type="string">
            <text:p>चर एक सरणी नहीं है</text:p>
          </table:table-cell>
          <table:table-cell table:style-name="ce8" table:formula="of:=IFERROR(__xludf.dummyfunction(&quot;upper(googletranslate(A88,$A$1,&quot;&quot;en&quot;&quot;))&quot;);&quot;VARIABLE IS NOT AN ARRAY&quot;)" office:value-type="string" office:string-value="VARIABLE IS NOT AN ARRAY" calcext:value-type="string">
            <text:p>VARIABLE IS NOT AN ARRAY</text:p>
          </table:table-cell>
          <table:table-cell table:style-name="ce2" table:formula="of:=[$errors.A47]" office:value-type="string" office:string-value="VARIABLE IS NOT AN ARRAY" calcext:value-type="string">
            <text:p>VARIABLE IS NOT AN ARRAY</text:p>
          </table:table-cell>
          <table:table-cell/>
          <table:table-cell table:style-name="ce2" table:formula="of:=IFERROR(__xludf.dummyfunction(&quot;UPPER(GOOGLETRANSLATE(if(len(D88) &gt; 0, D88, C88),&quot;&quot;en&quot;&quot;,$A$1))&quot;);&quot;चर एक सरणी नहीं है&quot;)" office:value-type="string" office:string-value="चर एक सरणी नहीं है" calcext:value-type="string">
            <text:p>चर एक सरणी नहीं है</text:p>
          </table:table-cell>
          <table:table-cell table:number-columns-repeated="1019"/>
        </table:table-row>
        <table:table-row table:style-name="ro2" table:number-rows-repeated="1048487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lang_hi.A3:lang_hi.A40">
            <calcext:condition calcext:apply-style-name="ConditionalStyle_1" calcext:value="formula-is(COUNTIF([.$A$3:.$A$40];[.$A3])&gt;1)" calcext:base-cell-address="lang_hi.A3"/>
          </calcext:conditional-format>
        </calcext:conditional-formats>
      </table:table>
      <table:table table:name="lang_bn" table:style-name="ta13">
        <table:table-column table:style-name="co24" table:default-cell-style-name="Default"/>
        <table:table-column table:style-name="co5" table:default-cell-style-name="Default"/>
        <table:table-column table:style-name="co1" table:default-cell-style-name="Default"/>
        <table:table-column table:style-name="co21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31" table:default-cell-style-name="Default"/>
        <table:table-column table:style-name="co21" table:number-columns-repeated="1017" table:default-cell-style-name="Default"/>
        <table:table-row table:style-name="ro1">
          <table:table-cell table:style-name="ce1" office:value-type="string" calcext:value-type="string">
            <text:p>bn</text:p>
          </table:table-cell>
          <table:table-cell table:style-name="ce1" office:value-type="string" calcext:value-type="string">
            <text:p>reverse</text:p>
          </table:table-cell>
          <table:table-cell table:style-name="ce1" office:value-type="string" calcext:value-type="string">
            <text:p>original</text:p>
          </table:table-cell>
          <table:table-cell table:style-name="ce1" office:value-type="string" calcext:value-type="string">
            <text:p>human override</text:p>
          </table:table-cell>
          <table:table-cell table:style-name="ce1" office:value-type="string" calcext:value-type="string">
            <text:p>google translate</text:p>
          </table:table-cell>
          <table:table-cell table:style-name="ce1" office:value-type="string" calcext:value-type="string">
            <text:p>human translate</text:p>
          </table:table-cell>
          <table:table-cell table:style-name="ce1" office:value-type="string" calcext:value-type="string">
            <text:p>contributor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BENGALI</text:p>
          </table:table-cell>
          <table:table-cell table:number-columns-repeated="1023"/>
        </table:table-row>
        <table:table-row table:style-name="ro1">
          <table:table-cell table:style-name="ce15" table:formula="of:=IF(LEN([.F3]) &gt; 0; [.F3]; [.E3])" office:value-type="string" office:string-value="অ্যাবস" calcext:value-type="string">
            <text:p>অ্যাবস</text:p>
          </table:table-cell>
          <table:table-cell table:style-name="ce8" table:formula="of:=IFERROR(__xludf.dummyfunction(&quot;upper(googletranslate(A3,$A$1,&quot;&quot;en&quot;&quot;))&quot;);&quot;ABS&quot;)" office:value-type="string" office:string-value="ABS" calcext:value-type="string">
            <text:p>ABS</text:p>
          </table:table-cell>
          <table:table-cell table:style-name="ce2" table:formula="of:=[$keywords.A1]" office:value-type="string" office:string-value="ABS" calcext:value-type="string">
            <text:p>ABS</text:p>
          </table:table-cell>
          <table:table-cell/>
          <table:table-cell table:style-name="ce2" table:formula="of:=IFERROR(__xludf.dummyfunction(&quot;UPPER(GOOGLETRANSLATE(if(len(D3) &gt; 0, D3, C3),&quot;&quot;en&quot;&quot;,$A$1))&quot;);&quot;অ্যাবস&quot;)" office:value-type="string" office:string-value="অ্যাবস" calcext:value-type="string">
            <text:p>অ্যাবস</text:p>
          </table:table-cell>
          <table:table-cell table:number-columns-repeated="1019"/>
        </table:table-row>
        <table:table-row table:style-name="ro1">
          <table:table-cell table:style-name="ce15" table:formula="of:=IF(LEN([.F4]) &gt; 0; [.F4]; [.E4])" office:value-type="string" office:string-value="ATN" calcext:value-type="string">
            <text:p>ATN</text:p>
          </table:table-cell>
          <table:table-cell table:style-name="ce8" table:formula="of:=IFERROR(__xludf.dummyfunction(&quot;upper(googletranslate(A4,$A$1,&quot;&quot;en&quot;&quot;))&quot;);&quot;ATN&quot;)" office:value-type="string" office:string-value="ATN" calcext:value-type="string">
            <text:p>ATN</text:p>
          </table:table-cell>
          <table:table-cell table:style-name="ce2" table:formula="of:=[$keywords.A2]" office:value-type="string" office:string-value="ATN" calcext:value-type="string">
            <text:p>ATN</text:p>
          </table:table-cell>
          <table:table-cell/>
          <table:table-cell table:style-name="ce2" table:formula="of:=IFERROR(__xludf.dummyfunction(&quot;UPPER(GOOGLETRANSLATE(if(len(D4) &gt; 0, D4, C4),&quot;&quot;en&quot;&quot;,$A$1))&quot;);&quot;ATN&quot;)" office:value-type="string" office:string-value="ATN" calcext:value-type="string">
            <text:p>ATN</text:p>
          </table:table-cell>
          <table:table-cell table:number-columns-repeated="1019"/>
        </table:table-row>
        <table:table-row table:style-name="ro1">
          <table:table-cell table:style-name="ce15" table:formula="of:=IF(LEN([.F5]) &gt; 0; [.F5]; [.E5])" office:value-type="string" office:string-value="বেস" calcext:value-type="string">
            <text:p>বেস</text:p>
          </table:table-cell>
          <table:table-cell table:style-name="ce8" table:formula="of:=IFERROR(__xludf.dummyfunction(&quot;upper(googletranslate(A5,$A$1,&quot;&quot;en&quot;&quot;))&quot;);&quot;BASE&quot;)" office:value-type="string" office:string-value="BASE" calcext:value-type="string">
            <text:p>BASE</text:p>
          </table:table-cell>
          <table:table-cell table:style-name="ce2" table:formula="of:=[$keywords.A3]" office:value-type="string" office:string-value="BASE" calcext:value-type="string">
            <text:p>BASE</text:p>
          </table:table-cell>
          <table:table-cell/>
          <table:table-cell table:style-name="ce2" table:formula="of:=IFERROR(__xludf.dummyfunction(&quot;UPPER(GOOGLETRANSLATE(if(len(D5) &gt; 0, D5, C5),&quot;&quot;en&quot;&quot;,$A$1))&quot;);&quot;বেস&quot;)" office:value-type="string" office:string-value="বেস" calcext:value-type="string">
            <text:p>বেস</text:p>
          </table:table-cell>
          <table:table-cell table:number-columns-repeated="1019"/>
        </table:table-row>
        <table:table-row table:style-name="ro1">
          <table:table-cell table:style-name="ce15" table:formula="of:=IF(LEN([.F6]) &gt; 0; [.F6]; [.E6])" office:value-type="string" office:string-value="কোস" calcext:value-type="string">
            <text:p>কোস</text:p>
          </table:table-cell>
          <table:table-cell table:style-name="ce8" table:formula="of:=IFERROR(__xludf.dummyfunction(&quot;upper(googletranslate(A6,$A$1,&quot;&quot;en&quot;&quot;))&quot;);&quot;COS&quot;)" office:value-type="string" office:string-value="COS" calcext:value-type="string">
            <text:p>COS</text:p>
          </table:table-cell>
          <table:table-cell table:style-name="ce2" table:formula="of:=[$keywords.A4]" office:value-type="string" office:string-value="COS" calcext:value-type="string">
            <text:p>COS</text:p>
          </table:table-cell>
          <table:table-cell/>
          <table:table-cell table:style-name="ce2" table:formula="of:=IFERROR(__xludf.dummyfunction(&quot;UPPER(GOOGLETRANSLATE(if(len(D6) &gt; 0, D6, C6),&quot;&quot;en&quot;&quot;,$A$1))&quot;);&quot;কোস&quot;)" office:value-type="string" office:string-value="কোস" calcext:value-type="string">
            <text:p>কোস</text:p>
          </table:table-cell>
          <table:table-cell table:number-columns-repeated="1019"/>
        </table:table-row>
        <table:table-row table:style-name="ro1">
          <table:table-cell table:style-name="ce15" table:formula="of:=IF(LEN([.F7]) &gt; 0; [.F7]; [.E7])" office:value-type="string" office:string-value="ডেটা" calcext:value-type="string">
            <text:p>ডেটা</text:p>
          </table:table-cell>
          <table:table-cell table:style-name="ce8" table:formula="of:=IFERROR(__xludf.dummyfunction(&quot;upper(googletranslate(A7,$A$1,&quot;&quot;en&quot;&quot;))&quot;);&quot;DATA&quot;)" office:value-type="string" office:string-value="DATA" calcext:value-type="string">
            <text:p>DATA</text:p>
          </table:table-cell>
          <table:table-cell table:style-name="ce2" table:formula="of:=[$keywords.A5]" office:value-type="string" office:string-value="DATA" calcext:value-type="string">
            <text:p>DATA</text:p>
          </table:table-cell>
          <table:table-cell/>
          <table:table-cell table:style-name="ce2" table:formula="of:=IFERROR(__xludf.dummyfunction(&quot;UPPER(GOOGLETRANSLATE(if(len(D7) &gt; 0, D7, C7),&quot;&quot;en&quot;&quot;,$A$1))&quot;);&quot;ডেটা&quot;)" office:value-type="string" office:string-value="ডেটা" calcext:value-type="string">
            <text:p>ডেটা</text:p>
          </table:table-cell>
          <table:table-cell table:number-columns-repeated="1019"/>
        </table:table-row>
        <table:table-row table:style-name="ro1">
          <table:table-cell table:style-name="ce15" table:formula="of:=IF(LEN([.F8]) &gt; 0; [.F8]; [.E8])" office:value-type="string" office:string-value="ডিবিএল" calcext:value-type="string">
            <text:p>ডিবিএল</text:p>
          </table:table-cell>
          <table:table-cell table:style-name="ce8" table:formula="of:=IFERROR(__xludf.dummyfunction(&quot;upper(googletranslate(A8,$A$1,&quot;&quot;en&quot;&quot;))&quot;);&quot;DBL&quot;)" office:value-type="string" office:string-value="DBL" calcext:value-type="string">
            <text:p>DBL</text:p>
          </table:table-cell>
          <table:table-cell table:style-name="ce2" table:formula="of:=[$keywords.A6]" office:value-type="string" office:string-value="DBL" calcext:value-type="string">
            <text:p>DBL</text:p>
          </table:table-cell>
          <table:table-cell/>
          <table:table-cell table:style-name="ce2" table:formula="of:=IFERROR(__xludf.dummyfunction(&quot;UPPER(GOOGLETRANSLATE(if(len(D8) &gt; 0, D8, C8),&quot;&quot;en&quot;&quot;,$A$1))&quot;);&quot;ডিবিএল&quot;)" office:value-type="string" office:string-value="ডিবিএল" calcext:value-type="string">
            <text:p>ডিবিএল</text:p>
          </table:table-cell>
          <table:table-cell table:number-columns-repeated="1019"/>
        </table:table-row>
        <table:table-row table:style-name="ro1">
          <table:table-cell table:style-name="ce15" table:formula="of:=IF(LEN([.F9]) &gt; 0; [.F9]; [.E9])" office:value-type="string" office:string-value="ডিফ" calcext:value-type="string">
            <text:p>ডিফ</text:p>
          </table:table-cell>
          <table:table-cell table:style-name="ce8" table:formula="of:=IFERROR(__xludf.dummyfunction(&quot;upper(googletranslate(A9,$A$1,&quot;&quot;en&quot;&quot;))&quot;);&quot;DEF&quot;)" office:value-type="string" office:string-value="DEF" calcext:value-type="string">
            <text:p>DEF</text:p>
          </table:table-cell>
          <table:table-cell table:style-name="ce2" table:formula="of:=[$keywords.A7]" office:value-type="string" office:string-value="DEF" calcext:value-type="string">
            <text:p>DEF</text:p>
          </table:table-cell>
          <table:table-cell/>
          <table:table-cell table:style-name="ce2" table:formula="of:=IFERROR(__xludf.dummyfunction(&quot;UPPER(GOOGLETRANSLATE(if(len(D9) &gt; 0, D9, C9),&quot;&quot;en&quot;&quot;,$A$1))&quot;);&quot;ডিফ&quot;)" office:value-type="string" office:string-value="ডিফ" calcext:value-type="string">
            <text:p>ডিফ</text:p>
          </table:table-cell>
          <table:table-cell table:number-columns-repeated="1019"/>
        </table:table-row>
        <table:table-row table:style-name="ro1">
          <table:table-cell table:style-name="ce15" table:formula="of:=IF(LEN([.F10]) &gt; 0; [.F10]; [.E10])" office:value-type="string" office:string-value="ম্লান" calcext:value-type="string">
            <text:p>ম্লান</text:p>
          </table:table-cell>
          <table:table-cell table:style-name="ce8" table:formula="of:=IFERROR(__xludf.dummyfunction(&quot;upper(googletranslate(A10,$A$1,&quot;&quot;en&quot;&quot;))&quot;);&quot;FADED&quot;)" office:value-type="string" office:string-value="FADED" calcext:value-type="string">
            <text:p>FADED</text:p>
          </table:table-cell>
          <table:table-cell table:style-name="ce2" table:formula="of:=[$keywords.A8]" office:value-type="string" office:string-value="DIM" calcext:value-type="string">
            <text:p>DIM</text:p>
          </table:table-cell>
          <table:table-cell/>
          <table:table-cell table:style-name="ce2" table:formula="of:=IFERROR(__xludf.dummyfunction(&quot;UPPER(GOOGLETRANSLATE(if(len(D10) &gt; 0, D10, C10),&quot;&quot;en&quot;&quot;,$A$1))&quot;);&quot;ম্লান&quot;)" office:value-type="string" office:string-value="ম্লান" calcext:value-type="string">
            <text:p>ম্লান</text:p>
          </table:table-cell>
          <table:table-cell table:number-columns-repeated="1019"/>
        </table:table-row>
        <table:table-row table:style-name="ro1">
          <table:table-cell table:style-name="ce15" table:formula="of:=IF(LEN([.F11]) &gt; 0; [.F11]; [.E11])" office:value-type="string" office:string-value="শেষ" calcext:value-type="string">
            <text:p>শেষ</text:p>
          </table:table-cell>
          <table:table-cell table:style-name="ce8" table:formula="of:=IFERROR(__xludf.dummyfunction(&quot;upper(googletranslate(A11,$A$1,&quot;&quot;en&quot;&quot;))&quot;);&quot;END&quot;)" office:value-type="string" office:string-value="END" calcext:value-type="string">
            <text:p>END</text:p>
          </table:table-cell>
          <table:table-cell table:style-name="ce2" table:formula="of:=[$keywords.A9]" office:value-type="string" office:string-value="END" calcext:value-type="string">
            <text:p>END</text:p>
          </table:table-cell>
          <table:table-cell/>
          <table:table-cell table:style-name="ce2" table:formula="of:=IFERROR(__xludf.dummyfunction(&quot;UPPER(GOOGLETRANSLATE(if(len(D11) &gt; 0, D11, C11),&quot;&quot;en&quot;&quot;,$A$1))&quot;);&quot;শেষ&quot;)" office:value-type="string" office:string-value="শেষ" calcext:value-type="string">
            <text:p>শেষ</text:p>
          </table:table-cell>
          <table:table-cell table:number-columns-repeated="1019"/>
        </table:table-row>
        <table:table-row table:style-name="ro1">
          <table:table-cell table:style-name="ce15" table:formula="of:=IF(LEN([.F12]) &gt; 0; [.F12]; [.E12])" office:value-type="string" office:string-value="এক্সপ্রেস" calcext:value-type="string">
            <text:p>এক্সপ্রেস</text:p>
          </table:table-cell>
          <table:table-cell table:style-name="ce8" table:formula="of:=IFERROR(__xludf.dummyfunction(&quot;upper(googletranslate(A12,$A$1,&quot;&quot;en&quot;&quot;))&quot;);&quot;EXPRESS&quot;)" office:value-type="string" office:string-value="EXPRESS" calcext:value-type="string">
            <text:p>EXPRESS</text:p>
          </table:table-cell>
          <table:table-cell table:style-name="ce2" table:formula="of:=[$keywords.A10]" office:value-type="string" office:string-value="EXP" calcext:value-type="string">
            <text:p>EXP</text:p>
          </table:table-cell>
          <table:table-cell/>
          <table:table-cell table:style-name="ce2" table:formula="of:=IFERROR(__xludf.dummyfunction(&quot;UPPER(GOOGLETRANSLATE(if(len(D12) &gt; 0, D12, C12),&quot;&quot;en&quot;&quot;,$A$1))&quot;);&quot;এক্সপ্রেস&quot;)" office:value-type="string" office:string-value="এক্সপ্রেস" calcext:value-type="string">
            <text:p>এক্সপ্রেস</text:p>
          </table:table-cell>
          <table:table-cell table:number-columns-repeated="1019"/>
        </table:table-row>
        <table:table-row table:style-name="ro1">
          <table:table-cell table:style-name="ce15" table:formula="of:=IF(LEN([.F13]) &gt; 0; [.F13]; [.E13])" office:value-type="string" office:string-value="জন্য" calcext:value-type="string">
            <text:p>জন্য</text:p>
          </table:table-cell>
          <table:table-cell table:style-name="ce8" table:formula="of:=IFERROR(__xludf.dummyfunction(&quot;upper(googletranslate(A13,$A$1,&quot;&quot;en&quot;&quot;))&quot;);&quot;FOR&quot;)" office:value-type="string" office:string-value="FOR" calcext:value-type="string">
            <text:p>FOR</text:p>
          </table:table-cell>
          <table:table-cell table:style-name="ce2" table:formula="of:=[$keywords.A11]" office:value-type="string" office:string-value="FOR" calcext:value-type="string">
            <text:p>FOR</text:p>
          </table:table-cell>
          <table:table-cell/>
          <table:table-cell table:style-name="ce2" table:formula="of:=IFERROR(__xludf.dummyfunction(&quot;UPPER(GOOGLETRANSLATE(if(len(D13) &gt; 0, D13, C13),&quot;&quot;en&quot;&quot;,$A$1))&quot;);&quot;জন্য&quot;)" office:value-type="string" office:string-value="জন্য" calcext:value-type="string">
            <text:p>জন্য</text:p>
          </table:table-cell>
          <table:table-cell table:number-columns-repeated="1019"/>
        </table:table-row>
        <table:table-row table:style-name="ro1">
          <table:table-cell table:style-name="ce15" table:formula="of:=IF(LEN([.F14]) &gt; 0; [.F14]; [.E14])" office:value-type="string" office:string-value="যাও" calcext:value-type="string">
            <text:p>যাও</text:p>
          </table:table-cell>
          <table:table-cell table:style-name="ce8" table:formula="of:=IFERROR(__xludf.dummyfunction(&quot;upper(googletranslate(A14,$A$1,&quot;&quot;en&quot;&quot;))&quot;);&quot;IN&quot;)" office:value-type="string" office:string-value="IN" calcext:value-type="string">
            <text:p>IN</text:p>
          </table:table-cell>
          <table:table-cell table:style-name="ce2" table:formula="of:=[$keywords.A12]" office:value-type="string" office:string-value="GOTO" calcext:value-type="string">
            <text:p>GOTO</text:p>
          </table:table-cell>
          <table:table-cell/>
          <table:table-cell table:style-name="ce2" table:formula="of:=IFERROR(__xludf.dummyfunction(&quot;UPPER(GOOGLETRANSLATE(if(len(D14) &gt; 0, D14, C14),&quot;&quot;en&quot;&quot;,$A$1))&quot;);&quot;যাও&quot;)" office:value-type="string" office:string-value="যাও" calcext:value-type="string">
            <text:p>যাও</text:p>
          </table:table-cell>
          <table:table-cell table:number-columns-repeated="1019"/>
        </table:table-row>
        <table:table-row table:style-name="ro1">
          <table:table-cell table:style-name="ce15" table:formula="of:=IF(LEN([.F15]) &gt; 0; [.F15]; [.E15])" office:value-type="string" office:string-value="গোসাব" calcext:value-type="string">
            <text:p>গোসাব</text:p>
          </table:table-cell>
          <table:table-cell table:style-name="ce8" table:formula="of:=IFERROR(__xludf.dummyfunction(&quot;upper(googletranslate(A15,$A$1,&quot;&quot;en&quot;&quot;))&quot;);&quot;GOSSIP&quot;)" office:value-type="string" office:string-value="GOSSIP" calcext:value-type="string">
            <text:p>GOSSIP</text:p>
          </table:table-cell>
          <table:table-cell table:style-name="ce2" table:formula="of:=[$keywords.A13]" office:value-type="string" office:string-value="GOSUB" calcext:value-type="string">
            <text:p>GOSUB</text:p>
          </table:table-cell>
          <table:table-cell/>
          <table:table-cell table:style-name="ce2" table:formula="of:=IFERROR(__xludf.dummyfunction(&quot;UPPER(GOOGLETRANSLATE(if(len(D15) &gt; 0, D15, C15),&quot;&quot;en&quot;&quot;,$A$1))&quot;);&quot;গোসাব&quot;)" office:value-type="string" office:string-value="গোসাব" calcext:value-type="string">
            <text:p>গোসাব</text:p>
          </table:table-cell>
          <table:table-cell table:number-columns-repeated="1019"/>
        </table:table-row>
        <table:table-row table:style-name="ro1">
          <table:table-cell table:style-name="ce15" table:formula="of:=IF(LEN([.F16]) &gt; 0; [.F16]; [.E16])" office:value-type="string" office:string-value="যদি" calcext:value-type="string">
            <text:p>যদি</text:p>
          </table:table-cell>
          <table:table-cell table:style-name="ce8" table:formula="of:=IFERROR(__xludf.dummyfunction(&quot;upper(googletranslate(A16,$A$1,&quot;&quot;en&quot;&quot;))&quot;);&quot;IF&quot;)" office:value-type="string" office:string-value="IF" calcext:value-type="string">
            <text:p>IF</text:p>
          </table:table-cell>
          <table:table-cell table:style-name="ce2" table:formula="of:=[$keywords.A14]" office:value-type="string" office:string-value="IF" calcext:value-type="string">
            <text:p>IF</text:p>
          </table:table-cell>
          <table:table-cell/>
          <table:table-cell table:style-name="ce2" table:formula="of:=IFERROR(__xludf.dummyfunction(&quot;UPPER(GOOGLETRANSLATE(if(len(D16) &gt; 0, D16, C16),&quot;&quot;en&quot;&quot;,$A$1))&quot;);&quot;যদি&quot;)" office:value-type="string" office:string-value="যদি" calcext:value-type="string">
            <text:p>যদি</text:p>
          </table:table-cell>
          <table:table-cell table:number-columns-repeated="1019"/>
        </table:table-row>
        <table:table-row table:style-name="ro1">
          <table:table-cell table:style-name="ce15" table:formula="of:=IF(LEN([.F17]) &gt; 0; [.F17]; [.E17])" office:value-type="string" office:string-value="ইন্ট" calcext:value-type="string">
            <text:p>ইন্ট</text:p>
          </table:table-cell>
          <table:table-cell table:style-name="ce8" table:formula="of:=IFERROR(__xludf.dummyfunction(&quot;upper(googletranslate(A17,$A$1,&quot;&quot;en&quot;&quot;))&quot;);&quot;INTESTINE&quot;)" office:value-type="string" office:string-value="INTESTINE" calcext:value-type="string">
            <text:p>INTESTINE</text:p>
          </table:table-cell>
          <table:table-cell table:style-name="ce2" table:formula="of:=[$keywords.A15]" office:value-type="string" office:string-value="INT" calcext:value-type="string">
            <text:p>INT</text:p>
          </table:table-cell>
          <table:table-cell/>
          <table:table-cell table:style-name="ce2" table:formula="of:=IFERROR(__xludf.dummyfunction(&quot;UPPER(GOOGLETRANSLATE(if(len(D17) &gt; 0, D17, C17),&quot;&quot;en&quot;&quot;,$A$1))&quot;);&quot;ইন্ট&quot;)" office:value-type="string" office:string-value="ইন্ট" calcext:value-type="string">
            <text:p>ইন্ট</text:p>
          </table:table-cell>
          <table:table-cell table:number-columns-repeated="1019"/>
        </table:table-row>
        <table:table-row table:style-name="ro1">
          <table:table-cell table:style-name="ce15" table:formula="of:=IF(LEN([.F18]) &gt; 0; [.F18]; [.E18])" office:value-type="string" office:string-value="ইনপুট" calcext:value-type="string">
            <text:p>ইনপুট</text:p>
          </table:table-cell>
          <table:table-cell table:style-name="ce8" table:formula="of:=IFERROR(__xludf.dummyfunction(&quot;upper(googletranslate(A18,$A$1,&quot;&quot;en&quot;&quot;))&quot;);&quot;INPUT&quot;)" office:value-type="string" office:string-value="INPUT" calcext:value-type="string">
            <text:p>INPUT</text:p>
          </table:table-cell>
          <table:table-cell table:style-name="ce2" table:formula="of:=[$keywords.A16]" office:value-type="string" office:string-value="INPUT" calcext:value-type="string">
            <text:p>INPUT</text:p>
          </table:table-cell>
          <table:table-cell/>
          <table:table-cell table:style-name="ce2" table:formula="of:=IFERROR(__xludf.dummyfunction(&quot;UPPER(GOOGLETRANSLATE(if(len(D18) &gt; 0, D18, C18),&quot;&quot;en&quot;&quot;,$A$1))&quot;);&quot;ইনপুট&quot;)" office:value-type="string" office:string-value="ইনপুট" calcext:value-type="string">
            <text:p>ইনপুট</text:p>
          </table:table-cell>
          <table:table-cell table:number-columns-repeated="1019"/>
        </table:table-row>
        <table:table-row table:style-name="ro1">
          <table:table-cell table:style-name="ce15" table:formula="of:=IF(LEN([.F19]) &gt; 0; [.F19]; [.E19])" office:value-type="string" office:string-value="দিন" calcext:value-type="string">
            <text:p>দিন</text:p>
          </table:table-cell>
          <table:table-cell table:style-name="ce8" table:formula="of:=IFERROR(__xludf.dummyfunction(&quot;upper(googletranslate(A19,$A$1,&quot;&quot;en&quot;&quot;))&quot;);&quot;DAY&quot;)" office:value-type="string" office:string-value="DAY" calcext:value-type="string">
            <text:p>DAY</text:p>
          </table:table-cell>
          <table:table-cell table:style-name="ce2" table:formula="of:=[$keywords.A17]" office:value-type="string" office:string-value="LET" calcext:value-type="string">
            <text:p>LET</text:p>
          </table:table-cell>
          <table:table-cell/>
          <table:table-cell table:style-name="ce2" table:formula="of:=IFERROR(__xludf.dummyfunction(&quot;UPPER(GOOGLETRANSLATE(if(len(D19) &gt; 0, D19, C19),&quot;&quot;en&quot;&quot;,$A$1))&quot;);&quot;দিন&quot;)" office:value-type="string" office:string-value="দিন" calcext:value-type="string">
            <text:p>দিন</text:p>
          </table:table-cell>
          <table:table-cell table:number-columns-repeated="1019"/>
        </table:table-row>
        <table:table-row table:style-name="ro1">
          <table:table-cell table:style-name="ce15" table:formula="of:=IF(LEN([.F20]) &gt; 0; [.F20]; [.E20])" office:value-type="string" office:string-value="লগ" calcext:value-type="string">
            <text:p>লগ</text:p>
          </table:table-cell>
          <table:table-cell table:style-name="ce8" table:formula="of:=IFERROR(__xludf.dummyfunction(&quot;upper(googletranslate(A20,$A$1,&quot;&quot;en&quot;&quot;))&quot;);&quot;LOG&quot;)" office:value-type="string" office:string-value="LOG" calcext:value-type="string">
            <text:p>LOG</text:p>
          </table:table-cell>
          <table:table-cell table:style-name="ce2" table:formula="of:=[$keywords.A18]" office:value-type="string" office:string-value="LOG" calcext:value-type="string">
            <text:p>LOG</text:p>
          </table:table-cell>
          <table:table-cell/>
          <table:table-cell table:style-name="ce2" table:formula="of:=IFERROR(__xludf.dummyfunction(&quot;UPPER(GOOGLETRANSLATE(if(len(D20) &gt; 0, D20, C20),&quot;&quot;en&quot;&quot;,$A$1))&quot;);&quot;লগ&quot;)" office:value-type="string" office:string-value="লগ" calcext:value-type="string">
            <text:p>লগ</text:p>
          </table:table-cell>
          <table:table-cell table:number-columns-repeated="1019"/>
        </table:table-row>
        <table:table-row table:style-name="ro1">
          <table:table-cell table:style-name="ce15" table:formula="of:=IF(LEN([.F21]) &gt; 0; [.F21]; [.E21])" office:value-type="string" office:string-value="পরবর্তী" calcext:value-type="string">
            <text:p>পরবর্তী</text:p>
          </table:table-cell>
          <table:table-cell table:style-name="ce8" table:formula="of:=IFERROR(__xludf.dummyfunction(&quot;upper(googletranslate(A21,$A$1,&quot;&quot;en&quot;&quot;))&quot;);&quot;NEXT&quot;)" office:value-type="string" office:string-value="NEXT" calcext:value-type="string">
            <text:p>NEXT</text:p>
          </table:table-cell>
          <table:table-cell table:style-name="ce2" table:formula="of:=[$keywords.A19]" office:value-type="string" office:string-value="NEXT" calcext:value-type="string">
            <text:p>NEXT</text:p>
          </table:table-cell>
          <table:table-cell/>
          <table:table-cell table:style-name="ce2" table:formula="of:=IFERROR(__xludf.dummyfunction(&quot;UPPER(GOOGLETRANSLATE(if(len(D21) &gt; 0, D21, C21),&quot;&quot;en&quot;&quot;,$A$1))&quot;);&quot;পরবর্তী&quot;)" office:value-type="string" office:string-value="পরবর্তী" calcext:value-type="string">
            <text:p>পরবর্তী</text:p>
          </table:table-cell>
          <table:table-cell table:number-columns-repeated="1019"/>
        </table:table-row>
        <table:table-row table:style-name="ro1">
          <table:table-cell table:style-name="ce15" table:formula="of:=IF(LEN([.F22]) &gt; 0; [.F22]; [.E22])" office:value-type="string" office:string-value="চালু" calcext:value-type="string">
            <text:p>চালু</text:p>
          </table:table-cell>
          <table:table-cell table:style-name="ce8" table:formula="of:=IFERROR(__xludf.dummyfunction(&quot;upper(googletranslate(A22,$A$1,&quot;&quot;en&quot;&quot;))&quot;);&quot;OPENED&quot;)" office:value-type="string" office:string-value="OPENED" calcext:value-type="string">
            <text:p>OPENED</text:p>
          </table:table-cell>
          <table:table-cell table:style-name="ce2" table:formula="of:=[$keywords.A20]" office:value-type="string" office:string-value="ON" calcext:value-type="string">
            <text:p>ON</text:p>
          </table:table-cell>
          <table:table-cell/>
          <table:table-cell table:style-name="ce2" table:formula="of:=IFERROR(__xludf.dummyfunction(&quot;UPPER(GOOGLETRANSLATE(if(len(D22) &gt; 0, D22, C22),&quot;&quot;en&quot;&quot;,$A$1))&quot;);&quot;চালু&quot;)" office:value-type="string" office:string-value="চালু" calcext:value-type="string">
            <text:p>চালু</text:p>
          </table:table-cell>
          <table:table-cell table:number-columns-repeated="1019"/>
        </table:table-row>
        <table:table-row table:style-name="ro1">
          <table:table-cell table:style-name="ce15" table:formula="of:=IF(LEN([.F23]) &gt; 0; [.F23]; [.E23])" office:value-type="string" office:string-value="বিকল্প" calcext:value-type="string">
            <text:p>বিকল্প</text:p>
          </table:table-cell>
          <table:table-cell table:style-name="ce8" table:formula="of:=IFERROR(__xludf.dummyfunction(&quot;upper(googletranslate(A23,$A$1,&quot;&quot;en&quot;&quot;))&quot;);&quot;ALTERNATIVE&quot;)" office:value-type="string" office:string-value="ALTERNATIVE" calcext:value-type="string">
            <text:p>ALTERNATIVE</text:p>
          </table:table-cell>
          <table:table-cell table:style-name="ce2" table:formula="of:=[$keywords.A21]" office:value-type="string" office:string-value="OPTION" calcext:value-type="string">
            <text:p>OPTION</text:p>
          </table:table-cell>
          <table:table-cell/>
          <table:table-cell table:style-name="ce2" table:formula="of:=IFERROR(__xludf.dummyfunction(&quot;UPPER(GOOGLETRANSLATE(if(len(D23) &gt; 0, D23, C23),&quot;&quot;en&quot;&quot;,$A$1))&quot;);&quot;বিকল্প&quot;)" office:value-type="string" office:string-value="বিকল্প" calcext:value-type="string">
            <text:p>বিকল্প</text:p>
          </table:table-cell>
          <table:table-cell table:number-columns-repeated="1019"/>
        </table:table-row>
        <table:table-row table:style-name="ro1">
          <table:table-cell table:style-name="ce15" table:formula="of:=IF(LEN([.F24]) &gt; 0; [.F24]; [.E24])" office:value-type="string" office:string-value="ছাপা" calcext:value-type="string">
            <text:p>ছাপা</text:p>
          </table:table-cell>
          <table:table-cell table:style-name="ce8" table:formula="of:=IFERROR(__xludf.dummyfunction(&quot;upper(googletranslate(A24,$A$1,&quot;&quot;en&quot;&quot;))&quot;);&quot;PRINTED&quot;)" office:value-type="string" office:string-value="PRINTED" calcext:value-type="string">
            <text:p>PRINTED</text:p>
          </table:table-cell>
          <table:table-cell table:style-name="ce2" table:formula="of:=[$keywords.A22]" office:value-type="string" office:string-value="PRINT" calcext:value-type="string">
            <text:p>PRINT</text:p>
          </table:table-cell>
          <table:table-cell/>
          <table:table-cell table:style-name="ce2" table:formula="of:=IFERROR(__xludf.dummyfunction(&quot;UPPER(GOOGLETRANSLATE(if(len(D24) &gt; 0, D24, C24),&quot;&quot;en&quot;&quot;,$A$1))&quot;);&quot;ছাপা&quot;)" office:value-type="string" office:string-value="ছাপা" calcext:value-type="string">
            <text:p>ছাপা</text:p>
          </table:table-cell>
          <table:table-cell table:number-columns-repeated="1019"/>
        </table:table-row>
        <table:table-row table:style-name="ro1">
          <table:table-cell table:style-name="ce15" table:formula="of:=IF(LEN([.F25]) &gt; 0; [.F25]; [.E25])" office:value-type="string" office:string-value="এলোমেলোভাবে" calcext:value-type="string">
            <text:p>এলোমেলোভাবে</text:p>
          </table:table-cell>
          <table:table-cell table:style-name="ce8" table:formula="of:=IFERROR(__xludf.dummyfunction(&quot;upper(googletranslate(A25,$A$1,&quot;&quot;en&quot;&quot;))&quot;);&quot;RANDOMLY&quot;)" office:value-type="string" office:string-value="RANDOMLY" calcext:value-type="string">
            <text:p>RANDOMLY</text:p>
          </table:table-cell>
          <table:table-cell table:style-name="ce2" table:formula="of:=[$keywords.A23]" office:value-type="string" office:string-value="RANDOMIZE" calcext:value-type="string">
            <text:p>RANDOMIZE</text:p>
          </table:table-cell>
          <table:table-cell/>
          <table:table-cell table:style-name="ce2" table:formula="of:=IFERROR(__xludf.dummyfunction(&quot;UPPER(GOOGLETRANSLATE(if(len(D25) &gt; 0, D25, C25),&quot;&quot;en&quot;&quot;,$A$1))&quot;);&quot;এলোমেলোভাবে&quot;)" office:value-type="string" office:string-value="এলোমেলোভাবে" calcext:value-type="string">
            <text:p>এলোমেলোভাবে</text:p>
          </table:table-cell>
          <table:table-cell table:number-columns-repeated="1019"/>
        </table:table-row>
        <table:table-row table:style-name="ro1">
          <table:table-cell table:style-name="ce15" table:formula="of:=IF(LEN([.F26]) &gt; 0; [.F26]; [.E26])" office:value-type="string" office:string-value="ইঁদুর" calcext:value-type="string">
            <text:p>ইঁদুর</text:p>
          </table:table-cell>
          <table:table-cell table:style-name="ce8" table:formula="of:=IFERROR(__xludf.dummyfunction(&quot;upper(googletranslate(A26,$A$1,&quot;&quot;en&quot;&quot;))&quot;);&quot;RAT&quot;)" office:value-type="string" office:string-value="RAT" calcext:value-type="string">
            <text:p>RAT</text:p>
          </table:table-cell>
          <table:table-cell table:style-name="ce2" table:formula="of:=[$keywords.A24]" office:value-type="string" office:string-value="RAT" calcext:value-type="string">
            <text:p>RAT</text:p>
          </table:table-cell>
          <table:table-cell/>
          <table:table-cell table:style-name="ce2" table:formula="of:=IFERROR(__xludf.dummyfunction(&quot;UPPER(GOOGLETRANSLATE(if(len(D26) &gt; 0, D26, C26),&quot;&quot;en&quot;&quot;,$A$1))&quot;);&quot;ইঁদুর&quot;)" office:value-type="string" office:string-value="ইঁদুর" calcext:value-type="string">
            <text:p>ইঁদুর</text:p>
          </table:table-cell>
          <table:table-cell table:number-columns-repeated="1019"/>
        </table:table-row>
        <table:table-row table:style-name="ro1">
          <table:table-cell table:style-name="ce15" table:formula="of:=IF(LEN([.F27]) &gt; 0; [.F27]; [.E27])" office:value-type="string" office:string-value="পড়ুন" calcext:value-type="string">
            <text:p>পড়ুন</text:p>
          </table:table-cell>
          <table:table-cell table:style-name="ce8" table:formula="of:=IFERROR(__xludf.dummyfunction(&quot;upper(googletranslate(A27,$A$1,&quot;&quot;en&quot;&quot;))&quot;);&quot;READ&quot;)" office:value-type="string" office:string-value="READ" calcext:value-type="string">
            <text:p>READ</text:p>
          </table:table-cell>
          <table:table-cell table:style-name="ce2" table:formula="of:=[$keywords.A25]" office:value-type="string" office:string-value="READ" calcext:value-type="string">
            <text:p>READ</text:p>
          </table:table-cell>
          <table:table-cell/>
          <table:table-cell table:style-name="ce2" table:formula="of:=IFERROR(__xludf.dummyfunction(&quot;UPPER(GOOGLETRANSLATE(if(len(D27) &gt; 0, D27, C27),&quot;&quot;en&quot;&quot;,$A$1))&quot;);&quot;পড়ুন&quot;)" office:value-type="string" office:string-value="পড়ুন" calcext:value-type="string">
            <text:p>পড়ুন</text:p>
          </table:table-cell>
          <table:table-cell table:number-columns-repeated="1019"/>
        </table:table-row>
        <table:table-row table:style-name="ro1">
          <table:table-cell table:style-name="ce15" table:formula="of:=IF(LEN([.F28]) &gt; 0; [.F28]; [.E28])" office:value-type="string" office:string-value="রেম" calcext:value-type="string">
            <text:p>রেম</text:p>
          </table:table-cell>
          <table:table-cell table:style-name="ce8" table:formula="of:=IFERROR(__xludf.dummyfunction(&quot;upper(googletranslate(A28,$A$1,&quot;&quot;en&quot;&quot;))&quot;);&quot;RECIPE&quot;)" office:value-type="string" office:string-value="RECIPE" calcext:value-type="string">
            <text:p>RECIPE</text:p>
          </table:table-cell>
          <table:table-cell table:style-name="ce2" table:formula="of:=[$keywords.A26]" office:value-type="string" office:string-value="REM" calcext:value-type="string">
            <text:p>REM</text:p>
          </table:table-cell>
          <table:table-cell/>
          <table:table-cell table:style-name="ce2" table:formula="of:=IFERROR(__xludf.dummyfunction(&quot;UPPER(GOOGLETRANSLATE(if(len(D28) &gt; 0, D28, C28),&quot;&quot;en&quot;&quot;,$A$1))&quot;);&quot;রেম&quot;)" office:value-type="string" office:string-value="রেম" calcext:value-type="string">
            <text:p>রেম</text:p>
          </table:table-cell>
          <table:table-cell table:number-columns-repeated="1019"/>
        </table:table-row>
        <table:table-row table:style-name="ro1">
          <table:table-cell table:style-name="ce15" table:formula="of:=IF(LEN([.F29]) &gt; 0; [.F29]; [.E29])" office:value-type="string" office:string-value="পুনরুদ্ধার" calcext:value-type="string">
            <text:p>পুনরুদ্ধার</text:p>
          </table:table-cell>
          <table:table-cell table:style-name="ce8" table:formula="of:=IFERROR(__xludf.dummyfunction(&quot;upper(googletranslate(A29,$A$1,&quot;&quot;en&quot;&quot;))&quot;);&quot;RECOVERY&quot;)" office:value-type="string" office:string-value="RECOVERY" calcext:value-type="string">
            <text:p>RECOVERY</text:p>
          </table:table-cell>
          <table:table-cell table:style-name="ce2" table:formula="of:=[$keywords.A27]" office:value-type="string" office:string-value="RESTORE" calcext:value-type="string">
            <text:p>RESTORE</text:p>
          </table:table-cell>
          <table:table-cell/>
          <table:table-cell table:style-name="ce2" table:formula="of:=IFERROR(__xludf.dummyfunction(&quot;UPPER(GOOGLETRANSLATE(if(len(D29) &gt; 0, D29, C29),&quot;&quot;en&quot;&quot;,$A$1))&quot;);&quot;পুনরুদ্ধার&quot;)" office:value-type="string" office:string-value="পুনরুদ্ধার" calcext:value-type="string">
            <text:p>পুনরুদ্ধার</text:p>
          </table:table-cell>
          <table:table-cell table:number-columns-repeated="1019"/>
        </table:table-row>
        <table:table-row table:style-name="ro1">
          <table:table-cell table:style-name="ce15" table:formula="of:=IF(LEN([.F30]) &gt; 0; [.F30]; [.E30])" office:value-type="string" office:string-value="প্রত্যাবর্তন" calcext:value-type="string">
            <text:p>প্রত্যাবর্তন</text:p>
          </table:table-cell>
          <table:table-cell table:style-name="ce8" table:formula="of:=IFERROR(__xludf.dummyfunction(&quot;upper(googletranslate(A30,$A$1,&quot;&quot;en&quot;&quot;))&quot;);&quot;RETURN&quot;)" office:value-type="string" office:string-value="RETURN" calcext:value-type="string">
            <text:p>RETURN</text:p>
          </table:table-cell>
          <table:table-cell table:style-name="ce2" table:formula="of:=[$keywords.A28]" office:value-type="string" office:string-value="RETURN" calcext:value-type="string">
            <text:p>RETURN</text:p>
          </table:table-cell>
          <table:table-cell/>
          <table:table-cell table:style-name="ce2" table:formula="of:=IFERROR(__xludf.dummyfunction(&quot;UPPER(GOOGLETRANSLATE(if(len(D30) &gt; 0, D30, C30),&quot;&quot;en&quot;&quot;,$A$1))&quot;);&quot;প্রত্যাবর্তন&quot;)" office:value-type="string" office:string-value="প্রত্যাবর্তন" calcext:value-type="string">
            <text:p>প্রত্যাবর্তন</text:p>
          </table:table-cell>
          <table:table-cell table:number-columns-repeated="1019"/>
        </table:table-row>
        <table:table-row table:style-name="ro1">
          <table:table-cell table:style-name="ce15" table:formula="of:=IF(LEN([.F31]) &gt; 0; [.F31]; [.E31])" office:value-type="string" office:string-value="RND" calcext:value-type="string">
            <text:p>RND</text:p>
          </table:table-cell>
          <table:table-cell table:style-name="ce8" table:formula="of:=IFERROR(__xludf.dummyfunction(&quot;upper(googletranslate(A31,$A$1,&quot;&quot;en&quot;&quot;))&quot;);&quot;RND&quot;)" office:value-type="string" office:string-value="RND" calcext:value-type="string">
            <text:p>RND</text:p>
          </table:table-cell>
          <table:table-cell table:style-name="ce2" table:formula="of:=[$keywords.A29]" office:value-type="string" office:string-value="RND" calcext:value-type="string">
            <text:p>RND</text:p>
          </table:table-cell>
          <table:table-cell/>
          <table:table-cell table:style-name="ce2" table:formula="of:=IFERROR(__xludf.dummyfunction(&quot;UPPER(GOOGLETRANSLATE(if(len(D31) &gt; 0, D31, C31),&quot;&quot;en&quot;&quot;,$A$1))&quot;);&quot;RND&quot;)" office:value-type="string" office:string-value="RND" calcext:value-type="string">
            <text:p>RND</text:p>
          </table:table-cell>
          <table:table-cell table:number-columns-repeated="1019"/>
        </table:table-row>
        <table:table-row table:style-name="ro1">
          <table:table-cell table:style-name="ce15" table:formula="of:=IF(LEN([.F32]) &gt; 0; [.F32]; [.E32])" office:value-type="string" office:string-value="এসজিএন" calcext:value-type="string">
            <text:p>এসজিএন</text:p>
          </table:table-cell>
          <table:table-cell table:style-name="ce8" table:formula="of:=IFERROR(__xludf.dummyfunction(&quot;upper(googletranslate(A32,$A$1,&quot;&quot;en&quot;&quot;))&quot;);&quot;SGN&quot;)" office:value-type="string" office:string-value="SGN" calcext:value-type="string">
            <text:p>SGN</text:p>
          </table:table-cell>
          <table:table-cell table:style-name="ce2" table:formula="of:=[$keywords.A30]" office:value-type="string" office:string-value="SGN" calcext:value-type="string">
            <text:p>SGN</text:p>
          </table:table-cell>
          <table:table-cell/>
          <table:table-cell table:style-name="ce2" table:formula="of:=IFERROR(__xludf.dummyfunction(&quot;UPPER(GOOGLETRANSLATE(if(len(D32) &gt; 0, D32, C32),&quot;&quot;en&quot;&quot;,$A$1))&quot;);&quot;এসজিএন&quot;)" office:value-type="string" office:string-value="এসজিএন" calcext:value-type="string">
            <text:p>এসজিএন</text:p>
          </table:table-cell>
          <table:table-cell table:number-columns-repeated="1019"/>
        </table:table-row>
        <table:table-row table:style-name="ro1">
          <table:table-cell table:style-name="ce15" table:formula="of:=IF(LEN([.F33]) &gt; 0; [.F33]; [.E33])" office:value-type="string" office:string-value="পাপ" calcext:value-type="string">
            <text:p>পাপ</text:p>
          </table:table-cell>
          <table:table-cell table:style-name="ce8" table:formula="of:=IFERROR(__xludf.dummyfunction(&quot;upper(googletranslate(A33,$A$1,&quot;&quot;en&quot;&quot;))&quot;);&quot;SIN&quot;)" office:value-type="string" office:string-value="SIN" calcext:value-type="string">
            <text:p>SIN</text:p>
          </table:table-cell>
          <table:table-cell table:style-name="ce2" table:formula="of:=[$keywords.A31]" office:value-type="string" office:string-value="SIN" calcext:value-type="string">
            <text:p>SIN</text:p>
          </table:table-cell>
          <table:table-cell/>
          <table:table-cell table:style-name="ce2" table:formula="of:=IFERROR(__xludf.dummyfunction(&quot;UPPER(GOOGLETRANSLATE(if(len(D33) &gt; 0, D33, C33),&quot;&quot;en&quot;&quot;,$A$1))&quot;);&quot;পাপ&quot;)" office:value-type="string" office:string-value="পাপ" calcext:value-type="string">
            <text:p>পাপ</text:p>
          </table:table-cell>
          <table:table-cell table:number-columns-repeated="1019"/>
        </table:table-row>
        <table:table-row table:style-name="ro1">
          <table:table-cell table:style-name="ce15" table:formula="of:=IF(LEN([.F34]) &gt; 0; [.F34]; [.E34])" office:value-type="string" office:string-value="এসকিউআর" calcext:value-type="string">
            <text:p>এসকিউআর</text:p>
          </table:table-cell>
          <table:table-cell table:style-name="ce8" table:formula="of:=IFERROR(__xludf.dummyfunction(&quot;upper(googletranslate(A34,$A$1,&quot;&quot;en&quot;&quot;))&quot;);&quot;SQR&quot;)" office:value-type="string" office:string-value="SQR" calcext:value-type="string">
            <text:p>SQR</text:p>
          </table:table-cell>
          <table:table-cell table:style-name="ce2" table:formula="of:=[$keywords.A32]" office:value-type="string" office:string-value="SQR" calcext:value-type="string">
            <text:p>SQR</text:p>
          </table:table-cell>
          <table:table-cell/>
          <table:table-cell table:style-name="ce2" table:formula="of:=IFERROR(__xludf.dummyfunction(&quot;UPPER(GOOGLETRANSLATE(if(len(D34) &gt; 0, D34, C34),&quot;&quot;en&quot;&quot;,$A$1))&quot;);&quot;এসকিউআর&quot;)" office:value-type="string" office:string-value="এসকিউআর" calcext:value-type="string">
            <text:p>এসকিউআর</text:p>
          </table:table-cell>
          <table:table-cell table:number-columns-repeated="1019"/>
        </table:table-row>
        <table:table-row table:style-name="ro1">
          <table:table-cell table:style-name="ce15" table:formula="of:=IF(LEN([.F35]) &gt; 0; [.F35]; [.E35])" office:value-type="string" office:string-value="পদক্ষেপ" calcext:value-type="string">
            <text:p>পদক্ষেপ</text:p>
          </table:table-cell>
          <table:table-cell table:style-name="ce8" table:formula="of:=IFERROR(__xludf.dummyfunction(&quot;upper(googletranslate(A35,$A$1,&quot;&quot;en&quot;&quot;))&quot;);&quot;STEP&quot;)" office:value-type="string" office:string-value="STEP" calcext:value-type="string">
            <text:p>STEP</text:p>
          </table:table-cell>
          <table:table-cell table:style-name="ce2" table:formula="of:=[$keywords.A33]" office:value-type="string" office:string-value="STEP" calcext:value-type="string">
            <text:p>STEP</text:p>
          </table:table-cell>
          <table:table-cell/>
          <table:table-cell table:style-name="ce2" table:formula="of:=IFERROR(__xludf.dummyfunction(&quot;UPPER(GOOGLETRANSLATE(if(len(D35) &gt; 0, D35, C35),&quot;&quot;en&quot;&quot;,$A$1))&quot;);&quot;পদক্ষেপ&quot;)" office:value-type="string" office:string-value="পদক্ষেপ" calcext:value-type="string">
            <text:p>পদক্ষেপ</text:p>
          </table:table-cell>
          <table:table-cell table:number-columns-repeated="1019"/>
        </table:table-row>
        <table:table-row table:style-name="ro1">
          <table:table-cell table:style-name="ce15" table:formula="of:=IF(LEN([.F36]) &gt; 0; [.F36]; [.E36])" office:value-type="string" office:string-value="থামুন" calcext:value-type="string">
            <text:p>থামুন</text:p>
          </table:table-cell>
          <table:table-cell table:style-name="ce8" table:formula="of:=IFERROR(__xludf.dummyfunction(&quot;upper(googletranslate(A36,$A$1,&quot;&quot;en&quot;&quot;))&quot;);&quot;STOP&quot;)" office:value-type="string" office:string-value="STOP" calcext:value-type="string">
            <text:p>STOP</text:p>
          </table:table-cell>
          <table:table-cell table:style-name="ce2" table:formula="of:=[$keywords.A34]" office:value-type="string" office:string-value="STOP" calcext:value-type="string">
            <text:p>STOP</text:p>
          </table:table-cell>
          <table:table-cell/>
          <table:table-cell table:style-name="ce2" table:formula="of:=IFERROR(__xludf.dummyfunction(&quot;UPPER(GOOGLETRANSLATE(if(len(D36) &gt; 0, D36, C36),&quot;&quot;en&quot;&quot;,$A$1))&quot;);&quot;থামুন&quot;)" office:value-type="string" office:string-value="থামুন" calcext:value-type="string">
            <text:p>থামুন</text:p>
          </table:table-cell>
          <table:table-cell table:number-columns-repeated="1019"/>
        </table:table-row>
        <table:table-row table:style-name="ro1">
          <table:table-cell table:style-name="ce15" table:formula="of:=IF(LEN([.F37]) &gt; 0; [.F37]; [.E37])" office:value-type="string" office:string-value="স্ট্র" calcext:value-type="string">
            <text:p>স্ট্র</text:p>
          </table:table-cell>
          <table:table-cell table:style-name="ce8" table:formula="of:=IFERROR(__xludf.dummyfunction(&quot;upper(googletranslate(A37,$A$1,&quot;&quot;en&quot;&quot;))&quot;);&quot;STRAW&quot;)" office:value-type="string" office:string-value="STRAW" calcext:value-type="string">
            <text:p>STRAW</text:p>
          </table:table-cell>
          <table:table-cell table:style-name="ce2" table:formula="of:=[$keywords.A35]" office:value-type="string" office:string-value="STR" calcext:value-type="string">
            <text:p>STR</text:p>
          </table:table-cell>
          <table:table-cell/>
          <table:table-cell table:style-name="ce2" table:formula="of:=IFERROR(__xludf.dummyfunction(&quot;UPPER(GOOGLETRANSLATE(if(len(D37) &gt; 0, D37, C37),&quot;&quot;en&quot;&quot;,$A$1))&quot;);&quot;স্ট্র&quot;)" office:value-type="string" office:string-value="স্ট্র" calcext:value-type="string">
            <text:p>স্ট্র</text:p>
          </table:table-cell>
          <table:table-cell table:number-columns-repeated="1019"/>
        </table:table-row>
        <table:table-row table:style-name="ro1">
          <table:table-cell table:style-name="ce15" table:formula="of:=IF(LEN([.F38]) &gt; 0; [.F38]; [.E38])" office:value-type="string" office:string-value="ট্যান" calcext:value-type="string">
            <text:p>ট্যান</text:p>
          </table:table-cell>
          <table:table-cell table:style-name="ce8" table:formula="of:=IFERROR(__xludf.dummyfunction(&quot;upper(googletranslate(A38,$A$1,&quot;&quot;en&quot;&quot;))&quot;);&quot;TAN&quot;)" office:value-type="string" office:string-value="TAN" calcext:value-type="string">
            <text:p>TAN</text:p>
          </table:table-cell>
          <table:table-cell table:style-name="ce2" table:formula="of:=[$keywords.A36]" office:value-type="string" office:string-value="TAN" calcext:value-type="string">
            <text:p>TAN</text:p>
          </table:table-cell>
          <table:table-cell/>
          <table:table-cell table:style-name="ce2" table:formula="of:=IFERROR(__xludf.dummyfunction(&quot;UPPER(GOOGLETRANSLATE(if(len(D38) &gt; 0, D38, C38),&quot;&quot;en&quot;&quot;,$A$1))&quot;);&quot;ট্যান&quot;)" office:value-type="string" office:string-value="ট্যান" calcext:value-type="string">
            <text:p>ট্যান</text:p>
          </table:table-cell>
          <table:table-cell table:number-columns-repeated="1019"/>
        </table:table-row>
        <table:table-row table:style-name="ro1">
          <table:table-cell table:style-name="ce15" table:formula="of:=IF(LEN([.F39]) &gt; 0; [.F39]; [.E39])" office:value-type="string" office:string-value="তারপর" calcext:value-type="string">
            <text:p>তারপর</text:p>
          </table:table-cell>
          <table:table-cell table:style-name="ce8" table:formula="of:=IFERROR(__xludf.dummyfunction(&quot;upper(googletranslate(A39,$A$1,&quot;&quot;en&quot;&quot;))&quot;);&quot;AFTER&quot;)" office:value-type="string" office:string-value="AFTER" calcext:value-type="string">
            <text:p>AFTER</text:p>
          </table:table-cell>
          <table:table-cell table:style-name="ce2" table:formula="of:=[$keywords.A37]" office:value-type="string" office:string-value="THEN" calcext:value-type="string">
            <text:p>THEN</text:p>
          </table:table-cell>
          <table:table-cell/>
          <table:table-cell table:style-name="ce2" table:formula="of:=IFERROR(__xludf.dummyfunction(&quot;UPPER(GOOGLETRANSLATE(if(len(D39) &gt; 0, D39, C39),&quot;&quot;en&quot;&quot;,$A$1))&quot;);&quot;তারপর&quot;)" office:value-type="string" office:string-value="তারপর" calcext:value-type="string">
            <text:p>তারপর</text:p>
          </table:table-cell>
          <table:table-cell table:number-columns-repeated="1019"/>
        </table:table-row>
        <table:table-row table:style-name="ro1">
          <table:table-cell table:style-name="ce15" table:formula="of:=IF(LEN([.F40]) &gt; 0; [.F40]; [.E40])" office:value-type="string" office:string-value="প্রতি" calcext:value-type="string">
            <text:p>প্রতি</text:p>
          </table:table-cell>
          <table:table-cell table:style-name="ce8" table:formula="of:=IFERROR(__xludf.dummyfunction(&quot;upper(googletranslate(A40,$A$1,&quot;&quot;en&quot;&quot;))&quot;);&quot;TOWARD&quot;)" office:value-type="string" office:string-value="TOWARD" calcext:value-type="string">
            <text:p>TOWARD</text:p>
          </table:table-cell>
          <table:table-cell table:style-name="ce2" table:formula="of:=[$keywords.A38]" office:value-type="string" office:string-value="TO" calcext:value-type="string">
            <text:p>TO</text:p>
          </table:table-cell>
          <table:table-cell/>
          <table:table-cell table:style-name="ce2" table:formula="of:=IFERROR(__xludf.dummyfunction(&quot;UPPER(GOOGLETRANSLATE(if(len(D40) &gt; 0, D40, C40),&quot;&quot;en&quot;&quot;,$A$1))&quot;);&quot;প্রতি&quot;)" office:value-type="string" office:string-value="প্রতি" calcext:value-type="string">
            <text:p>প্রতি</text:p>
          </table:table-cell>
          <table:table-cell table:number-columns-repeated="1019"/>
        </table:table-row>
        <table:table-row table:style-name="ro1">
          <table:table-cell table:style-name="ce5"/>
          <table:table-cell table:style-name="ce8"/>
          <table:table-cell table:number-columns-repeated="1022"/>
        </table:table-row>
        <table:table-row table:style-name="ro1">
          <table:table-cell table:style-name="ce5" table:formula="of:=IF(LEN([.F42]) &gt; 0; [.F42]; [.E42])" office:value-type="string" office:string-value="এবং কমান্ড লাইনে কোনও ভাষা দেওয়া হয়নি। প্রস্থান করা।" calcext:value-type="string">
            <text:p>এবং কমান্ড লাইনে কোনও ভাষা দেওয়া হয়নি। প্রস্থান করা।</text:p>
          </table:table-cell>
          <table:table-cell table:style-name="ce8" table:formula="of:=IFERROR(__xludf.dummyfunction(&quot;upper(googletranslate(A42,$A$1,&quot;&quot;en&quot;&quot;))&quot;);&quot;AND NO LANGUAGE WAS GIVEN ON THE COMMAND LINE. TO EXIT.&quot;)" office:value-type="string" office:string-value="AND NO LANGUAGE WAS GIVEN ON THE COMMAND LINE. TO EXIT." calcext:value-type="string">
            <text:p>AND NO LANGUAGE WAS GIVEN ON THE COMMAND LINE. TO EXIT.</text:p>
          </table:table-cell>
          <table:table-cell table:style-name="ce2" table:formula="of:=[$errors.A1]" office:value-type="string" office:string-value="AND NO LANGUAGE GIVEN ON COMMAND LINE.  EXITING." calcext:value-type="string">
            <text:p>AND NO LANGUAGE GIVEN ON COMMAND LINE. <text:s/>EXITING.</text:p>
          </table:table-cell>
          <table:table-cell/>
          <table:table-cell table:style-name="ce2" table:formula="of:=IFERROR(__xludf.dummyfunction(&quot;UPPER(GOOGLETRANSLATE(if(len(D42) &gt; 0, D42, C42),&quot;&quot;en&quot;&quot;,$A$1))&quot;);&quot;এবং কমান্ড লাইনে কোনও ভাষা দেওয়া হয়নি। প্রস্থান করা।&quot;)" office:value-type="string" office:string-value="এবং কমান্ড লাইনে কোনও ভাষা দেওয়া হয়নি। প্রস্থান করা।" calcext:value-type="string">
            <text:p>এবং কমান্ড লাইনে কোনও ভাষা দেওয়া হয়নি। প্রস্থান করা।</text:p>
          </table:table-cell>
          <table:table-cell table:number-columns-repeated="1019"/>
        </table:table-row>
        <table:table-row table:style-name="ro1">
          <table:table-cell table:style-name="ce5" table:formula="of:=IF(LEN([.F43]) &gt; 0; [.F43]; [.E43])" office:value-type="string" office:string-value="অ্যারে ইতিমধ্যে সংজ্ঞায়িত" calcext:value-type="string">
            <text:p>অ্যারে ইতিমধ্যে সংজ্ঞায়িত</text:p>
          </table:table-cell>
          <table:table-cell table:style-name="ce8" table:formula="of:=IFERROR(__xludf.dummyfunction(&quot;upper(googletranslate(A43,$A$1,&quot;&quot;en&quot;&quot;))&quot;);&quot;ARRAY ALREADY DEFINED&quot;)" office:value-type="string" office:string-value="ARRAY ALREADY DEFINED" calcext:value-type="string">
            <text:p>ARRAY ALREADY DEFINED</text:p>
          </table:table-cell>
          <table:table-cell table:style-name="ce2" table:formula="of:=[$errors.A2]" office:value-type="string" office:string-value="ARRAY ALREADY DEFINED" calcext:value-type="string">
            <text:p>ARRAY ALREADY DEFINED</text:p>
          </table:table-cell>
          <table:table-cell/>
          <table:table-cell table:style-name="ce2" table:formula="of:=IFERROR(__xludf.dummyfunction(&quot;UPPER(GOOGLETRANSLATE(if(len(D43) &gt; 0, D43, C43),&quot;&quot;en&quot;&quot;,$A$1))&quot;);&quot;অ্যারে ইতিমধ্যে সংজ্ঞায়িত&quot;)" office:value-type="string" office:string-value="অ্যারে ইতিমধ্যে সংজ্ঞায়িত" calcext:value-type="string">
            <text:p>অ্যারে ইতিমধ্যে সংজ্ঞায়িত</text:p>
          </table:table-cell>
          <table:table-cell table:number-columns-repeated="1019"/>
        </table:table-row>
        <table:table-row table:style-name="ro1">
          <table:table-cell table:style-name="ce5" table:formula="of:=IF(LEN([.F44]) &gt; 0; [.F44]; [.E44])" office:value-type="string" office:string-value="সীমানার বাইরে অ্যারে সূচক" calcext:value-type="string">
            <text:p>সীমানার বাইরে অ্যারে সূচক</text:p>
          </table:table-cell>
          <table:table-cell table:style-name="ce8" table:formula="of:=IFERROR(__xludf.dummyfunction(&quot;upper(googletranslate(A44,$A$1,&quot;&quot;en&quot;&quot;))&quot;);&quot;ARRAY INDEX OUTSIDE THE BOUNDARY&quot;)" office:value-type="string" office:string-value="ARRAY INDEX OUTSIDE THE BOUNDARY" calcext:value-type="string">
            <text:p>ARRAY INDEX OUTSIDE THE BOUNDARY</text:p>
          </table:table-cell>
          <table:table-cell table:style-name="ce2" table:formula="of:=[$errors.A3]" office:value-type="string" office:string-value="ARRAY INDEX OUTSIDE OF BOUNDS" calcext:value-type="string">
            <text:p>ARRAY INDEX OUTSIDE OF BOUNDS</text:p>
          </table:table-cell>
          <table:table-cell/>
          <table:table-cell table:style-name="ce2" table:formula="of:=IFERROR(__xludf.dummyfunction(&quot;UPPER(GOOGLETRANSLATE(if(len(D44) &gt; 0, D44, C44),&quot;&quot;en&quot;&quot;,$A$1))&quot;);&quot;সীমানার বাইরে অ্যারে সূচক&quot;)" office:value-type="string" office:string-value="সীমানার বাইরে অ্যারে সূচক" calcext:value-type="string">
            <text:p>সীমানার বাইরে অ্যারে সূচক</text:p>
          </table:table-cell>
          <table:table-cell table:number-columns-repeated="1019"/>
        </table:table-row>
        <table:table-row table:style-name="ro1">
          <table:table-cell table:style-name="ce5" table:formula="of:=IF(LEN([.F45]) &gt; 0; [.F45]; [.E45])" office:value-type="string" office:string-value="ডিরেক্টরি অ্যাক্সেস করতে পারে না" calcext:value-type="string">
            <text:p>ডিরেক্টরি অ্যাক্সেস করতে পারে না</text:p>
          </table:table-cell>
          <table:table-cell table:style-name="ce8" table:formula="of:=IFERROR(__xludf.dummyfunction(&quot;upper(googletranslate(A45,$A$1,&quot;&quot;en&quot;&quot;))&quot;);&quot;CANNOT ACCESS THE DIRECTORY&quot;)" office:value-type="string" office:string-value="CANNOT ACCESS THE DIRECTORY" calcext:value-type="string">
            <text:p>CANNOT ACCESS THE DIRECTORY</text:p>
          </table:table-cell>
          <table:table-cell table:style-name="ce2" table:formula="of:=[$errors.A4]" office:value-type="string" office:string-value="CANNOT ACCESS DIRECTORY" calcext:value-type="string">
            <text:p>CANNOT ACCESS DIRECTORY</text:p>
          </table:table-cell>
          <table:table-cell/>
          <table:table-cell table:style-name="ce2" table:formula="of:=IFERROR(__xludf.dummyfunction(&quot;UPPER(GOOGLETRANSLATE(if(len(D45) &gt; 0, D45, C45),&quot;&quot;en&quot;&quot;,$A$1))&quot;);&quot;ডিরেক্টরি অ্যাক্সেস করতে পারে না&quot;)" office:value-type="string" office:string-value="ডিরেক্টরি অ্যাক্সেস করতে পারে না" calcext:value-type="string">
            <text:p>ডিরেক্টরি অ্যাক্সেস করতে পারে না</text:p>
          </table:table-cell>
          <table:table-cell table:number-columns-repeated="1019"/>
        </table:table-row>
        <table:table-row table:style-name="ro1">
          <table:table-cell table:style-name="ce5" table:formula="of:=IF(LEN([.F46]) &gt; 0; [.F46]; [.E46])" office:value-type="string" office:string-value="ডেটা ইনপুট আন্ডারফ্লো" calcext:value-type="string">
            <text:p>ডেটা ইনপুট আন্ডারফ্লো</text:p>
          </table:table-cell>
          <table:table-cell table:style-name="ce8" table:formula="of:=IFERROR(__xludf.dummyfunction(&quot;upper(googletranslate(A46,$A$1,&quot;&quot;en&quot;&quot;))&quot;);&quot;UNDERFLOW OF DATA INPUT&quot;)" office:value-type="string" office:string-value="UNDERFLOW OF DATA INPUT" calcext:value-type="string">
            <text:p>UNDERFLOW OF DATA INPUT</text:p>
          </table:table-cell>
          <table:table-cell table:style-name="ce2" table:formula="of:=[$errors.A5]" office:value-type="string" office:string-value="DATA INPUT UNDERFLOW" calcext:value-type="string">
            <text:p>DATA INPUT UNDERFLOW</text:p>
          </table:table-cell>
          <table:table-cell/>
          <table:table-cell table:style-name="ce2" table:formula="of:=IFERROR(__xludf.dummyfunction(&quot;UPPER(GOOGLETRANSLATE(if(len(D46) &gt; 0, D46, C46),&quot;&quot;en&quot;&quot;,$A$1))&quot;);&quot;ডেটা ইনপুট আন্ডারফ্লো&quot;)" office:value-type="string" office:string-value="ডেটা ইনপুট আন্ডারফ্লো" calcext:value-type="string">
            <text:p>ডেটা ইনপুট আন্ডারফ্লো</text:p>
          </table:table-cell>
          <table:table-cell table:number-columns-repeated="1019"/>
        </table:table-row>
        <table:table-row table:style-name="ro1">
          <table:table-cell table:style-name="ce5" table:formula="of:=IF(LEN([.F47]) &gt; 0; [.F47]; [.E47])" office:value-type="string" office:string-value="ডেটা আন্ডারফ্লো রিড" calcext:value-type="string">
            <text:p>ডেটা আন্ডারফ্লো রিড</text:p>
          </table:table-cell>
          <table:table-cell table:style-name="ce8" table:formula="of:=IFERROR(__xludf.dummyfunction(&quot;upper(googletranslate(A47,$A$1,&quot;&quot;en&quot;&quot;))&quot;);&quot;DATA UNDERFLOW REED&quot;)" office:value-type="string" office:string-value="DATA UNDERFLOW REED" calcext:value-type="string">
            <text:p>DATA UNDERFLOW REED</text:p>
          </table:table-cell>
          <table:table-cell table:style-name="ce2" table:formula="of:=[$errors.A6]" office:value-type="string" office:string-value="DATA READ UNDERFLOW" calcext:value-type="string">
            <text:p>DATA READ UNDERFLOW</text:p>
          </table:table-cell>
          <table:table-cell/>
          <table:table-cell table:style-name="ce2" table:formula="of:=IFERROR(__xludf.dummyfunction(&quot;UPPER(GOOGLETRANSLATE(if(len(D47) &gt; 0, D47, C47),&quot;&quot;en&quot;&quot;,$A$1))&quot;);&quot;ডেটা আন্ডারফ্লো রিড&quot;)" office:value-type="string" office:string-value="ডেটা আন্ডারফ্লো রিড" calcext:value-type="string">
            <text:p>ডেটা আন্ডারফ্লো রিড</text:p>
          </table:table-cell>
          <table:table-cell table:number-columns-repeated="1019"/>
        </table:table-row>
        <table:table-row table:style-name="ro1">
          <table:table-cell table:style-name="ce5" table:formula="of:=IF(LEN([.F48]) &gt; 0; [.F48]; [.E48])" office:value-type="string" office:string-value="সংজ্ঞা চক্র আবিষ্কার" calcext:value-type="string">
            <text:p>সংজ্ঞা চক্র আবিষ্কার</text:p>
          </table:table-cell>
          <table:table-cell table:style-name="ce8" table:formula="of:=IFERROR(__xludf.dummyfunction(&quot;upper(googletranslate(A48,$A$1,&quot;&quot;en&quot;&quot;))&quot;);&quot;INVENTING THE DEFINITION CYCLE&quot;)" office:value-type="string" office:string-value="INVENTING THE DEFINITION CYCLE" calcext:value-type="string">
            <text:p>INVENTING THE DEFINITION CYCLE</text:p>
          </table:table-cell>
          <table:table-cell table:style-name="ce2" table:formula="of:=[$errors.A7]" office:value-type="string" office:string-value="DEFINITION CYCLE DISCOVERED" calcext:value-type="string">
            <text:p>DEFINITION CYCLE DISCOVERED</text:p>
          </table:table-cell>
          <table:table-cell/>
          <table:table-cell table:style-name="ce2" table:formula="of:=IFERROR(__xludf.dummyfunction(&quot;UPPER(GOOGLETRANSLATE(if(len(D48) &gt; 0, D48, C48),&quot;&quot;en&quot;&quot;,$A$1))&quot;);&quot;সংজ্ঞা চক্র আবিষ্কার&quot;)" office:value-type="string" office:string-value="সংজ্ঞা চক্র আবিষ্কার" calcext:value-type="string">
            <text:p>সংজ্ঞা চক্র আবিষ্কার</text:p>
          </table:table-cell>
          <table:table-cell table:number-columns-repeated="1019"/>
        </table:table-row>
        <table:table-row table:style-name="ro1">
          <table:table-cell table:style-name="ce5" table:formula="of:=IF(LEN([.F49]) &gt; 0; [.F49]; [.E49])" office:value-type="string" office:string-value="ত্রুটি" calcext:value-type="string">
            <text:p>ত্রুটি</text:p>
          </table:table-cell>
          <table:table-cell table:style-name="ce8" table:formula="of:=IFERROR(__xludf.dummyfunction(&quot;upper(googletranslate(A49,$A$1,&quot;&quot;en&quot;&quot;))&quot;);&quot;DEFECT&quot;)" office:value-type="string" office:string-value="DEFECT" calcext:value-type="string">
            <text:p>DEFECT</text:p>
          </table:table-cell>
          <table:table-cell table:style-name="ce2" table:formula="of:=[$errors.A8]" office:value-type="string" office:string-value="ERROR" calcext:value-type="string">
            <text:p>ERROR</text:p>
          </table:table-cell>
          <table:table-cell/>
          <table:table-cell table:style-name="ce2" table:formula="of:=IFERROR(__xludf.dummyfunction(&quot;UPPER(GOOGLETRANSLATE(if(len(D49) &gt; 0, D49, C49),&quot;&quot;en&quot;&quot;,$A$1))&quot;);&quot;ত্রুটি&quot;)" office:value-type="string" office:string-value="ত্রুটি" calcext:value-type="string">
            <text:p>ত্রুটি</text:p>
          </table:table-cell>
          <table:table-cell table:number-columns-repeated="1019"/>
        </table:table-row>
        <table:table-row table:style-name="ro1">
          <table:table-cell table:style-name="ce5" table:formula="of:=IF(LEN([.F50]) &gt; 0; [.F50]; [.E50])" office:value-type="string" office:string-value="ব্যর্থতা" calcext:value-type="string">
            <text:p>ব্যর্থতা</text:p>
          </table:table-cell>
          <table:table-cell table:style-name="ce8" table:formula="of:=IFERROR(__xludf.dummyfunction(&quot;upper(googletranslate(A50,$A$1,&quot;&quot;en&quot;&quot;))&quot;);&quot;FAILURE&quot;)" office:value-type="string" office:string-value="FAILURE" calcext:value-type="string">
            <text:p>FAILURE</text:p>
          </table:table-cell>
          <table:table-cell table:style-name="ce2" table:formula="of:=[$errors.A9]" office:value-type="string" office:string-value="FAILURE" calcext:value-type="string">
            <text:p>FAILURE</text:p>
          </table:table-cell>
          <table:table-cell/>
          <table:table-cell table:style-name="ce2" table:formula="of:=IFERROR(__xludf.dummyfunction(&quot;UPPER(GOOGLETRANSLATE(if(len(D50) &gt; 0, D50, C50),&quot;&quot;en&quot;&quot;,$A$1))&quot;);&quot;ব্যর্থতা&quot;)" office:value-type="string" office:string-value="ব্যর্থতা" calcext:value-type="string">
            <text:p>ব্যর্থতা</text:p>
          </table:table-cell>
          <table:table-cell table:number-columns-repeated="1019"/>
        </table:table-row>
        <table:table-row table:style-name="ro1">
          <table:table-cell table:style-name="ce5" table:formula="of:=IF(LEN([.F51]) &gt; 0; [.F51]; [.E51])" office:value-type="string" office:string-value="ভেরিয়েবলের জন্য গুণিত সংজ্ঞায়িত" calcext:value-type="string">
            <text:p>ভেরিয়েবলের জন্য গুণিত সংজ্ঞায়িত</text:p>
          </table:table-cell>
          <table:table-cell table:style-name="ce8" table:formula="of:=IFERROR(__xludf.dummyfunction(&quot;upper(googletranslate(A51,$A$1,&quot;&quot;en&quot;&quot;))&quot;);&quot;DEFINED FOR VARIABLES&quot;)" office:value-type="string" office:string-value="DEFINED FOR VARIABLES" calcext:value-type="string">
            <text:p>DEFINED FOR VARIABLES</text:p>
          </table:table-cell>
          <table:table-cell table:style-name="ce2" table:formula="of:=[$errors.A10]" office:value-type="string" office:string-value="FOR VARIABLE MULTIPLY DEFINED" calcext:value-type="string">
            <text:p>FOR VARIABLE MULTIPLY DEFINED</text:p>
          </table:table-cell>
          <table:table-cell/>
          <table:table-cell table:style-name="ce2" table:formula="of:=IFERROR(__xludf.dummyfunction(&quot;UPPER(GOOGLETRANSLATE(if(len(D51) &gt; 0, D51, C51),&quot;&quot;en&quot;&quot;,$A$1))&quot;);&quot;ভেরিয়েবলের জন্য গুণিত সংজ্ঞায়িত&quot;)" office:value-type="string" office:string-value="ভেরিয়েবলের জন্য গুণিত সংজ্ঞায়িত" calcext:value-type="string">
            <text:p>ভেরিয়েবলের জন্য গুণিত সংজ্ঞায়িত</text:p>
          </table:table-cell>
          <table:table-cell table:number-columns-repeated="1019"/>
        </table:table-row>
        <table:table-row table:style-name="ro1">
          <table:table-cell table:style-name="ce5" table:formula="of:=IF(LEN([.F52]) &gt; 0; [.F52]; [.E52])" office:value-type="string" office:string-value="ফাংশন সংজ্ঞা গুণিত সংজ্ঞায়িত" calcext:value-type="string">
            <text:p>ফাংশন সংজ্ঞা গুণিত সংজ্ঞায়িত</text:p>
          </table:table-cell>
          <table:table-cell table:style-name="ce8" table:formula="of:=IFERROR(__xludf.dummyfunction(&quot;upper(googletranslate(A52,$A$1,&quot;&quot;en&quot;&quot;))&quot;);&quot;FUNCTION DEFINE MULTIPLY&quot;)" office:value-type="string" office:string-value="FUNCTION DEFINE MULTIPLY" calcext:value-type="string">
            <text:p>FUNCTION DEFINE MULTIPLY</text:p>
          </table:table-cell>
          <table:table-cell table:style-name="ce2" table:formula="of:=[$errors.A11]" office:value-type="string" office:string-value="FUNCTION DEFINITION MULTIPLY DEFINED" calcext:value-type="string">
            <text:p>FUNCTION DEFINITION MULTIPLY DEFINED</text:p>
          </table:table-cell>
          <table:table-cell/>
          <table:table-cell table:style-name="ce2" table:formula="of:=IFERROR(__xludf.dummyfunction(&quot;UPPER(GOOGLETRANSLATE(if(len(D52) &gt; 0, D52, C52),&quot;&quot;en&quot;&quot;,$A$1))&quot;);&quot;ফাংশন সংজ্ঞা গুণিত সংজ্ঞায়িত&quot;)" office:value-type="string" office:string-value="ফাংশন সংজ্ঞা গুণিত সংজ্ঞায়িত" calcext:value-type="string">
            <text:p>ফাংশন সংজ্ঞা গুণিত সংজ্ঞায়িত</text:p>
          </table:table-cell>
          <table:table-cell table:number-columns-repeated="1019"/>
        </table:table-row>
        <table:table-row table:style-name="ro1">
          <table:table-cell table:style-name="ce5" table:formula="of:=IF(LEN([.F53]) &gt; 0; [.F53]; [.E53])" office:value-type="string" office:string-value="ফাংশন সংজ্ঞা প্যারামিটার অমিল" calcext:value-type="string">
            <text:p>ফাংশন সংজ্ঞা প্যারামিটার অমিল</text:p>
          </table:table-cell>
          <table:table-cell table:style-name="ce8" table:formula="of:=IFERROR(__xludf.dummyfunction(&quot;upper(googletranslate(A53,$A$1,&quot;&quot;en&quot;&quot;))&quot;);&quot;FUNCTION DEFINITION PARAMETER IS AMALLE&quot;)" office:value-type="string" office:string-value="FUNCTION DEFINITION PARAMETER IS AMALLE" calcext:value-type="string">
            <text:p>FUNCTION DEFINITION PARAMETER IS AMALLE</text:p>
          </table:table-cell>
          <table:table-cell table:style-name="ce2" table:formula="of:=[$errors.A12]" office:value-type="string" office:string-value="FUNCTION DEFINITION PARAMETER MISMATCH" calcext:value-type="string">
            <text:p>FUNCTION DEFINITION PARAMETER MISMATCH</text:p>
          </table:table-cell>
          <table:table-cell/>
          <table:table-cell table:style-name="ce2" table:formula="of:=IFERROR(__xludf.dummyfunction(&quot;UPPER(GOOGLETRANSLATE(if(len(D53) &gt; 0, D53, C53),&quot;&quot;en&quot;&quot;,$A$1))&quot;);&quot;ফাংশন সংজ্ঞা প্যারামিটার অমিল&quot;)" office:value-type="string" office:string-value="ফাংশন সংজ্ঞা প্যারামিটার অমিল" calcext:value-type="string">
            <text:p>ফাংশন সংজ্ঞা প্যারামিটার অমিল</text:p>
          </table:table-cell>
          <table:table-cell table:number-columns-repeated="1019"/>
        </table:table-row>
        <table:table-row table:style-name="ro1">
          <table:table-cell table:style-name="ce5" table:formula="of:=IF(LEN([.F54]) &gt; 0; [.F54]; [.E54])" office:value-type="string" office:string-value="গোসব স্ট্যাক ওভারফ্লো" calcext:value-type="string">
            <text:p>গোসব স্ট্যাক ওভারফ্লো</text:p>
          </table:table-cell>
          <table:table-cell table:style-name="ce8" table:formula="of:=IFERROR(__xludf.dummyfunction(&quot;upper(googletranslate(A54,$A$1,&quot;&quot;en&quot;&quot;))&quot;);&quot;STACK OVERFLOW&quot;)" office:value-type="string" office:string-value="STACK OVERFLOW" calcext:value-type="string">
            <text:p>STACK OVERFLOW</text:p>
          </table:table-cell>
          <table:table-cell table:style-name="ce2" table:formula="of:=[$errors.A13]" office:value-type="string" office:string-value="GOSUB STACK OVERFLOW" calcext:value-type="string">
            <text:p>GOSUB STACK OVERFLOW</text:p>
          </table:table-cell>
          <table:table-cell/>
          <table:table-cell table:style-name="ce2" table:formula="of:=IFERROR(__xludf.dummyfunction(&quot;UPPER(GOOGLETRANSLATE(if(len(D54) &gt; 0, D54, C54),&quot;&quot;en&quot;&quot;,$A$1))&quot;);&quot;গোসব স্ট্যাক ওভারফ্লো&quot;)" office:value-type="string" office:string-value="গোসব স্ট্যাক ওভারফ্লো" calcext:value-type="string">
            <text:p>গোসব স্ট্যাক ওভারফ্লো</text:p>
          </table:table-cell>
          <table:table-cell table:number-columns-repeated="1019"/>
        </table:table-row>
        <table:table-row table:style-name="ro1">
          <table:table-cell table:style-name="ce5" table:formula="of:=IF(LEN([.F55]) &gt; 0; [.F55]; [.E55])" office:value-type="string" office:string-value="গোসব স্ট্যাক আন্ডারফ্লো" calcext:value-type="string">
            <text:p>গোসব স্ট্যাক আন্ডারফ্লো</text:p>
          </table:table-cell>
          <table:table-cell table:style-name="ce8" table:formula="of:=IFERROR(__xludf.dummyfunction(&quot;upper(googletranslate(A55,$A$1,&quot;&quot;en&quot;&quot;))&quot;);&quot;STACK UNDERFLOW&quot;)" office:value-type="string" office:string-value="STACK UNDERFLOW" calcext:value-type="string">
            <text:p>STACK UNDERFLOW</text:p>
          </table:table-cell>
          <table:table-cell table:style-name="ce2" table:formula="of:=[$errors.A14]" office:value-type="string" office:string-value="GOSUB STACK UNDERFLOW" calcext:value-type="string">
            <text:p>GOSUB STACK UNDERFLOW</text:p>
          </table:table-cell>
          <table:table-cell/>
          <table:table-cell table:style-name="ce2" table:formula="of:=IFERROR(__xludf.dummyfunction(&quot;UPPER(GOOGLETRANSLATE(if(len(D55) &gt; 0, D55, C55),&quot;&quot;en&quot;&quot;,$A$1))&quot;);&quot;গোসব স্ট্যাক আন্ডারফ্লো&quot;)" office:value-type="string" office:string-value="গোসব স্ট্যাক আন্ডারফ্লো" calcext:value-type="string">
            <text:p>গোসব স্ট্যাক আন্ডারফ্লো</text:p>
          </table:table-cell>
          <table:table-cell table:number-columns-repeated="1019"/>
        </table:table-row>
        <table:table-row table:style-name="ro1">
          <table:table-cell table:style-name="ce5" table:formula="of:=IF(LEN([.F56]) &gt; 0; [.F56]; [.E56])" office:value-type="string" office:string-value="সীমা ছাড়িয়ে সূচক" calcext:value-type="string">
            <text:p>সীমা ছাড়িয়ে সূচক</text:p>
          </table:table-cell>
          <table:table-cell table:style-name="ce8" table:formula="of:=IFERROR(__xludf.dummyfunction(&quot;upper(googletranslate(A56,$A$1,&quot;&quot;en&quot;&quot;))&quot;);&quot;INDEX&quot;)" office:value-type="string" office:string-value="INDEX" calcext:value-type="string">
            <text:p>INDEX</text:p>
          </table:table-cell>
          <table:table-cell table:style-name="ce2" table:formula="of:=[$errors.A15]" office:value-type="string" office:string-value="INDEX OUT OF RANGE" calcext:value-type="string">
            <text:p>INDEX OUT OF RANGE</text:p>
          </table:table-cell>
          <table:table-cell/>
          <table:table-cell table:style-name="ce2" table:formula="of:=IFERROR(__xludf.dummyfunction(&quot;UPPER(GOOGLETRANSLATE(if(len(D56) &gt; 0, D56, C56),&quot;&quot;en&quot;&quot;,$A$1))&quot;);&quot;সীমা ছাড়িয়ে সূচক&quot;)" office:value-type="string" office:string-value="সীমা ছাড়িয়ে সূচক" calcext:value-type="string">
            <text:p>সীমা ছাড়িয়ে সূচক</text:p>
          </table:table-cell>
          <table:table-cell table:number-columns-repeated="1019"/>
        </table:table-row>
        <table:table-row table:style-name="ro1">
          <table:table-cell table:style-name="ce5" table:formula="of:=IF(LEN([.F57]) &gt; 0; [.F57]; [.E57])" office:value-type="string" office:string-value="ইতিমধ্যে সংজ্ঞায়িত লেবেল" calcext:value-type="string">
            <text:p>ইতিমধ্যে সংজ্ঞায়িত লেবেল</text:p>
          </table:table-cell>
          <table:table-cell table:style-name="ce8" table:formula="of:=IFERROR(__xludf.dummyfunction(&quot;upper(googletranslate(A57,$A$1,&quot;&quot;en&quot;&quot;))&quot;);&quot;THE ALREADY DEFINED LABEL&quot;)" office:value-type="string" office:string-value="THE ALREADY DEFINED LABEL" calcext:value-type="string">
            <text:p>THE ALREADY DEFINED LABEL</text:p>
          </table:table-cell>
          <table:table-cell table:style-name="ce2" table:formula="of:=[$errors.A16]" office:value-type="string" office:string-value="LABEL ALREADY DEFINED" calcext:value-type="string">
            <text:p>LABEL ALREADY DEFINED</text:p>
          </table:table-cell>
          <table:table-cell/>
          <table:table-cell table:style-name="ce2" table:formula="of:=IFERROR(__xludf.dummyfunction(&quot;UPPER(GOOGLETRANSLATE(if(len(D57) &gt; 0, D57, C57),&quot;&quot;en&quot;&quot;,$A$1))&quot;);&quot;ইতিমধ্যে সংজ্ঞায়িত লেবেল&quot;)" office:value-type="string" office:string-value="ইতিমধ্যে সংজ্ঞায়িত লেবেল" calcext:value-type="string">
            <text:p>ইতিমধ্যে সংজ্ঞায়িত লেবেল</text:p>
          </table:table-cell>
          <table:table-cell table:number-columns-repeated="1019"/>
        </table:table-row>
        <table:table-row table:style-name="ro1">
          <table:table-cell table:style-name="ce5" table:formula="of:=IF(LEN([.F58]) &gt; 0; [.F58]; [.E58])" office:value-type="string" office:string-value="বাম / ডান অপারেশন অমিল" calcext:value-type="string">
            <text:p>বাম / ডান অপারেশন অমিল</text:p>
          </table:table-cell>
          <table:table-cell table:style-name="ce8" table:formula="of:=IFERROR(__xludf.dummyfunction(&quot;upper(googletranslate(A58,$A$1,&quot;&quot;en&quot;&quot;))&quot;);&quot;THE LEFT / RIGHT OPERATION IS THE DIFFERENCE&quot;)" office:value-type="string" office:string-value="THE LEFT / RIGHT OPERATION IS THE DIFFERENCE" calcext:value-type="string">
            <text:p>THE LEFT / RIGHT OPERATION IS THE DIFFERENCE</text:p>
          </table:table-cell>
          <table:table-cell table:style-name="ce2" table:formula="of:=[$errors.A17]" office:value-type="string" office:string-value="LEFT / RIGHT OPERATION MISMATCH" calcext:value-type="string">
            <text:p>LEFT / RIGHT OPERATION MISMATCH</text:p>
          </table:table-cell>
          <table:table-cell/>
          <table:table-cell table:style-name="ce2" table:formula="of:=IFERROR(__xludf.dummyfunction(&quot;UPPER(GOOGLETRANSLATE(if(len(D58) &gt; 0, D58, C58),&quot;&quot;en&quot;&quot;,$A$1))&quot;);&quot;বাম / ডান অপারেশন অমিল&quot;)" office:value-type="string" office:string-value="বাম / ডান অপারেশন অমিল" calcext:value-type="string">
            <text:p>বাম / ডান অপারেশন অমিল</text:p>
          </table:table-cell>
          <table:table-cell table:number-columns-repeated="1019"/>
        </table:table-row>
        <table:table-row table:style-name="ro1">
          <table:table-cell table:style-name="ce5" table:formula="of:=IF(LEN([.F59]) &gt; 0; [.F59]; [.E59])" office:value-type="string" office:string-value="নেতিবাচক সূচক" calcext:value-type="string">
            <text:p>নেতিবাচক সূচক</text:p>
          </table:table-cell>
          <table:table-cell table:style-name="ce8" table:formula="of:=IFERROR(__xludf.dummyfunction(&quot;upper(googletranslate(A59,$A$1,&quot;&quot;en&quot;&quot;))&quot;);&quot;NEGATIVE INDEX&quot;)" office:value-type="string" office:string-value="NEGATIVE INDEX" calcext:value-type="string">
            <text:p>NEGATIVE INDEX</text:p>
          </table:table-cell>
          <table:table-cell table:style-name="ce2" table:formula="of:=[$errors.A18]" office:value-type="string" office:string-value="NEGATIVE INDEX" calcext:value-type="string">
            <text:p>NEGATIVE INDEX</text:p>
          </table:table-cell>
          <table:table-cell/>
          <table:table-cell table:style-name="ce2" table:formula="of:=IFERROR(__xludf.dummyfunction(&quot;UPPER(GOOGLETRANSLATE(if(len(D59) &gt; 0, D59, C59),&quot;&quot;en&quot;&quot;,$A$1))&quot;);&quot;নেতিবাচক সূচক&quot;)" office:value-type="string" office:string-value="নেতিবাচক সূচক" calcext:value-type="string">
            <text:p>নেতিবাচক সূচক</text:p>
          </table:table-cell>
          <table:table-cell table:number-columns-repeated="1019"/>
        </table:table-row>
        <table:table-row table:style-name="ro1">
          <table:table-cell table:style-name="ce5" table:formula="of:=IF(LEN([.F60]) &gt; 0; [.F60]; [.E60])" office:value-type="string" office:string-value="স্ট্রিং ভেরিয়েবল সহ লুপের জন্য পরবর্তী" calcext:value-type="string">
            <text:p>স্ট্রিং ভেরিয়েবল সহ লুপের জন্য পরবর্তী</text:p>
          </table:table-cell>
          <table:table-cell table:style-name="ce8" table:formula="of:=IFERROR(__xludf.dummyfunction(&quot;upper(googletranslate(A60,$A$1,&quot;&quot;en&quot;&quot;))&quot;);&quot;NEXT FOR THE LOOP WITH STRING VARIABLES&quot;)" office:value-type="string" office:string-value="NEXT FOR THE LOOP WITH STRING VARIABLES" calcext:value-type="string">
            <text:p>NEXT FOR THE LOOP WITH STRING VARIABLES</text:p>
          </table:table-cell>
          <table:table-cell table:style-name="ce2" table:formula="of:=[$errors.A19]" office:value-type="string" office:string-value="NEXT ON FOR LOOP WITH STRING VARIABLE" calcext:value-type="string">
            <text:p>NEXT ON FOR LOOP WITH STRING VARIABLE</text:p>
          </table:table-cell>
          <table:table-cell/>
          <table:table-cell table:style-name="ce2" table:formula="of:=IFERROR(__xludf.dummyfunction(&quot;UPPER(GOOGLETRANSLATE(if(len(D60) &gt; 0, D60, C60),&quot;&quot;en&quot;&quot;,$A$1))&quot;);&quot;স্ট্রিং ভেরিয়েবল সহ লুপের জন্য পরবর্তী&quot;)" office:value-type="string" office:string-value="স্ট্রিং ভেরিয়েবল সহ লুপের জন্য পরবর্তী" calcext:value-type="string">
            <text:p>স্ট্রিং ভেরিয়েবল সহ লুপের জন্য পরবর্তী</text:p>
          </table:table-cell>
          <table:table-cell table:number-columns-repeated="1019"/>
        </table:table-row>
        <table:table-row table:style-name="ro1">
          <table:table-cell table:style-name="ce5" table:formula="of:=IF(LEN([.F61]) &gt; 0; [.F61]; [.E61])" office:value-type="string" office:string-value="অপারেন্ড অমিল" calcext:value-type="string">
            <text:p>অপারেন্ড অমিল</text:p>
          </table:table-cell>
          <table:table-cell table:style-name="ce8" table:formula="of:=IFERROR(__xludf.dummyfunction(&quot;upper(googletranslate(A61,$A$1,&quot;&quot;en&quot;&quot;))&quot;);&quot;OPERAND&quot;)" office:value-type="string" office:string-value="OPERAND" calcext:value-type="string">
            <text:p>OPERAND</text:p>
          </table:table-cell>
          <table:table-cell table:style-name="ce2" table:formula="of:=[$errors.A20]" office:value-type="string" office:string-value="OPERAND MISMATCH" calcext:value-type="string">
            <text:p>OPERAND MISMATCH</text:p>
          </table:table-cell>
          <table:table-cell/>
          <table:table-cell table:style-name="ce2" table:formula="of:=IFERROR(__xludf.dummyfunction(&quot;UPPER(GOOGLETRANSLATE(if(len(D61) &gt; 0, D61, C61),&quot;&quot;en&quot;&quot;,$A$1))&quot;);&quot;অপারেন্ড অমিল&quot;)" office:value-type="string" office:string-value="অপারেন্ড অমিল" calcext:value-type="string">
            <text:p>অপারেন্ড অমিল</text:p>
          </table:table-cell>
          <table:table-cell table:number-columns-repeated="1019"/>
        </table:table-row>
        <table:table-row table:style-name="ro1">
          <table:table-cell table:style-name="ce5" table:formula="of:=IF(LEN([.F62]) &gt; 0; [.F62]; [.E62])" office:value-type="string" office:string-value="বিকল্পের জন্য একটি ভাষা প্রয়োজন" calcext:value-type="string">
            <text:p>বিকল্পের জন্য একটি ভাষা প্রয়োজন</text:p>
          </table:table-cell>
          <table:table-cell table:style-name="ce8" table:formula="of:=IFERROR(__xludf.dummyfunction(&quot;upper(googletranslate(A62,$A$1,&quot;&quot;en&quot;&quot;))&quot;);&quot;REQUIRES A LANGUAGE FOR ALTERNATIVES&quot;)" office:value-type="string" office:string-value="REQUIRES A LANGUAGE FOR ALTERNATIVES" calcext:value-type="string">
            <text:p>REQUIRES A LANGUAGE FOR ALTERNATIVES</text:p>
          </table:table-cell>
          <table:table-cell table:style-name="ce2" table:formula="of:=[$errors.A21]" office:value-type="string" office:string-value="OPTION REQUIRES A LANGUAGE" calcext:value-type="string">
            <text:p>OPTION REQUIRES A LANGUAGE</text:p>
          </table:table-cell>
          <table:table-cell/>
          <table:table-cell table:style-name="ce2" table:formula="of:=IFERROR(__xludf.dummyfunction(&quot;UPPER(GOOGLETRANSLATE(if(len(D62) &gt; 0, D62, C62),&quot;&quot;en&quot;&quot;,$A$1))&quot;);&quot;বিকল্পের জন্য একটি ভাষা প্রয়োজন&quot;)" office:value-type="string" office:string-value="বিকল্পের জন্য একটি ভাষা প্রয়োজন" calcext:value-type="string">
            <text:p>বিকল্পের জন্য একটি ভাষা প্রয়োজন</text:p>
          </table:table-cell>
          <table:table-cell table:number-columns-repeated="1019"/>
        </table:table-row>
        <table:table-row table:style-name="ro1">
          <table:table-cell table:style-name="ce5" table:formula="of:=IF(LEN([.F63]) &gt; 0; [.F63]; [.E63])" office:value-type="string" office:string-value="ভাষা সেটিংস বা পরিবেশ পরিবর্তনশীল পরীক্ষা করুন" calcext:value-type="string">
            <text:p>ভাষা সেটিংস বা পরিবেশ পরিবর্তনশীল পরীক্ষা করুন</text:p>
          </table:table-cell>
          <table:table-cell table:style-name="ce8" table:formula="of:=IFERROR(__xludf.dummyfunction(&quot;upper(googletranslate(A63,$A$1,&quot;&quot;en&quot;&quot;))&quot;);&quot;TEST THE LANGUAGE SETTINGS OR THE ENVIRONMENT VARIABLE&quot;)" office:value-type="string" office:string-value="TEST THE LANGUAGE SETTINGS OR THE ENVIRONMENT VARIABLE" calcext:value-type="string">
            <text:p>TEST THE LANGUAGE SETTINGS OR THE ENVIRONMENT VARIABLE</text:p>
          </table:table-cell>
          <table:table-cell table:style-name="ce2" table:formula="of:=[$errors.A22]" office:value-type="string" office:string-value="PLEASE CHECK LANGUAGE SETTINGS OR ENVIRONMENT VARIABLE" calcext:value-type="string">
            <text:p>PLEASE CHECK LANGUAGE SETTINGS OR ENVIRONMENT VARIABLE</text:p>
          </table:table-cell>
          <table:table-cell/>
          <table:table-cell table:style-name="ce2" table:formula="of:=IFERROR(__xludf.dummyfunction(&quot;UPPER(GOOGLETRANSLATE(if(len(D63) &gt; 0, D63, C63),&quot;&quot;en&quot;&quot;,$A$1))&quot;);&quot;ভাষা সেটিংস বা পরিবেশ পরিবর্তনশীল পরীক্ষা করুন&quot;)" office:value-type="string" office:string-value="ভাষা সেটিংস বা পরিবেশ পরিবর্তনশীল পরীক্ষা করুন" calcext:value-type="string">
            <text:p>ভাষা সেটিংস বা পরিবেশ পরিবর্তনশীল পরীক্ষা করুন</text:p>
          </table:table-cell>
          <table:table-cell table:number-columns-repeated="1019"/>
        </table:table-row>
        <table:table-row table:style-name="ro1">
          <table:table-cell table:style-name="ce5" table:formula="of:=IF(LEN([.F64]) &gt; 0; [.F64]; [.E64])" office:value-type="string" office:string-value="স্ট্রিং ম্যাথ লজিক ত্রুটি" calcext:value-type="string">
            <text:p>স্ট্রিং ম্যাথ লজিক ত্রুটি</text:p>
          </table:table-cell>
          <table:table-cell table:style-name="ce8" table:formula="of:=IFERROR(__xludf.dummyfunction(&quot;upper(googletranslate(A64,$A$1,&quot;&quot;en&quot;&quot;))&quot;);&quot;STRING MATH LOGIC ERROR&quot;)" office:value-type="string" office:string-value="STRING MATH LOGIC ERROR" calcext:value-type="string">
            <text:p>STRING MATH LOGIC ERROR</text:p>
          </table:table-cell>
          <table:table-cell table:style-name="ce2" table:formula="of:=[$errors.A23]" office:value-type="string" office:string-value="STRING MATH LOGIC ERROR" calcext:value-type="string">
            <text:p>STRING MATH LOGIC ERROR</text:p>
          </table:table-cell>
          <table:table-cell/>
          <table:table-cell table:style-name="ce2" table:formula="of:=IFERROR(__xludf.dummyfunction(&quot;UPPER(GOOGLETRANSLATE(if(len(D64) &gt; 0, D64, C64),&quot;&quot;en&quot;&quot;,$A$1))&quot;);&quot;স্ট্রিং ম্যাথ লজিক ত্রুটি&quot;)" office:value-type="string" office:string-value="স্ট্রিং ম্যাথ লজিক ত্রুটি" calcext:value-type="string">
            <text:p>স্ট্রিং ম্যাথ লজিক ত্রুটি</text:p>
          </table:table-cell>
          <table:table-cell table:number-columns-repeated="1019"/>
        </table:table-row>
        <table:table-row table:style-name="ro1">
          <table:table-cell table:style-name="ce5" table:formula="of:=IF(LEN([.F65]) &gt; 0; [.F65]; [.E65])" office:value-type="string" office:string-value="বাক্যগঠন ত্রুটি" calcext:value-type="string">
            <text:p>বাক্যগঠন ত্রুটি</text:p>
          </table:table-cell>
          <table:table-cell table:style-name="ce8" table:formula="of:=IFERROR(__xludf.dummyfunction(&quot;upper(googletranslate(A65,$A$1,&quot;&quot;en&quot;&quot;))&quot;);&quot;SYMPATHETIC ERROR&quot;)" office:value-type="string" office:string-value="SYMPATHETIC ERROR" calcext:value-type="string">
            <text:p>SYMPATHETIC ERROR</text:p>
          </table:table-cell>
          <table:table-cell table:style-name="ce2" table:formula="of:=[$errors.A24]" office:value-type="string" office:string-value="SYNTAX ERROR" calcext:value-type="string">
            <text:p>SYNTAX ERROR</text:p>
          </table:table-cell>
          <table:table-cell/>
          <table:table-cell table:style-name="ce2" table:formula="of:=IFERROR(__xludf.dummyfunction(&quot;UPPER(GOOGLETRANSLATE(if(len(D65) &gt; 0, D65, C65),&quot;&quot;en&quot;&quot;,$A$1))&quot;);&quot;বাক্যগঠন ত্রুটি&quot;)" office:value-type="string" office:string-value="বাক্যগঠন ত্রুটি" calcext:value-type="string">
            <text:p>বাক্যগঠন ত্রুটি</text:p>
          </table:table-cell>
          <table:table-cell table:number-columns-repeated="1019"/>
        </table:table-row>
        <table:table-row table:style-name="ro1">
          <table:table-cell table:style-name="ce5" table:formula="of:=IF(LEN([.F66]) &gt; 0; [.F66]; [.E66])" office:value-type="string" office:string-value="নথি খুলতে অক্ষম" calcext:value-type="string">
            <text:p>নথি খুলতে অক্ষম</text:p>
          </table:table-cell>
          <table:table-cell table:style-name="ce8" table:formula="of:=IFERROR(__xludf.dummyfunction(&quot;upper(googletranslate(A66,$A$1,&quot;&quot;en&quot;&quot;))&quot;);&quot;UNABLE TO OPEN DOCUMENTS&quot;)" office:value-type="string" office:string-value="UNABLE TO OPEN DOCUMENTS" calcext:value-type="string">
            <text:p>UNABLE TO OPEN DOCUMENTS</text:p>
          </table:table-cell>
          <table:table-cell table:style-name="ce2" table:formula="of:=[$errors.A25]" office:value-type="string" office:string-value="UNABLE TO OPEN FILE" calcext:value-type="string">
            <text:p>UNABLE TO OPEN FILE</text:p>
          </table:table-cell>
          <table:table-cell/>
          <table:table-cell table:style-name="ce2" table:formula="of:=IFERROR(__xludf.dummyfunction(&quot;UPPER(GOOGLETRANSLATE(if(len(D66) &gt; 0, D66, C66),&quot;&quot;en&quot;&quot;,$A$1))&quot;);&quot;নথি খুলতে অক্ষম&quot;)" office:value-type="string" office:string-value="নথি খুলতে অক্ষম" calcext:value-type="string">
            <text:p>নথি খুলতে অক্ষম</text:p>
          </table:table-cell>
          <table:table-cell table:number-columns-repeated="1019"/>
        </table:table-row>
        <table:table-row table:style-name="ro1">
          <table:table-cell table:style-name="ce5" table:formula="of:=IF(LEN([.F67]) &gt; 0; [.F67]; [.E67])" office:value-type="string" office:string-value="পড়ার জন্য ফাইল খুলতে খুলতে অক্ষম" calcext:value-type="string">
            <text:p>পড়ার জন্য ফাইল খুলতে খুলতে অক্ষম</text:p>
          </table:table-cell>
          <table:table-cell table:style-name="ce8" table:formula="of:=IFERROR(__xludf.dummyfunction(&quot;upper(googletranslate(A67,$A$1,&quot;&quot;en&quot;&quot;))&quot;);&quot;UNABLE TO OPEN THE FILES FOR READING&quot;)" office:value-type="string" office:string-value="UNABLE TO OPEN THE FILES FOR READING" calcext:value-type="string">
            <text:p>UNABLE TO OPEN THE FILES FOR READING</text:p>
          </table:table-cell>
          <table:table-cell table:style-name="ce2" table:formula="of:=[$errors.A26]" office:value-type="string" office:string-value="UNABLE TO OPEN TO OPEN FILE FOR READING" calcext:value-type="string">
            <text:p>UNABLE TO OPEN TO OPEN FILE FOR READING</text:p>
          </table:table-cell>
          <table:table-cell/>
          <table:table-cell table:style-name="ce2" table:formula="of:=IFERROR(__xludf.dummyfunction(&quot;UPPER(GOOGLETRANSLATE(if(len(D67) &gt; 0, D67, C67),&quot;&quot;en&quot;&quot;,$A$1))&quot;);&quot;পড়ার জন্য ফাইল খুলতে খুলতে অক্ষম&quot;)" office:value-type="string" office:string-value="পড়ার জন্য ফাইল খুলতে খুলতে অক্ষম" calcext:value-type="string">
            <text:p>পড়ার জন্য ফাইল খুলতে খুলতে অক্ষম</text:p>
          </table:table-cell>
          <table:table-cell table:number-columns-repeated="1019"/>
        </table:table-row>
        <table:table-row table:style-name="ro1">
          <table:table-cell table:style-name="ce5" table:formula="of:=IF(LEN([.F68]) &gt; 0; [.F68]; [.E68])" office:value-type="string" office:string-value="অপরিবর্তিত লেবেল" calcext:value-type="string">
            <text:p>অপরিবর্তিত লেবেল</text:p>
          </table:table-cell>
          <table:table-cell table:style-name="ce8" table:formula="of:=IFERROR(__xludf.dummyfunction(&quot;upper(googletranslate(A68,$A$1,&quot;&quot;en&quot;&quot;))&quot;);&quot;UNCHANGED LABEL&quot;)" office:value-type="string" office:string-value="UNCHANGED LABEL" calcext:value-type="string">
            <text:p>UNCHANGED LABEL</text:p>
          </table:table-cell>
          <table:table-cell table:style-name="ce2" table:formula="of:=[$errors.A27]" office:value-type="string" office:string-value="UNDEFINED LABEL" calcext:value-type="string">
            <text:p>UNDEFINED LABEL</text:p>
          </table:table-cell>
          <table:table-cell/>
          <table:table-cell table:style-name="ce2" table:formula="of:=IFERROR(__xludf.dummyfunction(&quot;UPPER(GOOGLETRANSLATE(if(len(D68) &gt; 0, D68, C68),&quot;&quot;en&quot;&quot;,$A$1))&quot;);&quot;অপরিবর্তিত লেবেল&quot;)" office:value-type="string" office:string-value="অপরিবর্তিত লেবেল" calcext:value-type="string">
            <text:p>অপরিবর্তিত লেবেল</text:p>
          </table:table-cell>
          <table:table-cell table:number-columns-repeated="1019"/>
        </table:table-row>
        <table:table-row table:style-name="ro1">
          <table:table-cell table:style-name="ce5" table:formula="of:=IF(LEN([.F69]) &gt; 0; [.F69]; [.E69])" office:value-type="string" office:string-value="UNHANDED অপারেশন" calcext:value-type="string">
            <text:p>UNHANDED অপারেশন</text:p>
          </table:table-cell>
          <table:table-cell table:style-name="ce8" table:formula="of:=IFERROR(__xludf.dummyfunction(&quot;upper(googletranslate(A69,$A$1,&quot;&quot;en&quot;&quot;))&quot;);&quot;UNHANDED OPERATION&quot;)" office:value-type="string" office:string-value="UNHANDED OPERATION" calcext:value-type="string">
            <text:p>UNHANDED OPERATION</text:p>
          </table:table-cell>
          <table:table-cell table:style-name="ce2" table:formula="of:=[$errors.A28]" office:value-type="string" office:string-value="UNHANDLED OPERATION" calcext:value-type="string">
            <text:p>UNHANDLED OPERATION</text:p>
          </table:table-cell>
          <table:table-cell/>
          <table:table-cell table:style-name="ce2" table:formula="of:=IFERROR(__xludf.dummyfunction(&quot;UPPER(GOOGLETRANSLATE(if(len(D69) &gt; 0, D69, C69),&quot;&quot;en&quot;&quot;,$A$1))&quot;);&quot;UNHANDED অপারেশন&quot;)" office:value-type="string" office:string-value="UNHANDED অপারেশন" calcext:value-type="string">
            <text:p>UNHANDED অপারেশন</text:p>
          </table:table-cell>
          <table:table-cell table:number-columns-repeated="1019"/>
        </table:table-row>
        <table:table-row table:style-name="ro1">
          <table:table-cell table:style-name="ce5" table:formula="of:=IF(LEN([.F70]) &gt; 0; [.F70]; [.E70])" office:value-type="string" office:string-value="UNHANDLED অপারেশন কোড" calcext:value-type="string">
            <text:p>UNHANDLED অপারেশন কোড</text:p>
          </table:table-cell>
          <table:table-cell table:style-name="ce8" table:formula="of:=IFERROR(__xludf.dummyfunction(&quot;upper(googletranslate(A70,$A$1,&quot;&quot;en&quot;&quot;))&quot;);&quot;UNHANDLED OPERATION CODE&quot;)" office:value-type="string" office:string-value="UNHANDLED OPERATION CODE" calcext:value-type="string">
            <text:p>UNHANDLED OPERATION CODE</text:p>
          </table:table-cell>
          <table:table-cell table:style-name="ce2" table:formula="of:=[$errors.A29]" office:value-type="string" office:string-value="UNHANDLED OPERATION CODE" calcext:value-type="string">
            <text:p>UNHANDLED OPERATION CODE</text:p>
          </table:table-cell>
          <table:table-cell/>
          <table:table-cell table:style-name="ce2" table:formula="of:=IFERROR(__xludf.dummyfunction(&quot;UPPER(GOOGLETRANSLATE(if(len(D70) &gt; 0, D70, C70),&quot;&quot;en&quot;&quot;,$A$1))&quot;);&quot;UNHANDLED অপারেশন কোড&quot;)" office:value-type="string" office:string-value="UNHANDLED অপারেশন কোড" calcext:value-type="string">
            <text:p>UNHANDLED অপারেশন কোড</text:p>
          </table:table-cell>
          <table:table-cell table:number-columns-repeated="1019"/>
        </table:table-row>
        <table:table-row table:style-name="ro1">
          <table:table-cell table:style-name="ce5" table:formula="of:=IF(LEN([.F71]) &gt; 0; [.F71]; [.E71])" office:value-type="string" office:string-value="অজানা যদি লেবেল" calcext:value-type="string">
            <text:p>অজানা যদি লেবেল</text:p>
          </table:table-cell>
          <table:table-cell table:style-name="ce8" table:formula="of:=IFERROR(__xludf.dummyfunction(&quot;upper(googletranslate(A71,$A$1,&quot;&quot;en&quot;&quot;))&quot;);&quot;LABEL IF UNKNOWN&quot;)" office:value-type="string" office:string-value="LABEL IF UNKNOWN" calcext:value-type="string">
            <text:p>LABEL IF UNKNOWN</text:p>
          </table:table-cell>
          <table:table-cell table:style-name="ce2" table:formula="of:=[$errors.A30]" office:value-type="string" office:string-value="UNKNOWN IF LABEL" calcext:value-type="string">
            <text:p>UNKNOWN IF LABEL</text:p>
          </table:table-cell>
          <table:table-cell/>
          <table:table-cell table:style-name="ce2" table:formula="of:=IFERROR(__xludf.dummyfunction(&quot;UPPER(GOOGLETRANSLATE(if(len(D71) &gt; 0, D71, C71),&quot;&quot;en&quot;&quot;,$A$1))&quot;);&quot;অজানা যদি লেবেল&quot;)" office:value-type="string" office:string-value="অজানা যদি লেবেল" calcext:value-type="string">
            <text:p>অজানা যদি লেবেল</text:p>
          </table:table-cell>
          <table:table-cell table:number-columns-repeated="1019"/>
        </table:table-row>
        <table:table-row table:style-name="ro1">
          <table:table-cell table:style-name="ce5" table:formula="of:=IF(LEN([.F72]) &gt; 0; [.F72]; [.E72])" office:value-type="string" office:string-value="অচেনা ডাবল গণিত অপারেশন" calcext:value-type="string">
            <text:p>অচেনা ডাবল গণিত অপারেশন</text:p>
          </table:table-cell>
          <table:table-cell table:style-name="ce8" table:formula="of:=IFERROR(__xludf.dummyfunction(&quot;upper(googletranslate(A72,$A$1,&quot;&quot;en&quot;&quot;))&quot;);&quot;UNFAMILIAR DOUBLE MATH OPERATION&quot;)" office:value-type="string" office:string-value="UNFAMILIAR DOUBLE MATH OPERATION" calcext:value-type="string">
            <text:p>UNFAMILIAR DOUBLE MATH OPERATION</text:p>
          </table:table-cell>
          <table:table-cell table:style-name="ce2" table:formula="of:=[$errors.A31]" office:value-type="string" office:string-value="UNRECOGNIZED DOUBLE MATH OPERATION" calcext:value-type="string">
            <text:p>UNRECOGNIZED DOUBLE MATH OPERATION</text:p>
          </table:table-cell>
          <table:table-cell/>
          <table:table-cell table:style-name="ce2" table:formula="of:=IFERROR(__xludf.dummyfunction(&quot;UPPER(GOOGLETRANSLATE(if(len(D72) &gt; 0, D72, C72),&quot;&quot;en&quot;&quot;,$A$1))&quot;);&quot;অচেনা ডাবল গণিত অপারেশন&quot;)" office:value-type="string" office:string-value="অচেনা ডাবল গণিত অপারেশন" calcext:value-type="string">
            <text:p>অচেনা ডাবল গণিত অপারেশন</text:p>
          </table:table-cell>
          <table:table-cell table:number-columns-repeated="1019"/>
        </table:table-row>
        <table:table-row table:style-name="ro1">
          <table:table-cell table:style-name="ce5" table:formula="of:=IF(LEN([.F73]) &gt; 0; [.F73]; [.E73])" office:value-type="string" office:string-value="অচেনা ফাংশন সংজ্ঞা" calcext:value-type="string">
            <text:p>অচেনা ফাংশন সংজ্ঞা</text:p>
          </table:table-cell>
          <table:table-cell table:style-name="ce8" table:formula="of:=IFERROR(__xludf.dummyfunction(&quot;upper(googletranslate(A73,$A$1,&quot;&quot;en&quot;&quot;))&quot;);&quot;THE DEFINITION OF STRANGE FUNCTION&quot;)" office:value-type="string" office:string-value="THE DEFINITION OF STRANGE FUNCTION" calcext:value-type="string">
            <text:p>THE DEFINITION OF STRANGE FUNCTION</text:p>
          </table:table-cell>
          <table:table-cell table:style-name="ce2" table:formula="of:=[$errors.A32]" office:value-type="string" office:string-value="UNRECOGNIZED FUNCTION DEFINITION" calcext:value-type="string">
            <text:p>UNRECOGNIZED FUNCTION DEFINITION</text:p>
          </table:table-cell>
          <table:table-cell/>
          <table:table-cell table:style-name="ce2" table:formula="of:=IFERROR(__xludf.dummyfunction(&quot;UPPER(GOOGLETRANSLATE(if(len(D73) &gt; 0, D73, C73),&quot;&quot;en&quot;&quot;,$A$1))&quot;);&quot;অচেনা ফাংশন সংজ্ঞা&quot;)" office:value-type="string" office:string-value="অচেনা ফাংশন সংজ্ঞা" calcext:value-type="string">
            <text:p>অচেনা ফাংশন সংজ্ঞা</text:p>
          </table:table-cell>
          <table:table-cell table:number-columns-repeated="1019"/>
        </table:table-row>
        <table:table-row table:style-name="ro1">
          <table:table-cell table:style-name="ce5" table:formula="of:=IF(LEN([.F74]) &gt; 0; [.F74]; [.E74])" office:value-type="string" office:string-value="অচেনা গোসব লেবেল" calcext:value-type="string">
            <text:p>অচেনা গোসব লেবেল</text:p>
          </table:table-cell>
          <table:table-cell table:style-name="ce8" table:formula="of:=IFERROR(__xludf.dummyfunction(&quot;upper(googletranslate(A74,$A$1,&quot;&quot;en&quot;&quot;))&quot;);&quot;LAMB&quot;)" office:value-type="string" office:string-value="LAMB" calcext:value-type="string">
            <text:p>LAMB</text:p>
          </table:table-cell>
          <table:table-cell table:style-name="ce2" table:formula="of:=[$errors.A33]" office:value-type="string" office:string-value="UNRECOGNIZED GOSUB LABEL" calcext:value-type="string">
            <text:p>UNRECOGNIZED GOSUB LABEL</text:p>
          </table:table-cell>
          <table:table-cell/>
          <table:table-cell table:style-name="ce2" table:formula="of:=IFERROR(__xludf.dummyfunction(&quot;UPPER(GOOGLETRANSLATE(if(len(D74) &gt; 0, D74, C74),&quot;&quot;en&quot;&quot;,$A$1))&quot;);&quot;অচেনা গোসব লেবেল&quot;)" office:value-type="string" office:string-value="অচেনা গোসব লেবেল" calcext:value-type="string">
            <text:p>অচেনা গোসব লেবেল</text:p>
          </table:table-cell>
          <table:table-cell table:number-columns-repeated="1019"/>
        </table:table-row>
        <table:table-row table:style-name="ro1">
          <table:table-cell table:style-name="ce5" table:formula="of:=IF(LEN([.F75]) &gt; 0; [.F75]; [.E75])" office:value-type="string" office:string-value="অজ্ঞাত গোটো লেবেল" calcext:value-type="string">
            <text:p>অজ্ঞাত গোটো লেবেল</text:p>
          </table:table-cell>
          <table:table-cell table:style-name="ce8" table:formula="of:=IFERROR(__xludf.dummyfunction(&quot;upper(googletranslate(A75,$A$1,&quot;&quot;en&quot;&quot;))&quot;);&quot;LABEL OF THE UNKNOWN GOTO&quot;)" office:value-type="string" office:string-value="LABEL OF THE UNKNOWN GOTO" calcext:value-type="string">
            <text:p>LABEL OF THE UNKNOWN GOTO</text:p>
          </table:table-cell>
          <table:table-cell table:style-name="ce2" table:formula="of:=[$errors.A34]" office:value-type="string" office:string-value="UNRECOGNIZED GOTO LABEL" calcext:value-type="string">
            <text:p>UNRECOGNIZED GOTO LABEL</text:p>
          </table:table-cell>
          <table:table-cell/>
          <table:table-cell table:style-name="ce2" table:formula="of:=IFERROR(__xludf.dummyfunction(&quot;UPPER(GOOGLETRANSLATE(if(len(D75) &gt; 0, D75, C75),&quot;&quot;en&quot;&quot;,$A$1))&quot;);&quot;অজ্ঞাত গোটো লেবেল&quot;)" office:value-type="string" office:string-value="অজ্ঞাত গোটো লেবেল" calcext:value-type="string">
            <text:p>অজ্ঞাত গোটো লেবেল</text:p>
          </table:table-cell>
          <table:table-cell table:number-columns-repeated="1019"/>
        </table:table-row>
        <table:table-row table:style-name="ro1">
          <table:table-cell table:style-name="ce5" table:formula="of:=IF(LEN([.F76]) &gt; 0; [.F76]; [.E76])" office:value-type="string" office:string-value="অচেনা ইনপুট" calcext:value-type="string">
            <text:p>অচেনা ইনপুট</text:p>
          </table:table-cell>
          <table:table-cell table:style-name="ce8" table:formula="of:=IFERROR(__xludf.dummyfunction(&quot;upper(googletranslate(A76,$A$1,&quot;&quot;en&quot;&quot;))&quot;);&quot;INPUT&quot;)" office:value-type="string" office:string-value="INPUT" calcext:value-type="string">
            <text:p>INPUT</text:p>
          </table:table-cell>
          <table:table-cell table:style-name="ce2" table:formula="of:=[$errors.A35]" office:value-type="string" office:string-value="UNRECOGNIZED INPUT" calcext:value-type="string">
            <text:p>UNRECOGNIZED INPUT</text:p>
          </table:table-cell>
          <table:table-cell/>
          <table:table-cell table:style-name="ce2" table:formula="of:=IFERROR(__xludf.dummyfunction(&quot;UPPER(GOOGLETRANSLATE(if(len(D76) &gt; 0, D76, C76),&quot;&quot;en&quot;&quot;,$A$1))&quot;);&quot;অচেনা ইনপুট&quot;)" office:value-type="string" office:string-value="অচেনা ইনপুট" calcext:value-type="string">
            <text:p>অচেনা ইনপুট</text:p>
          </table:table-cell>
          <table:table-cell table:number-columns-repeated="1019"/>
        </table:table-row>
        <table:table-row table:style-name="ro1">
          <table:table-cell table:style-name="ce5" table:formula="of:=IF(LEN([.F77]) &gt; 0; [.F77]; [.E77])" office:value-type="string" office:string-value="অচেনা পূর্ণসংখ্যা গণিত অপারেশন" calcext:value-type="string">
            <text:p>অচেনা পূর্ণসংখ্যা গণিত অপারেশন</text:p>
          </table:table-cell>
          <table:table-cell table:style-name="ce8" table:formula="of:=IFERROR(__xludf.dummyfunction(&quot;upper(googletranslate(A77,$A$1,&quot;&quot;en&quot;&quot;))&quot;);&quot;UNINTERESTING INTEGER MATH OPERATION&quot;)" office:value-type="string" office:string-value="UNINTERESTING INTEGER MATH OPERATION" calcext:value-type="string">
            <text:p>UNINTERESTING INTEGER MATH OPERATION</text:p>
          </table:table-cell>
          <table:table-cell table:style-name="ce2" table:formula="of:=[$errors.A36]" office:value-type="string" office:string-value="UNRECOGNIZED INTEGER MATH OPERATION" calcext:value-type="string">
            <text:p>UNRECOGNIZED INTEGER MATH OPERATION</text:p>
          </table:table-cell>
          <table:table-cell/>
          <table:table-cell table:style-name="ce2" table:formula="of:=IFERROR(__xludf.dummyfunction(&quot;UPPER(GOOGLETRANSLATE(if(len(D77) &gt; 0, D77, C77),&quot;&quot;en&quot;&quot;,$A$1))&quot;);&quot;অচেনা পূর্ণসংখ্যা গণিত অপারেশন&quot;)" office:value-type="string" office:string-value="অচেনা পূর্ণসংখ্যা গণিত অপারেশন" calcext:value-type="string">
            <text:p>অচেনা পূর্ণসংখ্যা গণিত অপারেশন</text:p>
          </table:table-cell>
          <table:table-cell table:number-columns-repeated="1019"/>
        </table:table-row>
        <table:table-row table:style-name="ro1">
          <table:table-cell table:style-name="ce5" table:formula="of:=IF(LEN([.F78]) &gt; 0; [.F78]; [.E78])" office:value-type="string" office:string-value="স্বীকৃত গণিতের ধরণ" calcext:value-type="string">
            <text:p>স্বীকৃত গণিতের ধরণ</text:p>
          </table:table-cell>
          <table:table-cell table:style-name="ce8" table:formula="of:=IFERROR(__xludf.dummyfunction(&quot;upper(googletranslate(A78,$A$1,&quot;&quot;en&quot;&quot;))&quot;);&quot;MATHEMATICS&quot;)" office:value-type="string" office:string-value="MATHEMATICS" calcext:value-type="string">
            <text:p>MATHEMATICS</text:p>
          </table:table-cell>
          <table:table-cell table:style-name="ce2" table:formula="of:=[$errors.A37]" office:value-type="string" office:string-value="UNRECOGNIZED MATH TYPE" calcext:value-type="string">
            <text:p>UNRECOGNIZED MATH TYPE</text:p>
          </table:table-cell>
          <table:table-cell/>
          <table:table-cell table:style-name="ce2" table:formula="of:=IFERROR(__xludf.dummyfunction(&quot;UPPER(GOOGLETRANSLATE(if(len(D78) &gt; 0, D78, C78),&quot;&quot;en&quot;&quot;,$A$1))&quot;);&quot;স্বীকৃত গণিতের ধরণ&quot;)" office:value-type="string" office:string-value="স্বীকৃত গণিতের ধরণ" calcext:value-type="string">
            <text:p>স্বীকৃত গণিতের ধরণ</text:p>
          </table:table-cell>
          <table:table-cell table:number-columns-repeated="1019"/>
        </table:table-row>
        <table:table-row table:style-name="ro1">
          <table:table-cell table:style-name="ce5" table:formula="of:=IF(LEN([.F79]) &gt; 0; [.F79]; [.E79])" office:value-type="string" office:string-value="অচেনা পরবর্তী পরিবর্তনশীল" calcext:value-type="string">
            <text:p>অচেনা পরবর্তী পরিবর্তনশীল</text:p>
          </table:table-cell>
          <table:table-cell table:style-name="ce8" table:formula="of:=IFERROR(__xludf.dummyfunction(&quot;upper(googletranslate(A79,$A$1,&quot;&quot;en&quot;&quot;))&quot;);&quot;UNINTERRUPTED NEXT VARIABLE&quot;)" office:value-type="string" office:string-value="UNINTERRUPTED NEXT VARIABLE" calcext:value-type="string">
            <text:p>UNINTERRUPTED NEXT VARIABLE</text:p>
          </table:table-cell>
          <table:table-cell table:style-name="ce2" table:formula="of:=[$errors.A38]" office:value-type="string" office:string-value="UNRECOGNIZED NEXT VARIABLE" calcext:value-type="string">
            <text:p>UNRECOGNIZED NEXT VARIABLE</text:p>
          </table:table-cell>
          <table:table-cell/>
          <table:table-cell table:style-name="ce2" table:formula="of:=IFERROR(__xludf.dummyfunction(&quot;UPPER(GOOGLETRANSLATE(if(len(D79) &gt; 0, D79, C79),&quot;&quot;en&quot;&quot;,$A$1))&quot;);&quot;অচেনা পরবর্তী পরিবর্তনশীল&quot;)" office:value-type="string" office:string-value="অচেনা পরবর্তী পরিবর্তনশীল" calcext:value-type="string">
            <text:p>অচেনা পরবর্তী পরিবর্তনশীল</text:p>
          </table:table-cell>
          <table:table-cell table:number-columns-repeated="1019"/>
        </table:table-row>
        <table:table-row table:style-name="ro1">
          <table:table-cell table:style-name="ce5" table:formula="of:=IF(LEN([.F80]) &gt; 0; [.F80]; [.E80])" office:value-type="string" office:string-value="মুদ্রণে অচেনা ওপি" calcext:value-type="string">
            <text:p>মুদ্রণে অচেনা ওপি</text:p>
          </table:table-cell>
          <table:table-cell table:style-name="ce8" table:formula="of:=IFERROR(__xludf.dummyfunction(&quot;upper(googletranslate(A80,$A$1,&quot;&quot;en&quot;&quot;))&quot;);&quot;UNINTERRUPTED OP&quot;)" office:value-type="string" office:string-value="UNINTERRUPTED OP" calcext:value-type="string">
            <text:p>UNINTERRUPTED OP</text:p>
          </table:table-cell>
          <table:table-cell table:style-name="ce2" table:formula="of:=[$errors.A39]" office:value-type="string" office:string-value="UNRECOGNIZED OP IN PRINT" calcext:value-type="string">
            <text:p>UNRECOGNIZED OP IN PRINT</text:p>
          </table:table-cell>
          <table:table-cell/>
          <table:table-cell table:style-name="ce2" table:formula="of:=IFERROR(__xludf.dummyfunction(&quot;UPPER(GOOGLETRANSLATE(if(len(D80) &gt; 0, D80, C80),&quot;&quot;en&quot;&quot;,$A$1))&quot;);&quot;মুদ্রণে অচেনা ওপি&quot;)" office:value-type="string" office:string-value="মুদ্রণে অচেনা ওপি" calcext:value-type="string">
            <text:p>মুদ্রণে অচেনা ওপি</text:p>
          </table:table-cell>
          <table:table-cell table:number-columns-repeated="1019"/>
        </table:table-row>
        <table:table-row table:style-name="ro1">
          <table:table-cell table:style-name="ce5" table:formula="of:=IF(LEN([.F81]) &gt; 0; [.F81]; [.E81])" office:value-type="string" office:string-value="অচেনা যুক্তিযুক্ত গণিত অপারেশন" calcext:value-type="string">
            <text:p>অচেনা যুক্তিযুক্ত গণিত অপারেশন</text:p>
          </table:table-cell>
          <table:table-cell table:style-name="ce8" table:formula="of:=IFERROR(__xludf.dummyfunction(&quot;upper(googletranslate(A81,$A$1,&quot;&quot;en&quot;&quot;))&quot;);&quot;UNINTERESTING RATIONAL MATHEMATICS OPERATION&quot;)" office:value-type="string" office:string-value="UNINTERESTING RATIONAL MATHEMATICS OPERATION" calcext:value-type="string">
            <text:p>UNINTERESTING RATIONAL MATHEMATICS OPERATION</text:p>
          </table:table-cell>
          <table:table-cell table:style-name="ce2" table:formula="of:=[$errors.A40]" office:value-type="string" office:string-value="UNRECOGNIZED RATIONAL MATH OPERATION" calcext:value-type="string">
            <text:p>UNRECOGNIZED RATIONAL MATH OPERATION</text:p>
          </table:table-cell>
          <table:table-cell/>
          <table:table-cell table:style-name="ce2" table:formula="of:=IFERROR(__xludf.dummyfunction(&quot;UPPER(GOOGLETRANSLATE(if(len(D81) &gt; 0, D81, C81),&quot;&quot;en&quot;&quot;,$A$1))&quot;);&quot;অচেনা যুক্তিযুক্ত গণিত অপারেশন&quot;)" office:value-type="string" office:string-value="অচেনা যুক্তিযুক্ত গণিত অপারেশন" calcext:value-type="string">
            <text:p>অচেনা যুক্তিযুক্ত গণিত অপারেশন</text:p>
          </table:table-cell>
          <table:table-cell table:number-columns-repeated="1019"/>
        </table:table-row>
        <table:table-row table:style-name="ro1">
          <table:table-cell table:style-name="ce5" table:formula="of:=IF(LEN([.F82]) &gt; 0; [.F82]; [.E82])" office:value-type="string" office:string-value="অচেনা পরিবর্তনশীল প্রকার" calcext:value-type="string">
            <text:p>অচেনা পরিবর্তনশীল প্রকার</text:p>
          </table:table-cell>
          <table:table-cell table:style-name="ce8" table:formula="of:=IFERROR(__xludf.dummyfunction(&quot;upper(googletranslate(A82,$A$1,&quot;&quot;en&quot;&quot;))&quot;);&quot;VAPOR&quot;)" office:value-type="string" office:string-value="VAPOR" calcext:value-type="string">
            <text:p>VAPOR</text:p>
          </table:table-cell>
          <table:table-cell table:style-name="ce2" table:formula="of:=[$errors.A41]" office:value-type="string" office:string-value="UNRECOGNIZED VARIABLE TYPE" calcext:value-type="string">
            <text:p>UNRECOGNIZED VARIABLE TYPE</text:p>
          </table:table-cell>
          <table:table-cell/>
          <table:table-cell table:style-name="ce2" table:formula="of:=IFERROR(__xludf.dummyfunction(&quot;UPPER(GOOGLETRANSLATE(if(len(D82) &gt; 0, D82, C82),&quot;&quot;en&quot;&quot;,$A$1))&quot;);&quot;অচেনা পরিবর্তনশীল প্রকার&quot;)" office:value-type="string" office:string-value="অচেনা পরিবর্তনশীল প্রকার" calcext:value-type="string">
            <text:p>অচেনা পরিবর্তনশীল প্রকার</text:p>
          </table:table-cell>
          <table:table-cell table:number-columns-repeated="1019"/>
        </table:table-row>
        <table:table-row table:style-name="ro1">
          <table:table-cell table:style-name="ce5" table:formula="of:=IF(LEN([.F83]) &gt; 0; [.F83]; [.E83])" office:value-type="string" office:string-value="আনসেট পরিবেশ পরিবর্তনশীল" calcext:value-type="string">
            <text:p>আনসেট পরিবেশ পরিবর্তনশীল</text:p>
          </table:table-cell>
          <table:table-cell table:style-name="ce8" table:formula="of:=IFERROR(__xludf.dummyfunction(&quot;upper(googletranslate(A83,$A$1,&quot;&quot;en&quot;&quot;))&quot;);&quot;UNSET IS CHANGING THE ENVIRONMENT&quot;)" office:value-type="string" office:string-value="UNSET IS CHANGING THE ENVIRONMENT" calcext:value-type="string">
            <text:p>UNSET IS CHANGING THE ENVIRONMENT</text:p>
          </table:table-cell>
          <table:table-cell table:style-name="ce2" table:formula="of:=[$errors.A42]" office:value-type="string" office:string-value="UNSET ENVIRONMENT VARIABLE" calcext:value-type="string">
            <text:p>UNSET ENVIRONMENT VARIABLE</text:p>
          </table:table-cell>
          <table:table-cell/>
          <table:table-cell table:style-name="ce2" table:formula="of:=IFERROR(__xludf.dummyfunction(&quot;UPPER(GOOGLETRANSLATE(if(len(D83) &gt; 0, D83, C83),&quot;&quot;en&quot;&quot;,$A$1))&quot;);&quot;আনসেট পরিবেশ পরিবর্তনশীল&quot;)" office:value-type="string" office:string-value="আনসেট পরিবেশ পরিবর্তনশীল" calcext:value-type="string">
            <text:p>আনসেট পরিবেশ পরিবর্তনশীল</text:p>
          </table:table-cell>
          <table:table-cell table:number-columns-repeated="1019"/>
        </table:table-row>
        <table:table-row table:style-name="ro1">
          <table:table-cell table:style-name="ce5" table:formula="of:=IF(LEN([.F84]) &gt; 0; [.F84]; [.E84])" office:value-type="string" office:string-value="পরিবর্তনশীল / অ্যারে সংজ্ঞা অমিল" calcext:value-type="string">
            <text:p>পরিবর্তনশীল / অ্যারে সংজ্ঞা অমিল</text:p>
          </table:table-cell>
          <table:table-cell table:style-name="ce8" table:formula="of:=IFERROR(__xludf.dummyfunction(&quot;upper(googletranslate(A84,$A$1,&quot;&quot;en&quot;&quot;))&quot;);&quot;VARIABLE / ARRAY DEFINITE&quot;)" office:value-type="string" office:string-value="VARIABLE / ARRAY DEFINITE" calcext:value-type="string">
            <text:p>VARIABLE / ARRAY DEFINITE</text:p>
          </table:table-cell>
          <table:table-cell table:style-name="ce2" table:formula="of:=[$errors.A43]" office:value-type="string" office:string-value="VARIABLE / ARRAY DEFINITION MISMATCH" calcext:value-type="string">
            <text:p>VARIABLE / ARRAY DEFINITION MISMATCH</text:p>
          </table:table-cell>
          <table:table-cell/>
          <table:table-cell table:style-name="ce2" table:formula="of:=IFERROR(__xludf.dummyfunction(&quot;UPPER(GOOGLETRANSLATE(if(len(D84) &gt; 0, D84, C84),&quot;&quot;en&quot;&quot;,$A$1))&quot;);&quot;পরিবর্তনশীল / অ্যারে সংজ্ঞা অমিল&quot;)" office:value-type="string" office:string-value="পরিবর্তনশীল / অ্যারে সংজ্ঞা অমিল" calcext:value-type="string">
            <text:p>পরিবর্তনশীল / অ্যারে সংজ্ঞা অমিল</text:p>
          </table:table-cell>
          <table:table-cell table:number-columns-repeated="1019"/>
        </table:table-row>
        <table:table-row table:style-name="ro1">
          <table:table-cell table:style-name="ce5" table:formula="of:=IF(LEN([.F85]) &gt; 0; [.F85]; [.E85])" office:value-type="string" office:string-value="পরিবর্তনশীল অ্যারে হিসাবে সংজ্ঞায়িত" calcext:value-type="string">
            <text:p>পরিবর্তনশীল অ্যারে হিসাবে সংজ্ঞায়িত</text:p>
          </table:table-cell>
          <table:table-cell table:style-name="ce8" table:formula="of:=IFERROR(__xludf.dummyfunction(&quot;upper(googletranslate(A85,$A$1,&quot;&quot;en&quot;&quot;))&quot;);&quot;DEFINED AS THE VARIABLE ARRAY&quot;)" office:value-type="string" office:string-value="DEFINED AS THE VARIABLE ARRAY" calcext:value-type="string">
            <text:p>DEFINED AS THE VARIABLE ARRAY</text:p>
          </table:table-cell>
          <table:table-cell table:style-name="ce2" table:formula="of:=[$errors.A44]" office:value-type="string" office:string-value="VARIABLE DEFINED AS ARRAY" calcext:value-type="string">
            <text:p>VARIABLE DEFINED AS ARRAY</text:p>
          </table:table-cell>
          <table:table-cell/>
          <table:table-cell table:style-name="ce2" table:formula="of:=IFERROR(__xludf.dummyfunction(&quot;UPPER(GOOGLETRANSLATE(if(len(D85) &gt; 0, D85, C85),&quot;&quot;en&quot;&quot;,$A$1))&quot;);&quot;পরিবর্তনশীল অ্যারে হিসাবে সংজ্ঞায়িত&quot;)" office:value-type="string" office:string-value="পরিবর্তনশীল অ্যারে হিসাবে সংজ্ঞায়িত" calcext:value-type="string">
            <text:p>পরিবর্তনশীল অ্যারে হিসাবে সংজ্ঞায়িত</text:p>
          </table:table-cell>
          <table:table-cell table:number-columns-repeated="1019"/>
        </table:table-row>
        <table:table-row table:style-name="ro1">
          <table:table-cell table:style-name="ce5" table:formula="of:=IF(LEN([.F86]) &gt; 0; [.F86]; [.E86])" office:value-type="string" office:string-value="পরিবর্তনশীল ননআরে হিসাবে সংজ্ঞায়িত" calcext:value-type="string">
            <text:p>পরিবর্তনশীল ননআরে হিসাবে সংজ্ঞায়িত</text:p>
          </table:table-cell>
          <table:table-cell table:style-name="ce8" table:formula="of:=IFERROR(__xludf.dummyfunction(&quot;upper(googletranslate(A86,$A$1,&quot;&quot;en&quot;&quot;))&quot;);&quot;DEFINED AS VARIABLE NON -&quot;)" office:value-type="string" office:string-value="DEFINED AS VARIABLE NON -" calcext:value-type="string">
            <text:p>DEFINED AS VARIABLE NON -</text:p>
          </table:table-cell>
          <table:table-cell table:style-name="ce2" table:formula="of:=[$errors.A45]" office:value-type="string" office:string-value="VARIABLE DEFINED AS NONARRAY" calcext:value-type="string">
            <text:p>VARIABLE DEFINED AS NONARRAY</text:p>
          </table:table-cell>
          <table:table-cell/>
          <table:table-cell table:style-name="ce2" table:formula="of:=IFERROR(__xludf.dummyfunction(&quot;UPPER(GOOGLETRANSLATE(if(len(D86) &gt; 0, D86, C86),&quot;&quot;en&quot;&quot;,$A$1))&quot;);&quot;পরিবর্তনশীল ননআরে হিসাবে সংজ্ঞায়িত&quot;)" office:value-type="string" office:string-value="পরিবর্তনশীল ননআরে হিসাবে সংজ্ঞায়িত" calcext:value-type="string">
            <text:p>পরিবর্তনশীল ননআরে হিসাবে সংজ্ঞায়িত</text:p>
          </table:table-cell>
          <table:table-cell table:number-columns-repeated="1019"/>
        </table:table-row>
        <table:table-row table:style-name="ro1">
          <table:table-cell table:style-name="ce5" table:formula="of:=IF(LEN([.F87]) &gt; 0; [.F87]; [.E87])" office:value-type="string" office:string-value="ভেরিয়েবলের কোনও মান নেই" calcext:value-type="string">
            <text:p>ভেরিয়েবলের কোনও মান নেই</text:p>
          </table:table-cell>
          <table:table-cell table:style-name="ce8" table:formula="of:=IFERROR(__xludf.dummyfunction(&quot;upper(googletranslate(A87,$A$1,&quot;&quot;en&quot;&quot;))&quot;);&quot;VARIABLES HAVE NO VALUES&quot;)" office:value-type="string" office:string-value="VARIABLES HAVE NO VALUES" calcext:value-type="string">
            <text:p>VARIABLES HAVE NO VALUES</text:p>
          </table:table-cell>
          <table:table-cell table:style-name="ce2" table:formula="of:=[$errors.A46]" office:value-type="string" office:string-value="VARIABLE HAS NO VALUE" calcext:value-type="string">
            <text:p>VARIABLE HAS NO VALUE</text:p>
          </table:table-cell>
          <table:table-cell/>
          <table:table-cell table:style-name="ce2" table:formula="of:=IFERROR(__xludf.dummyfunction(&quot;UPPER(GOOGLETRANSLATE(if(len(D87) &gt; 0, D87, C87),&quot;&quot;en&quot;&quot;,$A$1))&quot;);&quot;ভেরিয়েবলের কোনও মান নেই&quot;)" office:value-type="string" office:string-value="ভেরিয়েবলের কোনও মান নেই" calcext:value-type="string">
            <text:p>ভেরিয়েবলের কোনও মান নেই</text:p>
          </table:table-cell>
          <table:table-cell table:number-columns-repeated="1019"/>
        </table:table-row>
        <table:table-row table:style-name="ro1">
          <table:table-cell table:style-name="ce5" table:formula="of:=IF(LEN([.F88]) &gt; 0; [.F88]; [.E88])" office:value-type="string" office:string-value="পরিবর্তনশীল একটি অ্যারে নয়" calcext:value-type="string">
            <text:p>পরিবর্তনশীল একটি অ্যারে নয়</text:p>
          </table:table-cell>
          <table:table-cell table:style-name="ce8" table:formula="of:=IFERROR(__xludf.dummyfunction(&quot;upper(googletranslate(A88,$A$1,&quot;&quot;en&quot;&quot;))&quot;);&quot;NOT AN ARRAY OF VARIABLE&quot;)" office:value-type="string" office:string-value="NOT AN ARRAY OF VARIABLE" calcext:value-type="string">
            <text:p>NOT AN ARRAY OF VARIABLE</text:p>
          </table:table-cell>
          <table:table-cell table:style-name="ce2" table:formula="of:=[$errors.A47]" office:value-type="string" office:string-value="VARIABLE IS NOT AN ARRAY" calcext:value-type="string">
            <text:p>VARIABLE IS NOT AN ARRAY</text:p>
          </table:table-cell>
          <table:table-cell/>
          <table:table-cell table:style-name="ce2" table:formula="of:=IFERROR(__xludf.dummyfunction(&quot;UPPER(GOOGLETRANSLATE(if(len(D88) &gt; 0, D88, C88),&quot;&quot;en&quot;&quot;,$A$1))&quot;);&quot;পরিবর্তনশীল একটি অ্যারে নয়&quot;)" office:value-type="string" office:string-value="পরিবর্তনশীল একটি অ্যারে নয়" calcext:value-type="string">
            <text:p>পরিবর্তনশীল একটি অ্যারে নয়</text:p>
          </table:table-cell>
          <table:table-cell table:number-columns-repeated="1019"/>
        </table:table-row>
        <table:table-row table:style-name="ro2" table:number-rows-repeated="1048487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lang_bn.A3:lang_bn.A40">
            <calcext:condition calcext:apply-style-name="ConditionalStyle_1" calcext:value="formula-is(COUNTIF([.$A$3:.$A$40];[.$A3])&gt;1)" calcext:base-cell-address="lang_bn.A3"/>
          </calcext:conditional-format>
        </calcext:conditional-formats>
      </table:table>
      <table:table table:name="lang_pt" table:style-name="ta14">
        <table:table-column table:style-name="co24" table:default-cell-style-name="Default"/>
        <table:table-column table:style-name="co5" table:default-cell-style-name="Default"/>
        <table:table-column table:style-name="co1" table:default-cell-style-name="Default"/>
        <table:table-column table:style-name="co21" table:default-cell-style-name="Default"/>
        <table:table-column table:style-name="co33" table:default-cell-style-name="Default"/>
        <table:table-column table:style-name="co28" table:default-cell-style-name="Default"/>
        <table:table-column table:style-name="co31" table:default-cell-style-name="Default"/>
        <table:table-column table:style-name="co21" table:number-columns-repeated="1017" table:default-cell-style-name="Default"/>
        <table:table-row table:style-name="ro1">
          <table:table-cell table:style-name="ce1" office:value-type="string" calcext:value-type="string">
            <text:p>pt</text:p>
          </table:table-cell>
          <table:table-cell table:style-name="ce1" office:value-type="string" calcext:value-type="string">
            <text:p>reverse</text:p>
          </table:table-cell>
          <table:table-cell table:style-name="ce1" office:value-type="string" calcext:value-type="string">
            <text:p>original</text:p>
          </table:table-cell>
          <table:table-cell table:style-name="ce1" office:value-type="string" calcext:value-type="string">
            <text:p>human override</text:p>
          </table:table-cell>
          <table:table-cell table:style-name="ce1" office:value-type="string" calcext:value-type="string">
            <text:p>google translate</text:p>
          </table:table-cell>
          <table:table-cell table:style-name="ce1" office:value-type="string" calcext:value-type="string">
            <text:p>human translate</text:p>
          </table:table-cell>
          <table:table-cell table:style-name="ce1" office:value-type="string" calcext:value-type="string">
            <text:p>contributor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PORTUGUESE</text:p>
          </table:table-cell>
          <table:table-cell table:number-columns-repeated="1023"/>
        </table:table-row>
        <table:table-row table:style-name="ro1">
          <table:table-cell table:style-name="ce16" table:formula="of:=IF(LEN([.F3]) &gt; 0; [.F3]; [.E3])" office:value-type="string" office:string-value="ABDÔMEN" calcext:value-type="string">
            <text:p>ABDÔMEN</text:p>
          </table:table-cell>
          <table:table-cell table:style-name="ce8" table:formula="of:=IFERROR(__xludf.dummyfunction(&quot;upper(googletranslate(A3,$A$1,&quot;&quot;en&quot;&quot;))&quot;);&quot;ABDOMEN&quot;)" office:value-type="string" office:string-value="ABDOMEN" calcext:value-type="string">
            <text:p>ABDOMEN</text:p>
          </table:table-cell>
          <table:table-cell table:style-name="ce2" table:formula="of:=[$keywords.A1]" office:value-type="string" office:string-value="ABS" calcext:value-type="string">
            <text:p>ABS</text:p>
          </table:table-cell>
          <table:table-cell/>
          <table:table-cell table:style-name="ce2" table:formula="of:=IFERROR(__xludf.dummyfunction(&quot;UPPER(GOOGLETRANSLATE(if(len(D3) &gt; 0, D3, C3),&quot;&quot;en&quot;&quot;,$A$1))&quot;);&quot;ABDÔMEN&quot;)" office:value-type="string" office:string-value="ABDÔMEN" calcext:value-type="string">
            <text:p>ABDÔMEN</text:p>
          </table:table-cell>
          <table:table-cell table:number-columns-repeated="1019"/>
        </table:table-row>
        <table:table-row table:style-name="ro1">
          <table:table-cell table:style-name="ce16" table:formula="of:=IF(LEN([.F4]) &gt; 0; [.F4]; [.E4])" office:value-type="string" office:string-value="ATN" calcext:value-type="string">
            <text:p>ATN</text:p>
          </table:table-cell>
          <table:table-cell table:style-name="ce8" table:formula="of:=IFERROR(__xludf.dummyfunction(&quot;upper(googletranslate(A4,$A$1,&quot;&quot;en&quot;&quot;))&quot;);&quot;ATN&quot;)" office:value-type="string" office:string-value="ATN" calcext:value-type="string">
            <text:p>ATN</text:p>
          </table:table-cell>
          <table:table-cell table:style-name="ce2" table:formula="of:=[$keywords.A2]" office:value-type="string" office:string-value="ATN" calcext:value-type="string">
            <text:p>ATN</text:p>
          </table:table-cell>
          <table:table-cell/>
          <table:table-cell table:style-name="ce2" table:formula="of:=IFERROR(__xludf.dummyfunction(&quot;UPPER(GOOGLETRANSLATE(if(len(D4) &gt; 0, D4, C4),&quot;&quot;en&quot;&quot;,$A$1))&quot;);&quot;ATN&quot;)" office:value-type="string" office:string-value="ATN" calcext:value-type="string">
            <text:p>ATN</text:p>
          </table:table-cell>
          <table:table-cell table:number-columns-repeated="1019"/>
        </table:table-row>
        <table:table-row table:style-name="ro1">
          <table:table-cell table:style-name="ce16" table:formula="of:=IF(LEN([.F5]) &gt; 0; [.F5]; [.E5])" office:value-type="string" office:string-value="BASE" calcext:value-type="string">
            <text:p>BASE</text:p>
          </table:table-cell>
          <table:table-cell table:style-name="ce8" table:formula="of:=IFERROR(__xludf.dummyfunction(&quot;upper(googletranslate(A5,$A$1,&quot;&quot;en&quot;&quot;))&quot;);&quot;BASE&quot;)" office:value-type="string" office:string-value="BASE" calcext:value-type="string">
            <text:p>BASE</text:p>
          </table:table-cell>
          <table:table-cell table:style-name="ce2" table:formula="of:=[$keywords.A3]" office:value-type="string" office:string-value="BASE" calcext:value-type="string">
            <text:p>BASE</text:p>
          </table:table-cell>
          <table:table-cell/>
          <table:table-cell table:style-name="ce2" table:formula="of:=IFERROR(__xludf.dummyfunction(&quot;UPPER(GOOGLETRANSLATE(if(len(D5) &gt; 0, D5, C5),&quot;&quot;en&quot;&quot;,$A$1))&quot;);&quot;BASE&quot;)" office:value-type="string" office:string-value="BASE" calcext:value-type="string">
            <text:p>BASE</text:p>
          </table:table-cell>
          <table:table-cell table:number-columns-repeated="1019"/>
        </table:table-row>
        <table:table-row table:style-name="ro1">
          <table:table-cell table:style-name="ce16" table:formula="of:=IF(LEN([.F6]) &gt; 0; [.F6]; [.E6])" office:value-type="string" office:string-value="COS" calcext:value-type="string">
            <text:p>COS</text:p>
          </table:table-cell>
          <table:table-cell table:style-name="ce8" table:formula="of:=IFERROR(__xludf.dummyfunction(&quot;upper(googletranslate(A6,$A$1,&quot;&quot;en&quot;&quot;))&quot;);&quot;WAISTBAND&quot;)" office:value-type="string" office:string-value="WAISTBAND" calcext:value-type="string">
            <text:p>WAISTBAND</text:p>
          </table:table-cell>
          <table:table-cell table:style-name="ce2" table:formula="of:=[$keywords.A4]" office:value-type="string" office:string-value="COS" calcext:value-type="string">
            <text:p>COS</text:p>
          </table:table-cell>
          <table:table-cell/>
          <table:table-cell table:style-name="ce2" table:formula="of:=IFERROR(__xludf.dummyfunction(&quot;UPPER(GOOGLETRANSLATE(if(len(D6) &gt; 0, D6, C6),&quot;&quot;en&quot;&quot;,$A$1))&quot;);&quot;COS&quot;)" office:value-type="string" office:string-value="COS" calcext:value-type="string">
            <text:p>COS</text:p>
          </table:table-cell>
          <table:table-cell table:number-columns-repeated="1019"/>
        </table:table-row>
        <table:table-row table:style-name="ro1">
          <table:table-cell table:style-name="ce16" table:formula="of:=IF(LEN([.F7]) &gt; 0; [.F7]; [.E7])" office:value-type="string" office:string-value="DADOS" calcext:value-type="string">
            <text:p>DADOS</text:p>
          </table:table-cell>
          <table:table-cell table:style-name="ce8" table:formula="of:=IFERROR(__xludf.dummyfunction(&quot;upper(googletranslate(A7,$A$1,&quot;&quot;en&quot;&quot;))&quot;);&quot;DATA&quot;)" office:value-type="string" office:string-value="DATA" calcext:value-type="string">
            <text:p>DATA</text:p>
          </table:table-cell>
          <table:table-cell table:style-name="ce2" table:formula="of:=[$keywords.A5]" office:value-type="string" office:string-value="DATA" calcext:value-type="string">
            <text:p>DATA</text:p>
          </table:table-cell>
          <table:table-cell/>
          <table:table-cell table:style-name="ce2" table:formula="of:=IFERROR(__xludf.dummyfunction(&quot;UPPER(GOOGLETRANSLATE(if(len(D7) &gt; 0, D7, C7),&quot;&quot;en&quot;&quot;,$A$1))&quot;);&quot;DADOS&quot;)" office:value-type="string" office:string-value="DADOS" calcext:value-type="string">
            <text:p>DADOS</text:p>
          </table:table-cell>
          <table:table-cell table:number-columns-repeated="1019"/>
        </table:table-row>
        <table:table-row table:style-name="ro1">
          <table:table-cell table:style-name="ce16" table:formula="of:=IF(LEN([.F8]) &gt; 0; [.F8]; [.E8])" office:value-type="string" office:string-value="DBL" calcext:value-type="string">
            <text:p>DBL</text:p>
          </table:table-cell>
          <table:table-cell table:style-name="ce8" table:formula="of:=IFERROR(__xludf.dummyfunction(&quot;upper(googletranslate(A8,$A$1,&quot;&quot;en&quot;&quot;))&quot;);&quot;DBL&quot;)" office:value-type="string" office:string-value="DBL" calcext:value-type="string">
            <text:p>DBL</text:p>
          </table:table-cell>
          <table:table-cell table:style-name="ce2" table:formula="of:=[$keywords.A6]" office:value-type="string" office:string-value="DBL" calcext:value-type="string">
            <text:p>DBL</text:p>
          </table:table-cell>
          <table:table-cell/>
          <table:table-cell table:style-name="ce2" table:formula="of:=IFERROR(__xludf.dummyfunction(&quot;UPPER(GOOGLETRANSLATE(if(len(D8) &gt; 0, D8, C8),&quot;&quot;en&quot;&quot;,$A$1))&quot;);&quot;DBL&quot;)" office:value-type="string" office:string-value="DBL" calcext:value-type="string">
            <text:p>DBL</text:p>
          </table:table-cell>
          <table:table-cell table:number-columns-repeated="1019"/>
        </table:table-row>
        <table:table-row table:style-name="ro1">
          <table:table-cell table:style-name="ce16" table:formula="of:=IF(LEN([.F9]) &gt; 0; [.F9]; [.E9])" office:value-type="string" office:string-value="DEF" calcext:value-type="string">
            <text:p>DEF</text:p>
          </table:table-cell>
          <table:table-cell table:style-name="ce8" table:formula="of:=IFERROR(__xludf.dummyfunction(&quot;upper(googletranslate(A9,$A$1,&quot;&quot;en&quot;&quot;))&quot;);&quot;DEFA&quot;)" office:value-type="string" office:string-value="DEFA" calcext:value-type="string">
            <text:p>DEFA</text:p>
          </table:table-cell>
          <table:table-cell table:style-name="ce2" table:formula="of:=[$keywords.A7]" office:value-type="string" office:string-value="DEF" calcext:value-type="string">
            <text:p>DEF</text:p>
          </table:table-cell>
          <table:table-cell/>
          <table:table-cell table:style-name="ce2" table:formula="of:=IFERROR(__xludf.dummyfunction(&quot;UPPER(GOOGLETRANSLATE(if(len(D9) &gt; 0, D9, C9),&quot;&quot;en&quot;&quot;,$A$1))&quot;);&quot;DEF&quot;)" office:value-type="string" office:string-value="DEF" calcext:value-type="string">
            <text:p>DEF</text:p>
          </table:table-cell>
          <table:table-cell table:number-columns-repeated="1019"/>
        </table:table-row>
        <table:table-row table:style-name="ro1">
          <table:table-cell table:style-name="ce16" table:formula="of:=IF(LEN([.F10]) &gt; 0; [.F10]; [.E10])" office:value-type="string" office:string-value="DIM" calcext:value-type="string">
            <text:p>DIM</text:p>
          </table:table-cell>
          <table:table-cell table:style-name="ce8" table:formula="of:=IFERROR(__xludf.dummyfunction(&quot;upper(googletranslate(A10,$A$1,&quot;&quot;en&quot;&quot;))&quot;);&quot;DIM&quot;)" office:value-type="string" office:string-value="DIM" calcext:value-type="string">
            <text:p>DIM</text:p>
          </table:table-cell>
          <table:table-cell table:style-name="ce2" table:formula="of:=[$keywords.A8]" office:value-type="string" office:string-value="DIM" calcext:value-type="string">
            <text:p>DIM</text:p>
          </table:table-cell>
          <table:table-cell/>
          <table:table-cell table:style-name="ce2" table:formula="of:=IFERROR(__xludf.dummyfunction(&quot;UPPER(GOOGLETRANSLATE(if(len(D10) &gt; 0, D10, C10),&quot;&quot;en&quot;&quot;,$A$1))&quot;);&quot;DIM&quot;)" office:value-type="string" office:string-value="DIM" calcext:value-type="string">
            <text:p>DIM</text:p>
          </table:table-cell>
          <table:table-cell table:number-columns-repeated="1019"/>
        </table:table-row>
        <table:table-row table:style-name="ro1">
          <table:table-cell table:style-name="ce16" table:formula="of:=IF(LEN([.F11]) &gt; 0; [.F11]; [.E11])" office:value-type="string" office:string-value="FIM" calcext:value-type="string">
            <text:p>FIM</text:p>
          </table:table-cell>
          <table:table-cell table:style-name="ce8" table:formula="of:=IFERROR(__xludf.dummyfunction(&quot;upper(googletranslate(A11,$A$1,&quot;&quot;en&quot;&quot;))&quot;);&quot;END&quot;)" office:value-type="string" office:string-value="END" calcext:value-type="string">
            <text:p>END</text:p>
          </table:table-cell>
          <table:table-cell table:style-name="ce2" table:formula="of:=[$keywords.A9]" office:value-type="string" office:string-value="END" calcext:value-type="string">
            <text:p>END</text:p>
          </table:table-cell>
          <table:table-cell/>
          <table:table-cell table:style-name="ce2" table:formula="of:=IFERROR(__xludf.dummyfunction(&quot;UPPER(GOOGLETRANSLATE(if(len(D11) &gt; 0, D11, C11),&quot;&quot;en&quot;&quot;,$A$1))&quot;);&quot;FIM&quot;)" office:value-type="string" office:string-value="FIM" calcext:value-type="string">
            <text:p>FIM</text:p>
          </table:table-cell>
          <table:table-cell table:number-columns-repeated="1019"/>
        </table:table-row>
        <table:table-row table:style-name="ro1">
          <table:table-cell table:style-name="ce16" table:formula="of:=IF(LEN([.F12]) &gt; 0; [.F12]; [.E12])" office:value-type="string" office:string-value="EXP" calcext:value-type="string">
            <text:p>EXP</text:p>
          </table:table-cell>
          <table:table-cell table:style-name="ce8" table:formula="of:=IFERROR(__xludf.dummyfunction(&quot;upper(googletranslate(A12,$A$1,&quot;&quot;en&quot;&quot;))&quot;);&quot;EXP&quot;)" office:value-type="string" office:string-value="EXP" calcext:value-type="string">
            <text:p>EXP</text:p>
          </table:table-cell>
          <table:table-cell table:style-name="ce2" table:formula="of:=[$keywords.A10]" office:value-type="string" office:string-value="EXP" calcext:value-type="string">
            <text:p>EXP</text:p>
          </table:table-cell>
          <table:table-cell/>
          <table:table-cell table:style-name="ce2" table:formula="of:=IFERROR(__xludf.dummyfunction(&quot;UPPER(GOOGLETRANSLATE(if(len(D12) &gt; 0, D12, C12),&quot;&quot;en&quot;&quot;,$A$1))&quot;);&quot;EXP&quot;)" office:value-type="string" office:string-value="EXP" calcext:value-type="string">
            <text:p>EXP</text:p>
          </table:table-cell>
          <table:table-cell table:number-columns-repeated="1019"/>
        </table:table-row>
        <table:table-row table:style-name="ro1">
          <table:table-cell table:style-name="ce16" table:formula="of:=IF(LEN([.F13]) &gt; 0; [.F13]; [.E13])" office:value-type="string" office:string-value="DE" calcext:value-type="string">
            <text:p>DE</text:p>
          </table:table-cell>
          <table:table-cell table:style-name="ce8" table:formula="of:=IFERROR(__xludf.dummyfunction(&quot;upper(googletranslate(A13,$A$1,&quot;&quot;en&quot;&quot;))&quot;);&quot;IN&quot;)" office:value-type="string" office:string-value="IN" calcext:value-type="string">
            <text:p>IN</text:p>
          </table:table-cell>
          <table:table-cell table:style-name="ce2" table:formula="of:=[$keywords.A11]" office:value-type="string" office:string-value="FOR" calcext:value-type="string">
            <text:p>FOR</text:p>
          </table:table-cell>
          <table:table-cell table:style-name="ce1" office:value-type="string" calcext:value-type="string">
            <text:p>FROM</text:p>
          </table:table-cell>
          <table:table-cell table:style-name="ce2" table:formula="of:=IFERROR(__xludf.dummyfunction(&quot;UPPER(GOOGLETRANSLATE(if(len(D13) &gt; 0, D13, C13),&quot;&quot;en&quot;&quot;,$A$1))&quot;);&quot;DE&quot;)" office:value-type="string" office:string-value="DE" calcext:value-type="string">
            <text:p>DE</text:p>
          </table:table-cell>
          <table:table-cell table:number-columns-repeated="1019"/>
        </table:table-row>
        <table:table-row table:style-name="ro1">
          <table:table-cell table:style-name="ce16" table:formula="of:=IF(LEN([.F14]) &gt; 0; [.F14]; [.E14])" office:value-type="string" office:string-value="VÁ PARA" calcext:value-type="string">
            <text:p>VÁ PARA</text:p>
          </table:table-cell>
          <table:table-cell table:style-name="ce8" table:formula="of:=IFERROR(__xludf.dummyfunction(&quot;upper(googletranslate(A14,$A$1,&quot;&quot;en&quot;&quot;))&quot;);&quot;GO TO&quot;)" office:value-type="string" office:string-value="GO TO" calcext:value-type="string">
            <text:p>GO TO</text:p>
          </table:table-cell>
          <table:table-cell table:style-name="ce2" table:formula="of:=[$keywords.A12]" office:value-type="string" office:string-value="GOTO" calcext:value-type="string">
            <text:p>GOTO</text:p>
          </table:table-cell>
          <table:table-cell/>
          <table:table-cell table:style-name="ce2" table:formula="of:=IFERROR(__xludf.dummyfunction(&quot;UPPER(GOOGLETRANSLATE(if(len(D14) &gt; 0, D14, C14),&quot;&quot;en&quot;&quot;,$A$1))&quot;);&quot;VÁ PARA&quot;)" office:value-type="string" office:string-value="VÁ PARA" calcext:value-type="string">
            <text:p>VÁ PARA</text:p>
          </table:table-cell>
          <table:table-cell table:number-columns-repeated="1019"/>
        </table:table-row>
        <table:table-row table:style-name="ro1">
          <table:table-cell table:style-name="ce16" table:formula="of:=IF(LEN([.F15]) &gt; 0; [.F15]; [.E15])" office:value-type="string" office:string-value="GOSUB" calcext:value-type="string">
            <text:p>GOSUB</text:p>
          </table:table-cell>
          <table:table-cell table:style-name="ce8" table:formula="of:=IFERROR(__xludf.dummyfunction(&quot;upper(googletranslate(A15,$A$1,&quot;&quot;en&quot;&quot;))&quot;);&quot;GOSUB&quot;)" office:value-type="string" office:string-value="GOSUB" calcext:value-type="string">
            <text:p>GOSUB</text:p>
          </table:table-cell>
          <table:table-cell table:style-name="ce2" table:formula="of:=[$keywords.A13]" office:value-type="string" office:string-value="GOSUB" calcext:value-type="string">
            <text:p>GOSUB</text:p>
          </table:table-cell>
          <table:table-cell/>
          <table:table-cell table:style-name="ce2" table:formula="of:=IFERROR(__xludf.dummyfunction(&quot;UPPER(GOOGLETRANSLATE(if(len(D15) &gt; 0, D15, C15),&quot;&quot;en&quot;&quot;,$A$1))&quot;);&quot;GOSUB&quot;)" office:value-type="string" office:string-value="GOSUB" calcext:value-type="string">
            <text:p>GOSUB</text:p>
          </table:table-cell>
          <table:table-cell table:number-columns-repeated="1019"/>
        </table:table-row>
        <table:table-row table:style-name="ro1">
          <table:table-cell table:style-name="ce16" table:formula="of:=IF(LEN([.F16]) &gt; 0; [.F16]; [.E16])" office:value-type="string" office:string-value="SE" calcext:value-type="string">
            <text:p>SE</text:p>
          </table:table-cell>
          <table:table-cell table:style-name="ce8" table:formula="of:=IFERROR(__xludf.dummyfunction(&quot;upper(googletranslate(A16,$A$1,&quot;&quot;en&quot;&quot;))&quot;);&quot;IF&quot;)" office:value-type="string" office:string-value="IF" calcext:value-type="string">
            <text:p>IF</text:p>
          </table:table-cell>
          <table:table-cell table:style-name="ce2" table:formula="of:=[$keywords.A14]" office:value-type="string" office:string-value="IF" calcext:value-type="string">
            <text:p>IF</text:p>
          </table:table-cell>
          <table:table-cell/>
          <table:table-cell table:style-name="ce2" table:formula="of:=IFERROR(__xludf.dummyfunction(&quot;UPPER(GOOGLETRANSLATE(if(len(D16) &gt; 0, D16, C16),&quot;&quot;en&quot;&quot;,$A$1))&quot;);&quot;SE&quot;)" office:value-type="string" office:string-value="SE" calcext:value-type="string">
            <text:p>SE</text:p>
          </table:table-cell>
          <table:table-cell table:number-columns-repeated="1019"/>
        </table:table-row>
        <table:table-row table:style-name="ro1">
          <table:table-cell table:style-name="ce16" table:formula="of:=IF(LEN([.F17]) &gt; 0; [.F17]; [.E17])" office:value-type="string" office:string-value="INT" calcext:value-type="string">
            <text:p>INT</text:p>
          </table:table-cell>
          <table:table-cell table:style-name="ce8" table:formula="of:=IFERROR(__xludf.dummyfunction(&quot;upper(googletranslate(A17,$A$1,&quot;&quot;en&quot;&quot;))&quot;);&quot;INTRAID&quot;)" office:value-type="string" office:string-value="INTRAID" calcext:value-type="string">
            <text:p>INTRAID</text:p>
          </table:table-cell>
          <table:table-cell table:style-name="ce2" table:formula="of:=[$keywords.A15]" office:value-type="string" office:string-value="INT" calcext:value-type="string">
            <text:p>INT</text:p>
          </table:table-cell>
          <table:table-cell/>
          <table:table-cell table:style-name="ce2" table:formula="of:=IFERROR(__xludf.dummyfunction(&quot;UPPER(GOOGLETRANSLATE(if(len(D17) &gt; 0, D17, C17),&quot;&quot;en&quot;&quot;,$A$1))&quot;);&quot;INT&quot;)" office:value-type="string" office:string-value="INT" calcext:value-type="string">
            <text:p>INT</text:p>
          </table:table-cell>
          <table:table-cell table:number-columns-repeated="1019"/>
        </table:table-row>
        <table:table-row table:style-name="ro1">
          <table:table-cell table:style-name="ce16" table:formula="of:=IF(LEN([.F18]) &gt; 0; [.F18]; [.E18])" office:value-type="string" office:string-value="ENTRADA" calcext:value-type="string">
            <text:p>ENTRADA</text:p>
          </table:table-cell>
          <table:table-cell table:style-name="ce8" table:formula="of:=IFERROR(__xludf.dummyfunction(&quot;upper(googletranslate(A18,$A$1,&quot;&quot;en&quot;&quot;))&quot;);&quot;PROHIBITED&quot;)" office:value-type="string" office:string-value="PROHIBITED" calcext:value-type="string">
            <text:p>PROHIBITED</text:p>
          </table:table-cell>
          <table:table-cell table:style-name="ce2" table:formula="of:=[$keywords.A16]" office:value-type="string" office:string-value="INPUT" calcext:value-type="string">
            <text:p>INPUT</text:p>
          </table:table-cell>
          <table:table-cell/>
          <table:table-cell table:style-name="ce2" table:formula="of:=IFERROR(__xludf.dummyfunction(&quot;UPPER(GOOGLETRANSLATE(if(len(D18) &gt; 0, D18, C18),&quot;&quot;en&quot;&quot;,$A$1))&quot;);&quot;ENTRADA&quot;)" office:value-type="string" office:string-value="ENTRADA" calcext:value-type="string">
            <text:p>ENTRADA</text:p>
          </table:table-cell>
          <table:table-cell table:number-columns-repeated="1019"/>
        </table:table-row>
        <table:table-row table:style-name="ro1">
          <table:table-cell table:style-name="ce16" table:formula="of:=IF(LEN([.F19]) &gt; 0; [.F19]; [.E19])" office:value-type="string" office:string-value="DEIXAR" calcext:value-type="string">
            <text:p>DEIXAR</text:p>
          </table:table-cell>
          <table:table-cell table:style-name="ce8" table:formula="of:=IFERROR(__xludf.dummyfunction(&quot;upper(googletranslate(A19,$A$1,&quot;&quot;en&quot;&quot;))&quot;);&quot;TO LEAVE&quot;)" office:value-type="string" office:string-value="TO LEAVE" calcext:value-type="string">
            <text:p>TO LEAVE</text:p>
          </table:table-cell>
          <table:table-cell table:style-name="ce2" table:formula="of:=[$keywords.A17]" office:value-type="string" office:string-value="LET" calcext:value-type="string">
            <text:p>LET</text:p>
          </table:table-cell>
          <table:table-cell/>
          <table:table-cell table:style-name="ce2" table:formula="of:=IFERROR(__xludf.dummyfunction(&quot;UPPER(GOOGLETRANSLATE(if(len(D19) &gt; 0, D19, C19),&quot;&quot;en&quot;&quot;,$A$1))&quot;);&quot;DEIXAR&quot;)" office:value-type="string" office:string-value="DEIXAR" calcext:value-type="string">
            <text:p>DEIXAR</text:p>
          </table:table-cell>
          <table:table-cell table:number-columns-repeated="1019"/>
        </table:table-row>
        <table:table-row table:style-name="ro1">
          <table:table-cell table:style-name="ce16" table:formula="of:=IF(LEN([.F20]) &gt; 0; [.F20]; [.E20])" office:value-type="string" office:string-value="REGISTRO" calcext:value-type="string">
            <text:p>REGISTRO</text:p>
          </table:table-cell>
          <table:table-cell table:style-name="ce8" table:formula="of:=IFERROR(__xludf.dummyfunction(&quot;upper(googletranslate(A20,$A$1,&quot;&quot;en&quot;&quot;))&quot;);&quot;RECORD&quot;)" office:value-type="string" office:string-value="RECORD" calcext:value-type="string">
            <text:p>RECORD</text:p>
          </table:table-cell>
          <table:table-cell table:style-name="ce2" table:formula="of:=[$keywords.A18]" office:value-type="string" office:string-value="LOG" calcext:value-type="string">
            <text:p>LOG</text:p>
          </table:table-cell>
          <table:table-cell/>
          <table:table-cell table:style-name="ce2" table:formula="of:=IFERROR(__xludf.dummyfunction(&quot;UPPER(GOOGLETRANSLATE(if(len(D20) &gt; 0, D20, C20),&quot;&quot;en&quot;&quot;,$A$1))&quot;);&quot;REGISTRO&quot;)" office:value-type="string" office:string-value="REGISTRO" calcext:value-type="string">
            <text:p>REGISTRO</text:p>
          </table:table-cell>
          <table:table-cell table:number-columns-repeated="1019"/>
        </table:table-row>
        <table:table-row table:style-name="ro1">
          <table:table-cell table:style-name="ce16" table:formula="of:=IF(LEN([.F21]) &gt; 0; [.F21]; [.E21])" office:value-type="string" office:string-value="PRÓXIMO" calcext:value-type="string">
            <text:p>PRÓXIMO</text:p>
          </table:table-cell>
          <table:table-cell table:style-name="ce8" table:formula="of:=IFERROR(__xludf.dummyfunction(&quot;upper(googletranslate(A21,$A$1,&quot;&quot;en&quot;&quot;))&quot;);&quot;NEXT&quot;)" office:value-type="string" office:string-value="NEXT" calcext:value-type="string">
            <text:p>NEXT</text:p>
          </table:table-cell>
          <table:table-cell table:style-name="ce2" table:formula="of:=[$keywords.A19]" office:value-type="string" office:string-value="NEXT" calcext:value-type="string">
            <text:p>NEXT</text:p>
          </table:table-cell>
          <table:table-cell/>
          <table:table-cell table:style-name="ce2" table:formula="of:=IFERROR(__xludf.dummyfunction(&quot;UPPER(GOOGLETRANSLATE(if(len(D21) &gt; 0, D21, C21),&quot;&quot;en&quot;&quot;,$A$1))&quot;);&quot;PRÓXIMO&quot;)" office:value-type="string" office:string-value="PRÓXIMO" calcext:value-type="string">
            <text:p>PRÓXIMO</text:p>
          </table:table-cell>
          <table:table-cell table:number-columns-repeated="1019"/>
        </table:table-row>
        <table:table-row table:style-name="ro1">
          <table:table-cell table:style-name="ce16" table:formula="of:=IF(LEN([.F22]) &gt; 0; [.F22]; [.E22])" office:value-type="string" office:string-value="SOBRE" calcext:value-type="string">
            <text:p>SOBRE</text:p>
          </table:table-cell>
          <table:table-cell table:style-name="ce8" table:formula="of:=IFERROR(__xludf.dummyfunction(&quot;upper(googletranslate(A22,$A$1,&quot;&quot;en&quot;&quot;))&quot;);&quot;ABOUT&quot;)" office:value-type="string" office:string-value="ABOUT" calcext:value-type="string">
            <text:p>ABOUT</text:p>
          </table:table-cell>
          <table:table-cell table:style-name="ce2" table:formula="of:=[$keywords.A20]" office:value-type="string" office:string-value="ON" calcext:value-type="string">
            <text:p>ON</text:p>
          </table:table-cell>
          <table:table-cell/>
          <table:table-cell table:style-name="ce2" table:formula="of:=IFERROR(__xludf.dummyfunction(&quot;UPPER(GOOGLETRANSLATE(if(len(D22) &gt; 0, D22, C22),&quot;&quot;en&quot;&quot;,$A$1))&quot;);&quot;SOBRE&quot;)" office:value-type="string" office:string-value="SOBRE" calcext:value-type="string">
            <text:p>SOBRE</text:p>
          </table:table-cell>
          <table:table-cell table:number-columns-repeated="1019"/>
        </table:table-row>
        <table:table-row table:style-name="ro1">
          <table:table-cell table:style-name="ce16" table:formula="of:=IF(LEN([.F23]) &gt; 0; [.F23]; [.E23])" office:value-type="string" office:string-value="OPÇÃO" calcext:value-type="string">
            <text:p>OPÇÃO</text:p>
          </table:table-cell>
          <table:table-cell table:style-name="ce8" table:formula="of:=IFERROR(__xludf.dummyfunction(&quot;upper(googletranslate(A23,$A$1,&quot;&quot;en&quot;&quot;))&quot;);&quot;OPTION&quot;)" office:value-type="string" office:string-value="OPTION" calcext:value-type="string">
            <text:p>OPTION</text:p>
          </table:table-cell>
          <table:table-cell table:style-name="ce2" table:formula="of:=[$keywords.A21]" office:value-type="string" office:string-value="OPTION" calcext:value-type="string">
            <text:p>OPTION</text:p>
          </table:table-cell>
          <table:table-cell/>
          <table:table-cell table:style-name="ce2" table:formula="of:=IFERROR(__xludf.dummyfunction(&quot;UPPER(GOOGLETRANSLATE(if(len(D23) &gt; 0, D23, C23),&quot;&quot;en&quot;&quot;,$A$1))&quot;);&quot;OPÇÃO&quot;)" office:value-type="string" office:string-value="OPÇÃO" calcext:value-type="string">
            <text:p>OPÇÃO</text:p>
          </table:table-cell>
          <table:table-cell table:number-columns-repeated="1019"/>
        </table:table-row>
        <table:table-row table:style-name="ro1">
          <table:table-cell table:style-name="ce16" table:formula="of:=IF(LEN([.F24]) &gt; 0; [.F24]; [.E24])" office:value-type="string" office:string-value="IMPRIMIR" calcext:value-type="string">
            <text:p>IMPRIMIR</text:p>
          </table:table-cell>
          <table:table-cell table:style-name="ce8" table:formula="of:=IFERROR(__xludf.dummyfunction(&quot;upper(googletranslate(A24,$A$1,&quot;&quot;en&quot;&quot;))&quot;);&quot;PRINT OUT&quot;)" office:value-type="string" office:string-value="PRINT OUT" calcext:value-type="string">
            <text:p>PRINT OUT</text:p>
          </table:table-cell>
          <table:table-cell table:style-name="ce2" table:formula="of:=[$keywords.A22]" office:value-type="string" office:string-value="PRINT" calcext:value-type="string">
            <text:p>PRINT</text:p>
          </table:table-cell>
          <table:table-cell/>
          <table:table-cell table:style-name="ce2" table:formula="of:=IFERROR(__xludf.dummyfunction(&quot;UPPER(GOOGLETRANSLATE(if(len(D24) &gt; 0, D24, C24),&quot;&quot;en&quot;&quot;,$A$1))&quot;);&quot;IMPRIMIR&quot;)" office:value-type="string" office:string-value="IMPRIMIR" calcext:value-type="string">
            <text:p>IMPRIMIR</text:p>
          </table:table-cell>
          <table:table-cell table:number-columns-repeated="1019"/>
        </table:table-row>
        <table:table-row table:style-name="ro1">
          <table:table-cell table:style-name="ce16" table:formula="of:=IF(LEN([.F25]) &gt; 0; [.F25]; [.E25])" office:value-type="string" office:string-value="ALEATÓRIA" calcext:value-type="string">
            <text:p>ALEATÓRIA</text:p>
          </table:table-cell>
          <table:table-cell table:style-name="ce8" table:formula="of:=IFERROR(__xludf.dummyfunction(&quot;upper(googletranslate(A25,$A$1,&quot;&quot;en&quot;&quot;))&quot;);&quot;RANDOM&quot;)" office:value-type="string" office:string-value="RANDOM" calcext:value-type="string">
            <text:p>RANDOM</text:p>
          </table:table-cell>
          <table:table-cell table:style-name="ce2" table:formula="of:=[$keywords.A23]" office:value-type="string" office:string-value="RANDOMIZE" calcext:value-type="string">
            <text:p>RANDOMIZE</text:p>
          </table:table-cell>
          <table:table-cell/>
          <table:table-cell table:style-name="ce2" table:formula="of:=IFERROR(__xludf.dummyfunction(&quot;UPPER(GOOGLETRANSLATE(if(len(D25) &gt; 0, D25, C25),&quot;&quot;en&quot;&quot;,$A$1))&quot;);&quot;ALEATÓRIA&quot;)" office:value-type="string" office:string-value="ALEATÓRIA" calcext:value-type="string">
            <text:p>ALEATÓRIA</text:p>
          </table:table-cell>
          <table:table-cell table:number-columns-repeated="1019"/>
        </table:table-row>
        <table:table-row table:style-name="ro1">
          <table:table-cell table:style-name="ce16" table:formula="of:=IF(LEN([.F26]) &gt; 0; [.F26]; [.E26])" office:value-type="string" office:string-value="RATO" calcext:value-type="string">
            <text:p>RATO</text:p>
          </table:table-cell>
          <table:table-cell table:style-name="ce8" table:formula="of:=IFERROR(__xludf.dummyfunction(&quot;upper(googletranslate(A26,$A$1,&quot;&quot;en&quot;&quot;))&quot;);&quot;MOUSE&quot;)" office:value-type="string" office:string-value="MOUSE" calcext:value-type="string">
            <text:p>MOUSE</text:p>
          </table:table-cell>
          <table:table-cell table:style-name="ce2" table:formula="of:=[$keywords.A24]" office:value-type="string" office:string-value="RAT" calcext:value-type="string">
            <text:p>RAT</text:p>
          </table:table-cell>
          <table:table-cell/>
          <table:table-cell table:style-name="ce2" table:formula="of:=IFERROR(__xludf.dummyfunction(&quot;UPPER(GOOGLETRANSLATE(if(len(D26) &gt; 0, D26, C26),&quot;&quot;en&quot;&quot;,$A$1))&quot;);&quot;RATO&quot;)" office:value-type="string" office:string-value="RATO" calcext:value-type="string">
            <text:p>RATO</text:p>
          </table:table-cell>
          <table:table-cell table:number-columns-repeated="1019"/>
        </table:table-row>
        <table:table-row table:style-name="ro1">
          <table:table-cell table:style-name="ce16" table:formula="of:=IF(LEN([.F27]) &gt; 0; [.F27]; [.E27])" office:value-type="string" office:string-value="LER" calcext:value-type="string">
            <text:p>LER</text:p>
          </table:table-cell>
          <table:table-cell table:style-name="ce8" table:formula="of:=IFERROR(__xludf.dummyfunction(&quot;upper(googletranslate(A27,$A$1,&quot;&quot;en&quot;&quot;))&quot;);&quot;TO READ&quot;)" office:value-type="string" office:string-value="TO READ" calcext:value-type="string">
            <text:p>TO READ</text:p>
          </table:table-cell>
          <table:table-cell table:style-name="ce2" table:formula="of:=[$keywords.A25]" office:value-type="string" office:string-value="READ" calcext:value-type="string">
            <text:p>READ</text:p>
          </table:table-cell>
          <table:table-cell/>
          <table:table-cell table:style-name="ce2" table:formula="of:=IFERROR(__xludf.dummyfunction(&quot;UPPER(GOOGLETRANSLATE(if(len(D27) &gt; 0, D27, C27),&quot;&quot;en&quot;&quot;,$A$1))&quot;);&quot;LER&quot;)" office:value-type="string" office:string-value="LER" calcext:value-type="string">
            <text:p>LER</text:p>
          </table:table-cell>
          <table:table-cell table:number-columns-repeated="1019"/>
        </table:table-row>
        <table:table-row table:style-name="ro1">
          <table:table-cell table:style-name="ce16" table:formula="of:=IF(LEN([.F28]) &gt; 0; [.F28]; [.E28])" office:value-type="string" office:string-value="REM" calcext:value-type="string">
            <text:p>REM</text:p>
          </table:table-cell>
          <table:table-cell table:style-name="ce8" table:formula="of:=IFERROR(__xludf.dummyfunction(&quot;upper(googletranslate(A28,$A$1,&quot;&quot;en&quot;&quot;))&quot;);&quot;REM&quot;)" office:value-type="string" office:string-value="REM" calcext:value-type="string">
            <text:p>REM</text:p>
          </table:table-cell>
          <table:table-cell table:style-name="ce2" table:formula="of:=[$keywords.A26]" office:value-type="string" office:string-value="REM" calcext:value-type="string">
            <text:p>REM</text:p>
          </table:table-cell>
          <table:table-cell/>
          <table:table-cell table:style-name="ce2" table:formula="of:=IFERROR(__xludf.dummyfunction(&quot;UPPER(GOOGLETRANSLATE(if(len(D28) &gt; 0, D28, C28),&quot;&quot;en&quot;&quot;,$A$1))&quot;);&quot;REM&quot;)" office:value-type="string" office:string-value="REM" calcext:value-type="string">
            <text:p>REM</text:p>
          </table:table-cell>
          <table:table-cell table:number-columns-repeated="1019"/>
        </table:table-row>
        <table:table-row table:style-name="ro1">
          <table:table-cell table:style-name="ce16" table:formula="of:=IF(LEN([.F29]) &gt; 0; [.F29]; [.E29])" office:value-type="string" office:string-value="RESTAURAR" calcext:value-type="string">
            <text:p>RESTAURAR</text:p>
          </table:table-cell>
          <table:table-cell table:style-name="ce8" table:formula="of:=IFERROR(__xludf.dummyfunction(&quot;upper(googletranslate(A29,$A$1,&quot;&quot;en&quot;&quot;))&quot;);&quot;TO RESTORE&quot;)" office:value-type="string" office:string-value="TO RESTORE" calcext:value-type="string">
            <text:p>TO RESTORE</text:p>
          </table:table-cell>
          <table:table-cell table:style-name="ce2" table:formula="of:=[$keywords.A27]" office:value-type="string" office:string-value="RESTORE" calcext:value-type="string">
            <text:p>RESTORE</text:p>
          </table:table-cell>
          <table:table-cell/>
          <table:table-cell table:style-name="ce2" table:formula="of:=IFERROR(__xludf.dummyfunction(&quot;UPPER(GOOGLETRANSLATE(if(len(D29) &gt; 0, D29, C29),&quot;&quot;en&quot;&quot;,$A$1))&quot;);&quot;RESTAURAR&quot;)" office:value-type="string" office:string-value="RESTAURAR" calcext:value-type="string">
            <text:p>RESTAURAR</text:p>
          </table:table-cell>
          <table:table-cell table:number-columns-repeated="1019"/>
        </table:table-row>
        <table:table-row table:style-name="ro1">
          <table:table-cell table:style-name="ce16" table:formula="of:=IF(LEN([.F30]) &gt; 0; [.F30]; [.E30])" office:value-type="string" office:string-value="RETORNAR" calcext:value-type="string">
            <text:p>RETORNAR</text:p>
          </table:table-cell>
          <table:table-cell table:style-name="ce8" table:formula="of:=IFERROR(__xludf.dummyfunction(&quot;upper(googletranslate(A30,$A$1,&quot;&quot;en&quot;&quot;))&quot;);&quot;TURN BACK&quot;)" office:value-type="string" office:string-value="TURN BACK" calcext:value-type="string">
            <text:p>TURN BACK</text:p>
          </table:table-cell>
          <table:table-cell table:style-name="ce2" table:formula="of:=[$keywords.A28]" office:value-type="string" office:string-value="RETURN" calcext:value-type="string">
            <text:p>RETURN</text:p>
          </table:table-cell>
          <table:table-cell/>
          <table:table-cell table:style-name="ce2" table:formula="of:=IFERROR(__xludf.dummyfunction(&quot;UPPER(GOOGLETRANSLATE(if(len(D30) &gt; 0, D30, C30),&quot;&quot;en&quot;&quot;,$A$1))&quot;);&quot;RETORNAR&quot;)" office:value-type="string" office:string-value="RETORNAR" calcext:value-type="string">
            <text:p>RETORNAR</text:p>
          </table:table-cell>
          <table:table-cell table:number-columns-repeated="1019"/>
        </table:table-row>
        <table:table-row table:style-name="ro1">
          <table:table-cell table:style-name="ce16" table:formula="of:=IF(LEN([.F31]) &gt; 0; [.F31]; [.E31])" office:value-type="string" office:string-value="RND" calcext:value-type="string">
            <text:p>RND</text:p>
          </table:table-cell>
          <table:table-cell table:style-name="ce8" table:formula="of:=IFERROR(__xludf.dummyfunction(&quot;upper(googletranslate(A31,$A$1,&quot;&quot;en&quot;&quot;))&quot;);&quot;RND&quot;)" office:value-type="string" office:string-value="RND" calcext:value-type="string">
            <text:p>RND</text:p>
          </table:table-cell>
          <table:table-cell table:style-name="ce2" table:formula="of:=[$keywords.A29]" office:value-type="string" office:string-value="RND" calcext:value-type="string">
            <text:p>RND</text:p>
          </table:table-cell>
          <table:table-cell/>
          <table:table-cell table:style-name="ce2" table:formula="of:=IFERROR(__xludf.dummyfunction(&quot;UPPER(GOOGLETRANSLATE(if(len(D31) &gt; 0, D31, C31),&quot;&quot;en&quot;&quot;,$A$1))&quot;);&quot;RND&quot;)" office:value-type="string" office:string-value="RND" calcext:value-type="string">
            <text:p>RND</text:p>
          </table:table-cell>
          <table:table-cell table:number-columns-repeated="1019"/>
        </table:table-row>
        <table:table-row table:style-name="ro1">
          <table:table-cell table:style-name="ce16" table:formula="of:=IF(LEN([.F32]) &gt; 0; [.F32]; [.E32])" office:value-type="string" office:string-value="SGN" calcext:value-type="string">
            <text:p>SGN</text:p>
          </table:table-cell>
          <table:table-cell table:style-name="ce8" table:formula="of:=IFERROR(__xludf.dummyfunction(&quot;upper(googletranslate(A32,$A$1,&quot;&quot;en&quot;&quot;))&quot;);&quot;SGN&quot;)" office:value-type="string" office:string-value="SGN" calcext:value-type="string">
            <text:p>SGN</text:p>
          </table:table-cell>
          <table:table-cell table:style-name="ce2" table:formula="of:=[$keywords.A30]" office:value-type="string" office:string-value="SGN" calcext:value-type="string">
            <text:p>SGN</text:p>
          </table:table-cell>
          <table:table-cell/>
          <table:table-cell table:style-name="ce2" table:formula="of:=IFERROR(__xludf.dummyfunction(&quot;UPPER(GOOGLETRANSLATE(if(len(D32) &gt; 0, D32, C32),&quot;&quot;en&quot;&quot;,$A$1))&quot;);&quot;SGN&quot;)" office:value-type="string" office:string-value="SGN" calcext:value-type="string">
            <text:p>SGN</text:p>
          </table:table-cell>
          <table:table-cell table:number-columns-repeated="1019"/>
        </table:table-row>
        <table:table-row table:style-name="ro1">
          <table:table-cell table:style-name="ce16" table:formula="of:=IF(LEN([.F33]) &gt; 0; [.F33]; [.E33])" office:value-type="string" office:string-value="PECADO" calcext:value-type="string">
            <text:p>PECADO</text:p>
          </table:table-cell>
          <table:table-cell table:style-name="ce8" table:formula="of:=IFERROR(__xludf.dummyfunction(&quot;upper(googletranslate(A33,$A$1,&quot;&quot;en&quot;&quot;))&quot;);&quot;SIN&quot;)" office:value-type="string" office:string-value="SIN" calcext:value-type="string">
            <text:p>SIN</text:p>
          </table:table-cell>
          <table:table-cell table:style-name="ce2" table:formula="of:=[$keywords.A31]" office:value-type="string" office:string-value="SIN" calcext:value-type="string">
            <text:p>SIN</text:p>
          </table:table-cell>
          <table:table-cell/>
          <table:table-cell table:style-name="ce2" table:formula="of:=IFERROR(__xludf.dummyfunction(&quot;UPPER(GOOGLETRANSLATE(if(len(D33) &gt; 0, D33, C33),&quot;&quot;en&quot;&quot;,$A$1))&quot;);&quot;PECADO&quot;)" office:value-type="string" office:string-value="PECADO" calcext:value-type="string">
            <text:p>PECADO</text:p>
          </table:table-cell>
          <table:table-cell table:number-columns-repeated="1019"/>
        </table:table-row>
        <table:table-row table:style-name="ro1">
          <table:table-cell table:style-name="ce16" table:formula="of:=IF(LEN([.F34]) &gt; 0; [.F34]; [.E34])" office:value-type="string" office:string-value="SQR" calcext:value-type="string">
            <text:p>SQR</text:p>
          </table:table-cell>
          <table:table-cell table:style-name="ce8" table:formula="of:=IFERROR(__xludf.dummyfunction(&quot;upper(googletranslate(A34,$A$1,&quot;&quot;en&quot;&quot;))&quot;);&quot;SQR&quot;)" office:value-type="string" office:string-value="SQR" calcext:value-type="string">
            <text:p>SQR</text:p>
          </table:table-cell>
          <table:table-cell table:style-name="ce2" table:formula="of:=[$keywords.A32]" office:value-type="string" office:string-value="SQR" calcext:value-type="string">
            <text:p>SQR</text:p>
          </table:table-cell>
          <table:table-cell/>
          <table:table-cell table:style-name="ce2" table:formula="of:=IFERROR(__xludf.dummyfunction(&quot;UPPER(GOOGLETRANSLATE(if(len(D34) &gt; 0, D34, C34),&quot;&quot;en&quot;&quot;,$A$1))&quot;);&quot;SQR&quot;)" office:value-type="string" office:string-value="SQR" calcext:value-type="string">
            <text:p>SQR</text:p>
          </table:table-cell>
          <table:table-cell table:number-columns-repeated="1019"/>
        </table:table-row>
        <table:table-row table:style-name="ro1">
          <table:table-cell table:style-name="ce16" table:formula="of:=IF(LEN([.F35]) &gt; 0; [.F35]; [.E35])" office:value-type="string" office:string-value="ETAPA" calcext:value-type="string">
            <text:p>ETAPA</text:p>
          </table:table-cell>
          <table:table-cell table:style-name="ce8" table:formula="of:=IFERROR(__xludf.dummyfunction(&quot;upper(googletranslate(A35,$A$1,&quot;&quot;en&quot;&quot;))&quot;);&quot;STAGE&quot;)" office:value-type="string" office:string-value="STAGE" calcext:value-type="string">
            <text:p>STAGE</text:p>
          </table:table-cell>
          <table:table-cell table:style-name="ce2" table:formula="of:=[$keywords.A33]" office:value-type="string" office:string-value="STEP" calcext:value-type="string">
            <text:p>STEP</text:p>
          </table:table-cell>
          <table:table-cell/>
          <table:table-cell table:style-name="ce2" table:formula="of:=IFERROR(__xludf.dummyfunction(&quot;UPPER(GOOGLETRANSLATE(if(len(D35) &gt; 0, D35, C35),&quot;&quot;en&quot;&quot;,$A$1))&quot;);&quot;ETAPA&quot;)" office:value-type="string" office:string-value="ETAPA" calcext:value-type="string">
            <text:p>ETAPA</text:p>
          </table:table-cell>
          <table:table-cell table:number-columns-repeated="1019"/>
        </table:table-row>
        <table:table-row table:style-name="ro1">
          <table:table-cell table:style-name="ce16" table:formula="of:=IF(LEN([.F36]) &gt; 0; [.F36]; [.E36])" office:value-type="string" office:string-value="PARAR" calcext:value-type="string">
            <text:p>PARAR</text:p>
          </table:table-cell>
          <table:table-cell table:style-name="ce8" table:formula="of:=IFERROR(__xludf.dummyfunction(&quot;upper(googletranslate(A36,$A$1,&quot;&quot;en&quot;&quot;))&quot;);&quot;TO STOP&quot;)" office:value-type="string" office:string-value="TO STOP" calcext:value-type="string">
            <text:p>TO STOP</text:p>
          </table:table-cell>
          <table:table-cell table:style-name="ce2" table:formula="of:=[$keywords.A34]" office:value-type="string" office:string-value="STOP" calcext:value-type="string">
            <text:p>STOP</text:p>
          </table:table-cell>
          <table:table-cell/>
          <table:table-cell table:style-name="ce2" table:formula="of:=IFERROR(__xludf.dummyfunction(&quot;UPPER(GOOGLETRANSLATE(if(len(D36) &gt; 0, D36, C36),&quot;&quot;en&quot;&quot;,$A$1))&quot;);&quot;PARAR&quot;)" office:value-type="string" office:string-value="PARAR" calcext:value-type="string">
            <text:p>PARAR</text:p>
          </table:table-cell>
          <table:table-cell table:number-columns-repeated="1019"/>
        </table:table-row>
        <table:table-row table:style-name="ro1">
          <table:table-cell table:style-name="ce16" table:formula="of:=IF(LEN([.F37]) &gt; 0; [.F37]; [.E37])" office:value-type="string" office:string-value="STR" calcext:value-type="string">
            <text:p>STR</text:p>
          </table:table-cell>
          <table:table-cell table:style-name="ce8" table:formula="of:=IFERROR(__xludf.dummyfunction(&quot;upper(googletranslate(A37,$A$1,&quot;&quot;en&quot;&quot;))&quot;);&quot;STR&quot;)" office:value-type="string" office:string-value="STR" calcext:value-type="string">
            <text:p>STR</text:p>
          </table:table-cell>
          <table:table-cell table:style-name="ce2" table:formula="of:=[$keywords.A35]" office:value-type="string" office:string-value="STR" calcext:value-type="string">
            <text:p>STR</text:p>
          </table:table-cell>
          <table:table-cell/>
          <table:table-cell table:style-name="ce2" table:formula="of:=IFERROR(__xludf.dummyfunction(&quot;UPPER(GOOGLETRANSLATE(if(len(D37) &gt; 0, D37, C37),&quot;&quot;en&quot;&quot;,$A$1))&quot;);&quot;STR&quot;)" office:value-type="string" office:string-value="STR" calcext:value-type="string">
            <text:p>STR</text:p>
          </table:table-cell>
          <table:table-cell table:number-columns-repeated="1019"/>
        </table:table-row>
        <table:table-row table:style-name="ro1">
          <table:table-cell table:style-name="ce16" table:formula="of:=IF(LEN([.F38]) &gt; 0; [.F38]; [.E38])" office:value-type="string" office:string-value="BRONZEADO" calcext:value-type="string">
            <text:p>BRONZEADO</text:p>
          </table:table-cell>
          <table:table-cell table:style-name="ce8" table:formula="of:=IFERROR(__xludf.dummyfunction(&quot;upper(googletranslate(A38,$A$1,&quot;&quot;en&quot;&quot;))&quot;);&quot;TANNED&quot;)" office:value-type="string" office:string-value="TANNED" calcext:value-type="string">
            <text:p>TANNED</text:p>
          </table:table-cell>
          <table:table-cell table:style-name="ce2" table:formula="of:=[$keywords.A36]" office:value-type="string" office:string-value="TAN" calcext:value-type="string">
            <text:p>TAN</text:p>
          </table:table-cell>
          <table:table-cell/>
          <table:table-cell table:style-name="ce2" table:formula="of:=IFERROR(__xludf.dummyfunction(&quot;UPPER(GOOGLETRANSLATE(if(len(D38) &gt; 0, D38, C38),&quot;&quot;en&quot;&quot;,$A$1))&quot;);&quot;BRONZEADO&quot;)" office:value-type="string" office:string-value="BRONZEADO" calcext:value-type="string">
            <text:p>BRONZEADO</text:p>
          </table:table-cell>
          <table:table-cell table:number-columns-repeated="1019"/>
        </table:table-row>
        <table:table-row table:style-name="ro1">
          <table:table-cell table:style-name="ce16" table:formula="of:=IF(LEN([.F39]) &gt; 0; [.F39]; [.E39])" office:value-type="string" office:string-value="ENTÃO" calcext:value-type="string">
            <text:p>ENTÃO</text:p>
          </table:table-cell>
          <table:table-cell table:style-name="ce8" table:formula="of:=IFERROR(__xludf.dummyfunction(&quot;upper(googletranslate(A39,$A$1,&quot;&quot;en&quot;&quot;))&quot;);&quot;THEN&quot;)" office:value-type="string" office:string-value="THEN" calcext:value-type="string">
            <text:p>THEN</text:p>
          </table:table-cell>
          <table:table-cell table:style-name="ce2" table:formula="of:=[$keywords.A37]" office:value-type="string" office:string-value="THEN" calcext:value-type="string">
            <text:p>THEN</text:p>
          </table:table-cell>
          <table:table-cell/>
          <table:table-cell table:style-name="ce2" table:formula="of:=IFERROR(__xludf.dummyfunction(&quot;UPPER(GOOGLETRANSLATE(if(len(D39) &gt; 0, D39, C39),&quot;&quot;en&quot;&quot;,$A$1))&quot;);&quot;ENTÃO&quot;)" office:value-type="string" office:string-value="ENTÃO" calcext:value-type="string">
            <text:p>ENTÃO</text:p>
          </table:table-cell>
          <table:table-cell table:number-columns-repeated="1019"/>
        </table:table-row>
        <table:table-row table:style-name="ro1">
          <table:table-cell table:style-name="ce16" table:formula="of:=IF(LEN([.F40]) &gt; 0; [.F40]; [.E40])" office:value-type="string" office:string-value="PARA" calcext:value-type="string">
            <text:p>PARA</text:p>
          </table:table-cell>
          <table:table-cell table:style-name="ce8" table:formula="of:=IFERROR(__xludf.dummyfunction(&quot;upper(googletranslate(A40,$A$1,&quot;&quot;en&quot;&quot;))&quot;);&quot;FOR&quot;)" office:value-type="string" office:string-value="FOR" calcext:value-type="string">
            <text:p>FOR</text:p>
          </table:table-cell>
          <table:table-cell table:style-name="ce2" table:formula="of:=[$keywords.A38]" office:value-type="string" office:string-value="TO" calcext:value-type="string">
            <text:p>TO</text:p>
          </table:table-cell>
          <table:table-cell/>
          <table:table-cell table:style-name="ce2" table:formula="of:=IFERROR(__xludf.dummyfunction(&quot;UPPER(GOOGLETRANSLATE(if(len(D40) &gt; 0, D40, C40),&quot;&quot;en&quot;&quot;,$A$1))&quot;);&quot;PARA&quot;)" office:value-type="string" office:string-value="PARA" calcext:value-type="string">
            <text:p>PARA</text:p>
          </table:table-cell>
          <table:table-cell table:number-columns-repeated="1019"/>
        </table:table-row>
        <table:table-row table:style-name="ro1">
          <table:table-cell table:style-name="ce5"/>
          <table:table-cell table:style-name="ce8"/>
          <table:table-cell table:number-columns-repeated="1022"/>
        </table:table-row>
        <table:table-row table:style-name="ro1">
          <table:table-cell table:style-name="ce5" table:formula="of:=IF(LEN([.F42]) &gt; 0; [.F42]; [.E42])" office:value-type="string" office:string-value="E NENHUM IDIOMA DADO NA LINHA DE COMANDO. SAINDO." calcext:value-type="string">
            <text:p>E NENHUM IDIOMA DADO NA LINHA DE COMANDO. SAINDO.</text:p>
          </table:table-cell>
          <table:table-cell table:style-name="ce8" table:formula="of:=IFERROR(__xludf.dummyfunction(&quot;upper(googletranslate(A42,$A$1,&quot;&quot;en&quot;&quot;))&quot;);&quot;AND NO LANGUAGE GIVEN ON THE COMMAND LINE. LEAVING.&quot;)" office:value-type="string" office:string-value="AND NO LANGUAGE GIVEN ON THE COMMAND LINE. LEAVING." calcext:value-type="string">
            <text:p>AND NO LANGUAGE GIVEN ON THE COMMAND LINE. LEAVING.</text:p>
          </table:table-cell>
          <table:table-cell table:style-name="ce2" table:formula="of:=[$errors.A1]" office:value-type="string" office:string-value="AND NO LANGUAGE GIVEN ON COMMAND LINE.  EXITING." calcext:value-type="string">
            <text:p>AND NO LANGUAGE GIVEN ON COMMAND LINE. <text:s/>EXITING.</text:p>
          </table:table-cell>
          <table:table-cell/>
          <table:table-cell table:style-name="ce2" table:formula="of:=IFERROR(__xludf.dummyfunction(&quot;UPPER(GOOGLETRANSLATE(if(len(D42) &gt; 0, D42, C42),&quot;&quot;en&quot;&quot;,$A$1))&quot;);&quot;E NENHUM IDIOMA DADO NA LINHA DE COMANDO. SAINDO.&quot;)" office:value-type="string" office:string-value="E NENHUM IDIOMA DADO NA LINHA DE COMANDO. SAINDO." calcext:value-type="string">
            <text:p>E NENHUM IDIOMA DADO NA LINHA DE COMANDO. SAINDO.</text:p>
          </table:table-cell>
          <table:table-cell table:number-columns-repeated="1019"/>
        </table:table-row>
        <table:table-row table:style-name="ro1">
          <table:table-cell table:style-name="ce5" table:formula="of:=IF(LEN([.F43]) &gt; 0; [.F43]; [.E43])" office:value-type="string" office:string-value="ARRAY JÁ DEFINIDO" calcext:value-type="string">
            <text:p>ARRAY JÁ DEFINIDO</text:p>
          </table:table-cell>
          <table:table-cell table:style-name="ce8" table:formula="of:=IFERROR(__xludf.dummyfunction(&quot;upper(googletranslate(A43,$A$1,&quot;&quot;en&quot;&quot;))&quot;);&quot;ARRAY ALREADY DEFINED&quot;)" office:value-type="string" office:string-value="ARRAY ALREADY DEFINED" calcext:value-type="string">
            <text:p>ARRAY ALREADY DEFINED</text:p>
          </table:table-cell>
          <table:table-cell table:style-name="ce2" table:formula="of:=[$errors.A2]" office:value-type="string" office:string-value="ARRAY ALREADY DEFINED" calcext:value-type="string">
            <text:p>ARRAY ALREADY DEFINED</text:p>
          </table:table-cell>
          <table:table-cell/>
          <table:table-cell table:style-name="ce2" table:formula="of:=IFERROR(__xludf.dummyfunction(&quot;UPPER(GOOGLETRANSLATE(if(len(D43) &gt; 0, D43, C43),&quot;&quot;en&quot;&quot;,$A$1))&quot;);&quot;ARRAY JÁ DEFINIDO&quot;)" office:value-type="string" office:string-value="ARRAY JÁ DEFINIDO" calcext:value-type="string">
            <text:p>ARRAY JÁ DEFINIDO</text:p>
          </table:table-cell>
          <table:table-cell table:number-columns-repeated="1019"/>
        </table:table-row>
        <table:table-row table:style-name="ro1">
          <table:table-cell table:style-name="ce5" table:formula="of:=IF(LEN([.F44]) &gt; 0; [.F44]; [.E44])" office:value-type="string" office:string-value="ÍNDICE DE MATRIZ FORA DOS LIMITES" calcext:value-type="string">
            <text:p>ÍNDICE DE MATRIZ FORA DOS LIMITES</text:p>
          </table:table-cell>
          <table:table-cell table:style-name="ce8" table:formula="of:=IFERROR(__xludf.dummyfunction(&quot;upper(googletranslate(A44,$A$1,&quot;&quot;en&quot;&quot;))&quot;);&quot;MATRIX INDEX OUT OF BOUNDARIES&quot;)" office:value-type="string" office:string-value="MATRIX INDEX OUT OF BOUNDARIES" calcext:value-type="string">
            <text:p>MATRIX INDEX OUT OF BOUNDARIES</text:p>
          </table:table-cell>
          <table:table-cell table:style-name="ce2" table:formula="of:=[$errors.A3]" office:value-type="string" office:string-value="ARRAY INDEX OUTSIDE OF BOUNDS" calcext:value-type="string">
            <text:p>ARRAY INDEX OUTSIDE OF BOUNDS</text:p>
          </table:table-cell>
          <table:table-cell/>
          <table:table-cell table:style-name="ce2" table:formula="of:=IFERROR(__xludf.dummyfunction(&quot;UPPER(GOOGLETRANSLATE(if(len(D44) &gt; 0, D44, C44),&quot;&quot;en&quot;&quot;,$A$1))&quot;);&quot;ÍNDICE DE MATRIZ FORA DOS LIMITES&quot;)" office:value-type="string" office:string-value="ÍNDICE DE MATRIZ FORA DOS LIMITES" calcext:value-type="string">
            <text:p>ÍNDICE DE MATRIZ FORA DOS LIMITES</text:p>
          </table:table-cell>
          <table:table-cell table:number-columns-repeated="1019"/>
        </table:table-row>
        <table:table-row table:style-name="ro1">
          <table:table-cell table:style-name="ce5" table:formula="of:=IF(LEN([.F45]) &gt; 0; [.F45]; [.E45])" office:value-type="string" office:string-value="NÃO É POSSÍVEL ACESSAR O DIRETÓRIO" calcext:value-type="string">
            <text:p>NÃO É POSSÍVEL ACESSAR O DIRETÓRIO</text:p>
          </table:table-cell>
          <table:table-cell table:style-name="ce8" table:formula="of:=IFERROR(__xludf.dummyfunction(&quot;upper(googletranslate(A45,$A$1,&quot;&quot;en&quot;&quot;))&quot;);&quot;IT IS NOT POSSIBLE TO ACCESS THE DIRECTORY&quot;)" office:value-type="string" office:string-value="IT IS NOT POSSIBLE TO ACCESS THE DIRECTORY" calcext:value-type="string">
            <text:p>IT IS NOT POSSIBLE TO ACCESS THE DIRECTORY</text:p>
          </table:table-cell>
          <table:table-cell table:style-name="ce2" table:formula="of:=[$errors.A4]" office:value-type="string" office:string-value="CANNOT ACCESS DIRECTORY" calcext:value-type="string">
            <text:p>CANNOT ACCESS DIRECTORY</text:p>
          </table:table-cell>
          <table:table-cell/>
          <table:table-cell table:style-name="ce2" table:formula="of:=IFERROR(__xludf.dummyfunction(&quot;UPPER(GOOGLETRANSLATE(if(len(D45) &gt; 0, D45, C45),&quot;&quot;en&quot;&quot;,$A$1))&quot;);&quot;NÃO É POSSÍVEL ACESSAR O DIRETÓRIO&quot;)" office:value-type="string" office:string-value="NÃO É POSSÍVEL ACESSAR O DIRETÓRIO" calcext:value-type="string">
            <text:p>NÃO É POSSÍVEL ACESSAR O DIRETÓRIO</text:p>
          </table:table-cell>
          <table:table-cell table:number-columns-repeated="1019"/>
        </table:table-row>
        <table:table-row table:style-name="ro1">
          <table:table-cell table:style-name="ce5" table:formula="of:=IF(LEN([.F46]) &gt; 0; [.F46]; [.E46])" office:value-type="string" office:string-value="ENTRADA DE DADOS SUBFLUENTE" calcext:value-type="string">
            <text:p>ENTRADA DE DADOS SUBFLUENTE</text:p>
          </table:table-cell>
          <table:table-cell table:style-name="ce8" table:formula="of:=IFERROR(__xludf.dummyfunction(&quot;upper(googletranslate(A46,$A$1,&quot;&quot;en&quot;&quot;))&quot;);&quot;SUBFLUENT DATA INPUT&quot;)" office:value-type="string" office:string-value="SUBFLUENT DATA INPUT" calcext:value-type="string">
            <text:p>SUBFLUENT DATA INPUT</text:p>
          </table:table-cell>
          <table:table-cell table:style-name="ce2" table:formula="of:=[$errors.A5]" office:value-type="string" office:string-value="DATA INPUT UNDERFLOW" calcext:value-type="string">
            <text:p>DATA INPUT UNDERFLOW</text:p>
          </table:table-cell>
          <table:table-cell/>
          <table:table-cell table:style-name="ce2" table:formula="of:=IFERROR(__xludf.dummyfunction(&quot;UPPER(GOOGLETRANSLATE(if(len(D46) &gt; 0, D46, C46),&quot;&quot;en&quot;&quot;,$A$1))&quot;);&quot;ENTRADA DE DADOS SUBFLUENTE&quot;)" office:value-type="string" office:string-value="ENTRADA DE DADOS SUBFLUENTE" calcext:value-type="string">
            <text:p>ENTRADA DE DADOS SUBFLUENTE</text:p>
          </table:table-cell>
          <table:table-cell table:number-columns-repeated="1019"/>
        </table:table-row>
        <table:table-row table:style-name="ro1">
          <table:table-cell table:style-name="ce5" table:formula="of:=IF(LEN([.F47]) &gt; 0; [.F47]; [.E47])" office:value-type="string" office:string-value="DADOS LEIA O SUBFLUXO" calcext:value-type="string">
            <text:p>DADOS LEIA O SUBFLUXO</text:p>
          </table:table-cell>
          <table:table-cell table:style-name="ce8" table:formula="of:=IFERROR(__xludf.dummyfunction(&quot;upper(googletranslate(A47,$A$1,&quot;&quot;en&quot;&quot;))&quot;);&quot;DATA READ THE SUBFLUX&quot;)" office:value-type="string" office:string-value="DATA READ THE SUBFLUX" calcext:value-type="string">
            <text:p>DATA READ THE SUBFLUX</text:p>
          </table:table-cell>
          <table:table-cell table:style-name="ce2" table:formula="of:=[$errors.A6]" office:value-type="string" office:string-value="DATA READ UNDERFLOW" calcext:value-type="string">
            <text:p>DATA READ UNDERFLOW</text:p>
          </table:table-cell>
          <table:table-cell/>
          <table:table-cell table:style-name="ce2" table:formula="of:=IFERROR(__xludf.dummyfunction(&quot;UPPER(GOOGLETRANSLATE(if(len(D47) &gt; 0, D47, C47),&quot;&quot;en&quot;&quot;,$A$1))&quot;);&quot;DADOS LEIA O SUBFLUXO&quot;)" office:value-type="string" office:string-value="DADOS LEIA O SUBFLUXO" calcext:value-type="string">
            <text:p>DADOS LEIA O SUBFLUXO</text:p>
          </table:table-cell>
          <table:table-cell table:number-columns-repeated="1019"/>
        </table:table-row>
        <table:table-row table:style-name="ro1">
          <table:table-cell table:style-name="ce5" table:formula="of:=IF(LEN([.F48]) &gt; 0; [.F48]; [.E48])" office:value-type="string" office:string-value="CICLO DE DEFINIÇÃO DESCOBERTO" calcext:value-type="string">
            <text:p>CICLO DE DEFINIÇÃO DESCOBERTO</text:p>
          </table:table-cell>
          <table:table-cell table:style-name="ce8" table:formula="of:=IFERROR(__xludf.dummyfunction(&quot;upper(googletranslate(A48,$A$1,&quot;&quot;en&quot;&quot;))&quot;);&quot;UNCOVERED DEFINITION CYCLE&quot;)" office:value-type="string" office:string-value="UNCOVERED DEFINITION CYCLE" calcext:value-type="string">
            <text:p>UNCOVERED DEFINITION CYCLE</text:p>
          </table:table-cell>
          <table:table-cell table:style-name="ce2" table:formula="of:=[$errors.A7]" office:value-type="string" office:string-value="DEFINITION CYCLE DISCOVERED" calcext:value-type="string">
            <text:p>DEFINITION CYCLE DISCOVERED</text:p>
          </table:table-cell>
          <table:table-cell/>
          <table:table-cell table:style-name="ce2" table:formula="of:=IFERROR(__xludf.dummyfunction(&quot;UPPER(GOOGLETRANSLATE(if(len(D48) &gt; 0, D48, C48),&quot;&quot;en&quot;&quot;,$A$1))&quot;);&quot;CICLO DE DEFINIÇÃO DESCOBERTO&quot;)" office:value-type="string" office:string-value="CICLO DE DEFINIÇÃO DESCOBERTO" calcext:value-type="string">
            <text:p>CICLO DE DEFINIÇÃO DESCOBERTO</text:p>
          </table:table-cell>
          <table:table-cell table:number-columns-repeated="1019"/>
        </table:table-row>
        <table:table-row table:style-name="ro1">
          <table:table-cell table:style-name="ce5" table:formula="of:=IF(LEN([.F49]) &gt; 0; [.F49]; [.E49])" office:value-type="string" office:string-value="ERRO" calcext:value-type="string">
            <text:p>ERRO</text:p>
          </table:table-cell>
          <table:table-cell table:style-name="ce8" table:formula="of:=IFERROR(__xludf.dummyfunction(&quot;upper(googletranslate(A49,$A$1,&quot;&quot;en&quot;&quot;))&quot;);&quot;ERROR&quot;)" office:value-type="string" office:string-value="ERROR" calcext:value-type="string">
            <text:p>ERROR</text:p>
          </table:table-cell>
          <table:table-cell table:style-name="ce2" table:formula="of:=[$errors.A8]" office:value-type="string" office:string-value="ERROR" calcext:value-type="string">
            <text:p>ERROR</text:p>
          </table:table-cell>
          <table:table-cell/>
          <table:table-cell table:style-name="ce2" table:formula="of:=IFERROR(__xludf.dummyfunction(&quot;UPPER(GOOGLETRANSLATE(if(len(D49) &gt; 0, D49, C49),&quot;&quot;en&quot;&quot;,$A$1))&quot;);&quot;ERRO&quot;)" office:value-type="string" office:string-value="ERRO" calcext:value-type="string">
            <text:p>ERRO</text:p>
          </table:table-cell>
          <table:table-cell table:number-columns-repeated="1019"/>
        </table:table-row>
        <table:table-row table:style-name="ro1">
          <table:table-cell table:style-name="ce5" table:formula="of:=IF(LEN([.F50]) &gt; 0; [.F50]; [.E50])" office:value-type="string" office:string-value="FALHA" calcext:value-type="string">
            <text:p>FALHA</text:p>
          </table:table-cell>
          <table:table-cell table:style-name="ce8" table:formula="of:=IFERROR(__xludf.dummyfunction(&quot;upper(googletranslate(A50,$A$1,&quot;&quot;en&quot;&quot;))&quot;);&quot;FAILURE&quot;)" office:value-type="string" office:string-value="FAILURE" calcext:value-type="string">
            <text:p>FAILURE</text:p>
          </table:table-cell>
          <table:table-cell table:style-name="ce2" table:formula="of:=[$errors.A9]" office:value-type="string" office:string-value="FAILURE" calcext:value-type="string">
            <text:p>FAILURE</text:p>
          </table:table-cell>
          <table:table-cell/>
          <table:table-cell table:style-name="ce2" table:formula="of:=IFERROR(__xludf.dummyfunction(&quot;UPPER(GOOGLETRANSLATE(if(len(D50) &gt; 0, D50, C50),&quot;&quot;en&quot;&quot;,$A$1))&quot;);&quot;FALHA&quot;)" office:value-type="string" office:string-value="FALHA" calcext:value-type="string">
            <text:p>FALHA</text:p>
          </table:table-cell>
          <table:table-cell table:number-columns-repeated="1019"/>
        </table:table-row>
        <table:table-row table:style-name="ro1">
          <table:table-cell table:style-name="ce5" table:formula="of:=IF(LEN([.F51]) &gt; 0; [.F51]; [.E51])" office:value-type="string" office:string-value="PARA VARIÁVEL MULTIPLIQUE DEFINIDA" calcext:value-type="string">
            <text:p>PARA VARIÁVEL MULTIPLIQUE DEFINIDA</text:p>
          </table:table-cell>
          <table:table-cell table:style-name="ce8" table:formula="of:=IFERROR(__xludf.dummyfunction(&quot;upper(googletranslate(A51,$A$1,&quot;&quot;en&quot;&quot;))&quot;);&quot;FOR DEFINED MULTIPLY VARIABLE&quot;)" office:value-type="string" office:string-value="FOR DEFINED MULTIPLY VARIABLE" calcext:value-type="string">
            <text:p>FOR DEFINED MULTIPLY VARIABLE</text:p>
          </table:table-cell>
          <table:table-cell table:style-name="ce2" table:formula="of:=[$errors.A10]" office:value-type="string" office:string-value="FOR VARIABLE MULTIPLY DEFINED" calcext:value-type="string">
            <text:p>FOR VARIABLE MULTIPLY DEFINED</text:p>
          </table:table-cell>
          <table:table-cell/>
          <table:table-cell table:style-name="ce2" table:formula="of:=IFERROR(__xludf.dummyfunction(&quot;UPPER(GOOGLETRANSLATE(if(len(D51) &gt; 0, D51, C51),&quot;&quot;en&quot;&quot;,$A$1))&quot;);&quot;PARA VARIÁVEL MULTIPLIQUE DEFINIDA&quot;)" office:value-type="string" office:string-value="PARA VARIÁVEL MULTIPLIQUE DEFINIDA" calcext:value-type="string">
            <text:p>PARA VARIÁVEL MULTIPLIQUE DEFINIDA</text:p>
          </table:table-cell>
          <table:table-cell table:number-columns-repeated="1019"/>
        </table:table-row>
        <table:table-row table:style-name="ro1">
          <table:table-cell table:style-name="ce5" table:formula="of:=IF(LEN([.F52]) &gt; 0; [.F52]; [.E52])" office:value-type="string" office:string-value="DEFINIÇÃO DE FUNÇÃO MULTIPLICADA" calcext:value-type="string">
            <text:p>DEFINIÇÃO DE FUNÇÃO MULTIPLICADA</text:p>
          </table:table-cell>
          <table:table-cell table:style-name="ce8" table:formula="of:=IFERROR(__xludf.dummyfunction(&quot;upper(googletranslate(A52,$A$1,&quot;&quot;en&quot;&quot;))&quot;);&quot;DEFINITION OF MULTIPLIED FUNCTION&quot;)" office:value-type="string" office:string-value="DEFINITION OF MULTIPLIED FUNCTION" calcext:value-type="string">
            <text:p>DEFINITION OF MULTIPLIED FUNCTION</text:p>
          </table:table-cell>
          <table:table-cell table:style-name="ce2" table:formula="of:=[$errors.A11]" office:value-type="string" office:string-value="FUNCTION DEFINITION MULTIPLY DEFINED" calcext:value-type="string">
            <text:p>FUNCTION DEFINITION MULTIPLY DEFINED</text:p>
          </table:table-cell>
          <table:table-cell/>
          <table:table-cell table:style-name="ce2" table:formula="of:=IFERROR(__xludf.dummyfunction(&quot;UPPER(GOOGLETRANSLATE(if(len(D52) &gt; 0, D52, C52),&quot;&quot;en&quot;&quot;,$A$1))&quot;);&quot;DEFINIÇÃO DE FUNÇÃO MULTIPLICADA&quot;)" office:value-type="string" office:string-value="DEFINIÇÃO DE FUNÇÃO MULTIPLICADA" calcext:value-type="string">
            <text:p>DEFINIÇÃO DE FUNÇÃO MULTIPLICADA</text:p>
          </table:table-cell>
          <table:table-cell table:number-columns-repeated="1019"/>
        </table:table-row>
        <table:table-row table:style-name="ro1">
          <table:table-cell table:style-name="ce5" table:formula="of:=IF(LEN([.F53]) &gt; 0; [.F53]; [.E53])" office:value-type="string" office:string-value="FUNÇÃO DEFINIÇÃO PARÂMETRO INDATCH" calcext:value-type="string">
            <text:p>FUNÇÃO DEFINIÇÃO PARÂMETRO INDATCH</text:p>
          </table:table-cell>
          <table:table-cell table:style-name="ce8" table:formula="of:=IFERROR(__xludf.dummyfunction(&quot;upper(googletranslate(A53,$A$1,&quot;&quot;en&quot;&quot;))&quot;);&quot;DEFINITION FUNCTION INDETCH PARAMETER&quot;)" office:value-type="string" office:string-value="DEFINITION FUNCTION INDETCH PARAMETER" calcext:value-type="string">
            <text:p>DEFINITION FUNCTION INDETCH PARAMETER</text:p>
          </table:table-cell>
          <table:table-cell table:style-name="ce2" table:formula="of:=[$errors.A12]" office:value-type="string" office:string-value="FUNCTION DEFINITION PARAMETER MISMATCH" calcext:value-type="string">
            <text:p>FUNCTION DEFINITION PARAMETER MISMATCH</text:p>
          </table:table-cell>
          <table:table-cell/>
          <table:table-cell table:style-name="ce2" table:formula="of:=IFERROR(__xludf.dummyfunction(&quot;UPPER(GOOGLETRANSLATE(if(len(D53) &gt; 0, D53, C53),&quot;&quot;en&quot;&quot;,$A$1))&quot;);&quot;FUNÇÃO DEFINIÇÃO PARÂMETRO INDATCH&quot;)" office:value-type="string" office:string-value="FUNÇÃO DEFINIÇÃO PARÂMETRO INDATCH" calcext:value-type="string">
            <text:p>FUNÇÃO DEFINIÇÃO PARÂMETRO INDATCH</text:p>
          </table:table-cell>
          <table:table-cell table:number-columns-repeated="1019"/>
        </table:table-row>
        <table:table-row table:style-name="ro1">
          <table:table-cell table:style-name="ce5" table:formula="of:=IF(LEN([.F54]) &gt; 0; [.F54]; [.E54])" office:value-type="string" office:string-value="GOSUB STACK OVERFLOW" calcext:value-type="string">
            <text:p>GOSUB STACK OVERFLOW</text:p>
          </table:table-cell>
          <table:table-cell table:style-name="ce8" table:formula="of:=IFERROR(__xludf.dummyfunction(&quot;upper(googletranslate(A54,$A$1,&quot;&quot;en&quot;&quot;))&quot;);&quot;GOSUB STACK OVERFLOW&quot;)" office:value-type="string" office:string-value="GOSUB STACK OVERFLOW" calcext:value-type="string">
            <text:p>GOSUB STACK OVERFLOW</text:p>
          </table:table-cell>
          <table:table-cell table:style-name="ce2" table:formula="of:=[$errors.A13]" office:value-type="string" office:string-value="GOSUB STACK OVERFLOW" calcext:value-type="string">
            <text:p>GOSUB STACK OVERFLOW</text:p>
          </table:table-cell>
          <table:table-cell/>
          <table:table-cell table:style-name="ce2" table:formula="of:=IFERROR(__xludf.dummyfunction(&quot;UPPER(GOOGLETRANSLATE(if(len(D54) &gt; 0, D54, C54),&quot;&quot;en&quot;&quot;,$A$1))&quot;);&quot;GOSUB STACK OVERFLOW&quot;)" office:value-type="string" office:string-value="GOSUB STACK OVERFLOW" calcext:value-type="string">
            <text:p>GOSUB STACK OVERFLOW</text:p>
          </table:table-cell>
          <table:table-cell table:number-columns-repeated="1019"/>
        </table:table-row>
        <table:table-row table:style-name="ro1">
          <table:table-cell table:style-name="ce5" table:formula="of:=IF(LEN([.F55]) &gt; 0; [.F55]; [.E55])" office:value-type="string" office:string-value="GOSUB STACK SUBFLOW" calcext:value-type="string">
            <text:p>GOSUB STACK SUBFLOW</text:p>
          </table:table-cell>
          <table:table-cell table:style-name="ce8" table:formula="of:=IFERROR(__xludf.dummyfunction(&quot;upper(googletranslate(A55,$A$1,&quot;&quot;en&quot;&quot;))&quot;);&quot;GOSUB STACK SUBFLOW&quot;)" office:value-type="string" office:string-value="GOSUB STACK SUBFLOW" calcext:value-type="string">
            <text:p>GOSUB STACK SUBFLOW</text:p>
          </table:table-cell>
          <table:table-cell table:style-name="ce2" table:formula="of:=[$errors.A14]" office:value-type="string" office:string-value="GOSUB STACK UNDERFLOW" calcext:value-type="string">
            <text:p>GOSUB STACK UNDERFLOW</text:p>
          </table:table-cell>
          <table:table-cell/>
          <table:table-cell table:style-name="ce2" table:formula="of:=IFERROR(__xludf.dummyfunction(&quot;UPPER(GOOGLETRANSLATE(if(len(D55) &gt; 0, D55, C55),&quot;&quot;en&quot;&quot;,$A$1))&quot;);&quot;GOSUB STACK SUBFLOW&quot;)" office:value-type="string" office:string-value="GOSUB STACK SUBFLOW" calcext:value-type="string">
            <text:p>GOSUB STACK SUBFLOW</text:p>
          </table:table-cell>
          <table:table-cell table:number-columns-repeated="1019"/>
        </table:table-row>
        <table:table-row table:style-name="ro1">
          <table:table-cell table:style-name="ce5" table:formula="of:=IF(LEN([.F56]) &gt; 0; [.F56]; [.E56])" office:value-type="string" office:string-value="ÍNDICE FORA DE ALCANCE" calcext:value-type="string">
            <text:p>ÍNDICE FORA DE ALCANCE</text:p>
          </table:table-cell>
          <table:table-cell table:style-name="ce8" table:formula="of:=IFERROR(__xludf.dummyfunction(&quot;upper(googletranslate(A56,$A$1,&quot;&quot;en&quot;&quot;))&quot;);&quot;RANGE&quot;)" office:value-type="string" office:string-value="RANGE" calcext:value-type="string">
            <text:p>RANGE</text:p>
          </table:table-cell>
          <table:table-cell table:style-name="ce2" table:formula="of:=[$errors.A15]" office:value-type="string" office:string-value="INDEX OUT OF RANGE" calcext:value-type="string">
            <text:p>INDEX OUT OF RANGE</text:p>
          </table:table-cell>
          <table:table-cell/>
          <table:table-cell table:style-name="ce2" table:formula="of:=IFERROR(__xludf.dummyfunction(&quot;UPPER(GOOGLETRANSLATE(if(len(D56) &gt; 0, D56, C56),&quot;&quot;en&quot;&quot;,$A$1))&quot;);&quot;ÍNDICE FORA DE ALCANCE&quot;)" office:value-type="string" office:string-value="ÍNDICE FORA DE ALCANCE" calcext:value-type="string">
            <text:p>ÍNDICE FORA DE ALCANCE</text:p>
          </table:table-cell>
          <table:table-cell table:number-columns-repeated="1019"/>
        </table:table-row>
        <table:table-row table:style-name="ro1">
          <table:table-cell table:style-name="ce5" table:formula="of:=IF(LEN([.F57]) &gt; 0; [.F57]; [.E57])" office:value-type="string" office:string-value="RÓTULO JÁ DEFINIDO" calcext:value-type="string">
            <text:p>RÓTULO JÁ DEFINIDO</text:p>
          </table:table-cell>
          <table:table-cell table:style-name="ce8" table:formula="of:=IFERROR(__xludf.dummyfunction(&quot;upper(googletranslate(A57,$A$1,&quot;&quot;en&quot;&quot;))&quot;);&quot;ALREADY DEFINED LABEL&quot;)" office:value-type="string" office:string-value="ALREADY DEFINED LABEL" calcext:value-type="string">
            <text:p>ALREADY DEFINED LABEL</text:p>
          </table:table-cell>
          <table:table-cell table:style-name="ce2" table:formula="of:=[$errors.A16]" office:value-type="string" office:string-value="LABEL ALREADY DEFINED" calcext:value-type="string">
            <text:p>LABEL ALREADY DEFINED</text:p>
          </table:table-cell>
          <table:table-cell/>
          <table:table-cell table:style-name="ce2" table:formula="of:=IFERROR(__xludf.dummyfunction(&quot;UPPER(GOOGLETRANSLATE(if(len(D57) &gt; 0, D57, C57),&quot;&quot;en&quot;&quot;,$A$1))&quot;);&quot;RÓTULO JÁ DEFINIDO&quot;)" office:value-type="string" office:string-value="RÓTULO JÁ DEFINIDO" calcext:value-type="string">
            <text:p>RÓTULO JÁ DEFINIDO</text:p>
          </table:table-cell>
          <table:table-cell table:number-columns-repeated="1019"/>
        </table:table-row>
        <table:table-row table:style-name="ro1">
          <table:table-cell table:style-name="ce5" table:formula="of:=IF(LEN([.F58]) &gt; 0; [.F58]; [.E58])" office:value-type="string" office:string-value="INDATIBILIDADE DE OPERAÇÃO ESQUERDA / DIREITA" calcext:value-type="string">
            <text:p>INDATIBILIDADE DE OPERAÇÃO ESQUERDA / DIREITA</text:p>
          </table:table-cell>
          <table:table-cell table:style-name="ce8" table:formula="of:=IFERROR(__xludf.dummyfunction(&quot;upper(googletranslate(A58,$A$1,&quot;&quot;en&quot;&quot;))&quot;);&quot;LEFT / RIGHT OPERATION QUESTIBILITY&quot;)" office:value-type="string" office:string-value="LEFT / RIGHT OPERATION QUESTIBILITY" calcext:value-type="string">
            <text:p>LEFT / RIGHT OPERATION QUESTIBILITY</text:p>
          </table:table-cell>
          <table:table-cell table:style-name="ce2" table:formula="of:=[$errors.A17]" office:value-type="string" office:string-value="LEFT / RIGHT OPERATION MISMATCH" calcext:value-type="string">
            <text:p>LEFT / RIGHT OPERATION MISMATCH</text:p>
          </table:table-cell>
          <table:table-cell/>
          <table:table-cell table:style-name="ce2" table:formula="of:=IFERROR(__xludf.dummyfunction(&quot;UPPER(GOOGLETRANSLATE(if(len(D58) &gt; 0, D58, C58),&quot;&quot;en&quot;&quot;,$A$1))&quot;);&quot;INDATIBILIDADE DE OPERAÇÃO ESQUERDA / DIREITA&quot;)" office:value-type="string" office:string-value="INDATIBILIDADE DE OPERAÇÃO ESQUERDA / DIREITA" calcext:value-type="string">
            <text:p>INDATIBILIDADE DE OPERAÇÃO ESQUERDA / DIREITA</text:p>
          </table:table-cell>
          <table:table-cell table:number-columns-repeated="1019"/>
        </table:table-row>
        <table:table-row table:style-name="ro1">
          <table:table-cell table:style-name="ce5" table:formula="of:=IF(LEN([.F59]) &gt; 0; [.F59]; [.E59])" office:value-type="string" office:string-value="ÍNDICE NEGATIVO" calcext:value-type="string">
            <text:p>ÍNDICE NEGATIVO</text:p>
          </table:table-cell>
          <table:table-cell table:style-name="ce8" table:formula="of:=IFERROR(__xludf.dummyfunction(&quot;upper(googletranslate(A59,$A$1,&quot;&quot;en&quot;&quot;))&quot;);&quot;NEGATIVE INDEX&quot;)" office:value-type="string" office:string-value="NEGATIVE INDEX" calcext:value-type="string">
            <text:p>NEGATIVE INDEX</text:p>
          </table:table-cell>
          <table:table-cell table:style-name="ce2" table:formula="of:=[$errors.A18]" office:value-type="string" office:string-value="NEGATIVE INDEX" calcext:value-type="string">
            <text:p>NEGATIVE INDEX</text:p>
          </table:table-cell>
          <table:table-cell/>
          <table:table-cell table:style-name="ce2" table:formula="of:=IFERROR(__xludf.dummyfunction(&quot;UPPER(GOOGLETRANSLATE(if(len(D59) &gt; 0, D59, C59),&quot;&quot;en&quot;&quot;,$A$1))&quot;);&quot;ÍNDICE NEGATIVO&quot;)" office:value-type="string" office:string-value="ÍNDICE NEGATIVO" calcext:value-type="string">
            <text:p>ÍNDICE NEGATIVO</text:p>
          </table:table-cell>
          <table:table-cell table:number-columns-repeated="1019"/>
        </table:table-row>
        <table:table-row table:style-name="ro1">
          <table:table-cell table:style-name="ce5" table:formula="of:=IF(LEN([.F60]) &gt; 0; [.F60]; [.E60])" office:value-type="string" office:string-value="EM SEGUIDA, PARA LOOP COM VARIÁVEL DE STRING" calcext:value-type="string">
            <text:p>EM SEGUIDA, PARA LOOP COM VARIÁVEL DE STRING</text:p>
          </table:table-cell>
          <table:table-cell table:style-name="ce8" table:formula="of:=IFERROR(__xludf.dummyfunction(&quot;upper(googletranslate(A60,$A$1,&quot;&quot;en&quot;&quot;))&quot;);&quot;THEN FOR LOOP WITH STRING VARIABLE&quot;)" office:value-type="string" office:string-value="THEN FOR LOOP WITH STRING VARIABLE" calcext:value-type="string">
            <text:p>THEN FOR LOOP WITH STRING VARIABLE</text:p>
          </table:table-cell>
          <table:table-cell table:style-name="ce2" table:formula="of:=[$errors.A19]" office:value-type="string" office:string-value="NEXT ON FOR LOOP WITH STRING VARIABLE" calcext:value-type="string">
            <text:p>NEXT ON FOR LOOP WITH STRING VARIABLE</text:p>
          </table:table-cell>
          <table:table-cell/>
          <table:table-cell table:style-name="ce2" table:formula="of:=IFERROR(__xludf.dummyfunction(&quot;UPPER(GOOGLETRANSLATE(if(len(D60) &gt; 0, D60, C60),&quot;&quot;en&quot;&quot;,$A$1))&quot;);&quot;EM SEGUIDA, PARA LOOP COM VARIÁVEL DE STRING&quot;)" office:value-type="string" office:string-value="EM SEGUIDA, PARA LOOP COM VARIÁVEL DE STRING" calcext:value-type="string">
            <text:p>EM SEGUIDA, PARA LOOP COM VARIÁVEL DE STRING</text:p>
          </table:table-cell>
          <table:table-cell table:number-columns-repeated="1019"/>
        </table:table-row>
        <table:table-row table:style-name="ro1">
          <table:table-cell table:style-name="ce5" table:formula="of:=IF(LEN([.F61]) &gt; 0; [.F61]; [.E61])" office:value-type="string" office:string-value="INCOMPATIBILIDADE DO OPERANDO" calcext:value-type="string">
            <text:p>INCOMPATIBILIDADE DO OPERANDO</text:p>
          </table:table-cell>
          <table:table-cell table:style-name="ce8" table:formula="of:=IFERROR(__xludf.dummyfunction(&quot;upper(googletranslate(A61,$A$1,&quot;&quot;en&quot;&quot;))&quot;);&quot;INCOMPATIBILITY OF OPERATING&quot;)" office:value-type="string" office:string-value="INCOMPATIBILITY OF OPERATING" calcext:value-type="string">
            <text:p>INCOMPATIBILITY OF OPERATING</text:p>
          </table:table-cell>
          <table:table-cell table:style-name="ce2" table:formula="of:=[$errors.A20]" office:value-type="string" office:string-value="OPERAND MISMATCH" calcext:value-type="string">
            <text:p>OPERAND MISMATCH</text:p>
          </table:table-cell>
          <table:table-cell/>
          <table:table-cell table:style-name="ce2" table:formula="of:=IFERROR(__xludf.dummyfunction(&quot;UPPER(GOOGLETRANSLATE(if(len(D61) &gt; 0, D61, C61),&quot;&quot;en&quot;&quot;,$A$1))&quot;);&quot;INCOMPATIBILIDADE DO OPERANDO&quot;)" office:value-type="string" office:string-value="INCOMPATIBILIDADE DO OPERANDO" calcext:value-type="string">
            <text:p>INCOMPATIBILIDADE DO OPERANDO</text:p>
          </table:table-cell>
          <table:table-cell table:number-columns-repeated="1019"/>
        </table:table-row>
        <table:table-row table:style-name="ro1">
          <table:table-cell table:style-name="ce5" table:formula="of:=IF(LEN([.F62]) &gt; 0; [.F62]; [.E62])" office:value-type="string" office:string-value="A OPÇÃO REQUER UM IDIOMA" calcext:value-type="string">
            <text:p>A OPÇÃO REQUER UM IDIOMA</text:p>
          </table:table-cell>
          <table:table-cell table:style-name="ce8" table:formula="of:=IFERROR(__xludf.dummyfunction(&quot;upper(googletranslate(A62,$A$1,&quot;&quot;en&quot;&quot;))&quot;);&quot;THE OPTION REQUIRES A LANGUAGE&quot;)" office:value-type="string" office:string-value="THE OPTION REQUIRES A LANGUAGE" calcext:value-type="string">
            <text:p>THE OPTION REQUIRES A LANGUAGE</text:p>
          </table:table-cell>
          <table:table-cell table:style-name="ce2" table:formula="of:=[$errors.A21]" office:value-type="string" office:string-value="OPTION REQUIRES A LANGUAGE" calcext:value-type="string">
            <text:p>OPTION REQUIRES A LANGUAGE</text:p>
          </table:table-cell>
          <table:table-cell/>
          <table:table-cell table:style-name="ce2" table:formula="of:=IFERROR(__xludf.dummyfunction(&quot;UPPER(GOOGLETRANSLATE(if(len(D62) &gt; 0, D62, C62),&quot;&quot;en&quot;&quot;,$A$1))&quot;);&quot;A OPÇÃO REQUER UM IDIOMA&quot;)" office:value-type="string" office:string-value="A OPÇÃO REQUER UM IDIOMA" calcext:value-type="string">
            <text:p>A OPÇÃO REQUER UM IDIOMA</text:p>
          </table:table-cell>
          <table:table-cell table:number-columns-repeated="1019"/>
        </table:table-row>
        <table:table-row table:style-name="ro1">
          <table:table-cell table:style-name="ce5" table:formula="of:=IF(LEN([.F63]) &gt; 0; [.F63]; [.E63])" office:value-type="string" office:string-value="VERIFIQUE AS CONFIGURAÇÕES DE IDIOMA OU A VARIÁVEL DE AMBIENTE" calcext:value-type="string">
            <text:p>VERIFIQUE AS CONFIGURAÇÕES DE IDIOMA OU A VARIÁVEL DE AMBIENTE</text:p>
          </table:table-cell>
          <table:table-cell table:style-name="ce8" table:formula="of:=IFERROR(__xludf.dummyfunction(&quot;upper(googletranslate(A63,$A$1,&quot;&quot;en&quot;&quot;))&quot;);&quot;CHECK THE LANGUAGE SETTINGS OR THE ENVIRONMENT VARIABLE&quot;)" office:value-type="string" office:string-value="CHECK THE LANGUAGE SETTINGS OR THE ENVIRONMENT VARIABLE" calcext:value-type="string">
            <text:p>CHECK THE LANGUAGE SETTINGS OR THE ENVIRONMENT VARIABLE</text:p>
          </table:table-cell>
          <table:table-cell table:style-name="ce2" table:formula="of:=[$errors.A22]" office:value-type="string" office:string-value="PLEASE CHECK LANGUAGE SETTINGS OR ENVIRONMENT VARIABLE" calcext:value-type="string">
            <text:p>PLEASE CHECK LANGUAGE SETTINGS OR ENVIRONMENT VARIABLE</text:p>
          </table:table-cell>
          <table:table-cell/>
          <table:table-cell table:style-name="ce2" table:formula="of:=IFERROR(__xludf.dummyfunction(&quot;UPPER(GOOGLETRANSLATE(if(len(D63) &gt; 0, D63, C63),&quot;&quot;en&quot;&quot;,$A$1))&quot;);&quot;VERIFIQUE AS CONFIGURAÇÕES DE IDIOMA OU A VARIÁVEL DE AMBIENTE&quot;)" office:value-type="string" office:string-value="VERIFIQUE AS CONFIGURAÇÕES DE IDIOMA OU A VARIÁVEL DE AMBIENTE" calcext:value-type="string">
            <text:p>VERIFIQUE AS CONFIGURAÇÕES DE IDIOMA OU A VARIÁVEL DE AMBIENTE</text:p>
          </table:table-cell>
          <table:table-cell table:number-columns-repeated="1019"/>
        </table:table-row>
        <table:table-row table:style-name="ro1">
          <table:table-cell table:style-name="ce5" table:formula="of:=IF(LEN([.F64]) &gt; 0; [.F64]; [.E64])" office:value-type="string" office:string-value="ERRO DE LÓGICA MATEMÁTICA DA STRING" calcext:value-type="string">
            <text:p>ERRO DE LÓGICA MATEMÁTICA DA STRING</text:p>
          </table:table-cell>
          <table:table-cell table:style-name="ce8" table:formula="of:=IFERROR(__xludf.dummyfunction(&quot;upper(googletranslate(A64,$A$1,&quot;&quot;en&quot;&quot;))&quot;);&quot;STRING MATHEMATICAL LOGIC ERROR&quot;)" office:value-type="string" office:string-value="STRING MATHEMATICAL LOGIC ERROR" calcext:value-type="string">
            <text:p>STRING MATHEMATICAL LOGIC ERROR</text:p>
          </table:table-cell>
          <table:table-cell table:style-name="ce2" table:formula="of:=[$errors.A23]" office:value-type="string" office:string-value="STRING MATH LOGIC ERROR" calcext:value-type="string">
            <text:p>STRING MATH LOGIC ERROR</text:p>
          </table:table-cell>
          <table:table-cell/>
          <table:table-cell table:style-name="ce2" table:formula="of:=IFERROR(__xludf.dummyfunction(&quot;UPPER(GOOGLETRANSLATE(if(len(D64) &gt; 0, D64, C64),&quot;&quot;en&quot;&quot;,$A$1))&quot;);&quot;ERRO DE LÓGICA MATEMÁTICA DA STRING&quot;)" office:value-type="string" office:string-value="ERRO DE LÓGICA MATEMÁTICA DA STRING" calcext:value-type="string">
            <text:p>ERRO DE LÓGICA MATEMÁTICA DA STRING</text:p>
          </table:table-cell>
          <table:table-cell table:number-columns-repeated="1019"/>
        </table:table-row>
        <table:table-row table:style-name="ro1">
          <table:table-cell table:style-name="ce5" table:formula="of:=IF(LEN([.F65]) &gt; 0; [.F65]; [.E65])" office:value-type="string" office:string-value="ERRO DE SINTAXE" calcext:value-type="string">
            <text:p>ERRO DE SINTAXE</text:p>
          </table:table-cell>
          <table:table-cell table:style-name="ce8" table:formula="of:=IFERROR(__xludf.dummyfunction(&quot;upper(googletranslate(A65,$A$1,&quot;&quot;en&quot;&quot;))&quot;);&quot;SYNTAX ERROR&quot;)" office:value-type="string" office:string-value="SYNTAX ERROR" calcext:value-type="string">
            <text:p>SYNTAX ERROR</text:p>
          </table:table-cell>
          <table:table-cell table:style-name="ce2" table:formula="of:=[$errors.A24]" office:value-type="string" office:string-value="SYNTAX ERROR" calcext:value-type="string">
            <text:p>SYNTAX ERROR</text:p>
          </table:table-cell>
          <table:table-cell/>
          <table:table-cell table:style-name="ce2" table:formula="of:=IFERROR(__xludf.dummyfunction(&quot;UPPER(GOOGLETRANSLATE(if(len(D65) &gt; 0, D65, C65),&quot;&quot;en&quot;&quot;,$A$1))&quot;);&quot;ERRO DE SINTAXE&quot;)" office:value-type="string" office:string-value="ERRO DE SINTAXE" calcext:value-type="string">
            <text:p>ERRO DE SINTAXE</text:p>
          </table:table-cell>
          <table:table-cell table:number-columns-repeated="1019"/>
        </table:table-row>
        <table:table-row table:style-name="ro1">
          <table:table-cell table:style-name="ce5" table:formula="of:=IF(LEN([.F66]) &gt; 0; [.F66]; [.E66])" office:value-type="string" office:string-value="IMPOSSÍVEL ABRIR O FICHEIRO" calcext:value-type="string">
            <text:p>IMPOSSÍVEL ABRIR O FICHEIRO</text:p>
          </table:table-cell>
          <table:table-cell table:style-name="ce8" table:formula="of:=IFERROR(__xludf.dummyfunction(&quot;upper(googletranslate(A66,$A$1,&quot;&quot;en&quot;&quot;))&quot;);&quot;IMPOSSIBLE TO OPEN THE FILE&quot;)" office:value-type="string" office:string-value="IMPOSSIBLE TO OPEN THE FILE" calcext:value-type="string">
            <text:p>IMPOSSIBLE TO OPEN THE FILE</text:p>
          </table:table-cell>
          <table:table-cell table:style-name="ce2" table:formula="of:=[$errors.A25]" office:value-type="string" office:string-value="UNABLE TO OPEN FILE" calcext:value-type="string">
            <text:p>UNABLE TO OPEN FILE</text:p>
          </table:table-cell>
          <table:table-cell/>
          <table:table-cell table:style-name="ce2" table:formula="of:=IFERROR(__xludf.dummyfunction(&quot;UPPER(GOOGLETRANSLATE(if(len(D66) &gt; 0, D66, C66),&quot;&quot;en&quot;&quot;,$A$1))&quot;);&quot;IMPOSSÍVEL ABRIR O FICHEIRO&quot;)" office:value-type="string" office:string-value="IMPOSSÍVEL ABRIR O FICHEIRO" calcext:value-type="string">
            <text:p>IMPOSSÍVEL ABRIR O FICHEIRO</text:p>
          </table:table-cell>
          <table:table-cell table:number-columns-repeated="1019"/>
        </table:table-row>
        <table:table-row table:style-name="ro1">
          <table:table-cell table:style-name="ce5" table:formula="of:=IF(LEN([.F67]) &gt; 0; [.F67]; [.E67])" office:value-type="string" office:string-value="INCAPAZ DE ABRIR PARA ABRIR O ARQUIVO PARA LEITURA" calcext:value-type="string">
            <text:p>INCAPAZ DE ABRIR PARA ABRIR O ARQUIVO PARA LEITURA</text:p>
          </table:table-cell>
          <table:table-cell table:style-name="ce8" table:formula="of:=IFERROR(__xludf.dummyfunction(&quot;upper(googletranslate(A67,$A$1,&quot;&quot;en&quot;&quot;))&quot;);&quot;UNABLE TO OPEN TO OPEN THE FILE FOR READING&quot;)" office:value-type="string" office:string-value="UNABLE TO OPEN TO OPEN THE FILE FOR READING" calcext:value-type="string">
            <text:p>UNABLE TO OPEN TO OPEN THE FILE FOR READING</text:p>
          </table:table-cell>
          <table:table-cell table:style-name="ce2" table:formula="of:=[$errors.A26]" office:value-type="string" office:string-value="UNABLE TO OPEN TO OPEN FILE FOR READING" calcext:value-type="string">
            <text:p>UNABLE TO OPEN TO OPEN FILE FOR READING</text:p>
          </table:table-cell>
          <table:table-cell/>
          <table:table-cell table:style-name="ce2" table:formula="of:=IFERROR(__xludf.dummyfunction(&quot;UPPER(GOOGLETRANSLATE(if(len(D67) &gt; 0, D67, C67),&quot;&quot;en&quot;&quot;,$A$1))&quot;);&quot;INCAPAZ DE ABRIR PARA ABRIR O ARQUIVO PARA LEITURA&quot;)" office:value-type="string" office:string-value="INCAPAZ DE ABRIR PARA ABRIR O ARQUIVO PARA LEITURA" calcext:value-type="string">
            <text:p>INCAPAZ DE ABRIR PARA ABRIR O ARQUIVO PARA LEITURA</text:p>
          </table:table-cell>
          <table:table-cell table:number-columns-repeated="1019"/>
        </table:table-row>
        <table:table-row table:style-name="ro1">
          <table:table-cell table:style-name="ce5" table:formula="of:=IF(LEN([.F68]) &gt; 0; [.F68]; [.E68])" office:value-type="string" office:string-value="ETIQUETA INDEFINIDA" calcext:value-type="string">
            <text:p>ETIQUETA INDEFINIDA</text:p>
          </table:table-cell>
          <table:table-cell table:style-name="ce8" table:formula="of:=IFERROR(__xludf.dummyfunction(&quot;upper(googletranslate(A68,$A$1,&quot;&quot;en&quot;&quot;))&quot;);&quot;UNDEFINED LABEL&quot;)" office:value-type="string" office:string-value="UNDEFINED LABEL" calcext:value-type="string">
            <text:p>UNDEFINED LABEL</text:p>
          </table:table-cell>
          <table:table-cell table:style-name="ce2" table:formula="of:=[$errors.A27]" office:value-type="string" office:string-value="UNDEFINED LABEL" calcext:value-type="string">
            <text:p>UNDEFINED LABEL</text:p>
          </table:table-cell>
          <table:table-cell/>
          <table:table-cell table:style-name="ce2" table:formula="of:=IFERROR(__xludf.dummyfunction(&quot;UPPER(GOOGLETRANSLATE(if(len(D68) &gt; 0, D68, C68),&quot;&quot;en&quot;&quot;,$A$1))&quot;);&quot;ETIQUETA INDEFINIDA&quot;)" office:value-type="string" office:string-value="ETIQUETA INDEFINIDA" calcext:value-type="string">
            <text:p>ETIQUETA INDEFINIDA</text:p>
          </table:table-cell>
          <table:table-cell table:number-columns-repeated="1019"/>
        </table:table-row>
        <table:table-row table:style-name="ro1">
          <table:table-cell table:style-name="ce5" table:formula="of:=IF(LEN([.F69]) &gt; 0; [.F69]; [.E69])" office:value-type="string" office:string-value="OPERAÇÃO NÃO COMBINADA" calcext:value-type="string">
            <text:p>OPERAÇÃO NÃO COMBINADA</text:p>
          </table:table-cell>
          <table:table-cell table:style-name="ce8" table:formula="of:=IFERROR(__xludf.dummyfunction(&quot;upper(googletranslate(A69,$A$1,&quot;&quot;en&quot;&quot;))&quot;);&quot;NON -COMBINED OPERATION&quot;)" office:value-type="string" office:string-value="NON -COMBINED OPERATION" calcext:value-type="string">
            <text:p>NON -COMBINED OPERATION</text:p>
          </table:table-cell>
          <table:table-cell table:style-name="ce2" table:formula="of:=[$errors.A28]" office:value-type="string" office:string-value="UNHANDLED OPERATION" calcext:value-type="string">
            <text:p>UNHANDLED OPERATION</text:p>
          </table:table-cell>
          <table:table-cell/>
          <table:table-cell table:style-name="ce2" table:formula="of:=IFERROR(__xludf.dummyfunction(&quot;UPPER(GOOGLETRANSLATE(if(len(D69) &gt; 0, D69, C69),&quot;&quot;en&quot;&quot;,$A$1))&quot;);&quot;OPERAÇÃO NÃO COMBINADA&quot;)" office:value-type="string" office:string-value="OPERAÇÃO NÃO COMBINADA" calcext:value-type="string">
            <text:p>OPERAÇÃO NÃO COMBINADA</text:p>
          </table:table-cell>
          <table:table-cell table:number-columns-repeated="1019"/>
        </table:table-row>
        <table:table-row table:style-name="ro1">
          <table:table-cell table:style-name="ce5" table:formula="of:=IF(LEN([.F70]) &gt; 0; [.F70]; [.E70])" office:value-type="string" office:string-value="CÓDIGO DE OPERAÇÃO NÃO ATRIBUÍDO" calcext:value-type="string">
            <text:p>CÓDIGO DE OPERAÇÃO NÃO ATRIBUÍDO</text:p>
          </table:table-cell>
          <table:table-cell table:style-name="ce8" table:formula="of:=IFERROR(__xludf.dummyfunction(&quot;upper(googletranslate(A70,$A$1,&quot;&quot;en&quot;&quot;))&quot;);&quot;UNLAVODED CODE OF OPERATION&quot;)" office:value-type="string" office:string-value="UNLAVODED CODE OF OPERATION" calcext:value-type="string">
            <text:p>UNLAVODED CODE OF OPERATION</text:p>
          </table:table-cell>
          <table:table-cell table:style-name="ce2" table:formula="of:=[$errors.A29]" office:value-type="string" office:string-value="UNHANDLED OPERATION CODE" calcext:value-type="string">
            <text:p>UNHANDLED OPERATION CODE</text:p>
          </table:table-cell>
          <table:table-cell/>
          <table:table-cell table:style-name="ce2" table:formula="of:=IFERROR(__xludf.dummyfunction(&quot;UPPER(GOOGLETRANSLATE(if(len(D70) &gt; 0, D70, C70),&quot;&quot;en&quot;&quot;,$A$1))&quot;);&quot;CÓDIGO DE OPERAÇÃO NÃO ATRIBUÍDO&quot;)" office:value-type="string" office:string-value="CÓDIGO DE OPERAÇÃO NÃO ATRIBUÍDO" calcext:value-type="string">
            <text:p>CÓDIGO DE OPERAÇÃO NÃO ATRIBUÍDO</text:p>
          </table:table-cell>
          <table:table-cell table:number-columns-repeated="1019"/>
        </table:table-row>
        <table:table-row table:style-name="ro1">
          <table:table-cell table:style-name="ce5" table:formula="of:=IF(LEN([.F71]) &gt; 0; [.F71]; [.E71])" office:value-type="string" office:string-value="DESCONHECIDO SE RÓTULO" calcext:value-type="string">
            <text:p>DESCONHECIDO SE RÓTULO</text:p>
          </table:table-cell>
          <table:table-cell table:style-name="ce8" table:formula="of:=IFERROR(__xludf.dummyfunction(&quot;upper(googletranslate(A71,$A$1,&quot;&quot;en&quot;&quot;))&quot;);&quot;UNKNOWN TO LABEL&quot;)" office:value-type="string" office:string-value="UNKNOWN TO LABEL" calcext:value-type="string">
            <text:p>UNKNOWN TO LABEL</text:p>
          </table:table-cell>
          <table:table-cell table:style-name="ce2" table:formula="of:=[$errors.A30]" office:value-type="string" office:string-value="UNKNOWN IF LABEL" calcext:value-type="string">
            <text:p>UNKNOWN IF LABEL</text:p>
          </table:table-cell>
          <table:table-cell/>
          <table:table-cell table:style-name="ce2" table:formula="of:=IFERROR(__xludf.dummyfunction(&quot;UPPER(GOOGLETRANSLATE(if(len(D71) &gt; 0, D71, C71),&quot;&quot;en&quot;&quot;,$A$1))&quot;);&quot;DESCONHECIDO SE RÓTULO&quot;)" office:value-type="string" office:string-value="DESCONHECIDO SE RÓTULO" calcext:value-type="string">
            <text:p>DESCONHECIDO SE RÓTULO</text:p>
          </table:table-cell>
          <table:table-cell table:number-columns-repeated="1019"/>
        </table:table-row>
        <table:table-row table:style-name="ro1">
          <table:table-cell table:style-name="ce5" table:formula="of:=IF(LEN([.F72]) &gt; 0; [.F72]; [.E72])" office:value-type="string" office:string-value="OPERAÇÃO DE MATEMÁTICA DUPLA NÃO RECONHECIDA" calcext:value-type="string">
            <text:p>OPERAÇÃO DE MATEMÁTICA DUPLA NÃO RECONHECIDA</text:p>
          </table:table-cell>
          <table:table-cell table:style-name="ce8" table:formula="of:=IFERROR(__xludf.dummyfunction(&quot;upper(googletranslate(A72,$A$1,&quot;&quot;en&quot;&quot;))&quot;);&quot;DOUBLE MATHEMATICS OPERATION NOT RECOGNIZED&quot;)" office:value-type="string" office:string-value="DOUBLE MATHEMATICS OPERATION NOT RECOGNIZED" calcext:value-type="string">
            <text:p>DOUBLE MATHEMATICS OPERATION NOT RECOGNIZED</text:p>
          </table:table-cell>
          <table:table-cell table:style-name="ce2" table:formula="of:=[$errors.A31]" office:value-type="string" office:string-value="UNRECOGNIZED DOUBLE MATH OPERATION" calcext:value-type="string">
            <text:p>UNRECOGNIZED DOUBLE MATH OPERATION</text:p>
          </table:table-cell>
          <table:table-cell/>
          <table:table-cell table:style-name="ce2" table:formula="of:=IFERROR(__xludf.dummyfunction(&quot;UPPER(GOOGLETRANSLATE(if(len(D72) &gt; 0, D72, C72),&quot;&quot;en&quot;&quot;,$A$1))&quot;);&quot;OPERAÇÃO DE MATEMÁTICA DUPLA NÃO RECONHECIDA&quot;)" office:value-type="string" office:string-value="OPERAÇÃO DE MATEMÁTICA DUPLA NÃO RECONHECIDA" calcext:value-type="string">
            <text:p>OPERAÇÃO DE MATEMÁTICA DUPLA NÃO RECONHECIDA</text:p>
          </table:table-cell>
          <table:table-cell table:number-columns-repeated="1019"/>
        </table:table-row>
        <table:table-row table:style-name="ro1">
          <table:table-cell table:style-name="ce5" table:formula="of:=IF(LEN([.F73]) &gt; 0; [.F73]; [.E73])" office:value-type="string" office:string-value="DEFINIÇÃO DE FUNÇÃO NÃO RECONHECIDA" calcext:value-type="string">
            <text:p>DEFINIÇÃO DE FUNÇÃO NÃO RECONHECIDA</text:p>
          </table:table-cell>
          <table:table-cell table:style-name="ce8" table:formula="of:=IFERROR(__xludf.dummyfunction(&quot;upper(googletranslate(A73,$A$1,&quot;&quot;en&quot;&quot;))&quot;);&quot;DEFINITION OF UNRECOGNIZED FUNCTION&quot;)" office:value-type="string" office:string-value="DEFINITION OF UNRECOGNIZED FUNCTION" calcext:value-type="string">
            <text:p>DEFINITION OF UNRECOGNIZED FUNCTION</text:p>
          </table:table-cell>
          <table:table-cell table:style-name="ce2" table:formula="of:=[$errors.A32]" office:value-type="string" office:string-value="UNRECOGNIZED FUNCTION DEFINITION" calcext:value-type="string">
            <text:p>UNRECOGNIZED FUNCTION DEFINITION</text:p>
          </table:table-cell>
          <table:table-cell/>
          <table:table-cell table:style-name="ce2" table:formula="of:=IFERROR(__xludf.dummyfunction(&quot;UPPER(GOOGLETRANSLATE(if(len(D73) &gt; 0, D73, C73),&quot;&quot;en&quot;&quot;,$A$1))&quot;);&quot;DEFINIÇÃO DE FUNÇÃO NÃO RECONHECIDA&quot;)" office:value-type="string" office:string-value="DEFINIÇÃO DE FUNÇÃO NÃO RECONHECIDA" calcext:value-type="string">
            <text:p>DEFINIÇÃO DE FUNÇÃO NÃO RECONHECIDA</text:p>
          </table:table-cell>
          <table:table-cell table:number-columns-repeated="1019"/>
        </table:table-row>
        <table:table-row table:style-name="ro1">
          <table:table-cell table:style-name="ce5" table:formula="of:=IF(LEN([.F74]) &gt; 0; [.F74]; [.E74])" office:value-type="string" office:string-value="ETIQUETA GOSUB NÃO RECONHECIDA" calcext:value-type="string">
            <text:p>ETIQUETA GOSUB NÃO RECONHECIDA</text:p>
          </table:table-cell>
          <table:table-cell table:style-name="ce8" table:formula="of:=IFERROR(__xludf.dummyfunction(&quot;upper(googletranslate(A74,$A$1,&quot;&quot;en&quot;&quot;))&quot;);&quot;NOT RECOGNIZED GOSUB LABEL&quot;)" office:value-type="string" office:string-value="NOT RECOGNIZED GOSUB LABEL" calcext:value-type="string">
            <text:p>NOT RECOGNIZED GOSUB LABEL</text:p>
          </table:table-cell>
          <table:table-cell table:style-name="ce2" table:formula="of:=[$errors.A33]" office:value-type="string" office:string-value="UNRECOGNIZED GOSUB LABEL" calcext:value-type="string">
            <text:p>UNRECOGNIZED GOSUB LABEL</text:p>
          </table:table-cell>
          <table:table-cell/>
          <table:table-cell table:style-name="ce2" table:formula="of:=IFERROR(__xludf.dummyfunction(&quot;UPPER(GOOGLETRANSLATE(if(len(D74) &gt; 0, D74, C74),&quot;&quot;en&quot;&quot;,$A$1))&quot;);&quot;ETIQUETA GOSUB NÃO RECONHECIDA&quot;)" office:value-type="string" office:string-value="ETIQUETA GOSUB NÃO RECONHECIDA" calcext:value-type="string">
            <text:p>ETIQUETA GOSUB NÃO RECONHECIDA</text:p>
          </table:table-cell>
          <table:table-cell table:number-columns-repeated="1019"/>
        </table:table-row>
        <table:table-row table:style-name="ro1">
          <table:table-cell table:style-name="ce5" table:formula="of:=IF(LEN([.F75]) &gt; 0; [.F75]; [.E75])" office:value-type="string" office:string-value="RÓTULO GOTO NÃO RECONHECIDO" calcext:value-type="string">
            <text:p>RÓTULO GOTO NÃO RECONHECIDO</text:p>
          </table:table-cell>
          <table:table-cell table:style-name="ce8" table:formula="of:=IFERROR(__xludf.dummyfunction(&quot;upper(googletranslate(A75,$A$1,&quot;&quot;en&quot;&quot;))&quot;);&quot;GOTO NON RECOGNIZED LABEL&quot;)" office:value-type="string" office:string-value="GOTO NON RECOGNIZED LABEL" calcext:value-type="string">
            <text:p>GOTO NON RECOGNIZED LABEL</text:p>
          </table:table-cell>
          <table:table-cell table:style-name="ce2" table:formula="of:=[$errors.A34]" office:value-type="string" office:string-value="UNRECOGNIZED GOTO LABEL" calcext:value-type="string">
            <text:p>UNRECOGNIZED GOTO LABEL</text:p>
          </table:table-cell>
          <table:table-cell/>
          <table:table-cell table:style-name="ce2" table:formula="of:=IFERROR(__xludf.dummyfunction(&quot;UPPER(GOOGLETRANSLATE(if(len(D75) &gt; 0, D75, C75),&quot;&quot;en&quot;&quot;,$A$1))&quot;);&quot;RÓTULO GOTO NÃO RECONHECIDO&quot;)" office:value-type="string" office:string-value="RÓTULO GOTO NÃO RECONHECIDO" calcext:value-type="string">
            <text:p>RÓTULO GOTO NÃO RECONHECIDO</text:p>
          </table:table-cell>
          <table:table-cell table:number-columns-repeated="1019"/>
        </table:table-row>
        <table:table-row table:style-name="ro1">
          <table:table-cell table:style-name="ce5" table:formula="of:=IF(LEN([.F76]) &gt; 0; [.F76]; [.E76])" office:value-type="string" office:string-value="ENTRADA NÃO RECONHECIDA" calcext:value-type="string">
            <text:p>ENTRADA NÃO RECONHECIDA</text:p>
          </table:table-cell>
          <table:table-cell table:style-name="ce8" table:formula="of:=IFERROR(__xludf.dummyfunction(&quot;upper(googletranslate(A76,$A$1,&quot;&quot;en&quot;&quot;))&quot;);&quot;UNRECOGNIZED ENTRY&quot;)" office:value-type="string" office:string-value="UNRECOGNIZED ENTRY" calcext:value-type="string">
            <text:p>UNRECOGNIZED ENTRY</text:p>
          </table:table-cell>
          <table:table-cell table:style-name="ce2" table:formula="of:=[$errors.A35]" office:value-type="string" office:string-value="UNRECOGNIZED INPUT" calcext:value-type="string">
            <text:p>UNRECOGNIZED INPUT</text:p>
          </table:table-cell>
          <table:table-cell/>
          <table:table-cell table:style-name="ce2" table:formula="of:=IFERROR(__xludf.dummyfunction(&quot;UPPER(GOOGLETRANSLATE(if(len(D76) &gt; 0, D76, C76),&quot;&quot;en&quot;&quot;,$A$1))&quot;);&quot;ENTRADA NÃO RECONHECIDA&quot;)" office:value-type="string" office:string-value="ENTRADA NÃO RECONHECIDA" calcext:value-type="string">
            <text:p>ENTRADA NÃO RECONHECIDA</text:p>
          </table:table-cell>
          <table:table-cell table:number-columns-repeated="1019"/>
        </table:table-row>
        <table:table-row table:style-name="ro1">
          <table:table-cell table:style-name="ce5" table:formula="of:=IF(LEN([.F77]) &gt; 0; [.F77]; [.E77])" office:value-type="string" office:string-value="OPERAÇÃO DE MATEMÁTICA INTEIRA NÃO RECONHECIDA" calcext:value-type="string">
            <text:p>OPERAÇÃO DE MATEMÁTICA INTEIRA NÃO RECONHECIDA</text:p>
          </table:table-cell>
          <table:table-cell table:style-name="ce8" table:formula="of:=IFERROR(__xludf.dummyfunction(&quot;upper(googletranslate(A77,$A$1,&quot;&quot;en&quot;&quot;))&quot;);&quot;UNKNOWN INTEGRATED MATH OPERATION&quot;)" office:value-type="string" office:string-value="UNKNOWN INTEGRATED MATH OPERATION" calcext:value-type="string">
            <text:p>UNKNOWN INTEGRATED MATH OPERATION</text:p>
          </table:table-cell>
          <table:table-cell table:style-name="ce2" table:formula="of:=[$errors.A36]" office:value-type="string" office:string-value="UNRECOGNIZED INTEGER MATH OPERATION" calcext:value-type="string">
            <text:p>UNRECOGNIZED INTEGER MATH OPERATION</text:p>
          </table:table-cell>
          <table:table-cell/>
          <table:table-cell table:style-name="ce2" table:formula="of:=IFERROR(__xludf.dummyfunction(&quot;UPPER(GOOGLETRANSLATE(if(len(D77) &gt; 0, D77, C77),&quot;&quot;en&quot;&quot;,$A$1))&quot;);&quot;OPERAÇÃO DE MATEMÁTICA INTEIRA NÃO RECONHECIDA&quot;)" office:value-type="string" office:string-value="OPERAÇÃO DE MATEMÁTICA INTEIRA NÃO RECONHECIDA" calcext:value-type="string">
            <text:p>OPERAÇÃO DE MATEMÁTICA INTEIRA NÃO RECONHECIDA</text:p>
          </table:table-cell>
          <table:table-cell table:number-columns-repeated="1019"/>
        </table:table-row>
        <table:table-row table:style-name="ro1">
          <table:table-cell table:style-name="ce5" table:formula="of:=IF(LEN([.F78]) &gt; 0; [.F78]; [.E78])" office:value-type="string" office:string-value="TIPO DE MATEMÁTICA NÃO RECONHECIDO" calcext:value-type="string">
            <text:p>TIPO DE MATEMÁTICA NÃO RECONHECIDO</text:p>
          </table:table-cell>
          <table:table-cell table:style-name="ce8" table:formula="of:=IFERROR(__xludf.dummyfunction(&quot;upper(googletranslate(A78,$A$1,&quot;&quot;en&quot;&quot;))&quot;);&quot;UNRECOGNIZED TYPE OF MATHEMATICS&quot;)" office:value-type="string" office:string-value="UNRECOGNIZED TYPE OF MATHEMATICS" calcext:value-type="string">
            <text:p>UNRECOGNIZED TYPE OF MATHEMATICS</text:p>
          </table:table-cell>
          <table:table-cell table:style-name="ce2" table:formula="of:=[$errors.A37]" office:value-type="string" office:string-value="UNRECOGNIZED MATH TYPE" calcext:value-type="string">
            <text:p>UNRECOGNIZED MATH TYPE</text:p>
          </table:table-cell>
          <table:table-cell/>
          <table:table-cell table:style-name="ce2" table:formula="of:=IFERROR(__xludf.dummyfunction(&quot;UPPER(GOOGLETRANSLATE(if(len(D78) &gt; 0, D78, C78),&quot;&quot;en&quot;&quot;,$A$1))&quot;);&quot;TIPO DE MATEMÁTICA NÃO RECONHECIDO&quot;)" office:value-type="string" office:string-value="TIPO DE MATEMÁTICA NÃO RECONHECIDO" calcext:value-type="string">
            <text:p>TIPO DE MATEMÁTICA NÃO RECONHECIDO</text:p>
          </table:table-cell>
          <table:table-cell table:number-columns-repeated="1019"/>
        </table:table-row>
        <table:table-row table:style-name="ro1">
          <table:table-cell table:style-name="ce5" table:formula="of:=IF(LEN([.F79]) &gt; 0; [.F79]; [.E79])" office:value-type="string" office:string-value="PRÓXIMA VARIÁVEL NÃO RECONHECIDA" calcext:value-type="string">
            <text:p>PRÓXIMA VARIÁVEL NÃO RECONHECIDA</text:p>
          </table:table-cell>
          <table:table-cell table:style-name="ce8" table:formula="of:=IFERROR(__xludf.dummyfunction(&quot;upper(googletranslate(A79,$A$1,&quot;&quot;en&quot;&quot;))&quot;);&quot;NEXT VARIABLE NOT RECOGNIZED&quot;)" office:value-type="string" office:string-value="NEXT VARIABLE NOT RECOGNIZED" calcext:value-type="string">
            <text:p>NEXT VARIABLE NOT RECOGNIZED</text:p>
          </table:table-cell>
          <table:table-cell table:style-name="ce2" table:formula="of:=[$errors.A38]" office:value-type="string" office:string-value="UNRECOGNIZED NEXT VARIABLE" calcext:value-type="string">
            <text:p>UNRECOGNIZED NEXT VARIABLE</text:p>
          </table:table-cell>
          <table:table-cell/>
          <table:table-cell table:style-name="ce2" table:formula="of:=IFERROR(__xludf.dummyfunction(&quot;UPPER(GOOGLETRANSLATE(if(len(D79) &gt; 0, D79, C79),&quot;&quot;en&quot;&quot;,$A$1))&quot;);&quot;PRÓXIMA VARIÁVEL NÃO RECONHECIDA&quot;)" office:value-type="string" office:string-value="PRÓXIMA VARIÁVEL NÃO RECONHECIDA" calcext:value-type="string">
            <text:p>PRÓXIMA VARIÁVEL NÃO RECONHECIDA</text:p>
          </table:table-cell>
          <table:table-cell table:number-columns-repeated="1019"/>
        </table:table-row>
        <table:table-row table:style-name="ro1">
          <table:table-cell table:style-name="ce5" table:formula="of:=IF(LEN([.F80]) &gt; 0; [.F80]; [.E80])" office:value-type="string" office:string-value="OP NÃO RECONHECIDO NA IMPRESSÃO" calcext:value-type="string">
            <text:p>OP NÃO RECONHECIDO NA IMPRESSÃO</text:p>
          </table:table-cell>
          <table:table-cell table:style-name="ce8" table:formula="of:=IFERROR(__xludf.dummyfunction(&quot;upper(googletranslate(A80,$A$1,&quot;&quot;en&quot;&quot;))&quot;);&quot;OP NOT RECOGNIZED IN PRINTING&quot;)" office:value-type="string" office:string-value="OP NOT RECOGNIZED IN PRINTING" calcext:value-type="string">
            <text:p>OP NOT RECOGNIZED IN PRINTING</text:p>
          </table:table-cell>
          <table:table-cell table:style-name="ce2" table:formula="of:=[$errors.A39]" office:value-type="string" office:string-value="UNRECOGNIZED OP IN PRINT" calcext:value-type="string">
            <text:p>UNRECOGNIZED OP IN PRINT</text:p>
          </table:table-cell>
          <table:table-cell/>
          <table:table-cell table:style-name="ce2" table:formula="of:=IFERROR(__xludf.dummyfunction(&quot;UPPER(GOOGLETRANSLATE(if(len(D80) &gt; 0, D80, C80),&quot;&quot;en&quot;&quot;,$A$1))&quot;);&quot;OP NÃO RECONHECIDO NA IMPRESSÃO&quot;)" office:value-type="string" office:string-value="OP NÃO RECONHECIDO NA IMPRESSÃO" calcext:value-type="string">
            <text:p>OP NÃO RECONHECIDO NA IMPRESSÃO</text:p>
          </table:table-cell>
          <table:table-cell table:number-columns-repeated="1019"/>
        </table:table-row>
        <table:table-row table:style-name="ro1">
          <table:table-cell table:style-name="ce5" table:formula="of:=IF(LEN([.F81]) &gt; 0; [.F81]; [.E81])" office:value-type="string" office:string-value="OPERAÇÃO DE MATEMÁTICA RACIONAL NÃO RECONHECIDA" calcext:value-type="string">
            <text:p>OPERAÇÃO DE MATEMÁTICA RACIONAL NÃO RECONHECIDA</text:p>
          </table:table-cell>
          <table:table-cell table:style-name="ce8" table:formula="of:=IFERROR(__xludf.dummyfunction(&quot;upper(googletranslate(A81,$A$1,&quot;&quot;en&quot;&quot;))&quot;);&quot;UNRECOGNIZED RATIONAL MATHEMATICS OPERATION&quot;)" office:value-type="string" office:string-value="UNRECOGNIZED RATIONAL MATHEMATICS OPERATION" calcext:value-type="string">
            <text:p>UNRECOGNIZED RATIONAL MATHEMATICS OPERATION</text:p>
          </table:table-cell>
          <table:table-cell table:style-name="ce2" table:formula="of:=[$errors.A40]" office:value-type="string" office:string-value="UNRECOGNIZED RATIONAL MATH OPERATION" calcext:value-type="string">
            <text:p>UNRECOGNIZED RATIONAL MATH OPERATION</text:p>
          </table:table-cell>
          <table:table-cell/>
          <table:table-cell table:style-name="ce2" table:formula="of:=IFERROR(__xludf.dummyfunction(&quot;UPPER(GOOGLETRANSLATE(if(len(D81) &gt; 0, D81, C81),&quot;&quot;en&quot;&quot;,$A$1))&quot;);&quot;OPERAÇÃO DE MATEMÁTICA RACIONAL NÃO RECONHECIDA&quot;)" office:value-type="string" office:string-value="OPERAÇÃO DE MATEMÁTICA RACIONAL NÃO RECONHECIDA" calcext:value-type="string">
            <text:p>OPERAÇÃO DE MATEMÁTICA RACIONAL NÃO RECONHECIDA</text:p>
          </table:table-cell>
          <table:table-cell table:number-columns-repeated="1019"/>
        </table:table-row>
        <table:table-row table:style-name="ro1">
          <table:table-cell table:style-name="ce5" table:formula="of:=IF(LEN([.F82]) &gt; 0; [.F82]; [.E82])" office:value-type="string" office:string-value="TIPO DE VARIÁVEL NÃO RECONHECIDO" calcext:value-type="string">
            <text:p>TIPO DE VARIÁVEL NÃO RECONHECIDO</text:p>
          </table:table-cell>
          <table:table-cell table:style-name="ce8" table:formula="of:=IFERROR(__xludf.dummyfunction(&quot;upper(googletranslate(A82,$A$1,&quot;&quot;en&quot;&quot;))&quot;);&quot;UNRECOGNIZED VARIABLE TYPE&quot;)" office:value-type="string" office:string-value="UNRECOGNIZED VARIABLE TYPE" calcext:value-type="string">
            <text:p>UNRECOGNIZED VARIABLE TYPE</text:p>
          </table:table-cell>
          <table:table-cell table:style-name="ce2" table:formula="of:=[$errors.A41]" office:value-type="string" office:string-value="UNRECOGNIZED VARIABLE TYPE" calcext:value-type="string">
            <text:p>UNRECOGNIZED VARIABLE TYPE</text:p>
          </table:table-cell>
          <table:table-cell/>
          <table:table-cell table:style-name="ce2" table:formula="of:=IFERROR(__xludf.dummyfunction(&quot;UPPER(GOOGLETRANSLATE(if(len(D82) &gt; 0, D82, C82),&quot;&quot;en&quot;&quot;,$A$1))&quot;);&quot;TIPO DE VARIÁVEL NÃO RECONHECIDO&quot;)" office:value-type="string" office:string-value="TIPO DE VARIÁVEL NÃO RECONHECIDO" calcext:value-type="string">
            <text:p>TIPO DE VARIÁVEL NÃO RECONHECIDO</text:p>
          </table:table-cell>
          <table:table-cell table:number-columns-repeated="1019"/>
        </table:table-row>
        <table:table-row table:style-name="ro1">
          <table:table-cell table:style-name="ce5" table:formula="of:=IF(LEN([.F83]) &gt; 0; [.F83]; [.E83])" office:value-type="string" office:string-value="VARIÁVEL DE AMBIENTE NÃO DEFINIDO" calcext:value-type="string">
            <text:p>VARIÁVEL DE AMBIENTE NÃO DEFINIDO</text:p>
          </table:table-cell>
          <table:table-cell table:style-name="ce8" table:formula="of:=IFERROR(__xludf.dummyfunction(&quot;upper(googletranslate(A83,$A$1,&quot;&quot;en&quot;&quot;))&quot;);&quot;NON -DEFINED ENVIRONMENT VARIABLE&quot;)" office:value-type="string" office:string-value="NON -DEFINED ENVIRONMENT VARIABLE" calcext:value-type="string">
            <text:p>NON -DEFINED ENVIRONMENT VARIABLE</text:p>
          </table:table-cell>
          <table:table-cell table:style-name="ce2" table:formula="of:=[$errors.A42]" office:value-type="string" office:string-value="UNSET ENVIRONMENT VARIABLE" calcext:value-type="string">
            <text:p>UNSET ENVIRONMENT VARIABLE</text:p>
          </table:table-cell>
          <table:table-cell/>
          <table:table-cell table:style-name="ce2" table:formula="of:=IFERROR(__xludf.dummyfunction(&quot;UPPER(GOOGLETRANSLATE(if(len(D83) &gt; 0, D83, C83),&quot;&quot;en&quot;&quot;,$A$1))&quot;);&quot;VARIÁVEL DE AMBIENTE NÃO DEFINIDO&quot;)" office:value-type="string" office:string-value="VARIÁVEL DE AMBIENTE NÃO DEFINIDO" calcext:value-type="string">
            <text:p>VARIÁVEL DE AMBIENTE NÃO DEFINIDO</text:p>
          </table:table-cell>
          <table:table-cell table:number-columns-repeated="1019"/>
        </table:table-row>
        <table:table-row table:style-name="ro1">
          <table:table-cell table:style-name="ce5" table:formula="of:=IF(LEN([.F84]) &gt; 0; [.F84]; [.E84])" office:value-type="string" office:string-value="VARIÁVEL / DEFINIÇÃO DE ARRAY INCOMPATIBILIDADE" calcext:value-type="string">
            <text:p>VARIÁVEL / DEFINIÇÃO DE ARRAY INCOMPATIBILIDADE</text:p>
          </table:table-cell>
          <table:table-cell table:style-name="ce8" table:formula="of:=IFERROR(__xludf.dummyfunction(&quot;upper(googletranslate(A84,$A$1,&quot;&quot;en&quot;&quot;))&quot;);&quot;VARIABLE / ARRAY DEFINITION INCOMPATIBILITY&quot;)" office:value-type="string" office:string-value="VARIABLE / ARRAY DEFINITION INCOMPATIBILITY" calcext:value-type="string">
            <text:p>VARIABLE / ARRAY DEFINITION INCOMPATIBILITY</text:p>
          </table:table-cell>
          <table:table-cell table:style-name="ce2" table:formula="of:=[$errors.A43]" office:value-type="string" office:string-value="VARIABLE / ARRAY DEFINITION MISMATCH" calcext:value-type="string">
            <text:p>VARIABLE / ARRAY DEFINITION MISMATCH</text:p>
          </table:table-cell>
          <table:table-cell/>
          <table:table-cell table:style-name="ce2" table:formula="of:=IFERROR(__xludf.dummyfunction(&quot;UPPER(GOOGLETRANSLATE(if(len(D84) &gt; 0, D84, C84),&quot;&quot;en&quot;&quot;,$A$1))&quot;);&quot;VARIÁVEL / DEFINIÇÃO DE ARRAY INCOMPATIBILIDADE&quot;)" office:value-type="string" office:string-value="VARIÁVEL / DEFINIÇÃO DE ARRAY INCOMPATIBILIDADE" calcext:value-type="string">
            <text:p>VARIÁVEL / DEFINIÇÃO DE ARRAY INCOMPATIBILIDADE</text:p>
          </table:table-cell>
          <table:table-cell table:number-columns-repeated="1019"/>
        </table:table-row>
        <table:table-row table:style-name="ro1">
          <table:table-cell table:style-name="ce5" table:formula="of:=IF(LEN([.F85]) &gt; 0; [.F85]; [.E85])" office:value-type="string" office:string-value="VARIÁVEL DEFINIDA COMO MATRIZ" calcext:value-type="string">
            <text:p>VARIÁVEL DEFINIDA COMO MATRIZ</text:p>
          </table:table-cell>
          <table:table-cell table:style-name="ce8" table:formula="of:=IFERROR(__xludf.dummyfunction(&quot;upper(googletranslate(A85,$A$1,&quot;&quot;en&quot;&quot;))&quot;);&quot;VARIABLE DEFINED AS MATRIX&quot;)" office:value-type="string" office:string-value="VARIABLE DEFINED AS MATRIX" calcext:value-type="string">
            <text:p>VARIABLE DEFINED AS MATRIX</text:p>
          </table:table-cell>
          <table:table-cell table:style-name="ce2" table:formula="of:=[$errors.A44]" office:value-type="string" office:string-value="VARIABLE DEFINED AS ARRAY" calcext:value-type="string">
            <text:p>VARIABLE DEFINED AS ARRAY</text:p>
          </table:table-cell>
          <table:table-cell/>
          <table:table-cell table:style-name="ce2" table:formula="of:=IFERROR(__xludf.dummyfunction(&quot;UPPER(GOOGLETRANSLATE(if(len(D85) &gt; 0, D85, C85),&quot;&quot;en&quot;&quot;,$A$1))&quot;);&quot;VARIÁVEL DEFINIDA COMO MATRIZ&quot;)" office:value-type="string" office:string-value="VARIÁVEL DEFINIDA COMO MATRIZ" calcext:value-type="string">
            <text:p>VARIÁVEL DEFINIDA COMO MATRIZ</text:p>
          </table:table-cell>
          <table:table-cell table:number-columns-repeated="1019"/>
        </table:table-row>
        <table:table-row table:style-name="ro1">
          <table:table-cell table:style-name="ce5" table:formula="of:=IF(LEN([.F86]) &gt; 0; [.F86]; [.E86])" office:value-type="string" office:string-value="VARIÁVEL DEFINIDA COMO NÃO -MARGE" calcext:value-type="string">
            <text:p>VARIÁVEL DEFINIDA COMO NÃO -MARGE</text:p>
          </table:table-cell>
          <table:table-cell table:style-name="ce8" table:formula="of:=IFERROR(__xludf.dummyfunction(&quot;upper(googletranslate(A86,$A$1,&quot;&quot;en&quot;&quot;))&quot;);&quot;VARIABLE DEFINED AS NON -MARGE&quot;)" office:value-type="string" office:string-value="VARIABLE DEFINED AS NON -MARGE" calcext:value-type="string">
            <text:p>VARIABLE DEFINED AS NON -MARGE</text:p>
          </table:table-cell>
          <table:table-cell table:style-name="ce2" table:formula="of:=[$errors.A45]" office:value-type="string" office:string-value="VARIABLE DEFINED AS NONARRAY" calcext:value-type="string">
            <text:p>VARIABLE DEFINED AS NONARRAY</text:p>
          </table:table-cell>
          <table:table-cell/>
          <table:table-cell table:style-name="ce2" table:formula="of:=IFERROR(__xludf.dummyfunction(&quot;UPPER(GOOGLETRANSLATE(if(len(D86) &gt; 0, D86, C86),&quot;&quot;en&quot;&quot;,$A$1))&quot;);&quot;VARIÁVEL DEFINIDA COMO NÃO -MARGE&quot;)" office:value-type="string" office:string-value="VARIÁVEL DEFINIDA COMO NÃO -MARGE" calcext:value-type="string">
            <text:p>VARIÁVEL DEFINIDA COMO NÃO -MARGE</text:p>
          </table:table-cell>
          <table:table-cell table:number-columns-repeated="1019"/>
        </table:table-row>
        <table:table-row table:style-name="ro1">
          <table:table-cell table:style-name="ce5" table:formula="of:=IF(LEN([.F87]) &gt; 0; [.F87]; [.E87])" office:value-type="string" office:string-value="A VARIÁVEL NÃO TEM VALOR" calcext:value-type="string">
            <text:p>A VARIÁVEL NÃO TEM VALOR</text:p>
          </table:table-cell>
          <table:table-cell table:style-name="ce8" table:formula="of:=IFERROR(__xludf.dummyfunction(&quot;upper(googletranslate(A87,$A$1,&quot;&quot;en&quot;&quot;))&quot;);&quot;THE VARIABLE HAS NO VALUE&quot;)" office:value-type="string" office:string-value="THE VARIABLE HAS NO VALUE" calcext:value-type="string">
            <text:p>THE VARIABLE HAS NO VALUE</text:p>
          </table:table-cell>
          <table:table-cell table:style-name="ce2" table:formula="of:=[$errors.A46]" office:value-type="string" office:string-value="VARIABLE HAS NO VALUE" calcext:value-type="string">
            <text:p>VARIABLE HAS NO VALUE</text:p>
          </table:table-cell>
          <table:table-cell/>
          <table:table-cell table:style-name="ce2" table:formula="of:=IFERROR(__xludf.dummyfunction(&quot;UPPER(GOOGLETRANSLATE(if(len(D87) &gt; 0, D87, C87),&quot;&quot;en&quot;&quot;,$A$1))&quot;);&quot;A VARIÁVEL NÃO TEM VALOR&quot;)" office:value-type="string" office:string-value="A VARIÁVEL NÃO TEM VALOR" calcext:value-type="string">
            <text:p>A VARIÁVEL NÃO TEM VALOR</text:p>
          </table:table-cell>
          <table:table-cell table:number-columns-repeated="1019"/>
        </table:table-row>
        <table:table-row table:style-name="ro1">
          <table:table-cell table:style-name="ce5" table:formula="of:=IF(LEN([.F88]) &gt; 0; [.F88]; [.E88])" office:value-type="string" office:string-value="A VARIÁVEL NÃO É UMA MATRIZ" calcext:value-type="string">
            <text:p>A VARIÁVEL NÃO É UMA MATRIZ</text:p>
          </table:table-cell>
          <table:table-cell table:style-name="ce8" table:formula="of:=IFERROR(__xludf.dummyfunction(&quot;upper(googletranslate(A88,$A$1,&quot;&quot;en&quot;&quot;))&quot;);&quot;THE VARIABLE IS NOT A MATRIX&quot;)" office:value-type="string" office:string-value="THE VARIABLE IS NOT A MATRIX" calcext:value-type="string">
            <text:p>THE VARIABLE IS NOT A MATRIX</text:p>
          </table:table-cell>
          <table:table-cell table:style-name="ce2" table:formula="of:=[$errors.A47]" office:value-type="string" office:string-value="VARIABLE IS NOT AN ARRAY" calcext:value-type="string">
            <text:p>VARIABLE IS NOT AN ARRAY</text:p>
          </table:table-cell>
          <table:table-cell/>
          <table:table-cell table:style-name="ce2" table:formula="of:=IFERROR(__xludf.dummyfunction(&quot;UPPER(GOOGLETRANSLATE(if(len(D88) &gt; 0, D88, C88),&quot;&quot;en&quot;&quot;,$A$1))&quot;);&quot;A VARIÁVEL NÃO É UMA MATRIZ&quot;)" office:value-type="string" office:string-value="A VARIÁVEL NÃO É UMA MATRIZ" calcext:value-type="string">
            <text:p>A VARIÁVEL NÃO É UMA MATRIZ</text:p>
          </table:table-cell>
          <table:table-cell table:number-columns-repeated="1019"/>
        </table:table-row>
        <table:table-row table:style-name="ro2" table:number-rows-repeated="1048487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lang_pt.A3:lang_pt.A40">
            <calcext:condition calcext:apply-style-name="ConditionalStyle_1" calcext:value="formula-is(COUNTIF([.$A$3:.$A$40];[.$A3])&gt;1)" calcext:base-cell-address="lang_pt.A3"/>
          </calcext:conditional-format>
        </calcext:conditional-formats>
      </table:table>
      <table:table table:name="lang_in" table:style-name="ta15">
        <table:table-column table:style-name="co24" table:default-cell-style-name="Default"/>
        <table:table-column table:style-name="co5" table:default-cell-style-name="Default"/>
        <table:table-column table:style-name="co1" table:default-cell-style-name="Default"/>
        <table:table-column table:style-name="co21" table:default-cell-style-name="Default"/>
        <table:table-column table:style-name="co34" table:default-cell-style-name="Default"/>
        <table:table-column table:style-name="co28" table:default-cell-style-name="Default"/>
        <table:table-column table:style-name="co31" table:default-cell-style-name="Default"/>
        <table:table-column table:style-name="co21" table:number-columns-repeated="1017" table:default-cell-style-name="Default"/>
        <table:table-row table:style-name="ro1"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reverse</text:p>
          </table:table-cell>
          <table:table-cell table:style-name="ce1" office:value-type="string" calcext:value-type="string">
            <text:p>original</text:p>
          </table:table-cell>
          <table:table-cell table:style-name="ce1" office:value-type="string" calcext:value-type="string">
            <text:p>human override</text:p>
          </table:table-cell>
          <table:table-cell table:style-name="ce1" office:value-type="string" calcext:value-type="string">
            <text:p>google translate</text:p>
          </table:table-cell>
          <table:table-cell table:style-name="ce1" office:value-type="string" calcext:value-type="string">
            <text:p>human translate</text:p>
          </table:table-cell>
          <table:table-cell table:style-name="ce1" office:value-type="string" calcext:value-type="string">
            <text:p>contributor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INDONESIAN</text:p>
          </table:table-cell>
          <table:table-cell table:number-columns-repeated="1023"/>
        </table:table-row>
        <table:table-row table:style-name="ro1">
          <table:table-cell table:style-name="ce17" table:formula="of:=IF(LEN([.F3]) &gt; 0; [.F3]; [.E3])" office:value-type="string" office:string-value="ABS" calcext:value-type="string">
            <text:p>ABS</text:p>
          </table:table-cell>
          <table:table-cell table:style-name="ce8" table:formula="of:=IFERROR(__xludf.dummyfunction(&quot;upper(googletranslate(A3,$A$1,&quot;&quot;en&quot;&quot;))&quot;);&quot;ABS&quot;)" office:value-type="string" office:string-value="ABS" calcext:value-type="string">
            <text:p>ABS</text:p>
          </table:table-cell>
          <table:table-cell table:style-name="ce2" table:formula="of:=[$keywords.A1]" office:value-type="string" office:string-value="ABS" calcext:value-type="string">
            <text:p>ABS</text:p>
          </table:table-cell>
          <table:table-cell/>
          <table:table-cell table:style-name="ce2" table:formula="of:=IFERROR(__xludf.dummyfunction(&quot;UPPER(GOOGLETRANSLATE(if(len(D3) &gt; 0, D3, C3),&quot;&quot;en&quot;&quot;,$A$1))&quot;);&quot;ABS&quot;)" office:value-type="string" office:string-value="ABS" calcext:value-type="string">
            <text:p>ABS</text:p>
          </table:table-cell>
          <table:table-cell table:number-columns-repeated="1019"/>
        </table:table-row>
        <table:table-row table:style-name="ro1">
          <table:table-cell table:style-name="ce17" table:formula="of:=IF(LEN([.F4]) &gt; 0; [.F4]; [.E4])" office:value-type="string" office:string-value="ATN" calcext:value-type="string">
            <text:p>ATN</text:p>
          </table:table-cell>
          <table:table-cell table:style-name="ce8" table:formula="of:=IFERROR(__xludf.dummyfunction(&quot;upper(googletranslate(A4,$A$1,&quot;&quot;en&quot;&quot;))&quot;);&quot;ATN&quot;)" office:value-type="string" office:string-value="ATN" calcext:value-type="string">
            <text:p>ATN</text:p>
          </table:table-cell>
          <table:table-cell table:style-name="ce2" table:formula="of:=[$keywords.A2]" office:value-type="string" office:string-value="ATN" calcext:value-type="string">
            <text:p>ATN</text:p>
          </table:table-cell>
          <table:table-cell/>
          <table:table-cell table:style-name="ce2" table:formula="of:=IFERROR(__xludf.dummyfunction(&quot;UPPER(GOOGLETRANSLATE(if(len(D4) &gt; 0, D4, C4),&quot;&quot;en&quot;&quot;,$A$1))&quot;);&quot;ATN&quot;)" office:value-type="string" office:string-value="ATN" calcext:value-type="string">
            <text:p>ATN</text:p>
          </table:table-cell>
          <table:table-cell table:number-columns-repeated="1019"/>
        </table:table-row>
        <table:table-row table:style-name="ro1">
          <table:table-cell table:style-name="ce17" table:formula="of:=IF(LEN([.F5]) &gt; 0; [.F5]; [.E5])" office:value-type="string" office:string-value="BASIS" calcext:value-type="string">
            <text:p>BASIS</text:p>
          </table:table-cell>
          <table:table-cell table:style-name="ce8" table:formula="of:=IFERROR(__xludf.dummyfunction(&quot;upper(googletranslate(A5,$A$1,&quot;&quot;en&quot;&quot;))&quot;);&quot;BASE&quot;)" office:value-type="string" office:string-value="BASE" calcext:value-type="string">
            <text:p>BASE</text:p>
          </table:table-cell>
          <table:table-cell table:style-name="ce2" table:formula="of:=[$keywords.A3]" office:value-type="string" office:string-value="BASE" calcext:value-type="string">
            <text:p>BASE</text:p>
          </table:table-cell>
          <table:table-cell/>
          <table:table-cell table:style-name="ce2" table:formula="of:=IFERROR(__xludf.dummyfunction(&quot;UPPER(GOOGLETRANSLATE(if(len(D5) &gt; 0, D5, C5),&quot;&quot;en&quot;&quot;,$A$1))&quot;);&quot;BASIS&quot;)" office:value-type="string" office:string-value="BASIS" calcext:value-type="string">
            <text:p>BASIS</text:p>
          </table:table-cell>
          <table:table-cell table:number-columns-repeated="1019"/>
        </table:table-row>
        <table:table-row table:style-name="ro1">
          <table:table-cell table:style-name="ce17" table:formula="of:=IF(LEN([.F6]) &gt; 0; [.F6]; [.E6])" office:value-type="string" office:string-value="COS" calcext:value-type="string">
            <text:p>COS</text:p>
          </table:table-cell>
          <table:table-cell table:style-name="ce8" table:formula="of:=IFERROR(__xludf.dummyfunction(&quot;upper(googletranslate(A6,$A$1,&quot;&quot;en&quot;&quot;))&quot;);&quot;COS&quot;)" office:value-type="string" office:string-value="COS" calcext:value-type="string">
            <text:p>COS</text:p>
          </table:table-cell>
          <table:table-cell table:style-name="ce2" table:formula="of:=[$keywords.A4]" office:value-type="string" office:string-value="COS" calcext:value-type="string">
            <text:p>COS</text:p>
          </table:table-cell>
          <table:table-cell/>
          <table:table-cell table:style-name="ce2" table:formula="of:=IFERROR(__xludf.dummyfunction(&quot;UPPER(GOOGLETRANSLATE(if(len(D6) &gt; 0, D6, C6),&quot;&quot;en&quot;&quot;,$A$1))&quot;);&quot;COS&quot;)" office:value-type="string" office:string-value="COS" calcext:value-type="string">
            <text:p>COS</text:p>
          </table:table-cell>
          <table:table-cell table:number-columns-repeated="1019"/>
        </table:table-row>
        <table:table-row table:style-name="ro1">
          <table:table-cell table:style-name="ce17" table:formula="of:=IF(LEN([.F7]) &gt; 0; [.F7]; [.E7])" office:value-type="string" office:string-value="DATA" calcext:value-type="string">
            <text:p>DATA</text:p>
          </table:table-cell>
          <table:table-cell table:style-name="ce8" table:formula="of:=IFERROR(__xludf.dummyfunction(&quot;upper(googletranslate(A7,$A$1,&quot;&quot;en&quot;&quot;))&quot;);&quot;DATA&quot;)" office:value-type="string" office:string-value="DATA" calcext:value-type="string">
            <text:p>DATA</text:p>
          </table:table-cell>
          <table:table-cell table:style-name="ce2" table:formula="of:=[$keywords.A5]" office:value-type="string" office:string-value="DATA" calcext:value-type="string">
            <text:p>DATA</text:p>
          </table:table-cell>
          <table:table-cell/>
          <table:table-cell table:style-name="ce2" table:formula="of:=IFERROR(__xludf.dummyfunction(&quot;UPPER(GOOGLETRANSLATE(if(len(D7) &gt; 0, D7, C7),&quot;&quot;en&quot;&quot;,$A$1))&quot;);&quot;DATA&quot;)" office:value-type="string" office:string-value="DATA" calcext:value-type="string">
            <text:p>DATA</text:p>
          </table:table-cell>
          <table:table-cell table:number-columns-repeated="1019"/>
        </table:table-row>
        <table:table-row table:style-name="ro1">
          <table:table-cell table:style-name="ce17" table:formula="of:=IF(LEN([.F8]) &gt; 0; [.F8]; [.E8])" office:value-type="string" office:string-value="DBL" calcext:value-type="string">
            <text:p>DBL</text:p>
          </table:table-cell>
          <table:table-cell table:style-name="ce8" table:formula="of:=IFERROR(__xludf.dummyfunction(&quot;upper(googletranslate(A8,$A$1,&quot;&quot;en&quot;&quot;))&quot;);&quot;DBL&quot;)" office:value-type="string" office:string-value="DBL" calcext:value-type="string">
            <text:p>DBL</text:p>
          </table:table-cell>
          <table:table-cell table:style-name="ce2" table:formula="of:=[$keywords.A6]" office:value-type="string" office:string-value="DBL" calcext:value-type="string">
            <text:p>DBL</text:p>
          </table:table-cell>
          <table:table-cell/>
          <table:table-cell table:style-name="ce2" table:formula="of:=IFERROR(__xludf.dummyfunction(&quot;UPPER(GOOGLETRANSLATE(if(len(D8) &gt; 0, D8, C8),&quot;&quot;en&quot;&quot;,$A$1))&quot;);&quot;DBL&quot;)" office:value-type="string" office:string-value="DBL" calcext:value-type="string">
            <text:p>DBL</text:p>
          </table:table-cell>
          <table:table-cell table:number-columns-repeated="1019"/>
        </table:table-row>
        <table:table-row table:style-name="ro1">
          <table:table-cell table:style-name="ce17" table:formula="of:=IF(LEN([.F9]) &gt; 0; [.F9]; [.E9])" office:value-type="string" office:string-value="DEF" calcext:value-type="string">
            <text:p>DEF</text:p>
          </table:table-cell>
          <table:table-cell table:style-name="ce8" table:formula="of:=IFERROR(__xludf.dummyfunction(&quot;upper(googletranslate(A9,$A$1,&quot;&quot;en&quot;&quot;))&quot;);&quot;DEF&quot;)" office:value-type="string" office:string-value="DEF" calcext:value-type="string">
            <text:p>DEF</text:p>
          </table:table-cell>
          <table:table-cell table:style-name="ce2" table:formula="of:=[$keywords.A7]" office:value-type="string" office:string-value="DEF" calcext:value-type="string">
            <text:p>DEF</text:p>
          </table:table-cell>
          <table:table-cell/>
          <table:table-cell table:style-name="ce2" table:formula="of:=IFERROR(__xludf.dummyfunction(&quot;UPPER(GOOGLETRANSLATE(if(len(D9) &gt; 0, D9, C9),&quot;&quot;en&quot;&quot;,$A$1))&quot;);&quot;DEF&quot;)" office:value-type="string" office:string-value="DEF" calcext:value-type="string">
            <text:p>DEF</text:p>
          </table:table-cell>
          <table:table-cell table:number-columns-repeated="1019"/>
        </table:table-row>
        <table:table-row table:style-name="ro1">
          <table:table-cell table:style-name="ce17" table:formula="of:=IF(LEN([.F10]) &gt; 0; [.F10]; [.E10])" office:value-type="string" office:string-value="REDUP" calcext:value-type="string">
            <text:p>REDUP</text:p>
          </table:table-cell>
          <table:table-cell table:style-name="ce8" table:formula="of:=IFERROR(__xludf.dummyfunction(&quot;upper(googletranslate(A10,$A$1,&quot;&quot;en&quot;&quot;))&quot;);&quot;DIM&quot;)" office:value-type="string" office:string-value="DIM" calcext:value-type="string">
            <text:p>DIM</text:p>
          </table:table-cell>
          <table:table-cell table:style-name="ce2" table:formula="of:=[$keywords.A8]" office:value-type="string" office:string-value="DIM" calcext:value-type="string">
            <text:p>DIM</text:p>
          </table:table-cell>
          <table:table-cell/>
          <table:table-cell table:style-name="ce2" table:formula="of:=IFERROR(__xludf.dummyfunction(&quot;UPPER(GOOGLETRANSLATE(if(len(D10) &gt; 0, D10, C10),&quot;&quot;en&quot;&quot;,$A$1))&quot;);&quot;REDUP&quot;)" office:value-type="string" office:string-value="REDUP" calcext:value-type="string">
            <text:p>REDUP</text:p>
          </table:table-cell>
          <table:table-cell table:number-columns-repeated="1019"/>
        </table:table-row>
        <table:table-row table:style-name="ro1">
          <table:table-cell table:style-name="ce17" table:formula="of:=IF(LEN([.F11]) &gt; 0; [.F11]; [.E11])" office:value-type="string" office:string-value="AKHIR" calcext:value-type="string">
            <text:p>AKHIR</text:p>
          </table:table-cell>
          <table:table-cell table:style-name="ce8" table:formula="of:=IFERROR(__xludf.dummyfunction(&quot;upper(googletranslate(A11,$A$1,&quot;&quot;en&quot;&quot;))&quot;);&quot;END&quot;)" office:value-type="string" office:string-value="END" calcext:value-type="string">
            <text:p>END</text:p>
          </table:table-cell>
          <table:table-cell table:style-name="ce2" table:formula="of:=[$keywords.A9]" office:value-type="string" office:string-value="END" calcext:value-type="string">
            <text:p>END</text:p>
          </table:table-cell>
          <table:table-cell/>
          <table:table-cell table:style-name="ce2" table:formula="of:=IFERROR(__xludf.dummyfunction(&quot;UPPER(GOOGLETRANSLATE(if(len(D11) &gt; 0, D11, C11),&quot;&quot;en&quot;&quot;,$A$1))&quot;);&quot;AKHIR&quot;)" office:value-type="string" office:string-value="AKHIR" calcext:value-type="string">
            <text:p>AKHIR</text:p>
          </table:table-cell>
          <table:table-cell table:number-columns-repeated="1019"/>
        </table:table-row>
        <table:table-row table:style-name="ro1">
          <table:table-cell table:style-name="ce17" table:formula="of:=IF(LEN([.F12]) &gt; 0; [.F12]; [.E12])" office:value-type="string" office:string-value="EXP" calcext:value-type="string">
            <text:p>EXP</text:p>
          </table:table-cell>
          <table:table-cell table:style-name="ce8" table:formula="of:=IFERROR(__xludf.dummyfunction(&quot;upper(googletranslate(A12,$A$1,&quot;&quot;en&quot;&quot;))&quot;);&quot;EXP&quot;)" office:value-type="string" office:string-value="EXP" calcext:value-type="string">
            <text:p>EXP</text:p>
          </table:table-cell>
          <table:table-cell table:style-name="ce2" table:formula="of:=[$keywords.A10]" office:value-type="string" office:string-value="EXP" calcext:value-type="string">
            <text:p>EXP</text:p>
          </table:table-cell>
          <table:table-cell/>
          <table:table-cell table:style-name="ce2" table:formula="of:=IFERROR(__xludf.dummyfunction(&quot;UPPER(GOOGLETRANSLATE(if(len(D12) &gt; 0, D12, C12),&quot;&quot;en&quot;&quot;,$A$1))&quot;);&quot;EXP&quot;)" office:value-type="string" office:string-value="EXP" calcext:value-type="string">
            <text:p>EXP</text:p>
          </table:table-cell>
          <table:table-cell table:number-columns-repeated="1019"/>
        </table:table-row>
        <table:table-row table:style-name="ro1">
          <table:table-cell table:style-name="ce17" table:formula="of:=IF(LEN([.F13]) &gt; 0; [.F13]; [.E13])" office:value-type="string" office:string-value="UNTUK" calcext:value-type="string">
            <text:p>UNTUK</text:p>
          </table:table-cell>
          <table:table-cell table:style-name="ce8" table:formula="of:=IFERROR(__xludf.dummyfunction(&quot;upper(googletranslate(A13,$A$1,&quot;&quot;en&quot;&quot;))&quot;);&quot;FOR&quot;)" office:value-type="string" office:string-value="FOR" calcext:value-type="string">
            <text:p>FOR</text:p>
          </table:table-cell>
          <table:table-cell table:style-name="ce2" table:formula="of:=[$keywords.A11]" office:value-type="string" office:string-value="FOR" calcext:value-type="string">
            <text:p>FOR</text:p>
          </table:table-cell>
          <table:table-cell/>
          <table:table-cell table:style-name="ce2" table:formula="of:=IFERROR(__xludf.dummyfunction(&quot;UPPER(GOOGLETRANSLATE(if(len(D13) &gt; 0, D13, C13),&quot;&quot;en&quot;&quot;,$A$1))&quot;);&quot;UNTUK&quot;)" office:value-type="string" office:string-value="UNTUK" calcext:value-type="string">
            <text:p>UNTUK</text:p>
          </table:table-cell>
          <table:table-cell table:number-columns-repeated="1019"/>
        </table:table-row>
        <table:table-row table:style-name="ro1">
          <table:table-cell table:style-name="ce17" table:formula="of:=IF(LEN([.F14]) &gt; 0; [.F14]; [.E14])" office:value-type="string" office:string-value="PERGI KE" calcext:value-type="string">
            <text:p>PERGI KE</text:p>
          </table:table-cell>
          <table:table-cell table:style-name="ce8" table:formula="of:=IFERROR(__xludf.dummyfunction(&quot;upper(googletranslate(A14,$A$1,&quot;&quot;en&quot;&quot;))&quot;);&quot;GO TO&quot;)" office:value-type="string" office:string-value="GO TO" calcext:value-type="string">
            <text:p>GO TO</text:p>
          </table:table-cell>
          <table:table-cell table:style-name="ce2" table:formula="of:=[$keywords.A12]" office:value-type="string" office:string-value="GOTO" calcext:value-type="string">
            <text:p>GOTO</text:p>
          </table:table-cell>
          <table:table-cell/>
          <table:table-cell table:style-name="ce2" table:formula="of:=IFERROR(__xludf.dummyfunction(&quot;UPPER(GOOGLETRANSLATE(if(len(D14) &gt; 0, D14, C14),&quot;&quot;en&quot;&quot;,$A$1))&quot;);&quot;PERGI KE&quot;)" office:value-type="string" office:string-value="PERGI KE" calcext:value-type="string">
            <text:p>PERGI KE</text:p>
          </table:table-cell>
          <table:table-cell table:number-columns-repeated="1019"/>
        </table:table-row>
        <table:table-row table:style-name="ro1">
          <table:table-cell table:style-name="ce17" table:formula="of:=IF(LEN([.F15]) &gt; 0; [.F15]; [.E15])" office:value-type="string" office:string-value="GOSUB" calcext:value-type="string">
            <text:p>GOSUB</text:p>
          </table:table-cell>
          <table:table-cell table:style-name="ce8" table:formula="of:=IFERROR(__xludf.dummyfunction(&quot;upper(googletranslate(A15,$A$1,&quot;&quot;en&quot;&quot;))&quot;);&quot;GOSUB&quot;)" office:value-type="string" office:string-value="GOSUB" calcext:value-type="string">
            <text:p>GOSUB</text:p>
          </table:table-cell>
          <table:table-cell table:style-name="ce2" table:formula="of:=[$keywords.A13]" office:value-type="string" office:string-value="GOSUB" calcext:value-type="string">
            <text:p>GOSUB</text:p>
          </table:table-cell>
          <table:table-cell/>
          <table:table-cell table:style-name="ce2" table:formula="of:=IFERROR(__xludf.dummyfunction(&quot;UPPER(GOOGLETRANSLATE(if(len(D15) &gt; 0, D15, C15),&quot;&quot;en&quot;&quot;,$A$1))&quot;);&quot;GOSUB&quot;)" office:value-type="string" office:string-value="GOSUB" calcext:value-type="string">
            <text:p>GOSUB</text:p>
          </table:table-cell>
          <table:table-cell table:number-columns-repeated="1019"/>
        </table:table-row>
        <table:table-row table:style-name="ro1">
          <table:table-cell table:style-name="ce17" table:formula="of:=IF(LEN([.F16]) &gt; 0; [.F16]; [.E16])" office:value-type="string" office:string-value="JIKA" calcext:value-type="string">
            <text:p>JIKA</text:p>
          </table:table-cell>
          <table:table-cell table:style-name="ce8" table:formula="of:=IFERROR(__xludf.dummyfunction(&quot;upper(googletranslate(A16,$A$1,&quot;&quot;en&quot;&quot;))&quot;);&quot;IF&quot;)" office:value-type="string" office:string-value="IF" calcext:value-type="string">
            <text:p>IF</text:p>
          </table:table-cell>
          <table:table-cell table:style-name="ce2" table:formula="of:=[$keywords.A14]" office:value-type="string" office:string-value="IF" calcext:value-type="string">
            <text:p>IF</text:p>
          </table:table-cell>
          <table:table-cell/>
          <table:table-cell table:style-name="ce2" table:formula="of:=IFERROR(__xludf.dummyfunction(&quot;UPPER(GOOGLETRANSLATE(if(len(D16) &gt; 0, D16, C16),&quot;&quot;en&quot;&quot;,$A$1))&quot;);&quot;JIKA&quot;)" office:value-type="string" office:string-value="JIKA" calcext:value-type="string">
            <text:p>JIKA</text:p>
          </table:table-cell>
          <table:table-cell table:number-columns-repeated="1019"/>
        </table:table-row>
        <table:table-row table:style-name="ro1">
          <table:table-cell table:style-name="ce17" table:formula="of:=IF(LEN([.F17]) &gt; 0; [.F17]; [.E17])" office:value-type="string" office:string-value="INT" calcext:value-type="string">
            <text:p>INT</text:p>
          </table:table-cell>
          <table:table-cell table:style-name="ce8" table:formula="of:=IFERROR(__xludf.dummyfunction(&quot;upper(googletranslate(A17,$A$1,&quot;&quot;en&quot;&quot;))&quot;);&quot;INT&quot;)" office:value-type="string" office:string-value="INT" calcext:value-type="string">
            <text:p>INT</text:p>
          </table:table-cell>
          <table:table-cell table:style-name="ce2" table:formula="of:=[$keywords.A15]" office:value-type="string" office:string-value="INT" calcext:value-type="string">
            <text:p>INT</text:p>
          </table:table-cell>
          <table:table-cell/>
          <table:table-cell table:style-name="ce2" table:formula="of:=IFERROR(__xludf.dummyfunction(&quot;UPPER(GOOGLETRANSLATE(if(len(D17) &gt; 0, D17, C17),&quot;&quot;en&quot;&quot;,$A$1))&quot;);&quot;INT&quot;)" office:value-type="string" office:string-value="INT" calcext:value-type="string">
            <text:p>INT</text:p>
          </table:table-cell>
          <table:table-cell table:number-columns-repeated="1019"/>
        </table:table-row>
        <table:table-row table:style-name="ro1">
          <table:table-cell table:style-name="ce17" table:formula="of:=IF(LEN([.F18]) &gt; 0; [.F18]; [.E18])" office:value-type="string" office:string-value="MEMASUKKAN" calcext:value-type="string">
            <text:p>MEMASUKKAN</text:p>
          </table:table-cell>
          <table:table-cell table:style-name="ce8" table:formula="of:=IFERROR(__xludf.dummyfunction(&quot;upper(googletranslate(A18,$A$1,&quot;&quot;en&quot;&quot;))&quot;);&quot;ENTER&quot;)" office:value-type="string" office:string-value="ENTER" calcext:value-type="string">
            <text:p>ENTER</text:p>
          </table:table-cell>
          <table:table-cell table:style-name="ce2" table:formula="of:=[$keywords.A16]" office:value-type="string" office:string-value="INPUT" calcext:value-type="string">
            <text:p>INPUT</text:p>
          </table:table-cell>
          <table:table-cell/>
          <table:table-cell table:style-name="ce2" table:formula="of:=IFERROR(__xludf.dummyfunction(&quot;UPPER(GOOGLETRANSLATE(if(len(D18) &gt; 0, D18, C18),&quot;&quot;en&quot;&quot;,$A$1))&quot;);&quot;MEMASUKKAN&quot;)" office:value-type="string" office:string-value="MEMASUKKAN" calcext:value-type="string">
            <text:p>MEMASUKKAN</text:p>
          </table:table-cell>
          <table:table-cell table:number-columns-repeated="1019"/>
        </table:table-row>
        <table:table-row table:style-name="ro1">
          <table:table-cell table:style-name="ce17" table:formula="of:=IF(LEN([.F19]) &gt; 0; [.F19]; [.E19])" office:value-type="string" office:string-value="MEMBIARKAN" calcext:value-type="string">
            <text:p>MEMBIARKAN</text:p>
          </table:table-cell>
          <table:table-cell table:style-name="ce8" table:formula="of:=IFERROR(__xludf.dummyfunction(&quot;upper(googletranslate(A19,$A$1,&quot;&quot;en&quot;&quot;))&quot;);&quot;LET&quot;)" office:value-type="string" office:string-value="LET" calcext:value-type="string">
            <text:p>LET</text:p>
          </table:table-cell>
          <table:table-cell table:style-name="ce2" table:formula="of:=[$keywords.A17]" office:value-type="string" office:string-value="LET" calcext:value-type="string">
            <text:p>LET</text:p>
          </table:table-cell>
          <table:table-cell/>
          <table:table-cell table:style-name="ce2" table:formula="of:=IFERROR(__xludf.dummyfunction(&quot;UPPER(GOOGLETRANSLATE(if(len(D19) &gt; 0, D19, C19),&quot;&quot;en&quot;&quot;,$A$1))&quot;);&quot;MEMBIARKAN&quot;)" office:value-type="string" office:string-value="MEMBIARKAN" calcext:value-type="string">
            <text:p>MEMBIARKAN</text:p>
          </table:table-cell>
          <table:table-cell table:number-columns-repeated="1019"/>
        </table:table-row>
        <table:table-row table:style-name="ro1">
          <table:table-cell table:style-name="ce17" table:formula="of:=IF(LEN([.F20]) &gt; 0; [.F20]; [.E20])" office:value-type="string" office:string-value="CATATAN" calcext:value-type="string">
            <text:p>CATATAN</text:p>
          </table:table-cell>
          <table:table-cell table:style-name="ce8" table:formula="of:=IFERROR(__xludf.dummyfunction(&quot;upper(googletranslate(A20,$A$1,&quot;&quot;en&quot;&quot;))&quot;);&quot;NOTES&quot;)" office:value-type="string" office:string-value="NOTES" calcext:value-type="string">
            <text:p>NOTES</text:p>
          </table:table-cell>
          <table:table-cell table:style-name="ce2" table:formula="of:=[$keywords.A18]" office:value-type="string" office:string-value="LOG" calcext:value-type="string">
            <text:p>LOG</text:p>
          </table:table-cell>
          <table:table-cell/>
          <table:table-cell table:style-name="ce2" table:formula="of:=IFERROR(__xludf.dummyfunction(&quot;UPPER(GOOGLETRANSLATE(if(len(D20) &gt; 0, D20, C20),&quot;&quot;en&quot;&quot;,$A$1))&quot;);&quot;CATATAN&quot;)" office:value-type="string" office:string-value="CATATAN" calcext:value-type="string">
            <text:p>CATATAN</text:p>
          </table:table-cell>
          <table:table-cell table:number-columns-repeated="1019"/>
        </table:table-row>
        <table:table-row table:style-name="ro1">
          <table:table-cell table:style-name="ce17" table:formula="of:=IF(LEN([.F21]) &gt; 0; [.F21]; [.E21])" office:value-type="string" office:string-value="BERIKUTNYA" calcext:value-type="string">
            <text:p>BERIKUTNYA</text:p>
          </table:table-cell>
          <table:table-cell table:style-name="ce8" table:formula="of:=IFERROR(__xludf.dummyfunction(&quot;upper(googletranslate(A21,$A$1,&quot;&quot;en&quot;&quot;))&quot;);&quot;NEXT&quot;)" office:value-type="string" office:string-value="NEXT" calcext:value-type="string">
            <text:p>NEXT</text:p>
          </table:table-cell>
          <table:table-cell table:style-name="ce2" table:formula="of:=[$keywords.A19]" office:value-type="string" office:string-value="NEXT" calcext:value-type="string">
            <text:p>NEXT</text:p>
          </table:table-cell>
          <table:table-cell/>
          <table:table-cell table:style-name="ce2" table:formula="of:=IFERROR(__xludf.dummyfunction(&quot;UPPER(GOOGLETRANSLATE(if(len(D21) &gt; 0, D21, C21),&quot;&quot;en&quot;&quot;,$A$1))&quot;);&quot;BERIKUTNYA&quot;)" office:value-type="string" office:string-value="BERIKUTNYA" calcext:value-type="string">
            <text:p>BERIKUTNYA</text:p>
          </table:table-cell>
          <table:table-cell table:number-columns-repeated="1019"/>
        </table:table-row>
        <table:table-row table:style-name="ro1">
          <table:table-cell table:style-name="ce17" table:formula="of:=IF(LEN([.F22]) &gt; 0; [.F22]; [.E22])" office:value-type="string" office:string-value="PADA" calcext:value-type="string">
            <text:p>PADA</text:p>
          </table:table-cell>
          <table:table-cell table:style-name="ce8" table:formula="of:=IFERROR(__xludf.dummyfunction(&quot;upper(googletranslate(A22,$A$1,&quot;&quot;en&quot;&quot;))&quot;);&quot;ON&quot;)" office:value-type="string" office:string-value="ON" calcext:value-type="string">
            <text:p>ON</text:p>
          </table:table-cell>
          <table:table-cell table:style-name="ce2" table:formula="of:=[$keywords.A20]" office:value-type="string" office:string-value="ON" calcext:value-type="string">
            <text:p>ON</text:p>
          </table:table-cell>
          <table:table-cell/>
          <table:table-cell table:style-name="ce2" table:formula="of:=IFERROR(__xludf.dummyfunction(&quot;UPPER(GOOGLETRANSLATE(if(len(D22) &gt; 0, D22, C22),&quot;&quot;en&quot;&quot;,$A$1))&quot;);&quot;PADA&quot;)" office:value-type="string" office:string-value="PADA" calcext:value-type="string">
            <text:p>PADA</text:p>
          </table:table-cell>
          <table:table-cell table:number-columns-repeated="1019"/>
        </table:table-row>
        <table:table-row table:style-name="ro1">
          <table:table-cell table:style-name="ce17" table:formula="of:=IF(LEN([.F23]) &gt; 0; [.F23]; [.E23])" office:value-type="string" office:string-value="PILIHAN" calcext:value-type="string">
            <text:p>PILIHAN</text:p>
          </table:table-cell>
          <table:table-cell table:style-name="ce8" table:formula="of:=IFERROR(__xludf.dummyfunction(&quot;upper(googletranslate(A23,$A$1,&quot;&quot;en&quot;&quot;))&quot;);&quot;CHOICE&quot;)" office:value-type="string" office:string-value="CHOICE" calcext:value-type="string">
            <text:p>CHOICE</text:p>
          </table:table-cell>
          <table:table-cell table:style-name="ce2" table:formula="of:=[$keywords.A21]" office:value-type="string" office:string-value="OPTION" calcext:value-type="string">
            <text:p>OPTION</text:p>
          </table:table-cell>
          <table:table-cell/>
          <table:table-cell table:style-name="ce2" table:formula="of:=IFERROR(__xludf.dummyfunction(&quot;UPPER(GOOGLETRANSLATE(if(len(D23) &gt; 0, D23, C23),&quot;&quot;en&quot;&quot;,$A$1))&quot;);&quot;PILIHAN&quot;)" office:value-type="string" office:string-value="PILIHAN" calcext:value-type="string">
            <text:p>PILIHAN</text:p>
          </table:table-cell>
          <table:table-cell table:number-columns-repeated="1019"/>
        </table:table-row>
        <table:table-row table:style-name="ro1">
          <table:table-cell table:style-name="ce17" table:formula="of:=IF(LEN([.F24]) &gt; 0; [.F24]; [.E24])" office:value-type="string" office:string-value="MENCETAK" calcext:value-type="string">
            <text:p>MENCETAK</text:p>
          </table:table-cell>
          <table:table-cell table:style-name="ce8" table:formula="of:=IFERROR(__xludf.dummyfunction(&quot;upper(googletranslate(A24,$A$1,&quot;&quot;en&quot;&quot;))&quot;);&quot;PRINT&quot;)" office:value-type="string" office:string-value="PRINT" calcext:value-type="string">
            <text:p>PRINT</text:p>
          </table:table-cell>
          <table:table-cell table:style-name="ce2" table:formula="of:=[$keywords.A22]" office:value-type="string" office:string-value="PRINT" calcext:value-type="string">
            <text:p>PRINT</text:p>
          </table:table-cell>
          <table:table-cell/>
          <table:table-cell table:style-name="ce2" table:formula="of:=IFERROR(__xludf.dummyfunction(&quot;UPPER(GOOGLETRANSLATE(if(len(D24) &gt; 0, D24, C24),&quot;&quot;en&quot;&quot;,$A$1))&quot;);&quot;MENCETAK&quot;)" office:value-type="string" office:string-value="MENCETAK" calcext:value-type="string">
            <text:p>MENCETAK</text:p>
          </table:table-cell>
          <table:table-cell table:number-columns-repeated="1019"/>
        </table:table-row>
        <table:table-row table:style-name="ro1">
          <table:table-cell table:style-name="ce17" table:formula="of:=IF(LEN([.F25]) &gt; 0; [.F25]; [.E25])" office:value-type="string" office:string-value="MENGACAK" calcext:value-type="string">
            <text:p>MENGACAK</text:p>
          </table:table-cell>
          <table:table-cell table:style-name="ce8" table:formula="of:=IFERROR(__xludf.dummyfunction(&quot;upper(googletranslate(A25,$A$1,&quot;&quot;en&quot;&quot;))&quot;);&quot;RUFFLED&quot;)" office:value-type="string" office:string-value="RUFFLED" calcext:value-type="string">
            <text:p>RUFFLED</text:p>
          </table:table-cell>
          <table:table-cell table:style-name="ce2" table:formula="of:=[$keywords.A23]" office:value-type="string" office:string-value="RANDOMIZE" calcext:value-type="string">
            <text:p>RANDOMIZE</text:p>
          </table:table-cell>
          <table:table-cell/>
          <table:table-cell table:style-name="ce2" table:formula="of:=IFERROR(__xludf.dummyfunction(&quot;UPPER(GOOGLETRANSLATE(if(len(D25) &gt; 0, D25, C25),&quot;&quot;en&quot;&quot;,$A$1))&quot;);&quot;MENGACAK&quot;)" office:value-type="string" office:string-value="MENGACAK" calcext:value-type="string">
            <text:p>MENGACAK</text:p>
          </table:table-cell>
          <table:table-cell table:number-columns-repeated="1019"/>
        </table:table-row>
        <table:table-row table:style-name="ro1">
          <table:table-cell table:style-name="ce17" table:formula="of:=IF(LEN([.F26]) &gt; 0; [.F26]; [.E26])" office:value-type="string" office:string-value="TIKUS" calcext:value-type="string">
            <text:p>TIKUS</text:p>
          </table:table-cell>
          <table:table-cell table:style-name="ce8" table:formula="of:=IFERROR(__xludf.dummyfunction(&quot;upper(googletranslate(A26,$A$1,&quot;&quot;en&quot;&quot;))&quot;);&quot;MOUSE&quot;)" office:value-type="string" office:string-value="MOUSE" calcext:value-type="string">
            <text:p>MOUSE</text:p>
          </table:table-cell>
          <table:table-cell table:style-name="ce2" table:formula="of:=[$keywords.A24]" office:value-type="string" office:string-value="RAT" calcext:value-type="string">
            <text:p>RAT</text:p>
          </table:table-cell>
          <table:table-cell/>
          <table:table-cell table:style-name="ce2" table:formula="of:=IFERROR(__xludf.dummyfunction(&quot;UPPER(GOOGLETRANSLATE(if(len(D26) &gt; 0, D26, C26),&quot;&quot;en&quot;&quot;,$A$1))&quot;);&quot;TIKUS&quot;)" office:value-type="string" office:string-value="TIKUS" calcext:value-type="string">
            <text:p>TIKUS</text:p>
          </table:table-cell>
          <table:table-cell table:number-columns-repeated="1019"/>
        </table:table-row>
        <table:table-row table:style-name="ro1">
          <table:table-cell table:style-name="ce17" table:formula="of:=IF(LEN([.F27]) &gt; 0; [.F27]; [.E27])" office:value-type="string" office:string-value="MEMBACA" calcext:value-type="string">
            <text:p>MEMBACA</text:p>
          </table:table-cell>
          <table:table-cell table:style-name="ce8" table:formula="of:=IFERROR(__xludf.dummyfunction(&quot;upper(googletranslate(A27,$A$1,&quot;&quot;en&quot;&quot;))&quot;);&quot;READ&quot;)" office:value-type="string" office:string-value="READ" calcext:value-type="string">
            <text:p>READ</text:p>
          </table:table-cell>
          <table:table-cell table:style-name="ce2" table:formula="of:=[$keywords.A25]" office:value-type="string" office:string-value="READ" calcext:value-type="string">
            <text:p>READ</text:p>
          </table:table-cell>
          <table:table-cell/>
          <table:table-cell table:style-name="ce2" table:formula="of:=IFERROR(__xludf.dummyfunction(&quot;UPPER(GOOGLETRANSLATE(if(len(D27) &gt; 0, D27, C27),&quot;&quot;en&quot;&quot;,$A$1))&quot;);&quot;MEMBACA&quot;)" office:value-type="string" office:string-value="MEMBACA" calcext:value-type="string">
            <text:p>MEMBACA</text:p>
          </table:table-cell>
          <table:table-cell table:number-columns-repeated="1019"/>
        </table:table-row>
        <table:table-row table:style-name="ro1">
          <table:table-cell table:style-name="ce17" table:formula="of:=IF(LEN([.F28]) &gt; 0; [.F28]; [.E28])" office:value-type="string" office:string-value="REM" calcext:value-type="string">
            <text:p>REM</text:p>
          </table:table-cell>
          <table:table-cell table:style-name="ce8" table:formula="of:=IFERROR(__xludf.dummyfunction(&quot;upper(googletranslate(A28,$A$1,&quot;&quot;en&quot;&quot;))&quot;);&quot;BRAKE&quot;)" office:value-type="string" office:string-value="BRAKE" calcext:value-type="string">
            <text:p>BRAKE</text:p>
          </table:table-cell>
          <table:table-cell table:style-name="ce2" table:formula="of:=[$keywords.A26]" office:value-type="string" office:string-value="REM" calcext:value-type="string">
            <text:p>REM</text:p>
          </table:table-cell>
          <table:table-cell/>
          <table:table-cell table:style-name="ce2" table:formula="of:=IFERROR(__xludf.dummyfunction(&quot;UPPER(GOOGLETRANSLATE(if(len(D28) &gt; 0, D28, C28),&quot;&quot;en&quot;&quot;,$A$1))&quot;);&quot;REM&quot;)" office:value-type="string" office:string-value="REM" calcext:value-type="string">
            <text:p>REM</text:p>
          </table:table-cell>
          <table:table-cell table:number-columns-repeated="1019"/>
        </table:table-row>
        <table:table-row table:style-name="ro1">
          <table:table-cell table:style-name="ce17" table:formula="of:=IF(LEN([.F29]) &gt; 0; [.F29]; [.E29])" office:value-type="string" office:string-value="MEMULIHKAN" calcext:value-type="string">
            <text:p>MEMULIHKAN</text:p>
          </table:table-cell>
          <table:table-cell table:style-name="ce8" table:formula="of:=IFERROR(__xludf.dummyfunction(&quot;upper(googletranslate(A29,$A$1,&quot;&quot;en&quot;&quot;))&quot;);&quot;RESTORE&quot;)" office:value-type="string" office:string-value="RESTORE" calcext:value-type="string">
            <text:p>RESTORE</text:p>
          </table:table-cell>
          <table:table-cell table:style-name="ce2" table:formula="of:=[$keywords.A27]" office:value-type="string" office:string-value="RESTORE" calcext:value-type="string">
            <text:p>RESTORE</text:p>
          </table:table-cell>
          <table:table-cell/>
          <table:table-cell table:style-name="ce2" table:formula="of:=IFERROR(__xludf.dummyfunction(&quot;UPPER(GOOGLETRANSLATE(if(len(D29) &gt; 0, D29, C29),&quot;&quot;en&quot;&quot;,$A$1))&quot;);&quot;MEMULIHKAN&quot;)" office:value-type="string" office:string-value="MEMULIHKAN" calcext:value-type="string">
            <text:p>MEMULIHKAN</text:p>
          </table:table-cell>
          <table:table-cell table:number-columns-repeated="1019"/>
        </table:table-row>
        <table:table-row table:style-name="ro1">
          <table:table-cell table:style-name="ce17" table:formula="of:=IF(LEN([.F30]) &gt; 0; [.F30]; [.E30])" office:value-type="string" office:string-value="KEMBALI" calcext:value-type="string">
            <text:p>KEMBALI</text:p>
          </table:table-cell>
          <table:table-cell table:style-name="ce8" table:formula="of:=IFERROR(__xludf.dummyfunction(&quot;upper(googletranslate(A30,$A$1,&quot;&quot;en&quot;&quot;))&quot;);&quot;RETURN&quot;)" office:value-type="string" office:string-value="RETURN" calcext:value-type="string">
            <text:p>RETURN</text:p>
          </table:table-cell>
          <table:table-cell table:style-name="ce2" table:formula="of:=[$keywords.A28]" office:value-type="string" office:string-value="RETURN" calcext:value-type="string">
            <text:p>RETURN</text:p>
          </table:table-cell>
          <table:table-cell/>
          <table:table-cell table:style-name="ce2" table:formula="of:=IFERROR(__xludf.dummyfunction(&quot;UPPER(GOOGLETRANSLATE(if(len(D30) &gt; 0, D30, C30),&quot;&quot;en&quot;&quot;,$A$1))&quot;);&quot;KEMBALI&quot;)" office:value-type="string" office:string-value="KEMBALI" calcext:value-type="string">
            <text:p>KEMBALI</text:p>
          </table:table-cell>
          <table:table-cell table:number-columns-repeated="1019"/>
        </table:table-row>
        <table:table-row table:style-name="ro1">
          <table:table-cell table:style-name="ce17" table:formula="of:=IF(LEN([.F31]) &gt; 0; [.F31]; [.E31])" office:value-type="string" office:string-value="RND" calcext:value-type="string">
            <text:p>RND</text:p>
          </table:table-cell>
          <table:table-cell table:style-name="ce8" table:formula="of:=IFERROR(__xludf.dummyfunction(&quot;upper(googletranslate(A31,$A$1,&quot;&quot;en&quot;&quot;))&quot;);&quot;RND&quot;)" office:value-type="string" office:string-value="RND" calcext:value-type="string">
            <text:p>RND</text:p>
          </table:table-cell>
          <table:table-cell table:style-name="ce2" table:formula="of:=[$keywords.A29]" office:value-type="string" office:string-value="RND" calcext:value-type="string">
            <text:p>RND</text:p>
          </table:table-cell>
          <table:table-cell/>
          <table:table-cell table:style-name="ce2" table:formula="of:=IFERROR(__xludf.dummyfunction(&quot;UPPER(GOOGLETRANSLATE(if(len(D31) &gt; 0, D31, C31),&quot;&quot;en&quot;&quot;,$A$1))&quot;);&quot;RND&quot;)" office:value-type="string" office:string-value="RND" calcext:value-type="string">
            <text:p>RND</text:p>
          </table:table-cell>
          <table:table-cell table:number-columns-repeated="1019"/>
        </table:table-row>
        <table:table-row table:style-name="ro1">
          <table:table-cell table:style-name="ce17" table:formula="of:=IF(LEN([.F32]) &gt; 0; [.F32]; [.E32])" office:value-type="string" office:string-value="SGN" calcext:value-type="string">
            <text:p>SGN</text:p>
          </table:table-cell>
          <table:table-cell table:style-name="ce8" table:formula="of:=IFERROR(__xludf.dummyfunction(&quot;upper(googletranslate(A32,$A$1,&quot;&quot;en&quot;&quot;))&quot;);&quot;SGN&quot;)" office:value-type="string" office:string-value="SGN" calcext:value-type="string">
            <text:p>SGN</text:p>
          </table:table-cell>
          <table:table-cell table:style-name="ce2" table:formula="of:=[$keywords.A30]" office:value-type="string" office:string-value="SGN" calcext:value-type="string">
            <text:p>SGN</text:p>
          </table:table-cell>
          <table:table-cell/>
          <table:table-cell table:style-name="ce2" table:formula="of:=IFERROR(__xludf.dummyfunction(&quot;UPPER(GOOGLETRANSLATE(if(len(D32) &gt; 0, D32, C32),&quot;&quot;en&quot;&quot;,$A$1))&quot;);&quot;SGN&quot;)" office:value-type="string" office:string-value="SGN" calcext:value-type="string">
            <text:p>SGN</text:p>
          </table:table-cell>
          <table:table-cell table:number-columns-repeated="1019"/>
        </table:table-row>
        <table:table-row table:style-name="ro1">
          <table:table-cell table:style-name="ce17" table:formula="of:=IF(LEN([.F33]) &gt; 0; [.F33]; [.E33])" office:value-type="string" office:string-value="DOSA" calcext:value-type="string">
            <text:p>DOSA</text:p>
          </table:table-cell>
          <table:table-cell table:style-name="ce8" table:formula="of:=IFERROR(__xludf.dummyfunction(&quot;upper(googletranslate(A33,$A$1,&quot;&quot;en&quot;&quot;))&quot;);&quot;SIN&quot;)" office:value-type="string" office:string-value="SIN" calcext:value-type="string">
            <text:p>SIN</text:p>
          </table:table-cell>
          <table:table-cell table:style-name="ce2" table:formula="of:=[$keywords.A31]" office:value-type="string" office:string-value="SIN" calcext:value-type="string">
            <text:p>SIN</text:p>
          </table:table-cell>
          <table:table-cell/>
          <table:table-cell table:style-name="ce2" table:formula="of:=IFERROR(__xludf.dummyfunction(&quot;UPPER(GOOGLETRANSLATE(if(len(D33) &gt; 0, D33, C33),&quot;&quot;en&quot;&quot;,$A$1))&quot;);&quot;DOSA&quot;)" office:value-type="string" office:string-value="DOSA" calcext:value-type="string">
            <text:p>DOSA</text:p>
          </table:table-cell>
          <table:table-cell table:number-columns-repeated="1019"/>
        </table:table-row>
        <table:table-row table:style-name="ro1">
          <table:table-cell table:style-name="ce17" table:formula="of:=IF(LEN([.F34]) &gt; 0; [.F34]; [.E34])" office:value-type="string" office:string-value="SQR" calcext:value-type="string">
            <text:p>SQR</text:p>
          </table:table-cell>
          <table:table-cell table:style-name="ce8" table:formula="of:=IFERROR(__xludf.dummyfunction(&quot;upper(googletranslate(A34,$A$1,&quot;&quot;en&quot;&quot;))&quot;);&quot;SQR&quot;)" office:value-type="string" office:string-value="SQR" calcext:value-type="string">
            <text:p>SQR</text:p>
          </table:table-cell>
          <table:table-cell table:style-name="ce2" table:formula="of:=[$keywords.A32]" office:value-type="string" office:string-value="SQR" calcext:value-type="string">
            <text:p>SQR</text:p>
          </table:table-cell>
          <table:table-cell/>
          <table:table-cell table:style-name="ce2" table:formula="of:=IFERROR(__xludf.dummyfunction(&quot;UPPER(GOOGLETRANSLATE(if(len(D34) &gt; 0, D34, C34),&quot;&quot;en&quot;&quot;,$A$1))&quot;);&quot;SQR&quot;)" office:value-type="string" office:string-value="SQR" calcext:value-type="string">
            <text:p>SQR</text:p>
          </table:table-cell>
          <table:table-cell table:number-columns-repeated="1019"/>
        </table:table-row>
        <table:table-row table:style-name="ro1">
          <table:table-cell table:style-name="ce17" table:formula="of:=IF(LEN([.F35]) &gt; 0; [.F35]; [.E35])" office:value-type="string" office:string-value="MELANGKAH" calcext:value-type="string">
            <text:p>MELANGKAH</text:p>
          </table:table-cell>
          <table:table-cell table:style-name="ce8" table:formula="of:=IFERROR(__xludf.dummyfunction(&quot;upper(googletranslate(A35,$A$1,&quot;&quot;en&quot;&quot;))&quot;);&quot;STEPPING&quot;)" office:value-type="string" office:string-value="STEPPING" calcext:value-type="string">
            <text:p>STEPPING</text:p>
          </table:table-cell>
          <table:table-cell table:style-name="ce2" table:formula="of:=[$keywords.A33]" office:value-type="string" office:string-value="STEP" calcext:value-type="string">
            <text:p>STEP</text:p>
          </table:table-cell>
          <table:table-cell/>
          <table:table-cell table:style-name="ce2" table:formula="of:=IFERROR(__xludf.dummyfunction(&quot;UPPER(GOOGLETRANSLATE(if(len(D35) &gt; 0, D35, C35),&quot;&quot;en&quot;&quot;,$A$1))&quot;);&quot;MELANGKAH&quot;)" office:value-type="string" office:string-value="MELANGKAH" calcext:value-type="string">
            <text:p>MELANGKAH</text:p>
          </table:table-cell>
          <table:table-cell table:number-columns-repeated="1019"/>
        </table:table-row>
        <table:table-row table:style-name="ro1">
          <table:table-cell table:style-name="ce17" table:formula="of:=IF(LEN([.F36]) &gt; 0; [.F36]; [.E36])" office:value-type="string" office:string-value="BERHENTI" calcext:value-type="string">
            <text:p>BERHENTI</text:p>
          </table:table-cell>
          <table:table-cell table:style-name="ce8" table:formula="of:=IFERROR(__xludf.dummyfunction(&quot;upper(googletranslate(A36,$A$1,&quot;&quot;en&quot;&quot;))&quot;);&quot;STOP&quot;)" office:value-type="string" office:string-value="STOP" calcext:value-type="string">
            <text:p>STOP</text:p>
          </table:table-cell>
          <table:table-cell table:style-name="ce2" table:formula="of:=[$keywords.A34]" office:value-type="string" office:string-value="STOP" calcext:value-type="string">
            <text:p>STOP</text:p>
          </table:table-cell>
          <table:table-cell/>
          <table:table-cell table:style-name="ce2" table:formula="of:=IFERROR(__xludf.dummyfunction(&quot;UPPER(GOOGLETRANSLATE(if(len(D36) &gt; 0, D36, C36),&quot;&quot;en&quot;&quot;,$A$1))&quot;);&quot;BERHENTI&quot;)" office:value-type="string" office:string-value="BERHENTI" calcext:value-type="string">
            <text:p>BERHENTI</text:p>
          </table:table-cell>
          <table:table-cell table:number-columns-repeated="1019"/>
        </table:table-row>
        <table:table-row table:style-name="ro1">
          <table:table-cell table:style-name="ce17" table:formula="of:=IF(LEN([.F37]) &gt; 0; [.F37]; [.E37])" office:value-type="string" office:string-value="STR" calcext:value-type="string">
            <text:p>STR</text:p>
          </table:table-cell>
          <table:table-cell table:style-name="ce8" table:formula="of:=IFERROR(__xludf.dummyfunction(&quot;upper(googletranslate(A37,$A$1,&quot;&quot;en&quot;&quot;))&quot;);&quot;STR&quot;)" office:value-type="string" office:string-value="STR" calcext:value-type="string">
            <text:p>STR</text:p>
          </table:table-cell>
          <table:table-cell table:style-name="ce2" table:formula="of:=[$keywords.A35]" office:value-type="string" office:string-value="STR" calcext:value-type="string">
            <text:p>STR</text:p>
          </table:table-cell>
          <table:table-cell/>
          <table:table-cell table:style-name="ce2" table:formula="of:=IFERROR(__xludf.dummyfunction(&quot;UPPER(GOOGLETRANSLATE(if(len(D37) &gt; 0, D37, C37),&quot;&quot;en&quot;&quot;,$A$1))&quot;);&quot;STR&quot;)" office:value-type="string" office:string-value="STR" calcext:value-type="string">
            <text:p>STR</text:p>
          </table:table-cell>
          <table:table-cell table:number-columns-repeated="1019"/>
        </table:table-row>
        <table:table-row table:style-name="ro1">
          <table:table-cell table:style-name="ce17" table:formula="of:=IF(LEN([.F38]) &gt; 0; [.F38]; [.E38])" office:value-type="string" office:string-value="TAN" calcext:value-type="string">
            <text:p>TAN</text:p>
          </table:table-cell>
          <table:table-cell table:style-name="ce8" table:formula="of:=IFERROR(__xludf.dummyfunction(&quot;upper(googletranslate(A38,$A$1,&quot;&quot;en&quot;&quot;))&quot;);&quot;TAN&quot;)" office:value-type="string" office:string-value="TAN" calcext:value-type="string">
            <text:p>TAN</text:p>
          </table:table-cell>
          <table:table-cell table:style-name="ce2" table:formula="of:=[$keywords.A36]" office:value-type="string" office:string-value="TAN" calcext:value-type="string">
            <text:p>TAN</text:p>
          </table:table-cell>
          <table:table-cell/>
          <table:table-cell table:style-name="ce2" table:formula="of:=IFERROR(__xludf.dummyfunction(&quot;UPPER(GOOGLETRANSLATE(if(len(D38) &gt; 0, D38, C38),&quot;&quot;en&quot;&quot;,$A$1))&quot;);&quot;TAN&quot;)" office:value-type="string" office:string-value="TAN" calcext:value-type="string">
            <text:p>TAN</text:p>
          </table:table-cell>
          <table:table-cell table:number-columns-repeated="1019"/>
        </table:table-row>
        <table:table-row table:style-name="ro1">
          <table:table-cell table:style-name="ce17" table:formula="of:=IF(LEN([.F39]) &gt; 0; [.F39]; [.E39])" office:value-type="string" office:string-value="KEMUDIAN" calcext:value-type="string">
            <text:p>KEMUDIAN</text:p>
          </table:table-cell>
          <table:table-cell table:style-name="ce8" table:formula="of:=IFERROR(__xludf.dummyfunction(&quot;upper(googletranslate(A39,$A$1,&quot;&quot;en&quot;&quot;))&quot;);&quot;THEN&quot;)" office:value-type="string" office:string-value="THEN" calcext:value-type="string">
            <text:p>THEN</text:p>
          </table:table-cell>
          <table:table-cell table:style-name="ce2" table:formula="of:=[$keywords.A37]" office:value-type="string" office:string-value="THEN" calcext:value-type="string">
            <text:p>THEN</text:p>
          </table:table-cell>
          <table:table-cell/>
          <table:table-cell table:style-name="ce2" table:formula="of:=IFERROR(__xludf.dummyfunction(&quot;UPPER(GOOGLETRANSLATE(if(len(D39) &gt; 0, D39, C39),&quot;&quot;en&quot;&quot;,$A$1))&quot;);&quot;KEMUDIAN&quot;)" office:value-type="string" office:string-value="KEMUDIAN" calcext:value-type="string">
            <text:p>KEMUDIAN</text:p>
          </table:table-cell>
          <table:table-cell table:number-columns-repeated="1019"/>
        </table:table-row>
        <table:table-row table:style-name="ro1">
          <table:table-cell table:style-name="ce17" table:formula="of:=IF(LEN([.F40]) &gt; 0; [.F40]; [.E40])" office:value-type="string" office:string-value="KE" calcext:value-type="string">
            <text:p>KE</text:p>
          </table:table-cell>
          <table:table-cell table:style-name="ce8" table:formula="of:=IFERROR(__xludf.dummyfunction(&quot;upper(googletranslate(A40,$A$1,&quot;&quot;en&quot;&quot;))&quot;);&quot;TO&quot;)" office:value-type="string" office:string-value="TO" calcext:value-type="string">
            <text:p>TO</text:p>
          </table:table-cell>
          <table:table-cell table:style-name="ce2" table:formula="of:=[$keywords.A38]" office:value-type="string" office:string-value="TO" calcext:value-type="string">
            <text:p>TO</text:p>
          </table:table-cell>
          <table:table-cell/>
          <table:table-cell table:style-name="ce2" table:formula="of:=IFERROR(__xludf.dummyfunction(&quot;UPPER(GOOGLETRANSLATE(if(len(D40) &gt; 0, D40, C40),&quot;&quot;en&quot;&quot;,$A$1))&quot;);&quot;KE&quot;)" office:value-type="string" office:string-value="KE" calcext:value-type="string">
            <text:p>KE</text:p>
          </table:table-cell>
          <table:table-cell table:number-columns-repeated="1019"/>
        </table:table-row>
        <table:table-row table:style-name="ro1">
          <table:table-cell table:style-name="ce5"/>
          <table:table-cell table:style-name="ce8"/>
          <table:table-cell table:number-columns-repeated="1022"/>
        </table:table-row>
        <table:table-row table:style-name="ro1">
          <table:table-cell table:style-name="ce5" table:formula="of:=IF(LEN([.F42]) &gt; 0; [.F42]; [.E42])" office:value-type="string" office:string-value="DAN TIDAK ADA BAHASA YANG DIBERIKAN PADA BARIS PERINTAH. KELUAR." calcext:value-type="string">
            <text:p>DAN TIDAK ADA BAHASA YANG DIBERIKAN PADA BARIS PERINTAH. KELUAR.</text:p>
          </table:table-cell>
          <table:table-cell table:style-name="ce8" table:formula="of:=IFERROR(__xludf.dummyfunction(&quot;upper(googletranslate(A42,$A$1,&quot;&quot;en&quot;&quot;))&quot;);&quot;AND NO LANGUAGE IS GIVEN TO THE COMMAND LINE. GO OUT.&quot;)" office:value-type="string" office:string-value="AND NO LANGUAGE IS GIVEN TO THE COMMAND LINE. GO OUT." calcext:value-type="string">
            <text:p>AND NO LANGUAGE IS GIVEN TO THE COMMAND LINE. GO OUT.</text:p>
          </table:table-cell>
          <table:table-cell table:style-name="ce2" table:formula="of:=[$errors.A1]" office:value-type="string" office:string-value="AND NO LANGUAGE GIVEN ON COMMAND LINE.  EXITING." calcext:value-type="string">
            <text:p>AND NO LANGUAGE GIVEN ON COMMAND LINE. <text:s/>EXITING.</text:p>
          </table:table-cell>
          <table:table-cell/>
          <table:table-cell table:style-name="ce2" table:formula="of:=IFERROR(__xludf.dummyfunction(&quot;UPPER(GOOGLETRANSLATE(if(len(D42) &gt; 0, D42, C42),&quot;&quot;en&quot;&quot;,$A$1))&quot;);&quot;DAN TIDAK ADA BAHASA YANG DIBERIKAN PADA BARIS PERINTAH. KELUAR.&quot;)" office:value-type="string" office:string-value="DAN TIDAK ADA BAHASA YANG DIBERIKAN PADA BARIS PERINTAH. KELUAR." calcext:value-type="string">
            <text:p>DAN TIDAK ADA BAHASA YANG DIBERIKAN PADA BARIS PERINTAH. KELUAR.</text:p>
          </table:table-cell>
          <table:table-cell table:number-columns-repeated="1019"/>
        </table:table-row>
        <table:table-row table:style-name="ro1">
          <table:table-cell table:style-name="ce5" table:formula="of:=IF(LEN([.F43]) &gt; 0; [.F43]; [.E43])" office:value-type="string" office:string-value="ARRAY SUDAH DITENTUKAN" calcext:value-type="string">
            <text:p>ARRAY SUDAH DITENTUKAN</text:p>
          </table:table-cell>
          <table:table-cell table:style-name="ce8" table:formula="of:=IFERROR(__xludf.dummyfunction(&quot;upper(googletranslate(A43,$A$1,&quot;&quot;en&quot;&quot;))&quot;);&quot;ARRAY HAS BEEN DETERMINED&quot;)" office:value-type="string" office:string-value="ARRAY HAS BEEN DETERMINED" calcext:value-type="string">
            <text:p>ARRAY HAS BEEN DETERMINED</text:p>
          </table:table-cell>
          <table:table-cell table:style-name="ce2" table:formula="of:=[$errors.A2]" office:value-type="string" office:string-value="ARRAY ALREADY DEFINED" calcext:value-type="string">
            <text:p>ARRAY ALREADY DEFINED</text:p>
          </table:table-cell>
          <table:table-cell/>
          <table:table-cell table:style-name="ce2" table:formula="of:=IFERROR(__xludf.dummyfunction(&quot;UPPER(GOOGLETRANSLATE(if(len(D43) &gt; 0, D43, C43),&quot;&quot;en&quot;&quot;,$A$1))&quot;);&quot;ARRAY SUDAH DITENTUKAN&quot;)" office:value-type="string" office:string-value="ARRAY SUDAH DITENTUKAN" calcext:value-type="string">
            <text:p>ARRAY SUDAH DITENTUKAN</text:p>
          </table:table-cell>
          <table:table-cell table:number-columns-repeated="1019"/>
        </table:table-row>
        <table:table-row table:style-name="ro1">
          <table:table-cell table:style-name="ce5" table:formula="of:=IF(LEN([.F44]) &gt; 0; [.F44]; [.E44])" office:value-type="string" office:string-value="INDEKS ARRAY DI LUAR BATAS" calcext:value-type="string">
            <text:p>INDEKS ARRAY DI LUAR BATAS</text:p>
          </table:table-cell>
          <table:table-cell table:style-name="ce8" table:formula="of:=IFERROR(__xludf.dummyfunction(&quot;upper(googletranslate(A44,$A$1,&quot;&quot;en&quot;&quot;))&quot;);&quot;ARRAY INDEX BEYOND LIMITS&quot;)" office:value-type="string" office:string-value="ARRAY INDEX BEYOND LIMITS" calcext:value-type="string">
            <text:p>ARRAY INDEX BEYOND LIMITS</text:p>
          </table:table-cell>
          <table:table-cell table:style-name="ce2" table:formula="of:=[$errors.A3]" office:value-type="string" office:string-value="ARRAY INDEX OUTSIDE OF BOUNDS" calcext:value-type="string">
            <text:p>ARRAY INDEX OUTSIDE OF BOUNDS</text:p>
          </table:table-cell>
          <table:table-cell/>
          <table:table-cell table:style-name="ce2" table:formula="of:=IFERROR(__xludf.dummyfunction(&quot;UPPER(GOOGLETRANSLATE(if(len(D44) &gt; 0, D44, C44),&quot;&quot;en&quot;&quot;,$A$1))&quot;);&quot;INDEKS ARRAY DI LUAR BATAS&quot;)" office:value-type="string" office:string-value="INDEKS ARRAY DI LUAR BATAS" calcext:value-type="string">
            <text:p>INDEKS ARRAY DI LUAR BATAS</text:p>
          </table:table-cell>
          <table:table-cell table:number-columns-repeated="1019"/>
        </table:table-row>
        <table:table-row table:style-name="ro1">
          <table:table-cell table:style-name="ce5" table:formula="of:=IF(LEN([.F45]) &gt; 0; [.F45]; [.E45])" office:value-type="string" office:string-value="TIDAK DAPAT MENGAKSES DIREKTORI" calcext:value-type="string">
            <text:p>TIDAK DAPAT MENGAKSES DIREKTORI</text:p>
          </table:table-cell>
          <table:table-cell table:style-name="ce8" table:formula="of:=IFERROR(__xludf.dummyfunction(&quot;upper(googletranslate(A45,$A$1,&quot;&quot;en&quot;&quot;))&quot;);&quot;CANNOT ACCESS THE DIRECTORY&quot;)" office:value-type="string" office:string-value="CANNOT ACCESS THE DIRECTORY" calcext:value-type="string">
            <text:p>CANNOT ACCESS THE DIRECTORY</text:p>
          </table:table-cell>
          <table:table-cell table:style-name="ce2" table:formula="of:=[$errors.A4]" office:value-type="string" office:string-value="CANNOT ACCESS DIRECTORY" calcext:value-type="string">
            <text:p>CANNOT ACCESS DIRECTORY</text:p>
          </table:table-cell>
          <table:table-cell/>
          <table:table-cell table:style-name="ce2" table:formula="of:=IFERROR(__xludf.dummyfunction(&quot;UPPER(GOOGLETRANSLATE(if(len(D45) &gt; 0, D45, C45),&quot;&quot;en&quot;&quot;,$A$1))&quot;);&quot;TIDAK DAPAT MENGAKSES DIREKTORI&quot;)" office:value-type="string" office:string-value="TIDAK DAPAT MENGAKSES DIREKTORI" calcext:value-type="string">
            <text:p>TIDAK DAPAT MENGAKSES DIREKTORI</text:p>
          </table:table-cell>
          <table:table-cell table:number-columns-repeated="1019"/>
        </table:table-row>
        <table:table-row table:style-name="ro1">
          <table:table-cell table:style-name="ce5" table:formula="of:=IF(LEN([.F46]) &gt; 0; [.F46]; [.E46])" office:value-type="string" office:string-value="INPUT DATA UNDERFLOW" calcext:value-type="string">
            <text:p>INPUT DATA UNDERFLOW</text:p>
          </table:table-cell>
          <table:table-cell table:style-name="ce8" table:formula="of:=IFERROR(__xludf.dummyfunction(&quot;upper(googletranslate(A46,$A$1,&quot;&quot;en&quot;&quot;))&quot;);&quot;UNDERFLOW DATA INPUT&quot;)" office:value-type="string" office:string-value="UNDERFLOW DATA INPUT" calcext:value-type="string">
            <text:p>UNDERFLOW DATA INPUT</text:p>
          </table:table-cell>
          <table:table-cell table:style-name="ce2" table:formula="of:=[$errors.A5]" office:value-type="string" office:string-value="DATA INPUT UNDERFLOW" calcext:value-type="string">
            <text:p>DATA INPUT UNDERFLOW</text:p>
          </table:table-cell>
          <table:table-cell/>
          <table:table-cell table:style-name="ce2" table:formula="of:=IFERROR(__xludf.dummyfunction(&quot;UPPER(GOOGLETRANSLATE(if(len(D46) &gt; 0, D46, C46),&quot;&quot;en&quot;&quot;,$A$1))&quot;);&quot;INPUT DATA UNDERFLOW&quot;)" office:value-type="string" office:string-value="INPUT DATA UNDERFLOW" calcext:value-type="string">
            <text:p>INPUT DATA UNDERFLOW</text:p>
          </table:table-cell>
          <table:table-cell table:number-columns-repeated="1019"/>
        </table:table-row>
        <table:table-row table:style-name="ro1">
          <table:table-cell table:style-name="ce5" table:formula="of:=IF(LEN([.F47]) &gt; 0; [.F47]; [.E47])" office:value-type="string" office:string-value="DATA BACA UNDERFLOW" calcext:value-type="string">
            <text:p>DATA BACA UNDERFLOW</text:p>
          </table:table-cell>
          <table:table-cell table:style-name="ce8" table:formula="of:=IFERROR(__xludf.dummyfunction(&quot;upper(googletranslate(A47,$A$1,&quot;&quot;en&quot;&quot;))&quot;);&quot;DATA READ UNDERFLOW&quot;)" office:value-type="string" office:string-value="DATA READ UNDERFLOW" calcext:value-type="string">
            <text:p>DATA READ UNDERFLOW</text:p>
          </table:table-cell>
          <table:table-cell table:style-name="ce2" table:formula="of:=[$errors.A6]" office:value-type="string" office:string-value="DATA READ UNDERFLOW" calcext:value-type="string">
            <text:p>DATA READ UNDERFLOW</text:p>
          </table:table-cell>
          <table:table-cell/>
          <table:table-cell table:style-name="ce2" table:formula="of:=IFERROR(__xludf.dummyfunction(&quot;UPPER(GOOGLETRANSLATE(if(len(D47) &gt; 0, D47, C47),&quot;&quot;en&quot;&quot;,$A$1))&quot;);&quot;DATA BACA UNDERFLOW&quot;)" office:value-type="string" office:string-value="DATA BACA UNDERFLOW" calcext:value-type="string">
            <text:p>DATA BACA UNDERFLOW</text:p>
          </table:table-cell>
          <table:table-cell table:number-columns-repeated="1019"/>
        </table:table-row>
        <table:table-row table:style-name="ro1">
          <table:table-cell table:style-name="ce5" table:formula="of:=IF(LEN([.F48]) &gt; 0; [.F48]; [.E48])" office:value-type="string" office:string-value="SIKLUS DEFINISI DITEMUKAN" calcext:value-type="string">
            <text:p>SIKLUS DEFINISI DITEMUKAN</text:p>
          </table:table-cell>
          <table:table-cell table:style-name="ce8" table:formula="of:=IFERROR(__xludf.dummyfunction(&quot;upper(googletranslate(A48,$A$1,&quot;&quot;en&quot;&quot;))&quot;);&quot;THE DEFINITION CYCLE IS FOUND&quot;)" office:value-type="string" office:string-value="THE DEFINITION CYCLE IS FOUND" calcext:value-type="string">
            <text:p>THE DEFINITION CYCLE IS FOUND</text:p>
          </table:table-cell>
          <table:table-cell table:style-name="ce2" table:formula="of:=[$errors.A7]" office:value-type="string" office:string-value="DEFINITION CYCLE DISCOVERED" calcext:value-type="string">
            <text:p>DEFINITION CYCLE DISCOVERED</text:p>
          </table:table-cell>
          <table:table-cell/>
          <table:table-cell table:style-name="ce2" table:formula="of:=IFERROR(__xludf.dummyfunction(&quot;UPPER(GOOGLETRANSLATE(if(len(D48) &gt; 0, D48, C48),&quot;&quot;en&quot;&quot;,$A$1))&quot;);&quot;SIKLUS DEFINISI DITEMUKAN&quot;)" office:value-type="string" office:string-value="SIKLUS DEFINISI DITEMUKAN" calcext:value-type="string">
            <text:p>SIKLUS DEFINISI DITEMUKAN</text:p>
          </table:table-cell>
          <table:table-cell table:number-columns-repeated="1019"/>
        </table:table-row>
        <table:table-row table:style-name="ro1">
          <table:table-cell table:style-name="ce5" table:formula="of:=IF(LEN([.F49]) &gt; 0; [.F49]; [.E49])" office:value-type="string" office:string-value="KESALAHAN" calcext:value-type="string">
            <text:p>KESALAHAN</text:p>
          </table:table-cell>
          <table:table-cell table:style-name="ce8" table:formula="of:=IFERROR(__xludf.dummyfunction(&quot;upper(googletranslate(A49,$A$1,&quot;&quot;en&quot;&quot;))&quot;);&quot;ERROR&quot;)" office:value-type="string" office:string-value="ERROR" calcext:value-type="string">
            <text:p>ERROR</text:p>
          </table:table-cell>
          <table:table-cell table:style-name="ce2" table:formula="of:=[$errors.A8]" office:value-type="string" office:string-value="ERROR" calcext:value-type="string">
            <text:p>ERROR</text:p>
          </table:table-cell>
          <table:table-cell/>
          <table:table-cell table:style-name="ce2" table:formula="of:=IFERROR(__xludf.dummyfunction(&quot;UPPER(GOOGLETRANSLATE(if(len(D49) &gt; 0, D49, C49),&quot;&quot;en&quot;&quot;,$A$1))&quot;);&quot;KESALAHAN&quot;)" office:value-type="string" office:string-value="KESALAHAN" calcext:value-type="string">
            <text:p>KESALAHAN</text:p>
          </table:table-cell>
          <table:table-cell table:number-columns-repeated="1019"/>
        </table:table-row>
        <table:table-row table:style-name="ro1">
          <table:table-cell table:style-name="ce5" table:formula="of:=IF(LEN([.F50]) &gt; 0; [.F50]; [.E50])" office:value-type="string" office:string-value="KEGAGALAN" calcext:value-type="string">
            <text:p>KEGAGALAN</text:p>
          </table:table-cell>
          <table:table-cell table:style-name="ce8" table:formula="of:=IFERROR(__xludf.dummyfunction(&quot;upper(googletranslate(A50,$A$1,&quot;&quot;en&quot;&quot;))&quot;);&quot;FAILURE&quot;)" office:value-type="string" office:string-value="FAILURE" calcext:value-type="string">
            <text:p>FAILURE</text:p>
          </table:table-cell>
          <table:table-cell table:style-name="ce2" table:formula="of:=[$errors.A9]" office:value-type="string" office:string-value="FAILURE" calcext:value-type="string">
            <text:p>FAILURE</text:p>
          </table:table-cell>
          <table:table-cell/>
          <table:table-cell table:style-name="ce2" table:formula="of:=IFERROR(__xludf.dummyfunction(&quot;UPPER(GOOGLETRANSLATE(if(len(D50) &gt; 0, D50, C50),&quot;&quot;en&quot;&quot;,$A$1))&quot;);&quot;KEGAGALAN&quot;)" office:value-type="string" office:string-value="KEGAGALAN" calcext:value-type="string">
            <text:p>KEGAGALAN</text:p>
          </table:table-cell>
          <table:table-cell table:number-columns-repeated="1019"/>
        </table:table-row>
        <table:table-row table:style-name="ro1">
          <table:table-cell table:style-name="ce5" table:formula="of:=IF(LEN([.F51]) &gt; 0; [.F51]; [.E51])" office:value-type="string" office:string-value="UNTUK VARIABEL MULTIPEL DIDEFINISIKAN" calcext:value-type="string">
            <text:p>UNTUK VARIABEL MULTIPEL DIDEFINISIKAN</text:p>
          </table:table-cell>
          <table:table-cell table:style-name="ce8" table:formula="of:=IFERROR(__xludf.dummyfunction(&quot;upper(googletranslate(A51,$A$1,&quot;&quot;en&quot;&quot;))&quot;);&quot;FOR MULTIPLE VARIABLES DEFINED&quot;)" office:value-type="string" office:string-value="FOR MULTIPLE VARIABLES DEFINED" calcext:value-type="string">
            <text:p>FOR MULTIPLE VARIABLES DEFINED</text:p>
          </table:table-cell>
          <table:table-cell table:style-name="ce2" table:formula="of:=[$errors.A10]" office:value-type="string" office:string-value="FOR VARIABLE MULTIPLY DEFINED" calcext:value-type="string">
            <text:p>FOR VARIABLE MULTIPLY DEFINED</text:p>
          </table:table-cell>
          <table:table-cell/>
          <table:table-cell table:style-name="ce2" table:formula="of:=IFERROR(__xludf.dummyfunction(&quot;UPPER(GOOGLETRANSLATE(if(len(D51) &gt; 0, D51, C51),&quot;&quot;en&quot;&quot;,$A$1))&quot;);&quot;UNTUK VARIABEL MULTIPEL DIDEFINISIKAN&quot;)" office:value-type="string" office:string-value="UNTUK VARIABEL MULTIPEL DIDEFINISIKAN" calcext:value-type="string">
            <text:p>UNTUK VARIABEL MULTIPEL DIDEFINISIKAN</text:p>
          </table:table-cell>
          <table:table-cell table:number-columns-repeated="1019"/>
        </table:table-row>
        <table:table-row table:style-name="ro1">
          <table:table-cell table:style-name="ce5" table:formula="of:=IF(LEN([.F52]) &gt; 0; [.F52]; [.E52])" office:value-type="string" office:string-value="DEFINISI FUNGSI BERLIPAT GANDA DIDEFINISIKAN" calcext:value-type="string">
            <text:p>DEFINISI FUNGSI BERLIPAT GANDA DIDEFINISIKAN</text:p>
          </table:table-cell>
          <table:table-cell table:style-name="ce8" table:formula="of:=IFERROR(__xludf.dummyfunction(&quot;upper(googletranslate(A52,$A$1,&quot;&quot;en&quot;&quot;))&quot;);&quot;DEFINITION OF MULTIPLE MULTIPLE FUNCTIONS IS DEFINED&quot;)" office:value-type="string" office:string-value="DEFINITION OF MULTIPLE MULTIPLE FUNCTIONS IS DEFINED" calcext:value-type="string">
            <text:p>DEFINITION OF MULTIPLE MULTIPLE FUNCTIONS IS DEFINED</text:p>
          </table:table-cell>
          <table:table-cell table:style-name="ce2" table:formula="of:=[$errors.A11]" office:value-type="string" office:string-value="FUNCTION DEFINITION MULTIPLY DEFINED" calcext:value-type="string">
            <text:p>FUNCTION DEFINITION MULTIPLY DEFINED</text:p>
          </table:table-cell>
          <table:table-cell/>
          <table:table-cell table:style-name="ce2" table:formula="of:=IFERROR(__xludf.dummyfunction(&quot;UPPER(GOOGLETRANSLATE(if(len(D52) &gt; 0, D52, C52),&quot;&quot;en&quot;&quot;,$A$1))&quot;);&quot;DEFINISI FUNGSI BERLIPAT GANDA DIDEFINISIKAN&quot;)" office:value-type="string" office:string-value="DEFINISI FUNGSI BERLIPAT GANDA DIDEFINISIKAN" calcext:value-type="string">
            <text:p>DEFINISI FUNGSI BERLIPAT GANDA DIDEFINISIKAN</text:p>
          </table:table-cell>
          <table:table-cell table:number-columns-repeated="1019"/>
        </table:table-row>
        <table:table-row table:style-name="ro1">
          <table:table-cell table:style-name="ce5" table:formula="of:=IF(LEN([.F53]) &gt; 0; [.F53]; [.E53])" office:value-type="string" office:string-value="KETIDAKSESUAIAN PARAMETER DEFINISI FUNGSI" calcext:value-type="string">
            <text:p>KETIDAKSESUAIAN PARAMETER DEFINISI FUNGSI</text:p>
          </table:table-cell>
          <table:table-cell table:style-name="ce8" table:formula="of:=IFERROR(__xludf.dummyfunction(&quot;upper(googletranslate(A53,$A$1,&quot;&quot;en&quot;&quot;))&quot;);&quot;MISMATCH OF FUNCTIONAL DEFINITION PARAMETERS&quot;)" office:value-type="string" office:string-value="MISMATCH OF FUNCTIONAL DEFINITION PARAMETERS" calcext:value-type="string">
            <text:p>MISMATCH OF FUNCTIONAL DEFINITION PARAMETERS</text:p>
          </table:table-cell>
          <table:table-cell table:style-name="ce2" table:formula="of:=[$errors.A12]" office:value-type="string" office:string-value="FUNCTION DEFINITION PARAMETER MISMATCH" calcext:value-type="string">
            <text:p>FUNCTION DEFINITION PARAMETER MISMATCH</text:p>
          </table:table-cell>
          <table:table-cell/>
          <table:table-cell table:style-name="ce2" table:formula="of:=IFERROR(__xludf.dummyfunction(&quot;UPPER(GOOGLETRANSLATE(if(len(D53) &gt; 0, D53, C53),&quot;&quot;en&quot;&quot;,$A$1))&quot;);&quot;KETIDAKSESUAIAN PARAMETER DEFINISI FUNGSI&quot;)" office:value-type="string" office:string-value="KETIDAKSESUAIAN PARAMETER DEFINISI FUNGSI" calcext:value-type="string">
            <text:p>KETIDAKSESUAIAN PARAMETER DEFINISI FUNGSI</text:p>
          </table:table-cell>
          <table:table-cell table:number-columns-repeated="1019"/>
        </table:table-row>
        <table:table-row table:style-name="ro1">
          <table:table-cell table:style-name="ce5" table:formula="of:=IF(LEN([.F54]) &gt; 0; [.F54]; [.E54])" office:value-type="string" office:string-value="GOSUB STACK OVERFLOW" calcext:value-type="string">
            <text:p>GOSUB STACK OVERFLOW</text:p>
          </table:table-cell>
          <table:table-cell table:style-name="ce8" table:formula="of:=IFERROR(__xludf.dummyfunction(&quot;upper(googletranslate(A54,$A$1,&quot;&quot;en&quot;&quot;))&quot;);&quot;GOSUB STACK OVERFLOW&quot;)" office:value-type="string" office:string-value="GOSUB STACK OVERFLOW" calcext:value-type="string">
            <text:p>GOSUB STACK OVERFLOW</text:p>
          </table:table-cell>
          <table:table-cell table:style-name="ce2" table:formula="of:=[$errors.A13]" office:value-type="string" office:string-value="GOSUB STACK OVERFLOW" calcext:value-type="string">
            <text:p>GOSUB STACK OVERFLOW</text:p>
          </table:table-cell>
          <table:table-cell/>
          <table:table-cell table:style-name="ce2" table:formula="of:=IFERROR(__xludf.dummyfunction(&quot;UPPER(GOOGLETRANSLATE(if(len(D54) &gt; 0, D54, C54),&quot;&quot;en&quot;&quot;,$A$1))&quot;);&quot;GOSUB STACK OVERFLOW&quot;)" office:value-type="string" office:string-value="GOSUB STACK OVERFLOW" calcext:value-type="string">
            <text:p>GOSUB STACK OVERFLOW</text:p>
          </table:table-cell>
          <table:table-cell table:number-columns-repeated="1019"/>
        </table:table-row>
        <table:table-row table:style-name="ro1">
          <table:table-cell table:style-name="ce5" table:formula="of:=IF(LEN([.F55]) &gt; 0; [.F55]; [.E55])" office:value-type="string" office:string-value="GOSUB STACK UNDERFLOW" calcext:value-type="string">
            <text:p>GOSUB STACK UNDERFLOW</text:p>
          </table:table-cell>
          <table:table-cell table:style-name="ce8" table:formula="of:=IFERROR(__xludf.dummyfunction(&quot;upper(googletranslate(A55,$A$1,&quot;&quot;en&quot;&quot;))&quot;);&quot;GOSUB STACK UNDERFLOW&quot;)" office:value-type="string" office:string-value="GOSUB STACK UNDERFLOW" calcext:value-type="string">
            <text:p>GOSUB STACK UNDERFLOW</text:p>
          </table:table-cell>
          <table:table-cell table:style-name="ce2" table:formula="of:=[$errors.A14]" office:value-type="string" office:string-value="GOSUB STACK UNDERFLOW" calcext:value-type="string">
            <text:p>GOSUB STACK UNDERFLOW</text:p>
          </table:table-cell>
          <table:table-cell/>
          <table:table-cell table:style-name="ce2" table:formula="of:=IFERROR(__xludf.dummyfunction(&quot;UPPER(GOOGLETRANSLATE(if(len(D55) &gt; 0, D55, C55),&quot;&quot;en&quot;&quot;,$A$1))&quot;);&quot;GOSUB STACK UNDERFLOW&quot;)" office:value-type="string" office:string-value="GOSUB STACK UNDERFLOW" calcext:value-type="string">
            <text:p>GOSUB STACK UNDERFLOW</text:p>
          </table:table-cell>
          <table:table-cell table:number-columns-repeated="1019"/>
        </table:table-row>
        <table:table-row table:style-name="ro1">
          <table:table-cell table:style-name="ce5" table:formula="of:=IF(LEN([.F56]) &gt; 0; [.F56]; [.E56])" office:value-type="string" office:string-value="INDEKS DI LUAR JANGKAUAN" calcext:value-type="string">
            <text:p>INDEKS DI LUAR JANGKAUAN</text:p>
          </table:table-cell>
          <table:table-cell table:style-name="ce8" table:formula="of:=IFERROR(__xludf.dummyfunction(&quot;upper(googletranslate(A56,$A$1,&quot;&quot;en&quot;&quot;))&quot;);&quot;INDEX BEYOND REACH&quot;)" office:value-type="string" office:string-value="INDEX BEYOND REACH" calcext:value-type="string">
            <text:p>INDEX BEYOND REACH</text:p>
          </table:table-cell>
          <table:table-cell table:style-name="ce2" table:formula="of:=[$errors.A15]" office:value-type="string" office:string-value="INDEX OUT OF RANGE" calcext:value-type="string">
            <text:p>INDEX OUT OF RANGE</text:p>
          </table:table-cell>
          <table:table-cell/>
          <table:table-cell table:style-name="ce2" table:formula="of:=IFERROR(__xludf.dummyfunction(&quot;UPPER(GOOGLETRANSLATE(if(len(D56) &gt; 0, D56, C56),&quot;&quot;en&quot;&quot;,$A$1))&quot;);&quot;INDEKS DI LUAR JANGKAUAN&quot;)" office:value-type="string" office:string-value="INDEKS DI LUAR JANGKAUAN" calcext:value-type="string">
            <text:p>INDEKS DI LUAR JANGKAUAN</text:p>
          </table:table-cell>
          <table:table-cell table:number-columns-repeated="1019"/>
        </table:table-row>
        <table:table-row table:style-name="ro1">
          <table:table-cell table:style-name="ce5" table:formula="of:=IF(LEN([.F57]) &gt; 0; [.F57]; [.E57])" office:value-type="string" office:string-value="LABEL SUDAH DITENTUKAN" calcext:value-type="string">
            <text:p>LABEL SUDAH DITENTUKAN</text:p>
          </table:table-cell>
          <table:table-cell table:style-name="ce8" table:formula="of:=IFERROR(__xludf.dummyfunction(&quot;upper(googletranslate(A57,$A$1,&quot;&quot;en&quot;&quot;))&quot;);&quot;THE LABEL HAS BEEN DETERMINED&quot;)" office:value-type="string" office:string-value="THE LABEL HAS BEEN DETERMINED" calcext:value-type="string">
            <text:p>THE LABEL HAS BEEN DETERMINED</text:p>
          </table:table-cell>
          <table:table-cell table:style-name="ce2" table:formula="of:=[$errors.A16]" office:value-type="string" office:string-value="LABEL ALREADY DEFINED" calcext:value-type="string">
            <text:p>LABEL ALREADY DEFINED</text:p>
          </table:table-cell>
          <table:table-cell/>
          <table:table-cell table:style-name="ce2" table:formula="of:=IFERROR(__xludf.dummyfunction(&quot;UPPER(GOOGLETRANSLATE(if(len(D57) &gt; 0, D57, C57),&quot;&quot;en&quot;&quot;,$A$1))&quot;);&quot;LABEL SUDAH DITENTUKAN&quot;)" office:value-type="string" office:string-value="LABEL SUDAH DITENTUKAN" calcext:value-type="string">
            <text:p>LABEL SUDAH DITENTUKAN</text:p>
          </table:table-cell>
          <table:table-cell table:number-columns-repeated="1019"/>
        </table:table-row>
        <table:table-row table:style-name="ro1">
          <table:table-cell table:style-name="ce5" table:formula="of:=IF(LEN([.F58]) &gt; 0; [.F58]; [.E58])" office:value-type="string" office:string-value="KETIDAKCOCOKAN OPERASI KIRI / KANAN" calcext:value-type="string">
            <text:p>KETIDAKCOCOKAN OPERASI KIRI / KANAN</text:p>
          </table:table-cell>
          <table:table-cell table:style-name="ce8" table:formula="of:=IFERROR(__xludf.dummyfunction(&quot;upper(googletranslate(A58,$A$1,&quot;&quot;en&quot;&quot;))&quot;);&quot;LEFT / RIGHT OPERATION INCOMPATIBILITY&quot;)" office:value-type="string" office:string-value="LEFT / RIGHT OPERATION INCOMPATIBILITY" calcext:value-type="string">
            <text:p>LEFT / RIGHT OPERATION INCOMPATIBILITY</text:p>
          </table:table-cell>
          <table:table-cell table:style-name="ce2" table:formula="of:=[$errors.A17]" office:value-type="string" office:string-value="LEFT / RIGHT OPERATION MISMATCH" calcext:value-type="string">
            <text:p>LEFT / RIGHT OPERATION MISMATCH</text:p>
          </table:table-cell>
          <table:table-cell/>
          <table:table-cell table:style-name="ce2" table:formula="of:=IFERROR(__xludf.dummyfunction(&quot;UPPER(GOOGLETRANSLATE(if(len(D58) &gt; 0, D58, C58),&quot;&quot;en&quot;&quot;,$A$1))&quot;);&quot;KETIDAKCOCOKAN OPERASI KIRI / KANAN&quot;)" office:value-type="string" office:string-value="KETIDAKCOCOKAN OPERASI KIRI / KANAN" calcext:value-type="string">
            <text:p>KETIDAKCOCOKAN OPERASI KIRI / KANAN</text:p>
          </table:table-cell>
          <table:table-cell table:number-columns-repeated="1019"/>
        </table:table-row>
        <table:table-row table:style-name="ro1">
          <table:table-cell table:style-name="ce5" table:formula="of:=IF(LEN([.F59]) &gt; 0; [.F59]; [.E59])" office:value-type="string" office:string-value="INDEKS NEGATIF" calcext:value-type="string">
            <text:p>INDEKS NEGATIF</text:p>
          </table:table-cell>
          <table:table-cell table:style-name="ce8" table:formula="of:=IFERROR(__xludf.dummyfunction(&quot;upper(googletranslate(A59,$A$1,&quot;&quot;en&quot;&quot;))&quot;);&quot;NEGATIVE INDEX&quot;)" office:value-type="string" office:string-value="NEGATIVE INDEX" calcext:value-type="string">
            <text:p>NEGATIVE INDEX</text:p>
          </table:table-cell>
          <table:table-cell table:style-name="ce2" table:formula="of:=[$errors.A18]" office:value-type="string" office:string-value="NEGATIVE INDEX" calcext:value-type="string">
            <text:p>NEGATIVE INDEX</text:p>
          </table:table-cell>
          <table:table-cell/>
          <table:table-cell table:style-name="ce2" table:formula="of:=IFERROR(__xludf.dummyfunction(&quot;UPPER(GOOGLETRANSLATE(if(len(D59) &gt; 0, D59, C59),&quot;&quot;en&quot;&quot;,$A$1))&quot;);&quot;INDEKS NEGATIF&quot;)" office:value-type="string" office:string-value="INDEKS NEGATIF" calcext:value-type="string">
            <text:p>INDEKS NEGATIF</text:p>
          </table:table-cell>
          <table:table-cell table:number-columns-repeated="1019"/>
        </table:table-row>
        <table:table-row table:style-name="ro1">
          <table:table-cell table:style-name="ce5" table:formula="of:=IF(LEN([.F60]) &gt; 0; [.F60]; [.E60])" office:value-type="string" office:string-value="SELANJUTNYA UNTUK LOOP DENGAN VARIABEL STRING" calcext:value-type="string">
            <text:p>SELANJUTNYA UNTUK LOOP DENGAN VARIABEL STRING</text:p>
          </table:table-cell>
          <table:table-cell table:style-name="ce8" table:formula="of:=IFERROR(__xludf.dummyfunction(&quot;upper(googletranslate(A60,$A$1,&quot;&quot;en&quot;&quot;))&quot;);&quot;FURTHERMORE, FOR LOOPS WITH STRING VARIABLES&quot;)" office:value-type="string" office:string-value="FURTHERMORE, FOR LOOPS WITH STRING VARIABLES" calcext:value-type="string">
            <text:p>FURTHERMORE, FOR LOOPS WITH STRING VARIABLES</text:p>
          </table:table-cell>
          <table:table-cell table:style-name="ce2" table:formula="of:=[$errors.A19]" office:value-type="string" office:string-value="NEXT ON FOR LOOP WITH STRING VARIABLE" calcext:value-type="string">
            <text:p>NEXT ON FOR LOOP WITH STRING VARIABLE</text:p>
          </table:table-cell>
          <table:table-cell/>
          <table:table-cell table:style-name="ce2" table:formula="of:=IFERROR(__xludf.dummyfunction(&quot;UPPER(GOOGLETRANSLATE(if(len(D60) &gt; 0, D60, C60),&quot;&quot;en&quot;&quot;,$A$1))&quot;);&quot;SELANJUTNYA UNTUK LOOP DENGAN VARIABEL STRING&quot;)" office:value-type="string" office:string-value="SELANJUTNYA UNTUK LOOP DENGAN VARIABEL STRING" calcext:value-type="string">
            <text:p>SELANJUTNYA UNTUK LOOP DENGAN VARIABEL STRING</text:p>
          </table:table-cell>
          <table:table-cell table:number-columns-repeated="1019"/>
        </table:table-row>
        <table:table-row table:style-name="ro1">
          <table:table-cell table:style-name="ce5" table:formula="of:=IF(LEN([.F61]) &gt; 0; [.F61]; [.E61])" office:value-type="string" office:string-value="KETIDAKCOCOKAN OPERAN" calcext:value-type="string">
            <text:p>KETIDAKCOCOKAN OPERAN</text:p>
          </table:table-cell>
          <table:table-cell table:style-name="ce8" table:formula="of:=IFERROR(__xludf.dummyfunction(&quot;upper(googletranslate(A61,$A$1,&quot;&quot;en&quot;&quot;))&quot;);&quot;MISMATCH OF OPERANDS&quot;)" office:value-type="string" office:string-value="MISMATCH OF OPERANDS" calcext:value-type="string">
            <text:p>MISMATCH OF OPERANDS</text:p>
          </table:table-cell>
          <table:table-cell table:style-name="ce2" table:formula="of:=[$errors.A20]" office:value-type="string" office:string-value="OPERAND MISMATCH" calcext:value-type="string">
            <text:p>OPERAND MISMATCH</text:p>
          </table:table-cell>
          <table:table-cell/>
          <table:table-cell table:style-name="ce2" table:formula="of:=IFERROR(__xludf.dummyfunction(&quot;UPPER(GOOGLETRANSLATE(if(len(D61) &gt; 0, D61, C61),&quot;&quot;en&quot;&quot;,$A$1))&quot;);&quot;KETIDAKCOCOKAN OPERAN&quot;)" office:value-type="string" office:string-value="KETIDAKCOCOKAN OPERAN" calcext:value-type="string">
            <text:p>KETIDAKCOCOKAN OPERAN</text:p>
          </table:table-cell>
          <table:table-cell table:number-columns-repeated="1019"/>
        </table:table-row>
        <table:table-row table:style-name="ro1">
          <table:table-cell table:style-name="ce5" table:formula="of:=IF(LEN([.F62]) &gt; 0; [.F62]; [.E62])" office:value-type="string" office:string-value="OPSI MEMBUTUHKAN BAHASA" calcext:value-type="string">
            <text:p>OPSI MEMBUTUHKAN BAHASA</text:p>
          </table:table-cell>
          <table:table-cell table:style-name="ce8" table:formula="of:=IFERROR(__xludf.dummyfunction(&quot;upper(googletranslate(A62,$A$1,&quot;&quot;en&quot;&quot;))&quot;);&quot;OPTIONS REQUIRE LANGUAGE&quot;)" office:value-type="string" office:string-value="OPTIONS REQUIRE LANGUAGE" calcext:value-type="string">
            <text:p>OPTIONS REQUIRE LANGUAGE</text:p>
          </table:table-cell>
          <table:table-cell table:style-name="ce2" table:formula="of:=[$errors.A21]" office:value-type="string" office:string-value="OPTION REQUIRES A LANGUAGE" calcext:value-type="string">
            <text:p>OPTION REQUIRES A LANGUAGE</text:p>
          </table:table-cell>
          <table:table-cell/>
          <table:table-cell table:style-name="ce2" table:formula="of:=IFERROR(__xludf.dummyfunction(&quot;UPPER(GOOGLETRANSLATE(if(len(D62) &gt; 0, D62, C62),&quot;&quot;en&quot;&quot;,$A$1))&quot;);&quot;OPSI MEMBUTUHKAN BAHASA&quot;)" office:value-type="string" office:string-value="OPSI MEMBUTUHKAN BAHASA" calcext:value-type="string">
            <text:p>OPSI MEMBUTUHKAN BAHASA</text:p>
          </table:table-cell>
          <table:table-cell table:number-columns-repeated="1019"/>
        </table:table-row>
        <table:table-row table:style-name="ro1">
          <table:table-cell table:style-name="ce5" table:formula="of:=IF(LEN([.F63]) &gt; 0; [.F63]; [.E63])" office:value-type="string" office:string-value="SILAKAN PERIKSA PENGATURAN BAHASA ATAU VARIABEL LINGKUNGAN" calcext:value-type="string">
            <text:p>SILAKAN PERIKSA PENGATURAN BAHASA ATAU VARIABEL LINGKUNGAN</text:p>
          </table:table-cell>
          <table:table-cell table:style-name="ce8" table:formula="of:=IFERROR(__xludf.dummyfunction(&quot;upper(googletranslate(A63,$A$1,&quot;&quot;en&quot;&quot;))&quot;);&quot;PLEASE CHECK THE LANGUAGE SETTINGS OR ENVIRONMENTAL VARIABLES&quot;)" office:value-type="string" office:string-value="PLEASE CHECK THE LANGUAGE SETTINGS OR ENVIRONMENTAL VARIABLES" calcext:value-type="string">
            <text:p>PLEASE CHECK THE LANGUAGE SETTINGS OR ENVIRONMENTAL VARIABLES</text:p>
          </table:table-cell>
          <table:table-cell table:style-name="ce2" table:formula="of:=[$errors.A22]" office:value-type="string" office:string-value="PLEASE CHECK LANGUAGE SETTINGS OR ENVIRONMENT VARIABLE" calcext:value-type="string">
            <text:p>PLEASE CHECK LANGUAGE SETTINGS OR ENVIRONMENT VARIABLE</text:p>
          </table:table-cell>
          <table:table-cell/>
          <table:table-cell table:style-name="ce2" table:formula="of:=IFERROR(__xludf.dummyfunction(&quot;UPPER(GOOGLETRANSLATE(if(len(D63) &gt; 0, D63, C63),&quot;&quot;en&quot;&quot;,$A$1))&quot;);&quot;SILAKAN PERIKSA PENGATURAN BAHASA ATAU VARIABEL LINGKUNGAN&quot;)" office:value-type="string" office:string-value="SILAKAN PERIKSA PENGATURAN BAHASA ATAU VARIABEL LINGKUNGAN" calcext:value-type="string">
            <text:p>SILAKAN PERIKSA PENGATURAN BAHASA ATAU VARIABEL LINGKUNGAN</text:p>
          </table:table-cell>
          <table:table-cell table:number-columns-repeated="1019"/>
        </table:table-row>
        <table:table-row table:style-name="ro1">
          <table:table-cell table:style-name="ce5" table:formula="of:=IF(LEN([.F64]) &gt; 0; [.F64]; [.E64])" office:value-type="string" office:string-value="KESALAHAN LOGIKA MATEMATIKA STRING" calcext:value-type="string">
            <text:p>KESALAHAN LOGIKA MATEMATIKA STRING</text:p>
          </table:table-cell>
          <table:table-cell table:style-name="ce8" table:formula="of:=IFERROR(__xludf.dummyfunction(&quot;upper(googletranslate(A64,$A$1,&quot;&quot;en&quot;&quot;))&quot;);&quot;STRING MATHEMATICAL LOGIC MISTAKES&quot;)" office:value-type="string" office:string-value="STRING MATHEMATICAL LOGIC MISTAKES" calcext:value-type="string">
            <text:p>STRING MATHEMATICAL LOGIC MISTAKES</text:p>
          </table:table-cell>
          <table:table-cell table:style-name="ce2" table:formula="of:=[$errors.A23]" office:value-type="string" office:string-value="STRING MATH LOGIC ERROR" calcext:value-type="string">
            <text:p>STRING MATH LOGIC ERROR</text:p>
          </table:table-cell>
          <table:table-cell/>
          <table:table-cell table:style-name="ce2" table:formula="of:=IFERROR(__xludf.dummyfunction(&quot;UPPER(GOOGLETRANSLATE(if(len(D64) &gt; 0, D64, C64),&quot;&quot;en&quot;&quot;,$A$1))&quot;);&quot;KESALAHAN LOGIKA MATEMATIKA STRING&quot;)" office:value-type="string" office:string-value="KESALAHAN LOGIKA MATEMATIKA STRING" calcext:value-type="string">
            <text:p>KESALAHAN LOGIKA MATEMATIKA STRING</text:p>
          </table:table-cell>
          <table:table-cell table:number-columns-repeated="1019"/>
        </table:table-row>
        <table:table-row table:style-name="ro1">
          <table:table-cell table:style-name="ce5" table:formula="of:=IF(LEN([.F65]) &gt; 0; [.F65]; [.E65])" office:value-type="string" office:string-value="KESALAHAN SINTAKS" calcext:value-type="string">
            <text:p>KESALAHAN SINTAKS</text:p>
          </table:table-cell>
          <table:table-cell table:style-name="ce8" table:formula="of:=IFERROR(__xludf.dummyfunction(&quot;upper(googletranslate(A65,$A$1,&quot;&quot;en&quot;&quot;))&quot;);&quot;SYNTAX ERROR&quot;)" office:value-type="string" office:string-value="SYNTAX ERROR" calcext:value-type="string">
            <text:p>SYNTAX ERROR</text:p>
          </table:table-cell>
          <table:table-cell table:style-name="ce2" table:formula="of:=[$errors.A24]" office:value-type="string" office:string-value="SYNTAX ERROR" calcext:value-type="string">
            <text:p>SYNTAX ERROR</text:p>
          </table:table-cell>
          <table:table-cell/>
          <table:table-cell table:style-name="ce2" table:formula="of:=IFERROR(__xludf.dummyfunction(&quot;UPPER(GOOGLETRANSLATE(if(len(D65) &gt; 0, D65, C65),&quot;&quot;en&quot;&quot;,$A$1))&quot;);&quot;KESALAHAN SINTAKS&quot;)" office:value-type="string" office:string-value="KESALAHAN SINTAKS" calcext:value-type="string">
            <text:p>KESALAHAN SINTAKS</text:p>
          </table:table-cell>
          <table:table-cell table:number-columns-repeated="1019"/>
        </table:table-row>
        <table:table-row table:style-name="ro1">
          <table:table-cell table:style-name="ce5" table:formula="of:=IF(LEN([.F66]) &gt; 0; [.F66]; [.E66])" office:value-type="string" office:string-value="TIDAK DAPAT MEMBUKA FILE" calcext:value-type="string">
            <text:p>TIDAK DAPAT MEMBUKA FILE</text:p>
          </table:table-cell>
          <table:table-cell table:style-name="ce8" table:formula="of:=IFERROR(__xludf.dummyfunction(&quot;upper(googletranslate(A66,$A$1,&quot;&quot;en&quot;&quot;))&quot;);&quot;CAN'T OPEN THE FILE&quot;)" office:value-type="string" office:string-value="CAN'T OPEN THE FILE" calcext:value-type="string">
            <text:p>CAN'T OPEN THE FILE</text:p>
          </table:table-cell>
          <table:table-cell table:style-name="ce2" table:formula="of:=[$errors.A25]" office:value-type="string" office:string-value="UNABLE TO OPEN FILE" calcext:value-type="string">
            <text:p>UNABLE TO OPEN FILE</text:p>
          </table:table-cell>
          <table:table-cell/>
          <table:table-cell table:style-name="ce2" table:formula="of:=IFERROR(__xludf.dummyfunction(&quot;UPPER(GOOGLETRANSLATE(if(len(D66) &gt; 0, D66, C66),&quot;&quot;en&quot;&quot;,$A$1))&quot;);&quot;TIDAK DAPAT MEMBUKA FILE&quot;)" office:value-type="string" office:string-value="TIDAK DAPAT MEMBUKA FILE" calcext:value-type="string">
            <text:p>TIDAK DAPAT MEMBUKA FILE</text:p>
          </table:table-cell>
          <table:table-cell table:number-columns-repeated="1019"/>
        </table:table-row>
        <table:table-row table:style-name="ro1">
          <table:table-cell table:style-name="ce5" table:formula="of:=IF(LEN([.F67]) &gt; 0; [.F67]; [.E67])" office:value-type="string" office:string-value="TIDAK DAPAT MEMBUKA FILE UNTUK MEMBUKA FILE" calcext:value-type="string">
            <text:p>TIDAK DAPAT MEMBUKA FILE UNTUK MEMBUKA FILE</text:p>
          </table:table-cell>
          <table:table-cell table:style-name="ce8" table:formula="of:=IFERROR(__xludf.dummyfunction(&quot;upper(googletranslate(A67,$A$1,&quot;&quot;en&quot;&quot;))&quot;);&quot;CAN'T OPEN FILES TO OPEN FILES&quot;)" office:value-type="string" office:string-value="CAN'T OPEN FILES TO OPEN FILES" calcext:value-type="string">
            <text:p>CAN'T OPEN FILES TO OPEN FILES</text:p>
          </table:table-cell>
          <table:table-cell table:style-name="ce2" table:formula="of:=[$errors.A26]" office:value-type="string" office:string-value="UNABLE TO OPEN TO OPEN FILE FOR READING" calcext:value-type="string">
            <text:p>UNABLE TO OPEN TO OPEN FILE FOR READING</text:p>
          </table:table-cell>
          <table:table-cell/>
          <table:table-cell table:style-name="ce2" table:formula="of:=IFERROR(__xludf.dummyfunction(&quot;UPPER(GOOGLETRANSLATE(if(len(D67) &gt; 0, D67, C67),&quot;&quot;en&quot;&quot;,$A$1))&quot;);&quot;TIDAK DAPAT MEMBUKA FILE UNTUK MEMBUKA FILE&quot;)" office:value-type="string" office:string-value="TIDAK DAPAT MEMBUKA FILE UNTUK MEMBUKA FILE" calcext:value-type="string">
            <text:p>TIDAK DAPAT MEMBUKA FILE UNTUK MEMBUKA FILE</text:p>
          </table:table-cell>
          <table:table-cell table:number-columns-repeated="1019"/>
        </table:table-row>
        <table:table-row table:style-name="ro1">
          <table:table-cell table:style-name="ce5" table:formula="of:=IF(LEN([.F68]) &gt; 0; [.F68]; [.E68])" office:value-type="string" office:string-value="LABEL YANG TIDAK DITENTUKAN" calcext:value-type="string">
            <text:p>LABEL YANG TIDAK DITENTUKAN</text:p>
          </table:table-cell>
          <table:table-cell table:style-name="ce8" table:formula="of:=IFERROR(__xludf.dummyfunction(&quot;upper(googletranslate(A68,$A$1,&quot;&quot;en&quot;&quot;))&quot;);&quot;UNSPECIFIED LABEL&quot;)" office:value-type="string" office:string-value="UNSPECIFIED LABEL" calcext:value-type="string">
            <text:p>UNSPECIFIED LABEL</text:p>
          </table:table-cell>
          <table:table-cell table:style-name="ce2" table:formula="of:=[$errors.A27]" office:value-type="string" office:string-value="UNDEFINED LABEL" calcext:value-type="string">
            <text:p>UNDEFINED LABEL</text:p>
          </table:table-cell>
          <table:table-cell/>
          <table:table-cell table:style-name="ce2" table:formula="of:=IFERROR(__xludf.dummyfunction(&quot;UPPER(GOOGLETRANSLATE(if(len(D68) &gt; 0, D68, C68),&quot;&quot;en&quot;&quot;,$A$1))&quot;);&quot;LABEL YANG TIDAK DITENTUKAN&quot;)" office:value-type="string" office:string-value="LABEL YANG TIDAK DITENTUKAN" calcext:value-type="string">
            <text:p>LABEL YANG TIDAK DITENTUKAN</text:p>
          </table:table-cell>
          <table:table-cell table:number-columns-repeated="1019"/>
        </table:table-row>
        <table:table-row table:style-name="ro1">
          <table:table-cell table:style-name="ce5" table:formula="of:=IF(LEN([.F69]) &gt; 0; [.F69]; [.E69])" office:value-type="string" office:string-value="OPERASI YANG TIDAK DITANGANI" calcext:value-type="string">
            <text:p>OPERASI YANG TIDAK DITANGANI</text:p>
          </table:table-cell>
          <table:table-cell table:style-name="ce8" table:formula="of:=IFERROR(__xludf.dummyfunction(&quot;upper(googletranslate(A69,$A$1,&quot;&quot;en&quot;&quot;))&quot;);&quot;OPERATIONS THAT ARE NOT HANDLED&quot;)" office:value-type="string" office:string-value="OPERATIONS THAT ARE NOT HANDLED" calcext:value-type="string">
            <text:p>OPERATIONS THAT ARE NOT HANDLED</text:p>
          </table:table-cell>
          <table:table-cell table:style-name="ce2" table:formula="of:=[$errors.A28]" office:value-type="string" office:string-value="UNHANDLED OPERATION" calcext:value-type="string">
            <text:p>UNHANDLED OPERATION</text:p>
          </table:table-cell>
          <table:table-cell/>
          <table:table-cell table:style-name="ce2" table:formula="of:=IFERROR(__xludf.dummyfunction(&quot;UPPER(GOOGLETRANSLATE(if(len(D69) &gt; 0, D69, C69),&quot;&quot;en&quot;&quot;,$A$1))&quot;);&quot;OPERASI YANG TIDAK DITANGANI&quot;)" office:value-type="string" office:string-value="OPERASI YANG TIDAK DITANGANI" calcext:value-type="string">
            <text:p>OPERASI YANG TIDAK DITANGANI</text:p>
          </table:table-cell>
          <table:table-cell table:number-columns-repeated="1019"/>
        </table:table-row>
        <table:table-row table:style-name="ro1">
          <table:table-cell table:style-name="ce5" table:formula="of:=IF(LEN([.F70]) &gt; 0; [.F70]; [.E70])" office:value-type="string" office:string-value="KODE OPERASI YANG TIDAK DITANGANI" calcext:value-type="string">
            <text:p>KODE OPERASI YANG TIDAK DITANGANI</text:p>
          </table:table-cell>
          <table:table-cell table:style-name="ce8" table:formula="of:=IFERROR(__xludf.dummyfunction(&quot;upper(googletranslate(A70,$A$1,&quot;&quot;en&quot;&quot;))&quot;);&quot;OPERATING CODE THAT IS NOT HANDLED&quot;)" office:value-type="string" office:string-value="OPERATING CODE THAT IS NOT HANDLED" calcext:value-type="string">
            <text:p>OPERATING CODE THAT IS NOT HANDLED</text:p>
          </table:table-cell>
          <table:table-cell table:style-name="ce2" table:formula="of:=[$errors.A29]" office:value-type="string" office:string-value="UNHANDLED OPERATION CODE" calcext:value-type="string">
            <text:p>UNHANDLED OPERATION CODE</text:p>
          </table:table-cell>
          <table:table-cell/>
          <table:table-cell table:style-name="ce2" table:formula="of:=IFERROR(__xludf.dummyfunction(&quot;UPPER(GOOGLETRANSLATE(if(len(D70) &gt; 0, D70, C70),&quot;&quot;en&quot;&quot;,$A$1))&quot;);&quot;KODE OPERASI YANG TIDAK DITANGANI&quot;)" office:value-type="string" office:string-value="KODE OPERASI YANG TIDAK DITANGANI" calcext:value-type="string">
            <text:p>KODE OPERASI YANG TIDAK DITANGANI</text:p>
          </table:table-cell>
          <table:table-cell table:number-columns-repeated="1019"/>
        </table:table-row>
        <table:table-row table:style-name="ro1">
          <table:table-cell table:style-name="ce5" table:formula="of:=IF(LEN([.F71]) &gt; 0; [.F71]; [.E71])" office:value-type="string" office:string-value="TIDAK DIKETAHUI JIKA LABEL" calcext:value-type="string">
            <text:p>TIDAK DIKETAHUI JIKA LABEL</text:p>
          </table:table-cell>
          <table:table-cell table:style-name="ce8" table:formula="of:=IFERROR(__xludf.dummyfunction(&quot;upper(googletranslate(A71,$A$1,&quot;&quot;en&quot;&quot;))&quot;);&quot;UNKNOWN IF THE LABEL&quot;)" office:value-type="string" office:string-value="UNKNOWN IF THE LABEL" calcext:value-type="string">
            <text:p>UNKNOWN IF THE LABEL</text:p>
          </table:table-cell>
          <table:table-cell table:style-name="ce2" table:formula="of:=[$errors.A30]" office:value-type="string" office:string-value="UNKNOWN IF LABEL" calcext:value-type="string">
            <text:p>UNKNOWN IF LABEL</text:p>
          </table:table-cell>
          <table:table-cell/>
          <table:table-cell table:style-name="ce2" table:formula="of:=IFERROR(__xludf.dummyfunction(&quot;UPPER(GOOGLETRANSLATE(if(len(D71) &gt; 0, D71, C71),&quot;&quot;en&quot;&quot;,$A$1))&quot;);&quot;TIDAK DIKETAHUI JIKA LABEL&quot;)" office:value-type="string" office:string-value="TIDAK DIKETAHUI JIKA LABEL" calcext:value-type="string">
            <text:p>TIDAK DIKETAHUI JIKA LABEL</text:p>
          </table:table-cell>
          <table:table-cell table:number-columns-repeated="1019"/>
        </table:table-row>
        <table:table-row table:style-name="ro1">
          <table:table-cell table:style-name="ce5" table:formula="of:=IF(LEN([.F72]) &gt; 0; [.F72]; [.E72])" office:value-type="string" office:string-value="OPERASI MATEMATIKA GANDA YANG TIDAK DIKENALI" calcext:value-type="string">
            <text:p>OPERASI MATEMATIKA GANDA YANG TIDAK DIKENALI</text:p>
          </table:table-cell>
          <table:table-cell table:style-name="ce8" table:formula="of:=IFERROR(__xludf.dummyfunction(&quot;upper(googletranslate(A72,$A$1,&quot;&quot;en&quot;&quot;))&quot;);&quot;UNKNOWN MATHEMATICAL OPERATIONS&quot;)" office:value-type="string" office:string-value="UNKNOWN MATHEMATICAL OPERATIONS" calcext:value-type="string">
            <text:p>UNKNOWN MATHEMATICAL OPERATIONS</text:p>
          </table:table-cell>
          <table:table-cell table:style-name="ce2" table:formula="of:=[$errors.A31]" office:value-type="string" office:string-value="UNRECOGNIZED DOUBLE MATH OPERATION" calcext:value-type="string">
            <text:p>UNRECOGNIZED DOUBLE MATH OPERATION</text:p>
          </table:table-cell>
          <table:table-cell/>
          <table:table-cell table:style-name="ce2" table:formula="of:=IFERROR(__xludf.dummyfunction(&quot;UPPER(GOOGLETRANSLATE(if(len(D72) &gt; 0, D72, C72),&quot;&quot;en&quot;&quot;,$A$1))&quot;);&quot;OPERASI MATEMATIKA GANDA YANG TIDAK DIKENALI&quot;)" office:value-type="string" office:string-value="OPERASI MATEMATIKA GANDA YANG TIDAK DIKENALI" calcext:value-type="string">
            <text:p>OPERASI MATEMATIKA GANDA YANG TIDAK DIKENALI</text:p>
          </table:table-cell>
          <table:table-cell table:number-columns-repeated="1019"/>
        </table:table-row>
        <table:table-row table:style-name="ro1">
          <table:table-cell table:style-name="ce5" table:formula="of:=IF(LEN([.F73]) &gt; 0; [.F73]; [.E73])" office:value-type="string" office:string-value="DEFINISI FUNGSI YANG TIDAK DIKENAL" calcext:value-type="string">
            <text:p>DEFINISI FUNGSI YANG TIDAK DIKENAL</text:p>
          </table:table-cell>
          <table:table-cell table:style-name="ce8" table:formula="of:=IFERROR(__xludf.dummyfunction(&quot;upper(googletranslate(A73,$A$1,&quot;&quot;en&quot;&quot;))&quot;);&quot;DEFINITION OF UNKNOWN FUNCTION&quot;)" office:value-type="string" office:string-value="DEFINITION OF UNKNOWN FUNCTION" calcext:value-type="string">
            <text:p>DEFINITION OF UNKNOWN FUNCTION</text:p>
          </table:table-cell>
          <table:table-cell table:style-name="ce2" table:formula="of:=[$errors.A32]" office:value-type="string" office:string-value="UNRECOGNIZED FUNCTION DEFINITION" calcext:value-type="string">
            <text:p>UNRECOGNIZED FUNCTION DEFINITION</text:p>
          </table:table-cell>
          <table:table-cell/>
          <table:table-cell table:style-name="ce2" table:formula="of:=IFERROR(__xludf.dummyfunction(&quot;UPPER(GOOGLETRANSLATE(if(len(D73) &gt; 0, D73, C73),&quot;&quot;en&quot;&quot;,$A$1))&quot;);&quot;DEFINISI FUNGSI YANG TIDAK DIKENAL&quot;)" office:value-type="string" office:string-value="DEFINISI FUNGSI YANG TIDAK DIKENAL" calcext:value-type="string">
            <text:p>DEFINISI FUNGSI YANG TIDAK DIKENAL</text:p>
          </table:table-cell>
          <table:table-cell table:number-columns-repeated="1019"/>
        </table:table-row>
        <table:table-row table:style-name="ro1">
          <table:table-cell table:style-name="ce5" table:formula="of:=IF(LEN([.F74]) &gt; 0; [.F74]; [.E74])" office:value-type="string" office:string-value="LABEL GOSUB YANG TIDAK DIKENALI" calcext:value-type="string">
            <text:p>LABEL GOSUB YANG TIDAK DIKENALI</text:p>
          </table:table-cell>
          <table:table-cell table:style-name="ce8" table:formula="of:=IFERROR(__xludf.dummyfunction(&quot;upper(googletranslate(A74,$A$1,&quot;&quot;en&quot;&quot;))&quot;);&quot;UNKNOWN GOSUB LABEL&quot;)" office:value-type="string" office:string-value="UNKNOWN GOSUB LABEL" calcext:value-type="string">
            <text:p>UNKNOWN GOSUB LABEL</text:p>
          </table:table-cell>
          <table:table-cell table:style-name="ce2" table:formula="of:=[$errors.A33]" office:value-type="string" office:string-value="UNRECOGNIZED GOSUB LABEL" calcext:value-type="string">
            <text:p>UNRECOGNIZED GOSUB LABEL</text:p>
          </table:table-cell>
          <table:table-cell/>
          <table:table-cell table:style-name="ce2" table:formula="of:=IFERROR(__xludf.dummyfunction(&quot;UPPER(GOOGLETRANSLATE(if(len(D74) &gt; 0, D74, C74),&quot;&quot;en&quot;&quot;,$A$1))&quot;);&quot;LABEL GOSUB YANG TIDAK DIKENALI&quot;)" office:value-type="string" office:string-value="LABEL GOSUB YANG TIDAK DIKENALI" calcext:value-type="string">
            <text:p>LABEL GOSUB YANG TIDAK DIKENALI</text:p>
          </table:table-cell>
          <table:table-cell table:number-columns-repeated="1019"/>
        </table:table-row>
        <table:table-row table:style-name="ro1">
          <table:table-cell table:style-name="ce5" table:formula="of:=IF(LEN([.F75]) &gt; 0; [.F75]; [.E75])" office:value-type="string" office:string-value="LABEL GOTO YANG TIDAK DIAKUI" calcext:value-type="string">
            <text:p>LABEL GOTO YANG TIDAK DIAKUI</text:p>
          </table:table-cell>
          <table:table-cell table:style-name="ce8" table:formula="of:=IFERROR(__xludf.dummyfunction(&quot;upper(googletranslate(A75,$A$1,&quot;&quot;en&quot;&quot;))&quot;);&quot;GOTO LABEL THAT IS NOT RECOGNIZED&quot;)" office:value-type="string" office:string-value="GOTO LABEL THAT IS NOT RECOGNIZED" calcext:value-type="string">
            <text:p>GOTO LABEL THAT IS NOT RECOGNIZED</text:p>
          </table:table-cell>
          <table:table-cell table:style-name="ce2" table:formula="of:=[$errors.A34]" office:value-type="string" office:string-value="UNRECOGNIZED GOTO LABEL" calcext:value-type="string">
            <text:p>UNRECOGNIZED GOTO LABEL</text:p>
          </table:table-cell>
          <table:table-cell/>
          <table:table-cell table:style-name="ce2" table:formula="of:=IFERROR(__xludf.dummyfunction(&quot;UPPER(GOOGLETRANSLATE(if(len(D75) &gt; 0, D75, C75),&quot;&quot;en&quot;&quot;,$A$1))&quot;);&quot;LABEL GOTO YANG TIDAK DIAKUI&quot;)" office:value-type="string" office:string-value="LABEL GOTO YANG TIDAK DIAKUI" calcext:value-type="string">
            <text:p>LABEL GOTO YANG TIDAK DIAKUI</text:p>
          </table:table-cell>
          <table:table-cell table:number-columns-repeated="1019"/>
        </table:table-row>
        <table:table-row table:style-name="ro1">
          <table:table-cell table:style-name="ce5" table:formula="of:=IF(LEN([.F76]) &gt; 0; [.F76]; [.E76])" office:value-type="string" office:string-value="INPUT YANG TIDAK DIAKUI" calcext:value-type="string">
            <text:p>INPUT YANG TIDAK DIAKUI</text:p>
          </table:table-cell>
          <table:table-cell table:style-name="ce8" table:formula="of:=IFERROR(__xludf.dummyfunction(&quot;upper(googletranslate(A76,$A$1,&quot;&quot;en&quot;&quot;))&quot;);&quot;INPUTS THAT ARE NOT RECOGNIZED&quot;)" office:value-type="string" office:string-value="INPUTS THAT ARE NOT RECOGNIZED" calcext:value-type="string">
            <text:p>INPUTS THAT ARE NOT RECOGNIZED</text:p>
          </table:table-cell>
          <table:table-cell table:style-name="ce2" table:formula="of:=[$errors.A35]" office:value-type="string" office:string-value="UNRECOGNIZED INPUT" calcext:value-type="string">
            <text:p>UNRECOGNIZED INPUT</text:p>
          </table:table-cell>
          <table:table-cell/>
          <table:table-cell table:style-name="ce2" table:formula="of:=IFERROR(__xludf.dummyfunction(&quot;UPPER(GOOGLETRANSLATE(if(len(D76) &gt; 0, D76, C76),&quot;&quot;en&quot;&quot;,$A$1))&quot;);&quot;INPUT YANG TIDAK DIAKUI&quot;)" office:value-type="string" office:string-value="INPUT YANG TIDAK DIAKUI" calcext:value-type="string">
            <text:p>INPUT YANG TIDAK DIAKUI</text:p>
          </table:table-cell>
          <table:table-cell table:number-columns-repeated="1019"/>
        </table:table-row>
        <table:table-row table:style-name="ro1">
          <table:table-cell table:style-name="ce5" table:formula="of:=IF(LEN([.F77]) &gt; 0; [.F77]; [.E77])" office:value-type="string" office:string-value="OPERASI MATEMATIKA INTEGER YANG TIDAK DIKENAL" calcext:value-type="string">
            <text:p>OPERASI MATEMATIKA INTEGER YANG TIDAK DIKENAL</text:p>
          </table:table-cell>
          <table:table-cell table:style-name="ce8" table:formula="of:=IFERROR(__xludf.dummyfunction(&quot;upper(googletranslate(A77,$A$1,&quot;&quot;en&quot;&quot;))&quot;);&quot;UNKNOWN INTEGER MATHEMATICAL OPERATIONS&quot;)" office:value-type="string" office:string-value="UNKNOWN INTEGER MATHEMATICAL OPERATIONS" calcext:value-type="string">
            <text:p>UNKNOWN INTEGER MATHEMATICAL OPERATIONS</text:p>
          </table:table-cell>
          <table:table-cell table:style-name="ce2" table:formula="of:=[$errors.A36]" office:value-type="string" office:string-value="UNRECOGNIZED INTEGER MATH OPERATION" calcext:value-type="string">
            <text:p>UNRECOGNIZED INTEGER MATH OPERATION</text:p>
          </table:table-cell>
          <table:table-cell/>
          <table:table-cell table:style-name="ce2" table:formula="of:=IFERROR(__xludf.dummyfunction(&quot;UPPER(GOOGLETRANSLATE(if(len(D77) &gt; 0, D77, C77),&quot;&quot;en&quot;&quot;,$A$1))&quot;);&quot;OPERASI MATEMATIKA INTEGER YANG TIDAK DIKENAL&quot;)" office:value-type="string" office:string-value="OPERASI MATEMATIKA INTEGER YANG TIDAK DIKENAL" calcext:value-type="string">
            <text:p>OPERASI MATEMATIKA INTEGER YANG TIDAK DIKENAL</text:p>
          </table:table-cell>
          <table:table-cell table:number-columns-repeated="1019"/>
        </table:table-row>
        <table:table-row table:style-name="ro1">
          <table:table-cell table:style-name="ce5" table:formula="of:=IF(LEN([.F78]) &gt; 0; [.F78]; [.E78])" office:value-type="string" office:string-value="JENIS MATEMATIKA YANG TIDAK DIKENAL" calcext:value-type="string">
            <text:p>JENIS MATEMATIKA YANG TIDAK DIKENAL</text:p>
          </table:table-cell>
          <table:table-cell table:style-name="ce8" table:formula="of:=IFERROR(__xludf.dummyfunction(&quot;upper(googletranslate(A78,$A$1,&quot;&quot;en&quot;&quot;))&quot;);&quot;UNKNOWN TYPE OF MATHEMATICS&quot;)" office:value-type="string" office:string-value="UNKNOWN TYPE OF MATHEMATICS" calcext:value-type="string">
            <text:p>UNKNOWN TYPE OF MATHEMATICS</text:p>
          </table:table-cell>
          <table:table-cell table:style-name="ce2" table:formula="of:=[$errors.A37]" office:value-type="string" office:string-value="UNRECOGNIZED MATH TYPE" calcext:value-type="string">
            <text:p>UNRECOGNIZED MATH TYPE</text:p>
          </table:table-cell>
          <table:table-cell/>
          <table:table-cell table:style-name="ce2" table:formula="of:=IFERROR(__xludf.dummyfunction(&quot;UPPER(GOOGLETRANSLATE(if(len(D78) &gt; 0, D78, C78),&quot;&quot;en&quot;&quot;,$A$1))&quot;);&quot;JENIS MATEMATIKA YANG TIDAK DIKENAL&quot;)" office:value-type="string" office:string-value="JENIS MATEMATIKA YANG TIDAK DIKENAL" calcext:value-type="string">
            <text:p>JENIS MATEMATIKA YANG TIDAK DIKENAL</text:p>
          </table:table-cell>
          <table:table-cell table:number-columns-repeated="1019"/>
        </table:table-row>
        <table:table-row table:style-name="ro1">
          <table:table-cell table:style-name="ce5" table:formula="of:=IF(LEN([.F79]) &gt; 0; [.F79]; [.E79])" office:value-type="string" office:string-value="VARIABEL BERIKUTNYA YANG TIDAK DIKENALI" calcext:value-type="string">
            <text:p>VARIABEL BERIKUTNYA YANG TIDAK DIKENALI</text:p>
          </table:table-cell>
          <table:table-cell table:style-name="ce8" table:formula="of:=IFERROR(__xludf.dummyfunction(&quot;upper(googletranslate(A79,$A$1,&quot;&quot;en&quot;&quot;))&quot;);&quot;THE NEXT VARIABLE THAT IS NOT RECOGNIZED&quot;)" office:value-type="string" office:string-value="THE NEXT VARIABLE THAT IS NOT RECOGNIZED" calcext:value-type="string">
            <text:p>THE NEXT VARIABLE THAT IS NOT RECOGNIZED</text:p>
          </table:table-cell>
          <table:table-cell table:style-name="ce2" table:formula="of:=[$errors.A38]" office:value-type="string" office:string-value="UNRECOGNIZED NEXT VARIABLE" calcext:value-type="string">
            <text:p>UNRECOGNIZED NEXT VARIABLE</text:p>
          </table:table-cell>
          <table:table-cell/>
          <table:table-cell table:style-name="ce2" table:formula="of:=IFERROR(__xludf.dummyfunction(&quot;UPPER(GOOGLETRANSLATE(if(len(D79) &gt; 0, D79, C79),&quot;&quot;en&quot;&quot;,$A$1))&quot;);&quot;VARIABEL BERIKUTNYA YANG TIDAK DIKENALI&quot;)" office:value-type="string" office:string-value="VARIABEL BERIKUTNYA YANG TIDAK DIKENALI" calcext:value-type="string">
            <text:p>VARIABEL BERIKUTNYA YANG TIDAK DIKENALI</text:p>
          </table:table-cell>
          <table:table-cell table:number-columns-repeated="1019"/>
        </table:table-row>
        <table:table-row table:style-name="ro1">
          <table:table-cell table:style-name="ce5" table:formula="of:=IF(LEN([.F80]) &gt; 0; [.F80]; [.E80])" office:value-type="string" office:string-value="OP YANG TIDAK DIAKUI DI MEDIA CETAK" calcext:value-type="string">
            <text:p>OP YANG TIDAK DIAKUI DI MEDIA CETAK</text:p>
          </table:table-cell>
          <table:table-cell table:style-name="ce8" table:formula="of:=IFERROR(__xludf.dummyfunction(&quot;upper(googletranslate(A80,$A$1,&quot;&quot;en&quot;&quot;))&quot;);&quot;OP THAT IS NOT RECOGNIZED IN PRINT MEDIA&quot;)" office:value-type="string" office:string-value="OP THAT IS NOT RECOGNIZED IN PRINT MEDIA" calcext:value-type="string">
            <text:p>OP THAT IS NOT RECOGNIZED IN PRINT MEDIA</text:p>
          </table:table-cell>
          <table:table-cell table:style-name="ce2" table:formula="of:=[$errors.A39]" office:value-type="string" office:string-value="UNRECOGNIZED OP IN PRINT" calcext:value-type="string">
            <text:p>UNRECOGNIZED OP IN PRINT</text:p>
          </table:table-cell>
          <table:table-cell/>
          <table:table-cell table:style-name="ce2" table:formula="of:=IFERROR(__xludf.dummyfunction(&quot;UPPER(GOOGLETRANSLATE(if(len(D80) &gt; 0, D80, C80),&quot;&quot;en&quot;&quot;,$A$1))&quot;);&quot;OP YANG TIDAK DIAKUI DI MEDIA CETAK&quot;)" office:value-type="string" office:string-value="OP YANG TIDAK DIAKUI DI MEDIA CETAK" calcext:value-type="string">
            <text:p>OP YANG TIDAK DIAKUI DI MEDIA CETAK</text:p>
          </table:table-cell>
          <table:table-cell table:number-columns-repeated="1019"/>
        </table:table-row>
        <table:table-row table:style-name="ro1">
          <table:table-cell table:style-name="ce5" table:formula="of:=IF(LEN([.F81]) &gt; 0; [.F81]; [.E81])" office:value-type="string" office:string-value="OPERASI MATEMATIKA RASIONAL YANG TIDAK DIKENAL" calcext:value-type="string">
            <text:p>OPERASI MATEMATIKA RASIONAL YANG TIDAK DIKENAL</text:p>
          </table:table-cell>
          <table:table-cell table:style-name="ce8" table:formula="of:=IFERROR(__xludf.dummyfunction(&quot;upper(googletranslate(A81,$A$1,&quot;&quot;en&quot;&quot;))&quot;);&quot;UNKNOWN RATIONAL MATHEMATICAL OPERATIONS&quot;)" office:value-type="string" office:string-value="UNKNOWN RATIONAL MATHEMATICAL OPERATIONS" calcext:value-type="string">
            <text:p>UNKNOWN RATIONAL MATHEMATICAL OPERATIONS</text:p>
          </table:table-cell>
          <table:table-cell table:style-name="ce2" table:formula="of:=[$errors.A40]" office:value-type="string" office:string-value="UNRECOGNIZED RATIONAL MATH OPERATION" calcext:value-type="string">
            <text:p>UNRECOGNIZED RATIONAL MATH OPERATION</text:p>
          </table:table-cell>
          <table:table-cell/>
          <table:table-cell table:style-name="ce2" table:formula="of:=IFERROR(__xludf.dummyfunction(&quot;UPPER(GOOGLETRANSLATE(if(len(D81) &gt; 0, D81, C81),&quot;&quot;en&quot;&quot;,$A$1))&quot;);&quot;OPERASI MATEMATIKA RASIONAL YANG TIDAK DIKENAL&quot;)" office:value-type="string" office:string-value="OPERASI MATEMATIKA RASIONAL YANG TIDAK DIKENAL" calcext:value-type="string">
            <text:p>OPERASI MATEMATIKA RASIONAL YANG TIDAK DIKENAL</text:p>
          </table:table-cell>
          <table:table-cell table:number-columns-repeated="1019"/>
        </table:table-row>
        <table:table-row table:style-name="ro1">
          <table:table-cell table:style-name="ce5" table:formula="of:=IF(LEN([.F82]) &gt; 0; [.F82]; [.E82])" office:value-type="string" office:string-value="JENIS VARIABEL YANG TIDAK DIKENAL" calcext:value-type="string">
            <text:p>JENIS VARIABEL YANG TIDAK DIKENAL</text:p>
          </table:table-cell>
          <table:table-cell table:style-name="ce8" table:formula="of:=IFERROR(__xludf.dummyfunction(&quot;upper(googletranslate(A82,$A$1,&quot;&quot;en&quot;&quot;))&quot;);&quot;TYPE OF UNKNOWN VARIABLE&quot;)" office:value-type="string" office:string-value="TYPE OF UNKNOWN VARIABLE" calcext:value-type="string">
            <text:p>TYPE OF UNKNOWN VARIABLE</text:p>
          </table:table-cell>
          <table:table-cell table:style-name="ce2" table:formula="of:=[$errors.A41]" office:value-type="string" office:string-value="UNRECOGNIZED VARIABLE TYPE" calcext:value-type="string">
            <text:p>UNRECOGNIZED VARIABLE TYPE</text:p>
          </table:table-cell>
          <table:table-cell/>
          <table:table-cell table:style-name="ce2" table:formula="of:=IFERROR(__xludf.dummyfunction(&quot;UPPER(GOOGLETRANSLATE(if(len(D82) &gt; 0, D82, C82),&quot;&quot;en&quot;&quot;,$A$1))&quot;);&quot;JENIS VARIABEL YANG TIDAK DIKENAL&quot;)" office:value-type="string" office:string-value="JENIS VARIABEL YANG TIDAK DIKENAL" calcext:value-type="string">
            <text:p>JENIS VARIABEL YANG TIDAK DIKENAL</text:p>
          </table:table-cell>
          <table:table-cell table:number-columns-repeated="1019"/>
        </table:table-row>
        <table:table-row table:style-name="ro1">
          <table:table-cell table:style-name="ce5" table:formula="of:=IF(LEN([.F83]) &gt; 0; [.F83]; [.E83])" office:value-type="string" office:string-value="VARIABEL LINGKUNGAN YANG TIDAK TERBAIK" calcext:value-type="string">
            <text:p>VARIABEL LINGKUNGAN YANG TIDAK TERBAIK</text:p>
          </table:table-cell>
          <table:table-cell table:style-name="ce8" table:formula="of:=IFERROR(__xludf.dummyfunction(&quot;upper(googletranslate(A83,$A$1,&quot;&quot;en&quot;&quot;))&quot;);&quot;NON -BEST ENVIRONMENTAL VARIABLES&quot;)" office:value-type="string" office:string-value="NON -BEST ENVIRONMENTAL VARIABLES" calcext:value-type="string">
            <text:p>NON -BEST ENVIRONMENTAL VARIABLES</text:p>
          </table:table-cell>
          <table:table-cell table:style-name="ce2" table:formula="of:=[$errors.A42]" office:value-type="string" office:string-value="UNSET ENVIRONMENT VARIABLE" calcext:value-type="string">
            <text:p>UNSET ENVIRONMENT VARIABLE</text:p>
          </table:table-cell>
          <table:table-cell/>
          <table:table-cell table:style-name="ce2" table:formula="of:=IFERROR(__xludf.dummyfunction(&quot;UPPER(GOOGLETRANSLATE(if(len(D83) &gt; 0, D83, C83),&quot;&quot;en&quot;&quot;,$A$1))&quot;);&quot;VARIABEL LINGKUNGAN YANG TIDAK TERBAIK&quot;)" office:value-type="string" office:string-value="VARIABEL LINGKUNGAN YANG TIDAK TERBAIK" calcext:value-type="string">
            <text:p>VARIABEL LINGKUNGAN YANG TIDAK TERBAIK</text:p>
          </table:table-cell>
          <table:table-cell table:number-columns-repeated="1019"/>
        </table:table-row>
        <table:table-row table:style-name="ro1">
          <table:table-cell table:style-name="ce5" table:formula="of:=IF(LEN([.F84]) &gt; 0; [.F84]; [.E84])" office:value-type="string" office:string-value="KETIDAKCOCOKAN DEFINISI VARIABEL / ARRAY" calcext:value-type="string">
            <text:p>KETIDAKCOCOKAN DEFINISI VARIABEL / ARRAY</text:p>
          </table:table-cell>
          <table:table-cell table:style-name="ce8" table:formula="of:=IFERROR(__xludf.dummyfunction(&quot;upper(googletranslate(A84,$A$1,&quot;&quot;en&quot;&quot;))&quot;);&quot;MISMATCH OF VARIABLE DEFINITIONS / ARRAY&quot;)" office:value-type="string" office:string-value="MISMATCH OF VARIABLE DEFINITIONS / ARRAY" calcext:value-type="string">
            <text:p>MISMATCH OF VARIABLE DEFINITIONS / ARRAY</text:p>
          </table:table-cell>
          <table:table-cell table:style-name="ce2" table:formula="of:=[$errors.A43]" office:value-type="string" office:string-value="VARIABLE / ARRAY DEFINITION MISMATCH" calcext:value-type="string">
            <text:p>VARIABLE / ARRAY DEFINITION MISMATCH</text:p>
          </table:table-cell>
          <table:table-cell/>
          <table:table-cell table:style-name="ce2" table:formula="of:=IFERROR(__xludf.dummyfunction(&quot;UPPER(GOOGLETRANSLATE(if(len(D84) &gt; 0, D84, C84),&quot;&quot;en&quot;&quot;,$A$1))&quot;);&quot;KETIDAKCOCOKAN DEFINISI VARIABEL / ARRAY&quot;)" office:value-type="string" office:string-value="KETIDAKCOCOKAN DEFINISI VARIABEL / ARRAY" calcext:value-type="string">
            <text:p>KETIDAKCOCOKAN DEFINISI VARIABEL / ARRAY</text:p>
          </table:table-cell>
          <table:table-cell table:number-columns-repeated="1019"/>
        </table:table-row>
        <table:table-row table:style-name="ro1">
          <table:table-cell table:style-name="ce5" table:formula="of:=IF(LEN([.F85]) &gt; 0; [.F85]; [.E85])" office:value-type="string" office:string-value="VARIABEL DIDEFINISIKAN SEBAGAI ARRAY" calcext:value-type="string">
            <text:p>VARIABEL DIDEFINISIKAN SEBAGAI ARRAY</text:p>
          </table:table-cell>
          <table:table-cell table:style-name="ce8" table:formula="of:=IFERROR(__xludf.dummyfunction(&quot;upper(googletranslate(A85,$A$1,&quot;&quot;en&quot;&quot;))&quot;);&quot;VARIABLES ARE DEFINED AS ARRAYS&quot;)" office:value-type="string" office:string-value="VARIABLES ARE DEFINED AS ARRAYS" calcext:value-type="string">
            <text:p>VARIABLES ARE DEFINED AS ARRAYS</text:p>
          </table:table-cell>
          <table:table-cell table:style-name="ce2" table:formula="of:=[$errors.A44]" office:value-type="string" office:string-value="VARIABLE DEFINED AS ARRAY" calcext:value-type="string">
            <text:p>VARIABLE DEFINED AS ARRAY</text:p>
          </table:table-cell>
          <table:table-cell/>
          <table:table-cell table:style-name="ce2" table:formula="of:=IFERROR(__xludf.dummyfunction(&quot;UPPER(GOOGLETRANSLATE(if(len(D85) &gt; 0, D85, C85),&quot;&quot;en&quot;&quot;,$A$1))&quot;);&quot;VARIABEL DIDEFINISIKAN SEBAGAI ARRAY&quot;)" office:value-type="string" office:string-value="VARIABEL DIDEFINISIKAN SEBAGAI ARRAY" calcext:value-type="string">
            <text:p>VARIABEL DIDEFINISIKAN SEBAGAI ARRAY</text:p>
          </table:table-cell>
          <table:table-cell table:number-columns-repeated="1019"/>
        </table:table-row>
        <table:table-row table:style-name="ro1">
          <table:table-cell table:style-name="ce5" table:formula="of:=IF(LEN([.F86]) &gt; 0; [.F86]; [.E86])" office:value-type="string" office:string-value="VARIABEL DIDEFINISIKAN SEBAGAI NONARRAY" calcext:value-type="string">
            <text:p>VARIABEL DIDEFINISIKAN SEBAGAI NONARRAY</text:p>
          </table:table-cell>
          <table:table-cell table:style-name="ce8" table:formula="of:=IFERROR(__xludf.dummyfunction(&quot;upper(googletranslate(A86,$A$1,&quot;&quot;en&quot;&quot;))&quot;);&quot;VARIABLES ARE DEFINED AS NON -FARMS&quot;)" office:value-type="string" office:string-value="VARIABLES ARE DEFINED AS NON -FARMS" calcext:value-type="string">
            <text:p>VARIABLES ARE DEFINED AS NON -FARMS</text:p>
          </table:table-cell>
          <table:table-cell table:style-name="ce2" table:formula="of:=[$errors.A45]" office:value-type="string" office:string-value="VARIABLE DEFINED AS NONARRAY" calcext:value-type="string">
            <text:p>VARIABLE DEFINED AS NONARRAY</text:p>
          </table:table-cell>
          <table:table-cell/>
          <table:table-cell table:style-name="ce2" table:formula="of:=IFERROR(__xludf.dummyfunction(&quot;UPPER(GOOGLETRANSLATE(if(len(D86) &gt; 0, D86, C86),&quot;&quot;en&quot;&quot;,$A$1))&quot;);&quot;VARIABEL DIDEFINISIKAN SEBAGAI NONARRAY&quot;)" office:value-type="string" office:string-value="VARIABEL DIDEFINISIKAN SEBAGAI NONARRAY" calcext:value-type="string">
            <text:p>VARIABEL DIDEFINISIKAN SEBAGAI NONARRAY</text:p>
          </table:table-cell>
          <table:table-cell table:number-columns-repeated="1019"/>
        </table:table-row>
        <table:table-row table:style-name="ro1">
          <table:table-cell table:style-name="ce5" table:formula="of:=IF(LEN([.F87]) &gt; 0; [.F87]; [.E87])" office:value-type="string" office:string-value="VARIABEL TIDAK MEMILIKI NILAI" calcext:value-type="string">
            <text:p>VARIABEL TIDAK MEMILIKI NILAI</text:p>
          </table:table-cell>
          <table:table-cell table:style-name="ce8" table:formula="of:=IFERROR(__xludf.dummyfunction(&quot;upper(googletranslate(A87,$A$1,&quot;&quot;en&quot;&quot;))&quot;);&quot;THE VARIABLE HAS NO VALUE&quot;)" office:value-type="string" office:string-value="THE VARIABLE HAS NO VALUE" calcext:value-type="string">
            <text:p>THE VARIABLE HAS NO VALUE</text:p>
          </table:table-cell>
          <table:table-cell table:style-name="ce2" table:formula="of:=[$errors.A46]" office:value-type="string" office:string-value="VARIABLE HAS NO VALUE" calcext:value-type="string">
            <text:p>VARIABLE HAS NO VALUE</text:p>
          </table:table-cell>
          <table:table-cell/>
          <table:table-cell table:style-name="ce2" table:formula="of:=IFERROR(__xludf.dummyfunction(&quot;UPPER(GOOGLETRANSLATE(if(len(D87) &gt; 0, D87, C87),&quot;&quot;en&quot;&quot;,$A$1))&quot;);&quot;VARIABEL TIDAK MEMILIKI NILAI&quot;)" office:value-type="string" office:string-value="VARIABEL TIDAK MEMILIKI NILAI" calcext:value-type="string">
            <text:p>VARIABEL TIDAK MEMILIKI NILAI</text:p>
          </table:table-cell>
          <table:table-cell table:number-columns-repeated="1019"/>
        </table:table-row>
        <table:table-row table:style-name="ro1">
          <table:table-cell table:style-name="ce5" table:formula="of:=IF(LEN([.F88]) &gt; 0; [.F88]; [.E88])" office:value-type="string" office:string-value="VARIABEL BUKAN ARRAY" calcext:value-type="string">
            <text:p>VARIABEL BUKAN ARRAY</text:p>
          </table:table-cell>
          <table:table-cell table:style-name="ce8" table:formula="of:=IFERROR(__xludf.dummyfunction(&quot;upper(googletranslate(A88,$A$1,&quot;&quot;en&quot;&quot;))&quot;);&quot;VARIABLE IS NOT ARRAY&quot;)" office:value-type="string" office:string-value="VARIABLE IS NOT ARRAY" calcext:value-type="string">
            <text:p>VARIABLE IS NOT ARRAY</text:p>
          </table:table-cell>
          <table:table-cell table:style-name="ce2" table:formula="of:=[$errors.A47]" office:value-type="string" office:string-value="VARIABLE IS NOT AN ARRAY" calcext:value-type="string">
            <text:p>VARIABLE IS NOT AN ARRAY</text:p>
          </table:table-cell>
          <table:table-cell/>
          <table:table-cell table:style-name="ce2" table:formula="of:=IFERROR(__xludf.dummyfunction(&quot;UPPER(GOOGLETRANSLATE(if(len(D88) &gt; 0, D88, C88),&quot;&quot;en&quot;&quot;,$A$1))&quot;);&quot;VARIABEL BUKAN ARRAY&quot;)" office:value-type="string" office:string-value="VARIABEL BUKAN ARRAY" calcext:value-type="string">
            <text:p>VARIABEL BUKAN ARRAY</text:p>
          </table:table-cell>
          <table:table-cell table:number-columns-repeated="1019"/>
        </table:table-row>
        <table:table-row table:style-name="ro2" table:number-rows-repeated="1048487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lang_in.A3:lang_in.A40">
            <calcext:condition calcext:apply-style-name="ConditionalStyle_1" calcext:value="formula-is(COUNTIF([.$A$3:.$A$40];[.$A3])&gt;1)" calcext:base-cell-address="lang_in.A3"/>
          </calcext:conditional-format>
        </calcext:conditional-formats>
      </table:table>
      <table:table table:name="lang_ja" table:style-name="ta16">
        <table:table-column table:style-name="co24" table:default-cell-style-name="Default"/>
        <table:table-column table:style-name="co5" table:default-cell-style-name="Default"/>
        <table:table-column table:style-name="co1" table:default-cell-style-name="Default"/>
        <table:table-column table:style-name="co21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31" table:default-cell-style-name="Default"/>
        <table:table-column table:style-name="co21" table:number-columns-repeated="1017" table:default-cell-style-name="Default"/>
        <table:table-row table:style-name="ro1">
          <table:table-cell table:style-name="ce1" office:value-type="string" calcext:value-type="string">
            <text:p>ja</text:p>
          </table:table-cell>
          <table:table-cell table:style-name="ce1" office:value-type="string" calcext:value-type="string">
            <text:p>reverse</text:p>
          </table:table-cell>
          <table:table-cell table:style-name="ce1" office:value-type="string" calcext:value-type="string">
            <text:p>original</text:p>
          </table:table-cell>
          <table:table-cell table:style-name="ce1" office:value-type="string" calcext:value-type="string">
            <text:p>human override</text:p>
          </table:table-cell>
          <table:table-cell table:style-name="ce1" office:value-type="string" calcext:value-type="string">
            <text:p>google translate</text:p>
          </table:table-cell>
          <table:table-cell table:style-name="ce1" office:value-type="string" calcext:value-type="string">
            <text:p>human translate</text:p>
          </table:table-cell>
          <table:table-cell table:style-name="ce1" office:value-type="string" calcext:value-type="string">
            <text:p>contributor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JAPANESE</text:p>
          </table:table-cell>
          <table:table-cell table:number-columns-repeated="1023"/>
        </table:table-row>
        <table:table-row table:style-name="ro1">
          <table:table-cell table:style-name="ce18" table:formula="of:=IF(LEN([.F3]) &gt; 0; [.F3]; [.E3])" office:value-type="string" office:string-value="腹筋" calcext:value-type="string">
            <text:p>腹筋</text:p>
          </table:table-cell>
          <table:table-cell table:style-name="ce8" table:formula="of:=IFERROR(__xludf.dummyfunction(&quot;upper(googletranslate(A3,$A$1,&quot;&quot;en&quot;&quot;))&quot;);&quot;ABDOMINAL MUSCLES&quot;)" office:value-type="string" office:string-value="ABDOMINAL MUSCLES" calcext:value-type="string">
            <text:p>ABDOMINAL MUSCLES</text:p>
          </table:table-cell>
          <table:table-cell table:style-name="ce2" table:formula="of:=[$keywords.A1]" office:value-type="string" office:string-value="ABS" calcext:value-type="string">
            <text:p>ABS</text:p>
          </table:table-cell>
          <table:table-cell/>
          <table:table-cell table:style-name="ce2" table:formula="of:=IFERROR(__xludf.dummyfunction(&quot;UPPER(GOOGLETRANSLATE(if(len(D3) &gt; 0, D3, C3),&quot;&quot;en&quot;&quot;,$A$1))&quot;);&quot;腹筋&quot;)" office:value-type="string" office:string-value="腹筋" calcext:value-type="string">
            <text:p>腹筋</text:p>
          </table:table-cell>
          <table:table-cell table:number-columns-repeated="1019"/>
        </table:table-row>
        <table:table-row table:style-name="ro1">
          <table:table-cell table:style-name="ce18" table:formula="of:=IF(LEN([.F4]) &gt; 0; [.F4]; [.E4])" office:value-type="string" office:string-value="ATN" calcext:value-type="string">
            <text:p>ATN</text:p>
          </table:table-cell>
          <table:table-cell table:style-name="ce8" table:formula="of:=IFERROR(__xludf.dummyfunction(&quot;upper(googletranslate(A4,$A$1,&quot;&quot;en&quot;&quot;))&quot;);&quot;ATN&quot;)" office:value-type="string" office:string-value="ATN" calcext:value-type="string">
            <text:p>ATN</text:p>
          </table:table-cell>
          <table:table-cell table:style-name="ce2" table:formula="of:=[$keywords.A2]" office:value-type="string" office:string-value="ATN" calcext:value-type="string">
            <text:p>ATN</text:p>
          </table:table-cell>
          <table:table-cell/>
          <table:table-cell table:style-name="ce2" table:formula="of:=IFERROR(__xludf.dummyfunction(&quot;UPPER(GOOGLETRANSLATE(if(len(D4) &gt; 0, D4, C4),&quot;&quot;en&quot;&quot;,$A$1))&quot;);&quot;ATN&quot;)" office:value-type="string" office:string-value="ATN" calcext:value-type="string">
            <text:p>ATN</text:p>
          </table:table-cell>
          <table:table-cell table:number-columns-repeated="1019"/>
        </table:table-row>
        <table:table-row table:style-name="ro1">
          <table:table-cell table:style-name="ce18" table:formula="of:=IF(LEN([.F5]) &gt; 0; [.F5]; [.E5])" office:value-type="string" office:string-value="ベース" calcext:value-type="string">
            <text:p>ベース</text:p>
          </table:table-cell>
          <table:table-cell table:style-name="ce8" table:formula="of:=IFERROR(__xludf.dummyfunction(&quot;upper(googletranslate(A5,$A$1,&quot;&quot;en&quot;&quot;))&quot;);&quot;BASE&quot;)" office:value-type="string" office:string-value="BASE" calcext:value-type="string">
            <text:p>BASE</text:p>
          </table:table-cell>
          <table:table-cell table:style-name="ce2" table:formula="of:=[$keywords.A3]" office:value-type="string" office:string-value="BASE" calcext:value-type="string">
            <text:p>BASE</text:p>
          </table:table-cell>
          <table:table-cell/>
          <table:table-cell table:style-name="ce2" table:formula="of:=IFERROR(__xludf.dummyfunction(&quot;UPPER(GOOGLETRANSLATE(if(len(D5) &gt; 0, D5, C5),&quot;&quot;en&quot;&quot;,$A$1))&quot;);&quot;ベース&quot;)" office:value-type="string" office:string-value="ベース" calcext:value-type="string">
            <text:p>ベース</text:p>
          </table:table-cell>
          <table:table-cell table:number-columns-repeated="1019"/>
        </table:table-row>
        <table:table-row table:style-name="ro1">
          <table:table-cell table:style-name="ce18" table:formula="of:=IF(LEN([.F6]) &gt; 0; [.F6]; [.E6])" office:value-type="string" office:string-value="COS" calcext:value-type="string">
            <text:p>COS</text:p>
          </table:table-cell>
          <table:table-cell table:style-name="ce8" table:formula="of:=IFERROR(__xludf.dummyfunction(&quot;upper(googletranslate(A6,$A$1,&quot;&quot;en&quot;&quot;))&quot;);&quot;COS&quot;)" office:value-type="string" office:string-value="COS" calcext:value-type="string">
            <text:p>COS</text:p>
          </table:table-cell>
          <table:table-cell table:style-name="ce2" table:formula="of:=[$keywords.A4]" office:value-type="string" office:string-value="COS" calcext:value-type="string">
            <text:p>COS</text:p>
          </table:table-cell>
          <table:table-cell/>
          <table:table-cell table:style-name="ce2" table:formula="of:=IFERROR(__xludf.dummyfunction(&quot;UPPER(GOOGLETRANSLATE(if(len(D6) &gt; 0, D6, C6),&quot;&quot;en&quot;&quot;,$A$1))&quot;);&quot;COS&quot;)" office:value-type="string" office:string-value="COS" calcext:value-type="string">
            <text:p>COS</text:p>
          </table:table-cell>
          <table:table-cell table:number-columns-repeated="1019"/>
        </table:table-row>
        <table:table-row table:style-name="ro1">
          <table:table-cell table:style-name="ce18" table:formula="of:=IF(LEN([.F7]) &gt; 0; [.F7]; [.E7])" office:value-type="string" office:string-value="データ" calcext:value-type="string">
            <text:p>データ</text:p>
          </table:table-cell>
          <table:table-cell table:style-name="ce8" table:formula="of:=IFERROR(__xludf.dummyfunction(&quot;upper(googletranslate(A7,$A$1,&quot;&quot;en&quot;&quot;))&quot;);&quot;DATA&quot;)" office:value-type="string" office:string-value="DATA" calcext:value-type="string">
            <text:p>DATA</text:p>
          </table:table-cell>
          <table:table-cell table:style-name="ce2" table:formula="of:=[$keywords.A5]" office:value-type="string" office:string-value="DATA" calcext:value-type="string">
            <text:p>DATA</text:p>
          </table:table-cell>
          <table:table-cell/>
          <table:table-cell table:style-name="ce2" table:formula="of:=IFERROR(__xludf.dummyfunction(&quot;UPPER(GOOGLETRANSLATE(if(len(D7) &gt; 0, D7, C7),&quot;&quot;en&quot;&quot;,$A$1))&quot;);&quot;データ&quot;)" office:value-type="string" office:string-value="データ" calcext:value-type="string">
            <text:p>データ</text:p>
          </table:table-cell>
          <table:table-cell table:number-columns-repeated="1019"/>
        </table:table-row>
        <table:table-row table:style-name="ro1">
          <table:table-cell table:style-name="ce18" table:formula="of:=IF(LEN([.F8]) &gt; 0; [.F8]; [.E8])" office:value-type="string" office:string-value="DBL" calcext:value-type="string">
            <text:p>DBL</text:p>
          </table:table-cell>
          <table:table-cell table:style-name="ce8" table:formula="of:=IFERROR(__xludf.dummyfunction(&quot;upper(googletranslate(A8,$A$1,&quot;&quot;en&quot;&quot;))&quot;);&quot;DBL&quot;)" office:value-type="string" office:string-value="DBL" calcext:value-type="string">
            <text:p>DBL</text:p>
          </table:table-cell>
          <table:table-cell table:style-name="ce2" table:formula="of:=[$keywords.A6]" office:value-type="string" office:string-value="DBL" calcext:value-type="string">
            <text:p>DBL</text:p>
          </table:table-cell>
          <table:table-cell/>
          <table:table-cell table:style-name="ce2" table:formula="of:=IFERROR(__xludf.dummyfunction(&quot;UPPER(GOOGLETRANSLATE(if(len(D8) &gt; 0, D8, C8),&quot;&quot;en&quot;&quot;,$A$1))&quot;);&quot;DBL&quot;)" office:value-type="string" office:string-value="DBL" calcext:value-type="string">
            <text:p>DBL</text:p>
          </table:table-cell>
          <table:table-cell table:number-columns-repeated="1019"/>
        </table:table-row>
        <table:table-row table:style-name="ro1">
          <table:table-cell table:style-name="ce18" table:formula="of:=IF(LEN([.F9]) &gt; 0; [.F9]; [.E9])" office:value-type="string" office:string-value="DEF" calcext:value-type="string">
            <text:p>DEF</text:p>
          </table:table-cell>
          <table:table-cell table:style-name="ce8" table:formula="of:=IFERROR(__xludf.dummyfunction(&quot;upper(googletranslate(A9,$A$1,&quot;&quot;en&quot;&quot;))&quot;);&quot;DEF&quot;)" office:value-type="string" office:string-value="DEF" calcext:value-type="string">
            <text:p>DEF</text:p>
          </table:table-cell>
          <table:table-cell table:style-name="ce2" table:formula="of:=[$keywords.A7]" office:value-type="string" office:string-value="DEF" calcext:value-type="string">
            <text:p>DEF</text:p>
          </table:table-cell>
          <table:table-cell/>
          <table:table-cell table:style-name="ce2" table:formula="of:=IFERROR(__xludf.dummyfunction(&quot;UPPER(GOOGLETRANSLATE(if(len(D9) &gt; 0, D9, C9),&quot;&quot;en&quot;&quot;,$A$1))&quot;);&quot;DEF&quot;)" office:value-type="string" office:string-value="DEF" calcext:value-type="string">
            <text:p>DEF</text:p>
          </table:table-cell>
          <table:table-cell table:number-columns-repeated="1019"/>
        </table:table-row>
        <table:table-row table:style-name="ro1">
          <table:table-cell table:style-name="ce18" table:formula="of:=IF(LEN([.F10]) &gt; 0; [.F10]; [.E10])" office:value-type="string" office:string-value="薄暗い" calcext:value-type="string">
            <text:p>薄暗い</text:p>
          </table:table-cell>
          <table:table-cell table:style-name="ce8" table:formula="of:=IFERROR(__xludf.dummyfunction(&quot;upper(googletranslate(A10,$A$1,&quot;&quot;en&quot;&quot;))&quot;);&quot;DIM&quot;)" office:value-type="string" office:string-value="DIM" calcext:value-type="string">
            <text:p>DIM</text:p>
          </table:table-cell>
          <table:table-cell table:style-name="ce2" table:formula="of:=[$keywords.A8]" office:value-type="string" office:string-value="DIM" calcext:value-type="string">
            <text:p>DIM</text:p>
          </table:table-cell>
          <table:table-cell/>
          <table:table-cell table:style-name="ce2" table:formula="of:=IFERROR(__xludf.dummyfunction(&quot;UPPER(GOOGLETRANSLATE(if(len(D10) &gt; 0, D10, C10),&quot;&quot;en&quot;&quot;,$A$1))&quot;);&quot;薄暗い&quot;)" office:value-type="string" office:string-value="薄暗い" calcext:value-type="string">
            <text:p>薄暗い</text:p>
          </table:table-cell>
          <table:table-cell table:number-columns-repeated="1019"/>
        </table:table-row>
        <table:table-row table:style-name="ro1">
          <table:table-cell table:style-name="ce18" table:formula="of:=IF(LEN([.F11]) &gt; 0; [.F11]; [.E11])" office:value-type="string" office:string-value="終わり" calcext:value-type="string">
            <text:p>終わり</text:p>
          </table:table-cell>
          <table:table-cell table:style-name="ce8" table:formula="of:=IFERROR(__xludf.dummyfunction(&quot;upper(googletranslate(A11,$A$1,&quot;&quot;en&quot;&quot;))&quot;);&quot;END&quot;)" office:value-type="string" office:string-value="END" calcext:value-type="string">
            <text:p>END</text:p>
          </table:table-cell>
          <table:table-cell table:style-name="ce2" table:formula="of:=[$keywords.A9]" office:value-type="string" office:string-value="END" calcext:value-type="string">
            <text:p>END</text:p>
          </table:table-cell>
          <table:table-cell/>
          <table:table-cell table:style-name="ce2" table:formula="of:=IFERROR(__xludf.dummyfunction(&quot;UPPER(GOOGLETRANSLATE(if(len(D11) &gt; 0, D11, C11),&quot;&quot;en&quot;&quot;,$A$1))&quot;);&quot;終わり&quot;)" office:value-type="string" office:string-value="終わり" calcext:value-type="string">
            <text:p>終わり</text:p>
          </table:table-cell>
          <table:table-cell table:number-columns-repeated="1019"/>
        </table:table-row>
        <table:table-row table:style-name="ro1">
          <table:table-cell table:style-name="ce18" table:formula="of:=IF(LEN([.F12]) &gt; 0; [.F12]; [.E12])" office:value-type="string" office:string-value="EXP" calcext:value-type="string">
            <text:p>EXP</text:p>
          </table:table-cell>
          <table:table-cell table:style-name="ce8" table:formula="of:=IFERROR(__xludf.dummyfunction(&quot;upper(googletranslate(A12,$A$1,&quot;&quot;en&quot;&quot;))&quot;);&quot;EXP&quot;)" office:value-type="string" office:string-value="EXP" calcext:value-type="string">
            <text:p>EXP</text:p>
          </table:table-cell>
          <table:table-cell table:style-name="ce2" table:formula="of:=[$keywords.A10]" office:value-type="string" office:string-value="EXP" calcext:value-type="string">
            <text:p>EXP</text:p>
          </table:table-cell>
          <table:table-cell/>
          <table:table-cell table:style-name="ce2" table:formula="of:=IFERROR(__xludf.dummyfunction(&quot;UPPER(GOOGLETRANSLATE(if(len(D12) &gt; 0, D12, C12),&quot;&quot;en&quot;&quot;,$A$1))&quot;);&quot;EXP&quot;)" office:value-type="string" office:string-value="EXP" calcext:value-type="string">
            <text:p>EXP</text:p>
          </table:table-cell>
          <table:table-cell table:number-columns-repeated="1019"/>
        </table:table-row>
        <table:table-row table:style-name="ro1">
          <table:table-cell table:style-name="ce18" table:formula="of:=IF(LEN([.F13]) &gt; 0; [.F13]; [.E13])" office:value-type="string" office:string-value="ために" calcext:value-type="string">
            <text:p>ために</text:p>
          </table:table-cell>
          <table:table-cell table:style-name="ce8" table:formula="of:=IFERROR(__xludf.dummyfunction(&quot;upper(googletranslate(A13,$A$1,&quot;&quot;en&quot;&quot;))&quot;);&quot;FOR&quot;)" office:value-type="string" office:string-value="FOR" calcext:value-type="string">
            <text:p>FOR</text:p>
          </table:table-cell>
          <table:table-cell table:style-name="ce2" table:formula="of:=[$keywords.A11]" office:value-type="string" office:string-value="FOR" calcext:value-type="string">
            <text:p>FOR</text:p>
          </table:table-cell>
          <table:table-cell/>
          <table:table-cell table:style-name="ce2" table:formula="of:=IFERROR(__xludf.dummyfunction(&quot;UPPER(GOOGLETRANSLATE(if(len(D13) &gt; 0, D13, C13),&quot;&quot;en&quot;&quot;,$A$1))&quot;);&quot;ために&quot;)" office:value-type="string" office:string-value="ために" calcext:value-type="string">
            <text:p>ために</text:p>
          </table:table-cell>
          <table:table-cell table:number-columns-repeated="1019"/>
        </table:table-row>
        <table:table-row table:style-name="ro1">
          <table:table-cell table:style-name="ce18" table:formula="of:=IF(LEN([.F14]) &gt; 0; [.F14]; [.E14])" office:value-type="string" office:string-value="GOTO" calcext:value-type="string">
            <text:p>GOTO</text:p>
          </table:table-cell>
          <table:table-cell table:style-name="ce8" table:formula="of:=IFERROR(__xludf.dummyfunction(&quot;upper(googletranslate(A14,$A$1,&quot;&quot;en&quot;&quot;))&quot;);&quot;GOTO&quot;)" office:value-type="string" office:string-value="GOTO" calcext:value-type="string">
            <text:p>GOTO</text:p>
          </table:table-cell>
          <table:table-cell table:style-name="ce2" table:formula="of:=[$keywords.A12]" office:value-type="string" office:string-value="GOTO" calcext:value-type="string">
            <text:p>GOTO</text:p>
          </table:table-cell>
          <table:table-cell/>
          <table:table-cell table:style-name="ce2" table:formula="of:=IFERROR(__xludf.dummyfunction(&quot;UPPER(GOOGLETRANSLATE(if(len(D14) &gt; 0, D14, C14),&quot;&quot;en&quot;&quot;,$A$1))&quot;);&quot;GOTO&quot;)" office:value-type="string" office:string-value="GOTO" calcext:value-type="string">
            <text:p>GOTO</text:p>
          </table:table-cell>
          <table:table-cell table:number-columns-repeated="1019"/>
        </table:table-row>
        <table:table-row table:style-name="ro1">
          <table:table-cell table:style-name="ce18" table:formula="of:=IF(LEN([.F15]) &gt; 0; [.F15]; [.E15])" office:value-type="string" office:string-value="GOSUB" calcext:value-type="string">
            <text:p>GOSUB</text:p>
          </table:table-cell>
          <table:table-cell table:style-name="ce8" table:formula="of:=IFERROR(__xludf.dummyfunction(&quot;upper(googletranslate(A15,$A$1,&quot;&quot;en&quot;&quot;))&quot;);&quot;GOSUB&quot;)" office:value-type="string" office:string-value="GOSUB" calcext:value-type="string">
            <text:p>GOSUB</text:p>
          </table:table-cell>
          <table:table-cell table:style-name="ce2" table:formula="of:=[$keywords.A13]" office:value-type="string" office:string-value="GOSUB" calcext:value-type="string">
            <text:p>GOSUB</text:p>
          </table:table-cell>
          <table:table-cell/>
          <table:table-cell table:style-name="ce2" table:formula="of:=IFERROR(__xludf.dummyfunction(&quot;UPPER(GOOGLETRANSLATE(if(len(D15) &gt; 0, D15, C15),&quot;&quot;en&quot;&quot;,$A$1))&quot;);&quot;GOSUB&quot;)" office:value-type="string" office:string-value="GOSUB" calcext:value-type="string">
            <text:p>GOSUB</text:p>
          </table:table-cell>
          <table:table-cell table:number-columns-repeated="1019"/>
        </table:table-row>
        <table:table-row table:style-name="ro1">
          <table:table-cell table:style-name="ce18" table:formula="of:=IF(LEN([.F16]) &gt; 0; [.F16]; [.E16])" office:value-type="string" office:string-value="もしも" calcext:value-type="string">
            <text:p>もしも</text:p>
          </table:table-cell>
          <table:table-cell table:style-name="ce8" table:formula="of:=IFERROR(__xludf.dummyfunction(&quot;upper(googletranslate(A16,$A$1,&quot;&quot;en&quot;&quot;))&quot;);&quot;IF&quot;)" office:value-type="string" office:string-value="IF" calcext:value-type="string">
            <text:p>IF</text:p>
          </table:table-cell>
          <table:table-cell table:style-name="ce2" table:formula="of:=[$keywords.A14]" office:value-type="string" office:string-value="IF" calcext:value-type="string">
            <text:p>IF</text:p>
          </table:table-cell>
          <table:table-cell/>
          <table:table-cell table:style-name="ce2" table:formula="of:=IFERROR(__xludf.dummyfunction(&quot;UPPER(GOOGLETRANSLATE(if(len(D16) &gt; 0, D16, C16),&quot;&quot;en&quot;&quot;,$A$1))&quot;);&quot;もしも&quot;)" office:value-type="string" office:string-value="もしも" calcext:value-type="string">
            <text:p>もしも</text:p>
          </table:table-cell>
          <table:table-cell table:number-columns-repeated="1019"/>
        </table:table-row>
        <table:table-row table:style-name="ro1">
          <table:table-cell table:style-name="ce18" table:formula="of:=IF(LEN([.F17]) &gt; 0; [.F17]; [.E17])" office:value-type="string" office:string-value="INT" calcext:value-type="string">
            <text:p>INT</text:p>
          </table:table-cell>
          <table:table-cell table:style-name="ce8" table:formula="of:=IFERROR(__xludf.dummyfunction(&quot;upper(googletranslate(A17,$A$1,&quot;&quot;en&quot;&quot;))&quot;);&quot;INT&quot;)" office:value-type="string" office:string-value="INT" calcext:value-type="string">
            <text:p>INT</text:p>
          </table:table-cell>
          <table:table-cell table:style-name="ce2" table:formula="of:=[$keywords.A15]" office:value-type="string" office:string-value="INT" calcext:value-type="string">
            <text:p>INT</text:p>
          </table:table-cell>
          <table:table-cell/>
          <table:table-cell table:style-name="ce2" table:formula="of:=IFERROR(__xludf.dummyfunction(&quot;UPPER(GOOGLETRANSLATE(if(len(D17) &gt; 0, D17, C17),&quot;&quot;en&quot;&quot;,$A$1))&quot;);&quot;INT&quot;)" office:value-type="string" office:string-value="INT" calcext:value-type="string">
            <text:p>INT</text:p>
          </table:table-cell>
          <table:table-cell table:number-columns-repeated="1019"/>
        </table:table-row>
        <table:table-row table:style-name="ro1">
          <table:table-cell table:style-name="ce18" table:formula="of:=IF(LEN([.F18]) &gt; 0; [.F18]; [.E18])" office:value-type="string" office:string-value="入力" calcext:value-type="string">
            <text:p>入力</text:p>
          </table:table-cell>
          <table:table-cell table:style-name="ce8" table:formula="of:=IFERROR(__xludf.dummyfunction(&quot;upper(googletranslate(A18,$A$1,&quot;&quot;en&quot;&quot;))&quot;);&quot;INPUT&quot;)" office:value-type="string" office:string-value="INPUT" calcext:value-type="string">
            <text:p>INPUT</text:p>
          </table:table-cell>
          <table:table-cell table:style-name="ce2" table:formula="of:=[$keywords.A16]" office:value-type="string" office:string-value="INPUT" calcext:value-type="string">
            <text:p>INPUT</text:p>
          </table:table-cell>
          <table:table-cell/>
          <table:table-cell table:style-name="ce2" table:formula="of:=IFERROR(__xludf.dummyfunction(&quot;UPPER(GOOGLETRANSLATE(if(len(D18) &gt; 0, D18, C18),&quot;&quot;en&quot;&quot;,$A$1))&quot;);&quot;入力&quot;)" office:value-type="string" office:string-value="入力" calcext:value-type="string">
            <text:p>入力</text:p>
          </table:table-cell>
          <table:table-cell table:number-columns-repeated="1019"/>
        </table:table-row>
        <table:table-row table:style-name="ro1">
          <table:table-cell table:style-name="ce18" table:formula="of:=IF(LEN([.F19]) &gt; 0; [.F19]; [.E19])" office:value-type="string" office:string-value="させて" calcext:value-type="string">
            <text:p>させて</text:p>
          </table:table-cell>
          <table:table-cell table:style-name="ce8" table:formula="of:=IFERROR(__xludf.dummyfunction(&quot;upper(googletranslate(A19,$A$1,&quot;&quot;en&quot;&quot;))&quot;);&quot;TO&quot;)" office:value-type="string" office:string-value="TO" calcext:value-type="string">
            <text:p>TO</text:p>
          </table:table-cell>
          <table:table-cell table:style-name="ce2" table:formula="of:=[$keywords.A17]" office:value-type="string" office:string-value="LET" calcext:value-type="string">
            <text:p>LET</text:p>
          </table:table-cell>
          <table:table-cell/>
          <table:table-cell table:style-name="ce2" table:formula="of:=IFERROR(__xludf.dummyfunction(&quot;UPPER(GOOGLETRANSLATE(if(len(D19) &gt; 0, D19, C19),&quot;&quot;en&quot;&quot;,$A$1))&quot;);&quot;させて&quot;)" office:value-type="string" office:string-value="させて" calcext:value-type="string">
            <text:p>させて</text:p>
          </table:table-cell>
          <table:table-cell table:number-columns-repeated="1019"/>
        </table:table-row>
        <table:table-row table:style-name="ro1">
          <table:table-cell table:style-name="ce18" table:formula="of:=IF(LEN([.F20]) &gt; 0; [.F20]; [.E20])" office:value-type="string" office:string-value="ログ" calcext:value-type="string">
            <text:p>ログ</text:p>
          </table:table-cell>
          <table:table-cell table:style-name="ce8" table:formula="of:=IFERROR(__xludf.dummyfunction(&quot;upper(googletranslate(A20,$A$1,&quot;&quot;en&quot;&quot;))&quot;);&quot;LOG&quot;)" office:value-type="string" office:string-value="LOG" calcext:value-type="string">
            <text:p>LOG</text:p>
          </table:table-cell>
          <table:table-cell table:style-name="ce2" table:formula="of:=[$keywords.A18]" office:value-type="string" office:string-value="LOG" calcext:value-type="string">
            <text:p>LOG</text:p>
          </table:table-cell>
          <table:table-cell/>
          <table:table-cell table:style-name="ce2" table:formula="of:=IFERROR(__xludf.dummyfunction(&quot;UPPER(GOOGLETRANSLATE(if(len(D20) &gt; 0, D20, C20),&quot;&quot;en&quot;&quot;,$A$1))&quot;);&quot;ログ&quot;)" office:value-type="string" office:string-value="ログ" calcext:value-type="string">
            <text:p>ログ</text:p>
          </table:table-cell>
          <table:table-cell table:number-columns-repeated="1019"/>
        </table:table-row>
        <table:table-row table:style-name="ro1">
          <table:table-cell table:style-name="ce18" table:formula="of:=IF(LEN([.F21]) &gt; 0; [.F21]; [.E21])" office:value-type="string" office:string-value="次" calcext:value-type="string">
            <text:p>次</text:p>
          </table:table-cell>
          <table:table-cell table:style-name="ce8" table:formula="of:=IFERROR(__xludf.dummyfunction(&quot;upper(googletranslate(A21,$A$1,&quot;&quot;en&quot;&quot;))&quot;);&quot;NEXT&quot;)" office:value-type="string" office:string-value="NEXT" calcext:value-type="string">
            <text:p>NEXT</text:p>
          </table:table-cell>
          <table:table-cell table:style-name="ce2" table:formula="of:=[$keywords.A19]" office:value-type="string" office:string-value="NEXT" calcext:value-type="string">
            <text:p>NEXT</text:p>
          </table:table-cell>
          <table:table-cell/>
          <table:table-cell table:style-name="ce2" table:formula="of:=IFERROR(__xludf.dummyfunction(&quot;UPPER(GOOGLETRANSLATE(if(len(D21) &gt; 0, D21, C21),&quot;&quot;en&quot;&quot;,$A$1))&quot;);&quot;次&quot;)" office:value-type="string" office:string-value="次" calcext:value-type="string">
            <text:p>次</text:p>
          </table:table-cell>
          <table:table-cell table:number-columns-repeated="1019"/>
        </table:table-row>
        <table:table-row table:style-name="ro1">
          <table:table-cell table:style-name="ce18" table:formula="of:=IF(LEN([.F22]) &gt; 0; [.F22]; [.E22])" office:value-type="string" office:string-value="の上" calcext:value-type="string">
            <text:p>の上</text:p>
          </table:table-cell>
          <table:table-cell table:style-name="ce8" table:formula="of:=IFERROR(__xludf.dummyfunction(&quot;upper(googletranslate(A22,$A$1,&quot;&quot;en&quot;&quot;))&quot;);&quot;UPON&quot;)" office:value-type="string" office:string-value="UPON" calcext:value-type="string">
            <text:p>UPON</text:p>
          </table:table-cell>
          <table:table-cell table:style-name="ce2" table:formula="of:=[$keywords.A20]" office:value-type="string" office:string-value="ON" calcext:value-type="string">
            <text:p>ON</text:p>
          </table:table-cell>
          <table:table-cell/>
          <table:table-cell table:style-name="ce2" table:formula="of:=IFERROR(__xludf.dummyfunction(&quot;UPPER(GOOGLETRANSLATE(if(len(D22) &gt; 0, D22, C22),&quot;&quot;en&quot;&quot;,$A$1))&quot;);&quot;の上&quot;)" office:value-type="string" office:string-value="の上" calcext:value-type="string">
            <text:p>の上</text:p>
          </table:table-cell>
          <table:table-cell table:number-columns-repeated="1019"/>
        </table:table-row>
        <table:table-row table:style-name="ro1">
          <table:table-cell table:style-name="ce18" table:formula="of:=IF(LEN([.F23]) &gt; 0; [.F23]; [.E23])" office:value-type="string" office:string-value="オプション" calcext:value-type="string">
            <text:p>オプション</text:p>
          </table:table-cell>
          <table:table-cell table:style-name="ce8" table:formula="of:=IFERROR(__xludf.dummyfunction(&quot;upper(googletranslate(A23,$A$1,&quot;&quot;en&quot;&quot;))&quot;);&quot;OPTION&quot;)" office:value-type="string" office:string-value="OPTION" calcext:value-type="string">
            <text:p>OPTION</text:p>
          </table:table-cell>
          <table:table-cell table:style-name="ce2" table:formula="of:=[$keywords.A21]" office:value-type="string" office:string-value="OPTION" calcext:value-type="string">
            <text:p>OPTION</text:p>
          </table:table-cell>
          <table:table-cell/>
          <table:table-cell table:style-name="ce2" table:formula="of:=IFERROR(__xludf.dummyfunction(&quot;UPPER(GOOGLETRANSLATE(if(len(D23) &gt; 0, D23, C23),&quot;&quot;en&quot;&quot;,$A$1))&quot;);&quot;オプション&quot;)" office:value-type="string" office:string-value="オプション" calcext:value-type="string">
            <text:p>オプション</text:p>
          </table:table-cell>
          <table:table-cell table:number-columns-repeated="1019"/>
        </table:table-row>
        <table:table-row table:style-name="ro1">
          <table:table-cell table:style-name="ce18" table:formula="of:=IF(LEN([.F24]) &gt; 0; [.F24]; [.E24])" office:value-type="string" office:string-value="印刷" calcext:value-type="string">
            <text:p>印刷</text:p>
          </table:table-cell>
          <table:table-cell table:style-name="ce8" table:formula="of:=IFERROR(__xludf.dummyfunction(&quot;upper(googletranslate(A24,$A$1,&quot;&quot;en&quot;&quot;))&quot;);&quot;PRINTING&quot;)" office:value-type="string" office:string-value="PRINTING" calcext:value-type="string">
            <text:p>PRINTING</text:p>
          </table:table-cell>
          <table:table-cell table:style-name="ce2" table:formula="of:=[$keywords.A22]" office:value-type="string" office:string-value="PRINT" calcext:value-type="string">
            <text:p>PRINT</text:p>
          </table:table-cell>
          <table:table-cell/>
          <table:table-cell table:style-name="ce2" table:formula="of:=IFERROR(__xludf.dummyfunction(&quot;UPPER(GOOGLETRANSLATE(if(len(D24) &gt; 0, D24, C24),&quot;&quot;en&quot;&quot;,$A$1))&quot;);&quot;印刷&quot;)" office:value-type="string" office:string-value="印刷" calcext:value-type="string">
            <text:p>印刷</text:p>
          </table:table-cell>
          <table:table-cell table:number-columns-repeated="1019"/>
        </table:table-row>
        <table:table-row table:style-name="ro1">
          <table:table-cell table:style-name="ce18" table:formula="of:=IF(LEN([.F25]) &gt; 0; [.F25]; [.E25])" office:value-type="string" office:string-value="ランダム化" calcext:value-type="string">
            <text:p>ランダム化</text:p>
          </table:table-cell>
          <table:table-cell table:style-name="ce8" table:formula="of:=IFERROR(__xludf.dummyfunction(&quot;upper(googletranslate(A25,$A$1,&quot;&quot;en&quot;&quot;))&quot;);&quot;RANDOMIZATION&quot;)" office:value-type="string" office:string-value="RANDOMIZATION" calcext:value-type="string">
            <text:p>RANDOMIZATION</text:p>
          </table:table-cell>
          <table:table-cell table:style-name="ce2" table:formula="of:=[$keywords.A23]" office:value-type="string" office:string-value="RANDOMIZE" calcext:value-type="string">
            <text:p>RANDOMIZE</text:p>
          </table:table-cell>
          <table:table-cell/>
          <table:table-cell table:style-name="ce2" table:formula="of:=IFERROR(__xludf.dummyfunction(&quot;UPPER(GOOGLETRANSLATE(if(len(D25) &gt; 0, D25, C25),&quot;&quot;en&quot;&quot;,$A$1))&quot;);&quot;ランダム化&quot;)" office:value-type="string" office:string-value="ランダム化" calcext:value-type="string">
            <text:p>ランダム化</text:p>
          </table:table-cell>
          <table:table-cell table:number-columns-repeated="1019"/>
        </table:table-row>
        <table:table-row table:style-name="ro1">
          <table:table-cell table:style-name="ce18" table:formula="of:=IF(LEN([.F26]) &gt; 0; [.F26]; [.E26])" office:value-type="string" office:string-value="ねずみ" calcext:value-type="string">
            <text:p>ねずみ</text:p>
          </table:table-cell>
          <table:table-cell table:style-name="ce8" table:formula="of:=IFERROR(__xludf.dummyfunction(&quot;upper(googletranslate(A26,$A$1,&quot;&quot;en&quot;&quot;))&quot;);&quot;MOUSE&quot;)" office:value-type="string" office:string-value="MOUSE" calcext:value-type="string">
            <text:p>MOUSE</text:p>
          </table:table-cell>
          <table:table-cell table:style-name="ce2" table:formula="of:=[$keywords.A24]" office:value-type="string" office:string-value="RAT" calcext:value-type="string">
            <text:p>RAT</text:p>
          </table:table-cell>
          <table:table-cell/>
          <table:table-cell table:style-name="ce2" table:formula="of:=IFERROR(__xludf.dummyfunction(&quot;UPPER(GOOGLETRANSLATE(if(len(D26) &gt; 0, D26, C26),&quot;&quot;en&quot;&quot;,$A$1))&quot;);&quot;ねずみ&quot;)" office:value-type="string" office:string-value="ねずみ" calcext:value-type="string">
            <text:p>ねずみ</text:p>
          </table:table-cell>
          <table:table-cell table:number-columns-repeated="1019"/>
        </table:table-row>
        <table:table-row table:style-name="ro1">
          <table:table-cell table:style-name="ce18" table:formula="of:=IF(LEN([.F27]) &gt; 0; [.F27]; [.E27])" office:value-type="string" office:string-value="読む" calcext:value-type="string">
            <text:p>読む</text:p>
          </table:table-cell>
          <table:table-cell table:style-name="ce8" table:formula="of:=IFERROR(__xludf.dummyfunction(&quot;upper(googletranslate(A27,$A$1,&quot;&quot;en&quot;&quot;))&quot;);&quot;READ&quot;)" office:value-type="string" office:string-value="READ" calcext:value-type="string">
            <text:p>READ</text:p>
          </table:table-cell>
          <table:table-cell table:style-name="ce2" table:formula="of:=[$keywords.A25]" office:value-type="string" office:string-value="READ" calcext:value-type="string">
            <text:p>READ</text:p>
          </table:table-cell>
          <table:table-cell/>
          <table:table-cell table:style-name="ce2" table:formula="of:=IFERROR(__xludf.dummyfunction(&quot;UPPER(GOOGLETRANSLATE(if(len(D27) &gt; 0, D27, C27),&quot;&quot;en&quot;&quot;,$A$1))&quot;);&quot;読む&quot;)" office:value-type="string" office:string-value="読む" calcext:value-type="string">
            <text:p>読む</text:p>
          </table:table-cell>
          <table:table-cell table:number-columns-repeated="1019"/>
        </table:table-row>
        <table:table-row table:style-name="ro1">
          <table:table-cell table:style-name="ce18" table:formula="of:=IF(LEN([.F28]) &gt; 0; [.F28]; [.E28])" office:value-type="string" office:string-value="REM" calcext:value-type="string">
            <text:p>REM</text:p>
          </table:table-cell>
          <table:table-cell table:style-name="ce8" table:formula="of:=IFERROR(__xludf.dummyfunction(&quot;upper(googletranslate(A28,$A$1,&quot;&quot;en&quot;&quot;))&quot;);&quot;REM&quot;)" office:value-type="string" office:string-value="REM" calcext:value-type="string">
            <text:p>REM</text:p>
          </table:table-cell>
          <table:table-cell table:style-name="ce2" table:formula="of:=[$keywords.A26]" office:value-type="string" office:string-value="REM" calcext:value-type="string">
            <text:p>REM</text:p>
          </table:table-cell>
          <table:table-cell/>
          <table:table-cell table:style-name="ce2" table:formula="of:=IFERROR(__xludf.dummyfunction(&quot;UPPER(GOOGLETRANSLATE(if(len(D28) &gt; 0, D28, C28),&quot;&quot;en&quot;&quot;,$A$1))&quot;);&quot;REM&quot;)" office:value-type="string" office:string-value="REM" calcext:value-type="string">
            <text:p>REM</text:p>
          </table:table-cell>
          <table:table-cell table:number-columns-repeated="1019"/>
        </table:table-row>
        <table:table-row table:style-name="ro1">
          <table:table-cell table:style-name="ce18" table:formula="of:=IF(LEN([.F29]) &gt; 0; [.F29]; [.E29])" office:value-type="string" office:string-value="戻す" calcext:value-type="string">
            <text:p>戻す</text:p>
          </table:table-cell>
          <table:table-cell table:style-name="ce8" table:formula="of:=IFERROR(__xludf.dummyfunction(&quot;upper(googletranslate(A29,$A$1,&quot;&quot;en&quot;&quot;))&quot;);&quot;RETURN&quot;)" office:value-type="string" office:string-value="RETURN" calcext:value-type="string">
            <text:p>RETURN</text:p>
          </table:table-cell>
          <table:table-cell table:style-name="ce2" table:formula="of:=[$keywords.A27]" office:value-type="string" office:string-value="RESTORE" calcext:value-type="string">
            <text:p>RESTORE</text:p>
          </table:table-cell>
          <table:table-cell/>
          <table:table-cell table:style-name="ce2" table:formula="of:=IFERROR(__xludf.dummyfunction(&quot;UPPER(GOOGLETRANSLATE(if(len(D29) &gt; 0, D29, C29),&quot;&quot;en&quot;&quot;,$A$1))&quot;);&quot;戻す&quot;)" office:value-type="string" office:string-value="戻す" calcext:value-type="string">
            <text:p>戻す</text:p>
          </table:table-cell>
          <table:table-cell table:number-columns-repeated="1019"/>
        </table:table-row>
        <table:table-row table:style-name="ro1">
          <table:table-cell table:style-name="ce18" table:formula="of:=IF(LEN([.F30]) &gt; 0; [.F30]; [.E30])" office:value-type="string" office:string-value="戻る" calcext:value-type="string">
            <text:p>戻る</text:p>
          </table:table-cell>
          <table:table-cell table:style-name="ce8" table:formula="of:=IFERROR(__xludf.dummyfunction(&quot;upper(googletranslate(A30,$A$1,&quot;&quot;en&quot;&quot;))&quot;);&quot;RETURN&quot;)" office:value-type="string" office:string-value="RETURN" calcext:value-type="string">
            <text:p>RETURN</text:p>
          </table:table-cell>
          <table:table-cell table:style-name="ce2" table:formula="of:=[$keywords.A28]" office:value-type="string" office:string-value="RETURN" calcext:value-type="string">
            <text:p>RETURN</text:p>
          </table:table-cell>
          <table:table-cell/>
          <table:table-cell table:style-name="ce2" table:formula="of:=IFERROR(__xludf.dummyfunction(&quot;UPPER(GOOGLETRANSLATE(if(len(D30) &gt; 0, D30, C30),&quot;&quot;en&quot;&quot;,$A$1))&quot;);&quot;戻る&quot;)" office:value-type="string" office:string-value="戻る" calcext:value-type="string">
            <text:p>戻る</text:p>
          </table:table-cell>
          <table:table-cell table:number-columns-repeated="1019"/>
        </table:table-row>
        <table:table-row table:style-name="ro1">
          <table:table-cell table:style-name="ce18" table:formula="of:=IF(LEN([.F31]) &gt; 0; [.F31]; [.E31])" office:value-type="string" office:string-value="RND" calcext:value-type="string">
            <text:p>RND</text:p>
          </table:table-cell>
          <table:table-cell table:style-name="ce8" table:formula="of:=IFERROR(__xludf.dummyfunction(&quot;upper(googletranslate(A31,$A$1,&quot;&quot;en&quot;&quot;))&quot;);&quot;RND&quot;)" office:value-type="string" office:string-value="RND" calcext:value-type="string">
            <text:p>RND</text:p>
          </table:table-cell>
          <table:table-cell table:style-name="ce2" table:formula="of:=[$keywords.A29]" office:value-type="string" office:string-value="RND" calcext:value-type="string">
            <text:p>RND</text:p>
          </table:table-cell>
          <table:table-cell/>
          <table:table-cell table:style-name="ce2" table:formula="of:=IFERROR(__xludf.dummyfunction(&quot;UPPER(GOOGLETRANSLATE(if(len(D31) &gt; 0, D31, C31),&quot;&quot;en&quot;&quot;,$A$1))&quot;);&quot;RND&quot;)" office:value-type="string" office:string-value="RND" calcext:value-type="string">
            <text:p>RND</text:p>
          </table:table-cell>
          <table:table-cell table:number-columns-repeated="1019"/>
        </table:table-row>
        <table:table-row table:style-name="ro1">
          <table:table-cell table:style-name="ce18" table:formula="of:=IF(LEN([.F32]) &gt; 0; [.F32]; [.E32])" office:value-type="string" office:string-value="SGN" calcext:value-type="string">
            <text:p>SGN</text:p>
          </table:table-cell>
          <table:table-cell table:style-name="ce8" table:formula="of:=IFERROR(__xludf.dummyfunction(&quot;upper(googletranslate(A32,$A$1,&quot;&quot;en&quot;&quot;))&quot;);&quot;SGN&quot;)" office:value-type="string" office:string-value="SGN" calcext:value-type="string">
            <text:p>SGN</text:p>
          </table:table-cell>
          <table:table-cell table:style-name="ce2" table:formula="of:=[$keywords.A30]" office:value-type="string" office:string-value="SGN" calcext:value-type="string">
            <text:p>SGN</text:p>
          </table:table-cell>
          <table:table-cell/>
          <table:table-cell table:style-name="ce2" table:formula="of:=IFERROR(__xludf.dummyfunction(&quot;UPPER(GOOGLETRANSLATE(if(len(D32) &gt; 0, D32, C32),&quot;&quot;en&quot;&quot;,$A$1))&quot;);&quot;SGN&quot;)" office:value-type="string" office:string-value="SGN" calcext:value-type="string">
            <text:p>SGN</text:p>
          </table:table-cell>
          <table:table-cell table:number-columns-repeated="1019"/>
        </table:table-row>
        <table:table-row table:style-name="ro1">
          <table:table-cell table:style-name="ce18" table:formula="of:=IF(LEN([.F33]) &gt; 0; [.F33]; [.E33])" office:value-type="string" office:string-value="罪" calcext:value-type="string">
            <text:p>罪</text:p>
          </table:table-cell>
          <table:table-cell table:style-name="ce8" table:formula="of:=IFERROR(__xludf.dummyfunction(&quot;upper(googletranslate(A33,$A$1,&quot;&quot;en&quot;&quot;))&quot;);&quot;SIN&quot;)" office:value-type="string" office:string-value="SIN" calcext:value-type="string">
            <text:p>SIN</text:p>
          </table:table-cell>
          <table:table-cell table:style-name="ce2" table:formula="of:=[$keywords.A31]" office:value-type="string" office:string-value="SIN" calcext:value-type="string">
            <text:p>SIN</text:p>
          </table:table-cell>
          <table:table-cell/>
          <table:table-cell table:style-name="ce2" table:formula="of:=IFERROR(__xludf.dummyfunction(&quot;UPPER(GOOGLETRANSLATE(if(len(D33) &gt; 0, D33, C33),&quot;&quot;en&quot;&quot;,$A$1))&quot;);&quot;罪&quot;)" office:value-type="string" office:string-value="罪" calcext:value-type="string">
            <text:p>罪</text:p>
          </table:table-cell>
          <table:table-cell table:number-columns-repeated="1019"/>
        </table:table-row>
        <table:table-row table:style-name="ro1">
          <table:table-cell table:style-name="ce18" table:formula="of:=IF(LEN([.F34]) &gt; 0; [.F34]; [.E34])" office:value-type="string" office:string-value="SQR" calcext:value-type="string">
            <text:p>SQR</text:p>
          </table:table-cell>
          <table:table-cell table:style-name="ce8" table:formula="of:=IFERROR(__xludf.dummyfunction(&quot;upper(googletranslate(A34,$A$1,&quot;&quot;en&quot;&quot;))&quot;);&quot;SQR&quot;)" office:value-type="string" office:string-value="SQR" calcext:value-type="string">
            <text:p>SQR</text:p>
          </table:table-cell>
          <table:table-cell table:style-name="ce2" table:formula="of:=[$keywords.A32]" office:value-type="string" office:string-value="SQR" calcext:value-type="string">
            <text:p>SQR</text:p>
          </table:table-cell>
          <table:table-cell/>
          <table:table-cell table:style-name="ce2" table:formula="of:=IFERROR(__xludf.dummyfunction(&quot;UPPER(GOOGLETRANSLATE(if(len(D34) &gt; 0, D34, C34),&quot;&quot;en&quot;&quot;,$A$1))&quot;);&quot;SQR&quot;)" office:value-type="string" office:string-value="SQR" calcext:value-type="string">
            <text:p>SQR</text:p>
          </table:table-cell>
          <table:table-cell table:number-columns-repeated="1019"/>
        </table:table-row>
        <table:table-row table:style-name="ro1">
          <table:table-cell table:style-name="ce18" table:formula="of:=IF(LEN([.F35]) &gt; 0; [.F35]; [.E35])" office:value-type="string" office:string-value="ステップ" calcext:value-type="string">
            <text:p>ステップ</text:p>
          </table:table-cell>
          <table:table-cell table:style-name="ce8" table:formula="of:=IFERROR(__xludf.dummyfunction(&quot;upper(googletranslate(A35,$A$1,&quot;&quot;en&quot;&quot;))&quot;);&quot;STEP&quot;)" office:value-type="string" office:string-value="STEP" calcext:value-type="string">
            <text:p>STEP</text:p>
          </table:table-cell>
          <table:table-cell table:style-name="ce2" table:formula="of:=[$keywords.A33]" office:value-type="string" office:string-value="STEP" calcext:value-type="string">
            <text:p>STEP</text:p>
          </table:table-cell>
          <table:table-cell/>
          <table:table-cell table:style-name="ce2" table:formula="of:=IFERROR(__xludf.dummyfunction(&quot;UPPER(GOOGLETRANSLATE(if(len(D35) &gt; 0, D35, C35),&quot;&quot;en&quot;&quot;,$A$1))&quot;);&quot;ステップ&quot;)" office:value-type="string" office:string-value="ステップ" calcext:value-type="string">
            <text:p>ステップ</text:p>
          </table:table-cell>
          <table:table-cell table:number-columns-repeated="1019"/>
        </table:table-row>
        <table:table-row table:style-name="ro1">
          <table:table-cell table:style-name="ce18" table:formula="of:=IF(LEN([.F36]) &gt; 0; [.F36]; [.E36])" office:value-type="string" office:string-value="ストップ" calcext:value-type="string">
            <text:p>ストップ</text:p>
          </table:table-cell>
          <table:table-cell table:style-name="ce8" table:formula="of:=IFERROR(__xludf.dummyfunction(&quot;upper(googletranslate(A36,$A$1,&quot;&quot;en&quot;&quot;))&quot;);&quot;STOP&quot;)" office:value-type="string" office:string-value="STOP" calcext:value-type="string">
            <text:p>STOP</text:p>
          </table:table-cell>
          <table:table-cell table:style-name="ce2" table:formula="of:=[$keywords.A34]" office:value-type="string" office:string-value="STOP" calcext:value-type="string">
            <text:p>STOP</text:p>
          </table:table-cell>
          <table:table-cell/>
          <table:table-cell table:style-name="ce2" table:formula="of:=IFERROR(__xludf.dummyfunction(&quot;UPPER(GOOGLETRANSLATE(if(len(D36) &gt; 0, D36, C36),&quot;&quot;en&quot;&quot;,$A$1))&quot;);&quot;ストップ&quot;)" office:value-type="string" office:string-value="ストップ" calcext:value-type="string">
            <text:p>ストップ</text:p>
          </table:table-cell>
          <table:table-cell table:number-columns-repeated="1019"/>
        </table:table-row>
        <table:table-row table:style-name="ro1">
          <table:table-cell table:style-name="ce18" table:formula="of:=IF(LEN([.F37]) &gt; 0; [.F37]; [.E37])" office:value-type="string" office:string-value="STR" calcext:value-type="string">
            <text:p>STR</text:p>
          </table:table-cell>
          <table:table-cell table:style-name="ce8" table:formula="of:=IFERROR(__xludf.dummyfunction(&quot;upper(googletranslate(A37,$A$1,&quot;&quot;en&quot;&quot;))&quot;);&quot;STRT&quot;)" office:value-type="string" office:string-value="STRT" calcext:value-type="string">
            <text:p>STRT</text:p>
          </table:table-cell>
          <table:table-cell table:style-name="ce2" table:formula="of:=[$keywords.A35]" office:value-type="string" office:string-value="STR" calcext:value-type="string">
            <text:p>STR</text:p>
          </table:table-cell>
          <table:table-cell/>
          <table:table-cell table:style-name="ce2" table:formula="of:=IFERROR(__xludf.dummyfunction(&quot;UPPER(GOOGLETRANSLATE(if(len(D37) &gt; 0, D37, C37),&quot;&quot;en&quot;&quot;,$A$1))&quot;);&quot;STR&quot;)" office:value-type="string" office:string-value="STR" calcext:value-type="string">
            <text:p>STR</text:p>
          </table:table-cell>
          <table:table-cell table:number-columns-repeated="1019"/>
        </table:table-row>
        <table:table-row table:style-name="ro1">
          <table:table-cell table:style-name="ce18" table:formula="of:=IF(LEN([.F38]) &gt; 0; [.F38]; [.E38])" office:value-type="string" office:string-value="日焼け" calcext:value-type="string">
            <text:p>日焼け</text:p>
          </table:table-cell>
          <table:table-cell table:style-name="ce8" table:formula="of:=IFERROR(__xludf.dummyfunction(&quot;upper(googletranslate(A38,$A$1,&quot;&quot;en&quot;&quot;))&quot;);&quot;SUNBURN&quot;)" office:value-type="string" office:string-value="SUNBURN" calcext:value-type="string">
            <text:p>SUNBURN</text:p>
          </table:table-cell>
          <table:table-cell table:style-name="ce2" table:formula="of:=[$keywords.A36]" office:value-type="string" office:string-value="TAN" calcext:value-type="string">
            <text:p>TAN</text:p>
          </table:table-cell>
          <table:table-cell/>
          <table:table-cell table:style-name="ce2" table:formula="of:=IFERROR(__xludf.dummyfunction(&quot;UPPER(GOOGLETRANSLATE(if(len(D38) &gt; 0, D38, C38),&quot;&quot;en&quot;&quot;,$A$1))&quot;);&quot;日焼け&quot;)" office:value-type="string" office:string-value="日焼け" calcext:value-type="string">
            <text:p>日焼け</text:p>
          </table:table-cell>
          <table:table-cell table:number-columns-repeated="1019"/>
        </table:table-row>
        <table:table-row table:style-name="ro1">
          <table:table-cell table:style-name="ce18" table:formula="of:=IF(LEN([.F39]) &gt; 0; [.F39]; [.E39])" office:value-type="string" office:string-value="それから" calcext:value-type="string">
            <text:p>それから</text:p>
          </table:table-cell>
          <table:table-cell table:style-name="ce8" table:formula="of:=IFERROR(__xludf.dummyfunction(&quot;upper(googletranslate(A39,$A$1,&quot;&quot;en&quot;&quot;))&quot;);&quot;AFTER THAT&quot;)" office:value-type="string" office:string-value="AFTER THAT" calcext:value-type="string">
            <text:p>AFTER THAT</text:p>
          </table:table-cell>
          <table:table-cell table:style-name="ce2" table:formula="of:=[$keywords.A37]" office:value-type="string" office:string-value="THEN" calcext:value-type="string">
            <text:p>THEN</text:p>
          </table:table-cell>
          <table:table-cell/>
          <table:table-cell table:style-name="ce2" table:formula="of:=IFERROR(__xludf.dummyfunction(&quot;UPPER(GOOGLETRANSLATE(if(len(D39) &gt; 0, D39, C39),&quot;&quot;en&quot;&quot;,$A$1))&quot;);&quot;それから&quot;)" office:value-type="string" office:string-value="それから" calcext:value-type="string">
            <text:p>それから</text:p>
          </table:table-cell>
          <table:table-cell table:number-columns-repeated="1019"/>
        </table:table-row>
        <table:table-row table:style-name="ro1">
          <table:table-cell table:style-name="ce18" table:formula="of:=IF(LEN([.F40]) &gt; 0; [.F40]; [.E40])" office:value-type="string" office:string-value="に" calcext:value-type="string">
            <text:p>に</text:p>
          </table:table-cell>
          <table:table-cell table:style-name="ce8" table:formula="of:=IFERROR(__xludf.dummyfunction(&quot;upper(googletranslate(A40,$A$1,&quot;&quot;en&quot;&quot;))&quot;);&quot;ON&quot;)" office:value-type="string" office:string-value="ON" calcext:value-type="string">
            <text:p>ON</text:p>
          </table:table-cell>
          <table:table-cell table:style-name="ce2" table:formula="of:=[$keywords.A38]" office:value-type="string" office:string-value="TO" calcext:value-type="string">
            <text:p>TO</text:p>
          </table:table-cell>
          <table:table-cell/>
          <table:table-cell table:style-name="ce2" table:formula="of:=IFERROR(__xludf.dummyfunction(&quot;UPPER(GOOGLETRANSLATE(if(len(D40) &gt; 0, D40, C40),&quot;&quot;en&quot;&quot;,$A$1))&quot;);&quot;に&quot;)" office:value-type="string" office:string-value="に" calcext:value-type="string">
            <text:p>に</text:p>
          </table:table-cell>
          <table:table-cell table:number-columns-repeated="1019"/>
        </table:table-row>
        <table:table-row table:style-name="ro1">
          <table:table-cell table:style-name="ce5"/>
          <table:table-cell table:style-name="ce8"/>
          <table:table-cell table:number-columns-repeated="1022"/>
        </table:table-row>
        <table:table-row table:style-name="ro1">
          <table:table-cell table:style-name="ce5" table:formula="of:=IF(LEN([.F42]) &gt; 0; [.F42]; [.E42])" office:value-type="string" office:string-value="コマンドラインには言語が与えられていません。終了。" calcext:value-type="string">
            <text:p>コマンドラインには言語が与えられていません。終了。</text:p>
          </table:table-cell>
          <table:table-cell table:style-name="ce8" table:formula="of:=IFERROR(__xludf.dummyfunction(&quot;upper(googletranslate(A42,$A$1,&quot;&quot;en&quot;&quot;))&quot;);&quot;THE COMMAND LINE IS NOT GIVEN A LANGUAGE. END.&quot;)" office:value-type="string" office:string-value="THE COMMAND LINE IS NOT GIVEN A LANGUAGE. END." calcext:value-type="string">
            <text:p>THE COMMAND LINE IS NOT GIVEN A LANGUAGE. END.</text:p>
          </table:table-cell>
          <table:table-cell table:style-name="ce2" table:formula="of:=[$errors.A1]" office:value-type="string" office:string-value="AND NO LANGUAGE GIVEN ON COMMAND LINE.  EXITING." calcext:value-type="string">
            <text:p>AND NO LANGUAGE GIVEN ON COMMAND LINE. <text:s/>EXITING.</text:p>
          </table:table-cell>
          <table:table-cell/>
          <table:table-cell table:style-name="ce2" table:formula="of:=IFERROR(__xludf.dummyfunction(&quot;UPPER(GOOGLETRANSLATE(if(len(D42) &gt; 0, D42, C42),&quot;&quot;en&quot;&quot;,$A$1))&quot;);&quot;コマンドラインには言語が与えられていません。終了。&quot;)" office:value-type="string" office:string-value="コマンドラインには言語が与えられていません。終了。" calcext:value-type="string">
            <text:p>コマンドラインには言語が与えられていません。終了。</text:p>
          </table:table-cell>
          <table:table-cell table:number-columns-repeated="1019"/>
        </table:table-row>
        <table:table-row table:style-name="ro1">
          <table:table-cell table:style-name="ce5" table:formula="of:=IF(LEN([.F43]) &gt; 0; [.F43]; [.E43])" office:value-type="string" office:string-value="すでに定義されている配列" calcext:value-type="string">
            <text:p>すでに定義されている配列</text:p>
          </table:table-cell>
          <table:table-cell table:style-name="ce8" table:formula="of:=IFERROR(__xludf.dummyfunction(&quot;upper(googletranslate(A43,$A$1,&quot;&quot;en&quot;&quot;))&quot;);&quot;ALIGN ALREADY DEFINED&quot;)" office:value-type="string" office:string-value="ALIGN ALREADY DEFINED" calcext:value-type="string">
            <text:p>ALIGN ALREADY DEFINED</text:p>
          </table:table-cell>
          <table:table-cell table:style-name="ce2" table:formula="of:=[$errors.A2]" office:value-type="string" office:string-value="ARRAY ALREADY DEFINED" calcext:value-type="string">
            <text:p>ARRAY ALREADY DEFINED</text:p>
          </table:table-cell>
          <table:table-cell/>
          <table:table-cell table:style-name="ce2" table:formula="of:=IFERROR(__xludf.dummyfunction(&quot;UPPER(GOOGLETRANSLATE(if(len(D43) &gt; 0, D43, C43),&quot;&quot;en&quot;&quot;,$A$1))&quot;);&quot;すでに定義されている配列&quot;)" office:value-type="string" office:string-value="すでに定義されている配列" calcext:value-type="string">
            <text:p>すでに定義されている配列</text:p>
          </table:table-cell>
          <table:table-cell table:number-columns-repeated="1019"/>
        </table:table-row>
        <table:table-row table:style-name="ro1">
          <table:table-cell table:style-name="ce5" table:formula="of:=IF(LEN([.F44]) &gt; 0; [.F44]; [.E44])" office:value-type="string" office:string-value="境界外の配列インデックス" calcext:value-type="string">
            <text:p>境界外の配列インデックス</text:p>
          </table:table-cell>
          <table:table-cell table:style-name="ce8" table:formula="of:=IFERROR(__xludf.dummyfunction(&quot;upper(googletranslate(A44,$A$1,&quot;&quot;en&quot;&quot;))&quot;);&quot;OVERTIME ARRAY INDEX OUTSIDE THE BOUNDARY&quot;)" office:value-type="string" office:string-value="OVERTIME ARRAY INDEX OUTSIDE THE BOUNDARY" calcext:value-type="string">
            <text:p>OVERTIME ARRAY INDEX OUTSIDE THE BOUNDARY</text:p>
          </table:table-cell>
          <table:table-cell table:style-name="ce2" table:formula="of:=[$errors.A3]" office:value-type="string" office:string-value="ARRAY INDEX OUTSIDE OF BOUNDS" calcext:value-type="string">
            <text:p>ARRAY INDEX OUTSIDE OF BOUNDS</text:p>
          </table:table-cell>
          <table:table-cell/>
          <table:table-cell table:style-name="ce2" table:formula="of:=IFERROR(__xludf.dummyfunction(&quot;UPPER(GOOGLETRANSLATE(if(len(D44) &gt; 0, D44, C44),&quot;&quot;en&quot;&quot;,$A$1))&quot;);&quot;境界外の配列インデックス&quot;)" office:value-type="string" office:string-value="境界外の配列インデックス" calcext:value-type="string">
            <text:p>境界外の配列インデックス</text:p>
          </table:table-cell>
          <table:table-cell table:number-columns-repeated="1019"/>
        </table:table-row>
        <table:table-row table:style-name="ro1">
          <table:table-cell table:style-name="ce5" table:formula="of:=IF(LEN([.F45]) &gt; 0; [.F45]; [.E45])" office:value-type="string" office:string-value="ディレクトリにアクセスできません" calcext:value-type="string">
            <text:p>ディレクトリにアクセスできません</text:p>
          </table:table-cell>
          <table:table-cell table:style-name="ce8" table:formula="of:=IFERROR(__xludf.dummyfunction(&quot;upper(googletranslate(A45,$A$1,&quot;&quot;en&quot;&quot;))&quot;);&quot;I CAN'T ACCESS THE DIRECTORY&quot;)" office:value-type="string" office:string-value="I CAN'T ACCESS THE DIRECTORY" calcext:value-type="string">
            <text:p>I CAN'T ACCESS THE DIRECTORY</text:p>
          </table:table-cell>
          <table:table-cell table:style-name="ce2" table:formula="of:=[$errors.A4]" office:value-type="string" office:string-value="CANNOT ACCESS DIRECTORY" calcext:value-type="string">
            <text:p>CANNOT ACCESS DIRECTORY</text:p>
          </table:table-cell>
          <table:table-cell/>
          <table:table-cell table:style-name="ce2" table:formula="of:=IFERROR(__xludf.dummyfunction(&quot;UPPER(GOOGLETRANSLATE(if(len(D45) &gt; 0, D45, C45),&quot;&quot;en&quot;&quot;,$A$1))&quot;);&quot;ディレクトリにアクセスできません&quot;)" office:value-type="string" office:string-value="ディレクトリにアクセスできません" calcext:value-type="string">
            <text:p>ディレクトリにアクセスできません</text:p>
          </table:table-cell>
          <table:table-cell table:number-columns-repeated="1019"/>
        </table:table-row>
        <table:table-row table:style-name="ro1">
          <table:table-cell table:style-name="ce5" table:formula="of:=IF(LEN([.F46]) &gt; 0; [.F46]; [.E46])" office:value-type="string" office:string-value="データ入力アンダーフロー" calcext:value-type="string">
            <text:p>データ入力アンダーフロー</text:p>
          </table:table-cell>
          <table:table-cell table:style-name="ce8" table:formula="of:=IFERROR(__xludf.dummyfunction(&quot;upper(googletranslate(A46,$A$1,&quot;&quot;en&quot;&quot;))&quot;);&quot;DATA ENTRY UNDERFLOW&quot;)" office:value-type="string" office:string-value="DATA ENTRY UNDERFLOW" calcext:value-type="string">
            <text:p>DATA ENTRY UNDERFLOW</text:p>
          </table:table-cell>
          <table:table-cell table:style-name="ce2" table:formula="of:=[$errors.A5]" office:value-type="string" office:string-value="DATA INPUT UNDERFLOW" calcext:value-type="string">
            <text:p>DATA INPUT UNDERFLOW</text:p>
          </table:table-cell>
          <table:table-cell/>
          <table:table-cell table:style-name="ce2" table:formula="of:=IFERROR(__xludf.dummyfunction(&quot;UPPER(GOOGLETRANSLATE(if(len(D46) &gt; 0, D46, C46),&quot;&quot;en&quot;&quot;,$A$1))&quot;);&quot;データ入力アンダーフロー&quot;)" office:value-type="string" office:string-value="データ入力アンダーフロー" calcext:value-type="string">
            <text:p>データ入力アンダーフロー</text:p>
          </table:table-cell>
          <table:table-cell table:number-columns-repeated="1019"/>
        </table:table-row>
        <table:table-row table:style-name="ro1">
          <table:table-cell table:style-name="ce5" table:formula="of:=IF(LEN([.F47]) &gt; 0; [.F47]; [.E47])" office:value-type="string" office:string-value="データはアンダーフローを読みます" calcext:value-type="string">
            <text:p>データはアンダーフローを読みます</text:p>
          </table:table-cell>
          <table:table-cell table:style-name="ce8" table:formula="of:=IFERROR(__xludf.dummyfunction(&quot;upper(googletranslate(A47,$A$1,&quot;&quot;en&quot;&quot;))&quot;);&quot;THE DATA READS THE UNDERFLOW&quot;)" office:value-type="string" office:string-value="THE DATA READS THE UNDERFLOW" calcext:value-type="string">
            <text:p>THE DATA READS THE UNDERFLOW</text:p>
          </table:table-cell>
          <table:table-cell table:style-name="ce2" table:formula="of:=[$errors.A6]" office:value-type="string" office:string-value="DATA READ UNDERFLOW" calcext:value-type="string">
            <text:p>DATA READ UNDERFLOW</text:p>
          </table:table-cell>
          <table:table-cell/>
          <table:table-cell table:style-name="ce2" table:formula="of:=IFERROR(__xludf.dummyfunction(&quot;UPPER(GOOGLETRANSLATE(if(len(D47) &gt; 0, D47, C47),&quot;&quot;en&quot;&quot;,$A$1))&quot;);&quot;データはアンダーフローを読みます&quot;)" office:value-type="string" office:string-value="データはアンダーフローを読みます" calcext:value-type="string">
            <text:p>データはアンダーフローを読みます</text:p>
          </table:table-cell>
          <table:table-cell table:number-columns-repeated="1019"/>
        </table:table-row>
        <table:table-row table:style-name="ro1">
          <table:table-cell table:style-name="ce5" table:formula="of:=IF(LEN([.F48]) &gt; 0; [.F48]; [.E48])" office:value-type="string" office:string-value="定義サイクルが発見されました" calcext:value-type="string">
            <text:p>定義サイクルが発見されました</text:p>
          </table:table-cell>
          <table:table-cell table:style-name="ce8" table:formula="of:=IFERROR(__xludf.dummyfunction(&quot;upper(googletranslate(A48,$A$1,&quot;&quot;en&quot;&quot;))&quot;);&quot;A DEFINITION CYCLE WAS FOUND&quot;)" office:value-type="string" office:string-value="A DEFINITION CYCLE WAS FOUND" calcext:value-type="string">
            <text:p>A DEFINITION CYCLE WAS FOUND</text:p>
          </table:table-cell>
          <table:table-cell table:style-name="ce2" table:formula="of:=[$errors.A7]" office:value-type="string" office:string-value="DEFINITION CYCLE DISCOVERED" calcext:value-type="string">
            <text:p>DEFINITION CYCLE DISCOVERED</text:p>
          </table:table-cell>
          <table:table-cell/>
          <table:table-cell table:style-name="ce2" table:formula="of:=IFERROR(__xludf.dummyfunction(&quot;UPPER(GOOGLETRANSLATE(if(len(D48) &gt; 0, D48, C48),&quot;&quot;en&quot;&quot;,$A$1))&quot;);&quot;定義サイクルが発見されました&quot;)" office:value-type="string" office:string-value="定義サイクルが発見されました" calcext:value-type="string">
            <text:p>定義サイクルが発見されました</text:p>
          </table:table-cell>
          <table:table-cell table:number-columns-repeated="1019"/>
        </table:table-row>
        <table:table-row table:style-name="ro1">
          <table:table-cell table:style-name="ce5" table:formula="of:=IF(LEN([.F49]) &gt; 0; [.F49]; [.E49])" office:value-type="string" office:string-value="エラー" calcext:value-type="string">
            <text:p>エラー</text:p>
          </table:table-cell>
          <table:table-cell table:style-name="ce8" table:formula="of:=IFERROR(__xludf.dummyfunction(&quot;upper(googletranslate(A49,$A$1,&quot;&quot;en&quot;&quot;))&quot;);&quot;ERROR&quot;)" office:value-type="string" office:string-value="ERROR" calcext:value-type="string">
            <text:p>ERROR</text:p>
          </table:table-cell>
          <table:table-cell table:style-name="ce2" table:formula="of:=[$errors.A8]" office:value-type="string" office:string-value="ERROR" calcext:value-type="string">
            <text:p>ERROR</text:p>
          </table:table-cell>
          <table:table-cell/>
          <table:table-cell table:style-name="ce2" table:formula="of:=IFERROR(__xludf.dummyfunction(&quot;UPPER(GOOGLETRANSLATE(if(len(D49) &gt; 0, D49, C49),&quot;&quot;en&quot;&quot;,$A$1))&quot;);&quot;エラー&quot;)" office:value-type="string" office:string-value="エラー" calcext:value-type="string">
            <text:p>エラー</text:p>
          </table:table-cell>
          <table:table-cell table:number-columns-repeated="1019"/>
        </table:table-row>
        <table:table-row table:style-name="ro1">
          <table:table-cell table:style-name="ce5" table:formula="of:=IF(LEN([.F50]) &gt; 0; [.F50]; [.E50])" office:value-type="string" office:string-value="失敗" calcext:value-type="string">
            <text:p>失敗</text:p>
          </table:table-cell>
          <table:table-cell table:style-name="ce8" table:formula="of:=IFERROR(__xludf.dummyfunction(&quot;upper(googletranslate(A50,$A$1,&quot;&quot;en&quot;&quot;))&quot;);&quot;FAILURE&quot;)" office:value-type="string" office:string-value="FAILURE" calcext:value-type="string">
            <text:p>FAILURE</text:p>
          </table:table-cell>
          <table:table-cell table:style-name="ce2" table:formula="of:=[$errors.A9]" office:value-type="string" office:string-value="FAILURE" calcext:value-type="string">
            <text:p>FAILURE</text:p>
          </table:table-cell>
          <table:table-cell/>
          <table:table-cell table:style-name="ce2" table:formula="of:=IFERROR(__xludf.dummyfunction(&quot;UPPER(GOOGLETRANSLATE(if(len(D50) &gt; 0, D50, C50),&quot;&quot;en&quot;&quot;,$A$1))&quot;);&quot;失敗&quot;)" office:value-type="string" office:string-value="失敗" calcext:value-type="string">
            <text:p>失敗</text:p>
          </table:table-cell>
          <table:table-cell table:number-columns-repeated="1019"/>
        </table:table-row>
        <table:table-row table:style-name="ro1">
          <table:table-cell table:style-name="ce5" table:formula="of:=IF(LEN([.F51]) &gt; 0; [.F51]; [.E51])" office:value-type="string" office:string-value="可変乗算定義の場合" calcext:value-type="string">
            <text:p>可変乗算定義の場合</text:p>
          </table:table-cell>
          <table:table-cell table:style-name="ce8" table:formula="of:=IFERROR(__xludf.dummyfunction(&quot;upper(googletranslate(A51,$A$1,&quot;&quot;en&quot;&quot;))&quot;);&quot;IN THE CASE OF VARIABLE DIVISION DEFINITION&quot;)" office:value-type="string" office:string-value="IN THE CASE OF VARIABLE DIVISION DEFINITION" calcext:value-type="string">
            <text:p>IN THE CASE OF VARIABLE DIVISION DEFINITION</text:p>
          </table:table-cell>
          <table:table-cell table:style-name="ce2" table:formula="of:=[$errors.A10]" office:value-type="string" office:string-value="FOR VARIABLE MULTIPLY DEFINED" calcext:value-type="string">
            <text:p>FOR VARIABLE MULTIPLY DEFINED</text:p>
          </table:table-cell>
          <table:table-cell/>
          <table:table-cell table:style-name="ce2" table:formula="of:=IFERROR(__xludf.dummyfunction(&quot;UPPER(GOOGLETRANSLATE(if(len(D51) &gt; 0, D51, C51),&quot;&quot;en&quot;&quot;,$A$1))&quot;);&quot;可変乗算定義の場合&quot;)" office:value-type="string" office:string-value="可変乗算定義の場合" calcext:value-type="string">
            <text:p>可変乗算定義の場合</text:p>
          </table:table-cell>
          <table:table-cell table:number-columns-repeated="1019"/>
        </table:table-row>
        <table:table-row table:style-name="ro1">
          <table:table-cell table:style-name="ce5" table:formula="of:=IF(LEN([.F52]) &gt; 0; [.F52]; [.E52])" office:value-type="string" office:string-value="関数定義が定義されているのを掛けています" calcext:value-type="string">
            <text:p>関数定義が定義されているのを掛けています</text:p>
          </table:table-cell>
          <table:table-cell table:style-name="ce8" table:formula="of:=IFERROR(__xludf.dummyfunction(&quot;upper(googletranslate(A52,$A$1,&quot;&quot;en&quot;&quot;))&quot;);&quot;THE FUNCTION DEFINITION IS DEFINED&quot;)" office:value-type="string" office:string-value="THE FUNCTION DEFINITION IS DEFINED" calcext:value-type="string">
            <text:p>THE FUNCTION DEFINITION IS DEFINED</text:p>
          </table:table-cell>
          <table:table-cell table:style-name="ce2" table:formula="of:=[$errors.A11]" office:value-type="string" office:string-value="FUNCTION DEFINITION MULTIPLY DEFINED" calcext:value-type="string">
            <text:p>FUNCTION DEFINITION MULTIPLY DEFINED</text:p>
          </table:table-cell>
          <table:table-cell/>
          <table:table-cell table:style-name="ce2" table:formula="of:=IFERROR(__xludf.dummyfunction(&quot;UPPER(GOOGLETRANSLATE(if(len(D52) &gt; 0, D52, C52),&quot;&quot;en&quot;&quot;,$A$1))&quot;);&quot;関数定義が定義されているのを掛けています&quot;)" office:value-type="string" office:string-value="関数定義が定義されているのを掛けています" calcext:value-type="string">
            <text:p>関数定義が定義されているのを掛けています</text:p>
          </table:table-cell>
          <table:table-cell table:number-columns-repeated="1019"/>
        </table:table-row>
        <table:table-row table:style-name="ro1">
          <table:table-cell table:style-name="ce5" table:formula="of:=IF(LEN([.F53]) &gt; 0; [.F53]; [.E53])" office:value-type="string" office:string-value="関数定義パラメーターの不一致" calcext:value-type="string">
            <text:p>関数定義パラメーターの不一致</text:p>
          </table:table-cell>
          <table:table-cell table:style-name="ce8" table:formula="of:=IFERROR(__xludf.dummyfunction(&quot;upper(googletranslate(A53,$A$1,&quot;&quot;en&quot;&quot;))&quot;);&quot;FUNCTION DEFINITION PARAMETER MISMATCH&quot;)" office:value-type="string" office:string-value="FUNCTION DEFINITION PARAMETER MISMATCH" calcext:value-type="string">
            <text:p>FUNCTION DEFINITION PARAMETER MISMATCH</text:p>
          </table:table-cell>
          <table:table-cell table:style-name="ce2" table:formula="of:=[$errors.A12]" office:value-type="string" office:string-value="FUNCTION DEFINITION PARAMETER MISMATCH" calcext:value-type="string">
            <text:p>FUNCTION DEFINITION PARAMETER MISMATCH</text:p>
          </table:table-cell>
          <table:table-cell/>
          <table:table-cell table:style-name="ce2" table:formula="of:=IFERROR(__xludf.dummyfunction(&quot;UPPER(GOOGLETRANSLATE(if(len(D53) &gt; 0, D53, C53),&quot;&quot;en&quot;&quot;,$A$1))&quot;);&quot;関数定義パラメーターの不一致&quot;)" office:value-type="string" office:string-value="関数定義パラメーターの不一致" calcext:value-type="string">
            <text:p>関数定義パラメーターの不一致</text:p>
          </table:table-cell>
          <table:table-cell table:number-columns-repeated="1019"/>
        </table:table-row>
        <table:table-row table:style-name="ro1">
          <table:table-cell table:style-name="ce5" table:formula="of:=IF(LEN([.F54]) &gt; 0; [.F54]; [.E54])" office:value-type="string" office:string-value="GOSUBスタックオーバーフロー" calcext:value-type="string">
            <text:p>GOSUBスタックオーバーフロー</text:p>
          </table:table-cell>
          <table:table-cell table:style-name="ce8" table:formula="of:=IFERROR(__xludf.dummyfunction(&quot;upper(googletranslate(A54,$A$1,&quot;&quot;en&quot;&quot;))&quot;);&quot;GOSUB STACK OVERFLOW&quot;)" office:value-type="string" office:string-value="GOSUB STACK OVERFLOW" calcext:value-type="string">
            <text:p>GOSUB STACK OVERFLOW</text:p>
          </table:table-cell>
          <table:table-cell table:style-name="ce2" table:formula="of:=[$errors.A13]" office:value-type="string" office:string-value="GOSUB STACK OVERFLOW" calcext:value-type="string">
            <text:p>GOSUB STACK OVERFLOW</text:p>
          </table:table-cell>
          <table:table-cell/>
          <table:table-cell table:style-name="ce2" table:formula="of:=IFERROR(__xludf.dummyfunction(&quot;UPPER(GOOGLETRANSLATE(if(len(D54) &gt; 0, D54, C54),&quot;&quot;en&quot;&quot;,$A$1))&quot;);&quot;GOSUBスタックオーバーフロー&quot;)" office:value-type="string" office:string-value="GOSUBスタックオーバーフロー" calcext:value-type="string">
            <text:p>GOSUBスタックオーバーフロー</text:p>
          </table:table-cell>
          <table:table-cell table:number-columns-repeated="1019"/>
        </table:table-row>
        <table:table-row table:style-name="ro1">
          <table:table-cell table:style-name="ce5" table:formula="of:=IF(LEN([.F55]) &gt; 0; [.F55]; [.E55])" office:value-type="string" office:string-value="GOSUBスタックアンダーフロー" calcext:value-type="string">
            <text:p>GOSUBスタックアンダーフロー</text:p>
          </table:table-cell>
          <table:table-cell table:style-name="ce8" table:formula="of:=IFERROR(__xludf.dummyfunction(&quot;upper(googletranslate(A55,$A$1,&quot;&quot;en&quot;&quot;))&quot;);&quot;GOSUB STACK UNDERFLOW&quot;)" office:value-type="string" office:string-value="GOSUB STACK UNDERFLOW" calcext:value-type="string">
            <text:p>GOSUB STACK UNDERFLOW</text:p>
          </table:table-cell>
          <table:table-cell table:style-name="ce2" table:formula="of:=[$errors.A14]" office:value-type="string" office:string-value="GOSUB STACK UNDERFLOW" calcext:value-type="string">
            <text:p>GOSUB STACK UNDERFLOW</text:p>
          </table:table-cell>
          <table:table-cell/>
          <table:table-cell table:style-name="ce2" table:formula="of:=IFERROR(__xludf.dummyfunction(&quot;UPPER(GOOGLETRANSLATE(if(len(D55) &gt; 0, D55, C55),&quot;&quot;en&quot;&quot;,$A$1))&quot;);&quot;GOSUBスタックアンダーフロー&quot;)" office:value-type="string" office:string-value="GOSUBスタックアンダーフロー" calcext:value-type="string">
            <text:p>GOSUBスタックアンダーフロー</text:p>
          </table:table-cell>
          <table:table-cell table:number-columns-repeated="1019"/>
        </table:table-row>
        <table:table-row table:style-name="ro1">
          <table:table-cell table:style-name="ce5" table:formula="of:=IF(LEN([.F56]) &gt; 0; [.F56]; [.E56])" office:value-type="string" office:string-value="範囲外のインデックス" calcext:value-type="string">
            <text:p>範囲外のインデックス</text:p>
          </table:table-cell>
          <table:table-cell table:style-name="ce8" table:formula="of:=IFERROR(__xludf.dummyfunction(&quot;upper(googletranslate(A56,$A$1,&quot;&quot;en&quot;&quot;))&quot;);&quot;INDEX OUTSIDE THE RANGE&quot;)" office:value-type="string" office:string-value="INDEX OUTSIDE THE RANGE" calcext:value-type="string">
            <text:p>INDEX OUTSIDE THE RANGE</text:p>
          </table:table-cell>
          <table:table-cell table:style-name="ce2" table:formula="of:=[$errors.A15]" office:value-type="string" office:string-value="INDEX OUT OF RANGE" calcext:value-type="string">
            <text:p>INDEX OUT OF RANGE</text:p>
          </table:table-cell>
          <table:table-cell/>
          <table:table-cell table:style-name="ce2" table:formula="of:=IFERROR(__xludf.dummyfunction(&quot;UPPER(GOOGLETRANSLATE(if(len(D56) &gt; 0, D56, C56),&quot;&quot;en&quot;&quot;,$A$1))&quot;);&quot;範囲外のインデックス&quot;)" office:value-type="string" office:string-value="範囲外のインデックス" calcext:value-type="string">
            <text:p>範囲外のインデックス</text:p>
          </table:table-cell>
          <table:table-cell table:number-columns-repeated="1019"/>
        </table:table-row>
        <table:table-row table:style-name="ro1">
          <table:table-cell table:style-name="ce5" table:formula="of:=IF(LEN([.F57]) &gt; 0; [.F57]; [.E57])" office:value-type="string" office:string-value="すでに定義されているラベル" calcext:value-type="string">
            <text:p>すでに定義されているラベル</text:p>
          </table:table-cell>
          <table:table-cell table:style-name="ce8" table:formula="of:=IFERROR(__xludf.dummyfunction(&quot;upper(googletranslate(A57,$A$1,&quot;&quot;en&quot;&quot;))&quot;);&quot;ALREADY DEFINED LABELS&quot;)" office:value-type="string" office:string-value="ALREADY DEFINED LABELS" calcext:value-type="string">
            <text:p>ALREADY DEFINED LABELS</text:p>
          </table:table-cell>
          <table:table-cell table:style-name="ce2" table:formula="of:=[$errors.A16]" office:value-type="string" office:string-value="LABEL ALREADY DEFINED" calcext:value-type="string">
            <text:p>LABEL ALREADY DEFINED</text:p>
          </table:table-cell>
          <table:table-cell/>
          <table:table-cell table:style-name="ce2" table:formula="of:=IFERROR(__xludf.dummyfunction(&quot;UPPER(GOOGLETRANSLATE(if(len(D57) &gt; 0, D57, C57),&quot;&quot;en&quot;&quot;,$A$1))&quot;);&quot;すでに定義されているラベル&quot;)" office:value-type="string" office:string-value="すでに定義されているラベル" calcext:value-type="string">
            <text:p>すでに定義されているラベル</text:p>
          </table:table-cell>
          <table:table-cell table:number-columns-repeated="1019"/>
        </table:table-row>
        <table:table-row table:style-name="ro1">
          <table:table-cell table:style-name="ce5" table:formula="of:=IF(LEN([.F58]) &gt; 0; [.F58]; [.E58])" office:value-type="string" office:string-value="左 /右操作の不一致" calcext:value-type="string">
            <text:p>左 /右操作の不一致</text:p>
          </table:table-cell>
          <table:table-cell table:style-name="ce8" table:formula="of:=IFERROR(__xludf.dummyfunction(&quot;upper(googletranslate(A58,$A$1,&quot;&quot;en&quot;&quot;))&quot;);&quot;LEFT /RIGHT OPERATION MISMATCH&quot;)" office:value-type="string" office:string-value="LEFT /RIGHT OPERATION MISMATCH" calcext:value-type="string">
            <text:p>LEFT /RIGHT OPERATION MISMATCH</text:p>
          </table:table-cell>
          <table:table-cell table:style-name="ce2" table:formula="of:=[$errors.A17]" office:value-type="string" office:string-value="LEFT / RIGHT OPERATION MISMATCH" calcext:value-type="string">
            <text:p>LEFT / RIGHT OPERATION MISMATCH</text:p>
          </table:table-cell>
          <table:table-cell/>
          <table:table-cell table:style-name="ce2" table:formula="of:=IFERROR(__xludf.dummyfunction(&quot;UPPER(GOOGLETRANSLATE(if(len(D58) &gt; 0, D58, C58),&quot;&quot;en&quot;&quot;,$A$1))&quot;);&quot;左 /右操作の不一致&quot;)" office:value-type="string" office:string-value="左 /右操作の不一致" calcext:value-type="string">
            <text:p>左 /右操作の不一致</text:p>
          </table:table-cell>
          <table:table-cell table:number-columns-repeated="1019"/>
        </table:table-row>
        <table:table-row table:style-name="ro1">
          <table:table-cell table:style-name="ce5" table:formula="of:=IF(LEN([.F59]) &gt; 0; [.F59]; [.E59])" office:value-type="string" office:string-value="負のインデックス" calcext:value-type="string">
            <text:p>負のインデックス</text:p>
          </table:table-cell>
          <table:table-cell table:style-name="ce8" table:formula="of:=IFERROR(__xludf.dummyfunction(&quot;upper(googletranslate(A59,$A$1,&quot;&quot;en&quot;&quot;))&quot;);&quot;NEGATIVE INDEX&quot;)" office:value-type="string" office:string-value="NEGATIVE INDEX" calcext:value-type="string">
            <text:p>NEGATIVE INDEX</text:p>
          </table:table-cell>
          <table:table-cell table:style-name="ce2" table:formula="of:=[$errors.A18]" office:value-type="string" office:string-value="NEGATIVE INDEX" calcext:value-type="string">
            <text:p>NEGATIVE INDEX</text:p>
          </table:table-cell>
          <table:table-cell/>
          <table:table-cell table:style-name="ce2" table:formula="of:=IFERROR(__xludf.dummyfunction(&quot;UPPER(GOOGLETRANSLATE(if(len(D59) &gt; 0, D59, C59),&quot;&quot;en&quot;&quot;,$A$1))&quot;);&quot;負のインデックス&quot;)" office:value-type="string" office:string-value="負のインデックス" calcext:value-type="string">
            <text:p>負のインデックス</text:p>
          </table:table-cell>
          <table:table-cell table:number-columns-repeated="1019"/>
        </table:table-row>
        <table:table-row table:style-name="ro1">
          <table:table-cell table:style-name="ce5" table:formula="of:=IF(LEN([.F60]) &gt; 0; [.F60]; [.E60])" office:value-type="string" office:string-value="次に、文字列変数を使用してループを使用します" calcext:value-type="string">
            <text:p>次に、文字列変数を使用してループを使用します</text:p>
          </table:table-cell>
          <table:table-cell table:style-name="ce8" table:formula="of:=IFERROR(__xludf.dummyfunction(&quot;upper(googletranslate(A60,$A$1,&quot;&quot;en&quot;&quot;))&quot;);&quot;NEXT, USE A LOOP USING A STRING VARIABLE&quot;)" office:value-type="string" office:string-value="NEXT, USE A LOOP USING A STRING VARIABLE" calcext:value-type="string">
            <text:p>NEXT, USE A LOOP USING A STRING VARIABLE</text:p>
          </table:table-cell>
          <table:table-cell table:style-name="ce2" table:formula="of:=[$errors.A19]" office:value-type="string" office:string-value="NEXT ON FOR LOOP WITH STRING VARIABLE" calcext:value-type="string">
            <text:p>NEXT ON FOR LOOP WITH STRING VARIABLE</text:p>
          </table:table-cell>
          <table:table-cell/>
          <table:table-cell table:style-name="ce2" table:formula="of:=IFERROR(__xludf.dummyfunction(&quot;UPPER(GOOGLETRANSLATE(if(len(D60) &gt; 0, D60, C60),&quot;&quot;en&quot;&quot;,$A$1))&quot;);&quot;次に、文字列変数を使用してループを使用します&quot;)" office:value-type="string" office:string-value="次に、文字列変数を使用してループを使用します" calcext:value-type="string">
            <text:p>次に、文字列変数を使用してループを使用します</text:p>
          </table:table-cell>
          <table:table-cell table:number-columns-repeated="1019"/>
        </table:table-row>
        <table:table-row table:style-name="ro1">
          <table:table-cell table:style-name="ce5" table:formula="of:=IF(LEN([.F61]) &gt; 0; [.F61]; [.E61])" office:value-type="string" office:string-value="オペランドの不一致" calcext:value-type="string">
            <text:p>オペランドの不一致</text:p>
          </table:table-cell>
          <table:table-cell table:style-name="ce8" table:formula="of:=IFERROR(__xludf.dummyfunction(&quot;upper(googletranslate(A61,$A$1,&quot;&quot;en&quot;&quot;))&quot;);&quot;OPERAND MISMATCH&quot;)" office:value-type="string" office:string-value="OPERAND MISMATCH" calcext:value-type="string">
            <text:p>OPERAND MISMATCH</text:p>
          </table:table-cell>
          <table:table-cell table:style-name="ce2" table:formula="of:=[$errors.A20]" office:value-type="string" office:string-value="OPERAND MISMATCH" calcext:value-type="string">
            <text:p>OPERAND MISMATCH</text:p>
          </table:table-cell>
          <table:table-cell/>
          <table:table-cell table:style-name="ce2" table:formula="of:=IFERROR(__xludf.dummyfunction(&quot;UPPER(GOOGLETRANSLATE(if(len(D61) &gt; 0, D61, C61),&quot;&quot;en&quot;&quot;,$A$1))&quot;);&quot;オペランドの不一致&quot;)" office:value-type="string" office:string-value="オペランドの不一致" calcext:value-type="string">
            <text:p>オペランドの不一致</text:p>
          </table:table-cell>
          <table:table-cell table:number-columns-repeated="1019"/>
        </table:table-row>
        <table:table-row table:style-name="ro1">
          <table:table-cell table:style-name="ce5" table:formula="of:=IF(LEN([.F62]) &gt; 0; [.F62]; [.E62])" office:value-type="string" office:string-value="オプションには言語が必要です" calcext:value-type="string">
            <text:p>オプションには言語が必要です</text:p>
          </table:table-cell>
          <table:table-cell table:style-name="ce8" table:formula="of:=IFERROR(__xludf.dummyfunction(&quot;upper(googletranslate(A62,$A$1,&quot;&quot;en&quot;&quot;))&quot;);&quot;OPTIONS REQUIRE LANGUAGE&quot;)" office:value-type="string" office:string-value="OPTIONS REQUIRE LANGUAGE" calcext:value-type="string">
            <text:p>OPTIONS REQUIRE LANGUAGE</text:p>
          </table:table-cell>
          <table:table-cell table:style-name="ce2" table:formula="of:=[$errors.A21]" office:value-type="string" office:string-value="OPTION REQUIRES A LANGUAGE" calcext:value-type="string">
            <text:p>OPTION REQUIRES A LANGUAGE</text:p>
          </table:table-cell>
          <table:table-cell/>
          <table:table-cell table:style-name="ce2" table:formula="of:=IFERROR(__xludf.dummyfunction(&quot;UPPER(GOOGLETRANSLATE(if(len(D62) &gt; 0, D62, C62),&quot;&quot;en&quot;&quot;,$A$1))&quot;);&quot;オプションには言語が必要です&quot;)" office:value-type="string" office:string-value="オプションには言語が必要です" calcext:value-type="string">
            <text:p>オプションには言語が必要です</text:p>
          </table:table-cell>
          <table:table-cell table:number-columns-repeated="1019"/>
        </table:table-row>
        <table:table-row table:style-name="ro1">
          <table:table-cell table:style-name="ce5" table:formula="of:=IF(LEN([.F63]) &gt; 0; [.F63]; [.E63])" office:value-type="string" office:string-value="言語設定または環境変数を確認してください" calcext:value-type="string">
            <text:p>言語設定または環境変数を確認してください</text:p>
          </table:table-cell>
          <table:table-cell table:style-name="ce8" table:formula="of:=IFERROR(__xludf.dummyfunction(&quot;upper(googletranslate(A63,$A$1,&quot;&quot;en&quot;&quot;))&quot;);&quot;CHECK THE LANGUAGE SETTING OR ENVIRONMENT VARIABLE&quot;)" office:value-type="string" office:string-value="CHECK THE LANGUAGE SETTING OR ENVIRONMENT VARIABLE" calcext:value-type="string">
            <text:p>CHECK THE LANGUAGE SETTING OR ENVIRONMENT VARIABLE</text:p>
          </table:table-cell>
          <table:table-cell table:style-name="ce2" table:formula="of:=[$errors.A22]" office:value-type="string" office:string-value="PLEASE CHECK LANGUAGE SETTINGS OR ENVIRONMENT VARIABLE" calcext:value-type="string">
            <text:p>PLEASE CHECK LANGUAGE SETTINGS OR ENVIRONMENT VARIABLE</text:p>
          </table:table-cell>
          <table:table-cell/>
          <table:table-cell table:style-name="ce2" table:formula="of:=IFERROR(__xludf.dummyfunction(&quot;UPPER(GOOGLETRANSLATE(if(len(D63) &gt; 0, D63, C63),&quot;&quot;en&quot;&quot;,$A$1))&quot;);&quot;言語設定または環境変数を確認してください&quot;)" office:value-type="string" office:string-value="言語設定または環境変数を確認してください" calcext:value-type="string">
            <text:p>言語設定または環境変数を確認してください</text:p>
          </table:table-cell>
          <table:table-cell table:number-columns-repeated="1019"/>
        </table:table-row>
        <table:table-row table:style-name="ro1">
          <table:table-cell table:style-name="ce5" table:formula="of:=IF(LEN([.F64]) &gt; 0; [.F64]; [.E64])" office:value-type="string" office:string-value="文字列数学ロジックエラー" calcext:value-type="string">
            <text:p>文字列数学ロジックエラー</text:p>
          </table:table-cell>
          <table:table-cell table:style-name="ce8" table:formula="of:=IFERROR(__xludf.dummyfunction(&quot;upper(googletranslate(A64,$A$1,&quot;&quot;en&quot;&quot;))&quot;);&quot;STRING MATHEMATICS LOGIC ERROR&quot;)" office:value-type="string" office:string-value="STRING MATHEMATICS LOGIC ERROR" calcext:value-type="string">
            <text:p>STRING MATHEMATICS LOGIC ERROR</text:p>
          </table:table-cell>
          <table:table-cell table:style-name="ce2" table:formula="of:=[$errors.A23]" office:value-type="string" office:string-value="STRING MATH LOGIC ERROR" calcext:value-type="string">
            <text:p>STRING MATH LOGIC ERROR</text:p>
          </table:table-cell>
          <table:table-cell/>
          <table:table-cell table:style-name="ce2" table:formula="of:=IFERROR(__xludf.dummyfunction(&quot;UPPER(GOOGLETRANSLATE(if(len(D64) &gt; 0, D64, C64),&quot;&quot;en&quot;&quot;,$A$1))&quot;);&quot;文字列数学ロジックエラー&quot;)" office:value-type="string" office:string-value="文字列数学ロジックエラー" calcext:value-type="string">
            <text:p>文字列数学ロジックエラー</text:p>
          </table:table-cell>
          <table:table-cell table:number-columns-repeated="1019"/>
        </table:table-row>
        <table:table-row table:style-name="ro1">
          <table:table-cell table:style-name="ce5" table:formula="of:=IF(LEN([.F65]) &gt; 0; [.F65]; [.E65])" office:value-type="string" office:string-value="構文エラー" calcext:value-type="string">
            <text:p>構文エラー</text:p>
          </table:table-cell>
          <table:table-cell table:style-name="ce8" table:formula="of:=IFERROR(__xludf.dummyfunction(&quot;upper(googletranslate(A65,$A$1,&quot;&quot;en&quot;&quot;))&quot;);&quot;SYNTAX ERROR&quot;)" office:value-type="string" office:string-value="SYNTAX ERROR" calcext:value-type="string">
            <text:p>SYNTAX ERROR</text:p>
          </table:table-cell>
          <table:table-cell table:style-name="ce2" table:formula="of:=[$errors.A24]" office:value-type="string" office:string-value="SYNTAX ERROR" calcext:value-type="string">
            <text:p>SYNTAX ERROR</text:p>
          </table:table-cell>
          <table:table-cell/>
          <table:table-cell table:style-name="ce2" table:formula="of:=IFERROR(__xludf.dummyfunction(&quot;UPPER(GOOGLETRANSLATE(if(len(D65) &gt; 0, D65, C65),&quot;&quot;en&quot;&quot;,$A$1))&quot;);&quot;構文エラー&quot;)" office:value-type="string" office:string-value="構文エラー" calcext:value-type="string">
            <text:p>構文エラー</text:p>
          </table:table-cell>
          <table:table-cell table:number-columns-repeated="1019"/>
        </table:table-row>
        <table:table-row table:style-name="ro1">
          <table:table-cell table:style-name="ce5" table:formula="of:=IF(LEN([.F66]) &gt; 0; [.F66]; [.E66])" office:value-type="string" office:string-value="ファイルを開くことができません" calcext:value-type="string">
            <text:p>ファイルを開くことができません</text:p>
          </table:table-cell>
          <table:table-cell table:style-name="ce8" table:formula="of:=IFERROR(__xludf.dummyfunction(&quot;upper(googletranslate(A66,$A$1,&quot;&quot;en&quot;&quot;))&quot;);&quot;I CAN'T OPEN THE FILE&quot;)" office:value-type="string" office:string-value="I CAN'T OPEN THE FILE" calcext:value-type="string">
            <text:p>I CAN'T OPEN THE FILE</text:p>
          </table:table-cell>
          <table:table-cell table:style-name="ce2" table:formula="of:=[$errors.A25]" office:value-type="string" office:string-value="UNABLE TO OPEN FILE" calcext:value-type="string">
            <text:p>UNABLE TO OPEN FILE</text:p>
          </table:table-cell>
          <table:table-cell/>
          <table:table-cell table:style-name="ce2" table:formula="of:=IFERROR(__xludf.dummyfunction(&quot;UPPER(GOOGLETRANSLATE(if(len(D66) &gt; 0, D66, C66),&quot;&quot;en&quot;&quot;,$A$1))&quot;);&quot;ファイルを開くことができません&quot;)" office:value-type="string" office:string-value="ファイルを開くことができません" calcext:value-type="string">
            <text:p>ファイルを開くことができません</text:p>
          </table:table-cell>
          <table:table-cell table:number-columns-repeated="1019"/>
        </table:table-row>
        <table:table-row table:style-name="ro1">
          <table:table-cell table:style-name="ce5" table:formula="of:=IF(LEN([.F67]) &gt; 0; [.F67]; [.E67])" office:value-type="string" office:string-value="読み取りのためにファイルを開くことができません" calcext:value-type="string">
            <text:p>読み取りのためにファイルを開くことができません</text:p>
          </table:table-cell>
          <table:table-cell table:style-name="ce8" table:formula="of:=IFERROR(__xludf.dummyfunction(&quot;upper(googletranslate(A67,$A$1,&quot;&quot;en&quot;&quot;))&quot;);&quot;I CAN'T OPEN THE FILE FOR READING&quot;)" office:value-type="string" office:string-value="I CAN'T OPEN THE FILE FOR READING" calcext:value-type="string">
            <text:p>I CAN'T OPEN THE FILE FOR READING</text:p>
          </table:table-cell>
          <table:table-cell table:style-name="ce2" table:formula="of:=[$errors.A26]" office:value-type="string" office:string-value="UNABLE TO OPEN TO OPEN FILE FOR READING" calcext:value-type="string">
            <text:p>UNABLE TO OPEN TO OPEN FILE FOR READING</text:p>
          </table:table-cell>
          <table:table-cell/>
          <table:table-cell table:style-name="ce2" table:formula="of:=IFERROR(__xludf.dummyfunction(&quot;UPPER(GOOGLETRANSLATE(if(len(D67) &gt; 0, D67, C67),&quot;&quot;en&quot;&quot;,$A$1))&quot;);&quot;読み取りのためにファイルを開くことができません&quot;)" office:value-type="string" office:string-value="読み取りのためにファイルを開くことができません" calcext:value-type="string">
            <text:p>読み取りのためにファイルを開くことができません</text:p>
          </table:table-cell>
          <table:table-cell table:number-columns-repeated="1019"/>
        </table:table-row>
        <table:table-row table:style-name="ro1">
          <table:table-cell table:style-name="ce5" table:formula="of:=IF(LEN([.F68]) &gt; 0; [.F68]; [.E68])" office:value-type="string" office:string-value="未定義のラベル" calcext:value-type="string">
            <text:p>未定義のラベル</text:p>
          </table:table-cell>
          <table:table-cell table:style-name="ce8" table:formula="of:=IFERROR(__xludf.dummyfunction(&quot;upper(googletranslate(A68,$A$1,&quot;&quot;en&quot;&quot;))&quot;);&quot;UNDEFINED LABEL&quot;)" office:value-type="string" office:string-value="UNDEFINED LABEL" calcext:value-type="string">
            <text:p>UNDEFINED LABEL</text:p>
          </table:table-cell>
          <table:table-cell table:style-name="ce2" table:formula="of:=[$errors.A27]" office:value-type="string" office:string-value="UNDEFINED LABEL" calcext:value-type="string">
            <text:p>UNDEFINED LABEL</text:p>
          </table:table-cell>
          <table:table-cell/>
          <table:table-cell table:style-name="ce2" table:formula="of:=IFERROR(__xludf.dummyfunction(&quot;UPPER(GOOGLETRANSLATE(if(len(D68) &gt; 0, D68, C68),&quot;&quot;en&quot;&quot;,$A$1))&quot;);&quot;未定義のラベル&quot;)" office:value-type="string" office:string-value="未定義のラベル" calcext:value-type="string">
            <text:p>未定義のラベル</text:p>
          </table:table-cell>
          <table:table-cell table:number-columns-repeated="1019"/>
        </table:table-row>
        <table:table-row table:style-name="ro1">
          <table:table-cell table:style-name="ce5" table:formula="of:=IF(LEN([.F69]) &gt; 0; [.F69]; [.E69])" office:value-type="string" office:string-value="未処理の操作" calcext:value-type="string">
            <text:p>未処理の操作</text:p>
          </table:table-cell>
          <table:table-cell table:style-name="ce8" table:formula="of:=IFERROR(__xludf.dummyfunction(&quot;upper(googletranslate(A69,$A$1,&quot;&quot;en&quot;&quot;))&quot;);&quot;UNPROCATED OPERATION&quot;)" office:value-type="string" office:string-value="UNPROCATED OPERATION" calcext:value-type="string">
            <text:p>UNPROCATED OPERATION</text:p>
          </table:table-cell>
          <table:table-cell table:style-name="ce2" table:formula="of:=[$errors.A28]" office:value-type="string" office:string-value="UNHANDLED OPERATION" calcext:value-type="string">
            <text:p>UNHANDLED OPERATION</text:p>
          </table:table-cell>
          <table:table-cell/>
          <table:table-cell table:style-name="ce2" table:formula="of:=IFERROR(__xludf.dummyfunction(&quot;UPPER(GOOGLETRANSLATE(if(len(D69) &gt; 0, D69, C69),&quot;&quot;en&quot;&quot;,$A$1))&quot;);&quot;未処理の操作&quot;)" office:value-type="string" office:string-value="未処理の操作" calcext:value-type="string">
            <text:p>未処理の操作</text:p>
          </table:table-cell>
          <table:table-cell table:number-columns-repeated="1019"/>
        </table:table-row>
        <table:table-row table:style-name="ro1">
          <table:table-cell table:style-name="ce5" table:formula="of:=IF(LEN([.F70]) &gt; 0; [.F70]; [.E70])" office:value-type="string" office:string-value="未処理の操作コード" calcext:value-type="string">
            <text:p>未処理の操作コード</text:p>
          </table:table-cell>
          <table:table-cell table:style-name="ce8" table:formula="of:=IFERROR(__xludf.dummyfunction(&quot;upper(googletranslate(A70,$A$1,&quot;&quot;en&quot;&quot;))&quot;);&quot;UNPROCESSED OPERATION CODE&quot;)" office:value-type="string" office:string-value="UNPROCESSED OPERATION CODE" calcext:value-type="string">
            <text:p>UNPROCESSED OPERATION CODE</text:p>
          </table:table-cell>
          <table:table-cell table:style-name="ce2" table:formula="of:=[$errors.A29]" office:value-type="string" office:string-value="UNHANDLED OPERATION CODE" calcext:value-type="string">
            <text:p>UNHANDLED OPERATION CODE</text:p>
          </table:table-cell>
          <table:table-cell/>
          <table:table-cell table:style-name="ce2" table:formula="of:=IFERROR(__xludf.dummyfunction(&quot;UPPER(GOOGLETRANSLATE(if(len(D70) &gt; 0, D70, C70),&quot;&quot;en&quot;&quot;,$A$1))&quot;);&quot;未処理の操作コード&quot;)" office:value-type="string" office:string-value="未処理の操作コード" calcext:value-type="string">
            <text:p>未処理の操作コード</text:p>
          </table:table-cell>
          <table:table-cell table:number-columns-repeated="1019"/>
        </table:table-row>
        <table:table-row table:style-name="ro1">
          <table:table-cell table:style-name="ce5" table:formula="of:=IF(LEN([.F71]) &gt; 0; [.F71]; [.E71])" office:value-type="string" office:string-value="ラベルの場合は不明です" calcext:value-type="string">
            <text:p>ラベルの場合は不明です</text:p>
          </table:table-cell>
          <table:table-cell table:style-name="ce8" table:formula="of:=IFERROR(__xludf.dummyfunction(&quot;upper(googletranslate(A71,$A$1,&quot;&quot;en&quot;&quot;))&quot;);&quot;IT IS UNKNOWN IN THE CASE OF A LABEL&quot;)" office:value-type="string" office:string-value="IT IS UNKNOWN IN THE CASE OF A LABEL" calcext:value-type="string">
            <text:p>IT IS UNKNOWN IN THE CASE OF A LABEL</text:p>
          </table:table-cell>
          <table:table-cell table:style-name="ce2" table:formula="of:=[$errors.A30]" office:value-type="string" office:string-value="UNKNOWN IF LABEL" calcext:value-type="string">
            <text:p>UNKNOWN IF LABEL</text:p>
          </table:table-cell>
          <table:table-cell/>
          <table:table-cell table:style-name="ce2" table:formula="of:=IFERROR(__xludf.dummyfunction(&quot;UPPER(GOOGLETRANSLATE(if(len(D71) &gt; 0, D71, C71),&quot;&quot;en&quot;&quot;,$A$1))&quot;);&quot;ラベルの場合は不明です&quot;)" office:value-type="string" office:string-value="ラベルの場合は不明です" calcext:value-type="string">
            <text:p>ラベルの場合は不明です</text:p>
          </table:table-cell>
          <table:table-cell table:number-columns-repeated="1019"/>
        </table:table-row>
        <table:table-row table:style-name="ro1">
          <table:table-cell table:style-name="ce5" table:formula="of:=IF(LEN([.F72]) &gt; 0; [.F72]; [.E72])" office:value-type="string" office:string-value="認識されていない二重数学操作" calcext:value-type="string">
            <text:p>認識されていない二重数学操作</text:p>
          </table:table-cell>
          <table:table-cell table:style-name="ce8" table:formula="of:=IFERROR(__xludf.dummyfunction(&quot;upper(googletranslate(A72,$A$1,&quot;&quot;en&quot;&quot;))&quot;);&quot;UNRELATED DOUBLE MATHEMATICAL OPERATION&quot;)" office:value-type="string" office:string-value="UNRELATED DOUBLE MATHEMATICAL OPERATION" calcext:value-type="string">
            <text:p>UNRELATED DOUBLE MATHEMATICAL OPERATION</text:p>
          </table:table-cell>
          <table:table-cell table:style-name="ce2" table:formula="of:=[$errors.A31]" office:value-type="string" office:string-value="UNRECOGNIZED DOUBLE MATH OPERATION" calcext:value-type="string">
            <text:p>UNRECOGNIZED DOUBLE MATH OPERATION</text:p>
          </table:table-cell>
          <table:table-cell/>
          <table:table-cell table:style-name="ce2" table:formula="of:=IFERROR(__xludf.dummyfunction(&quot;UPPER(GOOGLETRANSLATE(if(len(D72) &gt; 0, D72, C72),&quot;&quot;en&quot;&quot;,$A$1))&quot;);&quot;認識されていない二重数学操作&quot;)" office:value-type="string" office:string-value="認識されていない二重数学操作" calcext:value-type="string">
            <text:p>認識されていない二重数学操作</text:p>
          </table:table-cell>
          <table:table-cell table:number-columns-repeated="1019"/>
        </table:table-row>
        <table:table-row table:style-name="ro1">
          <table:table-cell table:style-name="ce5" table:formula="of:=IF(LEN([.F73]) &gt; 0; [.F73]; [.E73])" office:value-type="string" office:string-value="認識されていない関数定義" calcext:value-type="string">
            <text:p>認識されていない関数定義</text:p>
          </table:table-cell>
          <table:table-cell table:style-name="ce8" table:formula="of:=IFERROR(__xludf.dummyfunction(&quot;upper(googletranslate(A73,$A$1,&quot;&quot;en&quot;&quot;))&quot;);&quot;UNRELATED FUNCTION DEFINITION&quot;)" office:value-type="string" office:string-value="UNRELATED FUNCTION DEFINITION" calcext:value-type="string">
            <text:p>UNRELATED FUNCTION DEFINITION</text:p>
          </table:table-cell>
          <table:table-cell table:style-name="ce2" table:formula="of:=[$errors.A32]" office:value-type="string" office:string-value="UNRECOGNIZED FUNCTION DEFINITION" calcext:value-type="string">
            <text:p>UNRECOGNIZED FUNCTION DEFINITION</text:p>
          </table:table-cell>
          <table:table-cell/>
          <table:table-cell table:style-name="ce2" table:formula="of:=IFERROR(__xludf.dummyfunction(&quot;UPPER(GOOGLETRANSLATE(if(len(D73) &gt; 0, D73, C73),&quot;&quot;en&quot;&quot;,$A$1))&quot;);&quot;認識されていない関数定義&quot;)" office:value-type="string" office:string-value="認識されていない関数定義" calcext:value-type="string">
            <text:p>認識されていない関数定義</text:p>
          </table:table-cell>
          <table:table-cell table:number-columns-repeated="1019"/>
        </table:table-row>
        <table:table-row table:style-name="ro1">
          <table:table-cell table:style-name="ce5" table:formula="of:=IF(LEN([.F74]) &gt; 0; [.F74]; [.E74])" office:value-type="string" office:string-value="認識されていないゴスブラベル" calcext:value-type="string">
            <text:p>認識されていないゴスブラベル</text:p>
          </table:table-cell>
          <table:table-cell table:style-name="ce8" table:formula="of:=IFERROR(__xludf.dummyfunction(&quot;upper(googletranslate(A74,$A$1,&quot;&quot;en&quot;&quot;))&quot;);&quot;UNRELATED GOTHS BRAVEL&quot;)" office:value-type="string" office:string-value="UNRELATED GOTHS BRAVEL" calcext:value-type="string">
            <text:p>UNRELATED GOTHS BRAVEL</text:p>
          </table:table-cell>
          <table:table-cell table:style-name="ce2" table:formula="of:=[$errors.A33]" office:value-type="string" office:string-value="UNRECOGNIZED GOSUB LABEL" calcext:value-type="string">
            <text:p>UNRECOGNIZED GOSUB LABEL</text:p>
          </table:table-cell>
          <table:table-cell/>
          <table:table-cell table:style-name="ce2" table:formula="of:=IFERROR(__xludf.dummyfunction(&quot;UPPER(GOOGLETRANSLATE(if(len(D74) &gt; 0, D74, C74),&quot;&quot;en&quot;&quot;,$A$1))&quot;);&quot;認識されていないゴスブラベル&quot;)" office:value-type="string" office:string-value="認識されていないゴスブラベル" calcext:value-type="string">
            <text:p>認識されていないゴスブラベル</text:p>
          </table:table-cell>
          <table:table-cell table:number-columns-repeated="1019"/>
        </table:table-row>
        <table:table-row table:style-name="ro1">
          <table:table-cell table:style-name="ce5" table:formula="of:=IF(LEN([.F75]) &gt; 0; [.F75]; [.E75])" office:value-type="string" office:string-value="認識されていないGOTOラベル" calcext:value-type="string">
            <text:p>認識されていないGOTOラベル</text:p>
          </table:table-cell>
          <table:table-cell table:style-name="ce8" table:formula="of:=IFERROR(__xludf.dummyfunction(&quot;upper(googletranslate(A75,$A$1,&quot;&quot;en&quot;&quot;))&quot;);&quot;UNRELATED GOTO LABEL&quot;)" office:value-type="string" office:string-value="UNRELATED GOTO LABEL" calcext:value-type="string">
            <text:p>UNRELATED GOTO LABEL</text:p>
          </table:table-cell>
          <table:table-cell table:style-name="ce2" table:formula="of:=[$errors.A34]" office:value-type="string" office:string-value="UNRECOGNIZED GOTO LABEL" calcext:value-type="string">
            <text:p>UNRECOGNIZED GOTO LABEL</text:p>
          </table:table-cell>
          <table:table-cell/>
          <table:table-cell table:style-name="ce2" table:formula="of:=IFERROR(__xludf.dummyfunction(&quot;UPPER(GOOGLETRANSLATE(if(len(D75) &gt; 0, D75, C75),&quot;&quot;en&quot;&quot;,$A$1))&quot;);&quot;認識されていないGOTOラベル&quot;)" office:value-type="string" office:string-value="認識されていないGOTOラベル" calcext:value-type="string">
            <text:p>認識されていないGOTOラベル</text:p>
          </table:table-cell>
          <table:table-cell table:number-columns-repeated="1019"/>
        </table:table-row>
        <table:table-row table:style-name="ro1">
          <table:table-cell table:style-name="ce5" table:formula="of:=IF(LEN([.F76]) &gt; 0; [.F76]; [.E76])" office:value-type="string" office:string-value="認識されていない入力" calcext:value-type="string">
            <text:p>認識されていない入力</text:p>
          </table:table-cell>
          <table:table-cell table:style-name="ce8" table:formula="of:=IFERROR(__xludf.dummyfunction(&quot;upper(googletranslate(A76,$A$1,&quot;&quot;en&quot;&quot;))&quot;);&quot;UNABLE INPUT&quot;)" office:value-type="string" office:string-value="UNABLE INPUT" calcext:value-type="string">
            <text:p>UNABLE INPUT</text:p>
          </table:table-cell>
          <table:table-cell table:style-name="ce2" table:formula="of:=[$errors.A35]" office:value-type="string" office:string-value="UNRECOGNIZED INPUT" calcext:value-type="string">
            <text:p>UNRECOGNIZED INPUT</text:p>
          </table:table-cell>
          <table:table-cell/>
          <table:table-cell table:style-name="ce2" table:formula="of:=IFERROR(__xludf.dummyfunction(&quot;UPPER(GOOGLETRANSLATE(if(len(D76) &gt; 0, D76, C76),&quot;&quot;en&quot;&quot;,$A$1))&quot;);&quot;認識されていない入力&quot;)" office:value-type="string" office:string-value="認識されていない入力" calcext:value-type="string">
            <text:p>認識されていない入力</text:p>
          </table:table-cell>
          <table:table-cell table:number-columns-repeated="1019"/>
        </table:table-row>
        <table:table-row table:style-name="ro1">
          <table:table-cell table:style-name="ce5" table:formula="of:=IF(LEN([.F77]) &gt; 0; [.F77]; [.E77])" office:value-type="string" office:string-value="認識されていない整数数学操作" calcext:value-type="string">
            <text:p>認識されていない整数数学操作</text:p>
          </table:table-cell>
          <table:table-cell table:style-name="ce8" table:formula="of:=IFERROR(__xludf.dummyfunction(&quot;upper(googletranslate(A77,$A$1,&quot;&quot;en&quot;&quot;))&quot;);&quot;UNRELATED INTEGER MATHEMATICS OPERATION&quot;)" office:value-type="string" office:string-value="UNRELATED INTEGER MATHEMATICS OPERATION" calcext:value-type="string">
            <text:p>UNRELATED INTEGER MATHEMATICS OPERATION</text:p>
          </table:table-cell>
          <table:table-cell table:style-name="ce2" table:formula="of:=[$errors.A36]" office:value-type="string" office:string-value="UNRECOGNIZED INTEGER MATH OPERATION" calcext:value-type="string">
            <text:p>UNRECOGNIZED INTEGER MATH OPERATION</text:p>
          </table:table-cell>
          <table:table-cell/>
          <table:table-cell table:style-name="ce2" table:formula="of:=IFERROR(__xludf.dummyfunction(&quot;UPPER(GOOGLETRANSLATE(if(len(D77) &gt; 0, D77, C77),&quot;&quot;en&quot;&quot;,$A$1))&quot;);&quot;認識されていない整数数学操作&quot;)" office:value-type="string" office:string-value="認識されていない整数数学操作" calcext:value-type="string">
            <text:p>認識されていない整数数学操作</text:p>
          </table:table-cell>
          <table:table-cell table:number-columns-repeated="1019"/>
        </table:table-row>
        <table:table-row table:style-name="ro1">
          <table:table-cell table:style-name="ce5" table:formula="of:=IF(LEN([.F78]) &gt; 0; [.F78]; [.E78])" office:value-type="string" office:string-value="認識されていない数学タイプ" calcext:value-type="string">
            <text:p>認識されていない数学タイプ</text:p>
          </table:table-cell>
          <table:table-cell table:style-name="ce8" table:formula="of:=IFERROR(__xludf.dummyfunction(&quot;upper(googletranslate(A78,$A$1,&quot;&quot;en&quot;&quot;))&quot;);&quot;UNRELATED MATHEMATICS TYPE&quot;)" office:value-type="string" office:string-value="UNRELATED MATHEMATICS TYPE" calcext:value-type="string">
            <text:p>UNRELATED MATHEMATICS TYPE</text:p>
          </table:table-cell>
          <table:table-cell table:style-name="ce2" table:formula="of:=[$errors.A37]" office:value-type="string" office:string-value="UNRECOGNIZED MATH TYPE" calcext:value-type="string">
            <text:p>UNRECOGNIZED MATH TYPE</text:p>
          </table:table-cell>
          <table:table-cell/>
          <table:table-cell table:style-name="ce2" table:formula="of:=IFERROR(__xludf.dummyfunction(&quot;UPPER(GOOGLETRANSLATE(if(len(D78) &gt; 0, D78, C78),&quot;&quot;en&quot;&quot;,$A$1))&quot;);&quot;認識されていない数学タイプ&quot;)" office:value-type="string" office:string-value="認識されていない数学タイプ" calcext:value-type="string">
            <text:p>認識されていない数学タイプ</text:p>
          </table:table-cell>
          <table:table-cell table:number-columns-repeated="1019"/>
        </table:table-row>
        <table:table-row table:style-name="ro1">
          <table:table-cell table:style-name="ce5" table:formula="of:=IF(LEN([.F79]) &gt; 0; [.F79]; [.E79])" office:value-type="string" office:string-value="認識されていない次の変数" calcext:value-type="string">
            <text:p>認識されていない次の変数</text:p>
          </table:table-cell>
          <table:table-cell table:style-name="ce8" table:formula="of:=IFERROR(__xludf.dummyfunction(&quot;upper(googletranslate(A79,$A$1,&quot;&quot;en&quot;&quot;))&quot;);&quot;THE FOLLOWING VARIABLES ARE NOT RECOGNIZED&quot;)" office:value-type="string" office:string-value="THE FOLLOWING VARIABLES ARE NOT RECOGNIZED" calcext:value-type="string">
            <text:p>THE FOLLOWING VARIABLES ARE NOT RECOGNIZED</text:p>
          </table:table-cell>
          <table:table-cell table:style-name="ce2" table:formula="of:=[$errors.A38]" office:value-type="string" office:string-value="UNRECOGNIZED NEXT VARIABLE" calcext:value-type="string">
            <text:p>UNRECOGNIZED NEXT VARIABLE</text:p>
          </table:table-cell>
          <table:table-cell/>
          <table:table-cell table:style-name="ce2" table:formula="of:=IFERROR(__xludf.dummyfunction(&quot;UPPER(GOOGLETRANSLATE(if(len(D79) &gt; 0, D79, C79),&quot;&quot;en&quot;&quot;,$A$1))&quot;);&quot;認識されていない次の変数&quot;)" office:value-type="string" office:string-value="認識されていない次の変数" calcext:value-type="string">
            <text:p>認識されていない次の変数</text:p>
          </table:table-cell>
          <table:table-cell table:number-columns-repeated="1019"/>
        </table:table-row>
        <table:table-row table:style-name="ro1">
          <table:table-cell table:style-name="ce5" table:formula="of:=IF(LEN([.F80]) &gt; 0; [.F80]; [.E80])" office:value-type="string" office:string-value="印刷されていない認識されていないOP" calcext:value-type="string">
            <text:p>印刷されていない認識されていないOP</text:p>
          </table:table-cell>
          <table:table-cell table:style-name="ce8" table:formula="of:=IFERROR(__xludf.dummyfunction(&quot;upper(googletranslate(A80,$A$1,&quot;&quot;en&quot;&quot;))&quot;);&quot;UNRELATED OP THAT HAS NOT BEEN PRINTED&quot;)" office:value-type="string" office:string-value="UNRELATED OP THAT HAS NOT BEEN PRINTED" calcext:value-type="string">
            <text:p>UNRELATED OP THAT HAS NOT BEEN PRINTED</text:p>
          </table:table-cell>
          <table:table-cell table:style-name="ce2" table:formula="of:=[$errors.A39]" office:value-type="string" office:string-value="UNRECOGNIZED OP IN PRINT" calcext:value-type="string">
            <text:p>UNRECOGNIZED OP IN PRINT</text:p>
          </table:table-cell>
          <table:table-cell/>
          <table:table-cell table:style-name="ce2" table:formula="of:=IFERROR(__xludf.dummyfunction(&quot;UPPER(GOOGLETRANSLATE(if(len(D80) &gt; 0, D80, C80),&quot;&quot;en&quot;&quot;,$A$1))&quot;);&quot;印刷されていない認識されていないOP&quot;)" office:value-type="string" office:string-value="印刷されていない認識されていないOP" calcext:value-type="string">
            <text:p>印刷されていない認識されていないOP</text:p>
          </table:table-cell>
          <table:table-cell table:number-columns-repeated="1019"/>
        </table:table-row>
        <table:table-row table:style-name="ro1">
          <table:table-cell table:style-name="ce5" table:formula="of:=IF(LEN([.F81]) &gt; 0; [.F81]; [.E81])" office:value-type="string" office:string-value="認識されていない合理的な数学操作" calcext:value-type="string">
            <text:p>認識されていない合理的な数学操作</text:p>
          </table:table-cell>
          <table:table-cell table:style-name="ce8" table:formula="of:=IFERROR(__xludf.dummyfunction(&quot;upper(googletranslate(A81,$A$1,&quot;&quot;en&quot;&quot;))&quot;);&quot;UNRELATED RATIONAL MATHEMATICS OPERATION&quot;)" office:value-type="string" office:string-value="UNRELATED RATIONAL MATHEMATICS OPERATION" calcext:value-type="string">
            <text:p>UNRELATED RATIONAL MATHEMATICS OPERATION</text:p>
          </table:table-cell>
          <table:table-cell table:style-name="ce2" table:formula="of:=[$errors.A40]" office:value-type="string" office:string-value="UNRECOGNIZED RATIONAL MATH OPERATION" calcext:value-type="string">
            <text:p>UNRECOGNIZED RATIONAL MATH OPERATION</text:p>
          </table:table-cell>
          <table:table-cell/>
          <table:table-cell table:style-name="ce2" table:formula="of:=IFERROR(__xludf.dummyfunction(&quot;UPPER(GOOGLETRANSLATE(if(len(D81) &gt; 0, D81, C81),&quot;&quot;en&quot;&quot;,$A$1))&quot;);&quot;認識されていない合理的な数学操作&quot;)" office:value-type="string" office:string-value="認識されていない合理的な数学操作" calcext:value-type="string">
            <text:p>認識されていない合理的な数学操作</text:p>
          </table:table-cell>
          <table:table-cell table:number-columns-repeated="1019"/>
        </table:table-row>
        <table:table-row table:style-name="ro1">
          <table:table-cell table:style-name="ce5" table:formula="of:=IF(LEN([.F82]) &gt; 0; [.F82]; [.E82])" office:value-type="string" office:string-value="認識されていない変数タイプ" calcext:value-type="string">
            <text:p>認識されていない変数タイプ</text:p>
          </table:table-cell>
          <table:table-cell table:style-name="ce8" table:formula="of:=IFERROR(__xludf.dummyfunction(&quot;upper(googletranslate(A82,$A$1,&quot;&quot;en&quot;&quot;))&quot;);&quot;UNRELATED VARIABLE TYPE&quot;)" office:value-type="string" office:string-value="UNRELATED VARIABLE TYPE" calcext:value-type="string">
            <text:p>UNRELATED VARIABLE TYPE</text:p>
          </table:table-cell>
          <table:table-cell table:style-name="ce2" table:formula="of:=[$errors.A41]" office:value-type="string" office:string-value="UNRECOGNIZED VARIABLE TYPE" calcext:value-type="string">
            <text:p>UNRECOGNIZED VARIABLE TYPE</text:p>
          </table:table-cell>
          <table:table-cell/>
          <table:table-cell table:style-name="ce2" table:formula="of:=IFERROR(__xludf.dummyfunction(&quot;UPPER(GOOGLETRANSLATE(if(len(D82) &gt; 0, D82, C82),&quot;&quot;en&quot;&quot;,$A$1))&quot;);&quot;認識されていない変数タイプ&quot;)" office:value-type="string" office:string-value="認識されていない変数タイプ" calcext:value-type="string">
            <text:p>認識されていない変数タイプ</text:p>
          </table:table-cell>
          <table:table-cell table:number-columns-repeated="1019"/>
        </table:table-row>
        <table:table-row table:style-name="ro1">
          <table:table-cell table:style-name="ce5" table:formula="of:=IF(LEN([.F83]) &gt; 0; [.F83]; [.E83])" office:value-type="string" office:string-value="設定されていない環境変数" calcext:value-type="string">
            <text:p>設定されていない環境変数</text:p>
          </table:table-cell>
          <table:table-cell table:style-name="ce8" table:formula="of:=IFERROR(__xludf.dummyfunction(&quot;upper(googletranslate(A83,$A$1,&quot;&quot;en&quot;&quot;))&quot;);&quot;NOT SET ENVIRONMENT VARIABLE&quot;)" office:value-type="string" office:string-value="NOT SET ENVIRONMENT VARIABLE" calcext:value-type="string">
            <text:p>NOT SET ENVIRONMENT VARIABLE</text:p>
          </table:table-cell>
          <table:table-cell table:style-name="ce2" table:formula="of:=[$errors.A42]" office:value-type="string" office:string-value="UNSET ENVIRONMENT VARIABLE" calcext:value-type="string">
            <text:p>UNSET ENVIRONMENT VARIABLE</text:p>
          </table:table-cell>
          <table:table-cell/>
          <table:table-cell table:style-name="ce2" table:formula="of:=IFERROR(__xludf.dummyfunction(&quot;UPPER(GOOGLETRANSLATE(if(len(D83) &gt; 0, D83, C83),&quot;&quot;en&quot;&quot;,$A$1))&quot;);&quot;設定されていない環境変数&quot;)" office:value-type="string" office:string-value="設定されていない環境変数" calcext:value-type="string">
            <text:p>設定されていない環境変数</text:p>
          </table:table-cell>
          <table:table-cell table:number-columns-repeated="1019"/>
        </table:table-row>
        <table:table-row table:style-name="ro1">
          <table:table-cell table:style-name="ce5" table:formula="of:=IF(LEN([.F84]) &gt; 0; [.F84]; [.E84])" office:value-type="string" office:string-value="変数 /配列定義の不一致" calcext:value-type="string">
            <text:p>変数 /配列定義の不一致</text:p>
          </table:table-cell>
          <table:table-cell table:style-name="ce8" table:formula="of:=IFERROR(__xludf.dummyfunction(&quot;upper(googletranslate(A84,$A$1,&quot;&quot;en&quot;&quot;))&quot;);&quot;MYSTERY /ARRAY DEFINITION&quot;)" office:value-type="string" office:string-value="MYSTERY /ARRAY DEFINITION" calcext:value-type="string">
            <text:p>MYSTERY /ARRAY DEFINITION</text:p>
          </table:table-cell>
          <table:table-cell table:style-name="ce2" table:formula="of:=[$errors.A43]" office:value-type="string" office:string-value="VARIABLE / ARRAY DEFINITION MISMATCH" calcext:value-type="string">
            <text:p>VARIABLE / ARRAY DEFINITION MISMATCH</text:p>
          </table:table-cell>
          <table:table-cell/>
          <table:table-cell table:style-name="ce2" table:formula="of:=IFERROR(__xludf.dummyfunction(&quot;UPPER(GOOGLETRANSLATE(if(len(D84) &gt; 0, D84, C84),&quot;&quot;en&quot;&quot;,$A$1))&quot;);&quot;変数 /配列定義の不一致&quot;)" office:value-type="string" office:string-value="変数 /配列定義の不一致" calcext:value-type="string">
            <text:p>変数 /配列定義の不一致</text:p>
          </table:table-cell>
          <table:table-cell table:number-columns-repeated="1019"/>
        </table:table-row>
        <table:table-row table:style-name="ro1">
          <table:table-cell table:style-name="ce5" table:formula="of:=IF(LEN([.F85]) &gt; 0; [.F85]; [.E85])" office:value-type="string" office:string-value="配列として定義された変数" calcext:value-type="string">
            <text:p>配列として定義された変数</text:p>
          </table:table-cell>
          <table:table-cell table:style-name="ce8" table:formula="of:=IFERROR(__xludf.dummyfunction(&quot;upper(googletranslate(A85,$A$1,&quot;&quot;en&quot;&quot;))&quot;);&quot;VARIABLES DEFINED AS AN ARRAY&quot;)" office:value-type="string" office:string-value="VARIABLES DEFINED AS AN ARRAY" calcext:value-type="string">
            <text:p>VARIABLES DEFINED AS AN ARRAY</text:p>
          </table:table-cell>
          <table:table-cell table:style-name="ce2" table:formula="of:=[$errors.A44]" office:value-type="string" office:string-value="VARIABLE DEFINED AS ARRAY" calcext:value-type="string">
            <text:p>VARIABLE DEFINED AS ARRAY</text:p>
          </table:table-cell>
          <table:table-cell/>
          <table:table-cell table:style-name="ce2" table:formula="of:=IFERROR(__xludf.dummyfunction(&quot;UPPER(GOOGLETRANSLATE(if(len(D85) &gt; 0, D85, C85),&quot;&quot;en&quot;&quot;,$A$1))&quot;);&quot;配列として定義された変数&quot;)" office:value-type="string" office:string-value="配列として定義された変数" calcext:value-type="string">
            <text:p>配列として定義された変数</text:p>
          </table:table-cell>
          <table:table-cell table:number-columns-repeated="1019"/>
        </table:table-row>
        <table:table-row table:style-name="ro1">
          <table:table-cell table:style-name="ce5" table:formula="of:=IF(LEN([.F86]) &gt; 0; [.F86]; [.E86])" office:value-type="string" office:string-value="非アレイとして定義された変数" calcext:value-type="string">
            <text:p>非アレイとして定義された変数</text:p>
          </table:table-cell>
          <table:table-cell table:style-name="ce8" table:formula="of:=IFERROR(__xludf.dummyfunction(&quot;upper(googletranslate(A86,$A$1,&quot;&quot;en&quot;&quot;))&quot;);&quot;VARIABLES DEFINED AS NON -ARRAYS&quot;)" office:value-type="string" office:string-value="VARIABLES DEFINED AS NON -ARRAYS" calcext:value-type="string">
            <text:p>VARIABLES DEFINED AS NON -ARRAYS</text:p>
          </table:table-cell>
          <table:table-cell table:style-name="ce2" table:formula="of:=[$errors.A45]" office:value-type="string" office:string-value="VARIABLE DEFINED AS NONARRAY" calcext:value-type="string">
            <text:p>VARIABLE DEFINED AS NONARRAY</text:p>
          </table:table-cell>
          <table:table-cell/>
          <table:table-cell table:style-name="ce2" table:formula="of:=IFERROR(__xludf.dummyfunction(&quot;UPPER(GOOGLETRANSLATE(if(len(D86) &gt; 0, D86, C86),&quot;&quot;en&quot;&quot;,$A$1))&quot;);&quot;非アレイとして定義された変数&quot;)" office:value-type="string" office:string-value="非アレイとして定義された変数" calcext:value-type="string">
            <text:p>非アレイとして定義された変数</text:p>
          </table:table-cell>
          <table:table-cell table:number-columns-repeated="1019"/>
        </table:table-row>
        <table:table-row table:style-name="ro1">
          <table:table-cell table:style-name="ce5" table:formula="of:=IF(LEN([.F87]) &gt; 0; [.F87]; [.E87])" office:value-type="string" office:string-value="変数には値がありません" calcext:value-type="string">
            <text:p>変数には値がありません</text:p>
          </table:table-cell>
          <table:table-cell table:style-name="ce8" table:formula="of:=IFERROR(__xludf.dummyfunction(&quot;upper(googletranslate(A87,$A$1,&quot;&quot;en&quot;&quot;))&quot;);&quot;THERE IS NO VALUE IN VARIABLES&quot;)" office:value-type="string" office:string-value="THERE IS NO VALUE IN VARIABLES" calcext:value-type="string">
            <text:p>THERE IS NO VALUE IN VARIABLES</text:p>
          </table:table-cell>
          <table:table-cell table:style-name="ce2" table:formula="of:=[$errors.A46]" office:value-type="string" office:string-value="VARIABLE HAS NO VALUE" calcext:value-type="string">
            <text:p>VARIABLE HAS NO VALUE</text:p>
          </table:table-cell>
          <table:table-cell/>
          <table:table-cell table:style-name="ce2" table:formula="of:=IFERROR(__xludf.dummyfunction(&quot;UPPER(GOOGLETRANSLATE(if(len(D87) &gt; 0, D87, C87),&quot;&quot;en&quot;&quot;,$A$1))&quot;);&quot;変数には値がありません&quot;)" office:value-type="string" office:string-value="変数には値がありません" calcext:value-type="string">
            <text:p>変数には値がありません</text:p>
          </table:table-cell>
          <table:table-cell table:number-columns-repeated="1019"/>
        </table:table-row>
        <table:table-row table:style-name="ro1">
          <table:table-cell table:style-name="ce5" table:formula="of:=IF(LEN([.F88]) &gt; 0; [.F88]; [.E88])" office:value-type="string" office:string-value="変数は配列ではありません" calcext:value-type="string">
            <text:p>変数は配列ではありません</text:p>
          </table:table-cell>
          <table:table-cell table:style-name="ce8" table:formula="of:=IFERROR(__xludf.dummyfunction(&quot;upper(googletranslate(A88,$A$1,&quot;&quot;en&quot;&quot;))&quot;);&quot;VARIABLE IS NOT AN ARRAY&quot;)" office:value-type="string" office:string-value="VARIABLE IS NOT AN ARRAY" calcext:value-type="string">
            <text:p>VARIABLE IS NOT AN ARRAY</text:p>
          </table:table-cell>
          <table:table-cell table:style-name="ce2" table:formula="of:=[$errors.A47]" office:value-type="string" office:string-value="VARIABLE IS NOT AN ARRAY" calcext:value-type="string">
            <text:p>VARIABLE IS NOT AN ARRAY</text:p>
          </table:table-cell>
          <table:table-cell/>
          <table:table-cell table:style-name="ce2" table:formula="of:=IFERROR(__xludf.dummyfunction(&quot;UPPER(GOOGLETRANSLATE(if(len(D88) &gt; 0, D88, C88),&quot;&quot;en&quot;&quot;,$A$1))&quot;);&quot;変数は配列ではありません&quot;)" office:value-type="string" office:string-value="変数は配列ではありません" calcext:value-type="string">
            <text:p>変数は配列ではありません</text:p>
          </table:table-cell>
          <table:table-cell table:number-columns-repeated="1019"/>
        </table:table-row>
        <table:table-row table:style-name="ro2" table:number-rows-repeated="1048487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lang_ja.A3:lang_ja.A40">
            <calcext:condition calcext:apply-style-name="ConditionalStyle_1" calcext:value="formula-is(COUNTIF([.$A$3:.$A$40];[.$A3])&gt;1)" calcext:base-cell-address="lang_ja.A3"/>
          </calcext:conditional-format>
        </calcext:conditional-formats>
      </table:table>
      <table:table table:name="lang_he" table:style-name="ta17">
        <table:table-column table:style-name="co24" table:default-cell-style-name="Default"/>
        <table:table-column table:style-name="co5" table:default-cell-style-name="Default"/>
        <table:table-column table:style-name="co1" table:default-cell-style-name="Default"/>
        <table:table-column table:style-name="co21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31" table:default-cell-style-name="Default"/>
        <table:table-column table:style-name="co21" table:number-columns-repeated="1017" table:default-cell-style-name="Default"/>
        <table:table-row table:style-name="ro1">
          <table:table-cell table:style-name="ce1" office:value-type="string" calcext:value-type="string">
            <text:p>he</text:p>
          </table:table-cell>
          <table:table-cell table:style-name="ce1" office:value-type="string" calcext:value-type="string">
            <text:p>reverse</text:p>
          </table:table-cell>
          <table:table-cell table:style-name="ce1" office:value-type="string" calcext:value-type="string">
            <text:p>original</text:p>
          </table:table-cell>
          <table:table-cell table:style-name="ce1" office:value-type="string" calcext:value-type="string">
            <text:p>human override</text:p>
          </table:table-cell>
          <table:table-cell table:style-name="ce1" office:value-type="string" calcext:value-type="string">
            <text:p>google translate</text:p>
          </table:table-cell>
          <table:table-cell table:style-name="ce1" office:value-type="string" calcext:value-type="string">
            <text:p>human translate</text:p>
          </table:table-cell>
          <table:table-cell table:style-name="ce1" office:value-type="string" calcext:value-type="string">
            <text:p>contributor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HEBREW</text:p>
          </table:table-cell>
          <table:table-cell table:number-columns-repeated="1023"/>
        </table:table-row>
        <table:table-row table:style-name="ro1">
          <table:table-cell table:style-name="ce19" table:formula="of:=IF(LEN([.F3]) &gt; 0; [.F3]; [.E3])" office:value-type="string" office:string-value="שרירי בטן" calcext:value-type="string">
            <text:p>שרירי בטן</text:p>
          </table:table-cell>
          <table:table-cell table:style-name="ce8" table:formula="of:=IFERROR(__xludf.dummyfunction(&quot;upper(googletranslate(A3,$A$1,&quot;&quot;en&quot;&quot;))&quot;);&quot;ABS&quot;)" office:value-type="string" office:string-value="ABS" calcext:value-type="string">
            <text:p>ABS</text:p>
          </table:table-cell>
          <table:table-cell table:style-name="ce2" table:formula="of:=[$keywords.A1]" office:value-type="string" office:string-value="ABS" calcext:value-type="string">
            <text:p>ABS</text:p>
          </table:table-cell>
          <table:table-cell/>
          <table:table-cell table:style-name="ce2" table:formula="of:=IFERROR(__xludf.dummyfunction(&quot;UPPER(GOOGLETRANSLATE(if(len(D3) &gt; 0, D3, C3),&quot;&quot;en&quot;&quot;,$A$1))&quot;);&quot;שרירי בטן&quot;)" office:value-type="string" office:string-value="שרירי בטן" calcext:value-type="string">
            <text:p>שרירי בטן</text:p>
          </table:table-cell>
          <table:table-cell table:number-columns-repeated="1019"/>
        </table:table-row>
        <table:table-row table:style-name="ro1">
          <table:table-cell table:style-name="ce19" table:formula="of:=IF(LEN([.F4]) &gt; 0; [.F4]; [.E4])" office:value-type="string" office:string-value="אטן" calcext:value-type="string">
            <text:p>אטן</text:p>
          </table:table-cell>
          <table:table-cell table:style-name="ce8" table:formula="of:=IFERROR(__xludf.dummyfunction(&quot;upper(googletranslate(A4,$A$1,&quot;&quot;en&quot;&quot;))&quot;);&quot;ETTE&quot;)" office:value-type="string" office:string-value="ETTE" calcext:value-type="string">
            <text:p>ETTE</text:p>
          </table:table-cell>
          <table:table-cell table:style-name="ce2" table:formula="of:=[$keywords.A2]" office:value-type="string" office:string-value="ATN" calcext:value-type="string">
            <text:p>ATN</text:p>
          </table:table-cell>
          <table:table-cell/>
          <table:table-cell table:style-name="ce2" table:formula="of:=IFERROR(__xludf.dummyfunction(&quot;UPPER(GOOGLETRANSLATE(if(len(D4) &gt; 0, D4, C4),&quot;&quot;en&quot;&quot;,$A$1))&quot;);&quot;אטן&quot;)" office:value-type="string" office:string-value="אטן" calcext:value-type="string">
            <text:p>אטן</text:p>
          </table:table-cell>
          <table:table-cell table:number-columns-repeated="1019"/>
        </table:table-row>
        <table:table-row table:style-name="ro1">
          <table:table-cell table:style-name="ce19" table:formula="of:=IF(LEN([.F5]) &gt; 0; [.F5]; [.E5])" office:value-type="string" office:string-value="בסיס" calcext:value-type="string">
            <text:p>בסיס</text:p>
          </table:table-cell>
          <table:table-cell table:style-name="ce8" table:formula="of:=IFERROR(__xludf.dummyfunction(&quot;upper(googletranslate(A5,$A$1,&quot;&quot;en&quot;&quot;))&quot;);&quot;BASE&quot;)" office:value-type="string" office:string-value="BASE" calcext:value-type="string">
            <text:p>BASE</text:p>
          </table:table-cell>
          <table:table-cell table:style-name="ce2" table:formula="of:=[$keywords.A3]" office:value-type="string" office:string-value="BASE" calcext:value-type="string">
            <text:p>BASE</text:p>
          </table:table-cell>
          <table:table-cell/>
          <table:table-cell table:style-name="ce2" table:formula="of:=IFERROR(__xludf.dummyfunction(&quot;UPPER(GOOGLETRANSLATE(if(len(D5) &gt; 0, D5, C5),&quot;&quot;en&quot;&quot;,$A$1))&quot;);&quot;בסיס&quot;)" office:value-type="string" office:string-value="בסיס" calcext:value-type="string">
            <text:p>בסיס</text:p>
          </table:table-cell>
          <table:table-cell table:number-columns-repeated="1019"/>
        </table:table-row>
        <table:table-row table:style-name="ro1">
          <table:table-cell table:style-name="ce19" table:formula="of:=IF(LEN([.F6]) &gt; 0; [.F6]; [.E6])" office:value-type="string" office:string-value="חַסַת עָלִים" calcext:value-type="string">
            <text:p>חַסַת עָלִים</text:p>
          </table:table-cell>
          <table:table-cell table:style-name="ce8" table:formula="of:=IFERROR(__xludf.dummyfunction(&quot;upper(googletranslate(A6,$A$1,&quot;&quot;en&quot;&quot;))&quot;);&quot;COS&quot;)" office:value-type="string" office:string-value="COS" calcext:value-type="string">
            <text:p>COS</text:p>
          </table:table-cell>
          <table:table-cell table:style-name="ce2" table:formula="of:=[$keywords.A4]" office:value-type="string" office:string-value="COS" calcext:value-type="string">
            <text:p>COS</text:p>
          </table:table-cell>
          <table:table-cell/>
          <table:table-cell table:style-name="ce2" table:formula="of:=IFERROR(__xludf.dummyfunction(&quot;UPPER(GOOGLETRANSLATE(if(len(D6) &gt; 0, D6, C6),&quot;&quot;en&quot;&quot;,$A$1))&quot;);&quot;חַסַת עָלִים&quot;)" office:value-type="string" office:string-value="חַסַת עָלִים" calcext:value-type="string">
            <text:p>חַסַת עָלִים</text:p>
          </table:table-cell>
          <table:table-cell table:number-columns-repeated="1019"/>
        </table:table-row>
        <table:table-row table:style-name="ro1">
          <table:table-cell table:style-name="ce19" table:formula="of:=IF(LEN([.F7]) &gt; 0; [.F7]; [.E7])" office:value-type="string" office:string-value="נתונים" calcext:value-type="string">
            <text:p>נתונים</text:p>
          </table:table-cell>
          <table:table-cell table:style-name="ce8" table:formula="of:=IFERROR(__xludf.dummyfunction(&quot;upper(googletranslate(A7,$A$1,&quot;&quot;en&quot;&quot;))&quot;);&quot;DATA&quot;)" office:value-type="string" office:string-value="DATA" calcext:value-type="string">
            <text:p>DATA</text:p>
          </table:table-cell>
          <table:table-cell table:style-name="ce2" table:formula="of:=[$keywords.A5]" office:value-type="string" office:string-value="DATA" calcext:value-type="string">
            <text:p>DATA</text:p>
          </table:table-cell>
          <table:table-cell/>
          <table:table-cell table:style-name="ce2" table:formula="of:=IFERROR(__xludf.dummyfunction(&quot;UPPER(GOOGLETRANSLATE(if(len(D7) &gt; 0, D7, C7),&quot;&quot;en&quot;&quot;,$A$1))&quot;);&quot;נתונים&quot;)" office:value-type="string" office:string-value="נתונים" calcext:value-type="string">
            <text:p>נתונים</text:p>
          </table:table-cell>
          <table:table-cell table:number-columns-repeated="1019"/>
        </table:table-row>
        <table:table-row table:style-name="ro1">
          <table:table-cell table:style-name="ce19" table:formula="of:=IF(LEN([.F8]) &gt; 0; [.F8]; [.E8])" office:value-type="string" office:string-value="DBL" calcext:value-type="string">
            <text:p>DBL</text:p>
          </table:table-cell>
          <table:table-cell table:style-name="ce8" table:formula="of:=IFERROR(__xludf.dummyfunction(&quot;upper(googletranslate(A8,$A$1,&quot;&quot;en&quot;&quot;))&quot;);&quot;DBL&quot;)" office:value-type="string" office:string-value="DBL" calcext:value-type="string">
            <text:p>DBL</text:p>
          </table:table-cell>
          <table:table-cell table:style-name="ce2" table:formula="of:=[$keywords.A6]" office:value-type="string" office:string-value="DBL" calcext:value-type="string">
            <text:p>DBL</text:p>
          </table:table-cell>
          <table:table-cell/>
          <table:table-cell table:style-name="ce2" table:formula="of:=IFERROR(__xludf.dummyfunction(&quot;UPPER(GOOGLETRANSLATE(if(len(D8) &gt; 0, D8, C8),&quot;&quot;en&quot;&quot;,$A$1))&quot;);&quot;DBL&quot;)" office:value-type="string" office:string-value="DBL" calcext:value-type="string">
            <text:p>DBL</text:p>
          </table:table-cell>
          <table:table-cell table:number-columns-repeated="1019"/>
        </table:table-row>
        <table:table-row table:style-name="ro1">
          <table:table-cell table:style-name="ce19" table:formula="of:=IF(LEN([.F9]) &gt; 0; [.F9]; [.E9])" office:value-type="string" office:string-value="DEF" calcext:value-type="string">
            <text:p>DEF</text:p>
          </table:table-cell>
          <table:table-cell table:style-name="ce8" table:formula="of:=IFERROR(__xludf.dummyfunction(&quot;upper(googletranslate(A9,$A$1,&quot;&quot;en&quot;&quot;))&quot;);&quot;DEF&quot;)" office:value-type="string" office:string-value="DEF" calcext:value-type="string">
            <text:p>DEF</text:p>
          </table:table-cell>
          <table:table-cell table:style-name="ce2" table:formula="of:=[$keywords.A7]" office:value-type="string" office:string-value="DEF" calcext:value-type="string">
            <text:p>DEF</text:p>
          </table:table-cell>
          <table:table-cell/>
          <table:table-cell table:style-name="ce2" table:formula="of:=IFERROR(__xludf.dummyfunction(&quot;UPPER(GOOGLETRANSLATE(if(len(D9) &gt; 0, D9, C9),&quot;&quot;en&quot;&quot;,$A$1))&quot;);&quot;DEF&quot;)" office:value-type="string" office:string-value="DEF" calcext:value-type="string">
            <text:p>DEF</text:p>
          </table:table-cell>
          <table:table-cell table:number-columns-repeated="1019"/>
        </table:table-row>
        <table:table-row table:style-name="ro1">
          <table:table-cell table:style-name="ce19" table:formula="of:=IF(LEN([.F10]) &gt; 0; [.F10]; [.E10])" office:value-type="string" office:string-value="עָמוּם" calcext:value-type="string">
            <text:p>עָמוּם</text:p>
          </table:table-cell>
          <table:table-cell table:style-name="ce8" table:formula="of:=IFERROR(__xludf.dummyfunction(&quot;upper(googletranslate(A10,$A$1,&quot;&quot;en&quot;&quot;))&quot;);&quot;OBSCURE&quot;)" office:value-type="string" office:string-value="OBSCURE" calcext:value-type="string">
            <text:p>OBSCURE</text:p>
          </table:table-cell>
          <table:table-cell table:style-name="ce2" table:formula="of:=[$keywords.A8]" office:value-type="string" office:string-value="DIM" calcext:value-type="string">
            <text:p>DIM</text:p>
          </table:table-cell>
          <table:table-cell/>
          <table:table-cell table:style-name="ce2" table:formula="of:=IFERROR(__xludf.dummyfunction(&quot;UPPER(GOOGLETRANSLATE(if(len(D10) &gt; 0, D10, C10),&quot;&quot;en&quot;&quot;,$A$1))&quot;);&quot;עָמוּם&quot;)" office:value-type="string" office:string-value="עָמוּם" calcext:value-type="string">
            <text:p>עָמוּם</text:p>
          </table:table-cell>
          <table:table-cell table:number-columns-repeated="1019"/>
        </table:table-row>
        <table:table-row table:style-name="ro1">
          <table:table-cell table:style-name="ce19" table:formula="of:=IF(LEN([.F11]) &gt; 0; [.F11]; [.E11])" office:value-type="string" office:string-value="סוֹף" calcext:value-type="string">
            <text:p>סוֹף</text:p>
          </table:table-cell>
          <table:table-cell table:style-name="ce8" table:formula="of:=IFERROR(__xludf.dummyfunction(&quot;upper(googletranslate(A11,$A$1,&quot;&quot;en&quot;&quot;))&quot;);&quot;END&quot;)" office:value-type="string" office:string-value="END" calcext:value-type="string">
            <text:p>END</text:p>
          </table:table-cell>
          <table:table-cell table:style-name="ce2" table:formula="of:=[$keywords.A9]" office:value-type="string" office:string-value="END" calcext:value-type="string">
            <text:p>END</text:p>
          </table:table-cell>
          <table:table-cell/>
          <table:table-cell table:style-name="ce2" table:formula="of:=IFERROR(__xludf.dummyfunction(&quot;UPPER(GOOGLETRANSLATE(if(len(D11) &gt; 0, D11, C11),&quot;&quot;en&quot;&quot;,$A$1))&quot;);&quot;סוֹף&quot;)" office:value-type="string" office:string-value="סוֹף" calcext:value-type="string">
            <text:p>סוֹף</text:p>
          </table:table-cell>
          <table:table-cell table:number-columns-repeated="1019"/>
        </table:table-row>
        <table:table-row table:style-name="ro1">
          <table:table-cell table:style-name="ce19" table:formula="of:=IF(LEN([.F12]) &gt; 0; [.F12]; [.E12])" office:value-type="string" office:string-value="EXP" calcext:value-type="string">
            <text:p>EXP</text:p>
          </table:table-cell>
          <table:table-cell table:style-name="ce8" table:formula="of:=IFERROR(__xludf.dummyfunction(&quot;upper(googletranslate(A12,$A$1,&quot;&quot;en&quot;&quot;))&quot;);&quot;EXP&quot;)" office:value-type="string" office:string-value="EXP" calcext:value-type="string">
            <text:p>EXP</text:p>
          </table:table-cell>
          <table:table-cell table:style-name="ce2" table:formula="of:=[$keywords.A10]" office:value-type="string" office:string-value="EXP" calcext:value-type="string">
            <text:p>EXP</text:p>
          </table:table-cell>
          <table:table-cell/>
          <table:table-cell table:style-name="ce2" table:formula="of:=IFERROR(__xludf.dummyfunction(&quot;UPPER(GOOGLETRANSLATE(if(len(D12) &gt; 0, D12, C12),&quot;&quot;en&quot;&quot;,$A$1))&quot;);&quot;EXP&quot;)" office:value-type="string" office:string-value="EXP" calcext:value-type="string">
            <text:p>EXP</text:p>
          </table:table-cell>
          <table:table-cell table:number-columns-repeated="1019"/>
        </table:table-row>
        <table:table-row table:style-name="ro1">
          <table:table-cell table:style-name="ce19" table:formula="of:=IF(LEN([.F13]) &gt; 0; [.F13]; [.E13])" office:value-type="string" office:string-value="מ" calcext:value-type="string">
            <text:p>מ</text:p>
          </table:table-cell>
          <table:table-cell table:style-name="ce8" table:formula="of:=IFERROR(__xludf.dummyfunction(&quot;upper(googletranslate(A13,$A$1,&quot;&quot;en&quot;&quot;))&quot;);&quot;M&quot;)" office:value-type="string" office:string-value="M" calcext:value-type="string">
            <text:p>M</text:p>
          </table:table-cell>
          <table:table-cell table:style-name="ce2" table:formula="of:=[$keywords.A11]" office:value-type="string" office:string-value="FOR" calcext:value-type="string">
            <text:p>FOR</text:p>
          </table:table-cell>
          <table:table-cell table:style-name="ce1" office:value-type="string" calcext:value-type="string">
            <text:p>FROM</text:p>
          </table:table-cell>
          <table:table-cell table:style-name="ce2" table:formula="of:=IFERROR(__xludf.dummyfunction(&quot;UPPER(GOOGLETRANSLATE(if(len(D13) &gt; 0, D13, C13),&quot;&quot;en&quot;&quot;,$A$1))&quot;);&quot;מ&quot;)" office:value-type="string" office:string-value="מ" calcext:value-type="string">
            <text:p>מ</text:p>
          </table:table-cell>
          <table:table-cell table:number-columns-repeated="1019"/>
        </table:table-row>
        <table:table-row table:style-name="ro1">
          <table:table-cell table:style-name="ce19" table:formula="of:=IF(LEN([.F14]) &gt; 0; [.F14]; [.E14])" office:value-type="string" office:string-value="לך ל" calcext:value-type="string">
            <text:p>לך ל</text:p>
          </table:table-cell>
          <table:table-cell table:style-name="ce8" table:formula="of:=IFERROR(__xludf.dummyfunction(&quot;upper(googletranslate(A14,$A$1,&quot;&quot;en&quot;&quot;))&quot;);&quot;GO TO&quot;)" office:value-type="string" office:string-value="GO TO" calcext:value-type="string">
            <text:p>GO TO</text:p>
          </table:table-cell>
          <table:table-cell table:style-name="ce2" table:formula="of:=[$keywords.A12]" office:value-type="string" office:string-value="GOTO" calcext:value-type="string">
            <text:p>GOTO</text:p>
          </table:table-cell>
          <table:table-cell/>
          <table:table-cell table:style-name="ce2" table:formula="of:=IFERROR(__xludf.dummyfunction(&quot;UPPER(GOOGLETRANSLATE(if(len(D14) &gt; 0, D14, C14),&quot;&quot;en&quot;&quot;,$A$1))&quot;);&quot;לך ל&quot;)" office:value-type="string" office:string-value="לך ל" calcext:value-type="string">
            <text:p>לך ל</text:p>
          </table:table-cell>
          <table:table-cell table:number-columns-repeated="1019"/>
        </table:table-row>
        <table:table-row table:style-name="ro1">
          <table:table-cell table:style-name="ce19" table:formula="of:=IF(LEN([.F15]) &gt; 0; [.F15]; [.E15])" office:value-type="string" office:string-value="גוסוב" calcext:value-type="string">
            <text:p>גוסוב</text:p>
          </table:table-cell>
          <table:table-cell table:style-name="ce8" table:formula="of:=IFERROR(__xludf.dummyfunction(&quot;upper(googletranslate(A15,$A$1,&quot;&quot;en&quot;&quot;))&quot;);&quot;GOSSOV&quot;)" office:value-type="string" office:string-value="GOSSOV" calcext:value-type="string">
            <text:p>GOSSOV</text:p>
          </table:table-cell>
          <table:table-cell table:style-name="ce2" table:formula="of:=[$keywords.A13]" office:value-type="string" office:string-value="GOSUB" calcext:value-type="string">
            <text:p>GOSUB</text:p>
          </table:table-cell>
          <table:table-cell/>
          <table:table-cell table:style-name="ce2" table:formula="of:=IFERROR(__xludf.dummyfunction(&quot;UPPER(GOOGLETRANSLATE(if(len(D15) &gt; 0, D15, C15),&quot;&quot;en&quot;&quot;,$A$1))&quot;);&quot;גוסוב&quot;)" office:value-type="string" office:string-value="גוסוב" calcext:value-type="string">
            <text:p>גוסוב</text:p>
          </table:table-cell>
          <table:table-cell table:number-columns-repeated="1019"/>
        </table:table-row>
        <table:table-row table:style-name="ro1">
          <table:table-cell table:style-name="ce19" table:formula="of:=IF(LEN([.F16]) &gt; 0; [.F16]; [.E16])" office:value-type="string" office:string-value="אם" calcext:value-type="string">
            <text:p>אם</text:p>
          </table:table-cell>
          <table:table-cell table:style-name="ce8" table:formula="of:=IFERROR(__xludf.dummyfunction(&quot;upper(googletranslate(A16,$A$1,&quot;&quot;en&quot;&quot;))&quot;);&quot;IF&quot;)" office:value-type="string" office:string-value="IF" calcext:value-type="string">
            <text:p>IF</text:p>
          </table:table-cell>
          <table:table-cell table:style-name="ce2" table:formula="of:=[$keywords.A14]" office:value-type="string" office:string-value="IF" calcext:value-type="string">
            <text:p>IF</text:p>
          </table:table-cell>
          <table:table-cell/>
          <table:table-cell table:style-name="ce2" table:formula="of:=IFERROR(__xludf.dummyfunction(&quot;UPPER(GOOGLETRANSLATE(if(len(D16) &gt; 0, D16, C16),&quot;&quot;en&quot;&quot;,$A$1))&quot;);&quot;אם&quot;)" office:value-type="string" office:string-value="אם" calcext:value-type="string">
            <text:p>אם</text:p>
          </table:table-cell>
          <table:table-cell table:number-columns-repeated="1019"/>
        </table:table-row>
        <table:table-row table:style-name="ro1">
          <table:table-cell table:style-name="ce19" table:formula="of:=IF(LEN([.F17]) &gt; 0; [.F17]; [.E17])" office:value-type="string" office:string-value="INT" calcext:value-type="string">
            <text:p>INT</text:p>
          </table:table-cell>
          <table:table-cell table:style-name="ce8" table:formula="of:=IFERROR(__xludf.dummyfunction(&quot;upper(googletranslate(A17,$A$1,&quot;&quot;en&quot;&quot;))&quot;);&quot;INT&quot;)" office:value-type="string" office:string-value="INT" calcext:value-type="string">
            <text:p>INT</text:p>
          </table:table-cell>
          <table:table-cell table:style-name="ce2" table:formula="of:=[$keywords.A15]" office:value-type="string" office:string-value="INT" calcext:value-type="string">
            <text:p>INT</text:p>
          </table:table-cell>
          <table:table-cell/>
          <table:table-cell table:style-name="ce2" table:formula="of:=IFERROR(__xludf.dummyfunction(&quot;UPPER(GOOGLETRANSLATE(if(len(D17) &gt; 0, D17, C17),&quot;&quot;en&quot;&quot;,$A$1))&quot;);&quot;INT&quot;)" office:value-type="string" office:string-value="INT" calcext:value-type="string">
            <text:p>INT</text:p>
          </table:table-cell>
          <table:table-cell table:number-columns-repeated="1019"/>
        </table:table-row>
        <table:table-row table:style-name="ro1">
          <table:table-cell table:style-name="ce19" table:formula="of:=IF(LEN([.F18]) &gt; 0; [.F18]; [.E18])" office:value-type="string" office:string-value="קֶלֶט" calcext:value-type="string">
            <text:p>קֶלֶט</text:p>
          </table:table-cell>
          <table:table-cell table:style-name="ce8" table:formula="of:=IFERROR(__xludf.dummyfunction(&quot;upper(googletranslate(A18,$A$1,&quot;&quot;en&quot;&quot;))&quot;);&quot;INPUT&quot;)" office:value-type="string" office:string-value="INPUT" calcext:value-type="string">
            <text:p>INPUT</text:p>
          </table:table-cell>
          <table:table-cell table:style-name="ce2" table:formula="of:=[$keywords.A16]" office:value-type="string" office:string-value="INPUT" calcext:value-type="string">
            <text:p>INPUT</text:p>
          </table:table-cell>
          <table:table-cell/>
          <table:table-cell table:style-name="ce2" table:formula="of:=IFERROR(__xludf.dummyfunction(&quot;UPPER(GOOGLETRANSLATE(if(len(D18) &gt; 0, D18, C18),&quot;&quot;en&quot;&quot;,$A$1))&quot;);&quot;קֶלֶט&quot;)" office:value-type="string" office:string-value="קֶלֶט" calcext:value-type="string">
            <text:p>קֶלֶט</text:p>
          </table:table-cell>
          <table:table-cell table:number-columns-repeated="1019"/>
        </table:table-row>
        <table:table-row table:style-name="ro1">
          <table:table-cell table:style-name="ce19" table:formula="of:=IF(LEN([.F19]) &gt; 0; [.F19]; [.E19])" office:value-type="string" office:string-value="לתת" calcext:value-type="string">
            <text:p>לתת</text:p>
          </table:table-cell>
          <table:table-cell table:style-name="ce8" table:formula="of:=IFERROR(__xludf.dummyfunction(&quot;upper(googletranslate(A19,$A$1,&quot;&quot;en&quot;&quot;))&quot;);&quot;GIVE&quot;)" office:value-type="string" office:string-value="GIVE" calcext:value-type="string">
            <text:p>GIVE</text:p>
          </table:table-cell>
          <table:table-cell table:style-name="ce2" table:formula="of:=[$keywords.A17]" office:value-type="string" office:string-value="LET" calcext:value-type="string">
            <text:p>LET</text:p>
          </table:table-cell>
          <table:table-cell/>
          <table:table-cell table:style-name="ce2" table:formula="of:=IFERROR(__xludf.dummyfunction(&quot;UPPER(GOOGLETRANSLATE(if(len(D19) &gt; 0, D19, C19),&quot;&quot;en&quot;&quot;,$A$1))&quot;);&quot;לתת&quot;)" office:value-type="string" office:string-value="לתת" calcext:value-type="string">
            <text:p>לתת</text:p>
          </table:table-cell>
          <table:table-cell table:number-columns-repeated="1019"/>
        </table:table-row>
        <table:table-row table:style-name="ro1">
          <table:table-cell table:style-name="ce19" table:formula="of:=IF(LEN([.F20]) &gt; 0; [.F20]; [.E20])" office:value-type="string" office:string-value="עֵץ" calcext:value-type="string">
            <text:p>עֵץ</text:p>
          </table:table-cell>
          <table:table-cell table:style-name="ce8" table:formula="of:=IFERROR(__xludf.dummyfunction(&quot;upper(googletranslate(A20,$A$1,&quot;&quot;en&quot;&quot;))&quot;);&quot;WOOD&quot;)" office:value-type="string" office:string-value="WOOD" calcext:value-type="string">
            <text:p>WOOD</text:p>
          </table:table-cell>
          <table:table-cell table:style-name="ce2" table:formula="of:=[$keywords.A18]" office:value-type="string" office:string-value="LOG" calcext:value-type="string">
            <text:p>LOG</text:p>
          </table:table-cell>
          <table:table-cell/>
          <table:table-cell table:style-name="ce2" table:formula="of:=IFERROR(__xludf.dummyfunction(&quot;UPPER(GOOGLETRANSLATE(if(len(D20) &gt; 0, D20, C20),&quot;&quot;en&quot;&quot;,$A$1))&quot;);&quot;עֵץ&quot;)" office:value-type="string" office:string-value="עֵץ" calcext:value-type="string">
            <text:p>עֵץ</text:p>
          </table:table-cell>
          <table:table-cell table:number-columns-repeated="1019"/>
        </table:table-row>
        <table:table-row table:style-name="ro1">
          <table:table-cell table:style-name="ce19" table:formula="of:=IF(LEN([.F21]) &gt; 0; [.F21]; [.E21])" office:value-type="string" office:string-value="הַבָּא" calcext:value-type="string">
            <text:p>הַבָּא</text:p>
          </table:table-cell>
          <table:table-cell table:style-name="ce8" table:formula="of:=IFERROR(__xludf.dummyfunction(&quot;upper(googletranslate(A21,$A$1,&quot;&quot;en&quot;&quot;))&quot;);&quot;THE NEXT&quot;)" office:value-type="string" office:string-value="THE NEXT" calcext:value-type="string">
            <text:p>THE NEXT</text:p>
          </table:table-cell>
          <table:table-cell table:style-name="ce2" table:formula="of:=[$keywords.A19]" office:value-type="string" office:string-value="NEXT" calcext:value-type="string">
            <text:p>NEXT</text:p>
          </table:table-cell>
          <table:table-cell/>
          <table:table-cell table:style-name="ce2" table:formula="of:=IFERROR(__xludf.dummyfunction(&quot;UPPER(GOOGLETRANSLATE(if(len(D21) &gt; 0, D21, C21),&quot;&quot;en&quot;&quot;,$A$1))&quot;);&quot;הַבָּא&quot;)" office:value-type="string" office:string-value="הַבָּא" calcext:value-type="string">
            <text:p>הַבָּא</text:p>
          </table:table-cell>
          <table:table-cell table:number-columns-repeated="1019"/>
        </table:table-row>
        <table:table-row table:style-name="ro1">
          <table:table-cell table:style-name="ce19" table:formula="of:=IF(LEN([.F22]) &gt; 0; [.F22]; [.E22])" office:value-type="string" office:string-value="עַל" calcext:value-type="string">
            <text:p>עַל</text:p>
          </table:table-cell>
          <table:table-cell table:style-name="ce8" table:formula="of:=IFERROR(__xludf.dummyfunction(&quot;upper(googletranslate(A22,$A$1,&quot;&quot;en&quot;&quot;))&quot;);&quot;ON&quot;)" office:value-type="string" office:string-value="ON" calcext:value-type="string">
            <text:p>ON</text:p>
          </table:table-cell>
          <table:table-cell table:style-name="ce2" table:formula="of:=[$keywords.A20]" office:value-type="string" office:string-value="ON" calcext:value-type="string">
            <text:p>ON</text:p>
          </table:table-cell>
          <table:table-cell/>
          <table:table-cell table:style-name="ce2" table:formula="of:=IFERROR(__xludf.dummyfunction(&quot;UPPER(GOOGLETRANSLATE(if(len(D22) &gt; 0, D22, C22),&quot;&quot;en&quot;&quot;,$A$1))&quot;);&quot;עַל&quot;)" office:value-type="string" office:string-value="עַל" calcext:value-type="string">
            <text:p>עַל</text:p>
          </table:table-cell>
          <table:table-cell table:number-columns-repeated="1019"/>
        </table:table-row>
        <table:table-row table:style-name="ro1">
          <table:table-cell table:style-name="ce19" table:formula="of:=IF(LEN([.F23]) &gt; 0; [.F23]; [.E23])" office:value-type="string" office:string-value="אוֹפְּצִיָה" calcext:value-type="string">
            <text:p>אוֹפְּצִיָה</text:p>
          </table:table-cell>
          <table:table-cell table:style-name="ce8" table:formula="of:=IFERROR(__xludf.dummyfunction(&quot;upper(googletranslate(A23,$A$1,&quot;&quot;en&quot;&quot;))&quot;);&quot;OPTION&quot;)" office:value-type="string" office:string-value="OPTION" calcext:value-type="string">
            <text:p>OPTION</text:p>
          </table:table-cell>
          <table:table-cell table:style-name="ce2" table:formula="of:=[$keywords.A21]" office:value-type="string" office:string-value="OPTION" calcext:value-type="string">
            <text:p>OPTION</text:p>
          </table:table-cell>
          <table:table-cell/>
          <table:table-cell table:style-name="ce2" table:formula="of:=IFERROR(__xludf.dummyfunction(&quot;UPPER(GOOGLETRANSLATE(if(len(D23) &gt; 0, D23, C23),&quot;&quot;en&quot;&quot;,$A$1))&quot;);&quot;אוֹפְּצִיָה&quot;)" office:value-type="string" office:string-value="אוֹפְּצִיָה" calcext:value-type="string">
            <text:p>אוֹפְּצִיָה</text:p>
          </table:table-cell>
          <table:table-cell table:number-columns-repeated="1019"/>
        </table:table-row>
        <table:table-row table:style-name="ro1">
          <table:table-cell table:style-name="ce19" table:formula="of:=IF(LEN([.F24]) &gt; 0; [.F24]; [.E24])" office:value-type="string" office:string-value="הדפס" calcext:value-type="string">
            <text:p>הדפס</text:p>
          </table:table-cell>
          <table:table-cell table:style-name="ce8" table:formula="of:=IFERROR(__xludf.dummyfunction(&quot;upper(googletranslate(A24,$A$1,&quot;&quot;en&quot;&quot;))&quot;);&quot;PRINT&quot;)" office:value-type="string" office:string-value="PRINT" calcext:value-type="string">
            <text:p>PRINT</text:p>
          </table:table-cell>
          <table:table-cell table:style-name="ce2" table:formula="of:=[$keywords.A22]" office:value-type="string" office:string-value="PRINT" calcext:value-type="string">
            <text:p>PRINT</text:p>
          </table:table-cell>
          <table:table-cell/>
          <table:table-cell table:style-name="ce2" table:formula="of:=IFERROR(__xludf.dummyfunction(&quot;UPPER(GOOGLETRANSLATE(if(len(D24) &gt; 0, D24, C24),&quot;&quot;en&quot;&quot;,$A$1))&quot;);&quot;הדפס&quot;)" office:value-type="string" office:string-value="הדפס" calcext:value-type="string">
            <text:p>הדפס</text:p>
          </table:table-cell>
          <table:table-cell table:number-columns-repeated="1019"/>
        </table:table-row>
        <table:table-row table:style-name="ro1">
          <table:table-cell table:style-name="ce19" table:formula="of:=IF(LEN([.F25]) &gt; 0; [.F25]; [.E25])" office:value-type="string" office:string-value="אקראי" calcext:value-type="string">
            <text:p>אקראי</text:p>
          </table:table-cell>
          <table:table-cell table:style-name="ce8" table:formula="of:=IFERROR(__xludf.dummyfunction(&quot;upper(googletranslate(A25,$A$1,&quot;&quot;en&quot;&quot;))&quot;);&quot;RANDOM&quot;)" office:value-type="string" office:string-value="RANDOM" calcext:value-type="string">
            <text:p>RANDOM</text:p>
          </table:table-cell>
          <table:table-cell table:style-name="ce2" table:formula="of:=[$keywords.A23]" office:value-type="string" office:string-value="RANDOMIZE" calcext:value-type="string">
            <text:p>RANDOMIZE</text:p>
          </table:table-cell>
          <table:table-cell/>
          <table:table-cell table:style-name="ce2" table:formula="of:=IFERROR(__xludf.dummyfunction(&quot;UPPER(GOOGLETRANSLATE(if(len(D25) &gt; 0, D25, C25),&quot;&quot;en&quot;&quot;,$A$1))&quot;);&quot;אקראי&quot;)" office:value-type="string" office:string-value="אקראי" calcext:value-type="string">
            <text:p>אקראי</text:p>
          </table:table-cell>
          <table:table-cell table:number-columns-repeated="1019"/>
        </table:table-row>
        <table:table-row table:style-name="ro1">
          <table:table-cell table:style-name="ce19" table:formula="of:=IF(LEN([.F26]) &gt; 0; [.F26]; [.E26])" office:value-type="string" office:string-value="עכברוש" calcext:value-type="string">
            <text:p>עכברוש</text:p>
          </table:table-cell>
          <table:table-cell table:style-name="ce8" table:formula="of:=IFERROR(__xludf.dummyfunction(&quot;upper(googletranslate(A26,$A$1,&quot;&quot;en&quot;&quot;))&quot;);&quot;RAT&quot;)" office:value-type="string" office:string-value="RAT" calcext:value-type="string">
            <text:p>RAT</text:p>
          </table:table-cell>
          <table:table-cell table:style-name="ce2" table:formula="of:=[$keywords.A24]" office:value-type="string" office:string-value="RAT" calcext:value-type="string">
            <text:p>RAT</text:p>
          </table:table-cell>
          <table:table-cell/>
          <table:table-cell table:style-name="ce2" table:formula="of:=IFERROR(__xludf.dummyfunction(&quot;UPPER(GOOGLETRANSLATE(if(len(D26) &gt; 0, D26, C26),&quot;&quot;en&quot;&quot;,$A$1))&quot;);&quot;עכברוש&quot;)" office:value-type="string" office:string-value="עכברוש" calcext:value-type="string">
            <text:p>עכברוש</text:p>
          </table:table-cell>
          <table:table-cell table:number-columns-repeated="1019"/>
        </table:table-row>
        <table:table-row table:style-name="ro1">
          <table:table-cell table:style-name="ce19" table:formula="of:=IF(LEN([.F27]) &gt; 0; [.F27]; [.E27])" office:value-type="string" office:string-value="לקרוא" calcext:value-type="string">
            <text:p>לקרוא</text:p>
          </table:table-cell>
          <table:table-cell table:style-name="ce8" table:formula="of:=IFERROR(__xludf.dummyfunction(&quot;upper(googletranslate(A27,$A$1,&quot;&quot;en&quot;&quot;))&quot;);&quot;TO READ&quot;)" office:value-type="string" office:string-value="TO READ" calcext:value-type="string">
            <text:p>TO READ</text:p>
          </table:table-cell>
          <table:table-cell table:style-name="ce2" table:formula="of:=[$keywords.A25]" office:value-type="string" office:string-value="READ" calcext:value-type="string">
            <text:p>READ</text:p>
          </table:table-cell>
          <table:table-cell/>
          <table:table-cell table:style-name="ce2" table:formula="of:=IFERROR(__xludf.dummyfunction(&quot;UPPER(GOOGLETRANSLATE(if(len(D27) &gt; 0, D27, C27),&quot;&quot;en&quot;&quot;,$A$1))&quot;);&quot;לקרוא&quot;)" office:value-type="string" office:string-value="לקרוא" calcext:value-type="string">
            <text:p>לקרוא</text:p>
          </table:table-cell>
          <table:table-cell table:number-columns-repeated="1019"/>
        </table:table-row>
        <table:table-row table:style-name="ro1">
          <table:table-cell table:style-name="ce19" table:formula="of:=IF(LEN([.F28]) &gt; 0; [.F28]; [.E28])" office:value-type="string" office:string-value="REM" calcext:value-type="string">
            <text:p>REM</text:p>
          </table:table-cell>
          <table:table-cell table:style-name="ce8" table:formula="of:=IFERROR(__xludf.dummyfunction(&quot;upper(googletranslate(A28,$A$1,&quot;&quot;en&quot;&quot;))&quot;);&quot;REM&quot;)" office:value-type="string" office:string-value="REM" calcext:value-type="string">
            <text:p>REM</text:p>
          </table:table-cell>
          <table:table-cell table:style-name="ce2" table:formula="of:=[$keywords.A26]" office:value-type="string" office:string-value="REM" calcext:value-type="string">
            <text:p>REM</text:p>
          </table:table-cell>
          <table:table-cell/>
          <table:table-cell table:style-name="ce2" table:formula="of:=IFERROR(__xludf.dummyfunction(&quot;UPPER(GOOGLETRANSLATE(if(len(D28) &gt; 0, D28, C28),&quot;&quot;en&quot;&quot;,$A$1))&quot;);&quot;REM&quot;)" office:value-type="string" office:string-value="REM" calcext:value-type="string">
            <text:p>REM</text:p>
          </table:table-cell>
          <table:table-cell table:number-columns-repeated="1019"/>
        </table:table-row>
        <table:table-row table:style-name="ro1">
          <table:table-cell table:style-name="ce19" table:formula="of:=IF(LEN([.F29]) &gt; 0; [.F29]; [.E29])" office:value-type="string" office:string-value="לשחזר" calcext:value-type="string">
            <text:p>לשחזר</text:p>
          </table:table-cell>
          <table:table-cell table:style-name="ce8" table:formula="of:=IFERROR(__xludf.dummyfunction(&quot;upper(googletranslate(A29,$A$1,&quot;&quot;en&quot;&quot;))&quot;);&quot;RESTORE&quot;)" office:value-type="string" office:string-value="RESTORE" calcext:value-type="string">
            <text:p>RESTORE</text:p>
          </table:table-cell>
          <table:table-cell table:style-name="ce2" table:formula="of:=[$keywords.A27]" office:value-type="string" office:string-value="RESTORE" calcext:value-type="string">
            <text:p>RESTORE</text:p>
          </table:table-cell>
          <table:table-cell/>
          <table:table-cell table:style-name="ce2" table:formula="of:=IFERROR(__xludf.dummyfunction(&quot;UPPER(GOOGLETRANSLATE(if(len(D29) &gt; 0, D29, C29),&quot;&quot;en&quot;&quot;,$A$1))&quot;);&quot;לשחזר&quot;)" office:value-type="string" office:string-value="לשחזר" calcext:value-type="string">
            <text:p>לשחזר</text:p>
          </table:table-cell>
          <table:table-cell table:number-columns-repeated="1019"/>
        </table:table-row>
        <table:table-row table:style-name="ro1">
          <table:table-cell table:style-name="ce19" table:formula="of:=IF(LEN([.F30]) &gt; 0; [.F30]; [.E30])" office:value-type="string" office:string-value="לַחֲזוֹר" calcext:value-type="string">
            <text:p>לַחֲזוֹר</text:p>
          </table:table-cell>
          <table:table-cell table:style-name="ce8" table:formula="of:=IFERROR(__xludf.dummyfunction(&quot;upper(googletranslate(A30,$A$1,&quot;&quot;en&quot;&quot;))&quot;);&quot;RETURN&quot;)" office:value-type="string" office:string-value="RETURN" calcext:value-type="string">
            <text:p>RETURN</text:p>
          </table:table-cell>
          <table:table-cell table:style-name="ce2" table:formula="of:=[$keywords.A28]" office:value-type="string" office:string-value="RETURN" calcext:value-type="string">
            <text:p>RETURN</text:p>
          </table:table-cell>
          <table:table-cell/>
          <table:table-cell table:style-name="ce2" table:formula="of:=IFERROR(__xludf.dummyfunction(&quot;UPPER(GOOGLETRANSLATE(if(len(D30) &gt; 0, D30, C30),&quot;&quot;en&quot;&quot;,$A$1))&quot;);&quot;לַחֲזוֹר&quot;)" office:value-type="string" office:string-value="לַחֲזוֹר" calcext:value-type="string">
            <text:p>לַחֲזוֹר</text:p>
          </table:table-cell>
          <table:table-cell table:number-columns-repeated="1019"/>
        </table:table-row>
        <table:table-row table:style-name="ro1">
          <table:table-cell table:style-name="ce19" table:formula="of:=IF(LEN([.F31]) &gt; 0; [.F31]; [.E31])" office:value-type="string" office:string-value="RND" calcext:value-type="string">
            <text:p>RND</text:p>
          </table:table-cell>
          <table:table-cell table:style-name="ce8" table:formula="of:=IFERROR(__xludf.dummyfunction(&quot;upper(googletranslate(A31,$A$1,&quot;&quot;en&quot;&quot;))&quot;);&quot;RND&quot;)" office:value-type="string" office:string-value="RND" calcext:value-type="string">
            <text:p>RND</text:p>
          </table:table-cell>
          <table:table-cell table:style-name="ce2" table:formula="of:=[$keywords.A29]" office:value-type="string" office:string-value="RND" calcext:value-type="string">
            <text:p>RND</text:p>
          </table:table-cell>
          <table:table-cell/>
          <table:table-cell table:style-name="ce2" table:formula="of:=IFERROR(__xludf.dummyfunction(&quot;UPPER(GOOGLETRANSLATE(if(len(D31) &gt; 0, D31, C31),&quot;&quot;en&quot;&quot;,$A$1))&quot;);&quot;RND&quot;)" office:value-type="string" office:string-value="RND" calcext:value-type="string">
            <text:p>RND</text:p>
          </table:table-cell>
          <table:table-cell table:number-columns-repeated="1019"/>
        </table:table-row>
        <table:table-row table:style-name="ro1">
          <table:table-cell table:style-name="ce19" table:formula="of:=IF(LEN([.F32]) &gt; 0; [.F32]; [.E32])" office:value-type="string" office:string-value="SGN" calcext:value-type="string">
            <text:p>SGN</text:p>
          </table:table-cell>
          <table:table-cell table:style-name="ce8" table:formula="of:=IFERROR(__xludf.dummyfunction(&quot;upper(googletranslate(A32,$A$1,&quot;&quot;en&quot;&quot;))&quot;);&quot;SGN&quot;)" office:value-type="string" office:string-value="SGN" calcext:value-type="string">
            <text:p>SGN</text:p>
          </table:table-cell>
          <table:table-cell table:style-name="ce2" table:formula="of:=[$keywords.A30]" office:value-type="string" office:string-value="SGN" calcext:value-type="string">
            <text:p>SGN</text:p>
          </table:table-cell>
          <table:table-cell/>
          <table:table-cell table:style-name="ce2" table:formula="of:=IFERROR(__xludf.dummyfunction(&quot;UPPER(GOOGLETRANSLATE(if(len(D32) &gt; 0, D32, C32),&quot;&quot;en&quot;&quot;,$A$1))&quot;);&quot;SGN&quot;)" office:value-type="string" office:string-value="SGN" calcext:value-type="string">
            <text:p>SGN</text:p>
          </table:table-cell>
          <table:table-cell table:number-columns-repeated="1019"/>
        </table:table-row>
        <table:table-row table:style-name="ro1">
          <table:table-cell table:style-name="ce19" table:formula="of:=IF(LEN([.F33]) &gt; 0; [.F33]; [.E33])" office:value-type="string" office:string-value="חטא" calcext:value-type="string">
            <text:p>חטא</text:p>
          </table:table-cell>
          <table:table-cell table:style-name="ce8" table:formula="of:=IFERROR(__xludf.dummyfunction(&quot;upper(googletranslate(A33,$A$1,&quot;&quot;en&quot;&quot;))&quot;);&quot;SIN&quot;)" office:value-type="string" office:string-value="SIN" calcext:value-type="string">
            <text:p>SIN</text:p>
          </table:table-cell>
          <table:table-cell table:style-name="ce2" table:formula="of:=[$keywords.A31]" office:value-type="string" office:string-value="SIN" calcext:value-type="string">
            <text:p>SIN</text:p>
          </table:table-cell>
          <table:table-cell/>
          <table:table-cell table:style-name="ce2" table:formula="of:=IFERROR(__xludf.dummyfunction(&quot;UPPER(GOOGLETRANSLATE(if(len(D33) &gt; 0, D33, C33),&quot;&quot;en&quot;&quot;,$A$1))&quot;);&quot;חטא&quot;)" office:value-type="string" office:string-value="חטא" calcext:value-type="string">
            <text:p>חטא</text:p>
          </table:table-cell>
          <table:table-cell table:number-columns-repeated="1019"/>
        </table:table-row>
        <table:table-row table:style-name="ro1">
          <table:table-cell table:style-name="ce19" table:formula="of:=IF(LEN([.F34]) &gt; 0; [.F34]; [.E34])" office:value-type="string" office:string-value="SQR" calcext:value-type="string">
            <text:p>SQR</text:p>
          </table:table-cell>
          <table:table-cell table:style-name="ce8" table:formula="of:=IFERROR(__xludf.dummyfunction(&quot;upper(googletranslate(A34,$A$1,&quot;&quot;en&quot;&quot;))&quot;);&quot;SQR&quot;)" office:value-type="string" office:string-value="SQR" calcext:value-type="string">
            <text:p>SQR</text:p>
          </table:table-cell>
          <table:table-cell table:style-name="ce2" table:formula="of:=[$keywords.A32]" office:value-type="string" office:string-value="SQR" calcext:value-type="string">
            <text:p>SQR</text:p>
          </table:table-cell>
          <table:table-cell/>
          <table:table-cell table:style-name="ce2" table:formula="of:=IFERROR(__xludf.dummyfunction(&quot;UPPER(GOOGLETRANSLATE(if(len(D34) &gt; 0, D34, C34),&quot;&quot;en&quot;&quot;,$A$1))&quot;);&quot;SQR&quot;)" office:value-type="string" office:string-value="SQR" calcext:value-type="string">
            <text:p>SQR</text:p>
          </table:table-cell>
          <table:table-cell table:number-columns-repeated="1019"/>
        </table:table-row>
        <table:table-row table:style-name="ro1">
          <table:table-cell table:style-name="ce19" table:formula="of:=IF(LEN([.F35]) &gt; 0; [.F35]; [.E35])" office:value-type="string" office:string-value="שלב" calcext:value-type="string">
            <text:p>שלב</text:p>
          </table:table-cell>
          <table:table-cell table:style-name="ce8" table:formula="of:=IFERROR(__xludf.dummyfunction(&quot;upper(googletranslate(A35,$A$1,&quot;&quot;en&quot;&quot;))&quot;);&quot;STAGE&quot;)" office:value-type="string" office:string-value="STAGE" calcext:value-type="string">
            <text:p>STAGE</text:p>
          </table:table-cell>
          <table:table-cell table:style-name="ce2" table:formula="of:=[$keywords.A33]" office:value-type="string" office:string-value="STEP" calcext:value-type="string">
            <text:p>STEP</text:p>
          </table:table-cell>
          <table:table-cell/>
          <table:table-cell table:style-name="ce2" table:formula="of:=IFERROR(__xludf.dummyfunction(&quot;UPPER(GOOGLETRANSLATE(if(len(D35) &gt; 0, D35, C35),&quot;&quot;en&quot;&quot;,$A$1))&quot;);&quot;שלב&quot;)" office:value-type="string" office:string-value="שלב" calcext:value-type="string">
            <text:p>שלב</text:p>
          </table:table-cell>
          <table:table-cell table:number-columns-repeated="1019"/>
        </table:table-row>
        <table:table-row table:style-name="ro1">
          <table:table-cell table:style-name="ce19" table:formula="of:=IF(LEN([.F36]) &gt; 0; [.F36]; [.E36])" office:value-type="string" office:string-value="תפסיק" calcext:value-type="string">
            <text:p>תפסיק</text:p>
          </table:table-cell>
          <table:table-cell table:style-name="ce8" table:formula="of:=IFERROR(__xludf.dummyfunction(&quot;upper(googletranslate(A36,$A$1,&quot;&quot;en&quot;&quot;))&quot;);&quot;STOP&quot;)" office:value-type="string" office:string-value="STOP" calcext:value-type="string">
            <text:p>STOP</text:p>
          </table:table-cell>
          <table:table-cell table:style-name="ce2" table:formula="of:=[$keywords.A34]" office:value-type="string" office:string-value="STOP" calcext:value-type="string">
            <text:p>STOP</text:p>
          </table:table-cell>
          <table:table-cell/>
          <table:table-cell table:style-name="ce2" table:formula="of:=IFERROR(__xludf.dummyfunction(&quot;UPPER(GOOGLETRANSLATE(if(len(D36) &gt; 0, D36, C36),&quot;&quot;en&quot;&quot;,$A$1))&quot;);&quot;תפסיק&quot;)" office:value-type="string" office:string-value="תפסיק" calcext:value-type="string">
            <text:p>תפסיק</text:p>
          </table:table-cell>
          <table:table-cell table:number-columns-repeated="1019"/>
        </table:table-row>
        <table:table-row table:style-name="ro1">
          <table:table-cell table:style-name="ce19" table:formula="of:=IF(LEN([.F37]) &gt; 0; [.F37]; [.E37])" office:value-type="string" office:string-value="STR" calcext:value-type="string">
            <text:p>STR</text:p>
          </table:table-cell>
          <table:table-cell table:style-name="ce8" table:formula="of:=IFERROR(__xludf.dummyfunction(&quot;upper(googletranslate(A37,$A$1,&quot;&quot;en&quot;&quot;))&quot;);&quot;STRAB&quot;)" office:value-type="string" office:string-value="STRAB" calcext:value-type="string">
            <text:p>STRAB</text:p>
          </table:table-cell>
          <table:table-cell table:style-name="ce2" table:formula="of:=[$keywords.A35]" office:value-type="string" office:string-value="STR" calcext:value-type="string">
            <text:p>STR</text:p>
          </table:table-cell>
          <table:table-cell/>
          <table:table-cell table:style-name="ce2" table:formula="of:=IFERROR(__xludf.dummyfunction(&quot;UPPER(GOOGLETRANSLATE(if(len(D37) &gt; 0, D37, C37),&quot;&quot;en&quot;&quot;,$A$1))&quot;);&quot;STR&quot;)" office:value-type="string" office:string-value="STR" calcext:value-type="string">
            <text:p>STR</text:p>
          </table:table-cell>
          <table:table-cell table:number-columns-repeated="1019"/>
        </table:table-row>
        <table:table-row table:style-name="ro1">
          <table:table-cell table:style-name="ce19" table:formula="of:=IF(LEN([.F38]) &gt; 0; [.F38]; [.E38])" office:value-type="string" office:string-value="לְהִשְׁתַזֵף" calcext:value-type="string">
            <text:p>לְהִשְׁתַזֵף</text:p>
          </table:table-cell>
          <table:table-cell table:style-name="ce8" table:formula="of:=IFERROR(__xludf.dummyfunction(&quot;upper(googletranslate(A38,$A$1,&quot;&quot;en&quot;&quot;))&quot;);&quot;TO SUNBATHE&quot;)" office:value-type="string" office:string-value="TO SUNBATHE" calcext:value-type="string">
            <text:p>TO SUNBATHE</text:p>
          </table:table-cell>
          <table:table-cell table:style-name="ce2" table:formula="of:=[$keywords.A36]" office:value-type="string" office:string-value="TAN" calcext:value-type="string">
            <text:p>TAN</text:p>
          </table:table-cell>
          <table:table-cell/>
          <table:table-cell table:style-name="ce2" table:formula="of:=IFERROR(__xludf.dummyfunction(&quot;UPPER(GOOGLETRANSLATE(if(len(D38) &gt; 0, D38, C38),&quot;&quot;en&quot;&quot;,$A$1))&quot;);&quot;לְהִשְׁתַזֵף&quot;)" office:value-type="string" office:string-value="לְהִשְׁתַזֵף" calcext:value-type="string">
            <text:p>לְהִשְׁתַזֵף</text:p>
          </table:table-cell>
          <table:table-cell table:number-columns-repeated="1019"/>
        </table:table-row>
        <table:table-row table:style-name="ro1">
          <table:table-cell table:style-name="ce19" table:formula="of:=IF(LEN([.F39]) &gt; 0; [.F39]; [.E39])" office:value-type="string" office:string-value="לאחר מכן" calcext:value-type="string">
            <text:p>לאחר מכן</text:p>
          </table:table-cell>
          <table:table-cell table:style-name="ce8" table:formula="of:=IFERROR(__xludf.dummyfunction(&quot;upper(googletranslate(A39,$A$1,&quot;&quot;en&quot;&quot;))&quot;);&quot;THEN&quot;)" office:value-type="string" office:string-value="THEN" calcext:value-type="string">
            <text:p>THEN</text:p>
          </table:table-cell>
          <table:table-cell table:style-name="ce2" table:formula="of:=[$keywords.A37]" office:value-type="string" office:string-value="THEN" calcext:value-type="string">
            <text:p>THEN</text:p>
          </table:table-cell>
          <table:table-cell/>
          <table:table-cell table:style-name="ce2" table:formula="of:=IFERROR(__xludf.dummyfunction(&quot;UPPER(GOOGLETRANSLATE(if(len(D39) &gt; 0, D39, C39),&quot;&quot;en&quot;&quot;,$A$1))&quot;);&quot;לאחר מכן&quot;)" office:value-type="string" office:string-value="לאחר מכן" calcext:value-type="string">
            <text:p>לאחר מכן</text:p>
          </table:table-cell>
          <table:table-cell table:number-columns-repeated="1019"/>
        </table:table-row>
        <table:table-row table:style-name="ro1">
          <table:table-cell table:style-name="ce19" table:formula="of:=IF(LEN([.F40]) &gt; 0; [.F40]; [.E40])" office:value-type="string" office:string-value="ל" calcext:value-type="string">
            <text:p>ל</text:p>
          </table:table-cell>
          <table:table-cell table:style-name="ce8" table:formula="of:=IFERROR(__xludf.dummyfunction(&quot;upper(googletranslate(A40,$A$1,&quot;&quot;en&quot;&quot;))&quot;);&quot;TO&quot;)" office:value-type="string" office:string-value="TO" calcext:value-type="string">
            <text:p>TO</text:p>
          </table:table-cell>
          <table:table-cell table:style-name="ce2" table:formula="of:=[$keywords.A38]" office:value-type="string" office:string-value="TO" calcext:value-type="string">
            <text:p>TO</text:p>
          </table:table-cell>
          <table:table-cell/>
          <table:table-cell table:style-name="ce2" table:formula="of:=IFERROR(__xludf.dummyfunction(&quot;UPPER(GOOGLETRANSLATE(if(len(D40) &gt; 0, D40, C40),&quot;&quot;en&quot;&quot;,$A$1))&quot;);&quot;ל&quot;)" office:value-type="string" office:string-value="ל" calcext:value-type="string">
            <text:p>ל</text:p>
          </table:table-cell>
          <table:table-cell table:number-columns-repeated="1019"/>
        </table:table-row>
        <table:table-row table:style-name="ro1">
          <table:table-cell table:style-name="ce5"/>
          <table:table-cell table:style-name="ce8"/>
          <table:table-cell table:number-columns-repeated="1022"/>
        </table:table-row>
        <table:table-row table:style-name="ro1">
          <table:table-cell table:style-name="ce5" table:formula="of:=IF(LEN([.F42]) &gt; 0; [.F42]; [.E42])" office:value-type="string" office:string-value="ושום שפה ניתנת בשורת הפקודה. יציאה." calcext:value-type="string">
            <text:p>ושום שפה ניתנת בשורת הפקודה. יציאה.</text:p>
          </table:table-cell>
          <table:table-cell table:style-name="ce8" table:formula="of:=IFERROR(__xludf.dummyfunction(&quot;upper(googletranslate(A42,$A$1,&quot;&quot;en&quot;&quot;))&quot;);&quot;AND NO LANGUAGE IS GIVEN IN THE COMMAND LINE. OUTPUT.&quot;)" office:value-type="string" office:string-value="AND NO LANGUAGE IS GIVEN IN THE COMMAND LINE. OUTPUT." calcext:value-type="string">
            <text:p>AND NO LANGUAGE IS GIVEN IN THE COMMAND LINE. OUTPUT.</text:p>
          </table:table-cell>
          <table:table-cell table:style-name="ce2" table:formula="of:=[$errors.A1]" office:value-type="string" office:string-value="AND NO LANGUAGE GIVEN ON COMMAND LINE.  EXITING." calcext:value-type="string">
            <text:p>AND NO LANGUAGE GIVEN ON COMMAND LINE. <text:s/>EXITING.</text:p>
          </table:table-cell>
          <table:table-cell/>
          <table:table-cell table:style-name="ce2" table:formula="of:=IFERROR(__xludf.dummyfunction(&quot;UPPER(GOOGLETRANSLATE(if(len(D42) &gt; 0, D42, C42),&quot;&quot;en&quot;&quot;,$A$1))&quot;);&quot;ושום שפה ניתנת בשורת הפקודה. יציאה.&quot;)" office:value-type="string" office:string-value="ושום שפה ניתנת בשורת הפקודה. יציאה." calcext:value-type="string">
            <text:p>ושום שפה ניתנת בשורת הפקודה. יציאה.</text:p>
          </table:table-cell>
          <table:table-cell table:number-columns-repeated="1019"/>
        </table:table-row>
        <table:table-row table:style-name="ro1">
          <table:table-cell table:style-name="ce5" table:formula="of:=IF(LEN([.F43]) &gt; 0; [.F43]; [.E43])" office:value-type="string" office:string-value="מערך כבר מוגדר" calcext:value-type="string">
            <text:p>מערך כבר מוגדר</text:p>
          </table:table-cell>
          <table:table-cell table:style-name="ce8" table:formula="of:=IFERROR(__xludf.dummyfunction(&quot;upper(googletranslate(A43,$A$1,&quot;&quot;en&quot;&quot;))&quot;);&quot;A SET ALREADY SET&quot;)" office:value-type="string" office:string-value="A SET ALREADY SET" calcext:value-type="string">
            <text:p>A SET ALREADY SET</text:p>
          </table:table-cell>
          <table:table-cell table:style-name="ce2" table:formula="of:=[$errors.A2]" office:value-type="string" office:string-value="ARRAY ALREADY DEFINED" calcext:value-type="string">
            <text:p>ARRAY ALREADY DEFINED</text:p>
          </table:table-cell>
          <table:table-cell/>
          <table:table-cell table:style-name="ce2" table:formula="of:=IFERROR(__xludf.dummyfunction(&quot;UPPER(GOOGLETRANSLATE(if(len(D43) &gt; 0, D43, C43),&quot;&quot;en&quot;&quot;,$A$1))&quot;);&quot;מערך כבר מוגדר&quot;)" office:value-type="string" office:string-value="מערך כבר מוגדר" calcext:value-type="string">
            <text:p>מערך כבר מוגדר</text:p>
          </table:table-cell>
          <table:table-cell table:number-columns-repeated="1019"/>
        </table:table-row>
        <table:table-row table:style-name="ro1">
          <table:table-cell table:style-name="ce5" table:formula="of:=IF(LEN([.F44]) &gt; 0; [.F44]; [.E44])" office:value-type="string" office:string-value="אינדקס מערך מחוץ לגבולות" calcext:value-type="string">
            <text:p>אינדקס מערך מחוץ לגבולות</text:p>
          </table:table-cell>
          <table:table-cell table:style-name="ce8" table:formula="of:=IFERROR(__xludf.dummyfunction(&quot;upper(googletranslate(A44,$A$1,&quot;&quot;en&quot;&quot;))&quot;);&quot;AN ARRAY INDEX OUTSIDE THE BOUNDARIES&quot;)" office:value-type="string" office:string-value="AN ARRAY INDEX OUTSIDE THE BOUNDARIES" calcext:value-type="string">
            <text:p>AN ARRAY INDEX OUTSIDE THE BOUNDARIES</text:p>
          </table:table-cell>
          <table:table-cell table:style-name="ce2" table:formula="of:=[$errors.A3]" office:value-type="string" office:string-value="ARRAY INDEX OUTSIDE OF BOUNDS" calcext:value-type="string">
            <text:p>ARRAY INDEX OUTSIDE OF BOUNDS</text:p>
          </table:table-cell>
          <table:table-cell/>
          <table:table-cell table:style-name="ce2" table:formula="of:=IFERROR(__xludf.dummyfunction(&quot;UPPER(GOOGLETRANSLATE(if(len(D44) &gt; 0, D44, C44),&quot;&quot;en&quot;&quot;,$A$1))&quot;);&quot;אינדקס מערך מחוץ לגבולות&quot;)" office:value-type="string" office:string-value="אינדקס מערך מחוץ לגבולות" calcext:value-type="string">
            <text:p>אינדקס מערך מחוץ לגבולות</text:p>
          </table:table-cell>
          <table:table-cell table:number-columns-repeated="1019"/>
        </table:table-row>
        <table:table-row table:style-name="ro1">
          <table:table-cell table:style-name="ce5" table:formula="of:=IF(LEN([.F45]) &gt; 0; [.F45]; [.E45])" office:value-type="string" office:string-value="לא ניתן לגשת לספריה" calcext:value-type="string">
            <text:p>לא ניתן לגשת לספריה</text:p>
          </table:table-cell>
          <table:table-cell table:style-name="ce8" table:formula="of:=IFERROR(__xludf.dummyfunction(&quot;upper(googletranslate(A45,$A$1,&quot;&quot;en&quot;&quot;))&quot;);&quot;CANNOT ACCESS THE LIBRARY&quot;)" office:value-type="string" office:string-value="CANNOT ACCESS THE LIBRARY" calcext:value-type="string">
            <text:p>CANNOT ACCESS THE LIBRARY</text:p>
          </table:table-cell>
          <table:table-cell table:style-name="ce2" table:formula="of:=[$errors.A4]" office:value-type="string" office:string-value="CANNOT ACCESS DIRECTORY" calcext:value-type="string">
            <text:p>CANNOT ACCESS DIRECTORY</text:p>
          </table:table-cell>
          <table:table-cell/>
          <table:table-cell table:style-name="ce2" table:formula="of:=IFERROR(__xludf.dummyfunction(&quot;UPPER(GOOGLETRANSLATE(if(len(D45) &gt; 0, D45, C45),&quot;&quot;en&quot;&quot;,$A$1))&quot;);&quot;לא ניתן לגשת לספריה&quot;)" office:value-type="string" office:string-value="לא ניתן לגשת לספריה" calcext:value-type="string">
            <text:p>לא ניתן לגשת לספריה</text:p>
          </table:table-cell>
          <table:table-cell table:number-columns-repeated="1019"/>
        </table:table-row>
        <table:table-row table:style-name="ro1">
          <table:table-cell table:style-name="ce5" table:formula="of:=IF(LEN([.F46]) &gt; 0; [.F46]; [.E46])" office:value-type="string" office:string-value="זרימת קלט נתונים" calcext:value-type="string">
            <text:p>זרימת קלט נתונים</text:p>
          </table:table-cell>
          <table:table-cell table:style-name="ce8" table:formula="of:=IFERROR(__xludf.dummyfunction(&quot;upper(googletranslate(A46,$A$1,&quot;&quot;en&quot;&quot;))&quot;);&quot;DATA INPUT FLOW&quot;)" office:value-type="string" office:string-value="DATA INPUT FLOW" calcext:value-type="string">
            <text:p>DATA INPUT FLOW</text:p>
          </table:table-cell>
          <table:table-cell table:style-name="ce2" table:formula="of:=[$errors.A5]" office:value-type="string" office:string-value="DATA INPUT UNDERFLOW" calcext:value-type="string">
            <text:p>DATA INPUT UNDERFLOW</text:p>
          </table:table-cell>
          <table:table-cell/>
          <table:table-cell table:style-name="ce2" table:formula="of:=IFERROR(__xludf.dummyfunction(&quot;UPPER(GOOGLETRANSLATE(if(len(D46) &gt; 0, D46, C46),&quot;&quot;en&quot;&quot;,$A$1))&quot;);&quot;זרימת קלט נתונים&quot;)" office:value-type="string" office:string-value="זרימת קלט נתונים" calcext:value-type="string">
            <text:p>זרימת קלט נתונים</text:p>
          </table:table-cell>
          <table:table-cell table:number-columns-repeated="1019"/>
        </table:table-row>
        <table:table-row table:style-name="ro1">
          <table:table-cell table:style-name="ce5" table:formula="of:=IF(LEN([.F47]) &gt; 0; [.F47]; [.E47])" office:value-type="string" office:string-value="נתונים קראו את הזרימה" calcext:value-type="string">
            <text:p>נתונים קראו את הזרימה</text:p>
          </table:table-cell>
          <table:table-cell table:style-name="ce8" table:formula="of:=IFERROR(__xludf.dummyfunction(&quot;upper(googletranslate(A47,$A$1,&quot;&quot;en&quot;&quot;))&quot;);&quot;DATA READ THE FLOW&quot;)" office:value-type="string" office:string-value="DATA READ THE FLOW" calcext:value-type="string">
            <text:p>DATA READ THE FLOW</text:p>
          </table:table-cell>
          <table:table-cell table:style-name="ce2" table:formula="of:=[$errors.A6]" office:value-type="string" office:string-value="DATA READ UNDERFLOW" calcext:value-type="string">
            <text:p>DATA READ UNDERFLOW</text:p>
          </table:table-cell>
          <table:table-cell/>
          <table:table-cell table:style-name="ce2" table:formula="of:=IFERROR(__xludf.dummyfunction(&quot;UPPER(GOOGLETRANSLATE(if(len(D47) &gt; 0, D47, C47),&quot;&quot;en&quot;&quot;,$A$1))&quot;);&quot;נתונים קראו את הזרימה&quot;)" office:value-type="string" office:string-value="נתונים קראו את הזרימה" calcext:value-type="string">
            <text:p>נתונים קראו את הזרימה</text:p>
          </table:table-cell>
          <table:table-cell table:number-columns-repeated="1019"/>
        </table:table-row>
        <table:table-row table:style-name="ro1">
          <table:table-cell table:style-name="ce5" table:formula="of:=IF(LEN([.F48]) &gt; 0; [.F48]; [.E48])" office:value-type="string" office:string-value="מחזור ההגדרה התגלה" calcext:value-type="string">
            <text:p>מחזור ההגדרה התגלה</text:p>
          </table:table-cell>
          <table:table-cell table:style-name="ce8" table:formula="of:=IFERROR(__xludf.dummyfunction(&quot;upper(googletranslate(A48,$A$1,&quot;&quot;en&quot;&quot;))&quot;);&quot;THE SETTING CYCLE HAS BEEN DISCOVERED&quot;)" office:value-type="string" office:string-value="THE SETTING CYCLE HAS BEEN DISCOVERED" calcext:value-type="string">
            <text:p>THE SETTING CYCLE HAS BEEN DISCOVERED</text:p>
          </table:table-cell>
          <table:table-cell table:style-name="ce2" table:formula="of:=[$errors.A7]" office:value-type="string" office:string-value="DEFINITION CYCLE DISCOVERED" calcext:value-type="string">
            <text:p>DEFINITION CYCLE DISCOVERED</text:p>
          </table:table-cell>
          <table:table-cell/>
          <table:table-cell table:style-name="ce2" table:formula="of:=IFERROR(__xludf.dummyfunction(&quot;UPPER(GOOGLETRANSLATE(if(len(D48) &gt; 0, D48, C48),&quot;&quot;en&quot;&quot;,$A$1))&quot;);&quot;מחזור ההגדרה התגלה&quot;)" office:value-type="string" office:string-value="מחזור ההגדרה התגלה" calcext:value-type="string">
            <text:p>מחזור ההגדרה התגלה</text:p>
          </table:table-cell>
          <table:table-cell table:number-columns-repeated="1019"/>
        </table:table-row>
        <table:table-row table:style-name="ro1">
          <table:table-cell table:style-name="ce5" table:formula="of:=IF(LEN([.F49]) &gt; 0; [.F49]; [.E49])" office:value-type="string" office:string-value="שְׁגִיאָה" calcext:value-type="string">
            <text:p>שְׁגִיאָה</text:p>
          </table:table-cell>
          <table:table-cell table:style-name="ce8" table:formula="of:=IFERROR(__xludf.dummyfunction(&quot;upper(googletranslate(A49,$A$1,&quot;&quot;en&quot;&quot;))&quot;);&quot;ERROR&quot;)" office:value-type="string" office:string-value="ERROR" calcext:value-type="string">
            <text:p>ERROR</text:p>
          </table:table-cell>
          <table:table-cell table:style-name="ce2" table:formula="of:=[$errors.A8]" office:value-type="string" office:string-value="ERROR" calcext:value-type="string">
            <text:p>ERROR</text:p>
          </table:table-cell>
          <table:table-cell/>
          <table:table-cell table:style-name="ce2" table:formula="of:=IFERROR(__xludf.dummyfunction(&quot;UPPER(GOOGLETRANSLATE(if(len(D49) &gt; 0, D49, C49),&quot;&quot;en&quot;&quot;,$A$1))&quot;);&quot;שְׁגִיאָה&quot;)" office:value-type="string" office:string-value="שְׁגִיאָה" calcext:value-type="string">
            <text:p>שְׁגִיאָה</text:p>
          </table:table-cell>
          <table:table-cell table:number-columns-repeated="1019"/>
        </table:table-row>
        <table:table-row table:style-name="ro1">
          <table:table-cell table:style-name="ce5" table:formula="of:=IF(LEN([.F50]) &gt; 0; [.F50]; [.E50])" office:value-type="string" office:string-value="כישלון" calcext:value-type="string">
            <text:p>כישלון</text:p>
          </table:table-cell>
          <table:table-cell table:style-name="ce8" table:formula="of:=IFERROR(__xludf.dummyfunction(&quot;upper(googletranslate(A50,$A$1,&quot;&quot;en&quot;&quot;))&quot;);&quot;FAILURE&quot;)" office:value-type="string" office:string-value="FAILURE" calcext:value-type="string">
            <text:p>FAILURE</text:p>
          </table:table-cell>
          <table:table-cell table:style-name="ce2" table:formula="of:=[$errors.A9]" office:value-type="string" office:string-value="FAILURE" calcext:value-type="string">
            <text:p>FAILURE</text:p>
          </table:table-cell>
          <table:table-cell/>
          <table:table-cell table:style-name="ce2" table:formula="of:=IFERROR(__xludf.dummyfunction(&quot;UPPER(GOOGLETRANSLATE(if(len(D50) &gt; 0, D50, C50),&quot;&quot;en&quot;&quot;,$A$1))&quot;);&quot;כישלון&quot;)" office:value-type="string" office:string-value="כישלון" calcext:value-type="string">
            <text:p>כישלון</text:p>
          </table:table-cell>
          <table:table-cell table:number-columns-repeated="1019"/>
        </table:table-row>
        <table:table-row table:style-name="ro1">
          <table:table-cell table:style-name="ce5" table:formula="of:=IF(LEN([.F51]) &gt; 0; [.F51]; [.E51])" office:value-type="string" office:string-value="עבור כפול משתנה מוגדר" calcext:value-type="string">
            <text:p>עבור כפול משתנה מוגדר</text:p>
          </table:table-cell>
          <table:table-cell table:style-name="ce8" table:formula="of:=IFERROR(__xludf.dummyfunction(&quot;upper(googletranslate(A51,$A$1,&quot;&quot;en&quot;&quot;))&quot;);&quot;FOR DUAL VARIABLE IS DEFINED&quot;)" office:value-type="string" office:string-value="FOR DUAL VARIABLE IS DEFINED" calcext:value-type="string">
            <text:p>FOR DUAL VARIABLE IS DEFINED</text:p>
          </table:table-cell>
          <table:table-cell table:style-name="ce2" table:formula="of:=[$errors.A10]" office:value-type="string" office:string-value="FOR VARIABLE MULTIPLY DEFINED" calcext:value-type="string">
            <text:p>FOR VARIABLE MULTIPLY DEFINED</text:p>
          </table:table-cell>
          <table:table-cell/>
          <table:table-cell table:style-name="ce2" table:formula="of:=IFERROR(__xludf.dummyfunction(&quot;UPPER(GOOGLETRANSLATE(if(len(D51) &gt; 0, D51, C51),&quot;&quot;en&quot;&quot;,$A$1))&quot;);&quot;עבור כפול משתנה מוגדר&quot;)" office:value-type="string" office:string-value="עבור כפול משתנה מוגדר" calcext:value-type="string">
            <text:p>עבור כפול משתנה מוגדר</text:p>
          </table:table-cell>
          <table:table-cell table:number-columns-repeated="1019"/>
        </table:table-row>
        <table:table-row table:style-name="ro1">
          <table:table-cell table:style-name="ce5" table:formula="of:=IF(LEN([.F52]) &gt; 0; [.F52]; [.E52])" office:value-type="string" office:string-value="הגדרת פונקציה כפול מוגדרת" calcext:value-type="string">
            <text:p>הגדרת פונקציה כפול מוגדרת</text:p>
          </table:table-cell>
          <table:table-cell table:style-name="ce8" table:formula="of:=IFERROR(__xludf.dummyfunction(&quot;upper(googletranslate(A52,$A$1,&quot;&quot;en&quot;&quot;))&quot;);&quot;SETTING UP A SPECIFIED DUAL FUNCTION&quot;)" office:value-type="string" office:string-value="SETTING UP A SPECIFIED DUAL FUNCTION" calcext:value-type="string">
            <text:p>SETTING UP A SPECIFIED DUAL FUNCTION</text:p>
          </table:table-cell>
          <table:table-cell table:style-name="ce2" table:formula="of:=[$errors.A11]" office:value-type="string" office:string-value="FUNCTION DEFINITION MULTIPLY DEFINED" calcext:value-type="string">
            <text:p>FUNCTION DEFINITION MULTIPLY DEFINED</text:p>
          </table:table-cell>
          <table:table-cell/>
          <table:table-cell table:style-name="ce2" table:formula="of:=IFERROR(__xludf.dummyfunction(&quot;UPPER(GOOGLETRANSLATE(if(len(D52) &gt; 0, D52, C52),&quot;&quot;en&quot;&quot;,$A$1))&quot;);&quot;הגדרת פונקציה כפול מוגדרת&quot;)" office:value-type="string" office:string-value="הגדרת פונקציה כפול מוגדרת" calcext:value-type="string">
            <text:p>הגדרת פונקציה כפול מוגדרת</text:p>
          </table:table-cell>
          <table:table-cell table:number-columns-repeated="1019"/>
        </table:table-row>
        <table:table-row table:style-name="ro1">
          <table:table-cell table:style-name="ce5" table:formula="of:=IF(LEN([.F53]) &gt; 0; [.F53]; [.E53])" office:value-type="string" office:string-value="הגדרת פונקציה חוסר התאמה של פרמטר" calcext:value-type="string">
            <text:p>הגדרת פונקציה חוסר התאמה של פרמטר</text:p>
          </table:table-cell>
          <table:table-cell table:style-name="ce8" table:formula="of:=IFERROR(__xludf.dummyfunction(&quot;upper(googletranslate(A53,$A$1,&quot;&quot;en&quot;&quot;))&quot;);&quot;SET UP A PARAMETER LACK OF MATCH&quot;)" office:value-type="string" office:string-value="SET UP A PARAMETER LACK OF MATCH" calcext:value-type="string">
            <text:p>SET UP A PARAMETER LACK OF MATCH</text:p>
          </table:table-cell>
          <table:table-cell table:style-name="ce2" table:formula="of:=[$errors.A12]" office:value-type="string" office:string-value="FUNCTION DEFINITION PARAMETER MISMATCH" calcext:value-type="string">
            <text:p>FUNCTION DEFINITION PARAMETER MISMATCH</text:p>
          </table:table-cell>
          <table:table-cell/>
          <table:table-cell table:style-name="ce2" table:formula="of:=IFERROR(__xludf.dummyfunction(&quot;UPPER(GOOGLETRANSLATE(if(len(D53) &gt; 0, D53, C53),&quot;&quot;en&quot;&quot;,$A$1))&quot;);&quot;הגדרת פונקציה חוסר התאמה של פרמטר&quot;)" office:value-type="string" office:string-value="הגדרת פונקציה חוסר התאמה של פרמטר" calcext:value-type="string">
            <text:p>הגדרת פונקציה חוסר התאמה של פרמטר</text:p>
          </table:table-cell>
          <table:table-cell table:number-columns-repeated="1019"/>
        </table:table-row>
        <table:table-row table:style-name="ro1">
          <table:table-cell table:style-name="ce5" table:formula="of:=IF(LEN([.F54]) &gt; 0; [.F54]; [.E54])" office:value-type="string" office:string-value="הצפת ערימה של GOSUB" calcext:value-type="string">
            <text:p>הצפת ערימה של GOSUB</text:p>
          </table:table-cell>
          <table:table-cell table:style-name="ce8" table:formula="of:=IFERROR(__xludf.dummyfunction(&quot;upper(googletranslate(A54,$A$1,&quot;&quot;en&quot;&quot;))&quot;);&quot;GOSUB'S PILE FLOOD&quot;)" office:value-type="string" office:string-value="GOSUB'S PILE FLOOD" calcext:value-type="string">
            <text:p>GOSUB'S PILE FLOOD</text:p>
          </table:table-cell>
          <table:table-cell table:style-name="ce2" table:formula="of:=[$errors.A13]" office:value-type="string" office:string-value="GOSUB STACK OVERFLOW" calcext:value-type="string">
            <text:p>GOSUB STACK OVERFLOW</text:p>
          </table:table-cell>
          <table:table-cell/>
          <table:table-cell table:style-name="ce2" table:formula="of:=IFERROR(__xludf.dummyfunction(&quot;UPPER(GOOGLETRANSLATE(if(len(D54) &gt; 0, D54, C54),&quot;&quot;en&quot;&quot;,$A$1))&quot;);&quot;הצפת ערימה של GOSUB&quot;)" office:value-type="string" office:string-value="הצפת ערימה של GOSUB" calcext:value-type="string">
            <text:p>הצפת ערימה של GOSUB</text:p>
          </table:table-cell>
          <table:table-cell table:number-columns-repeated="1019"/>
        </table:table-row>
        <table:table-row table:style-name="ro1">
          <table:table-cell table:style-name="ce5" table:formula="of:=IF(LEN([.F55]) &gt; 0; [.F55]; [.E55])" office:value-type="string" office:string-value="זרימת הערימה של GOSUB" calcext:value-type="string">
            <text:p>זרימת הערימה של GOSUB</text:p>
          </table:table-cell>
          <table:table-cell table:style-name="ce8" table:formula="of:=IFERROR(__xludf.dummyfunction(&quot;upper(googletranslate(A55,$A$1,&quot;&quot;en&quot;&quot;))&quot;);&quot;GOSUB'S PILE FLOW&quot;)" office:value-type="string" office:string-value="GOSUB'S PILE FLOW" calcext:value-type="string">
            <text:p>GOSUB'S PILE FLOW</text:p>
          </table:table-cell>
          <table:table-cell table:style-name="ce2" table:formula="of:=[$errors.A14]" office:value-type="string" office:string-value="GOSUB STACK UNDERFLOW" calcext:value-type="string">
            <text:p>GOSUB STACK UNDERFLOW</text:p>
          </table:table-cell>
          <table:table-cell/>
          <table:table-cell table:style-name="ce2" table:formula="of:=IFERROR(__xludf.dummyfunction(&quot;UPPER(GOOGLETRANSLATE(if(len(D55) &gt; 0, D55, C55),&quot;&quot;en&quot;&quot;,$A$1))&quot;);&quot;זרימת הערימה של GOSUB&quot;)" office:value-type="string" office:string-value="זרימת הערימה של GOSUB" calcext:value-type="string">
            <text:p>זרימת הערימה של GOSUB</text:p>
          </table:table-cell>
          <table:table-cell table:number-columns-repeated="1019"/>
        </table:table-row>
        <table:table-row table:style-name="ro1">
          <table:table-cell table:style-name="ce5" table:formula="of:=IF(LEN([.F56]) &gt; 0; [.F56]; [.E56])" office:value-type="string" office:string-value="אינדקס מחוץ לטווח" calcext:value-type="string">
            <text:p>אינדקס מחוץ לטווח</text:p>
          </table:table-cell>
          <table:table-cell table:style-name="ce8" table:formula="of:=IFERROR(__xludf.dummyfunction(&quot;upper(googletranslate(A56,$A$1,&quot;&quot;en&quot;&quot;))&quot;);&quot;AN INDEX OUTSIDE OF THE RANGE&quot;)" office:value-type="string" office:string-value="AN INDEX OUTSIDE OF THE RANGE" calcext:value-type="string">
            <text:p>AN INDEX OUTSIDE OF THE RANGE</text:p>
          </table:table-cell>
          <table:table-cell table:style-name="ce2" table:formula="of:=[$errors.A15]" office:value-type="string" office:string-value="INDEX OUT OF RANGE" calcext:value-type="string">
            <text:p>INDEX OUT OF RANGE</text:p>
          </table:table-cell>
          <table:table-cell/>
          <table:table-cell table:style-name="ce2" table:formula="of:=IFERROR(__xludf.dummyfunction(&quot;UPPER(GOOGLETRANSLATE(if(len(D56) &gt; 0, D56, C56),&quot;&quot;en&quot;&quot;,$A$1))&quot;);&quot;אינדקס מחוץ לטווח&quot;)" office:value-type="string" office:string-value="אינדקס מחוץ לטווח" calcext:value-type="string">
            <text:p>אינדקס מחוץ לטווח</text:p>
          </table:table-cell>
          <table:table-cell table:number-columns-repeated="1019"/>
        </table:table-row>
        <table:table-row table:style-name="ro1">
          <table:table-cell table:style-name="ce5" table:formula="of:=IF(LEN([.F57]) &gt; 0; [.F57]; [.E57])" office:value-type="string" office:string-value="תווית כבר מוגדרת" calcext:value-type="string">
            <text:p>תווית כבר מוגדרת</text:p>
          </table:table-cell>
          <table:table-cell table:style-name="ce8" table:formula="of:=IFERROR(__xludf.dummyfunction(&quot;upper(googletranslate(A57,$A$1,&quot;&quot;en&quot;&quot;))&quot;);&quot;LABEL IS ALREADY DEFINED&quot;)" office:value-type="string" office:string-value="LABEL IS ALREADY DEFINED" calcext:value-type="string">
            <text:p>LABEL IS ALREADY DEFINED</text:p>
          </table:table-cell>
          <table:table-cell table:style-name="ce2" table:formula="of:=[$errors.A16]" office:value-type="string" office:string-value="LABEL ALREADY DEFINED" calcext:value-type="string">
            <text:p>LABEL ALREADY DEFINED</text:p>
          </table:table-cell>
          <table:table-cell/>
          <table:table-cell table:style-name="ce2" table:formula="of:=IFERROR(__xludf.dummyfunction(&quot;UPPER(GOOGLETRANSLATE(if(len(D57) &gt; 0, D57, C57),&quot;&quot;en&quot;&quot;,$A$1))&quot;);&quot;תווית כבר מוגדרת&quot;)" office:value-type="string" office:string-value="תווית כבר מוגדרת" calcext:value-type="string">
            <text:p>תווית כבר מוגדרת</text:p>
          </table:table-cell>
          <table:table-cell table:number-columns-repeated="1019"/>
        </table:table-row>
        <table:table-row table:style-name="ro1">
          <table:table-cell table:style-name="ce5" table:formula="of:=IF(LEN([.F58]) &gt; 0; [.F58]; [.E58])" office:value-type="string" office:string-value="חוסר התאמה בין מבצע שמאל / ימין" calcext:value-type="string">
            <text:p>חוסר התאמה בין מבצע שמאל / ימין</text:p>
          </table:table-cell>
          <table:table-cell table:style-name="ce8" table:formula="of:=IFERROR(__xludf.dummyfunction(&quot;upper(googletranslate(A58,$A$1,&quot;&quot;en&quot;&quot;))&quot;);&quot;LACK OF ADJUSTMENT BETWEEN LEFT / RIGHT OPERATION&quot;)" office:value-type="string" office:string-value="LACK OF ADJUSTMENT BETWEEN LEFT / RIGHT OPERATION" calcext:value-type="string">
            <text:p>LACK OF ADJUSTMENT BETWEEN LEFT / RIGHT OPERATION</text:p>
          </table:table-cell>
          <table:table-cell table:style-name="ce2" table:formula="of:=[$errors.A17]" office:value-type="string" office:string-value="LEFT / RIGHT OPERATION MISMATCH" calcext:value-type="string">
            <text:p>LEFT / RIGHT OPERATION MISMATCH</text:p>
          </table:table-cell>
          <table:table-cell/>
          <table:table-cell table:style-name="ce2" table:formula="of:=IFERROR(__xludf.dummyfunction(&quot;UPPER(GOOGLETRANSLATE(if(len(D58) &gt; 0, D58, C58),&quot;&quot;en&quot;&quot;,$A$1))&quot;);&quot;חוסר התאמה בין מבצע שמאל / ימין&quot;)" office:value-type="string" office:string-value="חוסר התאמה בין מבצע שמאל / ימין" calcext:value-type="string">
            <text:p>חוסר התאמה בין מבצע שמאל / ימין</text:p>
          </table:table-cell>
          <table:table-cell table:number-columns-repeated="1019"/>
        </table:table-row>
        <table:table-row table:style-name="ro1">
          <table:table-cell table:style-name="ce5" table:formula="of:=IF(LEN([.F59]) &gt; 0; [.F59]; [.E59])" office:value-type="string" office:string-value="אינדקס שלילי" calcext:value-type="string">
            <text:p>אינדקס שלילי</text:p>
          </table:table-cell>
          <table:table-cell table:style-name="ce8" table:formula="of:=IFERROR(__xludf.dummyfunction(&quot;upper(googletranslate(A59,$A$1,&quot;&quot;en&quot;&quot;))&quot;);&quot;NEGATIVE INDEX&quot;)" office:value-type="string" office:string-value="NEGATIVE INDEX" calcext:value-type="string">
            <text:p>NEGATIVE INDEX</text:p>
          </table:table-cell>
          <table:table-cell table:style-name="ce2" table:formula="of:=[$errors.A18]" office:value-type="string" office:string-value="NEGATIVE INDEX" calcext:value-type="string">
            <text:p>NEGATIVE INDEX</text:p>
          </table:table-cell>
          <table:table-cell/>
          <table:table-cell table:style-name="ce2" table:formula="of:=IFERROR(__xludf.dummyfunction(&quot;UPPER(GOOGLETRANSLATE(if(len(D59) &gt; 0, D59, C59),&quot;&quot;en&quot;&quot;,$A$1))&quot;);&quot;אינדקס שלילי&quot;)" office:value-type="string" office:string-value="אינדקס שלילי" calcext:value-type="string">
            <text:p>אינדקס שלילי</text:p>
          </table:table-cell>
          <table:table-cell table:number-columns-repeated="1019"/>
        </table:table-row>
        <table:table-row table:style-name="ro1">
          <table:table-cell table:style-name="ce5" table:formula="of:=IF(LEN([.F60]) &gt; 0; [.F60]; [.E60])" office:value-type="string" office:string-value="הבא לולאה עם משתנה מחרוזת" calcext:value-type="string">
            <text:p>הבא לולאה עם משתנה מחרוזת</text:p>
          </table:table-cell>
          <table:table-cell table:style-name="ce8" table:formula="of:=IFERROR(__xludf.dummyfunction(&quot;upper(googletranslate(A60,$A$1,&quot;&quot;en&quot;&quot;))&quot;);&quot;NEXT LOOP WITH A STRING VARIABLE&quot;)" office:value-type="string" office:string-value="NEXT LOOP WITH A STRING VARIABLE" calcext:value-type="string">
            <text:p>NEXT LOOP WITH A STRING VARIABLE</text:p>
          </table:table-cell>
          <table:table-cell table:style-name="ce2" table:formula="of:=[$errors.A19]" office:value-type="string" office:string-value="NEXT ON FOR LOOP WITH STRING VARIABLE" calcext:value-type="string">
            <text:p>NEXT ON FOR LOOP WITH STRING VARIABLE</text:p>
          </table:table-cell>
          <table:table-cell/>
          <table:table-cell table:style-name="ce2" table:formula="of:=IFERROR(__xludf.dummyfunction(&quot;UPPER(GOOGLETRANSLATE(if(len(D60) &gt; 0, D60, C60),&quot;&quot;en&quot;&quot;,$A$1))&quot;);&quot;הבא לולאה עם משתנה מחרוזת&quot;)" office:value-type="string" office:string-value="הבא לולאה עם משתנה מחרוזת" calcext:value-type="string">
            <text:p>הבא לולאה עם משתנה מחרוזת</text:p>
          </table:table-cell>
          <table:table-cell table:number-columns-repeated="1019"/>
        </table:table-row>
        <table:table-row table:style-name="ro1">
          <table:table-cell table:style-name="ce5" table:formula="of:=IF(LEN([.F61]) &gt; 0; [.F61]; [.E61])" office:value-type="string" office:string-value="אי התאמה אופרנד" calcext:value-type="string">
            <text:p>אי התאמה אופרנד</text:p>
          </table:table-cell>
          <table:table-cell table:style-name="ce8" table:formula="of:=IFERROR(__xludf.dummyfunction(&quot;upper(googletranslate(A61,$A$1,&quot;&quot;en&quot;&quot;))&quot;);&quot;OPERAND FAILURE TO MATCH&quot;)" office:value-type="string" office:string-value="OPERAND FAILURE TO MATCH" calcext:value-type="string">
            <text:p>OPERAND FAILURE TO MATCH</text:p>
          </table:table-cell>
          <table:table-cell table:style-name="ce2" table:formula="of:=[$errors.A20]" office:value-type="string" office:string-value="OPERAND MISMATCH" calcext:value-type="string">
            <text:p>OPERAND MISMATCH</text:p>
          </table:table-cell>
          <table:table-cell/>
          <table:table-cell table:style-name="ce2" table:formula="of:=IFERROR(__xludf.dummyfunction(&quot;UPPER(GOOGLETRANSLATE(if(len(D61) &gt; 0, D61, C61),&quot;&quot;en&quot;&quot;,$A$1))&quot;);&quot;אי התאמה אופרנד&quot;)" office:value-type="string" office:string-value="אי התאמה אופרנד" calcext:value-type="string">
            <text:p>אי התאמה אופרנד</text:p>
          </table:table-cell>
          <table:table-cell table:number-columns-repeated="1019"/>
        </table:table-row>
        <table:table-row table:style-name="ro1">
          <table:table-cell table:style-name="ce5" table:formula="of:=IF(LEN([.F62]) &gt; 0; [.F62]; [.E62])" office:value-type="string" office:string-value="אפשרות דורשת שפה" calcext:value-type="string">
            <text:p>אפשרות דורשת שפה</text:p>
          </table:table-cell>
          <table:table-cell table:style-name="ce8" table:formula="of:=IFERROR(__xludf.dummyfunction(&quot;upper(googletranslate(A62,$A$1,&quot;&quot;en&quot;&quot;))&quot;);&quot;OPTION REQUIRES LANGUAGE&quot;)" office:value-type="string" office:string-value="OPTION REQUIRES LANGUAGE" calcext:value-type="string">
            <text:p>OPTION REQUIRES LANGUAGE</text:p>
          </table:table-cell>
          <table:table-cell table:style-name="ce2" table:formula="of:=[$errors.A21]" office:value-type="string" office:string-value="OPTION REQUIRES A LANGUAGE" calcext:value-type="string">
            <text:p>OPTION REQUIRES A LANGUAGE</text:p>
          </table:table-cell>
          <table:table-cell/>
          <table:table-cell table:style-name="ce2" table:formula="of:=IFERROR(__xludf.dummyfunction(&quot;UPPER(GOOGLETRANSLATE(if(len(D62) &gt; 0, D62, C62),&quot;&quot;en&quot;&quot;,$A$1))&quot;);&quot;אפשרות דורשת שפה&quot;)" office:value-type="string" office:string-value="אפשרות דורשת שפה" calcext:value-type="string">
            <text:p>אפשרות דורשת שפה</text:p>
          </table:table-cell>
          <table:table-cell table:number-columns-repeated="1019"/>
        </table:table-row>
        <table:table-row table:style-name="ro1">
          <table:table-cell table:style-name="ce5" table:formula="of:=IF(LEN([.F63]) &gt; 0; [.F63]; [.E63])" office:value-type="string" office:string-value="אנא בדוק את הגדרות השפה או משתנה הסביבה" calcext:value-type="string">
            <text:p>אנא בדוק את הגדרות השפה או משתנה הסביבה</text:p>
          </table:table-cell>
          <table:table-cell table:style-name="ce8" table:formula="of:=IFERROR(__xludf.dummyfunction(&quot;upper(googletranslate(A63,$A$1,&quot;&quot;en&quot;&quot;))&quot;);&quot;PLEASE CHECK THE LANGUAGE SETTINGS OR ENVIRONMENTAL VARIABLE&quot;)" office:value-type="string" office:string-value="PLEASE CHECK THE LANGUAGE SETTINGS OR ENVIRONMENTAL VARIABLE" calcext:value-type="string">
            <text:p>PLEASE CHECK THE LANGUAGE SETTINGS OR ENVIRONMENTAL VARIABLE</text:p>
          </table:table-cell>
          <table:table-cell table:style-name="ce2" table:formula="of:=[$errors.A22]" office:value-type="string" office:string-value="PLEASE CHECK LANGUAGE SETTINGS OR ENVIRONMENT VARIABLE" calcext:value-type="string">
            <text:p>PLEASE CHECK LANGUAGE SETTINGS OR ENVIRONMENT VARIABLE</text:p>
          </table:table-cell>
          <table:table-cell/>
          <table:table-cell table:style-name="ce2" table:formula="of:=IFERROR(__xludf.dummyfunction(&quot;UPPER(GOOGLETRANSLATE(if(len(D63) &gt; 0, D63, C63),&quot;&quot;en&quot;&quot;,$A$1))&quot;);&quot;אנא בדוק את הגדרות השפה או משתנה הסביבה&quot;)" office:value-type="string" office:string-value="אנא בדוק את הגדרות השפה או משתנה הסביבה" calcext:value-type="string">
            <text:p>אנא בדוק את הגדרות השפה או משתנה הסביבה</text:p>
          </table:table-cell>
          <table:table-cell table:number-columns-repeated="1019"/>
        </table:table-row>
        <table:table-row table:style-name="ro1">
          <table:table-cell table:style-name="ce5" table:formula="of:=IF(LEN([.F64]) &gt; 0; [.F64]; [.E64])" office:value-type="string" office:string-value="שגיאת היגיון במתמטיקה של מחרוזת" calcext:value-type="string">
            <text:p>שגיאת היגיון במתמטיקה של מחרוזת</text:p>
          </table:table-cell>
          <table:table-cell table:style-name="ce8" table:formula="of:=IFERROR(__xludf.dummyfunction(&quot;upper(googletranslate(A64,$A$1,&quot;&quot;en&quot;&quot;))&quot;);&quot;THE LOGIC ERROR IN THE MATH OF THE STRING&quot;)" office:value-type="string" office:string-value="THE LOGIC ERROR IN THE MATH OF THE STRING" calcext:value-type="string">
            <text:p>THE LOGIC ERROR IN THE MATH OF THE STRING</text:p>
          </table:table-cell>
          <table:table-cell table:style-name="ce2" table:formula="of:=[$errors.A23]" office:value-type="string" office:string-value="STRING MATH LOGIC ERROR" calcext:value-type="string">
            <text:p>STRING MATH LOGIC ERROR</text:p>
          </table:table-cell>
          <table:table-cell/>
          <table:table-cell table:style-name="ce2" table:formula="of:=IFERROR(__xludf.dummyfunction(&quot;UPPER(GOOGLETRANSLATE(if(len(D64) &gt; 0, D64, C64),&quot;&quot;en&quot;&quot;,$A$1))&quot;);&quot;שגיאת היגיון במתמטיקה של מחרוזת&quot;)" office:value-type="string" office:string-value="שגיאת היגיון במתמטיקה של מחרוזת" calcext:value-type="string">
            <text:p>שגיאת היגיון במתמטיקה של מחרוזת</text:p>
          </table:table-cell>
          <table:table-cell table:number-columns-repeated="1019"/>
        </table:table-row>
        <table:table-row table:style-name="ro1">
          <table:table-cell table:style-name="ce5" table:formula="of:=IF(LEN([.F65]) &gt; 0; [.F65]; [.E65])" office:value-type="string" office:string-value="שגיאת תחביר" calcext:value-type="string">
            <text:p>שגיאת תחביר</text:p>
          </table:table-cell>
          <table:table-cell table:style-name="ce8" table:formula="of:=IFERROR(__xludf.dummyfunction(&quot;upper(googletranslate(A65,$A$1,&quot;&quot;en&quot;&quot;))&quot;);&quot;SYNTAX ERROR&quot;)" office:value-type="string" office:string-value="SYNTAX ERROR" calcext:value-type="string">
            <text:p>SYNTAX ERROR</text:p>
          </table:table-cell>
          <table:table-cell table:style-name="ce2" table:formula="of:=[$errors.A24]" office:value-type="string" office:string-value="SYNTAX ERROR" calcext:value-type="string">
            <text:p>SYNTAX ERROR</text:p>
          </table:table-cell>
          <table:table-cell/>
          <table:table-cell table:style-name="ce2" table:formula="of:=IFERROR(__xludf.dummyfunction(&quot;UPPER(GOOGLETRANSLATE(if(len(D65) &gt; 0, D65, C65),&quot;&quot;en&quot;&quot;,$A$1))&quot;);&quot;שגיאת תחביר&quot;)" office:value-type="string" office:string-value="שגיאת תחביר" calcext:value-type="string">
            <text:p>שגיאת תחביר</text:p>
          </table:table-cell>
          <table:table-cell table:number-columns-repeated="1019"/>
        </table:table-row>
        <table:table-row table:style-name="ro1">
          <table:table-cell table:style-name="ce5" table:formula="of:=IF(LEN([.F66]) &gt; 0; [.F66]; [.E66])" office:value-type="string" office:string-value="לא ניתן לפתוח קובץ" calcext:value-type="string">
            <text:p>לא ניתן לפתוח קובץ</text:p>
          </table:table-cell>
          <table:table-cell table:style-name="ce8" table:formula="of:=IFERROR(__xludf.dummyfunction(&quot;upper(googletranslate(A66,$A$1,&quot;&quot;en&quot;&quot;))&quot;);&quot;CANNOT OPEN A FILE&quot;)" office:value-type="string" office:string-value="CANNOT OPEN A FILE" calcext:value-type="string">
            <text:p>CANNOT OPEN A FILE</text:p>
          </table:table-cell>
          <table:table-cell table:style-name="ce2" table:formula="of:=[$errors.A25]" office:value-type="string" office:string-value="UNABLE TO OPEN FILE" calcext:value-type="string">
            <text:p>UNABLE TO OPEN FILE</text:p>
          </table:table-cell>
          <table:table-cell/>
          <table:table-cell table:style-name="ce2" table:formula="of:=IFERROR(__xludf.dummyfunction(&quot;UPPER(GOOGLETRANSLATE(if(len(D66) &gt; 0, D66, C66),&quot;&quot;en&quot;&quot;,$A$1))&quot;);&quot;לא ניתן לפתוח קובץ&quot;)" office:value-type="string" office:string-value="לא ניתן לפתוח קובץ" calcext:value-type="string">
            <text:p>לא ניתן לפתוח קובץ</text:p>
          </table:table-cell>
          <table:table-cell table:number-columns-repeated="1019"/>
        </table:table-row>
        <table:table-row table:style-name="ro1">
          <table:table-cell table:style-name="ce5" table:formula="of:=IF(LEN([.F67]) &gt; 0; [.F67]; [.E67])" office:value-type="string" office:string-value="לא ניתן לפתוח לקובץ פתוח לקריאה" calcext:value-type="string">
            <text:p>לא ניתן לפתוח לקובץ פתוח לקריאה</text:p>
          </table:table-cell>
          <table:table-cell table:style-name="ce8" table:formula="of:=IFERROR(__xludf.dummyfunction(&quot;upper(googletranslate(A67,$A$1,&quot;&quot;en&quot;&quot;))&quot;);&quot;UNABLE TO OPEN AN OPEN FILE TO READ&quot;)" office:value-type="string" office:string-value="UNABLE TO OPEN AN OPEN FILE TO READ" calcext:value-type="string">
            <text:p>UNABLE TO OPEN AN OPEN FILE TO READ</text:p>
          </table:table-cell>
          <table:table-cell table:style-name="ce2" table:formula="of:=[$errors.A26]" office:value-type="string" office:string-value="UNABLE TO OPEN TO OPEN FILE FOR READING" calcext:value-type="string">
            <text:p>UNABLE TO OPEN TO OPEN FILE FOR READING</text:p>
          </table:table-cell>
          <table:table-cell/>
          <table:table-cell table:style-name="ce2" table:formula="of:=IFERROR(__xludf.dummyfunction(&quot;UPPER(GOOGLETRANSLATE(if(len(D67) &gt; 0, D67, C67),&quot;&quot;en&quot;&quot;,$A$1))&quot;);&quot;לא ניתן לפתוח לקובץ פתוח לקריאה&quot;)" office:value-type="string" office:string-value="לא ניתן לפתוח לקובץ פתוח לקריאה" calcext:value-type="string">
            <text:p>לא ניתן לפתוח לקובץ פתוח לקריאה</text:p>
          </table:table-cell>
          <table:table-cell table:number-columns-repeated="1019"/>
        </table:table-row>
        <table:table-row table:style-name="ro1">
          <table:table-cell table:style-name="ce5" table:formula="of:=IF(LEN([.F68]) &gt; 0; [.F68]; [.E68])" office:value-type="string" office:string-value="תווית לא מוגדרת" calcext:value-type="string">
            <text:p>תווית לא מוגדרת</text:p>
          </table:table-cell>
          <table:table-cell table:style-name="ce8" table:formula="of:=IFERROR(__xludf.dummyfunction(&quot;upper(googletranslate(A68,$A$1,&quot;&quot;en&quot;&quot;))&quot;);&quot;A NON -DEFINED LABEL&quot;)" office:value-type="string" office:string-value="A NON -DEFINED LABEL" calcext:value-type="string">
            <text:p>A NON -DEFINED LABEL</text:p>
          </table:table-cell>
          <table:table-cell table:style-name="ce2" table:formula="of:=[$errors.A27]" office:value-type="string" office:string-value="UNDEFINED LABEL" calcext:value-type="string">
            <text:p>UNDEFINED LABEL</text:p>
          </table:table-cell>
          <table:table-cell/>
          <table:table-cell table:style-name="ce2" table:formula="of:=IFERROR(__xludf.dummyfunction(&quot;UPPER(GOOGLETRANSLATE(if(len(D68) &gt; 0, D68, C68),&quot;&quot;en&quot;&quot;,$A$1))&quot;);&quot;תווית לא מוגדרת&quot;)" office:value-type="string" office:string-value="תווית לא מוגדרת" calcext:value-type="string">
            <text:p>תווית לא מוגדרת</text:p>
          </table:table-cell>
          <table:table-cell table:number-columns-repeated="1019"/>
        </table:table-row>
        <table:table-row table:style-name="ro1">
          <table:table-cell table:style-name="ce5" table:formula="of:=IF(LEN([.F69]) &gt; 0; [.F69]; [.E69])" office:value-type="string" office:string-value="פעולה לא מטופלת" calcext:value-type="string">
            <text:p>פעולה לא מטופלת</text:p>
          </table:table-cell>
          <table:table-cell table:style-name="ce8" table:formula="of:=IFERROR(__xludf.dummyfunction(&quot;upper(googletranslate(A69,$A$1,&quot;&quot;en&quot;&quot;))&quot;);&quot;NOT TREATED ACTION&quot;)" office:value-type="string" office:string-value="NOT TREATED ACTION" calcext:value-type="string">
            <text:p>NOT TREATED ACTION</text:p>
          </table:table-cell>
          <table:table-cell table:style-name="ce2" table:formula="of:=[$errors.A28]" office:value-type="string" office:string-value="UNHANDLED OPERATION" calcext:value-type="string">
            <text:p>UNHANDLED OPERATION</text:p>
          </table:table-cell>
          <table:table-cell/>
          <table:table-cell table:style-name="ce2" table:formula="of:=IFERROR(__xludf.dummyfunction(&quot;UPPER(GOOGLETRANSLATE(if(len(D69) &gt; 0, D69, C69),&quot;&quot;en&quot;&quot;,$A$1))&quot;);&quot;פעולה לא מטופלת&quot;)" office:value-type="string" office:string-value="פעולה לא מטופלת" calcext:value-type="string">
            <text:p>פעולה לא מטופלת</text:p>
          </table:table-cell>
          <table:table-cell table:number-columns-repeated="1019"/>
        </table:table-row>
        <table:table-row table:style-name="ro1">
          <table:table-cell table:style-name="ce5" table:formula="of:=IF(LEN([.F70]) &gt; 0; [.F70]; [.E70])" office:value-type="string" office:string-value="קוד פעולה לא מטופל" calcext:value-type="string">
            <text:p>קוד פעולה לא מטופל</text:p>
          </table:table-cell>
          <table:table-cell table:style-name="ce8" table:formula="of:=IFERROR(__xludf.dummyfunction(&quot;upper(googletranslate(A70,$A$1,&quot;&quot;en&quot;&quot;))&quot;);&quot;AN UNPROCESSED ACTION CODE&quot;)" office:value-type="string" office:string-value="AN UNPROCESSED ACTION CODE" calcext:value-type="string">
            <text:p>AN UNPROCESSED ACTION CODE</text:p>
          </table:table-cell>
          <table:table-cell table:style-name="ce2" table:formula="of:=[$errors.A29]" office:value-type="string" office:string-value="UNHANDLED OPERATION CODE" calcext:value-type="string">
            <text:p>UNHANDLED OPERATION CODE</text:p>
          </table:table-cell>
          <table:table-cell/>
          <table:table-cell table:style-name="ce2" table:formula="of:=IFERROR(__xludf.dummyfunction(&quot;UPPER(GOOGLETRANSLATE(if(len(D70) &gt; 0, D70, C70),&quot;&quot;en&quot;&quot;,$A$1))&quot;);&quot;קוד פעולה לא מטופל&quot;)" office:value-type="string" office:string-value="קוד פעולה לא מטופל" calcext:value-type="string">
            <text:p>קוד פעולה לא מטופל</text:p>
          </table:table-cell>
          <table:table-cell table:number-columns-repeated="1019"/>
        </table:table-row>
        <table:table-row table:style-name="ro1">
          <table:table-cell table:style-name="ce5" table:formula="of:=IF(LEN([.F71]) &gt; 0; [.F71]; [.E71])" office:value-type="string" office:string-value="לא ידוע אם תווית" calcext:value-type="string">
            <text:p>לא ידוע אם תווית</text:p>
          </table:table-cell>
          <table:table-cell table:style-name="ce8" table:formula="of:=IFERROR(__xludf.dummyfunction(&quot;upper(googletranslate(A71,$A$1,&quot;&quot;en&quot;&quot;))&quot;);&quot;UNKNOWN IF LABEL&quot;)" office:value-type="string" office:string-value="UNKNOWN IF LABEL" calcext:value-type="string">
            <text:p>UNKNOWN IF LABEL</text:p>
          </table:table-cell>
          <table:table-cell table:style-name="ce2" table:formula="of:=[$errors.A30]" office:value-type="string" office:string-value="UNKNOWN IF LABEL" calcext:value-type="string">
            <text:p>UNKNOWN IF LABEL</text:p>
          </table:table-cell>
          <table:table-cell/>
          <table:table-cell table:style-name="ce2" table:formula="of:=IFERROR(__xludf.dummyfunction(&quot;UPPER(GOOGLETRANSLATE(if(len(D71) &gt; 0, D71, C71),&quot;&quot;en&quot;&quot;,$A$1))&quot;);&quot;לא ידוע אם תווית&quot;)" office:value-type="string" office:string-value="לא ידוע אם תווית" calcext:value-type="string">
            <text:p>לא ידוע אם תווית</text:p>
          </table:table-cell>
          <table:table-cell table:number-columns-repeated="1019"/>
        </table:table-row>
        <table:table-row table:style-name="ro1">
          <table:table-cell table:style-name="ce5" table:formula="of:=IF(LEN([.F72]) &gt; 0; [.F72]; [.E72])" office:value-type="string" office:string-value="פעולת מתמטיקה כפולה לא מוכרת" calcext:value-type="string">
            <text:p>פעולת מתמטיקה כפולה לא מוכרת</text:p>
          </table:table-cell>
          <table:table-cell table:style-name="ce8" table:formula="of:=IFERROR(__xludf.dummyfunction(&quot;upper(googletranslate(A72,$A$1,&quot;&quot;en&quot;&quot;))&quot;);&quot;DOUBLE MATH OPERATION IS UNFAMILIAR&quot;)" office:value-type="string" office:string-value="DOUBLE MATH OPERATION IS UNFAMILIAR" calcext:value-type="string">
            <text:p>DOUBLE MATH OPERATION IS UNFAMILIAR</text:p>
          </table:table-cell>
          <table:table-cell table:style-name="ce2" table:formula="of:=[$errors.A31]" office:value-type="string" office:string-value="UNRECOGNIZED DOUBLE MATH OPERATION" calcext:value-type="string">
            <text:p>UNRECOGNIZED DOUBLE MATH OPERATION</text:p>
          </table:table-cell>
          <table:table-cell/>
          <table:table-cell table:style-name="ce2" table:formula="of:=IFERROR(__xludf.dummyfunction(&quot;UPPER(GOOGLETRANSLATE(if(len(D72) &gt; 0, D72, C72),&quot;&quot;en&quot;&quot;,$A$1))&quot;);&quot;פעולת מתמטיקה כפולה לא מוכרת&quot;)" office:value-type="string" office:string-value="פעולת מתמטיקה כפולה לא מוכרת" calcext:value-type="string">
            <text:p>פעולת מתמטיקה כפולה לא מוכרת</text:p>
          </table:table-cell>
          <table:table-cell table:number-columns-repeated="1019"/>
        </table:table-row>
        <table:table-row table:style-name="ro1">
          <table:table-cell table:style-name="ce5" table:formula="of:=IF(LEN([.F73]) &gt; 0; [.F73]; [.E73])" office:value-type="string" office:string-value="הגדרת פונקציה לא מוכרת" calcext:value-type="string">
            <text:p>הגדרת פונקציה לא מוכרת</text:p>
          </table:table-cell>
          <table:table-cell table:style-name="ce8" table:formula="of:=IFERROR(__xludf.dummyfunction(&quot;upper(googletranslate(A73,$A$1,&quot;&quot;en&quot;&quot;))&quot;);&quot;SET UP AN UNFAMILIAR FUNCTION&quot;)" office:value-type="string" office:string-value="SET UP AN UNFAMILIAR FUNCTION" calcext:value-type="string">
            <text:p>SET UP AN UNFAMILIAR FUNCTION</text:p>
          </table:table-cell>
          <table:table-cell table:style-name="ce2" table:formula="of:=[$errors.A32]" office:value-type="string" office:string-value="UNRECOGNIZED FUNCTION DEFINITION" calcext:value-type="string">
            <text:p>UNRECOGNIZED FUNCTION DEFINITION</text:p>
          </table:table-cell>
          <table:table-cell/>
          <table:table-cell table:style-name="ce2" table:formula="of:=IFERROR(__xludf.dummyfunction(&quot;UPPER(GOOGLETRANSLATE(if(len(D73) &gt; 0, D73, C73),&quot;&quot;en&quot;&quot;,$A$1))&quot;);&quot;הגדרת פונקציה לא מוכרת&quot;)" office:value-type="string" office:string-value="הגדרת פונקציה לא מוכרת" calcext:value-type="string">
            <text:p>הגדרת פונקציה לא מוכרת</text:p>
          </table:table-cell>
          <table:table-cell table:number-columns-repeated="1019"/>
        </table:table-row>
        <table:table-row table:style-name="ro1">
          <table:table-cell table:style-name="ce5" table:formula="of:=IF(LEN([.F74]) &gt; 0; [.F74]; [.E74])" office:value-type="string" office:string-value="תווית GOSUB לא מוכרת" calcext:value-type="string">
            <text:p>תווית GOSUB לא מוכרת</text:p>
          </table:table-cell>
          <table:table-cell table:style-name="ce8" table:formula="of:=IFERROR(__xludf.dummyfunction(&quot;upper(googletranslate(A74,$A$1,&quot;&quot;en&quot;&quot;))&quot;);&quot;NON -RECOGNIZED GOSUB LABEL&quot;)" office:value-type="string" office:string-value="NON -RECOGNIZED GOSUB LABEL" calcext:value-type="string">
            <text:p>NON -RECOGNIZED GOSUB LABEL</text:p>
          </table:table-cell>
          <table:table-cell table:style-name="ce2" table:formula="of:=[$errors.A33]" office:value-type="string" office:string-value="UNRECOGNIZED GOSUB LABEL" calcext:value-type="string">
            <text:p>UNRECOGNIZED GOSUB LABEL</text:p>
          </table:table-cell>
          <table:table-cell/>
          <table:table-cell table:style-name="ce2" table:formula="of:=IFERROR(__xludf.dummyfunction(&quot;UPPER(GOOGLETRANSLATE(if(len(D74) &gt; 0, D74, C74),&quot;&quot;en&quot;&quot;,$A$1))&quot;);&quot;תווית GOSUB לא מוכרת&quot;)" office:value-type="string" office:string-value="תווית GOSUB לא מוכרת" calcext:value-type="string">
            <text:p>תווית GOSUB לא מוכרת</text:p>
          </table:table-cell>
          <table:table-cell table:number-columns-repeated="1019"/>
        </table:table-row>
        <table:table-row table:style-name="ro1">
          <table:table-cell table:style-name="ce5" table:formula="of:=IF(LEN([.F75]) &gt; 0; [.F75]; [.E75])" office:value-type="string" office:string-value="תווית GOTO לא מוכרת" calcext:value-type="string">
            <text:p>תווית GOTO לא מוכרת</text:p>
          </table:table-cell>
          <table:table-cell table:style-name="ce8" table:formula="of:=IFERROR(__xludf.dummyfunction(&quot;upper(googletranslate(A75,$A$1,&quot;&quot;en&quot;&quot;))&quot;);&quot;UNKNOWN GOTO LABEL&quot;)" office:value-type="string" office:string-value="UNKNOWN GOTO LABEL" calcext:value-type="string">
            <text:p>UNKNOWN GOTO LABEL</text:p>
          </table:table-cell>
          <table:table-cell table:style-name="ce2" table:formula="of:=[$errors.A34]" office:value-type="string" office:string-value="UNRECOGNIZED GOTO LABEL" calcext:value-type="string">
            <text:p>UNRECOGNIZED GOTO LABEL</text:p>
          </table:table-cell>
          <table:table-cell/>
          <table:table-cell table:style-name="ce2" table:formula="of:=IFERROR(__xludf.dummyfunction(&quot;UPPER(GOOGLETRANSLATE(if(len(D75) &gt; 0, D75, C75),&quot;&quot;en&quot;&quot;,$A$1))&quot;);&quot;תווית GOTO לא מוכרת&quot;)" office:value-type="string" office:string-value="תווית GOTO לא מוכרת" calcext:value-type="string">
            <text:p>תווית GOTO לא מוכרת</text:p>
          </table:table-cell>
          <table:table-cell table:number-columns-repeated="1019"/>
        </table:table-row>
        <table:table-row table:style-name="ro1">
          <table:table-cell table:style-name="ce5" table:formula="of:=IF(LEN([.F76]) &gt; 0; [.F76]; [.E76])" office:value-type="string" office:string-value="קלט לא מוכר" calcext:value-type="string">
            <text:p>קלט לא מוכר</text:p>
          </table:table-cell>
          <table:table-cell table:style-name="ce8" table:formula="of:=IFERROR(__xludf.dummyfunction(&quot;upper(googletranslate(A76,$A$1,&quot;&quot;en&quot;&quot;))&quot;);&quot;INPUT UNFAMILIAR&quot;)" office:value-type="string" office:string-value="INPUT UNFAMILIAR" calcext:value-type="string">
            <text:p>INPUT UNFAMILIAR</text:p>
          </table:table-cell>
          <table:table-cell table:style-name="ce2" table:formula="of:=[$errors.A35]" office:value-type="string" office:string-value="UNRECOGNIZED INPUT" calcext:value-type="string">
            <text:p>UNRECOGNIZED INPUT</text:p>
          </table:table-cell>
          <table:table-cell/>
          <table:table-cell table:style-name="ce2" table:formula="of:=IFERROR(__xludf.dummyfunction(&quot;UPPER(GOOGLETRANSLATE(if(len(D76) &gt; 0, D76, C76),&quot;&quot;en&quot;&quot;,$A$1))&quot;);&quot;קלט לא מוכר&quot;)" office:value-type="string" office:string-value="קלט לא מוכר" calcext:value-type="string">
            <text:p>קלט לא מוכר</text:p>
          </table:table-cell>
          <table:table-cell table:number-columns-repeated="1019"/>
        </table:table-row>
        <table:table-row table:style-name="ro1">
          <table:table-cell table:style-name="ce5" table:formula="of:=IF(LEN([.F77]) &gt; 0; [.F77]; [.E77])" office:value-type="string" office:string-value="פעולת מתמטיקה שלמה לא מוכרת" calcext:value-type="string">
            <text:p>פעולת מתמטיקה שלמה לא מוכרת</text:p>
          </table:table-cell>
          <table:table-cell table:style-name="ce8" table:formula="of:=IFERROR(__xludf.dummyfunction(&quot;upper(googletranslate(A77,$A$1,&quot;&quot;en&quot;&quot;))&quot;);&quot;INCREASED INCORRECT MATHEMATICS ACTION&quot;)" office:value-type="string" office:string-value="INCREASED INCORRECT MATHEMATICS ACTION" calcext:value-type="string">
            <text:p>INCREASED INCORRECT MATHEMATICS ACTION</text:p>
          </table:table-cell>
          <table:table-cell table:style-name="ce2" table:formula="of:=[$errors.A36]" office:value-type="string" office:string-value="UNRECOGNIZED INTEGER MATH OPERATION" calcext:value-type="string">
            <text:p>UNRECOGNIZED INTEGER MATH OPERATION</text:p>
          </table:table-cell>
          <table:table-cell/>
          <table:table-cell table:style-name="ce2" table:formula="of:=IFERROR(__xludf.dummyfunction(&quot;UPPER(GOOGLETRANSLATE(if(len(D77) &gt; 0, D77, C77),&quot;&quot;en&quot;&quot;,$A$1))&quot;);&quot;פעולת מתמטיקה שלמה לא מוכרת&quot;)" office:value-type="string" office:string-value="פעולת מתמטיקה שלמה לא מוכרת" calcext:value-type="string">
            <text:p>פעולת מתמטיקה שלמה לא מוכרת</text:p>
          </table:table-cell>
          <table:table-cell table:number-columns-repeated="1019"/>
        </table:table-row>
        <table:table-row table:style-name="ro1">
          <table:table-cell table:style-name="ce5" table:formula="of:=IF(LEN([.F78]) &gt; 0; [.F78]; [.E78])" office:value-type="string" office:string-value="סוג מתמטיקה לא מוכר" calcext:value-type="string">
            <text:p>סוג מתמטיקה לא מוכר</text:p>
          </table:table-cell>
          <table:table-cell table:style-name="ce8" table:formula="of:=IFERROR(__xludf.dummyfunction(&quot;upper(googletranslate(A78,$A$1,&quot;&quot;en&quot;&quot;))&quot;);&quot;TYPE OF UNKNOWN MATH&quot;)" office:value-type="string" office:string-value="TYPE OF UNKNOWN MATH" calcext:value-type="string">
            <text:p>TYPE OF UNKNOWN MATH</text:p>
          </table:table-cell>
          <table:table-cell table:style-name="ce2" table:formula="of:=[$errors.A37]" office:value-type="string" office:string-value="UNRECOGNIZED MATH TYPE" calcext:value-type="string">
            <text:p>UNRECOGNIZED MATH TYPE</text:p>
          </table:table-cell>
          <table:table-cell/>
          <table:table-cell table:style-name="ce2" table:formula="of:=IFERROR(__xludf.dummyfunction(&quot;UPPER(GOOGLETRANSLATE(if(len(D78) &gt; 0, D78, C78),&quot;&quot;en&quot;&quot;,$A$1))&quot;);&quot;סוג מתמטיקה לא מוכר&quot;)" office:value-type="string" office:string-value="סוג מתמטיקה לא מוכר" calcext:value-type="string">
            <text:p>סוג מתמטיקה לא מוכר</text:p>
          </table:table-cell>
          <table:table-cell table:number-columns-repeated="1019"/>
        </table:table-row>
        <table:table-row table:style-name="ro1">
          <table:table-cell table:style-name="ce5" table:formula="of:=IF(LEN([.F79]) &gt; 0; [.F79]; [.E79])" office:value-type="string" office:string-value="משתנה הבא לא מוכר" calcext:value-type="string">
            <text:p>משתנה הבא לא מוכר</text:p>
          </table:table-cell>
          <table:table-cell table:style-name="ce8" table:formula="of:=IFERROR(__xludf.dummyfunction(&quot;upper(googletranslate(A79,$A$1,&quot;&quot;en&quot;&quot;))&quot;);&quot;THE FOLLOWING VARIABLE IS NOT RECOGNIZED&quot;)" office:value-type="string" office:string-value="THE FOLLOWING VARIABLE IS NOT RECOGNIZED" calcext:value-type="string">
            <text:p>THE FOLLOWING VARIABLE IS NOT RECOGNIZED</text:p>
          </table:table-cell>
          <table:table-cell table:style-name="ce2" table:formula="of:=[$errors.A38]" office:value-type="string" office:string-value="UNRECOGNIZED NEXT VARIABLE" calcext:value-type="string">
            <text:p>UNRECOGNIZED NEXT VARIABLE</text:p>
          </table:table-cell>
          <table:table-cell/>
          <table:table-cell table:style-name="ce2" table:formula="of:=IFERROR(__xludf.dummyfunction(&quot;UPPER(GOOGLETRANSLATE(if(len(D79) &gt; 0, D79, C79),&quot;&quot;en&quot;&quot;,$A$1))&quot;);&quot;משתנה הבא לא מוכר&quot;)" office:value-type="string" office:string-value="משתנה הבא לא מוכר" calcext:value-type="string">
            <text:p>משתנה הבא לא מוכר</text:p>
          </table:table-cell>
          <table:table-cell table:number-columns-repeated="1019"/>
        </table:table-row>
        <table:table-row table:style-name="ro1">
          <table:table-cell table:style-name="ce5" table:formula="of:=IF(LEN([.F80]) &gt; 0; [.F80]; [.E80])" office:value-type="string" office:string-value="OP לא מוכר בהדפס" calcext:value-type="string">
            <text:p>OP לא מוכר בהדפס</text:p>
          </table:table-cell>
          <table:table-cell table:style-name="ce8" table:formula="of:=IFERROR(__xludf.dummyfunction(&quot;upper(googletranslate(A80,$A$1,&quot;&quot;en&quot;&quot;))&quot;);&quot;OP IS NOT KNOWN IN PRINT&quot;)" office:value-type="string" office:string-value="OP IS NOT KNOWN IN PRINT" calcext:value-type="string">
            <text:p>OP IS NOT KNOWN IN PRINT</text:p>
          </table:table-cell>
          <table:table-cell table:style-name="ce2" table:formula="of:=[$errors.A39]" office:value-type="string" office:string-value="UNRECOGNIZED OP IN PRINT" calcext:value-type="string">
            <text:p>UNRECOGNIZED OP IN PRINT</text:p>
          </table:table-cell>
          <table:table-cell/>
          <table:table-cell table:style-name="ce2" table:formula="of:=IFERROR(__xludf.dummyfunction(&quot;UPPER(GOOGLETRANSLATE(if(len(D80) &gt; 0, D80, C80),&quot;&quot;en&quot;&quot;,$A$1))&quot;);&quot;OP לא מוכר בהדפס&quot;)" office:value-type="string" office:string-value="OP לא מוכר בהדפס" calcext:value-type="string">
            <text:p>OP לא מוכר בהדפס</text:p>
          </table:table-cell>
          <table:table-cell table:number-columns-repeated="1019"/>
        </table:table-row>
        <table:table-row table:style-name="ro1">
          <table:table-cell table:style-name="ce5" table:formula="of:=IF(LEN([.F81]) &gt; 0; [.F81]; [.E81])" office:value-type="string" office:string-value="פעולת מתמטיקה רציונלית לא מוכרת" calcext:value-type="string">
            <text:p>פעולת מתמטיקה רציונלית לא מוכרת</text:p>
          </table:table-cell>
          <table:table-cell table:style-name="ce8" table:formula="of:=IFERROR(__xludf.dummyfunction(&quot;upper(googletranslate(A81,$A$1,&quot;&quot;en&quot;&quot;))&quot;);&quot;INCREASED RATIONAL MATH OPERATION&quot;)" office:value-type="string" office:string-value="INCREASED RATIONAL MATH OPERATION" calcext:value-type="string">
            <text:p>INCREASED RATIONAL MATH OPERATION</text:p>
          </table:table-cell>
          <table:table-cell table:style-name="ce2" table:formula="of:=[$errors.A40]" office:value-type="string" office:string-value="UNRECOGNIZED RATIONAL MATH OPERATION" calcext:value-type="string">
            <text:p>UNRECOGNIZED RATIONAL MATH OPERATION</text:p>
          </table:table-cell>
          <table:table-cell/>
          <table:table-cell table:style-name="ce2" table:formula="of:=IFERROR(__xludf.dummyfunction(&quot;UPPER(GOOGLETRANSLATE(if(len(D81) &gt; 0, D81, C81),&quot;&quot;en&quot;&quot;,$A$1))&quot;);&quot;פעולת מתמטיקה רציונלית לא מוכרת&quot;)" office:value-type="string" office:string-value="פעולת מתמטיקה רציונלית לא מוכרת" calcext:value-type="string">
            <text:p>פעולת מתמטיקה רציונלית לא מוכרת</text:p>
          </table:table-cell>
          <table:table-cell table:number-columns-repeated="1019"/>
        </table:table-row>
        <table:table-row table:style-name="ro1">
          <table:table-cell table:style-name="ce5" table:formula="of:=IF(LEN([.F82]) &gt; 0; [.F82]; [.E82])" office:value-type="string" office:string-value="סוג משתנה לא מוכר" calcext:value-type="string">
            <text:p>סוג משתנה לא מוכר</text:p>
          </table:table-cell>
          <table:table-cell table:style-name="ce8" table:formula="of:=IFERROR(__xludf.dummyfunction(&quot;upper(googletranslate(A82,$A$1,&quot;&quot;en&quot;&quot;))&quot;);&quot;AN UNKNOWN VARIABLE TYPE&quot;)" office:value-type="string" office:string-value="AN UNKNOWN VARIABLE TYPE" calcext:value-type="string">
            <text:p>AN UNKNOWN VARIABLE TYPE</text:p>
          </table:table-cell>
          <table:table-cell table:style-name="ce2" table:formula="of:=[$errors.A41]" office:value-type="string" office:string-value="UNRECOGNIZED VARIABLE TYPE" calcext:value-type="string">
            <text:p>UNRECOGNIZED VARIABLE TYPE</text:p>
          </table:table-cell>
          <table:table-cell/>
          <table:table-cell table:style-name="ce2" table:formula="of:=IFERROR(__xludf.dummyfunction(&quot;UPPER(GOOGLETRANSLATE(if(len(D82) &gt; 0, D82, C82),&quot;&quot;en&quot;&quot;,$A$1))&quot;);&quot;סוג משתנה לא מוכר&quot;)" office:value-type="string" office:string-value="סוג משתנה לא מוכר" calcext:value-type="string">
            <text:p>סוג משתנה לא מוכר</text:p>
          </table:table-cell>
          <table:table-cell table:number-columns-repeated="1019"/>
        </table:table-row>
        <table:table-row table:style-name="ro1">
          <table:table-cell table:style-name="ce5" table:formula="of:=IF(LEN([.F83]) &gt; 0; [.F83]; [.E83])" office:value-type="string" office:string-value="ביטול סביבת הסביבה" calcext:value-type="string">
            <text:p>ביטול סביבת הסביבה</text:p>
          </table:table-cell>
          <table:table-cell table:style-name="ce8" table:formula="of:=IFERROR(__xludf.dummyfunction(&quot;upper(googletranslate(A83,$A$1,&quot;&quot;en&quot;&quot;))&quot;);&quot;CANCELLATION OF THE ENVIRONMENT&quot;)" office:value-type="string" office:string-value="CANCELLATION OF THE ENVIRONMENT" calcext:value-type="string">
            <text:p>CANCELLATION OF THE ENVIRONMENT</text:p>
          </table:table-cell>
          <table:table-cell table:style-name="ce2" table:formula="of:=[$errors.A42]" office:value-type="string" office:string-value="UNSET ENVIRONMENT VARIABLE" calcext:value-type="string">
            <text:p>UNSET ENVIRONMENT VARIABLE</text:p>
          </table:table-cell>
          <table:table-cell/>
          <table:table-cell table:style-name="ce2" table:formula="of:=IFERROR(__xludf.dummyfunction(&quot;UPPER(GOOGLETRANSLATE(if(len(D83) &gt; 0, D83, C83),&quot;&quot;en&quot;&quot;,$A$1))&quot;);&quot;ביטול סביבת הסביבה&quot;)" office:value-type="string" office:string-value="ביטול סביבת הסביבה" calcext:value-type="string">
            <text:p>ביטול סביבת הסביבה</text:p>
          </table:table-cell>
          <table:table-cell table:number-columns-repeated="1019"/>
        </table:table-row>
        <table:table-row table:style-name="ro1">
          <table:table-cell table:style-name="ce5" table:formula="of:=IF(LEN([.F84]) &gt; 0; [.F84]; [.E84])" office:value-type="string" office:string-value="חוסר התאמה בין הגדרת משתנה / מערך" calcext:value-type="string">
            <text:p>חוסר התאמה בין הגדרת משתנה / מערך</text:p>
          </table:table-cell>
          <table:table-cell table:style-name="ce8" table:formula="of:=IFERROR(__xludf.dummyfunction(&quot;upper(googletranslate(A84,$A$1,&quot;&quot;en&quot;&quot;))&quot;);&quot;INFORMATION BETWEEN THE VARIABLE / ARRAY SETTING&quot;)" office:value-type="string" office:string-value="INFORMATION BETWEEN THE VARIABLE / ARRAY SETTING" calcext:value-type="string">
            <text:p>INFORMATION BETWEEN THE VARIABLE / ARRAY SETTING</text:p>
          </table:table-cell>
          <table:table-cell table:style-name="ce2" table:formula="of:=[$errors.A43]" office:value-type="string" office:string-value="VARIABLE / ARRAY DEFINITION MISMATCH" calcext:value-type="string">
            <text:p>VARIABLE / ARRAY DEFINITION MISMATCH</text:p>
          </table:table-cell>
          <table:table-cell/>
          <table:table-cell table:style-name="ce2" table:formula="of:=IFERROR(__xludf.dummyfunction(&quot;UPPER(GOOGLETRANSLATE(if(len(D84) &gt; 0, D84, C84),&quot;&quot;en&quot;&quot;,$A$1))&quot;);&quot;חוסר התאמה בין הגדרת משתנה / מערך&quot;)" office:value-type="string" office:string-value="חוסר התאמה בין הגדרת משתנה / מערך" calcext:value-type="string">
            <text:p>חוסר התאמה בין הגדרת משתנה / מערך</text:p>
          </table:table-cell>
          <table:table-cell table:number-columns-repeated="1019"/>
        </table:table-row>
        <table:table-row table:style-name="ro1">
          <table:table-cell table:style-name="ce5" table:formula="of:=IF(LEN([.F85]) &gt; 0; [.F85]; [.E85])" office:value-type="string" office:string-value="משתנה המוגדר כמערך" calcext:value-type="string">
            <text:p>משתנה המוגדר כמערך</text:p>
          </table:table-cell>
          <table:table-cell table:style-name="ce8" table:formula="of:=IFERROR(__xludf.dummyfunction(&quot;upper(googletranslate(A85,$A$1,&quot;&quot;en&quot;&quot;))&quot;);&quot;VARIABLE DEFINED AS AN ARRAY&quot;)" office:value-type="string" office:string-value="VARIABLE DEFINED AS AN ARRAY" calcext:value-type="string">
            <text:p>VARIABLE DEFINED AS AN ARRAY</text:p>
          </table:table-cell>
          <table:table-cell table:style-name="ce2" table:formula="of:=[$errors.A44]" office:value-type="string" office:string-value="VARIABLE DEFINED AS ARRAY" calcext:value-type="string">
            <text:p>VARIABLE DEFINED AS ARRAY</text:p>
          </table:table-cell>
          <table:table-cell/>
          <table:table-cell table:style-name="ce2" table:formula="of:=IFERROR(__xludf.dummyfunction(&quot;UPPER(GOOGLETRANSLATE(if(len(D85) &gt; 0, D85, C85),&quot;&quot;en&quot;&quot;,$A$1))&quot;);&quot;משתנה המוגדר כמערך&quot;)" office:value-type="string" office:string-value="משתנה המוגדר כמערך" calcext:value-type="string">
            <text:p>משתנה המוגדר כמערך</text:p>
          </table:table-cell>
          <table:table-cell table:number-columns-repeated="1019"/>
        </table:table-row>
        <table:table-row table:style-name="ro1">
          <table:table-cell table:style-name="ce5" table:formula="of:=IF(LEN([.F86]) &gt; 0; [.F86]; [.E86])" office:value-type="string" office:string-value="משתנה המוגדר כלא מערך" calcext:value-type="string">
            <text:p>משתנה המוגדר כלא מערך</text:p>
          </table:table-cell>
          <table:table-cell table:style-name="ce8" table:formula="of:=IFERROR(__xludf.dummyfunction(&quot;upper(googletranslate(A86,$A$1,&quot;&quot;en&quot;&quot;))&quot;);&quot;VARIABLE DEFINED AS A SET OF ARRAY&quot;)" office:value-type="string" office:string-value="VARIABLE DEFINED AS A SET OF ARRAY" calcext:value-type="string">
            <text:p>VARIABLE DEFINED AS A SET OF ARRAY</text:p>
          </table:table-cell>
          <table:table-cell table:style-name="ce2" table:formula="of:=[$errors.A45]" office:value-type="string" office:string-value="VARIABLE DEFINED AS NONARRAY" calcext:value-type="string">
            <text:p>VARIABLE DEFINED AS NONARRAY</text:p>
          </table:table-cell>
          <table:table-cell/>
          <table:table-cell table:style-name="ce2" table:formula="of:=IFERROR(__xludf.dummyfunction(&quot;UPPER(GOOGLETRANSLATE(if(len(D86) &gt; 0, D86, C86),&quot;&quot;en&quot;&quot;,$A$1))&quot;);&quot;משתנה המוגדר כלא מערך&quot;)" office:value-type="string" office:string-value="משתנה המוגדר כלא מערך" calcext:value-type="string">
            <text:p>משתנה המוגדר כלא מערך</text:p>
          </table:table-cell>
          <table:table-cell table:number-columns-repeated="1019"/>
        </table:table-row>
        <table:table-row table:style-name="ro1">
          <table:table-cell table:style-name="ce5" table:formula="of:=IF(LEN([.F87]) &gt; 0; [.F87]; [.E87])" office:value-type="string" office:string-value="למשתנה אין שום ערך" calcext:value-type="string">
            <text:p>למשתנה אין שום ערך</text:p>
          </table:table-cell>
          <table:table-cell table:style-name="ce8" table:formula="of:=IFERROR(__xludf.dummyfunction(&quot;upper(googletranslate(A87,$A$1,&quot;&quot;en&quot;&quot;))&quot;);&quot;THE VARIABLE HAS NO VALUE&quot;)" office:value-type="string" office:string-value="THE VARIABLE HAS NO VALUE" calcext:value-type="string">
            <text:p>THE VARIABLE HAS NO VALUE</text:p>
          </table:table-cell>
          <table:table-cell table:style-name="ce2" table:formula="of:=[$errors.A46]" office:value-type="string" office:string-value="VARIABLE HAS NO VALUE" calcext:value-type="string">
            <text:p>VARIABLE HAS NO VALUE</text:p>
          </table:table-cell>
          <table:table-cell/>
          <table:table-cell table:style-name="ce2" table:formula="of:=IFERROR(__xludf.dummyfunction(&quot;UPPER(GOOGLETRANSLATE(if(len(D87) &gt; 0, D87, C87),&quot;&quot;en&quot;&quot;,$A$1))&quot;);&quot;למשתנה אין שום ערך&quot;)" office:value-type="string" office:string-value="למשתנה אין שום ערך" calcext:value-type="string">
            <text:p>למשתנה אין שום ערך</text:p>
          </table:table-cell>
          <table:table-cell table:number-columns-repeated="1019"/>
        </table:table-row>
        <table:table-row table:style-name="ro1">
          <table:table-cell table:style-name="ce5" table:formula="of:=IF(LEN([.F88]) &gt; 0; [.F88]; [.E88])" office:value-type="string" office:string-value="משתנה אינו מערך" calcext:value-type="string">
            <text:p>משתנה אינו מערך</text:p>
          </table:table-cell>
          <table:table-cell table:style-name="ce8" table:formula="of:=IFERROR(__xludf.dummyfunction(&quot;upper(googletranslate(A88,$A$1,&quot;&quot;en&quot;&quot;))&quot;);&quot;VARIABLE IS NOT AN ARRAY&quot;)" office:value-type="string" office:string-value="VARIABLE IS NOT AN ARRAY" calcext:value-type="string">
            <text:p>VARIABLE IS NOT AN ARRAY</text:p>
          </table:table-cell>
          <table:table-cell table:style-name="ce2" table:formula="of:=[$errors.A47]" office:value-type="string" office:string-value="VARIABLE IS NOT AN ARRAY" calcext:value-type="string">
            <text:p>VARIABLE IS NOT AN ARRAY</text:p>
          </table:table-cell>
          <table:table-cell/>
          <table:table-cell table:style-name="ce2" table:formula="of:=IFERROR(__xludf.dummyfunction(&quot;UPPER(GOOGLETRANSLATE(if(len(D88) &gt; 0, D88, C88),&quot;&quot;en&quot;&quot;,$A$1))&quot;);&quot;משתנה אינו מערך&quot;)" office:value-type="string" office:string-value="משתנה אינו מערך" calcext:value-type="string">
            <text:p>משתנה אינו מערך</text:p>
          </table:table-cell>
          <table:table-cell table:number-columns-repeated="1019"/>
        </table:table-row>
        <table:table-row table:style-name="ro2" table:number-rows-repeated="1048487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lang_he.A3:lang_he.A40">
            <calcext:condition calcext:apply-style-name="ConditionalStyle_1" calcext:value="formula-is(COUNTIF([.$A$3:.$A$40];[.$A3])&gt;1)" calcext:base-cell-address="lang_he.A3"/>
          </calcext:conditional-format>
        </calcext:conditional-formats>
      </table:table>
      <table:table table:name="lang_eo" table:style-name="ta18">
        <table:table-column table:style-name="co24" table:default-cell-style-name="Default"/>
        <table:table-column table:style-name="co5" table:default-cell-style-name="Default"/>
        <table:table-column table:style-name="co1" table:default-cell-style-name="Default"/>
        <table:table-column table:style-name="co21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31" table:default-cell-style-name="Default"/>
        <table:table-column table:style-name="co21" table:number-columns-repeated="1017" table:default-cell-style-name="Default"/>
        <table:table-row table:style-name="ro1">
          <table:table-cell table:style-name="ce1" office:value-type="string" calcext:value-type="string">
            <text:p>eo</text:p>
          </table:table-cell>
          <table:table-cell table:style-name="ce1" office:value-type="string" calcext:value-type="string">
            <text:p>reverse</text:p>
          </table:table-cell>
          <table:table-cell table:style-name="ce1" office:value-type="string" calcext:value-type="string">
            <text:p>original</text:p>
          </table:table-cell>
          <table:table-cell table:style-name="ce1" office:value-type="string" calcext:value-type="string">
            <text:p>human override</text:p>
          </table:table-cell>
          <table:table-cell table:style-name="ce1" office:value-type="string" calcext:value-type="string">
            <text:p>google translate</text:p>
          </table:table-cell>
          <table:table-cell table:style-name="ce1" office:value-type="string" calcext:value-type="string">
            <text:p>human translate</text:p>
          </table:table-cell>
          <table:table-cell table:style-name="ce1" office:value-type="string" calcext:value-type="string">
            <text:p>contributor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ESPERANTO</text:p>
          </table:table-cell>
          <table:table-cell table:number-columns-repeated="1023"/>
        </table:table-row>
        <table:table-row table:style-name="ro1">
          <table:table-cell table:style-name="ce20" table:formula="of:=IF(LEN([.F3]) &gt; 0; [.F3]; [.E3])" office:value-type="string" office:string-value="ABS" calcext:value-type="string">
            <text:p>ABS</text:p>
          </table:table-cell>
          <table:table-cell table:style-name="ce8" table:formula="of:=IFERROR(__xludf.dummyfunction(&quot;upper(googletranslate(A3,$A$1,&quot;&quot;en&quot;&quot;))&quot;);&quot;ABS&quot;)" office:value-type="string" office:string-value="ABS" calcext:value-type="string">
            <text:p>ABS</text:p>
          </table:table-cell>
          <table:table-cell table:style-name="ce2" table:formula="of:=[$keywords.A1]" office:value-type="string" office:string-value="ABS" calcext:value-type="string">
            <text:p>ABS</text:p>
          </table:table-cell>
          <table:table-cell/>
          <table:table-cell table:style-name="ce2" table:formula="of:=IFERROR(__xludf.dummyfunction(&quot;UPPER(GOOGLETRANSLATE(if(len(D3) &gt; 0, D3, C3),&quot;&quot;en&quot;&quot;,$A$1))&quot;);&quot;ABS&quot;)" office:value-type="string" office:string-value="ABS" calcext:value-type="string">
            <text:p>ABS</text:p>
          </table:table-cell>
          <table:table-cell table:number-columns-repeated="1019"/>
        </table:table-row>
        <table:table-row table:style-name="ro1">
          <table:table-cell table:style-name="ce20" table:formula="of:=IF(LEN([.F4]) &gt; 0; [.F4]; [.E4])" office:value-type="string" office:string-value="ATN" calcext:value-type="string">
            <text:p>ATN</text:p>
          </table:table-cell>
          <table:table-cell table:style-name="ce8" table:formula="of:=IFERROR(__xludf.dummyfunction(&quot;upper(googletranslate(A4,$A$1,&quot;&quot;en&quot;&quot;))&quot;);&quot;ATN&quot;)" office:value-type="string" office:string-value="ATN" calcext:value-type="string">
            <text:p>ATN</text:p>
          </table:table-cell>
          <table:table-cell table:style-name="ce2" table:formula="of:=[$keywords.A2]" office:value-type="string" office:string-value="ATN" calcext:value-type="string">
            <text:p>ATN</text:p>
          </table:table-cell>
          <table:table-cell/>
          <table:table-cell table:style-name="ce2" table:formula="of:=IFERROR(__xludf.dummyfunction(&quot;UPPER(GOOGLETRANSLATE(if(len(D4) &gt; 0, D4, C4),&quot;&quot;en&quot;&quot;,$A$1))&quot;);&quot;ATN&quot;)" office:value-type="string" office:string-value="ATN" calcext:value-type="string">
            <text:p>ATN</text:p>
          </table:table-cell>
          <table:table-cell table:number-columns-repeated="1019"/>
        </table:table-row>
        <table:table-row table:style-name="ro1">
          <table:table-cell table:style-name="ce20" table:formula="of:=IF(LEN([.F5]) &gt; 0; [.F5]; [.E5])" office:value-type="string" office:string-value="BAZO" calcext:value-type="string">
            <text:p>BAZO</text:p>
          </table:table-cell>
          <table:table-cell table:style-name="ce8" table:formula="of:=IFERROR(__xludf.dummyfunction(&quot;upper(googletranslate(A5,$A$1,&quot;&quot;en&quot;&quot;))&quot;);&quot;BASE&quot;)" office:value-type="string" office:string-value="BASE" calcext:value-type="string">
            <text:p>BASE</text:p>
          </table:table-cell>
          <table:table-cell table:style-name="ce2" table:formula="of:=[$keywords.A3]" office:value-type="string" office:string-value="BASE" calcext:value-type="string">
            <text:p>BASE</text:p>
          </table:table-cell>
          <table:table-cell/>
          <table:table-cell table:style-name="ce2" table:formula="of:=IFERROR(__xludf.dummyfunction(&quot;UPPER(GOOGLETRANSLATE(if(len(D5) &gt; 0, D5, C5),&quot;&quot;en&quot;&quot;,$A$1))&quot;);&quot;BAZO&quot;)" office:value-type="string" office:string-value="BAZO" calcext:value-type="string">
            <text:p>BAZO</text:p>
          </table:table-cell>
          <table:table-cell table:number-columns-repeated="1019"/>
        </table:table-row>
        <table:table-row table:style-name="ro1">
          <table:table-cell table:style-name="ce20" table:formula="of:=IF(LEN([.F6]) &gt; 0; [.F6]; [.E6])" office:value-type="string" office:string-value="COS" calcext:value-type="string">
            <text:p>COS</text:p>
          </table:table-cell>
          <table:table-cell table:style-name="ce8" table:formula="of:=IFERROR(__xludf.dummyfunction(&quot;upper(googletranslate(A6,$A$1,&quot;&quot;en&quot;&quot;))&quot;);&quot;COS&quot;)" office:value-type="string" office:string-value="COS" calcext:value-type="string">
            <text:p>COS</text:p>
          </table:table-cell>
          <table:table-cell table:style-name="ce2" table:formula="of:=[$keywords.A4]" office:value-type="string" office:string-value="COS" calcext:value-type="string">
            <text:p>COS</text:p>
          </table:table-cell>
          <table:table-cell/>
          <table:table-cell table:style-name="ce2" table:formula="of:=IFERROR(__xludf.dummyfunction(&quot;UPPER(GOOGLETRANSLATE(if(len(D6) &gt; 0, D6, C6),&quot;&quot;en&quot;&quot;,$A$1))&quot;);&quot;COS&quot;)" office:value-type="string" office:string-value="COS" calcext:value-type="string">
            <text:p>COS</text:p>
          </table:table-cell>
          <table:table-cell table:number-columns-repeated="1019"/>
        </table:table-row>
        <table:table-row table:style-name="ro1">
          <table:table-cell table:style-name="ce20" table:formula="of:=IF(LEN([.F7]) &gt; 0; [.F7]; [.E7])" office:value-type="string" office:string-value="DATUMOJ" calcext:value-type="string">
            <text:p>DATUMOJ</text:p>
          </table:table-cell>
          <table:table-cell table:style-name="ce8" table:formula="of:=IFERROR(__xludf.dummyfunction(&quot;upper(googletranslate(A7,$A$1,&quot;&quot;en&quot;&quot;))&quot;);&quot;DATA&quot;)" office:value-type="string" office:string-value="DATA" calcext:value-type="string">
            <text:p>DATA</text:p>
          </table:table-cell>
          <table:table-cell table:style-name="ce2" table:formula="of:=[$keywords.A5]" office:value-type="string" office:string-value="DATA" calcext:value-type="string">
            <text:p>DATA</text:p>
          </table:table-cell>
          <table:table-cell/>
          <table:table-cell table:style-name="ce2" table:formula="of:=IFERROR(__xludf.dummyfunction(&quot;UPPER(GOOGLETRANSLATE(if(len(D7) &gt; 0, D7, C7),&quot;&quot;en&quot;&quot;,$A$1))&quot;);&quot;DATUMOJ&quot;)" office:value-type="string" office:string-value="DATUMOJ" calcext:value-type="string">
            <text:p>DATUMOJ</text:p>
          </table:table-cell>
          <table:table-cell table:number-columns-repeated="1019"/>
        </table:table-row>
        <table:table-row table:style-name="ro1">
          <table:table-cell table:style-name="ce20" table:formula="of:=IF(LEN([.F8]) &gt; 0; [.F8]; [.E8])" office:value-type="string" office:string-value="DBL" calcext:value-type="string">
            <text:p>DBL</text:p>
          </table:table-cell>
          <table:table-cell table:style-name="ce8" table:formula="of:=IFERROR(__xludf.dummyfunction(&quot;upper(googletranslate(A8,$A$1,&quot;&quot;en&quot;&quot;))&quot;);&quot;DBL&quot;)" office:value-type="string" office:string-value="DBL" calcext:value-type="string">
            <text:p>DBL</text:p>
          </table:table-cell>
          <table:table-cell table:style-name="ce2" table:formula="of:=[$keywords.A6]" office:value-type="string" office:string-value="DBL" calcext:value-type="string">
            <text:p>DBL</text:p>
          </table:table-cell>
          <table:table-cell/>
          <table:table-cell table:style-name="ce2" table:formula="of:=IFERROR(__xludf.dummyfunction(&quot;UPPER(GOOGLETRANSLATE(if(len(D8) &gt; 0, D8, C8),&quot;&quot;en&quot;&quot;,$A$1))&quot;);&quot;DBL&quot;)" office:value-type="string" office:string-value="DBL" calcext:value-type="string">
            <text:p>DBL</text:p>
          </table:table-cell>
          <table:table-cell table:number-columns-repeated="1019"/>
        </table:table-row>
        <table:table-row table:style-name="ro1">
          <table:table-cell table:style-name="ce20" table:formula="of:=IF(LEN([.F9]) &gt; 0; [.F9]; [.E9])" office:value-type="string" office:string-value="DEF" calcext:value-type="string">
            <text:p>DEF</text:p>
          </table:table-cell>
          <table:table-cell table:style-name="ce8" table:formula="of:=IFERROR(__xludf.dummyfunction(&quot;upper(googletranslate(A9,$A$1,&quot;&quot;en&quot;&quot;))&quot;);&quot;DEF&quot;)" office:value-type="string" office:string-value="DEF" calcext:value-type="string">
            <text:p>DEF</text:p>
          </table:table-cell>
          <table:table-cell table:style-name="ce2" table:formula="of:=[$keywords.A7]" office:value-type="string" office:string-value="DEF" calcext:value-type="string">
            <text:p>DEF</text:p>
          </table:table-cell>
          <table:table-cell/>
          <table:table-cell table:style-name="ce2" table:formula="of:=IFERROR(__xludf.dummyfunction(&quot;UPPER(GOOGLETRANSLATE(if(len(D9) &gt; 0, D9, C9),&quot;&quot;en&quot;&quot;,$A$1))&quot;);&quot;DEF&quot;)" office:value-type="string" office:string-value="DEF" calcext:value-type="string">
            <text:p>DEF</text:p>
          </table:table-cell>
          <table:table-cell table:number-columns-repeated="1019"/>
        </table:table-row>
        <table:table-row table:style-name="ro1">
          <table:table-cell table:style-name="ce20" table:formula="of:=IF(LEN([.F10]) &gt; 0; [.F10]; [.E10])" office:value-type="string" office:string-value="DIM" calcext:value-type="string">
            <text:p>DIM</text:p>
          </table:table-cell>
          <table:table-cell table:style-name="ce8" table:formula="of:=IFERROR(__xludf.dummyfunction(&quot;upper(googletranslate(A10,$A$1,&quot;&quot;en&quot;&quot;))&quot;);&quot;DIM&quot;)" office:value-type="string" office:string-value="DIM" calcext:value-type="string">
            <text:p>DIM</text:p>
          </table:table-cell>
          <table:table-cell table:style-name="ce2" table:formula="of:=[$keywords.A8]" office:value-type="string" office:string-value="DIM" calcext:value-type="string">
            <text:p>DIM</text:p>
          </table:table-cell>
          <table:table-cell/>
          <table:table-cell table:style-name="ce2" table:formula="of:=IFERROR(__xludf.dummyfunction(&quot;UPPER(GOOGLETRANSLATE(if(len(D10) &gt; 0, D10, C10),&quot;&quot;en&quot;&quot;,$A$1))&quot;);&quot;DIM&quot;)" office:value-type="string" office:string-value="DIM" calcext:value-type="string">
            <text:p>DIM</text:p>
          </table:table-cell>
          <table:table-cell table:number-columns-repeated="1019"/>
        </table:table-row>
        <table:table-row table:style-name="ro1">
          <table:table-cell table:style-name="ce20" table:formula="of:=IF(LEN([.F11]) &gt; 0; [.F11]; [.E11])" office:value-type="string" office:string-value="FINO" calcext:value-type="string">
            <text:p>FINO</text:p>
          </table:table-cell>
          <table:table-cell table:style-name="ce8" table:formula="of:=IFERROR(__xludf.dummyfunction(&quot;upper(googletranslate(A11,$A$1,&quot;&quot;en&quot;&quot;))&quot;);&quot;END&quot;)" office:value-type="string" office:string-value="END" calcext:value-type="string">
            <text:p>END</text:p>
          </table:table-cell>
          <table:table-cell table:style-name="ce2" table:formula="of:=[$keywords.A9]" office:value-type="string" office:string-value="END" calcext:value-type="string">
            <text:p>END</text:p>
          </table:table-cell>
          <table:table-cell/>
          <table:table-cell table:style-name="ce2" table:formula="of:=IFERROR(__xludf.dummyfunction(&quot;UPPER(GOOGLETRANSLATE(if(len(D11) &gt; 0, D11, C11),&quot;&quot;en&quot;&quot;,$A$1))&quot;);&quot;FINO&quot;)" office:value-type="string" office:string-value="FINO" calcext:value-type="string">
            <text:p>FINO</text:p>
          </table:table-cell>
          <table:table-cell table:number-columns-repeated="1019"/>
        </table:table-row>
        <table:table-row table:style-name="ro1">
          <table:table-cell table:style-name="ce20" table:formula="of:=IF(LEN([.F12]) &gt; 0; [.F12]; [.E12])" office:value-type="string" office:string-value="EXP" calcext:value-type="string">
            <text:p>EXP</text:p>
          </table:table-cell>
          <table:table-cell table:style-name="ce8" table:formula="of:=IFERROR(__xludf.dummyfunction(&quot;upper(googletranslate(A12,$A$1,&quot;&quot;en&quot;&quot;))&quot;);&quot;EXP&quot;)" office:value-type="string" office:string-value="EXP" calcext:value-type="string">
            <text:p>EXP</text:p>
          </table:table-cell>
          <table:table-cell table:style-name="ce2" table:formula="of:=[$keywords.A10]" office:value-type="string" office:string-value="EXP" calcext:value-type="string">
            <text:p>EXP</text:p>
          </table:table-cell>
          <table:table-cell/>
          <table:table-cell table:style-name="ce2" table:formula="of:=IFERROR(__xludf.dummyfunction(&quot;UPPER(GOOGLETRANSLATE(if(len(D12) &gt; 0, D12, C12),&quot;&quot;en&quot;&quot;,$A$1))&quot;);&quot;EXP&quot;)" office:value-type="string" office:string-value="EXP" calcext:value-type="string">
            <text:p>EXP</text:p>
          </table:table-cell>
          <table:table-cell table:number-columns-repeated="1019"/>
        </table:table-row>
        <table:table-row table:style-name="ro1">
          <table:table-cell table:style-name="ce20" table:formula="of:=IF(LEN([.F13]) &gt; 0; [.F13]; [.E13])" office:value-type="string" office:string-value="POR" calcext:value-type="string">
            <text:p>POR</text:p>
          </table:table-cell>
          <table:table-cell table:style-name="ce8" table:formula="of:=IFERROR(__xludf.dummyfunction(&quot;upper(googletranslate(A13,$A$1,&quot;&quot;en&quot;&quot;))&quot;);&quot;FOR FOR&quot;)" office:value-type="string" office:string-value="FOR FOR" calcext:value-type="string">
            <text:p>FOR FOR</text:p>
          </table:table-cell>
          <table:table-cell table:style-name="ce2" table:formula="of:=[$keywords.A11]" office:value-type="string" office:string-value="FOR" calcext:value-type="string">
            <text:p>FOR</text:p>
          </table:table-cell>
          <table:table-cell/>
          <table:table-cell table:style-name="ce2" table:formula="of:=IFERROR(__xludf.dummyfunction(&quot;UPPER(GOOGLETRANSLATE(if(len(D13) &gt; 0, D13, C13),&quot;&quot;en&quot;&quot;,$A$1))&quot;);&quot;POR&quot;)" office:value-type="string" office:string-value="POR" calcext:value-type="string">
            <text:p>POR</text:p>
          </table:table-cell>
          <table:table-cell table:number-columns-repeated="1019"/>
        </table:table-row>
        <table:table-row table:style-name="ro1">
          <table:table-cell table:style-name="ce20" table:formula="of:=IF(LEN([.F14]) &gt; 0; [.F14]; [.E14])" office:value-type="string" office:string-value="IRU AL" calcext:value-type="string">
            <text:p>IRU AL</text:p>
          </table:table-cell>
          <table:table-cell table:style-name="ce8" table:formula="of:=IFERROR(__xludf.dummyfunction(&quot;upper(googletranslate(A14,$A$1,&quot;&quot;en&quot;&quot;))&quot;);&quot;GO TO&quot;)" office:value-type="string" office:string-value="GO TO" calcext:value-type="string">
            <text:p>GO TO</text:p>
          </table:table-cell>
          <table:table-cell table:style-name="ce2" table:formula="of:=[$keywords.A12]" office:value-type="string" office:string-value="GOTO" calcext:value-type="string">
            <text:p>GOTO</text:p>
          </table:table-cell>
          <table:table-cell/>
          <table:table-cell table:style-name="ce2" table:formula="of:=IFERROR(__xludf.dummyfunction(&quot;UPPER(GOOGLETRANSLATE(if(len(D14) &gt; 0, D14, C14),&quot;&quot;en&quot;&quot;,$A$1))&quot;);&quot;IRU AL&quot;)" office:value-type="string" office:string-value="IRU AL" calcext:value-type="string">
            <text:p>IRU AL</text:p>
          </table:table-cell>
          <table:table-cell table:number-columns-repeated="1019"/>
        </table:table-row>
        <table:table-row table:style-name="ro1">
          <table:table-cell table:style-name="ce20" table:formula="of:=IF(LEN([.F15]) &gt; 0; [.F15]; [.E15])" office:value-type="string" office:string-value="GOSUB" calcext:value-type="string">
            <text:p>GOSUB</text:p>
          </table:table-cell>
          <table:table-cell table:style-name="ce8" table:formula="of:=IFERROR(__xludf.dummyfunction(&quot;upper(googletranslate(A15,$A$1,&quot;&quot;en&quot;&quot;))&quot;);&quot;GOSUB&quot;)" office:value-type="string" office:string-value="GOSUB" calcext:value-type="string">
            <text:p>GOSUB</text:p>
          </table:table-cell>
          <table:table-cell table:style-name="ce2" table:formula="of:=[$keywords.A13]" office:value-type="string" office:string-value="GOSUB" calcext:value-type="string">
            <text:p>GOSUB</text:p>
          </table:table-cell>
          <table:table-cell/>
          <table:table-cell table:style-name="ce2" table:formula="of:=IFERROR(__xludf.dummyfunction(&quot;UPPER(GOOGLETRANSLATE(if(len(D15) &gt; 0, D15, C15),&quot;&quot;en&quot;&quot;,$A$1))&quot;);&quot;GOSUB&quot;)" office:value-type="string" office:string-value="GOSUB" calcext:value-type="string">
            <text:p>GOSUB</text:p>
          </table:table-cell>
          <table:table-cell table:number-columns-repeated="1019"/>
        </table:table-row>
        <table:table-row table:style-name="ro1">
          <table:table-cell table:style-name="ce20" table:formula="of:=IF(LEN([.F16]) &gt; 0; [.F16]; [.E16])" office:value-type="string" office:string-value="SE" calcext:value-type="string">
            <text:p>SE</text:p>
          </table:table-cell>
          <table:table-cell table:style-name="ce8" table:formula="of:=IFERROR(__xludf.dummyfunction(&quot;upper(googletranslate(A16,$A$1,&quot;&quot;en&quot;&quot;))&quot;);&quot;IF&quot;)" office:value-type="string" office:string-value="IF" calcext:value-type="string">
            <text:p>IF</text:p>
          </table:table-cell>
          <table:table-cell table:style-name="ce2" table:formula="of:=[$keywords.A14]" office:value-type="string" office:string-value="IF" calcext:value-type="string">
            <text:p>IF</text:p>
          </table:table-cell>
          <table:table-cell/>
          <table:table-cell table:style-name="ce2" table:formula="of:=IFERROR(__xludf.dummyfunction(&quot;UPPER(GOOGLETRANSLATE(if(len(D16) &gt; 0, D16, C16),&quot;&quot;en&quot;&quot;,$A$1))&quot;);&quot;SE&quot;)" office:value-type="string" office:string-value="SE" calcext:value-type="string">
            <text:p>SE</text:p>
          </table:table-cell>
          <table:table-cell table:number-columns-repeated="1019"/>
        </table:table-row>
        <table:table-row table:style-name="ro1">
          <table:table-cell table:style-name="ce20" table:formula="of:=IF(LEN([.F17]) &gt; 0; [.F17]; [.E17])" office:value-type="string" office:string-value="INT" calcext:value-type="string">
            <text:p>INT</text:p>
          </table:table-cell>
          <table:table-cell table:style-name="ce8" table:formula="of:=IFERROR(__xludf.dummyfunction(&quot;upper(googletranslate(A17,$A$1,&quot;&quot;en&quot;&quot;))&quot;);&quot;INT&quot;)" office:value-type="string" office:string-value="INT" calcext:value-type="string">
            <text:p>INT</text:p>
          </table:table-cell>
          <table:table-cell table:style-name="ce2" table:formula="of:=[$keywords.A15]" office:value-type="string" office:string-value="INT" calcext:value-type="string">
            <text:p>INT</text:p>
          </table:table-cell>
          <table:table-cell/>
          <table:table-cell table:style-name="ce2" table:formula="of:=IFERROR(__xludf.dummyfunction(&quot;UPPER(GOOGLETRANSLATE(if(len(D17) &gt; 0, D17, C17),&quot;&quot;en&quot;&quot;,$A$1))&quot;);&quot;INT&quot;)" office:value-type="string" office:string-value="INT" calcext:value-type="string">
            <text:p>INT</text:p>
          </table:table-cell>
          <table:table-cell table:number-columns-repeated="1019"/>
        </table:table-row>
        <table:table-row table:style-name="ro1">
          <table:table-cell table:style-name="ce20" table:formula="of:=IF(LEN([.F18]) &gt; 0; [.F18]; [.E18])" office:value-type="string" office:string-value="ENIGO" calcext:value-type="string">
            <text:p>ENIGO</text:p>
          </table:table-cell>
          <table:table-cell table:style-name="ce8" table:formula="of:=IFERROR(__xludf.dummyfunction(&quot;upper(googletranslate(A18,$A$1,&quot;&quot;en&quot;&quot;))&quot;);&quot;INPUT&quot;)" office:value-type="string" office:string-value="INPUT" calcext:value-type="string">
            <text:p>INPUT</text:p>
          </table:table-cell>
          <table:table-cell table:style-name="ce2" table:formula="of:=[$keywords.A16]" office:value-type="string" office:string-value="INPUT" calcext:value-type="string">
            <text:p>INPUT</text:p>
          </table:table-cell>
          <table:table-cell/>
          <table:table-cell table:style-name="ce2" table:formula="of:=IFERROR(__xludf.dummyfunction(&quot;UPPER(GOOGLETRANSLATE(if(len(D18) &gt; 0, D18, C18),&quot;&quot;en&quot;&quot;,$A$1))&quot;);&quot;ENIGO&quot;)" office:value-type="string" office:string-value="ENIGO" calcext:value-type="string">
            <text:p>ENIGO</text:p>
          </table:table-cell>
          <table:table-cell table:number-columns-repeated="1019"/>
        </table:table-row>
        <table:table-row table:style-name="ro1">
          <table:table-cell table:style-name="ce20" table:formula="of:=IF(LEN([.F19]) &gt; 0; [.F19]; [.E19])" office:value-type="string" office:string-value="LASU" calcext:value-type="string">
            <text:p>LASU</text:p>
          </table:table-cell>
          <table:table-cell table:style-name="ce8" table:formula="of:=IFERROR(__xludf.dummyfunction(&quot;upper(googletranslate(A19,$A$1,&quot;&quot;en&quot;&quot;))&quot;);&quot;LET&quot;)" office:value-type="string" office:string-value="LET" calcext:value-type="string">
            <text:p>LET</text:p>
          </table:table-cell>
          <table:table-cell table:style-name="ce2" table:formula="of:=[$keywords.A17]" office:value-type="string" office:string-value="LET" calcext:value-type="string">
            <text:p>LET</text:p>
          </table:table-cell>
          <table:table-cell/>
          <table:table-cell table:style-name="ce2" table:formula="of:=IFERROR(__xludf.dummyfunction(&quot;UPPER(GOOGLETRANSLATE(if(len(D19) &gt; 0, D19, C19),&quot;&quot;en&quot;&quot;,$A$1))&quot;);&quot;LASU&quot;)" office:value-type="string" office:string-value="LASU" calcext:value-type="string">
            <text:p>LASU</text:p>
          </table:table-cell>
          <table:table-cell table:number-columns-repeated="1019"/>
        </table:table-row>
        <table:table-row table:style-name="ro1">
          <table:table-cell table:style-name="ce20" table:formula="of:=IF(LEN([.F20]) &gt; 0; [.F20]; [.E20])" office:value-type="string" office:string-value="REGISTRI" calcext:value-type="string">
            <text:p>REGISTRI</text:p>
          </table:table-cell>
          <table:table-cell table:style-name="ce8" table:formula="of:=IFERROR(__xludf.dummyfunction(&quot;upper(googletranslate(A20,$A$1,&quot;&quot;en&quot;&quot;))&quot;);&quot;TO REGISTER&quot;)" office:value-type="string" office:string-value="TO REGISTER" calcext:value-type="string">
            <text:p>TO REGISTER</text:p>
          </table:table-cell>
          <table:table-cell table:style-name="ce2" table:formula="of:=[$keywords.A18]" office:value-type="string" office:string-value="LOG" calcext:value-type="string">
            <text:p>LOG</text:p>
          </table:table-cell>
          <table:table-cell/>
          <table:table-cell table:style-name="ce2" table:formula="of:=IFERROR(__xludf.dummyfunction(&quot;UPPER(GOOGLETRANSLATE(if(len(D20) &gt; 0, D20, C20),&quot;&quot;en&quot;&quot;,$A$1))&quot;);&quot;REGISTRI&quot;)" office:value-type="string" office:string-value="REGISTRI" calcext:value-type="string">
            <text:p>REGISTRI</text:p>
          </table:table-cell>
          <table:table-cell table:number-columns-repeated="1019"/>
        </table:table-row>
        <table:table-row table:style-name="ro1">
          <table:table-cell table:style-name="ce20" table:formula="of:=IF(LEN([.F21]) &gt; 0; [.F21]; [.E21])" office:value-type="string" office:string-value="POSTE" calcext:value-type="string">
            <text:p>POSTE</text:p>
          </table:table-cell>
          <table:table-cell table:style-name="ce8" table:formula="of:=IFERROR(__xludf.dummyfunction(&quot;upper(googletranslate(A21,$A$1,&quot;&quot;en&quot;&quot;))&quot;);&quot;AFTERWARDS&quot;)" office:value-type="string" office:string-value="AFTERWARDS" calcext:value-type="string">
            <text:p>AFTERWARDS</text:p>
          </table:table-cell>
          <table:table-cell table:style-name="ce2" table:formula="of:=[$keywords.A19]" office:value-type="string" office:string-value="NEXT" calcext:value-type="string">
            <text:p>NEXT</text:p>
          </table:table-cell>
          <table:table-cell/>
          <table:table-cell table:style-name="ce2" table:formula="of:=IFERROR(__xludf.dummyfunction(&quot;UPPER(GOOGLETRANSLATE(if(len(D21) &gt; 0, D21, C21),&quot;&quot;en&quot;&quot;,$A$1))&quot;);&quot;POSTE&quot;)" office:value-type="string" office:string-value="POSTE" calcext:value-type="string">
            <text:p>POSTE</text:p>
          </table:table-cell>
          <table:table-cell table:number-columns-repeated="1019"/>
        </table:table-row>
        <table:table-row table:style-name="ro1">
          <table:table-cell table:style-name="ce20" table:formula="of:=IF(LEN([.F22]) &gt; 0; [.F22]; [.E22])" office:value-type="string" office:string-value="ON" calcext:value-type="string">
            <text:p>ON</text:p>
          </table:table-cell>
          <table:table-cell table:style-name="ce8" table:formula="of:=IFERROR(__xludf.dummyfunction(&quot;upper(googletranslate(A22,$A$1,&quot;&quot;en&quot;&quot;))&quot;);&quot;ON&quot;)" office:value-type="string" office:string-value="ON" calcext:value-type="string">
            <text:p>ON</text:p>
          </table:table-cell>
          <table:table-cell table:style-name="ce2" table:formula="of:=[$keywords.A20]" office:value-type="string" office:string-value="ON" calcext:value-type="string">
            <text:p>ON</text:p>
          </table:table-cell>
          <table:table-cell/>
          <table:table-cell table:style-name="ce2" table:formula="of:=IFERROR(__xludf.dummyfunction(&quot;UPPER(GOOGLETRANSLATE(if(len(D22) &gt; 0, D22, C22),&quot;&quot;en&quot;&quot;,$A$1))&quot;);&quot;ON&quot;)" office:value-type="string" office:string-value="ON" calcext:value-type="string">
            <text:p>ON</text:p>
          </table:table-cell>
          <table:table-cell table:number-columns-repeated="1019"/>
        </table:table-row>
        <table:table-row table:style-name="ro1">
          <table:table-cell table:style-name="ce20" table:formula="of:=IF(LEN([.F23]) &gt; 0; [.F23]; [.E23])" office:value-type="string" office:string-value="OPCIO" calcext:value-type="string">
            <text:p>OPCIO</text:p>
          </table:table-cell>
          <table:table-cell table:style-name="ce8" table:formula="of:=IFERROR(__xludf.dummyfunction(&quot;upper(googletranslate(A23,$A$1,&quot;&quot;en&quot;&quot;))&quot;);&quot;OPTION&quot;)" office:value-type="string" office:string-value="OPTION" calcext:value-type="string">
            <text:p>OPTION</text:p>
          </table:table-cell>
          <table:table-cell table:style-name="ce2" table:formula="of:=[$keywords.A21]" office:value-type="string" office:string-value="OPTION" calcext:value-type="string">
            <text:p>OPTION</text:p>
          </table:table-cell>
          <table:table-cell/>
          <table:table-cell table:style-name="ce2" table:formula="of:=IFERROR(__xludf.dummyfunction(&quot;UPPER(GOOGLETRANSLATE(if(len(D23) &gt; 0, D23, C23),&quot;&quot;en&quot;&quot;,$A$1))&quot;);&quot;OPCIO&quot;)" office:value-type="string" office:string-value="OPCIO" calcext:value-type="string">
            <text:p>OPCIO</text:p>
          </table:table-cell>
          <table:table-cell table:number-columns-repeated="1019"/>
        </table:table-row>
        <table:table-row table:style-name="ro1">
          <table:table-cell table:style-name="ce20" table:formula="of:=IF(LEN([.F24]) &gt; 0; [.F24]; [.E24])" office:value-type="string" office:string-value="PRESI" calcext:value-type="string">
            <text:p>PRESI</text:p>
          </table:table-cell>
          <table:table-cell table:style-name="ce8" table:formula="of:=IFERROR(__xludf.dummyfunction(&quot;upper(googletranslate(A24,$A$1,&quot;&quot;en&quot;&quot;))&quot;);&quot;PRINT&quot;)" office:value-type="string" office:string-value="PRINT" calcext:value-type="string">
            <text:p>PRINT</text:p>
          </table:table-cell>
          <table:table-cell table:style-name="ce2" table:formula="of:=[$keywords.A22]" office:value-type="string" office:string-value="PRINT" calcext:value-type="string">
            <text:p>PRINT</text:p>
          </table:table-cell>
          <table:table-cell/>
          <table:table-cell table:style-name="ce2" table:formula="of:=IFERROR(__xludf.dummyfunction(&quot;UPPER(GOOGLETRANSLATE(if(len(D24) &gt; 0, D24, C24),&quot;&quot;en&quot;&quot;,$A$1))&quot;);&quot;PRESI&quot;)" office:value-type="string" office:string-value="PRESI" calcext:value-type="string">
            <text:p>PRESI</text:p>
          </table:table-cell>
          <table:table-cell table:number-columns-repeated="1019"/>
        </table:table-row>
        <table:table-row table:style-name="ro1">
          <table:table-cell table:style-name="ce20" table:formula="of:=IF(LEN([.F25]) &gt; 0; [.F25]; [.E25])" office:value-type="string" office:string-value="HAZARDA" calcext:value-type="string">
            <text:p>HAZARDA</text:p>
          </table:table-cell>
          <table:table-cell table:style-name="ce8" table:formula="of:=IFERROR(__xludf.dummyfunction(&quot;upper(googletranslate(A25,$A$1,&quot;&quot;en&quot;&quot;))&quot;);&quot;RANDOM&quot;)" office:value-type="string" office:string-value="RANDOM" calcext:value-type="string">
            <text:p>RANDOM</text:p>
          </table:table-cell>
          <table:table-cell table:style-name="ce2" table:formula="of:=[$keywords.A23]" office:value-type="string" office:string-value="RANDOMIZE" calcext:value-type="string">
            <text:p>RANDOMIZE</text:p>
          </table:table-cell>
          <table:table-cell/>
          <table:table-cell table:style-name="ce2" table:formula="of:=IFERROR(__xludf.dummyfunction(&quot;UPPER(GOOGLETRANSLATE(if(len(D25) &gt; 0, D25, C25),&quot;&quot;en&quot;&quot;,$A$1))&quot;);&quot;HAZARDA&quot;)" office:value-type="string" office:string-value="HAZARDA" calcext:value-type="string">
            <text:p>HAZARDA</text:p>
          </table:table-cell>
          <table:table-cell table:number-columns-repeated="1019"/>
        </table:table-row>
        <table:table-row table:style-name="ro1">
          <table:table-cell table:style-name="ce20" table:formula="of:=IF(LEN([.F26]) &gt; 0; [.F26]; [.E26])" office:value-type="string" office:string-value="RATO" calcext:value-type="string">
            <text:p>RATO</text:p>
          </table:table-cell>
          <table:table-cell table:style-name="ce8" table:formula="of:=IFERROR(__xludf.dummyfunction(&quot;upper(googletranslate(A26,$A$1,&quot;&quot;en&quot;&quot;))&quot;);&quot;RAT&quot;)" office:value-type="string" office:string-value="RAT" calcext:value-type="string">
            <text:p>RAT</text:p>
          </table:table-cell>
          <table:table-cell table:style-name="ce2" table:formula="of:=[$keywords.A24]" office:value-type="string" office:string-value="RAT" calcext:value-type="string">
            <text:p>RAT</text:p>
          </table:table-cell>
          <table:table-cell/>
          <table:table-cell table:style-name="ce2" table:formula="of:=IFERROR(__xludf.dummyfunction(&quot;UPPER(GOOGLETRANSLATE(if(len(D26) &gt; 0, D26, C26),&quot;&quot;en&quot;&quot;,$A$1))&quot;);&quot;RATO&quot;)" office:value-type="string" office:string-value="RATO" calcext:value-type="string">
            <text:p>RATO</text:p>
          </table:table-cell>
          <table:table-cell table:number-columns-repeated="1019"/>
        </table:table-row>
        <table:table-row table:style-name="ro1">
          <table:table-cell table:style-name="ce20" table:formula="of:=IF(LEN([.F27]) &gt; 0; [.F27]; [.E27])" office:value-type="string" office:string-value="LEGU" calcext:value-type="string">
            <text:p>LEGU</text:p>
          </table:table-cell>
          <table:table-cell table:style-name="ce8" table:formula="of:=IFERROR(__xludf.dummyfunction(&quot;upper(googletranslate(A27,$A$1,&quot;&quot;en&quot;&quot;))&quot;);&quot;READ&quot;)" office:value-type="string" office:string-value="READ" calcext:value-type="string">
            <text:p>READ</text:p>
          </table:table-cell>
          <table:table-cell table:style-name="ce2" table:formula="of:=[$keywords.A25]" office:value-type="string" office:string-value="READ" calcext:value-type="string">
            <text:p>READ</text:p>
          </table:table-cell>
          <table:table-cell/>
          <table:table-cell table:style-name="ce2" table:formula="of:=IFERROR(__xludf.dummyfunction(&quot;UPPER(GOOGLETRANSLATE(if(len(D27) &gt; 0, D27, C27),&quot;&quot;en&quot;&quot;,$A$1))&quot;);&quot;LEGU&quot;)" office:value-type="string" office:string-value="LEGU" calcext:value-type="string">
            <text:p>LEGU</text:p>
          </table:table-cell>
          <table:table-cell table:number-columns-repeated="1019"/>
        </table:table-row>
        <table:table-row table:style-name="ro1">
          <table:table-cell table:style-name="ce20" table:formula="of:=IF(LEN([.F28]) &gt; 0; [.F28]; [.E28])" office:value-type="string" office:string-value="REM" calcext:value-type="string">
            <text:p>REM</text:p>
          </table:table-cell>
          <table:table-cell table:style-name="ce8" table:formula="of:=IFERROR(__xludf.dummyfunction(&quot;upper(googletranslate(A28,$A$1,&quot;&quot;en&quot;&quot;))&quot;);&quot;REM&quot;)" office:value-type="string" office:string-value="REM" calcext:value-type="string">
            <text:p>REM</text:p>
          </table:table-cell>
          <table:table-cell table:style-name="ce2" table:formula="of:=[$keywords.A26]" office:value-type="string" office:string-value="REM" calcext:value-type="string">
            <text:p>REM</text:p>
          </table:table-cell>
          <table:table-cell/>
          <table:table-cell table:style-name="ce2" table:formula="of:=IFERROR(__xludf.dummyfunction(&quot;UPPER(GOOGLETRANSLATE(if(len(D28) &gt; 0, D28, C28),&quot;&quot;en&quot;&quot;,$A$1))&quot;);&quot;REM&quot;)" office:value-type="string" office:string-value="REM" calcext:value-type="string">
            <text:p>REM</text:p>
          </table:table-cell>
          <table:table-cell table:number-columns-repeated="1019"/>
        </table:table-row>
        <table:table-row table:style-name="ro1">
          <table:table-cell table:style-name="ce20" table:formula="of:=IF(LEN([.F29]) &gt; 0; [.F29]; [.E29])" office:value-type="string" office:string-value="RESTAŬRI" calcext:value-type="string">
            <text:p>RESTAŬRI</text:p>
          </table:table-cell>
          <table:table-cell table:style-name="ce8" table:formula="of:=IFERROR(__xludf.dummyfunction(&quot;upper(googletranslate(A29,$A$1,&quot;&quot;en&quot;&quot;))&quot;);&quot;RESTORE&quot;)" office:value-type="string" office:string-value="RESTORE" calcext:value-type="string">
            <text:p>RESTORE</text:p>
          </table:table-cell>
          <table:table-cell table:style-name="ce2" table:formula="of:=[$keywords.A27]" office:value-type="string" office:string-value="RESTORE" calcext:value-type="string">
            <text:p>RESTORE</text:p>
          </table:table-cell>
          <table:table-cell/>
          <table:table-cell table:style-name="ce2" table:formula="of:=IFERROR(__xludf.dummyfunction(&quot;UPPER(GOOGLETRANSLATE(if(len(D29) &gt; 0, D29, C29),&quot;&quot;en&quot;&quot;,$A$1))&quot;);&quot;RESTAŬRI&quot;)" office:value-type="string" office:string-value="RESTAŬRI" calcext:value-type="string">
            <text:p>RESTAŬRI</text:p>
          </table:table-cell>
          <table:table-cell table:number-columns-repeated="1019"/>
        </table:table-row>
        <table:table-row table:style-name="ro1">
          <table:table-cell table:style-name="ce20" table:formula="of:=IF(LEN([.F30]) &gt; 0; [.F30]; [.E30])" office:value-type="string" office:string-value="REVENU" calcext:value-type="string">
            <text:p>REVENU</text:p>
          </table:table-cell>
          <table:table-cell table:style-name="ce8" table:formula="of:=IFERROR(__xludf.dummyfunction(&quot;upper(googletranslate(A30,$A$1,&quot;&quot;en&quot;&quot;))&quot;);&quot;COME BACK&quot;)" office:value-type="string" office:string-value="COME BACK" calcext:value-type="string">
            <text:p>COME BACK</text:p>
          </table:table-cell>
          <table:table-cell table:style-name="ce2" table:formula="of:=[$keywords.A28]" office:value-type="string" office:string-value="RETURN" calcext:value-type="string">
            <text:p>RETURN</text:p>
          </table:table-cell>
          <table:table-cell/>
          <table:table-cell table:style-name="ce2" table:formula="of:=IFERROR(__xludf.dummyfunction(&quot;UPPER(GOOGLETRANSLATE(if(len(D30) &gt; 0, D30, C30),&quot;&quot;en&quot;&quot;,$A$1))&quot;);&quot;REVENU&quot;)" office:value-type="string" office:string-value="REVENU" calcext:value-type="string">
            <text:p>REVENU</text:p>
          </table:table-cell>
          <table:table-cell table:number-columns-repeated="1019"/>
        </table:table-row>
        <table:table-row table:style-name="ro1">
          <table:table-cell table:style-name="ce20" table:formula="of:=IF(LEN([.F31]) &gt; 0; [.F31]; [.E31])" office:value-type="string" office:string-value="RND" calcext:value-type="string">
            <text:p>RND</text:p>
          </table:table-cell>
          <table:table-cell table:style-name="ce8" table:formula="of:=IFERROR(__xludf.dummyfunction(&quot;upper(googletranslate(A31,$A$1,&quot;&quot;en&quot;&quot;))&quot;);&quot;RND&quot;)" office:value-type="string" office:string-value="RND" calcext:value-type="string">
            <text:p>RND</text:p>
          </table:table-cell>
          <table:table-cell table:style-name="ce2" table:formula="of:=[$keywords.A29]" office:value-type="string" office:string-value="RND" calcext:value-type="string">
            <text:p>RND</text:p>
          </table:table-cell>
          <table:table-cell/>
          <table:table-cell table:style-name="ce2" table:formula="of:=IFERROR(__xludf.dummyfunction(&quot;UPPER(GOOGLETRANSLATE(if(len(D31) &gt; 0, D31, C31),&quot;&quot;en&quot;&quot;,$A$1))&quot;);&quot;RND&quot;)" office:value-type="string" office:string-value="RND" calcext:value-type="string">
            <text:p>RND</text:p>
          </table:table-cell>
          <table:table-cell table:number-columns-repeated="1019"/>
        </table:table-row>
        <table:table-row table:style-name="ro1">
          <table:table-cell table:style-name="ce20" table:formula="of:=IF(LEN([.F32]) &gt; 0; [.F32]; [.E32])" office:value-type="string" office:string-value="SGN" calcext:value-type="string">
            <text:p>SGN</text:p>
          </table:table-cell>
          <table:table-cell table:style-name="ce8" table:formula="of:=IFERROR(__xludf.dummyfunction(&quot;upper(googletranslate(A32,$A$1,&quot;&quot;en&quot;&quot;))&quot;);&quot;SGN&quot;)" office:value-type="string" office:string-value="SGN" calcext:value-type="string">
            <text:p>SGN</text:p>
          </table:table-cell>
          <table:table-cell table:style-name="ce2" table:formula="of:=[$keywords.A30]" office:value-type="string" office:string-value="SGN" calcext:value-type="string">
            <text:p>SGN</text:p>
          </table:table-cell>
          <table:table-cell/>
          <table:table-cell table:style-name="ce2" table:formula="of:=IFERROR(__xludf.dummyfunction(&quot;UPPER(GOOGLETRANSLATE(if(len(D32) &gt; 0, D32, C32),&quot;&quot;en&quot;&quot;,$A$1))&quot;);&quot;SGN&quot;)" office:value-type="string" office:string-value="SGN" calcext:value-type="string">
            <text:p>SGN</text:p>
          </table:table-cell>
          <table:table-cell table:number-columns-repeated="1019"/>
        </table:table-row>
        <table:table-row table:style-name="ro1">
          <table:table-cell table:style-name="ce20" table:formula="of:=IF(LEN([.F33]) &gt; 0; [.F33]; [.E33])" office:value-type="string" office:string-value="PEKO" calcext:value-type="string">
            <text:p>PEKO</text:p>
          </table:table-cell>
          <table:table-cell table:style-name="ce8" table:formula="of:=IFERROR(__xludf.dummyfunction(&quot;upper(googletranslate(A33,$A$1,&quot;&quot;en&quot;&quot;))&quot;);&quot;SIN&quot;)" office:value-type="string" office:string-value="SIN" calcext:value-type="string">
            <text:p>SIN</text:p>
          </table:table-cell>
          <table:table-cell table:style-name="ce2" table:formula="of:=[$keywords.A31]" office:value-type="string" office:string-value="SIN" calcext:value-type="string">
            <text:p>SIN</text:p>
          </table:table-cell>
          <table:table-cell/>
          <table:table-cell table:style-name="ce2" table:formula="of:=IFERROR(__xludf.dummyfunction(&quot;UPPER(GOOGLETRANSLATE(if(len(D33) &gt; 0, D33, C33),&quot;&quot;en&quot;&quot;,$A$1))&quot;);&quot;PEKO&quot;)" office:value-type="string" office:string-value="PEKO" calcext:value-type="string">
            <text:p>PEKO</text:p>
          </table:table-cell>
          <table:table-cell table:number-columns-repeated="1019"/>
        </table:table-row>
        <table:table-row table:style-name="ro1">
          <table:table-cell table:style-name="ce20" table:formula="of:=IF(LEN([.F34]) &gt; 0; [.F34]; [.E34])" office:value-type="string" office:string-value="SQR" calcext:value-type="string">
            <text:p>SQR</text:p>
          </table:table-cell>
          <table:table-cell table:style-name="ce8" table:formula="of:=IFERROR(__xludf.dummyfunction(&quot;upper(googletranslate(A34,$A$1,&quot;&quot;en&quot;&quot;))&quot;);&quot;SQR&quot;)" office:value-type="string" office:string-value="SQR" calcext:value-type="string">
            <text:p>SQR</text:p>
          </table:table-cell>
          <table:table-cell table:style-name="ce2" table:formula="of:=[$keywords.A32]" office:value-type="string" office:string-value="SQR" calcext:value-type="string">
            <text:p>SQR</text:p>
          </table:table-cell>
          <table:table-cell/>
          <table:table-cell table:style-name="ce2" table:formula="of:=IFERROR(__xludf.dummyfunction(&quot;UPPER(GOOGLETRANSLATE(if(len(D34) &gt; 0, D34, C34),&quot;&quot;en&quot;&quot;,$A$1))&quot;);&quot;SQR&quot;)" office:value-type="string" office:string-value="SQR" calcext:value-type="string">
            <text:p>SQR</text:p>
          </table:table-cell>
          <table:table-cell table:number-columns-repeated="1019"/>
        </table:table-row>
        <table:table-row table:style-name="ro1">
          <table:table-cell table:style-name="ce20" table:formula="of:=IF(LEN([.F35]) &gt; 0; [.F35]; [.E35])" office:value-type="string" office:string-value="PAŜO" calcext:value-type="string">
            <text:p>PAŜO</text:p>
          </table:table-cell>
          <table:table-cell table:style-name="ce8" table:formula="of:=IFERROR(__xludf.dummyfunction(&quot;upper(googletranslate(A35,$A$1,&quot;&quot;en&quot;&quot;))&quot;);&quot;STEP&quot;)" office:value-type="string" office:string-value="STEP" calcext:value-type="string">
            <text:p>STEP</text:p>
          </table:table-cell>
          <table:table-cell table:style-name="ce2" table:formula="of:=[$keywords.A33]" office:value-type="string" office:string-value="STEP" calcext:value-type="string">
            <text:p>STEP</text:p>
          </table:table-cell>
          <table:table-cell/>
          <table:table-cell table:style-name="ce2" table:formula="of:=IFERROR(__xludf.dummyfunction(&quot;UPPER(GOOGLETRANSLATE(if(len(D35) &gt; 0, D35, C35),&quot;&quot;en&quot;&quot;,$A$1))&quot;);&quot;PAŜO&quot;)" office:value-type="string" office:string-value="PAŜO" calcext:value-type="string">
            <text:p>PAŜO</text:p>
          </table:table-cell>
          <table:table-cell table:number-columns-repeated="1019"/>
        </table:table-row>
        <table:table-row table:style-name="ro1">
          <table:table-cell table:style-name="ce20" table:formula="of:=IF(LEN([.F36]) &gt; 0; [.F36]; [.E36])" office:value-type="string" office:string-value="ĈESU" calcext:value-type="string">
            <text:p>ĈESU</text:p>
          </table:table-cell>
          <table:table-cell table:style-name="ce8" table:formula="of:=IFERROR(__xludf.dummyfunction(&quot;upper(googletranslate(A36,$A$1,&quot;&quot;en&quot;&quot;))&quot;);&quot;STOP&quot;)" office:value-type="string" office:string-value="STOP" calcext:value-type="string">
            <text:p>STOP</text:p>
          </table:table-cell>
          <table:table-cell table:style-name="ce2" table:formula="of:=[$keywords.A34]" office:value-type="string" office:string-value="STOP" calcext:value-type="string">
            <text:p>STOP</text:p>
          </table:table-cell>
          <table:table-cell/>
          <table:table-cell table:style-name="ce2" table:formula="of:=IFERROR(__xludf.dummyfunction(&quot;UPPER(GOOGLETRANSLATE(if(len(D36) &gt; 0, D36, C36),&quot;&quot;en&quot;&quot;,$A$1))&quot;);&quot;ĈESU&quot;)" office:value-type="string" office:string-value="ĈESU" calcext:value-type="string">
            <text:p>ĈESU</text:p>
          </table:table-cell>
          <table:table-cell table:number-columns-repeated="1019"/>
        </table:table-row>
        <table:table-row table:style-name="ro1">
          <table:table-cell table:style-name="ce20" table:formula="of:=IF(LEN([.F37]) &gt; 0; [.F37]; [.E37])" office:value-type="string" office:string-value="STR" calcext:value-type="string">
            <text:p>STR</text:p>
          </table:table-cell>
          <table:table-cell table:style-name="ce8" table:formula="of:=IFERROR(__xludf.dummyfunction(&quot;upper(googletranslate(A37,$A$1,&quot;&quot;en&quot;&quot;))&quot;);&quot;STR&quot;)" office:value-type="string" office:string-value="STR" calcext:value-type="string">
            <text:p>STR</text:p>
          </table:table-cell>
          <table:table-cell table:style-name="ce2" table:formula="of:=[$keywords.A35]" office:value-type="string" office:string-value="STR" calcext:value-type="string">
            <text:p>STR</text:p>
          </table:table-cell>
          <table:table-cell/>
          <table:table-cell table:style-name="ce2" table:formula="of:=IFERROR(__xludf.dummyfunction(&quot;UPPER(GOOGLETRANSLATE(if(len(D37) &gt; 0, D37, C37),&quot;&quot;en&quot;&quot;,$A$1))&quot;);&quot;STR&quot;)" office:value-type="string" office:string-value="STR" calcext:value-type="string">
            <text:p>STR</text:p>
          </table:table-cell>
          <table:table-cell table:number-columns-repeated="1019"/>
        </table:table-row>
        <table:table-row table:style-name="ro1">
          <table:table-cell table:style-name="ce20" table:formula="of:=IF(LEN([.F38]) &gt; 0; [.F38]; [.E38])" office:value-type="string" office:string-value="TAN" calcext:value-type="string">
            <text:p>TAN</text:p>
          </table:table-cell>
          <table:table-cell table:style-name="ce8" table:formula="of:=IFERROR(__xludf.dummyfunction(&quot;upper(googletranslate(A38,$A$1,&quot;&quot;en&quot;&quot;))&quot;);&quot;TAN&quot;)" office:value-type="string" office:string-value="TAN" calcext:value-type="string">
            <text:p>TAN</text:p>
          </table:table-cell>
          <table:table-cell table:style-name="ce2" table:formula="of:=[$keywords.A36]" office:value-type="string" office:string-value="TAN" calcext:value-type="string">
            <text:p>TAN</text:p>
          </table:table-cell>
          <table:table-cell/>
          <table:table-cell table:style-name="ce2" table:formula="of:=IFERROR(__xludf.dummyfunction(&quot;UPPER(GOOGLETRANSLATE(if(len(D38) &gt; 0, D38, C38),&quot;&quot;en&quot;&quot;,$A$1))&quot;);&quot;TAN&quot;)" office:value-type="string" office:string-value="TAN" calcext:value-type="string">
            <text:p>TAN</text:p>
          </table:table-cell>
          <table:table-cell table:number-columns-repeated="1019"/>
        </table:table-row>
        <table:table-row table:style-name="ro1">
          <table:table-cell table:style-name="ce20" table:formula="of:=IF(LEN([.F39]) &gt; 0; [.F39]; [.E39])" office:value-type="string" office:string-value="TIAM" calcext:value-type="string">
            <text:p>TIAM</text:p>
          </table:table-cell>
          <table:table-cell table:style-name="ce8" table:formula="of:=IFERROR(__xludf.dummyfunction(&quot;upper(googletranslate(A39,$A$1,&quot;&quot;en&quot;&quot;))&quot;);&quot;THEN&quot;)" office:value-type="string" office:string-value="THEN" calcext:value-type="string">
            <text:p>THEN</text:p>
          </table:table-cell>
          <table:table-cell table:style-name="ce2" table:formula="of:=[$keywords.A37]" office:value-type="string" office:string-value="THEN" calcext:value-type="string">
            <text:p>THEN</text:p>
          </table:table-cell>
          <table:table-cell/>
          <table:table-cell table:style-name="ce2" table:formula="of:=IFERROR(__xludf.dummyfunction(&quot;UPPER(GOOGLETRANSLATE(if(len(D39) &gt; 0, D39, C39),&quot;&quot;en&quot;&quot;,$A$1))&quot;);&quot;TIAM&quot;)" office:value-type="string" office:string-value="TIAM" calcext:value-type="string">
            <text:p>TIAM</text:p>
          </table:table-cell>
          <table:table-cell table:number-columns-repeated="1019"/>
        </table:table-row>
        <table:table-row table:style-name="ro1">
          <table:table-cell table:style-name="ce20" table:formula="of:=IF(LEN([.F40]) &gt; 0; [.F40]; [.E40])" office:value-type="string" office:string-value="AL" calcext:value-type="string">
            <text:p>AL</text:p>
          </table:table-cell>
          <table:table-cell table:style-name="ce8" table:formula="of:=IFERROR(__xludf.dummyfunction(&quot;upper(googletranslate(A40,$A$1,&quot;&quot;en&quot;&quot;))&quot;);&quot;TO&quot;)" office:value-type="string" office:string-value="TO" calcext:value-type="string">
            <text:p>TO</text:p>
          </table:table-cell>
          <table:table-cell table:style-name="ce2" table:formula="of:=[$keywords.A38]" office:value-type="string" office:string-value="TO" calcext:value-type="string">
            <text:p>TO</text:p>
          </table:table-cell>
          <table:table-cell/>
          <table:table-cell table:style-name="ce2" table:formula="of:=IFERROR(__xludf.dummyfunction(&quot;UPPER(GOOGLETRANSLATE(if(len(D40) &gt; 0, D40, C40),&quot;&quot;en&quot;&quot;,$A$1))&quot;);&quot;AL&quot;)" office:value-type="string" office:string-value="AL" calcext:value-type="string">
            <text:p>AL</text:p>
          </table:table-cell>
          <table:table-cell table:number-columns-repeated="1019"/>
        </table:table-row>
        <table:table-row table:style-name="ro1">
          <table:table-cell table:style-name="ce5"/>
          <table:table-cell table:style-name="ce8"/>
          <table:table-cell table:number-columns-repeated="1022"/>
        </table:table-row>
        <table:table-row table:style-name="ro1">
          <table:table-cell table:style-name="ce5" table:formula="of:=IF(LEN([.F42]) &gt; 0; [.F42]; [.E42])" office:value-type="string" office:string-value="KAJ NENIU LINGVO DONITA SUR KOMANDLINIO. ELIRANTE." calcext:value-type="string">
            <text:p>KAJ NENIU LINGVO DONITA SUR KOMANDLINIO. ELIRANTE.</text:p>
          </table:table-cell>
          <table:table-cell table:style-name="ce8" table:formula="of:=IFERROR(__xludf.dummyfunction(&quot;upper(googletranslate(A42,$A$1,&quot;&quot;en&quot;&quot;))&quot;);&quot;AND NO LANGUAGE GIVEN ON A COMMAND LINE. GOING OUT.&quot;)" office:value-type="string" office:string-value="AND NO LANGUAGE GIVEN ON A COMMAND LINE. GOING OUT." calcext:value-type="string">
            <text:p>AND NO LANGUAGE GIVEN ON A COMMAND LINE. GOING OUT.</text:p>
          </table:table-cell>
          <table:table-cell table:style-name="ce2" table:formula="of:=[$errors.A1]" office:value-type="string" office:string-value="AND NO LANGUAGE GIVEN ON COMMAND LINE.  EXITING." calcext:value-type="string">
            <text:p>AND NO LANGUAGE GIVEN ON COMMAND LINE. <text:s/>EXITING.</text:p>
          </table:table-cell>
          <table:table-cell/>
          <table:table-cell table:style-name="ce2" table:formula="of:=IFERROR(__xludf.dummyfunction(&quot;UPPER(GOOGLETRANSLATE(if(len(D42) &gt; 0, D42, C42),&quot;&quot;en&quot;&quot;,$A$1))&quot;);&quot;KAJ NENIU LINGVO DONITA SUR KOMANDLINIO. ELIRANTE.&quot;)" office:value-type="string" office:string-value="KAJ NENIU LINGVO DONITA SUR KOMANDLINIO. ELIRANTE." calcext:value-type="string">
            <text:p>KAJ NENIU LINGVO DONITA SUR KOMANDLINIO. ELIRANTE.</text:p>
          </table:table-cell>
          <table:table-cell table:number-columns-repeated="1019"/>
        </table:table-row>
        <table:table-row table:style-name="ro1">
          <table:table-cell table:style-name="ce5" table:formula="of:=IF(LEN([.F43]) &gt; 0; [.F43]; [.E43])" office:value-type="string" office:string-value="TABELO JAM DIFINITA" calcext:value-type="string">
            <text:p>TABELO JAM DIFINITA</text:p>
          </table:table-cell>
          <table:table-cell table:style-name="ce8" table:formula="of:=IFERROR(__xludf.dummyfunction(&quot;upper(googletranslate(A43,$A$1,&quot;&quot;en&quot;&quot;))&quot;);&quot;TABLE ALREADY DEFINED&quot;)" office:value-type="string" office:string-value="TABLE ALREADY DEFINED" calcext:value-type="string">
            <text:p>TABLE ALREADY DEFINED</text:p>
          </table:table-cell>
          <table:table-cell table:style-name="ce2" table:formula="of:=[$errors.A2]" office:value-type="string" office:string-value="ARRAY ALREADY DEFINED" calcext:value-type="string">
            <text:p>ARRAY ALREADY DEFINED</text:p>
          </table:table-cell>
          <table:table-cell/>
          <table:table-cell table:style-name="ce2" table:formula="of:=IFERROR(__xludf.dummyfunction(&quot;UPPER(GOOGLETRANSLATE(if(len(D43) &gt; 0, D43, C43),&quot;&quot;en&quot;&quot;,$A$1))&quot;);&quot;TABELO JAM DIFINITA&quot;)" office:value-type="string" office:string-value="TABELO JAM DIFINITA" calcext:value-type="string">
            <text:p>TABELO JAM DIFINITA</text:p>
          </table:table-cell>
          <table:table-cell table:number-columns-repeated="1019"/>
        </table:table-row>
        <table:table-row table:style-name="ro1">
          <table:table-cell table:style-name="ce5" table:formula="of:=IF(LEN([.F44]) &gt; 0; [.F44]; [.E44])" office:value-type="string" office:string-value="ARRAY -INDEKSO EKSTER LIMOJ" calcext:value-type="string">
            <text:p>ARRAY -INDEKSO EKSTER LIMOJ</text:p>
          </table:table-cell>
          <table:table-cell table:style-name="ce8" table:formula="of:=IFERROR(__xludf.dummyfunction(&quot;upper(googletranslate(A44,$A$1,&quot;&quot;en&quot;&quot;))&quot;);&quot;ARRAY INDEX OUT OF BOUNDARIES&quot;)" office:value-type="string" office:string-value="ARRAY INDEX OUT OF BOUNDARIES" calcext:value-type="string">
            <text:p>ARRAY INDEX OUT OF BOUNDARIES</text:p>
          </table:table-cell>
          <table:table-cell table:style-name="ce2" table:formula="of:=[$errors.A3]" office:value-type="string" office:string-value="ARRAY INDEX OUTSIDE OF BOUNDS" calcext:value-type="string">
            <text:p>ARRAY INDEX OUTSIDE OF BOUNDS</text:p>
          </table:table-cell>
          <table:table-cell/>
          <table:table-cell table:style-name="ce2" table:formula="of:=IFERROR(__xludf.dummyfunction(&quot;UPPER(GOOGLETRANSLATE(if(len(D44) &gt; 0, D44, C44),&quot;&quot;en&quot;&quot;,$A$1))&quot;);&quot;ARRAY -INDEKSO EKSTER LIMOJ&quot;)" office:value-type="string" office:string-value="ARRAY -INDEKSO EKSTER LIMOJ" calcext:value-type="string">
            <text:p>ARRAY -INDEKSO EKSTER LIMOJ</text:p>
          </table:table-cell>
          <table:table-cell table:number-columns-repeated="1019"/>
        </table:table-row>
        <table:table-row table:style-name="ro1">
          <table:table-cell table:style-name="ce5" table:formula="of:=IF(LEN([.F45]) &gt; 0; [.F45]; [.E45])" office:value-type="string" office:string-value="NE POVAS ALIRI DOSIERUJON" calcext:value-type="string">
            <text:p>NE POVAS ALIRI DOSIERUJON</text:p>
          </table:table-cell>
          <table:table-cell table:style-name="ce8" table:formula="of:=IFERROR(__xludf.dummyfunction(&quot;upper(googletranslate(A45,$A$1,&quot;&quot;en&quot;&quot;))&quot;);&quot;CANNOT ACCESS A FOLDER&quot;)" office:value-type="string" office:string-value="CANNOT ACCESS A FOLDER" calcext:value-type="string">
            <text:p>CANNOT ACCESS A FOLDER</text:p>
          </table:table-cell>
          <table:table-cell table:style-name="ce2" table:formula="of:=[$errors.A4]" office:value-type="string" office:string-value="CANNOT ACCESS DIRECTORY" calcext:value-type="string">
            <text:p>CANNOT ACCESS DIRECTORY</text:p>
          </table:table-cell>
          <table:table-cell/>
          <table:table-cell table:style-name="ce2" table:formula="of:=IFERROR(__xludf.dummyfunction(&quot;UPPER(GOOGLETRANSLATE(if(len(D45) &gt; 0, D45, C45),&quot;&quot;en&quot;&quot;,$A$1))&quot;);&quot;NE POVAS ALIRI DOSIERUJON&quot;)" office:value-type="string" office:string-value="NE POVAS ALIRI DOSIERUJON" calcext:value-type="string">
            <text:p>NE POVAS ALIRI DOSIERUJON</text:p>
          </table:table-cell>
          <table:table-cell table:number-columns-repeated="1019"/>
        </table:table-row>
        <table:table-row table:style-name="ro1">
          <table:table-cell table:style-name="ce5" table:formula="of:=IF(LEN([.F46]) &gt; 0; [.F46]; [.E46])" office:value-type="string" office:string-value="DATUMA ENIGA SUBFLUO" calcext:value-type="string">
            <text:p>DATUMA ENIGA SUBFLUO</text:p>
          </table:table-cell>
          <table:table-cell table:style-name="ce8" table:formula="of:=IFERROR(__xludf.dummyfunction(&quot;upper(googletranslate(A46,$A$1,&quot;&quot;en&quot;&quot;))&quot;);&quot;DATA INPUT UNDERFLOW&quot;)" office:value-type="string" office:string-value="DATA INPUT UNDERFLOW" calcext:value-type="string">
            <text:p>DATA INPUT UNDERFLOW</text:p>
          </table:table-cell>
          <table:table-cell table:style-name="ce2" table:formula="of:=[$errors.A5]" office:value-type="string" office:string-value="DATA INPUT UNDERFLOW" calcext:value-type="string">
            <text:p>DATA INPUT UNDERFLOW</text:p>
          </table:table-cell>
          <table:table-cell/>
          <table:table-cell table:style-name="ce2" table:formula="of:=IFERROR(__xludf.dummyfunction(&quot;UPPER(GOOGLETRANSLATE(if(len(D46) &gt; 0, D46, C46),&quot;&quot;en&quot;&quot;,$A$1))&quot;);&quot;DATUMA ENIGA SUBFLUO&quot;)" office:value-type="string" office:string-value="DATUMA ENIGA SUBFLUO" calcext:value-type="string">
            <text:p>DATUMA ENIGA SUBFLUO</text:p>
          </table:table-cell>
          <table:table-cell table:number-columns-repeated="1019"/>
        </table:table-row>
        <table:table-row table:style-name="ro1">
          <table:table-cell table:style-name="ce5" table:formula="of:=IF(LEN([.F47]) &gt; 0; [.F47]; [.E47])" office:value-type="string" office:string-value="DATUMOJ LEGU SUBFLUON" calcext:value-type="string">
            <text:p>DATUMOJ LEGU SUBFLUON</text:p>
          </table:table-cell>
          <table:table-cell table:style-name="ce8" table:formula="of:=IFERROR(__xludf.dummyfunction(&quot;upper(googletranslate(A47,$A$1,&quot;&quot;en&quot;&quot;))&quot;);&quot;DATA READ UNDERFLOW&quot;)" office:value-type="string" office:string-value="DATA READ UNDERFLOW" calcext:value-type="string">
            <text:p>DATA READ UNDERFLOW</text:p>
          </table:table-cell>
          <table:table-cell table:style-name="ce2" table:formula="of:=[$errors.A6]" office:value-type="string" office:string-value="DATA READ UNDERFLOW" calcext:value-type="string">
            <text:p>DATA READ UNDERFLOW</text:p>
          </table:table-cell>
          <table:table-cell/>
          <table:table-cell table:style-name="ce2" table:formula="of:=IFERROR(__xludf.dummyfunction(&quot;UPPER(GOOGLETRANSLATE(if(len(D47) &gt; 0, D47, C47),&quot;&quot;en&quot;&quot;,$A$1))&quot;);&quot;DATUMOJ LEGU SUBFLUON&quot;)" office:value-type="string" office:string-value="DATUMOJ LEGU SUBFLUON" calcext:value-type="string">
            <text:p>DATUMOJ LEGU SUBFLUON</text:p>
          </table:table-cell>
          <table:table-cell table:number-columns-repeated="1019"/>
        </table:table-row>
        <table:table-row table:style-name="ro1">
          <table:table-cell table:style-name="ce5" table:formula="of:=IF(LEN([.F48]) &gt; 0; [.F48]; [.E48])" office:value-type="string" office:string-value="DIFINA CIKLO MALKOVRITA" calcext:value-type="string">
            <text:p>DIFINA CIKLO MALKOVRITA</text:p>
          </table:table-cell>
          <table:table-cell table:style-name="ce8" table:formula="of:=IFERROR(__xludf.dummyfunction(&quot;upper(googletranslate(A48,$A$1,&quot;&quot;en&quot;&quot;))&quot;);&quot;DEFINITE CYCLE DISCOVERED&quot;)" office:value-type="string" office:string-value="DEFINITE CYCLE DISCOVERED" calcext:value-type="string">
            <text:p>DEFINITE CYCLE DISCOVERED</text:p>
          </table:table-cell>
          <table:table-cell table:style-name="ce2" table:formula="of:=[$errors.A7]" office:value-type="string" office:string-value="DEFINITION CYCLE DISCOVERED" calcext:value-type="string">
            <text:p>DEFINITION CYCLE DISCOVERED</text:p>
          </table:table-cell>
          <table:table-cell/>
          <table:table-cell table:style-name="ce2" table:formula="of:=IFERROR(__xludf.dummyfunction(&quot;UPPER(GOOGLETRANSLATE(if(len(D48) &gt; 0, D48, C48),&quot;&quot;en&quot;&quot;,$A$1))&quot;);&quot;DIFINA CIKLO MALKOVRITA&quot;)" office:value-type="string" office:string-value="DIFINA CIKLO MALKOVRITA" calcext:value-type="string">
            <text:p>DIFINA CIKLO MALKOVRITA</text:p>
          </table:table-cell>
          <table:table-cell table:number-columns-repeated="1019"/>
        </table:table-row>
        <table:table-row table:style-name="ro1">
          <table:table-cell table:style-name="ce5" table:formula="of:=IF(LEN([.F49]) &gt; 0; [.F49]; [.E49])" office:value-type="string" office:string-value="ERARO" calcext:value-type="string">
            <text:p>ERARO</text:p>
          </table:table-cell>
          <table:table-cell table:style-name="ce8" table:formula="of:=IFERROR(__xludf.dummyfunction(&quot;upper(googletranslate(A49,$A$1,&quot;&quot;en&quot;&quot;))&quot;);&quot;ERROR&quot;)" office:value-type="string" office:string-value="ERROR" calcext:value-type="string">
            <text:p>ERROR</text:p>
          </table:table-cell>
          <table:table-cell table:style-name="ce2" table:formula="of:=[$errors.A8]" office:value-type="string" office:string-value="ERROR" calcext:value-type="string">
            <text:p>ERROR</text:p>
          </table:table-cell>
          <table:table-cell/>
          <table:table-cell table:style-name="ce2" table:formula="of:=IFERROR(__xludf.dummyfunction(&quot;UPPER(GOOGLETRANSLATE(if(len(D49) &gt; 0, D49, C49),&quot;&quot;en&quot;&quot;,$A$1))&quot;);&quot;ERARO&quot;)" office:value-type="string" office:string-value="ERARO" calcext:value-type="string">
            <text:p>ERARO</text:p>
          </table:table-cell>
          <table:table-cell table:number-columns-repeated="1019"/>
        </table:table-row>
        <table:table-row table:style-name="ro1">
          <table:table-cell table:style-name="ce5" table:formula="of:=IF(LEN([.F50]) &gt; 0; [.F50]; [.E50])" office:value-type="string" office:string-value="MALSUKCESO" calcext:value-type="string">
            <text:p>MALSUKCESO</text:p>
          </table:table-cell>
          <table:table-cell table:style-name="ce8" table:formula="of:=IFERROR(__xludf.dummyfunction(&quot;upper(googletranslate(A50,$A$1,&quot;&quot;en&quot;&quot;))&quot;);&quot;FAILURE&quot;)" office:value-type="string" office:string-value="FAILURE" calcext:value-type="string">
            <text:p>FAILURE</text:p>
          </table:table-cell>
          <table:table-cell table:style-name="ce2" table:formula="of:=[$errors.A9]" office:value-type="string" office:string-value="FAILURE" calcext:value-type="string">
            <text:p>FAILURE</text:p>
          </table:table-cell>
          <table:table-cell/>
          <table:table-cell table:style-name="ce2" table:formula="of:=IFERROR(__xludf.dummyfunction(&quot;UPPER(GOOGLETRANSLATE(if(len(D50) &gt; 0, D50, C50),&quot;&quot;en&quot;&quot;,$A$1))&quot;);&quot;MALSUKCESO&quot;)" office:value-type="string" office:string-value="MALSUKCESO" calcext:value-type="string">
            <text:p>MALSUKCESO</text:p>
          </table:table-cell>
          <table:table-cell table:number-columns-repeated="1019"/>
        </table:table-row>
        <table:table-row table:style-name="ro1">
          <table:table-cell table:style-name="ce5" table:formula="of:=IF(LEN([.F51]) &gt; 0; [.F51]; [.E51])" office:value-type="string" office:string-value="POR VARIABLO MULTOBLIGITA DIFINITA" calcext:value-type="string">
            <text:p>POR VARIABLO MULTOBLIGITA DIFINITA</text:p>
          </table:table-cell>
          <table:table-cell table:style-name="ce8" table:formula="of:=IFERROR(__xludf.dummyfunction(&quot;upper(googletranslate(A51,$A$1,&quot;&quot;en&quot;&quot;))&quot;);&quot;FOR A VARIABLE MULTIPLIED DEFINED&quot;)" office:value-type="string" office:string-value="FOR A VARIABLE MULTIPLIED DEFINED" calcext:value-type="string">
            <text:p>FOR A VARIABLE MULTIPLIED DEFINED</text:p>
          </table:table-cell>
          <table:table-cell table:style-name="ce2" table:formula="of:=[$errors.A10]" office:value-type="string" office:string-value="FOR VARIABLE MULTIPLY DEFINED" calcext:value-type="string">
            <text:p>FOR VARIABLE MULTIPLY DEFINED</text:p>
          </table:table-cell>
          <table:table-cell/>
          <table:table-cell table:style-name="ce2" table:formula="of:=IFERROR(__xludf.dummyfunction(&quot;UPPER(GOOGLETRANSLATE(if(len(D51) &gt; 0, D51, C51),&quot;&quot;en&quot;&quot;,$A$1))&quot;);&quot;POR VARIABLO MULTOBLIGITA DIFINITA&quot;)" office:value-type="string" office:string-value="POR VARIABLO MULTOBLIGITA DIFINITA" calcext:value-type="string">
            <text:p>POR VARIABLO MULTOBLIGITA DIFINITA</text:p>
          </table:table-cell>
          <table:table-cell table:number-columns-repeated="1019"/>
        </table:table-row>
        <table:table-row table:style-name="ro1">
          <table:table-cell table:style-name="ce5" table:formula="of:=IF(LEN([.F52]) &gt; 0; [.F52]; [.E52])" office:value-type="string" office:string-value="FUNKCIA DIFINO MULTOBLIĜAS DIFINITA" calcext:value-type="string">
            <text:p>FUNKCIA DIFINO MULTOBLIĜAS DIFINITA</text:p>
          </table:table-cell>
          <table:table-cell table:style-name="ce8" table:formula="of:=IFERROR(__xludf.dummyfunction(&quot;upper(googletranslate(A52,$A$1,&quot;&quot;en&quot;&quot;))&quot;);&quot;FUNCTIONAL DEFINITION MULTIPLIES DEFINED&quot;)" office:value-type="string" office:string-value="FUNCTIONAL DEFINITION MULTIPLIES DEFINED" calcext:value-type="string">
            <text:p>FUNCTIONAL DEFINITION MULTIPLIES DEFINED</text:p>
          </table:table-cell>
          <table:table-cell table:style-name="ce2" table:formula="of:=[$errors.A11]" office:value-type="string" office:string-value="FUNCTION DEFINITION MULTIPLY DEFINED" calcext:value-type="string">
            <text:p>FUNCTION DEFINITION MULTIPLY DEFINED</text:p>
          </table:table-cell>
          <table:table-cell/>
          <table:table-cell table:style-name="ce2" table:formula="of:=IFERROR(__xludf.dummyfunction(&quot;UPPER(GOOGLETRANSLATE(if(len(D52) &gt; 0, D52, C52),&quot;&quot;en&quot;&quot;,$A$1))&quot;);&quot;FUNKCIA DIFINO MULTOBLIĜAS DIFINITA&quot;)" office:value-type="string" office:string-value="FUNKCIA DIFINO MULTOBLIĜAS DIFINITA" calcext:value-type="string">
            <text:p>FUNKCIA DIFINO MULTOBLIĜAS DIFINITA</text:p>
          </table:table-cell>
          <table:table-cell table:number-columns-repeated="1019"/>
        </table:table-row>
        <table:table-row table:style-name="ro1">
          <table:table-cell table:style-name="ce5" table:formula="of:=IF(LEN([.F53]) &gt; 0; [.F53]; [.E53])" office:value-type="string" office:string-value="FUNKCIA DIFINA PARAMETRO MALSUKCESA" calcext:value-type="string">
            <text:p>FUNKCIA DIFINA PARAMETRO MALSUKCESA</text:p>
          </table:table-cell>
          <table:table-cell table:style-name="ce8" table:formula="of:=IFERROR(__xludf.dummyfunction(&quot;upper(googletranslate(A53,$A$1,&quot;&quot;en&quot;&quot;))&quot;);&quot;FUNCTIONAL DEFINING PARAMETER FAILED&quot;)" office:value-type="string" office:string-value="FUNCTIONAL DEFINING PARAMETER FAILED" calcext:value-type="string">
            <text:p>FUNCTIONAL DEFINING PARAMETER FAILED</text:p>
          </table:table-cell>
          <table:table-cell table:style-name="ce2" table:formula="of:=[$errors.A12]" office:value-type="string" office:string-value="FUNCTION DEFINITION PARAMETER MISMATCH" calcext:value-type="string">
            <text:p>FUNCTION DEFINITION PARAMETER MISMATCH</text:p>
          </table:table-cell>
          <table:table-cell/>
          <table:table-cell table:style-name="ce2" table:formula="of:=IFERROR(__xludf.dummyfunction(&quot;UPPER(GOOGLETRANSLATE(if(len(D53) &gt; 0, D53, C53),&quot;&quot;en&quot;&quot;,$A$1))&quot;);&quot;FUNKCIA DIFINA PARAMETRO MALSUKCESA&quot;)" office:value-type="string" office:string-value="FUNKCIA DIFINA PARAMETRO MALSUKCESA" calcext:value-type="string">
            <text:p>FUNKCIA DIFINA PARAMETRO MALSUKCESA</text:p>
          </table:table-cell>
          <table:table-cell table:number-columns-repeated="1019"/>
        </table:table-row>
        <table:table-row table:style-name="ro1">
          <table:table-cell table:style-name="ce5" table:formula="of:=IF(LEN([.F54]) &gt; 0; [.F54]; [.E54])" office:value-type="string" office:string-value="GOSUB -STAKO SUPERFLUAS" calcext:value-type="string">
            <text:p>GOSUB -STAKO SUPERFLUAS</text:p>
          </table:table-cell>
          <table:table-cell table:style-name="ce8" table:formula="of:=IFERROR(__xludf.dummyfunction(&quot;upper(googletranslate(A54,$A$1,&quot;&quot;en&quot;&quot;))&quot;);&quot;GOSUB STACK OVERFLOW&quot;)" office:value-type="string" office:string-value="GOSUB STACK OVERFLOW" calcext:value-type="string">
            <text:p>GOSUB STACK OVERFLOW</text:p>
          </table:table-cell>
          <table:table-cell table:style-name="ce2" table:formula="of:=[$errors.A13]" office:value-type="string" office:string-value="GOSUB STACK OVERFLOW" calcext:value-type="string">
            <text:p>GOSUB STACK OVERFLOW</text:p>
          </table:table-cell>
          <table:table-cell/>
          <table:table-cell table:style-name="ce2" table:formula="of:=IFERROR(__xludf.dummyfunction(&quot;UPPER(GOOGLETRANSLATE(if(len(D54) &gt; 0, D54, C54),&quot;&quot;en&quot;&quot;,$A$1))&quot;);&quot;GOSUB -STAKO SUPERFLUAS&quot;)" office:value-type="string" office:string-value="GOSUB -STAKO SUPERFLUAS" calcext:value-type="string">
            <text:p>GOSUB -STAKO SUPERFLUAS</text:p>
          </table:table-cell>
          <table:table-cell table:number-columns-repeated="1019"/>
        </table:table-row>
        <table:table-row table:style-name="ro1">
          <table:table-cell table:style-name="ce5" table:formula="of:=IF(LEN([.F55]) &gt; 0; [.F55]; [.E55])" office:value-type="string" office:string-value="GOSUB STACK SUBFLUO" calcext:value-type="string">
            <text:p>GOSUB STACK SUBFLUO</text:p>
          </table:table-cell>
          <table:table-cell table:style-name="ce8" table:formula="of:=IFERROR(__xludf.dummyfunction(&quot;upper(googletranslate(A55,$A$1,&quot;&quot;en&quot;&quot;))&quot;);&quot;GOSUB STACK UNDERFLOW&quot;)" office:value-type="string" office:string-value="GOSUB STACK UNDERFLOW" calcext:value-type="string">
            <text:p>GOSUB STACK UNDERFLOW</text:p>
          </table:table-cell>
          <table:table-cell table:style-name="ce2" table:formula="of:=[$errors.A14]" office:value-type="string" office:string-value="GOSUB STACK UNDERFLOW" calcext:value-type="string">
            <text:p>GOSUB STACK UNDERFLOW</text:p>
          </table:table-cell>
          <table:table-cell/>
          <table:table-cell table:style-name="ce2" table:formula="of:=IFERROR(__xludf.dummyfunction(&quot;UPPER(GOOGLETRANSLATE(if(len(D55) &gt; 0, D55, C55),&quot;&quot;en&quot;&quot;,$A$1))&quot;);&quot;GOSUB STACK SUBFLUO&quot;)" office:value-type="string" office:string-value="GOSUB STACK SUBFLUO" calcext:value-type="string">
            <text:p>GOSUB STACK SUBFLUO</text:p>
          </table:table-cell>
          <table:table-cell table:number-columns-repeated="1019"/>
        </table:table-row>
        <table:table-row table:style-name="ro1">
          <table:table-cell table:style-name="ce5" table:formula="of:=IF(LEN([.F56]) &gt; 0; [.F56]; [.E56])" office:value-type="string" office:string-value="INDEKSO EKSTER LA GAMO" calcext:value-type="string">
            <text:p>INDEKSO EKSTER LA GAMO</text:p>
          </table:table-cell>
          <table:table-cell table:style-name="ce8" table:formula="of:=IFERROR(__xludf.dummyfunction(&quot;upper(googletranslate(A56,$A$1,&quot;&quot;en&quot;&quot;))&quot;);&quot;INDEX OUTSIDE THE RANGE&quot;)" office:value-type="string" office:string-value="INDEX OUTSIDE THE RANGE" calcext:value-type="string">
            <text:p>INDEX OUTSIDE THE RANGE</text:p>
          </table:table-cell>
          <table:table-cell table:style-name="ce2" table:formula="of:=[$errors.A15]" office:value-type="string" office:string-value="INDEX OUT OF RANGE" calcext:value-type="string">
            <text:p>INDEX OUT OF RANGE</text:p>
          </table:table-cell>
          <table:table-cell/>
          <table:table-cell table:style-name="ce2" table:formula="of:=IFERROR(__xludf.dummyfunction(&quot;UPPER(GOOGLETRANSLATE(if(len(D56) &gt; 0, D56, C56),&quot;&quot;en&quot;&quot;,$A$1))&quot;);&quot;INDEKSO EKSTER LA GAMO&quot;)" office:value-type="string" office:string-value="INDEKSO EKSTER LA GAMO" calcext:value-type="string">
            <text:p>INDEKSO EKSTER LA GAMO</text:p>
          </table:table-cell>
          <table:table-cell table:number-columns-repeated="1019"/>
        </table:table-row>
        <table:table-row table:style-name="ro1">
          <table:table-cell table:style-name="ce5" table:formula="of:=IF(LEN([.F57]) &gt; 0; [.F57]; [.E57])" office:value-type="string" office:string-value="ETIKEDO JAM DIFINITA" calcext:value-type="string">
            <text:p>ETIKEDO JAM DIFINITA</text:p>
          </table:table-cell>
          <table:table-cell table:style-name="ce8" table:formula="of:=IFERROR(__xludf.dummyfunction(&quot;upper(googletranslate(A57,$A$1,&quot;&quot;en&quot;&quot;))&quot;);&quot;TAG ALREADY DEFINED&quot;)" office:value-type="string" office:string-value="TAG ALREADY DEFINED" calcext:value-type="string">
            <text:p>TAG ALREADY DEFINED</text:p>
          </table:table-cell>
          <table:table-cell table:style-name="ce2" table:formula="of:=[$errors.A16]" office:value-type="string" office:string-value="LABEL ALREADY DEFINED" calcext:value-type="string">
            <text:p>LABEL ALREADY DEFINED</text:p>
          </table:table-cell>
          <table:table-cell/>
          <table:table-cell table:style-name="ce2" table:formula="of:=IFERROR(__xludf.dummyfunction(&quot;UPPER(GOOGLETRANSLATE(if(len(D57) &gt; 0, D57, C57),&quot;&quot;en&quot;&quot;,$A$1))&quot;);&quot;ETIKEDO JAM DIFINITA&quot;)" office:value-type="string" office:string-value="ETIKEDO JAM DIFINITA" calcext:value-type="string">
            <text:p>ETIKEDO JAM DIFINITA</text:p>
          </table:table-cell>
          <table:table-cell table:number-columns-repeated="1019"/>
        </table:table-row>
        <table:table-row table:style-name="ro1">
          <table:table-cell table:style-name="ce5" table:formula="of:=IF(LEN([.F58]) &gt; 0; [.F58]; [.E58])" office:value-type="string" office:string-value="MALDEKSTRA / DEKSTRA OPERACIO MISMATCH" calcext:value-type="string">
            <text:p>MALDEKSTRA / DEKSTRA OPERACIO MISMATCH</text:p>
          </table:table-cell>
          <table:table-cell table:style-name="ce8" table:formula="of:=IFERROR(__xludf.dummyfunction(&quot;upper(googletranslate(A58,$A$1,&quot;&quot;en&quot;&quot;))&quot;);&quot;LEFT / RIGHT OPERATION MISMATCH&quot;)" office:value-type="string" office:string-value="LEFT / RIGHT OPERATION MISMATCH" calcext:value-type="string">
            <text:p>LEFT / RIGHT OPERATION MISMATCH</text:p>
          </table:table-cell>
          <table:table-cell table:style-name="ce2" table:formula="of:=[$errors.A17]" office:value-type="string" office:string-value="LEFT / RIGHT OPERATION MISMATCH" calcext:value-type="string">
            <text:p>LEFT / RIGHT OPERATION MISMATCH</text:p>
          </table:table-cell>
          <table:table-cell/>
          <table:table-cell table:style-name="ce2" table:formula="of:=IFERROR(__xludf.dummyfunction(&quot;UPPER(GOOGLETRANSLATE(if(len(D58) &gt; 0, D58, C58),&quot;&quot;en&quot;&quot;,$A$1))&quot;);&quot;MALDEKSTRA / DEKSTRA OPERACIO MISMATCH&quot;)" office:value-type="string" office:string-value="MALDEKSTRA / DEKSTRA OPERACIO MISMATCH" calcext:value-type="string">
            <text:p>MALDEKSTRA / DEKSTRA OPERACIO MISMATCH</text:p>
          </table:table-cell>
          <table:table-cell table:number-columns-repeated="1019"/>
        </table:table-row>
        <table:table-row table:style-name="ro1">
          <table:table-cell table:style-name="ce5" table:formula="of:=IF(LEN([.F59]) &gt; 0; [.F59]; [.E59])" office:value-type="string" office:string-value="NEGATIVA INDEKSO" calcext:value-type="string">
            <text:p>NEGATIVA INDEKSO</text:p>
          </table:table-cell>
          <table:table-cell table:style-name="ce8" table:formula="of:=IFERROR(__xludf.dummyfunction(&quot;upper(googletranslate(A59,$A$1,&quot;&quot;en&quot;&quot;))&quot;);&quot;NEGATIVE INDEX&quot;)" office:value-type="string" office:string-value="NEGATIVE INDEX" calcext:value-type="string">
            <text:p>NEGATIVE INDEX</text:p>
          </table:table-cell>
          <table:table-cell table:style-name="ce2" table:formula="of:=[$errors.A18]" office:value-type="string" office:string-value="NEGATIVE INDEX" calcext:value-type="string">
            <text:p>NEGATIVE INDEX</text:p>
          </table:table-cell>
          <table:table-cell/>
          <table:table-cell table:style-name="ce2" table:formula="of:=IFERROR(__xludf.dummyfunction(&quot;UPPER(GOOGLETRANSLATE(if(len(D59) &gt; 0, D59, C59),&quot;&quot;en&quot;&quot;,$A$1))&quot;);&quot;NEGATIVA INDEKSO&quot;)" office:value-type="string" office:string-value="NEGATIVA INDEKSO" calcext:value-type="string">
            <text:p>NEGATIVA INDEKSO</text:p>
          </table:table-cell>
          <table:table-cell table:number-columns-repeated="1019"/>
        </table:table-row>
        <table:table-row table:style-name="ro1">
          <table:table-cell table:style-name="ce5" table:formula="of:=IF(LEN([.F60]) &gt; 0; [.F60]; [.E60])" office:value-type="string" office:string-value="VENONTA POR BUKLO KUN ĈENA VARIABLO" calcext:value-type="string">
            <text:p>VENONTA POR BUKLO KUN ĈENA VARIABLO</text:p>
          </table:table-cell>
          <table:table-cell table:style-name="ce8" table:formula="of:=IFERROR(__xludf.dummyfunction(&quot;upper(googletranslate(A60,$A$1,&quot;&quot;en&quot;&quot;))&quot;);&quot;NEXT FOR A LOOP WITH A CHAIN VARIABLE&quot;)" office:value-type="string" office:string-value="NEXT FOR A LOOP WITH A CHAIN VARIABLE" calcext:value-type="string">
            <text:p>NEXT FOR A LOOP WITH A CHAIN VARIABLE</text:p>
          </table:table-cell>
          <table:table-cell table:style-name="ce2" table:formula="of:=[$errors.A19]" office:value-type="string" office:string-value="NEXT ON FOR LOOP WITH STRING VARIABLE" calcext:value-type="string">
            <text:p>NEXT ON FOR LOOP WITH STRING VARIABLE</text:p>
          </table:table-cell>
          <table:table-cell/>
          <table:table-cell table:style-name="ce2" table:formula="of:=IFERROR(__xludf.dummyfunction(&quot;UPPER(GOOGLETRANSLATE(if(len(D60) &gt; 0, D60, C60),&quot;&quot;en&quot;&quot;,$A$1))&quot;);&quot;VENONTA POR BUKLO KUN ĈENA VARIABLO&quot;)" office:value-type="string" office:string-value="VENONTA POR BUKLO KUN ĈENA VARIABLO" calcext:value-type="string">
            <text:p>VENONTA POR BUKLO KUN ĈENA VARIABLO</text:p>
          </table:table-cell>
          <table:table-cell table:number-columns-repeated="1019"/>
        </table:table-row>
        <table:table-row table:style-name="ro1">
          <table:table-cell table:style-name="ce5" table:formula="of:=IF(LEN([.F61]) &gt; 0; [.F61]; [.E61])" office:value-type="string" office:string-value="OPERANDA MISKOMPRENO" calcext:value-type="string">
            <text:p>OPERANDA MISKOMPRENO</text:p>
          </table:table-cell>
          <table:table-cell table:style-name="ce8" table:formula="of:=IFERROR(__xludf.dummyfunction(&quot;upper(googletranslate(A61,$A$1,&quot;&quot;en&quot;&quot;))&quot;);&quot;OPERANDA MISUNDERSTANDING&quot;)" office:value-type="string" office:string-value="OPERANDA MISUNDERSTANDING" calcext:value-type="string">
            <text:p>OPERANDA MISUNDERSTANDING</text:p>
          </table:table-cell>
          <table:table-cell table:style-name="ce2" table:formula="of:=[$errors.A20]" office:value-type="string" office:string-value="OPERAND MISMATCH" calcext:value-type="string">
            <text:p>OPERAND MISMATCH</text:p>
          </table:table-cell>
          <table:table-cell/>
          <table:table-cell table:style-name="ce2" table:formula="of:=IFERROR(__xludf.dummyfunction(&quot;UPPER(GOOGLETRANSLATE(if(len(D61) &gt; 0, D61, C61),&quot;&quot;en&quot;&quot;,$A$1))&quot;);&quot;OPERANDA MISKOMPRENO&quot;)" office:value-type="string" office:string-value="OPERANDA MISKOMPRENO" calcext:value-type="string">
            <text:p>OPERANDA MISKOMPRENO</text:p>
          </table:table-cell>
          <table:table-cell table:number-columns-repeated="1019"/>
        </table:table-row>
        <table:table-row table:style-name="ro1">
          <table:table-cell table:style-name="ce5" table:formula="of:=IF(LEN([.F62]) &gt; 0; [.F62]; [.E62])" office:value-type="string" office:string-value="OPCIO POSTULAS LINGVON" calcext:value-type="string">
            <text:p>OPCIO POSTULAS LINGVON</text:p>
          </table:table-cell>
          <table:table-cell table:style-name="ce8" table:formula="of:=IFERROR(__xludf.dummyfunction(&quot;upper(googletranslate(A62,$A$1,&quot;&quot;en&quot;&quot;))&quot;);&quot;OPTION REQUIRES LANGUAGE&quot;)" office:value-type="string" office:string-value="OPTION REQUIRES LANGUAGE" calcext:value-type="string">
            <text:p>OPTION REQUIRES LANGUAGE</text:p>
          </table:table-cell>
          <table:table-cell table:style-name="ce2" table:formula="of:=[$errors.A21]" office:value-type="string" office:string-value="OPTION REQUIRES A LANGUAGE" calcext:value-type="string">
            <text:p>OPTION REQUIRES A LANGUAGE</text:p>
          </table:table-cell>
          <table:table-cell/>
          <table:table-cell table:style-name="ce2" table:formula="of:=IFERROR(__xludf.dummyfunction(&quot;UPPER(GOOGLETRANSLATE(if(len(D62) &gt; 0, D62, C62),&quot;&quot;en&quot;&quot;,$A$1))&quot;);&quot;OPCIO POSTULAS LINGVON&quot;)" office:value-type="string" office:string-value="OPCIO POSTULAS LINGVON" calcext:value-type="string">
            <text:p>OPCIO POSTULAS LINGVON</text:p>
          </table:table-cell>
          <table:table-cell table:number-columns-repeated="1019"/>
        </table:table-row>
        <table:table-row table:style-name="ro1">
          <table:table-cell table:style-name="ce5" table:formula="of:=IF(LEN([.F63]) &gt; 0; [.F63]; [.E63])" office:value-type="string" office:string-value="BONVOLU KONTROLI LINGVAJN AGORDOJN AŬ MEDIAN VARIABLON" calcext:value-type="string">
            <text:p>BONVOLU KONTROLI LINGVAJN AGORDOJN AŬ MEDIAN VARIABLON</text:p>
          </table:table-cell>
          <table:table-cell table:style-name="ce8" table:formula="of:=IFERROR(__xludf.dummyfunction(&quot;upper(googletranslate(A63,$A$1,&quot;&quot;en&quot;&quot;))&quot;);&quot;PLEASE CHECK LANGUAGE SETTINGS OR ENVIRONMENTAL VARIABLE&quot;)" office:value-type="string" office:string-value="PLEASE CHECK LANGUAGE SETTINGS OR ENVIRONMENTAL VARIABLE" calcext:value-type="string">
            <text:p>PLEASE CHECK LANGUAGE SETTINGS OR ENVIRONMENTAL VARIABLE</text:p>
          </table:table-cell>
          <table:table-cell table:style-name="ce2" table:formula="of:=[$errors.A22]" office:value-type="string" office:string-value="PLEASE CHECK LANGUAGE SETTINGS OR ENVIRONMENT VARIABLE" calcext:value-type="string">
            <text:p>PLEASE CHECK LANGUAGE SETTINGS OR ENVIRONMENT VARIABLE</text:p>
          </table:table-cell>
          <table:table-cell/>
          <table:table-cell table:style-name="ce2" table:formula="of:=IFERROR(__xludf.dummyfunction(&quot;UPPER(GOOGLETRANSLATE(if(len(D63) &gt; 0, D63, C63),&quot;&quot;en&quot;&quot;,$A$1))&quot;);&quot;BONVOLU KONTROLI LINGVAJN AGORDOJN AŬ MEDIAN VARIABLON&quot;)" office:value-type="string" office:string-value="BONVOLU KONTROLI LINGVAJN AGORDOJN AŬ MEDIAN VARIABLON" calcext:value-type="string">
            <text:p>BONVOLU KONTROLI LINGVAJN AGORDOJN AŬ MEDIAN VARIABLON</text:p>
          </table:table-cell>
          <table:table-cell table:number-columns-repeated="1019"/>
        </table:table-row>
        <table:table-row table:style-name="ro1">
          <table:table-cell table:style-name="ce5" table:formula="of:=IF(LEN([.F64]) &gt; 0; [.F64]; [.E64])" office:value-type="string" office:string-value="ŜNURO DE MATEMATIKA LOGIKA ERARO" calcext:value-type="string">
            <text:p>ŜNURO DE MATEMATIKA LOGIKA ERARO</text:p>
          </table:table-cell>
          <table:table-cell table:style-name="ce8" table:formula="of:=IFERROR(__xludf.dummyfunction(&quot;upper(googletranslate(A64,$A$1,&quot;&quot;en&quot;&quot;))&quot;);&quot;A STRING OF MATHEMATICAL LOGICAL ERROR&quot;)" office:value-type="string" office:string-value="A STRING OF MATHEMATICAL LOGICAL ERROR" calcext:value-type="string">
            <text:p>A STRING OF MATHEMATICAL LOGICAL ERROR</text:p>
          </table:table-cell>
          <table:table-cell table:style-name="ce2" table:formula="of:=[$errors.A23]" office:value-type="string" office:string-value="STRING MATH LOGIC ERROR" calcext:value-type="string">
            <text:p>STRING MATH LOGIC ERROR</text:p>
          </table:table-cell>
          <table:table-cell/>
          <table:table-cell table:style-name="ce2" table:formula="of:=IFERROR(__xludf.dummyfunction(&quot;UPPER(GOOGLETRANSLATE(if(len(D64) &gt; 0, D64, C64),&quot;&quot;en&quot;&quot;,$A$1))&quot;);&quot;ŜNURO DE MATEMATIKA LOGIKA ERARO&quot;)" office:value-type="string" office:string-value="ŜNURO DE MATEMATIKA LOGIKA ERARO" calcext:value-type="string">
            <text:p>ŜNURO DE MATEMATIKA LOGIKA ERARO</text:p>
          </table:table-cell>
          <table:table-cell table:number-columns-repeated="1019"/>
        </table:table-row>
        <table:table-row table:style-name="ro1">
          <table:table-cell table:style-name="ce5" table:formula="of:=IF(LEN([.F65]) &gt; 0; [.F65]; [.E65])" office:value-type="string" office:string-value="SINTAKSA ERARO" calcext:value-type="string">
            <text:p>SINTAKSA ERARO</text:p>
          </table:table-cell>
          <table:table-cell table:style-name="ce8" table:formula="of:=IFERROR(__xludf.dummyfunction(&quot;upper(googletranslate(A65,$A$1,&quot;&quot;en&quot;&quot;))&quot;);&quot;SYNTAX ERROR&quot;)" office:value-type="string" office:string-value="SYNTAX ERROR" calcext:value-type="string">
            <text:p>SYNTAX ERROR</text:p>
          </table:table-cell>
          <table:table-cell table:style-name="ce2" table:formula="of:=[$errors.A24]" office:value-type="string" office:string-value="SYNTAX ERROR" calcext:value-type="string">
            <text:p>SYNTAX ERROR</text:p>
          </table:table-cell>
          <table:table-cell/>
          <table:table-cell table:style-name="ce2" table:formula="of:=IFERROR(__xludf.dummyfunction(&quot;UPPER(GOOGLETRANSLATE(if(len(D65) &gt; 0, D65, C65),&quot;&quot;en&quot;&quot;,$A$1))&quot;);&quot;SINTAKSA ERARO&quot;)" office:value-type="string" office:string-value="SINTAKSA ERARO" calcext:value-type="string">
            <text:p>SINTAKSA ERARO</text:p>
          </table:table-cell>
          <table:table-cell table:number-columns-repeated="1019"/>
        </table:table-row>
        <table:table-row table:style-name="ro1">
          <table:table-cell table:style-name="ce5" table:formula="of:=IF(LEN([.F66]) &gt; 0; [.F66]; [.E66])" office:value-type="string" office:string-value="NE EBLAS MALFERMI DOSIERON" calcext:value-type="string">
            <text:p>NE EBLAS MALFERMI DOSIERON</text:p>
          </table:table-cell>
          <table:table-cell table:style-name="ce8" table:formula="of:=IFERROR(__xludf.dummyfunction(&quot;upper(googletranslate(A66,$A$1,&quot;&quot;en&quot;&quot;))&quot;);&quot;UNABLE TO OPEN FILE&quot;)" office:value-type="string" office:string-value="UNABLE TO OPEN FILE" calcext:value-type="string">
            <text:p>UNABLE TO OPEN FILE</text:p>
          </table:table-cell>
          <table:table-cell table:style-name="ce2" table:formula="of:=[$errors.A25]" office:value-type="string" office:string-value="UNABLE TO OPEN FILE" calcext:value-type="string">
            <text:p>UNABLE TO OPEN FILE</text:p>
          </table:table-cell>
          <table:table-cell/>
          <table:table-cell table:style-name="ce2" table:formula="of:=IFERROR(__xludf.dummyfunction(&quot;UPPER(GOOGLETRANSLATE(if(len(D66) &gt; 0, D66, C66),&quot;&quot;en&quot;&quot;,$A$1))&quot;);&quot;NE EBLAS MALFERMI DOSIERON&quot;)" office:value-type="string" office:string-value="NE EBLAS MALFERMI DOSIERON" calcext:value-type="string">
            <text:p>NE EBLAS MALFERMI DOSIERON</text:p>
          </table:table-cell>
          <table:table-cell table:number-columns-repeated="1019"/>
        </table:table-row>
        <table:table-row table:style-name="ro1">
          <table:table-cell table:style-name="ce5" table:formula="of:=IF(LEN([.F67]) &gt; 0; [.F67]; [.E67])" office:value-type="string" office:string-value="NE POVAS MALFERMI POR MALFERMI DOSIERON POR LEGADO" calcext:value-type="string">
            <text:p>NE POVAS MALFERMI POR MALFERMI DOSIERON POR LEGADO</text:p>
          </table:table-cell>
          <table:table-cell table:style-name="ce8" table:formula="of:=IFERROR(__xludf.dummyfunction(&quot;upper(googletranslate(A67,$A$1,&quot;&quot;en&quot;&quot;))&quot;);&quot;CANNOT OPEN TO OPEN A FILE FOR READING&quot;)" office:value-type="string" office:string-value="CANNOT OPEN TO OPEN A FILE FOR READING" calcext:value-type="string">
            <text:p>CANNOT OPEN TO OPEN A FILE FOR READING</text:p>
          </table:table-cell>
          <table:table-cell table:style-name="ce2" table:formula="of:=[$errors.A26]" office:value-type="string" office:string-value="UNABLE TO OPEN TO OPEN FILE FOR READING" calcext:value-type="string">
            <text:p>UNABLE TO OPEN TO OPEN FILE FOR READING</text:p>
          </table:table-cell>
          <table:table-cell/>
          <table:table-cell table:style-name="ce2" table:formula="of:=IFERROR(__xludf.dummyfunction(&quot;UPPER(GOOGLETRANSLATE(if(len(D67) &gt; 0, D67, C67),&quot;&quot;en&quot;&quot;,$A$1))&quot;);&quot;NE POVAS MALFERMI POR MALFERMI DOSIERON POR LEGADO&quot;)" office:value-type="string" office:string-value="NE POVAS MALFERMI POR MALFERMI DOSIERON POR LEGADO" calcext:value-type="string">
            <text:p>NE POVAS MALFERMI POR MALFERMI DOSIERON POR LEGADO</text:p>
          </table:table-cell>
          <table:table-cell table:number-columns-repeated="1019"/>
        </table:table-row>
        <table:table-row table:style-name="ro1">
          <table:table-cell table:style-name="ce5" table:formula="of:=IF(LEN([.F68]) &gt; 0; [.F68]; [.E68])" office:value-type="string" office:string-value="NEDIFINITA ETIKEDO" calcext:value-type="string">
            <text:p>NEDIFINITA ETIKEDO</text:p>
          </table:table-cell>
          <table:table-cell table:style-name="ce8" table:formula="of:=IFERROR(__xludf.dummyfunction(&quot;upper(googletranslate(A68,$A$1,&quot;&quot;en&quot;&quot;))&quot;);&quot;INDEFINITE TAG&quot;)" office:value-type="string" office:string-value="INDEFINITE TAG" calcext:value-type="string">
            <text:p>INDEFINITE TAG</text:p>
          </table:table-cell>
          <table:table-cell table:style-name="ce2" table:formula="of:=[$errors.A27]" office:value-type="string" office:string-value="UNDEFINED LABEL" calcext:value-type="string">
            <text:p>UNDEFINED LABEL</text:p>
          </table:table-cell>
          <table:table-cell/>
          <table:table-cell table:style-name="ce2" table:formula="of:=IFERROR(__xludf.dummyfunction(&quot;UPPER(GOOGLETRANSLATE(if(len(D68) &gt; 0, D68, C68),&quot;&quot;en&quot;&quot;,$A$1))&quot;);&quot;NEDIFINITA ETIKEDO&quot;)" office:value-type="string" office:string-value="NEDIFINITA ETIKEDO" calcext:value-type="string">
            <text:p>NEDIFINITA ETIKEDO</text:p>
          </table:table-cell>
          <table:table-cell table:number-columns-repeated="1019"/>
        </table:table-row>
        <table:table-row table:style-name="ro1">
          <table:table-cell table:style-name="ce5" table:formula="of:=IF(LEN([.F69]) &gt; 0; [.F69]; [.E69])" office:value-type="string" office:string-value="MALKONATA OPERACIO" calcext:value-type="string">
            <text:p>MALKONATA OPERACIO</text:p>
          </table:table-cell>
          <table:table-cell table:style-name="ce8" table:formula="of:=IFERROR(__xludf.dummyfunction(&quot;upper(googletranslate(A69,$A$1,&quot;&quot;en&quot;&quot;))&quot;);&quot;UNKNOWN OPERATION&quot;)" office:value-type="string" office:string-value="UNKNOWN OPERATION" calcext:value-type="string">
            <text:p>UNKNOWN OPERATION</text:p>
          </table:table-cell>
          <table:table-cell table:style-name="ce2" table:formula="of:=[$errors.A28]" office:value-type="string" office:string-value="UNHANDLED OPERATION" calcext:value-type="string">
            <text:p>UNHANDLED OPERATION</text:p>
          </table:table-cell>
          <table:table-cell/>
          <table:table-cell table:style-name="ce2" table:formula="of:=IFERROR(__xludf.dummyfunction(&quot;UPPER(GOOGLETRANSLATE(if(len(D69) &gt; 0, D69, C69),&quot;&quot;en&quot;&quot;,$A$1))&quot;);&quot;MALKONATA OPERACIO&quot;)" office:value-type="string" office:string-value="MALKONATA OPERACIO" calcext:value-type="string">
            <text:p>MALKONATA OPERACIO</text:p>
          </table:table-cell>
          <table:table-cell table:number-columns-repeated="1019"/>
        </table:table-row>
        <table:table-row table:style-name="ro1">
          <table:table-cell table:style-name="ce5" table:formula="of:=IF(LEN([.F70]) &gt; 0; [.F70]; [.E70])" office:value-type="string" office:string-value="MALKONATA OPERACIA KODO" calcext:value-type="string">
            <text:p>MALKONATA OPERACIA KODO</text:p>
          </table:table-cell>
          <table:table-cell table:style-name="ce8" table:formula="of:=IFERROR(__xludf.dummyfunction(&quot;upper(googletranslate(A70,$A$1,&quot;&quot;en&quot;&quot;))&quot;);&quot;UNKNOWN OPERATIONAL CODE&quot;)" office:value-type="string" office:string-value="UNKNOWN OPERATIONAL CODE" calcext:value-type="string">
            <text:p>UNKNOWN OPERATIONAL CODE</text:p>
          </table:table-cell>
          <table:table-cell table:style-name="ce2" table:formula="of:=[$errors.A29]" office:value-type="string" office:string-value="UNHANDLED OPERATION CODE" calcext:value-type="string">
            <text:p>UNHANDLED OPERATION CODE</text:p>
          </table:table-cell>
          <table:table-cell/>
          <table:table-cell table:style-name="ce2" table:formula="of:=IFERROR(__xludf.dummyfunction(&quot;UPPER(GOOGLETRANSLATE(if(len(D70) &gt; 0, D70, C70),&quot;&quot;en&quot;&quot;,$A$1))&quot;);&quot;MALKONATA OPERACIA KODO&quot;)" office:value-type="string" office:string-value="MALKONATA OPERACIA KODO" calcext:value-type="string">
            <text:p>MALKONATA OPERACIA KODO</text:p>
          </table:table-cell>
          <table:table-cell table:number-columns-repeated="1019"/>
        </table:table-row>
        <table:table-row table:style-name="ro1">
          <table:table-cell table:style-name="ce5" table:formula="of:=IF(LEN([.F71]) &gt; 0; [.F71]; [.E71])" office:value-type="string" office:string-value="NEKONATA SE ETIKEDO" calcext:value-type="string">
            <text:p>NEKONATA SE ETIKEDO</text:p>
          </table:table-cell>
          <table:table-cell table:style-name="ce8" table:formula="of:=IFERROR(__xludf.dummyfunction(&quot;upper(googletranslate(A71,$A$1,&quot;&quot;en&quot;&quot;))&quot;);&quot;UNKNOWN IF TAG&quot;)" office:value-type="string" office:string-value="UNKNOWN IF TAG" calcext:value-type="string">
            <text:p>UNKNOWN IF TAG</text:p>
          </table:table-cell>
          <table:table-cell table:style-name="ce2" table:formula="of:=[$errors.A30]" office:value-type="string" office:string-value="UNKNOWN IF LABEL" calcext:value-type="string">
            <text:p>UNKNOWN IF LABEL</text:p>
          </table:table-cell>
          <table:table-cell/>
          <table:table-cell table:style-name="ce2" table:formula="of:=IFERROR(__xludf.dummyfunction(&quot;UPPER(GOOGLETRANSLATE(if(len(D71) &gt; 0, D71, C71),&quot;&quot;en&quot;&quot;,$A$1))&quot;);&quot;NEKONATA SE ETIKEDO&quot;)" office:value-type="string" office:string-value="NEKONATA SE ETIKEDO" calcext:value-type="string">
            <text:p>NEKONATA SE ETIKEDO</text:p>
          </table:table-cell>
          <table:table-cell table:number-columns-repeated="1019"/>
        </table:table-row>
        <table:table-row table:style-name="ro1">
          <table:table-cell table:style-name="ce5" table:formula="of:=IF(LEN([.F72]) &gt; 0; [.F72]; [.E72])" office:value-type="string" office:string-value="NE REKONITA DUOBLA MATEMATIKA OPERACIO" calcext:value-type="string">
            <text:p>NE REKONITA DUOBLA MATEMATIKA OPERACIO</text:p>
          </table:table-cell>
          <table:table-cell table:style-name="ce8" table:formula="of:=IFERROR(__xludf.dummyfunction(&quot;upper(googletranslate(A72,$A$1,&quot;&quot;en&quot;&quot;))&quot;);&quot;NOT RECOGNIZED DOUBLE MATHEMATICAL OPERATION&quot;)" office:value-type="string" office:string-value="NOT RECOGNIZED DOUBLE MATHEMATICAL OPERATION" calcext:value-type="string">
            <text:p>NOT RECOGNIZED DOUBLE MATHEMATICAL OPERATION</text:p>
          </table:table-cell>
          <table:table-cell table:style-name="ce2" table:formula="of:=[$errors.A31]" office:value-type="string" office:string-value="UNRECOGNIZED DOUBLE MATH OPERATION" calcext:value-type="string">
            <text:p>UNRECOGNIZED DOUBLE MATH OPERATION</text:p>
          </table:table-cell>
          <table:table-cell/>
          <table:table-cell table:style-name="ce2" table:formula="of:=IFERROR(__xludf.dummyfunction(&quot;UPPER(GOOGLETRANSLATE(if(len(D72) &gt; 0, D72, C72),&quot;&quot;en&quot;&quot;,$A$1))&quot;);&quot;NE REKONITA DUOBLA MATEMATIKA OPERACIO&quot;)" office:value-type="string" office:string-value="NE REKONITA DUOBLA MATEMATIKA OPERACIO" calcext:value-type="string">
            <text:p>NE REKONITA DUOBLA MATEMATIKA OPERACIO</text:p>
          </table:table-cell>
          <table:table-cell table:number-columns-repeated="1019"/>
        </table:table-row>
        <table:table-row table:style-name="ro1">
          <table:table-cell table:style-name="ce5" table:formula="of:=IF(LEN([.F73]) &gt; 0; [.F73]; [.E73])" office:value-type="string" office:string-value="NE REKONITA FUNKCIA DIFINO" calcext:value-type="string">
            <text:p>NE REKONITA FUNKCIA DIFINO</text:p>
          </table:table-cell>
          <table:table-cell table:style-name="ce8" table:formula="of:=IFERROR(__xludf.dummyfunction(&quot;upper(googletranslate(A73,$A$1,&quot;&quot;en&quot;&quot;))&quot;);&quot;NOT RECOGNIZED FUNCTIONAL DEFINITION&quot;)" office:value-type="string" office:string-value="NOT RECOGNIZED FUNCTIONAL DEFINITION" calcext:value-type="string">
            <text:p>NOT RECOGNIZED FUNCTIONAL DEFINITION</text:p>
          </table:table-cell>
          <table:table-cell table:style-name="ce2" table:formula="of:=[$errors.A32]" office:value-type="string" office:string-value="UNRECOGNIZED FUNCTION DEFINITION" calcext:value-type="string">
            <text:p>UNRECOGNIZED FUNCTION DEFINITION</text:p>
          </table:table-cell>
          <table:table-cell/>
          <table:table-cell table:style-name="ce2" table:formula="of:=IFERROR(__xludf.dummyfunction(&quot;UPPER(GOOGLETRANSLATE(if(len(D73) &gt; 0, D73, C73),&quot;&quot;en&quot;&quot;,$A$1))&quot;);&quot;NE REKONITA FUNKCIA DIFINO&quot;)" office:value-type="string" office:string-value="NE REKONITA FUNKCIA DIFINO" calcext:value-type="string">
            <text:p>NE REKONITA FUNKCIA DIFINO</text:p>
          </table:table-cell>
          <table:table-cell table:number-columns-repeated="1019"/>
        </table:table-row>
        <table:table-row table:style-name="ro1">
          <table:table-cell table:style-name="ce5" table:formula="of:=IF(LEN([.F74]) &gt; 0; [.F74]; [.E74])" office:value-type="string" office:string-value="NE REKONITA GOSUB -ETIKEDO" calcext:value-type="string">
            <text:p>NE REKONITA GOSUB -ETIKEDO</text:p>
          </table:table-cell>
          <table:table-cell table:style-name="ce8" table:formula="of:=IFERROR(__xludf.dummyfunction(&quot;upper(googletranslate(A74,$A$1,&quot;&quot;en&quot;&quot;))&quot;);&quot;NOT RECOGNIZED GOSUB TAG&quot;)" office:value-type="string" office:string-value="NOT RECOGNIZED GOSUB TAG" calcext:value-type="string">
            <text:p>NOT RECOGNIZED GOSUB TAG</text:p>
          </table:table-cell>
          <table:table-cell table:style-name="ce2" table:formula="of:=[$errors.A33]" office:value-type="string" office:string-value="UNRECOGNIZED GOSUB LABEL" calcext:value-type="string">
            <text:p>UNRECOGNIZED GOSUB LABEL</text:p>
          </table:table-cell>
          <table:table-cell/>
          <table:table-cell table:style-name="ce2" table:formula="of:=IFERROR(__xludf.dummyfunction(&quot;UPPER(GOOGLETRANSLATE(if(len(D74) &gt; 0, D74, C74),&quot;&quot;en&quot;&quot;,$A$1))&quot;);&quot;NE REKONITA GOSUB -ETIKEDO&quot;)" office:value-type="string" office:string-value="NE REKONITA GOSUB -ETIKEDO" calcext:value-type="string">
            <text:p>NE REKONITA GOSUB -ETIKEDO</text:p>
          </table:table-cell>
          <table:table-cell table:number-columns-repeated="1019"/>
        </table:table-row>
        <table:table-row table:style-name="ro1">
          <table:table-cell table:style-name="ce5" table:formula="of:=IF(LEN([.F75]) &gt; 0; [.F75]; [.E75])" office:value-type="string" office:string-value="NE REKONITA GOTO -ETIKEDO" calcext:value-type="string">
            <text:p>NE REKONITA GOTO -ETIKEDO</text:p>
          </table:table-cell>
          <table:table-cell table:style-name="ce8" table:formula="of:=IFERROR(__xludf.dummyfunction(&quot;upper(googletranslate(A75,$A$1,&quot;&quot;en&quot;&quot;))&quot;);&quot;NOT RECOGNIZED GOTO TAG&quot;)" office:value-type="string" office:string-value="NOT RECOGNIZED GOTO TAG" calcext:value-type="string">
            <text:p>NOT RECOGNIZED GOTO TAG</text:p>
          </table:table-cell>
          <table:table-cell table:style-name="ce2" table:formula="of:=[$errors.A34]" office:value-type="string" office:string-value="UNRECOGNIZED GOTO LABEL" calcext:value-type="string">
            <text:p>UNRECOGNIZED GOTO LABEL</text:p>
          </table:table-cell>
          <table:table-cell/>
          <table:table-cell table:style-name="ce2" table:formula="of:=IFERROR(__xludf.dummyfunction(&quot;UPPER(GOOGLETRANSLATE(if(len(D75) &gt; 0, D75, C75),&quot;&quot;en&quot;&quot;,$A$1))&quot;);&quot;NE REKONITA GOTO -ETIKEDO&quot;)" office:value-type="string" office:string-value="NE REKONITA GOTO -ETIKEDO" calcext:value-type="string">
            <text:p>NE REKONITA GOTO -ETIKEDO</text:p>
          </table:table-cell>
          <table:table-cell table:number-columns-repeated="1019"/>
        </table:table-row>
        <table:table-row table:style-name="ro1">
          <table:table-cell table:style-name="ce5" table:formula="of:=IF(LEN([.F76]) &gt; 0; [.F76]; [.E76])" office:value-type="string" office:string-value="NE REKONITA ENIGO" calcext:value-type="string">
            <text:p>NE REKONITA ENIGO</text:p>
          </table:table-cell>
          <table:table-cell table:style-name="ce8" table:formula="of:=IFERROR(__xludf.dummyfunction(&quot;upper(googletranslate(A76,$A$1,&quot;&quot;en&quot;&quot;))&quot;);&quot;NOT RECOGNIZED INPUT&quot;)" office:value-type="string" office:string-value="NOT RECOGNIZED INPUT" calcext:value-type="string">
            <text:p>NOT RECOGNIZED INPUT</text:p>
          </table:table-cell>
          <table:table-cell table:style-name="ce2" table:formula="of:=[$errors.A35]" office:value-type="string" office:string-value="UNRECOGNIZED INPUT" calcext:value-type="string">
            <text:p>UNRECOGNIZED INPUT</text:p>
          </table:table-cell>
          <table:table-cell/>
          <table:table-cell table:style-name="ce2" table:formula="of:=IFERROR(__xludf.dummyfunction(&quot;UPPER(GOOGLETRANSLATE(if(len(D76) &gt; 0, D76, C76),&quot;&quot;en&quot;&quot;,$A$1))&quot;);&quot;NE REKONITA ENIGO&quot;)" office:value-type="string" office:string-value="NE REKONITA ENIGO" calcext:value-type="string">
            <text:p>NE REKONITA ENIGO</text:p>
          </table:table-cell>
          <table:table-cell table:number-columns-repeated="1019"/>
        </table:table-row>
        <table:table-row table:style-name="ro1">
          <table:table-cell table:style-name="ce5" table:formula="of:=IF(LEN([.F77]) &gt; 0; [.F77]; [.E77])" office:value-type="string" office:string-value="NE REKONITA ENTJERA MATEMATIKA OPERACIO" calcext:value-type="string">
            <text:p>NE REKONITA ENTJERA MATEMATIKA OPERACIO</text:p>
          </table:table-cell>
          <table:table-cell table:style-name="ce8" table:formula="of:=IFERROR(__xludf.dummyfunction(&quot;upper(googletranslate(A77,$A$1,&quot;&quot;en&quot;&quot;))&quot;);&quot;NOT RECOGNIZED INTEGER MATHEMATICAL OPERATION&quot;)" office:value-type="string" office:string-value="NOT RECOGNIZED INTEGER MATHEMATICAL OPERATION" calcext:value-type="string">
            <text:p>NOT RECOGNIZED INTEGER MATHEMATICAL OPERATION</text:p>
          </table:table-cell>
          <table:table-cell table:style-name="ce2" table:formula="of:=[$errors.A36]" office:value-type="string" office:string-value="UNRECOGNIZED INTEGER MATH OPERATION" calcext:value-type="string">
            <text:p>UNRECOGNIZED INTEGER MATH OPERATION</text:p>
          </table:table-cell>
          <table:table-cell/>
          <table:table-cell table:style-name="ce2" table:formula="of:=IFERROR(__xludf.dummyfunction(&quot;UPPER(GOOGLETRANSLATE(if(len(D77) &gt; 0, D77, C77),&quot;&quot;en&quot;&quot;,$A$1))&quot;);&quot;NE REKONITA ENTJERA MATEMATIKA OPERACIO&quot;)" office:value-type="string" office:string-value="NE REKONITA ENTJERA MATEMATIKA OPERACIO" calcext:value-type="string">
            <text:p>NE REKONITA ENTJERA MATEMATIKA OPERACIO</text:p>
          </table:table-cell>
          <table:table-cell table:number-columns-repeated="1019"/>
        </table:table-row>
        <table:table-row table:style-name="ro1">
          <table:table-cell table:style-name="ce5" table:formula="of:=IF(LEN([.F78]) &gt; 0; [.F78]; [.E78])" office:value-type="string" office:string-value="NE REKONITA MATEMATIKA TIPO" calcext:value-type="string">
            <text:p>NE REKONITA MATEMATIKA TIPO</text:p>
          </table:table-cell>
          <table:table-cell table:style-name="ce8" table:formula="of:=IFERROR(__xludf.dummyfunction(&quot;upper(googletranslate(A78,$A$1,&quot;&quot;en&quot;&quot;))&quot;);&quot;NOT RECOGNIZED MATHEMATICAL TYPE&quot;)" office:value-type="string" office:string-value="NOT RECOGNIZED MATHEMATICAL TYPE" calcext:value-type="string">
            <text:p>NOT RECOGNIZED MATHEMATICAL TYPE</text:p>
          </table:table-cell>
          <table:table-cell table:style-name="ce2" table:formula="of:=[$errors.A37]" office:value-type="string" office:string-value="UNRECOGNIZED MATH TYPE" calcext:value-type="string">
            <text:p>UNRECOGNIZED MATH TYPE</text:p>
          </table:table-cell>
          <table:table-cell/>
          <table:table-cell table:style-name="ce2" table:formula="of:=IFERROR(__xludf.dummyfunction(&quot;UPPER(GOOGLETRANSLATE(if(len(D78) &gt; 0, D78, C78),&quot;&quot;en&quot;&quot;,$A$1))&quot;);&quot;NE REKONITA MATEMATIKA TIPO&quot;)" office:value-type="string" office:string-value="NE REKONITA MATEMATIKA TIPO" calcext:value-type="string">
            <text:p>NE REKONITA MATEMATIKA TIPO</text:p>
          </table:table-cell>
          <table:table-cell table:number-columns-repeated="1019"/>
        </table:table-row>
        <table:table-row table:style-name="ro1">
          <table:table-cell table:style-name="ce5" table:formula="of:=IF(LEN([.F79]) &gt; 0; [.F79]; [.E79])" office:value-type="string" office:string-value="NE REKONITA SEKVA VARIABLO" calcext:value-type="string">
            <text:p>NE REKONITA SEKVA VARIABLO</text:p>
          </table:table-cell>
          <table:table-cell table:style-name="ce8" table:formula="of:=IFERROR(__xludf.dummyfunction(&quot;upper(googletranslate(A79,$A$1,&quot;&quot;en&quot;&quot;))&quot;);&quot;NOT RECOGNIZED NEXT VARIABLE&quot;)" office:value-type="string" office:string-value="NOT RECOGNIZED NEXT VARIABLE" calcext:value-type="string">
            <text:p>NOT RECOGNIZED NEXT VARIABLE</text:p>
          </table:table-cell>
          <table:table-cell table:style-name="ce2" table:formula="of:=[$errors.A38]" office:value-type="string" office:string-value="UNRECOGNIZED NEXT VARIABLE" calcext:value-type="string">
            <text:p>UNRECOGNIZED NEXT VARIABLE</text:p>
          </table:table-cell>
          <table:table-cell/>
          <table:table-cell table:style-name="ce2" table:formula="of:=IFERROR(__xludf.dummyfunction(&quot;UPPER(GOOGLETRANSLATE(if(len(D79) &gt; 0, D79, C79),&quot;&quot;en&quot;&quot;,$A$1))&quot;);&quot;NE REKONITA SEKVA VARIABLO&quot;)" office:value-type="string" office:string-value="NE REKONITA SEKVA VARIABLO" calcext:value-type="string">
            <text:p>NE REKONITA SEKVA VARIABLO</text:p>
          </table:table-cell>
          <table:table-cell table:number-columns-repeated="1019"/>
        </table:table-row>
        <table:table-row table:style-name="ro1">
          <table:table-cell table:style-name="ce5" table:formula="of:=IF(LEN([.F80]) &gt; 0; [.F80]; [.E80])" office:value-type="string" office:string-value="NE REKONITA OP EN PRESAĴO" calcext:value-type="string">
            <text:p>NE REKONITA OP EN PRESAĴO</text:p>
          </table:table-cell>
          <table:table-cell table:style-name="ce8" table:formula="of:=IFERROR(__xludf.dummyfunction(&quot;upper(googletranslate(A80,$A$1,&quot;&quot;en&quot;&quot;))&quot;);&quot;NOT RECOGNIZED OP IN PRINT&quot;)" office:value-type="string" office:string-value="NOT RECOGNIZED OP IN PRINT" calcext:value-type="string">
            <text:p>NOT RECOGNIZED OP IN PRINT</text:p>
          </table:table-cell>
          <table:table-cell table:style-name="ce2" table:formula="of:=[$errors.A39]" office:value-type="string" office:string-value="UNRECOGNIZED OP IN PRINT" calcext:value-type="string">
            <text:p>UNRECOGNIZED OP IN PRINT</text:p>
          </table:table-cell>
          <table:table-cell/>
          <table:table-cell table:style-name="ce2" table:formula="of:=IFERROR(__xludf.dummyfunction(&quot;UPPER(GOOGLETRANSLATE(if(len(D80) &gt; 0, D80, C80),&quot;&quot;en&quot;&quot;,$A$1))&quot;);&quot;NE REKONITA OP EN PRESAĴO&quot;)" office:value-type="string" office:string-value="NE REKONITA OP EN PRESAĴO" calcext:value-type="string">
            <text:p>NE REKONITA OP EN PRESAĴO</text:p>
          </table:table-cell>
          <table:table-cell table:number-columns-repeated="1019"/>
        </table:table-row>
        <table:table-row table:style-name="ro1">
          <table:table-cell table:style-name="ce5" table:formula="of:=IF(LEN([.F81]) &gt; 0; [.F81]; [.E81])" office:value-type="string" office:string-value="NE REKONITA RACIA MATEMATIKA OPERACIO" calcext:value-type="string">
            <text:p>NE REKONITA RACIA MATEMATIKA OPERACIO</text:p>
          </table:table-cell>
          <table:table-cell table:style-name="ce8" table:formula="of:=IFERROR(__xludf.dummyfunction(&quot;upper(googletranslate(A81,$A$1,&quot;&quot;en&quot;&quot;))&quot;);&quot;NOT RECOGNIZED REASONABLE MATHEMATICAL OPERATION&quot;)" office:value-type="string" office:string-value="NOT RECOGNIZED REASONABLE MATHEMATICAL OPERATION" calcext:value-type="string">
            <text:p>NOT RECOGNIZED REASONABLE MATHEMATICAL OPERATION</text:p>
          </table:table-cell>
          <table:table-cell table:style-name="ce2" table:formula="of:=[$errors.A40]" office:value-type="string" office:string-value="UNRECOGNIZED RATIONAL MATH OPERATION" calcext:value-type="string">
            <text:p>UNRECOGNIZED RATIONAL MATH OPERATION</text:p>
          </table:table-cell>
          <table:table-cell/>
          <table:table-cell table:style-name="ce2" table:formula="of:=IFERROR(__xludf.dummyfunction(&quot;UPPER(GOOGLETRANSLATE(if(len(D81) &gt; 0, D81, C81),&quot;&quot;en&quot;&quot;,$A$1))&quot;);&quot;NE REKONITA RACIA MATEMATIKA OPERACIO&quot;)" office:value-type="string" office:string-value="NE REKONITA RACIA MATEMATIKA OPERACIO" calcext:value-type="string">
            <text:p>NE REKONITA RACIA MATEMATIKA OPERACIO</text:p>
          </table:table-cell>
          <table:table-cell table:number-columns-repeated="1019"/>
        </table:table-row>
        <table:table-row table:style-name="ro1">
          <table:table-cell table:style-name="ce5" table:formula="of:=IF(LEN([.F82]) &gt; 0; [.F82]; [.E82])" office:value-type="string" office:string-value="NE REKONITA VARIA TIPO" calcext:value-type="string">
            <text:p>NE REKONITA VARIA TIPO</text:p>
          </table:table-cell>
          <table:table-cell table:style-name="ce8" table:formula="of:=IFERROR(__xludf.dummyfunction(&quot;upper(googletranslate(A82,$A$1,&quot;&quot;en&quot;&quot;))&quot;);&quot;NOT RECOGNIZED VARIABLE TYPE&quot;)" office:value-type="string" office:string-value="NOT RECOGNIZED VARIABLE TYPE" calcext:value-type="string">
            <text:p>NOT RECOGNIZED VARIABLE TYPE</text:p>
          </table:table-cell>
          <table:table-cell table:style-name="ce2" table:formula="of:=[$errors.A41]" office:value-type="string" office:string-value="UNRECOGNIZED VARIABLE TYPE" calcext:value-type="string">
            <text:p>UNRECOGNIZED VARIABLE TYPE</text:p>
          </table:table-cell>
          <table:table-cell/>
          <table:table-cell table:style-name="ce2" table:formula="of:=IFERROR(__xludf.dummyfunction(&quot;UPPER(GOOGLETRANSLATE(if(len(D82) &gt; 0, D82, C82),&quot;&quot;en&quot;&quot;,$A$1))&quot;);&quot;NE REKONITA VARIA TIPO&quot;)" office:value-type="string" office:string-value="NE REKONITA VARIA TIPO" calcext:value-type="string">
            <text:p>NE REKONITA VARIA TIPO</text:p>
          </table:table-cell>
          <table:table-cell table:number-columns-repeated="1019"/>
        </table:table-row>
        <table:table-row table:style-name="ro1">
          <table:table-cell table:style-name="ce5" table:formula="of:=IF(LEN([.F83]) &gt; 0; [.F83]; [.E83])" office:value-type="string" office:string-value="MALŜALTITA MEDIA VARIABLO" calcext:value-type="string">
            <text:p>MALŜALTITA MEDIA VARIABLO</text:p>
          </table:table-cell>
          <table:table-cell table:style-name="ce8" table:formula="of:=IFERROR(__xludf.dummyfunction(&quot;upper(googletranslate(A83,$A$1,&quot;&quot;en&quot;&quot;))&quot;);&quot;TURNED OFF ENVIRONMENTAL VARIABLE&quot;)" office:value-type="string" office:string-value="TURNED OFF ENVIRONMENTAL VARIABLE" calcext:value-type="string">
            <text:p>TURNED OFF ENVIRONMENTAL VARIABLE</text:p>
          </table:table-cell>
          <table:table-cell table:style-name="ce2" table:formula="of:=[$errors.A42]" office:value-type="string" office:string-value="UNSET ENVIRONMENT VARIABLE" calcext:value-type="string">
            <text:p>UNSET ENVIRONMENT VARIABLE</text:p>
          </table:table-cell>
          <table:table-cell/>
          <table:table-cell table:style-name="ce2" table:formula="of:=IFERROR(__xludf.dummyfunction(&quot;UPPER(GOOGLETRANSLATE(if(len(D83) &gt; 0, D83, C83),&quot;&quot;en&quot;&quot;,$A$1))&quot;);&quot;MALŜALTITA MEDIA VARIABLO&quot;)" office:value-type="string" office:string-value="MALŜALTITA MEDIA VARIABLO" calcext:value-type="string">
            <text:p>MALŜALTITA MEDIA VARIABLO</text:p>
          </table:table-cell>
          <table:table-cell table:number-columns-repeated="1019"/>
        </table:table-row>
        <table:table-row table:style-name="ro1">
          <table:table-cell table:style-name="ce5" table:formula="of:=IF(LEN([.F84]) &gt; 0; [.F84]; [.E84])" office:value-type="string" office:string-value="VARIABLA / ARRAY -DIFINO MALSUKCESA" calcext:value-type="string">
            <text:p>VARIABLA / ARRAY -DIFINO MALSUKCESA</text:p>
          </table:table-cell>
          <table:table-cell table:style-name="ce8" table:formula="of:=IFERROR(__xludf.dummyfunction(&quot;upper(googletranslate(A84,$A$1,&quot;&quot;en&quot;&quot;))&quot;);&quot;VARIABLE / ARRAY -DEFINITION FAILED&quot;)" office:value-type="string" office:string-value="VARIABLE / ARRAY -DEFINITION FAILED" calcext:value-type="string">
            <text:p>VARIABLE / ARRAY -DEFINITION FAILED</text:p>
          </table:table-cell>
          <table:table-cell table:style-name="ce2" table:formula="of:=[$errors.A43]" office:value-type="string" office:string-value="VARIABLE / ARRAY DEFINITION MISMATCH" calcext:value-type="string">
            <text:p>VARIABLE / ARRAY DEFINITION MISMATCH</text:p>
          </table:table-cell>
          <table:table-cell/>
          <table:table-cell table:style-name="ce2" table:formula="of:=IFERROR(__xludf.dummyfunction(&quot;UPPER(GOOGLETRANSLATE(if(len(D84) &gt; 0, D84, C84),&quot;&quot;en&quot;&quot;,$A$1))&quot;);&quot;VARIABLA / ARRAY -DIFINO MALSUKCESA&quot;)" office:value-type="string" office:string-value="VARIABLA / ARRAY -DIFINO MALSUKCESA" calcext:value-type="string">
            <text:p>VARIABLA / ARRAY -DIFINO MALSUKCESA</text:p>
          </table:table-cell>
          <table:table-cell table:number-columns-repeated="1019"/>
        </table:table-row>
        <table:table-row table:style-name="ro1">
          <table:table-cell table:style-name="ce5" table:formula="of:=IF(LEN([.F85]) &gt; 0; [.F85]; [.E85])" office:value-type="string" office:string-value="VARIAĴO DIFINITA KIEL TABELO" calcext:value-type="string">
            <text:p>VARIAĴO DIFINITA KIEL TABELO</text:p>
          </table:table-cell>
          <table:table-cell table:style-name="ce8" table:formula="of:=IFERROR(__xludf.dummyfunction(&quot;upper(googletranslate(A85,$A$1,&quot;&quot;en&quot;&quot;))&quot;);&quot;A VARIATION DEFINED AS AN ARRAY&quot;)" office:value-type="string" office:string-value="A VARIATION DEFINED AS AN ARRAY" calcext:value-type="string">
            <text:p>A VARIATION DEFINED AS AN ARRAY</text:p>
          </table:table-cell>
          <table:table-cell table:style-name="ce2" table:formula="of:=[$errors.A44]" office:value-type="string" office:string-value="VARIABLE DEFINED AS ARRAY" calcext:value-type="string">
            <text:p>VARIABLE DEFINED AS ARRAY</text:p>
          </table:table-cell>
          <table:table-cell/>
          <table:table-cell table:style-name="ce2" table:formula="of:=IFERROR(__xludf.dummyfunction(&quot;UPPER(GOOGLETRANSLATE(if(len(D85) &gt; 0, D85, C85),&quot;&quot;en&quot;&quot;,$A$1))&quot;);&quot;VARIAĴO DIFINITA KIEL TABELO&quot;)" office:value-type="string" office:string-value="VARIAĴO DIFINITA KIEL TABELO" calcext:value-type="string">
            <text:p>VARIAĴO DIFINITA KIEL TABELO</text:p>
          </table:table-cell>
          <table:table-cell table:number-columns-repeated="1019"/>
        </table:table-row>
        <table:table-row table:style-name="ro1">
          <table:table-cell table:style-name="ce5" table:formula="of:=IF(LEN([.F86]) &gt; 0; [.F86]; [.E86])" office:value-type="string" office:string-value="VARIAĴO DIFINITA KIEL NEARRAY" calcext:value-type="string">
            <text:p>VARIAĴO DIFINITA KIEL NEARRAY</text:p>
          </table:table-cell>
          <table:table-cell table:style-name="ce8" table:formula="of:=IFERROR(__xludf.dummyfunction(&quot;upper(googletranslate(A86,$A$1,&quot;&quot;en&quot;&quot;))&quot;);&quot;VARIATION DEFINED AS NEARRAY&quot;)" office:value-type="string" office:string-value="VARIATION DEFINED AS NEARRAY" calcext:value-type="string">
            <text:p>VARIATION DEFINED AS NEARRAY</text:p>
          </table:table-cell>
          <table:table-cell table:style-name="ce2" table:formula="of:=[$errors.A45]" office:value-type="string" office:string-value="VARIABLE DEFINED AS NONARRAY" calcext:value-type="string">
            <text:p>VARIABLE DEFINED AS NONARRAY</text:p>
          </table:table-cell>
          <table:table-cell/>
          <table:table-cell table:style-name="ce2" table:formula="of:=IFERROR(__xludf.dummyfunction(&quot;UPPER(GOOGLETRANSLATE(if(len(D86) &gt; 0, D86, C86),&quot;&quot;en&quot;&quot;,$A$1))&quot;);&quot;VARIAĴO DIFINITA KIEL NEARRAY&quot;)" office:value-type="string" office:string-value="VARIAĴO DIFINITA KIEL NEARRAY" calcext:value-type="string">
            <text:p>VARIAĴO DIFINITA KIEL NEARRAY</text:p>
          </table:table-cell>
          <table:table-cell table:number-columns-repeated="1019"/>
        </table:table-row>
        <table:table-row table:style-name="ro1">
          <table:table-cell table:style-name="ce5" table:formula="of:=IF(LEN([.F87]) &gt; 0; [.F87]; [.E87])" office:value-type="string" office:string-value="VARIAĴO HAVAS NENIUN VALORON" calcext:value-type="string">
            <text:p>VARIAĴO HAVAS NENIUN VALORON</text:p>
          </table:table-cell>
          <table:table-cell table:style-name="ce8" table:formula="of:=IFERROR(__xludf.dummyfunction(&quot;upper(googletranslate(A87,$A$1,&quot;&quot;en&quot;&quot;))&quot;);&quot;VARIATION HAS NO VALUE&quot;)" office:value-type="string" office:string-value="VARIATION HAS NO VALUE" calcext:value-type="string">
            <text:p>VARIATION HAS NO VALUE</text:p>
          </table:table-cell>
          <table:table-cell table:style-name="ce2" table:formula="of:=[$errors.A46]" office:value-type="string" office:string-value="VARIABLE HAS NO VALUE" calcext:value-type="string">
            <text:p>VARIABLE HAS NO VALUE</text:p>
          </table:table-cell>
          <table:table-cell/>
          <table:table-cell table:style-name="ce2" table:formula="of:=IFERROR(__xludf.dummyfunction(&quot;UPPER(GOOGLETRANSLATE(if(len(D87) &gt; 0, D87, C87),&quot;&quot;en&quot;&quot;,$A$1))&quot;);&quot;VARIAĴO HAVAS NENIUN VALORON&quot;)" office:value-type="string" office:string-value="VARIAĴO HAVAS NENIUN VALORON" calcext:value-type="string">
            <text:p>VARIAĴO HAVAS NENIUN VALORON</text:p>
          </table:table-cell>
          <table:table-cell table:number-columns-repeated="1019"/>
        </table:table-row>
        <table:table-row table:style-name="ro1">
          <table:table-cell table:style-name="ce5" table:formula="of:=IF(LEN([.F88]) &gt; 0; [.F88]; [.E88])" office:value-type="string" office:string-value="VARIAĴO NE ESTAS TABELO" calcext:value-type="string">
            <text:p>VARIAĴO NE ESTAS TABELO</text:p>
          </table:table-cell>
          <table:table-cell table:style-name="ce8" table:formula="of:=IFERROR(__xludf.dummyfunction(&quot;upper(googletranslate(A88,$A$1,&quot;&quot;en&quot;&quot;))&quot;);&quot;VARIATION IS NOT AN ARRAY&quot;)" office:value-type="string" office:string-value="VARIATION IS NOT AN ARRAY" calcext:value-type="string">
            <text:p>VARIATION IS NOT AN ARRAY</text:p>
          </table:table-cell>
          <table:table-cell table:style-name="ce2" table:formula="of:=[$errors.A47]" office:value-type="string" office:string-value="VARIABLE IS NOT AN ARRAY" calcext:value-type="string">
            <text:p>VARIABLE IS NOT AN ARRAY</text:p>
          </table:table-cell>
          <table:table-cell/>
          <table:table-cell table:style-name="ce2" table:formula="of:=IFERROR(__xludf.dummyfunction(&quot;UPPER(GOOGLETRANSLATE(if(len(D88) &gt; 0, D88, C88),&quot;&quot;en&quot;&quot;,$A$1))&quot;);&quot;VARIAĴO NE ESTAS TABELO&quot;)" office:value-type="string" office:string-value="VARIAĴO NE ESTAS TABELO" calcext:value-type="string">
            <text:p>VARIAĴO NE ESTAS TABELO</text:p>
          </table:table-cell>
          <table:table-cell table:number-columns-repeated="1019"/>
        </table:table-row>
        <table:table-row table:style-name="ro2" table:number-rows-repeated="1048487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lang_eo.A3:lang_eo.A40">
            <calcext:condition calcext:apply-style-name="ConditionalStyle_1" calcext:value="formula-is(COUNTIF([.$A$3:.$A$40];[.$A3])&gt;1)" calcext:base-cell-address="lang_eo.A3"/>
          </calcext:conditional-format>
        </calcext:conditional-formats>
      </table:table>
      <table:table table:name="lang_sw" table:style-name="ta19">
        <table:table-column table:style-name="co24" table:default-cell-style-name="Default"/>
        <table:table-column table:style-name="co5" table:default-cell-style-name="Default"/>
        <table:table-column table:style-name="co1" table:default-cell-style-name="Default"/>
        <table:table-column table:style-name="co21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31" table:default-cell-style-name="Default"/>
        <table:table-column table:style-name="co21" table:number-columns-repeated="1017" table:default-cell-style-name="Default"/>
        <table:table-row table:style-name="ro1">
          <table:table-cell table:style-name="ce1" office:value-type="string" calcext:value-type="string">
            <text:p>sw</text:p>
          </table:table-cell>
          <table:table-cell table:style-name="ce1" office:value-type="string" calcext:value-type="string">
            <text:p>reverse</text:p>
          </table:table-cell>
          <table:table-cell table:style-name="ce1" office:value-type="string" calcext:value-type="string">
            <text:p>original</text:p>
          </table:table-cell>
          <table:table-cell table:style-name="ce1" office:value-type="string" calcext:value-type="string">
            <text:p>human override</text:p>
          </table:table-cell>
          <table:table-cell table:style-name="ce1" office:value-type="string" calcext:value-type="string">
            <text:p>google translate</text:p>
          </table:table-cell>
          <table:table-cell table:style-name="ce1" office:value-type="string" calcext:value-type="string">
            <text:p>human translate</text:p>
          </table:table-cell>
          <table:table-cell table:style-name="ce1" office:value-type="string" calcext:value-type="string">
            <text:p>contributor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SWAHILI</text:p>
          </table:table-cell>
          <table:table-cell table:number-columns-repeated="1023"/>
        </table:table-row>
        <table:table-row table:style-name="ro1">
          <table:table-cell table:style-name="ce21" table:formula="of:=IF(LEN([.F3]) &gt; 0; [.F3]; [.E3])" office:value-type="string" office:string-value="ABS" calcext:value-type="string">
            <text:p>ABS</text:p>
          </table:table-cell>
          <table:table-cell table:style-name="ce8" table:formula="of:=IFERROR(__xludf.dummyfunction(&quot;upper(googletranslate(A3,$A$1,&quot;&quot;en&quot;&quot;))&quot;);&quot;ABS&quot;)" office:value-type="string" office:string-value="ABS" calcext:value-type="string">
            <text:p>ABS</text:p>
          </table:table-cell>
          <table:table-cell table:style-name="ce2" table:formula="of:=[$keywords.A1]" office:value-type="string" office:string-value="ABS" calcext:value-type="string">
            <text:p>ABS</text:p>
          </table:table-cell>
          <table:table-cell/>
          <table:table-cell table:style-name="ce2" table:formula="of:=IFERROR(__xludf.dummyfunction(&quot;UPPER(GOOGLETRANSLATE(if(len(D3) &gt; 0, D3, C3),&quot;&quot;en&quot;&quot;,$A$1))&quot;);&quot;ABS&quot;)" office:value-type="string" office:string-value="ABS" calcext:value-type="string">
            <text:p>ABS</text:p>
          </table:table-cell>
          <table:table-cell table:number-columns-repeated="1019"/>
        </table:table-row>
        <table:table-row table:style-name="ro1">
          <table:table-cell table:style-name="ce21" table:formula="of:=IF(LEN([.F4]) &gt; 0; [.F4]; [.E4])" office:value-type="string" office:string-value="ATN" calcext:value-type="string">
            <text:p>ATN</text:p>
          </table:table-cell>
          <table:table-cell table:style-name="ce8" table:formula="of:=IFERROR(__xludf.dummyfunction(&quot;upper(googletranslate(A4,$A$1,&quot;&quot;en&quot;&quot;))&quot;);&quot;ATN&quot;)" office:value-type="string" office:string-value="ATN" calcext:value-type="string">
            <text:p>ATN</text:p>
          </table:table-cell>
          <table:table-cell table:style-name="ce2" table:formula="of:=[$keywords.A2]" office:value-type="string" office:string-value="ATN" calcext:value-type="string">
            <text:p>ATN</text:p>
          </table:table-cell>
          <table:table-cell/>
          <table:table-cell table:style-name="ce2" table:formula="of:=IFERROR(__xludf.dummyfunction(&quot;UPPER(GOOGLETRANSLATE(if(len(D4) &gt; 0, D4, C4),&quot;&quot;en&quot;&quot;,$A$1))&quot;);&quot;ATN&quot;)" office:value-type="string" office:string-value="ATN" calcext:value-type="string">
            <text:p>ATN</text:p>
          </table:table-cell>
          <table:table-cell table:number-columns-repeated="1019"/>
        </table:table-row>
        <table:table-row table:style-name="ro1">
          <table:table-cell table:style-name="ce21" table:formula="of:=IF(LEN([.F5]) &gt; 0; [.F5]; [.E5])" office:value-type="string" office:string-value="MSINGI" calcext:value-type="string">
            <text:p>MSINGI</text:p>
          </table:table-cell>
          <table:table-cell table:style-name="ce8" table:formula="of:=IFERROR(__xludf.dummyfunction(&quot;upper(googletranslate(A5,$A$1,&quot;&quot;en&quot;&quot;))&quot;);&quot;BASIC&quot;)" office:value-type="string" office:string-value="BASIC" calcext:value-type="string">
            <text:p>BASIC</text:p>
          </table:table-cell>
          <table:table-cell table:style-name="ce2" table:formula="of:=[$keywords.A3]" office:value-type="string" office:string-value="BASE" calcext:value-type="string">
            <text:p>BASE</text:p>
          </table:table-cell>
          <table:table-cell/>
          <table:table-cell table:style-name="ce2" table:formula="of:=IFERROR(__xludf.dummyfunction(&quot;UPPER(GOOGLETRANSLATE(if(len(D5) &gt; 0, D5, C5),&quot;&quot;en&quot;&quot;,$A$1))&quot;);&quot;MSINGI&quot;)" office:value-type="string" office:string-value="MSINGI" calcext:value-type="string">
            <text:p>MSINGI</text:p>
          </table:table-cell>
          <table:table-cell table:number-columns-repeated="1019"/>
        </table:table-row>
        <table:table-row table:style-name="ro1">
          <table:table-cell table:style-name="ce21" table:formula="of:=IF(LEN([.F6]) &gt; 0; [.F6]; [.E6])" office:value-type="string" office:string-value="COS" calcext:value-type="string">
            <text:p>COS</text:p>
          </table:table-cell>
          <table:table-cell table:style-name="ce8" table:formula="of:=IFERROR(__xludf.dummyfunction(&quot;upper(googletranslate(A6,$A$1,&quot;&quot;en&quot;&quot;))&quot;);&quot;COS&quot;)" office:value-type="string" office:string-value="COS" calcext:value-type="string">
            <text:p>COS</text:p>
          </table:table-cell>
          <table:table-cell table:style-name="ce2" table:formula="of:=[$keywords.A4]" office:value-type="string" office:string-value="COS" calcext:value-type="string">
            <text:p>COS</text:p>
          </table:table-cell>
          <table:table-cell/>
          <table:table-cell table:style-name="ce2" table:formula="of:=IFERROR(__xludf.dummyfunction(&quot;UPPER(GOOGLETRANSLATE(if(len(D6) &gt; 0, D6, C6),&quot;&quot;en&quot;&quot;,$A$1))&quot;);&quot;COS&quot;)" office:value-type="string" office:string-value="COS" calcext:value-type="string">
            <text:p>COS</text:p>
          </table:table-cell>
          <table:table-cell table:number-columns-repeated="1019"/>
        </table:table-row>
        <table:table-row table:style-name="ro1">
          <table:table-cell table:style-name="ce21" table:formula="of:=IF(LEN([.F7]) &gt; 0; [.F7]; [.E7])" office:value-type="string" office:string-value="TAKWIMU" calcext:value-type="string">
            <text:p>TAKWIMU</text:p>
          </table:table-cell>
          <table:table-cell table:style-name="ce8" table:formula="of:=IFERROR(__xludf.dummyfunction(&quot;upper(googletranslate(A7,$A$1,&quot;&quot;en&quot;&quot;))&quot;);&quot;STATISTICS&quot;)" office:value-type="string" office:string-value="STATISTICS" calcext:value-type="string">
            <text:p>STATISTICS</text:p>
          </table:table-cell>
          <table:table-cell table:style-name="ce2" table:formula="of:=[$keywords.A5]" office:value-type="string" office:string-value="DATA" calcext:value-type="string">
            <text:p>DATA</text:p>
          </table:table-cell>
          <table:table-cell/>
          <table:table-cell table:style-name="ce2" table:formula="of:=IFERROR(__xludf.dummyfunction(&quot;UPPER(GOOGLETRANSLATE(if(len(D7) &gt; 0, D7, C7),&quot;&quot;en&quot;&quot;,$A$1))&quot;);&quot;TAKWIMU&quot;)" office:value-type="string" office:string-value="TAKWIMU" calcext:value-type="string">
            <text:p>TAKWIMU</text:p>
          </table:table-cell>
          <table:table-cell table:number-columns-repeated="1019"/>
        </table:table-row>
        <table:table-row table:style-name="ro1">
          <table:table-cell table:style-name="ce21" table:formula="of:=IF(LEN([.F8]) &gt; 0; [.F8]; [.E8])" office:value-type="string" office:string-value="DBL" calcext:value-type="string">
            <text:p>DBL</text:p>
          </table:table-cell>
          <table:table-cell table:style-name="ce8" table:formula="of:=IFERROR(__xludf.dummyfunction(&quot;upper(googletranslate(A8,$A$1,&quot;&quot;en&quot;&quot;))&quot;);&quot;DBL&quot;)" office:value-type="string" office:string-value="DBL" calcext:value-type="string">
            <text:p>DBL</text:p>
          </table:table-cell>
          <table:table-cell table:style-name="ce2" table:formula="of:=[$keywords.A6]" office:value-type="string" office:string-value="DBL" calcext:value-type="string">
            <text:p>DBL</text:p>
          </table:table-cell>
          <table:table-cell/>
          <table:table-cell table:style-name="ce2" table:formula="of:=IFERROR(__xludf.dummyfunction(&quot;UPPER(GOOGLETRANSLATE(if(len(D8) &gt; 0, D8, C8),&quot;&quot;en&quot;&quot;,$A$1))&quot;);&quot;DBL&quot;)" office:value-type="string" office:string-value="DBL" calcext:value-type="string">
            <text:p>DBL</text:p>
          </table:table-cell>
          <table:table-cell table:number-columns-repeated="1019"/>
        </table:table-row>
        <table:table-row table:style-name="ro1">
          <table:table-cell table:style-name="ce21" table:formula="of:=IF(LEN([.F9]) &gt; 0; [.F9]; [.E9])" office:value-type="string" office:string-value="DEF" calcext:value-type="string">
            <text:p>DEF</text:p>
          </table:table-cell>
          <table:table-cell table:style-name="ce8" table:formula="of:=IFERROR(__xludf.dummyfunction(&quot;upper(googletranslate(A9,$A$1,&quot;&quot;en&quot;&quot;))&quot;);&quot;DEF&quot;)" office:value-type="string" office:string-value="DEF" calcext:value-type="string">
            <text:p>DEF</text:p>
          </table:table-cell>
          <table:table-cell table:style-name="ce2" table:formula="of:=[$keywords.A7]" office:value-type="string" office:string-value="DEF" calcext:value-type="string">
            <text:p>DEF</text:p>
          </table:table-cell>
          <table:table-cell/>
          <table:table-cell table:style-name="ce2" table:formula="of:=IFERROR(__xludf.dummyfunction(&quot;UPPER(GOOGLETRANSLATE(if(len(D9) &gt; 0, D9, C9),&quot;&quot;en&quot;&quot;,$A$1))&quot;);&quot;DEF&quot;)" office:value-type="string" office:string-value="DEF" calcext:value-type="string">
            <text:p>DEF</text:p>
          </table:table-cell>
          <table:table-cell table:number-columns-repeated="1019"/>
        </table:table-row>
        <table:table-row table:style-name="ro1">
          <table:table-cell table:style-name="ce21" table:formula="of:=IF(LEN([.F10]) &gt; 0; [.F10]; [.E10])" office:value-type="string" office:string-value="DIM" calcext:value-type="string">
            <text:p>DIM</text:p>
          </table:table-cell>
          <table:table-cell table:style-name="ce8" table:formula="of:=IFERROR(__xludf.dummyfunction(&quot;upper(googletranslate(A10,$A$1,&quot;&quot;en&quot;&quot;))&quot;);&quot;DIM&quot;)" office:value-type="string" office:string-value="DIM" calcext:value-type="string">
            <text:p>DIM</text:p>
          </table:table-cell>
          <table:table-cell table:style-name="ce2" table:formula="of:=[$keywords.A8]" office:value-type="string" office:string-value="DIM" calcext:value-type="string">
            <text:p>DIM</text:p>
          </table:table-cell>
          <table:table-cell/>
          <table:table-cell table:style-name="ce2" table:formula="of:=IFERROR(__xludf.dummyfunction(&quot;UPPER(GOOGLETRANSLATE(if(len(D10) &gt; 0, D10, C10),&quot;&quot;en&quot;&quot;,$A$1))&quot;);&quot;DIM&quot;)" office:value-type="string" office:string-value="DIM" calcext:value-type="string">
            <text:p>DIM</text:p>
          </table:table-cell>
          <table:table-cell table:number-columns-repeated="1019"/>
        </table:table-row>
        <table:table-row table:style-name="ro1">
          <table:table-cell table:style-name="ce21" table:formula="of:=IF(LEN([.F11]) &gt; 0; [.F11]; [.E11])" office:value-type="string" office:string-value="MWISHO" calcext:value-type="string">
            <text:p>MWISHO</text:p>
          </table:table-cell>
          <table:table-cell table:style-name="ce8" table:formula="of:=IFERROR(__xludf.dummyfunction(&quot;upper(googletranslate(A11,$A$1,&quot;&quot;en&quot;&quot;))&quot;);&quot;LAST&quot;)" office:value-type="string" office:string-value="LAST" calcext:value-type="string">
            <text:p>LAST</text:p>
          </table:table-cell>
          <table:table-cell table:style-name="ce2" table:formula="of:=[$keywords.A9]" office:value-type="string" office:string-value="END" calcext:value-type="string">
            <text:p>END</text:p>
          </table:table-cell>
          <table:table-cell/>
          <table:table-cell table:style-name="ce2" table:formula="of:=IFERROR(__xludf.dummyfunction(&quot;UPPER(GOOGLETRANSLATE(if(len(D11) &gt; 0, D11, C11),&quot;&quot;en&quot;&quot;,$A$1))&quot;);&quot;MWISHO&quot;)" office:value-type="string" office:string-value="MWISHO" calcext:value-type="string">
            <text:p>MWISHO</text:p>
          </table:table-cell>
          <table:table-cell table:number-columns-repeated="1019"/>
        </table:table-row>
        <table:table-row table:style-name="ro1">
          <table:table-cell table:style-name="ce21" table:formula="of:=IF(LEN([.F12]) &gt; 0; [.F12]; [.E12])" office:value-type="string" office:string-value="EXP" calcext:value-type="string">
            <text:p>EXP</text:p>
          </table:table-cell>
          <table:table-cell table:style-name="ce8" table:formula="of:=IFERROR(__xludf.dummyfunction(&quot;upper(googletranslate(A12,$A$1,&quot;&quot;en&quot;&quot;))&quot;);&quot;EXP&quot;)" office:value-type="string" office:string-value="EXP" calcext:value-type="string">
            <text:p>EXP</text:p>
          </table:table-cell>
          <table:table-cell table:style-name="ce2" table:formula="of:=[$keywords.A10]" office:value-type="string" office:string-value="EXP" calcext:value-type="string">
            <text:p>EXP</text:p>
          </table:table-cell>
          <table:table-cell/>
          <table:table-cell table:style-name="ce2" table:formula="of:=IFERROR(__xludf.dummyfunction(&quot;UPPER(GOOGLETRANSLATE(if(len(D12) &gt; 0, D12, C12),&quot;&quot;en&quot;&quot;,$A$1))&quot;);&quot;EXP&quot;)" office:value-type="string" office:string-value="EXP" calcext:value-type="string">
            <text:p>EXP</text:p>
          </table:table-cell>
          <table:table-cell table:number-columns-repeated="1019"/>
        </table:table-row>
        <table:table-row table:style-name="ro1">
          <table:table-cell table:style-name="ce21" table:formula="of:=IF(LEN([.F13]) &gt; 0; [.F13]; [.E13])" office:value-type="string" office:string-value="KUTOKA" calcext:value-type="string">
            <text:p>KUTOKA</text:p>
          </table:table-cell>
          <table:table-cell table:style-name="ce8" table:formula="of:=IFERROR(__xludf.dummyfunction(&quot;upper(googletranslate(A13,$A$1,&quot;&quot;en&quot;&quot;))&quot;);&quot;FROM&quot;)" office:value-type="string" office:string-value="FROM" calcext:value-type="string">
            <text:p>FROM</text:p>
          </table:table-cell>
          <table:table-cell table:style-name="ce2" table:formula="of:=[$keywords.A11]" office:value-type="string" office:string-value="FOR" calcext:value-type="string">
            <text:p>FOR</text:p>
          </table:table-cell>
          <table:table-cell table:style-name="ce1" office:value-type="string" calcext:value-type="string">
            <text:p>FROM</text:p>
          </table:table-cell>
          <table:table-cell table:style-name="ce2" table:formula="of:=IFERROR(__xludf.dummyfunction(&quot;UPPER(GOOGLETRANSLATE(if(len(D13) &gt; 0, D13, C13),&quot;&quot;en&quot;&quot;,$A$1))&quot;);&quot;KUTOKA&quot;)" office:value-type="string" office:string-value="KUTOKA" calcext:value-type="string">
            <text:p>KUTOKA</text:p>
          </table:table-cell>
          <table:table-cell table:number-columns-repeated="1019"/>
        </table:table-row>
        <table:table-row table:style-name="ro1">
          <table:table-cell table:style-name="ce21" table:formula="of:=IF(LEN([.F14]) &gt; 0; [.F14]; [.E14])" office:value-type="string" office:string-value="ENDA KWA" calcext:value-type="string">
            <text:p>ENDA KWA</text:p>
          </table:table-cell>
          <table:table-cell table:style-name="ce8" table:formula="of:=IFERROR(__xludf.dummyfunction(&quot;upper(googletranslate(A14,$A$1,&quot;&quot;en&quot;&quot;))&quot;);&quot;GO TO&quot;)" office:value-type="string" office:string-value="GO TO" calcext:value-type="string">
            <text:p>GO TO</text:p>
          </table:table-cell>
          <table:table-cell table:style-name="ce2" table:formula="of:=[$keywords.A12]" office:value-type="string" office:string-value="GOTO" calcext:value-type="string">
            <text:p>GOTO</text:p>
          </table:table-cell>
          <table:table-cell/>
          <table:table-cell table:style-name="ce2" table:formula="of:=IFERROR(__xludf.dummyfunction(&quot;UPPER(GOOGLETRANSLATE(if(len(D14) &gt; 0, D14, C14),&quot;&quot;en&quot;&quot;,$A$1))&quot;);&quot;ENDA KWA&quot;)" office:value-type="string" office:string-value="ENDA KWA" calcext:value-type="string">
            <text:p>ENDA KWA</text:p>
          </table:table-cell>
          <table:table-cell table:number-columns-repeated="1019"/>
        </table:table-row>
        <table:table-row table:style-name="ro1">
          <table:table-cell table:style-name="ce21" table:formula="of:=IF(LEN([.F15]) &gt; 0; [.F15]; [.E15])" office:value-type="string" office:string-value="GOSUB" calcext:value-type="string">
            <text:p>GOSUB</text:p>
          </table:table-cell>
          <table:table-cell table:style-name="ce8" table:formula="of:=IFERROR(__xludf.dummyfunction(&quot;upper(googletranslate(A15,$A$1,&quot;&quot;en&quot;&quot;))&quot;);&quot;GOSUB&quot;)" office:value-type="string" office:string-value="GOSUB" calcext:value-type="string">
            <text:p>GOSUB</text:p>
          </table:table-cell>
          <table:table-cell table:style-name="ce2" table:formula="of:=[$keywords.A13]" office:value-type="string" office:string-value="GOSUB" calcext:value-type="string">
            <text:p>GOSUB</text:p>
          </table:table-cell>
          <table:table-cell/>
          <table:table-cell table:style-name="ce2" table:formula="of:=IFERROR(__xludf.dummyfunction(&quot;UPPER(GOOGLETRANSLATE(if(len(D15) &gt; 0, D15, C15),&quot;&quot;en&quot;&quot;,$A$1))&quot;);&quot;GOSUB&quot;)" office:value-type="string" office:string-value="GOSUB" calcext:value-type="string">
            <text:p>GOSUB</text:p>
          </table:table-cell>
          <table:table-cell table:number-columns-repeated="1019"/>
        </table:table-row>
        <table:table-row table:style-name="ro1">
          <table:table-cell table:style-name="ce21" table:formula="of:=IF(LEN([.F16]) &gt; 0; [.F16]; [.E16])" office:value-type="string" office:string-value="KAMA" calcext:value-type="string">
            <text:p>KAMA</text:p>
          </table:table-cell>
          <table:table-cell table:style-name="ce8" table:formula="of:=IFERROR(__xludf.dummyfunction(&quot;upper(googletranslate(A16,$A$1,&quot;&quot;en&quot;&quot;))&quot;);&quot;LIKE&quot;)" office:value-type="string" office:string-value="LIKE" calcext:value-type="string">
            <text:p>LIKE</text:p>
          </table:table-cell>
          <table:table-cell table:style-name="ce2" table:formula="of:=[$keywords.A14]" office:value-type="string" office:string-value="IF" calcext:value-type="string">
            <text:p>IF</text:p>
          </table:table-cell>
          <table:table-cell/>
          <table:table-cell table:style-name="ce2" table:formula="of:=IFERROR(__xludf.dummyfunction(&quot;UPPER(GOOGLETRANSLATE(if(len(D16) &gt; 0, D16, C16),&quot;&quot;en&quot;&quot;,$A$1))&quot;);&quot;KAMA&quot;)" office:value-type="string" office:string-value="KAMA" calcext:value-type="string">
            <text:p>KAMA</text:p>
          </table:table-cell>
          <table:table-cell table:number-columns-repeated="1019"/>
        </table:table-row>
        <table:table-row table:style-name="ro1">
          <table:table-cell table:style-name="ce21" table:formula="of:=IF(LEN([.F17]) &gt; 0; [.F17]; [.E17])" office:value-type="string" office:string-value="INT" calcext:value-type="string">
            <text:p>INT</text:p>
          </table:table-cell>
          <table:table-cell table:style-name="ce8" table:formula="of:=IFERROR(__xludf.dummyfunction(&quot;upper(googletranslate(A17,$A$1,&quot;&quot;en&quot;&quot;))&quot;);&quot;INT&quot;)" office:value-type="string" office:string-value="INT" calcext:value-type="string">
            <text:p>INT</text:p>
          </table:table-cell>
          <table:table-cell table:style-name="ce2" table:formula="of:=[$keywords.A15]" office:value-type="string" office:string-value="INT" calcext:value-type="string">
            <text:p>INT</text:p>
          </table:table-cell>
          <table:table-cell/>
          <table:table-cell table:style-name="ce2" table:formula="of:=IFERROR(__xludf.dummyfunction(&quot;UPPER(GOOGLETRANSLATE(if(len(D17) &gt; 0, D17, C17),&quot;&quot;en&quot;&quot;,$A$1))&quot;);&quot;INT&quot;)" office:value-type="string" office:string-value="INT" calcext:value-type="string">
            <text:p>INT</text:p>
          </table:table-cell>
          <table:table-cell table:number-columns-repeated="1019"/>
        </table:table-row>
        <table:table-row table:style-name="ro1">
          <table:table-cell table:style-name="ce21" table:formula="of:=IF(LEN([.F18]) &gt; 0; [.F18]; [.E18])" office:value-type="string" office:string-value="PEMBEJEO" calcext:value-type="string">
            <text:p>PEMBEJEO</text:p>
          </table:table-cell>
          <table:table-cell table:style-name="ce8" table:formula="of:=IFERROR(__xludf.dummyfunction(&quot;upper(googletranslate(A18,$A$1,&quot;&quot;en&quot;&quot;))&quot;);&quot;INPUT&quot;)" office:value-type="string" office:string-value="INPUT" calcext:value-type="string">
            <text:p>INPUT</text:p>
          </table:table-cell>
          <table:table-cell table:style-name="ce2" table:formula="of:=[$keywords.A16]" office:value-type="string" office:string-value="INPUT" calcext:value-type="string">
            <text:p>INPUT</text:p>
          </table:table-cell>
          <table:table-cell/>
          <table:table-cell table:style-name="ce2" table:formula="of:=IFERROR(__xludf.dummyfunction(&quot;UPPER(GOOGLETRANSLATE(if(len(D18) &gt; 0, D18, C18),&quot;&quot;en&quot;&quot;,$A$1))&quot;);&quot;PEMBEJEO&quot;)" office:value-type="string" office:string-value="PEMBEJEO" calcext:value-type="string">
            <text:p>PEMBEJEO</text:p>
          </table:table-cell>
          <table:table-cell table:number-columns-repeated="1019"/>
        </table:table-row>
        <table:table-row table:style-name="ro1">
          <table:table-cell table:style-name="ce21" table:formula="of:=IF(LEN([.F19]) &gt; 0; [.F19]; [.E19])" office:value-type="string" office:string-value="RUHUSU" calcext:value-type="string">
            <text:p>RUHUSU</text:p>
          </table:table-cell>
          <table:table-cell table:style-name="ce8" table:formula="of:=IFERROR(__xludf.dummyfunction(&quot;upper(googletranslate(A19,$A$1,&quot;&quot;en&quot;&quot;))&quot;);&quot;ALLOW&quot;)" office:value-type="string" office:string-value="ALLOW" calcext:value-type="string">
            <text:p>ALLOW</text:p>
          </table:table-cell>
          <table:table-cell table:style-name="ce2" table:formula="of:=[$keywords.A17]" office:value-type="string" office:string-value="LET" calcext:value-type="string">
            <text:p>LET</text:p>
          </table:table-cell>
          <table:table-cell table:style-name="ce1" office:value-type="string" calcext:value-type="string">
            <text:p>ALLOW</text:p>
          </table:table-cell>
          <table:table-cell table:style-name="ce2" table:formula="of:=IFERROR(__xludf.dummyfunction(&quot;UPPER(GOOGLETRANSLATE(if(len(D19) &gt; 0, D19, C19),&quot;&quot;en&quot;&quot;,$A$1))&quot;);&quot;RUHUSU&quot;)" office:value-type="string" office:string-value="RUHUSU" calcext:value-type="string">
            <text:p>RUHUSU</text:p>
          </table:table-cell>
          <table:table-cell table:number-columns-repeated="1019"/>
        </table:table-row>
        <table:table-row table:style-name="ro1">
          <table:table-cell table:style-name="ce21" table:formula="of:=IF(LEN([.F20]) &gt; 0; [.F20]; [.E20])" office:value-type="string" office:string-value="LOGI" calcext:value-type="string">
            <text:p>LOGI</text:p>
          </table:table-cell>
          <table:table-cell table:style-name="ce8" table:formula="of:=IFERROR(__xludf.dummyfunction(&quot;upper(googletranslate(A20,$A$1,&quot;&quot;en&quot;&quot;))&quot;);&quot;LOG&quot;)" office:value-type="string" office:string-value="LOG" calcext:value-type="string">
            <text:p>LOG</text:p>
          </table:table-cell>
          <table:table-cell table:style-name="ce2" table:formula="of:=[$keywords.A18]" office:value-type="string" office:string-value="LOG" calcext:value-type="string">
            <text:p>LOG</text:p>
          </table:table-cell>
          <table:table-cell/>
          <table:table-cell table:style-name="ce2" table:formula="of:=IFERROR(__xludf.dummyfunction(&quot;UPPER(GOOGLETRANSLATE(if(len(D20) &gt; 0, D20, C20),&quot;&quot;en&quot;&quot;,$A$1))&quot;);&quot;LOGI&quot;)" office:value-type="string" office:string-value="LOGI" calcext:value-type="string">
            <text:p>LOGI</text:p>
          </table:table-cell>
          <table:table-cell table:number-columns-repeated="1019"/>
        </table:table-row>
        <table:table-row table:style-name="ro1">
          <table:table-cell table:style-name="ce21" table:formula="of:=IF(LEN([.F21]) &gt; 0; [.F21]; [.E21])" office:value-type="string" office:string-value="IFUATAYO" calcext:value-type="string">
            <text:p>IFUATAYO</text:p>
          </table:table-cell>
          <table:table-cell table:style-name="ce8" table:formula="of:=IFERROR(__xludf.dummyfunction(&quot;upper(googletranslate(A21,$A$1,&quot;&quot;en&quot;&quot;))&quot;);&quot;NEXT&quot;)" office:value-type="string" office:string-value="NEXT" calcext:value-type="string">
            <text:p>NEXT</text:p>
          </table:table-cell>
          <table:table-cell table:style-name="ce2" table:formula="of:=[$keywords.A19]" office:value-type="string" office:string-value="NEXT" calcext:value-type="string">
            <text:p>NEXT</text:p>
          </table:table-cell>
          <table:table-cell/>
          <table:table-cell table:style-name="ce2" table:formula="of:=IFERROR(__xludf.dummyfunction(&quot;UPPER(GOOGLETRANSLATE(if(len(D21) &gt; 0, D21, C21),&quot;&quot;en&quot;&quot;,$A$1))&quot;);&quot;IFUATAYO&quot;)" office:value-type="string" office:string-value="IFUATAYO" calcext:value-type="string">
            <text:p>IFUATAYO</text:p>
          </table:table-cell>
          <table:table-cell table:number-columns-repeated="1019"/>
        </table:table-row>
        <table:table-row table:style-name="ro1">
          <table:table-cell table:style-name="ce21" table:formula="of:=IF(LEN([.F22]) &gt; 0; [.F22]; [.E22])" office:value-type="string" office:string-value="ON" calcext:value-type="string">
            <text:p>ON</text:p>
          </table:table-cell>
          <table:table-cell table:style-name="ce8" table:formula="of:=IFERROR(__xludf.dummyfunction(&quot;upper(googletranslate(A22,$A$1,&quot;&quot;en&quot;&quot;))&quot;);&quot;ON&quot;)" office:value-type="string" office:string-value="ON" calcext:value-type="string">
            <text:p>ON</text:p>
          </table:table-cell>
          <table:table-cell table:style-name="ce2" table:formula="of:=[$keywords.A20]" office:value-type="string" office:string-value="ON" calcext:value-type="string">
            <text:p>ON</text:p>
          </table:table-cell>
          <table:table-cell/>
          <table:table-cell table:style-name="ce2" table:formula="of:=IFERROR(__xludf.dummyfunction(&quot;UPPER(GOOGLETRANSLATE(if(len(D22) &gt; 0, D22, C22),&quot;&quot;en&quot;&quot;,$A$1))&quot;);&quot;ON&quot;)" office:value-type="string" office:string-value="ON" calcext:value-type="string">
            <text:p>ON</text:p>
          </table:table-cell>
          <table:table-cell table:number-columns-repeated="1019"/>
        </table:table-row>
        <table:table-row table:style-name="ro1">
          <table:table-cell table:style-name="ce21" table:formula="of:=IF(LEN([.F23]) &gt; 0; [.F23]; [.E23])" office:value-type="string" office:string-value="CHAGUO" calcext:value-type="string">
            <text:p>CHAGUO</text:p>
          </table:table-cell>
          <table:table-cell table:style-name="ce8" table:formula="of:=IFERROR(__xludf.dummyfunction(&quot;upper(googletranslate(A23,$A$1,&quot;&quot;en&quot;&quot;))&quot;);&quot;OPTIONS&quot;)" office:value-type="string" office:string-value="OPTIONS" calcext:value-type="string">
            <text:p>OPTIONS</text:p>
          </table:table-cell>
          <table:table-cell table:style-name="ce2" table:formula="of:=[$keywords.A21]" office:value-type="string" office:string-value="OPTION" calcext:value-type="string">
            <text:p>OPTION</text:p>
          </table:table-cell>
          <table:table-cell/>
          <table:table-cell table:style-name="ce2" table:formula="of:=IFERROR(__xludf.dummyfunction(&quot;UPPER(GOOGLETRANSLATE(if(len(D23) &gt; 0, D23, C23),&quot;&quot;en&quot;&quot;,$A$1))&quot;);&quot;CHAGUO&quot;)" office:value-type="string" office:string-value="CHAGUO" calcext:value-type="string">
            <text:p>CHAGUO</text:p>
          </table:table-cell>
          <table:table-cell table:number-columns-repeated="1019"/>
        </table:table-row>
        <table:table-row table:style-name="ro1">
          <table:table-cell table:style-name="ce21" table:formula="of:=IF(LEN([.F24]) &gt; 0; [.F24]; [.E24])" office:value-type="string" office:string-value="CHAPISHA" calcext:value-type="string">
            <text:p>CHAPISHA</text:p>
          </table:table-cell>
          <table:table-cell table:style-name="ce8" table:formula="of:=IFERROR(__xludf.dummyfunction(&quot;upper(googletranslate(A24,$A$1,&quot;&quot;en&quot;&quot;))&quot;);&quot;POST&quot;)" office:value-type="string" office:string-value="POST" calcext:value-type="string">
            <text:p>POST</text:p>
          </table:table-cell>
          <table:table-cell table:style-name="ce2" table:formula="of:=[$keywords.A22]" office:value-type="string" office:string-value="PRINT" calcext:value-type="string">
            <text:p>PRINT</text:p>
          </table:table-cell>
          <table:table-cell/>
          <table:table-cell table:style-name="ce2" table:formula="of:=IFERROR(__xludf.dummyfunction(&quot;UPPER(GOOGLETRANSLATE(if(len(D24) &gt; 0, D24, C24),&quot;&quot;en&quot;&quot;,$A$1))&quot;);&quot;CHAPISHA&quot;)" office:value-type="string" office:string-value="CHAPISHA" calcext:value-type="string">
            <text:p>CHAPISHA</text:p>
          </table:table-cell>
          <table:table-cell table:number-columns-repeated="1019"/>
        </table:table-row>
        <table:table-row table:style-name="ro1">
          <table:table-cell table:style-name="ce21" table:formula="of:=IF(LEN([.F25]) &gt; 0; [.F25]; [.E25])" office:value-type="string" office:string-value="BILA MPANGILIO" calcext:value-type="string">
            <text:p>BILA MPANGILIO</text:p>
          </table:table-cell>
          <table:table-cell table:style-name="ce8" table:formula="of:=IFERROR(__xludf.dummyfunction(&quot;upper(googletranslate(A25,$A$1,&quot;&quot;en&quot;&quot;))&quot;);&quot;ELEMENTAL&quot;)" office:value-type="string" office:string-value="ELEMENTAL" calcext:value-type="string">
            <text:p>ELEMENTAL</text:p>
          </table:table-cell>
          <table:table-cell table:style-name="ce2" table:formula="of:=[$keywords.A23]" office:value-type="string" office:string-value="RANDOMIZE" calcext:value-type="string">
            <text:p>RANDOMIZE</text:p>
          </table:table-cell>
          <table:table-cell/>
          <table:table-cell table:style-name="ce2" table:formula="of:=IFERROR(__xludf.dummyfunction(&quot;UPPER(GOOGLETRANSLATE(if(len(D25) &gt; 0, D25, C25),&quot;&quot;en&quot;&quot;,$A$1))&quot;);&quot;BILA MPANGILIO&quot;)" office:value-type="string" office:string-value="BILA MPANGILIO" calcext:value-type="string">
            <text:p>BILA MPANGILIO</text:p>
          </table:table-cell>
          <table:table-cell table:number-columns-repeated="1019"/>
        </table:table-row>
        <table:table-row table:style-name="ro1">
          <table:table-cell table:style-name="ce21" table:formula="of:=IF(LEN([.F26]) &gt; 0; [.F26]; [.E26])" office:value-type="string" office:string-value="PANYA" calcext:value-type="string">
            <text:p>PANYA</text:p>
          </table:table-cell>
          <table:table-cell table:style-name="ce8" table:formula="of:=IFERROR(__xludf.dummyfunction(&quot;upper(googletranslate(A26,$A$1,&quot;&quot;en&quot;&quot;))&quot;);&quot;MOUSE&quot;)" office:value-type="string" office:string-value="MOUSE" calcext:value-type="string">
            <text:p>MOUSE</text:p>
          </table:table-cell>
          <table:table-cell table:style-name="ce2" table:formula="of:=[$keywords.A24]" office:value-type="string" office:string-value="RAT" calcext:value-type="string">
            <text:p>RAT</text:p>
          </table:table-cell>
          <table:table-cell/>
          <table:table-cell table:style-name="ce2" table:formula="of:=IFERROR(__xludf.dummyfunction(&quot;UPPER(GOOGLETRANSLATE(if(len(D26) &gt; 0, D26, C26),&quot;&quot;en&quot;&quot;,$A$1))&quot;);&quot;PANYA&quot;)" office:value-type="string" office:string-value="PANYA" calcext:value-type="string">
            <text:p>PANYA</text:p>
          </table:table-cell>
          <table:table-cell table:number-columns-repeated="1019"/>
        </table:table-row>
        <table:table-row table:style-name="ro1">
          <table:table-cell table:style-name="ce21" table:formula="of:=IF(LEN([.F27]) &gt; 0; [.F27]; [.E27])" office:value-type="string" office:string-value="SOMA" calcext:value-type="string">
            <text:p>SOMA</text:p>
          </table:table-cell>
          <table:table-cell table:style-name="ce8" table:formula="of:=IFERROR(__xludf.dummyfunction(&quot;upper(googletranslate(A27,$A$1,&quot;&quot;en&quot;&quot;))&quot;);&quot;READ&quot;)" office:value-type="string" office:string-value="READ" calcext:value-type="string">
            <text:p>READ</text:p>
          </table:table-cell>
          <table:table-cell table:style-name="ce2" table:formula="of:=[$keywords.A25]" office:value-type="string" office:string-value="READ" calcext:value-type="string">
            <text:p>READ</text:p>
          </table:table-cell>
          <table:table-cell/>
          <table:table-cell table:style-name="ce2" table:formula="of:=IFERROR(__xludf.dummyfunction(&quot;UPPER(GOOGLETRANSLATE(if(len(D27) &gt; 0, D27, C27),&quot;&quot;en&quot;&quot;,$A$1))&quot;);&quot;SOMA&quot;)" office:value-type="string" office:string-value="SOMA" calcext:value-type="string">
            <text:p>SOMA</text:p>
          </table:table-cell>
          <table:table-cell table:number-columns-repeated="1019"/>
        </table:table-row>
        <table:table-row table:style-name="ro1">
          <table:table-cell table:style-name="ce21" table:formula="of:=IF(LEN([.F28]) &gt; 0; [.F28]; [.E28])" office:value-type="string" office:string-value="REM" calcext:value-type="string">
            <text:p>REM</text:p>
          </table:table-cell>
          <table:table-cell table:style-name="ce8" table:formula="of:=IFERROR(__xludf.dummyfunction(&quot;upper(googletranslate(A28,$A$1,&quot;&quot;en&quot;&quot;))&quot;);&quot;REM&quot;)" office:value-type="string" office:string-value="REM" calcext:value-type="string">
            <text:p>REM</text:p>
          </table:table-cell>
          <table:table-cell table:style-name="ce2" table:formula="of:=[$keywords.A26]" office:value-type="string" office:string-value="REM" calcext:value-type="string">
            <text:p>REM</text:p>
          </table:table-cell>
          <table:table-cell/>
          <table:table-cell table:style-name="ce2" table:formula="of:=IFERROR(__xludf.dummyfunction(&quot;UPPER(GOOGLETRANSLATE(if(len(D28) &gt; 0, D28, C28),&quot;&quot;en&quot;&quot;,$A$1))&quot;);&quot;REM&quot;)" office:value-type="string" office:string-value="REM" calcext:value-type="string">
            <text:p>REM</text:p>
          </table:table-cell>
          <table:table-cell table:number-columns-repeated="1019"/>
        </table:table-row>
        <table:table-row table:style-name="ro1">
          <table:table-cell table:style-name="ce21" table:formula="of:=IF(LEN([.F29]) &gt; 0; [.F29]; [.E29])" office:value-type="string" office:string-value="REJESHA" calcext:value-type="string">
            <text:p>REJESHA</text:p>
          </table:table-cell>
          <table:table-cell table:style-name="ce8" table:formula="of:=IFERROR(__xludf.dummyfunction(&quot;upper(googletranslate(A29,$A$1,&quot;&quot;en&quot;&quot;))&quot;);&quot;RESTORE&quot;)" office:value-type="string" office:string-value="RESTORE" calcext:value-type="string">
            <text:p>RESTORE</text:p>
          </table:table-cell>
          <table:table-cell table:style-name="ce2" table:formula="of:=[$keywords.A27]" office:value-type="string" office:string-value="RESTORE" calcext:value-type="string">
            <text:p>RESTORE</text:p>
          </table:table-cell>
          <table:table-cell/>
          <table:table-cell table:style-name="ce2" table:formula="of:=IFERROR(__xludf.dummyfunction(&quot;UPPER(GOOGLETRANSLATE(if(len(D29) &gt; 0, D29, C29),&quot;&quot;en&quot;&quot;,$A$1))&quot;);&quot;REJESHA&quot;)" office:value-type="string" office:string-value="REJESHA" calcext:value-type="string">
            <text:p>REJESHA</text:p>
          </table:table-cell>
          <table:table-cell table:number-columns-repeated="1019"/>
        </table:table-row>
        <table:table-row table:style-name="ro1">
          <table:table-cell table:style-name="ce21" table:formula="of:=IF(LEN([.F30]) &gt; 0; [.F30]; [.E30])" office:value-type="string" office:string-value="KURUDI" calcext:value-type="string">
            <text:p>KURUDI</text:p>
          </table:table-cell>
          <table:table-cell table:style-name="ce8" table:formula="of:=IFERROR(__xludf.dummyfunction(&quot;upper(googletranslate(A30,$A$1,&quot;&quot;en&quot;&quot;))&quot;);&quot;RETURN&quot;)" office:value-type="string" office:string-value="RETURN" calcext:value-type="string">
            <text:p>RETURN</text:p>
          </table:table-cell>
          <table:table-cell table:style-name="ce2" table:formula="of:=[$keywords.A28]" office:value-type="string" office:string-value="RETURN" calcext:value-type="string">
            <text:p>RETURN</text:p>
          </table:table-cell>
          <table:table-cell/>
          <table:table-cell table:style-name="ce2" table:formula="of:=IFERROR(__xludf.dummyfunction(&quot;UPPER(GOOGLETRANSLATE(if(len(D30) &gt; 0, D30, C30),&quot;&quot;en&quot;&quot;,$A$1))&quot;);&quot;KURUDI&quot;)" office:value-type="string" office:string-value="KURUDI" calcext:value-type="string">
            <text:p>KURUDI</text:p>
          </table:table-cell>
          <table:table-cell table:number-columns-repeated="1019"/>
        </table:table-row>
        <table:table-row table:style-name="ro1">
          <table:table-cell table:style-name="ce21" table:formula="of:=IF(LEN([.F31]) &gt; 0; [.F31]; [.E31])" office:value-type="string" office:string-value="RND" calcext:value-type="string">
            <text:p>RND</text:p>
          </table:table-cell>
          <table:table-cell table:style-name="ce8" table:formula="of:=IFERROR(__xludf.dummyfunction(&quot;upper(googletranslate(A31,$A$1,&quot;&quot;en&quot;&quot;))&quot;);&quot;RND&quot;)" office:value-type="string" office:string-value="RND" calcext:value-type="string">
            <text:p>RND</text:p>
          </table:table-cell>
          <table:table-cell table:style-name="ce2" table:formula="of:=[$keywords.A29]" office:value-type="string" office:string-value="RND" calcext:value-type="string">
            <text:p>RND</text:p>
          </table:table-cell>
          <table:table-cell/>
          <table:table-cell table:style-name="ce2" table:formula="of:=IFERROR(__xludf.dummyfunction(&quot;UPPER(GOOGLETRANSLATE(if(len(D31) &gt; 0, D31, C31),&quot;&quot;en&quot;&quot;,$A$1))&quot;);&quot;RND&quot;)" office:value-type="string" office:string-value="RND" calcext:value-type="string">
            <text:p>RND</text:p>
          </table:table-cell>
          <table:table-cell table:number-columns-repeated="1019"/>
        </table:table-row>
        <table:table-row table:style-name="ro1">
          <table:table-cell table:style-name="ce21" table:formula="of:=IF(LEN([.F32]) &gt; 0; [.F32]; [.E32])" office:value-type="string" office:string-value="SGN" calcext:value-type="string">
            <text:p>SGN</text:p>
          </table:table-cell>
          <table:table-cell table:style-name="ce8" table:formula="of:=IFERROR(__xludf.dummyfunction(&quot;upper(googletranslate(A32,$A$1,&quot;&quot;en&quot;&quot;))&quot;);&quot;SGN&quot;)" office:value-type="string" office:string-value="SGN" calcext:value-type="string">
            <text:p>SGN</text:p>
          </table:table-cell>
          <table:table-cell table:style-name="ce2" table:formula="of:=[$keywords.A30]" office:value-type="string" office:string-value="SGN" calcext:value-type="string">
            <text:p>SGN</text:p>
          </table:table-cell>
          <table:table-cell/>
          <table:table-cell table:style-name="ce2" table:formula="of:=IFERROR(__xludf.dummyfunction(&quot;UPPER(GOOGLETRANSLATE(if(len(D32) &gt; 0, D32, C32),&quot;&quot;en&quot;&quot;,$A$1))&quot;);&quot;SGN&quot;)" office:value-type="string" office:string-value="SGN" calcext:value-type="string">
            <text:p>SGN</text:p>
          </table:table-cell>
          <table:table-cell table:number-columns-repeated="1019"/>
        </table:table-row>
        <table:table-row table:style-name="ro1">
          <table:table-cell table:style-name="ce21" table:formula="of:=IF(LEN([.F33]) &gt; 0; [.F33]; [.E33])" office:value-type="string" office:string-value="DHAMBI" calcext:value-type="string">
            <text:p>DHAMBI</text:p>
          </table:table-cell>
          <table:table-cell table:style-name="ce8" table:formula="of:=IFERROR(__xludf.dummyfunction(&quot;upper(googletranslate(A33,$A$1,&quot;&quot;en&quot;&quot;))&quot;);&quot;SIN&quot;)" office:value-type="string" office:string-value="SIN" calcext:value-type="string">
            <text:p>SIN</text:p>
          </table:table-cell>
          <table:table-cell table:style-name="ce2" table:formula="of:=[$keywords.A31]" office:value-type="string" office:string-value="SIN" calcext:value-type="string">
            <text:p>SIN</text:p>
          </table:table-cell>
          <table:table-cell/>
          <table:table-cell table:style-name="ce2" table:formula="of:=IFERROR(__xludf.dummyfunction(&quot;UPPER(GOOGLETRANSLATE(if(len(D33) &gt; 0, D33, C33),&quot;&quot;en&quot;&quot;,$A$1))&quot;);&quot;DHAMBI&quot;)" office:value-type="string" office:string-value="DHAMBI" calcext:value-type="string">
            <text:p>DHAMBI</text:p>
          </table:table-cell>
          <table:table-cell table:number-columns-repeated="1019"/>
        </table:table-row>
        <table:table-row table:style-name="ro1">
          <table:table-cell table:style-name="ce21" table:formula="of:=IF(LEN([.F34]) &gt; 0; [.F34]; [.E34])" office:value-type="string" office:string-value="SQR" calcext:value-type="string">
            <text:p>SQR</text:p>
          </table:table-cell>
          <table:table-cell table:style-name="ce8" table:formula="of:=IFERROR(__xludf.dummyfunction(&quot;upper(googletranslate(A34,$A$1,&quot;&quot;en&quot;&quot;))&quot;);&quot;SQR&quot;)" office:value-type="string" office:string-value="SQR" calcext:value-type="string">
            <text:p>SQR</text:p>
          </table:table-cell>
          <table:table-cell table:style-name="ce2" table:formula="of:=[$keywords.A32]" office:value-type="string" office:string-value="SQR" calcext:value-type="string">
            <text:p>SQR</text:p>
          </table:table-cell>
          <table:table-cell/>
          <table:table-cell table:style-name="ce2" table:formula="of:=IFERROR(__xludf.dummyfunction(&quot;UPPER(GOOGLETRANSLATE(if(len(D34) &gt; 0, D34, C34),&quot;&quot;en&quot;&quot;,$A$1))&quot;);&quot;SQR&quot;)" office:value-type="string" office:string-value="SQR" calcext:value-type="string">
            <text:p>SQR</text:p>
          </table:table-cell>
          <table:table-cell table:number-columns-repeated="1019"/>
        </table:table-row>
        <table:table-row table:style-name="ro1">
          <table:table-cell table:style-name="ce21" table:formula="of:=IF(LEN([.F35]) &gt; 0; [.F35]; [.E35])" office:value-type="string" office:string-value="HATUA" calcext:value-type="string">
            <text:p>HATUA</text:p>
          </table:table-cell>
          <table:table-cell table:style-name="ce8" table:formula="of:=IFERROR(__xludf.dummyfunction(&quot;upper(googletranslate(A35,$A$1,&quot;&quot;en&quot;&quot;))&quot;);&quot;STEPS&quot;)" office:value-type="string" office:string-value="STEPS" calcext:value-type="string">
            <text:p>STEPS</text:p>
          </table:table-cell>
          <table:table-cell table:style-name="ce2" table:formula="of:=[$keywords.A33]" office:value-type="string" office:string-value="STEP" calcext:value-type="string">
            <text:p>STEP</text:p>
          </table:table-cell>
          <table:table-cell/>
          <table:table-cell table:style-name="ce2" table:formula="of:=IFERROR(__xludf.dummyfunction(&quot;UPPER(GOOGLETRANSLATE(if(len(D35) &gt; 0, D35, C35),&quot;&quot;en&quot;&quot;,$A$1))&quot;);&quot;HATUA&quot;)" office:value-type="string" office:string-value="HATUA" calcext:value-type="string">
            <text:p>HATUA</text:p>
          </table:table-cell>
          <table:table-cell table:number-columns-repeated="1019"/>
        </table:table-row>
        <table:table-row table:style-name="ro1">
          <table:table-cell table:style-name="ce21" table:formula="of:=IF(LEN([.F36]) &gt; 0; [.F36]; [.E36])" office:value-type="string" office:string-value="ACHA" calcext:value-type="string">
            <text:p>ACHA</text:p>
          </table:table-cell>
          <table:table-cell table:style-name="ce8" table:formula="of:=IFERROR(__xludf.dummyfunction(&quot;upper(googletranslate(A36,$A$1,&quot;&quot;en&quot;&quot;))&quot;);&quot;STOP&quot;)" office:value-type="string" office:string-value="STOP" calcext:value-type="string">
            <text:p>STOP</text:p>
          </table:table-cell>
          <table:table-cell table:style-name="ce2" table:formula="of:=[$keywords.A34]" office:value-type="string" office:string-value="STOP" calcext:value-type="string">
            <text:p>STOP</text:p>
          </table:table-cell>
          <table:table-cell/>
          <table:table-cell table:style-name="ce2" table:formula="of:=IFERROR(__xludf.dummyfunction(&quot;UPPER(GOOGLETRANSLATE(if(len(D36) &gt; 0, D36, C36),&quot;&quot;en&quot;&quot;,$A$1))&quot;);&quot;ACHA&quot;)" office:value-type="string" office:string-value="ACHA" calcext:value-type="string">
            <text:p>ACHA</text:p>
          </table:table-cell>
          <table:table-cell table:number-columns-repeated="1019"/>
        </table:table-row>
        <table:table-row table:style-name="ro1">
          <table:table-cell table:style-name="ce21" table:formula="of:=IF(LEN([.F37]) &gt; 0; [.F37]; [.E37])" office:value-type="string" office:string-value="STR" calcext:value-type="string">
            <text:p>STR</text:p>
          </table:table-cell>
          <table:table-cell table:style-name="ce8" table:formula="of:=IFERROR(__xludf.dummyfunction(&quot;upper(googletranslate(A37,$A$1,&quot;&quot;en&quot;&quot;))&quot;);&quot;STR&quot;)" office:value-type="string" office:string-value="STR" calcext:value-type="string">
            <text:p>STR</text:p>
          </table:table-cell>
          <table:table-cell table:style-name="ce2" table:formula="of:=[$keywords.A35]" office:value-type="string" office:string-value="STR" calcext:value-type="string">
            <text:p>STR</text:p>
          </table:table-cell>
          <table:table-cell/>
          <table:table-cell table:style-name="ce2" table:formula="of:=IFERROR(__xludf.dummyfunction(&quot;UPPER(GOOGLETRANSLATE(if(len(D37) &gt; 0, D37, C37),&quot;&quot;en&quot;&quot;,$A$1))&quot;);&quot;STR&quot;)" office:value-type="string" office:string-value="STR" calcext:value-type="string">
            <text:p>STR</text:p>
          </table:table-cell>
          <table:table-cell table:number-columns-repeated="1019"/>
        </table:table-row>
        <table:table-row table:style-name="ro1">
          <table:table-cell table:style-name="ce21" table:formula="of:=IF(LEN([.F38]) &gt; 0; [.F38]; [.E38])" office:value-type="string" office:string-value="TAN" calcext:value-type="string">
            <text:p>TAN</text:p>
          </table:table-cell>
          <table:table-cell table:style-name="ce8" table:formula="of:=IFERROR(__xludf.dummyfunction(&quot;upper(googletranslate(A38,$A$1,&quot;&quot;en&quot;&quot;))&quot;);&quot;TAN&quot;)" office:value-type="string" office:string-value="TAN" calcext:value-type="string">
            <text:p>TAN</text:p>
          </table:table-cell>
          <table:table-cell table:style-name="ce2" table:formula="of:=[$keywords.A36]" office:value-type="string" office:string-value="TAN" calcext:value-type="string">
            <text:p>TAN</text:p>
          </table:table-cell>
          <table:table-cell/>
          <table:table-cell table:style-name="ce2" table:formula="of:=IFERROR(__xludf.dummyfunction(&quot;UPPER(GOOGLETRANSLATE(if(len(D38) &gt; 0, D38, C38),&quot;&quot;en&quot;&quot;,$A$1))&quot;);&quot;TAN&quot;)" office:value-type="string" office:string-value="TAN" calcext:value-type="string">
            <text:p>TAN</text:p>
          </table:table-cell>
          <table:table-cell table:number-columns-repeated="1019"/>
        </table:table-row>
        <table:table-row table:style-name="ro1">
          <table:table-cell table:style-name="ce21" table:formula="of:=IF(LEN([.F39]) &gt; 0; [.F39]; [.E39])" office:value-type="string" office:string-value="BASI" calcext:value-type="string">
            <text:p>BASI</text:p>
          </table:table-cell>
          <table:table-cell table:style-name="ce8" table:formula="of:=IFERROR(__xludf.dummyfunction(&quot;upper(googletranslate(A39,$A$1,&quot;&quot;en&quot;&quot;))&quot;);&quot;THEN&quot;)" office:value-type="string" office:string-value="THEN" calcext:value-type="string">
            <text:p>THEN</text:p>
          </table:table-cell>
          <table:table-cell table:style-name="ce2" table:formula="of:=[$keywords.A37]" office:value-type="string" office:string-value="THEN" calcext:value-type="string">
            <text:p>THEN</text:p>
          </table:table-cell>
          <table:table-cell/>
          <table:table-cell table:style-name="ce2" table:formula="of:=IFERROR(__xludf.dummyfunction(&quot;UPPER(GOOGLETRANSLATE(if(len(D39) &gt; 0, D39, C39),&quot;&quot;en&quot;&quot;,$A$1))&quot;);&quot;BASI&quot;)" office:value-type="string" office:string-value="BASI" calcext:value-type="string">
            <text:p>BASI</text:p>
          </table:table-cell>
          <table:table-cell table:number-columns-repeated="1019"/>
        </table:table-row>
        <table:table-row table:style-name="ro1">
          <table:table-cell table:style-name="ce21" table:formula="of:=IF(LEN([.F40]) &gt; 0; [.F40]; [.E40])" office:value-type="string" office:string-value="KWA" calcext:value-type="string">
            <text:p>KWA</text:p>
          </table:table-cell>
          <table:table-cell table:style-name="ce8" table:formula="of:=IFERROR(__xludf.dummyfunction(&quot;upper(googletranslate(A40,$A$1,&quot;&quot;en&quot;&quot;))&quot;);&quot;TO&quot;)" office:value-type="string" office:string-value="TO" calcext:value-type="string">
            <text:p>TO</text:p>
          </table:table-cell>
          <table:table-cell table:style-name="ce2" table:formula="of:=[$keywords.A38]" office:value-type="string" office:string-value="TO" calcext:value-type="string">
            <text:p>TO</text:p>
          </table:table-cell>
          <table:table-cell/>
          <table:table-cell table:style-name="ce2" table:formula="of:=IFERROR(__xludf.dummyfunction(&quot;UPPER(GOOGLETRANSLATE(if(len(D40) &gt; 0, D40, C40),&quot;&quot;en&quot;&quot;,$A$1))&quot;);&quot;KWA&quot;)" office:value-type="string" office:string-value="KWA" calcext:value-type="string">
            <text:p>KWA</text:p>
          </table:table-cell>
          <table:table-cell table:number-columns-repeated="1019"/>
        </table:table-row>
        <table:table-row table:style-name="ro1">
          <table:table-cell table:style-name="ce5"/>
          <table:table-cell table:style-name="ce8"/>
          <table:table-cell table:number-columns-repeated="1022"/>
        </table:table-row>
        <table:table-row table:style-name="ro1">
          <table:table-cell table:style-name="ce5" table:formula="of:=IF(LEN([.F42]) &gt; 0; [.F42]; [.E42])" office:value-type="string" office:string-value="NA HAKUNA LUGHA ILIYOPEWA KWENYE MSTARI WA AMRI. KUTOKA." calcext:value-type="string">
            <text:p>NA HAKUNA LUGHA ILIYOPEWA KWENYE MSTARI WA AMRI. KUTOKA.</text:p>
          </table:table-cell>
          <table:table-cell table:style-name="ce8" table:formula="of:=IFERROR(__xludf.dummyfunction(&quot;upper(googletranslate(A42,$A$1,&quot;&quot;en&quot;&quot;))&quot;);&quot;AND NO LANGUAGE IS GIVEN TO THE COMMAND LINE. FROM.&quot;)" office:value-type="string" office:string-value="AND NO LANGUAGE IS GIVEN TO THE COMMAND LINE. FROM." calcext:value-type="string">
            <text:p>AND NO LANGUAGE IS GIVEN TO THE COMMAND LINE. FROM.</text:p>
          </table:table-cell>
          <table:table-cell table:style-name="ce2" table:formula="of:=[$errors.A1]" office:value-type="string" office:string-value="AND NO LANGUAGE GIVEN ON COMMAND LINE.  EXITING." calcext:value-type="string">
            <text:p>AND NO LANGUAGE GIVEN ON COMMAND LINE. <text:s/>EXITING.</text:p>
          </table:table-cell>
          <table:table-cell/>
          <table:table-cell table:style-name="ce2" table:formula="of:=IFERROR(__xludf.dummyfunction(&quot;UPPER(GOOGLETRANSLATE(if(len(D42) &gt; 0, D42, C42),&quot;&quot;en&quot;&quot;,$A$1))&quot;);&quot;NA HAKUNA LUGHA ILIYOPEWA KWENYE MSTARI WA AMRI. KUTOKA.&quot;)" office:value-type="string" office:string-value="NA HAKUNA LUGHA ILIYOPEWA KWENYE MSTARI WA AMRI. KUTOKA." calcext:value-type="string">
            <text:p>NA HAKUNA LUGHA ILIYOPEWA KWENYE MSTARI WA AMRI. KUTOKA.</text:p>
          </table:table-cell>
          <table:table-cell table:number-columns-repeated="1019"/>
        </table:table-row>
        <table:table-row table:style-name="ro1">
          <table:table-cell table:style-name="ce5" table:formula="of:=IF(LEN([.F43]) &gt; 0; [.F43]; [.E43])" office:value-type="string" office:string-value="SAFU TAYARI IMEELEZEWA" calcext:value-type="string">
            <text:p>SAFU TAYARI IMEELEZEWA</text:p>
          </table:table-cell>
          <table:table-cell table:style-name="ce8" table:formula="of:=IFERROR(__xludf.dummyfunction(&quot;upper(googletranslate(A43,$A$1,&quot;&quot;en&quot;&quot;))&quot;);&quot;THE COLUMN HAS ALREADY BEEN DESCRIBED&quot;)" office:value-type="string" office:string-value="THE COLUMN HAS ALREADY BEEN DESCRIBED" calcext:value-type="string">
            <text:p>THE COLUMN HAS ALREADY BEEN DESCRIBED</text:p>
          </table:table-cell>
          <table:table-cell table:style-name="ce2" table:formula="of:=[$errors.A2]" office:value-type="string" office:string-value="ARRAY ALREADY DEFINED" calcext:value-type="string">
            <text:p>ARRAY ALREADY DEFINED</text:p>
          </table:table-cell>
          <table:table-cell/>
          <table:table-cell table:style-name="ce2" table:formula="of:=IFERROR(__xludf.dummyfunction(&quot;UPPER(GOOGLETRANSLATE(if(len(D43) &gt; 0, D43, C43),&quot;&quot;en&quot;&quot;,$A$1))&quot;);&quot;SAFU TAYARI IMEELEZEWA&quot;)" office:value-type="string" office:string-value="SAFU TAYARI IMEELEZEWA" calcext:value-type="string">
            <text:p>SAFU TAYARI IMEELEZEWA</text:p>
          </table:table-cell>
          <table:table-cell table:number-columns-repeated="1019"/>
        </table:table-row>
        <table:table-row table:style-name="ro1">
          <table:table-cell table:style-name="ce5" table:formula="of:=IF(LEN([.F44]) &gt; 0; [.F44]; [.E44])" office:value-type="string" office:string-value="SAFU YA SAFU NJE YA MIPAKA" calcext:value-type="string">
            <text:p>SAFU YA SAFU NJE YA MIPAKA</text:p>
          </table:table-cell>
          <table:table-cell table:style-name="ce8" table:formula="of:=IFERROR(__xludf.dummyfunction(&quot;upper(googletranslate(A44,$A$1,&quot;&quot;en&quot;&quot;))&quot;);&quot;AN ARRAY OF COLUMN OUT OF BOUNDS&quot;)" office:value-type="string" office:string-value="AN ARRAY OF COLUMN OUT OF BOUNDS" calcext:value-type="string">
            <text:p>AN ARRAY OF COLUMN OUT OF BOUNDS</text:p>
          </table:table-cell>
          <table:table-cell table:style-name="ce2" table:formula="of:=[$errors.A3]" office:value-type="string" office:string-value="ARRAY INDEX OUTSIDE OF BOUNDS" calcext:value-type="string">
            <text:p>ARRAY INDEX OUTSIDE OF BOUNDS</text:p>
          </table:table-cell>
          <table:table-cell/>
          <table:table-cell table:style-name="ce2" table:formula="of:=IFERROR(__xludf.dummyfunction(&quot;UPPER(GOOGLETRANSLATE(if(len(D44) &gt; 0, D44, C44),&quot;&quot;en&quot;&quot;,$A$1))&quot;);&quot;SAFU YA SAFU NJE YA MIPAKA&quot;)" office:value-type="string" office:string-value="SAFU YA SAFU NJE YA MIPAKA" calcext:value-type="string">
            <text:p>SAFU YA SAFU NJE YA MIPAKA</text:p>
          </table:table-cell>
          <table:table-cell table:number-columns-repeated="1019"/>
        </table:table-row>
        <table:table-row table:style-name="ro1">
          <table:table-cell table:style-name="ce5" table:formula="of:=IF(LEN([.F45]) &gt; 0; [.F45]; [.E45])" office:value-type="string" office:string-value="HAIWEZI KUFIKIA SARAKA" calcext:value-type="string">
            <text:p>HAIWEZI KUFIKIA SARAKA</text:p>
          </table:table-cell>
          <table:table-cell table:style-name="ce8" table:formula="of:=IFERROR(__xludf.dummyfunction(&quot;upper(googletranslate(A45,$A$1,&quot;&quot;en&quot;&quot;))&quot;);&quot;CANNOT ACCESS THE DIRECTORY&quot;)" office:value-type="string" office:string-value="CANNOT ACCESS THE DIRECTORY" calcext:value-type="string">
            <text:p>CANNOT ACCESS THE DIRECTORY</text:p>
          </table:table-cell>
          <table:table-cell table:style-name="ce2" table:formula="of:=[$errors.A4]" office:value-type="string" office:string-value="CANNOT ACCESS DIRECTORY" calcext:value-type="string">
            <text:p>CANNOT ACCESS DIRECTORY</text:p>
          </table:table-cell>
          <table:table-cell/>
          <table:table-cell table:style-name="ce2" table:formula="of:=IFERROR(__xludf.dummyfunction(&quot;UPPER(GOOGLETRANSLATE(if(len(D45) &gt; 0, D45, C45),&quot;&quot;en&quot;&quot;,$A$1))&quot;);&quot;HAIWEZI KUFIKIA SARAKA&quot;)" office:value-type="string" office:string-value="HAIWEZI KUFIKIA SARAKA" calcext:value-type="string">
            <text:p>HAIWEZI KUFIKIA SARAKA</text:p>
          </table:table-cell>
          <table:table-cell table:number-columns-repeated="1019"/>
        </table:table-row>
        <table:table-row table:style-name="ro1">
          <table:table-cell table:style-name="ce5" table:formula="of:=IF(LEN([.F46]) &gt; 0; [.F46]; [.E46])" office:value-type="string" office:string-value="UINGIZAJI WA DATA UNAFURIKA" calcext:value-type="string">
            <text:p>UINGIZAJI WA DATA UNAFURIKA</text:p>
          </table:table-cell>
          <table:table-cell table:style-name="ce8" table:formula="of:=IFERROR(__xludf.dummyfunction(&quot;upper(googletranslate(A46,$A$1,&quot;&quot;en&quot;&quot;))&quot;);&quot;DATA INPUT OVERFLOWS&quot;)" office:value-type="string" office:string-value="DATA INPUT OVERFLOWS" calcext:value-type="string">
            <text:p>DATA INPUT OVERFLOWS</text:p>
          </table:table-cell>
          <table:table-cell table:style-name="ce2" table:formula="of:=[$errors.A5]" office:value-type="string" office:string-value="DATA INPUT UNDERFLOW" calcext:value-type="string">
            <text:p>DATA INPUT UNDERFLOW</text:p>
          </table:table-cell>
          <table:table-cell/>
          <table:table-cell table:style-name="ce2" table:formula="of:=IFERROR(__xludf.dummyfunction(&quot;UPPER(GOOGLETRANSLATE(if(len(D46) &gt; 0, D46, C46),&quot;&quot;en&quot;&quot;,$A$1))&quot;);&quot;UINGIZAJI WA DATA UNAFURIKA&quot;)" office:value-type="string" office:string-value="UINGIZAJI WA DATA UNAFURIKA" calcext:value-type="string">
            <text:p>UINGIZAJI WA DATA UNAFURIKA</text:p>
          </table:table-cell>
          <table:table-cell table:number-columns-repeated="1019"/>
        </table:table-row>
        <table:table-row table:style-name="ro1">
          <table:table-cell table:style-name="ce5" table:formula="of:=IF(LEN([.F47]) &gt; 0; [.F47]; [.E47])" office:value-type="string" office:string-value="TAKWIMU ZILIZOSOMWA" calcext:value-type="string">
            <text:p>TAKWIMU ZILIZOSOMWA</text:p>
          </table:table-cell>
          <table:table-cell table:style-name="ce8" table:formula="of:=IFERROR(__xludf.dummyfunction(&quot;upper(googletranslate(A47,$A$1,&quot;&quot;en&quot;&quot;))&quot;);&quot;DATA READ&quot;)" office:value-type="string" office:string-value="DATA READ" calcext:value-type="string">
            <text:p>DATA READ</text:p>
          </table:table-cell>
          <table:table-cell table:style-name="ce2" table:formula="of:=[$errors.A6]" office:value-type="string" office:string-value="DATA READ UNDERFLOW" calcext:value-type="string">
            <text:p>DATA READ UNDERFLOW</text:p>
          </table:table-cell>
          <table:table-cell/>
          <table:table-cell table:style-name="ce2" table:formula="of:=IFERROR(__xludf.dummyfunction(&quot;UPPER(GOOGLETRANSLATE(if(len(D47) &gt; 0, D47, C47),&quot;&quot;en&quot;&quot;,$A$1))&quot;);&quot;TAKWIMU ZILIZOSOMWA&quot;)" office:value-type="string" office:string-value="TAKWIMU ZILIZOSOMWA" calcext:value-type="string">
            <text:p>TAKWIMU ZILIZOSOMWA</text:p>
          </table:table-cell>
          <table:table-cell table:number-columns-repeated="1019"/>
        </table:table-row>
        <table:table-row table:style-name="ro1">
          <table:table-cell table:style-name="ce5" table:formula="of:=IF(LEN([.F48]) &gt; 0; [.F48]; [.E48])" office:value-type="string" office:string-value="MZUNGUKO WA UFAFANUZI UMEGUNDULIWA" calcext:value-type="string">
            <text:p>MZUNGUKO WA UFAFANUZI UMEGUNDULIWA</text:p>
          </table:table-cell>
          <table:table-cell table:style-name="ce8" table:formula="of:=IFERROR(__xludf.dummyfunction(&quot;upper(googletranslate(A48,$A$1,&quot;&quot;en&quot;&quot;))&quot;);&quot;THE DEFINITION CYCLE HAS BEEN DETECTED&quot;)" office:value-type="string" office:string-value="THE DEFINITION CYCLE HAS BEEN DETECTED" calcext:value-type="string">
            <text:p>THE DEFINITION CYCLE HAS BEEN DETECTED</text:p>
          </table:table-cell>
          <table:table-cell table:style-name="ce2" table:formula="of:=[$errors.A7]" office:value-type="string" office:string-value="DEFINITION CYCLE DISCOVERED" calcext:value-type="string">
            <text:p>DEFINITION CYCLE DISCOVERED</text:p>
          </table:table-cell>
          <table:table-cell/>
          <table:table-cell table:style-name="ce2" table:formula="of:=IFERROR(__xludf.dummyfunction(&quot;UPPER(GOOGLETRANSLATE(if(len(D48) &gt; 0, D48, C48),&quot;&quot;en&quot;&quot;,$A$1))&quot;);&quot;MZUNGUKO WA UFAFANUZI UMEGUNDULIWA&quot;)" office:value-type="string" office:string-value="MZUNGUKO WA UFAFANUZI UMEGUNDULIWA" calcext:value-type="string">
            <text:p>MZUNGUKO WA UFAFANUZI UMEGUNDULIWA</text:p>
          </table:table-cell>
          <table:table-cell table:number-columns-repeated="1019"/>
        </table:table-row>
        <table:table-row table:style-name="ro1">
          <table:table-cell table:style-name="ce5" table:formula="of:=IF(LEN([.F49]) &gt; 0; [.F49]; [.E49])" office:value-type="string" office:string-value="KOSA" calcext:value-type="string">
            <text:p>KOSA</text:p>
          </table:table-cell>
          <table:table-cell table:style-name="ce8" table:formula="of:=IFERROR(__xludf.dummyfunction(&quot;upper(googletranslate(A49,$A$1,&quot;&quot;en&quot;&quot;))&quot;);&quot;MISTAKE&quot;)" office:value-type="string" office:string-value="MISTAKE" calcext:value-type="string">
            <text:p>MISTAKE</text:p>
          </table:table-cell>
          <table:table-cell table:style-name="ce2" table:formula="of:=[$errors.A8]" office:value-type="string" office:string-value="ERROR" calcext:value-type="string">
            <text:p>ERROR</text:p>
          </table:table-cell>
          <table:table-cell/>
          <table:table-cell table:style-name="ce2" table:formula="of:=IFERROR(__xludf.dummyfunction(&quot;UPPER(GOOGLETRANSLATE(if(len(D49) &gt; 0, D49, C49),&quot;&quot;en&quot;&quot;,$A$1))&quot;);&quot;KOSA&quot;)" office:value-type="string" office:string-value="KOSA" calcext:value-type="string">
            <text:p>KOSA</text:p>
          </table:table-cell>
          <table:table-cell table:number-columns-repeated="1019"/>
        </table:table-row>
        <table:table-row table:style-name="ro1">
          <table:table-cell table:style-name="ce5" table:formula="of:=IF(LEN([.F50]) &gt; 0; [.F50]; [.E50])" office:value-type="string" office:string-value="KUSHINDWA" calcext:value-type="string">
            <text:p>KUSHINDWA</text:p>
          </table:table-cell>
          <table:table-cell table:style-name="ce8" table:formula="of:=IFERROR(__xludf.dummyfunction(&quot;upper(googletranslate(A50,$A$1,&quot;&quot;en&quot;&quot;))&quot;);&quot;FAILURE&quot;)" office:value-type="string" office:string-value="FAILURE" calcext:value-type="string">
            <text:p>FAILURE</text:p>
          </table:table-cell>
          <table:table-cell table:style-name="ce2" table:formula="of:=[$errors.A9]" office:value-type="string" office:string-value="FAILURE" calcext:value-type="string">
            <text:p>FAILURE</text:p>
          </table:table-cell>
          <table:table-cell/>
          <table:table-cell table:style-name="ce2" table:formula="of:=IFERROR(__xludf.dummyfunction(&quot;UPPER(GOOGLETRANSLATE(if(len(D50) &gt; 0, D50, C50),&quot;&quot;en&quot;&quot;,$A$1))&quot;);&quot;KUSHINDWA&quot;)" office:value-type="string" office:string-value="KUSHINDWA" calcext:value-type="string">
            <text:p>KUSHINDWA</text:p>
          </table:table-cell>
          <table:table-cell table:number-columns-repeated="1019"/>
        </table:table-row>
        <table:table-row table:style-name="ro1">
          <table:table-cell table:style-name="ce5" table:formula="of:=IF(LEN([.F51]) &gt; 0; [.F51]; [.E51])" office:value-type="string" office:string-value="KWA KUTOFAUTISHA HUFAFANULIWA" calcext:value-type="string">
            <text:p>KWA KUTOFAUTISHA HUFAFANULIWA</text:p>
          </table:table-cell>
          <table:table-cell table:style-name="ce8" table:formula="of:=IFERROR(__xludf.dummyfunction(&quot;upper(googletranslate(A51,$A$1,&quot;&quot;en&quot;&quot;))&quot;);&quot;BY DISTINGUISHING IT IS DEFINED&quot;)" office:value-type="string" office:string-value="BY DISTINGUISHING IT IS DEFINED" calcext:value-type="string">
            <text:p>BY DISTINGUISHING IT IS DEFINED</text:p>
          </table:table-cell>
          <table:table-cell table:style-name="ce2" table:formula="of:=[$errors.A10]" office:value-type="string" office:string-value="FOR VARIABLE MULTIPLY DEFINED" calcext:value-type="string">
            <text:p>FOR VARIABLE MULTIPLY DEFINED</text:p>
          </table:table-cell>
          <table:table-cell/>
          <table:table-cell table:style-name="ce2" table:formula="of:=IFERROR(__xludf.dummyfunction(&quot;UPPER(GOOGLETRANSLATE(if(len(D51) &gt; 0, D51, C51),&quot;&quot;en&quot;&quot;,$A$1))&quot;);&quot;KWA KUTOFAUTISHA HUFAFANULIWA&quot;)" office:value-type="string" office:string-value="KWA KUTOFAUTISHA HUFAFANULIWA" calcext:value-type="string">
            <text:p>KWA KUTOFAUTISHA HUFAFANULIWA</text:p>
          </table:table-cell>
          <table:table-cell table:number-columns-repeated="1019"/>
        </table:table-row>
        <table:table-row table:style-name="ro1">
          <table:table-cell table:style-name="ce5" table:formula="of:=IF(LEN([.F52]) &gt; 0; [.F52]; [.E52])" office:value-type="string" office:string-value="UFAFANUZI WA KAZI UMEFAFANULIWA" calcext:value-type="string">
            <text:p>UFAFANUZI WA KAZI UMEFAFANULIWA</text:p>
          </table:table-cell>
          <table:table-cell table:style-name="ce8" table:formula="of:=IFERROR(__xludf.dummyfunction(&quot;upper(googletranslate(A52,$A$1,&quot;&quot;en&quot;&quot;))&quot;);&quot;DEFINITION OF WORK IS DEFINED&quot;)" office:value-type="string" office:string-value="DEFINITION OF WORK IS DEFINED" calcext:value-type="string">
            <text:p>DEFINITION OF WORK IS DEFINED</text:p>
          </table:table-cell>
          <table:table-cell table:style-name="ce2" table:formula="of:=[$errors.A11]" office:value-type="string" office:string-value="FUNCTION DEFINITION MULTIPLY DEFINED" calcext:value-type="string">
            <text:p>FUNCTION DEFINITION MULTIPLY DEFINED</text:p>
          </table:table-cell>
          <table:table-cell/>
          <table:table-cell table:style-name="ce2" table:formula="of:=IFERROR(__xludf.dummyfunction(&quot;UPPER(GOOGLETRANSLATE(if(len(D52) &gt; 0, D52, C52),&quot;&quot;en&quot;&quot;,$A$1))&quot;);&quot;UFAFANUZI WA KAZI UMEFAFANULIWA&quot;)" office:value-type="string" office:string-value="UFAFANUZI WA KAZI UMEFAFANULIWA" calcext:value-type="string">
            <text:p>UFAFANUZI WA KAZI UMEFAFANULIWA</text:p>
          </table:table-cell>
          <table:table-cell table:number-columns-repeated="1019"/>
        </table:table-row>
        <table:table-row table:style-name="ro1">
          <table:table-cell table:style-name="ce5" table:formula="of:=IF(LEN([.F53]) &gt; 0; [.F53]; [.E53])" office:value-type="string" office:string-value="UFAFANUZI WA KAZI YA PARAMU" calcext:value-type="string">
            <text:p>UFAFANUZI WA KAZI YA PARAMU</text:p>
          </table:table-cell>
          <table:table-cell table:style-name="ce8" table:formula="of:=IFERROR(__xludf.dummyfunction(&quot;upper(googletranslate(A53,$A$1,&quot;&quot;en&quot;&quot;))&quot;);&quot;DEFINITION OF PARAM'S WORK&quot;)" office:value-type="string" office:string-value="DEFINITION OF PARAM'S WORK" calcext:value-type="string">
            <text:p>DEFINITION OF PARAM'S WORK</text:p>
          </table:table-cell>
          <table:table-cell table:style-name="ce2" table:formula="of:=[$errors.A12]" office:value-type="string" office:string-value="FUNCTION DEFINITION PARAMETER MISMATCH" calcext:value-type="string">
            <text:p>FUNCTION DEFINITION PARAMETER MISMATCH</text:p>
          </table:table-cell>
          <table:table-cell/>
          <table:table-cell table:style-name="ce2" table:formula="of:=IFERROR(__xludf.dummyfunction(&quot;UPPER(GOOGLETRANSLATE(if(len(D53) &gt; 0, D53, C53),&quot;&quot;en&quot;&quot;,$A$1))&quot;);&quot;UFAFANUZI WA KAZI YA PARAMU&quot;)" office:value-type="string" office:string-value="UFAFANUZI WA KAZI YA PARAMU" calcext:value-type="string">
            <text:p>UFAFANUZI WA KAZI YA PARAMU</text:p>
          </table:table-cell>
          <table:table-cell table:number-columns-repeated="1019"/>
        </table:table-row>
        <table:table-row table:style-name="ro1">
          <table:table-cell table:style-name="ce5" table:formula="of:=IF(LEN([.F54]) &gt; 0; [.F54]; [.E54])" office:value-type="string" office:string-value="GOSUB STACK KUFURIKA" calcext:value-type="string">
            <text:p>GOSUB STACK KUFURIKA</text:p>
          </table:table-cell>
          <table:table-cell table:style-name="ce8" table:formula="of:=IFERROR(__xludf.dummyfunction(&quot;upper(googletranslate(A54,$A$1,&quot;&quot;en&quot;&quot;))&quot;);&quot;GOSUB STACK OVERFLOW&quot;)" office:value-type="string" office:string-value="GOSUB STACK OVERFLOW" calcext:value-type="string">
            <text:p>GOSUB STACK OVERFLOW</text:p>
          </table:table-cell>
          <table:table-cell table:style-name="ce2" table:formula="of:=[$errors.A13]" office:value-type="string" office:string-value="GOSUB STACK OVERFLOW" calcext:value-type="string">
            <text:p>GOSUB STACK OVERFLOW</text:p>
          </table:table-cell>
          <table:table-cell/>
          <table:table-cell table:style-name="ce2" table:formula="of:=IFERROR(__xludf.dummyfunction(&quot;UPPER(GOOGLETRANSLATE(if(len(D54) &gt; 0, D54, C54),&quot;&quot;en&quot;&quot;,$A$1))&quot;);&quot;GOSUB STACK KUFURIKA&quot;)" office:value-type="string" office:string-value="GOSUB STACK KUFURIKA" calcext:value-type="string">
            <text:p>GOSUB STACK KUFURIKA</text:p>
          </table:table-cell>
          <table:table-cell table:number-columns-repeated="1019"/>
        </table:table-row>
        <table:table-row table:style-name="ro1">
          <table:table-cell table:style-name="ce5" table:formula="of:=IF(LEN([.F55]) &gt; 0; [.F55]; [.E55])" office:value-type="string" office:string-value="GOSUB STACK UNDERED" calcext:value-type="string">
            <text:p>GOSUB STACK UNDERED</text:p>
          </table:table-cell>
          <table:table-cell table:style-name="ce8" table:formula="of:=IFERROR(__xludf.dummyfunction(&quot;upper(googletranslate(A55,$A$1,&quot;&quot;en&quot;&quot;))&quot;);&quot;GOSUB STACK UNDERED&quot;)" office:value-type="string" office:string-value="GOSUB STACK UNDERED" calcext:value-type="string">
            <text:p>GOSUB STACK UNDERED</text:p>
          </table:table-cell>
          <table:table-cell table:style-name="ce2" table:formula="of:=[$errors.A14]" office:value-type="string" office:string-value="GOSUB STACK UNDERFLOW" calcext:value-type="string">
            <text:p>GOSUB STACK UNDERFLOW</text:p>
          </table:table-cell>
          <table:table-cell/>
          <table:table-cell table:style-name="ce2" table:formula="of:=IFERROR(__xludf.dummyfunction(&quot;UPPER(GOOGLETRANSLATE(if(len(D55) &gt; 0, D55, C55),&quot;&quot;en&quot;&quot;,$A$1))&quot;);&quot;GOSUB STACK UNDERED&quot;)" office:value-type="string" office:string-value="GOSUB STACK UNDERED" calcext:value-type="string">
            <text:p>GOSUB STACK UNDERED</text:p>
          </table:table-cell>
          <table:table-cell table:number-columns-repeated="1019"/>
        </table:table-row>
        <table:table-row table:style-name="ro1">
          <table:table-cell table:style-name="ce5" table:formula="of:=IF(LEN([.F56]) &gt; 0; [.F56]; [.E56])" office:value-type="string" office:string-value="INDEX NJE YA ANUWAI" calcext:value-type="string">
            <text:p>INDEX NJE YA ANUWAI</text:p>
          </table:table-cell>
          <table:table-cell table:style-name="ce8" table:formula="of:=IFERROR(__xludf.dummyfunction(&quot;upper(googletranslate(A56,$A$1,&quot;&quot;en&quot;&quot;))&quot;);&quot;INDEX OUT OF RANGE&quot;)" office:value-type="string" office:string-value="INDEX OUT OF RANGE" calcext:value-type="string">
            <text:p>INDEX OUT OF RANGE</text:p>
          </table:table-cell>
          <table:table-cell table:style-name="ce2" table:formula="of:=[$errors.A15]" office:value-type="string" office:string-value="INDEX OUT OF RANGE" calcext:value-type="string">
            <text:p>INDEX OUT OF RANGE</text:p>
          </table:table-cell>
          <table:table-cell/>
          <table:table-cell table:style-name="ce2" table:formula="of:=IFERROR(__xludf.dummyfunction(&quot;UPPER(GOOGLETRANSLATE(if(len(D56) &gt; 0, D56, C56),&quot;&quot;en&quot;&quot;,$A$1))&quot;);&quot;INDEX NJE YA ANUWAI&quot;)" office:value-type="string" office:string-value="INDEX NJE YA ANUWAI" calcext:value-type="string">
            <text:p>INDEX NJE YA ANUWAI</text:p>
          </table:table-cell>
          <table:table-cell table:number-columns-repeated="1019"/>
        </table:table-row>
        <table:table-row table:style-name="ro1">
          <table:table-cell table:style-name="ce5" table:formula="of:=IF(LEN([.F57]) &gt; 0; [.F57]; [.E57])" office:value-type="string" office:string-value="LEBO TAYARI IMEELEZEWA" calcext:value-type="string">
            <text:p>LEBO TAYARI IMEELEZEWA</text:p>
          </table:table-cell>
          <table:table-cell table:style-name="ce8" table:formula="of:=IFERROR(__xludf.dummyfunction(&quot;upper(googletranslate(A57,$A$1,&quot;&quot;en&quot;&quot;))&quot;);&quot;THE LABEL IS ALREADY SPECIFIED&quot;)" office:value-type="string" office:string-value="THE LABEL IS ALREADY SPECIFIED" calcext:value-type="string">
            <text:p>THE LABEL IS ALREADY SPECIFIED</text:p>
          </table:table-cell>
          <table:table-cell table:style-name="ce2" table:formula="of:=[$errors.A16]" office:value-type="string" office:string-value="LABEL ALREADY DEFINED" calcext:value-type="string">
            <text:p>LABEL ALREADY DEFINED</text:p>
          </table:table-cell>
          <table:table-cell/>
          <table:table-cell table:style-name="ce2" table:formula="of:=IFERROR(__xludf.dummyfunction(&quot;UPPER(GOOGLETRANSLATE(if(len(D57) &gt; 0, D57, C57),&quot;&quot;en&quot;&quot;,$A$1))&quot;);&quot;LEBO TAYARI IMEELEZEWA&quot;)" office:value-type="string" office:string-value="LEBO TAYARI IMEELEZEWA" calcext:value-type="string">
            <text:p>LEBO TAYARI IMEELEZEWA</text:p>
          </table:table-cell>
          <table:table-cell table:number-columns-repeated="1019"/>
        </table:table-row>
        <table:table-row table:style-name="ro1">
          <table:table-cell table:style-name="ce5" table:formula="of:=IF(LEN([.F58]) &gt; 0; [.F58]; [.E58])" office:value-type="string" office:string-value="KUSHOTO / KULIA OPERESHENI MISMATCH" calcext:value-type="string">
            <text:p>KUSHOTO / KULIA OPERESHENI MISMATCH</text:p>
          </table:table-cell>
          <table:table-cell table:style-name="ce8" table:formula="of:=IFERROR(__xludf.dummyfunction(&quot;upper(googletranslate(A58,$A$1,&quot;&quot;en&quot;&quot;))&quot;);&quot;LEFT / RIGHT OPERATION MISMATCH&quot;)" office:value-type="string" office:string-value="LEFT / RIGHT OPERATION MISMATCH" calcext:value-type="string">
            <text:p>LEFT / RIGHT OPERATION MISMATCH</text:p>
          </table:table-cell>
          <table:table-cell table:style-name="ce2" table:formula="of:=[$errors.A17]" office:value-type="string" office:string-value="LEFT / RIGHT OPERATION MISMATCH" calcext:value-type="string">
            <text:p>LEFT / RIGHT OPERATION MISMATCH</text:p>
          </table:table-cell>
          <table:table-cell/>
          <table:table-cell table:style-name="ce2" table:formula="of:=IFERROR(__xludf.dummyfunction(&quot;UPPER(GOOGLETRANSLATE(if(len(D58) &gt; 0, D58, C58),&quot;&quot;en&quot;&quot;,$A$1))&quot;);&quot;KUSHOTO / KULIA OPERESHENI MISMATCH&quot;)" office:value-type="string" office:string-value="KUSHOTO / KULIA OPERESHENI MISMATCH" calcext:value-type="string">
            <text:p>KUSHOTO / KULIA OPERESHENI MISMATCH</text:p>
          </table:table-cell>
          <table:table-cell table:number-columns-repeated="1019"/>
        </table:table-row>
        <table:table-row table:style-name="ro1">
          <table:table-cell table:style-name="ce5" table:formula="of:=IF(LEN([.F59]) &gt; 0; [.F59]; [.E59])" office:value-type="string" office:string-value="KIELELEZO HASI" calcext:value-type="string">
            <text:p>KIELELEZO HASI</text:p>
          </table:table-cell>
          <table:table-cell table:style-name="ce8" table:formula="of:=IFERROR(__xludf.dummyfunction(&quot;upper(googletranslate(A59,$A$1,&quot;&quot;en&quot;&quot;))&quot;);&quot;A NEGATIVE FIGURE&quot;)" office:value-type="string" office:string-value="A NEGATIVE FIGURE" calcext:value-type="string">
            <text:p>A NEGATIVE FIGURE</text:p>
          </table:table-cell>
          <table:table-cell table:style-name="ce2" table:formula="of:=[$errors.A18]" office:value-type="string" office:string-value="NEGATIVE INDEX" calcext:value-type="string">
            <text:p>NEGATIVE INDEX</text:p>
          </table:table-cell>
          <table:table-cell/>
          <table:table-cell table:style-name="ce2" table:formula="of:=IFERROR(__xludf.dummyfunction(&quot;UPPER(GOOGLETRANSLATE(if(len(D59) &gt; 0, D59, C59),&quot;&quot;en&quot;&quot;,$A$1))&quot;);&quot;KIELELEZO HASI&quot;)" office:value-type="string" office:string-value="KIELELEZO HASI" calcext:value-type="string">
            <text:p>KIELELEZO HASI</text:p>
          </table:table-cell>
          <table:table-cell table:number-columns-repeated="1019"/>
        </table:table-row>
        <table:table-row table:style-name="ro1">
          <table:table-cell table:style-name="ce5" table:formula="of:=IF(LEN([.F60]) &gt; 0; [.F60]; [.E60])" office:value-type="string" office:string-value="IFUATAYO KWA KITANZI NA KAMBA YA KUTOFAUTISHA" calcext:value-type="string">
            <text:p>IFUATAYO KWA KITANZI NA KAMBA YA KUTOFAUTISHA</text:p>
          </table:table-cell>
          <table:table-cell table:style-name="ce8" table:formula="of:=IFERROR(__xludf.dummyfunction(&quot;upper(googletranslate(A60,$A$1,&quot;&quot;en&quot;&quot;))&quot;);&quot;NEXT TO THE LOOP AND STRING TO DISTINGUISH&quot;)" office:value-type="string" office:string-value="NEXT TO THE LOOP AND STRING TO DISTINGUISH" calcext:value-type="string">
            <text:p>NEXT TO THE LOOP AND STRING TO DISTINGUISH</text:p>
          </table:table-cell>
          <table:table-cell table:style-name="ce2" table:formula="of:=[$errors.A19]" office:value-type="string" office:string-value="NEXT ON FOR LOOP WITH STRING VARIABLE" calcext:value-type="string">
            <text:p>NEXT ON FOR LOOP WITH STRING VARIABLE</text:p>
          </table:table-cell>
          <table:table-cell/>
          <table:table-cell table:style-name="ce2" table:formula="of:=IFERROR(__xludf.dummyfunction(&quot;UPPER(GOOGLETRANSLATE(if(len(D60) &gt; 0, D60, C60),&quot;&quot;en&quot;&quot;,$A$1))&quot;);&quot;IFUATAYO KWA KITANZI NA KAMBA YA KUTOFAUTISHA&quot;)" office:value-type="string" office:string-value="IFUATAYO KWA KITANZI NA KAMBA YA KUTOFAUTISHA" calcext:value-type="string">
            <text:p>IFUATAYO KWA KITANZI NA KAMBA YA KUTOFAUTISHA</text:p>
          </table:table-cell>
          <table:table-cell table:number-columns-repeated="1019"/>
        </table:table-row>
        <table:table-row table:style-name="ro1">
          <table:table-cell table:style-name="ce5" table:formula="of:=IF(LEN([.F61]) &gt; 0; [.F61]; [.E61])" office:value-type="string" office:string-value="UENDESHAJI WA KAZI" calcext:value-type="string">
            <text:p>UENDESHAJI WA KAZI</text:p>
          </table:table-cell>
          <table:table-cell table:style-name="ce8" table:formula="of:=IFERROR(__xludf.dummyfunction(&quot;upper(googletranslate(A61,$A$1,&quot;&quot;en&quot;&quot;))&quot;);&quot;OPERATION OF WORK&quot;)" office:value-type="string" office:string-value="OPERATION OF WORK" calcext:value-type="string">
            <text:p>OPERATION OF WORK</text:p>
          </table:table-cell>
          <table:table-cell table:style-name="ce2" table:formula="of:=[$errors.A20]" office:value-type="string" office:string-value="OPERAND MISMATCH" calcext:value-type="string">
            <text:p>OPERAND MISMATCH</text:p>
          </table:table-cell>
          <table:table-cell/>
          <table:table-cell table:style-name="ce2" table:formula="of:=IFERROR(__xludf.dummyfunction(&quot;UPPER(GOOGLETRANSLATE(if(len(D61) &gt; 0, D61, C61),&quot;&quot;en&quot;&quot;,$A$1))&quot;);&quot;UENDESHAJI WA KAZI&quot;)" office:value-type="string" office:string-value="UENDESHAJI WA KAZI" calcext:value-type="string">
            <text:p>UENDESHAJI WA KAZI</text:p>
          </table:table-cell>
          <table:table-cell table:number-columns-repeated="1019"/>
        </table:table-row>
        <table:table-row table:style-name="ro1">
          <table:table-cell table:style-name="ce5" table:formula="of:=IF(LEN([.F62]) &gt; 0; [.F62]; [.E62])" office:value-type="string" office:string-value="CHAGUO INAHITAJI LUGHA" calcext:value-type="string">
            <text:p>CHAGUO INAHITAJI LUGHA</text:p>
          </table:table-cell>
          <table:table-cell table:style-name="ce8" table:formula="of:=IFERROR(__xludf.dummyfunction(&quot;upper(googletranslate(A62,$A$1,&quot;&quot;en&quot;&quot;))&quot;);&quot;THE OPTION REQUIRES LANGUAGE&quot;)" office:value-type="string" office:string-value="THE OPTION REQUIRES LANGUAGE" calcext:value-type="string">
            <text:p>THE OPTION REQUIRES LANGUAGE</text:p>
          </table:table-cell>
          <table:table-cell table:style-name="ce2" table:formula="of:=[$errors.A21]" office:value-type="string" office:string-value="OPTION REQUIRES A LANGUAGE" calcext:value-type="string">
            <text:p>OPTION REQUIRES A LANGUAGE</text:p>
          </table:table-cell>
          <table:table-cell/>
          <table:table-cell table:style-name="ce2" table:formula="of:=IFERROR(__xludf.dummyfunction(&quot;UPPER(GOOGLETRANSLATE(if(len(D62) &gt; 0, D62, C62),&quot;&quot;en&quot;&quot;,$A$1))&quot;);&quot;CHAGUO INAHITAJI LUGHA&quot;)" office:value-type="string" office:string-value="CHAGUO INAHITAJI LUGHA" calcext:value-type="string">
            <text:p>CHAGUO INAHITAJI LUGHA</text:p>
          </table:table-cell>
          <table:table-cell table:number-columns-repeated="1019"/>
        </table:table-row>
        <table:table-row table:style-name="ro1">
          <table:table-cell table:style-name="ce5" table:formula="of:=IF(LEN([.F63]) &gt; 0; [.F63]; [.E63])" office:value-type="string" office:string-value="TAFADHALI ANGALIA MIPANGILIO YA LUGHA AU KUTOFAUTISHA KWA MAZINGIRA" calcext:value-type="string">
            <text:p>TAFADHALI ANGALIA MIPANGILIO YA LUGHA AU KUTOFAUTISHA KWA MAZINGIRA</text:p>
          </table:table-cell>
          <table:table-cell table:style-name="ce8" table:formula="of:=IFERROR(__xludf.dummyfunction(&quot;upper(googletranslate(A63,$A$1,&quot;&quot;en&quot;&quot;))&quot;);&quot;PLEASE CHECK THE LANGUAGE SETTINGS OR DISTINGUISH IN THE ENVIRONMENT&quot;)" office:value-type="string" office:string-value="PLEASE CHECK THE LANGUAGE SETTINGS OR DISTINGUISH IN THE ENVIRONMENT" calcext:value-type="string">
            <text:p>PLEASE CHECK THE LANGUAGE SETTINGS OR DISTINGUISH IN THE ENVIRONMENT</text:p>
          </table:table-cell>
          <table:table-cell table:style-name="ce2" table:formula="of:=[$errors.A22]" office:value-type="string" office:string-value="PLEASE CHECK LANGUAGE SETTINGS OR ENVIRONMENT VARIABLE" calcext:value-type="string">
            <text:p>PLEASE CHECK LANGUAGE SETTINGS OR ENVIRONMENT VARIABLE</text:p>
          </table:table-cell>
          <table:table-cell/>
          <table:table-cell table:style-name="ce2" table:formula="of:=IFERROR(__xludf.dummyfunction(&quot;UPPER(GOOGLETRANSLATE(if(len(D63) &gt; 0, D63, C63),&quot;&quot;en&quot;&quot;,$A$1))&quot;);&quot;TAFADHALI ANGALIA MIPANGILIO YA LUGHA AU KUTOFAUTISHA KWA MAZINGIRA&quot;)" office:value-type="string" office:string-value="TAFADHALI ANGALIA MIPANGILIO YA LUGHA AU KUTOFAUTISHA KWA MAZINGIRA" calcext:value-type="string">
            <text:p>TAFADHALI ANGALIA MIPANGILIO YA LUGHA AU KUTOFAUTISHA KWA MAZINGIRA</text:p>
          </table:table-cell>
          <table:table-cell table:number-columns-repeated="1019"/>
        </table:table-row>
        <table:table-row table:style-name="ro1">
          <table:table-cell table:style-name="ce5" table:formula="of:=IF(LEN([.F64]) &gt; 0; [.F64]; [.E64])" office:value-type="string" office:string-value="KOSA LA MANTIKI YA HESABU" calcext:value-type="string">
            <text:p>KOSA LA MANTIKI YA HESABU</text:p>
          </table:table-cell>
          <table:table-cell table:style-name="ce8" table:formula="of:=IFERROR(__xludf.dummyfunction(&quot;upper(googletranslate(A64,$A$1,&quot;&quot;en&quot;&quot;))&quot;);&quot;THE LOGICAL ERROR OF THE CALCULATION&quot;)" office:value-type="string" office:string-value="THE LOGICAL ERROR OF THE CALCULATION" calcext:value-type="string">
            <text:p>THE LOGICAL ERROR OF THE CALCULATION</text:p>
          </table:table-cell>
          <table:table-cell table:style-name="ce2" table:formula="of:=[$errors.A23]" office:value-type="string" office:string-value="STRING MATH LOGIC ERROR" calcext:value-type="string">
            <text:p>STRING MATH LOGIC ERROR</text:p>
          </table:table-cell>
          <table:table-cell/>
          <table:table-cell table:style-name="ce2" table:formula="of:=IFERROR(__xludf.dummyfunction(&quot;UPPER(GOOGLETRANSLATE(if(len(D64) &gt; 0, D64, C64),&quot;&quot;en&quot;&quot;,$A$1))&quot;);&quot;KOSA LA MANTIKI YA HESABU&quot;)" office:value-type="string" office:string-value="KOSA LA MANTIKI YA HESABU" calcext:value-type="string">
            <text:p>KOSA LA MANTIKI YA HESABU</text:p>
          </table:table-cell>
          <table:table-cell table:number-columns-repeated="1019"/>
        </table:table-row>
        <table:table-row table:style-name="ro1">
          <table:table-cell table:style-name="ce5" table:formula="of:=IF(LEN([.F65]) &gt; 0; [.F65]; [.E65])" office:value-type="string" office:string-value="KOSA LA SYNTAX" calcext:value-type="string">
            <text:p>KOSA LA SYNTAX</text:p>
          </table:table-cell>
          <table:table-cell table:style-name="ce8" table:formula="of:=IFERROR(__xludf.dummyfunction(&quot;upper(googletranslate(A65,$A$1,&quot;&quot;en&quot;&quot;))&quot;);&quot;SYNTAX ERROR&quot;)" office:value-type="string" office:string-value="SYNTAX ERROR" calcext:value-type="string">
            <text:p>SYNTAX ERROR</text:p>
          </table:table-cell>
          <table:table-cell table:style-name="ce2" table:formula="of:=[$errors.A24]" office:value-type="string" office:string-value="SYNTAX ERROR" calcext:value-type="string">
            <text:p>SYNTAX ERROR</text:p>
          </table:table-cell>
          <table:table-cell/>
          <table:table-cell table:style-name="ce2" table:formula="of:=IFERROR(__xludf.dummyfunction(&quot;UPPER(GOOGLETRANSLATE(if(len(D65) &gt; 0, D65, C65),&quot;&quot;en&quot;&quot;,$A$1))&quot;);&quot;KOSA LA SYNTAX&quot;)" office:value-type="string" office:string-value="KOSA LA SYNTAX" calcext:value-type="string">
            <text:p>KOSA LA SYNTAX</text:p>
          </table:table-cell>
          <table:table-cell table:number-columns-repeated="1019"/>
        </table:table-row>
        <table:table-row table:style-name="ro1">
          <table:table-cell table:style-name="ce5" table:formula="of:=IF(LEN([.F66]) &gt; 0; [.F66]; [.E66])" office:value-type="string" office:string-value="HAIWEZI KUFUNGUA FAILI" calcext:value-type="string">
            <text:p>HAIWEZI KUFUNGUA FAILI</text:p>
          </table:table-cell>
          <table:table-cell table:style-name="ce8" table:formula="of:=IFERROR(__xludf.dummyfunction(&quot;upper(googletranslate(A66,$A$1,&quot;&quot;en&quot;&quot;))&quot;);&quot;UNABLE TO OPEN A FILE&quot;)" office:value-type="string" office:string-value="UNABLE TO OPEN A FILE" calcext:value-type="string">
            <text:p>UNABLE TO OPEN A FILE</text:p>
          </table:table-cell>
          <table:table-cell table:style-name="ce2" table:formula="of:=[$errors.A25]" office:value-type="string" office:string-value="UNABLE TO OPEN FILE" calcext:value-type="string">
            <text:p>UNABLE TO OPEN FILE</text:p>
          </table:table-cell>
          <table:table-cell/>
          <table:table-cell table:style-name="ce2" table:formula="of:=IFERROR(__xludf.dummyfunction(&quot;UPPER(GOOGLETRANSLATE(if(len(D66) &gt; 0, D66, C66),&quot;&quot;en&quot;&quot;,$A$1))&quot;);&quot;HAIWEZI KUFUNGUA FAILI&quot;)" office:value-type="string" office:string-value="HAIWEZI KUFUNGUA FAILI" calcext:value-type="string">
            <text:p>HAIWEZI KUFUNGUA FAILI</text:p>
          </table:table-cell>
          <table:table-cell table:number-columns-repeated="1019"/>
        </table:table-row>
        <table:table-row table:style-name="ro1">
          <table:table-cell table:style-name="ce5" table:formula="of:=IF(LEN([.F67]) &gt; 0; [.F67]; [.E67])" office:value-type="string" office:string-value="HAIWEZI KUFUNGUA KUFUNGUA FAILI YA KUSOMA" calcext:value-type="string">
            <text:p>HAIWEZI KUFUNGUA KUFUNGUA FAILI YA KUSOMA</text:p>
          </table:table-cell>
          <table:table-cell table:style-name="ce8" table:formula="of:=IFERROR(__xludf.dummyfunction(&quot;upper(googletranslate(A67,$A$1,&quot;&quot;en&quot;&quot;))&quot;);&quot;CAN'T OPEN TO OPEN A READ FILE&quot;)" office:value-type="string" office:string-value="CAN'T OPEN TO OPEN A READ FILE" calcext:value-type="string">
            <text:p>CAN'T OPEN TO OPEN A READ FILE</text:p>
          </table:table-cell>
          <table:table-cell table:style-name="ce2" table:formula="of:=[$errors.A26]" office:value-type="string" office:string-value="UNABLE TO OPEN TO OPEN FILE FOR READING" calcext:value-type="string">
            <text:p>UNABLE TO OPEN TO OPEN FILE FOR READING</text:p>
          </table:table-cell>
          <table:table-cell/>
          <table:table-cell table:style-name="ce2" table:formula="of:=IFERROR(__xludf.dummyfunction(&quot;UPPER(GOOGLETRANSLATE(if(len(D67) &gt; 0, D67, C67),&quot;&quot;en&quot;&quot;,$A$1))&quot;);&quot;HAIWEZI KUFUNGUA KUFUNGUA FAILI YA KUSOMA&quot;)" office:value-type="string" office:string-value="HAIWEZI KUFUNGUA KUFUNGUA FAILI YA KUSOMA" calcext:value-type="string">
            <text:p>HAIWEZI KUFUNGUA KUFUNGUA FAILI YA KUSOMA</text:p>
          </table:table-cell>
          <table:table-cell table:number-columns-repeated="1019"/>
        </table:table-row>
        <table:table-row table:style-name="ro1">
          <table:table-cell table:style-name="ce5" table:formula="of:=IF(LEN([.F68]) &gt; 0; [.F68]; [.E68])" office:value-type="string" office:string-value="LEBO ISIYOELEZEWA" calcext:value-type="string">
            <text:p>LEBO ISIYOELEZEWA</text:p>
          </table:table-cell>
          <table:table-cell table:style-name="ce8" table:formula="of:=IFERROR(__xludf.dummyfunction(&quot;upper(googletranslate(A68,$A$1,&quot;&quot;en&quot;&quot;))&quot;);&quot;AN UNDETECTED LABEL&quot;)" office:value-type="string" office:string-value="AN UNDETECTED LABEL" calcext:value-type="string">
            <text:p>AN UNDETECTED LABEL</text:p>
          </table:table-cell>
          <table:table-cell table:style-name="ce2" table:formula="of:=[$errors.A27]" office:value-type="string" office:string-value="UNDEFINED LABEL" calcext:value-type="string">
            <text:p>UNDEFINED LABEL</text:p>
          </table:table-cell>
          <table:table-cell/>
          <table:table-cell table:style-name="ce2" table:formula="of:=IFERROR(__xludf.dummyfunction(&quot;UPPER(GOOGLETRANSLATE(if(len(D68) &gt; 0, D68, C68),&quot;&quot;en&quot;&quot;,$A$1))&quot;);&quot;LEBO ISIYOELEZEWA&quot;)" office:value-type="string" office:string-value="LEBO ISIYOELEZEWA" calcext:value-type="string">
            <text:p>LEBO ISIYOELEZEWA</text:p>
          </table:table-cell>
          <table:table-cell table:number-columns-repeated="1019"/>
        </table:table-row>
        <table:table-row table:style-name="ro1">
          <table:table-cell table:style-name="ce5" table:formula="of:=IF(LEN([.F69]) &gt; 0; [.F69]; [.E69])" office:value-type="string" office:string-value="OPERESHENI ISIYOSABABISHWA" calcext:value-type="string">
            <text:p>OPERESHENI ISIYOSABABISHWA</text:p>
          </table:table-cell>
          <table:table-cell table:style-name="ce8" table:formula="of:=IFERROR(__xludf.dummyfunction(&quot;upper(googletranslate(A69,$A$1,&quot;&quot;en&quot;&quot;))&quot;);&quot;INCORRECT OPERATION&quot;)" office:value-type="string" office:string-value="INCORRECT OPERATION" calcext:value-type="string">
            <text:p>INCORRECT OPERATION</text:p>
          </table:table-cell>
          <table:table-cell table:style-name="ce2" table:formula="of:=[$errors.A28]" office:value-type="string" office:string-value="UNHANDLED OPERATION" calcext:value-type="string">
            <text:p>UNHANDLED OPERATION</text:p>
          </table:table-cell>
          <table:table-cell/>
          <table:table-cell table:style-name="ce2" table:formula="of:=IFERROR(__xludf.dummyfunction(&quot;UPPER(GOOGLETRANSLATE(if(len(D69) &gt; 0, D69, C69),&quot;&quot;en&quot;&quot;,$A$1))&quot;);&quot;OPERESHENI ISIYOSABABISHWA&quot;)" office:value-type="string" office:string-value="OPERESHENI ISIYOSABABISHWA" calcext:value-type="string">
            <text:p>OPERESHENI ISIYOSABABISHWA</text:p>
          </table:table-cell>
          <table:table-cell table:number-columns-repeated="1019"/>
        </table:table-row>
        <table:table-row table:style-name="ro1">
          <table:table-cell table:style-name="ce5" table:formula="of:=IF(LEN([.F70]) &gt; 0; [.F70]; [.E70])" office:value-type="string" office:string-value="NAMBARI YA OPERESHENI ISIYOZUILIWA" calcext:value-type="string">
            <text:p>NAMBARI YA OPERESHENI ISIYOZUILIWA</text:p>
          </table:table-cell>
          <table:table-cell table:style-name="ce8" table:formula="of:=IFERROR(__xludf.dummyfunction(&quot;upper(googletranslate(A70,$A$1,&quot;&quot;en&quot;&quot;))&quot;);&quot;NON -RESTRICTED OPERATION NUMBER&quot;)" office:value-type="string" office:string-value="NON -RESTRICTED OPERATION NUMBER" calcext:value-type="string">
            <text:p>NON -RESTRICTED OPERATION NUMBER</text:p>
          </table:table-cell>
          <table:table-cell table:style-name="ce2" table:formula="of:=[$errors.A29]" office:value-type="string" office:string-value="UNHANDLED OPERATION CODE" calcext:value-type="string">
            <text:p>UNHANDLED OPERATION CODE</text:p>
          </table:table-cell>
          <table:table-cell/>
          <table:table-cell table:style-name="ce2" table:formula="of:=IFERROR(__xludf.dummyfunction(&quot;UPPER(GOOGLETRANSLATE(if(len(D70) &gt; 0, D70, C70),&quot;&quot;en&quot;&quot;,$A$1))&quot;);&quot;NAMBARI YA OPERESHENI ISIYOZUILIWA&quot;)" office:value-type="string" office:string-value="NAMBARI YA OPERESHENI ISIYOZUILIWA" calcext:value-type="string">
            <text:p>NAMBARI YA OPERESHENI ISIYOZUILIWA</text:p>
          </table:table-cell>
          <table:table-cell table:number-columns-repeated="1019"/>
        </table:table-row>
        <table:table-row table:style-name="ro1">
          <table:table-cell table:style-name="ce5" table:formula="of:=IF(LEN([.F71]) &gt; 0; [.F71]; [.E71])" office:value-type="string" office:string-value="HAIJULIKANI IKIWA LEBO" calcext:value-type="string">
            <text:p>HAIJULIKANI IKIWA LEBO</text:p>
          </table:table-cell>
          <table:table-cell table:style-name="ce8" table:formula="of:=IFERROR(__xludf.dummyfunction(&quot;upper(googletranslate(A71,$A$1,&quot;&quot;en&quot;&quot;))&quot;);&quot;IT IS NOT KNOWN IF THE LABEL&quot;)" office:value-type="string" office:string-value="IT IS NOT KNOWN IF THE LABEL" calcext:value-type="string">
            <text:p>IT IS NOT KNOWN IF THE LABEL</text:p>
          </table:table-cell>
          <table:table-cell table:style-name="ce2" table:formula="of:=[$errors.A30]" office:value-type="string" office:string-value="UNKNOWN IF LABEL" calcext:value-type="string">
            <text:p>UNKNOWN IF LABEL</text:p>
          </table:table-cell>
          <table:table-cell/>
          <table:table-cell table:style-name="ce2" table:formula="of:=IFERROR(__xludf.dummyfunction(&quot;UPPER(GOOGLETRANSLATE(if(len(D71) &gt; 0, D71, C71),&quot;&quot;en&quot;&quot;,$A$1))&quot;);&quot;HAIJULIKANI IKIWA LEBO&quot;)" office:value-type="string" office:string-value="HAIJULIKANI IKIWA LEBO" calcext:value-type="string">
            <text:p>HAIJULIKANI IKIWA LEBO</text:p>
          </table:table-cell>
          <table:table-cell table:number-columns-repeated="1019"/>
        </table:table-row>
        <table:table-row table:style-name="ro1">
          <table:table-cell table:style-name="ce5" table:formula="of:=IF(LEN([.F72]) &gt; 0; [.F72]; [.E72])" office:value-type="string" office:string-value="OPERESHENI YA HESABU MARA MBILI ISIYOJULIKANA" calcext:value-type="string">
            <text:p>OPERESHENI YA HESABU MARA MBILI ISIYOJULIKANA</text:p>
          </table:table-cell>
          <table:table-cell table:style-name="ce8" table:formula="of:=IFERROR(__xludf.dummyfunction(&quot;upper(googletranslate(A72,$A$1,&quot;&quot;en&quot;&quot;))&quot;);&quot;THE CALCULATION OPERATION TWICE THE UNKNOWN&quot;)" office:value-type="string" office:string-value="THE CALCULATION OPERATION TWICE THE UNKNOWN" calcext:value-type="string">
            <text:p>THE CALCULATION OPERATION TWICE THE UNKNOWN</text:p>
          </table:table-cell>
          <table:table-cell table:style-name="ce2" table:formula="of:=[$errors.A31]" office:value-type="string" office:string-value="UNRECOGNIZED DOUBLE MATH OPERATION" calcext:value-type="string">
            <text:p>UNRECOGNIZED DOUBLE MATH OPERATION</text:p>
          </table:table-cell>
          <table:table-cell/>
          <table:table-cell table:style-name="ce2" table:formula="of:=IFERROR(__xludf.dummyfunction(&quot;UPPER(GOOGLETRANSLATE(if(len(D72) &gt; 0, D72, C72),&quot;&quot;en&quot;&quot;,$A$1))&quot;);&quot;OPERESHENI YA HESABU MARA MBILI ISIYOJULIKANA&quot;)" office:value-type="string" office:string-value="OPERESHENI YA HESABU MARA MBILI ISIYOJULIKANA" calcext:value-type="string">
            <text:p>OPERESHENI YA HESABU MARA MBILI ISIYOJULIKANA</text:p>
          </table:table-cell>
          <table:table-cell table:number-columns-repeated="1019"/>
        </table:table-row>
        <table:table-row table:style-name="ro1">
          <table:table-cell table:style-name="ce5" table:formula="of:=IF(LEN([.F73]) &gt; 0; [.F73]; [.E73])" office:value-type="string" office:string-value="UFAFANUZI WA KAZI ISIYOJULIKANA" calcext:value-type="string">
            <text:p>UFAFANUZI WA KAZI ISIYOJULIKANA</text:p>
          </table:table-cell>
          <table:table-cell table:style-name="ce8" table:formula="of:=IFERROR(__xludf.dummyfunction(&quot;upper(googletranslate(A73,$A$1,&quot;&quot;en&quot;&quot;))&quot;);&quot;DEFINITION OF AN UNKNOWN JOB&quot;)" office:value-type="string" office:string-value="DEFINITION OF AN UNKNOWN JOB" calcext:value-type="string">
            <text:p>DEFINITION OF AN UNKNOWN JOB</text:p>
          </table:table-cell>
          <table:table-cell table:style-name="ce2" table:formula="of:=[$errors.A32]" office:value-type="string" office:string-value="UNRECOGNIZED FUNCTION DEFINITION" calcext:value-type="string">
            <text:p>UNRECOGNIZED FUNCTION DEFINITION</text:p>
          </table:table-cell>
          <table:table-cell/>
          <table:table-cell table:style-name="ce2" table:formula="of:=IFERROR(__xludf.dummyfunction(&quot;UPPER(GOOGLETRANSLATE(if(len(D73) &gt; 0, D73, C73),&quot;&quot;en&quot;&quot;,$A$1))&quot;);&quot;UFAFANUZI WA KAZI ISIYOJULIKANA&quot;)" office:value-type="string" office:string-value="UFAFANUZI WA KAZI ISIYOJULIKANA" calcext:value-type="string">
            <text:p>UFAFANUZI WA KAZI ISIYOJULIKANA</text:p>
          </table:table-cell>
          <table:table-cell table:number-columns-repeated="1019"/>
        </table:table-row>
        <table:table-row table:style-name="ro1">
          <table:table-cell table:style-name="ce5" table:formula="of:=IF(LEN([.F74]) &gt; 0; [.F74]; [.E74])" office:value-type="string" office:string-value="LEBO ISIYOJULIKANA YA GOSUB" calcext:value-type="string">
            <text:p>LEBO ISIYOJULIKANA YA GOSUB</text:p>
          </table:table-cell>
          <table:table-cell table:style-name="ce8" table:formula="of:=IFERROR(__xludf.dummyfunction(&quot;upper(googletranslate(A74,$A$1,&quot;&quot;en&quot;&quot;))&quot;);&quot;ANONYMOUS GOSUB LABEL&quot;)" office:value-type="string" office:string-value="ANONYMOUS GOSUB LABEL" calcext:value-type="string">
            <text:p>ANONYMOUS GOSUB LABEL</text:p>
          </table:table-cell>
          <table:table-cell table:style-name="ce2" table:formula="of:=[$errors.A33]" office:value-type="string" office:string-value="UNRECOGNIZED GOSUB LABEL" calcext:value-type="string">
            <text:p>UNRECOGNIZED GOSUB LABEL</text:p>
          </table:table-cell>
          <table:table-cell/>
          <table:table-cell table:style-name="ce2" table:formula="of:=IFERROR(__xludf.dummyfunction(&quot;UPPER(GOOGLETRANSLATE(if(len(D74) &gt; 0, D74, C74),&quot;&quot;en&quot;&quot;,$A$1))&quot;);&quot;LEBO ISIYOJULIKANA YA GOSUB&quot;)" office:value-type="string" office:string-value="LEBO ISIYOJULIKANA YA GOSUB" calcext:value-type="string">
            <text:p>LEBO ISIYOJULIKANA YA GOSUB</text:p>
          </table:table-cell>
          <table:table-cell table:number-columns-repeated="1019"/>
        </table:table-row>
        <table:table-row table:style-name="ro1">
          <table:table-cell table:style-name="ce5" table:formula="of:=IF(LEN([.F75]) &gt; 0; [.F75]; [.E75])" office:value-type="string" office:string-value="LEBO ISIYOJULIKANA YA GOTO" calcext:value-type="string">
            <text:p>LEBO ISIYOJULIKANA YA GOTO</text:p>
          </table:table-cell>
          <table:table-cell table:style-name="ce8" table:formula="of:=IFERROR(__xludf.dummyfunction(&quot;upper(googletranslate(A75,$A$1,&quot;&quot;en&quot;&quot;))&quot;);&quot;ANONYMOUS GOTO LABEL&quot;)" office:value-type="string" office:string-value="ANONYMOUS GOTO LABEL" calcext:value-type="string">
            <text:p>ANONYMOUS GOTO LABEL</text:p>
          </table:table-cell>
          <table:table-cell table:style-name="ce2" table:formula="of:=[$errors.A34]" office:value-type="string" office:string-value="UNRECOGNIZED GOTO LABEL" calcext:value-type="string">
            <text:p>UNRECOGNIZED GOTO LABEL</text:p>
          </table:table-cell>
          <table:table-cell/>
          <table:table-cell table:style-name="ce2" table:formula="of:=IFERROR(__xludf.dummyfunction(&quot;UPPER(GOOGLETRANSLATE(if(len(D75) &gt; 0, D75, C75),&quot;&quot;en&quot;&quot;,$A$1))&quot;);&quot;LEBO ISIYOJULIKANA YA GOTO&quot;)" office:value-type="string" office:string-value="LEBO ISIYOJULIKANA YA GOTO" calcext:value-type="string">
            <text:p>LEBO ISIYOJULIKANA YA GOTO</text:p>
          </table:table-cell>
          <table:table-cell table:number-columns-repeated="1019"/>
        </table:table-row>
        <table:table-row table:style-name="ro1">
          <table:table-cell table:style-name="ce5" table:formula="of:=IF(LEN([.F76]) &gt; 0; [.F76]; [.E76])" office:value-type="string" office:string-value="PEMBEJEO ISIYOJULIKANA" calcext:value-type="string">
            <text:p>PEMBEJEO ISIYOJULIKANA</text:p>
          </table:table-cell>
          <table:table-cell table:style-name="ce8" table:formula="of:=IFERROR(__xludf.dummyfunction(&quot;upper(googletranslate(A76,$A$1,&quot;&quot;en&quot;&quot;))&quot;);&quot;ANONYMOUS INPUT&quot;)" office:value-type="string" office:string-value="ANONYMOUS INPUT" calcext:value-type="string">
            <text:p>ANONYMOUS INPUT</text:p>
          </table:table-cell>
          <table:table-cell table:style-name="ce2" table:formula="of:=[$errors.A35]" office:value-type="string" office:string-value="UNRECOGNIZED INPUT" calcext:value-type="string">
            <text:p>UNRECOGNIZED INPUT</text:p>
          </table:table-cell>
          <table:table-cell/>
          <table:table-cell table:style-name="ce2" table:formula="of:=IFERROR(__xludf.dummyfunction(&quot;UPPER(GOOGLETRANSLATE(if(len(D76) &gt; 0, D76, C76),&quot;&quot;en&quot;&quot;,$A$1))&quot;);&quot;PEMBEJEO ISIYOJULIKANA&quot;)" office:value-type="string" office:string-value="PEMBEJEO ISIYOJULIKANA" calcext:value-type="string">
            <text:p>PEMBEJEO ISIYOJULIKANA</text:p>
          </table:table-cell>
          <table:table-cell table:number-columns-repeated="1019"/>
        </table:table-row>
        <table:table-row table:style-name="ro1">
          <table:table-cell table:style-name="ce5" table:formula="of:=IF(LEN([.F77]) &gt; 0; [.F77]; [.E77])" office:value-type="string" office:string-value="OPERESHENI YA HESABU ISIYOJULIKANA" calcext:value-type="string">
            <text:p>OPERESHENI YA HESABU ISIYOJULIKANA</text:p>
          </table:table-cell>
          <table:table-cell table:style-name="ce8" table:formula="of:=IFERROR(__xludf.dummyfunction(&quot;upper(googletranslate(A77,$A$1,&quot;&quot;en&quot;&quot;))&quot;);&quot;AN UNKNOWN INVENTORY OPERATION&quot;)" office:value-type="string" office:string-value="AN UNKNOWN INVENTORY OPERATION" calcext:value-type="string">
            <text:p>AN UNKNOWN INVENTORY OPERATION</text:p>
          </table:table-cell>
          <table:table-cell table:style-name="ce2" table:formula="of:=[$errors.A36]" office:value-type="string" office:string-value="UNRECOGNIZED INTEGER MATH OPERATION" calcext:value-type="string">
            <text:p>UNRECOGNIZED INTEGER MATH OPERATION</text:p>
          </table:table-cell>
          <table:table-cell/>
          <table:table-cell table:style-name="ce2" table:formula="of:=IFERROR(__xludf.dummyfunction(&quot;UPPER(GOOGLETRANSLATE(if(len(D77) &gt; 0, D77, C77),&quot;&quot;en&quot;&quot;,$A$1))&quot;);&quot;OPERESHENI YA HESABU ISIYOJULIKANA&quot;)" office:value-type="string" office:string-value="OPERESHENI YA HESABU ISIYOJULIKANA" calcext:value-type="string">
            <text:p>OPERESHENI YA HESABU ISIYOJULIKANA</text:p>
          </table:table-cell>
          <table:table-cell table:number-columns-repeated="1019"/>
        </table:table-row>
        <table:table-row table:style-name="ro1">
          <table:table-cell table:style-name="ce5" table:formula="of:=IF(LEN([.F78]) &gt; 0; [.F78]; [.E78])" office:value-type="string" office:string-value="AINA YA HESABU ISIYOJULIKANA" calcext:value-type="string">
            <text:p>AINA YA HESABU ISIYOJULIKANA</text:p>
          </table:table-cell>
          <table:table-cell table:style-name="ce8" table:formula="of:=IFERROR(__xludf.dummyfunction(&quot;upper(googletranslate(A78,$A$1,&quot;&quot;en&quot;&quot;))&quot;);&quot;TYPE OF ANONYMOUS INVENTORY&quot;)" office:value-type="string" office:string-value="TYPE OF ANONYMOUS INVENTORY" calcext:value-type="string">
            <text:p>TYPE OF ANONYMOUS INVENTORY</text:p>
          </table:table-cell>
          <table:table-cell table:style-name="ce2" table:formula="of:=[$errors.A37]" office:value-type="string" office:string-value="UNRECOGNIZED MATH TYPE" calcext:value-type="string">
            <text:p>UNRECOGNIZED MATH TYPE</text:p>
          </table:table-cell>
          <table:table-cell/>
          <table:table-cell table:style-name="ce2" table:formula="of:=IFERROR(__xludf.dummyfunction(&quot;UPPER(GOOGLETRANSLATE(if(len(D78) &gt; 0, D78, C78),&quot;&quot;en&quot;&quot;,$A$1))&quot;);&quot;AINA YA HESABU ISIYOJULIKANA&quot;)" office:value-type="string" office:string-value="AINA YA HESABU ISIYOJULIKANA" calcext:value-type="string">
            <text:p>AINA YA HESABU ISIYOJULIKANA</text:p>
          </table:table-cell>
          <table:table-cell table:number-columns-repeated="1019"/>
        </table:table-row>
        <table:table-row table:style-name="ro1">
          <table:table-cell table:style-name="ce5" table:formula="of:=IF(LEN([.F79]) &gt; 0; [.F79]; [.E79])" office:value-type="string" office:string-value="KUTOFAULU KUTOFAUTISHA INAYOFUATA" calcext:value-type="string">
            <text:p>KUTOFAULU KUTOFAUTISHA INAYOFUATA</text:p>
          </table:table-cell>
          <table:table-cell table:style-name="ce8" table:formula="of:=IFERROR(__xludf.dummyfunction(&quot;upper(googletranslate(A79,$A$1,&quot;&quot;en&quot;&quot;))&quot;);&quot;INABILITY TO DISTINGUISH THE FOLLOWING&quot;)" office:value-type="string" office:string-value="INABILITY TO DISTINGUISH THE FOLLOWING" calcext:value-type="string">
            <text:p>INABILITY TO DISTINGUISH THE FOLLOWING</text:p>
          </table:table-cell>
          <table:table-cell table:style-name="ce2" table:formula="of:=[$errors.A38]" office:value-type="string" office:string-value="UNRECOGNIZED NEXT VARIABLE" calcext:value-type="string">
            <text:p>UNRECOGNIZED NEXT VARIABLE</text:p>
          </table:table-cell>
          <table:table-cell/>
          <table:table-cell table:style-name="ce2" table:formula="of:=IFERROR(__xludf.dummyfunction(&quot;UPPER(GOOGLETRANSLATE(if(len(D79) &gt; 0, D79, C79),&quot;&quot;en&quot;&quot;,$A$1))&quot;);&quot;KUTOFAULU KUTOFAUTISHA INAYOFUATA&quot;)" office:value-type="string" office:string-value="KUTOFAULU KUTOFAUTISHA INAYOFUATA" calcext:value-type="string">
            <text:p>KUTOFAULU KUTOFAUTISHA INAYOFUATA</text:p>
          </table:table-cell>
          <table:table-cell table:number-columns-repeated="1019"/>
        </table:table-row>
        <table:table-row table:style-name="ro1">
          <table:table-cell table:style-name="ce5" table:formula="of:=IF(LEN([.F80]) &gt; 0; [.F80]; [.E80])" office:value-type="string" office:string-value="OP ISIYOJULIKANA KWA KUCHAPISHWA" calcext:value-type="string">
            <text:p>OP ISIYOJULIKANA KWA KUCHAPISHWA</text:p>
          </table:table-cell>
          <table:table-cell table:style-name="ce8" table:formula="of:=IFERROR(__xludf.dummyfunction(&quot;upper(googletranslate(A80,$A$1,&quot;&quot;en&quot;&quot;))&quot;);&quot;OP UNKNOWN FOR PRINTING&quot;)" office:value-type="string" office:string-value="OP UNKNOWN FOR PRINTING" calcext:value-type="string">
            <text:p>OP UNKNOWN FOR PRINTING</text:p>
          </table:table-cell>
          <table:table-cell table:style-name="ce2" table:formula="of:=[$errors.A39]" office:value-type="string" office:string-value="UNRECOGNIZED OP IN PRINT" calcext:value-type="string">
            <text:p>UNRECOGNIZED OP IN PRINT</text:p>
          </table:table-cell>
          <table:table-cell/>
          <table:table-cell table:style-name="ce2" table:formula="of:=IFERROR(__xludf.dummyfunction(&quot;UPPER(GOOGLETRANSLATE(if(len(D80) &gt; 0, D80, C80),&quot;&quot;en&quot;&quot;,$A$1))&quot;);&quot;OP ISIYOJULIKANA KWA KUCHAPISHWA&quot;)" office:value-type="string" office:string-value="OP ISIYOJULIKANA KWA KUCHAPISHWA" calcext:value-type="string">
            <text:p>OP ISIYOJULIKANA KWA KUCHAPISHWA</text:p>
          </table:table-cell>
          <table:table-cell table:number-columns-repeated="1019"/>
        </table:table-row>
        <table:table-row table:style-name="ro1">
          <table:table-cell table:style-name="ce5" table:formula="of:=IF(LEN([.F81]) &gt; 0; [.F81]; [.E81])" office:value-type="string" office:string-value="OPERESHENI YA HESABU ISIYOJULIKANA" calcext:value-type="string">
            <text:p>OPERESHENI YA HESABU ISIYOJULIKANA</text:p>
          </table:table-cell>
          <table:table-cell table:style-name="ce8" table:formula="of:=IFERROR(__xludf.dummyfunction(&quot;upper(googletranslate(A81,$A$1,&quot;&quot;en&quot;&quot;))&quot;);&quot;AN UNKNOWN INVENTORY OPERATION&quot;)" office:value-type="string" office:string-value="AN UNKNOWN INVENTORY OPERATION" calcext:value-type="string">
            <text:p>AN UNKNOWN INVENTORY OPERATION</text:p>
          </table:table-cell>
          <table:table-cell table:style-name="ce2" table:formula="of:=[$errors.A40]" office:value-type="string" office:string-value="UNRECOGNIZED RATIONAL MATH OPERATION" calcext:value-type="string">
            <text:p>UNRECOGNIZED RATIONAL MATH OPERATION</text:p>
          </table:table-cell>
          <table:table-cell/>
          <table:table-cell table:style-name="ce2" table:formula="of:=IFERROR(__xludf.dummyfunction(&quot;UPPER(GOOGLETRANSLATE(if(len(D81) &gt; 0, D81, C81),&quot;&quot;en&quot;&quot;,$A$1))&quot;);&quot;OPERESHENI YA HESABU ISIYOJULIKANA&quot;)" office:value-type="string" office:string-value="OPERESHENI YA HESABU ISIYOJULIKANA" calcext:value-type="string">
            <text:p>OPERESHENI YA HESABU ISIYOJULIKANA</text:p>
          </table:table-cell>
          <table:table-cell table:number-columns-repeated="1019"/>
        </table:table-row>
        <table:table-row table:style-name="ro1">
          <table:table-cell table:style-name="ce5" table:formula="of:=IF(LEN([.F82]) &gt; 0; [.F82]; [.E82])" office:value-type="string" office:string-value="AINA YA KUTOFAUTISHA ISIYOJULIKANA" calcext:value-type="string">
            <text:p>AINA YA KUTOFAUTISHA ISIYOJULIKANA</text:p>
          </table:table-cell>
          <table:table-cell table:style-name="ce8" table:formula="of:=IFERROR(__xludf.dummyfunction(&quot;upper(googletranslate(A82,$A$1,&quot;&quot;en&quot;&quot;))&quot;);&quot;A VARIETY OF DISTINGUISHED ANONYMOUS&quot;)" office:value-type="string" office:string-value="A VARIETY OF DISTINGUISHED ANONYMOUS" calcext:value-type="string">
            <text:p>A VARIETY OF DISTINGUISHED ANONYMOUS</text:p>
          </table:table-cell>
          <table:table-cell table:style-name="ce2" table:formula="of:=[$errors.A41]" office:value-type="string" office:string-value="UNRECOGNIZED VARIABLE TYPE" calcext:value-type="string">
            <text:p>UNRECOGNIZED VARIABLE TYPE</text:p>
          </table:table-cell>
          <table:table-cell/>
          <table:table-cell table:style-name="ce2" table:formula="of:=IFERROR(__xludf.dummyfunction(&quot;UPPER(GOOGLETRANSLATE(if(len(D82) &gt; 0, D82, C82),&quot;&quot;en&quot;&quot;,$A$1))&quot;);&quot;AINA YA KUTOFAUTISHA ISIYOJULIKANA&quot;)" office:value-type="string" office:string-value="AINA YA KUTOFAUTISHA ISIYOJULIKANA" calcext:value-type="string">
            <text:p>AINA YA KUTOFAUTISHA ISIYOJULIKANA</text:p>
          </table:table-cell>
          <table:table-cell table:number-columns-repeated="1019"/>
        </table:table-row>
        <table:table-row table:style-name="ro1">
          <table:table-cell table:style-name="ce5" table:formula="of:=IF(LEN([.F83]) &gt; 0; [.F83]; [.E83])" office:value-type="string" office:string-value="MAZINGIRA YA KUTOFAUTISHA" calcext:value-type="string">
            <text:p>MAZINGIRA YA KUTOFAUTISHA</text:p>
          </table:table-cell>
          <table:table-cell table:style-name="ce8" table:formula="of:=IFERROR(__xludf.dummyfunction(&quot;upper(googletranslate(A83,$A$1,&quot;&quot;en&quot;&quot;))&quot;);&quot;CONFIGURATION ENVIRONMENT&quot;)" office:value-type="string" office:string-value="CONFIGURATION ENVIRONMENT" calcext:value-type="string">
            <text:p>CONFIGURATION ENVIRONMENT</text:p>
          </table:table-cell>
          <table:table-cell table:style-name="ce2" table:formula="of:=[$errors.A42]" office:value-type="string" office:string-value="UNSET ENVIRONMENT VARIABLE" calcext:value-type="string">
            <text:p>UNSET ENVIRONMENT VARIABLE</text:p>
          </table:table-cell>
          <table:table-cell/>
          <table:table-cell table:style-name="ce2" table:formula="of:=IFERROR(__xludf.dummyfunction(&quot;UPPER(GOOGLETRANSLATE(if(len(D83) &gt; 0, D83, C83),&quot;&quot;en&quot;&quot;,$A$1))&quot;);&quot;MAZINGIRA YA KUTOFAUTISHA&quot;)" office:value-type="string" office:string-value="MAZINGIRA YA KUTOFAUTISHA" calcext:value-type="string">
            <text:p>MAZINGIRA YA KUTOFAUTISHA</text:p>
          </table:table-cell>
          <table:table-cell table:number-columns-repeated="1019"/>
        </table:table-row>
        <table:table-row table:style-name="ro1">
          <table:table-cell table:style-name="ce5" table:formula="of:=IF(LEN([.F84]) &gt; 0; [.F84]; [.E84])" office:value-type="string" office:string-value="UFAFANUZI WA KUTOFAUTISHA / SAFU YA UFAFANUZI" calcext:value-type="string">
            <text:p>UFAFANUZI WA KUTOFAUTISHA / SAFU YA UFAFANUZI</text:p>
          </table:table-cell>
          <table:table-cell table:style-name="ce8" table:formula="of:=IFERROR(__xludf.dummyfunction(&quot;upper(googletranslate(A84,$A$1,&quot;&quot;en&quot;&quot;))&quot;);&quot;DEFINITION OF DISTINGUISH / DEFINITION COLUMN&quot;)" office:value-type="string" office:string-value="DEFINITION OF DISTINGUISH / DEFINITION COLUMN" calcext:value-type="string">
            <text:p>DEFINITION OF DISTINGUISH / DEFINITION COLUMN</text:p>
          </table:table-cell>
          <table:table-cell table:style-name="ce2" table:formula="of:=[$errors.A43]" office:value-type="string" office:string-value="VARIABLE / ARRAY DEFINITION MISMATCH" calcext:value-type="string">
            <text:p>VARIABLE / ARRAY DEFINITION MISMATCH</text:p>
          </table:table-cell>
          <table:table-cell/>
          <table:table-cell table:style-name="ce2" table:formula="of:=IFERROR(__xludf.dummyfunction(&quot;UPPER(GOOGLETRANSLATE(if(len(D84) &gt; 0, D84, C84),&quot;&quot;en&quot;&quot;,$A$1))&quot;);&quot;UFAFANUZI WA KUTOFAUTISHA / SAFU YA UFAFANUZI&quot;)" office:value-type="string" office:string-value="UFAFANUZI WA KUTOFAUTISHA / SAFU YA UFAFANUZI" calcext:value-type="string">
            <text:p>UFAFANUZI WA KUTOFAUTISHA / SAFU YA UFAFANUZI</text:p>
          </table:table-cell>
          <table:table-cell table:number-columns-repeated="1019"/>
        </table:table-row>
        <table:table-row table:style-name="ro1">
          <table:table-cell table:style-name="ce5" table:formula="of:=IF(LEN([.F85]) &gt; 0; [.F85]; [.E85])" office:value-type="string" office:string-value="INAWEZA KUFAFANULIWA KAMA SAFU" calcext:value-type="string">
            <text:p>INAWEZA KUFAFANULIWA KAMA SAFU</text:p>
          </table:table-cell>
          <table:table-cell table:style-name="ce8" table:formula="of:=IFERROR(__xludf.dummyfunction(&quot;upper(googletranslate(A85,$A$1,&quot;&quot;en&quot;&quot;))&quot;);&quot;CAN BE DEFINED AS A COLUMN&quot;)" office:value-type="string" office:string-value="CAN BE DEFINED AS A COLUMN" calcext:value-type="string">
            <text:p>CAN BE DEFINED AS A COLUMN</text:p>
          </table:table-cell>
          <table:table-cell table:style-name="ce2" table:formula="of:=[$errors.A44]" office:value-type="string" office:string-value="VARIABLE DEFINED AS ARRAY" calcext:value-type="string">
            <text:p>VARIABLE DEFINED AS ARRAY</text:p>
          </table:table-cell>
          <table:table-cell/>
          <table:table-cell table:style-name="ce2" table:formula="of:=IFERROR(__xludf.dummyfunction(&quot;UPPER(GOOGLETRANSLATE(if(len(D85) &gt; 0, D85, C85),&quot;&quot;en&quot;&quot;,$A$1))&quot;);&quot;INAWEZA KUFAFANULIWA KAMA SAFU&quot;)" office:value-type="string" office:string-value="INAWEZA KUFAFANULIWA KAMA SAFU" calcext:value-type="string">
            <text:p>INAWEZA KUFAFANULIWA KAMA SAFU</text:p>
          </table:table-cell>
          <table:table-cell table:number-columns-repeated="1019"/>
        </table:table-row>
        <table:table-row table:style-name="ro1">
          <table:table-cell table:style-name="ce5" table:formula="of:=IF(LEN([.F86]) &gt; 0; [.F86]; [.E86])" office:value-type="string" office:string-value="INAWEZA KUFAFANULIWA KAMA NONARRAY" calcext:value-type="string">
            <text:p>INAWEZA KUFAFANULIWA KAMA NONARRAY</text:p>
          </table:table-cell>
          <table:table-cell table:style-name="ce8" table:formula="of:=IFERROR(__xludf.dummyfunction(&quot;upper(googletranslate(A86,$A$1,&quot;&quot;en&quot;&quot;))&quot;);&quot;CAN BE DEFINED AS A NONARRAY&quot;)" office:value-type="string" office:string-value="CAN BE DEFINED AS A NONARRAY" calcext:value-type="string">
            <text:p>CAN BE DEFINED AS A NONARRAY</text:p>
          </table:table-cell>
          <table:table-cell table:style-name="ce2" table:formula="of:=[$errors.A45]" office:value-type="string" office:string-value="VARIABLE DEFINED AS NONARRAY" calcext:value-type="string">
            <text:p>VARIABLE DEFINED AS NONARRAY</text:p>
          </table:table-cell>
          <table:table-cell/>
          <table:table-cell table:style-name="ce2" table:formula="of:=IFERROR(__xludf.dummyfunction(&quot;UPPER(GOOGLETRANSLATE(if(len(D86) &gt; 0, D86, C86),&quot;&quot;en&quot;&quot;,$A$1))&quot;);&quot;INAWEZA KUFAFANULIWA KAMA NONARRAY&quot;)" office:value-type="string" office:string-value="INAWEZA KUFAFANULIWA KAMA NONARRAY" calcext:value-type="string">
            <text:p>INAWEZA KUFAFANULIWA KAMA NONARRAY</text:p>
          </table:table-cell>
          <table:table-cell table:number-columns-repeated="1019"/>
        </table:table-row>
        <table:table-row table:style-name="ro1">
          <table:table-cell table:style-name="ce5" table:formula="of:=IF(LEN([.F87]) &gt; 0; [.F87]; [.E87])" office:value-type="string" office:string-value="KUTOFAUTISHA HAINA THAMANI" calcext:value-type="string">
            <text:p>KUTOFAUTISHA HAINA THAMANI</text:p>
          </table:table-cell>
          <table:table-cell table:style-name="ce8" table:formula="of:=IFERROR(__xludf.dummyfunction(&quot;upper(googletranslate(A87,$A$1,&quot;&quot;en&quot;&quot;))&quot;);&quot;TO DISTINGUISH IT IS WORTHLESS&quot;)" office:value-type="string" office:string-value="TO DISTINGUISH IT IS WORTHLESS" calcext:value-type="string">
            <text:p>TO DISTINGUISH IT IS WORTHLESS</text:p>
          </table:table-cell>
          <table:table-cell table:style-name="ce2" table:formula="of:=[$errors.A46]" office:value-type="string" office:string-value="VARIABLE HAS NO VALUE" calcext:value-type="string">
            <text:p>VARIABLE HAS NO VALUE</text:p>
          </table:table-cell>
          <table:table-cell/>
          <table:table-cell table:style-name="ce2" table:formula="of:=IFERROR(__xludf.dummyfunction(&quot;UPPER(GOOGLETRANSLATE(if(len(D87) &gt; 0, D87, C87),&quot;&quot;en&quot;&quot;,$A$1))&quot;);&quot;KUTOFAUTISHA HAINA THAMANI&quot;)" office:value-type="string" office:string-value="KUTOFAUTISHA HAINA THAMANI" calcext:value-type="string">
            <text:p>KUTOFAUTISHA HAINA THAMANI</text:p>
          </table:table-cell>
          <table:table-cell table:number-columns-repeated="1019"/>
        </table:table-row>
        <table:table-row table:style-name="ro1">
          <table:table-cell table:style-name="ce5" table:formula="of:=IF(LEN([.F88]) &gt; 0; [.F88]; [.E88])" office:value-type="string" office:string-value="KUBADILIKA SIO SAFU" calcext:value-type="string">
            <text:p>KUBADILIKA SIO SAFU</text:p>
          </table:table-cell>
          <table:table-cell table:style-name="ce8" table:formula="of:=IFERROR(__xludf.dummyfunction(&quot;upper(googletranslate(A88,$A$1,&quot;&quot;en&quot;&quot;))&quot;);&quot;FLEXIBILITY IS NOT A LAYER&quot;)" office:value-type="string" office:string-value="FLEXIBILITY IS NOT A LAYER" calcext:value-type="string">
            <text:p>FLEXIBILITY IS NOT A LAYER</text:p>
          </table:table-cell>
          <table:table-cell table:style-name="ce2" table:formula="of:=[$errors.A47]" office:value-type="string" office:string-value="VARIABLE IS NOT AN ARRAY" calcext:value-type="string">
            <text:p>VARIABLE IS NOT AN ARRAY</text:p>
          </table:table-cell>
          <table:table-cell/>
          <table:table-cell table:style-name="ce2" table:formula="of:=IFERROR(__xludf.dummyfunction(&quot;UPPER(GOOGLETRANSLATE(if(len(D88) &gt; 0, D88, C88),&quot;&quot;en&quot;&quot;,$A$1))&quot;);&quot;KUBADILIKA SIO SAFU&quot;)" office:value-type="string" office:string-value="KUBADILIKA SIO SAFU" calcext:value-type="string">
            <text:p>KUBADILIKA SIO SAFU</text:p>
          </table:table-cell>
          <table:table-cell table:number-columns-repeated="1019"/>
        </table:table-row>
        <table:table-row table:style-name="ro2" table:number-rows-repeated="1048487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lang_sw.A3:lang_sw.A40">
            <calcext:condition calcext:apply-style-name="ConditionalStyle_1" calcext:value="formula-is(COUNTIF([.$A$3:.$A$40];[.$A3])&gt;1)" calcext:base-cell-address="lang_sw.A3"/>
          </calcext:conditional-format>
        </calcext:conditional-formats>
      </table:table>
      <table:table table:name="lang_tl" table:style-name="ta20">
        <table:table-column table:style-name="co24" table:default-cell-style-name="Default"/>
        <table:table-column table:style-name="co5" table:default-cell-style-name="Default"/>
        <table:table-column table:style-name="co1" table:default-cell-style-name="Default"/>
        <table:table-column table:style-name="co21" table:default-cell-style-name="Default"/>
        <table:table-column table:style-name="co35" table:default-cell-style-name="Default"/>
        <table:table-column table:style-name="co28" table:default-cell-style-name="Default"/>
        <table:table-column table:style-name="co31" table:default-cell-style-name="Default"/>
        <table:table-column table:style-name="co21" table:number-columns-repeated="1017" table:default-cell-style-name="Default"/>
        <table:table-row table:style-name="ro1">
          <table:table-cell table:style-name="ce1" office:value-type="string" calcext:value-type="string">
            <text:p>tl</text:p>
          </table:table-cell>
          <table:table-cell table:style-name="ce1" office:value-type="string" calcext:value-type="string">
            <text:p>reverse</text:p>
          </table:table-cell>
          <table:table-cell table:style-name="ce1" office:value-type="string" calcext:value-type="string">
            <text:p>original</text:p>
          </table:table-cell>
          <table:table-cell table:style-name="ce1" office:value-type="string" calcext:value-type="string">
            <text:p>human override</text:p>
          </table:table-cell>
          <table:table-cell table:style-name="ce1" office:value-type="string" calcext:value-type="string">
            <text:p>google translate</text:p>
          </table:table-cell>
          <table:table-cell table:style-name="ce1" office:value-type="string" calcext:value-type="string">
            <text:p>human translate</text:p>
          </table:table-cell>
          <table:table-cell table:style-name="ce1" office:value-type="string" calcext:value-type="string">
            <text:p>contributor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TAGOLOG</text:p>
          </table:table-cell>
          <table:table-cell table:number-columns-repeated="1023"/>
        </table:table-row>
        <table:table-row table:style-name="ro1">
          <table:table-cell table:style-name="ce22" table:formula="of:=IF(LEN([.F3]) &gt; 0; [.F3]; [.E3])" office:value-type="string" office:string-value="ABS" calcext:value-type="string">
            <text:p>ABS</text:p>
          </table:table-cell>
          <table:table-cell table:style-name="ce8" table:formula="of:=IFERROR(__xludf.dummyfunction(&quot;upper(googletranslate(A3,$A$1,&quot;&quot;en&quot;&quot;))&quot;);&quot;ABS&quot;)" office:value-type="string" office:string-value="ABS" calcext:value-type="string">
            <text:p>ABS</text:p>
          </table:table-cell>
          <table:table-cell table:style-name="ce2" table:formula="of:=[$keywords.A1]" office:value-type="string" office:string-value="ABS" calcext:value-type="string">
            <text:p>ABS</text:p>
          </table:table-cell>
          <table:table-cell/>
          <table:table-cell table:style-name="ce2" table:formula="of:=IFERROR(__xludf.dummyfunction(&quot;UPPER(GOOGLETRANSLATE(if(len(D3) &gt; 0, D3, C3),&quot;&quot;en&quot;&quot;,$A$1))&quot;);&quot;ABS&quot;)" office:value-type="string" office:string-value="ABS" calcext:value-type="string">
            <text:p>ABS</text:p>
          </table:table-cell>
          <table:table-cell table:number-columns-repeated="1019"/>
        </table:table-row>
        <table:table-row table:style-name="ro1">
          <table:table-cell table:style-name="ce22" table:formula="of:=IF(LEN([.F4]) &gt; 0; [.F4]; [.E4])" office:value-type="string" office:string-value="ATN" calcext:value-type="string">
            <text:p>ATN</text:p>
          </table:table-cell>
          <table:table-cell table:style-name="ce8" table:formula="of:=IFERROR(__xludf.dummyfunction(&quot;upper(googletranslate(A4,$A$1,&quot;&quot;en&quot;&quot;))&quot;);&quot;ATN&quot;)" office:value-type="string" office:string-value="ATN" calcext:value-type="string">
            <text:p>ATN</text:p>
          </table:table-cell>
          <table:table-cell table:style-name="ce2" table:formula="of:=[$keywords.A2]" office:value-type="string" office:string-value="ATN" calcext:value-type="string">
            <text:p>ATN</text:p>
          </table:table-cell>
          <table:table-cell/>
          <table:table-cell table:style-name="ce2" table:formula="of:=IFERROR(__xludf.dummyfunction(&quot;UPPER(GOOGLETRANSLATE(if(len(D4) &gt; 0, D4, C4),&quot;&quot;en&quot;&quot;,$A$1))&quot;);&quot;ATN&quot;)" office:value-type="string" office:string-value="ATN" calcext:value-type="string">
            <text:p>ATN</text:p>
          </table:table-cell>
          <table:table-cell table:number-columns-repeated="1019"/>
        </table:table-row>
        <table:table-row table:style-name="ro1">
          <table:table-cell table:style-name="ce22" table:formula="of:=IF(LEN([.F5]) &gt; 0; [.F5]; [.E5])" office:value-type="string" office:string-value="BASE" calcext:value-type="string">
            <text:p>BASE</text:p>
          </table:table-cell>
          <table:table-cell table:style-name="ce8" table:formula="of:=IFERROR(__xludf.dummyfunction(&quot;upper(googletranslate(A5,$A$1,&quot;&quot;en&quot;&quot;))&quot;);&quot;BASE&quot;)" office:value-type="string" office:string-value="BASE" calcext:value-type="string">
            <text:p>BASE</text:p>
          </table:table-cell>
          <table:table-cell table:style-name="ce2" table:formula="of:=[$keywords.A3]" office:value-type="string" office:string-value="BASE" calcext:value-type="string">
            <text:p>BASE</text:p>
          </table:table-cell>
          <table:table-cell/>
          <table:table-cell table:style-name="ce2" table:formula="of:=IFERROR(__xludf.dummyfunction(&quot;UPPER(GOOGLETRANSLATE(if(len(D5) &gt; 0, D5, C5),&quot;&quot;en&quot;&quot;,$A$1))&quot;);&quot;BASE&quot;)" office:value-type="string" office:string-value="BASE" calcext:value-type="string">
            <text:p>BASE</text:p>
          </table:table-cell>
          <table:table-cell table:number-columns-repeated="1019"/>
        </table:table-row>
        <table:table-row table:style-name="ro1">
          <table:table-cell table:style-name="ce22" table:formula="of:=IF(LEN([.F6]) &gt; 0; [.F6]; [.E6])" office:value-type="string" office:string-value="COS" calcext:value-type="string">
            <text:p>COS</text:p>
          </table:table-cell>
          <table:table-cell table:style-name="ce8" table:formula="of:=IFERROR(__xludf.dummyfunction(&quot;upper(googletranslate(A6,$A$1,&quot;&quot;en&quot;&quot;))&quot;);&quot;COS&quot;)" office:value-type="string" office:string-value="COS" calcext:value-type="string">
            <text:p>COS</text:p>
          </table:table-cell>
          <table:table-cell table:style-name="ce2" table:formula="of:=[$keywords.A4]" office:value-type="string" office:string-value="COS" calcext:value-type="string">
            <text:p>COS</text:p>
          </table:table-cell>
          <table:table-cell/>
          <table:table-cell table:style-name="ce2" table:formula="of:=IFERROR(__xludf.dummyfunction(&quot;UPPER(GOOGLETRANSLATE(if(len(D6) &gt; 0, D6, C6),&quot;&quot;en&quot;&quot;,$A$1))&quot;);&quot;COS&quot;)" office:value-type="string" office:string-value="COS" calcext:value-type="string">
            <text:p>COS</text:p>
          </table:table-cell>
          <table:table-cell table:number-columns-repeated="1019"/>
        </table:table-row>
        <table:table-row table:style-name="ro1">
          <table:table-cell table:style-name="ce22" table:formula="of:=IF(LEN([.F7]) &gt; 0; [.F7]; [.E7])" office:value-type="string" office:string-value="DATA" calcext:value-type="string">
            <text:p>DATA</text:p>
          </table:table-cell>
          <table:table-cell table:style-name="ce8" table:formula="of:=IFERROR(__xludf.dummyfunction(&quot;upper(googletranslate(A7,$A$1,&quot;&quot;en&quot;&quot;))&quot;);&quot;DATA&quot;)" office:value-type="string" office:string-value="DATA" calcext:value-type="string">
            <text:p>DATA</text:p>
          </table:table-cell>
          <table:table-cell table:style-name="ce2" table:formula="of:=[$keywords.A5]" office:value-type="string" office:string-value="DATA" calcext:value-type="string">
            <text:p>DATA</text:p>
          </table:table-cell>
          <table:table-cell/>
          <table:table-cell table:style-name="ce2" table:formula="of:=IFERROR(__xludf.dummyfunction(&quot;UPPER(GOOGLETRANSLATE(if(len(D7) &gt; 0, D7, C7),&quot;&quot;en&quot;&quot;,$A$1))&quot;);&quot;DATA&quot;)" office:value-type="string" office:string-value="DATA" calcext:value-type="string">
            <text:p>DATA</text:p>
          </table:table-cell>
          <table:table-cell table:number-columns-repeated="1019"/>
        </table:table-row>
        <table:table-row table:style-name="ro1">
          <table:table-cell table:style-name="ce22" table:formula="of:=IF(LEN([.F8]) &gt; 0; [.F8]; [.E8])" office:value-type="string" office:string-value="DBL" calcext:value-type="string">
            <text:p>DBL</text:p>
          </table:table-cell>
          <table:table-cell table:style-name="ce8" table:formula="of:=IFERROR(__xludf.dummyfunction(&quot;upper(googletranslate(A8,$A$1,&quot;&quot;en&quot;&quot;))&quot;);&quot;DBL&quot;)" office:value-type="string" office:string-value="DBL" calcext:value-type="string">
            <text:p>DBL</text:p>
          </table:table-cell>
          <table:table-cell table:style-name="ce2" table:formula="of:=[$keywords.A6]" office:value-type="string" office:string-value="DBL" calcext:value-type="string">
            <text:p>DBL</text:p>
          </table:table-cell>
          <table:table-cell/>
          <table:table-cell table:style-name="ce2" table:formula="of:=IFERROR(__xludf.dummyfunction(&quot;UPPER(GOOGLETRANSLATE(if(len(D8) &gt; 0, D8, C8),&quot;&quot;en&quot;&quot;,$A$1))&quot;);&quot;DBL&quot;)" office:value-type="string" office:string-value="DBL" calcext:value-type="string">
            <text:p>DBL</text:p>
          </table:table-cell>
          <table:table-cell table:number-columns-repeated="1019"/>
        </table:table-row>
        <table:table-row table:style-name="ro1">
          <table:table-cell table:style-name="ce22" table:formula="of:=IF(LEN([.F9]) &gt; 0; [.F9]; [.E9])" office:value-type="string" office:string-value="DEF" calcext:value-type="string">
            <text:p>DEF</text:p>
          </table:table-cell>
          <table:table-cell table:style-name="ce8" table:formula="of:=IFERROR(__xludf.dummyfunction(&quot;upper(googletranslate(A9,$A$1,&quot;&quot;en&quot;&quot;))&quot;);&quot;DEF&quot;)" office:value-type="string" office:string-value="DEF" calcext:value-type="string">
            <text:p>DEF</text:p>
          </table:table-cell>
          <table:table-cell table:style-name="ce2" table:formula="of:=[$keywords.A7]" office:value-type="string" office:string-value="DEF" calcext:value-type="string">
            <text:p>DEF</text:p>
          </table:table-cell>
          <table:table-cell/>
          <table:table-cell table:style-name="ce2" table:formula="of:=IFERROR(__xludf.dummyfunction(&quot;UPPER(GOOGLETRANSLATE(if(len(D9) &gt; 0, D9, C9),&quot;&quot;en&quot;&quot;,$A$1))&quot;);&quot;DEF&quot;)" office:value-type="string" office:string-value="DEF" calcext:value-type="string">
            <text:p>DEF</text:p>
          </table:table-cell>
          <table:table-cell table:number-columns-repeated="1019"/>
        </table:table-row>
        <table:table-row table:style-name="ro1">
          <table:table-cell table:style-name="ce22" table:formula="of:=IF(LEN([.F10]) &gt; 0; [.F10]; [.E10])" office:value-type="string" office:string-value="MALABO" calcext:value-type="string">
            <text:p>MALABO</text:p>
          </table:table-cell>
          <table:table-cell table:style-name="ce8" table:formula="of:=IFERROR(__xludf.dummyfunction(&quot;upper(googletranslate(A10,$A$1,&quot;&quot;en&quot;&quot;))&quot;);&quot;DAMN&quot;)" office:value-type="string" office:string-value="DAMN" calcext:value-type="string">
            <text:p>DAMN</text:p>
          </table:table-cell>
          <table:table-cell table:style-name="ce2" table:formula="of:=[$keywords.A8]" office:value-type="string" office:string-value="DIM" calcext:value-type="string">
            <text:p>DIM</text:p>
          </table:table-cell>
          <table:table-cell/>
          <table:table-cell table:style-name="ce2" table:formula="of:=IFERROR(__xludf.dummyfunction(&quot;UPPER(GOOGLETRANSLATE(if(len(D10) &gt; 0, D10, C10),&quot;&quot;en&quot;&quot;,$A$1))&quot;);&quot;MALABO&quot;)" office:value-type="string" office:string-value="MALABO" calcext:value-type="string">
            <text:p>MALABO</text:p>
          </table:table-cell>
          <table:table-cell table:number-columns-repeated="1019"/>
        </table:table-row>
        <table:table-row table:style-name="ro1">
          <table:table-cell table:style-name="ce22" table:formula="of:=IF(LEN([.F11]) &gt; 0; [.F11]; [.E11])" office:value-type="string" office:string-value="MAGTAPOS" calcext:value-type="string">
            <text:p>MAGTAPOS</text:p>
          </table:table-cell>
          <table:table-cell table:style-name="ce8" table:formula="of:=IFERROR(__xludf.dummyfunction(&quot;upper(googletranslate(A11,$A$1,&quot;&quot;en&quot;&quot;))&quot;);&quot;END&quot;)" office:value-type="string" office:string-value="END" calcext:value-type="string">
            <text:p>END</text:p>
          </table:table-cell>
          <table:table-cell table:style-name="ce2" table:formula="of:=[$keywords.A9]" office:value-type="string" office:string-value="END" calcext:value-type="string">
            <text:p>END</text:p>
          </table:table-cell>
          <table:table-cell/>
          <table:table-cell table:style-name="ce2" table:formula="of:=IFERROR(__xludf.dummyfunction(&quot;UPPER(GOOGLETRANSLATE(if(len(D11) &gt; 0, D11, C11),&quot;&quot;en&quot;&quot;,$A$1))&quot;);&quot;MAGTAPOS&quot;)" office:value-type="string" office:string-value="MAGTAPOS" calcext:value-type="string">
            <text:p>MAGTAPOS</text:p>
          </table:table-cell>
          <table:table-cell table:number-columns-repeated="1019"/>
        </table:table-row>
        <table:table-row table:style-name="ro1">
          <table:table-cell table:style-name="ce22" table:formula="of:=IF(LEN([.F12]) &gt; 0; [.F12]; [.E12])" office:value-type="string" office:string-value="EXP" calcext:value-type="string">
            <text:p>EXP</text:p>
          </table:table-cell>
          <table:table-cell table:style-name="ce8" table:formula="of:=IFERROR(__xludf.dummyfunction(&quot;upper(googletranslate(A12,$A$1,&quot;&quot;en&quot;&quot;))&quot;);&quot;EXP&quot;)" office:value-type="string" office:string-value="EXP" calcext:value-type="string">
            <text:p>EXP</text:p>
          </table:table-cell>
          <table:table-cell table:style-name="ce2" table:formula="of:=[$keywords.A10]" office:value-type="string" office:string-value="EXP" calcext:value-type="string">
            <text:p>EXP</text:p>
          </table:table-cell>
          <table:table-cell/>
          <table:table-cell table:style-name="ce2" table:formula="of:=IFERROR(__xludf.dummyfunction(&quot;UPPER(GOOGLETRANSLATE(if(len(D12) &gt; 0, D12, C12),&quot;&quot;en&quot;&quot;,$A$1))&quot;);&quot;EXP&quot;)" office:value-type="string" office:string-value="EXP" calcext:value-type="string">
            <text:p>EXP</text:p>
          </table:table-cell>
          <table:table-cell table:number-columns-repeated="1019"/>
        </table:table-row>
        <table:table-row table:style-name="ro1">
          <table:table-cell table:style-name="ce22" table:formula="of:=IF(LEN([.F13]) &gt; 0; [.F13]; [.E13])" office:value-type="string" office:string-value="PARA SA" calcext:value-type="string">
            <text:p>PARA SA</text:p>
          </table:table-cell>
          <table:table-cell table:style-name="ce8" table:formula="of:=IFERROR(__xludf.dummyfunction(&quot;upper(googletranslate(A13,$A$1,&quot;&quot;en&quot;&quot;))&quot;);&quot;FOR&quot;)" office:value-type="string" office:string-value="FOR" calcext:value-type="string">
            <text:p>FOR</text:p>
          </table:table-cell>
          <table:table-cell table:style-name="ce2" table:formula="of:=[$keywords.A11]" office:value-type="string" office:string-value="FOR" calcext:value-type="string">
            <text:p>FOR</text:p>
          </table:table-cell>
          <table:table-cell/>
          <table:table-cell table:style-name="ce2" table:formula="of:=IFERROR(__xludf.dummyfunction(&quot;UPPER(GOOGLETRANSLATE(if(len(D13) &gt; 0, D13, C13),&quot;&quot;en&quot;&quot;,$A$1))&quot;);&quot;PARA SA&quot;)" office:value-type="string" office:string-value="PARA SA" calcext:value-type="string">
            <text:p>PARA SA</text:p>
          </table:table-cell>
          <table:table-cell table:number-columns-repeated="1019"/>
        </table:table-row>
        <table:table-row table:style-name="ro1">
          <table:table-cell table:style-name="ce22" table:formula="of:=IF(LEN([.F14]) &gt; 0; [.F14]; [.E14])" office:value-type="string" office:string-value="PUMUNTA SA" calcext:value-type="string">
            <text:p>PUMUNTA SA</text:p>
          </table:table-cell>
          <table:table-cell table:style-name="ce8" table:formula="of:=IFERROR(__xludf.dummyfunction(&quot;upper(googletranslate(A14,$A$1,&quot;&quot;en&quot;&quot;))&quot;);&quot;GO TO&quot;)" office:value-type="string" office:string-value="GO TO" calcext:value-type="string">
            <text:p>GO TO</text:p>
          </table:table-cell>
          <table:table-cell table:style-name="ce2" table:formula="of:=[$keywords.A12]" office:value-type="string" office:string-value="GOTO" calcext:value-type="string">
            <text:p>GOTO</text:p>
          </table:table-cell>
          <table:table-cell/>
          <table:table-cell table:style-name="ce2" table:formula="of:=IFERROR(__xludf.dummyfunction(&quot;UPPER(GOOGLETRANSLATE(if(len(D14) &gt; 0, D14, C14),&quot;&quot;en&quot;&quot;,$A$1))&quot;);&quot;PUMUNTA SA&quot;)" office:value-type="string" office:string-value="PUMUNTA SA" calcext:value-type="string">
            <text:p>PUMUNTA SA</text:p>
          </table:table-cell>
          <table:table-cell table:number-columns-repeated="1019"/>
        </table:table-row>
        <table:table-row table:style-name="ro1">
          <table:table-cell table:style-name="ce22" table:formula="of:=IF(LEN([.F15]) &gt; 0; [.F15]; [.E15])" office:value-type="string" office:string-value="GOSUB" calcext:value-type="string">
            <text:p>GOSUB</text:p>
          </table:table-cell>
          <table:table-cell table:style-name="ce8" table:formula="of:=IFERROR(__xludf.dummyfunction(&quot;upper(googletranslate(A15,$A$1,&quot;&quot;en&quot;&quot;))&quot;);&quot;GOSUB&quot;)" office:value-type="string" office:string-value="GOSUB" calcext:value-type="string">
            <text:p>GOSUB</text:p>
          </table:table-cell>
          <table:table-cell table:style-name="ce2" table:formula="of:=[$keywords.A13]" office:value-type="string" office:string-value="GOSUB" calcext:value-type="string">
            <text:p>GOSUB</text:p>
          </table:table-cell>
          <table:table-cell/>
          <table:table-cell table:style-name="ce2" table:formula="of:=IFERROR(__xludf.dummyfunction(&quot;UPPER(GOOGLETRANSLATE(if(len(D15) &gt; 0, D15, C15),&quot;&quot;en&quot;&quot;,$A$1))&quot;);&quot;GOSUB&quot;)" office:value-type="string" office:string-value="GOSUB" calcext:value-type="string">
            <text:p>GOSUB</text:p>
          </table:table-cell>
          <table:table-cell table:number-columns-repeated="1019"/>
        </table:table-row>
        <table:table-row table:style-name="ro1">
          <table:table-cell table:style-name="ce22" table:formula="of:=IF(LEN([.F16]) &gt; 0; [.F16]; [.E16])" office:value-type="string" office:string-value="KUNG" calcext:value-type="string">
            <text:p>KUNG</text:p>
          </table:table-cell>
          <table:table-cell table:style-name="ce8" table:formula="of:=IFERROR(__xludf.dummyfunction(&quot;upper(googletranslate(A16,$A$1,&quot;&quot;en&quot;&quot;))&quot;);&quot;IF&quot;)" office:value-type="string" office:string-value="IF" calcext:value-type="string">
            <text:p>IF</text:p>
          </table:table-cell>
          <table:table-cell table:style-name="ce2" table:formula="of:=[$keywords.A14]" office:value-type="string" office:string-value="IF" calcext:value-type="string">
            <text:p>IF</text:p>
          </table:table-cell>
          <table:table-cell/>
          <table:table-cell table:style-name="ce2" table:formula="of:=IFERROR(__xludf.dummyfunction(&quot;UPPER(GOOGLETRANSLATE(if(len(D16) &gt; 0, D16, C16),&quot;&quot;en&quot;&quot;,$A$1))&quot;);&quot;KUNG&quot;)" office:value-type="string" office:string-value="KUNG" calcext:value-type="string">
            <text:p>KUNG</text:p>
          </table:table-cell>
          <table:table-cell table:number-columns-repeated="1019"/>
        </table:table-row>
        <table:table-row table:style-name="ro1">
          <table:table-cell table:style-name="ce22" table:formula="of:=IF(LEN([.F17]) &gt; 0; [.F17]; [.E17])" office:value-type="string" office:string-value="INT" calcext:value-type="string">
            <text:p>INT</text:p>
          </table:table-cell>
          <table:table-cell table:style-name="ce8" table:formula="of:=IFERROR(__xludf.dummyfunction(&quot;upper(googletranslate(A17,$A$1,&quot;&quot;en&quot;&quot;))&quot;);&quot;INT&quot;)" office:value-type="string" office:string-value="INT" calcext:value-type="string">
            <text:p>INT</text:p>
          </table:table-cell>
          <table:table-cell table:style-name="ce2" table:formula="of:=[$keywords.A15]" office:value-type="string" office:string-value="INT" calcext:value-type="string">
            <text:p>INT</text:p>
          </table:table-cell>
          <table:table-cell/>
          <table:table-cell table:style-name="ce2" table:formula="of:=IFERROR(__xludf.dummyfunction(&quot;UPPER(GOOGLETRANSLATE(if(len(D17) &gt; 0, D17, C17),&quot;&quot;en&quot;&quot;,$A$1))&quot;);&quot;INT&quot;)" office:value-type="string" office:string-value="INT" calcext:value-type="string">
            <text:p>INT</text:p>
          </table:table-cell>
          <table:table-cell table:number-columns-repeated="1019"/>
        </table:table-row>
        <table:table-row table:style-name="ro1">
          <table:table-cell table:style-name="ce22" table:formula="of:=IF(LEN([.F18]) &gt; 0; [.F18]; [.E18])" office:value-type="string" office:string-value="INPUT" calcext:value-type="string">
            <text:p>INPUT</text:p>
          </table:table-cell>
          <table:table-cell table:style-name="ce8" table:formula="of:=IFERROR(__xludf.dummyfunction(&quot;upper(googletranslate(A18,$A$1,&quot;&quot;en&quot;&quot;))&quot;);&quot;INPUT&quot;)" office:value-type="string" office:string-value="INPUT" calcext:value-type="string">
            <text:p>INPUT</text:p>
          </table:table-cell>
          <table:table-cell table:style-name="ce2" table:formula="of:=[$keywords.A16]" office:value-type="string" office:string-value="INPUT" calcext:value-type="string">
            <text:p>INPUT</text:p>
          </table:table-cell>
          <table:table-cell/>
          <table:table-cell table:style-name="ce2" table:formula="of:=IFERROR(__xludf.dummyfunction(&quot;UPPER(GOOGLETRANSLATE(if(len(D18) &gt; 0, D18, C18),&quot;&quot;en&quot;&quot;,$A$1))&quot;);&quot;INPUT&quot;)" office:value-type="string" office:string-value="INPUT" calcext:value-type="string">
            <text:p>INPUT</text:p>
          </table:table-cell>
          <table:table-cell table:number-columns-repeated="1019"/>
        </table:table-row>
        <table:table-row table:style-name="ro1">
          <table:table-cell table:style-name="ce22" table:formula="of:=IF(LEN([.F19]) &gt; 0; [.F19]; [.E19])" office:value-type="string" office:string-value="HAYAAN" calcext:value-type="string">
            <text:p>HAYAAN</text:p>
          </table:table-cell>
          <table:table-cell table:style-name="ce8" table:formula="of:=IFERROR(__xludf.dummyfunction(&quot;upper(googletranslate(A19,$A$1,&quot;&quot;en&quot;&quot;))&quot;);&quot;LET'S GO&quot;)" office:value-type="string" office:string-value="LET'S GO" calcext:value-type="string">
            <text:p>LET'S GO</text:p>
          </table:table-cell>
          <table:table-cell table:style-name="ce2" table:formula="of:=[$keywords.A17]" office:value-type="string" office:string-value="LET" calcext:value-type="string">
            <text:p>LET</text:p>
          </table:table-cell>
          <table:table-cell/>
          <table:table-cell table:style-name="ce2" table:formula="of:=IFERROR(__xludf.dummyfunction(&quot;UPPER(GOOGLETRANSLATE(if(len(D19) &gt; 0, D19, C19),&quot;&quot;en&quot;&quot;,$A$1))&quot;);&quot;HAYAAN&quot;)" office:value-type="string" office:string-value="HAYAAN" calcext:value-type="string">
            <text:p>HAYAAN</text:p>
          </table:table-cell>
          <table:table-cell table:number-columns-repeated="1019"/>
        </table:table-row>
        <table:table-row table:style-name="ro1">
          <table:table-cell table:style-name="ce22" table:formula="of:=IF(LEN([.F20]) &gt; 0; [.F20]; [.E20])" office:value-type="string" office:string-value="MAG -LOG" calcext:value-type="string">
            <text:p>MAG -LOG</text:p>
          </table:table-cell>
          <table:table-cell table:style-name="ce8" table:formula="of:=IFERROR(__xludf.dummyfunction(&quot;upper(googletranslate(A20,$A$1,&quot;&quot;en&quot;&quot;))&quot;);&quot;MAG -LOG&quot;)" office:value-type="string" office:string-value="MAG -LOG" calcext:value-type="string">
            <text:p>MAG -LOG</text:p>
          </table:table-cell>
          <table:table-cell table:style-name="ce2" table:formula="of:=[$keywords.A18]" office:value-type="string" office:string-value="LOG" calcext:value-type="string">
            <text:p>LOG</text:p>
          </table:table-cell>
          <table:table-cell/>
          <table:table-cell table:style-name="ce2" table:formula="of:=IFERROR(__xludf.dummyfunction(&quot;UPPER(GOOGLETRANSLATE(if(len(D20) &gt; 0, D20, C20),&quot;&quot;en&quot;&quot;,$A$1))&quot;);&quot;MAG -LOG&quot;)" office:value-type="string" office:string-value="MAG -LOG" calcext:value-type="string">
            <text:p>MAG -LOG</text:p>
          </table:table-cell>
          <table:table-cell table:number-columns-repeated="1019"/>
        </table:table-row>
        <table:table-row table:style-name="ro1">
          <table:table-cell table:style-name="ce22" table:formula="of:=IF(LEN([.F21]) &gt; 0; [.F21]; [.E21])" office:value-type="string" office:string-value="SUSUNOD" calcext:value-type="string">
            <text:p>SUSUNOD</text:p>
          </table:table-cell>
          <table:table-cell table:style-name="ce8" table:formula="of:=IFERROR(__xludf.dummyfunction(&quot;upper(googletranslate(A21,$A$1,&quot;&quot;en&quot;&quot;))&quot;);&quot;NEXT&quot;)" office:value-type="string" office:string-value="NEXT" calcext:value-type="string">
            <text:p>NEXT</text:p>
          </table:table-cell>
          <table:table-cell table:style-name="ce2" table:formula="of:=[$keywords.A19]" office:value-type="string" office:string-value="NEXT" calcext:value-type="string">
            <text:p>NEXT</text:p>
          </table:table-cell>
          <table:table-cell/>
          <table:table-cell table:style-name="ce2" table:formula="of:=IFERROR(__xludf.dummyfunction(&quot;UPPER(GOOGLETRANSLATE(if(len(D21) &gt; 0, D21, C21),&quot;&quot;en&quot;&quot;,$A$1))&quot;);&quot;SUSUNOD&quot;)" office:value-type="string" office:string-value="SUSUNOD" calcext:value-type="string">
            <text:p>SUSUNOD</text:p>
          </table:table-cell>
          <table:table-cell table:number-columns-repeated="1019"/>
        </table:table-row>
        <table:table-row table:style-name="ro1">
          <table:table-cell table:style-name="ce22" table:formula="of:=IF(LEN([.F22]) &gt; 0; [.F22]; [.E22])" office:value-type="string" office:string-value="KAILAN" calcext:value-type="string">
            <text:p>KAILAN</text:p>
          </table:table-cell>
          <table:table-cell table:style-name="ce8" table:formula="of:=IFERROR(__xludf.dummyfunction(&quot;upper(googletranslate(A22,$A$1,&quot;&quot;en&quot;&quot;))&quot;);&quot;WHEN&quot;)" office:value-type="string" office:string-value="WHEN" calcext:value-type="string">
            <text:p>WHEN</text:p>
          </table:table-cell>
          <table:table-cell table:style-name="ce2" table:formula="of:=[$keywords.A20]" office:value-type="string" office:string-value="ON" calcext:value-type="string">
            <text:p>ON</text:p>
          </table:table-cell>
          <table:table-cell table:style-name="ce1" office:value-type="string" calcext:value-type="string">
            <text:p>WHEN</text:p>
          </table:table-cell>
          <table:table-cell table:style-name="ce2" table:formula="of:=IFERROR(__xludf.dummyfunction(&quot;UPPER(GOOGLETRANSLATE(if(len(D22) &gt; 0, D22, C22),&quot;&quot;en&quot;&quot;,$A$1))&quot;);&quot;KAILAN&quot;)" office:value-type="string" office:string-value="KAILAN" calcext:value-type="string">
            <text:p>KAILAN</text:p>
          </table:table-cell>
          <table:table-cell table:number-columns-repeated="1019"/>
        </table:table-row>
        <table:table-row table:style-name="ro1">
          <table:table-cell table:style-name="ce22" table:formula="of:=IF(LEN([.F23]) &gt; 0; [.F23]; [.E23])" office:value-type="string" office:string-value="PAGPIPILIAN" calcext:value-type="string">
            <text:p>PAGPIPILIAN</text:p>
          </table:table-cell>
          <table:table-cell table:style-name="ce8" table:formula="of:=IFERROR(__xludf.dummyfunction(&quot;upper(googletranslate(A23,$A$1,&quot;&quot;en&quot;&quot;))&quot;);&quot;OPTION&quot;)" office:value-type="string" office:string-value="OPTION" calcext:value-type="string">
            <text:p>OPTION</text:p>
          </table:table-cell>
          <table:table-cell table:style-name="ce2" table:formula="of:=[$keywords.A21]" office:value-type="string" office:string-value="OPTION" calcext:value-type="string">
            <text:p>OPTION</text:p>
          </table:table-cell>
          <table:table-cell/>
          <table:table-cell table:style-name="ce2" table:formula="of:=IFERROR(__xludf.dummyfunction(&quot;UPPER(GOOGLETRANSLATE(if(len(D23) &gt; 0, D23, C23),&quot;&quot;en&quot;&quot;,$A$1))&quot;);&quot;PAGPIPILIAN&quot;)" office:value-type="string" office:string-value="PAGPIPILIAN" calcext:value-type="string">
            <text:p>PAGPIPILIAN</text:p>
          </table:table-cell>
          <table:table-cell table:number-columns-repeated="1019"/>
        </table:table-row>
        <table:table-row table:style-name="ro1">
          <table:table-cell table:style-name="ce22" table:formula="of:=IF(LEN([.F24]) &gt; 0; [.F24]; [.E24])" office:value-type="string" office:string-value="I -PRINT" calcext:value-type="string">
            <text:p>I -PRINT</text:p>
          </table:table-cell>
          <table:table-cell table:style-name="ce8" table:formula="of:=IFERROR(__xludf.dummyfunction(&quot;upper(googletranslate(A24,$A$1,&quot;&quot;en&quot;&quot;))&quot;);&quot;I -PRINT&quot;)" office:value-type="string" office:string-value="I -PRINT" calcext:value-type="string">
            <text:p>I -PRINT</text:p>
          </table:table-cell>
          <table:table-cell table:style-name="ce2" table:formula="of:=[$keywords.A22]" office:value-type="string" office:string-value="PRINT" calcext:value-type="string">
            <text:p>PRINT</text:p>
          </table:table-cell>
          <table:table-cell/>
          <table:table-cell table:style-name="ce2" table:formula="of:=IFERROR(__xludf.dummyfunction(&quot;UPPER(GOOGLETRANSLATE(if(len(D24) &gt; 0, D24, C24),&quot;&quot;en&quot;&quot;,$A$1))&quot;);&quot;I -PRINT&quot;)" office:value-type="string" office:string-value="I -PRINT" calcext:value-type="string">
            <text:p>I -PRINT</text:p>
          </table:table-cell>
          <table:table-cell table:number-columns-repeated="1019"/>
        </table:table-row>
        <table:table-row table:style-name="ro1">
          <table:table-cell table:style-name="ce22" table:formula="of:=IF(LEN([.F25]) &gt; 0; [.F25]; [.E25])" office:value-type="string" office:string-value="RANDOMIZE" calcext:value-type="string">
            <text:p>RANDOMIZE</text:p>
          </table:table-cell>
          <table:table-cell table:style-name="ce8" table:formula="of:=IFERROR(__xludf.dummyfunction(&quot;upper(googletranslate(A25,$A$1,&quot;&quot;en&quot;&quot;))&quot;);&quot;RANDOMIZE&quot;)" office:value-type="string" office:string-value="RANDOMIZE" calcext:value-type="string">
            <text:p>RANDOMIZE</text:p>
          </table:table-cell>
          <table:table-cell table:style-name="ce2" table:formula="of:=[$keywords.A23]" office:value-type="string" office:string-value="RANDOMIZE" calcext:value-type="string">
            <text:p>RANDOMIZE</text:p>
          </table:table-cell>
          <table:table-cell/>
          <table:table-cell table:style-name="ce2" table:formula="of:=IFERROR(__xludf.dummyfunction(&quot;UPPER(GOOGLETRANSLATE(if(len(D25) &gt; 0, D25, C25),&quot;&quot;en&quot;&quot;,$A$1))&quot;);&quot;RANDOMIZE&quot;)" office:value-type="string" office:string-value="RANDOMIZE" calcext:value-type="string">
            <text:p>RANDOMIZE</text:p>
          </table:table-cell>
          <table:table-cell table:number-columns-repeated="1019"/>
        </table:table-row>
        <table:table-row table:style-name="ro1">
          <table:table-cell table:style-name="ce22" table:formula="of:=IF(LEN([.F26]) &gt; 0; [.F26]; [.E26])" office:value-type="string" office:string-value="DAGA" calcext:value-type="string">
            <text:p>DAGA</text:p>
          </table:table-cell>
          <table:table-cell table:style-name="ce8" table:formula="of:=IFERROR(__xludf.dummyfunction(&quot;upper(googletranslate(A26,$A$1,&quot;&quot;en&quot;&quot;))&quot;);&quot;RAT&quot;)" office:value-type="string" office:string-value="RAT" calcext:value-type="string">
            <text:p>RAT</text:p>
          </table:table-cell>
          <table:table-cell table:style-name="ce2" table:formula="of:=[$keywords.A24]" office:value-type="string" office:string-value="RAT" calcext:value-type="string">
            <text:p>RAT</text:p>
          </table:table-cell>
          <table:table-cell/>
          <table:table-cell table:style-name="ce2" table:formula="of:=IFERROR(__xludf.dummyfunction(&quot;UPPER(GOOGLETRANSLATE(if(len(D26) &gt; 0, D26, C26),&quot;&quot;en&quot;&quot;,$A$1))&quot;);&quot;DAGA&quot;)" office:value-type="string" office:string-value="DAGA" calcext:value-type="string">
            <text:p>DAGA</text:p>
          </table:table-cell>
          <table:table-cell table:number-columns-repeated="1019"/>
        </table:table-row>
        <table:table-row table:style-name="ro1">
          <table:table-cell table:style-name="ce22" table:formula="of:=IF(LEN([.F27]) &gt; 0; [.F27]; [.E27])" office:value-type="string" office:string-value="BASAHIN" calcext:value-type="string">
            <text:p>BASAHIN</text:p>
          </table:table-cell>
          <table:table-cell table:style-name="ce8" table:formula="of:=IFERROR(__xludf.dummyfunction(&quot;upper(googletranslate(A27,$A$1,&quot;&quot;en&quot;&quot;))&quot;);&quot;READ&quot;)" office:value-type="string" office:string-value="READ" calcext:value-type="string">
            <text:p>READ</text:p>
          </table:table-cell>
          <table:table-cell table:style-name="ce2" table:formula="of:=[$keywords.A25]" office:value-type="string" office:string-value="READ" calcext:value-type="string">
            <text:p>READ</text:p>
          </table:table-cell>
          <table:table-cell/>
          <table:table-cell table:style-name="ce2" table:formula="of:=IFERROR(__xludf.dummyfunction(&quot;UPPER(GOOGLETRANSLATE(if(len(D27) &gt; 0, D27, C27),&quot;&quot;en&quot;&quot;,$A$1))&quot;);&quot;BASAHIN&quot;)" office:value-type="string" office:string-value="BASAHIN" calcext:value-type="string">
            <text:p>BASAHIN</text:p>
          </table:table-cell>
          <table:table-cell table:number-columns-repeated="1019"/>
        </table:table-row>
        <table:table-row table:style-name="ro1">
          <table:table-cell table:style-name="ce22" table:formula="of:=IF(LEN([.F28]) &gt; 0; [.F28]; [.E28])" office:value-type="string" office:string-value="REM" calcext:value-type="string">
            <text:p>REM</text:p>
          </table:table-cell>
          <table:table-cell table:style-name="ce8" table:formula="of:=IFERROR(__xludf.dummyfunction(&quot;upper(googletranslate(A28,$A$1,&quot;&quot;en&quot;&quot;))&quot;);&quot;REM&quot;)" office:value-type="string" office:string-value="REM" calcext:value-type="string">
            <text:p>REM</text:p>
          </table:table-cell>
          <table:table-cell table:style-name="ce2" table:formula="of:=[$keywords.A26]" office:value-type="string" office:string-value="REM" calcext:value-type="string">
            <text:p>REM</text:p>
          </table:table-cell>
          <table:table-cell/>
          <table:table-cell table:style-name="ce2" table:formula="of:=IFERROR(__xludf.dummyfunction(&quot;UPPER(GOOGLETRANSLATE(if(len(D28) &gt; 0, D28, C28),&quot;&quot;en&quot;&quot;,$A$1))&quot;);&quot;REM&quot;)" office:value-type="string" office:string-value="REM" calcext:value-type="string">
            <text:p>REM</text:p>
          </table:table-cell>
          <table:table-cell table:number-columns-repeated="1019"/>
        </table:table-row>
        <table:table-row table:style-name="ro1">
          <table:table-cell table:style-name="ce22" table:formula="of:=IF(LEN([.F29]) &gt; 0; [.F29]; [.E29])" office:value-type="string" office:string-value="IBALIK" calcext:value-type="string">
            <text:p>IBALIK</text:p>
          </table:table-cell>
          <table:table-cell table:style-name="ce8" table:formula="of:=IFERROR(__xludf.dummyfunction(&quot;upper(googletranslate(A29,$A$1,&quot;&quot;en&quot;&quot;))&quot;);&quot;RESTORE&quot;)" office:value-type="string" office:string-value="RESTORE" calcext:value-type="string">
            <text:p>RESTORE</text:p>
          </table:table-cell>
          <table:table-cell table:style-name="ce2" table:formula="of:=[$keywords.A27]" office:value-type="string" office:string-value="RESTORE" calcext:value-type="string">
            <text:p>RESTORE</text:p>
          </table:table-cell>
          <table:table-cell/>
          <table:table-cell table:style-name="ce2" table:formula="of:=IFERROR(__xludf.dummyfunction(&quot;UPPER(GOOGLETRANSLATE(if(len(D29) &gt; 0, D29, C29),&quot;&quot;en&quot;&quot;,$A$1))&quot;);&quot;IBALIK&quot;)" office:value-type="string" office:string-value="IBALIK" calcext:value-type="string">
            <text:p>IBALIK</text:p>
          </table:table-cell>
          <table:table-cell table:number-columns-repeated="1019"/>
        </table:table-row>
        <table:table-row table:style-name="ro1">
          <table:table-cell table:style-name="ce22" table:formula="of:=IF(LEN([.F30]) &gt; 0; [.F30]; [.E30])" office:value-type="string" office:string-value="BUMALIK" calcext:value-type="string">
            <text:p>BUMALIK</text:p>
          </table:table-cell>
          <table:table-cell table:style-name="ce8" table:formula="of:=IFERROR(__xludf.dummyfunction(&quot;upper(googletranslate(A30,$A$1,&quot;&quot;en&quot;&quot;))&quot;);&quot;COME BACK&quot;)" office:value-type="string" office:string-value="COME BACK" calcext:value-type="string">
            <text:p>COME BACK</text:p>
          </table:table-cell>
          <table:table-cell table:style-name="ce2" table:formula="of:=[$keywords.A28]" office:value-type="string" office:string-value="RETURN" calcext:value-type="string">
            <text:p>RETURN</text:p>
          </table:table-cell>
          <table:table-cell/>
          <table:table-cell table:style-name="ce2" table:formula="of:=IFERROR(__xludf.dummyfunction(&quot;UPPER(GOOGLETRANSLATE(if(len(D30) &gt; 0, D30, C30),&quot;&quot;en&quot;&quot;,$A$1))&quot;);&quot;BUMALIK&quot;)" office:value-type="string" office:string-value="BUMALIK" calcext:value-type="string">
            <text:p>BUMALIK</text:p>
          </table:table-cell>
          <table:table-cell table:number-columns-repeated="1019"/>
        </table:table-row>
        <table:table-row table:style-name="ro1">
          <table:table-cell table:style-name="ce22" table:formula="of:=IF(LEN([.F31]) &gt; 0; [.F31]; [.E31])" office:value-type="string" office:string-value="RND" calcext:value-type="string">
            <text:p>RND</text:p>
          </table:table-cell>
          <table:table-cell table:style-name="ce8" table:formula="of:=IFERROR(__xludf.dummyfunction(&quot;upper(googletranslate(A31,$A$1,&quot;&quot;en&quot;&quot;))&quot;);&quot;RND&quot;)" office:value-type="string" office:string-value="RND" calcext:value-type="string">
            <text:p>RND</text:p>
          </table:table-cell>
          <table:table-cell table:style-name="ce2" table:formula="of:=[$keywords.A29]" office:value-type="string" office:string-value="RND" calcext:value-type="string">
            <text:p>RND</text:p>
          </table:table-cell>
          <table:table-cell/>
          <table:table-cell table:style-name="ce2" table:formula="of:=IFERROR(__xludf.dummyfunction(&quot;UPPER(GOOGLETRANSLATE(if(len(D31) &gt; 0, D31, C31),&quot;&quot;en&quot;&quot;,$A$1))&quot;);&quot;RND&quot;)" office:value-type="string" office:string-value="RND" calcext:value-type="string">
            <text:p>RND</text:p>
          </table:table-cell>
          <table:table-cell table:number-columns-repeated="1019"/>
        </table:table-row>
        <table:table-row table:style-name="ro1">
          <table:table-cell table:style-name="ce22" table:formula="of:=IF(LEN([.F32]) &gt; 0; [.F32]; [.E32])" office:value-type="string" office:string-value="SGN" calcext:value-type="string">
            <text:p>SGN</text:p>
          </table:table-cell>
          <table:table-cell table:style-name="ce8" table:formula="of:=IFERROR(__xludf.dummyfunction(&quot;upper(googletranslate(A32,$A$1,&quot;&quot;en&quot;&quot;))&quot;);&quot;SGN&quot;)" office:value-type="string" office:string-value="SGN" calcext:value-type="string">
            <text:p>SGN</text:p>
          </table:table-cell>
          <table:table-cell table:style-name="ce2" table:formula="of:=[$keywords.A30]" office:value-type="string" office:string-value="SGN" calcext:value-type="string">
            <text:p>SGN</text:p>
          </table:table-cell>
          <table:table-cell/>
          <table:table-cell table:style-name="ce2" table:formula="of:=IFERROR(__xludf.dummyfunction(&quot;UPPER(GOOGLETRANSLATE(if(len(D32) &gt; 0, D32, C32),&quot;&quot;en&quot;&quot;,$A$1))&quot;);&quot;SGN&quot;)" office:value-type="string" office:string-value="SGN" calcext:value-type="string">
            <text:p>SGN</text:p>
          </table:table-cell>
          <table:table-cell table:number-columns-repeated="1019"/>
        </table:table-row>
        <table:table-row table:style-name="ro1">
          <table:table-cell table:style-name="ce22" table:formula="of:=IF(LEN([.F33]) &gt; 0; [.F33]; [.E33])" office:value-type="string" office:string-value="KASALANAN" calcext:value-type="string">
            <text:p>KASALANAN</text:p>
          </table:table-cell>
          <table:table-cell table:style-name="ce8" table:formula="of:=IFERROR(__xludf.dummyfunction(&quot;upper(googletranslate(A33,$A$1,&quot;&quot;en&quot;&quot;))&quot;);&quot;SIN&quot;)" office:value-type="string" office:string-value="SIN" calcext:value-type="string">
            <text:p>SIN</text:p>
          </table:table-cell>
          <table:table-cell table:style-name="ce2" table:formula="of:=[$keywords.A31]" office:value-type="string" office:string-value="SIN" calcext:value-type="string">
            <text:p>SIN</text:p>
          </table:table-cell>
          <table:table-cell/>
          <table:table-cell table:style-name="ce2" table:formula="of:=IFERROR(__xludf.dummyfunction(&quot;UPPER(GOOGLETRANSLATE(if(len(D33) &gt; 0, D33, C33),&quot;&quot;en&quot;&quot;,$A$1))&quot;);&quot;KASALANAN&quot;)" office:value-type="string" office:string-value="KASALANAN" calcext:value-type="string">
            <text:p>KASALANAN</text:p>
          </table:table-cell>
          <table:table-cell table:number-columns-repeated="1019"/>
        </table:table-row>
        <table:table-row table:style-name="ro1">
          <table:table-cell table:style-name="ce22" table:formula="of:=IF(LEN([.F34]) &gt; 0; [.F34]; [.E34])" office:value-type="string" office:string-value="SQR" calcext:value-type="string">
            <text:p>SQR</text:p>
          </table:table-cell>
          <table:table-cell table:style-name="ce8" table:formula="of:=IFERROR(__xludf.dummyfunction(&quot;upper(googletranslate(A34,$A$1,&quot;&quot;en&quot;&quot;))&quot;);&quot;SQR&quot;)" office:value-type="string" office:string-value="SQR" calcext:value-type="string">
            <text:p>SQR</text:p>
          </table:table-cell>
          <table:table-cell table:style-name="ce2" table:formula="of:=[$keywords.A32]" office:value-type="string" office:string-value="SQR" calcext:value-type="string">
            <text:p>SQR</text:p>
          </table:table-cell>
          <table:table-cell/>
          <table:table-cell table:style-name="ce2" table:formula="of:=IFERROR(__xludf.dummyfunction(&quot;UPPER(GOOGLETRANSLATE(if(len(D34) &gt; 0, D34, C34),&quot;&quot;en&quot;&quot;,$A$1))&quot;);&quot;SQR&quot;)" office:value-type="string" office:string-value="SQR" calcext:value-type="string">
            <text:p>SQR</text:p>
          </table:table-cell>
          <table:table-cell table:number-columns-repeated="1019"/>
        </table:table-row>
        <table:table-row table:style-name="ro1">
          <table:table-cell table:style-name="ce22" table:formula="of:=IF(LEN([.F35]) &gt; 0; [.F35]; [.E35])" office:value-type="string" office:string-value="HAKBANG" calcext:value-type="string">
            <text:p>HAKBANG</text:p>
          </table:table-cell>
          <table:table-cell table:style-name="ce8" table:formula="of:=IFERROR(__xludf.dummyfunction(&quot;upper(googletranslate(A35,$A$1,&quot;&quot;en&quot;&quot;))&quot;);&quot;STEP&quot;)" office:value-type="string" office:string-value="STEP" calcext:value-type="string">
            <text:p>STEP</text:p>
          </table:table-cell>
          <table:table-cell table:style-name="ce2" table:formula="of:=[$keywords.A33]" office:value-type="string" office:string-value="STEP" calcext:value-type="string">
            <text:p>STEP</text:p>
          </table:table-cell>
          <table:table-cell/>
          <table:table-cell table:style-name="ce2" table:formula="of:=IFERROR(__xludf.dummyfunction(&quot;UPPER(GOOGLETRANSLATE(if(len(D35) &gt; 0, D35, C35),&quot;&quot;en&quot;&quot;,$A$1))&quot;);&quot;HAKBANG&quot;)" office:value-type="string" office:string-value="HAKBANG" calcext:value-type="string">
            <text:p>HAKBANG</text:p>
          </table:table-cell>
          <table:table-cell table:number-columns-repeated="1019"/>
        </table:table-row>
        <table:table-row table:style-name="ro1">
          <table:table-cell table:style-name="ce22" table:formula="of:=IF(LEN([.F36]) &gt; 0; [.F36]; [.E36])" office:value-type="string" office:string-value="HUMINTO" calcext:value-type="string">
            <text:p>HUMINTO</text:p>
          </table:table-cell>
          <table:table-cell table:style-name="ce8" table:formula="of:=IFERROR(__xludf.dummyfunction(&quot;upper(googletranslate(A36,$A$1,&quot;&quot;en&quot;&quot;))&quot;);&quot;STOP&quot;)" office:value-type="string" office:string-value="STOP" calcext:value-type="string">
            <text:p>STOP</text:p>
          </table:table-cell>
          <table:table-cell table:style-name="ce2" table:formula="of:=[$keywords.A34]" office:value-type="string" office:string-value="STOP" calcext:value-type="string">
            <text:p>STOP</text:p>
          </table:table-cell>
          <table:table-cell/>
          <table:table-cell table:style-name="ce2" table:formula="of:=IFERROR(__xludf.dummyfunction(&quot;UPPER(GOOGLETRANSLATE(if(len(D36) &gt; 0, D36, C36),&quot;&quot;en&quot;&quot;,$A$1))&quot;);&quot;HUMINTO&quot;)" office:value-type="string" office:string-value="HUMINTO" calcext:value-type="string">
            <text:p>HUMINTO</text:p>
          </table:table-cell>
          <table:table-cell table:number-columns-repeated="1019"/>
        </table:table-row>
        <table:table-row table:style-name="ro1">
          <table:table-cell table:style-name="ce22" table:formula="of:=IF(LEN([.F37]) &gt; 0; [.F37]; [.E37])" office:value-type="string" office:string-value="STR" calcext:value-type="string">
            <text:p>STR</text:p>
          </table:table-cell>
          <table:table-cell table:style-name="ce8" table:formula="of:=IFERROR(__xludf.dummyfunction(&quot;upper(googletranslate(A37,$A$1,&quot;&quot;en&quot;&quot;))&quot;);&quot;STR&quot;)" office:value-type="string" office:string-value="STR" calcext:value-type="string">
            <text:p>STR</text:p>
          </table:table-cell>
          <table:table-cell table:style-name="ce2" table:formula="of:=[$keywords.A35]" office:value-type="string" office:string-value="STR" calcext:value-type="string">
            <text:p>STR</text:p>
          </table:table-cell>
          <table:table-cell/>
          <table:table-cell table:style-name="ce2" table:formula="of:=IFERROR(__xludf.dummyfunction(&quot;UPPER(GOOGLETRANSLATE(if(len(D37) &gt; 0, D37, C37),&quot;&quot;en&quot;&quot;,$A$1))&quot;);&quot;STR&quot;)" office:value-type="string" office:string-value="STR" calcext:value-type="string">
            <text:p>STR</text:p>
          </table:table-cell>
          <table:table-cell table:number-columns-repeated="1019"/>
        </table:table-row>
        <table:table-row table:style-name="ro1">
          <table:table-cell table:style-name="ce22" table:formula="of:=IF(LEN([.F38]) &gt; 0; [.F38]; [.E38])" office:value-type="string" office:string-value="KULAY-BALAT" calcext:value-type="string">
            <text:p>KULAY-BALAT</text:p>
          </table:table-cell>
          <table:table-cell table:style-name="ce8" table:formula="of:=IFERROR(__xludf.dummyfunction(&quot;upper(googletranslate(A38,$A$1,&quot;&quot;en&quot;&quot;))&quot;);&quot;TAN&quot;)" office:value-type="string" office:string-value="TAN" calcext:value-type="string">
            <text:p>TAN</text:p>
          </table:table-cell>
          <table:table-cell table:style-name="ce2" table:formula="of:=[$keywords.A36]" office:value-type="string" office:string-value="TAN" calcext:value-type="string">
            <text:p>TAN</text:p>
          </table:table-cell>
          <table:table-cell/>
          <table:table-cell table:style-name="ce2" table:formula="of:=IFERROR(__xludf.dummyfunction(&quot;UPPER(GOOGLETRANSLATE(if(len(D38) &gt; 0, D38, C38),&quot;&quot;en&quot;&quot;,$A$1))&quot;);&quot;KULAY-BALAT&quot;)" office:value-type="string" office:string-value="KULAY-BALAT" calcext:value-type="string">
            <text:p>KULAY-BALAT</text:p>
          </table:table-cell>
          <table:table-cell table:number-columns-repeated="1019"/>
        </table:table-row>
        <table:table-row table:style-name="ro1">
          <table:table-cell table:style-name="ce22" table:formula="of:=IF(LEN([.F39]) &gt; 0; [.F39]; [.E39])" office:value-type="string" office:string-value="PAGKATAPOS" calcext:value-type="string">
            <text:p>PAGKATAPOS</text:p>
          </table:table-cell>
          <table:table-cell table:style-name="ce8" table:formula="of:=IFERROR(__xludf.dummyfunction(&quot;upper(googletranslate(A39,$A$1,&quot;&quot;en&quot;&quot;))&quot;);&quot;THEN&quot;)" office:value-type="string" office:string-value="THEN" calcext:value-type="string">
            <text:p>THEN</text:p>
          </table:table-cell>
          <table:table-cell table:style-name="ce2" table:formula="of:=[$keywords.A37]" office:value-type="string" office:string-value="THEN" calcext:value-type="string">
            <text:p>THEN</text:p>
          </table:table-cell>
          <table:table-cell/>
          <table:table-cell table:style-name="ce2" table:formula="of:=IFERROR(__xludf.dummyfunction(&quot;UPPER(GOOGLETRANSLATE(if(len(D39) &gt; 0, D39, C39),&quot;&quot;en&quot;&quot;,$A$1))&quot;);&quot;PAGKATAPOS&quot;)" office:value-type="string" office:string-value="PAGKATAPOS" calcext:value-type="string">
            <text:p>PAGKATAPOS</text:p>
          </table:table-cell>
          <table:table-cell table:number-columns-repeated="1019"/>
        </table:table-row>
        <table:table-row table:style-name="ro1">
          <table:table-cell table:style-name="ce22" table:formula="of:=IF(LEN([.F40]) &gt; 0; [.F40]; [.E40])" office:value-type="string" office:string-value="SA" calcext:value-type="string">
            <text:p>SA</text:p>
          </table:table-cell>
          <table:table-cell table:style-name="ce8" table:formula="of:=IFERROR(__xludf.dummyfunction(&quot;upper(googletranslate(A40,$A$1,&quot;&quot;en&quot;&quot;))&quot;);&quot;IN&quot;)" office:value-type="string" office:string-value="IN" calcext:value-type="string">
            <text:p>IN</text:p>
          </table:table-cell>
          <table:table-cell table:style-name="ce2" table:formula="of:=[$keywords.A38]" office:value-type="string" office:string-value="TO" calcext:value-type="string">
            <text:p>TO</text:p>
          </table:table-cell>
          <table:table-cell/>
          <table:table-cell table:style-name="ce2" table:formula="of:=IFERROR(__xludf.dummyfunction(&quot;UPPER(GOOGLETRANSLATE(if(len(D40) &gt; 0, D40, C40),&quot;&quot;en&quot;&quot;,$A$1))&quot;);&quot;SA&quot;)" office:value-type="string" office:string-value="SA" calcext:value-type="string">
            <text:p>SA</text:p>
          </table:table-cell>
          <table:table-cell table:number-columns-repeated="1019"/>
        </table:table-row>
        <table:table-row table:style-name="ro1">
          <table:table-cell table:style-name="ce5"/>
          <table:table-cell table:style-name="ce8"/>
          <table:table-cell table:number-columns-repeated="1022"/>
        </table:table-row>
        <table:table-row table:style-name="ro1">
          <table:table-cell table:style-name="ce5" table:formula="of:=IF(LEN([.F42]) &gt; 0; [.F42]; [.E42])" office:value-type="string" office:string-value="AT WALANG WIKANG IBINIGAY SA LINYA NG UTOS. PAGLABAS." calcext:value-type="string">
            <text:p>AT WALANG WIKANG IBINIGAY SA LINYA NG UTOS. PAGLABAS.</text:p>
          </table:table-cell>
          <table:table-cell table:style-name="ce8" table:formula="of:=IFERROR(__xludf.dummyfunction(&quot;upper(googletranslate(A42,$A$1,&quot;&quot;en&quot;&quot;))&quot;);&quot;AND NO LANGUAGE GIVEN TO THE COMMAND LINE. RELEASE.&quot;)" office:value-type="string" office:string-value="AND NO LANGUAGE GIVEN TO THE COMMAND LINE. RELEASE." calcext:value-type="string">
            <text:p>AND NO LANGUAGE GIVEN TO THE COMMAND LINE. RELEASE.</text:p>
          </table:table-cell>
          <table:table-cell table:style-name="ce2" table:formula="of:=[$errors.A1]" office:value-type="string" office:string-value="AND NO LANGUAGE GIVEN ON COMMAND LINE.  EXITING." calcext:value-type="string">
            <text:p>AND NO LANGUAGE GIVEN ON COMMAND LINE. <text:s/>EXITING.</text:p>
          </table:table-cell>
          <table:table-cell/>
          <table:table-cell table:style-name="ce2" table:formula="of:=IFERROR(__xludf.dummyfunction(&quot;UPPER(GOOGLETRANSLATE(if(len(D42) &gt; 0, D42, C42),&quot;&quot;en&quot;&quot;,$A$1))&quot;);&quot;AT WALANG WIKANG IBINIGAY SA LINYA NG UTOS. PAGLABAS.&quot;)" office:value-type="string" office:string-value="AT WALANG WIKANG IBINIGAY SA LINYA NG UTOS. PAGLABAS." calcext:value-type="string">
            <text:p>AT WALANG WIKANG IBINIGAY SA LINYA NG UTOS. PAGLABAS.</text:p>
          </table:table-cell>
          <table:table-cell table:number-columns-repeated="1019"/>
        </table:table-row>
        <table:table-row table:style-name="ro1">
          <table:table-cell table:style-name="ce5" table:formula="of:=IF(LEN([.F43]) &gt; 0; [.F43]; [.E43])" office:value-type="string" office:string-value="NATUKOY NA ANG ARRAY" calcext:value-type="string">
            <text:p>NATUKOY NA ANG ARRAY</text:p>
          </table:table-cell>
          <table:table-cell table:style-name="ce8" table:formula="of:=IFERROR(__xludf.dummyfunction(&quot;upper(googletranslate(A43,$A$1,&quot;&quot;en&quot;&quot;))&quot;);&quot;THE ARRAY HAS BEEN DETERMINED&quot;)" office:value-type="string" office:string-value="THE ARRAY HAS BEEN DETERMINED" calcext:value-type="string">
            <text:p>THE ARRAY HAS BEEN DETERMINED</text:p>
          </table:table-cell>
          <table:table-cell table:style-name="ce2" table:formula="of:=[$errors.A2]" office:value-type="string" office:string-value="ARRAY ALREADY DEFINED" calcext:value-type="string">
            <text:p>ARRAY ALREADY DEFINED</text:p>
          </table:table-cell>
          <table:table-cell/>
          <table:table-cell table:style-name="ce2" table:formula="of:=IFERROR(__xludf.dummyfunction(&quot;UPPER(GOOGLETRANSLATE(if(len(D43) &gt; 0, D43, C43),&quot;&quot;en&quot;&quot;,$A$1))&quot;);&quot;NATUKOY NA ANG ARRAY&quot;)" office:value-type="string" office:string-value="NATUKOY NA ANG ARRAY" calcext:value-type="string">
            <text:p>NATUKOY NA ANG ARRAY</text:p>
          </table:table-cell>
          <table:table-cell table:number-columns-repeated="1019"/>
        </table:table-row>
        <table:table-row table:style-name="ro1">
          <table:table-cell table:style-name="ce5" table:formula="of:=IF(LEN([.F44]) &gt; 0; [.F44]; [.E44])" office:value-type="string" office:string-value="ARRAY INDEX SA LABAS NG MGA HANGGANAN" calcext:value-type="string">
            <text:p>ARRAY INDEX SA LABAS NG MGA HANGGANAN</text:p>
          </table:table-cell>
          <table:table-cell table:style-name="ce8" table:formula="of:=IFERROR(__xludf.dummyfunction(&quot;upper(googletranslate(A44,$A$1,&quot;&quot;en&quot;&quot;))&quot;);&quot;ARRAY INDEX OUT OF BORDERS&quot;)" office:value-type="string" office:string-value="ARRAY INDEX OUT OF BORDERS" calcext:value-type="string">
            <text:p>ARRAY INDEX OUT OF BORDERS</text:p>
          </table:table-cell>
          <table:table-cell table:style-name="ce2" table:formula="of:=[$errors.A3]" office:value-type="string" office:string-value="ARRAY INDEX OUTSIDE OF BOUNDS" calcext:value-type="string">
            <text:p>ARRAY INDEX OUTSIDE OF BOUNDS</text:p>
          </table:table-cell>
          <table:table-cell/>
          <table:table-cell table:style-name="ce2" table:formula="of:=IFERROR(__xludf.dummyfunction(&quot;UPPER(GOOGLETRANSLATE(if(len(D44) &gt; 0, D44, C44),&quot;&quot;en&quot;&quot;,$A$1))&quot;);&quot;ARRAY INDEX SA LABAS NG MGA HANGGANAN&quot;)" office:value-type="string" office:string-value="ARRAY INDEX SA LABAS NG MGA HANGGANAN" calcext:value-type="string">
            <text:p>ARRAY INDEX SA LABAS NG MGA HANGGANAN</text:p>
          </table:table-cell>
          <table:table-cell table:number-columns-repeated="1019"/>
        </table:table-row>
        <table:table-row table:style-name="ro1">
          <table:table-cell table:style-name="ce5" table:formula="of:=IF(LEN([.F45]) &gt; 0; [.F45]; [.E45])" office:value-type="string" office:string-value="HINDI MA -ACCESS ANG DIREKTORYO" calcext:value-type="string">
            <text:p>HINDI MA -ACCESS ANG DIREKTORYO</text:p>
          </table:table-cell>
          <table:table-cell table:style-name="ce8" table:formula="of:=IFERROR(__xludf.dummyfunction(&quot;upper(googletranslate(A45,$A$1,&quot;&quot;en&quot;&quot;))&quot;);&quot;UNABLE TO ACCESS DIRECTORY&quot;)" office:value-type="string" office:string-value="UNABLE TO ACCESS DIRECTORY" calcext:value-type="string">
            <text:p>UNABLE TO ACCESS DIRECTORY</text:p>
          </table:table-cell>
          <table:table-cell table:style-name="ce2" table:formula="of:=[$errors.A4]" office:value-type="string" office:string-value="CANNOT ACCESS DIRECTORY" calcext:value-type="string">
            <text:p>CANNOT ACCESS DIRECTORY</text:p>
          </table:table-cell>
          <table:table-cell/>
          <table:table-cell table:style-name="ce2" table:formula="of:=IFERROR(__xludf.dummyfunction(&quot;UPPER(GOOGLETRANSLATE(if(len(D45) &gt; 0, D45, C45),&quot;&quot;en&quot;&quot;,$A$1))&quot;);&quot;HINDI MA -ACCESS ANG DIREKTORYO&quot;)" office:value-type="string" office:string-value="HINDI MA -ACCESS ANG DIREKTORYO" calcext:value-type="string">
            <text:p>HINDI MA -ACCESS ANG DIREKTORYO</text:p>
          </table:table-cell>
          <table:table-cell table:number-columns-repeated="1019"/>
        </table:table-row>
        <table:table-row table:style-name="ro1">
          <table:table-cell table:style-name="ce5" table:formula="of:=IF(LEN([.F46]) &gt; 0; [.F46]; [.E46])" office:value-type="string" office:string-value="DATA INPUT UNDERFLOW" calcext:value-type="string">
            <text:p>DATA INPUT UNDERFLOW</text:p>
          </table:table-cell>
          <table:table-cell table:style-name="ce8" table:formula="of:=IFERROR(__xludf.dummyfunction(&quot;upper(googletranslate(A46,$A$1,&quot;&quot;en&quot;&quot;))&quot;);&quot;DATA INPUT UNDERFLOW&quot;)" office:value-type="string" office:string-value="DATA INPUT UNDERFLOW" calcext:value-type="string">
            <text:p>DATA INPUT UNDERFLOW</text:p>
          </table:table-cell>
          <table:table-cell table:style-name="ce2" table:formula="of:=[$errors.A5]" office:value-type="string" office:string-value="DATA INPUT UNDERFLOW" calcext:value-type="string">
            <text:p>DATA INPUT UNDERFLOW</text:p>
          </table:table-cell>
          <table:table-cell/>
          <table:table-cell table:style-name="ce2" table:formula="of:=IFERROR(__xludf.dummyfunction(&quot;UPPER(GOOGLETRANSLATE(if(len(D46) &gt; 0, D46, C46),&quot;&quot;en&quot;&quot;,$A$1))&quot;);&quot;DATA INPUT UNDERFLOW&quot;)" office:value-type="string" office:string-value="DATA INPUT UNDERFLOW" calcext:value-type="string">
            <text:p>DATA INPUT UNDERFLOW</text:p>
          </table:table-cell>
          <table:table-cell table:number-columns-repeated="1019"/>
        </table:table-row>
        <table:table-row table:style-name="ro1">
          <table:table-cell table:style-name="ce5" table:formula="of:=IF(LEN([.F47]) &gt; 0; [.F47]; [.E47])" office:value-type="string" office:string-value="BASAHIN ANG DATA NG UNDERFLOW" calcext:value-type="string">
            <text:p>BASAHIN ANG DATA NG UNDERFLOW</text:p>
          </table:table-cell>
          <table:table-cell table:style-name="ce8" table:formula="of:=IFERROR(__xludf.dummyfunction(&quot;upper(googletranslate(A47,$A$1,&quot;&quot;en&quot;&quot;))&quot;);&quot;READ THE UNDERFLOW DATA&quot;)" office:value-type="string" office:string-value="READ THE UNDERFLOW DATA" calcext:value-type="string">
            <text:p>READ THE UNDERFLOW DATA</text:p>
          </table:table-cell>
          <table:table-cell table:style-name="ce2" table:formula="of:=[$errors.A6]" office:value-type="string" office:string-value="DATA READ UNDERFLOW" calcext:value-type="string">
            <text:p>DATA READ UNDERFLOW</text:p>
          </table:table-cell>
          <table:table-cell/>
          <table:table-cell table:style-name="ce2" table:formula="of:=IFERROR(__xludf.dummyfunction(&quot;UPPER(GOOGLETRANSLATE(if(len(D47) &gt; 0, D47, C47),&quot;&quot;en&quot;&quot;,$A$1))&quot;);&quot;BASAHIN ANG DATA NG UNDERFLOW&quot;)" office:value-type="string" office:string-value="BASAHIN ANG DATA NG UNDERFLOW" calcext:value-type="string">
            <text:p>BASAHIN ANG DATA NG UNDERFLOW</text:p>
          </table:table-cell>
          <table:table-cell table:number-columns-repeated="1019"/>
        </table:table-row>
        <table:table-row table:style-name="ro1">
          <table:table-cell table:style-name="ce5" table:formula="of:=IF(LEN([.F48]) &gt; 0; [.F48]; [.E48])" office:value-type="string" office:string-value="NATUKLASAN ANG KAHULUGAN NG CYCLE" calcext:value-type="string">
            <text:p>NATUKLASAN ANG KAHULUGAN NG CYCLE</text:p>
          </table:table-cell>
          <table:table-cell table:style-name="ce8" table:formula="of:=IFERROR(__xludf.dummyfunction(&quot;upper(googletranslate(A48,$A$1,&quot;&quot;en&quot;&quot;))&quot;);&quot;THE MEANING OF THE CYCLE WAS DISCOVERED&quot;)" office:value-type="string" office:string-value="THE MEANING OF THE CYCLE WAS DISCOVERED" calcext:value-type="string">
            <text:p>THE MEANING OF THE CYCLE WAS DISCOVERED</text:p>
          </table:table-cell>
          <table:table-cell table:style-name="ce2" table:formula="of:=[$errors.A7]" office:value-type="string" office:string-value="DEFINITION CYCLE DISCOVERED" calcext:value-type="string">
            <text:p>DEFINITION CYCLE DISCOVERED</text:p>
          </table:table-cell>
          <table:table-cell/>
          <table:table-cell table:style-name="ce2" table:formula="of:=IFERROR(__xludf.dummyfunction(&quot;UPPER(GOOGLETRANSLATE(if(len(D48) &gt; 0, D48, C48),&quot;&quot;en&quot;&quot;,$A$1))&quot;);&quot;NATUKLASAN ANG KAHULUGAN NG CYCLE&quot;)" office:value-type="string" office:string-value="NATUKLASAN ANG KAHULUGAN NG CYCLE" calcext:value-type="string">
            <text:p>NATUKLASAN ANG KAHULUGAN NG CYCLE</text:p>
          </table:table-cell>
          <table:table-cell table:number-columns-repeated="1019"/>
        </table:table-row>
        <table:table-row table:style-name="ro1">
          <table:table-cell table:style-name="ce5" table:formula="of:=IF(LEN([.F49]) &gt; 0; [.F49]; [.E49])" office:value-type="string" office:string-value="ERROR" calcext:value-type="string">
            <text:p>ERROR</text:p>
          </table:table-cell>
          <table:table-cell table:style-name="ce8" table:formula="of:=IFERROR(__xludf.dummyfunction(&quot;upper(googletranslate(A49,$A$1,&quot;&quot;en&quot;&quot;))&quot;);&quot;ERROR&quot;)" office:value-type="string" office:string-value="ERROR" calcext:value-type="string">
            <text:p>ERROR</text:p>
          </table:table-cell>
          <table:table-cell table:style-name="ce2" table:formula="of:=[$errors.A8]" office:value-type="string" office:string-value="ERROR" calcext:value-type="string">
            <text:p>ERROR</text:p>
          </table:table-cell>
          <table:table-cell/>
          <table:table-cell table:style-name="ce2" table:formula="of:=IFERROR(__xludf.dummyfunction(&quot;UPPER(GOOGLETRANSLATE(if(len(D49) &gt; 0, D49, C49),&quot;&quot;en&quot;&quot;,$A$1))&quot;);&quot;ERROR&quot;)" office:value-type="string" office:string-value="ERROR" calcext:value-type="string">
            <text:p>ERROR</text:p>
          </table:table-cell>
          <table:table-cell table:number-columns-repeated="1019"/>
        </table:table-row>
        <table:table-row table:style-name="ro1">
          <table:table-cell table:style-name="ce5" table:formula="of:=IF(LEN([.F50]) &gt; 0; [.F50]; [.E50])" office:value-type="string" office:string-value="PAGKABIGO" calcext:value-type="string">
            <text:p>PAGKABIGO</text:p>
          </table:table-cell>
          <table:table-cell table:style-name="ce8" table:formula="of:=IFERROR(__xludf.dummyfunction(&quot;upper(googletranslate(A50,$A$1,&quot;&quot;en&quot;&quot;))&quot;);&quot;FAILURE&quot;)" office:value-type="string" office:string-value="FAILURE" calcext:value-type="string">
            <text:p>FAILURE</text:p>
          </table:table-cell>
          <table:table-cell table:style-name="ce2" table:formula="of:=[$errors.A9]" office:value-type="string" office:string-value="FAILURE" calcext:value-type="string">
            <text:p>FAILURE</text:p>
          </table:table-cell>
          <table:table-cell/>
          <table:table-cell table:style-name="ce2" table:formula="of:=IFERROR(__xludf.dummyfunction(&quot;UPPER(GOOGLETRANSLATE(if(len(D50) &gt; 0, D50, C50),&quot;&quot;en&quot;&quot;,$A$1))&quot;);&quot;PAGKABIGO&quot;)" office:value-type="string" office:string-value="PAGKABIGO" calcext:value-type="string">
            <text:p>PAGKABIGO</text:p>
          </table:table-cell>
          <table:table-cell table:number-columns-repeated="1019"/>
        </table:table-row>
        <table:table-row table:style-name="ro1">
          <table:table-cell table:style-name="ce5" table:formula="of:=IF(LEN([.F51]) &gt; 0; [.F51]; [.E51])" office:value-type="string" office:string-value="PARA SA VARIABLE NA DUMAMI NA TINUKOY" calcext:value-type="string">
            <text:p>PARA SA VARIABLE NA DUMAMI NA TINUKOY</text:p>
          </table:table-cell>
          <table:table-cell table:style-name="ce8" table:formula="of:=IFERROR(__xludf.dummyfunction(&quot;upper(googletranslate(A51,$A$1,&quot;&quot;en&quot;&quot;))&quot;);&quot;FOR THE VARIABLE MULTIPLICATION SPECIFIED&quot;)" office:value-type="string" office:string-value="FOR THE VARIABLE MULTIPLICATION SPECIFIED" calcext:value-type="string">
            <text:p>FOR THE VARIABLE MULTIPLICATION SPECIFIED</text:p>
          </table:table-cell>
          <table:table-cell table:style-name="ce2" table:formula="of:=[$errors.A10]" office:value-type="string" office:string-value="FOR VARIABLE MULTIPLY DEFINED" calcext:value-type="string">
            <text:p>FOR VARIABLE MULTIPLY DEFINED</text:p>
          </table:table-cell>
          <table:table-cell/>
          <table:table-cell table:style-name="ce2" table:formula="of:=IFERROR(__xludf.dummyfunction(&quot;UPPER(GOOGLETRANSLATE(if(len(D51) &gt; 0, D51, C51),&quot;&quot;en&quot;&quot;,$A$1))&quot;);&quot;PARA SA VARIABLE NA DUMAMI NA TINUKOY&quot;)" office:value-type="string" office:string-value="PARA SA VARIABLE NA DUMAMI NA TINUKOY" calcext:value-type="string">
            <text:p>PARA SA VARIABLE NA DUMAMI NA TINUKOY</text:p>
          </table:table-cell>
          <table:table-cell table:number-columns-repeated="1019"/>
        </table:table-row>
        <table:table-row table:style-name="ro1">
          <table:table-cell table:style-name="ce5" table:formula="of:=IF(LEN([.F52]) &gt; 0; [.F52]; [.E52])" office:value-type="string" office:string-value="ANG KAHULUGAN NG PAG -ANDAR AY DUMARAMI NA TINUKOY" calcext:value-type="string">
            <text:p>ANG KAHULUGAN NG PAG -ANDAR AY DUMARAMI NA TINUKOY</text:p>
          </table:table-cell>
          <table:table-cell table:style-name="ce8" table:formula="of:=IFERROR(__xludf.dummyfunction(&quot;upper(googletranslate(A52,$A$1,&quot;&quot;en&quot;&quot;))&quot;);&quot;THE DEFINITION OF OPERATION IS INCREASINGLY DEFINED&quot;)" office:value-type="string" office:string-value="THE DEFINITION OF OPERATION IS INCREASINGLY DEFINED" calcext:value-type="string">
            <text:p>THE DEFINITION OF OPERATION IS INCREASINGLY DEFINED</text:p>
          </table:table-cell>
          <table:table-cell table:style-name="ce2" table:formula="of:=[$errors.A11]" office:value-type="string" office:string-value="FUNCTION DEFINITION MULTIPLY DEFINED" calcext:value-type="string">
            <text:p>FUNCTION DEFINITION MULTIPLY DEFINED</text:p>
          </table:table-cell>
          <table:table-cell/>
          <table:table-cell table:style-name="ce2" table:formula="of:=IFERROR(__xludf.dummyfunction(&quot;UPPER(GOOGLETRANSLATE(if(len(D52) &gt; 0, D52, C52),&quot;&quot;en&quot;&quot;,$A$1))&quot;);&quot;ANG KAHULUGAN NG PAG -ANDAR AY DUMARAMI NA TINUKOY&quot;)" office:value-type="string" office:string-value="ANG KAHULUGAN NG PAG -ANDAR AY DUMARAMI NA TINUKOY" calcext:value-type="string">
            <text:p>ANG KAHULUGAN NG PAG -ANDAR AY DUMARAMI NA TINUKOY</text:p>
          </table:table-cell>
          <table:table-cell table:number-columns-repeated="1019"/>
        </table:table-row>
        <table:table-row table:style-name="ro1">
          <table:table-cell table:style-name="ce5" table:formula="of:=IF(LEN([.F53]) &gt; 0; [.F53]; [.E53])" office:value-type="string" office:string-value="PAG -ANDAR NG KAHULUGAN NG FUNCTION NA MISMATCH" calcext:value-type="string">
            <text:p>PAG -ANDAR NG KAHULUGAN NG FUNCTION NA MISMATCH</text:p>
          </table:table-cell>
          <table:table-cell table:style-name="ce8" table:formula="of:=IFERROR(__xludf.dummyfunction(&quot;upper(googletranslate(A53,$A$1,&quot;&quot;en&quot;&quot;))&quot;);&quot;AFFILIATE THE MEANING OF THE MISMATCH FUNCTION&quot;)" office:value-type="string" office:string-value="AFFILIATE THE MEANING OF THE MISMATCH FUNCTION" calcext:value-type="string">
            <text:p>AFFILIATE THE MEANING OF THE MISMATCH FUNCTION</text:p>
          </table:table-cell>
          <table:table-cell table:style-name="ce2" table:formula="of:=[$errors.A12]" office:value-type="string" office:string-value="FUNCTION DEFINITION PARAMETER MISMATCH" calcext:value-type="string">
            <text:p>FUNCTION DEFINITION PARAMETER MISMATCH</text:p>
          </table:table-cell>
          <table:table-cell/>
          <table:table-cell table:style-name="ce2" table:formula="of:=IFERROR(__xludf.dummyfunction(&quot;UPPER(GOOGLETRANSLATE(if(len(D53) &gt; 0, D53, C53),&quot;&quot;en&quot;&quot;,$A$1))&quot;);&quot;PAG -ANDAR NG KAHULUGAN NG FUNCTION NA MISMATCH&quot;)" office:value-type="string" office:string-value="PAG -ANDAR NG KAHULUGAN NG FUNCTION NA MISMATCH" calcext:value-type="string">
            <text:p>PAG -ANDAR NG KAHULUGAN NG FUNCTION NA MISMATCH</text:p>
          </table:table-cell>
          <table:table-cell table:number-columns-repeated="1019"/>
        </table:table-row>
        <table:table-row table:style-name="ro1">
          <table:table-cell table:style-name="ce5" table:formula="of:=IF(LEN([.F54]) &gt; 0; [.F54]; [.E54])" office:value-type="string" office:string-value="OVERFLOW NG GOSUB STACK" calcext:value-type="string">
            <text:p>OVERFLOW NG GOSUB STACK</text:p>
          </table:table-cell>
          <table:table-cell table:style-name="ce8" table:formula="of:=IFERROR(__xludf.dummyfunction(&quot;upper(googletranslate(A54,$A$1,&quot;&quot;en&quot;&quot;))&quot;);&quot;GOSUB STACK OVERFLOW&quot;)" office:value-type="string" office:string-value="GOSUB STACK OVERFLOW" calcext:value-type="string">
            <text:p>GOSUB STACK OVERFLOW</text:p>
          </table:table-cell>
          <table:table-cell table:style-name="ce2" table:formula="of:=[$errors.A13]" office:value-type="string" office:string-value="GOSUB STACK OVERFLOW" calcext:value-type="string">
            <text:p>GOSUB STACK OVERFLOW</text:p>
          </table:table-cell>
          <table:table-cell/>
          <table:table-cell table:style-name="ce2" table:formula="of:=IFERROR(__xludf.dummyfunction(&quot;UPPER(GOOGLETRANSLATE(if(len(D54) &gt; 0, D54, C54),&quot;&quot;en&quot;&quot;,$A$1))&quot;);&quot;OVERFLOW NG GOSUB STACK&quot;)" office:value-type="string" office:string-value="OVERFLOW NG GOSUB STACK" calcext:value-type="string">
            <text:p>OVERFLOW NG GOSUB STACK</text:p>
          </table:table-cell>
          <table:table-cell table:number-columns-repeated="1019"/>
        </table:table-row>
        <table:table-row table:style-name="ro1">
          <table:table-cell table:style-name="ce5" table:formula="of:=IF(LEN([.F55]) &gt; 0; [.F55]; [.E55])" office:value-type="string" office:string-value="GOSUB STACK UNDERFLOW" calcext:value-type="string">
            <text:p>GOSUB STACK UNDERFLOW</text:p>
          </table:table-cell>
          <table:table-cell table:style-name="ce8" table:formula="of:=IFERROR(__xludf.dummyfunction(&quot;upper(googletranslate(A55,$A$1,&quot;&quot;en&quot;&quot;))&quot;);&quot;GOSUB STACK UNDERFLOW&quot;)" office:value-type="string" office:string-value="GOSUB STACK UNDERFLOW" calcext:value-type="string">
            <text:p>GOSUB STACK UNDERFLOW</text:p>
          </table:table-cell>
          <table:table-cell table:style-name="ce2" table:formula="of:=[$errors.A14]" office:value-type="string" office:string-value="GOSUB STACK UNDERFLOW" calcext:value-type="string">
            <text:p>GOSUB STACK UNDERFLOW</text:p>
          </table:table-cell>
          <table:table-cell/>
          <table:table-cell table:style-name="ce2" table:formula="of:=IFERROR(__xludf.dummyfunction(&quot;UPPER(GOOGLETRANSLATE(if(len(D55) &gt; 0, D55, C55),&quot;&quot;en&quot;&quot;,$A$1))&quot;);&quot;GOSUB STACK UNDERFLOW&quot;)" office:value-type="string" office:string-value="GOSUB STACK UNDERFLOW" calcext:value-type="string">
            <text:p>GOSUB STACK UNDERFLOW</text:p>
          </table:table-cell>
          <table:table-cell table:number-columns-repeated="1019"/>
        </table:table-row>
        <table:table-row table:style-name="ro1">
          <table:table-cell table:style-name="ce5" table:formula="of:=IF(LEN([.F56]) &gt; 0; [.F56]; [.E56])" office:value-type="string" office:string-value="INDEX SA LABAS NG SAKLAW" calcext:value-type="string">
            <text:p>INDEX SA LABAS NG SAKLAW</text:p>
          </table:table-cell>
          <table:table-cell table:style-name="ce8" table:formula="of:=IFERROR(__xludf.dummyfunction(&quot;upper(googletranslate(A56,$A$1,&quot;&quot;en&quot;&quot;))&quot;);&quot;INDEX OUT OF RANGE&quot;)" office:value-type="string" office:string-value="INDEX OUT OF RANGE" calcext:value-type="string">
            <text:p>INDEX OUT OF RANGE</text:p>
          </table:table-cell>
          <table:table-cell table:style-name="ce2" table:formula="of:=[$errors.A15]" office:value-type="string" office:string-value="INDEX OUT OF RANGE" calcext:value-type="string">
            <text:p>INDEX OUT OF RANGE</text:p>
          </table:table-cell>
          <table:table-cell/>
          <table:table-cell table:style-name="ce2" table:formula="of:=IFERROR(__xludf.dummyfunction(&quot;UPPER(GOOGLETRANSLATE(if(len(D56) &gt; 0, D56, C56),&quot;&quot;en&quot;&quot;,$A$1))&quot;);&quot;INDEX SA LABAS NG SAKLAW&quot;)" office:value-type="string" office:string-value="INDEX SA LABAS NG SAKLAW" calcext:value-type="string">
            <text:p>INDEX SA LABAS NG SAKLAW</text:p>
          </table:table-cell>
          <table:table-cell table:number-columns-repeated="1019"/>
        </table:table-row>
        <table:table-row table:style-name="ro1">
          <table:table-cell table:style-name="ce5" table:formula="of:=IF(LEN([.F57]) &gt; 0; [.F57]; [.E57])" office:value-type="string" office:string-value="NATUKOY NA ANG LABEL" calcext:value-type="string">
            <text:p>NATUKOY NA ANG LABEL</text:p>
          </table:table-cell>
          <table:table-cell table:style-name="ce8" table:formula="of:=IFERROR(__xludf.dummyfunction(&quot;upper(googletranslate(A57,$A$1,&quot;&quot;en&quot;&quot;))&quot;);&quot;THE LABEL HAS BEEN DETERMINED&quot;)" office:value-type="string" office:string-value="THE LABEL HAS BEEN DETERMINED" calcext:value-type="string">
            <text:p>THE LABEL HAS BEEN DETERMINED</text:p>
          </table:table-cell>
          <table:table-cell table:style-name="ce2" table:formula="of:=[$errors.A16]" office:value-type="string" office:string-value="LABEL ALREADY DEFINED" calcext:value-type="string">
            <text:p>LABEL ALREADY DEFINED</text:p>
          </table:table-cell>
          <table:table-cell/>
          <table:table-cell table:style-name="ce2" table:formula="of:=IFERROR(__xludf.dummyfunction(&quot;UPPER(GOOGLETRANSLATE(if(len(D57) &gt; 0, D57, C57),&quot;&quot;en&quot;&quot;,$A$1))&quot;);&quot;NATUKOY NA ANG LABEL&quot;)" office:value-type="string" office:string-value="NATUKOY NA ANG LABEL" calcext:value-type="string">
            <text:p>NATUKOY NA ANG LABEL</text:p>
          </table:table-cell>
          <table:table-cell table:number-columns-repeated="1019"/>
        </table:table-row>
        <table:table-row table:style-name="ro1">
          <table:table-cell table:style-name="ce5" table:formula="of:=IF(LEN([.F58]) &gt; 0; [.F58]; [.E58])" office:value-type="string" office:string-value="KALIWA / KANANG OPERASYON MISMATCH" calcext:value-type="string">
            <text:p>KALIWA / KANANG OPERASYON MISMATCH</text:p>
          </table:table-cell>
          <table:table-cell table:style-name="ce8" table:formula="of:=IFERROR(__xludf.dummyfunction(&quot;upper(googletranslate(A58,$A$1,&quot;&quot;en&quot;&quot;))&quot;);&quot;LEFT / RIGHT OPERATION MISMATCH&quot;)" office:value-type="string" office:string-value="LEFT / RIGHT OPERATION MISMATCH" calcext:value-type="string">
            <text:p>LEFT / RIGHT OPERATION MISMATCH</text:p>
          </table:table-cell>
          <table:table-cell table:style-name="ce2" table:formula="of:=[$errors.A17]" office:value-type="string" office:string-value="LEFT / RIGHT OPERATION MISMATCH" calcext:value-type="string">
            <text:p>LEFT / RIGHT OPERATION MISMATCH</text:p>
          </table:table-cell>
          <table:table-cell/>
          <table:table-cell table:style-name="ce2" table:formula="of:=IFERROR(__xludf.dummyfunction(&quot;UPPER(GOOGLETRANSLATE(if(len(D58) &gt; 0, D58, C58),&quot;&quot;en&quot;&quot;,$A$1))&quot;);&quot;KALIWA / KANANG OPERASYON MISMATCH&quot;)" office:value-type="string" office:string-value="KALIWA / KANANG OPERASYON MISMATCH" calcext:value-type="string">
            <text:p>KALIWA / KANANG OPERASYON MISMATCH</text:p>
          </table:table-cell>
          <table:table-cell table:number-columns-repeated="1019"/>
        </table:table-row>
        <table:table-row table:style-name="ro1">
          <table:table-cell table:style-name="ce5" table:formula="of:=IF(LEN([.F59]) &gt; 0; [.F59]; [.E59])" office:value-type="string" office:string-value="NEGATIBONG INDEX" calcext:value-type="string">
            <text:p>NEGATIBONG INDEX</text:p>
          </table:table-cell>
          <table:table-cell table:style-name="ce8" table:formula="of:=IFERROR(__xludf.dummyfunction(&quot;upper(googletranslate(A59,$A$1,&quot;&quot;en&quot;&quot;))&quot;);&quot;NEGATIVE INDEX&quot;)" office:value-type="string" office:string-value="NEGATIVE INDEX" calcext:value-type="string">
            <text:p>NEGATIVE INDEX</text:p>
          </table:table-cell>
          <table:table-cell table:style-name="ce2" table:formula="of:=[$errors.A18]" office:value-type="string" office:string-value="NEGATIVE INDEX" calcext:value-type="string">
            <text:p>NEGATIVE INDEX</text:p>
          </table:table-cell>
          <table:table-cell/>
          <table:table-cell table:style-name="ce2" table:formula="of:=IFERROR(__xludf.dummyfunction(&quot;UPPER(GOOGLETRANSLATE(if(len(D59) &gt; 0, D59, C59),&quot;&quot;en&quot;&quot;,$A$1))&quot;);&quot;NEGATIBONG INDEX&quot;)" office:value-type="string" office:string-value="NEGATIBONG INDEX" calcext:value-type="string">
            <text:p>NEGATIBONG INDEX</text:p>
          </table:table-cell>
          <table:table-cell table:number-columns-repeated="1019"/>
        </table:table-row>
        <table:table-row table:style-name="ro1">
          <table:table-cell table:style-name="ce5" table:formula="of:=IF(LEN([.F60]) &gt; 0; [.F60]; [.E60])" office:value-type="string" office:string-value="SUSUNOD SA PARA SA LOOP NA MAY VARIABLE NA STRING" calcext:value-type="string">
            <text:p>SUSUNOD SA PARA SA LOOP NA MAY VARIABLE NA STRING</text:p>
          </table:table-cell>
          <table:table-cell table:style-name="ce8" table:formula="of:=IFERROR(__xludf.dummyfunction(&quot;upper(googletranslate(A60,$A$1,&quot;&quot;en&quot;&quot;))&quot;);&quot;NEXT TO FOR THE LOOP WITH A VARIABLE STRING&quot;)" office:value-type="string" office:string-value="NEXT TO FOR THE LOOP WITH A VARIABLE STRING" calcext:value-type="string">
            <text:p>NEXT TO FOR THE LOOP WITH A VARIABLE STRING</text:p>
          </table:table-cell>
          <table:table-cell table:style-name="ce2" table:formula="of:=[$errors.A19]" office:value-type="string" office:string-value="NEXT ON FOR LOOP WITH STRING VARIABLE" calcext:value-type="string">
            <text:p>NEXT ON FOR LOOP WITH STRING VARIABLE</text:p>
          </table:table-cell>
          <table:table-cell/>
          <table:table-cell table:style-name="ce2" table:formula="of:=IFERROR(__xludf.dummyfunction(&quot;UPPER(GOOGLETRANSLATE(if(len(D60) &gt; 0, D60, C60),&quot;&quot;en&quot;&quot;,$A$1))&quot;);&quot;SUSUNOD SA PARA SA LOOP NA MAY VARIABLE NA STRING&quot;)" office:value-type="string" office:string-value="SUSUNOD SA PARA SA LOOP NA MAY VARIABLE NA STRING" calcext:value-type="string">
            <text:p>SUSUNOD SA PARA SA LOOP NA MAY VARIABLE NA STRING</text:p>
          </table:table-cell>
          <table:table-cell table:number-columns-repeated="1019"/>
        </table:table-row>
        <table:table-row table:style-name="ro1">
          <table:table-cell table:style-name="ce5" table:formula="of:=IF(LEN([.F61]) &gt; 0; [.F61]; [.E61])" office:value-type="string" office:string-value="MISMATCH NG OPERAND" calcext:value-type="string">
            <text:p>MISMATCH NG OPERAND</text:p>
          </table:table-cell>
          <table:table-cell table:style-name="ce8" table:formula="of:=IFERROR(__xludf.dummyfunction(&quot;upper(googletranslate(A61,$A$1,&quot;&quot;en&quot;&quot;))&quot;);&quot;MISMATCH OF OPERAND&quot;)" office:value-type="string" office:string-value="MISMATCH OF OPERAND" calcext:value-type="string">
            <text:p>MISMATCH OF OPERAND</text:p>
          </table:table-cell>
          <table:table-cell table:style-name="ce2" table:formula="of:=[$errors.A20]" office:value-type="string" office:string-value="OPERAND MISMATCH" calcext:value-type="string">
            <text:p>OPERAND MISMATCH</text:p>
          </table:table-cell>
          <table:table-cell/>
          <table:table-cell table:style-name="ce2" table:formula="of:=IFERROR(__xludf.dummyfunction(&quot;UPPER(GOOGLETRANSLATE(if(len(D61) &gt; 0, D61, C61),&quot;&quot;en&quot;&quot;,$A$1))&quot;);&quot;MISMATCH NG OPERAND&quot;)" office:value-type="string" office:string-value="MISMATCH NG OPERAND" calcext:value-type="string">
            <text:p>MISMATCH NG OPERAND</text:p>
          </table:table-cell>
          <table:table-cell table:number-columns-repeated="1019"/>
        </table:table-row>
        <table:table-row table:style-name="ro1">
          <table:table-cell table:style-name="ce5" table:formula="of:=IF(LEN([.F62]) &gt; 0; [.F62]; [.E62])" office:value-type="string" office:string-value="ANG PAGPIPILIAN AY NANGANGAILANGAN NG ISANG WIKA" calcext:value-type="string">
            <text:p>ANG PAGPIPILIAN AY NANGANGAILANGAN NG ISANG WIKA</text:p>
          </table:table-cell>
          <table:table-cell table:style-name="ce8" table:formula="of:=IFERROR(__xludf.dummyfunction(&quot;upper(googletranslate(A62,$A$1,&quot;&quot;en&quot;&quot;))&quot;);&quot;THE CHOICE REQUIRES A LANGUAGE&quot;)" office:value-type="string" office:string-value="THE CHOICE REQUIRES A LANGUAGE" calcext:value-type="string">
            <text:p>THE CHOICE REQUIRES A LANGUAGE</text:p>
          </table:table-cell>
          <table:table-cell table:style-name="ce2" table:formula="of:=[$errors.A21]" office:value-type="string" office:string-value="OPTION REQUIRES A LANGUAGE" calcext:value-type="string">
            <text:p>OPTION REQUIRES A LANGUAGE</text:p>
          </table:table-cell>
          <table:table-cell/>
          <table:table-cell table:style-name="ce2" table:formula="of:=IFERROR(__xludf.dummyfunction(&quot;UPPER(GOOGLETRANSLATE(if(len(D62) &gt; 0, D62, C62),&quot;&quot;en&quot;&quot;,$A$1))&quot;);&quot;ANG PAGPIPILIAN AY NANGANGAILANGAN NG ISANG WIKA&quot;)" office:value-type="string" office:string-value="ANG PAGPIPILIAN AY NANGANGAILANGAN NG ISANG WIKA" calcext:value-type="string">
            <text:p>ANG PAGPIPILIAN AY NANGANGAILANGAN NG ISANG WIKA</text:p>
          </table:table-cell>
          <table:table-cell table:number-columns-repeated="1019"/>
        </table:table-row>
        <table:table-row table:style-name="ro1">
          <table:table-cell table:style-name="ce5" table:formula="of:=IF(LEN([.F63]) &gt; 0; [.F63]; [.E63])" office:value-type="string" office:string-value="MANGYARING SURIIN ANG MGA SETTING NG WIKA O VARIABLE NG KAPALIGIRAN" calcext:value-type="string">
            <text:p>MANGYARING SURIIN ANG MGA SETTING NG WIKA O VARIABLE NG KAPALIGIRAN</text:p>
          </table:table-cell>
          <table:table-cell table:style-name="ce8" table:formula="of:=IFERROR(__xludf.dummyfunction(&quot;upper(googletranslate(A63,$A$1,&quot;&quot;en&quot;&quot;))&quot;);&quot;PLEASE CHECK THE LANGUAGE OR VARIABLE SETTINGS OF THE ENVIRONMENT&quot;)" office:value-type="string" office:string-value="PLEASE CHECK THE LANGUAGE OR VARIABLE SETTINGS OF THE ENVIRONMENT" calcext:value-type="string">
            <text:p>PLEASE CHECK THE LANGUAGE OR VARIABLE SETTINGS OF THE ENVIRONMENT</text:p>
          </table:table-cell>
          <table:table-cell table:style-name="ce2" table:formula="of:=[$errors.A22]" office:value-type="string" office:string-value="PLEASE CHECK LANGUAGE SETTINGS OR ENVIRONMENT VARIABLE" calcext:value-type="string">
            <text:p>PLEASE CHECK LANGUAGE SETTINGS OR ENVIRONMENT VARIABLE</text:p>
          </table:table-cell>
          <table:table-cell/>
          <table:table-cell table:style-name="ce2" table:formula="of:=IFERROR(__xludf.dummyfunction(&quot;UPPER(GOOGLETRANSLATE(if(len(D63) &gt; 0, D63, C63),&quot;&quot;en&quot;&quot;,$A$1))&quot;);&quot;MANGYARING SURIIN ANG MGA SETTING NG WIKA O VARIABLE NG KAPALIGIRAN&quot;)" office:value-type="string" office:string-value="MANGYARING SURIIN ANG MGA SETTING NG WIKA O VARIABLE NG KAPALIGIRAN" calcext:value-type="string">
            <text:p>MANGYARING SURIIN ANG MGA SETTING NG WIKA O VARIABLE NG KAPALIGIRAN</text:p>
          </table:table-cell>
          <table:table-cell table:number-columns-repeated="1019"/>
        </table:table-row>
        <table:table-row table:style-name="ro1">
          <table:table-cell table:style-name="ce5" table:formula="of:=IF(LEN([.F64]) &gt; 0; [.F64]; [.E64])" office:value-type="string" office:string-value="STRING ERROR SA LOGIC NG STRING" calcext:value-type="string">
            <text:p>STRING ERROR SA LOGIC NG STRING</text:p>
          </table:table-cell>
          <table:table-cell table:style-name="ce8" table:formula="of:=IFERROR(__xludf.dummyfunction(&quot;upper(googletranslate(A64,$A$1,&quot;&quot;en&quot;&quot;))&quot;);&quot;STRING ERROR IN LOGIC OF STRING&quot;)" office:value-type="string" office:string-value="STRING ERROR IN LOGIC OF STRING" calcext:value-type="string">
            <text:p>STRING ERROR IN LOGIC OF STRING</text:p>
          </table:table-cell>
          <table:table-cell table:style-name="ce2" table:formula="of:=[$errors.A23]" office:value-type="string" office:string-value="STRING MATH LOGIC ERROR" calcext:value-type="string">
            <text:p>STRING MATH LOGIC ERROR</text:p>
          </table:table-cell>
          <table:table-cell/>
          <table:table-cell table:style-name="ce2" table:formula="of:=IFERROR(__xludf.dummyfunction(&quot;UPPER(GOOGLETRANSLATE(if(len(D64) &gt; 0, D64, C64),&quot;&quot;en&quot;&quot;,$A$1))&quot;);&quot;STRING ERROR SA LOGIC NG STRING&quot;)" office:value-type="string" office:string-value="STRING ERROR SA LOGIC NG STRING" calcext:value-type="string">
            <text:p>STRING ERROR SA LOGIC NG STRING</text:p>
          </table:table-cell>
          <table:table-cell table:number-columns-repeated="1019"/>
        </table:table-row>
        <table:table-row table:style-name="ro1">
          <table:table-cell table:style-name="ce5" table:formula="of:=IF(LEN([.F65]) &gt; 0; [.F65]; [.E65])" office:value-type="string" office:string-value="ERROR SA SYNTAX" calcext:value-type="string">
            <text:p>ERROR SA SYNTAX</text:p>
          </table:table-cell>
          <table:table-cell table:style-name="ce8" table:formula="of:=IFERROR(__xludf.dummyfunction(&quot;upper(googletranslate(A65,$A$1,&quot;&quot;en&quot;&quot;))&quot;);&quot;SYNTAX ERROR&quot;)" office:value-type="string" office:string-value="SYNTAX ERROR" calcext:value-type="string">
            <text:p>SYNTAX ERROR</text:p>
          </table:table-cell>
          <table:table-cell table:style-name="ce2" table:formula="of:=[$errors.A24]" office:value-type="string" office:string-value="SYNTAX ERROR" calcext:value-type="string">
            <text:p>SYNTAX ERROR</text:p>
          </table:table-cell>
          <table:table-cell/>
          <table:table-cell table:style-name="ce2" table:formula="of:=IFERROR(__xludf.dummyfunction(&quot;UPPER(GOOGLETRANSLATE(if(len(D65) &gt; 0, D65, C65),&quot;&quot;en&quot;&quot;,$A$1))&quot;);&quot;ERROR SA SYNTAX&quot;)" office:value-type="string" office:string-value="ERROR SA SYNTAX" calcext:value-type="string">
            <text:p>ERROR SA SYNTAX</text:p>
          </table:table-cell>
          <table:table-cell table:number-columns-repeated="1019"/>
        </table:table-row>
        <table:table-row table:style-name="ro1">
          <table:table-cell table:style-name="ce5" table:formula="of:=IF(LEN([.F66]) &gt; 0; [.F66]; [.E66])" office:value-type="string" office:string-value="HINDI MABUKSAN ANG FILE" calcext:value-type="string">
            <text:p>HINDI MABUKSAN ANG FILE</text:p>
          </table:table-cell>
          <table:table-cell table:style-name="ce8" table:formula="of:=IFERROR(__xludf.dummyfunction(&quot;upper(googletranslate(A66,$A$1,&quot;&quot;en&quot;&quot;))&quot;);&quot;THE FILE CAN NOT BE OPENED&quot;)" office:value-type="string" office:string-value="THE FILE CAN NOT BE OPENED" calcext:value-type="string">
            <text:p>THE FILE CAN NOT BE OPENED</text:p>
          </table:table-cell>
          <table:table-cell table:style-name="ce2" table:formula="of:=[$errors.A25]" office:value-type="string" office:string-value="UNABLE TO OPEN FILE" calcext:value-type="string">
            <text:p>UNABLE TO OPEN FILE</text:p>
          </table:table-cell>
          <table:table-cell/>
          <table:table-cell table:style-name="ce2" table:formula="of:=IFERROR(__xludf.dummyfunction(&quot;UPPER(GOOGLETRANSLATE(if(len(D66) &gt; 0, D66, C66),&quot;&quot;en&quot;&quot;,$A$1))&quot;);&quot;HINDI MABUKSAN ANG FILE&quot;)" office:value-type="string" office:string-value="HINDI MABUKSAN ANG FILE" calcext:value-type="string">
            <text:p>HINDI MABUKSAN ANG FILE</text:p>
          </table:table-cell>
          <table:table-cell table:number-columns-repeated="1019"/>
        </table:table-row>
        <table:table-row table:style-name="ro1">
          <table:table-cell table:style-name="ce5" table:formula="of:=IF(LEN([.F67]) &gt; 0; [.F67]; [.E67])" office:value-type="string" office:string-value="HINDI MABUKSAN UPANG BUKSAN ANG FILE PARA SA PAGBABASA" calcext:value-type="string">
            <text:p>HINDI MABUKSAN UPANG BUKSAN ANG FILE PARA SA PAGBABASA</text:p>
          </table:table-cell>
          <table:table-cell table:style-name="ce8" table:formula="of:=IFERROR(__xludf.dummyfunction(&quot;upper(googletranslate(A67,$A$1,&quot;&quot;en&quot;&quot;))&quot;);&quot;UNABLE TO OPEN TO OPEN THE FILE FOR READING&quot;)" office:value-type="string" office:string-value="UNABLE TO OPEN TO OPEN THE FILE FOR READING" calcext:value-type="string">
            <text:p>UNABLE TO OPEN TO OPEN THE FILE FOR READING</text:p>
          </table:table-cell>
          <table:table-cell table:style-name="ce2" table:formula="of:=[$errors.A26]" office:value-type="string" office:string-value="UNABLE TO OPEN TO OPEN FILE FOR READING" calcext:value-type="string">
            <text:p>UNABLE TO OPEN TO OPEN FILE FOR READING</text:p>
          </table:table-cell>
          <table:table-cell/>
          <table:table-cell table:style-name="ce2" table:formula="of:=IFERROR(__xludf.dummyfunction(&quot;UPPER(GOOGLETRANSLATE(if(len(D67) &gt; 0, D67, C67),&quot;&quot;en&quot;&quot;,$A$1))&quot;);&quot;HINDI MABUKSAN UPANG BUKSAN ANG FILE PARA SA PAGBABASA&quot;)" office:value-type="string" office:string-value="HINDI MABUKSAN UPANG BUKSAN ANG FILE PARA SA PAGBABASA" calcext:value-type="string">
            <text:p>HINDI MABUKSAN UPANG BUKSAN ANG FILE PARA SA PAGBABASA</text:p>
          </table:table-cell>
          <table:table-cell table:number-columns-repeated="1019"/>
        </table:table-row>
        <table:table-row table:style-name="ro1">
          <table:table-cell table:style-name="ce5" table:formula="of:=IF(LEN([.F68]) &gt; 0; [.F68]; [.E68])" office:value-type="string" office:string-value="HINDI NATUKOY NA LABEL" calcext:value-type="string">
            <text:p>HINDI NATUKOY NA LABEL</text:p>
          </table:table-cell>
          <table:table-cell table:style-name="ce8" table:formula="of:=IFERROR(__xludf.dummyfunction(&quot;upper(googletranslate(A68,$A$1,&quot;&quot;en&quot;&quot;))&quot;);&quot;UNSPECIFIED LABEL&quot;)" office:value-type="string" office:string-value="UNSPECIFIED LABEL" calcext:value-type="string">
            <text:p>UNSPECIFIED LABEL</text:p>
          </table:table-cell>
          <table:table-cell table:style-name="ce2" table:formula="of:=[$errors.A27]" office:value-type="string" office:string-value="UNDEFINED LABEL" calcext:value-type="string">
            <text:p>UNDEFINED LABEL</text:p>
          </table:table-cell>
          <table:table-cell/>
          <table:table-cell table:style-name="ce2" table:formula="of:=IFERROR(__xludf.dummyfunction(&quot;UPPER(GOOGLETRANSLATE(if(len(D68) &gt; 0, D68, C68),&quot;&quot;en&quot;&quot;,$A$1))&quot;);&quot;HINDI NATUKOY NA LABEL&quot;)" office:value-type="string" office:string-value="HINDI NATUKOY NA LABEL" calcext:value-type="string">
            <text:p>HINDI NATUKOY NA LABEL</text:p>
          </table:table-cell>
          <table:table-cell table:number-columns-repeated="1019"/>
        </table:table-row>
        <table:table-row table:style-name="ro1">
          <table:table-cell table:style-name="ce5" table:formula="of:=IF(LEN([.F69]) &gt; 0; [.F69]; [.E69])" office:value-type="string" office:string-value="HINDI NAG -IISANG OPERASYON" calcext:value-type="string">
            <text:p>HINDI NAG -IISANG OPERASYON</text:p>
          </table:table-cell>
          <table:table-cell table:style-name="ce8" table:formula="of:=IFERROR(__xludf.dummyfunction(&quot;upper(googletranslate(A69,$A$1,&quot;&quot;en&quot;&quot;))&quot;);&quot;UNACCOMPANIED&quot;)" office:value-type="string" office:string-value="UNACCOMPANIED" calcext:value-type="string">
            <text:p>UNACCOMPANIED</text:p>
          </table:table-cell>
          <table:table-cell table:style-name="ce2" table:formula="of:=[$errors.A28]" office:value-type="string" office:string-value="UNHANDLED OPERATION" calcext:value-type="string">
            <text:p>UNHANDLED OPERATION</text:p>
          </table:table-cell>
          <table:table-cell/>
          <table:table-cell table:style-name="ce2" table:formula="of:=IFERROR(__xludf.dummyfunction(&quot;UPPER(GOOGLETRANSLATE(if(len(D69) &gt; 0, D69, C69),&quot;&quot;en&quot;&quot;,$A$1))&quot;);&quot;HINDI NAG -IISANG OPERASYON&quot;)" office:value-type="string" office:string-value="HINDI NAG -IISANG OPERASYON" calcext:value-type="string">
            <text:p>HINDI NAG -IISANG OPERASYON</text:p>
          </table:table-cell>
          <table:table-cell table:number-columns-repeated="1019"/>
        </table:table-row>
        <table:table-row table:style-name="ro1">
          <table:table-cell table:style-name="ce5" table:formula="of:=IF(LEN([.F70]) &gt; 0; [.F70]; [.E70])" office:value-type="string" office:string-value="HINDI NAKA -IWAS NA CODE NG OPERASYON" calcext:value-type="string">
            <text:p>HINDI NAKA -IWAS NA CODE NG OPERASYON</text:p>
          </table:table-cell>
          <table:table-cell table:style-name="ce8" table:formula="of:=IFERROR(__xludf.dummyfunction(&quot;upper(googletranslate(A70,$A$1,&quot;&quot;en&quot;&quot;))&quot;);&quot;UNBEARABLE OPERATION CODE&quot;)" office:value-type="string" office:string-value="UNBEARABLE OPERATION CODE" calcext:value-type="string">
            <text:p>UNBEARABLE OPERATION CODE</text:p>
          </table:table-cell>
          <table:table-cell table:style-name="ce2" table:formula="of:=[$errors.A29]" office:value-type="string" office:string-value="UNHANDLED OPERATION CODE" calcext:value-type="string">
            <text:p>UNHANDLED OPERATION CODE</text:p>
          </table:table-cell>
          <table:table-cell/>
          <table:table-cell table:style-name="ce2" table:formula="of:=IFERROR(__xludf.dummyfunction(&quot;UPPER(GOOGLETRANSLATE(if(len(D70) &gt; 0, D70, C70),&quot;&quot;en&quot;&quot;,$A$1))&quot;);&quot;HINDI NAKA -IWAS NA CODE NG OPERASYON&quot;)" office:value-type="string" office:string-value="HINDI NAKA -IWAS NA CODE NG OPERASYON" calcext:value-type="string">
            <text:p>HINDI NAKA -IWAS NA CODE NG OPERASYON</text:p>
          </table:table-cell>
          <table:table-cell table:number-columns-repeated="1019"/>
        </table:table-row>
        <table:table-row table:style-name="ro1">
          <table:table-cell table:style-name="ce5" table:formula="of:=IF(LEN([.F71]) &gt; 0; [.F71]; [.E71])" office:value-type="string" office:string-value="HINDI ALAM KUNG LABEL" calcext:value-type="string">
            <text:p>HINDI ALAM KUNG LABEL</text:p>
          </table:table-cell>
          <table:table-cell table:style-name="ce8" table:formula="of:=IFERROR(__xludf.dummyfunction(&quot;upper(googletranslate(A71,$A$1,&quot;&quot;en&quot;&quot;))&quot;);&quot;DON'T KNOW IF LABEL&quot;)" office:value-type="string" office:string-value="DON'T KNOW IF LABEL" calcext:value-type="string">
            <text:p>DON'T KNOW IF LABEL</text:p>
          </table:table-cell>
          <table:table-cell table:style-name="ce2" table:formula="of:=[$errors.A30]" office:value-type="string" office:string-value="UNKNOWN IF LABEL" calcext:value-type="string">
            <text:p>UNKNOWN IF LABEL</text:p>
          </table:table-cell>
          <table:table-cell/>
          <table:table-cell table:style-name="ce2" table:formula="of:=IFERROR(__xludf.dummyfunction(&quot;UPPER(GOOGLETRANSLATE(if(len(D71) &gt; 0, D71, C71),&quot;&quot;en&quot;&quot;,$A$1))&quot;);&quot;HINDI ALAM KUNG LABEL&quot;)" office:value-type="string" office:string-value="HINDI ALAM KUNG LABEL" calcext:value-type="string">
            <text:p>HINDI ALAM KUNG LABEL</text:p>
          </table:table-cell>
          <table:table-cell table:number-columns-repeated="1019"/>
        </table:table-row>
        <table:table-row table:style-name="ro1">
          <table:table-cell table:style-name="ce5" table:formula="of:=IF(LEN([.F72]) &gt; 0; [.F72]; [.E72])" office:value-type="string" office:string-value="HINDI NAKIKILALANG DOBLENG OPERASYON SA MATEMATIKA" calcext:value-type="string">
            <text:p>HINDI NAKIKILALANG DOBLENG OPERASYON SA MATEMATIKA</text:p>
          </table:table-cell>
          <table:table-cell table:style-name="ce8" table:formula="of:=IFERROR(__xludf.dummyfunction(&quot;upper(googletranslate(A72,$A$1,&quot;&quot;en&quot;&quot;))&quot;);&quot;ANONYMOUS DOUBLE MATHEMATICAL OPERATION&quot;)" office:value-type="string" office:string-value="ANONYMOUS DOUBLE MATHEMATICAL OPERATION" calcext:value-type="string">
            <text:p>ANONYMOUS DOUBLE MATHEMATICAL OPERATION</text:p>
          </table:table-cell>
          <table:table-cell table:style-name="ce2" table:formula="of:=[$errors.A31]" office:value-type="string" office:string-value="UNRECOGNIZED DOUBLE MATH OPERATION" calcext:value-type="string">
            <text:p>UNRECOGNIZED DOUBLE MATH OPERATION</text:p>
          </table:table-cell>
          <table:table-cell/>
          <table:table-cell table:style-name="ce2" table:formula="of:=IFERROR(__xludf.dummyfunction(&quot;UPPER(GOOGLETRANSLATE(if(len(D72) &gt; 0, D72, C72),&quot;&quot;en&quot;&quot;,$A$1))&quot;);&quot;HINDI NAKIKILALANG DOBLENG OPERASYON SA MATEMATIKA&quot;)" office:value-type="string" office:string-value="HINDI NAKIKILALANG DOBLENG OPERASYON SA MATEMATIKA" calcext:value-type="string">
            <text:p>HINDI NAKIKILALANG DOBLENG OPERASYON SA MATEMATIKA</text:p>
          </table:table-cell>
          <table:table-cell table:number-columns-repeated="1019"/>
        </table:table-row>
        <table:table-row table:style-name="ro1">
          <table:table-cell table:style-name="ce5" table:formula="of:=IF(LEN([.F73]) &gt; 0; [.F73]; [.E73])" office:value-type="string" office:string-value="HINDI NAKIKILALANG KAHULUGAN NG PAG -ANDAR" calcext:value-type="string">
            <text:p>HINDI NAKIKILALANG KAHULUGAN NG PAG -ANDAR</text:p>
          </table:table-cell>
          <table:table-cell table:style-name="ce8" table:formula="of:=IFERROR(__xludf.dummyfunction(&quot;upper(googletranslate(A73,$A$1,&quot;&quot;en&quot;&quot;))&quot;);&quot;UNKNOWN&quot;)" office:value-type="string" office:string-value="UNKNOWN" calcext:value-type="string">
            <text:p>UNKNOWN</text:p>
          </table:table-cell>
          <table:table-cell table:style-name="ce2" table:formula="of:=[$errors.A32]" office:value-type="string" office:string-value="UNRECOGNIZED FUNCTION DEFINITION" calcext:value-type="string">
            <text:p>UNRECOGNIZED FUNCTION DEFINITION</text:p>
          </table:table-cell>
          <table:table-cell/>
          <table:table-cell table:style-name="ce2" table:formula="of:=IFERROR(__xludf.dummyfunction(&quot;UPPER(GOOGLETRANSLATE(if(len(D73) &gt; 0, D73, C73),&quot;&quot;en&quot;&quot;,$A$1))&quot;);&quot;HINDI NAKIKILALANG KAHULUGAN NG PAG -ANDAR&quot;)" office:value-type="string" office:string-value="HINDI NAKIKILALANG KAHULUGAN NG PAG -ANDAR" calcext:value-type="string">
            <text:p>HINDI NAKIKILALANG KAHULUGAN NG PAG -ANDAR</text:p>
          </table:table-cell>
          <table:table-cell table:number-columns-repeated="1019"/>
        </table:table-row>
        <table:table-row table:style-name="ro1">
          <table:table-cell table:style-name="ce5" table:formula="of:=IF(LEN([.F74]) &gt; 0; [.F74]; [.E74])" office:value-type="string" office:string-value="HINDI NAKIKILALANG LABEL NG GOSUB" calcext:value-type="string">
            <text:p>HINDI NAKIKILALANG LABEL NG GOSUB</text:p>
          </table:table-cell>
          <table:table-cell table:style-name="ce8" table:formula="of:=IFERROR(__xludf.dummyfunction(&quot;upper(googletranslate(A74,$A$1,&quot;&quot;en&quot;&quot;))&quot;);&quot;UNKNOWN GOSUB LABEL&quot;)" office:value-type="string" office:string-value="UNKNOWN GOSUB LABEL" calcext:value-type="string">
            <text:p>UNKNOWN GOSUB LABEL</text:p>
          </table:table-cell>
          <table:table-cell table:style-name="ce2" table:formula="of:=[$errors.A33]" office:value-type="string" office:string-value="UNRECOGNIZED GOSUB LABEL" calcext:value-type="string">
            <text:p>UNRECOGNIZED GOSUB LABEL</text:p>
          </table:table-cell>
          <table:table-cell/>
          <table:table-cell table:style-name="ce2" table:formula="of:=IFERROR(__xludf.dummyfunction(&quot;UPPER(GOOGLETRANSLATE(if(len(D74) &gt; 0, D74, C74),&quot;&quot;en&quot;&quot;,$A$1))&quot;);&quot;HINDI NAKIKILALANG LABEL NG GOSUB&quot;)" office:value-type="string" office:string-value="HINDI NAKIKILALANG LABEL NG GOSUB" calcext:value-type="string">
            <text:p>HINDI NAKIKILALANG LABEL NG GOSUB</text:p>
          </table:table-cell>
          <table:table-cell table:number-columns-repeated="1019"/>
        </table:table-row>
        <table:table-row table:style-name="ro1">
          <table:table-cell table:style-name="ce5" table:formula="of:=IF(LEN([.F75]) &gt; 0; [.F75]; [.E75])" office:value-type="string" office:string-value="HINDI NAKIKILALANG LABEL NG GOTO" calcext:value-type="string">
            <text:p>HINDI NAKIKILALANG LABEL NG GOTO</text:p>
          </table:table-cell>
          <table:table-cell table:style-name="ce8" table:formula="of:=IFERROR(__xludf.dummyfunction(&quot;upper(googletranslate(A75,$A$1,&quot;&quot;en&quot;&quot;))&quot;);&quot;UNKNOWN GOTO LABEL&quot;)" office:value-type="string" office:string-value="UNKNOWN GOTO LABEL" calcext:value-type="string">
            <text:p>UNKNOWN GOTO LABEL</text:p>
          </table:table-cell>
          <table:table-cell table:style-name="ce2" table:formula="of:=[$errors.A34]" office:value-type="string" office:string-value="UNRECOGNIZED GOTO LABEL" calcext:value-type="string">
            <text:p>UNRECOGNIZED GOTO LABEL</text:p>
          </table:table-cell>
          <table:table-cell/>
          <table:table-cell table:style-name="ce2" table:formula="of:=IFERROR(__xludf.dummyfunction(&quot;UPPER(GOOGLETRANSLATE(if(len(D75) &gt; 0, D75, C75),&quot;&quot;en&quot;&quot;,$A$1))&quot;);&quot;HINDI NAKIKILALANG LABEL NG GOTO&quot;)" office:value-type="string" office:string-value="HINDI NAKIKILALANG LABEL NG GOTO" calcext:value-type="string">
            <text:p>HINDI NAKIKILALANG LABEL NG GOTO</text:p>
          </table:table-cell>
          <table:table-cell table:number-columns-repeated="1019"/>
        </table:table-row>
        <table:table-row table:style-name="ro1">
          <table:table-cell table:style-name="ce5" table:formula="of:=IF(LEN([.F76]) &gt; 0; [.F76]; [.E76])" office:value-type="string" office:string-value="HINDI NAKIKILALANG INPUT" calcext:value-type="string">
            <text:p>HINDI NAKIKILALANG INPUT</text:p>
          </table:table-cell>
          <table:table-cell table:style-name="ce8" table:formula="of:=IFERROR(__xludf.dummyfunction(&quot;upper(googletranslate(A76,$A$1,&quot;&quot;en&quot;&quot;))&quot;);&quot;UNKNOWN INPUT&quot;)" office:value-type="string" office:string-value="UNKNOWN INPUT" calcext:value-type="string">
            <text:p>UNKNOWN INPUT</text:p>
          </table:table-cell>
          <table:table-cell table:style-name="ce2" table:formula="of:=[$errors.A35]" office:value-type="string" office:string-value="UNRECOGNIZED INPUT" calcext:value-type="string">
            <text:p>UNRECOGNIZED INPUT</text:p>
          </table:table-cell>
          <table:table-cell/>
          <table:table-cell table:style-name="ce2" table:formula="of:=IFERROR(__xludf.dummyfunction(&quot;UPPER(GOOGLETRANSLATE(if(len(D76) &gt; 0, D76, C76),&quot;&quot;en&quot;&quot;,$A$1))&quot;);&quot;HINDI NAKIKILALANG INPUT&quot;)" office:value-type="string" office:string-value="HINDI NAKIKILALANG INPUT" calcext:value-type="string">
            <text:p>HINDI NAKIKILALANG INPUT</text:p>
          </table:table-cell>
          <table:table-cell table:number-columns-repeated="1019"/>
        </table:table-row>
        <table:table-row table:style-name="ro1">
          <table:table-cell table:style-name="ce5" table:formula="of:=IF(LEN([.F77]) &gt; 0; [.F77]; [.E77])" office:value-type="string" office:string-value="HINDI NAKIKILALANG OPERASYON NG INTEGER MATEMATIKA" calcext:value-type="string">
            <text:p>HINDI NAKIKILALANG OPERASYON NG INTEGER MATEMATIKA</text:p>
          </table:table-cell>
          <table:table-cell table:style-name="ce8" table:formula="of:=IFERROR(__xludf.dummyfunction(&quot;upper(googletranslate(A77,$A$1,&quot;&quot;en&quot;&quot;))&quot;);&quot;UNKNOWN OPERATION OF INTEGER MATH&quot;)" office:value-type="string" office:string-value="UNKNOWN OPERATION OF INTEGER MATH" calcext:value-type="string">
            <text:p>UNKNOWN OPERATION OF INTEGER MATH</text:p>
          </table:table-cell>
          <table:table-cell table:style-name="ce2" table:formula="of:=[$errors.A36]" office:value-type="string" office:string-value="UNRECOGNIZED INTEGER MATH OPERATION" calcext:value-type="string">
            <text:p>UNRECOGNIZED INTEGER MATH OPERATION</text:p>
          </table:table-cell>
          <table:table-cell/>
          <table:table-cell table:style-name="ce2" table:formula="of:=IFERROR(__xludf.dummyfunction(&quot;UPPER(GOOGLETRANSLATE(if(len(D77) &gt; 0, D77, C77),&quot;&quot;en&quot;&quot;,$A$1))&quot;);&quot;HINDI NAKIKILALANG OPERASYON NG INTEGER MATEMATIKA&quot;)" office:value-type="string" office:string-value="HINDI NAKIKILALANG OPERASYON NG INTEGER MATEMATIKA" calcext:value-type="string">
            <text:p>HINDI NAKIKILALANG OPERASYON NG INTEGER MATEMATIKA</text:p>
          </table:table-cell>
          <table:table-cell table:number-columns-repeated="1019"/>
        </table:table-row>
        <table:table-row table:style-name="ro1">
          <table:table-cell table:style-name="ce5" table:formula="of:=IF(LEN([.F78]) &gt; 0; [.F78]; [.E78])" office:value-type="string" office:string-value="HINDI NAKIKILALANG URI NG MATEMATIKA" calcext:value-type="string">
            <text:p>HINDI NAKIKILALANG URI NG MATEMATIKA</text:p>
          </table:table-cell>
          <table:table-cell table:style-name="ce8" table:formula="of:=IFERROR(__xludf.dummyfunction(&quot;upper(googletranslate(A78,$A$1,&quot;&quot;en&quot;&quot;))&quot;);&quot;ANONYMOUS TYPE OF MATH&quot;)" office:value-type="string" office:string-value="ANONYMOUS TYPE OF MATH" calcext:value-type="string">
            <text:p>ANONYMOUS TYPE OF MATH</text:p>
          </table:table-cell>
          <table:table-cell table:style-name="ce2" table:formula="of:=[$errors.A37]" office:value-type="string" office:string-value="UNRECOGNIZED MATH TYPE" calcext:value-type="string">
            <text:p>UNRECOGNIZED MATH TYPE</text:p>
          </table:table-cell>
          <table:table-cell/>
          <table:table-cell table:style-name="ce2" table:formula="of:=IFERROR(__xludf.dummyfunction(&quot;UPPER(GOOGLETRANSLATE(if(len(D78) &gt; 0, D78, C78),&quot;&quot;en&quot;&quot;,$A$1))&quot;);&quot;HINDI NAKIKILALANG URI NG MATEMATIKA&quot;)" office:value-type="string" office:string-value="HINDI NAKIKILALANG URI NG MATEMATIKA" calcext:value-type="string">
            <text:p>HINDI NAKIKILALANG URI NG MATEMATIKA</text:p>
          </table:table-cell>
          <table:table-cell table:number-columns-repeated="1019"/>
        </table:table-row>
        <table:table-row table:style-name="ro1">
          <table:table-cell table:style-name="ce5" table:formula="of:=IF(LEN([.F79]) &gt; 0; [.F79]; [.E79])" office:value-type="string" office:string-value="HINDI NAKIKILALANG SUSUNOD NA VARIABLE" calcext:value-type="string">
            <text:p>HINDI NAKIKILALANG SUSUNOD NA VARIABLE</text:p>
          </table:table-cell>
          <table:table-cell table:style-name="ce8" table:formula="of:=IFERROR(__xludf.dummyfunction(&quot;upper(googletranslate(A79,$A$1,&quot;&quot;en&quot;&quot;))&quot;);&quot;UNKNOWN NEXT VARIABLE&quot;)" office:value-type="string" office:string-value="UNKNOWN NEXT VARIABLE" calcext:value-type="string">
            <text:p>UNKNOWN NEXT VARIABLE</text:p>
          </table:table-cell>
          <table:table-cell table:style-name="ce2" table:formula="of:=[$errors.A38]" office:value-type="string" office:string-value="UNRECOGNIZED NEXT VARIABLE" calcext:value-type="string">
            <text:p>UNRECOGNIZED NEXT VARIABLE</text:p>
          </table:table-cell>
          <table:table-cell/>
          <table:table-cell table:style-name="ce2" table:formula="of:=IFERROR(__xludf.dummyfunction(&quot;UPPER(GOOGLETRANSLATE(if(len(D79) &gt; 0, D79, C79),&quot;&quot;en&quot;&quot;,$A$1))&quot;);&quot;HINDI NAKIKILALANG SUSUNOD NA VARIABLE&quot;)" office:value-type="string" office:string-value="HINDI NAKIKILALANG SUSUNOD NA VARIABLE" calcext:value-type="string">
            <text:p>HINDI NAKIKILALANG SUSUNOD NA VARIABLE</text:p>
          </table:table-cell>
          <table:table-cell table:number-columns-repeated="1019"/>
        </table:table-row>
        <table:table-row table:style-name="ro1">
          <table:table-cell table:style-name="ce5" table:formula="of:=IF(LEN([.F80]) &gt; 0; [.F80]; [.E80])" office:value-type="string" office:string-value="HINDI NAKIKILALANG OP SA PRINT" calcext:value-type="string">
            <text:p>HINDI NAKIKILALANG OP SA PRINT</text:p>
          </table:table-cell>
          <table:table-cell table:style-name="ce8" table:formula="of:=IFERROR(__xludf.dummyfunction(&quot;upper(googletranslate(A80,$A$1,&quot;&quot;en&quot;&quot;))&quot;);&quot;UNDERSTANDING OP IN PRINT&quot;)" office:value-type="string" office:string-value="UNDERSTANDING OP IN PRINT" calcext:value-type="string">
            <text:p>UNDERSTANDING OP IN PRINT</text:p>
          </table:table-cell>
          <table:table-cell table:style-name="ce2" table:formula="of:=[$errors.A39]" office:value-type="string" office:string-value="UNRECOGNIZED OP IN PRINT" calcext:value-type="string">
            <text:p>UNRECOGNIZED OP IN PRINT</text:p>
          </table:table-cell>
          <table:table-cell/>
          <table:table-cell table:style-name="ce2" table:formula="of:=IFERROR(__xludf.dummyfunction(&quot;UPPER(GOOGLETRANSLATE(if(len(D80) &gt; 0, D80, C80),&quot;&quot;en&quot;&quot;,$A$1))&quot;);&quot;HINDI NAKIKILALANG OP SA PRINT&quot;)" office:value-type="string" office:string-value="HINDI NAKIKILALANG OP SA PRINT" calcext:value-type="string">
            <text:p>HINDI NAKIKILALANG OP SA PRINT</text:p>
          </table:table-cell>
          <table:table-cell table:number-columns-repeated="1019"/>
        </table:table-row>
        <table:table-row table:style-name="ro1">
          <table:table-cell table:style-name="ce5" table:formula="of:=IF(LEN([.F81]) &gt; 0; [.F81]; [.E81])" office:value-type="string" office:string-value="HINDI NAKIKILALANG OPERASYON NA MAKATARUNGANG MATEMATIKA" calcext:value-type="string">
            <text:p>HINDI NAKIKILALANG OPERASYON NA MAKATARUNGANG MATEMATIKA</text:p>
          </table:table-cell>
          <table:table-cell table:style-name="ce8" table:formula="of:=IFERROR(__xludf.dummyfunction(&quot;upper(googletranslate(A81,$A$1,&quot;&quot;en&quot;&quot;))&quot;);&quot;ANONYMOUS OPERATION OF FAIR MATH&quot;)" office:value-type="string" office:string-value="ANONYMOUS OPERATION OF FAIR MATH" calcext:value-type="string">
            <text:p>ANONYMOUS OPERATION OF FAIR MATH</text:p>
          </table:table-cell>
          <table:table-cell table:style-name="ce2" table:formula="of:=[$errors.A40]" office:value-type="string" office:string-value="UNRECOGNIZED RATIONAL MATH OPERATION" calcext:value-type="string">
            <text:p>UNRECOGNIZED RATIONAL MATH OPERATION</text:p>
          </table:table-cell>
          <table:table-cell/>
          <table:table-cell table:style-name="ce2" table:formula="of:=IFERROR(__xludf.dummyfunction(&quot;UPPER(GOOGLETRANSLATE(if(len(D81) &gt; 0, D81, C81),&quot;&quot;en&quot;&quot;,$A$1))&quot;);&quot;HINDI NAKIKILALANG OPERASYON NA MAKATARUNGANG MATEMATIKA&quot;)" office:value-type="string" office:string-value="HINDI NAKIKILALANG OPERASYON NA MAKATARUNGANG MATEMATIKA" calcext:value-type="string">
            <text:p>HINDI NAKIKILALANG OPERASYON NA MAKATARUNGANG MATEMATIKA</text:p>
          </table:table-cell>
          <table:table-cell table:number-columns-repeated="1019"/>
        </table:table-row>
        <table:table-row table:style-name="ro1">
          <table:table-cell table:style-name="ce5" table:formula="of:=IF(LEN([.F82]) &gt; 0; [.F82]; [.E82])" office:value-type="string" office:string-value="HINDI NAKIKILALANG URI NG VARIABLE" calcext:value-type="string">
            <text:p>HINDI NAKIKILALANG URI NG VARIABLE</text:p>
          </table:table-cell>
          <table:table-cell table:style-name="ce8" table:formula="of:=IFERROR(__xludf.dummyfunction(&quot;upper(googletranslate(A82,$A$1,&quot;&quot;en&quot;&quot;))&quot;);&quot;ANONYMOUS VARIABLE TYPE&quot;)" office:value-type="string" office:string-value="ANONYMOUS VARIABLE TYPE" calcext:value-type="string">
            <text:p>ANONYMOUS VARIABLE TYPE</text:p>
          </table:table-cell>
          <table:table-cell table:style-name="ce2" table:formula="of:=[$errors.A41]" office:value-type="string" office:string-value="UNRECOGNIZED VARIABLE TYPE" calcext:value-type="string">
            <text:p>UNRECOGNIZED VARIABLE TYPE</text:p>
          </table:table-cell>
          <table:table-cell/>
          <table:table-cell table:style-name="ce2" table:formula="of:=IFERROR(__xludf.dummyfunction(&quot;UPPER(GOOGLETRANSLATE(if(len(D82) &gt; 0, D82, C82),&quot;&quot;en&quot;&quot;,$A$1))&quot;);&quot;HINDI NAKIKILALANG URI NG VARIABLE&quot;)" office:value-type="string" office:string-value="HINDI NAKIKILALANG URI NG VARIABLE" calcext:value-type="string">
            <text:p>HINDI NAKIKILALANG URI NG VARIABLE</text:p>
          </table:table-cell>
          <table:table-cell table:number-columns-repeated="1019"/>
        </table:table-row>
        <table:table-row table:style-name="ro1">
          <table:table-cell table:style-name="ce5" table:formula="of:=IF(LEN([.F83]) &gt; 0; [.F83]; [.E83])" office:value-type="string" office:string-value="UNSET VARIABLE VARIABLE" calcext:value-type="string">
            <text:p>UNSET VARIABLE VARIABLE</text:p>
          </table:table-cell>
          <table:table-cell table:style-name="ce8" table:formula="of:=IFERROR(__xludf.dummyfunction(&quot;upper(googletranslate(A83,$A$1,&quot;&quot;en&quot;&quot;))&quot;);&quot;UNSET VARIABLE VARIABLE&quot;)" office:value-type="string" office:string-value="UNSET VARIABLE VARIABLE" calcext:value-type="string">
            <text:p>UNSET VARIABLE VARIABLE</text:p>
          </table:table-cell>
          <table:table-cell table:style-name="ce2" table:formula="of:=[$errors.A42]" office:value-type="string" office:string-value="UNSET ENVIRONMENT VARIABLE" calcext:value-type="string">
            <text:p>UNSET ENVIRONMENT VARIABLE</text:p>
          </table:table-cell>
          <table:table-cell/>
          <table:table-cell table:style-name="ce2" table:formula="of:=IFERROR(__xludf.dummyfunction(&quot;UPPER(GOOGLETRANSLATE(if(len(D83) &gt; 0, D83, C83),&quot;&quot;en&quot;&quot;,$A$1))&quot;);&quot;UNSET VARIABLE VARIABLE&quot;)" office:value-type="string" office:string-value="UNSET VARIABLE VARIABLE" calcext:value-type="string">
            <text:p>UNSET VARIABLE VARIABLE</text:p>
          </table:table-cell>
          <table:table-cell table:number-columns-repeated="1019"/>
        </table:table-row>
        <table:table-row table:style-name="ro1">
          <table:table-cell table:style-name="ce5" table:formula="of:=IF(LEN([.F84]) &gt; 0; [.F84]; [.E84])" office:value-type="string" office:string-value="VARIABLE / ARRAY DEFINITION MISMATCH" calcext:value-type="string">
            <text:p>VARIABLE / ARRAY DEFINITION MISMATCH</text:p>
          </table:table-cell>
          <table:table-cell table:style-name="ce8" table:formula="of:=IFERROR(__xludf.dummyfunction(&quot;upper(googletranslate(A84,$A$1,&quot;&quot;en&quot;&quot;))&quot;);&quot;VARIABLE / ARRAY DEFINITION MISMATCH&quot;)" office:value-type="string" office:string-value="VARIABLE / ARRAY DEFINITION MISMATCH" calcext:value-type="string">
            <text:p>VARIABLE / ARRAY DEFINITION MISMATCH</text:p>
          </table:table-cell>
          <table:table-cell table:style-name="ce2" table:formula="of:=[$errors.A43]" office:value-type="string" office:string-value="VARIABLE / ARRAY DEFINITION MISMATCH" calcext:value-type="string">
            <text:p>VARIABLE / ARRAY DEFINITION MISMATCH</text:p>
          </table:table-cell>
          <table:table-cell/>
          <table:table-cell table:style-name="ce2" table:formula="of:=IFERROR(__xludf.dummyfunction(&quot;UPPER(GOOGLETRANSLATE(if(len(D84) &gt; 0, D84, C84),&quot;&quot;en&quot;&quot;,$A$1))&quot;);&quot;VARIABLE / ARRAY DEFINITION MISMATCH&quot;)" office:value-type="string" office:string-value="VARIABLE / ARRAY DEFINITION MISMATCH" calcext:value-type="string">
            <text:p>VARIABLE / ARRAY DEFINITION MISMATCH</text:p>
          </table:table-cell>
          <table:table-cell table:number-columns-repeated="1019"/>
        </table:table-row>
        <table:table-row table:style-name="ro1">
          <table:table-cell table:style-name="ce5" table:formula="of:=IF(LEN([.F85]) &gt; 0; [.F85]; [.E85])" office:value-type="string" office:string-value="VARIABLE NA TINUKOY BILANG ARRAY" calcext:value-type="string">
            <text:p>VARIABLE NA TINUKOY BILANG ARRAY</text:p>
          </table:table-cell>
          <table:table-cell table:style-name="ce8" table:formula="of:=IFERROR(__xludf.dummyfunction(&quot;upper(googletranslate(A85,$A$1,&quot;&quot;en&quot;&quot;))&quot;);&quot;VARIABLE SPECIFIED AS ARRAY&quot;)" office:value-type="string" office:string-value="VARIABLE SPECIFIED AS ARRAY" calcext:value-type="string">
            <text:p>VARIABLE SPECIFIED AS ARRAY</text:p>
          </table:table-cell>
          <table:table-cell table:style-name="ce2" table:formula="of:=[$errors.A44]" office:value-type="string" office:string-value="VARIABLE DEFINED AS ARRAY" calcext:value-type="string">
            <text:p>VARIABLE DEFINED AS ARRAY</text:p>
          </table:table-cell>
          <table:table-cell/>
          <table:table-cell table:style-name="ce2" table:formula="of:=IFERROR(__xludf.dummyfunction(&quot;UPPER(GOOGLETRANSLATE(if(len(D85) &gt; 0, D85, C85),&quot;&quot;en&quot;&quot;,$A$1))&quot;);&quot;VARIABLE NA TINUKOY BILANG ARRAY&quot;)" office:value-type="string" office:string-value="VARIABLE NA TINUKOY BILANG ARRAY" calcext:value-type="string">
            <text:p>VARIABLE NA TINUKOY BILANG ARRAY</text:p>
          </table:table-cell>
          <table:table-cell table:number-columns-repeated="1019"/>
        </table:table-row>
        <table:table-row table:style-name="ro1">
          <table:table-cell table:style-name="ce5" table:formula="of:=IF(LEN([.F86]) &gt; 0; [.F86]; [.E86])" office:value-type="string" office:string-value="VARIABLE NA TINUKOY BILANG NONARRAY" calcext:value-type="string">
            <text:p>VARIABLE NA TINUKOY BILANG NONARRAY</text:p>
          </table:table-cell>
          <table:table-cell table:style-name="ce8" table:formula="of:=IFERROR(__xludf.dummyfunction(&quot;upper(googletranslate(A86,$A$1,&quot;&quot;en&quot;&quot;))&quot;);&quot;VARIABLE SPECIFIED AS NONARRAY&quot;)" office:value-type="string" office:string-value="VARIABLE SPECIFIED AS NONARRAY" calcext:value-type="string">
            <text:p>VARIABLE SPECIFIED AS NONARRAY</text:p>
          </table:table-cell>
          <table:table-cell table:style-name="ce2" table:formula="of:=[$errors.A45]" office:value-type="string" office:string-value="VARIABLE DEFINED AS NONARRAY" calcext:value-type="string">
            <text:p>VARIABLE DEFINED AS NONARRAY</text:p>
          </table:table-cell>
          <table:table-cell/>
          <table:table-cell table:style-name="ce2" table:formula="of:=IFERROR(__xludf.dummyfunction(&quot;UPPER(GOOGLETRANSLATE(if(len(D86) &gt; 0, D86, C86),&quot;&quot;en&quot;&quot;,$A$1))&quot;);&quot;VARIABLE NA TINUKOY BILANG NONARRAY&quot;)" office:value-type="string" office:string-value="VARIABLE NA TINUKOY BILANG NONARRAY" calcext:value-type="string">
            <text:p>VARIABLE NA TINUKOY BILANG NONARRAY</text:p>
          </table:table-cell>
          <table:table-cell table:number-columns-repeated="1019"/>
        </table:table-row>
        <table:table-row table:style-name="ro1">
          <table:table-cell table:style-name="ce5" table:formula="of:=IF(LEN([.F87]) &gt; 0; [.F87]; [.E87])" office:value-type="string" office:string-value="ANG VARIABLE AY WALANG HALAGA" calcext:value-type="string">
            <text:p>ANG VARIABLE AY WALANG HALAGA</text:p>
          </table:table-cell>
          <table:table-cell table:style-name="ce8" table:formula="of:=IFERROR(__xludf.dummyfunction(&quot;upper(googletranslate(A87,$A$1,&quot;&quot;en&quot;&quot;))&quot;);&quot;THE VARIABLE IS WORTHLESS&quot;)" office:value-type="string" office:string-value="THE VARIABLE IS WORTHLESS" calcext:value-type="string">
            <text:p>THE VARIABLE IS WORTHLESS</text:p>
          </table:table-cell>
          <table:table-cell table:style-name="ce2" table:formula="of:=[$errors.A46]" office:value-type="string" office:string-value="VARIABLE HAS NO VALUE" calcext:value-type="string">
            <text:p>VARIABLE HAS NO VALUE</text:p>
          </table:table-cell>
          <table:table-cell/>
          <table:table-cell table:style-name="ce2" table:formula="of:=IFERROR(__xludf.dummyfunction(&quot;UPPER(GOOGLETRANSLATE(if(len(D87) &gt; 0, D87, C87),&quot;&quot;en&quot;&quot;,$A$1))&quot;);&quot;ANG VARIABLE AY WALANG HALAGA&quot;)" office:value-type="string" office:string-value="ANG VARIABLE AY WALANG HALAGA" calcext:value-type="string">
            <text:p>ANG VARIABLE AY WALANG HALAGA</text:p>
          </table:table-cell>
          <table:table-cell table:number-columns-repeated="1019"/>
        </table:table-row>
        <table:table-row table:style-name="ro1">
          <table:table-cell table:style-name="ce5" table:formula="of:=IF(LEN([.F88]) &gt; 0; [.F88]; [.E88])" office:value-type="string" office:string-value="ANG VARIABLE AY HINDI ISANG ARRAY" calcext:value-type="string">
            <text:p>ANG VARIABLE AY HINDI ISANG ARRAY</text:p>
          </table:table-cell>
          <table:table-cell table:style-name="ce8" table:formula="of:=IFERROR(__xludf.dummyfunction(&quot;upper(googletranslate(A88,$A$1,&quot;&quot;en&quot;&quot;))&quot;);&quot;THE VARIABLE IS NOT AN ARRAY&quot;)" office:value-type="string" office:string-value="THE VARIABLE IS NOT AN ARRAY" calcext:value-type="string">
            <text:p>THE VARIABLE IS NOT AN ARRAY</text:p>
          </table:table-cell>
          <table:table-cell table:style-name="ce2" table:formula="of:=[$errors.A47]" office:value-type="string" office:string-value="VARIABLE IS NOT AN ARRAY" calcext:value-type="string">
            <text:p>VARIABLE IS NOT AN ARRAY</text:p>
          </table:table-cell>
          <table:table-cell/>
          <table:table-cell table:style-name="ce2" table:formula="of:=IFERROR(__xludf.dummyfunction(&quot;UPPER(GOOGLETRANSLATE(if(len(D88) &gt; 0, D88, C88),&quot;&quot;en&quot;&quot;,$A$1))&quot;);&quot;ANG VARIABLE AY HINDI ISANG ARRAY&quot;)" office:value-type="string" office:string-value="ANG VARIABLE AY HINDI ISANG ARRAY" calcext:value-type="string">
            <text:p>ANG VARIABLE AY HINDI ISANG ARRAY</text:p>
          </table:table-cell>
          <table:table-cell table:number-columns-repeated="1019"/>
        </table:table-row>
        <table:table-row table:style-name="ro2" table:number-rows-repeated="1048487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lang_tl.A3:lang_tl.A40">
            <calcext:condition calcext:apply-style-name="ConditionalStyle_1" calcext:value="formula-is(COUNTIF([.$A$3:.$A$40];[.$A3])&gt;1)" calcext:base-cell-address="lang_tl.A3"/>
          </calcext:conditional-format>
        </calcext:conditional-formats>
      </table:table>
      <table:table table:name="lang_ur" table:style-name="ta21">
        <table:table-column table:style-name="co24" table:default-cell-style-name="Default"/>
        <table:table-column table:style-name="co5" table:default-cell-style-name="Default"/>
        <table:table-column table:style-name="co1" table:default-cell-style-name="Default"/>
        <table:table-column table:style-name="co21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31" table:default-cell-style-name="Default"/>
        <table:table-column table:style-name="co21" table:number-columns-repeated="1017" table:default-cell-style-name="Default"/>
        <table:table-row table:style-name="ro1">
          <table:table-cell table:style-name="ce1" office:value-type="string" calcext:value-type="string">
            <text:p>ur</text:p>
          </table:table-cell>
          <table:table-cell table:style-name="ce1" office:value-type="string" calcext:value-type="string">
            <text:p>reverse</text:p>
          </table:table-cell>
          <table:table-cell table:style-name="ce1" office:value-type="string" calcext:value-type="string">
            <text:p>original</text:p>
          </table:table-cell>
          <table:table-cell table:style-name="ce1" office:value-type="string" calcext:value-type="string">
            <text:p>human override</text:p>
          </table:table-cell>
          <table:table-cell table:style-name="ce1" office:value-type="string" calcext:value-type="string">
            <text:p>google translate</text:p>
          </table:table-cell>
          <table:table-cell table:style-name="ce1" office:value-type="string" calcext:value-type="string">
            <text:p>human translate</text:p>
          </table:table-cell>
          <table:table-cell table:style-name="ce1" office:value-type="string" calcext:value-type="string">
            <text:p>contributor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URDU</text:p>
          </table:table-cell>
          <table:table-cell table:number-columns-repeated="1023"/>
        </table:table-row>
        <table:table-row table:style-name="ro1">
          <table:table-cell table:style-name="ce23" table:formula="of:=IF(LEN([.F3]) &gt; 0; [.F3]; [.E3])" office:value-type="string" office:string-value="ABS" calcext:value-type="string">
            <text:p>ABS</text:p>
          </table:table-cell>
          <table:table-cell table:style-name="ce8" table:formula="of:=IFERROR(__xludf.dummyfunction(&quot;upper(googletranslate(A3,$A$1,&quot;&quot;en&quot;&quot;))&quot;);&quot;ABS&quot;)" office:value-type="string" office:string-value="ABS" calcext:value-type="string">
            <text:p>ABS</text:p>
          </table:table-cell>
          <table:table-cell table:style-name="ce2" table:formula="of:=[$keywords.A1]" office:value-type="string" office:string-value="ABS" calcext:value-type="string">
            <text:p>ABS</text:p>
          </table:table-cell>
          <table:table-cell/>
          <table:table-cell table:style-name="ce2" table:formula="of:=IFERROR(__xludf.dummyfunction(&quot;UPPER(GOOGLETRANSLATE(if(len(D3) &gt; 0, D3, C3),&quot;&quot;en&quot;&quot;,$A$1))&quot;);&quot;ABS&quot;)" office:value-type="string" office:string-value="ABS" calcext:value-type="string">
            <text:p>ABS</text:p>
          </table:table-cell>
          <table:table-cell table:number-columns-repeated="1019"/>
        </table:table-row>
        <table:table-row table:style-name="ro1">
          <table:table-cell table:style-name="ce23" table:formula="of:=IF(LEN([.F4]) &gt; 0; [.F4]; [.E4])" office:value-type="string" office:string-value="ATN" calcext:value-type="string">
            <text:p>ATN</text:p>
          </table:table-cell>
          <table:table-cell table:style-name="ce8" table:formula="of:=IFERROR(__xludf.dummyfunction(&quot;upper(googletranslate(A4,$A$1,&quot;&quot;en&quot;&quot;))&quot;);&quot;ATN&quot;)" office:value-type="string" office:string-value="ATN" calcext:value-type="string">
            <text:p>ATN</text:p>
          </table:table-cell>
          <table:table-cell table:style-name="ce2" table:formula="of:=[$keywords.A2]" office:value-type="string" office:string-value="ATN" calcext:value-type="string">
            <text:p>ATN</text:p>
          </table:table-cell>
          <table:table-cell/>
          <table:table-cell table:style-name="ce2" table:formula="of:=IFERROR(__xludf.dummyfunction(&quot;UPPER(GOOGLETRANSLATE(if(len(D4) &gt; 0, D4, C4),&quot;&quot;en&quot;&quot;,$A$1))&quot;);&quot;ATN&quot;)" office:value-type="string" office:string-value="ATN" calcext:value-type="string">
            <text:p>ATN</text:p>
          </table:table-cell>
          <table:table-cell table:number-columns-repeated="1019"/>
        </table:table-row>
        <table:table-row table:style-name="ro1">
          <table:table-cell table:style-name="ce23" table:formula="of:=IF(LEN([.F5]) &gt; 0; [.F5]; [.E5])" office:value-type="string" office:string-value="بنیاد" calcext:value-type="string">
            <text:p>بنیاد</text:p>
          </table:table-cell>
          <table:table-cell table:style-name="ce8" table:formula="of:=IFERROR(__xludf.dummyfunction(&quot;upper(googletranslate(A5,$A$1,&quot;&quot;en&quot;&quot;))&quot;);&quot;BASE ON&quot;)" office:value-type="string" office:string-value="BASE ON" calcext:value-type="string">
            <text:p>BASE ON</text:p>
          </table:table-cell>
          <table:table-cell table:style-name="ce2" table:formula="of:=[$keywords.A3]" office:value-type="string" office:string-value="BASE" calcext:value-type="string">
            <text:p>BASE</text:p>
          </table:table-cell>
          <table:table-cell/>
          <table:table-cell table:style-name="ce2" table:formula="of:=IFERROR(__xludf.dummyfunction(&quot;UPPER(GOOGLETRANSLATE(if(len(D5) &gt; 0, D5, C5),&quot;&quot;en&quot;&quot;,$A$1))&quot;);&quot;بنیاد&quot;)" office:value-type="string" office:string-value="بنیاد" calcext:value-type="string">
            <text:p>بنیاد</text:p>
          </table:table-cell>
          <table:table-cell table:number-columns-repeated="1019"/>
        </table:table-row>
        <table:table-row table:style-name="ro1">
          <table:table-cell table:style-name="ce23" table:formula="of:=IF(LEN([.F6]) &gt; 0; [.F6]; [.E6])" office:value-type="string" office:string-value="کیونکہ" calcext:value-type="string">
            <text:p>کیونکہ</text:p>
          </table:table-cell>
          <table:table-cell table:style-name="ce8" table:formula="of:=IFERROR(__xludf.dummyfunction(&quot;upper(googletranslate(A6,$A$1,&quot;&quot;en&quot;&quot;))&quot;);&quot;BECAUSE&quot;)" office:value-type="string" office:string-value="BECAUSE" calcext:value-type="string">
            <text:p>BECAUSE</text:p>
          </table:table-cell>
          <table:table-cell table:style-name="ce2" table:formula="of:=[$keywords.A4]" office:value-type="string" office:string-value="COS" calcext:value-type="string">
            <text:p>COS</text:p>
          </table:table-cell>
          <table:table-cell/>
          <table:table-cell table:style-name="ce2" table:formula="of:=IFERROR(__xludf.dummyfunction(&quot;UPPER(GOOGLETRANSLATE(if(len(D6) &gt; 0, D6, C6),&quot;&quot;en&quot;&quot;,$A$1))&quot;);&quot;کیونکہ&quot;)" office:value-type="string" office:string-value="کیونکہ" calcext:value-type="string">
            <text:p>کیونکہ</text:p>
          </table:table-cell>
          <table:table-cell table:number-columns-repeated="1019"/>
        </table:table-row>
        <table:table-row table:style-name="ro1">
          <table:table-cell table:style-name="ce23" table:formula="of:=IF(LEN([.F7]) &gt; 0; [.F7]; [.E7])" office:value-type="string" office:string-value="ڈیٹا" calcext:value-type="string">
            <text:p>ڈیٹا</text:p>
          </table:table-cell>
          <table:table-cell table:style-name="ce8" table:formula="of:=IFERROR(__xludf.dummyfunction(&quot;upper(googletranslate(A7,$A$1,&quot;&quot;en&quot;&quot;))&quot;);&quot;DATA&quot;)" office:value-type="string" office:string-value="DATA" calcext:value-type="string">
            <text:p>DATA</text:p>
          </table:table-cell>
          <table:table-cell table:style-name="ce2" table:formula="of:=[$keywords.A5]" office:value-type="string" office:string-value="DATA" calcext:value-type="string">
            <text:p>DATA</text:p>
          </table:table-cell>
          <table:table-cell/>
          <table:table-cell table:style-name="ce2" table:formula="of:=IFERROR(__xludf.dummyfunction(&quot;UPPER(GOOGLETRANSLATE(if(len(D7) &gt; 0, D7, C7),&quot;&quot;en&quot;&quot;,$A$1))&quot;);&quot;ڈیٹا&quot;)" office:value-type="string" office:string-value="ڈیٹا" calcext:value-type="string">
            <text:p>ڈیٹا</text:p>
          </table:table-cell>
          <table:table-cell table:number-columns-repeated="1019"/>
        </table:table-row>
        <table:table-row table:style-name="ro1">
          <table:table-cell table:style-name="ce23" table:formula="of:=IF(LEN([.F8]) &gt; 0; [.F8]; [.E8])" office:value-type="string" office:string-value="ڈی بی ایل" calcext:value-type="string">
            <text:p>ڈی بی ایل</text:p>
          </table:table-cell>
          <table:table-cell table:style-name="ce8" table:formula="of:=IFERROR(__xludf.dummyfunction(&quot;upper(googletranslate(A8,$A$1,&quot;&quot;en&quot;&quot;))&quot;);&quot;DBL&quot;)" office:value-type="string" office:string-value="DBL" calcext:value-type="string">
            <text:p>DBL</text:p>
          </table:table-cell>
          <table:table-cell table:style-name="ce2" table:formula="of:=[$keywords.A6]" office:value-type="string" office:string-value="DBL" calcext:value-type="string">
            <text:p>DBL</text:p>
          </table:table-cell>
          <table:table-cell/>
          <table:table-cell table:style-name="ce2" table:formula="of:=IFERROR(__xludf.dummyfunction(&quot;UPPER(GOOGLETRANSLATE(if(len(D8) &gt; 0, D8, C8),&quot;&quot;en&quot;&quot;,$A$1))&quot;);&quot;ڈی بی ایل&quot;)" office:value-type="string" office:string-value="ڈی بی ایل" calcext:value-type="string">
            <text:p>ڈی بی ایل</text:p>
          </table:table-cell>
          <table:table-cell table:number-columns-repeated="1019"/>
        </table:table-row>
        <table:table-row table:style-name="ro1">
          <table:table-cell table:style-name="ce23" table:formula="of:=IF(LEN([.F9]) &gt; 0; [.F9]; [.E9])" office:value-type="string" office:string-value="ڈیف" calcext:value-type="string">
            <text:p>ڈیف</text:p>
          </table:table-cell>
          <table:table-cell table:style-name="ce8" table:formula="of:=IFERROR(__xludf.dummyfunction(&quot;upper(googletranslate(A9,$A$1,&quot;&quot;en&quot;&quot;))&quot;);&quot;INFINITY&quot;)" office:value-type="string" office:string-value="INFINITY" calcext:value-type="string">
            <text:p>INFINITY</text:p>
          </table:table-cell>
          <table:table-cell table:style-name="ce2" table:formula="of:=[$keywords.A7]" office:value-type="string" office:string-value="DEF" calcext:value-type="string">
            <text:p>DEF</text:p>
          </table:table-cell>
          <table:table-cell/>
          <table:table-cell table:style-name="ce2" table:formula="of:=IFERROR(__xludf.dummyfunction(&quot;UPPER(GOOGLETRANSLATE(if(len(D9) &gt; 0, D9, C9),&quot;&quot;en&quot;&quot;,$A$1))&quot;);&quot;ڈیف&quot;)" office:value-type="string" office:string-value="ڈیف" calcext:value-type="string">
            <text:p>ڈیف</text:p>
          </table:table-cell>
          <table:table-cell table:number-columns-repeated="1019"/>
        </table:table-row>
        <table:table-row table:style-name="ro1">
          <table:table-cell table:style-name="ce23" table:formula="of:=IF(LEN([.F10]) &gt; 0; [.F10]; [.E10])" office:value-type="string" office:string-value="مدھم" calcext:value-type="string">
            <text:p>مدھم</text:p>
          </table:table-cell>
          <table:table-cell table:style-name="ce8" table:formula="of:=IFERROR(__xludf.dummyfunction(&quot;upper(googletranslate(A10,$A$1,&quot;&quot;en&quot;&quot;))&quot;);&quot;MOM&quot;)" office:value-type="string" office:string-value="MOM" calcext:value-type="string">
            <text:p>MOM</text:p>
          </table:table-cell>
          <table:table-cell table:style-name="ce2" table:formula="of:=[$keywords.A8]" office:value-type="string" office:string-value="DIM" calcext:value-type="string">
            <text:p>DIM</text:p>
          </table:table-cell>
          <table:table-cell/>
          <table:table-cell table:style-name="ce2" table:formula="of:=IFERROR(__xludf.dummyfunction(&quot;UPPER(GOOGLETRANSLATE(if(len(D10) &gt; 0, D10, C10),&quot;&quot;en&quot;&quot;,$A$1))&quot;);&quot;مدھم&quot;)" office:value-type="string" office:string-value="مدھم" calcext:value-type="string">
            <text:p>مدھم</text:p>
          </table:table-cell>
          <table:table-cell table:number-columns-repeated="1019"/>
        </table:table-row>
        <table:table-row table:style-name="ro1">
          <table:table-cell table:style-name="ce23" table:formula="of:=IF(LEN([.F11]) &gt; 0; [.F11]; [.E11])" office:value-type="string" office:string-value="آخر" calcext:value-type="string">
            <text:p>آخر</text:p>
          </table:table-cell>
          <table:table-cell table:style-name="ce8" table:formula="of:=IFERROR(__xludf.dummyfunction(&quot;upper(googletranslate(A11,$A$1,&quot;&quot;en&quot;&quot;))&quot;);&quot;EVENTUALLY&quot;)" office:value-type="string" office:string-value="EVENTUALLY" calcext:value-type="string">
            <text:p>EVENTUALLY</text:p>
          </table:table-cell>
          <table:table-cell table:style-name="ce2" table:formula="of:=[$keywords.A9]" office:value-type="string" office:string-value="END" calcext:value-type="string">
            <text:p>END</text:p>
          </table:table-cell>
          <table:table-cell/>
          <table:table-cell table:style-name="ce2" table:formula="of:=IFERROR(__xludf.dummyfunction(&quot;UPPER(GOOGLETRANSLATE(if(len(D11) &gt; 0, D11, C11),&quot;&quot;en&quot;&quot;,$A$1))&quot;);&quot;آخر&quot;)" office:value-type="string" office:string-value="آخر" calcext:value-type="string">
            <text:p>آخر</text:p>
          </table:table-cell>
          <table:table-cell table:number-columns-repeated="1019"/>
        </table:table-row>
        <table:table-row table:style-name="ro1">
          <table:table-cell table:style-name="ce23" table:formula="of:=IF(LEN([.F12]) &gt; 0; [.F12]; [.E12])" office:value-type="string" office:string-value="ختم" calcext:value-type="string">
            <text:p>ختم</text:p>
          </table:table-cell>
          <table:table-cell table:style-name="ce8" table:formula="of:=IFERROR(__xludf.dummyfunction(&quot;upper(googletranslate(A12,$A$1,&quot;&quot;en&quot;&quot;))&quot;);&quot;DEDUCTED&quot;)" office:value-type="string" office:string-value="DEDUCTED" calcext:value-type="string">
            <text:p>DEDUCTED</text:p>
          </table:table-cell>
          <table:table-cell table:style-name="ce2" table:formula="of:=[$keywords.A10]" office:value-type="string" office:string-value="EXP" calcext:value-type="string">
            <text:p>EXP</text:p>
          </table:table-cell>
          <table:table-cell/>
          <table:table-cell table:style-name="ce2" table:formula="of:=IFERROR(__xludf.dummyfunction(&quot;UPPER(GOOGLETRANSLATE(if(len(D12) &gt; 0, D12, C12),&quot;&quot;en&quot;&quot;,$A$1))&quot;);&quot;ختم&quot;)" office:value-type="string" office:string-value="ختم" calcext:value-type="string">
            <text:p>ختم</text:p>
          </table:table-cell>
          <table:table-cell table:number-columns-repeated="1019"/>
        </table:table-row>
        <table:table-row table:style-name="ro1">
          <table:table-cell table:style-name="ce23" table:formula="of:=IF(LEN([.F13]) &gt; 0; [.F13]; [.E13])" office:value-type="string" office:string-value="کے لئے" calcext:value-type="string">
            <text:p>کے لئے</text:p>
          </table:table-cell>
          <table:table-cell table:style-name="ce8" table:formula="of:=IFERROR(__xludf.dummyfunction(&quot;upper(googletranslate(A13,$A$1,&quot;&quot;en&quot;&quot;))&quot;);&quot;FOR THE&quot;)" office:value-type="string" office:string-value="FOR THE" calcext:value-type="string">
            <text:p>FOR THE</text:p>
          </table:table-cell>
          <table:table-cell table:style-name="ce2" table:formula="of:=[$keywords.A11]" office:value-type="string" office:string-value="FOR" calcext:value-type="string">
            <text:p>FOR</text:p>
          </table:table-cell>
          <table:table-cell/>
          <table:table-cell table:style-name="ce2" table:formula="of:=IFERROR(__xludf.dummyfunction(&quot;UPPER(GOOGLETRANSLATE(if(len(D13) &gt; 0, D13, C13),&quot;&quot;en&quot;&quot;,$A$1))&quot;);&quot;کے لئے&quot;)" office:value-type="string" office:string-value="کے لئے" calcext:value-type="string">
            <text:p>کے لئے</text:p>
          </table:table-cell>
          <table:table-cell table:number-columns-repeated="1019"/>
        </table:table-row>
        <table:table-row table:style-name="ro1">
          <table:table-cell table:style-name="ce23" table:formula="of:=IF(LEN([.F14]) &gt; 0; [.F14]; [.E14])" office:value-type="string" office:string-value="کے پاس جاؤ" calcext:value-type="string">
            <text:p>کے پاس جاؤ</text:p>
          </table:table-cell>
          <table:table-cell table:style-name="ce8" table:formula="of:=IFERROR(__xludf.dummyfunction(&quot;upper(googletranslate(A14,$A$1,&quot;&quot;en&quot;&quot;))&quot;);&quot;GO TO&quot;)" office:value-type="string" office:string-value="GO TO" calcext:value-type="string">
            <text:p>GO TO</text:p>
          </table:table-cell>
          <table:table-cell table:style-name="ce2" table:formula="of:=[$keywords.A12]" office:value-type="string" office:string-value="GOTO" calcext:value-type="string">
            <text:p>GOTO</text:p>
          </table:table-cell>
          <table:table-cell/>
          <table:table-cell table:style-name="ce2" table:formula="of:=IFERROR(__xludf.dummyfunction(&quot;UPPER(GOOGLETRANSLATE(if(len(D14) &gt; 0, D14, C14),&quot;&quot;en&quot;&quot;,$A$1))&quot;);&quot;کے پاس جاؤ&quot;)" office:value-type="string" office:string-value="کے پاس جاؤ" calcext:value-type="string">
            <text:p>کے پاس جاؤ</text:p>
          </table:table-cell>
          <table:table-cell table:number-columns-repeated="1019"/>
        </table:table-row>
        <table:table-row table:style-name="ro1">
          <table:table-cell table:style-name="ce23" table:formula="of:=IF(LEN([.F15]) &gt; 0; [.F15]; [.E15])" office:value-type="string" office:string-value="گوسب" calcext:value-type="string">
            <text:p>گوسب</text:p>
          </table:table-cell>
          <table:table-cell table:style-name="ce8" table:formula="of:=IFERROR(__xludf.dummyfunction(&quot;upper(googletranslate(A15,$A$1,&quot;&quot;en&quot;&quot;))&quot;);&quot;GOSSIP&quot;)" office:value-type="string" office:string-value="GOSSIP" calcext:value-type="string">
            <text:p>GOSSIP</text:p>
          </table:table-cell>
          <table:table-cell table:style-name="ce2" table:formula="of:=[$keywords.A13]" office:value-type="string" office:string-value="GOSUB" calcext:value-type="string">
            <text:p>GOSUB</text:p>
          </table:table-cell>
          <table:table-cell/>
          <table:table-cell table:style-name="ce2" table:formula="of:=IFERROR(__xludf.dummyfunction(&quot;UPPER(GOOGLETRANSLATE(if(len(D15) &gt; 0, D15, C15),&quot;&quot;en&quot;&quot;,$A$1))&quot;);&quot;گوسب&quot;)" office:value-type="string" office:string-value="گوسب" calcext:value-type="string">
            <text:p>گوسب</text:p>
          </table:table-cell>
          <table:table-cell table:number-columns-repeated="1019"/>
        </table:table-row>
        <table:table-row table:style-name="ro1">
          <table:table-cell table:style-name="ce23" table:formula="of:=IF(LEN([.F16]) &gt; 0; [.F16]; [.E16])" office:value-type="string" office:string-value="اگر" calcext:value-type="string">
            <text:p>اگر</text:p>
          </table:table-cell>
          <table:table-cell table:style-name="ce8" table:formula="of:=IFERROR(__xludf.dummyfunction(&quot;upper(googletranslate(A16,$A$1,&quot;&quot;en&quot;&quot;))&quot;);&quot;UNLESS&quot;)" office:value-type="string" office:string-value="UNLESS" calcext:value-type="string">
            <text:p>UNLESS</text:p>
          </table:table-cell>
          <table:table-cell table:style-name="ce2" table:formula="of:=[$keywords.A14]" office:value-type="string" office:string-value="IF" calcext:value-type="string">
            <text:p>IF</text:p>
          </table:table-cell>
          <table:table-cell/>
          <table:table-cell table:style-name="ce2" table:formula="of:=IFERROR(__xludf.dummyfunction(&quot;UPPER(GOOGLETRANSLATE(if(len(D16) &gt; 0, D16, C16),&quot;&quot;en&quot;&quot;,$A$1))&quot;);&quot;اگر&quot;)" office:value-type="string" office:string-value="اگر" calcext:value-type="string">
            <text:p>اگر</text:p>
          </table:table-cell>
          <table:table-cell table:number-columns-repeated="1019"/>
        </table:table-row>
        <table:table-row table:style-name="ro1">
          <table:table-cell table:style-name="ce23" table:formula="of:=IF(LEN([.F17]) &gt; 0; [.F17]; [.E17])" office:value-type="string" office:string-value="انٹ" calcext:value-type="string">
            <text:p>انٹ</text:p>
          </table:table-cell>
          <table:table-cell table:style-name="ce8" table:formula="of:=IFERROR(__xludf.dummyfunction(&quot;upper(googletranslate(A17,$A$1,&quot;&quot;en&quot;&quot;))&quot;);&quot;INTIM&quot;)" office:value-type="string" office:string-value="INTIM" calcext:value-type="string">
            <text:p>INTIM</text:p>
          </table:table-cell>
          <table:table-cell table:style-name="ce2" table:formula="of:=[$keywords.A15]" office:value-type="string" office:string-value="INT" calcext:value-type="string">
            <text:p>INT</text:p>
          </table:table-cell>
          <table:table-cell/>
          <table:table-cell table:style-name="ce2" table:formula="of:=IFERROR(__xludf.dummyfunction(&quot;UPPER(GOOGLETRANSLATE(if(len(D17) &gt; 0, D17, C17),&quot;&quot;en&quot;&quot;,$A$1))&quot;);&quot;انٹ&quot;)" office:value-type="string" office:string-value="انٹ" calcext:value-type="string">
            <text:p>انٹ</text:p>
          </table:table-cell>
          <table:table-cell table:number-columns-repeated="1019"/>
        </table:table-row>
        <table:table-row table:style-name="ro1">
          <table:table-cell table:style-name="ce23" table:formula="of:=IF(LEN([.F18]) &gt; 0; [.F18]; [.E18])" office:value-type="string" office:string-value="ان پٹ" calcext:value-type="string">
            <text:p>ان پٹ</text:p>
          </table:table-cell>
          <table:table-cell table:style-name="ce8" table:formula="of:=IFERROR(__xludf.dummyfunction(&quot;upper(googletranslate(A18,$A$1,&quot;&quot;en&quot;&quot;))&quot;);&quot;INPUT&quot;)" office:value-type="string" office:string-value="INPUT" calcext:value-type="string">
            <text:p>INPUT</text:p>
          </table:table-cell>
          <table:table-cell table:style-name="ce2" table:formula="of:=[$keywords.A16]" office:value-type="string" office:string-value="INPUT" calcext:value-type="string">
            <text:p>INPUT</text:p>
          </table:table-cell>
          <table:table-cell/>
          <table:table-cell table:style-name="ce2" table:formula="of:=IFERROR(__xludf.dummyfunction(&quot;UPPER(GOOGLETRANSLATE(if(len(D18) &gt; 0, D18, C18),&quot;&quot;en&quot;&quot;,$A$1))&quot;);&quot;ان پٹ&quot;)" office:value-type="string" office:string-value="ان پٹ" calcext:value-type="string">
            <text:p>ان پٹ</text:p>
          </table:table-cell>
          <table:table-cell table:number-columns-repeated="1019"/>
        </table:table-row>
        <table:table-row table:style-name="ro1">
          <table:table-cell table:style-name="ce23" table:formula="of:=IF(LEN([.F19]) &gt; 0; [.F19]; [.E19])" office:value-type="string" office:string-value="دو" calcext:value-type="string">
            <text:p>دو</text:p>
          </table:table-cell>
          <table:table-cell table:style-name="ce8" table:formula="of:=IFERROR(__xludf.dummyfunction(&quot;upper(googletranslate(A19,$A$1,&quot;&quot;en&quot;&quot;))&quot;);&quot;GIVE&quot;)" office:value-type="string" office:string-value="GIVE" calcext:value-type="string">
            <text:p>GIVE</text:p>
          </table:table-cell>
          <table:table-cell table:style-name="ce2" table:formula="of:=[$keywords.A17]" office:value-type="string" office:string-value="LET" calcext:value-type="string">
            <text:p>LET</text:p>
          </table:table-cell>
          <table:table-cell/>
          <table:table-cell table:style-name="ce2" table:formula="of:=IFERROR(__xludf.dummyfunction(&quot;UPPER(GOOGLETRANSLATE(if(len(D19) &gt; 0, D19, C19),&quot;&quot;en&quot;&quot;,$A$1))&quot;);&quot;دو&quot;)" office:value-type="string" office:string-value="دو" calcext:value-type="string">
            <text:p>دو</text:p>
          </table:table-cell>
          <table:table-cell table:number-columns-repeated="1019"/>
        </table:table-row>
        <table:table-row table:style-name="ro1">
          <table:table-cell table:style-name="ce23" table:formula="of:=IF(LEN([.F20]) &gt; 0; [.F20]; [.E20])" office:value-type="string" office:string-value="لاگ" calcext:value-type="string">
            <text:p>لاگ</text:p>
          </table:table-cell>
          <table:table-cell table:style-name="ce8" table:formula="of:=IFERROR(__xludf.dummyfunction(&quot;upper(googletranslate(A20,$A$1,&quot;&quot;en&quot;&quot;))&quot;);&quot;LOG&quot;)" office:value-type="string" office:string-value="LOG" calcext:value-type="string">
            <text:p>LOG</text:p>
          </table:table-cell>
          <table:table-cell table:style-name="ce2" table:formula="of:=[$keywords.A18]" office:value-type="string" office:string-value="LOG" calcext:value-type="string">
            <text:p>LOG</text:p>
          </table:table-cell>
          <table:table-cell/>
          <table:table-cell table:style-name="ce2" table:formula="of:=IFERROR(__xludf.dummyfunction(&quot;UPPER(GOOGLETRANSLATE(if(len(D20) &gt; 0, D20, C20),&quot;&quot;en&quot;&quot;,$A$1))&quot;);&quot;لاگ&quot;)" office:value-type="string" office:string-value="لاگ" calcext:value-type="string">
            <text:p>لاگ</text:p>
          </table:table-cell>
          <table:table-cell table:number-columns-repeated="1019"/>
        </table:table-row>
        <table:table-row table:style-name="ro1">
          <table:table-cell table:style-name="ce23" table:formula="of:=IF(LEN([.F21]) &gt; 0; [.F21]; [.E21])" office:value-type="string" office:string-value="اگلے" calcext:value-type="string">
            <text:p>اگلے</text:p>
          </table:table-cell>
          <table:table-cell table:style-name="ce8" table:formula="of:=IFERROR(__xludf.dummyfunction(&quot;upper(googletranslate(A21,$A$1,&quot;&quot;en&quot;&quot;))&quot;);&quot;NEXT&quot;)" office:value-type="string" office:string-value="NEXT" calcext:value-type="string">
            <text:p>NEXT</text:p>
          </table:table-cell>
          <table:table-cell table:style-name="ce2" table:formula="of:=[$keywords.A19]" office:value-type="string" office:string-value="NEXT" calcext:value-type="string">
            <text:p>NEXT</text:p>
          </table:table-cell>
          <table:table-cell/>
          <table:table-cell table:style-name="ce2" table:formula="of:=IFERROR(__xludf.dummyfunction(&quot;UPPER(GOOGLETRANSLATE(if(len(D21) &gt; 0, D21, C21),&quot;&quot;en&quot;&quot;,$A$1))&quot;);&quot;اگلے&quot;)" office:value-type="string" office:string-value="اگلے" calcext:value-type="string">
            <text:p>اگلے</text:p>
          </table:table-cell>
          <table:table-cell table:number-columns-repeated="1019"/>
        </table:table-row>
        <table:table-row table:style-name="ro1">
          <table:table-cell table:style-name="ce23" table:formula="of:=IF(LEN([.F22]) &gt; 0; [.F22]; [.E22])" office:value-type="string" office:string-value="پر" calcext:value-type="string">
            <text:p>پر</text:p>
          </table:table-cell>
          <table:table-cell table:style-name="ce8" table:formula="of:=IFERROR(__xludf.dummyfunction(&quot;upper(googletranslate(A22,$A$1,&quot;&quot;en&quot;&quot;))&quot;);&quot;ON&quot;)" office:value-type="string" office:string-value="ON" calcext:value-type="string">
            <text:p>ON</text:p>
          </table:table-cell>
          <table:table-cell table:style-name="ce2" table:formula="of:=[$keywords.A20]" office:value-type="string" office:string-value="ON" calcext:value-type="string">
            <text:p>ON</text:p>
          </table:table-cell>
          <table:table-cell/>
          <table:table-cell table:style-name="ce2" table:formula="of:=IFERROR(__xludf.dummyfunction(&quot;UPPER(GOOGLETRANSLATE(if(len(D22) &gt; 0, D22, C22),&quot;&quot;en&quot;&quot;,$A$1))&quot;);&quot;پر&quot;)" office:value-type="string" office:string-value="پر" calcext:value-type="string">
            <text:p>پر</text:p>
          </table:table-cell>
          <table:table-cell table:number-columns-repeated="1019"/>
        </table:table-row>
        <table:table-row table:style-name="ro1">
          <table:table-cell table:style-name="ce23" table:formula="of:=IF(LEN([.F23]) &gt; 0; [.F23]; [.E23])" office:value-type="string" office:string-value="آپشن" calcext:value-type="string">
            <text:p>آپشن</text:p>
          </table:table-cell>
          <table:table-cell table:style-name="ce8" table:formula="of:=IFERROR(__xludf.dummyfunction(&quot;upper(googletranslate(A23,$A$1,&quot;&quot;en&quot;&quot;))&quot;);&quot;OPTION&quot;)" office:value-type="string" office:string-value="OPTION" calcext:value-type="string">
            <text:p>OPTION</text:p>
          </table:table-cell>
          <table:table-cell table:style-name="ce2" table:formula="of:=[$keywords.A21]" office:value-type="string" office:string-value="OPTION" calcext:value-type="string">
            <text:p>OPTION</text:p>
          </table:table-cell>
          <table:table-cell/>
          <table:table-cell table:style-name="ce2" table:formula="of:=IFERROR(__xludf.dummyfunction(&quot;UPPER(GOOGLETRANSLATE(if(len(D23) &gt; 0, D23, C23),&quot;&quot;en&quot;&quot;,$A$1))&quot;);&quot;آپشن&quot;)" office:value-type="string" office:string-value="آپشن" calcext:value-type="string">
            <text:p>آپشن</text:p>
          </table:table-cell>
          <table:table-cell table:number-columns-repeated="1019"/>
        </table:table-row>
        <table:table-row table:style-name="ro1">
          <table:table-cell table:style-name="ce23" table:formula="of:=IF(LEN([.F24]) &gt; 0; [.F24]; [.E24])" office:value-type="string" office:string-value="پرنٹ کریں" calcext:value-type="string">
            <text:p>پرنٹ کریں</text:p>
          </table:table-cell>
          <table:table-cell table:style-name="ce8" table:formula="of:=IFERROR(__xludf.dummyfunction(&quot;upper(googletranslate(A24,$A$1,&quot;&quot;en&quot;&quot;))&quot;);&quot;PRINT&quot;)" office:value-type="string" office:string-value="PRINT" calcext:value-type="string">
            <text:p>PRINT</text:p>
          </table:table-cell>
          <table:table-cell table:style-name="ce2" table:formula="of:=[$keywords.A22]" office:value-type="string" office:string-value="PRINT" calcext:value-type="string">
            <text:p>PRINT</text:p>
          </table:table-cell>
          <table:table-cell/>
          <table:table-cell table:style-name="ce2" table:formula="of:=IFERROR(__xludf.dummyfunction(&quot;UPPER(GOOGLETRANSLATE(if(len(D24) &gt; 0, D24, C24),&quot;&quot;en&quot;&quot;,$A$1))&quot;);&quot;پرنٹ کریں&quot;)" office:value-type="string" office:string-value="پرنٹ کریں" calcext:value-type="string">
            <text:p>پرنٹ کریں</text:p>
          </table:table-cell>
          <table:table-cell table:number-columns-repeated="1019"/>
        </table:table-row>
        <table:table-row table:style-name="ro1">
          <table:table-cell table:style-name="ce23" table:formula="of:=IF(LEN([.F25]) &gt; 0; [.F25]; [.E25])" office:value-type="string" office:string-value="بے ترتیب" calcext:value-type="string">
            <text:p>بے ترتیب</text:p>
          </table:table-cell>
          <table:table-cell table:style-name="ce8" table:formula="of:=IFERROR(__xludf.dummyfunction(&quot;upper(googletranslate(A25,$A$1,&quot;&quot;en&quot;&quot;))&quot;);&quot;UNORDERED&quot;)" office:value-type="string" office:string-value="UNORDERED" calcext:value-type="string">
            <text:p>UNORDERED</text:p>
          </table:table-cell>
          <table:table-cell table:style-name="ce2" table:formula="of:=[$keywords.A23]" office:value-type="string" office:string-value="RANDOMIZE" calcext:value-type="string">
            <text:p>RANDOMIZE</text:p>
          </table:table-cell>
          <table:table-cell/>
          <table:table-cell table:style-name="ce2" table:formula="of:=IFERROR(__xludf.dummyfunction(&quot;UPPER(GOOGLETRANSLATE(if(len(D25) &gt; 0, D25, C25),&quot;&quot;en&quot;&quot;,$A$1))&quot;);&quot;بے ترتیب&quot;)" office:value-type="string" office:string-value="بے ترتیب" calcext:value-type="string">
            <text:p>بے ترتیب</text:p>
          </table:table-cell>
          <table:table-cell table:number-columns-repeated="1019"/>
        </table:table-row>
        <table:table-row table:style-name="ro1">
          <table:table-cell table:style-name="ce23" table:formula="of:=IF(LEN([.F26]) &gt; 0; [.F26]; [.E26])" office:value-type="string" office:string-value="چوہا" calcext:value-type="string">
            <text:p>چوہا</text:p>
          </table:table-cell>
          <table:table-cell table:style-name="ce8" table:formula="of:=IFERROR(__xludf.dummyfunction(&quot;upper(googletranslate(A26,$A$1,&quot;&quot;en&quot;&quot;))&quot;);&quot;RAT&quot;)" office:value-type="string" office:string-value="RAT" calcext:value-type="string">
            <text:p>RAT</text:p>
          </table:table-cell>
          <table:table-cell table:style-name="ce2" table:formula="of:=[$keywords.A24]" office:value-type="string" office:string-value="RAT" calcext:value-type="string">
            <text:p>RAT</text:p>
          </table:table-cell>
          <table:table-cell/>
          <table:table-cell table:style-name="ce2" table:formula="of:=IFERROR(__xludf.dummyfunction(&quot;UPPER(GOOGLETRANSLATE(if(len(D26) &gt; 0, D26, C26),&quot;&quot;en&quot;&quot;,$A$1))&quot;);&quot;چوہا&quot;)" office:value-type="string" office:string-value="چوہا" calcext:value-type="string">
            <text:p>چوہا</text:p>
          </table:table-cell>
          <table:table-cell table:number-columns-repeated="1019"/>
        </table:table-row>
        <table:table-row table:style-name="ro1">
          <table:table-cell table:style-name="ce23" table:formula="of:=IF(LEN([.F27]) &gt; 0; [.F27]; [.E27])" office:value-type="string" office:string-value="پڑھیں" calcext:value-type="string">
            <text:p>پڑھیں</text:p>
          </table:table-cell>
          <table:table-cell table:style-name="ce8" table:formula="of:=IFERROR(__xludf.dummyfunction(&quot;upper(googletranslate(A27,$A$1,&quot;&quot;en&quot;&quot;))&quot;);&quot;READ&quot;)" office:value-type="string" office:string-value="READ" calcext:value-type="string">
            <text:p>READ</text:p>
          </table:table-cell>
          <table:table-cell table:style-name="ce2" table:formula="of:=[$keywords.A25]" office:value-type="string" office:string-value="READ" calcext:value-type="string">
            <text:p>READ</text:p>
          </table:table-cell>
          <table:table-cell/>
          <table:table-cell table:style-name="ce2" table:formula="of:=IFERROR(__xludf.dummyfunction(&quot;UPPER(GOOGLETRANSLATE(if(len(D27) &gt; 0, D27, C27),&quot;&quot;en&quot;&quot;,$A$1))&quot;);&quot;پڑھیں&quot;)" office:value-type="string" office:string-value="پڑھیں" calcext:value-type="string">
            <text:p>پڑھیں</text:p>
          </table:table-cell>
          <table:table-cell table:number-columns-repeated="1019"/>
        </table:table-row>
        <table:table-row table:style-name="ro1">
          <table:table-cell table:style-name="ce23" table:formula="of:=IF(LEN([.F28]) &gt; 0; [.F28]; [.E28])" office:value-type="string" office:string-value="ریم" calcext:value-type="string">
            <text:p>ریم</text:p>
          </table:table-cell>
          <table:table-cell table:style-name="ce8" table:formula="of:=IFERROR(__xludf.dummyfunction(&quot;upper(googletranslate(A28,$A$1,&quot;&quot;en&quot;&quot;))&quot;);&quot;RAM&quot;)" office:value-type="string" office:string-value="RAM" calcext:value-type="string">
            <text:p>RAM</text:p>
          </table:table-cell>
          <table:table-cell table:style-name="ce2" table:formula="of:=[$keywords.A26]" office:value-type="string" office:string-value="REM" calcext:value-type="string">
            <text:p>REM</text:p>
          </table:table-cell>
          <table:table-cell/>
          <table:table-cell table:style-name="ce2" table:formula="of:=IFERROR(__xludf.dummyfunction(&quot;UPPER(GOOGLETRANSLATE(if(len(D28) &gt; 0, D28, C28),&quot;&quot;en&quot;&quot;,$A$1))&quot;);&quot;ریم&quot;)" office:value-type="string" office:string-value="ریم" calcext:value-type="string">
            <text:p>ریم</text:p>
          </table:table-cell>
          <table:table-cell table:number-columns-repeated="1019"/>
        </table:table-row>
        <table:table-row table:style-name="ro1">
          <table:table-cell table:style-name="ce23" table:formula="of:=IF(LEN([.F29]) &gt; 0; [.F29]; [.E29])" office:value-type="string" office:string-value="بحال کریں" calcext:value-type="string">
            <text:p>بحال کریں</text:p>
          </table:table-cell>
          <table:table-cell table:style-name="ce8" table:formula="of:=IFERROR(__xludf.dummyfunction(&quot;upper(googletranslate(A29,$A$1,&quot;&quot;en&quot;&quot;))&quot;);&quot;RESTORE&quot;)" office:value-type="string" office:string-value="RESTORE" calcext:value-type="string">
            <text:p>RESTORE</text:p>
          </table:table-cell>
          <table:table-cell table:style-name="ce2" table:formula="of:=[$keywords.A27]" office:value-type="string" office:string-value="RESTORE" calcext:value-type="string">
            <text:p>RESTORE</text:p>
          </table:table-cell>
          <table:table-cell/>
          <table:table-cell table:style-name="ce2" table:formula="of:=IFERROR(__xludf.dummyfunction(&quot;UPPER(GOOGLETRANSLATE(if(len(D29) &gt; 0, D29, C29),&quot;&quot;en&quot;&quot;,$A$1))&quot;);&quot;بحال کریں&quot;)" office:value-type="string" office:string-value="بحال کریں" calcext:value-type="string">
            <text:p>بحال کریں</text:p>
          </table:table-cell>
          <table:table-cell table:number-columns-repeated="1019"/>
        </table:table-row>
        <table:table-row table:style-name="ro1">
          <table:table-cell table:style-name="ce23" table:formula="of:=IF(LEN([.F30]) &gt; 0; [.F30]; [.E30])" office:value-type="string" office:string-value="واپس" calcext:value-type="string">
            <text:p>واپس</text:p>
          </table:table-cell>
          <table:table-cell table:style-name="ce8" table:formula="of:=IFERROR(__xludf.dummyfunction(&quot;upper(googletranslate(A30,$A$1,&quot;&quot;en&quot;&quot;))&quot;);&quot;RETURN&quot;)" office:value-type="string" office:string-value="RETURN" calcext:value-type="string">
            <text:p>RETURN</text:p>
          </table:table-cell>
          <table:table-cell table:style-name="ce2" table:formula="of:=[$keywords.A28]" office:value-type="string" office:string-value="RETURN" calcext:value-type="string">
            <text:p>RETURN</text:p>
          </table:table-cell>
          <table:table-cell/>
          <table:table-cell table:style-name="ce2" table:formula="of:=IFERROR(__xludf.dummyfunction(&quot;UPPER(GOOGLETRANSLATE(if(len(D30) &gt; 0, D30, C30),&quot;&quot;en&quot;&quot;,$A$1))&quot;);&quot;واپس&quot;)" office:value-type="string" office:string-value="واپس" calcext:value-type="string">
            <text:p>واپس</text:p>
          </table:table-cell>
          <table:table-cell table:number-columns-repeated="1019"/>
        </table:table-row>
        <table:table-row table:style-name="ro1">
          <table:table-cell table:style-name="ce23" table:formula="of:=IF(LEN([.F31]) &gt; 0; [.F31]; [.E31])" office:value-type="string" office:string-value="RND" calcext:value-type="string">
            <text:p>RND</text:p>
          </table:table-cell>
          <table:table-cell table:style-name="ce8" table:formula="of:=IFERROR(__xludf.dummyfunction(&quot;upper(googletranslate(A31,$A$1,&quot;&quot;en&quot;&quot;))&quot;);&quot;RND&quot;)" office:value-type="string" office:string-value="RND" calcext:value-type="string">
            <text:p>RND</text:p>
          </table:table-cell>
          <table:table-cell table:style-name="ce2" table:formula="of:=[$keywords.A29]" office:value-type="string" office:string-value="RND" calcext:value-type="string">
            <text:p>RND</text:p>
          </table:table-cell>
          <table:table-cell/>
          <table:table-cell table:style-name="ce2" table:formula="of:=IFERROR(__xludf.dummyfunction(&quot;UPPER(GOOGLETRANSLATE(if(len(D31) &gt; 0, D31, C31),&quot;&quot;en&quot;&quot;,$A$1))&quot;);&quot;RND&quot;)" office:value-type="string" office:string-value="RND" calcext:value-type="string">
            <text:p>RND</text:p>
          </table:table-cell>
          <table:table-cell table:number-columns-repeated="1019"/>
        </table:table-row>
        <table:table-row table:style-name="ro1">
          <table:table-cell table:style-name="ce23" table:formula="of:=IF(LEN([.F32]) &gt; 0; [.F32]; [.E32])" office:value-type="string" office:string-value="SGN" calcext:value-type="string">
            <text:p>SGN</text:p>
          </table:table-cell>
          <table:table-cell table:style-name="ce8" table:formula="of:=IFERROR(__xludf.dummyfunction(&quot;upper(googletranslate(A32,$A$1,&quot;&quot;en&quot;&quot;))&quot;);&quot;SGN&quot;)" office:value-type="string" office:string-value="SGN" calcext:value-type="string">
            <text:p>SGN</text:p>
          </table:table-cell>
          <table:table-cell table:style-name="ce2" table:formula="of:=[$keywords.A30]" office:value-type="string" office:string-value="SGN" calcext:value-type="string">
            <text:p>SGN</text:p>
          </table:table-cell>
          <table:table-cell/>
          <table:table-cell table:style-name="ce2" table:formula="of:=IFERROR(__xludf.dummyfunction(&quot;UPPER(GOOGLETRANSLATE(if(len(D32) &gt; 0, D32, C32),&quot;&quot;en&quot;&quot;,$A$1))&quot;);&quot;SGN&quot;)" office:value-type="string" office:string-value="SGN" calcext:value-type="string">
            <text:p>SGN</text:p>
          </table:table-cell>
          <table:table-cell table:number-columns-repeated="1019"/>
        </table:table-row>
        <table:table-row table:style-name="ro1">
          <table:table-cell table:style-name="ce23" table:formula="of:=IF(LEN([.F33]) &gt; 0; [.F33]; [.E33])" office:value-type="string" office:string-value="گناہ" calcext:value-type="string">
            <text:p>گناہ</text:p>
          </table:table-cell>
          <table:table-cell table:style-name="ce8" table:formula="of:=IFERROR(__xludf.dummyfunction(&quot;upper(googletranslate(A33,$A$1,&quot;&quot;en&quot;&quot;))&quot;);&quot;INCURE&quot;)" office:value-type="string" office:string-value="INCURE" calcext:value-type="string">
            <text:p>INCURE</text:p>
          </table:table-cell>
          <table:table-cell table:style-name="ce2" table:formula="of:=[$keywords.A31]" office:value-type="string" office:string-value="SIN" calcext:value-type="string">
            <text:p>SIN</text:p>
          </table:table-cell>
          <table:table-cell/>
          <table:table-cell table:style-name="ce2" table:formula="of:=IFERROR(__xludf.dummyfunction(&quot;UPPER(GOOGLETRANSLATE(if(len(D33) &gt; 0, D33, C33),&quot;&quot;en&quot;&quot;,$A$1))&quot;);&quot;گناہ&quot;)" office:value-type="string" office:string-value="گناہ" calcext:value-type="string">
            <text:p>گناہ</text:p>
          </table:table-cell>
          <table:table-cell table:number-columns-repeated="1019"/>
        </table:table-row>
        <table:table-row table:style-name="ro1">
          <table:table-cell table:style-name="ce23" table:formula="of:=IF(LEN([.F34]) &gt; 0; [.F34]; [.E34])" office:value-type="string" office:string-value="SQR" calcext:value-type="string">
            <text:p>SQR</text:p>
          </table:table-cell>
          <table:table-cell table:style-name="ce8" table:formula="of:=IFERROR(__xludf.dummyfunction(&quot;upper(googletranslate(A34,$A$1,&quot;&quot;en&quot;&quot;))&quot;);&quot;SQR&quot;)" office:value-type="string" office:string-value="SQR" calcext:value-type="string">
            <text:p>SQR</text:p>
          </table:table-cell>
          <table:table-cell table:style-name="ce2" table:formula="of:=[$keywords.A32]" office:value-type="string" office:string-value="SQR" calcext:value-type="string">
            <text:p>SQR</text:p>
          </table:table-cell>
          <table:table-cell/>
          <table:table-cell table:style-name="ce2" table:formula="of:=IFERROR(__xludf.dummyfunction(&quot;UPPER(GOOGLETRANSLATE(if(len(D34) &gt; 0, D34, C34),&quot;&quot;en&quot;&quot;,$A$1))&quot;);&quot;SQR&quot;)" office:value-type="string" office:string-value="SQR" calcext:value-type="string">
            <text:p>SQR</text:p>
          </table:table-cell>
          <table:table-cell table:number-columns-repeated="1019"/>
        </table:table-row>
        <table:table-row table:style-name="ro1">
          <table:table-cell table:style-name="ce23" table:formula="of:=IF(LEN([.F35]) &gt; 0; [.F35]; [.E35])" office:value-type="string" office:string-value="مرحلہ" calcext:value-type="string">
            <text:p>مرحلہ</text:p>
          </table:table-cell>
          <table:table-cell table:style-name="ce8" table:formula="of:=IFERROR(__xludf.dummyfunction(&quot;upper(googletranslate(A35,$A$1,&quot;&quot;en&quot;&quot;))&quot;);&quot;STEP&quot;)" office:value-type="string" office:string-value="STEP" calcext:value-type="string">
            <text:p>STEP</text:p>
          </table:table-cell>
          <table:table-cell table:style-name="ce2" table:formula="of:=[$keywords.A33]" office:value-type="string" office:string-value="STEP" calcext:value-type="string">
            <text:p>STEP</text:p>
          </table:table-cell>
          <table:table-cell/>
          <table:table-cell table:style-name="ce2" table:formula="of:=IFERROR(__xludf.dummyfunction(&quot;UPPER(GOOGLETRANSLATE(if(len(D35) &gt; 0, D35, C35),&quot;&quot;en&quot;&quot;,$A$1))&quot;);&quot;مرحلہ&quot;)" office:value-type="string" office:string-value="مرحلہ" calcext:value-type="string">
            <text:p>مرحلہ</text:p>
          </table:table-cell>
          <table:table-cell table:number-columns-repeated="1019"/>
        </table:table-row>
        <table:table-row table:style-name="ro1">
          <table:table-cell table:style-name="ce23" table:formula="of:=IF(LEN([.F36]) &gt; 0; [.F36]; [.E36])" office:value-type="string" office:string-value="بند کرو" calcext:value-type="string">
            <text:p>بند کرو</text:p>
          </table:table-cell>
          <table:table-cell table:style-name="ce8" table:formula="of:=IFERROR(__xludf.dummyfunction(&quot;upper(googletranslate(A36,$A$1,&quot;&quot;en&quot;&quot;))&quot;);&quot;TURN OFF&quot;)" office:value-type="string" office:string-value="TURN OFF" calcext:value-type="string">
            <text:p>TURN OFF</text:p>
          </table:table-cell>
          <table:table-cell table:style-name="ce2" table:formula="of:=[$keywords.A34]" office:value-type="string" office:string-value="STOP" calcext:value-type="string">
            <text:p>STOP</text:p>
          </table:table-cell>
          <table:table-cell/>
          <table:table-cell table:style-name="ce2" table:formula="of:=IFERROR(__xludf.dummyfunction(&quot;UPPER(GOOGLETRANSLATE(if(len(D36) &gt; 0, D36, C36),&quot;&quot;en&quot;&quot;,$A$1))&quot;);&quot;بند کرو&quot;)" office:value-type="string" office:string-value="بند کرو" calcext:value-type="string">
            <text:p>بند کرو</text:p>
          </table:table-cell>
          <table:table-cell table:number-columns-repeated="1019"/>
        </table:table-row>
        <table:table-row table:style-name="ro1">
          <table:table-cell table:style-name="ce23" table:formula="of:=IF(LEN([.F37]) &gt; 0; [.F37]; [.E37])" office:value-type="string" office:string-value="STR" calcext:value-type="string">
            <text:p>STR</text:p>
          </table:table-cell>
          <table:table-cell table:style-name="ce8" table:formula="of:=IFERROR(__xludf.dummyfunction(&quot;upper(googletranslate(A37,$A$1,&quot;&quot;en&quot;&quot;))&quot;);&quot;STRANGE&quot;)" office:value-type="string" office:string-value="STRANGE" calcext:value-type="string">
            <text:p>STRANGE</text:p>
          </table:table-cell>
          <table:table-cell table:style-name="ce2" table:formula="of:=[$keywords.A35]" office:value-type="string" office:string-value="STR" calcext:value-type="string">
            <text:p>STR</text:p>
          </table:table-cell>
          <table:table-cell/>
          <table:table-cell table:style-name="ce2" table:formula="of:=IFERROR(__xludf.dummyfunction(&quot;UPPER(GOOGLETRANSLATE(if(len(D37) &gt; 0, D37, C37),&quot;&quot;en&quot;&quot;,$A$1))&quot;);&quot;STR&quot;)" office:value-type="string" office:string-value="STR" calcext:value-type="string">
            <text:p>STR</text:p>
          </table:table-cell>
          <table:table-cell table:number-columns-repeated="1019"/>
        </table:table-row>
        <table:table-row table:style-name="ro1">
          <table:table-cell table:style-name="ce23" table:formula="of:=IF(LEN([.F38]) &gt; 0; [.F38]; [.E38])" office:value-type="string" office:string-value="ٹین" calcext:value-type="string">
            <text:p>ٹین</text:p>
          </table:table-cell>
          <table:table-cell table:style-name="ce8" table:formula="of:=IFERROR(__xludf.dummyfunction(&quot;upper(googletranslate(A38,$A$1,&quot;&quot;en&quot;&quot;))&quot;);&quot;TIN&quot;)" office:value-type="string" office:string-value="TIN" calcext:value-type="string">
            <text:p>TIN</text:p>
          </table:table-cell>
          <table:table-cell table:style-name="ce2" table:formula="of:=[$keywords.A36]" office:value-type="string" office:string-value="TAN" calcext:value-type="string">
            <text:p>TAN</text:p>
          </table:table-cell>
          <table:table-cell/>
          <table:table-cell table:style-name="ce2" table:formula="of:=IFERROR(__xludf.dummyfunction(&quot;UPPER(GOOGLETRANSLATE(if(len(D38) &gt; 0, D38, C38),&quot;&quot;en&quot;&quot;,$A$1))&quot;);&quot;ٹین&quot;)" office:value-type="string" office:string-value="ٹین" calcext:value-type="string">
            <text:p>ٹین</text:p>
          </table:table-cell>
          <table:table-cell table:number-columns-repeated="1019"/>
        </table:table-row>
        <table:table-row table:style-name="ro1">
          <table:table-cell table:style-name="ce23" table:formula="of:=IF(LEN([.F39]) &gt; 0; [.F39]; [.E39])" office:value-type="string" office:string-value="پھر" calcext:value-type="string">
            <text:p>پھر</text:p>
          </table:table-cell>
          <table:table-cell table:style-name="ce8" table:formula="of:=IFERROR(__xludf.dummyfunction(&quot;upper(googletranslate(A39,$A$1,&quot;&quot;en&quot;&quot;))&quot;);&quot;AGAIN&quot;)" office:value-type="string" office:string-value="AGAIN" calcext:value-type="string">
            <text:p>AGAIN</text:p>
          </table:table-cell>
          <table:table-cell table:style-name="ce2" table:formula="of:=[$keywords.A37]" office:value-type="string" office:string-value="THEN" calcext:value-type="string">
            <text:p>THEN</text:p>
          </table:table-cell>
          <table:table-cell/>
          <table:table-cell table:style-name="ce2" table:formula="of:=IFERROR(__xludf.dummyfunction(&quot;UPPER(GOOGLETRANSLATE(if(len(D39) &gt; 0, D39, C39),&quot;&quot;en&quot;&quot;,$A$1))&quot;);&quot;پھر&quot;)" office:value-type="string" office:string-value="پھر" calcext:value-type="string">
            <text:p>پھر</text:p>
          </table:table-cell>
          <table:table-cell table:number-columns-repeated="1019"/>
        </table:table-row>
        <table:table-row table:style-name="ro1">
          <table:table-cell table:style-name="ce23" table:formula="of:=IF(LEN([.F40]) &gt; 0; [.F40]; [.E40])" office:value-type="string" office:string-value="TO" calcext:value-type="string">
            <text:p>TO</text:p>
          </table:table-cell>
          <table:table-cell table:style-name="ce8" table:formula="of:=IFERROR(__xludf.dummyfunction(&quot;upper(googletranslate(A40,$A$1,&quot;&quot;en&quot;&quot;))&quot;);&quot;TO&quot;)" office:value-type="string" office:string-value="TO" calcext:value-type="string">
            <text:p>TO</text:p>
          </table:table-cell>
          <table:table-cell table:style-name="ce2" table:formula="of:=[$keywords.A38]" office:value-type="string" office:string-value="TO" calcext:value-type="string">
            <text:p>TO</text:p>
          </table:table-cell>
          <table:table-cell/>
          <table:table-cell table:style-name="ce2" table:formula="of:=IFERROR(__xludf.dummyfunction(&quot;UPPER(GOOGLETRANSLATE(if(len(D40) &gt; 0, D40, C40),&quot;&quot;en&quot;&quot;,$A$1))&quot;);&quot;TO&quot;)" office:value-type="string" office:string-value="TO" calcext:value-type="string">
            <text:p>TO</text:p>
          </table:table-cell>
          <table:table-cell table:number-columns-repeated="1019"/>
        </table:table-row>
        <table:table-row table:style-name="ro1">
          <table:table-cell table:style-name="ce5"/>
          <table:table-cell table:style-name="ce8"/>
          <table:table-cell table:number-columns-repeated="1022"/>
        </table:table-row>
        <table:table-row table:style-name="ro1">
          <table:table-cell table:style-name="ce5" table:formula="of:=IF(LEN([.F42]) &gt; 0; [.F42]; [.E42])" office:value-type="string" office:string-value="اور کمانڈ لائن پر کوئی زبان نہیں دی گئی۔ باہر نکلنا۔" calcext:value-type="string">
            <text:p>اور کمانڈ لائن پر کوئی زبان نہیں دی گئی۔ باہر نکلنا۔</text:p>
          </table:table-cell>
          <table:table-cell table:style-name="ce8" table:formula="of:=IFERROR(__xludf.dummyfunction(&quot;upper(googletranslate(A42,$A$1,&quot;&quot;en&quot;&quot;))&quot;);&quot;AND NO LANGUAGE WAS GIVEN ON THE COMMAND LINE. GET OUT&quot;)" office:value-type="string" office:string-value="AND NO LANGUAGE WAS GIVEN ON THE COMMAND LINE. GET OUT" calcext:value-type="string">
            <text:p>AND NO LANGUAGE WAS GIVEN ON THE COMMAND LINE. GET OUT</text:p>
          </table:table-cell>
          <table:table-cell table:style-name="ce2" table:formula="of:=[$errors.A1]" office:value-type="string" office:string-value="AND NO LANGUAGE GIVEN ON COMMAND LINE.  EXITING." calcext:value-type="string">
            <text:p>AND NO LANGUAGE GIVEN ON COMMAND LINE. <text:s/>EXITING.</text:p>
          </table:table-cell>
          <table:table-cell/>
          <table:table-cell table:style-name="ce2" table:formula="of:=IFERROR(__xludf.dummyfunction(&quot;UPPER(GOOGLETRANSLATE(if(len(D42) &gt; 0, D42, C42),&quot;&quot;en&quot;&quot;,$A$1))&quot;);&quot;اور کمانڈ لائن پر کوئی زبان نہیں دی گئی۔ باہر نکلنا۔&quot;)" office:value-type="string" office:string-value="اور کمانڈ لائن پر کوئی زبان نہیں دی گئی۔ باہر نکلنا۔" calcext:value-type="string">
            <text:p>اور کمانڈ لائن پر کوئی زبان نہیں دی گئی۔ باہر نکلنا۔</text:p>
          </table:table-cell>
          <table:table-cell table:number-columns-repeated="1019"/>
        </table:table-row>
        <table:table-row table:style-name="ro1">
          <table:table-cell table:style-name="ce5" table:formula="of:=IF(LEN([.F43]) &gt; 0; [.F43]; [.E43])" office:value-type="string" office:string-value="سرنی پہلے ہی بیان کی گئی ہے" calcext:value-type="string">
            <text:p>سرنی پہلے ہی بیان کی گئی ہے</text:p>
          </table:table-cell>
          <table:table-cell table:style-name="ce8" table:formula="of:=IFERROR(__xludf.dummyfunction(&quot;upper(googletranslate(A43,$A$1,&quot;&quot;en&quot;&quot;))&quot;);&quot;SARNEY IS ALREADY DESCRIBED&quot;)" office:value-type="string" office:string-value="SARNEY IS ALREADY DESCRIBED" calcext:value-type="string">
            <text:p>SARNEY IS ALREADY DESCRIBED</text:p>
          </table:table-cell>
          <table:table-cell table:style-name="ce2" table:formula="of:=[$errors.A2]" office:value-type="string" office:string-value="ARRAY ALREADY DEFINED" calcext:value-type="string">
            <text:p>ARRAY ALREADY DEFINED</text:p>
          </table:table-cell>
          <table:table-cell/>
          <table:table-cell table:style-name="ce2" table:formula="of:=IFERROR(__xludf.dummyfunction(&quot;UPPER(GOOGLETRANSLATE(if(len(D43) &gt; 0, D43, C43),&quot;&quot;en&quot;&quot;,$A$1))&quot;);&quot;سرنی پہلے ہی بیان کی گئی ہے&quot;)" office:value-type="string" office:string-value="سرنی پہلے ہی بیان کی گئی ہے" calcext:value-type="string">
            <text:p>سرنی پہلے ہی بیان کی گئی ہے</text:p>
          </table:table-cell>
          <table:table-cell table:number-columns-repeated="1019"/>
        </table:table-row>
        <table:table-row table:style-name="ro1">
          <table:table-cell table:style-name="ce5" table:formula="of:=IF(LEN([.F44]) &gt; 0; [.F44]; [.E44])" office:value-type="string" office:string-value="حد سے باہر سرنی انڈیکس" calcext:value-type="string">
            <text:p>حد سے باہر سرنی انڈیکس</text:p>
          </table:table-cell>
          <table:table-cell table:style-name="ce8" table:formula="of:=IFERROR(__xludf.dummyfunction(&quot;upper(googletranslate(A44,$A$1,&quot;&quot;en&quot;&quot;))&quot;);&quot;THE ARRAY INDEX OUT OF THE LIMIT&quot;)" office:value-type="string" office:string-value="THE ARRAY INDEX OUT OF THE LIMIT" calcext:value-type="string">
            <text:p>THE ARRAY INDEX OUT OF THE LIMIT</text:p>
          </table:table-cell>
          <table:table-cell table:style-name="ce2" table:formula="of:=[$errors.A3]" office:value-type="string" office:string-value="ARRAY INDEX OUTSIDE OF BOUNDS" calcext:value-type="string">
            <text:p>ARRAY INDEX OUTSIDE OF BOUNDS</text:p>
          </table:table-cell>
          <table:table-cell/>
          <table:table-cell table:style-name="ce2" table:formula="of:=IFERROR(__xludf.dummyfunction(&quot;UPPER(GOOGLETRANSLATE(if(len(D44) &gt; 0, D44, C44),&quot;&quot;en&quot;&quot;,$A$1))&quot;);&quot;حد سے باہر سرنی انڈیکس&quot;)" office:value-type="string" office:string-value="حد سے باہر سرنی انڈیکس" calcext:value-type="string">
            <text:p>حد سے باہر سرنی انڈیکس</text:p>
          </table:table-cell>
          <table:table-cell table:number-columns-repeated="1019"/>
        </table:table-row>
        <table:table-row table:style-name="ro1">
          <table:table-cell table:style-name="ce5" table:formula="of:=IF(LEN([.F45]) &gt; 0; [.F45]; [.E45])" office:value-type="string" office:string-value="ڈائریکٹری تک رسائی حاصل نہیں کرسکتی ہے" calcext:value-type="string">
            <text:p>ڈائریکٹری تک رسائی حاصل نہیں کرسکتی ہے</text:p>
          </table:table-cell>
          <table:table-cell table:style-name="ce8" table:formula="of:=IFERROR(__xludf.dummyfunction(&quot;upper(googletranslate(A45,$A$1,&quot;&quot;en&quot;&quot;))&quot;);&quot;CANNOT ACCESS THE DIRECTORY&quot;)" office:value-type="string" office:string-value="CANNOT ACCESS THE DIRECTORY" calcext:value-type="string">
            <text:p>CANNOT ACCESS THE DIRECTORY</text:p>
          </table:table-cell>
          <table:table-cell table:style-name="ce2" table:formula="of:=[$errors.A4]" office:value-type="string" office:string-value="CANNOT ACCESS DIRECTORY" calcext:value-type="string">
            <text:p>CANNOT ACCESS DIRECTORY</text:p>
          </table:table-cell>
          <table:table-cell/>
          <table:table-cell table:style-name="ce2" table:formula="of:=IFERROR(__xludf.dummyfunction(&quot;UPPER(GOOGLETRANSLATE(if(len(D45) &gt; 0, D45, C45),&quot;&quot;en&quot;&quot;,$A$1))&quot;);&quot;ڈائریکٹری تک رسائی حاصل نہیں کرسکتی ہے&quot;)" office:value-type="string" office:string-value="ڈائریکٹری تک رسائی حاصل نہیں کرسکتی ہے" calcext:value-type="string">
            <text:p>ڈائریکٹری تک رسائی حاصل نہیں کرسکتی ہے</text:p>
          </table:table-cell>
          <table:table-cell table:number-columns-repeated="1019"/>
        </table:table-row>
        <table:table-row table:style-name="ro1">
          <table:table-cell table:style-name="ce5" table:formula="of:=IF(LEN([.F46]) &gt; 0; [.F46]; [.E46])" office:value-type="string" office:string-value="ڈیٹا ان پٹ انڈر فلو" calcext:value-type="string">
            <text:p>ڈیٹا ان پٹ انڈر فلو</text:p>
          </table:table-cell>
          <table:table-cell table:style-name="ce8" table:formula="of:=IFERROR(__xludf.dummyfunction(&quot;upper(googletranslate(A46,$A$1,&quot;&quot;en&quot;&quot;))&quot;);&quot;DATA INPUT UNDER -FLU&quot;)" office:value-type="string" office:string-value="DATA INPUT UNDER -FLU" calcext:value-type="string">
            <text:p>DATA INPUT UNDER -FLU</text:p>
          </table:table-cell>
          <table:table-cell table:style-name="ce2" table:formula="of:=[$errors.A5]" office:value-type="string" office:string-value="DATA INPUT UNDERFLOW" calcext:value-type="string">
            <text:p>DATA INPUT UNDERFLOW</text:p>
          </table:table-cell>
          <table:table-cell/>
          <table:table-cell table:style-name="ce2" table:formula="of:=IFERROR(__xludf.dummyfunction(&quot;UPPER(GOOGLETRANSLATE(if(len(D46) &gt; 0, D46, C46),&quot;&quot;en&quot;&quot;,$A$1))&quot;);&quot;ڈیٹا ان پٹ انڈر فلو&quot;)" office:value-type="string" office:string-value="ڈیٹا ان پٹ انڈر فلو" calcext:value-type="string">
            <text:p>ڈیٹا ان پٹ انڈر فلو</text:p>
          </table:table-cell>
          <table:table-cell table:number-columns-repeated="1019"/>
        </table:table-row>
        <table:table-row table:style-name="ro1">
          <table:table-cell table:style-name="ce5" table:formula="of:=IF(LEN([.F47]) &gt; 0; [.F47]; [.E47])" office:value-type="string" office:string-value="ڈیٹا انڈر فلو پڑھتا ہے" calcext:value-type="string">
            <text:p>ڈیٹا انڈر فلو پڑھتا ہے</text:p>
          </table:table-cell>
          <table:table-cell table:style-name="ce8" table:formula="of:=IFERROR(__xludf.dummyfunction(&quot;upper(googletranslate(A47,$A$1,&quot;&quot;en&quot;&quot;))&quot;);&quot;READS DATA UNDER -FLU&quot;)" office:value-type="string" office:string-value="READS DATA UNDER -FLU" calcext:value-type="string">
            <text:p>READS DATA UNDER -FLU</text:p>
          </table:table-cell>
          <table:table-cell table:style-name="ce2" table:formula="of:=[$errors.A6]" office:value-type="string" office:string-value="DATA READ UNDERFLOW" calcext:value-type="string">
            <text:p>DATA READ UNDERFLOW</text:p>
          </table:table-cell>
          <table:table-cell/>
          <table:table-cell table:style-name="ce2" table:formula="of:=IFERROR(__xludf.dummyfunction(&quot;UPPER(GOOGLETRANSLATE(if(len(D47) &gt; 0, D47, C47),&quot;&quot;en&quot;&quot;,$A$1))&quot;);&quot;ڈیٹا انڈر فلو پڑھتا ہے&quot;)" office:value-type="string" office:string-value="ڈیٹا انڈر فلو پڑھتا ہے" calcext:value-type="string">
            <text:p>ڈیٹا انڈر فلو پڑھتا ہے</text:p>
          </table:table-cell>
          <table:table-cell table:number-columns-repeated="1019"/>
        </table:table-row>
        <table:table-row table:style-name="ro1">
          <table:table-cell table:style-name="ce5" table:formula="of:=IF(LEN([.F48]) &gt; 0; [.F48]; [.E48])" office:value-type="string" office:string-value="تعریف سائیکل دریافت ہوا" calcext:value-type="string">
            <text:p>تعریف سائیکل دریافت ہوا</text:p>
          </table:table-cell>
          <table:table-cell table:style-name="ce8" table:formula="of:=IFERROR(__xludf.dummyfunction(&quot;upper(googletranslate(A48,$A$1,&quot;&quot;en&quot;&quot;))&quot;);&quot;THE DEFINITION CYCLE WAS DISCOVERED&quot;)" office:value-type="string" office:string-value="THE DEFINITION CYCLE WAS DISCOVERED" calcext:value-type="string">
            <text:p>THE DEFINITION CYCLE WAS DISCOVERED</text:p>
          </table:table-cell>
          <table:table-cell table:style-name="ce2" table:formula="of:=[$errors.A7]" office:value-type="string" office:string-value="DEFINITION CYCLE DISCOVERED" calcext:value-type="string">
            <text:p>DEFINITION CYCLE DISCOVERED</text:p>
          </table:table-cell>
          <table:table-cell/>
          <table:table-cell table:style-name="ce2" table:formula="of:=IFERROR(__xludf.dummyfunction(&quot;UPPER(GOOGLETRANSLATE(if(len(D48) &gt; 0, D48, C48),&quot;&quot;en&quot;&quot;,$A$1))&quot;);&quot;تعریف سائیکل دریافت ہوا&quot;)" office:value-type="string" office:string-value="تعریف سائیکل دریافت ہوا" calcext:value-type="string">
            <text:p>تعریف سائیکل دریافت ہوا</text:p>
          </table:table-cell>
          <table:table-cell table:number-columns-repeated="1019"/>
        </table:table-row>
        <table:table-row table:style-name="ro1">
          <table:table-cell table:style-name="ce5" table:formula="of:=IF(LEN([.F49]) &gt; 0; [.F49]; [.E49])" office:value-type="string" office:string-value="غلطی" calcext:value-type="string">
            <text:p>غلطی</text:p>
          </table:table-cell>
          <table:table-cell table:style-name="ce8" table:formula="of:=IFERROR(__xludf.dummyfunction(&quot;upper(googletranslate(A49,$A$1,&quot;&quot;en&quot;&quot;))&quot;);&quot;FAULT&quot;)" office:value-type="string" office:string-value="FAULT" calcext:value-type="string">
            <text:p>FAULT</text:p>
          </table:table-cell>
          <table:table-cell table:style-name="ce2" table:formula="of:=[$errors.A8]" office:value-type="string" office:string-value="ERROR" calcext:value-type="string">
            <text:p>ERROR</text:p>
          </table:table-cell>
          <table:table-cell/>
          <table:table-cell table:style-name="ce2" table:formula="of:=IFERROR(__xludf.dummyfunction(&quot;UPPER(GOOGLETRANSLATE(if(len(D49) &gt; 0, D49, C49),&quot;&quot;en&quot;&quot;,$A$1))&quot;);&quot;غلطی&quot;)" office:value-type="string" office:string-value="غلطی" calcext:value-type="string">
            <text:p>غلطی</text:p>
          </table:table-cell>
          <table:table-cell table:number-columns-repeated="1019"/>
        </table:table-row>
        <table:table-row table:style-name="ro1">
          <table:table-cell table:style-name="ce5" table:formula="of:=IF(LEN([.F50]) &gt; 0; [.F50]; [.E50])" office:value-type="string" office:string-value="ناکامی" calcext:value-type="string">
            <text:p>ناکامی</text:p>
          </table:table-cell>
          <table:table-cell table:style-name="ce8" table:formula="of:=IFERROR(__xludf.dummyfunction(&quot;upper(googletranslate(A50,$A$1,&quot;&quot;en&quot;&quot;))&quot;);&quot;FAILURE&quot;)" office:value-type="string" office:string-value="FAILURE" calcext:value-type="string">
            <text:p>FAILURE</text:p>
          </table:table-cell>
          <table:table-cell table:style-name="ce2" table:formula="of:=[$errors.A9]" office:value-type="string" office:string-value="FAILURE" calcext:value-type="string">
            <text:p>FAILURE</text:p>
          </table:table-cell>
          <table:table-cell/>
          <table:table-cell table:style-name="ce2" table:formula="of:=IFERROR(__xludf.dummyfunction(&quot;UPPER(GOOGLETRANSLATE(if(len(D50) &gt; 0, D50, C50),&quot;&quot;en&quot;&quot;,$A$1))&quot;);&quot;ناکامی&quot;)" office:value-type="string" office:string-value="ناکامی" calcext:value-type="string">
            <text:p>ناکامی</text:p>
          </table:table-cell>
          <table:table-cell table:number-columns-repeated="1019"/>
        </table:table-row>
        <table:table-row table:style-name="ro1">
          <table:table-cell table:style-name="ce5" table:formula="of:=IF(LEN([.F51]) &gt; 0; [.F51]; [.E51])" office:value-type="string" office:string-value="متغیر ضرب کے لئے" calcext:value-type="string">
            <text:p>متغیر ضرب کے لئے</text:p>
          </table:table-cell>
          <table:table-cell table:style-name="ce8" table:formula="of:=IFERROR(__xludf.dummyfunction(&quot;upper(googletranslate(A51,$A$1,&quot;&quot;en&quot;&quot;))&quot;);&quot;FOR THE VARIABLE MULTIPLICATION&quot;)" office:value-type="string" office:string-value="FOR THE VARIABLE MULTIPLICATION" calcext:value-type="string">
            <text:p>FOR THE VARIABLE MULTIPLICATION</text:p>
          </table:table-cell>
          <table:table-cell table:style-name="ce2" table:formula="of:=[$errors.A10]" office:value-type="string" office:string-value="FOR VARIABLE MULTIPLY DEFINED" calcext:value-type="string">
            <text:p>FOR VARIABLE MULTIPLY DEFINED</text:p>
          </table:table-cell>
          <table:table-cell/>
          <table:table-cell table:style-name="ce2" table:formula="of:=IFERROR(__xludf.dummyfunction(&quot;UPPER(GOOGLETRANSLATE(if(len(D51) &gt; 0, D51, C51),&quot;&quot;en&quot;&quot;,$A$1))&quot;);&quot;متغیر ضرب کے لئے&quot;)" office:value-type="string" office:string-value="متغیر ضرب کے لئے" calcext:value-type="string">
            <text:p>متغیر ضرب کے لئے</text:p>
          </table:table-cell>
          <table:table-cell table:number-columns-repeated="1019"/>
        </table:table-row>
        <table:table-row table:style-name="ro1">
          <table:table-cell table:style-name="ce5" table:formula="of:=IF(LEN([.F52]) &gt; 0; [.F52]; [.E52])" office:value-type="string" office:string-value="فنکشن کی تعریف ضرب کی وضاحت" calcext:value-type="string">
            <text:p>فنکشن کی تعریف ضرب کی وضاحت</text:p>
          </table:table-cell>
          <table:table-cell table:style-name="ce8" table:formula="of:=IFERROR(__xludf.dummyfunction(&quot;upper(googletranslate(A52,$A$1,&quot;&quot;en&quot;&quot;))&quot;);&quot;FUNCTION DEFINITION DESCRIBES MULTIPLICATION&quot;)" office:value-type="string" office:string-value="FUNCTION DEFINITION DESCRIBES MULTIPLICATION" calcext:value-type="string">
            <text:p>FUNCTION DEFINITION DESCRIBES MULTIPLICATION</text:p>
          </table:table-cell>
          <table:table-cell table:style-name="ce2" table:formula="of:=[$errors.A11]" office:value-type="string" office:string-value="FUNCTION DEFINITION MULTIPLY DEFINED" calcext:value-type="string">
            <text:p>FUNCTION DEFINITION MULTIPLY DEFINED</text:p>
          </table:table-cell>
          <table:table-cell/>
          <table:table-cell table:style-name="ce2" table:formula="of:=IFERROR(__xludf.dummyfunction(&quot;UPPER(GOOGLETRANSLATE(if(len(D52) &gt; 0, D52, C52),&quot;&quot;en&quot;&quot;,$A$1))&quot;);&quot;فنکشن کی تعریف ضرب کی وضاحت&quot;)" office:value-type="string" office:string-value="فنکشن کی تعریف ضرب کی وضاحت" calcext:value-type="string">
            <text:p>فنکشن کی تعریف ضرب کی وضاحت</text:p>
          </table:table-cell>
          <table:table-cell table:number-columns-repeated="1019"/>
        </table:table-row>
        <table:table-row table:style-name="ro1">
          <table:table-cell table:style-name="ce5" table:formula="of:=IF(LEN([.F53]) &gt; 0; [.F53]; [.E53])" office:value-type="string" office:string-value="فنکشن ڈیفینیشن پیرامیٹر مماثل" calcext:value-type="string">
            <text:p>فنکشن ڈیفینیشن پیرامیٹر مماثل</text:p>
          </table:table-cell>
          <table:table-cell table:style-name="ce8" table:formula="of:=IFERROR(__xludf.dummyfunction(&quot;upper(googletranslate(A53,$A$1,&quot;&quot;en&quot;&quot;))&quot;);&quot;FUNCTION DEFINITION PARAMETER MATCHING&quot;)" office:value-type="string" office:string-value="FUNCTION DEFINITION PARAMETER MATCHING" calcext:value-type="string">
            <text:p>FUNCTION DEFINITION PARAMETER MATCHING</text:p>
          </table:table-cell>
          <table:table-cell table:style-name="ce2" table:formula="of:=[$errors.A12]" office:value-type="string" office:string-value="FUNCTION DEFINITION PARAMETER MISMATCH" calcext:value-type="string">
            <text:p>FUNCTION DEFINITION PARAMETER MISMATCH</text:p>
          </table:table-cell>
          <table:table-cell/>
          <table:table-cell table:style-name="ce2" table:formula="of:=IFERROR(__xludf.dummyfunction(&quot;UPPER(GOOGLETRANSLATE(if(len(D53) &gt; 0, D53, C53),&quot;&quot;en&quot;&quot;,$A$1))&quot;);&quot;فنکشن ڈیفینیشن پیرامیٹر مماثل&quot;)" office:value-type="string" office:string-value="فنکشن ڈیفینیشن پیرامیٹر مماثل" calcext:value-type="string">
            <text:p>فنکشن ڈیفینیشن پیرامیٹر مماثل</text:p>
          </table:table-cell>
          <table:table-cell table:number-columns-repeated="1019"/>
        </table:table-row>
        <table:table-row table:style-name="ro1">
          <table:table-cell table:style-name="ce5" table:formula="of:=IF(LEN([.F54]) &gt; 0; [.F54]; [.E54])" office:value-type="string" office:string-value="گوسب اسٹیک اوور فلو" calcext:value-type="string">
            <text:p>گوسب اسٹیک اوور فلو</text:p>
          </table:table-cell>
          <table:table-cell table:style-name="ce8" table:formula="of:=IFERROR(__xludf.dummyfunction(&quot;upper(googletranslate(A54,$A$1,&quot;&quot;en&quot;&quot;))&quot;);&quot;GOSB STACK OVERFLOW&quot;)" office:value-type="string" office:string-value="GOSB STACK OVERFLOW" calcext:value-type="string">
            <text:p>GOSB STACK OVERFLOW</text:p>
          </table:table-cell>
          <table:table-cell table:style-name="ce2" table:formula="of:=[$errors.A13]" office:value-type="string" office:string-value="GOSUB STACK OVERFLOW" calcext:value-type="string">
            <text:p>GOSUB STACK OVERFLOW</text:p>
          </table:table-cell>
          <table:table-cell/>
          <table:table-cell table:style-name="ce2" table:formula="of:=IFERROR(__xludf.dummyfunction(&quot;UPPER(GOOGLETRANSLATE(if(len(D54) &gt; 0, D54, C54),&quot;&quot;en&quot;&quot;,$A$1))&quot;);&quot;گوسب اسٹیک اوور فلو&quot;)" office:value-type="string" office:string-value="گوسب اسٹیک اوور فلو" calcext:value-type="string">
            <text:p>گوسب اسٹیک اوور فلو</text:p>
          </table:table-cell>
          <table:table-cell table:number-columns-repeated="1019"/>
        </table:table-row>
        <table:table-row table:style-name="ro1">
          <table:table-cell table:style-name="ce5" table:formula="of:=IF(LEN([.F55]) &gt; 0; [.F55]; [.E55])" office:value-type="string" office:string-value="گوسب اسٹیک انڈر فلو" calcext:value-type="string">
            <text:p>گوسب اسٹیک انڈر فلو</text:p>
          </table:table-cell>
          <table:table-cell table:style-name="ce8" table:formula="of:=IFERROR(__xludf.dummyfunction(&quot;upper(googletranslate(A55,$A$1,&quot;&quot;en&quot;&quot;))&quot;);&quot;GOSB STEAK UNDER FLU&quot;)" office:value-type="string" office:string-value="GOSB STEAK UNDER FLU" calcext:value-type="string">
            <text:p>GOSB STEAK UNDER FLU</text:p>
          </table:table-cell>
          <table:table-cell table:style-name="ce2" table:formula="of:=[$errors.A14]" office:value-type="string" office:string-value="GOSUB STACK UNDERFLOW" calcext:value-type="string">
            <text:p>GOSUB STACK UNDERFLOW</text:p>
          </table:table-cell>
          <table:table-cell/>
          <table:table-cell table:style-name="ce2" table:formula="of:=IFERROR(__xludf.dummyfunction(&quot;UPPER(GOOGLETRANSLATE(if(len(D55) &gt; 0, D55, C55),&quot;&quot;en&quot;&quot;,$A$1))&quot;);&quot;گوسب اسٹیک انڈر فلو&quot;)" office:value-type="string" office:string-value="گوسب اسٹیک انڈر فلو" calcext:value-type="string">
            <text:p>گوسب اسٹیک انڈر فلو</text:p>
          </table:table-cell>
          <table:table-cell table:number-columns-repeated="1019"/>
        </table:table-row>
        <table:table-row table:style-name="ro1">
          <table:table-cell table:style-name="ce5" table:formula="of:=IF(LEN([.F56]) &gt; 0; [.F56]; [.E56])" office:value-type="string" office:string-value="رینج سے باہر انڈیکس" calcext:value-type="string">
            <text:p>رینج سے باہر انڈیکس</text:p>
          </table:table-cell>
          <table:table-cell table:style-name="ce8" table:formula="of:=IFERROR(__xludf.dummyfunction(&quot;upper(googletranslate(A56,$A$1,&quot;&quot;en&quot;&quot;))&quot;);&quot;INDEX OUT OF RANGE&quot;)" office:value-type="string" office:string-value="INDEX OUT OF RANGE" calcext:value-type="string">
            <text:p>INDEX OUT OF RANGE</text:p>
          </table:table-cell>
          <table:table-cell table:style-name="ce2" table:formula="of:=[$errors.A15]" office:value-type="string" office:string-value="INDEX OUT OF RANGE" calcext:value-type="string">
            <text:p>INDEX OUT OF RANGE</text:p>
          </table:table-cell>
          <table:table-cell/>
          <table:table-cell table:style-name="ce2" table:formula="of:=IFERROR(__xludf.dummyfunction(&quot;UPPER(GOOGLETRANSLATE(if(len(D56) &gt; 0, D56, C56),&quot;&quot;en&quot;&quot;,$A$1))&quot;);&quot;رینج سے باہر انڈیکس&quot;)" office:value-type="string" office:string-value="رینج سے باہر انڈیکس" calcext:value-type="string">
            <text:p>رینج سے باہر انڈیکس</text:p>
          </table:table-cell>
          <table:table-cell table:number-columns-repeated="1019"/>
        </table:table-row>
        <table:table-row table:style-name="ro1">
          <table:table-cell table:style-name="ce5" table:formula="of:=IF(LEN([.F57]) &gt; 0; [.F57]; [.E57])" office:value-type="string" office:string-value="لیبل پہلے ہی بیان کیا گیا ہے" calcext:value-type="string">
            <text:p>لیبل پہلے ہی بیان کیا گیا ہے</text:p>
          </table:table-cell>
          <table:table-cell table:style-name="ce8" table:formula="of:=IFERROR(__xludf.dummyfunction(&quot;upper(googletranslate(A57,$A$1,&quot;&quot;en&quot;&quot;))&quot;);&quot;THE LABEL HAS ALREADY BEEN DESCRIBED&quot;)" office:value-type="string" office:string-value="THE LABEL HAS ALREADY BEEN DESCRIBED" calcext:value-type="string">
            <text:p>THE LABEL HAS ALREADY BEEN DESCRIBED</text:p>
          </table:table-cell>
          <table:table-cell table:style-name="ce2" table:formula="of:=[$errors.A16]" office:value-type="string" office:string-value="LABEL ALREADY DEFINED" calcext:value-type="string">
            <text:p>LABEL ALREADY DEFINED</text:p>
          </table:table-cell>
          <table:table-cell/>
          <table:table-cell table:style-name="ce2" table:formula="of:=IFERROR(__xludf.dummyfunction(&quot;UPPER(GOOGLETRANSLATE(if(len(D57) &gt; 0, D57, C57),&quot;&quot;en&quot;&quot;,$A$1))&quot;);&quot;لیبل پہلے ہی بیان کیا گیا ہے&quot;)" office:value-type="string" office:string-value="لیبل پہلے ہی بیان کیا گیا ہے" calcext:value-type="string">
            <text:p>لیبل پہلے ہی بیان کیا گیا ہے</text:p>
          </table:table-cell>
          <table:table-cell table:number-columns-repeated="1019"/>
        </table:table-row>
        <table:table-row table:style-name="ro1">
          <table:table-cell table:style-name="ce5" table:formula="of:=IF(LEN([.F58]) &gt; 0; [.F58]; [.E58])" office:value-type="string" office:string-value="بائیں / دائیں آپریشن مماثلت" calcext:value-type="string">
            <text:p>بائیں / دائیں آپریشن مماثلت</text:p>
          </table:table-cell>
          <table:table-cell table:style-name="ce8" table:formula="of:=IFERROR(__xludf.dummyfunction(&quot;upper(googletranslate(A58,$A$1,&quot;&quot;en&quot;&quot;))&quot;);&quot;LEFT / RIGHT OPERATION MATCHING&quot;)" office:value-type="string" office:string-value="LEFT / RIGHT OPERATION MATCHING" calcext:value-type="string">
            <text:p>LEFT / RIGHT OPERATION MATCHING</text:p>
          </table:table-cell>
          <table:table-cell table:style-name="ce2" table:formula="of:=[$errors.A17]" office:value-type="string" office:string-value="LEFT / RIGHT OPERATION MISMATCH" calcext:value-type="string">
            <text:p>LEFT / RIGHT OPERATION MISMATCH</text:p>
          </table:table-cell>
          <table:table-cell/>
          <table:table-cell table:style-name="ce2" table:formula="of:=IFERROR(__xludf.dummyfunction(&quot;UPPER(GOOGLETRANSLATE(if(len(D58) &gt; 0, D58, C58),&quot;&quot;en&quot;&quot;,$A$1))&quot;);&quot;بائیں / دائیں آپریشن مماثلت&quot;)" office:value-type="string" office:string-value="بائیں / دائیں آپریشن مماثلت" calcext:value-type="string">
            <text:p>بائیں / دائیں آپریشن مماثلت</text:p>
          </table:table-cell>
          <table:table-cell table:number-columns-repeated="1019"/>
        </table:table-row>
        <table:table-row table:style-name="ro1">
          <table:table-cell table:style-name="ce5" table:formula="of:=IF(LEN([.F59]) &gt; 0; [.F59]; [.E59])" office:value-type="string" office:string-value="منفی انڈیکس" calcext:value-type="string">
            <text:p>منفی انڈیکس</text:p>
          </table:table-cell>
          <table:table-cell table:style-name="ce8" table:formula="of:=IFERROR(__xludf.dummyfunction(&quot;upper(googletranslate(A59,$A$1,&quot;&quot;en&quot;&quot;))&quot;);&quot;NEGATIVE INDEX&quot;)" office:value-type="string" office:string-value="NEGATIVE INDEX" calcext:value-type="string">
            <text:p>NEGATIVE INDEX</text:p>
          </table:table-cell>
          <table:table-cell table:style-name="ce2" table:formula="of:=[$errors.A18]" office:value-type="string" office:string-value="NEGATIVE INDEX" calcext:value-type="string">
            <text:p>NEGATIVE INDEX</text:p>
          </table:table-cell>
          <table:table-cell/>
          <table:table-cell table:style-name="ce2" table:formula="of:=IFERROR(__xludf.dummyfunction(&quot;UPPER(GOOGLETRANSLATE(if(len(D59) &gt; 0, D59, C59),&quot;&quot;en&quot;&quot;,$A$1))&quot;);&quot;منفی انڈیکس&quot;)" office:value-type="string" office:string-value="منفی انڈیکس" calcext:value-type="string">
            <text:p>منفی انڈیکس</text:p>
          </table:table-cell>
          <table:table-cell table:number-columns-repeated="1019"/>
        </table:table-row>
        <table:table-row table:style-name="ro1">
          <table:table-cell table:style-name="ce5" table:formula="of:=IF(LEN([.F60]) &gt; 0; [.F60]; [.E60])" office:value-type="string" office:string-value="اگلا اسٹرنگ متغیر کے ساتھ لوپ کے لئے" calcext:value-type="string">
            <text:p>اگلا اسٹرنگ متغیر کے ساتھ لوپ کے لئے</text:p>
          </table:table-cell>
          <table:table-cell table:style-name="ce8" table:formula="of:=IFERROR(__xludf.dummyfunction(&quot;upper(googletranslate(A60,$A$1,&quot;&quot;en&quot;&quot;))&quot;);&quot;FOR A LOOP WITH THE NEXT STING VARIABLE&quot;)" office:value-type="string" office:string-value="FOR A LOOP WITH THE NEXT STING VARIABLE" calcext:value-type="string">
            <text:p>FOR A LOOP WITH THE NEXT STING VARIABLE</text:p>
          </table:table-cell>
          <table:table-cell table:style-name="ce2" table:formula="of:=[$errors.A19]" office:value-type="string" office:string-value="NEXT ON FOR LOOP WITH STRING VARIABLE" calcext:value-type="string">
            <text:p>NEXT ON FOR LOOP WITH STRING VARIABLE</text:p>
          </table:table-cell>
          <table:table-cell/>
          <table:table-cell table:style-name="ce2" table:formula="of:=IFERROR(__xludf.dummyfunction(&quot;UPPER(GOOGLETRANSLATE(if(len(D60) &gt; 0, D60, C60),&quot;&quot;en&quot;&quot;,$A$1))&quot;);&quot;اگلا اسٹرنگ متغیر کے ساتھ لوپ کے لئے&quot;)" office:value-type="string" office:string-value="اگلا اسٹرنگ متغیر کے ساتھ لوپ کے لئے" calcext:value-type="string">
            <text:p>اگلا اسٹرنگ متغیر کے ساتھ لوپ کے لئے</text:p>
          </table:table-cell>
          <table:table-cell table:number-columns-repeated="1019"/>
        </table:table-row>
        <table:table-row table:style-name="ro1">
          <table:table-cell table:style-name="ce5" table:formula="of:=IF(LEN([.F61]) &gt; 0; [.F61]; [.E61])" office:value-type="string" office:string-value="اوپیرینڈ مماثل" calcext:value-type="string">
            <text:p>اوپیرینڈ مماثل</text:p>
          </table:table-cell>
          <table:table-cell table:style-name="ce8" table:formula="of:=IFERROR(__xludf.dummyfunction(&quot;upper(googletranslate(A61,$A$1,&quot;&quot;en&quot;&quot;))&quot;);&quot;OPEN MATCHING&quot;)" office:value-type="string" office:string-value="OPEN MATCHING" calcext:value-type="string">
            <text:p>OPEN MATCHING</text:p>
          </table:table-cell>
          <table:table-cell table:style-name="ce2" table:formula="of:=[$errors.A20]" office:value-type="string" office:string-value="OPERAND MISMATCH" calcext:value-type="string">
            <text:p>OPERAND MISMATCH</text:p>
          </table:table-cell>
          <table:table-cell/>
          <table:table-cell table:style-name="ce2" table:formula="of:=IFERROR(__xludf.dummyfunction(&quot;UPPER(GOOGLETRANSLATE(if(len(D61) &gt; 0, D61, C61),&quot;&quot;en&quot;&quot;,$A$1))&quot;);&quot;اوپیرینڈ مماثل&quot;)" office:value-type="string" office:string-value="اوپیرینڈ مماثل" calcext:value-type="string">
            <text:p>اوپیرینڈ مماثل</text:p>
          </table:table-cell>
          <table:table-cell table:number-columns-repeated="1019"/>
        </table:table-row>
        <table:table-row table:style-name="ro1">
          <table:table-cell table:style-name="ce5" table:formula="of:=IF(LEN([.F62]) &gt; 0; [.F62]; [.E62])" office:value-type="string" office:string-value="آپشن کے لئے زبان کی ضرورت ہوتی ہے" calcext:value-type="string">
            <text:p>آپشن کے لئے زبان کی ضرورت ہوتی ہے</text:p>
          </table:table-cell>
          <table:table-cell table:style-name="ce8" table:formula="of:=IFERROR(__xludf.dummyfunction(&quot;upper(googletranslate(A62,$A$1,&quot;&quot;en&quot;&quot;))&quot;);&quot;THE LANGUAGE REQUIRES THE LANGUAGE FOR THE OPTION&quot;)" office:value-type="string" office:string-value="THE LANGUAGE REQUIRES THE LANGUAGE FOR THE OPTION" calcext:value-type="string">
            <text:p>THE LANGUAGE REQUIRES THE LANGUAGE FOR THE OPTION</text:p>
          </table:table-cell>
          <table:table-cell table:style-name="ce2" table:formula="of:=[$errors.A21]" office:value-type="string" office:string-value="OPTION REQUIRES A LANGUAGE" calcext:value-type="string">
            <text:p>OPTION REQUIRES A LANGUAGE</text:p>
          </table:table-cell>
          <table:table-cell/>
          <table:table-cell table:style-name="ce2" table:formula="of:=IFERROR(__xludf.dummyfunction(&quot;UPPER(GOOGLETRANSLATE(if(len(D62) &gt; 0, D62, C62),&quot;&quot;en&quot;&quot;,$A$1))&quot;);&quot;آپشن کے لئے زبان کی ضرورت ہوتی ہے&quot;)" office:value-type="string" office:string-value="آپشن کے لئے زبان کی ضرورت ہوتی ہے" calcext:value-type="string">
            <text:p>آپشن کے لئے زبان کی ضرورت ہوتی ہے</text:p>
          </table:table-cell>
          <table:table-cell table:number-columns-repeated="1019"/>
        </table:table-row>
        <table:table-row table:style-name="ro1">
          <table:table-cell table:style-name="ce5" table:formula="of:=IF(LEN([.F63]) &gt; 0; [.F63]; [.E63])" office:value-type="string" office:string-value="براہ کرم زبان کی ترتیبات یا ماحولیاتی متغیر کو چیک کریں" calcext:value-type="string">
            <text:p>براہ کرم زبان کی ترتیبات یا ماحولیاتی متغیر کو چیک کریں</text:p>
          </table:table-cell>
          <table:table-cell table:style-name="ce8" table:formula="of:=IFERROR(__xludf.dummyfunction(&quot;upper(googletranslate(A63,$A$1,&quot;&quot;en&quot;&quot;))&quot;);&quot;PLEASE CHECK THE LANGUAGE SETTINGS OR ENVIRONMENTAL VARIABLES&quot;)" office:value-type="string" office:string-value="PLEASE CHECK THE LANGUAGE SETTINGS OR ENVIRONMENTAL VARIABLES" calcext:value-type="string">
            <text:p>PLEASE CHECK THE LANGUAGE SETTINGS OR ENVIRONMENTAL VARIABLES</text:p>
          </table:table-cell>
          <table:table-cell table:style-name="ce2" table:formula="of:=[$errors.A22]" office:value-type="string" office:string-value="PLEASE CHECK LANGUAGE SETTINGS OR ENVIRONMENT VARIABLE" calcext:value-type="string">
            <text:p>PLEASE CHECK LANGUAGE SETTINGS OR ENVIRONMENT VARIABLE</text:p>
          </table:table-cell>
          <table:table-cell/>
          <table:table-cell table:style-name="ce2" table:formula="of:=IFERROR(__xludf.dummyfunction(&quot;UPPER(GOOGLETRANSLATE(if(len(D63) &gt; 0, D63, C63),&quot;&quot;en&quot;&quot;,$A$1))&quot;);&quot;براہ کرم زبان کی ترتیبات یا ماحولیاتی متغیر کو چیک کریں&quot;)" office:value-type="string" office:string-value="براہ کرم زبان کی ترتیبات یا ماحولیاتی متغیر کو چیک کریں" calcext:value-type="string">
            <text:p>براہ کرم زبان کی ترتیبات یا ماحولیاتی متغیر کو چیک کریں</text:p>
          </table:table-cell>
          <table:table-cell table:number-columns-repeated="1019"/>
        </table:table-row>
        <table:table-row table:style-name="ro1">
          <table:table-cell table:style-name="ce5" table:formula="of:=IF(LEN([.F64]) &gt; 0; [.F64]; [.E64])" office:value-type="string" office:string-value="سٹرنگ ریاضی کی منطق کی خرابی" calcext:value-type="string">
            <text:p>سٹرنگ ریاضی کی منطق کی خرابی</text:p>
          </table:table-cell>
          <table:table-cell table:style-name="ce8" table:formula="of:=IFERROR(__xludf.dummyfunction(&quot;upper(googletranslate(A64,$A$1,&quot;&quot;en&quot;&quot;))&quot;);&quot;ERROR OF STRONG MATH LOGIC&quot;)" office:value-type="string" office:string-value="ERROR OF STRONG MATH LOGIC" calcext:value-type="string">
            <text:p>ERROR OF STRONG MATH LOGIC</text:p>
          </table:table-cell>
          <table:table-cell table:style-name="ce2" table:formula="of:=[$errors.A23]" office:value-type="string" office:string-value="STRING MATH LOGIC ERROR" calcext:value-type="string">
            <text:p>STRING MATH LOGIC ERROR</text:p>
          </table:table-cell>
          <table:table-cell/>
          <table:table-cell table:style-name="ce2" table:formula="of:=IFERROR(__xludf.dummyfunction(&quot;UPPER(GOOGLETRANSLATE(if(len(D64) &gt; 0, D64, C64),&quot;&quot;en&quot;&quot;,$A$1))&quot;);&quot;سٹرنگ ریاضی کی منطق کی خرابی&quot;)" office:value-type="string" office:string-value="سٹرنگ ریاضی کی منطق کی خرابی" calcext:value-type="string">
            <text:p>سٹرنگ ریاضی کی منطق کی خرابی</text:p>
          </table:table-cell>
          <table:table-cell table:number-columns-repeated="1019"/>
        </table:table-row>
        <table:table-row table:style-name="ro1">
          <table:table-cell table:style-name="ce5" table:formula="of:=IF(LEN([.F65]) &gt; 0; [.F65]; [.E65])" office:value-type="string" office:string-value="نحو کی خرابی" calcext:value-type="string">
            <text:p>نحو کی خرابی</text:p>
          </table:table-cell>
          <table:table-cell table:style-name="ce8" table:formula="of:=IFERROR(__xludf.dummyfunction(&quot;upper(googletranslate(A65,$A$1,&quot;&quot;en&quot;&quot;))&quot;);&quot;SYNTAX&quot;)" office:value-type="string" office:string-value="SYNTAX" calcext:value-type="string">
            <text:p>SYNTAX</text:p>
          </table:table-cell>
          <table:table-cell table:style-name="ce2" table:formula="of:=[$errors.A24]" office:value-type="string" office:string-value="SYNTAX ERROR" calcext:value-type="string">
            <text:p>SYNTAX ERROR</text:p>
          </table:table-cell>
          <table:table-cell/>
          <table:table-cell table:style-name="ce2" table:formula="of:=IFERROR(__xludf.dummyfunction(&quot;UPPER(GOOGLETRANSLATE(if(len(D65) &gt; 0, D65, C65),&quot;&quot;en&quot;&quot;,$A$1))&quot;);&quot;نحو کی خرابی&quot;)" office:value-type="string" office:string-value="نحو کی خرابی" calcext:value-type="string">
            <text:p>نحو کی خرابی</text:p>
          </table:table-cell>
          <table:table-cell table:number-columns-repeated="1019"/>
        </table:table-row>
        <table:table-row table:style-name="ro1">
          <table:table-cell table:style-name="ce5" table:formula="of:=IF(LEN([.F66]) &gt; 0; [.F66]; [.E66])" office:value-type="string" office:string-value="فائل کھولنے سے قاصر ہے" calcext:value-type="string">
            <text:p>فائل کھولنے سے قاصر ہے</text:p>
          </table:table-cell>
          <table:table-cell table:style-name="ce8" table:formula="of:=IFERROR(__xludf.dummyfunction(&quot;upper(googletranslate(A66,$A$1,&quot;&quot;en&quot;&quot;))&quot;);&quot;THE FILE IS UNABLE TO OPEN&quot;)" office:value-type="string" office:string-value="THE FILE IS UNABLE TO OPEN" calcext:value-type="string">
            <text:p>THE FILE IS UNABLE TO OPEN</text:p>
          </table:table-cell>
          <table:table-cell table:style-name="ce2" table:formula="of:=[$errors.A25]" office:value-type="string" office:string-value="UNABLE TO OPEN FILE" calcext:value-type="string">
            <text:p>UNABLE TO OPEN FILE</text:p>
          </table:table-cell>
          <table:table-cell/>
          <table:table-cell table:style-name="ce2" table:formula="of:=IFERROR(__xludf.dummyfunction(&quot;UPPER(GOOGLETRANSLATE(if(len(D66) &gt; 0, D66, C66),&quot;&quot;en&quot;&quot;,$A$1))&quot;);&quot;فائل کھولنے سے قاصر ہے&quot;)" office:value-type="string" office:string-value="فائل کھولنے سے قاصر ہے" calcext:value-type="string">
            <text:p>فائل کھولنے سے قاصر ہے</text:p>
          </table:table-cell>
          <table:table-cell table:number-columns-repeated="1019"/>
        </table:table-row>
        <table:table-row table:style-name="ro1">
          <table:table-cell table:style-name="ce5" table:formula="of:=IF(LEN([.F67]) &gt; 0; [.F67]; [.E67])" office:value-type="string" office:string-value="پڑھنے کے لئے فائل کھولنے کے لئے کھولنے سے قاصر ہے" calcext:value-type="string">
            <text:p>پڑھنے کے لئے فائل کھولنے کے لئے کھولنے سے قاصر ہے</text:p>
          </table:table-cell>
          <table:table-cell table:style-name="ce8" table:formula="of:=IFERROR(__xludf.dummyfunction(&quot;upper(googletranslate(A67,$A$1,&quot;&quot;en&quot;&quot;))&quot;);&quot;IS UNABLE TO OPEN THE FILE TO READ&quot;)" office:value-type="string" office:string-value="IS UNABLE TO OPEN THE FILE TO READ" calcext:value-type="string">
            <text:p>IS UNABLE TO OPEN THE FILE TO READ</text:p>
          </table:table-cell>
          <table:table-cell table:style-name="ce2" table:formula="of:=[$errors.A26]" office:value-type="string" office:string-value="UNABLE TO OPEN TO OPEN FILE FOR READING" calcext:value-type="string">
            <text:p>UNABLE TO OPEN TO OPEN FILE FOR READING</text:p>
          </table:table-cell>
          <table:table-cell/>
          <table:table-cell table:style-name="ce2" table:formula="of:=IFERROR(__xludf.dummyfunction(&quot;UPPER(GOOGLETRANSLATE(if(len(D67) &gt; 0, D67, C67),&quot;&quot;en&quot;&quot;,$A$1))&quot;);&quot;پڑھنے کے لئے فائل کھولنے کے لئے کھولنے سے قاصر ہے&quot;)" office:value-type="string" office:string-value="پڑھنے کے لئے فائل کھولنے کے لئے کھولنے سے قاصر ہے" calcext:value-type="string">
            <text:p>پڑھنے کے لئے فائل کھولنے کے لئے کھولنے سے قاصر ہے</text:p>
          </table:table-cell>
          <table:table-cell table:number-columns-repeated="1019"/>
        </table:table-row>
        <table:table-row table:style-name="ro1">
          <table:table-cell table:style-name="ce5" table:formula="of:=IF(LEN([.F68]) &gt; 0; [.F68]; [.E68])" office:value-type="string" office:string-value="غیر متعینہ لیبل" calcext:value-type="string">
            <text:p>غیر متعینہ لیبل</text:p>
          </table:table-cell>
          <table:table-cell table:style-name="ce8" table:formula="of:=IFERROR(__xludf.dummyfunction(&quot;upper(googletranslate(A68,$A$1,&quot;&quot;en&quot;&quot;))&quot;);&quot;LABEL LABELS&quot;)" office:value-type="string" office:string-value="LABEL LABELS" calcext:value-type="string">
            <text:p>LABEL LABELS</text:p>
          </table:table-cell>
          <table:table-cell table:style-name="ce2" table:formula="of:=[$errors.A27]" office:value-type="string" office:string-value="UNDEFINED LABEL" calcext:value-type="string">
            <text:p>UNDEFINED LABEL</text:p>
          </table:table-cell>
          <table:table-cell/>
          <table:table-cell table:style-name="ce2" table:formula="of:=IFERROR(__xludf.dummyfunction(&quot;UPPER(GOOGLETRANSLATE(if(len(D68) &gt; 0, D68, C68),&quot;&quot;en&quot;&quot;,$A$1))&quot;);&quot;غیر متعینہ لیبل&quot;)" office:value-type="string" office:string-value="غیر متعینہ لیبل" calcext:value-type="string">
            <text:p>غیر متعینہ لیبل</text:p>
          </table:table-cell>
          <table:table-cell table:number-columns-repeated="1019"/>
        </table:table-row>
        <table:table-row table:style-name="ro1">
          <table:table-cell table:style-name="ce5" table:formula="of:=IF(LEN([.F69]) &gt; 0; [.F69]; [.E69])" office:value-type="string" office:string-value="غیر منقولہ آپریشن" calcext:value-type="string">
            <text:p>غیر منقولہ آپریشن</text:p>
          </table:table-cell>
          <table:table-cell table:style-name="ce8" table:formula="of:=IFERROR(__xludf.dummyfunction(&quot;upper(googletranslate(A69,$A$1,&quot;&quot;en&quot;&quot;))&quot;);&quot;AN UNMANNED OPERATION&quot;)" office:value-type="string" office:string-value="AN UNMANNED OPERATION" calcext:value-type="string">
            <text:p>AN UNMANNED OPERATION</text:p>
          </table:table-cell>
          <table:table-cell table:style-name="ce2" table:formula="of:=[$errors.A28]" office:value-type="string" office:string-value="UNHANDLED OPERATION" calcext:value-type="string">
            <text:p>UNHANDLED OPERATION</text:p>
          </table:table-cell>
          <table:table-cell/>
          <table:table-cell table:style-name="ce2" table:formula="of:=IFERROR(__xludf.dummyfunction(&quot;UPPER(GOOGLETRANSLATE(if(len(D69) &gt; 0, D69, C69),&quot;&quot;en&quot;&quot;,$A$1))&quot;);&quot;غیر منقولہ آپریشن&quot;)" office:value-type="string" office:string-value="غیر منقولہ آپریشن" calcext:value-type="string">
            <text:p>غیر منقولہ آپریشن</text:p>
          </table:table-cell>
          <table:table-cell table:number-columns-repeated="1019"/>
        </table:table-row>
        <table:table-row table:style-name="ro1">
          <table:table-cell table:style-name="ce5" table:formula="of:=IF(LEN([.F70]) &gt; 0; [.F70]; [.E70])" office:value-type="string" office:string-value="غیر منقولہ آپریشن کوڈ" calcext:value-type="string">
            <text:p>غیر منقولہ آپریشن کوڈ</text:p>
          </table:table-cell>
          <table:table-cell table:style-name="ce8" table:formula="of:=IFERROR(__xludf.dummyfunction(&quot;upper(googletranslate(A70,$A$1,&quot;&quot;en&quot;&quot;))&quot;);&quot;UNMANAGED OPERATION CODE&quot;)" office:value-type="string" office:string-value="UNMANAGED OPERATION CODE" calcext:value-type="string">
            <text:p>UNMANAGED OPERATION CODE</text:p>
          </table:table-cell>
          <table:table-cell table:style-name="ce2" table:formula="of:=[$errors.A29]" office:value-type="string" office:string-value="UNHANDLED OPERATION CODE" calcext:value-type="string">
            <text:p>UNHANDLED OPERATION CODE</text:p>
          </table:table-cell>
          <table:table-cell/>
          <table:table-cell table:style-name="ce2" table:formula="of:=IFERROR(__xludf.dummyfunction(&quot;UPPER(GOOGLETRANSLATE(if(len(D70) &gt; 0, D70, C70),&quot;&quot;en&quot;&quot;,$A$1))&quot;);&quot;غیر منقولہ آپریشن کوڈ&quot;)" office:value-type="string" office:string-value="غیر منقولہ آپریشن کوڈ" calcext:value-type="string">
            <text:p>غیر منقولہ آپریشن کوڈ</text:p>
          </table:table-cell>
          <table:table-cell table:number-columns-repeated="1019"/>
        </table:table-row>
        <table:table-row table:style-name="ro1">
          <table:table-cell table:style-name="ce5" table:formula="of:=IF(LEN([.F71]) &gt; 0; [.F71]; [.E71])" office:value-type="string" office:string-value="نامعلوم اگر لیبل ہے" calcext:value-type="string">
            <text:p>نامعلوم اگر لیبل ہے</text:p>
          </table:table-cell>
          <table:table-cell table:style-name="ce8" table:formula="of:=IFERROR(__xludf.dummyfunction(&quot;upper(googletranslate(A71,$A$1,&quot;&quot;en&quot;&quot;))&quot;);&quot;UNKNOWN IF THE LABEL IS&quot;)" office:value-type="string" office:string-value="UNKNOWN IF THE LABEL IS" calcext:value-type="string">
            <text:p>UNKNOWN IF THE LABEL IS</text:p>
          </table:table-cell>
          <table:table-cell table:style-name="ce2" table:formula="of:=[$errors.A30]" office:value-type="string" office:string-value="UNKNOWN IF LABEL" calcext:value-type="string">
            <text:p>UNKNOWN IF LABEL</text:p>
          </table:table-cell>
          <table:table-cell/>
          <table:table-cell table:style-name="ce2" table:formula="of:=IFERROR(__xludf.dummyfunction(&quot;UPPER(GOOGLETRANSLATE(if(len(D71) &gt; 0, D71, C71),&quot;&quot;en&quot;&quot;,$A$1))&quot;);&quot;نامعلوم اگر لیبل ہے&quot;)" office:value-type="string" office:string-value="نامعلوم اگر لیبل ہے" calcext:value-type="string">
            <text:p>نامعلوم اگر لیبل ہے</text:p>
          </table:table-cell>
          <table:table-cell table:number-columns-repeated="1019"/>
        </table:table-row>
        <table:table-row table:style-name="ro1">
          <table:table-cell table:style-name="ce5" table:formula="of:=IF(LEN([.F72]) &gt; 0; [.F72]; [.E72])" office:value-type="string" office:string-value="غیر تسلیم شدہ ڈبل ریاضی کا آپریشن" calcext:value-type="string">
            <text:p>غیر تسلیم شدہ ڈبل ریاضی کا آپریشن</text:p>
          </table:table-cell>
          <table:table-cell table:style-name="ce8" table:formula="of:=IFERROR(__xludf.dummyfunction(&quot;upper(googletranslate(A72,$A$1,&quot;&quot;en&quot;&quot;))&quot;);&quot;OPERATION OF NON -RECOGNIZED DOUBLE MATH&quot;)" office:value-type="string" office:string-value="OPERATION OF NON -RECOGNIZED DOUBLE MATH" calcext:value-type="string">
            <text:p>OPERATION OF NON -RECOGNIZED DOUBLE MATH</text:p>
          </table:table-cell>
          <table:table-cell table:style-name="ce2" table:formula="of:=[$errors.A31]" office:value-type="string" office:string-value="UNRECOGNIZED DOUBLE MATH OPERATION" calcext:value-type="string">
            <text:p>UNRECOGNIZED DOUBLE MATH OPERATION</text:p>
          </table:table-cell>
          <table:table-cell/>
          <table:table-cell table:style-name="ce2" table:formula="of:=IFERROR(__xludf.dummyfunction(&quot;UPPER(GOOGLETRANSLATE(if(len(D72) &gt; 0, D72, C72),&quot;&quot;en&quot;&quot;,$A$1))&quot;);&quot;غیر تسلیم شدہ ڈبل ریاضی کا آپریشن&quot;)" office:value-type="string" office:string-value="غیر تسلیم شدہ ڈبل ریاضی کا آپریشن" calcext:value-type="string">
            <text:p>غیر تسلیم شدہ ڈبل ریاضی کا آپریشن</text:p>
          </table:table-cell>
          <table:table-cell table:number-columns-repeated="1019"/>
        </table:table-row>
        <table:table-row table:style-name="ro1">
          <table:table-cell table:style-name="ce5" table:formula="of:=IF(LEN([.F73]) &gt; 0; [.F73]; [.E73])" office:value-type="string" office:string-value="غیر تسلیم شدہ فنکشن تعریف" calcext:value-type="string">
            <text:p>غیر تسلیم شدہ فنکشن تعریف</text:p>
          </table:table-cell>
          <table:table-cell table:style-name="ce8" table:formula="of:=IFERROR(__xludf.dummyfunction(&quot;upper(googletranslate(A73,$A$1,&quot;&quot;en&quot;&quot;))&quot;);&quot;NON -RECOGNIZED FUNCTION DEFINITION&quot;)" office:value-type="string" office:string-value="NON -RECOGNIZED FUNCTION DEFINITION" calcext:value-type="string">
            <text:p>NON -RECOGNIZED FUNCTION DEFINITION</text:p>
          </table:table-cell>
          <table:table-cell table:style-name="ce2" table:formula="of:=[$errors.A32]" office:value-type="string" office:string-value="UNRECOGNIZED FUNCTION DEFINITION" calcext:value-type="string">
            <text:p>UNRECOGNIZED FUNCTION DEFINITION</text:p>
          </table:table-cell>
          <table:table-cell/>
          <table:table-cell table:style-name="ce2" table:formula="of:=IFERROR(__xludf.dummyfunction(&quot;UPPER(GOOGLETRANSLATE(if(len(D73) &gt; 0, D73, C73),&quot;&quot;en&quot;&quot;,$A$1))&quot;);&quot;غیر تسلیم شدہ فنکشن تعریف&quot;)" office:value-type="string" office:string-value="غیر تسلیم شدہ فنکشن تعریف" calcext:value-type="string">
            <text:p>غیر تسلیم شدہ فنکشن تعریف</text:p>
          </table:table-cell>
          <table:table-cell table:number-columns-repeated="1019"/>
        </table:table-row>
        <table:table-row table:style-name="ro1">
          <table:table-cell table:style-name="ce5" table:formula="of:=IF(LEN([.F74]) &gt; 0; [.F74]; [.E74])" office:value-type="string" office:string-value="غیر تسلیم شدہ گوسب لیبل" calcext:value-type="string">
            <text:p>غیر تسلیم شدہ گوسب لیبل</text:p>
          </table:table-cell>
          <table:table-cell table:style-name="ce8" table:formula="of:=IFERROR(__xludf.dummyfunction(&quot;upper(googletranslate(A74,$A$1,&quot;&quot;en&quot;&quot;))&quot;);&quot;LABEL LABELS&quot;)" office:value-type="string" office:string-value="LABEL LABELS" calcext:value-type="string">
            <text:p>LABEL LABELS</text:p>
          </table:table-cell>
          <table:table-cell table:style-name="ce2" table:formula="of:=[$errors.A33]" office:value-type="string" office:string-value="UNRECOGNIZED GOSUB LABEL" calcext:value-type="string">
            <text:p>UNRECOGNIZED GOSUB LABEL</text:p>
          </table:table-cell>
          <table:table-cell/>
          <table:table-cell table:style-name="ce2" table:formula="of:=IFERROR(__xludf.dummyfunction(&quot;UPPER(GOOGLETRANSLATE(if(len(D74) &gt; 0, D74, C74),&quot;&quot;en&quot;&quot;,$A$1))&quot;);&quot;غیر تسلیم شدہ گوسب لیبل&quot;)" office:value-type="string" office:string-value="غیر تسلیم شدہ گوسب لیبل" calcext:value-type="string">
            <text:p>غیر تسلیم شدہ گوسب لیبل</text:p>
          </table:table-cell>
          <table:table-cell table:number-columns-repeated="1019"/>
        </table:table-row>
        <table:table-row table:style-name="ro1">
          <table:table-cell table:style-name="ce5" table:formula="of:=IF(LEN([.F75]) &gt; 0; [.F75]; [.E75])" office:value-type="string" office:string-value="غیر تسلیم شدہ گوٹو لیبل" calcext:value-type="string">
            <text:p>غیر تسلیم شدہ گوٹو لیبل</text:p>
          </table:table-cell>
          <table:table-cell table:style-name="ce8" table:formula="of:=IFERROR(__xludf.dummyfunction(&quot;upper(googletranslate(A75,$A$1,&quot;&quot;en&quot;&quot;))&quot;);&quot;LABEL LABELS UNRELATED&quot;)" office:value-type="string" office:string-value="LABEL LABELS UNRELATED" calcext:value-type="string">
            <text:p>LABEL LABELS UNRELATED</text:p>
          </table:table-cell>
          <table:table-cell table:style-name="ce2" table:formula="of:=[$errors.A34]" office:value-type="string" office:string-value="UNRECOGNIZED GOTO LABEL" calcext:value-type="string">
            <text:p>UNRECOGNIZED GOTO LABEL</text:p>
          </table:table-cell>
          <table:table-cell/>
          <table:table-cell table:style-name="ce2" table:formula="of:=IFERROR(__xludf.dummyfunction(&quot;UPPER(GOOGLETRANSLATE(if(len(D75) &gt; 0, D75, C75),&quot;&quot;en&quot;&quot;,$A$1))&quot;);&quot;غیر تسلیم شدہ گوٹو لیبل&quot;)" office:value-type="string" office:string-value="غیر تسلیم شدہ گوٹو لیبل" calcext:value-type="string">
            <text:p>غیر تسلیم شدہ گوٹو لیبل</text:p>
          </table:table-cell>
          <table:table-cell table:number-columns-repeated="1019"/>
        </table:table-row>
        <table:table-row table:style-name="ro1">
          <table:table-cell table:style-name="ce5" table:formula="of:=IF(LEN([.F76]) &gt; 0; [.F76]; [.E76])" office:value-type="string" office:string-value="غیر تسلیم شدہ ان پٹ" calcext:value-type="string">
            <text:p>غیر تسلیم شدہ ان پٹ</text:p>
          </table:table-cell>
          <table:table-cell table:style-name="ce8" table:formula="of:=IFERROR(__xludf.dummyfunction(&quot;upper(googletranslate(A76,$A$1,&quot;&quot;en&quot;&quot;))&quot;);&quot;UNCLAIMED INPUT&quot;)" office:value-type="string" office:string-value="UNCLAIMED INPUT" calcext:value-type="string">
            <text:p>UNCLAIMED INPUT</text:p>
          </table:table-cell>
          <table:table-cell table:style-name="ce2" table:formula="of:=[$errors.A35]" office:value-type="string" office:string-value="UNRECOGNIZED INPUT" calcext:value-type="string">
            <text:p>UNRECOGNIZED INPUT</text:p>
          </table:table-cell>
          <table:table-cell/>
          <table:table-cell table:style-name="ce2" table:formula="of:=IFERROR(__xludf.dummyfunction(&quot;UPPER(GOOGLETRANSLATE(if(len(D76) &gt; 0, D76, C76),&quot;&quot;en&quot;&quot;,$A$1))&quot;);&quot;غیر تسلیم شدہ ان پٹ&quot;)" office:value-type="string" office:string-value="غیر تسلیم شدہ ان پٹ" calcext:value-type="string">
            <text:p>غیر تسلیم شدہ ان پٹ</text:p>
          </table:table-cell>
          <table:table-cell table:number-columns-repeated="1019"/>
        </table:table-row>
        <table:table-row table:style-name="ro1">
          <table:table-cell table:style-name="ce5" table:formula="of:=IF(LEN([.F77]) &gt; 0; [.F77]; [.E77])" office:value-type="string" office:string-value="غیر تسلیم شدہ انٹیجر ریاضی آپریشن" calcext:value-type="string">
            <text:p>غیر تسلیم شدہ انٹیجر ریاضی آپریشن</text:p>
          </table:table-cell>
          <table:table-cell table:style-name="ce8" table:formula="of:=IFERROR(__xludf.dummyfunction(&quot;upper(googletranslate(A77,$A$1,&quot;&quot;en&quot;&quot;))&quot;);&quot;UNCLAIMED INTELLIGENT MATHS OPERATION&quot;)" office:value-type="string" office:string-value="UNCLAIMED INTELLIGENT MATHS OPERATION" calcext:value-type="string">
            <text:p>UNCLAIMED INTELLIGENT MATHS OPERATION</text:p>
          </table:table-cell>
          <table:table-cell table:style-name="ce2" table:formula="of:=[$errors.A36]" office:value-type="string" office:string-value="UNRECOGNIZED INTEGER MATH OPERATION" calcext:value-type="string">
            <text:p>UNRECOGNIZED INTEGER MATH OPERATION</text:p>
          </table:table-cell>
          <table:table-cell/>
          <table:table-cell table:style-name="ce2" table:formula="of:=IFERROR(__xludf.dummyfunction(&quot;UPPER(GOOGLETRANSLATE(if(len(D77) &gt; 0, D77, C77),&quot;&quot;en&quot;&quot;,$A$1))&quot;);&quot;غیر تسلیم شدہ انٹیجر ریاضی آپریشن&quot;)" office:value-type="string" office:string-value="غیر تسلیم شدہ انٹیجر ریاضی آپریشن" calcext:value-type="string">
            <text:p>غیر تسلیم شدہ انٹیجر ریاضی آپریشن</text:p>
          </table:table-cell>
          <table:table-cell table:number-columns-repeated="1019"/>
        </table:table-row>
        <table:table-row table:style-name="ro1">
          <table:table-cell table:style-name="ce5" table:formula="of:=IF(LEN([.F78]) &gt; 0; [.F78]; [.E78])" office:value-type="string" office:string-value="غیر تسلیم شدہ ریاضی کی قسم" calcext:value-type="string">
            <text:p>غیر تسلیم شدہ ریاضی کی قسم</text:p>
          </table:table-cell>
          <table:table-cell table:style-name="ce8" table:formula="of:=IFERROR(__xludf.dummyfunction(&quot;upper(googletranslate(A78,$A$1,&quot;&quot;en&quot;&quot;))&quot;);&quot;TYPE OF NON -RECOGNIZED MATH&quot;)" office:value-type="string" office:string-value="TYPE OF NON -RECOGNIZED MATH" calcext:value-type="string">
            <text:p>TYPE OF NON -RECOGNIZED MATH</text:p>
          </table:table-cell>
          <table:table-cell table:style-name="ce2" table:formula="of:=[$errors.A37]" office:value-type="string" office:string-value="UNRECOGNIZED MATH TYPE" calcext:value-type="string">
            <text:p>UNRECOGNIZED MATH TYPE</text:p>
          </table:table-cell>
          <table:table-cell/>
          <table:table-cell table:style-name="ce2" table:formula="of:=IFERROR(__xludf.dummyfunction(&quot;UPPER(GOOGLETRANSLATE(if(len(D78) &gt; 0, D78, C78),&quot;&quot;en&quot;&quot;,$A$1))&quot;);&quot;غیر تسلیم شدہ ریاضی کی قسم&quot;)" office:value-type="string" office:string-value="غیر تسلیم شدہ ریاضی کی قسم" calcext:value-type="string">
            <text:p>غیر تسلیم شدہ ریاضی کی قسم</text:p>
          </table:table-cell>
          <table:table-cell table:number-columns-repeated="1019"/>
        </table:table-row>
        <table:table-row table:style-name="ro1">
          <table:table-cell table:style-name="ce5" table:formula="of:=IF(LEN([.F79]) &gt; 0; [.F79]; [.E79])" office:value-type="string" office:string-value="غیر تسلیم شدہ اگلا متغیر" calcext:value-type="string">
            <text:p>غیر تسلیم شدہ اگلا متغیر</text:p>
          </table:table-cell>
          <table:table-cell table:style-name="ce8" table:formula="of:=IFERROR(__xludf.dummyfunction(&quot;upper(googletranslate(A79,$A$1,&quot;&quot;en&quot;&quot;))&quot;);&quot;UNCONTROLLED NEXT VARIABLE&quot;)" office:value-type="string" office:string-value="UNCONTROLLED NEXT VARIABLE" calcext:value-type="string">
            <text:p>UNCONTROLLED NEXT VARIABLE</text:p>
          </table:table-cell>
          <table:table-cell table:style-name="ce2" table:formula="of:=[$errors.A38]" office:value-type="string" office:string-value="UNRECOGNIZED NEXT VARIABLE" calcext:value-type="string">
            <text:p>UNRECOGNIZED NEXT VARIABLE</text:p>
          </table:table-cell>
          <table:table-cell/>
          <table:table-cell table:style-name="ce2" table:formula="of:=IFERROR(__xludf.dummyfunction(&quot;UPPER(GOOGLETRANSLATE(if(len(D79) &gt; 0, D79, C79),&quot;&quot;en&quot;&quot;,$A$1))&quot;);&quot;غیر تسلیم شدہ اگلا متغیر&quot;)" office:value-type="string" office:string-value="غیر تسلیم شدہ اگلا متغیر" calcext:value-type="string">
            <text:p>غیر تسلیم شدہ اگلا متغیر</text:p>
          </table:table-cell>
          <table:table-cell table:number-columns-repeated="1019"/>
        </table:table-row>
        <table:table-row table:style-name="ro1">
          <table:table-cell table:style-name="ce5" table:formula="of:=IF(LEN([.F80]) &gt; 0; [.F80]; [.E80])" office:value-type="string" office:string-value="پرنٹ میں غیر تسلیم شدہ او پی" calcext:value-type="string">
            <text:p>پرنٹ میں غیر تسلیم شدہ او پی</text:p>
          </table:table-cell>
          <table:table-cell table:style-name="ce8" table:formula="of:=IFERROR(__xludf.dummyfunction(&quot;upper(googletranslate(A80,$A$1,&quot;&quot;en&quot;&quot;))&quot;);&quot;UNCLAIMED OP IN PRINT&quot;)" office:value-type="string" office:string-value="UNCLAIMED OP IN PRINT" calcext:value-type="string">
            <text:p>UNCLAIMED OP IN PRINT</text:p>
          </table:table-cell>
          <table:table-cell table:style-name="ce2" table:formula="of:=[$errors.A39]" office:value-type="string" office:string-value="UNRECOGNIZED OP IN PRINT" calcext:value-type="string">
            <text:p>UNRECOGNIZED OP IN PRINT</text:p>
          </table:table-cell>
          <table:table-cell/>
          <table:table-cell table:style-name="ce2" table:formula="of:=IFERROR(__xludf.dummyfunction(&quot;UPPER(GOOGLETRANSLATE(if(len(D80) &gt; 0, D80, C80),&quot;&quot;en&quot;&quot;,$A$1))&quot;);&quot;پرنٹ میں غیر تسلیم شدہ او پی&quot;)" office:value-type="string" office:string-value="پرنٹ میں غیر تسلیم شدہ او پی" calcext:value-type="string">
            <text:p>پرنٹ میں غیر تسلیم شدہ او پی</text:p>
          </table:table-cell>
          <table:table-cell table:number-columns-repeated="1019"/>
        </table:table-row>
        <table:table-row table:style-name="ro1">
          <table:table-cell table:style-name="ce5" table:formula="of:=IF(LEN([.F81]) &gt; 0; [.F81]; [.E81])" office:value-type="string" office:string-value="غیر تسلیم شدہ عقلی ریاضی کا آپریشن" calcext:value-type="string">
            <text:p>غیر تسلیم شدہ عقلی ریاضی کا آپریشن</text:p>
          </table:table-cell>
          <table:table-cell table:style-name="ce8" table:formula="of:=IFERROR(__xludf.dummyfunction(&quot;upper(googletranslate(A81,$A$1,&quot;&quot;en&quot;&quot;))&quot;);&quot;OPERATION OF NON -RECOGNIZED RATIONAL MATHEMATICS&quot;)" office:value-type="string" office:string-value="OPERATION OF NON -RECOGNIZED RATIONAL MATHEMATICS" calcext:value-type="string">
            <text:p>OPERATION OF NON -RECOGNIZED RATIONAL MATHEMATICS</text:p>
          </table:table-cell>
          <table:table-cell table:style-name="ce2" table:formula="of:=[$errors.A40]" office:value-type="string" office:string-value="UNRECOGNIZED RATIONAL MATH OPERATION" calcext:value-type="string">
            <text:p>UNRECOGNIZED RATIONAL MATH OPERATION</text:p>
          </table:table-cell>
          <table:table-cell/>
          <table:table-cell table:style-name="ce2" table:formula="of:=IFERROR(__xludf.dummyfunction(&quot;UPPER(GOOGLETRANSLATE(if(len(D81) &gt; 0, D81, C81),&quot;&quot;en&quot;&quot;,$A$1))&quot;);&quot;غیر تسلیم شدہ عقلی ریاضی کا آپریشن&quot;)" office:value-type="string" office:string-value="غیر تسلیم شدہ عقلی ریاضی کا آپریشن" calcext:value-type="string">
            <text:p>غیر تسلیم شدہ عقلی ریاضی کا آپریشن</text:p>
          </table:table-cell>
          <table:table-cell table:number-columns-repeated="1019"/>
        </table:table-row>
        <table:table-row table:style-name="ro1">
          <table:table-cell table:style-name="ce5" table:formula="of:=IF(LEN([.F82]) &gt; 0; [.F82]; [.E82])" office:value-type="string" office:string-value="غیر تسلیم شدہ متغیر قسم" calcext:value-type="string">
            <text:p>غیر تسلیم شدہ متغیر قسم</text:p>
          </table:table-cell>
          <table:table-cell table:style-name="ce8" table:formula="of:=IFERROR(__xludf.dummyfunction(&quot;upper(googletranslate(A82,$A$1,&quot;&quot;en&quot;&quot;))&quot;);&quot;NON -RECOGNIZED VARIABLE TYPE&quot;)" office:value-type="string" office:string-value="NON -RECOGNIZED VARIABLE TYPE" calcext:value-type="string">
            <text:p>NON -RECOGNIZED VARIABLE TYPE</text:p>
          </table:table-cell>
          <table:table-cell table:style-name="ce2" table:formula="of:=[$errors.A41]" office:value-type="string" office:string-value="UNRECOGNIZED VARIABLE TYPE" calcext:value-type="string">
            <text:p>UNRECOGNIZED VARIABLE TYPE</text:p>
          </table:table-cell>
          <table:table-cell/>
          <table:table-cell table:style-name="ce2" table:formula="of:=IFERROR(__xludf.dummyfunction(&quot;UPPER(GOOGLETRANSLATE(if(len(D82) &gt; 0, D82, C82),&quot;&quot;en&quot;&quot;,$A$1))&quot;);&quot;غیر تسلیم شدہ متغیر قسم&quot;)" office:value-type="string" office:string-value="غیر تسلیم شدہ متغیر قسم" calcext:value-type="string">
            <text:p>غیر تسلیم شدہ متغیر قسم</text:p>
          </table:table-cell>
          <table:table-cell table:number-columns-repeated="1019"/>
        </table:table-row>
        <table:table-row table:style-name="ro1">
          <table:table-cell table:style-name="ce5" table:formula="of:=IF(LEN([.F83]) &gt; 0; [.F83]; [.E83])" office:value-type="string" office:string-value="غیر سیٹ ماحول متغیر" calcext:value-type="string">
            <text:p>غیر سیٹ ماحول متغیر</text:p>
          </table:table-cell>
          <table:table-cell table:style-name="ce8" table:formula="of:=IFERROR(__xludf.dummyfunction(&quot;upper(googletranslate(A83,$A$1,&quot;&quot;en&quot;&quot;))&quot;);&quot;NON -SET ENVIRONMENT VARIABLE&quot;)" office:value-type="string" office:string-value="NON -SET ENVIRONMENT VARIABLE" calcext:value-type="string">
            <text:p>NON -SET ENVIRONMENT VARIABLE</text:p>
          </table:table-cell>
          <table:table-cell table:style-name="ce2" table:formula="of:=[$errors.A42]" office:value-type="string" office:string-value="UNSET ENVIRONMENT VARIABLE" calcext:value-type="string">
            <text:p>UNSET ENVIRONMENT VARIABLE</text:p>
          </table:table-cell>
          <table:table-cell/>
          <table:table-cell table:style-name="ce2" table:formula="of:=IFERROR(__xludf.dummyfunction(&quot;UPPER(GOOGLETRANSLATE(if(len(D83) &gt; 0, D83, C83),&quot;&quot;en&quot;&quot;,$A$1))&quot;);&quot;غیر سیٹ ماحول متغیر&quot;)" office:value-type="string" office:string-value="غیر سیٹ ماحول متغیر" calcext:value-type="string">
            <text:p>غیر سیٹ ماحول متغیر</text:p>
          </table:table-cell>
          <table:table-cell table:number-columns-repeated="1019"/>
        </table:table-row>
        <table:table-row table:style-name="ro1">
          <table:table-cell table:style-name="ce5" table:formula="of:=IF(LEN([.F84]) &gt; 0; [.F84]; [.E84])" office:value-type="string" office:string-value="متغیر / سرنی تعریف مماثل" calcext:value-type="string">
            <text:p>متغیر / سرنی تعریف مماثل</text:p>
          </table:table-cell>
          <table:table-cell table:style-name="ce8" table:formula="of:=IFERROR(__xludf.dummyfunction(&quot;upper(googletranslate(A84,$A$1,&quot;&quot;en&quot;&quot;))&quot;);&quot;VARIOUS / ARRAYED DEFINITION MATCHING&quot;)" office:value-type="string" office:string-value="VARIOUS / ARRAYED DEFINITION MATCHING" calcext:value-type="string">
            <text:p>VARIOUS / ARRAYED DEFINITION MATCHING</text:p>
          </table:table-cell>
          <table:table-cell table:style-name="ce2" table:formula="of:=[$errors.A43]" office:value-type="string" office:string-value="VARIABLE / ARRAY DEFINITION MISMATCH" calcext:value-type="string">
            <text:p>VARIABLE / ARRAY DEFINITION MISMATCH</text:p>
          </table:table-cell>
          <table:table-cell/>
          <table:table-cell table:style-name="ce2" table:formula="of:=IFERROR(__xludf.dummyfunction(&quot;UPPER(GOOGLETRANSLATE(if(len(D84) &gt; 0, D84, C84),&quot;&quot;en&quot;&quot;,$A$1))&quot;);&quot;متغیر / سرنی تعریف مماثل&quot;)" office:value-type="string" office:string-value="متغیر / سرنی تعریف مماثل" calcext:value-type="string">
            <text:p>متغیر / سرنی تعریف مماثل</text:p>
          </table:table-cell>
          <table:table-cell table:number-columns-repeated="1019"/>
        </table:table-row>
        <table:table-row table:style-name="ro1">
          <table:table-cell table:style-name="ce5" table:formula="of:=IF(LEN([.F85]) &gt; 0; [.F85]; [.E85])" office:value-type="string" office:string-value="متغیر کی وضاحت سرنی کے طور پر کی گئی ہے" calcext:value-type="string">
            <text:p>متغیر کی وضاحت سرنی کے طور پر کی گئی ہے</text:p>
          </table:table-cell>
          <table:table-cell table:style-name="ce8" table:formula="of:=IFERROR(__xludf.dummyfunction(&quot;upper(googletranslate(A85,$A$1,&quot;&quot;en&quot;&quot;))&quot;);&quot;THE VARIABLE HAS BEEN DESCRIBED AS ARRAY&quot;)" office:value-type="string" office:string-value="THE VARIABLE HAS BEEN DESCRIBED AS ARRAY" calcext:value-type="string">
            <text:p>THE VARIABLE HAS BEEN DESCRIBED AS ARRAY</text:p>
          </table:table-cell>
          <table:table-cell table:style-name="ce2" table:formula="of:=[$errors.A44]" office:value-type="string" office:string-value="VARIABLE DEFINED AS ARRAY" calcext:value-type="string">
            <text:p>VARIABLE DEFINED AS ARRAY</text:p>
          </table:table-cell>
          <table:table-cell/>
          <table:table-cell table:style-name="ce2" table:formula="of:=IFERROR(__xludf.dummyfunction(&quot;UPPER(GOOGLETRANSLATE(if(len(D85) &gt; 0, D85, C85),&quot;&quot;en&quot;&quot;,$A$1))&quot;);&quot;متغیر کی وضاحت سرنی کے طور پر کی گئی ہے&quot;)" office:value-type="string" office:string-value="متغیر کی وضاحت سرنی کے طور پر کی گئی ہے" calcext:value-type="string">
            <text:p>متغیر کی وضاحت سرنی کے طور پر کی گئی ہے</text:p>
          </table:table-cell>
          <table:table-cell table:number-columns-repeated="1019"/>
        </table:table-row>
        <table:table-row table:style-name="ro1">
          <table:table-cell table:style-name="ce5" table:formula="of:=IF(LEN([.F86]) &gt; 0; [.F86]; [.E86])" office:value-type="string" office:string-value="متغیر کی وضاحت نانری کے طور پر کی گئی ہے" calcext:value-type="string">
            <text:p>متغیر کی وضاحت نانری کے طور پر کی گئی ہے</text:p>
          </table:table-cell>
          <table:table-cell table:style-name="ce8" table:formula="of:=IFERROR(__xludf.dummyfunction(&quot;upper(googletranslate(A86,$A$1,&quot;&quot;en&quot;&quot;))&quot;);&quot;THE VARIABLE HAS BEEN EXPLAINED AS NANARI&quot;)" office:value-type="string" office:string-value="THE VARIABLE HAS BEEN EXPLAINED AS NANARI" calcext:value-type="string">
            <text:p>THE VARIABLE HAS BEEN EXPLAINED AS NANARI</text:p>
          </table:table-cell>
          <table:table-cell table:style-name="ce2" table:formula="of:=[$errors.A45]" office:value-type="string" office:string-value="VARIABLE DEFINED AS NONARRAY" calcext:value-type="string">
            <text:p>VARIABLE DEFINED AS NONARRAY</text:p>
          </table:table-cell>
          <table:table-cell/>
          <table:table-cell table:style-name="ce2" table:formula="of:=IFERROR(__xludf.dummyfunction(&quot;UPPER(GOOGLETRANSLATE(if(len(D86) &gt; 0, D86, C86),&quot;&quot;en&quot;&quot;,$A$1))&quot;);&quot;متغیر کی وضاحت نانری کے طور پر کی گئی ہے&quot;)" office:value-type="string" office:string-value="متغیر کی وضاحت نانری کے طور پر کی گئی ہے" calcext:value-type="string">
            <text:p>متغیر کی وضاحت نانری کے طور پر کی گئی ہے</text:p>
          </table:table-cell>
          <table:table-cell table:number-columns-repeated="1019"/>
        </table:table-row>
        <table:table-row table:style-name="ro1">
          <table:table-cell table:style-name="ce5" table:formula="of:=IF(LEN([.F87]) &gt; 0; [.F87]; [.E87])" office:value-type="string" office:string-value="متغیر کی کوئی قیمت نہیں ہے" calcext:value-type="string">
            <text:p>متغیر کی کوئی قیمت نہیں ہے</text:p>
          </table:table-cell>
          <table:table-cell table:style-name="ce8" table:formula="of:=IFERROR(__xludf.dummyfunction(&quot;upper(googletranslate(A87,$A$1,&quot;&quot;en&quot;&quot;))&quot;);&quot;THERE IS NO VALUE TO THE VARIABLE&quot;)" office:value-type="string" office:string-value="THERE IS NO VALUE TO THE VARIABLE" calcext:value-type="string">
            <text:p>THERE IS NO VALUE TO THE VARIABLE</text:p>
          </table:table-cell>
          <table:table-cell table:style-name="ce2" table:formula="of:=[$errors.A46]" office:value-type="string" office:string-value="VARIABLE HAS NO VALUE" calcext:value-type="string">
            <text:p>VARIABLE HAS NO VALUE</text:p>
          </table:table-cell>
          <table:table-cell/>
          <table:table-cell table:style-name="ce2" table:formula="of:=IFERROR(__xludf.dummyfunction(&quot;UPPER(GOOGLETRANSLATE(if(len(D87) &gt; 0, D87, C87),&quot;&quot;en&quot;&quot;,$A$1))&quot;);&quot;متغیر کی کوئی قیمت نہیں ہے&quot;)" office:value-type="string" office:string-value="متغیر کی کوئی قیمت نہیں ہے" calcext:value-type="string">
            <text:p>متغیر کی کوئی قیمت نہیں ہے</text:p>
          </table:table-cell>
          <table:table-cell table:number-columns-repeated="1019"/>
        </table:table-row>
        <table:table-row table:style-name="ro1">
          <table:table-cell table:style-name="ce5" table:formula="of:=IF(LEN([.F88]) &gt; 0; [.F88]; [.E88])" office:value-type="string" office:string-value="متغیر کوئی صف نہیں ہے" calcext:value-type="string">
            <text:p>متغیر کوئی صف نہیں ہے</text:p>
          </table:table-cell>
          <table:table-cell table:style-name="ce8" table:formula="of:=IFERROR(__xludf.dummyfunction(&quot;upper(googletranslate(A88,$A$1,&quot;&quot;en&quot;&quot;))&quot;);&quot;VARIABLE IS NO ARRAY&quot;)" office:value-type="string" office:string-value="VARIABLE IS NO ARRAY" calcext:value-type="string">
            <text:p>VARIABLE IS NO ARRAY</text:p>
          </table:table-cell>
          <table:table-cell table:style-name="ce2" table:formula="of:=[$errors.A47]" office:value-type="string" office:string-value="VARIABLE IS NOT AN ARRAY" calcext:value-type="string">
            <text:p>VARIABLE IS NOT AN ARRAY</text:p>
          </table:table-cell>
          <table:table-cell/>
          <table:table-cell table:style-name="ce2" table:formula="of:=IFERROR(__xludf.dummyfunction(&quot;UPPER(GOOGLETRANSLATE(if(len(D88) &gt; 0, D88, C88),&quot;&quot;en&quot;&quot;,$A$1))&quot;);&quot;متغیر کوئی صف نہیں ہے&quot;)" office:value-type="string" office:string-value="متغیر کوئی صف نہیں ہے" calcext:value-type="string">
            <text:p>متغیر کوئی صف نہیں ہے</text:p>
          </table:table-cell>
          <table:table-cell table:number-columns-repeated="1019"/>
        </table:table-row>
        <table:table-row table:style-name="ro2" table:number-rows-repeated="1048487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lang_ur.A3:lang_ur.A40">
            <calcext:condition calcext:apply-style-name="ConditionalStyle_1" calcext:value="formula-is(COUNTIF([.$A$3:.$A$40];[.$A3])&gt;1)" calcext:base-cell-address="lang_ur.A3"/>
          </calcext:conditional-format>
        </calcext:conditional-formats>
      </table:table>
      <table:table table:name="lang_la" table:style-name="ta22">
        <table:table-column table:style-name="co24" table:default-cell-style-name="Default"/>
        <table:table-column table:style-name="co5" table:default-cell-style-name="Default"/>
        <table:table-column table:style-name="co1" table:default-cell-style-name="Default"/>
        <table:table-column table:style-name="co21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31" table:default-cell-style-name="Default"/>
        <table:table-column table:style-name="co21" table:number-columns-repeated="1017" table:default-cell-style-name="Default"/>
        <table:table-row table:style-name="ro1">
          <table:table-cell table:style-name="ce1" office:value-type="string" calcext:value-type="string">
            <text:p>la</text:p>
          </table:table-cell>
          <table:table-cell table:style-name="ce1" office:value-type="string" calcext:value-type="string">
            <text:p>reverse</text:p>
          </table:table-cell>
          <table:table-cell table:style-name="ce1" office:value-type="string" calcext:value-type="string">
            <text:p>original</text:p>
          </table:table-cell>
          <table:table-cell table:style-name="ce1" office:value-type="string" calcext:value-type="string">
            <text:p>human override</text:p>
          </table:table-cell>
          <table:table-cell table:style-name="ce1" office:value-type="string" calcext:value-type="string">
            <text:p>google translate</text:p>
          </table:table-cell>
          <table:table-cell table:style-name="ce1" office:value-type="string" calcext:value-type="string">
            <text:p>human translate</text:p>
          </table:table-cell>
          <table:table-cell table:style-name="ce1" office:value-type="string" calcext:value-type="string">
            <text:p>contributor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LATIN</text:p>
          </table:table-cell>
          <table:table-cell table:number-columns-repeated="1023"/>
        </table:table-row>
        <table:table-row table:style-name="ro1">
          <table:table-cell table:style-name="ce24" table:formula="of:=IF(LEN([.F3]) &gt; 0; [.F3]; [.E3])" office:value-type="string" office:string-value="ABS" calcext:value-type="string">
            <text:p>ABS</text:p>
          </table:table-cell>
          <table:table-cell table:style-name="ce8" table:formula="of:=IFERROR(__xludf.dummyfunction(&quot;upper(googletranslate(A3,$A$1,&quot;&quot;en&quot;&quot;))&quot;);&quot;FROM&quot;)" office:value-type="string" office:string-value="FROM" calcext:value-type="string">
            <text:p>FROM</text:p>
          </table:table-cell>
          <table:table-cell table:style-name="ce2" table:formula="of:=[$keywords.A1]" office:value-type="string" office:string-value="ABS" calcext:value-type="string">
            <text:p>ABS</text:p>
          </table:table-cell>
          <table:table-cell/>
          <table:table-cell table:style-name="ce2" table:formula="of:=IFERROR(__xludf.dummyfunction(&quot;UPPER(GOOGLETRANSLATE(if(len(D3) &gt; 0, D3, C3),&quot;&quot;en&quot;&quot;,$A$1))&quot;);&quot;ABS&quot;)" office:value-type="string" office:string-value="ABS" calcext:value-type="string">
            <text:p>ABS</text:p>
          </table:table-cell>
          <table:table-cell table:number-columns-repeated="1019"/>
        </table:table-row>
        <table:table-row table:style-name="ro1">
          <table:table-cell table:style-name="ce24" table:formula="of:=IF(LEN([.F4]) &gt; 0; [.F4]; [.E4])" office:value-type="string" office:string-value="ATN" calcext:value-type="string">
            <text:p>ATN</text:p>
          </table:table-cell>
          <table:table-cell table:style-name="ce8" table:formula="of:=IFERROR(__xludf.dummyfunction(&quot;upper(googletranslate(A4,$A$1,&quot;&quot;en&quot;&quot;))&quot;);&quot;ATN&quot;)" office:value-type="string" office:string-value="ATN" calcext:value-type="string">
            <text:p>ATN</text:p>
          </table:table-cell>
          <table:table-cell table:style-name="ce2" table:formula="of:=[$keywords.A2]" office:value-type="string" office:string-value="ATN" calcext:value-type="string">
            <text:p>ATN</text:p>
          </table:table-cell>
          <table:table-cell/>
          <table:table-cell table:style-name="ce2" table:formula="of:=IFERROR(__xludf.dummyfunction(&quot;UPPER(GOOGLETRANSLATE(if(len(D4) &gt; 0, D4, C4),&quot;&quot;en&quot;&quot;,$A$1))&quot;);&quot;ATN&quot;)" office:value-type="string" office:string-value="ATN" calcext:value-type="string">
            <text:p>ATN</text:p>
          </table:table-cell>
          <table:table-cell table:number-columns-repeated="1019"/>
        </table:table-row>
        <table:table-row table:style-name="ro1">
          <table:table-cell table:style-name="ce24" table:formula="of:=IF(LEN([.F5]) &gt; 0; [.F5]; [.E5])" office:value-type="string" office:string-value="BASIS" calcext:value-type="string">
            <text:p>BASIS</text:p>
          </table:table-cell>
          <table:table-cell table:style-name="ce8" table:formula="of:=IFERROR(__xludf.dummyfunction(&quot;upper(googletranslate(A5,$A$1,&quot;&quot;en&quot;&quot;))&quot;);&quot;BASIS&quot;)" office:value-type="string" office:string-value="BASIS" calcext:value-type="string">
            <text:p>BASIS</text:p>
          </table:table-cell>
          <table:table-cell table:style-name="ce2" table:formula="of:=[$keywords.A3]" office:value-type="string" office:string-value="BASE" calcext:value-type="string">
            <text:p>BASE</text:p>
          </table:table-cell>
          <table:table-cell/>
          <table:table-cell table:style-name="ce2" table:formula="of:=IFERROR(__xludf.dummyfunction(&quot;UPPER(GOOGLETRANSLATE(if(len(D5) &gt; 0, D5, C5),&quot;&quot;en&quot;&quot;,$A$1))&quot;);&quot;BASIS&quot;)" office:value-type="string" office:string-value="BASIS" calcext:value-type="string">
            <text:p>BASIS</text:p>
          </table:table-cell>
          <table:table-cell table:number-columns-repeated="1019"/>
        </table:table-row>
        <table:table-row table:style-name="ro1">
          <table:table-cell table:style-name="ce24" table:formula="of:=IF(LEN([.F6]) &gt; 0; [.F6]; [.E6])" office:value-type="string" office:string-value="COS" calcext:value-type="string">
            <text:p>COS</text:p>
          </table:table-cell>
          <table:table-cell table:style-name="ce8" table:formula="of:=IFERROR(__xludf.dummyfunction(&quot;upper(googletranslate(A6,$A$1,&quot;&quot;en&quot;&quot;))&quot;);&quot;COS&quot;)" office:value-type="string" office:string-value="COS" calcext:value-type="string">
            <text:p>COS</text:p>
          </table:table-cell>
          <table:table-cell table:style-name="ce2" table:formula="of:=[$keywords.A4]" office:value-type="string" office:string-value="COS" calcext:value-type="string">
            <text:p>COS</text:p>
          </table:table-cell>
          <table:table-cell/>
          <table:table-cell table:style-name="ce2" table:formula="of:=IFERROR(__xludf.dummyfunction(&quot;UPPER(GOOGLETRANSLATE(if(len(D6) &gt; 0, D6, C6),&quot;&quot;en&quot;&quot;,$A$1))&quot;);&quot;COS&quot;)" office:value-type="string" office:string-value="COS" calcext:value-type="string">
            <text:p>COS</text:p>
          </table:table-cell>
          <table:table-cell table:number-columns-repeated="1019"/>
        </table:table-row>
        <table:table-row table:style-name="ro1">
          <table:table-cell table:style-name="ce24" table:formula="of:=IF(LEN([.F7]) &gt; 0; [.F7]; [.E7])" office:value-type="string" office:string-value="NOTITIA" calcext:value-type="string">
            <text:p>NOTITIA</text:p>
          </table:table-cell>
          <table:table-cell table:style-name="ce8" table:formula="of:=IFERROR(__xludf.dummyfunction(&quot;upper(googletranslate(A7,$A$1,&quot;&quot;en&quot;&quot;))&quot;);&quot;INFORMATION&quot;)" office:value-type="string" office:string-value="INFORMATION" calcext:value-type="string">
            <text:p>INFORMATION</text:p>
          </table:table-cell>
          <table:table-cell table:style-name="ce2" table:formula="of:=[$keywords.A5]" office:value-type="string" office:string-value="DATA" calcext:value-type="string">
            <text:p>DATA</text:p>
          </table:table-cell>
          <table:table-cell/>
          <table:table-cell table:style-name="ce2" table:formula="of:=IFERROR(__xludf.dummyfunction(&quot;UPPER(GOOGLETRANSLATE(if(len(D7) &gt; 0, D7, C7),&quot;&quot;en&quot;&quot;,$A$1))&quot;);&quot;NOTITIA&quot;)" office:value-type="string" office:string-value="NOTITIA" calcext:value-type="string">
            <text:p>NOTITIA</text:p>
          </table:table-cell>
          <table:table-cell table:number-columns-repeated="1019"/>
        </table:table-row>
        <table:table-row table:style-name="ro1">
          <table:table-cell table:style-name="ce24" table:formula="of:=IF(LEN([.F8]) &gt; 0; [.F8]; [.E8])" office:value-type="string" office:string-value="DBL" calcext:value-type="string">
            <text:p>DBL</text:p>
          </table:table-cell>
          <table:table-cell table:style-name="ce8" table:formula="of:=IFERROR(__xludf.dummyfunction(&quot;upper(googletranslate(A8,$A$1,&quot;&quot;en&quot;&quot;))&quot;);&quot;DBL&quot;)" office:value-type="string" office:string-value="DBL" calcext:value-type="string">
            <text:p>DBL</text:p>
          </table:table-cell>
          <table:table-cell table:style-name="ce2" table:formula="of:=[$keywords.A6]" office:value-type="string" office:string-value="DBL" calcext:value-type="string">
            <text:p>DBL</text:p>
          </table:table-cell>
          <table:table-cell/>
          <table:table-cell table:style-name="ce2" table:formula="of:=IFERROR(__xludf.dummyfunction(&quot;UPPER(GOOGLETRANSLATE(if(len(D8) &gt; 0, D8, C8),&quot;&quot;en&quot;&quot;,$A$1))&quot;);&quot;DBL&quot;)" office:value-type="string" office:string-value="DBL" calcext:value-type="string">
            <text:p>DBL</text:p>
          </table:table-cell>
          <table:table-cell table:number-columns-repeated="1019"/>
        </table:table-row>
        <table:table-row table:style-name="ro1">
          <table:table-cell table:style-name="ce24" table:formula="of:=IF(LEN([.F9]) &gt; 0; [.F9]; [.E9])" office:value-type="string" office:string-value="C" calcext:value-type="string">
            <text:p>C</text:p>
          </table:table-cell>
          <table:table-cell table:style-name="ce8" table:formula="of:=IFERROR(__xludf.dummyfunction(&quot;upper(googletranslate(A9,$A$1,&quot;&quot;en&quot;&quot;))&quot;);&quot;C&quot;)" office:value-type="string" office:string-value="C" calcext:value-type="string">
            <text:p>C</text:p>
          </table:table-cell>
          <table:table-cell table:style-name="ce2" table:formula="of:=[$keywords.A7]" office:value-type="string" office:string-value="DEF" calcext:value-type="string">
            <text:p>DEF</text:p>
          </table:table-cell>
          <table:table-cell/>
          <table:table-cell table:style-name="ce2" table:formula="of:=IFERROR(__xludf.dummyfunction(&quot;UPPER(GOOGLETRANSLATE(if(len(D9) &gt; 0, D9, C9),&quot;&quot;en&quot;&quot;,$A$1))&quot;);&quot;C&quot;)" office:value-type="string" office:string-value="C" calcext:value-type="string">
            <text:p>C</text:p>
          </table:table-cell>
          <table:table-cell table:number-columns-repeated="1019"/>
        </table:table-row>
        <table:table-row table:style-name="ro1">
          <table:table-cell table:style-name="ce24" table:formula="of:=IF(LEN([.F10]) &gt; 0; [.F10]; [.E10])" office:value-type="string" office:string-value="CALIGO" calcext:value-type="string">
            <text:p>CALIGO</text:p>
          </table:table-cell>
          <table:table-cell table:style-name="ce8" table:formula="of:=IFERROR(__xludf.dummyfunction(&quot;upper(googletranslate(A10,$A$1,&quot;&quot;en&quot;&quot;))&quot;);&quot;FOG&quot;)" office:value-type="string" office:string-value="FOG" calcext:value-type="string">
            <text:p>FOG</text:p>
          </table:table-cell>
          <table:table-cell table:style-name="ce2" table:formula="of:=[$keywords.A8]" office:value-type="string" office:string-value="DIM" calcext:value-type="string">
            <text:p>DIM</text:p>
          </table:table-cell>
          <table:table-cell/>
          <table:table-cell table:style-name="ce2" table:formula="of:=IFERROR(__xludf.dummyfunction(&quot;UPPER(GOOGLETRANSLATE(if(len(D10) &gt; 0, D10, C10),&quot;&quot;en&quot;&quot;,$A$1))&quot;);&quot;CALIGO&quot;)" office:value-type="string" office:string-value="CALIGO" calcext:value-type="string">
            <text:p>CALIGO</text:p>
          </table:table-cell>
          <table:table-cell table:number-columns-repeated="1019"/>
        </table:table-row>
        <table:table-row table:style-name="ro1">
          <table:table-cell table:style-name="ce24" table:formula="of:=IF(LEN([.F11]) &gt; 0; [.F11]; [.E11])" office:value-type="string" office:string-value="FINIS" calcext:value-type="string">
            <text:p>FINIS</text:p>
          </table:table-cell>
          <table:table-cell table:style-name="ce8" table:formula="of:=IFERROR(__xludf.dummyfunction(&quot;upper(googletranslate(A11,$A$1,&quot;&quot;en&quot;&quot;))&quot;);&quot;END&quot;)" office:value-type="string" office:string-value="END" calcext:value-type="string">
            <text:p>END</text:p>
          </table:table-cell>
          <table:table-cell table:style-name="ce2" table:formula="of:=[$keywords.A9]" office:value-type="string" office:string-value="END" calcext:value-type="string">
            <text:p>END</text:p>
          </table:table-cell>
          <table:table-cell/>
          <table:table-cell table:style-name="ce2" table:formula="of:=IFERROR(__xludf.dummyfunction(&quot;UPPER(GOOGLETRANSLATE(if(len(D11) &gt; 0, D11, C11),&quot;&quot;en&quot;&quot;,$A$1))&quot;);&quot;FINIS&quot;)" office:value-type="string" office:string-value="FINIS" calcext:value-type="string">
            <text:p>FINIS</text:p>
          </table:table-cell>
          <table:table-cell table:number-columns-repeated="1019"/>
        </table:table-row>
        <table:table-row table:style-name="ro1">
          <table:table-cell table:style-name="ce24" table:formula="of:=IF(LEN([.F12]) &gt; 0; [.F12]; [.E12])" office:value-type="string" office:string-value="OPSTO" calcext:value-type="string">
            <text:p>OPSTO</text:p>
          </table:table-cell>
          <table:table-cell table:style-name="ce8" table:formula="of:=IFERROR(__xludf.dummyfunction(&quot;upper(googletranslate(A12,$A$1,&quot;&quot;en&quot;&quot;))&quot;);&quot;PASTE&quot;)" office:value-type="string" office:string-value="PASTE" calcext:value-type="string">
            <text:p>PASTE</text:p>
          </table:table-cell>
          <table:table-cell table:style-name="ce2" table:formula="of:=[$keywords.A10]" office:value-type="string" office:string-value="EXP" calcext:value-type="string">
            <text:p>EXP</text:p>
          </table:table-cell>
          <table:table-cell/>
          <table:table-cell table:style-name="ce2" table:formula="of:=IFERROR(__xludf.dummyfunction(&quot;UPPER(GOOGLETRANSLATE(if(len(D12) &gt; 0, D12, C12),&quot;&quot;en&quot;&quot;,$A$1))&quot;);&quot;OPSTO&quot;)" office:value-type="string" office:string-value="OPSTO" calcext:value-type="string">
            <text:p>OPSTO</text:p>
          </table:table-cell>
          <table:table-cell table:number-columns-repeated="1019"/>
        </table:table-row>
        <table:table-row table:style-name="ro1">
          <table:table-cell table:style-name="ce24" table:formula="of:=IF(LEN([.F13]) &gt; 0; [.F13]; [.E13])" office:value-type="string" office:string-value="ENIM" calcext:value-type="string">
            <text:p>ENIM</text:p>
          </table:table-cell>
          <table:table-cell table:style-name="ce8" table:formula="of:=IFERROR(__xludf.dummyfunction(&quot;upper(googletranslate(A13,$A$1,&quot;&quot;en&quot;&quot;))&quot;);&quot;FOR&quot;)" office:value-type="string" office:string-value="FOR" calcext:value-type="string">
            <text:p>FOR</text:p>
          </table:table-cell>
          <table:table-cell table:style-name="ce2" table:formula="of:=[$keywords.A11]" office:value-type="string" office:string-value="FOR" calcext:value-type="string">
            <text:p>FOR</text:p>
          </table:table-cell>
          <table:table-cell/>
          <table:table-cell table:style-name="ce2" table:formula="of:=IFERROR(__xludf.dummyfunction(&quot;UPPER(GOOGLETRANSLATE(if(len(D13) &gt; 0, D13, C13),&quot;&quot;en&quot;&quot;,$A$1))&quot;);&quot;ENIM&quot;)" office:value-type="string" office:string-value="ENIM" calcext:value-type="string">
            <text:p>ENIM</text:p>
          </table:table-cell>
          <table:table-cell table:number-columns-repeated="1019"/>
        </table:table-row>
        <table:table-row table:style-name="ro1">
          <table:table-cell table:style-name="ce24" table:formula="of:=IF(LEN([.F14]) &gt; 0; [.F14]; [.E14])" office:value-type="string" office:string-value="GOTO" calcext:value-type="string">
            <text:p>GOTO</text:p>
          </table:table-cell>
          <table:table-cell table:style-name="ce8" table:formula="of:=IFERROR(__xludf.dummyfunction(&quot;upper(googletranslate(A14,$A$1,&quot;&quot;en&quot;&quot;))&quot;);&quot;GOTO&quot;)" office:value-type="string" office:string-value="GOTO" calcext:value-type="string">
            <text:p>GOTO</text:p>
          </table:table-cell>
          <table:table-cell table:style-name="ce2" table:formula="of:=[$keywords.A12]" office:value-type="string" office:string-value="GOTO" calcext:value-type="string">
            <text:p>GOTO</text:p>
          </table:table-cell>
          <table:table-cell/>
          <table:table-cell table:style-name="ce2" table:formula="of:=IFERROR(__xludf.dummyfunction(&quot;UPPER(GOOGLETRANSLATE(if(len(D14) &gt; 0, D14, C14),&quot;&quot;en&quot;&quot;,$A$1))&quot;);&quot;GOTO&quot;)" office:value-type="string" office:string-value="GOTO" calcext:value-type="string">
            <text:p>GOTO</text:p>
          </table:table-cell>
          <table:table-cell table:number-columns-repeated="1019"/>
        </table:table-row>
        <table:table-row table:style-name="ro1">
          <table:table-cell table:style-name="ce24" table:formula="of:=IF(LEN([.F15]) &gt; 0; [.F15]; [.E15])" office:value-type="string" office:string-value="CAESIM" calcext:value-type="string">
            <text:p>CAESIM</text:p>
          </table:table-cell>
          <table:table-cell table:style-name="ce8" table:formula="of:=IFERROR(__xludf.dummyfunction(&quot;upper(googletranslate(A15,$A$1,&quot;&quot;en&quot;&quot;))&quot;);&quot;HACKING&quot;)" office:value-type="string" office:string-value="HACKING" calcext:value-type="string">
            <text:p>HACKING</text:p>
          </table:table-cell>
          <table:table-cell table:style-name="ce2" table:formula="of:=[$keywords.A13]" office:value-type="string" office:string-value="GOSUB" calcext:value-type="string">
            <text:p>GOSUB</text:p>
          </table:table-cell>
          <table:table-cell/>
          <table:table-cell table:style-name="ce2" table:formula="of:=IFERROR(__xludf.dummyfunction(&quot;UPPER(GOOGLETRANSLATE(if(len(D15) &gt; 0, D15, C15),&quot;&quot;en&quot;&quot;,$A$1))&quot;);&quot;CAESIM&quot;)" office:value-type="string" office:string-value="CAESIM" calcext:value-type="string">
            <text:p>CAESIM</text:p>
          </table:table-cell>
          <table:table-cell table:number-columns-repeated="1019"/>
        </table:table-row>
        <table:table-row table:style-name="ro1">
          <table:table-cell table:style-name="ce24" table:formula="of:=IF(LEN([.F16]) &gt; 0; [.F16]; [.E16])" office:value-type="string" office:string-value="SI" calcext:value-type="string">
            <text:p>SI</text:p>
          </table:table-cell>
          <table:table-cell table:style-name="ce8" table:formula="of:=IFERROR(__xludf.dummyfunction(&quot;upper(googletranslate(A16,$A$1,&quot;&quot;en&quot;&quot;))&quot;);&quot;IF&quot;)" office:value-type="string" office:string-value="IF" calcext:value-type="string">
            <text:p>IF</text:p>
          </table:table-cell>
          <table:table-cell table:style-name="ce2" table:formula="of:=[$keywords.A14]" office:value-type="string" office:string-value="IF" calcext:value-type="string">
            <text:p>IF</text:p>
          </table:table-cell>
          <table:table-cell/>
          <table:table-cell table:style-name="ce2" table:formula="of:=IFERROR(__xludf.dummyfunction(&quot;UPPER(GOOGLETRANSLATE(if(len(D16) &gt; 0, D16, C16),&quot;&quot;en&quot;&quot;,$A$1))&quot;);&quot;SI&quot;)" office:value-type="string" office:string-value="SI" calcext:value-type="string">
            <text:p>SI</text:p>
          </table:table-cell>
          <table:table-cell table:number-columns-repeated="1019"/>
        </table:table-row>
        <table:table-row table:style-name="ro1">
          <table:table-cell table:style-name="ce24" table:formula="of:=IF(LEN([.F17]) &gt; 0; [.F17]; [.E17])" office:value-type="string" office:string-value="INT" calcext:value-type="string">
            <text:p>INT</text:p>
          </table:table-cell>
          <table:table-cell table:style-name="ce8" table:formula="of:=IFERROR(__xludf.dummyfunction(&quot;upper(googletranslate(A17,$A$1,&quot;&quot;en&quot;&quot;))&quot;);&quot;INT&quot;)" office:value-type="string" office:string-value="INT" calcext:value-type="string">
            <text:p>INT</text:p>
          </table:table-cell>
          <table:table-cell table:style-name="ce2" table:formula="of:=[$keywords.A15]" office:value-type="string" office:string-value="INT" calcext:value-type="string">
            <text:p>INT</text:p>
          </table:table-cell>
          <table:table-cell/>
          <table:table-cell table:style-name="ce2" table:formula="of:=IFERROR(__xludf.dummyfunction(&quot;UPPER(GOOGLETRANSLATE(if(len(D17) &gt; 0, D17, C17),&quot;&quot;en&quot;&quot;,$A$1))&quot;);&quot;INT&quot;)" office:value-type="string" office:string-value="INT" calcext:value-type="string">
            <text:p>INT</text:p>
          </table:table-cell>
          <table:table-cell table:number-columns-repeated="1019"/>
        </table:table-row>
        <table:table-row table:style-name="ro1">
          <table:table-cell table:style-name="ce24" table:formula="of:=IF(LEN([.F18]) &gt; 0; [.F18]; [.E18])" office:value-type="string" office:string-value="INPUT" calcext:value-type="string">
            <text:p>INPUT</text:p>
          </table:table-cell>
          <table:table-cell table:style-name="ce8" table:formula="of:=IFERROR(__xludf.dummyfunction(&quot;upper(googletranslate(A18,$A$1,&quot;&quot;en&quot;&quot;))&quot;);&quot;INPUT&quot;)" office:value-type="string" office:string-value="INPUT" calcext:value-type="string">
            <text:p>INPUT</text:p>
          </table:table-cell>
          <table:table-cell table:style-name="ce2" table:formula="of:=[$keywords.A16]" office:value-type="string" office:string-value="INPUT" calcext:value-type="string">
            <text:p>INPUT</text:p>
          </table:table-cell>
          <table:table-cell/>
          <table:table-cell table:style-name="ce2" table:formula="of:=IFERROR(__xludf.dummyfunction(&quot;UPPER(GOOGLETRANSLATE(if(len(D18) &gt; 0, D18, C18),&quot;&quot;en&quot;&quot;,$A$1))&quot;);&quot;INPUT&quot;)" office:value-type="string" office:string-value="INPUT" calcext:value-type="string">
            <text:p>INPUT</text:p>
          </table:table-cell>
          <table:table-cell table:number-columns-repeated="1019"/>
        </table:table-row>
        <table:table-row table:style-name="ro1">
          <table:table-cell table:style-name="ce24" table:formula="of:=IF(LEN([.F19]) &gt; 0; [.F19]; [.E19])" office:value-type="string" office:string-value="FIAT" calcext:value-type="string">
            <text:p>FIAT</text:p>
          </table:table-cell>
          <table:table-cell table:style-name="ce8" table:formula="of:=IFERROR(__xludf.dummyfunction(&quot;upper(googletranslate(A19,$A$1,&quot;&quot;en&quot;&quot;))&quot;);&quot;BE&quot;)" office:value-type="string" office:string-value="BE" calcext:value-type="string">
            <text:p>BE</text:p>
          </table:table-cell>
          <table:table-cell table:style-name="ce2" table:formula="of:=[$keywords.A17]" office:value-type="string" office:string-value="LET" calcext:value-type="string">
            <text:p>LET</text:p>
          </table:table-cell>
          <table:table-cell/>
          <table:table-cell table:style-name="ce2" table:formula="of:=IFERROR(__xludf.dummyfunction(&quot;UPPER(GOOGLETRANSLATE(if(len(D19) &gt; 0, D19, C19),&quot;&quot;en&quot;&quot;,$A$1))&quot;);&quot;FIAT&quot;)" office:value-type="string" office:string-value="FIAT" calcext:value-type="string">
            <text:p>FIAT</text:p>
          </table:table-cell>
          <table:table-cell table:number-columns-repeated="1019"/>
        </table:table-row>
        <table:table-row table:style-name="ro1">
          <table:table-cell table:style-name="ce24" table:formula="of:=IF(LEN([.F20]) &gt; 0; [.F20]; [.E20])" office:value-type="string" office:string-value="LOGUS" calcext:value-type="string">
            <text:p>LOGUS</text:p>
          </table:table-cell>
          <table:table-cell table:style-name="ce8" table:formula="of:=IFERROR(__xludf.dummyfunction(&quot;upper(googletranslate(A20,$A$1,&quot;&quot;en&quot;&quot;))&quot;);&quot;LOG&quot;)" office:value-type="string" office:string-value="LOG" calcext:value-type="string">
            <text:p>LOG</text:p>
          </table:table-cell>
          <table:table-cell table:style-name="ce2" table:formula="of:=[$keywords.A18]" office:value-type="string" office:string-value="LOG" calcext:value-type="string">
            <text:p>LOG</text:p>
          </table:table-cell>
          <table:table-cell/>
          <table:table-cell table:style-name="ce2" table:formula="of:=IFERROR(__xludf.dummyfunction(&quot;UPPER(GOOGLETRANSLATE(if(len(D20) &gt; 0, D20, C20),&quot;&quot;en&quot;&quot;,$A$1))&quot;);&quot;LOGUS&quot;)" office:value-type="string" office:string-value="LOGUS" calcext:value-type="string">
            <text:p>LOGUS</text:p>
          </table:table-cell>
          <table:table-cell table:number-columns-repeated="1019"/>
        </table:table-row>
        <table:table-row table:style-name="ro1">
          <table:table-cell table:style-name="ce24" table:formula="of:=IF(LEN([.F21]) &gt; 0; [.F21]; [.E21])" office:value-type="string" office:string-value="DEINDE" calcext:value-type="string">
            <text:p>DEINDE</text:p>
          </table:table-cell>
          <table:table-cell table:style-name="ce8" table:formula="of:=IFERROR(__xludf.dummyfunction(&quot;upper(googletranslate(A21,$A$1,&quot;&quot;en&quot;&quot;))&quot;);&quot;NEXT&quot;)" office:value-type="string" office:string-value="NEXT" calcext:value-type="string">
            <text:p>NEXT</text:p>
          </table:table-cell>
          <table:table-cell table:style-name="ce2" table:formula="of:=[$keywords.A19]" office:value-type="string" office:string-value="NEXT" calcext:value-type="string">
            <text:p>NEXT</text:p>
          </table:table-cell>
          <table:table-cell/>
          <table:table-cell table:style-name="ce2" table:formula="of:=IFERROR(__xludf.dummyfunction(&quot;UPPER(GOOGLETRANSLATE(if(len(D21) &gt; 0, D21, C21),&quot;&quot;en&quot;&quot;,$A$1))&quot;);&quot;DEINDE&quot;)" office:value-type="string" office:string-value="DEINDE" calcext:value-type="string">
            <text:p>DEINDE</text:p>
          </table:table-cell>
          <table:table-cell table:number-columns-repeated="1019"/>
        </table:table-row>
        <table:table-row table:style-name="ro1">
          <table:table-cell table:style-name="ce24" table:formula="of:=IF(LEN([.F22]) &gt; 0; [.F22]; [.E22])" office:value-type="string" office:string-value="IN" calcext:value-type="string">
            <text:p>IN</text:p>
          </table:table-cell>
          <table:table-cell table:style-name="ce8" table:formula="of:=IFERROR(__xludf.dummyfunction(&quot;upper(googletranslate(A22,$A$1,&quot;&quot;en&quot;&quot;))&quot;);&quot;IN&quot;)" office:value-type="string" office:string-value="IN" calcext:value-type="string">
            <text:p>IN</text:p>
          </table:table-cell>
          <table:table-cell table:style-name="ce2" table:formula="of:=[$keywords.A20]" office:value-type="string" office:string-value="ON" calcext:value-type="string">
            <text:p>ON</text:p>
          </table:table-cell>
          <table:table-cell/>
          <table:table-cell table:style-name="ce2" table:formula="of:=IFERROR(__xludf.dummyfunction(&quot;UPPER(GOOGLETRANSLATE(if(len(D22) &gt; 0, D22, C22),&quot;&quot;en&quot;&quot;,$A$1))&quot;);&quot;IN&quot;)" office:value-type="string" office:string-value="IN" calcext:value-type="string">
            <text:p>IN</text:p>
          </table:table-cell>
          <table:table-cell table:number-columns-repeated="1019"/>
        </table:table-row>
        <table:table-row table:style-name="ro1">
          <table:table-cell table:style-name="ce24" table:formula="of:=IF(LEN([.F23]) &gt; 0; [.F23]; [.E23])" office:value-type="string" office:string-value="OPTIO" calcext:value-type="string">
            <text:p>OPTIO</text:p>
          </table:table-cell>
          <table:table-cell table:style-name="ce8" table:formula="of:=IFERROR(__xludf.dummyfunction(&quot;upper(googletranslate(A23,$A$1,&quot;&quot;en&quot;&quot;))&quot;);&quot;CHOICE&quot;)" office:value-type="string" office:string-value="CHOICE" calcext:value-type="string">
            <text:p>CHOICE</text:p>
          </table:table-cell>
          <table:table-cell table:style-name="ce2" table:formula="of:=[$keywords.A21]" office:value-type="string" office:string-value="OPTION" calcext:value-type="string">
            <text:p>OPTION</text:p>
          </table:table-cell>
          <table:table-cell/>
          <table:table-cell table:style-name="ce2" table:formula="of:=IFERROR(__xludf.dummyfunction(&quot;UPPER(GOOGLETRANSLATE(if(len(D23) &gt; 0, D23, C23),&quot;&quot;en&quot;&quot;,$A$1))&quot;);&quot;OPTIO&quot;)" office:value-type="string" office:string-value="OPTIO" calcext:value-type="string">
            <text:p>OPTIO</text:p>
          </table:table-cell>
          <table:table-cell table:number-columns-repeated="1019"/>
        </table:table-row>
        <table:table-row table:style-name="ro1">
          <table:table-cell table:style-name="ce24" table:formula="of:=IF(LEN([.F24]) &gt; 0; [.F24]; [.E24])" office:value-type="string" office:string-value="PRINT" calcext:value-type="string">
            <text:p>PRINT</text:p>
          </table:table-cell>
          <table:table-cell table:style-name="ce8" table:formula="of:=IFERROR(__xludf.dummyfunction(&quot;upper(googletranslate(A24,$A$1,&quot;&quot;en&quot;&quot;))&quot;);&quot;PRINT&quot;)" office:value-type="string" office:string-value="PRINT" calcext:value-type="string">
            <text:p>PRINT</text:p>
          </table:table-cell>
          <table:table-cell table:style-name="ce2" table:formula="of:=[$keywords.A22]" office:value-type="string" office:string-value="PRINT" calcext:value-type="string">
            <text:p>PRINT</text:p>
          </table:table-cell>
          <table:table-cell/>
          <table:table-cell table:style-name="ce2" table:formula="of:=IFERROR(__xludf.dummyfunction(&quot;UPPER(GOOGLETRANSLATE(if(len(D24) &gt; 0, D24, C24),&quot;&quot;en&quot;&quot;,$A$1))&quot;);&quot;PRINT&quot;)" office:value-type="string" office:string-value="PRINT" calcext:value-type="string">
            <text:p>PRINT</text:p>
          </table:table-cell>
          <table:table-cell table:number-columns-repeated="1019"/>
        </table:table-row>
        <table:table-row table:style-name="ro1">
          <table:table-cell table:style-name="ce24" table:formula="of:=IF(LEN([.F25]) &gt; 0; [.F25]; [.E25])" office:value-type="string" office:string-value="RANDOMIZE" calcext:value-type="string">
            <text:p>RANDOMIZE</text:p>
          </table:table-cell>
          <table:table-cell table:style-name="ce8" table:formula="of:=IFERROR(__xludf.dummyfunction(&quot;upper(googletranslate(A25,$A$1,&quot;&quot;en&quot;&quot;))&quot;);&quot;RANDOMIZE&quot;)" office:value-type="string" office:string-value="RANDOMIZE" calcext:value-type="string">
            <text:p>RANDOMIZE</text:p>
          </table:table-cell>
          <table:table-cell table:style-name="ce2" table:formula="of:=[$keywords.A23]" office:value-type="string" office:string-value="RANDOMIZE" calcext:value-type="string">
            <text:p>RANDOMIZE</text:p>
          </table:table-cell>
          <table:table-cell/>
          <table:table-cell table:style-name="ce2" table:formula="of:=IFERROR(__xludf.dummyfunction(&quot;UPPER(GOOGLETRANSLATE(if(len(D25) &gt; 0, D25, C25),&quot;&quot;en&quot;&quot;,$A$1))&quot;);&quot;RANDOMIZE&quot;)" office:value-type="string" office:string-value="RANDOMIZE" calcext:value-type="string">
            <text:p>RANDOMIZE</text:p>
          </table:table-cell>
          <table:table-cell table:number-columns-repeated="1019"/>
        </table:table-row>
        <table:table-row table:style-name="ro1">
          <table:table-cell table:style-name="ce24" table:formula="of:=IF(LEN([.F26]) &gt; 0; [.F26]; [.E26])" office:value-type="string" office:string-value="RAT" calcext:value-type="string">
            <text:p>RAT</text:p>
          </table:table-cell>
          <table:table-cell table:style-name="ce8" table:formula="of:=IFERROR(__xludf.dummyfunction(&quot;upper(googletranslate(A26,$A$1,&quot;&quot;en&quot;&quot;))&quot;);&quot;RAT&quot;)" office:value-type="string" office:string-value="RAT" calcext:value-type="string">
            <text:p>RAT</text:p>
          </table:table-cell>
          <table:table-cell table:style-name="ce2" table:formula="of:=[$keywords.A24]" office:value-type="string" office:string-value="RAT" calcext:value-type="string">
            <text:p>RAT</text:p>
          </table:table-cell>
          <table:table-cell/>
          <table:table-cell table:style-name="ce2" table:formula="of:=IFERROR(__xludf.dummyfunction(&quot;UPPER(GOOGLETRANSLATE(if(len(D26) &gt; 0, D26, C26),&quot;&quot;en&quot;&quot;,$A$1))&quot;);&quot;RAT&quot;)" office:value-type="string" office:string-value="RAT" calcext:value-type="string">
            <text:p>RAT</text:p>
          </table:table-cell>
          <table:table-cell table:number-columns-repeated="1019"/>
        </table:table-row>
        <table:table-row table:style-name="ro1">
          <table:table-cell table:style-name="ce24" table:formula="of:=IF(LEN([.F27]) &gt; 0; [.F27]; [.E27])" office:value-type="string" office:string-value="LEGERE" calcext:value-type="string">
            <text:p>LEGERE</text:p>
          </table:table-cell>
          <table:table-cell table:style-name="ce8" table:formula="of:=IFERROR(__xludf.dummyfunction(&quot;upper(googletranslate(A27,$A$1,&quot;&quot;en&quot;&quot;))&quot;);&quot;READ&quot;)" office:value-type="string" office:string-value="READ" calcext:value-type="string">
            <text:p>READ</text:p>
          </table:table-cell>
          <table:table-cell table:style-name="ce2" table:formula="of:=[$keywords.A25]" office:value-type="string" office:string-value="READ" calcext:value-type="string">
            <text:p>READ</text:p>
          </table:table-cell>
          <table:table-cell/>
          <table:table-cell table:style-name="ce2" table:formula="of:=IFERROR(__xludf.dummyfunction(&quot;UPPER(GOOGLETRANSLATE(if(len(D27) &gt; 0, D27, C27),&quot;&quot;en&quot;&quot;,$A$1))&quot;);&quot;LEGERE&quot;)" office:value-type="string" office:string-value="LEGERE" calcext:value-type="string">
            <text:p>LEGERE</text:p>
          </table:table-cell>
          <table:table-cell table:number-columns-repeated="1019"/>
        </table:table-row>
        <table:table-row table:style-name="ro1">
          <table:table-cell table:style-name="ce24" table:formula="of:=IF(LEN([.F28]) &gt; 0; [.F28]; [.E28])" office:value-type="string" office:string-value="REM" calcext:value-type="string">
            <text:p>REM</text:p>
          </table:table-cell>
          <table:table-cell table:style-name="ce8" table:formula="of:=IFERROR(__xludf.dummyfunction(&quot;upper(googletranslate(A28,$A$1,&quot;&quot;en&quot;&quot;))&quot;);&quot;BUSINESS&quot;)" office:value-type="string" office:string-value="BUSINESS" calcext:value-type="string">
            <text:p>BUSINESS</text:p>
          </table:table-cell>
          <table:table-cell table:style-name="ce2" table:formula="of:=[$keywords.A26]" office:value-type="string" office:string-value="REM" calcext:value-type="string">
            <text:p>REM</text:p>
          </table:table-cell>
          <table:table-cell/>
          <table:table-cell table:style-name="ce2" table:formula="of:=IFERROR(__xludf.dummyfunction(&quot;UPPER(GOOGLETRANSLATE(if(len(D28) &gt; 0, D28, C28),&quot;&quot;en&quot;&quot;,$A$1))&quot;);&quot;REM&quot;)" office:value-type="string" office:string-value="REM" calcext:value-type="string">
            <text:p>REM</text:p>
          </table:table-cell>
          <table:table-cell table:number-columns-repeated="1019"/>
        </table:table-row>
        <table:table-row table:style-name="ro1">
          <table:table-cell table:style-name="ce24" table:formula="of:=IF(LEN([.F29]) &gt; 0; [.F29]; [.E29])" office:value-type="string" office:string-value="RESTITUO" calcext:value-type="string">
            <text:p>RESTITUO</text:p>
          </table:table-cell>
          <table:table-cell table:style-name="ce8" table:formula="of:=IFERROR(__xludf.dummyfunction(&quot;upper(googletranslate(A29,$A$1,&quot;&quot;en&quot;&quot;))&quot;);&quot;RENOVATE&quot;)" office:value-type="string" office:string-value="RENOVATE" calcext:value-type="string">
            <text:p>RENOVATE</text:p>
          </table:table-cell>
          <table:table-cell table:style-name="ce2" table:formula="of:=[$keywords.A27]" office:value-type="string" office:string-value="RESTORE" calcext:value-type="string">
            <text:p>RESTORE</text:p>
          </table:table-cell>
          <table:table-cell/>
          <table:table-cell table:style-name="ce2" table:formula="of:=IFERROR(__xludf.dummyfunction(&quot;UPPER(GOOGLETRANSLATE(if(len(D29) &gt; 0, D29, C29),&quot;&quot;en&quot;&quot;,$A$1))&quot;);&quot;RESTITUO&quot;)" office:value-type="string" office:string-value="RESTITUO" calcext:value-type="string">
            <text:p>RESTITUO</text:p>
          </table:table-cell>
          <table:table-cell table:number-columns-repeated="1019"/>
        </table:table-row>
        <table:table-row table:style-name="ro1">
          <table:table-cell table:style-name="ce24" table:formula="of:=IF(LEN([.F30]) &gt; 0; [.F30]; [.E30])" office:value-type="string" office:string-value="REDITUS" calcext:value-type="string">
            <text:p>REDITUS</text:p>
          </table:table-cell>
          <table:table-cell table:style-name="ce8" table:formula="of:=IFERROR(__xludf.dummyfunction(&quot;upper(googletranslate(A30,$A$1,&quot;&quot;en&quot;&quot;))&quot;);&quot;RETURN&quot;)" office:value-type="string" office:string-value="RETURN" calcext:value-type="string">
            <text:p>RETURN</text:p>
          </table:table-cell>
          <table:table-cell table:style-name="ce2" table:formula="of:=[$keywords.A28]" office:value-type="string" office:string-value="RETURN" calcext:value-type="string">
            <text:p>RETURN</text:p>
          </table:table-cell>
          <table:table-cell/>
          <table:table-cell table:style-name="ce2" table:formula="of:=IFERROR(__xludf.dummyfunction(&quot;UPPER(GOOGLETRANSLATE(if(len(D30) &gt; 0, D30, C30),&quot;&quot;en&quot;&quot;,$A$1))&quot;);&quot;REDITUS&quot;)" office:value-type="string" office:string-value="REDITUS" calcext:value-type="string">
            <text:p>REDITUS</text:p>
          </table:table-cell>
          <table:table-cell table:number-columns-repeated="1019"/>
        </table:table-row>
        <table:table-row table:style-name="ro1">
          <table:table-cell table:style-name="ce24" table:formula="of:=IF(LEN([.F31]) &gt; 0; [.F31]; [.E31])" office:value-type="string" office:string-value="RND" calcext:value-type="string">
            <text:p>RND</text:p>
          </table:table-cell>
          <table:table-cell table:style-name="ce8" table:formula="of:=IFERROR(__xludf.dummyfunction(&quot;upper(googletranslate(A31,$A$1,&quot;&quot;en&quot;&quot;))&quot;);&quot;RND&quot;)" office:value-type="string" office:string-value="RND" calcext:value-type="string">
            <text:p>RND</text:p>
          </table:table-cell>
          <table:table-cell table:style-name="ce2" table:formula="of:=[$keywords.A29]" office:value-type="string" office:string-value="RND" calcext:value-type="string">
            <text:p>RND</text:p>
          </table:table-cell>
          <table:table-cell/>
          <table:table-cell table:style-name="ce2" table:formula="of:=IFERROR(__xludf.dummyfunction(&quot;UPPER(GOOGLETRANSLATE(if(len(D31) &gt; 0, D31, C31),&quot;&quot;en&quot;&quot;,$A$1))&quot;);&quot;RND&quot;)" office:value-type="string" office:string-value="RND" calcext:value-type="string">
            <text:p>RND</text:p>
          </table:table-cell>
          <table:table-cell table:number-columns-repeated="1019"/>
        </table:table-row>
        <table:table-row table:style-name="ro1">
          <table:table-cell table:style-name="ce24" table:formula="of:=IF(LEN([.F32]) &gt; 0; [.F32]; [.E32])" office:value-type="string" office:string-value="SGN" calcext:value-type="string">
            <text:p>SGN</text:p>
          </table:table-cell>
          <table:table-cell table:style-name="ce8" table:formula="of:=IFERROR(__xludf.dummyfunction(&quot;upper(googletranslate(A32,$A$1,&quot;&quot;en&quot;&quot;))&quot;);&quot;SGN&quot;)" office:value-type="string" office:string-value="SGN" calcext:value-type="string">
            <text:p>SGN</text:p>
          </table:table-cell>
          <table:table-cell table:style-name="ce2" table:formula="of:=[$keywords.A30]" office:value-type="string" office:string-value="SGN" calcext:value-type="string">
            <text:p>SGN</text:p>
          </table:table-cell>
          <table:table-cell/>
          <table:table-cell table:style-name="ce2" table:formula="of:=IFERROR(__xludf.dummyfunction(&quot;UPPER(GOOGLETRANSLATE(if(len(D32) &gt; 0, D32, C32),&quot;&quot;en&quot;&quot;,$A$1))&quot;);&quot;SGN&quot;)" office:value-type="string" office:string-value="SGN" calcext:value-type="string">
            <text:p>SGN</text:p>
          </table:table-cell>
          <table:table-cell table:number-columns-repeated="1019"/>
        </table:table-row>
        <table:table-row table:style-name="ro1">
          <table:table-cell table:style-name="ce24" table:formula="of:=IF(LEN([.F33]) &gt; 0; [.F33]; [.E33])" office:value-type="string" office:string-value="PECCATUM" calcext:value-type="string">
            <text:p>PECCATUM</text:p>
          </table:table-cell>
          <table:table-cell table:style-name="ce8" table:formula="of:=IFERROR(__xludf.dummyfunction(&quot;upper(googletranslate(A33,$A$1,&quot;&quot;en&quot;&quot;))&quot;);&quot;SIN&quot;)" office:value-type="string" office:string-value="SIN" calcext:value-type="string">
            <text:p>SIN</text:p>
          </table:table-cell>
          <table:table-cell table:style-name="ce2" table:formula="of:=[$keywords.A31]" office:value-type="string" office:string-value="SIN" calcext:value-type="string">
            <text:p>SIN</text:p>
          </table:table-cell>
          <table:table-cell/>
          <table:table-cell table:style-name="ce2" table:formula="of:=IFERROR(__xludf.dummyfunction(&quot;UPPER(GOOGLETRANSLATE(if(len(D33) &gt; 0, D33, C33),&quot;&quot;en&quot;&quot;,$A$1))&quot;);&quot;PECCATUM&quot;)" office:value-type="string" office:string-value="PECCATUM" calcext:value-type="string">
            <text:p>PECCATUM</text:p>
          </table:table-cell>
          <table:table-cell table:number-columns-repeated="1019"/>
        </table:table-row>
        <table:table-row table:style-name="ro1">
          <table:table-cell table:style-name="ce24" table:formula="of:=IF(LEN([.F34]) &gt; 0; [.F34]; [.E34])" office:value-type="string" office:string-value="SQR" calcext:value-type="string">
            <text:p>SQR</text:p>
          </table:table-cell>
          <table:table-cell table:style-name="ce8" table:formula="of:=IFERROR(__xludf.dummyfunction(&quot;upper(googletranslate(A34,$A$1,&quot;&quot;en&quot;&quot;))&quot;);&quot;SQR&quot;)" office:value-type="string" office:string-value="SQR" calcext:value-type="string">
            <text:p>SQR</text:p>
          </table:table-cell>
          <table:table-cell table:style-name="ce2" table:formula="of:=[$keywords.A32]" office:value-type="string" office:string-value="SQR" calcext:value-type="string">
            <text:p>SQR</text:p>
          </table:table-cell>
          <table:table-cell/>
          <table:table-cell table:style-name="ce2" table:formula="of:=IFERROR(__xludf.dummyfunction(&quot;UPPER(GOOGLETRANSLATE(if(len(D34) &gt; 0, D34, C34),&quot;&quot;en&quot;&quot;,$A$1))&quot;);&quot;SQR&quot;)" office:value-type="string" office:string-value="SQR" calcext:value-type="string">
            <text:p>SQR</text:p>
          </table:table-cell>
          <table:table-cell table:number-columns-repeated="1019"/>
        </table:table-row>
        <table:table-row table:style-name="ro1">
          <table:table-cell table:style-name="ce24" table:formula="of:=IF(LEN([.F35]) &gt; 0; [.F35]; [.E35])" office:value-type="string" office:string-value="GRADUS" calcext:value-type="string">
            <text:p>GRADUS</text:p>
          </table:table-cell>
          <table:table-cell table:style-name="ce8" table:formula="of:=IFERROR(__xludf.dummyfunction(&quot;upper(googletranslate(A35,$A$1,&quot;&quot;en&quot;&quot;))&quot;);&quot;STEP&quot;)" office:value-type="string" office:string-value="STEP" calcext:value-type="string">
            <text:p>STEP</text:p>
          </table:table-cell>
          <table:table-cell table:style-name="ce2" table:formula="of:=[$keywords.A33]" office:value-type="string" office:string-value="STEP" calcext:value-type="string">
            <text:p>STEP</text:p>
          </table:table-cell>
          <table:table-cell/>
          <table:table-cell table:style-name="ce2" table:formula="of:=IFERROR(__xludf.dummyfunction(&quot;UPPER(GOOGLETRANSLATE(if(len(D35) &gt; 0, D35, C35),&quot;&quot;en&quot;&quot;,$A$1))&quot;);&quot;GRADUS&quot;)" office:value-type="string" office:string-value="GRADUS" calcext:value-type="string">
            <text:p>GRADUS</text:p>
          </table:table-cell>
          <table:table-cell table:number-columns-repeated="1019"/>
        </table:table-row>
        <table:table-row table:style-name="ro1">
          <table:table-cell table:style-name="ce24" table:formula="of:=IF(LEN([.F36]) &gt; 0; [.F36]; [.E36])" office:value-type="string" office:string-value="PROHIBERE" calcext:value-type="string">
            <text:p>PROHIBERE</text:p>
          </table:table-cell>
          <table:table-cell table:style-name="ce8" table:formula="of:=IFERROR(__xludf.dummyfunction(&quot;upper(googletranslate(A36,$A$1,&quot;&quot;en&quot;&quot;))&quot;);&quot;STOP&quot;)" office:value-type="string" office:string-value="STOP" calcext:value-type="string">
            <text:p>STOP</text:p>
          </table:table-cell>
          <table:table-cell table:style-name="ce2" table:formula="of:=[$keywords.A34]" office:value-type="string" office:string-value="STOP" calcext:value-type="string">
            <text:p>STOP</text:p>
          </table:table-cell>
          <table:table-cell/>
          <table:table-cell table:style-name="ce2" table:formula="of:=IFERROR(__xludf.dummyfunction(&quot;UPPER(GOOGLETRANSLATE(if(len(D36) &gt; 0, D36, C36),&quot;&quot;en&quot;&quot;,$A$1))&quot;);&quot;PROHIBERE&quot;)" office:value-type="string" office:string-value="PROHIBERE" calcext:value-type="string">
            <text:p>PROHIBERE</text:p>
          </table:table-cell>
          <table:table-cell table:number-columns-repeated="1019"/>
        </table:table-row>
        <table:table-row table:style-name="ro1">
          <table:table-cell table:style-name="ce24" table:formula="of:=IF(LEN([.F37]) &gt; 0; [.F37]; [.E37])" office:value-type="string" office:string-value="STRO" calcext:value-type="string">
            <text:p>STRO</text:p>
          </table:table-cell>
          <table:table-cell table:style-name="ce8" table:formula="of:=IFERROR(__xludf.dummyfunction(&quot;upper(googletranslate(A37,$A$1,&quot;&quot;en&quot;&quot;))&quot;);&quot;STRIP&quot;)" office:value-type="string" office:string-value="STRIP" calcext:value-type="string">
            <text:p>STRIP</text:p>
          </table:table-cell>
          <table:table-cell table:style-name="ce2" table:formula="of:=[$keywords.A35]" office:value-type="string" office:string-value="STR" calcext:value-type="string">
            <text:p>STR</text:p>
          </table:table-cell>
          <table:table-cell/>
          <table:table-cell table:style-name="ce2" table:formula="of:=IFERROR(__xludf.dummyfunction(&quot;UPPER(GOOGLETRANSLATE(if(len(D37) &gt; 0, D37, C37),&quot;&quot;en&quot;&quot;,$A$1))&quot;);&quot;STRO&quot;)" office:value-type="string" office:string-value="STRO" calcext:value-type="string">
            <text:p>STRO</text:p>
          </table:table-cell>
          <table:table-cell table:number-columns-repeated="1019"/>
        </table:table-row>
        <table:table-row table:style-name="ro1">
          <table:table-cell table:style-name="ce24" table:formula="of:=IF(LEN([.F38]) &gt; 0; [.F38]; [.E38])" office:value-type="string" office:string-value="TAN" calcext:value-type="string">
            <text:p>TAN</text:p>
          </table:table-cell>
          <table:table-cell table:style-name="ce8" table:formula="of:=IFERROR(__xludf.dummyfunction(&quot;upper(googletranslate(A38,$A$1,&quot;&quot;en&quot;&quot;))&quot;);&quot;TAN&quot;)" office:value-type="string" office:string-value="TAN" calcext:value-type="string">
            <text:p>TAN</text:p>
          </table:table-cell>
          <table:table-cell table:style-name="ce2" table:formula="of:=[$keywords.A36]" office:value-type="string" office:string-value="TAN" calcext:value-type="string">
            <text:p>TAN</text:p>
          </table:table-cell>
          <table:table-cell/>
          <table:table-cell table:style-name="ce2" table:formula="of:=IFERROR(__xludf.dummyfunction(&quot;UPPER(GOOGLETRANSLATE(if(len(D38) &gt; 0, D38, C38),&quot;&quot;en&quot;&quot;,$A$1))&quot;);&quot;TAN&quot;)" office:value-type="string" office:string-value="TAN" calcext:value-type="string">
            <text:p>TAN</text:p>
          </table:table-cell>
          <table:table-cell table:number-columns-repeated="1019"/>
        </table:table-row>
        <table:table-row table:style-name="ro1">
          <table:table-cell table:style-name="ce24" table:formula="of:=IF(LEN([.F39]) &gt; 0; [.F39]; [.E39])" office:value-type="string" office:string-value="TUM" calcext:value-type="string">
            <text:p>TUM</text:p>
          </table:table-cell>
          <table:table-cell table:style-name="ce8" table:formula="of:=IFERROR(__xludf.dummyfunction(&quot;upper(googletranslate(A39,$A$1,&quot;&quot;en&quot;&quot;))&quot;);&quot;THEN&quot;)" office:value-type="string" office:string-value="THEN" calcext:value-type="string">
            <text:p>THEN</text:p>
          </table:table-cell>
          <table:table-cell table:style-name="ce2" table:formula="of:=[$keywords.A37]" office:value-type="string" office:string-value="THEN" calcext:value-type="string">
            <text:p>THEN</text:p>
          </table:table-cell>
          <table:table-cell/>
          <table:table-cell table:style-name="ce2" table:formula="of:=IFERROR(__xludf.dummyfunction(&quot;UPPER(GOOGLETRANSLATE(if(len(D39) &gt; 0, D39, C39),&quot;&quot;en&quot;&quot;,$A$1))&quot;);&quot;TUM&quot;)" office:value-type="string" office:string-value="TUM" calcext:value-type="string">
            <text:p>TUM</text:p>
          </table:table-cell>
          <table:table-cell table:number-columns-repeated="1019"/>
        </table:table-row>
        <table:table-row table:style-name="ro1">
          <table:table-cell table:style-name="ce24" table:formula="of:=IF(LEN([.F40]) &gt; 0; [.F40]; [.E40])" office:value-type="string" office:string-value="UT" calcext:value-type="string">
            <text:p>UT</text:p>
          </table:table-cell>
          <table:table-cell table:style-name="ce8" table:formula="of:=IFERROR(__xludf.dummyfunction(&quot;upper(googletranslate(A40,$A$1,&quot;&quot;en&quot;&quot;))&quot;);&quot;TO&quot;)" office:value-type="string" office:string-value="TO" calcext:value-type="string">
            <text:p>TO</text:p>
          </table:table-cell>
          <table:table-cell table:style-name="ce2" table:formula="of:=[$keywords.A38]" office:value-type="string" office:string-value="TO" calcext:value-type="string">
            <text:p>TO</text:p>
          </table:table-cell>
          <table:table-cell/>
          <table:table-cell table:style-name="ce2" table:formula="of:=IFERROR(__xludf.dummyfunction(&quot;UPPER(GOOGLETRANSLATE(if(len(D40) &gt; 0, D40, C40),&quot;&quot;en&quot;&quot;,$A$1))&quot;);&quot;UT&quot;)" office:value-type="string" office:string-value="UT" calcext:value-type="string">
            <text:p>UT</text:p>
          </table:table-cell>
          <table:table-cell table:number-columns-repeated="1019"/>
        </table:table-row>
        <table:table-row table:style-name="ro1">
          <table:table-cell table:style-name="ce5"/>
          <table:table-cell table:style-name="ce8"/>
          <table:table-cell table:number-columns-repeated="1022"/>
        </table:table-row>
        <table:table-row table:style-name="ro1">
          <table:table-cell table:style-name="ce5" table:formula="of:=IF(LEN([.F42]) &gt; 0; [.F42]; [.E42])" office:value-type="string" office:string-value="ET NON LINGUAM DEDIT IN ORDER VERSUS. EXIVIT." calcext:value-type="string">
            <text:p>ET NON LINGUAM DEDIT IN ORDER VERSUS. EXIVIT.</text:p>
          </table:table-cell>
          <table:table-cell table:style-name="ce8" table:formula="of:=IFERROR(__xludf.dummyfunction(&quot;upper(googletranslate(A42,$A$1,&quot;&quot;en&quot;&quot;))&quot;);&quot;I HAVE A LANGUAGE GIVEN IN THE COMMAND LINE. WENT OUT.&quot;)" office:value-type="string" office:string-value="I HAVE A LANGUAGE GIVEN IN THE COMMAND LINE. WENT OUT." calcext:value-type="string">
            <text:p>I HAVE A LANGUAGE GIVEN IN THE COMMAND LINE. WENT OUT.</text:p>
          </table:table-cell>
          <table:table-cell table:style-name="ce2" table:formula="of:=[$errors.A1]" office:value-type="string" office:string-value="AND NO LANGUAGE GIVEN ON COMMAND LINE.  EXITING." calcext:value-type="string">
            <text:p>AND NO LANGUAGE GIVEN ON COMMAND LINE. <text:s/>EXITING.</text:p>
          </table:table-cell>
          <table:table-cell/>
          <table:table-cell table:style-name="ce2" table:formula="of:=IFERROR(__xludf.dummyfunction(&quot;UPPER(GOOGLETRANSLATE(if(len(D42) &gt; 0, D42, C42),&quot;&quot;en&quot;&quot;,$A$1))&quot;);&quot;ET NON LINGUAM DEDIT IN ORDER VERSUS. EXIVIT.&quot;)" office:value-type="string" office:string-value="ET NON LINGUAM DEDIT IN ORDER VERSUS. EXIVIT." calcext:value-type="string">
            <text:p>ET NON LINGUAM DEDIT IN ORDER VERSUS. EXIVIT.</text:p>
          </table:table-cell>
          <table:table-cell table:number-columns-repeated="1019"/>
        </table:table-row>
        <table:table-row table:style-name="ro1">
          <table:table-cell table:style-name="ce5" table:formula="of:=IF(LEN([.F43]) &gt; 0; [.F43]; [.E43])" office:value-type="string" office:string-value="ORDINATA IAM DEFINED" calcext:value-type="string">
            <text:p>ORDINATA IAM DEFINED</text:p>
          </table:table-cell>
          <table:table-cell table:style-name="ce8" table:formula="of:=IFERROR(__xludf.dummyfunction(&quot;upper(googletranslate(A43,$A$1,&quot;&quot;en&quot;&quot;))&quot;);&quot;ARRAY ALREADY DEFINED&quot;)" office:value-type="string" office:string-value="ARRAY ALREADY DEFINED" calcext:value-type="string">
            <text:p>ARRAY ALREADY DEFINED</text:p>
          </table:table-cell>
          <table:table-cell table:style-name="ce2" table:formula="of:=[$errors.A2]" office:value-type="string" office:string-value="ARRAY ALREADY DEFINED" calcext:value-type="string">
            <text:p>ARRAY ALREADY DEFINED</text:p>
          </table:table-cell>
          <table:table-cell/>
          <table:table-cell table:style-name="ce2" table:formula="of:=IFERROR(__xludf.dummyfunction(&quot;UPPER(GOOGLETRANSLATE(if(len(D43) &gt; 0, D43, C43),&quot;&quot;en&quot;&quot;,$A$1))&quot;);&quot;ORDINATA IAM DEFINED&quot;)" office:value-type="string" office:string-value="ORDINATA IAM DEFINED" calcext:value-type="string">
            <text:p>ORDINATA IAM DEFINED</text:p>
          </table:table-cell>
          <table:table-cell table:number-columns-repeated="1019"/>
        </table:table-row>
        <table:table-row table:style-name="ro1">
          <table:table-cell table:style-name="ce5" table:formula="of:=IF(LEN([.F44]) &gt; 0; [.F44]; [.E44])" office:value-type="string" office:string-value="ORDINATA INDEX EXTRA TERMINOS" calcext:value-type="string">
            <text:p>ORDINATA INDEX EXTRA TERMINOS</text:p>
          </table:table-cell>
          <table:table-cell table:style-name="ce8" table:formula="of:=IFERROR(__xludf.dummyfunction(&quot;upper(googletranslate(A44,$A$1,&quot;&quot;en&quot;&quot;))&quot;);&quot;ARRAY INDEX OUTSIDE OF THE BOUNDARIES&quot;)" office:value-type="string" office:string-value="ARRAY INDEX OUTSIDE OF THE BOUNDARIES" calcext:value-type="string">
            <text:p>ARRAY INDEX OUTSIDE OF THE BOUNDARIES</text:p>
          </table:table-cell>
          <table:table-cell table:style-name="ce2" table:formula="of:=[$errors.A3]" office:value-type="string" office:string-value="ARRAY INDEX OUTSIDE OF BOUNDS" calcext:value-type="string">
            <text:p>ARRAY INDEX OUTSIDE OF BOUNDS</text:p>
          </table:table-cell>
          <table:table-cell/>
          <table:table-cell table:style-name="ce2" table:formula="of:=IFERROR(__xludf.dummyfunction(&quot;UPPER(GOOGLETRANSLATE(if(len(D44) &gt; 0, D44, C44),&quot;&quot;en&quot;&quot;,$A$1))&quot;);&quot;ORDINATA INDEX EXTRA TERMINOS&quot;)" office:value-type="string" office:string-value="ORDINATA INDEX EXTRA TERMINOS" calcext:value-type="string">
            <text:p>ORDINATA INDEX EXTRA TERMINOS</text:p>
          </table:table-cell>
          <table:table-cell table:number-columns-repeated="1019"/>
        </table:table-row>
        <table:table-row table:style-name="ro1">
          <table:table-cell table:style-name="ce5" table:formula="of:=IF(LEN([.F45]) &gt; 0; [.F45]; [.E45])" office:value-type="string" office:string-value="POTEST OBVIUS DIRECTORY" calcext:value-type="string">
            <text:p>POTEST OBVIUS DIRECTORY</text:p>
          </table:table-cell>
          <table:table-cell table:style-name="ce8" table:formula="of:=IFERROR(__xludf.dummyfunction(&quot;upper(googletranslate(A45,$A$1,&quot;&quot;en&quot;&quot;))&quot;);&quot;CAN ACCESS DIRECTORY&quot;)" office:value-type="string" office:string-value="CAN ACCESS DIRECTORY" calcext:value-type="string">
            <text:p>CAN ACCESS DIRECTORY</text:p>
          </table:table-cell>
          <table:table-cell table:style-name="ce2" table:formula="of:=[$errors.A4]" office:value-type="string" office:string-value="CANNOT ACCESS DIRECTORY" calcext:value-type="string">
            <text:p>CANNOT ACCESS DIRECTORY</text:p>
          </table:table-cell>
          <table:table-cell/>
          <table:table-cell table:style-name="ce2" table:formula="of:=IFERROR(__xludf.dummyfunction(&quot;UPPER(GOOGLETRANSLATE(if(len(D45) &gt; 0, D45, C45),&quot;&quot;en&quot;&quot;,$A$1))&quot;);&quot;POTEST OBVIUS DIRECTORY&quot;)" office:value-type="string" office:string-value="POTEST OBVIUS DIRECTORY" calcext:value-type="string">
            <text:p>POTEST OBVIUS DIRECTORY</text:p>
          </table:table-cell>
          <table:table-cell table:number-columns-repeated="1019"/>
        </table:table-row>
        <table:table-row table:style-name="ro1">
          <table:table-cell table:style-name="ce5" table:formula="of:=IF(LEN([.F46]) &gt; 0; [.F46]; [.E46])" office:value-type="string" office:string-value="DATA INPUT UNDERFLOW" calcext:value-type="string">
            <text:p>DATA INPUT UNDERFLOW</text:p>
          </table:table-cell>
          <table:table-cell table:style-name="ce8" table:formula="of:=IFERROR(__xludf.dummyfunction(&quot;upper(googletranslate(A46,$A$1,&quot;&quot;en&quot;&quot;))&quot;);&quot;DATA INPUT UNDERFLOW&quot;)" office:value-type="string" office:string-value="DATA INPUT UNDERFLOW" calcext:value-type="string">
            <text:p>DATA INPUT UNDERFLOW</text:p>
          </table:table-cell>
          <table:table-cell table:style-name="ce2" table:formula="of:=[$errors.A5]" office:value-type="string" office:string-value="DATA INPUT UNDERFLOW" calcext:value-type="string">
            <text:p>DATA INPUT UNDERFLOW</text:p>
          </table:table-cell>
          <table:table-cell/>
          <table:table-cell table:style-name="ce2" table:formula="of:=IFERROR(__xludf.dummyfunction(&quot;UPPER(GOOGLETRANSLATE(if(len(D46) &gt; 0, D46, C46),&quot;&quot;en&quot;&quot;,$A$1))&quot;);&quot;DATA INPUT UNDERFLOW&quot;)" office:value-type="string" office:string-value="DATA INPUT UNDERFLOW" calcext:value-type="string">
            <text:p>DATA INPUT UNDERFLOW</text:p>
          </table:table-cell>
          <table:table-cell table:number-columns-repeated="1019"/>
        </table:table-row>
        <table:table-row table:style-name="ro1">
          <table:table-cell table:style-name="ce5" table:formula="of:=IF(LEN([.F47]) &gt; 0; [.F47]; [.E47])" office:value-type="string" office:string-value="DATA READ UNDERFLOW" calcext:value-type="string">
            <text:p>DATA READ UNDERFLOW</text:p>
          </table:table-cell>
          <table:table-cell table:style-name="ce8" table:formula="of:=IFERROR(__xludf.dummyfunction(&quot;upper(googletranslate(A47,$A$1,&quot;&quot;en&quot;&quot;))&quot;);&quot;READ THE DATA UNDERFLOW&quot;)" office:value-type="string" office:string-value="READ THE DATA UNDERFLOW" calcext:value-type="string">
            <text:p>READ THE DATA UNDERFLOW</text:p>
          </table:table-cell>
          <table:table-cell table:style-name="ce2" table:formula="of:=[$errors.A6]" office:value-type="string" office:string-value="DATA READ UNDERFLOW" calcext:value-type="string">
            <text:p>DATA READ UNDERFLOW</text:p>
          </table:table-cell>
          <table:table-cell/>
          <table:table-cell table:style-name="ce2" table:formula="of:=IFERROR(__xludf.dummyfunction(&quot;UPPER(GOOGLETRANSLATE(if(len(D47) &gt; 0, D47, C47),&quot;&quot;en&quot;&quot;,$A$1))&quot;);&quot;DATA READ UNDERFLOW&quot;)" office:value-type="string" office:string-value="DATA READ UNDERFLOW" calcext:value-type="string">
            <text:p>DATA READ UNDERFLOW</text:p>
          </table:table-cell>
          <table:table-cell table:number-columns-repeated="1019"/>
        </table:table-row>
        <table:table-row table:style-name="ro1">
          <table:table-cell table:style-name="ce5" table:formula="of:=IF(LEN([.F48]) &gt; 0; [.F48]; [.E48])" office:value-type="string" office:string-value="DEFINITIO EXOLVUNTUR INVENTA" calcext:value-type="string">
            <text:p>DEFINITIO EXOLVUNTUR INVENTA</text:p>
          </table:table-cell>
          <table:table-cell table:style-name="ce8" table:formula="of:=IFERROR(__xludf.dummyfunction(&quot;upper(googletranslate(A48,$A$1,&quot;&quot;en&quot;&quot;))&quot;);&quot;DEFINITION CYCLE WAS FOUND&quot;)" office:value-type="string" office:string-value="DEFINITION CYCLE WAS FOUND" calcext:value-type="string">
            <text:p>DEFINITION CYCLE WAS FOUND</text:p>
          </table:table-cell>
          <table:table-cell table:style-name="ce2" table:formula="of:=[$errors.A7]" office:value-type="string" office:string-value="DEFINITION CYCLE DISCOVERED" calcext:value-type="string">
            <text:p>DEFINITION CYCLE DISCOVERED</text:p>
          </table:table-cell>
          <table:table-cell/>
          <table:table-cell table:style-name="ce2" table:formula="of:=IFERROR(__xludf.dummyfunction(&quot;UPPER(GOOGLETRANSLATE(if(len(D48) &gt; 0, D48, C48),&quot;&quot;en&quot;&quot;,$A$1))&quot;);&quot;DEFINITIO EXOLVUNTUR INVENTA&quot;)" office:value-type="string" office:string-value="DEFINITIO EXOLVUNTUR INVENTA" calcext:value-type="string">
            <text:p>DEFINITIO EXOLVUNTUR INVENTA</text:p>
          </table:table-cell>
          <table:table-cell table:number-columns-repeated="1019"/>
        </table:table-row>
        <table:table-row table:style-name="ro1">
          <table:table-cell table:style-name="ce5" table:formula="of:=IF(LEN([.F49]) &gt; 0; [.F49]; [.E49])" office:value-type="string" office:string-value="ERROR" calcext:value-type="string">
            <text:p>ERROR</text:p>
          </table:table-cell>
          <table:table-cell table:style-name="ce8" table:formula="of:=IFERROR(__xludf.dummyfunction(&quot;upper(googletranslate(A49,$A$1,&quot;&quot;en&quot;&quot;))&quot;);&quot;MISTAKE&quot;)" office:value-type="string" office:string-value="MISTAKE" calcext:value-type="string">
            <text:p>MISTAKE</text:p>
          </table:table-cell>
          <table:table-cell table:style-name="ce2" table:formula="of:=[$errors.A8]" office:value-type="string" office:string-value="ERROR" calcext:value-type="string">
            <text:p>ERROR</text:p>
          </table:table-cell>
          <table:table-cell/>
          <table:table-cell table:style-name="ce2" table:formula="of:=IFERROR(__xludf.dummyfunction(&quot;UPPER(GOOGLETRANSLATE(if(len(D49) &gt; 0, D49, C49),&quot;&quot;en&quot;&quot;,$A$1))&quot;);&quot;ERROR&quot;)" office:value-type="string" office:string-value="ERROR" calcext:value-type="string">
            <text:p>ERROR</text:p>
          </table:table-cell>
          <table:table-cell table:number-columns-repeated="1019"/>
        </table:table-row>
        <table:table-row table:style-name="ro1">
          <table:table-cell table:style-name="ce5" table:formula="of:=IF(LEN([.F50]) &gt; 0; [.F50]; [.E50])" office:value-type="string" office:string-value="DEFECTUM" calcext:value-type="string">
            <text:p>DEFECTUM</text:p>
          </table:table-cell>
          <table:table-cell table:style-name="ce8" table:formula="of:=IFERROR(__xludf.dummyfunction(&quot;upper(googletranslate(A50,$A$1,&quot;&quot;en&quot;&quot;))&quot;);&quot;FAILURE&quot;)" office:value-type="string" office:string-value="FAILURE" calcext:value-type="string">
            <text:p>FAILURE</text:p>
          </table:table-cell>
          <table:table-cell table:style-name="ce2" table:formula="of:=[$errors.A9]" office:value-type="string" office:string-value="FAILURE" calcext:value-type="string">
            <text:p>FAILURE</text:p>
          </table:table-cell>
          <table:table-cell/>
          <table:table-cell table:style-name="ce2" table:formula="of:=IFERROR(__xludf.dummyfunction(&quot;UPPER(GOOGLETRANSLATE(if(len(D50) &gt; 0, D50, C50),&quot;&quot;en&quot;&quot;,$A$1))&quot;);&quot;DEFECTUM&quot;)" office:value-type="string" office:string-value="DEFECTUM" calcext:value-type="string">
            <text:p>DEFECTUM</text:p>
          </table:table-cell>
          <table:table-cell table:number-columns-repeated="1019"/>
        </table:table-row>
        <table:table-row table:style-name="ro1">
          <table:table-cell table:style-name="ce5" table:formula="of:=IF(LEN([.F51]) &gt; 0; [.F51]; [.E51])" office:value-type="string" office:string-value="NAM VARIABILIS MULTIPLICENTUR DEFINED" calcext:value-type="string">
            <text:p>NAM VARIABILIS MULTIPLICENTUR DEFINED</text:p>
          </table:table-cell>
          <table:table-cell table:style-name="ce8" table:formula="of:=IFERROR(__xludf.dummyfunction(&quot;upper(googletranslate(A51,$A$1,&quot;&quot;en&quot;&quot;))&quot;);&quot;FOR VARIABLE MULTIPLIED DEFINED&quot;)" office:value-type="string" office:string-value="FOR VARIABLE MULTIPLIED DEFINED" calcext:value-type="string">
            <text:p>FOR VARIABLE MULTIPLIED DEFINED</text:p>
          </table:table-cell>
          <table:table-cell table:style-name="ce2" table:formula="of:=[$errors.A10]" office:value-type="string" office:string-value="FOR VARIABLE MULTIPLY DEFINED" calcext:value-type="string">
            <text:p>FOR VARIABLE MULTIPLY DEFINED</text:p>
          </table:table-cell>
          <table:table-cell/>
          <table:table-cell table:style-name="ce2" table:formula="of:=IFERROR(__xludf.dummyfunction(&quot;UPPER(GOOGLETRANSLATE(if(len(D51) &gt; 0, D51, C51),&quot;&quot;en&quot;&quot;,$A$1))&quot;);&quot;NAM VARIABILIS MULTIPLICENTUR DEFINED&quot;)" office:value-type="string" office:string-value="NAM VARIABILIS MULTIPLICENTUR DEFINED" calcext:value-type="string">
            <text:p>NAM VARIABILIS MULTIPLICENTUR DEFINED</text:p>
          </table:table-cell>
          <table:table-cell table:number-columns-repeated="1019"/>
        </table:table-row>
        <table:table-row table:style-name="ro1">
          <table:table-cell table:style-name="ce5" table:formula="of:=IF(LEN([.F52]) &gt; 0; [.F52]; [.E52])" office:value-type="string" office:string-value="FUNCTION DEFINITIONE DEFINITUR" calcext:value-type="string">
            <text:p>FUNCTION DEFINITIONE DEFINITUR</text:p>
          </table:table-cell>
          <table:table-cell table:style-name="ce8" table:formula="of:=IFERROR(__xludf.dummyfunction(&quot;upper(googletranslate(A52,$A$1,&quot;&quot;en&quot;&quot;))&quot;);&quot;FUNCTION DEFINITION DEFINED&quot;)" office:value-type="string" office:string-value="FUNCTION DEFINITION DEFINED" calcext:value-type="string">
            <text:p>FUNCTION DEFINITION DEFINED</text:p>
          </table:table-cell>
          <table:table-cell table:style-name="ce2" table:formula="of:=[$errors.A11]" office:value-type="string" office:string-value="FUNCTION DEFINITION MULTIPLY DEFINED" calcext:value-type="string">
            <text:p>FUNCTION DEFINITION MULTIPLY DEFINED</text:p>
          </table:table-cell>
          <table:table-cell/>
          <table:table-cell table:style-name="ce2" table:formula="of:=IFERROR(__xludf.dummyfunction(&quot;UPPER(GOOGLETRANSLATE(if(len(D52) &gt; 0, D52, C52),&quot;&quot;en&quot;&quot;,$A$1))&quot;);&quot;FUNCTION DEFINITIONE DEFINITUR&quot;)" office:value-type="string" office:string-value="FUNCTION DEFINITIONE DEFINITUR" calcext:value-type="string">
            <text:p>FUNCTION DEFINITIONE DEFINITUR</text:p>
          </table:table-cell>
          <table:table-cell table:number-columns-repeated="1019"/>
        </table:table-row>
        <table:table-row table:style-name="ro1">
          <table:table-cell table:style-name="ce5" table:formula="of:=IF(LEN([.F53]) &gt; 0; [.F53]; [.E53])" office:value-type="string" office:string-value="FUNCTION DEFINITIO PARAMETCH MISMATCH" calcext:value-type="string">
            <text:p>FUNCTION DEFINITIO PARAMETCH MISMATCH</text:p>
          </table:table-cell>
          <table:table-cell table:style-name="ce8" table:formula="of:=IFERROR(__xludf.dummyfunction(&quot;upper(googletranslate(A53,$A$1,&quot;&quot;en&quot;&quot;))&quot;);&quot;FUNCTION DEFINITION PARAMETCH MISMATCH&quot;)" office:value-type="string" office:string-value="FUNCTION DEFINITION PARAMETCH MISMATCH" calcext:value-type="string">
            <text:p>FUNCTION DEFINITION PARAMETCH MISMATCH</text:p>
          </table:table-cell>
          <table:table-cell table:style-name="ce2" table:formula="of:=[$errors.A12]" office:value-type="string" office:string-value="FUNCTION DEFINITION PARAMETER MISMATCH" calcext:value-type="string">
            <text:p>FUNCTION DEFINITION PARAMETER MISMATCH</text:p>
          </table:table-cell>
          <table:table-cell/>
          <table:table-cell table:style-name="ce2" table:formula="of:=IFERROR(__xludf.dummyfunction(&quot;UPPER(GOOGLETRANSLATE(if(len(D53) &gt; 0, D53, C53),&quot;&quot;en&quot;&quot;,$A$1))&quot;);&quot;FUNCTION DEFINITIO PARAMETCH MISMATCH&quot;)" office:value-type="string" office:string-value="FUNCTION DEFINITIO PARAMETCH MISMATCH" calcext:value-type="string">
            <text:p>FUNCTION DEFINITIO PARAMETCH MISMATCH</text:p>
          </table:table-cell>
          <table:table-cell table:number-columns-repeated="1019"/>
        </table:table-row>
        <table:table-row table:style-name="ro1">
          <table:table-cell table:style-name="ce5" table:formula="of:=IF(LEN([.F54]) &gt; 0; [.F54]; [.E54])" office:value-type="string" office:string-value="GESSECTUS AMCFERO" calcext:value-type="string">
            <text:p>GESSECTUS AMCFERO</text:p>
          </table:table-cell>
          <table:table-cell table:style-name="ce8" table:formula="of:=IFERROR(__xludf.dummyfunction(&quot;upper(googletranslate(A54,$A$1,&quot;&quot;en&quot;&quot;))&quot;);&quot;AMCFERO GESSECTUS&quot;)" office:value-type="string" office:string-value="AMCFERO GESSECTUS" calcext:value-type="string">
            <text:p>AMCFERO GESSECTUS</text:p>
          </table:table-cell>
          <table:table-cell table:style-name="ce2" table:formula="of:=[$errors.A13]" office:value-type="string" office:string-value="GOSUB STACK OVERFLOW" calcext:value-type="string">
            <text:p>GOSUB STACK OVERFLOW</text:p>
          </table:table-cell>
          <table:table-cell/>
          <table:table-cell table:style-name="ce2" table:formula="of:=IFERROR(__xludf.dummyfunction(&quot;UPPER(GOOGLETRANSLATE(if(len(D54) &gt; 0, D54, C54),&quot;&quot;en&quot;&quot;,$A$1))&quot;);&quot;GESSECTUS AMCFERO&quot;)" office:value-type="string" office:string-value="GESSECTUS AMCFERO" calcext:value-type="string">
            <text:p>GESSECTUS AMCFERO</text:p>
          </table:table-cell>
          <table:table-cell table:number-columns-repeated="1019"/>
        </table:table-row>
        <table:table-row table:style-name="ro1">
          <table:table-cell table:style-name="ce5" table:formula="of:=IF(LEN([.F55]) &gt; 0; [.F55]; [.E55])" office:value-type="string" office:string-value="GESSUB ACERVUS UNDERFLOW" calcext:value-type="string">
            <text:p>GESSUB ACERVUS UNDERFLOW</text:p>
          </table:table-cell>
          <table:table-cell table:style-name="ce8" table:formula="of:=IFERROR(__xludf.dummyfunction(&quot;upper(googletranslate(A55,$A$1,&quot;&quot;en&quot;&quot;))&quot;);&quot;GESSUB STACK UNDERFLOW&quot;)" office:value-type="string" office:string-value="GESSUB STACK UNDERFLOW" calcext:value-type="string">
            <text:p>GESSUB STACK UNDERFLOW</text:p>
          </table:table-cell>
          <table:table-cell table:style-name="ce2" table:formula="of:=[$errors.A14]" office:value-type="string" office:string-value="GOSUB STACK UNDERFLOW" calcext:value-type="string">
            <text:p>GOSUB STACK UNDERFLOW</text:p>
          </table:table-cell>
          <table:table-cell/>
          <table:table-cell table:style-name="ce2" table:formula="of:=IFERROR(__xludf.dummyfunction(&quot;UPPER(GOOGLETRANSLATE(if(len(D55) &gt; 0, D55, C55),&quot;&quot;en&quot;&quot;,$A$1))&quot;);&quot;GESSUB ACERVUS UNDERFLOW&quot;)" office:value-type="string" office:string-value="GESSUB ACERVUS UNDERFLOW" calcext:value-type="string">
            <text:p>GESSUB ACERVUS UNDERFLOW</text:p>
          </table:table-cell>
          <table:table-cell table:number-columns-repeated="1019"/>
        </table:table-row>
        <table:table-row table:style-name="ro1">
          <table:table-cell table:style-name="ce5" table:formula="of:=IF(LEN([.F56]) &gt; 0; [.F56]; [.E56])" office:value-type="string" office:string-value="INDEX DE RANGE" calcext:value-type="string">
            <text:p>INDEX DE RANGE</text:p>
          </table:table-cell>
          <table:table-cell table:style-name="ce8" table:formula="of:=IFERROR(__xludf.dummyfunction(&quot;upper(googletranslate(A56,$A$1,&quot;&quot;en&quot;&quot;))&quot;);&quot;INDEX OF RANGE&quot;)" office:value-type="string" office:string-value="INDEX OF RANGE" calcext:value-type="string">
            <text:p>INDEX OF RANGE</text:p>
          </table:table-cell>
          <table:table-cell table:style-name="ce2" table:formula="of:=[$errors.A15]" office:value-type="string" office:string-value="INDEX OUT OF RANGE" calcext:value-type="string">
            <text:p>INDEX OUT OF RANGE</text:p>
          </table:table-cell>
          <table:table-cell/>
          <table:table-cell table:style-name="ce2" table:formula="of:=IFERROR(__xludf.dummyfunction(&quot;UPPER(GOOGLETRANSLATE(if(len(D56) &gt; 0, D56, C56),&quot;&quot;en&quot;&quot;,$A$1))&quot;);&quot;INDEX DE RANGE&quot;)" office:value-type="string" office:string-value="INDEX DE RANGE" calcext:value-type="string">
            <text:p>INDEX DE RANGE</text:p>
          </table:table-cell>
          <table:table-cell table:number-columns-repeated="1019"/>
        </table:table-row>
        <table:table-row table:style-name="ro1">
          <table:table-cell table:style-name="ce5" table:formula="of:=IF(LEN([.F57]) &gt; 0; [.F57]; [.E57])" office:value-type="string" office:string-value="PITTACIUM IAM DEFINED" calcext:value-type="string">
            <text:p>PITTACIUM IAM DEFINED</text:p>
          </table:table-cell>
          <table:table-cell table:style-name="ce8" table:formula="of:=IFERROR(__xludf.dummyfunction(&quot;upper(googletranslate(A57,$A$1,&quot;&quot;en&quot;&quot;))&quot;);&quot;LABEL HAS BEEN DEFINED&quot;)" office:value-type="string" office:string-value="LABEL HAS BEEN DEFINED" calcext:value-type="string">
            <text:p>LABEL HAS BEEN DEFINED</text:p>
          </table:table-cell>
          <table:table-cell table:style-name="ce2" table:formula="of:=[$errors.A16]" office:value-type="string" office:string-value="LABEL ALREADY DEFINED" calcext:value-type="string">
            <text:p>LABEL ALREADY DEFINED</text:p>
          </table:table-cell>
          <table:table-cell/>
          <table:table-cell table:style-name="ce2" table:formula="of:=IFERROR(__xludf.dummyfunction(&quot;UPPER(GOOGLETRANSLATE(if(len(D57) &gt; 0, D57, C57),&quot;&quot;en&quot;&quot;,$A$1))&quot;);&quot;PITTACIUM IAM DEFINED&quot;)" office:value-type="string" office:string-value="PITTACIUM IAM DEFINED" calcext:value-type="string">
            <text:p>PITTACIUM IAM DEFINED</text:p>
          </table:table-cell>
          <table:table-cell table:number-columns-repeated="1019"/>
        </table:table-row>
        <table:table-row table:style-name="ro1">
          <table:table-cell table:style-name="ce5" table:formula="of:=IF(LEN([.F58]) &gt; 0; [.F58]; [.E58])" office:value-type="string" office:string-value="SINISTRAM / IUS OPERATIONEM MISMATCH" calcext:value-type="string">
            <text:p>SINISTRAM / IUS OPERATIONEM MISMATCH</text:p>
          </table:table-cell>
          <table:table-cell table:style-name="ce8" table:formula="of:=IFERROR(__xludf.dummyfunction(&quot;upper(googletranslate(A58,$A$1,&quot;&quot;en&quot;&quot;))&quot;);&quot;LEFT / RIGHT OPERATION MISMATCH&quot;)" office:value-type="string" office:string-value="LEFT / RIGHT OPERATION MISMATCH" calcext:value-type="string">
            <text:p>LEFT / RIGHT OPERATION MISMATCH</text:p>
          </table:table-cell>
          <table:table-cell table:style-name="ce2" table:formula="of:=[$errors.A17]" office:value-type="string" office:string-value="LEFT / RIGHT OPERATION MISMATCH" calcext:value-type="string">
            <text:p>LEFT / RIGHT OPERATION MISMATCH</text:p>
          </table:table-cell>
          <table:table-cell/>
          <table:table-cell table:style-name="ce2" table:formula="of:=IFERROR(__xludf.dummyfunction(&quot;UPPER(GOOGLETRANSLATE(if(len(D58) &gt; 0, D58, C58),&quot;&quot;en&quot;&quot;,$A$1))&quot;);&quot;SINISTRAM / IUS OPERATIONEM MISMATCH&quot;)" office:value-type="string" office:string-value="SINISTRAM / IUS OPERATIONEM MISMATCH" calcext:value-type="string">
            <text:p>SINISTRAM / IUS OPERATIONEM MISMATCH</text:p>
          </table:table-cell>
          <table:table-cell table:number-columns-repeated="1019"/>
        </table:table-row>
        <table:table-row table:style-name="ro1">
          <table:table-cell table:style-name="ce5" table:formula="of:=IF(LEN([.F59]) &gt; 0; [.F59]; [.E59])" office:value-type="string" office:string-value="NEGANS INDEX" calcext:value-type="string">
            <text:p>NEGANS INDEX</text:p>
          </table:table-cell>
          <table:table-cell table:style-name="ce8" table:formula="of:=IFERROR(__xludf.dummyfunction(&quot;upper(googletranslate(A59,$A$1,&quot;&quot;en&quot;&quot;))&quot;);&quot;NEGATIVE INDEX&quot;)" office:value-type="string" office:string-value="NEGATIVE INDEX" calcext:value-type="string">
            <text:p>NEGATIVE INDEX</text:p>
          </table:table-cell>
          <table:table-cell table:style-name="ce2" table:formula="of:=[$errors.A18]" office:value-type="string" office:string-value="NEGATIVE INDEX" calcext:value-type="string">
            <text:p>NEGATIVE INDEX</text:p>
          </table:table-cell>
          <table:table-cell/>
          <table:table-cell table:style-name="ce2" table:formula="of:=IFERROR(__xludf.dummyfunction(&quot;UPPER(GOOGLETRANSLATE(if(len(D59) &gt; 0, D59, C59),&quot;&quot;en&quot;&quot;,$A$1))&quot;);&quot;NEGANS INDEX&quot;)" office:value-type="string" office:string-value="NEGANS INDEX" calcext:value-type="string">
            <text:p>NEGANS INDEX</text:p>
          </table:table-cell>
          <table:table-cell table:number-columns-repeated="1019"/>
        </table:table-row>
        <table:table-row table:style-name="ro1">
          <table:table-cell table:style-name="ce5" table:formula="of:=IF(LEN([.F60]) &gt; 0; [.F60]; [.E60])" office:value-type="string" office:string-value="DEINDE IN PRO LOOP CUM FILUM VARIABILIS" calcext:value-type="string">
            <text:p>DEINDE IN PRO LOOP CUM FILUM VARIABILIS</text:p>
          </table:table-cell>
          <table:table-cell table:style-name="ce8" table:formula="of:=IFERROR(__xludf.dummyfunction(&quot;upper(googletranslate(A60,$A$1,&quot;&quot;en&quot;&quot;))&quot;);&quot;THEN IN FOR A LOOP WITH A STRING VARIABLE&quot;)" office:value-type="string" office:string-value="THEN IN FOR A LOOP WITH A STRING VARIABLE" calcext:value-type="string">
            <text:p>THEN IN FOR A LOOP WITH A STRING VARIABLE</text:p>
          </table:table-cell>
          <table:table-cell table:style-name="ce2" table:formula="of:=[$errors.A19]" office:value-type="string" office:string-value="NEXT ON FOR LOOP WITH STRING VARIABLE" calcext:value-type="string">
            <text:p>NEXT ON FOR LOOP WITH STRING VARIABLE</text:p>
          </table:table-cell>
          <table:table-cell/>
          <table:table-cell table:style-name="ce2" table:formula="of:=IFERROR(__xludf.dummyfunction(&quot;UPPER(GOOGLETRANSLATE(if(len(D60) &gt; 0, D60, C60),&quot;&quot;en&quot;&quot;,$A$1))&quot;);&quot;DEINDE IN PRO LOOP CUM FILUM VARIABILIS&quot;)" office:value-type="string" office:string-value="DEINDE IN PRO LOOP CUM FILUM VARIABILIS" calcext:value-type="string">
            <text:p>DEINDE IN PRO LOOP CUM FILUM VARIABILIS</text:p>
          </table:table-cell>
          <table:table-cell table:number-columns-repeated="1019"/>
        </table:table-row>
        <table:table-row table:style-name="ro1">
          <table:table-cell table:style-name="ce5" table:formula="of:=IF(LEN([.F61]) &gt; 0; [.F61]; [.E61])" office:value-type="string" office:string-value="OPERAND MISMATCH" calcext:value-type="string">
            <text:p>OPERAND MISMATCH</text:p>
          </table:table-cell>
          <table:table-cell table:style-name="ce8" table:formula="of:=IFERROR(__xludf.dummyfunction(&quot;upper(googletranslate(A61,$A$1,&quot;&quot;en&quot;&quot;))&quot;);&quot;OPERAND MISMATCH&quot;)" office:value-type="string" office:string-value="OPERAND MISMATCH" calcext:value-type="string">
            <text:p>OPERAND MISMATCH</text:p>
          </table:table-cell>
          <table:table-cell table:style-name="ce2" table:formula="of:=[$errors.A20]" office:value-type="string" office:string-value="OPERAND MISMATCH" calcext:value-type="string">
            <text:p>OPERAND MISMATCH</text:p>
          </table:table-cell>
          <table:table-cell/>
          <table:table-cell table:style-name="ce2" table:formula="of:=IFERROR(__xludf.dummyfunction(&quot;UPPER(GOOGLETRANSLATE(if(len(D61) &gt; 0, D61, C61),&quot;&quot;en&quot;&quot;,$A$1))&quot;);&quot;OPERAND MISMATCH&quot;)" office:value-type="string" office:string-value="OPERAND MISMATCH" calcext:value-type="string">
            <text:p>OPERAND MISMATCH</text:p>
          </table:table-cell>
          <table:table-cell table:number-columns-repeated="1019"/>
        </table:table-row>
        <table:table-row table:style-name="ro1">
          <table:table-cell table:style-name="ce5" table:formula="of:=IF(LEN([.F62]) &gt; 0; [.F62]; [.E62])" office:value-type="string" office:string-value="OPTIO POSTULAT A LINGUA" calcext:value-type="string">
            <text:p>OPTIO POSTULAT A LINGUA</text:p>
          </table:table-cell>
          <table:table-cell table:style-name="ce8" table:formula="of:=IFERROR(__xludf.dummyfunction(&quot;upper(googletranslate(A62,$A$1,&quot;&quot;en&quot;&quot;))&quot;);&quot;OPTION REQUIRES A LANGUAGE&quot;)" office:value-type="string" office:string-value="OPTION REQUIRES A LANGUAGE" calcext:value-type="string">
            <text:p>OPTION REQUIRES A LANGUAGE</text:p>
          </table:table-cell>
          <table:table-cell table:style-name="ce2" table:formula="of:=[$errors.A21]" office:value-type="string" office:string-value="OPTION REQUIRES A LANGUAGE" calcext:value-type="string">
            <text:p>OPTION REQUIRES A LANGUAGE</text:p>
          </table:table-cell>
          <table:table-cell/>
          <table:table-cell table:style-name="ce2" table:formula="of:=IFERROR(__xludf.dummyfunction(&quot;UPPER(GOOGLETRANSLATE(if(len(D62) &gt; 0, D62, C62),&quot;&quot;en&quot;&quot;,$A$1))&quot;);&quot;OPTIO POSTULAT A LINGUA&quot;)" office:value-type="string" office:string-value="OPTIO POSTULAT A LINGUA" calcext:value-type="string">
            <text:p>OPTIO POSTULAT A LINGUA</text:p>
          </table:table-cell>
          <table:table-cell table:number-columns-repeated="1019"/>
        </table:table-row>
        <table:table-row table:style-name="ro1">
          <table:table-cell table:style-name="ce5" table:formula="of:=IF(LEN([.F63]) &gt; 0; [.F63]; [.E63])" office:value-type="string" office:string-value="PLACERE REPREHENDO LINGUA OCCASUS VEL ENVIRONMENT VARIABILIS" calcext:value-type="string">
            <text:p>PLACERE REPREHENDO LINGUA OCCASUS VEL ENVIRONMENT VARIABILIS</text:p>
          </table:table-cell>
          <table:table-cell table:style-name="ce8" table:formula="of:=IFERROR(__xludf.dummyfunction(&quot;upper(googletranslate(A63,$A$1,&quot;&quot;en&quot;&quot;))&quot;);&quot;PLEASE CHECK THE LANGUAGE SETTINGS OR ENVIRONMENT VARIABLE&quot;)" office:value-type="string" office:string-value="PLEASE CHECK THE LANGUAGE SETTINGS OR ENVIRONMENT VARIABLE" calcext:value-type="string">
            <text:p>PLEASE CHECK THE LANGUAGE SETTINGS OR ENVIRONMENT VARIABLE</text:p>
          </table:table-cell>
          <table:table-cell table:style-name="ce2" table:formula="of:=[$errors.A22]" office:value-type="string" office:string-value="PLEASE CHECK LANGUAGE SETTINGS OR ENVIRONMENT VARIABLE" calcext:value-type="string">
            <text:p>PLEASE CHECK LANGUAGE SETTINGS OR ENVIRONMENT VARIABLE</text:p>
          </table:table-cell>
          <table:table-cell/>
          <table:table-cell table:style-name="ce2" table:formula="of:=IFERROR(__xludf.dummyfunction(&quot;UPPER(GOOGLETRANSLATE(if(len(D63) &gt; 0, D63, C63),&quot;&quot;en&quot;&quot;,$A$1))&quot;);&quot;PLACERE REPREHENDO LINGUA OCCASUS VEL ENVIRONMENT VARIABILIS&quot;)" office:value-type="string" office:string-value="PLACERE REPREHENDO LINGUA OCCASUS VEL ENVIRONMENT VARIABILIS" calcext:value-type="string">
            <text:p>PLACERE REPREHENDO LINGUA OCCASUS VEL ENVIRONMENT VARIABILIS</text:p>
          </table:table-cell>
          <table:table-cell table:number-columns-repeated="1019"/>
        </table:table-row>
        <table:table-row table:style-name="ro1">
          <table:table-cell table:style-name="ce5" table:formula="of:=IF(LEN([.F64]) &gt; 0; [.F64]; [.E64])" office:value-type="string" office:string-value="MATH MATH LOGICA ERROR" calcext:value-type="string">
            <text:p>MATH MATH LOGICA ERROR</text:p>
          </table:table-cell>
          <table:table-cell table:style-name="ce8" table:formula="of:=IFERROR(__xludf.dummyfunction(&quot;upper(googletranslate(A64,$A$1,&quot;&quot;en&quot;&quot;))&quot;);&quot;MATH MATH LOGIC ERROR&quot;)" office:value-type="string" office:string-value="MATH MATH LOGIC ERROR" calcext:value-type="string">
            <text:p>MATH MATH LOGIC ERROR</text:p>
          </table:table-cell>
          <table:table-cell table:style-name="ce2" table:formula="of:=[$errors.A23]" office:value-type="string" office:string-value="STRING MATH LOGIC ERROR" calcext:value-type="string">
            <text:p>STRING MATH LOGIC ERROR</text:p>
          </table:table-cell>
          <table:table-cell/>
          <table:table-cell table:style-name="ce2" table:formula="of:=IFERROR(__xludf.dummyfunction(&quot;UPPER(GOOGLETRANSLATE(if(len(D64) &gt; 0, D64, C64),&quot;&quot;en&quot;&quot;,$A$1))&quot;);&quot;MATH MATH LOGICA ERROR&quot;)" office:value-type="string" office:string-value="MATH MATH LOGICA ERROR" calcext:value-type="string">
            <text:p>MATH MATH LOGICA ERROR</text:p>
          </table:table-cell>
          <table:table-cell table:number-columns-repeated="1019"/>
        </table:table-row>
        <table:table-row table:style-name="ro1">
          <table:table-cell table:style-name="ce5" table:formula="of:=IF(LEN([.F65]) &gt; 0; [.F65]; [.E65])" office:value-type="string" office:string-value="SYNTAX ERROR" calcext:value-type="string">
            <text:p>SYNTAX ERROR</text:p>
          </table:table-cell>
          <table:table-cell table:style-name="ce8" table:formula="of:=IFERROR(__xludf.dummyfunction(&quot;upper(googletranslate(A65,$A$1,&quot;&quot;en&quot;&quot;))&quot;);&quot;SYNTAX ERROR&quot;)" office:value-type="string" office:string-value="SYNTAX ERROR" calcext:value-type="string">
            <text:p>SYNTAX ERROR</text:p>
          </table:table-cell>
          <table:table-cell table:style-name="ce2" table:formula="of:=[$errors.A24]" office:value-type="string" office:string-value="SYNTAX ERROR" calcext:value-type="string">
            <text:p>SYNTAX ERROR</text:p>
          </table:table-cell>
          <table:table-cell/>
          <table:table-cell table:style-name="ce2" table:formula="of:=IFERROR(__xludf.dummyfunction(&quot;UPPER(GOOGLETRANSLATE(if(len(D65) &gt; 0, D65, C65),&quot;&quot;en&quot;&quot;,$A$1))&quot;);&quot;SYNTAX ERROR&quot;)" office:value-type="string" office:string-value="SYNTAX ERROR" calcext:value-type="string">
            <text:p>SYNTAX ERROR</text:p>
          </table:table-cell>
          <table:table-cell table:number-columns-repeated="1019"/>
        </table:table-row>
        <table:table-row table:style-name="ro1">
          <table:table-cell table:style-name="ce5" table:formula="of:=IF(LEN([.F66]) &gt; 0; [.F66]; [.E66])" office:value-type="string" office:string-value="'NON APERIRE FILE" calcext:value-type="string">
            <text:p>'NON APERIRE FILE</text:p>
          </table:table-cell>
          <table:table-cell table:style-name="ce8" table:formula="of:=IFERROR(__xludf.dummyfunction(&quot;upper(googletranslate(A66,$A$1,&quot;&quot;en&quot;&quot;))&quot;);&quot;&quot;&quot;DON'T OPEN A FILE&quot;)" office:value-type="string" office:string-value="&quot;DON'T OPEN A FILE" calcext:value-type="string">
            <text:p>"DON'T OPEN A FILE</text:p>
          </table:table-cell>
          <table:table-cell table:style-name="ce2" table:formula="of:=[$errors.A25]" office:value-type="string" office:string-value="UNABLE TO OPEN FILE" calcext:value-type="string">
            <text:p>UNABLE TO OPEN FILE</text:p>
          </table:table-cell>
          <table:table-cell/>
          <table:table-cell table:style-name="ce2" table:formula="of:=IFERROR(__xludf.dummyfunction(&quot;UPPER(GOOGLETRANSLATE(if(len(D66) &gt; 0, D66, C66),&quot;&quot;en&quot;&quot;,$A$1))&quot;);&quot;'NON APERIRE FILE&quot;)" office:value-type="string" office:string-value="'NON APERIRE FILE" calcext:value-type="string">
            <text:p>'NON APERIRE FILE</text:p>
          </table:table-cell>
          <table:table-cell table:number-columns-repeated="1019"/>
        </table:table-row>
        <table:table-row table:style-name="ro1">
          <table:table-cell table:style-name="ce5" table:formula="of:=IF(LEN([.F67]) &gt; 0; [.F67]; [.E67])" office:value-type="string" office:string-value="'NON APERIRE APERIRE FILE AD LECTIO" calcext:value-type="string">
            <text:p>'NON APERIRE APERIRE FILE AD LECTIO</text:p>
          </table:table-cell>
          <table:table-cell table:style-name="ce8" table:formula="of:=IFERROR(__xludf.dummyfunction(&quot;upper(googletranslate(A67,$A$1,&quot;&quot;en&quot;&quot;))&quot;);&quot;UNABLE TO OPEN A FILE TO OPENING&quot;)" office:value-type="string" office:string-value="UNABLE TO OPEN A FILE TO OPENING" calcext:value-type="string">
            <text:p>UNABLE TO OPEN A FILE TO OPENING</text:p>
          </table:table-cell>
          <table:table-cell table:style-name="ce2" table:formula="of:=[$errors.A26]" office:value-type="string" office:string-value="UNABLE TO OPEN TO OPEN FILE FOR READING" calcext:value-type="string">
            <text:p>UNABLE TO OPEN TO OPEN FILE FOR READING</text:p>
          </table:table-cell>
          <table:table-cell/>
          <table:table-cell table:style-name="ce2" table:formula="of:=IFERROR(__xludf.dummyfunction(&quot;UPPER(GOOGLETRANSLATE(if(len(D67) &gt; 0, D67, C67),&quot;&quot;en&quot;&quot;,$A$1))&quot;);&quot;'NON APERIRE APERIRE FILE AD LECTIO&quot;)" office:value-type="string" office:string-value="'NON APERIRE APERIRE FILE AD LECTIO" calcext:value-type="string">
            <text:p>'NON APERIRE APERIRE FILE AD LECTIO</text:p>
          </table:table-cell>
          <table:table-cell table:number-columns-repeated="1019"/>
        </table:table-row>
        <table:table-row table:style-name="ro1">
          <table:table-cell table:style-name="ce5" table:formula="of:=IF(LEN([.F68]) &gt; 0; [.F68]; [.E68])" office:value-type="string" office:string-value="UNDEFINED LABEL" calcext:value-type="string">
            <text:p>UNDEFINED LABEL</text:p>
          </table:table-cell>
          <table:table-cell table:style-name="ce8" table:formula="of:=IFERROR(__xludf.dummyfunction(&quot;upper(googletranslate(A68,$A$1,&quot;&quot;en&quot;&quot;))&quot;);&quot;UNDEFINED LABEL&quot;)" office:value-type="string" office:string-value="UNDEFINED LABEL" calcext:value-type="string">
            <text:p>UNDEFINED LABEL</text:p>
          </table:table-cell>
          <table:table-cell table:style-name="ce2" table:formula="of:=[$errors.A27]" office:value-type="string" office:string-value="UNDEFINED LABEL" calcext:value-type="string">
            <text:p>UNDEFINED LABEL</text:p>
          </table:table-cell>
          <table:table-cell/>
          <table:table-cell table:style-name="ce2" table:formula="of:=IFERROR(__xludf.dummyfunction(&quot;UPPER(GOOGLETRANSLATE(if(len(D68) &gt; 0, D68, C68),&quot;&quot;en&quot;&quot;,$A$1))&quot;);&quot;UNDEFINED LABEL&quot;)" office:value-type="string" office:string-value="UNDEFINED LABEL" calcext:value-type="string">
            <text:p>UNDEFINED LABEL</text:p>
          </table:table-cell>
          <table:table-cell table:number-columns-repeated="1019"/>
        </table:table-row>
        <table:table-row table:style-name="ro1">
          <table:table-cell table:style-name="ce5" table:formula="of:=IF(LEN([.F69]) &gt; 0; [.F69]; [.E69])" office:value-type="string" office:string-value="UNHARLED OPERATIO" calcext:value-type="string">
            <text:p>UNHARLED OPERATIO</text:p>
          </table:table-cell>
          <table:table-cell table:style-name="ce8" table:formula="of:=IFERROR(__xludf.dummyfunction(&quot;upper(googletranslate(A69,$A$1,&quot;&quot;en&quot;&quot;))&quot;);&quot;UNHARLED OPERATION&quot;)" office:value-type="string" office:string-value="UNHARLED OPERATION" calcext:value-type="string">
            <text:p>UNHARLED OPERATION</text:p>
          </table:table-cell>
          <table:table-cell table:style-name="ce2" table:formula="of:=[$errors.A28]" office:value-type="string" office:string-value="UNHANDLED OPERATION" calcext:value-type="string">
            <text:p>UNHANDLED OPERATION</text:p>
          </table:table-cell>
          <table:table-cell/>
          <table:table-cell table:style-name="ce2" table:formula="of:=IFERROR(__xludf.dummyfunction(&quot;UPPER(GOOGLETRANSLATE(if(len(D69) &gt; 0, D69, C69),&quot;&quot;en&quot;&quot;,$A$1))&quot;);&quot;UNHARLED OPERATIO&quot;)" office:value-type="string" office:string-value="UNHARLED OPERATIO" calcext:value-type="string">
            <text:p>UNHARLED OPERATIO</text:p>
          </table:table-cell>
          <table:table-cell table:number-columns-repeated="1019"/>
        </table:table-row>
        <table:table-row table:style-name="ro1">
          <table:table-cell table:style-name="ce5" table:formula="of:=IF(LEN([.F70]) &gt; 0; [.F70]; [.E70])" office:value-type="string" office:string-value="UNHARED OPERATIO CODICE" calcext:value-type="string">
            <text:p>UNHARED OPERATIO CODICE</text:p>
          </table:table-cell>
          <table:table-cell table:style-name="ce8" table:formula="of:=IFERROR(__xludf.dummyfunction(&quot;upper(googletranslate(A70,$A$1,&quot;&quot;en&quot;&quot;))&quot;);&quot;UNHARED ACTIVITY CODE&quot;)" office:value-type="string" office:string-value="UNHARED ACTIVITY CODE" calcext:value-type="string">
            <text:p>UNHARED ACTIVITY CODE</text:p>
          </table:table-cell>
          <table:table-cell table:style-name="ce2" table:formula="of:=[$errors.A29]" office:value-type="string" office:string-value="UNHANDLED OPERATION CODE" calcext:value-type="string">
            <text:p>UNHANDLED OPERATION CODE</text:p>
          </table:table-cell>
          <table:table-cell/>
          <table:table-cell table:style-name="ce2" table:formula="of:=IFERROR(__xludf.dummyfunction(&quot;UPPER(GOOGLETRANSLATE(if(len(D70) &gt; 0, D70, C70),&quot;&quot;en&quot;&quot;,$A$1))&quot;);&quot;UNHARED OPERATIO CODICE&quot;)" office:value-type="string" office:string-value="UNHARED OPERATIO CODICE" calcext:value-type="string">
            <text:p>UNHARED OPERATIO CODICE</text:p>
          </table:table-cell>
          <table:table-cell table:number-columns-repeated="1019"/>
        </table:table-row>
        <table:table-row table:style-name="ro1">
          <table:table-cell table:style-name="ce5" table:formula="of:=IF(LEN([.F71]) &gt; 0; [.F71]; [.E71])" office:value-type="string" office:string-value="IGNOTUM SI LABEL" calcext:value-type="string">
            <text:p>IGNOTUM SI LABEL</text:p>
          </table:table-cell>
          <table:table-cell table:style-name="ce8" table:formula="of:=IFERROR(__xludf.dummyfunction(&quot;upper(googletranslate(A71,$A$1,&quot;&quot;en&quot;&quot;))&quot;);&quot;IF THE UNKNOWN LABEL&quot;)" office:value-type="string" office:string-value="IF THE UNKNOWN LABEL" calcext:value-type="string">
            <text:p>IF THE UNKNOWN LABEL</text:p>
          </table:table-cell>
          <table:table-cell table:style-name="ce2" table:formula="of:=[$errors.A30]" office:value-type="string" office:string-value="UNKNOWN IF LABEL" calcext:value-type="string">
            <text:p>UNKNOWN IF LABEL</text:p>
          </table:table-cell>
          <table:table-cell/>
          <table:table-cell table:style-name="ce2" table:formula="of:=IFERROR(__xludf.dummyfunction(&quot;UPPER(GOOGLETRANSLATE(if(len(D71) &gt; 0, D71, C71),&quot;&quot;en&quot;&quot;,$A$1))&quot;);&quot;IGNOTUM SI LABEL&quot;)" office:value-type="string" office:string-value="IGNOTUM SI LABEL" calcext:value-type="string">
            <text:p>IGNOTUM SI LABEL</text:p>
          </table:table-cell>
          <table:table-cell table:number-columns-repeated="1019"/>
        </table:table-row>
        <table:table-row table:style-name="ro1">
          <table:table-cell table:style-name="ce5" table:formula="of:=IF(LEN([.F72]) &gt; 0; [.F72]; [.E72])" office:value-type="string" office:string-value="DUPLEX DUPLICI MATH OPERANDI" calcext:value-type="string">
            <text:p>DUPLEX DUPLICI MATH OPERANDI</text:p>
          </table:table-cell>
          <table:table-cell table:style-name="ce8" table:formula="of:=IFERROR(__xludf.dummyfunction(&quot;upper(googletranslate(A72,$A$1,&quot;&quot;en&quot;&quot;))&quot;);&quot;DOUBLE MATH OPERATION&quot;)" office:value-type="string" office:string-value="DOUBLE MATH OPERATION" calcext:value-type="string">
            <text:p>DOUBLE MATH OPERATION</text:p>
          </table:table-cell>
          <table:table-cell table:style-name="ce2" table:formula="of:=[$errors.A31]" office:value-type="string" office:string-value="UNRECOGNIZED DOUBLE MATH OPERATION" calcext:value-type="string">
            <text:p>UNRECOGNIZED DOUBLE MATH OPERATION</text:p>
          </table:table-cell>
          <table:table-cell/>
          <table:table-cell table:style-name="ce2" table:formula="of:=IFERROR(__xludf.dummyfunction(&quot;UPPER(GOOGLETRANSLATE(if(len(D72) &gt; 0, D72, C72),&quot;&quot;en&quot;&quot;,$A$1))&quot;);&quot;DUPLEX DUPLICI MATH OPERANDI&quot;)" office:value-type="string" office:string-value="DUPLEX DUPLICI MATH OPERANDI" calcext:value-type="string">
            <text:p>DUPLEX DUPLICI MATH OPERANDI</text:p>
          </table:table-cell>
          <table:table-cell table:number-columns-repeated="1019"/>
        </table:table-row>
        <table:table-row table:style-name="ro1">
          <table:table-cell table:style-name="ce5" table:formula="of:=IF(LEN([.F73]) &gt; 0; [.F73]; [.E73])" office:value-type="string" office:string-value="COGNITA FUNCTION DEFINITIO" calcext:value-type="string">
            <text:p>COGNITA FUNCTION DEFINITIO</text:p>
          </table:table-cell>
          <table:table-cell table:style-name="ce8" table:formula="of:=IFERROR(__xludf.dummyfunction(&quot;upper(googletranslate(A73,$A$1,&quot;&quot;en&quot;&quot;))&quot;);&quot;LEARNING FUNCTION DEFINITION&quot;)" office:value-type="string" office:string-value="LEARNING FUNCTION DEFINITION" calcext:value-type="string">
            <text:p>LEARNING FUNCTION DEFINITION</text:p>
          </table:table-cell>
          <table:table-cell table:style-name="ce2" table:formula="of:=[$errors.A32]" office:value-type="string" office:string-value="UNRECOGNIZED FUNCTION DEFINITION" calcext:value-type="string">
            <text:p>UNRECOGNIZED FUNCTION DEFINITION</text:p>
          </table:table-cell>
          <table:table-cell/>
          <table:table-cell table:style-name="ce2" table:formula="of:=IFERROR(__xludf.dummyfunction(&quot;UPPER(GOOGLETRANSLATE(if(len(D73) &gt; 0, D73, C73),&quot;&quot;en&quot;&quot;,$A$1))&quot;);&quot;COGNITA FUNCTION DEFINITIO&quot;)" office:value-type="string" office:string-value="COGNITA FUNCTION DEFINITIO" calcext:value-type="string">
            <text:p>COGNITA FUNCTION DEFINITIO</text:p>
          </table:table-cell>
          <table:table-cell table:number-columns-repeated="1019"/>
        </table:table-row>
        <table:table-row table:style-name="ro1">
          <table:table-cell table:style-name="ce5" table:formula="of:=IF(LEN([.F74]) &gt; 0; [.F74]; [.E74])" office:value-type="string" office:string-value="COGNITA GOSOB LABEL" calcext:value-type="string">
            <text:p>COGNITA GOSOB LABEL</text:p>
          </table:table-cell>
          <table:table-cell table:style-name="ce8" table:formula="of:=IFERROR(__xludf.dummyfunction(&quot;upper(googletranslate(A74,$A$1,&quot;&quot;en&quot;&quot;))&quot;);&quot;LEARNING GOSOB LABEL&quot;)" office:value-type="string" office:string-value="LEARNING GOSOB LABEL" calcext:value-type="string">
            <text:p>LEARNING GOSOB LABEL</text:p>
          </table:table-cell>
          <table:table-cell table:style-name="ce2" table:formula="of:=[$errors.A33]" office:value-type="string" office:string-value="UNRECOGNIZED GOSUB LABEL" calcext:value-type="string">
            <text:p>UNRECOGNIZED GOSUB LABEL</text:p>
          </table:table-cell>
          <table:table-cell/>
          <table:table-cell table:style-name="ce2" table:formula="of:=IFERROR(__xludf.dummyfunction(&quot;UPPER(GOOGLETRANSLATE(if(len(D74) &gt; 0, D74, C74),&quot;&quot;en&quot;&quot;,$A$1))&quot;);&quot;COGNITA GOSOB LABEL&quot;)" office:value-type="string" office:string-value="COGNITA GOSOB LABEL" calcext:value-type="string">
            <text:p>COGNITA GOSOB LABEL</text:p>
          </table:table-cell>
          <table:table-cell table:number-columns-repeated="1019"/>
        </table:table-row>
        <table:table-row table:style-name="ro1">
          <table:table-cell table:style-name="ce5" table:formula="of:=IF(LEN([.F75]) &gt; 0; [.F75]; [.E75])" office:value-type="string" office:string-value="COGNITA GATA LABEL" calcext:value-type="string">
            <text:p>COGNITA GATA LABEL</text:p>
          </table:table-cell>
          <table:table-cell table:style-name="ce8" table:formula="of:=IFERROR(__xludf.dummyfunction(&quot;upper(googletranslate(A75,$A$1,&quot;&quot;en&quot;&quot;))&quot;);&quot;LEARNING GATE LABEL&quot;)" office:value-type="string" office:string-value="LEARNING GATE LABEL" calcext:value-type="string">
            <text:p>LEARNING GATE LABEL</text:p>
          </table:table-cell>
          <table:table-cell table:style-name="ce2" table:formula="of:=[$errors.A34]" office:value-type="string" office:string-value="UNRECOGNIZED GOTO LABEL" calcext:value-type="string">
            <text:p>UNRECOGNIZED GOTO LABEL</text:p>
          </table:table-cell>
          <table:table-cell/>
          <table:table-cell table:style-name="ce2" table:formula="of:=IFERROR(__xludf.dummyfunction(&quot;UPPER(GOOGLETRANSLATE(if(len(D75) &gt; 0, D75, C75),&quot;&quot;en&quot;&quot;,$A$1))&quot;);&quot;COGNITA GATA LABEL&quot;)" office:value-type="string" office:string-value="COGNITA GATA LABEL" calcext:value-type="string">
            <text:p>COGNITA GATA LABEL</text:p>
          </table:table-cell>
          <table:table-cell table:number-columns-repeated="1019"/>
        </table:table-row>
        <table:table-row table:style-name="ro1">
          <table:table-cell table:style-name="ce5" table:formula="of:=IF(LEN([.F76]) &gt; 0; [.F76]; [.E76])" office:value-type="string" office:string-value="INPUT" calcext:value-type="string">
            <text:p>INPUT</text:p>
          </table:table-cell>
          <table:table-cell table:style-name="ce8" table:formula="of:=IFERROR(__xludf.dummyfunction(&quot;upper(googletranslate(A76,$A$1,&quot;&quot;en&quot;&quot;))&quot;);&quot;INPUT&quot;)" office:value-type="string" office:string-value="INPUT" calcext:value-type="string">
            <text:p>INPUT</text:p>
          </table:table-cell>
          <table:table-cell table:style-name="ce2" table:formula="of:=[$errors.A35]" office:value-type="string" office:string-value="UNRECOGNIZED INPUT" calcext:value-type="string">
            <text:p>UNRECOGNIZED INPUT</text:p>
          </table:table-cell>
          <table:table-cell/>
          <table:table-cell table:style-name="ce2" table:formula="of:=IFERROR(__xludf.dummyfunction(&quot;UPPER(GOOGLETRANSLATE(if(len(D76) &gt; 0, D76, C76),&quot;&quot;en&quot;&quot;,$A$1))&quot;);&quot;INPUT&quot;)" office:value-type="string" office:string-value="INPUT" calcext:value-type="string">
            <text:p>INPUT</text:p>
          </table:table-cell>
          <table:table-cell table:number-columns-repeated="1019"/>
        </table:table-row>
        <table:table-row table:style-name="ro1">
          <table:table-cell table:style-name="ce5" table:formula="of:=IF(LEN([.F77]) &gt; 0; [.F77]; [.E77])" office:value-type="string" office:string-value="COGNITA INTEGER MATH OPERANDI" calcext:value-type="string">
            <text:p>COGNITA INTEGER MATH OPERANDI</text:p>
          </table:table-cell>
          <table:table-cell table:style-name="ce8" table:formula="of:=IFERROR(__xludf.dummyfunction(&quot;upper(googletranslate(A77,$A$1,&quot;&quot;en&quot;&quot;))&quot;);&quot;LEARNING AN ENTIRE MATH OPERATION&quot;)" office:value-type="string" office:string-value="LEARNING AN ENTIRE MATH OPERATION" calcext:value-type="string">
            <text:p>LEARNING AN ENTIRE MATH OPERATION</text:p>
          </table:table-cell>
          <table:table-cell table:style-name="ce2" table:formula="of:=[$errors.A36]" office:value-type="string" office:string-value="UNRECOGNIZED INTEGER MATH OPERATION" calcext:value-type="string">
            <text:p>UNRECOGNIZED INTEGER MATH OPERATION</text:p>
          </table:table-cell>
          <table:table-cell/>
          <table:table-cell table:style-name="ce2" table:formula="of:=IFERROR(__xludf.dummyfunction(&quot;UPPER(GOOGLETRANSLATE(if(len(D77) &gt; 0, D77, C77),&quot;&quot;en&quot;&quot;,$A$1))&quot;);&quot;COGNITA INTEGER MATH OPERANDI&quot;)" office:value-type="string" office:string-value="COGNITA INTEGER MATH OPERANDI" calcext:value-type="string">
            <text:p>COGNITA INTEGER MATH OPERANDI</text:p>
          </table:table-cell>
          <table:table-cell table:number-columns-repeated="1019"/>
        </table:table-row>
        <table:table-row table:style-name="ro1">
          <table:table-cell table:style-name="ce5" table:formula="of:=IF(LEN([.F78]) &gt; 0; [.F78]; [.E78])" office:value-type="string" office:string-value="COGNITA MATH TYPE" calcext:value-type="string">
            <text:p>COGNITA MATH TYPE</text:p>
          </table:table-cell>
          <table:table-cell table:style-name="ce8" table:formula="of:=IFERROR(__xludf.dummyfunction(&quot;upper(googletranslate(A78,$A$1,&quot;&quot;en&quot;&quot;))&quot;);&quot;LEARNING MATH TYPE&quot;)" office:value-type="string" office:string-value="LEARNING MATH TYPE" calcext:value-type="string">
            <text:p>LEARNING MATH TYPE</text:p>
          </table:table-cell>
          <table:table-cell table:style-name="ce2" table:formula="of:=[$errors.A37]" office:value-type="string" office:string-value="UNRECOGNIZED MATH TYPE" calcext:value-type="string">
            <text:p>UNRECOGNIZED MATH TYPE</text:p>
          </table:table-cell>
          <table:table-cell/>
          <table:table-cell table:style-name="ce2" table:formula="of:=IFERROR(__xludf.dummyfunction(&quot;UPPER(GOOGLETRANSLATE(if(len(D78) &gt; 0, D78, C78),&quot;&quot;en&quot;&quot;,$A$1))&quot;);&quot;COGNITA MATH TYPE&quot;)" office:value-type="string" office:string-value="COGNITA MATH TYPE" calcext:value-type="string">
            <text:p>COGNITA MATH TYPE</text:p>
          </table:table-cell>
          <table:table-cell table:number-columns-repeated="1019"/>
        </table:table-row>
        <table:table-row table:style-name="ro1">
          <table:table-cell table:style-name="ce5" table:formula="of:=IF(LEN([.F79]) &gt; 0; [.F79]; [.E79])" office:value-type="string" office:string-value="LATUIT NEXT VARIABILIS" calcext:value-type="string">
            <text:p>LATUIT NEXT VARIABILIS</text:p>
          </table:table-cell>
          <table:table-cell table:style-name="ce8" table:formula="of:=IFERROR(__xludf.dummyfunction(&quot;upper(googletranslate(A79,$A$1,&quot;&quot;en&quot;&quot;))&quot;);&quot;LONELY NON VARIABLE&quot;)" office:value-type="string" office:string-value="LONELY NON VARIABLE" calcext:value-type="string">
            <text:p>LONELY NON VARIABLE</text:p>
          </table:table-cell>
          <table:table-cell table:style-name="ce2" table:formula="of:=[$errors.A38]" office:value-type="string" office:string-value="UNRECOGNIZED NEXT VARIABLE" calcext:value-type="string">
            <text:p>UNRECOGNIZED NEXT VARIABLE</text:p>
          </table:table-cell>
          <table:table-cell/>
          <table:table-cell table:style-name="ce2" table:formula="of:=IFERROR(__xludf.dummyfunction(&quot;UPPER(GOOGLETRANSLATE(if(len(D79) &gt; 0, D79, C79),&quot;&quot;en&quot;&quot;,$A$1))&quot;);&quot;LATUIT NEXT VARIABILIS&quot;)" office:value-type="string" office:string-value="LATUIT NEXT VARIABILIS" calcext:value-type="string">
            <text:p>LATUIT NEXT VARIABILIS</text:p>
          </table:table-cell>
          <table:table-cell table:number-columns-repeated="1019"/>
        </table:table-row>
        <table:table-row table:style-name="ro1">
          <table:table-cell table:style-name="ce5" table:formula="of:=IF(LEN([.F80]) &gt; 0; [.F80]; [.E80])" office:value-type="string" office:string-value="COGNITA OP IN PRINT" calcext:value-type="string">
            <text:p>COGNITA OP IN PRINT</text:p>
          </table:table-cell>
          <table:table-cell table:style-name="ce8" table:formula="of:=IFERROR(__xludf.dummyfunction(&quot;upper(googletranslate(A80,$A$1,&quot;&quot;en&quot;&quot;))&quot;);&quot;LEARNING OP IN PRINT&quot;)" office:value-type="string" office:string-value="LEARNING OP IN PRINT" calcext:value-type="string">
            <text:p>LEARNING OP IN PRINT</text:p>
          </table:table-cell>
          <table:table-cell table:style-name="ce2" table:formula="of:=[$errors.A39]" office:value-type="string" office:string-value="UNRECOGNIZED OP IN PRINT" calcext:value-type="string">
            <text:p>UNRECOGNIZED OP IN PRINT</text:p>
          </table:table-cell>
          <table:table-cell/>
          <table:table-cell table:style-name="ce2" table:formula="of:=IFERROR(__xludf.dummyfunction(&quot;UPPER(GOOGLETRANSLATE(if(len(D80) &gt; 0, D80, C80),&quot;&quot;en&quot;&quot;,$A$1))&quot;);&quot;COGNITA OP IN PRINT&quot;)" office:value-type="string" office:string-value="COGNITA OP IN PRINT" calcext:value-type="string">
            <text:p>COGNITA OP IN PRINT</text:p>
          </table:table-cell>
          <table:table-cell table:number-columns-repeated="1019"/>
        </table:table-row>
        <table:table-row table:style-name="ro1">
          <table:table-cell table:style-name="ce5" table:formula="of:=IF(LEN([.F81]) &gt; 0; [.F81]; [.E81])" office:value-type="string" office:string-value="COGNITA RATIONALIS MATH OPERANDI" calcext:value-type="string">
            <text:p>COGNITA RATIONALIS MATH OPERANDI</text:p>
          </table:table-cell>
          <table:table-cell table:style-name="ce8" table:formula="of:=IFERROR(__xludf.dummyfunction(&quot;upper(googletranslate(A81,$A$1,&quot;&quot;en&quot;&quot;))&quot;);&quot;LEARNING THE RATIONAL MATH OPERATION&quot;)" office:value-type="string" office:string-value="LEARNING THE RATIONAL MATH OPERATION" calcext:value-type="string">
            <text:p>LEARNING THE RATIONAL MATH OPERATION</text:p>
          </table:table-cell>
          <table:table-cell table:style-name="ce2" table:formula="of:=[$errors.A40]" office:value-type="string" office:string-value="UNRECOGNIZED RATIONAL MATH OPERATION" calcext:value-type="string">
            <text:p>UNRECOGNIZED RATIONAL MATH OPERATION</text:p>
          </table:table-cell>
          <table:table-cell/>
          <table:table-cell table:style-name="ce2" table:formula="of:=IFERROR(__xludf.dummyfunction(&quot;UPPER(GOOGLETRANSLATE(if(len(D81) &gt; 0, D81, C81),&quot;&quot;en&quot;&quot;,$A$1))&quot;);&quot;COGNITA RATIONALIS MATH OPERANDI&quot;)" office:value-type="string" office:string-value="COGNITA RATIONALIS MATH OPERANDI" calcext:value-type="string">
            <text:p>COGNITA RATIONALIS MATH OPERANDI</text:p>
          </table:table-cell>
          <table:table-cell table:number-columns-repeated="1019"/>
        </table:table-row>
        <table:table-row table:style-name="ro1">
          <table:table-cell table:style-name="ce5" table:formula="of:=IF(LEN([.F82]) &gt; 0; [.F82]; [.E82])" office:value-type="string" office:string-value="COGNITA VARIABILIS TYPE" calcext:value-type="string">
            <text:p>COGNITA VARIABILIS TYPE</text:p>
          </table:table-cell>
          <table:table-cell table:style-name="ce8" table:formula="of:=IFERROR(__xludf.dummyfunction(&quot;upper(googletranslate(A82,$A$1,&quot;&quot;en&quot;&quot;))&quot;);&quot;LEARNING VARIABLE TYPE&quot;)" office:value-type="string" office:string-value="LEARNING VARIABLE TYPE" calcext:value-type="string">
            <text:p>LEARNING VARIABLE TYPE</text:p>
          </table:table-cell>
          <table:table-cell table:style-name="ce2" table:formula="of:=[$errors.A41]" office:value-type="string" office:string-value="UNRECOGNIZED VARIABLE TYPE" calcext:value-type="string">
            <text:p>UNRECOGNIZED VARIABLE TYPE</text:p>
          </table:table-cell>
          <table:table-cell/>
          <table:table-cell table:style-name="ce2" table:formula="of:=IFERROR(__xludf.dummyfunction(&quot;UPPER(GOOGLETRANSLATE(if(len(D82) &gt; 0, D82, C82),&quot;&quot;en&quot;&quot;,$A$1))&quot;);&quot;COGNITA VARIABILIS TYPE&quot;)" office:value-type="string" office:string-value="COGNITA VARIABILIS TYPE" calcext:value-type="string">
            <text:p>COGNITA VARIABILIS TYPE</text:p>
          </table:table-cell>
          <table:table-cell table:number-columns-repeated="1019"/>
        </table:table-row>
        <table:table-row table:style-name="ro1">
          <table:table-cell table:style-name="ce5" table:formula="of:=IF(LEN([.F83]) &gt; 0; [.F83]; [.E83])" office:value-type="string" office:string-value="UNSET ENVIRONMENT VARIABILIS" calcext:value-type="string">
            <text:p>UNSET ENVIRONMENT VARIABILIS</text:p>
          </table:table-cell>
          <table:table-cell table:style-name="ce8" table:formula="of:=IFERROR(__xludf.dummyfunction(&quot;upper(googletranslate(A83,$A$1,&quot;&quot;en&quot;&quot;))&quot;);&quot;UNSET ENVIRONMENT VARIABLE&quot;)" office:value-type="string" office:string-value="UNSET ENVIRONMENT VARIABLE" calcext:value-type="string">
            <text:p>UNSET ENVIRONMENT VARIABLE</text:p>
          </table:table-cell>
          <table:table-cell table:style-name="ce2" table:formula="of:=[$errors.A42]" office:value-type="string" office:string-value="UNSET ENVIRONMENT VARIABLE" calcext:value-type="string">
            <text:p>UNSET ENVIRONMENT VARIABLE</text:p>
          </table:table-cell>
          <table:table-cell/>
          <table:table-cell table:style-name="ce2" table:formula="of:=IFERROR(__xludf.dummyfunction(&quot;UPPER(GOOGLETRANSLATE(if(len(D83) &gt; 0, D83, C83),&quot;&quot;en&quot;&quot;,$A$1))&quot;);&quot;UNSET ENVIRONMENT VARIABILIS&quot;)" office:value-type="string" office:string-value="UNSET ENVIRONMENT VARIABILIS" calcext:value-type="string">
            <text:p>UNSET ENVIRONMENT VARIABILIS</text:p>
          </table:table-cell>
          <table:table-cell table:number-columns-repeated="1019"/>
        </table:table-row>
        <table:table-row table:style-name="ro1">
          <table:table-cell table:style-name="ce5" table:formula="of:=IF(LEN([.F84]) &gt; 0; [.F84]; [.E84])" office:value-type="string" office:string-value="VARIABILIS / ORDINATA DEFINITIO MISMATCH" calcext:value-type="string">
            <text:p>VARIABILIS / ORDINATA DEFINITIO MISMATCH</text:p>
          </table:table-cell>
          <table:table-cell table:style-name="ce8" table:formula="of:=IFERROR(__xludf.dummyfunction(&quot;upper(googletranslate(A84,$A$1,&quot;&quot;en&quot;&quot;))&quot;);&quot;VARIABLE / ORDAINED DEFINITION MISMATCH&quot;)" office:value-type="string" office:string-value="VARIABLE / ORDAINED DEFINITION MISMATCH" calcext:value-type="string">
            <text:p>VARIABLE / ORDAINED DEFINITION MISMATCH</text:p>
          </table:table-cell>
          <table:table-cell table:style-name="ce2" table:formula="of:=[$errors.A43]" office:value-type="string" office:string-value="VARIABLE / ARRAY DEFINITION MISMATCH" calcext:value-type="string">
            <text:p>VARIABLE / ARRAY DEFINITION MISMATCH</text:p>
          </table:table-cell>
          <table:table-cell/>
          <table:table-cell table:style-name="ce2" table:formula="of:=IFERROR(__xludf.dummyfunction(&quot;UPPER(GOOGLETRANSLATE(if(len(D84) &gt; 0, D84, C84),&quot;&quot;en&quot;&quot;,$A$1))&quot;);&quot;VARIABILIS / ORDINATA DEFINITIO MISMATCH&quot;)" office:value-type="string" office:string-value="VARIABILIS / ORDINATA DEFINITIO MISMATCH" calcext:value-type="string">
            <text:p>VARIABILIS / ORDINATA DEFINITIO MISMATCH</text:p>
          </table:table-cell>
          <table:table-cell table:number-columns-repeated="1019"/>
        </table:table-row>
        <table:table-row table:style-name="ro1">
          <table:table-cell table:style-name="ce5" table:formula="of:=IF(LEN([.F85]) &gt; 0; [.F85]; [.E85])" office:value-type="string" office:string-value="VARIABILIS DEFINED AS ORDINATA" calcext:value-type="string">
            <text:p>VARIABILIS DEFINED AS ORDINATA</text:p>
          </table:table-cell>
          <table:table-cell table:style-name="ce8" table:formula="of:=IFERROR(__xludf.dummyfunction(&quot;upper(googletranslate(A85,$A$1,&quot;&quot;en&quot;&quot;))&quot;);&quot;VARIABLE DEFINED AS ARRAY&quot;)" office:value-type="string" office:string-value="VARIABLE DEFINED AS ARRAY" calcext:value-type="string">
            <text:p>VARIABLE DEFINED AS ARRAY</text:p>
          </table:table-cell>
          <table:table-cell table:style-name="ce2" table:formula="of:=[$errors.A44]" office:value-type="string" office:string-value="VARIABLE DEFINED AS ARRAY" calcext:value-type="string">
            <text:p>VARIABLE DEFINED AS ARRAY</text:p>
          </table:table-cell>
          <table:table-cell/>
          <table:table-cell table:style-name="ce2" table:formula="of:=IFERROR(__xludf.dummyfunction(&quot;UPPER(GOOGLETRANSLATE(if(len(D85) &gt; 0, D85, C85),&quot;&quot;en&quot;&quot;,$A$1))&quot;);&quot;VARIABILIS DEFINED AS ORDINATA&quot;)" office:value-type="string" office:string-value="VARIABILIS DEFINED AS ORDINATA" calcext:value-type="string">
            <text:p>VARIABILIS DEFINED AS ORDINATA</text:p>
          </table:table-cell>
          <table:table-cell table:number-columns-repeated="1019"/>
        </table:table-row>
        <table:table-row table:style-name="ro1">
          <table:table-cell table:style-name="ce5" table:formula="of:=IF(LEN([.F86]) &gt; 0; [.F86]; [.E86])" office:value-type="string" office:string-value="VARIABILIS DEFINED UT NONARRAY" calcext:value-type="string">
            <text:p>VARIABILIS DEFINED UT NONARRAY</text:p>
          </table:table-cell>
          <table:table-cell table:style-name="ce8" table:formula="of:=IFERROR(__xludf.dummyfunction(&quot;upper(googletranslate(A86,$A$1,&quot;&quot;en&quot;&quot;))&quot;);&quot;VARIABLE DEFINED AS NONARRAY&quot;)" office:value-type="string" office:string-value="VARIABLE DEFINED AS NONARRAY" calcext:value-type="string">
            <text:p>VARIABLE DEFINED AS NONARRAY</text:p>
          </table:table-cell>
          <table:table-cell table:style-name="ce2" table:formula="of:=[$errors.A45]" office:value-type="string" office:string-value="VARIABLE DEFINED AS NONARRAY" calcext:value-type="string">
            <text:p>VARIABLE DEFINED AS NONARRAY</text:p>
          </table:table-cell>
          <table:table-cell/>
          <table:table-cell table:style-name="ce2" table:formula="of:=IFERROR(__xludf.dummyfunction(&quot;UPPER(GOOGLETRANSLATE(if(len(D86) &gt; 0, D86, C86),&quot;&quot;en&quot;&quot;,$A$1))&quot;);&quot;VARIABILIS DEFINED UT NONARRAY&quot;)" office:value-type="string" office:string-value="VARIABILIS DEFINED UT NONARRAY" calcext:value-type="string">
            <text:p>VARIABILIS DEFINED UT NONARRAY</text:p>
          </table:table-cell>
          <table:table-cell table:number-columns-repeated="1019"/>
        </table:table-row>
        <table:table-row table:style-name="ro1">
          <table:table-cell table:style-name="ce5" table:formula="of:=IF(LEN([.F87]) &gt; 0; [.F87]; [.E87])" office:value-type="string" office:string-value="VARIABILIS HABET VALOREM" calcext:value-type="string">
            <text:p>VARIABILIS HABET VALOREM</text:p>
          </table:table-cell>
          <table:table-cell table:style-name="ce8" table:formula="of:=IFERROR(__xludf.dummyfunction(&quot;upper(googletranslate(A87,$A$1,&quot;&quot;en&quot;&quot;))&quot;);&quot;VARIABLE HAS A VALUE&quot;)" office:value-type="string" office:string-value="VARIABLE HAS A VALUE" calcext:value-type="string">
            <text:p>VARIABLE HAS A VALUE</text:p>
          </table:table-cell>
          <table:table-cell table:style-name="ce2" table:formula="of:=[$errors.A46]" office:value-type="string" office:string-value="VARIABLE HAS NO VALUE" calcext:value-type="string">
            <text:p>VARIABLE HAS NO VALUE</text:p>
          </table:table-cell>
          <table:table-cell/>
          <table:table-cell table:style-name="ce2" table:formula="of:=IFERROR(__xludf.dummyfunction(&quot;UPPER(GOOGLETRANSLATE(if(len(D87) &gt; 0, D87, C87),&quot;&quot;en&quot;&quot;,$A$1))&quot;);&quot;VARIABILIS HABET VALOREM&quot;)" office:value-type="string" office:string-value="VARIABILIS HABET VALOREM" calcext:value-type="string">
            <text:p>VARIABILIS HABET VALOREM</text:p>
          </table:table-cell>
          <table:table-cell table:number-columns-repeated="1019"/>
        </table:table-row>
        <table:table-row table:style-name="ro1">
          <table:table-cell table:style-name="ce5" table:formula="of:=IF(LEN([.F88]) &gt; 0; [.F88]; [.E88])" office:value-type="string" office:string-value="VARIABILIS NON EST ORDINATA" calcext:value-type="string">
            <text:p>VARIABILIS NON EST ORDINATA</text:p>
          </table:table-cell>
          <table:table-cell table:style-name="ce8" table:formula="of:=IFERROR(__xludf.dummyfunction(&quot;upper(googletranslate(A88,$A$1,&quot;&quot;en&quot;&quot;))&quot;);&quot;VARIABLE IS NOT AN ARRAY&quot;)" office:value-type="string" office:string-value="VARIABLE IS NOT AN ARRAY" calcext:value-type="string">
            <text:p>VARIABLE IS NOT AN ARRAY</text:p>
          </table:table-cell>
          <table:table-cell table:style-name="ce2" table:formula="of:=[$errors.A47]" office:value-type="string" office:string-value="VARIABLE IS NOT AN ARRAY" calcext:value-type="string">
            <text:p>VARIABLE IS NOT AN ARRAY</text:p>
          </table:table-cell>
          <table:table-cell/>
          <table:table-cell table:style-name="ce2" table:formula="of:=IFERROR(__xludf.dummyfunction(&quot;UPPER(GOOGLETRANSLATE(if(len(D88) &gt; 0, D88, C88),&quot;&quot;en&quot;&quot;,$A$1))&quot;);&quot;VARIABILIS NON EST ORDINATA&quot;)" office:value-type="string" office:string-value="VARIABILIS NON EST ORDINATA" calcext:value-type="string">
            <text:p>VARIABILIS NON EST ORDINATA</text:p>
          </table:table-cell>
          <table:table-cell table:number-columns-repeated="1019"/>
        </table:table-row>
        <table:table-row table:style-name="ro2" table:number-rows-repeated="1048487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lang_la.A3:lang_la.A40">
            <calcext:condition calcext:apply-style-name="ConditionalStyle_1" calcext:value="formula-is(COUNTIF([.$A$3:.$A$40];[.$A3])&gt;1)" calcext:base-cell-address="lang_la.A3"/>
          </calcext:conditional-format>
        </calcext:conditional-formats>
      </table:table>
      <table:table table:name="lang_cy" table:style-name="ta23">
        <table:table-column table:style-name="co24" table:default-cell-style-name="Default"/>
        <table:table-column table:style-name="co5" table:default-cell-style-name="Default"/>
        <table:table-column table:style-name="co1" table:default-cell-style-name="Default"/>
        <table:table-column table:style-name="co21" table:default-cell-style-name="Default"/>
        <table:table-column table:style-name="co36" table:default-cell-style-name="Default"/>
        <table:table-column table:style-name="co28" table:default-cell-style-name="Default"/>
        <table:table-column table:style-name="co31" table:default-cell-style-name="Default"/>
        <table:table-column table:style-name="co21" table:number-columns-repeated="1017" table:default-cell-style-name="Default"/>
        <table:table-row table:style-name="ro1">
          <table:table-cell table:style-name="ce1" office:value-type="string" calcext:value-type="string">
            <text:p>cy</text:p>
          </table:table-cell>
          <table:table-cell table:style-name="ce1" office:value-type="string" calcext:value-type="string">
            <text:p>reverse</text:p>
          </table:table-cell>
          <table:table-cell table:style-name="ce1" office:value-type="string" calcext:value-type="string">
            <text:p>original</text:p>
          </table:table-cell>
          <table:table-cell table:style-name="ce1" office:value-type="string" calcext:value-type="string">
            <text:p>human override</text:p>
          </table:table-cell>
          <table:table-cell table:style-name="ce1" office:value-type="string" calcext:value-type="string">
            <text:p>google translate</text:p>
          </table:table-cell>
          <table:table-cell table:style-name="ce1" office:value-type="string" calcext:value-type="string">
            <text:p>human translate</text:p>
          </table:table-cell>
          <table:table-cell table:style-name="ce1" office:value-type="string" calcext:value-type="string">
            <text:p>contributor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WELSH</text:p>
          </table:table-cell>
          <table:table-cell table:number-columns-repeated="1023"/>
        </table:table-row>
        <table:table-row table:style-name="ro1">
          <table:table-cell table:style-name="ce25" table:formula="of:=IF(LEN([.F3]) &gt; 0; [.F3]; [.E3])" office:value-type="string" office:string-value="ABS" calcext:value-type="string">
            <text:p>ABS</text:p>
          </table:table-cell>
          <table:table-cell table:style-name="ce8" table:formula="of:=IFERROR(__xludf.dummyfunction(&quot;upper(googletranslate(A3,$A$1,&quot;&quot;en&quot;&quot;))&quot;);&quot;ABSCESS&quot;)" office:value-type="string" office:string-value="ABSCESS" calcext:value-type="string">
            <text:p>ABSCESS</text:p>
          </table:table-cell>
          <table:table-cell table:style-name="ce2" table:formula="of:=[$keywords.A1]" office:value-type="string" office:string-value="ABS" calcext:value-type="string">
            <text:p>ABS</text:p>
          </table:table-cell>
          <table:table-cell/>
          <table:table-cell table:style-name="ce2" table:formula="of:=IFERROR(__xludf.dummyfunction(&quot;UPPER(GOOGLETRANSLATE(if(len(D3) &gt; 0, D3, C3),&quot;&quot;en&quot;&quot;,$A$1))&quot;);&quot;ABS&quot;)" office:value-type="string" office:string-value="ABS" calcext:value-type="string">
            <text:p>ABS</text:p>
          </table:table-cell>
          <table:table-cell table:number-columns-repeated="1019"/>
        </table:table-row>
        <table:table-row table:style-name="ro1">
          <table:table-cell table:style-name="ce25" table:formula="of:=IF(LEN([.F4]) &gt; 0; [.F4]; [.E4])" office:value-type="string" office:string-value="ATN" calcext:value-type="string">
            <text:p>ATN</text:p>
          </table:table-cell>
          <table:table-cell table:style-name="ce8" table:formula="of:=IFERROR(__xludf.dummyfunction(&quot;upper(googletranslate(A4,$A$1,&quot;&quot;en&quot;&quot;))&quot;);&quot;ATTAIN&quot;)" office:value-type="string" office:string-value="ATTAIN" calcext:value-type="string">
            <text:p>ATTAIN</text:p>
          </table:table-cell>
          <table:table-cell table:style-name="ce2" table:formula="of:=[$keywords.A2]" office:value-type="string" office:string-value="ATN" calcext:value-type="string">
            <text:p>ATN</text:p>
          </table:table-cell>
          <table:table-cell/>
          <table:table-cell table:style-name="ce2" table:formula="of:=IFERROR(__xludf.dummyfunction(&quot;UPPER(GOOGLETRANSLATE(if(len(D4) &gt; 0, D4, C4),&quot;&quot;en&quot;&quot;,$A$1))&quot;);&quot;ATN&quot;)" office:value-type="string" office:string-value="ATN" calcext:value-type="string">
            <text:p>ATN</text:p>
          </table:table-cell>
          <table:table-cell table:number-columns-repeated="1019"/>
        </table:table-row>
        <table:table-row table:style-name="ro1">
          <table:table-cell table:style-name="ce25" table:formula="of:=IF(LEN([.F5]) &gt; 0; [.F5]; [.E5])" office:value-type="string" office:string-value="SEILIANT" calcext:value-type="string">
            <text:p>SEILIANT</text:p>
          </table:table-cell>
          <table:table-cell table:style-name="ce8" table:formula="of:=IFERROR(__xludf.dummyfunction(&quot;upper(googletranslate(A5,$A$1,&quot;&quot;en&quot;&quot;))&quot;);&quot;FOUNDATION&quot;)" office:value-type="string" office:string-value="FOUNDATION" calcext:value-type="string">
            <text:p>FOUNDATION</text:p>
          </table:table-cell>
          <table:table-cell table:style-name="ce2" table:formula="of:=[$keywords.A3]" office:value-type="string" office:string-value="BASE" calcext:value-type="string">
            <text:p>BASE</text:p>
          </table:table-cell>
          <table:table-cell/>
          <table:table-cell table:style-name="ce2" table:formula="of:=IFERROR(__xludf.dummyfunction(&quot;UPPER(GOOGLETRANSLATE(if(len(D5) &gt; 0, D5, C5),&quot;&quot;en&quot;&quot;,$A$1))&quot;);&quot;SEILIANT&quot;)" office:value-type="string" office:string-value="SEILIANT" calcext:value-type="string">
            <text:p>SEILIANT</text:p>
          </table:table-cell>
          <table:table-cell table:number-columns-repeated="1019"/>
        </table:table-row>
        <table:table-row table:style-name="ro1">
          <table:table-cell table:style-name="ce25" table:formula="of:=IF(LEN([.F6]) &gt; 0; [.F6]; [.E6])" office:value-type="string" office:string-value="GOSAU" calcext:value-type="string">
            <text:p>GOSAU</text:p>
          </table:table-cell>
          <table:table-cell table:style-name="ce8" table:formula="of:=IFERROR(__xludf.dummyfunction(&quot;upper(googletranslate(A6,$A$1,&quot;&quot;en&quot;&quot;))&quot;);&quot;HILLOCK&quot;)" office:value-type="string" office:string-value="HILLOCK" calcext:value-type="string">
            <text:p>HILLOCK</text:p>
          </table:table-cell>
          <table:table-cell table:style-name="ce2" table:formula="of:=[$keywords.A4]" office:value-type="string" office:string-value="COS" calcext:value-type="string">
            <text:p>COS</text:p>
          </table:table-cell>
          <table:table-cell/>
          <table:table-cell table:style-name="ce2" table:formula="of:=IFERROR(__xludf.dummyfunction(&quot;UPPER(GOOGLETRANSLATE(if(len(D6) &gt; 0, D6, C6),&quot;&quot;en&quot;&quot;,$A$1))&quot;);&quot;GOSAU&quot;)" office:value-type="string" office:string-value="GOSAU" calcext:value-type="string">
            <text:p>GOSAU</text:p>
          </table:table-cell>
          <table:table-cell table:number-columns-repeated="1019"/>
        </table:table-row>
        <table:table-row table:style-name="ro1">
          <table:table-cell table:style-name="ce25" table:formula="of:=IF(LEN([.F7]) &gt; 0; [.F7]; [.E7])" office:value-type="string" office:string-value="DATA" calcext:value-type="string">
            <text:p>DATA</text:p>
          </table:table-cell>
          <table:table-cell table:style-name="ce8" table:formula="of:=IFERROR(__xludf.dummyfunction(&quot;upper(googletranslate(A7,$A$1,&quot;&quot;en&quot;&quot;))&quot;);&quot;DATA&quot;)" office:value-type="string" office:string-value="DATA" calcext:value-type="string">
            <text:p>DATA</text:p>
          </table:table-cell>
          <table:table-cell table:style-name="ce2" table:formula="of:=[$keywords.A5]" office:value-type="string" office:string-value="DATA" calcext:value-type="string">
            <text:p>DATA</text:p>
          </table:table-cell>
          <table:table-cell/>
          <table:table-cell table:style-name="ce2" table:formula="of:=IFERROR(__xludf.dummyfunction(&quot;UPPER(GOOGLETRANSLATE(if(len(D7) &gt; 0, D7, C7),&quot;&quot;en&quot;&quot;,$A$1))&quot;);&quot;DATA&quot;)" office:value-type="string" office:string-value="DATA" calcext:value-type="string">
            <text:p>DATA</text:p>
          </table:table-cell>
          <table:table-cell table:number-columns-repeated="1019"/>
        </table:table-row>
        <table:table-row table:style-name="ro1">
          <table:table-cell table:style-name="ce25" table:formula="of:=IF(LEN([.F8]) &gt; 0; [.F8]; [.E8])" office:value-type="string" office:string-value="DBL" calcext:value-type="string">
            <text:p>DBL</text:p>
          </table:table-cell>
          <table:table-cell table:style-name="ce8" table:formula="of:=IFERROR(__xludf.dummyfunction(&quot;upper(googletranslate(A8,$A$1,&quot;&quot;en&quot;&quot;))&quot;);&quot;TORCH&quot;)" office:value-type="string" office:string-value="TORCH" calcext:value-type="string">
            <text:p>TORCH</text:p>
          </table:table-cell>
          <table:table-cell table:style-name="ce2" table:formula="of:=[$keywords.A6]" office:value-type="string" office:string-value="DBL" calcext:value-type="string">
            <text:p>DBL</text:p>
          </table:table-cell>
          <table:table-cell/>
          <table:table-cell table:style-name="ce2" table:formula="of:=IFERROR(__xludf.dummyfunction(&quot;UPPER(GOOGLETRANSLATE(if(len(D8) &gt; 0, D8, C8),&quot;&quot;en&quot;&quot;,$A$1))&quot;);&quot;DBL&quot;)" office:value-type="string" office:string-value="DBL" calcext:value-type="string">
            <text:p>DBL</text:p>
          </table:table-cell>
          <table:table-cell table:number-columns-repeated="1019"/>
        </table:table-row>
        <table:table-row table:style-name="ro1">
          <table:table-cell table:style-name="ce25" table:formula="of:=IF(LEN([.F9]) &gt; 0; [.F9]; [.E9])" office:value-type="string" office:string-value="DEF" calcext:value-type="string">
            <text:p>DEF</text:p>
          </table:table-cell>
          <table:table-cell table:style-name="ce8" table:formula="of:=IFERROR(__xludf.dummyfunction(&quot;upper(googletranslate(A9,$A$1,&quot;&quot;en&quot;&quot;))&quot;);&quot;DEFL&quot;)" office:value-type="string" office:string-value="DEFL" calcext:value-type="string">
            <text:p>DEFL</text:p>
          </table:table-cell>
          <table:table-cell table:style-name="ce2" table:formula="of:=[$keywords.A7]" office:value-type="string" office:string-value="DEF" calcext:value-type="string">
            <text:p>DEF</text:p>
          </table:table-cell>
          <table:table-cell/>
          <table:table-cell table:style-name="ce2" table:formula="of:=IFERROR(__xludf.dummyfunction(&quot;UPPER(GOOGLETRANSLATE(if(len(D9) &gt; 0, D9, C9),&quot;&quot;en&quot;&quot;,$A$1))&quot;);&quot;DEF&quot;)" office:value-type="string" office:string-value="DEF" calcext:value-type="string">
            <text:p>DEF</text:p>
          </table:table-cell>
          <table:table-cell table:number-columns-repeated="1019"/>
        </table:table-row>
        <table:table-row table:style-name="ro1">
          <table:table-cell table:style-name="ce25" table:formula="of:=IF(LEN([.F10]) &gt; 0; [.F10]; [.E10])" office:value-type="string" office:string-value="PYLER" calcext:value-type="string">
            <text:p>PYLER</text:p>
          </table:table-cell>
          <table:table-cell table:style-name="ce8" table:formula="of:=IFERROR(__xludf.dummyfunction(&quot;upper(googletranslate(A10,$A$1,&quot;&quot;en&quot;&quot;))&quot;);&quot;DIM&quot;)" office:value-type="string" office:string-value="DIM" calcext:value-type="string">
            <text:p>DIM</text:p>
          </table:table-cell>
          <table:table-cell table:style-name="ce2" table:formula="of:=[$keywords.A8]" office:value-type="string" office:string-value="DIM" calcext:value-type="string">
            <text:p>DIM</text:p>
          </table:table-cell>
          <table:table-cell/>
          <table:table-cell table:style-name="ce2" table:formula="of:=IFERROR(__xludf.dummyfunction(&quot;UPPER(GOOGLETRANSLATE(if(len(D10) &gt; 0, D10, C10),&quot;&quot;en&quot;&quot;,$A$1))&quot;);&quot;PYLER&quot;)" office:value-type="string" office:string-value="PYLER" calcext:value-type="string">
            <text:p>PYLER</text:p>
          </table:table-cell>
          <table:table-cell table:number-columns-repeated="1019"/>
        </table:table-row>
        <table:table-row table:style-name="ro1">
          <table:table-cell table:style-name="ce25" table:formula="of:=IF(LEN([.F11]) &gt; 0; [.F11]; [.E11])" office:value-type="string" office:string-value="TERFYNA ’" calcext:value-type="string">
            <text:p>TERFYNA ’</text:p>
          </table:table-cell>
          <table:table-cell table:style-name="ce8" table:formula="of:=IFERROR(__xludf.dummyfunction(&quot;upper(googletranslate(A11,$A$1,&quot;&quot;en&quot;&quot;))&quot;);&quot;TERMINATE&quot;)" office:value-type="string" office:string-value="TERMINATE" calcext:value-type="string">
            <text:p>TERMINATE</text:p>
          </table:table-cell>
          <table:table-cell table:style-name="ce2" table:formula="of:=[$keywords.A9]" office:value-type="string" office:string-value="END" calcext:value-type="string">
            <text:p>END</text:p>
          </table:table-cell>
          <table:table-cell/>
          <table:table-cell table:style-name="ce2" table:formula="of:=IFERROR(__xludf.dummyfunction(&quot;UPPER(GOOGLETRANSLATE(if(len(D11) &gt; 0, D11, C11),&quot;&quot;en&quot;&quot;,$A$1))&quot;);&quot;TERFYNA ’&quot;)" office:value-type="string" office:string-value="TERFYNA ’" calcext:value-type="string">
            <text:p>TERFYNA ’</text:p>
          </table:table-cell>
          <table:table-cell table:number-columns-repeated="1019"/>
        </table:table-row>
        <table:table-row table:style-name="ro1">
          <table:table-cell table:style-name="ce25" table:formula="of:=IF(LEN([.F12]) &gt; 0; [.F12]; [.E12])" office:value-type="string" office:string-value="EXP" calcext:value-type="string">
            <text:p>EXP</text:p>
          </table:table-cell>
          <table:table-cell table:style-name="ce8" table:formula="of:=IFERROR(__xludf.dummyfunction(&quot;upper(googletranslate(A12,$A$1,&quot;&quot;en&quot;&quot;))&quot;);&quot;EXP&quot;)" office:value-type="string" office:string-value="EXP" calcext:value-type="string">
            <text:p>EXP</text:p>
          </table:table-cell>
          <table:table-cell table:style-name="ce2" table:formula="of:=[$keywords.A10]" office:value-type="string" office:string-value="EXP" calcext:value-type="string">
            <text:p>EXP</text:p>
          </table:table-cell>
          <table:table-cell/>
          <table:table-cell table:style-name="ce2" table:formula="of:=IFERROR(__xludf.dummyfunction(&quot;UPPER(GOOGLETRANSLATE(if(len(D12) &gt; 0, D12, C12),&quot;&quot;en&quot;&quot;,$A$1))&quot;);&quot;EXP&quot;)" office:value-type="string" office:string-value="EXP" calcext:value-type="string">
            <text:p>EXP</text:p>
          </table:table-cell>
          <table:table-cell table:number-columns-repeated="1019"/>
        </table:table-row>
        <table:table-row table:style-name="ro1">
          <table:table-cell table:style-name="ce25" table:formula="of:=IF(LEN([.F13]) &gt; 0; [.F13]; [.E13])" office:value-type="string" office:string-value="DROS" calcext:value-type="string">
            <text:p>DROS</text:p>
          </table:table-cell>
          <table:table-cell table:style-name="ce8" table:formula="of:=IFERROR(__xludf.dummyfunction(&quot;upper(googletranslate(A13,$A$1,&quot;&quot;en&quot;&quot;))&quot;);&quot;OVER&quot;)" office:value-type="string" office:string-value="OVER" calcext:value-type="string">
            <text:p>OVER</text:p>
          </table:table-cell>
          <table:table-cell table:style-name="ce2" table:formula="of:=[$keywords.A11]" office:value-type="string" office:string-value="FOR" calcext:value-type="string">
            <text:p>FOR</text:p>
          </table:table-cell>
          <table:table-cell/>
          <table:table-cell table:style-name="ce2" table:formula="of:=IFERROR(__xludf.dummyfunction(&quot;UPPER(GOOGLETRANSLATE(if(len(D13) &gt; 0, D13, C13),&quot;&quot;en&quot;&quot;,$A$1))&quot;);&quot;DROS&quot;)" office:value-type="string" office:string-value="DROS" calcext:value-type="string">
            <text:p>DROS</text:p>
          </table:table-cell>
          <table:table-cell table:number-columns-repeated="1019"/>
        </table:table-row>
        <table:table-row table:style-name="ro1">
          <table:table-cell table:style-name="ce25" table:formula="of:=IF(LEN([.F14]) &gt; 0; [.F14]; [.E14])" office:value-type="string" office:string-value="MYND I" calcext:value-type="string">
            <text:p>MYND I</text:p>
          </table:table-cell>
          <table:table-cell table:style-name="ce8" table:formula="of:=IFERROR(__xludf.dummyfunction(&quot;upper(googletranslate(A14,$A$1,&quot;&quot;en&quot;&quot;))&quot;);&quot;GO TO&quot;)" office:value-type="string" office:string-value="GO TO" calcext:value-type="string">
            <text:p>GO TO</text:p>
          </table:table-cell>
          <table:table-cell table:style-name="ce2" table:formula="of:=[$keywords.A12]" office:value-type="string" office:string-value="GOTO" calcext:value-type="string">
            <text:p>GOTO</text:p>
          </table:table-cell>
          <table:table-cell/>
          <table:table-cell table:style-name="ce2" table:formula="of:=IFERROR(__xludf.dummyfunction(&quot;UPPER(GOOGLETRANSLATE(if(len(D14) &gt; 0, D14, C14),&quot;&quot;en&quot;&quot;,$A$1))&quot;);&quot;MYND I&quot;)" office:value-type="string" office:string-value="MYND I" calcext:value-type="string">
            <text:p>MYND I</text:p>
          </table:table-cell>
          <table:table-cell table:number-columns-repeated="1019"/>
        </table:table-row>
        <table:table-row table:style-name="ro1">
          <table:table-cell table:style-name="ce25" table:formula="of:=IF(LEN([.F15]) &gt; 0; [.F15]; [.E15])" office:value-type="string" office:string-value="GOSUB" calcext:value-type="string">
            <text:p>GOSUB</text:p>
          </table:table-cell>
          <table:table-cell table:style-name="ce8" table:formula="of:=IFERROR(__xludf.dummyfunction(&quot;upper(googletranslate(A15,$A$1,&quot;&quot;en&quot;&quot;))&quot;);&quot;COUSIN&quot;)" office:value-type="string" office:string-value="COUSIN" calcext:value-type="string">
            <text:p>COUSIN</text:p>
          </table:table-cell>
          <table:table-cell table:style-name="ce2" table:formula="of:=[$keywords.A13]" office:value-type="string" office:string-value="GOSUB" calcext:value-type="string">
            <text:p>GOSUB</text:p>
          </table:table-cell>
          <table:table-cell/>
          <table:table-cell table:style-name="ce2" table:formula="of:=IFERROR(__xludf.dummyfunction(&quot;UPPER(GOOGLETRANSLATE(if(len(D15) &gt; 0, D15, C15),&quot;&quot;en&quot;&quot;,$A$1))&quot;);&quot;GOSUB&quot;)" office:value-type="string" office:string-value="GOSUB" calcext:value-type="string">
            <text:p>GOSUB</text:p>
          </table:table-cell>
          <table:table-cell table:number-columns-repeated="1019"/>
        </table:table-row>
        <table:table-row table:style-name="ro1">
          <table:table-cell table:style-name="ce25" table:formula="of:=IF(LEN([.F16]) &gt; 0; [.F16]; [.E16])" office:value-type="string" office:string-value="OS" calcext:value-type="string">
            <text:p>OS</text:p>
          </table:table-cell>
          <table:table-cell table:style-name="ce8" table:formula="of:=IFERROR(__xludf.dummyfunction(&quot;upper(googletranslate(A16,$A$1,&quot;&quot;en&quot;&quot;))&quot;);&quot;IF&quot;)" office:value-type="string" office:string-value="IF" calcext:value-type="string">
            <text:p>IF</text:p>
          </table:table-cell>
          <table:table-cell table:style-name="ce2" table:formula="of:=[$keywords.A14]" office:value-type="string" office:string-value="IF" calcext:value-type="string">
            <text:p>IF</text:p>
          </table:table-cell>
          <table:table-cell/>
          <table:table-cell table:style-name="ce2" table:formula="of:=IFERROR(__xludf.dummyfunction(&quot;UPPER(GOOGLETRANSLATE(if(len(D16) &gt; 0, D16, C16),&quot;&quot;en&quot;&quot;,$A$1))&quot;);&quot;OS&quot;)" office:value-type="string" office:string-value="OS" calcext:value-type="string">
            <text:p>OS</text:p>
          </table:table-cell>
          <table:table-cell table:number-columns-repeated="1019"/>
        </table:table-row>
        <table:table-row table:style-name="ro1">
          <table:table-cell table:style-name="ce25" table:formula="of:=IF(LEN([.F17]) &gt; 0; [.F17]; [.E17])" office:value-type="string" office:string-value="YN GYFARWYDD" calcext:value-type="string">
            <text:p>YN GYFARWYDD</text:p>
          </table:table-cell>
          <table:table-cell table:style-name="ce8" table:formula="of:=IFERROR(__xludf.dummyfunction(&quot;upper(googletranslate(A17,$A$1,&quot;&quot;en&quot;&quot;))&quot;);&quot;ARE FAMILIAR&quot;)" office:value-type="string" office:string-value="ARE FAMILIAR" calcext:value-type="string">
            <text:p>ARE FAMILIAR</text:p>
          </table:table-cell>
          <table:table-cell table:style-name="ce2" table:formula="of:=[$keywords.A15]" office:value-type="string" office:string-value="INT" calcext:value-type="string">
            <text:p>INT</text:p>
          </table:table-cell>
          <table:table-cell/>
          <table:table-cell table:style-name="ce2" table:formula="of:=IFERROR(__xludf.dummyfunction(&quot;UPPER(GOOGLETRANSLATE(if(len(D17) &gt; 0, D17, C17),&quot;&quot;en&quot;&quot;,$A$1))&quot;);&quot;YN GYFARWYDD&quot;)" office:value-type="string" office:string-value="YN GYFARWYDD" calcext:value-type="string">
            <text:p>YN GYFARWYDD</text:p>
          </table:table-cell>
          <table:table-cell table:number-columns-repeated="1019"/>
        </table:table-row>
        <table:table-row table:style-name="ro1">
          <table:table-cell table:style-name="ce25" table:formula="of:=IF(LEN([.F18]) &gt; 0; [.F18]; [.E18])" office:value-type="string" office:string-value="MEWNBYNNER" calcext:value-type="string">
            <text:p>MEWNBYNNER</text:p>
          </table:table-cell>
          <table:table-cell table:style-name="ce8" table:formula="of:=IFERROR(__xludf.dummyfunction(&quot;upper(googletranslate(A18,$A$1,&quot;&quot;en&quot;&quot;))&quot;);&quot;INPUT&quot;)" office:value-type="string" office:string-value="INPUT" calcext:value-type="string">
            <text:p>INPUT</text:p>
          </table:table-cell>
          <table:table-cell table:style-name="ce2" table:formula="of:=[$keywords.A16]" office:value-type="string" office:string-value="INPUT" calcext:value-type="string">
            <text:p>INPUT</text:p>
          </table:table-cell>
          <table:table-cell/>
          <table:table-cell table:style-name="ce2" table:formula="of:=IFERROR(__xludf.dummyfunction(&quot;UPPER(GOOGLETRANSLATE(if(len(D18) &gt; 0, D18, C18),&quot;&quot;en&quot;&quot;,$A$1))&quot;);&quot;MEWNBYNNER&quot;)" office:value-type="string" office:string-value="MEWNBYNNER" calcext:value-type="string">
            <text:p>MEWNBYNNER</text:p>
          </table:table-cell>
          <table:table-cell table:number-columns-repeated="1019"/>
        </table:table-row>
        <table:table-row table:style-name="ro1">
          <table:table-cell table:style-name="ce25" table:formula="of:=IF(LEN([.F19]) &gt; 0; [.F19]; [.E19])" office:value-type="string" office:string-value="GADAWN" calcext:value-type="string">
            <text:p>GADAWN</text:p>
          </table:table-cell>
          <table:table-cell table:style-name="ce8" table:formula="of:=IFERROR(__xludf.dummyfunction(&quot;upper(googletranslate(A19,$A$1,&quot;&quot;en&quot;&quot;))&quot;);&quot;LEAVE&quot;)" office:value-type="string" office:string-value="LEAVE" calcext:value-type="string">
            <text:p>LEAVE</text:p>
          </table:table-cell>
          <table:table-cell table:style-name="ce2" table:formula="of:=[$keywords.A17]" office:value-type="string" office:string-value="LET" calcext:value-type="string">
            <text:p>LET</text:p>
          </table:table-cell>
          <table:table-cell/>
          <table:table-cell table:style-name="ce2" table:formula="of:=IFERROR(__xludf.dummyfunction(&quot;UPPER(GOOGLETRANSLATE(if(len(D19) &gt; 0, D19, C19),&quot;&quot;en&quot;&quot;,$A$1))&quot;);&quot;GADAWN&quot;)" office:value-type="string" office:string-value="GADAWN" calcext:value-type="string">
            <text:p>GADAWN</text:p>
          </table:table-cell>
          <table:table-cell table:number-columns-repeated="1019"/>
        </table:table-row>
        <table:table-row table:style-name="ro1">
          <table:table-cell table:style-name="ce25" table:formula="of:=IF(LEN([.F20]) &gt; 0; [.F20]; [.E20])" office:value-type="string" office:string-value="LOG" calcext:value-type="string">
            <text:p>LOG</text:p>
          </table:table-cell>
          <table:table-cell table:style-name="ce8" table:formula="of:=IFERROR(__xludf.dummyfunction(&quot;upper(googletranslate(A20,$A$1,&quot;&quot;en&quot;&quot;))&quot;);&quot;INTEREST&quot;)" office:value-type="string" office:string-value="INTEREST" calcext:value-type="string">
            <text:p>INTEREST</text:p>
          </table:table-cell>
          <table:table-cell table:style-name="ce2" table:formula="of:=[$keywords.A18]" office:value-type="string" office:string-value="LOG" calcext:value-type="string">
            <text:p>LOG</text:p>
          </table:table-cell>
          <table:table-cell/>
          <table:table-cell table:style-name="ce2" table:formula="of:=IFERROR(__xludf.dummyfunction(&quot;UPPER(GOOGLETRANSLATE(if(len(D20) &gt; 0, D20, C20),&quot;&quot;en&quot;&quot;,$A$1))&quot;);&quot;LOG&quot;)" office:value-type="string" office:string-value="LOG" calcext:value-type="string">
            <text:p>LOG</text:p>
          </table:table-cell>
          <table:table-cell table:number-columns-repeated="1019"/>
        </table:table-row>
        <table:table-row table:style-name="ro1">
          <table:table-cell table:style-name="ce25" table:formula="of:=IF(LEN([.F21]) &gt; 0; [.F21]; [.E21])" office:value-type="string" office:string-value="NESAF" calcext:value-type="string">
            <text:p>NESAF</text:p>
          </table:table-cell>
          <table:table-cell table:style-name="ce8" table:formula="of:=IFERROR(__xludf.dummyfunction(&quot;upper(googletranslate(A21,$A$1,&quot;&quot;en&quot;&quot;))&quot;);&quot;NEXT&quot;)" office:value-type="string" office:string-value="NEXT" calcext:value-type="string">
            <text:p>NEXT</text:p>
          </table:table-cell>
          <table:table-cell table:style-name="ce2" table:formula="of:=[$keywords.A19]" office:value-type="string" office:string-value="NEXT" calcext:value-type="string">
            <text:p>NEXT</text:p>
          </table:table-cell>
          <table:table-cell/>
          <table:table-cell table:style-name="ce2" table:formula="of:=IFERROR(__xludf.dummyfunction(&quot;UPPER(GOOGLETRANSLATE(if(len(D21) &gt; 0, D21, C21),&quot;&quot;en&quot;&quot;,$A$1))&quot;);&quot;NESAF&quot;)" office:value-type="string" office:string-value="NESAF" calcext:value-type="string">
            <text:p>NESAF</text:p>
          </table:table-cell>
          <table:table-cell table:number-columns-repeated="1019"/>
        </table:table-row>
        <table:table-row table:style-name="ro1">
          <table:table-cell table:style-name="ce25" table:formula="of:=IF(LEN([.F22]) &gt; 0; [.F22]; [.E22])" office:value-type="string" office:string-value="YMLAEN" calcext:value-type="string">
            <text:p>YMLAEN</text:p>
          </table:table-cell>
          <table:table-cell table:style-name="ce8" table:formula="of:=IFERROR(__xludf.dummyfunction(&quot;upper(googletranslate(A22,$A$1,&quot;&quot;en&quot;&quot;))&quot;);&quot;ON&quot;)" office:value-type="string" office:string-value="ON" calcext:value-type="string">
            <text:p>ON</text:p>
          </table:table-cell>
          <table:table-cell table:style-name="ce2" table:formula="of:=[$keywords.A20]" office:value-type="string" office:string-value="ON" calcext:value-type="string">
            <text:p>ON</text:p>
          </table:table-cell>
          <table:table-cell/>
          <table:table-cell table:style-name="ce2" table:formula="of:=IFERROR(__xludf.dummyfunction(&quot;UPPER(GOOGLETRANSLATE(if(len(D22) &gt; 0, D22, C22),&quot;&quot;en&quot;&quot;,$A$1))&quot;);&quot;YMLAEN&quot;)" office:value-type="string" office:string-value="YMLAEN" calcext:value-type="string">
            <text:p>YMLAEN</text:p>
          </table:table-cell>
          <table:table-cell table:number-columns-repeated="1019"/>
        </table:table-row>
        <table:table-row table:style-name="ro1">
          <table:table-cell table:style-name="ce25" table:formula="of:=IF(LEN([.F23]) &gt; 0; [.F23]; [.E23])" office:value-type="string" office:string-value="OPSIWN" calcext:value-type="string">
            <text:p>OPSIWN</text:p>
          </table:table-cell>
          <table:table-cell table:style-name="ce8" table:formula="of:=IFERROR(__xludf.dummyfunction(&quot;upper(googletranslate(A23,$A$1,&quot;&quot;en&quot;&quot;))&quot;);&quot;OPTION&quot;)" office:value-type="string" office:string-value="OPTION" calcext:value-type="string">
            <text:p>OPTION</text:p>
          </table:table-cell>
          <table:table-cell table:style-name="ce2" table:formula="of:=[$keywords.A21]" office:value-type="string" office:string-value="OPTION" calcext:value-type="string">
            <text:p>OPTION</text:p>
          </table:table-cell>
          <table:table-cell/>
          <table:table-cell table:style-name="ce2" table:formula="of:=IFERROR(__xludf.dummyfunction(&quot;UPPER(GOOGLETRANSLATE(if(len(D23) &gt; 0, D23, C23),&quot;&quot;en&quot;&quot;,$A$1))&quot;);&quot;OPSIWN&quot;)" office:value-type="string" office:string-value="OPSIWN" calcext:value-type="string">
            <text:p>OPSIWN</text:p>
          </table:table-cell>
          <table:table-cell table:number-columns-repeated="1019"/>
        </table:table-row>
        <table:table-row table:style-name="ro1">
          <table:table-cell table:style-name="ce25" table:formula="of:=IF(LEN([.F24]) &gt; 0; [.F24]; [.E24])" office:value-type="string" office:string-value="BRINTIWYD" calcext:value-type="string">
            <text:p>BRINTIWYD</text:p>
          </table:table-cell>
          <table:table-cell table:style-name="ce8" table:formula="of:=IFERROR(__xludf.dummyfunction(&quot;upper(googletranslate(A24,$A$1,&quot;&quot;en&quot;&quot;))&quot;);&quot;PRINT&quot;)" office:value-type="string" office:string-value="PRINT" calcext:value-type="string">
            <text:p>PRINT</text:p>
          </table:table-cell>
          <table:table-cell table:style-name="ce2" table:formula="of:=[$keywords.A22]" office:value-type="string" office:string-value="PRINT" calcext:value-type="string">
            <text:p>PRINT</text:p>
          </table:table-cell>
          <table:table-cell/>
          <table:table-cell table:style-name="ce2" table:formula="of:=IFERROR(__xludf.dummyfunction(&quot;UPPER(GOOGLETRANSLATE(if(len(D24) &gt; 0, D24, C24),&quot;&quot;en&quot;&quot;,$A$1))&quot;);&quot;BRINTIWYD&quot;)" office:value-type="string" office:string-value="BRINTIWYD" calcext:value-type="string">
            <text:p>BRINTIWYD</text:p>
          </table:table-cell>
          <table:table-cell table:number-columns-repeated="1019"/>
        </table:table-row>
        <table:table-row table:style-name="ro1">
          <table:table-cell table:style-name="ce25" table:formula="of:=IF(LEN([.F25]) &gt; 0; [.F25]; [.E25])" office:value-type="string" office:string-value="AR HAP" calcext:value-type="string">
            <text:p>AR HAP</text:p>
          </table:table-cell>
          <table:table-cell table:style-name="ce8" table:formula="of:=IFERROR(__xludf.dummyfunction(&quot;upper(googletranslate(A25,$A$1,&quot;&quot;en&quot;&quot;))&quot;);&quot;RANDOM&quot;)" office:value-type="string" office:string-value="RANDOM" calcext:value-type="string">
            <text:p>RANDOM</text:p>
          </table:table-cell>
          <table:table-cell table:style-name="ce2" table:formula="of:=[$keywords.A23]" office:value-type="string" office:string-value="RANDOMIZE" calcext:value-type="string">
            <text:p>RANDOMIZE</text:p>
          </table:table-cell>
          <table:table-cell/>
          <table:table-cell table:style-name="ce2" table:formula="of:=IFERROR(__xludf.dummyfunction(&quot;UPPER(GOOGLETRANSLATE(if(len(D25) &gt; 0, D25, C25),&quot;&quot;en&quot;&quot;,$A$1))&quot;);&quot;AR HAP&quot;)" office:value-type="string" office:string-value="AR HAP" calcext:value-type="string">
            <text:p>AR HAP</text:p>
          </table:table-cell>
          <table:table-cell table:number-columns-repeated="1019"/>
        </table:table-row>
        <table:table-row table:style-name="ro1">
          <table:table-cell table:style-name="ce25" table:formula="of:=IF(LEN([.F26]) &gt; 0; [.F26]; [.E26])" office:value-type="string" office:string-value="LLYGODEN" calcext:value-type="string">
            <text:p>LLYGODEN</text:p>
          </table:table-cell>
          <table:table-cell table:style-name="ce8" table:formula="of:=IFERROR(__xludf.dummyfunction(&quot;upper(googletranslate(A26,$A$1,&quot;&quot;en&quot;&quot;))&quot;);&quot;MOUSE&quot;)" office:value-type="string" office:string-value="MOUSE" calcext:value-type="string">
            <text:p>MOUSE</text:p>
          </table:table-cell>
          <table:table-cell table:style-name="ce2" table:formula="of:=[$keywords.A24]" office:value-type="string" office:string-value="RAT" calcext:value-type="string">
            <text:p>RAT</text:p>
          </table:table-cell>
          <table:table-cell/>
          <table:table-cell table:style-name="ce2" table:formula="of:=IFERROR(__xludf.dummyfunction(&quot;UPPER(GOOGLETRANSLATE(if(len(D26) &gt; 0, D26, C26),&quot;&quot;en&quot;&quot;,$A$1))&quot;);&quot;LLYGODEN&quot;)" office:value-type="string" office:string-value="LLYGODEN" calcext:value-type="string">
            <text:p>LLYGODEN</text:p>
          </table:table-cell>
          <table:table-cell table:number-columns-repeated="1019"/>
        </table:table-row>
        <table:table-row table:style-name="ro1">
          <table:table-cell table:style-name="ce25" table:formula="of:=IF(LEN([.F27]) &gt; 0; [.F27]; [.E27])" office:value-type="string" office:string-value="DARLLENEST" calcext:value-type="string">
            <text:p>DARLLENEST</text:p>
          </table:table-cell>
          <table:table-cell table:style-name="ce8" table:formula="of:=IFERROR(__xludf.dummyfunction(&quot;upper(googletranslate(A27,$A$1,&quot;&quot;en&quot;&quot;))&quot;);&quot;READ&quot;)" office:value-type="string" office:string-value="READ" calcext:value-type="string">
            <text:p>READ</text:p>
          </table:table-cell>
          <table:table-cell table:style-name="ce2" table:formula="of:=[$keywords.A25]" office:value-type="string" office:string-value="READ" calcext:value-type="string">
            <text:p>READ</text:p>
          </table:table-cell>
          <table:table-cell/>
          <table:table-cell table:style-name="ce2" table:formula="of:=IFERROR(__xludf.dummyfunction(&quot;UPPER(GOOGLETRANSLATE(if(len(D27) &gt; 0, D27, C27),&quot;&quot;en&quot;&quot;,$A$1))&quot;);&quot;DARLLENEST&quot;)" office:value-type="string" office:string-value="DARLLENEST" calcext:value-type="string">
            <text:p>DARLLENEST</text:p>
          </table:table-cell>
          <table:table-cell table:number-columns-repeated="1019"/>
        </table:table-row>
        <table:table-row table:style-name="ro1">
          <table:table-cell table:style-name="ce25" table:formula="of:=IF(LEN([.F28]) &gt; 0; [.F28]; [.E28])" office:value-type="string" office:string-value="REM" calcext:value-type="string">
            <text:p>REM</text:p>
          </table:table-cell>
          <table:table-cell table:style-name="ce8" table:formula="of:=IFERROR(__xludf.dummyfunction(&quot;upper(googletranslate(A28,$A$1,&quot;&quot;en&quot;&quot;))&quot;);&quot;RE&quot;)" office:value-type="string" office:string-value="RE" calcext:value-type="string">
            <text:p>RE</text:p>
          </table:table-cell>
          <table:table-cell table:style-name="ce2" table:formula="of:=[$keywords.A26]" office:value-type="string" office:string-value="REM" calcext:value-type="string">
            <text:p>REM</text:p>
          </table:table-cell>
          <table:table-cell/>
          <table:table-cell table:style-name="ce2" table:formula="of:=IFERROR(__xludf.dummyfunction(&quot;UPPER(GOOGLETRANSLATE(if(len(D28) &gt; 0, D28, C28),&quot;&quot;en&quot;&quot;,$A$1))&quot;);&quot;REM&quot;)" office:value-type="string" office:string-value="REM" calcext:value-type="string">
            <text:p>REM</text:p>
          </table:table-cell>
          <table:table-cell table:number-columns-repeated="1019"/>
        </table:table-row>
        <table:table-row table:style-name="ro1">
          <table:table-cell table:style-name="ce25" table:formula="of:=IF(LEN([.F29]) &gt; 0; [.F29]; [.E29])" office:value-type="string" office:string-value="HATGYWEIRIFF" calcext:value-type="string">
            <text:p>HATGYWEIRIFF</text:p>
          </table:table-cell>
          <table:table-cell table:style-name="ce8" table:formula="of:=IFERROR(__xludf.dummyfunction(&quot;upper(googletranslate(A29,$A$1,&quot;&quot;en&quot;&quot;))&quot;);&quot;OVERHAUL&quot;)" office:value-type="string" office:string-value="OVERHAUL" calcext:value-type="string">
            <text:p>OVERHAUL</text:p>
          </table:table-cell>
          <table:table-cell table:style-name="ce2" table:formula="of:=[$keywords.A27]" office:value-type="string" office:string-value="RESTORE" calcext:value-type="string">
            <text:p>RESTORE</text:p>
          </table:table-cell>
          <table:table-cell/>
          <table:table-cell table:style-name="ce2" table:formula="of:=IFERROR(__xludf.dummyfunction(&quot;UPPER(GOOGLETRANSLATE(if(len(D29) &gt; 0, D29, C29),&quot;&quot;en&quot;&quot;,$A$1))&quot;);&quot;HATGYWEIRIFF&quot;)" office:value-type="string" office:string-value="HATGYWEIRIFF" calcext:value-type="string">
            <text:p>HATGYWEIRIFF</text:p>
          </table:table-cell>
          <table:table-cell table:number-columns-repeated="1019"/>
        </table:table-row>
        <table:table-row table:style-name="ro1">
          <table:table-cell table:style-name="ce25" table:formula="of:=IF(LEN([.F30]) &gt; 0; [.F30]; [.E30])" office:value-type="string" office:string-value="DDYCHWELO" calcext:value-type="string">
            <text:p>DDYCHWELO</text:p>
          </table:table-cell>
          <table:table-cell table:style-name="ce8" table:formula="of:=IFERROR(__xludf.dummyfunction(&quot;upper(googletranslate(A30,$A$1,&quot;&quot;en&quot;&quot;))&quot;);&quot;RETURN&quot;)" office:value-type="string" office:string-value="RETURN" calcext:value-type="string">
            <text:p>RETURN</text:p>
          </table:table-cell>
          <table:table-cell table:style-name="ce2" table:formula="of:=[$keywords.A28]" office:value-type="string" office:string-value="RETURN" calcext:value-type="string">
            <text:p>RETURN</text:p>
          </table:table-cell>
          <table:table-cell/>
          <table:table-cell table:style-name="ce2" table:formula="of:=IFERROR(__xludf.dummyfunction(&quot;UPPER(GOOGLETRANSLATE(if(len(D30) &gt; 0, D30, C30),&quot;&quot;en&quot;&quot;,$A$1))&quot;);&quot;DDYCHWELO&quot;)" office:value-type="string" office:string-value="DDYCHWELO" calcext:value-type="string">
            <text:p>DDYCHWELO</text:p>
          </table:table-cell>
          <table:table-cell table:number-columns-repeated="1019"/>
        </table:table-row>
        <table:table-row table:style-name="ro1">
          <table:table-cell table:style-name="ce25" table:formula="of:=IF(LEN([.F31]) &gt; 0; [.F31]; [.E31])" office:value-type="string" office:string-value="RND" calcext:value-type="string">
            <text:p>RND</text:p>
          </table:table-cell>
          <table:table-cell table:style-name="ce8" table:formula="of:=IFERROR(__xludf.dummyfunction(&quot;upper(googletranslate(A31,$A$1,&quot;&quot;en&quot;&quot;))&quot;);&quot;RND&quot;)" office:value-type="string" office:string-value="RND" calcext:value-type="string">
            <text:p>RND</text:p>
          </table:table-cell>
          <table:table-cell table:style-name="ce2" table:formula="of:=[$keywords.A29]" office:value-type="string" office:string-value="RND" calcext:value-type="string">
            <text:p>RND</text:p>
          </table:table-cell>
          <table:table-cell/>
          <table:table-cell table:style-name="ce2" table:formula="of:=IFERROR(__xludf.dummyfunction(&quot;UPPER(GOOGLETRANSLATE(if(len(D31) &gt; 0, D31, C31),&quot;&quot;en&quot;&quot;,$A$1))&quot;);&quot;RND&quot;)" office:value-type="string" office:string-value="RND" calcext:value-type="string">
            <text:p>RND</text:p>
          </table:table-cell>
          <table:table-cell table:number-columns-repeated="1019"/>
        </table:table-row>
        <table:table-row table:style-name="ro1">
          <table:table-cell table:style-name="ce25" table:formula="of:=IF(LEN([.F32]) &gt; 0; [.F32]; [.E32])" office:value-type="string" office:string-value="SGN" calcext:value-type="string">
            <text:p>SGN</text:p>
          </table:table-cell>
          <table:table-cell table:style-name="ce8" table:formula="of:=IFERROR(__xludf.dummyfunction(&quot;upper(googletranslate(A32,$A$1,&quot;&quot;en&quot;&quot;))&quot;);&quot;SCORN&quot;)" office:value-type="string" office:string-value="SCORN" calcext:value-type="string">
            <text:p>SCORN</text:p>
          </table:table-cell>
          <table:table-cell table:style-name="ce2" table:formula="of:=[$keywords.A30]" office:value-type="string" office:string-value="SGN" calcext:value-type="string">
            <text:p>SGN</text:p>
          </table:table-cell>
          <table:table-cell/>
          <table:table-cell table:style-name="ce2" table:formula="of:=IFERROR(__xludf.dummyfunction(&quot;UPPER(GOOGLETRANSLATE(if(len(D32) &gt; 0, D32, C32),&quot;&quot;en&quot;&quot;,$A$1))&quot;);&quot;SGN&quot;)" office:value-type="string" office:string-value="SGN" calcext:value-type="string">
            <text:p>SGN</text:p>
          </table:table-cell>
          <table:table-cell table:number-columns-repeated="1019"/>
        </table:table-row>
        <table:table-row table:style-name="ro1">
          <table:table-cell table:style-name="ce25" table:formula="of:=IF(LEN([.F33]) &gt; 0; [.F33]; [.E33])" office:value-type="string" office:string-value="BECHODD" calcext:value-type="string">
            <text:p>BECHODD</text:p>
          </table:table-cell>
          <table:table-cell table:style-name="ce8" table:formula="of:=IFERROR(__xludf.dummyfunction(&quot;upper(googletranslate(A33,$A$1,&quot;&quot;en&quot;&quot;))&quot;);&quot;SIN&quot;)" office:value-type="string" office:string-value="SIN" calcext:value-type="string">
            <text:p>SIN</text:p>
          </table:table-cell>
          <table:table-cell table:style-name="ce2" table:formula="of:=[$keywords.A31]" office:value-type="string" office:string-value="SIN" calcext:value-type="string">
            <text:p>SIN</text:p>
          </table:table-cell>
          <table:table-cell/>
          <table:table-cell table:style-name="ce2" table:formula="of:=IFERROR(__xludf.dummyfunction(&quot;UPPER(GOOGLETRANSLATE(if(len(D33) &gt; 0, D33, C33),&quot;&quot;en&quot;&quot;,$A$1))&quot;);&quot;BECHODD&quot;)" office:value-type="string" office:string-value="BECHODD" calcext:value-type="string">
            <text:p>BECHODD</text:p>
          </table:table-cell>
          <table:table-cell table:number-columns-repeated="1019"/>
        </table:table-row>
        <table:table-row table:style-name="ro1">
          <table:table-cell table:style-name="ce25" table:formula="of:=IF(LEN([.F34]) &gt; 0; [.F34]; [.E34])" office:value-type="string" office:string-value="SQR" calcext:value-type="string">
            <text:p>SQR</text:p>
          </table:table-cell>
          <table:table-cell table:style-name="ce8" table:formula="of:=IFERROR(__xludf.dummyfunction(&quot;upper(googletranslate(A34,$A$1,&quot;&quot;en&quot;&quot;))&quot;);&quot;SQ&quot;)" office:value-type="string" office:string-value="SQ" calcext:value-type="string">
            <text:p>SQ</text:p>
          </table:table-cell>
          <table:table-cell table:style-name="ce2" table:formula="of:=[$keywords.A32]" office:value-type="string" office:string-value="SQR" calcext:value-type="string">
            <text:p>SQR</text:p>
          </table:table-cell>
          <table:table-cell/>
          <table:table-cell table:style-name="ce2" table:formula="of:=IFERROR(__xludf.dummyfunction(&quot;UPPER(GOOGLETRANSLATE(if(len(D34) &gt; 0, D34, C34),&quot;&quot;en&quot;&quot;,$A$1))&quot;);&quot;SQR&quot;)" office:value-type="string" office:string-value="SQR" calcext:value-type="string">
            <text:p>SQR</text:p>
          </table:table-cell>
          <table:table-cell table:number-columns-repeated="1019"/>
        </table:table-row>
        <table:table-row table:style-name="ro1">
          <table:table-cell table:style-name="ce25" table:formula="of:=IF(LEN([.F35]) &gt; 0; [.F35]; [.E35])" office:value-type="string" office:string-value="CAMOCH" calcext:value-type="string">
            <text:p>CAMOCH</text:p>
          </table:table-cell>
          <table:table-cell table:style-name="ce8" table:formula="of:=IFERROR(__xludf.dummyfunction(&quot;upper(googletranslate(A35,$A$1,&quot;&quot;en&quot;&quot;))&quot;);&quot;PACE&quot;)" office:value-type="string" office:string-value="PACE" calcext:value-type="string">
            <text:p>PACE</text:p>
          </table:table-cell>
          <table:table-cell table:style-name="ce2" table:formula="of:=[$keywords.A33]" office:value-type="string" office:string-value="STEP" calcext:value-type="string">
            <text:p>STEP</text:p>
          </table:table-cell>
          <table:table-cell/>
          <table:table-cell table:style-name="ce2" table:formula="of:=IFERROR(__xludf.dummyfunction(&quot;UPPER(GOOGLETRANSLATE(if(len(D35) &gt; 0, D35, C35),&quot;&quot;en&quot;&quot;,$A$1))&quot;);&quot;CAMOCH&quot;)" office:value-type="string" office:string-value="CAMOCH" calcext:value-type="string">
            <text:p>CAMOCH</text:p>
          </table:table-cell>
          <table:table-cell table:number-columns-repeated="1019"/>
        </table:table-row>
        <table:table-row table:style-name="ro1">
          <table:table-cell table:style-name="ce25" table:formula="of:=IF(LEN([.F36]) &gt; 0; [.F36]; [.E36])" office:value-type="string" office:string-value="ARHOSWCH" calcext:value-type="string">
            <text:p>ARHOSWCH</text:p>
          </table:table-cell>
          <table:table-cell table:style-name="ce8" table:formula="of:=IFERROR(__xludf.dummyfunction(&quot;upper(googletranslate(A36,$A$1,&quot;&quot;en&quot;&quot;))&quot;);&quot;STOP&quot;)" office:value-type="string" office:string-value="STOP" calcext:value-type="string">
            <text:p>STOP</text:p>
          </table:table-cell>
          <table:table-cell table:style-name="ce2" table:formula="of:=[$keywords.A34]" office:value-type="string" office:string-value="STOP" calcext:value-type="string">
            <text:p>STOP</text:p>
          </table:table-cell>
          <table:table-cell/>
          <table:table-cell table:style-name="ce2" table:formula="of:=IFERROR(__xludf.dummyfunction(&quot;UPPER(GOOGLETRANSLATE(if(len(D36) &gt; 0, D36, C36),&quot;&quot;en&quot;&quot;,$A$1))&quot;);&quot;ARHOSWCH&quot;)" office:value-type="string" office:string-value="ARHOSWCH" calcext:value-type="string">
            <text:p>ARHOSWCH</text:p>
          </table:table-cell>
          <table:table-cell table:number-columns-repeated="1019"/>
        </table:table-row>
        <table:table-row table:style-name="ro1">
          <table:table-cell table:style-name="ce25" table:formula="of:=IF(LEN([.F37]) &gt; 0; [.F37]; [.E37])" office:value-type="string" office:string-value="STRYD" calcext:value-type="string">
            <text:p>STRYD</text:p>
          </table:table-cell>
          <table:table-cell table:style-name="ce8" table:formula="of:=IFERROR(__xludf.dummyfunction(&quot;upper(googletranslate(A37,$A$1,&quot;&quot;en&quot;&quot;))&quot;);&quot;STREET&quot;)" office:value-type="string" office:string-value="STREET" calcext:value-type="string">
            <text:p>STREET</text:p>
          </table:table-cell>
          <table:table-cell table:style-name="ce2" table:formula="of:=[$keywords.A35]" office:value-type="string" office:string-value="STR" calcext:value-type="string">
            <text:p>STR</text:p>
          </table:table-cell>
          <table:table-cell/>
          <table:table-cell table:style-name="ce2" table:formula="of:=IFERROR(__xludf.dummyfunction(&quot;UPPER(GOOGLETRANSLATE(if(len(D37) &gt; 0, D37, C37),&quot;&quot;en&quot;&quot;,$A$1))&quot;);&quot;STRYD&quot;)" office:value-type="string" office:string-value="STRYD" calcext:value-type="string">
            <text:p>STRYD</text:p>
          </table:table-cell>
          <table:table-cell table:number-columns-repeated="1019"/>
        </table:table-row>
        <table:table-row table:style-name="ro1">
          <table:table-cell table:style-name="ce25" table:formula="of:=IF(LEN([.F38]) &gt; 0; [.F38]; [.E38])" office:value-type="string" office:string-value="BARCIANT" calcext:value-type="string">
            <text:p>BARCIANT</text:p>
          </table:table-cell>
          <table:table-cell table:style-name="ce8" table:formula="of:=IFERROR(__xludf.dummyfunction(&quot;upper(googletranslate(A38,$A$1,&quot;&quot;en&quot;&quot;))&quot;);&quot;PARK&quot;)" office:value-type="string" office:string-value="PARK" calcext:value-type="string">
            <text:p>PARK</text:p>
          </table:table-cell>
          <table:table-cell table:style-name="ce2" table:formula="of:=[$keywords.A36]" office:value-type="string" office:string-value="TAN" calcext:value-type="string">
            <text:p>TAN</text:p>
          </table:table-cell>
          <table:table-cell/>
          <table:table-cell table:style-name="ce2" table:formula="of:=IFERROR(__xludf.dummyfunction(&quot;UPPER(GOOGLETRANSLATE(if(len(D38) &gt; 0, D38, C38),&quot;&quot;en&quot;&quot;,$A$1))&quot;);&quot;BARCIANT&quot;)" office:value-type="string" office:string-value="BARCIANT" calcext:value-type="string">
            <text:p>BARCIANT</text:p>
          </table:table-cell>
          <table:table-cell table:number-columns-repeated="1019"/>
        </table:table-row>
        <table:table-row table:style-name="ro1">
          <table:table-cell table:style-name="ce25" table:formula="of:=IF(LEN([.F39]) &gt; 0; [.F39]; [.E39])" office:value-type="string" office:string-value="YNA" calcext:value-type="string">
            <text:p>YNA</text:p>
          </table:table-cell>
          <table:table-cell table:style-name="ce8" table:formula="of:=IFERROR(__xludf.dummyfunction(&quot;upper(googletranslate(A39,$A$1,&quot;&quot;en&quot;&quot;))&quot;);&quot;THEN&quot;)" office:value-type="string" office:string-value="THEN" calcext:value-type="string">
            <text:p>THEN</text:p>
          </table:table-cell>
          <table:table-cell table:style-name="ce2" table:formula="of:=[$keywords.A37]" office:value-type="string" office:string-value="THEN" calcext:value-type="string">
            <text:p>THEN</text:p>
          </table:table-cell>
          <table:table-cell/>
          <table:table-cell table:style-name="ce2" table:formula="of:=IFERROR(__xludf.dummyfunction(&quot;UPPER(GOOGLETRANSLATE(if(len(D39) &gt; 0, D39, C39),&quot;&quot;en&quot;&quot;,$A$1))&quot;);&quot;YNA&quot;)" office:value-type="string" office:string-value="YNA" calcext:value-type="string">
            <text:p>YNA</text:p>
          </table:table-cell>
          <table:table-cell table:number-columns-repeated="1019"/>
        </table:table-row>
        <table:table-row table:style-name="ro1">
          <table:table-cell table:style-name="ce25" table:formula="of:=IF(LEN([.F40]) &gt; 0; [.F40]; [.E40])" office:value-type="string" office:string-value="I" calcext:value-type="string">
            <text:p>I</text:p>
          </table:table-cell>
          <table:table-cell table:style-name="ce8" table:formula="of:=IFERROR(__xludf.dummyfunction(&quot;upper(googletranslate(A40,$A$1,&quot;&quot;en&quot;&quot;))&quot;);&quot;TO&quot;)" office:value-type="string" office:string-value="TO" calcext:value-type="string">
            <text:p>TO</text:p>
          </table:table-cell>
          <table:table-cell table:style-name="ce2" table:formula="of:=[$keywords.A38]" office:value-type="string" office:string-value="TO" calcext:value-type="string">
            <text:p>TO</text:p>
          </table:table-cell>
          <table:table-cell/>
          <table:table-cell table:style-name="ce2" table:formula="of:=IFERROR(__xludf.dummyfunction(&quot;UPPER(GOOGLETRANSLATE(if(len(D40) &gt; 0, D40, C40),&quot;&quot;en&quot;&quot;,$A$1))&quot;);&quot;I&quot;)" office:value-type="string" office:string-value="I" calcext:value-type="string">
            <text:p>I</text:p>
          </table:table-cell>
          <table:table-cell table:number-columns-repeated="1019"/>
        </table:table-row>
        <table:table-row table:style-name="ro1">
          <table:table-cell table:style-name="ce5"/>
          <table:table-cell table:style-name="ce8"/>
          <table:table-cell table:number-columns-repeated="1022"/>
        </table:table-row>
        <table:table-row table:style-name="ro1">
          <table:table-cell table:style-name="ce5" table:formula="of:=IF(LEN([.F42]) &gt; 0; [.F42]; [.E42])" office:value-type="string" office:string-value="A DIM IAITH A RODDIR AR LINELL ORCHYMYN. GADAEL." calcext:value-type="string">
            <text:p>A DIM IAITH A RODDIR AR LINELL ORCHYMYN. GADAEL.</text:p>
          </table:table-cell>
          <table:table-cell table:style-name="ce8" table:formula="of:=IFERROR(__xludf.dummyfunction(&quot;upper(googletranslate(A42,$A$1,&quot;&quot;en&quot;&quot;))&quot;);&quot;AND NO LANGUAGE PLACED ON A COMMAND LINE. DEPARTURE.&quot;)" office:value-type="string" office:string-value="AND NO LANGUAGE PLACED ON A COMMAND LINE. DEPARTURE." calcext:value-type="string">
            <text:p>AND NO LANGUAGE PLACED ON A COMMAND LINE. DEPARTURE.</text:p>
          </table:table-cell>
          <table:table-cell table:style-name="ce2" table:formula="of:=[$errors.A1]" office:value-type="string" office:string-value="AND NO LANGUAGE GIVEN ON COMMAND LINE.  EXITING." calcext:value-type="string">
            <text:p>AND NO LANGUAGE GIVEN ON COMMAND LINE. <text:s/>EXITING.</text:p>
          </table:table-cell>
          <table:table-cell/>
          <table:table-cell table:style-name="ce2" table:formula="of:=IFERROR(__xludf.dummyfunction(&quot;UPPER(GOOGLETRANSLATE(if(len(D42) &gt; 0, D42, C42),&quot;&quot;en&quot;&quot;,$A$1))&quot;);&quot;A DIM IAITH A RODDIR AR LINELL ORCHYMYN. GADAEL.&quot;)" office:value-type="string" office:string-value="A DIM IAITH A RODDIR AR LINELL ORCHYMYN. GADAEL." calcext:value-type="string">
            <text:p>A DIM IAITH A RODDIR AR LINELL ORCHYMYN. GADAEL.</text:p>
          </table:table-cell>
          <table:table-cell table:number-columns-repeated="1019"/>
        </table:table-row>
        <table:table-row table:style-name="ro1">
          <table:table-cell table:style-name="ce5" table:formula="of:=IF(LEN([.F43]) &gt; 0; [.F43]; [.E43])" office:value-type="string" office:string-value="ARAE EISOES WEDI'I DIFFINIO" calcext:value-type="string">
            <text:p>ARAE EISOES WEDI'I DIFFINIO</text:p>
          </table:table-cell>
          <table:table-cell table:style-name="ce8" table:formula="of:=IFERROR(__xludf.dummyfunction(&quot;upper(googletranslate(A43,$A$1,&quot;&quot;en&quot;&quot;))&quot;);&quot;ARAE ALREADY DEFINED&quot;)" office:value-type="string" office:string-value="ARAE ALREADY DEFINED" calcext:value-type="string">
            <text:p>ARAE ALREADY DEFINED</text:p>
          </table:table-cell>
          <table:table-cell table:style-name="ce2" table:formula="of:=[$errors.A2]" office:value-type="string" office:string-value="ARRAY ALREADY DEFINED" calcext:value-type="string">
            <text:p>ARRAY ALREADY DEFINED</text:p>
          </table:table-cell>
          <table:table-cell/>
          <table:table-cell table:style-name="ce2" table:formula="of:=IFERROR(__xludf.dummyfunction(&quot;UPPER(GOOGLETRANSLATE(if(len(D43) &gt; 0, D43, C43),&quot;&quot;en&quot;&quot;,$A$1))&quot;);&quot;ARAE EISOES WEDI'I DIFFINIO&quot;)" office:value-type="string" office:string-value="ARAE EISOES WEDI'I DIFFINIO" calcext:value-type="string">
            <text:p>ARAE EISOES WEDI'I DIFFINIO</text:p>
          </table:table-cell>
          <table:table-cell table:number-columns-repeated="1019"/>
        </table:table-row>
        <table:table-row table:style-name="ro1">
          <table:table-cell table:style-name="ce5" table:formula="of:=IF(LEN([.F44]) &gt; 0; [.F44]; [.E44])" office:value-type="string" office:string-value="MYNEGAI ARAE Y TU ALLAN I FFINIAU" calcext:value-type="string">
            <text:p>MYNEGAI ARAE Y TU ALLAN I FFINIAU</text:p>
          </table:table-cell>
          <table:table-cell table:style-name="ce8" table:formula="of:=IFERROR(__xludf.dummyfunction(&quot;upper(googletranslate(A44,$A$1,&quot;&quot;en&quot;&quot;))&quot;);&quot;ARAE INDEX OUTSIDE OF BORDERS&quot;)" office:value-type="string" office:string-value="ARAE INDEX OUTSIDE OF BORDERS" calcext:value-type="string">
            <text:p>ARAE INDEX OUTSIDE OF BORDERS</text:p>
          </table:table-cell>
          <table:table-cell table:style-name="ce2" table:formula="of:=[$errors.A3]" office:value-type="string" office:string-value="ARRAY INDEX OUTSIDE OF BOUNDS" calcext:value-type="string">
            <text:p>ARRAY INDEX OUTSIDE OF BOUNDS</text:p>
          </table:table-cell>
          <table:table-cell/>
          <table:table-cell table:style-name="ce2" table:formula="of:=IFERROR(__xludf.dummyfunction(&quot;UPPER(GOOGLETRANSLATE(if(len(D44) &gt; 0, D44, C44),&quot;&quot;en&quot;&quot;,$A$1))&quot;);&quot;MYNEGAI ARAE Y TU ALLAN I FFINIAU&quot;)" office:value-type="string" office:string-value="MYNEGAI ARAE Y TU ALLAN I FFINIAU" calcext:value-type="string">
            <text:p>MYNEGAI ARAE Y TU ALLAN I FFINIAU</text:p>
          </table:table-cell>
          <table:table-cell table:number-columns-repeated="1019"/>
        </table:table-row>
        <table:table-row table:style-name="ro1">
          <table:table-cell table:style-name="ce5" table:formula="of:=IF(LEN([.F45]) &gt; 0; [.F45]; [.E45])" office:value-type="string" office:string-value="METHU CYRCHU CYFEIRIADUR" calcext:value-type="string">
            <text:p>METHU CYRCHU CYFEIRIADUR</text:p>
          </table:table-cell>
          <table:table-cell table:style-name="ce8" table:formula="of:=IFERROR(__xludf.dummyfunction(&quot;upper(googletranslate(A45,$A$1,&quot;&quot;en&quot;&quot;))&quot;);&quot;UNABLE TO ACCESS DIRECTORY&quot;)" office:value-type="string" office:string-value="UNABLE TO ACCESS DIRECTORY" calcext:value-type="string">
            <text:p>UNABLE TO ACCESS DIRECTORY</text:p>
          </table:table-cell>
          <table:table-cell table:style-name="ce2" table:formula="of:=[$errors.A4]" office:value-type="string" office:string-value="CANNOT ACCESS DIRECTORY" calcext:value-type="string">
            <text:p>CANNOT ACCESS DIRECTORY</text:p>
          </table:table-cell>
          <table:table-cell/>
          <table:table-cell table:style-name="ce2" table:formula="of:=IFERROR(__xludf.dummyfunction(&quot;UPPER(GOOGLETRANSLATE(if(len(D45) &gt; 0, D45, C45),&quot;&quot;en&quot;&quot;,$A$1))&quot;);&quot;METHU CYRCHU CYFEIRIADUR&quot;)" office:value-type="string" office:string-value="METHU CYRCHU CYFEIRIADUR" calcext:value-type="string">
            <text:p>METHU CYRCHU CYFEIRIADUR</text:p>
          </table:table-cell>
          <table:table-cell table:number-columns-repeated="1019"/>
        </table:table-row>
        <table:table-row table:style-name="ro1">
          <table:table-cell table:style-name="ce5" table:formula="of:=IF(LEN([.F46]) &gt; 0; [.F46]; [.E46])" office:value-type="string" office:string-value="TAN -LIF MEWNBWN DATA" calcext:value-type="string">
            <text:p>TAN -LIF MEWNBWN DATA</text:p>
          </table:table-cell>
          <table:table-cell table:style-name="ce8" table:formula="of:=IFERROR(__xludf.dummyfunction(&quot;upper(googletranslate(A46,$A$1,&quot;&quot;en&quot;&quot;))&quot;);&quot;TAN -DATA INPUT FLOW&quot;)" office:value-type="string" office:string-value="TAN -DATA INPUT FLOW" calcext:value-type="string">
            <text:p>TAN -DATA INPUT FLOW</text:p>
          </table:table-cell>
          <table:table-cell table:style-name="ce2" table:formula="of:=[$errors.A5]" office:value-type="string" office:string-value="DATA INPUT UNDERFLOW" calcext:value-type="string">
            <text:p>DATA INPUT UNDERFLOW</text:p>
          </table:table-cell>
          <table:table-cell/>
          <table:table-cell table:style-name="ce2" table:formula="of:=IFERROR(__xludf.dummyfunction(&quot;UPPER(GOOGLETRANSLATE(if(len(D46) &gt; 0, D46, C46),&quot;&quot;en&quot;&quot;,$A$1))&quot;);&quot;TAN -LIF MEWNBWN DATA&quot;)" office:value-type="string" office:string-value="TAN -LIF MEWNBWN DATA" calcext:value-type="string">
            <text:p>TAN -LIF MEWNBWN DATA</text:p>
          </table:table-cell>
          <table:table-cell table:number-columns-repeated="1019"/>
        </table:table-row>
        <table:table-row table:style-name="ro1">
          <table:table-cell table:style-name="ce5" table:formula="of:=IF(LEN([.F47]) &gt; 0; [.F47]; [.E47])" office:value-type="string" office:string-value="DATA DARLLEN TANLIF" calcext:value-type="string">
            <text:p>DATA DARLLEN TANLIF</text:p>
          </table:table-cell>
          <table:table-cell table:style-name="ce8" table:formula="of:=IFERROR(__xludf.dummyfunction(&quot;upper(googletranslate(A47,$A$1,&quot;&quot;en&quot;&quot;))&quot;);&quot;TILL -LIFF READING DATA&quot;)" office:value-type="string" office:string-value="TILL -LIFF READING DATA" calcext:value-type="string">
            <text:p>TILL -LIFF READING DATA</text:p>
          </table:table-cell>
          <table:table-cell table:style-name="ce2" table:formula="of:=[$errors.A6]" office:value-type="string" office:string-value="DATA READ UNDERFLOW" calcext:value-type="string">
            <text:p>DATA READ UNDERFLOW</text:p>
          </table:table-cell>
          <table:table-cell/>
          <table:table-cell table:style-name="ce2" table:formula="of:=IFERROR(__xludf.dummyfunction(&quot;UPPER(GOOGLETRANSLATE(if(len(D47) &gt; 0, D47, C47),&quot;&quot;en&quot;&quot;,$A$1))&quot;);&quot;DATA DARLLEN TANLIF&quot;)" office:value-type="string" office:string-value="DATA DARLLEN TANLIF" calcext:value-type="string">
            <text:p>DATA DARLLEN TANLIF</text:p>
          </table:table-cell>
          <table:table-cell table:number-columns-repeated="1019"/>
        </table:table-row>
        <table:table-row table:style-name="ro1">
          <table:table-cell table:style-name="ce5" table:formula="of:=IF(LEN([.F48]) &gt; 0; [.F48]; [.E48])" office:value-type="string" office:string-value="CYLCH DIFFINIAD A DDARGANFUWYD" calcext:value-type="string">
            <text:p>CYLCH DIFFINIAD A DDARGANFUWYD</text:p>
          </table:table-cell>
          <table:table-cell table:style-name="ce8" table:formula="of:=IFERROR(__xludf.dummyfunction(&quot;upper(googletranslate(A48,$A$1,&quot;&quot;en&quot;&quot;))&quot;);&quot;DEFINITION CYCLE FOUND&quot;)" office:value-type="string" office:string-value="DEFINITION CYCLE FOUND" calcext:value-type="string">
            <text:p>DEFINITION CYCLE FOUND</text:p>
          </table:table-cell>
          <table:table-cell table:style-name="ce2" table:formula="of:=[$errors.A7]" office:value-type="string" office:string-value="DEFINITION CYCLE DISCOVERED" calcext:value-type="string">
            <text:p>DEFINITION CYCLE DISCOVERED</text:p>
          </table:table-cell>
          <table:table-cell/>
          <table:table-cell table:style-name="ce2" table:formula="of:=IFERROR(__xludf.dummyfunction(&quot;UPPER(GOOGLETRANSLATE(if(len(D48) &gt; 0, D48, C48),&quot;&quot;en&quot;&quot;,$A$1))&quot;);&quot;CYLCH DIFFINIAD A DDARGANFUWYD&quot;)" office:value-type="string" office:string-value="CYLCH DIFFINIAD A DDARGANFUWYD" calcext:value-type="string">
            <text:p>CYLCH DIFFINIAD A DDARGANFUWYD</text:p>
          </table:table-cell>
          <table:table-cell table:number-columns-repeated="1019"/>
        </table:table-row>
        <table:table-row table:style-name="ro1">
          <table:table-cell table:style-name="ce5" table:formula="of:=IF(LEN([.F49]) &gt; 0; [.F49]; [.E49])" office:value-type="string" office:string-value="WALLAU" calcext:value-type="string">
            <text:p>WALLAU</text:p>
          </table:table-cell>
          <table:table-cell table:style-name="ce8" table:formula="of:=IFERROR(__xludf.dummyfunction(&quot;upper(googletranslate(A49,$A$1,&quot;&quot;en&quot;&quot;))&quot;);&quot;ERROR&quot;)" office:value-type="string" office:string-value="ERROR" calcext:value-type="string">
            <text:p>ERROR</text:p>
          </table:table-cell>
          <table:table-cell table:style-name="ce2" table:formula="of:=[$errors.A8]" office:value-type="string" office:string-value="ERROR" calcext:value-type="string">
            <text:p>ERROR</text:p>
          </table:table-cell>
          <table:table-cell/>
          <table:table-cell table:style-name="ce2" table:formula="of:=IFERROR(__xludf.dummyfunction(&quot;UPPER(GOOGLETRANSLATE(if(len(D49) &gt; 0, D49, C49),&quot;&quot;en&quot;&quot;,$A$1))&quot;);&quot;WALLAU&quot;)" office:value-type="string" office:string-value="WALLAU" calcext:value-type="string">
            <text:p>WALLAU</text:p>
          </table:table-cell>
          <table:table-cell table:number-columns-repeated="1019"/>
        </table:table-row>
        <table:table-row table:style-name="ro1">
          <table:table-cell table:style-name="ce5" table:formula="of:=IF(LEN([.F50]) &gt; 0; [.F50]; [.E50])" office:value-type="string" office:string-value="METHIANNAU" calcext:value-type="string">
            <text:p>METHIANNAU</text:p>
          </table:table-cell>
          <table:table-cell table:style-name="ce8" table:formula="of:=IFERROR(__xludf.dummyfunction(&quot;upper(googletranslate(A50,$A$1,&quot;&quot;en&quot;&quot;))&quot;);&quot;FAILURE&quot;)" office:value-type="string" office:string-value="FAILURE" calcext:value-type="string">
            <text:p>FAILURE</text:p>
          </table:table-cell>
          <table:table-cell table:style-name="ce2" table:formula="of:=[$errors.A9]" office:value-type="string" office:string-value="FAILURE" calcext:value-type="string">
            <text:p>FAILURE</text:p>
          </table:table-cell>
          <table:table-cell/>
          <table:table-cell table:style-name="ce2" table:formula="of:=IFERROR(__xludf.dummyfunction(&quot;UPPER(GOOGLETRANSLATE(if(len(D50) &gt; 0, D50, C50),&quot;&quot;en&quot;&quot;,$A$1))&quot;);&quot;METHIANNAU&quot;)" office:value-type="string" office:string-value="METHIANNAU" calcext:value-type="string">
            <text:p>METHIANNAU</text:p>
          </table:table-cell>
          <table:table-cell table:number-columns-repeated="1019"/>
        </table:table-row>
        <table:table-row table:style-name="ro1">
          <table:table-cell table:style-name="ce5" table:formula="of:=IF(LEN([.F51]) &gt; 0; [.F51]; [.E51])" office:value-type="string" office:string-value="AR GYFER NEWIDYN LLUOSI WEDI'I DDIFFINIO" calcext:value-type="string">
            <text:p>AR GYFER NEWIDYN LLUOSI WEDI'I DDIFFINIO</text:p>
          </table:table-cell>
          <table:table-cell table:style-name="ce8" table:formula="of:=IFERROR(__xludf.dummyfunction(&quot;upper(googletranslate(A51,$A$1,&quot;&quot;en&quot;&quot;))&quot;);&quot;FOR A DEFINED MULTIPLICATION VARIABLE&quot;)" office:value-type="string" office:string-value="FOR A DEFINED MULTIPLICATION VARIABLE" calcext:value-type="string">
            <text:p>FOR A DEFINED MULTIPLICATION VARIABLE</text:p>
          </table:table-cell>
          <table:table-cell table:style-name="ce2" table:formula="of:=[$errors.A10]" office:value-type="string" office:string-value="FOR VARIABLE MULTIPLY DEFINED" calcext:value-type="string">
            <text:p>FOR VARIABLE MULTIPLY DEFINED</text:p>
          </table:table-cell>
          <table:table-cell/>
          <table:table-cell table:style-name="ce2" table:formula="of:=IFERROR(__xludf.dummyfunction(&quot;UPPER(GOOGLETRANSLATE(if(len(D51) &gt; 0, D51, C51),&quot;&quot;en&quot;&quot;,$A$1))&quot;);&quot;AR GYFER NEWIDYN LLUOSI WEDI'I DDIFFINIO&quot;)" office:value-type="string" office:string-value="AR GYFER NEWIDYN LLUOSI WEDI'I DDIFFINIO" calcext:value-type="string">
            <text:p>AR GYFER NEWIDYN LLUOSI WEDI'I DDIFFINIO</text:p>
          </table:table-cell>
          <table:table-cell table:number-columns-repeated="1019"/>
        </table:table-row>
        <table:table-row table:style-name="ro1">
          <table:table-cell table:style-name="ce5" table:formula="of:=IF(LEN([.F52]) &gt; 0; [.F52]; [.E52])" office:value-type="string" office:string-value="DIFFINIAD SWYDDOGAETH LLUOSI WEDI'I DDIFFINIO" calcext:value-type="string">
            <text:p>DIFFINIAD SWYDDOGAETH LLUOSI WEDI'I DDIFFINIO</text:p>
          </table:table-cell>
          <table:table-cell table:style-name="ce8" table:formula="of:=IFERROR(__xludf.dummyfunction(&quot;upper(googletranslate(A52,$A$1,&quot;&quot;en&quot;&quot;))&quot;);&quot;DEFINITION OF MULTIPLICATION FUNCTION DEFINED&quot;)" office:value-type="string" office:string-value="DEFINITION OF MULTIPLICATION FUNCTION DEFINED" calcext:value-type="string">
            <text:p>DEFINITION OF MULTIPLICATION FUNCTION DEFINED</text:p>
          </table:table-cell>
          <table:table-cell table:style-name="ce2" table:formula="of:=[$errors.A11]" office:value-type="string" office:string-value="FUNCTION DEFINITION MULTIPLY DEFINED" calcext:value-type="string">
            <text:p>FUNCTION DEFINITION MULTIPLY DEFINED</text:p>
          </table:table-cell>
          <table:table-cell/>
          <table:table-cell table:style-name="ce2" table:formula="of:=IFERROR(__xludf.dummyfunction(&quot;UPPER(GOOGLETRANSLATE(if(len(D52) &gt; 0, D52, C52),&quot;&quot;en&quot;&quot;,$A$1))&quot;);&quot;DIFFINIAD SWYDDOGAETH LLUOSI WEDI'I DDIFFINIO&quot;)" office:value-type="string" office:string-value="DIFFINIAD SWYDDOGAETH LLUOSI WEDI'I DDIFFINIO" calcext:value-type="string">
            <text:p>DIFFINIAD SWYDDOGAETH LLUOSI WEDI'I DDIFFINIO</text:p>
          </table:table-cell>
          <table:table-cell table:number-columns-repeated="1019"/>
        </table:table-row>
        <table:table-row table:style-name="ro1">
          <table:table-cell table:style-name="ce5" table:formula="of:=IF(LEN([.F53]) &gt; 0; [.F53]; [.E53])" office:value-type="string" office:string-value="CAMGYMHARIAD PARAMEDR DIFFINIAD SWYDDOGAETH" calcext:value-type="string">
            <text:p>CAMGYMHARIAD PARAMEDR DIFFINIAD SWYDDOGAETH</text:p>
          </table:table-cell>
          <table:table-cell table:style-name="ce8" table:formula="of:=IFERROR(__xludf.dummyfunction(&quot;upper(googletranslate(A53,$A$1,&quot;&quot;en&quot;&quot;))&quot;);&quot;FUNCTION DEFINITION PARAMETER MISMATCH&quot;)" office:value-type="string" office:string-value="FUNCTION DEFINITION PARAMETER MISMATCH" calcext:value-type="string">
            <text:p>FUNCTION DEFINITION PARAMETER MISMATCH</text:p>
          </table:table-cell>
          <table:table-cell table:style-name="ce2" table:formula="of:=[$errors.A12]" office:value-type="string" office:string-value="FUNCTION DEFINITION PARAMETER MISMATCH" calcext:value-type="string">
            <text:p>FUNCTION DEFINITION PARAMETER MISMATCH</text:p>
          </table:table-cell>
          <table:table-cell/>
          <table:table-cell table:style-name="ce2" table:formula="of:=IFERROR(__xludf.dummyfunction(&quot;UPPER(GOOGLETRANSLATE(if(len(D53) &gt; 0, D53, C53),&quot;&quot;en&quot;&quot;,$A$1))&quot;);&quot;CAMGYMHARIAD PARAMEDR DIFFINIAD SWYDDOGAETH&quot;)" office:value-type="string" office:string-value="CAMGYMHARIAD PARAMEDR DIFFINIAD SWYDDOGAETH" calcext:value-type="string">
            <text:p>CAMGYMHARIAD PARAMEDR DIFFINIAD SWYDDOGAETH</text:p>
          </table:table-cell>
          <table:table-cell table:number-columns-repeated="1019"/>
        </table:table-row>
        <table:table-row table:style-name="ro1">
          <table:table-cell table:style-name="ce5" table:formula="of:=IF(LEN([.F54]) &gt; 0; [.F54]; [.E54])" office:value-type="string" office:string-value="GORLIF PENTWR GOSUB" calcext:value-type="string">
            <text:p>GORLIF PENTWR GOSUB</text:p>
          </table:table-cell>
          <table:table-cell table:style-name="ce8" table:formula="of:=IFERROR(__xludf.dummyfunction(&quot;upper(googletranslate(A54,$A$1,&quot;&quot;en&quot;&quot;))&quot;);&quot;GOSUB PILE OVERFLOW&quot;)" office:value-type="string" office:string-value="GOSUB PILE OVERFLOW" calcext:value-type="string">
            <text:p>GOSUB PILE OVERFLOW</text:p>
          </table:table-cell>
          <table:table-cell table:style-name="ce2" table:formula="of:=[$errors.A13]" office:value-type="string" office:string-value="GOSUB STACK OVERFLOW" calcext:value-type="string">
            <text:p>GOSUB STACK OVERFLOW</text:p>
          </table:table-cell>
          <table:table-cell/>
          <table:table-cell table:style-name="ce2" table:formula="of:=IFERROR(__xludf.dummyfunction(&quot;UPPER(GOOGLETRANSLATE(if(len(D54) &gt; 0, D54, C54),&quot;&quot;en&quot;&quot;,$A$1))&quot;);&quot;GORLIF PENTWR GOSUB&quot;)" office:value-type="string" office:string-value="GORLIF PENTWR GOSUB" calcext:value-type="string">
            <text:p>GORLIF PENTWR GOSUB</text:p>
          </table:table-cell>
          <table:table-cell table:number-columns-repeated="1019"/>
        </table:table-row>
        <table:table-row table:style-name="ro1">
          <table:table-cell table:style-name="ce5" table:formula="of:=IF(LEN([.F55]) &gt; 0; [.F55]; [.E55])" office:value-type="string" office:string-value="TAN -LIF PENTWR GOSUB" calcext:value-type="string">
            <text:p>TAN -LIF PENTWR GOSUB</text:p>
          </table:table-cell>
          <table:table-cell table:style-name="ce8" table:formula="of:=IFERROR(__xludf.dummyfunction(&quot;upper(googletranslate(A55,$A$1,&quot;&quot;en&quot;&quot;))&quot;);&quot;TAN -LIF PILE GOSUB&quot;)" office:value-type="string" office:string-value="TAN -LIF PILE GOSUB" calcext:value-type="string">
            <text:p>TAN -LIF PILE GOSUB</text:p>
          </table:table-cell>
          <table:table-cell table:style-name="ce2" table:formula="of:=[$errors.A14]" office:value-type="string" office:string-value="GOSUB STACK UNDERFLOW" calcext:value-type="string">
            <text:p>GOSUB STACK UNDERFLOW</text:p>
          </table:table-cell>
          <table:table-cell/>
          <table:table-cell table:style-name="ce2" table:formula="of:=IFERROR(__xludf.dummyfunction(&quot;UPPER(GOOGLETRANSLATE(if(len(D55) &gt; 0, D55, C55),&quot;&quot;en&quot;&quot;,$A$1))&quot;);&quot;TAN -LIF PENTWR GOSUB&quot;)" office:value-type="string" office:string-value="TAN -LIF PENTWR GOSUB" calcext:value-type="string">
            <text:p>TAN -LIF PENTWR GOSUB</text:p>
          </table:table-cell>
          <table:table-cell table:number-columns-repeated="1019"/>
        </table:table-row>
        <table:table-row table:style-name="ro1">
          <table:table-cell table:style-name="ce5" table:formula="of:=IF(LEN([.F56]) &gt; 0; [.F56]; [.E56])" office:value-type="string" office:string-value="MYNEGAI Y TU ALLAN I'R AMREDIAD" calcext:value-type="string">
            <text:p>MYNEGAI Y TU ALLAN I'R AMREDIAD</text:p>
          </table:table-cell>
          <table:table-cell table:style-name="ce8" table:formula="of:=IFERROR(__xludf.dummyfunction(&quot;upper(googletranslate(A56,$A$1,&quot;&quot;en&quot;&quot;))&quot;);&quot;INDEX OUTSIDE THE RANGE&quot;)" office:value-type="string" office:string-value="INDEX OUTSIDE THE RANGE" calcext:value-type="string">
            <text:p>INDEX OUTSIDE THE RANGE</text:p>
          </table:table-cell>
          <table:table-cell table:style-name="ce2" table:formula="of:=[$errors.A15]" office:value-type="string" office:string-value="INDEX OUT OF RANGE" calcext:value-type="string">
            <text:p>INDEX OUT OF RANGE</text:p>
          </table:table-cell>
          <table:table-cell/>
          <table:table-cell table:style-name="ce2" table:formula="of:=IFERROR(__xludf.dummyfunction(&quot;UPPER(GOOGLETRANSLATE(if(len(D56) &gt; 0, D56, C56),&quot;&quot;en&quot;&quot;,$A$1))&quot;);&quot;MYNEGAI Y TU ALLAN I'R AMREDIAD&quot;)" office:value-type="string" office:string-value="MYNEGAI Y TU ALLAN I'R AMREDIAD" calcext:value-type="string">
            <text:p>MYNEGAI Y TU ALLAN I'R AMREDIAD</text:p>
          </table:table-cell>
          <table:table-cell table:number-columns-repeated="1019"/>
        </table:table-row>
        <table:table-row table:style-name="ro1">
          <table:table-cell table:style-name="ce5" table:formula="of:=IF(LEN([.F57]) &gt; 0; [.F57]; [.E57])" office:value-type="string" office:string-value="LABEL EISOES WEDI'I DDIFFINIO" calcext:value-type="string">
            <text:p>LABEL EISOES WEDI'I DDIFFINIO</text:p>
          </table:table-cell>
          <table:table-cell table:style-name="ce8" table:formula="of:=IFERROR(__xludf.dummyfunction(&quot;upper(googletranslate(A57,$A$1,&quot;&quot;en&quot;&quot;))&quot;);&quot;LABEL ALREADY DEFINED&quot;)" office:value-type="string" office:string-value="LABEL ALREADY DEFINED" calcext:value-type="string">
            <text:p>LABEL ALREADY DEFINED</text:p>
          </table:table-cell>
          <table:table-cell table:style-name="ce2" table:formula="of:=[$errors.A16]" office:value-type="string" office:string-value="LABEL ALREADY DEFINED" calcext:value-type="string">
            <text:p>LABEL ALREADY DEFINED</text:p>
          </table:table-cell>
          <table:table-cell/>
          <table:table-cell table:style-name="ce2" table:formula="of:=IFERROR(__xludf.dummyfunction(&quot;UPPER(GOOGLETRANSLATE(if(len(D57) &gt; 0, D57, C57),&quot;&quot;en&quot;&quot;,$A$1))&quot;);&quot;LABEL EISOES WEDI'I DDIFFINIO&quot;)" office:value-type="string" office:string-value="LABEL EISOES WEDI'I DDIFFINIO" calcext:value-type="string">
            <text:p>LABEL EISOES WEDI'I DDIFFINIO</text:p>
          </table:table-cell>
          <table:table-cell table:number-columns-repeated="1019"/>
        </table:table-row>
        <table:table-row table:style-name="ro1">
          <table:table-cell table:style-name="ce5" table:formula="of:=IF(LEN([.F58]) &gt; 0; [.F58]; [.E58])" office:value-type="string" office:string-value="CAMGYMHARIAD OPERATION CHWITH / DDE" calcext:value-type="string">
            <text:p>CAMGYMHARIAD OPERATION CHWITH / DDE</text:p>
          </table:table-cell>
          <table:table-cell table:style-name="ce8" table:formula="of:=IFERROR(__xludf.dummyfunction(&quot;upper(googletranslate(A58,$A$1,&quot;&quot;en&quot;&quot;))&quot;);&quot;LEFT / RIGHT OPERATION MISMATCH&quot;)" office:value-type="string" office:string-value="LEFT / RIGHT OPERATION MISMATCH" calcext:value-type="string">
            <text:p>LEFT / RIGHT OPERATION MISMATCH</text:p>
          </table:table-cell>
          <table:table-cell table:style-name="ce2" table:formula="of:=[$errors.A17]" office:value-type="string" office:string-value="LEFT / RIGHT OPERATION MISMATCH" calcext:value-type="string">
            <text:p>LEFT / RIGHT OPERATION MISMATCH</text:p>
          </table:table-cell>
          <table:table-cell/>
          <table:table-cell table:style-name="ce2" table:formula="of:=IFERROR(__xludf.dummyfunction(&quot;UPPER(GOOGLETRANSLATE(if(len(D58) &gt; 0, D58, C58),&quot;&quot;en&quot;&quot;,$A$1))&quot;);&quot;CAMGYMHARIAD OPERATION CHWITH / DDE&quot;)" office:value-type="string" office:string-value="CAMGYMHARIAD OPERATION CHWITH / DDE" calcext:value-type="string">
            <text:p>CAMGYMHARIAD OPERATION CHWITH / DDE</text:p>
          </table:table-cell>
          <table:table-cell table:number-columns-repeated="1019"/>
        </table:table-row>
        <table:table-row table:style-name="ro1">
          <table:table-cell table:style-name="ce5" table:formula="of:=IF(LEN([.F59]) &gt; 0; [.F59]; [.E59])" office:value-type="string" office:string-value="MYNEGAI NEGYDDOL" calcext:value-type="string">
            <text:p>MYNEGAI NEGYDDOL</text:p>
          </table:table-cell>
          <table:table-cell table:style-name="ce8" table:formula="of:=IFERROR(__xludf.dummyfunction(&quot;upper(googletranslate(A59,$A$1,&quot;&quot;en&quot;&quot;))&quot;);&quot;A NEGATIVE INDEX&quot;)" office:value-type="string" office:string-value="A NEGATIVE INDEX" calcext:value-type="string">
            <text:p>A NEGATIVE INDEX</text:p>
          </table:table-cell>
          <table:table-cell table:style-name="ce2" table:formula="of:=[$errors.A18]" office:value-type="string" office:string-value="NEGATIVE INDEX" calcext:value-type="string">
            <text:p>NEGATIVE INDEX</text:p>
          </table:table-cell>
          <table:table-cell/>
          <table:table-cell table:style-name="ce2" table:formula="of:=IFERROR(__xludf.dummyfunction(&quot;UPPER(GOOGLETRANSLATE(if(len(D59) &gt; 0, D59, C59),&quot;&quot;en&quot;&quot;,$A$1))&quot;);&quot;MYNEGAI NEGYDDOL&quot;)" office:value-type="string" office:string-value="MYNEGAI NEGYDDOL" calcext:value-type="string">
            <text:p>MYNEGAI NEGYDDOL</text:p>
          </table:table-cell>
          <table:table-cell table:number-columns-repeated="1019"/>
        </table:table-row>
        <table:table-row table:style-name="ro1">
          <table:table-cell table:style-name="ce5" table:formula="of:=IF(LEN([.F60]) &gt; 0; [.F60]; [.E60])" office:value-type="string" office:string-value="NESAF YMLAEN AM DDOLEN GYDA NEWIDYN LLINYN" calcext:value-type="string">
            <text:p>NESAF YMLAEN AM DDOLEN GYDA NEWIDYN LLINYN</text:p>
          </table:table-cell>
          <table:table-cell table:style-name="ce8" table:formula="of:=IFERROR(__xludf.dummyfunction(&quot;upper(googletranslate(A60,$A$1,&quot;&quot;en&quot;&quot;))&quot;);&quot;NEXT ON FOR A LINK WITH A STRING VARIABLE&quot;)" office:value-type="string" office:string-value="NEXT ON FOR A LINK WITH A STRING VARIABLE" calcext:value-type="string">
            <text:p>NEXT ON FOR A LINK WITH A STRING VARIABLE</text:p>
          </table:table-cell>
          <table:table-cell table:style-name="ce2" table:formula="of:=[$errors.A19]" office:value-type="string" office:string-value="NEXT ON FOR LOOP WITH STRING VARIABLE" calcext:value-type="string">
            <text:p>NEXT ON FOR LOOP WITH STRING VARIABLE</text:p>
          </table:table-cell>
          <table:table-cell/>
          <table:table-cell table:style-name="ce2" table:formula="of:=IFERROR(__xludf.dummyfunction(&quot;UPPER(GOOGLETRANSLATE(if(len(D60) &gt; 0, D60, C60),&quot;&quot;en&quot;&quot;,$A$1))&quot;);&quot;NESAF YMLAEN AM DDOLEN GYDA NEWIDYN LLINYN&quot;)" office:value-type="string" office:string-value="NESAF YMLAEN AM DDOLEN GYDA NEWIDYN LLINYN" calcext:value-type="string">
            <text:p>NESAF YMLAEN AM DDOLEN GYDA NEWIDYN LLINYN</text:p>
          </table:table-cell>
          <table:table-cell table:number-columns-repeated="1019"/>
        </table:table-row>
        <table:table-row table:style-name="ro1">
          <table:table-cell table:style-name="ce5" table:formula="of:=IF(LEN([.F61]) &gt; 0; [.F61]; [.E61])" office:value-type="string" office:string-value="CAMGYMHARIAD OPERAND" calcext:value-type="string">
            <text:p>CAMGYMHARIAD OPERAND</text:p>
          </table:table-cell>
          <table:table-cell table:style-name="ce8" table:formula="of:=IFERROR(__xludf.dummyfunction(&quot;upper(googletranslate(A61,$A$1,&quot;&quot;en&quot;&quot;))&quot;);&quot;OPERAND MISMATCH&quot;)" office:value-type="string" office:string-value="OPERAND MISMATCH" calcext:value-type="string">
            <text:p>OPERAND MISMATCH</text:p>
          </table:table-cell>
          <table:table-cell table:style-name="ce2" table:formula="of:=[$errors.A20]" office:value-type="string" office:string-value="OPERAND MISMATCH" calcext:value-type="string">
            <text:p>OPERAND MISMATCH</text:p>
          </table:table-cell>
          <table:table-cell/>
          <table:table-cell table:style-name="ce2" table:formula="of:=IFERROR(__xludf.dummyfunction(&quot;UPPER(GOOGLETRANSLATE(if(len(D61) &gt; 0, D61, C61),&quot;&quot;en&quot;&quot;,$A$1))&quot;);&quot;CAMGYMHARIAD OPERAND&quot;)" office:value-type="string" office:string-value="CAMGYMHARIAD OPERAND" calcext:value-type="string">
            <text:p>CAMGYMHARIAD OPERAND</text:p>
          </table:table-cell>
          <table:table-cell table:number-columns-repeated="1019"/>
        </table:table-row>
        <table:table-row table:style-name="ro1">
          <table:table-cell table:style-name="ce5" table:formula="of:=IF(LEN([.F62]) &gt; 0; [.F62]; [.E62])" office:value-type="string" office:string-value="OPSIWN YN GOFYN AM IAITH" calcext:value-type="string">
            <text:p>OPSIWN YN GOFYN AM IAITH</text:p>
          </table:table-cell>
          <table:table-cell table:style-name="ce8" table:formula="of:=IFERROR(__xludf.dummyfunction(&quot;upper(googletranslate(A62,$A$1,&quot;&quot;en&quot;&quot;))&quot;);&quot;OPTION REQUIRES LANGUAGE&quot;)" office:value-type="string" office:string-value="OPTION REQUIRES LANGUAGE" calcext:value-type="string">
            <text:p>OPTION REQUIRES LANGUAGE</text:p>
          </table:table-cell>
          <table:table-cell table:style-name="ce2" table:formula="of:=[$errors.A21]" office:value-type="string" office:string-value="OPTION REQUIRES A LANGUAGE" calcext:value-type="string">
            <text:p>OPTION REQUIRES A LANGUAGE</text:p>
          </table:table-cell>
          <table:table-cell/>
          <table:table-cell table:style-name="ce2" table:formula="of:=IFERROR(__xludf.dummyfunction(&quot;UPPER(GOOGLETRANSLATE(if(len(D62) &gt; 0, D62, C62),&quot;&quot;en&quot;&quot;,$A$1))&quot;);&quot;OPSIWN YN GOFYN AM IAITH&quot;)" office:value-type="string" office:string-value="OPSIWN YN GOFYN AM IAITH" calcext:value-type="string">
            <text:p>OPSIWN YN GOFYN AM IAITH</text:p>
          </table:table-cell>
          <table:table-cell table:number-columns-repeated="1019"/>
        </table:table-row>
        <table:table-row table:style-name="ro1">
          <table:table-cell table:style-name="ce5" table:formula="of:=IF(LEN([.F63]) &gt; 0; [.F63]; [.E63])" office:value-type="string" office:string-value="GWIRIWCH GOSODIADAU IAITH NEU AMGYLCHEDD AMGYLCHEDD" calcext:value-type="string">
            <text:p>GWIRIWCH GOSODIADAU IAITH NEU AMGYLCHEDD AMGYLCHEDD</text:p>
          </table:table-cell>
          <table:table-cell table:style-name="ce8" table:formula="of:=IFERROR(__xludf.dummyfunction(&quot;upper(googletranslate(A63,$A$1,&quot;&quot;en&quot;&quot;))&quot;);&quot;CHECK LANGUAGE OR ENVIRONMENT SETTINGS&quot;)" office:value-type="string" office:string-value="CHECK LANGUAGE OR ENVIRONMENT SETTINGS" calcext:value-type="string">
            <text:p>CHECK LANGUAGE OR ENVIRONMENT SETTINGS</text:p>
          </table:table-cell>
          <table:table-cell table:style-name="ce2" table:formula="of:=[$errors.A22]" office:value-type="string" office:string-value="PLEASE CHECK LANGUAGE SETTINGS OR ENVIRONMENT VARIABLE" calcext:value-type="string">
            <text:p>PLEASE CHECK LANGUAGE SETTINGS OR ENVIRONMENT VARIABLE</text:p>
          </table:table-cell>
          <table:table-cell/>
          <table:table-cell table:style-name="ce2" table:formula="of:=IFERROR(__xludf.dummyfunction(&quot;UPPER(GOOGLETRANSLATE(if(len(D63) &gt; 0, D63, C63),&quot;&quot;en&quot;&quot;,$A$1))&quot;);&quot;GWIRIWCH GOSODIADAU IAITH NEU AMGYLCHEDD AMGYLCHEDD&quot;)" office:value-type="string" office:string-value="GWIRIWCH GOSODIADAU IAITH NEU AMGYLCHEDD AMGYLCHEDD" calcext:value-type="string">
            <text:p>GWIRIWCH GOSODIADAU IAITH NEU AMGYLCHEDD AMGYLCHEDD</text:p>
          </table:table-cell>
          <table:table-cell table:number-columns-repeated="1019"/>
        </table:table-row>
        <table:table-row table:style-name="ro1">
          <table:table-cell table:style-name="ce5" table:formula="of:=IF(LEN([.F64]) &gt; 0; [.F64]; [.E64])" office:value-type="string" office:string-value="GWALL RHESYMEG MATHEMATEG LLINYN" calcext:value-type="string">
            <text:p>GWALL RHESYMEG MATHEMATEG LLINYN</text:p>
          </table:table-cell>
          <table:table-cell table:style-name="ce8" table:formula="of:=IFERROR(__xludf.dummyfunction(&quot;upper(googletranslate(A64,$A$1,&quot;&quot;en&quot;&quot;))&quot;);&quot;STRING MATHS LOGIC ERROR&quot;)" office:value-type="string" office:string-value="STRING MATHS LOGIC ERROR" calcext:value-type="string">
            <text:p>STRING MATHS LOGIC ERROR</text:p>
          </table:table-cell>
          <table:table-cell table:style-name="ce2" table:formula="of:=[$errors.A23]" office:value-type="string" office:string-value="STRING MATH LOGIC ERROR" calcext:value-type="string">
            <text:p>STRING MATH LOGIC ERROR</text:p>
          </table:table-cell>
          <table:table-cell/>
          <table:table-cell table:style-name="ce2" table:formula="of:=IFERROR(__xludf.dummyfunction(&quot;UPPER(GOOGLETRANSLATE(if(len(D64) &gt; 0, D64, C64),&quot;&quot;en&quot;&quot;,$A$1))&quot;);&quot;GWALL RHESYMEG MATHEMATEG LLINYN&quot;)" office:value-type="string" office:string-value="GWALL RHESYMEG MATHEMATEG LLINYN" calcext:value-type="string">
            <text:p>GWALL RHESYMEG MATHEMATEG LLINYN</text:p>
          </table:table-cell>
          <table:table-cell table:number-columns-repeated="1019"/>
        </table:table-row>
        <table:table-row table:style-name="ro1">
          <table:table-cell table:style-name="ce5" table:formula="of:=IF(LEN([.F65]) &gt; 0; [.F65]; [.E65])" office:value-type="string" office:string-value="GWALL CYSTRAWEN" calcext:value-type="string">
            <text:p>GWALL CYSTRAWEN</text:p>
          </table:table-cell>
          <table:table-cell table:style-name="ce8" table:formula="of:=IFERROR(__xludf.dummyfunction(&quot;upper(googletranslate(A65,$A$1,&quot;&quot;en&quot;&quot;))&quot;);&quot;SYNTAX ERROR&quot;)" office:value-type="string" office:string-value="SYNTAX ERROR" calcext:value-type="string">
            <text:p>SYNTAX ERROR</text:p>
          </table:table-cell>
          <table:table-cell table:style-name="ce2" table:formula="of:=[$errors.A24]" office:value-type="string" office:string-value="SYNTAX ERROR" calcext:value-type="string">
            <text:p>SYNTAX ERROR</text:p>
          </table:table-cell>
          <table:table-cell/>
          <table:table-cell table:style-name="ce2" table:formula="of:=IFERROR(__xludf.dummyfunction(&quot;UPPER(GOOGLETRANSLATE(if(len(D65) &gt; 0, D65, C65),&quot;&quot;en&quot;&quot;,$A$1))&quot;);&quot;GWALL CYSTRAWEN&quot;)" office:value-type="string" office:string-value="GWALL CYSTRAWEN" calcext:value-type="string">
            <text:p>GWALL CYSTRAWEN</text:p>
          </table:table-cell>
          <table:table-cell table:number-columns-repeated="1019"/>
        </table:table-row>
        <table:table-row table:style-name="ro1">
          <table:table-cell table:style-name="ce5" table:formula="of:=IF(LEN([.F66]) &gt; 0; [.F66]; [.E66])" office:value-type="string" office:string-value="METHU AGOR FFEIL" calcext:value-type="string">
            <text:p>METHU AGOR FFEIL</text:p>
          </table:table-cell>
          <table:table-cell table:style-name="ce8" table:formula="of:=IFERROR(__xludf.dummyfunction(&quot;upper(googletranslate(A66,$A$1,&quot;&quot;en&quot;&quot;))&quot;);&quot;UNABLE TO OPEN FILE&quot;)" office:value-type="string" office:string-value="UNABLE TO OPEN FILE" calcext:value-type="string">
            <text:p>UNABLE TO OPEN FILE</text:p>
          </table:table-cell>
          <table:table-cell table:style-name="ce2" table:formula="of:=[$errors.A25]" office:value-type="string" office:string-value="UNABLE TO OPEN FILE" calcext:value-type="string">
            <text:p>UNABLE TO OPEN FILE</text:p>
          </table:table-cell>
          <table:table-cell/>
          <table:table-cell table:style-name="ce2" table:formula="of:=IFERROR(__xludf.dummyfunction(&quot;UPPER(GOOGLETRANSLATE(if(len(D66) &gt; 0, D66, C66),&quot;&quot;en&quot;&quot;,$A$1))&quot;);&quot;METHU AGOR FFEIL&quot;)" office:value-type="string" office:string-value="METHU AGOR FFEIL" calcext:value-type="string">
            <text:p>METHU AGOR FFEIL</text:p>
          </table:table-cell>
          <table:table-cell table:number-columns-repeated="1019"/>
        </table:table-row>
        <table:table-row table:style-name="ro1">
          <table:table-cell table:style-name="ce5" table:formula="of:=IF(LEN([.F67]) &gt; 0; [.F67]; [.E67])" office:value-type="string" office:string-value="METHU AGOR I AGOR FFEIL AR GYFER DARLLEN" calcext:value-type="string">
            <text:p>METHU AGOR I AGOR FFEIL AR GYFER DARLLEN</text:p>
          </table:table-cell>
          <table:table-cell table:style-name="ce8" table:formula="of:=IFERROR(__xludf.dummyfunction(&quot;upper(googletranslate(A67,$A$1,&quot;&quot;en&quot;&quot;))&quot;);&quot;UNABLE TO OPEN TO OPEN FILE FOR READING&quot;)" office:value-type="string" office:string-value="UNABLE TO OPEN TO OPEN FILE FOR READING" calcext:value-type="string">
            <text:p>UNABLE TO OPEN TO OPEN FILE FOR READING</text:p>
          </table:table-cell>
          <table:table-cell table:style-name="ce2" table:formula="of:=[$errors.A26]" office:value-type="string" office:string-value="UNABLE TO OPEN TO OPEN FILE FOR READING" calcext:value-type="string">
            <text:p>UNABLE TO OPEN TO OPEN FILE FOR READING</text:p>
          </table:table-cell>
          <table:table-cell/>
          <table:table-cell table:style-name="ce2" table:formula="of:=IFERROR(__xludf.dummyfunction(&quot;UPPER(GOOGLETRANSLATE(if(len(D67) &gt; 0, D67, C67),&quot;&quot;en&quot;&quot;,$A$1))&quot;);&quot;METHU AGOR I AGOR FFEIL AR GYFER DARLLEN&quot;)" office:value-type="string" office:string-value="METHU AGOR I AGOR FFEIL AR GYFER DARLLEN" calcext:value-type="string">
            <text:p>METHU AGOR I AGOR FFEIL AR GYFER DARLLEN</text:p>
          </table:table-cell>
          <table:table-cell table:number-columns-repeated="1019"/>
        </table:table-row>
        <table:table-row table:style-name="ro1">
          <table:table-cell table:style-name="ce5" table:formula="of:=IF(LEN([.F68]) &gt; 0; [.F68]; [.E68])" office:value-type="string" office:string-value="LABEL HEB EI DDIFFINIO" calcext:value-type="string">
            <text:p>LABEL HEB EI DDIFFINIO</text:p>
          </table:table-cell>
          <table:table-cell table:style-name="ce8" table:formula="of:=IFERROR(__xludf.dummyfunction(&quot;upper(googletranslate(A68,$A$1,&quot;&quot;en&quot;&quot;))&quot;);&quot;UNPOSSED LABEL&quot;)" office:value-type="string" office:string-value="UNPOSSED LABEL" calcext:value-type="string">
            <text:p>UNPOSSED LABEL</text:p>
          </table:table-cell>
          <table:table-cell table:style-name="ce2" table:formula="of:=[$errors.A27]" office:value-type="string" office:string-value="UNDEFINED LABEL" calcext:value-type="string">
            <text:p>UNDEFINED LABEL</text:p>
          </table:table-cell>
          <table:table-cell/>
          <table:table-cell table:style-name="ce2" table:formula="of:=IFERROR(__xludf.dummyfunction(&quot;UPPER(GOOGLETRANSLATE(if(len(D68) &gt; 0, D68, C68),&quot;&quot;en&quot;&quot;,$A$1))&quot;);&quot;LABEL HEB EI DDIFFINIO&quot;)" office:value-type="string" office:string-value="LABEL HEB EI DDIFFINIO" calcext:value-type="string">
            <text:p>LABEL HEB EI DDIFFINIO</text:p>
          </table:table-cell>
          <table:table-cell table:number-columns-repeated="1019"/>
        </table:table-row>
        <table:table-row table:style-name="ro1">
          <table:table-cell table:style-name="ce5" table:formula="of:=IF(LEN([.F69]) &gt; 0; [.F69]; [.E69])" office:value-type="string" office:string-value="GWEITHREDIAD HEB EI DRIN" calcext:value-type="string">
            <text:p>GWEITHREDIAD HEB EI DRIN</text:p>
          </table:table-cell>
          <table:table-cell table:style-name="ce8" table:formula="of:=IFERROR(__xludf.dummyfunction(&quot;upper(googletranslate(A69,$A$1,&quot;&quot;en&quot;&quot;))&quot;);&quot;UNTREATED OPERATION&quot;)" office:value-type="string" office:string-value="UNTREATED OPERATION" calcext:value-type="string">
            <text:p>UNTREATED OPERATION</text:p>
          </table:table-cell>
          <table:table-cell table:style-name="ce2" table:formula="of:=[$errors.A28]" office:value-type="string" office:string-value="UNHANDLED OPERATION" calcext:value-type="string">
            <text:p>UNHANDLED OPERATION</text:p>
          </table:table-cell>
          <table:table-cell/>
          <table:table-cell table:style-name="ce2" table:formula="of:=IFERROR(__xludf.dummyfunction(&quot;UPPER(GOOGLETRANSLATE(if(len(D69) &gt; 0, D69, C69),&quot;&quot;en&quot;&quot;,$A$1))&quot;);&quot;GWEITHREDIAD HEB EI DRIN&quot;)" office:value-type="string" office:string-value="GWEITHREDIAD HEB EI DRIN" calcext:value-type="string">
            <text:p>GWEITHREDIAD HEB EI DRIN</text:p>
          </table:table-cell>
          <table:table-cell table:number-columns-repeated="1019"/>
        </table:table-row>
        <table:table-row table:style-name="ro1">
          <table:table-cell table:style-name="ce5" table:formula="of:=IF(LEN([.F70]) &gt; 0; [.F70]; [.E70])" office:value-type="string" office:string-value="COD GWEITHREDU HEB EI DRIN" calcext:value-type="string">
            <text:p>COD GWEITHREDU HEB EI DRIN</text:p>
          </table:table-cell>
          <table:table-cell table:style-name="ce8" table:formula="of:=IFERROR(__xludf.dummyfunction(&quot;upper(googletranslate(A70,$A$1,&quot;&quot;en&quot;&quot;))&quot;);&quot;UNTREATED ACTION CODE&quot;)" office:value-type="string" office:string-value="UNTREATED ACTION CODE" calcext:value-type="string">
            <text:p>UNTREATED ACTION CODE</text:p>
          </table:table-cell>
          <table:table-cell table:style-name="ce2" table:formula="of:=[$errors.A29]" office:value-type="string" office:string-value="UNHANDLED OPERATION CODE" calcext:value-type="string">
            <text:p>UNHANDLED OPERATION CODE</text:p>
          </table:table-cell>
          <table:table-cell/>
          <table:table-cell table:style-name="ce2" table:formula="of:=IFERROR(__xludf.dummyfunction(&quot;UPPER(GOOGLETRANSLATE(if(len(D70) &gt; 0, D70, C70),&quot;&quot;en&quot;&quot;,$A$1))&quot;);&quot;COD GWEITHREDU HEB EI DRIN&quot;)" office:value-type="string" office:string-value="COD GWEITHREDU HEB EI DRIN" calcext:value-type="string">
            <text:p>COD GWEITHREDU HEB EI DRIN</text:p>
          </table:table-cell>
          <table:table-cell table:number-columns-repeated="1019"/>
        </table:table-row>
        <table:table-row table:style-name="ro1">
          <table:table-cell table:style-name="ce5" table:formula="of:=IF(LEN([.F71]) &gt; 0; [.F71]; [.E71])" office:value-type="string" office:string-value="ANHYSBYS OS LABEL" calcext:value-type="string">
            <text:p>ANHYSBYS OS LABEL</text:p>
          </table:table-cell>
          <table:table-cell table:style-name="ce8" table:formula="of:=IFERROR(__xludf.dummyfunction(&quot;upper(googletranslate(A71,$A$1,&quot;&quot;en&quot;&quot;))&quot;);&quot;UNKNOWN IF LABEL&quot;)" office:value-type="string" office:string-value="UNKNOWN IF LABEL" calcext:value-type="string">
            <text:p>UNKNOWN IF LABEL</text:p>
          </table:table-cell>
          <table:table-cell table:style-name="ce2" table:formula="of:=[$errors.A30]" office:value-type="string" office:string-value="UNKNOWN IF LABEL" calcext:value-type="string">
            <text:p>UNKNOWN IF LABEL</text:p>
          </table:table-cell>
          <table:table-cell/>
          <table:table-cell table:style-name="ce2" table:formula="of:=IFERROR(__xludf.dummyfunction(&quot;UPPER(GOOGLETRANSLATE(if(len(D71) &gt; 0, D71, C71),&quot;&quot;en&quot;&quot;,$A$1))&quot;);&quot;ANHYSBYS OS LABEL&quot;)" office:value-type="string" office:string-value="ANHYSBYS OS LABEL" calcext:value-type="string">
            <text:p>ANHYSBYS OS LABEL</text:p>
          </table:table-cell>
          <table:table-cell table:number-columns-repeated="1019"/>
        </table:table-row>
        <table:table-row table:style-name="ro1">
          <table:table-cell table:style-name="ce5" table:formula="of:=IF(LEN([.F72]) &gt; 0; [.F72]; [.E72])" office:value-type="string" office:string-value="GWEITHREDIAD MATHEMATEG DWBL HEB EI GYDNABOD" calcext:value-type="string">
            <text:p>GWEITHREDIAD MATHEMATEG DWBL HEB EI GYDNABOD</text:p>
          </table:table-cell>
          <table:table-cell table:style-name="ce8" table:formula="of:=IFERROR(__xludf.dummyfunction(&quot;upper(googletranslate(A72,$A$1,&quot;&quot;en&quot;&quot;))&quot;);&quot;UNRECOGNIZED DOUBLE MATHS OPERATION&quot;)" office:value-type="string" office:string-value="UNRECOGNIZED DOUBLE MATHS OPERATION" calcext:value-type="string">
            <text:p>UNRECOGNIZED DOUBLE MATHS OPERATION</text:p>
          </table:table-cell>
          <table:table-cell table:style-name="ce2" table:formula="of:=[$errors.A31]" office:value-type="string" office:string-value="UNRECOGNIZED DOUBLE MATH OPERATION" calcext:value-type="string">
            <text:p>UNRECOGNIZED DOUBLE MATH OPERATION</text:p>
          </table:table-cell>
          <table:table-cell/>
          <table:table-cell table:style-name="ce2" table:formula="of:=IFERROR(__xludf.dummyfunction(&quot;UPPER(GOOGLETRANSLATE(if(len(D72) &gt; 0, D72, C72),&quot;&quot;en&quot;&quot;,$A$1))&quot;);&quot;GWEITHREDIAD MATHEMATEG DWBL HEB EI GYDNABOD&quot;)" office:value-type="string" office:string-value="GWEITHREDIAD MATHEMATEG DWBL HEB EI GYDNABOD" calcext:value-type="string">
            <text:p>GWEITHREDIAD MATHEMATEG DWBL HEB EI GYDNABOD</text:p>
          </table:table-cell>
          <table:table-cell table:number-columns-repeated="1019"/>
        </table:table-row>
        <table:table-row table:style-name="ro1">
          <table:table-cell table:style-name="ce5" table:formula="of:=IF(LEN([.F73]) &gt; 0; [.F73]; [.E73])" office:value-type="string" office:string-value="DIFFINIAD SWYDDOGAETH HEB EI GYDNABOD" calcext:value-type="string">
            <text:p>DIFFINIAD SWYDDOGAETH HEB EI GYDNABOD</text:p>
          </table:table-cell>
          <table:table-cell table:style-name="ce8" table:formula="of:=IFERROR(__xludf.dummyfunction(&quot;upper(googletranslate(A73,$A$1,&quot;&quot;en&quot;&quot;))&quot;);&quot;UNRECOGNIZED FUNCTION DEFINITION&quot;)" office:value-type="string" office:string-value="UNRECOGNIZED FUNCTION DEFINITION" calcext:value-type="string">
            <text:p>UNRECOGNIZED FUNCTION DEFINITION</text:p>
          </table:table-cell>
          <table:table-cell table:style-name="ce2" table:formula="of:=[$errors.A32]" office:value-type="string" office:string-value="UNRECOGNIZED FUNCTION DEFINITION" calcext:value-type="string">
            <text:p>UNRECOGNIZED FUNCTION DEFINITION</text:p>
          </table:table-cell>
          <table:table-cell/>
          <table:table-cell table:style-name="ce2" table:formula="of:=IFERROR(__xludf.dummyfunction(&quot;UPPER(GOOGLETRANSLATE(if(len(D73) &gt; 0, D73, C73),&quot;&quot;en&quot;&quot;,$A$1))&quot;);&quot;DIFFINIAD SWYDDOGAETH HEB EI GYDNABOD&quot;)" office:value-type="string" office:string-value="DIFFINIAD SWYDDOGAETH HEB EI GYDNABOD" calcext:value-type="string">
            <text:p>DIFFINIAD SWYDDOGAETH HEB EI GYDNABOD</text:p>
          </table:table-cell>
          <table:table-cell table:number-columns-repeated="1019"/>
        </table:table-row>
        <table:table-row table:style-name="ro1">
          <table:table-cell table:style-name="ce5" table:formula="of:=IF(LEN([.F74]) &gt; 0; [.F74]; [.E74])" office:value-type="string" office:string-value="LABEL GOSUB HEB EI GYDNABOD" calcext:value-type="string">
            <text:p>LABEL GOSUB HEB EI GYDNABOD</text:p>
          </table:table-cell>
          <table:table-cell table:style-name="ce8" table:formula="of:=IFERROR(__xludf.dummyfunction(&quot;upper(googletranslate(A74,$A$1,&quot;&quot;en&quot;&quot;))&quot;);&quot;UNRECOGNIZED GOSUB LABEL&quot;)" office:value-type="string" office:string-value="UNRECOGNIZED GOSUB LABEL" calcext:value-type="string">
            <text:p>UNRECOGNIZED GOSUB LABEL</text:p>
          </table:table-cell>
          <table:table-cell table:style-name="ce2" table:formula="of:=[$errors.A33]" office:value-type="string" office:string-value="UNRECOGNIZED GOSUB LABEL" calcext:value-type="string">
            <text:p>UNRECOGNIZED GOSUB LABEL</text:p>
          </table:table-cell>
          <table:table-cell/>
          <table:table-cell table:style-name="ce2" table:formula="of:=IFERROR(__xludf.dummyfunction(&quot;UPPER(GOOGLETRANSLATE(if(len(D74) &gt; 0, D74, C74),&quot;&quot;en&quot;&quot;,$A$1))&quot;);&quot;LABEL GOSUB HEB EI GYDNABOD&quot;)" office:value-type="string" office:string-value="LABEL GOSUB HEB EI GYDNABOD" calcext:value-type="string">
            <text:p>LABEL GOSUB HEB EI GYDNABOD</text:p>
          </table:table-cell>
          <table:table-cell table:number-columns-repeated="1019"/>
        </table:table-row>
        <table:table-row table:style-name="ro1">
          <table:table-cell table:style-name="ce5" table:formula="of:=IF(LEN([.F75]) &gt; 0; [.F75]; [.E75])" office:value-type="string" office:string-value="LABEL GOTO HEB EI GYDNABOD" calcext:value-type="string">
            <text:p>LABEL GOTO HEB EI GYDNABOD</text:p>
          </table:table-cell>
          <table:table-cell table:style-name="ce8" table:formula="of:=IFERROR(__xludf.dummyfunction(&quot;upper(googletranslate(A75,$A$1,&quot;&quot;en&quot;&quot;))&quot;);&quot;GOTO LABEL UNRECOGNIZED&quot;)" office:value-type="string" office:string-value="GOTO LABEL UNRECOGNIZED" calcext:value-type="string">
            <text:p>GOTO LABEL UNRECOGNIZED</text:p>
          </table:table-cell>
          <table:table-cell table:style-name="ce2" table:formula="of:=[$errors.A34]" office:value-type="string" office:string-value="UNRECOGNIZED GOTO LABEL" calcext:value-type="string">
            <text:p>UNRECOGNIZED GOTO LABEL</text:p>
          </table:table-cell>
          <table:table-cell/>
          <table:table-cell table:style-name="ce2" table:formula="of:=IFERROR(__xludf.dummyfunction(&quot;UPPER(GOOGLETRANSLATE(if(len(D75) &gt; 0, D75, C75),&quot;&quot;en&quot;&quot;,$A$1))&quot;);&quot;LABEL GOTO HEB EI GYDNABOD&quot;)" office:value-type="string" office:string-value="LABEL GOTO HEB EI GYDNABOD" calcext:value-type="string">
            <text:p>LABEL GOTO HEB EI GYDNABOD</text:p>
          </table:table-cell>
          <table:table-cell table:number-columns-repeated="1019"/>
        </table:table-row>
        <table:table-row table:style-name="ro1">
          <table:table-cell table:style-name="ce5" table:formula="of:=IF(LEN([.F76]) &gt; 0; [.F76]; [.E76])" office:value-type="string" office:string-value="MEWNBWN HEB EI GYDNABOD" calcext:value-type="string">
            <text:p>MEWNBWN HEB EI GYDNABOD</text:p>
          </table:table-cell>
          <table:table-cell table:style-name="ce8" table:formula="of:=IFERROR(__xludf.dummyfunction(&quot;upper(googletranslate(A76,$A$1,&quot;&quot;en&quot;&quot;))&quot;);&quot;UNRECOGNIZED INPUT&quot;)" office:value-type="string" office:string-value="UNRECOGNIZED INPUT" calcext:value-type="string">
            <text:p>UNRECOGNIZED INPUT</text:p>
          </table:table-cell>
          <table:table-cell table:style-name="ce2" table:formula="of:=[$errors.A35]" office:value-type="string" office:string-value="UNRECOGNIZED INPUT" calcext:value-type="string">
            <text:p>UNRECOGNIZED INPUT</text:p>
          </table:table-cell>
          <table:table-cell/>
          <table:table-cell table:style-name="ce2" table:formula="of:=IFERROR(__xludf.dummyfunction(&quot;UPPER(GOOGLETRANSLATE(if(len(D76) &gt; 0, D76, C76),&quot;&quot;en&quot;&quot;,$A$1))&quot;);&quot;MEWNBWN HEB EI GYDNABOD&quot;)" office:value-type="string" office:string-value="MEWNBWN HEB EI GYDNABOD" calcext:value-type="string">
            <text:p>MEWNBWN HEB EI GYDNABOD</text:p>
          </table:table-cell>
          <table:table-cell table:number-columns-repeated="1019"/>
        </table:table-row>
        <table:table-row table:style-name="ro1">
          <table:table-cell table:style-name="ce5" table:formula="of:=IF(LEN([.F77]) &gt; 0; [.F77]; [.E77])" office:value-type="string" office:string-value="GWEITHREDIAD MATHEMATEG CYFANRIF HEB EI GYDNABOD" calcext:value-type="string">
            <text:p>GWEITHREDIAD MATHEMATEG CYFANRIF HEB EI GYDNABOD</text:p>
          </table:table-cell>
          <table:table-cell table:style-name="ce8" table:formula="of:=IFERROR(__xludf.dummyfunction(&quot;upper(googletranslate(A77,$A$1,&quot;&quot;en&quot;&quot;))&quot;);&quot;UNRECOGNIZED INTEGER MATHS OPERATION&quot;)" office:value-type="string" office:string-value="UNRECOGNIZED INTEGER MATHS OPERATION" calcext:value-type="string">
            <text:p>UNRECOGNIZED INTEGER MATHS OPERATION</text:p>
          </table:table-cell>
          <table:table-cell table:style-name="ce2" table:formula="of:=[$errors.A36]" office:value-type="string" office:string-value="UNRECOGNIZED INTEGER MATH OPERATION" calcext:value-type="string">
            <text:p>UNRECOGNIZED INTEGER MATH OPERATION</text:p>
          </table:table-cell>
          <table:table-cell/>
          <table:table-cell table:style-name="ce2" table:formula="of:=IFERROR(__xludf.dummyfunction(&quot;UPPER(GOOGLETRANSLATE(if(len(D77) &gt; 0, D77, C77),&quot;&quot;en&quot;&quot;,$A$1))&quot;);&quot;GWEITHREDIAD MATHEMATEG CYFANRIF HEB EI GYDNABOD&quot;)" office:value-type="string" office:string-value="GWEITHREDIAD MATHEMATEG CYFANRIF HEB EI GYDNABOD" calcext:value-type="string">
            <text:p>GWEITHREDIAD MATHEMATEG CYFANRIF HEB EI GYDNABOD</text:p>
          </table:table-cell>
          <table:table-cell table:number-columns-repeated="1019"/>
        </table:table-row>
        <table:table-row table:style-name="ro1">
          <table:table-cell table:style-name="ce5" table:formula="of:=IF(LEN([.F78]) &gt; 0; [.F78]; [.E78])" office:value-type="string" office:string-value="MATH MATHEMATEG HEB EI GYDNABOD" calcext:value-type="string">
            <text:p>MATH MATHEMATEG HEB EI GYDNABOD</text:p>
          </table:table-cell>
          <table:table-cell table:style-name="ce8" table:formula="of:=IFERROR(__xludf.dummyfunction(&quot;upper(googletranslate(A78,$A$1,&quot;&quot;en&quot;&quot;))&quot;);&quot;UNRECOGNIZED MATH TYPE&quot;)" office:value-type="string" office:string-value="UNRECOGNIZED MATH TYPE" calcext:value-type="string">
            <text:p>UNRECOGNIZED MATH TYPE</text:p>
          </table:table-cell>
          <table:table-cell table:style-name="ce2" table:formula="of:=[$errors.A37]" office:value-type="string" office:string-value="UNRECOGNIZED MATH TYPE" calcext:value-type="string">
            <text:p>UNRECOGNIZED MATH TYPE</text:p>
          </table:table-cell>
          <table:table-cell/>
          <table:table-cell table:style-name="ce2" table:formula="of:=IFERROR(__xludf.dummyfunction(&quot;UPPER(GOOGLETRANSLATE(if(len(D78) &gt; 0, D78, C78),&quot;&quot;en&quot;&quot;,$A$1))&quot;);&quot;MATH MATHEMATEG HEB EI GYDNABOD&quot;)" office:value-type="string" office:string-value="MATH MATHEMATEG HEB EI GYDNABOD" calcext:value-type="string">
            <text:p>MATH MATHEMATEG HEB EI GYDNABOD</text:p>
          </table:table-cell>
          <table:table-cell table:number-columns-repeated="1019"/>
        </table:table-row>
        <table:table-row table:style-name="ro1">
          <table:table-cell table:style-name="ce5" table:formula="of:=IF(LEN([.F79]) &gt; 0; [.F79]; [.E79])" office:value-type="string" office:string-value="NEWIDYN NESAF HEB EI GYDNABOD" calcext:value-type="string">
            <text:p>NEWIDYN NESAF HEB EI GYDNABOD</text:p>
          </table:table-cell>
          <table:table-cell table:style-name="ce8" table:formula="of:=IFERROR(__xludf.dummyfunction(&quot;upper(googletranslate(A79,$A$1,&quot;&quot;en&quot;&quot;))&quot;);&quot;NEXT UNRECOGNIZED VARIABLE&quot;)" office:value-type="string" office:string-value="NEXT UNRECOGNIZED VARIABLE" calcext:value-type="string">
            <text:p>NEXT UNRECOGNIZED VARIABLE</text:p>
          </table:table-cell>
          <table:table-cell table:style-name="ce2" table:formula="of:=[$errors.A38]" office:value-type="string" office:string-value="UNRECOGNIZED NEXT VARIABLE" calcext:value-type="string">
            <text:p>UNRECOGNIZED NEXT VARIABLE</text:p>
          </table:table-cell>
          <table:table-cell/>
          <table:table-cell table:style-name="ce2" table:formula="of:=IFERROR(__xludf.dummyfunction(&quot;UPPER(GOOGLETRANSLATE(if(len(D79) &gt; 0, D79, C79),&quot;&quot;en&quot;&quot;,$A$1))&quot;);&quot;NEWIDYN NESAF HEB EI GYDNABOD&quot;)" office:value-type="string" office:string-value="NEWIDYN NESAF HEB EI GYDNABOD" calcext:value-type="string">
            <text:p>NEWIDYN NESAF HEB EI GYDNABOD</text:p>
          </table:table-cell>
          <table:table-cell table:number-columns-repeated="1019"/>
        </table:table-row>
        <table:table-row table:style-name="ro1">
          <table:table-cell table:style-name="ce5" table:formula="of:=IF(LEN([.F80]) &gt; 0; [.F80]; [.E80])" office:value-type="string" office:string-value="OP HEB EI GYDNABOD MEWN PRINT" calcext:value-type="string">
            <text:p>OP HEB EI GYDNABOD MEWN PRINT</text:p>
          </table:table-cell>
          <table:table-cell table:style-name="ce8" table:formula="of:=IFERROR(__xludf.dummyfunction(&quot;upper(googletranslate(A80,$A$1,&quot;&quot;en&quot;&quot;))&quot;);&quot;OP UNRECOGNIZED IN PRINT&quot;)" office:value-type="string" office:string-value="OP UNRECOGNIZED IN PRINT" calcext:value-type="string">
            <text:p>OP UNRECOGNIZED IN PRINT</text:p>
          </table:table-cell>
          <table:table-cell table:style-name="ce2" table:formula="of:=[$errors.A39]" office:value-type="string" office:string-value="UNRECOGNIZED OP IN PRINT" calcext:value-type="string">
            <text:p>UNRECOGNIZED OP IN PRINT</text:p>
          </table:table-cell>
          <table:table-cell/>
          <table:table-cell table:style-name="ce2" table:formula="of:=IFERROR(__xludf.dummyfunction(&quot;UPPER(GOOGLETRANSLATE(if(len(D80) &gt; 0, D80, C80),&quot;&quot;en&quot;&quot;,$A$1))&quot;);&quot;OP HEB EI GYDNABOD MEWN PRINT&quot;)" office:value-type="string" office:string-value="OP HEB EI GYDNABOD MEWN PRINT" calcext:value-type="string">
            <text:p>OP HEB EI GYDNABOD MEWN PRINT</text:p>
          </table:table-cell>
          <table:table-cell table:number-columns-repeated="1019"/>
        </table:table-row>
        <table:table-row table:style-name="ro1">
          <table:table-cell table:style-name="ce5" table:formula="of:=IF(LEN([.F81]) &gt; 0; [.F81]; [.E81])" office:value-type="string" office:string-value="GWEITHREDIAD MATHEMATEG RHESYMEGOL HEB EI GYDNABOD" calcext:value-type="string">
            <text:p>GWEITHREDIAD MATHEMATEG RHESYMEGOL HEB EI GYDNABOD</text:p>
          </table:table-cell>
          <table:table-cell table:style-name="ce8" table:formula="of:=IFERROR(__xludf.dummyfunction(&quot;upper(googletranslate(A81,$A$1,&quot;&quot;en&quot;&quot;))&quot;);&quot;UNRECOGNIZED MATHS OPERATION&quot;)" office:value-type="string" office:string-value="UNRECOGNIZED MATHS OPERATION" calcext:value-type="string">
            <text:p>UNRECOGNIZED MATHS OPERATION</text:p>
          </table:table-cell>
          <table:table-cell table:style-name="ce2" table:formula="of:=[$errors.A40]" office:value-type="string" office:string-value="UNRECOGNIZED RATIONAL MATH OPERATION" calcext:value-type="string">
            <text:p>UNRECOGNIZED RATIONAL MATH OPERATION</text:p>
          </table:table-cell>
          <table:table-cell/>
          <table:table-cell table:style-name="ce2" table:formula="of:=IFERROR(__xludf.dummyfunction(&quot;UPPER(GOOGLETRANSLATE(if(len(D81) &gt; 0, D81, C81),&quot;&quot;en&quot;&quot;,$A$1))&quot;);&quot;GWEITHREDIAD MATHEMATEG RHESYMEGOL HEB EI GYDNABOD&quot;)" office:value-type="string" office:string-value="GWEITHREDIAD MATHEMATEG RHESYMEGOL HEB EI GYDNABOD" calcext:value-type="string">
            <text:p>GWEITHREDIAD MATHEMATEG RHESYMEGOL HEB EI GYDNABOD</text:p>
          </table:table-cell>
          <table:table-cell table:number-columns-repeated="1019"/>
        </table:table-row>
        <table:table-row table:style-name="ro1">
          <table:table-cell table:style-name="ce5" table:formula="of:=IF(LEN([.F82]) &gt; 0; [.F82]; [.E82])" office:value-type="string" office:string-value="MATH AMRYWIOL HEB EI GYDNABOD" calcext:value-type="string">
            <text:p>MATH AMRYWIOL HEB EI GYDNABOD</text:p>
          </table:table-cell>
          <table:table-cell table:style-name="ce8" table:formula="of:=IFERROR(__xludf.dummyfunction(&quot;upper(googletranslate(A82,$A$1,&quot;&quot;en&quot;&quot;))&quot;);&quot;VARIABLE TYPE NOT RECOGNIZED&quot;)" office:value-type="string" office:string-value="VARIABLE TYPE NOT RECOGNIZED" calcext:value-type="string">
            <text:p>VARIABLE TYPE NOT RECOGNIZED</text:p>
          </table:table-cell>
          <table:table-cell table:style-name="ce2" table:formula="of:=[$errors.A41]" office:value-type="string" office:string-value="UNRECOGNIZED VARIABLE TYPE" calcext:value-type="string">
            <text:p>UNRECOGNIZED VARIABLE TYPE</text:p>
          </table:table-cell>
          <table:table-cell/>
          <table:table-cell table:style-name="ce2" table:formula="of:=IFERROR(__xludf.dummyfunction(&quot;UPPER(GOOGLETRANSLATE(if(len(D82) &gt; 0, D82, C82),&quot;&quot;en&quot;&quot;,$A$1))&quot;);&quot;MATH AMRYWIOL HEB EI GYDNABOD&quot;)" office:value-type="string" office:string-value="MATH AMRYWIOL HEB EI GYDNABOD" calcext:value-type="string">
            <text:p>MATH AMRYWIOL HEB EI GYDNABOD</text:p>
          </table:table-cell>
          <table:table-cell table:number-columns-repeated="1019"/>
        </table:table-row>
        <table:table-row table:style-name="ro1">
          <table:table-cell table:style-name="ce5" table:formula="of:=IF(LEN([.F83]) &gt; 0; [.F83]; [.E83])" office:value-type="string" office:string-value="NEWIDYN AMGYLCHEDD DADOSOD" calcext:value-type="string">
            <text:p>NEWIDYN AMGYLCHEDD DADOSOD</text:p>
          </table:table-cell>
          <table:table-cell table:style-name="ce8" table:formula="of:=IFERROR(__xludf.dummyfunction(&quot;upper(googletranslate(A83,$A$1,&quot;&quot;en&quot;&quot;))&quot;);&quot;A DISASSEMBLE ENVIRONMENT VARIABLE&quot;)" office:value-type="string" office:string-value="A DISASSEMBLE ENVIRONMENT VARIABLE" calcext:value-type="string">
            <text:p>A DISASSEMBLE ENVIRONMENT VARIABLE</text:p>
          </table:table-cell>
          <table:table-cell table:style-name="ce2" table:formula="of:=[$errors.A42]" office:value-type="string" office:string-value="UNSET ENVIRONMENT VARIABLE" calcext:value-type="string">
            <text:p>UNSET ENVIRONMENT VARIABLE</text:p>
          </table:table-cell>
          <table:table-cell/>
          <table:table-cell table:style-name="ce2" table:formula="of:=IFERROR(__xludf.dummyfunction(&quot;UPPER(GOOGLETRANSLATE(if(len(D83) &gt; 0, D83, C83),&quot;&quot;en&quot;&quot;,$A$1))&quot;);&quot;NEWIDYN AMGYLCHEDD DADOSOD&quot;)" office:value-type="string" office:string-value="NEWIDYN AMGYLCHEDD DADOSOD" calcext:value-type="string">
            <text:p>NEWIDYN AMGYLCHEDD DADOSOD</text:p>
          </table:table-cell>
          <table:table-cell table:number-columns-repeated="1019"/>
        </table:table-row>
        <table:table-row table:style-name="ro1">
          <table:table-cell table:style-name="ce5" table:formula="of:=IF(LEN([.F84]) &gt; 0; [.F84]; [.E84])" office:value-type="string" office:string-value="CAMGYMHARIAD DIFFINIAD AMRYWIOL / ARRAY" calcext:value-type="string">
            <text:p>CAMGYMHARIAD DIFFINIAD AMRYWIOL / ARRAY</text:p>
          </table:table-cell>
          <table:table-cell table:style-name="ce8" table:formula="of:=IFERROR(__xludf.dummyfunction(&quot;upper(googletranslate(A84,$A$1,&quot;&quot;en&quot;&quot;))&quot;);&quot;DEFINITION DEFINITION / ARRAY&quot;)" office:value-type="string" office:string-value="DEFINITION DEFINITION / ARRAY" calcext:value-type="string">
            <text:p>DEFINITION DEFINITION / ARRAY</text:p>
          </table:table-cell>
          <table:table-cell table:style-name="ce2" table:formula="of:=[$errors.A43]" office:value-type="string" office:string-value="VARIABLE / ARRAY DEFINITION MISMATCH" calcext:value-type="string">
            <text:p>VARIABLE / ARRAY DEFINITION MISMATCH</text:p>
          </table:table-cell>
          <table:table-cell/>
          <table:table-cell table:style-name="ce2" table:formula="of:=IFERROR(__xludf.dummyfunction(&quot;UPPER(GOOGLETRANSLATE(if(len(D84) &gt; 0, D84, C84),&quot;&quot;en&quot;&quot;,$A$1))&quot;);&quot;CAMGYMHARIAD DIFFINIAD AMRYWIOL / ARRAY&quot;)" office:value-type="string" office:string-value="CAMGYMHARIAD DIFFINIAD AMRYWIOL / ARRAY" calcext:value-type="string">
            <text:p>CAMGYMHARIAD DIFFINIAD AMRYWIOL / ARRAY</text:p>
          </table:table-cell>
          <table:table-cell table:number-columns-repeated="1019"/>
        </table:table-row>
        <table:table-row table:style-name="ro1">
          <table:table-cell table:style-name="ce5" table:formula="of:=IF(LEN([.F85]) &gt; 0; [.F85]; [.E85])" office:value-type="string" office:string-value="AMRYWIOL WEDI'I DDIFFINIO FEL ARAE" calcext:value-type="string">
            <text:p>AMRYWIOL WEDI'I DDIFFINIO FEL ARAE</text:p>
          </table:table-cell>
          <table:table-cell table:style-name="ce8" table:formula="of:=IFERROR(__xludf.dummyfunction(&quot;upper(googletranslate(A85,$A$1,&quot;&quot;en&quot;&quot;))&quot;);&quot;VARIABLE DEFINED AS AN ARRAY&quot;)" office:value-type="string" office:string-value="VARIABLE DEFINED AS AN ARRAY" calcext:value-type="string">
            <text:p>VARIABLE DEFINED AS AN ARRAY</text:p>
          </table:table-cell>
          <table:table-cell table:style-name="ce2" table:formula="of:=[$errors.A44]" office:value-type="string" office:string-value="VARIABLE DEFINED AS ARRAY" calcext:value-type="string">
            <text:p>VARIABLE DEFINED AS ARRAY</text:p>
          </table:table-cell>
          <table:table-cell/>
          <table:table-cell table:style-name="ce2" table:formula="of:=IFERROR(__xludf.dummyfunction(&quot;UPPER(GOOGLETRANSLATE(if(len(D85) &gt; 0, D85, C85),&quot;&quot;en&quot;&quot;,$A$1))&quot;);&quot;AMRYWIOL WEDI'I DDIFFINIO FEL ARAE&quot;)" office:value-type="string" office:string-value="AMRYWIOL WEDI'I DDIFFINIO FEL ARAE" calcext:value-type="string">
            <text:p>AMRYWIOL WEDI'I DDIFFINIO FEL ARAE</text:p>
          </table:table-cell>
          <table:table-cell table:number-columns-repeated="1019"/>
        </table:table-row>
        <table:table-row table:style-name="ro1">
          <table:table-cell table:style-name="ce5" table:formula="of:=IF(LEN([.F86]) &gt; 0; [.F86]; [.E86])" office:value-type="string" office:string-value="AMRYWIOL WEDI'I DDIFFINIO FEL NONARRAY" calcext:value-type="string">
            <text:p>AMRYWIOL WEDI'I DDIFFINIO FEL NONARRAY</text:p>
          </table:table-cell>
          <table:table-cell table:style-name="ce8" table:formula="of:=IFERROR(__xludf.dummyfunction(&quot;upper(googletranslate(A86,$A$1,&quot;&quot;en&quot;&quot;))&quot;);&quot;VARIABLE DEFINED AS NONARRAY&quot;)" office:value-type="string" office:string-value="VARIABLE DEFINED AS NONARRAY" calcext:value-type="string">
            <text:p>VARIABLE DEFINED AS NONARRAY</text:p>
          </table:table-cell>
          <table:table-cell table:style-name="ce2" table:formula="of:=[$errors.A45]" office:value-type="string" office:string-value="VARIABLE DEFINED AS NONARRAY" calcext:value-type="string">
            <text:p>VARIABLE DEFINED AS NONARRAY</text:p>
          </table:table-cell>
          <table:table-cell/>
          <table:table-cell table:style-name="ce2" table:formula="of:=IFERROR(__xludf.dummyfunction(&quot;UPPER(GOOGLETRANSLATE(if(len(D86) &gt; 0, D86, C86),&quot;&quot;en&quot;&quot;,$A$1))&quot;);&quot;AMRYWIOL WEDI'I DDIFFINIO FEL NONARRAY&quot;)" office:value-type="string" office:string-value="AMRYWIOL WEDI'I DDIFFINIO FEL NONARRAY" calcext:value-type="string">
            <text:p>AMRYWIOL WEDI'I DDIFFINIO FEL NONARRAY</text:p>
          </table:table-cell>
          <table:table-cell table:number-columns-repeated="1019"/>
        </table:table-row>
        <table:table-row table:style-name="ro1">
          <table:table-cell table:style-name="ce5" table:formula="of:=IF(LEN([.F87]) &gt; 0; [.F87]; [.E87])" office:value-type="string" office:string-value="NID OES GWERTH I NEWIDYN" calcext:value-type="string">
            <text:p>NID OES GWERTH I NEWIDYN</text:p>
          </table:table-cell>
          <table:table-cell table:style-name="ce8" table:formula="of:=IFERROR(__xludf.dummyfunction(&quot;upper(googletranslate(A87,$A$1,&quot;&quot;en&quot;&quot;))&quot;);&quot;THERE IS NO VALUE TO A VARIABLE&quot;)" office:value-type="string" office:string-value="THERE IS NO VALUE TO A VARIABLE" calcext:value-type="string">
            <text:p>THERE IS NO VALUE TO A VARIABLE</text:p>
          </table:table-cell>
          <table:table-cell table:style-name="ce2" table:formula="of:=[$errors.A46]" office:value-type="string" office:string-value="VARIABLE HAS NO VALUE" calcext:value-type="string">
            <text:p>VARIABLE HAS NO VALUE</text:p>
          </table:table-cell>
          <table:table-cell/>
          <table:table-cell table:style-name="ce2" table:formula="of:=IFERROR(__xludf.dummyfunction(&quot;UPPER(GOOGLETRANSLATE(if(len(D87) &gt; 0, D87, C87),&quot;&quot;en&quot;&quot;,$A$1))&quot;);&quot;NID OES GWERTH I NEWIDYN&quot;)" office:value-type="string" office:string-value="NID OES GWERTH I NEWIDYN" calcext:value-type="string">
            <text:p>NID OES GWERTH I NEWIDYN</text:p>
          </table:table-cell>
          <table:table-cell table:number-columns-repeated="1019"/>
        </table:table-row>
        <table:table-row table:style-name="ro1">
          <table:table-cell table:style-name="ce5" table:formula="of:=IF(LEN([.F88]) &gt; 0; [.F88]; [.E88])" office:value-type="string" office:string-value="NID YW NEWIDYN YN ARAE" calcext:value-type="string">
            <text:p>NID YW NEWIDYN YN ARAE</text:p>
          </table:table-cell>
          <table:table-cell table:style-name="ce8" table:formula="of:=IFERROR(__xludf.dummyfunction(&quot;upper(googletranslate(A88,$A$1,&quot;&quot;en&quot;&quot;))&quot;);&quot;A VARIABLE IS NOT AN ARRAY&quot;)" office:value-type="string" office:string-value="A VARIABLE IS NOT AN ARRAY" calcext:value-type="string">
            <text:p>A VARIABLE IS NOT AN ARRAY</text:p>
          </table:table-cell>
          <table:table-cell table:style-name="ce2" table:formula="of:=[$errors.A47]" office:value-type="string" office:string-value="VARIABLE IS NOT AN ARRAY" calcext:value-type="string">
            <text:p>VARIABLE IS NOT AN ARRAY</text:p>
          </table:table-cell>
          <table:table-cell/>
          <table:table-cell table:style-name="ce2" table:formula="of:=IFERROR(__xludf.dummyfunction(&quot;UPPER(GOOGLETRANSLATE(if(len(D88) &gt; 0, D88, C88),&quot;&quot;en&quot;&quot;,$A$1))&quot;);&quot;NID YW NEWIDYN YN ARAE&quot;)" office:value-type="string" office:string-value="NID YW NEWIDYN YN ARAE" calcext:value-type="string">
            <text:p>NID YW NEWIDYN YN ARAE</text:p>
          </table:table-cell>
          <table:table-cell table:number-columns-repeated="1019"/>
        </table:table-row>
        <table:table-row table:style-name="ro2" table:number-rows-repeated="1048487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lang_cy.A3:lang_cy.A40">
            <calcext:condition calcext:apply-style-name="ConditionalStyle_1" calcext:value="formula-is(COUNTIF([.$A$3:.$A$40];[.$A3])&gt;1)" calcext:base-cell-address="lang_cy.A3"/>
          </calcext:conditional-format>
        </calcext:conditional-formats>
      </table:table>
      <table:table table:name="lang_zu" table:style-name="ta24">
        <table:table-column table:style-name="co24" table:default-cell-style-name="Default"/>
        <table:table-column table:style-name="co5" table:default-cell-style-name="Default"/>
        <table:table-column table:style-name="co1" table:default-cell-style-name="Default"/>
        <table:table-column table:style-name="co21" table:default-cell-style-name="Default"/>
        <table:table-column table:style-name="co14" table:default-cell-style-name="Default"/>
        <table:table-column table:style-name="co28" table:default-cell-style-name="Default"/>
        <table:table-column table:style-name="co31" table:default-cell-style-name="Default"/>
        <table:table-column table:style-name="co21" table:number-columns-repeated="1017" table:default-cell-style-name="Default"/>
        <table:table-row table:style-name="ro1">
          <table:table-cell table:style-name="ce1" office:value-type="string" calcext:value-type="string">
            <text:p>zu</text:p>
          </table:table-cell>
          <table:table-cell table:style-name="ce1" office:value-type="string" calcext:value-type="string">
            <text:p>reverse</text:p>
          </table:table-cell>
          <table:table-cell table:style-name="ce1" office:value-type="string" calcext:value-type="string">
            <text:p>original</text:p>
          </table:table-cell>
          <table:table-cell table:style-name="ce1" office:value-type="string" calcext:value-type="string">
            <text:p>human override</text:p>
          </table:table-cell>
          <table:table-cell table:style-name="ce1" office:value-type="string" calcext:value-type="string">
            <text:p>google translate</text:p>
          </table:table-cell>
          <table:table-cell table:style-name="ce1" office:value-type="string" calcext:value-type="string">
            <text:p>human translate</text:p>
          </table:table-cell>
          <table:table-cell table:style-name="ce1" office:value-type="string" calcext:value-type="string">
            <text:p>contributor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ZULU</text:p>
          </table:table-cell>
          <table:table-cell table:number-columns-repeated="1023"/>
        </table:table-row>
        <table:table-row table:style-name="ro1">
          <table:table-cell table:style-name="ce26" table:formula="of:=IF(LEN([.F3]) &gt; 0; [.F3]; [.E3])" office:value-type="string" office:string-value="-VALEKE" calcext:value-type="string">
            <text:p>-VALEKE</text:p>
          </table:table-cell>
          <table:table-cell table:style-name="ce8" table:formula="of:=IFERROR(__xludf.dummyfunction(&quot;upper(googletranslate(A3,$A$1,&quot;&quot;en&quot;&quot;))&quot;);&quot;DISTANCING&quot;)" office:value-type="string" office:string-value="DISTANCING" calcext:value-type="string">
            <text:p>DISTANCING</text:p>
          </table:table-cell>
          <table:table-cell table:style-name="ce2" table:formula="of:=[$keywords.A1]" office:value-type="string" office:string-value="ABS" calcext:value-type="string">
            <text:p>ABS</text:p>
          </table:table-cell>
          <table:table-cell/>
          <table:table-cell table:style-name="ce2" table:formula="of:=IFERROR(__xludf.dummyfunction(&quot;UPPER(GOOGLETRANSLATE(if(len(D3) &gt; 0, D3, C3),&quot;&quot;en&quot;&quot;,$A$1))&quot;);&quot;-VALEKE&quot;)" office:value-type="string" office:string-value="-VALEKE" calcext:value-type="string">
            <text:p>-VALEKE</text:p>
          </table:table-cell>
          <table:table-cell table:number-columns-repeated="1019"/>
        </table:table-row>
        <table:table-row table:style-name="ro1">
          <table:table-cell table:style-name="ce26" table:formula="of:=IF(LEN([.F4]) &gt; 0; [.F4]; [.E4])" office:value-type="string" office:string-value="AT" calcext:value-type="string">
            <text:p>AT</text:p>
          </table:table-cell>
          <table:table-cell table:style-name="ce8" table:formula="of:=IFERROR(__xludf.dummyfunction(&quot;upper(googletranslate(A4,$A$1,&quot;&quot;en&quot;&quot;))&quot;);&quot;AT&quot;)" office:value-type="string" office:string-value="AT" calcext:value-type="string">
            <text:p>AT</text:p>
          </table:table-cell>
          <table:table-cell table:style-name="ce2" table:formula="of:=[$keywords.A2]" office:value-type="string" office:string-value="ATN" calcext:value-type="string">
            <text:p>ATN</text:p>
          </table:table-cell>
          <table:table-cell/>
          <table:table-cell table:style-name="ce2" table:formula="of:=IFERROR(__xludf.dummyfunction(&quot;UPPER(GOOGLETRANSLATE(if(len(D4) &gt; 0, D4, C4),&quot;&quot;en&quot;&quot;,$A$1))&quot;);&quot;AT&quot;)" office:value-type="string" office:string-value="AT" calcext:value-type="string">
            <text:p>AT</text:p>
          </table:table-cell>
          <table:table-cell table:number-columns-repeated="1019"/>
        </table:table-row>
        <table:table-row table:style-name="ro1">
          <table:table-cell table:style-name="ce26" table:formula="of:=IF(LEN([.F5]) &gt; 0; [.F5]; [.E5])" office:value-type="string" office:string-value="ISIZINDA" calcext:value-type="string">
            <text:p>ISIZINDA</text:p>
          </table:table-cell>
          <table:table-cell table:style-name="ce8" table:formula="of:=IFERROR(__xludf.dummyfunction(&quot;upper(googletranslate(A5,$A$1,&quot;&quot;en&quot;&quot;))&quot;);&quot;BACKGROUND&quot;)" office:value-type="string" office:string-value="BACKGROUND" calcext:value-type="string">
            <text:p>BACKGROUND</text:p>
          </table:table-cell>
          <table:table-cell table:style-name="ce2" table:formula="of:=[$keywords.A3]" office:value-type="string" office:string-value="BASE" calcext:value-type="string">
            <text:p>BASE</text:p>
          </table:table-cell>
          <table:table-cell/>
          <table:table-cell table:style-name="ce2" table:formula="of:=IFERROR(__xludf.dummyfunction(&quot;UPPER(GOOGLETRANSLATE(if(len(D5) &gt; 0, D5, C5),&quot;&quot;en&quot;&quot;,$A$1))&quot;);&quot;ISIZINDA&quot;)" office:value-type="string" office:string-value="ISIZINDA" calcext:value-type="string">
            <text:p>ISIZINDA</text:p>
          </table:table-cell>
          <table:table-cell table:number-columns-repeated="1019"/>
        </table:table-row>
        <table:table-row table:style-name="ro1">
          <table:table-cell table:style-name="ce26" table:formula="of:=IF(LEN([.F6]) &gt; 0; [.F6]; [.E6])" office:value-type="string" office:string-value="ICONSI" calcext:value-type="string">
            <text:p>ICONSI</text:p>
          </table:table-cell>
          <table:table-cell table:style-name="ce8" table:formula="of:=IFERROR(__xludf.dummyfunction(&quot;upper(googletranslate(A6,$A$1,&quot;&quot;en&quot;&quot;))&quot;);&quot;DROP&quot;)" office:value-type="string" office:string-value="DROP" calcext:value-type="string">
            <text:p>DROP</text:p>
          </table:table-cell>
          <table:table-cell table:style-name="ce2" table:formula="of:=[$keywords.A4]" office:value-type="string" office:string-value="COS" calcext:value-type="string">
            <text:p>COS</text:p>
          </table:table-cell>
          <table:table-cell/>
          <table:table-cell table:style-name="ce2" table:formula="of:=IFERROR(__xludf.dummyfunction(&quot;UPPER(GOOGLETRANSLATE(if(len(D6) &gt; 0, D6, C6),&quot;&quot;en&quot;&quot;,$A$1))&quot;);&quot;ICONSI&quot;)" office:value-type="string" office:string-value="ICONSI" calcext:value-type="string">
            <text:p>ICONSI</text:p>
          </table:table-cell>
          <table:table-cell table:number-columns-repeated="1019"/>
        </table:table-row>
        <table:table-row table:style-name="ro1">
          <table:table-cell table:style-name="ce26" table:formula="of:=IF(LEN([.F7]) &gt; 0; [.F7]; [.E7])" office:value-type="string" office:string-value="UMBHALO" calcext:value-type="string">
            <text:p>UMBHALO</text:p>
          </table:table-cell>
          <table:table-cell table:style-name="ce8" table:formula="of:=IFERROR(__xludf.dummyfunction(&quot;upper(googletranslate(A7,$A$1,&quot;&quot;en&quot;&quot;))&quot;);&quot;WRITING&quot;)" office:value-type="string" office:string-value="WRITING" calcext:value-type="string">
            <text:p>WRITING</text:p>
          </table:table-cell>
          <table:table-cell table:style-name="ce2" table:formula="of:=[$keywords.A5]" office:value-type="string" office:string-value="DATA" calcext:value-type="string">
            <text:p>DATA</text:p>
          </table:table-cell>
          <table:table-cell/>
          <table:table-cell table:style-name="ce2" table:formula="of:=IFERROR(__xludf.dummyfunction(&quot;UPPER(GOOGLETRANSLATE(if(len(D7) &gt; 0, D7, C7),&quot;&quot;en&quot;&quot;,$A$1))&quot;);&quot;UMBHALO&quot;)" office:value-type="string" office:string-value="UMBHALO" calcext:value-type="string">
            <text:p>UMBHALO</text:p>
          </table:table-cell>
          <table:table-cell table:number-columns-repeated="1019"/>
        </table:table-row>
        <table:table-row table:style-name="ro1">
          <table:table-cell table:style-name="ce26" table:formula="of:=IF(LEN([.F8]) &gt; 0; [.F8]; [.E8])" office:value-type="string" office:string-value="DLB" calcext:value-type="string">
            <text:p>DLB</text:p>
          </table:table-cell>
          <table:table-cell table:style-name="ce8" table:formula="of:=IFERROR(__xludf.dummyfunction(&quot;upper(googletranslate(A8,$A$1,&quot;&quot;en&quot;&quot;))&quot;);&quot;DLB&quot;)" office:value-type="string" office:string-value="DLB" calcext:value-type="string">
            <text:p>DLB</text:p>
          </table:table-cell>
          <table:table-cell table:style-name="ce2" table:formula="of:=[$keywords.A6]" office:value-type="string" office:string-value="DBL" calcext:value-type="string">
            <text:p>DBL</text:p>
          </table:table-cell>
          <table:table-cell/>
          <table:table-cell table:style-name="ce2" table:formula="of:=IFERROR(__xludf.dummyfunction(&quot;UPPER(GOOGLETRANSLATE(if(len(D8) &gt; 0, D8, C8),&quot;&quot;en&quot;&quot;,$A$1))&quot;);&quot;DLB&quot;)" office:value-type="string" office:string-value="DLB" calcext:value-type="string">
            <text:p>DLB</text:p>
          </table:table-cell>
          <table:table-cell table:number-columns-repeated="1019"/>
        </table:table-row>
        <table:table-row table:style-name="ro1">
          <table:table-cell table:style-name="ce26" table:formula="of:=IF(LEN([.F9]) &gt; 0; [.F9]; [.E9])" office:value-type="string" office:string-value="UKUKHANISA" calcext:value-type="string">
            <text:p>UKUKHANISA</text:p>
          </table:table-cell>
          <table:table-cell table:style-name="ce8" table:formula="of:=IFERROR(__xludf.dummyfunction(&quot;upper(googletranslate(A9,$A$1,&quot;&quot;en&quot;&quot;))&quot;);&quot;COMPETITION&quot;)" office:value-type="string" office:string-value="COMPETITION" calcext:value-type="string">
            <text:p>COMPETITION</text:p>
          </table:table-cell>
          <table:table-cell table:style-name="ce2" table:formula="of:=[$keywords.A7]" office:value-type="string" office:string-value="DEF" calcext:value-type="string">
            <text:p>DEF</text:p>
          </table:table-cell>
          <table:table-cell/>
          <table:table-cell table:style-name="ce2" table:formula="of:=IFERROR(__xludf.dummyfunction(&quot;UPPER(GOOGLETRANSLATE(if(len(D9) &gt; 0, D9, C9),&quot;&quot;en&quot;&quot;,$A$1))&quot;);&quot;UKUKHANISA&quot;)" office:value-type="string" office:string-value="UKUKHANISA" calcext:value-type="string">
            <text:p>UKUKHANISA</text:p>
          </table:table-cell>
          <table:table-cell table:number-columns-repeated="1019"/>
        </table:table-row>
        <table:table-row table:style-name="ro1">
          <table:table-cell table:style-name="ce26" table:formula="of:=IF(LEN([.F10]) &gt; 0; [.F10]; [.E10])" office:value-type="string" office:string-value="FUSHANE" calcext:value-type="string">
            <text:p>FUSHANE</text:p>
          </table:table-cell>
          <table:table-cell table:style-name="ce8" table:formula="of:=IFERROR(__xludf.dummyfunction(&quot;upper(googletranslate(A10,$A$1,&quot;&quot;en&quot;&quot;))&quot;);&quot;FASHER&quot;)" office:value-type="string" office:string-value="FASHER" calcext:value-type="string">
            <text:p>FASHER</text:p>
          </table:table-cell>
          <table:table-cell table:style-name="ce2" table:formula="of:=[$keywords.A8]" office:value-type="string" office:string-value="DIM" calcext:value-type="string">
            <text:p>DIM</text:p>
          </table:table-cell>
          <table:table-cell/>
          <table:table-cell table:style-name="ce2" table:formula="of:=IFERROR(__xludf.dummyfunction(&quot;UPPER(GOOGLETRANSLATE(if(len(D10) &gt; 0, D10, C10),&quot;&quot;en&quot;&quot;,$A$1))&quot;);&quot;FUSHANE&quot;)" office:value-type="string" office:string-value="FUSHANE" calcext:value-type="string">
            <text:p>FUSHANE</text:p>
          </table:table-cell>
          <table:table-cell table:number-columns-repeated="1019"/>
        </table:table-row>
        <table:table-row table:style-name="ro1">
          <table:table-cell table:style-name="ce26" table:formula="of:=IF(LEN([.F11]) &gt; 0; [.F11]; [.E11])" office:value-type="string" office:string-value="UKUGCINA" calcext:value-type="string">
            <text:p>UKUGCINA</text:p>
          </table:table-cell>
          <table:table-cell table:style-name="ce8" table:formula="of:=IFERROR(__xludf.dummyfunction(&quot;upper(googletranslate(A11,$A$1,&quot;&quot;en&quot;&quot;))&quot;);&quot;STORE&quot;)" office:value-type="string" office:string-value="STORE" calcext:value-type="string">
            <text:p>STORE</text:p>
          </table:table-cell>
          <table:table-cell table:style-name="ce2" table:formula="of:=[$keywords.A9]" office:value-type="string" office:string-value="END" calcext:value-type="string">
            <text:p>END</text:p>
          </table:table-cell>
          <table:table-cell/>
          <table:table-cell table:style-name="ce2" table:formula="of:=IFERROR(__xludf.dummyfunction(&quot;UPPER(GOOGLETRANSLATE(if(len(D11) &gt; 0, D11, C11),&quot;&quot;en&quot;&quot;,$A$1))&quot;);&quot;UKUGCINA&quot;)" office:value-type="string" office:string-value="UKUGCINA" calcext:value-type="string">
            <text:p>UKUGCINA</text:p>
          </table:table-cell>
          <table:table-cell table:number-columns-repeated="1019"/>
        </table:table-row>
        <table:table-row table:style-name="ro1">
          <table:table-cell table:style-name="ce26" table:formula="of:=IF(LEN([.F12]) &gt; 0; [.F12]; [.E12])" office:value-type="string" office:string-value="EKHOKHA" calcext:value-type="string">
            <text:p>EKHOKHA</text:p>
          </table:table-cell>
          <table:table-cell table:style-name="ce8" table:formula="of:=IFERROR(__xludf.dummyfunction(&quot;upper(googletranslate(A12,$A$1,&quot;&quot;en&quot;&quot;))&quot;);&quot;PAYS&quot;)" office:value-type="string" office:string-value="PAYS" calcext:value-type="string">
            <text:p>PAYS</text:p>
          </table:table-cell>
          <table:table-cell table:style-name="ce2" table:formula="of:=[$keywords.A10]" office:value-type="string" office:string-value="EXP" calcext:value-type="string">
            <text:p>EXP</text:p>
          </table:table-cell>
          <table:table-cell/>
          <table:table-cell table:style-name="ce2" table:formula="of:=IFERROR(__xludf.dummyfunction(&quot;UPPER(GOOGLETRANSLATE(if(len(D12) &gt; 0, D12, C12),&quot;&quot;en&quot;&quot;,$A$1))&quot;);&quot;EKHOKHA&quot;)" office:value-type="string" office:string-value="EKHOKHA" calcext:value-type="string">
            <text:p>EKHOKHA</text:p>
          </table:table-cell>
          <table:table-cell table:number-columns-repeated="1019"/>
        </table:table-row>
        <table:table-row table:style-name="ro1">
          <table:table-cell table:style-name="ce26" table:formula="of:=IF(LEN([.F13]) &gt; 0; [.F13]; [.E13])" office:value-type="string" office:string-value="INGOMANE" calcext:value-type="string">
            <text:p>INGOMANE</text:p>
          </table:table-cell>
          <table:table-cell table:style-name="ce8" table:formula="of:=IFERROR(__xludf.dummyfunction(&quot;upper(googletranslate(A13,$A$1,&quot;&quot;en&quot;&quot;))&quot;);&quot;A MEMBERS&quot;)" office:value-type="string" office:string-value="A MEMBERS" calcext:value-type="string">
            <text:p>A MEMBERS</text:p>
          </table:table-cell>
          <table:table-cell table:style-name="ce2" table:formula="of:=[$keywords.A11]" office:value-type="string" office:string-value="FOR" calcext:value-type="string">
            <text:p>FOR</text:p>
          </table:table-cell>
          <table:table-cell/>
          <table:table-cell table:style-name="ce2" table:formula="of:=IFERROR(__xludf.dummyfunction(&quot;UPPER(GOOGLETRANSLATE(if(len(D13) &gt; 0, D13, C13),&quot;&quot;en&quot;&quot;,$A$1))&quot;);&quot;INGOMANE&quot;)" office:value-type="string" office:string-value="INGOMANE" calcext:value-type="string">
            <text:p>INGOMANE</text:p>
          </table:table-cell>
          <table:table-cell table:number-columns-repeated="1019"/>
        </table:table-row>
        <table:table-row table:style-name="ro1">
          <table:table-cell table:style-name="ce26" table:formula="of:=IF(LEN([.F14]) &gt; 0; [.F14]; [.E14])" office:value-type="string" office:string-value="IYA KU" calcext:value-type="string">
            <text:p>IYA KU</text:p>
          </table:table-cell>
          <table:table-cell table:style-name="ce8" table:formula="of:=IFERROR(__xludf.dummyfunction(&quot;upper(googletranslate(A14,$A$1,&quot;&quot;en&quot;&quot;))&quot;);&quot;GO TO&quot;)" office:value-type="string" office:string-value="GO TO" calcext:value-type="string">
            <text:p>GO TO</text:p>
          </table:table-cell>
          <table:table-cell table:style-name="ce2" table:formula="of:=[$keywords.A12]" office:value-type="string" office:string-value="GOTO" calcext:value-type="string">
            <text:p>GOTO</text:p>
          </table:table-cell>
          <table:table-cell/>
          <table:table-cell table:style-name="ce2" table:formula="of:=IFERROR(__xludf.dummyfunction(&quot;UPPER(GOOGLETRANSLATE(if(len(D14) &gt; 0, D14, C14),&quot;&quot;en&quot;&quot;,$A$1))&quot;);&quot;IYA KU&quot;)" office:value-type="string" office:string-value="IYA KU" calcext:value-type="string">
            <text:p>IYA KU</text:p>
          </table:table-cell>
          <table:table-cell table:number-columns-repeated="1019"/>
        </table:table-row>
        <table:table-row table:style-name="ro1">
          <table:table-cell table:style-name="ce26" table:formula="of:=IF(LEN([.F15]) &gt; 0; [.F15]; [.E15])" office:value-type="string" office:string-value="INGQINAPHE" calcext:value-type="string">
            <text:p>INGQINAPHE</text:p>
          </table:table-cell>
          <table:table-cell table:style-name="ce8" table:formula="of:=IFERROR(__xludf.dummyfunction(&quot;upper(googletranslate(A15,$A$1,&quot;&quot;en&quot;&quot;))&quot;);&quot;TOUGHLE&quot;)" office:value-type="string" office:string-value="TOUGHLE" calcext:value-type="string">
            <text:p>TOUGHLE</text:p>
          </table:table-cell>
          <table:table-cell table:style-name="ce2" table:formula="of:=[$keywords.A13]" office:value-type="string" office:string-value="GOSUB" calcext:value-type="string">
            <text:p>GOSUB</text:p>
          </table:table-cell>
          <table:table-cell/>
          <table:table-cell table:style-name="ce2" table:formula="of:=IFERROR(__xludf.dummyfunction(&quot;UPPER(GOOGLETRANSLATE(if(len(D15) &gt; 0, D15, C15),&quot;&quot;en&quot;&quot;,$A$1))&quot;);&quot;INGQINAPHE&quot;)" office:value-type="string" office:string-value="INGQINAPHE" calcext:value-type="string">
            <text:p>INGQINAPHE</text:p>
          </table:table-cell>
          <table:table-cell table:number-columns-repeated="1019"/>
        </table:table-row>
        <table:table-row table:style-name="ro1">
          <table:table-cell table:style-name="ce26" table:formula="of:=IF(LEN([.F16]) &gt; 0; [.F16]; [.E16])" office:value-type="string" office:string-value="NXA" calcext:value-type="string">
            <text:p>NXA</text:p>
          </table:table-cell>
          <table:table-cell table:style-name="ce8" table:formula="of:=IFERROR(__xludf.dummyfunction(&quot;upper(googletranslate(A16,$A$1,&quot;&quot;en&quot;&quot;))&quot;);&quot;IF&quot;)" office:value-type="string" office:string-value="IF" calcext:value-type="string">
            <text:p>IF</text:p>
          </table:table-cell>
          <table:table-cell table:style-name="ce2" table:formula="of:=[$keywords.A14]" office:value-type="string" office:string-value="IF" calcext:value-type="string">
            <text:p>IF</text:p>
          </table:table-cell>
          <table:table-cell/>
          <table:table-cell table:style-name="ce2" table:formula="of:=IFERROR(__xludf.dummyfunction(&quot;UPPER(GOOGLETRANSLATE(if(len(D16) &gt; 0, D16, C16),&quot;&quot;en&quot;&quot;,$A$1))&quot;);&quot;NXA&quot;)" office:value-type="string" office:string-value="NXA" calcext:value-type="string">
            <text:p>NXA</text:p>
          </table:table-cell>
          <table:table-cell table:number-columns-repeated="1019"/>
        </table:table-row>
        <table:table-row table:style-name="ro1">
          <table:table-cell table:style-name="ce26" table:formula="of:=IF(LEN([.F17]) &gt; 0; [.F17]; [.E17])" office:value-type="string" office:string-value="INT" calcext:value-type="string">
            <text:p>INT</text:p>
          </table:table-cell>
          <table:table-cell table:style-name="ce8" table:formula="of:=IFERROR(__xludf.dummyfunction(&quot;upper(googletranslate(A17,$A$1,&quot;&quot;en&quot;&quot;))&quot;);&quot;INT&quot;)" office:value-type="string" office:string-value="INT" calcext:value-type="string">
            <text:p>INT</text:p>
          </table:table-cell>
          <table:table-cell table:style-name="ce2" table:formula="of:=[$keywords.A15]" office:value-type="string" office:string-value="INT" calcext:value-type="string">
            <text:p>INT</text:p>
          </table:table-cell>
          <table:table-cell/>
          <table:table-cell table:style-name="ce2" table:formula="of:=IFERROR(__xludf.dummyfunction(&quot;UPPER(GOOGLETRANSLATE(if(len(D17) &gt; 0, D17, C17),&quot;&quot;en&quot;&quot;,$A$1))&quot;);&quot;INT&quot;)" office:value-type="string" office:string-value="INT" calcext:value-type="string">
            <text:p>INT</text:p>
          </table:table-cell>
          <table:table-cell table:number-columns-repeated="1019"/>
        </table:table-row>
        <table:table-row table:style-name="ro1">
          <table:table-cell table:style-name="ce26" table:formula="of:=IF(LEN([.F18]) &gt; 0; [.F18]; [.E18])" office:value-type="string" office:string-value="FAKA" calcext:value-type="string">
            <text:p>FAKA</text:p>
          </table:table-cell>
          <table:table-cell table:style-name="ce8" table:formula="of:=IFERROR(__xludf.dummyfunction(&quot;upper(googletranslate(A18,$A$1,&quot;&quot;en&quot;&quot;))&quot;);&quot;INVEST&quot;)" office:value-type="string" office:string-value="INVEST" calcext:value-type="string">
            <text:p>INVEST</text:p>
          </table:table-cell>
          <table:table-cell table:style-name="ce2" table:formula="of:=[$keywords.A16]" office:value-type="string" office:string-value="INPUT" calcext:value-type="string">
            <text:p>INPUT</text:p>
          </table:table-cell>
          <table:table-cell/>
          <table:table-cell table:style-name="ce2" table:formula="of:=IFERROR(__xludf.dummyfunction(&quot;UPPER(GOOGLETRANSLATE(if(len(D18) &gt; 0, D18, C18),&quot;&quot;en&quot;&quot;,$A$1))&quot;);&quot;FAKA&quot;)" office:value-type="string" office:string-value="FAKA" calcext:value-type="string">
            <text:p>FAKA</text:p>
          </table:table-cell>
          <table:table-cell table:number-columns-repeated="1019"/>
        </table:table-row>
        <table:table-row table:style-name="ro1">
          <table:table-cell table:style-name="ce26" table:formula="of:=IF(LEN([.F19]) &gt; 0; [.F19]; [.E19])" office:value-type="string" office:string-value="VUMELA" calcext:value-type="string">
            <text:p>VUMELA</text:p>
          </table:table-cell>
          <table:table-cell table:style-name="ce8" table:formula="of:=IFERROR(__xludf.dummyfunction(&quot;upper(googletranslate(A19,$A$1,&quot;&quot;en&quot;&quot;))&quot;);&quot;ALLOW&quot;)" office:value-type="string" office:string-value="ALLOW" calcext:value-type="string">
            <text:p>ALLOW</text:p>
          </table:table-cell>
          <table:table-cell table:style-name="ce2" table:formula="of:=[$keywords.A17]" office:value-type="string" office:string-value="LET" calcext:value-type="string">
            <text:p>LET</text:p>
          </table:table-cell>
          <table:table-cell/>
          <table:table-cell table:style-name="ce2" table:formula="of:=IFERROR(__xludf.dummyfunction(&quot;UPPER(GOOGLETRANSLATE(if(len(D19) &gt; 0, D19, C19),&quot;&quot;en&quot;&quot;,$A$1))&quot;);&quot;VUMELA&quot;)" office:value-type="string" office:string-value="VUMELA" calcext:value-type="string">
            <text:p>VUMELA</text:p>
          </table:table-cell>
          <table:table-cell table:number-columns-repeated="1019"/>
        </table:table-row>
        <table:table-row table:style-name="ro1">
          <table:table-cell table:style-name="ce26" table:formula="of:=IF(LEN([.F20]) &gt; 0; [.F20]; [.E20])" office:value-type="string" office:string-value="UGODO" calcext:value-type="string">
            <text:p>UGODO</text:p>
          </table:table-cell>
          <table:table-cell table:style-name="ce8" table:formula="of:=IFERROR(__xludf.dummyfunction(&quot;upper(googletranslate(A20,$A$1,&quot;&quot;en&quot;&quot;))&quot;);&quot;LOG&quot;)" office:value-type="string" office:string-value="LOG" calcext:value-type="string">
            <text:p>LOG</text:p>
          </table:table-cell>
          <table:table-cell table:style-name="ce2" table:formula="of:=[$keywords.A18]" office:value-type="string" office:string-value="LOG" calcext:value-type="string">
            <text:p>LOG</text:p>
          </table:table-cell>
          <table:table-cell/>
          <table:table-cell table:style-name="ce2" table:formula="of:=IFERROR(__xludf.dummyfunction(&quot;UPPER(GOOGLETRANSLATE(if(len(D20) &gt; 0, D20, C20),&quot;&quot;en&quot;&quot;,$A$1))&quot;);&quot;UGODO&quot;)" office:value-type="string" office:string-value="UGODO" calcext:value-type="string">
            <text:p>UGODO</text:p>
          </table:table-cell>
          <table:table-cell table:number-columns-repeated="1019"/>
        </table:table-row>
        <table:table-row table:style-name="ro1">
          <table:table-cell table:style-name="ce26" table:formula="of:=IF(LEN([.F21]) &gt; 0; [.F21]; [.E21])" office:value-type="string" office:string-value="OLANDELAYO" calcext:value-type="string">
            <text:p>OLANDELAYO</text:p>
          </table:table-cell>
          <table:table-cell table:style-name="ce8" table:formula="of:=IFERROR(__xludf.dummyfunction(&quot;upper(googletranslate(A21,$A$1,&quot;&quot;en&quot;&quot;))&quot;);&quot;NEXT&quot;)" office:value-type="string" office:string-value="NEXT" calcext:value-type="string">
            <text:p>NEXT</text:p>
          </table:table-cell>
          <table:table-cell table:style-name="ce2" table:formula="of:=[$keywords.A19]" office:value-type="string" office:string-value="NEXT" calcext:value-type="string">
            <text:p>NEXT</text:p>
          </table:table-cell>
          <table:table-cell/>
          <table:table-cell table:style-name="ce2" table:formula="of:=IFERROR(__xludf.dummyfunction(&quot;UPPER(GOOGLETRANSLATE(if(len(D21) &gt; 0, D21, C21),&quot;&quot;en&quot;&quot;,$A$1))&quot;);&quot;OLANDELAYO&quot;)" office:value-type="string" office:string-value="OLANDELAYO" calcext:value-type="string">
            <text:p>OLANDELAYO</text:p>
          </table:table-cell>
          <table:table-cell table:number-columns-repeated="1019"/>
        </table:table-row>
        <table:table-row table:style-name="ro1">
          <table:table-cell table:style-name="ce26" table:formula="of:=IF(LEN([.F22]) &gt; 0; [.F22]; [.E22])" office:value-type="string" office:string-value="PHEZU KWA-" calcext:value-type="string">
            <text:p>PHEZU KWA-</text:p>
          </table:table-cell>
          <table:table-cell table:style-name="ce8" table:formula="of:=IFERROR(__xludf.dummyfunction(&quot;upper(googletranslate(A22,$A$1,&quot;&quot;en&quot;&quot;))&quot;);&quot;DESPITE OF-&quot;)" office:value-type="string" office:string-value="DESPITE OF-" calcext:value-type="string">
            <text:p>DESPITE OF-</text:p>
          </table:table-cell>
          <table:table-cell table:style-name="ce2" table:formula="of:=[$keywords.A20]" office:value-type="string" office:string-value="ON" calcext:value-type="string">
            <text:p>ON</text:p>
          </table:table-cell>
          <table:table-cell/>
          <table:table-cell table:style-name="ce2" table:formula="of:=IFERROR(__xludf.dummyfunction(&quot;UPPER(GOOGLETRANSLATE(if(len(D22) &gt; 0, D22, C22),&quot;&quot;en&quot;&quot;,$A$1))&quot;);&quot;PHEZU KWA-&quot;)" office:value-type="string" office:string-value="PHEZU KWA-" calcext:value-type="string">
            <text:p>PHEZU KWA-</text:p>
          </table:table-cell>
          <table:table-cell table:number-columns-repeated="1019"/>
        </table:table-row>
        <table:table-row table:style-name="ro1">
          <table:table-cell table:style-name="ce26" table:formula="of:=IF(LEN([.F23]) &gt; 0; [.F23]; [.E23])" office:value-type="string" office:string-value="UKUKHETHA" calcext:value-type="string">
            <text:p>UKUKHETHA</text:p>
          </table:table-cell>
          <table:table-cell table:style-name="ce8" table:formula="of:=IFERROR(__xludf.dummyfunction(&quot;upper(googletranslate(A23,$A$1,&quot;&quot;en&quot;&quot;))&quot;);&quot;SELECTION&quot;)" office:value-type="string" office:string-value="SELECTION" calcext:value-type="string">
            <text:p>SELECTION</text:p>
          </table:table-cell>
          <table:table-cell table:style-name="ce2" table:formula="of:=[$keywords.A21]" office:value-type="string" office:string-value="OPTION" calcext:value-type="string">
            <text:p>OPTION</text:p>
          </table:table-cell>
          <table:table-cell/>
          <table:table-cell table:style-name="ce2" table:formula="of:=IFERROR(__xludf.dummyfunction(&quot;UPPER(GOOGLETRANSLATE(if(len(D23) &gt; 0, D23, C23),&quot;&quot;en&quot;&quot;,$A$1))&quot;);&quot;UKUKHETHA&quot;)" office:value-type="string" office:string-value="UKUKHETHA" calcext:value-type="string">
            <text:p>UKUKHETHA</text:p>
          </table:table-cell>
          <table:table-cell table:number-columns-repeated="1019"/>
        </table:table-row>
        <table:table-row table:style-name="ro1">
          <table:table-cell table:style-name="ce26" table:formula="of:=IF(LEN([.F24]) &gt; 0; [.F24]; [.E24])" office:value-type="string" office:string-value="CINDEZELA" calcext:value-type="string">
            <text:p>CINDEZELA</text:p>
          </table:table-cell>
          <table:table-cell table:style-name="ce8" table:formula="of:=IFERROR(__xludf.dummyfunction(&quot;upper(googletranslate(A24,$A$1,&quot;&quot;en&quot;&quot;))&quot;);&quot;OPPRESS&quot;)" office:value-type="string" office:string-value="OPPRESS" calcext:value-type="string">
            <text:p>OPPRESS</text:p>
          </table:table-cell>
          <table:table-cell table:style-name="ce2" table:formula="of:=[$keywords.A22]" office:value-type="string" office:string-value="PRINT" calcext:value-type="string">
            <text:p>PRINT</text:p>
          </table:table-cell>
          <table:table-cell/>
          <table:table-cell table:style-name="ce2" table:formula="of:=IFERROR(__xludf.dummyfunction(&quot;UPPER(GOOGLETRANSLATE(if(len(D24) &gt; 0, D24, C24),&quot;&quot;en&quot;&quot;,$A$1))&quot;);&quot;CINDEZELA&quot;)" office:value-type="string" office:string-value="CINDEZELA" calcext:value-type="string">
            <text:p>CINDEZELA</text:p>
          </table:table-cell>
          <table:table-cell table:number-columns-repeated="1019"/>
        </table:table-row>
        <table:table-row table:style-name="ro1">
          <table:table-cell table:style-name="ce26" table:formula="of:=IF(LEN([.F25]) &gt; 0; [.F25]; [.E25])" office:value-type="string" office:string-value="PHUNGULA" calcext:value-type="string">
            <text:p>PHUNGULA</text:p>
          </table:table-cell>
          <table:table-cell table:style-name="ce8" table:formula="of:=IFERROR(__xludf.dummyfunction(&quot;upper(googletranslate(A25,$A$1,&quot;&quot;en&quot;&quot;))&quot;);&quot;LESSEN&quot;)" office:value-type="string" office:string-value="LESSEN" calcext:value-type="string">
            <text:p>LESSEN</text:p>
          </table:table-cell>
          <table:table-cell table:style-name="ce2" table:formula="of:=[$keywords.A23]" office:value-type="string" office:string-value="RANDOMIZE" calcext:value-type="string">
            <text:p>RANDOMIZE</text:p>
          </table:table-cell>
          <table:table-cell/>
          <table:table-cell table:style-name="ce2" table:formula="of:=IFERROR(__xludf.dummyfunction(&quot;UPPER(GOOGLETRANSLATE(if(len(D25) &gt; 0, D25, C25),&quot;&quot;en&quot;&quot;,$A$1))&quot;);&quot;PHUNGULA&quot;)" office:value-type="string" office:string-value="PHUNGULA" calcext:value-type="string">
            <text:p>PHUNGULA</text:p>
          </table:table-cell>
          <table:table-cell table:number-columns-repeated="1019"/>
        </table:table-row>
        <table:table-row table:style-name="ro1">
          <table:table-cell table:style-name="ce26" table:formula="of:=IF(LEN([.F26]) &gt; 0; [.F26]; [.E26])" office:value-type="string" office:string-value="IGUNDANE" calcext:value-type="string">
            <text:p>IGUNDANE</text:p>
          </table:table-cell>
          <table:table-cell table:style-name="ce8" table:formula="of:=IFERROR(__xludf.dummyfunction(&quot;upper(googletranslate(A26,$A$1,&quot;&quot;en&quot;&quot;))&quot;);&quot;MOUSE&quot;)" office:value-type="string" office:string-value="MOUSE" calcext:value-type="string">
            <text:p>MOUSE</text:p>
          </table:table-cell>
          <table:table-cell table:style-name="ce2" table:formula="of:=[$keywords.A24]" office:value-type="string" office:string-value="RAT" calcext:value-type="string">
            <text:p>RAT</text:p>
          </table:table-cell>
          <table:table-cell/>
          <table:table-cell table:style-name="ce2" table:formula="of:=IFERROR(__xludf.dummyfunction(&quot;UPPER(GOOGLETRANSLATE(if(len(D26) &gt; 0, D26, C26),&quot;&quot;en&quot;&quot;,$A$1))&quot;);&quot;IGUNDANE&quot;)" office:value-type="string" office:string-value="IGUNDANE" calcext:value-type="string">
            <text:p>IGUNDANE</text:p>
          </table:table-cell>
          <table:table-cell table:number-columns-repeated="1019"/>
        </table:table-row>
        <table:table-row table:style-name="ro1">
          <table:table-cell table:style-name="ce26" table:formula="of:=IF(LEN([.F27]) &gt; 0; [.F27]; [.E27])" office:value-type="string" office:string-value="FUNDA" calcext:value-type="string">
            <text:p>FUNDA</text:p>
          </table:table-cell>
          <table:table-cell table:style-name="ce8" table:formula="of:=IFERROR(__xludf.dummyfunction(&quot;upper(googletranslate(A27,$A$1,&quot;&quot;en&quot;&quot;))&quot;);&quot;READ&quot;)" office:value-type="string" office:string-value="READ" calcext:value-type="string">
            <text:p>READ</text:p>
          </table:table-cell>
          <table:table-cell table:style-name="ce2" table:formula="of:=[$keywords.A25]" office:value-type="string" office:string-value="READ" calcext:value-type="string">
            <text:p>READ</text:p>
          </table:table-cell>
          <table:table-cell/>
          <table:table-cell table:style-name="ce2" table:formula="of:=IFERROR(__xludf.dummyfunction(&quot;UPPER(GOOGLETRANSLATE(if(len(D27) &gt; 0, D27, C27),&quot;&quot;en&quot;&quot;,$A$1))&quot;);&quot;FUNDA&quot;)" office:value-type="string" office:string-value="FUNDA" calcext:value-type="string">
            <text:p>FUNDA</text:p>
          </table:table-cell>
          <table:table-cell table:number-columns-repeated="1019"/>
        </table:table-row>
        <table:table-row table:style-name="ro1">
          <table:table-cell table:style-name="ce26" table:formula="of:=IF(LEN([.F28]) &gt; 0; [.F28]; [.E28])" office:value-type="string" office:string-value="THUMA" calcext:value-type="string">
            <text:p>THUMA</text:p>
          </table:table-cell>
          <table:table-cell table:style-name="ce8" table:formula="of:=IFERROR(__xludf.dummyfunction(&quot;upper(googletranslate(A28,$A$1,&quot;&quot;en&quot;&quot;))&quot;);&quot;SEND&quot;)" office:value-type="string" office:string-value="SEND" calcext:value-type="string">
            <text:p>SEND</text:p>
          </table:table-cell>
          <table:table-cell table:style-name="ce2" table:formula="of:=[$keywords.A26]" office:value-type="string" office:string-value="REM" calcext:value-type="string">
            <text:p>REM</text:p>
          </table:table-cell>
          <table:table-cell/>
          <table:table-cell table:style-name="ce2" table:formula="of:=IFERROR(__xludf.dummyfunction(&quot;UPPER(GOOGLETRANSLATE(if(len(D28) &gt; 0, D28, C28),&quot;&quot;en&quot;&quot;,$A$1))&quot;);&quot;THUMA&quot;)" office:value-type="string" office:string-value="THUMA" calcext:value-type="string">
            <text:p>THUMA</text:p>
          </table:table-cell>
          <table:table-cell table:number-columns-repeated="1019"/>
        </table:table-row>
        <table:table-row table:style-name="ro1">
          <table:table-cell table:style-name="ce26" table:formula="of:=IF(LEN([.F29]) &gt; 0; [.F29]; [.E29])" office:value-type="string" office:string-value="KHUZA" calcext:value-type="string">
            <text:p>KHUZA</text:p>
          </table:table-cell>
          <table:table-cell table:style-name="ce8" table:formula="of:=IFERROR(__xludf.dummyfunction(&quot;upper(googletranslate(A29,$A$1,&quot;&quot;en&quot;&quot;))&quot;);&quot;RESTORE&quot;)" office:value-type="string" office:string-value="RESTORE" calcext:value-type="string">
            <text:p>RESTORE</text:p>
          </table:table-cell>
          <table:table-cell table:style-name="ce2" table:formula="of:=[$keywords.A27]" office:value-type="string" office:string-value="RESTORE" calcext:value-type="string">
            <text:p>RESTORE</text:p>
          </table:table-cell>
          <table:table-cell/>
          <table:table-cell table:style-name="ce2" table:formula="of:=IFERROR(__xludf.dummyfunction(&quot;UPPER(GOOGLETRANSLATE(if(len(D29) &gt; 0, D29, C29),&quot;&quot;en&quot;&quot;,$A$1))&quot;);&quot;KHUZA&quot;)" office:value-type="string" office:string-value="KHUZA" calcext:value-type="string">
            <text:p>KHUZA</text:p>
          </table:table-cell>
          <table:table-cell table:number-columns-repeated="1019"/>
        </table:table-row>
        <table:table-row table:style-name="ro1">
          <table:table-cell table:style-name="ce26" table:formula="of:=IF(LEN([.F30]) &gt; 0; [.F30]; [.E30])" office:value-type="string" office:string-value="BUYISELA EMUVA" calcext:value-type="string">
            <text:p>BUYISELA EMUVA</text:p>
          </table:table-cell>
          <table:table-cell table:style-name="ce8" table:formula="of:=IFERROR(__xludf.dummyfunction(&quot;upper(googletranslate(A30,$A$1,&quot;&quot;en&quot;&quot;))&quot;);&quot;RETURN&quot;)" office:value-type="string" office:string-value="RETURN" calcext:value-type="string">
            <text:p>RETURN</text:p>
          </table:table-cell>
          <table:table-cell table:style-name="ce2" table:formula="of:=[$keywords.A28]" office:value-type="string" office:string-value="RETURN" calcext:value-type="string">
            <text:p>RETURN</text:p>
          </table:table-cell>
          <table:table-cell/>
          <table:table-cell table:style-name="ce2" table:formula="of:=IFERROR(__xludf.dummyfunction(&quot;UPPER(GOOGLETRANSLATE(if(len(D30) &gt; 0, D30, C30),&quot;&quot;en&quot;&quot;,$A$1))&quot;);&quot;BUYISELA EMUVA&quot;)" office:value-type="string" office:string-value="BUYISELA EMUVA" calcext:value-type="string">
            <text:p>BUYISELA EMUVA</text:p>
          </table:table-cell>
          <table:table-cell table:number-columns-repeated="1019"/>
        </table:table-row>
        <table:table-row table:style-name="ro1">
          <table:table-cell table:style-name="ce26" table:formula="of:=IF(LEN([.F31]) &gt; 0; [.F31]; [.E31])" office:value-type="string" office:string-value="RND" calcext:value-type="string">
            <text:p>RND</text:p>
          </table:table-cell>
          <table:table-cell table:style-name="ce8" table:formula="of:=IFERROR(__xludf.dummyfunction(&quot;upper(googletranslate(A31,$A$1,&quot;&quot;en&quot;&quot;))&quot;);&quot;RD&quot;)" office:value-type="string" office:string-value="RD" calcext:value-type="string">
            <text:p>RD</text:p>
          </table:table-cell>
          <table:table-cell table:style-name="ce2" table:formula="of:=[$keywords.A29]" office:value-type="string" office:string-value="RND" calcext:value-type="string">
            <text:p>RND</text:p>
          </table:table-cell>
          <table:table-cell/>
          <table:table-cell table:style-name="ce2" table:formula="of:=IFERROR(__xludf.dummyfunction(&quot;UPPER(GOOGLETRANSLATE(if(len(D31) &gt; 0, D31, C31),&quot;&quot;en&quot;&quot;,$A$1))&quot;);&quot;RND&quot;)" office:value-type="string" office:string-value="RND" calcext:value-type="string">
            <text:p>RND</text:p>
          </table:table-cell>
          <table:table-cell table:number-columns-repeated="1019"/>
        </table:table-row>
        <table:table-row table:style-name="ro1">
          <table:table-cell table:style-name="ce26" table:formula="of:=IF(LEN([.F32]) &gt; 0; [.F32]; [.E32])" office:value-type="string" office:string-value="ISGN" calcext:value-type="string">
            <text:p>ISGN</text:p>
          </table:table-cell>
          <table:table-cell table:style-name="ce8" table:formula="of:=IFERROR(__xludf.dummyfunction(&quot;upper(googletranslate(A32,$A$1,&quot;&quot;en&quot;&quot;))&quot;);&quot;ISGN&quot;)" office:value-type="string" office:string-value="ISGN" calcext:value-type="string">
            <text:p>ISGN</text:p>
          </table:table-cell>
          <table:table-cell table:style-name="ce2" table:formula="of:=[$keywords.A30]" office:value-type="string" office:string-value="SGN" calcext:value-type="string">
            <text:p>SGN</text:p>
          </table:table-cell>
          <table:table-cell/>
          <table:table-cell table:style-name="ce2" table:formula="of:=IFERROR(__xludf.dummyfunction(&quot;UPPER(GOOGLETRANSLATE(if(len(D32) &gt; 0, D32, C32),&quot;&quot;en&quot;&quot;,$A$1))&quot;);&quot;ISGN&quot;)" office:value-type="string" office:string-value="ISGN" calcext:value-type="string">
            <text:p>ISGN</text:p>
          </table:table-cell>
          <table:table-cell table:number-columns-repeated="1019"/>
        </table:table-row>
        <table:table-row table:style-name="ro1">
          <table:table-cell table:style-name="ce26" table:formula="of:=IF(LEN([.F33]) &gt; 0; [.F33]; [.E33])" office:value-type="string" office:string-value="ONA" calcext:value-type="string">
            <text:p>ONA</text:p>
          </table:table-cell>
          <table:table-cell table:style-name="ce8" table:formula="of:=IFERROR(__xludf.dummyfunction(&quot;upper(googletranslate(A33,$A$1,&quot;&quot;en&quot;&quot;))&quot;);&quot;ABUSE&quot;)" office:value-type="string" office:string-value="ABUSE" calcext:value-type="string">
            <text:p>ABUSE</text:p>
          </table:table-cell>
          <table:table-cell table:style-name="ce2" table:formula="of:=[$keywords.A31]" office:value-type="string" office:string-value="SIN" calcext:value-type="string">
            <text:p>SIN</text:p>
          </table:table-cell>
          <table:table-cell/>
          <table:table-cell table:style-name="ce2" table:formula="of:=IFERROR(__xludf.dummyfunction(&quot;UPPER(GOOGLETRANSLATE(if(len(D33) &gt; 0, D33, C33),&quot;&quot;en&quot;&quot;,$A$1))&quot;);&quot;ONA&quot;)" office:value-type="string" office:string-value="ONA" calcext:value-type="string">
            <text:p>ONA</text:p>
          </table:table-cell>
          <table:table-cell table:number-columns-repeated="1019"/>
        </table:table-row>
        <table:table-row table:style-name="ro1">
          <table:table-cell table:style-name="ce26" table:formula="of:=IF(LEN([.F34]) &gt; 0; [.F34]; [.E34])" office:value-type="string" office:string-value="I-SQR" calcext:value-type="string">
            <text:p>I-SQR</text:p>
          </table:table-cell>
          <table:table-cell table:style-name="ce8" table:formula="of:=IFERROR(__xludf.dummyfunction(&quot;upper(googletranslate(A34,$A$1,&quot;&quot;en&quot;&quot;))&quot;);&quot;SQR&quot;)" office:value-type="string" office:string-value="SQR" calcext:value-type="string">
            <text:p>SQR</text:p>
          </table:table-cell>
          <table:table-cell table:style-name="ce2" table:formula="of:=[$keywords.A32]" office:value-type="string" office:string-value="SQR" calcext:value-type="string">
            <text:p>SQR</text:p>
          </table:table-cell>
          <table:table-cell/>
          <table:table-cell table:style-name="ce2" table:formula="of:=IFERROR(__xludf.dummyfunction(&quot;UPPER(GOOGLETRANSLATE(if(len(D34) &gt; 0, D34, C34),&quot;&quot;en&quot;&quot;,$A$1))&quot;);&quot;I-SQR&quot;)" office:value-type="string" office:string-value="I-SQR" calcext:value-type="string">
            <text:p>I-SQR</text:p>
          </table:table-cell>
          <table:table-cell table:number-columns-repeated="1019"/>
        </table:table-row>
        <table:table-row table:style-name="ro1">
          <table:table-cell table:style-name="ce26" table:formula="of:=IF(LEN([.F35]) &gt; 0; [.F35]; [.E35])" office:value-type="string" office:string-value="GXATHA" calcext:value-type="string">
            <text:p>GXATHA</text:p>
          </table:table-cell>
          <table:table-cell table:style-name="ce8" table:formula="of:=IFERROR(__xludf.dummyfunction(&quot;upper(googletranslate(A35,$A$1,&quot;&quot;en&quot;&quot;))&quot;);&quot;STEP&quot;)" office:value-type="string" office:string-value="STEP" calcext:value-type="string">
            <text:p>STEP</text:p>
          </table:table-cell>
          <table:table-cell table:style-name="ce2" table:formula="of:=[$keywords.A33]" office:value-type="string" office:string-value="STEP" calcext:value-type="string">
            <text:p>STEP</text:p>
          </table:table-cell>
          <table:table-cell/>
          <table:table-cell table:style-name="ce2" table:formula="of:=IFERROR(__xludf.dummyfunction(&quot;UPPER(GOOGLETRANSLATE(if(len(D35) &gt; 0, D35, C35),&quot;&quot;en&quot;&quot;,$A$1))&quot;);&quot;GXATHA&quot;)" office:value-type="string" office:string-value="GXATHA" calcext:value-type="string">
            <text:p>GXATHA</text:p>
          </table:table-cell>
          <table:table-cell table:number-columns-repeated="1019"/>
        </table:table-row>
        <table:table-row table:style-name="ro1">
          <table:table-cell table:style-name="ce26" table:formula="of:=IF(LEN([.F36]) &gt; 0; [.F36]; [.E36])" office:value-type="string" office:string-value="IMA" calcext:value-type="string">
            <text:p>IMA</text:p>
          </table:table-cell>
          <table:table-cell table:style-name="ce8" table:formula="of:=IFERROR(__xludf.dummyfunction(&quot;upper(googletranslate(A36,$A$1,&quot;&quot;en&quot;&quot;))&quot;);&quot;STOP&quot;)" office:value-type="string" office:string-value="STOP" calcext:value-type="string">
            <text:p>STOP</text:p>
          </table:table-cell>
          <table:table-cell table:style-name="ce2" table:formula="of:=[$keywords.A34]" office:value-type="string" office:string-value="STOP" calcext:value-type="string">
            <text:p>STOP</text:p>
          </table:table-cell>
          <table:table-cell/>
          <table:table-cell table:style-name="ce2" table:formula="of:=IFERROR(__xludf.dummyfunction(&quot;UPPER(GOOGLETRANSLATE(if(len(D36) &gt; 0, D36, C36),&quot;&quot;en&quot;&quot;,$A$1))&quot;);&quot;IMA&quot;)" office:value-type="string" office:string-value="IMA" calcext:value-type="string">
            <text:p>IMA</text:p>
          </table:table-cell>
          <table:table-cell table:number-columns-repeated="1019"/>
        </table:table-row>
        <table:table-row table:style-name="ro1">
          <table:table-cell table:style-name="ce26" table:formula="of:=IF(LEN([.F37]) &gt; 0; [.F37]; [.E37])" office:value-type="string" office:string-value="NTRLD" calcext:value-type="string">
            <text:p>NTRLD</text:p>
          </table:table-cell>
          <table:table-cell table:style-name="ce8" table:formula="of:=IFERROR(__xludf.dummyfunction(&quot;upper(googletranslate(A37,$A$1,&quot;&quot;en&quot;&quot;))&quot;);&quot;GLIDER&quot;)" office:value-type="string" office:string-value="GLIDER" calcext:value-type="string">
            <text:p>GLIDER</text:p>
          </table:table-cell>
          <table:table-cell table:style-name="ce2" table:formula="of:=[$keywords.A35]" office:value-type="string" office:string-value="STR" calcext:value-type="string">
            <text:p>STR</text:p>
          </table:table-cell>
          <table:table-cell/>
          <table:table-cell table:style-name="ce2" table:formula="of:=IFERROR(__xludf.dummyfunction(&quot;UPPER(GOOGLETRANSLATE(if(len(D37) &gt; 0, D37, C37),&quot;&quot;en&quot;&quot;,$A$1))&quot;);&quot;NTRLD&quot;)" office:value-type="string" office:string-value="NTRLD" calcext:value-type="string">
            <text:p>NTRLD</text:p>
          </table:table-cell>
          <table:table-cell table:number-columns-repeated="1019"/>
        </table:table-row>
        <table:table-row table:style-name="ro1">
          <table:table-cell table:style-name="ce26" table:formula="of:=IF(LEN([.F38]) &gt; 0; [.F38]; [.E38])" office:value-type="string" office:string-value="UMBALA ONSUNDU" calcext:value-type="string">
            <text:p>UMBALA ONSUNDU</text:p>
          </table:table-cell>
          <table:table-cell table:style-name="ce8" table:formula="of:=IFERROR(__xludf.dummyfunction(&quot;upper(googletranslate(A38,$A$1,&quot;&quot;en&quot;&quot;))&quot;);&quot;BROWN&quot;)" office:value-type="string" office:string-value="BROWN" calcext:value-type="string">
            <text:p>BROWN</text:p>
          </table:table-cell>
          <table:table-cell table:style-name="ce2" table:formula="of:=[$keywords.A36]" office:value-type="string" office:string-value="TAN" calcext:value-type="string">
            <text:p>TAN</text:p>
          </table:table-cell>
          <table:table-cell/>
          <table:table-cell table:style-name="ce2" table:formula="of:=IFERROR(__xludf.dummyfunction(&quot;UPPER(GOOGLETRANSLATE(if(len(D38) &gt; 0, D38, C38),&quot;&quot;en&quot;&quot;,$A$1))&quot;);&quot;UMBALA ONSUNDU&quot;)" office:value-type="string" office:string-value="UMBALA ONSUNDU" calcext:value-type="string">
            <text:p>UMBALA ONSUNDU</text:p>
          </table:table-cell>
          <table:table-cell table:number-columns-repeated="1019"/>
        </table:table-row>
        <table:table-row table:style-name="ro1">
          <table:table-cell table:style-name="ce26" table:formula="of:=IF(LEN([.F39]) &gt; 0; [.F39]; [.E39])" office:value-type="string" office:string-value="KHONA-" calcext:value-type="string">
            <text:p>KHONA-</text:p>
          </table:table-cell>
          <table:table-cell table:style-name="ce8" table:formula="of:=IFERROR(__xludf.dummyfunction(&quot;upper(googletranslate(A39,$A$1,&quot;&quot;en&quot;&quot;))&quot;);&quot;APPLICABLE&quot;)" office:value-type="string" office:string-value="APPLICABLE" calcext:value-type="string">
            <text:p>APPLICABLE</text:p>
          </table:table-cell>
          <table:table-cell table:style-name="ce2" table:formula="of:=[$keywords.A37]" office:value-type="string" office:string-value="THEN" calcext:value-type="string">
            <text:p>THEN</text:p>
          </table:table-cell>
          <table:table-cell/>
          <table:table-cell table:style-name="ce2" table:formula="of:=IFERROR(__xludf.dummyfunction(&quot;UPPER(GOOGLETRANSLATE(if(len(D39) &gt; 0, D39, C39),&quot;&quot;en&quot;&quot;,$A$1))&quot;);&quot;KHONA-&quot;)" office:value-type="string" office:string-value="KHONA-" calcext:value-type="string">
            <text:p>KHONA-</text:p>
          </table:table-cell>
          <table:table-cell table:number-columns-repeated="1019"/>
        </table:table-row>
        <table:table-row table:style-name="ro1">
          <table:table-cell table:style-name="ce26" table:formula="of:=IF(LEN([.F40]) &gt; 0; [.F40]; [.E40])" office:value-type="string" office:string-value="KWA-" calcext:value-type="string">
            <text:p>KWA-</text:p>
          </table:table-cell>
          <table:table-cell table:style-name="ce8" table:formula="of:=IFERROR(__xludf.dummyfunction(&quot;upper(googletranslate(A40,$A$1,&quot;&quot;en&quot;&quot;))&quot;);&quot;ABOVE&quot;)" office:value-type="string" office:string-value="ABOVE" calcext:value-type="string">
            <text:p>ABOVE</text:p>
          </table:table-cell>
          <table:table-cell table:style-name="ce2" table:formula="of:=[$keywords.A38]" office:value-type="string" office:string-value="TO" calcext:value-type="string">
            <text:p>TO</text:p>
          </table:table-cell>
          <table:table-cell/>
          <table:table-cell table:style-name="ce2" table:formula="of:=IFERROR(__xludf.dummyfunction(&quot;UPPER(GOOGLETRANSLATE(if(len(D40) &gt; 0, D40, C40),&quot;&quot;en&quot;&quot;,$A$1))&quot;);&quot;KWA-&quot;)" office:value-type="string" office:string-value="KWA-" calcext:value-type="string">
            <text:p>KWA-</text:p>
          </table:table-cell>
          <table:table-cell table:number-columns-repeated="1019"/>
        </table:table-row>
        <table:table-row table:style-name="ro1">
          <table:table-cell table:style-name="ce5"/>
          <table:table-cell table:style-name="ce8"/>
          <table:table-cell table:number-columns-repeated="1022"/>
        </table:table-row>
        <table:table-row table:style-name="ro1">
          <table:table-cell table:style-name="ce5" table:formula="of:=IF(LEN([.F42]) &gt; 0; [.F42]; [.E42])" office:value-type="string" office:string-value="FUTHI ALUKHO ULIMI OLUNIKEZWE KULAYINI WOMYALO. UKUPHUMA." calcext:value-type="string">
            <text:p>FUTHI ALUKHO ULIMI OLUNIKEZWE KULAYINI WOMYALO. UKUPHUMA.</text:p>
          </table:table-cell>
          <table:table-cell table:style-name="ce8" table:formula="of:=IFERROR(__xludf.dummyfunction(&quot;upper(googletranslate(A42,$A$1,&quot;&quot;en&quot;&quot;))&quot;);&quot;AND NO LANGUAGE PROVIDED ON THE COMMAND LINE. OUT.&quot;)" office:value-type="string" office:string-value="AND NO LANGUAGE PROVIDED ON THE COMMAND LINE. OUT." calcext:value-type="string">
            <text:p>AND NO LANGUAGE PROVIDED ON THE COMMAND LINE. OUT.</text:p>
          </table:table-cell>
          <table:table-cell table:style-name="ce2" table:formula="of:=[$errors.A1]" office:value-type="string" office:string-value="AND NO LANGUAGE GIVEN ON COMMAND LINE.  EXITING." calcext:value-type="string">
            <text:p>AND NO LANGUAGE GIVEN ON COMMAND LINE. <text:s/>EXITING.</text:p>
          </table:table-cell>
          <table:table-cell/>
          <table:table-cell table:style-name="ce2" table:formula="of:=IFERROR(__xludf.dummyfunction(&quot;UPPER(GOOGLETRANSLATE(if(len(D42) &gt; 0, D42, C42),&quot;&quot;en&quot;&quot;,$A$1))&quot;);&quot;FUTHI ALUKHO ULIMI OLUNIKEZWE KULAYINI WOMYALO. UKUPHUMA.&quot;)" office:value-type="string" office:string-value="FUTHI ALUKHO ULIMI OLUNIKEZWE KULAYINI WOMYALO. UKUPHUMA." calcext:value-type="string">
            <text:p>FUTHI ALUKHO ULIMI OLUNIKEZWE KULAYINI WOMYALO. UKUPHUMA.</text:p>
          </table:table-cell>
          <table:table-cell table:number-columns-repeated="1019"/>
        </table:table-row>
        <table:table-row table:style-name="ro1">
          <table:table-cell table:style-name="ce5" table:formula="of:=IF(LEN([.F43]) &gt; 0; [.F43]; [.E43])" office:value-type="string" office:string-value="I-ARRAY ISIVELE ICHAZIWE" calcext:value-type="string">
            <text:p>I-ARRAY ISIVELE ICHAZIWE</text:p>
          </table:table-cell>
          <table:table-cell table:style-name="ce8" table:formula="of:=IFERROR(__xludf.dummyfunction(&quot;upper(googletranslate(A43,$A$1,&quot;&quot;en&quot;&quot;))&quot;);&quot;ARRAY IS ALREADY DESCRIBED&quot;)" office:value-type="string" office:string-value="ARRAY IS ALREADY DESCRIBED" calcext:value-type="string">
            <text:p>ARRAY IS ALREADY DESCRIBED</text:p>
          </table:table-cell>
          <table:table-cell table:style-name="ce2" table:formula="of:=[$errors.A2]" office:value-type="string" office:string-value="ARRAY ALREADY DEFINED" calcext:value-type="string">
            <text:p>ARRAY ALREADY DEFINED</text:p>
          </table:table-cell>
          <table:table-cell/>
          <table:table-cell table:style-name="ce2" table:formula="of:=IFERROR(__xludf.dummyfunction(&quot;UPPER(GOOGLETRANSLATE(if(len(D43) &gt; 0, D43, C43),&quot;&quot;en&quot;&quot;,$A$1))&quot;);&quot;I-ARRAY ISIVELE ICHAZIWE&quot;)" office:value-type="string" office:string-value="I-ARRAY ISIVELE ICHAZIWE" calcext:value-type="string">
            <text:p>I-ARRAY ISIVELE ICHAZIWE</text:p>
          </table:table-cell>
          <table:table-cell table:number-columns-repeated="1019"/>
        </table:table-row>
        <table:table-row table:style-name="ro1">
          <table:table-cell table:style-name="ce5" table:formula="of:=IF(LEN([.F44]) &gt; 0; [.F44]; [.E44])" office:value-type="string" office:string-value="I-ARRAY INDEX NGAPHANDLE KWEMINGCELE" calcext:value-type="string">
            <text:p>I-ARRAY INDEX NGAPHANDLE KWEMINGCELE</text:p>
          </table:table-cell>
          <table:table-cell table:style-name="ce8" table:formula="of:=IFERROR(__xludf.dummyfunction(&quot;upper(googletranslate(A44,$A$1,&quot;&quot;en&quot;&quot;))&quot;);&quot;ARRAY INDEX WITHOUT LIMITS&quot;)" office:value-type="string" office:string-value="ARRAY INDEX WITHOUT LIMITS" calcext:value-type="string">
            <text:p>ARRAY INDEX WITHOUT LIMITS</text:p>
          </table:table-cell>
          <table:table-cell table:style-name="ce2" table:formula="of:=[$errors.A3]" office:value-type="string" office:string-value="ARRAY INDEX OUTSIDE OF BOUNDS" calcext:value-type="string">
            <text:p>ARRAY INDEX OUTSIDE OF BOUNDS</text:p>
          </table:table-cell>
          <table:table-cell/>
          <table:table-cell table:style-name="ce2" table:formula="of:=IFERROR(__xludf.dummyfunction(&quot;UPPER(GOOGLETRANSLATE(if(len(D44) &gt; 0, D44, C44),&quot;&quot;en&quot;&quot;,$A$1))&quot;);&quot;I-ARRAY INDEX NGAPHANDLE KWEMINGCELE&quot;)" office:value-type="string" office:string-value="I-ARRAY INDEX NGAPHANDLE KWEMINGCELE" calcext:value-type="string">
            <text:p>I-ARRAY INDEX NGAPHANDLE KWEMINGCELE</text:p>
          </table:table-cell>
          <table:table-cell table:number-columns-repeated="1019"/>
        </table:table-row>
        <table:table-row table:style-name="ro1">
          <table:table-cell table:style-name="ce5" table:formula="of:=IF(LEN([.F45]) &gt; 0; [.F45]; [.E45])" office:value-type="string" office:string-value="AYIKWAZI UKUFINYELELA UMKHOMBANDLELA" calcext:value-type="string">
            <text:p>AYIKWAZI UKUFINYELELA UMKHOMBANDLELA</text:p>
          </table:table-cell>
          <table:table-cell table:style-name="ce8" table:formula="of:=IFERROR(__xludf.dummyfunction(&quot;upper(googletranslate(A45,$A$1,&quot;&quot;en&quot;&quot;))&quot;);&quot;CANNOT ACCESS DIRECTORY&quot;)" office:value-type="string" office:string-value="CANNOT ACCESS DIRECTORY" calcext:value-type="string">
            <text:p>CANNOT ACCESS DIRECTORY</text:p>
          </table:table-cell>
          <table:table-cell table:style-name="ce2" table:formula="of:=[$errors.A4]" office:value-type="string" office:string-value="CANNOT ACCESS DIRECTORY" calcext:value-type="string">
            <text:p>CANNOT ACCESS DIRECTORY</text:p>
          </table:table-cell>
          <table:table-cell/>
          <table:table-cell table:style-name="ce2" table:formula="of:=IFERROR(__xludf.dummyfunction(&quot;UPPER(GOOGLETRANSLATE(if(len(D45) &gt; 0, D45, C45),&quot;&quot;en&quot;&quot;,$A$1))&quot;);&quot;AYIKWAZI UKUFINYELELA UMKHOMBANDLELA&quot;)" office:value-type="string" office:string-value="AYIKWAZI UKUFINYELELA UMKHOMBANDLELA" calcext:value-type="string">
            <text:p>AYIKWAZI UKUFINYELELA UMKHOMBANDLELA</text:p>
          </table:table-cell>
          <table:table-cell table:number-columns-repeated="1019"/>
        </table:table-row>
        <table:table-row table:style-name="ro1">
          <table:table-cell table:style-name="ce5" table:formula="of:=IF(LEN([.F46]) &gt; 0; [.F46]; [.E46])" office:value-type="string" office:string-value="UKUFAKWA KWEDATHA OKUNGEKHO EMTHETHWENI" calcext:value-type="string">
            <text:p>UKUFAKWA KWEDATHA OKUNGEKHO EMTHETHWENI</text:p>
          </table:table-cell>
          <table:table-cell table:style-name="ce8" table:formula="of:=IFERROR(__xludf.dummyfunction(&quot;upper(googletranslate(A46,$A$1,&quot;&quot;en&quot;&quot;))&quot;);&quot;AN ILLEGAL DATA INSTALLATION&quot;)" office:value-type="string" office:string-value="AN ILLEGAL DATA INSTALLATION" calcext:value-type="string">
            <text:p>AN ILLEGAL DATA INSTALLATION</text:p>
          </table:table-cell>
          <table:table-cell table:style-name="ce2" table:formula="of:=[$errors.A5]" office:value-type="string" office:string-value="DATA INPUT UNDERFLOW" calcext:value-type="string">
            <text:p>DATA INPUT UNDERFLOW</text:p>
          </table:table-cell>
          <table:table-cell/>
          <table:table-cell table:style-name="ce2" table:formula="of:=IFERROR(__xludf.dummyfunction(&quot;UPPER(GOOGLETRANSLATE(if(len(D46) &gt; 0, D46, C46),&quot;&quot;en&quot;&quot;,$A$1))&quot;);&quot;UKUFAKWA KWEDATHA OKUNGEKHO EMTHETHWENI&quot;)" office:value-type="string" office:string-value="UKUFAKWA KWEDATHA OKUNGEKHO EMTHETHWENI" calcext:value-type="string">
            <text:p>UKUFAKWA KWEDATHA OKUNGEKHO EMTHETHWENI</text:p>
          </table:table-cell>
          <table:table-cell table:number-columns-repeated="1019"/>
        </table:table-row>
        <table:table-row table:style-name="ro1">
          <table:table-cell table:style-name="ce5" table:formula="of:=IF(LEN([.F47]) &gt; 0; [.F47]; [.E47])" office:value-type="string" office:string-value="IDATHA IFUNDWE NGAPHANSI" calcext:value-type="string">
            <text:p>IDATHA IFUNDWE NGAPHANSI</text:p>
          </table:table-cell>
          <table:table-cell table:style-name="ce8" table:formula="of:=IFERROR(__xludf.dummyfunction(&quot;upper(googletranslate(A47,$A$1,&quot;&quot;en&quot;&quot;))&quot;);&quot;DATA IS READ UNDER&quot;)" office:value-type="string" office:string-value="DATA IS READ UNDER" calcext:value-type="string">
            <text:p>DATA IS READ UNDER</text:p>
          </table:table-cell>
          <table:table-cell table:style-name="ce2" table:formula="of:=[$errors.A6]" office:value-type="string" office:string-value="DATA READ UNDERFLOW" calcext:value-type="string">
            <text:p>DATA READ UNDERFLOW</text:p>
          </table:table-cell>
          <table:table-cell/>
          <table:table-cell table:style-name="ce2" table:formula="of:=IFERROR(__xludf.dummyfunction(&quot;UPPER(GOOGLETRANSLATE(if(len(D47) &gt; 0, D47, C47),&quot;&quot;en&quot;&quot;,$A$1))&quot;);&quot;IDATHA IFUNDWE NGAPHANSI&quot;)" office:value-type="string" office:string-value="IDATHA IFUNDWE NGAPHANSI" calcext:value-type="string">
            <text:p>IDATHA IFUNDWE NGAPHANSI</text:p>
          </table:table-cell>
          <table:table-cell table:number-columns-repeated="1019"/>
        </table:table-row>
        <table:table-row table:style-name="ro1">
          <table:table-cell table:style-name="ce5" table:formula="of:=IF(LEN([.F48]) &gt; 0; [.F48]; [.E48])" office:value-type="string" office:string-value="UKUCHAZWA KOMJIKELEZO KUTHOLAKELE" calcext:value-type="string">
            <text:p>UKUCHAZWA KOMJIKELEZO KUTHOLAKELE</text:p>
          </table:table-cell>
          <table:table-cell table:style-name="ce8" table:formula="of:=IFERROR(__xludf.dummyfunction(&quot;upper(googletranslate(A48,$A$1,&quot;&quot;en&quot;&quot;))&quot;);&quot;DESCRIPTION OF CYCLE WAS FOUND&quot;)" office:value-type="string" office:string-value="DESCRIPTION OF CYCLE WAS FOUND" calcext:value-type="string">
            <text:p>DESCRIPTION OF CYCLE WAS FOUND</text:p>
          </table:table-cell>
          <table:table-cell table:style-name="ce2" table:formula="of:=[$errors.A7]" office:value-type="string" office:string-value="DEFINITION CYCLE DISCOVERED" calcext:value-type="string">
            <text:p>DEFINITION CYCLE DISCOVERED</text:p>
          </table:table-cell>
          <table:table-cell/>
          <table:table-cell table:style-name="ce2" table:formula="of:=IFERROR(__xludf.dummyfunction(&quot;UPPER(GOOGLETRANSLATE(if(len(D48) &gt; 0, D48, C48),&quot;&quot;en&quot;&quot;,$A$1))&quot;);&quot;UKUCHAZWA KOMJIKELEZO KUTHOLAKELE&quot;)" office:value-type="string" office:string-value="UKUCHAZWA KOMJIKELEZO KUTHOLAKELE" calcext:value-type="string">
            <text:p>UKUCHAZWA KOMJIKELEZO KUTHOLAKELE</text:p>
          </table:table-cell>
          <table:table-cell table:number-columns-repeated="1019"/>
        </table:table-row>
        <table:table-row table:style-name="ro1">
          <table:table-cell table:style-name="ce5" table:formula="of:=IF(LEN([.F49]) &gt; 0; [.F49]; [.E49])" office:value-type="string" office:string-value="UKUPHAMBEKA" calcext:value-type="string">
            <text:p>UKUPHAMBEKA</text:p>
          </table:table-cell>
          <table:table-cell table:style-name="ce8" table:formula="of:=IFERROR(__xludf.dummyfunction(&quot;upper(googletranslate(A49,$A$1,&quot;&quot;en&quot;&quot;))&quot;);&quot;ERROR&quot;)" office:value-type="string" office:string-value="ERROR" calcext:value-type="string">
            <text:p>ERROR</text:p>
          </table:table-cell>
          <table:table-cell table:style-name="ce2" table:formula="of:=[$errors.A8]" office:value-type="string" office:string-value="ERROR" calcext:value-type="string">
            <text:p>ERROR</text:p>
          </table:table-cell>
          <table:table-cell/>
          <table:table-cell table:style-name="ce2" table:formula="of:=IFERROR(__xludf.dummyfunction(&quot;UPPER(GOOGLETRANSLATE(if(len(D49) &gt; 0, D49, C49),&quot;&quot;en&quot;&quot;,$A$1))&quot;);&quot;UKUPHAMBEKA&quot;)" office:value-type="string" office:string-value="UKUPHAMBEKA" calcext:value-type="string">
            <text:p>UKUPHAMBEKA</text:p>
          </table:table-cell>
          <table:table-cell table:number-columns-repeated="1019"/>
        </table:table-row>
        <table:table-row table:style-name="ro1">
          <table:table-cell table:style-name="ce5" table:formula="of:=IF(LEN([.F50]) &gt; 0; [.F50]; [.E50])" office:value-type="string" office:string-value="PHAPHALAZA" calcext:value-type="string">
            <text:p>PHAPHALAZA</text:p>
          </table:table-cell>
          <table:table-cell table:style-name="ce8" table:formula="of:=IFERROR(__xludf.dummyfunction(&quot;upper(googletranslate(A50,$A$1,&quot;&quot;en&quot;&quot;))&quot;);&quot;FAILURE&quot;)" office:value-type="string" office:string-value="FAILURE" calcext:value-type="string">
            <text:p>FAILURE</text:p>
          </table:table-cell>
          <table:table-cell table:style-name="ce2" table:formula="of:=[$errors.A9]" office:value-type="string" office:string-value="FAILURE" calcext:value-type="string">
            <text:p>FAILURE</text:p>
          </table:table-cell>
          <table:table-cell/>
          <table:table-cell table:style-name="ce2" table:formula="of:=IFERROR(__xludf.dummyfunction(&quot;UPPER(GOOGLETRANSLATE(if(len(D50) &gt; 0, D50, C50),&quot;&quot;en&quot;&quot;,$A$1))&quot;);&quot;PHAPHALAZA&quot;)" office:value-type="string" office:string-value="PHAPHALAZA" calcext:value-type="string">
            <text:p>PHAPHALAZA</text:p>
          </table:table-cell>
          <table:table-cell table:number-columns-repeated="1019"/>
        </table:table-row>
        <table:table-row table:style-name="ro1">
          <table:table-cell table:style-name="ce5" table:formula="of:=IF(LEN([.F51]) &gt; 0; [.F51]; [.E51])" office:value-type="string" office:string-value="NGOKUCHAZWA OKUCHAZIWE OKUHLUKAHLUKENE" calcext:value-type="string">
            <text:p>NGOKUCHAZWA OKUCHAZIWE OKUHLUKAHLUKENE</text:p>
          </table:table-cell>
          <table:table-cell table:style-name="ce8" table:formula="of:=IFERROR(__xludf.dummyfunction(&quot;upper(googletranslate(A51,$A$1,&quot;&quot;en&quot;&quot;))&quot;);&quot;FOR A VARIETY OF SPECIFIED DESCRIPTORS&quot;)" office:value-type="string" office:string-value="FOR A VARIETY OF SPECIFIED DESCRIPTORS" calcext:value-type="string">
            <text:p>FOR A VARIETY OF SPECIFIED DESCRIPTORS</text:p>
          </table:table-cell>
          <table:table-cell table:style-name="ce2" table:formula="of:=[$errors.A10]" office:value-type="string" office:string-value="FOR VARIABLE MULTIPLY DEFINED" calcext:value-type="string">
            <text:p>FOR VARIABLE MULTIPLY DEFINED</text:p>
          </table:table-cell>
          <table:table-cell/>
          <table:table-cell table:style-name="ce2" table:formula="of:=IFERROR(__xludf.dummyfunction(&quot;UPPER(GOOGLETRANSLATE(if(len(D51) &gt; 0, D51, C51),&quot;&quot;en&quot;&quot;,$A$1))&quot;);&quot;NGOKUCHAZWA OKUCHAZIWE OKUHLUKAHLUKENE&quot;)" office:value-type="string" office:string-value="NGOKUCHAZWA OKUCHAZIWE OKUHLUKAHLUKENE" calcext:value-type="string">
            <text:p>NGOKUCHAZWA OKUCHAZIWE OKUHLUKAHLUKENE</text:p>
          </table:table-cell>
          <table:table-cell table:number-columns-repeated="1019"/>
        </table:table-row>
        <table:table-row table:style-name="ro1">
          <table:table-cell table:style-name="ce5" table:formula="of:=IF(LEN([.F52]) &gt; 0; [.F52]; [.E52])" office:value-type="string" office:string-value="UKUCHAZWA KOMSEBENZI OKUCHAZWE KANINGI" calcext:value-type="string">
            <text:p>UKUCHAZWA KOMSEBENZI OKUCHAZWE KANINGI</text:p>
          </table:table-cell>
          <table:table-cell table:style-name="ce8" table:formula="of:=IFERROR(__xludf.dummyfunction(&quot;upper(googletranslate(A52,$A$1,&quot;&quot;en&quot;&quot;))&quot;);&quot;EXPLANATION OF A FREQUENCY FOR SEVERAL&quot;)" office:value-type="string" office:string-value="EXPLANATION OF A FREQUENCY FOR SEVERAL" calcext:value-type="string">
            <text:p>EXPLANATION OF A FREQUENCY FOR SEVERAL</text:p>
          </table:table-cell>
          <table:table-cell table:style-name="ce2" table:formula="of:=[$errors.A11]" office:value-type="string" office:string-value="FUNCTION DEFINITION MULTIPLY DEFINED" calcext:value-type="string">
            <text:p>FUNCTION DEFINITION MULTIPLY DEFINED</text:p>
          </table:table-cell>
          <table:table-cell/>
          <table:table-cell table:style-name="ce2" table:formula="of:=IFERROR(__xludf.dummyfunction(&quot;UPPER(GOOGLETRANSLATE(if(len(D52) &gt; 0, D52, C52),&quot;&quot;en&quot;&quot;,$A$1))&quot;);&quot;UKUCHAZWA KOMSEBENZI OKUCHAZWE KANINGI&quot;)" office:value-type="string" office:string-value="UKUCHAZWA KOMSEBENZI OKUCHAZWE KANINGI" calcext:value-type="string">
            <text:p>UKUCHAZWA KOMSEBENZI OKUCHAZWE KANINGI</text:p>
          </table:table-cell>
          <table:table-cell table:number-columns-repeated="1019"/>
        </table:table-row>
        <table:table-row table:style-name="ro1">
          <table:table-cell table:style-name="ce5" table:formula="of:=IF(LEN([.F53]) &gt; 0; [.F53]; [.E53])" office:value-type="string" office:string-value="UMSEBENZI WOKUCHAZA UPHARAMITHA MISMATCH" calcext:value-type="string">
            <text:p>UMSEBENZI WOKUCHAZA UPHARAMITHA MISMATCH</text:p>
          </table:table-cell>
          <table:table-cell table:style-name="ce8" table:formula="of:=IFERROR(__xludf.dummyfunction(&quot;upper(googletranslate(A53,$A$1,&quot;&quot;en&quot;&quot;))&quot;);&quot;WORK TO EXPLAIN PARAMETERS MISMMATCH&quot;)" office:value-type="string" office:string-value="WORK TO EXPLAIN PARAMETERS MISMMATCH" calcext:value-type="string">
            <text:p>WORK TO EXPLAIN PARAMETERS MISMMATCH</text:p>
          </table:table-cell>
          <table:table-cell table:style-name="ce2" table:formula="of:=[$errors.A12]" office:value-type="string" office:string-value="FUNCTION DEFINITION PARAMETER MISMATCH" calcext:value-type="string">
            <text:p>FUNCTION DEFINITION PARAMETER MISMATCH</text:p>
          </table:table-cell>
          <table:table-cell/>
          <table:table-cell table:style-name="ce2" table:formula="of:=IFERROR(__xludf.dummyfunction(&quot;UPPER(GOOGLETRANSLATE(if(len(D53) &gt; 0, D53, C53),&quot;&quot;en&quot;&quot;,$A$1))&quot;);&quot;UMSEBENZI WOKUCHAZA UPHARAMITHA MISMATCH&quot;)" office:value-type="string" office:string-value="UMSEBENZI WOKUCHAZA UPHARAMITHA MISMATCH" calcext:value-type="string">
            <text:p>UMSEBENZI WOKUCHAZA UPHARAMITHA MISMATCH</text:p>
          </table:table-cell>
          <table:table-cell table:number-columns-repeated="1019"/>
        </table:table-row>
        <table:table-row table:style-name="ro1">
          <table:table-cell table:style-name="ce5" table:formula="of:=IF(LEN([.F54]) &gt; 0; [.F54]; [.E54])" office:value-type="string" office:string-value="I-GOSUB STACK IYACHICHIMA" calcext:value-type="string">
            <text:p>I-GOSUB STACK IYACHICHIMA</text:p>
          </table:table-cell>
          <table:table-cell table:style-name="ce8" table:formula="of:=IFERROR(__xludf.dummyfunction(&quot;upper(googletranslate(A54,$A$1,&quot;&quot;en&quot;&quot;))&quot;);&quot;GOSEB STACK IS OVERFLOWING&quot;)" office:value-type="string" office:string-value="GOSEB STACK IS OVERFLOWING" calcext:value-type="string">
            <text:p>GOSEB STACK IS OVERFLOWING</text:p>
          </table:table-cell>
          <table:table-cell table:style-name="ce2" table:formula="of:=[$errors.A13]" office:value-type="string" office:string-value="GOSUB STACK OVERFLOW" calcext:value-type="string">
            <text:p>GOSUB STACK OVERFLOW</text:p>
          </table:table-cell>
          <table:table-cell/>
          <table:table-cell table:style-name="ce2" table:formula="of:=IFERROR(__xludf.dummyfunction(&quot;UPPER(GOOGLETRANSLATE(if(len(D54) &gt; 0, D54, C54),&quot;&quot;en&quot;&quot;,$A$1))&quot;);&quot;I-GOSUB STACK IYACHICHIMA&quot;)" office:value-type="string" office:string-value="I-GOSUB STACK IYACHICHIMA" calcext:value-type="string">
            <text:p>I-GOSUB STACK IYACHICHIMA</text:p>
          </table:table-cell>
          <table:table-cell table:number-columns-repeated="1019"/>
        </table:table-row>
        <table:table-row table:style-name="ro1">
          <table:table-cell table:style-name="ce5" table:formula="of:=IF(LEN([.F55]) &gt; 0; [.F55]; [.E55])" office:value-type="string" office:string-value="I-GOSUB STACK UKUCHICHIMA" calcext:value-type="string">
            <text:p>I-GOSUB STACK UKUCHICHIMA</text:p>
          </table:table-cell>
          <table:table-cell table:style-name="ce8" table:formula="of:=IFERROR(__xludf.dummyfunction(&quot;upper(googletranslate(A55,$A$1,&quot;&quot;en&quot;&quot;))&quot;);&quot;GSUB STACK IS ALCOHOL&quot;)" office:value-type="string" office:string-value="GSUB STACK IS ALCOHOL" calcext:value-type="string">
            <text:p>GSUB STACK IS ALCOHOL</text:p>
          </table:table-cell>
          <table:table-cell table:style-name="ce2" table:formula="of:=[$errors.A14]" office:value-type="string" office:string-value="GOSUB STACK UNDERFLOW" calcext:value-type="string">
            <text:p>GOSUB STACK UNDERFLOW</text:p>
          </table:table-cell>
          <table:table-cell/>
          <table:table-cell table:style-name="ce2" table:formula="of:=IFERROR(__xludf.dummyfunction(&quot;UPPER(GOOGLETRANSLATE(if(len(D55) &gt; 0, D55, C55),&quot;&quot;en&quot;&quot;,$A$1))&quot;);&quot;I-GOSUB STACK UKUCHICHIMA&quot;)" office:value-type="string" office:string-value="I-GOSUB STACK UKUCHICHIMA" calcext:value-type="string">
            <text:p>I-GOSUB STACK UKUCHICHIMA</text:p>
          </table:table-cell>
          <table:table-cell table:number-columns-repeated="1019"/>
        </table:table-row>
        <table:table-row table:style-name="ro1">
          <table:table-cell table:style-name="ce5" table:formula="of:=IF(LEN([.F56]) &gt; 0; [.F56]; [.E56])" office:value-type="string" office:string-value="INKOMBA NGAPHANDLE KWEBANGA" calcext:value-type="string">
            <text:p>INKOMBA NGAPHANDLE KWEBANGA</text:p>
          </table:table-cell>
          <table:table-cell table:style-name="ce8" table:formula="of:=IFERROR(__xludf.dummyfunction(&quot;upper(googletranslate(A56,$A$1,&quot;&quot;en&quot;&quot;))&quot;);&quot;INDEX OUTSIDE OF RANGE&quot;)" office:value-type="string" office:string-value="INDEX OUTSIDE OF RANGE" calcext:value-type="string">
            <text:p>INDEX OUTSIDE OF RANGE</text:p>
          </table:table-cell>
          <table:table-cell table:style-name="ce2" table:formula="of:=[$errors.A15]" office:value-type="string" office:string-value="INDEX OUT OF RANGE" calcext:value-type="string">
            <text:p>INDEX OUT OF RANGE</text:p>
          </table:table-cell>
          <table:table-cell/>
          <table:table-cell table:style-name="ce2" table:formula="of:=IFERROR(__xludf.dummyfunction(&quot;UPPER(GOOGLETRANSLATE(if(len(D56) &gt; 0, D56, C56),&quot;&quot;en&quot;&quot;,$A$1))&quot;);&quot;INKOMBA NGAPHANDLE KWEBANGA&quot;)" office:value-type="string" office:string-value="INKOMBA NGAPHANDLE KWEBANGA" calcext:value-type="string">
            <text:p>INKOMBA NGAPHANDLE KWEBANGA</text:p>
          </table:table-cell>
          <table:table-cell table:number-columns-repeated="1019"/>
        </table:table-row>
        <table:table-row table:style-name="ro1">
          <table:table-cell table:style-name="ce5" table:formula="of:=IF(LEN([.F57]) &gt; 0; [.F57]; [.E57])" office:value-type="string" office:string-value="ILEBULA ECHAZIWE" calcext:value-type="string">
            <text:p>ILEBULA ECHAZIWE</text:p>
          </table:table-cell>
          <table:table-cell table:style-name="ce8" table:formula="of:=IFERROR(__xludf.dummyfunction(&quot;upper(googletranslate(A57,$A$1,&quot;&quot;en&quot;&quot;))&quot;);&quot;THE LABEL DESCRIBED&quot;)" office:value-type="string" office:string-value="THE LABEL DESCRIBED" calcext:value-type="string">
            <text:p>THE LABEL DESCRIBED</text:p>
          </table:table-cell>
          <table:table-cell table:style-name="ce2" table:formula="of:=[$errors.A16]" office:value-type="string" office:string-value="LABEL ALREADY DEFINED" calcext:value-type="string">
            <text:p>LABEL ALREADY DEFINED</text:p>
          </table:table-cell>
          <table:table-cell/>
          <table:table-cell table:style-name="ce2" table:formula="of:=IFERROR(__xludf.dummyfunction(&quot;UPPER(GOOGLETRANSLATE(if(len(D57) &gt; 0, D57, C57),&quot;&quot;en&quot;&quot;,$A$1))&quot;);&quot;ILEBULA ECHAZIWE&quot;)" office:value-type="string" office:string-value="ILEBULA ECHAZIWE" calcext:value-type="string">
            <text:p>ILEBULA ECHAZIWE</text:p>
          </table:table-cell>
          <table:table-cell table:number-columns-repeated="1019"/>
        </table:table-row>
        <table:table-row table:style-name="ro1">
          <table:table-cell table:style-name="ce5" table:formula="of:=IF(LEN([.F58]) &gt; 0; [.F58]; [.E58])" office:value-type="string" office:string-value="I-LEFT / RIGHT OPERATION MISMATCH" calcext:value-type="string">
            <text:p>I-LEFT / RIGHT OPERATION MISMATCH</text:p>
          </table:table-cell>
          <table:table-cell table:style-name="ce8" table:formula="of:=IFERROR(__xludf.dummyfunction(&quot;upper(googletranslate(A58,$A$1,&quot;&quot;en&quot;&quot;))&quot;);&quot;LEFT / RIGHT OPERATION MISMATCH&quot;)" office:value-type="string" office:string-value="LEFT / RIGHT OPERATION MISMATCH" calcext:value-type="string">
            <text:p>LEFT / RIGHT OPERATION MISMATCH</text:p>
          </table:table-cell>
          <table:table-cell table:style-name="ce2" table:formula="of:=[$errors.A17]" office:value-type="string" office:string-value="LEFT / RIGHT OPERATION MISMATCH" calcext:value-type="string">
            <text:p>LEFT / RIGHT OPERATION MISMATCH</text:p>
          </table:table-cell>
          <table:table-cell/>
          <table:table-cell table:style-name="ce2" table:formula="of:=IFERROR(__xludf.dummyfunction(&quot;UPPER(GOOGLETRANSLATE(if(len(D58) &gt; 0, D58, C58),&quot;&quot;en&quot;&quot;,$A$1))&quot;);&quot;I-LEFT / RIGHT OPERATION MISMATCH&quot;)" office:value-type="string" office:string-value="I-LEFT / RIGHT OPERATION MISMATCH" calcext:value-type="string">
            <text:p>I-LEFT / RIGHT OPERATION MISMATCH</text:p>
          </table:table-cell>
          <table:table-cell table:number-columns-repeated="1019"/>
        </table:table-row>
        <table:table-row table:style-name="ro1">
          <table:table-cell table:style-name="ce5" table:formula="of:=IF(LEN([.F59]) &gt; 0; [.F59]; [.E59])" office:value-type="string" office:string-value="INKOMBA ENGEMIHLE" calcext:value-type="string">
            <text:p>INKOMBA ENGEMIHLE</text:p>
          </table:table-cell>
          <table:table-cell table:style-name="ce8" table:formula="of:=IFERROR(__xludf.dummyfunction(&quot;upper(googletranslate(A59,$A$1,&quot;&quot;en&quot;&quot;))&quot;);&quot;A NEGATIVE INDICATOR&quot;)" office:value-type="string" office:string-value="A NEGATIVE INDICATOR" calcext:value-type="string">
            <text:p>A NEGATIVE INDICATOR</text:p>
          </table:table-cell>
          <table:table-cell table:style-name="ce2" table:formula="of:=[$errors.A18]" office:value-type="string" office:string-value="NEGATIVE INDEX" calcext:value-type="string">
            <text:p>NEGATIVE INDEX</text:p>
          </table:table-cell>
          <table:table-cell/>
          <table:table-cell table:style-name="ce2" table:formula="of:=IFERROR(__xludf.dummyfunction(&quot;UPPER(GOOGLETRANSLATE(if(len(D59) &gt; 0, D59, C59),&quot;&quot;en&quot;&quot;,$A$1))&quot;);&quot;INKOMBA ENGEMIHLE&quot;)" office:value-type="string" office:string-value="INKOMBA ENGEMIHLE" calcext:value-type="string">
            <text:p>INKOMBA ENGEMIHLE</text:p>
          </table:table-cell>
          <table:table-cell table:number-columns-repeated="1019"/>
        </table:table-row>
        <table:table-row table:style-name="ro1">
          <table:table-cell table:style-name="ce5" table:formula="of:=IF(LEN([.F60]) &gt; 0; [.F60]; [.E60])" office:value-type="string" office:string-value="NGOKULANDELAYO KU-LOOP NGE-STRING EGUQUGUQUKAYO" calcext:value-type="string">
            <text:p>NGOKULANDELAYO KU-LOOP NGE-STRING EGUQUGUQUKAYO</text:p>
          </table:table-cell>
          <table:table-cell table:style-name="ce8" table:formula="of:=IFERROR(__xludf.dummyfunction(&quot;upper(googletranslate(A60,$A$1,&quot;&quot;en&quot;&quot;))&quot;);&quot;NEXT TO THE LOOP WITH A VARIABLE STRING&quot;)" office:value-type="string" office:string-value="NEXT TO THE LOOP WITH A VARIABLE STRING" calcext:value-type="string">
            <text:p>NEXT TO THE LOOP WITH A VARIABLE STRING</text:p>
          </table:table-cell>
          <table:table-cell table:style-name="ce2" table:formula="of:=[$errors.A19]" office:value-type="string" office:string-value="NEXT ON FOR LOOP WITH STRING VARIABLE" calcext:value-type="string">
            <text:p>NEXT ON FOR LOOP WITH STRING VARIABLE</text:p>
          </table:table-cell>
          <table:table-cell/>
          <table:table-cell table:style-name="ce2" table:formula="of:=IFERROR(__xludf.dummyfunction(&quot;UPPER(GOOGLETRANSLATE(if(len(D60) &gt; 0, D60, C60),&quot;&quot;en&quot;&quot;,$A$1))&quot;);&quot;NGOKULANDELAYO KU-LOOP NGE-STRING EGUQUGUQUKAYO&quot;)" office:value-type="string" office:string-value="NGOKULANDELAYO KU-LOOP NGE-STRING EGUQUGUQUKAYO" calcext:value-type="string">
            <text:p>NGOKULANDELAYO KU-LOOP NGE-STRING EGUQUGUQUKAYO</text:p>
          </table:table-cell>
          <table:table-cell table:number-columns-repeated="1019"/>
        </table:table-row>
        <table:table-row table:style-name="ro1">
          <table:table-cell table:style-name="ce5" table:formula="of:=IF(LEN([.F61]) &gt; 0; [.F61]; [.E61])" office:value-type="string" office:string-value="I-OPERAND MISMATCH" calcext:value-type="string">
            <text:p>I-OPERAND MISMATCH</text:p>
          </table:table-cell>
          <table:table-cell table:style-name="ce8" table:formula="of:=IFERROR(__xludf.dummyfunction(&quot;upper(googletranslate(A61,$A$1,&quot;&quot;en&quot;&quot;))&quot;);&quot;OPERAND MISMATCH&quot;)" office:value-type="string" office:string-value="OPERAND MISMATCH" calcext:value-type="string">
            <text:p>OPERAND MISMATCH</text:p>
          </table:table-cell>
          <table:table-cell table:style-name="ce2" table:formula="of:=[$errors.A20]" office:value-type="string" office:string-value="OPERAND MISMATCH" calcext:value-type="string">
            <text:p>OPERAND MISMATCH</text:p>
          </table:table-cell>
          <table:table-cell/>
          <table:table-cell table:style-name="ce2" table:formula="of:=IFERROR(__xludf.dummyfunction(&quot;UPPER(GOOGLETRANSLATE(if(len(D61) &gt; 0, D61, C61),&quot;&quot;en&quot;&quot;,$A$1))&quot;);&quot;I-OPERAND MISMATCH&quot;)" office:value-type="string" office:string-value="I-OPERAND MISMATCH" calcext:value-type="string">
            <text:p>I-OPERAND MISMATCH</text:p>
          </table:table-cell>
          <table:table-cell table:number-columns-repeated="1019"/>
        </table:table-row>
        <table:table-row table:style-name="ro1">
          <table:table-cell table:style-name="ce5" table:formula="of:=IF(LEN([.F62]) &gt; 0; [.F62]; [.E62])" office:value-type="string" office:string-value="INKETHO IDINGA ULIMI" calcext:value-type="string">
            <text:p>INKETHO IDINGA ULIMI</text:p>
          </table:table-cell>
          <table:table-cell table:style-name="ce8" table:formula="of:=IFERROR(__xludf.dummyfunction(&quot;upper(googletranslate(A62,$A$1,&quot;&quot;en&quot;&quot;))&quot;);&quot;THE OPTION REQUIRES LANGUAGE&quot;)" office:value-type="string" office:string-value="THE OPTION REQUIRES LANGUAGE" calcext:value-type="string">
            <text:p>THE OPTION REQUIRES LANGUAGE</text:p>
          </table:table-cell>
          <table:table-cell table:style-name="ce2" table:formula="of:=[$errors.A21]" office:value-type="string" office:string-value="OPTION REQUIRES A LANGUAGE" calcext:value-type="string">
            <text:p>OPTION REQUIRES A LANGUAGE</text:p>
          </table:table-cell>
          <table:table-cell/>
          <table:table-cell table:style-name="ce2" table:formula="of:=IFERROR(__xludf.dummyfunction(&quot;UPPER(GOOGLETRANSLATE(if(len(D62) &gt; 0, D62, C62),&quot;&quot;en&quot;&quot;,$A$1))&quot;);&quot;INKETHO IDINGA ULIMI&quot;)" office:value-type="string" office:string-value="INKETHO IDINGA ULIMI" calcext:value-type="string">
            <text:p>INKETHO IDINGA ULIMI</text:p>
          </table:table-cell>
          <table:table-cell table:number-columns-repeated="1019"/>
        </table:table-row>
        <table:table-row table:style-name="ro1">
          <table:table-cell table:style-name="ce5" table:formula="of:=IF(LEN([.F63]) &gt; 0; [.F63]; [.E63])" office:value-type="string" office:string-value="SICELA UBHEKE IZILUNGISELELO ZOLIMI NOMA UKUGUQUGUQUKA KWEMVELO" calcext:value-type="string">
            <text:p>SICELA UBHEKE IZILUNGISELELO ZOLIMI NOMA UKUGUQUGUQUKA KWEMVELO</text:p>
          </table:table-cell>
          <table:table-cell table:style-name="ce8" table:formula="of:=IFERROR(__xludf.dummyfunction(&quot;upper(googletranslate(A63,$A$1,&quot;&quot;en&quot;&quot;))&quot;);&quot;PLEASE REFER TO THE LANGUAGE SETTINGS OR EVOLUTION&quot;)" office:value-type="string" office:string-value="PLEASE REFER TO THE LANGUAGE SETTINGS OR EVOLUTION" calcext:value-type="string">
            <text:p>PLEASE REFER TO THE LANGUAGE SETTINGS OR EVOLUTION</text:p>
          </table:table-cell>
          <table:table-cell table:style-name="ce2" table:formula="of:=[$errors.A22]" office:value-type="string" office:string-value="PLEASE CHECK LANGUAGE SETTINGS OR ENVIRONMENT VARIABLE" calcext:value-type="string">
            <text:p>PLEASE CHECK LANGUAGE SETTINGS OR ENVIRONMENT VARIABLE</text:p>
          </table:table-cell>
          <table:table-cell/>
          <table:table-cell table:style-name="ce2" table:formula="of:=IFERROR(__xludf.dummyfunction(&quot;UPPER(GOOGLETRANSLATE(if(len(D63) &gt; 0, D63, C63),&quot;&quot;en&quot;&quot;,$A$1))&quot;);&quot;SICELA UBHEKE IZILUNGISELELO ZOLIMI NOMA UKUGUQUGUQUKA KWEMVELO&quot;)" office:value-type="string" office:string-value="SICELA UBHEKE IZILUNGISELELO ZOLIMI NOMA UKUGUQUGUQUKA KWEMVELO" calcext:value-type="string">
            <text:p>SICELA UBHEKE IZILUNGISELELO ZOLIMI NOMA UKUGUQUGUQUKA KWEMVELO</text:p>
          </table:table-cell>
          <table:table-cell table:number-columns-repeated="1019"/>
        </table:table-row>
        <table:table-row table:style-name="ro1">
          <table:table-cell table:style-name="ce5" table:formula="of:=IF(LEN([.F64]) &gt; 0; [.F64]; [.E64])" office:value-type="string" office:string-value="IPHUTHA LE-STRING MATH IPHUTHA" calcext:value-type="string">
            <text:p>IPHUTHA LE-STRING MATH IPHUTHA</text:p>
          </table:table-cell>
          <table:table-cell table:style-name="ce8" table:formula="of:=IFERROR(__xludf.dummyfunction(&quot;upper(googletranslate(A64,$A$1,&quot;&quot;en&quot;&quot;))&quot;);&quot;STRING MATH ERROR ERROR&quot;)" office:value-type="string" office:string-value="STRING MATH ERROR ERROR" calcext:value-type="string">
            <text:p>STRING MATH ERROR ERROR</text:p>
          </table:table-cell>
          <table:table-cell table:style-name="ce2" table:formula="of:=[$errors.A23]" office:value-type="string" office:string-value="STRING MATH LOGIC ERROR" calcext:value-type="string">
            <text:p>STRING MATH LOGIC ERROR</text:p>
          </table:table-cell>
          <table:table-cell/>
          <table:table-cell table:style-name="ce2" table:formula="of:=IFERROR(__xludf.dummyfunction(&quot;UPPER(GOOGLETRANSLATE(if(len(D64) &gt; 0, D64, C64),&quot;&quot;en&quot;&quot;,$A$1))&quot;);&quot;IPHUTHA LE-STRING MATH IPHUTHA&quot;)" office:value-type="string" office:string-value="IPHUTHA LE-STRING MATH IPHUTHA" calcext:value-type="string">
            <text:p>IPHUTHA LE-STRING MATH IPHUTHA</text:p>
          </table:table-cell>
          <table:table-cell table:number-columns-repeated="1019"/>
        </table:table-row>
        <table:table-row table:style-name="ro1">
          <table:table-cell table:style-name="ce5" table:formula="of:=IF(LEN([.F65]) &gt; 0; [.F65]; [.E65])" office:value-type="string" office:string-value="IPHUTHA LE-SYNTAX" calcext:value-type="string">
            <text:p>IPHUTHA LE-SYNTAX</text:p>
          </table:table-cell>
          <table:table-cell table:style-name="ce8" table:formula="of:=IFERROR(__xludf.dummyfunction(&quot;upper(googletranslate(A65,$A$1,&quot;&quot;en&quot;&quot;))&quot;);&quot;SYNTAX ERROR&quot;)" office:value-type="string" office:string-value="SYNTAX ERROR" calcext:value-type="string">
            <text:p>SYNTAX ERROR</text:p>
          </table:table-cell>
          <table:table-cell table:style-name="ce2" table:formula="of:=[$errors.A24]" office:value-type="string" office:string-value="SYNTAX ERROR" calcext:value-type="string">
            <text:p>SYNTAX ERROR</text:p>
          </table:table-cell>
          <table:table-cell/>
          <table:table-cell table:style-name="ce2" table:formula="of:=IFERROR(__xludf.dummyfunction(&quot;UPPER(GOOGLETRANSLATE(if(len(D65) &gt; 0, D65, C65),&quot;&quot;en&quot;&quot;,$A$1))&quot;);&quot;IPHUTHA LE-SYNTAX&quot;)" office:value-type="string" office:string-value="IPHUTHA LE-SYNTAX" calcext:value-type="string">
            <text:p>IPHUTHA LE-SYNTAX</text:p>
          </table:table-cell>
          <table:table-cell table:number-columns-repeated="1019"/>
        </table:table-row>
        <table:table-row table:style-name="ro1">
          <table:table-cell table:style-name="ce5" table:formula="of:=IF(LEN([.F66]) &gt; 0; [.F66]; [.E66])" office:value-type="string" office:string-value="AYIKWAZI UKUVULA IFAYELA" calcext:value-type="string">
            <text:p>AYIKWAZI UKUVULA IFAYELA</text:p>
          </table:table-cell>
          <table:table-cell table:style-name="ce8" table:formula="of:=IFERROR(__xludf.dummyfunction(&quot;upper(googletranslate(A66,$A$1,&quot;&quot;en&quot;&quot;))&quot;);&quot;CANNOT OPEN THE FILE&quot;)" office:value-type="string" office:string-value="CANNOT OPEN THE FILE" calcext:value-type="string">
            <text:p>CANNOT OPEN THE FILE</text:p>
          </table:table-cell>
          <table:table-cell table:style-name="ce2" table:formula="of:=[$errors.A25]" office:value-type="string" office:string-value="UNABLE TO OPEN FILE" calcext:value-type="string">
            <text:p>UNABLE TO OPEN FILE</text:p>
          </table:table-cell>
          <table:table-cell/>
          <table:table-cell table:style-name="ce2" table:formula="of:=IFERROR(__xludf.dummyfunction(&quot;UPPER(GOOGLETRANSLATE(if(len(D66) &gt; 0, D66, C66),&quot;&quot;en&quot;&quot;,$A$1))&quot;);&quot;AYIKWAZI UKUVULA IFAYELA&quot;)" office:value-type="string" office:string-value="AYIKWAZI UKUVULA IFAYELA" calcext:value-type="string">
            <text:p>AYIKWAZI UKUVULA IFAYELA</text:p>
          </table:table-cell>
          <table:table-cell table:number-columns-repeated="1019"/>
        </table:table-row>
        <table:table-row table:style-name="ro1">
          <table:table-cell table:style-name="ce5" table:formula="of:=IF(LEN([.F67]) &gt; 0; [.F67]; [.E67])" office:value-type="string" office:string-value="AYIKWAZI UKUVULA UKUVULA IFAYELA LOKUFUNDA" calcext:value-type="string">
            <text:p>AYIKWAZI UKUVULA UKUVULA IFAYELA LOKUFUNDA</text:p>
          </table:table-cell>
          <table:table-cell table:style-name="ce8" table:formula="of:=IFERROR(__xludf.dummyfunction(&quot;upper(googletranslate(A67,$A$1,&quot;&quot;en&quot;&quot;))&quot;);&quot;CANNOT OPEN TO OPEN THE READING FILE&quot;)" office:value-type="string" office:string-value="CANNOT OPEN TO OPEN THE READING FILE" calcext:value-type="string">
            <text:p>CANNOT OPEN TO OPEN THE READING FILE</text:p>
          </table:table-cell>
          <table:table-cell table:style-name="ce2" table:formula="of:=[$errors.A26]" office:value-type="string" office:string-value="UNABLE TO OPEN TO OPEN FILE FOR READING" calcext:value-type="string">
            <text:p>UNABLE TO OPEN TO OPEN FILE FOR READING</text:p>
          </table:table-cell>
          <table:table-cell/>
          <table:table-cell table:style-name="ce2" table:formula="of:=IFERROR(__xludf.dummyfunction(&quot;UPPER(GOOGLETRANSLATE(if(len(D67) &gt; 0, D67, C67),&quot;&quot;en&quot;&quot;,$A$1))&quot;);&quot;AYIKWAZI UKUVULA UKUVULA IFAYELA LOKUFUNDA&quot;)" office:value-type="string" office:string-value="AYIKWAZI UKUVULA UKUVULA IFAYELA LOKUFUNDA" calcext:value-type="string">
            <text:p>AYIKWAZI UKUVULA UKUVULA IFAYELA LOKUFUNDA</text:p>
          </table:table-cell>
          <table:table-cell table:number-columns-repeated="1019"/>
        </table:table-row>
        <table:table-row table:style-name="ro1">
          <table:table-cell table:style-name="ce5" table:formula="of:=IF(LEN([.F68]) &gt; 0; [.F68]; [.E68])" office:value-type="string" office:string-value="ILEBULA ELINGACHAZWANGA" calcext:value-type="string">
            <text:p>ILEBULA ELINGACHAZWANGA</text:p>
          </table:table-cell>
          <table:table-cell table:style-name="ce8" table:formula="of:=IFERROR(__xludf.dummyfunction(&quot;upper(googletranslate(A68,$A$1,&quot;&quot;en&quot;&quot;))&quot;);&quot;UNSPECIFIED LABEL&quot;)" office:value-type="string" office:string-value="UNSPECIFIED LABEL" calcext:value-type="string">
            <text:p>UNSPECIFIED LABEL</text:p>
          </table:table-cell>
          <table:table-cell table:style-name="ce2" table:formula="of:=[$errors.A27]" office:value-type="string" office:string-value="UNDEFINED LABEL" calcext:value-type="string">
            <text:p>UNDEFINED LABEL</text:p>
          </table:table-cell>
          <table:table-cell/>
          <table:table-cell table:style-name="ce2" table:formula="of:=IFERROR(__xludf.dummyfunction(&quot;UPPER(GOOGLETRANSLATE(if(len(D68) &gt; 0, D68, C68),&quot;&quot;en&quot;&quot;,$A$1))&quot;);&quot;ILEBULA ELINGACHAZWANGA&quot;)" office:value-type="string" office:string-value="ILEBULA ELINGACHAZWANGA" calcext:value-type="string">
            <text:p>ILEBULA ELINGACHAZWANGA</text:p>
          </table:table-cell>
          <table:table-cell table:number-columns-repeated="1019"/>
        </table:table-row>
        <table:table-row table:style-name="ro1">
          <table:table-cell table:style-name="ce5" table:formula="of:=IF(LEN([.F69]) &gt; 0; [.F69]; [.E69])" office:value-type="string" office:string-value="UKUSEBENZA OKUNGENAMKHAWULO" calcext:value-type="string">
            <text:p>UKUSEBENZA OKUNGENAMKHAWULO</text:p>
          </table:table-cell>
          <table:table-cell table:style-name="ce8" table:formula="of:=IFERROR(__xludf.dummyfunction(&quot;upper(googletranslate(A69,$A$1,&quot;&quot;en&quot;&quot;))&quot;);&quot;UNLIMITED OPERATION&quot;)" office:value-type="string" office:string-value="UNLIMITED OPERATION" calcext:value-type="string">
            <text:p>UNLIMITED OPERATION</text:p>
          </table:table-cell>
          <table:table-cell table:style-name="ce2" table:formula="of:=[$errors.A28]" office:value-type="string" office:string-value="UNHANDLED OPERATION" calcext:value-type="string">
            <text:p>UNHANDLED OPERATION</text:p>
          </table:table-cell>
          <table:table-cell/>
          <table:table-cell table:style-name="ce2" table:formula="of:=IFERROR(__xludf.dummyfunction(&quot;UPPER(GOOGLETRANSLATE(if(len(D69) &gt; 0, D69, C69),&quot;&quot;en&quot;&quot;,$A$1))&quot;);&quot;UKUSEBENZA OKUNGENAMKHAWULO&quot;)" office:value-type="string" office:string-value="UKUSEBENZA OKUNGENAMKHAWULO" calcext:value-type="string">
            <text:p>UKUSEBENZA OKUNGENAMKHAWULO</text:p>
          </table:table-cell>
          <table:table-cell table:number-columns-repeated="1019"/>
        </table:table-row>
        <table:table-row table:style-name="ro1">
          <table:table-cell table:style-name="ce5" table:formula="of:=IF(LEN([.F70]) &gt; 0; [.F70]; [.E70])" office:value-type="string" office:string-value="IKHODI YOKUSEBENZA ENGATHANDEKI" calcext:value-type="string">
            <text:p>IKHODI YOKUSEBENZA ENGATHANDEKI</text:p>
          </table:table-cell>
          <table:table-cell table:style-name="ce8" table:formula="of:=IFERROR(__xludf.dummyfunction(&quot;upper(googletranslate(A70,$A$1,&quot;&quot;en&quot;&quot;))&quot;);&quot;UNPLEASANT OPERATING CODE&quot;)" office:value-type="string" office:string-value="UNPLEASANT OPERATING CODE" calcext:value-type="string">
            <text:p>UNPLEASANT OPERATING CODE</text:p>
          </table:table-cell>
          <table:table-cell table:style-name="ce2" table:formula="of:=[$errors.A29]" office:value-type="string" office:string-value="UNHANDLED OPERATION CODE" calcext:value-type="string">
            <text:p>UNHANDLED OPERATION CODE</text:p>
          </table:table-cell>
          <table:table-cell/>
          <table:table-cell table:style-name="ce2" table:formula="of:=IFERROR(__xludf.dummyfunction(&quot;UPPER(GOOGLETRANSLATE(if(len(D70) &gt; 0, D70, C70),&quot;&quot;en&quot;&quot;,$A$1))&quot;);&quot;IKHODI YOKUSEBENZA ENGATHANDEKI&quot;)" office:value-type="string" office:string-value="IKHODI YOKUSEBENZA ENGATHANDEKI" calcext:value-type="string">
            <text:p>IKHODI YOKUSEBENZA ENGATHANDEKI</text:p>
          </table:table-cell>
          <table:table-cell table:number-columns-repeated="1019"/>
        </table:table-row>
        <table:table-row table:style-name="ro1">
          <table:table-cell table:style-name="ce5" table:formula="of:=IF(LEN([.F71]) &gt; 0; [.F71]; [.E71])" office:value-type="string" office:string-value="AKWAZIWA UMA ILEBULA" calcext:value-type="string">
            <text:p>AKWAZIWA UMA ILEBULA</text:p>
          </table:table-cell>
          <table:table-cell table:style-name="ce8" table:formula="of:=IFERROR(__xludf.dummyfunction(&quot;upper(googletranslate(A71,$A$1,&quot;&quot;en&quot;&quot;))&quot;);&quot;UNKNOWN IF LABEL&quot;)" office:value-type="string" office:string-value="UNKNOWN IF LABEL" calcext:value-type="string">
            <text:p>UNKNOWN IF LABEL</text:p>
          </table:table-cell>
          <table:table-cell table:style-name="ce2" table:formula="of:=[$errors.A30]" office:value-type="string" office:string-value="UNKNOWN IF LABEL" calcext:value-type="string">
            <text:p>UNKNOWN IF LABEL</text:p>
          </table:table-cell>
          <table:table-cell/>
          <table:table-cell table:style-name="ce2" table:formula="of:=IFERROR(__xludf.dummyfunction(&quot;UPPER(GOOGLETRANSLATE(if(len(D71) &gt; 0, D71, C71),&quot;&quot;en&quot;&quot;,$A$1))&quot;);&quot;AKWAZIWA UMA ILEBULA&quot;)" office:value-type="string" office:string-value="AKWAZIWA UMA ILEBULA" calcext:value-type="string">
            <text:p>AKWAZIWA UMA ILEBULA</text:p>
          </table:table-cell>
          <table:table-cell table:number-columns-repeated="1019"/>
        </table:table-row>
        <table:table-row table:style-name="ro1">
          <table:table-cell table:style-name="ce5" table:formula="of:=IF(LEN([.F72]) &gt; 0; [.F72]; [.E72])" office:value-type="string" office:string-value="UKUSEBENZA OKUNGAZIWA OKUPHINDWE KABILI KWEZIBALO" calcext:value-type="string">
            <text:p>UKUSEBENZA OKUNGAZIWA OKUPHINDWE KABILI KWEZIBALO</text:p>
          </table:table-cell>
          <table:table-cell table:style-name="ce8" table:formula="of:=IFERROR(__xludf.dummyfunction(&quot;upper(googletranslate(A72,$A$1,&quot;&quot;en&quot;&quot;))&quot;);&quot;AN UNKNOWN UNKNOWN OPERATION OF MATHEMATICS&quot;)" office:value-type="string" office:string-value="AN UNKNOWN UNKNOWN OPERATION OF MATHEMATICS" calcext:value-type="string">
            <text:p>AN UNKNOWN UNKNOWN OPERATION OF MATHEMATICS</text:p>
          </table:table-cell>
          <table:table-cell table:style-name="ce2" table:formula="of:=[$errors.A31]" office:value-type="string" office:string-value="UNRECOGNIZED DOUBLE MATH OPERATION" calcext:value-type="string">
            <text:p>UNRECOGNIZED DOUBLE MATH OPERATION</text:p>
          </table:table-cell>
          <table:table-cell/>
          <table:table-cell table:style-name="ce2" table:formula="of:=IFERROR(__xludf.dummyfunction(&quot;UPPER(GOOGLETRANSLATE(if(len(D72) &gt; 0, D72, C72),&quot;&quot;en&quot;&quot;,$A$1))&quot;);&quot;UKUSEBENZA OKUNGAZIWA OKUPHINDWE KABILI KWEZIBALO&quot;)" office:value-type="string" office:string-value="UKUSEBENZA OKUNGAZIWA OKUPHINDWE KABILI KWEZIBALO" calcext:value-type="string">
            <text:p>UKUSEBENZA OKUNGAZIWA OKUPHINDWE KABILI KWEZIBALO</text:p>
          </table:table-cell>
          <table:table-cell table:number-columns-repeated="1019"/>
        </table:table-row>
        <table:table-row table:style-name="ro1">
          <table:table-cell table:style-name="ce5" table:formula="of:=IF(LEN([.F73]) &gt; 0; [.F73]; [.E73])" office:value-type="string" office:string-value="UKUCHAZWA OKUNGAZIWA UMSEBENZI" calcext:value-type="string">
            <text:p>UKUCHAZWA OKUNGAZIWA UMSEBENZI</text:p>
          </table:table-cell>
          <table:table-cell table:style-name="ce8" table:formula="of:=IFERROR(__xludf.dummyfunction(&quot;upper(googletranslate(A73,$A$1,&quot;&quot;en&quot;&quot;))&quot;);&quot;AN UNKNOWN DESCRIPTION WORK&quot;)" office:value-type="string" office:string-value="AN UNKNOWN DESCRIPTION WORK" calcext:value-type="string">
            <text:p>AN UNKNOWN DESCRIPTION WORK</text:p>
          </table:table-cell>
          <table:table-cell table:style-name="ce2" table:formula="of:=[$errors.A32]" office:value-type="string" office:string-value="UNRECOGNIZED FUNCTION DEFINITION" calcext:value-type="string">
            <text:p>UNRECOGNIZED FUNCTION DEFINITION</text:p>
          </table:table-cell>
          <table:table-cell/>
          <table:table-cell table:style-name="ce2" table:formula="of:=IFERROR(__xludf.dummyfunction(&quot;UPPER(GOOGLETRANSLATE(if(len(D73) &gt; 0, D73, C73),&quot;&quot;en&quot;&quot;,$A$1))&quot;);&quot;UKUCHAZWA OKUNGAZIWA UMSEBENZI&quot;)" office:value-type="string" office:string-value="UKUCHAZWA OKUNGAZIWA UMSEBENZI" calcext:value-type="string">
            <text:p>UKUCHAZWA OKUNGAZIWA UMSEBENZI</text:p>
          </table:table-cell>
          <table:table-cell table:number-columns-repeated="1019"/>
        </table:table-row>
        <table:table-row table:style-name="ro1">
          <table:table-cell table:style-name="ce5" table:formula="of:=IF(LEN([.F74]) &gt; 0; [.F74]; [.E74])" office:value-type="string" office:string-value="ILEBULA YE-GOSUB ENGAZIWA" calcext:value-type="string">
            <text:p>ILEBULA YE-GOSUB ENGAZIWA</text:p>
          </table:table-cell>
          <table:table-cell table:style-name="ce8" table:formula="of:=IFERROR(__xludf.dummyfunction(&quot;upper(googletranslate(A74,$A$1,&quot;&quot;en&quot;&quot;))&quot;);&quot;LABEL OF AN UNKNOWN GOSUB&quot;)" office:value-type="string" office:string-value="LABEL OF AN UNKNOWN GOSUB" calcext:value-type="string">
            <text:p>LABEL OF AN UNKNOWN GOSUB</text:p>
          </table:table-cell>
          <table:table-cell table:style-name="ce2" table:formula="of:=[$errors.A33]" office:value-type="string" office:string-value="UNRECOGNIZED GOSUB LABEL" calcext:value-type="string">
            <text:p>UNRECOGNIZED GOSUB LABEL</text:p>
          </table:table-cell>
          <table:table-cell/>
          <table:table-cell table:style-name="ce2" table:formula="of:=IFERROR(__xludf.dummyfunction(&quot;UPPER(GOOGLETRANSLATE(if(len(D74) &gt; 0, D74, C74),&quot;&quot;en&quot;&quot;,$A$1))&quot;);&quot;ILEBULA YE-GOSUB ENGAZIWA&quot;)" office:value-type="string" office:string-value="ILEBULA YE-GOSUB ENGAZIWA" calcext:value-type="string">
            <text:p>ILEBULA YE-GOSUB ENGAZIWA</text:p>
          </table:table-cell>
          <table:table-cell table:number-columns-repeated="1019"/>
        </table:table-row>
        <table:table-row table:style-name="ro1">
          <table:table-cell table:style-name="ce5" table:formula="of:=IF(LEN([.F75]) &gt; 0; [.F75]; [.E75])" office:value-type="string" office:string-value="ILEBULA YE-GOTO ENGAZIWA" calcext:value-type="string">
            <text:p>ILEBULA YE-GOTO ENGAZIWA</text:p>
          </table:table-cell>
          <table:table-cell table:style-name="ce8" table:formula="of:=IFERROR(__xludf.dummyfunction(&quot;upper(googletranslate(A75,$A$1,&quot;&quot;en&quot;&quot;))&quot;);&quot;THE UNKNOWN GOTO LABEL&quot;)" office:value-type="string" office:string-value="THE UNKNOWN GOTO LABEL" calcext:value-type="string">
            <text:p>THE UNKNOWN GOTO LABEL</text:p>
          </table:table-cell>
          <table:table-cell table:style-name="ce2" table:formula="of:=[$errors.A34]" office:value-type="string" office:string-value="UNRECOGNIZED GOTO LABEL" calcext:value-type="string">
            <text:p>UNRECOGNIZED GOTO LABEL</text:p>
          </table:table-cell>
          <table:table-cell/>
          <table:table-cell table:style-name="ce2" table:formula="of:=IFERROR(__xludf.dummyfunction(&quot;UPPER(GOOGLETRANSLATE(if(len(D75) &gt; 0, D75, C75),&quot;&quot;en&quot;&quot;,$A$1))&quot;);&quot;ILEBULA YE-GOTO ENGAZIWA&quot;)" office:value-type="string" office:string-value="ILEBULA YE-GOTO ENGAZIWA" calcext:value-type="string">
            <text:p>ILEBULA YE-GOTO ENGAZIWA</text:p>
          </table:table-cell>
          <table:table-cell table:number-columns-repeated="1019"/>
        </table:table-row>
        <table:table-row table:style-name="ro1">
          <table:table-cell table:style-name="ce5" table:formula="of:=IF(LEN([.F76]) &gt; 0; [.F76]; [.E76])" office:value-type="string" office:string-value="OKOKUFAKA OKUNGAZIWA" calcext:value-type="string">
            <text:p>OKOKUFAKA OKUNGAZIWA</text:p>
          </table:table-cell>
          <table:table-cell table:style-name="ce8" table:formula="of:=IFERROR(__xludf.dummyfunction(&quot;upper(googletranslate(A76,$A$1,&quot;&quot;en&quot;&quot;))&quot;);&quot;ANONYMOUS INPUT&quot;)" office:value-type="string" office:string-value="ANONYMOUS INPUT" calcext:value-type="string">
            <text:p>ANONYMOUS INPUT</text:p>
          </table:table-cell>
          <table:table-cell table:style-name="ce2" table:formula="of:=[$errors.A35]" office:value-type="string" office:string-value="UNRECOGNIZED INPUT" calcext:value-type="string">
            <text:p>UNRECOGNIZED INPUT</text:p>
          </table:table-cell>
          <table:table-cell/>
          <table:table-cell table:style-name="ce2" table:formula="of:=IFERROR(__xludf.dummyfunction(&quot;UPPER(GOOGLETRANSLATE(if(len(D76) &gt; 0, D76, C76),&quot;&quot;en&quot;&quot;,$A$1))&quot;);&quot;OKOKUFAKA OKUNGAZIWA&quot;)" office:value-type="string" office:string-value="OKOKUFAKA OKUNGAZIWA" calcext:value-type="string">
            <text:p>OKOKUFAKA OKUNGAZIWA</text:p>
          </table:table-cell>
          <table:table-cell table:number-columns-repeated="1019"/>
        </table:table-row>
        <table:table-row table:style-name="ro1">
          <table:table-cell table:style-name="ce5" table:formula="of:=IF(LEN([.F77]) &gt; 0; [.F77]; [.E77])" office:value-type="string" office:string-value="UKUSEBENZA OKUNGAZIWA KWE-INTEGER MATH" calcext:value-type="string">
            <text:p>UKUSEBENZA OKUNGAZIWA KWE-INTEGER MATH</text:p>
          </table:table-cell>
          <table:table-cell table:style-name="ce8" table:formula="of:=IFERROR(__xludf.dummyfunction(&quot;upper(googletranslate(A77,$A$1,&quot;&quot;en&quot;&quot;))&quot;);&quot;AN UNKNOWN INTEGER MATH&quot;)" office:value-type="string" office:string-value="AN UNKNOWN INTEGER MATH" calcext:value-type="string">
            <text:p>AN UNKNOWN INTEGER MATH</text:p>
          </table:table-cell>
          <table:table-cell table:style-name="ce2" table:formula="of:=[$errors.A36]" office:value-type="string" office:string-value="UNRECOGNIZED INTEGER MATH OPERATION" calcext:value-type="string">
            <text:p>UNRECOGNIZED INTEGER MATH OPERATION</text:p>
          </table:table-cell>
          <table:table-cell/>
          <table:table-cell table:style-name="ce2" table:formula="of:=IFERROR(__xludf.dummyfunction(&quot;UPPER(GOOGLETRANSLATE(if(len(D77) &gt; 0, D77, C77),&quot;&quot;en&quot;&quot;,$A$1))&quot;);&quot;UKUSEBENZA OKUNGAZIWA KWE-INTEGER MATH&quot;)" office:value-type="string" office:string-value="UKUSEBENZA OKUNGAZIWA KWE-INTEGER MATH" calcext:value-type="string">
            <text:p>UKUSEBENZA OKUNGAZIWA KWE-INTEGER MATH</text:p>
          </table:table-cell>
          <table:table-cell table:number-columns-repeated="1019"/>
        </table:table-row>
        <table:table-row table:style-name="ro1">
          <table:table-cell table:style-name="ce5" table:formula="of:=IF(LEN([.F78]) &gt; 0; [.F78]; [.E78])" office:value-type="string" office:string-value="UHLOBO LWEZIBALO OLUNGAZIWA" calcext:value-type="string">
            <text:p>UHLOBO LWEZIBALO OLUNGAZIWA</text:p>
          </table:table-cell>
          <table:table-cell table:style-name="ce8" table:formula="of:=IFERROR(__xludf.dummyfunction(&quot;upper(googletranslate(A78,$A$1,&quot;&quot;en&quot;&quot;))&quot;);&quot;A FORM OF AN UNKNOWN MATHEMATICAL&quot;)" office:value-type="string" office:string-value="A FORM OF AN UNKNOWN MATHEMATICAL" calcext:value-type="string">
            <text:p>A FORM OF AN UNKNOWN MATHEMATICAL</text:p>
          </table:table-cell>
          <table:table-cell table:style-name="ce2" table:formula="of:=[$errors.A37]" office:value-type="string" office:string-value="UNRECOGNIZED MATH TYPE" calcext:value-type="string">
            <text:p>UNRECOGNIZED MATH TYPE</text:p>
          </table:table-cell>
          <table:table-cell/>
          <table:table-cell table:style-name="ce2" table:formula="of:=IFERROR(__xludf.dummyfunction(&quot;UPPER(GOOGLETRANSLATE(if(len(D78) &gt; 0, D78, C78),&quot;&quot;en&quot;&quot;,$A$1))&quot;);&quot;UHLOBO LWEZIBALO OLUNGAZIWA&quot;)" office:value-type="string" office:string-value="UHLOBO LWEZIBALO OLUNGAZIWA" calcext:value-type="string">
            <text:p>UHLOBO LWEZIBALO OLUNGAZIWA</text:p>
          </table:table-cell>
          <table:table-cell table:number-columns-repeated="1019"/>
        </table:table-row>
        <table:table-row table:style-name="ro1">
          <table:table-cell table:style-name="ce5" table:formula="of:=IF(LEN([.F79]) &gt; 0; [.F79]; [.E79])" office:value-type="string" office:string-value="UKUHLUKAHLUKA OKUNGAZIWA OKULANDELAYO" calcext:value-type="string">
            <text:p>UKUHLUKAHLUKA OKUNGAZIWA OKULANDELAYO</text:p>
          </table:table-cell>
          <table:table-cell table:style-name="ce8" table:formula="of:=IFERROR(__xludf.dummyfunction(&quot;upper(googletranslate(A79,$A$1,&quot;&quot;en&quot;&quot;))&quot;);&quot;NEXT UNKNOWN VARIATIONS&quot;)" office:value-type="string" office:string-value="NEXT UNKNOWN VARIATIONS" calcext:value-type="string">
            <text:p>NEXT UNKNOWN VARIATIONS</text:p>
          </table:table-cell>
          <table:table-cell table:style-name="ce2" table:formula="of:=[$errors.A38]" office:value-type="string" office:string-value="UNRECOGNIZED NEXT VARIABLE" calcext:value-type="string">
            <text:p>UNRECOGNIZED NEXT VARIABLE</text:p>
          </table:table-cell>
          <table:table-cell/>
          <table:table-cell table:style-name="ce2" table:formula="of:=IFERROR(__xludf.dummyfunction(&quot;UPPER(GOOGLETRANSLATE(if(len(D79) &gt; 0, D79, C79),&quot;&quot;en&quot;&quot;,$A$1))&quot;);&quot;UKUHLUKAHLUKA OKUNGAZIWA OKULANDELAYO&quot;)" office:value-type="string" office:string-value="UKUHLUKAHLUKA OKUNGAZIWA OKULANDELAYO" calcext:value-type="string">
            <text:p>UKUHLUKAHLUKA OKUNGAZIWA OKULANDELAYO</text:p>
          </table:table-cell>
          <table:table-cell table:number-columns-repeated="1019"/>
        </table:table-row>
        <table:table-row table:style-name="ro1">
          <table:table-cell table:style-name="ce5" table:formula="of:=IF(LEN([.F80]) &gt; 0; [.F80]; [.E80])" office:value-type="string" office:string-value="I-OP ENGAZIWA" calcext:value-type="string">
            <text:p>I-OP ENGAZIWA</text:p>
          </table:table-cell>
          <table:table-cell table:style-name="ce8" table:formula="of:=IFERROR(__xludf.dummyfunction(&quot;upper(googletranslate(A80,$A$1,&quot;&quot;en&quot;&quot;))&quot;);&quot;AN UNKNOWN OP&quot;)" office:value-type="string" office:string-value="AN UNKNOWN OP" calcext:value-type="string">
            <text:p>AN UNKNOWN OP</text:p>
          </table:table-cell>
          <table:table-cell table:style-name="ce2" table:formula="of:=[$errors.A39]" office:value-type="string" office:string-value="UNRECOGNIZED OP IN PRINT" calcext:value-type="string">
            <text:p>UNRECOGNIZED OP IN PRINT</text:p>
          </table:table-cell>
          <table:table-cell/>
          <table:table-cell table:style-name="ce2" table:formula="of:=IFERROR(__xludf.dummyfunction(&quot;UPPER(GOOGLETRANSLATE(if(len(D80) &gt; 0, D80, C80),&quot;&quot;en&quot;&quot;,$A$1))&quot;);&quot;I-OP ENGAZIWA&quot;)" office:value-type="string" office:string-value="I-OP ENGAZIWA" calcext:value-type="string">
            <text:p>I-OP ENGAZIWA</text:p>
          </table:table-cell>
          <table:table-cell table:number-columns-repeated="1019"/>
        </table:table-row>
        <table:table-row table:style-name="ro1">
          <table:table-cell table:style-name="ce5" table:formula="of:=IF(LEN([.F81]) &gt; 0; [.F81]; [.E81])" office:value-type="string" office:string-value="UKUSEBENZA OKUNGAZIWA OKUNGAZIWA KWEZIBALO" calcext:value-type="string">
            <text:p>UKUSEBENZA OKUNGAZIWA OKUNGAZIWA KWEZIBALO</text:p>
          </table:table-cell>
          <table:table-cell table:style-name="ce8" table:formula="of:=IFERROR(__xludf.dummyfunction(&quot;upper(googletranslate(A81,$A$1,&quot;&quot;en&quot;&quot;))&quot;);&quot;UNKNOWN ANONYMITY OF STATISTICS&quot;)" office:value-type="string" office:string-value="UNKNOWN ANONYMITY OF STATISTICS" calcext:value-type="string">
            <text:p>UNKNOWN ANONYMITY OF STATISTICS</text:p>
          </table:table-cell>
          <table:table-cell table:style-name="ce2" table:formula="of:=[$errors.A40]" office:value-type="string" office:string-value="UNRECOGNIZED RATIONAL MATH OPERATION" calcext:value-type="string">
            <text:p>UNRECOGNIZED RATIONAL MATH OPERATION</text:p>
          </table:table-cell>
          <table:table-cell/>
          <table:table-cell table:style-name="ce2" table:formula="of:=IFERROR(__xludf.dummyfunction(&quot;UPPER(GOOGLETRANSLATE(if(len(D81) &gt; 0, D81, C81),&quot;&quot;en&quot;&quot;,$A$1))&quot;);&quot;UKUSEBENZA OKUNGAZIWA OKUNGAZIWA KWEZIBALO&quot;)" office:value-type="string" office:string-value="UKUSEBENZA OKUNGAZIWA OKUNGAZIWA KWEZIBALO" calcext:value-type="string">
            <text:p>UKUSEBENZA OKUNGAZIWA OKUNGAZIWA KWEZIBALO</text:p>
          </table:table-cell>
          <table:table-cell table:number-columns-repeated="1019"/>
        </table:table-row>
        <table:table-row table:style-name="ro1">
          <table:table-cell table:style-name="ce5" table:formula="of:=IF(LEN([.F82]) &gt; 0; [.F82]; [.E82])" office:value-type="string" office:string-value="UHLOBO OLUNGENAKUQHATHANISWA" calcext:value-type="string">
            <text:p>UHLOBO OLUNGENAKUQHATHANISWA</text:p>
          </table:table-cell>
          <table:table-cell table:style-name="ce8" table:formula="of:=IFERROR(__xludf.dummyfunction(&quot;upper(googletranslate(A82,$A$1,&quot;&quot;en&quot;&quot;))&quot;);&quot;THE IMMORTAL TYPE&quot;)" office:value-type="string" office:string-value="THE IMMORTAL TYPE" calcext:value-type="string">
            <text:p>THE IMMORTAL TYPE</text:p>
          </table:table-cell>
          <table:table-cell table:style-name="ce2" table:formula="of:=[$errors.A41]" office:value-type="string" office:string-value="UNRECOGNIZED VARIABLE TYPE" calcext:value-type="string">
            <text:p>UNRECOGNIZED VARIABLE TYPE</text:p>
          </table:table-cell>
          <table:table-cell/>
          <table:table-cell table:style-name="ce2" table:formula="of:=IFERROR(__xludf.dummyfunction(&quot;UPPER(GOOGLETRANSLATE(if(len(D82) &gt; 0, D82, C82),&quot;&quot;en&quot;&quot;,$A$1))&quot;);&quot;UHLOBO OLUNGENAKUQHATHANISWA&quot;)" office:value-type="string" office:string-value="UHLOBO OLUNGENAKUQHATHANISWA" calcext:value-type="string">
            <text:p>UHLOBO OLUNGENAKUQHATHANISWA</text:p>
          </table:table-cell>
          <table:table-cell table:number-columns-repeated="1019"/>
        </table:table-row>
        <table:table-row table:style-name="ro1">
          <table:table-cell table:style-name="ce5" table:formula="of:=IF(LEN([.F83]) &gt; 0; [.F83]; [.E83])" office:value-type="string" office:string-value="UKUHLUKAHLUKA KWEMVELO YE-UNESET" calcext:value-type="string">
            <text:p>UKUHLUKAHLUKA KWEMVELO YE-UNESET</text:p>
          </table:table-cell>
          <table:table-cell table:style-name="ce8" table:formula="of:=IFERROR(__xludf.dummyfunction(&quot;upper(googletranslate(A83,$A$1,&quot;&quot;en&quot;&quot;))&quot;);&quot;NESET ENVIRONMENT VARIATION&quot;)" office:value-type="string" office:string-value="NESET ENVIRONMENT VARIATION" calcext:value-type="string">
            <text:p>NESET ENVIRONMENT VARIATION</text:p>
          </table:table-cell>
          <table:table-cell table:style-name="ce2" table:formula="of:=[$errors.A42]" office:value-type="string" office:string-value="UNSET ENVIRONMENT VARIABLE" calcext:value-type="string">
            <text:p>UNSET ENVIRONMENT VARIABLE</text:p>
          </table:table-cell>
          <table:table-cell/>
          <table:table-cell table:style-name="ce2" table:formula="of:=IFERROR(__xludf.dummyfunction(&quot;UPPER(GOOGLETRANSLATE(if(len(D83) &gt; 0, D83, C83),&quot;&quot;en&quot;&quot;,$A$1))&quot;);&quot;UKUHLUKAHLUKA KWEMVELO YE-UNESET&quot;)" office:value-type="string" office:string-value="UKUHLUKAHLUKA KWEMVELO YE-UNESET" calcext:value-type="string">
            <text:p>UKUHLUKAHLUKA KWEMVELO YE-UNESET</text:p>
          </table:table-cell>
          <table:table-cell table:number-columns-repeated="1019"/>
        </table:table-row>
        <table:table-row table:style-name="ro1">
          <table:table-cell table:style-name="ce5" table:formula="of:=IF(LEN([.F84]) &gt; 0; [.F84]; [.E84])" office:value-type="string" office:string-value="OKUGUQUKAYO / UKUCHAZWA KWENCAZELO MISMATCH" calcext:value-type="string">
            <text:p>OKUGUQUKAYO / UKUCHAZWA KWENCAZELO MISMATCH</text:p>
          </table:table-cell>
          <table:table-cell table:style-name="ce8" table:formula="of:=IFERROR(__xludf.dummyfunction(&quot;upper(googletranslate(A84,$A$1,&quot;&quot;en&quot;&quot;))&quot;);&quot;VARIABLE / DESCRIPTION OF MEANING MISMATCH&quot;)" office:value-type="string" office:string-value="VARIABLE / DESCRIPTION OF MEANING MISMATCH" calcext:value-type="string">
            <text:p>VARIABLE / DESCRIPTION OF MEANING MISMATCH</text:p>
          </table:table-cell>
          <table:table-cell table:style-name="ce2" table:formula="of:=[$errors.A43]" office:value-type="string" office:string-value="VARIABLE / ARRAY DEFINITION MISMATCH" calcext:value-type="string">
            <text:p>VARIABLE / ARRAY DEFINITION MISMATCH</text:p>
          </table:table-cell>
          <table:table-cell/>
          <table:table-cell table:style-name="ce2" table:formula="of:=IFERROR(__xludf.dummyfunction(&quot;UPPER(GOOGLETRANSLATE(if(len(D84) &gt; 0, D84, C84),&quot;&quot;en&quot;&quot;,$A$1))&quot;);&quot;OKUGUQUKAYO / UKUCHAZWA KWENCAZELO MISMATCH&quot;)" office:value-type="string" office:string-value="OKUGUQUKAYO / UKUCHAZWA KWENCAZELO MISMATCH" calcext:value-type="string">
            <text:p>OKUGUQUKAYO / UKUCHAZWA KWENCAZELO MISMATCH</text:p>
          </table:table-cell>
          <table:table-cell table:number-columns-repeated="1019"/>
        </table:table-row>
        <table:table-row table:style-name="ro1">
          <table:table-cell table:style-name="ce5" table:formula="of:=IF(LEN([.F85]) &gt; 0; [.F85]; [.E85])" office:value-type="string" office:string-value="OKUGUQUGUQUKAYO OKUCHAZIWE NJENGOHLU" calcext:value-type="string">
            <text:p>OKUGUQUGUQUKAYO OKUCHAZIWE NJENGOHLU</text:p>
          </table:table-cell>
          <table:table-cell table:style-name="ce8" table:formula="of:=IFERROR(__xludf.dummyfunction(&quot;upper(googletranslate(A85,$A$1,&quot;&quot;en&quot;&quot;))&quot;);&quot;VARIABLE IS DESCRIBED AS A LIST&quot;)" office:value-type="string" office:string-value="VARIABLE IS DESCRIBED AS A LIST" calcext:value-type="string">
            <text:p>VARIABLE IS DESCRIBED AS A LIST</text:p>
          </table:table-cell>
          <table:table-cell table:style-name="ce2" table:formula="of:=[$errors.A44]" office:value-type="string" office:string-value="VARIABLE DEFINED AS ARRAY" calcext:value-type="string">
            <text:p>VARIABLE DEFINED AS ARRAY</text:p>
          </table:table-cell>
          <table:table-cell/>
          <table:table-cell table:style-name="ce2" table:formula="of:=IFERROR(__xludf.dummyfunction(&quot;UPPER(GOOGLETRANSLATE(if(len(D85) &gt; 0, D85, C85),&quot;&quot;en&quot;&quot;,$A$1))&quot;);&quot;OKUGUQUGUQUKAYO OKUCHAZIWE NJENGOHLU&quot;)" office:value-type="string" office:string-value="OKUGUQUGUQUKAYO OKUCHAZIWE NJENGOHLU" calcext:value-type="string">
            <text:p>OKUGUQUGUQUKAYO OKUCHAZIWE NJENGOHLU</text:p>
          </table:table-cell>
          <table:table-cell table:number-columns-repeated="1019"/>
        </table:table-row>
        <table:table-row table:style-name="ro1">
          <table:table-cell table:style-name="ce5" table:formula="of:=IF(LEN([.F86]) &gt; 0; [.F86]; [.E86])" office:value-type="string" office:string-value="OKUGUQUGUQUKAYO KUCHAZWE NJENGE-NONRAY" calcext:value-type="string">
            <text:p>OKUGUQUGUQUKAYO KUCHAZWE NJENGE-NONRAY</text:p>
          </table:table-cell>
          <table:table-cell table:style-name="ce8" table:formula="of:=IFERROR(__xludf.dummyfunction(&quot;upper(googletranslate(A86,$A$1,&quot;&quot;en&quot;&quot;))&quot;);&quot;VARIABLE IS DEFINED AS NONRAY&quot;)" office:value-type="string" office:string-value="VARIABLE IS DEFINED AS NONRAY" calcext:value-type="string">
            <text:p>VARIABLE IS DEFINED AS NONRAY</text:p>
          </table:table-cell>
          <table:table-cell table:style-name="ce2" table:formula="of:=[$errors.A45]" office:value-type="string" office:string-value="VARIABLE DEFINED AS NONARRAY" calcext:value-type="string">
            <text:p>VARIABLE DEFINED AS NONARRAY</text:p>
          </table:table-cell>
          <table:table-cell/>
          <table:table-cell table:style-name="ce2" table:formula="of:=IFERROR(__xludf.dummyfunction(&quot;UPPER(GOOGLETRANSLATE(if(len(D86) &gt; 0, D86, C86),&quot;&quot;en&quot;&quot;,$A$1))&quot;);&quot;OKUGUQUGUQUKAYO KUCHAZWE NJENGE-NONRAY&quot;)" office:value-type="string" office:string-value="OKUGUQUGUQUKAYO KUCHAZWE NJENGE-NONRAY" calcext:value-type="string">
            <text:p>OKUGUQUGUQUKAYO KUCHAZWE NJENGE-NONRAY</text:p>
          </table:table-cell>
          <table:table-cell table:number-columns-repeated="1019"/>
        </table:table-row>
        <table:table-row table:style-name="ro1">
          <table:table-cell table:style-name="ce5" table:formula="of:=IF(LEN([.F87]) &gt; 0; [.F87]; [.E87])" office:value-type="string" office:string-value="OKUGUQUKAYO AKUNANZUZO" calcext:value-type="string">
            <text:p>OKUGUQUKAYO AKUNANZUZO</text:p>
          </table:table-cell>
          <table:table-cell table:style-name="ce8" table:formula="of:=IFERROR(__xludf.dummyfunction(&quot;upper(googletranslate(A87,$A$1,&quot;&quot;en&quot;&quot;))&quot;);&quot;VARIABLE HAS NO BENEFIT&quot;)" office:value-type="string" office:string-value="VARIABLE HAS NO BENEFIT" calcext:value-type="string">
            <text:p>VARIABLE HAS NO BENEFIT</text:p>
          </table:table-cell>
          <table:table-cell table:style-name="ce2" table:formula="of:=[$errors.A46]" office:value-type="string" office:string-value="VARIABLE HAS NO VALUE" calcext:value-type="string">
            <text:p>VARIABLE HAS NO VALUE</text:p>
          </table:table-cell>
          <table:table-cell/>
          <table:table-cell table:style-name="ce2" table:formula="of:=IFERROR(__xludf.dummyfunction(&quot;UPPER(GOOGLETRANSLATE(if(len(D87) &gt; 0, D87, C87),&quot;&quot;en&quot;&quot;,$A$1))&quot;);&quot;OKUGUQUKAYO AKUNANZUZO&quot;)" office:value-type="string" office:string-value="OKUGUQUKAYO AKUNANZUZO" calcext:value-type="string">
            <text:p>OKUGUQUKAYO AKUNANZUZO</text:p>
          </table:table-cell>
          <table:table-cell table:number-columns-repeated="1019"/>
        </table:table-row>
        <table:table-row table:style-name="ro1">
          <table:table-cell table:style-name="ce5" table:formula="of:=IF(LEN([.F88]) &gt; 0; [.F88]; [.E88])" office:value-type="string" office:string-value="OKUGUQUKAYO AKUYONA I-ARRAY" calcext:value-type="string">
            <text:p>OKUGUQUKAYO AKUYONA I-ARRAY</text:p>
          </table:table-cell>
          <table:table-cell table:style-name="ce8" table:formula="of:=IFERROR(__xludf.dummyfunction(&quot;upper(googletranslate(A88,$A$1,&quot;&quot;en&quot;&quot;))&quot;);&quot;VARIABLE IS NOT A ARRAY&quot;)" office:value-type="string" office:string-value="VARIABLE IS NOT A ARRAY" calcext:value-type="string">
            <text:p>VARIABLE IS NOT A ARRAY</text:p>
          </table:table-cell>
          <table:table-cell table:style-name="ce2" table:formula="of:=[$errors.A47]" office:value-type="string" office:string-value="VARIABLE IS NOT AN ARRAY" calcext:value-type="string">
            <text:p>VARIABLE IS NOT AN ARRAY</text:p>
          </table:table-cell>
          <table:table-cell/>
          <table:table-cell table:style-name="ce2" table:formula="of:=IFERROR(__xludf.dummyfunction(&quot;UPPER(GOOGLETRANSLATE(if(len(D88) &gt; 0, D88, C88),&quot;&quot;en&quot;&quot;,$A$1))&quot;);&quot;OKUGUQUKAYO AKUYONA I-ARRAY&quot;)" office:value-type="string" office:string-value="OKUGUQUKAYO AKUYONA I-ARRAY" calcext:value-type="string">
            <text:p>OKUGUQUKAYO AKUYONA I-ARRAY</text:p>
          </table:table-cell>
          <table:table-cell table:number-columns-repeated="1019"/>
        </table:table-row>
        <table:table-row table:style-name="ro2" table:number-rows-repeated="1048487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lang_zu.A3:lang_zu.A40">
            <calcext:condition calcext:apply-style-name="ConditionalStyle_1" calcext:value="formula-is(COUNTIF([.$A$3:.$A$40];[.$A3])&gt;1)" calcext:base-cell-address="lang_zu.A3"/>
          </calcext:conditional-format>
        </calcext:conditional-formats>
      </table:table>
      <table:table table:name="lang_yi" table:style-name="ta25">
        <table:table-column table:style-name="co24" table:default-cell-style-name="Default"/>
        <table:table-column table:style-name="co5" table:default-cell-style-name="Default"/>
        <table:table-column table:style-name="co1" table:default-cell-style-name="Default"/>
        <table:table-column table:style-name="co21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31" table:default-cell-style-name="Default"/>
        <table:table-column table:style-name="co21" table:number-columns-repeated="1017" table:default-cell-style-name="Default"/>
        <table:table-row table:style-name="ro1">
          <table:table-cell table:style-name="ce1" office:value-type="string" calcext:value-type="string">
            <text:p>yi</text:p>
          </table:table-cell>
          <table:table-cell table:style-name="ce1" office:value-type="string" calcext:value-type="string">
            <text:p>reverse</text:p>
          </table:table-cell>
          <table:table-cell table:style-name="ce1" office:value-type="string" calcext:value-type="string">
            <text:p>original</text:p>
          </table:table-cell>
          <table:table-cell table:style-name="ce1" office:value-type="string" calcext:value-type="string">
            <text:p>human override</text:p>
          </table:table-cell>
          <table:table-cell table:style-name="ce1" office:value-type="string" calcext:value-type="string">
            <text:p>google translate</text:p>
          </table:table-cell>
          <table:table-cell table:style-name="ce1" office:value-type="string" calcext:value-type="string">
            <text:p>human translate</text:p>
          </table:table-cell>
          <table:table-cell table:style-name="ce1" office:value-type="string" calcext:value-type="string">
            <text:p>contributor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YIDDISH</text:p>
          </table:table-cell>
          <table:table-cell table:number-columns-repeated="1023"/>
        </table:table-row>
        <table:table-row table:style-name="ro1">
          <table:table-cell table:style-name="ce27" table:formula="of:=IF(LEN([.F3]) &gt; 0; [.F3]; [.E3])" office:value-type="string" office:string-value="אַבס" calcext:value-type="string">
            <text:p>אַבס</text:p>
          </table:table-cell>
          <table:table-cell table:style-name="ce8" table:formula="of:=IFERROR(__xludf.dummyfunction(&quot;upper(googletranslate(A3,$A$1,&quot;&quot;en&quot;&quot;))&quot;);&quot;ABS&quot;)" office:value-type="string" office:string-value="ABS" calcext:value-type="string">
            <text:p>ABS</text:p>
          </table:table-cell>
          <table:table-cell table:style-name="ce2" table:formula="of:=[$keywords.A1]" office:value-type="string" office:string-value="ABS" calcext:value-type="string">
            <text:p>ABS</text:p>
          </table:table-cell>
          <table:table-cell/>
          <table:table-cell table:style-name="ce2" table:formula="of:=IFERROR(__xludf.dummyfunction(&quot;UPPER(GOOGLETRANSLATE(if(len(D3) &gt; 0, D3, C3),&quot;&quot;en&quot;&quot;,$A$1))&quot;);&quot;אַבס&quot;)" office:value-type="string" office:string-value="אַבס" calcext:value-type="string">
            <text:p>אַבס</text:p>
          </table:table-cell>
          <table:table-cell table:number-columns-repeated="1019"/>
        </table:table-row>
        <table:table-row table:style-name="ro1">
          <table:table-cell table:style-name="ce27" table:formula="of:=IF(LEN([.F4]) &gt; 0; [.F4]; [.E4])" office:value-type="string" office:string-value="TTN" calcext:value-type="string">
            <text:p>TTN</text:p>
          </table:table-cell>
          <table:table-cell table:style-name="ce8" table:formula="of:=IFERROR(__xludf.dummyfunction(&quot;upper(googletranslate(A4,$A$1,&quot;&quot;en&quot;&quot;))&quot;);&quot;TTN&quot;)" office:value-type="string" office:string-value="TTN" calcext:value-type="string">
            <text:p>TTN</text:p>
          </table:table-cell>
          <table:table-cell table:style-name="ce2" table:formula="of:=[$keywords.A2]" office:value-type="string" office:string-value="ATN" calcext:value-type="string">
            <text:p>ATN</text:p>
          </table:table-cell>
          <table:table-cell/>
          <table:table-cell table:style-name="ce2" table:formula="of:=IFERROR(__xludf.dummyfunction(&quot;UPPER(GOOGLETRANSLATE(if(len(D4) &gt; 0, D4, C4),&quot;&quot;en&quot;&quot;,$A$1))&quot;);&quot;TTN&quot;)" office:value-type="string" office:string-value="TTN" calcext:value-type="string">
            <text:p>TTN</text:p>
          </table:table-cell>
          <table:table-cell table:number-columns-repeated="1019"/>
        </table:table-row>
        <table:table-row table:style-name="ro1">
          <table:table-cell table:style-name="ce27" table:formula="of:=IF(LEN([.F5]) &gt; 0; [.F5]; [.E5])" office:value-type="string" office:string-value="באַזע" calcext:value-type="string">
            <text:p>באַזע</text:p>
          </table:table-cell>
          <table:table-cell table:style-name="ce8" table:formula="of:=IFERROR(__xludf.dummyfunction(&quot;upper(googletranslate(A5,$A$1,&quot;&quot;en&quot;&quot;))&quot;);&quot;BASE&quot;)" office:value-type="string" office:string-value="BASE" calcext:value-type="string">
            <text:p>BASE</text:p>
          </table:table-cell>
          <table:table-cell table:style-name="ce2" table:formula="of:=[$keywords.A3]" office:value-type="string" office:string-value="BASE" calcext:value-type="string">
            <text:p>BASE</text:p>
          </table:table-cell>
          <table:table-cell/>
          <table:table-cell table:style-name="ce2" table:formula="of:=IFERROR(__xludf.dummyfunction(&quot;UPPER(GOOGLETRANSLATE(if(len(D5) &gt; 0, D5, C5),&quot;&quot;en&quot;&quot;,$A$1))&quot;);&quot;באַזע&quot;)" office:value-type="string" office:string-value="באַזע" calcext:value-type="string">
            <text:p>באַזע</text:p>
          </table:table-cell>
          <table:table-cell table:number-columns-repeated="1019"/>
        </table:table-row>
        <table:table-row table:style-name="ro1">
          <table:table-cell table:style-name="ce27" table:formula="of:=IF(LEN([.F6]) &gt; 0; [.F6]; [.E6])" office:value-type="string" office:string-value="קאָס" calcext:value-type="string">
            <text:p>קאָס</text:p>
          </table:table-cell>
          <table:table-cell table:style-name="ce8" table:formula="of:=IFERROR(__xludf.dummyfunction(&quot;upper(googletranslate(A6,$A$1,&quot;&quot;en&quot;&quot;))&quot;);&quot;CUP&quot;)" office:value-type="string" office:string-value="CUP" calcext:value-type="string">
            <text:p>CUP</text:p>
          </table:table-cell>
          <table:table-cell table:style-name="ce2" table:formula="of:=[$keywords.A4]" office:value-type="string" office:string-value="COS" calcext:value-type="string">
            <text:p>COS</text:p>
          </table:table-cell>
          <table:table-cell/>
          <table:table-cell table:style-name="ce2" table:formula="of:=IFERROR(__xludf.dummyfunction(&quot;UPPER(GOOGLETRANSLATE(if(len(D6) &gt; 0, D6, C6),&quot;&quot;en&quot;&quot;,$A$1))&quot;);&quot;קאָס&quot;)" office:value-type="string" office:string-value="קאָס" calcext:value-type="string">
            <text:p>קאָס</text:p>
          </table:table-cell>
          <table:table-cell table:number-columns-repeated="1019"/>
        </table:table-row>
        <table:table-row table:style-name="ro1">
          <table:table-cell table:style-name="ce27" table:formula="of:=IF(LEN([.F7]) &gt; 0; [.F7]; [.E7])" office:value-type="string" office:string-value="דאַטע" calcext:value-type="string">
            <text:p>דאַטע</text:p>
          </table:table-cell>
          <table:table-cell table:style-name="ce8" table:formula="of:=IFERROR(__xludf.dummyfunction(&quot;upper(googletranslate(A7,$A$1,&quot;&quot;en&quot;&quot;))&quot;);&quot;DATA&quot;)" office:value-type="string" office:string-value="DATA" calcext:value-type="string">
            <text:p>DATA</text:p>
          </table:table-cell>
          <table:table-cell table:style-name="ce2" table:formula="of:=[$keywords.A5]" office:value-type="string" office:string-value="DATA" calcext:value-type="string">
            <text:p>DATA</text:p>
          </table:table-cell>
          <table:table-cell/>
          <table:table-cell table:style-name="ce2" table:formula="of:=IFERROR(__xludf.dummyfunction(&quot;UPPER(GOOGLETRANSLATE(if(len(D7) &gt; 0, D7, C7),&quot;&quot;en&quot;&quot;,$A$1))&quot;);&quot;דאַטע&quot;)" office:value-type="string" office:string-value="דאַטע" calcext:value-type="string">
            <text:p>דאַטע</text:p>
          </table:table-cell>
          <table:table-cell table:number-columns-repeated="1019"/>
        </table:table-row>
        <table:table-row table:style-name="ro1">
          <table:table-cell table:style-name="ce27" table:formula="of:=IF(LEN([.F8]) &gt; 0; [.F8]; [.E8])" office:value-type="string" office:string-value="דבל" calcext:value-type="string">
            <text:p>דבל</text:p>
          </table:table-cell>
          <table:table-cell table:style-name="ce8" table:formula="of:=IFERROR(__xludf.dummyfunction(&quot;upper(googletranslate(A8,$A$1,&quot;&quot;en&quot;&quot;))&quot;);&quot;DBL&quot;)" office:value-type="string" office:string-value="DBL" calcext:value-type="string">
            <text:p>DBL</text:p>
          </table:table-cell>
          <table:table-cell table:style-name="ce2" table:formula="of:=[$keywords.A6]" office:value-type="string" office:string-value="DBL" calcext:value-type="string">
            <text:p>DBL</text:p>
          </table:table-cell>
          <table:table-cell/>
          <table:table-cell table:style-name="ce2" table:formula="of:=IFERROR(__xludf.dummyfunction(&quot;UPPER(GOOGLETRANSLATE(if(len(D8) &gt; 0, D8, C8),&quot;&quot;en&quot;&quot;,$A$1))&quot;);&quot;דבל&quot;)" office:value-type="string" office:string-value="דבל" calcext:value-type="string">
            <text:p>דבל</text:p>
          </table:table-cell>
          <table:table-cell table:number-columns-repeated="1019"/>
        </table:table-row>
        <table:table-row table:style-name="ro1">
          <table:table-cell table:style-name="ce27" table:formula="of:=IF(LEN([.F9]) &gt; 0; [.F9]; [.E9])" office:value-type="string" office:string-value="DEATH" calcext:value-type="string">
            <text:p>DEATH</text:p>
          </table:table-cell>
          <table:table-cell table:style-name="ce8" table:formula="of:=IFERROR(__xludf.dummyfunction(&quot;upper(googletranslate(A9,$A$1,&quot;&quot;en&quot;&quot;))&quot;);&quot;DEATH&quot;)" office:value-type="string" office:string-value="DEATH" calcext:value-type="string">
            <text:p>DEATH</text:p>
          </table:table-cell>
          <table:table-cell table:style-name="ce2" table:formula="of:=[$keywords.A7]" office:value-type="string" office:string-value="DEF" calcext:value-type="string">
            <text:p>DEF</text:p>
          </table:table-cell>
          <table:table-cell/>
          <table:table-cell table:style-name="ce2" table:formula="of:=IFERROR(__xludf.dummyfunction(&quot;UPPER(GOOGLETRANSLATE(if(len(D9) &gt; 0, D9, C9),&quot;&quot;en&quot;&quot;,$A$1))&quot;);&quot;DEATH&quot;)" office:value-type="string" office:string-value="DEATH" calcext:value-type="string">
            <text:p>DEATH</text:p>
          </table:table-cell>
          <table:table-cell table:number-columns-repeated="1019"/>
        </table:table-row>
        <table:table-row table:style-name="ro1">
          <table:table-cell table:style-name="ce27" table:formula="of:=IF(LEN([.F10]) &gt; 0; [.F10]; [.E10])" office:value-type="string" office:string-value="טונקל" calcext:value-type="string">
            <text:p>טונקל</text:p>
          </table:table-cell>
          <table:table-cell table:style-name="ce8" table:formula="of:=IFERROR(__xludf.dummyfunction(&quot;upper(googletranslate(A10,$A$1,&quot;&quot;en&quot;&quot;))&quot;);&quot;DARK&quot;)" office:value-type="string" office:string-value="DARK" calcext:value-type="string">
            <text:p>DARK</text:p>
          </table:table-cell>
          <table:table-cell table:style-name="ce2" table:formula="of:=[$keywords.A8]" office:value-type="string" office:string-value="DIM" calcext:value-type="string">
            <text:p>DIM</text:p>
          </table:table-cell>
          <table:table-cell/>
          <table:table-cell table:style-name="ce2" table:formula="of:=IFERROR(__xludf.dummyfunction(&quot;UPPER(GOOGLETRANSLATE(if(len(D10) &gt; 0, D10, C10),&quot;&quot;en&quot;&quot;,$A$1))&quot;);&quot;טונקל&quot;)" office:value-type="string" office:string-value="טונקל" calcext:value-type="string">
            <text:p>טונקל</text:p>
          </table:table-cell>
          <table:table-cell table:number-columns-repeated="1019"/>
        </table:table-row>
        <table:table-row table:style-name="ro1">
          <table:table-cell table:style-name="ce27" table:formula="of:=IF(LEN([.F11]) &gt; 0; [.F11]; [.E11])" office:value-type="string" office:string-value="ויסלאָזן" calcext:value-type="string">
            <text:p>ויסלאָזן</text:p>
          </table:table-cell>
          <table:table-cell table:style-name="ce8" table:formula="of:=IFERROR(__xludf.dummyfunction(&quot;upper(googletranslate(A11,$A$1,&quot;&quot;en&quot;&quot;))&quot;);&quot;OMIT&quot;)" office:value-type="string" office:string-value="OMIT" calcext:value-type="string">
            <text:p>OMIT</text:p>
          </table:table-cell>
          <table:table-cell table:style-name="ce2" table:formula="of:=[$keywords.A9]" office:value-type="string" office:string-value="END" calcext:value-type="string">
            <text:p>END</text:p>
          </table:table-cell>
          <table:table-cell/>
          <table:table-cell table:style-name="ce2" table:formula="of:=IFERROR(__xludf.dummyfunction(&quot;UPPER(GOOGLETRANSLATE(if(len(D11) &gt; 0, D11, C11),&quot;&quot;en&quot;&quot;,$A$1))&quot;);&quot;ויסלאָזן&quot;)" office:value-type="string" office:string-value="ויסלאָזן" calcext:value-type="string">
            <text:p>ויסלאָזן</text:p>
          </table:table-cell>
          <table:table-cell table:number-columns-repeated="1019"/>
        </table:table-row>
        <table:table-row table:style-name="ro1">
          <table:table-cell table:style-name="ce27" table:formula="of:=IF(LEN([.F12]) &gt; 0; [.F12]; [.E12])" office:value-type="string" office:string-value="עקספּ" calcext:value-type="string">
            <text:p>עקספּ</text:p>
          </table:table-cell>
          <table:table-cell table:style-name="ce8" table:formula="of:=IFERROR(__xludf.dummyfunction(&quot;upper(googletranslate(A12,$A$1,&quot;&quot;en&quot;&quot;))&quot;);&quot;EXP&quot;)" office:value-type="string" office:string-value="EXP" calcext:value-type="string">
            <text:p>EXP</text:p>
          </table:table-cell>
          <table:table-cell table:style-name="ce2" table:formula="of:=[$keywords.A10]" office:value-type="string" office:string-value="EXP" calcext:value-type="string">
            <text:p>EXP</text:p>
          </table:table-cell>
          <table:table-cell/>
          <table:table-cell table:style-name="ce2" table:formula="of:=IFERROR(__xludf.dummyfunction(&quot;UPPER(GOOGLETRANSLATE(if(len(D12) &gt; 0, D12, C12),&quot;&quot;en&quot;&quot;,$A$1))&quot;);&quot;עקספּ&quot;)" office:value-type="string" office:string-value="עקספּ" calcext:value-type="string">
            <text:p>עקספּ</text:p>
          </table:table-cell>
          <table:table-cell table:number-columns-repeated="1019"/>
        </table:table-row>
        <table:table-row table:style-name="ro1">
          <table:table-cell table:style-name="ce27" table:formula="of:=IF(LEN([.F13]) &gt; 0; [.F13]; [.E13])" office:value-type="string" office:string-value="פון" calcext:value-type="string">
            <text:p>פון</text:p>
          </table:table-cell>
          <table:table-cell table:style-name="ce8" table:formula="of:=IFERROR(__xludf.dummyfunction(&quot;upper(googletranslate(A13,$A$1,&quot;&quot;en&quot;&quot;))&quot;);&quot;FROM&quot;)" office:value-type="string" office:string-value="FROM" calcext:value-type="string">
            <text:p>FROM</text:p>
          </table:table-cell>
          <table:table-cell table:style-name="ce2" table:formula="of:=[$keywords.A11]" office:value-type="string" office:string-value="FOR" calcext:value-type="string">
            <text:p>FOR</text:p>
          </table:table-cell>
          <table:table-cell table:style-name="ce1" office:value-type="string" calcext:value-type="string">
            <text:p>FROM</text:p>
          </table:table-cell>
          <table:table-cell table:style-name="ce2" table:formula="of:=IFERROR(__xludf.dummyfunction(&quot;UPPER(GOOGLETRANSLATE(if(len(D13) &gt; 0, D13, C13),&quot;&quot;en&quot;&quot;,$A$1))&quot;);&quot;פון&quot;)" office:value-type="string" office:string-value="פון" calcext:value-type="string">
            <text:p>פון</text:p>
          </table:table-cell>
          <table:table-cell table:number-columns-repeated="1019"/>
        </table:table-row>
        <table:table-row table:style-name="ro1">
          <table:table-cell table:style-name="ce27" table:formula="of:=IF(LEN([.F14]) &gt; 0; [.F14]; [.E14])" office:value-type="string" office:string-value="גיי צו" calcext:value-type="string">
            <text:p>גיי צו</text:p>
          </table:table-cell>
          <table:table-cell table:style-name="ce8" table:formula="of:=IFERROR(__xludf.dummyfunction(&quot;upper(googletranslate(A14,$A$1,&quot;&quot;en&quot;&quot;))&quot;);&quot;GO TO&quot;)" office:value-type="string" office:string-value="GO TO" calcext:value-type="string">
            <text:p>GO TO</text:p>
          </table:table-cell>
          <table:table-cell table:style-name="ce2" table:formula="of:=[$keywords.A12]" office:value-type="string" office:string-value="GOTO" calcext:value-type="string">
            <text:p>GOTO</text:p>
          </table:table-cell>
          <table:table-cell/>
          <table:table-cell table:style-name="ce2" table:formula="of:=IFERROR(__xludf.dummyfunction(&quot;UPPER(GOOGLETRANSLATE(if(len(D14) &gt; 0, D14, C14),&quot;&quot;en&quot;&quot;,$A$1))&quot;);&quot;גיי צו&quot;)" office:value-type="string" office:string-value="גיי צו" calcext:value-type="string">
            <text:p>גיי צו</text:p>
          </table:table-cell>
          <table:table-cell table:number-columns-repeated="1019"/>
        </table:table-row>
        <table:table-row table:style-name="ro1">
          <table:table-cell table:style-name="ce27" table:formula="of:=IF(LEN([.F15]) &gt; 0; [.F15]; [.E15])" office:value-type="string" office:string-value="גאָסוב" calcext:value-type="string">
            <text:p>גאָסוב</text:p>
          </table:table-cell>
          <table:table-cell table:style-name="ce8" table:formula="of:=IFERROR(__xludf.dummyfunction(&quot;upper(googletranslate(A15,$A$1,&quot;&quot;en&quot;&quot;))&quot;);&quot;GOSOB&quot;)" office:value-type="string" office:string-value="GOSOB" calcext:value-type="string">
            <text:p>GOSOB</text:p>
          </table:table-cell>
          <table:table-cell table:style-name="ce2" table:formula="of:=[$keywords.A13]" office:value-type="string" office:string-value="GOSUB" calcext:value-type="string">
            <text:p>GOSUB</text:p>
          </table:table-cell>
          <table:table-cell/>
          <table:table-cell table:style-name="ce2" table:formula="of:=IFERROR(__xludf.dummyfunction(&quot;UPPER(GOOGLETRANSLATE(if(len(D15) &gt; 0, D15, C15),&quot;&quot;en&quot;&quot;,$A$1))&quot;);&quot;גאָסוב&quot;)" office:value-type="string" office:string-value="גאָסוב" calcext:value-type="string">
            <text:p>גאָסוב</text:p>
          </table:table-cell>
          <table:table-cell table:number-columns-repeated="1019"/>
        </table:table-row>
        <table:table-row table:style-name="ro1">
          <table:table-cell table:style-name="ce27" table:formula="of:=IF(LEN([.F16]) &gt; 0; [.F16]; [.E16])" office:value-type="string" office:string-value="ויב" calcext:value-type="string">
            <text:p>ויב</text:p>
          </table:table-cell>
          <table:table-cell table:style-name="ce8" table:formula="of:=IFERROR(__xludf.dummyfunction(&quot;upper(googletranslate(A16,$A$1,&quot;&quot;en&quot;&quot;))&quot;);&quot;IF&quot;)" office:value-type="string" office:string-value="IF" calcext:value-type="string">
            <text:p>IF</text:p>
          </table:table-cell>
          <table:table-cell table:style-name="ce2" table:formula="of:=[$keywords.A14]" office:value-type="string" office:string-value="IF" calcext:value-type="string">
            <text:p>IF</text:p>
          </table:table-cell>
          <table:table-cell/>
          <table:table-cell table:style-name="ce2" table:formula="of:=IFERROR(__xludf.dummyfunction(&quot;UPPER(GOOGLETRANSLATE(if(len(D16) &gt; 0, D16, C16),&quot;&quot;en&quot;&quot;,$A$1))&quot;);&quot;ויב&quot;)" office:value-type="string" office:string-value="ויב" calcext:value-type="string">
            <text:p>ויב</text:p>
          </table:table-cell>
          <table:table-cell table:number-columns-repeated="1019"/>
        </table:table-row>
        <table:table-row table:style-name="ro1">
          <table:table-cell table:style-name="ce27" table:formula="of:=IF(LEN([.F17]) &gt; 0; [.F17]; [.E17])" office:value-type="string" office:string-value="ינט" calcext:value-type="string">
            <text:p>ינט</text:p>
          </table:table-cell>
          <table:table-cell table:style-name="ce8" table:formula="of:=IFERROR(__xludf.dummyfunction(&quot;upper(googletranslate(A17,$A$1,&quot;&quot;en&quot;&quot;))&quot;);&quot;INT&quot;)" office:value-type="string" office:string-value="INT" calcext:value-type="string">
            <text:p>INT</text:p>
          </table:table-cell>
          <table:table-cell table:style-name="ce2" table:formula="of:=[$keywords.A15]" office:value-type="string" office:string-value="INT" calcext:value-type="string">
            <text:p>INT</text:p>
          </table:table-cell>
          <table:table-cell/>
          <table:table-cell table:style-name="ce2" table:formula="of:=IFERROR(__xludf.dummyfunction(&quot;UPPER(GOOGLETRANSLATE(if(len(D17) &gt; 0, D17, C17),&quot;&quot;en&quot;&quot;,$A$1))&quot;);&quot;ינט&quot;)" office:value-type="string" office:string-value="ינט" calcext:value-type="string">
            <text:p>ינט</text:p>
          </table:table-cell>
          <table:table-cell table:number-columns-repeated="1019"/>
        </table:table-row>
        <table:table-row table:style-name="ro1">
          <table:table-cell table:style-name="ce27" table:formula="of:=IF(LEN([.F18]) &gt; 0; [.F18]; [.E18])" office:value-type="string" office:string-value="אַרייַנשרייַב" calcext:value-type="string">
            <text:p>אַרייַנשרייַב</text:p>
          </table:table-cell>
          <table:table-cell table:style-name="ce8" table:formula="of:=IFERROR(__xludf.dummyfunction(&quot;upper(googletranslate(A18,$A$1,&quot;&quot;en&quot;&quot;))&quot;);&quot;INPUT&quot;)" office:value-type="string" office:string-value="INPUT" calcext:value-type="string">
            <text:p>INPUT</text:p>
          </table:table-cell>
          <table:table-cell table:style-name="ce2" table:formula="of:=[$keywords.A16]" office:value-type="string" office:string-value="INPUT" calcext:value-type="string">
            <text:p>INPUT</text:p>
          </table:table-cell>
          <table:table-cell/>
          <table:table-cell table:style-name="ce2" table:formula="of:=IFERROR(__xludf.dummyfunction(&quot;UPPER(GOOGLETRANSLATE(if(len(D18) &gt; 0, D18, C18),&quot;&quot;en&quot;&quot;,$A$1))&quot;);&quot;אַרייַנשרייַב&quot;)" office:value-type="string" office:string-value="אַרייַנשרייַב" calcext:value-type="string">
            <text:p>אַרייַנשרייַב</text:p>
          </table:table-cell>
          <table:table-cell table:number-columns-repeated="1019"/>
        </table:table-row>
        <table:table-row table:style-name="ro1">
          <table:table-cell table:style-name="ce27" table:formula="of:=IF(LEN([.F19]) &gt; 0; [.F19]; [.E19])" office:value-type="string" office:string-value="לאָזן" calcext:value-type="string">
            <text:p>לאָזן</text:p>
          </table:table-cell>
          <table:table-cell table:style-name="ce8" table:formula="of:=IFERROR(__xludf.dummyfunction(&quot;upper(googletranslate(A19,$A$1,&quot;&quot;en&quot;&quot;))&quot;);&quot;ALLOW&quot;)" office:value-type="string" office:string-value="ALLOW" calcext:value-type="string">
            <text:p>ALLOW</text:p>
          </table:table-cell>
          <table:table-cell table:style-name="ce2" table:formula="of:=[$keywords.A17]" office:value-type="string" office:string-value="LET" calcext:value-type="string">
            <text:p>LET</text:p>
          </table:table-cell>
          <table:table-cell/>
          <table:table-cell table:style-name="ce2" table:formula="of:=IFERROR(__xludf.dummyfunction(&quot;UPPER(GOOGLETRANSLATE(if(len(D19) &gt; 0, D19, C19),&quot;&quot;en&quot;&quot;,$A$1))&quot;);&quot;לאָזן&quot;)" office:value-type="string" office:string-value="לאָזן" calcext:value-type="string">
            <text:p>לאָזן</text:p>
          </table:table-cell>
          <table:table-cell table:number-columns-repeated="1019"/>
        </table:table-row>
        <table:table-row table:style-name="ro1">
          <table:table-cell table:style-name="ce27" table:formula="of:=IF(LEN([.F20]) &gt; 0; [.F20]; [.E20])" office:value-type="string" office:string-value="קלאָץ" calcext:value-type="string">
            <text:p>קלאָץ</text:p>
          </table:table-cell>
          <table:table-cell table:style-name="ce8" table:formula="of:=IFERROR(__xludf.dummyfunction(&quot;upper(googletranslate(A20,$A$1,&quot;&quot;en&quot;&quot;))&quot;);&quot;LOG&quot;)" office:value-type="string" office:string-value="LOG" calcext:value-type="string">
            <text:p>LOG</text:p>
          </table:table-cell>
          <table:table-cell table:style-name="ce2" table:formula="of:=[$keywords.A18]" office:value-type="string" office:string-value="LOG" calcext:value-type="string">
            <text:p>LOG</text:p>
          </table:table-cell>
          <table:table-cell/>
          <table:table-cell table:style-name="ce2" table:formula="of:=IFERROR(__xludf.dummyfunction(&quot;UPPER(GOOGLETRANSLATE(if(len(D20) &gt; 0, D20, C20),&quot;&quot;en&quot;&quot;,$A$1))&quot;);&quot;קלאָץ&quot;)" office:value-type="string" office:string-value="קלאָץ" calcext:value-type="string">
            <text:p>קלאָץ</text:p>
          </table:table-cell>
          <table:table-cell table:number-columns-repeated="1019"/>
        </table:table-row>
        <table:table-row table:style-name="ro1">
          <table:table-cell table:style-name="ce27" table:formula="of:=IF(LEN([.F21]) &gt; 0; [.F21]; [.E21])" office:value-type="string" office:string-value="ווייַטער" calcext:value-type="string">
            <text:p>ווייַטער</text:p>
          </table:table-cell>
          <table:table-cell table:style-name="ce8" table:formula="of:=IFERROR(__xludf.dummyfunction(&quot;upper(googletranslate(A21,$A$1,&quot;&quot;en&quot;&quot;))&quot;);&quot;NEXT&quot;)" office:value-type="string" office:string-value="NEXT" calcext:value-type="string">
            <text:p>NEXT</text:p>
          </table:table-cell>
          <table:table-cell table:style-name="ce2" table:formula="of:=[$keywords.A19]" office:value-type="string" office:string-value="NEXT" calcext:value-type="string">
            <text:p>NEXT</text:p>
          </table:table-cell>
          <table:table-cell/>
          <table:table-cell table:style-name="ce2" table:formula="of:=IFERROR(__xludf.dummyfunction(&quot;UPPER(GOOGLETRANSLATE(if(len(D21) &gt; 0, D21, C21),&quot;&quot;en&quot;&quot;,$A$1))&quot;);&quot;ווייַטער&quot;)" office:value-type="string" office:string-value="ווייַטער" calcext:value-type="string">
            <text:p>ווייַטער</text:p>
          </table:table-cell>
          <table:table-cell table:number-columns-repeated="1019"/>
        </table:table-row>
        <table:table-row table:style-name="ro1">
          <table:table-cell table:style-name="ce27" table:formula="of:=IF(LEN([.F22]) &gt; 0; [.F22]; [.E22])" office:value-type="string" office:string-value="אַף" calcext:value-type="string">
            <text:p>אַף</text:p>
          </table:table-cell>
          <table:table-cell table:style-name="ce8" table:formula="of:=IFERROR(__xludf.dummyfunction(&quot;upper(googletranslate(A22,$A$1,&quot;&quot;en&quot;&quot;))&quot;);&quot;AT&quot;)" office:value-type="string" office:string-value="AT" calcext:value-type="string">
            <text:p>AT</text:p>
          </table:table-cell>
          <table:table-cell table:style-name="ce2" table:formula="of:=[$keywords.A20]" office:value-type="string" office:string-value="ON" calcext:value-type="string">
            <text:p>ON</text:p>
          </table:table-cell>
          <table:table-cell/>
          <table:table-cell table:style-name="ce2" table:formula="of:=IFERROR(__xludf.dummyfunction(&quot;UPPER(GOOGLETRANSLATE(if(len(D22) &gt; 0, D22, C22),&quot;&quot;en&quot;&quot;,$A$1))&quot;);&quot;אַף&quot;)" office:value-type="string" office:string-value="אַף" calcext:value-type="string">
            <text:p>אַף</text:p>
          </table:table-cell>
          <table:table-cell table:number-columns-repeated="1019"/>
        </table:table-row>
        <table:table-row table:style-name="ro1">
          <table:table-cell table:style-name="ce27" table:formula="of:=IF(LEN([.F23]) &gt; 0; [.F23]; [.E23])" office:value-type="string" office:string-value="בריירע" calcext:value-type="string">
            <text:p>בריירע</text:p>
          </table:table-cell>
          <table:table-cell table:style-name="ce8" table:formula="of:=IFERROR(__xludf.dummyfunction(&quot;upper(googletranslate(A23,$A$1,&quot;&quot;en&quot;&quot;))&quot;);&quot;OPTION&quot;)" office:value-type="string" office:string-value="OPTION" calcext:value-type="string">
            <text:p>OPTION</text:p>
          </table:table-cell>
          <table:table-cell table:style-name="ce2" table:formula="of:=[$keywords.A21]" office:value-type="string" office:string-value="OPTION" calcext:value-type="string">
            <text:p>OPTION</text:p>
          </table:table-cell>
          <table:table-cell/>
          <table:table-cell table:style-name="ce2" table:formula="of:=IFERROR(__xludf.dummyfunction(&quot;UPPER(GOOGLETRANSLATE(if(len(D23) &gt; 0, D23, C23),&quot;&quot;en&quot;&quot;,$A$1))&quot;);&quot;בריירע&quot;)" office:value-type="string" office:string-value="בריירע" calcext:value-type="string">
            <text:p>בריירע</text:p>
          </table:table-cell>
          <table:table-cell table:number-columns-repeated="1019"/>
        </table:table-row>
        <table:table-row table:style-name="ro1">
          <table:table-cell table:style-name="ce27" table:formula="of:=IF(LEN([.F24]) &gt; 0; [.F24]; [.E24])" office:value-type="string" office:string-value="פאַרקויפט" calcext:value-type="string">
            <text:p>פאַרקויפט</text:p>
          </table:table-cell>
          <table:table-cell table:style-name="ce8" table:formula="of:=IFERROR(__xludf.dummyfunction(&quot;upper(googletranslate(A24,$A$1,&quot;&quot;en&quot;&quot;))&quot;);&quot;PRINT&quot;)" office:value-type="string" office:string-value="PRINT" calcext:value-type="string">
            <text:p>PRINT</text:p>
          </table:table-cell>
          <table:table-cell table:style-name="ce2" table:formula="of:=[$keywords.A22]" office:value-type="string" office:string-value="PRINT" calcext:value-type="string">
            <text:p>PRINT</text:p>
          </table:table-cell>
          <table:table-cell/>
          <table:table-cell table:style-name="ce2" table:formula="of:=IFERROR(__xludf.dummyfunction(&quot;UPPER(GOOGLETRANSLATE(if(len(D24) &gt; 0, D24, C24),&quot;&quot;en&quot;&quot;,$A$1))&quot;);&quot;פאַרקויפט&quot;)" office:value-type="string" office:string-value="פאַרקויפט" calcext:value-type="string">
            <text:p>פאַרקויפט</text:p>
          </table:table-cell>
          <table:table-cell table:number-columns-repeated="1019"/>
        </table:table-row>
        <table:table-row table:style-name="ro1">
          <table:table-cell table:style-name="ce27" table:formula="of:=IF(LEN([.F25]) &gt; 0; [.F25]; [.E25])" office:value-type="string" office:string-value="ראַנדאַמייז" calcext:value-type="string">
            <text:p>ראַנדאַמייז</text:p>
          </table:table-cell>
          <table:table-cell table:style-name="ce8" table:formula="of:=IFERROR(__xludf.dummyfunction(&quot;upper(googletranslate(A25,$A$1,&quot;&quot;en&quot;&quot;))&quot;);&quot;RANDOMIZE&quot;)" office:value-type="string" office:string-value="RANDOMIZE" calcext:value-type="string">
            <text:p>RANDOMIZE</text:p>
          </table:table-cell>
          <table:table-cell table:style-name="ce2" table:formula="of:=[$keywords.A23]" office:value-type="string" office:string-value="RANDOMIZE" calcext:value-type="string">
            <text:p>RANDOMIZE</text:p>
          </table:table-cell>
          <table:table-cell/>
          <table:table-cell table:style-name="ce2" table:formula="of:=IFERROR(__xludf.dummyfunction(&quot;UPPER(GOOGLETRANSLATE(if(len(D25) &gt; 0, D25, C25),&quot;&quot;en&quot;&quot;,$A$1))&quot;);&quot;ראַנדאַמייז&quot;)" office:value-type="string" office:string-value="ראַנדאַמייז" calcext:value-type="string">
            <text:p>ראַנדאַמייז</text:p>
          </table:table-cell>
          <table:table-cell table:number-columns-repeated="1019"/>
        </table:table-row>
        <table:table-row table:style-name="ro1">
          <table:table-cell table:style-name="ce27" table:formula="of:=IF(LEN([.F26]) &gt; 0; [.F26]; [.E26])" office:value-type="string" office:string-value="שטשור" calcext:value-type="string">
            <text:p>שטשור</text:p>
          </table:table-cell>
          <table:table-cell table:style-name="ce8" table:formula="of:=IFERROR(__xludf.dummyfunction(&quot;upper(googletranslate(A26,$A$1,&quot;&quot;en&quot;&quot;))&quot;);&quot;RAT&quot;)" office:value-type="string" office:string-value="RAT" calcext:value-type="string">
            <text:p>RAT</text:p>
          </table:table-cell>
          <table:table-cell table:style-name="ce2" table:formula="of:=[$keywords.A24]" office:value-type="string" office:string-value="RAT" calcext:value-type="string">
            <text:p>RAT</text:p>
          </table:table-cell>
          <table:table-cell/>
          <table:table-cell table:style-name="ce2" table:formula="of:=IFERROR(__xludf.dummyfunction(&quot;UPPER(GOOGLETRANSLATE(if(len(D26) &gt; 0, D26, C26),&quot;&quot;en&quot;&quot;,$A$1))&quot;);&quot;שטשור&quot;)" office:value-type="string" office:string-value="שטשור" calcext:value-type="string">
            <text:p>שטשור</text:p>
          </table:table-cell>
          <table:table-cell table:number-columns-repeated="1019"/>
        </table:table-row>
        <table:table-row table:style-name="ro1">
          <table:table-cell table:style-name="ce27" table:formula="of:=IF(LEN([.F27]) &gt; 0; [.F27]; [.E27])" office:value-type="string" office:string-value="לייענען" calcext:value-type="string">
            <text:p>לייענען</text:p>
          </table:table-cell>
          <table:table-cell table:style-name="ce8" table:formula="of:=IFERROR(__xludf.dummyfunction(&quot;upper(googletranslate(A27,$A$1,&quot;&quot;en&quot;&quot;))&quot;);&quot;READING&quot;)" office:value-type="string" office:string-value="READING" calcext:value-type="string">
            <text:p>READING</text:p>
          </table:table-cell>
          <table:table-cell table:style-name="ce2" table:formula="of:=[$keywords.A25]" office:value-type="string" office:string-value="READ" calcext:value-type="string">
            <text:p>READ</text:p>
          </table:table-cell>
          <table:table-cell/>
          <table:table-cell table:style-name="ce2" table:formula="of:=IFERROR(__xludf.dummyfunction(&quot;UPPER(GOOGLETRANSLATE(if(len(D27) &gt; 0, D27, C27),&quot;&quot;en&quot;&quot;,$A$1))&quot;);&quot;לייענען&quot;)" office:value-type="string" office:string-value="לייענען" calcext:value-type="string">
            <text:p>לייענען</text:p>
          </table:table-cell>
          <table:table-cell table:number-columns-repeated="1019"/>
        </table:table-row>
        <table:table-row table:style-name="ro1">
          <table:table-cell table:style-name="ce27" table:formula="of:=IF(LEN([.F28]) &gt; 0; [.F28]; [.E28])" office:value-type="string" office:string-value="רעמאַוועס" calcext:value-type="string">
            <text:p>רעמאַוועס</text:p>
          </table:table-cell>
          <table:table-cell table:style-name="ce8" table:formula="of:=IFERROR(__xludf.dummyfunction(&quot;upper(googletranslate(A28,$A$1,&quot;&quot;en&quot;&quot;))&quot;);&quot;REMOVES&quot;)" office:value-type="string" office:string-value="REMOVES" calcext:value-type="string">
            <text:p>REMOVES</text:p>
          </table:table-cell>
          <table:table-cell table:style-name="ce2" table:formula="of:=[$keywords.A26]" office:value-type="string" office:string-value="REM" calcext:value-type="string">
            <text:p>REM</text:p>
          </table:table-cell>
          <table:table-cell/>
          <table:table-cell table:style-name="ce2" table:formula="of:=IFERROR(__xludf.dummyfunction(&quot;UPPER(GOOGLETRANSLATE(if(len(D28) &gt; 0, D28, C28),&quot;&quot;en&quot;&quot;,$A$1))&quot;);&quot;רעמאַוועס&quot;)" office:value-type="string" office:string-value="רעמאַוועס" calcext:value-type="string">
            <text:p>רעמאַוועס</text:p>
          </table:table-cell>
          <table:table-cell table:number-columns-repeated="1019"/>
        </table:table-row>
        <table:table-row table:style-name="ro1">
          <table:table-cell table:style-name="ce27" table:formula="of:=IF(LEN([.F29]) &gt; 0; [.F29]; [.E29])" office:value-type="string" office:string-value="ריוויינד" calcext:value-type="string">
            <text:p>ריוויינד</text:p>
          </table:table-cell>
          <table:table-cell table:style-name="ce8" table:formula="of:=IFERROR(__xludf.dummyfunction(&quot;upper(googletranslate(A29,$A$1,&quot;&quot;en&quot;&quot;))&quot;);&quot;REWIND&quot;)" office:value-type="string" office:string-value="REWIND" calcext:value-type="string">
            <text:p>REWIND</text:p>
          </table:table-cell>
          <table:table-cell table:style-name="ce2" table:formula="of:=[$keywords.A27]" office:value-type="string" office:string-value="RESTORE" calcext:value-type="string">
            <text:p>RESTORE</text:p>
          </table:table-cell>
          <table:table-cell table:style-name="ce1" office:value-type="string" calcext:value-type="string">
            <text:p>REWIND</text:p>
          </table:table-cell>
          <table:table-cell table:style-name="ce2" table:formula="of:=IFERROR(__xludf.dummyfunction(&quot;UPPER(GOOGLETRANSLATE(if(len(D29) &gt; 0, D29, C29),&quot;&quot;en&quot;&quot;,$A$1))&quot;);&quot;ריוויינד&quot;)" office:value-type="string" office:string-value="ריוויינד" calcext:value-type="string">
            <text:p>ריוויינד</text:p>
          </table:table-cell>
          <table:table-cell table:number-columns-repeated="1019"/>
        </table:table-row>
        <table:table-row table:style-name="ro1">
          <table:table-cell table:style-name="ce27" table:formula="of:=IF(LEN([.F30]) &gt; 0; [.F30]; [.E30])" office:value-type="string" office:string-value="ומקערן" calcext:value-type="string">
            <text:p>ומקערן</text:p>
          </table:table-cell>
          <table:table-cell table:style-name="ce8" table:formula="of:=IFERROR(__xludf.dummyfunction(&quot;upper(googletranslate(A30,$A$1,&quot;&quot;en&quot;&quot;))&quot;);&quot;RESTORE&quot;)" office:value-type="string" office:string-value="RESTORE" calcext:value-type="string">
            <text:p>RESTORE</text:p>
          </table:table-cell>
          <table:table-cell table:style-name="ce2" table:formula="of:=[$keywords.A28]" office:value-type="string" office:string-value="RETURN" calcext:value-type="string">
            <text:p>RETURN</text:p>
          </table:table-cell>
          <table:table-cell/>
          <table:table-cell table:style-name="ce2" table:formula="of:=IFERROR(__xludf.dummyfunction(&quot;UPPER(GOOGLETRANSLATE(if(len(D30) &gt; 0, D30, C30),&quot;&quot;en&quot;&quot;,$A$1))&quot;);&quot;ומקערן&quot;)" office:value-type="string" office:string-value="ומקערן" calcext:value-type="string">
            <text:p>ומקערן</text:p>
          </table:table-cell>
          <table:table-cell table:number-columns-repeated="1019"/>
        </table:table-row>
        <table:table-row table:style-name="ro1">
          <table:table-cell table:style-name="ce27" table:formula="of:=IF(LEN([.F31]) &gt; 0; [.F31]; [.E31])" office:value-type="string" office:string-value="RND" calcext:value-type="string">
            <text:p>RND</text:p>
          </table:table-cell>
          <table:table-cell table:style-name="ce8" table:formula="of:=IFERROR(__xludf.dummyfunction(&quot;upper(googletranslate(A31,$A$1,&quot;&quot;en&quot;&quot;))&quot;);&quot;RND&quot;)" office:value-type="string" office:string-value="RND" calcext:value-type="string">
            <text:p>RND</text:p>
          </table:table-cell>
          <table:table-cell table:style-name="ce2" table:formula="of:=[$keywords.A29]" office:value-type="string" office:string-value="RND" calcext:value-type="string">
            <text:p>RND</text:p>
          </table:table-cell>
          <table:table-cell/>
          <table:table-cell table:style-name="ce2" table:formula="of:=IFERROR(__xludf.dummyfunction(&quot;UPPER(GOOGLETRANSLATE(if(len(D31) &gt; 0, D31, C31),&quot;&quot;en&quot;&quot;,$A$1))&quot;);&quot;RND&quot;)" office:value-type="string" office:string-value="RND" calcext:value-type="string">
            <text:p>RND</text:p>
          </table:table-cell>
          <table:table-cell table:number-columns-repeated="1019"/>
        </table:table-row>
        <table:table-row table:style-name="ro1">
          <table:table-cell table:style-name="ce27" table:formula="of:=IF(LEN([.F32]) &gt; 0; [.F32]; [.E32])" office:value-type="string" office:string-value="SGN" calcext:value-type="string">
            <text:p>SGN</text:p>
          </table:table-cell>
          <table:table-cell table:style-name="ce8" table:formula="of:=IFERROR(__xludf.dummyfunction(&quot;upper(googletranslate(A32,$A$1,&quot;&quot;en&quot;&quot;))&quot;);&quot;SGN&quot;)" office:value-type="string" office:string-value="SGN" calcext:value-type="string">
            <text:p>SGN</text:p>
          </table:table-cell>
          <table:table-cell table:style-name="ce2" table:formula="of:=[$keywords.A30]" office:value-type="string" office:string-value="SGN" calcext:value-type="string">
            <text:p>SGN</text:p>
          </table:table-cell>
          <table:table-cell/>
          <table:table-cell table:style-name="ce2" table:formula="of:=IFERROR(__xludf.dummyfunction(&quot;UPPER(GOOGLETRANSLATE(if(len(D32) &gt; 0, D32, C32),&quot;&quot;en&quot;&quot;,$A$1))&quot;);&quot;SGN&quot;)" office:value-type="string" office:string-value="SGN" calcext:value-type="string">
            <text:p>SGN</text:p>
          </table:table-cell>
          <table:table-cell table:number-columns-repeated="1019"/>
        </table:table-row>
        <table:table-row table:style-name="ro1">
          <table:table-cell table:style-name="ce27" table:formula="of:=IF(LEN([.F33]) &gt; 0; [.F33]; [.E33])" office:value-type="string" office:string-value="זינד" calcext:value-type="string">
            <text:p>זינד</text:p>
          </table:table-cell>
          <table:table-cell table:style-name="ce8" table:formula="of:=IFERROR(__xludf.dummyfunction(&quot;upper(googletranslate(A33,$A$1,&quot;&quot;en&quot;&quot;))&quot;);&quot;SIN&quot;)" office:value-type="string" office:string-value="SIN" calcext:value-type="string">
            <text:p>SIN</text:p>
          </table:table-cell>
          <table:table-cell table:style-name="ce2" table:formula="of:=[$keywords.A31]" office:value-type="string" office:string-value="SIN" calcext:value-type="string">
            <text:p>SIN</text:p>
          </table:table-cell>
          <table:table-cell/>
          <table:table-cell table:style-name="ce2" table:formula="of:=IFERROR(__xludf.dummyfunction(&quot;UPPER(GOOGLETRANSLATE(if(len(D33) &gt; 0, D33, C33),&quot;&quot;en&quot;&quot;,$A$1))&quot;);&quot;זינד&quot;)" office:value-type="string" office:string-value="זינד" calcext:value-type="string">
            <text:p>זינד</text:p>
          </table:table-cell>
          <table:table-cell table:number-columns-repeated="1019"/>
        </table:table-row>
        <table:table-row table:style-name="ro1">
          <table:table-cell table:style-name="ce27" table:formula="of:=IF(LEN([.F34]) &gt; 0; [.F34]; [.E34])" office:value-type="string" office:string-value="סקר" calcext:value-type="string">
            <text:p>סקר</text:p>
          </table:table-cell>
          <table:table-cell table:style-name="ce8" table:formula="of:=IFERROR(__xludf.dummyfunction(&quot;upper(googletranslate(A34,$A$1,&quot;&quot;en&quot;&quot;))&quot;);&quot;SCR&quot;)" office:value-type="string" office:string-value="SCR" calcext:value-type="string">
            <text:p>SCR</text:p>
          </table:table-cell>
          <table:table-cell table:style-name="ce2" table:formula="of:=[$keywords.A32]" office:value-type="string" office:string-value="SQR" calcext:value-type="string">
            <text:p>SQR</text:p>
          </table:table-cell>
          <table:table-cell/>
          <table:table-cell table:style-name="ce2" table:formula="of:=IFERROR(__xludf.dummyfunction(&quot;UPPER(GOOGLETRANSLATE(if(len(D34) &gt; 0, D34, C34),&quot;&quot;en&quot;&quot;,$A$1))&quot;);&quot;סקר&quot;)" office:value-type="string" office:string-value="סקר" calcext:value-type="string">
            <text:p>סקר</text:p>
          </table:table-cell>
          <table:table-cell table:number-columns-repeated="1019"/>
        </table:table-row>
        <table:table-row table:style-name="ro1">
          <table:table-cell table:style-name="ce27" table:formula="of:=IF(LEN([.F35]) &gt; 0; [.F35]; [.E35])" office:value-type="string" office:string-value="טרעפּל" calcext:value-type="string">
            <text:p>טרעפּל</text:p>
          </table:table-cell>
          <table:table-cell table:style-name="ce8" table:formula="of:=IFERROR(__xludf.dummyfunction(&quot;upper(googletranslate(A35,$A$1,&quot;&quot;en&quot;&quot;))&quot;);&quot;STAIR&quot;)" office:value-type="string" office:string-value="STAIR" calcext:value-type="string">
            <text:p>STAIR</text:p>
          </table:table-cell>
          <table:table-cell table:style-name="ce2" table:formula="of:=[$keywords.A33]" office:value-type="string" office:string-value="STEP" calcext:value-type="string">
            <text:p>STEP</text:p>
          </table:table-cell>
          <table:table-cell/>
          <table:table-cell table:style-name="ce2" table:formula="of:=IFERROR(__xludf.dummyfunction(&quot;UPPER(GOOGLETRANSLATE(if(len(D35) &gt; 0, D35, C35),&quot;&quot;en&quot;&quot;,$A$1))&quot;);&quot;טרעפּל&quot;)" office:value-type="string" office:string-value="טרעפּל" calcext:value-type="string">
            <text:p>טרעפּל</text:p>
          </table:table-cell>
          <table:table-cell table:number-columns-repeated="1019"/>
        </table:table-row>
        <table:table-row table:style-name="ro1">
          <table:table-cell table:style-name="ce27" table:formula="of:=IF(LEN([.F36]) &gt; 0; [.F36]; [.E36])" office:value-type="string" office:string-value="אָפּשטעל" calcext:value-type="string">
            <text:p>אָפּשטעל</text:p>
          </table:table-cell>
          <table:table-cell table:style-name="ce8" table:formula="of:=IFERROR(__xludf.dummyfunction(&quot;upper(googletranslate(A36,$A$1,&quot;&quot;en&quot;&quot;))&quot;);&quot;STOP&quot;)" office:value-type="string" office:string-value="STOP" calcext:value-type="string">
            <text:p>STOP</text:p>
          </table:table-cell>
          <table:table-cell table:style-name="ce2" table:formula="of:=[$keywords.A34]" office:value-type="string" office:string-value="STOP" calcext:value-type="string">
            <text:p>STOP</text:p>
          </table:table-cell>
          <table:table-cell/>
          <table:table-cell table:style-name="ce2" table:formula="of:=IFERROR(__xludf.dummyfunction(&quot;UPPER(GOOGLETRANSLATE(if(len(D36) &gt; 0, D36, C36),&quot;&quot;en&quot;&quot;,$A$1))&quot;);&quot;אָפּשטעל&quot;)" office:value-type="string" office:string-value="אָפּשטעל" calcext:value-type="string">
            <text:p>אָפּשטעל</text:p>
          </table:table-cell>
          <table:table-cell table:number-columns-repeated="1019"/>
        </table:table-row>
        <table:table-row table:style-name="ro1">
          <table:table-cell table:style-name="ce27" table:formula="of:=IF(LEN([.F37]) &gt; 0; [.F37]; [.E37])" office:value-type="string" office:string-value="STR" calcext:value-type="string">
            <text:p>STR</text:p>
          </table:table-cell>
          <table:table-cell table:style-name="ce8" table:formula="of:=IFERROR(__xludf.dummyfunction(&quot;upper(googletranslate(A37,$A$1,&quot;&quot;en&quot;&quot;))&quot;);&quot;STR&quot;)" office:value-type="string" office:string-value="STR" calcext:value-type="string">
            <text:p>STR</text:p>
          </table:table-cell>
          <table:table-cell table:style-name="ce2" table:formula="of:=[$keywords.A35]" office:value-type="string" office:string-value="STR" calcext:value-type="string">
            <text:p>STR</text:p>
          </table:table-cell>
          <table:table-cell/>
          <table:table-cell table:style-name="ce2" table:formula="of:=IFERROR(__xludf.dummyfunction(&quot;UPPER(GOOGLETRANSLATE(if(len(D37) &gt; 0, D37, C37),&quot;&quot;en&quot;&quot;,$A$1))&quot;);&quot;STR&quot;)" office:value-type="string" office:string-value="STR" calcext:value-type="string">
            <text:p>STR</text:p>
          </table:table-cell>
          <table:table-cell table:number-columns-repeated="1019"/>
        </table:table-row>
        <table:table-row table:style-name="ro1">
          <table:table-cell table:style-name="ce27" table:formula="of:=IF(LEN([.F38]) &gt; 0; [.F38]; [.E38])" office:value-type="string" office:string-value="בעזש" calcext:value-type="string">
            <text:p>בעזש</text:p>
          </table:table-cell>
          <table:table-cell table:style-name="ce8" table:formula="of:=IFERROR(__xludf.dummyfunction(&quot;upper(googletranslate(A38,$A$1,&quot;&quot;en&quot;&quot;))&quot;);&quot;TAN&quot;)" office:value-type="string" office:string-value="TAN" calcext:value-type="string">
            <text:p>TAN</text:p>
          </table:table-cell>
          <table:table-cell table:style-name="ce2" table:formula="of:=[$keywords.A36]" office:value-type="string" office:string-value="TAN" calcext:value-type="string">
            <text:p>TAN</text:p>
          </table:table-cell>
          <table:table-cell/>
          <table:table-cell table:style-name="ce2" table:formula="of:=IFERROR(__xludf.dummyfunction(&quot;UPPER(GOOGLETRANSLATE(if(len(D38) &gt; 0, D38, C38),&quot;&quot;en&quot;&quot;,$A$1))&quot;);&quot;בעזש&quot;)" office:value-type="string" office:string-value="בעזש" calcext:value-type="string">
            <text:p>בעזש</text:p>
          </table:table-cell>
          <table:table-cell table:number-columns-repeated="1019"/>
        </table:table-row>
        <table:table-row table:style-name="ro1">
          <table:table-cell table:style-name="ce27" table:formula="of:=IF(LEN([.F39]) &gt; 0; [.F39]; [.E39])" office:value-type="string" office:string-value="ווי" calcext:value-type="string">
            <text:p>ווי</text:p>
          </table:table-cell>
          <table:table-cell table:style-name="ce8" table:formula="of:=IFERROR(__xludf.dummyfunction(&quot;upper(googletranslate(A39,$A$1,&quot;&quot;en&quot;&quot;))&quot;);&quot;AS&quot;)" office:value-type="string" office:string-value="AS" calcext:value-type="string">
            <text:p>AS</text:p>
          </table:table-cell>
          <table:table-cell table:style-name="ce2" table:formula="of:=[$keywords.A37]" office:value-type="string" office:string-value="THEN" calcext:value-type="string">
            <text:p>THEN</text:p>
          </table:table-cell>
          <table:table-cell/>
          <table:table-cell table:style-name="ce2" table:formula="of:=IFERROR(__xludf.dummyfunction(&quot;UPPER(GOOGLETRANSLATE(if(len(D39) &gt; 0, D39, C39),&quot;&quot;en&quot;&quot;,$A$1))&quot;);&quot;ווי&quot;)" office:value-type="string" office:string-value="ווי" calcext:value-type="string">
            <text:p>ווי</text:p>
          </table:table-cell>
          <table:table-cell table:number-columns-repeated="1019"/>
        </table:table-row>
        <table:table-row table:style-name="ro1">
          <table:table-cell table:style-name="ce27" table:formula="of:=IF(LEN([.F40]) &gt; 0; [.F40]; [.E40])" office:value-type="string" office:string-value="צו" calcext:value-type="string">
            <text:p>צו</text:p>
          </table:table-cell>
          <table:table-cell table:style-name="ce8" table:formula="of:=IFERROR(__xludf.dummyfunction(&quot;upper(googletranslate(A40,$A$1,&quot;&quot;en&quot;&quot;))&quot;);&quot;TO&quot;)" office:value-type="string" office:string-value="TO" calcext:value-type="string">
            <text:p>TO</text:p>
          </table:table-cell>
          <table:table-cell table:style-name="ce2" table:formula="of:=[$keywords.A38]" office:value-type="string" office:string-value="TO" calcext:value-type="string">
            <text:p>TO</text:p>
          </table:table-cell>
          <table:table-cell/>
          <table:table-cell table:style-name="ce2" table:formula="of:=IFERROR(__xludf.dummyfunction(&quot;UPPER(GOOGLETRANSLATE(if(len(D40) &gt; 0, D40, C40),&quot;&quot;en&quot;&quot;,$A$1))&quot;);&quot;צו&quot;)" office:value-type="string" office:string-value="צו" calcext:value-type="string">
            <text:p>צו</text:p>
          </table:table-cell>
          <table:table-cell table:number-columns-repeated="1019"/>
        </table:table-row>
        <table:table-row table:style-name="ro1">
          <table:table-cell table:style-name="ce5"/>
          <table:table-cell table:style-name="ce8"/>
          <table:table-cell table:number-columns-repeated="1022"/>
        </table:table-row>
        <table:table-row table:style-name="ro1">
          <table:table-cell table:style-name="ce5" table:formula="of:=IF(LEN([.F42]) &gt; 0; [.F42]; [.E42])" office:value-type="string" office:string-value="און קיין שפּראַך געגעבן אויף באַפֿעלן שורה. אַרויסגאַנג." calcext:value-type="string">
            <text:p>און קיין שפּראַך געגעבן אויף באַפֿעלן שורה. אַרויסגאַנג.</text:p>
          </table:table-cell>
          <table:table-cell table:style-name="ce8" table:formula="of:=IFERROR(__xludf.dummyfunction(&quot;upper(googletranslate(A42,$A$1,&quot;&quot;en&quot;&quot;))&quot;);&quot;AND NO LANGUAGE GIVEN TO COMMAND LINE. EXIT.&quot;)" office:value-type="string" office:string-value="AND NO LANGUAGE GIVEN TO COMMAND LINE. EXIT." calcext:value-type="string">
            <text:p>AND NO LANGUAGE GIVEN TO COMMAND LINE. EXIT.</text:p>
          </table:table-cell>
          <table:table-cell table:style-name="ce2" table:formula="of:=[$errors.A1]" office:value-type="string" office:string-value="AND NO LANGUAGE GIVEN ON COMMAND LINE.  EXITING." calcext:value-type="string">
            <text:p>AND NO LANGUAGE GIVEN ON COMMAND LINE. <text:s/>EXITING.</text:p>
          </table:table-cell>
          <table:table-cell/>
          <table:table-cell table:style-name="ce2" table:formula="of:=IFERROR(__xludf.dummyfunction(&quot;UPPER(GOOGLETRANSLATE(if(len(D42) &gt; 0, D42, C42),&quot;&quot;en&quot;&quot;,$A$1))&quot;);&quot;און קיין שפּראַך געגעבן אויף באַפֿעלן שורה. אַרויסגאַנג.&quot;)" office:value-type="string" office:string-value="און קיין שפּראַך געגעבן אויף באַפֿעלן שורה. אַרויסגאַנג." calcext:value-type="string">
            <text:p>און קיין שפּראַך געגעבן אויף באַפֿעלן שורה. אַרויסגאַנג.</text:p>
          </table:table-cell>
          <table:table-cell table:number-columns-repeated="1019"/>
        </table:table-row>
        <table:table-row table:style-name="ro1">
          <table:table-cell table:style-name="ce5" table:formula="of:=IF(LEN([.F43]) &gt; 0; [.F43]; [.E43])" office:value-type="string" office:string-value="מענגע שוין דיפיינד" calcext:value-type="string">
            <text:p>מענגע שוין דיפיינד</text:p>
          </table:table-cell>
          <table:table-cell table:style-name="ce8" table:formula="of:=IFERROR(__xludf.dummyfunction(&quot;upper(googletranslate(A43,$A$1,&quot;&quot;en&quot;&quot;))&quot;);&quot;ARRAY ALREADY DEFINED&quot;)" office:value-type="string" office:string-value="ARRAY ALREADY DEFINED" calcext:value-type="string">
            <text:p>ARRAY ALREADY DEFINED</text:p>
          </table:table-cell>
          <table:table-cell table:style-name="ce2" table:formula="of:=[$errors.A2]" office:value-type="string" office:string-value="ARRAY ALREADY DEFINED" calcext:value-type="string">
            <text:p>ARRAY ALREADY DEFINED</text:p>
          </table:table-cell>
          <table:table-cell/>
          <table:table-cell table:style-name="ce2" table:formula="of:=IFERROR(__xludf.dummyfunction(&quot;UPPER(GOOGLETRANSLATE(if(len(D43) &gt; 0, D43, C43),&quot;&quot;en&quot;&quot;,$A$1))&quot;);&quot;מענגע שוין דיפיינד&quot;)" office:value-type="string" office:string-value="מענגע שוין דיפיינד" calcext:value-type="string">
            <text:p>מענגע שוין דיפיינד</text:p>
          </table:table-cell>
          <table:table-cell table:number-columns-repeated="1019"/>
        </table:table-row>
        <table:table-row table:style-name="ro1">
          <table:table-cell table:style-name="ce5" table:formula="of:=IF(LEN([.F44]) &gt; 0; [.F44]; [.E44])" office:value-type="string" office:string-value="מענגע ינדעקס אַרויס פון גווול" calcext:value-type="string">
            <text:p>מענגע ינדעקס אַרויס פון גווול</text:p>
          </table:table-cell>
          <table:table-cell table:style-name="ce8" table:formula="of:=IFERROR(__xludf.dummyfunction(&quot;upper(googletranslate(A44,$A$1,&quot;&quot;en&quot;&quot;))&quot;);&quot;ARRAY INDEX OUTSIDE OF BOUNDS&quot;)" office:value-type="string" office:string-value="ARRAY INDEX OUTSIDE OF BOUNDS" calcext:value-type="string">
            <text:p>ARRAY INDEX OUTSIDE OF BOUNDS</text:p>
          </table:table-cell>
          <table:table-cell table:style-name="ce2" table:formula="of:=[$errors.A3]" office:value-type="string" office:string-value="ARRAY INDEX OUTSIDE OF BOUNDS" calcext:value-type="string">
            <text:p>ARRAY INDEX OUTSIDE OF BOUNDS</text:p>
          </table:table-cell>
          <table:table-cell/>
          <table:table-cell table:style-name="ce2" table:formula="of:=IFERROR(__xludf.dummyfunction(&quot;UPPER(GOOGLETRANSLATE(if(len(D44) &gt; 0, D44, C44),&quot;&quot;en&quot;&quot;,$A$1))&quot;);&quot;מענגע ינדעקס אַרויס פון גווול&quot;)" office:value-type="string" office:string-value="מענגע ינדעקס אַרויס פון גווול" calcext:value-type="string">
            <text:p>מענגע ינדעקס אַרויס פון גווול</text:p>
          </table:table-cell>
          <table:table-cell table:number-columns-repeated="1019"/>
        </table:table-row>
        <table:table-row table:style-name="ro1">
          <table:table-cell table:style-name="ce5" table:formula="of:=IF(LEN([.F45]) &gt; 0; [.F45]; [.E45])" office:value-type="string" office:string-value="קען נישט צוטריט וועגווייַזער" calcext:value-type="string">
            <text:p>קען נישט צוטריט וועגווייַזער</text:p>
          </table:table-cell>
          <table:table-cell table:style-name="ce8" table:formula="of:=IFERROR(__xludf.dummyfunction(&quot;upper(googletranslate(A45,$A$1,&quot;&quot;en&quot;&quot;))&quot;);&quot;DOES NOT ACCESS DIRECTORY&quot;)" office:value-type="string" office:string-value="DOES NOT ACCESS DIRECTORY" calcext:value-type="string">
            <text:p>DOES NOT ACCESS DIRECTORY</text:p>
          </table:table-cell>
          <table:table-cell table:style-name="ce2" table:formula="of:=[$errors.A4]" office:value-type="string" office:string-value="CANNOT ACCESS DIRECTORY" calcext:value-type="string">
            <text:p>CANNOT ACCESS DIRECTORY</text:p>
          </table:table-cell>
          <table:table-cell/>
          <table:table-cell table:style-name="ce2" table:formula="of:=IFERROR(__xludf.dummyfunction(&quot;UPPER(GOOGLETRANSLATE(if(len(D45) &gt; 0, D45, C45),&quot;&quot;en&quot;&quot;,$A$1))&quot;);&quot;קען נישט צוטריט וועגווייַזער&quot;)" office:value-type="string" office:string-value="קען נישט צוטריט וועגווייַזער" calcext:value-type="string">
            <text:p>קען נישט צוטריט וועגווייַזער</text:p>
          </table:table-cell>
          <table:table-cell table:number-columns-repeated="1019"/>
        </table:table-row>
        <table:table-row table:style-name="ro1">
          <table:table-cell table:style-name="ce5" table:formula="of:=IF(LEN([.F46]) &gt; 0; [.F46]; [.E46])" office:value-type="string" office:string-value="דאַטן אַרייַנשרייַב אַנדערפלאָו" calcext:value-type="string">
            <text:p>דאַטן אַרייַנשרייַב אַנדערפלאָו</text:p>
          </table:table-cell>
          <table:table-cell table:style-name="ce8" table:formula="of:=IFERROR(__xludf.dummyfunction(&quot;upper(googletranslate(A46,$A$1,&quot;&quot;en&quot;&quot;))&quot;);&quot;DATA INPUT UNDERFLOW&quot;)" office:value-type="string" office:string-value="DATA INPUT UNDERFLOW" calcext:value-type="string">
            <text:p>DATA INPUT UNDERFLOW</text:p>
          </table:table-cell>
          <table:table-cell table:style-name="ce2" table:formula="of:=[$errors.A5]" office:value-type="string" office:string-value="DATA INPUT UNDERFLOW" calcext:value-type="string">
            <text:p>DATA INPUT UNDERFLOW</text:p>
          </table:table-cell>
          <table:table-cell/>
          <table:table-cell table:style-name="ce2" table:formula="of:=IFERROR(__xludf.dummyfunction(&quot;UPPER(GOOGLETRANSLATE(if(len(D46) &gt; 0, D46, C46),&quot;&quot;en&quot;&quot;,$A$1))&quot;);&quot;דאַטן אַרייַנשרייַב אַנדערפלאָו&quot;)" office:value-type="string" office:string-value="דאַטן אַרייַנשרייַב אַנדערפלאָו" calcext:value-type="string">
            <text:p>דאַטן אַרייַנשרייַב אַנדערפלאָו</text:p>
          </table:table-cell>
          <table:table-cell table:number-columns-repeated="1019"/>
        </table:table-row>
        <table:table-row table:style-name="ro1">
          <table:table-cell table:style-name="ce5" table:formula="of:=IF(LEN([.F47]) &gt; 0; [.F47]; [.E47])" office:value-type="string" office:string-value="דאַטן לייענען אַנדערפלאָו" calcext:value-type="string">
            <text:p>דאַטן לייענען אַנדערפלאָו</text:p>
          </table:table-cell>
          <table:table-cell table:style-name="ce8" table:formula="of:=IFERROR(__xludf.dummyfunction(&quot;upper(googletranslate(A47,$A$1,&quot;&quot;en&quot;&quot;))&quot;);&quot;DATA READ UNDERFLOW&quot;)" office:value-type="string" office:string-value="DATA READ UNDERFLOW" calcext:value-type="string">
            <text:p>DATA READ UNDERFLOW</text:p>
          </table:table-cell>
          <table:table-cell table:style-name="ce2" table:formula="of:=[$errors.A6]" office:value-type="string" office:string-value="DATA READ UNDERFLOW" calcext:value-type="string">
            <text:p>DATA READ UNDERFLOW</text:p>
          </table:table-cell>
          <table:table-cell/>
          <table:table-cell table:style-name="ce2" table:formula="of:=IFERROR(__xludf.dummyfunction(&quot;UPPER(GOOGLETRANSLATE(if(len(D47) &gt; 0, D47, C47),&quot;&quot;en&quot;&quot;,$A$1))&quot;);&quot;דאַטן לייענען אַנדערפלאָו&quot;)" office:value-type="string" office:string-value="דאַטן לייענען אַנדערפלאָו" calcext:value-type="string">
            <text:p>דאַטן לייענען אַנדערפלאָו</text:p>
          </table:table-cell>
          <table:table-cell table:number-columns-repeated="1019"/>
        </table:table-row>
        <table:table-row table:style-name="ro1">
          <table:table-cell table:style-name="ce5" table:formula="of:=IF(LEN([.F48]) &gt; 0; [.F48]; [.E48])" office:value-type="string" office:string-value="דעפֿיניציע ציקל דיסקאַווערד" calcext:value-type="string">
            <text:p>דעפֿיניציע ציקל דיסקאַווערד</text:p>
          </table:table-cell>
          <table:table-cell table:style-name="ce8" table:formula="of:=IFERROR(__xludf.dummyfunction(&quot;upper(googletranslate(A48,$A$1,&quot;&quot;en&quot;&quot;))&quot;);&quot;DEFINITION CYCLE DISCOVERED&quot;)" office:value-type="string" office:string-value="DEFINITION CYCLE DISCOVERED" calcext:value-type="string">
            <text:p>DEFINITION CYCLE DISCOVERED</text:p>
          </table:table-cell>
          <table:table-cell table:style-name="ce2" table:formula="of:=[$errors.A7]" office:value-type="string" office:string-value="DEFINITION CYCLE DISCOVERED" calcext:value-type="string">
            <text:p>DEFINITION CYCLE DISCOVERED</text:p>
          </table:table-cell>
          <table:table-cell/>
          <table:table-cell table:style-name="ce2" table:formula="of:=IFERROR(__xludf.dummyfunction(&quot;UPPER(GOOGLETRANSLATE(if(len(D48) &gt; 0, D48, C48),&quot;&quot;en&quot;&quot;,$A$1))&quot;);&quot;דעפֿיניציע ציקל דיסקאַווערד&quot;)" office:value-type="string" office:string-value="דעפֿיניציע ציקל דיסקאַווערד" calcext:value-type="string">
            <text:p>דעפֿיניציע ציקל דיסקאַווערד</text:p>
          </table:table-cell>
          <table:table-cell table:number-columns-repeated="1019"/>
        </table:table-row>
        <table:table-row table:style-name="ro1">
          <table:table-cell table:style-name="ce5" table:formula="of:=IF(LEN([.F49]) &gt; 0; [.F49]; [.E49])" office:value-type="string" office:string-value="גרייַז" calcext:value-type="string">
            <text:p>גרייַז</text:p>
          </table:table-cell>
          <table:table-cell table:style-name="ce8" table:formula="of:=IFERROR(__xludf.dummyfunction(&quot;upper(googletranslate(A49,$A$1,&quot;&quot;en&quot;&quot;))&quot;);&quot;ERROR&quot;)" office:value-type="string" office:string-value="ERROR" calcext:value-type="string">
            <text:p>ERROR</text:p>
          </table:table-cell>
          <table:table-cell table:style-name="ce2" table:formula="of:=[$errors.A8]" office:value-type="string" office:string-value="ERROR" calcext:value-type="string">
            <text:p>ERROR</text:p>
          </table:table-cell>
          <table:table-cell/>
          <table:table-cell table:style-name="ce2" table:formula="of:=IFERROR(__xludf.dummyfunction(&quot;UPPER(GOOGLETRANSLATE(if(len(D49) &gt; 0, D49, C49),&quot;&quot;en&quot;&quot;,$A$1))&quot;);&quot;גרייַז&quot;)" office:value-type="string" office:string-value="גרייַז" calcext:value-type="string">
            <text:p>גרייַז</text:p>
          </table:table-cell>
          <table:table-cell table:number-columns-repeated="1019"/>
        </table:table-row>
        <table:table-row table:style-name="ro1">
          <table:table-cell table:style-name="ce5" table:formula="of:=IF(LEN([.F50]) &gt; 0; [.F50]; [.E50])" office:value-type="string" office:string-value="דורכפאַל" calcext:value-type="string">
            <text:p>דורכפאַל</text:p>
          </table:table-cell>
          <table:table-cell table:style-name="ce8" table:formula="of:=IFERROR(__xludf.dummyfunction(&quot;upper(googletranslate(A50,$A$1,&quot;&quot;en&quot;&quot;))&quot;);&quot;FAILURE&quot;)" office:value-type="string" office:string-value="FAILURE" calcext:value-type="string">
            <text:p>FAILURE</text:p>
          </table:table-cell>
          <table:table-cell table:style-name="ce2" table:formula="of:=[$errors.A9]" office:value-type="string" office:string-value="FAILURE" calcext:value-type="string">
            <text:p>FAILURE</text:p>
          </table:table-cell>
          <table:table-cell/>
          <table:table-cell table:style-name="ce2" table:formula="of:=IFERROR(__xludf.dummyfunction(&quot;UPPER(GOOGLETRANSLATE(if(len(D50) &gt; 0, D50, C50),&quot;&quot;en&quot;&quot;,$A$1))&quot;);&quot;דורכפאַל&quot;)" office:value-type="string" office:string-value="דורכפאַל" calcext:value-type="string">
            <text:p>דורכפאַל</text:p>
          </table:table-cell>
          <table:table-cell table:number-columns-repeated="1019"/>
        </table:table-row>
        <table:table-row table:style-name="ro1">
          <table:table-cell table:style-name="ce5" table:formula="of:=IF(LEN([.F51]) &gt; 0; [.F51]; [.E51])" office:value-type="string" office:string-value="פֿאַר בייַטעוודיק מערן דיפיינד" calcext:value-type="string">
            <text:p>פֿאַר בייַטעוודיק מערן דיפיינד</text:p>
          </table:table-cell>
          <table:table-cell table:style-name="ce8" table:formula="of:=IFERROR(__xludf.dummyfunction(&quot;upper(googletranslate(A51,$A$1,&quot;&quot;en&quot;&quot;))&quot;);&quot;FOR VARIABLE MULTIPLY DEFINED&quot;)" office:value-type="string" office:string-value="FOR VARIABLE MULTIPLY DEFINED" calcext:value-type="string">
            <text:p>FOR VARIABLE MULTIPLY DEFINED</text:p>
          </table:table-cell>
          <table:table-cell table:style-name="ce2" table:formula="of:=[$errors.A10]" office:value-type="string" office:string-value="FOR VARIABLE MULTIPLY DEFINED" calcext:value-type="string">
            <text:p>FOR VARIABLE MULTIPLY DEFINED</text:p>
          </table:table-cell>
          <table:table-cell/>
          <table:table-cell table:style-name="ce2" table:formula="of:=IFERROR(__xludf.dummyfunction(&quot;UPPER(GOOGLETRANSLATE(if(len(D51) &gt; 0, D51, C51),&quot;&quot;en&quot;&quot;,$A$1))&quot;);&quot;פֿאַר בייַטעוודיק מערן דיפיינד&quot;)" office:value-type="string" office:string-value="פֿאַר בייַטעוודיק מערן דיפיינד" calcext:value-type="string">
            <text:p>פֿאַר בייַטעוודיק מערן דיפיינד</text:p>
          </table:table-cell>
          <table:table-cell table:number-columns-repeated="1019"/>
        </table:table-row>
        <table:table-row table:style-name="ro1">
          <table:table-cell table:style-name="ce5" table:formula="of:=IF(LEN([.F52]) &gt; 0; [.F52]; [.E52])" office:value-type="string" office:string-value="פונקציע דעפֿיניציע מערן דיפיינד" calcext:value-type="string">
            <text:p>פונקציע דעפֿיניציע מערן דיפיינד</text:p>
          </table:table-cell>
          <table:table-cell table:style-name="ce8" table:formula="of:=IFERROR(__xludf.dummyfunction(&quot;upper(googletranslate(A52,$A$1,&quot;&quot;en&quot;&quot;))&quot;);&quot;FUNCTION DEFINITION MULTIPLY DEFINED&quot;)" office:value-type="string" office:string-value="FUNCTION DEFINITION MULTIPLY DEFINED" calcext:value-type="string">
            <text:p>FUNCTION DEFINITION MULTIPLY DEFINED</text:p>
          </table:table-cell>
          <table:table-cell table:style-name="ce2" table:formula="of:=[$errors.A11]" office:value-type="string" office:string-value="FUNCTION DEFINITION MULTIPLY DEFINED" calcext:value-type="string">
            <text:p>FUNCTION DEFINITION MULTIPLY DEFINED</text:p>
          </table:table-cell>
          <table:table-cell/>
          <table:table-cell table:style-name="ce2" table:formula="of:=IFERROR(__xludf.dummyfunction(&quot;UPPER(GOOGLETRANSLATE(if(len(D52) &gt; 0, D52, C52),&quot;&quot;en&quot;&quot;,$A$1))&quot;);&quot;פונקציע דעפֿיניציע מערן דיפיינד&quot;)" office:value-type="string" office:string-value="פונקציע דעפֿיניציע מערן דיפיינד" calcext:value-type="string">
            <text:p>פונקציע דעפֿיניציע מערן דיפיינד</text:p>
          </table:table-cell>
          <table:table-cell table:number-columns-repeated="1019"/>
        </table:table-row>
        <table:table-row table:style-name="ro1">
          <table:table-cell table:style-name="ce5" table:formula="of:=IF(LEN([.F53]) &gt; 0; [.F53]; [.E53])" office:value-type="string" office:string-value="פונקציע דעפֿיניציע פּאַראַמעטער מיסמאַטש" calcext:value-type="string">
            <text:p>פונקציע דעפֿיניציע פּאַראַמעטער מיסמאַטש</text:p>
          </table:table-cell>
          <table:table-cell table:style-name="ce8" table:formula="of:=IFERROR(__xludf.dummyfunction(&quot;upper(googletranslate(A53,$A$1,&quot;&quot;en&quot;&quot;))&quot;);&quot;FUNCTION DEFINITION PARAMETER MISMATCH&quot;)" office:value-type="string" office:string-value="FUNCTION DEFINITION PARAMETER MISMATCH" calcext:value-type="string">
            <text:p>FUNCTION DEFINITION PARAMETER MISMATCH</text:p>
          </table:table-cell>
          <table:table-cell table:style-name="ce2" table:formula="of:=[$errors.A12]" office:value-type="string" office:string-value="FUNCTION DEFINITION PARAMETER MISMATCH" calcext:value-type="string">
            <text:p>FUNCTION DEFINITION PARAMETER MISMATCH</text:p>
          </table:table-cell>
          <table:table-cell/>
          <table:table-cell table:style-name="ce2" table:formula="of:=IFERROR(__xludf.dummyfunction(&quot;UPPER(GOOGLETRANSLATE(if(len(D53) &gt; 0, D53, C53),&quot;&quot;en&quot;&quot;,$A$1))&quot;);&quot;פונקציע דעפֿיניציע פּאַראַמעטער מיסמאַטש&quot;)" office:value-type="string" office:string-value="פונקציע דעפֿיניציע פּאַראַמעטער מיסמאַטש" calcext:value-type="string">
            <text:p>פונקציע דעפֿיניציע פּאַראַמעטער מיסמאַטש</text:p>
          </table:table-cell>
          <table:table-cell table:number-columns-repeated="1019"/>
        </table:table-row>
        <table:table-row table:style-name="ro1">
          <table:table-cell table:style-name="ce5" table:formula="of:=IF(LEN([.F54]) &gt; 0; [.F54]; [.E54])" office:value-type="string" office:string-value="גאָסוב אָנלייגן אָוווערפלאָו" calcext:value-type="string">
            <text:p>גאָסוב אָנלייגן אָוווערפלאָו</text:p>
          </table:table-cell>
          <table:table-cell table:style-name="ce8" table:formula="of:=IFERROR(__xludf.dummyfunction(&quot;upper(googletranslate(A54,$A$1,&quot;&quot;en&quot;&quot;))&quot;);&quot;GOSUB STACK OVERFLOW&quot;)" office:value-type="string" office:string-value="GOSUB STACK OVERFLOW" calcext:value-type="string">
            <text:p>GOSUB STACK OVERFLOW</text:p>
          </table:table-cell>
          <table:table-cell table:style-name="ce2" table:formula="of:=[$errors.A13]" office:value-type="string" office:string-value="GOSUB STACK OVERFLOW" calcext:value-type="string">
            <text:p>GOSUB STACK OVERFLOW</text:p>
          </table:table-cell>
          <table:table-cell/>
          <table:table-cell table:style-name="ce2" table:formula="of:=IFERROR(__xludf.dummyfunction(&quot;UPPER(GOOGLETRANSLATE(if(len(D54) &gt; 0, D54, C54),&quot;&quot;en&quot;&quot;,$A$1))&quot;);&quot;גאָסוב אָנלייגן אָוווערפלאָו&quot;)" office:value-type="string" office:string-value="גאָסוב אָנלייגן אָוווערפלאָו" calcext:value-type="string">
            <text:p>גאָסוב אָנלייגן אָוווערפלאָו</text:p>
          </table:table-cell>
          <table:table-cell table:number-columns-repeated="1019"/>
        </table:table-row>
        <table:table-row table:style-name="ro1">
          <table:table-cell table:style-name="ce5" table:formula="of:=IF(LEN([.F55]) &gt; 0; [.F55]; [.E55])" office:value-type="string" office:string-value="גאָסוב אָנלייגן אַנדערפלאָו" calcext:value-type="string">
            <text:p>גאָסוב אָנלייגן אַנדערפלאָו</text:p>
          </table:table-cell>
          <table:table-cell table:style-name="ce8" table:formula="of:=IFERROR(__xludf.dummyfunction(&quot;upper(googletranslate(A55,$A$1,&quot;&quot;en&quot;&quot;))&quot;);&quot;GOSUB STACK UNDERFLOW&quot;)" office:value-type="string" office:string-value="GOSUB STACK UNDERFLOW" calcext:value-type="string">
            <text:p>GOSUB STACK UNDERFLOW</text:p>
          </table:table-cell>
          <table:table-cell table:style-name="ce2" table:formula="of:=[$errors.A14]" office:value-type="string" office:string-value="GOSUB STACK UNDERFLOW" calcext:value-type="string">
            <text:p>GOSUB STACK UNDERFLOW</text:p>
          </table:table-cell>
          <table:table-cell/>
          <table:table-cell table:style-name="ce2" table:formula="of:=IFERROR(__xludf.dummyfunction(&quot;UPPER(GOOGLETRANSLATE(if(len(D55) &gt; 0, D55, C55),&quot;&quot;en&quot;&quot;,$A$1))&quot;);&quot;גאָסוב אָנלייגן אַנדערפלאָו&quot;)" office:value-type="string" office:string-value="גאָסוב אָנלייגן אַנדערפלאָו" calcext:value-type="string">
            <text:p>גאָסוב אָנלייגן אַנדערפלאָו</text:p>
          </table:table-cell>
          <table:table-cell table:number-columns-repeated="1019"/>
        </table:table-row>
        <table:table-row table:style-name="ro1">
          <table:table-cell table:style-name="ce5" table:formula="of:=IF(LEN([.F56]) &gt; 0; [.F56]; [.E56])" office:value-type="string" office:string-value="אינדעקס אויס פון קייט" calcext:value-type="string">
            <text:p>אינדעקס אויס פון קייט</text:p>
          </table:table-cell>
          <table:table-cell table:style-name="ce8" table:formula="of:=IFERROR(__xludf.dummyfunction(&quot;upper(googletranslate(A56,$A$1,&quot;&quot;en&quot;&quot;))&quot;);&quot;INDEX OUT OF RANGE&quot;)" office:value-type="string" office:string-value="INDEX OUT OF RANGE" calcext:value-type="string">
            <text:p>INDEX OUT OF RANGE</text:p>
          </table:table-cell>
          <table:table-cell table:style-name="ce2" table:formula="of:=[$errors.A15]" office:value-type="string" office:string-value="INDEX OUT OF RANGE" calcext:value-type="string">
            <text:p>INDEX OUT OF RANGE</text:p>
          </table:table-cell>
          <table:table-cell/>
          <table:table-cell table:style-name="ce2" table:formula="of:=IFERROR(__xludf.dummyfunction(&quot;UPPER(GOOGLETRANSLATE(if(len(D56) &gt; 0, D56, C56),&quot;&quot;en&quot;&quot;,$A$1))&quot;);&quot;אינדעקס אויס פון קייט&quot;)" office:value-type="string" office:string-value="אינדעקס אויס פון קייט" calcext:value-type="string">
            <text:p>אינדעקס אויס פון קייט</text:p>
          </table:table-cell>
          <table:table-cell table:number-columns-repeated="1019"/>
        </table:table-row>
        <table:table-row table:style-name="ro1">
          <table:table-cell table:style-name="ce5" table:formula="of:=IF(LEN([.F57]) &gt; 0; [.F57]; [.E57])" office:value-type="string" office:string-value="פירמע שוין דיפיינד" calcext:value-type="string">
            <text:p>פירמע שוין דיפיינד</text:p>
          </table:table-cell>
          <table:table-cell table:style-name="ce8" table:formula="of:=IFERROR(__xludf.dummyfunction(&quot;upper(googletranslate(A57,$A$1,&quot;&quot;en&quot;&quot;))&quot;);&quot;COMPANY ALREADY DEFINED&quot;)" office:value-type="string" office:string-value="COMPANY ALREADY DEFINED" calcext:value-type="string">
            <text:p>COMPANY ALREADY DEFINED</text:p>
          </table:table-cell>
          <table:table-cell table:style-name="ce2" table:formula="of:=[$errors.A16]" office:value-type="string" office:string-value="LABEL ALREADY DEFINED" calcext:value-type="string">
            <text:p>LABEL ALREADY DEFINED</text:p>
          </table:table-cell>
          <table:table-cell/>
          <table:table-cell table:style-name="ce2" table:formula="of:=IFERROR(__xludf.dummyfunction(&quot;UPPER(GOOGLETRANSLATE(if(len(D57) &gt; 0, D57, C57),&quot;&quot;en&quot;&quot;,$A$1))&quot;);&quot;פירמע שוין דיפיינד&quot;)" office:value-type="string" office:string-value="פירמע שוין דיפיינד" calcext:value-type="string">
            <text:p>פירמע שוין דיפיינד</text:p>
          </table:table-cell>
          <table:table-cell table:number-columns-repeated="1019"/>
        </table:table-row>
        <table:table-row table:style-name="ro1">
          <table:table-cell table:style-name="ce5" table:formula="of:=IF(LEN([.F58]) &gt; 0; [.F58]; [.E58])" office:value-type="string" office:string-value="לינקס / רעכט אָפּעראַציע מיסמאַטש" calcext:value-type="string">
            <text:p>לינקס / רעכט אָפּעראַציע מיסמאַטש</text:p>
          </table:table-cell>
          <table:table-cell table:style-name="ce8" table:formula="of:=IFERROR(__xludf.dummyfunction(&quot;upper(googletranslate(A58,$A$1,&quot;&quot;en&quot;&quot;))&quot;);&quot;LEFT / RIGHT OPERATION MISMATCH&quot;)" office:value-type="string" office:string-value="LEFT / RIGHT OPERATION MISMATCH" calcext:value-type="string">
            <text:p>LEFT / RIGHT OPERATION MISMATCH</text:p>
          </table:table-cell>
          <table:table-cell table:style-name="ce2" table:formula="of:=[$errors.A17]" office:value-type="string" office:string-value="LEFT / RIGHT OPERATION MISMATCH" calcext:value-type="string">
            <text:p>LEFT / RIGHT OPERATION MISMATCH</text:p>
          </table:table-cell>
          <table:table-cell/>
          <table:table-cell table:style-name="ce2" table:formula="of:=IFERROR(__xludf.dummyfunction(&quot;UPPER(GOOGLETRANSLATE(if(len(D58) &gt; 0, D58, C58),&quot;&quot;en&quot;&quot;,$A$1))&quot;);&quot;לינקס / רעכט אָפּעראַציע מיסמאַטש&quot;)" office:value-type="string" office:string-value="לינקס / רעכט אָפּעראַציע מיסמאַטש" calcext:value-type="string">
            <text:p>לינקס / רעכט אָפּעראַציע מיסמאַטש</text:p>
          </table:table-cell>
          <table:table-cell table:number-columns-repeated="1019"/>
        </table:table-row>
        <table:table-row table:style-name="ro1">
          <table:table-cell table:style-name="ce5" table:formula="of:=IF(LEN([.F59]) &gt; 0; [.F59]; [.E59])" office:value-type="string" office:string-value="נעגאַטיוו אינדעקס" calcext:value-type="string">
            <text:p>נעגאַטיוו אינדעקס</text:p>
          </table:table-cell>
          <table:table-cell table:style-name="ce8" table:formula="of:=IFERROR(__xludf.dummyfunction(&quot;upper(googletranslate(A59,$A$1,&quot;&quot;en&quot;&quot;))&quot;);&quot;NEGATIVE INDEX&quot;)" office:value-type="string" office:string-value="NEGATIVE INDEX" calcext:value-type="string">
            <text:p>NEGATIVE INDEX</text:p>
          </table:table-cell>
          <table:table-cell table:style-name="ce2" table:formula="of:=[$errors.A18]" office:value-type="string" office:string-value="NEGATIVE INDEX" calcext:value-type="string">
            <text:p>NEGATIVE INDEX</text:p>
          </table:table-cell>
          <table:table-cell/>
          <table:table-cell table:style-name="ce2" table:formula="of:=IFERROR(__xludf.dummyfunction(&quot;UPPER(GOOGLETRANSLATE(if(len(D59) &gt; 0, D59, C59),&quot;&quot;en&quot;&quot;,$A$1))&quot;);&quot;נעגאַטיוו אינדעקס&quot;)" office:value-type="string" office:string-value="נעגאַטיוו אינדעקס" calcext:value-type="string">
            <text:p>נעגאַטיוו אינדעקס</text:p>
          </table:table-cell>
          <table:table-cell table:number-columns-repeated="1019"/>
        </table:table-row>
        <table:table-row table:style-name="ro1">
          <table:table-cell table:style-name="ce5" table:formula="of:=IF(LEN([.F60]) &gt; 0; [.F60]; [.E60])" office:value-type="string" office:string-value="ווייַטער פֿאַר שלייף מיט שטריקל בייַטעוודיק" calcext:value-type="string">
            <text:p>ווייַטער פֿאַר שלייף מיט שטריקל בייַטעוודיק</text:p>
          </table:table-cell>
          <table:table-cell table:style-name="ce8" table:formula="of:=IFERROR(__xludf.dummyfunction(&quot;upper(googletranslate(A60,$A$1,&quot;&quot;en&quot;&quot;))&quot;);&quot;BEYOND FOR LOOP WITH STRING VARIABLE&quot;)" office:value-type="string" office:string-value="BEYOND FOR LOOP WITH STRING VARIABLE" calcext:value-type="string">
            <text:p>BEYOND FOR LOOP WITH STRING VARIABLE</text:p>
          </table:table-cell>
          <table:table-cell table:style-name="ce2" table:formula="of:=[$errors.A19]" office:value-type="string" office:string-value="NEXT ON FOR LOOP WITH STRING VARIABLE" calcext:value-type="string">
            <text:p>NEXT ON FOR LOOP WITH STRING VARIABLE</text:p>
          </table:table-cell>
          <table:table-cell/>
          <table:table-cell table:style-name="ce2" table:formula="of:=IFERROR(__xludf.dummyfunction(&quot;UPPER(GOOGLETRANSLATE(if(len(D60) &gt; 0, D60, C60),&quot;&quot;en&quot;&quot;,$A$1))&quot;);&quot;ווייַטער פֿאַר שלייף מיט שטריקל בייַטעוודיק&quot;)" office:value-type="string" office:string-value="ווייַטער פֿאַר שלייף מיט שטריקל בייַטעוודיק" calcext:value-type="string">
            <text:p>ווייַטער פֿאַר שלייף מיט שטריקל בייַטעוודיק</text:p>
          </table:table-cell>
          <table:table-cell table:number-columns-repeated="1019"/>
        </table:table-row>
        <table:table-row table:style-name="ro1">
          <table:table-cell table:style-name="ce5" table:formula="of:=IF(LEN([.F61]) &gt; 0; [.F61]; [.E61])" office:value-type="string" office:string-value="אָפּעראַנד מיסמאַטש" calcext:value-type="string">
            <text:p>אָפּעראַנד מיסמאַטש</text:p>
          </table:table-cell>
          <table:table-cell table:style-name="ce8" table:formula="of:=IFERROR(__xludf.dummyfunction(&quot;upper(googletranslate(A61,$A$1,&quot;&quot;en&quot;&quot;))&quot;);&quot;OPERAND MISMATCH&quot;)" office:value-type="string" office:string-value="OPERAND MISMATCH" calcext:value-type="string">
            <text:p>OPERAND MISMATCH</text:p>
          </table:table-cell>
          <table:table-cell table:style-name="ce2" table:formula="of:=[$errors.A20]" office:value-type="string" office:string-value="OPERAND MISMATCH" calcext:value-type="string">
            <text:p>OPERAND MISMATCH</text:p>
          </table:table-cell>
          <table:table-cell/>
          <table:table-cell table:style-name="ce2" table:formula="of:=IFERROR(__xludf.dummyfunction(&quot;UPPER(GOOGLETRANSLATE(if(len(D61) &gt; 0, D61, C61),&quot;&quot;en&quot;&quot;,$A$1))&quot;);&quot;אָפּעראַנד מיסמאַטש&quot;)" office:value-type="string" office:string-value="אָפּעראַנד מיסמאַטש" calcext:value-type="string">
            <text:p>אָפּעראַנד מיסמאַטש</text:p>
          </table:table-cell>
          <table:table-cell table:number-columns-repeated="1019"/>
        </table:table-row>
        <table:table-row table:style-name="ro1">
          <table:table-cell table:style-name="ce5" table:formula="of:=IF(LEN([.F62]) &gt; 0; [.F62]; [.E62])" office:value-type="string" office:string-value="אָפּציע ריקווייערז אַ שפּראַך" calcext:value-type="string">
            <text:p>אָפּציע ריקווייערז אַ שפּראַך</text:p>
          </table:table-cell>
          <table:table-cell table:style-name="ce8" table:formula="of:=IFERROR(__xludf.dummyfunction(&quot;upper(googletranslate(A62,$A$1,&quot;&quot;en&quot;&quot;))&quot;);&quot;OPTION REQUIRES A LANGUAGE&quot;)" office:value-type="string" office:string-value="OPTION REQUIRES A LANGUAGE" calcext:value-type="string">
            <text:p>OPTION REQUIRES A LANGUAGE</text:p>
          </table:table-cell>
          <table:table-cell table:style-name="ce2" table:formula="of:=[$errors.A21]" office:value-type="string" office:string-value="OPTION REQUIRES A LANGUAGE" calcext:value-type="string">
            <text:p>OPTION REQUIRES A LANGUAGE</text:p>
          </table:table-cell>
          <table:table-cell/>
          <table:table-cell table:style-name="ce2" table:formula="of:=IFERROR(__xludf.dummyfunction(&quot;UPPER(GOOGLETRANSLATE(if(len(D62) &gt; 0, D62, C62),&quot;&quot;en&quot;&quot;,$A$1))&quot;);&quot;אָפּציע ריקווייערז אַ שפּראַך&quot;)" office:value-type="string" office:string-value="אָפּציע ריקווייערז אַ שפּראַך" calcext:value-type="string">
            <text:p>אָפּציע ריקווייערז אַ שפּראַך</text:p>
          </table:table-cell>
          <table:table-cell table:number-columns-repeated="1019"/>
        </table:table-row>
        <table:table-row table:style-name="ro1">
          <table:table-cell table:style-name="ce5" table:formula="of:=IF(LEN([.F63]) &gt; 0; [.F63]; [.E63])" office:value-type="string" office:string-value="ביטע טשעק שפּראַך סעטטינגס אָדער סוויווע בייַטעוודיק" calcext:value-type="string">
            <text:p>ביטע טשעק שפּראַך סעטטינגס אָדער סוויווע בייַטעוודיק</text:p>
          </table:table-cell>
          <table:table-cell table:style-name="ce8" table:formula="of:=IFERROR(__xludf.dummyfunction(&quot;upper(googletranslate(A63,$A$1,&quot;&quot;en&quot;&quot;))&quot;);&quot;PLEASE CHECK LANGUAGE SETTINGS OR ENVIRONMENT VARIABLE&quot;)" office:value-type="string" office:string-value="PLEASE CHECK LANGUAGE SETTINGS OR ENVIRONMENT VARIABLE" calcext:value-type="string">
            <text:p>PLEASE CHECK LANGUAGE SETTINGS OR ENVIRONMENT VARIABLE</text:p>
          </table:table-cell>
          <table:table-cell table:style-name="ce2" table:formula="of:=[$errors.A22]" office:value-type="string" office:string-value="PLEASE CHECK LANGUAGE SETTINGS OR ENVIRONMENT VARIABLE" calcext:value-type="string">
            <text:p>PLEASE CHECK LANGUAGE SETTINGS OR ENVIRONMENT VARIABLE</text:p>
          </table:table-cell>
          <table:table-cell/>
          <table:table-cell table:style-name="ce2" table:formula="of:=IFERROR(__xludf.dummyfunction(&quot;UPPER(GOOGLETRANSLATE(if(len(D63) &gt; 0, D63, C63),&quot;&quot;en&quot;&quot;,$A$1))&quot;);&quot;ביטע טשעק שפּראַך סעטטינגס אָדער סוויווע בייַטעוודיק&quot;)" office:value-type="string" office:string-value="ביטע טשעק שפּראַך סעטטינגס אָדער סוויווע בייַטעוודיק" calcext:value-type="string">
            <text:p>ביטע טשעק שפּראַך סעטטינגס אָדער סוויווע בייַטעוודיק</text:p>
          </table:table-cell>
          <table:table-cell table:number-columns-repeated="1019"/>
        </table:table-row>
        <table:table-row table:style-name="ro1">
          <table:table-cell table:style-name="ce5" table:formula="of:=IF(LEN([.F64]) &gt; 0; [.F64]; [.E64])" office:value-type="string" office:string-value="שטריקל מאַט לאָגיק טעות" calcext:value-type="string">
            <text:p>שטריקל מאַט לאָגיק טעות</text:p>
          </table:table-cell>
          <table:table-cell table:style-name="ce8" table:formula="of:=IFERROR(__xludf.dummyfunction(&quot;upper(googletranslate(A64,$A$1,&quot;&quot;en&quot;&quot;))&quot;);&quot;STRING MATH LOGIC ERROR&quot;)" office:value-type="string" office:string-value="STRING MATH LOGIC ERROR" calcext:value-type="string">
            <text:p>STRING MATH LOGIC ERROR</text:p>
          </table:table-cell>
          <table:table-cell table:style-name="ce2" table:formula="of:=[$errors.A23]" office:value-type="string" office:string-value="STRING MATH LOGIC ERROR" calcext:value-type="string">
            <text:p>STRING MATH LOGIC ERROR</text:p>
          </table:table-cell>
          <table:table-cell/>
          <table:table-cell table:style-name="ce2" table:formula="of:=IFERROR(__xludf.dummyfunction(&quot;UPPER(GOOGLETRANSLATE(if(len(D64) &gt; 0, D64, C64),&quot;&quot;en&quot;&quot;,$A$1))&quot;);&quot;שטריקל מאַט לאָגיק טעות&quot;)" office:value-type="string" office:string-value="שטריקל מאַט לאָגיק טעות" calcext:value-type="string">
            <text:p>שטריקל מאַט לאָגיק טעות</text:p>
          </table:table-cell>
          <table:table-cell table:number-columns-repeated="1019"/>
        </table:table-row>
        <table:table-row table:style-name="ro1">
          <table:table-cell table:style-name="ce5" table:formula="of:=IF(LEN([.F65]) &gt; 0; [.F65]; [.E65])" office:value-type="string" office:string-value="סינטאַקס טעות" calcext:value-type="string">
            <text:p>סינטאַקס טעות</text:p>
          </table:table-cell>
          <table:table-cell table:style-name="ce8" table:formula="of:=IFERROR(__xludf.dummyfunction(&quot;upper(googletranslate(A65,$A$1,&quot;&quot;en&quot;&quot;))&quot;);&quot;SYNTAX ERROR&quot;)" office:value-type="string" office:string-value="SYNTAX ERROR" calcext:value-type="string">
            <text:p>SYNTAX ERROR</text:p>
          </table:table-cell>
          <table:table-cell table:style-name="ce2" table:formula="of:=[$errors.A24]" office:value-type="string" office:string-value="SYNTAX ERROR" calcext:value-type="string">
            <text:p>SYNTAX ERROR</text:p>
          </table:table-cell>
          <table:table-cell/>
          <table:table-cell table:style-name="ce2" table:formula="of:=IFERROR(__xludf.dummyfunction(&quot;UPPER(GOOGLETRANSLATE(if(len(D65) &gt; 0, D65, C65),&quot;&quot;en&quot;&quot;,$A$1))&quot;);&quot;סינטאַקס טעות&quot;)" office:value-type="string" office:string-value="סינטאַקס טעות" calcext:value-type="string">
            <text:p>סינטאַקס טעות</text:p>
          </table:table-cell>
          <table:table-cell table:number-columns-repeated="1019"/>
        </table:table-row>
        <table:table-row table:style-name="ro1">
          <table:table-cell table:style-name="ce5" table:formula="of:=IF(LEN([.F66]) &gt; 0; [.F66]; [.E66])" office:value-type="string" office:string-value="ניט געקענט צו עפענען טעקע" calcext:value-type="string">
            <text:p>ניט געקענט צו עפענען טעקע</text:p>
          </table:table-cell>
          <table:table-cell table:style-name="ce8" table:formula="of:=IFERROR(__xludf.dummyfunction(&quot;upper(googletranslate(A66,$A$1,&quot;&quot;en&quot;&quot;))&quot;);&quot;UNABLE TO OPEN FILE&quot;)" office:value-type="string" office:string-value="UNABLE TO OPEN FILE" calcext:value-type="string">
            <text:p>UNABLE TO OPEN FILE</text:p>
          </table:table-cell>
          <table:table-cell table:style-name="ce2" table:formula="of:=[$errors.A25]" office:value-type="string" office:string-value="UNABLE TO OPEN FILE" calcext:value-type="string">
            <text:p>UNABLE TO OPEN FILE</text:p>
          </table:table-cell>
          <table:table-cell/>
          <table:table-cell table:style-name="ce2" table:formula="of:=IFERROR(__xludf.dummyfunction(&quot;UPPER(GOOGLETRANSLATE(if(len(D66) &gt; 0, D66, C66),&quot;&quot;en&quot;&quot;,$A$1))&quot;);&quot;ניט געקענט צו עפענען טעקע&quot;)" office:value-type="string" office:string-value="ניט געקענט צו עפענען טעקע" calcext:value-type="string">
            <text:p>ניט געקענט צו עפענען טעקע</text:p>
          </table:table-cell>
          <table:table-cell table:number-columns-repeated="1019"/>
        </table:table-row>
        <table:table-row table:style-name="ro1">
          <table:table-cell table:style-name="ce5" table:formula="of:=IF(LEN([.F67]) &gt; 0; [.F67]; [.E67])" office:value-type="string" office:string-value="ניט געקענט צו עפֿענען די טעקע פֿאַר לייענען" calcext:value-type="string">
            <text:p>ניט געקענט צו עפֿענען די טעקע פֿאַר לייענען</text:p>
          </table:table-cell>
          <table:table-cell table:style-name="ce8" table:formula="of:=IFERROR(__xludf.dummyfunction(&quot;upper(googletranslate(A67,$A$1,&quot;&quot;en&quot;&quot;))&quot;);&quot;UNABLE TO OPEN THE FILE FOR READING&quot;)" office:value-type="string" office:string-value="UNABLE TO OPEN THE FILE FOR READING" calcext:value-type="string">
            <text:p>UNABLE TO OPEN THE FILE FOR READING</text:p>
          </table:table-cell>
          <table:table-cell table:style-name="ce2" table:formula="of:=[$errors.A26]" office:value-type="string" office:string-value="UNABLE TO OPEN TO OPEN FILE FOR READING" calcext:value-type="string">
            <text:p>UNABLE TO OPEN TO OPEN FILE FOR READING</text:p>
          </table:table-cell>
          <table:table-cell/>
          <table:table-cell table:style-name="ce2" table:formula="of:=IFERROR(__xludf.dummyfunction(&quot;UPPER(GOOGLETRANSLATE(if(len(D67) &gt; 0, D67, C67),&quot;&quot;en&quot;&quot;,$A$1))&quot;);&quot;ניט געקענט צו עפֿענען די טעקע פֿאַר לייענען&quot;)" office:value-type="string" office:string-value="ניט געקענט צו עפֿענען די טעקע פֿאַר לייענען" calcext:value-type="string">
            <text:p>ניט געקענט צו עפֿענען די טעקע פֿאַר לייענען</text:p>
          </table:table-cell>
          <table:table-cell table:number-columns-repeated="1019"/>
        </table:table-row>
        <table:table-row table:style-name="ro1">
          <table:table-cell table:style-name="ce5" table:formula="of:=IF(LEN([.F68]) &gt; 0; [.F68]; [.E68])" office:value-type="string" office:string-value="UNDEFINED פירמע" calcext:value-type="string">
            <text:p>UNDEFINED פירמע</text:p>
          </table:table-cell>
          <table:table-cell table:style-name="ce8" table:formula="of:=IFERROR(__xludf.dummyfunction(&quot;upper(googletranslate(A68,$A$1,&quot;&quot;en&quot;&quot;))&quot;);&quot;UNDEFINED COMPANY&quot;)" office:value-type="string" office:string-value="UNDEFINED COMPANY" calcext:value-type="string">
            <text:p>UNDEFINED COMPANY</text:p>
          </table:table-cell>
          <table:table-cell table:style-name="ce2" table:formula="of:=[$errors.A27]" office:value-type="string" office:string-value="UNDEFINED LABEL" calcext:value-type="string">
            <text:p>UNDEFINED LABEL</text:p>
          </table:table-cell>
          <table:table-cell/>
          <table:table-cell table:style-name="ce2" table:formula="of:=IFERROR(__xludf.dummyfunction(&quot;UPPER(GOOGLETRANSLATE(if(len(D68) &gt; 0, D68, C68),&quot;&quot;en&quot;&quot;,$A$1))&quot;);&quot;UNDEFINED פירמע&quot;)" office:value-type="string" office:string-value="UNDEFINED פירמע" calcext:value-type="string">
            <text:p>UNDEFINED פירמע</text:p>
          </table:table-cell>
          <table:table-cell table:number-columns-repeated="1019"/>
        </table:table-row>
        <table:table-row table:style-name="ro1">
          <table:table-cell table:style-name="ce5" table:formula="of:=IF(LEN([.F69]) &gt; 0; [.F69]; [.E69])" office:value-type="string" office:string-value="ונהאַנדלעד אָפּעראַציע" calcext:value-type="string">
            <text:p>ונהאַנדלעד אָפּעראַציע</text:p>
          </table:table-cell>
          <table:table-cell table:style-name="ce8" table:formula="of:=IFERROR(__xludf.dummyfunction(&quot;upper(googletranslate(A69,$A$1,&quot;&quot;en&quot;&quot;))&quot;);&quot;UNHONDLED OPERATION&quot;)" office:value-type="string" office:string-value="UNHONDLED OPERATION" calcext:value-type="string">
            <text:p>UNHONDLED OPERATION</text:p>
          </table:table-cell>
          <table:table-cell table:style-name="ce2" table:formula="of:=[$errors.A28]" office:value-type="string" office:string-value="UNHANDLED OPERATION" calcext:value-type="string">
            <text:p>UNHANDLED OPERATION</text:p>
          </table:table-cell>
          <table:table-cell/>
          <table:table-cell table:style-name="ce2" table:formula="of:=IFERROR(__xludf.dummyfunction(&quot;UPPER(GOOGLETRANSLATE(if(len(D69) &gt; 0, D69, C69),&quot;&quot;en&quot;&quot;,$A$1))&quot;);&quot;ונהאַנדלעד אָפּעראַציע&quot;)" office:value-type="string" office:string-value="ונהאַנדלעד אָפּעראַציע" calcext:value-type="string">
            <text:p>ונהאַנדלעד אָפּעראַציע</text:p>
          </table:table-cell>
          <table:table-cell table:number-columns-repeated="1019"/>
        </table:table-row>
        <table:table-row table:style-name="ro1">
          <table:table-cell table:style-name="ce5" table:formula="of:=IF(LEN([.F70]) &gt; 0; [.F70]; [.E70])" office:value-type="string" office:string-value="ונהאַנדלעד אָפּעראַציע קאָד" calcext:value-type="string">
            <text:p>ונהאַנדלעד אָפּעראַציע קאָד</text:p>
          </table:table-cell>
          <table:table-cell table:style-name="ce8" table:formula="of:=IFERROR(__xludf.dummyfunction(&quot;upper(googletranslate(A70,$A$1,&quot;&quot;en&quot;&quot;))&quot;);&quot;UNHONDLED OPERATION CODE&quot;)" office:value-type="string" office:string-value="UNHONDLED OPERATION CODE" calcext:value-type="string">
            <text:p>UNHONDLED OPERATION CODE</text:p>
          </table:table-cell>
          <table:table-cell table:style-name="ce2" table:formula="of:=[$errors.A29]" office:value-type="string" office:string-value="UNHANDLED OPERATION CODE" calcext:value-type="string">
            <text:p>UNHANDLED OPERATION CODE</text:p>
          </table:table-cell>
          <table:table-cell/>
          <table:table-cell table:style-name="ce2" table:formula="of:=IFERROR(__xludf.dummyfunction(&quot;UPPER(GOOGLETRANSLATE(if(len(D70) &gt; 0, D70, C70),&quot;&quot;en&quot;&quot;,$A$1))&quot;);&quot;ונהאַנדלעד אָפּעראַציע קאָד&quot;)" office:value-type="string" office:string-value="ונהאַנדלעד אָפּעראַציע קאָד" calcext:value-type="string">
            <text:p>ונהאַנדלעד אָפּעראַציע קאָד</text:p>
          </table:table-cell>
          <table:table-cell table:number-columns-repeated="1019"/>
        </table:table-row>
        <table:table-row table:style-name="ro1">
          <table:table-cell table:style-name="ce5" table:formula="of:=IF(LEN([.F71]) &gt; 0; [.F71]; [.E71])" office:value-type="string" office:string-value="אומבאַקאַנט אויב פירמע" calcext:value-type="string">
            <text:p>אומבאַקאַנט אויב פירמע</text:p>
          </table:table-cell>
          <table:table-cell table:style-name="ce8" table:formula="of:=IFERROR(__xludf.dummyfunction(&quot;upper(googletranslate(A71,$A$1,&quot;&quot;en&quot;&quot;))&quot;);&quot;UNKNOWN IF COMPANY&quot;)" office:value-type="string" office:string-value="UNKNOWN IF COMPANY" calcext:value-type="string">
            <text:p>UNKNOWN IF COMPANY</text:p>
          </table:table-cell>
          <table:table-cell table:style-name="ce2" table:formula="of:=[$errors.A30]" office:value-type="string" office:string-value="UNKNOWN IF LABEL" calcext:value-type="string">
            <text:p>UNKNOWN IF LABEL</text:p>
          </table:table-cell>
          <table:table-cell/>
          <table:table-cell table:style-name="ce2" table:formula="of:=IFERROR(__xludf.dummyfunction(&quot;UPPER(GOOGLETRANSLATE(if(len(D71) &gt; 0, D71, C71),&quot;&quot;en&quot;&quot;,$A$1))&quot;);&quot;אומבאַקאַנט אויב פירמע&quot;)" office:value-type="string" office:string-value="אומבאַקאַנט אויב פירמע" calcext:value-type="string">
            <text:p>אומבאַקאַנט אויב פירמע</text:p>
          </table:table-cell>
          <table:table-cell table:number-columns-repeated="1019"/>
        </table:table-row>
        <table:table-row table:style-name="ro1">
          <table:table-cell table:style-name="ce5" table:formula="of:=IF(LEN([.F72]) &gt; 0; [.F72]; [.E72])" office:value-type="string" office:string-value="אַנרעקאַגנייזד טאָפּל מאַט אָפּעראַציע" calcext:value-type="string">
            <text:p>אַנרעקאַגנייזד טאָפּל מאַט אָפּעראַציע</text:p>
          </table:table-cell>
          <table:table-cell table:style-name="ce8" table:formula="of:=IFERROR(__xludf.dummyfunction(&quot;upper(googletranslate(A72,$A$1,&quot;&quot;en&quot;&quot;))&quot;);&quot;UNRECOGNIZED DOUBLE MATH OPERATION&quot;)" office:value-type="string" office:string-value="UNRECOGNIZED DOUBLE MATH OPERATION" calcext:value-type="string">
            <text:p>UNRECOGNIZED DOUBLE MATH OPERATION</text:p>
          </table:table-cell>
          <table:table-cell table:style-name="ce2" table:formula="of:=[$errors.A31]" office:value-type="string" office:string-value="UNRECOGNIZED DOUBLE MATH OPERATION" calcext:value-type="string">
            <text:p>UNRECOGNIZED DOUBLE MATH OPERATION</text:p>
          </table:table-cell>
          <table:table-cell/>
          <table:table-cell table:style-name="ce2" table:formula="of:=IFERROR(__xludf.dummyfunction(&quot;UPPER(GOOGLETRANSLATE(if(len(D72) &gt; 0, D72, C72),&quot;&quot;en&quot;&quot;,$A$1))&quot;);&quot;אַנרעקאַגנייזד טאָפּל מאַט אָפּעראַציע&quot;)" office:value-type="string" office:string-value="אַנרעקאַגנייזד טאָפּל מאַט אָפּעראַציע" calcext:value-type="string">
            <text:p>אַנרעקאַגנייזד טאָפּל מאַט אָפּעראַציע</text:p>
          </table:table-cell>
          <table:table-cell table:number-columns-repeated="1019"/>
        </table:table-row>
        <table:table-row table:style-name="ro1">
          <table:table-cell table:style-name="ce5" table:formula="of:=IF(LEN([.F73]) &gt; 0; [.F73]; [.E73])" office:value-type="string" office:string-value="אַנרעקאַגנייזד פונקציע דעפֿיניציע" calcext:value-type="string">
            <text:p>אַנרעקאַגנייזד פונקציע דעפֿיניציע</text:p>
          </table:table-cell>
          <table:table-cell table:style-name="ce8" table:formula="of:=IFERROR(__xludf.dummyfunction(&quot;upper(googletranslate(A73,$A$1,&quot;&quot;en&quot;&quot;))&quot;);&quot;UNRECOGNIZED FUNCTION DEFINITION&quot;)" office:value-type="string" office:string-value="UNRECOGNIZED FUNCTION DEFINITION" calcext:value-type="string">
            <text:p>UNRECOGNIZED FUNCTION DEFINITION</text:p>
          </table:table-cell>
          <table:table-cell table:style-name="ce2" table:formula="of:=[$errors.A32]" office:value-type="string" office:string-value="UNRECOGNIZED FUNCTION DEFINITION" calcext:value-type="string">
            <text:p>UNRECOGNIZED FUNCTION DEFINITION</text:p>
          </table:table-cell>
          <table:table-cell/>
          <table:table-cell table:style-name="ce2" table:formula="of:=IFERROR(__xludf.dummyfunction(&quot;UPPER(GOOGLETRANSLATE(if(len(D73) &gt; 0, D73, C73),&quot;&quot;en&quot;&quot;,$A$1))&quot;);&quot;אַנרעקאַגנייזד פונקציע דעפֿיניציע&quot;)" office:value-type="string" office:string-value="אַנרעקאַגנייזד פונקציע דעפֿיניציע" calcext:value-type="string">
            <text:p>אַנרעקאַגנייזד פונקציע דעפֿיניציע</text:p>
          </table:table-cell>
          <table:table-cell table:number-columns-repeated="1019"/>
        </table:table-row>
        <table:table-row table:style-name="ro1">
          <table:table-cell table:style-name="ce5" table:formula="of:=IF(LEN([.F74]) &gt; 0; [.F74]; [.E74])" office:value-type="string" office:string-value="אַנרעקאַגנייזד GOSUB לאַבעל" calcext:value-type="string">
            <text:p>אַנרעקאַגנייזד GOSUB לאַבעל</text:p>
          </table:table-cell>
          <table:table-cell table:style-name="ce8" table:formula="of:=IFERROR(__xludf.dummyfunction(&quot;upper(googletranslate(A74,$A$1,&quot;&quot;en&quot;&quot;))&quot;);&quot;UNRECOGNIZED GOSUB LABEL&quot;)" office:value-type="string" office:string-value="UNRECOGNIZED GOSUB LABEL" calcext:value-type="string">
            <text:p>UNRECOGNIZED GOSUB LABEL</text:p>
          </table:table-cell>
          <table:table-cell table:style-name="ce2" table:formula="of:=[$errors.A33]" office:value-type="string" office:string-value="UNRECOGNIZED GOSUB LABEL" calcext:value-type="string">
            <text:p>UNRECOGNIZED GOSUB LABEL</text:p>
          </table:table-cell>
          <table:table-cell/>
          <table:table-cell table:style-name="ce2" table:formula="of:=IFERROR(__xludf.dummyfunction(&quot;UPPER(GOOGLETRANSLATE(if(len(D74) &gt; 0, D74, C74),&quot;&quot;en&quot;&quot;,$A$1))&quot;);&quot;אַנרעקאַגנייזד GOSUB לאַבעל&quot;)" office:value-type="string" office:string-value="אַנרעקאַגנייזד GOSUB לאַבעל" calcext:value-type="string">
            <text:p>אַנרעקאַגנייזד GOSUB לאַבעל</text:p>
          </table:table-cell>
          <table:table-cell table:number-columns-repeated="1019"/>
        </table:table-row>
        <table:table-row table:style-name="ro1">
          <table:table-cell table:style-name="ce5" table:formula="of:=IF(LEN([.F75]) &gt; 0; [.F75]; [.E75])" office:value-type="string" office:string-value="אַנרעקאַגנייזד גאָטאָ פירמע" calcext:value-type="string">
            <text:p>אַנרעקאַגנייזד גאָטאָ פירמע</text:p>
          </table:table-cell>
          <table:table-cell table:style-name="ce8" table:formula="of:=IFERROR(__xludf.dummyfunction(&quot;upper(googletranslate(A75,$A$1,&quot;&quot;en&quot;&quot;))&quot;);&quot;UNRECOGNIZED GOTO COMPANY&quot;)" office:value-type="string" office:string-value="UNRECOGNIZED GOTO COMPANY" calcext:value-type="string">
            <text:p>UNRECOGNIZED GOTO COMPANY</text:p>
          </table:table-cell>
          <table:table-cell table:style-name="ce2" table:formula="of:=[$errors.A34]" office:value-type="string" office:string-value="UNRECOGNIZED GOTO LABEL" calcext:value-type="string">
            <text:p>UNRECOGNIZED GOTO LABEL</text:p>
          </table:table-cell>
          <table:table-cell/>
          <table:table-cell table:style-name="ce2" table:formula="of:=IFERROR(__xludf.dummyfunction(&quot;UPPER(GOOGLETRANSLATE(if(len(D75) &gt; 0, D75, C75),&quot;&quot;en&quot;&quot;,$A$1))&quot;);&quot;אַנרעקאַגנייזד גאָטאָ פירמע&quot;)" office:value-type="string" office:string-value="אַנרעקאַגנייזד גאָטאָ פירמע" calcext:value-type="string">
            <text:p>אַנרעקאַגנייזד גאָטאָ פירמע</text:p>
          </table:table-cell>
          <table:table-cell table:number-columns-repeated="1019"/>
        </table:table-row>
        <table:table-row table:style-name="ro1">
          <table:table-cell table:style-name="ce5" table:formula="of:=IF(LEN([.F76]) &gt; 0; [.F76]; [.E76])" office:value-type="string" office:string-value="אַנרעקאַגנייזד אַרייַנשרייַב" calcext:value-type="string">
            <text:p>אַנרעקאַגנייזד אַרייַנשרייַב</text:p>
          </table:table-cell>
          <table:table-cell table:style-name="ce8" table:formula="of:=IFERROR(__xludf.dummyfunction(&quot;upper(googletranslate(A76,$A$1,&quot;&quot;en&quot;&quot;))&quot;);&quot;UNRECOGNIZED INPUT&quot;)" office:value-type="string" office:string-value="UNRECOGNIZED INPUT" calcext:value-type="string">
            <text:p>UNRECOGNIZED INPUT</text:p>
          </table:table-cell>
          <table:table-cell table:style-name="ce2" table:formula="of:=[$errors.A35]" office:value-type="string" office:string-value="UNRECOGNIZED INPUT" calcext:value-type="string">
            <text:p>UNRECOGNIZED INPUT</text:p>
          </table:table-cell>
          <table:table-cell/>
          <table:table-cell table:style-name="ce2" table:formula="of:=IFERROR(__xludf.dummyfunction(&quot;UPPER(GOOGLETRANSLATE(if(len(D76) &gt; 0, D76, C76),&quot;&quot;en&quot;&quot;,$A$1))&quot;);&quot;אַנרעקאַגנייזד אַרייַנשרייַב&quot;)" office:value-type="string" office:string-value="אַנרעקאַגנייזד אַרייַנשרייַב" calcext:value-type="string">
            <text:p>אַנרעקאַגנייזד אַרייַנשרייַב</text:p>
          </table:table-cell>
          <table:table-cell table:number-columns-repeated="1019"/>
        </table:table-row>
        <table:table-row table:style-name="ro1">
          <table:table-cell table:style-name="ce5" table:formula="of:=IF(LEN([.F77]) &gt; 0; [.F77]; [.E77])" office:value-type="string" office:string-value="אַנרעקאַגנייזד ינטאַדזשער מאַט אָפּעראַציע" calcext:value-type="string">
            <text:p>אַנרעקאַגנייזד ינטאַדזשער מאַט אָפּעראַציע</text:p>
          </table:table-cell>
          <table:table-cell table:style-name="ce8" table:formula="of:=IFERROR(__xludf.dummyfunction(&quot;upper(googletranslate(A77,$A$1,&quot;&quot;en&quot;&quot;))&quot;);&quot;UNRECOGNIZES INTEGER MATH OPERATION&quot;)" office:value-type="string" office:string-value="UNRECOGNIZES INTEGER MATH OPERATION" calcext:value-type="string">
            <text:p>UNRECOGNIZES INTEGER MATH OPERATION</text:p>
          </table:table-cell>
          <table:table-cell table:style-name="ce2" table:formula="of:=[$errors.A36]" office:value-type="string" office:string-value="UNRECOGNIZED INTEGER MATH OPERATION" calcext:value-type="string">
            <text:p>UNRECOGNIZED INTEGER MATH OPERATION</text:p>
          </table:table-cell>
          <table:table-cell/>
          <table:table-cell table:style-name="ce2" table:formula="of:=IFERROR(__xludf.dummyfunction(&quot;UPPER(GOOGLETRANSLATE(if(len(D77) &gt; 0, D77, C77),&quot;&quot;en&quot;&quot;,$A$1))&quot;);&quot;אַנרעקאַגנייזד ינטאַדזשער מאַט אָפּעראַציע&quot;)" office:value-type="string" office:string-value="אַנרעקאַגנייזד ינטאַדזשער מאַט אָפּעראַציע" calcext:value-type="string">
            <text:p>אַנרעקאַגנייזד ינטאַדזשער מאַט אָפּעראַציע</text:p>
          </table:table-cell>
          <table:table-cell table:number-columns-repeated="1019"/>
        </table:table-row>
        <table:table-row table:style-name="ro1">
          <table:table-cell table:style-name="ce5" table:formula="of:=IF(LEN([.F78]) &gt; 0; [.F78]; [.E78])" office:value-type="string" office:string-value="אַנרעקאַגנייזד מאַטאַמאַטיק טיפּ" calcext:value-type="string">
            <text:p>אַנרעקאַגנייזד מאַטאַמאַטיק טיפּ</text:p>
          </table:table-cell>
          <table:table-cell table:style-name="ce8" table:formula="of:=IFERROR(__xludf.dummyfunction(&quot;upper(googletranslate(A78,$A$1,&quot;&quot;en&quot;&quot;))&quot;);&quot;UNRECOGNIZED MATHEMATIC TYPE&quot;)" office:value-type="string" office:string-value="UNRECOGNIZED MATHEMATIC TYPE" calcext:value-type="string">
            <text:p>UNRECOGNIZED MATHEMATIC TYPE</text:p>
          </table:table-cell>
          <table:table-cell table:style-name="ce2" table:formula="of:=[$errors.A37]" office:value-type="string" office:string-value="UNRECOGNIZED MATH TYPE" calcext:value-type="string">
            <text:p>UNRECOGNIZED MATH TYPE</text:p>
          </table:table-cell>
          <table:table-cell/>
          <table:table-cell table:style-name="ce2" table:formula="of:=IFERROR(__xludf.dummyfunction(&quot;UPPER(GOOGLETRANSLATE(if(len(D78) &gt; 0, D78, C78),&quot;&quot;en&quot;&quot;,$A$1))&quot;);&quot;אַנרעקאַגנייזד מאַטאַמאַטיק טיפּ&quot;)" office:value-type="string" office:string-value="אַנרעקאַגנייזד מאַטאַמאַטיק טיפּ" calcext:value-type="string">
            <text:p>אַנרעקאַגנייזד מאַטאַמאַטיק טיפּ</text:p>
          </table:table-cell>
          <table:table-cell table:number-columns-repeated="1019"/>
        </table:table-row>
        <table:table-row table:style-name="ro1">
          <table:table-cell table:style-name="ce5" table:formula="of:=IF(LEN([.F79]) &gt; 0; [.F79]; [.E79])" office:value-type="string" office:string-value="אַנרעקאַגנייזד ווייַטער בייַטעוודיק" calcext:value-type="string">
            <text:p>אַנרעקאַגנייזד ווייַטער בייַטעוודיק</text:p>
          </table:table-cell>
          <table:table-cell table:style-name="ce8" table:formula="of:=IFERROR(__xludf.dummyfunction(&quot;upper(googletranslate(A79,$A$1,&quot;&quot;en&quot;&quot;))&quot;);&quot;UNRECOGNIZED FURTHER VARIABLE&quot;)" office:value-type="string" office:string-value="UNRECOGNIZED FURTHER VARIABLE" calcext:value-type="string">
            <text:p>UNRECOGNIZED FURTHER VARIABLE</text:p>
          </table:table-cell>
          <table:table-cell table:style-name="ce2" table:formula="of:=[$errors.A38]" office:value-type="string" office:string-value="UNRECOGNIZED NEXT VARIABLE" calcext:value-type="string">
            <text:p>UNRECOGNIZED NEXT VARIABLE</text:p>
          </table:table-cell>
          <table:table-cell/>
          <table:table-cell table:style-name="ce2" table:formula="of:=IFERROR(__xludf.dummyfunction(&quot;UPPER(GOOGLETRANSLATE(if(len(D79) &gt; 0, D79, C79),&quot;&quot;en&quot;&quot;,$A$1))&quot;);&quot;אַנרעקאַגנייזד ווייַטער בייַטעוודיק&quot;)" office:value-type="string" office:string-value="אַנרעקאַגנייזד ווייַטער בייַטעוודיק" calcext:value-type="string">
            <text:p>אַנרעקאַגנייזד ווייַטער בייַטעוודיק</text:p>
          </table:table-cell>
          <table:table-cell table:number-columns-repeated="1019"/>
        </table:table-row>
        <table:table-row table:style-name="ro1">
          <table:table-cell table:style-name="ce5" table:formula="of:=IF(LEN([.F80]) &gt; 0; [.F80]; [.E80])" office:value-type="string" office:string-value="אַנרעקאַגנייזד אַפּ אין דרוקן" calcext:value-type="string">
            <text:p>אַנרעקאַגנייזד אַפּ אין דרוקן</text:p>
          </table:table-cell>
          <table:table-cell table:style-name="ce8" table:formula="of:=IFERROR(__xludf.dummyfunction(&quot;upper(googletranslate(A80,$A$1,&quot;&quot;en&quot;&quot;))&quot;);&quot;UNRECOGNIZED APP IN PRINT&quot;)" office:value-type="string" office:string-value="UNRECOGNIZED APP IN PRINT" calcext:value-type="string">
            <text:p>UNRECOGNIZED APP IN PRINT</text:p>
          </table:table-cell>
          <table:table-cell table:style-name="ce2" table:formula="of:=[$errors.A39]" office:value-type="string" office:string-value="UNRECOGNIZED OP IN PRINT" calcext:value-type="string">
            <text:p>UNRECOGNIZED OP IN PRINT</text:p>
          </table:table-cell>
          <table:table-cell/>
          <table:table-cell table:style-name="ce2" table:formula="of:=IFERROR(__xludf.dummyfunction(&quot;UPPER(GOOGLETRANSLATE(if(len(D80) &gt; 0, D80, C80),&quot;&quot;en&quot;&quot;,$A$1))&quot;);&quot;אַנרעקאַגנייזד אַפּ אין דרוקן&quot;)" office:value-type="string" office:string-value="אַנרעקאַגנייזד אַפּ אין דרוקן" calcext:value-type="string">
            <text:p>אַנרעקאַגנייזד אַפּ אין דרוקן</text:p>
          </table:table-cell>
          <table:table-cell table:number-columns-repeated="1019"/>
        </table:table-row>
        <table:table-row table:style-name="ro1">
          <table:table-cell table:style-name="ce5" table:formula="of:=IF(LEN([.F81]) &gt; 0; [.F81]; [.E81])" office:value-type="string" office:string-value="אַנרעקאַגנייזד באַרדאַסדיק מאַט אָפּעראַציע" calcext:value-type="string">
            <text:p>אַנרעקאַגנייזד באַרדאַסדיק מאַט אָפּעראַציע</text:p>
          </table:table-cell>
          <table:table-cell table:style-name="ce8" table:formula="of:=IFERROR(__xludf.dummyfunction(&quot;upper(googletranslate(A81,$A$1,&quot;&quot;en&quot;&quot;))&quot;);&quot;UNRECOGNIZED RATIONAL MATH OPERATION&quot;)" office:value-type="string" office:string-value="UNRECOGNIZED RATIONAL MATH OPERATION" calcext:value-type="string">
            <text:p>UNRECOGNIZED RATIONAL MATH OPERATION</text:p>
          </table:table-cell>
          <table:table-cell table:style-name="ce2" table:formula="of:=[$errors.A40]" office:value-type="string" office:string-value="UNRECOGNIZED RATIONAL MATH OPERATION" calcext:value-type="string">
            <text:p>UNRECOGNIZED RATIONAL MATH OPERATION</text:p>
          </table:table-cell>
          <table:table-cell/>
          <table:table-cell table:style-name="ce2" table:formula="of:=IFERROR(__xludf.dummyfunction(&quot;UPPER(GOOGLETRANSLATE(if(len(D81) &gt; 0, D81, C81),&quot;&quot;en&quot;&quot;,$A$1))&quot;);&quot;אַנרעקאַגנייזד באַרדאַסדיק מאַט אָפּעראַציע&quot;)" office:value-type="string" office:string-value="אַנרעקאַגנייזד באַרדאַסדיק מאַט אָפּעראַציע" calcext:value-type="string">
            <text:p>אַנרעקאַגנייזד באַרדאַסדיק מאַט אָפּעראַציע</text:p>
          </table:table-cell>
          <table:table-cell table:number-columns-repeated="1019"/>
        </table:table-row>
        <table:table-row table:style-name="ro1">
          <table:table-cell table:style-name="ce5" table:formula="of:=IF(LEN([.F82]) &gt; 0; [.F82]; [.E82])" office:value-type="string" office:string-value="אַנרעקאַגנייזד בייַטעוודיק טיפּ" calcext:value-type="string">
            <text:p>אַנרעקאַגנייזד בייַטעוודיק טיפּ</text:p>
          </table:table-cell>
          <table:table-cell table:style-name="ce8" table:formula="of:=IFERROR(__xludf.dummyfunction(&quot;upper(googletranslate(A82,$A$1,&quot;&quot;en&quot;&quot;))&quot;);&quot;UNRECOGNIZED VARIABLE TYPE&quot;)" office:value-type="string" office:string-value="UNRECOGNIZED VARIABLE TYPE" calcext:value-type="string">
            <text:p>UNRECOGNIZED VARIABLE TYPE</text:p>
          </table:table-cell>
          <table:table-cell table:style-name="ce2" table:formula="of:=[$errors.A41]" office:value-type="string" office:string-value="UNRECOGNIZED VARIABLE TYPE" calcext:value-type="string">
            <text:p>UNRECOGNIZED VARIABLE TYPE</text:p>
          </table:table-cell>
          <table:table-cell/>
          <table:table-cell table:style-name="ce2" table:formula="of:=IFERROR(__xludf.dummyfunction(&quot;UPPER(GOOGLETRANSLATE(if(len(D82) &gt; 0, D82, C82),&quot;&quot;en&quot;&quot;,$A$1))&quot;);&quot;אַנרעקאַגנייזד בייַטעוודיק טיפּ&quot;)" office:value-type="string" office:string-value="אַנרעקאַגנייזד בייַטעוודיק טיפּ" calcext:value-type="string">
            <text:p>אַנרעקאַגנייזד בייַטעוודיק טיפּ</text:p>
          </table:table-cell>
          <table:table-cell table:number-columns-repeated="1019"/>
        </table:table-row>
        <table:table-row table:style-name="ro1">
          <table:table-cell table:style-name="ce5" table:formula="of:=IF(LEN([.F83]) &gt; 0; [.F83]; [.E83])" office:value-type="string" office:string-value="ונעט סוויווע בייַטעוודיק" calcext:value-type="string">
            <text:p>ונעט סוויווע בייַטעוודיק</text:p>
          </table:table-cell>
          <table:table-cell table:style-name="ce8" table:formula="of:=IFERROR(__xludf.dummyfunction(&quot;upper(googletranslate(A83,$A$1,&quot;&quot;en&quot;&quot;))&quot;);&quot;ULET ENVIRONMENT VARIABLE&quot;)" office:value-type="string" office:string-value="ULET ENVIRONMENT VARIABLE" calcext:value-type="string">
            <text:p>ULET ENVIRONMENT VARIABLE</text:p>
          </table:table-cell>
          <table:table-cell table:style-name="ce2" table:formula="of:=[$errors.A42]" office:value-type="string" office:string-value="UNSET ENVIRONMENT VARIABLE" calcext:value-type="string">
            <text:p>UNSET ENVIRONMENT VARIABLE</text:p>
          </table:table-cell>
          <table:table-cell/>
          <table:table-cell table:style-name="ce2" table:formula="of:=IFERROR(__xludf.dummyfunction(&quot;UPPER(GOOGLETRANSLATE(if(len(D83) &gt; 0, D83, C83),&quot;&quot;en&quot;&quot;,$A$1))&quot;);&quot;ונעט סוויווע בייַטעוודיק&quot;)" office:value-type="string" office:string-value="ונעט סוויווע בייַטעוודיק" calcext:value-type="string">
            <text:p>ונעט סוויווע בייַטעוודיק</text:p>
          </table:table-cell>
          <table:table-cell table:number-columns-repeated="1019"/>
        </table:table-row>
        <table:table-row table:style-name="ro1">
          <table:table-cell table:style-name="ce5" table:formula="of:=IF(LEN([.F84]) &gt; 0; [.F84]; [.E84])" office:value-type="string" office:string-value="וואַריאַנטע / מענגע דעפֿיניציע מיסמאַטש" calcext:value-type="string">
            <text:p>וואַריאַנטע / מענגע דעפֿיניציע מיסמאַטש</text:p>
          </table:table-cell>
          <table:table-cell table:style-name="ce8" table:formula="of:=IFERROR(__xludf.dummyfunction(&quot;upper(googletranslate(A84,$A$1,&quot;&quot;en&quot;&quot;))&quot;);&quot;VARIANTE / ARRAY DEFINITION MISMATCH&quot;)" office:value-type="string" office:string-value="VARIANTE / ARRAY DEFINITION MISMATCH" calcext:value-type="string">
            <text:p>VARIANTE / ARRAY DEFINITION MISMATCH</text:p>
          </table:table-cell>
          <table:table-cell table:style-name="ce2" table:formula="of:=[$errors.A43]" office:value-type="string" office:string-value="VARIABLE / ARRAY DEFINITION MISMATCH" calcext:value-type="string">
            <text:p>VARIABLE / ARRAY DEFINITION MISMATCH</text:p>
          </table:table-cell>
          <table:table-cell/>
          <table:table-cell table:style-name="ce2" table:formula="of:=IFERROR(__xludf.dummyfunction(&quot;UPPER(GOOGLETRANSLATE(if(len(D84) &gt; 0, D84, C84),&quot;&quot;en&quot;&quot;,$A$1))&quot;);&quot;וואַריאַנטע / מענגע דעפֿיניציע מיסמאַטש&quot;)" office:value-type="string" office:string-value="וואַריאַנטע / מענגע דעפֿיניציע מיסמאַטש" calcext:value-type="string">
            <text:p>וואַריאַנטע / מענגע דעפֿיניציע מיסמאַטש</text:p>
          </table:table-cell>
          <table:table-cell table:number-columns-repeated="1019"/>
        </table:table-row>
        <table:table-row table:style-name="ro1">
          <table:table-cell table:style-name="ce5" table:formula="of:=IF(LEN([.F85]) &gt; 0; [.F85]; [.E85])" office:value-type="string" office:string-value="וואַריאַבלע דיפיינד ווי מענגע" calcext:value-type="string">
            <text:p>וואַריאַבלע דיפיינד ווי מענגע</text:p>
          </table:table-cell>
          <table:table-cell table:style-name="ce8" table:formula="of:=IFERROR(__xludf.dummyfunction(&quot;upper(googletranslate(A85,$A$1,&quot;&quot;en&quot;&quot;))&quot;);&quot;VARIABLE DEFINED AS ARRAY&quot;)" office:value-type="string" office:string-value="VARIABLE DEFINED AS ARRAY" calcext:value-type="string">
            <text:p>VARIABLE DEFINED AS ARRAY</text:p>
          </table:table-cell>
          <table:table-cell table:style-name="ce2" table:formula="of:=[$errors.A44]" office:value-type="string" office:string-value="VARIABLE DEFINED AS ARRAY" calcext:value-type="string">
            <text:p>VARIABLE DEFINED AS ARRAY</text:p>
          </table:table-cell>
          <table:table-cell/>
          <table:table-cell table:style-name="ce2" table:formula="of:=IFERROR(__xludf.dummyfunction(&quot;UPPER(GOOGLETRANSLATE(if(len(D85) &gt; 0, D85, C85),&quot;&quot;en&quot;&quot;,$A$1))&quot;);&quot;וואַריאַבלע דיפיינד ווי מענגע&quot;)" office:value-type="string" office:string-value="וואַריאַבלע דיפיינד ווי מענגע" calcext:value-type="string">
            <text:p>וואַריאַבלע דיפיינד ווי מענגע</text:p>
          </table:table-cell>
          <table:table-cell table:number-columns-repeated="1019"/>
        </table:table-row>
        <table:table-row table:style-name="ro1">
          <table:table-cell table:style-name="ce5" table:formula="of:=IF(LEN([.F86]) &gt; 0; [.F86]; [.E86])" office:value-type="string" office:string-value="וואַריאַבלע דיפיינד ווי ניט מער" calcext:value-type="string">
            <text:p>וואַריאַבלע דיפיינד ווי ניט מער</text:p>
          </table:table-cell>
          <table:table-cell table:style-name="ce8" table:formula="of:=IFERROR(__xludf.dummyfunction(&quot;upper(googletranslate(A86,$A$1,&quot;&quot;en&quot;&quot;))&quot;);&quot;VARIABLE DEFINED AS NO MORE&quot;)" office:value-type="string" office:string-value="VARIABLE DEFINED AS NO MORE" calcext:value-type="string">
            <text:p>VARIABLE DEFINED AS NO MORE</text:p>
          </table:table-cell>
          <table:table-cell table:style-name="ce2" table:formula="of:=[$errors.A45]" office:value-type="string" office:string-value="VARIABLE DEFINED AS NONARRAY" calcext:value-type="string">
            <text:p>VARIABLE DEFINED AS NONARRAY</text:p>
          </table:table-cell>
          <table:table-cell/>
          <table:table-cell table:style-name="ce2" table:formula="of:=IFERROR(__xludf.dummyfunction(&quot;UPPER(GOOGLETRANSLATE(if(len(D86) &gt; 0, D86, C86),&quot;&quot;en&quot;&quot;,$A$1))&quot;);&quot;וואַריאַבלע דיפיינד ווי ניט מער&quot;)" office:value-type="string" office:string-value="וואַריאַבלע דיפיינד ווי ניט מער" calcext:value-type="string">
            <text:p>וואַריאַבלע דיפיינד ווי ניט מער</text:p>
          </table:table-cell>
          <table:table-cell table:number-columns-repeated="1019"/>
        </table:table-row>
        <table:table-row table:style-name="ro1">
          <table:table-cell table:style-name="ce5" table:formula="of:=IF(LEN([.F87]) &gt; 0; [.F87]; [.E87])" office:value-type="string" office:string-value="וואַריאַבלע האט קיין ווערט" calcext:value-type="string">
            <text:p>וואַריאַבלע האט קיין ווערט</text:p>
          </table:table-cell>
          <table:table-cell table:style-name="ce8" table:formula="of:=IFERROR(__xludf.dummyfunction(&quot;upper(googletranslate(A87,$A$1,&quot;&quot;en&quot;&quot;))&quot;);&quot;VARIABLE HAS NO VALUE&quot;)" office:value-type="string" office:string-value="VARIABLE HAS NO VALUE" calcext:value-type="string">
            <text:p>VARIABLE HAS NO VALUE</text:p>
          </table:table-cell>
          <table:table-cell table:style-name="ce2" table:formula="of:=[$errors.A46]" office:value-type="string" office:string-value="VARIABLE HAS NO VALUE" calcext:value-type="string">
            <text:p>VARIABLE HAS NO VALUE</text:p>
          </table:table-cell>
          <table:table-cell/>
          <table:table-cell table:style-name="ce2" table:formula="of:=IFERROR(__xludf.dummyfunction(&quot;UPPER(GOOGLETRANSLATE(if(len(D87) &gt; 0, D87, C87),&quot;&quot;en&quot;&quot;,$A$1))&quot;);&quot;וואַריאַבלע האט קיין ווערט&quot;)" office:value-type="string" office:string-value="וואַריאַבלע האט קיין ווערט" calcext:value-type="string">
            <text:p>וואַריאַבלע האט קיין ווערט</text:p>
          </table:table-cell>
          <table:table-cell table:number-columns-repeated="1019"/>
        </table:table-row>
        <table:table-row table:style-name="ro1">
          <table:table-cell table:style-name="ce5" table:formula="of:=IF(LEN([.F88]) &gt; 0; [.F88]; [.E88])" office:value-type="string" office:string-value="וואַריאַבלע איז נישט אַ מענגע" calcext:value-type="string">
            <text:p>וואַריאַבלע איז נישט אַ מענגע</text:p>
          </table:table-cell>
          <table:table-cell table:style-name="ce8" table:formula="of:=IFERROR(__xludf.dummyfunction(&quot;upper(googletranslate(A88,$A$1,&quot;&quot;en&quot;&quot;))&quot;);&quot;VARIABLE IS NOT AN ARRAY&quot;)" office:value-type="string" office:string-value="VARIABLE IS NOT AN ARRAY" calcext:value-type="string">
            <text:p>VARIABLE IS NOT AN ARRAY</text:p>
          </table:table-cell>
          <table:table-cell table:style-name="ce2" table:formula="of:=[$errors.A47]" office:value-type="string" office:string-value="VARIABLE IS NOT AN ARRAY" calcext:value-type="string">
            <text:p>VARIABLE IS NOT AN ARRAY</text:p>
          </table:table-cell>
          <table:table-cell/>
          <table:table-cell table:style-name="ce2" table:formula="of:=IFERROR(__xludf.dummyfunction(&quot;UPPER(GOOGLETRANSLATE(if(len(D88) &gt; 0, D88, C88),&quot;&quot;en&quot;&quot;,$A$1))&quot;);&quot;וואַריאַבלע איז נישט אַ מענגע&quot;)" office:value-type="string" office:string-value="וואַריאַבלע איז נישט אַ מענגע" calcext:value-type="string">
            <text:p>וואַריאַבלע איז נישט אַ מענגע</text:p>
          </table:table-cell>
          <table:table-cell table:number-columns-repeated="1019"/>
        </table:table-row>
        <table:table-row table:style-name="ro2" table:number-rows-repeated="1048487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lang_yi.A3:lang_yi.A40">
            <calcext:condition calcext:apply-style-name="ConditionalStyle_1" calcext:value="formula-is(COUNTIF([.$A$3:.$A$40];[.$A3])&gt;1)" calcext:base-cell-address="lang_yi.A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Inconsolata" svg:font-family="Inconsolat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" style:display-name="ConditionalStyle_1" style:family="table-cell" style:parent-style-name="Default">
      <style:table-cell-properties fo:background-color="#ff99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olybasic.tsv" style:display-name="PageStyle_polybasic.tsv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keywords" style:display-name="PageStyle_keyword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rrors" style:display-name="PageStyle_error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ang_5f_en" style:display-name="PageStyle_lang_e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ang_5f_ko" style:display-name="PageStyle_lang_k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ang_5f_fr" style:display-name="PageStyle_lang_f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ang_5f_de" style:display-name="PageStyle_lang_d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ang_5f_zh" style:display-name="PageStyle_lang_zh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ang_5f_es" style:display-name="PageStyle_lang_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ang_5f_ar" style:display-name="PageStyle_lang_a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ang_5f_ru" style:display-name="PageStyle_lang_ru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ang_5f_hi" style:display-name="PageStyle_lang_hi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ang_5f_bn" style:display-name="PageStyle_lang_b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ang_5f_pt" style:display-name="PageStyle_lang_p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ang_5f_in" style:display-name="PageStyle_lang_i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ang_5f_ja" style:display-name="PageStyle_lang_j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ang_5f_he" style:display-name="PageStyle_lang_h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ang_5f_eo" style:display-name="PageStyle_lang_e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ang_5f_sw" style:display-name="PageStyle_lang_sw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ang_5f_tl" style:display-name="PageStyle_lang_t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ang_5f_ur" style:display-name="PageStyle_lang_u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ang_5f_la" style:display-name="PageStyle_lang_l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ang_5f_cy" style:display-name="PageStyle_lang_c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ang_5f_zu" style:display-name="PageStyle_lang_zu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ang_5f_yi" style:display-name="PageStyle_lang_yi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5" meta:cell-count="9570" meta:object-count="0"/>
    <meta:generator>LibreOfficeDev/6.0.5.2$Linux_X86_64 LibreOffice_project/</meta:generator>
  </office:meta>
</office:document-meta>
</file>